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808080" draw:textarea-horizontal-align="justify" draw:textarea-vertical-align="middle" draw:auto-grow-height="false" fo:min-height="0.15cm" fo:min-width="0cm"/>
    </style:style>
    <style:style style:name="gr2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1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cm" fo:min-width="1.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5cm" fo:min-width="1.4cm" fo:padding-top="0cm" fo:padding-bottom="0cm" fo:padding-left="0cm" fo:padding-right="0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2" draw:fill="none" draw:textarea-vertical-align="middle"/>
    </style:style>
    <style:style style:name="gr1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cm" fo:min-width="1.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cm" fo:min-width="2.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12cm" fo:min-width="2.67cm" fo:padding-top="0.14cm" fo:padding-bottom="0.14cm" fo:padding-left="0.265cm" fo:padding-right="0.265cm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objectwithoutfill">
      <style:graphic-properties svg:stroke-color="#000000" draw:marker-start="Arrowheads_20_3" draw:marker-end="Arrowheads_20_3" draw:fill="none" draw:textarea-vertical-align="middle"/>
    </style:style>
    <style:style style:name="gr2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92cm" fo:min-width="2.67cm" fo:padding-top="0.14cm" fo:padding-bottom="0.14cm" fo:padding-left="0.265cm" fo:padding-right="0.265cm"/>
    </style:style>
    <style:style style:name="gr22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6cm" fo:min-width="3.156cm" fo:padding-top="0.135cm" fo:padding-bottom="0.135cm" fo:padding-left="0.26cm" fo:padding-right="0.26cm"/>
    </style:style>
    <style:style style:name="gr23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5cm" fo:min-width="2.756cm" fo:padding-top="0.135cm" fo:padding-bottom="0.135cm" fo:padding-left="0.26cm" fo:padding-right="0.26cm"/>
    </style:style>
    <style:style style:name="gr24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4cm" fo:min-width="3.456cm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26" style:family="graphic" style:parent-style-name="objectwithoutfill">
      <style:graphic-properties svg:stroke-color="#000000" draw:marker-end="Arrowheads_20_4" draw:fill="none" draw:textarea-vertical-align="middle"/>
    </style:style>
    <style:style style:name="gr27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32cm" fo:min-width="2.67cm" fo:padding-top="0.14cm" fo:padding-bottom="0.14cm" fo:padding-left="0.265cm" fo:padding-right="0.265cm"/>
    </style:style>
    <style:style style:name="gr28" style:family="graphic" style:parent-style-name="objectwithoutfill">
      <style:graphic-properties svg:stroke-width="0.02cm" svg:stroke-color="#000000" draw:marker-start-width="0.23cm" draw:marker-end="Arrowheads_20_5" draw:marker-end-width="0.23cm" draw:fill="none" draw:textarea-vertical-align="middle" fo:padding-top="0.135cm" fo:padding-bottom="0.135cm" fo:padding-left="0.26cm" fo:padding-right="0.2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7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28cm" fo:padding-top="0cm" fo:padding-bottom="0cm" fo:padding-left="0cm" fo:padding-right="0cm"/>
      <style:paragraph-properties style:writing-mode="lr-tb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6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9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8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8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3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12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svg:stroke-width="0.03cm" svg:stroke-color="#000000" draw:marker-start-width="0.245cm" draw:marker-end-width="0.245cm" draw:fill="none" draw:fill-color="#cccccc" draw:textarea-horizontal-align="justify" draw:textarea-vertical-align="middle" draw:auto-grow-height="false" fo:min-height="0.12cm" fo:min-width="5.07cm" fo:padding-top="0.14cm" fo:padding-bottom="0.14cm" fo:padding-left="0.265cm" fo:padding-right="0.265cm"/>
    </style:style>
    <style:style style:name="gr49" style:family="graphic" style:parent-style-name="standard">
      <style:graphic-properties svg:stroke-width="0.03cm" svg:stroke-color="#000000" draw:marker-start-width="0.245cm" draw:marker-end-width="0.245cm" draw:fill="none" draw:fill-color="#cccccc" draw:textarea-horizontal-align="justify" draw:textarea-vertical-align="middle" draw:auto-grow-height="false" fo:min-height="0.12cm" fo:min-width="0.27cm" fo:padding-top="0.14cm" fo:padding-bottom="0.14cm" fo:padding-left="0.265cm" fo:padding-right="0.265cm"/>
    </style:style>
    <style:style style:name="gr50" style:family="graphic" style:parent-style-name="objectwithoutfill">
      <style:graphic-properties svg:stroke-width="0.03cm" svg:stroke-color="#000000" draw:marker-start-width="0.245cm" draw:marker-end="Arrowheads_20_4" draw:marker-end-width="0.245cm" draw:fill="none" draw:textarea-vertical-align="middle" fo:padding-top="0.14cm" fo:padding-bottom="0.14cm" fo:padding-left="0.265cm" fo:padding-right="0.265cm"/>
    </style:style>
    <style:style style:name="gr5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018cm" fo:min-width="0.568cm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1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1.35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3cm" fo:min-width="1.01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5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37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.01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.695cm" fo:padding-top="0cm" fo:padding-bottom="0cm" fo:padding-left="0cm" fo:padding-right="0cm"/>
      <style:paragraph-properties style:writing-mode="lr-tb"/>
    </style:style>
    <style:style style:name="gr62" style:family="graphic" style:parent-style-name="objectwithoutfill">
      <style:graphic-properties svg:stroke-color="#000000" draw:marker-end="Arrowheads_20_6" draw:fill="none" draw:textarea-vertical-align="middle"/>
    </style:style>
    <style:style style:name="gr63" style:family="graphic" style:parent-style-name="objectwithoutfill">
      <style:graphic-properties draw:stroke="dash" draw:stroke-dash="Dot" svg:stroke-linecap="but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cm" fo:min-width="1.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8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2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03cm" fo:padding-top="0cm" fo:padding-bottom="0cm" fo:padding-left="0cm" fo:padding-right="0cm"/>
      <style:paragraph-properties style:writing-mode="lr-tb"/>
    </style:style>
    <style:style style:name="gr76" style:family="graphic" style:parent-style-name="objectwithoutfill">
      <style:graphic-properties svg:stroke-color="#000000" draw:marker-end="Arrowheads_20_8" draw:fill="none" draw:textarea-vertical-align="middle"/>
    </style:style>
    <style:style style:name="gr7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4cm" fo:min-width="0.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0.696cm" fo:min-width="7.348cm"/>
    </style:style>
    <style:style style:name="gr81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0.698cm" fo:min-width="7.348cm"/>
    </style:style>
    <style:style style:name="gr82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4" style:family="graphic" style:parent-style-name="standard">
      <style:graphic-properties draw:stroke="none" svg:stroke-color="#000000" draw:fill-color="#c9211e" draw:textarea-horizontal-align="justify" draw:textarea-vertical-align="middle" draw:auto-grow-height="false" fo:min-height="0cm" fo:min-width="0cm"/>
    </style:style>
    <style:style style:name="gr85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0.695cm" fo:min-width="7.34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6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solid" draw:stroke-dash="Dot" svg:stroke-color="#000000" svg:stroke-linecap="butt" draw:fill="none" draw:textarea-horizontal-align="justify" draw:textarea-vertical-align="middle" draw:auto-grow-height="false" fo:min-height="0.15cm" fo:min-width="6.4cm"/>
    </style:style>
    <style:style style:name="gr88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47cm" fo:min-width="1.424cm"/>
    </style:style>
    <style:style style:name="gr89" style:family="graphic" style:parent-style-name="standard">
      <style:graphic-properties draw:stroke="none" svg:stroke-color="#000000" draw:fill-color="#00a933" draw:textarea-horizontal-align="justify" draw:textarea-vertical-align="middle" draw:auto-grow-height="false" fo:min-height="0cm" fo:min-width="0cm"/>
    </style:style>
    <style:style style:name="gr90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47cm" fo:min-width="1.523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cm" fo:padding-top="0cm" fo:padding-bottom="0cm" fo:padding-left="0cm" fo:padding-right="0cm"/>
      <style:paragraph-properties style:writing-mode="lr-tb"/>
    </style:style>
    <style:style style:name="gr92" style:family="graphic" style:parent-style-name="objectwithoutfill">
      <style:graphic-properties svg:stroke-width="0.03cm" svg:stroke-color="#c9211e" draw:marker-start-width="0.245cm" draw:marker-end-width="0.245cm" draw:fill="none" draw:textarea-vertical-align="middle" fo:padding-top="0.14cm" fo:padding-bottom="0.14cm" fo:padding-left="0.265cm" fo:padding-right="0.26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 fo:padding-top="0cm" fo:padding-bottom="0cm" fo:padding-left="0cm" fo:padding-right="0cm"/>
      <style:paragraph-properties style:writing-mode="lr-tb"/>
    </style:style>
    <style:style style:name="gr94" style:family="graphic" style:parent-style-name="objectwithoutfill">
      <style:graphic-properties svg:stroke-width="0.03cm" svg:stroke-color="#00a933" draw:marker-start-width="0.245cm" draw:marker-end-width="0.245cm" draw:fill="none" draw:textarea-vertical-align="middle" fo:padding-top="0.14cm" fo:padding-bottom="0.14cm" fo:padding-left="0.265cm" fo:padding-right="0.265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6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5cm"/>
    </style:style>
    <style:style style:name="gr97" style:family="graphic" style:parent-style-name="standard">
      <style:graphic-properties draw:stroke="none" draw:fill-color="#c9211e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7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59cm" fo:padding-top="0cm" fo:padding-bottom="0cm" fo:padding-left="0cm" fo:padding-right="0cm"/>
      <style:paragraph-properties style:writing-mode="lr-tb"/>
    </style:style>
    <style:style style:name="gr104" style:family="graphic" style:parent-style-name="objectwithoutfill">
      <style:graphic-properties svg:stroke-width="0.02cm" svg:stroke-color="#c9211e" draw:marker-start-width="0.23cm" draw:marker-end="Arrowheads_20_7" draw:marker-end-width="0.23cm" draw:fill="none" draw:textarea-vertical-align="middle" fo:padding-top="0.135cm" fo:padding-bottom="0.135cm" fo:padding-left="0.26cm" fo:padding-right="0.26cm"/>
    </style:style>
    <style:style style:name="gr105" style:family="graphic" style:parent-style-name="objectwithoutfill">
      <style:graphic-properties svg:stroke-width="0.02cm" svg:stroke-color="#999999" draw:marker-start-width="0.23cm" draw:marker-end="Arrowheads_20_7" draw:marker-end-width="0.23cm" draw:fill="none" draw:textarea-vertical-align="middle" fo:padding-top="0.135cm" fo:padding-bottom="0.135cm" fo:padding-left="0.26cm" fo:padding-right="0.26cm"/>
    </style:style>
    <style:style style:name="gr106" style:family="graphic" style:parent-style-name="objectwithoutfill">
      <style:graphic-properties svg:stroke-width="0.02cm" svg:stroke-color="#2a6099" draw:marker-start-width="0.23cm" draw:marker-end="Arrowheads_20_7" draw:marker-end-width="0.23cm" draw:fill="none" draw:textarea-vertical-align="middle" fo:padding-top="0.135cm" fo:padding-bottom="0.135cm" fo:padding-left="0.26cm" fo:padding-right="0.26cm"/>
    </style:style>
    <style:style style:name="gr107" style:family="graphic" style:parent-style-name="objectwithoutfill">
      <style:graphic-properties svg:stroke-width="0.02cm" svg:stroke-color="#c9211e" draw:marker-start-width="0.23cm" draw:marker-end-width="0.23cm" draw:fill="none" draw:textarea-vertical-align="middle" fo:padding-top="0.135cm" fo:padding-bottom="0.135cm" fo:padding-left="0.26cm" fo:padding-right="0.2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-color="#55308d" draw:textarea-horizontal-align="justify" draw:textarea-vertical-align="middle" draw:auto-grow-height="false" fo:min-height="0cm" fo:min-width="0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2.16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0.884cm" fo:min-width="7.336cm"/>
    </style:style>
    <style:style style:name="gr114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0.886cm" fo:min-width="7.336cm"/>
    </style:style>
    <style:style style:name="gr115" style:family="graphic" style:parent-style-name="standard">
      <style:graphic-properties draw:stroke="none" svg:stroke-color="#000000" draw:fill-color="#55308d" draw:textarea-horizontal-align="justify" draw:textarea-vertical-align="middle" draw:auto-grow-height="false" fo:min-height="0cm" fo:min-width="0cm"/>
    </style:style>
    <style:style style:name="gr116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0.883cm" fo:min-width="7.336cm"/>
    </style:style>
    <style:style style:name="gr117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278cm" fo:min-width="1.432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 fo:padding-top="0cm" fo:padding-bottom="0cm" fo:padding-left="0cm" fo:padding-right="0cm"/>
      <style:paragraph-properties style:writing-mode="lr-tb"/>
    </style:style>
    <style:style style:name="gr119" style:family="graphic" style:parent-style-name="objectwithoutfill">
      <style:graphic-properties draw:stroke="solid" draw:stroke-dash="Dot" svg:stroke-width="0.03cm" svg:stroke-color="#00a933" draw:marker-start-width="0.245cm" draw:marker-end-width="0.245cm" svg:stroke-linecap="butt" draw:fill="none" draw:textarea-vertical-align="middle" fo:padding-top="0.14cm" fo:padding-bottom="0.14cm" fo:padding-left="0.265cm" fo:padding-right="0.265cm"/>
    </style:style>
    <style:style style:name="gr120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1.264cm" fo:min-width="7.314cm"/>
    </style:style>
    <style:style style:name="gr12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cm" fo:min-width="1.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cm" fo:min-width="1.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cm" fo:min-width="2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8cm" fo:min-width="2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1.264cm" fo:min-width="7.314cm"/>
    </style:style>
    <style:style style:name="gr127" style:family="graphic" style:parent-style-name="standard">
      <style:graphic-properties draw:stroke="dash" draw:stroke-dash="Dot" svg:stroke-color="#c9211e" svg:stroke-linecap="butt" draw:fill="none" draw:textarea-horizontal-align="justify" draw:textarea-vertical-align="middle" draw:auto-grow-height="false" fo:min-height="1.688cm" fo:min-width="0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6cm" fo:padding-top="0cm" fo:padding-bottom="0cm" fo:padding-left="0cm" fo:padding-right="0cm"/>
      <style:paragraph-properties style:writing-mode="lr-tb"/>
    </style:style>
    <style:style style:name="gr129" style:family="graphic" style:parent-style-name="objectwithoutfill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3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cm" fo:min-width="2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8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svg:stroke-color="#999999" draw:fill="none" draw:textarea-horizontal-align="justify" draw:textarea-vertical-align="middle" draw:auto-grow-height="false" fo:min-height="0cm" fo:min-width="0cm"/>
    </style:style>
    <style:style style:name="gr133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cm" fo:min-width="0cm"/>
    </style:style>
    <style:style style:name="gr134" style:family="graphic" style:parent-style-name="objectwithoutfill">
      <style:graphic-properties svg:stroke-color="#999999" draw:fill="none" draw:textarea-vertical-align="middl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4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-color="#b4c7dc" draw:textarea-horizontal-align="justify" draw:textarea-vertical-align="middle" draw:auto-grow-height="false" fo:min-height="0.15cm" fo:min-width="0.7cm"/>
    </style:style>
    <style:style style:name="gr137" style:family="graphic" style:parent-style-name="standard">
      <style:graphic-properties draw:stroke="none" draw:fill-color="#afd095" draw:textarea-horizontal-align="justify" draw:textarea-vertical-align="middle" draw:auto-grow-height="false" fo:min-height="0.15cm" fo:min-width="0.7cm"/>
    </style:style>
    <style:style style:name="gr138" style:family="graphic" style:parent-style-name="standard">
      <style:graphic-properties draw:stroke="none" draw:fill-color="#ffffa6" draw:textarea-horizontal-align="justify" draw:textarea-vertical-align="middle" draw:auto-grow-height="false" fo:min-height="0.15cm" fo:min-width="0.7cm"/>
    </style:style>
    <style:style style:name="gr139" style:family="graphic" style:parent-style-name="standard">
      <style:graphic-properties draw:stroke="none" draw:fill-color="#ffa6a6" draw:textarea-horizontal-align="justify" draw:textarea-vertical-align="middle" draw:auto-grow-height="false" fo:min-height="0.15cm" fo:min-width="0.7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73cm" fo:padding-top="0cm" fo:padding-bottom="0cm" fo:padding-left="0cm" fo:padding-right="0cm"/>
      <style:paragraph-properties style:writing-mode="lr-tb"/>
    </style:style>
    <style:style style:name="gr141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907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5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1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21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1cm" fo:min-width="1.357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1.018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1.6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svg:stroke-color="#000000" draw:fill="none" draw:textarea-horizontal-align="justify" draw:textarea-vertical-align="middle" draw:auto-grow-height="false" fo:min-height="0.4cm" fo:min-width="1.4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2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52cm" fo:min-width="2.67cm" fo:padding-top="0.14cm" fo:padding-bottom="0.14cm" fo:padding-left="0.265cm" fo:padding-right="0.265cm"/>
    </style:style>
    <style:style style:name="gr156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418cm" fo:min-width="2.768cm" fo:padding-top="0.135cm" fo:padding-bottom="0.135cm" fo:padding-left="0.26cm" fo:padding-right="0.26cm"/>
    </style:style>
    <style:style style:name="gr157" style:family="graphic" style:parent-style-name="objectwithoutfill">
      <style:graphic-properties draw:stroke="dash" draw:stroke-dash="Dot" svg:stroke-width="0.02cm" svg:stroke-color="#3465a4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5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93cm" fo:padding-top="0cm" fo:padding-bottom="0cm" fo:padding-left="0cm" fo:padding-right="0cm"/>
      <style:paragraph-properties style:writing-mode="lr-tb"/>
    </style:style>
    <style:style style:name="gr160" style:family="graphic" style:parent-style-name="objectwithoutfill">
      <style:graphic-properties svg:stroke-color="#00a933" draw:fill="none" draw:textarea-vertical-align="middle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loext:graphic-properties draw:fill="solid" draw:fill-color="#cccccc"/>
      <style:paragraph-properties fo:text-align="center" style:writing-mode="lr-tb"/>
      <style:text-properties fo:font-size="9pt" style:font-size-asian="9pt" style:font-size-complex="9pt"/>
    </style:style>
    <style:style style:name="P10" style:family="paragraph">
      <loext:graphic-properties draw:fill="solid" draw:fill-color="#b4c7dc"/>
      <style:paragraph-properties fo:text-align="center" style:writing-mode="lr-tb"/>
      <style:text-properties fo:font-size="9pt" style:font-size-asian="9pt" style:font-size-complex="9pt"/>
    </style:style>
    <style:style style:name="P11" style:family="paragraph">
      <loext:graphic-properties draw:fill="none" draw:fill-color="#cccccc"/>
      <style:paragraph-properties fo:text-align="center"/>
    </style:style>
    <style:style style:name="P12" style:family="paragraph">
      <style:paragraph-properties fo:line-height="80%"/>
    </style:style>
    <style:style style:name="P13" style:family="paragraph">
      <loext:graphic-properties draw:fill="none" draw:fill-color="#ffffff"/>
      <style:paragraph-properties fo:line-height="80%" style:writing-mode="lr-tb"/>
      <style:text-properties style:font-name="DejaVu Sans Mono1"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style:font-name="DejaVu Sans Mono1"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808080" loext:opacity="100%" fo:font-size="8pt" style:font-size-asian="8pt" style:font-size-complex="8pt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c9211e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-color="#00a933"/>
      <style:paragraph-properties fo:text-align="center"/>
    </style:style>
    <style:style style:name="P21" style:family="paragraph">
      <loext:graphic-properties draw:fill-color="#2a6099"/>
      <style:paragraph-properties fo:text-align="center"/>
    </style:style>
    <style:style style:name="P22" style:family="paragraph">
      <loext:graphic-properties draw:fill-color="#55308d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2a6099" loext:opacity="100%" style:font-name="DejaVu Sans Mono1" fo:font-size="6pt" style:font-size-asian="6pt" style:font-size-complex="6pt"/>
    </style:style>
    <style:style style:name="P24" style:family="paragraph">
      <loext:graphic-properties draw:fill="none" draw:fill-color="#ffffff"/>
      <style:paragraph-properties style:writing-mode="lr-tb"/>
      <style:text-properties fo:color="#2a6099" loext:opacity="100%"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P25" style:family="paragraph">
      <style:paragraph-properties fo:text-align="center" style:writing-mode="lr-tb"/>
      <style:text-properties fo:font-size="10pt" style:font-size-asian="10pt" style:font-size-complex="10pt"/>
    </style:style>
    <style:style style:name="P26" style:family="paragraph">
      <loext:graphic-properties draw:fill="solid" draw:fill-color="#cccccc"/>
      <style:paragraph-properties fo:text-align="center" style:writing-mode="lr-tb"/>
      <style:text-properties fo:font-size="10pt" style:font-size-asian="10pt" style:font-size-complex="10pt"/>
    </style:style>
    <style:style style:name="P27" style:family="paragraph">
      <loext:graphic-properties draw:fill="solid" draw:fill-color="#b4c7dc"/>
      <style:paragraph-properties fo:text-align="center" style:writing-mode="lr-tb"/>
      <style:text-properties fo:font-size="10pt" style:font-size-asian="10pt" style:font-size-complex="10pt"/>
    </style:style>
    <style:style style:name="P28" style:family="paragraph">
      <loext:graphic-properties draw:fill-color="#999999"/>
      <style:paragraph-properties fo:text-align="center"/>
    </style:style>
    <style:style style:name="P29" style:family="paragraph">
      <loext:graphic-properties draw:fill-color="#b4c7dc"/>
      <style:paragraph-properties fo:text-align="center"/>
    </style:style>
    <style:style style:name="P30" style:family="paragraph">
      <loext:graphic-properties draw:fill-color="#afd095"/>
      <style:paragraph-properties fo:text-align="center"/>
    </style:style>
    <style:style style:name="P31" style:family="paragraph">
      <loext:graphic-properties draw:fill-color="#ffffa6"/>
      <style:paragraph-properties fo:text-align="center"/>
    </style:style>
    <style:style style:name="P32" style:family="paragraph">
      <loext:graphic-properties draw:fill-color="#ffa6a6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style:font-name="DejaVu Sans Mono1" fo:font-size="10pt" style:font-size-asian="10pt" style:font-size-complex="10pt"/>
    </style:style>
    <style:style style:name="P34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DejaVu Sans Mono1" fo:font-size="8pt" style:font-size-asian="8pt" style:font-size-complex="8pt"/>
    </style:style>
    <style:style style:name="T6" style:family="text">
      <style:text-properties fo:color="#808080" loext:opacity="100%" style:font-name="DejaVu Sans Mono1" fo:font-size="8pt" style:font-size-asian="8pt" style:font-size-complex="8pt"/>
    </style:style>
    <style:style style:name="T7" style:family="text">
      <style:text-properties fo:color="#000000" loext:opacity="100%" style:font-name="DejaVu Sans Mono1" fo:font-size="8pt" style:font-size-asian="8pt" style:font-size-complex="8pt"/>
    </style:style>
    <style:style style:name="T8" style:family="text">
      <style:text-properties fo:color="#2a6099" loext:opacity="100%" style:font-name="DejaVu Sans Mono1" fo:font-size="8pt" style:font-size-asian="8pt" style:font-size-complex="8pt"/>
    </style:style>
    <style:style style:name="T9" style:family="text">
      <style:text-properties fo:color="#c9211e" loext:opacity="100%" style:font-name="DejaVu Sans Mono1" fo:font-size="8pt" style:font-size-asian="8pt" style:font-size-complex="8pt"/>
    </style:style>
    <style:style style:name="T10" style:family="text">
      <style:text-properties fo:color="#808080" loext:opacity="100%" fo:font-size="8pt" style:font-size-asian="8pt" style:font-size-complex="8pt"/>
    </style:style>
    <style:style style:name="T11" style:family="text">
      <style:text-properties fo:color="#2a6099" loext:opacity="100%" style:font-name="DejaVu Sans Mono1" fo:font-size="6pt" style:font-size-asian="6pt" style:font-size-complex="6pt"/>
    </style:style>
    <style:style style:name="T12" style:family="text">
      <style:text-properties fo:color="#2a6099" loext:opacity="100%"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DejaVu Sans Mono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cm" svg:height="0.4cm" svg:x="2.3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4cm" svg:x="4.3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4cm" svg:x="5.1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4cm" svg:x="7.1cm" svg:y="14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001cm" svg:y1="5.1cm" svg:x2="2cm" svg:y2="5.7cm">
          <text:p/>
        </draw:line>
        <draw:line draw:style-name="gr2" draw:text-style-name="P2" draw:layer="layout" svg:x1="2.202cm" svg:y1="5.1cm" svg:x2="2.201cm" svg:y2="5.7cm">
          <text:p/>
        </draw:line>
        <draw:line draw:style-name="gr2" draw:text-style-name="P2" draw:layer="layout" svg:x1="2.403cm" svg:y1="5.1cm" svg:x2="2.402cm" svg:y2="5.7cm">
          <text:p/>
        </draw:line>
        <draw:line draw:style-name="gr2" draw:text-style-name="P2" draw:layer="layout" svg:x1="2.804cm" svg:y1="5.1cm" svg:x2="2.803cm" svg:y2="5.7cm">
          <text:p/>
        </draw:line>
        <draw:line draw:style-name="gr2" draw:text-style-name="P2" draw:layer="layout" svg:x1="3.005cm" svg:y1="5.1cm" svg:x2="3.004cm" svg:y2="5.7cm">
          <text:p/>
        </draw:line>
        <draw:line draw:style-name="gr2" draw:text-style-name="P2" draw:layer="layout" svg:x1="3.206cm" svg:y1="5.1cm" svg:x2="3.205cm" svg:y2="5.7cm">
          <text:p/>
        </draw:line>
        <draw:line draw:style-name="gr2" draw:text-style-name="P2" draw:layer="layout" svg:x1="4.407cm" svg:y1="5.1cm" svg:x2="4.406cm" svg:y2="5.7cm">
          <text:p/>
        </draw:line>
        <draw:line draw:style-name="gr2" draw:text-style-name="P2" draw:layer="layout" svg:x1="4.608cm" svg:y1="5.1cm" svg:x2="4.607cm" svg:y2="5.7cm">
          <text:p/>
        </draw:line>
        <draw:line draw:style-name="gr2" draw:text-style-name="P2" draw:layer="layout" svg:x1="4.809cm" svg:y1="5.1cm" svg:x2="4.808cm" svg:y2="5.7cm">
          <text:p/>
        </draw:line>
        <draw:custom-shape draw:style-name="gr1" draw:text-style-name="P1" draw:layer="layout" svg:width="0.3cm" svg:height="0.4cm" svg:x="2.3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4.7cm" svg:y="4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3.1cm" svg:y="4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52cm" svg:height="0.395cm" svg:x="10.402cm" svg:y="7.004cm">
          <draw:text-box>
            <text:p><text:span text:style-name="T1">Composite symbol sets</text:span></text:p>
          </draw:text-box>
        </draw:frame>
        <draw:g>
          <svg:title>TexMaths</svg:title>
          <svg:desc>10§display§\Phi_0 
\subseteq
\left\{
(\sigma_0, \sigma_1, \sigma_2, \sigma_3)
\in
\mathbb{Z}_{k+1}^4
\,\middle|\,
\sigma_0 \!+\! \sigma_1 \!=\! \textcolor{red}{k}, 
\sigma_2 \!=\! \sigma_3 \!=\! \textcolor{red}{0}
\right\}§svg§600§TRUE§</svg:desc>
          <draw:g>
            <draw:path draw:style-name="gr4" draw:text-style-name="P4" draw:layer="layout" svg:width="0.213cm" svg:height="0.238cm" svg:x="10.63cm" svg:y="7.5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4" draw:text-style-name="P4" draw:layer="layout" svg:width="0.113cm" svg:height="0.167cm" svg:x="10.877cm" svg:y="7.6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4" draw:text-style-name="P4" draw:layer="layout" svg:width="0.213cm" svg:height="0.27cm" svg:x="11.149cm" svg:y="7.5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4" draw:text-style-name="P4" draw:layer="layout" svg:width="0.124cm" svg:height="0.419cm" svg:x="11.53cm" svg:y="7.4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4" draw:text-style-name="P4" draw:layer="layout" svg:width="0.081cm" svg:height="0.349cm" svg:x="11.73cm" svg:y="7.5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4" draw:text-style-name="P4" draw:layer="layout" svg:width="0.184cm" svg:height="0.154cm" svg:x="11.846cm" svg:y="7.6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4" draw:text-style-name="P4" draw:layer="layout" svg:width="0.113cm" svg:height="0.167cm" svg:x="12.046cm" svg:y="7.6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4" draw:text-style-name="P4" draw:layer="layout" svg:width="0.04cm" svg:height="0.104cm" svg:x="12.221cm" svg:y="7.7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4" draw:text-style-name="P4" draw:layer="layout" svg:width="0.185cm" svg:height="0.154cm" svg:x="12.36cm" svg:y="7.6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4" draw:text-style-name="P4" draw:layer="layout" svg:width="0.089cm" svg:height="0.162cm" svg:x="12.574cm" svg:y="7.6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4" draw:text-style-name="P4" draw:layer="layout" svg:width="0.041cm" svg:height="0.104cm" svg:x="12.735cm" svg:y="7.7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4" draw:text-style-name="P4" draw:layer="layout" svg:width="0.185cm" svg:height="0.154cm" svg:x="12.875cm" svg:y="7.6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4" draw:text-style-name="P4" draw:layer="layout" svg:width="0.107cm" svg:height="0.162cm" svg:x="13.078cm" svg:y="7.6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4" draw:text-style-name="P4" draw:layer="layout" svg:width="0.04cm" svg:height="0.104cm" svg:x="13.25cm" svg:y="7.7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4" draw:text-style-name="P4" draw:layer="layout" svg:width="0.185cm" svg:height="0.154cm" svg:x="13.389cm" svg:y="7.6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4" draw:text-style-name="P4" draw:layer="layout" svg:width="0.112cm" svg:height="0.167cm" svg:x="13.59cm" svg:y="7.6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4" draw:text-style-name="P4" draw:layer="layout" svg:width="0.081cm" svg:height="0.349cm" svg:x="13.754cm" svg:y="7.5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4" draw:text-style-name="P4" draw:layer="layout" svg:width="0.175cm" svg:height="0.203cm" svg:x="13.998cm" svg:y="7.5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4" draw:text-style-name="P4" draw:layer="layout" svg:width="0.213cm" svg:height="0.239cm" svg:x="14.31cm" svg:y="7.5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4" draw:text-style-name="P4" draw:layer="layout" svg:width="0.12cm" svg:height="0.165cm" svg:x="14.544cm" svg:y="7.4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4" draw:text-style-name="P4" draw:layer="layout" svg:width="0.12cm" svg:height="0.172cm" svg:x="14.553cm" svg:y="7.6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4" draw:text-style-name="P4" draw:layer="layout" svg:width="0.18cm" svg:height="0.18cm" svg:x="14.707cm" svg:y="7.7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4" draw:text-style-name="P4" draw:layer="layout" svg:width="0.088cm" svg:height="0.162cm" svg:x="14.932cm" svg:y="7.7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4" draw:text-style-name="P4" draw:layer="layout" svg:width="0.014cm" svg:height="0.224cm" svg:x="15.172cm" svg:y="7.476cm" svg:viewBox="0 0 15 225" svg:d="M0 212c0 6 0 13 7 13 8 0 8-7 8-13 0-67 0-133 0-199 0-6 0-13-7-13-8 0-8 7-8 13 0 66 0 132 0 199z">
              <text:p/>
            </draw:path>
            <draw:path draw:style-name="gr4" draw:text-style-name="P4" draw:layer="layout" svg:width="0.014cm" svg:height="0.224cm" svg:x="15.172cm" svg:y="7.687cm" svg:viewBox="0 0 15 225" svg:d="M0 212c0 5 0 13 7 13 8 0 8-7 8-13 0-67 0-133 0-199 0-6 0-13-7-13-8 0-8 7-8 13 0 66 0 132 0 199z">
              <text:p/>
            </draw:path>
            <draw:path draw:style-name="gr4" draw:text-style-name="P4" draw:layer="layout" svg:width="0.185cm" svg:height="0.154cm" svg:x="15.31cm" svg:y="7.6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4" draw:text-style-name="P4" draw:layer="layout" svg:width="0.114cm" svg:height="0.167cm" svg:x="15.51cm" svg:y="7.6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4" draw:text-style-name="P4" draw:layer="layout" svg:width="0.233cm" svg:height="0.233cm" svg:x="15.694cm" svg:y="7.5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4" draw:text-style-name="P4" draw:layer="layout" svg:width="0.185cm" svg:height="0.154cm" svg:x="15.981cm" svg:y="7.6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4" draw:text-style-name="P4" draw:layer="layout" svg:width="0.089cm" svg:height="0.162cm" svg:x="16.195cm" svg:y="7.6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4" draw:text-style-name="P4" draw:layer="layout" svg:width="0.232cm" svg:height="0.081cm" svg:x="16.38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58cm" svg:height="0.245cm" svg:x="16.697cm" svg:y="7.5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4" draw:text-style-name="P4" draw:layer="layout" svg:width="0.04cm" svg:height="0.104cm" svg:x="16.902cm" svg:y="7.7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4" draw:text-style-name="P4" draw:layer="layout" svg:width="0.185cm" svg:height="0.154cm" svg:x="17.041cm" svg:y="7.6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4" draw:text-style-name="P4" draw:layer="layout" svg:width="0.108cm" svg:height="0.162cm" svg:x="17.244cm" svg:y="7.6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4" draw:text-style-name="P4" draw:layer="layout" svg:width="0.232cm" svg:height="0.081cm" svg:x="17.44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185cm" svg:height="0.154cm" svg:x="17.751cm" svg:y="7.6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4" draw:text-style-name="P4" draw:layer="layout" svg:width="0.112cm" svg:height="0.167cm" svg:x="17.952cm" svg:y="7.6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4" draw:text-style-name="P4" draw:layer="layout" svg:width="0.232cm" svg:height="0.081cm" svg:x="18.15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47cm" svg:height="0.239cm" svg:x="18.461cm" svg:y="7.5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4" draw:text-style-name="P4" draw:layer="layout" svg:width="0.124cm" svg:height="0.419cm" svg:x="18.663cm" svg:y="7.4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Phi_1
\subseteq
\left\{
(\sigma_0, \sigma_1, \sigma_2, \sigma_3)
\in
\mathbb{Z}_{k+1}^4
\,\middle|\,
\sigma_0 \!=\! \sigma_1 \!=\! \textcolor{red}{0}, 
\sigma_2 \!+\! \sigma_3 \!=\! \textcolor{red}{k}
\right\}§svg§600§TRUE§</svg:desc>
          <draw:g>
            <draw:path draw:style-name="gr4" draw:text-style-name="P4" draw:layer="layout" svg:width="0.213cm" svg:height="0.238cm" svg:x="10.63cm" svg:y="8.0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4" draw:text-style-name="P4" draw:layer="layout" svg:width="0.089cm" svg:height="0.162cm" svg:x="10.891cm" svg:y="8.1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4" draw:text-style-name="P4" draw:layer="layout" svg:width="0.213cm" svg:height="0.27cm" svg:x="11.149cm" svg:y="8.0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4" draw:text-style-name="P4" draw:layer="layout" svg:width="0.124cm" svg:height="0.419cm" svg:x="11.53cm" svg:y="7.9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4" draw:text-style-name="P4" draw:layer="layout" svg:width="0.081cm" svg:height="0.349cm" svg:x="11.73cm" svg:y="8.0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4" draw:text-style-name="P4" draw:layer="layout" svg:width="0.184cm" svg:height="0.154cm" svg:x="11.846cm" svg:y="8.1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4" draw:text-style-name="P4" draw:layer="layout" svg:width="0.113cm" svg:height="0.167cm" svg:x="12.046cm" svg:y="8.1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4" draw:text-style-name="P4" draw:layer="layout" svg:width="0.04cm" svg:height="0.104cm" svg:x="12.221cm" svg:y="8.2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4" draw:text-style-name="P4" draw:layer="layout" svg:width="0.185cm" svg:height="0.154cm" svg:x="12.36cm" svg:y="8.1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4" draw:text-style-name="P4" draw:layer="layout" svg:width="0.089cm" svg:height="0.162cm" svg:x="12.574cm" svg:y="8.1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4" draw:text-style-name="P4" draw:layer="layout" svg:width="0.041cm" svg:height="0.104cm" svg:x="12.735cm" svg:y="8.2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4" draw:text-style-name="P4" draw:layer="layout" svg:width="0.185cm" svg:height="0.154cm" svg:x="12.875cm" svg:y="8.1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4" draw:text-style-name="P4" draw:layer="layout" svg:width="0.107cm" svg:height="0.162cm" svg:x="13.078cm" svg:y="8.1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4" draw:text-style-name="P4" draw:layer="layout" svg:width="0.04cm" svg:height="0.104cm" svg:x="13.25cm" svg:y="8.2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4" draw:text-style-name="P4" draw:layer="layout" svg:width="0.185cm" svg:height="0.154cm" svg:x="13.389cm" svg:y="8.1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4" draw:text-style-name="P4" draw:layer="layout" svg:width="0.112cm" svg:height="0.167cm" svg:x="13.59cm" svg:y="8.1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4" draw:text-style-name="P4" draw:layer="layout" svg:width="0.081cm" svg:height="0.349cm" svg:x="13.754cm" svg:y="8.0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4" draw:text-style-name="P4" draw:layer="layout" svg:width="0.175cm" svg:height="0.203cm" svg:x="13.998cm" svg:y="8.0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4" draw:text-style-name="P4" draw:layer="layout" svg:width="0.213cm" svg:height="0.239cm" svg:x="14.31cm" svg:y="8.0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4" draw:text-style-name="P4" draw:layer="layout" svg:width="0.12cm" svg:height="0.165cm" svg:x="14.544cm" svg:y="7.9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4" draw:text-style-name="P4" draw:layer="layout" svg:width="0.12cm" svg:height="0.172cm" svg:x="14.553cm" svg:y="8.1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4" draw:text-style-name="P4" draw:layer="layout" svg:width="0.18cm" svg:height="0.18cm" svg:x="14.707cm" svg:y="8.2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4" draw:text-style-name="P4" draw:layer="layout" svg:width="0.088cm" svg:height="0.162cm" svg:x="14.932cm" svg:y="8.2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4" draw:text-style-name="P4" draw:layer="layout" svg:width="0.014cm" svg:height="0.224cm" svg:x="15.172cm" svg:y="7.977cm" svg:viewBox="0 0 15 225" svg:d="M0 212c0 6 0 13 7 13 8 0 8-7 8-13 0-67 0-133 0-199 0-6 0-13-7-13-8 0-8 7-8 13 0 66 0 132 0 199z">
              <text:p/>
            </draw:path>
            <draw:path draw:style-name="gr4" draw:text-style-name="P4" draw:layer="layout" svg:width="0.014cm" svg:height="0.224cm" svg:x="15.172cm" svg:y="8.188cm" svg:viewBox="0 0 15 225" svg:d="M0 212c0 5 0 13 7 13 8 0 8-7 8-13 0-67 0-133 0-199 0-6 0-13-7-13-8 0-8 7-8 13 0 66 0 132 0 199z">
              <text:p/>
            </draw:path>
            <draw:path draw:style-name="gr4" draw:text-style-name="P4" draw:layer="layout" svg:width="0.185cm" svg:height="0.154cm" svg:x="15.31cm" svg:y="8.1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4" draw:text-style-name="P4" draw:layer="layout" svg:width="0.114cm" svg:height="0.167cm" svg:x="15.51cm" svg:y="8.1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4" draw:text-style-name="P4" draw:layer="layout" svg:width="0.233cm" svg:height="0.081cm" svg:x="15.714cm" svg:y="8.1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85cm" svg:height="0.154cm" svg:x="16.02cm" svg:y="8.1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4" draw:text-style-name="P4" draw:layer="layout" svg:width="0.089cm" svg:height="0.162cm" svg:x="16.234cm" svg:y="8.1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4" draw:text-style-name="P4" draw:layer="layout" svg:width="0.232cm" svg:height="0.081cm" svg:x="16.424cm" svg:y="8.1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5" draw:text-style-name="P5" draw:layer="layout" svg:width="0.147cm" svg:height="0.239cm" svg:x="16.73cm" svg:y="8.049cm" svg:viewBox="0 0 148 240" svg:d="M148 121c0-28-2-56-14-82-16-33-45-39-60-39-21 0-46 9-61 42-11 24-13 51-13 79 0 27 2 58 16 85 15 28 41 34 58 34 19 0 46-7 61-39 11-25 13-52 13-80zM74 233c-14 0-34-8-41-42-4-21-4-53-4-74 0-22 0-45 3-64 7-42 33-45 42-45 12 0 35 6 41 41 4 19 4 46 4 68 0 26 0 50-4 73-5 33-25 43-41 43z">
              <text:p/>
            </draw:path>
            <draw:path draw:style-name="gr4" draw:text-style-name="P4" draw:layer="layout" svg:width="0.04cm" svg:height="0.104cm" svg:x="16.922cm" svg:y="8.2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4" draw:text-style-name="P4" draw:layer="layout" svg:width="0.185cm" svg:height="0.154cm" svg:x="17.062cm" svg:y="8.1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4" draw:text-style-name="P4" draw:layer="layout" svg:width="0.107cm" svg:height="0.162cm" svg:x="17.265cm" svg:y="8.1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4" draw:text-style-name="P4" draw:layer="layout" svg:width="0.233cm" svg:height="0.233cm" svg:x="17.446cm" svg:y="8.0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4" draw:text-style-name="P4" draw:layer="layout" svg:width="0.185cm" svg:height="0.154cm" svg:x="17.732cm" svg:y="8.1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4" draw:text-style-name="P4" draw:layer="layout" svg:width="0.112cm" svg:height="0.167cm" svg:x="17.933cm" svg:y="8.1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4" draw:text-style-name="P4" draw:layer="layout" svg:width="0.233cm" svg:height="0.081cm" svg:x="18.136cm" svg:y="8.1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58cm" svg:height="0.245cm" svg:x="18.448cm" svg:y="8.0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4" draw:text-style-name="P4" draw:layer="layout" svg:width="0.124cm" svg:height="0.419cm" svg:x="18.663cm" svg:y="7.9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| \Phi_0 | \!=\! 
| \Phi_1 | \!=\!
2^{k_{\rm b}}
\!\leq\!
k \!+\! 1§svg§600§TRUE§</svg:desc>
          <draw:g>
            <draw:path draw:style-name="gr4" draw:text-style-name="P4" draw:layer="layout" svg:width="0.013cm" svg:height="0.349cm" svg:x="11.109cm" svg:y="8.57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13cm" svg:height="0.237cm" svg:x="11.184cm" svg:y="8.5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4" draw:text-style-name="P4" draw:layer="layout" svg:width="0.113cm" svg:height="0.167cm" svg:x="11.431cm" svg:y="8.7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4" draw:text-style-name="P4" draw:layer="layout" svg:width="0.013cm" svg:height="0.349cm" svg:x="11.618cm" svg:y="8.57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32cm" svg:height="0.081cm" svg:x="11.733cm" svg:y="8.7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4" draw:text-style-name="P4" draw:layer="layout" svg:width="0.013cm" svg:height="0.349cm" svg:x="12.067cm" svg:y="8.57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13cm" svg:height="0.237cm" svg:x="12.142cm" svg:y="8.5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4" draw:text-style-name="P4" draw:layer="layout" svg:width="0.089cm" svg:height="0.162cm" svg:x="12.403cm" svg:y="8.7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4" draw:text-style-name="P4" draw:layer="layout" svg:width="0.013cm" svg:height="0.349cm" svg:x="12.576cm" svg:y="8.57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33cm" svg:height="0.081cm" svg:x="12.69cm" svg:y="8.7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4" draw:text-style-name="P4" draw:layer="layout" svg:width="0.139cm" svg:height="0.231cm" svg:x="13cm" svg:y="8.6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4" draw:text-style-name="P4" draw:layer="layout" svg:width="0.12cm" svg:height="0.172cm" svg:x="13.176cm" svg:y="8.5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4" draw:text-style-name="P4" draw:layer="layout" svg:width="0.104cm" svg:height="0.123cm" svg:x="13.321cm" svg:y="8.6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4" draw:text-style-name="P4" draw:layer="layout" svg:width="0.214cm" svg:height="0.269cm" svg:x="13.542cm" svg:y="8.6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4" draw:text-style-name="P4" draw:layer="layout" svg:width="0.158cm" svg:height="0.245cm" svg:x="13.845cm" svg:y="8.5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4" draw:text-style-name="P4" draw:layer="layout" svg:width="0.232cm" svg:height="0.231cm" svg:x="14.059cm" svg:y="8.6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4" draw:text-style-name="P4" draw:layer="layout" svg:width="0.115cm" svg:height="0.231cm" svg:x="14.363cm" svg:y="8.6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6" draw:text-style-name="P3" draw:layer="layout" svg:width="4.65cm" svg:height="0.395cm" svg:x="1.202cm" svg:y="7.005cm">
          <draw:text-box>
            <text:p><text:span text:style-name="T1">Binary constraint vector set</text:span></text:p>
          </draw:text-box>
        </draw:frame>
        <draw:g>
          <svg:title>TexMaths</svg:title>
          <svg:desc>10§display§\mathcal{B} \!\subset\! \mathbb{B}^{\nu}
\quad
(
|\mathcal{B}| \!=\! 2^{k_{\rm a}}
)§svg§600§TRUE§</svg:desc>
          <draw:g>
            <draw:path draw:style-name="gr4" draw:text-style-name="P4" draw:layer="layout" svg:width="0.222cm" svg:height="0.253cm" svg:x="1.461cm" svg:y="7.506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4" draw:text-style-name="P4" draw:layer="layout" svg:width="0.214cm" svg:height="0.201cm" svg:x="1.76cm" svg:y="7.564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4" draw:text-style-name="P4" draw:layer="layout" svg:width="0.214cm" svg:height="0.238cm" svg:x="2.046cm" svg:y="7.513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4" draw:text-style-name="P4" draw:layer="layout" svg:width="0.126cm" svg:height="0.107cm" svg:x="2.295cm" svg:y="7.5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4" draw:text-style-name="P4" draw:layer="layout" svg:width="0.081cm" svg:height="0.349cm" svg:x="2.838cm" svg:y="7.49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4" draw:text-style-name="P4" draw:layer="layout" svg:width="0.013cm" svg:height="0.349cm" svg:x="2.981cm" svg:y="7.49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22cm" svg:height="0.253cm" svg:x="3.047cm" svg:y="7.506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4" draw:text-style-name="P4" draw:layer="layout" svg:width="0.013cm" svg:height="0.349cm" svg:x="3.32cm" svg:y="7.49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33cm" svg:height="0.081cm" svg:x="3.434cm" svg:y="7.6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4cm" svg:height="0.231cm" svg:x="3.744cm" svg:y="7.52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4" draw:text-style-name="P4" draw:layer="layout" svg:width="0.12cm" svg:height="0.172cm" svg:x="3.921cm" svg:y="7.438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4" draw:text-style-name="P4" draw:layer="layout" svg:width="0.098cm" svg:height="0.079cm" svg:x="4.066cm" svg:y="7.565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4" draw:text-style-name="P4" draw:layer="layout" svg:width="0.08cm" svg:height="0.349cm" svg:x="4.227cm" svg:y="7.49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7" draw:text-style-name="P3" draw:layer="layout" svg:width="2.622cm" svg:height="0.395cm" svg:x="10.403cm" svg:y="9.006cm">
          <draw:text-box>
            <text:p><text:span text:style-name="T1">Inner codebook</text:span></text:p>
          </draw:text-box>
        </draw:frame>
        <draw:g>
          <svg:title>TexMaths</svg:title>
          <svg:desc>10§display§\mathcal{C}
=
\left\{
(c_0, \dots, c_{\nu-1})
\,\middle|\,
c_j \!\in\! \Phi_{b_j}, 
(b_0, \dots, b_{\nu-1}) \!\in\! \mathcal{B}
\right\}§svg§600§TRUE§</svg:desc>
          <draw:g>
            <draw:path draw:style-name="gr4" draw:text-style-name="P4" draw:layer="layout" svg:width="0.182cm" svg:height="0.254cm" svg:x="10.654cm" svg:y="9.528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4" draw:text-style-name="P4" draw:layer="layout" svg:width="0.232cm" svg:height="0.081cm" svg:x="10.973cm" svg:y="9.64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124cm" svg:height="0.419cm" svg:x="11.364cm" svg:y="9.477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4" draw:text-style-name="P4" draw:layer="layout" svg:width="0.08cm" svg:height="0.35cm" svg:x="11.564cm" svg:y="9.512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4" draw:text-style-name="P4" draw:layer="layout" svg:width="0.136cm" svg:height="0.158cm" svg:x="11.68cm" svg:y="9.621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4" draw:text-style-name="P4" draw:layer="layout" svg:width="0.113cm" svg:height="0.167cm" svg:x="11.83cm" svg:y="9.665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4" draw:text-style-name="P4" draw:layer="layout" svg:width="0.04cm" svg:height="0.104cm" svg:x="12.005cm" svg:y="9.738cm" svg:viewBox="0 0 41 105" svg:d="M41 36c0-23-8-36-22-36-12 0-19 8-19 18s7 19 19 19c4 0 9-2 12-5 1-1 1-1 2-1 0 2 1 0 1 5 0 26-13 47-24 59-4 4-4 5-4 6 0 2 2 4 4 4 3 0 31-28 31-69z">
              <text:p/>
            </draw:path>
            <draw:path draw:style-name="gr4" draw:text-style-name="P4" draw:layer="layout" svg:width="0.036cm" svg:height="0.036cm" svg:x="12.162cm" svg:y="9.738cm" svg:viewBox="0 0 37 37" svg:d="M37 18c0-10-9-18-19-18s-18 8-18 18 8 19 18 19 19-9 19-19z">
              <text:p/>
            </draw:path>
            <draw:path draw:style-name="gr4" draw:text-style-name="P4" draw:layer="layout" svg:width="0.036cm" svg:height="0.036cm" svg:x="12.318cm" svg:y="9.738cm" svg:viewBox="0 0 37 37" svg:d="M37 18c0-10-9-18-19-18-11 0-18 8-18 18s7 19 18 19c10 0 19-9 19-19z">
              <text:p/>
            </draw:path>
            <draw:path draw:style-name="gr4" draw:text-style-name="P4" draw:layer="layout" svg:width="0.036cm" svg:height="0.036cm" svg:x="12.474cm" svg:y="9.738cm" svg:viewBox="0 0 37 37" svg:d="M37 18c0-10-8-18-18-18-11 0-19 8-19 18s8 19 19 19c10 0 18-9 18-19z">
              <text:p/>
            </draw:path>
            <draw:path draw:style-name="gr4" draw:text-style-name="P4" draw:layer="layout" svg:width="0.04cm" svg:height="0.104cm" svg:x="12.63cm" svg:y="9.738cm" svg:viewBox="0 0 41 105" svg:d="M41 36c0-23-9-36-22-36-12 0-19 8-19 18s7 19 19 19c4 0 8-2 12-5 1-1 1-1 2-1 0 2 0 0 0 5 0 26-12 47-23 59-4 4-4 5-4 6 0 2 1 4 3 4 4 0 32-28 32-69z">
              <text:p/>
            </draw:path>
            <draw:path draw:style-name="gr4" draw:text-style-name="P4" draw:layer="layout" svg:width="0.136cm" svg:height="0.158cm" svg:x="12.77cm" svg:y="9.621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4" draw:text-style-name="P4" draw:layer="layout" svg:width="0.125cm" svg:height="0.107cm" svg:x="12.926cm" svg:y="9.719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4" draw:text-style-name="P4" draw:layer="layout" svg:width="0.165cm" svg:height="0.011cm" svg:x="13.092cm" svg:y="9.76cm" svg:viewBox="0 0 166 12" svg:d="M156 12c4 0 10 0 10-6s-5-6-10-6c-49 0-97 0-146 0-4 0-10 0-10 6s6 6 10 6c49 0 97 0 146 0z">
              <text:p/>
            </draw:path>
            <draw:path draw:style-name="gr4" draw:text-style-name="P4" draw:layer="layout" svg:width="0.088cm" svg:height="0.162cm" svg:x="13.312cm" svg:y="9.665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4" draw:text-style-name="P4" draw:layer="layout" svg:width="0.08cm" svg:height="0.35cm" svg:x="13.463cm" svg:y="9.5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4" draw:text-style-name="P4" draw:layer="layout" svg:width="0.014cm" svg:height="0.223cm" svg:x="13.689cm" svg:y="9.47cm" svg:viewBox="0 0 15 224" svg:d="M0 212c0 6 0 12 7 12 8 0 8-6 8-12 0-67 0-133 0-199 0-6 0-13-7-13-8 0-8 7-8 13 0 66 0 132 0 199z">
              <text:p/>
            </draw:path>
            <draw:path draw:style-name="gr4" draw:text-style-name="P4" draw:layer="layout" svg:width="0.014cm" svg:height="0.223cm" svg:x="13.689cm" svg:y="9.681cm" svg:viewBox="0 0 15 224" svg:d="M0 212c0 6 0 12 7 12 8 0 8-6 8-12 0-67 0-133 0-199 0-6 0-13-7-13-8 0-8 7-8 13 0 66 0 132 0 199z">
              <text:p/>
            </draw:path>
            <draw:path draw:style-name="gr4" draw:text-style-name="P4" draw:layer="layout" svg:width="0.136cm" svg:height="0.158cm" svg:x="13.828cm" svg:y="9.621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4" draw:text-style-name="P4" draw:layer="layout" svg:width="0.107cm" svg:height="0.213cm" svg:x="13.966cm" svg:y="9.665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4" draw:text-style-name="P4" draw:layer="layout" svg:width="0.175cm" svg:height="0.203cm" svg:x="14.182cm" svg:y="9.586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4" draw:text-style-name="P4" draw:layer="layout" svg:width="0.213cm" svg:height="0.238cm" svg:x="14.445cm" svg:y="9.536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4" draw:text-style-name="P4" draw:layer="layout" svg:width="0.099cm" svg:height="0.172cm" svg:x="14.695cm" svg:y="9.658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4" draw:text-style-name="P4" draw:layer="layout" svg:width="0.082cm" svg:height="0.153cm" svg:x="14.809cm" svg:y="9.745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4" draw:text-style-name="P4" draw:layer="layout" svg:width="0.041cm" svg:height="0.104cm" svg:x="14.981cm" svg:y="9.738cm" svg:viewBox="0 0 42 105" svg:d="M42 36c0-23-9-36-23-36-12 0-19 8-19 18s7 19 19 19c4 0 9-2 12-5 1-1 1-1 2-1 0 2 1 0 1 5 0 26-12 47-24 59-4 4-4 5-4 6 0 2 2 4 4 4 3 0 32-28 32-69z">
              <text:p/>
            </draw:path>
            <draw:path draw:style-name="gr4" draw:text-style-name="P4" draw:layer="layout" svg:width="0.081cm" svg:height="0.35cm" svg:x="15.142cm" svg:y="9.512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4" draw:text-style-name="P4" draw:layer="layout" svg:width="0.128cm" svg:height="0.246cm" svg:x="15.261cm" svg:y="9.532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4" draw:text-style-name="P4" draw:layer="layout" svg:width="0.113cm" svg:height="0.167cm" svg:x="15.408cm" svg:y="9.66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4" draw:text-style-name="P4" draw:layer="layout" svg:width="0.04cm" svg:height="0.104cm" svg:x="15.583cm" svg:y="9.738cm" svg:viewBox="0 0 41 105" svg:d="M41 36c0-23-9-36-23-36-11 0-18 8-18 18s7 19 18 19c5 0 9-2 13-5 1-1 1-1 1-1 1 0 1 0 1 5 0 26-12 47-24 59-4 4-4 5-4 6 0 2 2 4 4 4 4 0 32-28 32-69z">
              <text:p/>
            </draw:path>
            <draw:path draw:style-name="gr4" draw:text-style-name="P4" draw:layer="layout" svg:width="0.036cm" svg:height="0.036cm" svg:x="15.739cm" svg:y="9.738cm" svg:viewBox="0 0 37 37" svg:d="M37 18c0-10-8-18-18-18-11 0-19 8-19 18s8 19 19 19c10 0 18-9 18-19z">
              <text:p/>
            </draw:path>
            <draw:path draw:style-name="gr4" draw:text-style-name="P4" draw:layer="layout" svg:width="0.036cm" svg:height="0.036cm" svg:x="15.895cm" svg:y="9.738cm" svg:viewBox="0 0 37 37" svg:d="M37 18c0-10-8-18-18-18s-19 8-19 18 9 19 19 19 18-9 18-19z">
              <text:p/>
            </draw:path>
            <draw:path draw:style-name="gr4" draw:text-style-name="P4" draw:layer="layout" svg:width="0.036cm" svg:height="0.036cm" svg:x="16.051cm" svg:y="9.738cm" svg:viewBox="0 0 37 37" svg:d="M37 18c0-10-8-18-18-18s-19 8-19 18 9 19 19 19 18-9 18-19z">
              <text:p/>
            </draw:path>
            <draw:path draw:style-name="gr4" draw:text-style-name="P4" draw:layer="layout" svg:width="0.041cm" svg:height="0.104cm" svg:x="16.207cm" svg:y="9.738cm" svg:viewBox="0 0 42 105" svg:d="M42 36c0-23-9-36-23-36-12 0-19 8-19 18s7 19 19 19c4 0 9-2 12-5 1-1 1-1 2-1 0 2 1 0 1 5 0 26-13 47-24 59-4 4-4 5-4 6 0 2 2 4 4 4 3 0 32-28 32-69z">
              <text:p/>
            </draw:path>
            <draw:path draw:style-name="gr4" draw:text-style-name="P4" draw:layer="layout" svg:width="0.128cm" svg:height="0.246cm" svg:x="16.35cm" svg:y="9.532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4" draw:text-style-name="P4" draw:layer="layout" svg:width="0.126cm" svg:height="0.107cm" svg:x="16.502cm" svg:y="9.719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4" draw:text-style-name="P4" draw:layer="layout" svg:width="0.165cm" svg:height="0.011cm" svg:x="16.668cm" svg:y="9.76cm" svg:viewBox="0 0 166 12" svg:d="M156 12c4 0 10 0 10-6s-5-6-10-6c-49 0-97 0-146 0-4 0-10 0-10 6s6 6 10 6c49 0 97 0 146 0z">
              <text:p/>
            </draw:path>
            <draw:path draw:style-name="gr4" draw:text-style-name="P4" draw:layer="layout" svg:width="0.088cm" svg:height="0.162cm" svg:x="16.888cm" svg:y="9.66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4" draw:text-style-name="P4" draw:layer="layout" svg:width="0.08cm" svg:height="0.35cm" svg:x="17.039cm" svg:y="9.5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4" draw:text-style-name="P4" draw:layer="layout" svg:width="0.174cm" svg:height="0.203cm" svg:x="17.224cm" svg:y="9.586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4" draw:text-style-name="P4" draw:layer="layout" svg:width="0.222cm" svg:height="0.253cm" svg:x="17.478cm" svg:y="9.528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4" draw:text-style-name="P4" draw:layer="layout" svg:width="0.124cm" svg:height="0.419cm" svg:x="17.749cm" svg:y="9.477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8" draw:text-style-name="P6" draw:layer="layout" svg:width="0.345cm" svg:height="0.319cm" svg:x="18.902cm" svg:y="7.502cm">
          <draw:text-box>
            <text:p><text:span text:style-name="T2">AT</text:span></text:p>
          </draw:text-box>
        </draw:frame>
        <draw:frame draw:style-name="gr9" draw:text-style-name="P6" draw:layer="layout" svg:width="0.425cm" svg:height="0.319cm" svg:x="18.903cm" svg:y="8.003cm">
          <draw:text-box>
            <text:p><text:span text:style-name="T2">GC</text:span></text:p>
          </draw:text-box>
        </draw:frame>
        <draw:frame draw:style-name="gr10" draw:text-style-name="P7" draw:layer="layout" svg:width="1.987cm" svg:height="0.395cm" svg:x="13.203cm" svg:y="1.606cm">
          <draw:text-box>
            <text:p><text:span text:style-name="T3">Code length:</text:span></text:p>
          </draw:text-box>
        </draw:frame>
        <draw:g>
          <svg:title>TexMaths</svg:title>
          <svg:desc>10§display§\nu§svg§600§TRUE§</svg:desc>
          <draw:g>
            <draw:path draw:style-name="gr4" draw:text-style-name="P4" draw:layer="layout" svg:width="0.163cm" svg:height="0.152cm" svg:x="15.411cm" svg:y="1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1" draw:text-style-name="P7" draw:layer="layout" svg:width="2.212cm" svg:height="0.395cm" svg:x="16.604cm" svg:y="1.607cm">
          <draw:text-box>
            <text:p><text:span text:style-name="T3">symbol (even)</text:span></text:p>
          </draw:text-box>
        </draw:frame>
        <draw:frame draw:style-name="gr12" draw:text-style-name="P3" draw:layer="layout" svg:width="1.606cm" svg:height="0.395cm" svg:x="1.204cm" svg:y="12.007cm">
          <draw:text-box>
            <text:p><text:span text:style-name="T1">Encoding</text:span></text:p>
          </draw:text-box>
        </draw:frame>
        <draw:custom-shape draw:style-name="gr13" draw:text-style-name="P9" draw:layer="layout" svg:width="1.8cm" svg:height="0.5cm" svg:x="1.6cm" svg:y="1.7cm">
          <text:p text:style-name="P8"><text:span text:style-name="T4">outer enc A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4cm" svg:height="0.5cm" svg:x="5.2cm" svg:y="1.7cm">
          <text:p text:style-name="P8"><text:span text:style-name="T4">inner-A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.3cm" svg:y1="1.9cm" svg:x2="1.6cm" svg:y2="1.9cm">
          <text:p/>
        </draw:line>
        <draw:g>
          <svg:title>TexMaths</svg:title>
          <svg:desc>10§display§\tilde{\bm{c}}_i \!\in\! \mathbb{B}^{k_{\rm a}}§svg§600§TRUE§</svg:desc>
          <draw:g>
            <draw:path draw:style-name="gr4" draw:text-style-name="P4" draw:layer="layout" svg:width="0.116cm" svg:height="0.032cm" svg:x="3.478cm" svg:y="1.64cm" svg:viewBox="0 0 117 33" svg:d="M117 5c-2-2-4-3-6-5-10 6-13 17-29 17-8 0-16-5-22-9-10-5-16-8-22-8-13 0-20 8-38 27 2 2 4 4 6 6 0-1 13-17 28-17 8 0 17 5 23 9 10 5 16 8 22 8 13 0 20-8 38-28z">
              <text:p/>
            </draw:path>
            <draw:path draw:style-name="gr4" draw:text-style-name="P4" draw:layer="layout" svg:width="0.162cm" svg:height="0.16cm" svg:x="3.44cm" svg:y="1.721cm" svg:viewBox="0 0 163 161" svg:d="M135 19c-18 6-19 23-19 24 0 5 4 16 18 16 15 0 25-12 25-27 0-18-18-32-49-32-70 0-110 54-110 100 0 32 20 61 75 61 9 0 33-1 54-9 20-8 34-22 34-26 0-3-5-9-8-9-2 0-3 1-6 3-19 20-46 28-74 28-23 0-34-12-34-33 0-12 9-54 19-73 14-24 36-30 50-30 5 0 16 1 25 7z">
              <text:p/>
            </draw:path>
            <draw:path draw:style-name="gr4" draw:text-style-name="P4" draw:layer="layout" svg:width="0.073cm" svg:height="0.164cm" svg:x="3.616cm" svg:y="1.768cm" svg:viewBox="0 0 74 165" svg:d="M68 9c0-4-3-9-10-9s-14 6-14 13c0 5 4 10 10 10 7 0 14-7 14-14zM18 134c-1 3-2 6-2 10 0 12 9 21 23 21 25 0 35-34 35-38 0-3-3-3-4-3-3 0-3 2-4 4-6 20-17 30-26 30-5 0-6-3-6-9 0-5 1-10 3-15 3-7 6-14 8-20 3-6 11-28 12-31 1-2 2-5 2-8 0-11-10-21-24-21-24 0-35 34-35 38 0 3 3 3 4 3 3 0 4-1 4-4 7-21 18-30 27-30 4 0 6 2 6 9 0 5-2 9-8 24-5 13-10 26-15 40z">
              <text:p/>
            </draw:path>
            <draw:path draw:style-name="gr4" draw:text-style-name="P4" draw:layer="layout" svg:width="0.175cm" svg:height="0.201cm" svg:x="3.789cm" svg:y="1.69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4" draw:text-style-name="P4" draw:layer="layout" svg:width="0.214cm" svg:height="0.238cm" svg:x="4.035cm" svg:y="1.639cm" svg:viewBox="0 0 215 239" svg:d="M46 32c0-5 0-13-3-20 13 0 26 0 39 0-5 6-5 13-5 18 0 60 0 120 0 179 0 5 0 12 5 18-13 0-26 0-39 0 3-7 3-15 3-20 0-58 0-117 0-175zM142 105c11-11 14-29 14-44 0-24-7-39-15-47 24 2 49 11 49 46 0 22-25 40-48 45zM89 31c0-7 0-11 5-15 2 0 7-4 15-4 16 0 35 13 35 49 0 39-20 48-55 49 0-27 0-53 0-79zM163 111c20-10 39-27 39-51 0-49-40-60-83-60-36 0-71 0-107 0-6 0-12 0-12 6s6 6 12 6c21 0 22 4 22 21 0 58 0 116 0 173 0 18-1 21-23 21-4 0-11 0-11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4" draw:text-style-name="P4" draw:layer="layout" svg:width="0.12cm" svg:height="0.172cm" svg:x="4.285cm" svg:y="1.564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2-4-3-4 0-4 1-5 6-3 10-10 28-22 28-6 0-8-6-8-13 0-4 0-5 1-11 0-1 1-5 1-8 0-21-29-25-39-25 7-5 16-13 20-17 12-11 25-23 38-23 3 0 7 1 9 3-11 2-13 10-13 14 0 5 4 9 10 9s14-5 14-16c0-8-6-17-19-17-14 0-27 10-40 22-10 10-18 17-28 21 8-33 16-65 24-97z">
              <text:p/>
            </draw:path>
            <draw:path draw:style-name="gr4" draw:text-style-name="P4" draw:layer="layout" svg:width="0.098cm" svg:height="0.079cm" svg:x="4.43cm" svg:y="1.691cm" svg:viewBox="0 0 99 80" svg:d="M77 26c0-17-17-26-39-26-11 0-31 0-31 15 0 7 5 10 9 10 5 0 9-4 9-10 0-4-2-6-4-7 6-2 15-2 17-2 14 0 24 8 24 20 0 2 0 3 0 5-17 1-27 1-40 6-12 4-22 12-22 23 0 16 20 20 34 20s24-5 30-14c1 6 5 13 14 13 1 0 21 0 21-16 0-3 0-7 0-10-3 0-5 0-8 0 0 3 0 6 0 9 0 2 0 10-7 10s-7-8-7-10c0-12 0-24 0-36zM62 53c0 20-21 21-26 21-10 0-20-5-20-14 0-6 4-22 46-24 0 6 0 11 0 17z">
              <text:p/>
            </draw:path>
          </draw:g>
        </draw:g>
        <draw:g>
          <svg:title>TexMaths</svg:title>
          <svg:desc>10§display§\hat{\bm{c}}_i \!\in\! \mathbb{B}^{k_{\rm b} \times \nu} §svg§600§TRUE§</svg:desc>
          <draw:g>
            <draw:path draw:style-name="gr4" draw:text-style-name="P4" draw:layer="layout" svg:width="0.092cm" svg:height="0.053cm" svg:x="3.494cm" svg:y="2.156cm" svg:viewBox="0 0 93 54" svg:d="M47 0c-16 16-31 32-47 48 2 2 4 4 6 6 14-12 27-24 41-36 13 12 27 24 40 36 2-2 4-4 6-6-15-16-31-32-46-48z">
              <text:p/>
            </draw:path>
            <draw:path draw:style-name="gr4" draw:text-style-name="P4" draw:layer="layout" svg:width="0.163cm" svg:height="0.16cm" svg:x="3.444cm" svg:y="2.246cm" svg:viewBox="0 0 164 161" svg:d="M135 19c-18 6-19 23-19 24 0 5 4 16 18 16 15 0 25-12 25-27 0-18-18-32-49-32-70 0-110 54-110 100 0 32 20 61 75 61 9 0 33-1 54-9 20-8 35-22 35-26 0-3-6-9-9-9-2 0-3 1-6 3-19 20-46 28-74 28-23 0-34-12-34-33 0-12 9-54 19-73 14-24 36-30 50-30 5 0 16 1 25 7z">
              <text:p/>
            </draw:path>
            <draw:path draw:style-name="gr4" draw:text-style-name="P4" draw:layer="layout" svg:width="0.073cm" svg:height="0.164cm" svg:x="3.62cm" svg:y="2.293cm" svg:viewBox="0 0 74 165" svg:d="M68 9c0-4-3-9-10-9-6 0-14 6-14 13 0 5 4 10 10 10 7 0 14-7 14-14zM18 134c-1 3-2 6-2 10 0 12 9 21 23 21 25 0 35-34 35-38 0-3-3-3-4-3-3 0-3 2-4 4-6 20-17 30-26 30-5 0-6-3-6-9 0-5 1-10 4-15 2-7 5-14 7-20 3-6 11-28 12-31 1-2 2-5 2-8 0-11-10-21-23-21-25 0-36 34-36 38 0 3 3 3 4 3 4 0 4-1 5-4 6-21 17-30 26-30 4 0 6 2 6 9 0 5-2 9-8 24-5 13-10 26-15 40z">
              <text:p/>
            </draw:path>
            <draw:path draw:style-name="gr4" draw:text-style-name="P4" draw:layer="layout" svg:width="0.175cm" svg:height="0.201cm" svg:x="3.793cm" svg:y="2.215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4" draw:text-style-name="P4" draw:layer="layout" svg:width="0.213cm" svg:height="0.238cm" svg:x="4.041cm" svg:y="2.164cm" svg:viewBox="0 0 214 239" svg:d="M46 32c0-5 0-13-4-20 13 0 26 0 39 0-5 6-5 13-5 18 0 60 0 120 0 179 0 5 0 12 5 18-13 0-26 0-39 0 4-7 4-15 4-20 0-58 0-117 0-175zM141 105c12-11 14-29 14-44 0-24-7-39-15-47 24 2 49 11 49 46 0 22-25 40-48 45zM88 31c0-7 0-11 5-15 2 0 7-4 15-4 16 0 35 13 35 49 0 39-20 48-55 49 0-27 0-53 0-79zM162 111c20-10 39-27 39-51 0-49-40-60-83-60-36 0-71 0-107 0-6 0-11 0-11 6s6 6 11 6c21 0 22 4 22 21 0 58 0 116 0 173 0 18-1 21-23 21-4 0-10 0-10 6s5 6 11 6c35 0 70 0 105 0 43 0 98-17 98-65 0-36-26-56-52-63zM88 208c0-28 0-57 0-86 28 0 40 0 51 8 14 10 15 33 15 44 0 14-1 53-45 53-21 0-21-13-21-19zM151 222c13-14 15-32 15-48 0-24-5-42-19-54 32 6 55 24 55 54 0 26-21 41-51 48z">
              <text:p/>
            </draw:path>
            <draw:path draw:style-name="gr4" draw:text-style-name="P4" draw:layer="layout" svg:width="0.12cm" svg:height="0.172cm" svg:x="4.289cm" svg:y="2.089cm" svg:viewBox="0 0 121 173" svg:d="M58 8c1-1 1-3 1-4 0-2-1-4-4-4-4 0-25 2-31 3-2 0-5 0-5 5 0 4 3 4 6 4 12 0 12 1 12 3s-1 4-1 6c-12 46-23 92-35 138-1 5-1 5-1 6 0 4 3 8 8 8 7 0 10-5 12-11 0-1 11-44 12-47 17 2 31 7 31 20 0 1 0 2 0 5-1 4-1 5-1 7 0 18 14 26 26 26 24 0 21-26 31-38 0-3-3-3-4-3-3 0-4 1-5 6-3 10-10 28-22 28-6 0-8-6-8-13 0-4 0-5 1-11 1-1 2-5 2-8 0-21-30-25-40-25 7-5 16-13 20-17 13-11 25-23 39-23 3 0 6 1 8 3-11 2-13 10-13 14 0 5 4 9 10 9s14-5 14-16c0-8-6-17-19-17-14 0-27 10-39 22-11 10-19 17-29 21 8-33 16-65 24-97z">
              <text:p/>
            </draw:path>
            <draw:path draw:style-name="gr4" draw:text-style-name="P4" draw:layer="layout" svg:width="0.105cm" svg:height="0.122cm" svg:x="4.433cm" svg:y="2.175cm" svg:viewBox="0 0 106 123" svg:d="M30 0c-10 1-20 1-30 2 0 3 0 5 0 8 13 0 15 1 15 9 0 34 0 68 0 102 2 0 5 0 7 0 1-2 3-4 4-7 1-1 1-2 2-3 8 8 18 12 29 12 27 0 49-17 49-39 0-21-20-40-46-40-10 0-21 3-30 10 0-18 0-36 0-54zM30 63c6-9 18-13 28-13 21 0 30 15 30 34 0 10-2 19-9 25-6 5-14 9-23 9-12 0-21-7-26-15 0-14 0-27 0-40z">
              <text:p/>
            </draw:path>
            <draw:path draw:style-name="gr4" draw:text-style-name="P4" draw:layer="layout" svg:width="0.131cm" svg:height="0.13cm" svg:x="4.613cm" svg:y="2.132cm" svg:viewBox="0 0 132 131" svg:d="M128 12c3-2 4-4 4-6 0-3-4-6-6-6-3 0-4 1-7 4-18 18-35 35-53 53-18-18-36-35-54-53-3-3-4-4-6-4-4 0-6 3-6 6s1 3 3 6c18 18 36 36 54 54-18 17-36 35-54 53-3 4-3 5-3 6 0 4 2 6 6 6 2 0 3 0 6-3 18-18 36-36 54-54 19 18 37 37 56 56 1 1 2 1 4 1s6-2 6-6c0-2-1-2-2-3 0-1-48-48-56-56 18-18 36-36 54-54z">
              <text:p/>
            </draw:path>
            <draw:path draw:style-name="gr4" draw:text-style-name="P4" draw:layer="layout" svg:width="0.126cm" svg:height="0.107cm" svg:x="4.806cm" svg:y="2.151cm" svg:viewBox="0 0 127 108" svg:d="M44 7c0-1 1-2 1-3s0-4-4-4c-5 0-15 1-16 1-5 1-9 1-14 2-4 0-7 0-7 5 0 4 4 4 7 4 11 0 11 1 11 3s-1 7-2 10c-4 16-8 33-12 49-6 25-8 30-8 31 0 3 4 3 5 3s3 0 4 0c22-3 53-15 79-38 34-30 39-61 39-62 0-4-4-8-9-8-8 0-10 7-12 14-10 35-43 72-85 84 8-31 15-61 23-91z">
              <text:p/>
            </draw:path>
          </draw:g>
        </draw:g>
        <draw:line draw:style-name="gr15" draw:text-style-name="P2" draw:layer="layout" svg:x1="3.4cm" svg:y1="2cm" svg:x2="5.2cm" svg:y2="2cm">
          <text:p/>
        </draw:line>
        <draw:line draw:style-name="gr15" draw:text-style-name="P2" draw:layer="layout" svg:x1="3.4cm" svg:y1="2.5cm" svg:x2="5.8cm" svg:y2="2.5cm">
          <text:p/>
        </draw:line>
        <draw:g>
          <svg:title>TexMaths</svg:title>
          <svg:desc>10§display§\bm{s}_i \!\in\! \Phi^{\nu}§svg§600§TRUE§</svg:desc>
          <draw:g>
            <draw:path draw:style-name="gr4" draw:text-style-name="P4" draw:layer="layout" svg:width="0.146cm" svg:height="0.16cm" svg:x="7.346cm" svg:y="2.23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4" draw:text-style-name="P4" draw:layer="layout" svg:width="0.074cm" svg:height="0.164cm" svg:x="7.524cm" svg:y="2.278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4" draw:text-style-name="P4" draw:layer="layout" svg:width="0.174cm" svg:height="0.201cm" svg:x="7.698cm" svg:y="2.199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4" draw:text-style-name="P4" draw:layer="layout" svg:width="0.212cm" svg:height="0.237cm" svg:x="7.961cm" svg:y="2.149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4" draw:text-style-name="P4" draw:layer="layout" svg:width="0.126cm" svg:height="0.107cm" svg:x="8.212cm" svg:y="2.135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16" draw:text-style-name="P9" draw:layer="layout" svg:width="1.6cm" svg:height="0.8cm" svg:x="9.4cm" svg:y="1.8cm">
          <text:p text:style-name="P8"><text:span text:style-name="T4">synthesis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1cm" svg:y1="2.1cm" svg:x2="12.3cm" svg:y2="2.1cm">
          <text:p/>
        </draw:line>
        <draw:g>
          <svg:title>TexMaths</svg:title>
          <svg:desc>10§display§\bm{x}^j \!\in\! \Sigma^{N}§svg§600§TRUE§</svg:desc>
          <draw:g>
            <draw:path draw:style-name="gr4" draw:text-style-name="P4" draw:layer="layout" svg:width="0.198cm" svg:height="0.161cm" svg:x="11.071cm" svg:y="1.895cm" svg:viewBox="0 0 199 162" svg:d="M175 18c-13 4-19 16-19 24s6 16 18 16 25-10 25-27c0-19-19-31-40-31-20 0-33 15-38 22-8-15-28-22-48-22-44 0-68 43-68 55 0 5 5 5 8 5 4 0 7 0 8-5 10-32 36-42 50-42 13 0 20 6 20 17 0 7-5 26-8 39-4 16-8 32-12 48-5 21-18 32-30 32-2 0-10 0-17-5 13-4 19-16 19-25 0-7-6-16-18-16s-25 11-25 28c0 18 19 31 40 31 20 0 33-16 38-22 9 15 28 22 48 22 44 0 68-44 68-55 0-5-5-5-8-5-4 0-7 0-8 4-10 32-36 43-50 43-13 0-20-6-20-18 0-7 5-26 8-39 3-9 11-42 12-47 6-21 18-32 30-32 2 0 10 0 17 5z">
              <text:p/>
            </draw:path>
            <draw:path draw:style-name="gr4" draw:text-style-name="P4" draw:layer="layout" svg:width="0.107cm" svg:height="0.211cm" svg:x="11.289cm" svg:y="1.746cm" svg:viewBox="0 0 108 212" svg:d="M108 9c0-4-3-9-10-9s-13 7-13 14c0 4 3 9 9 9 7 0 14-6 14-14zM56 175c-4 16-17 30-32 30-3 0-6 0-9-1 7-3 9-9 9-13 0-6-5-9-10-9-7 0-14 7-14 15 0 9 10 15 25 15 14 0 43-9 51-38 7-30 15-59 22-88 1-2 1-5 1-8 0-14-11-23-26-23-28 0-43 34-43 37s3 3 4 3c3 0 3 0 5-4 6-14 19-29 33-29 6 0 8 4 8 12 0 2 0 6 0 7-8 31-16 62-24 94z">
              <text:p/>
            </draw:path>
            <draw:path draw:style-name="gr4" draw:text-style-name="P4" draw:layer="layout" svg:width="0.175cm" svg:height="0.202cm" svg:x="11.505cm" svg:y="1.864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4" draw:text-style-name="P4" draw:layer="layout" svg:width="0.213cm" svg:height="0.238cm" svg:x="11.768cm" svg:y="1.814cm" svg:viewBox="0 0 214 239" svg:d="M111 125c3-3 2-4 3-5 0-2-1-4-2-5-24-35-48-69-72-104 27 0 54 0 81 0 59 0 77 13 84 68 3 0 6 0 9 0-4-26-7-53-10-79-65 0-130 0-195 0-8 0-9 0-9 8 29 42 58 84 87 127-28 31-55 63-83 94-4 4-4 5-4 6 0 4 4 4 9 4 65 0 130 0 195 0 3-27 6-55 10-82-3 0-6 0-9 0-6 58-30 67-85 67-32 0-65 0-97 0 29-33 59-66 88-99z">
              <text:p/>
            </draw:path>
            <draw:path draw:style-name="gr4" draw:text-style-name="P4" draw:layer="layout" svg:width="0.218cm" svg:height="0.167cm" svg:x="12.019cm" svg:y="1.741cm" svg:viewBox="0 0 219 168" svg:d="M188 27c2-9 6-17 26-18 1 0 5 0 5-5 0-2-1-4-4-4-8 0-17 1-25 1-6 0-21-1-27-1-1 0-4 0-4 6 0 3 3 3 5 3 12 0 16 4 16 10 0 2-1 3-1 6-9 35-18 71-27 107-21-43-41-85-62-128-2-4-3-4-9-4-11 0-23 0-34 0-4 0-7 0-7 6 0 3 3 3 8 3s10 0 15 1c-11 44-21 88-32 132-3 9-7 16-26 17-2 0-5 0-5 5 0 3 2 4 3 4 9 0 18-1 26-1 6 0 20 1 26 1 3 0 5-1 5-5s-3-4-6-4c-15 0-15-7-15-10 0-1 0-2 1-6 10-42 21-84 31-126 24 49 48 98 72 147 2 4 3 4 5 4 4 0 4-1 6-5 11-46 23-91 34-136z">
              <text:p/>
            </draw:path>
          </draw:g>
        </draw:g>
        <draw:g>
          <svg:title>TexMaths</svg:title>
          <svg:desc>9§display§i \!\in\! [n]§svg§600§TRUE§</svg:desc>
          <draw:g>
            <draw:path draw:style-name="gr4" draw:text-style-name="P4" draw:layer="layout" svg:width="0.083cm" svg:height="0.21cm" svg:x="4.252cm" svg:y="2.605cm" svg:viewBox="0 0 84 211" svg:d="M81 12c0-7-5-12-12-12-9 0-17 8-17 17 0 5 4 11 12 11 7 0 17-7 17-16zM57 129c3-9 3-10 7-18 2-6 3-11 3-17 0-13-10-25-26-25-29 0-41 46-41 49 0 2 2 1 4 2 3 0 3-1 5-5 8-30 21-40 31-40 3 0 9 0 9 11 0 6-2 13-4 16-3 8-16 45-22 59-3 8-7 18-7 25 0 14 11 25 26 25 30 0 42-45 42-49 0-2-3-2-5-2-3 0-3 1-4 5-6 20-17 40-33 40-5 0-7-4-7-11 0-8 2-13 9-32 4-11 8-22 13-33z">
              <text:p/>
            </draw:path>
            <draw:path draw:style-name="gr4" draw:text-style-name="P4" draw:layer="layout" svg:width="0.156cm" svg:height="0.181cm" svg:x="4.413cm" svg:y="2.642cm" svg:viewBox="0 0 157 182" svg:d="M146 98c6 0 11 0 11-6 0-7-5-7-11-7-44 0-89 0-133 0 4-42 40-72 84-72 16 0 33 0 49 0 6 0 11 0 11-7 0-6-5-6-11-6-16 0-33 0-49 0-54 0-97 41-97 92 0 50 43 90 97 90 16 0 33 0 49 0 6 0 11 0 11-6s-5-6-11-6c-16 0-33 0-49 0-44 0-80-30-84-72 44 0 89 0 133 0z">
              <text:p/>
            </draw:path>
            <draw:path draw:style-name="gr4" draw:text-style-name="P4" draw:layer="layout" svg:width="0.042cm" svg:height="0.313cm" svg:x="4.669cm" svg:y="2.577cm" svg:viewBox="0 0 43 314" svg:d="M43 314c0-4 0-8 0-13-10 0-20 0-30 0 0-96 0-192 0-288 10 0 20 0 30 0 0-5 0-9 0-13-14 0-29 0-43 0 0 105 0 209 0 314 14 0 29 0 43 0z">
              <text:p/>
            </draw:path>
            <draw:path draw:style-name="gr4" draw:text-style-name="P4" draw:layer="layout" svg:width="0.17cm" svg:height="0.141cm" svg:x="4.729cm" svg:y="2.674cm" svg:viewBox="0 0 171 142" svg:d="M18 120c-1 5-3 12-3 14 0 5 5 8 9 8 5 0 10-2 12-8 1-1 4-16 6-24 3-9 5-19 7-28 2-8 4-14 6-21 1-5 3-14 3-16 6-10 22-39 52-39 14 0 17 12 17 23 0 19-16 59-20 73-4 7-4 11-4 15 0 14 11 25 26 25 30 0 42-46 42-49 0-2-3-2-4-2-4 0-4 1-5 5-7 22-16 39-32 39-5 0-8-3-8-10 0-8 3-16 6-23 6-16 19-51 19-69 0-20-13-33-36-33-28 0-44 20-49 27-2-17-15-27-30-27-14 0-19 12-23 18-5 11-9 29-9 30 0 3 3 3 4 3 2 0 3 0 5-7 5-22 12-38 22-38 7 0 10 5 10 16 0 6-1 9-4 26-6 24-13 48-19 72z">
              <text:p/>
            </draw:path>
            <draw:path draw:style-name="gr4" draw:text-style-name="P4" draw:layer="layout" svg:width="0.042cm" svg:height="0.313cm" svg:x="4.916cm" svg:y="2.577cm" svg:viewBox="0 0 43 314" svg:d="M43 0c-14 0-29 0-43 0 0 4 0 8 0 13 10 0 20 0 31 0 0 96 0 192 0 288-11 0-21 0-31 0 0 5 0 9 0 13 14 0 29 0 43 0 0-105 0-209 0-314z">
              <text:p/>
            </draw:path>
          </draw:g>
        </draw:g>
        <draw:custom-shape draw:style-name="gr17" draw:text-style-name="P9" draw:layer="layout" svg:width="2.2cm" svg:height="0.5cm" draw:transform="rotate (-1.5707963267949) translate (12.8cm 1.8cm)">
          <text:p text:style-name="P8"><text:span text:style-name="T4">IDS channe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display§N \!=\! \nu n§svg§600§TRUE§</svg:desc>
          <draw:g>
            <draw:path draw:style-name="gr4" draw:text-style-name="P4" draw:layer="layout" svg:width="0.295cm" svg:height="0.237cm" svg:x="15.411cm" svg:y="2.0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4" draw:text-style-name="P4" draw:layer="layout" svg:width="0.233cm" svg:height="0.081cm" svg:x="15.776cm" svg:y="2.1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65cm" svg:height="0.153cm" svg:x="16.086cm" svg:y="2.1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4" draw:text-style-name="P4" draw:layer="layout" svg:width="0.189cm" svg:height="0.157cm" svg:x="16.274cm" svg:y="2.1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15" draw:text-style-name="P2" draw:layer="layout" svg:x1="12.3cm" svg:y1="3.8cm" svg:x2="12cm" svg:y2="3.8cm">
          <text:p/>
        </draw:line>
        <draw:g>
          <svg:title>TexMaths</svg:title>
          <svg:desc>10§display§\bm{y}^j \!\in\! \Sigma^{N_j}§svg§600§TRUE§</svg:desc>
          <draw:g>
            <draw:path draw:style-name="gr4" draw:text-style-name="P4" draw:layer="layout" svg:width="0.192cm" svg:height="0.227cm" svg:x="8.873cm" svg:y="3.523cm" svg:viewBox="0 0 193 228" svg:d="M191 26c2-6 2-7 2-8 0-8-5-15-16-15-19 0-23 16-25 26-3 12-6 24-9 36-5 17-11 44-15 58-2 8-13 16-14 17-4 2-12 8-24 8-20 0-21-17-21-25 0-22 11-49 21-74 3-9 4-12 4-18 0-20-20-31-39-31-37 0-55 47-55 54 0 5 5 5 8 5 5 0 7 0 9-4 11-39 30-43 36-43 2 0 6 0 6 8s-4 17-6 23c-14 35-21 55-21 72 0 40 35 46 55 46 9 0 21-1 34-10-10 42-36 64-60 64-5 0-15 0-22-5 12-4 17-14 17-22 0-13-10-16-17-16-13 0-25 11-25 26 0 17 18 30 47 30 40 0 87-27 97-69 11-45 22-89 33-133z">
              <text:p/>
            </draw:path>
            <draw:path draw:style-name="gr4" draw:text-style-name="P4" draw:layer="layout" svg:width="0.107cm" svg:height="0.211cm" svg:x="9.082cm" svg:y="3.374cm" svg:viewBox="0 0 108 212" svg:d="M108 9c0-4-3-9-10-9s-14 7-14 13c0 4 3 10 10 10s14-7 14-14zM56 175c-4 16-17 30-32 30-3 0-6-1-9-2 7-3 9-9 9-11 0-6-5-9-10-9-8 0-14 6-14 13 0 9 9 16 24 16 14 0 44-9 52-38 7-30 15-59 22-88 0-3 1-5 1-9 0-13-12-23-26-23-28 0-43 34-43 38 0 3 3 3 4 3 3 0 3-1 5-4 6-15 19-30 33-30 6 0 8 4 8 12 0 3 0 6 0 8-8 31-16 62-24 94z">
              <text:p/>
            </draw:path>
            <draw:path draw:style-name="gr4" draw:text-style-name="P4" draw:layer="layout" svg:width="0.175cm" svg:height="0.201cm" svg:x="9.298cm" svg:y="3.492cm" svg:viewBox="0 0 176 202" svg:d="M164 109c6 0 12 0 12-7s-6-7-12-7c-50 0-99 0-149 0 4-47 44-81 94-81 18 0 37 0 55 0 6 0 12 0 12-7s-6-7-12-7c-19 0-37 0-56 0-60 0-108 46-108 102s48 100 108 100c19 0 37 0 56 0 6 0 12 0 12-7 0-6-6-6-12-6-18 0-37 0-55 0-50 0-90-33-94-80 50 0 99 0 149 0z">
              <text:p/>
            </draw:path>
            <draw:path draw:style-name="gr4" draw:text-style-name="P4" draw:layer="layout" svg:width="0.213cm" svg:height="0.237cm" svg:x="9.561cm" svg:y="3.442cm" svg:viewBox="0 0 214 238" svg:d="M111 125c3-4 3-5 3-6s-1-3-2-5c-24-35-48-69-72-103 27 0 54 0 81 0 59 0 77 12 84 68 3 0 6 0 9 0-4-26-7-53-10-79-65 0-130 0-195 0-8 0-9 0-9 8 29 42 58 84 87 127-28 31-55 63-83 94-4 4-4 4-4 5 0 4 4 4 9 4 65 0 130 0 195 0 3-27 6-54 10-81-3 0-6 0-9 0-6 57-30 66-85 66-32 0-65 0-97 0 29-32 59-65 88-98z">
              <text:p/>
            </draw:path>
            <draw:path draw:style-name="gr4" draw:text-style-name="P4" draw:layer="layout" svg:width="0.218cm" svg:height="0.167cm" svg:x="9.812cm" svg:y="3.369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8 48 97 72 146 2 4 3 5 6 5 4 0 4-1 5-6 11-45 23-90 34-135z">
              <text:p/>
            </draw:path>
            <draw:path draw:style-name="gr4" draw:text-style-name="P4" draw:layer="layout" svg:width="0.082cm" svg:height="0.151cm" svg:x="10.024cm" svg:y="3.455cm" svg:viewBox="0 0 83 152" svg:d="M83 7c0-4-3-7-8-7s-11 5-11 10c0 4 4 8 8 8 6 0 11-6 11-11zM45 124c-4 14-15 23-25 23-3 0-5-1-7-1 4-3 6-7 6-10s-2-7-8-7-11 6-11 11c0 8 8 12 20 12s35-6 40-27 11-42 16-63c0-2 1-3 1-6 0-10-10-17-22-17-21 0-34 24-34 27s3 3 4 3c2 0 3-1 3-3 8-17 20-21 26-21 7 0 8 6 8 9s0 4-1 5c-5 21-11 43-16 65z">
              <text:p/>
            </draw:path>
          </draw:g>
        </draw:g>
        <draw:custom-shape draw:style-name="gr14" draw:text-style-name="P10" draw:layer="layout" svg:width="1.4cm" svg:height="0.5cm" svg:x="5.8cm" svg:y="2.9cm">
          <text:p text:style-name="P8"><text:span text:style-name="T4">FBA-A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8cm" svg:height="0.5cm" svg:x="1.6cm" svg:y="2.9cm">
          <text:p text:style-name="P8"><text:span text:style-name="T4">outer dec A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5.8cm" svg:y1="3.1cm" svg:x2="3.401cm" svg:y2="3.1cm">
          <text:p/>
        </draw:line>
        <draw:line draw:style-name="gr15" draw:text-style-name="P2" draw:layer="layout" svg:x1="1.6cm" svg:y1="3.2cm" svg:x2="1.3cm" svg:y2="3.2cm">
          <text:p/>
        </draw:line>
        <draw:g>
          <svg:title>TexMaths</svg:title>
          <svg:desc>9§display§\tilde{\bm{c}}_0§svg§600§TRUE§</svg:desc>
          <draw:g>
            <draw:path draw:style-name="gr4" draw:text-style-name="P4" draw:layer="layout" svg:width="0.103cm" svg:height="0.029cm" svg:x="1.966cm" svg:y="4.688cm" svg:viewBox="0 0 104 30" svg:d="M104 4c-1-1-3-3-4-4-9 5-13 15-26 15-8 0-16-4-21-8-8-5-14-7-20-7-11 0-17 7-33 24 1 2 3 4 4 6 0-1 13-16 26-16 8 0 16 5 21 8 8 5 14 8 19 8 12 0 18-8 34-26z">
              <text:p/>
            </draw:path>
            <draw:path draw:style-name="gr4" draw:text-style-name="P4" draw:layer="layout" svg:width="0.145cm" svg:height="0.144cm" svg:x="1.932cm" svg:y="4.76cm" svg:viewBox="0 0 146 145" svg:d="M121 18c-17 5-17 21-17 22 0 4 3 14 15 14 14 0 24-12 24-24 0-17-17-30-44-30-64 0-99 49-99 91 0 28 18 54 66 54 8 0 30 0 49-8 19-7 31-19 31-24 0-2-5-8-8-8-2 0-3 1-4 4-17 18-43 25-67 25-20 0-31-11-31-30 0-11 8-49 18-65 12-22 31-27 45-27 3 0 14 0 22 6z">
              <text:p/>
            </draw:path>
            <draw:path draw:style-name="gr4" draw:text-style-name="P4" draw:layer="layout" svg:width="0.101cm" svg:height="0.15cm" svg:x="2.09cm" svg:y="4.803cm" svg:viewBox="0 0 102 151" svg:d="M102 76c0-24-2-41-12-56-8-11-21-20-39-20-51 0-51 60-51 76 0 17 0 75 51 75s51-58 51-75zM51 145c-10 0-23-6-28-25-2-12-2-30-2-46s0-34 2-45c5-18 19-23 28-23 12 0 23 7 28 21 3 12 3 27 3 47 0 16 0 32-2 46-5 20-20 25-29 25z">
              <text:p/>
            </draw:path>
          </draw:g>
        </draw:g>
        <draw:custom-shape draw:style-name="gr18" draw:text-style-name="P2" draw:layer="layout" svg:width="3.2cm" svg:height="0.4cm" svg:x="1.8cm" svg:y="4.6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6cm" svg:y1="4.6cm" svg:x2="2.6cm" svg:y2="5cm">
          <text:p/>
        </draw:line>
        <draw:g>
          <svg:title>TexMaths</svg:title>
          <svg:desc>9§display§\tilde{\bm{c}}_{n-1}§svg§600§TRUE§</svg:desc>
          <draw:g>
            <draw:path draw:style-name="gr4" draw:text-style-name="P4" draw:layer="layout" svg:width="0.104cm" svg:height="0.029cm" svg:x="4.267cm" svg:y="4.69cm" svg:viewBox="0 0 105 30" svg:d="M105 4c-2-1-3-3-5-4-9 5-12 15-26 15-7 0-16-4-21-8-8-5-13-7-19-7-12 0-18 7-34 24 1 2 3 4 4 6 0-1 13-16 27-16 7 0 15 5 20 8 8 5 15 8 20 8 12 0 18-8 34-26z">
              <text:p/>
            </draw:path>
            <draw:path draw:style-name="gr4" draw:text-style-name="P4" draw:layer="layout" svg:width="0.146cm" svg:height="0.144cm" svg:x="4.233cm" svg:y="4.763cm" svg:viewBox="0 0 147 145" svg:d="M121 17c-16 5-17 21-17 22 0 4 3 14 16 14s23-11 23-24c0-16-16-29-44-29-64 0-99 48-99 90 0 29 18 55 67 55 9 0 30-1 49-9 18-7 31-19 31-23 0-3-5-8-9-8-1 0-1 1-4 3-17 18-42 25-67 25-20 0-31-10-31-29 0-12 8-49 18-66 13-22 31-27 45-27 4 0 14 1 22 6z">
              <text:p/>
            </draw:path>
            <draw:path draw:style-name="gr4" draw:text-style-name="P4" draw:layer="layout" svg:width="0.134cm" svg:height="0.099cm" svg:x="4.391cm" svg:y="4.854cm" svg:viewBox="0 0 135 100" svg:d="M16 84c-1 2-2 8-2 8 0 6 4 8 8 8 3 0 6-3 8-5 1-2 3-9 4-14 1-4 4-15 5-20 1-4 2-9 3-14 3-9 4-11 10-20s16-21 33-21c13 0 13 12 13 16 0 13-9 37-13 47-2 6-3 8-3 12 0 11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4" draw:text-style-name="P4" draw:layer="layout" svg:width="0.148cm" svg:height="0.01cm" svg:x="4.56cm" svg:y="4.891cm" svg:viewBox="0 0 149 11" svg:d="M140 11c4 0 9 0 9-6 0-5-5-5-9-5-44 0-87 0-131 0-4 0-9 0-9 5 0 6 5 6 9 6 44 0 87 0 131 0z">
              <text:p/>
            </draw:path>
            <draw:path draw:style-name="gr4" draw:text-style-name="P4" draw:layer="layout" svg:width="0.079cm" svg:height="0.145cm" svg:x="4.758cm" svg:y="4.806cm" svg:viewBox="0 0 80 146" svg:d="M49 6c0-6 0-6-6-6-14 13-34 13-43 13 0 3 0 6 0 9 4 0 20 0 31-7 0 38 0 75 0 113 0 8 0 10-21 10-3 0-6 0-9 0 0 3 0 6 0 8 4-1 31-1 39-1s36 0 40 1c0-2 0-5 0-8-3 0-5 0-8 0-23 0-23-2-23-10 0-41 0-81 0-122z">
              <text:p/>
            </draw:path>
          </draw:g>
        </draw:g>
        <draw:line draw:style-name="gr19" draw:text-style-name="P2" draw:layer="layout" svg:x1="4.201cm" svg:y1="4.601cm" svg:x2="4.2cm" svg:y2="5cm">
          <text:p/>
        </draw:line>
        <draw:g>
          <svg:title>TexMaths</svg:title>
          <svg:desc>9§display§\tilde{\bm{c}}_1§svg§600§TRUE§</svg:desc>
          <draw:g>
            <draw:path draw:style-name="gr4" draw:text-style-name="P4" draw:layer="layout" svg:width="0.103cm" svg:height="0.029cm" svg:x="2.768cm" svg:y="4.689cm" svg:viewBox="0 0 104 30" svg:d="M104 4c-2-1-3-3-4-4-9 5-12 15-26 15-8 0-16-4-21-8-8-5-14-7-19-7-12 0-18 7-34 24 1 2 3 4 4 6 0-1 13-16 26-16 8 0 16 5 21 8 8 5 14 8 20 8 11 0 18-8 33-26z">
              <text:p/>
            </draw:path>
            <draw:path draw:style-name="gr4" draw:text-style-name="P4" draw:layer="layout" svg:width="0.145cm" svg:height="0.143cm" svg:x="2.734cm" svg:y="4.761cm" svg:viewBox="0 0 146 144" svg:d="M121 18c-17 5-17 21-17 21 0 5 3 15 16 15s23-12 23-24c0-17-17-30-44-30-64 0-99 49-99 91 0 27 18 53 66 53 8 0 31 0 50-7 18-7 30-20 30-24 0-2-5-8-8-8-2 0-3 1-4 4-17 17-43 25-67 25-20 0-31-11-31-30 0-11 8-49 18-65 12-22 31-27 45-27 4 0 14 0 22 6z">
              <text:p/>
            </draw:path>
            <draw:path draw:style-name="gr4" draw:text-style-name="P4" draw:layer="layout" svg:width="0.079cm" svg:height="0.145cm" svg:x="2.905cm" svg:y="4.804cm" svg:viewBox="0 0 80 146" svg:d="M49 6c0-5 0-6-6-6-14 14-34 14-43 14 0 3 0 6 0 8 5 0 20 0 31-6 0 38 0 75 0 112 0 7 0 10-21 10-3 0-6 0-9 0 0 3 0 6 0 8 4 0 31-1 39-1s35 1 40 1c0-2 0-5 0-8-3 0-6 0-8 0-23 0-23-3-23-10 0-40 0-81 0-122z">
              <text:p/>
            </draw:path>
          </draw:g>
        </draw:g>
        <draw:line draw:style-name="gr19" draw:text-style-name="P2" draw:layer="layout" svg:x1="3.401cm" svg:y1="4.6cm" svg:x2="3.4cm" svg:y2="5cm">
          <text:p/>
        </draw:line>
        <draw:line draw:style-name="gr20" draw:text-style-name="P2" draw:layer="layout" svg:x1="1.8cm" svg:y1="4.5cm" svg:x2="2.3cm" svg:y2="4.5cm">
          <text:p/>
        </draw:line>
        <draw:g>
          <svg:title>TexMaths</svg:title>
          <svg:desc>10§display§k_{\rm a}§svg§600§TRUE§</svg:desc>
          <draw:g>
            <draw:path draw:style-name="gr4" draw:text-style-name="P4" draw:layer="layout" svg:width="0.157cm" svg:height="0.245cm" svg:x="1.9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4" draw:text-style-name="P4" draw:layer="layout" svg:width="0.121cm" svg:height="0.111cm" svg:x="2.0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0" draw:text-style-name="P2" draw:layer="layout" svg:x1="1.8cm" svg:y1="5.8cm" svg:x2="2.6cm" svg:y2="5.8cm">
          <text:p/>
        </draw:line>
        <draw:g>
          <svg:title>TexMaths</svg:title>
          <svg:desc>8§display§\nu §svg§600§TRUE§</svg:desc>
          <draw:g>
            <draw:path draw:style-name="gr4" draw:text-style-name="P4" draw:layer="layout" svg:width="0.13cm" svg:height="0.121cm" svg:x="2.108cm" svg:y="5.86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custom-shape draw:style-name="gr18" draw:text-style-name="P2" draw:layer="layout" svg:width="3.2cm" svg:height="0.4cm" svg:x="5.3cm" svg:y="5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3.578cm" svg:y="4.84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3.734cm" svg:y="4.84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3.889cm" svg:y="4.843cm" svg:viewBox="0 0 37 36" svg:d="M37 19c0-11-9-19-19-19s-18 8-18 19c0 10 8 17 18 17s19-7 19-1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3.578cm" svg:y="5.44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3.734cm" svg:y="5.44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3.889cm" svg:y="5.443cm" svg:viewBox="0 0 37 36" svg:d="M37 19c0-11-9-19-19-19s-18 8-18 19c0 10 8 17 18 17s19-7 19-17z">
              <text:p/>
            </draw:path>
          </draw:g>
        </draw:g>
        <draw:line draw:style-name="gr19" draw:text-style-name="P2" draw:layer="layout" svg:x1="6.1cm" svg:y1="5.2cm" svg:x2="6.1cm" svg:y2="5.6cm">
          <text:p/>
        </draw:line>
        <draw:line draw:style-name="gr19" draw:text-style-name="P2" draw:layer="layout" svg:x1="6.9cm" svg:y1="5.2cm" svg:x2="6.9cm" svg:y2="5.6cm">
          <text:p/>
        </draw:line>
        <draw:line draw:style-name="gr19" draw:text-style-name="P2" draw:layer="layout" svg:x1="7.7cm" svg:y1="5.2cm" svg:x2="7.7cm" svg:y2="5.6cm">
          <text:p/>
        </draw:lin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7.178cm" svg:y="5.44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7.334cm" svg:y="5.44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7.489cm" svg:y="5.443cm" svg:viewBox="0 0 37 36" svg:d="M37 19c0-11-9-19-19-19s-18 8-18 19c0 10 8 17 18 17s19-7 19-17z">
              <text:p/>
            </draw:path>
          </draw:g>
        </draw:g>
        <draw:g>
          <svg:title>TexMaths</svg:title>
          <svg:desc>9§display§\bm{s}_0§svg§600§TRUE§</svg:desc>
          <draw:g>
            <draw:path draw:style-name="gr4" draw:text-style-name="P4" draw:layer="layout" svg:width="0.131cm" svg:height="0.144cm" svg:x="5.52cm" svg:y="5.3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4" draw:text-style-name="P4" draw:layer="layout" svg:width="0.102cm" svg:height="0.15cm" svg:x="5.681cm" svg:y="5.4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>
          <svg:title>TexMaths</svg:title>
          <svg:desc>9§display§\bm{s}_1§svg§600§TRUE§</svg:desc>
          <draw:g>
            <draw:path draw:style-name="gr4" draw:text-style-name="P4" draw:layer="layout" svg:width="0.131cm" svg:height="0.143cm" svg:x="6.321cm" svg:y="5.3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4" draw:text-style-name="P4" draw:layer="layout" svg:width="0.079cm" svg:height="0.145cm" svg:x="6.494cm" svg:y="5.4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>
          <svg:title>TexMaths</svg:title>
          <svg:desc>9§display§\bm{s}_{n-1}§svg§600§TRUE§</svg:desc>
          <draw:g>
            <draw:path draw:style-name="gr4" draw:text-style-name="P4" draw:layer="layout" svg:width="0.131cm" svg:height="0.143cm" svg:x="7.823cm" svg:y="5.3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4" draw:text-style-name="P4" draw:layer="layout" svg:width="0.134cm" svg:height="0.098cm" svg:x="7.983cm" svg:y="5.4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4" draw:text-style-name="P4" draw:layer="layout" svg:width="0.148cm" svg:height="0.01cm" svg:x="8.152cm" svg:y="5.495cm" svg:viewBox="0 0 149 11" svg:d="M140 11c4 0 9 0 9-6 0-5-4-5-9-5-43 0-87 0-131 0-4 0-9 0-9 5 0 6 5 6 9 6 44 0 88 0 131 0z">
              <text:p/>
            </draw:path>
            <draw:path draw:style-name="gr4" draw:text-style-name="P4" draw:layer="layout" svg:width="0.079cm" svg:height="0.145cm" svg:x="8.35cm" svg:y="5.4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0" draw:text-style-name="P2" draw:layer="layout" svg:x1="5.3cm" svg:y1="4.5cm" svg:x2="6.1cm" svg:y2="4.5cm">
          <text:p/>
        </draw:line>
        <draw:g>
          <svg:title>TexMaths</svg:title>
          <svg:desc>10§display§\nu§svg§600§TRUE§</svg:desc>
          <draw:g>
            <draw:path draw:style-name="gr4" draw:text-style-name="P4" draw:layer="layout" svg:width="0.163cm" svg:height="0.152cm" svg:x="5.6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0" draw:text-style-name="P2" draw:layer="layout" svg:x1="5.3cm" svg:y1="5.7cm" svg:x2="8.5cm" svg:y2="5.7cm">
          <text:p/>
        </draw:line>
        <draw:g>
          <svg:title>TexMaths</svg:title>
          <svg:desc>10§display§N \!=\! \nu n§svg§600§TRUE§</svg:desc>
          <draw:g>
            <draw:path draw:style-name="gr4" draw:text-style-name="P4" draw:layer="layout" svg:width="0.295cm" svg:height="0.237cm" svg:x="6.412cm" svg:y="5.7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4" draw:text-style-name="P4" draw:layer="layout" svg:width="0.233cm" svg:height="0.081cm" svg:x="6.777cm" svg:y="5.8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65cm" svg:height="0.153cm" svg:x="7.087cm" svg:y="5.8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4" draw:text-style-name="P4" draw:layer="layout" svg:width="0.189cm" svg:height="0.157cm" svg:x="7.275cm" svg:y="5.8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1" draw:text-style-name="P2" draw:layer="layout" svg:width="3.2cm" svg:height="1.2cm" svg:x="9.5cm" svg:y="4.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\bm{x}^0_0§svg§600§TRUE§</svg:desc>
          <draw:g>
            <draw:path draw:style-name="gr4" draw:text-style-name="P4" draw:layer="layout" svg:width="0.177cm" svg:height="0.143cm" svg:x="9.571cm" svg:y="4.766cm" svg:viewBox="0 0 178 144" svg:d="M156 16c-10 4-17 14-17 22 0 7 6 14 16 14 11 0 23-9 23-24 0-17-16-28-36-28-18 0-30 13-33 20-8-14-26-20-44-20-40 0-61 39-61 49 0 5 5 5 8 5s6 0 7-5c9-28 31-37 45-37 11 0 17 5 17 15 0 6-5 23-7 35-4 14-8 29-11 43-5 19-15 29-26 29-2 0-9 0-15-6 10-2 17-13 17-21 0-7-6-15-17-15-10 0-22 9-22 25 0 17 17 27 36 27 18 0 30-13 33-18 8 13 26 18 44 18 40 0 61-38 61-48 0-4-5-4-8-4s-5 0-7 3c-9 29-31 39-45 39-12 0-17-7-17-16 0-7 4-24 7-35 2-9 9-38 11-43 4-18 15-28 27-28 1 0 8 0 14 4z">
              <text:p/>
            </draw:path>
            <draw:path draw:style-name="gr4" draw:text-style-name="P4" draw:layer="layout" svg:width="0.101cm" svg:height="0.15cm" svg:x="9.778cm" svg:y="4.632cm" svg:viewBox="0 0 102 151" svg:d="M102 76c0-24-2-42-12-57-7-10-21-19-39-19-51 0-51 61-51 76 0 16 0 75 51 75s51-59 51-75zM51 144c-10 0-23-6-28-24-2-12-2-30-2-47 0-16 0-33 2-45 5-17 19-22 28-22 12 0 24 7 28 20 3 12 4 28 4 47 0 17 0 33-3 46-5 20-20 25-29 25z">
              <text:p/>
            </draw:path>
            <draw:path draw:style-name="gr4" draw:text-style-name="P4" draw:layer="layout" svg:width="0.101cm" svg:height="0.15cm" svg:x="9.778cm" svg:y="4.839cm" svg:viewBox="0 0 102 151" svg:d="M102 76c0-24-2-41-12-57-7-10-21-19-39-19-51 0-51 60-51 76s0 75 51 75 51-59 51-75zM51 144c-10 0-23-5-28-24-2-12-2-30-2-46 0-17 0-34 2-45 5-18 19-23 28-23 12 0 24 7 28 20 3 13 4 28 4 48 0 16 0 32-3 45-5 21-20 25-29 25z">
              <text:p/>
            </draw:path>
          </draw:g>
        </draw:g>
        <draw:g>
          <svg:title>TexMaths</svg:title>
          <svg:desc>9§display§\bm{x}^{r-1}_0§svg§600§TRUE§</svg:desc>
          <draw:g>
            <draw:path draw:style-name="gr4" draw:text-style-name="P4" draw:layer="layout" svg:width="0.178cm" svg:height="0.144cm" svg:x="9.571cm" svg:y="5.548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5-17-15-10 0-22 9-22 26 0 16 17 27 36 27 18 0 30-14 34-19 7 13 25 19 43 19 40 0 61-39 61-49 0-4-4-4-7-4-4 0-6 0-8 3-9 29-31 39-44 39s-18-6-18-16c0-7 5-24 7-35 2-8 9-38 11-43 5-18 16-28 27-28 2 0 9 0 15 4z">
              <text:p/>
            </draw:path>
            <draw:path draw:style-name="gr4" draw:text-style-name="P4" draw:layer="layout" svg:width="0.102cm" svg:height="0.098cm" svg:x="9.777cm" svg:y="5.459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7c1 0 3-10 5-16 2-8 4-16 6-24z">
              <text:p/>
            </draw:path>
            <draw:path draw:style-name="gr4" draw:text-style-name="P4" draw:layer="layout" svg:width="0.148cm" svg:height="0.01cm" svg:x="9.914cm" svg:y="5.495cm" svg:viewBox="0 0 149 11" svg:d="M140 11c4 0 9 0 9-5 0-6-5-6-9-6-44 0-87 0-131 0-4 0-9 0-9 5 0 6 5 6 9 6 44 0 87 0 131 0z">
              <text:p/>
            </draw:path>
            <draw:path draw:style-name="gr4" draw:text-style-name="P4" draw:layer="layout" svg:width="0.079cm" svg:height="0.145cm" svg:x="10.112cm" svg:y="5.41cm" svg:viewBox="0 0 80 146" svg:d="M49 6c0-6 0-6-6-6-14 13-34 14-43 14 0 3 0 6 0 8 5 0 20 0 31-6 0 38 0 75 0 112 0 8 0 10-21 10-3 0-6 0-9 0 0 3 0 6 0 8 4 0 31-1 39-1s35 1 40 1c0-2 0-5 0-8-3 0-5 0-8 0-23 0-23-2-23-10 0-40 0-81 0-122z">
              <text:p/>
            </draw:path>
            <draw:path draw:style-name="gr4" draw:text-style-name="P4" draw:layer="layout" svg:width="0.101cm" svg:height="0.15cm" svg:x="9.779cm" svg:y="5.628cm" svg:viewBox="0 0 102 151" svg:d="M102 76c0-24-3-41-13-57-7-10-21-19-38-19-51 0-51 60-51 76s0 75 51 75 51-59 51-75zM51 145c-11 0-24-6-29-25-2-12-2-30-2-46 0-17 0-34 3-45 5-18 19-23 28-23 12 0 24 7 27 20 4 13 4 28 4 48 0 16 0 32-3 45-4 21-20 26-28 26z">
              <text:p/>
            </draw:path>
          </draw:g>
        </draw:g>
        <draw:line draw:style-name="gr2" draw:text-style-name="P2" draw:layer="layout" svg:x1="10.3cm" svg:y1="4.6cm" svg:x2="10.3cm" svg:y2="5.8cm">
          <text:p/>
        </draw:line>
        <draw:line draw:style-name="gr2" draw:text-style-name="P2" draw:layer="layout" svg:x1="11.9cm" svg:y1="4.6cm" svg:x2="11.9cm" svg:y2="5.8cm">
          <text:p/>
        </draw:line>
        <draw:g>
          <svg:title>TexMaths</svg:title>
          <svg:desc>8§display§\vdots§svg§600§TRUE§</svg:desc>
          <draw:g>
            <draw:path draw:style-name="gr4" draw:text-style-name="P4" draw:layer="layout" svg:width="0.027cm" svg:height="0.029cm" svg:x="10.738cm" svg:y="5.072cm" svg:viewBox="0 0 28 30" svg:d="M28 15c0-9-6-15-14-15s-14 7-14 15c0 9 6 15 14 15s14-7 14-15z">
              <text:p/>
            </draw:path>
            <draw:path draw:style-name="gr4" draw:text-style-name="P4" draw:layer="layout" svg:width="0.027cm" svg:height="0.029cm" svg:x="10.738cm" svg:y="5.184cm" svg:viewBox="0 0 28 30" svg:d="M28 15c0-9-6-15-14-15s-14 7-14 15c0 9 6 15 14 15s14-7 14-15z">
              <text:p/>
            </draw:path>
            <draw:path draw:style-name="gr4" draw:text-style-name="P4" draw:layer="layout" svg:width="0.027cm" svg:height="0.029cm" svg:x="10.738cm" svg:y="5.295cm" svg:viewBox="0 0 28 30" svg:d="M28 14c0-8-6-14-14-14s-14 6-14 14c0 9 6 16 14 16s14-7 14-16z">
              <text:p/>
            </draw:path>
          </draw:g>
        </draw:g>
        <draw:line draw:style-name="gr20" draw:text-style-name="P2" draw:layer="layout" svg:x1="9.5cm" svg:y1="4.5cm" svg:x2="12.7cm" svg:y2="4.5cm">
          <text:p/>
        </draw:line>
        <draw:g>
          <svg:title>TexMaths</svg:title>
          <svg:desc>10§display§N§svg§600§TRUE§</svg:desc>
          <draw:g>
            <draw:path draw:style-name="gr4" draw:text-style-name="P4" draw:layer="layout" svg:width="0.293cm" svg:height="0.237cm" svg:x="10.9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22" draw:text-style-name="P2" draw:layer="layout" svg:width="3.8cm" svg:height="2cm" svg:x="1.3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3.4cm" svg:height="1.999cm" svg:x="5.2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4.1cm" svg:height="1.998cm" svg:x="8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9§display§j \!\in\! [r]§svg§600§TRUE§</svg:desc>
          <draw:g>
            <draw:path draw:style-name="gr4" draw:text-style-name="P4" draw:layer="layout" svg:width="0.128cm" svg:height="0.271cm" svg:x="11.414cm" svg:y="2.204cm" svg:viewBox="0 0 129 272" svg:d="M129 12c0-7-4-12-11-12s-17 7-17 17c0 6 4 11 11 11 8 0 17-8 17-16zM66 223c-6 25-21 43-39 43-2 0-6 0-12-4 9-2 14-10 14-16s-4-11-12-11-17 6-17 18c0 13 13 19 28 19 21 0 51-16 59-48 10-38 19-76 29-115 2-6 2-10 2-11 0-18-14-29-29-29-32 0-50 46-50 49 0 2 2 2 3 2 3 0 4 0 6-6 8-19 22-39 40-39 5 0 10 2 10 16 0 7-1 9-3 15-10 39-19 78-29 117z">
              <text:p/>
            </draw:path>
            <draw:path draw:style-name="gr4" draw:text-style-name="P4" draw:layer="layout" svg:width="0.157cm" svg:height="0.181cm" svg:x="11.627cm" svg:y="2.241cm" svg:viewBox="0 0 158 182" svg:d="M147 98c6 0 11 0 11-6 0-7-5-7-11-7-44 0-89 0-134 0 4-42 40-72 85-72 16 0 33 0 49 0 6 0 11 0 11-7 0-6-5-6-11-6-16 0-33 0-50 0-54 0-97 41-97 92 0 50 43 90 97 90 17 0 34 0 50 0 6 0 11 0 11-6s-5-6-11-6c-16 0-33 0-49 0-45 0-81-30-85-72 45 0 90 0 134 0z">
              <text:p/>
            </draw:path>
            <draw:path draw:style-name="gr4" draw:text-style-name="P4" draw:layer="layout" svg:width="0.042cm" svg:height="0.313cm" svg:x="11.884cm" svg:y="2.176cm" svg:viewBox="0 0 43 314" svg:d="M43 314c0-4 0-8 0-13-10 0-20 0-30 0 0-96 0-192 0-288 10 0 20 0 30 0 0-5 0-9 0-13-14 0-29 0-43 0 0 105 0 209 0 314 14 0 29 0 43 0z">
              <text:p/>
            </draw:path>
            <draw:path draw:style-name="gr4" draw:text-style-name="P4" draw:layer="layout" svg:width="0.128cm" svg:height="0.141cm" svg:x="11.944cm" svg:y="2.273cm" svg:viewBox="0 0 129 142" svg:d="M19 120c-1 5-3 12-3 14 0 5 5 8 9 8s9-2 12-8c1-2 12-44 12-51 3-9 9-32 10-40 2-4 10-19 18-26 3-2 12-11 26-11 8 0 12 5 13 5-10 1-17 9-17 17 0 5 4 11 12 11 9 0 18-8 18-18 0-12-10-21-26-21-21 0-35 15-41 24-3-14-13-24-29-24-14 0-20 12-23 18-6 11-10 30-10 30 0 3 2 2 4 3 3 0 3 0 5-7 5-22 12-38 23-38 6 0 10 3 10 16 0 6-1 9-5 26-6 24-12 48-18 72z">
              <text:p/>
            </draw:path>
            <draw:path draw:style-name="gr4" draw:text-style-name="P4" draw:layer="layout" svg:width="0.042cm" svg:height="0.313cm" svg:x="12.093cm" svg:y="2.176cm" svg:viewBox="0 0 43 314" svg:d="M43 0c-14 0-29 0-43 0 0 4 0 8 0 13 10 0 20 0 31 0 0 96 0 192 0 288-11 0-21 0-31 0 0 5 0 9 0 13 14 0 29 0 43 0 0-105 0-209 0-314z">
              <text:p/>
            </draw:path>
          </draw:g>
        </draw:g>
        <draw:g>
          <svg:title>TexMaths</svg:title>
          <svg:desc>10§display§f_{\rm a}: \mathbb{B}^{k_{\rm a}} \to \mathcal{B}§svg§600§TRUE§</svg:desc>
          <draw:g>
            <draw:path draw:style-name="gr4" draw:text-style-name="P4" draw:layer="layout" svg:width="0.174cm" svg:height="0.317cm" svg:x="12.188cm" svg:y="10.109cm" svg:viewBox="0 0 175 318" svg:d="M110 107c10 0 21 0 31 0 7 0 10 0 10-7 0-4-3-4-9-4-10 0-20 0-30 0 3-14 5-27 8-40 1-7 6-32 8-36 3-7 9-12 17-12 1 0 10 0 17 6-16 1-19 14-19 19 0 8 6 12 13 12 9 0 19-8 19-21 0-16-16-24-30-24-12 0-34 6-45 41-2 7-3 11-11 55-8 0-17 0-25 0-6 0-10 0-10 7 0 4 3 4 10 4 8 0 15 0 23 0-9 46-18 91-27 137-6 34-12 66-30 66-2 0-10 0-17-6 16-1 19-14 19-19 0-8-6-12-13-12-9 0-19 7-19 21 0 16 15 24 30 24 19 0 33-21 40-34 11-22 19-65 19-67 7-36 14-73 21-110z">
              <text:p/>
            </draw:path>
            <draw:path draw:style-name="gr4" draw:text-style-name="P4" draw:layer="layout" svg:width="0.122cm" svg:height="0.111cm" svg:x="12.355cm" svg:y="10.298cm" svg:viewBox="0 0 123 112" svg:d="M96 44c0-13 0-22-11-31-10-9-22-13-37-13-23 0-39 9-39 24 0 8 5 12 11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4" draw:text-style-name="P4" draw:layer="layout" svg:width="0.036cm" svg:height="0.15cm" svg:x="12.627cm" svg:y="10.205cm" svg:viewBox="0 0 37 151" svg:d="M37 19c0-11-9-19-19-19-11 0-18 8-18 19 0 10 7 18 18 18 10 0 19-8 19-18zM37 133c0-11-9-19-19-19-11 0-18 8-18 19 0 10 7 18 18 18 10 0 19-8 19-18z">
              <text:p/>
            </draw:path>
            <draw:path draw:style-name="gr4" draw:text-style-name="P4" draw:layer="layout" svg:width="0.214cm" svg:height="0.238cm" svg:x="12.795cm" svg:y="10.116cm" svg:viewBox="0 0 215 239" svg:d="M46 32c0-5 0-13-3-20 13 0 25 0 38 0-5 6-5 13-5 18 0 60 0 120 0 179 0 5 0 12 5 18-13 0-25 0-38 0 3-6 3-15 3-20 0-58 0-117 0-175zM141 105c12-11 15-29 15-44 0-24-8-39-16-47 24 2 49 11 49 46 0 22-24 41-48 45zM89 31c0-7 0-11 5-15 1 0 6-4 15-4 15 0 35 12 35 49 0 40-20 48-55 49 0-27 0-53 0-79zM163 111c19-10 39-27 39-51 0-49-41-60-84-60-35 0-71 0-106 0-7 0-12 0-12 6s6 6 11 6c22 0 23 4 23 21 0 58 0 116 0 174 0 17-2 20-24 20-4 0-10 0-10 6s5 6 12 6c35 0 69 0 104 0 43 0 99-17 99-64 0-37-27-57-52-64zM89 208c0-28 0-57 0-86 28 0 40 0 51 8 13 11 14 33 14 45 0 13-1 52-45 52-20 0-20-12-20-19zM151 223c13-15 16-33 16-48 0-25-6-43-20-54 33 5 56 23 56 54 0 25-22 41-52 48z">
              <text:p/>
            </draw:path>
            <draw:path draw:style-name="gr4" draw:text-style-name="P4" draw:layer="layout" svg:width="0.12cm" svg:height="0.172cm" svg:x="13.044cm" svg:y="10.041cm" svg:viewBox="0 0 121 173" svg:d="M59 7c0-1 1-3 1-4s-1-3-4-3c-5 0-25 2-32 2-2 1-5 1-5 6 0 4 3 4 6 4 12 0 12 1 12 3s0 3-1 6c-11 46-23 92-34 139-2 4-2 4-2 5 0 4 3 8 9 8s10-5 11-11c1 0 11-44 12-47 18 2 32 7 32 20 0 1 0 2-1 5-1 4-1 5-1 8 0 17 14 25 26 25 24 0 21-26 31-38 0-3-3-3-4-3-3 0-3 1-4 6-3 10-10 28-22 28-7 0-9-6-9-13 0-4 0-5 2-11 0-1 1-5 1-7 0-22-30-26-40-27 7-4 16-12 21-16 12-11 24-23 38-23 3 0 6 1 8 3-10 2-13 10-13 14 0 5 5 9 10 9 7 0 14-5 14-16 0-8-6-17-19-17-14 0-26 10-39 22-10 10-18 17-28 21 8-33 16-65 24-98z">
              <text:p/>
            </draw:path>
            <draw:path draw:style-name="gr4" draw:text-style-name="P4" draw:layer="layout" svg:width="0.098cm" svg:height="0.079cm" svg:x="13.189cm" svg:y="10.168cm" svg:viewBox="0 0 99 80" svg:d="M77 26c0-16-18-26-39-26-11 0-31 0-31 15 0 7 4 10 9 10s9-4 9-10c0-4-2-6-4-7 6-2 14-2 16-2 15 0 24 8 24 21 0 1 0 3 0 4-17 1-26 1-40 6-11 4-21 12-21 23 0 16 20 20 34 20s24-5 30-14c0 6 4 13 13 13 2 0 22 0 22-16 0-3 0-7 0-10-3 0-5 0-8 0 0 3 0 6 0 9 0 2 0 10-7 10s-7-8-7-10c0-12 0-24 0-36zM61 54c0 19-21 21-25 21-10 0-20-6-20-15 0-6 4-22 45-24 0 6 0 12 0 18z">
              <text:p/>
            </draw:path>
            <draw:path draw:style-name="gr4" draw:text-style-name="P4" draw:layer="layout" svg:width="0.311cm" svg:height="0.182cm" svg:x="13.446cm" svg:y="10.177cm" svg:viewBox="0 0 312 183" svg:d="M273 98c-19 15-28 30-31 34-16 24-19 46-19 47 0 4 4 4 7 4 6 0 7-1 8-7 8-34 29-64 69-80 4-1 5-3 5-5 0-3-2-3-3-3-15-6-58-24-71-83-1-4-2-5-8-5-3 0-7 0-7 4 0 1 3 23 18 46 7 11 17 23 32 34-87 0-174 0-261 0-6 0-12 0-12 7s6 7 12 7c87 0 174 0 261 0z">
              <text:p/>
            </draw:path>
            <draw:path draw:style-name="gr4" draw:text-style-name="P4" draw:layer="layout" svg:width="0.222cm" svg:height="0.253cm" svg:x="13.886cm" svg:y="10.109cm" svg:viewBox="0 0 223 254" svg:d="M88 9c0-4 0-5 0-6 0-2 0-3-3-3-4 0-15 5-22 9-16 8-29 14-29 21 0 2 2 2 4 2 4 0 13-5 20-8-5 34-13 79-19 109-13 60-20 80-37 114-2 3-1 3-2 4 0 3 2 2 3 3 6 0 21-6 26-16 5-8 18-34 29-74 8-30 21-76 46-112 16-23 31-33 53-33 19 0 36 12 36 31 0 31-33 42-70 54-4 1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</draw:g>
        </draw:g>
        <draw:g>
          <svg:title>TexMaths</svg:title>
          <svg:desc>10§display§f_i: \mathbb{B}^{k_{\rm b}} \to \Phi_i
\ 
(i \!\in\! \mathbb{B})§svg§600§TRUE§</svg:desc>
          <draw:g>
            <draw:path draw:style-name="gr4" draw:text-style-name="P4" draw:layer="layout" svg:width="0.174cm" svg:height="0.317cm" svg:x="12.188cm" svg:y="10.508cm" svg:viewBox="0 0 175 318" svg:d="M110 107c10 0 21 0 31 0 7 0 10 0 10-7 0-4-3-4-9-4-10 0-20 0-30 0 3-14 5-27 8-40 1-7 6-32 8-36 3-7 9-12 17-12 1 0 10 0 17 6-15 1-19 14-19 19 0 8 6 12 13 12 9 0 19-8 19-21 0-16-16-24-30-24-12 0-34 6-45 41-2 7-3 11-11 55-8 0-17 0-25 0-6 0-10 0-10 7 0 4 3 4 10 4 8 0 15 0 23 0-9 46-18 92-27 138-6 34-12 65-30 65-2 0-10 0-17-6 16-1 19-14 19-19 0-8-6-12-13-12-9 0-19 8-19 21 0 16 15 24 30 24 19 0 33-20 40-34 11-22 19-64 19-67 7-36 14-73 21-110z">
              <text:p/>
            </draw:path>
            <draw:path draw:style-name="gr4" draw:text-style-name="P4" draw:layer="layout" svg:width="0.073cm" svg:height="0.164cm" svg:x="12.353cm" svg:y="10.644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4" draw:text-style-name="P4" draw:layer="layout" svg:width="0.036cm" svg:height="0.15cm" svg:x="12.586cm" svg:y="10.604cm" svg:viewBox="0 0 37 151" svg:d="M37 19c0-10-8-19-18-19s-19 9-19 19 9 18 19 18 18-8 18-18zM37 133c0-10-8-19-18-19s-19 9-19 19 9 18 19 18 18-8 18-18z">
              <text:p/>
            </draw:path>
            <draw:path draw:style-name="gr4" draw:text-style-name="P4" draw:layer="layout" svg:width="0.214cm" svg:height="0.238cm" svg:x="12.754cm" svg:y="10.515cm" svg:viewBox="0 0 215 239" svg:d="M46 32c0-5 0-13-3-20 13 0 26 0 39 0-5 6-5 13-5 18 0 60 0 120 0 179 0 5 0 12 5 18-13 0-26 0-39 0 3-6 3-15 3-20 0-58 0-117 0-175zM142 106c12-12 14-30 14-45 0-24-7-39-15-47 24 2 49 11 49 46 0 22-25 41-48 46zM89 31c0-7 0-11 5-15 2 0 7-4 15-4 16 0 35 13 35 49 0 40-20 48-55 49 0-27 0-53 0-79zM163 112c20-11 39-28 39-52 0-49-40-60-83-60-36 0-71 0-107 0-6 0-12 0-12 6s6 6 12 6c21 0 22 4 22 21 0 58 0 116 0 174 0 17-1 20-23 20-4 0-11 0-11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4" draw:text-style-name="P4" draw:layer="layout" svg:width="0.12cm" svg:height="0.172cm" svg:x="13.004cm" svg:y="10.44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4" draw:text-style-name="P4" draw:layer="layout" svg:width="0.105cm" svg:height="0.123cm" svg:x="13.148cm" svg:y="10.526cm" svg:viewBox="0 0 106 124" svg:d="M30 0c-10 1-20 1-30 2 0 3 0 5 0 8 13 0 15 1 15 9 0 34 0 68 0 103 2 0 5 0 7 0 2-3 3-5 4-7 1-1 1-3 2-4 8 8 18 13 29 13 27 0 49-18 49-40 0-21-20-40-46-40-10 0-21 3-30 10 0-18 0-36 0-54zM30 63c6-9 18-13 28-13 21 0 30 15 30 34 0 10-2 19-9 25-6 6-14 9-23 9-12 0-21-7-26-15 0-14 0-27 0-40z">
              <text:p/>
            </draw:path>
            <draw:path draw:style-name="gr4" draw:text-style-name="P4" draw:layer="layout" svg:width="0.311cm" svg:height="0.182cm" svg:x="13.419cm" svg:y="10.576cm" svg:viewBox="0 0 312 183" svg:d="M273 99c-19 14-28 29-31 33-16 24-13 31-19 47 0 4 4 4 7 4 6 0 6-1 8-7 8-34 29-64 68-80 5-1 6-2 6-4 0-3-2-4-3-4-16-6-58-24-71-83-2-4-2-5-8-5-3 0-7 0-7 4 0 1 3 23 18 47 7 10 17 22 32 34-87 0-174 0-261 0-6 0-12 0-12 7s6 7 12 7c87 0 174 0 261 0z">
              <text:p/>
            </draw:path>
            <draw:path draw:style-name="gr4" draw:text-style-name="P4" draw:layer="layout" svg:width="0.213cm" svg:height="0.237cm" svg:x="13.867cm" svg:y="10.516cm" svg:viewBox="0 0 214 238" svg:d="M120 192c55-4 94-37 94-72 0-37-40-69-94-73 0-7 0-13 0-20 0-12 0-16 34-16 4 0 7 0 11 0 0-4 0-7 0-11-12 1-45 1-59 1s-47 0-60-1c0 4 0 7 0 11 4 0 8 0 12 0 33 0 33 4 33 16 0 7 0 13 0 20-53 5-91 38-91 72 0 36 39 68 91 73 0 6 0 13 0 19 0 12 0 16-33 16-4 0-8 0-12 0 0 4 0 8 0 11 13-1 45-1 60-1 14 0 47 0 59 1 0-3 0-7 0-11-4 0-7 0-11 0-34 0-34-4-34-16 0-6 0-13 0-19zM91 184c-50-7-56-43-56-64 0-19 4-58 56-65 0 43 0 86 0 129zM120 55c49 5 59 38 59 64 0 21-5 59-59 65 0-43 0-86 0-129z">
              <text:p/>
            </draw:path>
            <draw:path draw:style-name="gr4" draw:text-style-name="P4" draw:layer="layout" svg:width="0.073cm" svg:height="0.164cm" svg:x="14.113cm" svg:y="10.644cm" svg:viewBox="0 0 74 165" svg:d="M68 9c0-4-3-9-10-9s-14 6-14 14c0 4 3 9 10 9s14-7 14-14zM18 134c-1 3-3 6-3 10 0 12 10 21 24 21 24 0 35-34 35-37s-3-3-4-3c-3 0-3 1-4 4-6 19-17 29-27 29-4 0-6-3-6-8 0-6 2-10 4-16 3-6 5-13 8-19 2-6 11-29 12-32 1-2 2-5 2-8 0-11-10-20-24-20-24 0-35 33-35 37 0 3 3 3 4 3 3 0 3-1 4-4 7-21 17-30 27-30 3 0 6 2 6 9 0 6-2 9-8 25-5 13-10 26-15 39z">
              <text:p/>
            </draw:path>
            <draw:path draw:style-name="gr4" draw:text-style-name="P4" draw:layer="layout" svg:width="0.08cm" svg:height="0.349cm" svg:x="14.37cm" svg:y="10.492cm" svg:viewBox="0 0 81 350" svg:d="M81 346c0-1 0-1-5-7-44-44-56-111-56-163 0-61 14-123 57-166 4-5 4-5 4-6 0-3-1-4-3-4-4 0-35 24-56 69-18 38-22 77-22 107 0 26 4 68 23 108 21 43 51 66 55 66 2 0 3-1 3-4z">
              <text:p/>
            </draw:path>
            <draw:path draw:style-name="gr4" draw:text-style-name="P4" draw:layer="layout" svg:width="0.092cm" svg:height="0.234cm" svg:x="14.482cm" svg:y="10.523cm" svg:viewBox="0 0 93 235" svg:d="M90 13c0-7-5-13-13-13-10 0-19 10-19 19 0 7 5 13 13 13s19-8 19-19zM63 145c4-10 4-11 8-20 2-7 4-12 4-19 0-16-11-29-29-29-33 0-46 51-46 54 0 4 3 2 4 4 4 0 4-1 6-7 9-33 23-43 35-43 3 0 9 0 9 11 0 8-2 15-4 18-3 10-18 50-24 65-4 9-8 21-8 27 0 17 12 29 29 29 33 0 46-50 46-53s-3-3-4-3c-4 0-4 1-6 6-6 21-18 42-36 42-6 0-8-3-8-11 0-9 2-14 10-34 5-13 9-25 14-37z">
              <text:p/>
            </draw:path>
            <draw:path draw:style-name="gr4" draw:text-style-name="P4" draw:layer="layout" svg:width="0.175cm" svg:height="0.201cm" svg:x="14.661cm" svg:y="10.566cm" svg:viewBox="0 0 176 202" svg:d="M163 109c6 0 13 0 13-7s-7-7-13-7c-50 0-99 0-149 0 5-47 45-81 95-81 18 0 36 0 54 0 6 0 13 0 13-7s-7-7-13-7c-18 0-37 0-55 0-60 0-108 45-108 102 0 56 48 100 108 100 18 0 37 0 55 0 6 0 13 0 13-6 0-7-7-7-13-7-18 0-36 0-54 0-50 0-90-33-95-80 50 0 99 0 149 0z">
              <text:p/>
            </draw:path>
            <draw:path draw:style-name="gr4" draw:text-style-name="P4" draw:layer="layout" svg:width="0.214cm" svg:height="0.238cm" svg:x="14.908cm" svg:y="10.515cm" svg:viewBox="0 0 215 239" svg:d="M46 32c0-5 0-13-3-20 13 0 26 0 39 0-5 6-5 13-5 18 0 60 0 120 0 179 0 5 0 12 5 18-13 0-26 0-39 0 3-6 3-15 3-20 0-58 0-117 0-175zM142 106c12-12 14-30 14-45 0-24-7-39-15-47 24 2 49 11 49 46 0 22-25 41-48 46zM89 31c0-7 0-11 5-15 2 0 7-4 15-4 16 0 35 13 35 49 0 40-20 48-55 49 0-27 0-53 0-79zM163 112c20-11 39-28 39-52 0-49-40-60-83-60-36 0-71 0-107 0-6 0-12 0-12 6s6 6 12 6c21 0 22 4 22 21 0 58 0 116 0 174 0 17-1 20-23 20-4 0-11 0-11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4" draw:text-style-name="P4" draw:layer="layout" svg:width="0.081cm" svg:height="0.349cm" svg:x="15.159cm" svg:y="10.492cm" svg:viewBox="0 0 82 350" svg:d="M82 176c0-28-4-70-23-110-21-43-51-66-55-66-2 0-4 2-4 4 0 1 0 1 7 8 35 34 55 90 55 164 0 59-13 120-57 165-5 4-5 4-5 5 0 3 2 4 4 4 4 0 35-24 56-68 18-39 22-78 22-106z">
              <text:p/>
            </draw:path>
          </draw:g>
        </draw:g>
        <draw:frame draw:style-name="gr25" draw:text-style-name="P7" draw:layer="layout" svg:width="1.522cm" svg:height="0.395cm" svg:x="15.605cm" svg:y="10.408cm">
          <draw:text-box>
            <text:p><text:span text:style-name="T3">(bijection)</text:span></text:p>
          </draw:text-box>
        </draw:frame>
        <draw:g>
          <svg:title>TexMaths</svg:title>
          <svg:desc>10§display§s_{i,t} \!=\!
f_{b_{i,t}}( \hat{\bm{c}}_{i,t}^{\intercal} ) 
§svg§600§TRUE§</svg:desc>
          <draw:g>
            <draw:path draw:style-name="gr4" draw:text-style-name="P4" draw:layer="layout" svg:width="0.129cm" svg:height="0.158cm" svg:x="1.785cm" svg:y="19.76cm" svg:viewBox="0 0 130 159" svg:d="M119 24c-9 1-17 8-17 16 0 5 3 10 11 10 7 0 17-6 17-19 0-16-16-31-42-31-47 0-60 36-60 52 0 27 26 32 37 34 18 4 36 8 36 27 0 9-8 39-50 39-5 0-32 0-40-19 13 2 22-9 22-18s-6-13-13-13c-9 0-20 8-20 23 0 20 20 34 50 34 57 0 71-42 71-58 0-12-7-21-11-25-9-10-19-12-35-15-13-3-27-5-27-21 0-10 9-32 40-32 9 0 26 3 31 16z">
              <text:p/>
            </draw:path>
            <draw:path draw:style-name="gr4" draw:text-style-name="P4" draw:layer="layout" svg:width="0.074cm" svg:height="0.165cm" svg:x="1.943cm" svg:y="19.805cm" svg:viewBox="0 0 75 166" svg:d="M68 10c0-4-3-10-9-10-7 0-14 7-14 14 0 4 3 9 10 9s13-7 13-13zM18 134c-1 4-2 7-2 11 0 11 10 21 23 21 25 0 36-34 36-38 0-3-3-3-4-3-4 0-4 1-5 4-6 20-16 30-26 30-5 0-6-3-6-9 0-5 2-10 4-16s5-13 8-19c2-6 11-28 12-31s1-6 1-8c0-12-10-21-23-21-24 0-36 33-36 37s3 2 4 4c4 0 4-2 5-4 6-21 17-30 26-30 4 0 6 2 6 8s-1 10-7 25c-5 13-11 26-16 39z">
              <text:p/>
            </draw:path>
            <draw:path draw:style-name="gr4" draw:text-style-name="P4" draw:layer="layout" svg:width="0.03cm" svg:height="0.075cm" svg:x="2.059cm" svg:y="19.939cm" svg:viewBox="0 0 31 76" svg:d="M24 24c0 14-2 30-19 45-1 1-2 2-2 3 0 2 2 4 4 4 3 0 24-20 24-49 0-15-6-27-17-27-8 0-14 6-14 14s5 14 14 14c6 0 7-3 10-4z">
              <text:p/>
            </draw:path>
            <draw:path draw:style-name="gr4" draw:text-style-name="P4" draw:layer="layout" svg:width="0.082cm" svg:height="0.155cm" svg:x="2.125cm" svg:y="19.815cm" svg:viewBox="0 0 83 156" svg:d="M50 56c8 0 17 0 25 0 5 0 8 0 8-5 0-4-3-4-7-4-8 0-16 0-24 0 3-12 6-24 9-36 1-1 1-2 1-3 0-5-3-8-8-8-6 0-10 4-12 10s2-5-9 37c-8 0-17 0-25 0-5 0-8 0-8 6 0 3 3 3 7 3 8 0 16 0 24 0-5 19-10 38-15 58-1 6-4 15-4 18 0 15 13 24 27 24 27 0 43-35 43-38s-3-2-4-3c-3 0-4 0-6 5-6 15-19 29-33 29-5 0-8-3-8-12 0-3 1-8 1-10 6-24 12-48 18-71z">
              <text:p/>
            </draw:path>
            <draw:path draw:style-name="gr4" draw:text-style-name="P4" draw:layer="layout" svg:width="0.233cm" svg:height="0.081cm" svg:x="2.297cm" svg:y="19.78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75cm" svg:height="0.318cm" svg:x="2.608cm" svg:y="19.668cm" svg:viewBox="0 0 176 319" svg:d="M111 107c10 0 20 0 30 0 7 0 10 0 10-7 0-4-3-4-9-4-10 0-19 0-29 0 2-14 5-27 7-40 1-7 6-32 8-36 4-7 10-12 17-12 1 0 11 0 17 6-15 2-19 14-19 19 0 8 7 12 13 12 9 0 20-7 20-21 0-16-17-24-31-24-12 0-34 7-45 41-2 8-3 11-11 55-8 0-16 0-24 0-7 0-11 0-11 7 0 4 3 4 10 4 8 0 15 0 23 0-9 46-17 92-26 138-7 34-13 66-31 66-1 0-10 0-17-7 16-1 20-13 20-18 0-9-7-13-13-13-10 0-20 8-20 21 0 16 16 25 30 25 19 0 33-21 40-35 11-22 19-63 19-66 7-37 15-74 22-111z">
              <text:p/>
            </draw:path>
            <draw:path draw:style-name="gr4" draw:text-style-name="P4" draw:layer="layout" svg:width="0.098cm" svg:height="0.172cm" svg:x="2.778cm" svg:y="19.798cm" svg:viewBox="0 0 99 173" svg:d="M49 7c0-1 1-3 1-4s-1-3-4-3c-5 0-26 2-32 2-2 0-5 1-5 6 0 3 3 3 6 3 12 0 12 2 12 4s-3 12-4 17c-2 8-4 15-6 23s-15 62-16 65c-1 6-1 9-1 12 0 25 16 41 36 41 31 0 63-34 63-70 0-29-19-41-36-41-13 0-24 7-31 13 6-23 11-45 17-68zM36 166c-12 0-19-11-19-25 0-9 3-18 9-45 2-5 2-6 7-11 9-11 20-16 29-16s18 7 18 24c0 10-6 35-13 49-6 12-18 24-31 24z">
              <text:p/>
            </draw:path>
            <draw:path draw:style-name="gr4" draw:text-style-name="P4" draw:layer="layout" svg:width="0.061cm" svg:height="0.118cm" svg:x="2.9cm" svg:y="19.885cm" svg:viewBox="0 0 62 119" svg:d="M54 8c0-4-3-8-8-8s-11 5-11 11c0 5 4 7 8 7 6 0 11-5 11-10zM62 92c0-2-3-2-4-2-3 0-3 0-4 4-3 9-11 19-20 19-4 0-5-3-5-6 0-4 1-6 2-9 2-4 3-7 4-10 1-1 8-18 10-24 2-4 3-6 3-9 0-8-8-15-20-15-18 0-28 22-28 27 0 2 3 2 4 2 3 0 3 0 4-3 4-13 12-20 20-20 3 0 5 2 5 6 0 1 0 3-1 7-1 3-9 22-12 28-1 3-1 3-3 9-1 2-2 5-2 8 0 9 8 15 19 15 18 0 28-23 28-27z">
              <text:p/>
            </draw:path>
            <draw:path draw:style-name="gr4" draw:text-style-name="P4" draw:layer="layout" svg:width="0.023cm" svg:height="0.054cm" svg:x="3.007cm" svg:y="19.981cm" svg:viewBox="0 0 24 55" svg:d="M18 19c0 17-9 26-14 30-1 2-2 2-2 3s2 3 4 3 18-13 18-35c0-12-5-20-13-20-7 0-11 5-11 11 0 5 4 10 11 10 3 0 5 0 7-2z">
              <text:p/>
            </draw:path>
            <draw:path draw:style-name="gr4" draw:text-style-name="P4" draw:layer="layout" svg:width="0.068cm" svg:height="0.111cm" svg:x="3.073cm" svg:y="19.892cm" svg:viewBox="0 0 69 112" svg:d="M41 43c7 0 13 0 20 0 4 0 4-1 5-1 1-1 1-3 1-4 0-3-2-3-5-3-6 0-13 0-19 0 1-5 2-10 3-15 1-4 3-12 3-13 0-3-2-7-6-7-3 0-7 2-9 7-1 3 2-5-7 28-7 0-14 0-21 0-3 0-6 0-6 5 0 3 3 3 6 3 6 0 13 0 19 0-3 14-7 27-10 41-1 4-2 9-2 11 0 10 9 17 21 17 22 0 35-23 35-27 0-2-3-2-4-2-3 0-3 0-4 3-6 12-17 20-26 20-6 0-7-4-7-9 0-3 0-3 0-5 4-17 9-33 13-49z">
              <text:p/>
            </draw:path>
            <draw:path draw:style-name="gr4" draw:text-style-name="P4" draw:layer="layout" svg:width="0.081cm" svg:height="0.349cm" svg:x="3.227cm" svg:y="19.652cm" svg:viewBox="0 0 82 350" svg:d="M82 347c0-1 0-2-6-8-44-44-55-110-55-163 0-61 13-122 56-166 5-4 5-5 5-6 0-3-1-4-4-4s-35 24-55 69c-18 38-23 77-23 107 0 27 4 69 24 108 21 43 51 66 54 66s4-1 4-3z">
              <text:p/>
            </draw:path>
            <draw:path draw:style-name="gr4" draw:text-style-name="P4" draw:layer="layout" svg:width="0.093cm" svg:height="0.053cm" svg:x="3.395cm" svg:y="19.667cm" svg:viewBox="0 0 94 54" svg:d="M47 0c-16 16-31 32-47 48 2 2 4 4 6 6 14-12 27-24 41-36 13 12 27 24 40 36 2-2 5-4 7-6-16-16-31-32-47-48z">
              <text:p/>
            </draw:path>
            <draw:path draw:style-name="gr4" draw:text-style-name="P4" draw:layer="layout" svg:width="0.163cm" svg:height="0.16cm" svg:x="3.345cm" svg:y="19.757cm" svg:viewBox="0 0 164 161" svg:d="M136 20c-19 5-13 15-19 23 0 6 3 17 17 17 15 0 26-13 26-27 0-19-19-33-50-33-70 0-110 55-110 101 0 31 20 60 75 60 9 0 33 0 54-8s35-22 35-27c0-3-6-9-9-9-2 0-3 1-5 4-19 20-47 28-74 28-24 0-35-12-35-33 0-12 9-55 20-73 14-24 35-30 50-30 4 0 16 0 25 7z">
              <text:p/>
            </draw:path>
            <draw:path draw:style-name="gr4" draw:text-style-name="P4" draw:layer="layout" svg:width="0.119cm" svg:height="0.157cm" svg:x="3.529cm" svg:y="19.642cm" svg:viewBox="0 0 120 158" svg:d="M72 24c11 0 22 0 33 0 4 0 15 0 15-12s-12-12-15-12c-30 0-60 0-90 0-3 0-15 0-15 12s12 12 15 12c11 0 22 0 33 0 0 40 0 79 0 119 0 4 0 15 12 15s12-12 12-15c0-40 0-79 0-119z">
              <text:p/>
            </draw:path>
            <draw:path draw:style-name="gr4" draw:text-style-name="P4" draw:layer="layout" svg:width="0.074cm" svg:height="0.164cm" svg:x="3.521cm" svg:y="19.851cm" svg:viewBox="0 0 75 165" svg:d="M68 9c0-4-3-9-9-9-7 0-14 6-14 13 0 4 3 9 10 9s13-6 13-13zM18 134c-1 3-2 6-2 10 0 12 10 21 23 21 25 0 36-34 36-38 0-3-3-3-4-3-4 0-4 2-5 4-6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4" draw:text-style-name="P4" draw:layer="layout" svg:width="0.03cm" svg:height="0.075cm" svg:x="3.637cm" svg:y="19.984cm" svg:viewBox="0 0 31 76" svg:d="M24 24c0 14-2 30-19 45-1 1-2 2-2 3 0 2 2 4 4 4 3 0 24-20 24-49 0-15-6-27-17-27-8 0-14 7-14 14 0 8 5 14 14 14 6 0 7-3 10-4z">
              <text:p/>
            </draw:path>
            <draw:path draw:style-name="gr4" draw:text-style-name="P4" draw:layer="layout" svg:width="0.082cm" svg:height="0.155cm" svg:x="3.703cm" svg:y="19.859cm" svg:viewBox="0 0 83 156" svg:d="M50 56c8 0 17 0 25 0 5 0 8 0 8-5 0-3-3-3-7-3-8 0-16 0-24 0 3-12 6-25 9-37 1-1 1-2 1-3 0-5-3-8-8-8-6 0-10 4-12 10-2 7 2-5-9 38-8 0-17 0-25 0-5 0-8 0-8 5 0 3 3 3 7 3 8 0 16 0 24 0-5 19-10 38-15 58-1 6-4 15-4 19 0 14 13 23 27 23 27 0 43-35 43-38s-3-2-4-3c-3 0-4 1-6 5-6 15-19 29-33 29-5 0-8-3-8-12 0-3 1-8 1-10 6-24 12-48 18-71z">
              <text:p/>
            </draw:path>
            <draw:path draw:style-name="gr4" draw:text-style-name="P4" draw:layer="layout" svg:width="0.081cm" svg:height="0.349cm" svg:x="3.836cm" svg:y="19.652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g>
          <svg:title>TexMaths</svg:title>
          <svg:desc>10§display§\Phi \!=\!
\Phi_0 \!\cup\! \Phi_1§svg§600§TRUE§</svg:desc>
          <draw:g>
            <draw:path draw:style-name="gr4" draw:text-style-name="P4" draw:layer="layout" svg:width="0.213cm" svg:height="0.237cm" svg:x="15.247cm" svg:y="8.5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4" draw:text-style-name="P4" draw:layer="layout" svg:width="0.232cm" svg:height="0.081cm" svg:x="15.54cm" svg:y="8.7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213cm" svg:height="0.237cm" svg:x="15.852cm" svg:y="8.5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4" draw:text-style-name="P4" draw:layer="layout" svg:width="0.113cm" svg:height="0.166cm" svg:x="16.098cm" svg:y="8.7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4" draw:text-style-name="P4" draw:layer="layout" svg:width="0.194cm" svg:height="0.215cm" svg:x="16.282cm" svg:y="8.6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4" draw:text-style-name="P4" draw:layer="layout" svg:width="0.213cm" svg:height="0.237cm" svg:x="16.536cm" svg:y="8.5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4" draw:text-style-name="P4" draw:layer="layout" svg:width="0.089cm" svg:height="0.161cm" svg:x="16.796cm" svg:y="8.7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14" draw:text-style-name="P10" draw:layer="layout" svg:width="1.4cm" svg:height="0.5cm" svg:x="5.8cm" svg:y="2.3cm">
          <text:p text:style-name="P8"><text:span text:style-name="T4">inner-B</text:span></text:p>
          <draw:enhanced-geometry svg:viewBox="0 0 21600 21600" draw:type="rectangle" draw:enhanced-path="M 0 0 L 21600 0 21600 21600 0 21600 0 0 Z N"/>
        </draw:custom-shape>
        <draw:polyline draw:style-name="gr26" draw:text-style-name="P2" draw:layer="layout" svg:width="2.199cm" svg:height="0.399cm" svg:x="7.2cm" svg:y="2.1cm" svg:viewBox="0 0 2200 400" draw:points="0,400 1200,400 1200,0 2200,0">
          <text:p/>
        </draw:polyline>
        <draw:polyline draw:style-name="gr26" draw:text-style-name="P2" draw:layer="layout" svg:width="0.399cm" svg:height="0.299cm" svg:x="6.6cm" svg:y="2cm" svg:viewBox="0 0 400 300" draw:points="0,0 400,0 400,300">
          <text:p/>
        </draw:polyline>
        <draw:g>
          <svg:title>TexMaths</svg:title>
          <svg:desc>10§display§\bm{b}_i 
\!\in\! 
\tilde{\mathcal{B}} 
\!\subset\!
\mathbb{B}^\nu§svg§600§TRUE§</svg:desc>
          <draw:g>
            <draw:path draw:style-name="gr4" draw:text-style-name="P4" draw:layer="layout" svg:width="0.158cm" svg:height="0.244cm" svg:x="6.654cm" svg:y="1.671cm" svg:viewBox="0 0 159 245" svg:d="M80 12c2-5 1-4 2-6 0-5-4-6-8-6-1 0-1 0-2 0-15 1-31 1-46 2-5 0-11 1-11 11 0 6 7 6 9 6 4 0 10 0 15 1-3 11-6 27-10 40-8 32-16 64-24 97-5 19-5 24-5 32 0 43 33 56 60 56 63 0 99-56 99-103 0-43-32-58-61-58-17 0-31 7-38 12 7-28 13-56 20-84zM60 232c-13 0-25-7-25-29 0-11 4-23 6-34 4-13 10-38 12-48 2-6 22-24 43-24 22 0 24 19 24 27 0 18-12 61-18 74-12 28-31 34-42 34z">
              <text:p/>
            </draw:path>
            <draw:path draw:style-name="gr4" draw:text-style-name="P4" draw:layer="layout" svg:width="0.074cm" svg:height="0.164cm" svg:x="6.83cm" svg:y="1.803cm" svg:viewBox="0 0 75 165" svg:d="M68 9c0-4-3-9-9-9-7 0-14 6-14 13 0 4 3 10 10 10s13-7 13-14zM18 134c-1 3-2 6-2 10 0 12 10 21 23 21 25 0 36-34 36-38 0-3-3-3-4-3-4 0-4 2-5 4-6 20-16 30-26 30-5 0-6-3-6-8 0-6 2-11 4-16 2-7 5-13 8-20 2-6 11-28 12-31 1-2 1-5 1-8 0-11-10-21-23-21-24 0-36 34-36 38 0 3 3 2 4 3 4 0 4-1 5-4 6-21 17-30 26-30 4 0 6 2 6 9 0 5-1 9-7 24-5 13-11 26-16 40z">
              <text:p/>
            </draw:path>
            <draw:path draw:style-name="gr4" draw:text-style-name="P4" draw:layer="layout" svg:width="0.174cm" svg:height="0.201cm" svg:x="7.004cm" svg:y="1.725cm" svg:viewBox="0 0 175 202" svg:d="M163 108c6 0 12 0 12-7s-6-7-12-7c-50 0-99 0-149 0 4-47 45-80 94-80 18 0 37 0 55 0 6 0 12 0 12-7s-6-7-12-7c-18 0-37 0-55 0-60 0-108 45-108 101s48 101 108 101c18 0 37 0 55 0 6 0 12 0 12-7 0-6-6-6-12-6-18 0-37 0-55 0-49 0-90-34-94-81 50 0 99 0 149 0z">
              <text:p/>
            </draw:path>
            <draw:path draw:style-name="gr4" draw:text-style-name="P4" draw:layer="layout" svg:width="0.116cm" svg:height="0.032cm" svg:x="7.359cm" svg:y="1.591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4" draw:text-style-name="P4" draw:layer="layout" svg:width="0.222cm" svg:height="0.254cm" svg:x="7.258cm" svg:y="1.666cm" svg:viewBox="0 0 223 255" svg:d="M88 10c1-4 1-5 1-6 0-2-1-3-4-3-4 0-14 5-21 8-17 9-30 15-30 21 0 3 3 3 4 3 4 0 13-5 20-8-4 34-13 79-19 109-13 59-20 80-37 114-2 3-1 3-2 4 0 3 3 3 4 3 6 0 20-7 26-16 4-9 18-34 28-74 8-30 21-76 46-112 17-23 31-33 53-33 19 0 37 12 37 30 0 31-34 43-70 55-5 1-29 10-29 18 0 3 3 3 4 3s9-2 17-2c35 0 64 22 64 55 0 42-37 56-69 56-27 0-40-14-45-19-1-2-2-3-4-3-8 0-26 11-26 17 0 2 14 25 51 25 50 0 123-35 123-91 0-29-20-51-56-58 28-12 69-37 69-70 0-21-16-36-42-36-12 0-57 3-100 56 2-15 5-31 7-46z">
              <text:p/>
            </draw:path>
            <draw:path draw:style-name="gr4" draw:text-style-name="P4" draw:layer="layout" svg:width="0.214cm" svg:height="0.201cm" svg:x="7.556cm" svg:y="1.725cm" svg:viewBox="0 0 215 202" svg:d="M203 14c6 0 12 0 12-7s-6-7-12-7c-32 0-63 0-95 0-60 0-108 45-108 101s48 101 108 101c32 0 63 0 95 0 6 0 12 0 12-7 0-6-6-6-12-6-31 0-63 0-94 0-55 0-95-41-95-88s40-87 95-87c31 0 63 0 94 0z">
              <text:p/>
            </draw:path>
            <draw:path draw:style-name="gr4" draw:text-style-name="P4" draw:layer="layout" svg:width="0.214cm" svg:height="0.238cm" svg:x="7.843cm" svg:y="1.674cm" svg:viewBox="0 0 215 239" svg:d="M46 32c0-5 0-14-3-20 13 0 25 0 38 0-5 6-5 13-5 18 0 60 0 120 0 179 0 5 0 12 5 18-13 0-25 0-38 0 3-7 3-15 3-20 0-58 0-117 0-175zM141 105c12-11 15-29 15-44 0-24-8-39-16-48 24 3 49 12 49 47 0 22-25 40-48 45zM89 31c0-7 0-11 4-15 2-1 7-4 16-4 15 0 34 12 34 49 0 39-20 48-54 48 0-26 0-52 0-78zM162 111c20-10 39-27 39-51 0-49-40-60-83-60-35 0-71 0-106 0-7 0-12 0-12 6s6 6 11 6c21 0 22 3 22 20 0 58 0 116 0 174 0 18-1 21-23 21-4 0-10 0-10 6s5 6 12 6c35 0 69 0 104 0 43 0 99-17 99-65 0-36-27-56-53-63zM89 208c0-28 0-57 0-86 28 0 40 0 50 8 14 10 15 33 15 44 0 14-1 53-45 53-20 0-20-13-20-19zM151 222c13-14 16-33 16-48 0-24-6-42-20-54 33 6 55 24 55 54 0 26-21 41-51 48z">
              <text:p/>
            </draw:path>
            <draw:path draw:style-name="gr4" draw:text-style-name="P4" draw:layer="layout" svg:width="0.125cm" svg:height="0.107cm" svg:x="8.092cm" svg:y="1.661cm" svg:viewBox="0 0 126 108" svg:d="M43 7c1-1 1-2 1-4-1-1 0-3-4-3-5 0-14 1-16 1-5 1-9 1-14 1-4 1-7 1-7 6 0 3 4 3 7 3 12 0 12 2 12 4s-2 6-3 10c-4 16-8 33-12 49-6 25-7 30-7 31 0 3 3 3 4 3s3 0 4 0c22-3 53-15 80-38 33-30 25-41 38-62 0-5-3-8-8-8-9 0-11 7-13 14-10 34-43 72-84 84 7-31 15-61 22-91z">
              <text:p/>
            </draw:path>
          </draw:g>
        </draw:g>
        <draw:custom-shape draw:style-name="gr27" draw:text-style-name="P2" draw:layer="layout" svg:width="3.2cm" svg:height="0.6cm" svg:x="1.8cm" svg:y="5.1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601cm" svg:y1="5.1cm" svg:x2="2.6cm" svg:y2="5.7cm">
          <text:p/>
        </draw:line>
        <draw:line draw:style-name="gr19" draw:text-style-name="P2" draw:layer="layout" svg:x1="4.202cm" svg:y1="5.101cm" svg:x2="4.2cm" svg:y2="5.7cm">
          <text:p/>
        </draw:line>
        <draw:line draw:style-name="gr19" draw:text-style-name="P2" draw:layer="layout" svg:x1="3.402cm" svg:y1="5.1cm" svg:x2="3.4cm" svg:y2="5.7cm">
          <text:p/>
        </draw:line>
        <draw:custom-shape draw:style-name="gr18" draw:text-style-name="P2" draw:layer="layout" svg:width="3.2cm" svg:height="0.4cm" svg:x="5.3cm" svg:y="4.6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6.1cm" svg:y1="4.6cm" svg:x2="6.1cm" svg:y2="5cm">
          <text:p/>
        </draw:line>
        <draw:line draw:style-name="gr19" draw:text-style-name="P2" draw:layer="layout" svg:x1="6.9cm" svg:y1="4.6cm" svg:x2="6.9cm" svg:y2="5cm">
          <text:p/>
        </draw:line>
        <draw:line draw:style-name="gr19" draw:text-style-name="P2" draw:layer="layout" svg:x1="7.7cm" svg:y1="4.6cm" svg:x2="7.7cm" svg:y2="5cm">
          <text:p/>
        </draw:lin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7.178cm" svg:y="4.84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7.334cm" svg:y="4.84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7.489cm" svg:y="4.843cm" svg:viewBox="0 0 37 36" svg:d="M37 19c0-11-9-19-19-19s-18 8-18 19c0 10 8 17 18 17s19-7 19-17z">
              <text:p/>
            </draw:path>
          </draw:g>
        </draw:g>
        <draw:g>
          <svg:title>TexMaths</svg:title>
          <svg:desc>9§display§\bm{b}_0§svg§600§TRUE§</svg:desc>
          <draw:g>
            <draw:path draw:style-name="gr4" draw:text-style-name="P4" draw:layer="layout" svg:width="0.142cm" svg:height="0.22cm" svg:x="5.521cm" svg:y="4.691cm" svg:viewBox="0 0 143 221" svg:d="M72 11c2-5 2-5 2-6 0-3-4-5-8-5-1 0-1 0-1 0-14 1-28 1-42 2-4 1-10 1-10 10 0 5 7 5 9 5 3 0 8 0 13 1-3 11-5 24-9 36-7 29-14 58-22 87-4 18-4 21-4 29 0 40 30 51 54 51 56 0 89-51 89-93 0-38-29-52-55-52-15 0-28 7-34 10 6-25 12-50 18-75zM54 210c-12 0-23-7-23-26 0-11 4-23 6-32 3-12 8-34 11-43 1-6 19-21 38-21 20 0 22 16 22 23 0 16-11 56-17 68-10 26-28 31-37 31z">
              <text:p/>
            </draw:path>
            <draw:path draw:style-name="gr4" draw:text-style-name="P4" draw:layer="layout" svg:width="0.101cm" svg:height="0.15cm" svg:x="5.68cm" svg:y="4.81cm" svg:viewBox="0 0 102 151" svg:d="M102 76c0-24-2-42-12-57-7-10-21-19-39-19-51 0-51 61-51 76 0 16 0 75 51 75s51-60 51-75zM51 144c-10 0-23-6-28-24-3-12-3-30-3-46 0-17 0-34 3-46 5-17 19-22 28-22 12 0 23 7 27 20s5 28 5 48c0 16 0 32-4 45-4 21-19 25-28 25z">
              <text:p/>
            </draw:path>
          </draw:g>
        </draw:g>
        <draw:g>
          <svg:title>TexMaths</svg:title>
          <svg:desc>9§display§\bm{b}_1§svg§600§TRUE§</svg:desc>
          <draw:g>
            <draw:path draw:style-name="gr4" draw:text-style-name="P4" draw:layer="layout" svg:width="0.142cm" svg:height="0.22cm" svg:x="6.322cm" svg:y="4.692cm" svg:viewBox="0 0 143 221" svg:d="M72 11c2-5 2-5 2-6 0-3-4-5-8-5-1 0-1 0-2 0-14 1-27 1-41 2-4 1-10 1-10 10 0 5 7 5 9 5 3 0 8 0 13 1-3 11-5 24-9 36-7 29-14 58-22 87-4 18-4 22-4 29 0 40 30 51 54 51 56 0 89-51 89-92 0-39-29-53-55-53-15 0-28 7-34 10 6-25 12-50 18-75zM54 210c-12 0-23-7-23-27 0-10 4-21 6-31 2-12 8-33 11-43 1-6 19-22 38-22 20 0 21 17 21 24 0 17-11 56-16 68-10 26-28 31-37 31z">
              <text:p/>
            </draw:path>
            <draw:path draw:style-name="gr4" draw:text-style-name="P4" draw:layer="layout" svg:width="0.079cm" svg:height="0.145cm" svg:x="6.493cm" svg:y="4.812cm" svg:viewBox="0 0 80 146" svg:d="M49 6c0-6 0-6-6-6-14 13-34 14-43 14 0 3 0 6 0 8 5 0 20 0 31-6 0 38 0 75 0 113 0 7 0 9-21 9-3 0-6 0-8 0 0 3 0 6 0 8 3 0 30 0 38 0s35 0 40 0c0-2 0-5 0-8-3 0-6 0-8 0-23 0-23-2-23-9 0-41 0-82 0-123z">
              <text:p/>
            </draw:path>
          </draw:g>
        </draw:g>
        <draw:g>
          <svg:title>TexMaths</svg:title>
          <svg:desc>9§display§\bm{b}_{n-1}§svg§600§TRUE§</svg:desc>
          <draw:g>
            <draw:path draw:style-name="gr4" draw:text-style-name="P4" draw:layer="layout" svg:width="0.143cm" svg:height="0.22cm" svg:x="7.823cm" svg:y="4.693cm" svg:viewBox="0 0 144 221" svg:d="M73 11c1-4 0-3 1-5 0-4-4-6-7-6-1 0-1 0-2 1-14 0-27 1-41 2-4 0-11 0-11 9 0 6 7 6 9 6 3 0 9 0 13 0-3 11-5 24-9 37-7 28-14 57-22 86-4 18-4 21-4 28 0 41 31 52 54 52 57 0 90-52 90-93 0-38-30-52-56-52-15 0-28 6-34 10 6-25 13-50 19-75zM55 210c-13 0-24-6-24-26 0-10 4-22 6-32 3-12 9-34 11-43 1-5 19-21 38-21 20 0 22 17 22 23 0 17-11 56-16 67-11 26-28 32-37 32z">
              <text:p/>
            </draw:path>
            <draw:path draw:style-name="gr4" draw:text-style-name="P4" draw:layer="layout" svg:width="0.134cm" svg:height="0.099cm" svg:x="7.981cm" svg:y="4.862cm" svg:viewBox="0 0 135 100" svg:d="M17 83c-1 3-3 8-3 9 0 5 5 8 8 8 4 0 8-4 9-6 0-2 2-9 4-13 1-5 4-15 5-20 0-5 2-10 3-14 3-9 3-11 10-21 5-8 16-20 32-20 14 0 14 11 14 16 0 13-10 37-14 46-1 6-2 8-2 13 0 11 9 19 20 19 23 0 32-31 32-35 0-2-3-2-4-2-2 0-2 1-3 3-6 18-15 27-24 27-4 0-5-3-5-8 0-4 1-8 4-18 3-6 12-29 12-42 0-21-17-25-29-25-18 0-30 12-37 20-1-16-14-20-23-20-10 0-15 7-18 12-4 8-8 20-8 22 0 3 2 2 4 3 3 0 3-1 5-7 4-13 7-24 16-24 6 0 7 5 7 11 0 5-1 12-3 18s-4 15-5 20c-2 9-5 19-7 28z">
              <text:p/>
            </draw:path>
            <draw:path draw:style-name="gr4" draw:text-style-name="P4" draw:layer="layout" svg:width="0.148cm" svg:height="0.01cm" svg:x="8.151cm" svg:y="4.898cm" svg:viewBox="0 0 149 11" svg:d="M140 11c4 0 9 0 9-6 0-5-5-5-9-5-43 0-87 0-131 0-4 0-9 0-9 5 0 6 4 6 9 6 44 0 88 0 131 0z">
              <text:p/>
            </draw:path>
            <draw:path draw:style-name="gr4" draw:text-style-name="P4" draw:layer="layout" svg:width="0.08cm" svg:height="0.145cm" svg:x="8.348cm" svg:y="4.812cm" svg:viewBox="0 0 81 146" svg:d="M50 6c0-5-1-6-6-6-14 14-35 14-44 14 0 3 0 6 0 8 5 0 20 0 32-6 0 37 0 75 0 112 0 7 0 10-22 10-3 0-6 0-8 0 0 3 0 5 0 8 4 0 31-1 39-1 7 0 35 1 40 1 0-3 0-5 0-8-3 0-6 0-9 0-22 0-22-3-22-10 0-40 0-81 0-122z">
              <text:p/>
            </draw:path>
          </draw:g>
        </draw:g>
        <draw:line draw:style-name="gr28" draw:text-style-name="P2" draw:layer="layout" svg:x1="5cm" svg:y1="4.8cm" svg:x2="5.3cm" svg:y2="4.8cm">
          <text:p/>
        </draw:line>
        <draw:line draw:style-name="gr28" draw:text-style-name="P2" draw:layer="layout" svg:x1="5cm" svg:y1="5.4cm" svg:x2="5.3cm" svg:y2="5.4cm">
          <text:p/>
        </draw:line>
        <draw:line draw:style-name="gr28" draw:text-style-name="P2" draw:layer="layout" svg:x1="5.7cm" svg:y1="5cm" svg:x2="5.7cm" svg:y2="5.2cm">
          <text:p/>
        </draw:line>
        <draw:line draw:style-name="gr28" draw:text-style-name="P2" draw:layer="layout" svg:x1="6.5cm" svg:y1="5cm" svg:x2="6.5cm" svg:y2="5.2cm">
          <text:p/>
        </draw:line>
        <draw:line draw:style-name="gr28" draw:text-style-name="P2" draw:layer="layout" svg:x1="8.1cm" svg:y1="5cm" svg:x2="8.1cm" svg:y2="5.2cm">
          <text:p/>
        </draw:line>
        <draw:line draw:style-name="gr19" draw:text-style-name="P2" draw:layer="layout" svg:x1="9.5cm" svg:y1="5cm" svg:x2="12.7cm" svg:y2="5cm">
          <text:p/>
        </draw:line>
        <draw:line draw:style-name="gr19" draw:text-style-name="P2" draw:layer="layout" svg:x1="9.5cm" svg:y1="5.4cm" svg:x2="12.7cm" svg:y2="5.4cm">
          <text:p/>
        </draw:line>
        <draw:polyline draw:style-name="gr28" draw:text-style-name="P2" draw:layer="layout" svg:width="0.999cm" svg:height="0.199cm" svg:x="8.5cm" svg:y="5.2cm" svg:viewBox="0 0 1000 200" draw:points="0,200 100,200 100,0 1000,0">
          <text:p/>
        </draw:polyline>
        <draw:g>
          <svg:title>TexMaths</svg:title>
          <svg:desc>10§display§\bm{b}
\!=\! 
(\bm{b}_0, \dots, \bm{b}_{n-1})
\!\in\!
\mathcal{B}^n§svg§600§TRUE§</svg:desc>
          <draw:g>
            <draw:path draw:style-name="gr4" draw:text-style-name="P4" draw:layer="layout" svg:width="0.159cm" svg:height="0.243cm" svg:x="3.984cm" svg:y="13.919cm" svg:viewBox="0 0 160 244" svg:d="M80 12c2-5 1-4 2-6 0-5-4-6-8-6-1 0-1 0-2 0-15 1-31 1-46 2-5 0-11 1-11 11 0 6 7 6 9 6 4 0 10 0 15 1-3 11-6 26-10 40-8 32-16 64-24 96-5 19-5 23-5 31 0 45 33 57 60 57 63 0 100-57 100-102 0-43-33-58-62-58-17 0-31 7-38 11 7-28 13-55 20-83zM60 232c-13 0-25-8-25-29 0-12 4-25 6-34 4-14 10-38 12-48 2-6 22-24 43-24 22 0 24 19 24 26 0 19-12 61-18 74-12 29-31 35-42 35z">
              <text:p/>
            </draw:path>
            <draw:path draw:style-name="gr4" draw:text-style-name="P4" draw:layer="layout" svg:width="0.233cm" svg:height="0.081cm" svg:x="4.207cm" svg:y="14.03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08cm" svg:height="0.348cm" svg:x="4.535cm" svg:y="13.899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4" draw:text-style-name="P4" draw:layer="layout" svg:width="0.158cm" svg:height="0.243cm" svg:x="4.655cm" svg:y="13.919cm" svg:viewBox="0 0 159 244" svg:d="M80 12c2-5 1-4 2-6 0-5-4-6-8-6-1 0-1 0-2 0-15 1-31 1-46 2-5 0-11 1-11 11 0 6 7 6 9 6 4 0 10 0 15 1-3 11-6 26-10 40-8 32-16 64-24 96-5 19-5 23-5 31 0 45 33 57 60 57 63 0 99-57 99-102 0-43-32-58-61-58-17 0-31 7-38 11 7-28 13-55 20-83zM60 232c-13 0-25-8-25-29 0-12 4-25 6-34 4-14 10-38 12-48 2-6 22-24 43-24 22 0 24 19 24 26 0 19-12 61-18 74-12 29-31 35-42 35z">
              <text:p/>
            </draw:path>
            <draw:path draw:style-name="gr4" draw:text-style-name="P4" draw:layer="layout" svg:width="0.114cm" svg:height="0.167cm" svg:x="4.832cm" svg:y="14.051cm" svg:viewBox="0 0 115 168" svg:d="M115 85c0-27-4-46-15-64-8-11-23-21-43-21-57 0-57 67-57 85 0 17 0 83 57 83s58-66 58-83zM57 161c-11 0-26-7-31-27-3-14-3-34-3-52s0-37 4-50c5-20 20-25 30-25 14 0 27 8 31 22s4 31 4 53c0 18 0 36-3 51-5 23-22 28-32 28z">
              <text:p/>
            </draw:path>
            <draw:path draw:style-name="gr4" draw:text-style-name="P4" draw:layer="layout" svg:width="0.041cm" svg:height="0.104cm" svg:x="5.007cm" svg:y="14.123cm" svg:viewBox="0 0 42 105" svg:d="M42 37c0-23-9-37-23-37-12 0-19 9-19 19 0 9 7 18 19 18 4 0 9-1 12-4 1-1 1-1 2-1 0 2 1 0 1 5 0 26-12 47-24 59-4 3-4 4-4 5 0 3 2 4 4 4 3 0 32-27 32-68z">
              <text:p/>
            </draw:path>
            <draw:path draw:style-name="gr4" draw:text-style-name="P4" draw:layer="layout" svg:width="0.036cm" svg:height="0.036cm" svg:x="5.164cm" svg:y="14.123cm" svg:viewBox="0 0 37 37" svg:d="M37 19c0-10-9-19-19-19s-18 9-18 19 8 18 18 18 19-8 19-18z">
              <text:p/>
            </draw:path>
            <draw:path draw:style-name="gr4" draw:text-style-name="P4" draw:layer="layout" svg:width="0.036cm" svg:height="0.036cm" svg:x="5.32cm" svg:y="14.123cm" svg:viewBox="0 0 37 37" svg:d="M37 19c0-10-9-19-19-19-11 0-18 9-18 19s7 18 18 18c10 0 19-8 19-18z">
              <text:p/>
            </draw:path>
            <draw:path draw:style-name="gr4" draw:text-style-name="P4" draw:layer="layout" svg:width="0.036cm" svg:height="0.036cm" svg:x="5.476cm" svg:y="14.123cm" svg:viewBox="0 0 37 37" svg:d="M37 19c0-10-8-19-18-19-11 0-19 9-19 19s8 18 19 18c10 0 18-8 18-18z">
              <text:p/>
            </draw:path>
            <draw:path draw:style-name="gr4" draw:text-style-name="P4" draw:layer="layout" svg:width="0.04cm" svg:height="0.104cm" svg:x="5.632cm" svg:y="14.123cm" svg:viewBox="0 0 41 105" svg:d="M41 37c0-23-9-37-22-37-12 0-19 9-19 19 0 9 7 18 19 18 4 0 8-1 12-4 1-1 1-1 2-1 0 2 0 0 0 5 0 26-11 47-23 59-4 3-4 4-4 5 0 3 1 4 3 4 4 0 32-27 32-68z">
              <text:p/>
            </draw:path>
            <draw:path draw:style-name="gr4" draw:text-style-name="P4" draw:layer="layout" svg:width="0.159cm" svg:height="0.243cm" svg:x="5.775cm" svg:y="13.919cm" svg:viewBox="0 0 160 244" svg:d="M81 12c1-5 1-4 1-6 0-5-4-6-8-6-1 0-1 0-2 0-15 1-30 1-45 2-5 0-12 1-12 11 0 6 7 6 9 6 4 0 11 0 15 1-3 11-6 26-10 40-8 32-16 64-24 96-5 19-5 23-5 31 0 45 34 57 60 57 64 0 100-57 100-102 0-43-33-58-62-58-17 0-31 7-38 11 7-28 14-55 21-83zM61 232c-14 0-26-8-26-29 0-12 4-25 6-34 4-14 10-38 12-48 2-6 22-24 44-24 21 0 23 19 23 26 0 19-12 61-18 74-11 29-31 35-41 35z">
              <text:p/>
            </draw:path>
            <draw:path draw:style-name="gr4" draw:text-style-name="P4" draw:layer="layout" svg:width="0.149cm" svg:height="0.109cm" svg:x="5.952cm" svg:y="14.105cm" svg:viewBox="0 0 150 110" svg:d="M18 93c-1 3-2 9-2 10 0 5 4 7 8 7s7-3 9-5 4-10 5-15 4-16 5-22c2-6 3-11 4-17 3-10 4-12 11-22 7-9 18-22 37-22 14 0 14 12 14 17 0 15-10 42-14 52-3 7-4 9-4 13 0 13 11 21 23 21 25 0 36-33 36-37 0-3-3-3-4-3-4 0-4 1-5 4-5 20-16 30-26 30-5 0-6-4-6-9 0-6 1-9 6-20 3-7 13-33 13-47 0-24-19-28-32-28-21 0-35 12-42 22-2-17-16-22-26-22-11 0-16 8-20 13-5 9-8 23-8 24 0 4 3 4 4 4 3 0 3-1 5-8 4-14 8-26 18-26 6 0 8 5 8 12 0 4-3 13-4 20-2 6-4 17-5 22-3 10-5 21-8 32z">
              <text:p/>
            </draw:path>
            <draw:path draw:style-name="gr4" draw:text-style-name="P4" draw:layer="layout" svg:width="0.165cm" svg:height="0.011cm" svg:x="6.14cm" svg:y="14.146cm" svg:viewBox="0 0 166 12" svg:d="M157 12c4 0 9 0 9-6s-5-6-9-6c-49 0-98 0-147 0-4 0-10 0-10 6s6 6 10 6c49 0 98 0 147 0z">
              <text:p/>
            </draw:path>
            <draw:path draw:style-name="gr4" draw:text-style-name="P4" draw:layer="layout" svg:width="0.089cm" svg:height="0.162cm" svg:x="6.36cm" svg:y="14.051cm" svg:viewBox="0 0 90 163" svg:d="M56 7c0-6-1-7-8-7-16 16-38 16-48 16 0 3 0 6 0 9 6 0 22 0 36-7 0 41 0 83 0 125 0 8 0 11-25 11-3 0-6 0-9 0 0 3 0 6 0 9 4 0 34-1 44-1 7 0 38 1 44 1 0-3 0-6 0-9-3 0-7 0-10 0-24 0-24-3-24-11 0-46 0-91 0-136z">
              <text:p/>
            </draw:path>
            <draw:path draw:style-name="gr4" draw:text-style-name="P4" draw:layer="layout" svg:width="0.08cm" svg:height="0.348cm" svg:x="6.511cm" svg:y="13.899cm" svg:viewBox="0 0 81 349" svg:d="M81 175c0-27-4-70-23-109-21-43-51-66-55-66-2 0-3 1-3 3s0 2 7 9c34 34 54 90 54 163 0 59-13 120-57 165-4 4-4 4-4 5 0 3 1 4 3 4 4 0 35-24 56-68 18-39 22-78 22-106z">
              <text:p/>
            </draw:path>
            <draw:path draw:style-name="gr4" draw:text-style-name="P4" draw:layer="layout" svg:width="0.174cm" svg:height="0.201cm" svg:x="6.696cm" svg:y="13.972cm" svg:viewBox="0 0 175 202" svg:d="M163 109c6 0 12 0 12-7s-6-7-12-7c-50 0-99 0-149 0 4-47 45-81 94-81 18 0 37 0 55 0 6 0 12 0 12-7s-6-7-12-7c-18 0-37 0-55 0-61 0-108 46-108 102s47 100 108 100c18 0 37 0 55 0 6 0 12 0 12-7s-6-7-12-7c-18 0-37 0-55 0-49 0-90-32-94-79 50 0 99 0 149 0z">
              <text:p/>
            </draw:path>
            <draw:path draw:style-name="gr4" draw:text-style-name="P4" draw:layer="layout" svg:width="0.222cm" svg:height="0.253cm" svg:x="6.95cm" svg:y="13.914cm" svg:viewBox="0 0 223 254" svg:d="M88 10c1-4 1-5 1-6 0-2-1-3-4-3-4 0-14 5-21 8-17 9-30 15-30 21 0 3 2 3 4 3 4 0 13-5 20-8-4 34-13 79-19 109-13 58-20 80-37 114-2 3-2 3-2 4 0 2 3 2 4 2 5 0 20-6 26-16 4-8 18-34 28-73 8-30 21-76 46-112 16-23 31-33 53-33 19 0 37 12 37 30 0 31-34 42-70 55-5 1-29 9-29 18 0 2 3 3 4 3s9-2 17-2c35 0 64 21 64 54 0 43-37 57-69 57-27 0-40-15-45-20-1-1-2-2-5-2-7 0-25 11-25 17 0 1 13 24 51 24 50 0 123-35 123-90 0-30-20-52-56-58 28-12 69-37 69-70 0-21-16-36-42-36-12 0-57 4-100 56 2-15 5-31 7-46z">
              <text:p/>
            </draw:path>
            <draw:path draw:style-name="gr4" draw:text-style-name="P4" draw:layer="layout" svg:width="0.149cm" svg:height="0.109cm" svg:x="7.193cm" svg:y="13.909cm" svg:viewBox="0 0 150 110" svg:d="M18 93c-1 3-2 9-2 10 0 5 4 7 8 7 5 0 8-3 10-5s3-10 4-15 4-16 6-22c1-6 2-11 4-17 2-10 3-12 10-22 7-9 18-22 37-22 14 0 14 12 14 17 0 15-10 42-14 52-3 7-4 9-4 13 0 13 11 21 24 21 24 0 35-33 35-37 0-3-3-3-4-3-3 0-4 1-5 4-5 20-16 30-26 30-5 0-6-4-6-9 0-6 1-9 6-20 3-7 13-33 13-47 0-24-19-28-32-28-21 0-34 12-42 22-1-17-16-22-26-22-11 0-16 8-19 13-6 9-9 23-9 24 0 4 3 4 4 4 3 0 4-1 5-8 4-14 9-26 18-26 7 0 8 5 8 12 0 4-3 13-4 20-2 6-4 17-5 22-3 10-5 21-8 32z">
              <text:p/>
            </draw:path>
          </draw:g>
        </draw:g>
        <draw:g>
          <svg:title>TexMaths</svg:title>
          <svg:desc>10§display§\bm{b}_i
\!=\!
(b_{i,0}, \dots, b_{i,\nu-1})
\!\in\!
\tilde{\mathcal{B}}§svg§600§TRUE§</svg:desc>
          <draw:g>
            <draw:path draw:style-name="gr4" draw:text-style-name="P4" draw:layer="layout" svg:width="0.159cm" svg:height="0.245cm" svg:x="4.567cm" svg:y="20.136cm" svg:viewBox="0 0 160 246" svg:d="M81 12c1-5 1-4 1-6 0-5-4-6-8-6-1 0-1 0-2 0-15 1-30 1-45 2-5 0-12 1-12 11 0 6 7 6 9 6 4 0 11 0 15 1-3 12-6 27-10 40-8 32-16 65-24 97-5 19-5 24-5 32 0 44 34 57 60 57 64 0 100-57 100-104 0-43-33-58-62-58-17 0-31 7-38 12 7-28 14-56 21-84zM61 233c-14 0-26-7-26-29 0-11 4-24 6-35 4-13 10-38 12-48 2-6 22-24 43-24 22 0 24 19 24 27 0 18-12 61-18 75-11 28-31 34-41 34z">
              <text:p/>
            </draw:path>
            <draw:path draw:style-name="gr4" draw:text-style-name="P4" draw:layer="layout" svg:width="0.073cm" svg:height="0.164cm" svg:x="4.744cm" svg:y="20.269cm" svg:viewBox="0 0 74 165" svg:d="M68 9c0-4-3-9-10-9s-14 6-14 13c0 4 3 10 10 10s14-7 14-14zM17 134c-1 3-2 6-2 10 0 12 10 21 24 21 24 0 35-34 35-38 0-3-3-3-4-3-3 0-4 2-5 4-5 20-16 30-26 30-5 0-6-3-6-9 0-5 2-10 4-15 3-7 5-13 8-20 2-6 11-28 12-31 1-2 2-5 2-8 0-11-10-21-24-21-24 0-35 34-35 38 0 3 3 3 4 3 3 0 3-1 4-4 7-21 17-30 26-30 4 0 7 2 7 9 0 5-2 9-8 24-5 13-11 27-16 40z">
              <text:p/>
            </draw:path>
            <draw:path draw:style-name="gr4" draw:text-style-name="P4" draw:layer="layout" svg:width="0.232cm" svg:height="0.081cm" svg:x="4.908cm" svg:y="20.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081cm" svg:height="0.35cm" svg:x="5.235cm" svg:y="20.116cm" svg:viewBox="0 0 82 351" svg:d="M82 347c0-1 0-2-6-8-44-44-56-110-56-164 0-61 14-122 57-165 5-5 5-5 5-6 0-3-2-4-4-4-3 0-35 24-56 68-18 39-22 78-22 107 0 28 4 70 23 110 21 43 52 66 55 66 2 0 4-2 4-4z">
              <text:p/>
            </draw:path>
            <draw:path draw:style-name="gr4" draw:text-style-name="P4" draw:layer="layout" svg:width="0.129cm" svg:height="0.246cm" svg:x="5.353cm" svg:y="20.136cm" svg:viewBox="0 0 130 247" svg:d="M68 4c0-1 0-4-5-4-8 0-33 2-43 3-2 1-6 1-6 7 0 4 3 4 8 4 17 0 18 3 18 6s-3 15-5 22c-10 38-19 76-29 114-4 18-6 23-6 36 0 33 19 55 45 55 42 0 85-52 85-103 0-32-19-56-47-56-16 0-31 10-41 21 9-35 17-70 26-105zM35 136c2-8 2-8 5-12 17-23 33-28 42-28 13 0 22 10 22 33 0 20-11 61-17 74-12 23-28 36-42 36-12 0-23-9-23-35 0-7 0-14 5-36 3-11 5-21 8-32z">
              <text:p/>
            </draw:path>
            <draw:path draw:style-name="gr4" draw:text-style-name="P4" draw:layer="layout" svg:width="0.074cm" svg:height="0.164cm" svg:x="5.499cm" svg:y="20.269cm" svg:viewBox="0 0 75 165" svg:d="M68 9c0-4-3-9-9-9-7 0-14 6-14 13 0 4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7-16 40z">
              <text:p/>
            </draw:path>
            <draw:path draw:style-name="gr4" draw:text-style-name="P4" draw:layer="layout" svg:width="0.03cm" svg:height="0.075cm" svg:x="5.615cm" svg:y="20.403cm" svg:viewBox="0 0 31 76" svg:d="M24 25c0 13-2 29-19 44-1 1-2 2-2 3 0 2 2 4 4 4 3 0 24-20 24-49 0-15-6-27-17-27-8 0-14 7-14 14 0 8 5 14 14 14 6 0 7-2 10-3z">
              <text:p/>
            </draw:path>
            <draw:path draw:style-name="gr4" draw:text-style-name="P4" draw:layer="layout" svg:width="0.114cm" svg:height="0.166cm" svg:x="5.683cm" svg:y="20.269cm" svg:viewBox="0 0 115 167" svg:d="M115 84c0-27-4-46-15-63-8-12-23-21-43-21-57 0-57 67-57 84 0 18 0 83 57 83 58 0 58-65 58-83zM57 160c-11 0-26-6-31-26-3-15-3-35-3-53s0-37 3-50c6-19 21-25 31-25 14 0 27 9 31 23 4 13 4 31 4 52 0 18 0 36-3 52-5 22-22 27-32 27z">
              <text:p/>
            </draw:path>
            <draw:path draw:style-name="gr4" draw:text-style-name="P4" draw:layer="layout" svg:width="0.041cm" svg:height="0.104cm" svg:x="5.858cm" svg:y="20.342cm" svg:viewBox="0 0 42 105" svg:d="M42 37c0-24-9-37-23-37-12 0-19 9-19 18 0 10 7 19 19 19 4 0 9-2 12-5 1 0 1-1 2-1 0 2 1 1 1 6 0 25-12 47-24 58-4 4-4 5-4 6 0 2 2 4 4 4 3 0 32-27 32-68z">
              <text:p/>
            </draw:path>
            <draw:path draw:style-name="gr4" draw:text-style-name="P4" draw:layer="layout" svg:width="0.036cm" svg:height="0.036cm" svg:x="6.015cm" svg:y="20.342cm" svg:viewBox="0 0 37 37" svg:d="M37 18c0-10-9-18-19-18s-18 8-18 18 8 19 18 19 19-9 19-19z">
              <text:p/>
            </draw:path>
            <draw:path draw:style-name="gr4" draw:text-style-name="P4" draw:layer="layout" svg:width="0.036cm" svg:height="0.036cm" svg:x="6.171cm" svg:y="20.342cm" svg:viewBox="0 0 37 37" svg:d="M37 18c0-10-8-18-19-18-10 0-18 8-18 18s8 19 18 19c11 0 19-9 19-19z">
              <text:p/>
            </draw:path>
            <draw:path draw:style-name="gr4" draw:text-style-name="P4" draw:layer="layout" svg:width="0.036cm" svg:height="0.036cm" svg:x="6.327cm" svg:y="20.342cm" svg:viewBox="0 0 37 37" svg:d="M37 18c0-10-7-18-18-18-10 0-19 8-19 18s9 19 19 19c11 0 18-9 18-19z">
              <text:p/>
            </draw:path>
            <draw:path draw:style-name="gr4" draw:text-style-name="P4" draw:layer="layout" svg:width="0.04cm" svg:height="0.104cm" svg:x="6.483cm" svg:y="20.342cm" svg:viewBox="0 0 41 105" svg:d="M41 37c0-24-9-37-22-37-12 0-19 9-19 18 0 10 7 19 19 19 4 0 8-2 12-5 1 0 1-1 2-1 0 2 0 1 0 6 0 25-12 47-23 58-4 4-4 5-4 6 0 2 1 4 3 4 4 0 32-27 32-68z">
              <text:p/>
            </draw:path>
            <draw:path draw:style-name="gr4" draw:text-style-name="P4" draw:layer="layout" svg:width="0.128cm" svg:height="0.246cm" svg:x="6.626cm" svg:y="20.136cm" svg:viewBox="0 0 129 247" svg:d="M67 4c0-1 0-4-5-4-8 0-33 2-42 3-3 1-7 1-7 7 0 4 3 4 8 4 17 0 18 3 18 6s-3 15-5 22c-10 38-19 76-29 114-4 18-5 23-5 36 0 33 18 55 44 55 42 0 85-52 85-103 0-32-19-56-47-56-16 0-30 10-41 21 9-35 17-70 26-105zM34 136c2-8 2-8 5-12 17-23 33-28 42-28 13 0 23 10 23 33 0 20-12 61-18 74-12 23-28 36-42 36-12 0-23-9-23-35 0-7 0-14 5-36 3-11 5-21 8-32z">
              <text:p/>
            </draw:path>
            <draw:path draw:style-name="gr4" draw:text-style-name="P4" draw:layer="layout" svg:width="0.074cm" svg:height="0.164cm" svg:x="6.771cm" svg:y="20.269cm" svg:viewBox="0 0 75 165" svg:d="M68 9c0-4-2-9-9-9s-14 6-14 13c0 4 3 10 10 10s13-7 13-14zM18 134c-1 3-2 6-2 10 0 12 10 21 23 21 25 0 36-34 36-38 0-3-3-3-4-3-3 0-4 2-5 4-5 20-16 30-26 30-5 0-6-3-6-9 0-5 2-10 4-15 2-7 5-13 8-20 2-6 11-28 12-31 1-2 1-5 1-8 0-11-9-21-23-21-24 0-36 34-36 38 0 3 4 3 5 3 3 0 3-1 4-4 6-21 17-30 26-30 4 0 6 2 6 9 0 5-1 9-7 24-5 13-11 27-16 40z">
              <text:p/>
            </draw:path>
            <draw:path draw:style-name="gr4" draw:text-style-name="P4" draw:layer="layout" svg:width="0.03cm" svg:height="0.075cm" svg:x="6.887cm" svg:y="20.403cm" svg:viewBox="0 0 31 76" svg:d="M24 25c0 13-2 29-19 44-1 1-2 2-2 3 0 2 2 4 4 4 3 0 24-20 24-49 0-15-6-27-17-27-8 0-14 7-14 14 0 8 5 14 14 14 6 0 7-2 10-3z">
              <text:p/>
            </draw:path>
            <draw:path draw:style-name="gr4" draw:text-style-name="P4" draw:layer="layout" svg:width="0.125cm" svg:height="0.107cm" svg:x="6.961cm" svg:y="20.323cm" svg:viewBox="0 0 126 108" svg:d="M43 7c1-1 1-2 1-3s0-4-4-4c-5 0-14 1-16 1-5 1-9 1-14 2-4 0-7 0-7 5 0 4 4 4 7 4 12 0 12 1 12 3s-2 7-3 10c-4 17-8 33-12 50-6 24-7 29-7 30 0 3 3 3 4 3s3 0 4 0c22-3 53-15 80-38 33-29 38-61 38-62 0-4-3-8-8-8-9 0-11 7-13 14-10 35-43 72-84 85 7-31 15-61 22-92z">
              <text:p/>
            </draw:path>
            <draw:path draw:style-name="gr4" draw:text-style-name="P4" draw:layer="layout" svg:width="0.166cm" svg:height="0.011cm" svg:x="7.126cm" svg:y="20.364cm" svg:viewBox="0 0 167 12" svg:d="M157 12c4 0 10 0 10-6s-6-6-10-6c-49 0-98 0-147 0-4 0-10 0-10 6s6 6 10 6c49 0 98 0 147 0z">
              <text:p/>
            </draw:path>
            <draw:path draw:style-name="gr4" draw:text-style-name="P4" draw:layer="layout" svg:width="0.089cm" svg:height="0.161cm" svg:x="7.346cm" svg:y="20.269cm" svg:viewBox="0 0 90 162" svg:d="M56 6c0-6-1-6-7-6-16 15-39 15-49 15 0 3 0 6 0 9 6 0 22 0 36-7 0 42 0 83 0 125 0 8 0 12-25 12-3 0-6 0-9 0 0 3 0 5 0 8 4 0 35-1 44-1 7 0 38 1 44 1 0-3 0-5 0-8-3 0-6 0-9 0-25 0-25-4-25-12 0-45 0-91 0-136z">
              <text:p/>
            </draw:path>
            <draw:path draw:style-name="gr4" draw:text-style-name="P4" draw:layer="layout" svg:width="0.081cm" svg:height="0.35cm" svg:x="7.497cm" svg:y="20.116cm" svg:viewBox="0 0 82 351" svg:d="M82 175c0-27-4-69-23-109-22-43-52-66-55-66-2 0-4 1-4 4 0 1 0 1 7 8 34 34 54 90 54 163 0 60-13 122-56 166-5 4-5 5-5 6 0 2 2 4 4 4 3 0 35-24 56-69 17-38 22-77 22-107z">
              <text:p/>
            </draw:path>
            <draw:path draw:style-name="gr4" draw:text-style-name="P4" draw:layer="layout" svg:width="0.175cm" svg:height="0.202cm" svg:x="7.682cm" svg:y="20.19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4" draw:text-style-name="P4" draw:layer="layout" svg:width="0.116cm" svg:height="0.032cm" svg:x="8.037cm" svg:y="20.056cm" svg:viewBox="0 0 117 33" svg:d="M117 5c-2-2-4-3-6-5 0 1-13 17-28 17-9 0-17-5-23-9-10-5-16-8-22-8-13 0-20 8-38 28 2 2 4 3 6 5 0-1 13-17 28-17 8 0 17 5 23 9 10 5 16 8 22 8 13 0 20-8 38-28z">
              <text:p/>
            </draw:path>
            <draw:path draw:style-name="gr4" draw:text-style-name="P4" draw:layer="layout" svg:width="0.222cm" svg:height="0.255cm" svg:x="7.937cm" svg:y="20.131cm" svg:viewBox="0 0 223 256" svg:d="M87 10c1-4 1-5 1-6 0-2-1-3-4-3-4 0-14 5-21 9-16 8-30 14-30 21 0 2 3 2 4 2 4 0 14-5 20-8-4 34-12 79-19 109-13 60-19 81-37 115-1 3-1 3-1 4 0 3 2 3 3 3 6 0 21-7 26-17 5-8 18-33 29-74 7-30 21-76 46-112 16-23 31-33 53-33 19 0 36 12 36 31 0 30-33 42-70 54-4 1-28 10-28 18 0 3 2 3 3 3s10-1 17-1c35 0 64 21 64 54 0 43-37 57-69 57-27 0-40-14-45-19-1-2-1-3-4-3-8 0-26 11-26 17 0 1 14 25 52 25 49 0 122-35 122-92 0-29-20-51-55-58 28-12 69-37 69-70 0-20-17-36-43-36-12 0-57 4-100 56 2-15 5-31 7-46z">
              <text:p/>
            </draw:path>
          </draw:g>
        </draw:g>
        <draw:frame draw:style-name="gr29" draw:text-style-name="P7" draw:layer="layout" svg:width="0.434cm" svg:height="0.395cm" svg:x="1.405cm" svg:y="19.109cm">
          <draw:text-box>
            <text:p><text:span text:style-name="T3">(2)</text:span></text:p>
          </draw:text-box>
        </draw:frame>
        <draw:g>
          <svg:title>TexMaths</svg:title>
          <svg:desc>10§display§\bm{s}_i
\!\in\!
\Phi^{\nu}
§svg§600§TRUE§</svg:desc>
          <draw:g>
            <draw:path draw:style-name="gr4" draw:text-style-name="P4" draw:layer="layout" svg:width="0.146cm" svg:height="0.16cm" svg:x="5.968cm" svg:y="13.511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4" draw:text-style-name="P4" draw:layer="layout" svg:width="0.074cm" svg:height="0.164cm" svg:x="6.146cm" svg:y="13.559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4" draw:text-style-name="P4" draw:layer="layout" svg:width="0.174cm" svg:height="0.201cm" svg:x="6.32cm" svg:y="13.48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4" draw:text-style-name="P4" draw:layer="layout" svg:width="0.212cm" svg:height="0.237cm" svg:x="6.583cm" svg:y="13.4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4" draw:text-style-name="P4" draw:layer="layout" svg:width="0.126cm" svg:height="0.107cm" svg:x="6.834cm" svg:y="13.416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frame draw:style-name="gr30" draw:text-style-name="P3" draw:layer="layout" svg:width="1.45cm" svg:height="0.395cm" svg:x="10.405cm" svg:y="10.008cm">
          <draw:text-box>
            <text:p><text:span text:style-name="T1">Mapping</text:span></text:p>
          </draw:text-box>
        </draw:frame>
        <draw:frame draw:style-name="gr31" draw:text-style-name="P7" draw:layer="layout" svg:width="0.857cm" svg:height="0.395cm" svg:x="1.406cm" svg:y="12.509cm">
          <draw:text-box>
            <text:p><text:span text:style-name="T3">input:</text:span></text:p>
          </draw:text-box>
        </draw:frame>
        <draw:g>
          <svg:title>TexMaths</svg:title>
          <svg:desc>10§display§\tilde{\bm{c}}
\!=\!
(
\tilde{\bm{c}}_0,
\dots, 
\tilde{\bm{c}}_{n-1}
) §svg§600§TRUE§</svg:desc>
          <draw:g>
            <draw:path draw:style-name="gr4" draw:text-style-name="P4" draw:layer="layout" svg:width="0.116cm" svg:height="0.031cm" svg:x="2.73cm" svg:y="12.576cm" svg:viewBox="0 0 117 32" svg:d="M117 5c-2-2-4-3-6-5-10 6-13 17-29 17-8 0-16-6-22-9-10-6-16-8-22-8-14 0-20 8-38 27 2 2 3 3 5 5 10-5 14-16 29-16 8 0 17 5 23 8 10 6 16 8 22 8 13 0 20-7 38-27z">
              <text:p/>
            </draw:path>
            <draw:path draw:style-name="gr4" draw:text-style-name="P4" draw:layer="layout" svg:width="0.162cm" svg:height="0.16cm" svg:x="2.692cm" svg:y="12.656cm" svg:viewBox="0 0 163 161" svg:d="M135 20c-18 5-19 23-19 24 0 5 3 16 18 16s25-13 25-27c0-19-18-33-49-33-71 0-110 55-110 101 0 31 20 60 74 60 10 0 34 0 55-8 20-8 34-23 34-27 0-2-5-9-8-9s-3 1-6 4c-19 20-46 28-74 28-23 0-35-12-35-33 0-12 10-55 20-73 14-24 36-30 50-30 5 0 16 0 25 7z">
              <text:p/>
            </draw:path>
            <draw:path draw:style-name="gr4" draw:text-style-name="P4" draw:layer="layout" svg:width="0.233cm" svg:height="0.081cm" svg:x="2.915cm" svg:y="12.68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081cm" svg:height="0.348cm" svg:x="3.242cm" svg:y="12.552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4" draw:text-style-name="P4" draw:layer="layout" svg:width="0.116cm" svg:height="0.031cm" svg:x="3.398cm" svg:y="12.576cm" svg:viewBox="0 0 117 32" svg:d="M117 5c-2-2-3-3-5-5-10 6-14 17-29 17-8 0-17-6-23-9-10-6-16-8-22-8-13 0-20 8-38 27 2 2 4 3 6 5 10-5 13-16 29-16 8 0 17 5 23 8 9 6 15 8 21 8 14 0 20-7 38-27z">
              <text:p/>
            </draw:path>
            <draw:path draw:style-name="gr4" draw:text-style-name="P4" draw:layer="layout" svg:width="0.163cm" svg:height="0.16cm" svg:x="3.36cm" svg:y="12.656cm" svg:viewBox="0 0 164 161" svg:d="M136 20c-19 5-19 23-19 24 0 5 3 16 17 16 15 0 26-13 26-27 0-19-19-33-50-33-70 0-110 55-110 101 0 31 20 60 75 60 9 0 33 0 54-8s35-23 35-27c0-2-6-9-9-9-2 0-3 1-5 4-19 20-47 28-74 28-24 0-35-12-35-33 0-12 9-55 20-73 14-24 35-30 50-30 4 0 16 0 25 7z">
              <text:p/>
            </draw:path>
            <draw:path draw:style-name="gr4" draw:text-style-name="P4" draw:layer="layout" svg:width="0.114cm" svg:height="0.167cm" svg:x="3.537cm" svg:y="12.704cm" svg:viewBox="0 0 115 168" svg:d="M115 85c0-27-4-46-15-64-8-11-23-21-42-21-58 0-58 67-58 85 0 17 0 83 58 83 57 0 57-66 57-83zM58 161c-12 0-27-7-32-27-3-14-3-34-3-52s0-37 4-50c5-20 20-25 31-25 13 0 26 8 30 22s4 31 4 53c0 18 0 36-3 51-5 23-22 28-31 28z">
              <text:p/>
            </draw:path>
            <draw:path draw:style-name="gr4" draw:text-style-name="P4" draw:layer="layout" svg:width="0.04cm" svg:height="0.104cm" svg:x="3.713cm" svg:y="12.776cm" svg:viewBox="0 0 41 105" svg:d="M41 37c0-23-9-37-23-37-11 0-18 9-18 19 0 9 7 19 18 19 4 0 9-2 12-5 1-1 1-1 2-1s1 0 1 5c0 26-12 47-24 59-4 3-4 4-4 5 0 3 2 4 4 4 4 0 32-27 32-68z">
              <text:p/>
            </draw:path>
            <draw:path draw:style-name="gr4" draw:text-style-name="P4" draw:layer="layout" svg:width="0.036cm" svg:height="0.037cm" svg:x="3.869cm" svg:y="12.776cm" svg:viewBox="0 0 37 38" svg:d="M37 19c0-10-9-19-19-19s-18 9-18 19 8 19 18 19 19-9 19-19z">
              <text:p/>
            </draw:path>
            <draw:path draw:style-name="gr4" draw:text-style-name="P4" draw:layer="layout" svg:width="0.036cm" svg:height="0.037cm" svg:x="4.024cm" svg:y="12.776cm" svg:viewBox="0 0 37 38" svg:d="M37 19c0-10-9-19-19-19-11 0-18 9-18 19s7 19 18 19c10 0 19-9 19-19z">
              <text:p/>
            </draw:path>
            <draw:path draw:style-name="gr4" draw:text-style-name="P4" draw:layer="layout" svg:width="0.036cm" svg:height="0.037cm" svg:x="4.18cm" svg:y="12.776cm" svg:viewBox="0 0 37 38" svg:d="M37 19c0-10-8-19-18-19-11 0-19 9-19 19s8 19 19 19c10 0 18-9 18-19z">
              <text:p/>
            </draw:path>
            <draw:path draw:style-name="gr4" draw:text-style-name="P4" draw:layer="layout" svg:width="0.04cm" svg:height="0.104cm" svg:x="4.336cm" svg:y="12.776cm" svg:viewBox="0 0 41 105" svg:d="M41 37c0-23-9-37-22-37-12 0-19 9-19 19 0 9 7 19 19 19 4 0 9-2 12-5 1-1 1-1 2-1 0 2 1 0 1 5 0 26-12 47-24 59-4 3-4 4-4 5 0 3 2 4 3 4 4 0 32-27 32-68z">
              <text:p/>
            </draw:path>
            <draw:path draw:style-name="gr4" draw:text-style-name="P4" draw:layer="layout" svg:width="0.116cm" svg:height="0.031cm" svg:x="4.516cm" svg:y="12.576cm" svg:viewBox="0 0 117 32" svg:d="M117 5c-2-2-4-3-6-5-9 6-13 17-28 17-8 0-17-6-23-9-10-6-16-8-22-8-13 0-20 8-38 27 2 2 4 3 6 5 10-5 13-16 29-16 8 0 16 5 22 8 10 6 16 8 22 8 13 0 20-7 38-27z">
              <text:p/>
            </draw:path>
            <draw:path draw:style-name="gr4" draw:text-style-name="P4" draw:layer="layout" svg:width="0.163cm" svg:height="0.16cm" svg:x="4.478cm" svg:y="12.656cm" svg:viewBox="0 0 164 161" svg:d="M136 20c-19 5-19 23-19 24 0 5 3 16 17 16 15 0 25-13 25-27 0-19-18-33-49-33-70 0-110 55-110 101 0 31 20 60 75 60 9 0 33 0 54-8s35-23 35-27c0-2-6-9-9-9-2 0-3 1-5 4-19 20-47 28-75 28-23 0-34-12-34-33 0-12 9-55 19-73 14-24 36-30 51-30 4 0 15 0 25 7z">
              <text:p/>
            </draw:path>
            <draw:path draw:style-name="gr4" draw:text-style-name="P4" draw:layer="layout" svg:width="0.149cm" svg:height="0.109cm" svg:x="4.654cm" svg:y="12.758cm" svg:viewBox="0 0 150 110" svg:d="M19 93c-1 3-3 9-3 10 0 5 4 7 8 7 5 0 9-3 10-5s3-10 4-15c2-5 4-16 6-22 1-6 3-11 4-17 3-10 3-12 10-22 7-9 19-22 37-22 15 0 15 12 15 17 0 15-11 42-15 52-2 7-3 9-3 13 0 13 10 21 23 21 25 0 35-33 35-37 0-3-3-3-4-3-3 0-3 1-4 4-6 20-16 30-26 30-5 0-6-4-6-9 0-6 1-9 5-20 3-7 13-33 13-47 0-24-19-28-32-28-20 0-34 12-41 22-2-17-17-22-27-22s-16 8-19 13c-5 9-9 23-9 24 0 4 3 3 4 4 4 0 4-1 6-8 3-14 8-26 18-26 6 0 8 5 8 12 0 4-2 13-4 20-2 6-4 17-6 22-2 10-5 21-7 32z">
              <text:p/>
            </draw:path>
            <draw:path draw:style-name="gr4" draw:text-style-name="P4" draw:layer="layout" svg:width="0.165cm" svg:height="0.011cm" svg:x="4.843cm" svg:y="12.799cm" svg:viewBox="0 0 166 12" svg:d="M156 12c4 0 10 0 10-6s-6-6-10-6c-49 0-97 0-146 0-4 0-10 0-10 6s5 6 10 6c49 0 97 0 146 0z">
              <text:p/>
            </draw:path>
            <draw:path draw:style-name="gr4" draw:text-style-name="P4" draw:layer="layout" svg:width="0.088cm" svg:height="0.162cm" svg:x="5.063cm" svg:y="12.704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4" draw:text-style-name="P4" draw:layer="layout" svg:width="0.081cm" svg:height="0.348cm" svg:x="5.213cm" svg:y="12.552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\tilde{\bm{c}}_i \!\in\! \mathbb{B}^{k_{\rm a}}§svg§600§TRUE§</svg:desc>
          <draw:g>
            <draw:path draw:style-name="gr4" draw:text-style-name="P4" draw:layer="layout" svg:width="0.116cm" svg:height="0.032cm" svg:x="6.008cm" svg:y="12.569cm" svg:viewBox="0 0 117 33" svg:d="M117 5c-2-2-4-3-6-5-10 6-13 17-29 17-8 0-16-5-22-9-10-5-16-8-22-8-13 0-20 8-38 27 2 2 4 4 6 6 0-1 13-17 28-17 8 0 17 5 23 9 10 5 16 8 22 8 13 0 20-8 38-28z">
              <text:p/>
            </draw:path>
            <draw:path draw:style-name="gr4" draw:text-style-name="P4" draw:layer="layout" svg:width="0.162cm" svg:height="0.16cm" svg:x="5.97cm" svg:y="12.65cm" svg:viewBox="0 0 163 161" svg:d="M135 19c-18 6-19 23-19 24 0 5 4 16 18 16 15 0 25-12 25-27 0-18-18-32-49-32-70 0-110 54-110 100 0 32 20 61 75 61 9 0 33-1 54-9 20-8 34-22 34-26 0-3-5-9-8-9-2 0-3 1-6 3-19 20-46 28-74 28-23 0-34-12-34-33 0-12 9-54 19-73 14-24 36-30 50-30 5 0 16 1 25 7z">
              <text:p/>
            </draw:path>
            <draw:path draw:style-name="gr4" draw:text-style-name="P4" draw:layer="layout" svg:width="0.073cm" svg:height="0.164cm" svg:x="6.146cm" svg:y="12.697cm" svg:viewBox="0 0 74 165" svg:d="M68 9c0-4-3-9-10-9s-14 6-14 13c0 5 4 10 10 10 7 0 14-7 14-14zM18 134c-1 3-2 6-2 10 0 12 9 21 23 21 25 0 35-34 35-38 0-3-3-3-4-3-3 0-3 2-4 4-6 20-17 30-26 30-5 0-6-3-6-9 0-5 1-10 3-15 3-7 6-14 8-20 3-6 11-28 12-31 1-2 2-5 2-8 0-11-10-21-24-21-24 0-35 34-35 38 0 3 3 3 4 3 3 0 4-1 4-4 7-21 18-30 27-30 4 0 6 2 6 9 0 5-2 9-8 24-5 13-10 26-15 40z">
              <text:p/>
            </draw:path>
            <draw:path draw:style-name="gr4" draw:text-style-name="P4" draw:layer="layout" svg:width="0.175cm" svg:height="0.201cm" svg:x="6.319cm" svg:y="12.619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4" draw:text-style-name="P4" draw:layer="layout" svg:width="0.214cm" svg:height="0.238cm" svg:x="6.565cm" svg:y="12.568cm" svg:viewBox="0 0 215 239" svg:d="M46 32c0-5 0-13-3-20 13 0 26 0 39 0-5 6-5 13-5 18 0 60 0 120 0 179 0 5 0 12 5 18-13 0-26 0-39 0 3-7 3-15 3-20 0-58 0-117 0-175zM142 105c11-11 14-29 14-44 0-24-7-39-15-47 24 2 49 11 49 46 0 22-25 40-48 45zM89 31c0-7 0-11 5-15 2 0 7-4 15-4 16 0 35 13 35 49 0 39-20 48-55 49 0-27 0-53 0-79zM163 111c20-10 39-27 39-51 0-49-40-60-83-60-36 0-71 0-107 0-6 0-12 0-12 6s6 6 12 6c21 0 22 4 22 21 0 58 0 116 0 173 0 18-1 21-23 21-4 0-11 0-11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4" draw:text-style-name="P4" draw:layer="layout" svg:width="0.12cm" svg:height="0.172cm" svg:x="6.815cm" svg:y="12.493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2-4-3-4 0-4 1-5 6-3 10-10 28-22 28-6 0-8-6-8-13 0-4 0-5 1-11 0-1 1-5 1-8 0-21-29-25-39-25 7-5 16-13 20-17 12-11 25-23 38-23 3 0 7 1 9 3-11 2-13 10-13 14 0 5 4 9 10 9s14-5 14-16c0-8-6-17-19-17-14 0-27 10-40 22-10 10-18 17-28 21 8-33 16-65 24-97z">
              <text:p/>
            </draw:path>
            <draw:path draw:style-name="gr4" draw:text-style-name="P4" draw:layer="layout" svg:width="0.098cm" svg:height="0.079cm" svg:x="6.96cm" svg:y="12.62cm" svg:viewBox="0 0 99 80" svg:d="M77 26c0-17-17-26-39-26-11 0-31 0-31 15 0 7 5 10 9 10 5 0 9-4 9-10 0-4-2-6-4-7 6-2 15-2 17-2 14 0 24 8 24 20 0 2 0 3 0 5-17 1-27 1-40 6-12 4-22 12-22 23 0 16 20 20 34 20s24-5 30-14c1 6 5 13 14 13 1 0 21 0 21-16 0-3 0-7 0-10-3 0-5 0-8 0 0 3 0 6 0 9 0 2 0 10-7 10s-7-8-7-10c0-12 0-24 0-36zM62 53c0 20-21 21-26 21-10 0-20-5-20-14 0-6 4-22 46-24 0 6 0 11 0 17z">
              <text:p/>
            </draw:path>
          </draw:g>
        </draw:g>
        <draw:g>
          <svg:title>TexMaths</svg:title>
          <svg:desc>10§display§\hat{\bm{c}}
\!=\!
(
\hat{\bm{c}}_0,
\dots, 
\hat{\bm{c}}_{n-1}
) §svg§600§TRUE§</svg:desc>
          <draw:g>
            <draw:path draw:style-name="gr4" draw:text-style-name="P4" draw:layer="layout" svg:width="0.093cm" svg:height="0.053cm" svg:x="2.74cm" svg:y="12.966cm" svg:viewBox="0 0 94 54" svg:d="M47 0c-16 16-31 31-47 47 2 2 5 5 7 7 13-12 27-24 40-36 14 12 27 24 41 36 2-2 4-5 6-7-16-16-31-31-47-47z">
              <text:p/>
            </draw:path>
            <draw:path draw:style-name="gr4" draw:text-style-name="P4" draw:layer="layout" svg:width="0.162cm" svg:height="0.16cm" svg:x="2.691cm" svg:y="13.055cm" svg:viewBox="0 0 163 161" svg:d="M135 20c-18 5-19 23-19 24 0 5 3 16 18 16s25-13 25-27c0-19-18-33-49-33-71 0-110 55-110 101 0 31 20 60 74 60 10 0 34 0 55-8 20-8 34-23 34-27 0-2-5-9-8-9s-3 1-6 4c-19 20-46 28-74 28-23 0-35-12-35-33 0-12 10-55 20-73 14-24 36-30 50-30 5 0 16 0 25 7z">
              <text:p/>
            </draw:path>
            <draw:path draw:style-name="gr4" draw:text-style-name="P4" draw:layer="layout" svg:width="0.233cm" svg:height="0.081cm" svg:x="2.914cm" svg:y="13.08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081cm" svg:height="0.348cm" svg:x="3.241cm" svg:y="12.951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4" draw:text-style-name="P4" draw:layer="layout" svg:width="0.093cm" svg:height="0.053cm" svg:x="3.409cm" svg:y="12.966cm" svg:viewBox="0 0 94 54" svg:d="M47 0c-16 16-31 31-47 47 2 2 4 5 6 7 14-12 27-24 41-36 13 12 27 24 40 36 2-2 5-5 7-7-16-16-31-31-47-47z">
              <text:p/>
            </draw:path>
            <draw:path draw:style-name="gr4" draw:text-style-name="P4" draw:layer="layout" svg:width="0.163cm" svg:height="0.16cm" svg:x="3.359cm" svg:y="13.055cm" svg:viewBox="0 0 164 161" svg:d="M136 20c-19 5-19 23-19 24 0 5 3 16 17 16 15 0 26-13 26-27 0-19-19-33-50-33-70 0-110 55-110 101 0 31 20 60 75 60 9 0 33 0 54-8s35-23 35-27c0-2-6-9-9-9-2 0-3 1-5 4-19 20-47 28-74 28-24 0-35-12-35-33 0-12 9-55 20-73 14-24 35-30 50-30 4 0 16 0 25 7z">
              <text:p/>
            </draw:path>
            <draw:path draw:style-name="gr4" draw:text-style-name="P4" draw:layer="layout" svg:width="0.114cm" svg:height="0.167cm" svg:x="3.536cm" svg:y="13.103cm" svg:viewBox="0 0 115 168" svg:d="M115 85c0-27-4-46-15-64-8-11-23-21-42-21-58 0-58 67-58 85 0 17 0 83 58 83 57 0 57-66 57-83zM58 161c-12 0-27-7-32-27-3-14-3-34-3-52s0-37 4-50c5-20 20-25 31-25 13 0 26 8 30 22s4 31 4 53c0 18 0 36-3 51-5 23-22 28-31 28z">
              <text:p/>
            </draw:path>
            <draw:path draw:style-name="gr4" draw:text-style-name="P4" draw:layer="layout" svg:width="0.04cm" svg:height="0.104cm" svg:x="3.712cm" svg:y="13.175cm" svg:viewBox="0 0 41 105" svg:d="M41 37c0-23-9-37-23-37-11 0-18 9-18 19 0 9 7 19 18 19 4 0 9-2 12-5 1-1 1-1 2-1s1 0 1 5c0 26-12 47-24 59-4 3-4 4-4 5 0 3 2 4 4 4 4 0 32-27 32-68z">
              <text:p/>
            </draw:path>
            <draw:path draw:style-name="gr4" draw:text-style-name="P4" draw:layer="layout" svg:width="0.036cm" svg:height="0.037cm" svg:x="3.868cm" svg:y="13.175cm" svg:viewBox="0 0 37 38" svg:d="M37 19c0-10-9-19-19-19s-18 9-18 19 8 19 18 19 19-9 19-19z">
              <text:p/>
            </draw:path>
            <draw:path draw:style-name="gr4" draw:text-style-name="P4" draw:layer="layout" svg:width="0.036cm" svg:height="0.037cm" svg:x="4.023cm" svg:y="13.175cm" svg:viewBox="0 0 37 38" svg:d="M37 19c0-10-9-19-19-19-11 0-18 9-18 19s7 19 18 19c10 0 19-9 19-19z">
              <text:p/>
            </draw:path>
            <draw:path draw:style-name="gr4" draw:text-style-name="P4" draw:layer="layout" svg:width="0.036cm" svg:height="0.037cm" svg:x="4.179cm" svg:y="13.175cm" svg:viewBox="0 0 37 38" svg:d="M37 19c0-10-8-19-18-19-11 0-19 9-19 19s8 19 19 19c10 0 18-9 18-19z">
              <text:p/>
            </draw:path>
            <draw:path draw:style-name="gr4" draw:text-style-name="P4" draw:layer="layout" svg:width="0.04cm" svg:height="0.104cm" svg:x="4.335cm" svg:y="13.175cm" svg:viewBox="0 0 41 105" svg:d="M41 37c0-23-9-37-22-37-12 0-19 9-19 19 0 9 7 19 19 19 4 0 9-2 12-5 1-1 1-1 2-1 0 2 1 0 1 5 0 26-12 47-24 59-4 3-4 4-4 5 0 3 2 4 3 4 4 0 32-27 32-68z">
              <text:p/>
            </draw:path>
            <draw:path draw:style-name="gr4" draw:text-style-name="P4" draw:layer="layout" svg:width="0.092cm" svg:height="0.053cm" svg:x="4.527cm" svg:y="12.966cm" svg:viewBox="0 0 93 54" svg:d="M47 0c-16 16-31 31-47 47 2 2 4 5 6 7 14-12 27-24 41-36 13 12 27 24 40 36 2-2 4-5 6-7-15-16-31-31-46-47z">
              <text:p/>
            </draw:path>
            <draw:path draw:style-name="gr4" draw:text-style-name="P4" draw:layer="layout" svg:width="0.163cm" svg:height="0.16cm" svg:x="4.477cm" svg:y="13.055cm" svg:viewBox="0 0 164 161" svg:d="M136 20c-19 5-19 23-19 24 0 5 3 16 17 16 15 0 25-13 25-27 0-19-18-33-49-33-70 0-110 55-110 101 0 31 20 60 75 60 9 0 33 0 54-8s35-23 35-27c0-2-6-9-9-9-2 0-3 1-5 4-19 20-47 28-75 28-23 0-34-12-34-33 0-12 9-55 19-73 14-24 36-30 51-30 4 0 15 0 25 7z">
              <text:p/>
            </draw:path>
            <draw:path draw:style-name="gr4" draw:text-style-name="P4" draw:layer="layout" svg:width="0.149cm" svg:height="0.109cm" svg:x="4.653cm" svg:y="13.157cm" svg:viewBox="0 0 150 110" svg:d="M19 93c-1 3-3 9-3 10 0 5 4 7 8 7 5 0 9-3 10-5s3-10 4-15c2-5 4-16 6-22 1-6 3-11 4-17 3-10 3-12 10-22 7-9 19-22 37-22 15 0 15 12 15 17 0 15-11 42-15 52-2 7-3 9-3 13 0 13 10 21 23 21 25 0 35-33 35-37 0-3-3-3-4-3-3 0-3 1-4 4-6 20-16 30-26 30-5 0-6-4-6-9 0-6 1-9 5-20 3-7 13-33 13-47 0-24-19-28-32-28-20 0-34 12-41 22-2-17-17-22-27-22s-16 8-19 13c-5 9-9 23-9 24 0 4 3 3 4 4 4 0 4-1 6-8 3-14 8-26 18-26 6 0 8 5 8 12 0 4-2 13-4 20-2 6-4 17-6 22-2 10-5 21-7 32z">
              <text:p/>
            </draw:path>
            <draw:path draw:style-name="gr4" draw:text-style-name="P4" draw:layer="layout" svg:width="0.165cm" svg:height="0.011cm" svg:x="4.842cm" svg:y="13.198cm" svg:viewBox="0 0 166 12" svg:d="M156 12c4 0 10 0 10-6s-6-6-10-6c-49 0-97 0-146 0-4 0-10 0-10 6s5 6 10 6c49 0 97 0 146 0z">
              <text:p/>
            </draw:path>
            <draw:path draw:style-name="gr4" draw:text-style-name="P4" draw:layer="layout" svg:width="0.088cm" svg:height="0.162cm" svg:x="5.062cm" svg:y="13.103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4" draw:text-style-name="P4" draw:layer="layout" svg:width="0.081cm" svg:height="0.348cm" svg:x="5.212cm" svg:y="12.9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\hat{\bm{c}}_i 
\!\in\! 
\mathbb{B}^{k_{\rm b} \times \nu}§svg§600§TRUE§</svg:desc>
          <draw:g>
            <draw:path draw:style-name="gr4" draw:text-style-name="P4" draw:layer="layout" svg:width="0.092cm" svg:height="0.053cm" svg:x="6.019cm" svg:y="12.985cm" svg:viewBox="0 0 93 54" svg:d="M47 0c-16 16-31 32-47 48 2 2 4 4 6 6 14-12 27-24 41-36 13 12 27 24 40 36 2-2 4-4 6-6-15-16-31-32-46-48z">
              <text:p/>
            </draw:path>
            <draw:path draw:style-name="gr4" draw:text-style-name="P4" draw:layer="layout" svg:width="0.163cm" svg:height="0.16cm" svg:x="5.969cm" svg:y="13.075cm" svg:viewBox="0 0 164 161" svg:d="M135 19c-18 6-19 23-19 24 0 5 4 16 18 16 15 0 25-12 25-27 0-18-18-32-49-32-70 0-110 54-110 100 0 32 20 61 75 61 9 0 33-1 54-9 20-8 35-22 35-26 0-3-6-9-9-9-2 0-3 1-6 3-19 20-46 28-74 28-23 0-34-12-34-33 0-12 9-54 19-73 14-24 36-30 50-30 5 0 16 1 25 7z">
              <text:p/>
            </draw:path>
            <draw:path draw:style-name="gr4" draw:text-style-name="P4" draw:layer="layout" svg:width="0.073cm" svg:height="0.164cm" svg:x="6.145cm" svg:y="13.122cm" svg:viewBox="0 0 74 165" svg:d="M68 9c0-4-3-9-10-9-6 0-14 6-14 13 0 5 4 10 10 10 7 0 14-7 14-14zM18 134c-1 3-2 6-2 10 0 12 9 21 23 21 25 0 35-34 35-38 0-3-3-3-4-3-3 0-3 2-4 4-6 20-17 30-26 30-5 0-6-3-6-9 0-5 1-10 4-15 2-7 5-14 7-20 3-6 11-28 12-31 1-2 2-5 2-8 0-11-10-21-23-21-25 0-36 34-36 38 0 3 3 3 4 3 4 0 4-1 5-4 6-21 17-30 26-30 4 0 6 2 6 9 0 5-2 9-8 24-5 13-10 26-15 40z">
              <text:p/>
            </draw:path>
            <draw:path draw:style-name="gr4" draw:text-style-name="P4" draw:layer="layout" svg:width="0.175cm" svg:height="0.201cm" svg:x="6.318cm" svg:y="13.044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4" draw:text-style-name="P4" draw:layer="layout" svg:width="0.213cm" svg:height="0.238cm" svg:x="6.566cm" svg:y="12.993cm" svg:viewBox="0 0 214 239" svg:d="M46 32c0-5 0-13-4-20 13 0 26 0 39 0-5 6-5 13-5 18 0 60 0 120 0 179 0 5 0 12 5 18-13 0-26 0-39 0 4-7 4-15 4-20 0-58 0-117 0-175zM141 105c12-11 14-29 14-44 0-24-7-39-15-47 24 2 49 11 49 46 0 22-25 40-48 45zM88 31c0-7 0-11 5-15 2 0 7-4 15-4 16 0 35 13 35 49 0 39-20 48-55 49 0-27 0-53 0-79zM162 111c20-10 39-27 39-51 0-49-40-60-83-60-36 0-71 0-107 0-6 0-11 0-11 6s6 6 11 6c21 0 22 4 22 21 0 58 0 116 0 173 0 18-1 21-23 21-4 0-10 0-10 6s5 6 11 6c35 0 70 0 105 0 43 0 98-17 98-65 0-36-26-56-52-63zM88 208c0-28 0-57 0-86 28 0 40 0 51 8 14 10 15 33 15 44 0 14-1 53-45 53-21 0-21-13-21-19zM151 222c13-14 15-32 15-48 0-24-5-42-19-54 32 6 55 24 55 54 0 26-21 41-51 48z">
              <text:p/>
            </draw:path>
            <draw:path draw:style-name="gr4" draw:text-style-name="P4" draw:layer="layout" svg:width="0.12cm" svg:height="0.172cm" svg:x="6.814cm" svg:y="12.918cm" svg:viewBox="0 0 121 173" svg:d="M58 8c1-1 1-3 1-4 0-2-1-4-4-4-4 0-25 2-31 3-2 0-5 0-5 5 0 4 3 4 6 4 12 0 12 1 12 3s-1 4-1 6c-12 46-23 92-35 138-1 5-1 5-1 6 0 4 3 8 8 8 7 0 10-5 12-11 0-1 11-44 12-47 17 2 31 7 31 20 0 1 0 2 0 5-1 4-1 5-1 7 0 18 14 26 26 26 24 0 21-26 31-38 0-3-3-3-4-3-3 0-4 1-5 6-3 10-10 28-22 28-6 0-8-6-8-13 0-4 0-5 1-11 1-1 2-5 2-8 0-21-30-25-40-25 7-5 16-13 20-17 13-11 25-23 39-23 3 0 6 1 8 3-11 2-13 10-13 14 0 5 4 9 10 9s14-5 14-16c0-8-6-17-19-17-14 0-27 10-39 22-11 10-19 17-29 21 8-33 16-65 24-97z">
              <text:p/>
            </draw:path>
            <draw:path draw:style-name="gr4" draw:text-style-name="P4" draw:layer="layout" svg:width="0.105cm" svg:height="0.122cm" svg:x="6.958cm" svg:y="13.004cm" svg:viewBox="0 0 106 123" svg:d="M30 0c-10 1-20 1-30 2 0 3 0 5 0 8 13 0 15 1 15 9 0 34 0 68 0 102 2 0 5 0 7 0 1-2 3-4 4-7 1-1 1-2 2-3 8 8 18 12 29 12 27 0 49-17 49-39 0-21-20-40-46-40-10 0-21 3-30 10 0-18 0-36 0-54zM30 63c6-9 18-13 28-13 21 0 30 15 30 34 0 10-2 19-9 25-6 5-14 9-23 9-12 0-21-7-26-15 0-14 0-27 0-40z">
              <text:p/>
            </draw:path>
            <draw:path draw:style-name="gr4" draw:text-style-name="P4" draw:layer="layout" svg:width="0.131cm" svg:height="0.13cm" svg:x="7.138cm" svg:y="12.961cm" svg:viewBox="0 0 132 131" svg:d="M128 12c3-2 4-4 4-6 0-3-4-6-6-6-3 0-4 1-7 4-18 18-35 35-53 53-18-18-36-35-54-53-3-3-4-4-6-4-4 0-6 3-6 6s1 3 3 6c18 18 36 36 54 54-18 17-36 35-54 53-3 4-3 5-3 6 0 4 2 6 6 6 2 0 3 0 6-3 18-18 36-36 54-54 19 18 37 37 56 56 1 1 2 1 4 1s6-2 6-6c0-2-1-2-2-3 0-1-48-48-56-56 18-18 36-36 54-54z">
              <text:p/>
            </draw:path>
            <draw:path draw:style-name="gr4" draw:text-style-name="P4" draw:layer="layout" svg:width="0.126cm" svg:height="0.107cm" svg:x="7.331cm" svg:y="12.98cm" svg:viewBox="0 0 127 108" svg:d="M44 7c0-1 1-2 1-3s0-4-4-4c-5 0-15 1-16 1-5 1-9 1-14 2-4 0-7 0-7 5 0 4 4 4 7 4 11 0 11 1 11 3s-1 7-2 10c-4 16-8 33-12 49-6 25-8 30-8 31 0 3 4 3 5 3s3 0 4 0c22-3 53-15 79-38 34-30 39-61 39-62 0-4-4-8-9-8-8 0-10 7-12 14-10 35-43 72-85 84 8-31 15-61 23-91z">
              <text:p/>
            </draw:path>
          </draw:g>
        </draw:g>
        <draw:frame draw:style-name="gr32" draw:text-style-name="P7" draw:layer="layout" svg:width="1.073cm" svg:height="0.395cm" svg:x="1.407cm" svg:y="13.31cm">
          <draw:text-box>
            <text:p><text:span text:style-name="T3">output:</text:span></text:p>
          </draw:text-box>
        </draw:frame>
        <draw:g>
          <svg:title>TexMaths</svg:title>
          <svg:desc>10§display§\bm{s}~ \!=\!
(\bm{s}_0,~ \dots, \bm{s}_{n-1}~)§svg§600§TRUE§</svg:desc>
          <draw:g>
            <draw:path draw:style-name="gr4" draw:text-style-name="P4" draw:layer="layout" svg:width="0.146cm" svg:height="0.16cm" svg:x="2.69cm" svg:y="13.508cm" svg:viewBox="0 0 147 161" svg:d="M126 20c-12 5-15 15-15 20 0 9 7 14 15 14s21-7 21-23c0-19-18-31-50-31-10 0-30 0-46 13-16 12-21 32-21 41 0 10 5 20 12 26 10 8 16 9 40 14 11 1 32 5 32 21 0 1 0 33-53 33-17 0-30-3-38-9 12-3 20-13 20-24 0-13-10-16-17-16-12 0-26 10-26 27 0 23 25 35 61 35 80 0 53-40 80-60 0-12-6-22-14-29-11-9-25-12-37-14-19-3-33-6-33-19 13-9 0-27 39-27 8 0 20 1 30 8z">
              <text:p/>
            </draw:path>
            <draw:path draw:style-name="gr4" draw:text-style-name="P4" draw:layer="layout" svg:width="0.232cm" svg:height="0.082cm" svg:x="3.033cm" svg:y="13.53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4" draw:text-style-name="P4" draw:layer="layout" svg:width="0.08cm" svg:height="0.349cm" svg:x="3.36cm" svg:y="13.403cm" svg:viewBox="0 0 81 350" svg:d="M81 346c0-1 0-1-5-7-44-45-56-111-56-163 0-62 14-123 57-166 4-5 4-5 4-6 0-3-1-4-3-4-4 0-35 24-56 69-18 38-22 77-22 107 0 26 4 68 23 108 21 43 51 66 55 66 2 0 3-1 3-4z">
              <text:p/>
            </draw:path>
            <draw:path draw:style-name="gr4" draw:text-style-name="P4" draw:layer="layout" svg:width="0.146cm" svg:height="0.16cm" svg:x="3.482cm" svg:y="13.508cm" svg:viewBox="0 0 147 161" svg:d="M125 20c-11 5-15 15-15 20 0 9 8 14 16 14s21-7 21-23c0-19-19-31-50-31-10 0-30 0-46 13-16 12-22 32-22 41 0 10 5 20 13 26 10 8 16 9 40 14 10 1 31 5 31 21 0 1 0 33-52 33-17 0-30-3-38-9 12-3 19-13 19-24 0-13-10-16-17-16-12 0-25 10-25 27 0 23 24 35 60 35 80 0 53-40 80-60 0-12-6-22-14-29-11-9-24-12-36-14-20-3-33-6-33-19 13-9 0-27 39-27 7 0 20 1 29 8z">
              <text:p/>
            </draw:path>
            <draw:path draw:style-name="gr4" draw:text-style-name="P4" draw:layer="layout" svg:width="0.113cm" svg:height="0.167cm" svg:x="3.661cm" svg:y="13.556cm" svg:viewBox="0 0 114 168" svg:d="M114 84c0-27-3-46-14-63-8-11-23-21-43-21-57 0-57 66-57 84 0 17 0 84 57 84s57-66 57-84zM57 161c-11 0-26-7-31-27-3-14-3-35-3-53s0-36 3-50c5-19 21-24 31-24 14 0 26 8 31 22 4 13 4 31 4 52 0 18 0 37-3 52-5 22-22 28-32 28z">
              <text:p/>
            </draw:path>
            <draw:path draw:style-name="gr4" draw:text-style-name="P4" draw:layer="layout" svg:width="0.04cm" svg:height="0.104cm" svg:x="3.836cm" svg:y="13.628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4" draw:layer="layout" svg:width="0.037cm" svg:height="0.036cm" svg:x="4.109cm" svg:y="13.628cm" svg:viewBox="0 0 38 37" svg:d="M38 19c0-11-9-19-19-19s-19 8-19 19c0 10 9 18 19 18s19-8 19-18z">
              <text:p/>
            </draw:path>
            <draw:path draw:style-name="gr4" draw:text-style-name="P4" draw:layer="layout" svg:width="0.036cm" svg:height="0.036cm" svg:x="4.265cm" svg:y="13.628cm" svg:viewBox="0 0 37 37" svg:d="M37 19c0-11-9-19-19-19s-18 8-18 19c0 10 8 18 18 18s19-8 19-18z">
              <text:p/>
            </draw:path>
            <draw:path draw:style-name="gr4" draw:text-style-name="P4" draw:layer="layout" svg:width="0.036cm" svg:height="0.036cm" svg:x="4.421cm" svg:y="13.628cm" svg:viewBox="0 0 37 37" svg:d="M37 19c0-11-9-19-19-19-11 0-18 8-18 19 0 10 7 18 18 18 10 0 19-8 19-18z">
              <text:p/>
            </draw:path>
            <draw:path draw:style-name="gr4" draw:text-style-name="P4" draw:layer="layout" svg:width="0.04cm" svg:height="0.104cm" svg:x="4.577cm" svg:y="13.628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4" draw:layer="layout" svg:width="0.146cm" svg:height="0.16cm" svg:x="4.723cm" svg:y="13.508cm" svg:viewBox="0 0 147 161" svg:d="M125 20c-11 5-15 15-15 20 0 9 8 14 16 14s21-7 21-23c0-19-19-31-50-31-10 0-30 0-46 13-16 12-22 32-22 41 0 10 5 20 13 26 10 8 16 9 40 14 10 1 31 5 31 21 0 1 0 33-52 33-17 0-30-3-38-9 12-3 19-13 19-24 0-13-10-16-17-16-12 0-25 10-25 27 0 23 24 35 60 35 80 0 53-40 80-60 0-12-6-22-14-29-11-9-24-12-36-14-20-3-33-6-33-19 13-9 0-27 39-27 7 0 20 1 29 8z">
              <text:p/>
            </draw:path>
            <draw:path draw:style-name="gr4" draw:text-style-name="P4" draw:layer="layout" svg:width="0.149cm" svg:height="0.109cm" svg:x="4.901cm" svg:y="13.61cm" svg:viewBox="0 0 150 110" svg:d="M18 92c-1 3-1 6-2 10 0 6 4 8 8 8 5 0 9-3 10-5s3-10 4-15c2-5 4-16 6-23 1-5 3-10 4-16 3-10 3-12 10-22s19-23 37-23c14 0 15 13 15 18 0 14-11 42-15 52-3 7-4 9-4 13 0 13 11 21 24 21 24 0 35-34 35-37 0-4-3-4-4-4-3 0-3 2-4 5-6 19-17 29-27 29-5 0-6-3-6-8 0-6 2-9 6-20 3-8 13-34 13-48 0-23-19-27-32-27-20 0-34 12-41 22-2-17-17-22-27-22s-16 7-19 13c-6 9-9 23-9 24 0 3 3 3 4 3 4 0 4 0 6-7 3-15 8-27 17-27 7 0 9 6 9 12 0 5-3 14-4 21-2 6-5 16-6 22-3 10-5 20-8 31z">
              <text:p/>
            </draw:path>
            <draw:path draw:style-name="gr4" draw:text-style-name="P4" draw:layer="layout" svg:width="0.165cm" svg:height="0.011cm" svg:x="5.09cm" svg:y="13.65cm" svg:viewBox="0 0 166 12" svg:d="M156 12c4 0 10 0 10-6s-6-6-10-6c-49 0-98 0-147 0-4 0-9 0-9 6s5 6 9 6c49 0 98 0 147 0z">
              <text:p/>
            </draw:path>
            <draw:path draw:style-name="gr4" draw:text-style-name="P4" draw:layer="layout" svg:width="0.089cm" svg:height="0.162cm" svg:x="5.309cm" svg:y="13.556cm" svg:viewBox="0 0 90 163" svg:d="M56 7c0-7-1-7-7-7-16 15-39 15-49 15 0 3 0 6 0 9 6 0 23 0 36-7 0 42 0 84 0 126 0 8 0 11-25 11-3 0-6 0-9 0 0 3 0 6 0 9 5-1 35-1 44-1 7 0 38 0 44 1 0-3 0-6 0-9-3 0-6 0-9 0-25 0-25-3-25-11 0-46 0-91 0-136z">
              <text:p/>
            </draw:path>
            <draw:path draw:style-name="gr4" draw:text-style-name="P4" draw:layer="layout" svg:width="0.081cm" svg:height="0.349cm" svg:x="5.577cm" svg:y="13.403cm" svg:viewBox="0 0 82 350" svg:d="M82 176c0-28-4-70-23-110-21-43-52-66-55-66-2 0-4 2-4 4 0 1 0 1 7 8 34 34 54 90 54 164 0 58-13 120-56 164-5 5-5 5-5 6 0 2 2 4 4 4 3 0 35-24 56-69 18-38 22-77 22-105z">
              <text:p/>
            </draw:path>
          </draw:g>
        </draw:g>
        <draw:g>
          <svg:title>TexMaths</svg:title>
          <svg:desc>10§display§( 
t \!\in\! [\nu]
)§svg§600§TRUE§</svg:desc>
          <draw:g>
            <draw:path draw:style-name="gr4" draw:text-style-name="P4" draw:layer="layout" svg:width="0.081cm" svg:height="0.349cm" svg:x="3.013cm" svg:y="20.15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4" draw:text-style-name="P4" draw:layer="layout" svg:width="0.107cm" svg:height="0.221cm" svg:x="3.123cm" svg:y="20.196cm" svg:viewBox="0 0 108 222" svg:d="M64 79c11 0 22 0 33 0 7 0 11 0 11-7 0-4-4-4-10-4-10 0-21 0-31 0 13-50 14-57 14-59 0-6-4-9-10-9-1 0-11 0-14 12-4 19-9 37-13 56-11 0-22 0-33 0-7 0-11 0-11 7 0 4 3 4 10 4 10 0 21 0 31 0-26 99-27 105-27 111 0 19 13 32 32 32 36 0 56-50 56-53s-3-3-4-3c-3 0-4 1-5 4-15 36-34 44-46 44-7 0-11-4-11-16 0-8 1-10 2-16 9-35 17-69 26-103z">
              <text:p/>
            </draw:path>
            <draw:path draw:style-name="gr4" draw:text-style-name="P4" draw:layer="layout" svg:width="0.174cm" svg:height="0.201cm" svg:x="3.31cm" svg:y="20.226cm" svg:viewBox="0 0 175 202" svg:d="M163 109c6 0 12-1 12-8 0-8-6-7-12-7-50 0-99 0-149 0 4-46 45-80 94-80 18 0 37 0 55 0 6 0 12 0 12-7s-6-7-12-7c-18 0-37 0-55 0-60 0-108 44-108 101 0 56 48 101 108 101 18 0 37 0 55 0 6 0 12 0 12-7 0-6-6-6-12-6-18 0-37 0-55 0-49 0-90-34-94-80 50 0 99 0 149 0z">
              <text:p/>
            </draw:path>
            <draw:path draw:style-name="gr4" draw:text-style-name="P4" draw:layer="layout" svg:width="0.047cm" svg:height="0.349cm" svg:x="3.594cm" svg:y="20.152cm" svg:viewBox="0 0 48 350" svg:d="M48 350c0-5 0-9 0-14-11 0-23 0-34 0 0-107 0-215 0-322 11 0 23 0 34 0 0-5 0-9 0-14-16 0-32 0-48 0 0 117 0 233 0 350 16 0 32 0 48 0z">
              <text:p/>
            </draw:path>
            <draw:path draw:style-name="gr4" draw:text-style-name="P4" draw:layer="layout" svg:width="0.164cm" svg:height="0.154cm" svg:x="3.669cm" svg:y="20.26cm" svg:viewBox="0 0 165 155" svg:d="M60 4c-2-1 0-4-5-4-8 0-33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4" draw:text-style-name="P4" draw:layer="layout" svg:width="0.047cm" svg:height="0.349cm" svg:x="3.854cm" svg:y="20.152cm" svg:viewBox="0 0 48 350" svg:d="M48 0c-16 0-32 0-48 0 0 5 0 9 0 14 11 0 23 0 34 0 0 107 0 215 0 322-11 0-23 0-34 0 0 5 0 9 0 14 16 0 32 0 48 0 0-117 0-233 0-350z">
              <text:p/>
            </draw:path>
            <draw:path draw:style-name="gr4" draw:text-style-name="P4" draw:layer="layout" svg:width="0.081cm" svg:height="0.349cm" svg:x="3.963cm" svg:y="20.15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3" draw:text-style-name="P7" draw:layer="layout" svg:width="2.009cm" svg:height="0.395cm" svg:x="13.204cm" svg:y="2.007cm">
          <draw:text-box>
            <text:p><text:span text:style-name="T3">Block length:</text:span></text:p>
          </draw:text-box>
        </draw:frame>
        <draw:frame draw:style-name="gr34" draw:text-style-name="P7" draw:layer="layout" svg:width="1.479cm" svg:height="0.395cm" svg:x="13.204cm" svg:y="1.207cm">
          <draw:text-box>
            <text:p><text:span text:style-name="T3">Alphabet:</text:span></text:p>
          </draw:text-box>
        </draw:frame>
        <draw:g>
          <svg:title>TexMaths</svg:title>
          <svg:desc>10§display§\Sigma \!=\! \{0,1,2,3\}
\!\leftrightarrow\!
\{ {\sf A}, {\sf T}, {\sf G}, {\sf C} \}§svg§600§TRUE§</svg:desc>
          <draw:g>
            <draw:path draw:style-name="gr4" draw:text-style-name="P4" draw:layer="layout" svg:width="0.213cm" svg:height="0.237cm" svg:x="15.412cm" svg:y="1.267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4" draw:text-style-name="P4" draw:layer="layout" svg:width="0.233cm" svg:height="0.082cm" svg:x="15.705cm" svg:y="1.37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4" draw:layer="layout" svg:width="0.124cm" svg:height="0.349cm" svg:x="16.023cm" svg:y="1.243cm" svg:viewBox="0 0 125 350" svg:d="M74 47c0-14 9-37 48-39 1 0 3-2 3-4 0-4-3-4-7-4-35 0-67 18-67 44s0 53 0 80c0 14 0 25-15 36-12 11-25 11-33 12-2 0-3 1-3 3 0 4 2 4 6 4 23 2 40 13 43 31 2 3 2 4 2 17 0 23 0 46 0 69 0 15 0 26 16 39 14 11 37 15 51 15 4 0 7 0 7-4s-2-4-6-4c-22-1-39-13-44-30-1-4-1-4-1-17 0-24 0-49 0-74 0-16-3-22-14-32-7-7-18-11-27-14 28-8 41-24 41-44 0-28 0-56 0-84z">
              <text:p/>
            </draw:path>
            <draw:path draw:style-name="gr4" draw:text-style-name="P4" draw:layer="layout" svg:width="0.147cm" svg:height="0.239cm" svg:x="16.187cm" svg:y="1.273cm" svg:viewBox="0 0 148 240" svg:d="M148 121c0-28-2-56-14-82-16-34-45-39-60-39-21 0-47 9-61 41-11 25-13 52-13 80 0 26 1 58 16 83 15 29 41 36 58 36 19 0 45-7 61-41 11-23 13-50 13-78zM74 232c-14 0-35-9-41-42-4-20-4-53-4-73 0-23 0-46 3-65 7-41 33-45 42-45 11 0 35 7 41 41 4 20 4 47 4 69 0 26 0 50-4 72-5 33-25 43-41 43z">
              <text:p/>
            </draw:path>
            <draw:path draw:style-name="gr4" draw:text-style-name="P4" draw:layer="layout" svg:width="0.04cm" svg:height="0.104cm" svg:x="16.379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4" draw:layer="layout" svg:width="0.115cm" svg:height="0.231cm" svg:x="16.536cm" svg:y="1.273cm" svg:viewBox="0 0 116 232" svg:d="M72 9c0-9 0-9-8-9-21 22-52 22-64 22 0 4 0 7 0 11 7 0 28 0 46-9 0 60 0 120 0 180 0 13-1 17-32 17-4 0-7 0-11 0 0 4 0 8 0 11 12-1 42-1 56-1s45 0 57 1c0-3 0-7 0-11-4 0-7 0-11 0-32 0-33-4-33-17 0-65 0-130 0-195z">
              <text:p/>
            </draw:path>
            <draw:path draw:style-name="gr4" draw:text-style-name="P4" draw:layer="layout" svg:width="0.04cm" svg:height="0.104cm" svg:x="16.711cm" svg:y="1.468cm" svg:viewBox="0 0 41 105" svg:d="M41 37c0-23-9-37-22-37-12 0-19 9-19 19 0 9 7 18 19 18 4 0 8-1 12-4 1-1 1-1 2-1 0 2 0 0 0 5 0 26-12 47-23 58-4 4-4 5-4 6 0 2 1 4 3 4 4 0 32-27 32-68z">
              <text:p/>
            </draw:path>
            <draw:path draw:style-name="gr4" draw:text-style-name="P4" draw:layer="layout" svg:width="0.139cm" svg:height="0.231cm" svg:x="16.855cm" svg:y="1.273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5 3-33 3-21 0-42 0-63 0z">
              <text:p/>
            </draw:path>
            <draw:path draw:style-name="gr4" draw:text-style-name="P4" draw:layer="layout" svg:width="0.04cm" svg:height="0.104cm" svg:x="17.043cm" svg:y="1.468cm" svg:viewBox="0 0 41 105" svg:d="M41 37c0-23-9-37-23-37-11 0-18 9-18 19 0 9 7 18 18 18 5 0 9-1 13-4 1-1 1-1 2-1 0 2 0 0 0 5 0 26-12 47-24 58-4 4-4 5-4 6 0 2 2 4 4 4 4 0 32-27 32-68z">
              <text:p/>
            </draw:path>
            <draw:path draw:style-name="gr4" draw:text-style-name="P4" draw:layer="layout" svg:width="0.144cm" svg:height="0.239cm" svg:x="17.184cm" svg:y="1.273cm" svg:viewBox="0 0 145 240" svg:d="M87 110c29-10 49-34 49-62 0-29-31-48-65-48-35 0-62 21-62 47 0 12 8 19 18 19 11 0 18-8 18-18 0-18-17-18-22-18 11-17 34-22 47-22 14 0 34 8 34 40 0 4-1 24-10 40-11 16-23 18-32 18-2 0-11 1-13 1-3 0-6 1-6 4 0 4 3 4 9 4 5 0 10 0 15 0 29 0 42 24 42 58 0 47-24 57-40 57-15 0-41-6-53-27 12 2 23-6 23-18 0-13-10-20-20-20-8 0-19 5-19 21 0 31 32 54 71 54 42 0 74-32 74-67 0-29-22-56-58-63z">
              <text:p/>
            </draw:path>
            <draw:path draw:style-name="gr4" draw:text-style-name="P4" draw:layer="layout" svg:width="0.123cm" svg:height="0.349cm" svg:x="17.37cm" svg:y="1.243cm" svg:viewBox="0 0 124 350" svg:d="M50 303c0 14-9 37-47 39-2 0-3 2-3 4 0 4 4 4 7 4 34 0 67-17 67-44 0-26 0-53 0-80 0-14 0-25 14-36 12-10 26-10 33-11 2 0 3-1 3-4s-2-3-5-3c-23-2-40-14-44-32-1-3-1-4-1-17 0-23 0-46 0-69 0-15 0-26-17-39-14-11-38-15-50-15-3 0-7 0-7 4s2 4 5 4c23 1 40 13 44 30 1 4 1 4 1 17 0 24 0 49 0 74 0 16 3 22 14 33 8 7 18 11 28 13-29 9-42 24-42 44 0 28 0 56 0 84z">
              <text:p/>
            </draw:path>
            <draw:path draw:style-name="gr4" draw:text-style-name="P4" draw:layer="layout" svg:width="0.311cm" svg:height="0.182cm" svg:x="17.578cm" svg:y="1.327cm" svg:viewBox="0 0 312 183" svg:d="M38 84c19-14 29-29 32-33 16-24 18-46 18-47 0-4-4-4-7-4-6 0-6 1-7 7-8 34-29 63-69 80-4 1-5 1-5 4 0 2 2 4 5 5 37 15 60 42 69 82 1 4 1 5 7 5 3 0 7 0 7-4 0-1-3-23-18-46-7-11-17-23-32-34 78 0 157 0 235 0-19 14-29 29-31 33-16 24-19 46-19 47 0 4 4 4 7 4 6 0 6-1 8-7 8-34 29-64 68-80 4-1 6-3 6-5 0-3-2-2-3-3-16-6-58-24-72-83-1-4-1-5-7-5-3 0-7 0-7 4 0 1 3 23 18 46 7 11 17 23 32 34-78 0-157 0-235 0z">
              <text:p/>
            </draw:path>
            <draw:path draw:style-name="gr4" draw:text-style-name="P4" draw:layer="layout" svg:width="0.124cm" svg:height="0.349cm" svg:x="17.974cm" svg:y="1.243cm" svg:viewBox="0 0 125 350" svg:d="M74 47c0-14 9-37 47-39 2 0 4-2 4-4 0-4-3-4-7-4-35 0-67 18-68 44 0 26 0 53 0 80 0 14 0 25-14 36-12 11-25 11-33 12-2 0-3 1-3 3 0 4 2 4 5 4 24 2 41 13 44 31 1 3 1 4 1 17 0 23 0 46 0 69 0 15 0 26 17 39 14 11 37 15 51 15 4 0 7 0 7-4s-3-4-6-4c-22-1-39-13-44-30-1-4-1-4-1-17 0-24 0-49 0-74 0-16-3-22-14-32-7-7-18-11-27-14 28-8 41-24 41-44 0-28 0-56 0-84z">
              <text:p/>
            </draw:path>
            <draw:path draw:style-name="gr4" draw:text-style-name="P4" draw:layer="layout" svg:width="0.213cm" svg:height="0.241cm" svg:x="18.134cm" svg:y="1.263cm" svg:viewBox="0 0 214 242" svg:d="M123 0c-10 0-21 0-31 0-31 81-61 162-92 242 9 0 17 0 26 0 9-23 18-47 27-70 34 0 68 0 102 0 9 23 18 47 27 70 11 0 21 0 32 0-30-80-61-161-91-242zM148 152c-29 0-58 0-87 0 7-21 15-42 22-63 8-21 19-51 21-64 1 5 4 14 12 37 11 30 21 60 32 90z">
              <text:p/>
            </draw:path>
            <draw:path draw:style-name="gr4" draw:text-style-name="P4" draw:layer="layout" svg:width="0.04cm" svg:height="0.104cm" svg:x="18.389cm" svg:y="1.468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4" draw:layer="layout" svg:width="0.213cm" svg:height="0.239cm" svg:x="18.527cm" svg:y="1.265cm" svg:viewBox="0 0 214 240" svg:d="M123 22c10 0 21 0 31 0 4 0 9 1 13 1 16 0 31 0 47 0 0-8 0-15 0-23-71 0-143 0-214 0 0 8 0 15 0 23 16 0 31 0 47 0 5 0 9-1 13-1 11 0 21 0 32 0 0 73 0 146 0 218 10 0 21 0 31 0 0-72 0-145 0-218z">
              <text:p/>
            </draw:path>
            <draw:path draw:style-name="gr4" draw:text-style-name="P4" draw:layer="layout" svg:width="0.04cm" svg:height="0.104cm" svg:x="18.784cm" svg:y="1.468cm" svg:viewBox="0 0 41 105" svg:d="M41 37c0-23-9-37-22-37-12 0-19 9-19 19 0 9 7 18 19 18 4 0 8-1 12-4 1-1 1-1 2-1 0 2 0 0 0 5 0 26-12 46-24 58-4 3-3 5-3 6 0 2 1 4 3 4 4 0 32-27 32-68z">
              <text:p/>
            </draw:path>
            <draw:path draw:style-name="gr4" draw:text-style-name="P4" draw:layer="layout" svg:width="0.187cm" svg:height="0.249cm" svg:x="18.933cm" svg:y="1.259cm" svg:viewBox="0 0 188 250" svg:d="M188 142c-25 0-49 0-74 0 0 7 0 14 0 22 15 0 31 0 46 0 0 19 0 37 0 56-14 5-31 8-46 8-46 0-82-46-82-103 0-55 35-103 81-103 29 0 49 9 67 24 2-10 3-19 5-29-20-12-48-17-71-17-68 0-114 61-114 125s47 125 114 125c26 0 50-7 74-17 0-30 0-61 0-91z">
              <text:p/>
            </draw:path>
            <draw:path draw:style-name="gr4" draw:text-style-name="P4" draw:layer="layout" svg:width="0.04cm" svg:height="0.104cm" svg:x="19.174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4" draw:layer="layout" svg:width="0.183cm" svg:height="0.249cm" svg:x="19.323cm" svg:y="1.259cm" svg:viewBox="0 0 184 250" svg:d="M182 206c-21 14-33 21-68 21-50 0-82-51-82-102 0-48 29-103 83-103 25 0 41 6 60 19 2-10 3-19 5-29-15-7-42-12-65-12-65 0-115 55-115 128 0 56 42 122 115 122 33 0 46-6 69-20-1-8-1-16-2-24z">
              <text:p/>
            </draw:path>
            <draw:path draw:style-name="gr4" draw:text-style-name="P4" draw:layer="layout" svg:width="0.124cm" svg:height="0.349cm" svg:x="19.55cm" svg:y="1.243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35" draw:text-style-name="P7" draw:layer="layout" svg:width="1.115cm" svg:height="0.395cm" svg:x="16.605cm" svg:y="2.008cm">
          <draw:text-box>
            <text:p><text:span text:style-name="T3">symbol</text:span></text:p>
          </draw:text-box>
        </draw:frame>
        <draw:g>
          <svg:title>TexMaths</svg:title>
          <svg:desc>10§display§n§svg§600§TRUE§</svg:desc>
          <draw:g>
            <draw:path draw:style-name="gr4" draw:text-style-name="P4" draw:layer="layout" svg:width="0.187cm" svg:height="0.156cm" svg:x="16.863cm" svg:y="2.463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36" draw:text-style-name="P7" draw:layer="layout" svg:width="4.328cm" svg:height="0.395cm" svg:x="15.506cm" svg:y="2.309cm">
          <draw:text-box>
            <text:p><text:span text:style-name="T3">(block = <text:s text:c="3"/>inner codewords)</text:span></text:p>
          </draw:text-box>
        </draw:frame>
        <draw:line draw:style-name="gr37" draw:text-style-name="P2" draw:layer="layout" svg:x1="10.2cm" svg:y1="6.8cm" svg:x2="10.2cm" svg:y2="11.8cm">
          <text:p/>
        </draw:line>
        <draw:line draw:style-name="gr37" draw:text-style-name="P2" draw:layer="layout" svg:x1="1cm" svg:y1="6.8cm" svg:x2="20cm" svg:y2="6.8cm">
          <text:p/>
        </draw:line>
        <draw:line draw:style-name="gr37" draw:text-style-name="P2" draw:layer="layout" svg:x1="1cm" svg:y1="11.8cm" svg:x2="20cm" svg:y2="11.8cm">
          <text:p/>
        </draw:line>
        <draw:line draw:style-name="gr2" draw:text-style-name="P2" draw:layer="layout" svg:x1="11.1cm" svg:y1="4.6cm" svg:x2="11.1cm" svg:y2="5.8cm">
          <text:p/>
        </draw:line>
        <draw:g>
          <svg:title>TexMaths</svg:title>
          <svg:desc>8§display§\vdots§svg§600§TRUE§</svg:desc>
          <draw:g>
            <draw:path draw:style-name="gr4" draw:text-style-name="P4" draw:layer="layout" svg:width="0.027cm" svg:height="0.029cm" svg:x="9.938cm" svg:y="5.073cm" svg:viewBox="0 0 28 30" svg:d="M28 15c0-9-6-15-14-15s-14 7-14 15c0 9 6 15 14 15s14-7 14-15z">
              <text:p/>
            </draw:path>
            <draw:path draw:style-name="gr4" draw:text-style-name="P4" draw:layer="layout" svg:width="0.027cm" svg:height="0.029cm" svg:x="9.938cm" svg:y="5.185cm" svg:viewBox="0 0 28 30" svg:d="M28 15c0-9-6-15-14-15s-14 7-14 15c0 9 6 15 14 15s14-7 14-15z">
              <text:p/>
            </draw:path>
            <draw:path draw:style-name="gr4" draw:text-style-name="P4" draw:layer="layout" svg:width="0.027cm" svg:height="0.029cm" svg:x="9.938cm" svg:y="5.296cm" svg:viewBox="0 0 28 30" svg:d="M28 14c0-8-6-14-14-14s-14 6-14 14c0 9 6 16 14 16s14-7 14-16z">
              <text:p/>
            </draw:path>
          </draw:g>
        </draw:g>
        <draw:g>
          <svg:title>TexMaths</svg:title>
          <svg:desc>8§display§\vdots§svg§600§TRUE§</svg:desc>
          <draw:g>
            <draw:path draw:style-name="gr4" draw:text-style-name="P4" draw:layer="layout" svg:width="0.027cm" svg:height="0.029cm" svg:x="12.338cm" svg:y="5.074cm" svg:viewBox="0 0 28 30" svg:d="M28 15c0-9-6-15-14-15s-14 7-14 15c0 9 6 15 14 15s14-7 14-15z">
              <text:p/>
            </draw:path>
            <draw:path draw:style-name="gr4" draw:text-style-name="P4" draw:layer="layout" svg:width="0.027cm" svg:height="0.029cm" svg:x="12.338cm" svg:y="5.186cm" svg:viewBox="0 0 28 30" svg:d="M28 15c0-9-6-15-14-15s-14 7-14 15c0 9 6 15 14 15s14-7 14-15z">
              <text:p/>
            </draw:path>
            <draw:path draw:style-name="gr4" draw:text-style-name="P4" draw:layer="layout" svg:width="0.027cm" svg:height="0.029cm" svg:x="12.338cm" svg:y="5.297cm" svg:viewBox="0 0 28 30" svg:d="M28 14c0-8-6-14-14-14s-14 6-14 14c0 9 6 16 14 16s14-7 14-16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11.278cm" svg:y="4.84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11.434cm" svg:y="4.84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11.589cm" svg:y="4.843cm" svg:viewBox="0 0 37 36" svg:d="M37 19c0-11-9-19-19-19s-18 8-18 19c0 10 8 17 18 17s19-7 19-1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11.278cm" svg:y="5.64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11.434cm" svg:y="5.64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11.589cm" svg:y="5.643cm" svg:viewBox="0 0 37 36" svg:d="M37 19c0-11-9-19-19-19s-18 8-18 19c0 10 8 17 18 17s19-7 19-17z">
              <text:p/>
            </draw:path>
          </draw:g>
        </draw:g>
        <draw:g>
          <svg:title>TexMaths</svg:title>
          <svg:desc>9§display§\bm{x}^0_1§svg§600§TRUE§</svg:desc>
          <draw:g>
            <draw:path draw:style-name="gr4" draw:text-style-name="P4" draw:layer="layout" svg:width="0.177cm" svg:height="0.144cm" svg:x="10.373cm" svg:y="4.768cm" svg:viewBox="0 0 178 145" svg:d="M156 16c-10 3-17 14-17 22 0 7 6 14 16 14 11 0 23-9 23-24 0-17-16-28-36-28-18 0-30 13-33 19-8-13-26-19-44-19-40 0-61 39-61 49 0 5 5 5 8 5s6 0 7-5c9-28 31-37 45-37 11 0 17 5 17 15 0 6-5 23-7 35-4 14-8 29-11 43-5 19-15 29-26 29-2 0-9 0-15-6 10-2 17-13 17-21 0-7-6-14-17-14-10 0-22 9-22 24 0 17 17 28 36 28 18 0 30-14 33-19 8 13 26 19 44 19 40 0 61-39 61-49 0-4-5-4-8-4s-5 0-7 3c-9 29-31 39-45 39-12 0-17-6-17-16 0-7 4-24 7-35 2-8 9-38 11-43 4-18 15-28 27-28 1 0 8 0 14 4z">
              <text:p/>
            </draw:path>
            <draw:path draw:style-name="gr4" draw:text-style-name="P4" draw:layer="layout" svg:width="0.101cm" svg:height="0.15cm" svg:x="10.58cm" svg:y="4.634cm" svg:viewBox="0 0 102 151" svg:d="M102 76c0-24-2-42-12-57-7-10-21-19-39-19-51 0-51 61-51 76 0 16 0 75 51 75s51-59 51-75zM51 145c-10 0-23-7-28-25-2-12-2-30-2-47 0-15 0-33 2-45 5-17 19-22 28-22 12 0 24 7 28 20 3 12 4 28 4 47 0 17 0 33-3 46-5 20-20 26-29 26z">
              <text:p/>
            </draw:path>
            <draw:path draw:style-name="gr4" draw:text-style-name="P4" draw:layer="layout" svg:width="0.079cm" svg:height="0.145cm" svg:x="10.592cm" svg:y="4.842cm" svg:viewBox="0 0 80 146" svg:d="M50 6c0-6-1-6-7-6-13 14-34 14-43 14 0 3 0 6 0 8 5 0 20 0 32-6 0 38 0 75 0 112 0 8 0 10-22 10-3 0-6 0-8 0 0 3 0 6 0 8 3 0 31 0 39 0 7 0 34 0 39 0 0-2 0-5 0-8-3 0-5 0-8 0-22 0-22-2-22-10 0-40 0-81 0-122z">
              <text:p/>
            </draw:path>
          </draw:g>
        </draw:g>
        <draw:g>
          <svg:title>TexMaths</svg:title>
          <svg:desc>9§display§\bm{x}^{r-1}_1§svg§600§TRUE§</svg:desc>
          <draw:g>
            <draw:path draw:style-name="gr4" draw:text-style-name="P4" draw:layer="layout" svg:width="0.178cm" svg:height="0.144cm" svg:x="10.373cm" svg:y="5.55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4-17-14-10 0-22 9-22 25s17 27 36 27c18 0 30-14 34-19 7 13 25 19 43 19 40 0 61-39 61-49 0-4-4-4-7-4-4 0-6 0-8 3-9 29-31 39-44 39s-18-6-18-16c0-7 5-24 7-35 2-8 9-38 11-43 5-18 16-28 27-28 2 0 9 0 15 4z">
              <text:p/>
            </draw:path>
            <draw:path draw:style-name="gr4" draw:text-style-name="P4" draw:layer="layout" svg:width="0.102cm" svg:height="0.098cm" svg:x="10.579cm" svg:y="5.461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6c1-1 3-11 5-17 2-8 4-16 6-24z">
              <text:p/>
            </draw:path>
            <draw:path draw:style-name="gr4" draw:text-style-name="P4" draw:layer="layout" svg:width="0.148cm" svg:height="0.01cm" svg:x="10.716cm" svg:y="5.497cm" svg:viewBox="0 0 149 11" svg:d="M140 11c4 0 9 0 9-6 0-5-5-5-9-5-44 0-87 0-131 0-4 0-9 0-9 5 0 6 5 6 9 6 44 0 87 0 131 0z">
              <text:p/>
            </draw:path>
            <draw:path draw:style-name="gr4" draw:text-style-name="P4" draw:layer="layout" svg:width="0.079cm" svg:height="0.146cm" svg:x="10.914cm" svg:y="5.412cm" svg:viewBox="0 0 80 147" svg:d="M49 6c0-6 0-6-6-6-14 13-34 14-43 14 0 3 0 6 0 8 5 0 20 0 31-6 0 38 0 75 0 113 0 7 0 9-21 9-3 0-6 0-9 0 0 3 0 6 0 9 4 0 31-1 39-1s35 1 40 1c0-3 0-6 0-9-3 0-5 0-8 0-23 0-23-2-23-9 0-41 0-82 0-123z">
              <text:p/>
            </draw:path>
            <draw:path draw:style-name="gr4" draw:text-style-name="P4" draw:layer="layout" svg:width="0.079cm" svg:height="0.146cm" svg:x="10.593cm" svg:y="5.63cm" svg:viewBox="0 0 80 147" svg:d="M49 6c0-6 0-6-6-6-14 14-34 14-43 14 0 3 0 6 0 8 4 0 20 0 31-6 0 38 0 75 0 113 0 7 0 9-21 9-3 0-6 0-9 0 0 3 0 6 0 9 4 0 31-1 39-1s35 1 40 1c0-3 0-6 0-9-3 0-5 0-8 0-23 0-23-2-23-9 0-41 0-82 0-123z">
              <text:p/>
            </draw:path>
          </draw:g>
        </draw:g>
        <draw:g>
          <svg:title>TexMaths</svg:title>
          <svg:desc>9§display§\bm{x}^0_{n-1}§svg§600§TRUE§</svg:desc>
          <draw:g>
            <draw:path draw:style-name="gr4" draw:text-style-name="P4" draw:layer="layout" svg:width="0.178cm" svg:height="0.144cm" svg:x="11.975cm" svg:y="4.769cm" svg:viewBox="0 0 179 145" svg:d="M157 16c-11 4-17 14-17 22 0 7 6 15 15 15 12 0 24-10 24-25 0-16-17-28-36-28-18 0-30 13-34 20-8-14-25-20-43-20-41 0-62 39-62 49 0 5 5 5 8 5s6 0 7-5c9-28 32-37 45-37 11 0 18 5 18 15 0 6-5 23-8 35-4 14-7 29-10 43-6 19-16 29-27 29-2 0-9 0-15-5 10-3 17-14 17-21 0-8-6-16-17-16-10 0-22 10-22 25 0 17 17 28 36 28 18 0 30-13 34-19 7 13 25 19 43 19 40 0 61-38 61-49 0-5-4-5-7-5-4 0-6 0-7 5-10 28-32 38-45 38s-18-6-18-17c0-6 4-22 7-34 2-9 9-38 11-43 4-18 16-28 27-28 2 0 9 0 15 4z">
              <text:p/>
            </draw:path>
            <draw:path draw:style-name="gr4" draw:text-style-name="P4" draw:layer="layout" svg:width="0.101cm" svg:height="0.15cm" svg:x="12.182cm" svg:y="4.635cm" svg:viewBox="0 0 102 151" svg:d="M102 76c0-24-2-42-13-57-6-10-21-19-38-19-51 0-51 61-51 76 0 16 0 75 51 75s51-60 51-75zM51 144c-11 0-24-6-28-24-3-12-3-30-3-46 0-17 0-34 3-46 5-17 19-22 28-22 12 0 24 7 27 20 4 12 4 28 4 48 0 16 0 32-3 45-4 21-19 25-28 25z">
              <text:p/>
            </draw:path>
            <draw:path draw:style-name="gr4" draw:text-style-name="P4" draw:layer="layout" svg:width="0.134cm" svg:height="0.099cm" svg:x="12.182cm" svg:y="4.891cm" svg:viewBox="0 0 135 100" svg:d="M16 83c-1 3-3 8-3 9 0 6 5 8 9 8 3 0 6-3 8-5 1-2 3-9 4-14 1-4 4-15 5-20s2-10 3-14c3-9 4-11 10-20s16-21 33-21c13 0 13 12 13 16 0 13-9 37-13 47-2 6-3 8-3 12 0 11 10 19 20 19 23 0 33-31 33-35 0-2-3-1-4-2-3 0-3 2-4 3-6 18-15 27-24 27-4 0-5-2-5-7s1-8 4-18c3-7 12-30 12-43 0-21-16-25-28-25-19 0-31 12-37 21-2-16-15-21-24-21-10 0-14 7-18 13-4 8-7 20-7 21 0 3 3 3 4 3 2 0 2-1 4-7 4-13 7-24 16-24 6 0 7 6 7 11s-1 13-3 19-4 14-5 20c-2 9-4 18-7 27z">
              <text:p/>
            </draw:path>
            <draw:path draw:style-name="gr4" draw:text-style-name="P4" draw:layer="layout" svg:width="0.148cm" svg:height="0.01cm" svg:x="12.35cm" svg:y="4.928cm" svg:viewBox="0 0 149 11" svg:d="M140 11c4 0 9 0 9-6 0-5-5-5-9-5-44 0-87 0-131 0-4 0-9 0-9 5 0 6 5 6 9 6 44 0 87 0 131 0z">
              <text:p/>
            </draw:path>
            <draw:path draw:style-name="gr4" draw:text-style-name="P4" draw:layer="layout" svg:width="0.079cm" svg:height="0.145cm" svg:x="12.548cm" svg:y="4.843cm" svg:viewBox="0 0 80 146" svg:d="M49 5c0-5 0-5-6-5-14 13-34 13-43 13 0 3 0 6 0 9 4 0 20 0 31-7 0 38 0 75 0 112 0 8 0 11-21 11-3 0-6 0-9 0 0 3 0 5 0 8 4-1 31-1 39-1s35 0 40 1c0-3 0-5 0-8-3 0-5 0-8 0-23 0-23-3-23-11 0-40 0-81 0-122z">
              <text:p/>
            </draw:path>
          </draw:g>
        </draw:g>
        <draw:g>
          <svg:title>TexMaths</svg:title>
          <svg:desc>9§display§\bm{x}^{r-1}_{n-1}§svg§600§TRUE§</svg:desc>
          <draw:g>
            <draw:path draw:style-name="gr4" draw:text-style-name="P4" draw:layer="layout" svg:width="0.178cm" svg:height="0.143cm" svg:x="11.975cm" svg:y="5.553cm" svg:viewBox="0 0 179 144" svg:d="M157 15c-11 4-17 15-17 23 0 6 6 14 15 14 12 0 24-9 24-25s-17-27-36-27c-18 0-30 13-34 19-8-14-25-19-43-19-40 0-62 39-62 48 0 5 5 5 8 5s6 0 7-4c9-28 32-38 45-38 11 0 18 5 18 16 0 5-5 23-7 34-4 14-8 29-11 43-6 20-16 29-27 29-2 0-9 0-15-5 11-3 17-14 17-21s-6-15-17-15c-10 0-22 9-22 25s17 27 36 27c18 0 30-13 34-19 7 13 25 19 43 19 40 0 61-38 61-49 0-4-4-4-7-4-4 0-6 0-7 4-9 29-32 38-45 38-12 0-18-6-18-15 0-8 5-24 7-35 2-9 9-38 11-44 4-18 16-28 27-28 2 0 9 0 15 4z">
              <text:p/>
            </draw:path>
            <draw:path draw:style-name="gr4" draw:text-style-name="P4" draw:layer="layout" svg:width="0.101cm" svg:height="0.098cm" svg:x="12.182cm" svg:y="5.463cm" svg:viewBox="0 0 102 99" svg:d="M41 53c0-2 6-22 6-22 1-2 7-13 14-18 2-2 8-7 17-7 3 0 8 0 13 3-7 2-10 8-10 13 0 4 3 8 9 8 5 0 12-5 12-14 0-12-12-16-23-16-12 0-22 4-31 15-4-13-17-15-23-15-8 0-13 5-17 11-5 9-8 21-8 22 0 4 3 4 4 4 2 0 2-1 4-7 4-14 8-24 16-24 6 0 7 5 7 11 0 4-2 12-3 18-2 6-4 15-5 20-2 9-4 19-7 28-1 3-2 9-2 9 0 5 4 7 8 7 3 0 7-2 9-7 0 0 3-10 4-16 2-7 4-15 6-23z">
              <text:p/>
            </draw:path>
            <draw:path draw:style-name="gr4" draw:text-style-name="P4" draw:layer="layout" svg:width="0.148cm" svg:height="0.01cm" svg:x="12.318cm" svg:y="5.5cm" svg:viewBox="0 0 149 11" svg:d="M141 11c3 0 8 0 8-6 0-5-4-5-8-5-44 0-88 0-132 0-4 0-9 0-9 4 0 7 5 7 9 7 44 0 88 0 132 0z">
              <text:p/>
            </draw:path>
            <draw:path draw:style-name="gr4" draw:text-style-name="P4" draw:layer="layout" svg:width="0.079cm" svg:height="0.145cm" svg:x="12.516cm" svg:y="5.414cm" svg:viewBox="0 0 80 146" svg:d="M49 6c0-6 0-6-6-6-14 14-34 14-43 14 0 3 0 6 0 8 5 0 20 0 31-6 0 38 0 75 0 112 0 8 0 10-21 10-3 0-6 0-8 0 0 3 0 6 0 8 3 0 30-1 38-1s35 1 40 1c0-2 0-5 0-8-3 0-5 0-8 0-23 0-23-2-23-10 0-40 0-81 0-122z">
              <text:p/>
            </draw:path>
            <draw:path draw:style-name="gr4" draw:text-style-name="P4" draw:layer="layout" svg:width="0.134cm" svg:height="0.099cm" svg:x="12.182cm" svg:y="5.681cm" svg:viewBox="0 0 135 100" svg:d="M16 83c-1 3-2 9-2 9 0 5 4 8 8 8 3 0 6-3 8-6 1-2 3-9 4-13s4-15 5-20c1-4 2-10 3-14 3-9 4-11 10-20s16-21 33-21c13 0 13 12 13 16 0 13-9 37-13 46-2 6-3 9-3 13 0 11 10 19 20 19 23 0 33-31 33-34s-3-2-4-3c-3 0-3 2-4 3-6 18-15 27-24 27-4 0-5-2-5-8 0-4 1-7 4-18 3-6 13-29 13-42 0-21-17-25-29-25-19 0-31 12-37 21-2-16-15-21-24-21-10 0-14 7-18 12-4 9-7 20-7 22 0 3 3 3 4 3 2 0 2-1 4-6 4-14 8-25 16-25 6 0 7 5 7 11 0 5-2 12-3 18-2 6-4 15-5 21-2 9-4 18-7 27z">
              <text:p/>
            </draw:path>
            <draw:path draw:style-name="gr4" draw:text-style-name="P4" draw:layer="layout" svg:width="0.148cm" svg:height="0.01cm" svg:x="12.35cm" svg:y="5.718cm" svg:viewBox="0 0 149 11" svg:d="M140 11c4 0 9 0 9-6 0-5-5-5-9-5-44 0-87 0-131 0-4 0-9 0-9 5 0 6 5 6 9 6 44 0 87 0 131 0z">
              <text:p/>
            </draw:path>
            <draw:path draw:style-name="gr4" draw:text-style-name="P4" draw:layer="layout" svg:width="0.08cm" svg:height="0.144cm" svg:x="12.547cm" svg:y="5.633cm" svg:viewBox="0 0 81 145" svg:d="M50 5c0-5-1-5-6-5-14 13-35 13-44 13 0 3 0 6 0 9 5 0 21 0 32-7 0 38 0 75 0 112 0 8 0 11-22 11-3 0-6 0-8 0 0 3 0 5 0 7 4 0 31-1 39-1 7 0 34 1 40 1 0-2 0-4 0-7-3 0-6 0-9 0-22 0-22-3-22-11 0-40 0-81 0-122z">
              <text:p/>
            </draw:path>
          </draw:g>
        </draw:g>
        <draw:g>
          <svg:title>TexMaths</svg:title>
          <svg:desc>10§display§\tilde{d}^j_i 
\!=\!
d^j_{i\nu}§svg§600§TRUE§</svg:desc>
          <draw:g>
            <draw:path draw:style-name="gr4" draw:text-style-name="P4" draw:layer="layout" svg:width="0.116cm" svg:height="0.032cm" svg:x="18.532cm" svg:y="6.113cm" svg:viewBox="0 0 117 33" svg:d="M117 6c-2-2-4-4-6-6 0 1-13 17-28 17-8 0-17-5-23-8-10-6-16-9-22-9-13 0-20 8-38 28 2 2 4 3 6 5 10-6 13-17 29-17 8 0 16 5 22 9 10 6 16 8 22 8 14 0 20-8 38-27z">
              <text:p/>
            </draw:path>
            <draw:path draw:style-name="gr4" draw:text-style-name="P4" draw:layer="layout" svg:width="0.166cm" svg:height="0.246cm" svg:x="18.455cm" svg:y="6.197cm" svg:viewBox="0 0 167 247" svg:d="M167 4c0-1 0-4-4-4-6 0-39 3-45 4-3 0-5 2-5 6 0 5 3 5 8 5 17 0 18 2 18 5 0 2-1 5-1 7-7 28-14 55-21 83-6-12-17-22-32-22-41 0-85 52-85 103 0 33 19 56 47 56 7 0 24-2 45-27 3 15 15 27 32 27 13 0 21-8 26-20 6-12 11-33 11-34 0-4-3-4-4-4-4 0-4 2-5 7-6 22-13 43-27 43-9 0-11-9-11-16 0-8 1-11 3-17 17-67 33-135 50-202zM94 201c-2 7-2 7-7 13-15 19-30 25-40 25-17 0-22-19-22-33 0-17 11-60 19-77 11-20 27-33 41-33 23 0 28 29 28 31s-1 4-1 6c-6 23-12 45-18 68z">
              <text:p/>
            </draw:path>
            <draw:path draw:style-name="gr4" draw:text-style-name="P4" draw:layer="layout" svg:width="0.107cm" svg:height="0.212cm" svg:x="18.624cm" svg:y="6.109cm" svg:viewBox="0 0 108 213" svg:d="M108 9c0-4-4-9-10-9-7 0-14 7-14 13 0 4 3 10 10 10 6 0 14-7 14-14zM55 175c-4 17-17 31-31 31-3 0-6-1-9-2 6-3 8-9 8-12 0-6-4-9-9-9-8 0-14 6-14 14 0 9 9 16 24 16s44-9 51-39c7-29 15-59 22-88 1-3 1-5 1-9 0-13-11-23-26-23-27 0-43 35-43 38s3 2 4 3c3 0 4-1 5-4 6-14 19-30 33-30 7 0 9 4 9 12 0 3-1 6-1 8-8 31-16 63-24 94z">
              <text:p/>
            </draw:path>
            <draw:path draw:style-name="gr4" draw:text-style-name="P4" draw:layer="layout" svg:width="0.074cm" svg:height="0.164cm" svg:x="18.635cm" svg:y="6.375cm" svg:viewBox="0 0 75 165" svg:d="M68 9c0-4-3-9-10-9-6 0-13 6-13 13 0 5 3 10 10 10s13-7 13-14zM18 134c-1 3-2 6-2 10 0 12 10 21 23 21 25 0 36-34 36-38 0-3-3-3-4-3-4 0-4 2-5 4-6 20-16 30-26 30-5 0-6-3-6-8 0-6 2-11 4-16 2-7 5-13 8-20 2-6 11-28 12-31 0-2 1-5 1-8 0-11-10-21-23-21-24 0-36 34-36 38 0 3 3 2 4 3 4 0 4-1 5-4 6-21 17-30 26-30 4 0 6 2 6 9 0 5-1 9-7 24-5 13-11 27-16 40z">
              <text:p/>
            </draw:path>
            <draw:path draw:style-name="gr4" draw:text-style-name="P4" draw:layer="layout" svg:width="0.233cm" svg:height="0.081cm" svg:x="18.83cm" svg:y="6.31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66cm" svg:height="0.246cm" svg:x="19.137cm" svg:y="6.197cm" svg:viewBox="0 0 167 247" svg:d="M167 4c0-1 0-4-5-4s-38 3-44 4c-3 0-5 2-5 6 0 5 3 5 8 5 17 0 18 2 18 5 0 2-1 5-1 7-7 28-14 55-21 83-7-12-17-22-33-22-41 0-84 52-84 103 0 33 19 56 46 56 7 0 25-2 46-27 3 15 15 27 32 27 12 0 20-8 26-20s11-33 11-34c0-4-4-4-5-4-3 0-4 2-5 7-6 22-12 43-26 43-10 0-11-9-11-16 0-8 1-11 2-17 17-67 34-135 51-202zM94 201c-2 7-2 7-7 13-16 19-30 25-40 25-17 0-22-19-22-33 0-17 11-60 19-77 11-20 27-33 41-33 23 0 27 29 27 31s0 4-1 6c-6 23-11 45-17 68z">
              <text:p/>
            </draw:path>
            <draw:path draw:style-name="gr4" draw:text-style-name="P4" draw:layer="layout" svg:width="0.107cm" svg:height="0.212cm" svg:x="19.305cm" svg:y="6.109cm" svg:viewBox="0 0 108 213" svg:d="M108 9c0-4-3-9-10-9s-13 7-13 13c0 4 3 10 10 10 6 0 13-7 13-14zM56 175c-4 17-17 31-32 31-3 0-6-1-8-2 6-3 8-9 8-12 0-6-5-9-10-9-7 0-14 6-14 14 0 9 11 16 25 16 15 0 43-9 51-39 7-29 15-59 22-88 1-3 1-5 1-9 0-13-11-23-26-23-27 0-43 35-43 38s3 3 4 3c3 0 3-1 5-4 6-14 19-30 33-30 6 0 9 4 9 12 0 3-1 6-1 8-8 31-16 63-24 94z">
              <text:p/>
            </draw:path>
            <draw:path draw:style-name="gr4" draw:text-style-name="P4" draw:layer="layout" svg:width="0.073cm" svg:height="0.164cm" svg:x="19.317cm" svg:y="6.375cm" svg:viewBox="0 0 74 165" svg:d="M68 9c0-4-3-9-10-9-6 0-14 6-14 13 0 5 4 10 10 10 7 0 14-7 14-14zM18 134c-1 3-2 6-2 10 0 12 10 21 23 21 25 0 35-34 35-38 0-3-3-3-4-3-3 0-3 2-4 4-6 20-17 30-26 30-5 0-6-3-6-8 0-6 1-11 4-16 2-7 5-13 7-20 3-6 11-28 12-31 1-2 2-5 2-8 0-11-10-21-23-21-25 0-36 34-36 38 0 3 3 3 4 3 4 0 4-1 5-4 6-21 17-30 26-30 4 0 6 2 6 9 0 5-1 9-8 24-5 13-10 27-15 40z">
              <text:p/>
            </draw:path>
            <draw:path draw:style-name="gr4" draw:text-style-name="P4" draw:layer="layout" svg:width="0.125cm" svg:height="0.108cm" svg:x="19.423cm" svg:y="6.429cm" svg:viewBox="0 0 126 109" svg:d="M43 8c1-1 1-3 1-4-1-1 0-4-4-4-5 1-14 2-16 2-5 0-9 0-14 1-4 0-7 0-7 6 0 3 4 3 7 3 12 0 12 1 12 4 0 1-2 6-3 9-4 17-8 33-12 50-6 24-7 29-7 30 0 4 3 4 4 4s3 0 4 0c22-4 53-15 80-39 33-29 38-61 38-62 0-4-3-8-8-8-9 0-11 7-13 14-10 35-43 72-84 85 7-30 15-61 22-91z">
              <text:p/>
            </draw:path>
          </draw:g>
        </draw:g>
        <draw:line draw:style-name="gr15" draw:text-style-name="P2" draw:layer="layout" svg:x1="5.2cm" svg:y1="3.7cm" svg:x2="3.402cm" svg:y2="3.7cm">
          <text:p/>
        </draw:line>
        <draw:frame draw:style-name="gr38" draw:text-style-name="P7" draw:layer="layout" svg:width="3.169cm" svg:height="0.395cm" svg:x="13.205cm" svg:y="2.808cm">
          <draw:text-box>
            <text:p><text:span text:style-name="T3">Constraints (binary):</text:span></text:p>
          </draw:text-box>
        </draw:frame>
        <draw:frame draw:style-name="gr39" draw:text-style-name="P7" draw:layer="layout" svg:width="1.694cm" svg:height="0.395cm" svg:x="13.406cm" svg:y="3.209cm">
          <draw:text-box>
            <text:p><text:span text:style-name="T3">run length:</text:span></text:p>
          </draw:text-box>
        </draw:frame>
        <draw:g>
          <svg:title>TexMaths</svg:title>
          <svg:desc>10§display§\mbox{\sf RL-}\rho§svg§600§TRUE§</svg:desc>
          <draw:g>
            <draw:path draw:style-name="gr4" draw:text-style-name="P4" draw:layer="layout" svg:width="0.182cm" svg:height="0.242cm" svg:x="15.706cm" svg:y="3.294cm" svg:viewBox="0 0 183 243" svg:d="M113 129c36-11 60-35 60-64 0-35-38-65-88-65-28 0-57 0-85 0 0 81 0 162 0 243 10 0 20 0 30 0 0-37 0-74 0-111 19 0 37 0 56 0 22 37 44 74 66 111 10 0 21 0 31 0-23-38-47-76-70-114zM30 111c0-30 0-61 0-91 17 0 34 0 51 0 40 0 64 20 64 45s-23 46-64 46c-17 0-34 0-51 0z">
              <text:p/>
            </draw:path>
            <draw:path draw:style-name="gr4" draw:text-style-name="P4" draw:layer="layout" svg:width="0.141cm" svg:height="0.242cm" svg:x="15.932cm" svg:y="3.294cm" svg:viewBox="0 0 142 243" svg:d="M31 0c-10 0-21 0-31 0 0 81 0 162 0 243 47 0 95 0 142 0 0-8 0-15 0-23-31 0-62 1-94 1-6 0-11 0-17 0 0-74 0-147 0-221z">
              <text:p/>
            </draw:path>
            <draw:path draw:style-name="gr4" draw:text-style-name="P4" draw:layer="layout" svg:width="0.092cm" svg:height="0.02cm" svg:x="16.093cm" svg:y="3.449cm" svg:viewBox="0 0 93 21" svg:d="M0 0c31 0 62 0 93 0 0 7 0 14 0 21-31 0-62 0-93 0 0-7 0-14 0-21z">
              <text:p/>
            </draw:path>
            <draw:path draw:style-name="gr4" draw:text-style-name="P4" draw:layer="layout" svg:width="0.165cm" svg:height="0.23cm" svg:x="16.216cm" svg:y="3.382cm" svg:viewBox="0 0 166 231" svg:d="M1 216c-1 4-1 5-1 6 0 5 4 9 10 9 8 0 12-6 13-7 1-4 12-50 22-88 7 14 18 23 35 23 41 0 86-49 86-102 0-37-23-57-49-57-34 0-71 35-81 78-12 46-23 92-35 138zM79 151c-24 0-30-28-30-31 0-1 2-8 3-13 10-39 13-52 21-66 15-25 33-33 44-33 13 0 24 10 24 34 0 20-10 59-20 76-11 22-28 33-42 33z">
              <text:p/>
            </draw:path>
          </draw:g>
        </draw:g>
        <draw:frame draw:style-name="gr40" draw:text-style-name="P7" draw:layer="layout" svg:width="2.144cm" svg:height="0.395cm" svg:x="13.406cm" svg:y="3.61cm">
          <draw:text-box>
            <text:p><text:span text:style-name="T3">local balance:</text:span></text:p>
          </draw:text-box>
        </draw:frame>
        <draw:g>
          <svg:title>TexMaths</svg:title>
          <svg:desc>10§display§\mbox{\sf LB-}(\ell,\delta)§svg§600§TRUE§</svg:desc>
          <draw:g>
            <draw:path draw:style-name="gr4" draw:text-style-name="P4" draw:layer="layout" svg:width="0.141cm" svg:height="0.241cm" svg:x="15.706cm" svg:y="3.689cm" svg:viewBox="0 0 142 242" svg:d="M31 0c-10 0-21 0-31 0 0 81 0 162 0 242 47 0 95 0 142 0 0-7 0-15 0-23-31 0-62 1-93 1-6 0-12 0-18 0 0-73 0-147 0-220z">
              <text:p/>
            </draw:path>
            <draw:path draw:style-name="gr4" draw:text-style-name="P4" draw:layer="layout" svg:width="0.179cm" svg:height="0.241cm" svg:x="15.898cm" svg:y="3.689cm" svg:viewBox="0 0 180 242" svg:d="M0 0c0 81 0 162 0 242 31 0 61 0 92 0 51 0 88-31 88-65 0-30-31-55-68-61 32-8 58-29 58-55 0-32-37-61-87-61-28 0-55 0-83 0zM29 106c0-29 0-58 0-87 15 0 29 0 44 0 39 0 70 19 70 42 0 21-25 45-74 45-13 0-27 0-40 0zM29 223c0-32 0-64 0-96 17 0 34 0 51 0 37 0 71 22 71 50 0 25-31 46-69 46-18 0-35 0-53 0z">
              <text:p/>
            </draw:path>
            <draw:path draw:style-name="gr4" draw:text-style-name="P4" draw:layer="layout" svg:width="0.092cm" svg:height="0.019cm" svg:x="16.102cm" svg:y="3.844cm" svg:viewBox="0 0 93 20" svg:d="M93 20c0-7 0-13 0-20-31 0-62 0-93 0 0 7 0 13 0 20 31 0 62 0 93 0z">
              <text:p/>
            </draw:path>
            <draw:path draw:style-name="gr4" draw:text-style-name="P4" draw:layer="layout" svg:width="0.08cm" svg:height="0.349cm" svg:x="16.25cm" svg:y="3.669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4" draw:text-style-name="P4" draw:layer="layout" svg:width="0.135cm" svg:height="0.249cm" svg:x="16.354cm" svg:y="3.685cm" svg:viewBox="0 0 136 250" svg:d="M2 211c-1 1-2 3-2 4 0 2 2 5 4 5s3-2 13-11c3-3 10-9 13-12 3 27 13 53 39 53 14 0 26-8 34-13 5-3 21-17 21-21 0-1-1-4-4-4-1 0-1 0-5 3-22 22-35 28-45 28-16 0-22-19-22-46 0-2 1-17 2-19 1-1 1-2 8-9 28-28 78-87 78-142 0-6 0-27-21-27-29 0-55 58-58 66-17 38-28 79-28 121-9 8-18 16-27 24zM52 163c1-4 16-81 36-122 9-19 17-33 28-33 12 0 12 12 12 18 0 58-59 120-76 137z">
              <text:p/>
            </draw:path>
            <draw:path draw:style-name="gr4" draw:text-style-name="P4" draw:layer="layout" svg:width="0.04cm" svg:height="0.104cm" svg:x="16.527cm" svg:y="3.894cm" svg:viewBox="0 0 41 105" svg:d="M41 37c0-23-9-37-22-37-12 0-19 9-19 19 0 9 7 18 19 18 4 0 8-1 12-4 1-1 1-1 2-1 0 2 0 0 0 5 0 26-13 46-24 58-4 3-3 5-3 6 0 2 1 4 3 4 4 0 32-27 32-68z">
              <text:p/>
            </draw:path>
            <draw:path draw:style-name="gr4" draw:text-style-name="P4" draw:layer="layout" svg:width="0.143cm" svg:height="0.251cm" svg:x="16.668cm" svg:y="3.683cm" svg:viewBox="0 0 144 252" svg:d="M78 96c-44 10-78 56-78 97 0 34 22 59 55 59 41 0 70-55 70-102 0-32-14-50-26-65-12-16-33-42-33-58 0-7 7-16 19-16 11 0 18 5 25 10 7 4 14 8 20 8 8 0 14-8 14-14 0-7-6-8-19-11-18-4-23-4-28-4-28 0-40 15-40 36 0 19 10 39 21 60zM82 104c9 16 19 35 19 60 0 23-13 81-46 81-19 0-34-15-34-42 0-21 13-87 61-99z">
              <text:p/>
            </draw:path>
            <draw:path draw:style-name="gr4" draw:text-style-name="P4" draw:layer="layout" svg:width="0.081cm" svg:height="0.349cm" svg:x="16.842cm" svg:y="3.66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8§display§\[
\textstyle
\left|
w(\bm{b}_i^{i+\ell-1}) \!-\! \frac{\ell}{2}
\right|
\!\leq\!
\delta
\]§svg§600§TRUE§</svg:desc>
          <draw:g>
            <draw:path draw:style-name="gr4" draw:text-style-name="P4" draw:layer="layout" svg:width="0.011cm" svg:height="0.179cm" svg:x="17.203cm" svg:y="3.643cm" svg:viewBox="0 0 12 180" svg:d="M0 169c0 4 0 11 6 11s6-6 6-11c0-53 0-106 0-159 0-4 0-10-6-10s-6 6-6 10c0 53 0 106 0 159z">
              <text:p/>
            </draw:path>
            <draw:path draw:style-name="gr4" draw:text-style-name="P4" draw:layer="layout" svg:width="0.011cm" svg:height="0.179cm" svg:x="17.203cm" svg:y="3.811cm" svg:viewBox="0 0 12 180" svg:d="M0 169c0 4 0 11 6 11s6-6 6-11c0-53 0-106 0-159 0-4 0-10-6-10s-6 6-6 10c0 53 0 106 0 159z">
              <text:p/>
            </draw:path>
            <draw:path draw:style-name="gr4" draw:text-style-name="P4" draw:layer="layout" svg:width="0.185cm" svg:height="0.126cm" svg:x="17.265cm" svg:y="3.763cm" svg:viewBox="0 0 186 127" svg:d="M122 29c0-7 4-17 4-19 0-4-4-7-8-7s-9 3-11 8c-1 2-14 55-16 63s-2 13-2 18c0 3 0 4 0 6-7 14-15 23-26 23-22 0-22-21-22-26 0-9 1-20 14-54 3-8 5-12 5-18 0-13-10-23-23-23-27 0-37 41-37 43 0 3 2 3 3 3 3 0 3 0 4-5 8-27 19-35 29-35 2 0 7 0 7 9 0 7-3 15-5 20-12 33-16 46-16 56 0 26 19 36 40 36 5 0 18 0 29-20 7 18 27 20 35 20 21 0 34-18 41-34 10-23 19-60 19-74 0-15-8-19-12-19-8 0-15 7-15 14 0 3 2 4 4 7 3 3 11 10 11 24 0 9-8 37-16 51-7 15-17 25-31 25-13 0-21-9-21-25 0-7 3-16 4-20 4-16 8-32 12-47z">
              <text:p/>
            </draw:path>
            <draw:path draw:style-name="gr4" draw:text-style-name="P4" draw:layer="layout" svg:width="0.065cm" svg:height="0.279cm" svg:x="17.493cm" svg:y="3.677cm" svg:viewBox="0 0 66 280" svg:d="M66 277c0 0 0-1-5-6-35-35-44-88-44-131 0-49 10-98 45-133 4-3 4-3 4-5 0-1-2-2-4-2s-28 19-44 54c-15 32-18 63-18 86 0 22 3 56 18 88 17 34 42 52 44 52s4-1 4-3z">
              <text:p/>
            </draw:path>
            <draw:path draw:style-name="gr4" draw:text-style-name="P4" draw:layer="layout" svg:width="0.127cm" svg:height="0.196cm" svg:x="17.589cm" svg:y="3.693cm" svg:viewBox="0 0 128 197" svg:d="M65 10c1-4 0-4 1-5 0-4-4-5-7-5-1 0-1 0-1 0-12 1-24 1-36 2-4 0-10 0-10 8 0 5 6 5 8 5s8 0 11 1c-1 9-5 22-7 32-7 26-13 52-20 77-4 16-4 19-4 25 0 36 27 47 48 47 51 0 80-47 80-84 0-34-26-46-50-46-12 0-24 6-30 10 6-23 11-45 17-67zM49 186c-11 0-21-5-21-23 0-9 3-19 5-28 3-10 8-30 9-38 2-5 18-19 36-19 16 0 18 15 18 21 0 14-10 49-14 60-9 22-25 27-33 27z">
              <text:p/>
            </draw:path>
            <draw:path draw:style-name="gr4" draw:text-style-name="P4" draw:layer="layout" svg:width="0.058cm" svg:height="0.131cm" svg:x="17.73cm" svg:y="3.637cm" svg:viewBox="0 0 59 132" svg:d="M54 8c0-3-2-8-8-8-5 0-11 6-11 11 0 3 3 7 8 7 6 0 11-5 11-10zM14 107c0 2-2 5-2 8 0 10 8 17 19 17 19 0 28-27 28-30 0-2-2-2-3-2-2 0-2 1-3 3-5 15-14 23-22 23-3 0-5-2-5-6 0-5 2-8 4-13s4-10 6-15 9-23 10-26c0-1 1-4 1-5 0-10-8-17-19-17-19 0-28 26-28 30 0 2 2 2 3 2 3 0 3-1 3-2 6-18 14-24 22-24 2 0 5 1 5 6s-2 7-7 20c-4 10-8 21-12 31z">
              <text:p/>
            </draw:path>
            <draw:path draw:style-name="gr4" draw:text-style-name="P4" draw:layer="layout" svg:width="0.144cm" svg:height="0.144cm" svg:x="17.814cm" svg:y="3.646cm" svg:viewBox="0 0 145 145" svg:d="M77 77c20 0 40 0 61 0 2 0 7 0 7-4 0-6-5-6-7-6-21 0-41 0-61 0 0-20 0-40 0-60 0-2 0-7-5-7s-5 5-5 7c0 20 0 40 0 60-20 0-40 0-60 0-2 0-7 0-7 5s4 5 7 5c20 0 40 0 60 0 0 20 0 40 0 60 0 3 0 8 5 8s5-5 5-8c0-20 0-40 0-60z">
              <text:p/>
            </draw:path>
            <draw:path draw:style-name="gr4" draw:text-style-name="P4" draw:layer="layout" svg:width="0.081cm" svg:height="0.14cm" svg:x="17.977cm" svg:y="3.629cm" svg:viewBox="0 0 82 141" svg:d="M18 111c3 13 9 30 26 30 6 0 14-3 21-8 3-1 13-9 13-11 0-1-1-4-3-4-1 0-1 0-5 3-8 8-17 14-26 14-14 0-14-23-14-26 0-4 0-4 1-7 0-2 0-3 3-4 11-11 48-47 48-80 0-4 0-18-13-18-16 0-30 26-33 31-9 17-13 33-15 43-3 13-3 20-3 29-1 2-13 12-15 14-3 2-3 2-3 4 0 1 2 3 3 3 2 0 7-5 8-7 3-2 5-4 7-6zM33 89c4-20 19-83 36-83 4 0 6 3 6 10 0 2 0 20-17 44-9 14-20 25-25 29z">
              <text:p/>
            </draw:path>
            <draw:path draw:style-name="gr4" draw:text-style-name="P4" draw:layer="layout" svg:width="0.133cm" svg:height="0.009cm" svg:x="18.088cm" svg:y="3.713cm" svg:viewBox="0 0 134 10" svg:d="M126 10c3 0 8 0 8-4 0-6-5-6-8-6-40 0-79 0-118 0-3 0-8 0-8 5s5 5 8 5c39 0 78 0 118 0z">
              <text:p/>
            </draw:path>
            <draw:path draw:style-name="gr4" draw:text-style-name="P4" draw:layer="layout" svg:width="0.071cm" svg:height="0.129cm" svg:x="18.264cm" svg:y="3.637cm" svg:viewBox="0 0 72 130" svg:d="M45 6c0-6-1-6-7-6-12 12-30 13-38 13 0 2 0 5 0 7 5 0 18 0 29-6 0 34 0 67 0 100 0 7 0 9-20 9-3 0-5 0-7 0 0 2 0 5 0 7 3 0 28-1 35-1 5 0 30 1 35 1 0-2 0-5 0-7-3 0-5 0-8 0-19 0-19-2-19-9 0-36 0-72 0-108z">
              <text:p/>
            </draw:path>
            <draw:path draw:style-name="gr4" draw:text-style-name="P4" draw:layer="layout" svg:width="0.058cm" svg:height="0.131cm" svg:x="17.73cm" svg:y="3.835cm" svg:viewBox="0 0 59 132" svg:d="M54 7c0-3-2-7-8-7-5 0-11 5-11 10 0 4 3 8 8 8 6 0 11-5 11-11zM14 107c0 2-2 5-2 8 0 10 8 17 19 17 19 0 28-27 28-30s-2-3-3-3c-2 0-2 2-3 3-5 16-14 24-22 24-3 0-5-2-5-7 0-4 2-8 4-12 2-5 4-10 6-16 2-5 9-22 10-25 0-1 1-4 1-6 0-9-8-17-19-17-19 0-28 27-28 31 0 2 2 2 3 2 3 0 3-1 3-3 6-17 14-24 22-24 2 0 5 1 5 7 0 4-2 7-7 19-4 11-8 21-12 32z">
              <text:p/>
            </draw:path>
            <draw:path draw:style-name="gr4" draw:text-style-name="P4" draw:layer="layout" svg:width="0.065cm" svg:height="0.279cm" svg:x="18.384cm" svg:y="3.677cm" svg:viewBox="0 0 66 280" svg:d="M66 140c0-22-4-56-20-87-16-35-40-53-43-53-2 0-3 1-3 2 0 2 0 2 6 8 27 27 43 72 43 130 0 48-11 97-45 133-4 3-4 4-4 4 0 2 1 3 3 3 3 0 28-19 44-55 15-30 19-61 19-85z">
              <text:p/>
            </draw:path>
            <draw:path draw:style-name="gr4" draw:text-style-name="P4" draw:layer="layout" svg:width="0.171cm" svg:height="0.01cm" svg:x="18.516cm" svg:y="3.811cm" svg:viewBox="0 0 172 11" svg:d="M162 11c5 0 10 0 10-5 0-6-5-6-10-6-50 0-101 0-152 0-4 0-10 0-10 6 0 5 6 5 10 5 51 0 102 0 152 0z">
              <text:p/>
            </draw:path>
            <draw:path draw:style-name="gr4" draw:text-style-name="P4" draw:layer="layout" svg:width="0.081cm" svg:height="0.14cm" svg:x="18.775cm" svg:y="3.639cm" svg:viewBox="0 0 82 141" svg:d="M19 111c2 13 8 30 25 30 6 0 14-3 21-8 3-2 13-9 13-12 0 0-1-3-3-3-1 0-1 0-5 3-8 8-16 14-26 14-13 0-13-23-13-26 0-4 0-4 0-7 0-2 0-3 3-4 11-11 48-47 48-81 0-3 0-17-13-17-16 0-30 26-33 31-8 17-13 33-15 43-3 13-3 20-3 29-1 2-12 12-15 14s-3 2-3 4c0 0 2 3 3 3 2 0 7-5 8-7 3-2 6-4 8-6zM33 89c4-20 19-83 36-83 5 0 7 3 7 10 0 2 0 20-18 44-9 14-20 25-25 29z">
              <text:p/>
            </draw:path>
            <draw:path draw:style-name="gr4" draw:text-style-name="P4" draw:layer="layout" svg:width="0.111cm" svg:height="0.01cm" svg:x="18.761cm" svg:y="3.811cm" svg:viewBox="0 0 112 11" svg:d="M56 11c-19 0-37 0-56 0 0-4 0-7 0-11 37 0 75 0 112 0 0 4 0 7 0 11-19 0-37 0-56 0z">
              <text:p/>
            </draw:path>
            <draw:path draw:style-name="gr4" draw:text-style-name="P4" draw:layer="layout" svg:width="0.085cm" svg:height="0.129cm" svg:x="18.774cm" svg:y="3.854cm" svg:viewBox="0 0 86 130" svg:d="M86 94c-2 0-4 0-6 0-1 4-2 16-5 18-1 1-17 1-20 1-12 0-24 0-36 0 21-18 27-23 39-32 15-12 28-24 28-43 0-24-20-38-45-38s-41 17-41 35c0 10 8 11 10 11 5 0 11-4 11-11 0-3-2-10-12-10 6-14 20-18 29-18 20 0 30 15 30 31 0 17-13 31-19 38-16 15-32 31-47 46-2 2-2 3-2 8 27 0 54 0 81 0 2-12 4-24 5-36z">
              <text:p/>
            </draw:path>
            <draw:path draw:style-name="gr4" draw:text-style-name="P4" draw:layer="layout" svg:width="0.012cm" svg:height="0.179cm" svg:x="18.947cm" svg:y="3.643cm" svg:viewBox="0 0 13 180" svg:d="M0 169c0 4 0 11 6 11 7 0 7-6 7-11 0-53 0-106 0-159 0-4 0-10-7-10-6 0-6 6-6 10 0 53 0 106 0 159z">
              <text:p/>
            </draw:path>
            <draw:path draw:style-name="gr4" draw:text-style-name="P4" draw:layer="layout" svg:width="0.012cm" svg:height="0.179cm" svg:x="18.947cm" svg:y="3.811cm" svg:viewBox="0 0 13 180" svg:d="M0 169c0 4 0 11 6 11 7 0 7-6 7-11 0-53 0-106 0-159 0-4 0-10-7-10-6 0-6 6-6 10 0 53 0 106 0 159z">
              <text:p/>
            </draw:path>
            <draw:path draw:style-name="gr4" draw:text-style-name="P4" draw:layer="layout" svg:width="0.17cm" svg:height="0.216cm" svg:x="19.055cm" svg:y="3.709cm" svg:viewBox="0 0 171 217" svg:d="M166 12c4-2 5-3 5-6 0-4-1-6-5-6-1 0-4 1-5 2-52 24-104 48-155 72-5 3-6 5-6 8 0 2 2 4 6 5 51 24 103 49 155 73 4 2 4 2 5 2 3 0 5-2 5-5s-1-4-5-7c-49-23-99-46-148-68 50-24 99-47 148-70zM162 217c4 0 9 0 9-6s-5-6-9-6c-51 0-102 0-152 0-4 0-10 0-10 6s5 6 10 6c50 0 101 0 152 0z">
              <text:p/>
            </draw:path>
            <draw:path draw:style-name="gr4" draw:text-style-name="P4" draw:layer="layout" svg:width="0.114cm" svg:height="0.201cm" svg:x="19.294cm" svg:y="3.688cm" svg:viewBox="0 0 115 202" svg:d="M62 77c-35 8-62 44-62 78 0 27 18 47 44 47 33 0 57-44 57-82 0-26-12-40-22-53-9-12-26-33-26-45 0-7 5-13 15-13 9 0 14 3 20 7s11 7 16 7c7 0 11-6 11-11 0-6-5-7-14-10-15-2-19-2-23-2-23 0-32 12-32 29 0 15 8 30 16 48zM66 82c7 13 15 28 15 49 0 18-11 65-37 65-15 0-27-11-27-33 0-18 10-70 49-81z">
              <text:p/>
            </draw:path>
          </draw:g>
        </draw:g>
        <draw:frame draw:style-name="gr41" draw:text-style-name="P7" draw:layer="layout" svg:width="2.186cm" svg:height="0.395cm" svg:x="13.406cm" svg:y="4.011cm">
          <draw:text-box>
            <text:p><text:span text:style-name="T3">indicator func:</text:span></text:p>
          </draw:text-box>
        </draw:frame>
        <draw:g>
          <svg:title>TexMaths</svg:title>
          <svg:desc>10§display§\mathbbm{1}_{\rho,\ell,\delta}( \bm{b} )§svg§600§TRUE§</svg:desc>
          <draw:g>
            <draw:path draw:style-name="gr4" draw:text-style-name="P4" draw:layer="layout" svg:width="0.144cm" svg:height="0.23cm" svg:x="15.707cm" svg:y="4.077cm" svg:viewBox="0 0 145 231" svg:d="M86 4c-19 12-46 18-74 18-4 0-8 0-12 0 0 1 0 3 0 5s0 4 0 6c4 0 7 0 11 0 11 0 26-2 32-3 1-1 1-1 2-1 0 30 0 61 0 91 0 71 0 92-1 94-2 5-7 7-26 7-6 1-11 1-17 1 0 2 0 4 0 5s0 3 0 4c24 0 48 0 72 0s48 0 72 0c0-1 0-3 0-4s0-3 0-5c-6 0-11 0-17-1-18 0-24-2-26-7-1-2-1-26-1-107 0-57-1-70-1-105-1-3-7-2-14 2zM85 213c-4 5-17 6-22 1-1 0-2-1-3-2 0-31 0-62 0-93 0-30-1-61-1-92 3-1 5-2 8-3 4-2 10-4 14-6 2-1 3-2 5-3 0 33 1 66 1 98 0 89 0 99-2 100z">
              <text:p/>
            </draw:path>
            <draw:path draw:style-name="gr4" draw:text-style-name="P4" draw:layer="layout" svg:width="0.125cm" svg:height="0.16cm" svg:x="15.896cm" svg:y="4.253cm" svg:viewBox="0 0 126 161" svg:d="M1 148c-1 4-1 3-1 5 0 5 5 8 9 8 9 0 11-8 12-15 4-13 11-41 13-50 2 3 10 15 27 15 31 0 65-34 65-69 0-26-18-42-39-42-24 0-54 21-63 56-8 30-15 61-23 92zM61 104c-18 0-24-18-24-21 0-1 2-6 2-9 8-30 9-36 16-47 9-13 22-20 31-20 10 0 20 7 20 25 0 11-6 38-14 51-11 17-24 21-31 21z">
              <text:p/>
            </draw:path>
            <draw:path draw:style-name="gr4" draw:text-style-name="P4" draw:layer="layout" svg:width="0.03cm" svg:height="0.075cm" svg:x="16.057cm" svg:y="4.333cm" svg:viewBox="0 0 31 76" svg:d="M25 24c0 14-3 30-20 45-1 1-1 2-1 3 0 2 2 4 3 4 4 0 24-20 24-49 0-15-5-27-17-27-8 0-14 7-14 14 0 8 6 14 14 14 6 0 10-4 11-4z">
              <text:p/>
            </draw:path>
            <draw:path draw:style-name="gr4" draw:text-style-name="P4" draw:layer="layout" svg:width="0.101cm" svg:height="0.174cm" svg:x="16.119cm" svg:y="4.19cm" svg:viewBox="0 0 102 175" svg:d="M23 139c3 16 11 36 32 36 8 0 16-3 25-9 4-2 17-11 17-14 0-1-1-5-4-5-1 0-1 0-5 4-11 9-22 17-33 17-17 0-17-28-17-33 0-3 0-4 1-8 0-3 0-3 3-6 14-13 60-57 60-100 0-4 0-21-16-21-21 0-37 31-41 39-11 21-17 41-19 53-4 16-4 25-4 37-2 2-16 14-18 16-4 4-4 4-4 5 0 2 2 5 4 5s8-6 10-8c3-3 6-6 9-8zM41 111c4-25 24-104 44-104 6 0 9 4 9 12 0 3 0 25-21 55-13 18-26 31-32 37z">
              <text:p/>
            </draw:path>
            <draw:path draw:style-name="gr4" draw:text-style-name="P4" draw:layer="layout" svg:width="0.03cm" svg:height="0.075cm" svg:x="16.258cm" svg:y="4.333cm" svg:viewBox="0 0 31 76" svg:d="M24 24c0 14-2 30-19 45-1 1-1 2-1 3 0 2 1 4 3 4 3 0 24-20 24-49 0-15-6-27-17-27-8 0-14 7-14 14 0 8 6 14 14 14 6 0 7-3 10-4z">
              <text:p/>
            </draw:path>
            <draw:path draw:style-name="gr4" draw:text-style-name="P4" draw:layer="layout" svg:width="0.107cm" svg:height="0.177cm" svg:x="16.328cm" svg:y="4.187cm" svg:viewBox="0 0 108 178" svg:d="M57 69c-36 9-57 41-57 66 0 26 20 43 44 43 30 0 53-35 53-70 0-24-13-38-20-46-9-11-28-31-28-42 0-3 4-10 14-10 8 0 15 4 20 7 2 1 11 6 15 6 6 0 10-6 10-10 0-7-3-7-16-10-3 0-14-3-22-3-19 0-29 11-29 26 0 13 8 28 16 43zM62 75c6 11 15 26 15 43 0 20-12 53-32 53-14 0-27-8-27-29 0-16 9-58 44-67z">
              <text:p/>
            </draw:path>
            <draw:path draw:style-name="gr4" draw:text-style-name="P4" draw:layer="layout" svg:width="0.08cm" svg:height="0.348cm" svg:x="16.502cm" svg:y="4.047cm" svg:viewBox="0 0 81 349" svg:d="M81 346c0-1 0-2-6-8-44-44-55-110-55-163 0-61 13-122 57-165 4-5 4-5 4-6 0-3-1-4-3-4-4 0-35 24-56 68-18 39-22 78-22 107 0 27 4 69 23 109 21 43 51 65 55 65 2 0 3-1 3-3z">
              <text:p/>
            </draw:path>
            <draw:path draw:style-name="gr4" draw:text-style-name="P4" draw:layer="layout" svg:width="0.158cm" svg:height="0.244cm" svg:x="16.622cm" svg:y="4.067cm" svg:viewBox="0 0 159 245" svg:d="M80 12c2-5 1-4 2-6 0-4-4-6-8-6-2 0-2 0-3 0-15 1-30 1-45 2-5 1-11 1-11 11 0 6 7 6 9 6 4 0 10 0 15 1-3 12-7 27-10 40-8 32-16 64-24 97-5 19-5 23-5 32 0 43 33 56 59 56 64 0 100-56 100-103 0-43-32-57-61-57-17 0-31 6-39 11 7-28 14-56 21-84zM60 232c-14 0-25-7-25-29 0-10 3-23 6-34 3-13 9-38 12-48 2-6 22-24 43-24 22 0 23 19 23 27 0 18-11 61-17 74-12 28-32 34-42 34z">
              <text:p/>
            </draw:path>
            <draw:path draw:style-name="gr4" draw:text-style-name="P4" draw:layer="layout" svg:width="0.081cm" svg:height="0.348cm" svg:x="16.806cm" svg:y="4.047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>
          <svg:title>TexMaths</svg:title>
          <svg:desc>9§latex§\begin{align*}
&amp; \forall \bm{b} \in \mathcal{B}, w(\bm{b}) = \nu/2 \\[-1mm]
&amp; \forall \bm{b} \in \mathcal{B}, \forall i \in [\nu]_{\rm even}, \left| \tilde{w}(\bm{b}_i^{\nu-1}) \right| \!\leq\! 2\delta \\[-1mm]
&amp; \forall \bm{b} \in \mathcal{B}, \forall i \in [\nu]_{\rm odd~}, \left| \tilde{w}(\bm{b}_i^{\nu-1}) \right| \!\leq\! 2\delta \!-\! 1 \\[-1mm]
&amp; \forall \bm{b} \in \mathcal{B}, \lambda(\bm{b}) \leq \rho \\[-1mm]
&amp; \forall \bm{b} \in \mathcal{B}, \lambda(\bm{b},\nu-1) \leq \rho-1 \\[-1mm]
&amp; \bm{b} \in \mathcal{B} \to \overline{\bm{b}} \in \mathcal{B} \\[-1mm]
&amp; (01)^{\frac{\nu}{2}}, (10)^{\frac{\nu}{2}} ~\in~ \mathcal{B}
\end{align*}§svg§600§TRUE§</svg:desc>
          <draw:g>
            <draw:path draw:style-name="gr4" draw:text-style-name="P4" draw:layer="layout" svg:width="0.174cm" svg:height="0.225cm" svg:x="1.714cm" svg:y="7.962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4" draw:text-style-name="P4" draw:layer="layout" svg:width="0.142cm" svg:height="0.22cm" svg:x="1.907cm" svg:y="7.962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4" draw:text-style-name="P4" draw:layer="layout" svg:width="0.157cm" svg:height="0.183cm" svg:x="2.168cm" svg:y="8.011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4" draw:text-style-name="P4" draw:layer="layout" svg:width="0.2cm" svg:height="0.229cm" svg:x="2.45cm" svg:y="7.957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4" draw:text-style-name="P4" draw:layer="layout" svg:width="0.036cm" svg:height="0.093cm" svg:x="2.686cm" svg:y="8.147cm" svg:viewBox="0 0 37 94" svg:d="M37 33c0-20-8-33-21-33-10 0-16 8-16 17 0 8 6 17 16 17 4 0 8-2 11-4 1-1 1-1 2-1s1 0 1 4c0 24-11 43-22 53-4 4-4 4-4 5 0 3 2 3 4 3 4 0 29-24 29-61z">
              <text:p/>
            </draw:path>
            <draw:path draw:style-name="gr4" draw:text-style-name="P4" draw:layer="layout" svg:width="0.208cm" svg:height="0.142cm" svg:x="2.808cm" svg:y="8.041cm" svg:viewBox="0 0 209 143" svg:d="M137 32c2-6 4-18 4-19 0-7-4-9-9-9-3 0-10 2-11 9-1 1-17 63-18 71-3 9-3 15-3 20 0 4 0 4 0 6-7 17-17 27-29 27-25 0-25-24-25-29 0-11 1-23 16-61 4-10 5-15 5-21 0-14-10-26-26-26-29 0-41 46-41 49s3 3 4 3c2 0 3-1 5-5 8-30 21-40 31-40 3 0 9 0 9 11 0 7-4 16-7 22-13 37-17 52-17 63 0 29 21 40 45 40 6 0 20 0 33-22 8 20 30 22 39 22 24 0 38-20 46-39 11-24 21-66 21-82 0-18-8-22-14-22-8 0-16 8-16 15 0 5 2 7 5 9 3 3 11 12 11 26 0 11-9 43-17 59s-20 28-35 28c-14 0-23-10-23-28 0-9 2-19 3-24 5-17 9-35 14-53z">
              <text:p/>
            </draw:path>
            <draw:path draw:style-name="gr4" draw:text-style-name="P4" draw:layer="layout" svg:width="0.073cm" svg:height="0.315cm" svg:x="3.065cm" svg:y="7.944cm" svg:viewBox="0 0 74 316" svg:d="M74 313c0-1 0-2-6-7-39-40-49-100-49-148 0-55 12-110 50-150 5-4 5-4 5-4 0-3-2-4-4-4-3 0-31 22-50 62-16 34-20 69-20 96 0 25 4 63 22 98 18 40 45 60 48 60 2 0 4-1 4-3z">
              <text:p/>
            </draw:path>
            <draw:path draw:style-name="gr4" draw:text-style-name="P4" draw:layer="layout" svg:width="0.143cm" svg:height="0.22cm" svg:x="3.173cm" svg:y="7.962cm" svg:viewBox="0 0 144 221" svg:d="M73 11c1-5 0-4 1-6 0-4-4-5-7-5-1 0-1 0-2 0-14 1-27 1-41 2-4 0-10 1-10 10 0 5 6 5 8 5 4 0 9 0 13 1-2 11-5 24-8 36-8 29-15 58-23 87-4 18-4 22-4 29 0 41 31 51 54 51 58 0 90-51 90-92 0-40-29-53-55-53-15 0-28 6-35 10 6-25 13-50 19-75zM55 211c-13 0-23-8-23-27 0-10 3-22 6-32 2-12 8-33 11-43 0-6 18-22 38-22s21 17 21 25c0 16-11 55-15 67-11 26-29 32-38 32z">
              <text:p/>
            </draw:path>
            <draw:path draw:style-name="gr4" draw:text-style-name="P4" draw:layer="layout" svg:width="0.073cm" svg:height="0.315cm" svg:x="3.339cm" svg:y="7.944cm" svg:viewBox="0 0 74 316" svg:d="M74 158c0-25-4-63-21-99-19-38-47-59-49-59s-4 1-4 4l6 7c31 30 49 81 49 147 0 54-12 110-51 150-4 3-4 4-4 5 0 2 2 3 4 3s31-22 50-61c16-35 20-71 20-97z">
              <text:p/>
            </draw:path>
            <draw:path draw:style-name="gr4" draw:text-style-name="P4" draw:layer="layout" svg:width="0.21cm" svg:height="0.073cm" svg:x="3.55cm" svg:y="8.065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4" draw:text-style-name="P4" draw:layer="layout" svg:width="0.148cm" svg:height="0.139cm" svg:x="3.883cm" svg:y="8.041cm" svg:viewBox="0 0 149 140" svg:d="M54 4c-1-2 0-4-4-4-7 0-30 3-38 4-3 0-7 0-7 6 0 3 3 3 8 3 15 0 16 2 16 6 0 2-4 17-7 25-6 26-12 52-18 78-1 5-3 9-4 14 0 3 4 4 5 4 2 0 3 0 5 0 21-4 57-16 89-46 41-39 50-82 50-85 0-5-4-9-10-9-1 0-9 2-11 11-21 72-69 107-105 119 11-42 21-84 31-126z">
              <text:p/>
            </draw:path>
            <draw:path draw:style-name="gr4" draw:text-style-name="P4" draw:layer="layout" svg:width="0.121cm" svg:height="0.315cm" svg:x="4.06cm" svg:y="7.944cm" svg:viewBox="0 0 122 316" svg:d="M121 12c1-4 1-4 1-6 0-3-2-6-6-6-2 0-4 1-5 3-37 100-73 201-109 301-2 5-1 4-2 6 0 3 3 6 6 6 4 0 5-2 7-7 36-99 72-198 108-297z">
              <text:p/>
            </draw:path>
            <draw:path draw:style-name="gr4" draw:text-style-name="P4" draw:layer="layout" svg:width="0.125cm" svg:height="0.21cm" svg:x="4.217cm" svg:y="7.971cm" svg:viewBox="0 0 126 211" svg:d="M24 185c11-10 22-21 34-32 49-43 68-60 68-92 0-36-29-61-68-61-35 0-58 29-58 57 0 18 15 18 16 18 6 0 17-4 17-17 0-9-6-17-17-17-3 0-3 0-4 0 7-20 24-32 43-32 29 0 42 26 42 52 0 25-16 51-33 69-20 23-40 46-60 69-4 3-4 3-4 12 39 0 78 0 117 0 3-19 6-38 9-56-3 0-5 0-8 0-2 10-4 23-7 29-2 1-23 1-30 1-19 0-38 0-57 0z">
              <text:p/>
            </draw:path>
            <draw:path draw:style-name="gr4" draw:text-style-name="P4" draw:layer="layout" svg:width="0.174cm" svg:height="0.225cm" svg:x="1.714cm" svg:y="8.39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4" draw:text-style-name="P4" draw:layer="layout" svg:width="0.142cm" svg:height="0.22cm" svg:x="1.907cm" svg:y="8.39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4" draw:text-style-name="P4" draw:layer="layout" svg:width="0.157cm" svg:height="0.183cm" svg:x="2.168cm" svg:y="8.439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4" draw:text-style-name="P4" draw:layer="layout" svg:width="0.2cm" svg:height="0.229cm" svg:x="2.45cm" svg:y="8.386cm" svg:viewBox="0 0 201 230" svg:d="M79 9c1-4 1-5 1-5 0-2-1-3-4-3s-12 4-18 8c-16 7-27 13-27 19 0 2 2 2 3 2 4 0 12-5 18-8-3 31-12 72-17 99-12 54-18 72-33 103-2 4-2 4-2 5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4" draw:text-style-name="P4" draw:layer="layout" svg:width="0.036cm" svg:height="0.093cm" svg:x="2.686cm" svg:y="8.576cm" svg:viewBox="0 0 37 94" svg:d="M37 33c0-20-8-33-21-33-10 0-16 8-16 17 0 8 6 16 16 16 4 0 8-1 11-3 1-1 1-1 2-1s1 0 1 4c0 24-11 43-22 53-4 4-4 4-4 5 0 3 2 3 4 3 4 0 29-24 29-61z">
              <text:p/>
            </draw:path>
            <draw:path draw:style-name="gr4" draw:text-style-name="P4" draw:layer="layout" svg:width="0.175cm" svg:height="0.225cm" svg:x="2.798cm" svg:y="8.39cm" svg:viewBox="0 0 176 226" svg:d="M175 12c1-4 1-5 1-6 0-3-2-6-6-6s-6 4-7 7c-9 23-18 46-26 69-32 0-64 0-97 0-8-23-17-46-26-69-1-4-3-7-7-7-3 0-7 3-7 6 1 2 0 1 3 6 26 69 52 138 78 207 2 4 4 7 7 7 5 0 6-4 7-6 27-70 53-139 80-208zM45 89c29 0 58 0 86 0-14 38-28 75-43 113-14-38-29-75-43-113z">
              <text:p/>
            </draw:path>
            <draw:path draw:style-name="gr4" draw:text-style-name="P4" draw:layer="layout" svg:width="0.083cm" svg:height="0.211cm" svg:x="2.984cm" svg:y="8.4cm" svg:viewBox="0 0 84 212" svg:d="M81 12c0-7-5-12-12-12-9 0-17 8-17 17 0 5 4 11 12 11 7 0 17-7 17-16zM57 130c3-9 3-9 7-18 2-6 3-10 3-17 0-14-9-26-26-26-29 0-41 46-41 49s3 3 4 3c3 0 3 0 5-6 8-30 21-39 31-39 3 0 9 0 9 10 0 7-2 14-4 17-3 9-16 45-22 58-3 9-7 19-7 25 0 16 11 26 26 26 30 0 42-46 42-48 0-3-3-3-5-3-3 0-3 1-4 5-6 20-17 40-33 40-5 0-7-4-7-11 0-8 2-12 9-31 4-11 8-22 13-34z">
              <text:p/>
            </draw:path>
            <draw:path draw:style-name="gr4" draw:text-style-name="P4" draw:layer="layout" svg:width="0.156cm" svg:height="0.183cm" svg:x="3.198cm" svg:y="8.439cm" svg:viewBox="0 0 157 184" svg:d="M147 98c5 0 10 0 10-6 0-7-5-7-10-7-45 0-90 0-134 0 3-43 40-72 84-72 17 0 33 0 50 0 5 0 10 0 10-7 0-6-5-6-10-6-17 0-34 0-51 0-54 0-96 41-96 92s42 92 96 92c17 0 34 0 51 0 5 0 10-1 10-8 0-6-5-6-10-6-17 0-33 0-50 0-44 0-81-30-84-72 44 0 89 0 134 0z">
              <text:p/>
            </draw:path>
            <draw:path draw:style-name="gr4" draw:text-style-name="P4" draw:layer="layout" svg:width="0.042cm" svg:height="0.315cm" svg:x="3.507cm" svg:y="8.372cm" svg:viewBox="0 0 43 316" svg:d="M43 316c0-4 0-9 0-13-10 0-20 0-30 0 0-97 0-194 0-290 10 0 20 0 30 0 0-5 0-9 0-13-14 0-29 0-43 0 0 105 0 211 0 316 14 0 29 0 43 0z">
              <text:p/>
            </draw:path>
            <draw:path draw:style-name="gr4" draw:text-style-name="P4" draw:layer="layout" svg:width="0.147cm" svg:height="0.138cm" svg:x="3.575cm" svg:y="8.469cm" svg:viewBox="0 0 148 139" svg:d="M54 4c-2-2 0-4-5-4-7 0-30 3-38 4-3 0-6 0-6 6 0 3 3 3 8 3 15 0 16 2 16 6 0 2-5 17-7 25-6 26-13 52-19 77-1 6-2 10-3 15 0 3 3 3 4 3 2 0 3 0 5 0 22-3 57-15 89-45 42-39 50-82 50-85 0-5-3-9-9-9-2 0-9 2-12 11-20 71-69 107-105 119 11-42 21-84 32-126z">
              <text:p/>
            </draw:path>
            <draw:path draw:style-name="gr4" draw:text-style-name="P4" draw:layer="layout" svg:width="0.042cm" svg:height="0.315cm" svg:x="3.741cm" svg:y="8.372cm" svg:viewBox="0 0 43 316" svg:d="M43 0c-14 0-29 0-43 0 0 4 0 8 0 13 10 0 20 0 31 0 0 96 0 193 0 290-11 0-21 0-31 0 0 4 0 9 0 13 14 0 29 0 43 0 0-105 0-211 0-316z">
              <text:p/>
            </draw:path>
            <draw:path draw:style-name="gr4" draw:text-style-name="P4" draw:layer="layout" svg:width="0.094cm" svg:height="0.101cm" svg:x="3.831cm" svg:y="8.558cm" svg:viewBox="0 0 95 102" svg:d="M89 49c5 0 6 0 6-5 0-20-10-44-44-44-29 0-51 23-51 50 0 29 24 52 54 52s41-25 41-29c0-1-1-4-4-4s-3 2-4 4c-7 18-23 21-31 21-11 0-21-4-27-13-8-10-9-23-9-32 23 0 46 0 69 0zM21 43c1-31 22-37 30-37 27 0 28 32 28 37-19 0-39 0-58 0z">
              <text:p/>
            </draw:path>
            <draw:path draw:style-name="gr4" draw:text-style-name="P4" draw:layer="layout" svg:width="0.118cm" svg:height="0.097cm" svg:x="3.941cm" svg:y="8.561cm" svg:viewBox="0 0 119 98" svg:d="M98 22c6-14 17-14 21-14 0-3 0-5 0-8-6 1-11 1-17 1s-14 0-20-1c0 3 0 5 0 8 9 0 6 5 9 8 0 2 0 4-2 6-8 19-16 37-24 55-10-20-19-40-28-60 0-1-1-3-1-4 0-5 7-5 11-5 0-3 0-5 0-8-9 0-16 1-25 1-7 0-16 0-22-1 0 3 0 5 0 8 13 0 15 0 18 8 12 26 23 51 35 77 1 2 3 5 6 5 5 0 6-3 7-4 10-24 21-48 32-72z">
              <text:p/>
            </draw:path>
            <draw:path draw:style-name="gr4" draw:text-style-name="P4" draw:layer="layout" svg:width="0.094cm" svg:height="0.101cm" svg:x="4.069cm" svg:y="8.558cm" svg:viewBox="0 0 95 102" svg:d="M89 49c5 0 6 0 6-5 0-20-10-44-44-44-29 0-51 23-51 50 0 29 24 52 54 52s41-25 41-29c0-1-1-4-4-4s-3 2-4 4c-7 18-23 21-31 21-11 0-21-4-27-13-8-10-8-23-8-32 22 0 45 0 68 0zM21 43c1-31 22-37 30-37 27 0 28 32 28 37-19 0-39 0-58 0z">
              <text:p/>
            </draw:path>
            <draw:path draw:style-name="gr4" draw:text-style-name="P4" draw:layer="layout" svg:width="0.118cm" svg:height="0.096cm" svg:x="4.185cm" svg:y="8.559cm" svg:viewBox="0 0 119 97" svg:d="M102 31c0-20-9-31-34-31-18 0-29 10-36 22 0-8 0-15 0-22-10 1-21 1-32 2 0 2 0 5 0 8 14 0 16 2 16 12 0 20 0 39 0 58 0 9-2 9-16 9 0 3 0 5 0 8 8 0 15-1 25-1 8 0 24 1 25 1 0-3 0-5 0-8-14 0-16 0-16-9 0-13 0-27 0-40 0-23 18-34 33-34 16 0 18 12 18 24 0 16 0 33 0 50 0 9-3 9-18 9 0 3 0 5 0 8 1 0 17-1 26-1 8 0 23 1 26 1 0-3 0-5 0-8-15 0-17 0-17-9 0-16 0-33 0-49z">
              <text:p/>
            </draw:path>
            <draw:path draw:style-name="gr4" draw:text-style-name="P4" draw:layer="layout" svg:width="0.037cm" svg:height="0.093cm" svg:x="4.355cm" svg:y="8.576cm" svg:viewBox="0 0 38 94" svg:d="M38 33c0-20-8-33-21-33-10 0-17 8-17 17 0 8 7 16 17 16 4 0 8-1 11-3 1-1 1-1 2-1s1 0 1 4c0 24-11 43-22 53-4 4-4 4-4 5 0 3 2 3 4 3 3 0 29-24 29-61z">
              <text:p/>
            </draw:path>
            <draw:path draw:style-name="gr4" draw:text-style-name="P4" draw:layer="layout" svg:width="0.013cm" svg:height="0.202cm" svg:x="4.514cm" svg:y="8.334cm" svg:viewBox="0 0 14 203" svg:d="M0 192c0 5 0 11 7 11s7-6 7-11c0-60 0-120 0-180 0-5 0-12-7-12s-7 6-7 12c0 60 0 120 0 180z">
              <text:p/>
            </draw:path>
            <draw:path draw:style-name="gr4" draw:text-style-name="P4" draw:layer="layout" svg:width="0.013cm" svg:height="0.202cm" svg:x="4.514cm" svg:y="8.523cm" svg:viewBox="0 0 14 203" svg:d="M0 192c0 4 0 11 7 11s7-6 7-11c0-60 0-120 0-180 0-5 0-12-7-12s-7 6-7 12c0 60 0 120 0 180z">
              <text:p/>
            </draw:path>
            <draw:path draw:style-name="gr4" draw:text-style-name="P4" draw:layer="layout" svg:width="0.104cm" svg:height="0.028cm" svg:x="4.666cm" svg:y="8.398cm" svg:viewBox="0 0 105 29" svg:d="M105 4c-2-1-3-3-5-4-9 5-12 15-26 15-7 0-16-5-21-8-8-5-13-7-19-7-12 0-18 6-34 24 1 2 3 3 4 5 9-5 13-15 27-15 7 0 15 5 20 8 8 5 15 7 20 7 12 0 18-7 34-25z">
              <text:p/>
            </draw:path>
            <draw:path draw:style-name="gr4" draw:text-style-name="P4" draw:layer="layout" svg:width="0.208cm" svg:height="0.142cm" svg:x="4.584cm" svg:y="8.469cm" svg:viewBox="0 0 209 143" svg:d="M137 32c2-6 4-18 4-20 0-6-4-8-9-8-3 0-10 2-11 9-1 1-17 62-18 71-2 9-3 14-3 20 0 4 0 4 0 6-7 17-16 27-29 27-25 0-25-24-25-29 0-11 2-23 16-62 4-9 5-14 5-20 0-14-10-26-26-26-29 0-41 46-41 49s3 3 4 3c3 0 3-1 5-6 8-29 21-39 31-39 3 0 9 0 9 10 0 8-4 17-6 23-14 37-18 52-18 63 0 29 21 40 45 40 6 0 20 0 33-22 8 20 30 22 39 22 24 0 38-20 46-39 11-24 21-66 21-82 0-18-8-22-14-22-8 0-16 8-16 15 0 5 3 7 5 8 4 4 11 12 11 27 0 11-9 43-17 59s-19 28-35 28c-14 0-23-10-23-28 0-9 2-19 3-24 5-17 9-35 14-53z">
              <text:p/>
            </draw:path>
            <draw:path draw:style-name="gr4" draw:text-style-name="P4" draw:layer="layout" svg:width="0.073cm" svg:height="0.315cm" svg:x="4.84cm" svg:y="8.372cm" svg:viewBox="0 0 74 316" svg:d="M74 313c0-1 0-2-6-7-39-40-49-100-49-148 0-55 12-110 50-150 5-4 5-4 5-5 0-2-1-3-4-3s-31 22-49 61c-17 35-21 70-21 97 0 25 4 63 22 98 18 39 45 60 48 60s4-1 4-3z">
              <text:p/>
            </draw:path>
            <draw:path draw:style-name="gr4" draw:text-style-name="P4" draw:layer="layout" svg:width="0.142cm" svg:height="0.22cm" svg:x="4.949cm" svg:y="8.39cm" svg:viewBox="0 0 143 221" svg:d="M72 11c1-5 1-4 1-6 0-4-3-5-6-5-2 0-2 0-3 0-14 1-27 1-41 2-4 0-10 1-10 10 0 5 6 5 9 5s9 0 13 1c-3 11-6 24-9 36-7 29-14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4" draw:text-style-name="P4" draw:layer="layout" svg:width="0.113cm" svg:height="0.096cm" svg:x="5.113cm" svg:y="8.377cm" svg:viewBox="0 0 114 97" svg:d="M40 6c0-1 0-2 0-3-1-1 0-3-3-3-1 0-14 1-15 1-4 0-8 1-12 1s-6 1-6 5c0 3 2 3 5 3 11 0 11 2 11 3s-1 6-2 9c-4 15-7 30-11 45-5 22-7 27-7 27 0 3 4 3 4 3 2 0 3 0 4 0 20-3 48-13 71-34 31-27 24-37 35-56 0-4-3-7-8-7-7 0-9 6-11 12-9 31-38 65-76 76 7-27 14-54 21-82z">
              <text:p/>
            </draw:path>
            <draw:path draw:style-name="gr4" draw:text-style-name="P4" draw:layer="layout" svg:width="0.148cm" svg:height="0.011cm" svg:x="5.262cm" svg:y="8.413cm" svg:viewBox="0 0 149 12" svg:d="M141 12c4 0 8 0 8-6s-4-6-8-6c-44 0-88 0-132 0-4 0-9 0-9 5 0 7 5 7 9 7 44 0 88 0 132 0z">
              <text:p/>
            </draw:path>
            <draw:path draw:style-name="gr4" draw:text-style-name="P4" draw:layer="layout" svg:width="0.08cm" svg:height="0.146cm" svg:x="5.46cm" svg:y="8.327cm" svg:viewBox="0 0 81 147" svg:d="M50 6c0-6-1-6-7-6-13 13-34 14-43 14 0 3 0 5 0 8 5 0 20 0 32-6 0 38 0 75 0 113 0 7 0 10-22 10-3 0-6 0-8 0 0 2 0 5 0 8 3 0 30-1 39-1 7 0 35 1 40 1 0-3 0-6 0-8-3 0-6 0-9 0-22 0-22-3-22-10 0-41 0-82 0-123z">
              <text:p/>
            </draw:path>
            <draw:path draw:style-name="gr4" draw:text-style-name="P4" draw:layer="layout" svg:width="0.066cm" svg:height="0.148cm" svg:x="5.108cm" svg:y="8.55cm" svg:viewBox="0 0 67 149" svg:d="M61 9c0-4-3-9-9-9-5 0-12 6-12 13 0 3 3 8 9 8s12-7 12-12zM16 121c-1 3-2 6-2 9 0 11 8 19 21 19 23 0 32-30 32-34 0-3-2-2-3-3-4 0-4 1-5 4-5 18-15 27-23 27-5 0-5-3-5-8s0-9 3-14c2-6 5-12 6-18 3-5 10-25 11-27 1-3 2-6 2-8 0-10-9-19-21-19-22 0-32 30-32 35 0 2 3 2 4 2 3 0 3-1 4-3 5-19 15-27 23-27 4 0 6 2 6 7s-1 9-7 22c-5 12-9 24-14 36z">
              <text:p/>
            </draw:path>
            <draw:path draw:style-name="gr4" draw:text-style-name="P4" draw:layer="layout" svg:width="0.072cm" svg:height="0.315cm" svg:x="5.596cm" svg:y="8.372cm" svg:viewBox="0 0 73 316" svg:d="M73 158c0-25-3-63-21-99-19-38-46-59-49-59-2 0-3 1-3 3 0 1 0 1 6 8 31 30 49 81 49 147 0 54-12 110-51 150-4 3-4 4-4 5 0 2 1 3 3 3 3 0 32-22 50-61 16-35 20-71 20-97z">
              <text:p/>
            </draw:path>
            <draw:path draw:style-name="gr4" draw:text-style-name="P4" draw:layer="layout" svg:width="0.012cm" svg:height="0.202cm" svg:x="5.747cm" svg:y="8.334cm" svg:viewBox="0 0 13 203" svg:d="M0 192c0 5 0 11 6 11 7 0 7-6 7-11 0-60 0-120 0-180 0-5 0-12-7-12-6 0-6 6-6 12 0 60 0 120 0 180z">
              <text:p/>
            </draw:path>
            <draw:path draw:style-name="gr4" draw:text-style-name="P4" draw:layer="layout" svg:width="0.012cm" svg:height="0.202cm" svg:x="5.747cm" svg:y="8.523cm" svg:viewBox="0 0 13 203" svg:d="M0 192c0 4 0 11 6 11 7 0 7-6 7-11 0-60 0-120 0-180 0-5 0-12-7-12-6 0-6 6-6 12 0 60 0 120 0 180z">
              <text:p/>
            </draw:path>
            <draw:path draw:style-name="gr4" draw:text-style-name="P4" draw:layer="layout" svg:width="0.192cm" svg:height="0.244cm" svg:x="5.868cm" svg:y="8.408cm" svg:viewBox="0 0 193 245" svg:d="M187 13c4-1 6-3 6-7 0-3-2-6-6-6-2 0-4 1-6 2-58 27-117 55-175 83-5 2-6 4-6 7 0 2 2 4 6 7 58 27 117 55 175 82 4 2 5 2 6 2 4 0 6-3 6-7 0-2-1-4-7-7-55-26-110-51-165-77 55-26 111-52 166-79zM182 245c5 0 11 0 11-7 0-6-7-6-11-6-57 0-114 0-170 0-6 0-12 0-12 6 0 7 5 7 11 7 57 0 114 0 171 0z">
              <text:p/>
            </draw:path>
            <draw:path draw:style-name="gr4" draw:text-style-name="P4" draw:layer="layout" svg:width="0.125cm" svg:height="0.21cm" svg:x="6.139cm" svg:y="8.398cm" svg:viewBox="0 0 126 211" svg:d="M24 186c11-11 22-21 34-32 49-43 68-60 68-92 0-36-29-62-68-62-35 0-58 30-58 58 0 18 15 18 16 18 6 0 17-5 17-18 0-8-6-16-17-16-3 0-3 0-4 0 8-20 24-32 43-32 29 0 42 26 42 52 0 25-16 50-33 69-20 23-40 45-60 68-4 3-4 4-4 12 39 0 78 0 117 0 3-19 6-37 9-55-3 0-5 0-8 0-2 10-4 23-7 28-2 2-23 2-30 2-19 0-38 0-57 0z">
              <text:p/>
            </draw:path>
            <draw:path draw:style-name="gr4" draw:text-style-name="P4" draw:layer="layout" svg:width="0.129cm" svg:height="0.228cm" svg:x="6.294cm" svg:y="8.385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4" draw:text-style-name="P4" draw:layer="layout" svg:width="0.174cm" svg:height="0.226cm" svg:x="1.714cm" svg:y="8.818cm" svg:viewBox="0 0 175 227" svg:d="M175 13c0-4 0-5 0-6 0-3-1-7-6-7-3 0-5 4-7 8-9 23-17 46-26 69-32 0-64 0-96 0-9-23-18-46-27-69-1-4-2-8-7-8-2 0-6 4-6 7 1 2 0 1 2 6 26 69 53 138 79 207 1 4 3 7 7 7 5 0 6-4 6-7 27-69 54-138 81-207zM45 90c28 0 57 0 85 0-14 37-28 75-42 112-14-37-29-75-43-112z">
              <text:p/>
            </draw:path>
            <draw:path draw:style-name="gr4" draw:text-style-name="P4" draw:layer="layout" svg:width="0.142cm" svg:height="0.221cm" svg:x="1.907cm" svg:y="8.818cm" svg:viewBox="0 0 143 222" svg:d="M72 12c1-5 1-4 1-6 0-4-3-6-6-6-2 0-2 0-3 1-14 0-27 1-41 2-4 0-10 1-10 9 0 6 6 6 9 6s9 0 13 1c-3 10-6 24-9 36-7 29-15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4" draw:text-style-name="P4" draw:layer="layout" svg:width="0.157cm" svg:height="0.182cm" svg:x="2.168cm" svg:y="8.867cm" svg:viewBox="0 0 158 183" svg:d="M147 98c5 0 11 1 11-6s-6-7-11-7c-45 0-90 0-134 0 4-43 40-72 85-72 16 0 32 0 49 0 5 0 11 0 11-7 0-6-6-6-11-6-17 0-33 0-50 0-54 0-97 41-97 92s43 91 97 91c17 0 33 0 50 0 5 0 11 0 11-7 0-6-6-6-11-6-17 0-33 0-49 0-45 0-81-30-85-72 44 0 89 0 134 0z">
              <text:p/>
            </draw:path>
            <draw:path draw:style-name="gr4" draw:text-style-name="P4" draw:layer="layout" svg:width="0.2cm" svg:height="0.229cm" svg:x="2.45cm" svg:y="8.814cm" svg:viewBox="0 0 201 230" svg:d="M79 9c1-4 1-5 1-5 0-2-1-3-4-3s-12 4-18 7c-16 7-27 14-27 19 0 3 2 3 3 3 4 0 12-5 18-8-3 31-12 72-17 99-12 54-18 72-33 103-2 4-2 4-2 5s3 1 4 1c4 0 18-5 23-14 4-7 16-31 25-68 7-27 19-68 42-100 15-21 27-30 47-30 17 0 34 11 34 28 0 27-31 38-63 48-5 1-27 9-27 18 0 1 3 1 4 1s8-1 15-1c32 0 58 19 58 49 0 40-33 52-62 52-24 0-36-13-41-18-1-2-1-2-4-2-6 0-23 10-23 16 0 1 13 21 46 21 45 0 111-31 111-82 0-27-18-46-50-53 25-10 62-33 62-63 0-19-15-32-38-32-11 0-51 3-90 50 2-13 4-27 6-41z">
              <text:p/>
            </draw:path>
            <draw:path draw:style-name="gr4" draw:text-style-name="P4" draw:layer="layout" svg:width="0.036cm" svg:height="0.093cm" svg:x="2.686cm" svg:y="9.004cm" svg:viewBox="0 0 37 94" svg:d="M37 33c0-20-8-33-21-33-10 0-16 8-16 17 0 8 6 16 16 16 4 0 8-1 11-3 1-1 1-1 2-1s1 0 1 4c0 24-11 43-22 53-4 4-4 4-4 5 0 3 2 3 4 3 4 0 29-24 29-61z">
              <text:p/>
            </draw:path>
            <draw:path draw:style-name="gr4" draw:text-style-name="P4" draw:layer="layout" svg:width="0.175cm" svg:height="0.226cm" svg:x="2.798cm" svg:y="8.818cm" svg:viewBox="0 0 176 227" svg:d="M175 13c1-4 1-5 1-6 0-3-2-7-6-7s-6 4-7 8c-9 23-18 46-26 69-32 0-64 0-97 0-8-23-17-46-26-69-1-4-3-8-7-8-3 0-7 4-7 7 1 2 0 1 3 6 26 69 52 138 78 207 2 4 4 7 7 7 5 0 6-4 7-7 27-69 53-138 80-207zM45 90c29 0 58 0 86 0-14 37-28 75-43 112-14-37-29-75-43-112z">
              <text:p/>
            </draw:path>
            <draw:path draw:style-name="gr4" draw:text-style-name="P4" draw:layer="layout" svg:width="0.083cm" svg:height="0.211cm" svg:x="2.984cm" svg:y="8.828cm" svg:viewBox="0 0 84 212" svg:d="M81 12c0-7-5-12-12-12-9 0-17 8-17 17 0 5 4 11 12 11 7 0 17-7 17-16zM57 130c3-9 3-9 7-18 2-7 3-10 3-17 0-14-9-26-26-26-29 0-41 46-41 49s3 3 4 3c3 0 3 0 5-6 8-30 21-39 31-39 3 0 9 0 9 10 0 7-2 14-4 17-3 8-16 45-22 58-3 8-7 19-7 25 0 16 11 26 26 26 30 0 42-46 42-48 0-3-3-3-5-3-3 0-3 1-4 5-6 20-17 39-33 39-5 0-7-3-7-10 0-8 2-12 9-31 4-11 8-22 13-34z">
              <text:p/>
            </draw:path>
            <draw:path draw:style-name="gr4" draw:text-style-name="P4" draw:layer="layout" svg:width="0.156cm" svg:height="0.182cm" svg:x="3.198cm" svg:y="8.867cm" svg:viewBox="0 0 157 183" svg:d="M147 98c5 0 10 1 10-6s-5-7-10-7c-45 0-90 0-134 0 3-43 40-72 84-72 17 0 33 0 50 0 5 0 10 0 10-7 0-6-5-6-10-6-17 0-34 0-51 0-54 0-96 41-96 92s42 91 96 91c17 0 34 0 51 0 5 0 10 0 10-7 0-6-5-6-10-6-17 0-33 0-50 0-44 0-81-30-84-72 44 0 89 0 134 0z">
              <text:p/>
            </draw:path>
            <draw:path draw:style-name="gr4" draw:text-style-name="P4" draw:layer="layout" svg:width="0.042cm" svg:height="0.315cm" svg:x="3.507cm" svg:y="8.801cm" svg:viewBox="0 0 43 316" svg:d="M43 316c0-4 0-9 0-13-10 0-20 0-30 0 0-97 0-194 0-290 10 0 20 0 30 0 0-5 0-9 0-13-14 0-29 0-43 0 0 105 0 211 0 316 14 0 29 0 43 0z">
              <text:p/>
            </draw:path>
            <draw:path draw:style-name="gr4" draw:text-style-name="P4" draw:layer="layout" svg:width="0.147cm" svg:height="0.138cm" svg:x="3.575cm" svg:y="8.898cm" svg:viewBox="0 0 148 139" svg:d="M54 4c-2-2 0-4-5-4-7 0-30 3-38 4-3 0-6 0-6 6 0 3 3 3 8 3 15 0 16 2 16 6 0 2-5 17-7 25-6 26-13 52-19 77-1 6-3 14-3 15 0 3 3 3 4 3 2 0 3 0 5 0 22-3 57-16 89-45 42-40 50-82 50-85 0-5-3-9-9-9-2 0-9 1-12 11-20 71-69 107-105 119 11-42 21-84 32-126z">
              <text:p/>
            </draw:path>
            <draw:path draw:style-name="gr4" draw:text-style-name="P4" draw:layer="layout" svg:width="0.042cm" svg:height="0.315cm" svg:x="3.741cm" svg:y="8.801cm" svg:viewBox="0 0 43 316" svg:d="M43 0c-14 0-29 0-43 0 0 4 0 8 0 13 10 0 20 0 31 0 0 96 0 193 0 290-11 0-21 0-31 0 0 4 0 9 0 13 14 0 29 0 43 0 0-105 0-211 0-316z">
              <text:p/>
            </draw:path>
            <draw:path draw:style-name="gr4" draw:text-style-name="P4" draw:layer="layout" svg:width="0.108cm" svg:height="0.101cm" svg:x="3.831cm" svg:y="8.986cm" svg:viewBox="0 0 109 102" svg:d="M109 52c0-28-24-52-55-52s-54 24-54 52c0 27 24 50 54 50s55-23 55-50zM54 94c-8 0-20-2-27-13-6-9-7-21-7-32 0-9 1-22 8-31 5-6 15-12 26-12 13 0 22 7 28 14 6 8 6 19 6 29 0 11 0 23-7 32-5 9-16 13-27 13z">
              <text:p/>
            </draw:path>
            <draw:path draw:style-name="gr4" draw:text-style-name="P4" draw:layer="layout" svg:width="0.118cm" svg:height="0.156cm" svg:x="3.965cm" svg:y="8.931cm" svg:viewBox="0 0 119 157" svg:d="M69 3c0 2 0 5 0 8 15 0 16 2 16 12 0 16 0 31 0 46-8-8-18-12-30-12-30 0-55 21-55 49s24 51 52 51c18 0 29-10 33-15 0 5 0 10 0 15 11-1 22-2 34-3 0-3 0-6 0-8-15 0-16-2-16-13 0-44 0-89 0-133-12 1-23 2-34 3zM85 130c-6 11-18 20-32 20-13 0-21-7-25-14-5-6-7-15-7-30 0-4 0-21 9-31s19-13 26-13c11 0 20 5 26 14 3 3 3 3 3 8 0 15 0 31 0 46z">
              <text:p/>
            </draw:path>
            <draw:path draw:style-name="gr4" draw:text-style-name="P4" draw:layer="layout" svg:width="0.117cm" svg:height="0.156cm" svg:x="4.105cm" svg:y="8.931cm" svg:viewBox="0 0 118 157" svg:d="M68 3c0 2 0 5 0 8 15 0 17 2 17 12 0 16 0 31 0 46-9-8-19-12-31-12-30 0-54 21-54 49s23 51 51 51c18 0 29-10 33-15 0 5 0 10 0 15 11-1 22-2 34-3 0-3 0-6 0-8-15 0-16-2-16-13 0-44 0-89 0-133-11 1-23 2-34 3zM84 130c-6 11-17 20-32 20-12 0-21-7-25-14-5-6-7-15-7-30 0-4 0-21 9-31s20-13 26-13c11 0 21 5 26 14 3 3 3 3 3 8 0 15 0 31 0 46z">
              <text:p/>
            </draw:path>
            <draw:path draw:style-name="gr4" draw:text-style-name="P4" draw:layer="layout" svg:width="0.036cm" svg:height="0.093cm" svg:x="4.383cm" svg:y="9.004cm" svg:viewBox="0 0 37 94" svg:d="M37 33c0-20-8-33-21-33-10 0-16 8-16 17 0 8 6 16 16 16 4 0 8-1 11-3 1-1 1-1 2-1s1 0 1 4c0 24-11 43-22 53-4 4-4 4-4 5 0 3 2 3 4 3 4 0 29-24 29-61z">
              <text:p/>
            </draw:path>
            <draw:path draw:style-name="gr4" draw:text-style-name="P4" draw:layer="layout" svg:width="0.013cm" svg:height="0.202cm" svg:x="4.541cm" svg:y="8.762cm" svg:viewBox="0 0 14 203" svg:d="M0 192c0 5 0 11 7 11s7-6 7-11c0-60 0-120 0-180 0-5 0-12-7-12s-7 6-7 12c0 60 0 120 0 180z">
              <text:p/>
            </draw:path>
            <draw:path draw:style-name="gr4" draw:text-style-name="P4" draw:layer="layout" svg:width="0.013cm" svg:height="0.202cm" svg:x="4.541cm" svg:y="8.952cm" svg:viewBox="0 0 14 203" svg:d="M0 192c0 4 0 11 7 11s7-6 7-11c0-60 0-120 0-180 0-5 0-12-7-12s-7 6-7 12c0 60 0 120 0 180z">
              <text:p/>
            </draw:path>
            <draw:path draw:style-name="gr4" draw:text-style-name="P4" draw:layer="layout" svg:width="0.104cm" svg:height="0.028cm" svg:x="4.693cm" svg:y="8.827cm" svg:viewBox="0 0 105 29" svg:d="M105 4c-2-1-3-3-5-4-9 5-12 14-26 14-7 0-16-4-21-7-8-5-13-7-19-7-12 0-18 6-34 24 1 2 3 3 4 5 9-5 13-16 27-16 7 0 15 6 20 9 9 5 15 7 20 7 12 0 18-7 34-25z">
              <text:p/>
            </draw:path>
            <draw:path draw:style-name="gr4" draw:text-style-name="P4" draw:layer="layout" svg:width="0.208cm" svg:height="0.142cm" svg:x="4.611cm" svg:y="8.898cm" svg:viewBox="0 0 209 143" svg:d="M137 32c2-7 4-19 4-20 0-6-4-8-9-8-3 0-9 2-11 9-1 1-17 62-18 70-2 10-3 15-3 21 0 4 0 4 0 6-7 17-16 26-29 26-25 0-25-24-25-28 0-11 2-23 16-62 4-9 5-14 5-20 0-14-10-26-26-26-29 0-41 46-41 49s3 3 4 3c3 0 3-1 5-6 8-29 21-39 31-39 3 0 9 0 9 10 0 8-4 17-6 23-14 36-18 52-18 63 0 29 21 40 45 40 6 0 20 0 33-22 9 20 30 22 39 22 24 0 38-20 46-39 11-24 21-66 21-82 0-18-8-22-14-22-8 0-16 8-16 15 0 4 3 7 5 8 4 4 11 12 11 27 0 11-9 43-17 59s-19 27-35 27c-14 0-23-9-23-27 0-9 2-19 3-24 5-17 9-35 14-53z">
              <text:p/>
            </draw:path>
            <draw:path draw:style-name="gr4" draw:text-style-name="P4" draw:layer="layout" svg:width="0.073cm" svg:height="0.315cm" svg:x="4.867cm" svg:y="8.801cm" svg:viewBox="0 0 74 316" svg:d="M74 313c0-1 0-2-6-7-39-40-49-100-49-148 0-55 12-110 50-150 5-4 5-4 5-5 0-2-1-3-4-3s-31 22-49 61c-17 35-21 70-21 97 0 25 4 62 22 98 18 39 45 60 48 60s4-1 4-3z">
              <text:p/>
            </draw:path>
            <draw:path draw:style-name="gr4" draw:text-style-name="P4" draw:layer="layout" svg:width="0.142cm" svg:height="0.221cm" svg:x="4.976cm" svg:y="8.818cm" svg:viewBox="0 0 143 222" svg:d="M72 12c1-5 1-4 1-6 0-4-3-6-6-6-2 0-2 0-3 1-14 0-27 1-41 2-4 0-10 1-10 9 0 6 6 6 9 6s9 0 13 1c-3 10-6 24-9 36-7 29-14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4" draw:text-style-name="P4" draw:layer="layout" svg:width="0.113cm" svg:height="0.096cm" svg:x="5.14cm" svg:y="8.805cm" svg:viewBox="0 0 114 97" svg:d="M40 6c0-1 0-2 0-3-1-1 0-3-3-3-1 0-14 1-15 1-4 0-8 1-12 1s-6 1-6 5c0 3 2 3 5 3 11 0 11 2 11 3s-1 6-2 9c-4 15-7 30-11 45-5 22-7 27-7 27 0 3 4 3 4 3 2 0 3 0 4 0 20-3 48-13 71-34 31-27 35-56 35-57 0-3-3-6-8-6-7 0-9 5-11 12-9 31-38 65-76 76 7-27 14-54 21-82z">
              <text:p/>
            </draw:path>
            <draw:path draw:style-name="gr4" draw:text-style-name="P4" draw:layer="layout" svg:width="0.149cm" svg:height="0.01cm" svg:x="5.289cm" svg:y="8.841cm" svg:viewBox="0 0 150 11" svg:d="M141 11c4 0 9 0 9-5 0-6-5-6-9-6-44 0-88 0-132 0-4 0-9 0-9 5 0 6 5 6 9 6 44 0 88 0 132 0z">
              <text:p/>
            </draw:path>
            <draw:path draw:style-name="gr4" draw:text-style-name="P4" draw:layer="layout" svg:width="0.08cm" svg:height="0.146cm" svg:x="5.487cm" svg:y="8.756cm" svg:viewBox="0 0 81 147" svg:d="M50 6c0-6-1-6-7-6-13 13-34 13-43 13 0 3 0 6 0 9 5 0 20 0 32-7 0 38 0 76 0 114 0 7 0 10-22 10-3 0-6 0-8 0 0 2 0 5 0 8 3 0 31-1 39-1 7 0 35 1 40 1 0-3 0-6 0-8-3 0-6 0-9 0-22 0-22-3-22-10 0-41 0-82 0-123z">
              <text:p/>
            </draw:path>
            <draw:path draw:style-name="gr4" draw:text-style-name="P4" draw:layer="layout" svg:width="0.066cm" svg:height="0.148cm" svg:x="5.135cm" svg:y="8.979cm" svg:viewBox="0 0 67 149" svg:d="M61 9c0-4-3-9-9-9-5 0-12 6-12 13 0 3 3 8 9 8s12-7 12-12zM16 121c-1 3-2 6-2 9 0 10 9 19 21 19 23 0 32-30 32-34 0-3-2-2-3-3-4 0-4 1-5 4-5 18-15 27-23 27-5 0-5-3-5-8s0-9 3-14c2-6 5-12 6-18 3-5 11-25 11-27 1-3 2-6 2-8 0-10-9-19-21-19-22 0-32 30-32 34 0 3 3 3 4 3 3 0 3-1 4-3 5-19 15-27 23-27 4 0 6 2 6 7s-1 9-7 22c-5 12-9 24-14 36z">
              <text:p/>
            </draw:path>
            <draw:path draw:style-name="gr4" draw:text-style-name="P4" draw:layer="layout" svg:width="0.073cm" svg:height="0.315cm" svg:x="5.623cm" svg:y="8.801cm" svg:viewBox="0 0 74 316" svg:d="M74 158c0-25-4-63-22-99-19-38-46-59-49-59-2 0-3 1-3 3 0 1 0 1 6 7 31 31 49 82 49 148 0 54-12 109-51 150-4 3-4 4-4 5 0 2 1 3 3 3 3 0 32-22 50-61 16-35 21-71 21-97z">
              <text:p/>
            </draw:path>
            <draw:path draw:style-name="gr4" draw:text-style-name="P4" draw:layer="layout" svg:width="0.012cm" svg:height="0.202cm" svg:x="5.774cm" svg:y="8.762cm" svg:viewBox="0 0 13 203" svg:d="M0 192c0 5 0 11 6 11 7 0 7-6 7-11 0-60 0-120 0-180 0-5 0-12-7-12-6 0-6 6-6 12 0 60 0 120 0 180z">
              <text:p/>
            </draw:path>
            <draw:path draw:style-name="gr4" draw:text-style-name="P4" draw:layer="layout" svg:width="0.012cm" svg:height="0.202cm" svg:x="5.774cm" svg:y="8.952cm" svg:viewBox="0 0 13 203" svg:d="M0 192c0 4 0 11 6 11 7 0 7-6 7-11 0-60 0-120 0-180 0-5 0-12-7-12-6 0-6 6-6 12 0 60 0 120 0 180z">
              <text:p/>
            </draw:path>
            <draw:path draw:style-name="gr4" draw:text-style-name="P4" draw:layer="layout" svg:width="0.192cm" svg:height="0.243cm" svg:x="5.895cm" svg:y="8.837cm" svg:viewBox="0 0 193 244" svg:d="M187 13c4-1 6-3 6-7 0-3-2-6-6-6-2 0-4 1-6 2-58 27-117 55-175 83-5 1-6 4-6 7 0 2 2 4 6 7 58 27 117 55 175 82 4 2 5 2 6 2 4 0 6-3 6-7 0-2-1-4-7-7-55-26-110-51-164-77 55-26 110-52 165-79zM182 244c5 0 11 0 11-6 0-7-7-7-11-7-57 0-114 0-170 0-6 0-12 0-12 7 0 6 5 6 11 6 57 0 114 0 171 0z">
              <text:p/>
            </draw:path>
            <draw:path draw:style-name="gr4" draw:text-style-name="P4" draw:layer="layout" svg:width="0.125cm" svg:height="0.21cm" svg:x="6.166cm" svg:y="8.827cm" svg:viewBox="0 0 126 211" svg:d="M24 186c11-11 22-21 34-32 49-43 68-60 68-93 0-36-29-61-68-61-35 0-58 30-58 58 0 18 15 18 16 18 6 0 17-5 17-18 0-8-6-16-17-16-3 0-3 0-4 0 8-20 25-32 43-32 29 0 42 26 42 51 0 26-16 51-33 70-20 23-40 45-60 68-4 3-4 4-4 12 39 0 78 0 117 0 3-19 6-37 9-55-3 0-5 0-8 0-2 10-4 23-7 28-2 2-23 2-30 2-19 0-38 0-57 0z">
              <text:p/>
            </draw:path>
            <draw:path draw:style-name="gr4" draw:text-style-name="P4" draw:layer="layout" svg:width="0.129cm" svg:height="0.228cm" svg:x="6.321cm" svg:y="8.813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4" draw:text-style-name="P4" draw:layer="layout" svg:width="0.192cm" svg:height="0.012cm" svg:x="6.504cm" svg:y="8.952cm" svg:viewBox="0 0 193 13" svg:d="M182 13c5 0 11 1 11-6s-6-7-11-7c-57 0-114 0-171 0-6 0-11 0-11 7s5 6 11 6c57 0 114 0 171 0z">
              <text:p/>
            </draw:path>
            <draw:path draw:style-name="gr4" draw:text-style-name="P4" draw:layer="layout" svg:width="0.103cm" svg:height="0.21cm" svg:x="6.77cm" svg:y="8.827cm" svg:viewBox="0 0 104 211" svg:d="M65 8c0-7 0-8-7-8-20 21-48 21-58 21 0 3 0 6 0 10 6 0 25 0 41-9 0 55 0 110 0 164 0 11-1 15-29 15-4 0-7 0-10 0 0 3 0 6 0 10 11-1 38-1 51-1s41 0 51 1c0-4 0-7 0-10-3 0-6 0-10 0-28 0-29-3-29-15 0-59 0-119 0-178z">
              <text:p/>
            </draw:path>
            <draw:path draw:style-name="gr4" draw:text-style-name="P4" draw:layer="layout" svg:width="0.174cm" svg:height="0.225cm" svg:x="1.714cm" svg:y="9.203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4" draw:text-style-name="P4" draw:layer="layout" svg:width="0.142cm" svg:height="0.22cm" svg:x="1.907cm" svg:y="9.203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4" draw:text-style-name="P4" draw:layer="layout" svg:width="0.157cm" svg:height="0.183cm" svg:x="2.168cm" svg:y="9.251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4" draw:text-style-name="P4" draw:layer="layout" svg:width="0.2cm" svg:height="0.229cm" svg:x="2.45cm" svg:y="9.198cm" svg:viewBox="0 0 201 230" svg:d="M79 9c1-4 1-5 1-5 0-2-1-3-4-3s-12 4-18 8c-16 7-27 13-27 19 0 2 2 2 3 2 4 0 12-5 18-8-3 31-12 72-17 99-12 54-18 72-33 104-2 3-2 3-2 4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4" draw:text-style-name="P4" draw:layer="layout" svg:width="0.036cm" svg:height="0.093cm" svg:x="2.686cm" svg:y="9.388cm" svg:viewBox="0 0 37 94" svg:d="M37 33c0-20-8-33-21-33-10 0-16 8-16 17 0 8 6 16 16 16 4 0 8-1 11-3 1-1 1-1 2-1s1 0 1 4c0 24-11 43-22 53-4 4-4 4-4 5 0 3 2 3 4 3 4 0 29-24 29-61z">
              <text:p/>
            </draw:path>
            <draw:path draw:style-name="gr4" draw:text-style-name="P4" draw:layer="layout" svg:width="0.156cm" svg:height="0.222cm" svg:x="2.815cm" svg:y="9.203cm" svg:viewBox="0 0 157 223" svg:d="M96 127c13 33 28 82 34 89 4 6 8 6 16 6 2 0 5 0 7 0 4 0 4-2 4-2 0-1-1-2-2-3-3-4-5-8-7-15-22-60-43-120-64-180-8-18-25-22-39-22-2 0-6 0-6 3 0 2 1 2 2 3 11 2 14 4 21 25 10 29 20 58 31 87-29 29-59 57-88 86-3 4-5 6-5 10 0 6 5 9 10 9s7-3 10-6c25-30 51-60 76-90z">
              <text:p/>
            </draw:path>
            <draw:path draw:style-name="gr4" draw:text-style-name="P4" draw:layer="layout" svg:width="0.073cm" svg:height="0.315cm" svg:x="3.014cm" svg:y="9.185cm" svg:viewBox="0 0 74 316" svg:d="M74 313c0-1 0-2-6-7-39-40-49-100-49-148 0-55 12-110 50-150 5-4 5-4 5-5 0-2-2-3-4-3-3 0-31 22-50 61-16 35-20 70-20 97 0 25 4 63 21 98 19 39 46 60 49 60 2 0 4-1 4-3z">
              <text:p/>
            </draw:path>
            <draw:path draw:style-name="gr4" draw:text-style-name="P4" draw:layer="layout" svg:width="0.143cm" svg:height="0.22cm" svg:x="3.122cm" svg:y="9.203cm" svg:viewBox="0 0 144 221" svg:d="M73 11c1-5 0-4 1-6 0-4-4-5-7-5-1 0-1 0-2 0-14 1-27 1-41 2-4 0-10 1-10 10 0 5 6 5 8 5 4 0 9 0 13 1-2 11-5 24-8 36-8 29-15 58-23 87-4 18-4 22-4 29 0 41 31 51 54 51 58 0 90-51 90-92 0-40-29-53-56-53-14 0-27 6-34 10 6-25 13-50 19-75zM55 211c-13 0-23-8-23-27 0-10 3-22 6-32 2-12 8-33 10-43 1-6 19-22 39-22 19 0 21 17 21 25 0 16-11 54-15 67-11 26-29 32-38 32z">
              <text:p/>
            </draw:path>
            <draw:path draw:style-name="gr4" draw:text-style-name="P4" draw:layer="layout" svg:width="0.073cm" svg:height="0.315cm" svg:x="3.289cm" svg:y="9.185cm" svg:viewBox="0 0 74 316" svg:d="M74 158c0-25-4-63-21-99-20-38-47-59-49-59s-4 1-4 3c0 1 0 1 6 8 31 30 49 81 49 147 0 54-12 110-51 150-4 3-4 4-4 5 0 2 2 3 4 3s31-22 50-61c16-35 20-71 20-97z">
              <text:p/>
            </draw:path>
            <draw:path draw:style-name="gr4" draw:text-style-name="P4" draw:layer="layout" svg:width="0.192cm" svg:height="0.244cm" svg:x="3.508cm" svg:y="9.221cm" svg:viewBox="0 0 193 245" svg:d="M187 13c4-1 6-3 6-7 0-3-2-6-7-6-1 0-4 1-5 2-58 27-117 55-175 83-5 2-6 4-6 7 0 2 2 4 6 7 58 27 117 55 175 82 4 2 4 2 5 2 4 0 7-3 7-7 0-2-1-4-7-7-55-26-110-51-165-77 55-26 111-52 166-79zM182 245c5 0 11 0 11-7 0-6-7-6-11-6-57 0-114 0-171 0-5 0-11 0-11 6 0 7 5 7 11 7 57 0 114 0 171 0z">
              <text:p/>
            </draw:path>
            <draw:path draw:style-name="gr4" draw:text-style-name="P4" draw:layer="layout" svg:width="0.148cm" svg:height="0.207cm" svg:x="3.825cm" svg:y="9.282cm" svg:viewBox="0 0 149 208" svg:d="M1 194c-1 4-1 5-1 6 0 4 4 8 9 8 6 0 10-6 11-6 2-3 11-45 20-80 7 13 17 21 31 21 37 0 78-44 78-92 0-33-20-51-44-51-30 0-64 31-74 70-10 42-20 83-30 124zM71 137c-22 0-27-26-27-29 0-1 2-7 3-12 8-35 11-47 19-59 13-23 28-30 38-30 12 0 23 9 23 31 0 18-10 53-18 68-11 20-26 31-38 31z">
              <text:p/>
            </draw:path>
            <draw:path draw:style-name="gr4" draw:text-style-name="P4" draw:layer="layout" svg:width="0.174cm" svg:height="0.225cm" svg:x="1.714cm" svg:y="9.587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4" draw:text-style-name="P4" draw:layer="layout" svg:width="0.142cm" svg:height="0.22cm" svg:x="1.907cm" svg:y="9.587cm" svg:viewBox="0 0 143 221" svg:d="M72 11c1-5 1-4 1-6 0-4-3-5-6-5-2 0-2 0-3 0-14 1-27 1-41 2-4 1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4" draw:text-style-name="P4" draw:layer="layout" svg:width="0.157cm" svg:height="0.183cm" svg:x="2.168cm" svg:y="9.635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4" draw:text-style-name="P4" draw:layer="layout" svg:width="0.2cm" svg:height="0.229cm" svg:x="2.45cm" svg:y="9.582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4" draw:text-style-name="P4" draw:layer="layout" svg:width="0.036cm" svg:height="0.093cm" svg:x="2.686cm" svg:y="9.772cm" svg:viewBox="0 0 37 94" svg:d="M37 33c0-20-8-33-21-33-10 0-16 8-16 17 0 8 6 17 16 17 4 0 8-2 11-4 1-1 1-1 2-1s1 0 1 4c0 24-11 43-22 53-4 4-4 4-4 6s2 2 4 2c4 0 29-24 29-61z">
              <text:p/>
            </draw:path>
            <draw:path draw:style-name="gr4" draw:text-style-name="P4" draw:layer="layout" svg:width="0.156cm" svg:height="0.222cm" svg:x="2.815cm" svg:y="9.587cm" svg:viewBox="0 0 157 223" svg:d="M96 127c13 33 28 82 34 89 4 6 8 6 16 6 2 0 5 0 7 0 4 0 4-2 4-2 0-1-1-2-2-3-3-4-5-8-7-15-22-60-43-120-64-180-8-18-25-22-39-22-2 0-6 0-6 4 0 1 1 1 2 2 11 2 14 4 21 25 10 29 20 58 31 87-29 29-59 57-88 86-3 4-5 6-5 10 0 6 5 9 10 9s7-3 10-6c25-30 51-60 76-90z">
              <text:p/>
            </draw:path>
            <draw:path draw:style-name="gr4" draw:text-style-name="P4" draw:layer="layout" svg:width="0.073cm" svg:height="0.315cm" svg:x="3.014cm" svg:y="9.569cm" svg:viewBox="0 0 74 316" svg:d="M74 313c0-1 0-2-6-7-39-40-49-100-49-148 0-55 12-110 50-150 5-4 5-4 5-4 0-3-2-4-4-4-3 0-31 22-50 62-16 34-20 69-20 96 0 25 4 63 21 98 19 40 46 60 49 60 2 0 4-1 4-3z">
              <text:p/>
            </draw:path>
            <draw:path draw:style-name="gr4" draw:text-style-name="P4" draw:layer="layout" svg:width="0.143cm" svg:height="0.22cm" svg:x="3.122cm" svg:y="9.587cm" svg:viewBox="0 0 144 221" svg:d="M73 11c1-5 0-4 1-6 0-4-4-5-7-5-1 0-1 0-2 0-14 1-27 1-41 2-4 1-10 1-10 10 0 5 6 5 8 5 4 0 9 0 13 1-2 11-5 24-8 36-8 29-15 58-23 87-4 18-4 22-4 29 0 41 31 51 54 51 58 0 90-51 90-92 0-40-29-53-56-53-14 0-27 6-34 10 6-25 13-50 19-75zM55 211c-13 0-23-8-23-27 0-10 3-22 6-32 2-12 8-33 10-43 1-6 19-22 39-22 19 0 21 17 21 25 0 16-11 55-15 67-11 26-29 32-38 32z">
              <text:p/>
            </draw:path>
            <draw:path draw:style-name="gr4" draw:text-style-name="P4" draw:layer="layout" svg:width="0.037cm" svg:height="0.093cm" svg:x="3.298cm" svg:y="9.772cm" svg:viewBox="0 0 38 94" svg:d="M38 33c0-20-8-33-21-33-11 0-17 8-17 17 0 8 6 17 17 17 4 0 8-2 11-4 1-1 1-1 2-1 0 1 1 0 1 4 0 24-12 43-22 53-3 4-4 4-4 6s2 2 4 2c3 0 29-24 29-61z">
              <text:p/>
            </draw:path>
            <draw:path draw:style-name="gr4" draw:text-style-name="P4" draw:layer="layout" svg:width="0.148cm" svg:height="0.139cm" svg:x="3.428cm" svg:y="9.666cm" svg:viewBox="0 0 149 140" svg:d="M54 4c-1-2 0-4-4-4-8 0-30 3-38 4-3 0-7 0-7 6 0 3 3 3 8 3 15 0 16 2 16 6 0 2-4 17-7 25-6 26-12 52-18 78-2 5-3 9-4 14 0 3 4 4 5 4 2 0 3 0 5 0 21-4 56-16 89-46 41-39 50-82 50-85 0-5-4-9-10-9-1 0-9 2-11 11-21 72-69 107-105 119 11-42 21-84 31-126z">
              <text:p/>
            </draw:path>
            <draw:path draw:style-name="gr4" draw:text-style-name="P4" draw:layer="layout" svg:width="0.192cm" svg:height="0.012cm" svg:x="3.685cm" svg:y="9.721cm" svg:viewBox="0 0 193 13" svg:d="M182 13c5 0 11 0 11-7 0-6-6-6-11-6-57 0-114 0-171 0-6 0-11 0-11 6 0 7 5 7 11 7 57 0 114 0 171 0z">
              <text:p/>
            </draw:path>
            <draw:path draw:style-name="gr4" draw:text-style-name="P4" draw:layer="layout" svg:width="0.103cm" svg:height="0.21cm" svg:x="4.002cm" svg:y="9.596cm" svg:viewBox="0 0 104 211" svg:d="M65 8c0-8 0-8-7-8-20 20-48 20-58 20 0 3 0 6 0 10 6 0 25 0 41-8 0 54 0 109 0 163 0 11-1 16-29 16-4 0-7 0-10 0 0 3 0 6 0 10 11-2 38-2 51-2s41 0 51 2c0-4 0-7 0-10-3 0-6 0-10 0-28 0-29-4-29-16 0-59 0-118 0-177z">
              <text:p/>
            </draw:path>
            <draw:path draw:style-name="gr4" draw:text-style-name="P4" draw:layer="layout" svg:width="0.072cm" svg:height="0.315cm" svg:x="4.151cm" svg:y="9.569cm" svg:viewBox="0 0 73 316" svg:d="M73 158c0-25-4-63-21-99-19-38-46-59-49-59-2 0-3 1-3 4l5 7c32 30 50 81 50 147 0 54-12 110-51 150-4 3-4 4-4 5 0 2 1 3 3 3 3 0 31-21 50-61 16-35 20-71 20-97z">
              <text:p/>
            </draw:path>
            <draw:path draw:style-name="gr4" draw:text-style-name="P4" draw:layer="layout" svg:width="0.192cm" svg:height="0.244cm" svg:x="4.37cm" svg:y="9.605cm" svg:viewBox="0 0 193 245" svg:d="M187 13c4-1 6-3 6-7 0-3-2-6-6-6-2 0-4 1-6 2-58 27-117 55-175 83-5 2-6 4-6 7 0 2 2 5 6 7 58 27 117 55 175 82 4 3 5 3 6 3 4 0 6-4 6-8 0-2-1-4-7-7-55-26-110-51-164-77 55-26 110-52 165-79zM182 245c5 0 11 0 11-7 0-6-7-6-11-6-57 0-114 0-170 0-6 0-12 0-12 6 0 7 5 7 11 7 57 0 114 0 171 0z">
              <text:p/>
            </draw:path>
            <draw:path draw:style-name="gr4" draw:text-style-name="P4" draw:layer="layout" svg:width="0.148cm" svg:height="0.207cm" svg:x="4.686cm" svg:y="9.666cm" svg:viewBox="0 0 149 208" svg:d="M1 194c-1 5-1 5-1 6 0 4 4 8 9 8 7 0 11-6 11-6 2-3 11-45 20-80 7 13 17 21 32 21 37 0 77-44 77-91 0-34-20-52-44-52-30 0-64 31-73 70-10 42-21 83-31 124zM71 137c-22 0-27-25-27-29 0-1 2-7 3-12 9-35 11-47 19-59 13-23 29-30 39-30 12 0 22 9 22 31 0 18-9 53-18 68-10 20-25 31-38 31z">
              <text:p/>
            </draw:path>
            <draw:path draw:style-name="gr4" draw:text-style-name="P4" draw:layer="layout" svg:width="0.192cm" svg:height="0.012cm" svg:x="4.937cm" svg:y="9.721cm" svg:viewBox="0 0 193 13" svg:d="M182 13c5 0 11 0 11-7 0-6-6-6-11-6-57 0-114 0-171 0-6 0-11 0-11 6 0 7 5 7 11 7 57 0 114 0 171 0z">
              <text:p/>
            </draw:path>
            <draw:path draw:style-name="gr4" draw:text-style-name="P4" draw:layer="layout" svg:width="0.103cm" svg:height="0.21cm" svg:x="5.255cm" svg:y="9.596cm" svg:viewBox="0 0 104 211" svg:d="M65 8c0-8 0-8-7-8-20 20-47 20-58 20 0 3 0 6 0 10 6 0 25 0 41-8 0 54 0 109 0 163 0 11-1 16-28 16-4 0-8 0-11 0 0 3 0 6 0 10 11-2 38-2 51-2s41 0 51 2c0-4 0-7 0-10-3 0-6 0-10 0-28 0-29-4-29-16 0-59 0-118 0-177z">
              <text:p/>
            </draw:path>
            <draw:path draw:style-name="gr4" draw:text-style-name="P4" draw:layer="layout" svg:width="0.143cm" svg:height="0.221cm" svg:x="1.73cm" svg:y="10.02cm" svg:viewBox="0 0 144 222" svg:d="M73 11c1-5 1-5 1-6 0-3-4-5-7-5-1 0-1 0-2 0-14 1-27 2-41 3-4 0-11 0-11 9 0 5 7 5 9 5 3 0 9 0 13 1-3 11-5 24-9 36-7 29-14 58-22 87-4 18-4 22-4 29 0 41 31 52 54 52 58 0 90-52 90-93 0-39-30-53-56-53-15 0-28 7-34 10 6-25 13-50 19-75zM55 211c-13 0-24-7-24-27 0-9 4-21 6-31 3-13 9-34 11-43 1-6 19-22 39-22 19 0 21 17 21 24 0 17-11 55-15 68-11 25-29 31-38 31z">
              <text:p/>
            </draw:path>
            <draw:path draw:style-name="gr4" draw:text-style-name="P4" draw:layer="layout" svg:width="0.157cm" svg:height="0.183cm" svg:x="1.993cm" svg:y="10.068cm" svg:viewBox="0 0 158 184" svg:d="M147 98c5 0 11 0 11-6 0-7-6-7-11-7-45 0-90 0-134 0 3-42 40-72 84-72 17 0 33 0 50 0 5 0 11 0 11-7 0-6-6-6-11-6-17 0-33 0-50 0-54 0-97 41-97 92 0 50 43 92 97 92 17 0 33 0 50 0 5 0 11 0 11-7 0-6-6-6-11-6-17 0-33 0-50 0-44 0-81-31-84-73 44 0 89 0 134 0z">
              <text:p/>
            </draw:path>
            <draw:path draw:style-name="gr4" draw:text-style-name="P4" draw:layer="layout" svg:width="0.2cm" svg:height="0.229cm" svg:x="2.275cm" svg:y="10.016cm" svg:viewBox="0 0 201 230" svg:d="M79 8c1-4 1-4 1-4 0-3-1-4-4-4s-13 4-19 8c-15 7-26 14-26 19 0 2 1 2 3 2 4 0 12-5 18-7-3 31-12 71-17 99-12 53-18 72-33 103-2 3-1 2-2 4 0 2 3 2 4 2 4 0 18-6 23-15 4-7 16-30 25-67 7-27 19-68 42-100 14-21 27-31 47-31 17 0 33 11 33 28 0 28-30 38-63 49-4 1-26 9-26 17 0 1 2 2 3 2 2 0 9-1 15-1 33 0 59 18 59 49 0 39-34 51-63 51-24 0-36-12-40-17-1-2-1-2-4-2-6 0-23 9-23 15 0 1 12 22 46 22 45 0 111-31 111-82 0-27-18-47-50-53 25-10 62-34 62-64 0-18-16-31-39-31-11 0-51 3-89 50 2-14 4-28 6-42z">
              <text:p/>
            </draw:path>
            <draw:path draw:style-name="gr4" draw:text-style-name="P4" draw:layer="layout" svg:width="0.28cm" svg:height="0.165cm" svg:x="2.588cm" svg:y="10.077cm" svg:viewBox="0 0 281 166" svg:d="M247 89c-18 14-27 26-29 31-15 21-16 41-16 42 0 4 3 4 6 4 5 0 5-1 6-7 7-31 26-57 62-72 4-2 5-2 5-4s-2-3-3-4c-13-5-52-21-64-74-1-4-1-5-6-5-3 0-6 0-6 4 5 14 2 20 15 42 6 10 16 21 30 30-79 0-157 0-235 0-7 0-12 0-12 7 0 6 5 6 12 6 78 0 156 0 235 0z">
              <text:p/>
            </draw:path>
            <draw:path draw:style-name="gr4" draw:text-style-name="P4" draw:layer="layout" svg:width="0.164cm" svg:height="0.012cm" svg:x="2.975cm" svg:y="9.969cm" svg:viewBox="0 0 165 13" svg:d="M0 0c55 0 110 0 165 0 0 4 0 8 0 13-55 0-110 0-165 0 0-5 0-9 0-13z">
              <text:p/>
            </draw:path>
            <draw:path draw:style-name="gr4" draw:text-style-name="P4" draw:layer="layout" svg:width="0.143cm" svg:height="0.221cm" svg:x="2.991cm" svg:y="10.02cm" svg:viewBox="0 0 144 222" svg:d="M72 11c2-5 2-5 2-6 0-3-4-5-7-5-1 0-2 0-2 0-14 1-28 2-42 3-4 0-10 0-10 9 0 5 7 5 9 5 3 0 9 0 13 1-3 11-5 24-9 36-7 29-14 58-22 87-4 18-4 22-4 29 0 41 30 52 54 52 57 0 90-52 90-93 0-39-30-53-56-53-15 0-28 7-34 10 6-25 12-50 18-75zM54 211c-12 0-23-7-23-27 0-9 4-21 6-31 3-13 9-34 11-43 1-6 19-22 38-22 20 0 22 17 22 24 0 17-11 55-16 68-11 25-28 31-38 31z">
              <text:p/>
            </draw:path>
            <draw:path draw:style-name="gr4" draw:text-style-name="P4" draw:layer="layout" svg:width="0.156cm" svg:height="0.183cm" svg:x="3.254cm" svg:y="10.068cm" svg:viewBox="0 0 157 184" svg:d="M147 98c5 0 10 0 10-6 0-7-5-7-10-7-45 0-90 0-134 0 3-42 40-72 84-72 17 0 33 0 50 0 5 0 10 0 10-7 0-6-5-6-10-6-17 0-34 0-51 0-54 0-96 41-96 92 0 50 42 92 96 92 17 0 34 0 51 0 5 0 10 0 10-7 0-6-5-6-10-6-17 0-33 0-50 0-44 0-81-31-84-73 44 0 89 0 134 0z">
              <text:p/>
            </draw:path>
            <draw:path draw:style-name="gr4" draw:text-style-name="P4" draw:layer="layout" svg:width="0.2cm" svg:height="0.229cm" svg:x="3.535cm" svg:y="10.016cm" svg:viewBox="0 0 201 230" svg:d="M79 8c0-4 0-4 0-4 0-3 0-4-3-4s-13 4-19 8c-15 7-26 14-26 19 0 2 1 2 2 2 5 0 13-5 18-7-3 31-11 71-17 99-12 53-17 72-32 103-2 3-1 2-2 4 0 2 2 1 3 2 5 0 19-6 23-15 5-7 16-30 26-67 7-27 19-68 42-100 14-21 27-31 47-31 17 0 33 11 33 28 0 28-30 38-63 49-4 1-26 9-26 17 0 1 2 2 3 2 2 0 9-1 15-1 33 0 58 18 58 49 0 39-33 51-62 51-24 0-36-12-40-17-1-2-1-2-4-2-7 0-24 9-24 15 0 1 13 22 47 22 45 0 110-31 110-82 0-27-17-47-49-53 25-10 62-34 62-64 0-18-16-31-39-31-11 0-51 3-89 50 2-14 4-28 6-42z">
              <text:p/>
            </draw:path>
            <draw:path draw:style-name="gr4" draw:text-style-name="P4" draw:layer="layout" svg:width="0.072cm" svg:height="0.315cm" svg:x="1.745cm" svg:y="10.436cm" svg:viewBox="0 0 73 316" svg:d="M73 312c0-1 0-1-6-6-39-41-49-100-49-149 0-54 13-109 51-149 4-4 4-4 4-5 0-2-1-3-3-3-3 0-31 22-50 61-16 35-20 70-20 96s4 63 21 99c19 39 46 60 49 60 2 0 3-1 3-4z">
              <text:p/>
            </draw:path>
            <draw:path draw:style-name="gr4" draw:text-style-name="P4" draw:layer="layout" svg:width="0.132cm" svg:height="0.217cm" svg:x="1.849cm" svg:y="10.462cm" svg:viewBox="0 0 133 218" svg:d="M133 110c0-25-1-52-12-75-15-30-41-35-54-35-19 0-42 8-55 38-10 21-12 47-12 72 0 23 2 52 14 75 14 26 37 33 53 33 17 0 41-7 54-37 11-22 12-47 12-71zM67 211c-13 0-31-9-37-38-3-19-3-49-3-68 0-20 0-40 2-57 6-38 29-41 38-41 10 0 31 6 37 37 3 18 3 41 3 61 0 25 0 46-4 66-4 31-22 40-36 40z">
              <text:p/>
            </draw:path>
            <draw:path draw:style-name="gr4" draw:text-style-name="P4" draw:layer="layout" svg:width="0.103cm" svg:height="0.21cm" svg:x="2.024cm" svg:y="10.462cm" svg:viewBox="0 0 104 211" svg:d="M65 8c0-7 0-8-7-8-20 21-48 21-58 21 0 3 0 6 0 10 6 0 24 0 41-9 0 54 0 109 0 163 0 12-1 16-29 16-4 0-7 0-10 0 0 3 0 6 0 10 11-1 38-1 51-1s40 0 51 1c0-4 0-7 0-10-3 0-7 0-10 0-28 0-29-4-29-16 0-59 0-118 0-177z">
              <text:p/>
            </draw:path>
            <draw:path draw:style-name="gr4" draw:text-style-name="P4" draw:layer="layout" svg:width="0.073cm" svg:height="0.315cm" svg:x="2.171cm" svg:y="10.436cm" svg:viewBox="0 0 74 316" svg:d="M74 157c0-24-4-63-22-98-19-39-46-59-48-59s-4 1-4 3c0 1 0 1 6 7 31 31 49 82 49 147 0 54-12 110-51 151-4 3-4 3-4 4 0 3 2 4 4 4s31-22 50-62c15-34 20-70 20-97z">
              <text:p/>
            </draw:path>
            <draw:path draw:style-name="gr4" draw:text-style-name="P4" draw:layer="layout" svg:width="0.088cm" svg:height="0.069cm" svg:x="2.333cm" svg:y="10.388cm" svg:viewBox="0 0 89 70" svg:d="M30 6c0-2 0-2 0-3 0-3-2-3-5-3-6 1-13 1-20 2-2 0-2 0-3 1s-1 2-1 3c0 3 3 3 4 3 6 0 8 0 8 1 0 3 0 3 0 6-4 15-8 30-11 45-1 2-2 6-2 6 0 2 2 3 4 3 0 0 1 0 2 0 12-2 34-7 54-22 25-18 29-40 29-43 0-2-2-5-5-5-4 0-8 2-8 6-2 7-7 22-24 37-9 7-22 15-37 20 5-19 10-38 15-57z">
              <text:p/>
            </draw:path>
            <draw:path draw:style-name="gr4" draw:text-style-name="P4" draw:layer="layout" svg:width="0.122cm" svg:height="0.01cm" svg:x="2.314cm" svg:y="10.482cm" svg:viewBox="0 0 123 11" svg:d="M0 0c41 0 82 0 123 0 0 4 0 7 0 11-41 0-82 0-123 0 0-4 0-7 0-11z">
              <text:p/>
            </draw:path>
            <draw:path draw:style-name="gr4" draw:text-style-name="P4" draw:layer="layout" svg:width="0.077cm" svg:height="0.104cm" svg:x="2.337cm" svg:y="10.514cm" svg:viewBox="0 0 78 105" svg:d="M78 75c-2 0-4 0-6 0-1 2-2 12-5 14 0 1-14 1-17 1-10 0-20 0-30 0 10-8 21-17 31-23 15-10 27-19 27-36 0-20-19-31-41-31s-37 12-37 28c0 8 7 9 9 9 4 0 9-3 9-9s-4-9-9-9c4-7 14-13 24-13 16 0 29 10 29 25 0 14-10 24-22 34-12 11-25 22-38 33-2 1-2 1-2 2 0 2 0 3 0 5 25 0 49 0 74 0 1-10 3-20 4-30z">
              <text:p/>
            </draw:path>
            <draw:path draw:style-name="gr4" draw:text-style-name="P4" draw:layer="layout" svg:width="0.037cm" svg:height="0.093cm" svg:x="2.519cm" svg:y="10.64cm" svg:viewBox="0 0 38 94" svg:d="M38 33c0-20-8-33-21-33-11 0-17 8-17 17 0 8 6 16 17 16 4 0 8-1 11-3 1-1 1-1 2-1 0 1 1 0 1 4 0 24-12 43-22 52-4 4-4 5-4 6 0 3 2 3 4 3 3 0 29-24 29-61z">
              <text:p/>
            </draw:path>
            <draw:path draw:style-name="gr4" draw:text-style-name="P4" draw:layer="layout" svg:width="0.073cm" svg:height="0.315cm" svg:x="2.663cm" svg:y="10.436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4" draw:text-style-name="P4" draw:layer="layout" svg:width="0.103cm" svg:height="0.21cm" svg:x="2.783cm" svg:y="10.462cm" svg:viewBox="0 0 104 211" svg:d="M65 8c0-7 0-8-7-8-20 21-47 21-58 21 0 3 0 6 0 10 6 0 25 0 41-9 0 54 0 109 0 163 0 12-1 16-28 16-4 0-8 0-11 0 0 3 0 6 0 10 11-1 38-1 51-1s41 0 51 1c0-4 0-7 0-10-3 0-6 0-10 0-28 0-29-4-29-16 0-59 0-118 0-177z">
              <text:p/>
            </draw:path>
            <draw:path draw:style-name="gr4" draw:text-style-name="P4" draw:layer="layout" svg:width="0.132cm" svg:height="0.217cm" svg:x="2.925cm" svg:y="10.462cm" svg:viewBox="0 0 133 218" svg:d="M133 110c0-25-1-52-12-75-15-30-41-35-54-35-18 0-42 8-55 38-10 21-12 47-12 72 0 23 2 52 14 75 14 26 37 33 53 33 17 0 41-7 54-37 11-22 12-47 12-71zM67 211c-12 0-31-9-37-38-3-19-3-49-3-68 0-20 0-40 2-57 6-38 29-41 38-41 10 0 31 6 37 37 3 18 3 41 3 61 0 25 0 46-4 66-4 31-22 40-36 40z">
              <text:p/>
            </draw:path>
            <draw:path draw:style-name="gr4" draw:text-style-name="P4" draw:layer="layout" svg:width="0.073cm" svg:height="0.315cm" svg:x="3.089cm" svg:y="10.436cm" svg:viewBox="0 0 74 316" svg:d="M74 157c0-24-4-63-21-98-19-39-46-59-49-59-2 0-4 1-4 3 0 1 0 1 6 7 32 31 50 82 50 147 0 54-12 110-52 151-4 3-4 3-4 4 0 3 2 4 4 4 3 0 31-22 50-62 16-34 20-70 20-97z">
              <text:p/>
            </draw:path>
            <draw:path draw:style-name="gr4" draw:text-style-name="P4" draw:layer="layout" svg:width="0.088cm" svg:height="0.069cm" svg:x="3.252cm" svg:y="10.388cm" svg:viewBox="0 0 89 70" svg:d="M29 6c1-2 1-2 1-3 0-3-3-3-6-3-6 1-12 1-19 2-2 0-3 0-4 1 0 1-1 2-1 3 0 3 3 3 4 3 7 0 8 0 9 1 0 3 0 3 0 6-4 15-8 30-12 45 0 2-1 6-1 6 0 2 1 3 3 3 1 0 1 0 2 0 12-2 34-7 55-22 24-18 29-40 29-43 0-2-3-5-6-5s-7 2-7 6c-3 7-7 22-25 37-8 7-21 15-37 20 5-19 10-38 15-57z">
              <text:p/>
            </draw:path>
            <draw:path draw:style-name="gr4" draw:text-style-name="P4" draw:layer="layout" svg:width="0.123cm" svg:height="0.01cm" svg:x="3.232cm" svg:y="10.482cm" svg:viewBox="0 0 124 11" svg:d="M0 0c41 0 83 0 124 0 0 4 0 7 0 11-41 0-83 0-124 0 0-4 0-7 0-11z">
              <text:p/>
            </draw:path>
            <draw:path draw:style-name="gr4" draw:text-style-name="P4" draw:layer="layout" svg:width="0.078cm" svg:height="0.104cm" svg:x="3.255cm" svg:y="10.514cm" svg:viewBox="0 0 79 105" svg:d="M79 75c-2 0-5 0-7 0 0 2-2 12-5 14 0 1-14 1-17 1-10 0-20 0-30 0 11-8 22-17 31-23 15-10 28-19 28-36 0-20-19-31-42-31-21 0-37 12-37 28 0 8 7 9 9 9 4 0 10-3 10-9s-5-9-9-9c4-7 13-13 24-13 15 0 28 10 28 25 0 14-9 24-22 34-12 11-25 22-38 33-1 1-2 1-2 2 0 2 0 3 0 5 25 0 49 0 74 0 2-10 3-20 5-30z">
              <text:p/>
            </draw:path>
            <draw:path draw:style-name="gr4" draw:text-style-name="P4" draw:layer="layout" svg:width="0.157cm" svg:height="0.183cm" svg:x="3.629cm" svg:y="10.502cm" svg:viewBox="0 0 158 184" svg:d="M148 98c5 0 10 0 10-6 0-7-5-7-10-7-45 0-90 0-135 0 4-42 41-72 85-72 17 0 33 0 50 0 5 0 10 0 10-7 0-6-5-6-10-6-17 0-34 0-51 0-54 0-97 41-97 92s43 92 97 92c17 0 34 0 51 0 5 0 10 0 10-7 0-6-5-6-10-6-17 0-33 0-50 0-44 0-81-31-85-73 45 0 90 0 135 0z">
              <text:p/>
            </draw:path>
            <draw:path draw:style-name="gr4" draw:text-style-name="P4" draw:layer="layout" svg:width="0.2cm" svg:height="0.229cm" svg:x="4.017cm" svg:y="10.45cm" svg:viewBox="0 0 201 230" svg:d="M79 9c0-4 0-5 0-5 0-3 0-4-3-4s-13 5-19 8c-15 7-26 14-26 19 0 2 1 2 3 2 4 0 12-5 18-7-4 31-12 72-17 99-12 54-18 72-33 103-2 3-1 2-2 4 0 2 2 1 3 2 5 0 19-5 23-14 5-7 16-31 26-68 7-27 19-68 42-100 14-21 27-31 47-31 17 0 33 12 33 28 0 28-30 38-63 49-4 1-26 9-26 17 0 2 2 2 3 2 2 0 9-1 15-1 33 0 58 19 58 49 0 40-33 52-62 52-24 0-36-13-40-18-1-2-1-2-4-2-7 0-24 9-24 16 0 1 13 21 47 21 45 0 110-31 110-82 0-27-17-46-49-53 25-10 62-33 62-63 0-19-16-32-39-32-11 0-51 3-89 50 2-13 4-27 6-41z">
              <text:p/>
            </draw:path>
          </draw:g>
        </draw:g>
        <draw:frame draw:style-name="gr42" draw:text-style-name="P6" draw:layer="layout" svg:width="1.987cm" svg:height="0.319cm" svg:x="7.103cm" svg:y="7.88cm">
          <draw:text-box>
            <text:p><text:span text:style-name="T2">(LB: inside CW)</text:span></text:p>
          </draw:text-box>
        </draw:frame>
        <draw:frame draw:style-name="gr43" draw:text-style-name="P6" draw:layer="layout" svg:width="2.423cm" svg:height="0.319cm" svg:x="7.103cm" svg:y="8.329cm">
          <draw:text-box>
            <text:p><text:span text:style-name="T2">(LB: CW boundary)</text:span></text:p>
          </draw:text-box>
        </draw:frame>
        <draw:frame draw:style-name="gr43" draw:text-style-name="P6" draw:layer="layout" svg:width="2.423cm" svg:height="0.319cm" svg:x="7.103cm" svg:y="8.752cm">
          <draw:text-box>
            <text:p><text:span text:style-name="T2">(LB: CW boundary)</text:span></text:p>
          </draw:text-box>
        </draw:frame>
        <draw:frame draw:style-name="gr44" draw:text-style-name="P6" draw:layer="layout" svg:width="2cm" svg:height="0.319cm" svg:x="7.103cm" svg:y="9.153cm">
          <draw:text-box>
            <text:p><text:span text:style-name="T2">(RL: inside CW)</text:span></text:p>
          </draw:text-box>
        </draw:frame>
        <draw:frame draw:style-name="gr45" draw:text-style-name="P6" draw:layer="layout" svg:width="2.436cm" svg:height="0.319cm" svg:x="7.104cm" svg:y="9.58cm">
          <draw:text-box>
            <text:p><text:span text:style-name="T2">(RL: CW boundary)</text:span></text:p>
          </draw:text-box>
        </draw:frame>
        <draw:frame draw:style-name="gr46" draw:text-style-name="P6" draw:layer="layout" svg:width="2.127cm" svg:height="0.327cm" svg:x="7.105cm" svg:y="10.373cm">
          <draw:text-box>
            <text:p><text:span text:style-name="T2">(erasure symbol)</text:span></text:p>
          </draw:text-box>
        </draw:frame>
        <draw:line draw:style-name="gr37" draw:text-style-name="P2" draw:layer="layout" svg:x1="13cm" svg:y1="1cm" svg:x2="13cm" svg:y2="6.8cm">
          <text:p/>
        </draw:line>
        <draw:frame draw:style-name="gr25" draw:text-style-name="P7" draw:layer="layout" svg:width="1.522cm" svg:height="0.395cm" svg:x="15.605cm" svg:y="10.009cm">
          <draw:text-box>
            <text:p><text:span text:style-name="T3">(bijection)</text:span></text:p>
          </draw:text-box>
        </draw:frame>
        <draw:frame draw:style-name="gr29" draw:text-style-name="P7" draw:layer="layout" svg:width="0.434cm" svg:height="0.395cm" svg:x="1.405cm" svg:y="13.909cm">
          <draw:text-box>
            <text:p><text:span text:style-name="T3">(1)</text:span></text:p>
          </draw:text-box>
        </draw:frame>
        <draw:frame draw:style-name="gr47" draw:text-style-name="P7" draw:layer="layout" svg:width="1.932cm" svg:height="0.395cm" svg:x="2.005cm" svg:y="13.91cm">
          <draw:text-box>
            <text:p><text:span text:style-name="T3">encode <text:s text:c="3"/>to</text:span></text:p>
          </draw:text-box>
        </draw:frame>
        <draw:g>
          <svg:title>TexMaths</svg:title>
          <svg:desc>10§display§\tilde{\bm{c}}§svg§600§TRUE§</svg:desc>
          <draw:g>
            <draw:path draw:style-name="gr4" draw:text-style-name="P4" draw:layer="layout" svg:width="0.114cm" svg:height="0.032cm" svg:x="3.311cm" svg:y="13.978cm" svg:viewBox="0 0 115 33" svg:d="M115 5c-1-2-3-3-5-5 0 1-14 17-28 17-8 0-17-5-23-9-9-5-15-8-21-8-14 0-20 8-38 28 2 2 3 3 5 5 0-1 14-17 29-17 8 0 17 5 23 9 9 5 16 8 22 8 13 0 18-8 36-28z">
              <text:p/>
            </draw:path>
            <draw:path draw:style-name="gr4" draw:text-style-name="P4" draw:layer="layout" svg:width="0.161cm" svg:height="0.159cm" svg:x="3.273cm" svg:y="14.059cm" svg:viewBox="0 0 162 160" svg:d="M134 19c-19 6-19 23-19 24 0 5 3 16 17 16 15 0 26-12 26-27 0-18-19-32-49-32-70 0-109 54-109 100 0 32 20 60 74 60 9 0 33-1 54-9 20-8 34-21 34-25 0-3-6-9-9-9-2 0-3 1-5 4-19 19-47 26-73 26-23 0-35-11-35-31 0-13 9-55 20-74 14-23 34-30 49-30 5 0 16 1 25 7z">
              <text:p/>
            </draw:path>
          </draw:g>
        </draw:g>
        <draw:custom-shape draw:style-name="gr48" draw:text-style-name="P11" draw:layer="layout" svg:width="5.6cm" svg:height="0.4cm" svg:x="1.786cm" svg:y="14.386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586cm" svg:y1="14.386cm" svg:x2="2.586cm" svg:y2="14.786cm">
          <text:p/>
        </draw:line>
        <draw:line draw:style-name="gr19" draw:text-style-name="P2" draw:layer="layout" svg:x1="4.586cm" svg:y1="14.386cm" svg:x2="4.586cm" svg:y2="14.786cm">
          <text:p/>
        </draw:line>
        <draw:line draw:style-name="gr19" draw:text-style-name="P2" draw:layer="layout" svg:x1="5.386cm" svg:y1="14.386cm" svg:x2="5.386cm" svg:y2="14.786cm">
          <text:p/>
        </draw:line>
        <draw:line draw:style-name="gr19" draw:text-style-name="P2" draw:layer="layout" svg:x1="6.586cm" svg:y1="14.386cm" svg:x2="6.586cm" svg:y2="14.786cm">
          <text:p/>
        </draw:line>
        <draw:g>
          <svg:title>TexMaths</svg:title>
          <svg:desc>10§display§\tilde{\bm{c}}_0§svg§600§TRUE§</svg:desc>
          <draw:g>
            <draw:path draw:style-name="gr4" draw:text-style-name="P4" draw:layer="layout" svg:width="0.115cm" svg:height="0.032cm" svg:x="2.007cm" svg:y="14.461cm" svg:viewBox="0 0 116 33" svg:d="M116 5c-2-2-4-3-5-5-10 6-14 17-29 17-8 0-17-5-23-9-9-6-16-8-22-8-13 0-19 8-37 27 2 2 3 4 5 6 0-1 14-17 29-17 8 0 17 5 23 8 9 6 15 9 21 9 14 0 20-8 38-28z">
              <text:p/>
            </draw:path>
            <draw:path draw:style-name="gr4" draw:text-style-name="P4" draw:layer="layout" svg:width="0.161cm" svg:height="0.159cm" svg:x="1.969cm" svg:y="14.541cm" svg:viewBox="0 0 162 160" svg:d="M135 20c-19 6-19 23-19 24 0 5 3 16 17 16s25-13 25-27c0-19-18-33-48-33-71 0-110 55-110 101 0 31 20 59 74 59 9 0 33 0 54-8 20-7 34-21 34-26 0-2-6-9-9-9-2 0-3 1-5 4-18 20-46 27-73 27-23 0-35-11-35-32 0-12 9-55 20-73 14-24 35-30 50-30 4 0 16 0 25 7z">
              <text:p/>
            </draw:path>
            <draw:path draw:style-name="gr4" draw:text-style-name="P4" draw:layer="layout" svg:width="0.113cm" svg:height="0.166cm" svg:x="2.144cm" svg:y="14.589cm" svg:viewBox="0 0 114 167" svg:d="M114 85c0-27-3-46-14-63-8-12-23-22-43-22-57 0-57 67-57 85s0 82 57 82 57-64 57-82zM57 160c-11 0-26-6-31-26-3-14-3-34-3-52s0-37 3-50c5-20 21-25 31-25 13 0 26 8 31 23 3 13 4 30 4 52 0 18 0 36-3 51-5 22-22 27-32 2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5.796cm" svg:y="14.59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5.952cm" svg:y="14.59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6.107cm" svg:y="14.59cm" svg:viewBox="0 0 37 36" svg:d="M37 19c0-11-9-19-19-19s-18 8-18 19c0 10 8 17 18 17s19-7 19-17z">
              <text:p/>
            </draw:path>
          </draw:g>
        </draw:g>
        <draw:line draw:style-name="gr19" draw:text-style-name="P2" draw:layer="layout" svg:x1="3.786cm" svg:y1="14.386cm" svg:x2="3.786cm" svg:y2="14.786cm">
          <text:p/>
        </draw:lin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2.997cm" svg:y="14.59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3.153cm" svg:y="14.59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3.308cm" svg:y="14.59cm" svg:viewBox="0 0 37 36" svg:d="M37 19c0-11-9-19-19-19s-18 8-18 19c0 10 8 17 18 17s19-7 19-17z">
              <text:p/>
            </draw:path>
          </draw:g>
        </draw:g>
        <draw:custom-shape draw:style-name="gr48" draw:text-style-name="P11" draw:layer="layout" svg:width="5.6cm" svg:height="0.4cm" svg:x="1.786cm" svg:y="16.286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586cm" svg:y1="16.286cm" svg:x2="2.586cm" svg:y2="16.686cm">
          <text:p/>
        </draw:line>
        <draw:line draw:style-name="gr19" draw:text-style-name="P2" draw:layer="layout" svg:x1="4.586cm" svg:y1="16.286cm" svg:x2="4.586cm" svg:y2="16.686cm">
          <text:p/>
        </draw:line>
        <draw:line draw:style-name="gr19" draw:text-style-name="P2" draw:layer="layout" svg:x1="5.386cm" svg:y1="16.286cm" svg:x2="5.386cm" svg:y2="16.686cm">
          <text:p/>
        </draw:line>
        <draw:line draw:style-name="gr19" draw:text-style-name="P2" draw:layer="layout" svg:x1="6.586cm" svg:y1="16.286cm" svg:x2="6.586cm" svg:y2="16.686cm">
          <text:p/>
        </draw:line>
        <draw:g>
          <svg:title>TexMaths</svg:title>
          <svg:desc>10§display§\bm{b}_0§svg§600§TRUE§</svg:desc>
          <draw:g>
            <draw:path draw:style-name="gr4" draw:text-style-name="P4" draw:layer="layout" svg:width="0.157cm" svg:height="0.244cm" svg:x="1.969cm" svg:y="16.364cm" svg:viewBox="0 0 158 245" svg:d="M80 12c2-5 2-5 2-6 0-4-4-6-8-6-1 0-2 0-2 0-16 1-31 1-46 2-5 1-11 1-11 11 0 6 7 6 9 6 4 0 10 0 15 1-3 12-6 27-10 40-8 32-16 64-24 96-5 20-5 24-5 32 0 45 33 57 60 57 63 0 98-57 98-102 0-43-31-58-60-58-17 0-31 7-38 11 6-28 13-56 20-84zM60 233c-13 0-25-8-25-29 0-12 4-25 6-36 4-13 9-36 12-47 2-6 22-23 43-23 22 0 24 18 24 26 0 18-12 61-18 74-12 29-32 35-42 35z">
              <text:p/>
            </draw:path>
            <draw:path draw:style-name="gr4" draw:text-style-name="P4" draw:layer="layout" svg:width="0.113cm" svg:height="0.166cm" svg:x="2.145cm" svg:y="16.497cm" svg:viewBox="0 0 114 167" svg:d="M114 85c0-27-3-47-14-64-8-11-23-21-43-21-57 0-57 67-57 85 0 17 0 82 57 82s57-65 57-82zM57 160c-11 0-26-7-31-26-4-14-4-34-4-52s0-37 4-51c5-19 21-24 31-24 13 0 26 8 30 22s5 31 5 53c0 18 0 36-4 51-4 22-21 27-31 27z">
              <text:p/>
            </draw:path>
          </draw:g>
        </draw:g>
        <draw:g>
          <svg:title>TexMaths</svg:title>
          <svg:desc>10§display§\bm{b}_{i-1}§svg§600§TRUE§</svg:desc>
          <draw:g>
            <draw:path draw:style-name="gr4" draw:text-style-name="P4" draw:layer="layout" svg:width="0.159cm" svg:height="0.245cm" svg:x="3.909cm" svg:y="16.363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4" draw:text-style-name="P4" draw:layer="layout" svg:width="0.074cm" svg:height="0.163cm" svg:x="4.085cm" svg:y="16.497cm" svg:viewBox="0 0 75 164" svg:d="M68 9c0-4-3-9-9-9-7 0-14 6-14 13 0 4 3 9 10 9s13-7 13-13zM18 134c-1 3-2 6-2 10 0 11 10 20 23 20 25 0 36-33 36-37 0-3-3-3-4-3-4 0-4 1-5 4-5 20-16 30-26 30-5 0-6-3-6-9 0-5 2-10 4-15 2-7 5-14 8-20 2-6 11-28 12-31s1-6 1-8c0-12-9-21-23-21-24 0-36 33-36 38 0 3 4 3 5 3 3 0 3-1 4-4 6-21 17-30 26-30 4 0 6 2 6 8s-1 10-7 25c-5 13-11 26-16 40z">
              <text:p/>
            </draw:path>
            <draw:path draw:style-name="gr4" draw:text-style-name="P4" draw:layer="layout" svg:width="0.165cm" svg:height="0.011cm" svg:x="4.2cm" svg:y="16.591cm" svg:viewBox="0 0 166 12" svg:d="M156 12c4 0 10 0 10-6s-6-6-10-6c-49 0-97 0-146 0-4 0-10 0-10 6s5 6 10 6c49 0 97 0 146 0z">
              <text:p/>
            </draw:path>
            <draw:path draw:style-name="gr4" draw:text-style-name="P4" draw:layer="layout" svg:width="0.089cm" svg:height="0.162cm" svg:x="4.418cm" svg:y="16.496cm" svg:viewBox="0 0 90 163" svg:d="M56 7c0-6-1-7-7-7-16 16-39 16-49 16 0 3 0 6 0 9 6 0 22 0 36-7 0 41 0 83 0 125 0 8 0 11-25 11-3 0-6 0-9 0 0 3 0 6 0 9 4 0 35-1 44-1 7 0 38 1 44 1 0-3 0-6 0-9-3 0-7 0-10 0-24 0-24-3-24-11 0-46 0-91 0-136z">
              <text:p/>
            </draw:path>
          </draw:g>
        </draw:g>
        <draw:g>
          <svg:title>TexMaths</svg:title>
          <svg:desc>10§display§\bm{b}_i§svg§600§TRUE§</svg:desc>
          <draw:g>
            <draw:path draw:style-name="gr4" draw:text-style-name="P4" draw:layer="layout" svg:width="0.157cm" svg:height="0.245cm" svg:x="4.871cm" svg:y="16.365cm" svg:viewBox="0 0 158 246" svg:d="M80 12c2-4 1-3 2-5 0-5-4-7-8-7-1 0-2 0-2 1-16 1-31 1-46 2-4 0-11 0-11 10 0 7 7 7 9 7 4 0 10 0 15 0-3 12-6 27-10 41-8 32-16 64-24 96-5 19-5 23-5 31 0 45 33 58 60 58 63 0 98-58 98-103 0-43-31-58-60-58-17 0-31 7-38 11 6-28 13-56 20-84zM60 233c-13 0-25-7-25-29 0-11 4-24 6-35 4-13 10-37 12-47 2-6 22-24 43-24 22 0 23 19 23 26 0 19-11 61-17 74-12 29-32 35-42 35z">
              <text:p/>
            </draw:path>
            <draw:path draw:style-name="gr4" draw:text-style-name="P4" draw:layer="layout" svg:width="0.073cm" svg:height="0.163cm" svg:x="5.046cm" svg:y="16.499cm" svg:viewBox="0 0 74 164" svg:d="M67 9c0-4-2-9-9-9s-14 6-14 13c0 4 3 9 10 9s13-7 13-13zM18 134c-1 3-3 6-3 10 0 11 10 20 24 20 24 0 35-33 35-37 0-3-3-3-4-3-4 0-4 1-5 4-5 20-16 30-26 30-5 0-6-3-6-9 0-5 2-10 4-15 3-7 5-14 8-20 2-6 11-28 12-31s1-6 1-8c0-12-9-21-23-21-24 0-35 33-35 38 0 3 3 3 4 3 3 0 3-1 4-4 7-21 17-30 26-30 4 0 7 2 7 8s-2 10-8 25c-5 13-10 26-15 40z">
              <text:p/>
            </draw:path>
          </draw:g>
        </draw:g>
        <draw:g>
          <svg:title>TexMaths</svg:title>
          <svg:desc>10§display§\bm{b}_{n-1}§svg§600§TRUE§</svg:desc>
          <draw:g>
            <draw:path draw:style-name="gr4" draw:text-style-name="P4" draw:layer="layout" svg:width="0.159cm" svg:height="0.245cm" svg:x="6.66cm" svg:y="16.366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4" draw:text-style-name="P4" draw:layer="layout" svg:width="0.149cm" svg:height="0.11cm" svg:x="6.836cm" svg:y="16.553cm" svg:viewBox="0 0 150 111" svg:d="M19 93c-1 3-3 9-3 10 0 5 5 8 9 8s8-4 9-6c1-3 3-10 5-15 1-5 4-16 5-22 1-5 3-11 4-16 3-10 3-12 11-23 6-9 18-22 36-22 15 0 15 12 15 17 0 15-11 42-15 52-2 7-3 9-3 14 0 13 10 21 23 21 25 0 35-34 35-38 0-3-3-3-4-3-3 0-3 1-4 4-6 20-16 30-26 30-5 0-6-4-6-9s1-9 5-20c3-7 13-33 13-47 0-24-19-28-32-28-20 0-34 13-41 22-2-17-16-22-26-22-11 0-17 8-20 13-5 9-9 23-9 25 0 3 3 2 4 3 4 0 4-1 6-8 4-14 8-26 18-26 6 0 8 5 8 12 0 5-2 13-4 20-2 6-4 17-5 22-3 10-5 21-8 32z">
              <text:p/>
            </draw:path>
            <draw:path draw:style-name="gr4" draw:text-style-name="P4" draw:layer="layout" svg:width="0.165cm" svg:height="0.011cm" svg:x="7.024cm" svg:y="16.594cm" svg:viewBox="0 0 166 12" svg:d="M156 12c4 0 10 0 10-6s-6-6-10-6c-49 0-97 0-146 0-4 0-10 0-10 6s5 6 10 6c49 0 97 0 146 0z">
              <text:p/>
            </draw:path>
            <draw:path draw:style-name="gr4" draw:text-style-name="P4" draw:layer="layout" svg:width="0.089cm" svg:height="0.162cm" svg:x="7.243cm" svg:y="16.499cm" svg:viewBox="0 0 90 163" svg:d="M56 7c0-6-1-7-7-7-16 16-39 16-49 16 0 3 0 6 0 9 6 0 22 0 36-7 0 41 0 83 0 125 0 8 0 11-25 11-3 0-6 0-9 0 0 3 0 6 0 9 5 0 35-1 44-1 7 0 38 1 44 1 0-3 0-6 0-9-3 0-7 0-10 0-24 0-24-3-24-11 0-46 0-91 0-136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5.796cm" svg:y="16.49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5.952cm" svg:y="16.49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6.107cm" svg:y="16.49cm" svg:viewBox="0 0 37 36" svg:d="M37 19c0-11-9-19-19-19s-18 8-18 19c0 10 8 17 18 17s19-7 19-17z">
              <text:p/>
            </draw:path>
          </draw:g>
        </draw:g>
        <draw:line draw:style-name="gr19" draw:text-style-name="P2" draw:layer="layout" svg:x1="3.786cm" svg:y1="16.286cm" svg:x2="3.786cm" svg:y2="16.686cm">
          <text:p/>
        </draw:lin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2.997cm" svg:y="16.49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3.153cm" svg:y="16.49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3.308cm" svg:y="16.49cm" svg:viewBox="0 0 37 36" svg:d="M37 19c0-11-9-19-19-19s-18 8-18 19c0 10 8 17 18 17s19-7 19-17z">
              <text:p/>
            </draw:path>
          </draw:g>
        </draw:g>
        <draw:custom-shape draw:style-name="gr49" draw:text-style-name="P11" draw:layer="layout" svg:width="0.8cm" svg:height="0.4cm" svg:x="4.586cm" svg:y="15.086cm">
          <text:p/>
          <draw:enhanced-geometry svg:viewBox="0 0 21600 21600" draw:type="rectangle" draw:enhanced-path="M 0 0 L 21600 0 21600 21600 0 21600 0 0 Z N"/>
        </draw:custom-shape>
        <draw:line draw:style-name="gr50" draw:text-style-name="P2" draw:layer="layout" svg:x1="5cm" svg:y1="14.8cm" svg:x2="5cm" svg:y2="15.1cm">
          <text:p/>
        </draw:line>
        <draw:g>
          <svg:title>TexMaths</svg:title>
          <svg:desc>10§display§\bm{b}'_i§svg§600§TRUE§</svg:desc>
          <draw:g>
            <draw:path draw:style-name="gr4" draw:text-style-name="P4" draw:layer="layout" svg:width="0.157cm" svg:height="0.244cm" svg:x="4.873cm" svg:y="15.133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4" draw:text-style-name="P4" draw:layer="layout" svg:width="0.06cm" svg:height="0.126cm" svg:x="5.048cm" svg:y="15.094cm" svg:viewBox="0 0 61 127" svg:d="M59 21c2-4 2-6 2-8 0-7-6-13-14-13-9 0-12 8-13 12-11 35-22 70-33 106 0 1-1 3-1 4 0 3 8 5 10 5 1 0 1 0 3-4 15-34 30-68 46-102z">
              <text:p/>
            </draw:path>
            <draw:path draw:style-name="gr4" draw:text-style-name="P4" draw:layer="layout" svg:width="0.073cm" svg:height="0.164cm" svg:x="5.048cm" svg:y="15.299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g>
          <svg:title>TexMaths</svg:title>
          <svg:desc>10§display§f_{\rm a}§svg§600§TRUE§</svg:desc>
          <draw:g>
            <draw:path draw:style-name="gr4" draw:text-style-name="P4" draw:layer="layout" svg:width="0.173cm" svg:height="0.317cm" svg:x="4.194cm" svg:y="14.908cm" svg:viewBox="0 0 174 318" svg:d="M110 107c10 0 20 0 30 0 6 0 10 0 10-7 0-4-4-4-9-4-10 0-20 0-29 0 2-14 5-27 8-40 1-7 6-32 8-36 3-7 9-12 16-12 1 0 10 0 17 6-16 1-18 14-18 19 0 8 5 12 12 12 9 0 19-7 19-21 0-16-16-24-30-24-11 0-34 6-44 41-2 7-3 11-12 55-8 0-16 0-24 0-7 0-10 0-10 7 0 4 3 4 9 4 8 0 16 0 24 0-9 46-18 91-27 137-6 34-12 66-30 66-2 0-10 0-17-6 16-1 19-14 19-19 0-8-6-12-13-12-9 0-19 7-19 21 0 16 15 24 30 24 19 0 33-21 39-34 12-22 20-65 20-67 7-37 14-73 21-110z">
              <text:p/>
            </draw:path>
            <draw:path draw:style-name="gr4" draw:text-style-name="P4" draw:layer="layout" svg:width="0.121cm" svg:height="0.111cm" svg:x="4.36cm" svg:y="15.097cm" svg:viewBox="0 0 122 112" svg:d="M95 44c0-13 0-22-11-31-10-9-22-13-36-13-23 0-40 9-40 24 0 8 6 12 12 12 7 0 11-5 11-11 0-5-2-10-8-12 9-6 23-6 24-6 14 0 29 9 29 30 0 2 0 5 0 7-13 1-30 2-47 8-23 8-29 22-29 33 0 21 25 27 42 27 20 0 32-11 37-20 1 10 7 19 19 19 8-8 24 0 24-23 0-5 0-10 0-14-3 0-6 0-8 0 0 4 0 8 0 13 0 3 0 15-9 15-10 0-10-12-10-15 0-15 0-29 0-43zM76 75c0 24-21 30-32 30-12 0-24-8-24-20 0-14 12-32 56-34 0 8 0 16 0 24z">
              <text:p/>
            </draw:path>
          </draw:g>
        </draw:g>
        <draw:g>
          <svg:title>TexMaths</svg:title>
          <svg:desc>10§display§\mathbbm{1}_{\rho, \ell, \delta}§svg§600§TRUE§</svg:desc>
          <draw:g>
            <draw:path draw:style-name="gr4" draw:text-style-name="P4" draw:layer="layout" svg:width="0.144cm" svg:height="0.231cm" svg:x="4.621cm" svg:y="15.72cm" svg:viewBox="0 0 145 232" svg:d="M86 4c-19 12-46 18-74 18-4 0-8 0-12 0 0 2 0 4 0 6 0 1 0 3 0 5 4 0 7 0 11 0 11 0 26-1 32-3 1 0 1 0 2 0 0 30 0 60 0 90 0 72 0 93-1 95-2 5-7 6-26 7-6 0-11 0-17 0 0 2 0 3 0 5s0 3 0 5c24 0 48 0 72 0s48 0 72 0c0-2 0-3 0-5s0-3 0-5c-6 0-12 0-17 0-18-1-24-2-26-7-1-2-1-26-1-108 0-56-1-104-1-105-1-3-7-2-14 2zM85 214c-4 5-17 5-22 1-1-1-2-1-3-2 0-31-1-62-1-93s0-62 0-93c3-1 5-2 8-3 4-1 10-4 14-6 2-1 3-2 5-3 0 33 1 66 1 98 0 90 0 99-2 101z">
              <text:p/>
            </draw:path>
            <draw:path draw:style-name="gr4" draw:text-style-name="P4" draw:layer="layout" svg:width="0.125cm" svg:height="0.16cm" svg:x="4.81cm" svg:y="15.897cm" svg:viewBox="0 0 126 161" svg:d="M1 148c-1 3-1 3-1 5 0 5 5 8 9 8 8 0 10-8 12-15 4-13 10-41 13-51 2 4 10 16 27 16 31 0 65-34 65-70 0-26-18-41-39-41-24 0-54 21-63 56-8 30-15 61-23 92zM61 104c-19 0-24-18-24-22 1-3 2-5 2-8 8-31 9-36 16-47 9-13 21-20 31-20s20 7 20 25c0 11-7 38-14 50-11 18-24 22-31 22z">
              <text:p/>
            </draw:path>
            <draw:path draw:style-name="gr4" draw:text-style-name="P4" draw:layer="layout" svg:width="0.03cm" svg:height="0.075cm" svg:x="4.971cm" svg:y="15.977cm" svg:viewBox="0 0 31 76" svg:d="M24 24c0 14-2 30-19 45-1 1-2 2-2 3 0 2 2 4 4 4 3 0 24-20 24-49 0-15-6-27-17-27-8 0-14 6-14 14s6 14 14 14c6 0 7-3 10-4z">
              <text:p/>
            </draw:path>
            <draw:path draw:style-name="gr4" draw:text-style-name="P4" draw:layer="layout" svg:width="0.102cm" svg:height="0.175cm" svg:x="5.031cm" svg:y="15.833cm" svg:viewBox="0 0 103 176" svg:d="M24 140c2 16 11 36 31 36 8 0 17-3 26-9 4-2 17-11 17-14 0-2-2-5-4-5-1 0-2 0-5 4-11 9-22 17-33 17-17 0-17-28-17-33 0-3 0-4 0-8 1-3 1-3 4-6 13-13 60-58 60-100 0-4 0-22-17-22-20 0-36 32-40 39-11 21-17 41-20 54-3 16-3 25-3 37-2 1-16 14-18 16-4 3-5 4-5 5 0 2 3 5 5 5 1 0 8-7 10-8 3-3 6-6 9-8zM42 112c4-25 24-105 44-105 6 0 9 4 9 13 0 3 0 25-21 55-13 18-26 31-32 37z">
              <text:p/>
            </draw:path>
            <draw:path draw:style-name="gr4" draw:text-style-name="P4" draw:layer="layout" svg:width="0.03cm" svg:height="0.075cm" svg:x="5.171cm" svg:y="15.977cm" svg:viewBox="0 0 31 76" svg:d="M24 24c0 14-2 30-19 45-1 1-2 2-2 3 0 2 2 4 4 4 3 0 24-20 24-49 0-15-6-27-17-27-8 0-14 6-14 14s5 14 14 14c6 0 7-3 10-4z">
              <text:p/>
            </draw:path>
            <draw:path draw:style-name="gr4" draw:text-style-name="P4" draw:layer="layout" svg:width="0.107cm" svg:height="0.177cm" svg:x="5.242cm" svg:y="15.831cm" svg:viewBox="0 0 108 178" svg:d="M57 68c-37 10-57 41-57 67s19 43 44 43c29 0 53-35 53-71 0-23-13-37-21-46-9-10-27-30-27-41 0-4 3-11 13-11 8 0 15 4 21 7 2 1 11 6 14 6 6 0 11-5 11-10 0-6-3-6-17-9-3-1-14-3-22-3-18 0-28 11-28 26 0 13 7 28 16 42zM61 75c7 11 16 25 16 43 0 20-12 53-33 53-13 0-27-9-27-29 0-16 10-59 44-67z">
              <text:p/>
            </draw:path>
          </draw:g>
        </draw:g>
        <draw:custom-shape draw:style-name="gr51" draw:text-style-name="P2" draw:layer="layout" svg:width="1.2cm" svg:height="0.4cm" svg:x="4.386cm" svg:y="15.686cm">
          <text:p/>
          <draw:enhanced-geometry svg:viewBox="0 0 21600 21600" draw:path-stretchpoint-x="10800" draw:path-stretchpoint-y="10800" draw:text-areas="?f3 ?f4 ?f5 ?f6" draw:type="round-rectangle" draw:modifiers="9534.16458852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text-style-name="P2" draw:layer="layout" svg:x1="4.986cm" svg:y1="15.486cm" svg:x2="4.986cm" svg:y2="15.686cm">
          <text:p/>
        </draw:line>
        <draw:line draw:style-name="gr50" draw:text-style-name="P2" draw:layer="layout" svg:x1="4.986cm" svg:y1="16.086cm" svg:x2="4.986cm" svg:y2="16.286cm">
          <text:p/>
        </draw:line>
        <draw:polyline draw:style-name="gr19" draw:text-style-name="P2" draw:layer="layout" svg:width="0.099cm" svg:height="1.199cm" draw:transform="rotate (1.5707963267949) translate (3.386cm 16.286cm)" svg:viewBox="0 0 100 1200" draw:points="0,1200 100,1200 100,0 0,0">
          <text:p/>
        </draw:polyline>
        <draw:polyline draw:style-name="gr50" draw:text-style-name="P2" draw:layer="layout" svg:width="0.299cm" svg:height="0.399cm" draw:transform="rotate (1.5707963267949) translate (3.986cm 16.186cm)" svg:viewBox="0 0 300 400" draw:points="0,0 300,0 300,400">
          <text:p/>
        </draw:polyline>
        <draw:g>
          <svg:title>TexMaths</svg:title>
          <svg:desc>10§display§\ell \!-\! 1§svg§600§TRUE§</svg:desc>
          <draw:g>
            <draw:path draw:style-name="gr4" draw:text-style-name="P4" draw:layer="layout" svg:width="0.135cm" svg:height="0.249cm" svg:x="3.637cm" svg:y="16.841cm" svg:viewBox="0 0 136 250" svg:d="M2 211c-1 1-2 2-2 4 0 1 2 4 4 4s3-1 13-11c3-2 10-9 13-12 3 28 13 54 39 54 14 0 26-8 34-13 5-4 21-18 21-21 0-1-1-4-4-4-1 0-1 0-5 3-22 22-35 27-45 27-16 0-22-18-22-45 0-2 1-18 2-20 1-1 1-2 8-9 28-28 78-86 78-141 0-6 0-27-21-27-29 0-55 58-58 66-17 38-28 78-28 120-9 9-18 17-27 25zM52 162c1-4 16-80 36-121 9-19 16-33 28-33s12 12 12 18c0 58-59 119-76 136z">
              <text:p/>
            </draw:path>
            <draw:path draw:style-name="gr4" draw:text-style-name="P4" draw:layer="layout" svg:width="0.214cm" svg:height="0.013cm" svg:x="3.828cm" svg:y="16.992cm" svg:viewBox="0 0 215 14" svg:d="M202 14c6 0 13 0 13-7s-7-7-13-7c-63 0-126 0-189 0-6 0-13 0-13 7s7 7 13 7c63 0 126 0 189 0z">
              <text:p/>
            </draw:path>
            <draw:path draw:style-name="gr4" draw:text-style-name="P4" draw:layer="layout" svg:width="0.115cm" svg:height="0.231cm" svg:x="4.122cm" svg:y="16.855cm" svg:viewBox="0 0 116 232" svg:d="M72 9c0-9 0-9-8-9-22 22-53 22-64 22 0 4 0 7 0 11 7 0 28 0 46-9 0 60 0 120 0 180 0 13-1 17-33 17-4 0-7 0-11 0 0 4 0 8 0 11 12-1 43-1 57-1s44 0 57 1c0-3 0-7 0-11-4 0-8 0-11 0-32 0-33-4-33-17 0-65 0-130 0-195z">
              <text:p/>
            </draw:path>
          </draw:g>
        </draw:g>
        <draw:g>
          <svg:title>TexMaths</svg:title>
          <svg:desc>10§display§\tilde{\bm{b}}§svg§600§TRUE§</svg:desc>
          <draw:g>
            <draw:path draw:style-name="gr4" draw:text-style-name="P4" draw:layer="layout" svg:width="0.115cm" svg:height="0.032cm" svg:x="3.786cm" svg:y="15.592cm" svg:viewBox="0 0 116 33" svg:d="M116 5c-2-2-3-3-5-5-10 6-14 17-29 17-8 0-17-5-23-9-9-6-16-8-22-8-13 0-20 8-37 27 2 2 3 4 5 6 0-1 13-17 29-17 8 0 17 5 23 9 9 5 15 8 21 8 14 0 20-8 38-28z">
              <text:p/>
            </draw:path>
            <draw:path draw:style-name="gr4" draw:text-style-name="P4" draw:layer="layout" svg:width="0.158cm" svg:height="0.245cm" svg:x="3.771cm" svg:y="15.675cm" svg:viewBox="0 0 159 246" svg:d="M80 13c2-5 1-4 2-6 0-5-4-7-8-7-2 0-2 0-3 1-15 1-30 1-45 2-5 0-11 0-11 10 0 7 7 7 9 7 4 0 10 0 15 0-3 12-6 27-10 40-8 32-16 65-24 97-5 20-5 24-5 32 0 45 33 57 60 57 63 0 99-57 99-103 0-43-32-58-61-58-17 0-31 7-38 11 7-28 13-55 20-83zM60 233c-13 0-25-7-25-29 0-11 4-24 6-35 3-13 9-37 12-48 2-6 22-23 43-23 22 0 23 18 23 26 0 18-11 61-17 75-12 28-32 34-42 34z">
              <text:p/>
            </draw:path>
          </draw:g>
        </draw:g>
        <draw:line draw:style-name="gr20" draw:text-style-name="P2" draw:layer="layout" svg:x1="3.386cm" svg:y1="16.786cm" svg:x2="4.586cm" svg:y2="16.786cm">
          <text:p/>
        </draw:line>
        <draw:line draw:style-name="gr20" draw:text-style-name="P2" draw:layer="layout" svg:x1="1.786cm" svg:y1="16.786cm" svg:x2="2.586cm" svg:y2="16.786cm">
          <text:p/>
        </draw:line>
        <draw:g>
          <svg:title>TexMaths</svg:title>
          <svg:desc>10§display§\nu§svg§600§TRUE§</svg:desc>
          <draw:g>
            <draw:path draw:style-name="gr4" draw:text-style-name="P4" draw:layer="layout" svg:width="0.163cm" svg:height="0.152cm" svg:x="2.129cm" svg:y="16.883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>
          <svg:title>TexMaths</svg:title>
          <svg:desc>10§display§\in\! \mathcal{B}§svg§600§TRUE§</svg:desc>
          <draw:g>
            <draw:path draw:style-name="gr4" draw:text-style-name="P4" draw:layer="layout" svg:width="0.174cm" svg:height="0.202cm" svg:x="5.492cm" svg:y="15.215cm" svg:viewBox="0 0 175 203" svg:d="M163 109c6 0 12 0 12-7s-6-7-12-7c-50 0-99 0-148 0 4-47 44-81 94-81 18 0 36 0 54 0 6 0 12 0 12-7s-6-7-12-7c-19 0-37 0-55 0-60 0-108 46-108 102 0 55 48 101 108 101 18 0 36 0 55 0 6 0 12 0 12-7s-6-7-12-7c-18 0-36 0-54 0-50 0-90-34-94-80 49 0 98 0 148 0z">
              <text:p/>
            </draw:path>
            <draw:path draw:style-name="gr4" draw:text-style-name="P4" draw:layer="layout" svg:width="0.222cm" svg:height="0.253cm" svg:x="5.745cm" svg:y="15.157cm" svg:viewBox="0 0 223 254" svg:d="M88 10c1-4 1-5 1-6 0-2-1-3-4-3-4 0-15 5-22 8-16 8-29 15-29 21 0 2 2 2 4 2 4 0 13-4 20-8-4 35-13 80-19 110-13 58-20 80-37 114-2 3-1 3-2 4 0 2 3 2 4 2 5 0 20-6 26-16 4-8 18-33 28-74 8-29 21-75 46-111 16-23 31-34 53-34 19 0 36 13 36 31 0 31-33 42-70 55-4 1-28 10-28 18 0 2 2 3 3 3 2 0 10-2 17-2 36 0 64 20 64 54 0 43-37 57-69 57-27 0-40-15-44-19-2-2-2-3-5-3-7 0-25 11-25 17 0 1 13 24 51 24 50 0 122-35 122-91 0-28-19-51-55-57 28-12 69-37 69-70 0-21-17-36-43-36-12 0-57 3-99 56 2-15 4-31 7-46z">
              <text:p/>
            </draw:path>
          </draw:g>
        </draw:g>
        <draw:g>
          <svg:title>TexMaths</svg:title>
          <svg:desc>10§display§\tilde{\bm{c}}_{i-1}§svg§600§TRUE§</svg:desc>
          <draw:g>
            <draw:path draw:style-name="gr4" draw:text-style-name="P4" draw:layer="layout" svg:width="0.116cm" svg:height="0.032cm" svg:x="3.907cm" svg:y="14.462cm" svg:viewBox="0 0 117 33" svg:d="M117 5c-2-2-4-3-6-5 0 1-13 17-29 17-8 0-16-5-22-9-10-5-16-8-22-8-13 0-20 8-38 27 2 2 4 4 6 6 0-1 13-17 28-17 8 0 17 5 23 9 10 5 16 8 22 8 13 0 20-8 38-28z">
              <text:p/>
            </draw:path>
            <draw:path draw:style-name="gr4" draw:text-style-name="P4" draw:layer="layout" svg:width="0.162cm" svg:height="0.159cm" svg:x="3.869cm" svg:y="14.543cm" svg:viewBox="0 0 163 160" svg:d="M135 19c-18 6-19 23-19 24 0 5 3 16 18 16s25-12 25-27c0-18-18-32-49-32-71 0-110 54-110 100 0 32 20 60 75 60 9 0 33 0 54-8 20-8 34-22 34-26 0-3-5-9-8-9s-3 1-6 3c-19 20-46 28-74 28-23 0-34-11-34-32 0-13 9-55 19-74 14-23 36-30 50-30 5 0 16 1 25 7z">
              <text:p/>
            </draw:path>
            <draw:path draw:style-name="gr4" draw:text-style-name="P4" draw:layer="layout" svg:width="0.073cm" svg:height="0.163cm" svg:x="4.045cm" svg:y="14.591cm" svg:viewBox="0 0 74 164" svg:d="M68 9c0-4-3-9-10-9s-14 6-14 13c0 5 3 10 10 10s14-7 14-14zM18 134c-1 3-3 6-3 10 0 12 10 20 24 20 24 0 35-33 35-37 0-3-3-3-4-3-3 0-4 2-4 4-6 20-17 30-27 30-4 0-6-3-6-9 0-5 2-10 4-15 3-7 5-14 8-20 2-6 11-28 12-31 1-2 2-5 2-8 0-11-10-21-24-21-24 0-35 34-35 38 0 3 3 3 4 3 3 0 4-1 4-4 7-21 17-30 27-30 4 0 6 2 6 9 0 5-2 9-8 24-5 13-10 26-15 40z">
              <text:p/>
            </draw:path>
            <draw:path draw:style-name="gr4" draw:text-style-name="P4" draw:layer="layout" svg:width="0.165cm" svg:height="0.011cm" svg:x="4.159cm" svg:y="14.685cm" svg:viewBox="0 0 166 12" svg:d="M156 12c4 0 10 0 10-6s-6-6-10-6c-49 0-97 0-146 0-4 0-10 0-10 6s6 6 10 6c49 0 97 0 146 0z">
              <text:p/>
            </draw:path>
            <draw:path draw:style-name="gr4" draw:text-style-name="P4" draw:layer="layout" svg:width="0.089cm" svg:height="0.16cm" svg:x="4.377cm" svg:y="14.591cm" svg:viewBox="0 0 90 161" svg:d="M56 7c0-7-1-7-7-7-16 15-39 15-49 15 0 3 0 6 0 9 6 0 23 0 36-7 0 41 0 83 0 125 0 8 0 12-25 12-3 0-6 0-9 0 0 2 0 5 0 7 5 0 35-1 44-1 7 0 38 1 44 1 0-2 0-5 0-7-3 0-7 0-10 0-24 0-24-4-24-12 0-45 0-90 0-135z">
              <text:p/>
            </draw:path>
          </draw:g>
        </draw:g>
        <draw:g>
          <svg:title>TexMaths</svg:title>
          <svg:desc>10§display§\tilde{\bm{c}}_i§svg§600§TRUE§</svg:desc>
          <draw:g>
            <draw:path draw:style-name="gr4" draw:text-style-name="P4" draw:layer="layout" svg:width="0.116cm" svg:height="0.032cm" svg:x="4.81cm" svg:y="14.462cm" svg:viewBox="0 0 117 33" svg:d="M117 5c-2-2-4-3-6-5 0 1-13 17-29 17-8 0-17-5-23-9-9-5-15-8-21-8-14 0-20 8-38 27 2 2 3 4 5 6 0-1 14-17 29-17 8 0 17 5 23 9 9 5 16 8 22 8 13 0 20-8 38-28z">
              <text:p/>
            </draw:path>
            <draw:path draw:style-name="gr4" draw:text-style-name="P4" draw:layer="layout" svg:width="0.161cm" svg:height="0.159cm" svg:x="4.772cm" svg:y="14.543cm" svg:viewBox="0 0 162 160" svg:d="M135 19c-18 6-19 23-19 24 0 5 3 16 18 16 13 0 24-12 24-27 0-18-18-32-48-32-71 0-110 54-110 100 0 32 20 60 74 60 10 0 34 0 55-8 19-8 33-22 33-26 0-3-5-9-9-9-2 0-2 1-5 3-18 20-45 28-73 28-23 0-35-11-35-32 0-13 10-55 20-74 14-23 35-30 50-30 5 0 16 1 25 7z">
              <text:p/>
            </draw:path>
            <draw:path draw:style-name="gr4" draw:text-style-name="P4" draw:layer="layout" svg:width="0.074cm" svg:height="0.163cm" svg:x="4.946cm" svg:y="14.591cm" svg:viewBox="0 0 75 164" svg:d="M68 9c0-4-3-9-9-9-7 0-14 6-14 13 0 5 3 10 10 10s13-7 13-14zM18 134c-1 3-2 6-2 10 0 12 10 20 23 20 25 0 36-33 36-37 0-3-3-3-4-3-4 0-4 2-5 4-5 20-16 30-26 30-5 0-6-3-6-9 0-5 2-10 4-15 2-7 5-14 8-20 2-6 11-28 12-31 1-2 1-5 1-8 0-11-9-21-23-21-24 0-36 34-36 38 0 3 4 3 5 3 3 0 3-1 4-4 6-21 17-30 26-30 4 0 6 2 6 9 0 5-1 9-7 24-5 13-11 26-16 40z">
              <text:p/>
            </draw:path>
          </draw:g>
        </draw:g>
        <draw:g>
          <svg:title>TexMaths</svg:title>
          <svg:desc>10§display§\tilde{\bm{c}}_{n-1}§svg§600§TRUE§</svg:desc>
          <draw:g>
            <draw:path draw:style-name="gr4" draw:text-style-name="P4" draw:layer="layout" svg:width="0.116cm" svg:height="0.032cm" svg:x="6.712cm" svg:y="14.465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4" draw:text-style-name="P4" draw:layer="layout" svg:width="0.162cm" svg:height="0.159cm" svg:x="6.674cm" svg:y="14.546cm" svg:viewBox="0 0 163 160" svg:d="M135 19c-18 6-19 23-19 24 0 5 3 16 18 16 14 0 25-12 25-27 0-18-18-32-49-32-71 0-110 54-110 100 0 32 20 60 74 60 10 0 34-1 55-9 20-7 34-21 34-25 0-3-5-9-9-9-2 0-2 1-5 3-19 20-47 27-74 27-23 0-35-10-35-31 0-13 9-55 20-74 14-24 35-30 50-30 5 0 16 1 25 7z">
              <text:p/>
            </draw:path>
            <draw:path draw:style-name="gr4" draw:text-style-name="P4" draw:layer="layout" svg:width="0.149cm" svg:height="0.11cm" svg:x="6.85cm" svg:y="14.647cm" svg:viewBox="0 0 150 111" svg:d="M18 93c-1 3-2 9-2 10 0 6 4 8 8 8s7-3 9-5c1-3 4-10 5-16 1-4 4-16 5-22 2-5 3-10 4-16 3-10 4-12 11-22s18-23 37-23c14 0 14 13 14 17 0 15-10 42-14 53-3 7-4 9-4 13 0 13 11 21 23 21 25 0 36-34 36-38 0-3-3-2-4-3-4 0-4 2-5 4-6 20-16 30-26 30-5 0-6-3-6-8 0-6 1-9 6-20 2-8 13-34 13-48 0-23-19-28-32-28-21 0-35 13-42 23-2-17-16-23-26-23-11 0-16 8-20 14-5 9-8 23-8 24 0 3 3 3 4 3 3 0 3-1 5-7 4-15 9-27 18-27 6 0 8 6 8 12 0 5-3 14-4 21-2 6-4 16-5 22-3 10-5 20-8 31z">
              <text:p/>
            </draw:path>
            <draw:path draw:style-name="gr4" draw:text-style-name="P4" draw:layer="layout" svg:width="0.165cm" svg:height="0.011cm" svg:x="7.037cm" svg:y="14.688cm" svg:viewBox="0 0 166 12" svg:d="M156 12c4 0 10 0 10-6s-6-6-10-6c-49 0-97 0-146 0-4 0-10 0-10 6s6 6 10 6c49 0 97 0 146 0z">
              <text:p/>
            </draw:path>
            <draw:path draw:style-name="gr4" draw:text-style-name="P4" draw:layer="layout" svg:width="0.088cm" svg:height="0.161cm" svg:x="7.257cm" svg:y="14.594cm" svg:viewBox="0 0 89 162" svg:d="M55 7c0-7 0-7-7-7-16 15-38 15-48 15 0 3 0 6 0 9 5 0 22 0 35-7 0 41 0 83 0 125 0 8 0 11-24 11-3 0-7 0-10 0 0 3 0 6 0 9 5-1 35-1 44-1 8 0 39 0 44 1 0-3 0-6 0-9-3 0-6 0-9 0-25 0-25-3-25-11 0-45 0-90 0-135z">
              <text:p/>
            </draw:path>
          </draw:g>
        </draw:g>
        <draw:line draw:style-name="gr19" draw:text-style-name="P2" draw:layer="layout" svg:x1="4.5cm" svg:y1="15cm" svg:x2="5cm" svg:y2="14.9cm">
          <text:p/>
        </draw:line>
        <draw:g>
          <svg:title>TexMaths</svg:title>
          <svg:desc>9§display§\bm{b}_i =
\begin{cases}
\bm{b}'_i &amp; 
  (\mathbbm{1}_{\rho,\ell,\delta}(\tilde{\bm{b}},\bm{b}'_i) \!=\! 1) \\
\overline{\bm{b}}'_i &amp; 
  (\mathbbm{1}_{\rho,\ell,\delta}(\tilde{\bm{b}},\overline{\bm{b}}'_i) \!=\! 1) \\
(\overline{b}b)^\frac{\nu}{2} &amp; 
  (\mathbbm{1}_{\rho,\ell,\delta}(\tilde{\bm{b}}, (\overline{b}b)^\frac{\nu}{2} ) \!=\! 1) \\
(b\overline{b})^\frac{\nu}{2} &amp; 
  (\mbox{otherwise})
\end{cases}§svg§600§TRUE§</svg:desc>
          <draw:g>
            <draw:path draw:style-name="gr4" draw:text-style-name="P4" draw:layer="layout" svg:width="0.143cm" svg:height="0.221cm" svg:x="1.773cm" svg:y="17.943cm" svg:viewBox="0 0 144 222" svg:d="M73 11c1-4 1-5 1-6 0-3-4-5-7-5-1 0-1 0-2 0-14 1-27 2-41 3-4 0-11 0-11 9 0 5 7 5 9 5 3 0 9 0 13 1-3 11-5 24-9 37-7 29-14 58-22 87-4 17-4 21-4 28 0 41 31 52 54 52 58 0 90-52 90-93 0-39-30-53-56-53-15 0-28 7-34 10 6-25 13-50 19-75zM55 211c-13 0-24-7-24-27 0-9 4-21 6-31 3-13 9-34 11-43 1-6 19-22 39-22 19 0 21 17 21 24 0 17-11 55-16 68-10 25-28 31-37 31z">
              <text:p/>
            </draw:path>
            <draw:path draw:style-name="gr4" draw:text-style-name="P4" draw:layer="layout" svg:width="0.066cm" svg:height="0.147cm" svg:x="1.932cm" svg:y="18.064cm" svg:viewBox="0 0 67 148" svg:d="M61 8c0-4-3-8-9-8s-12 5-12 12c0 3 2 8 9 8 6 0 12-6 12-12zM15 121c-1 2-2 5-2 9 0 10 9 18 22 18 22 0 32-30 32-34 0-2-3-2-4-2-3 0-4 1-5 3-4 18-14 27-23 27-4 0-5-3-5-7 0-5 1-10 3-14 3-7 5-12 7-18s10-26 11-28c1-3 2-5 2-8 0-9-9-18-22-18-21 0-31 30-31 34 0 2 3 2 4 2 2 0 2 0 3-3 6-19 15-27 24-27 3 0 6 2 6 8 0 4-2 8-7 22-5 12-10 24-15 36z">
              <text:p/>
            </draw:path>
            <draw:path draw:style-name="gr4" draw:text-style-name="P4" draw:layer="layout" svg:width="0.21cm" svg:height="0.073cm" svg:x="2.132cm" svg:y="18.047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4" draw:text-style-name="P4" draw:layer="layout" svg:width="0.105cm" svg:height="0.286cm" svg:x="2.569cm" svg:y="17.231cm" svg:viewBox="0 0 106 287" svg:d="M39 143c0-26 6-86 63-126 3-4 4-4 4-10 0-7-1-7-8-7-2 0-4 0-5 0-69 37-93 96-93 143 0 45 0 91 0 136 0 8 1 8 9 8 7 0 14 0 21 0 8 0 9 0 9-8 0-45 0-91 0-136z">
              <text:p/>
            </draw:path>
            <draw:path draw:style-name="gr4" draw:text-style-name="P4" draw:layer="layout" svg:width="0.038cm" svg:height="0.101cm" svg:x="2.569cm" svg:y="17.511cm" svg:viewBox="0 0 39 102" svg:d="M39 9c0-8-1-9-9-9-7 0-14 0-21 0-8 0-9 1-9 9 0 28 0 56 0 84 0 8 1 9 9 9 7 0 14 0 21 0 8 0 9-1 9-9 0-28 0-56 0-84z">
              <text:p/>
            </draw:path>
            <draw:path draw:style-name="gr4" draw:text-style-name="P4" draw:layer="layout" svg:width="0.038cm" svg:height="0.1cm" svg:x="2.569cm" svg:y="17.607cm" svg:viewBox="0 0 39 101" svg:d="M39 8c0-8-1-8-9-8-7 0-14 0-21 0-8 0-9 0-9 8 0 28 0 56 0 85 0 8 1 8 9 8 7 0 14 0 21 0 8 0 9 0 9-8 0-29 0-57 0-85z">
              <text:p/>
            </draw:path>
            <draw:path draw:style-name="gr4" draw:text-style-name="P4" draw:layer="layout" svg:width="0.038cm" svg:height="0.1cm" svg:x="2.569cm" svg:y="17.701cm" svg:viewBox="0 0 39 101" svg:d="M39 9c0-9-1-9-9-9-7 0-14 0-21 0-8 0-9 0-9 9 0 28 0 56 0 84 0 8 1 8 9 8 7 0 14 0 21 0 8 0 9 0 9-8 0-28 0-56 0-84z">
              <text:p/>
            </draw:path>
            <draw:path draw:style-name="gr4" draw:text-style-name="P4" draw:layer="layout" svg:width="0.105cm" svg:height="0.575cm" svg:x="2.502cm" svg:y="17.796cm" svg:viewBox="0 0 106 576" svg:d="M67 567c0 8 1 9 9 9 7 0 14 0 21 0 8 0 9-1 9-9 0-45 0-89 0-133 0-38-16-103-87-146 71-43 87-108 87-146 0-44 0-89 0-133 0-8-1-9-9-9-7 0-14 0-21 0-8 0-9 1-9 9 0 45 0 89 0 134 0 26-5 92-63 136-3 3-4 3-4 9 0 5 1 6 4 9 9 6 30 23 45 55 12 25 18 53 18 82 0 44 0 88 0 133z">
              <text:p/>
            </draw:path>
            <draw:path draw:style-name="gr4" draw:text-style-name="P4" draw:layer="layout" svg:width="0.038cm" svg:height="0.1cm" svg:x="2.569cm" svg:y="18.365cm" svg:viewBox="0 0 39 101" svg:d="M39 8c0-8-1-8-9-8-7 0-14 0-21 0-8 0-9 0-9 8 0 28 0 56 0 85 0 8 1 8 9 8 7 0 14 0 21 0 8 0 9 0 9-8 0-29 0-57 0-85z">
              <text:p/>
            </draw:path>
            <draw:path draw:style-name="gr4" draw:text-style-name="P4" draw:layer="layout" svg:width="0.038cm" svg:height="0.101cm" svg:x="2.569cm" svg:y="18.46cm" svg:viewBox="0 0 39 102" svg:d="M39 9c0-9-1-9-9-9-7 0-14 0-21 0-8 0-9 0-9 9 0 28 0 56 0 84 0 8 1 9 9 9 7 0 14 0 21 0 8 0 9-1 9-9 0-28 0-56 0-84z">
              <text:p/>
            </draw:path>
            <draw:path draw:style-name="gr4" draw:text-style-name="P4" draw:layer="layout" svg:width="0.038cm" svg:height="0.1cm" svg:x="2.569cm" svg:y="18.555cm" svg:viewBox="0 0 39 101" svg:d="M39 8c0-8-1-8-9-8-7 0-14 0-21 0-8 0-9 0-9 8 0 28 0 56 0 84 0 9 1 9 9 9 7 0 14 0 21 0 8 0 9 0 9-9 0-28 0-56 0-84z">
              <text:p/>
            </draw:path>
            <draw:path draw:style-name="gr4" draw:text-style-name="P4" draw:layer="layout" svg:width="0.105cm" svg:height="0.286cm" svg:x="2.569cm" svg:y="18.65cm" svg:viewBox="0 0 106 287" svg:d="M98 287c7 0 8 0 8-7s-1-7-2-7c-10-8-32-24-47-53-12-24-18-48-18-76 0-45 0-91 0-136 0-8-1-8-9-8-7 0-14 0-21 0-8 0-9 0-9 8 0 45 0 91 0 136 0 47 24 107 93 143 1 0 3 0 5 0z">
              <text:p/>
            </draw:path>
            <draw:path draw:style-name="gr4" draw:text-style-name="P4" draw:layer="layout" svg:width="0.143cm" svg:height="0.22cm" svg:x="2.746cm" svg:y="17.269cm" svg:viewBox="0 0 144 221" svg:d="M73 11c1-5 0-4 1-6 0-3-4-5-7-5-1 0-2 0-2 0-14 1-28 1-42 2-4 1-10 1-10 10 0 5 7 5 9 5 3 0 9 0 13 1-3 11-5 24-9 36-7 29-14 58-22 87-4 18-4 22-4 29 0 41 30 51 54 51 57 0 90-51 90-92 0-39-30-53-56-53-15 0-28 6-34 10 6-25 13-50 19-75zM54 211c-12 0-23-8-23-27 0-10 4-22 6-32 3-12 9-33 11-43 1-6 19-22 38-22 20 0 22 17 22 25 0 16-11 55-16 67-11 26-28 32-38 32z">
              <text:p/>
            </draw:path>
            <draw:path draw:style-name="gr4" draw:text-style-name="P4" draw:layer="layout" svg:width="0.054cm" svg:height="0.113cm" svg:x="2.905cm" svg:y="17.25cm" svg:viewBox="0 0 55 114" svg:d="M53 19c2-4 2-6 2-7 0-7-6-12-13-12-9 0-11 6-12 10-10 32-20 64-29 96 0 1-1 3-1 4 0 2 6 4 8 4s2 0 4-3c13-31 27-62 41-92z">
              <text:p/>
            </draw:path>
            <draw:path draw:style-name="gr4" draw:text-style-name="P4" draw:layer="layout" svg:width="0.066cm" svg:height="0.147cm" svg:x="2.904cm" svg:y="17.423cm" svg:viewBox="0 0 67 148" svg:d="M61 8c0-4-2-8-8-8s-13 5-13 13c0 3 3 8 9 8 7 0 12-7 12-13zM16 121c-1 2-2 5-2 9 0 10 9 18 21 18 23 0 32-29 32-33 0-3-2-3-3-3-4 0-4 1-5 4-4 18-14 27-23 27-5 0-5-4-5-8 0-5 1-9 3-14 2-6 5-12 7-18 2-5 10-26 11-28s1-5 1-8c0-9-8-18-21-18-21 0-32 30-32 34 0 2 4 2 4 2 3 0 3 0 4-3 5-19 15-27 23-27 4 0 6 2 6 8 0 5-1 8-6 22-5 12-10 24-15 36z">
              <text:p/>
            </draw:path>
            <draw:path draw:style-name="gr4" draw:text-style-name="P4" draw:layer="layout" svg:width="0.073cm" svg:height="0.315cm" svg:x="3.809cm" svg:y="17.2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4" draw:text-style-name="P4" draw:layer="layout" svg:width="0.129cm" svg:height="0.208cm" svg:x="3.932cm" svg:y="17.278cm" svg:viewBox="0 0 130 209" svg:d="M77 3c-17 11-41 17-67 17-3 0-7 0-10 0 0 1 0 3 0 4 0 2 0 4 0 5 3 0 7 0 10 0 10 0 23 0 29-2 0-1 1-1 1-1 0 27 0 55 0 83 0 64 0 83 0 85-3 5-8 5-24 6-5 0-10 0-15 0 0 2 0 3 0 5 0 1 0 3 0 4 21 0 43 0 65 0 21 0 43 0 64 0 0-1 0-3 0-4 0-2 0-3 0-5-5 0-10 0-15 0-16-1-21-1-23-6-1-2-2-23-2-97 0-51 0-64 0-95-1-3-6-2-13 1zM76 193c-3 5-15 5-20 1-1-1-1-1-2-2 0-28-1-56-1-84s0-56 0-84c2-1 5-2 7-3 4-1 9-3 12-5 2-1 4-2 5-3 0 30 0 60 0 89 1 81 0 89-1 91z">
              <text:p/>
            </draw:path>
            <draw:path draw:style-name="gr4" draw:text-style-name="P4" draw:layer="layout" svg:width="0.112cm" svg:height="0.144cm" svg:x="4.102cm" svg:y="17.438cm" svg:viewBox="0 0 113 145" svg:d="M1 133c-1 4-1 3-1 5 0 4 4 7 8 7 7 0 9-6 11-14 3-11 9-37 12-46 1 4 9 15 24 15 28 0 58-31 58-63 0-24-16-37-35-37-21 0-48 19-56 50-7 28-14 56-21 83zM55 94c-17 0-22-17-22-20 1-3 2-5 2-7 7-28 8-33 14-43 9-11 19-18 28-18s18 7 18 23c0 10-5 34-12 45-10 16-22 20-28 20z">
              <text:p/>
            </draw:path>
            <draw:path draw:style-name="gr4" draw:text-style-name="P4" draw:layer="layout" svg:width="0.027cm" svg:height="0.067cm" svg:x="4.247cm" svg:y="17.51cm" svg:viewBox="0 0 28 68" svg:d="M22 22c0 12-2 27-18 40 0 1 0 2 0 3 0 2 1 3 2 3 4 0 22-18 22-44 0-13-5-24-15-24-8 0-13 5-13 13 0 7 5 12 13 12 5 0 9-3 9-3z">
              <text:p/>
            </draw:path>
            <draw:path draw:style-name="gr4" draw:text-style-name="P4" draw:layer="layout" svg:width="0.091cm" svg:height="0.157cm" svg:x="4.303cm" svg:y="17.379cm" svg:viewBox="0 0 92 158" svg:d="M21 126c2 14 10 32 28 32 8 0 16-2 23-8 4-2 15-10 15-12s-1-5-2-5c-2 0-2 0-6 4-9 8-20 15-30 15-15 0-15-25-15-30 0-2 0-3 1-7 0-3 0-3 3-5 12-12 54-52 54-90 0-4 0-20-15-20-19 0-33 29-37 35-9 19-14 37-17 49-3 14-3 22-3 33-2 1-15 13-16 14-4 3-4 4-4 5 0 2 2 4 4 4 1 0 7-6 9-7 2-2 5-5 8-7zM37 101c4-24 21-95 40-95 5 0 8 4 8 12 0 3 0 22-19 49-11 17-24 28-29 34z">
              <text:p/>
            </draw:path>
            <draw:path draw:style-name="gr4" draw:text-style-name="P4" draw:layer="layout" svg:width="0.028cm" svg:height="0.067cm" svg:x="4.428cm" svg:y="17.51cm" svg:viewBox="0 0 29 68" svg:d="M22 22c0 12-2 27-18 40 0 1 0 2 0 3 0 2 1 3 2 3 4 0 23-18 23-44 0-13-6-24-16-24-8 0-13 5-13 13 0 7 5 12 13 12 5 0 9-3 9-3z">
              <text:p/>
            </draw:path>
            <draw:path draw:style-name="gr4" draw:text-style-name="P4" draw:layer="layout" svg:width="0.097cm" svg:height="0.159cm" svg:x="4.492cm" svg:y="17.377cm" svg:viewBox="0 0 98 160" svg:d="M52 61c-33 9-52 37-52 60 0 24 18 39 40 39 27 0 47-31 47-64 0-20-11-33-18-41-8-9-25-27-25-38 0-3 4-9 13-9 7 0 13 4 19 6 1 1 9 6 12 6 6 0 10-5 10-9 0-6-4-7-15-8-3-1-13-3-20-3-16 0-26 10-26 23 0 12 7 26 15 38zM56 67c6 10 14 23 14 39 0 18-11 48-30 48-12 0-24-8-24-26 0-15 9-53 40-61z">
              <text:p/>
            </draw:path>
            <draw:path draw:style-name="gr4" draw:text-style-name="P4" draw:layer="layout" svg:width="0.073cm" svg:height="0.315cm" svg:x="4.649cm" svg:y="17.2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4" draw:text-style-name="P4" draw:layer="layout" svg:width="0.104cm" svg:height="0.029cm" svg:x="4.77cm" svg:y="17.193cm" svg:viewBox="0 0 105 30" svg:d="M105 4c-2-1-3-3-5-4 0 1-12 15-26 15-7 0-15-4-20-8-9-4-14-7-20-7-12 0-18 7-34 25 1 2 3 3 4 5 9-5 13-16 27-16 7 0 15 5 20 8 9 5 15 8 20 8 12 0 18-8 34-26z">
              <text:p/>
            </draw:path>
            <draw:path draw:style-name="gr4" draw:text-style-name="P4" draw:layer="layout" svg:width="0.143cm" svg:height="0.22cm" svg:x="4.757cm" svg:y="17.269cm" svg:viewBox="0 0 144 221" svg:d="M73 11c1-5 0-4 1-6 0-3-4-5-7-5-1 0-1 0-2 0-14 1-27 1-41 2-4 1-11 1-11 10 0 5 7 5 9 5 3 0 9 0 13 1-2 11-5 24-9 36-7 29-14 58-22 87-4 18-4 22-4 29 0 41 31 51 54 51 58 0 90-51 90-92 0-39-29-53-56-53-15 0-28 6-34 10 6-25 13-50 19-75zM55 211c-13 0-24-8-24-27 0-10 4-22 6-32 3-12 9-33 11-43 1-6 19-22 39-22 19 0 21 17 21 25 0 16-11 55-15 67-11 26-29 32-38 32z">
              <text:p/>
            </draw:path>
            <draw:path draw:style-name="gr4" draw:text-style-name="P4" draw:layer="layout" svg:width="0.036cm" svg:height="0.093cm" svg:x="4.932cm" svg:y="17.454cm" svg:viewBox="0 0 37 94" svg:d="M37 33c0-20-7-33-20-33-11 0-17 8-17 17 0 8 6 17 17 17 4 0 8-2 11-4 1-1 1-1 2-1 0 1 1 0 1 4 0 24-12 43-22 53-3 4-4 4-4 6s2 2 3 2c4 0 29-24 29-61z">
              <text:p/>
            </draw:path>
            <draw:path draw:style-name="gr4" draw:text-style-name="P4" draw:layer="layout" svg:width="0.143cm" svg:height="0.22cm" svg:x="5.062cm" svg:y="17.269cm" svg:viewBox="0 0 144 221" svg:d="M73 11c1-5 0-4 1-6 0-3-3-5-7-5-1 0-1 0-2 0-14 1-27 1-41 2-4 1-10 1-10 10 0 5 6 5 8 5 4 0 9 0 13 1-2 11-5 24-8 36-8 29-15 58-23 87-4 18-4 22-4 29 0 41 31 51 54 51 58 0 90-51 90-92 0-39-29-53-55-53-15 0-28 6-35 10 6-25 13-50 19-75zM55 211c-13 0-23-8-23-27 0-10 3-22 6-32 2-12 8-33 11-43 0-6 18-22 38-22s21 17 21 25c0 16-11 55-15 67-11 26-29 32-38 32z">
              <text:p/>
            </draw:path>
            <draw:path draw:style-name="gr4" draw:text-style-name="P4" draw:layer="layout" svg:width="0.055cm" svg:height="0.113cm" svg:x="5.221cm" svg:y="17.25cm" svg:viewBox="0 0 56 114" svg:d="M54 19c2-4 2-6 2-7 0-7-7-12-14-12-8 0-11 6-11 10-10 32-20 64-30 96 0 1-1 3-1 4 0 2 7 4 9 4 1 0 2 0 3-3 14-31 28-62 42-92z">
              <text:p/>
            </draw:path>
            <draw:path draw:style-name="gr4" draw:text-style-name="P4" draw:layer="layout" svg:width="0.066cm" svg:height="0.147cm" svg:x="5.221cm" svg:y="17.423cm" svg:viewBox="0 0 67 148" svg:d="M61 8c0-4-3-8-9-8s-12 5-12 13c0 3 3 8 9 8s12-7 12-13zM16 121c-1 2-2 5-2 9 0 10 8 18 21 18 22 0 32-29 32-33 0-3-3-3-4-3-3 0-3 1-4 4-5 18-15 27-23 27-5 0-6-4-6-8 0-5 1-9 3-14 3-6 6-12 7-18 3-5 10-26 11-28s2-5 2-8c0-9-9-18-22-18-21 0-31 30-31 34 0 2 3 2 4 2 2 0 3 0 3-3 6-19 16-27 24-27 4 0 6 2 6 8 0 5-2 8-7 22-5 12-9 24-14 36z">
              <text:p/>
            </draw:path>
            <draw:path draw:style-name="gr4" draw:text-style-name="P4" draw:layer="layout" svg:width="0.073cm" svg:height="0.315cm" svg:x="5.333cm" svg:y="17.251cm" svg:viewBox="0 0 74 316" svg:d="M74 158c0-25-4-63-21-99-20-38-47-59-49-59s-4 2-4 4l6 7c31 30 49 81 49 147 0 54-12 110-51 150-4 3-4 4-4 5 0 2 2 3 4 3s31-21 50-61c16-35 20-71 20-97z">
              <text:p/>
            </draw:path>
            <draw:path draw:style-name="gr4" draw:text-style-name="P4" draw:layer="layout" svg:width="0.209cm" svg:height="0.073cm" svg:x="5.492cm" svg:y="17.372cm" svg:viewBox="0 0 210 74" svg:d="M199 13c5 0 11 0 11-7 0-6-6-6-10-6-64 0-127 0-190 0-5 0-10 0-10 6 0 7 5 7 11 7 62 0 125 0 188 0zM200 74c4 0 10 0 10-7 0-6-6-6-11-6-63 0-126 0-188 0-6 0-11 0-11 6 0 7 5 7 10 7 63 0 126 0 190 0z">
              <text:p/>
            </draw:path>
            <draw:path draw:style-name="gr4" draw:text-style-name="P4" draw:layer="layout" svg:width="0.102cm" svg:height="0.21cm" svg:x="5.783cm" svg:y="17.278cm" svg:viewBox="0 0 103 211" svg:d="M65 8c0-8 0-8-8-8-19 20-47 20-57 20 0 3 0 6 0 10 6 0 24 0 41-8 0 54 0 109 0 163 0 11-1 16-29 16-4 0-7 0-10 0 0 3 0 6 0 10 11-1 38-1 51-1s40 0 50 1c0-4 0-7 0-10-3 0-6 0-9 0-28 0-29-4-29-16 0-59 0-118 0-177z">
              <text:p/>
            </draw:path>
            <draw:path draw:style-name="gr4" draw:text-style-name="P4" draw:layer="layout" svg:width="0.072cm" svg:height="0.315cm" svg:x="5.931cm" svg:y="17.251cm" svg:viewBox="0 0 73 316" svg:d="M73 158c0-25-3-63-21-99-19-38-46-59-49-59-2 0-3 2-3 4l6 7c31 30 49 81 49 147 0 54-12 110-51 150-4 3-4 4-4 5 0 2 1 3 3 3 3 0 32-21 50-61 16-35 20-71 20-97z">
              <text:p/>
            </draw:path>
            <draw:path draw:style-name="gr4" draw:text-style-name="P4" draw:layer="layout" svg:width="0.164cm" svg:height="0.012cm" svg:x="2.729cm" svg:y="17.682cm" svg:viewBox="0 0 165 13" svg:d="M82 13c-27 0-55 0-82 0 0-5 0-9 0-13 55 0 110 0 165 0 0 4 0 8 0 13-28 0-56 0-83 0z">
              <text:p/>
            </draw:path>
            <draw:path draw:style-name="gr4" draw:text-style-name="P4" draw:layer="layout" svg:width="0.143cm" svg:height="0.221cm" svg:x="2.746cm" svg:y="17.732cm" svg:viewBox="0 0 144 222" svg:d="M73 12c1-5 0-4 1-6 0-4-4-6-7-6-1 0-2 0-2 1-14 0-28 1-42 2-4 0-10 1-10 9 0 6 7 6 9 6 3 0 9 0 13 1-3 10-5 24-9 36-7 29-14 58-22 87-4 18-4 22-4 29 0 40 30 51 54 51 57 0 90-51 90-93 0-39-30-52-56-52-15 0-28 6-34 10 6-25 13-50 19-75zM54 211c-12 0-23-7-23-27 0-9 4-21 6-31 3-12 9-33 11-43 1-6 19-22 38-22 20 0 22 17 22 24 0 17-11 55-16 68-11 25-28 31-38 31z">
              <text:p/>
            </draw:path>
            <draw:path draw:style-name="gr4" draw:text-style-name="P4" draw:layer="layout" svg:width="0.054cm" svg:height="0.114cm" svg:x="2.905cm" svg:y="17.623cm" svg:viewBox="0 0 55 115" svg:d="M53 20c2-4 2-6 2-7 0-8-6-13-13-13-9 0-11 7-12 11-10 32-20 64-29 96 0 1-1 2-1 3 0 2 6 5 8 5s2-1 4-3c13-31 27-62 41-92z">
              <text:p/>
            </draw:path>
            <draw:path draw:style-name="gr4" draw:text-style-name="P4" draw:layer="layout" svg:width="0.066cm" svg:height="0.148cm" svg:x="2.904cm" svg:y="17.883cm" svg:viewBox="0 0 67 149" svg:d="M61 8c0-3-2-8-8-8s-13 5-13 13c0 3 3 8 9 8 7 0 12-7 12-13zM16 121c-1 3-2 6-2 9 0 10 9 19 21 19 23 0 32-30 32-34 0-3-2-3-3-3-4 0-4 1-5 4-4 18-14 27-23 27-5 0-5-3-5-8s1-9 3-14c2-6 5-12 7-18 2-5 10-26 11-28s1-5 1-7c0-10-8-19-21-19-21 0-32 30-32 34 0 3 4 3 4 3 3 0 3-1 4-3 5-20 15-27 23-27 4 0 6 2 6 7s-1 9-6 22c-5 12-10 24-15 36z">
              <text:p/>
            </draw:path>
            <draw:path draw:style-name="gr4" draw:text-style-name="P4" draw:layer="layout" svg:width="0.073cm" svg:height="0.315cm" svg:x="3.809cm" svg:y="17.7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4" draw:text-style-name="P4" draw:layer="layout" svg:width="0.129cm" svg:height="0.209cm" svg:x="3.932cm" svg:y="17.742cm" svg:viewBox="0 0 130 210" svg:d="M77 4c-17 10-41 16-67 16-3 0-7 0-10 0 0 2 0 3 0 5 0 1 0 3 0 4 3 0 7 0 10 0 10 0 23-1 29-2 0 0 1 0 1-1 0 28 0 55 0 83 0 64 0 83 0 85-3 5-8 6-24 7-5 0-10 0-15 0 0 1 0 3 0 4 0 2 0 3 0 5 21 0 43 0 65 0 21 0 43 0 64 0 0-2 0-3 0-5 0-1 0-3 0-4-5 0-10 0-15 0-16-1-21-2-23-7-1-2-2-24-2-97 0-52 0-95 0-96-1-2-6-2-13 3zM76 194c-3 3-15 4-20 1-1-1-1-2-2-2 0-28-1-57-1-85s0-56 0-84c2-1 5-2 7-2 4-2 9-5 12-6 2 0 4-1 5-2 0 29 0 59 0 89 1 81 0 89-1 91z">
              <text:p/>
            </draw:path>
            <draw:path draw:style-name="gr4" draw:text-style-name="P4" draw:layer="layout" svg:width="0.112cm" svg:height="0.144cm" svg:x="4.102cm" svg:y="17.902cm" svg:viewBox="0 0 113 145" svg:d="M1 133c-1 3-1 4-1 5 0 4 4 7 8 7 7 0 9-7 11-15 3-10 9-36 12-45 1 4 9 14 24 14 28 0 58-30 58-62 0-24-16-37-35-37-21 0-48 19-56 49-7 28-14 56-21 84zM55 94c-17 0-22-18-22-20 1-3 2-6 2-8 7-27 8-33 14-42 9-11 19-19 28-19s18 8 18 23c0 11-5 35-12 46-10 16-22 20-28 20z">
              <text:p/>
            </draw:path>
            <draw:path draw:style-name="gr4" draw:text-style-name="P4" draw:layer="layout" svg:width="0.027cm" svg:height="0.066cm" svg:x="4.247cm" svg:y="17.974cm" svg:viewBox="0 0 28 67" svg:d="M22 22c0 12-2 26-18 40 0 1 0 2 0 3 0 2 1 2 2 2 4 0 22-17 22-43 0-14-5-24-15-24-8 0-13 5-13 13 0 7 5 12 13 12 5 0 9-3 9-3z">
              <text:p/>
            </draw:path>
            <draw:path draw:style-name="gr4" draw:text-style-name="P4" draw:layer="layout" svg:width="0.091cm" svg:height="0.157cm" svg:x="4.303cm" svg:y="17.843cm" svg:viewBox="0 0 92 158" svg:d="M21 125c2 14 10 33 28 33 8 0 16-2 23-8 4-2 15-10 15-12s-1-5-2-5c-2 0-2 0-6 4-9 8-20 15-30 15-15 0-15-26-15-30 0-3 0-3 1-8 0-2 0-2 3-4 12-12 54-52 54-91 0-3 0-19-15-19-19 0-33 29-37 35-9 19-14 37-17 48-3 15-3 22-3 33-2 2-15 14-16 15-4 3-4 3-4 5s2 3 4 3c1 0 7-5 9-7s5-5 8-7zM37 100c4-23 21-94 40-94 5 0 8 4 8 12 0 2 0 22-19 49-11 16-24 28-29 33z">
              <text:p/>
            </draw:path>
            <draw:path draw:style-name="gr4" draw:text-style-name="P4" draw:layer="layout" svg:width="0.028cm" svg:height="0.066cm" svg:x="4.428cm" svg:y="17.974cm" svg:viewBox="0 0 29 67" svg:d="M22 22c0 12-2 26-18 40 0 1 0 2 0 3 0 2 1 2 2 2 4 0 23-17 23-43 0-14-6-24-16-24-8 0-13 5-13 13 0 7 5 12 13 12 5 0 9-3 9-3z">
              <text:p/>
            </draw:path>
            <draw:path draw:style-name="gr4" draw:text-style-name="P4" draw:layer="layout" svg:width="0.097cm" svg:height="0.16cm" svg:x="4.492cm" svg:y="17.841cm" svg:viewBox="0 0 98 161" svg:d="M52 62c-33 8-52 37-52 60 0 24 18 39 40 39 27 0 47-31 47-64 0-21-11-34-18-41-8-9-25-28-25-38 0-3 4-9 13-9 7 0 13 4 19 6 1 1 9 6 12 6 6 0 10-5 10-9 0-6-4-7-15-9-3 0-13-3-20-3-16 0-26 10-26 23 0 12 7 26 15 39zM56 68c6 10 14 23 14 39 0 18-11 48-30 48-12 0-24-8-24-26 0-15 9-53 40-61z">
              <text:p/>
            </draw:path>
            <draw:path draw:style-name="gr4" draw:text-style-name="P4" draw:layer="layout" svg:width="0.073cm" svg:height="0.315cm" svg:x="4.649cm" svg:y="17.7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4" draw:text-style-name="P4" draw:layer="layout" svg:width="0.104cm" svg:height="0.029cm" svg:x="4.77cm" svg:y="17.657cm" svg:viewBox="0 0 105 30" svg:d="M105 4c-2-1-3-3-5-4-9 5-12 15-26 15-7 0-15-4-20-8-9-5-14-7-20-7-12 0-18 7-34 24 1 2 3 4 4 6 0-1 13-16 27-16 7 0 15 5 20 8 9 5 15 8 20 8 12 0 18-8 34-26z">
              <text:p/>
            </draw:path>
            <draw:path draw:style-name="gr4" draw:text-style-name="P4" draw:layer="layout" svg:width="0.143cm" svg:height="0.221cm" svg:x="4.757cm" svg:y="17.732cm" svg:viewBox="0 0 144 222" svg:d="M73 12c1-5 0-4 1-6 0-4-4-6-7-6-1 0-1 0-2 1-14 0-27 1-41 2-4 0-11 1-11 9 0 6 7 6 9 6 3 0 9 0 13 1-2 10-5 24-9 36-7 29-14 58-22 87-4 18-4 22-4 29 0 40 31 51 54 51 58 0 90-51 90-93 0-39-29-52-56-52-15 0-28 6-34 10 6-25 13-50 19-75zM55 211c-13 0-24-7-24-27 0-9 4-21 6-31 3-12 9-33 11-43 1-6 19-22 39-22 19 0 21 17 21 24 0 17-11 55-15 68-11 25-29 31-38 31z">
              <text:p/>
            </draw:path>
            <draw:path draw:style-name="gr4" draw:text-style-name="P4" draw:layer="layout" svg:width="0.036cm" svg:height="0.093cm" svg:x="4.932cm" svg:y="17.918cm" svg:viewBox="0 0 37 94" svg:d="M37 33c0-20-7-33-20-33-11 0-17 8-17 17 0 8 6 16 17 16 4 0 8-1 11-3 1-1 1-1 2-1 0 1 1 0 1 4 0 24-12 43-22 53-3 4-4 4-4 5 0 3 2 3 3 3 4 0 29-24 29-61z">
              <text:p/>
            </draw:path>
            <draw:path draw:style-name="gr4" draw:text-style-name="P4" draw:layer="layout" svg:width="0.164cm" svg:height="0.012cm" svg:x="5.045cm" svg:y="17.682cm" svg:viewBox="0 0 165 13" svg:d="M83 13c-28 0-55 0-83 0 0-5 0-9 0-13 55 0 110 0 165 0 0 4 0 8 0 13-28 0-55 0-82 0z">
              <text:p/>
            </draw:path>
            <draw:path draw:style-name="gr4" draw:text-style-name="P4" draw:layer="layout" svg:width="0.143cm" svg:height="0.221cm" svg:x="5.062cm" svg:y="17.732cm" svg:viewBox="0 0 144 222" svg:d="M73 12c1-5 0-4 1-6 0-4-3-6-7-6-1 0-1 0-2 1-14 0-27 1-41 2-4 0-10 1-10 9 0 6 6 6 8 6 4 0 9 0 13 1-2 10-5 24-8 36-8 29-15 58-23 87-4 18-4 22-4 29 0 40 31 51 54 51 58 0 90-51 90-93 0-39-29-52-55-52-15 0-28 6-35 10 6-25 13-50 19-75zM55 211c-13 0-23-7-23-27 0-9 3-21 6-31 2-12 8-33 11-43 0-6 18-22 38-22s21 17 21 24c0 17-11 55-15 68-11 25-29 31-38 31z">
              <text:p/>
            </draw:path>
            <draw:path draw:style-name="gr4" draw:text-style-name="P4" draw:layer="layout" svg:width="0.055cm" svg:height="0.114cm" svg:x="5.221cm" svg:y="17.623cm" svg:viewBox="0 0 56 115" svg:d="M54 20c2-4 2-6 2-7 0-8-7-13-14-13-8 0-11 7-11 11-10 32-20 64-30 96 0 1-1 2-1 3 0 2 7 5 9 5 1 0 2-1 3-3 14-31 28-62 42-92z">
              <text:p/>
            </draw:path>
            <draw:path draw:style-name="gr4" draw:text-style-name="P4" draw:layer="layout" svg:width="0.066cm" svg:height="0.148cm" svg:x="5.221cm" svg:y="17.883cm" svg:viewBox="0 0 67 149" svg:d="M61 8c0-3-3-8-9-8s-12 5-12 13c0 3 3 8 9 8s12-7 12-13zM16 121c-1 3-2 6-2 9 0 10 8 19 21 19 22 0 32-30 32-34 0-3-3-3-4-3-3 0-3 1-4 4-5 18-15 27-23 27-5 0-6-3-6-8s1-9 3-14c3-6 6-12 7-18 3-5 10-26 11-28s2-5 2-7c0-10-9-19-22-19-21 0-31 30-31 34 0 3 3 3 4 3 2 0 3-1 3-3 6-20 16-27 24-27 4 0 6 2 6 7s-2 9-7 22c-5 12-9 24-14 36z">
              <text:p/>
            </draw:path>
            <draw:path draw:style-name="gr4" draw:text-style-name="P4" draw:layer="layout" svg:width="0.073cm" svg:height="0.315cm" svg:x="5.333cm" svg:y="17.715cm" svg:viewBox="0 0 74 316" svg:d="M74 157c0-24-4-62-21-98-20-38-47-59-49-59s-4 1-4 3c0 1 0 1 6 7 31 31 49 82 49 147 0 55-12 110-51 151-4 3-4 4-4 5 0 2 2 3 4 3s31-22 50-61c16-35 20-71 20-98z">
              <text:p/>
            </draw:path>
            <draw:path draw:style-name="gr4" draw:text-style-name="P4" draw:layer="layout" svg:width="0.209cm" svg:height="0.074cm" svg:x="5.492cm" svg:y="17.835cm" svg:viewBox="0 0 210 75" svg:d="M199 13c5 0 11 0 11-7 0-6-6-6-10-6-64 0-127 0-190 0-5 0-10 0-10 6 0 7 5 7 11 7 62 0 125 0 188 0zM200 75c4 0 10 0 10-7 0-6-6-6-11-6-63 0-126 0-188 0-6 0-11 0-11 6 0 7 5 7 10 7 63 0 126 0 190 0z">
              <text:p/>
            </draw:path>
            <draw:path draw:style-name="gr4" draw:text-style-name="P4" draw:layer="layout" svg:width="0.102cm" svg:height="0.21cm" svg:x="5.783cm" svg:y="17.741cm" svg:viewBox="0 0 103 211" svg:d="M65 8c0-7 0-8-8-8-19 21-47 21-57 21 0 3 0 6 0 10 6 0 24 0 41-9 0 55 0 110 0 164 0 11-1 15-29 15-4 0-7 0-10 0 0 3 0 6 0 10 11-1 38-1 51-1s40 0 50 1c0-4 0-7 0-10-3 0-6 0-9 0-28 0-29-3-29-15 0-59 0-119 0-178z">
              <text:p/>
            </draw:path>
            <draw:path draw:style-name="gr4" draw:text-style-name="P4" draw:layer="layout" svg:width="0.072cm" svg:height="0.315cm" svg:x="5.931cm" svg:y="17.715cm" svg:viewBox="0 0 73 316" svg:d="M73 157c0-24-3-62-21-98-19-38-46-59-49-59-2 0-3 1-3 3 0 1 0 1 6 7 31 31 49 82 49 147 0 55-12 110-51 151-4 3-4 4-4 5 0 2 1 3 3 3 3 0 32-22 50-61 16-35 20-71 20-98z">
              <text:p/>
            </draw:path>
            <draw:path draw:style-name="gr4" draw:text-style-name="P4" draw:layer="layout" svg:width="0.072cm" svg:height="0.315cm" svg:x="2.761cm" svg:y="18.17cm" svg:viewBox="0 0 73 316" svg:d="M73 312c0-1 0-1-6-6-39-41-49-100-49-149 0-54 12-109 51-149 4-4 4-4 4-5 0-2-1-3-3-3-3 0-32 22-50 61-16 35-20 70-20 96s3 63 21 99c19 39 46 60 49 60 2 0 3-1 3-4z">
              <text:p/>
            </draw:path>
            <draw:path draw:style-name="gr4" draw:text-style-name="P4" draw:layer="layout" svg:width="0.135cm" svg:height="0.012cm" svg:x="2.852cm" svg:y="18.137cm" svg:viewBox="0 0 136 13" svg:d="M68 13c-22 0-45 0-68 0 0-5 0-9 0-13 45 0 91 0 136 0 0 4 0 8 0 13-23 0-45 0-68 0z">
              <text:p/>
            </draw:path>
            <draw:path draw:style-name="gr4" draw:text-style-name="P4" draw:layer="layout" svg:width="0.115cm" svg:height="0.222cm" svg:x="2.867cm" svg:y="18.187cm" svg:viewBox="0 0 116 223" svg:d="M60 4c-1-2 0-4-3-4-8 0-31 3-39 4-3 0-6 0-6 6 0 3 2 3 8 3 15 0 15 3 15 6s-3 12-4 20c-9 34-17 68-26 102-4 16-5 22-5 33 0 29 17 49 40 49 37 0 76-47 76-93 0-28-16-50-41-50-16 0-28 9-38 19 8-32 15-64 23-95zM31 123c1-7 1-7 5-11 15-20 30-25 38-25 11 0 20 9 20 30 0 18-11 55-17 67-10 21-25 32-37 32-10 0-21-8-21-32 0-6 0-12 5-32 2-10 4-19 7-29z">
              <text:p/>
            </draw:path>
            <draw:path draw:style-name="gr4" draw:text-style-name="P4" draw:layer="layout" svg:width="0.115cm" svg:height="0.222cm" svg:x="3.003cm" svg:y="18.187cm" svg:viewBox="0 0 116 223" svg:d="M60 4c-1-2 0-4-3-4-8 0-31 3-39 4-3 0-6 0-6 6 0 3 2 3 8 3 14 0 15 3 15 6s-3 12-4 20c-9 34-18 68-27 102-3 16-4 22-4 33 0 29 16 49 40 49 37 0 76-47 76-93 0-28-17-50-42-50-15 0-27 9-37 19 8-32 15-64 23-95zM31 123c1-7 1-7 4-11 16-20 30-25 39-25 11 0 20 9 20 30 0 18-11 55-17 67-10 21-25 32-37 32-11 0-21-8-21-32 0-6 0-12 4-32 3-10 5-19 8-29z">
              <text:p/>
            </draw:path>
            <draw:path draw:style-name="gr4" draw:text-style-name="P4" draw:layer="layout" svg:width="0.073cm" svg:height="0.315cm" svg:x="3.142cm" svg:y="18.17cm" svg:viewBox="0 0 74 316" svg:d="M74 157c0-24-4-63-22-98-19-39-46-59-48-59-3 0-4 1-4 3 0 1 0 1 6 7 31 31 49 82 49 147 0 54-12 110-51 150-4 4-4 4-4 5 0 3 1 4 4 4 2 0 31-22 49-62 16-34 21-70 21-97z">
              <text:p/>
            </draw:path>
            <draw:path draw:style-name="gr4" draw:text-style-name="P4" draw:layer="layout" svg:width="0.088cm" svg:height="0.068cm" svg:x="3.303cm" svg:y="18.138cm" svg:viewBox="0 0 89 69" svg:d="M29 5c1-1 0-1 1-2 0-3-3-3-5-3-6 0-13 1-20 1-2 1-2 1-3 1-1 1-1 2-1 3 0 3 2 3 4 3 6 0 7 1 8 2 0 2 0 3 0 5-4 16-8 31-11 46-1 2-1 4-2 6 0 2 2 2 4 2 0 0 1 0 2 0 12-2 34-6 54-21 25-18 29-41 29-43s-2-5-5-5c-4 0-8 2-8 5-2 8-7 22-24 37-9 8-22 16-37 20 5-19 9-38 14-57z">
              <text:p/>
            </draw:path>
            <draw:path draw:style-name="gr4" draw:text-style-name="P4" draw:layer="layout" svg:width="0.122cm" svg:height="0.01cm" svg:x="3.285cm" svg:y="18.231cm" svg:viewBox="0 0 123 11" svg:d="M62 11c-21 0-41 0-62 0 0-4 0-7 0-11 41 0 82 0 123 0 0 4 0 7 0 11-20 0-41 0-61 0z">
              <text:p/>
            </draw:path>
            <draw:path draw:style-name="gr4" draw:text-style-name="P4" draw:layer="layout" svg:width="0.077cm" svg:height="0.104cm" svg:x="3.307cm" svg:y="18.263cm" svg:viewBox="0 0 78 105" svg:d="M78 75c-2 0-4 0-6 0-1 3-2 13-5 14-1 1-14 1-17 1-10 0-20 0-30 0 10-7 21-16 31-23 15-9 27-18 27-36 0-19-19-31-41-31s-37 13-37 28c0 8 7 10 9 10 4 0 9-3 9-9 0-7-4-9-9-10 4-7 13-12 24-12 16 0 28 9 28 24 0 14-9 24-21 35-12 10-25 21-38 32-2 2-2 2-2 3s0 3 0 4c24 0 49 0 73 0 2-10 3-20 5-30z">
              <text:p/>
            </draw:path>
            <draw:path draw:style-name="gr4" draw:text-style-name="P4" draw:layer="layout" svg:width="0.073cm" svg:height="0.315cm" svg:x="3.809cm" svg:y="18.1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4" draw:text-style-name="P4" draw:layer="layout" svg:width="0.129cm" svg:height="0.209cm" svg:x="3.932cm" svg:y="18.196cm" svg:viewBox="0 0 130 210" svg:d="M77 4c-17 10-41 16-67 16-3 0-7 0-10 0 0 2 0 3 0 5 0 1 0 3 0 4 3 0 7 0 10 0 10 0 23 0 29-1 0-1 1-1 1-1 0 27 0 55 0 82 0 64 0 83 0 85-3 5-8 6-24 7-5 0-10 0-15 0 0 2 0 3 0 5 0 1 0 3 0 4 21 0 43 0 65 0 21 0 43 0 64 0 0-1 0-3 0-4 0-2 0-3 0-5-5 0-10 0-15 0-16-1-21-2-23-7-1-2-2-23-2-96 0-52 0-96 0-96-1-3-6-2-13 2zM76 194c-3 4-15 5-20 1-1-1-1-2-2-3 0-28-1-56-1-83 0-29 0-57 0-85 2-1 5-2 7-3 4-1 9-3 12-5 2-1 4-1 5-2 0 30 0 59 0 89 1 81 0 89-1 91z">
              <text:p/>
            </draw:path>
            <draw:path draw:style-name="gr4" draw:text-style-name="P4" draw:layer="layout" svg:width="0.112cm" svg:height="0.144cm" svg:x="4.102cm" svg:y="18.356cm" svg:viewBox="0 0 113 145" svg:d="M1 133c-1 4-1 5-1 6 0 4 4 6 8 6 7 0 9-6 11-14 3-11 9-37 12-45 1 4 9 14 24 14 28 0 58-30 58-62 0-24-16-38-35-38-21 0-48 20-56 50-7 28-14 56-21 83zM55 94c-17 0-22-17-22-19 1-3 2-6 2-8 7-27 8-33 14-43 9-11 19-18 28-18s18 7 18 23c0 10-5 35-12 46-10 15-22 19-28 19z">
              <text:p/>
            </draw:path>
            <draw:path draw:style-name="gr4" draw:text-style-name="P4" draw:layer="layout" svg:width="0.027cm" svg:height="0.066cm" svg:x="4.247cm" svg:y="18.429cm" svg:viewBox="0 0 28 67" svg:d="M22 22c0 11-2 26-18 40 0 1 0 2 0 3 0 2 1 2 2 2 4 0 22-17 22-44 0-13-5-23-15-23-8 0-13 5-13 13 0 6 5 12 13 12 5 0 9-3 9-3z">
              <text:p/>
            </draw:path>
            <draw:path draw:style-name="gr4" draw:text-style-name="P4" draw:layer="layout" svg:width="0.091cm" svg:height="0.157cm" svg:x="4.303cm" svg:y="18.299cm" svg:viewBox="0 0 92 158" svg:d="M21 125c2 14 10 33 28 33 8 0 16-2 23-8 4-2 15-11 15-13 0-1-1-4-2-4-2 0-2 0-6 3-9 9-20 16-30 16-15 0-15-26-15-31 0-2 0-2 1-7 0-2 0-2 3-5 12-11 54-51 54-90 0-4 0-19-15-19-19 0-33 28-37 35-9 19-14 37-17 48-3 15-3 22-3 33-2 2-15 14-16 15-4 3-4 3-4 5 0 1 2 3 4 3 1 0 7-5 9-7s5-5 8-7zM37 100c4-23 21-94 40-94 5 0 8 4 8 11 0 3 0 23-19 50-11 16-24 27-29 33z">
              <text:p/>
            </draw:path>
            <draw:path draw:style-name="gr4" draw:text-style-name="P4" draw:layer="layout" svg:width="0.028cm" svg:height="0.066cm" svg:x="4.428cm" svg:y="18.429cm" svg:viewBox="0 0 29 67" svg:d="M22 22c0 11-2 26-18 40 0 1 0 2 0 3 0 2 1 2 2 2 4 0 23-17 23-44 0-13-6-23-16-23-8 0-13 5-13 13 0 6 5 12 13 12 5 0 9-3 9-3z">
              <text:p/>
            </draw:path>
            <draw:path draw:style-name="gr4" draw:text-style-name="P4" draw:layer="layout" svg:width="0.097cm" svg:height="0.16cm" svg:x="4.492cm" svg:y="18.296cm" svg:viewBox="0 0 98 161" svg:d="M52 62c-33 8-52 37-52 60 0 24 18 39 40 39 27 0 47-31 47-64 0-21-11-34-18-41-8-10-25-28-25-38 0-3 4-9 13-9 7 0 13 4 19 5 1 2 9 7 12 7 6 0 10-6 10-9 0-7-4-7-15-9-3 0-13-3-20-3-16 0-26 10-26 23 0 12 7 26 15 39zM56 67c6 11 14 24 14 40 0 18-11 48-30 48-12 0-24-8-24-26 0-16 9-53 40-62z">
              <text:p/>
            </draw:path>
            <draw:path draw:style-name="gr4" draw:text-style-name="P4" draw:layer="layout" svg:width="0.073cm" svg:height="0.315cm" svg:x="4.649cm" svg:y="18.1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4" draw:text-style-name="P4" draw:layer="layout" svg:width="0.104cm" svg:height="0.028cm" svg:x="4.77cm" svg:y="18.112cm" svg:viewBox="0 0 105 29" svg:d="M105 4c-2-1-3-3-5-4-9 5-12 15-26 15-7 0-15-5-20-8-9-5-14-7-20-7-12 0-18 6-34 24 1 2 3 3 4 5 9-5 13-15 27-15 7 0 15 5 20 8 9 5 15 7 20 7 12 0 18-7 34-25z">
              <text:p/>
            </draw:path>
            <draw:path draw:style-name="gr4" draw:text-style-name="P4" draw:layer="layout" svg:width="0.143cm" svg:height="0.221cm" svg:x="4.757cm" svg:y="18.187cm" svg:viewBox="0 0 144 222" svg:d="M73 12c1-5 0-4 1-6 0-4-4-6-7-6-1 0-1 0-2 1-14 0-27 1-41 2-4 0-11 0-11 9 0 6 7 6 9 6 3 0 9 0 13 0-2 11-5 24-9 37-7 29-14 58-22 87-4 17-4 22-4 29 0 40 31 51 54 51 58 0 90-51 90-93 0-39-29-53-56-53-15 0-28 7-34 11 6-25 13-50 19-75zM55 211c-13 0-24-7-24-27 0-9 4-21 6-31 3-12 9-34 11-43 1-6 19-22 39-22 19 0 21 17 21 24 0 17-11 55-15 68-11 25-29 31-38 31z">
              <text:p/>
            </draw:path>
            <draw:path draw:style-name="gr4" draw:text-style-name="P4" draw:layer="layout" svg:width="0.036cm" svg:height="0.093cm" svg:x="4.932cm" svg:y="18.373cm" svg:viewBox="0 0 37 94" svg:d="M37 33c0-20-7-33-20-33-11 0-17 8-17 17 0 8 6 16 17 16 4 0 8-1 11-3 1-1 1-1 2-1 0 1 1 0 1 4 0 24-12 43-22 52-4 4-4 5-4 6 0 3 2 3 3 3 4 0 29-24 29-61z">
              <text:p/>
            </draw:path>
            <draw:path draw:style-name="gr4" draw:text-style-name="P4" draw:layer="layout" svg:width="0.073cm" svg:height="0.315cm" svg:x="5.077cm" svg:y="18.17cm" svg:viewBox="0 0 74 316" svg:d="M74 312c0-1 0-1-6-6-39-41-50-100-50-149 0-54 13-109 51-149 5-4 5-4 5-5 0-2-2-3-4-3-3 0-31 22-50 61-16 35-20 70-20 96s4 63 21 99c19 39 46 60 49 60 2 0 4-1 4-4z">
              <text:p/>
            </draw:path>
            <draw:path draw:style-name="gr4" draw:text-style-name="P4" draw:layer="layout" svg:width="0.135cm" svg:height="0.012cm" svg:x="5.169cm" svg:y="18.137cm" svg:viewBox="0 0 136 13" svg:d="M67 13c-22 0-45 0-67 0 0-5 0-9 0-13 45 0 91 0 136 0 0 4 0 8 0 13-23 0-46 0-69 0z">
              <text:p/>
            </draw:path>
            <draw:path draw:style-name="gr4" draw:text-style-name="P4" draw:layer="layout" svg:width="0.116cm" svg:height="0.222cm" svg:x="5.183cm" svg:y="18.187cm" svg:viewBox="0 0 117 223" svg:d="M61 4c-1-2 0-4-4-4-8 0-30 3-39 4-2 0-5 0-5 6 0 3 2 3 7 3 15 0 16 3 16 6s-3 12-5 20c-8 34-17 68-26 102-3 16-5 22-5 33 0 29 17 49 40 49 37 0 77-47 77-93 0-28-17-50-42-50-15 0-28 9-37 19 8-32 15-64 23-95zM31 123c2-7 2-7 5-11 15-20 30-25 38-25 11 0 20 9 20 30 0 18-10 55-17 67-10 21-24 32-37 32-10 0-21-8-21-32 0-6 0-12 5-32 3-10 5-19 7-29z">
              <text:p/>
            </draw:path>
            <draw:path draw:style-name="gr4" draw:text-style-name="P4" draw:layer="layout" svg:width="0.115cm" svg:height="0.222cm" svg:x="5.319cm" svg:y="18.187cm" svg:viewBox="0 0 116 223" svg:d="M61 4c-1-2 0-4-4-4-8 0-31 3-39 4-3 0-5 0-5 6 0 3 2 3 7 3 15 0 16 3 16 6s-4 12-5 20c-8 34-17 68-26 102-3 16-5 22-5 33 0 29 17 49 40 49 37 0 76-47 76-93 0-28-16-50-41-50-15 0-28 9-37 19 8-32 15-64 23-95zM31 123c2-7 2-7 5-11 15-20 30-25 38-25 11 0 20 9 20 30 0 18-10 55-17 67-10 21-24 32-37 32-10 0-21-8-21-32 0-6 0-12 5-32 3-10 5-19 7-29z">
              <text:p/>
            </draw:path>
            <draw:path draw:style-name="gr4" draw:text-style-name="P4" draw:layer="layout" svg:width="0.073cm" svg:height="0.315cm" svg:x="5.457cm" svg:y="18.17cm" svg:viewBox="0 0 74 316" svg:d="M74 157c0-24-4-63-21-98-19-39-46-59-49-59-2 0-4 1-4 3 0 1 0 1 6 7 32 31 50 82 50 147 0 54-12 110-52 150-4 4-4 4-4 5 0 3 2 4 4 4 3 0 31-22 50-62 16-34 20-70 20-97z">
              <text:p/>
            </draw:path>
            <draw:path draw:style-name="gr4" draw:text-style-name="P4" draw:layer="layout" svg:width="0.088cm" svg:height="0.068cm" svg:x="5.62cm" svg:y="18.138cm" svg:viewBox="0 0 89 69" svg:d="M29 5c1-1 0-1 1-2 0-3-3-3-6-3-6 0-12 1-19 1-2 1-3 1-4 1 0 1-1 2-1 3 0 3 3 3 4 3 6 0 8 1 9 2 0 2 0 3 0 5-4 16-8 31-12 46 0 2-1 4-1 6s1 2 3 2c1 0 1 0 2 0 12-2 34-6 54-21 25-18 30-41 30-43s-3-5-6-5-7 2-7 5c-3 8-8 22-25 37-8 8-21 16-37 20 5-19 10-38 15-57z">
              <text:p/>
            </draw:path>
            <draw:path draw:style-name="gr4" draw:text-style-name="P4" draw:layer="layout" svg:width="0.123cm" svg:height="0.01cm" svg:x="5.601cm" svg:y="18.231cm" svg:viewBox="0 0 124 11" svg:d="M62 11c-21 0-41 0-62 0 0-4 0-7 0-11 41 0 83 0 124 0 0 4 0 7 0 11-21 0-41 0-62 0z">
              <text:p/>
            </draw:path>
            <draw:path draw:style-name="gr4" draw:text-style-name="P4" draw:layer="layout" svg:width="0.078cm" svg:height="0.104cm" svg:x="5.623cm" svg:y="18.263cm" svg:viewBox="0 0 79 105" svg:d="M79 75c-2 0-5 0-7 0 0 3-2 13-5 14 0 1-14 1-17 1-10 0-20 0-30 0 11-7 22-16 31-23 15-9 28-18 28-36 0-19-20-31-42-31-21 0-37 13-37 28 0 8 7 10 9 10 4 0 10-3 10-9 0-7-5-9-9-10 4-7 13-12 24-12 15 0 28 9 28 24 0 14-9 24-22 35-12 10-25 21-38 32-1 2-2 2-2 3s0 3 0 4c25 0 49 0 74 0 2-10 3-20 5-30z">
              <text:p/>
            </draw:path>
            <draw:path draw:style-name="gr4" draw:text-style-name="P4" draw:layer="layout" svg:width="0.072cm" svg:height="0.315cm" svg:x="5.797cm" svg:y="18.17cm" svg:viewBox="0 0 73 316" svg:d="M73 157c0-24-4-63-21-98-19-39-46-59-49-59-2 0-3 1-3 3 0 1 0 1 5 7 32 31 50 82 50 147 0 54-12 110-51 150-4 4-4 4-4 5 0 3 1 4 3 4 3 0 31-22 50-62 16-34 20-70 20-97z">
              <text:p/>
            </draw:path>
            <draw:path draw:style-name="gr4" draw:text-style-name="P4" draw:layer="layout" svg:width="0.21cm" svg:height="0.073cm" svg:x="5.954cm" svg:y="18.291cm" svg:viewBox="0 0 211 74" svg:d="M200 13c4 0 11 0 11-7 0-6-7-6-11-6-64 0-127 0-190 0-4 0-10 0-10 6 0 7 6 7 11 7 63 0 126 0 189 0zM200 74c4 0 11 0 11-7 0-6-7-6-11-6-63 0-126 0-189 0-5 0-11 0-11 6 0 7 6 7 10 7 63 0 126 0 190 0z">
              <text:p/>
            </draw:path>
            <draw:path draw:style-name="gr4" draw:text-style-name="P4" draw:layer="layout" svg:width="0.103cm" svg:height="0.21cm" svg:x="6.246cm" svg:y="18.196cm" svg:viewBox="0 0 104 211" svg:d="M65 8c0-7 0-8-7-8-20 21-48 21-58 21 0 3 0 6 0 10 6 0 25 0 41-9 0 54 0 109 0 163 0 12-1 16-29 16-4 0-7 0-10 0 0 3 0 6 0 10 11-1 38-1 51-1s40 0 51 1c0-4 0-7 0-10-3 0-6 0-10 0-28 0-29-4-29-16 0-59 0-118 0-177z">
              <text:p/>
            </draw:path>
            <draw:path draw:style-name="gr4" draw:text-style-name="P4" draw:layer="layout" svg:width="0.073cm" svg:height="0.315cm" svg:x="6.393cm" svg:y="18.17cm" svg:viewBox="0 0 74 316" svg:d="M74 157c0-24-4-63-21-98-19-39-47-59-49-59s-4 1-4 3c0 1 0 1 6 7 31 31 49 82 49 147 0 54-12 110-51 150-4 4-4 4-4 5 0 3 2 4 4 4s31-22 50-62c16-34 20-70 20-97z">
              <text:p/>
            </draw:path>
            <draw:path draw:style-name="gr4" draw:text-style-name="P4" draw:layer="layout" svg:width="0.072cm" svg:height="0.315cm" svg:x="2.761cm" svg:y="18.625cm" svg:viewBox="0 0 73 316" svg:d="M73 312c0-1 0-1-6-6-39-41-49-100-49-149 0-54 12-109 51-149 4-4 4-4 4-5 0-2-1-3-3-3-3 0-32 21-50 61-16 35-20 70-20 96s3 63 21 99c19 39 46 60 49 60 2 0 3-1 3-4z">
              <text:p/>
            </draw:path>
            <draw:path draw:style-name="gr4" draw:text-style-name="P4" draw:layer="layout" svg:width="0.115cm" svg:height="0.222cm" svg:x="2.867cm" svg:y="18.642cm" svg:viewBox="0 0 116 223" svg:d="M60 4c-1-2 0-4-3-4-8 0-31 3-39 4-3 0-6 0-6 6 0 3 2 3 8 3 15 0 15 2 15 6 0 2-3 12-4 20-9 34-17 68-26 102-4 16-5 21-5 33 0 29 17 49 40 49 37 0 76-48 76-93 0-28-16-50-41-50-16 0-28 9-38 19 8-32 15-64 23-95zM31 123c1-7 1-8 5-11 15-20 30-26 38-26 11 0 20 10 20 30 0 19-11 56-17 68-10 20-25 32-37 32-10 0-21-8-21-32 0-6 0-12 5-32 2-10 4-19 7-29z">
              <text:p/>
            </draw:path>
            <draw:path draw:style-name="gr4" draw:text-style-name="P4" draw:layer="layout" svg:width="0.135cm" svg:height="0.012cm" svg:x="2.988cm" svg:y="18.592cm" svg:viewBox="0 0 136 13" svg:d="M68 13c-22 0-45 0-68 0 0-5 0-9 0-13 45 0 91 0 136 0 0 4 0 8 0 13-23 0-45 0-68 0z">
              <text:p/>
            </draw:path>
            <draw:path draw:style-name="gr4" draw:text-style-name="P4" draw:layer="layout" svg:width="0.115cm" svg:height="0.222cm" svg:x="3.003cm" svg:y="18.642cm" svg:viewBox="0 0 116 223" svg:d="M60 4c-1-2 0-4-3-4-8 0-31 3-39 4-3 0-6 0-6 6 0 3 2 3 8 3 14 0 15 2 15 6 0 2-3 12-4 20-9 34-18 68-27 102-3 16-4 21-4 33 0 29 16 49 40 49 37 0 76-48 76-93 0-28-17-50-42-50-15 0-27 9-37 19 8-32 15-64 23-95zM31 123c1-7 1-8 4-11 16-20 30-26 39-26 11 0 20 10 20 30 0 19-11 56-17 68-10 20-25 32-37 32-11 0-21-8-21-32 0-6 0-12 4-32 3-10 5-19 8-29z">
              <text:p/>
            </draw:path>
            <draw:path draw:style-name="gr4" draw:text-style-name="P4" draw:layer="layout" svg:width="0.073cm" svg:height="0.315cm" svg:x="3.142cm" svg:y="18.625cm" svg:viewBox="0 0 74 316" svg:d="M74 157c0-24-4-63-22-98-19-39-46-59-48-59-3 0-4 1-4 3 0 1 0 1 6 7 31 31 49 82 49 147 0 54-12 110-51 150-4 4-4 4-4 5 0 2 1 4 4 4 2 0 31-22 49-62 16-34 21-70 21-97z">
              <text:p/>
            </draw:path>
            <draw:path draw:style-name="gr4" draw:text-style-name="P4" draw:layer="layout" svg:width="0.088cm" svg:height="0.069cm" svg:x="3.303cm" svg:y="18.592cm" svg:viewBox="0 0 89 70" svg:d="M29 6c1-2 1-2 1-3 0-3-3-3-5-2-6 0-13 0-20 1-2 0-2 1-3 1-1 1-1 2-1 3 0 3 2 3 4 3 6 0 7 1 8 2 0 2 0 2 0 5-4 15-8 31-11 46-1 2-1 4-2 5 0 2 2 3 4 3 0 0 1 0 2 0 12-2 34-7 54-22 25-17 29-40 29-42s-2-6-5-6c-4 0-8 3-8 6-2 7-7 22-24 37-9 8-22 16-37 20 5-19 9-38 14-57z">
              <text:p/>
            </draw:path>
            <draw:path draw:style-name="gr4" draw:text-style-name="P4" draw:layer="layout" svg:width="0.122cm" svg:height="0.01cm" svg:x="3.285cm" svg:y="18.686cm" svg:viewBox="0 0 123 11" svg:d="M62 11c-21 0-41 0-62 0 0-4 0-7 0-11 41 0 82 0 123 0 0 4 0 7 0 11-20 0-41 0-61 0z">
              <text:p/>
            </draw:path>
            <draw:path draw:style-name="gr4" draw:text-style-name="P4" draw:layer="layout" svg:width="0.077cm" svg:height="0.104cm" svg:x="3.307cm" svg:y="18.718cm" svg:viewBox="0 0 78 105" svg:d="M78 75c-2 0-4 0-6 0-1 3-2 12-5 14-1 1-14 1-17 1-10 0-20 0-30 0 10-7 21-16 31-23 15-9 27-18 27-36 0-19-19-31-41-31s-37 13-37 28c0 8 7 10 9 10 4 0 9-3 9-10 0-6-4-8-9-9 4-7 13-12 24-12 16 0 28 9 28 24 0 14-9 24-21 35-12 10-25 21-38 32-2 2-2 2-2 3s0 3 0 4c24 0 49 0 73 0 2-10 3-20 5-30z">
              <text:p/>
            </draw:path>
            <draw:path draw:style-name="gr4" draw:text-style-name="P4" draw:layer="layout" svg:width="0.073cm" svg:height="0.315cm" svg:x="3.809cm" svg:y="18.625cm" svg:viewBox="0 0 74 316" svg:d="M74 312c0-1 0-1-6-6-39-41-49-100-49-149 0-54 12-109 50-149 5-4 5-4 5-5 0-2-2-3-4-3-3 0-31 21-50 61-16 35-20 70-20 96s4 63 21 99c19 39 46 60 49 60 2 0 4-1 4-4z">
              <text:p/>
            </draw:path>
            <draw:path draw:style-name="gr4" draw:text-style-name="P4" draw:layer="layout" svg:width="0.139cm" svg:height="0.144cm" svg:x="3.91cm" svg:y="18.721cm" svg:viewBox="0 0 140 145" svg:d="M140 74c0-41-32-74-70-74-39 0-70 34-70 74s32 71 70 71 70-32 70-71zM70 137c-13 0-28-7-36-21s-8-33-8-45c0-13 0-30 8-43 8-15 24-22 36-22 14 0 27 7 35 21 8 13 8 32 8 44s0 29-6 42c-7 15-21 24-37 24z">
              <text:p/>
            </draw:path>
            <draw:path draw:style-name="gr4" draw:text-style-name="P4" draw:layer="layout" svg:width="0.098cm" svg:height="0.197cm" svg:x="4.065cm" svg:y="18.668cm" svg:viewBox="0 0 99 198" svg:d="M49 67c15 0 30 0 45 0 0-3 0-6 0-9-15 0-30 0-45 0 0-19 0-39 0-58-2 0-5 0-8 0-1 26-10 59-41 61 0 2 0 4 0 6 9 0 18 0 27 0 0 30 0 59 0 88 0 39 30 43 41 43 23 0 31-23 31-43 0-6 0-12 0-18-2 0-5 0-7 0 0 6 0 12 0 18 0 23-10 35-22 35-21 0-21-29-21-34 0-30 0-59 0-89z">
              <text:p/>
            </draw:path>
            <draw:path draw:style-name="gr4" draw:text-style-name="P4" draw:layer="layout" svg:width="0.157cm" svg:height="0.219cm" svg:x="4.192cm" svg:y="18.642cm" svg:viewBox="0 0 158 220" svg:d="M24 195c0 15-3 15-24 15 0 3 0 6 0 10 11 0 27-1 35-1 9 0 25 1 36 1 0-4 0-7 0-10-22 0-25 0-25-15 0-19 0-38 0-57 0-34 22-52 43-52 20 0 23 17 23 35 0 25 0 50 0 74 0 15-3 15-25 15 0 3 0 6 0 10 12 0 28-1 36-1s25 1 35 1c0-4 0-7 0-10-16 0-24 0-24-9 0-21 0-41 0-62 0-27 0-36-10-47-4-6-14-12-33-12-26 0-41 19-46 31 0-37 0-74 0-111-15 1-30 2-45 4 0 3 0 6 0 9 22 0 24 2 24 18 0 55 0 110 0 164z">
              <text:p/>
            </draw:path>
            <draw:path draw:style-name="gr4" draw:text-style-name="P4" draw:layer="layout" svg:width="0.121cm" svg:height="0.144cm" svg:x="4.366cm" svg:y="18.721cm" svg:viewBox="0 0 122 145" svg:d="M27 61c2-47 29-55 40-55 32 0 35 43 35 55-25 0-50 0-75 0zM27 68c29 0 59 0 88 0 6 0 7 0 7-7 0-30-17-61-55-61-37 0-67 32-67 72 0 42 33 73 70 73 39 0 52-35 52-42 0-2-1-3-3-3-3 0-4 2-5 4-11 33-39 33-42 33-16 0-29-9-36-21-9-15-9-37-9-48z">
              <text:p/>
            </draw:path>
            <draw:path draw:style-name="gr4" draw:text-style-name="P4" draw:layer="layout" svg:width="0.105cm" svg:height="0.138cm" svg:x="4.507cm" svg:y="18.722cm" svg:viewBox="0 0 106 139" svg:d="M43 34c0-11 0-23 0-34-14 1-29 2-43 4 0 3 0 6 0 9 22 0 24 2 24 18 0 28 0 56 0 84 0 15-3 15-24 15 0 3 0 6 0 9 12 0 27 0 36 0 13 0 27 0 40 0 0-3 0-6 0-9-3 0-5 0-7 0-23 0-24-4-24-15 0-16 0-33 0-49 0-31 13-60 38-60 2 0 2 0 3 1-1 0-8 4-8 12 0 9 7 14 15 14 5 0 13-4 13-14s-10-19-23-19c-24 0-35 21-40 34z">
              <text:p/>
            </draw:path>
            <draw:path draw:style-name="gr4" draw:text-style-name="P4" draw:layer="layout" svg:width="0.215cm" svg:height="0.138cm" svg:x="4.628cm" svg:y="18.726cm" svg:viewBox="0 0 216 139" svg:d="M190 30c5-17 15-20 26-21 0-3 0-6 0-9-6 0-15 1-23 1-9 0-23-1-29-1 0 3 0 6 0 9 11 1 18 6 18 15 0 2 0 3-1 7-10 27-19 54-29 81-10-29-21-58-31-88-1-4-2-4-2-6 0-9 12-9 19-9 0-3 0-6 0-9-9 0-26 1-34 1-9 0-18-1-28-1 0 3 0 6 0 9 12 0 18 1 20 5 2 2 6 11 7 17-9 26-18 51-27 77-9-28-19-56-29-85-2-3-2-4-2-5 0-9 13-9 19-9 0-3 0-6 0-9-10 0-27 1-35 1-1 0-18-1-29-1 0 3 0 6 0 9 15 0 20 2 23 12 14 37 27 74 40 111 2 5 2 7 6 7s6-1 7-6c10-30 21-60 32-90 11 30 22 60 32 90 1 4 3 6 7 6s4-2 6-6c12-34 25-69 37-103z">
              <text:p/>
            </draw:path>
            <draw:path draw:style-name="gr4" draw:text-style-name="P4" draw:layer="layout" svg:width="0.066cm" svg:height="0.21cm" svg:x="4.861cm" svg:y="18.65cm" svg:viewBox="0 0 67 211" svg:d="M45 72c-15 1-29 2-44 4 0 3 0 6 0 9 21 0 23 2 23 18 0 28 0 56 0 84 0 15-3 15-24 15 0 3 0 6 0 9 10 0 27 0 34 0 12 0 23 0 33 0 0-3 0-6 0-9-20 0-22-2-22-14 0-39 0-77 0-116zM47 17c0-11-8-17-17-17-10 0-17 8-17 17 0 8 7 16 17 16 9 0 17-6 17-16z">
              <text:p/>
            </draw:path>
            <draw:path draw:style-name="gr4" draw:text-style-name="P4" draw:layer="layout" svg:width="0.102cm" svg:height="0.144cm" svg:x="4.948cm" svg:y="18.721cm" svg:viewBox="0 0 103 145" svg:d="M56 80c7 1 32 6 32 29 0 16-11 29-35 29-27 0-38-18-44-45-1-4-2-6-5-6-4 0-4 3-4 8 0 14 0 28 0 42 0 5 0 8 4 8 1 0 1-1 8-6 1-1 1-2 6-8 14 13 28 14 35 14 36 0 50-22 50-44 0-17-9-26-12-30-11-11-24-13-37-15-17-4-39-8-39-26 0-11 8-25 36-25 34 0 36 29 37 39 0 3 3 3 4 3 4 0 4-2 4-8 0-11 0-21 0-32 0-5 0-7-3-7-2 0-3 0-7 4-1 0-4 3-5 4-13-8-25-8-30-8-38 0-51 21-51 39 0 10 5 19 14 27 10 8 19 10 42 14z">
              <text:p/>
            </draw:path>
            <draw:path draw:style-name="gr4" draw:text-style-name="P4" draw:layer="layout" svg:width="0.121cm" svg:height="0.144cm" svg:x="5.071cm" svg:y="18.721cm" svg:viewBox="0 0 122 145" svg:d="M27 61c2-47 28-55 39-55 33 0 36 43 36 55-25 0-50 0-75 0zM26 68c29 0 59 0 88 0 7 0 8 0 8-7 0-30-17-61-56-61-36 0-66 32-66 72 0 42 33 73 70 73 38 0 52-35 52-42 0-2-2-3-3-3-4 0-4 2-5 4-11 33-39 33-42 33-16 0-29-9-36-21-10-15-10-37-10-48z">
              <text:p/>
            </draw:path>
            <draw:path draw:style-name="gr4" draw:text-style-name="P4" draw:layer="layout" svg:width="0.072cm" svg:height="0.315cm" svg:x="5.222cm" svg:y="18.625cm" svg:viewBox="0 0 73 316" svg:d="M73 157c0-24-4-63-21-98-19-39-46-59-49-59-2 0-3 1-3 3 0 1 0 1 5 7 32 31 50 82 50 147 0 54-12 110-51 150-4 4-4 4-4 5 0 2 1 4 3 4 3 0 31-22 50-62 16-34 20-70 20-97z">
              <text:p/>
            </draw:path>
          </draw:g>
        </draw:g>
        <draw:frame draw:style-name="gr52" draw:text-style-name="P7" draw:layer="layout" svg:width="1.153cm" svg:height="0.395cm" svg:x="2.005cm" svg:y="19.11cm">
          <draw:text-box>
            <text:p><text:span text:style-name="T3">encode</text:span></text:p>
          </draw:text-box>
        </draw:frame>
        <draw:g>
          <svg:title>TexMaths</svg:title>
          <svg:desc>10§display§(\hat{\bm{c}}_i, \bm{b}_i)§svg§600§TRUE§</svg:desc>
          <draw:g>
            <draw:path draw:style-name="gr4" draw:text-style-name="P4" draw:layer="layout" svg:width="0.081cm" svg:height="0.349cm" svg:x="3.275cm" svg:y="19.158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4" draw:text-style-name="P4" draw:layer="layout" svg:width="0.092cm" svg:height="0.053cm" svg:x="3.443cm" svg:y="19.173cm" svg:viewBox="0 0 93 54" svg:d="M47 0c-16 16-31 32-47 48 2 2 4 4 6 6 14-12 27-24 41-36 13 12 27 24 40 36 2-2 4-4 6-6-15-16-31-32-46-48z">
              <text:p/>
            </draw:path>
            <draw:path draw:style-name="gr4" draw:text-style-name="P4" draw:layer="layout" svg:width="0.163cm" svg:height="0.16cm" svg:x="3.393cm" svg:y="19.263cm" svg:viewBox="0 0 164 161" svg:d="M135 19c-18 6-19 23-19 24 0 5 4 16 18 16 15 0 25-12 25-27 0-18-18-32-49-32-70 0-110 54-110 100 0 32 20 61 75 61 9 0 33 0 54-8 20-9 35-23 35-27 0-3-6-9-9-9-2 0-3 1-6 4-18 20-46 27-74 27-23 0-34-11-34-32 0-13 9-55 19-74 14-23 36-30 50-30 5 0 16 1 25 7z">
              <text:p/>
            </draw:path>
            <draw:path draw:style-name="gr4" draw:text-style-name="P4" draw:layer="layout" svg:width="0.073cm" svg:height="0.164cm" svg:x="3.569cm" svg:y="19.311cm" svg:viewBox="0 0 74 165" svg:d="M68 9c0-4-3-9-10-9-6 0-14 6-14 14 0 4 4 9 10 9 7 0 14-7 14-14zM18 134c-1 3-2 6-2 10 0 12 9 21 23 21 25 0 35-34 35-37 0-4-3-4-4-4-3 0-3 2-4 5-6 19-17 29-26 29-5 0-6-3-6-8 0-6 1-11 4-16 2-7 5-13 7-20 3-5 11-28 12-31 1-2 2-5 2-8 0-11-10-20-23-20-25 0-36 33-36 37 0 3 3 3 4 3 4 0 4-1 5-4 6-21 17-30 26-30 4 0 6 2 6 9 0 6-1 9-8 25-5 13-10 26-15 39z">
              <text:p/>
            </draw:path>
            <draw:path draw:style-name="gr4" draw:text-style-name="P4" draw:layer="layout" svg:width="0.04cm" svg:height="0.104cm" svg:x="3.705cm" svg:y="19.383cm" svg:viewBox="0 0 41 105" svg:d="M41 37c0-23-9-37-23-37-11 0-18 9-18 19 0 9 7 18 18 18 4 0 9-1 12-4 1-1 1-1 2-1s1 0 1 5c0 26-12 47-24 58-4 4-4 5-4 6 0 2 2 4 4 4 4 0 32-27 32-68z">
              <text:p/>
            </draw:path>
            <draw:path draw:style-name="gr4" draw:text-style-name="P4" draw:layer="layout" svg:width="0.158cm" svg:height="0.244cm" svg:x="3.848cm" svg:y="19.178cm" svg:viewBox="0 0 159 245" svg:d="M80 12c2-5 1-4 2-6 0-4-4-6-8-6-2 0-2 0-3 0-15 1-30 1-45 2-5 1-11 1-11 11 0 6 6 6 9 6 4 0 10 0 15 1-3 12-7 27-10 40-8 32-16 64-24 97-5 20-5 24-5 32 0 44 33 56 59 56 64 0 100-57 100-102 0-44-32-58-61-58-17 0-31 6-39 11 7-28 14-56 21-84zM60 232c-14 0-25-7-25-29 0-11 3-23 6-34 3-13 9-37 12-48 1-6 21-24 43-24s23 19 23 27c0 18-12 61-17 74-12 28-32 34-42 34z">
              <text:p/>
            </draw:path>
            <draw:path draw:style-name="gr4" draw:text-style-name="P4" draw:layer="layout" svg:width="0.073cm" svg:height="0.164cm" svg:x="4.024cm" svg:y="19.311cm" svg:viewBox="0 0 74 165" svg:d="M68 9c0-4-3-9-10-9-6 0-14 6-14 14 0 4 4 9 10 9 7 0 14-7 14-14zM18 134c-1 3-2 6-2 10 0 12 9 21 23 21 25 0 35-34 35-37 0-4-3-4-4-4-3 0-3 2-4 5-6 19-17 29-26 29-5 0-6-3-6-8 0-6 1-11 4-16 2-7 5-13 7-20 3-5 11-28 12-31 1-2 2-5 2-8 0-11-10-20-23-20-25 0-36 33-36 37 0 3 3 3 4 3 4 0 4-1 4-4 7-21 18-30 27-30 4 0 6 2 6 9 0 6-2 9-8 25-5 13-10 26-15 39z">
              <text:p/>
            </draw:path>
            <draw:path draw:style-name="gr4" draw:text-style-name="P4" draw:layer="layout" svg:width="0.081cm" svg:height="0.349cm" svg:x="4.149cm" svg:y="19.15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53" draw:text-style-name="P7" draw:layer="layout" svg:width="0.294cm" svg:height="0.395cm" svg:x="4.506cm" svg:y="19.111cm">
          <draw:text-box>
            <text:p><text:span text:style-name="T3">to</text:span></text:p>
          </draw:text-box>
        </draw:frame>
        <draw:g>
          <svg:title>TexMaths</svg:title>
          <svg:desc>10§display§\bm{s}_i§svg§600§TRUE§</svg:desc>
          <draw:g>
            <draw:path draw:style-name="gr4" draw:text-style-name="P4" draw:layer="layout" svg:width="0.145cm" svg:height="0.159cm" svg:x="4.924cm" svg:y="19.247cm" svg:viewBox="0 0 146 160" svg:d="M125 20c-11 5-15 15-15 20 0 9 8 15 15 15 8 0 21-7 21-24 0-19-19-31-49-31-10 0-30 1-46 13s-22 32-22 41c0 10 5 20 13 26 10 8 16 9 40 14 10 1 31 5 31 20 0 1 0 33-52 33-17 0-30-3-38-9 12-3 19-13 19-24 0-12-10-15-17-15-12 0-25 9-25 26 0 23 25 35 60 35 79 0 53-40 79-59 0-12-6-22-13-29-11-9-24-11-36-14-20-3-33-6-33-18 0-1 0-27 39-27 7 0 20 0 29 7z">
              <text:p/>
            </draw:path>
            <draw:path draw:style-name="gr4" draw:text-style-name="P4" draw:layer="layout" svg:width="0.073cm" svg:height="0.163cm" svg:x="5.101cm" svg:y="19.295cm" svg:viewBox="0 0 74 164" svg:d="M68 10c0-4-3-10-10-10s-14 7-14 14c0 4 3 9 10 9s14-7 14-13zM18 133c-1 3-3 6-3 10 0 12 10 21 24 21 24 0 35-34 35-37 0-4-3-4-4-4-3 0-4 2-5 5-5 19-16 29-26 29-4 0-6-3-6-8 0-6 2-11 4-16 3-7 5-13 8-20 2-6 11-27 12-30 1-2 2-5 2-8 0-11-10-20-24-20-24 0-35 33-35 37 0 3 3 3 4 3 3 0 4-1 4-4 7-21 17-30 27-30 3 0 6 2 6 9 0 6-2 9-8 24-5 13-10 26-15 39z">
              <text:p/>
            </draw:path>
          </draw:g>
        </draw:g>
        <draw:g>
          <svg:title>TexMaths</svg:title>
          <svg:desc>10§display§\bm{s}_i
\!=\!
(s_{i,0}, \dots, s_{i,\nu-1})
\!\in\!
\Phi^{\nu}
§svg§600§TRUE§</svg:desc>
          <draw:g>
            <draw:path draw:style-name="gr4" draw:text-style-name="P4" draw:layer="layout" svg:width="0.146cm" svg:height="0.16cm" svg:x="4.567cm" svg:y="19.768cm" svg:viewBox="0 0 147 161" svg:d="M126 20c-12 4-15 15-15 20 0 9 7 14 15 14s21-7 21-24c0-18-18-30-50-30-10 0-30 0-46 13-16 11-21 32-21 41 0 10 5 20 12 26 10 8 16 9 40 13 11 2 32 6 32 22 0 1 0 33-53 33-17 0-30-3-38-9 12-3 20-14 20-24 0-13-10-16-17-16-12 0-26 10-26 27 0 23 25 35 61 35 80 0 80-60 80-61 0-11-6-21-14-28-11-9-25-12-37-14-19-3-33-6-33-19 0-1 0-27 39-27 8 0 20 1 30 8z">
              <text:p/>
            </draw:path>
            <draw:path draw:style-name="gr4" draw:text-style-name="P4" draw:layer="layout" svg:width="0.074cm" svg:height="0.164cm" svg:x="4.745cm" svg:y="19.816cm" svg:viewBox="0 0 75 165" svg:d="M69 9c0-4-3-9-10-9s-14 6-14 13c0 5 3 10 10 10s14-7 14-14zM18 134c-1 3-2 6-2 10 0 12 10 21 24 21 24 0 35-34 35-38 0-3-3-3-4-3-3 0-4 2-5 4-5 20-16 30-26 30-5 0-6-3-6-9 0-5 2-10 4-15 2-7 5-13 8-20 2-6 11-28 12-31 1-2 1-5 1-8 0-11-9-21-23-21-24 0-36 34-36 38 0 3 4 3 5 3 3 0 3-1 4-4 6-21 17-30 26-30 4 0 6 2 6 9 0 5-1 9-7 24-5 13-11 26-16 40z">
              <text:p/>
            </draw:path>
            <draw:path draw:style-name="gr4" draw:text-style-name="P4" draw:layer="layout" svg:width="0.232cm" svg:height="0.081cm" svg:x="4.91cm" svg:y="19.797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4" draw:text-style-name="P4" draw:layer="layout" svg:width="0.08cm" svg:height="0.349cm" svg:x="5.237cm" svg:y="19.663cm" svg:viewBox="0 0 81 350" svg:d="M81 346c0-1 0-2-6-8-43-44-55-110-55-163 0-61 14-122 57-165 4-5 4-5 4-6 0-3-1-4-3-4-4 0-35 24-56 69-18 38-22 77-22 106 0 27 4 69 23 109 21 43 51 66 55 66 2 0 3-2 3-4z">
              <text:p/>
            </draw:path>
            <draw:path draw:style-name="gr4" draw:text-style-name="P4" draw:layer="layout" svg:width="0.128cm" svg:height="0.158cm" svg:x="5.357cm" svg:y="19.771cm" svg:viewBox="0 0 129 159" svg:d="M119 24c-10 0-17 8-17 16 0 5 3 10 11 10s16-6 16-20c0-16-15-30-41-30-47 0-60 36-60 51 0 28 26 33 36 35 19 3 37 7 37 27 0 9-8 38-50 38-5 0-32 0-40-18 13 1 22-9 22-19 0-8-6-12-13-12-9 0-20 7-20 23 0 20 20 34 50 34 57 0 71-43 71-58 0-13-7-22-11-26-9-10-20-12-35-15-13-2-27-5-27-21 0-10 9-31 40-31 8 0 26 2 31 16z">
              <text:p/>
            </draw:path>
            <draw:path draw:style-name="gr4" draw:text-style-name="P4" draw:layer="layout" svg:width="0.074cm" svg:height="0.164cm" svg:x="5.515cm" svg:y="19.816cm" svg:viewBox="0 0 75 165" svg:d="M68 9c0-4-3-9-10-9-6 0-13 6-13 13 0 5 3 10 9 10 8 0 14-7 14-14zM18 134c-1 3-2 6-2 10 0 12 10 21 23 21 25 0 36-34 36-38 0-3-3-2-4-3-4 0-4 2-5 4-6 20-17 30-26 30-5 0-6-3-6-9 0-5 1-10 4-15 2-7 5-13 8-20 2-6 11-28 12-31 0-2 1-5 1-8 0-11-10-21-23-21-25 0-36 34-36 38 0 3 3 3 4 3 4 0 4-1 5-4 6-21 17-30 26-30 4 0 6 2 6 9 0 5-1 9-8 24-5 13-10 26-15 40z">
              <text:p/>
            </draw:path>
            <draw:path draw:style-name="gr4" draw:text-style-name="P4" draw:layer="layout" svg:width="0.031cm" svg:height="0.075cm" svg:x="5.63cm" svg:y="19.949cm" svg:viewBox="0 0 32 76" svg:d="M25 25c0 13-3 29-19 44-1 1-2 2-2 3 0 2 2 4 3 4 4 0 25-20 25-49 0-15-6-27-18-27-8 0-14 7-14 14 0 8 6 14 15 14 6 0 7-2 10-3z">
              <text:p/>
            </draw:path>
            <draw:path draw:style-name="gr4" draw:text-style-name="P4" draw:layer="layout" svg:width="0.113cm" svg:height="0.166cm" svg:x="5.699cm" svg:y="19.816cm" svg:viewBox="0 0 114 167" svg:d="M114 84c0-27-3-46-14-63-8-12-23-21-43-21-57 0-57 66-57 84 0 17 0 83 57 83s57-65 57-83zM57 161c-11 0-26-7-31-27-3-15-3-35-3-53s0-36 3-50c5-19 21-24 31-24 13 0 26 8 31 22 4 13 4 31 4 52 0 18 0 36-3 52-5 22-22 28-32 28z">
              <text:p/>
            </draw:path>
            <draw:path draw:style-name="gr4" draw:text-style-name="P4" draw:layer="layout" svg:width="0.04cm" svg:height="0.104cm" svg:x="5.874cm" svg:y="19.888cm" svg:viewBox="0 0 41 105" svg:d="M41 37c0-24-9-37-22-37-12 0-19 9-19 18 0 10 7 19 19 19 4 0 9-1 12-5 1 0 1-1 2-1 0 2 1 1 1 6 0 26-13 47-24 58-4 4-4 5-4 6 0 2 2 4 3 4 4 0 32-27 32-68z">
              <text:p/>
            </draw:path>
            <draw:path draw:style-name="gr4" draw:text-style-name="P4" draw:layer="layout" svg:width="0.037cm" svg:height="0.036cm" svg:x="6.03cm" svg:y="19.888cm" svg:viewBox="0 0 38 37" svg:d="M38 18c0-10-9-18-19-18s-19 7-19 18c0 10 9 19 19 19s19-8 19-19z">
              <text:p/>
            </draw:path>
            <draw:path draw:style-name="gr4" draw:text-style-name="P4" draw:layer="layout" svg:width="0.037cm" svg:height="0.036cm" svg:x="6.186cm" svg:y="19.888cm" svg:viewBox="0 0 38 37" svg:d="M38 18c0-10-9-18-19-18s-19 7-19 18c0 10 9 19 19 19s19-8 19-19z">
              <text:p/>
            </draw:path>
            <draw:path draw:style-name="gr4" draw:text-style-name="P4" draw:layer="layout" svg:width="0.036cm" svg:height="0.036cm" svg:x="6.343cm" svg:y="19.888cm" svg:viewBox="0 0 37 37" svg:d="M37 18c0-10-9-18-19-18s-18 7-18 18c0 10 8 19 18 19s19-8 19-19z">
              <text:p/>
            </draw:path>
            <draw:path draw:style-name="gr4" draw:text-style-name="P4" draw:layer="layout" svg:width="0.04cm" svg:height="0.104cm" svg:x="6.498cm" svg:y="19.888cm" svg:viewBox="0 0 41 105" svg:d="M41 37c0-24-9-37-23-37-11 0-18 9-18 18 0 10 7 19 18 19 5 0 9-1 13-5 1 0 1-1 1-1 1 0 1 1 1 6 0 26-12 47-24 58-4 4-4 5-4 6 0 2 2 4 4 4 4 0 32-27 32-68z">
              <text:p/>
            </draw:path>
            <draw:path draw:style-name="gr4" draw:text-style-name="P4" draw:layer="layout" svg:width="0.128cm" svg:height="0.158cm" svg:x="6.642cm" svg:y="19.771cm" svg:viewBox="0 0 129 159" svg:d="M119 24c-10 0-17 8-17 16 0 5 3 10 11 10s16-6 16-20c0-16-15-30-42-30-46 0-59 36-59 51 0 28 26 33 36 35 19 3 37 7 37 27 0 9-8 38-50 38-5 0-32 0-40-18 13 1 22-9 22-19 0-8-6-12-13-12-9 0-20 7-20 23 0 20 20 34 50 34 57 0 71-43 71-58 0-13-7-22-11-26-10-10-20-12-35-15-13-2-27-5-27-21 0-10 9-31 39-31 9 0 27 2 32 16z">
              <text:p/>
            </draw:path>
            <draw:path draw:style-name="gr4" draw:text-style-name="P4" draw:layer="layout" svg:width="0.073cm" svg:height="0.164cm" svg:x="6.8cm" svg:y="19.816cm" svg:viewBox="0 0 74 165" svg:d="M68 9c0-4-3-9-10-9-6 0-14 6-14 13 0 5 4 10 10 10 7 0 14-7 14-14zM18 134c-1 3-2 6-2 10 0 12 10 21 23 21 25 0 35-34 35-38 0-3-2-2-3-3-4 0-4 2-5 4-6 20-17 30-26 30-5 0-6-3-6-9 0-5 1-10 4-15 2-7 5-13 7-20 3-6 12-28 13-31 0-2 1-5 1-8 0-11-10-21-23-21-25 0-36 34-36 38 0 3 3 3 4 3 4 0 4-1 5-4 6-21 17-30 26-30 4 0 6 2 6 9 0 5-1 9-8 24-5 13-10 26-15 40z">
              <text:p/>
            </draw:path>
            <draw:path draw:style-name="gr4" draw:text-style-name="P4" draw:layer="layout" svg:width="0.031cm" svg:height="0.075cm" svg:x="6.915cm" svg:y="19.949cm" svg:viewBox="0 0 32 76" svg:d="M25 25c0 13-3 29-19 44-1 1-2 2-2 3 0 2 2 4 3 4 4 0 25-20 25-49 0-15-6-27-18-27-8 0-14 7-14 14 0 8 6 14 15 14 6 0 9-3 10-3z">
              <text:p/>
            </draw:path>
            <draw:path draw:style-name="gr4" draw:text-style-name="P4" draw:layer="layout" svg:width="0.126cm" svg:height="0.107cm" svg:x="6.989cm" svg:y="19.869cm" svg:viewBox="0 0 127 108" svg:d="M44 7c0-1 0-2 0-3-1-1 0-4-3-4-1 0-15 2-16 2-5 0-10 0-14 1-4 0-7 0-7 5 0 4 3 4 6 4 12 0 12 1 12 4 0 1-1 6-2 9-4 17-8 33-12 50-7 24-8 29-8 30 0 3 4 3 5 3s3 0 4 0c22-3 53-14 79-38 34-29 39-61 39-62 0-4-4-8-9-8-8 0-10 7-12 14-10 35-43 72-85 85 8-31 15-61 23-92z">
              <text:p/>
            </draw:path>
            <draw:path draw:style-name="gr4" draw:text-style-name="P4" draw:layer="layout" svg:width="0.165cm" svg:height="0.011cm" svg:x="7.155cm" svg:y="19.91cm" svg:viewBox="0 0 166 12" svg:d="M156 12c4 0 10 0 10-6s-5-6-10-6c-49 0-97 0-146 0-4 0-10 0-10 6s6 6 10 6c49 0 97 0 146 0z">
              <text:p/>
            </draw:path>
            <draw:path draw:style-name="gr4" draw:text-style-name="P4" draw:layer="layout" svg:width="0.088cm" svg:height="0.161cm" svg:x="7.375cm" svg:y="19.816cm" svg:viewBox="0 0 89 162" svg:d="M55 7c0-7 0-7-7-7-16 15-38 15-48 15 0 3 0 6 0 9 6 0 22 0 36-7 0 42 0 83 0 125 0 8 0 12-25 12-3 0-6 0-9 0 0 2 0 5 0 8 4 0 34 0 43 0 8 0 39 0 44 0 0-3 0-6 0-8-3 0-6 0-9 0-25 0-25-4-25-12 0-45 0-90 0-135z">
              <text:p/>
            </draw:path>
            <draw:path draw:style-name="gr4" draw:text-style-name="P4" draw:layer="layout" svg:width="0.08cm" svg:height="0.349cm" svg:x="7.526cm" svg:y="19.663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4" draw:text-style-name="P4" draw:layer="layout" svg:width="0.174cm" svg:height="0.201cm" svg:x="7.711cm" svg:y="19.737cm" svg:viewBox="0 0 175 202" svg:d="M163 108c6 0 12 0 12-7s-6-7-12-7c-50 0-99 0-149 0 4-47 45-80 94-80 18 0 37 0 55 0 6 0 12 0 12-7s-6-7-12-7c-19 0-37 0-56 0-60 0-107 45-107 101s47 101 107 101c19 0 37 0 56 0 6 0 12 0 12-7 0-6-6-6-12-6-18 0-37 0-55 0-49 0-90-34-94-81 50 0 99 0 149 0z">
              <text:p/>
            </draw:path>
            <draw:path draw:style-name="gr4" draw:text-style-name="P4" draw:layer="layout" svg:width="0.213cm" svg:height="0.237cm" svg:x="7.974cm" svg:y="19.687cm" svg:viewBox="0 0 214 238" svg:d="M121 192c54-5 93-37 93-73s-40-68-93-72c0-7 0-13 0-20 0-12 0-16 33-16 4 0 8 0 12 0 0-4 0-7 0-11-13 1-46 1-60 1-15 0-47 0-59-1 0 4 0 7 0 11 4 0 7 0 11 0 34 0 34 4 34 16 0 7 0 13 0 20-54 5-92 37-92 72 0 36 39 67 92 73 0 6 0 12 0 18 0 12 0 17-34 17-4 0-7 0-11 0 0 4 0 8 0 11 12-1 45-1 59-1s47 0 60 1c0-3 0-7 0-11-4 0-8 0-12 0-33 0-33-4-33-17 0-6 0-12 0-18zM92 184c-50-7-57-43-57-65 0-18 4-57 57-64 0 43 0 86 0 129zM121 55c48 5 58 37 58 64 0 21-5 59-58 65 0-43 0-86 0-129z">
              <text:p/>
            </draw:path>
            <draw:path draw:style-name="gr4" draw:text-style-name="P4" draw:layer="layout" svg:width="0.126cm" svg:height="0.107cm" svg:x="8.226cm" svg:y="19.673cm" svg:viewBox="0 0 127 108" svg:d="M44 7c0-1 1-2 1-3s0-4-4-4c-1 0-15 1-16 1-5 1-9 1-14 2-4 0-7 0-7 5 0 4 3 4 6 4 12 0 12 1 12 3s-1 7-2 10c-4 16-8 33-12 49-6 25-8 30-8 31 0 3 4 3 5 3s3 0 4 0c22-3 53-15 79-38 34-30 26-41 39-62 0-4-4-8-9-8-8 0-10 7-12 14-10 35-43 72-85 84 8-31 15-61 23-91z">
              <text:p/>
            </draw:path>
          </draw:g>
        </draw:g>
        <draw:g>
          <svg:title>TexMaths</svg:title>
          <svg:desc>10§display§\hat{\bm{c}}_{i,t}:§svg§600§TRUE§</svg:desc>
          <draw:g>
            <draw:path draw:style-name="gr4" draw:text-style-name="P4" draw:layer="layout" svg:width="0.092cm" svg:height="0.053cm" svg:x="4.622cm" svg:y="20.616cm" svg:viewBox="0 0 93 54" svg:d="M46 0c-15 16-31 32-46 48 2 2 4 4 6 6 13-12 27-24 40-36 14 12 27 24 41 36 2-2 4-4 6-6-16-16-31-32-47-48z">
              <text:p/>
            </draw:path>
            <draw:path draw:style-name="gr4" draw:text-style-name="P4" draw:layer="layout" svg:width="0.162cm" svg:height="0.16cm" svg:x="4.572cm" svg:y="20.706cm" svg:viewBox="0 0 163 161" svg:d="M135 19c-18 6-19 23-19 24 0 5 3 16 18 16s25-12 25-27c0-18-18-32-49-32-71 0-110 54-110 100 0 32 20 61 75 61 9 0 33-1 54-9 20-8 34-22 34-26 0-3-5-9-9-9-2 0-2 1-5 4-19 20-46 27-74 27-23 0-34-11-34-32 0-13 9-55 19-74 14-23 36-30 50-30 5 0 16 1 25 7z">
              <text:p/>
            </draw:path>
            <draw:path draw:style-name="gr4" draw:text-style-name="P4" draw:layer="layout" svg:width="0.073cm" svg:height="0.164cm" svg:x="4.748cm" svg:y="20.754cm" svg:viewBox="0 0 74 165" svg:d="M68 9c0-4-3-9-10-9s-14 6-14 14c0 4 3 9 10 9s14-7 14-14zM18 134c-1 3-3 6-3 10 0 12 10 21 24 21 24 0 35-34 35-38 0-3-3-3-4-3-3 0-4 2-5 4-5 20-16 30-26 30-4 0-6-3-6-8 0-6 2-11 4-16 3-7 5-13 8-20 2-6 11-28 12-31 1-2 2-5 2-8 0-11-10-21-24-21-24 0-35 34-35 38 0 3 3 3 4 3 3 0 4-1 4-4 7-21 17-30 27-30 3 0 6 2 6 9 0 6-2 9-8 24-5 13-10 26-15 40z">
              <text:p/>
            </draw:path>
            <draw:path draw:style-name="gr4" draw:text-style-name="P4" draw:layer="layout" svg:width="0.03cm" svg:height="0.075cm" svg:x="4.863cm" svg:y="20.887cm" svg:viewBox="0 0 31 76" svg:d="M24 25c0 13-2 29-19 44-1 1-2 2-2 3 0 2 2 4 4 4 3 0 24-20 24-49 0-15-6-27-17-27-8 0-14 7-14 14 0 8 5 15 14 15 6 0 7-3 10-4z">
              <text:p/>
            </draw:path>
            <draw:path draw:style-name="gr4" draw:text-style-name="P4" draw:layer="layout" svg:width="0.082cm" svg:height="0.155cm" svg:x="4.928cm" svg:y="20.763cm" svg:viewBox="0 0 83 156" svg:d="M50 57c8 0 17 0 25 0 5 0 8 0 8-6 0-3-3-3-7-3-8 0-16 0-24 0 3-12 6-24 9-36 1-2 1-3 1-4 0-4-3-8-8-8-6 0-10 5-12 11s2-6-9 37c-8 0-17 0-25 0-5 0-8 0-8 5 0 4 3 4 7 4 8 0 16 0 24 0-5 19-10 38-15 58-1 6-4 15-4 18 0 14 13 23 27 23 27 0 42-35 42-38 0-4-3-3-4-3-2 0-3 1-5 5-7 15-19 29-33 29-5 0-8-3-8-12 0-2 1-7 1-10 6-24 12-47 18-70z">
              <text:p/>
            </draw:path>
            <draw:path draw:style-name="gr4" draw:text-style-name="P4" draw:layer="layout" svg:width="0.036cm" svg:height="0.15cm" svg:x="5.169cm" svg:y="20.713cm" svg:viewBox="0 0 37 151" svg:d="M37 19c0-10-9-19-19-19s-18 9-18 19 8 18 18 18 19-8 19-18zM37 132c0-10-9-18-19-18s-18 7-18 18c0 10 8 19 18 19s19-8 19-19z">
              <text:p/>
            </draw:path>
          </draw:g>
        </draw:g>
        <draw:frame draw:style-name="gr54" draw:text-style-name="P6" draw:layer="layout" svg:width="1.522cm" svg:height="0.319cm" svg:x="7.106cm" svg:y="9.974cm">
          <draw:text-box>
            <text:p><text:span text:style-name="T2">(re-balance)</text:span></text:p>
          </draw:text-box>
        </draw:frame>
        <draw:frame draw:style-name="gr55" draw:text-style-name="P7" draw:layer="layout" svg:width="0.612cm" svg:height="0.395cm" svg:x="9.704cm" svg:y="12.507cm">
          <draw:text-box>
            <text:p><text:span text:style-name="T3">(ex)</text:span></text:p>
          </draw:text-box>
        </draw:frame>
        <draw:g>
          <svg:title>TexMaths</svg:title>
          <svg:desc>10§display§\nu \!=\! 6,
| \mathcal{B} | \!=\! 16,  
k \!=\! 7, 
k_{\rm a} \!=\! 4, 
k_{\rm b} \!=\! 3§svg§600§TRUE§</svg:desc>
          <draw:g>
            <draw:path draw:style-name="gr4" draw:text-style-name="P4" draw:layer="layout" svg:width="0.165cm" svg:height="0.154cm" svg:x="10.425cm" svg:y="12.701cm" svg:viewBox="0 0 166 155" svg:d="M60 4c-1-1 0-4-4-4-8 0-34 3-43 4-3 0-7 0-7 7 0 4 3 4 9 4 16 0 17 2 17 6 0 2-4 19-6 28-7 28-15 57-22 86-1 5-4 15-4 16 0 4 4 4 6 4s3 0 5 0c24-4 63-18 99-51 46-44 56-91 56-94 0-6-5-10-10-10-3 0-11 2-14 12-23 79-76 119-116 132 11-47 23-93 34-140z">
              <text:p/>
            </draw:path>
            <draw:path draw:style-name="gr4" draw:text-style-name="P4" draw:layer="layout" svg:width="0.233cm" svg:height="0.082cm" svg:x="10.661cm" svg:y="12.7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4" draw:layer="layout" svg:width="0.144cm" svg:height="0.239cm" svg:x="10.969cm" svg:y="12.623cm" svg:viewBox="0 0 145 240" svg:d="M31 118c0-3 0-6 0-8 0-89 44-102 62-102 8 0 23 3 31 14-6 0-20 0-20 16 0 11 9 16 17 16 5 0 16-3 16-16 0-22-16-38-45-38-45 0-92 45-92 122 0 93 40 118 73 118 39 0 72-33 72-78s-31-79-70-79c-24 0-37 18-44 35zM73 230c-22 0-33-21-35-26-6-16-6-44-6-50 0-27 11-62 43-62 5 0 22 0 33 21 6 13 6 31 6 48s0 34-6 46c-11 21-27 23-35 23z">
              <text:p/>
            </draw:path>
            <draw:path draw:style-name="gr4" draw:text-style-name="P4" draw:layer="layout" svg:width="0.04cm" svg:height="0.104cm" svg:x="11.16cm" svg:y="12.818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4" draw:layer="layout" svg:width="0.013cm" svg:height="0.349cm" svg:x="11.328cm" svg:y="12.593cm" svg:viewBox="0 0 14 350" svg:d="M14 13c0-6 0-13-7-13s-7 7-7 13c0 108 0 216 0 324 0 6 0 13 7 13s7-7 7-13c0-108 0-216 0-324z">
              <text:p/>
            </draw:path>
            <draw:path draw:style-name="gr4" draw:text-style-name="P4" draw:layer="layout" svg:width="0.222cm" svg:height="0.253cm" svg:x="11.394cm" svg:y="12.609cm" svg:viewBox="0 0 223 254" svg:d="M88 9c0-4 0-4 0-6s0-3-3-3c-4 0-15 5-22 9-16 8-29 14-29 21 0 2 2 2 3 2 5 0 14-5 20-8-4 34-12 79-18 109-13 59-20 80-37 114-2 3-1 3-2 4 0 3 2 2 3 3 6 0 21-6 26-16 5-8 18-34 29-74 8-30 21-76 46-112 16-23 31-33 53-33 19 0 36 12 36 31 0 31-33 42-70 54-4 2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  <draw:path draw:style-name="gr4" draw:text-style-name="P4" draw:layer="layout" svg:width="0.013cm" svg:height="0.349cm" svg:x="11.667cm" svg:y="12.593cm" svg:viewBox="0 0 14 350" svg:d="M14 13c0-6 0-13-7-13s-7 7-7 13c0 108 0 216 0 324 0 6 0 13 7 13s7-7 7-13c0-108 0-216 0-324z">
              <text:p/>
            </draw:path>
            <draw:path draw:style-name="gr4" draw:text-style-name="P4" draw:layer="layout" svg:width="0.233cm" svg:height="0.082cm" svg:x="11.781cm" svg:y="12.7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4" draw:layer="layout" svg:width="0.115cm" svg:height="0.231cm" svg:x="12.105cm" svg:y="12.623cm" svg:viewBox="0 0 116 232" svg:d="M72 9c0-9 0-9-8-9-22 22-53 22-64 22 0 4 0 7 0 11 7 0 28 0 46-9 0 60 0 120 0 180 0 13-1 17-33 17-4 0-7 0-11 0 0 4 0 8 0 11 12-1 43-1 57-1s45 0 57 1c0-3 0-7 0-11-4 0-7 0-11 0-32 0-33-4-33-17 0-65 0-130 0-195z">
              <text:p/>
            </draw:path>
            <draw:path draw:style-name="gr4" draw:text-style-name="P4" draw:layer="layout" svg:width="0.145cm" svg:height="0.239cm" svg:x="12.264cm" svg:y="12.623cm" svg:viewBox="0 0 146 240" svg:d="M32 118c0-3 0-6 0-8 0-89 43-102 61-102 9 0 23 3 31 14-5 0-19 0-19 16 0 11 8 16 16 16 6 0 16-3 16-16 0-22-15-38-44-38-45 0-93 45-93 122 0 93 41 118 74 118 39 0 72-33 72-78s-31-79-70-79c-24 0-37 18-44 35zM74 230c-23 0-33-21-35-26-6-16-6-44-6-50 0-27 11-62 42-62 6 0 22 0 33 21 6 13 6 31 6 48s0 34-6 46c-10 21-26 23-34 23z">
              <text:p/>
            </draw:path>
            <draw:path draw:style-name="gr4" draw:text-style-name="P4" draw:layer="layout" svg:width="0.04cm" svg:height="0.104cm" svg:x="12.455cm" svg:y="12.818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4" draw:layer="layout" svg:width="0.158cm" svg:height="0.245cm" svg:x="12.601cm" svg:y="12.613cm" svg:viewBox="0 0 159 246" svg:d="M81 4c0-1 0-4-4-4-9 0-34 3-43 3-3 1-7 1-7 7 0 5 3 5 8 5 17 0 18 2 18 6 0 2-1 5-1 7-17 67-34 134-51 200-1 5-1 6-1 8 0 8 7 10 10 10 4 0 10-3 12-7 1-4 17-67 19-76 12 1 41 7 41 29 0 2 0 4-1 7-1 4-1 8-1 12 0 21 14 35 32 35 11 0 20-6 28-19 9-15 12-34 12-35 0-3-3-3-4-3-3 0-4 1-5 6-7 25-15 43-30 43-7 0-12-4-12-16 0-6 2-14 3-20 2-6 2-7 2-11 0-21-22-32-52-36 11-6 22-17 30-25 17-19 33-34 50-34 2 0 2 0 3 0 5 1 5 1 8 3 0 0 0 1 1 1-17 2-20 15-20 19 0 6 4 13 13 13 10 0 20-8 20-22 0-10-8-22-24-22-10 0-26 3-51 31-12 13-26 27-39 33 12-50 24-99 36-148z">
              <text:p/>
            </draw:path>
            <draw:path draw:style-name="gr4" draw:text-style-name="P4" draw:layer="layout" svg:width="0.233cm" svg:height="0.082cm" svg:x="12.834cm" svg:y="12.7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4" draw:layer="layout" svg:width="0.15cm" svg:height="0.243cm" svg:x="13.145cm" svg:y="12.619cm" svg:viewBox="0 0 151 244" svg:d="M148 24c3-5 3-5 3-13-28 0-57 0-85 0-43 0-44-4-45-11-3 0-6 0-9 0-4 24-8 48-12 72 3 0 6 0 9 0 1-5 4-27 9-32 2-2 30-2 34-2 24 0 49 0 73 0-4 6-32 44-39 56-32 47-44 95-44 131 0 3 0 19 17 19 16 0 16-16 16-19 0-6 0-12 0-18 0-19 1-38 4-57 1-8 6-38 21-60 16-22 32-44 48-66z">
              <text:p/>
            </draw:path>
            <draw:path draw:style-name="gr4" draw:text-style-name="P4" draw:layer="layout" svg:width="0.041cm" svg:height="0.104cm" svg:x="13.331cm" svg:y="12.818cm" svg:viewBox="0 0 42 105" svg:d="M42 37c0-23-9-37-23-37-11 0-19 9-19 19 0 9 8 18 19 18 4 0 9-1 12-4 1-1 1-1 2-1s1 0 1 5c0 26-12 47-24 58-4 4-4 5-4 6 0 2 2 4 4 4 3 0 32-27 32-68z">
              <text:p/>
            </draw:path>
            <draw:path draw:style-name="gr4" draw:text-style-name="P4" draw:layer="layout" svg:width="0.158cm" svg:height="0.245cm" svg:x="13.477cm" svg:y="12.613cm" svg:viewBox="0 0 159 246" svg:d="M81 4c0-1 0-4-4-4-8 0-34 3-43 3-3 1-7 1-7 7 0 5 3 5 9 5 16 0 17 2 17 6 0 2-1 5-1 7-17 67-34 134-51 200-1 5-1 6-1 8 0 8 7 10 10 10 5 0 10-3 12-7s17-67 20-76c12 1 40 7 40 29 0 2 0 4-1 7 0 4-1 8-1 12 0 21 14 35 32 35 11 0 20-6 28-19 9-15 13-34 13-35 0-3-4-3-5-3-3 0-3 1-5 6-7 25-15 43-30 43-7 0-11-4-11-16 0-6 1-14 2-20 2-6 2-7 2-11 0-21-22-32-52-36 11-6 22-17 30-25 17-19 33-34 50-34 2 0 2 0 3 0 5 1 5 1 8 3 1 0 1 0 1 1-17 2-20 15-20 19 0 6 4 13 14 13 9 0 19-8 19-22 0-10-8-22-24-22-10 0-26 3-51 31-12 13-26 27-39 33 12-50 24-99 36-148z">
              <text:p/>
            </draw:path>
            <draw:path draw:style-name="gr4" draw:text-style-name="P4" draw:layer="layout" svg:width="0.122cm" svg:height="0.111cm" svg:x="13.654cm" svg:y="12.798cm" svg:viewBox="0 0 123 112" svg:d="M96 44c0-13 0-22-11-31-10-9-22-13-37-13-23 0-40 9-40 24 0 8 6 12 12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4" draw:text-style-name="P4" draw:layer="layout" svg:width="0.232cm" svg:height="0.082cm" svg:x="13.857cm" svg:y="12.72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4" draw:text-style-name="P4" draw:layer="layout" svg:width="0.155cm" svg:height="0.235cm" svg:x="14.159cm" svg:y="12.619cm" svg:viewBox="0 0 156 236" svg:d="M94 179c0 10 0 20 0 30 0 12-1 16-27 16-2 0-5 0-7 0 0 4 0 8 0 11 14-1 32-1 47-1s33 0 48 1c0-3 0-7 0-11-3 0-5 0-8 0-26 0-26-4-26-16 0-10 0-20 0-30 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4" draw:text-style-name="P4" draw:layer="layout" svg:width="0.04cm" svg:height="0.104cm" svg:x="14.355cm" svg:y="12.818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4" draw:layer="layout" svg:width="0.158cm" svg:height="0.245cm" svg:x="14.501cm" svg:y="12.613cm" svg:viewBox="0 0 159 246" svg:d="M81 4c0-1 0-4-5-4-8 0-33 3-42 3-3 1-7 1-7 7 0 5 3 5 8 5 17 0 18 2 18 6 0 2-1 5-1 7-17 67-34 134-51 200-1 5-1 6-1 8 0 8 7 10 10 10 4 0 10-3 12-7 1-4 17-67 19-76 12 1 41 7 41 29 0 2 0 4-1 7-1 4-1 8-1 12 0 21 14 35 32 35 10 0 20-6 28-19 8-15 12-34 12-35 0-3-3-3-4-3-3 0-4 1-5 6-7 25-15 43-30 43-7 0-12-4-12-16 0-6 2-14 3-20 2-6 2-7 2-11 0-21-23-32-52-36 11-6 22-17 30-25 17-19 33-34 50-34 2 0 2 0 3 0 4 1 5 1 8 3 0 0 0 1 1 1-17 2-20 15-20 19 0 6 4 13 13 13s20-8 20-22c0-10-8-22-24-22-10 0-26 3-52 31-11 13-25 27-39 33 12-50 25-99 37-148z">
              <text:p/>
            </draw:path>
            <draw:path draw:style-name="gr4" draw:text-style-name="P4" draw:layer="layout" svg:width="0.131cm" svg:height="0.172cm" svg:x="14.676cm" svg:y="12.738cm" svg:viewBox="0 0 132 173" svg:d="M37 0c-12 1-25 2-37 3 0 3 0 6 0 9 17 0 19 2 19 14 0 48 0 96 0 145 3 0 5 0 8 0 3-5 6-10 9-15 9 12 22 17 35 17 33 0 61-24 61-55 0-30-26-55-58-55-15 0-28 5-37 14 0-26 0-51 0-77zM38 89c7-12 20-20 35-20 14 0 24 8 28 16 5 7 8 16 8 32 0 6 0 25-10 36s-22 13-29 13c-19 0-29-15-32-20 0-19 0-38 0-57z">
              <text:p/>
            </draw:path>
            <draw:path draw:style-name="gr4" draw:text-style-name="P4" draw:layer="layout" svg:width="0.232cm" svg:height="0.082cm" svg:x="14.896cm" svg:y="12.72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4" draw:text-style-name="P4" draw:layer="layout" svg:width="0.145cm" svg:height="0.239cm" svg:x="15.203cm" svg:y="12.623cm" svg:viewBox="0 0 146 240" svg:d="M87 110c29-10 49-34 49-62 0-29-31-48-64-48-36 0-63 21-63 47 0 12 8 19 18 19 11 0 18-8 18-18 0-18-16-18-21-18 10-17 34-22 46-22 15 0 34 8 34 40 0 4-1 24-10 40-10 16-22 18-31 18-3 0-11 1-14 1s-5 1-5 4c0 4 2 4 8 4 5 0 11 0 16 0 29 0 42 24 42 58 0 47-25 57-40 57s-42-6-54-27c12 2 23-6 23-18 0-13-9-20-19-20-9 0-20 5-20 21 0 31 33 54 71 54 43 0 75-32 75-67 0-29-22-56-59-63z">
              <text:p/>
            </draw:path>
          </draw:g>
        </draw:g>
        <draw:frame draw:style-name="gr56" draw:text-style-name="P13" draw:layer="layout" svg:width="1.357cm" svg:height="2.377cm" svg:x="10.203cm" svg:y="13.104cm">
          <draw:text-box>
            <text:p text:style-name="P12"><text:span text:style-name="T5">0:001011</text:span></text:p>
            <text:p text:style-name="P12"><text:span text:style-name="T5">1:001101</text:span></text:p>
            <text:p text:style-name="P12"><text:span text:style-name="T5">2:001110</text:span></text:p>
            <text:p text:style-name="P12"><text:span text:style-name="T5">3:010011</text:span></text:p>
            <text:p text:style-name="P12"><text:span text:style-name="T6">-:010101</text:span></text:p>
            <text:p text:style-name="P12"><text:span text:style-name="T5">4:010110</text:span></text:p>
            <text:p text:style-name="P12"><text:span text:style-name="T5">5:011001</text:span></text:p>
            <text:p text:style-name="P12"><text:span text:style-name="T5">6:011010</text:span></text:p>
            <text:p text:style-name="P12"><text:span text:style-name="T7">7:011100</text:span></text:p>
          </draw:text-box>
        </draw:frame>
        <draw:g>
          <svg:title>TexMaths</svg:title>
          <svg:desc>10§display§\mathcal{B}\! :§svg§600§TRUE§</svg:desc>
          <draw:g>
            <draw:path draw:style-name="gr4" draw:text-style-name="P4" draw:layer="layout" svg:width="0.221cm" svg:height="0.253cm" svg:x="9.806cm" svg:y="13.118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4" draw:text-style-name="P4" draw:layer="layout" svg:width="0.036cm" svg:height="0.149cm" svg:x="10.105cm" svg:y="13.214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56" draw:text-style-name="P13" draw:layer="layout" svg:width="1.357cm" svg:height="2.377cm" svg:x="11.803cm" svg:y="13.105cm">
          <draw:text-box>
            <text:p text:style-name="P12"><text:span text:style-name="T5">8:110100</text:span></text:p>
            <text:p text:style-name="P12"><text:span text:style-name="T5">9:110010</text:span></text:p>
            <text:p text:style-name="P12"><text:span text:style-name="T5">A:110001</text:span></text:p>
            <text:p text:style-name="P12"><text:span text:style-name="T5">B:101100</text:span></text:p>
            <text:p text:style-name="P12"><text:span text:style-name="T6">-:101010</text:span></text:p>
            <text:p text:style-name="P12"><text:span text:style-name="T5">C:101001</text:span></text:p>
            <text:p text:style-name="P12"><text:span text:style-name="T5">D:100110</text:span></text:p>
            <text:p text:style-name="P12"><text:span text:style-name="T5">E:100101</text:span></text:p>
            <text:p text:style-name="P12"><text:span text:style-name="T7">F:100011</text:span></text:p>
          </draw:text-box>
        </draw:frame>
        <draw:g>
          <svg:title>TexMaths</svg:title>
          <svg:desc>10§display§\Phi_0\! :§svg§600§TRUE§</svg:desc>
          <draw:g>
            <draw:path draw:style-name="gr4" draw:text-style-name="P4" draw:layer="layout" svg:width="0.213cm" svg:height="0.237cm" svg:x="13.37cm" svg:y="13.094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4" draw:text-style-name="P4" draw:layer="layout" svg:width="0.113cm" svg:height="0.166cm" svg:x="13.617cm" svg:y="13.223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4" draw:text-style-name="P4" draw:layer="layout" svg:width="0.036cm" svg:height="0.15cm" svg:x="13.83cm" svg:y="13.182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57" draw:text-style-name="P13" draw:layer="layout" svg:width="1.018cm" svg:height="2.113cm" svg:x="13.905cm" svg:y="13.107cm">
          <draw:text-box>
            <text:p text:style-name="P12"><text:span text:style-name="T5">0:0700</text:span></text:p>
            <text:p text:style-name="P12"><text:span text:style-name="T5">1:1600</text:span></text:p>
            <text:p text:style-name="P12"><text:span text:style-name="T5">2:2500</text:span></text:p>
            <text:p text:style-name="P12"><text:span text:style-name="T5">3:3400</text:span></text:p>
            <text:p text:style-name="P12"><text:span text:style-name="T5">4:4300</text:span></text:p>
            <text:p text:style-name="P12"><text:span text:style-name="T5">5:5200</text:span></text:p>
            <text:p text:style-name="P12"><text:span text:style-name="T5">6:6100</text:span></text:p>
            <text:p text:style-name="P12"><text:span text:style-name="T5">7:7000</text:span></text:p>
          </draw:text-box>
        </draw:frame>
        <draw:g>
          <svg:title>TexMaths</svg:title>
          <svg:desc>10§display§\Phi_1\! :§svg§600§TRUE§</svg:desc>
          <draw:g>
            <draw:path draw:style-name="gr4" draw:text-style-name="P4" draw:layer="layout" svg:width="0.213cm" svg:height="0.237cm" svg:x="15.072cm" svg:y="13.097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4" draw:text-style-name="P4" draw:layer="layout" svg:width="0.088cm" svg:height="0.161cm" svg:x="15.332cm" svg:y="13.226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4" draw:text-style-name="P4" draw:layer="layout" svg:width="0.036cm" svg:height="0.15cm" svg:x="15.532cm" svg:y="13.18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57" draw:text-style-name="P13" draw:layer="layout" svg:width="1.018cm" svg:height="2.113cm" svg:x="15.706cm" svg:y="13.108cm">
          <draw:text-box>
            <text:p text:style-name="P12"><text:span text:style-name="T5">0:0007</text:span></text:p>
            <text:p text:style-name="P12"><text:span text:style-name="T5">1:0016</text:span></text:p>
            <text:p text:style-name="P12"><text:span text:style-name="T5">2:0025</text:span></text:p>
            <text:p text:style-name="P12"><text:span text:style-name="T5">3:0034</text:span></text:p>
            <text:p text:style-name="P12"><text:span text:style-name="T5">4:0043</text:span></text:p>
            <text:p text:style-name="P12"><text:span text:style-name="T5">5:0052</text:span></text:p>
            <text:p text:style-name="P12"><text:span text:style-name="T5">6:0061</text:span></text:p>
            <text:p text:style-name="P12"><text:span text:style-name="T5">7:0070</text:span></text:p>
          </draw:text-box>
        </draw:frame>
        <draw:frame draw:style-name="gr58" draw:text-style-name="P6" draw:layer="layout" svg:width="1.954cm" svg:height="0.319cm" svg:x="14.404cm" svg:y="15.208cm">
          <draw:text-box>
            <text:p><text:span text:style-name="T2">(Lee distance?)</text:span></text:p>
          </draw:text-box>
        </draw:frame>
        <draw:g>
          <svg:title>TexMaths</svg:title>
          <svg:desc>8§display§\tilde{\bm{c}}_i:§svg§600§TRUE§</svg:desc>
          <draw:g>
            <draw:path draw:style-name="gr4" draw:text-style-name="P4" draw:layer="layout" svg:width="0.092cm" svg:height="0.025cm" svg:x="9.86cm" svg:y="15.775cm" svg:viewBox="0 0 93 26" svg:d="M93 4c-2-1-3-3-4-4-8 5-12 14-24 14-6 0-13-4-18-8-7-4-13-6-17-6-11 0-16 6-30 21 1 2 3 4 4 5 0-1 11-13 23-13 7 0 14 4 18 7 8 4 13 6 18 6 10 0 16-6 30-22z">
              <text:p/>
            </draw:path>
            <draw:path draw:style-name="gr4" draw:text-style-name="P4" draw:layer="layout" svg:width="0.129cm" svg:height="0.127cm" svg:x="9.83cm" svg:y="15.839cm" svg:viewBox="0 0 130 128" svg:d="M108 15c-15 5-15 18-15 19 0 4 2 13 13 13 12 0 21-10 21-22 0-14-15-25-39-25-57 0-88 43-88 80 0 25 16 48 59 48 7 0 27-1 44-7 16-6 27-18 27-21 0-2-5-7-7-7s-3 1-4 3c-15 15-38 22-59 22-19 0-28-9-28-26 0-10 7-43 16-59 11-19 28-23 40-23 4 0 13 0 20 5z">
              <text:p/>
            </draw:path>
            <draw:path draw:style-name="gr4" draw:text-style-name="P4" draw:layer="layout" svg:width="0.059cm" svg:height="0.13cm" svg:x="9.97cm" svg:y="15.878cm" svg:viewBox="0 0 60 131" svg:d="M54 7c0-3-2-7-8-7-5 0-10 5-10 10 0 4 2 8 7 8 6 0 11-5 11-11zM14 107c0 2-1 4-1 8 0 9 8 16 18 16 20 0 29-27 29-30 0-2-2-2-3-2-4 0-4 1-4 3-5 16-13 24-21 24-4 0-5-3-5-7s2-8 3-12c2-6 4-11 7-16 1-5 8-23 9-25 0-2 1-4 1-6 0-9-8-17-18-17-19 0-29 27-29 30s2 2 3 3c3 0 3-1 4-4 5-16 14-23 21-23 3 0 5 1 5 7 0 4-1 7-6 19-4 10-8 21-13 32z">
              <text:p/>
            </draw:path>
            <draw:path draw:style-name="gr4" draw:text-style-name="P4" draw:layer="layout" svg:width="0.029cm" svg:height="0.119cm" svg:x="10.155cm" svg:y="15.845cm" svg:viewBox="0 0 30 120" svg:d="M30 15c0-9-7-15-16-15-8 0-14 7-14 15s6 14 14 14c9 0 16-6 16-14zM30 105c0-8-7-14-16-14-8 0-14 6-14 14s6 15 14 15c9 0 16-6 16-15z">
              <text:p/>
            </draw:path>
          </draw:g>
        </draw:g>
        <draw:frame draw:style-name="gr59" draw:text-style-name="P14" draw:layer="layout" svg:width="2.373cm" svg:height="0.331cm" svg:x="10.504cm" svg:y="15.709cm">
          <draw:text-box>
            <text:p><text:span text:style-name="T5">0110(6)=</text:span><text:span text:style-name="T8">011010</text:span></text:p>
          </draw:text-box>
        </draw:frame>
        <draw:g>
          <svg:title>TexMaths</svg:title>
          <svg:desc>8§display§\hat{\bm{c}}_i^{\intercal}:§svg§600§TRUE§</svg:desc>
          <draw:g>
            <draw:path draw:style-name="gr4" draw:text-style-name="P4" draw:layer="layout" svg:width="0.074cm" svg:height="0.042cm" svg:x="9.872cm" svg:y="16.07cm" svg:viewBox="0 0 75 43" svg:d="M38 0c-13 13-25 26-38 38 2 2 4 4 6 5 10-9 21-19 32-29 10 10 21 20 32 29 2-1 3-3 5-5-12-12-25-25-37-38z">
              <text:p/>
            </draw:path>
            <draw:path draw:style-name="gr4" draw:text-style-name="P4" draw:layer="layout" svg:width="0.129cm" svg:height="0.128cm" svg:x="9.833cm" svg:y="16.142cm" svg:viewBox="0 0 130 129" svg:d="M108 15c-15 5-15 19-15 19 0 4 2 13 14 13 11 0 20-9 20-21 0-15-14-26-39-26-57 0-88 43-88 80 0 25 16 49 59 49 7 0 27-1 44-8 16-6 27-17 27-20s-5-8-7-8-2 1-4 3c-15 16-38 22-59 22-19 0-28-9-28-25 0-11 7-44 16-59 11-20 28-24 40-24 4 0 13 0 20 5z">
              <text:p/>
            </draw:path>
            <draw:path draw:style-name="gr4" draw:text-style-name="P4" draw:layer="layout" svg:width="0.095cm" svg:height="0.125cm" svg:x="9.979cm" svg:y="16.05cm" svg:viewBox="0 0 96 126" svg:d="M57 19c9 0 18 0 27 0 3 0 12 0 12-9 0-10-10-10-12-10-24 0-48 0-72 0-2 0-12 0-12 10 0 9 10 9 12 9 9 0 18 0 26 0 0 32 0 64 0 95 0 3 0 12 10 12 9 0 9-9 9-12 0-31 0-63 0-95z">
              <text:p/>
            </draw:path>
            <draw:path draw:style-name="gr4" draw:text-style-name="P4" draw:layer="layout" svg:width="0.059cm" svg:height="0.131cm" svg:x="9.973cm" svg:y="16.216cm" svg:viewBox="0 0 60 132" svg:d="M54 7c0-3-1-7-7-7s-11 5-11 10c0 4 2 8 8 8 5 0 10-5 10-11zM14 107c0 2-1 5-1 8 0 10 8 17 18 17 20 0 29-27 29-31 0-2-3-2-3-2-4 0-4 2-4 3-4 16-13 24-21 24-4 0-5-2-5-6 0-5 2-9 3-13 2-6 4-10 7-16 1-5 8-22 9-25 1-1 1-4 1-6 0-9-7-17-18-17-19 0-29 27-29 31 0 2 3 2 4 2 2 0 2-1 3-3 5-17 14-24 21-24 3 0 5 1 5 7 0 5-1 7-6 19-4 11-8 21-13 32z">
              <text:p/>
            </draw:path>
            <draw:path draw:style-name="gr4" draw:text-style-name="P4" draw:layer="layout" svg:width="0.029cm" svg:height="0.12cm" svg:x="10.206cm" svg:y="16.147cm" svg:viewBox="0 0 30 121" svg:d="M30 15c0-9-7-15-16-15-8 0-14 7-14 15 0 9 6 15 14 15 9 0 16-7 16-15zM30 105c0-8-7-14-16-14-8 0-14 6-14 14 0 9 6 16 14 16 9 0 16-7 16-16z">
              <text:p/>
            </draw:path>
          </draw:g>
        </draw:g>
        <draw:frame draw:style-name="gr60" draw:text-style-name="P13" draw:layer="layout" svg:width="1.018cm" svg:height="1.589cm" svg:x="10.506cm" svg:y="16.113cm">
          <draw:text-box>
            <text:p text:style-name="P12"><text:span text:style-name="T5">011(3)</text:span></text:p>
            <text:p text:style-name="P12"><text:span text:style-name="T5">100(4)</text:span></text:p>
            <text:p text:style-name="P12"><text:span text:style-name="T5">010(2)</text:span></text:p>
            <text:p text:style-name="P12"><text:span text:style-name="T5">011(3)</text:span></text:p>
            <text:p text:style-name="P12"><text:span text:style-name="T5">110(6)</text:span></text:p>
            <text:p text:style-name="P12"><text:span text:style-name="T5">100(4)</text:span></text:p>
          </draw:text-box>
        </draw:frame>
        <draw:line draw:style-name="gr19" draw:text-style-name="P2" draw:layer="layout" svg:x1="9.9cm" svg:y1="15.602cm" svg:x2="16.8cm" svg:y2="15.602cm">
          <text:p/>
        </draw:line>
        <draw:g>
          <svg:title>TexMaths</svg:title>
          <svg:desc>8§display§\bm{s}_i:§svg§600§TRUE§</svg:desc>
          <draw:g>
            <draw:path draw:style-name="gr4" draw:text-style-name="P4" draw:layer="layout" svg:width="0.116cm" svg:height="0.128cm" svg:x="13.332cm" svg:y="16.102cm" svg:viewBox="0 0 117 129" svg:d="M100 16c-9 4-11 12-11 16 0 7 5 12 12 12 6 0 16-6 16-19 0-15-15-25-39-25-8 0-24 1-37 10-13 10-17 26-17 33 0 8 4 16 10 21 8 6 12 7 32 11 8 1 24 4 24 17 0 1 0 26-41 26-14 0-24-2-31-7 10-2 16-10 16-19 0-11-8-13-14-13-9 0-20 8-20 22 0 18 20 28 48 28 64 0 43-32 64-48 0-10-5-18-11-24-8-7-19-8-29-11-15-2-26-4-26-14 0-1 0-22 31-22 5 0 16 0 23 6z">
              <text:p/>
            </draw:path>
            <draw:path draw:style-name="gr4" draw:text-style-name="P4" draw:layer="layout" svg:width="0.058cm" svg:height="0.131cm" svg:x="13.474cm" svg:y="16.14cm" svg:viewBox="0 0 59 132" svg:d="M54 8c0-3-2-8-8-8-5 0-11 6-11 11 0 3 3 7 8 7 6 0 11-5 11-10zM14 107c0 2-1 5-1 8 0 10 7 17 18 17 20 0 28-27 28-31 0-2-2-2-3-2-2 0-2 2-3 3-5 16-14 24-21 24-4 0-5-2-5-7 0-4 1-8 3-12 2-6 4-10 6-16 2-5 9-22 10-25 0-1 1-4 1-6 0-9-8-16-18-16-20 0-29 26-29 29s2 3 3 3c3 0 3-1 4-3 5-17 14-24 21-24 3 0 5 1 5 7 0 5-2 7-7 19-4 11-8 21-12 32z">
              <text:p/>
            </draw:path>
            <draw:path draw:style-name="gr4" draw:text-style-name="P4" draw:layer="layout" svg:width="0.029cm" svg:height="0.12cm" svg:x="13.66cm" svg:y="16.108cm" svg:viewBox="0 0 30 121" svg:d="M30 15c0-8-8-15-16-15s-14 7-14 15 6 15 14 15 16-7 16-15zM30 106c0-9-8-15-16-15s-14 7-14 15c0 9 6 15 14 15s16-7 16-15z">
              <text:p/>
            </draw:path>
          </draw:g>
        </draw:g>
        <draw:frame draw:style-name="gr61" draw:text-style-name="P13" draw:layer="layout" svg:width="1.695cm" svg:height="1.589cm" svg:x="13.806cm" svg:y="16.112cm">
          <draw:text-box>
            <text:p text:style-name="P12"><text:span text:style-name="T5">(</text:span><text:span text:style-name="T8">0</text:span><text:span text:style-name="T5">,3)=</text:span><text:span text:style-name="T9">34</text:span><text:span text:style-name="T5">00</text:span></text:p>
            <text:p text:style-name="P12"><text:span text:style-name="T5">(</text:span><text:span text:style-name="T8">1</text:span><text:span text:style-name="T5">,4)=00</text:span><text:span text:style-name="T9">43</text:span></text:p>
            <text:p text:style-name="P12"><text:span text:style-name="T5">(</text:span><text:span text:style-name="T8">1</text:span><text:span text:style-name="T5">,2)=00</text:span><text:span text:style-name="T9">25</text:span></text:p>
            <text:p text:style-name="P12"><text:span text:style-name="T5">(</text:span><text:span text:style-name="T8">0</text:span><text:span text:style-name="T5">,3)=</text:span><text:span text:style-name="T9">34</text:span><text:span text:style-name="T5">00</text:span></text:p>
            <text:p text:style-name="P12"><text:span text:style-name="T5">(</text:span><text:span text:style-name="T8">1</text:span><text:span text:style-name="T5">,6)=00</text:span><text:span text:style-name="T9">61</text:span></text:p>
            <text:p text:style-name="P12"><text:span text:style-name="T5">(</text:span><text:span text:style-name="T8">0</text:span><text:span text:style-name="T5">,4)=</text:span><text:span text:style-name="T9">43</text:span><text:span text:style-name="T5">00</text:span></text:p>
          </draw:text-box>
        </draw:frame>
        <draw:polyline draw:style-name="gr62" draw:text-style-name="P2" draw:layer="layout" svg:width="1.099cm" svg:height="0.199cm" svg:x="12.9cm" svg:y="15.9cm" svg:viewBox="0 0 1100 200" draw:points="0,0 1100,0 1100,200">
          <text:p/>
        </draw:polyline>
        <draw:line draw:style-name="gr63" draw:text-style-name="P2" draw:layer="layout" svg:x1="9.4cm" svg:y1="11.8cm" svg:x2="9.4cm" svg:y2="18.2cm">
          <text:p/>
        </draw:line>
        <draw:g>
          <svg:title>TexMaths</svg:title>
          <svg:desc>10§display§f_{\rm d}(x) \!=\!
\mathbbm{1}[ x \!\in\! \{2,3\} ]§svg§600§TRUE§</svg:desc>
          <draw:g>
            <draw:path draw:style-name="gr4" draw:text-style-name="P4" draw:layer="layout" svg:width="0.175cm" svg:height="0.317cm" svg:x="14.45cm" svg:y="10.887cm" svg:viewBox="0 0 176 318" svg:d="M111 107c10 0 20 0 30 0 7 0 10 0 10-7 0-4-3-4-9-4-10 0-19 0-29 0 2-14 5-27 7-40 1-7 6-32 8-36 4-7 10-12 17-12 1 0 11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4" draw:text-style-name="P4" draw:layer="layout" svg:width="0.13cm" svg:height="0.172cm" svg:x="14.615cm" svg:y="11.016cm" svg:viewBox="0 0 131 173" svg:d="M76 3c0 3 0 6 0 9 17 0 19 2 19 14 0 17 0 33 0 50-10-8-21-13-35-13-33 0-60 24-60 55s26 55 57 55c20 0 32-11 37-15 0 5 0 10 0 15 12-1 25-2 37-2 0-3 0-6 0-9-16 0-18-2-18-14 0-50 0-99 0-148-12 1-25 2-37 3zM94 145c-7 12-19 21-35 21-14 0-24-8-29-15s-8-17-8-33c0-5 0-24 10-35s22-14 29-14c12 0 23 6 30 15 3 4 3 4 3 8 0 17 0 35 0 53z">
              <text:p/>
            </draw:path>
            <draw:path draw:style-name="gr4" draw:text-style-name="P4" draw:layer="layout" svg:width="0.081cm" svg:height="0.349cm" svg:x="14.811cm" svg:y="10.87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4" draw:text-style-name="P4" draw:layer="layout" svg:width="0.174cm" svg:height="0.158cm" svg:x="14.923cm" svg:y="10.97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4" draw:text-style-name="P4" draw:layer="layout" svg:width="0.08cm" svg:height="0.349cm" svg:x="15.134cm" svg:y="10.871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4" draw:text-style-name="P4" draw:layer="layout" svg:width="0.233cm" svg:height="0.082cm" svg:x="15.309cm" svg:y="11.00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4" draw:layer="layout" svg:width="0.144cm" svg:height="0.231cm" svg:x="15.636cm" svg:y="10.901cm" svg:viewBox="0 0 145 232" svg:d="M86 4c-18 12-45 18-74 18-4 0-8 0-12 0 0 1 0 3 0 5s0 4 0 6c4 0 8 0 12 0 10 0 25-1 32-3 1-1 1-1 2-1 0 30 0 61 0 91 0 71-1 92-1 94-3 6-8 7-27 8-5 0-11 0-16 0 0 2 0 3 0 5s0 3 0 5c24 0 48 0 72 0s47 0 71 0c0-2 0-3 0-5s0-3 0-5c-6 0-11 0-17 0-18-1-23-2-26-8-1-2-1-26-1-107 0-57 0-105-1-105-1-3-6-2-14 2zM85 214c-4 4-16 5-22 1-1 0-2-1-3-2 0-31 0-62 0-94 0-30 0-61 0-92 2-1 5-2 7-3 4-2 11-4 14-6 2-1 4-2 6-3 0 33 0 66 0 98 0 90 0 99-2 101z">
              <text:p/>
            </draw:path>
            <draw:path draw:style-name="gr4" draw:text-style-name="P4" draw:layer="layout" svg:width="0.047cm" svg:height="0.349cm" svg:x="15.855cm" svg:y="10.871cm" svg:viewBox="0 0 48 350" svg:d="M48 350c0-5 0-9 0-14-11 0-23 0-34 0 0-107 0-215 0-322 11 0 23 0 34 0 0-5 0-9 0-14-16 0-32 0-48 0 0 117 0 233 0 350 16 0 32 0 48 0z">
              <text:p/>
            </draw:path>
            <draw:path draw:style-name="gr4" draw:text-style-name="P4" draw:layer="layout" svg:width="0.174cm" svg:height="0.158cm" svg:x="15.92cm" svg:y="10.979cm" svg:viewBox="0 0 175 159" svg:d="M107 49c3-9 11-41 35-41 2 0 10 0 18 4-10 2-17 11-17 19 0 6 4 13 13 13 8 0 19-7 19-21 0-18-21-23-32-23-21 0-33 19-37 27-9-23-28-27-38-27-37 0-57 45-57 54 0 4 3 3 4 4 3 0 4-1 5-4 12-37 35-46 47-46 7 0 19 3 19 23 0 11-6 35-19 84-6 22-18 36-33 36-2 0-11 0-18-4 9-2 17-9 17-19s-8-12-13-12c-11 0-20 9-20 20 0 16 18 23 33 23 23 0 36-25 37-27 4 13 17 27 38 27 36 0 56-45 56-54 0-3-3-3-4-3-3 0-4 1-4 3-12 38-36 46-47 46-14 0-20-11-20-23 0-8 3-15 6-31 4-16 8-32 12-48z">
              <text:p/>
            </draw:path>
            <draw:path draw:style-name="gr4" draw:text-style-name="P4" draw:layer="layout" svg:width="0.175cm" svg:height="0.201cm" svg:x="16.179cm" svg:y="10.945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4" draw:text-style-name="P4" draw:layer="layout" svg:width="0.124cm" svg:height="0.349cm" svg:x="16.448cm" svg:y="10.871cm" svg:viewBox="0 0 125 350" svg:d="M75 47c0-14 9-37 47-39 2 0 3-2 3-4 0-4-3-4-7-4-35 0-67 18-67 44s0 53 0 80c0 14 0 25-14 36-12 11-26 11-33 12-2 0-4 1-4 3 0 4 3 4 6 4 23 2 40 13 44 31 1 3 1 4 1 17 0 23 0 46 0 69 0 15 0 26 17 39 14 11 37 15 50 15 4 0 7 0 7-4s-2-4-5-4c-23-1-40-13-44-30-1-4-1-4-1-17 0-24 0-49 0-74 0-16-3-22-14-32-8-7-18-11-28-14 29-8 42-24 42-44 0-28 0-56 0-84z">
              <text:p/>
            </draw:path>
            <draw:path draw:style-name="gr4" draw:text-style-name="P4" draw:layer="layout" svg:width="0.14cm" svg:height="0.231cm" svg:x="16.616cm" svg:y="10.901cm" svg:viewBox="0 0 141 232" svg:d="M27 205c13-12 25-23 38-35 54-48 76-67 76-102 0-40-32-68-75-68-40 0-66 32-66 63 0 20 18 20 19 20 6 0 18-4 18-19 0-9-6-18-18-18-3 0-4 0-5 0 8-23 27-35 47-35 32 0 48 28 48 57 0 28-18 55-37 77-23 25-45 49-68 74-4 4-4 5-4 13 44 0 87 0 131 0 3-20 7-40 10-60-3 0-6 0-9 0-2 11-4 25-8 30-2 3-26 3-33 3-21 0-43 0-64 0z">
              <text:p/>
            </draw:path>
            <draw:path draw:style-name="gr4" draw:text-style-name="P4" draw:layer="layout" svg:width="0.04cm" svg:height="0.104cm" svg:x="16.805cm" svg:y="11.096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4" draw:layer="layout" svg:width="0.145cm" svg:height="0.239cm" svg:x="16.945cm" svg:y="10.901cm" svg:viewBox="0 0 146 240" svg:d="M87 110c29-10 50-34 50-62 0-29-31-48-65-48-35 0-62 21-62 47 0 12 8 19 18 19 11 0 18-8 18-18 0-18-17-18-22-18 11-17 34-22 47-22 14 0 33 8 33 40 0 4 0 24-9 40-11 16-23 18-32 18-3 0-11 1-13 1-3 0-6 1-6 4 0 4 3 4 9 4 5 0 10 0 15 0 29 0 42 24 42 58 0 47-24 57-40 57-15 0-41-6-53-27 12 2 23-6 23-18 0-13-10-20-20-20-8 0-20 5-20 21 0 31 33 54 71 54 43 0 75-32 75-67 0-29-22-56-59-63z">
              <text:p/>
            </draw:path>
            <draw:path draw:style-name="gr4" draw:text-style-name="P4" draw:layer="layout" svg:width="0.123cm" svg:height="0.349cm" svg:x="17.132cm" svg:y="10.871cm" svg:viewBox="0 0 124 350" svg:d="M50 303c0 14-9 37-47 39-2 0-3 2-3 4 0 4 3 4 7 4 34 0 66-17 67-44 0-26 0-53 0-80 0-14 0-25 14-36 12-10 25-10 33-11 2 0 3-1 3-4s-2-3-5-3c-24-2-40-14-44-32-1-3-1-4-1-17 0-23 0-46 0-69 0-15 0-26-17-39-14-11-38-15-50-15-4 0-7 0-7 4s2 4 5 4c22 1 40 13 44 30 1 4 1 4 1 17 0 24 0 49 0 74 0 16 3 22 14 33 8 7 18 11 28 13-29 9-42 24-42 44 0 28 0 56 0 84z">
              <text:p/>
            </draw:path>
            <draw:path draw:style-name="gr4" draw:text-style-name="P4" draw:layer="layout" svg:width="0.047cm" svg:height="0.349cm" svg:x="17.29cm" svg:y="10.871cm" svg:viewBox="0 0 48 350" svg:d="M48 0c-16 0-32 0-48 0 0 5 0 9 0 14 11 0 23 0 34 0 0 107 0 215 0 322-11 0-23 0-34 0 0 5 0 9 0 14 16 0 32 0 48 0 0-117 0-233 0-350z">
              <text:p/>
            </draw:path>
          </draw:g>
        </draw:g>
        <draw:frame draw:style-name="gr64" draw:text-style-name="P7" draw:layer="layout" svg:width="2.148cm" svg:height="0.395cm" svg:x="1.304cm" svg:y="28.708cm">
          <draw:text-box>
            <text:p><text:span text:style-name="T3">non-uniform k</text:span></text:p>
          </draw:text-box>
        </draw:frame>
        <draw:g>
          <svg:title>TexMaths</svg:title>
          <svg:desc>10§display§f_{\rm d}: \Sigma \to \mathbb{B}§svg§600§TRUE§</svg:desc>
          <draw:g>
            <draw:path draw:style-name="gr4" draw:text-style-name="P4" draw:layer="layout" svg:width="0.174cm" svg:height="0.317cm" svg:x="12.189cm" svg:y="10.906cm" svg:viewBox="0 0 175 318" svg:d="M110 107c10 0 21 0 31 0 7 0 10 0 10-7 0-4-3-4-9-4-10 0-20 0-30 0 3-14 5-27 8-40 1-7 6-32 8-36 3-7 9-12 17-12 1 0 10 0 17 6-16 1-19 14-19 19 0 8 6 12 13 12 9 0 19-7 19-21 0-16-16-24-30-24-12 0-34 6-45 41-2 7-3 11-11 55-8 0-17 0-25 0-6 0-10 0-10 7 0 4 3 4 10 4 8 0 15 0 23 0-9 46-18 91-27 137-6 34-12 66-30 66-2 0-10 0-17-6 16-1 19-14 19-19 0-8-6-12-13-12-9 0-19 7-19 21 0 16 15 24 30 24 19 0 33-21 40-34 11-22 19-65 19-67 7-37 14-73 21-110z">
              <text:p/>
            </draw:path>
            <draw:path draw:style-name="gr4" draw:text-style-name="P4" draw:layer="layout" svg:width="0.13cm" svg:height="0.171cm" svg:x="12.354cm" svg:y="11.035cm" svg:viewBox="0 0 131 172" svg:d="M76 3c0 3 0 6 0 9 16 0 18 2 18 14 0 17 0 33 0 50-9-8-21-13-34-13-33 0-60 24-60 55s26 54 57 54c20 0 32-11 36-14 0 4 0 9 0 14 13 0 25-1 38-2 0-3 0-6 0-9-16 0-18-1-18-13 0-50 0-99 0-148-12 1-25 2-37 3zM93 145c-6 11-19 20-35 20-13 0-23-7-28-14s-8-17-8-33c0-5 0-24 10-35s22-14 29-14c12 0 23 6 29 15 3 4 3 4 3 8 0 17 0 35 0 53z">
              <text:p/>
            </draw:path>
            <draw:path draw:style-name="gr4" draw:text-style-name="P4" draw:layer="layout" svg:width="0.036cm" svg:height="0.15cm" svg:x="12.643cm" svg:y="11.002cm" svg:viewBox="0 0 37 151" svg:d="M37 19c0-11-9-19-19-19-11 0-18 8-18 19 0 10 7 18 18 18 10 0 19-8 19-18zM37 133c0-11-9-19-19-19-11 0-18 8-18 19 0 10 7 18 18 18 10 0 19-8 19-18z">
              <text:p/>
            </draw:path>
            <draw:path draw:style-name="gr4" draw:text-style-name="P4" draw:layer="layout" svg:width="0.213cm" svg:height="0.237cm" svg:x="12.827cm" svg:y="10.914cm" svg:viewBox="0 0 214 238" svg:d="M111 125c4-4 4-5 4-6 0-2-2-3-3-5-24-35-48-69-72-103 27 0 54 0 81 0 60 0 77 12 85 68 3 0 5 0 8 0-3-26-6-53-9-79-65 0-130 0-195 0-9 0-10 0-10 8 29 42 59 84 88 127-28 31-56 63-84 94-3 4-3 4-3 5 0 4 3 4 9 4 65 0 130 0 195 0 3-27 6-55 9-82-3 0-5 0-8 0-7 58-31 67-86 67-32 0-65 0-97 0 29-33 59-65 88-98z">
              <text:p/>
            </draw:path>
            <draw:path draw:style-name="gr4" draw:text-style-name="P4" draw:layer="layout" svg:width="0.311cm" svg:height="0.181cm" svg:x="13.177cm" svg:y="10.974cm" svg:viewBox="0 0 312 182" svg:d="M274 99c-19 14-29 29-32 33-15 24-18 45-18 46 0 4 4 4 7 4 6 0 6-1 8-7 8-33 28-63 68-79 4-1 5-2 5-4 0-3-2-4-3-4-15-6-57-24-71-83-1-4-1-5-7-5-3 0-7 0-7 4 0 1 3 23 18 46 7 11 17 23 32 34-87 0-174 0-261 0-6 0-13 0-13 8 0 7 7 7 13 7 87 0 174 0 261 0z">
              <text:p/>
            </draw:path>
            <draw:path draw:style-name="gr4" draw:text-style-name="P4" draw:layer="layout" svg:width="0.214cm" svg:height="0.238cm" svg:x="13.61cm" svg:y="10.913cm" svg:viewBox="0 0 215 239" svg:d="M46 32c0-5 0-13-3-20 13 0 25 0 38 0-4 6-4 13-4 18 0 60 0 120 0 179 0 5 0 12 4 18-13 0-25 0-38 0 3-6 3-15 3-20 0-58 0-117 0-175zM142 106c11-12 14-30 14-45 0-24-8-39-16-47 24 2 49 11 49 46 0 22-24 41-47 46zM89 31c0-7 0-11 5-15 1 0 6-4 15-4 15 0 35 13 35 49 0 40-20 48-55 49 0-27 0-53 0-79zM163 111c19-10 39-27 39-51 0-49-41-60-84-60-35 0-71 0-106 0-6 0-12 0-12 6s6 6 12 6c21 0 22 4 22 21 0 58 0 116 0 174 0 17-2 20-24 20-4 0-10 0-10 6s6 6 12 6c35 0 69 0 104 0 44 0 99-17 99-65 0-36-27-56-52-63zM89 208c0-29 0-57 0-86 28 0 40 0 51 8 14 11 15 32 15 44 0 13-1 53-45 53-21 0-21-12-21-19zM151 223c13-15 16-34 16-49 0-24-5-42-19-53 32 5 55 23 55 53 0 26-21 42-52 49z">
              <text:p/>
            </draw:path>
          </draw:g>
        </draw:g>
        <draw:custom-shape draw:style-name="gr65" draw:text-style-name="P9" draw:layer="layout" svg:width="1.8cm" svg:height="0.8cm" svg:x="10.2cm" svg:y="3.2cm">
          <text:p text:style-name="P8"><text:span text:style-name="T4">sampling/</text:span></text:p>
          <text:p text:style-name="P8"><text:span text:style-name="T4">sequenc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8§display§k_{\rm b}§svg§600§TRUE§</svg:desc>
          <draw:g>
            <draw:path draw:style-name="gr4" draw:text-style-name="P4" draw:layer="layout" svg:width="0.126cm" svg:height="0.196cm" svg:x="1.408cm" svg:y="5.211cm" svg:viewBox="0 0 127 197" svg:d="M65 3c-1-1 0-3-4-3-6 0-27 2-34 3-2 0-5 0-5 6 0 3 2 3 7 3 12 0 13 2 13 5 0 2 0 3-1 5-13 54-27 107-40 161-1 4-1 5-1 6 0 7 6 8 8 8 4 0 8-2 10-5 1-4 14-55 15-62 10 1 32 5 32 24 0 2 0 3 0 6-1 3-1 6-1 9 0 17 11 28 25 28 8 0 16-5 23-15 6-12 9-27 9-28 0-3-2-3-3-3-2 0-3 2-4 6-6 20-12 34-24 34-5 0-9-3-9-13 0-5 1-11 2-16 2-5 2-5 2-9 0-18-18-26-42-29 9-5 18-14 24-20 14-15 26-27 40-27 1 0 1 0 2 0 3 0 4 0 7 2 0 1 0 1 0 2-13 0-16 11-16 14 0 5 4 10 11 10s16-6 16-17c0-8-7-18-19-18-8 0-21 3-41 25-10 10-21 22-31 26 9-39 19-78 29-118z">
              <text:p/>
            </draw:path>
            <draw:path draw:style-name="gr4" draw:text-style-name="P4" draw:layer="layout" svg:width="0.103cm" svg:height="0.137cm" svg:x="1.548cm" svg:y="5.311cm" svg:viewBox="0 0 104 138" svg:d="M30 0c-10 1-20 2-30 2 0 3 0 5 0 8 14 0 14 1 14 11 0 38 0 77 0 116 3 0 5 0 8 0 2-4 4-8 6-12 8 9 18 13 29 13 25 0 47-19 47-44 0-24-19-44-45-44-12 0-22 4-29 11 0-20 0-41 0-61zM30 70c6-9 16-15 27-15 12 0 20 6 24 13 4 5 6 13 6 25 0 5 0 20-8 29s-18 11-23 11c-16 0-24-12-26-16 0-16 0-31 0-47z">
              <text:p/>
            </draw:path>
          </draw:g>
        </draw:g>
        <draw:line draw:style-name="gr20" draw:text-style-name="P2" draw:layer="layout" svg:x1="1.7cm" svg:y1="5.1cm" svg:x2="1.7cm" svg:y2="5.6cm">
          <text:p/>
        </draw:line>
        <draw:line draw:style-name="gr2" draw:text-style-name="P2" draw:layer="layout" svg:x1="1.8cm" svg:y1="5.3cm" svg:x2="5cm" svg:y2="5.3cm">
          <text:p/>
        </draw:line>
        <draw:line draw:style-name="gr2" draw:text-style-name="P2" draw:layer="layout" svg:x1="1.8cm" svg:y1="5.5cm" svg:x2="5cm" svg:y2="5.5cm">
          <text:p/>
        </draw:line>
        <draw:g>
          <svg:title>TexMaths</svg:title>
          <svg:desc>9§display§\hat{\bm{c}}_0§svg§600§TRUE§</svg:desc>
          <draw:g>
            <draw:path draw:style-name="gr4" draw:text-style-name="P4" draw:layer="layout" svg:width="0.083cm" svg:height="0.048cm" svg:x="2.037cm" svg:y="5.316cm" svg:viewBox="0 0 84 49" svg:d="M42 0c-14 14-28 29-42 43 2 2 4 4 6 6 12-11 24-22 36-33 12 11 24 22 36 33 2-2 4-4 6-6-14-14-28-29-42-43z">
              <text:p/>
            </draw:path>
            <draw:path draw:style-name="gr4" draw:text-style-name="P4" draw:layer="layout" svg:width="0.145cm" svg:height="0.143cm" svg:x="1.993cm" svg:y="5.397cm" svg:viewBox="0 0 146 144" svg:d="M121 17c-17 5-17 21-17 22 0 4 3 14 15 14 14 0 24-12 24-24 0-16-17-29-44-29-64 0-99 49-99 90 0 28 18 54 66 54 8 0 30 0 49-7 19-8 31-20 31-25 0-2-5-8-8-8-2 0-3 1-4 4-17 18-43 25-67 25-20 0-31-11-31-30 0-10 8-49 18-65 12-22 31-27 45-27 3 0 14 0 22 6z">
              <text:p/>
            </draw:path>
            <draw:path draw:style-name="gr4" draw:text-style-name="P4" draw:layer="layout" svg:width="0.101cm" svg:height="0.149cm" svg:x="2.151cm" svg:y="5.44cm" svg:viewBox="0 0 102 150" svg:d="M102 75c0-24-2-41-12-56-8-11-21-19-39-19-51 0-51 59-51 75 0 17 0 75 51 75s51-58 51-75zM51 144c-10 0-23-6-28-25-2-12-2-30-2-46s0-33 2-45c5-17 19-23 28-23 12 0 23 8 28 21 3 12 3 28 3 47 0 16 0 32-2 46-5 20-20 25-29 25z">
              <text:p/>
            </draw:path>
          </draw:g>
        </draw:g>
        <draw:g>
          <svg:title>TexMaths</svg:title>
          <svg:desc>9§display§\hat{\bm{c}}_{n-1}§svg§600§TRUE§</svg:desc>
          <draw:g>
            <draw:path draw:style-name="gr4" draw:text-style-name="P4" draw:layer="layout" svg:width="0.084cm" svg:height="0.047cm" svg:x="4.34cm" svg:y="5.318cm" svg:viewBox="0 0 85 48" svg:d="M42 0c-14 14-28 29-42 43 2 2 4 4 6 5 12-10 24-21 36-32 13 11 25 22 37 32 2-1 4-3 6-5-15-14-29-29-43-43z">
              <text:p/>
            </draw:path>
            <draw:path draw:style-name="gr4" draw:text-style-name="P4" draw:layer="layout" svg:width="0.146cm" svg:height="0.144cm" svg:x="4.296cm" svg:y="5.399cm" svg:viewBox="0 0 147 145" svg:d="M121 17c-16 5-17 21-17 22 0 4 3 14 16 14s23-11 23-24c0-16-16-29-44-29-64 0-99 48-99 90 0 28 18 55 67 55 9 0 30-1 49-9 18-7 31-19 31-23 0-3-5-8-9-8-1 0-1 1-4 4-17 17-42 24-67 24-20 0-31-10-31-29 0-12 8-49 18-66 13-21 31-27 45-27 4 0 14 1 22 6z">
              <text:p/>
            </draw:path>
            <draw:path draw:style-name="gr4" draw:text-style-name="P4" draw:layer="layout" svg:width="0.134cm" svg:height="0.099cm" svg:x="4.454cm" svg:y="5.49cm" svg:viewBox="0 0 135 100" svg:d="M16 83c-1 3-2 9-2 9 0 6 4 8 8 8 3 0 6-3 8-5 1-2 3-9 4-14 1-4 4-15 5-20 1-4 2-9 3-14 3-9 4-11 10-20s16-21 33-21c13 0 13 12 13 16 0 13-9 37-13 47-2 6-3 8-3 12 0 11 10 19 20 19 23 0 33-31 33-34s-3-2-4-3c-3 0-3 2-4 3-6 18-15 27-24 27-4 0-5-2-5-7s1-8 5-18c2-7 12-30 12-43 0-21-17-25-29-25-19 0-31 12-37 21-2-16-15-21-24-21-10 0-14 7-18 13-4 8-7 20-7 21 0 3 3 3 4 3 2 0 2-1 4-6 4-14 8-25 16-25 6 0 7 6 7 11s-2 13-3 19-4 14-5 20c-2 9-4 18-7 27z">
              <text:p/>
            </draw:path>
            <draw:path draw:style-name="gr4" draw:text-style-name="P4" draw:layer="layout" svg:width="0.148cm" svg:height="0.01cm" svg:x="4.623cm" svg:y="5.527cm" svg:viewBox="0 0 149 11" svg:d="M140 11c4 0 9 0 9-6 0-5-5-5-9-5-44 0-87 0-131 0-4 0-9 0-9 5 0 6 5 6 9 6 44 0 87 0 131 0z">
              <text:p/>
            </draw:path>
            <draw:path draw:style-name="gr4" draw:text-style-name="P4" draw:layer="layout" svg:width="0.079cm" svg:height="0.145cm" svg:x="4.821cm" svg:y="5.442cm" svg:viewBox="0 0 80 146" svg:d="M49 6c0-6 0-6-6-6-14 13-34 13-43 13 0 3 0 6 0 9 4 0 20 0 31-7 0 38 0 75 0 112 0 9 0 11-21 11-3 0-6 0-9 0 0 3 0 6 0 8 4-1 31-1 39-1s36 0 40 1c0-2 0-5 0-8-3 0-5 0-8 0-23 0-23-2-23-11 0-40 0-80 0-121z">
              <text:p/>
            </draw:path>
          </draw:g>
        </draw:g>
        <draw:g>
          <svg:title>TexMaths</svg:title>
          <svg:desc>9§display§\hat{\bm{c}}_1§svg§600§TRUE§</svg:desc>
          <draw:g>
            <draw:path draw:style-name="gr4" draw:text-style-name="P4" draw:layer="layout" svg:width="0.083cm" svg:height="0.047cm" svg:x="2.84cm" svg:y="5.316cm" svg:viewBox="0 0 84 48" svg:d="M42 0c-14 14-28 29-42 43 2 2 4 4 6 5 12-10 24-21 36-32 12 11 25 22 37 32 2-1 3-3 5-5-14-14-28-29-42-43z">
              <text:p/>
            </draw:path>
            <draw:path draw:style-name="gr4" draw:text-style-name="P4" draw:layer="layout" svg:width="0.145cm" svg:height="0.143cm" svg:x="2.796cm" svg:y="5.397cm" svg:viewBox="0 0 146 144" svg:d="M121 17c-17 5-11 14-17 22 0 5 3 14 16 14s23-11 23-24c0-16-17-29-44-29-64 0-99 49-99 90 0 28 18 54 66 54 8 0 31 0 50-7 18-7 30-20 30-24 0-3-5-8-8-8-2 0-3 1-4 4-17 17-43 25-67 25-20 0-31-11-31-30 0-11 8-49 18-65 12-22 31-28 45-28 4 0 14 1 22 6z">
              <text:p/>
            </draw:path>
            <draw:path draw:style-name="gr4" draw:text-style-name="P4" draw:layer="layout" svg:width="0.079cm" svg:height="0.145cm" svg:x="2.967cm" svg:y="5.44cm" svg:viewBox="0 0 80 146" svg:d="M49 6c0-6 0-6-6-6-14 13-34 14-43 14 0 3 0 5 0 8 5 0 20 0 31-6 0 38 0 75 0 112 0 7 0 10-21 10-3 0-6 0-9 0 0 3 0 6 0 8 4 0 31-1 39-1s35 1 40 1c0-2 0-5 0-8-3 0-6 0-8 0-23 0-23-3-23-10 0-40 0-81 0-122z">
              <text:p/>
            </draw:path>
          </draw:g>
        </draw:g>
        <draw:line draw:style-name="gr20" draw:text-style-name="P2" draw:layer="layout" svg:x1="1.8cm" svg:y1="14.877cm" svg:x2="2.3cm" svg:y2="14.877cm">
          <text:p/>
        </draw:line>
        <draw:g>
          <svg:title>TexMaths</svg:title>
          <svg:desc>10§display§k_{\rm a}§svg§600§TRUE§</svg:desc>
          <draw:g>
            <draw:path draw:style-name="gr4" draw:text-style-name="P4" draw:layer="layout" svg:width="0.157cm" svg:height="0.245cm" svg:x="1.904cm" svg:y="14.912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4" draw:text-style-name="P4" draw:layer="layout" svg:width="0.121cm" svg:height="0.111cm" svg:x="2.08cm" svg:y="15.097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g>
          <svg:title>TexMaths</svg:title>
          <svg:desc>10§display§t§svg§600§TRUE§</svg:desc>
          <draw:g>
            <draw:path draw:style-name="gr4" draw:text-style-name="P4" draw:layer="layout" svg:width="0.105cm" svg:height="0.221cm" svg:x="5.416cm" svg:y="20.668cm" svg:viewBox="0 0 106 222" svg:d="M64 79c10 0 21 0 31 0 7 0 11 0 11-7 0-4-4-4-10-4-10 0-20 0-29 0 11-49 13-56 13-58 0-6-4-10-10-10-1 0-10 1-13 13-5 18-10 36-14 55-11 0-21 0-32 0-7 0-11 0-11 7 0 4 3 4 10 4 10 0 20 0 30 0-25 98-26 104-26 111 0 19 13 32 32 32 35 0 54-51 54-54s-2-3-4-3c-3 0-3 1-5 4-15 37-32 45-44 45-8 0-11-4-11-16 0-8 1-11 2-17 8-34 17-68 26-102z">
              <text:p/>
            </draw:path>
          </draw:g>
        </draw:g>
        <draw:frame draw:style-name="gr66" draw:text-style-name="P7" draw:layer="layout" svg:width="1.911cm" svg:height="0.395cm" svg:x="5.606cm" svg:y="20.56cm">
          <draw:text-box>
            <text:p><text:span text:style-name="T3">th column of</text:span></text:p>
          </draw:text-box>
        </draw:frame>
        <draw:g>
          <svg:title>TexMaths</svg:title>
          <svg:desc>10§display§\hat{\bm{c}}_{i}§svg§600§TRUE§</svg:desc>
          <draw:g>
            <draw:path draw:style-name="gr4" draw:text-style-name="P4" draw:layer="layout" svg:width="0.093cm" svg:height="0.053cm" svg:x="7.723cm" svg:y="20.617cm" svg:viewBox="0 0 94 54" svg:d="M47 0c-16 16-31 32-47 48 2 2 5 4 7 6 13-12 27-24 40-36 13 12 27 24 41 36 2-2 4-4 6-6-16-16-32-32-47-48z">
              <text:p/>
            </draw:path>
            <draw:path draw:style-name="gr4" draw:text-style-name="P4" draw:layer="layout" svg:width="0.161cm" svg:height="0.16cm" svg:x="7.674cm" svg:y="20.707cm" svg:viewBox="0 0 162 161" svg:d="M135 19c-18 6-19 23-19 24 0 5 3 16 18 16 13 0 24-12 24-27 0-18-18-32-48-32-71 0-110 54-110 100 0 32 20 61 74 61 10 0 34-1 55-9 19-8 33-22 33-26 0-3-5-9-9-9-2 0-2 1-5 3-18 20-45 28-73 28-23 0-35-11-35-32 0-13 10-55 20-74 14-23 35-30 50-30 5 0 16 1 25 7z">
              <text:p/>
            </draw:path>
            <draw:path draw:style-name="gr4" draw:text-style-name="P4" draw:layer="layout" svg:width="0.074cm" svg:height="0.164cm" svg:x="7.848cm" svg:y="20.755cm" svg:viewBox="0 0 75 165" svg:d="M68 9c0-4-3-9-9-9-7 0-14 6-14 13 0 5 3 10 10 10s13-7 13-14zM18 134c-1 3-2 6-2 10 0 12 10 21 23 21 25 0 36-34 36-38 0-3-3-3-4-3-4 0-4 2-5 4-5 20-16 30-26 30-5 0-6-3-6-9 0-5 2-10 4-15 2-7 5-14 8-20 2-6 11-28 12-31 1-2 1-5 1-8 0-11-9-21-23-21-24 0-36 34-36 38 0 3 4 3 5 3 3 0 3-1 4-4 6-21 17-30 26-30 4 0 6 2 6 9 0 5-1 9-7 24-5 13-11 26-16 40z">
              <text:p/>
            </draw:path>
          </draw:g>
        </draw:g>
        <draw:g>
          <svg:title>TexMaths</svg:title>
          <svg:desc>10§display§( i \!\in\! [n] )§svg§600§TRUE§</svg:desc>
          <draw:g>
            <draw:path draw:style-name="gr4" draw:text-style-name="P4" draw:layer="layout" svg:width="0.081cm" svg:height="0.349cm" svg:x="5.348cm" svg:y="19.175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4" draw:text-style-name="P4" draw:layer="layout" svg:width="0.092cm" svg:height="0.234cm" svg:x="5.46cm" svg:y="19.206cm" svg:viewBox="0 0 93 235" svg:d="M90 13c0-7-5-13-13-13-10 0-19 10-19 19 0 7 5 13 13 13s19-8 19-19zM63 145c4-10 4-11 8-20 3-7 4-12 4-19 0-16-11-29-28-29-33 0-47 51-47 54 0 4 3 2 4 4 4 0 4-1 6-7 10-33 24-43 36-43 2 0 8 0 8 11 0 7-2 15-4 18-2 9-18 50-24 65-3 9-8 20-8 27 0 17 12 29 29 29 33 0 46-50 46-53s-3-3-4-3c-4 0-4 1-6 6-6 21-17 42-35 42-6 0-9-3-9-11 0-9 2-14 10-34 5-13 9-25 14-37z">
              <text:p/>
            </draw:path>
            <draw:path draw:style-name="gr4" draw:text-style-name="P4" draw:layer="layout" svg:width="0.175cm" svg:height="0.201cm" svg:x="5.639cm" svg:y="19.249cm" svg:viewBox="0 0 176 202" svg:d="M164 109c6 0 12-1 12-8 0-8-6-7-12-7-50 0-99 0-149 0 4-46 44-80 94-80 18 0 37 0 55 0 6 0 12 0 12-7s-6-7-12-7c-19 0-37 0-56 0-60 0-108 44-108 101 0 56 48 101 108 101 19 0 37 0 56 0 6 0 12 0 12-7 0-6-6-6-12-6-18 0-37 0-55 0-50 0-90-34-94-80 50 0 99 0 149 0z">
              <text:p/>
            </draw:path>
            <draw:path draw:style-name="gr4" draw:text-style-name="P4" draw:layer="layout" svg:width="0.047cm" svg:height="0.349cm" svg:x="5.924cm" svg:y="19.175cm" svg:viewBox="0 0 48 350" svg:d="M48 350c0-5 0-9 0-14-11 0-23 0-34 0 0-107 0-215 0-322 11 0 23 0 34 0 0-5 0-9 0-14-16 0-32 0-48 0 0 117 0 233 0 350 16 0 32 0 48 0z">
              <text:p/>
            </draw:path>
            <draw:path draw:style-name="gr4" draw:text-style-name="P4" draw:layer="layout" svg:width="0.189cm" svg:height="0.158cm" svg:x="5.99cm" svg:y="19.283cm" svg:viewBox="0 0 190 159" svg:d="M21 134c-1 6-3 14-3 16 0 6 5 9 10 9 4 0 10-3 13-10 0-1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1z">
              <text:p/>
            </draw:path>
            <draw:path draw:style-name="gr4" draw:text-style-name="P4" draw:layer="layout" svg:width="0.048cm" svg:height="0.349cm" svg:x="6.198cm" svg:y="19.175cm" svg:viewBox="0 0 49 350" svg:d="M49 0c-16 0-33 0-49 0 0 5 0 9 0 14 11 0 23 0 34 0 0 107 0 215 0 322-11 0-23 0-34 0 0 5 0 9 0 14 16 0 33 0 49 0 0-117 0-233 0-350z">
              <text:p/>
            </draw:path>
            <draw:path draw:style-name="gr4" draw:text-style-name="P4" draw:layer="layout" svg:width="0.081cm" svg:height="0.349cm" svg:x="6.308cm" svg:y="19.175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8" draw:text-style-name="P7" draw:layer="layout" svg:width="3.169cm" svg:height="0.395cm" svg:x="13.206cm" svg:y="4.409cm">
          <draw:text-box>
            <text:p><text:span text:style-name="T3">IDS channel:</text:span></text:p>
          </draw:text-box>
        </draw:frame>
        <draw:frame draw:style-name="gr67" draw:text-style-name="P7" draw:layer="layout" svg:width="1.645cm" svg:height="0.395cm" svg:x="13.406cm" svg:y="4.812cm">
          <draw:text-box>
            <text:p><text:span text:style-name="T3">error prob:</text:span></text:p>
          </draw:text-box>
        </draw:frame>
        <draw:g>
          <svg:title>TexMaths</svg:title>
          <svg:desc>10§display§p_{\rm i}, 
p_{\rm d}, 
p_{\rm s}§svg§600§TRUE§</svg:desc>
          <draw:g>
            <draw:path draw:style-name="gr4" draw:text-style-name="P4" draw:layer="layout" svg:width="0.182cm" svg:height="0.221cm" svg:x="15.358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4" draw:text-style-name="P4" draw:layer="layout" svg:width="0.052cm" svg:height="0.164cm" svg:x="15.56cm" svg:y="4.969cm" svg:viewBox="0 0 53 165" svg:d="M38 14c0-7-6-14-15-14-7 0-14 6-14 14 0 9 8 14 14 14 8 0 15-6 15-14zM0 60c0 3 0 6 0 9 16 0 18 1 18 13 0 21 0 42 0 63 0 11-2 11-18 11 0 3 0 6 0 9 9 0 17-1 27-1 9 0 18 0 26 1 0-3 0-6 0-9-14 0-16 0-16-11 0-29 0-59 0-88-12 1-25 2-37 3z">
              <text:p/>
            </draw:path>
            <draw:path draw:style-name="gr4" draw:text-style-name="P4" draw:layer="layout" svg:width="0.04cm" svg:height="0.104cm" svg:x="15.673cm" svg:y="5.044cm" svg:viewBox="0 0 41 105" svg:d="M41 37c0-24-9-37-22-37-12 0-19 9-19 18 0 10 7 19 19 19 4 0 9-1 12-5 1 0 1-1 2-1 0 2 0 1 0 6 0 26-12 47-23 58-4 4-4 5-4 6 0 2 2 4 3 4 4 0 32-27 32-68z">
              <text:p/>
            </draw:path>
            <draw:path draw:style-name="gr4" draw:text-style-name="P4" draw:layer="layout" svg:width="0.182cm" svg:height="0.221cm" svg:x="15.788cm" svg:y="4.927cm" svg:viewBox="0 0 183 222" svg:d="M27 197c-3 12-4 14-19 14-4 0-8 0-8 7 0 3 2 4 4 4 10 0 20-1 30-1 11 0 23 1 35 1 1 0 6 0 6-7 0-4-4-4-9-4-17 0-17-2-17-5 0-5 15-62 17-71 5 11 15 23 32 23 41 0 85-50 85-102 0-33-20-56-47-56-17 0-34 13-46 26-3-19-18-26-31-26-16 0-23 14-26 20-7 12-11 33-11 34 0 4 3 4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4" draw:text-style-name="P4" draw:layer="layout" svg:width="0.13cm" svg:height="0.171cm" svg:x="15.986cm" svg:y="4.964cm" svg:viewBox="0 0 131 172" svg:d="M76 3c0 3 0 6 0 9 17 0 19 1 19 14 0 16 0 33 0 50-10-9-21-14-35-14-33 0-60 25-60 55s26 55 57 55c20 0 32-11 37-15 0 5 0 10 0 15 12 0 25-1 37-2 0-3 0-6 0-9-16 0-18-2-18-14 0-49 0-98 0-147-12 1-25 2-37 3zM94 144c-7 11-19 21-35 21-14 0-24-8-29-15s-8-17-8-33c0-5 0-23 10-35 10-11 22-13 29-13 12 0 23 6 30 14 3 4 3 5 3 9 0 17 0 35 0 52z">
              <text:p/>
            </draw:path>
            <draw:path draw:style-name="gr4" draw:text-style-name="P4" draw:layer="layout" svg:width="0.041cm" svg:height="0.104cm" svg:x="16.177cm" svg:y="5.044cm" svg:viewBox="0 0 42 105" svg:d="M42 37c0-24-9-37-23-37-12 0-19 9-19 18 0 10 7 19 19 19 4 0 9-1 12-5 1 0 1-1 2-1 0 2 1 1 1 6 0 26-12 46-24 58-4 3-4 5-4 6 0 2 2 4 4 4 3 0 32-27 32-68z">
              <text:p/>
            </draw:path>
            <draw:path draw:style-name="gr4" draw:text-style-name="P4" draw:layer="layout" svg:width="0.182cm" svg:height="0.221cm" svg:x="16.292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4" draw:text-style-name="P4" draw:layer="layout" svg:width="0.088cm" svg:height="0.111cm" svg:x="16.491cm" svg:y="5.025cm" svg:viewBox="0 0 89 112" svg:d="M82 6c0-4 0-6-3-6-2 0-2 0-5 3-1 0-3 3-5 4-7-5-16-7-25-7-36 0-44 19-44 31 0 8 3 14 9 19 10 8 19 10 34 12 13 2 32 6 32 22 0 10-7 21-30 21-24 0-32-15-36-32-1-3-1-4-5-4s-4 2-4 6c0 10 0 20 0 31 0 4 0 6 3 6s7-5 12-11c11 10 24 11 30 11 32 0 44-17 44-35 0-9-4-16-11-22-9-9-20-11-29-12-19-4-35-7-35-20 0-7 6-17 30-17 28 0 29 20 30 27 0 3 3 3 4 3 4 0 4-2 4-7 0-8 0-15 0-23z">
              <text:p/>
            </draw:path>
          </draw:g>
        </draw:g>
        <draw:frame draw:style-name="gr68" draw:text-style-name="P7" draw:layer="layout" svg:width="1.742cm" svg:height="0.395cm" svg:x="13.407cm" svg:y="5.213cm">
          <draw:text-box>
            <text:p><text:span text:style-name="T3">drift vector:</text:span></text:p>
          </draw:text-box>
        </draw:frame>
        <draw:g>
          <svg:title>TexMaths</svg:title>
          <svg:desc>10§display§\bm{d}^j \!=\! (d^j_0, \dots, d^j_N)§svg§600§TRUE§</svg:desc>
          <draw:g>
            <draw:path draw:style-name="gr4" draw:text-style-name="P4" draw:layer="layout" svg:width="0.195cm" svg:height="0.244cm" svg:x="13.858cm" svg:y="5.703cm" svg:viewBox="0 0 196 245" svg:d="M195 12c1-5 1-4 1-6 0-4-4-6-7-6-2 0-2 0-3 0-15 1-30 1-45 2-5 1-11 1-11 11 0 6 6 6 9 6 4 0 10 0 15 1-6 26-13 51-19 77-6-5-17-12-36-12-61 0-99 55-99 103 0 42 32 57 61 57 25 0 44-14 49-19 14 19 37 19 41 19 13 0 23-8 30-20 9-13 14-32 14-34 0-5-6-5-9-5-4 0-5 0-7 2-1 1-1 1-3 10-7 27-15 34-24 34-3 0-8-1-8-13 0-4 1-9 2-14 16-65 33-129 49-193zM107 210c-10 11-27 22-44 22-22 0-23-18-23-25 0-19 12-62 17-75 11-26 28-35 43-35 20 0 29 17 29 21 0 1-1 2-1 4-7 29-14 58-21 88z">
              <text:p/>
            </draw:path>
            <draw:path draw:style-name="gr4" draw:text-style-name="P4" draw:layer="layout" svg:width="0.107cm" svg:height="0.211cm" svg:x="14.056cm" svg:y="5.639cm" svg:viewBox="0 0 108 212" svg:d="M108 9c0-4-3-9-10-9s-13 7-13 13c0 4 3 10 10 10 6 0 13-7 13-14zM56 174c-4 17-17 32-32 32-3 0-6-1-8-2 6-3 8-9 8-12 0-6-5-10-10-10-7 0-14 7-14 15 0 9 10 15 25 15 14 0 43-8 51-38 7-30 15-59 22-88 1-3 1-5 1-9 0-13-11-23-26-23-27 0-43 34-43 38 0 3 3 3 4 3 3 0 3-1 5-5 6-14 19-29 33-29 6 0 9 4 9 12 0 3-1 6-1 7-8 31-16 62-24 94z">
              <text:p/>
            </draw:path>
            <draw:path draw:style-name="gr4" draw:text-style-name="P4" draw:layer="layout" svg:width="0.233cm" svg:height="0.081cm" svg:x="14.263cm" svg:y="5.81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081cm" svg:height="0.349cm" svg:x="14.59cm" svg:y="5.683cm" svg:viewBox="0 0 82 350" svg:d="M82 346c0-1 0-2-6-8-44-44-55-110-55-163 0-61 13-122 56-165 5-5 5-5 5-6 0-3-2-4-4-4-3 0-35 24-55 69-18 38-23 77-23 106 0 28 4 69 24 109 21 43 51 66 54 66 2 0 4-1 4-4z">
              <text:p/>
            </draw:path>
            <draw:path draw:style-name="gr4" draw:text-style-name="P4" draw:layer="layout" svg:width="0.166cm" svg:height="0.245cm" svg:x="14.706cm" svg:y="5.703cm" svg:viewBox="0 0 167 246" svg:d="M167 4c0-1 0-4-4-4-5 0-39 3-45 4-2 0-5 2-5 6 0 5 4 5 9 5 17 0 17 2 17 6 0 2-1 5-1 7-7 28-14 55-21 83-6-13-16-23-32-23-41 0-85 52-85 103 0 32 20 55 47 55 7 0 25-2 46-26 2 14 15 26 32 26 12 0 20-8 26-19 6-12 10-33 10-34 0-4-3-4-4-4-4 0-4 2-5 7-6 21-12 42-27 42-9 0-10-9-10-16s1-10 2-16c17-68 33-135 50-202zM94 201c-1 7-1 7-7 13-15 19-29 24-39 24-18 0-23-19-23-32 0-17 11-60 20-77 10-20 26-33 40-33 23 0 28 29 28 31s-1 4-1 6c-6 22-12 45-18 68z">
              <text:p/>
            </draw:path>
            <draw:path draw:style-name="gr4" draw:text-style-name="P4" draw:layer="layout" svg:width="0.107cm" svg:height="0.212cm" svg:x="14.875cm" svg:y="5.6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4" draw:text-style-name="P4" draw:layer="layout" svg:width="0.113cm" svg:height="0.166cm" svg:x="14.888cm" svg:y="5.876cm" svg:viewBox="0 0 114 167" svg:d="M114 84c0-27-3-46-15-63-7-12-22-21-42-21-57 0-57 66-57 84 0 17 0 83 57 83s57-65 57-83zM57 160c-11 0-26-6-31-26-4-15-4-35-4-53s0-37 4-50c5-19 21-25 31-25 13 0 26 9 30 23 4 13 5 31 5 52 0 18 0 36-4 52-5 22-21 27-31 27z">
              <text:p/>
            </draw:path>
            <draw:path draw:style-name="gr4" draw:text-style-name="P4" draw:layer="layout" svg:width="0.04cm" svg:height="0.104cm" svg:x="15.063cm" svg:y="5.908cm" svg:viewBox="0 0 41 105" svg:d="M41 37c0-23-9-37-23-37-11 0-18 9-18 18 0 10 7 19 18 19 5 0 9-1 13-5 1 0 1-1 2-1 0 2 0 1 0 6 0 26-12 47-24 58-4 4-4 5-4 6 0 2 2 4 4 4 4 0 32-27 32-68z">
              <text:p/>
            </draw:path>
            <draw:path draw:style-name="gr4" draw:text-style-name="P4" draw:layer="layout" svg:width="0.036cm" svg:height="0.036cm" svg:x="15.218cm" svg:y="5.908cm" svg:viewBox="0 0 37 37" svg:d="M37 18c0-10-8-18-18-18-11 0-19 7-19 18 0 10 8 19 19 19 10 0 18-8 18-19z">
              <text:p/>
            </draw:path>
            <draw:path draw:style-name="gr4" draw:text-style-name="P4" draw:layer="layout" svg:width="0.036cm" svg:height="0.036cm" svg:x="15.374cm" svg:y="5.908cm" svg:viewBox="0 0 37 37" svg:d="M37 18c0-10-8-18-18-18s-19 7-19 18c0 10 9 19 19 19s18-8 18-19z">
              <text:p/>
            </draw:path>
            <draw:path draw:style-name="gr4" draw:text-style-name="P4" draw:layer="layout" svg:width="0.036cm" svg:height="0.036cm" svg:x="15.53cm" svg:y="5.908cm" svg:viewBox="0 0 37 37" svg:d="M37 18c0-10-8-18-18-18s-19 7-19 18c0 10 9 19 19 19s18-8 18-19z">
              <text:p/>
            </draw:path>
            <draw:path draw:style-name="gr4" draw:text-style-name="P4" draw:layer="layout" svg:width="0.04cm" svg:height="0.104cm" svg:x="15.686cm" svg:y="5.908cm" svg:viewBox="0 0 41 105" svg:d="M41 37c0-23-8-37-22-37-12 0-19 9-19 18 0 10 7 19 19 19 4 0 9-1 12-5 1 0 1-1 2-1 0 2 1 1 1 6 0 26-13 47-24 58-4 4-4 5-4 6 0 2 2 4 3 4 4 0 32-27 32-68z">
              <text:p/>
            </draw:path>
            <draw:path draw:style-name="gr4" draw:text-style-name="P4" draw:layer="layout" svg:width="0.166cm" svg:height="0.245cm" svg:x="15.826cm" svg:y="5.703cm" svg:viewBox="0 0 167 246" svg:d="M167 4c0-1 0-4-4-4-5 0-39 3-45 4-3 0-5 2-5 6 0 5 4 5 9 5 17 0 17 2 17 6 0 2-1 5-1 7-7 28-14 55-21 83-6-13-16-23-32-23-41 0-85 52-85 103 0 32 20 55 47 55 7 0 25-2 46-26 2 14 15 26 32 26 12 0 20-8 26-19 6-12 10-33 10-34 0-4-3-4-4-4-4 0-4 2-5 7-6 21-12 42-27 42-9 0-10-9-10-16s0-10 2-16c17-68 33-135 50-202zM94 201c-1 7-1 7-7 13-15 19-29 24-39 24-18 0-23-19-23-32 0-17 11-60 20-77 10-20 26-33 40-33 23 0 28 29 28 31s-1 4-1 6c-6 22-12 45-18 68z">
              <text:p/>
            </draw:path>
            <draw:path draw:style-name="gr4" draw:text-style-name="P4" draw:layer="layout" svg:width="0.107cm" svg:height="0.212cm" svg:x="15.995cm" svg:y="5.6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4" draw:text-style-name="P4" draw:layer="layout" svg:width="0.218cm" svg:height="0.167cm" svg:x="16.012cm" svg:y="5.88cm" svg:viewBox="0 0 219 168" svg:d="M188 27c3-9 7-17 26-18 1 0 5 0 5-5 0-2-1-4-4-4-8 0-17 1-25 1-6 0-20-1-26-1-1 0-5 0-5 6 0 3 3 3 5 3 12 1 16 4 16 10 0 2 0 4-1 6-9 36-18 71-27 107-21-43-41-85-62-127-2-5-3-5-9-5-11 0-22 0-33 0-5 0-8 0-8 6 0 3 3 3 8 3s11 1 16 2c-11 44-22 87-33 131-2 9-7 16-26 17-2 0-5 0-5 5 0 3 2 4 4 4 8 0 17-1 25-1 6 0 20 1 26 1 3 0 5-1 5-5s-3-4-5-4c-16 0-16-7-16-10 0-1 0-2 1-6 11-42 21-84 32-126 24 49 47 98 71 147 2 4 3 4 6 4 4 0 4-1 5-5 11-46 23-91 34-136z">
              <text:p/>
            </draw:path>
            <draw:path draw:style-name="gr4" draw:text-style-name="P4" draw:layer="layout" svg:width="0.08cm" svg:height="0.349cm" svg:x="16.282cm" svg:y="5.683cm" svg:viewBox="0 0 81 350" svg:d="M81 175c0-27-4-69-23-109-21-43-51-66-55-66-2 0-3 2-3 4 0 1 0 1 6 8 35 34 55 90 55 163 0 59-13 121-57 165-4 4-4 5-4 6 0 2 1 4 3 4 4 0 35-24 56-69 18-38 22-76 22-106z">
              <text:p/>
            </draw:path>
          </draw:g>
        </draw:g>
        <draw:frame draw:style-name="gr69" draw:text-style-name="P7" draw:layer="layout" svg:width="2.169cm" svg:height="0.395cm" svg:x="16.507cm" svg:y="5.614cm">
          <draw:text-box>
            <text:p><text:span text:style-name="T3">(symbol level)</text:span></text:p>
          </draw:text-box>
        </draw:frame>
        <draw:g>
          <svg:title>TexMaths</svg:title>
          <svg:desc>10§display§\tilde{\bm{d}}^j \!=\! (\tilde{d}^j_0, \dots, \tilde{d}^j_n)§svg§600§TRUE§</svg:desc>
          <draw:g>
            <draw:path draw:style-name="gr4" draw:text-style-name="P4" draw:layer="layout" svg:width="0.116cm" svg:height="0.031cm" svg:x="13.961cm" svg:y="6.123cm" svg:viewBox="0 0 117 32" svg:d="M117 5c-2-2-3-3-5-5-10 6-14 17-29 17-8 0-17-6-23-9-10-6-16-8-22-8-13 0-20 7-38 27 2 2 4 3 6 5 10-6 13-17 29-17 8 0 17 6 22 9 10 6 16 8 22 8 14 0 20-7 38-27z">
              <text:p/>
            </draw:path>
            <draw:path draw:style-name="gr4" draw:text-style-name="P4" draw:layer="layout" svg:width="0.196cm" svg:height="0.244cm" svg:x="13.861cm" svg:y="6.206cm" svg:viewBox="0 0 197 245" svg:d="M195 12c2-5 2-5 2-6 0-4-4-6-8-6-1 0-2 0-3 0-15 1-30 2-45 3-5 0-11 0-11 10 0 6 6 6 9 6 4 0 10 0 15 1-6 26-13 52-19 78-5-5-17-13-36-13-61 0-99 55-99 103 0 42 33 57 62 57 25 0 43-13 49-18 13 18 36 18 40 18 13 0 23-7 31-19 8-14 13-33 13-34 0-5-5-5-9-5-3 0-5 0-7 1 0 1 0 2-2 11-7 28-15 34-24 34-4 0-8-2-8-12 0-6 0-11 2-15 16-65 32-130 48-194zM107 211c-10 12-27 22-44 22-21 0-23-18-23-26 0-18 12-61 18-75 10-26 28-34 42-34 21 0 29 16 29 20 0 1-1 3-1 5-7 29-14 58-21 88z">
              <text:p/>
            </draw:path>
            <draw:path draw:style-name="gr4" draw:text-style-name="P4" draw:layer="layout" svg:width="0.107cm" svg:height="0.212cm" svg:x="14.06cm" svg:y="6.142cm" svg:viewBox="0 0 108 213" svg:d="M108 9c0-4-4-9-10-9-7 0-14 7-14 13 0 4 3 10 10 10 6 0 14-7 14-14zM55 175c-4 17-17 31-31 31-3 0-6-1-9-2 6-3 8-8 8-12 0-6-4-9-9-9-8 0-14 6-14 14 0 10 9 16 24 16s44-9 51-39 15-59 22-88c1-3 2-5 2-9 0-13-12-23-27-23-27 0-43 35-43 38s3 2 4 3c3 0 4-1 5-4 6-15 19-30 33-30 7 0 9 4 9 12 0 3-1 6-1 8-8 31-16 62-24 94z">
              <text:p/>
            </draw:path>
            <draw:path draw:style-name="gr4" draw:text-style-name="P4" draw:layer="layout" svg:width="0.233cm" svg:height="0.081cm" svg:x="14.266cm" svg:y="6.32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08cm" svg:height="0.349cm" svg:x="14.594cm" svg:y="6.186cm" svg:viewBox="0 0 81 350" svg:d="M81 347c0-2 0-2-6-8-44-44-55-111-55-163 0-61 14-122 57-166 4-4 4-5 4-6 0-3-1-4-3-4-4 0-35 24-56 69-18 38-22 77-22 107 0 27 4 69 23 108 21 43 51 66 55 66 2 0 3-1 3-3z">
              <text:p/>
            </draw:path>
            <draw:path draw:style-name="gr4" draw:text-style-name="P4" draw:layer="layout" svg:width="0.116cm" svg:height="0.031cm" svg:x="14.787cm" svg:y="6.123cm" svg:viewBox="0 0 117 32" svg:d="M117 5c-2-2-4-3-6-5-9 6-13 17-28 17-8 0-17-6-23-9-10-6-16-8-22-8-13 0-20 7-38 27 2 2 4 3 6 5 9-6 13-17 28-17 9 0 17 6 23 9 10 6 16 8 22 8 13 0 20-7 38-27z">
              <text:p/>
            </draw:path>
            <draw:path draw:style-name="gr4" draw:text-style-name="P4" draw:layer="layout" svg:width="0.166cm" svg:height="0.245cm" svg:x="14.71cm" svg:y="6.206cm" svg:viewBox="0 0 167 246" svg:d="M167 4c-2-1 0-4-5-4s-38 3-44 4c-3 0-5 2-5 7 0 4 3 4 8 4 17 0 18 2 18 6 0 2-1 5-1 7-7 28-14 55-21 83-7-13-17-23-33-23-41 0-84 52-84 103 0 33 19 55 47 55 7 0 24-1 45-25 3 14 15 25 32 25 12 0 21-8 26-18 6-13 11-34 11-35 0-3-3-3-5-3-3 0-3 1-4 6-6 23-13 43-27 43-10 0-11-10-11-16 0-8 1-10 2-16 17-68 34-135 51-203zM94 202c-2 6-2 7-7 13-16 18-30 24-40 24-17 0-22-19-22-32 0-18 11-61 19-77 11-21 27-34 41-34 23 0 28 29 28 31s-1 4-1 6c-6 23-12 46-18 69z">
              <text:p/>
            </draw:path>
            <draw:path draw:style-name="gr4" draw:text-style-name="P4" draw:layer="layout" svg:width="0.107cm" svg:height="0.212cm" svg:x="14.879cm" svg:y="6.118cm" svg:viewBox="0 0 108 213" svg:d="M108 10c0-5-4-10-10-10-7 0-14 7-14 14 0 4 3 9 10 9 6 0 14-6 14-13zM55 175c-4 17-17 31-31 31-3 0-6 0-9-1 6-3 8-9 8-13 0-6-4-9-9-9-8 0-14 7-14 15 0 9 9 15 24 15s44-9 51-39 15-59 22-88c1-2 1-5 1-8 0-14-11-23-26-23-27 0-43 34-43 37s3 2 4 3c3 0 4 0 5-4 6-14 19-29 33-29 7 0 9 4 9 12 0 2-1 6-1 7-8 31-16 62-24 94z">
              <text:p/>
            </draw:path>
            <draw:path draw:style-name="gr4" draw:text-style-name="P4" draw:layer="layout" svg:width="0.114cm" svg:height="0.167cm" svg:x="14.891cm" svg:y="6.379cm" svg:viewBox="0 0 115 168" svg:d="M115 85c0-27-4-47-15-64-8-11-23-21-43-21-57 0-57 67-57 85 0 17 0 83 57 83s58-66 58-83zM57 161c-11 0-26-7-31-27-3-14-3-34-3-53 0-18 0-36 3-50 6-19 21-24 31-24 14 0 27 8 31 22 4 13 4 31 4 52 0 19 0 37-3 52-5 23-22 28-32 28z">
              <text:p/>
            </draw:path>
            <draw:path draw:style-name="gr4" draw:text-style-name="P4" draw:layer="layout" svg:width="0.041cm" svg:height="0.104cm" svg:x="15.066cm" svg:y="6.411cm" svg:viewBox="0 0 42 105" svg:d="M42 37c0-23-9-37-23-37-12 0-19 9-19 19 0 9 7 18 19 18 4 0 9-1 12-4 1-1 1-1 2-1 0 2 1 0 1 5 0 26-12 47-24 59-4 3-4 4-4 5 0 3 2 4 4 4 3 0 32-27 32-68z">
              <text:p/>
            </draw:path>
            <draw:path draw:style-name="gr4" draw:text-style-name="P4" draw:layer="layout" svg:width="0.036cm" svg:height="0.036cm" svg:x="15.222cm" svg:y="6.411cm" svg:viewBox="0 0 37 37" svg:d="M37 19c0-10-9-19-19-19s-18 9-18 19 8 18 18 18 19-8 19-18z">
              <text:p/>
            </draw:path>
            <draw:path draw:style-name="gr4" draw:text-style-name="P4" draw:layer="layout" svg:width="0.036cm" svg:height="0.036cm" svg:x="15.378cm" svg:y="6.411cm" svg:viewBox="0 0 37 37" svg:d="M37 19c0-10-9-19-19-19-11 0-18 9-18 19s7 18 18 18c10 0 19-8 19-18z">
              <text:p/>
            </draw:path>
            <draw:path draw:style-name="gr4" draw:text-style-name="P4" draw:layer="layout" svg:width="0.036cm" svg:height="0.036cm" svg:x="15.534cm" svg:y="6.411cm" svg:viewBox="0 0 37 37" svg:d="M37 19c0-10-8-19-18-19-11 0-19 9-19 19s8 18 19 18c10 0 18-8 18-18z">
              <text:p/>
            </draw:path>
            <draw:path draw:style-name="gr4" draw:text-style-name="P4" draw:layer="layout" svg:width="0.04cm" svg:height="0.104cm" svg:x="15.69cm" svg:y="6.411cm" svg:viewBox="0 0 41 105" svg:d="M41 37c0-23-9-37-22-37-12 0-19 9-19 19 0 9 7 18 19 18 4 0 9-1 12-4 1-1 1-1 2-1 0 2 1 0 1 5 0 26-12 47-24 59-4 3-4 4-4 5 0 3 2 4 3 4 4 0 32-27 32-68z">
              <text:p/>
            </draw:path>
            <draw:path draw:style-name="gr4" draw:text-style-name="P4" draw:layer="layout" svg:width="0.116cm" svg:height="0.031cm" svg:x="15.907cm" svg:y="6.123cm" svg:viewBox="0 0 117 32" svg:d="M117 5c-2-2-3-3-5-5-10 6-14 17-29 17-8 0-17-6-23-9-9-6-16-8-22-8-13 0-20 7-38 27 2 2 4 3 6 5 10-6 13-17 29-17 8 0 17 6 23 9 9 6 15 8 21 8 14 0 20-7 38-27z">
              <text:p/>
            </draw:path>
            <draw:path draw:style-name="gr4" draw:text-style-name="P4" draw:layer="layout" svg:width="0.166cm" svg:height="0.245cm" svg:x="15.83cm" svg:y="6.206cm" svg:viewBox="0 0 167 246" svg:d="M167 4c-1-1 0-4-4-4-5 0-39 3-45 4-3 0-5 2-5 7 0 4 3 4 9 4 17 0 17 2 17 6 0 2-1 5-1 7-7 28-14 55-21 83-6-13-16-23-32-23-41 0-85 52-85 103 0 33 19 55 47 55 7 0 24-1 46-25 2 14 15 25 32 25 12 0 20-8 26-18 5-13 10-34 10-35 0-3-3-3-4-3-4 0-4 1-5 6-6 23-12 43-27 43-9 0-10-10-10-16 0-8 0-10 2-16 17-68 33-135 50-203zM94 202c-1 6-1 7-7 13-15 18-30 24-39 24-18 0-23-19-23-32 0-18 11-61 19-77 11-21 27-34 41-34 23 0 28 29 28 31s-1 4-1 6c-6 23-12 46-18 69z">
              <text:p/>
            </draw:path>
            <draw:path draw:style-name="gr4" draw:text-style-name="P4" draw:layer="layout" svg:width="0.107cm" svg:height="0.212cm" svg:x="15.999cm" svg:y="6.142cm" svg:viewBox="0 0 108 213" svg:d="M108 9c0-4-3-9-10-9s-14 7-14 13c0 4 3 10 10 10s14-7 14-14zM56 175c-4 17-17 31-32 31-3 0-6-1-9-2 7-3 9-8 9-12 0-6-5-9-10-9-8 0-14 6-14 14 0 10 9 16 24 16 14 0 44-9 51-39 8-30 15-59 23-88 0-3 1-5 1-9 0-13-12-23-26-23-28 0-44 35-44 38s4 3 5 3c3 0 3-1 5-4 6-15 19-30 33-30 6 0 8 4 8 12 0 3 0 6-1 8-8 31-15 62-23 94z">
              <text:p/>
            </draw:path>
            <draw:path draw:style-name="gr4" draw:text-style-name="P4" draw:layer="layout" svg:width="0.149cm" svg:height="0.11cm" svg:x="16.011cm" svg:y="6.427cm" svg:viewBox="0 0 150 111" svg:d="M18 93c-1 3-2 9-2 10 0 5 4 8 8 8s7-4 9-6 4-10 5-15 4-16 5-22c2-6 3-11 4-17 3-10 4-12 11-22s18-22 37-22c14 0 14 12 14 17 0 15-10 42-14 52-3 7-4 9-4 13 0 13 11 22 23 22 25 0 36-34 36-38 0-3-3-3-4-3-4 0-4 1-5 4-5 20-16 30-26 30-5 0-6-4-6-9 0-6 1-9 6-20 3-7 13-33 13-47 0-24-19-28-32-28-21 0-34 12-42 22-2-17-16-22-26-22-11 0-16 7-20 13-5 9-8 23-8 24 0 4 3 4 4 4 3 0 3-1 5-8 4-14 8-26 18-26 6 0 8 5 8 12 0 4-3 13-4 20-2 7-4 17-5 22-3 11-5 21-8 32z">
              <text:p/>
            </draw:path>
            <draw:path draw:style-name="gr4" draw:text-style-name="P4" draw:layer="layout" svg:width="0.081cm" svg:height="0.349cm" svg:x="16.21cm" svg:y="6.186cm" svg:viewBox="0 0 82 350" svg:d="M82 176c0-28-4-70-23-110-21-43-52-66-55-66-2 0-4 2-4 4 0 1 0 2 7 8 34 35 54 90 54 164 0 59-13 120-56 165-5 4-5 4-5 6s2 3 4 3c3 0 35-24 56-68 18-39 22-77 22-106z">
              <text:p/>
            </draw:path>
          </draw:g>
        </draw:g>
        <draw:frame draw:style-name="gr70" draw:text-style-name="P7" draw:layer="layout" svg:width="1.818cm" svg:height="0.395cm" svg:x="16.507cm" svg:y="6.115cm">
          <draw:text-box>
            <text:p><text:span text:style-name="T3">(word level)</text:span></text:p>
          </draw:text-box>
        </draw:frame>
        <draw:g>
          <svg:title>TexMaths</svg:title>
          <svg:desc>9§display§\bm{x}^0§svg§600§TRUE§</svg:desc>
          <draw:g>
            <draw:path draw:style-name="gr4" draw:text-style-name="P4" draw:layer="layout" svg:width="0.178cm" svg:height="0.144cm" svg:x="9.071cm" svg:y="4.767cm" svg:viewBox="0 0 179 145" svg:d="M157 16c-11 4-17 15-17 23 0 6 6 14 16 14 11 0 23-9 23-25s-17-28-36-28c-18 0-30 14-34 20-8-14-25-20-43-20-40 0-62 39-62 49 0 5 5 5 8 5s6 0 7-4c9-28 32-38 45-38 11 0 18 5 18 16 0 5-5 23-7 34-4 14-8 29-11 43-6 20-16 29-27 29-2 0-9 0-15-5 11-3 17-14 17-21s-6-15-17-15c-10 0-22 9-22 25 0 17 17 27 36 27 18 0 30-13 34-19 8 13 25 19 43 19 40 0 61-38 61-49 0-4-4-4-7-4s-6 0-7 4c-9 29-32 38-45 38-12 0-18-6-18-16 0-7 5-23 7-35 2-8 10-37 11-43 5-18 16-28 27-28 2 0 9 0 15 4z">
              <text:p/>
            </draw:path>
            <draw:path draw:style-name="gr4" draw:text-style-name="P4" draw:layer="layout" svg:width="0.101cm" svg:height="0.15cm" svg:x="9.279cm" svg:y="4.633cm" svg:viewBox="0 0 102 151" svg:d="M102 76c0-24-2-42-13-57-6-10-21-19-38-19-51 0-51 60-51 76s0 75 51 75 51-59 51-75zM51 144c-10 0-23-5-28-24-3-12-3-30-3-46 0-17 0-34 3-45 5-18 19-23 28-23 12 0 24 7 27 20 4 13 4 28 4 48 0 16 0 32-3 45-4 21-19 25-28 25z">
              <text:p/>
            </draw:path>
          </draw:g>
        </draw:g>
        <draw:g>
          <svg:title>TexMaths</svg:title>
          <svg:desc>9§display§\bm{x}^{r-1}§svg§600§TRUE§</svg:desc>
          <draw:g>
            <draw:path draw:style-name="gr4" draw:text-style-name="P4" draw:layer="layout" svg:width="0.178cm" svg:height="0.143cm" svg:x="8.773cm" svg:y="5.545cm" svg:viewBox="0 0 179 144" svg:d="M157 16c-11 3-17 14-17 22 0 7 6 14 15 14 12 0 24-9 24-24 0-17-17-28-36-28-18 0-30 13-34 19-8-13-25-19-43-19-41 0-62 39-62 49 0 4 5 4 8 4s6 0 7-4c9-28 31-37 45-37 11 0 17 5 17 15 0 6-4 23-7 35-4 14-7 29-10 43-6 19-16 28-27 28-2 0-9 0-15-5 10-2 17-13 17-21 0-7-6-15-17-15-10 0-22 9-22 25 0 17 17 27 36 27 18 0 30-13 34-18 7 12 25 18 43 18 40 0 61-38 61-49 0-4-4-4-7-4-4 0-6 0-8 4-9 29-31 38-44 38s-18-6-18-16c0-6 5-23 7-34 2-9 9-38 11-44 5-18 16-27 27-27 2 0 9 0 15 4z">
              <text:p/>
            </draw:path>
            <draw:path draw:style-name="gr4" draw:text-style-name="P4" draw:layer="layout" svg:width="0.102cm" svg:height="0.098cm" svg:x="8.979cm" svg:y="5.46cm" svg:viewBox="0 0 103 99" svg:d="M42 52c0-1 5-21 6-22 0-2 7-13 13-18 3-2 9-7 18-7 3 0 8 1 13 4-8 2-10 8-10 12 0 5 4 8 9 8s12-4 12-13c0-12-12-16-23-16-12 0-22 4-31 15-5-13-18-15-23-15-8 0-14 4-18 11-4 9-8 21-8 22 0 3 4 3 4 3 3 0 3 0 5-6 4-14 7-25 16-25 6 0 7 6 7 12 0 4-1 12-3 18s-4 14-5 20c-2 9-5 18-7 28-1 2-2 5-3 8 0 6 5 8 8 8s8-2 9-7c1-1 3-10 5-16 2-8 4-16 6-24z">
              <text:p/>
            </draw:path>
            <draw:path draw:style-name="gr4" draw:text-style-name="P4" draw:layer="layout" svg:width="0.148cm" svg:height="0.01cm" svg:x="9.116cm" svg:y="5.496cm" svg:viewBox="0 0 149 11" svg:d="M140 11c4 0 9 0 9-6 0-5-5-5-9-5-44 0-87 0-131 0-4 0-9 0-9 5 0 6 5 6 9 6 44 0 87 0 131 0z">
              <text:p/>
            </draw:path>
            <draw:path draw:style-name="gr4" draw:text-style-name="P4" draw:layer="layout" svg:width="0.079cm" svg:height="0.145cm" svg:x="9.314cm" svg:y="5.411cm" svg:viewBox="0 0 80 146" svg:d="M49 6c0-6 0-6-6-6-14 13-34 14-43 14 0 3 0 6 0 8 5 0 20 0 31-6 0 38 0 75 0 112 0 7 0 10-21 10-3 0-6 0-9 0 0 3 0 5 0 8 4-1 31-1 39-1s35 0 40 1c0-3 0-5 0-8-3 0-5 0-8 0-23 0-23-3-23-10 0-40 0-81 0-122z">
              <text:p/>
            </draw:path>
          </draw:g>
        </draw:g>
        <draw:g>
          <svg:title>TexMaths</svg:title>
          <svg:desc>10§display§b\!:§svg§600§TRUE§</svg:desc>
          <draw:g>
            <draw:path draw:style-name="gr4" draw:text-style-name="P4" draw:layer="layout" svg:width="0.127cm" svg:height="0.245cm" svg:x="5.663cm" svg:y="15.686cm" svg:viewBox="0 0 128 246" svg:d="M67 4c-2-1 0-4-4-4-8 0-34 3-43 4-3 0-7 0-7 7 0 4 3 4 9 4 17 0 17 2 17 6 0 2-3 14-5 21-9 38-19 76-28 114-5 17-6 23-6 35 0 33 19 55 44 55 42 0 84-52 84-103 0-31-18-55-46-55-16 0-30 10-41 21 8-35 17-70 26-105zM34 135c2-7 2-8 6-11 17-23 32-28 42-28 12 0 22 11 22 32s-12 61-18 74c-12 24-28 36-42 36-11 0-23-9-23-35 0-7 0-13 6-35 2-11 5-22 7-33z">
              <text:p/>
            </draw:path>
            <draw:path draw:style-name="gr4" draw:text-style-name="P4" draw:layer="layout" svg:width="0.036cm" svg:height="0.149cm" svg:x="5.865cm" svg:y="15.778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71" draw:text-style-name="P7" draw:layer="layout" svg:width="1.327cm" svg:height="0.395cm" svg:x="6.005cm" svg:y="15.61cm">
          <draw:text-box>
            <text:p><text:span text:style-name="T3">1st bit of</text:span></text:p>
          </draw:text-box>
        </draw:frame>
        <draw:g>
          <svg:title>TexMaths</svg:title>
          <svg:desc>10§display§\bm{b}'_i§svg§600§TRUE§</svg:desc>
          <draw:g>
            <draw:path draw:style-name="gr4" draw:text-style-name="P4" draw:layer="layout" svg:width="0.157cm" svg:height="0.244cm" svg:x="7.46cm" svg:y="15.685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4" draw:text-style-name="P4" draw:layer="layout" svg:width="0.06cm" svg:height="0.126cm" svg:x="7.635cm" svg:y="15.646cm" svg:viewBox="0 0 61 127" svg:d="M59 21c2-4 2-6 2-8 0-7-6-13-14-13-9 0-12 8-13 12-11 35-22 70-33 106 0 1-1 3-1 4 0 3 8 5 10 5 1 0 1 0 3-4 15-34 30-68 46-102z">
              <text:p/>
            </draw:path>
            <draw:path draw:style-name="gr4" draw:text-style-name="P4" draw:layer="layout" svg:width="0.073cm" svg:height="0.164cm" svg:x="7.635cm" svg:y="15.851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frame draw:style-name="gr72" draw:text-style-name="P6" draw:layer="layout" svg:width="1.585cm" svg:height="0.319cm" svg:x="6.909cm" svg:y="17.237cm">
          <draw:text-box>
            <text:p><text:span text:style-name="T2">(unchanged)</text:span></text:p>
          </draw:text-box>
        </draw:frame>
        <draw:frame draw:style-name="gr73" draw:text-style-name="P6" draw:layer="layout" svg:width="0.883cm" svg:height="0.319cm" svg:x="6.91cm" svg:y="17.686cm">
          <draw:text-box>
            <text:p><text:span text:style-name="T2">(invert)</text:span></text:p>
          </draw:text-box>
        </draw:frame>
        <draw:frame draw:style-name="gr74" draw:text-style-name="P6" draw:layer="layout" svg:width="1.429cm" svg:height="0.319cm" svg:x="6.911cm" svg:y="18.139cm">
          <draw:text-box>
            <text:p><text:span text:style-name="T2">(rebalance)</text:span></text:p>
          </draw:text-box>
        </draw:frame>
        <draw:frame draw:style-name="gr74" draw:text-style-name="P6" draw:layer="layout" svg:width="1.429cm" svg:height="0.319cm" svg:x="6.911cm" svg:y="18.588cm">
          <draw:text-box>
            <text:p><text:span text:style-name="T2">(rebalance)</text:span></text:p>
          </draw:text-box>
        </draw:frame>
        <draw:g>
          <svg:title>TexMaths</svg:title>
          <svg:desc>10§display§\mathbb{B} \!=\! \{0,1\}, 
[n] \!=\! \{ 0, 1, \dots, n\!-\!1 \}§svg§600§TRUE§</svg:desc>
          <draw:g>
            <draw:path draw:style-name="gr4" draw:text-style-name="P4" draw:layer="layout" svg:width="0.214cm" svg:height="0.238cm" svg:x="1.368cm" svg:y="6.205cm" svg:viewBox="0 0 215 239" svg:d="M46 32c0-5 0-13-3-20 13 0 25 0 38 0-4 6-4 13-4 18 0 60 0 120 0 179 0 5 0 12 4 18-13 0-25 0-38 0 3-6 3-15 3-20 0-58 0-117 0-175zM142 106c11-12 14-30 14-45 0-24-7-39-16-47 25 2 50 11 50 46 0 22-25 41-48 46zM89 31c0-7 0-11 5-15 1 0 7-4 15-4 16 0 35 13 35 49 0 40-20 48-55 49 0-27 0-53 0-79zM163 111c20-10 39-27 39-51 0-49-40-60-83-60-36 0-71 0-107 0-6 0-12 0-12 6s6 6 12 6c21 0 22 4 22 21 0 58 0 116 0 174 0 17-1 20-24 20-3 0-10 0-10 6s6 6 12 6c35 0 70 0 105 0 43 0 98-17 98-64 0-37-26-57-52-64zM89 208c0-28 0-57 0-86 28 0 40 0 51 8 14 11 15 33 15 45 0 13-1 52-45 52-21 0-21-12-21-19zM152 223c13-15 15-34 15-48 0-25-5-43-19-54 32 5 55 23 55 54 0 25-21 41-51 48z">
              <text:p/>
            </draw:path>
            <draw:path draw:style-name="gr4" draw:text-style-name="P4" draw:layer="layout" svg:width="0.233cm" svg:height="0.082cm" svg:x="1.658cm" svg:y="6.31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4" draw:layer="layout" svg:width="0.124cm" svg:height="0.349cm" svg:x="1.976cm" svg:y="6.182cm" svg:viewBox="0 0 125 350" svg:d="M74 47c0-14 9-37 48-39 1 0 3-2 3-4 0-4-3-4-7-4-35 0-67 18-67 44s0 53 0 80c0 14 0 25-14 36-13 11-26 11-34 12-2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4" draw:text-style-name="P4" draw:layer="layout" svg:width="0.147cm" svg:height="0.239cm" svg:x="2.14cm" svg:y="6.212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4" draw:text-style-name="P4" draw:layer="layout" svg:width="0.04cm" svg:height="0.104cm" svg:x="2.332cm" svg:y="6.407cm" svg:viewBox="0 0 41 105" svg:d="M41 37c0-23-8-37-22-37-12 0-19 9-19 19 0 9 7 18 19 18 4 0 9-1 12-4 1-1 1-1 2-1 0 2 1 0 1 5 0 26-13 47-24 58-4 4-4 5-4 6 0 2 2 4 4 4 3 0 31-27 31-68z">
              <text:p/>
            </draw:path>
            <draw:path draw:style-name="gr4" draw:text-style-name="P4" draw:layer="layout" svg:width="0.115cm" svg:height="0.231cm" svg:x="2.49cm" svg:y="6.212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4" draw:text-style-name="P4" draw:layer="layout" svg:width="0.124cm" svg:height="0.349cm" svg:x="2.659cm" svg:y="6.182cm" svg:viewBox="0 0 125 350" svg:d="M51 303c0 14-9 37-47 39-2 0-4 2-4 4 0 4 4 4 7 4 34 0 67-17 68-44 0-26 0-53 0-80 0-14 0-25 14-36 12-10 25-10 33-11 2 0 3-1 3-4s-2-3-6-3c-23-2-40-14-43-32-1-3-1-4-1-17 0-23 0-46 0-69 0-15 0-26-17-39-14-11-39-15-51-15-3 0-7 0-7 4s2 4 6 4c22 1 39 13 44 30 1 4 1 4 1 17 0 24 0 49 0 74 0 16 3 22 14 33 7 7 18 11 27 13-28 9-41 24-41 44 0 28 0 56 0 84z">
              <text:p/>
            </draw:path>
            <draw:path draw:style-name="gr4" draw:text-style-name="P4" draw:layer="layout" svg:width="0.04cm" svg:height="0.104cm" svg:x="2.84cm" svg:y="6.407cm" svg:viewBox="0 0 41 105" svg:d="M41 37c0-23-9-37-22-37-12 0-19 9-19 19 0 9 7 18 19 18 4 0 8-1 12-4 1-1 1-1 2-1 0 2 0 0 0 5 0 26-12 46-24 58-4 3-3 5-3 6 0 2 1 4 3 4 4 0 32-27 32-68z">
              <text:p/>
            </draw:path>
            <draw:path draw:style-name="gr4" draw:text-style-name="P4" draw:layer="layout" svg:width="0.048cm" svg:height="0.349cm" svg:x="3.007cm" svg:y="6.182cm" svg:viewBox="0 0 49 350" svg:d="M49 350c0-5 0-9 0-14-12 0-23 0-35 0 0-107 0-215 0-322 12 0 23 0 35 0 0-5 0-9 0-14-16 0-33 0-49 0 0 117 0 233 0 350 16 0 33 0 49 0z">
              <text:p/>
            </draw:path>
            <draw:path draw:style-name="gr4" draw:text-style-name="P4" draw:layer="layout" svg:width="0.189cm" svg:height="0.158cm" svg:x="3.074cm" svg:y="6.29cm" svg:viewBox="0 0 190 159" svg:d="M20 134c-1 6-3 14-3 16 0 6 5 9 11 9 4 0 10-3 13-10 0-1 4-17 6-26 3-11 5-21 8-31 2-8 4-16 6-24 1-6 4-16 4-17 6-11 24-43 58-43 16 0 19 13 19 24 0 22-18 67-23 82-3 8-4 12-4 16 0 17 13 29 29 29 33 0 46-51 46-54s-3-3-4-3c-4 0-4 1-5 6-7 24-19 43-36 43-6 0-9-3-9-11 0-9 4-17 7-25 6-19 21-57 21-77 0-24-15-38-40-38-32 0-49 23-55 31-2-20-16-31-32-31-17 0-23 14-27 20-5 12-10 33-10 34 0 4 3 4 4 4 3 0 4-1 6-8 6-25 13-42 26-42 7 0 10 4 10 16 0 7-1 11-5 29-7 27-14 54-21 81z">
              <text:p/>
            </draw:path>
            <draw:path draw:style-name="gr4" draw:text-style-name="P4" draw:layer="layout" svg:width="0.047cm" svg:height="0.349cm" svg:x="3.282cm" svg:y="6.182cm" svg:viewBox="0 0 48 350" svg:d="M48 0c-16 0-32 0-48 0 0 5 0 9 0 14 11 0 23 0 34 0 0 107 0 215 0 322-11 0-23 0-34 0 0 5 0 9 0 14 16 0 32 0 48 0 0-117 0-233 0-350z">
              <text:p/>
            </draw:path>
            <draw:path draw:style-name="gr4" draw:text-style-name="P4" draw:layer="layout" svg:width="0.233cm" svg:height="0.082cm" svg:x="3.431cm" svg:y="6.316cm" svg:viewBox="0 0 234 83" svg:d="M222 15c5 0 12-1 12-8s-7-7-12-7c-70 0-141 0-211 0-5 0-11 0-11 7s6 8 12 8c70 0 140 0 210 0zM222 83c5 0 12 0 12-7 0-8-7-8-12-8-70 0-140 0-210 0-6 0-12 0-12 8 0 7 6 7 11 7 70 0 141 0 211 0z">
              <text:p/>
            </draw:path>
            <draw:path draw:style-name="gr4" draw:text-style-name="P4" draw:layer="layout" svg:width="0.124cm" svg:height="0.349cm" svg:x="3.748cm" svg:y="6.182cm" svg:viewBox="0 0 125 350" svg:d="M74 47c0-14 9-37 47-39 2 0 4-2 4-4 0-4-3-4-7-4-35 0-67 18-68 44 0 26 0 53 0 80 0 14 0 25-14 36-12 11-25 11-33 12-2 0-3 1-3 3 0 4 2 4 5 4 24 2 40 13 44 31 1 3 1 4 1 17 0 23 0 46 0 69 0 15 0 26 17 39 14 11 37 15 51 15 4 0 7 0 7-4s-3-4-6-4c-22-1-39-13-44-30-1-4-1-4-1-17 0-24 0-49 0-74 0-16-3-22-14-32-7-7-18-11-28-14 29-8 42-24 42-44 0-28 0-56 0-84z">
              <text:p/>
            </draw:path>
            <draw:path draw:style-name="gr4" draw:text-style-name="P4" draw:layer="layout" svg:width="0.147cm" svg:height="0.239cm" svg:x="3.912cm" svg:y="6.212cm" svg:viewBox="0 0 148 240" svg:d="M148 121c0-28-2-56-14-82-16-34-45-39-60-39-21 0-47 9-61 41-11 25-13 52-13 80 0 26 1 58 16 83 15 29 40 36 58 36 19 0 45-7 61-41 11-23 13-50 13-78zM74 232c-14 0-35-9-41-42-4-20-4-53-4-73 0-23 0-46 3-65 7-41 33-45 42-45 11 0 35 7 41 41 4 20 4 47 4 69 0 26 0 50-4 72-5 33-25 43-41 43z">
              <text:p/>
            </draw:path>
            <draw:path draw:style-name="gr4" draw:text-style-name="P4" draw:layer="layout" svg:width="0.04cm" svg:height="0.104cm" svg:x="4.104cm" svg:y="6.407cm" svg:viewBox="0 0 41 105" svg:d="M41 37c0-23-9-37-22-37-12 0-19 9-19 19 0 9 7 18 19 18 4 0 9-1 12-4 1-1 1-1 2-1 0 2 1 0 1 5 0 26-13 47-24 58-4 4-4 5-4 6 0 2 2 4 3 4 4 0 32-27 32-68z">
              <text:p/>
            </draw:path>
            <draw:path draw:style-name="gr4" draw:text-style-name="P4" draw:layer="layout" svg:width="0.115cm" svg:height="0.231cm" svg:x="4.261cm" svg:y="6.212cm" svg:viewBox="0 0 116 232" svg:d="M72 9c0-9 0-9-8-9-21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4" draw:text-style-name="P4" draw:layer="layout" svg:width="0.04cm" svg:height="0.104cm" svg:x="4.436cm" svg:y="6.407cm" svg:viewBox="0 0 41 105" svg:d="M41 37c0-23-9-37-22-37-12 0-19 9-19 19 0 9 7 18 19 18 4 0 8-1 12-4 1-1 1-1 2-1 0 2 0 0 0 5 0 26-12 47-23 58-4 4-4 5-4 6 0 2 1 4 3 4 4 0 32-27 32-68z">
              <text:p/>
            </draw:path>
            <draw:path draw:style-name="gr4" draw:text-style-name="P4" draw:layer="layout" svg:width="0.036cm" svg:height="0.036cm" svg:x="4.592cm" svg:y="6.407cm" svg:viewBox="0 0 37 37" svg:d="M37 19c0-11-8-19-18-19s-19 8-19 19c0 10 9 18 19 18s18-8 18-18z">
              <text:p/>
            </draw:path>
            <draw:path draw:style-name="gr4" draw:text-style-name="P4" draw:layer="layout" svg:width="0.037cm" svg:height="0.036cm" svg:x="4.748cm" svg:y="6.407cm" svg:viewBox="0 0 38 37" svg:d="M38 19c0-11-9-19-19-19s-19 8-19 19c0 10 9 18 19 18s19-8 19-18z">
              <text:p/>
            </draw:path>
            <draw:path draw:style-name="gr4" draw:text-style-name="P4" draw:layer="layout" svg:width="0.036cm" svg:height="0.036cm" svg:x="4.905cm" svg:y="6.407cm" svg:viewBox="0 0 37 37" svg:d="M37 19c0-11-9-19-19-19s-18 8-18 19c0 10 8 18 18 18s19-8 19-18z">
              <text:p/>
            </draw:path>
            <draw:path draw:style-name="gr4" draw:text-style-name="P4" draw:layer="layout" svg:width="0.04cm" svg:height="0.104cm" svg:x="5.061cm" svg:y="6.407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4" draw:layer="layout" svg:width="0.189cm" svg:height="0.158cm" svg:x="5.197cm" svg:y="6.29cm" svg:viewBox="0 0 190 159" svg:d="M21 134c-1 6-4 14-4 16 0 6 5 9 11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7 20c-5 12-10 33-10 34 0 4 3 4 4 4 4 0 4-1 6-8 6-25 13-42 26-42 7 0 11 4 11 16 0 7-1 11-6 29-7 27-13 54-20 81z">
              <text:p/>
            </draw:path>
            <draw:path draw:style-name="gr4" draw:text-style-name="P4" draw:layer="layout" svg:width="0.214cm" svg:height="0.014cm" svg:x="5.446cm" svg:y="6.35cm" svg:viewBox="0 0 215 15" svg:d="M203 15c6 0 12-1 12-8s-6-7-12-7c-63 0-127 0-190 0-6 0-13 0-13 7s7 8 13 8c63 0 127 0 190 0z">
              <text:p/>
            </draw:path>
            <draw:path draw:style-name="gr4" draw:text-style-name="P4" draw:layer="layout" svg:width="0.115cm" svg:height="0.231cm" svg:x="5.741cm" svg:y="6.212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4" draw:text-style-name="P4" draw:layer="layout" svg:width="0.124cm" svg:height="0.349cm" svg:x="5.911cm" svg:y="6.182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1 14 33 7 6 17 11 27 13-29 9-41 24-41 44 0 28 0 56 0 84z">
              <text:p/>
            </draw:path>
          </draw:g>
        </draw:g>
        <draw:frame draw:style-name="gr75" draw:text-style-name="P15" draw:layer="layout" svg:width="1.403cm" svg:height="0.319cm" svg:x="6.104cm" svg:y="7.081cm">
          <draw:text-box>
            <text:p><text:span text:style-name="T10">[SITA2024]</text:span></text:p>
          </draw:text-box>
        </draw:frame>
        <draw:g>
          <svg:title>TexMaths</svg:title>
          <svg:desc>10§display§\tilde{\bm{y}}^j \!\in\! \mathbb{B}^{N_j}§svg§600§TRUE§</svg:desc>
          <draw:g>
            <draw:path draw:style-name="gr4" draw:text-style-name="P4" draw:layer="layout" svg:width="0.116cm" svg:height="0.032cm" svg:x="7.437cm" svg:y="2.843cm" svg:viewBox="0 0 117 33" svg:d="M117 6c-2-2-4-4-6-6 0 1-13 17-29 17-8 0-17-5-23-9-9-5-15-8-21-8-14 0-20 8-38 28 2 2 3 3 5 5 10-6 14-17 29-17 8 0 17 5 23 9 9 5 16 8 22 8 13 0 20-8 38-27z">
              <text:p/>
            </draw:path>
            <draw:path draw:style-name="gr4" draw:text-style-name="P4" draw:layer="layout" svg:width="0.192cm" svg:height="0.227cm" svg:x="7.374cm" svg:y="2.924cm" svg:viewBox="0 0 193 228" svg:d="M191 26c2-6 2-7 2-8 0-8-6-15-16-15-19 0-23 16-25 26-3 12-6 24-9 36-5 17-11 44-15 58-2 8-13 16-14 17-4 2-12 8-24 8-20 0-21-17-21-25 0-22 11-49 21-74 3-9 4-12 4-18 0-20-20-31-39-31-37 0-55 47-55 54 0 5 5 5 8 5 5 0 7 0 9-4 11-39 30-43 36-43 2 0 6 0 6 8s-4 17-6 23c-14 35-21 55-21 72 0 40 35 46 55 46 9 0 21-1 34-10-10 42-36 64-60 64-5 0-15 0-22-5 12-4 17-14 17-22 0-13-10-16-17-16-13 0-25 11-25 26 0 17 18 30 47 30 40 0 86-27 97-69 11-45 22-89 33-133z">
              <text:p/>
            </draw:path>
            <draw:path draw:style-name="gr4" draw:text-style-name="P4" draw:layer="layout" svg:width="0.107cm" svg:height="0.211cm" svg:x="7.583cm" svg:y="2.775cm" svg:viewBox="0 0 108 212" svg:d="M108 9c0-4-3-9-10-9s-14 7-14 13c0 4 3 10 10 10s14-7 14-14zM56 175c-4 16-17 30-32 30-3 0-6-1-9-2 7-3 9-9 9-11 0-6-5-9-10-9-8 0-14 6-14 13 0 9 9 16 24 16 14 0 44-9 51-38 8-30 15-59 23-88 0-3 1-5 1-9 0-13-12-23-26-23-28 0-43 34-43 38 0 3 3 3 4 3 3 0 3-1 5-4 6-15 19-30 33-30 6 0 8 4 8 12 0 3 0 6-1 8-8 31-15 62-23 94z">
              <text:p/>
            </draw:path>
            <draw:path draw:style-name="gr4" draw:text-style-name="P4" draw:layer="layout" svg:width="0.175cm" svg:height="0.201cm" svg:x="7.799cm" svg:y="2.893cm" svg:viewBox="0 0 176 202" svg:d="M163 109c6 0 13 0 13-7s-7-7-13-7c-50 0-99 0-149 0 5-47 45-81 95-81 18 0 36 0 54 0 6 0 13 0 13-7s-7-7-13-7c-18 0-37 0-55 0-60 0-108 46-108 102s48 100 108 100c18 0 37 0 55 0 6 0 13 0 13-7 0-6-7-6-13-6-18 0-36 0-54 0-50 0-90-33-95-80 50 0 99 0 149 0z">
              <text:p/>
            </draw:path>
            <draw:path draw:style-name="gr4" draw:text-style-name="P4" draw:layer="layout" svg:width="0.214cm" svg:height="0.238cm" svg:x="8.045cm" svg:y="2.842cm" svg:viewBox="0 0 215 239" svg:d="M46 32c0-4 0-13-3-20 13 0 25 0 38 0-4 6-4 13-4 18 0 60 0 120 0 179 0 5 0 12 4 18-13 0-25 0-38 0 3-6 3-15 3-20 0-58 0-117 0-175zM142 106c11-12 14-29 14-44 0-25-8-40-16-48 24 3 49 11 49 46 0 23-24 41-47 46zM89 31c0-7 0-10 5-14 1-1 7-5 15-5 15 0 35 13 35 50 0 39-20 47-55 48 0-27 0-53 0-79zM163 112c19-11 39-28 39-52 0-49-41-60-83-60-36 0-71 0-107 0-6 0-12 0-12 6s6 6 12 6c21 0 22 4 22 21 0 58 0 116 0 174 0 17-2 20-24 20-3 0-10 0-10 6s6 6 12 6c35 0 69 0 104 0 44 0 99-17 99-64 0-37-27-56-52-63zM89 208c0-28 0-57 0-86 28 0 40 0 51 8 14 11 15 33 15 45 0 13-1 52-45 52-21 0-21-12-21-19zM152 223c12-15 15-33 15-48 0-24-5-43-19-54 32 5 55 23 55 54 0 25-21 41-51 48z">
              <text:p/>
            </draw:path>
            <draw:path draw:style-name="gr4" draw:text-style-name="P4" draw:layer="layout" svg:width="0.218cm" svg:height="0.167cm" svg:x="8.293cm" svg:y="2.77cm" svg:viewBox="0 0 219 168" svg:d="M188 27c3-10 6-18 26-18 1 0 5 0 5-6 0-1-1-3-4-3-8 0-17 1-25 1-6 0-20-1-26-1-2 0-5 0-5 5 0 4 3 4 5 4 12 0 16 4 16 10 0 2 0 3-1 6-9 36-18 71-27 107-21-43-41-85-62-128-2-4-3-4-9-4-11 0-22 0-33 0-5 0-8 0-8 5 0 4 3 4 8 4s11 0 16 1c-11 44-22 87-33 131-2 10-7 17-26 18-2 0-5 0-5 5 0 3 2 4 4 4 8 0 17-1 25-1 6 0 20 1 26 1 3 0 5-2 5-6 0-3-3-3-5-3-16-1-16-7-16-11 0-1 0-2 1-6 11-42 21-83 32-125 24 48 47 97 71 146 2 4 3 5 6 5 4 0 4-1 5-6 11-45 23-90 34-135z">
              <text:p/>
            </draw:path>
            <draw:path draw:style-name="gr4" draw:text-style-name="P4" draw:layer="layout" svg:width="0.082cm" svg:height="0.151cm" svg:x="8.505cm" svg:y="2.856cm" svg:viewBox="0 0 83 152" svg:d="M83 7c0-4-3-7-8-7s-11 5-11 10c0 4 4 8 8 8 6 0 11-6 11-11zM45 124c-4 14-15 23-25 23-3 0-5-1-7-1 5-3 6-7 6-10s-2-7-8-7-11 6-11 11c0 8 8 12 20 12s35-6 40-27 11-42 16-63c0-2 1-3 1-6 0-10-10-17-22-17-21 0-34 24-34 27s3 3 4 3c2 0 3-1 3-3 8-17 20-21 26-21 7 0 8 6 8 9s0 4-1 5c-5 21-11 43-16 65z">
              <text:p/>
            </draw:path>
          </draw:g>
        </draw:g>
        <draw:line draw:style-name="gr15" draw:text-style-name="P2" draw:layer="layout" svg:x1="8.4cm" svg:y1="3.2cm" svg:x2="7.201cm" svg:y2="3.2cm">
          <text:p/>
        </draw:line>
        <draw:line draw:style-name="gr76" draw:text-style-name="P2" draw:layer="layout" svg:x1="8.6cm" svg:y1="3.8cm" svg:x2="8.6cm" svg:y2="3.5cm">
          <text:p/>
        </draw:line>
        <draw:custom-shape draw:style-name="gr13" draw:text-style-name="P9" draw:layer="layout" svg:width="1.8cm" svg:height="0.5cm" svg:x="1.6cm" svg:y="2.3cm">
          <text:p text:style-name="P8"><text:span text:style-name="T4">outer enc B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.3cm" svg:y1="2.5cm" svg:x2="1.6cm" svg:y2="2.5cm">
          <text:p/>
        </draw:line>
        <draw:custom-shape draw:style-name="gr13" draw:text-style-name="P9" draw:layer="layout" svg:width="1.8cm" svg:height="0.5cm" svg:x="1.6cm" svg:y="3.5cm">
          <text:p text:style-name="P8"><text:span text:style-name="T4">outer dec B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3.4cm" svg:y1="3.2cm" svg:x2="5.8cm" svg:y2="3.2cm">
          <text:p/>
        </draw:line>
        <draw:custom-shape draw:style-name="gr14" draw:text-style-name="P10" draw:layer="layout" svg:width="1.4cm" svg:height="0.5cm" svg:x="5.2cm" svg:y="3.5cm">
          <text:p text:style-name="P8"><text:span text:style-name="T4">?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3.403cm" svg:y1="3.8cm" svg:x2="5.201cm" svg:y2="3.8cm">
          <text:p/>
        </draw:line>
        <draw:line draw:style-name="gr15" draw:text-style-name="P2" draw:layer="layout" svg:x1="10.2cm" svg:y1="3.8cm" svg:x2="6.6cm" svg:y2="3.8cm">
          <text:p/>
        </draw:line>
        <draw:line draw:style-name="gr15" draw:text-style-name="P2" draw:layer="layout" svg:x1="1.601cm" svg:y1="3.8cm" svg:x2="1.301cm" svg:y2="3.8cm">
          <text:p/>
        </draw:line>
        <draw:custom-shape draw:style-name="gr77" draw:text-style-name="P9" draw:layer="layout" svg:width="0.4cm" svg:height="0.4cm" svg:x="8.4cm" svg:y="3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f_{\rm d}§svg§600§TRUE§</svg:desc>
          <draw:g>
            <draw:path draw:style-name="gr4" draw:text-style-name="P4" draw:layer="layout" svg:width="0.173cm" svg:height="0.317cm" svg:x="8.441cm" svg:y="3.158cm" svg:viewBox="0 0 174 318" svg:d="M110 107c10 0 20 0 30 0 7 0 9 0 9-7 0-4-2-4-8-4-10 0-20 0-29 0 2-14 4-27 7-40 2-7 7-32 9-36 3-7 9-12 16-12 2 0 10 0 16 6-14 1-18 14-18 19 0 8 6 12 12 12 9 0 20-7 20-21 0-16-17-24-30-24-12 0-34 6-44 41-2 7-3 11-12 55-8 0-16 0-24 0-7 0-10 0-10 7 0 4 3 4 9 4 7 0 15 0 23 0-9 46-18 91-26 137-6 34-12 66-30 66-2 0-10 0-17-6 16-1 19-14 19-19 0-8-6-12-13-12-9 0-19 7-19 21 0 16 15 24 30 24 19 0 33-21 39-34 11-22 20-65 20-67 7-37 14-73 21-110z">
              <text:p/>
            </draw:path>
            <draw:path draw:style-name="gr4" draw:text-style-name="P4" draw:layer="layout" svg:width="0.13cm" svg:height="0.171cm" svg:x="8.604cm" svg:y="3.287cm" svg:viewBox="0 0 131 172" svg:d="M76 3c0 3 0 6 0 9 16 0 18 2 18 14 0 17 0 33 0 50-9-8-21-13-34-13-33 0-60 24-60 55s26 54 57 54c20 0 32-11 36-14 0 4 0 9 0 14 12 0 25-1 38-2 0-3 0-6 0-9-16 0-18-1-18-13 0-50 0-99 0-148-13 1-25 2-37 3zM93 145c-6 11-19 20-34 20-14 0-24-7-29-14s-8-17-8-33c0-5 0-24 10-35s22-14 29-14c12 0 22 6 29 15 3 4 3 4 3 8 0 17 0 35 0 53z">
              <text:p/>
            </draw:path>
          </draw:g>
        </draw:g>
        <draw:line draw:style-name="gr76" draw:text-style-name="P2" draw:layer="layout" svg:x1="5.5cm" svg:y1="3.2cm" svg:x2="5.5cm" svg:y2="3.5cm">
          <text:p/>
        </draw:line>
      </draw:page>
      <draw:page draw:name="page2" draw:style-name="dp1" draw:master-page-name="Default">
        <draw:line draw:style-name="gr19" draw:text-style-name="P2" draw:layer="layout" svg:x1="5.5cm" svg:y1="13.7cm" svg:x2="6.3cm" svg:y2="13.7cm">
          <text:p/>
        </draw:line>
        <draw:line draw:style-name="gr19" draw:text-style-name="P2" draw:layer="layout" svg:x1="5.5cm" svg:y1="13.7cm" svg:x2="5.5cm" svg:y2="14.4cm">
          <text:p/>
        </draw:line>
        <draw:line draw:style-name="gr19" draw:text-style-name="P2" draw:layer="layout" svg:x1="9.3cm" svg:y1="4.4cm" svg:x2="11.1cm" svg:y2="4.4cm">
          <text:p/>
        </draw:line>
        <draw:line draw:style-name="gr19" draw:text-style-name="P2" draw:layer="layout" svg:x1="9.7cm" svg:y1="4cm" svg:x2="11.5cm" svg:y2="4cm">
          <text:p/>
        </draw:line>
        <draw:line draw:style-name="gr19" draw:text-style-name="P2" draw:layer="layout" svg:x1="10.2cm" svg:y1="4.602cm" svg:x2="9.602cm" svg:y2="5.2cm">
          <text:p/>
        </draw:line>
        <draw:line draw:style-name="gr19" draw:text-style-name="P2" draw:layer="layout" svg:x1="13.8cm" svg:y1="4cm" svg:x2="13.2cm" svg:y2="4.3cm">
          <text:p/>
        </draw:line>
        <draw:line draw:style-name="gr19" draw:text-style-name="P2" draw:layer="layout" svg:x1="13.8cm" svg:y1="3.4cm" svg:x2="13.8cm" svg:y2="4cm">
          <text:p/>
        </draw:line>
        <draw:frame draw:style-name="gr78" draw:text-style-name="P7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79" draw:text-style-name="P6" draw:layer="layout" svg:width="0.159cm" svg:height="0.319cm" svg:x="19.201cm" svg:y="0.502cm">
          <draw:text-box>
            <text:p><text:span text:style-name="T2">8</text:span></text:p>
          </draw:text-box>
        </draw:frame>
        <draw:custom-shape draw:style-name="gr80" draw:text-style-name="P16" draw:layer="layout" svg:width="7.9cm" svg:height="0.998cm" svg:x="1.802cm" svg:y="1.8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6" draw:layer="layout" svg:width="7.9cm" svg:height="1cm" svg:x="1.6cm" svg:y="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7" draw:layer="layout" svg:width="0.2cm" svg:height="0.2cm" svg:x="1.8cm" svg:y="2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0.2cm" svg:height="0.2cm" svg:x="2.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4.8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8" draw:layer="layout" svg:width="0.2cm" svg:height="0.2cm" svg:x="5.402cm" svg:y="2.50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0.2cm" svg:height="0.2cm" svg:x="6.00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8.40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7" draw:layer="layout" svg:width="0.2cm" svg:height="0.2cm" svg:x="9.003cm" svg:y="2.5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cm" svg:y1="2.6cm" svg:x2="2.4cm" svg:y2="2.6cm">
          <text:p/>
        </draw:line>
        <draw:line draw:style-name="gr19" draw:text-style-name="P2" draw:layer="layout" svg:x1="5cm" svg:y1="2.6cm" svg:x2="5.4cm" svg:y2="2.6cm">
          <text:p/>
        </draw:line>
        <draw:line draw:style-name="gr19" draw:text-style-name="P2" draw:layer="layout" svg:x1="5.6cm" svg:y1="2.6cm" svg:x2="6cm" svg:y2="2.6cm">
          <text:p/>
        </draw:line>
        <draw:line draw:style-name="gr19" draw:text-style-name="P2" draw:layer="layout" svg:x1="8.6cm" svg:y1="2.6cm" svg:x2="9cm" svg:y2="2.6cm">
          <text:p/>
        </draw:line>
        <draw:line draw:style-name="gr19" draw:text-style-name="P2" draw:layer="layout" svg:x1="3.8cm" svg:y1="2.6cm" svg:x2="4cm" svg:y2="2.6cm">
          <text:p/>
        </draw:line>
        <draw:line draw:style-name="gr19" draw:text-style-name="P2" draw:layer="layout" svg:x1="4.6cm" svg:y1="2.6cm" svg:x2="4.8cm" svg:y2="2.6cm">
          <text:p/>
        </draw:line>
        <draw:line draw:style-name="gr19" draw:text-style-name="P2" draw:layer="layout" svg:x1="6.2cm" svg:y1="2.6cm" svg:x2="6.4cm" svg:y2="2.6cm">
          <text:p/>
        </draw:line>
        <draw:line draw:style-name="gr19" draw:text-style-name="P2" draw:layer="layout" svg:x1="7cm" svg:y1="2.6cm" svg:x2="7.2cm" svg:y2="2.6cm">
          <text:p/>
        </draw:line>
        <draw:line draw:style-name="gr2" draw:text-style-name="P2" draw:layer="layout" svg:x1="4cm" svg:y1="2.6cm" svg:x2="4.6cm" svg:y2="2.6cm">
          <text:p/>
        </draw:line>
        <draw:line draw:style-name="gr2" draw:text-style-name="P2" draw:layer="layout" svg:x1="6.4cm" svg:y1="2.6cm" svg:x2="7cm" svg:y2="2.6cm">
          <text:p/>
        </draw:line>
        <draw:custom-shape draw:style-name="gr84" draw:text-style-name="P18" draw:layer="layout" svg:width="0.2cm" svg:height="0.2cm" svg:x="3.002cm" svg:y="2.502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6cm" svg:y1="2.6cm" svg:x2="3cm" svg:y2="2.6cm">
          <text:p/>
        </draw:line>
        <draw:g>
          <svg:title>TexMaths</svg:title>
          <svg:desc>8§display§\tilde{d}^j_0§svg§600§TRUE§</svg:desc>
          <draw:g>
            <draw:path draw:style-name="gr4" draw:text-style-name="P4" draw:layer="layout" svg:width="0.092cm" svg:height="0.025cm" svg:x="2.485cm" svg:y="2.1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4" draw:text-style-name="P4" draw:layer="layout" svg:width="0.132cm" svg:height="0.196cm" svg:x="2.424cm" svg:y="2.2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4" draw:text-style-name="P4" draw:layer="layout" svg:width="0.085cm" svg:height="0.169cm" svg:x="2.558cm" svg:y="2.1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4" draw:text-style-name="P4" draw:layer="layout" svg:width="0.09cm" svg:height="0.133cm" svg:x="2.568cm" svg:y="2.3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19" draw:text-style-name="P2" draw:layer="layout" svg:x1="3.1cm" svg:y1="2.7cm" svg:x2="3.1cm" svg:y2="3cm">
          <text:p/>
        </draw:line>
        <draw:custom-shape draw:style-name="gr83" draw:text-style-name="P2" draw:layer="layout" svg:width="0.2cm" svg:height="0.2cm" svg:x="7.20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8" draw:layer="layout" svg:width="0.2cm" svg:height="0.2cm" svg:x="7.803cm" svg:y="2.5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7.401cm" svg:y1="2.601cm" svg:x2="7.801cm" svg:y2="2.601cm">
          <text:p/>
        </draw:line>
        <draw:line draw:style-name="gr19" draw:text-style-name="P2" draw:layer="layout" svg:x1="8.001cm" svg:y1="2.601cm" svg:x2="8.401cm" svg:y2="2.601cm">
          <text:p/>
        </draw:line>
        <draw:g>
          <svg:title>TexMaths</svg:title>
          <svg:desc>8§display§\tilde{d}^j_i§svg§600§TRUE§</svg:desc>
          <draw:g>
            <draw:path draw:style-name="gr4" draw:text-style-name="P4" draw:layer="layout" svg:width="0.092cm" svg:height="0.025cm" svg:x="4.888cm" svg:y="2.1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4" draw:text-style-name="P4" draw:layer="layout" svg:width="0.132cm" svg:height="0.196cm" svg:x="4.827cm" svg:y="2.2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4" draw:text-style-name="P4" draw:layer="layout" svg:width="0.085cm" svg:height="0.169cm" svg:x="4.961cm" svg:y="2.1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4" draw:text-style-name="P4" draw:layer="layout" svg:width="0.058cm" svg:height="0.131cm" svg:x="4.97cm" svg:y="2.3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>
          <svg:title>TexMaths</svg:title>
          <svg:desc>8§display§\tilde{d}^j_{i+1}§svg§600§TRUE§</svg:desc>
          <draw:g>
            <draw:path draw:style-name="gr4" draw:text-style-name="P4" draw:layer="layout" svg:width="0.092cm" svg:height="0.025cm" svg:x="5.99cm" svg:y="2.1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4" draw:text-style-name="P4" draw:layer="layout" svg:width="0.132cm" svg:height="0.196cm" svg:x="5.929cm" svg:y="2.2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4" draw:text-style-name="P4" draw:layer="layout" svg:width="0.085cm" svg:height="0.169cm" svg:x="6.063cm" svg:y="2.1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4" draw:text-style-name="P4" draw:layer="layout" svg:width="0.058cm" svg:height="0.131cm" svg:x="6.073cm" svg:y="2.3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4" draw:text-style-name="P4" draw:layer="layout" svg:width="0.143cm" svg:height="0.144cm" svg:x="6.156cm" svg:y="2.3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4" draw:text-style-name="P4" draw:layer="layout" svg:width="0.07cm" svg:height="0.129cm" svg:x="6.336cm" svg:y="2.3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\tilde{d}^j_{n-1}§svg§600§TRUE§</svg:desc>
          <draw:g>
            <draw:path draw:style-name="gr4" draw:text-style-name="P4" draw:layer="layout" svg:width="0.093cm" svg:height="0.025cm" svg:x="7.092cm" svg:y="2.1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4" draw:text-style-name="P4" draw:layer="layout" svg:width="0.133cm" svg:height="0.196cm" svg:x="7.03cm" svg:y="2.2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4" draw:text-style-name="P4" draw:layer="layout" svg:width="0.085cm" svg:height="0.169cm" svg:x="7.165cm" svg:y="2.1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4" draw:text-style-name="P4" draw:layer="layout" svg:width="0.119cm" svg:height="0.088cm" svg:x="7.174cm" svg:y="2.3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4" draw:text-style-name="P4" draw:layer="layout" svg:width="0.132cm" svg:height="0.009cm" svg:x="7.325cm" svg:y="2.423cm" svg:viewBox="0 0 133 10" svg:d="M125 10c3 0 8 0 8-5s-5-5-8-5c-39 0-78 0-117 0-3 0-8 0-8 5s4 5 8 5c39 0 78 0 117 0z">
              <text:p/>
            </draw:path>
            <draw:path draw:style-name="gr4" draw:text-style-name="P4" draw:layer="layout" svg:width="0.07cm" svg:height="0.129cm" svg:x="7.501cm" svg:y="2.3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>
          <svg:title>TexMaths</svg:title>
          <svg:desc>8§display§\tilde{d}^j_{n}§svg§600§TRUE§</svg:desc>
          <draw:g>
            <draw:path draw:style-name="gr4" draw:text-style-name="P4" draw:layer="layout" svg:width="0.092cm" svg:height="0.025cm" svg:x="8.392cm" svg:y="2.1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4" draw:text-style-name="P4" draw:layer="layout" svg:width="0.132cm" svg:height="0.196cm" svg:x="8.331cm" svg:y="2.2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4" draw:text-style-name="P4" draw:layer="layout" svg:width="0.085cm" svg:height="0.169cm" svg:x="8.465cm" svg:y="2.1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4" draw:text-style-name="P4" draw:layer="layout" svg:width="0.119cm" svg:height="0.088cm" svg:x="8.474cm" svg:y="2.3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custom-shape draw:style-name="gr83" draw:text-style-name="P2" draw:layer="layout" svg:width="0.2cm" svg:height="0.2cm" svg:x="3.6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3.201cm" svg:y1="2.601cm" svg:x2="3.601cm" svg:y2="2.601cm">
          <text:p/>
        </draw:line>
        <draw:g>
          <svg:title>TexMaths</svg:title>
          <svg:desc>8§display§\tilde{d}^j_1§svg§600§TRUE§</svg:desc>
          <draw:g>
            <draw:path draw:style-name="gr4" draw:text-style-name="P4" draw:layer="layout" svg:width="0.091cm" svg:height="0.025cm" svg:x="3.686cm" svg:y="2.1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4" draw:text-style-name="P4" draw:layer="layout" svg:width="0.132cm" svg:height="0.196cm" svg:x="3.625cm" svg:y="2.2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4" draw:text-style-name="P4" draw:layer="layout" svg:width="0.085cm" svg:height="0.169cm" svg:x="3.759cm" svg:y="2.1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4" draw:text-style-name="P4" draw:layer="layout" svg:width="0.07cm" svg:height="0.129cm" svg:x="3.78cm" svg:y="2.3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19" draw:text-style-name="P2" draw:layer="layout" svg:x1="5.501cm" svg:y1="2.701cm" svg:x2="5.5cm" svg:y2="3cm">
          <text:p/>
        </draw:line>
        <draw:line draw:style-name="gr19" draw:text-style-name="P2" draw:layer="layout" svg:x1="7.902cm" svg:y1="2.702cm" svg:x2="7.9cm" svg:y2="3cm">
          <text:p/>
        </draw:line>
        <draw:g>
          <svg:title>TexMaths</svg:title>
          <svg:desc>8§display§j \!\in\! [r]§svg§600§TRUE§</svg:desc>
          <draw:g>
            <draw:path draw:style-name="gr4" draw:text-style-name="P4" draw:layer="layout" svg:width="0.114cm" svg:height="0.241cm" svg:x="10.261cm" svg:y="2.128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4" draw:text-style-name="P4" draw:layer="layout" svg:width="0.14cm" svg:height="0.161cm" svg:x="10.45cm" svg:y="2.161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4" draw:text-style-name="P4" draw:layer="layout" svg:width="0.037cm" svg:height="0.278cm" svg:x="10.679cm" svg:y="2.103cm" svg:viewBox="0 0 38 279" svg:d="M38 279c0-4 0-7 0-11-9 0-18 0-27 0 0-86 0-171 0-257 9 0 18 0 27 0 0-4 0-7 0-11-12 0-25 0-38 0 0 93 0 186 0 279 13 0 26 0 38 0z">
              <text:p/>
            </draw:path>
            <draw:path draw:style-name="gr4" draw:text-style-name="P4" draw:layer="layout" svg:width="0.113cm" svg:height="0.125cm" svg:x="10.732cm" svg:y="2.189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4" draw:text-style-name="P4" draw:layer="layout" svg:width="0.037cm" svg:height="0.278cm" svg:x="10.865cm" svg:y="2.103cm" svg:viewBox="0 0 38 279" svg:d="M38 0c-12 0-25 0-38 0 0 4 0 7 0 11 9 0 18 0 27 0 0 86 0 171 0 257-9 0-18 0-27 0 0 4 0 7 0 11 13 0 26 0 38 0 0-93 0-186 0-279z">
              <text:p/>
            </draw:path>
          </draw:g>
        </draw:g>
        <draw:custom-shape draw:style-name="gr85" draw:text-style-name="P19" draw:layer="layout" svg:width="7.9cm" svg:height="0.997cm" svg:x="1.403cm" svg:y="2.3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2" draw:layer="layout" svg:width="0.2cm" svg:height="0.2cm" svg:x="5.407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5.5cm" svg:y1="4.8cm" svg:x2="5.5cm" svg:y2="5.1cm">
          <text:p/>
        </draw:line>
        <draw:custom-shape draw:style-name="gr82" draw:text-style-name="P17" draw:layer="layout" svg:width="0.2cm" svg:height="0.2cm" svg:x="5.102cm" svg:y="5.102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5.3cm" svg:y1="5.2cm" svg:x2="5.4cm" svg:y2="5.2cm">
          <text:p/>
        </draw:line>
        <draw:g>
          <svg:title>TexMaths</svg:title>
          <svg:desc>8§display§\tilde{\bm{c}}_i§svg§600§TRUE§</svg:desc>
          <draw:g>
            <draw:path draw:style-name="gr4" draw:text-style-name="P4" draw:layer="layout" svg:width="0.092cm" svg:height="0.025cm" svg:x="5.68cm" svg:y="5.083cm" svg:viewBox="0 0 93 26" svg:d="M93 4c-1-1-3-3-5-4 0 1-10 14-23 14-6 0-13-4-18-8-7-4-12-6-17-6-11 0-16 6-30 21 1 2 3 4 4 5 0-1 11-13 23-13 6 0 14 4 18 7 8 4 13 6 18 6 10 0 16-6 30-22z">
              <text:p/>
            </draw:path>
            <draw:path draw:style-name="gr4" draw:text-style-name="P4" draw:layer="layout" svg:width="0.129cm" svg:height="0.127cm" svg:x="5.65cm" svg:y="5.147cm" svg:viewBox="0 0 130 128" svg:d="M108 15c-15 5-16 18-16 19 0 4 3 13 15 13 11 0 20-10 20-22 0-14-15-25-39-25-57 0-88 43-88 80 0 25 16 48 59 48 8 0 27-1 44-7 16-6 27-18 27-21 0-2-4-7-7-7-2 0-2 1-4 3-15 15-37 22-59 22-19 0-28-9-28-26 0-10 8-43 16-59 11-18 28-23 40-23 4 0 12 0 20 5z">
              <text:p/>
            </draw:path>
            <draw:path draw:style-name="gr4" draw:text-style-name="P4" draw:layer="layout" svg:width="0.059cm" svg:height="0.13cm" svg:x="5.789cm" svg:y="5.186cm" svg:viewBox="0 0 60 131" svg:d="M54 7c0-3-2-7-7-7-6 0-11 5-11 10 0 4 2 8 8 8 5 0 10-5 10-11zM14 107c0 2-1 4-1 8 0 9 8 16 18 16 20 0 29-27 29-30 0-2-3-2-3-2-4 0-4 1-4 3-4 16-13 24-21 24-4 0-5-3-5-7s2-8 3-12c2-6 4-11 7-16 1-5 8-23 9-25s1-4 1-6c0-9-7-17-18-17-19 0-29 27-29 30s3 3 4 3c2 0 2-1 3-4 5-16 14-23 21-23 3 0 5 1 5 7 0 4-1 7-6 19-4 10-8 21-13 32z">
              <text:p/>
            </draw:path>
          </draw:g>
        </draw:g>
        <draw:line draw:style-name="gr19" draw:text-style-name="P2" draw:layer="layout" svg:x1="5.5cm" svg:y1="5.3cm" svg:x2="5.5cm" svg:y2="5.4cm">
          <text:p/>
        </draw:line>
        <draw:frame draw:style-name="gr86" draw:text-style-name="P7" draw:layer="layout" svg:width="1.661cm" svg:height="0.395cm" svg:x="4.706cm" svg:y="5.61cm">
          <draw:text-box>
            <text:p><text:span text:style-name="T3">outer code</text:span></text:p>
          </draw:text-box>
        </draw:frame>
        <draw:custom-shape draw:style-name="gr87" draw:text-style-name="P2" draw:layer="layout" svg:width="6.9cm" svg:height="0.4cm" svg:x="2.1cm" svg:y="5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9" draw:layer="layout" svg:width="2cm" svg:height="1.796cm" svg:x="4.5cm" svg:y="3.6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6.542cm" svg:y="4.61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6.698cm" svg:y="4.61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6.853cm" svg:y="4.613cm" svg:viewBox="0 0 37 36" svg:d="M37 19c0-11-9-19-19-19s-18 8-18 19c0 10 8 17 18 17s19-7 19-17z">
              <text:p/>
            </draw:path>
          </draw:g>
        </draw:g>
        <draw:g>
          <svg:title>TexMaths</svg:title>
          <svg:desc>8§display§0§svg§600§TRUE§</svg:desc>
          <draw:g>
            <draw:path draw:style-name="gr4" draw:text-style-name="P4" draw:layer="layout" svg:width="0.116cm" svg:height="0.191cm" svg:x="9.849cm" svg:y="2.6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>
          <svg:title>TexMaths</svg:title>
          <svg:desc>8§display§j§svg§600§TRUE§</svg:desc>
          <draw:g>
            <draw:path draw:style-name="gr4" draw:text-style-name="P4" draw:layer="layout" svg:width="0.113cm" svg:height="0.241cm" svg:x="9.6cm" svg:y="2.8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>
          <svg:title>TexMaths</svg:title>
          <svg:desc>8§display§r \!-\! 1§svg§600§TRUE§</svg:desc>
          <draw:g>
            <draw:path draw:style-name="gr4" draw:text-style-name="P4" draw:layer="layout" svg:width="0.113cm" svg:height="0.126cm" svg:x="9.412cm" svg:y="3.2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4" draw:text-style-name="P4" draw:layer="layout" svg:width="0.17cm" svg:height="0.01cm" svg:x="9.577cm" svg:y="3.275cm" svg:viewBox="0 0 171 11" svg:d="M161 11c5 0 10 0 10-5 0-6-5-6-10-6-50 0-101 0-151 0-5 0-10 0-10 6 0 5 5 5 10 5 50 0 101 0 151 0z">
              <text:p/>
            </draw:path>
            <draw:path draw:style-name="gr4" draw:text-style-name="P4" draw:layer="layout" svg:width="0.092cm" svg:height="0.185cm" svg:x="9.812cm" svg:y="3.1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19" draw:text-style-name="P2" draw:layer="layout" svg:x1="5.5cm" svg:y1="5.4cm" svg:x2="5.5cm" svg:y2="5.6cm">
          <text:p/>
        </draw:line>
        <draw:line draw:style-name="gr19" draw:text-style-name="P2" draw:layer="layout" svg:x1="5.5cm" svg:y1="3cm" svg:x2="5.5cm" svg:y2="3.6cm">
          <text:p/>
        </draw:line>
        <draw:line draw:style-name="gr19" draw:text-style-name="P2" draw:layer="layout" svg:x1="5.1cm" svg:y1="3.4cm" svg:x2="5.1cm" svg:y2="3.6cm">
          <text:p/>
        </draw:line>
        <draw:line draw:style-name="gr19" draw:text-style-name="P2" draw:layer="layout" svg:x1="5.9cm" svg:y1="3.4cm" svg:x2="5.9cm" svg:y2="3.6cm">
          <text:p/>
        </draw:lin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4.134cm" svg:y="4.61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4.29cm" svg:y="4.61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4.445cm" svg:y="4.613cm" svg:viewBox="0 0 37 36" svg:d="M37 19c0-11-9-19-19-19s-18 8-18 19c0 10 8 17 18 17s19-7 19-17z">
              <text:p/>
            </draw:path>
          </draw:g>
        </draw:g>
        <draw:line draw:style-name="gr19" draw:text-style-name="P2" draw:layer="layout" svg:x1="3.101cm" svg:y1="4.401cm" svg:x2="3.101cm" svg:y2="4.601cm">
          <text:p/>
        </draw:line>
        <draw:g>
          <svg:title>TexMaths</svg:title>
          <svg:desc>8§display§\bm{b}_0§svg§600§TRUE§</svg:desc>
          <draw:g>
            <draw:path draw:style-name="gr4" draw:text-style-name="P4" draw:layer="layout" svg:width="0.126cm" svg:height="0.195cm" svg:x="3.243cm" svg:y="4.236cm" svg:viewBox="0 0 127 196" svg:d="M64 10c1-4 1-4 1-5 0-3-3-5-6-5-1 0-1 0-2 0-12 1-24 1-36 2-4 0-9 0-9 8 0 5 6 5 7 5 3 0 8 0 12 1-2 10-5 21-8 32-6 26-13 51-19 77-4 16-4 19-4 26 0 36 26 45 48 45 50 0 79-45 79-82 0-34-26-46-49-46-13 0-25 5-30 9 5-23 10-45 16-67zM48 187c-11 0-20-7-20-24 0-9 3-19 5-28 3-11 7-30 9-39 2-4 18-18 35-18s19 14 19 21c0 14-10 49-15 60-9 23-25 28-33 28z">
              <text:p/>
            </draw:path>
            <draw:path draw:style-name="gr4" draw:text-style-name="P4" draw:layer="layout" svg:width="0.09cm" svg:height="0.133cm" svg:x="3.384cm" svg:y="4.342cm" svg:viewBox="0 0 91 134" svg:d="M91 68c0-22-3-38-11-51-7-9-19-17-35-17-45 0-45 54-45 68s0 66 45 66c46 0 46-53 46-66zM45 128c-8 0-20-5-24-21-3-11-3-27-3-42 0-14 0-29 3-40 4-15 16-19 24-19 11 0 21 6 24 17 4 11 4 25 4 42 0 15 0 29-3 41-3 18-17 22-25 22z">
              <text:p/>
            </draw:path>
          </draw:g>
        </draw:g>
        <draw:line draw:style-name="gr19" draw:text-style-name="P2" draw:layer="layout" svg:x1="3.501cm" svg:y1="3.601cm" svg:x2="3.501cm" svg:y2="3.9cm">
          <text:p/>
        </draw:line>
        <draw:line draw:style-name="gr19" draw:text-style-name="P2" draw:layer="layout" svg:x1="3.101cm" svg:y1="3.601cm" svg:x2="3.101cm" svg:y2="4.201cm">
          <text:p/>
        </draw:line>
        <draw:line draw:style-name="gr19" draw:text-style-name="P2" draw:layer="layout" svg:x1="2.701cm" svg:y1="3.601cm" svg:x2="2.701cm" svg:y2="4.7cm">
          <text:p/>
        </draw:line>
        <draw:custom-shape draw:style-name="gr83" draw:text-style-name="P2" draw:layer="layout" svg:width="0.2cm" svg:height="0.2cm" svg:x="3.008cm" svg:y="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3.5cm" svg:y1="3.9cm" svg:x2="3.1cm" svg:y2="4.3cm">
          <text:p/>
        </draw:line>
        <draw:line draw:style-name="gr2" draw:text-style-name="P2" draw:layer="layout" svg:x1="2.953cm" svg:y1="4.175cm" svg:x2="2.853cm" svg:y2="4.275cm">
          <text:p/>
        </draw:line>
        <draw:line draw:style-name="gr19" draw:text-style-name="P2" draw:layer="layout" svg:x1="3.101cm" svg:y1="4.801cm" svg:x2="3.1cm" svg:y2="5.1cm">
          <text:p/>
        </draw:line>
        <draw:custom-shape draw:style-name="gr82" draw:text-style-name="P17" draw:layer="layout" svg:width="0.2cm" svg:height="0.2cm" svg:x="2.703cm" svg:y="5.103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901cm" svg:y1="5.201cm" svg:x2="3.001cm" svg:y2="5.201cm">
          <text:p/>
        </draw:line>
        <draw:g>
          <svg:title>TexMaths</svg:title>
          <svg:desc>8§display§\tilde{\bm{c}}_0§svg§600§TRUE§</svg:desc>
          <draw:g>
            <draw:path draw:style-name="gr4" draw:text-style-name="P4" draw:layer="layout" svg:width="0.091cm" svg:height="0.025cm" svg:x="3.281cm" svg:y="5.085cm" svg:viewBox="0 0 92 26" svg:d="M92 4c-1-1-2-3-4-4-7 5-11 14-23 14-6 0-13-4-18-8-7-4-13-6-18-6-10 0-15 6-29 22 1 1 3 3 4 4 0 0 11-13 23-13 6 0 14 4 18 6 8 5 12 7 17 7 11 0 16-6 30-22z">
              <text:p/>
            </draw:path>
            <draw:path draw:style-name="gr4" draw:text-style-name="P4" draw:layer="layout" svg:width="0.129cm" svg:height="0.127cm" svg:x="3.251cm" svg:y="5.149cm" svg:viewBox="0 0 130 128" svg:d="M108 16c-16 5-16 18-16 19 0 4 3 13 14 13 12 0 21-11 21-22 0-15-15-26-39-26-57 0-88 44-88 81 0 24 16 47 59 47 7 0 26 0 43-6s28-18 28-22c0-1-5-7-7-7s-3 1-4 3c-15 16-38 23-59 23-19 0-28-10-28-27 0-9 7-43 16-58 11-19 28-24 40-24 3 0 12 0 20 6z">
              <text:p/>
            </draw:path>
            <draw:path draw:style-name="gr4" draw:text-style-name="P4" draw:layer="layout" svg:width="0.09cm" svg:height="0.133cm" svg:x="3.391cm" svg:y="5.187cm" svg:viewBox="0 0 91 134" svg:d="M91 68c0-22-3-37-11-50-7-10-19-18-35-18-45 0-45 53-45 68 0 14 0 66 45 66 46 0 46-52 46-66zM45 128c-8 0-20-4-24-21-3-11-3-27-3-42 0-14 0-29 3-39 4-16 16-20 24-20 11 0 21 6 25 18 2 10 3 24 3 41 0 15 0 29-2 41-4 18-18 22-26 22z">
              <text:p/>
            </draw:path>
          </draw:g>
        </draw:g>
        <draw:line draw:style-name="gr19" draw:text-style-name="P2" draw:layer="layout" svg:x1="3.101cm" svg:y1="5.301cm" svg:x2="3.101cm" svg:y2="5.401cm">
          <text:p/>
        </draw:line>
        <draw:custom-shape draw:style-name="gr88" draw:text-style-name="P19" draw:layer="layout" svg:width="2cm" svg:height="1.796cm" svg:x="2.101cm" svg:y="3.6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3.101cm" svg:y1="5.401cm" svg:x2="3.101cm" svg:y2="5.601cm">
          <text:p/>
        </draw:line>
        <draw:line draw:style-name="gr19" draw:text-style-name="P2" draw:layer="layout" svg:x1="3.101cm" svg:y1="3cm" svg:x2="3.101cm" svg:y2="3.601cm">
          <text:p/>
        </draw:line>
        <draw:line draw:style-name="gr19" draw:text-style-name="P2" draw:layer="layout" svg:x1="2.701cm" svg:y1="3.401cm" svg:x2="2.701cm" svg:y2="3.601cm">
          <text:p/>
        </draw:line>
        <draw:line draw:style-name="gr19" draw:text-style-name="P2" draw:layer="layout" svg:x1="3.501cm" svg:y1="3.401cm" svg:x2="3.501cm" svg:y2="3.601cm">
          <text:p/>
        </draw:line>
        <draw:custom-shape draw:style-name="gr89" draw:text-style-name="P20" draw:layer="layout" svg:width="0.2cm" svg:height="0.2cm" svg:x="3.003cm" svg:y="4.6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53cm" svg:y1="3.775cm" svg:x2="3.253cm" svg:y2="3.875cm">
          <text:p/>
        </draw:line>
        <draw:custom-shape draw:style-name="gr83" draw:text-style-name="P2" draw:layer="layout" svg:width="0.2cm" svg:height="0.2cm" svg:x="7.808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7.901cm" svg:y1="4.8cm" svg:x2="7.9cm" svg:y2="5.1cm">
          <text:p/>
        </draw:line>
        <draw:custom-shape draw:style-name="gr82" draw:text-style-name="P17" draw:layer="layout" svg:width="0.2cm" svg:height="0.2cm" svg:x="7.503cm" svg:y="5.102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7.701cm" svg:y1="5.2cm" svg:x2="7.801cm" svg:y2="5.2cm">
          <text:p/>
        </draw:line>
        <draw:g>
          <svg:title>TexMaths</svg:title>
          <svg:desc>8§display§\tilde{\bm{c}}_{n-1}§svg§600§TRUE§</svg:desc>
          <draw:g>
            <draw:path draw:style-name="gr4" draw:text-style-name="P4" draw:layer="layout" svg:width="0.093cm" svg:height="0.025cm" svg:x="8.082cm" svg:y="5.085cm" svg:viewBox="0 0 94 26" svg:d="M94 4c-2-1-4-3-5-4-8 5-11 14-23 14-7 0-14-4-19-8-7-4-12-6-17-6-11 0-16 6-30 21 1 2 3 4 4 5 0-1 11-13 23-13 7 0 14 4 19 7 7 4 12 6 17 6 11 0 16-6 31-22z">
              <text:p/>
            </draw:path>
            <draw:path draw:style-name="gr4" draw:text-style-name="P4" draw:layer="layout" svg:width="0.129cm" svg:height="0.127cm" svg:x="8.052cm" svg:y="5.149cm" svg:viewBox="0 0 130 128" svg:d="M108 15c-14 5-15 18-15 19 0 4 2 13 14 13 11 0 20-10 20-22 0-14-14-25-39-25-57 0-88 43-88 80 0 25 16 48 59 48 8 0 27-1 44-7 16-6 27-18 27-21 0-2-4-7-7-7-1 0-1 1-4 3-15 15-37 22-59 22-18 0-28-9-28-26 0-10 7-43 16-59 11-19 28-23 40-23 4 0 13 0 20 5z">
              <text:p/>
            </draw:path>
            <draw:path draw:style-name="gr4" draw:text-style-name="P4" draw:layer="layout" svg:width="0.119cm" svg:height="0.087cm" svg:x="8.193cm" svg:y="5.231cm" svg:viewBox="0 0 120 88" svg:d="M14 74c0 2-1 7-1 8 0 5 3 6 6 6s6-2 7-4c2-2 4-8 4-12 1-4 4-13 4-18 2-4 3-8 4-13 2-8 3-9 8-17 6-8 15-18 30-18 11 0 11 10 11 13 0 12-8 34-11 42-2 6-3 7-3 11 0 10 9 16 18 16 20 0 29-27 29-30 0-2-2-1-3-2-3 0-3 1-4 3-5 16-13 24-21 24-4 0-5-3-5-7s1-7 5-16c2-6 10-27 10-38 0-18-15-22-25-22-17 0-28 10-34 18-1-13-13-18-21-18s-12 6-16 11c-4 7-6 18-6 19 0 3 2 3 3 3 3 0 3-1 4-6 3-12 7-21 15-21 4 0 6 4 6 9 0 4-2 12-3 17s-3 13-4 17c-2 9-4 17-7 25z">
              <text:p/>
            </draw:path>
            <draw:path draw:style-name="gr4" draw:text-style-name="P4" draw:layer="layout" svg:width="0.132cm" svg:height="0.009cm" svg:x="8.343cm" svg:y="5.263cm" svg:viewBox="0 0 133 10" svg:d="M125 10c3 0 8 0 8-5s-5-5-8-5c-39 0-78 0-117 0-3 0-8 0-8 5s5 5 8 5c39 0 78 0 117 0z">
              <text:p/>
            </draw:path>
            <draw:path draw:style-name="gr4" draw:text-style-name="P4" draw:layer="layout" svg:width="0.07cm" svg:height="0.129cm" svg:x="8.519cm" svg:y="5.188cm" svg:viewBox="0 0 71 130" svg:d="M44 6c0-6 0-6-6-6-12 12-30 12-38 12 0 2 0 5 0 7 4 0 18 0 28-5 0 33 0 66 0 99 0 7 0 10-19 10-3 0-6 0-8 0 0 2 0 4 0 7 4-1 28-1 35-1 6 0 31 0 35 1 0-3 0-5 0-7-2 0-5 0-7 0-20 0-20-3-20-10 0-36 0-72 0-107z">
              <text:p/>
            </draw:path>
          </draw:g>
        </draw:g>
        <draw:line draw:style-name="gr19" draw:text-style-name="P2" draw:layer="layout" svg:x1="7.901cm" svg:y1="5.3cm" svg:x2="7.901cm" svg:y2="5.4cm">
          <text:p/>
        </draw:line>
        <draw:custom-shape draw:style-name="gr90" draw:text-style-name="P19" draw:layer="layout" svg:width="2.099cm" svg:height="1.796cm" svg:x="6.901cm" svg:y="3.6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7.901cm" svg:y1="5.4cm" svg:x2="7.901cm" svg:y2="5.6cm">
          <text:p/>
        </draw:line>
        <draw:line draw:style-name="gr19" draw:text-style-name="P2" draw:layer="layout" svg:x1="7.901cm" svg:y1="3cm" svg:x2="7.901cm" svg:y2="3.6cm">
          <text:p/>
        </draw:line>
        <draw:line draw:style-name="gr19" draw:text-style-name="P2" draw:layer="layout" svg:x1="7.501cm" svg:y1="3.4cm" svg:x2="7.501cm" svg:y2="3.6cm">
          <text:p/>
        </draw:line>
        <draw:line draw:style-name="gr19" draw:text-style-name="P2" draw:layer="layout" svg:x1="8.301cm" svg:y1="3.4cm" svg:x2="8.301cm" svg:y2="3.6cm">
          <text:p/>
        </draw:line>
        <draw:frame draw:style-name="gr91" draw:text-style-name="P3" draw:layer="layout" svg:width="1.92cm" svg:height="0.395cm" svg:x="1.209cm" svg:y="1.206cm">
          <draw:text-box>
            <text:p><text:span text:style-name="T1">Decoding-1</text:span></text:p>
          </draw:text-box>
        </draw:frame>
        <draw:g>
          <svg:title>TexMaths</svg:title>
          <svg:desc>8§latex§\begin{align*}
&amp;
p
\left( 
\tilde{\bm{y}}^0, \dots, \tilde{\bm{y}}^{r-1}, 
\tilde{\bm{d}}^0, \dots, \tilde{\bm{d}}^{r-1},  
\bm{b}, 
\tilde{\bm{c}}
\right) \\
&amp; =
p
\left( 
\tilde{\bm{y}}^0, \dots, \tilde{\bm{y}}^{r-1}  
\middle|
\tilde{\bm{d}}^0, \dots, \tilde{\bm{d}}^{r-1}, 
\bm{b}, 
\tilde{\bm{c}}
\right) 
p
\left(
\tilde{\bm{d}}^0, \dots, \tilde{\bm{d}}^{r-1}
\right)
p
\left(
\bm{b}
\middle|
\tilde{\bm{c}}
\right)
p\left( \tilde{\bm{c}} \right) \\
&amp; = 
p
\left(
\bm{b}
\middle|
\tilde{\bm{c}} 
\right)
p\left( \tilde{\bm{c}} \right)
\prod_{j=0}^{r-1}
p
\left( 
\tilde{\bm{y}}^j 
\middle|
\bm{b}, \tilde{\bm{d}}^j
\right)
p
\left(
\tilde{\bm{d}}^j
\right) \\
&amp; \simeq 
\left(
\prod_{i=0}^{n-1}
p
\left(
\bm{b}_i
\middle|
\tilde{\bm{c}}_i 
\right)
p\left( \tilde{\bm{c}}_i \right)
\right) 
\prod_{j=0}^{r-1}
\left(
p(\tilde{d}^j_0)
\prod_{i=0}^{n-1}
p
\left( 
[\tilde{\bm{y}}^j]_{ i\nu+\tilde{d}^j_i }^{ i\nu+\nu-1+\tilde{d}^j_{i+1} } 
\middle|
\bm{b}_i, \tilde{d}^j_i, \tilde{d}^j_{i+1}, 
\right)
p
\left(
\tilde{d}^j_{i+1}
\middle|
\tilde{d}^j_{i}
\right)
\right)
\end{align*} §svg§600§TRUE§</svg:desc>
          <draw:g>
            <draw:path draw:style-name="gr4" draw:text-style-name="P4" draw:layer="layout" svg:width="0.145cm" svg:height="0.177cm" svg:x="1.319cm" svg:y="6.514cm" svg:viewBox="0 0 146 178" svg:d="M22 158c-3 10-3 12-16 12-3 0-6 0-6 5 0 3 2 3 4 3 7 0 15 0 23 0 10 0 19 0 28 0 2 0 5 0 5-5 0-3-2-3-6-3-15 0-15-2-15-4 0-4 12-50 14-57 4 9 12 18 26 18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4" draw:text-style-name="P4" draw:layer="layout" svg:width="0.105cm" svg:height="0.504cm" svg:x="1.567cm" svg:y="6.315cm" svg:viewBox="0 0 106 505" svg:d="M94 502c0 1 3 3 4 3 2 0 4 0 6 0 1 0 2 0 2-2s0-2 0-2c-11-11-26-26-43-57-30-55-41-123-41-191 0-125 35-198 84-248 0-1 0-1 0-2 0-3-1-3-4-3-4 0-5 0-8 2-26 24-56 62-76 122-12 37-18 82-18 129 0 66 12 141 56 207 8 11 12 15 18 22 3 4 7 8 9 11 4 3 8 6 11 9z">
              <text:p/>
            </draw:path>
            <draw:path draw:style-name="gr4" draw:text-style-name="P4" draw:layer="layout" svg:width="0.093cm" svg:height="0.025cm" svg:x="1.744cm" svg:y="6.447cm" svg:viewBox="0 0 94 26" svg:d="M94 4c-2-1-4-3-5-4-8 4-11 13-23 13-7 0-14-4-19-7-7-4-13-6-17-6-11 0-16 6-30 22 1 1 3 2 4 4 8-5 11-14 23-14 7 0 14 5 19 7 7 5 12 7 17 7 11 0 16-7 31-22z">
              <text:p/>
            </draw:path>
            <draw:path draw:style-name="gr4" draw:text-style-name="P4" draw:layer="layout" svg:width="0.153cm" svg:height="0.183cm" svg:x="1.693cm" svg:y="6.511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4" draw:text-style-name="P4" draw:layer="layout" svg:width="0.09cm" svg:height="0.133cm" svg:x="1.871cm" svg:y="6.392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4" draw:text-style-name="P4" draw:layer="layout" svg:width="0.032cm" svg:height="0.083cm" svg:x="2.011cm" svg:y="6.609cm" svg:viewBox="0 0 33 84" svg:d="M33 30c0-19-7-30-18-30-9 0-15 7-15 14 0 8 6 16 15 16 3 0 7-1 10-4 1 0 1-1 1-1 0 1 0 1 0 5 0 20-9 37-19 46-2 3-2 4-2 5 0 2 1 3 2 3 3 0 26-22 26-54z">
              <text:p/>
            </draw:path>
            <draw:path draw:style-name="gr4" draw:text-style-name="P4" draw:layer="layout" svg:width="0.029cm" svg:height="0.029cm" svg:x="2.136cm" svg:y="6.609cm" svg:viewBox="0 0 30 30" svg:d="M30 14c0-8-7-14-15-14s-15 6-15 14c0 9 7 16 15 16s15-7 15-16z">
              <text:p/>
            </draw:path>
            <draw:path draw:style-name="gr4" draw:text-style-name="P4" draw:layer="layout" svg:width="0.029cm" svg:height="0.029cm" svg:x="2.26cm" svg:y="6.609cm" svg:viewBox="0 0 30 30" svg:d="M30 14c0-8-7-14-15-14s-15 6-15 14c0 9 7 16 15 16s15-7 15-16z">
              <text:p/>
            </draw:path>
            <draw:path draw:style-name="gr4" draw:text-style-name="P4" draw:layer="layout" svg:width="0.029cm" svg:height="0.029cm" svg:x="2.385cm" svg:y="6.609cm" svg:viewBox="0 0 30 30" svg:d="M30 14c0-8-7-14-15-14s-15 6-15 14c0 9 7 16 15 16s15-7 15-16z">
              <text:p/>
            </draw:path>
            <draw:path draw:style-name="gr4" draw:text-style-name="P4" draw:layer="layout" svg:width="0.032cm" svg:height="0.083cm" svg:x="2.511cm" svg:y="6.609cm" svg:viewBox="0 0 33 84" svg:d="M33 30c0-19-7-30-19-30-8 0-14 7-14 14 0 8 6 16 14 16 4 0 8-1 11-4 1 0 0-1 1-1 0 0 0 1 0 5 0 20-9 37-19 46-3 3-3 4-3 5 0 2 2 3 3 3 3 0 26-22 26-54z">
              <text:p/>
            </draw:path>
            <draw:path draw:style-name="gr4" draw:text-style-name="P4" draw:layer="layout" svg:width="0.093cm" svg:height="0.025cm" svg:x="2.671cm" svg:y="6.447cm" svg:viewBox="0 0 94 26" svg:d="M94 4c-2-1-4-3-5-4-8 4-11 13-23 13-7 0-14-4-19-7-7-4-12-6-17-6-11 0-16 6-30 22 1 1 3 2 4 4 8-5 11-14 23-14 7 0 14 5 19 7 7 5 12 7 17 7 11 0 16-7 31-22z">
              <text:p/>
            </draw:path>
            <draw:path draw:style-name="gr4" draw:text-style-name="P4" draw:layer="layout" svg:width="0.153cm" svg:height="0.183cm" svg:x="2.62cm" svg:y="6.511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9-4 14-12 14-19 0-10-8-13-14-13-10 0-20 9-20 22 0 14 15 24 38 24 32 0 69-22 77-57 9-35 18-70 27-105z">
              <text:p/>
            </draw:path>
            <draw:path draw:style-name="gr4" draw:text-style-name="P4" draw:layer="layout" svg:width="0.09cm" svg:height="0.087cm" svg:x="2.797cm" svg:y="6.436cm" svg:viewBox="0 0 91 88" svg:d="M37 46c0 0 5-18 5-20 0 0 6-11 12-16 3-1 8-5 16-5 2 0 7 1 11 3-7 2-9 7-9 10 0 5 4 8 8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4" draw:text-style-name="P4" draw:layer="layout" svg:width="0.132cm" svg:height="0.009cm" svg:x="2.92cm" svg:y="6.468cm" svg:viewBox="0 0 133 10" svg:d="M125 10c3 0 8 0 8-4 0-6-5-6-8-6-39 0-78 0-117 0-3 0-8 0-8 5s4 5 8 5c39 0 78 0 117 0z">
              <text:p/>
            </draw:path>
            <draw:path draw:style-name="gr4" draw:text-style-name="P4" draw:layer="layout" svg:width="0.07cm" svg:height="0.129cm" svg:x="3.096cm" svg:y="6.392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4" draw:text-style-name="P4" draw:layer="layout" svg:width="0.032cm" svg:height="0.083cm" svg:x="3.224cm" svg:y="6.609cm" svg:viewBox="0 0 33 84" svg:d="M33 30c0-19-7-30-19-30-8 0-14 7-14 14 0 8 6 16 14 16 4 0 8-1 11-4 1 0 0-1 1-1 0 0 0 1 0 5 0 20-9 37-19 46-3 3-3 4-3 5 0 2 2 3 3 3 3 0 26-22 26-54z">
              <text:p/>
            </draw:path>
            <draw:path draw:style-name="gr4" draw:text-style-name="P4" draw:layer="layout" svg:width="0.093cm" svg:height="0.025cm" svg:x="3.417cm" svg:y="6.377cm" svg:viewBox="0 0 94 26" svg:d="M94 4c-1-1-3-3-4-4-8 5-11 14-24 14-6 0-13-5-18-8-7-4-13-6-18-6-10 0-16 6-30 22 2 1 3 2 5 4 8-5 10-14 23-14 6 0 14 5 18 7 8 5 13 7 18 7 10 0 16-6 30-22z">
              <text:p/>
            </draw:path>
            <draw:path draw:style-name="gr4" draw:text-style-name="P4" draw:layer="layout" svg:width="0.157cm" svg:height="0.197cm" svg:x="3.337cm" svg:y="6.443cm" svg:viewBox="0 0 158 198" svg:d="M157 10c1-4 0-3 1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3-52 26-103 39-155zM86 169c-8 9-21 18-35 18-17 0-19-15-19-21 0-15 10-49 14-60 9-20 23-28 34-28 17 0 23 13 23 16 0 2 0 3 0 4-6 24-12 47-17 71z">
              <text:p/>
            </draw:path>
            <draw:path draw:style-name="gr4" draw:text-style-name="P4" draw:layer="layout" svg:width="0.09cm" svg:height="0.133cm" svg:x="3.507cm" svg:y="6.392cm" svg:viewBox="0 0 91 134" svg:d="M91 68c0-22-2-38-12-51-5-9-18-17-33-17-46 0-46 54-46 68s0 66 46 66c45 0 45-52 45-66zM46 129c-10 0-22-6-25-22-3-11-3-27-3-42s0-29 3-40c4-15 17-19 25-19 10 0 20 6 24 17 3 11 4 25 4 42 0 15 0 29-4 41-4 19-16 23-24 23z">
              <text:p/>
            </draw:path>
            <draw:path draw:style-name="gr4" draw:text-style-name="P4" draw:layer="layout" svg:width="0.032cm" svg:height="0.083cm" svg:x="3.647cm" svg:y="6.609cm" svg:viewBox="0 0 33 84" svg:d="M33 30c0-19-7-30-19-30-8 0-14 7-14 14 0 8 6 16 14 16 4 0 8-1 11-4 1 0 1-1 1-1 0 1 0 1 0 5 0 20-9 37-19 46-3 3-3 4-3 5 0 2 2 3 3 3 3 0 26-22 26-54z">
              <text:p/>
            </draw:path>
            <draw:path draw:style-name="gr4" draw:text-style-name="P4" draw:layer="layout" svg:width="0.029cm" svg:height="0.029cm" svg:x="3.772cm" svg:y="6.609cm" svg:viewBox="0 0 30 30" svg:d="M30 14c0-8-6-14-15-14-8 0-15 6-15 14 0 9 7 16 15 16 9 0 15-7 15-16z">
              <text:p/>
            </draw:path>
            <draw:path draw:style-name="gr4" draw:text-style-name="P4" draw:layer="layout" svg:width="0.029cm" svg:height="0.029cm" svg:x="3.896cm" svg:y="6.609cm" svg:viewBox="0 0 30 30" svg:d="M30 14c0-8-7-14-15-14s-15 6-15 14c0 9 7 16 15 16s15-7 15-16z">
              <text:p/>
            </draw:path>
            <draw:path draw:style-name="gr4" draw:text-style-name="P4" draw:layer="layout" svg:width="0.029cm" svg:height="0.029cm" svg:x="4.021cm" svg:y="6.609cm" svg:viewBox="0 0 30 30" svg:d="M30 14c0-8-7-14-15-14s-15 6-15 14c0 9 7 16 15 16s15-7 15-16z">
              <text:p/>
            </draw:path>
            <draw:path draw:style-name="gr4" draw:text-style-name="P4" draw:layer="layout" svg:width="0.032cm" svg:height="0.083cm" svg:x="4.147cm" svg:y="6.609cm" svg:viewBox="0 0 33 84" svg:d="M33 30c0-19-7-30-19-30-8 0-14 7-14 14 0 8 6 16 14 16 4 0 8-1 11-4 1 0 0-1 1-1 0 0 0 1 0 5 0 20-9 37-19 46-3 3-3 4-3 5 0 2 2 3 3 3 3 0 26-22 26-54z">
              <text:p/>
            </draw:path>
            <draw:path draw:style-name="gr4" draw:text-style-name="P4" draw:layer="layout" svg:width="0.093cm" svg:height="0.025cm" svg:x="4.339cm" svg:y="6.377cm" svg:viewBox="0 0 94 26" svg:d="M94 4c-2-1-3-3-4-4-8 5-12 14-24 14-6 0-13-5-18-8-7-4-13-6-18-6-10 0-16 6-30 22 2 1 3 2 5 4 8-5 10-14 23-14 6 0 14 5 18 7 8 5 13 7 17 7 11 0 17-6 31-22z">
              <text:p/>
            </draw:path>
            <draw:path draw:style-name="gr4" draw:text-style-name="P4" draw:layer="layout" svg:width="0.157cm" svg:height="0.197cm" svg:x="4.259cm" svg:y="6.443cm" svg:viewBox="0 0 158 198" svg:d="M156 10c2-4 1-3 2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2-52 25-103 38-155zM86 169c-8 9-21 18-35 18-17 0-19-15-19-21 0-15 10-49 14-60 9-20 23-28 34-28 17 0 23 13 23 16 0 2 0 3 0 4-6 24-12 47-17 71z">
              <text:p/>
            </draw:path>
            <draw:path draw:style-name="gr4" draw:text-style-name="P4" draw:layer="layout" svg:width="0.091cm" svg:height="0.087cm" svg:x="4.427cm" svg:y="6.436cm" svg:viewBox="0 0 92 88" svg:d="M38 46c0 0 4-18 4-20 1 0 7-11 13-16 2-1 7-5 16-5 2 0 7 1 11 3-7 2-9 7-9 10 0 5 3 8 8 8s11-4 11-12c0-10-11-14-21-14s-19 4-28 14c-3-12-15-14-20-14-7 0-13 4-15 10-5 8-8 19-8 20 0 2 3 2 4 2 2 0 2 0 4-6 3-12 6-21 14-21 5 0 7 5 7 9s-2 12-3 17c-2 6-4 14-4 18-3 8-5 17-7 25-1 3-2 8-2 8 0 4 4 6 7 6 2 0 6-2 8-6 1 0 3-9 4-14 2-7 4-14 6-22z">
              <text:p/>
            </draw:path>
            <draw:path draw:style-name="gr4" draw:text-style-name="P4" draw:layer="layout" svg:width="0.133cm" svg:height="0.009cm" svg:x="4.55cm" svg:y="6.468cm" svg:viewBox="0 0 134 10" svg:d="M126 10c3 0 8 0 8-4 0-6-5-6-8-6-40 0-79 0-118 0-3 0-8 0-8 5s5 5 8 5c39 0 78 0 118 0z">
              <text:p/>
            </draw:path>
            <draw:path draw:style-name="gr4" draw:text-style-name="P4" draw:layer="layout" svg:width="0.071cm" svg:height="0.129cm" svg:x="4.726cm" svg:y="6.392cm" svg:viewBox="0 0 72 130" svg:d="M45 6c0-6 0-6-6-6-13 12-31 12-39 12 0 2 0 5 0 7 5 0 18 0 29-5 0 33 0 67 0 100 0 7 0 9-20 9-3 0-5 0-7 0 0 3 0 5 0 7 4 0 28 0 35 0 6 0 31 0 35 0 0-2 0-4 0-7-2 0-5 0-7 0-20 0-20-2-20-9 0-36 0-72 0-108z">
              <text:p/>
            </draw:path>
            <draw:path draw:style-name="gr4" draw:text-style-name="P4" draw:layer="layout" svg:width="0.033cm" svg:height="0.083cm" svg:x="4.855cm" svg:y="6.609cm" svg:viewBox="0 0 34 84" svg:d="M34 30c0-19-8-30-19-30-9 0-15 7-15 14 0 8 6 16 15 16 3 0 7-1 10-4 1 0 1-1 1-1 1 0 1 1 1 5 0 20-10 37-19 46-3 3-3 4-3 5 0 2 1 3 3 3s26-22 26-54z">
              <text:p/>
            </draw:path>
            <draw:path draw:style-name="gr4" draw:text-style-name="P4" draw:layer="layout" svg:width="0.126cm" svg:height="0.197cm" svg:x="4.971cm" svg:y="6.443cm" svg:viewBox="0 0 127 198" svg:d="M64 10c2-4 1-3 2-4 0-4-4-6-7-6-1 0-1 0-2 1-12 0-24 1-36 1-4 0-9 0-9 8 0 6 6 6 7 6 3 0 8 0 12 0-2 10-5 22-8 33-6 26-13 52-19 77-4 16-4 20-4 26 0 36 26 46 47 46 51 0 80-46 80-84 0-34-25-46-49-46-13 0-24 6-31 10 6-23 11-45 17-68zM48 187c-11 0-20-5-20-23 0-9 2-19 5-28 2-10 7-30 9-38 2-5 18-20 35-20s19 16 19 22c0 14-10 49-14 60-10 22-26 27-34 27z">
              <text:p/>
            </draw:path>
            <draw:path draw:style-name="gr4" draw:text-style-name="P4" draw:layer="layout" svg:width="0.032cm" svg:height="0.083cm" svg:x="5.127cm" svg:y="6.609cm" svg:viewBox="0 0 33 84" svg:d="M33 30c0-19-7-30-19-30-8 0-14 7-14 14 0 8 6 16 14 16 4 0 8-1 11-4 1 0 0-1 1-1 0 0 0 1 0 5 0 20-9 37-19 46-3 3-3 4-3 5 0 2 2 3 3 3 3 0 26-22 26-54z">
              <text:p/>
            </draw:path>
            <draw:path draw:style-name="gr4" draw:text-style-name="P4" draw:layer="layout" svg:width="0.093cm" svg:height="0.025cm" svg:x="5.271cm" svg:y="6.447cm" svg:viewBox="0 0 94 26" svg:d="M94 4c-2-1-4-3-5-4-8 4-11 13-23 13-7 0-14-4-19-7-7-4-12-6-17-6-11 0-16 6-30 22 1 1 3 2 4 4 8-5 11-14 23-14 7 0 14 5 19 7 7 5 12 7 17 7 11 0 16-7 31-22z">
              <text:p/>
            </draw:path>
            <draw:path draw:style-name="gr4" draw:text-style-name="P4" draw:layer="layout" svg:width="0.129cm" svg:height="0.129cm" svg:x="5.24cm" svg:y="6.511cm" svg:viewBox="0 0 130 130" svg:d="M108 16c-14 5-15 18-15 19 0 4 2 13 14 13s20-10 20-22c0-15-14-26-39-26-57 0-88 44-88 81 0 25 16 49 59 49 7 0 27 0 44-8 16-6 27-17 27-20s-4-8-7-8c-1 0-1 1-4 4-15 16-37 21-59 21-18 0-28-9-28-25 0-11 7-45 16-60 11-19 28-24 40-24 4 0 13 0 20 6z">
              <text:p/>
            </draw:path>
            <draw:path draw:style-name="gr4" draw:text-style-name="P4" draw:layer="layout" svg:width="0.105cm" svg:height="0.504cm" svg:x="5.382cm" svg:y="6.315cm" svg:viewBox="0 0 106 505" svg:d="M106 253c0-81-18-167-73-230-4-5-15-16-22-21-1-2-2-2-6-2-3 0-5 0-5 3 0 1 1 2 2 3 9 9 24 25 42 56 30 54 42 124 42 191 0 121-35 196-85 248-1 0-1 1-1 2 0 2 2 2 5 2 4 0 5 0 7-2 26-22 57-62 76-121 13-39 18-84 18-129z">
              <text:p/>
            </draw:path>
            <draw:path draw:style-name="gr4" draw:text-style-name="P4" draw:layer="layout" svg:width="0.185cm" svg:height="0.065cm" svg:x="1.422cm" svg:y="7.153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4" draw:text-style-name="P4" draw:layer="layout" svg:width="0.145cm" svg:height="0.177cm" svg:x="1.694cm" svg:y="7.132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19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4" draw:text-style-name="P4" draw:layer="layout" svg:width="0.106cm" svg:height="0.504cm" svg:x="1.941cm" svg:y="6.933cm" svg:viewBox="0 0 107 505" svg:d="M94 502c1 1 3 2 4 3 2 0 4 0 6 0 1 0 3 0 3-2s-1-2-1-2c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4" draw:text-style-name="P4" draw:layer="layout" svg:width="0.093cm" svg:height="0.025cm" svg:x="2.118cm" svg:y="7.065cm" svg:viewBox="0 0 94 26" svg:d="M94 4c-2-1-3-3-4-4-8 4-12 13-24 13-6 0-13-4-18-7-8-4-13-6-18-6-10 0-16 6-30 22 2 1 3 2 5 4 8-5 10-14 23-14 6 0 13 5 18 7 8 5 12 7 17 7 11 0 16-6 31-22z">
              <text:p/>
            </draw:path>
            <draw:path draw:style-name="gr4" draw:text-style-name="P4" draw:layer="layout" svg:width="0.154cm" svg:height="0.183cm" svg:x="2.068cm" svg:y="7.129cm" svg:viewBox="0 0 155 184" svg:d="M154 22c1-6 1-6 1-7 0-6-5-13-13-13-15 0-18 14-20 21-3 10-5 20-8 30-3 13-8 35-12 46 0 7-9 13-10 14-3 1-10 6-19 6-17 0-17-13-17-20 0-17 8-39 16-59 3-8 4-10 4-14 0-16-16-26-32-26-30 0-44 38-44 44 0 4 5 4 7 4 3 0 5 0 7-3 8-31 24-35 28-35 3 0 5 0 5 6 0 7-3 14-5 18-11 28-16 44-16 59 0 32 28 37 44 37 8 0 17-1 28-9-8 35-30 53-49 53-3 0-11 0-17-4 9-4 14-11 14-19 0-10-9-13-15-13-10 0-20 9-20 22 0 14 15 24 38 24 33 0 69-22 78-56 9-35 18-71 27-106z">
              <text:p/>
            </draw:path>
            <draw:path draw:style-name="gr4" draw:text-style-name="P4" draw:layer="layout" svg:width="0.091cm" svg:height="0.133cm" svg:x="2.245cm" svg:y="7.01cm" svg:viewBox="0 0 92 134" svg:d="M92 68c0-22-3-38-12-51-6-9-18-17-34-17-46 0-46 54-46 68s0 66 46 66 46-52 46-66zM46 129c-9 0-21-5-25-22-3-11-3-27-3-42 0-14 0-29 3-40 5-15 17-19 25-19 11 0 21 6 24 17 4 11 4 25 4 42 0 15 0 29-3 41-4 19-17 23-25 23z">
              <text:p/>
            </draw:path>
            <draw:path draw:style-name="gr4" draw:text-style-name="P4" draw:layer="layout" svg:width="0.033cm" svg:height="0.083cm" svg:x="2.385cm" svg:y="7.227cm" svg:viewBox="0 0 34 84" svg:d="M34 30c0-19-8-30-19-30-9 0-15 7-15 15 0 7 6 15 15 15 3 0 7-1 10-4 1 0 1 0 1 0 1 0 1 0 1 4 0 20-9 37-19 47-3 2-3 3-3 4 0 2 1 3 3 3s26-22 26-54z">
              <text:p/>
            </draw:path>
            <draw:path draw:style-name="gr4" draw:text-style-name="P4" draw:layer="layout" svg:width="0.029cm" svg:height="0.029cm" svg:x="2.511cm" svg:y="7.227cm" svg:viewBox="0 0 30 30" svg:d="M30 15c0-9-8-15-16-15s-14 7-14 15c0 9 6 15 14 15s16-7 16-15z">
              <text:p/>
            </draw:path>
            <draw:path draw:style-name="gr4" draw:text-style-name="P4" draw:layer="layout" svg:width="0.029cm" svg:height="0.029cm" svg:x="2.636cm" svg:y="7.227cm" svg:viewBox="0 0 30 30" svg:d="M30 15c0-9-7-15-16-15-8 0-14 7-14 15 0 9 6 15 14 15 9 0 16-7 16-15z">
              <text:p/>
            </draw:path>
            <draw:path draw:style-name="gr4" draw:text-style-name="P4" draw:layer="layout" svg:width="0.029cm" svg:height="0.029cm" svg:x="2.76cm" svg:y="7.227cm" svg:viewBox="0 0 30 30" svg:d="M30 15c0-9-6-15-15-15-8 0-15 7-15 15 0 9 7 15 15 15 9 0 15-7 15-15z">
              <text:p/>
            </draw:path>
            <draw:path draw:style-name="gr4" draw:text-style-name="P4" draw:layer="layout" svg:width="0.032cm" svg:height="0.083cm" svg:x="2.885cm" svg:y="7.227cm" svg:viewBox="0 0 33 84" svg:d="M33 30c0-19-7-30-18-30-9 0-15 7-15 15 0 7 6 15 15 15 3 0 7-1 10-4 1 0 1 0 1 0 1 1 1 0 1 4 0 20-10 37-19 47-3 2-3 3-3 4 0 2 1 3 2 3 3 0 26-22 26-54z">
              <text:p/>
            </draw:path>
            <draw:path draw:style-name="gr4" draw:text-style-name="P4" draw:layer="layout" svg:width="0.093cm" svg:height="0.025cm" svg:x="3.045cm" svg:y="7.065cm" svg:viewBox="0 0 94 26" svg:d="M94 4c-2-1-3-3-4-4-8 4-12 13-24 13-6 0-13-4-18-7-8-4-13-6-18-6-10 0-16 6-30 22 2 1 3 2 5 4 8-5 10-14 23-14 6 0 14 5 18 7 8 5 12 7 17 7 11 0 16-6 31-22z">
              <text:p/>
            </draw:path>
            <draw:path draw:style-name="gr4" draw:text-style-name="P4" draw:layer="layout" svg:width="0.154cm" svg:height="0.183cm" svg:x="2.995cm" svg:y="7.129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 0 7-3 14-5 18-11 28-16 44-16 59 0 32 28 37 44 37 8 0 17-1 28-9-8 35-29 53-49 53-3 0-11 0-17-4 9-4 14-11 14-19 0-10-8-13-15-13-10 0-20 9-20 22 0 14 15 24 38 24 33 0 69-22 78-56 9-35 18-71 27-106z">
              <text:p/>
            </draw:path>
            <draw:path draw:style-name="gr4" draw:text-style-name="P4" draw:layer="layout" svg:width="0.091cm" svg:height="0.088cm" svg:x="3.172cm" svg:y="7.054cm" svg:viewBox="0 0 92 89" svg:d="M38 46c0 0 4-18 4-19s7-12 12-17c3-1 8-4 16-4 3 0 8 0 12 2-7 2-9 7-9 11s3 7 8 7 11-4 11-12c0-10-11-14-21-14s-19 4-28 14c-4-12-16-14-20-14-8 0-13 4-16 10-4 8-7 19-7 20 0 2 2 1 3 2 3 0 3 0 5-6 3-12 6-20 14-20 5 0 7 4 7 9 0 3-2 11-3 16-2 6-4 14-4 18-3 8-5 17-7 25-1 3-2 8-2 8 0 4 4 7 7 7 2 0 6-3 8-7 1 0 2-9 4-14 2-7 4-14 6-22z">
              <text:p/>
            </draw:path>
            <draw:path draw:style-name="gr4" draw:text-style-name="P4" draw:layer="layout" svg:width="0.133cm" svg:height="0.009cm" svg:x="3.294cm" svg:y="7.086cm" svg:viewBox="0 0 134 10" svg:d="M126 10c3 0 8 0 8-4 0-6-5-6-8-6-40 0-79 0-118 0-3 0-8 0-8 5s5 5 8 5c39 0 78 0 118 0z">
              <text:p/>
            </draw:path>
            <draw:path draw:style-name="gr4" draw:text-style-name="P4" draw:layer="layout" svg:width="0.071cm" svg:height="0.129cm" svg:x="3.47cm" svg:y="7.01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4" draw:text-style-name="P4" draw:layer="layout" svg:width="0.011cm" svg:height="0.179cm" svg:x="3.616cm" svg:y="6.928cm" svg:viewBox="0 0 12 180" svg:d="M0 170c0 4 0 10 6 10s6-6 6-10c0-54 0-107 0-160 0-4 0-10-6-10s-6 6-6 10c0 53 0 106 0 160z">
              <text:p/>
            </draw:path>
            <draw:path draw:style-name="gr4" draw:text-style-name="P4" draw:layer="layout" svg:width="0.011cm" svg:height="0.179cm" svg:x="3.616cm" svg:y="7.096cm" svg:viewBox="0 0 12 180" svg:d="M0 170c0 4 0 10 6 10s6-6 6-10c0-54 0-107 0-160 0-4 0-10-6-10s-6 6-6 10c0 53 0 106 0 160z">
              <text:p/>
            </draw:path>
            <draw:path draw:style-name="gr4" draw:text-style-name="P4" draw:layer="layout" svg:width="0.011cm" svg:height="0.18cm" svg:x="3.616cm" svg:y="7.264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93cm" svg:height="0.025cm" svg:x="3.761cm" svg:y="6.995cm" svg:viewBox="0 0 94 26" svg:d="M94 4c-2-1-4-3-5-4-8 5-11 14-23 14-6 0-13-5-18-8-8-4-13-6-18-6-10 0-16 6-30 22 2 1 3 2 5 4 7-5 10-13 22-13 7 0 14 4 19 6 8 5 12 7 17 7 11 0 16-6 31-22z">
              <text:p/>
            </draw:path>
            <draw:path draw:style-name="gr4" draw:text-style-name="P4" draw:layer="layout" svg:width="0.156cm" svg:height="0.197cm" svg:x="3.681cm" svg:y="7.061cm" svg:viewBox="0 0 157 198" svg:d="M156 10c1-4 1-3 1-4 0-4-3-6-6-6-1 0-1 0-2 1-12 0-24 1-36 1-4 0-9 1-9 8 0 6 5 6 7 6 3 0 8 0 12 0-5 21-10 42-15 62-5-4-14-10-29-10-49 0-79 45-79 83 0 35 26 47 50 47 19 0 34-12 38-16 11 16 30 16 33 16 10 0 18-6 24-16 7-12 11-27 11-28 0-4-5-4-7-4-3 0-4 0-6 1 0 1 0 1-2 8-6 23-12 28-19 28-3 0-7-1-7-10 0-4 1-8 3-12 12-52 25-103 38-155zM86 170c-8 8-22 17-36 17-17 0-18-15-18-21 0-15 10-49 14-60 8-20 22-28 34-28 17 0 23 14 23 16s0 3-1 4c-5 24-11 48-16 72z">
              <text:p/>
            </draw:path>
            <draw:path draw:style-name="gr4" draw:text-style-name="P4" draw:layer="layout" svg:width="0.09cm" svg:height="0.133cm" svg:x="3.85cm" svg:y="7.01cm" svg:viewBox="0 0 91 134" svg:d="M91 68c0-22-2-38-11-51-6-9-18-17-34-17-46 0-46 54-46 68s0 66 46 66c45 0 45-52 45-66zM46 129c-9 0-21-5-25-22-3-11-3-27-3-42 0-14 0-29 3-40 5-15 17-19 25-19 11 0 20 6 24 17s4 25 4 42c0 15 0 29-3 41-4 19-17 23-25 23z">
              <text:p/>
            </draw:path>
            <draw:path draw:style-name="gr4" draw:text-style-name="P4" draw:layer="layout" svg:width="0.032cm" svg:height="0.083cm" svg:x="3.99cm" svg:y="7.227cm" svg:viewBox="0 0 33 84" svg:d="M33 30c0-19-7-30-18-30-9 0-15 7-15 15 0 7 6 15 15 15 3 0 7-1 10-4 1 0 1 0 1 0 1 1 1 0 1 4 0 20-10 37-19 47-3 2-3 3-3 4 0 2 1 3 3 3s25-22 25-54z">
              <text:p/>
            </draw:path>
            <draw:path draw:style-name="gr4" draw:text-style-name="P4" draw:layer="layout" svg:width="0.029cm" svg:height="0.029cm" svg:x="4.115cm" svg:y="7.227cm" svg:viewBox="0 0 30 30" svg:d="M30 15c0-9-8-15-16-15s-14 7-14 15c0 9 6 15 14 15s16-7 16-15z">
              <text:p/>
            </draw:path>
            <draw:path draw:style-name="gr4" draw:text-style-name="P4" draw:layer="layout" svg:width="0.029cm" svg:height="0.029cm" svg:x="4.24cm" svg:y="7.227cm" svg:viewBox="0 0 30 30" svg:d="M30 15c0-9-7-15-16-15-8 0-14 7-14 15 0 9 6 15 14 15 9 0 16-7 16-15z">
              <text:p/>
            </draw:path>
            <draw:path draw:style-name="gr4" draw:text-style-name="P4" draw:layer="layout" svg:width="0.029cm" svg:height="0.029cm" svg:x="4.365cm" svg:y="7.227cm" svg:viewBox="0 0 30 30" svg:d="M30 15c0-9-6-15-15-15-8 0-15 7-15 15 0 9 7 15 15 15 9 0 15-7 15-15z">
              <text:p/>
            </draw:path>
            <draw:path draw:style-name="gr4" draw:text-style-name="P4" draw:layer="layout" svg:width="0.032cm" svg:height="0.083cm" svg:x="4.49cm" svg:y="7.227cm" svg:viewBox="0 0 33 84" svg:d="M33 30c0-19-7-30-18-30-9 0-15 7-15 15 0 7 6 15 15 15 3 0 7-1 10-4 1 0 1 0 1 0 1 1 1 0 1 4 0 20-10 37-19 47-3 2-3 3-3 4 0 2 1 3 2 3 3 0 26-22 26-54z">
              <text:p/>
            </draw:path>
            <draw:path draw:style-name="gr4" draw:text-style-name="P4" draw:layer="layout" svg:width="0.093cm" svg:height="0.025cm" svg:x="4.683cm" svg:y="6.995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4" draw:text-style-name="P4" draw:layer="layout" svg:width="0.156cm" svg:height="0.197cm" svg:x="4.603cm" svg:y="7.061cm" svg:viewBox="0 0 157 198" svg:d="M156 10c1-4 1-3 1-4 0-4-3-6-6-6-1 0-1 0-2 1-12 0-24 1-36 1-4 0-9 1-9 8 0 6 5 6 7 6 3 0 8 0 12 0-5 21-10 42-15 62-5-4-14-10-29-10-49 0-79 45-79 83 0 35 26 47 49 47 20 0 35-12 39-16 11 16 30 16 33 16 10 0 18-6 24-16 7-12 11-27 11-28 0-4-5-4-7-4-3 0-4 0-6 1-1 1-1 1-2 8-6 23-12 28-19 28-3 0-7-1-7-10 0-4 1-8 2-12 13-52 26-103 39-155zM86 170c-8 8-22 17-36 17-17 0-18-15-18-21 0-15 10-49 14-60 8-20 22-28 34-28 16 0 23 14 23 16s0 3-1 4c-5 24-11 48-16 72z">
              <text:p/>
            </draw:path>
            <draw:path draw:style-name="gr4" draw:text-style-name="P4" draw:layer="layout" svg:width="0.09cm" svg:height="0.088cm" svg:x="4.771cm" svg:y="7.054cm" svg:viewBox="0 0 91 89" svg:d="M37 46c0 0 5-18 5-19s6-12 12-17c3-1 8-4 16-4 3 0 8 0 12 2-7 2-9 7-9 11s3 7 8 7c4 0 10-4 10-12 0-10-10-14-21-14-10 0-19 4-27 14-4-12-16-14-21-14-7 0-12 4-15 10-5 8-7 19-7 20 0 2 2 2 3 2 3 0 3 0 5-6 2-12 6-20 14-20 5 0 7 4 7 9 0 3-2 11-3 16-2 6-4 14-5 18-2 8-4 17-7 25 0 3-1 8-1 8 0 4 3 7 6 7s7-3 9-7c0 0 2-9 4-14 2-7 3-14 5-22z">
              <text:p/>
            </draw:path>
            <draw:path draw:style-name="gr4" draw:text-style-name="P4" draw:layer="layout" svg:width="0.132cm" svg:height="0.009cm" svg:x="4.894cm" svg:y="7.086cm" svg:viewBox="0 0 133 10" svg:d="M125 10c3 0 8 0 8-4 0-6-4-6-8-6-39 0-78 0-117 0-3 0-8 0-8 5s5 5 8 5c39 0 78 0 117 0z">
              <text:p/>
            </draw:path>
            <draw:path draw:style-name="gr4" draw:text-style-name="P4" draw:layer="layout" svg:width="0.07cm" svg:height="0.129cm" svg:x="5.07cm" svg:y="7.01cm" svg:viewBox="0 0 71 130" svg:d="M45 6c0-6-1-6-7-6-12 12-30 13-38 13 0 2 0 4 0 6 5 0 18 0 29-5 0 34 0 67 0 100 0 7 0 9-20 9-3 0-5 0-7 0 0 3 0 5 0 7 3 0 27 0 34 0 6 0 31 0 35 0 0-2 0-4 0-7-2 0-5 0-7 0-19 0-19-2-19-9 0-36 0-72 0-108z">
              <text:p/>
            </draw:path>
            <draw:path draw:style-name="gr4" draw:text-style-name="P4" draw:layer="layout" svg:width="0.032cm" svg:height="0.083cm" svg:x="5.199cm" svg:y="7.227cm" svg:viewBox="0 0 33 84" svg:d="M33 30c0-19-7-30-18-30-9 0-15 7-15 15 0 7 6 15 15 15 3 0 7-1 10-4 1 0 1 0 1 0 0 1 0 0 0 4 0 20-9 37-19 47-2 2-2 3-2 4 0 2 1 3 2 3 3 0 26-22 26-54z">
              <text:p/>
            </draw:path>
            <draw:path draw:style-name="gr4" draw:text-style-name="P4" draw:layer="layout" svg:width="0.127cm" svg:height="0.197cm" svg:x="5.314cm" svg:y="7.061cm" svg:viewBox="0 0 128 198" svg:d="M65 10c1-4 0-3 1-4 0-4-4-6-7-6-1 0-1 0-1 1-12 0-24 1-36 1-4 0-10 1-10 8 0 6 6 6 8 6s8 0 11 0c-2 10-5 22-8 33-6 26-13 52-19 77-4 16-4 20-4 26 0 36 27 46 48 46 51 0 80-46 80-84 0-34-26-46-50-46-13 0-24 6-30 10 6-23 11-45 17-68zM49 187c-11 0-21-5-21-23 0-9 3-19 5-28 3-10 8-30 9-38 2-5 18-20 36-20 16 0 18 16 18 22 0 14-10 49-14 60-9 22-25 27-33 27z">
              <text:p/>
            </draw:path>
            <draw:path draw:style-name="gr4" draw:text-style-name="P4" draw:layer="layout" svg:width="0.032cm" svg:height="0.083cm" svg:x="5.47cm" svg:y="7.227cm" svg:viewBox="0 0 33 84" svg:d="M33 30c0-19-7-30-18-30-9 0-15 7-15 15 0 7 6 15 15 15 3 0 7-1 10-4 1 0 1 0 1 0 1 1 1 0 1 4 0 20-10 37-19 47-3 2-3 3-3 4 0 2 1 3 2 3 3 0 26-22 26-54z">
              <text:p/>
            </draw:path>
            <draw:path draw:style-name="gr4" draw:text-style-name="P4" draw:layer="layout" svg:width="0.093cm" svg:height="0.025cm" svg:x="5.614cm" svg:y="7.065cm" svg:viewBox="0 0 94 26" svg:d="M94 4c-2-1-3-3-4-4-8 4-12 13-24 13-6 0-13-4-18-7-8-4-13-6-18-6-10 0-16 6-30 22 2 1 3 2 5 4 8-5 10-14 23-14 6 0 14 5 18 7 8 5 12 7 17 7 11 0 16-6 31-22z">
              <text:p/>
            </draw:path>
            <draw:path draw:style-name="gr4" draw:text-style-name="P4" draw:layer="layout" svg:width="0.13cm" svg:height="0.129cm" svg:x="5.583cm" svg:y="7.129cm" svg:viewBox="0 0 131 130" svg:d="M109 16c-15 5-15 18-15 19 0 4 2 13 13 13 12 0 21-10 21-22 0-15-15-26-40-26-56 0-88 44-88 81 0 25 16 49 60 49 7 0 26 0 43-7 17-6 28-18 28-21s-5-8-7-8-2 1-4 4c-15 16-38 21-59 21-19 0-28-9-28-25 0-11 7-44 15-60 12-19 29-24 41-24 3 0 13 0 20 6z">
              <text:p/>
            </draw:path>
            <draw:path draw:style-name="gr4" draw:text-style-name="P4" draw:layer="layout" svg:width="0.106cm" svg:height="0.504cm" svg:x="5.725cm" svg:y="6.933cm" svg:viewBox="0 0 107 505" svg:d="M107 253c0-81-19-167-74-230-4-5-15-15-21-21-2-2-2-2-6-2s-6 0-6 3c0 1 2 2 2 3 9 9 24 25 42 56 30 54 42 124 42 191 0 122-34 196-84 248-1 0-2 1-2 2 0 2 2 2 6 2s4 0 6-2c27-22 57-62 77-121 12-38 18-84 18-129z">
              <text:p/>
            </draw:path>
            <draw:path draw:style-name="gr4" draw:text-style-name="P4" draw:layer="layout" svg:width="0.145cm" svg:height="0.177cm" svg:x="5.921cm" svg:y="7.132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19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4" draw:text-style-name="P4" draw:layer="layout" svg:width="0.105cm" svg:height="0.504cm" svg:x="6.169cm" svg:y="6.933cm" svg:viewBox="0 0 106 505" svg:d="M94 502c0 1 3 3 4 3s3 0 5 0 3 0 3-2 0-2 0-2c-11-11-26-26-44-57-29-54-41-123-41-191 0-125 36-198 85-248 0-1 0-1 0-2 0-3-1-3-4-3-4 0-5 0-8 2-26 24-56 63-76 122-12 37-18 82-18 129 0 66 12 141 56 207 8 11 12 15 18 22 3 4 7 8 9 11 4 3 8 6 11 9z">
              <text:p/>
            </draw:path>
            <draw:path draw:style-name="gr4" draw:text-style-name="P4" draw:layer="layout" svg:width="0.093cm" svg:height="0.025cm" svg:x="6.378cm" svg:y="6.995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4" draw:text-style-name="P4" draw:layer="layout" svg:width="0.157cm" svg:height="0.197cm" svg:x="6.298cm" svg:y="7.061cm" svg:viewBox="0 0 158 198" svg:d="M156 10c2-4 1-3 2-4 0-4-4-6-7-6-1 0-1 0-2 1-12 0-24 1-36 1-4 0-9 1-9 8 0 6 5 6 7 6 3 0 8 0 12 0-5 21-10 42-15 62-4-4-14-10-29-10-49 0-79 45-79 83 0 35 26 47 50 47 20 0 34-12 39-16 10 16 29 16 32 16 10 0 18-6 25-16 6-12 10-27 10-28 0-4-4-4-7-4s-5-1-6 1c0 1 0 1-1 8-6 23-12 28-20 28-3 0-6-1-6-10 0-4 0-8 2-12 12-52 25-103 38-155zM86 170c-8 8-22 17-36 17-16 0-18-15-18-21 0-15 10-49 14-60 8-20 23-28 34-28 17 0 23 14 23 16s0 3-1 4c-5 24-11 48-16 72z">
              <text:p/>
            </draw:path>
            <draw:path draw:style-name="gr4" draw:text-style-name="P4" draw:layer="layout" svg:width="0.091cm" svg:height="0.133cm" svg:x="6.467cm" svg:y="7.01cm" svg:viewBox="0 0 92 134" svg:d="M92 68c0-22-3-38-12-51-6-9-18-17-34-17-46 0-46 54-46 68s0 66 46 66 46-52 46-66zM46 129c-9 0-21-5-25-22-3-11-3-27-3-42 0-14 0-29 4-40 4-15 16-19 24-19 11 0 21 6 24 17 4 11 4 25 4 42 0 15 0 29-3 41-4 19-17 23-25 23z">
              <text:p/>
            </draw:path>
            <draw:path draw:style-name="gr4" draw:text-style-name="P4" draw:layer="layout" svg:width="0.032cm" svg:height="0.083cm" svg:x="6.608cm" svg:y="7.227cm" svg:viewBox="0 0 33 84" svg:d="M33 30c0-19-7-30-19-30-8 0-14 7-14 15 0 7 6 15 14 15 4 0 8-1 10-4 2 0 1 0 2 0v4c0 20-9 37-19 47-3 2-3 3-3 4 0 2 2 3 3 3 3 0 26-22 26-54z">
              <text:p/>
            </draw:path>
            <draw:path draw:style-name="gr4" draw:text-style-name="P4" draw:layer="layout" svg:width="0.029cm" svg:height="0.029cm" svg:x="6.733cm" svg:y="7.227cm" svg:viewBox="0 0 30 30" svg:d="M30 15c0-9-7-15-16-15-8 0-14 7-14 15 0 9 6 15 14 15 9 0 16-7 16-15z">
              <text:p/>
            </draw:path>
            <draw:path draw:style-name="gr4" draw:text-style-name="P4" draw:layer="layout" svg:width="0.029cm" svg:height="0.029cm" svg:x="6.858cm" svg:y="7.227cm" svg:viewBox="0 0 30 30" svg:d="M30 15c0-9-6-15-15-15-8 0-15 7-15 15 0 9 7 15 15 15 9 0 15-7 15-15z">
              <text:p/>
            </draw:path>
            <draw:path draw:style-name="gr4" draw:text-style-name="P4" draw:layer="layout" svg:width="0.029cm" svg:height="0.029cm" svg:x="6.982cm" svg:y="7.227cm" svg:viewBox="0 0 30 30" svg:d="M30 15c0-9-7-15-15-15s-15 7-15 15c0 9 7 15 15 15s15-7 15-15z">
              <text:p/>
            </draw:path>
            <draw:path draw:style-name="gr4" draw:text-style-name="P4" draw:layer="layout" svg:width="0.032cm" svg:height="0.083cm" svg:x="7.107cm" svg:y="7.227cm" svg:viewBox="0 0 33 84" svg:d="M33 30c0-19-7-30-18-30-9 0-15 7-15 15 0 7 6 15 15 15 3 0 7-1 10-4 1 0 1 0 1 0 1 1 1 0 1 4 0 20-10 37-19 47-3 2-3 3-3 4 0 2 1 3 2 3 3 0 26-22 26-54z">
              <text:p/>
            </draw:path>
            <draw:path draw:style-name="gr4" draw:text-style-name="P4" draw:layer="layout" svg:width="0.093cm" svg:height="0.025cm" svg:x="7.301cm" svg:y="6.995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4" draw:text-style-name="P4" draw:layer="layout" svg:width="0.157cm" svg:height="0.197cm" svg:x="7.221cm" svg:y="7.061cm" svg:viewBox="0 0 158 198" svg:d="M156 10c2-4 1-3 2-4 0-4-4-6-7-6-1 0-1 0-2 1-12 0-24 1-36 1-4 0-9 1-9 8 0 6 5 6 7 6 3 0 8 0 12 0-5 21-10 42-15 62-5-4-14-10-29-10-49 0-79 45-79 83 0 35 26 47 50 47 20 0 34-12 38-16 11 16 30 16 33 16 10 0 18-6 24-16 7-12 11-27 11-28 0-4-4-4-7-4s-4 0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4" draw:text-style-name="P4" draw:layer="layout" svg:width="0.091cm" svg:height="0.088cm" svg:x="7.389cm" svg:y="7.054cm" svg:viewBox="0 0 92 89" svg:d="M37 46c1 0 5-18 5-19s6-12 12-17c3-1 8-4 16-4 3 0 8 0 12 2-7 2-9 7-9 11s3 7 8 7c4 0 11-4 11-12 0-10-11-14-22-14-9 0-18 4-27 14-4-12-16-14-21-14-7 0-12 4-15 10-4 8-7 19-7 20 0 2 2 1 3 2 3 0 3 0 5-6 2-12 6-20 14-20 5 0 7 4 7 9 0 3-2 11-3 16-2 6-4 14-5 18-2 8-4 17-6 25-1 3-2 8-2 8 0 4 4 7 7 7 2 0 6-3 8-7 1 0 2-9 4-14 2-7 3-14 5-22z">
              <text:p/>
            </draw:path>
            <draw:path draw:style-name="gr4" draw:text-style-name="P4" draw:layer="layout" svg:width="0.133cm" svg:height="0.009cm" svg:x="7.511cm" svg:y="7.086cm" svg:viewBox="0 0 134 10" svg:d="M126 10c3 0 8 0 8-4 0-6-5-6-8-6-40 0-79 0-118 0-3 0-8 0-8 5s5 5 8 5c39 0 78 0 118 0z">
              <text:p/>
            </draw:path>
            <draw:path draw:style-name="gr4" draw:text-style-name="P4" draw:layer="layout" svg:width="0.071cm" svg:height="0.129cm" svg:x="7.687cm" svg:y="7.01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4" draw:text-style-name="P4" draw:layer="layout" svg:width="0.105cm" svg:height="0.504cm" svg:x="7.802cm" svg:y="6.933cm" svg:viewBox="0 0 106 505" svg:d="M106 253c0-81-18-167-74-230-4-5-14-15-21-21-1-2-2-2-6-2-3 0-5 0-5 3 0 1 1 2 2 3 9 9 24 25 41 56 31 54 42 124 42 191 0 122-34 196-84 248-1 0-1 1-1 2 0 2 2 2 5 2 4 0 5 0 7-2 26-22 57-62 76-121 12-38 18-84 18-129z">
              <text:p/>
            </draw:path>
            <draw:path draw:style-name="gr4" draw:text-style-name="P4" draw:layer="layout" svg:width="0.146cm" svg:height="0.177cm" svg:x="7.997cm" svg:y="7.132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19 11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4" draw:text-style-name="P4" draw:layer="layout" svg:width="0.064cm" svg:height="0.28cm" svg:x="8.223cm" svg:y="7.046cm" svg:viewBox="0 0 65 281" svg:d="M65 278c0 0 0-1-5-6-35-35-44-89-44-132 0-49 10-98 46-133 3-3 3-4 3-5s-1-2-3-2c-3 0-28 19-44 54-15 32-18 63-18 86 0 22 2 56 18 88 17 34 41 53 44 53 2 0 3-1 3-3z">
              <text:p/>
            </draw:path>
            <draw:path draw:style-name="gr4" draw:text-style-name="P4" draw:layer="layout" svg:width="0.126cm" svg:height="0.197cm" svg:x="8.319cm" svg:y="7.061cm" svg:viewBox="0 0 127 198" svg:d="M64 10c2-4 1-3 2-4 0-4-4-6-7-6-1 0-1 0-2 1-12 0-24 1-36 1-4 0-9 1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4" draw:text-style-name="P4" draw:layer="layout" svg:width="0.01cm" svg:height="0.28cm" svg:x="8.484cm" svg:y="7.046cm" svg:viewBox="0 0 11 281" svg:d="M11 10c0-5 0-10-5-10-6 0-6 5-6 10 0 87 0 173 0 260 0 6 0 11 6 11 5 0 5-5 5-11 0-87 0-173 0-260z">
              <text:p/>
            </draw:path>
            <draw:path draw:style-name="gr4" draw:text-style-name="P4" draw:layer="layout" svg:width="0.093cm" svg:height="0.025cm" svg:x="8.572cm" svg:y="7.065cm" svg:viewBox="0 0 94 26" svg:d="M94 4c-2-1-3-3-4-4-8 4-12 13-24 13-6 0-13-4-18-7-8-4-13-6-18-6-10 0-16 6-30 22 2 1 3 2 5 4 8-5 10-14 23-14 6 0 13 5 18 7 8 5 12 7 17 7 11 0 16-6 31-22z">
              <text:p/>
            </draw:path>
            <draw:path draw:style-name="gr4" draw:text-style-name="P4" draw:layer="layout" svg:width="0.13cm" svg:height="0.129cm" svg:x="8.541cm" svg:y="7.129cm" svg:viewBox="0 0 131 130" svg:d="M109 16c-15 5-15 18-15 19 0 4 2 13 13 13 12 0 21-10 21-22 0-15-15-26-40-26-56 0-88 44-88 81 0 25 16 49 60 49 7 0 26 0 43-7 17-6 28-18 28-21s-5-8-7-8-2 1-4 4c-15 16-38 21-59 21-19 0-28-9-28-25 0-11 7-44 15-60 11-19 29-24 41-24 3 0 13 0 20 6z">
              <text:p/>
            </draw:path>
            <draw:path draw:style-name="gr4" draw:text-style-name="P4" draw:layer="layout" svg:width="0.064cm" svg:height="0.28cm" svg:x="8.689cm" svg:y="7.046cm" svg:viewBox="0 0 65 281" svg:d="M65 140c0-22-3-56-19-87-16-35-40-53-44-53-1 0-2 1-2 2s0 2 5 7c28 28 44 73 44 131 0 48-11 98-46 134-3 3-3 4-3 4 0 2 1 3 2 3 4 0 28-19 45-55 15-31 18-62 18-86z">
              <text:p/>
            </draw:path>
            <draw:path draw:style-name="gr4" draw:text-style-name="P4" draw:layer="layout" svg:width="0.145cm" svg:height="0.177cm" svg:x="8.821cm" svg:y="7.132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19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4" draw:text-style-name="P4" draw:layer="layout" svg:width="0.065cm" svg:height="0.28cm" svg:x="9.045cm" svg:y="7.046cm" svg:viewBox="0 0 66 281" svg:d="M66 278c0 0 0-1-5-6-35-35-45-89-45-132 0-49 11-98 46-133 4-3 4-4 4-5s-2-2-4-2-28 19-44 54c-15 32-18 63-18 86 0 22 3 56 18 88 17 34 42 53 44 53s4-1 4-3z">
              <text:p/>
            </draw:path>
            <draw:path draw:style-name="gr4" draw:text-style-name="P4" draw:layer="layout" svg:width="0.093cm" svg:height="0.025cm" svg:x="9.17cm" svg:y="7.065cm" svg:viewBox="0 0 94 26" svg:d="M94 4c-2-1-4-3-5-4-8 4-11 13-23 13-7 0-13-4-18-7-8-4-13-6-18-6-10 0-16 6-30 22 2 1 3 2 5 4 7-5 10-14 22-14 7 0 14 5 19 7 8 5 12 7 17 7 11 0 16-6 31-22z">
              <text:p/>
            </draw:path>
            <draw:path draw:style-name="gr4" draw:text-style-name="P4" draw:layer="layout" svg:width="0.13cm" svg:height="0.129cm" svg:x="9.14cm" svg:y="7.129cm" svg:viewBox="0 0 131 130" svg:d="M108 16c-14 5-15 18-15 19 0 4 3 13 14 13 12 0 20-10 20-22 0-15-14-26-39-26-57 0-88 44-88 81 0 25 16 49 60 49 7 0 26 0 43-7 16-6 28-18 28-21s-5-8-7-8-2 1-5 4c-15 16-37 21-59 21-18 0-27-9-27-25 0-11 7-44 15-60 11-19 29-24 40-24 4 0 13 0 20 6z">
              <text:p/>
            </draw:path>
            <draw:path draw:style-name="gr4" draw:text-style-name="P4" draw:layer="layout" svg:width="0.065cm" svg:height="0.28cm" svg:x="9.287cm" svg:y="7.046cm" svg:viewBox="0 0 66 281" svg:d="M66 140c0-22-4-56-19-87-17-35-41-53-44-53-1 0-3 1-3 2s0 2 6 7c28 28 44 73 44 131 0 48-11 98-46 134-4 3-4 4-4 4 0 2 2 3 3 3 3 0 28-19 45-55 14-31 18-62 18-86z">
              <text:p/>
            </draw:path>
            <draw:path draw:style-name="gr4" draw:text-style-name="P4" draw:layer="layout" svg:width="0.185cm" svg:height="0.065cm" svg:x="1.422cm" svg:y="7.954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4" draw:text-style-name="P4" draw:layer="layout" svg:width="0.145cm" svg:height="0.177cm" svg:x="1.694cm" svg:y="7.934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4" draw:text-style-name="P4" draw:layer="layout" svg:width="0.065cm" svg:height="0.28cm" svg:x="1.919cm" svg:y="7.847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4" draw:text-style-name="P4" draw:layer="layout" svg:width="0.127cm" svg:height="0.197cm" svg:x="2.015cm" svg:y="7.863cm" svg:viewBox="0 0 128 198" svg:d="M65 10c1-4 0-3 1-4 0-4-4-6-7-6-1 0-1 0-1 1-12 0-24 1-36 1-4 0-10 0-10 8 0 6 6 6 7 6 3 0 9 0 12 0-2 10-5 22-8 33-6 26-13 52-19 77-4 16-4 20-4 26 0 36 27 46 48 46 51 0 80-46 80-84 0-34-26-46-50-46-13 0-24 6-30 10 6-23 11-45 17-68zM49 187c-11 0-21-5-21-23 0-9 3-19 5-28 3-10 8-30 9-38 2-5 18-20 35-20s19 16 19 22c0 14-10 49-14 60-10 22-25 27-33 27z">
              <text:p/>
            </draw:path>
            <draw:path draw:style-name="gr4" draw:text-style-name="P4" draw:layer="layout" svg:width="0.01cm" svg:height="0.28cm" svg:x="2.181cm" svg:y="7.847cm" svg:viewBox="0 0 11 281" svg:d="M11 10c0-5 0-10-5-10-6 0-6 5-6 10 0 87 0 173 0 260 0 6 0 11 6 11 5 0 5-5 5-11 0-87 0-173 0-260z">
              <text:p/>
            </draw:path>
            <draw:path draw:style-name="gr4" draw:text-style-name="P4" draw:layer="layout" svg:width="0.093cm" svg:height="0.025cm" svg:x="2.268cm" svg:y="7.867cm" svg:viewBox="0 0 94 26" svg:d="M94 4c-2-1-4-3-5-4-8 4-11 13-23 13-7 0-14-4-19-7-7-4-13-6-17-6-11 0-16 6-30 22 1 1 3 2 4 4 8-5 11-14 23-14 7 0 14 5 19 7 7 5 12 7 17 7 11 0 16-7 31-22z">
              <text:p/>
            </draw:path>
            <draw:path draw:style-name="gr4" draw:text-style-name="P4" draw:layer="layout" svg:width="0.129cm" svg:height="0.129cm" svg:x="2.238cm" svg:y="7.93cm" svg:viewBox="0 0 130 130" svg:d="M108 16c-15 5-15 18-15 19 0 4 2 13 14 13 11 0 20-10 20-22 0-15-14-26-39-26-57 0-88 44-88 81 0 25 15 49 59 49 7 0 27 0 44-7 16-7 27-18 27-21s-4-8-7-8c-1 0-1 1-4 4-15 16-37 21-59 21-18 0-28-9-28-25 0-11 7-45 16-60 11-19 28-24 40-24 4 0 13 0 20 6z">
              <text:p/>
            </draw:path>
            <draw:path draw:style-name="gr4" draw:text-style-name="P4" draw:layer="layout" svg:width="0.065cm" svg:height="0.28cm" svg:x="2.385cm" svg:y="7.847cm" svg:viewBox="0 0 66 281" svg:d="M66 140c0-22-4-56-20-87-16-35-40-53-43-53-2 0-3 1-3 2s0 2 6 7c27 28 43 73 43 131 0 48-11 98-45 133-4 4-4 4-4 5 0 2 1 3 3 3 3 0 28-19 44-55 15-31 19-62 19-86z">
              <text:p/>
            </draw:path>
            <draw:path draw:style-name="gr4" draw:text-style-name="P4" draw:layer="layout" svg:width="0.145cm" svg:height="0.177cm" svg:x="2.516cm" svg:y="7.934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4" draw:text-style-name="P4" draw:layer="layout" svg:width="0.065cm" svg:height="0.28cm" svg:x="2.741cm" svg:y="7.847cm" svg:viewBox="0 0 66 281" svg:d="M66 278c0-1 0-1-5-6-35-36-44-89-44-132 0-49 10-98 45-133 4-3 4-4 4-5s-1-2-4-2c-2 0-28 18-44 54-14 32-18 63-18 86 0 22 3 56 19 88 17 34 41 53 43 53 3 0 4-1 4-3z">
              <text:p/>
            </draw:path>
            <draw:path draw:style-name="gr4" draw:text-style-name="P4" draw:layer="layout" svg:width="0.093cm" svg:height="0.025cm" svg:x="2.866cm" svg:y="7.867cm" svg:viewBox="0 0 94 26" svg:d="M94 4c-2-1-3-3-4-4-8 4-12 13-24 13-6 0-13-4-18-7-7-4-13-6-18-6-10 0-16 6-30 22 2 1 3 2 5 4 8-5 10-14 23-14 6 0 14 5 18 7 8 5 12 7 17 7 11 0 16-7 31-22z">
              <text:p/>
            </draw:path>
            <draw:path draw:style-name="gr4" draw:text-style-name="P4" draw:layer="layout" svg:width="0.13cm" svg:height="0.129cm" svg:x="2.836cm" svg:y="7.93cm" svg:viewBox="0 0 131 130" svg:d="M109 16c-15 5-15 18-15 19 0 4 2 13 13 13 12 0 21-10 21-22 0-15-15-26-40-26-56 0-88 44-88 81 0 25 16 49 60 49 7 0 26 0 43-7s28-18 28-21-5-8-7-8-2 1-4 4c-15 16-38 21-59 21-19 0-28-9-28-25 0-11 7-45 16-60 11-19 28-24 40-24 3 0 13 0 20 6z">
              <text:p/>
            </draw:path>
            <draw:path draw:style-name="gr4" draw:text-style-name="P4" draw:layer="layout" svg:width="0.064cm" svg:height="0.28cm" svg:x="2.984cm" svg:y="7.847cm" svg:viewBox="0 0 65 281" svg:d="M65 140c0-22-3-56-19-87-16-35-40-53-44-53-1 0-2 1-2 2s0 2 5 7c28 28 44 73 44 131 0 48-11 98-46 133-3 4-3 4-3 5 0 2 1 3 2 3 4 0 28-19 45-55 15-31 18-62 18-86z">
              <text:p/>
            </draw:path>
            <draw:path draw:style-name="gr4" draw:text-style-name="P4" draw:layer="layout" svg:width="0.09cm" svg:height="0.088cm" svg:x="3.133cm" svg:y="7.619cm" svg:viewBox="0 0 91 89" svg:d="M37 47c0-1 5-18 5-20 0-1 6-11 12-16 2-1 8-5 16-5 2 0 7 0 11 3-7 1-9 7-9 10 0 5 4 7 8 7s11-3 11-12-11-14-21-14-19 5-28 14c-3-12-15-14-20-14-7 0-12 5-15 10-5 8-7 20-7 20 0 3 2 3 3 3 3 0 3-1 4-6 3-12 7-21 15-21 5 0 6 4 6 9 0 4-2 12-3 17s-3 13-4 18c-2 8-4 16-7 24 0 4-1 6-1 8 0 5 3 7 6 7s7-2 8-6c1-1 3-9 4-14 2-7 4-15 6-22z">
              <text:p/>
            </draw:path>
            <draw:path draw:style-name="gr4" draw:text-style-name="P4" draw:layer="layout" svg:width="0.132cm" svg:height="0.009cm" svg:x="3.256cm" svg:y="7.652cm" svg:viewBox="0 0 133 10" svg:d="M125 10c3 0 8 0 8-5s-5-5-8-5c-39 0-79 0-118 0-2 0-7 0-7 5s4 5 7 5c39 0 79 0 118 0z">
              <text:p/>
            </draw:path>
            <draw:path draw:style-name="gr4" draw:text-style-name="P4" draw:layer="layout" svg:width="0.07cm" svg:height="0.129cm" svg:x="3.432cm" svg:y="7.576cm" svg:viewBox="0 0 71 130" svg:d="M44 5c0-5 0-5-6-5-12 12-30 12-38 12 0 2 0 5 0 7 4 0 18 0 28-5 0 33 0 67 0 100 0 7 0 9-19 9-3 0-6 0-8 0 0 3 0 5 0 7 4 0 28 0 35 0 6 0 31 0 35 0 0-2 0-4 0-7-2 0-5 0-7 0-20 0-20-2-20-9 0-36 0-73 0-109z">
              <text:p/>
            </draw:path>
            <draw:path draw:style-name="gr4" draw:text-style-name="P4" draw:layer="layout" svg:width="0.326cm" svg:height="0.392cm" svg:x="3.159cm" svg:y="7.791cm" svg:viewBox="0 0 327 393" svg:d="M327 393c0-5 0-10 0-15-37 0-45-13-45-30 0-101 0-201 0-302 0-18 8-31 45-31 0-5 0-10 0-15-109 0-218 0-327 0 0 5 0 10 0 15 38 0 46 13 46 31 0 101 0 201 0 302 0 17-9 30-46 30 0 5 0 10 0 15 45 0 90 0 135 0 0-5 0-10 0-15-37 0-46-13-46-30 0-111 0-222 0-333 50 0 100 0 149 0 0 111 0 222 0 333 0 17-8 30-46 30 0 5 0 10 0 15 45 0 90 0 135 0z">
              <text:p/>
            </draw:path>
            <draw:path draw:style-name="gr4" draw:text-style-name="P4" draw:layer="layout" svg:width="0.085cm" svg:height="0.169cm" svg:x="3.128cm" svg:y="8.259cm" svg:viewBox="0 0 86 170" svg:d="M86 7c0-3-2-7-8-7-5 0-11 6-11 10s3 8 8 8c6 0 11-5 11-11zM45 140c-4 14-15 25-26 25-2 0-5 0-7-1 5-2 6-7 6-10 0-5-3-8-7-8-6 0-11 6-11 12 0 8 7 12 19 12s35-7 41-31c6-23 12-47 18-70 0-3 1-4 1-7 0-11-9-19-21-19-22 0-35 27-35 31 0 2 2 1 3 2 3 0 4-1 4-3 5-12 16-24 28-24 4 0 6 3 6 9 0 3-1 5-1 7-6 25-12 50-18 75z">
              <text:p/>
            </draw:path>
            <draw:path draw:style-name="gr4" draw:text-style-name="P4" draw:layer="layout" svg:width="0.145cm" svg:height="0.052cm" svg:x="3.246cm" svg:y="8.314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4" draw:text-style-name="P4" draw:layer="layout" svg:width="0.09cm" svg:height="0.134cm" svg:x="3.416cm" svg:y="8.258cm" svg:viewBox="0 0 91 135" svg:d="M91 68c0-22-2-37-12-50-5-10-17-18-33-18-46 0-46 54-46 68s0 67 46 67c45 0 45-53 45-67zM46 130c-9 0-21-6-25-22-3-12-3-28-3-42 0-15 0-30 3-40 4-16 17-20 25-20 10 0 20 6 24 18 3 10 4 25 4 42 0 14 0 28-4 41-4 18-16 23-24 23z">
              <text:p/>
            </draw:path>
            <draw:path draw:style-name="gr4" draw:text-style-name="P4" draw:layer="layout" svg:width="0.146cm" svg:height="0.177cm" svg:x="3.56cm" svg:y="7.934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2 2 3 3 3 0 3 0 5-7 4-20 10-33 20-33 5 0 9 2 9 13 0 7-1 10-1 15-11 41-22 83-32 124zM71 36c2-7 10-15 15-19 10-9 18-11 23-11 11 0 17 10 17 27 0 16-8 49-14 59-10 20-22 29-33 29-19 0-22-23-22-25 0-1 0-1 1-5 4-18 9-37 13-55z">
              <text:p/>
            </draw:path>
            <draw:path draw:style-name="gr4" draw:text-style-name="P4" draw:layer="layout" svg:width="0.106cm" svg:height="0.504cm" svg:x="3.808cm" svg:y="7.735cm" svg:viewBox="0 0 107 505" svg:d="M94 502c0 1 3 2 4 3 2 0 4 0 6 0 1 0 3 0 3-2s-1-2-1-2c-10-11-25-26-43-57-30-55-41-123-41-191 0-125 35-198 84-248 1-1 1-1 1-2 0-3-2-3-5-3-4 0-4 0-8 2-26 24-56 62-76 122-12 37-18 82-18 129 0 66 12 141 56 207 8 11 12 15 18 22 3 4 7 8 9 11 4 3 8 6 11 9z">
              <text:p/>
            </draw:path>
            <draw:path draw:style-name="gr4" draw:text-style-name="P4" draw:layer="layout" svg:width="0.093cm" svg:height="0.025cm" svg:x="3.984cm" svg:y="7.867cm" svg:viewBox="0 0 94 26" svg:d="M94 4c-2-1-4-3-5-4-8 4-11 13-23 13-7 0-14-4-19-7-7-4-12-6-17-6-11 0-16 6-30 22 1 1 3 2 4 4 8-5 11-14 23-14 7 0 14 5 19 7 7 5 12 7 17 7 11 0 16-7 31-22z">
              <text:p/>
            </draw:path>
            <draw:path draw:style-name="gr4" draw:text-style-name="P4" draw:layer="layout" svg:width="0.153cm" svg:height="0.183cm" svg:x="3.934cm" svg:y="7.93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10-4 14-12 14-19 0-10-8-13-14-13-10 0-20 9-20 22 0 14 15 24 38 24 32 0 69-22 77-57 9-35 18-70 27-105z">
              <text:p/>
            </draw:path>
            <draw:path draw:style-name="gr4" draw:text-style-name="P4" draw:layer="layout" svg:width="0.085cm" svg:height="0.169cm" svg:x="4.101cm" svg:y="7.811cm" svg:viewBox="0 0 86 170" svg:d="M86 7c0-3-2-7-8-7-5 0-11 6-11 10s3 8 8 8c6 0 11-5 11-11zM45 140c-3 14-14 25-26 25-2 0-5 0-7-1 6-2 7-7 7-10 0-5-4-8-8-8-5 0-11 6-11 12 0 8 8 12 19 12 12 0 35-7 42-31 6-23 12-47 17-70 1-2 1-4 1-7 0-11-9-18-21-18-22 0-34 27-34 30 0 2 2 2 3 2 3 0 3 0 4-3 5-11 15-24 27-24 4 0 6 4 6 10 0 2 0 5 0 6-6 25-13 50-19 75z">
              <text:p/>
            </draw:path>
            <draw:path draw:style-name="gr4" draw:text-style-name="P4" draw:layer="layout" svg:width="0.011cm" svg:height="0.179cm" svg:x="4.26cm" svg:y="7.729cm" svg:viewBox="0 0 12 180" svg:d="M0 170c0 4 0 10 6 10s6-6 6-10c0-54 0-107 0-160 0-4 0-10-6-10s-6 6-6 10c0 53 0 106 0 160z">
              <text:p/>
            </draw:path>
            <draw:path draw:style-name="gr4" draw:text-style-name="P4" draw:layer="layout" svg:width="0.011cm" svg:height="0.18cm" svg:x="4.26cm" svg:y="7.897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11cm" svg:height="0.18cm" svg:x="4.26cm" svg:y="8.066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126cm" svg:height="0.197cm" svg:x="4.328cm" svg:y="7.863cm" svg:viewBox="0 0 127 198" svg:d="M64 10c2-4 1-3 2-4 0-4-4-6-7-6-1 0-1 0-2 1-12 0-24 1-36 1-4 0-9 0-9 8 0 6 5 6 7 6 3 0 8 0 12 0-2 10-5 22-8 33-6 26-13 52-19 77-4 16-4 20-4 26 0 36 26 46 47 46 51 0 80-46 80-84 0-34-25-46-49-46-13 0-24 6-31 10 6-23 11-45 17-68zM48 187c-11 0-20-5-20-23 0-9 2-19 5-28 2-10 7-30 9-38 1-5 17-20 35-20 17 0 18 16 18 22 0 14-9 49-13 60-10 22-26 27-34 27z">
              <text:p/>
            </draw:path>
            <draw:path draw:style-name="gr4" draw:text-style-name="P4" draw:layer="layout" svg:width="0.032cm" svg:height="0.083cm" svg:x="4.484cm" svg:y="8.028cm" svg:viewBox="0 0 33 84" svg:d="M33 30c0-19-7-30-19-30-8 0-14 7-14 15 0 7 6 15 14 15 4 0 8-1 11-4 1 0 0 0 1 0v4c0 20-9 37-19 46-3 3-3 4-3 5 0 2 2 3 3 3 3 0 26-22 26-54z">
              <text:p/>
            </draw:path>
            <draw:path draw:style-name="gr4" draw:text-style-name="P4" draw:layer="layout" svg:width="0.093cm" svg:height="0.025cm" svg:x="4.677cm" svg:y="7.796cm" svg:viewBox="0 0 94 26" svg:d="M94 4c-2-1-3-3-4-4-8 5-12 14-24 14-6 0-13-5-18-8-7-4-13-6-18-6-10 0-16 6-30 22 2 1 3 2 5 4 8-5 10-14 23-14 6 0 14 5 18 7 8 5 12 7 17 7 11 0 17-6 31-22z">
              <text:p/>
            </draw:path>
            <draw:path draw:style-name="gr4" draw:text-style-name="P4" draw:layer="layout" svg:width="0.157cm" svg:height="0.197cm" svg:x="4.597cm" svg:y="7.863cm" svg:viewBox="0 0 158 198" svg:d="M156 10c2-4 1-3 2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2-52 25-103 38-155zM86 169c-8 9-21 18-35 18-17 0-19-15-19-21 0-15 10-49 14-60 9-20 23-28 34-28 17 0 23 13 23 16 0 2 0 3 0 4-6 24-12 47-17 71z">
              <text:p/>
            </draw:path>
            <draw:path draw:style-name="gr4" draw:text-style-name="P4" draw:layer="layout" svg:width="0.085cm" svg:height="0.169cm" svg:x="4.756cm" svg:y="7.811cm" svg:viewBox="0 0 86 170" svg:d="M86 7c0-3-2-7-8-7-5 0-11 6-11 10s3 8 8 8c6 0 11-5 11-11zM45 140c-3 14-15 25-26 25-2 0-5 0-7-1 6-2 6-7 6-10 0-5-3-8-7-8-6 0-11 6-11 12 0 8 7 12 19 12s35-7 41-31c6-23 12-47 18-70 0-2 1-4 1-7 0-11-9-18-21-18-22 0-35 27-35 30 0 2 3 2 4 2 3 0 3 0 3-3 6-11 16-24 28-24 4 0 6 4 6 10 0 2 0 5-1 6-6 25-12 50-18 75z">
              <text:p/>
            </draw:path>
            <draw:path draw:style-name="gr4" draw:text-style-name="P4" draw:layer="layout" svg:width="0.105cm" svg:height="0.504cm" svg:x="4.885cm" svg:y="7.735cm" svg:viewBox="0 0 106 505" svg:d="M106 253c0-81-18-167-74-230-4-5-14-16-21-21-1-2-2-2-6-2-3 0-5 0-5 3 0 1 1 2 2 3 9 9 24 25 41 56 31 54 42 124 42 191 0 121-34 196-84 248-1 0-1 1-1 2 0 2 2 2 5 2 4 0 5 0 7-2 26-22 57-62 76-121 12-39 18-84 18-129z">
              <text:p/>
            </draw:path>
            <draw:path draw:style-name="gr4" draw:text-style-name="P4" draw:layer="layout" svg:width="0.146cm" svg:height="0.177cm" svg:x="5.08cm" svg:y="7.934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20 11-33 20-33 5 0 9 2 9 13 0 7-1 10-1 15-11 41-22 83-32 124zM71 36c3-7 10-15 15-19 10-9 18-11 23-11 11 0 17 10 17 27 0 16-8 49-14 59-10 20-22 29-33 29-19 0-22-23-22-25 0-1 0-1 1-5 4-18 9-37 13-55z">
              <text:p/>
            </draw:path>
            <draw:path draw:style-name="gr4" draw:text-style-name="P4" draw:layer="layout" svg:width="0.106cm" svg:height="0.504cm" svg:x="5.328cm" svg:y="7.735cm" svg:viewBox="0 0 107 505" svg:d="M94 502c1 1 3 2 4 3 2 0 4 0 6 0 1 0 3 0 3-2s-1-2-1-2c-10-11-25-26-43-57-30-55-41-123-41-191 0-125 35-198 84-248 1-1 1-1 1-2 0-3-2-3-5-3-4 0-4 0-7 2-27 24-57 62-77 122-12 37-18 82-18 129 0 66 12 141 56 207 8 11 12 15 18 22 3 4 7 8 9 11 4 3 8 6 11 9z">
              <text:p/>
            </draw:path>
            <draw:path draw:style-name="gr4" draw:text-style-name="P4" draw:layer="layout" svg:width="0.093cm" svg:height="0.025cm" svg:x="5.539cm" svg:y="7.796cm" svg:viewBox="0 0 94 26" svg:d="M94 4c-2-1-4-3-5-4-8 5-11 14-23 14-7 0-14-5-19-8-7-4-13-6-17-6-11 0-16 6-30 22 1 1 3 2 4 4 8-5 10-14 23-14 7 0 14 5 19 7 7 5 12 7 17 7 11 0 16-6 31-22z">
              <text:p/>
            </draw:path>
            <draw:path draw:style-name="gr4" draw:text-style-name="P4" draw:layer="layout" svg:width="0.156cm" svg:height="0.197cm" svg:x="5.459cm" svg:y="7.863cm" svg:viewBox="0 0 157 198" svg:d="M156 10c1-4 1-3 1-4 0-4-3-6-7-6 0 0-1 0-1 1-12 0-25 1-37 1-3 0-9 0-9 8 0 6 6 6 7 6 4 0 9 0 12 0-5 21-10 42-15 62-4-4-13-10-28-10-49 0-79 45-79 83 0 35 26 47 49 47 20 0 34-12 39-16 10 16 29 16 32 16 10 0 18-6 25-16 7-12 10-27 10-28 0-4-4-4-6-4-3 0-4 0-6 1-1 1-1 1-2 8-6 23-12 28-19 28-4 0-7-1-7-10 0-4 1-8 2-12 13-52 26-103 39-155zM85 169c-8 9-21 18-35 18-17 0-19-15-19-21 0-15 10-49 15-60 8-20 22-28 33-28 17 0 23 13 23 16 0 2 0 3 0 4-5 24-11 47-17 71z">
              <text:p/>
            </draw:path>
            <draw:path draw:style-name="gr4" draw:text-style-name="P4" draw:layer="layout" svg:width="0.085cm" svg:height="0.169cm" svg:x="5.617cm" svg:y="7.811cm" svg:viewBox="0 0 86 170" svg:d="M86 7c0-3-2-7-8-7-5 0-11 6-11 10s3 8 8 8c6 0 11-5 11-11zM45 140c-3 14-14 25-26 25-2 0-5 0-7-1 6-2 7-7 7-10 0-5-4-8-8-8-6 0-11 6-11 12 0 8 8 12 19 12 12 0 35-7 42-31 6-23 12-47 17-70 0-2 1-4 1-7 0-11-9-18-21-18-22 0-35 27-35 30 0 2 3 2 4 2 3 0 3 0 4-3 5-11 15-24 27-24 4 0 6 4 6 10 0 2 0 5-1 6-6 25-12 50-18 75z">
              <text:p/>
            </draw:path>
            <draw:path draw:style-name="gr4" draw:text-style-name="P4" draw:layer="layout" svg:width="0.105cm" svg:height="0.504cm" svg:x="5.746cm" svg:y="7.735cm" svg:viewBox="0 0 106 505" svg:d="M106 253c0-81-18-167-74-230-3-5-14-16-21-21-1-2-2-2-6-2-3 0-5 0-5 3 0 1 1 2 2 3 9 9 24 25 42 56 30 54 42 124 42 191 0 121-35 196-85 248-1 0-1 1-1 2 0 2 2 2 5 2 4 0 5 0 7-2 26-22 57-62 76-121 13-39 18-84 18-129z">
              <text:p/>
            </draw:path>
            <draw:path draw:style-name="gr4" draw:text-style-name="P4" draw:layer="layout" svg:width="0.187cm" svg:height="0.12cm" svg:x="1.421cm" svg:y="8.944cm" svg:viewBox="0 0 188 121" svg:d="M188 9c0-6-2-8-4-8s-4 1-4 7c-2 23-21 37-39 37-17 0-31-11-45-22-15-11-30-23-49-23-28 0-47 25-47 51 0 9 3 6 4 9 3 0 4-6 4-6 2-28 24-38 39-38 17 0 31 10 45 21 15 12 30 23 49 23 27 0 47-25 47-51zM10 109c-4 0-10 0-10 6s6 6 10 6c56 0 112 0 168 0 4 0 10 0 10-6s-6-6-10-6c-56 0-112 0-168 0z">
              <text:p/>
            </draw:path>
            <draw:path draw:style-name="gr4" draw:text-style-name="P4" draw:layer="layout" svg:width="0.145cm" svg:height="0.842cm" svg:x="1.769cm" svg:y="8.582cm" svg:viewBox="0 0 146 843" svg:d="M146 841c0-1 0-2-1-4-27-32-50-68-67-108-36-86-51-187-51-308 0-119 14-224 55-316 16-36 38-69 63-99 1-1 1-2 1-3 0-3-2-3-6-3s-5 0-6 1c-13 16-17 17-39 48-49 69-73 152-86 236-7 44-9 91-9 136 0 105 13 213 58 309 20 43 47 81 75 111 2 2 2 2 7 2 4 0 6 0 6-2z">
              <text:p/>
            </draw:path>
            <draw:path draw:style-name="gr4" draw:text-style-name="P4" draw:layer="layout" svg:width="0.119cm" svg:height="0.088cm" svg:x="1.935cm" svg:y="8.636cm" svg:viewBox="0 0 120 89" svg:d="M14 74c0 4-1 8-1 9 0 4 3 6 6 6s7-3 8-4c1-2 3-8 3-12 1-4 4-13 4-18 2-5 3-9 4-13 2-8 3-10 8-18 6-8 15-18 30-18 11 0 11 10 11 14 0 11-8 34-11 42-2 5-3 7-3 10 0 10 9 17 19 17 19 0 28-27 28-30 0-2-2-2-3-2-3 0-3 1-4 3-4 15-13 24-21 24-4 0-5-3-5-7 0-5 1-7 5-16 2-7 10-27 10-38 0-19-15-23-25-23-17 0-27 10-34 18-1-13-13-18-21-18s-12 6-16 11c-4 7-6 19-6 19 0 3 2 3 3 3 3 0 3 0 4-6 3-12 7-21 15-21 5 0 6 4 6 9 0 4-2 12-3 17s-3 14-4 18c-2 8-4 16-7 24z">
              <text:p/>
            </draw:path>
            <draw:path draw:style-name="gr4" draw:text-style-name="P4" draw:layer="layout" svg:width="0.133cm" svg:height="0.009cm" svg:x="2.085cm" svg:y="8.669cm" svg:viewBox="0 0 134 10" svg:d="M126 10c3 0 8 0 8-5s-5-5-8-5c-40 0-79 0-118 0-3 0-8 0-8 5s5 5 8 5c39 0 78 0 118 0z">
              <text:p/>
            </draw:path>
            <draw:path draw:style-name="gr4" draw:text-style-name="P4" draw:layer="layout" svg:width="0.071cm" svg:height="0.129cm" svg:x="2.261cm" svg:y="8.593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4" draw:text-style-name="P4" draw:layer="layout" svg:width="0.326cm" svg:height="0.392cm" svg:x="1.975cm" svg:y="8.807cm" svg:viewBox="0 0 327 393" svg:d="M327 393c0-5 0-10 0-15-37 0-45-13-45-30 0-101 0-201 0-302 0-18 8-31 45-31 0-5 0-10 0-15-109 0-218 0-327 0 0 5 0 10 0 15 38 0 46 14 46 31 0 101 0 201 0 302 0 18-9 30-46 30 0 5 0 10 0 15 45 0 90 0 135 0 0-5 0-10 0-15-37 0-46-13-46-30 0-111 0-222 0-333 50 0 100 0 149 0 0 111 0 222 0 333 0 18-8 30-46 30 0 5 0 10 0 15 45 0 90 0 135 0z">
              <text:p/>
            </draw:path>
            <draw:path draw:style-name="gr4" draw:text-style-name="P4" draw:layer="layout" svg:width="0.058cm" svg:height="0.131cm" svg:x="1.966cm" svg:y="9.276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4" draw:text-style-name="P4" draw:layer="layout" svg:width="0.144cm" svg:height="0.052cm" svg:x="2.05cm" svg:y="9.33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4" draw:text-style-name="P4" draw:layer="layout" svg:width="0.09cm" svg:height="0.134cm" svg:x="2.219cm" svg:y="9.275cm" svg:viewBox="0 0 91 135" svg:d="M91 68c0-22-2-37-11-50-6-10-18-18-34-18-46 0-46 54-46 68s0 67 46 67c45 0 45-53 45-67zM46 130c-9 0-21-6-25-22-3-11-3-28-3-42 0-15 0-29 3-40 4-16 17-20 25-20 10 0 20 6 24 18 4 10 4 25 4 42 0 14 0 29-3 41-4 18-17 23-25 23z">
              <text:p/>
            </draw:path>
            <draw:path draw:style-name="gr4" draw:text-style-name="P4" draw:layer="layout" svg:width="0.145cm" svg:height="0.177cm" svg:x="2.39cm" svg:y="8.95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4" draw:text-style-name="P4" draw:layer="layout" svg:width="0.065cm" svg:height="0.28cm" svg:x="2.615cm" svg:y="8.864cm" svg:viewBox="0 0 66 281" svg:d="M66 278c0-1 0-1-5-6-35-35-44-89-44-132 0-49 10-98 45-133 4-3 4-4 4-5s-2-2-4-2-28 19-44 54c-14 32-18 63-18 86 0 22 3 56 18 88 18 34 42 53 44 53s4-1 4-3z">
              <text:p/>
            </draw:path>
            <draw:path draw:style-name="gr4" draw:text-style-name="P4" draw:layer="layout" svg:width="0.127cm" svg:height="0.197cm" svg:x="2.711cm" svg:y="8.879cm" svg:viewBox="0 0 128 198" svg:d="M65 10c1-4 0-3 1-4 0-4-4-6-6-6s-2 0-2 1c-12 0-24 1-36 1-4 0-9 0-9 8 0 6 5 6 7 6 3 0 8 0 11 0-1 10-5 22-7 33-7 26-13 52-20 77-4 16-4 20-4 26 0 36 27 46 48 46 51 0 80-46 80-84 0-34-26-46-50-46-12 0-24 6-30 10 6-23 11-45 17-68zM49 187c-11 0-20-5-20-23 0-9 2-19 5-28 2-10 7-30 9-38 1-5 17-20 35-20 17 0 18 16 18 22 0 14-10 49-14 60-9 22-25 27-33 27z">
              <text:p/>
            </draw:path>
            <draw:path draw:style-name="gr4" draw:text-style-name="P4" draw:layer="layout" svg:width="0.058cm" svg:height="0.131cm" svg:x="2.852cm" svg:y="8.986cm" svg:viewBox="0 0 59 132" svg:d="M54 7c0-3-2-7-8-7-5 0-11 5-11 10 0 4 3 8 8 8 6 0 11-5 11-11zM14 107c0 3-1 5-1 8 0 10 7 17 18 17 19 0 28-27 28-30 0-2-2-2-3-2-2 0-2 1-3 3-5 15-14 23-21 23-4 0-6-2-6-6 0-5 2-8 4-13s4-10 6-16c2-4 9-22 10-25 0-1 1-4 1-6 0-9-8-17-19-17-19 0-28 27-28 31 0 2 2 2 3 2 3 0 3-1 3-3 6-17 15-24 22-24 3 0 5 1 5 7 0 5-2 7-7 20-4 10-8 21-12 31z">
              <text:p/>
            </draw:path>
            <draw:path draw:style-name="gr4" draw:text-style-name="P4" draw:layer="layout" svg:width="0.01cm" svg:height="0.28cm" svg:x="2.97cm" svg:y="8.864cm" svg:viewBox="0 0 11 281" svg:d="M11 10c0-5 0-10-5-10-6 0-6 5-6 10 0 87 0 173 0 260 0 6 0 11 6 11 5 0 5-5 5-11 0-87 0-173 0-260z">
              <text:p/>
            </draw:path>
            <draw:path draw:style-name="gr4" draw:text-style-name="P4" draw:layer="layout" svg:width="0.093cm" svg:height="0.025cm" svg:x="3.058cm" svg:y="8.883cm" svg:viewBox="0 0 94 26" svg:d="M94 4c-2-1-4-3-5-4-8 4-11 13-23 13-7 0-13-4-18-7-8-4-13-6-18-6-11 0-16 6-30 22 1 1 3 2 4 4 8-5 11-14 23-14 7 0 14 5 19 7 8 5 12 7 17 7 11 0 16-6 31-22z">
              <text:p/>
            </draw:path>
            <draw:path draw:style-name="gr4" draw:text-style-name="P4" draw:layer="layout" svg:width="0.129cm" svg:height="0.129cm" svg:x="3.028cm" svg:y="8.947cm" svg:viewBox="0 0 130 130" svg:d="M108 16c-14 5-15 18-15 19 0 4 2 13 14 13s20-10 20-22c0-15-14-26-39-26-57 0-88 44-88 81 0 25 16 49 60 49 7 0 26 0 43-7 16-6 27-18 27-21s-4-8-6-8-2 1-5 4c-15 16-37 21-59 21-18 0-28-9-28-25 0-11 8-44 16-60 11-19 29-24 40-24 4 0 13 0 20 6z">
              <text:p/>
            </draw:path>
            <draw:path draw:style-name="gr4" draw:text-style-name="P4" draw:layer="layout" svg:width="0.058cm" svg:height="0.131cm" svg:x="3.168cm" svg:y="8.986cm" svg:viewBox="0 0 59 132" svg:d="M54 7c0-3-2-7-8-7-4 0-11 5-11 10 0 4 3 8 8 8 6 0 11-5 11-11zM14 107c0 3-1 5-1 8 0 10 7 17 18 17 20 0 28-27 28-30 0-2-2-2-3-2-2 0-2 1-3 3-5 15-14 23-21 23-4 0-5-2-5-6 0-5 1-8 3-13s4-10 6-16c2-4 9-22 10-25 0-1 1-4 1-6 0-9-8-17-18-17-20 0-29 27-29 31 0 2 2 2 3 2 3 0 3-1 3-3 6-17 15-24 22-24 3 0 5 1 5 7 0 5-2 7-7 20-4 10-8 21-12 31z">
              <text:p/>
            </draw:path>
            <draw:path draw:style-name="gr4" draw:text-style-name="P4" draw:layer="layout" svg:width="0.065cm" svg:height="0.28cm" svg:x="3.268cm" svg:y="8.864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4" draw:text-style-name="P4" draw:layer="layout" svg:width="0.146cm" svg:height="0.177cm" svg:x="3.4cm" svg:y="8.95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3 0 4-7 5-20 11-33 20-33 5 0 9 2 9 13 0 7-1 10-1 15-11 41-22 83-32 124zM71 37c3-8 10-16 15-20 10-9 18-11 23-11 11 0 17 10 17 27 0 16-8 49-13 59-10 20-23 29-34 29-19 0-22-23-22-25 0-1 0-1 1-5 4-18 9-36 13-54z">
              <text:p/>
            </draw:path>
            <draw:path draw:style-name="gr4" draw:text-style-name="P4" draw:layer="layout" svg:width="0.064cm" svg:height="0.28cm" svg:x="3.625cm" svg:y="8.864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4" draw:text-style-name="P4" draw:layer="layout" svg:width="0.093cm" svg:height="0.025cm" svg:x="3.75cm" svg:y="8.883cm" svg:viewBox="0 0 94 26" svg:d="M94 4c-2-1-4-3-5-4-8 4-11 13-23 13-7 0-14-4-19-7-7-4-12-6-17-6-11 0-16 6-30 22 1 1 3 2 4 4 8-5 11-14 23-14 7 0 14 5 19 7 7 5 12 7 17 7 11 0 16-6 31-22z">
              <text:p/>
            </draw:path>
            <draw:path draw:style-name="gr4" draw:text-style-name="P4" draw:layer="layout" svg:width="0.129cm" svg:height="0.129cm" svg:x="3.72cm" svg:y="8.947cm" svg:viewBox="0 0 130 130" svg:d="M108 16c-15 5-15 18-15 19 0 4 2 13 14 13 11 0 20-10 20-22 0-15-14-26-39-26-57 0-88 44-88 81 0 25 15 49 59 49 7 0 27 0 44-7 16-6 27-18 27-21s-4-8-7-8c-1 0-1 1-4 4-15 16-37 21-59 21-18 0-28-9-28-25 0-11 7-44 16-60 11-19 28-24 40-24 4 0 13 0 20 6z">
              <text:p/>
            </draw:path>
            <draw:path draw:style-name="gr4" draw:text-style-name="P4" draw:layer="layout" svg:width="0.058cm" svg:height="0.131cm" svg:x="3.86cm" svg:y="8.986cm" svg:viewBox="0 0 59 132" svg:d="M54 7c0-3-2-7-8-7-5 0-11 5-11 10 0 4 3 8 8 8 6 0 11-5 11-11zM14 107c0 3-2 5-2 8 0 10 8 17 19 17 19 0 28-27 28-30 0-2-2-2-3-2-2 0-2 1-3 3-5 15-14 23-22 23-3 0-5-2-5-6 0-5 2-8 4-13s4-10 6-16c2-4 9-22 10-25 0-1 1-4 1-6 0-9-8-17-19-17-19 0-28 27-28 31 0 2 2 2 3 2 3 0 3-1 3-3 6-17 14-24 22-24 2 0 5 1 5 7 0 5-2 7-7 20-4 10-8 21-12 31z">
              <text:p/>
            </draw:path>
            <draw:path draw:style-name="gr4" draw:text-style-name="P4" draw:layer="layout" svg:width="0.065cm" svg:height="0.28cm" svg:x="3.96cm" svg:y="8.864cm" svg:viewBox="0 0 66 281" svg:d="M66 140c0-22-4-56-20-87-16-35-40-53-43-53-2 0-3 1-3 2s0 2 6 7c27 28 43 73 43 131 0 48-11 98-45 134-4 3-4 3-4 4 0 2 1 3 3 3 3 0 28-19 44-55 15-31 19-62 19-86z">
              <text:p/>
            </draw:path>
            <draw:path draw:style-name="gr4" draw:text-style-name="P4" draw:layer="layout" svg:width="0.145cm" svg:height="0.842cm" svg:x="4.063cm" svg:y="8.582cm" svg:viewBox="0 0 146 843" svg:d="M146 421c0-104-13-211-58-307-20-44-46-82-74-112-3-1-4-2-8-2s-6 0-6 3c0 1 1 3 2 3 27 33 49 69 65 108 37 86 52 187 52 307s-14 225-56 317c-16 36-37 69-62 99 0 1-1 3-1 4 0 2 2 2 6 2s4 0 5-1c14-16 18-17 40-48 49-69 74-151 87-235 6-46 8-91 8-138z">
              <text:p/>
            </draw:path>
            <draw:path draw:style-name="gr4" draw:text-style-name="P4" draw:layer="layout" svg:width="0.09cm" svg:height="0.088cm" svg:x="4.332cm" svg:y="8.636cm" svg:viewBox="0 0 91 89" svg:d="M37 47c1-1 5-18 5-20 0-1 6-11 12-16 3-1 8-5 16-5 3 0 8 0 12 3-7 1-9 7-9 10 0 5 3 7 8 7 4 0 10-3 10-12s-10-14-21-14c-9 0-18 5-27 14-4-12-16-14-21-14-7 0-12 5-15 10-4 8-7 20-7 20 0 3 2 2 3 3 3 0 3 0 5-6 2-12 6-21 14-21 5 0 7 4 7 9 0 4-2 12-3 17-2 5-4 14-5 18-2 8-4 16-6 24-1 4-2 8-2 9 0 4 3 6 6 6s7-2 9-6c0-1 2-9 4-14 2-7 3-15 5-22z">
              <text:p/>
            </draw:path>
            <draw:path draw:style-name="gr4" draw:text-style-name="P4" draw:layer="layout" svg:width="0.132cm" svg:height="0.009cm" svg:x="4.455cm" svg:y="8.669cm" svg:viewBox="0 0 133 10" svg:d="M126 10c3 0 7 0 7-5s-4-5-7-5c-40 0-79 0-118 0-3 0-8 0-8 5s5 5 8 5c39 0 78 0 118 0z">
              <text:p/>
            </draw:path>
            <draw:path draw:style-name="gr4" draw:text-style-name="P4" draw:layer="layout" svg:width="0.071cm" svg:height="0.129cm" svg:x="4.631cm" svg:y="8.593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4" draw:text-style-name="P4" draw:layer="layout" svg:width="0.326cm" svg:height="0.392cm" svg:x="4.359cm" svg:y="8.807cm" svg:viewBox="0 0 327 393" svg:d="M327 393c0-5 0-10 0-15-37 0-46-13-46-30 0-101 0-201 0-302 0-18 9-31 46-31 0-5 0-10 0-15-109 0-218 0-327 0 0 5 0 10 0 15 37 0 46 14 46 31 0 101 0 201 0 302 0 18-9 30-46 30 0 5 0 10 0 15 45 0 90 0 135 0 0-5 0-10 0-15-37 0-46-13-46-30 0-111 0-222 0-333 50 0 100 0 149 0 0 111 0 222 0 333 0 18-9 30-46 30 0 5 0 10 0 15 45 0 90 0 135 0z">
              <text:p/>
            </draw:path>
            <draw:path draw:style-name="gr4" draw:text-style-name="P4" draw:layer="layout" svg:width="0.085cm" svg:height="0.169cm" svg:x="4.327cm" svg:y="9.276cm" svg:viewBox="0 0 86 170" svg:d="M86 7c0-3-2-7-8-7-5 0-10 6-10 10s2 8 7 8c6 0 11-5 11-11zM45 140c-3 14-14 25-26 25-2 0-5 0-7-1 6-2 7-7 7-10 0-5-4-8-8-8-5 0-11 6-11 12 0 8 8 12 20 12s34-7 41-31c6-23 12-47 17-70 1-3 1-4 1-7 0-11-9-19-21-19-21 0-34 28-34 31 0 2 2 2 3 2 3 0 3-1 4-3 5-12 15-24 27-24 4 0 6 3 6 9 0 3 0 5 0 7-6 25-13 50-19 75z">
              <text:p/>
            </draw:path>
            <draw:path draw:style-name="gr4" draw:text-style-name="P4" draw:layer="layout" svg:width="0.144cm" svg:height="0.052cm" svg:x="4.446cm" svg:y="9.33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4" draw:text-style-name="P4" draw:layer="layout" svg:width="0.09cm" svg:height="0.134cm" svg:x="4.615cm" svg:y="9.275cm" svg:viewBox="0 0 91 135" svg:d="M91 68c0-22-2-37-11-50-6-10-18-18-34-18-46 0-46 54-46 68s0 67 46 67c45 0 45-53 45-67zM46 130c-9 0-21-6-25-22-3-11-3-28-3-42 0-15 0-29 3-40 5-16 17-20 25-20 11 0 20 6 24 18 4 10 4 25 4 42 0 14 0 29-3 41-4 18-17 23-25 23z">
              <text:p/>
            </draw:path>
            <draw:path draw:style-name="gr4" draw:text-style-name="P4" draw:layer="layout" svg:width="0.145cm" svg:height="0.842cm" svg:x="4.835cm" svg:y="8.582cm" svg:viewBox="0 0 146 843" svg:d="M146 841c0-1 0-2-1-4-27-32-50-68-67-108-36-86-51-187-51-308 0-119 14-224 55-316 17-36 38-69 64-99 0-1 0-2 0-3 0-3-2-3-6-3s-5 0-5 1c-1 0-18 17-40 48-49 69-73 152-86 236-7 44-9 91-9 136 0 105 13 213 58 309 20 43 47 81 75 111 2 2 2 2 7 2 4 0 6 0 6-2z">
              <text:p/>
            </draw:path>
            <draw:path draw:style-name="gr4" draw:text-style-name="P4" draw:layer="layout" svg:width="0.145cm" svg:height="0.177cm" svg:x="4.982cm" svg:y="8.95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4" draw:text-style-name="P4" draw:layer="layout" svg:width="0.064cm" svg:height="0.28cm" svg:x="5.16cm" svg:y="8.864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4" draw:text-style-name="P4" draw:layer="layout" svg:width="0.093cm" svg:height="0.025cm" svg:x="5.315cm" svg:y="8.813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4" draw:text-style-name="P4" draw:layer="layout" svg:width="0.133cm" svg:height="0.197cm" svg:x="5.253cm" svg:y="8.879cm" svg:viewBox="0 0 134 198" svg:d="M134 3c-2-1 0-3-4-3s-31 2-36 3c-2 1-4 2-4 6 0 3 3 3 7 3 13 0 14 2 14 5 0 2 0 4-1 5-5 23-11 45-16 67-6-11-14-18-27-18-33 0-67 42-67 83 0 26 15 44 37 44 5 0 20 0 37-20 2 11 12 20 25 20 10 0 16-6 21-15 5-10 9-27 9-28 0-3-3-3-4-3-3 0-3 2-4 6-4 18-10 34-21 34-8 0-9-7-9-13s1-9 2-13c13-55 27-109 41-163zM75 162c-1 5-1 5-5 10-13 16-24 20-32 20-14 0-18-15-18-26 0-14 9-48 15-62 9-16 22-26 33-26 18 0 22 22 22 24s0 4-1 5c-5 18-9 36-14 55z">
              <text:p/>
            </draw:path>
            <draw:path draw:style-name="gr4" draw:text-style-name="P4" draw:layer="layout" svg:width="0.085cm" svg:height="0.17cm" svg:x="5.388cm" svg:y="8.809cm" svg:viewBox="0 0 86 171" svg:d="M86 8c0-4-3-8-8-8s-11 6-11 11c0 3 3 7 8 7s11-4 11-10zM44 140c-3 14-14 26-25 26-3 0-5-1-7-2 5-2 6-7 6-10 0-4-4-7-7-7-6 0-11 5-11 11 0 8 7 13 19 13s35-7 41-31 12-47 18-70c0-3 0-4 0-8 0-11-8-18-20-18-22 0-35 27-35 30s3 3 3 3c3 0 3-1 4-4 5-11 16-23 27-23 5 0 7 3 7 9 0 3-1 5-1 6-6 25-13 50-19 75z">
              <text:p/>
            </draw:path>
            <draw:path draw:style-name="gr4" draw:text-style-name="P4" draw:layer="layout" svg:width="0.09cm" svg:height="0.133cm" svg:x="5.398cm" svg:y="9.019cm" svg:viewBox="0 0 91 134" svg:d="M91 67c0-21-2-37-11-50-6-10-18-17-34-17-46 0-46 53-46 67s0 67 46 67c45 0 45-52 45-67zM46 129c-9 0-21-6-25-22-3-11-3-28-3-42 0-15 0-29 3-40 5-15 17-20 25-20 11 0 20 7 24 18s4 25 4 42c0 14 0 29-3 41-4 19-17 23-25 23z">
              <text:p/>
            </draw:path>
            <draw:path draw:style-name="gr4" draw:text-style-name="P4" draw:layer="layout" svg:width="0.065cm" svg:height="0.28cm" svg:x="5.53cm" svg:y="8.864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4" draw:text-style-name="P4" draw:layer="layout" svg:width="0.119cm" svg:height="0.088cm" svg:x="5.679cm" svg:y="8.636cm" svg:viewBox="0 0 120 89" svg:d="M14 74c0 4-1 8-1 9 0 4 3 6 6 6 4 0 7-3 8-4 1-2 3-8 3-12 2-4 4-13 5-18s3-9 3-13c3-8 3-10 8-18 6-8 16-18 30-18 11 0 12 10 12 14 0 11-9 34-12 42-2 5-2 7-2 10 0 10 8 17 18 17 19 0 28-27 28-30 0-2-2-2-3-2-3 0-3 1-3 3-5 15-14 24-21 24-5 0-6-3-6-7 0-5 2-7 5-16 2-7 10-27 10-38 0-19-15-23-25-23-16 0-27 10-33 18-2-13-14-18-22-18s-12 6-15 11c-5 7-7 19-7 19 0 3 2 3 3 3 3 0 3 0 5-6 2-12 6-21 14-21 5 0 7 4 7 9 0 4-2 12-3 17-2 5-4 14-5 18-2 8-4 16-7 24z">
              <text:p/>
            </draw:path>
            <draw:path draw:style-name="gr4" draw:text-style-name="P4" draw:layer="layout" svg:width="0.132cm" svg:height="0.009cm" svg:x="5.83cm" svg:y="8.669cm" svg:viewBox="0 0 133 10" svg:d="M125 10c3 0 8 0 8-5s-5-5-8-5c-39 0-78 0-117 0-3 0-8 0-8 5s4 5 8 5c39 0 78 0 117 0z">
              <text:p/>
            </draw:path>
            <draw:path draw:style-name="gr4" draw:text-style-name="P4" draw:layer="layout" svg:width="0.07cm" svg:height="0.129cm" svg:x="6.006cm" svg:y="8.593cm" svg:viewBox="0 0 71 130" svg:d="M44 5c0-5 0-5-6-5-12 12-30 12-38 12 0 2 0 5 0 7 5 0 18 0 28-5 0 33 0 67 0 100 0 7 0 9-19 9-3 0-6 0-8 0 0 3 0 5 0 7 4 0 28 0 35 0 6 0 31 0 35 0 0-2 0-4 0-7-2 0-5 0-7 0-20 0-20-2-20-9 0-36 0-73 0-109z">
              <text:p/>
            </draw:path>
            <draw:path draw:style-name="gr4" draw:text-style-name="P4" draw:layer="layout" svg:width="0.327cm" svg:height="0.392cm" svg:x="5.719cm" svg:y="8.807cm" svg:viewBox="0 0 328 393" svg:d="M328 393c0-5 0-10 0-15-38 0-46-13-46-30 0-101 0-201 0-302 0-18 8-31 46-31 0-5 0-10 0-15-109 0-219 0-328 0 0 5 0 10 0 15 38 0 46 14 46 31 0 101 0 201 0 302 0 18-8 30-46 30 0 5 0 10 0 15 45 0 90 0 135 0 0-5 0-10 0-15-37 0-45-13-45-30 0-111 0-222 0-333 49 0 99 0 148 0 0 111 0 222 0 333 0 18-8 30-45 30 0 5 0 10 0 15 45 0 90 0 135 0z">
              <text:p/>
            </draw:path>
            <draw:path draw:style-name="gr4" draw:text-style-name="P4" draw:layer="layout" svg:width="0.059cm" svg:height="0.131cm" svg:x="5.71cm" svg:y="9.276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4" draw:text-style-name="P4" draw:layer="layout" svg:width="0.144cm" svg:height="0.052cm" svg:x="5.794cm" svg:y="9.33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4" draw:text-style-name="P4" draw:layer="layout" svg:width="0.09cm" svg:height="0.134cm" svg:x="5.964cm" svg:y="9.275cm" svg:viewBox="0 0 91 135" svg:d="M91 68c0-22-3-37-12-50-5-10-18-18-33-18-46 0-46 54-46 68s0 67 46 67c45 0 45-53 45-67zM46 130c-10 0-22-6-26-22-2-11-2-28-2-42 0-15 0-29 3-40 4-16 16-20 25-20 10 0 20 6 24 18 3 10 3 25 3 42 0 14 0 29-3 41-4 18-17 23-24 23z">
              <text:p/>
            </draw:path>
            <draw:path draw:style-name="gr4" draw:text-style-name="P4" draw:layer="layout" svg:width="0.146cm" svg:height="0.177cm" svg:x="6.134cm" svg:y="8.95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5-20 11-33 20-33 5 0 9 2 9 13 0 7-1 10-1 15-11 41-22 83-32 124zM71 37c3-8 10-16 15-20 10-9 18-11 23-11 11 0 17 10 17 27 0 16-8 49-14 59-9 20-22 29-33 29-19 0-22-23-22-25 0-1 0-1 1-5 4-18 9-36 13-54z">
              <text:p/>
            </draw:path>
            <draw:path draw:style-name="gr4" draw:text-style-name="P4" draw:layer="layout" svg:width="0.137cm" svg:height="0.673cm" svg:x="6.39cm" svg:y="8.667cm" svg:viewBox="0 0 138 674" svg:d="M138 671c0-1 0-2-1-2-11-11-29-30-48-60-45-72-66-164-66-272 0-75 11-173 57-257 22-40 45-63 58-75 0-1 0-2 0-3 0-2-2-2-6-2s-4 0-8 4c-94 86-124 214-124 333 0 110 26 221 97 305 5 7 16 19 28 28 3 4 3 4 7 4s6 0 6-3z">
              <text:p/>
            </draw:path>
            <draw:path draw:style-name="gr4" draw:text-style-name="P4" draw:layer="layout" svg:width="0.037cm" svg:height="0.28cm" svg:x="6.572cm" svg:y="8.864cm" svg:viewBox="0 0 38 281" svg:d="M38 281c0-4 0-8 0-11-9 0-18 0-27 0 0-87 0-173 0-259 9 0 18 0 27 0 0-4 0-7 0-11-12 0-25 0-38 0 0 94 0 187 0 281 13 0 26 0 38 0z">
              <text:p/>
            </draw:path>
            <draw:path draw:style-name="gr4" draw:text-style-name="P4" draw:layer="layout" svg:width="0.093cm" svg:height="0.025cm" svg:x="6.676cm" svg:y="8.883cm" svg:viewBox="0 0 94 26" svg:d="M94 4c-2-1-3-3-4-4-8 4-12 13-24 13-6 0-13-4-18-7-8-4-13-6-18-6-10 0-16 6-30 22 2 1 3 2 5 4 8-5 10-14 23-14 6 0 14 5 18 7 8 5 12 7 17 7 11 0 16-6 31-22z">
              <text:p/>
            </draw:path>
            <draw:path draw:style-name="gr4" draw:text-style-name="P4" draw:layer="layout" svg:width="0.154cm" svg:height="0.183cm" svg:x="6.626cm" svg:y="8.947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4" draw:text-style-name="P4" draw:layer="layout" svg:width="0.085cm" svg:height="0.169cm" svg:x="6.794cm" svg:y="8.828cm" svg:viewBox="0 0 86 170" svg:d="M86 7c0-3-3-7-8-7s-11 6-11 11c0 3 3 7 8 7 6 0 11-4 11-11zM45 140c-4 14-15 25-26 25-2 0-5 0-7-1 5-2 6-7 6-10 0-5-3-8-7-8-6 0-11 6-11 12 0 8 7 12 19 12s35-7 41-31c6-23 12-47 18-70 0-2 1-4 1-7 0-11-9-18-21-18-22 0-35 27-35 30 0 2 2 1 3 2 3 0 4 0 4-3 5-11 16-23 27-23 5 0 7 3 7 9 0 2-1 5-1 6-6 25-12 50-18 75z">
              <text:p/>
            </draw:path>
            <draw:path draw:style-name="gr4" draw:text-style-name="P4" draw:layer="layout" svg:width="0.038cm" svg:height="0.28cm" svg:x="6.918cm" svg:y="8.864cm" svg:viewBox="0 0 39 281" svg:d="M39 0c-13 0-26 0-39 0 0 4 0 7 0 11 9 0 19 0 28 0 0 86 0 172 0 259-9 0-19 0-28 0 0 3 0 7 0 11 13 0 26 0 39 0 0-94 0-187 0-281z">
              <text:p/>
            </draw:path>
            <draw:path draw:style-name="gr4" draw:text-style-name="P4" draw:layer="layout" svg:width="0.058cm" svg:height="0.131cm" svg:x="6.999cm" svg:y="8.76cm" svg:viewBox="0 0 59 132" svg:d="M54 7c0-3-2-7-8-7-4 0-11 5-11 10 0 4 3 8 8 8 6 0 11-5 11-11zM14 107c0 3-1 5-1 8 0 10 8 17 18 17 20 0 28-27 28-30s-1-2-2-3c-3 0-3 2-4 3-5 16-14 24-21 24-4 0-5-2-5-6 0-5 1-9 3-13 2-5 4-10 6-16 2-5 10-22 10-25 0-1 1-4 1-6 0-9-8-17-18-17-20 0-29 27-29 31 0 2 2 2 3 2 3 0 3-1 4-3 5-17 14-24 21-24 3 0 5 1 5 7 0 4-1 7-7 19-4 11-8 22-12 32z">
              <text:p/>
            </draw:path>
            <draw:path draw:style-name="gr4" draw:text-style-name="P4" draw:layer="layout" svg:width="0.1cm" svg:height="0.086cm" svg:x="7.084cm" svg:y="8.803cm" svg:viewBox="0 0 101 87" svg:d="M35 6c0-1 0-2 0-3s0-3-3-3c-4 0-11 1-13 1-4 1-7 1-11 1-3 0-6 0-6 4s4 4 6 4c10 0 10 0 10 2s-2 6-3 8c-3 13-6 27-9 40-5 19-6 23-6 24 0 3 2 3 3 3s2 0 3 0c18-3 44-12 64-31 27-23 31-49 31-50 0-3-3-6-7-6-7 0-8 6-10 11-8 28-34 59-67 68 6-24 12-49 18-73z">
              <text:p/>
            </draw:path>
            <draw:path draw:style-name="gr4" draw:text-style-name="P4" draw:layer="layout" svg:width="0.144cm" svg:height="0.145cm" svg:x="7.209cm" svg:y="8.768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4" draw:text-style-name="P4" draw:layer="layout" svg:width="0.1cm" svg:height="0.086cm" svg:x="7.382cm" svg:y="8.803cm" svg:viewBox="0 0 101 87" svg:d="M35 6c0-1 0-2 0-3s0-3-3-3c-4 0-11 1-13 1-4 1-7 1-11 1-3 0-6 0-6 4s4 4 6 4c10 0 10 0 10 2s-2 6-3 8c-3 13-6 27-9 40-5 19-6 23-6 24 0 3 2 3 3 3s2 0 3 0c18-3 44-12 64-31 27-23 31-49 31-50 0-3-3-6-7-6-7 0-8 6-10 11-7 28-34 59-67 68 6-24 12-49 18-73z">
              <text:p/>
            </draw:path>
            <draw:path draw:style-name="gr4" draw:text-style-name="P4" draw:layer="layout" svg:width="0.132cm" svg:height="0.009cm" svg:x="7.515cm" svg:y="8.836cm" svg:viewBox="0 0 133 10" svg:d="M125 10c3 0 8 0 8-5s-5-5-8-5c-39 0-78 0-117 0-3 0-8 0-8 5s4 5 8 5c39 0 78 0 117 0z">
              <text:p/>
            </draw:path>
            <draw:path draw:style-name="gr4" draw:text-style-name="P4" draw:layer="layout" svg:width="0.07cm" svg:height="0.13cm" svg:x="7.691cm" svg:y="8.759cm" svg:viewBox="0 0 71 131" svg:d="M44 6c0-5 0-6-6-6-12 13-30 13-38 13 0 2 0 5 0 7 5 0 18 0 28-6 0 34 0 68 0 101 0 7 0 9-19 9-3 0-6 0-8 0 0 2 0 5 0 7 4-1 28-1 35-1 6 0 31 0 35 1 0-2 0-5 0-7-2 0-5 0-7 0-20 0-20-2-20-9 0-36 0-73 0-109z">
              <text:p/>
            </draw:path>
            <draw:path draw:style-name="gr4" draw:text-style-name="P4" draw:layer="layout" svg:width="0.144cm" svg:height="0.145cm" svg:x="7.795cm" svg:y="8.768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4" draw:text-style-name="P4" draw:layer="layout" svg:width="0.071cm" svg:height="0.019cm" svg:x="8.013cm" svg:y="8.705cm" svg:viewBox="0 0 72 20" svg:d="M68 0c-6 6-11 10-17 10-5 0-11-4-13-4-6-4-11-6-15-6-8 0-11 3-23 16 1 1 3 3 4 4 6-6 11-9 17-9 5 0 11 3 13 3 6 4 11 6 15 6 8 0 11-3 23-16-1-1-3-3-4-4z">
              <text:p/>
            </draw:path>
            <draw:path draw:style-name="gr4" draw:text-style-name="P4" draw:layer="layout" svg:width="0.1cm" svg:height="0.137cm" svg:x="7.966cm" svg:y="8.753cm" svg:viewBox="0 0 101 138" svg:d="M100 6c0-1 1-3 1-4 0 0-1-2-3-2-4 0-20 2-25 2-2 0-5 0-5 4s3 4 6 4c8 0 8 0 8 2s0 2 0 5c-4 15-8 30-12 45-4-7-10-12-20-12-24 0-50 28-50 56 0 19 13 32 30 32 10 0 20-5 28-13 3 12 15 13 20 13 7 0 12-4 15-10 5-7 5-13 7-19 0-3-2-3-3-3-3 0-3 0-4 6-3 10-7 21-15 21-5 0-6-4-6-10 0-3 0-5 1-8 9-36 18-73 27-109zM58 112c-1 6-5 10-10 13-2 1-10 8-18 8s-14-5-14-19c0-11 6-32 10-40 9-16 19-19 24-19 14 0 18 15 18 17 0 1 0 2-1 3-3 12-6 25-9 37z">
              <text:p/>
            </draw:path>
            <draw:path draw:style-name="gr4" draw:text-style-name="P4" draw:layer="layout" svg:width="0.066cm" svg:height="0.121cm" svg:x="8.076cm" svg:y="8.701cm" svg:viewBox="0 0 67 122" svg:d="M67 6c0-4-2-6-6-6-5 0-9 4-9 8 0 3 2 6 6 6 5 0 9-4 9-8zM36 100c-2 10-11 18-20 18-2 0-4-1-5-1 3-3 4-6 4-7 0-3-1-7-6-7s-9 5-9 10 6 9 16 9 28-4 33-22c4-17 8-34 12-50 1-2 1-3 1-5 0-8-8-14-17-14-18 0-28 19-28 22 0 2 2 2 3 2 2 0 2-1 3-2 7-14 16-17 21-17 6 0 6 5 6 7 0 3 0 3 0 4-5 18-9 35-14 53z">
              <text:p/>
            </draw:path>
            <draw:path draw:style-name="gr4" draw:text-style-name="P4" draw:layer="layout" svg:width="0.049cm" svg:height="0.094cm" svg:x="8.084cm" svg:y="8.861cm" svg:viewBox="0 0 50 95" svg:d="M43 6c0-4-3-6-6-6-4 0-9 3-9 8 0 4 3 6 6 6 4 0 9-4 9-8zM50 74c0-3-3-3-4-3-2 0-2 1-3 3-2 8-9 16-16 16-3 0-4-2-4-5s1-4 2-7 2-6 3-8c1-1 6-14 8-20 1-2 2-4 2-6 0-7-7-13-16-13-14 0-22 19-22 22 0 2 2 2 3 2 3 0 3-1 3-3 4-10 10-16 16-16 3 0 4 2 4 6 0 0 0 2 0 4-1 3-8 18-10 23-1 2-1 2-3 7-1 2-2 4-2 6 0 8 7 13 15 13 16 0 24-18 24-21z">
              <text:p/>
            </draw:path>
            <draw:path draw:style-name="gr4" draw:text-style-name="P4" draw:layer="layout" svg:width="0.116cm" svg:height="0.116cm" svg:x="8.16cm" svg:y="8.861cm" svg:viewBox="0 0 117 117" svg:d="M62 62c17 0 33 0 49 0 2 0 6 0 6-4s-4-4-6-4c-16 0-32 0-49 0 0-16 0-32 0-48 0-3 0-6-4-6s-4 3-4 6c0 16 0 32 0 48-16 0-32 0-48 0-3 0-6 0-6 4s3 4 6 4c16 0 32 0 48 0 0 17 0 33 0 49 0 2 0 6 4 6s4-4 4-6c0-16 0-32 0-49z">
              <text:p/>
            </draw:path>
            <draw:path draw:style-name="gr4" draw:text-style-name="P4" draw:layer="layout" svg:width="0.057cm" svg:height="0.093cm" svg:x="8.31cm" svg:y="8.861cm" svg:viewBox="0 0 58 94" svg:d="M36 4c0-4 0-4-5-4-10 9-25 9-29 9 0 0-1 0-2 0 0 2 0 4 0 6 1 0 2 0 2 0 4 0 13-1 21-4 0 24 0 47 0 71 0 4 0 5-15 5-2 0-4 0-6 0 0 2 0 4 0 7 7-1 20-1 28-1s20 0 28 1c0-3 0-5 0-7-2 0-4 0-7 0-15 0-15-1-15-5 0-26 0-52 0-78z">
              <text:p/>
            </draw:path>
            <draw:path draw:style-name="gr4" draw:text-style-name="P4" draw:layer="layout" svg:width="0.058cm" svg:height="0.132cm" svg:x="6.999cm" svg:y="9.081cm" svg:viewBox="0 0 59 133" svg:d="M54 8c0-3-2-8-8-8-4 0-11 6-11 11 0 3 3 7 8 7 6 0 11-5 11-10zM14 108c0 2-1 5-1 8 0 9 8 17 18 17 20 0 28-27 28-31 0-2-1-1-2-2-3 0-3 1-4 3-5 16-14 24-21 24-4 0-5-2-5-7 0-4 1-8 3-12 2-6 4-11 6-16s10-22 10-25c0-2 1-5 1-6 0-10-8-17-18-17-20 0-29 26-29 30 0 3 2 3 3 3 3 0 3-1 4-3 5-17 14-24 21-24 3 0 5 1 5 6s-1 8-7 20c-4 11-8 21-12 32z">
              <text:p/>
            </draw:path>
            <draw:path draw:style-name="gr4" draw:text-style-name="P4" draw:layer="layout" svg:width="0.1cm" svg:height="0.085cm" svg:x="7.084cm" svg:y="9.125cm" svg:viewBox="0 0 101 86" svg:d="M35 6c0-1 0-2 0-4-1 0 0-2-3-2-4 0-11 1-13 1-4 1-7 1-11 1-3 0-6 0-6 4 0 3 4 3 6 3 10 0 10 1 10 3s-2 6-3 8c-3 13-6 26-9 39-5 20-6 24-6 25 0 2 2 2 3 2s2 0 3 0c18-2 44-12 64-30 27-24 21-33 31-50 0-4-3-6-7-6-7 0-8 6-10 11-8 28-34 58-67 68 6-24 12-49 18-73z">
              <text:p/>
            </draw:path>
            <draw:path draw:style-name="gr4" draw:text-style-name="P4" draw:layer="layout" svg:width="0.144cm" svg:height="0.144cm" svg:x="7.209cm" svg:y="9.089cm" svg:viewBox="0 0 145 145" svg:d="M78 78c20 0 40 0 60 0 2 0 7 0 7-5s-4-5-7-5c-20 0-40 0-60 0 0-20 0-41 0-61 0-2 0-7-5-7s-5 5-5 7c0 20 0 41 0 61-20 0-41 0-61 0-2 0-7 0-7 5s5 5 7 5c20 0 41 0 61 0 0 20 0 40 0 60 0 3 0 7 5 7s5-4 5-7c0-20 0-40 0-60z">
              <text:p/>
            </draw:path>
            <draw:path draw:style-name="gr4" draw:text-style-name="P4" draw:layer="layout" svg:width="0.071cm" svg:height="0.019cm" svg:x="7.426cm" svg:y="9.027cm" svg:viewBox="0 0 72 20" svg:d="M69 0c-7 6-12 9-18 9-5 0-10-3-12-4-7-3-11-5-16-5-8 0-11 3-23 16 1 1 3 3 4 4 6-6 11-10 17-10 5 0 11 4 13 4 7 4 11 6 15 6 8 0 11-3 23-16-1-1-2-3-3-4z">
              <text:p/>
            </draw:path>
            <draw:path draw:style-name="gr4" draw:text-style-name="P4" draw:layer="layout" svg:width="0.1cm" svg:height="0.137cm" svg:x="7.38cm" svg:y="9.075cm" svg:viewBox="0 0 101 138" svg:d="M100 6c1 0 1-3 1-4 0 0-1-2-3-2-4 0-20 2-25 2-2 0-5 0-5 4 0 3 3 3 6 3 9 0 9 1 9 3s-1 2-1 4c-3 15-7 30-11 45-5-7-11-11-21-11-24 0-50 28-50 56 0 19 13 32 30 32 10 0 20-6 28-13 4 11 15 13 20 13 7 0 12-4 16-10 4-8 6-19 6-20 0-2-2-2-3-2-3 0-3 0-4 6-3 9-7 21-15 21-4 0-6-4-6-10 0-4 0-5 1-8 9-36 18-73 27-109zM58 112c-1 6-5 9-10 13-2 1-10 8-18 8-7 0-14-5-14-19 0-11 6-32 10-40 9-16 19-19 24-19 15 0 18 15 18 17 0 1 0 2-1 3-3 12-6 25-9 37z">
              <text:p/>
            </draw:path>
            <draw:path draw:style-name="gr4" draw:text-style-name="P4" draw:layer="layout" svg:width="0.065cm" svg:height="0.122cm" svg:x="7.49cm" svg:y="9.022cm" svg:viewBox="0 0 66 123" svg:d="M66 6c0-3-2-6-6-6s-9 5-9 9c0 3 3 5 7 5s8-4 8-8zM35 100c-2 11-11 18-20 18-2 0-4 0-5 0 4-3 4-6 4-8 0-3-1-6-5-6-5 0-9 5-9 9 0 6 7 10 16 10s27-5 32-22c4-17 9-34 13-51 0-1 0-3 0-4 0-8-7-14-17-14-17 0-27 19-27 22 0 2 1 2 2 2 3 0 3-1 3-2 7-14 16-17 21-17 6 0 7 5 7 7s-1 2-1 4c-5 17-9 35-14 52z">
              <text:p/>
            </draw:path>
            <draw:path draw:style-name="gr4" draw:text-style-name="P4" draw:layer="layout" svg:width="0.049cm" svg:height="0.094cm" svg:x="7.497cm" svg:y="9.181cm" svg:viewBox="0 0 50 95" svg:d="M43 6c0-3-2-6-6-6s-9 4-9 9c0 4 3 5 6 5 5 0 9-4 9-8zM50 74c0-2-3-2-4-2-2 0-2 0-3 3-2 7-9 16-16 16-3 0-4-2-4-5 0-4 1-5 2-8s2-5 3-8c1 0 6-14 8-19 2-2 2-5 2-7 0-6-7-12-16-12-14 0-22 18-22 22 0 2 2 2 3 2 3 0 3-1 3-3 4-10 10-16 16-16 3 0 4 1 4 5 0 2 0 3 0 5-1 3-8 18-10 23-1 2-1 2-3 7 0 2-1 4-1 6 0 7 6 12 15 12 15 0 23-17 23-21z">
              <text:p/>
            </draw:path>
            <draw:path draw:style-name="gr4" draw:text-style-name="P4" draw:layer="layout" svg:width="0.011cm" svg:height="0.18cm" svg:x="8.455cm" svg:y="8.661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11cm" svg:height="0.18cm" svg:x="8.455cm" svg:y="8.829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8cm" svg:x="8.455cm" svg:y="8.998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79cm" svg:x="8.455cm" svg:y="9.167cm" svg:viewBox="0 0 12 180" svg:d="M0 170c0 4 0 10 6 10s6-6 6-10c0-54 0-107 0-160 0-4 0-10-6-10s-6 6-6 10c0 53 0 106 0 160z">
              <text:p/>
            </draw:path>
            <draw:path draw:style-name="gr4" draw:text-style-name="P4" draw:layer="layout" svg:width="0.127cm" svg:height="0.197cm" svg:x="8.522cm" svg:y="8.879cm" svg:viewBox="0 0 128 198" svg:d="M65 10c1-4 0-3 1-4 0-4-4-6-6-6s-2 0-2 1c-12 0-24 1-36 1-4 0-9 0-9 8 0 6 5 6 7 6 3 0 8 0 11 0-1 10-5 22-7 33-7 26-13 52-20 77-4 16-4 20-4 26 0 36 27 46 48 46 51 0 80-46 80-84 0-34-26-46-49-46-13 0-25 6-31 10 6-23 11-45 17-68zM49 187c-11 0-20-5-20-23 0-9 2-19 5-28 2-10 7-30 9-38 1-5 17-20 35-20 17 0 18 16 18 22 0 14-10 49-14 60-9 22-25 27-33 27z">
              <text:p/>
            </draw:path>
            <draw:path draw:style-name="gr4" draw:text-style-name="P4" draw:layer="layout" svg:width="0.058cm" svg:height="0.131cm" svg:x="8.664cm" svg:y="8.986cm" svg:viewBox="0 0 59 132" svg:d="M54 7c0-3-2-7-8-7-5 0-11 5-11 10 0 4 3 8 8 8 6 0 11-5 11-11zM14 107c0 3-1 5-1 8 0 10 7 17 18 17 20 0 28-27 28-30 0-2-2-2-3-2-2 0-2 1-3 3-5 15-14 23-21 23-4 0-6-2-6-6 0-5 2-8 4-13s4-10 6-16c2-4 9-22 10-25 0-1 1-4 1-6 0-9-8-17-19-17-19 0-28 27-28 31 0 2 2 2 3 2 3 0 3-1 3-3 6-17 15-24 22-24 3 0 5 1 5 7 0 5-2 7-7 20-4 10-8 21-12 31z">
              <text:p/>
            </draw:path>
            <draw:path draw:style-name="gr4" draw:text-style-name="P4" draw:layer="layout" svg:width="0.033cm" svg:height="0.083cm" svg:x="8.772cm" svg:y="9.045cm" svg:viewBox="0 0 34 84" svg:d="M34 30c0-19-8-30-19-30-9 0-15 7-15 15 0 7 6 15 15 15 3 0 7-1 10-4 1 0 1 0 1 0 1 1 1 0 1 4 0 20-9 37-19 47-3 2-3 3-3 4 0 2 1 3 3 3s26-22 26-54z">
              <text:p/>
            </draw:path>
            <draw:path draw:style-name="gr4" draw:text-style-name="P4" draw:layer="layout" svg:width="0.093cm" svg:height="0.025cm" svg:x="8.946cm" svg:y="8.813cm" svg:viewBox="0 0 94 26" svg:d="M94 4c-2-1-4-3-5-4-8 5-11 14-23 14-7 0-14-5-18-8-8-4-13-6-18-6-11 0-16 6-30 22 1 1 3 2 4 4 8-5 11-13 23-13 7 0 14 4 19 6 8 5 12 7 17 7 11 0 16-6 31-22z">
              <text:p/>
            </draw:path>
            <draw:path draw:style-name="gr4" draw:text-style-name="P4" draw:layer="layout" svg:width="0.133cm" svg:height="0.197cm" svg:x="8.884cm" svg:y="8.879cm" svg:viewBox="0 0 134 198" svg:d="M134 3c-1-1 0-3-4-3s-30 2-35 3c-2 1-4 2-4 6 0 3 3 3 7 3 13 0 14 2 14 5 0 2-1 4-1 5-5 23-11 45-17 67-5-11-13-18-26-18-33 0-68 42-68 83 0 26 16 44 38 44 5 0 20 0 36-20 3 11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4" draw:text-style-name="P4" draw:layer="layout" svg:width="0.085cm" svg:height="0.17cm" svg:x="9.019cm" svg:y="8.809cm" svg:viewBox="0 0 86 171" svg:d="M86 8c0-4-2-8-7-8-6 0-11 6-11 11 0 3 2 7 8 7 5 0 10-4 10-10zM45 140c-3 14-14 26-26 26-2 0-5-1-6-2 5-2 6-7 6-10 0-4-4-7-8-7-5 0-11 5-11 11 0 8 8 13 20 13s34-7 41-31c6-24 12-47 17-70 1-3 1-4 1-8 0-11-9-18-21-18-21 0-34 27-34 30s2 3 3 3c3 0 3-1 4-4 5-11 15-23 27-23 4 0 7 3 7 9 0 3-1 5-1 6-6 25-13 50-19 75z">
              <text:p/>
            </draw:path>
            <draw:path draw:style-name="gr4" draw:text-style-name="P4" draw:layer="layout" svg:width="0.058cm" svg:height="0.132cm" svg:x="9.029cm" svg:y="9.022cm" svg:viewBox="0 0 59 133" svg:d="M54 7c0-3-2-7-8-7-4 0-11 5-11 11 0 3 3 7 8 7 6 0 11-5 11-11zM14 107c0 3-1 6-1 9 0 9 7 17 18 17 20 0 28-27 28-31 0-2-1-1-2-2-3 0-3 1-4 3-5 16-14 24-21 24-4 0-5-2-5-7s1-8 3-13 4-10 6-15 9-23 10-26c0-1 1-4 1-5 0-10-8-17-18-17-20 0-29 26-29 30 0 3 2 3 3 3 3 0 3-2 4-3 5-18 14-24 21-24 3 0 5 1 5 6s-1 8-7 20c-4 10-8 21-12 31z">
              <text:p/>
            </draw:path>
            <draw:path draw:style-name="gr4" draw:text-style-name="P4" draw:layer="layout" svg:width="0.032cm" svg:height="0.083cm" svg:x="9.162cm" svg:y="9.045cm" svg:viewBox="0 0 33 84" svg:d="M33 30c0-19-7-30-19-30-8 0-14 7-14 15 0 7 6 15 14 15 4 0 8-1 11-4 1 0 0 0 1 0v4c0 20-9 37-19 47-3 2-3 3-3 4 0 2 2 3 3 3 3 0 26-22 26-54z">
              <text:p/>
            </draw:path>
            <draw:path draw:style-name="gr4" draw:text-style-name="P4" draw:layer="layout" svg:width="0.093cm" svg:height="0.025cm" svg:x="9.336cm" svg:y="8.813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4" draw:text-style-name="P4" draw:layer="layout" svg:width="0.133cm" svg:height="0.197cm" svg:x="9.274cm" svg:y="8.879cm" svg:viewBox="0 0 134 198" svg:d="M134 3c-2-1 0-3-4-3s-31 2-36 3c-2 1-4 2-4 6 0 3 3 3 7 3 13 0 14 2 14 5 0 2 0 4-1 5-5 23-11 45-16 67-6-11-14-18-27-18-33 0-67 42-67 83 0 26 15 44 37 44 5 0 20 0 37-20 2 11 12 20 25 20 10 0 16-6 21-15 5-10 9-27 9-28 0-3-3-3-4-3-3 0-3 2-3 6-5 18-11 34-22 34-8 0-9-7-9-13s1-9 2-13c13-55 27-109 41-163zM75 162c-1 5-1 5-5 10-13 16-24 20-32 20-14 0-18-15-18-26 0-14 9-48 15-62 9-16 22-26 33-26 18 0 22 22 22 24s0 4-1 5c-5 18-9 36-14 55z">
              <text:p/>
            </draw:path>
            <draw:path draw:style-name="gr4" draw:text-style-name="P4" draw:layer="layout" svg:width="0.085cm" svg:height="0.17cm" svg:x="9.409cm" svg:y="8.809cm" svg:viewBox="0 0 86 171" svg:d="M86 8c0-4-3-8-8-8s-11 6-11 11c0 3 3 7 8 7s11-4 11-10zM44 140c-3 14-14 26-25 26-3 0-5-1-7-2 5-2 6-7 6-10 0-4-4-7-7-7-6 0-11 5-11 11 0 8 7 13 19 13s35-7 41-31 12-47 18-70c0-3 0-4 0-8 0-11-8-18-20-18-22 0-35 27-35 30s2 2 3 3c3 0 3-1 4-4 5-11 16-23 27-23 5 0 7 3 7 9 0 3-1 5-1 6-6 25-13 50-19 75z">
              <text:p/>
            </draw:path>
            <draw:path draw:style-name="gr4" draw:text-style-name="P4" draw:layer="layout" svg:width="0.059cm" svg:height="0.132cm" svg:x="9.418cm" svg:y="9.022cm" svg:viewBox="0 0 60 133" svg:d="M54 7c0-3-2-7-8-7-4 0-10 5-10 11 0 3 2 7 7 7 7 0 11-5 11-11zM14 107c0 3-1 6-1 9 0 9 8 17 18 17 20 0 29-27 29-31 0-2-2-1-3-2-3 0-3 1-4 3-5 16-13 24-21 24-4 0-5-2-5-7s2-8 3-13c2-5 4-10 7-15 1-5 9-23 9-26 0-1 1-4 1-5 0-10-8-17-18-17-20 0-29 26-29 30 0 3 2 2 3 3 3 0 3-2 4-3 5-18 14-24 21-24 3 0 5 1 5 6s-1 8-6 20c-4 10-8 21-13 31z">
              <text:p/>
            </draw:path>
            <draw:path draw:style-name="gr4" draw:text-style-name="P4" draw:layer="layout" svg:width="0.144cm" svg:height="0.144cm" svg:x="9.502cm" svg:y="9.031cm" svg:viewBox="0 0 145 145" svg:d="M78 78c20 0 40 0 60 0 2 0 7 0 7-5s-4-5-7-5c-20 0-40 0-60 0 0-20 0-41 0-61 0-2 0-7-5-7s-5 5-5 7c0 20 0 41 0 61-20 0-41 0-61 0-2 0-7 0-7 4 0 6 5 6 7 6 20 0 41 0 61 0 0 20 0 40 0 60 0 2 0 7 5 7s5-4 5-7c0-20 0-40 0-60z">
              <text:p/>
            </draw:path>
            <draw:path draw:style-name="gr4" draw:text-style-name="P4" draw:layer="layout" svg:width="0.07cm" svg:height="0.129cm" svg:x="9.683cm" svg:y="9.022cm" svg:viewBox="0 0 71 130" svg:d="M44 6c0-6 0-6-6-6-12 12-30 13-38 13 0 2 0 4 0 6 4 0 18 0 28-5 0 34 0 67 0 100 0 7 0 9-19 9-3 0-6 0-8 0 0 3 0 5 0 7 4 0 28 0 35 0 6 0 31 0 35 0 0-2 0-4 0-7-2 0-5 0-7 0-20 0-20-2-20-9 0-36 0-72 0-108z">
              <text:p/>
            </draw:path>
            <draw:path draw:style-name="gr4" draw:text-style-name="P4" draw:layer="layout" svg:width="0.032cm" svg:height="0.083cm" svg:x="9.812cm" svg:y="9.045cm" svg:viewBox="0 0 33 84" svg:d="M33 30c0-19-7-30-19-30-8 0-14 7-14 15 0 7 6 15 14 15 4 0 8-1 11-4 1 0 0 0 1 0v4c0 20-9 37-19 47-3 2-3 3-3 4 0 2 2 3 3 3 3 0 26-22 26-54z">
              <text:p/>
            </draw:path>
            <draw:path draw:style-name="gr4" draw:text-style-name="P4" draw:layer="layout" svg:width="0.137cm" svg:height="0.673cm" svg:x="9.922cm" svg:y="8.667cm" svg:viewBox="0 0 138 674" svg:d="M138 337c0-111-25-222-96-306-6-6-16-17-28-28-4-3-4-3-8-3s-6 0-6 2 1 3 2 4c9 9 28 28 47 59 45 72 66 164 66 272 0 76-10 172-57 256-22 40-45 64-57 76 0 0-1 1-1 2 0 3 2 3 6 3s4 0 8-5c95-85 124-214 124-332z">
              <text:p/>
            </draw:path>
            <draw:path draw:style-name="gr4" draw:text-style-name="P4" draw:layer="layout" svg:width="0.145cm" svg:height="0.177cm" svg:x="10.157cm" svg:y="8.95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4" draw:text-style-name="P4" draw:layer="layout" svg:width="0.105cm" svg:height="0.504cm" svg:x="10.405cm" svg:y="8.751cm" svg:viewBox="0 0 106 505" svg:d="M94 502c0 1 2 2 3 3 2 0 4 0 6 0 1 0 3 0 3-2s0-2 0-2c-11-11-26-26-44-57-30-55-41-123-41-191 0-125 36-198 85-248 0-1 0-1 0-2 0-3-1-3-5-3-3 0-4 0-7 2-26 24-56 63-76 122-12 37-18 82-18 129 0 66 12 141 56 207 7 11 12 15 18 22 3 4 7 8 9 11 4 3 7 6 11 9z">
              <text:p/>
            </draw:path>
            <draw:path draw:style-name="gr4" draw:text-style-name="P4" draw:layer="layout" svg:width="0.093cm" svg:height="0.025cm" svg:x="10.595cm" svg:y="8.813cm" svg:viewBox="0 0 94 26" svg:d="M94 4c-1-1-3-3-4-4-8 5-11 14-24 14-6 0-13-5-18-8-7-4-13-6-18-6-10 0-16 6-30 22 2 1 3 2 5 4 8-5 10-13 23-13 6 0 14 4 18 6 8 5 13 7 18 7 10 0 16-6 30-22z">
              <text:p/>
            </draw:path>
            <draw:path draw:style-name="gr4" draw:text-style-name="P4" draw:layer="layout" svg:width="0.133cm" svg:height="0.197cm" svg:x="10.533cm" svg:y="8.879cm" svg:viewBox="0 0 134 198" svg:d="M134 3c-1-1 0-3-4-3s-31 2-36 3c-2 1-4 2-4 6 0 3 4 3 8 3 13 0 13 2 13 5 0 2 0 4-1 5-5 23-11 45-16 67-5-11-13-18-26-18-33 0-68 42-68 83 0 26 16 44 38 44 5 0 20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4" draw:text-style-name="P4" draw:layer="layout" svg:width="0.085cm" svg:height="0.17cm" svg:x="10.668cm" svg:y="8.809cm" svg:viewBox="0 0 86 171" svg:d="M86 8c0-4-2-8-8-8-5 0-11 6-11 11 0 3 3 7 8 7 6 0 11-4 11-10zM45 140c-3 14-14 26-26 26-2 0-5-1-7-2 6-2 7-7 7-10 0-4-4-7-8-7-6 0-11 5-11 11 0 8 8 13 19 13 12 0 35-7 42-31 6-24 12-47 17-70 0-3 1-4 1-8 0-11-9-18-21-18-22 0-34 27-34 30s2 3 3 3c3 0 3-1 4-4 5-11 15-23 27-23 4 0 6 3 6 9 0 3 0 5 0 6-6 25-13 50-19 75z">
              <text:p/>
            </draw:path>
            <draw:path draw:style-name="gr4" draw:text-style-name="P4" draw:layer="layout" svg:width="0.058cm" svg:height="0.132cm" svg:x="10.678cm" svg:y="9.022cm" svg:viewBox="0 0 59 133" svg:d="M54 7c0-3-2-7-8-7-5 0-11 5-11 11 0 3 3 7 8 7 6 0 11-5 11-11zM14 107c0 3-2 6-2 9 0 9 8 17 19 17 19 0 28-27 28-31 0-2-2-2-3-2-2 0-2 1-3 3-5 16-14 24-22 24-3 0-5-2-5-7s2-8 4-13 4-10 6-15 9-23 10-26c0-1 1-4 1-5 0-10-8-17-19-17-19 0-28 26-28 30 0 3 2 3 3 3 3 0 3-2 3-3 6-18 14-24 22-24 2 0 5 1 5 6s-2 8-7 20c-4 10-8 21-12 31z">
              <text:p/>
            </draw:path>
            <draw:path draw:style-name="gr4" draw:text-style-name="P4" draw:layer="layout" svg:width="0.144cm" svg:height="0.144cm" svg:x="10.762cm" svg:y="9.031cm" svg:viewBox="0 0 145 145" svg:d="M77 78c20 0 40 0 61 0 2 0 7 0 7-5s-5-5-7-5c-21 0-41 0-61 0 0-20 0-41 0-61 0-2 0-7-5-7s-5 5-5 7c0 20 0 41 0 61-20 0-40 0-60 0-2 0-7 0-7 4 0 6 4 6 7 6 20 0 40 0 60 0 0 20 0 40 0 60 0 2 0 7 5 7s5-4 5-7c0-20 0-40 0-60z">
              <text:p/>
            </draw:path>
            <draw:path draw:style-name="gr4" draw:text-style-name="P4" draw:layer="layout" svg:width="0.071cm" svg:height="0.129cm" svg:x="10.942cm" svg:y="9.022cm" svg:viewBox="0 0 72 130" svg:d="M45 6c0-6-1-6-7-6-12 12-30 13-38 13 0 2 0 4 0 6 5 0 18 0 29-5 0 34 0 67 0 100 0 7 0 9-20 9-3 0-5 0-7 0 0 3 0 5 0 7 3 0 27 0 35 0 5 0 30 0 35 0 0-2 0-4 0-7-3 0-5 0-8 0-19 0-19-2-19-9 0-36 0-72 0-108z">
              <text:p/>
            </draw:path>
            <draw:path draw:style-name="gr4" draw:text-style-name="P4" draw:layer="layout" svg:width="0.011cm" svg:height="0.179cm" svg:x="11.087cm" svg:y="8.745cm" svg:viewBox="0 0 12 180" svg:d="M0 170c0 4 0 10 6 10s6-6 6-10c0-54 0-107 0-160 0-4 0-10-6-10s-6 6-6 10c0 53 0 106 0 160z">
              <text:p/>
            </draw:path>
            <draw:path draw:style-name="gr4" draw:text-style-name="P4" draw:layer="layout" svg:width="0.011cm" svg:height="0.179cm" svg:x="11.087cm" svg:y="8.914cm" svg:viewBox="0 0 12 180" svg:d="M0 170c0 4 0 10 6 10s6-6 6-10c0-54 0-107 0-160 0-4 0-10-6-10s-6 6-6 10c0 53 0 106 0 160z">
              <text:p/>
            </draw:path>
            <draw:path draw:style-name="gr4" draw:text-style-name="P4" draw:layer="layout" svg:width="0.011cm" svg:height="0.18cm" svg:x="11.087cm" svg:y="9.082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93cm" svg:height="0.025cm" svg:x="11.213cm" svg:y="8.813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4" draw:text-style-name="P4" draw:layer="layout" svg:width="0.133cm" svg:height="0.197cm" svg:x="11.151cm" svg:y="8.879cm" svg:viewBox="0 0 134 198" svg:d="M134 3c-1-1 0-3-4-3s-31 2-36 3c-2 1-4 2-4 6 0 3 3 3 8 3 13 0 13 2 13 5 0 2 0 4-1 5-5 23-11 45-16 67-5-11-13-18-26-18-33 0-68 42-68 83 0 26 15 44 38 44 5 0 19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4" draw:text-style-name="P4" draw:layer="layout" svg:width="0.085cm" svg:height="0.17cm" svg:x="11.287cm" svg:y="8.809cm" svg:viewBox="0 0 86 171" svg:d="M86 8c0-4-2-8-8-8-5 0-11 6-11 11 0 3 3 7 8 7 6 0 11-4 11-10zM45 140c-3 14-14 26-26 26-2 0-5-1-7-2 6-2 7-7 7-10 0-4-4-7-8-7-6 0-11 5-11 11 0 8 8 13 19 13 12 0 35-7 42-31 6-24 12-47 17-70 0-3 1-4 1-8 0-11-9-18-21-18-22 0-35 27-35 30s3 3 4 3c3 0 3-1 4-4 5-11 15-23 27-23 4 0 6 3 6 9 0 3 0 5-1 6-6 25-12 50-18 75z">
              <text:p/>
            </draw:path>
            <draw:path draw:style-name="gr4" draw:text-style-name="P4" draw:layer="layout" svg:width="0.058cm" svg:height="0.132cm" svg:x="11.296cm" svg:y="9.022cm" svg:viewBox="0 0 59 133" svg:d="M54 7c0-3-2-7-8-7-5 0-11 5-11 11 0 3 3 7 8 7 6 0 11-5 11-11zM14 107c0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4" draw:text-style-name="P4" draw:layer="layout" svg:width="0.105cm" svg:height="0.504cm" svg:x="11.415cm" svg:y="8.751cm" svg:viewBox="0 0 106 505" svg:d="M106 253c0-81-18-167-74-230-3-5-14-15-21-21-1-2-2-2-6-2-3 0-5 0-5 3 0 1 1 2 2 3 9 9 24 25 42 56 30 54 42 124 42 191 0 122-35 196-85 248-1 0-1 1-1 2 0 2 2 2 5 2 4 0 5 0 7-2 26-22 57-62 76-121 13-38 18-84 18-129z">
              <text:p/>
            </draw:path>
            <draw:path draw:style-name="gr4" draw:text-style-name="P4" draw:layer="layout" svg:width="0.145cm" svg:height="0.842cm" svg:x="11.583cm" svg:y="8.582cm" svg:viewBox="0 0 146 843" svg:d="M146 421c0-104-13-211-58-307-20-44-46-82-74-112-3-1-3-2-8-2-4 0-6 0-6 3 0 1 1 3 2 3 27 33 49 69 66 108 37 86 51 187 51 307s-13 225-55 317c-17 36-38 69-63 99 0 1-1 3-1 4 0 2 2 2 6 2s5 0 5-1c1 0 18-17 40-48 49-69 74-151 87-235 6-46 8-91 8-138z">
              <text:p/>
            </draw:path>
          </draw:g>
        </draw:g>
        <draw:line draw:style-name="gr92" draw:text-style-name="P2" draw:layer="layout" svg:x1="6.2cm" svg:y1="9.4cm" svg:x2="11.5cm" svg:y2="9.4cm">
          <text:p/>
        </draw:line>
        <draw:custom-shape draw:style-name="gr84" draw:text-style-name="P18" draw:layer="layout" svg:width="0.2cm" svg:height="0.2cm" svg:x="8.202cm" svg:y="9.402cm">
          <text:p/>
          <draw:enhanced-geometry svg:viewBox="0 0 21600 21600" draw:type="rectangle" draw:enhanced-path="M 0 0 L 21600 0 21600 21600 0 21600 0 0 Z N"/>
        </draw:custom-shape>
        <draw:frame draw:style-name="gr93" draw:text-style-name="P6" draw:layer="layout" svg:width="0.633cm" svg:height="0.319cm" svg:x="2.987cm" svg:y="9.41cm">
          <draw:text-box>
            <text:p><text:span text:style-name="T2">(sim)</text:span></text:p>
          </draw:text-box>
        </draw:frame>
        <draw:line draw:style-name="gr94" draw:text-style-name="P2" draw:layer="layout" svg:x1="2.393cm" svg:y1="9.4cm" svg:x2="3.3cm" svg:y2="9.4cm">
          <text:p/>
        </draw:line>
        <draw:custom-shape draw:style-name="gr89" draw:text-style-name="P20" draw:layer="layout" svg:width="0.2cm" svg:height="0.2cm" svg:x="2.695cm" svg:y="9.40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\left(
\tilde{\bm{y}}^j 
\!=\! 
f_{\rm d}( \bm{y}^j )
\!\in\!
\mathbb{B}^{N_j}
\right)§svg§600§TRUE§</svg:desc>
          <draw:g>
            <draw:path draw:style-name="gr4" draw:text-style-name="P4" draw:layer="layout" svg:width="0.073cm" svg:height="0.335cm" svg:x="7.595cm" svg:y="6.308cm" svg:viewBox="0 0 74 336" svg:d="M74 333c0-1-1-2-2-3-13-13-32-36-44-81-6-26-9-55-9-81 0-73 18-125 52-162 3-2 3-2 3-3 0-3-3-3-4-3-4 0-20 17-23 22-29 33-47 83-47 146 0 39 7 96 44 143 2 3 21 25 26 25 1 0 4 0 4-3z">
              <text:p/>
            </draw:path>
            <draw:path draw:style-name="gr4" draw:text-style-name="P4" draw:layer="layout" svg:width="0.093cm" svg:height="0.025cm" svg:x="7.741cm" svg:y="6.355cm" svg:viewBox="0 0 94 26" svg:d="M94 5c-2-2-4-3-5-5 0 1-11 14-23 14-7 0-14-4-19-8-7-4-12-6-17-6-11 0-16 6-30 22 1 2 3 3 4 4 8-4 11-13 23-13 7 0 14 4 19 7 7 5 12 6 17 6 11 0 16-6 31-21z">
              <text:p/>
            </draw:path>
            <draw:path draw:style-name="gr4" draw:text-style-name="P4" draw:layer="layout" svg:width="0.153cm" svg:height="0.182cm" svg:x="7.69cm" svg:y="6.42cm" svg:viewBox="0 0 154 183" svg:d="M153 21c1-5 1-6 1-7 0-5-4-12-12-12-16 0-19 13-20 21-3 10-5 19-8 29-4 13-8 35-12 46-1 6-10 14-11 14-3 2-9 7-19 7-17 0-17-15-17-21 0-17 9-39 17-59 2-7 3-9 3-13 0-17-16-26-31-26-30 0-44 38-44 44 0 4 4 4 6 4 4 0 6 0 7-4 9-31 25-34 29-34 2 0 5 0 5 6s-3 14-5 18c-11 28-17 44-17 59 0 31 29 35 45 35 7 0 16 0 27-8-8 35-29 53-48 53-4 0-12-1-18-4 9-4 14-11 14-19 0-10-8-13-14-13-10 0-20 9-20 22 0 14 15 24 38 24 32 0 69-22 77-56 9-36 18-71 27-106z">
              <text:p/>
            </draw:path>
            <draw:path draw:style-name="gr4" draw:text-style-name="P4" draw:layer="layout" svg:width="0.085cm" svg:height="0.169cm" svg:x="7.857cm" svg:y="6.301cm" svg:viewBox="0 0 86 170" svg:d="M86 7c0-3-2-7-8-7-5 0-11 6-11 10s3 8 8 8c6 0 11-5 11-11zM45 140c-3 13-14 24-26 24-2 0-5 0-7-1 6-2 7-7 7-10 0-5-4-7-8-7-6 0-11 5-11 11 0 8 8 13 19 13 12 0 35-7 42-31 6-24 11-47 17-70 0-3 1-4 1-7 0-11-9-19-21-19-22 0-34 28-34 30 0 3 2 3 3 3 3 0 3-1 4-3 5-12 15-24 27-24 4 0 6 3 6 9 0 3 0 5-1 7-6 25-12 50-18 75z">
              <text:p/>
            </draw:path>
            <draw:path draw:style-name="gr4" draw:text-style-name="P4" draw:layer="layout" svg:width="0.185cm" svg:height="0.064cm" svg:x="8.023cm" svg:y="6.444cm" svg:viewBox="0 0 186 65" svg:d="M177 11c5 0 9 0 9-5 0-6-4-6-8-6-57 0-113 0-169 0-4 0-9 0-9 6 0 5 5 5 10 5 55 0 111 0 167 0zM178 65c4 0 8 0 8-5 0-6-4-6-9-6-56 0-112 0-167 0-5 0-10 0-10 6 0 5 5 5 9 5 56 0 112 0 169 0z">
              <text:p/>
            </draw:path>
            <draw:path draw:style-name="gr4" draw:text-style-name="P4" draw:layer="layout" svg:width="0.139cm" svg:height="0.253cm" svg:x="8.271cm" svg:y="6.349cm" svg:viewBox="0 0 140 254" svg:d="M88 85c8 0 16 0 25 0 5 0 8 0 8-5 0-3-3-3-7-3-8 0-16 0-24 0 2-11 4-22 6-32 1-6 5-26 6-29 3-6 8-10 14-10 1 0 8 0 14 5-12 2-16 11-16 15 0 7 5 11 11 11 7 0 15-7 15-18 0-13-13-19-24-19-10 0-27 6-36 33-2 6-2 8-9 44-7 0-13 0-20 0-5 0-8 0-8 5 0 3 3 3 8 3 6 0 12 0 19 0-8 37-15 74-22 111-5 27-10 53-24 53-1 0-8 0-14-6 13 0 16-10 16-14 0-7-5-10-11-10-7 0-15 6-15 16 0 13 13 19 24 19 15 0 26-15 32-27 9-17 15-51 15-53 6-30 11-59 17-89z">
              <text:p/>
            </draw:path>
            <draw:path draw:style-name="gr4" draw:text-style-name="P4" draw:layer="layout" svg:width="0.104cm" svg:height="0.137cm" svg:x="8.403cm" svg:y="6.453cm" svg:viewBox="0 0 105 138" svg:d="M61 2c0 2 0 4 0 7 13 0 14 1 14 11 0 14 0 27 0 41-7-8-16-12-27-12-26 0-48 20-48 44 0 25 21 45 46 45 16 0 25-9 28-13 0 4 0 9 0 13 10-1 21-2 31-2 0-3 0-5 0-8-13 0-15 0-15-10 0-39 0-79 0-118-10 1-19 1-29 2zM74 115c-4 9-14 17-27 17-11 0-19-6-23-12s-6-14-6-26c0-5 0-19 8-29 8-8 17-10 23-10 9 0 18 4 24 11 1 3 1 3 1 7 0 14 0 28 0 42z">
              <text:p/>
            </draw:path>
            <draw:path draw:style-name="gr4" draw:text-style-name="P4" draw:layer="layout" svg:width="0.064cm" svg:height="0.279cm" svg:x="8.56cm" svg:y="6.336cm" svg:viewBox="0 0 65 280" svg:d="M65 278c0-1 0-2-4-7-35-35-45-88-45-131 0-48 11-97 46-132 3-3 3-4 3-5s-1-3-3-3c-3 0-28 19-44 55-15 30-18 61-18 85 0 22 3 56 18 87 17 35 41 53 44 53 2 0 3-1 3-2z">
              <text:p/>
            </draw:path>
            <draw:path draw:style-name="gr4" draw:text-style-name="P4" draw:layer="layout" svg:width="0.153cm" svg:height="0.182cm" svg:x="8.65cm" svg:y="6.42cm" svg:viewBox="0 0 154 183" svg:d="M154 21c0-5 0-6 0-7 0-5-4-12-12-12-15 0-19 13-20 21-3 10-5 19-8 29-3 13-8 35-12 46-1 6-10 14-11 14-3 2-9 7-19 7-16 0-17-15-17-21 0-17 9-39 17-59 3-7 4-9 4-13 0-17-17-26-32-26-30 0-44 38-44 44 0 4 4 4 7 4s5 0 7-4c8-31 24-34 28-34 2 0 5 0 5 6s-3 14-5 18c-11 28-16 44-16 59 0 31 28 35 44 35 7 0 16 0 27-8-8 35-29 53-48 53-4 0-12-1-18-4 10-4 14-11 14-19 0-10-8-13-14-13-10 0-20 9-20 22 0 14 15 24 38 24 32 0 69-22 78-56 9-36 18-71 27-106z">
              <text:p/>
            </draw:path>
            <draw:path draw:style-name="gr4" draw:text-style-name="P4" draw:layer="layout" svg:width="0.085cm" svg:height="0.169cm" svg:x="8.818cm" svg:y="6.301cm" svg:viewBox="0 0 86 170" svg:d="M86 7c0-3-2-7-8-7-5 0-10 6-10 10s2 8 7 8c6 0 11-5 11-11zM45 140c-3 13-14 24-26 24-2 0-5 0-7-1 6-2 7-7 7-10 0-5-4-7-8-7-5 0-11 5-11 11 0 8 8 13 20 13s34-7 41-31c6-24 11-47 17-70 1-3 1-4 1-7 0-11-9-19-21-19-22 0-34 28-34 30 0 3 2 3 3 3 3 0 3-1 4-3 5-12 15-24 27-24 4 0 6 3 6 9 0 3 0 5 0 7-6 25-13 50-19 75z">
              <text:p/>
            </draw:path>
            <draw:path draw:style-name="gr4" draw:text-style-name="P4" draw:layer="layout" svg:width="0.065cm" svg:height="0.279cm" svg:x="8.952cm" svg:y="6.336cm" svg:viewBox="0 0 66 280" svg:d="M66 140c0-21-4-55-19-87-17-35-41-53-44-53-1 0-3 2-3 3s0 2 6 7c27 27 43 72 43 130 0 48-11 98-45 133-4 3-4 4-4 5s2 2 3 2c3 0 28-19 45-54 14-31 18-62 18-86z">
              <text:p/>
            </draw:path>
            <draw:path draw:style-name="gr4" draw:text-style-name="P4" draw:layer="layout" svg:width="0.14cm" svg:height="0.162cm" svg:x="9.1cm" svg:y="6.395cm" svg:viewBox="0 0 141 163" svg:d="M130 87c5 0 11 0 11-6 0-5-6-5-11-5-39 0-79 0-118 0 3-38 35-65 75-65 15 0 29 0 43 0 5 0 11 0 11-5 0-6-6-6-11-6-14 0-29 0-44 0-48 0-86 37-86 81 0 45 38 82 86 82 15 0 30 0 44 0 5 0 11 0 11-6 0-5-6-5-11-5-14 0-28 0-43 0-40 0-72-28-75-65 39 0 79 0 118 0z">
              <text:p/>
            </draw:path>
            <draw:path draw:style-name="gr4" draw:text-style-name="P4" draw:layer="layout" svg:width="0.171cm" svg:height="0.191cm" svg:x="9.297cm" svg:y="6.354cm" svg:viewBox="0 0 172 192" svg:d="M37 26c0-4 0-11-3-16 11 0 21 0 32 0-4 4-4 10-4 14 0 48 0 96 0 144 0 4 0 10 4 14-11 0-21 0-32 0 3-5 3-12 3-15 0-47 0-94 0-141zM114 85c9-9 11-24 11-36 0-19-6-31-12-38 19 3 39 10 39 37 0 18-20 33-38 37zM71 25c0-6 0-8 4-11 2-1 6-4 12-4 13 0 28 10 28 39 0 32-16 38-44 39 0-21 0-42 0-63zM130 89c16-8 32-22 32-41 0-39-32-48-67-48-28 0-57 0-85 0-5 0-10 0-10 6 0 4 5 4 10 4 16 0 17 3 17 16 0 47 0 93 0 140 0 13-1 16-18 16-3 0-9 0-9 5s5 5 10 5c28 0 56 0 84 0 34 0 78-13 78-52 0-30-21-45-42-51zM71 167c0-23 0-47 0-70 23 0 32 0 41 7 11 8 12 27 12 36 0 11-1 42-36 42-17 0-17-10-17-15zM122 179c10-12 12-27 12-39 0-20-4-34-16-43 26 4 44 18 44 43 0 21-16 33-40 39z">
              <text:p/>
            </draw:path>
            <draw:path draw:style-name="gr4" draw:text-style-name="P4" draw:layer="layout" svg:width="0.175cm" svg:height="0.133cm" svg:x="9.496cm" svg:y="6.297cm" svg:viewBox="0 0 176 134" svg:d="M151 22c2-8 5-15 21-15 1 0 4 0 4-5 0 0-2-2-3-2-7 0-14 1-21 1-5 0-16-1-21-1-1 0-4 0-4 4 0 3 3 3 5 3 9 0 12 3 12 8 0 2 0 3-1 5-7 28-14 57-21 85-16-34-33-68-50-102-2-3-2-3-6-3-9 0-19 0-28 0-4 0-6 0-6 4 0 3 2 3 6 3 5 0 9 0 13 1-9 35-17 70-26 104-2 8-5 14-20 15-2 0-5 0-5 4 0 2 2 3 3 3 7 0 14-1 21-1 5 0 16 1 21 1 1 0 4-2 4-4 0-3-3-3-5-3-12-1-12-6-12-8 0-1 0-3 1-6 8-33 16-66 25-99 19 39 38 78 57 117 2 2 3 3 4 3 3 0 3-1 4-4 9-36 19-72 28-108z">
              <text:p/>
            </draw:path>
            <draw:path draw:style-name="gr4" draw:text-style-name="P4" draw:layer="layout" svg:width="0.065cm" svg:height="0.121cm" svg:x="9.666cm" svg:y="6.366cm" svg:viewBox="0 0 66 122" svg:d="M66 6c0-4-2-6-6-6-5 0-9 4-9 8s3 6 7 6 8-4 8-8zM35 100c-2 10-11 17-20 17-2 0-4-1-5-1 4-2 4-5 4-7s-1-6-6-6-8 5-8 9c0 6 6 10 15 10 10 0 28-5 33-22 4-17 8-34 12-51 1-1 1-2 1-4 0-8-7-14-17-14-18 0-28 19-28 22 0 2 2 2 3 2 3 0 3-1 3-2 7-14 16-17 21-17 6 0 6 5 6 8 0 1 0 2 0 3-5 18-9 35-14 53z">
              <text:p/>
            </draw:path>
            <draw:path draw:style-name="gr4" draw:text-style-name="P4" draw:layer="layout" svg:width="0.073cm" svg:height="0.335cm" svg:x="9.791cm" svg:y="6.308cm" svg:viewBox="0 0 74 336" svg:d="M74 168c0-40-8-95-44-143-3-3-21-25-26-25-2 0-4 1-4 3 0 1 1 2 2 3 13 15 32 37 44 82 6 25 8 54 8 80 0 28-2 57-10 84-10 39-27 61-42 77-2 3-1 3-2 4 0 2 2 3 4 3 4 0 19-17 22-21 29-34 48-84 48-147z">
              <text:p/>
            </draw:path>
          </draw:g>
        </draw:g>
        <draw:g>
          <svg:title>TexMaths</svg:title>
          <svg:desc>8§display§\tilde{d}^j_i 
\!\in\!
\mathcal{D}§svg§600§TRUE§</svg:desc>
          <draw:g>
            <draw:path draw:style-name="gr4" draw:text-style-name="P4" draw:layer="layout" svg:width="0.093cm" svg:height="0.025cm" svg:x="10.323cm" svg:y="2.493cm" svg:viewBox="0 0 94 26" svg:d="M94 5c-2-2-3-3-4-5 0 1-12 14-24 14-6 0-13-4-18-7-8-5-13-7-18-7-10 0-16 6-30 22 2 2 3 3 5 4 8-4 10-13 23-13 6 0 14 4 18 7 8 5 12 6 17 6 11 0 16-6 31-21z">
              <text:p/>
            </draw:path>
            <draw:path draw:style-name="gr4" draw:text-style-name="P4" draw:layer="layout" svg:width="0.133cm" svg:height="0.196cm" svg:x="10.261cm" svg:y="2.56cm" svg:viewBox="0 0 134 197" svg:d="M134 3c0-1 0-3-4-3s-31 2-36 3c-2 0-4 2-4 5 0 4 3 4 8 4 12 0 13 2 13 4s0 4-1 6c-5 22-11 44-16 66-5-10-14-18-26-18-33 0-68 42-68 82 0 27 15 45 38 45 5 0 19-1 36-21 2 12 12 21 25 21 11 0 17-6 21-16 5-9 9-26 9-27 0-3-3-3-3-3-4 0-4 1-4 5-5 18-11 35-22 35-7 0-8-7-8-13s0-9 2-14c13-53 26-107 40-161zM75 160c-1 6-1 6-5 11-12 15-24 20-32 20-14 0-18-15-18-27 0-13 9-47 15-61 9-16 22-26 33-26 18 0 22 23 22 24 0 2 0 4 0 5-5 18-10 36-15 54z">
              <text:p/>
            </draw:path>
            <draw:path draw:style-name="gr4" draw:text-style-name="P4" draw:layer="layout" svg:width="0.085cm" svg:height="0.169cm" svg:x="10.396cm" svg:y="2.49cm" svg:viewBox="0 0 86 170" svg:d="M86 7c0-3-3-7-8-7s-11 6-11 10 3 8 8 8c6 0 11-5 11-11zM45 140c-4 13-15 24-26 24-2 0-5 0-7-1 5-3 6-7 6-10 0-5-3-7-7-7-6 0-11 5-11 11 0 7 7 13 19 13s35-7 41-31 12-47 18-70c0-3 1-4 1-8 0-10-9-18-21-18-22 0-35 28-35 30 0 3 2 2 3 3 3 0 4-1 4-3 6-12 16-24 28-24 4 0 6 3 6 9 0 3-1 5-1 7-6 25-12 50-18 75z">
              <text:p/>
            </draw:path>
            <draw:path draw:style-name="gr4" draw:text-style-name="P4" draw:layer="layout" svg:width="0.059cm" svg:height="0.131cm" svg:x="10.405cm" svg:y="2.702cm" svg:viewBox="0 0 60 132" svg:d="M54 7c0-3-2-7-7-7s-11 5-11 10c0 4 2 8 8 8s10-5 10-11zM14 107c0 2-1 5-1 8 0 10 8 17 18 17 20 0 29-27 29-31 0-2-2-2-3-2-3 0-3 2-4 3-4 16-13 24-21 24-4 0-5-2-5-6 0-5 2-9 3-13 2-6 4-10 7-16 1-5 9-22 9-25 1-1 1-4 1-6 0-9-8-17-18-17-19 0-29 27-29 30s2 2 3 3c3 0 3-1 4-3 5-17 14-24 21-24 3 0 5 1 5 7 0 4-1 7-6 19-4 11-8 21-13 32z">
              <text:p/>
            </draw:path>
            <draw:path draw:style-name="gr4" draw:text-style-name="P4" draw:layer="layout" svg:width="0.14cm" svg:height="0.161cm" svg:x="10.569cm" svg:y="2.603cm" svg:viewBox="0 0 141 162" svg:d="M130 86c5 0 11 0 11-5 0-6-6-6-11-6-39 0-79 0-119 0 4-37 36-64 75-64 15 0 30 0 44 0 5 0 11 0 11-5 0-6-6-6-11-6-14 0-29 0-44 0-48 0-86 36-86 81 0 44 38 81 86 81 15 0 30 0 44 0 5 0 11 0 11-6 0-5-6-5-11-5-14 0-29 0-44 0-39 0-71-27-75-65 40 0 80 0 119 0z">
              <text:p/>
            </draw:path>
            <draw:path draw:style-name="gr4" draw:text-style-name="P4" draw:layer="layout" svg:width="0.208cm" svg:height="0.19cm" svg:x="10.77cm" svg:y="2.563cm" svg:viewBox="0 0 209 191" svg:d="M52 191c65 0 157-50 157-126 0-25-12-41-25-50-24-15-50-15-77-15-24 0-41 0-64 10-37 16-43 39-43 42 0 1 2 2 3 2 4 0 11-4 13-5 6-4 7-6 9-11 4-12 12-21 47-23-5 58-19 112-38 161-11 4-18 10-18 12 0 3 1 3 6 3 10 0 20 0 30 0zM53 176c32-79 38-127 42-161 19 0 90 0 90 62 0 55-49 99-117 99-5 0-10 0-15 0z">
              <text:p/>
            </draw:path>
          </draw:g>
        </draw:g>
        <draw:g>
          <svg:title>TexMaths</svg:title>
          <svg:desc>8§display§i 
\!\in\! 
[n\!+\!1]§svg§600§TRUE§</svg:desc>
          <draw:g>
            <draw:path draw:style-name="gr4" draw:text-style-name="P4" draw:layer="layout" svg:width="0.073cm" svg:height="0.186cm" svg:x="10.261cm" svg:y="1.83cm" svg:viewBox="0 0 74 187" svg:d="M72 10c0-5-4-10-10-10-8 0-16 7-16 15 0 5 4 10 11 10 6 0 15-7 15-15zM50 115c4-8 4-9 7-16 1-6 3-10 3-15 0-12-9-23-23-23-27 0-37 41-37 43 0 3 2 2 3 3 3 0 3-1 5-5 7-26 18-35 28-35 2 0 7 0 7 10 0 5-1 11-3 14-2 7-14 40-19 52-3 7-7 16-7 22 0 13 10 22 24 22 26 0 36-40 36-43 0-2-2-2-3-2-3 0-3 1-5 5-4 17-14 35-28 35-5 0-7-3-7-10s2-11 8-28c4-10 8-19 11-29z">
              <text:p/>
            </draw:path>
            <draw:path draw:style-name="gr4" draw:text-style-name="P4" draw:layer="layout" svg:width="0.14cm" svg:height="0.161cm" svg:x="10.404cm" svg:y="1.863cm" svg:viewBox="0 0 141 162" svg:d="M130 87c5 0 11 0 11-6 0-5-6-5-11-5-39 0-79 0-119 0 4-38 36-64 76-64 15 0 29 0 43 0 5 0 11 0 11-6s-6-6-11-6c-14 0-29 0-44 0-48 0-86 37-86 81 0 45 38 81 86 81 15 0 30 0 44 0 5 0 11 0 11-6 0-5-6-5-11-5-14 0-28 0-43 0-40 0-72-27-76-64 40 0 80 0 119 0z">
              <text:p/>
            </draw:path>
            <draw:path draw:style-name="gr4" draw:text-style-name="P4" draw:layer="layout" svg:width="0.038cm" svg:height="0.278cm" svg:x="10.632cm" svg:y="1.805cm" svg:viewBox="0 0 39 279" svg:d="M39 279c0-4 0-7 0-11-9 0-18 0-28 0 0-86 0-171 0-257 10 0 19 0 28 0 0-4 0-7 0-11-13 0-26 0-39 0 0 93 0 186 0 279 13 0 26 0 39 0z">
              <text:p/>
            </draw:path>
            <draw:path draw:style-name="gr4" draw:text-style-name="P4" draw:layer="layout" svg:width="0.151cm" svg:height="0.125cm" svg:x="10.685cm" svg:y="1.891cm" svg:viewBox="0 0 152 126" svg:d="M16 107c-1 4-2 10-2 12 0 5 4 7 8 7s8-2 10-7c1-1 4-15 6-21 2-8 4-17 6-25 2-7 3-12 5-19 1-5 3-13 3-14 5-9 19-34 46-34 12 0 15 10 15 20 0 17-14 52-18 65-2 6-3 9-3 13 0 12 10 22 23 22 26 0 37-41 37-43s-3-2-3-2c-4 0-4 0-4 4-6 19-16 35-29 35-5 0-7-3-7-9 0-7 3-14 5-20 5-14 17-46 17-62 0-18-12-29-32-29-25 0-39 18-44 24-1-15-12-24-25-24-14 0-19 10-22 16-4 10-8 25-8 27s2 2 3 2c3 0 3 0 5-6 5-20 10-33 21-33 5 0 8 4 8 13 0 6-1 9-4 23-6 22-11 43-17 65z">
              <text:p/>
            </draw:path>
            <draw:path draw:style-name="gr4" draw:text-style-name="P4" draw:layer="layout" svg:width="0.185cm" svg:height="0.186cm" svg:x="10.877cm" svg:y="1.851cm" svg:viewBox="0 0 186 187" svg:d="M99 99c26 0 52 0 78 0 4 0 9 0 9-6 0-5-5-5-9-5-26 0-52 0-78 0 0-26 0-52 0-78 0-4 0-10-6-10s-6 6-6 10c0 26 0 52 0 78-26 0-52 0-78 0-4 0-9 0-9 5 0 6 5 6 9 6 26 0 52 0 78 0 0 26 0 52 0 78 0 4 0 10 6 10s6-6 6-10c0-26 0-52 0-78z">
              <text:p/>
            </draw:path>
            <draw:path draw:style-name="gr4" draw:text-style-name="P4" draw:layer="layout" svg:width="0.092cm" svg:height="0.186cm" svg:x="11.12cm" svg:y="1.828cm" svg:viewBox="0 0 93 187" svg:d="M58 7c0-6 0-7-7-7-17 18-42 18-51 18 0 3 0 6 0 9 6 0 22 0 37-7 0 48 0 96 0 144 0 10-1 14-27 14-3 0-5 0-8 0 0 3 0 6 0 9 9-2 34-2 45-2s35 0 46 2c0-3 0-6 0-9-3 0-7 0-10 0-25 0-25-3-25-14 0-52 0-104 0-157z">
              <text:p/>
            </draw:path>
            <draw:path draw:style-name="gr4" draw:text-style-name="P4" draw:layer="layout" svg:width="0.037cm" svg:height="0.278cm" svg:x="11.242cm" svg:y="1.805cm" svg:viewBox="0 0 38 279" svg:d="M38 0c-12 0-25 0-38 0 0 4 0 7 0 11 9 0 18 0 27 0 0 86 0 171 0 257-9 0-18 0-27 0 0 4 0 7 0 11 13 0 26 0 38 0 0-93 0-186 0-279z">
              <text:p/>
            </draw:path>
          </draw:g>
        </draw:g>
        <draw:g>
          <svg:title>TexMaths</svg:title>
          <svg:desc>8§display§\bm{b}_{i}
\!\in\!
\mathcal{B}§svg§600§TRUE§</svg:desc>
          <draw:g>
            <draw:path draw:style-name="gr4" draw:text-style-name="P4" draw:layer="layout" svg:width="0.126cm" svg:height="0.195cm" svg:x="10.262cm" svg:y="2.894cm" svg:viewBox="0 0 127 196" svg:d="M64 10c2-4 2-4 2-5 0-3-4-5-7-5-1 0-1 0-1 1-13 0-25 1-37 1-4 0-9 0-9 8 0 5 6 5 7 5 3 0 8 0 12 1-2 10-5 22-8 32-6 26-13 51-19 77-4 16-4 19-4 26 0 36 26 45 48 45 50 0 79-45 79-82 0-34-25-46-49-46-13 0-24 5-30 9 5-23 11-45 16-67zM48 186c-10 0-20-6-20-23 0-9 3-19 5-28 3-11 8-30 9-38 2-5 18-20 35-20s19 16 19 22c0 14-10 49-14 60-10 22-25 27-34 27z">
              <text:p/>
            </draw:path>
            <draw:path draw:style-name="gr4" draw:text-style-name="P4" draw:layer="layout" svg:width="0.059cm" svg:height="0.131cm" svg:x="10.403cm" svg:y="3cm" svg:viewBox="0 0 60 132" svg:d="M54 7c0-2-2-7-8-7-4 0-10 6-10 11 0 3 2 7 7 7 7 0 11-5 11-11zM14 107c0 2-1 5-1 8 0 9 8 17 18 17 20 0 29-27 29-30s-2-2-3-3c-3 0-3 2-4 4-5 15-13 23-21 23-4 0-5-2-5-6 0-5 2-9 3-13 2-6 4-10 7-16 1-5 9-22 9-25 0-1 1-4 1-6 0-9-8-16-18-16-20 0-29 26-29 29s2 2 3 3c3 0 3-1 4-3 5-17 14-24 21-24 3 0 5 1 5 7 0 5-1 7-6 19-4 11-8 21-13 32z">
              <text:p/>
            </draw:path>
            <draw:path draw:style-name="gr4" draw:text-style-name="P4" draw:layer="layout" svg:width="0.139cm" svg:height="0.161cm" svg:x="10.542cm" svg:y="2.937cm" svg:viewBox="0 0 140 162" svg:d="M130 87c5 0 10 0 10-6 0-5-5-5-10-5-39 0-79 0-119 0 3-38 36-65 75-65 15 0 30 0 44 0 5 0 10 0 10-5 0-6-5-6-10-6-15 0-30 0-44 0-48 0-86 37-86 81 0 45 38 81 86 81 14 0 29 0 44 0 5 0 10 0 10-6 0-5-5-5-10-5-14 0-29 0-44 0-39 0-72-27-75-64 40 0 80 0 119 0z">
              <text:p/>
            </draw:path>
            <draw:path draw:style-name="gr4" draw:text-style-name="P4" draw:layer="layout" svg:width="0.177cm" svg:height="0.202cm" svg:x="10.745cm" svg:y="2.891cm" svg:viewBox="0 0 178 203" svg:d="M70 7c1-2 1-3 1-4 0-2-1-3-3-3-3 0-12 5-18 7-12 7-23 12-23 17 0 2 2 2 3 2 4 0 11-4 16-7-4 27-10 63-15 87-10 48-16 65-29 92-2 2-1 2-2 3 0 2 2 2 3 2 4 0 16-5 21-12 3-7 14-27 22-60 7-24 17-60 37-90 13-17 25-26 42-26 16 0 29 10 29 25 0 25-26 33-56 43-3 2-22 8-22 15 0 2 2 2 2 2 2 0 8-1 14-1 29 0 51 17 51 43 0 35-30 46-55 46-22 0-32-12-35-16-2-1-2-2-4-2-7 0-20 9-20 14 0 1 10 19 41 19 40 0 97-27 97-73 0-23-15-41-44-46 22-10 55-30 55-56 0-16-13-28-34-28-10 0-46 2-79 45 2-13 3-25 5-38z">
              <text:p/>
            </draw:path>
          </draw:g>
        </draw:g>
        <draw:g>
          <svg:title>TexMaths</svg:title>
          <svg:desc>8§display§\tilde{\bm{c}}_{i}
\!\in\!
\mathbb{B}^{k_{\rm a}}§svg§600§TRUE§</svg:desc>
          <draw:g>
            <draw:path draw:style-name="gr4" draw:text-style-name="P4" draw:layer="layout" svg:width="0.092cm" svg:height="0.025cm" svg:x="10.292cm" svg:y="3.254cm" svg:viewBox="0 0 93 26" svg:d="M93 4c-1-1-3-3-4-4-8 5-11 14-23 14-7 0-13-4-18-8-8-4-13-6-18-6-10 0-16 6-30 22 2 1 3 3 5 4 0 0 10-13 22-13 7 0 14 4 19 7 8 4 12 6 17 6 11 0 16-6 30-22z">
              <text:p/>
            </draw:path>
            <draw:path draw:style-name="gr4" draw:text-style-name="P4" draw:layer="layout" svg:width="0.129cm" svg:height="0.127cm" svg:x="10.262cm" svg:y="3.318cm" svg:viewBox="0 0 130 128" svg:d="M108 15c-15 5-15 18-15 19 0 4 3 13 14 13 12 0 20-10 20-21 0-15-14-26-39-26-56 0-88 43-88 80 0 25 16 48 60 48 7 0 26 0 43-7 16-6 27-17 27-21 0-2-4-7-6-7s-3 1-5 3c-15 16-37 22-59 22-18 0-27-10-27-26 0-10 7-43 15-59 11-19 29-23 40-23 4 0 13 0 20 5z">
              <text:p/>
            </draw:path>
            <draw:path draw:style-name="gr4" draw:text-style-name="P4" draw:layer="layout" svg:width="0.058cm" svg:height="0.131cm" svg:x="10.403cm" svg:y="3.356cm" svg:viewBox="0 0 59 132" svg:d="M54 7c0-3-2-7-8-7-5 0-11 5-11 10 0 4 3 8 8 8 6 0 11-5 11-11zM14 107c0 2-1 5-1 8 0 9 7 17 18 17 20 0 28-28 28-31 0-2-2-2-3-2-2 0-2 1-3 3-5 16-14 24-21 24-4 0-5-2-5-7 0-4 1-8 3-12 2-6 4-11 6-16s9-22 10-25c0-1 1-4 1-6 0-9-8-17-19-17-19 0-28 27-28 30s2 3 3 3c3 0 3-1 3-3 6-17 15-24 22-24 3 0 5 1 5 7 0 4-2 7-7 19-4 11-8 21-12 32z">
              <text:p/>
            </draw:path>
            <draw:path draw:style-name="gr4" draw:text-style-name="P4" draw:layer="layout" svg:width="0.14cm" svg:height="0.161cm" svg:x="10.541cm" svg:y="3.293cm" svg:viewBox="0 0 141 162" svg:d="M131 86c5 0 10 0 10-5 0-6-5-6-10-6-40 0-79 0-119 0 3-38 35-64 75-64 15 0 29 0 44 0 5 0 10 0 10-5 0-6-5-6-10-6-15 0-30 0-45 0-48 0-86 36-86 81 0 44 38 81 86 81 15 0 30 0 45 0 5 0 10 0 10-6 0-5-5-5-10-5-15 0-29 0-44 0-40 0-72-27-75-65 40 0 79 0 119 0z">
              <text:p/>
            </draw:path>
            <draw:path draw:style-name="gr4" draw:text-style-name="P4" draw:layer="layout" svg:width="0.171cm" svg:height="0.19cm" svg:x="10.738cm" svg:y="3.253cm" svg:viewBox="0 0 172 191" svg:d="M37 26c0-4 0-11-3-16 11 0 21 0 32 0-4 4-4 10-4 14 0 48 0 96 0 143 0 4 0 10 4 15-11 0-21 0-32 0 3-6 3-12 3-16 0-47 0-94 0-140zM113 84c9-9 12-23 12-35 0-19-6-31-12-38 19 2 39 9 39 37 0 17-20 32-39 36zM71 25c0-6 0-9 4-12 2 0 6-3 12-3 13 0 28 10 28 39 0 31-16 38-44 39 0-21 0-42 0-63zM130 89c16-8 31-22 31-41 0-39-32-48-66-48-28 0-57 0-85 0-5 0-10 0-10 5s5 5 10 5c16 0 17 3 17 16 0 47 0 93 0 139 0 14-1 17-18 17-3 0-9 0-9 5 0 4 5 4 10 4 28 0 56 0 83 0 35 0 79-13 79-52 0-29-21-45-42-50zM71 167c0-23 0-47 0-70 22 0 32 0 41 7 11 8 12 26 12 35 0 11-1 43-36 43-17 0-17-11-17-15zM121 178c11-11 12-26 12-39 0-19-4-34-15-43 26 4 44 19 44 43 0 21-17 33-41 39z">
              <text:p/>
            </draw:path>
            <draw:path draw:style-name="gr4" draw:text-style-name="P4" draw:layer="layout" svg:width="0.096cm" svg:height="0.137cm" svg:x="10.938cm" svg:y="3.193cm" svg:viewBox="0 0 97 138" svg:d="M46 6c0 0 1-2 1-3s-1-3-3-3c-4 0-20 2-25 2-1 0-5 0-5 4s4 4 6 4c10 0 10 0 10 2s-1 3-1 5c-10 36-19 73-28 110-1 4-1 4-1 5 0 3 2 6 6 6 6 0 8-4 9-9 1-1 9-35 10-37 14 1 25 5 25 16 0 0 0 1 0 4-1 3-1 4-1 5 0 15 12 21 21 21 19 0 17-20 25-30 0-3-2-2-3-3-3 0-3 1-4 5-2 8-8 22-18 22-4 0-6-4-6-10 0-3 0-4 1-9 0-1 1-4 1-6 0-17-24-20-32-20 6-4 13-10 16-14 10-8 20-18 31-18 2 0 5 1 7 2-9 2-10 8-10 12s3 7 8 7c4 0 11-4 11-13 0-6-5-14-15-14-12 0-22 8-32 18-8 8-15 14-23 17 7-26 13-52 19-78z">
              <text:p/>
            </draw:path>
            <draw:path draw:style-name="gr4" draw:text-style-name="P4" draw:layer="layout" svg:width="0.078cm" svg:height="0.063cm" svg:x="11.054cm" svg:y="3.294cm" svg:viewBox="0 0 79 64" svg:d="M62 21c0-14-14-21-32-21-8 0-24 0-24 12 0 6 4 8 7 8 4 0 7-3 7-8 0-3-2-5-3-6 5-1 12-1 13-1 12 0 20 6 20 16 0 1 0 2 0 4-14 1-22 1-32 5-10 3-18 9-18 18 0 13 16 16 27 16s19-4 24-11c1 4 4 10 11 10 1 0 17 0 17-13 0-2 0-5 0-8-2 0-4 0-6 0 0 3 0 5 0 7s0 8-6 8c-5 0-5-6-5-8 0-9 0-19 0-28zM50 42c0 16-17 17-21 17-8 0-16-4-16-11 0-5 3-18 37-19 0 4 0 9 0 13z">
              <text:p/>
            </draw:path>
          </draw:g>
        </draw:g>
        <draw:line draw:style-name="gr19" draw:text-style-name="P2" draw:layer="layout" svg:x1="3.1cm" svg:y1="4.3cm" svg:x2="2.7cm" svg:y2="4.7cm">
          <text:p/>
        </draw:line>
        <draw:custom-shape draw:style-name="gr95" draw:text-style-name="P16" draw:layer="layout" svg:width="0.2cm" svg:height="0.2cm" svg:x="3.005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5.502cm" svg:y1="4.401cm" svg:x2="5.502cm" svg:y2="4.601cm">
          <text:p/>
        </draw:line>
        <draw:g>
          <svg:title>TexMaths</svg:title>
          <svg:desc>8§display§\bm{b}_i§svg§600§TRUE§</svg:desc>
          <draw:g>
            <draw:path draw:style-name="gr4" draw:text-style-name="P4" draw:layer="layout" svg:width="0.126cm" svg:height="0.196cm" svg:x="5.645cm" svg:y="4.236cm" svg:viewBox="0 0 127 197" svg:d="M64 10c1-4 1-3 1-4 0-4-3-6-6-6-1 0-2 0-2 1-12 0-24 1-36 1-3 0-9 0-9 8 0 6 6 6 7 6 3 0 8 0 12 0-2 9-5 21-8 33-6 25-13 51-19 76-4 16-4 19-4 25 0 36 26 47 48 47 50 0 79-47 79-83 0-34-26-46-49-46-13 0-25 5-30 8 5-22 10-44 16-66zM48 186c-11 0-20-5-20-23 0-9 3-19 5-28 3-11 8-30 9-38 2-5 18-19 34-19 18 0 19 15 19 21 0 15-9 49-14 59-9 24-25 28-33 28z">
              <text:p/>
            </draw:path>
            <draw:path draw:style-name="gr4" draw:text-style-name="P4" draw:layer="layout" svg:width="0.058cm" svg:height="0.13cm" svg:x="5.785cm" svg:y="4.343cm" svg:viewBox="0 0 59 131" svg:d="M53 7c0-3-1-7-7-7-5 0-11 5-11 10 0 4 2 8 8 8s10-6 10-11zM14 107c0 2-2 4-2 8 0 8 8 16 19 16 19 0 28-27 28-30 0-2-2-2-3-2-3 0-3 1-4 3-4 16-13 24-21 24-4 0-5-3-5-7s2-8 3-12c3-6 4-11 7-16 1-5 9-23 9-25 1-2 1-5 1-6 0-10-7-17-18-17-19 0-28 26-28 30 0 3 2 3 3 3 3 0 3-1 3-4 6-16 14-23 21-23 3 0 6 1 6 6s-2 8-7 20c-4 10-8 21-12 32z">
              <text:p/>
            </draw:path>
          </draw:g>
        </draw:g>
        <draw:line draw:style-name="gr19" draw:text-style-name="P2" draw:layer="layout" svg:x1="5.902cm" svg:y1="3.601cm" svg:x2="5.902cm" svg:y2="3.9cm">
          <text:p/>
        </draw:line>
        <draw:line draw:style-name="gr19" draw:text-style-name="P2" draw:layer="layout" svg:x1="5.502cm" svg:y1="3.601cm" svg:x2="5.502cm" svg:y2="4.201cm">
          <text:p/>
        </draw:line>
        <draw:line draw:style-name="gr19" draw:text-style-name="P2" draw:layer="layout" svg:x1="5.102cm" svg:y1="3.601cm" svg:x2="5.102cm" svg:y2="4.7cm">
          <text:p/>
        </draw:line>
        <draw:line draw:style-name="gr19" draw:text-style-name="P2" draw:layer="layout" svg:x1="5.901cm" svg:y1="3.9cm" svg:x2="5.501cm" svg:y2="4.3cm">
          <text:p/>
        </draw:line>
        <draw:line draw:style-name="gr2" draw:text-style-name="P2" draw:layer="layout" svg:x1="5.354cm" svg:y1="4.175cm" svg:x2="5.254cm" svg:y2="4.275cm">
          <text:p/>
        </draw:line>
        <draw:custom-shape draw:style-name="gr89" draw:text-style-name="P20" draw:layer="layout" svg:width="0.2cm" svg:height="0.2cm" svg:x="5.404cm" svg:y="4.6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54cm" svg:y1="3.775cm" svg:x2="5.654cm" svg:y2="3.875cm">
          <text:p/>
        </draw:line>
        <draw:line draw:style-name="gr19" draw:text-style-name="P2" draw:layer="layout" svg:x1="5.501cm" svg:y1="4.3cm" svg:x2="5.101cm" svg:y2="4.7cm">
          <text:p/>
        </draw:line>
        <draw:custom-shape draw:style-name="gr95" draw:text-style-name="P16" draw:layer="layout" svg:width="0.2cm" svg:height="0.2cm" svg:x="5.406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7.903cm" svg:y1="4.401cm" svg:x2="7.903cm" svg:y2="4.601cm">
          <text:p/>
        </draw:line>
        <draw:g>
          <svg:title>TexMaths</svg:title>
          <svg:desc>8§display§\bm{b}_{n-1}§svg§600§TRUE§</svg:desc>
          <draw:g>
            <draw:path draw:style-name="gr4" draw:text-style-name="P4" draw:layer="layout" svg:width="0.127cm" svg:height="0.196cm" svg:x="8.045cm" svg:y="4.236cm" svg:viewBox="0 0 128 197" svg:d="M65 10c0-4 0-3 0-4 0-4-3-6-6-6-1 0-1 0-2 1-11 0-23 1-35 1-4 0-10 0-10 8 0 6 6 6 7 6 3 0 9 0 12 0-2 9-5 21-8 33-6 25-13 51-19 76-4 16-4 19-4 25 0 36 27 47 48 47 50 0 80-47 80-83 0-34-27-46-50-46-13 0-25 5-30 8 5-22 11-44 17-66zM49 186c-11 0-21-5-21-23 0-9 3-19 5-28 3-11 8-30 9-38 2-5 18-19 35-19s19 15 19 21c0 15-10 49-15 59-9 24-24 28-32 28z">
              <text:p/>
            </draw:path>
            <draw:path draw:style-name="gr4" draw:text-style-name="P4" draw:layer="layout" svg:width="0.119cm" svg:height="0.087cm" svg:x="8.185cm" svg:y="4.386cm" svg:viewBox="0 0 120 88" svg:d="M15 74c-1 2-2 7-2 8 0 4 4 6 7 6s6-2 7-4 3-8 4-12 3-13 4-18c1-4 3-9 3-13 3-8 3-9 9-18 5-7 14-17 29-17 12 0 12 9 12 13 0 12-9 34-12 42-2 5-3 7-3 11 0 10 8 16 19 16 20 0 28-27 28-30 0-2-3-2-3-2-3 0-3 1-4 3-4 16-12 24-20 24-4 0-5-3-5-7s1-8 4-16c2-6 10-27 10-38 0-19-15-22-25-22-16 0-28 10-33 18-2-14-13-18-21-18-9 0-13 6-16 10-4 8-7 19-7 20 0 3 2 2 3 3 3 0 3-1 5-7 3-11 6-20 14-20 5 0 7 4 7 9 0 4-2 11-3 16-2 5-4 14-4 18-3 8-5 17-7 25z">
              <text:p/>
            </draw:path>
            <draw:path draw:style-name="gr4" draw:text-style-name="P4" draw:layer="layout" svg:width="0.132cm" svg:height="0.009cm" svg:x="8.336cm" svg:y="4.418cm" svg:viewBox="0 0 133 10" svg:d="M125 10c3 0 8 0 8-5s-5-5-8-5c-39 0-78 0-117 0-3 0-8 0-8 5s4 5 8 5c39 0 78 0 117 0z">
              <text:p/>
            </draw:path>
            <draw:path draw:style-name="gr4" draw:text-style-name="P4" draw:layer="layout" svg:width="0.071cm" svg:height="0.129cm" svg:x="8.511cm" svg:y="4.342cm" svg:viewBox="0 0 72 130" svg:d="M45 6c0-5-1-6-6-6-13 13-31 13-39 13 0 2 0 5 0 7 5 0 18 0 29-6 0 34 0 67 0 100 0 6 0 9-20 9-3 0-5 0-7 0 0 2 0 4 0 7 4 0 28-1 35-1 5 0 30 1 35 1 0-3 0-5 0-7-3 0-5 0-8 0-19 0-19-3-19-9 0-36 0-72 0-108z">
              <text:p/>
            </draw:path>
          </draw:g>
        </draw:g>
        <draw:line draw:style-name="gr19" draw:text-style-name="P2" draw:layer="layout" svg:x1="8.303cm" svg:y1="3.601cm" svg:x2="8.303cm" svg:y2="3.9cm">
          <text:p/>
        </draw:line>
        <draw:line draw:style-name="gr19" draw:text-style-name="P2" draw:layer="layout" svg:x1="7.903cm" svg:y1="3.601cm" svg:x2="7.903cm" svg:y2="4.201cm">
          <text:p/>
        </draw:line>
        <draw:line draw:style-name="gr19" draw:text-style-name="P2" draw:layer="layout" svg:x1="7.503cm" svg:y1="3.601cm" svg:x2="7.503cm" svg:y2="4.7cm">
          <text:p/>
        </draw:line>
        <draw:line draw:style-name="gr19" draw:text-style-name="P2" draw:layer="layout" svg:x1="8.302cm" svg:y1="3.9cm" svg:x2="7.902cm" svg:y2="4.3cm">
          <text:p/>
        </draw:line>
        <draw:line draw:style-name="gr2" draw:text-style-name="P2" draw:layer="layout" svg:x1="7.755cm" svg:y1="4.175cm" svg:x2="7.655cm" svg:y2="4.275cm">
          <text:p/>
        </draw:line>
        <draw:custom-shape draw:style-name="gr89" draw:text-style-name="P20" draw:layer="layout" svg:width="0.2cm" svg:height="0.2cm" svg:x="7.805cm" svg:y="4.6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155cm" svg:y1="3.775cm" svg:x2="8.055cm" svg:y2="3.875cm">
          <text:p/>
        </draw:line>
        <draw:line draw:style-name="gr19" draw:text-style-name="P2" draw:layer="layout" svg:x1="7.902cm" svg:y1="4.3cm" svg:x2="7.502cm" svg:y2="4.7cm">
          <text:p/>
        </draw:line>
        <draw:custom-shape draw:style-name="gr95" draw:text-style-name="P16" draw:layer="layout" svg:width="0.2cm" svg:height="0.2cm" svg:x="7.807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" draw:layer="layout" svg:width="2cm" svg:height="1.6cm" svg:x="13cm" svg:y="21.6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4.6cm" svg:y1="21.6cm" svg:x2="14.6cm" svg:y2="23.2cm">
          <text:p/>
        </draw:line>
        <draw:line draw:style-name="gr2" draw:text-style-name="P2" draw:layer="layout" svg:x1="13cm" svg:y1="21.8cm" svg:x2="15cm" svg:y2="21.8cm">
          <text:p/>
        </draw:line>
        <draw:line draw:style-name="gr2" draw:text-style-name="P2" draw:layer="layout" svg:x1="13cm" svg:y1="22cm" svg:x2="15cm" svg:y2="22cm">
          <text:p/>
        </draw:line>
        <draw:line draw:style-name="gr2" draw:text-style-name="P2" draw:layer="layout" svg:x1="13cm" svg:y1="22.2cm" svg:x2="15cm" svg:y2="22.2cm">
          <text:p/>
        </draw:line>
        <draw:line draw:style-name="gr2" draw:text-style-name="P2" draw:layer="layout" svg:x1="13cm" svg:y1="22.4cm" svg:x2="15cm" svg:y2="22.4cm">
          <text:p/>
        </draw:line>
        <draw:line draw:style-name="gr2" draw:text-style-name="P2" draw:layer="layout" svg:x1="13cm" svg:y1="22.6cm" svg:x2="15cm" svg:y2="22.6cm">
          <text:p/>
        </draw:line>
        <draw:line draw:style-name="gr2" draw:text-style-name="P2" draw:layer="layout" svg:x1="13cm" svg:y1="22.8cm" svg:x2="15cm" svg:y2="22.8cm">
          <text:p/>
        </draw:line>
        <draw:line draw:style-name="gr2" draw:text-style-name="P2" draw:layer="layout" svg:x1="13cm" svg:y1="23cm" svg:x2="15cm" svg:y2="23cm">
          <text:p/>
        </draw:line>
        <draw:line draw:style-name="gr2" draw:text-style-name="P2" draw:layer="layout" svg:x1="13.2cm" svg:y1="21.6cm" svg:x2="13.2cm" svg:y2="23.2cm">
          <text:p/>
        </draw:line>
        <draw:line draw:style-name="gr2" draw:text-style-name="P2" draw:layer="layout" svg:x1="13.4cm" svg:y1="21.6cm" svg:x2="13.4cm" svg:y2="23.2cm">
          <text:p/>
        </draw:line>
        <draw:line draw:style-name="gr2" draw:text-style-name="P2" draw:layer="layout" svg:x1="13.6cm" svg:y1="21.6cm" svg:x2="13.6cm" svg:y2="23.2cm">
          <text:p/>
        </draw:line>
        <draw:line draw:style-name="gr2" draw:text-style-name="P2" draw:layer="layout" svg:x1="13.8cm" svg:y1="21.6cm" svg:x2="13.8cm" svg:y2="23.2cm">
          <text:p/>
        </draw:line>
        <draw:line draw:style-name="gr2" draw:text-style-name="P2" draw:layer="layout" svg:x1="14cm" svg:y1="21.6cm" svg:x2="14cm" svg:y2="23.2cm">
          <text:p/>
        </draw:line>
        <draw:line draw:style-name="gr2" draw:text-style-name="P2" draw:layer="layout" svg:x1="14.2cm" svg:y1="21.6cm" svg:x2="14.2cm" svg:y2="23.2cm">
          <text:p/>
        </draw:line>
        <draw:line draw:style-name="gr2" draw:text-style-name="P2" draw:layer="layout" svg:x1="14.4cm" svg:y1="21.6cm" svg:x2="14.4cm" svg:y2="23.2cm">
          <text:p/>
        </draw:line>
        <draw:line draw:style-name="gr2" draw:text-style-name="P2" draw:layer="layout" svg:x1="14.8cm" svg:y1="21.6cm" svg:x2="14.8cm" svg:y2="23.2cm">
          <text:p/>
        </draw:line>
        <draw:line draw:style-name="gr20" draw:text-style-name="P2" draw:layer="layout" svg:x1="13cm" svg:y1="23.3cm" svg:x2="14.6cm" svg:y2="23.3cm">
          <text:p/>
        </draw:line>
        <draw:line draw:style-name="gr20" draw:text-style-name="P2" draw:layer="layout" svg:x1="14.6cm" svg:y1="23.5cm" svg:x2="15cm" svg:y2="23.5cm">
          <text:p/>
        </draw:line>
        <draw:line draw:style-name="gr20" draw:text-style-name="P2" draw:layer="layout" svg:x1="15.1cm" svg:y1="21.6cm" svg:x2="15.1cm" svg:y2="23.2cm">
          <text:p/>
        </draw:line>
        <draw:g>
          <svg:title>TexMaths</svg:title>
          <svg:desc>8§display§\nu§svg§600§TRUE§</svg:desc>
          <draw:g>
            <draw:path draw:style-name="gr4" draw:text-style-name="P4" draw:layer="layout" svg:width="0.13cm" svg:height="0.121cm" svg:x="13.755cm" svg:y="23.35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g>
          <svg:title>TexMaths</svg:title>
          <svg:desc>8§display§\nu§svg§600§TRUE§</svg:desc>
          <draw:g>
            <draw:path draw:style-name="gr4" draw:text-style-name="P4" draw:layer="layout" svg:width="0.13cm" svg:height="0.121cm" svg:x="15.156cm" svg:y="22.355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line draw:style-name="gr20" draw:text-style-name="P2" draw:layer="layout" svg:x1="14.2cm" svg:y1="23.5cm" svg:x2="14.6cm" svg:y2="23.5cm">
          <text:p/>
        </draw:line>
        <draw:g>
          <svg:title>TexMaths</svg:title>
          <svg:desc>8§display§d_\delta§svg§600§TRUE§</svg:desc>
          <draw:g>
            <draw:path draw:style-name="gr4" draw:text-style-name="P4" draw:layer="layout" svg:width="0.132cm" svg:height="0.196cm" svg:x="14.257cm" svg:y="23.558cm" svg:viewBox="0 0 133 197" svg:d="M133 3c-1-1 0-3-4-3s-31 2-35 3c-2 0-4 2-4 6 0 3 2 3 6 3 14 0 15 2 15 5-1 2-1 3-2 5-5 22-11 44-17 66-4-10-12-18-25-18-33 0-67 41-67 82 0 26 15 45 37 45 6 0 20-1 36-21 3 12 12 21 26 21 9 0 16-7 21-16 4-10 8-27 8-27 0-3-3-3-4-3-2 0-3 1-4 5-4 18-9 35-20 35-8 0-9-8-9-13 0-7 1-8 1-13 14-54 28-108 41-162zM75 161c-2 5-2 5-6 10-12 15-24 20-32 20-13 0-17-16-17-26 0-15 9-49 15-62 9-16 22-27 33-27 17 0 21 23 21 25s0 3-1 5c-4 18-9 36-13 55z">
              <text:p/>
            </draw:path>
            <draw:path draw:style-name="gr4" draw:text-style-name="P4" draw:layer="layout" svg:width="0.085cm" svg:height="0.141cm" svg:x="14.403cm" svg:y="23.654cm" svg:viewBox="0 0 86 142" svg:d="M45 54c-28 8-45 33-45 53 0 21 16 35 35 35 24 0 42-28 42-57 0-19-10-30-16-36-8-8-22-24-22-34 0-2 2-8 10-8s13 3 17 6c2 1 9 5 12 5 5 0 8-4 8-8 0-5-2-6-13-8-2 0-12-2-17-2-15 0-23 9-23 21 0 10 6 22 12 33zM49 60c5 8 12 20 12 34 0 16-9 42-25 42-11 0-22-7-22-23 0-13 8-47 35-53z">
              <text:p/>
            </draw:path>
          </draw:g>
        </draw:g>
        <draw:custom-shape draw:style-name="gr97" draw:text-style-name="P18" draw:layer="layout" svg:width="0.1cm" svg:height="0.1cm" svg:x="12.967cm" svg:y="2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1" draw:layer="layout" svg:width="0.1cm" svg:height="0.1cm" svg:x="14.146cm" svg:y="23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1" draw:layer="layout" svg:width="0.1cm" svg:height="0.1cm" svg:x="14.347cm" svg:y="23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1" draw:layer="layout" svg:width="0.1cm" svg:height="0.1cm" svg:x="14.548cm" svg:y="2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1" draw:layer="layout" svg:width="0.1cm" svg:height="0.1cm" svg:x="14.749cm" svg:y="23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1" draw:layer="layout" svg:width="0.1cm" svg:height="0.1cm" svg:x="14.95cm" svg:y="23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b}§svg§600§TRUE§</svg:desc>
          <draw:g>
            <draw:path draw:style-name="gr4" draw:text-style-name="P4" draw:layer="layout" svg:width="0.125cm" svg:height="0.195cm" svg:x="12.657cm" svg:y="22.255cm" svg:viewBox="0 0 126 196" svg:d="M63 10c2-4 2-4 2-5 0-3-3-5-6-5-2 0-2 0-3 0-12 1-24 1-35 2-4 0-9 0-9 8 0 5 5 5 7 5 3 0 8 0 12 1-2 9-5 21-8 32-6 26-13 51-19 77-4 16-4 19-4 26 0 35 26 45 48 45 49 0 78-45 78-82 0-34-25-46-48-46-14 0-25 5-30 8 5-22 10-44 15-66zM48 186c-11 0-20-6-20-23 0-9 3-20 4-28 3-11 8-30 10-39 2-4 17-19 34-19 18 0 18 15 18 22 0 14-8 48-13 60-10 22-26 27-33 27z">
              <text:p/>
            </draw:path>
          </draw:g>
        </draw:g>
        <draw:polyline draw:style-name="gr19" draw:text-style-name="P2" draw:layer="layout" svg:width="1.201cm" svg:height="1.201cm" draw:transform="rotate (-2.35619449019235) translate (13.7cm 22.3999999999999cm)" svg:viewBox="0 0 1202 1202" draw:points="0,1131 71,1202 1202,71 1131,0">
          <text:p/>
        </draw:polyline>
        <draw:polyline draw:style-name="gr19" draw:text-style-name="P2" draw:layer="layout" svg:width="0.099cm" svg:height="1.599cm" draw:transform="rotate (1.5707963267949) translate (13cm 21.5cm)" svg:viewBox="0 0 100 1600" draw:points="0,0 100,0 100,1600 0,1600">
          <text:p/>
        </draw:polyline>
        <draw:g>
          <svg:title>TexMaths</svg:title>
          <svg:desc>8§display§\tilde{\bm{y}}§svg§600§TRUE§</svg:desc>
          <draw:g>
            <draw:path draw:style-name="gr4" draw:text-style-name="P4" draw:layer="layout" svg:width="0.092cm" svg:height="0.025cm" svg:x="13.797cm" svg:y="21.1cm" svg:viewBox="0 0 93 26" svg:d="M93 4c-1-1-3-3-5-4-7 5-10 14-23 14-6 0-12-4-17-8-8-4-13-6-18-6-10 0-16 6-30 22 2 1 3 3 5 4 0-1 10-13 23-13 6 0 13 4 17 7 8 4 13 6 18 6 10 0 16-6 30-22z">
              <text:p/>
            </draw:path>
            <draw:path draw:style-name="gr4" draw:text-style-name="P4" draw:layer="layout" svg:width="0.152cm" svg:height="0.181cm" svg:x="13.748cm" svg:y="21.165cm" svg:viewBox="0 0 153 182" svg:d="M151 21c2-5 2-6 2-7 0-6-5-12-13-12-15 0-18 13-20 20-2 10-4 20-7 30-3 13-9 35-12 46-1 6-9 13-11 14s-10 6-18 6c-17 0-17-14-17-20 0-18 9-39 16-59 3-7 4-10 4-14 0-16-16-25-32-25-29 0-43 37-43 43 0 4 4 4 6 4 4 0 6 0 7-3 9-31 24-34 28-34 3 0 5 0 5 6s-3 13-5 17c-10 28-16 44-16 59 0 32 28 36 44 36 8 0 17-1 27-8-8 35-29 52-48 52-3 0-11 0-17-4 9-3 14-11 14-18 0-11-8-13-14-13-10 0-20 9-20 21 0 14 15 24 37 24 32 0 69-21 77-55 9-36 18-71 26-106z">
              <text:p/>
            </draw:path>
          </draw:g>
        </draw:g>
        <draw:g>
          <svg:title>TexMaths</svg:title>
          <svg:desc>8§display§p(y|b) 
\!=\!
\begin{cases}
\textcolor{red}{\frac{2}{3}} p_{\rm s}      &amp; (y \!\neq\! b) \\
1 - \textcolor{red}{\frac{2}{3}} p_{\rm s} &amp; (y \!=\! b) 
\end{cases}§svg§600§TRUE§</svg:desc>
          <draw:g>
            <draw:path draw:style-name="gr4" draw:text-style-name="P4" draw:layer="layout" svg:width="0.145cm" svg:height="0.178cm" svg:x="15.576cm" svg:y="21.531cm" svg:viewBox="0 0 146 179" svg:d="M22 158c-3 10-3 12-16 12-3 0-6 0-6 5 0 3 2 4 4 4 7 0 15-1 23-1 10 0 19 1 28 1 2 0 5 0 5-5 0-4-2-4-6-4-15 0-15-2-15-4 0-4 12-49 14-56 4 8 12 17 26 17 33 0 67-41 67-82 0-27-16-45-36-45-15 0-28 10-37 22-3-16-15-22-26-22-13 0-18 11-21 16-4 10-8 26-8 27 0 3 2 2 3 3 3 0 3 0 5-6 4-20 10-34 20-34 5 0 9 3 9 13 0 7-1 10-2 15-11 41-21 83-31 124zM71 37c2-8 10-15 15-20 9-9 18-11 23-11 11 0 17 10 17 27s-8 49-14 59c-10 20-23 30-34 30-18 0-21-24-21-26 0-1 0-1 1-4 4-18 9-37 13-55z">
              <text:p/>
            </draw:path>
            <draw:path draw:style-name="gr4" draw:text-style-name="P4" draw:layer="layout" svg:width="0.064cm" svg:height="0.28cm" svg:x="15.754cm" svg:y="21.445cm" svg:viewBox="0 0 65 281" svg:d="M65 278c0-1 0-1-5-6-35-35-44-89-44-131 0-49 11-99 46-133 3-4 3-4 3-5 0-2-1-3-3-3-3 0-28 19-44 55-15 31-18 62-18 86 0 21 3 56 18 87 17 34 41 53 44 53 2 0 3-1 3-3z">
              <text:p/>
            </draw:path>
            <draw:path draw:style-name="gr4" draw:text-style-name="P4" draw:layer="layout" svg:width="0.129cm" svg:height="0.181cm" svg:x="15.844cm" svg:y="21.531cm" svg:viewBox="0 0 130 182" svg:d="M128 18c2-4 2-5 2-7 0-5-4-8-8-8s-8 2-11 7c0 0-2 9-4 14-1 8-3 15-5 23-4 17-8 34-12 51-2 4-14 24-32 24-15 0-18-13-18-24 0-12 5-30 14-55 5-11 6-14 6-20 0-13-9-23-23-23-27 0-37 41-37 43 0 3 2 3 3 3 3 0 3 0 5-4 7-27 18-36 28-36 2 0 7 0 7 9 0 7-3 15-5 20-11 30-16 46-16 59 0 25 18 33 35 33 10 0 20-5 28-12-4 15-7 28-19 43-7 10-17 18-30 18-4 0-17-1-22-12 4 0 8 0 12-3 3-3 6-7 6-12 0-9-8-10-10-10-7 0-16 5-16 19 0 13 12 24 30 24 29 0 58-26 66-57 8-36 17-72 26-107z">
              <text:p/>
            </draw:path>
            <draw:path draw:style-name="gr4" draw:text-style-name="P4" draw:layer="layout" svg:width="0.01cm" svg:height="0.28cm" svg:x="16.017cm" svg:y="21.445cm" svg:viewBox="0 0 11 281" svg:d="M11 10c0-5 0-10-5-10-6 0-6 5-6 10 0 87 0 174 0 261 0 5 0 10 6 10 5 0 5-5 5-10 0-87 0-174 0-261z">
              <text:p/>
            </draw:path>
            <draw:path draw:style-name="gr4" draw:text-style-name="P4" draw:layer="layout" svg:width="0.102cm" svg:height="0.197cm" svg:x="16.075cm" svg:y="21.461cm" svg:viewBox="0 0 103 198" svg:d="M54 3c0-1 0-3-4-3-6 0-27 2-34 2-2 1-6 1-6 6 0 4 3 4 7 4 13 0 14 2 14 5 0 1-2 11-4 17-8 30-15 61-23 92-3 13-4 18-4 28 0 27 14 44 35 44 34 0 68-42 68-83 0-25-15-45-37-45-13 0-24 8-33 17 7-28 14-56 21-84zM27 109c2-6 2-7 4-10 15-18 27-22 35-22 9 0 17 9 17 26s-9 49-14 59c-10 20-23 30-34 30-9 0-18-8-18-29 0-5 0-10 4-28 2-9 4-17 6-26z">
              <text:p/>
            </draw:path>
            <draw:path draw:style-name="gr4" draw:text-style-name="P4" draw:layer="layout" svg:width="0.065cm" svg:height="0.28cm" svg:x="16.198cm" svg:y="21.445cm" svg:viewBox="0 0 66 281" svg:d="M66 141c0-23-4-56-20-88-16-35-40-53-43-53-2 0-3 2-3 3s0 1 6 7c27 27 43 72 43 131 0 48-11 97-45 132-4 4-4 4-4 5 0 2 1 3 3 3 3 0 28-20 44-55 15-31 19-62 19-85z">
              <text:p/>
            </draw:path>
            <draw:path draw:style-name="gr4" draw:text-style-name="P4" draw:layer="layout" svg:width="0.186cm" svg:height="0.065cm" svg:x="16.338cm" svg:y="21.553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4" draw:text-style-name="P4" draw:layer="layout" svg:width="0.144cm" svg:height="0.841cm" svg:x="16.613cm" svg:y="21.164cm" svg:viewBox="0 0 145 842" svg:d="M86 525c0-32-21-79-70-104 30-16 66-49 70-101 0-1 0-2 0-3 0-64 0-129 0-194 0-23 0-28 2-38 6-23 19-51 54-71 3-2 3-3 3-8 0-6 0-6-7-6-4 0-5 0-12 5-64 35-68 88-68 97 0 67 0 133 0 199 0 21 0 44-14 69-13 23-28 35-40 43-4 3-4 3-4 8s0 5 2 7c24 15 50 41 56 86 0 7 0 7 0 11 0 71 0 143 0 215 0 23 15 70 69 98 7 4 7 4 11 4 7 0 7 0 7-6 0-5 0-6-1-6-13-8-50-30-57-79-1-7-1-8-1-11 0-72 0-144 0-215z">
              <text:p/>
            </draw:path>
            <draw:path draw:style-name="gr5" draw:text-style-name="P5" draw:layer="layout" svg:width="0.085cm" svg:height="0.129cm" svg:x="16.845cm" svg:y="21.223cm" svg:viewBox="0 0 86 130" svg:d="M86 94c-2 0-4 0-6 0-1 4-2 16-5 18-1 2-17 2-20 2-12 0-24 0-36 0 21-19 28-24 39-33 15-12 28-24 28-43 0-24-20-38-45-38s-41 17-41 35c0 10 8 11 10 11 5 0 11-4 11-11 0-3-2-10-12-10 6-14 20-19 29-19 20 0 30 16 30 32 0 17-13 31-19 38-16 15-32 31-47 46-2 2-2 3-2 8 27 0 54 0 81 0 2-12 4-24 5-36z">
              <text:p/>
            </draw:path>
            <draw:path draw:style-name="gr5" draw:text-style-name="P5" draw:layer="layout" svg:width="0.111cm" svg:height="0.01cm" svg:x="16.832cm" svg:y="21.388cm" svg:viewBox="0 0 112 11" svg:d="M0 0c37 0 75 0 112 0 0 4 0 7 0 11-37 0-75 0-112 0 0-4 0-7 0-11z">
              <text:p/>
            </draw:path>
            <draw:path draw:style-name="gr5" draw:text-style-name="P5" draw:layer="layout" svg:width="0.089cm" svg:height="0.133cm" svg:x="16.844cm" svg:y="21.43cm" svg:viewBox="0 0 90 134" svg:d="M42 65c16 0 27 10 27 32 0 24-14 31-26 31-7 0-25-2-33-14 9 0 12-7 12-11 0-6-5-10-12-10-5 0-10 3-10 11 0 18 20 30 44 30 27 0 46-18 46-37 0-16-12-31-34-35 21-8 28-23 28-35 0-16-18-27-40-27s-38 10-38 26c0 7 4 11 10 11s10-5 10-11c0-5-4-9-10-9 7-9 21-11 28-11 9 0 21 4 21 21 0 8-3 17-8 23-7 8-12 8-22 9-5 0-5 0-6 0-1 1-2 1-2 3 0 3 2 3 5 3s7 0 10 0z">
              <text:p/>
            </draw:path>
            <draw:path draw:style-name="gr4" draw:text-style-name="P4" draw:layer="layout" svg:width="0.146cm" svg:height="0.177cm" svg:x="16.969cm" svg:y="21.34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10 20-22 29-33 29-19 0-22-23-22-25 0-1 0-2 1-5 4-18 9-37 13-55z">
              <text:p/>
            </draw:path>
            <draw:path draw:style-name="gr4" draw:text-style-name="P4" draw:layer="layout" svg:width="0.07cm" svg:height="0.089cm" svg:x="17.128cm" svg:y="21.418cm" svg:viewBox="0 0 71 90" svg:d="M66 5c0-3 0-5-3-5-1 0-1 0-4 2-1 1-2 2-3 4-6-4-14-6-21-6-28 0-35 14-35 25 0 6 3 11 8 15 7 6 14 8 27 10 10 1 26 4 26 17 0 8-5 17-24 17s-27-12-30-26c-1-2-1-3-3-3-4 0-4 2-4 6 0 8 0 16 0 24 0 3 0 5 3 5 2 0 6-4 10-8 8 8 19 8 24 8 25 0 34-14 34-28 0-8-3-13-8-18-8-7-17-9-23-10-16-3-29-5-29-16 0-5 6-13 24-13 23 0 24 16 24 21 0 3 3 3 3 3 4 0 4-2 4-6 0-6 0-12 0-18z">
              <text:p/>
            </draw:path>
            <draw:path draw:style-name="gr4" draw:text-style-name="P4" draw:layer="layout" svg:width="0.064cm" svg:height="0.28cm" svg:x="18.016cm" svg:y="21.254cm" svg:viewBox="0 0 65 281" svg:d="M65 277l-5-5c-35-36-44-89-44-132 0-49 10-98 45-133 4-3 4-4 4-5s-1-2-3-2c-3 0-28 19-44 54-15 32-18 63-18 86 0 22 2 56 18 88 17 34 41 53 44 53 2 0 3-1 3-4z">
              <text:p/>
            </draw:path>
            <draw:path draw:style-name="gr4" draw:text-style-name="P4" draw:layer="layout" svg:width="0.129cm" svg:height="0.181cm" svg:x="18.106cm" svg:y="21.34cm" svg:viewBox="0 0 130 182" svg:d="M128 17c2-4 2-4 2-7 0-4-4-7-9-7-3 0-7 2-10 6-1 1-2 10-4 15-1 7-4 15-5 22-5 17-9 34-13 51-1 5-13 24-31 24-15 0-18-12-18-23 0-12 5-30 14-55 4-12 6-14 6-20 0-13-9-23-23-23-27 0-37 41-37 43 0 3 2 3 3 3 3 0 3 0 4-5 8-27 19-35 29-35 2 0 7 0 7 9 0 7-3 15-5 19-11 31-16 47-16 60 0 24 17 33 34 33 11 0 21-5 29-13-4 15-7 29-19 44-7 9-18 17-31 17-4 0-17-1-21-11 4 0 8 0 12-4 3-2 6-6 6-11 0-9-8-10-10-10-7 0-16 4-16 18s12 25 29 25c29 0 59-26 66-58 9-36 18-71 27-107z">
              <text:p/>
            </draw:path>
            <draw:path draw:style-name="gr4" draw:text-style-name="P4" draw:layer="layout" svg:width="0.139cm" svg:height="0.26cm" svg:x="18.315cm" svg:y="21.263cm" svg:viewBox="0 0 140 261" svg:d="M138 10c2-4 2-4 2-4 0-3-2-6-6-6-3 0-4 2-5 6-42 81-84 163-127 244-2 4-2 5-2 6 0 2 2 5 6 5 3 0 4-1 6-5 42-82 84-164 126-246z">
              <text:p/>
            </draw:path>
            <draw:path draw:style-name="gr4" draw:text-style-name="P4" draw:layer="layout" svg:width="0.186cm" svg:height="0.065cm" svg:x="18.292cm" svg:y="21.361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4" draw:text-style-name="P4" draw:layer="layout" svg:width="0.102cm" svg:height="0.197cm" svg:x="18.539cm" svg:y="21.269cm" svg:viewBox="0 0 103 198" svg:d="M54 3c-1-1 0-3-4-3-6 0-27 2-34 3-2 0-5 1-5 6 0 3 3 3 7 3 13 0 14 2 14 5 0 1-3 11-4 17-8 31-15 61-23 92-3 14-5 18-5 28 0 27 15 44 36 44 33 0 67-41 67-82 0-26-14-45-37-45-12 0-24 8-32 17 7-28 13-57 20-85zM28 110c2-7 2-8 4-10 14-18 26-22 34-22 10 0 17 8 17 26 0 16-9 49-14 59-9 19-23 29-33 29s-19-7-19-28c0-6 0-11 5-29 2-8 4-17 6-25z">
              <text:p/>
            </draw:path>
            <draw:path draw:style-name="gr4" draw:text-style-name="P4" draw:layer="layout" svg:width="0.065cm" svg:height="0.28cm" svg:x="18.662cm" svg:y="21.254cm" svg:viewBox="0 0 66 281" svg:d="M66 140c0-22-4-56-19-87-17-35-41-53-44-53-1 0-3 1-3 2s0 2 6 7c28 28 44 73 44 131 0 48-11 97-46 133-4 4-4 4-4 4 0 2 2 4 3 4 3 0 28-20 45-56 14-30 18-61 18-85z">
              <text:p/>
            </draw:path>
            <draw:path draw:style-name="gr4" draw:text-style-name="P4" draw:layer="layout" svg:width="0.092cm" svg:height="0.186cm" svg:x="16.824cm" svg:y="21.681cm" svg:viewBox="0 0 93 187" svg:d="M58 7c0-7 0-7-7-7-17 18-41 18-51 18 0 3 0 5 0 8 6 0 22 0 37-7 0 49 0 97 0 146 0 10-1 13-26 13-3 0-6 0-9 0 0 3 0 6 0 9 10-1 34-1 45-1s36 0 46 1c0-3 0-6 0-9-3 0-6 0-9 0-26 0-26-3-26-13 0-53 0-105 0-158z">
              <text:p/>
            </draw:path>
            <draw:path draw:style-name="gr4" draw:text-style-name="P4" draw:layer="layout" svg:width="0.171cm" svg:height="0.01cm" svg:x="17.025cm" svg:y="21.793cm" svg:viewBox="0 0 172 11" svg:d="M162 11c4 0 10 0 10-5 0-6-6-6-10-6-51 0-102 0-152 0-5 0-10 0-10 6 0 5 5 5 10 5 50 0 101 0 152 0z">
              <text:p/>
            </draw:path>
            <draw:path draw:style-name="gr5" draw:text-style-name="P5" draw:layer="layout" svg:width="0.086cm" svg:height="0.129cm" svg:x="17.329cm" svg:y="21.627cm" svg:viewBox="0 0 87 130" svg:d="M87 95c-2 0-5 0-7 0 0 4-2 16-5 18-1 1-17 1-19 1-12 0-25 0-37 0 21-18 28-24 39-33 16-11 29-24 29-43 0-24-21-38-46-38-24 0-41 18-41 35 0 11 8 11 10 11 5 0 11-3 11-10 0-4-2-10-12-10 6-15 20-19 29-19 20 0 30 15 30 31 0 17-12 31-18 38-16 16-32 31-48 47-2 2-2 2-2 7 27 0 54 0 81 0 2-11 4-23 6-35z">
              <text:p/>
            </draw:path>
            <draw:path draw:style-name="gr5" draw:text-style-name="P5" draw:layer="layout" svg:width="0.111cm" svg:height="0.01cm" svg:x="17.316cm" svg:y="21.793cm" svg:viewBox="0 0 112 11" svg:d="M0 0c37 0 75 0 112 0 0 4 0 7 0 11-37 0-75 0-112 0 0-4 0-7 0-11z">
              <text:p/>
            </draw:path>
            <draw:path draw:style-name="gr5" draw:text-style-name="P5" draw:layer="layout" svg:width="0.089cm" svg:height="0.134cm" svg:x="17.328cm" svg:y="21.834cm" svg:viewBox="0 0 90 135" svg:d="M43 66c15 0 27 10 27 31 0 25-15 32-26 32-8 0-26-3-34-14 9-1 12-7 12-11 0-6-5-11-12-11-4 0-10 3-10 12 0 18 20 30 44 30 27 0 46-18 46-38 0-15-12-31-34-35 21-8 28-23 28-35 0-15-17-27-39-27s-39 11-39 26c0 8 4 11 10 11s10-4 10-10c0-5-4-9-10-10 7-9 21-11 28-11 9 0 21 4 21 21 0 9-3 18-7 24-8 7-12 7-23 8-5 1-5 1-6 1-1 1-2 0-2 2 0 4 2 4 5 4 4 0 7 0 11 0z">
              <text:p/>
            </draw:path>
            <draw:path draw:style-name="gr4" draw:text-style-name="P4" draw:layer="layout" svg:width="0.146cm" svg:height="0.178cm" svg:x="17.453cm" svg:y="21.744cm" svg:viewBox="0 0 147 179" svg:d="M22 158c-2 10-3 12-16 12-3 0-6 0-6 6 0 2 2 3 4 3 7 0 16-1 23-1 10 0 19 1 28 1 2 0 6 0 6-5 0-4-3-4-7-4-14 0-14-2-14-4 0-4 11-49 14-56 3 8 11 17 25 17 33 0 68-41 68-81 0-27-16-46-37-46-14 0-28 10-37 22-3-16-15-22-26-22-13 0-17 11-21 16-4 10-8 26-8 27 0 3 3 3 4 3 2 0 3 0 4-6 5-20 11-34 20-34 5 0 9 3 9 13 0 7-1 10-1 15-11 41-22 83-32 124zM71 37c3-7 10-15 15-20 10-8 18-11 23-11 11 0 18 10 18 27s-9 49-14 60c-10 19-23 29-34 29-18 0-22-24-22-26 0-1 0-1 1-4 4-18 9-37 13-55z">
              <text:p/>
            </draw:path>
            <draw:path draw:style-name="gr4" draw:text-style-name="P4" draw:layer="layout" svg:width="0.07cm" svg:height="0.089cm" svg:x="17.613cm" svg:y="21.823cm" svg:viewBox="0 0 71 90" svg:d="M66 5c0-3 0-5-4-5l-4 2c-1 1-2 2-3 3-6-4-13-5-21-5-28 0-34 14-34 24 0 6 2 12 7 16 7 6 15 7 27 10 10 1 26 4 26 17 0 8-5 17-24 17s-26-13-30-26c0-3 0-4-3-4s-3 2-3 6c0 8 0 16 0 24 0 4 0 6 2 6s6-4 10-9c9 8 19 9 24 9 26 0 35-14 35-28 0-8-4-14-9-19-7-6-16-8-23-9-16-3-29-5-29-16 0-6 6-13 24-13 24 0 24 15 24 21 1 2 3 1 4 2 4 0 4-1 4-5 0-6 0-12 0-18z">
              <text:p/>
            </draw:path>
            <draw:path draw:style-name="gr4" draw:text-style-name="P4" draw:layer="layout" svg:width="0.064cm" svg:height="0.28cm" svg:x="18.016cm" svg:y="21.657cm" svg:viewBox="0 0 65 281" svg:d="M65 278c0-1 0-1-5-6-35-35-44-88-44-131 0-49 10-98 45-133 4-3 4-4 4-5 0-2-1-3-3-3-3 0-28 19-44 55-15 31-18 62-18 86 0 21 2 56 18 87 17 35 41 53 44 53 2 0 3-1 3-3z">
              <text:p/>
            </draw:path>
            <draw:path draw:style-name="gr4" draw:text-style-name="P4" draw:layer="layout" svg:width="0.129cm" svg:height="0.181cm" svg:x="18.106cm" svg:y="21.744cm" svg:viewBox="0 0 130 182" svg:d="M128 18c2-4 2-5 2-7 0-5-4-8-9-8-3 0-7 2-10 7-1 0-2 9-4 15-1 7-4 14-5 22-5 17-9 34-13 51-1 4-13 24-31 24-15 0-18-13-18-24 0-12 5-30 14-55 4-11 6-14 6-20 0-13-9-23-23-23-27 0-37 41-37 43 0 3 2 3 3 3 3 0 3 0 4-4 8-27 19-36 29-36 2 0 7 0 7 9 0 7-3 15-5 20-11 30-16 46-16 59 0 25 17 33 34 33 11 0 21-5 29-12-4 15-7 28-19 43-7 10-18 18-31 18-4 0-17-1-21-12 4 0 8 0 12-3 3-3 6-7 6-11 0-9-8-11-10-11-7 0-16 5-16 19s12 24 29 24c29 0 59-25 66-57 9-36 18-72 27-107z">
              <text:p/>
            </draw:path>
            <draw:path draw:style-name="gr4" draw:text-style-name="P4" draw:layer="layout" svg:width="0.186cm" svg:height="0.065cm" svg:x="18.292cm" svg:y="21.765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4" draw:text-style-name="P4" draw:layer="layout" svg:width="0.102cm" svg:height="0.197cm" svg:x="18.539cm" svg:y="21.673cm" svg:viewBox="0 0 103 198" svg:d="M54 3c0-1 0-3-4-3-6 0-27 2-34 2-2 1-5 1-5 6 0 4 3 4 7 4 13 0 14 2 14 5 0 1-3 11-4 17-8 30-15 61-23 92-3 13-5 18-5 28 0 27 15 44 36 44 33 0 67-42 67-82 0-26-14-46-37-46-12 0-24 9-32 17 7-28 13-56 20-84zM28 110c2-7 2-8 4-11 14-18 26-22 34-22 10 0 17 9 17 26s-9 49-14 60c-9 19-23 29-33 29s-19-8-19-29c0-5 0-10 5-28 2-8 4-17 6-25z">
              <text:p/>
            </draw:path>
            <draw:path draw:style-name="gr4" draw:text-style-name="P4" draw:layer="layout" svg:width="0.065cm" svg:height="0.28cm" svg:x="18.662cm" svg:y="21.657cm" svg:viewBox="0 0 66 281" svg:d="M66 141c0-23-4-56-19-88-17-35-41-53-44-53-1 0-3 2-3 3s0 2 6 7c28 28 44 72 44 131 0 48-11 97-46 132-4 4-4 4-4 5 0 2 2 3 3 3 3 0 28-19 45-55 14-31 18-62 18-85z">
              <text:p/>
            </draw:path>
          </draw:g>
        </draw:g>
        <draw:line draw:style-name="gr19" draw:text-style-name="P2" draw:layer="layout" svg:x1="15.8cm" svg:y1="22.4cm" svg:x2="17cm" svg:y2="22.4cm">
          <text:p/>
        </draw:line>
        <draw:line draw:style-name="gr19" draw:text-style-name="P2" draw:layer="layout" svg:x1="15.8cm" svg:y1="22.8cm" svg:x2="17cm" svg:y2="22.8cm">
          <text:p/>
        </draw:line>
        <draw:line draw:style-name="gr19" draw:text-style-name="P2" draw:layer="layout" svg:x1="16cm" svg:y1="22.4cm" svg:x2="16cm" svg:y2="22.8cm">
          <text:p/>
        </draw:line>
        <draw:line draw:style-name="gr19" draw:text-style-name="P2" draw:layer="layout" svg:x1="16.4cm" svg:y1="22.4cm" svg:x2="16.4cm" svg:y2="22.8cm">
          <text:p/>
        </draw:line>
        <draw:line draw:style-name="gr19" draw:text-style-name="P2" draw:layer="layout" svg:x1="16.8cm" svg:y1="22.4cm" svg:x2="16.8cm" svg:y2="22.8cm">
          <text:p/>
        </draw:line>
        <draw:g>
          <svg:title>TexMaths</svg:title>
          <svg:desc>8§display§b_s§svg§600§TRUE§</svg:desc>
          <draw:g>
            <draw:path draw:style-name="gr4" draw:text-style-name="P4" draw:layer="layout" svg:width="0.102cm" svg:height="0.196cm" svg:x="15.657cm" svg:y="22.456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4" draw:text-style-name="P4" draw:layer="layout" svg:width="0.077cm" svg:height="0.087cm" svg:x="15.777cm" svg:y="22.606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>
          <svg:title>TexMaths</svg:title>
          <svg:desc>8§display§y_t§svg§600§TRUE§</svg:desc>
          <draw:g>
            <draw:path draw:style-name="gr4" draw:text-style-name="P4" draw:layer="layout" svg:width="0.129cm" svg:height="0.18cm" svg:x="16.079cm" svg:y="22.156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4" draw:text-style-name="P4" draw:layer="layout" svg:width="0.065cm" svg:height="0.123cm" svg:x="16.217cm" svg:y="22.199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>
          <svg:title>TexMaths</svg:title>
          <svg:desc>8§display§y_{t+1}§svg§600§TRUE§</svg:desc>
          <draw:g>
            <draw:path draw:style-name="gr4" draw:text-style-name="P4" draw:layer="layout" svg:width="0.128cm" svg:height="0.179cm" svg:x="16.379cm" svg:y="22.157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4" draw:text-style-name="P4" draw:layer="layout" svg:width="0.065cm" svg:height="0.123cm" svg:x="16.516cm" svg:y="22.2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4" draw:text-style-name="P4" draw:layer="layout" svg:width="0.143cm" svg:height="0.142cm" svg:x="16.606cm" svg:y="22.202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4" draw:text-style-name="P4" draw:layer="layout" svg:width="0.07cm" svg:height="0.129cm" svg:x="16.786cm" svg:y="22.192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2" draw:text-style-name="P2" draw:layer="layout" svg:x1="16cm" svg:y1="22.4cm" svg:x2="16.8cm" svg:y2="22.8cm">
          <text:p/>
        </draw:line>
        <draw:g>
          <svg:title>TexMaths</svg:title>
          <svg:desc>8§display§p_{\rm i}
p\left( y_t \middle| b_s \right)
p\left( y_{t+1} \middle| b_s \right)§svg§600§TRUE§</svg:desc>
          <draw:g>
            <draw:path draw:style-name="gr4" draw:text-style-name="P4" draw:layer="layout" svg:width="0.145cm" svg:height="0.177cm" svg:x="17.223cm" svg:y="22.596cm" svg:viewBox="0 0 146 178" svg:d="M22 158c-3 9-3 12-16 12-3 0-6 0-6 4 0 3 2 4 4 4 7 0 15-1 23-1 10 0 19 1 28 1 2 0 5 0 5-6 0-2-2-2-6-2-15 0-15-3-15-5 0-3 12-49 14-56 4 8 12 17 26 17 33 0 67-40 67-81 0-27-16-45-36-45-15 0-28 10-37 21-3-15-15-21-26-21-13 0-18 10-21 16-4 10-8 26-8 27 0 3 2 2 3 3 3 0 3 0 5-7 4-20 10-33 20-33 5 0 9 2 9 13 0 7-1 9-2 14-11 41-21 83-31 125zM71 36c2-7 10-15 15-19 9-9 18-11 23-11 11 0 17 10 17 26s-8 49-14 60c-10 19-23 29-34 29-18 0-21-23-21-26 0-1 0-1 1-4 4-18 9-37 13-55z">
              <text:p/>
            </draw:path>
            <draw:path draw:style-name="gr4" draw:text-style-name="P4" draw:layer="layout" svg:width="0.041cm" svg:height="0.131cm" svg:x="17.385cm" svg:y="22.63cm" svg:viewBox="0 0 42 132" svg:d="M30 11c0-5-4-11-11-11-6 0-11 5-11 11 0 7 6 11 11 11 7 0 11-4 11-11zM1 48c0 2 0 4 0 6 12 0 13 2 13 12 0 17 0 34 0 51 0 8-1 8-14 8 0 2 0 5 0 7 7 0 14-1 22-1 7 0 14 0 20 1 0-2 0-5 0-7-11 0-12 0-12-8 0-24 0-48 0-71-10 0-20 1-29 2z">
              <text:p/>
            </draw:path>
            <draw:path draw:style-name="gr4" draw:text-style-name="P4" draw:layer="layout" svg:width="0.145cm" svg:height="0.177cm" svg:x="17.442cm" svg:y="22.596cm" svg:viewBox="0 0 146 178" svg:d="M22 158c-3 9-4 12-16 12-3 0-6 0-6 4 0 3 2 4 3 4 8 0 16-1 24-1 10 0 19 1 28 1 2 0 5 0 5-6 0-2-2-2-6-2-15 0-15-3-15-5 0-3 12-49 14-56 4 8 12 17 26 17 32 0 67-40 67-81 0-27-16-45-36-45-15 0-28 10-37 21-3-15-15-21-26-21-13 0-18 10-21 16-4 10-8 26-8 27 0 3 2 2 3 3 3 0 3 0 5-7 4-20 10-33 20-33 5 0 9 2 9 13 0 7-1 9-2 14-11 41-21 83-31 125zM71 36c2-7 10-15 15-19 9-9 18-11 23-11 11 0 17 10 17 26s-9 49-14 60c-10 19-23 29-34 29-18 0-21-23-21-26 0-1 0-1 1-4 4-18 9-37 13-55z">
              <text:p/>
            </draw:path>
            <draw:path draw:style-name="gr4" draw:text-style-name="P4" draw:layer="layout" svg:width="0.065cm" svg:height="0.279cm" svg:x="17.667cm" svg:y="22.51cm" svg:viewBox="0 0 66 280" svg:d="M66 277c0-1 0-1-5-6-35-35-44-88-44-131 0-49 10-98 45-133 4-3 4-3 4-5 0-1-2-2-4-2s-28 19-44 54c-14 32-18 63-18 86 0 22 3 56 19 87 17 35 41 53 43 53s4-1 4-3z">
              <text:p/>
            </draw:path>
            <draw:path draw:style-name="gr4" draw:text-style-name="P4" draw:layer="layout" svg:width="0.129cm" svg:height="0.18cm" svg:x="17.757cm" svg:y="22.596cm" svg:viewBox="0 0 130 181" svg:d="M129 17c1-4 1-4 1-7 0-4-4-7-8-7-3 0-8 2-10 6-1 1-3 10-4 15-2 7-4 14-6 22-4 17-8 34-12 51-1 4-13 24-32 24-15 0-17-13-17-23 0-13 5-30 14-55 4-12 6-15 6-21 0-12-10-22-23-22-28 0-38 41-38 43 0 3 3 3 4 3 2 0 2-1 4-5 8-27 19-35 29-35 2 0 6 0 6 9 0 7-2 15-4 19-12 30-17 46-17 60 0 24 18 32 35 32 11 0 21-4 28-12-3 15-7 28-18 43-7 9-18 18-31 18-4 0-17-1-22-12 5 0 8 0 12-3s6-6 6-12c0-9-7-10-10-10-7 0-16 5-16 19 0 13 12 24 30 24 29 0 58-26 66-57 9-36 18-71 27-107z">
              <text:p/>
            </draw:path>
            <draw:path draw:style-name="gr4" draw:text-style-name="P4" draw:layer="layout" svg:width="0.065cm" svg:height="0.123cm" svg:x="17.895cm" svg:y="22.64cm" svg:viewBox="0 0 66 124" svg:d="M40 45c7 0 13 0 20 0 4 0 6 0 6-4 0-3-2-3-5-3-7 0-13 0-19 0 2-10 4-20 7-29 1-1 1-2 1-3 0-4-3-6-7-6-5 0-8 3-9 8-2 6 1-4-8 30-6 0-13 0-20 0-4 0-6 0-6 4 0 3 2 3 6 3 6 0 12 0 19 0-4 15-8 31-12 46-1 5-3 12-3 15 0 12 10 18 21 18 22 0 34-27 34-30 0-2-2-1-3-2-2 0-3 0-4 3-6 13-16 24-27 24-4 0-6-3-6-9 0-3 1-7 1-8 4-19 9-38 14-57z">
              <text:p/>
            </draw:path>
            <draw:path draw:style-name="gr4" draw:text-style-name="P4" draw:layer="layout" svg:width="0.01cm" svg:height="0.279cm" svg:x="18.019cm" svg:y="22.51cm" svg:viewBox="0 0 11 280" svg:d="M11 10c0-5 0-10-5-10-6 0-6 5-6 10 0 87 0 173 0 260 0 5 0 10 6 10 5 0 5-5 5-10 0-87 0-173 0-260z">
              <text:p/>
            </draw:path>
            <draw:path draw:style-name="gr4" draw:text-style-name="P4" draw:layer="layout" svg:width="0.103cm" svg:height="0.196cm" svg:x="18.077cm" svg:y="22.526cm" svg:viewBox="0 0 104 197" svg:d="M54 2c-1 0 0-2-4-2-6 0-27 2-34 2-2 0-5 1-5 6 0 3 3 3 7 3 13 0 14 3 14 5s-2 12-4 18c-8 30-15 60-23 91-3 14-5 18-5 28 0 27 15 44 36 44 33 0 68-42 68-82 0-25-15-45-38-45-12 0-24 8-32 17 7-28 13-56 20-85zM28 109c2-7 2-7 4-11 14-17 26-22 34-22 10 0 17 9 17 26s-9 49-14 60c-9 19-22 29-33 29-10 0-19-8-19-29 0-4 0-10 5-28 2-8 4-17 6-25z">
              <text:p/>
            </draw:path>
            <draw:path draw:style-name="gr4" draw:text-style-name="P4" draw:layer="layout" svg:width="0.077cm" svg:height="0.087cm" svg:x="18.198cm" svg:y="22.676cm" svg:viewBox="0 0 78 88" svg:d="M71 13c-5 1-9 5-9 9s4 6 7 6c2 0 9-1 9-11 0-13-13-17-26-17-30 0-36 22-36 29s4 12 7 14c5 4 9 4 23 7 4 0 16 3 16 13 0 3-2 11-10 15-8 5-18 5-20 5-8 0-19-2-24-9 7 0 11-5 11-11 0-5-4-7-8-7-5 0-11 5-11 14 0 11 13 18 32 18 36 0 42-24 42-32 0-18-20-22-27-23-1 0-6-1-7-2-8-1-11-5-11-9s3-10 8-13 12-3 15-3c4 0 14 0 19 7z">
              <text:p/>
            </draw:path>
            <draw:path draw:style-name="gr4" draw:text-style-name="P4" draw:layer="layout" svg:width="0.064cm" svg:height="0.279cm" svg:x="18.321cm" svg:y="22.51cm" svg:viewBox="0 0 65 280" svg:d="M65 140c0-22-3-56-19-87-16-35-40-53-44-53-1 0-2 1-2 2 0 2 0 2 6 8 27 27 43 72 43 130 0 48-11 97-46 133-3 3-3 3-3 4 0 2 1 3 2 3 4 0 28-19 45-54 15-32 18-63 18-86z">
              <text:p/>
            </draw:path>
            <draw:path draw:style-name="gr4" draw:text-style-name="P4" draw:layer="layout" svg:width="0.145cm" svg:height="0.177cm" svg:x="18.452cm" svg:y="22.596cm" svg:viewBox="0 0 146 178" svg:d="M22 158c-3 9-4 12-16 12-3 0-6 0-6 4 0 3 2 4 3 4 8 0 16-1 24-1 9 0 19 1 28 1 1 0 5 0 5-6 0-2-3-2-6-2-15 0-15-3-15-5 0-3 12-49 14-56 4 8 12 17 26 17 32 0 67-40 67-81 0-27-16-45-37-45-14 0-27 10-37 21-2-15-14-21-25-21-13 0-18 10-21 16-5 10-8 26-8 27 0 3 2 3 3 3 3 0 3 0 5-7 4-20 10-33 20-33 5 0 9 2 9 13 0 7-1 9-2 14-11 41-21 83-31 125zM71 36c2-7 10-15 15-19 9-9 17-11 22-11 11 0 18 10 18 26s-9 49-14 60c-10 19-23 29-34 29-18 0-22-23-22-26 0-1 0-1 1-4 5-18 9-37 14-55z">
              <text:p/>
            </draw:path>
            <draw:path draw:style-name="gr4" draw:text-style-name="P4" draw:layer="layout" svg:width="0.065cm" svg:height="0.279cm" svg:x="18.677cm" svg:y="22.51cm" svg:viewBox="0 0 66 280" svg:d="M66 277c0-1 0-1-5-6-35-35-44-88-44-131 0-49 10-98 45-133 4-3 4-3 4-5 0-1-2-2-4-2s-28 19-44 54c-15 32-18 63-18 86 0 22 3 56 18 87 17 35 42 53 44 53s4-1 4-3z">
              <text:p/>
            </draw:path>
            <draw:path draw:style-name="gr4" draw:text-style-name="P4" draw:layer="layout" svg:width="0.129cm" svg:height="0.18cm" svg:x="18.766cm" svg:y="22.596cm" svg:viewBox="0 0 130 181" svg:d="M129 17c1-4 1-4 1-7 0-4-4-7-8-7-3 0-8 2-10 6-1 1-3 10-4 15-2 7-4 14-6 22-4 17-8 34-12 51-1 4-14 24-32 24-15 0-18-13-18-23 0-13 5-30 14-55 5-12 6-15 6-21 0-12-9-22-22-22-28 0-38 41-38 43 0 3 2 2 3 3 3 0 3-1 5-5 8-27 19-35 29-35 1 0 6 0 6 9 0 7-2 15-5 19-11 30-16 46-16 60 0 24 18 32 35 32 11 0 21-4 28-12-3 15-7 28-18 43-8 9-18 18-31 18-4 0-17-1-22-12 5 0 8 0 12-3s6-6 6-12c0-9-7-10-10-10-7 0-16 5-16 19 0 13 12 24 30 24 29 0 58-26 66-57 9-36 18-71 27-107z">
              <text:p/>
            </draw:path>
            <draw:path draw:style-name="gr4" draw:text-style-name="P4" draw:layer="layout" svg:width="0.065cm" svg:height="0.123cm" svg:x="18.905cm" svg:y="22.64cm" svg:viewBox="0 0 66 124" svg:d="M40 45c7 0 13 0 20 0 4 0 6 0 6-4 0-3-2-3-6-3-6 0-12 0-18 0 2-10 4-20 7-29 0-1 1-2 1-3 0-4-4-6-7-6-5 0-8 3-9 8-2 6 0-4-8 30-6 0-13 0-20 0-4 0-6 0-6 4 0 3 2 3 6 3 6 0 12 0 18 0-4 15-7 31-11 46-2 5-3 12-3 15 0 12 9 18 21 18 22 0 34-27 34-30 0-2-3-2-3-2-3 0-3 0-4 3-6 13-16 24-27 24-4 0-6-3-6-9 0-3 1-7 1-8 4-19 9-38 14-57z">
              <text:p/>
            </draw:path>
            <draw:path draw:style-name="gr4" draw:text-style-name="P4" draw:layer="layout" svg:width="0.144cm" svg:height="0.144cm" svg:x="18.995cm" svg:y="22.64cm" svg:viewBox="0 0 145 145" svg:d="M77 78c20 0 40 0 61 0 2 0 7 0 7-5s-5-5-7-5c-21 0-41 0-61 0 0-20 0-41 0-61 0-2 0-7-5-7s-5 5-5 7c0 20 0 41 0 61-20 0-40 0-60 0-2 0-7 0-7 5s4 5 7 5c20 0 40 0 60 0 0 20 0 40 0 60 0 2 0 7 5 7s5-5 5-7c0-20 0-40 0-60z">
              <text:p/>
            </draw:path>
            <draw:path draw:style-name="gr4" draw:text-style-name="P4" draw:layer="layout" svg:width="0.071cm" svg:height="0.129cm" svg:x="19.175cm" svg:y="22.632cm" svg:viewBox="0 0 72 130" svg:d="M45 6c0-5-1-6-7-6-12 13-30 13-38 13 0 2 0 5 0 7 5 0 18 0 29-6 0 34 0 67 0 100 0 7 0 9-20 9-3 0-5 0-7 0 0 3 0 5 0 7 3 0 27 0 35 0 5 0 30 0 35 0 0-2 0-4 0-7-3 0-5 0-8 0-19 0-19-2-19-9 0-36 0-72 0-108z">
              <text:p/>
            </draw:path>
            <draw:path draw:style-name="gr4" draw:text-style-name="P4" draw:layer="layout" svg:width="0.01cm" svg:height="0.279cm" svg:x="19.314cm" svg:y="22.51cm" svg:viewBox="0 0 11 280" svg:d="M11 10c0-5 0-10-5-10-6 0-6 5-6 10 0 87 0 173 0 260 0 5 0 10 6 10 5 0 5-5 5-10 0-87 0-173 0-260z">
              <text:p/>
            </draw:path>
            <draw:path draw:style-name="gr4" draw:text-style-name="P4" draw:layer="layout" svg:width="0.102cm" svg:height="0.196cm" svg:x="19.371cm" svg:y="22.526cm" svg:viewBox="0 0 103 197" svg:d="M54 2c-1 0 0-2-4-2-6 0-27 2-34 2-2 0-6 1-6 6 0 3 3 3 8 3 13 0 13 3 13 5s-2 12-4 18c-7 30-15 60-22 91-4 14-5 18-5 28 0 27 15 44 36 44 33 0 67-42 67-82 0-25-14-45-37-45-13 0-24 8-33 17 7-28 14-56 21-85zM27 109c3-7 3-7 5-11 14-17 26-22 34-22 9 0 17 9 17 26s-9 49-14 60c-10 19-23 29-33 29s-19-8-19-29c0-4 0-10 5-28 1-8 3-17 5-25z">
              <text:p/>
            </draw:path>
            <draw:path draw:style-name="gr4" draw:text-style-name="P4" draw:layer="layout" svg:width="0.077cm" svg:height="0.087cm" svg:x="19.493cm" svg:y="22.676cm" svg:viewBox="0 0 78 88" svg:d="M70 13c-4 1-8 5-8 9s4 6 7 6c2 0 9-1 9-11 0-13-14-17-26-17-30 0-36 22-36 29s4 12 6 14c6 4 9 4 23 7 4 0 17 3 17 13 0 3-3 11-11 15-7 5-17 5-19 5-8 0-19-2-24-9 6 0 11-5 11-11 0-5-4-7-8-7-5 0-11 5-11 14 0 11 12 18 31 18 37 0 43-24 43-32 0-18-20-22-27-23-1 0-6-1-8-2-7-1-10-5-10-9s3-10 7-13c6-3 13-3 16-3 4 0 14 0 18 7z">
              <text:p/>
            </draw:path>
            <draw:path draw:style-name="gr4" draw:text-style-name="P4" draw:layer="layout" svg:width="0.065cm" svg:height="0.279cm" svg:x="19.614cm" svg:y="22.51cm" svg:viewBox="0 0 66 280" svg:d="M66 140c0-22-4-56-19-87-17-35-41-53-44-53-1 0-3 1-3 2 0 2 0 2 6 8 28 27 44 72 44 130 0 48-11 97-46 133-4 3-4 3-4 4 0 2 2 3 3 3 3 0 28-19 45-54 14-32 18-63 18-86z">
              <text:p/>
            </draw:path>
          </draw:g>
        </draw:g>
        <draw:line draw:style-name="gr19" draw:text-style-name="P2" draw:layer="layout" svg:x1="15.801cm" svg:y1="24.005cm" svg:x2="17.001cm" svg:y2="24.005cm">
          <text:p/>
        </draw:line>
        <draw:line draw:style-name="gr19" draw:text-style-name="P2" draw:layer="layout" svg:x1="15.801cm" svg:y1="24.405cm" svg:x2="17.001cm" svg:y2="24.405cm">
          <text:p/>
        </draw:line>
        <draw:line draw:style-name="gr19" draw:text-style-name="P2" draw:layer="layout" svg:x1="16.001cm" svg:y1="24.005cm" svg:x2="16.001cm" svg:y2="24.405cm">
          <text:p/>
        </draw:line>
        <draw:line draw:style-name="gr19" draw:text-style-name="P2" draw:layer="layout" svg:x1="16.401cm" svg:y1="24.005cm" svg:x2="16.401cm" svg:y2="24.405cm">
          <text:p/>
        </draw:line>
        <draw:line draw:style-name="gr19" draw:text-style-name="P2" draw:layer="layout" svg:x1="16.801cm" svg:y1="24.005cm" svg:x2="16.801cm" svg:y2="24.405cm">
          <text:p/>
        </draw:line>
        <draw:g>
          <svg:title>TexMaths</svg:title>
          <svg:desc>8§display§b_s§svg§600§TRUE§</svg:desc>
          <draw:g>
            <draw:path draw:style-name="gr4" draw:text-style-name="P4" draw:layer="layout" svg:width="0.102cm" svg:height="0.196cm" svg:x="15.658cm" svg:y="24.061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4" draw:text-style-name="P4" draw:layer="layout" svg:width="0.077cm" svg:height="0.087cm" svg:x="15.778cm" svg:y="24.211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>
          <svg:title>TexMaths</svg:title>
          <svg:desc>8§display§y_t§svg§600§TRUE§</svg:desc>
          <draw:g>
            <draw:path draw:style-name="gr4" draw:text-style-name="P4" draw:layer="layout" svg:width="0.129cm" svg:height="0.18cm" svg:x="16.08cm" svg:y="23.761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4" draw:text-style-name="P4" draw:layer="layout" svg:width="0.065cm" svg:height="0.123cm" svg:x="16.218cm" svg:y="23.804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>
          <svg:title>TexMaths</svg:title>
          <svg:desc>8§display§y_{t+1}§svg§600§TRUE§</svg:desc>
          <draw:g>
            <draw:path draw:style-name="gr4" draw:text-style-name="P4" draw:layer="layout" svg:width="0.128cm" svg:height="0.179cm" svg:x="16.38cm" svg:y="23.762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4" draw:text-style-name="P4" draw:layer="layout" svg:width="0.065cm" svg:height="0.123cm" svg:x="16.517cm" svg:y="23.805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4" draw:text-style-name="P4" draw:layer="layout" svg:width="0.143cm" svg:height="0.142cm" svg:x="16.607cm" svg:y="23.807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4" draw:text-style-name="P4" draw:layer="layout" svg:width="0.07cm" svg:height="0.129cm" svg:x="16.787cm" svg:y="23.797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2" draw:text-style-name="P2" draw:layer="layout" svg:x1="16cm" svg:y1="24cm" svg:x2="16cm" svg:y2="24.4cm">
          <text:p/>
        </draw:line>
        <draw:line draw:style-name="gr19" draw:text-style-name="P2" draw:layer="layout" svg:x1="15.801cm" svg:y1="23.207cm" svg:x2="17.001cm" svg:y2="23.207cm">
          <text:p/>
        </draw:line>
        <draw:line draw:style-name="gr19" draw:text-style-name="P2" draw:layer="layout" svg:x1="15.801cm" svg:y1="23.607cm" svg:x2="17.001cm" svg:y2="23.607cm">
          <text:p/>
        </draw:line>
        <draw:line draw:style-name="gr19" draw:text-style-name="P2" draw:layer="layout" svg:x1="16.001cm" svg:y1="23.207cm" svg:x2="16.001cm" svg:y2="23.607cm">
          <text:p/>
        </draw:line>
        <draw:line draw:style-name="gr19" draw:text-style-name="P2" draw:layer="layout" svg:x1="16.401cm" svg:y1="23.207cm" svg:x2="16.401cm" svg:y2="23.607cm">
          <text:p/>
        </draw:line>
        <draw:line draw:style-name="gr19" draw:text-style-name="P2" draw:layer="layout" svg:x1="16.801cm" svg:y1="23.207cm" svg:x2="16.801cm" svg:y2="23.607cm">
          <text:p/>
        </draw:line>
        <draw:g>
          <svg:title>TexMaths</svg:title>
          <svg:desc>8§display§b_s§svg§600§TRUE§</svg:desc>
          <draw:g>
            <draw:path draw:style-name="gr4" draw:text-style-name="P4" draw:layer="layout" svg:width="0.102cm" svg:height="0.196cm" svg:x="15.658cm" svg:y="23.263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4" draw:text-style-name="P4" draw:layer="layout" svg:width="0.077cm" svg:height="0.087cm" svg:x="15.778cm" svg:y="23.413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>
          <svg:title>TexMaths</svg:title>
          <svg:desc>8§display§y_t§svg§600§TRUE§</svg:desc>
          <draw:g>
            <draw:path draw:style-name="gr4" draw:text-style-name="P4" draw:layer="layout" svg:width="0.129cm" svg:height="0.18cm" svg:x="16.08cm" svg:y="22.963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4" draw:text-style-name="P4" draw:layer="layout" svg:width="0.065cm" svg:height="0.123cm" svg:x="16.218cm" svg:y="23.006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>
          <svg:title>TexMaths</svg:title>
          <svg:desc>8§display§y_{t+1}§svg§600§TRUE§</svg:desc>
          <draw:g>
            <draw:path draw:style-name="gr4" draw:text-style-name="P4" draw:layer="layout" svg:width="0.128cm" svg:height="0.179cm" svg:x="16.38cm" svg:y="22.964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4" draw:text-style-name="P4" draw:layer="layout" svg:width="0.065cm" svg:height="0.123cm" svg:x="16.517cm" svg:y="23.007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4" draw:text-style-name="P4" draw:layer="layout" svg:width="0.143cm" svg:height="0.142cm" svg:x="16.607cm" svg:y="23.009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4" draw:text-style-name="P4" draw:layer="layout" svg:width="0.07cm" svg:height="0.129cm" svg:x="16.787cm" svg:y="22.999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2" draw:text-style-name="P2" draw:layer="layout" svg:x1="16.001cm" svg:y1="23.207cm" svg:x2="16.4cm" svg:y2="23.6cm">
          <text:p/>
        </draw:line>
        <draw:g>
          <svg:title>TexMaths</svg:title>
          <svg:desc>8§display§p_{\rm t}
p\left( y_t \middle| b_s \right)§svg§600§TRUE§</svg:desc>
          <draw:g>
            <draw:path draw:style-name="gr4" draw:text-style-name="P4" draw:layer="layout" svg:width="0.145cm" svg:height="0.176cm" svg:x="17.225cm" svg:y="23.397cm" svg:viewBox="0 0 146 177" svg:d="M22 157c-3 10-3 12-16 12-3 0-6 0-6 5 0 2 2 3 4 3 7 0 15-1 23-1 10 0 19 1 28 1 2 0 5 0 5-6 0-2-2-2-6-2-15 0-15-2-15-5s12-48 14-56c4 8 12 18 26 18 32 0 67-41 67-81 0-27-16-45-36-45-15 0-28 10-37 21-3-15-15-21-26-21-13 0-18 10-21 16-4 10-8 26-8 27 0 2 2 2 3 2 3 0 3 0 5-6 4-20 10-33 20-33 5 0 9 2 9 13 0 7-1 9-2 14-11 41-21 83-31 124zM71 36c2-7 10-15 15-19 9-9 18-11 23-11 11 0 17 10 17 26s-9 49-14 60c-10 19-23 28-34 28-18 0-21-23-21-24s0-2 1-5c4-18 9-37 13-55z">
              <text:p/>
            </draw:path>
            <draw:path draw:style-name="gr4" draw:text-style-name="P4" draw:layer="layout" svg:width="0.067cm" svg:height="0.121cm" svg:x="17.381cm" svg:y="23.442cm" svg:viewBox="0 0 68 122" svg:d="M34 43c10 0 20 0 31 0 0-2 0-5 0-7-11 0-21 0-31 0 0-12 0-24 0-36-3 0-5 0-7 0 0 18-8 37-27 37 0 2 0 4 0 6 6 0 12 0 18 0 0 18 0 35 0 53 0 22 17 26 28 26 13 0 22-11 22-26 0-4 0-7 0-11-2 0-4 0-6 0 0 4 0 7 0 11 0 13-7 20-15 20-13 0-13-16-13-20 0-17 0-35 0-53z">
              <text:p/>
            </draw:path>
            <draw:path draw:style-name="gr4" draw:text-style-name="P4" draw:layer="layout" svg:width="0.145cm" svg:height="0.176cm" svg:x="17.468cm" svg:y="23.397cm" svg:viewBox="0 0 146 177" svg:d="M22 157c-3 10-3 12-16 12-3 0-6 0-6 5 0 2 2 3 4 3 7 0 15-1 23-1 10 0 19 1 28 1 2 0 5 0 5-6 0-2-2-2-6-2-15 0-15-2-15-5s12-48 14-56c4 8 12 18 26 18 32 0 67-41 67-81 0-27-16-45-36-45-15 0-28 10-37 21-3-15-15-21-26-21-13 0-18 10-21 16-4 10-8 26-8 27 0 2 2 2 3 2 3 0 3 0 5-6 4-20 10-33 20-33 5 0 9 2 9 13 0 7-1 9-2 14-11 41-21 83-31 124zM71 36c2-7 10-15 15-19 9-9 18-11 23-11 11 0 17 10 17 26s-8 49-14 60c-10 19-23 28-34 28-18 0-21-23-21-24s0-2 1-5c4-18 9-37 13-55z">
              <text:p/>
            </draw:path>
            <draw:path draw:style-name="gr4" draw:text-style-name="P4" draw:layer="layout" svg:width="0.065cm" svg:height="0.278cm" svg:x="17.693cm" svg:y="23.311cm" svg:viewBox="0 0 66 279" svg:d="M66 276c0-1 0-1-5-6-35-35-44-87-44-130 0-49 10-98 45-133 4-3 4-3 4-5 0-1-2-2-4-2s-28 19-44 54c-14 31-18 62-18 86 0 21 3 55 19 86 17 35 41 53 43 53s4-1 4-3z">
              <text:p/>
            </draw:path>
            <draw:path draw:style-name="gr4" draw:text-style-name="P4" draw:layer="layout" svg:width="0.129cm" svg:height="0.179cm" svg:x="17.782cm" svg:y="23.397cm" svg:viewBox="0 0 130 180" svg:d="M129 17c1-4 1-4 1-7 0-4-4-7-8-7-3 0-8 2-10 6-1 1-3 10-4 15-2 7-4 14-6 22-4 17-8 34-12 50-1 4-13 24-32 24-15 0-17-12-17-23 0-13 5-29 13-54 5-12 7-15 7-21 0-12-10-22-23-22-28 0-38 41-38 43s3 2 4 2c2 0 2 0 4-4 8-27 19-35 29-35 1 0 6 0 6 9 0 7-2 14-5 19-11 30-16 46-16 59 0 25 18 33 35 33 11 0 21-5 28-12-3 14-7 28-18 42-8 10-18 19-31 19-4 0-17-2-22-12 5 0 8 0 12-4 4-3 6-6 6-12 0-8-7-9-10-9-7 0-16 5-16 18 0 14 12 24 30 24 29 0 58-25 66-56 9-36 18-72 27-107z">
              <text:p/>
            </draw:path>
            <draw:path draw:style-name="gr4" draw:text-style-name="P4" draw:layer="layout" svg:width="0.065cm" svg:height="0.123cm" svg:x="17.921cm" svg:y="23.44cm" svg:viewBox="0 0 66 124" svg:d="M40 45c7 0 13 0 20 0 4 0 6 0 6-4s-2-4-6-4c-6 0-12 0-18 0 2-9 4-19 7-28 0-1 1-2 1-3 0-4-4-6-7-6-5 0-8 3-9 8-2 6 0-4-8 29-6 0-13 0-20 0-4 0-6 0-6 5 0 3 2 3 6 3 6 0 12 0 18 0-4 15-7 30-11 46-2 5-3 12-3 14 0 12 10 19 21 19 22 0 34-28 34-30s-3-2-3-2c-3 0-3 0-4 3-6 13-16 24-27 24-4 0-6-3-6-10 0-2 1-6 1-8 4-19 9-37 14-56z">
              <text:p/>
            </draw:path>
            <draw:path draw:style-name="gr4" draw:text-style-name="P4" draw:layer="layout" svg:width="0.01cm" svg:height="0.278cm" svg:x="18.045cm" svg:y="23.311cm" svg:viewBox="0 0 11 279" svg:d="M11 10c0-5 0-10-5-10-6 0-6 5-6 10 0 86 0 173 0 259 0 5 0 10 6 10 5 0 5-5 5-10 0-86 0-173 0-259z">
              <text:p/>
            </draw:path>
            <draw:path draw:style-name="gr4" draw:text-style-name="P4" draw:layer="layout" svg:width="0.102cm" svg:height="0.195cm" svg:x="18.102cm" svg:y="23.327cm" svg:viewBox="0 0 103 196" svg:d="M54 2c-1 0 0-2-4-2-6 0-27 2-34 2-2 0-6 1-6 6 0 3 4 3 8 3 13 0 13 3 13 5s-2 12-3 17c-8 31-15 61-23 91-3 15-5 19-5 28 0 27 15 44 36 44 33 0 67-41 67-81 0-26-14-45-37-45-12 0-24 8-32 17 7-28 13-56 20-85zM28 108c2-6 2-7 4-10 14-17 26-22 34-22 10 0 17 8 17 26 0 17-9 49-14 60-9 18-23 29-33 29s-19-8-19-29c0-5 0-11 5-28 2-9 4-17 6-26z">
              <text:p/>
            </draw:path>
            <draw:path draw:style-name="gr4" draw:text-style-name="P4" draw:layer="layout" svg:width="0.077cm" svg:height="0.087cm" svg:x="18.224cm" svg:y="23.476cm" svg:viewBox="0 0 78 88" svg:d="M70 13c-4 1-8 5-8 9s4 6 7 6c2 0 9-1 9-11 0-13-14-17-26-17-30 0-36 22-36 29s4 12 7 14c5 4 8 4 22 6 5 1 17 4 17 14 0 3-2 10-11 15-7 5-17 5-19 5-8 0-19-2-24-9 6-1 11-5 11-11 0-5-4-7-8-7-5 0-11 5-11 13 0 12 13 19 31 19 37 0 43-24 43-32 0-19-20-22-27-23-1 0-6-1-8-2-7-1-10-5-10-9s3-10 8-13 12-3 15-3c4 0 14 0 18 7z">
              <text:p/>
            </draw:path>
            <draw:path draw:style-name="gr4" draw:text-style-name="P4" draw:layer="layout" svg:width="0.064cm" svg:height="0.278cm" svg:x="18.346cm" svg:y="23.311cm" svg:viewBox="0 0 65 279" svg:d="M65 140c0-22-3-56-19-87-16-35-40-53-44-53-1 0-2 1-2 2 0 2 0 2 5 8 28 27 44 71 44 130 0 47-11 96-46 132-3 3-3 3-3 4 0 2 1 3 2 3 4 0 28-19 45-54 15-31 18-62 18-85z">
              <text:p/>
            </draw:path>
          </draw:g>
        </draw:g>
        <draw:g>
          <svg:title>TexMaths</svg:title>
          <svg:desc>8§display§p_{\rm d}§svg§600§TRUE§</svg:desc>
          <draw:g>
            <draw:path draw:style-name="gr4" draw:text-style-name="P4" draw:layer="layout" svg:width="0.145cm" svg:height="0.177cm" svg:x="17.227cm" svg:y="24.213cm" svg:viewBox="0 0 146 178" svg:d="M22 158c-3 10-4 11-16 11-3 0-6 0-6 6 0 2 2 3 4 3 7 0 15-1 23-1 10 0 18 1 28 1 1 0 5 0 5-6 0-3-3-3-7-3-14 0-14-1-14-4 0-4 12-49 14-56 4 8 12 18 25 18 33 0 68-41 68-82 0-27-16-45-38-45-13 0-27 10-36 21-3-15-15-21-25-21-13 0-18 11-21 16-4 10-8 26-8 27 0 3 2 2 3 3 3 0 3-1 5-7 4-19 10-33 20-33 5 0 9 3 9 13 0 7-1 10-2 15-11 41-21 83-31 124zM71 37c2-8 9-16 14-20 10-9 18-11 23-11 11 0 18 10 18 27 0 16-10 48-14 59-10 20-24 29-34 29-18 0-22-24-22-25s0-1 1-5c4-18 9-36 14-54z">
              <text:p/>
            </draw:path>
            <draw:path draw:style-name="gr4" draw:text-style-name="P4" draw:layer="layout" svg:width="0.103cm" svg:height="0.137cm" svg:x="17.386cm" svg:y="24.243cm" svg:viewBox="0 0 104 138" svg:d="M61 2c0 3 0 5 0 8 12 0 14 0 14 11 0 13 0 26 0 40-7-8-17-12-27-12-26 0-48 20-48 45 0 24 21 44 45 44 16 0 26-9 29-12 0 4 0 8 0 12 10 0 20-1 30-2 0-2 0-4 0-7-12 0-14-1-14-11 0-39 0-79 0-118-10 1-20 2-29 2zM74 116c-5 9-15 17-28 17-10 0-18-7-22-12-4-6-6-14-6-27 0-5 0-19 8-29 7-8 17-10 23-10 9 0 17 5 23 11 2 3 2 4 2 7 0 15 0 29 0 43z">
              <text:p/>
            </draw:path>
          </draw:g>
        </draw:g>
        <draw:g>
          <svg:title>TexMaths</svg:title>
          <svg:desc>8§display§\left(
p_{\rm t}
\!=\!
1 \!-\! p_{\rm i} \!-\! p_{\rm d}
\right)§svg§600§TRUE§</svg:desc>
          <draw:g>
            <draw:path draw:style-name="gr4" draw:text-style-name="P4" draw:layer="layout" svg:width="0.065cm" svg:height="0.279cm" svg:x="13.327cm" svg:y="23.913cm" svg:viewBox="0 0 66 280" svg:d="M66 277c0-1 0-1-5-6-35-36-44-88-44-131 0-49 10-98 45-132 4-4 4-4 4-5 0-2-2-3-4-3s-28 19-44 55c-15 30-18 61-18 85 0 22 3 55 18 87 17 35 42 53 44 53s4-1 4-3z">
              <text:p/>
            </draw:path>
            <draw:path draw:style-name="gr4" draw:text-style-name="P4" draw:layer="layout" svg:width="0.145cm" svg:height="0.177cm" svg:x="13.4cm" svg:y="23.999cm" svg:viewBox="0 0 146 178" svg:d="M22 158c-3 10-4 11-16 11-3 0-6 0-6 6 0 2 2 3 3 3 8 0 16-1 24-1 10 0 19 1 28 1 1 0 5 0 5-6 0-3-2-3-6-3-15 0-15-1-15-4 0-4 12-49 14-56 4 8 12 18 26 18 32 0 67-41 67-82 0-27-16-45-36-45-15 0-28 10-38 21-2-15-14-21-25-21-13 0-18 11-21 16-4 10-8 26-8 27 0 3 2 3 3 3 3 0 3-1 5-6 4-20 10-34 20-34 5 0 9 3 9 13 0 7-1 10-2 15-11 41-21 82-31 124zM71 37c2-8 10-16 15-20 9-9 17-11 22-11 12 0 18 10 18 27 0 16-9 48-14 59-10 20-23 28-34 28-18 0-22-23-22-24s0-1 2-5c4-18 9-36 13-54z">
              <text:p/>
            </draw:path>
            <draw:path draw:style-name="gr4" draw:text-style-name="P4" draw:layer="layout" svg:width="0.067cm" svg:height="0.121cm" svg:x="13.556cm" svg:y="24.045cm" svg:viewBox="0 0 68 122" svg:d="M34 43c10 0 20 0 31 0 0-2 0-5 0-7-11 0-21 0-31 0 0-12 0-24 0-36-3 0-5 0-7 0 0 18-8 37-27 38 0 1 0 3 0 5 6 0 12 0 18 0 0 18 0 35 0 53 0 22 17 26 28 26 13 0 22-11 22-26 0-4 0-8 0-11-2 0-4 0-6 0 0 3 0 7 0 11 0 13-7 20-15 20-13 0-13-16-13-20 0-18 0-35 0-53z">
              <text:p/>
            </draw:path>
            <draw:path draw:style-name="gr4" draw:text-style-name="P4" draw:layer="layout" svg:width="0.186cm" svg:height="0.065cm" svg:x="13.699cm" svg:y="24.02cm" svg:viewBox="0 0 187 66" svg:d="M178 12c4 0 9 0 9-6s-5-6-9-6c-56 0-112 0-168 0-4 0-10 0-10 6s6 6 10 6c56 0 112 0 168 0zM178 66c4 0 9 1 9-5s-5-7-9-7c-56 0-112 0-168 0-4 0-10 1-10 7s6 5 10 5c56 0 112 0 168 0z">
              <text:p/>
            </draw:path>
            <draw:path draw:style-name="gr4" draw:text-style-name="P4" draw:layer="layout" svg:width="0.092cm" svg:height="0.185cm" svg:x="13.958cm" svg:y="23.937cm" svg:viewBox="0 0 93 186" svg:d="M58 7c0-7 0-7-7-7-17 18-42 18-51 18 0 2 0 5 0 8 6 0 22 0 37-7 0 48 0 96 0 145 0 10-1 13-27 13-3 0-5 0-8 0 0 3 0 6 0 9 9-1 34-1 45-1s35 0 46 1c0-3 0-6 0-9-3 0-6 0-9 0-26 0-26-3-26-13 0-53 0-105 0-157z">
              <text:p/>
            </draw:path>
            <draw:path draw:style-name="gr4" draw:text-style-name="P4" draw:layer="layout" svg:width="0.171cm" svg:height="0.011cm" svg:x="14.112cm" svg:y="24.047cm" svg:viewBox="0 0 172 12" svg:d="M162 12c4 0 10 0 10-6s-6-6-10-6c-51 0-102 0-152 0-5 0-10 0-10 6s5 6 10 6c50 0 101 0 152 0z">
              <text:p/>
            </draw:path>
            <draw:path draw:style-name="gr4" draw:text-style-name="P4" draw:layer="layout" svg:width="0.146cm" svg:height="0.177cm" svg:x="14.314cm" svg:y="23.999cm" svg:viewBox="0 0 147 178" svg:d="M22 158c-2 10-3 11-16 11-3 0-6 0-6 6 0 2 2 3 4 3 7 0 16-1 23-1 10 0 19 1 28 1 2 0 5 0 5-6 0-3-2-3-6-3-15 0-15-1-15-4 0-4 12-49 15-56 3 8 11 18 25 18 33 0 68-41 68-82 0-27-16-45-37-45-15 0-28 10-37 21-3-15-15-21-26-21-13 0-18 11-21 16-4 10-8 26-8 27 0 3 3 3 4 3 2 0 3-1 4-6 5-20 11-34 20-34 5 0 9 3 9 13 0 7-1 10-1 15-11 41-22 82-32 124zM71 37c3-8 10-16 15-20 10-9 18-11 23-11 11 0 17 10 17 27 0 16-8 48-14 59-9 20-22 28-33 28-19 0-22-23-22-24s0-1 1-5c4-18 9-36 13-54z">
              <text:p/>
            </draw:path>
            <draw:path draw:style-name="gr4" draw:text-style-name="P4" draw:layer="layout" svg:width="0.042cm" svg:height="0.131cm" svg:x="14.476cm" svg:y="24.033cm" svg:viewBox="0 0 43 132" svg:d="M30 11c0-5-4-11-11-11-5 0-11 5-11 11 0 7 6 12 11 12 7 0 11-5 11-12zM1 48c0 2 0 5 0 7 12 0 14 2 14 11 0 17 0 34 0 50 0 9-2 9-15 9 0 3 0 5 0 7 1 0 14 0 22 0 7 0 14 0 21 0 0-2 0-4 0-7-12 0-13 0-13-8 0-23 0-47 0-71-10 1-20 1-29 2z">
              <text:p/>
            </draw:path>
            <draw:path draw:style-name="gr4" draw:text-style-name="P4" draw:layer="layout" svg:width="0.171cm" svg:height="0.011cm" svg:x="14.581cm" svg:y="24.047cm" svg:viewBox="0 0 172 12" svg:d="M162 12c4 0 10 0 10-6s-6-6-10-6c-51 0-102 0-152 0-5 0-10 0-10 6s5 6 10 6c50 0 101 0 152 0z">
              <text:p/>
            </draw:path>
            <draw:path draw:style-name="gr4" draw:text-style-name="P4" draw:layer="layout" svg:width="0.146cm" svg:height="0.177cm" svg:x="14.783cm" svg:y="23.999cm" svg:viewBox="0 0 147 178" svg:d="M22 158c-2 10-3 11-15 11-4 0-7 0-7 6 0 2 2 3 4 3 8 0 16-1 24-1 9 0 18 1 27 1 2 0 6 0 6-6 0-3-3-3-7-3-14 0-14-1-14-4 0-4 11-49 14-56 3 8 11 18 25 18 33 0 68-41 68-82 0-27-16-45-37-45-14 0-28 10-37 21-3-15-15-21-25-21-14 0-18 11-21 16-5 10-9 26-9 27 0 3 3 3 4 3 2 0 3-1 4-6 5-20 11-34 20-34 5 0 9 3 9 13 0 7-1 10-1 15-11 41-21 82-32 124zM71 37c3-8 10-16 15-20 10-9 18-11 23-11 11 0 18 10 18 27 0 16-9 48-14 59-10 20-23 28-34 28-18 0-22-23-22-24s0-1 1-5c4-18 9-36 13-54z">
              <text:p/>
            </draw:path>
            <draw:path draw:style-name="gr4" draw:text-style-name="P4" draw:layer="layout" svg:width="0.104cm" svg:height="0.137cm" svg:x="14.943cm" svg:y="24.029cm" svg:viewBox="0 0 105 138" svg:d="M61 2c0 3 0 5 0 8 13 0 14 1 14 11 0 13 0 26 0 40-7-7-16-11-27-11-26 0-48 19-48 44s21 44 46 44c16 0 25-9 29-12 0 4 0 8 0 12 10 0 20-1 30-2 0-2 0-4 0-7-13 0-15-1-15-11 0-39 0-79 0-118-9 1-19 2-29 2zM75 116c-5 9-15 16-28 16-11 0-19-6-23-12-4-5-6-13-6-26 0-4 0-19 8-28s17-11 23-11c9 0 18 5 24 12 2 3 2 3 2 6 0 15 0 29 0 43z">
              <text:p/>
            </draw:path>
            <draw:path draw:style-name="gr4" draw:text-style-name="P4" draw:layer="layout" svg:width="0.065cm" svg:height="0.279cm" svg:x="15.087cm" svg:y="23.913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frame draw:style-name="gr99" draw:text-style-name="P7" draw:layer="layout" svg:width="0.667cm" svg:height="0.395cm" svg:x="12.501cm" svg:y="20.602cm">
          <draw:text-box>
            <text:p><text:span text:style-name="T3">LUT</text:span></text:p>
          </draw:text-box>
        </draw:frame>
        <draw:custom-shape draw:style-name="gr84" draw:text-style-name="P18" draw:layer="layout" svg:width="0.2cm" svg:height="0.2cm" svg:x="13.203cm" svg:y="20.7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d_\delta§svg§600§TRUE§</svg:desc>
          <draw:g>
            <draw:path draw:style-name="gr4" draw:text-style-name="P4" draw:layer="layout" svg:width="0.132cm" svg:height="0.196cm" svg:x="14.658cm" svg:y="23.559cm" svg:viewBox="0 0 133 197" svg:d="M133 3c-1-1 0-3-4-3s-31 2-35 3c-2 0-4 2-4 6 0 3 2 3 6 3 14 0 15 2 15 5-1 2-1 3-2 5-5 22-11 44-17 66-4-10-12-18-25-18-33 0-67 41-67 82 0 26 15 45 37 45 6 0 20-1 36-21 3 12 12 21 26 21 9 0 16-7 21-16 4-10 8-27 8-27 0-3-3-3-4-3-2 0-3 1-4 5-4 18-9 35-20 35-8 0-9-8-9-13 0-7 1-8 1-13 14-54 28-108 41-162zM75 161c-2 5-2 5-6 10-12 15-24 20-32 20-13 0-17-16-17-26 0-15 9-49 15-62 9-16 22-27 33-27 17 0 21 23 21 25s0 3-1 5c-4 18-9 36-13 55z">
              <text:p/>
            </draw:path>
            <draw:path draw:style-name="gr4" draw:text-style-name="P4" draw:layer="layout" svg:width="0.085cm" svg:height="0.141cm" svg:x="14.804cm" svg:y="23.655cm" svg:viewBox="0 0 86 142" svg:d="M45 54c-28 8-45 33-45 53 0 21 16 35 35 35 24 0 42-28 42-57 0-19-10-30-16-36-8-8-22-24-22-34 0-2 2-8 10-8s13 3 17 6c2 1 9 5 12 5 5 0 8-4 8-8 0-5-2-6-13-8-2 0-12-2-17-2-15 0-23 9-23 21 0 10 6 22 12 33zM49 60c5 8 12 20 12 34 0 16-9 42-25 42-11 0-22-7-22-23 0-13 8-47 35-53z">
              <text:p/>
            </draw:path>
          </draw:g>
        </draw:g>
        <draw:frame draw:style-name="gr100" draw:text-style-name="P7" draw:layer="layout" svg:width="1.733cm" svg:height="0.395cm" svg:x="12.502cm" svg:y="1.403cm">
          <draw:text-box>
            <text:p><text:span text:style-name="T3">Scheduling</text:span></text:p>
          </draw:text-box>
        </draw:frame>
        <draw:frame draw:style-name="gr101" draw:text-style-name="P7" draw:layer="layout" svg:width="1.564cm" svg:height="0.395cm" svg:x="12.603cm" svg:y="1.804cm">
          <draw:text-box>
            <text:p><text:span text:style-name="T3">1. forward</text:span></text:p>
          </draw:text-box>
        </draw:frame>
        <draw:frame draw:style-name="gr102" draw:text-style-name="P7" draw:layer="layout" svg:width="1.937cm" svg:height="0.395cm" svg:x="12.603cm" svg:y="4.605cm">
          <draw:text-box>
            <text:p><text:span text:style-name="T3">2. backward</text:span></text:p>
          </draw:text-box>
        </draw:frame>
        <draw:custom-shape draw:style-name="gr84" draw:text-style-name="P18" draw:layer="layout" svg:width="0.2cm" svg:height="0.2cm" svg:x="13.703cm" svg:y="2.30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3.705cm" svg:y="3.90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3.108cm" svg:y="2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4.309cm" svg:y="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3.11cm" svg:y="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3.3cm" svg:y1="2.4cm" svg:x2="13.7cm" svg:y2="2.4cm">
          <text:p/>
        </draw:line>
        <draw:line draw:style-name="gr19" draw:text-style-name="P2" draw:layer="layout" svg:x1="13.9cm" svg:y1="2.4cm" svg:x2="14.3cm" svg:y2="2.4cm">
          <text:p/>
        </draw:line>
        <draw:line draw:style-name="gr19" draw:text-style-name="P2" draw:layer="layout" svg:x1="13.8cm" svg:y1="2.5cm" svg:x2="13.8cm" svg:y2="3.3cm">
          <text:p/>
        </draw:line>
        <draw:line draw:style-name="gr19" draw:text-style-name="P2" draw:layer="layout" svg:x1="13.4cm" svg:y1="3.5cm" svg:x2="13.4cm" svg:y2="3.8cm">
          <text:p/>
        </draw:line>
        <draw:line draw:style-name="gr19" draw:text-style-name="P2" draw:layer="layout" svg:x1="14.2cm" svg:y1="3cm" svg:x2="13.4cm" svg:y2="3.8cm">
          <text:p/>
        </draw:line>
        <draw:custom-shape draw:style-name="gr95" draw:text-style-name="P16" draw:layer="layout" svg:width="0.2cm" svg:height="0.2cm" svg:x="13.709cm" svg:y="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655cm" svg:y1="3.275cm" svg:x2="13.555cm" svg:y2="3.375cm">
          <text:p/>
        </draw:line>
        <draw:line draw:style-name="gr19" draw:text-style-name="P2" draw:layer="layout" svg:x1="14.2cm" svg:y1="2.8cm" svg:x2="14.2cm" svg:y2="3cm">
          <text:p/>
        </draw:line>
        <draw:line draw:style-name="gr2" draw:text-style-name="P2" draw:layer="layout" svg:x1="14.055cm" svg:y1="2.975cm" svg:x2="13.955cm" svg:y2="3.075cm">
          <text:p/>
        </draw:line>
        <draw:line draw:style-name="gr19" draw:text-style-name="P2" draw:layer="layout" svg:x1="15.801cm" svg:y1="4.001cm" svg:x2="15.201cm" svg:y2="4.301cm">
          <text:p/>
        </draw:line>
        <draw:line draw:style-name="gr19" draw:text-style-name="P2" draw:layer="layout" svg:x1="15.801cm" svg:y1="3.401cm" svg:x2="15.801cm" svg:y2="4.001cm">
          <text:p/>
        </draw:line>
        <draw:custom-shape draw:style-name="gr84" draw:text-style-name="P18" draw:layer="layout" svg:width="0.2cm" svg:height="0.2cm" svg:x="15.704cm" svg:y="2.30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5.706cm" svg:y="3.90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5.109cm" svg:y="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6.31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5.111cm" svg:y="4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5.301cm" svg:y1="2.401cm" svg:x2="15.701cm" svg:y2="2.401cm">
          <text:p/>
        </draw:line>
        <draw:line draw:style-name="gr19" draw:text-style-name="P2" draw:layer="layout" svg:x1="15.901cm" svg:y1="2.401cm" svg:x2="16.301cm" svg:y2="2.401cm">
          <text:p/>
        </draw:line>
        <draw:line draw:style-name="gr19" draw:text-style-name="P2" draw:layer="layout" svg:x1="15.801cm" svg:y1="2.501cm" svg:x2="15.801cm" svg:y2="3.301cm">
          <text:p/>
        </draw:line>
        <draw:line draw:style-name="gr19" draw:text-style-name="P2" draw:layer="layout" svg:x1="15.4cm" svg:y1="3.5cm" svg:x2="15.401cm" svg:y2="3.801cm">
          <text:p/>
        </draw:line>
        <draw:line draw:style-name="gr19" draw:text-style-name="P2" draw:layer="layout" svg:x1="16.201cm" svg:y1="3.001cm" svg:x2="15.401cm" svg:y2="3.801cm">
          <text:p/>
        </draw:line>
        <draw:custom-shape draw:style-name="gr95" draw:text-style-name="P16" draw:layer="layout" svg:width="0.2cm" svg:height="0.2cm" svg:x="15.71cm" svg:y="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656cm" svg:y1="3.276cm" svg:x2="15.556cm" svg:y2="3.376cm">
          <text:p/>
        </draw:line>
        <draw:line draw:style-name="gr19" draw:text-style-name="P2" draw:layer="layout" svg:x1="16.2cm" svg:y1="2.8cm" svg:x2="16.201cm" svg:y2="3.001cm">
          <text:p/>
        </draw:line>
        <draw:line draw:style-name="gr2" draw:text-style-name="P2" draw:layer="layout" svg:x1="16.056cm" svg:y1="2.976cm" svg:x2="15.956cm" svg:y2="3.076cm">
          <text:p/>
        </draw:line>
        <draw:line draw:style-name="gr19" draw:text-style-name="P2" draw:layer="layout" svg:x1="17.802cm" svg:y1="4.002cm" svg:x2="17.202cm" svg:y2="4.302cm">
          <text:p/>
        </draw:line>
        <draw:line draw:style-name="gr19" draw:text-style-name="P2" draw:layer="layout" svg:x1="17.802cm" svg:y1="3.402cm" svg:x2="17.802cm" svg:y2="4.002cm">
          <text:p/>
        </draw:line>
        <draw:custom-shape draw:style-name="gr84" draw:text-style-name="P18" draw:layer="layout" svg:width="0.2cm" svg:height="0.2cm" svg:x="17.705cm" svg:y="2.30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7.707cm" svg:y="3.90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7.11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8.311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7.112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7.302cm" svg:y1="2.402cm" svg:x2="17.702cm" svg:y2="2.402cm">
          <text:p/>
        </draw:line>
        <draw:line draw:style-name="gr19" draw:text-style-name="P2" draw:layer="layout" svg:x1="17.902cm" svg:y1="2.402cm" svg:x2="18.302cm" svg:y2="2.402cm">
          <text:p/>
        </draw:line>
        <draw:line draw:style-name="gr19" draw:text-style-name="P2" draw:layer="layout" svg:x1="17.802cm" svg:y1="2.502cm" svg:x2="17.802cm" svg:y2="3.302cm">
          <text:p/>
        </draw:line>
        <draw:line draw:style-name="gr19" draw:text-style-name="P2" draw:layer="layout" svg:x1="17.4cm" svg:y1="3.5cm" svg:x2="17.402cm" svg:y2="3.802cm">
          <text:p/>
        </draw:line>
        <draw:line draw:style-name="gr19" draw:text-style-name="P2" draw:layer="layout" svg:x1="18.202cm" svg:y1="3.002cm" svg:x2="17.402cm" svg:y2="3.802cm">
          <text:p/>
        </draw:line>
        <draw:custom-shape draw:style-name="gr95" draw:text-style-name="P16" draw:layer="layout" svg:width="0.2cm" svg:height="0.2cm" svg:x="17.711cm" svg:y="3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657cm" svg:y1="3.277cm" svg:x2="17.557cm" svg:y2="3.377cm">
          <text:p/>
        </draw:line>
        <draw:line draw:style-name="gr19" draw:text-style-name="P2" draw:layer="layout" svg:x1="18.2cm" svg:y1="2.8cm" svg:x2="18.202cm" svg:y2="3.002cm">
          <text:p/>
        </draw:line>
        <draw:line draw:style-name="gr2" draw:text-style-name="P2" draw:layer="layout" svg:x1="18.057cm" svg:y1="2.977cm" svg:x2="17.957cm" svg:y2="3.077cm">
          <text:p/>
        </draw:line>
        <draw:line draw:style-name="gr19" draw:text-style-name="P2" draw:layer="layout" svg:x1="13.801cm" svg:y1="6.801cm" svg:x2="13.201cm" svg:y2="7.101cm">
          <text:p/>
        </draw:line>
        <draw:line draw:style-name="gr19" draw:text-style-name="P2" draw:layer="layout" svg:x1="13.801cm" svg:y1="6.201cm" svg:x2="13.801cm" svg:y2="6.801cm">
          <text:p/>
        </draw:line>
        <draw:custom-shape draw:style-name="gr84" draw:text-style-name="P18" draw:layer="layout" svg:width="0.2cm" svg:height="0.2cm" svg:x="13.704cm" svg:y="5.10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3.706cm" svg:y="6.70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3.109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4.31cm" svg:y="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3.111cm" svg:y="7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3.301cm" svg:y1="5.201cm" svg:x2="13.701cm" svg:y2="5.201cm">
          <text:p/>
        </draw:line>
        <draw:line draw:style-name="gr19" draw:text-style-name="P2" draw:layer="layout" svg:x1="13.901cm" svg:y1="5.201cm" svg:x2="14.301cm" svg:y2="5.201cm">
          <text:p/>
        </draw:line>
        <draw:line draw:style-name="gr19" draw:text-style-name="P2" draw:layer="layout" svg:x1="13.801cm" svg:y1="5.301cm" svg:x2="13.801cm" svg:y2="6.101cm">
          <text:p/>
        </draw:line>
        <draw:line draw:style-name="gr19" draw:text-style-name="P2" draw:layer="layout" svg:x1="13.401cm" svg:y1="6.301cm" svg:x2="13.401cm" svg:y2="6.601cm">
          <text:p/>
        </draw:line>
        <draw:line draw:style-name="gr19" draw:text-style-name="P2" draw:layer="layout" svg:x1="14.201cm" svg:y1="5.801cm" svg:x2="13.401cm" svg:y2="6.601cm">
          <text:p/>
        </draw:line>
        <draw:custom-shape draw:style-name="gr95" draw:text-style-name="P16" draw:layer="layout" svg:width="0.2cm" svg:height="0.2cm" svg:x="13.71cm" svg:y="6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656cm" svg:y1="6.076cm" svg:x2="13.556cm" svg:y2="6.176cm">
          <text:p/>
        </draw:line>
        <draw:line draw:style-name="gr19" draw:text-style-name="P2" draw:layer="layout" svg:x1="14.201cm" svg:y1="5.601cm" svg:x2="14.201cm" svg:y2="5.801cm">
          <text:p/>
        </draw:line>
        <draw:line draw:style-name="gr2" draw:text-style-name="P2" draw:layer="layout" svg:x1="14.056cm" svg:y1="5.776cm" svg:x2="13.956cm" svg:y2="5.876cm">
          <text:p/>
        </draw:line>
        <draw:frame draw:style-name="gr103" draw:text-style-name="P6" draw:layer="layout" svg:width="0.459cm" svg:height="0.319cm" svg:x="14.25cm" svg:y="2.429cm">
          <draw:text-box>
            <text:p><text:span text:style-name="T2">unif</text:span></text:p>
          </draw:text-box>
        </draw:frame>
        <draw:line draw:style-name="gr104" draw:text-style-name="P2" draw:layer="layout" svg:x1="13.4cm" svg:y1="2.5cm" svg:x2="13.7cm" svg:y2="2.5cm">
          <text:p/>
        </draw:line>
        <draw:line draw:style-name="gr105" draw:text-style-name="P2" draw:layer="layout" svg:x1="14.2cm" svg:y1="2.5cm" svg:x2="13.9cm" svg:y2="2.5cm">
          <text:p/>
        </draw:line>
        <draw:line draw:style-name="gr106" draw:text-style-name="P2" draw:layer="layout" svg:x1="13.9cm" svg:y1="2.7cm" svg:x2="13.9cm" svg:y2="3cm">
          <text:p/>
        </draw:line>
        <draw:line draw:style-name="gr104" draw:text-style-name="P2" draw:layer="layout" svg:x1="15.9cm" svg:y1="3.8cm" svg:x2="15.9cm" svg:y2="3.5cm">
          <text:p/>
        </draw:line>
        <draw:line draw:style-name="gr104" draw:text-style-name="P2" draw:layer="layout" svg:x1="16.2cm" svg:y1="3.1cm" svg:x2="16cm" svg:y2="3.3cm">
          <text:p/>
        </draw:line>
        <draw:line draw:style-name="gr104" draw:text-style-name="P2" draw:layer="layout" svg:x1="15.4cm" svg:y1="3.9cm" svg:x2="15.7cm" svg:y2="3.6cm">
          <text:p/>
        </draw:line>
        <draw:line draw:style-name="gr106" draw:text-style-name="P2" draw:layer="layout" svg:x1="15.7cm" svg:y1="3.205cm" svg:x2="15.7cm" svg:y2="2.905cm">
          <text:p/>
        </draw:line>
        <draw:line draw:style-name="gr104" draw:text-style-name="P2" draw:layer="layout" svg:x1="17.395cm" svg:y1="2.5cm" svg:x2="17.695cm" svg:y2="2.5cm">
          <text:p/>
        </draw:line>
        <draw:line draw:style-name="gr106" draw:text-style-name="P2" draw:layer="layout" svg:x1="17.99cm" svg:y1="2.5cm" svg:x2="18.29cm" svg:y2="2.5cm">
          <text:p/>
        </draw:line>
        <draw:line draw:style-name="gr104" draw:text-style-name="P2" draw:layer="layout" svg:x1="17.7cm" svg:y1="3.01cm" svg:x2="17.7cm" svg:y2="2.71cm">
          <text:p/>
        </draw:line>
        <draw:line draw:style-name="gr105" draw:text-style-name="P2" draw:layer="layout" svg:x1="13.4cm" svg:y1="5.309cm" svg:x2="13.7cm" svg:y2="5.309cm">
          <text:p/>
        </draw:line>
        <draw:line draw:style-name="gr104" draw:text-style-name="P2" draw:layer="layout" svg:x1="14.2cm" svg:y1="5.309cm" svg:x2="13.9cm" svg:y2="5.309cm">
          <text:p/>
        </draw:line>
        <draw:line draw:style-name="gr106" draw:text-style-name="P2" draw:layer="layout" svg:x1="13.9cm" svg:y1="5.509cm" svg:x2="13.9cm" svg:y2="5.809cm">
          <text:p/>
        </draw:line>
        <draw:line draw:style-name="gr19" draw:text-style-name="P2" draw:layer="layout" svg:x1="15.802cm" svg:y1="6.803cm" svg:x2="15.202cm" svg:y2="7.103cm">
          <text:p/>
        </draw:line>
        <draw:line draw:style-name="gr19" draw:text-style-name="P2" draw:layer="layout" svg:x1="15.802cm" svg:y1="6.203cm" svg:x2="15.802cm" svg:y2="6.803cm">
          <text:p/>
        </draw:line>
        <draw:custom-shape draw:style-name="gr84" draw:text-style-name="P18" draw:layer="layout" svg:width="0.2cm" svg:height="0.2cm" svg:x="15.705cm" svg:y="5.10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5.707cm" svg:y="6.70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5.11cm" svg:y="5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6.311cm" svg:y="5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5.112cm" svg:y="7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5.302cm" svg:y1="5.203cm" svg:x2="15.702cm" svg:y2="5.203cm">
          <text:p/>
        </draw:line>
        <draw:line draw:style-name="gr19" draw:text-style-name="P2" draw:layer="layout" svg:x1="15.902cm" svg:y1="5.203cm" svg:x2="16.302cm" svg:y2="5.203cm">
          <text:p/>
        </draw:line>
        <draw:line draw:style-name="gr19" draw:text-style-name="P2" draw:layer="layout" svg:x1="15.802cm" svg:y1="5.303cm" svg:x2="15.802cm" svg:y2="6.103cm">
          <text:p/>
        </draw:line>
        <draw:line draw:style-name="gr19" draw:text-style-name="P2" draw:layer="layout" svg:x1="15.401cm" svg:y1="6.302cm" svg:x2="15.402cm" svg:y2="6.603cm">
          <text:p/>
        </draw:line>
        <draw:line draw:style-name="gr19" draw:text-style-name="P2" draw:layer="layout" svg:x1="16.202cm" svg:y1="5.803cm" svg:x2="15.402cm" svg:y2="6.603cm">
          <text:p/>
        </draw:line>
        <draw:custom-shape draw:style-name="gr95" draw:text-style-name="P16" draw:layer="layout" svg:width="0.2cm" svg:height="0.2cm" svg:x="15.711cm" svg:y="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657cm" svg:y1="6.078cm" svg:x2="15.557cm" svg:y2="6.178cm">
          <text:p/>
        </draw:line>
        <draw:line draw:style-name="gr19" draw:text-style-name="P2" draw:layer="layout" svg:x1="16.201cm" svg:y1="5.602cm" svg:x2="16.202cm" svg:y2="5.803cm">
          <text:p/>
        </draw:line>
        <draw:line draw:style-name="gr2" draw:text-style-name="P2" draw:layer="layout" svg:x1="16.057cm" svg:y1="5.778cm" svg:x2="15.957cm" svg:y2="5.878cm">
          <text:p/>
        </draw:line>
        <draw:line draw:style-name="gr19" draw:text-style-name="P2" draw:layer="layout" svg:x1="17.803cm" svg:y1="6.804cm" svg:x2="17.203cm" svg:y2="7.104cm">
          <text:p/>
        </draw:line>
        <draw:line draw:style-name="gr19" draw:text-style-name="P2" draw:layer="layout" svg:x1="17.803cm" svg:y1="6.204cm" svg:x2="17.803cm" svg:y2="6.804cm">
          <text:p/>
        </draw:line>
        <draw:custom-shape draw:style-name="gr84" draw:text-style-name="P18" draw:layer="layout" svg:width="0.2cm" svg:height="0.2cm" svg:x="17.706cm" svg:y="5.10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7.708cm" svg:y="6.707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7.111cm" svg:y="5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8.312cm" svg:y="5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7.113cm" svg:y="7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7.303cm" svg:y1="5.204cm" svg:x2="17.703cm" svg:y2="5.204cm">
          <text:p/>
        </draw:line>
        <draw:line draw:style-name="gr19" draw:text-style-name="P2" draw:layer="layout" svg:x1="17.903cm" svg:y1="5.204cm" svg:x2="18.303cm" svg:y2="5.204cm">
          <text:p/>
        </draw:line>
        <draw:line draw:style-name="gr19" draw:text-style-name="P2" draw:layer="layout" svg:x1="17.803cm" svg:y1="5.304cm" svg:x2="17.803cm" svg:y2="6.104cm">
          <text:p/>
        </draw:line>
        <draw:line draw:style-name="gr19" draw:text-style-name="P2" draw:layer="layout" svg:x1="17.401cm" svg:y1="6.302cm" svg:x2="17.403cm" svg:y2="6.604cm">
          <text:p/>
        </draw:line>
        <draw:line draw:style-name="gr19" draw:text-style-name="P2" draw:layer="layout" svg:x1="18.203cm" svg:y1="5.804cm" svg:x2="17.403cm" svg:y2="6.604cm">
          <text:p/>
        </draw:line>
        <draw:custom-shape draw:style-name="gr95" draw:text-style-name="P16" draw:layer="layout" svg:width="0.2cm" svg:height="0.2cm" svg:x="17.712cm" svg:y="6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658cm" svg:y1="6.079cm" svg:x2="17.558cm" svg:y2="6.179cm">
          <text:p/>
        </draw:line>
        <draw:line draw:style-name="gr19" draw:text-style-name="P2" draw:layer="layout" svg:x1="18.201cm" svg:y1="5.602cm" svg:x2="18.203cm" svg:y2="5.804cm">
          <text:p/>
        </draw:line>
        <draw:line draw:style-name="gr2" draw:text-style-name="P2" draw:layer="layout" svg:x1="18.058cm" svg:y1="5.779cm" svg:x2="17.958cm" svg:y2="5.879cm">
          <text:p/>
        </draw:line>
        <draw:line draw:style-name="gr104" draw:text-style-name="P2" draw:layer="layout" svg:x1="15.901cm" svg:y1="6.602cm" svg:x2="15.901cm" svg:y2="6.302cm">
          <text:p/>
        </draw:line>
        <draw:line draw:style-name="gr104" draw:text-style-name="P2" draw:layer="layout" svg:x1="16.201cm" svg:y1="5.902cm" svg:x2="16.001cm" svg:y2="6.102cm">
          <text:p/>
        </draw:line>
        <draw:line draw:style-name="gr104" draw:text-style-name="P2" draw:layer="layout" svg:x1="15.401cm" svg:y1="6.702cm" svg:x2="15.701cm" svg:y2="6.402cm">
          <text:p/>
        </draw:line>
        <draw:line draw:style-name="gr106" draw:text-style-name="P2" draw:layer="layout" svg:x1="15.701cm" svg:y1="6.007cm" svg:x2="15.701cm" svg:y2="5.707cm">
          <text:p/>
        </draw:line>
        <draw:line draw:style-name="gr104" draw:text-style-name="P2" draw:layer="layout" svg:x1="18.196cm" svg:y1="5.302cm" svg:x2="17.896cm" svg:y2="5.302cm">
          <text:p/>
        </draw:line>
        <draw:line draw:style-name="gr106" draw:text-style-name="P2" draw:layer="layout" svg:x1="17.591cm" svg:y1="5.302cm" svg:x2="17.291cm" svg:y2="5.302cm">
          <text:p/>
        </draw:line>
        <draw:line draw:style-name="gr104" draw:text-style-name="P2" draw:layer="layout" svg:x1="17.701cm" svg:y1="5.812cm" svg:x2="17.701cm" svg:y2="5.512cm">
          <text:p/>
        </draw:line>
        <draw:polyline draw:style-name="gr107" draw:text-style-name="P2" draw:layer="layout" svg:width="2.403cm" svg:height="0.282cm" draw:transform="rotate (-0.785398163397449) translate (13.2cm 21.4cm)" svg:viewBox="0 0 2404 283" draw:points="0,283 566,283 990,141 1273,141 1556,141 1980,0 2263,0 2404,141">
          <text:p/>
        </draw:polyline>
        <draw:line draw:style-name="gr19" draw:text-style-name="P2" draw:layer="layout" svg:x1="9.604cm" svg:y1="4.4cm" svg:x2="9.6cm" svg:y2="5.2cm">
          <text:p/>
        </draw:line>
        <draw:custom-shape draw:style-name="gr84" draw:text-style-name="P18" draw:layer="layout" svg:width="0.2cm" svg:height="0.2cm" svg:x="9.503cm" svg:y="4.3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0.006cm" svg:y1="4.902cm" svg:x2="10cm" svg:y2="5.3cm">
          <text:p/>
        </draw:line>
        <draw:custom-shape draw:style-name="gr89" draw:text-style-name="P20" draw:layer="layout" svg:width="0.2cm" svg:height="0.2cm" svg:x="9.908cm" svg:y="5.30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9.91cm" svg:y="4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0.006cm" svg:y1="4cm" svg:x2="10.006cm" svg:y2="4.702cm">
          <text:p/>
        </draw:line>
        <draw:custom-shape draw:style-name="gr84" draw:text-style-name="P18" draw:layer="layout" svg:width="0.2cm" svg:height="0.2cm" svg:x="9.905cm" svg:y="3.905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1.4cm" svg:y1="4.605cm" svg:x2="10.804cm" svg:y2="5.201cm">
          <text:p/>
        </draw:line>
        <draw:line draw:style-name="gr19" draw:text-style-name="P2" draw:layer="layout" svg:x1="10.806cm" svg:y1="4.401cm" svg:x2="10.8cm" svg:y2="5.2cm">
          <text:p/>
        </draw:line>
        <draw:custom-shape draw:style-name="gr84" draw:text-style-name="P18" draw:layer="layout" svg:width="0.2cm" svg:height="0.2cm" svg:x="10.705cm" svg:y="4.305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1.208cm" svg:y1="4.903cm" svg:x2="11.202cm" svg:y2="5.301cm">
          <text:p/>
        </draw:line>
        <draw:custom-shape draw:style-name="gr89" draw:text-style-name="P20" draw:layer="layout" svg:width="0.2cm" svg:height="0.2cm" svg:x="11.11cm" svg:y="5.30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1.112cm" svg:y="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1.208cm" svg:y1="4.001cm" svg:x2="11.208cm" svg:y2="4.703cm">
          <text:p/>
        </draw:line>
        <draw:custom-shape draw:style-name="gr84" draw:text-style-name="P18" draw:layer="layout" svg:width="0.2cm" svg:height="0.2cm" svg:x="11.107cm" svg:y="3.90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0.114cm" svg:y="4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0.515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8" draw:text-style-name="P7" draw:layer="layout" svg:width="0.806cm" svg:height="0.395cm" svg:x="10.202cm" svg:y="5.503cm">
          <draw:text-box>
            <text:p><text:span text:style-name="T3">cycle</text:span></text:p>
          </draw:text-box>
        </draw:frame>
        <draw:frame draw:style-name="gr103" draw:text-style-name="P6" draw:layer="layout" svg:width="0.459cm" svg:height="0.319cm" svg:x="13.024cm" svg:y="5.308cm">
          <draw:text-box>
            <text:p><text:span text:style-name="T2">unif</text:span></text:p>
          </draw:text-box>
        </draw:frame>
        <draw:custom-shape draw:style-name="gr109" draw:text-style-name="P22" draw:layer="layout" svg:width="0.2cm" svg:height="0.2cm" svg:x="14.3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3.9cm" svg:y1="3.4cm" svg:x2="14.3cm" svg:y2="3.4cm">
          <text:p/>
        </draw:line>
        <draw:custom-shape draw:style-name="gr109" draw:text-style-name="P22" draw:layer="layout" svg:width="0.2cm" svg:height="0.2cm" svg:x="16.3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5.9cm" svg:y1="3.4cm" svg:x2="16.3cm" svg:y2="3.4cm">
          <text:p/>
        </draw:line>
        <draw:custom-shape draw:style-name="gr109" draw:text-style-name="P22" draw:layer="layout" svg:width="0.2cm" svg:height="0.2cm" svg:x="18.3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7.9cm" svg:y1="3.4cm" svg:x2="18.3cm" svg:y2="3.4cm">
          <text:p/>
        </draw:line>
        <draw:custom-shape draw:style-name="gr109" draw:text-style-name="P22" draw:layer="layout" svg:width="0.2cm" svg:height="0.2cm" svg:x="18.3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7.9cm" svg:y1="6.2cm" svg:x2="18.3cm" svg:y2="6.2cm">
          <text:p/>
        </draw:line>
        <draw:custom-shape draw:style-name="gr109" draw:text-style-name="P22" draw:layer="layout" svg:width="0.2cm" svg:height="0.2cm" svg:x="16.3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5.9cm" svg:y1="6.2cm" svg:x2="16.3cm" svg:y2="6.2cm">
          <text:p/>
        </draw:line>
        <draw:custom-shape draw:style-name="gr109" draw:text-style-name="P22" draw:layer="layout" svg:width="0.2cm" svg:height="0.2cm" svg:x="14.3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3.9cm" svg:y1="6.2cm" svg:x2="14.3cm" svg:y2="6.2cm">
          <text:p/>
        </draw:line>
        <draw:line draw:style-name="gr104" draw:text-style-name="P2" draw:layer="layout" svg:x1="16.305cm" svg:y1="3.509cm" svg:x2="16.005cm" svg:y2="3.509cm">
          <text:p/>
        </draw:line>
        <draw:line draw:style-name="gr104" draw:text-style-name="P2" draw:layer="layout" svg:x1="16.31cm" svg:y1="6.309cm" svg:x2="16.01cm" svg:y2="6.309cm">
          <text:p/>
        </draw:line>
        <draw:frame draw:style-name="gr110" draw:text-style-name="P7" draw:layer="layout" svg:width="1.175cm" svg:height="0.395cm" svg:x="12.604cm" svg:y="7.406cm">
          <draw:text-box>
            <text:p><text:span text:style-name="T3">3. store</text:span></text:p>
          </draw:text-box>
        </draw:frame>
        <draw:line draw:style-name="gr19" draw:text-style-name="P2" draw:layer="layout" svg:x1="13.798cm" svg:y1="9.602cm" svg:x2="13.198cm" svg:y2="9.902cm">
          <text:p/>
        </draw:line>
        <draw:line draw:style-name="gr19" draw:text-style-name="P2" draw:layer="layout" svg:x1="13.798cm" svg:y1="9.002cm" svg:x2="13.798cm" svg:y2="9.602cm">
          <text:p/>
        </draw:line>
        <draw:custom-shape draw:style-name="gr84" draw:text-style-name="P18" draw:layer="layout" svg:width="0.2cm" svg:height="0.2cm" svg:x="13.701cm" svg:y="7.90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3.703cm" svg:y="9.50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3.106cm" svg:y="7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4.307cm" svg:y="7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3.108cm" svg:y="9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3.298cm" svg:y1="8.002cm" svg:x2="13.698cm" svg:y2="8.002cm">
          <text:p/>
        </draw:line>
        <draw:line draw:style-name="gr19" draw:text-style-name="P2" draw:layer="layout" svg:x1="13.898cm" svg:y1="8.002cm" svg:x2="14.298cm" svg:y2="8.002cm">
          <text:p/>
        </draw:line>
        <draw:line draw:style-name="gr19" draw:text-style-name="P2" draw:layer="layout" svg:x1="13.798cm" svg:y1="8.102cm" svg:x2="13.798cm" svg:y2="8.902cm">
          <text:p/>
        </draw:line>
        <draw:line draw:style-name="gr19" draw:text-style-name="P2" draw:layer="layout" svg:x1="13.398cm" svg:y1="9.102cm" svg:x2="13.398cm" svg:y2="9.402cm">
          <text:p/>
        </draw:line>
        <draw:line draw:style-name="gr19" draw:text-style-name="P2" draw:layer="layout" svg:x1="14.198cm" svg:y1="8.602cm" svg:x2="13.398cm" svg:y2="9.402cm">
          <text:p/>
        </draw:line>
        <draw:custom-shape draw:style-name="gr95" draw:text-style-name="P16" draw:layer="layout" svg:width="0.2cm" svg:height="0.2cm" svg:x="13.707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653cm" svg:y1="8.877cm" svg:x2="13.553cm" svg:y2="8.977cm">
          <text:p/>
        </draw:line>
        <draw:line draw:style-name="gr19" draw:text-style-name="P2" draw:layer="layout" svg:x1="14.198cm" svg:y1="8.402cm" svg:x2="14.198cm" svg:y2="8.602cm">
          <text:p/>
        </draw:line>
        <draw:line draw:style-name="gr2" draw:text-style-name="P2" draw:layer="layout" svg:x1="14.053cm" svg:y1="8.577cm" svg:x2="13.953cm" svg:y2="8.677cm">
          <text:p/>
        </draw:line>
        <draw:line draw:style-name="gr104" draw:text-style-name="P2" draw:layer="layout" svg:x1="13.397cm" svg:y1="8.11cm" svg:x2="13.697cm" svg:y2="8.11cm">
          <text:p/>
        </draw:line>
        <draw:line draw:style-name="gr104" draw:text-style-name="P2" draw:layer="layout" svg:x1="14.197cm" svg:y1="8.11cm" svg:x2="13.897cm" svg:y2="8.11cm">
          <text:p/>
        </draw:line>
        <draw:line draw:style-name="gr106" draw:text-style-name="P2" draw:layer="layout" svg:x1="13.897cm" svg:y1="8.31cm" svg:x2="13.897cm" svg:y2="8.61cm">
          <text:p/>
        </draw:line>
        <draw:custom-shape draw:style-name="gr109" draw:text-style-name="P22" draw:layer="layout" svg:width="0.2cm" svg:height="0.2cm" svg:x="14.297cm" svg:y="8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3.897cm" svg:y1="9.001cm" svg:x2="14.297cm" svg:y2="9.001cm">
          <text:p/>
        </draw:line>
        <draw:line draw:style-name="gr19" draw:text-style-name="P2" draw:layer="layout" svg:x1="15.803cm" svg:y1="9.604cm" svg:x2="15.203cm" svg:y2="9.904cm">
          <text:p/>
        </draw:line>
        <draw:line draw:style-name="gr19" draw:text-style-name="P2" draw:layer="layout" svg:x1="15.803cm" svg:y1="9.004cm" svg:x2="15.803cm" svg:y2="9.604cm">
          <text:p/>
        </draw:line>
        <draw:custom-shape draw:style-name="gr84" draw:text-style-name="P18" draw:layer="layout" svg:width="0.2cm" svg:height="0.2cm" svg:x="15.706cm" svg:y="7.90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5.708cm" svg:y="9.507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5.111cm" svg:y="7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6.312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5.113cm" svg:y="9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5.303cm" svg:y1="8.004cm" svg:x2="15.703cm" svg:y2="8.004cm">
          <text:p/>
        </draw:line>
        <draw:line draw:style-name="gr19" draw:text-style-name="P2" draw:layer="layout" svg:x1="15.903cm" svg:y1="8.004cm" svg:x2="16.303cm" svg:y2="8.004cm">
          <text:p/>
        </draw:line>
        <draw:line draw:style-name="gr19" draw:text-style-name="P2" draw:layer="layout" svg:x1="15.803cm" svg:y1="8.104cm" svg:x2="15.803cm" svg:y2="8.904cm">
          <text:p/>
        </draw:line>
        <draw:line draw:style-name="gr19" draw:text-style-name="P2" draw:layer="layout" svg:x1="15.402cm" svg:y1="9.103cm" svg:x2="15.403cm" svg:y2="9.404cm">
          <text:p/>
        </draw:line>
        <draw:line draw:style-name="gr19" draw:text-style-name="P2" draw:layer="layout" svg:x1="16.203cm" svg:y1="8.604cm" svg:x2="15.403cm" svg:y2="9.404cm">
          <text:p/>
        </draw:line>
        <draw:custom-shape draw:style-name="gr95" draw:text-style-name="P16" draw:layer="layout" svg:width="0.2cm" svg:height="0.2cm" svg:x="15.712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658cm" svg:y1="8.879cm" svg:x2="15.558cm" svg:y2="8.979cm">
          <text:p/>
        </draw:line>
        <draw:line draw:style-name="gr19" draw:text-style-name="P2" draw:layer="layout" svg:x1="16.202cm" svg:y1="8.403cm" svg:x2="16.203cm" svg:y2="8.604cm">
          <text:p/>
        </draw:line>
        <draw:line draw:style-name="gr2" draw:text-style-name="P2" draw:layer="layout" svg:x1="16.058cm" svg:y1="8.579cm" svg:x2="15.958cm" svg:y2="8.679cm">
          <text:p/>
        </draw:line>
        <draw:line draw:style-name="gr104" draw:text-style-name="P2" draw:layer="layout" svg:x1="16.202cm" svg:y1="8.703cm" svg:x2="16.002cm" svg:y2="8.903cm">
          <text:p/>
        </draw:line>
        <draw:line draw:style-name="gr104" draw:text-style-name="P2" draw:layer="layout" svg:x1="15.402cm" svg:y1="9.503cm" svg:x2="15.702cm" svg:y2="9.203cm">
          <text:p/>
        </draw:line>
        <draw:line draw:style-name="gr104" draw:text-style-name="P2" draw:layer="layout" svg:x1="15.702cm" svg:y1="8.508cm" svg:x2="15.702cm" svg:y2="8.808cm">
          <text:p/>
        </draw:line>
        <draw:custom-shape draw:style-name="gr109" draw:text-style-name="P22" draw:layer="layout" svg:width="0.2cm" svg:height="0.2cm" svg:x="16.301cm" svg:y="8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5.901cm" svg:y1="9.001cm" svg:x2="16.301cm" svg:y2="9.001cm">
          <text:p/>
        </draw:line>
        <draw:line draw:style-name="gr106" draw:text-style-name="P2" draw:layer="layout" svg:x1="16.011cm" svg:y1="9.11cm" svg:x2="16.311cm" svg:y2="9.11cm">
          <text:p/>
        </draw:line>
        <draw:line draw:style-name="gr63" draw:text-style-name="P2" draw:layer="layout" svg:x1="12.2cm" svg:y1="1cm" svg:x2="12.2cm" svg:y2="10.2cm">
          <text:p/>
        </draw:line>
        <draw:line draw:style-name="gr37" draw:text-style-name="P2" draw:layer="layout" svg:x1="12.2cm" svg:y1="20.4cm" svg:x2="20cm" svg:y2="20.4cm">
          <text:p/>
        </draw:line>
        <draw:frame draw:style-name="gr111" draw:text-style-name="P23" draw:layer="layout" svg:width="2.161cm" svg:height="1.969cm" svg:x="10.002cm" svg:y="6.203cm">
          <draw:text-box>
            <text:p><text:span text:style-name="T11">PF[Nseq][Ns+1][D]</text:span></text:p>
            <text:p><text:span text:style-name="T11">PB[Nseq][Ns+1][D]</text:span></text:p>
            <text:p><text:span text:style-name="T11">PD[Nseq][Ns][Q]</text:span></text:p>
            <text:p><text:span text:style-name="T11">PU[Nseq][Ns][Q]</text:span></text:p>
            <text:p><text:span text:style-name="T11">PI[Ns][Q]</text:span></text:p>
            <text:p><text:span text:style-name="T11">PO[Ns][Q]</text:span></text:p>
            <text:p><text:span text:style-name="T11">PM[Ns][Q]</text:span></text:p>
            <text:p><text:span text:style-name="T11">PU0[Ns][Q]</text:span></text:p>
          </draw:text-box>
        </draw:frame>
        <draw:frame draw:style-name="gr112" draw:text-style-name="P7" draw:layer="layout" svg:width="1.365cm" svg:height="0.395cm" svg:x="17.004cm" svg:y="7.407cm">
          <draw:text-box>
            <text:p><text:span text:style-name="T3">4. output</text:span></text:p>
          </draw:text-box>
        </draw:frame>
        <draw:line draw:style-name="gr19" draw:text-style-name="P2" draw:layer="layout" svg:x1="17.804cm" svg:y1="9.605cm" svg:x2="17.204cm" svg:y2="9.905cm">
          <text:p/>
        </draw:line>
        <draw:line draw:style-name="gr19" draw:text-style-name="P2" draw:layer="layout" svg:x1="17.804cm" svg:y1="9.005cm" svg:x2="17.804cm" svg:y2="9.605cm">
          <text:p/>
        </draw:line>
        <draw:custom-shape draw:style-name="gr84" draw:text-style-name="P18" draw:layer="layout" svg:width="0.2cm" svg:height="0.2cm" svg:x="17.707cm" svg:y="7.90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7.709cm" svg:y="9.50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7.112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8.313cm" svg:y="7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7.114cm" svg:y="9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7.304cm" svg:y1="8.005cm" svg:x2="17.704cm" svg:y2="8.005cm">
          <text:p/>
        </draw:line>
        <draw:line draw:style-name="gr19" draw:text-style-name="P2" draw:layer="layout" svg:x1="17.904cm" svg:y1="8.005cm" svg:x2="18.304cm" svg:y2="8.005cm">
          <text:p/>
        </draw:line>
        <draw:line draw:style-name="gr19" draw:text-style-name="P2" draw:layer="layout" svg:x1="17.804cm" svg:y1="8.105cm" svg:x2="17.804cm" svg:y2="8.905cm">
          <text:p/>
        </draw:line>
        <draw:line draw:style-name="gr19" draw:text-style-name="P2" draw:layer="layout" svg:x1="17.402cm" svg:y1="9.103cm" svg:x2="17.404cm" svg:y2="9.405cm">
          <text:p/>
        </draw:line>
        <draw:line draw:style-name="gr19" draw:text-style-name="P2" draw:layer="layout" svg:x1="18.204cm" svg:y1="8.605cm" svg:x2="17.404cm" svg:y2="9.405cm">
          <text:p/>
        </draw:line>
        <draw:custom-shape draw:style-name="gr95" draw:text-style-name="P16" draw:layer="layout" svg:width="0.2cm" svg:height="0.2cm" svg:x="17.713cm" svg:y="8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659cm" svg:y1="8.88cm" svg:x2="17.559cm" svg:y2="8.98cm">
          <text:p/>
        </draw:line>
        <draw:line draw:style-name="gr19" draw:text-style-name="P2" draw:layer="layout" svg:x1="18.202cm" svg:y1="8.403cm" svg:x2="18.204cm" svg:y2="8.605cm">
          <text:p/>
        </draw:line>
        <draw:line draw:style-name="gr2" draw:text-style-name="P2" draw:layer="layout" svg:x1="18.059cm" svg:y1="8.58cm" svg:x2="17.959cm" svg:y2="8.68cm">
          <text:p/>
        </draw:line>
        <draw:line draw:style-name="gr106" draw:text-style-name="P2" draw:layer="layout" svg:x1="17.764cm" svg:y1="9.752cm" svg:x2="17.364cm" svg:y2="9.952cm">
          <text:p/>
        </draw:line>
        <draw:line draw:style-name="gr104" draw:text-style-name="P2" draw:layer="layout" svg:x1="17.702cm" svg:y1="8.613cm" svg:x2="17.702cm" svg:y2="8.913cm">
          <text:p/>
        </draw:line>
        <draw:custom-shape draw:style-name="gr109" draw:text-style-name="P22" draw:layer="layout" svg:width="0.2cm" svg:height="0.2cm" svg:x="18.301cm" svg:y="8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7.901cm" svg:y1="9.001cm" svg:x2="18.301cm" svg:y2="9.001cm">
          <text:p/>
        </draw:line>
        <draw:line draw:style-name="gr104" draw:text-style-name="P2" draw:layer="layout" svg:x1="18.202cm" svg:y1="8.703cm" svg:x2="18.002cm" svg:y2="8.903cm">
          <text:p/>
        </draw:line>
        <draw:line draw:style-name="gr104" draw:text-style-name="P2" draw:layer="layout" svg:x1="17.402cm" svg:y1="9.503cm" svg:x2="17.702cm" svg:y2="9.203cm">
          <text:p/>
        </draw:line>
        <draw:line draw:style-name="gr37" draw:text-style-name="P2" draw:layer="layout" svg:x1="1cm" svg:y1="10.2cm" svg:x2="20cm" svg:y2="10.2cm">
          <text:p/>
        </draw:line>
        <draw:frame draw:style-name="gr91" draw:text-style-name="P3" draw:layer="layout" svg:width="1.92cm" svg:height="0.395cm" svg:x="1.209cm" svg:y="10.407cm">
          <draw:text-box>
            <text:p><text:span text:style-name="T1">Decoding-2</text:span></text:p>
          </draw:text-box>
        </draw:frame>
        <draw:custom-shape draw:style-name="gr113" draw:text-style-name="P16" draw:layer="layout" svg:width="7.9cm" svg:height="1.198cm" svg:x="1.802cm" svg:y="11.0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6" draw:layer="layout" svg:width="7.9cm" svg:height="1.2cm" svg:x="1.6cm" svg:y="11.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2" draw:layer="layout" svg:width="0.2cm" svg:height="0.2cm" svg:x="1.8cm" svg:y="11.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0.2cm" svg:height="0.2cm" svg:x="2.4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4.801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8" draw:layer="layout" svg:width="0.2cm" svg:height="0.2cm" svg:x="5.402cm" svg:y="11.70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0.2cm" svg:height="0.2cm" svg:x="6.002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8.403cm" svg:y="11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22" draw:layer="layout" svg:width="0.2cm" svg:height="0.2cm" svg:x="9.003cm" svg:y="11.7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cm" svg:y1="11.8cm" svg:x2="2.4cm" svg:y2="11.8cm">
          <text:p/>
        </draw:line>
        <draw:line draw:style-name="gr19" draw:text-style-name="P2" draw:layer="layout" svg:x1="5cm" svg:y1="11.8cm" svg:x2="5.4cm" svg:y2="11.8cm">
          <text:p/>
        </draw:line>
        <draw:line draw:style-name="gr19" draw:text-style-name="P2" draw:layer="layout" svg:x1="5.6cm" svg:y1="11.8cm" svg:x2="6cm" svg:y2="11.8cm">
          <text:p/>
        </draw:line>
        <draw:line draw:style-name="gr19" draw:text-style-name="P2" draw:layer="layout" svg:x1="8.6cm" svg:y1="11.8cm" svg:x2="9cm" svg:y2="11.8cm">
          <text:p/>
        </draw:line>
        <draw:line draw:style-name="gr19" draw:text-style-name="P2" draw:layer="layout" svg:x1="3.8cm" svg:y1="11.8cm" svg:x2="4cm" svg:y2="11.8cm">
          <text:p/>
        </draw:line>
        <draw:line draw:style-name="gr19" draw:text-style-name="P2" draw:layer="layout" svg:x1="4.6cm" svg:y1="11.8cm" svg:x2="4.8cm" svg:y2="11.8cm">
          <text:p/>
        </draw:line>
        <draw:line draw:style-name="gr19" draw:text-style-name="P2" draw:layer="layout" svg:x1="6.2cm" svg:y1="11.8cm" svg:x2="6.4cm" svg:y2="11.8cm">
          <text:p/>
        </draw:line>
        <draw:line draw:style-name="gr19" draw:text-style-name="P2" draw:layer="layout" svg:x1="7cm" svg:y1="11.8cm" svg:x2="7.2cm" svg:y2="11.8cm">
          <text:p/>
        </draw:line>
        <draw:line draw:style-name="gr2" draw:text-style-name="P2" draw:layer="layout" svg:x1="4cm" svg:y1="11.8cm" svg:x2="4.6cm" svg:y2="11.8cm">
          <text:p/>
        </draw:line>
        <draw:line draw:style-name="gr2" draw:text-style-name="P2" draw:layer="layout" svg:x1="6.4cm" svg:y1="11.8cm" svg:x2="7cm" svg:y2="11.8cm">
          <text:p/>
        </draw:line>
        <draw:custom-shape draw:style-name="gr84" draw:text-style-name="P18" draw:layer="layout" svg:width="0.2cm" svg:height="0.2cm" svg:x="3.002cm" svg:y="11.702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6cm" svg:y1="11.8cm" svg:x2="3cm" svg:y2="11.8cm">
          <text:p/>
        </draw:line>
        <draw:g>
          <svg:title>TexMaths</svg:title>
          <svg:desc>8§display§d^j_{i\nu}§svg§600§TRUE§</svg:desc>
          <draw:g>
            <draw:path draw:style-name="gr4" draw:text-style-name="P4" draw:layer="layout" svg:width="0.132cm" svg:height="0.196cm" svg:x="2.425cm" svg:y="11.403cm" svg:viewBox="0 0 133 197" svg:d="M133 3c0-1 0-3-4-3s-30 2-35 3c-2 0-4 2-4 5 0 4 3 4 7 4 13 0 14 2 14 4s-1 4-1 6c-5 22-11 44-17 66-4-10-13-18-25-18-33 0-68 42-68 82 0 27 15 45 38 45 5 0 19-1 35-21 3 12 12 21 26 21 10 0 17-6 21-16 5-9 9-26 9-27 0-3-3-3-4-3-3 0-3 1-4 5-4 18-10 35-21 35-8 0-9-7-9-13s1-9 2-14c13-53 27-107 40-161zM75 160c-2 6-2 6-6 11-12 15-23 20-31 20-14 0-18-15-18-27 0-13 9-47 15-61 9-16 22-26 33-26 18 0 22 23 22 24 0 2-1 4-1 5-4 18-9 36-14 54z">
              <text:p/>
            </draw:path>
            <draw:path draw:style-name="gr4" draw:text-style-name="P4" draw:layer="layout" svg:width="0.084cm" svg:height="0.169cm" svg:x="2.56cm" svg:y="11.333cm" svg:viewBox="0 0 85 170" svg:d="M85 7c0-3-2-7-7-7-6 0-11 6-11 10s2 8 8 8c5 0 10-5 10-11zM44 140c-3 13-14 24-25 24-3 0-5 0-7-1 5-3 6-7 6-10 0-5-4-7-7-7-6 0-11 5-11 11 0 7 7 13 19 13s35-7 41-31 12-47 17-70c1-3 1-4 1-8 0-10-9-18-21-18-21 0-34 28-34 30 0 3 3 3 3 3 3 0 3-1 4-3 5-12 16-24 27-24 4 0 7 3 7 9 0 3-1 5-1 7-6 25-13 50-19 75z">
              <text:p/>
            </draw:path>
            <draw:path draw:style-name="gr4" draw:text-style-name="P4" draw:layer="layout" svg:width="0.059cm" svg:height="0.131cm" svg:x="2.569cm" svg:y="11.545cm" svg:viewBox="0 0 60 132" svg:d="M54 7c0-3-2-7-8-7-4 0-10 5-10 10 0 4 2 8 7 8 7 0 11-5 11-11zM14 107c0 2-1 5-1 8 0 10 8 17 18 17 20 0 29-27 29-31 0-2-2-1-3-2-3 0-3 2-4 3-5 16-14 24-21 24-4 0-5-2-5-6 0-5 1-9 3-13 2-6 4-10 7-16 1-5 9-22 9-25 0-1 1-4 1-6 0-9-8-17-18-17-20 0-29 27-29 30s2 2 3 3c3 0 3-1 4-3 5-17 14-24 21-24 3 0 5 1 5 7 0 4-1 7-6 19-4 11-8 21-13 32z">
              <text:p/>
            </draw:path>
            <draw:path draw:style-name="gr4" draw:text-style-name="P4" draw:layer="layout" svg:width="0.1cm" svg:height="0.086cm" svg:x="2.653cm" svg:y="11.588cm" svg:viewBox="0 0 101 87" svg:d="M34 6c1 0 1-2 1-3-1-1 0-3-3-3-4 1-11 2-13 2-4 0-7 0-11 0-3 0-6 0-6 5 0 3 4 3 6 3 10 0 10 0 10 3 0 1-2 5-3 7-3 13-6 27-9 40-5 19-6 23-6 24 0 3 2 3 3 3s2 0 3 0c18-3 43-12 64-31 27-23 31-49 31-50 0-3-3-6-7-6-7 0-9 6-10 11-8 28-34 58-67 68 6-24 11-48 17-73z">
              <text:p/>
            </draw:path>
          </draw:g>
        </draw:g>
        <draw:line draw:style-name="gr19" draw:text-style-name="P2" draw:layer="layout" svg:x1="3.1cm" svg:y1="11.9cm" svg:x2="3.1cm" svg:y2="12.2cm">
          <text:p/>
        </draw:line>
        <draw:custom-shape draw:style-name="gr83" draw:text-style-name="P2" draw:layer="layout" svg:width="0.2cm" svg:height="0.2cm" svg:x="7.204cm" svg:y="11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8" draw:layer="layout" svg:width="0.2cm" svg:height="0.2cm" svg:x="7.803cm" svg:y="11.7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7.401cm" svg:y1="11.801cm" svg:x2="7.801cm" svg:y2="11.801cm">
          <text:p/>
        </draw:line>
        <draw:line draw:style-name="gr19" draw:text-style-name="P2" draw:layer="layout" svg:x1="8.001cm" svg:y1="11.801cm" svg:x2="8.401cm" svg:y2="11.801cm">
          <text:p/>
        </draw:line>
        <draw:g>
          <svg:title>TexMaths</svg:title>
          <svg:desc>8§display§d^j_{i\nu+t}§svg§600§TRUE§</svg:desc>
          <draw:g>
            <draw:path draw:style-name="gr4" draw:text-style-name="P4" draw:layer="layout" svg:width="0.132cm" svg:height="0.196cm" svg:x="4.828cm" svg:y="11.407cm" svg:viewBox="0 0 133 197" svg:d="M133 3c0-1 0-3-3-3-5 0-31 2-36 3-2 0-4 2-4 5 0 4 3 4 7 4 13 0 14 2 14 5 0 2-1 4-1 5-5 22-11 45-17 67-4-11-13-19-25-19-33 0-68 42-68 83 0 26 15 44 38 44 5 0 19 0 35-20 3 12 12 20 26 20 10 0 17-6 21-15 5-10 9-27 9-28 0-2-3-2-4-2-3 0-3 1-4 5-4 18-10 34-21 34-8 0-9-7-9-13s1-9 2-13c14-54 27-108 40-162zM75 161c-2 5-2 6-6 11-12 15-23 19-31 19-14 0-18-15-18-26 0-14 9-48 15-61 9-17 22-27 33-27 18 0 22 23 22 24 0 2-1 4-1 5-4 19-9 37-14 55z">
              <text:p/>
            </draw:path>
            <draw:path draw:style-name="gr4" draw:text-style-name="P4" draw:layer="layout" svg:width="0.085cm" svg:height="0.169cm" svg:x="4.963cm" svg:y="11.337cm" svg:viewBox="0 0 86 170" svg:d="M86 7c0-3-3-7-8-7s-11 6-11 11c0 3 2 7 8 7 5 0 11-5 11-11zM44 140c-3 13-14 25-25 25-2 0-5-1-7-2 5-2 6-6 6-10s-3-7-7-7c-6 0-11 6-11 11 0 8 7 13 19 13s34-7 41-31c6-23 12-47 17-70 1-3 1-4 1-7 0-11-9-19-21-19-21 0-34 28-34 31 0 2 2 1 3 2 3 0 4 0 4-3 5-11 16-24 27-24 5 0 7 4 7 9 0 3-1 6-1 7-6 25-13 50-19 75z">
              <text:p/>
            </draw:path>
            <draw:path draw:style-name="gr4" draw:text-style-name="P4" draw:layer="layout" svg:width="0.059cm" svg:height="0.131cm" svg:x="4.972cm" svg:y="11.55cm" svg:viewBox="0 0 60 132" svg:d="M54 8c0-3-2-8-8-8-4 0-10 6-10 11 0 3 2 7 8 7 5 0 10-5 10-10zM14 107c0 3-1 5-1 9 0 9 8 16 18 16 20 0 29-27 29-30 0-2-2-1-3-2-4 0-4 1-4 3-5 16-13 24-21 24-4 0-5-3-5-7 0-5 2-8 3-13 2-5 4-10 7-15 1-5 9-23 9-26 0-1 1-4 1-5 0-10-8-17-18-17-19 0-29 26-29 30 0 3 2 2 3 3 3 0 3-2 4-3 5-18 14-24 21-24 3 0 5 1 5 6s-1 8-6 20c-4 10-8 21-13 31z">
              <text:p/>
            </draw:path>
            <draw:path draw:style-name="gr4" draw:text-style-name="P4" draw:layer="layout" svg:width="0.1cm" svg:height="0.085cm" svg:x="5.056cm" svg:y="11.594cm" svg:viewBox="0 0 101 86" svg:d="M35 6c0-1 0-3 0-4-1 0 0-2-3-2-4 0-11 1-13 1-3 0-7 1-10 1s-6 0-6 4c0 3 3 3 5 3 10 0 10 1 10 3 0 1-1 5-2 8-3 13-7 26-10 39-5 20-6 24-6 25 0 2 3 2 4 2s2 0 3 0c17-2 42-12 63-30 27-24 20-33 31-50 0-4-3-6-7-6-7 0-8 6-10 11-7 27-34 58-67 67 6-24 12-48 18-72z">
              <text:p/>
            </draw:path>
            <draw:path draw:style-name="gr4" draw:text-style-name="P4" draw:layer="layout" svg:width="0.144cm" svg:height="0.144cm" svg:x="5.181cm" svg:y="11.558cm" svg:viewBox="0 0 145 145" svg:d="M77 78c20 0 40 0 60 0 3 0 8 0 8-5s-4-5-8-5c-20 0-40 0-60 0 0-20 0-41 0-61 0-2 0-7-4-7-5 0-5 5-5 7 0 20 0 41 0 61-20 0-41 0-61 0-2 0-7 0-7 4 0 6 5 6 7 6 20 0 41 0 61 0 0 19 0 39 0 59 0 3 0 8 5 8 4 0 4-5 4-8 0-20 0-40 0-59z">
              <text:p/>
            </draw:path>
            <draw:path draw:style-name="gr4" draw:text-style-name="P4" draw:layer="layout" svg:width="0.065cm" svg:height="0.123cm" svg:x="5.348cm" svg:y="11.558cm" svg:viewBox="0 0 66 124" svg:d="M40 45c7 0 13 0 20 0 4 0 6 0 6-4 0-3-2-3-5-3-7 0-13 0-19 0 2-10 4-20 7-29 0-1 0-3 0-3 0-4-2-6-6-6-5 0-8 3-9 8-2 5 1-4-8 30-6 0-13 0-20 0-4 0-6 0-6 4 0 3 2 3 6 3 6 0 12 0 19 0-4 15-8 31-12 46-1 5-3 12-3 14 0 12 10 19 21 19 22 0 34-27 34-30 0-2-2-1-3-2-2 0-3 0-5 3-4 13-15 24-25 24-5 0-7-3-7-10 0-2 1-6 1-8 4-18 9-37 14-56z">
              <text:p/>
            </draw:path>
          </draw:g>
        </draw:g>
        <draw:g>
          <svg:title>TexMaths</svg:title>
          <svg:desc>8§display§d^j_{i\nu+t+1}§svg§600§TRUE§</svg:desc>
          <draw:g>
            <draw:path draw:style-name="gr4" draw:text-style-name="P4" draw:layer="layout" svg:width="0.132cm" svg:height="0.196cm" svg:x="5.829cm" svg:y="11.407cm" svg:viewBox="0 0 133 197" svg:d="M133 3c0-1 0-3-3-3-5 0-31 2-36 3-2 0-4 2-4 5 0 4 3 4 7 4 13 0 14 2 14 5 0 2 0 4-1 5-5 22-11 45-17 67-4-11-13-19-25-19-33 0-68 42-68 83 0 26 15 44 38 44 5 0 19 0 35-20 3 12 12 20 26 20 10 0 17-6 21-15 5-10 9-27 9-28 0-2-3-2-4-2-3 0-3 1-4 5-4 18-10 34-21 34-7 0-8-7-8-13s0-9 1-13c14-54 27-108 40-162zM75 161c-2 5-2 6-5 11-12 15-24 19-32 19-14 0-18-15-18-26 0-14 9-48 15-61 9-17 22-27 33-27 18 0 22 23 22 24 0 2-1 4-1 5-4 19-9 37-14 55z">
              <text:p/>
            </draw:path>
            <draw:path draw:style-name="gr4" draw:text-style-name="P4" draw:layer="layout" svg:width="0.085cm" svg:height="0.169cm" svg:x="5.964cm" svg:y="11.337cm" svg:viewBox="0 0 86 170" svg:d="M86 7c0-3-2-7-8-7-5 0-11 6-11 11 0 3 3 7 8 7 6 0 11-5 11-11zM45 140c-4 13-15 25-26 25-2 0-5-1-7-2 5-2 6-6 6-10s-3-7-7-7c-6 0-11 6-11 11 0 8 7 13 19 13s35-7 41-31c6-23 12-47 17-70 1-3 2-4 2-7 0-11-9-19-21-19-22 0-35 28-35 31 0 2 2 1 3 2 3 0 4 0 4-3 6-11 16-24 28-24 4 0 6 4 6 9 0 3-1 6-1 7-6 25-12 50-18 75z">
              <text:p/>
            </draw:path>
            <draw:path draw:style-name="gr4" draw:text-style-name="P4" draw:layer="layout" svg:width="0.059cm" svg:height="0.131cm" svg:x="5.973cm" svg:y="11.55cm" svg:viewBox="0 0 60 132" svg:d="M54 8c0-3-2-8-7-8s-11 6-11 11c0 3 2 7 8 7s10-5 10-10zM14 107c0 3-1 5-1 9 0 9 8 16 18 16 20 0 29-27 29-30 0-2-2-2-3-2-3 0-3 1-4 3-4 16-13 24-21 24-4 0-5-3-5-7 0-5 2-8 3-13 2-5 4-10 7-15 1-5 9-23 9-26 1-1 1-4 1-5 0-10-8-17-18-17-19 0-29 26-29 30 0 3 3 3 4 3 2 0 2-2 3-3 5-18 14-24 21-24 3 0 5 1 5 6s-1 8-6 20c-4 10-8 21-13 31z">
              <text:p/>
            </draw:path>
            <draw:path draw:style-name="gr4" draw:text-style-name="P4" draw:layer="layout" svg:width="0.1cm" svg:height="0.085cm" svg:x="6.057cm" svg:y="11.594cm" svg:viewBox="0 0 101 86" svg:d="M35 6c0-1 0-3 0-4-1 0 0-2-3-2-4 0-11 1-13 1-3 0-7 1-10 1s-6 0-6 4c0 3 3 3 5 3 10 0 10 1 10 3 0 1-1 5-2 8-3 13-7 26-10 39-5 20-6 24-6 25 0 2 3 2 4 2s2 0 3 0c18-2 43-12 63-30 27-24 21-33 31-50 0-4-3-6-7-6-6 0-8 6-9 11-8 27-35 58-68 67 6-24 12-48 18-72z">
              <text:p/>
            </draw:path>
            <draw:path draw:style-name="gr4" draw:text-style-name="P4" draw:layer="layout" svg:width="0.144cm" svg:height="0.144cm" svg:x="6.183cm" svg:y="11.558cm" svg:viewBox="0 0 145 145" svg:d="M77 78c20 0 40 0 60 0 3 0 8 0 8-5s-5-5-8-5c-20 0-40 0-60 0 0-20 0-41 0-61 0-2 0-7-5-7s-5 5-5 7c0 20 0 41 0 61-20 0-40 0-60 0-3 0-7 0-7 4 0 6 4 6 7 6 20 0 40 0 60 0 0 19 0 39 0 59 0 3 0 8 5 8s5-5 5-8c0-20 0-40 0-59z">
              <text:p/>
            </draw:path>
            <draw:path draw:style-name="gr4" draw:text-style-name="P4" draw:layer="layout" svg:width="0.065cm" svg:height="0.123cm" svg:x="6.349cm" svg:y="11.558cm" svg:viewBox="0 0 66 124" svg:d="M40 45c7 0 14 0 21 0 3 0 5 0 5-4 0-3-2-3-5-3-6 0-13 0-19 0 3-10 5-20 8-29 0-1 0-3 0-3 0-4-3-6-7-6-5 0-8 3-9 8s1-4-8 30c-6 0-13 0-20 0-4 0-6 0-6 4 0 3 2 3 6 3 7 0 13 0 19 0-4 15-8 31-11 46-2 5-4 12-4 14 0 12 10 19 21 19 22 0 35-27 35-30 0-2-3-2-4-2-2 0-2 0-4 3-5 13-16 24-26 24-4 0-7-3-7-10 0-2 1-6 1-8 5-18 9-37 14-56z">
              <text:p/>
            </draw:path>
            <draw:path draw:style-name="gr4" draw:text-style-name="P4" draw:layer="layout" svg:width="0.144cm" svg:height="0.144cm" svg:x="6.439cm" svg:y="11.558cm" svg:viewBox="0 0 145 145" svg:d="M77 78c20 0 40 0 60 0 3 0 8 0 8-5s-4-5-8-5c-20 0-40 0-60 0 0-20 0-41 0-61 0-2 0-7-4-7-5 0-5 5-5 7 0 20 0 41 0 61-20 0-41 0-61 0-2 0-7 0-7 4 0 6 5 6 7 6 20 0 41 0 61 0 0 19 0 39 0 59 0 3 0 8 5 8 4 0 4-5 4-8 0-20 0-40 0-59z">
              <text:p/>
            </draw:path>
            <draw:path draw:style-name="gr4" draw:text-style-name="P4" draw:layer="layout" svg:width="0.07cm" svg:height="0.129cm" svg:x="6.62cm" svg:y="11.55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d^j_{i\nu+\nu-1}§svg§600§TRUE§</svg:desc>
          <draw:g>
            <draw:path draw:style-name="gr4" draw:text-style-name="P4" draw:layer="layout" svg:width="0.132cm" svg:height="0.196cm" svg:x="7.031cm" svg:y="11.408cm" svg:viewBox="0 0 133 197" svg:d="M133 3c0-1 0-3-3-3-5 0-31 2-36 3-2 0-4 2-4 5 0 4 3 4 7 4 13 0 14 2 14 5 0 2 0 4-1 5-5 22-11 45-17 67-4-11-13-19-25-19-33 0-68 42-68 83 0 26 15 44 38 44 5 0 19 0 36-20 2 12 11 20 25 20 10 0 17-6 21-15 5-10 9-27 9-28 0-2-3-2-4-2-3 0-3 1-4 5-4 18-10 34-21 34-7 0-8-7-8-13s0-9 1-13c14-54 27-108 40-162zM75 161c-1 5-1 6-5 11-12 15-24 19-32 19-14 0-18-15-18-26 0-14 9-48 15-61 9-17 22-27 33-27 18 0 22 23 22 24 0 2-1 4-1 5-4 19-9 37-14 55z">
              <text:p/>
            </draw:path>
            <draw:path draw:style-name="gr4" draw:text-style-name="P4" draw:layer="layout" svg:width="0.085cm" svg:height="0.169cm" svg:x="7.166cm" svg:y="11.338cm" svg:viewBox="0 0 86 170" svg:d="M86 7c0-3-2-7-8-7-5 0-11 6-11 11 0 3 3 7 8 7 6 0 11-5 11-11zM45 140c-4 13-15 25-26 25-2 0-5-1-7-2 5-2 6-6 6-10s-3-7-7-7c-6 0-11 6-11 11 0 8 7 13 19 13s35-7 41-31c6-23 12-47 17-70 1-3 2-4 2-7 0-11-9-19-21-19-22 0-35 28-35 31 0 2 2 1 3 2 3 0 4 0 4-3 6-11 16-24 28-24 4 0 6 4 6 9 0 3-1 6-1 7-6 25-12 50-18 75z">
              <text:p/>
            </draw:path>
            <draw:path draw:style-name="gr4" draw:text-style-name="P4" draw:layer="layout" svg:width="0.059cm" svg:height="0.131cm" svg:x="7.175cm" svg:y="11.551cm" svg:viewBox="0 0 60 132" svg:d="M54 8c0-3-2-8-7-8s-11 6-11 11c0 3 2 7 8 7s10-5 10-10zM14 107c0 3-1 5-1 9 0 9 8 16 18 16 20 0 29-27 29-30 0-2-2-2-3-2-3 0-3 1-4 3-4 16-13 24-21 24-4 0-5-3-5-7 0-5 2-8 3-13 2-5 4-10 7-15 1-5 9-23 9-26 1-1 1-4 1-5 0-10-8-17-18-17-19 0-29 26-29 30 0 3 3 3 4 3 2 0 2-2 3-3 5-18 14-24 21-24 3 0 5 1 5 6s-1 8-6 20c-4 10-8 21-13 31z">
              <text:p/>
            </draw:path>
            <draw:path draw:style-name="gr4" draw:text-style-name="P4" draw:layer="layout" svg:width="0.1cm" svg:height="0.085cm" svg:x="7.259cm" svg:y="11.595cm" svg:viewBox="0 0 101 86" svg:d="M35 6c0-1 0-3 0-4-1 0 0-2-3-2-4 0-11 1-13 1-3 0-7 1-10 1s-6 0-6 4c0 3 3 3 5 3 10 0 10 1 10 3 0 1-1 5-2 8-3 13-7 26-10 39-5 20-6 24-6 25 0 2 3 2 4 2s2 0 3 0c18-2 43-12 63-30 27-24 21-33 31-50 0-4-3-6-7-6-6 0-8 6-9 11-8 27-35 58-68 67 6-24 12-48 18-72z">
              <text:p/>
            </draw:path>
            <draw:path draw:style-name="gr4" draw:text-style-name="P4" draw:layer="layout" svg:width="0.144cm" svg:height="0.144cm" svg:x="7.385cm" svg:y="11.559cm" svg:viewBox="0 0 145 145" svg:d="M77 78c20 0 40 0 60 0 3 0 8 0 8-5s-5-5-8-5c-20 0-40 0-60 0 0-20 0-41 0-61 0-2 0-7-5-7s-5 5-5 7c0 20 0 41 0 61-20 0-40 0-60 0-3 0-7 0-7 4 0 6 4 6 7 6 20 0 40 0 60 0 0 19 0 39 0 59 0 3 0 8 5 8s5-5 5-8c0-20 0-40 0-59z">
              <text:p/>
            </draw:path>
            <draw:path draw:style-name="gr4" draw:text-style-name="P4" draw:layer="layout" svg:width="0.1cm" svg:height="0.085cm" svg:x="7.558cm" svg:y="11.595cm" svg:viewBox="0 0 101 86" svg:d="M35 6c0-1 0-3 0-4-1 0 0-2-3-2-4 0-11 1-13 1-3 0-7 1-11 1-2 0-5 0-5 4 0 3 3 3 5 3 10 0 10 1 10 3 0 1-1 5-2 8-3 13-7 26-10 39-5 20-6 24-6 25 0 2 3 2 4 2s2 0 3 0c17-2 43-12 63-30 27-24 21-33 31-50 0-4-3-6-7-6-7 0-8 6-10 11-7 27-34 58-67 67 6-24 12-48 18-72z">
              <text:p/>
            </draw:path>
            <draw:path draw:style-name="gr4" draw:text-style-name="P4" draw:layer="layout" svg:width="0.132cm" svg:height="0.009cm" svg:x="7.69cm" svg:y="11.627cm" svg:viewBox="0 0 133 10" svg:d="M125 10c3 0 8 0 8-5s-5-5-8-5c-39 0-78 0-117 0-3 0-8 0-8 4 0 6 4 6 8 6 39 0 78 0 117 0z">
              <text:p/>
            </draw:path>
            <draw:path draw:style-name="gr4" draw:text-style-name="P4" draw:layer="layout" svg:width="0.07cm" svg:height="0.129cm" svg:x="7.866cm" svg:y="11.551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d^j_{(i+1)\nu}§svg§600§TRUE§</svg:desc>
          <draw:g>
            <draw:path draw:style-name="gr4" draw:text-style-name="P4" draw:layer="layout" svg:width="0.132cm" svg:height="0.196cm" svg:x="8.232cm" svg:y="11.409cm" svg:viewBox="0 0 133 197" svg:d="M133 3c0-1 0-3-3-3-4 0-31 2-36 3-2 0-4 2-4 5 0 4 3 4 7 4 13 0 14 2 14 5 0 2 0 4-1 5-5 22-11 45-16 67-5-11-14-19-26-19-33 0-68 42-68 83 0 26 15 44 38 44 5 0 19 0 36-20 2 12 12 20 25 20 11 0 17-6 21-15 5-10 9-27 9-28 0-2-3-2-3-2-4 0-4 1-4 5-5 18-11 35-22 35-8 0-9-8-9-14s1-8 3-13c13-54 26-108 39-162zM75 161c-1 5-1 6-5 11-12 15-24 20-32 20-14 0-18-16-18-27 0-14 9-48 15-61 9-17 22-27 33-27 18 0 22 23 22 24 0 2 0 4 0 5-5 19-10 37-15 55z">
              <text:p/>
            </draw:path>
            <draw:path draw:style-name="gr4" draw:text-style-name="P4" draw:layer="layout" svg:width="0.085cm" svg:height="0.169cm" svg:x="8.367cm" svg:y="11.339cm" svg:viewBox="0 0 86 170" svg:d="M86 7c0-3-3-7-8-7s-11 6-11 11c0 3 3 7 8 7s11-5 11-11zM44 140c-3 13-14 25-25 25-2 0-5 0-7-1 5-3 6-7 6-11s-3-7-7-7c-6 0-11 6-11 11 0 8 7 13 19 13s35-7 41-31c6-23 12-47 18-70 0-3 0-4 0-7 0-11-8-18-20-18-22 0-35 27-35 29 0 3 2 2 3 3 3 0 4 0 4-3 5-11 16-24 27-24 5 0 7 4 7 9 0 3-1 6-1 7-6 25-13 50-19 75z">
              <text:p/>
            </draw:path>
            <draw:path draw:style-name="gr4" draw:text-style-name="P4" draw:layer="layout" svg:width="0.05cm" svg:height="0.195cm" svg:x="8.389cm" svg:y="11.552cm" svg:viewBox="0 0 51 196" svg:d="M47 0c-37 26-47 68-47 97 0 28 8 72 47 99 2 0 4 0 4-3 0 0-1-1-2-3-26-23-35-57-35-93 0-52 20-78 36-92 0-1 1-2 1-3 0-2-2-2-4-2z">
              <text:p/>
            </draw:path>
            <draw:path draw:style-name="gr4" draw:text-style-name="P4" draw:layer="layout" svg:width="0.058cm" svg:height="0.131cm" svg:x="8.464cm" svg:y="11.569cm" svg:viewBox="0 0 59 132" svg:d="M54 7c0-3-2-7-8-7-4 0-11 5-11 11 0 3 3 7 8 7 6 0 11-5 11-11zM14 107c0 2-1 5-1 8 0 10 7 17 18 17 20 0 28-27 28-30 0-2-2-2-3-2-2 0-2 1-3 3-5 15-14 23-21 23-4 0-5-2-5-6 0-5 1-8 3-13 2-6 4-10 6-16 2-4 9-22 10-25 0-1 1-4 1-6 0-9-8-16-18-16-20 0-29 26-29 29s2 3 3 3c3 0 3-1 4-3 5-17 14-24 21-24 3 0 5 1 5 7 0 5-2 7-7 20-4 10-8 21-12 31z">
              <text:p/>
            </draw:path>
            <draw:path draw:style-name="gr4" draw:text-style-name="P4" draw:layer="layout" svg:width="0.144cm" svg:height="0.144cm" svg:x="8.548cm" svg:y="11.578cm" svg:viewBox="0 0 145 145" svg:d="M77 77c20 0 40 0 60 0 3 0 8 0 8-5s-5-5-8-5c-20 0-40 0-60 0 0-20 0-40 0-60 0-2 0-7-4-7-6 0-6 4-6 7 0 20 0 40 0 60-20 0-40 0-60 0-2 0-7 0-7 5s5 5 7 5c20 0 40 0 60 0 0 20 0 40 0 60 0 3 0 8 5 8s5-5 5-8c0-20 0-40 0-60z">
              <text:p/>
            </draw:path>
            <draw:path draw:style-name="gr4" draw:text-style-name="P4" draw:layer="layout" svg:width="0.07cm" svg:height="0.129cm" svg:x="8.728cm" svg:y="11.569cm" svg:viewBox="0 0 71 130" svg:d="M44 6c0-6 0-6-6-6-12 12-30 13-38 13 0 2 0 4 0 6 5 0 18 0 29-5 0 33 0 67 0 100 0 7 0 9-20 9-3 0-5 0-7 0 0 2 0 5 0 7 3 0 27-1 34-1 6 0 31 1 35 1 0-2 0-5 0-7-2 0-5 0-7 0-20 0-20-2-20-9 0-36 0-72 0-108z">
              <text:p/>
            </draw:path>
            <draw:path draw:style-name="gr4" draw:text-style-name="P4" draw:layer="layout" svg:width="0.049cm" svg:height="0.195cm" svg:x="8.832cm" svg:y="11.552cm" svg:viewBox="0 0 50 196" svg:d="M3 0c-1 0-3 0-3 2 0 1 0 2 2 3 16 16 35 42 35 92 0 42-13 72-34 92-3 4-3 4-3 4 0 1 0 3 2 3 3 0 21-13 34-38 9-16 14-37 14-61 0-27-8-70-47-97z">
              <text:p/>
            </draw:path>
            <draw:path draw:style-name="gr4" draw:text-style-name="P4" draw:layer="layout" svg:width="0.1cm" svg:height="0.085cm" svg:x="8.92cm" svg:y="11.613cm" svg:viewBox="0 0 101 86" svg:d="M34 6c1-1 1-3 1-4-1 0 0-2-3-2-4 0-11 1-13 1-4 0-7 1-11 1-3 0-6 0-6 4 0 3 4 3 6 3 10 0 10 1 10 3 0 1-2 5-3 7-3 13-6 27-9 40-5 20-6 23-6 24 0 3 2 3 3 3s2 0 3 0c18-3 43-12 64-30 27-24 31-50 31-50 0-4-3-6-7-6-7 0-8 5-10 10-8 28-34 59-67 68 6-24 12-48 17-72z">
              <text:p/>
            </draw:path>
          </draw:g>
        </draw:g>
        <draw:custom-shape draw:style-name="gr83" draw:text-style-name="P2" draw:layer="layout" svg:width="0.2cm" svg:height="0.2cm" svg:x="3.601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3.201cm" svg:y1="11.801cm" svg:x2="3.601cm" svg:y2="11.801cm">
          <text:p/>
        </draw:line>
        <draw:g>
          <svg:title>TexMaths</svg:title>
          <svg:desc>8§display§d^j_{i\nu+1}§svg§600§TRUE§</svg:desc>
          <draw:g>
            <draw:path draw:style-name="gr4" draw:text-style-name="P4" draw:layer="layout" svg:width="0.132cm" svg:height="0.196cm" svg:x="3.526cm" svg:y="11.405cm" svg:viewBox="0 0 133 197" svg:d="M133 3c0-1 0-3-3-3-5 0-31 2-36 3-2 0-4 2-4 5 0 4 3 4 7 4 13 0 14 2 14 5 0 2 0 4-1 5-5 22-11 45-16 67-5-11-14-19-26-19-33 0-68 42-68 83 0 26 15 44 38 44 5 0 19 0 36-20 2 12 12 20 25 20 10 0 17-6 21-15 5-10 9-27 9-28 0-2-3-2-4-2-3 0-3 1-4 5-4 18-10 34-21 34-7 0-9-7-9-13s1-9 3-13c13-54 26-108 39-162zM75 161c-1 5-1 6-5 11-12 15-24 19-32 19-14 0-18-15-18-26 0-14 9-48 15-61 9-17 22-27 33-27 18 0 22 23 22 24 0 2 0 4 0 5-5 19-10 37-15 55z">
              <text:p/>
            </draw:path>
            <draw:path draw:style-name="gr4" draw:text-style-name="P4" draw:layer="layout" svg:width="0.085cm" svg:height="0.169cm" svg:x="3.661cm" svg:y="11.335cm" svg:viewBox="0 0 86 170" svg:d="M86 7c0-3-3-7-8-7s-11 6-11 11c0 3 3 7 8 7s11-5 11-11zM44 140c-3 13-14 25-25 25-2 0-5-1-7-2 5-2 6-6 6-10s-3-7-7-7c-6 0-11 6-11 11 0 8 7 13 19 13s35-7 41-31c6-23 12-47 18-70 0-3 1-4 1-7 0-11-9-19-21-19-22 0-35 28-35 31 0 2 2 1 3 2 3 0 4 0 4-3 5-11 16-24 27-24 5 0 7 4 7 9 0 3-1 6-1 7-6 25-13 50-19 75z">
              <text:p/>
            </draw:path>
            <draw:path draw:style-name="gr4" draw:text-style-name="P4" draw:layer="layout" svg:width="0.059cm" svg:height="0.131cm" svg:x="3.67cm" svg:y="11.548cm" svg:viewBox="0 0 60 132" svg:d="M54 8c0-3-2-8-7-8s-11 6-11 11c0 3 2 7 8 7s10-5 10-10zM14 107c0 3-1 5-1 9 0 9 8 16 18 16 20 0 29-27 29-30 0-2-2-2-3-2-3 0-3 1-4 3-5 16-13 24-21 24-4 0-5-3-5-7 0-5 2-8 3-13 2-5 4-10 7-15 1-5 9-23 9-26 1-1 1-4 1-5 0-10-8-17-18-17-19 0-29 26-29 30 0 3 2 2 3 3 3 0 3-2 4-3 5-18 14-24 21-24 3 0 5 1 5 6s-1 8-6 20c-4 10-8 21-13 31z">
              <text:p/>
            </draw:path>
            <draw:path draw:style-name="gr4" draw:text-style-name="P4" draw:layer="layout" svg:width="0.1cm" svg:height="0.085cm" svg:x="3.755cm" svg:y="11.592cm" svg:viewBox="0 0 101 86" svg:d="M35 6c0-1 0-3 0-4-1 0 0-2-3-2-4 0-11 1-13 1-3 0-7 1-10 1s-6 0-6 4c0 3 3 3 5 3 10 0 10 1 10 3 0 1-1 5-2 8-3 13-7 26-10 39-5 20-6 24-6 25 0 2 3 2 4 2s2 0 3 0c17-2 43-12 63-30 27-24 21-33 31-50 0-4-3-6-7-6-7 0-8 6-10 11-7 27-34 58-67 67 6-24 12-48 18-72z">
              <text:p/>
            </draw:path>
            <draw:path draw:style-name="gr4" draw:text-style-name="P4" draw:layer="layout" svg:width="0.144cm" svg:height="0.144cm" svg:x="3.879cm" svg:y="11.556cm" svg:viewBox="0 0 145 145" svg:d="M78 78c20 0 39 0 59 0 3 0 8 0 8-5s-4-5-8-5c-20 0-39 0-59 0 0-20 0-41 0-61 0-2 0-7-5-7s-5 5-5 7c0 20 0 41 0 61-20 0-41 0-61 0-2 0-7 0-7 4 0 6 5 6 7 6 20 0 41 0 61 0 0 19 0 39 0 59 0 3 0 8 5 8s5-5 5-8c0-20 0-40 0-59z">
              <text:p/>
            </draw:path>
            <draw:path draw:style-name="gr4" draw:text-style-name="P4" draw:layer="layout" svg:width="0.07cm" svg:height="0.129cm" svg:x="4.06cm" svg:y="11.548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19" draw:text-style-name="P2" draw:layer="layout" svg:x1="5.501cm" svg:y1="11.901cm" svg:x2="5.5cm" svg:y2="12.2cm">
          <text:p/>
        </draw:line>
        <draw:line draw:style-name="gr19" draw:text-style-name="P2" draw:layer="layout" svg:x1="7.902cm" svg:y1="11.902cm" svg:x2="7.9cm" svg:y2="12.2cm">
          <text:p/>
        </draw:line>
        <draw:custom-shape draw:style-name="gr116" draw:text-style-name="P19" draw:layer="layout" svg:width="7.9cm" svg:height="1.197cm" svg:x="1.403cm" svg:y="11.5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7" draw:layer="layout" svg:width="0.2cm" svg:height="0.2cm" svg:x="5.102cm" svg:y="14.302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5.3cm" svg:y1="14.4cm" svg:x2="5.4cm" svg:y2="14.4cm">
          <text:p/>
        </draw:line>
        <draw:g>
          <svg:title>TexMaths</svg:title>
          <svg:desc>8§display§\hat{\bm{c}}_{i\nu+t}§svg§600§TRUE§</svg:desc>
          <draw:g>
            <draw:path draw:style-name="gr4" draw:text-style-name="P4" draw:layer="layout" svg:width="0.073cm" svg:height="0.042cm" svg:x="5.691cm" svg:y="14.284cm" svg:viewBox="0 0 74 43" svg:d="M38 0c-13 13-25 26-38 38 2 2 3 3 5 5 11-10 22-19 33-29 10 10 21 19 31 29 2-2 4-3 5-5-12-12-24-25-36-38z">
              <text:p/>
            </draw:path>
            <draw:path draw:style-name="gr4" draw:text-style-name="P4" draw:layer="layout" svg:width="0.129cm" svg:height="0.127cm" svg:x="5.651cm" svg:y="14.356cm" svg:viewBox="0 0 130 128" svg:d="M108 16c-15 4-10 12-15 18 0 5 3 13 14 13 12 0 20-10 20-21 0-15-14-26-39-26-56 0-88 44-88 80 0 25 16 48 60 48 7 0 26 0 43-6 16-6 27-18 27-22 0-2-4-7-6-7s-3 1-5 3c-15 16-37 22-59 22-18 0-27-9-27-26 0-9 7-43 15-58 11-19 29-24 40-24 4 0 13 0 20 6z">
              <text:p/>
            </draw:path>
            <draw:path draw:style-name="gr4" draw:text-style-name="P4" draw:layer="layout" svg:width="0.058cm" svg:height="0.131cm" svg:x="5.792cm" svg:y="14.394cm" svg:viewBox="0 0 59 132" svg:d="M54 8c0-3-2-8-8-8-4 0-11 6-11 11 0 3 3 7 8 7 6 0 11-5 11-10zM14 107c0 2-1 5-1 8 0 9 7 17 18 17 20 0 28-28 28-30s-2-2-3-2c-2 0-2 0-3 3-5 15-14 23-21 23-4 0-5-2-5-6 0-5 1-8 3-13s4-11 6-15c2-5 9-23 10-26 0-1 1-4 1-5 0-10-8-17-18-17-20 0-29 26-29 29s2 3 3 3c3 0 3-1 3-3 6-17 15-24 22-24 3 0 5 1 5 7 0 5-2 7-7 20-4 10-8 20-12 31z">
              <text:p/>
            </draw:path>
            <draw:path draw:style-name="gr4" draw:text-style-name="P4" draw:layer="layout" svg:width="0.1cm" svg:height="0.085cm" svg:x="5.876cm" svg:y="14.438cm" svg:viewBox="0 0 101 86" svg:d="M34 6c1-1 1-3 1-4-1 0 0-2-3-2-4 0-11 1-13 1-4 0-7 1-11 1-3 0-6 0-6 4 0 3 4 3 6 3 9 0 9 1 9 3 0 1-1 5-2 7-3 13-6 27-9 40-5 20-6 23-6 24 0 3 2 3 3 3s2 0 3 0c18-3 43-12 64-30 27-24 21-33 31-50 0-4-3-6-7-6-7 0-9 6-10 10-8 28-34 59-67 68 6-24 11-48 17-72z">
              <text:p/>
            </draw:path>
            <draw:path draw:style-name="gr4" draw:text-style-name="P4" draw:layer="layout" svg:width="0.144cm" svg:height="0.143cm" svg:x="6.001cm" svg:y="14.403cm" svg:viewBox="0 0 145 144" svg:d="M77 77c20 0 40 0 60 0 3 0 8 0 8-4 0-6-5-6-8-6-20 0-40 0-60 0 0-20 0-40 0-60 0-2 0-7-4-7-5 0-5 5-5 7 0 20 0 40 0 60-20 0-41 0-61 0-2 0-7 0-7 5s5 5 7 5c20 0 41 0 61 0 0 20 0 40 0 60 0 3 0 7 4 7 5 0 5-4 5-7 0-20 0-40 0-60z">
              <text:p/>
            </draw:path>
            <draw:path draw:style-name="gr4" draw:text-style-name="P4" draw:layer="layout" svg:width="0.065cm" svg:height="0.123cm" svg:x="6.168cm" svg:y="14.402cm" svg:viewBox="0 0 66 124" svg:d="M40 45c7 0 13 0 20 0 4 0 6 0 6-4s-2-4-6-4c-6 0-12 0-18 0 2-9 4-19 7-28 0-1 1-3 1-3 0-4-4-6-7-6-5 0-8 3-9 8-2 5 0-5-8 29-6 0-13 0-20 0-4 0-6 0-6 5 0 3 2 3 6 3 6 0 12 0 18 0-4 15-7 30-11 46-2 5-3 12-3 14 0 11 10 19 21 19 22 0 34-28 34-30s-3-2-4-2c-2 0-2 0-3 3-6 13-16 23-27 23-4 0-6-2-6-10 0-1 1-5 1-8 4-18 9-37 14-55z">
              <text:p/>
            </draw:path>
          </draw:g>
        </draw:g>
        <draw:line draw:style-name="gr19" draw:text-style-name="P2" draw:layer="layout" svg:x1="5.5cm" svg:y1="14.5cm" svg:x2="5.5cm" svg:y2="14.6cm">
          <text:p/>
        </draw:line>
        <draw:frame draw:style-name="gr86" draw:text-style-name="P7" draw:layer="layout" svg:width="1.661cm" svg:height="0.395cm" svg:x="4.706cm" svg:y="14.81cm">
          <draw:text-box>
            <text:p><text:span text:style-name="T3">outer code</text:span></text:p>
          </draw:text-box>
        </draw:frame>
        <draw:custom-shape draw:style-name="gr87" draw:text-style-name="P2" draw:layer="layout" svg:width="6.9cm" svg:height="0.4cm" svg:x="2.1cm" svg:y="14.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9" draw:layer="layout" svg:width="2cm" svg:height="1.596cm" svg:x="4.5cm" svg:y="13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6.542cm" svg:y="14.01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6.698cm" svg:y="14.01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6.853cm" svg:y="14.013cm" svg:viewBox="0 0 37 36" svg:d="M37 19c0-11-9-19-19-19s-18 8-18 19c0 10 8 17 18 17s19-7 19-17z">
              <text:p/>
            </draw:path>
          </draw:g>
        </draw:g>
        <draw:g>
          <svg:title>TexMaths</svg:title>
          <svg:desc>8§display§j§svg§600§TRUE§</svg:desc>
          <draw:g>
            <draw:path draw:style-name="gr4" draw:text-style-name="P4" draw:layer="layout" svg:width="0.113cm" svg:height="0.241cm" svg:x="9.6cm" svg:y="12.2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line draw:style-name="gr19" draw:text-style-name="P2" draw:layer="layout" svg:x1="5.5cm" svg:y1="14.6cm" svg:x2="5.5cm" svg:y2="14.8cm">
          <text:p/>
        </draw:line>
        <draw:line draw:style-name="gr19" draw:text-style-name="P2" draw:layer="layout" svg:x1="5.5cm" svg:y1="12.2cm" svg:x2="5.5cm" svg:y2="13cm">
          <text:p/>
        </draw:line>
        <draw:line draw:style-name="gr19" draw:text-style-name="P2" draw:layer="layout" svg:x1="5.1cm" svg:y1="12.8cm" svg:x2="5.1cm" svg:y2="13cm">
          <text:p/>
        </draw:line>
        <draw:line draw:style-name="gr19" draw:text-style-name="P2" draw:layer="layout" svg:x1="5.9cm" svg:y1="12.8cm" svg:x2="5.9cm" svg:y2="13cm">
          <text:p/>
        </draw:lin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4.134cm" svg:y="14.01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4.29cm" svg:y="14.01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4.445cm" svg:y="14.013cm" svg:viewBox="0 0 37 36" svg:d="M37 19c0-11-9-19-19-19s-18 8-18 19c0 10 8 17 18 17s19-7 19-17z">
              <text:p/>
            </draw:path>
          </draw:g>
        </draw:g>
        <draw:line draw:style-name="gr19" draw:text-style-name="P2" draw:layer="layout" svg:x1="3.101cm" svg:y1="14.601cm" svg:x2="3.101cm" svg:y2="14.801cm">
          <text:p/>
        </draw:line>
        <draw:line draw:style-name="gr19" draw:text-style-name="P2" draw:layer="layout" svg:x1="3.101cm" svg:y1="12.2cm" svg:x2="3.1cm" svg:y2="13cm">
          <text:p/>
        </draw:line>
        <draw:line draw:style-name="gr19" draw:text-style-name="P2" draw:layer="layout" svg:x1="7.901cm" svg:y1="14.6cm" svg:x2="7.901cm" svg:y2="14.8cm">
          <text:p/>
        </draw:line>
        <draw:line draw:style-name="gr19" draw:text-style-name="P2" draw:layer="layout" svg:x1="7.901cm" svg:y1="12.1cm" svg:x2="7.9cm" svg:y2="13cm">
          <text:p/>
        </draw:line>
        <draw:g>
          <svg:title>TexMaths</svg:title>
          <svg:desc>8§display§x^j_{i\nu+t}§svg§600§TRUE§</svg:desc>
          <draw:g>
            <draw:path draw:style-name="gr4" draw:text-style-name="P4" draw:layer="layout" svg:width="0.139cm" svg:height="0.126cm" svg:x="5.647cm" svg:y="12.178cm" svg:viewBox="0 0 140 127" svg:d="M85 39c2-7 8-33 28-33 2 0 8 0 14 4-7 1-13 8-13 15 0 5 3 10 11 10 6 0 15-5 15-17 0-14-17-18-27-18-16 0-25 15-29 22-7-19-22-22-30-22-29 0-45 37-45 43 0 3 2 3 3 3 2 0 3 0 4-3 10-29 28-37 38-37 4 0 15 3 15 19 0 9-5 28-15 67-5 17-15 29-28 29-1 0-8 0-13-4 7-1 13-7 13-15s-6-9-11-9c-8 0-15 7-15 16 0 12 14 18 26 18 19 0 29-19 30-22 3 11 14 22 30 22 29 0 45-36 45-43 0-2-2-2-3-2-3 0-3 0-4 2-9 30-28 37-37 37-11 0-16-9-16-19 0-5 2-12 5-24 3-13 6-26 9-39z">
              <text:p/>
            </draw:path>
            <draw:path draw:style-name="gr4" draw:text-style-name="P4" draw:layer="layout" svg:width="0.084cm" svg:height="0.169cm" svg:x="5.8cm" svg:y="12.037cm" svg:viewBox="0 0 85 170" svg:d="M85 7c0-3-2-7-7-7-6 0-11 6-11 11 0 3 3 7 8 7s10-5 10-11zM44 140c-3 13-14 25-25 25-3 0-5-1-7-2 5-2 6-6 6-10s-4-7-7-7c-6 0-11 6-11 11 0 8 7 13 19 13s35-7 41-31c6-23 12-47 17-70 1-3 1-4 1-7 0-11-8-19-20-19-22 0-35 28-35 31 0 2 3 2 3 2 3 0 3 0 4-3 5-11 16-24 27-24 5 0 7 4 7 9 0 3-1 6-1 7-6 25-13 50-19 75z">
              <text:p/>
            </draw:path>
            <draw:path draw:style-name="gr4" draw:text-style-name="P4" draw:layer="layout" svg:width="0.059cm" svg:height="0.131cm" svg:x="5.808cm" svg:y="12.25cm" svg:viewBox="0 0 60 132" svg:d="M54 8c0-3-2-8-8-8-4 0-10 6-10 11 0 3 2 7 7 7 7 0 11-5 11-10zM14 107c0 3-1 5-1 9 0 9 8 16 18 16 20 0 29-27 29-30 0-2-2-1-3-2-3 0-3 1-4 3-5 16-14 24-21 24-4 0-5-3-5-7 0-5 1-8 3-13s4-10 7-15c1-5 9-23 9-26 0-1 1-4 1-5 0-10-8-17-18-17-20 0-29 26-29 30 0 3 2 2 3 3 3 0 3-2 4-3 5-18 14-24 21-24 3 0 5 1 5 6s-1 8-7 20c-4 10-8 21-12 31z">
              <text:p/>
            </draw:path>
            <draw:path draw:style-name="gr4" draw:text-style-name="P4" draw:layer="layout" svg:width="0.1cm" svg:height="0.085cm" svg:x="5.893cm" svg:y="12.294cm" svg:viewBox="0 0 101 86" svg:d="M35 6c0-1 0-3 0-4-1 0 0-2-3-2-4 0-11 1-13 1-4 0-7 1-11 1-3 0-6 0-6 4 0 3 4 3 6 3 10 0 10 1 10 3 0 1-2 5-3 8-3 13-6 26-9 39-5 20-6 24-6 25 0 2 2 2 3 2s2 0 3 0c18-2 44-12 64-30 27-24 21-33 31-50 0-4-3-6-7-6-7 0-9 6-10 11-8 27-34 58-67 67 6-24 12-48 18-72z">
              <text:p/>
            </draw:path>
            <draw:path draw:style-name="gr4" draw:text-style-name="P4" draw:layer="layout" svg:width="0.144cm" svg:height="0.144cm" svg:x="6.018cm" svg:y="12.258cm" svg:viewBox="0 0 145 145" svg:d="M77 78c20 0 40 0 60 0 3 0 8 0 8-5s-5-5-8-5c-20 0-40 0-60 0 0-20 0-41 0-61 0-2 0-7-4-7-5 0-5 5-5 7 0 20 0 41 0 61-20 0-41 0-61 0-2 0-7 0-7 4 0 6 5 6 7 6 20 0 41 0 61 0 0 19 0 39 0 59 0 3 0 8 5 8 4 0 4-5 4-8 0-20 0-40 0-59z">
              <text:p/>
            </draw:path>
            <draw:path draw:style-name="gr4" draw:text-style-name="P4" draw:layer="layout" svg:width="0.065cm" svg:height="0.123cm" svg:x="6.185cm" svg:y="12.258cm" svg:viewBox="0 0 66 124" svg:d="M40 45c7 0 13 0 20 0 4 0 6 0 6-4 0-3-2-3-5-3-7 0-13 0-19 0 2-10 4-20 7-29 1-1 1-3 1-3 0-4-3-6-7-6-5 0-8 3-9 8-2 5 1-4-8 30-6 0-13 0-20 0-4 0-6 0-6 4 0 3 2 3 6 3 6 0 12 0 19 0-4 15-8 31-12 46-1 5-3 12-3 14 0 12 10 19 21 19 22 0 35-27 35-30 0-2-3-1-4-2-2 0-3 0-4 3-5 13-16 24-27 24-4 0-6-3-6-10 0-2 1-6 1-8 4-18 9-37 14-56z">
              <text:p/>
            </draw:path>
          </draw:g>
        </draw:g>
        <draw:line draw:style-name="gr19" draw:text-style-name="P2" draw:layer="layout" svg:x1="5.902cm" svg:y1="13.001cm" svg:x2="5.902cm" svg:y2="13.3cm">
          <text:p/>
        </draw:line>
        <draw:line draw:style-name="gr19" draw:text-style-name="P2" draw:layer="layout" svg:x1="5.502cm" svg:y1="13.001cm" svg:x2="5.5cm" svg:y2="13.7cm">
          <text:p/>
        </draw:line>
        <draw:line draw:style-name="gr19" draw:text-style-name="P2" draw:layer="layout" svg:x1="5.102cm" svg:y1="13.001cm" svg:x2="5.102cm" svg:y2="14.1cm">
          <text:p/>
        </draw:line>
        <draw:line draw:style-name="gr19" draw:text-style-name="P2" draw:layer="layout" svg:x1="5.901cm" svg:y1="13.3cm" svg:x2="5.501cm" svg:y2="13.7cm">
          <text:p/>
        </draw:line>
        <draw:line draw:style-name="gr2" draw:text-style-name="P2" draw:layer="layout" svg:x1="5.354cm" svg:y1="16.575cm" svg:x2="5.254cm" svg:y2="16.675cm">
          <text:p/>
        </draw:line>
        <draw:line draw:style-name="gr2" draw:text-style-name="P2" draw:layer="layout" svg:x1="5.754cm" svg:y1="16.175cm" svg:x2="5.654cm" svg:y2="16.275cm">
          <text:p/>
        </draw:line>
        <draw:line draw:style-name="gr19" draw:text-style-name="P2" draw:layer="layout" svg:x1="5.501cm" svg:y1="13.7cm" svg:x2="5.101cm" svg:y2="14.1cm">
          <text:p/>
        </draw:line>
        <draw:custom-shape draw:style-name="gr95" draw:text-style-name="P16" draw:layer="layout" svg:width="0.2cm" svg:height="0.2cm" svg:x="5.406cm" svg:y="1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0§svg§600§TRUE§</svg:desc>
          <draw:g>
            <draw:path draw:style-name="gr4" draw:text-style-name="P4" draw:layer="layout" svg:width="0.116cm" svg:height="0.191cm" svg:x="9.849cm" svg:y="12.01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>
          <svg:title>TexMaths</svg:title>
          <svg:desc>8§display§r \!-\! 1§svg§600§TRUE§</svg:desc>
          <draw:g>
            <draw:path draw:style-name="gr4" draw:text-style-name="P4" draw:layer="layout" svg:width="0.113cm" svg:height="0.126cm" svg:x="9.412cm" svg:y="12.627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4" draw:text-style-name="P4" draw:layer="layout" svg:width="0.17cm" svg:height="0.01cm" svg:x="9.577cm" svg:y="12.676cm" svg:viewBox="0 0 171 11" svg:d="M161 11c5 0 10 0 10-5 0-6-5-6-10-6-50 0-101 0-151 0-5 0-10 0-10 6 0 5 5 5 10 5 50 0 101 0 151 0z">
              <text:p/>
            </draw:path>
            <draw:path draw:style-name="gr4" draw:text-style-name="P4" draw:layer="layout" svg:width="0.092cm" svg:height="0.185cm" svg:x="9.812cm" svg:y="12.565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custom-shape draw:style-name="gr89" draw:text-style-name="P20" draw:layer="layout" svg:width="0.2cm" svg:height="0.2cm" svg:x="5.404cm" svg:y="13.60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5.407cm" svg:y="1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3.007cm" svg:y="1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7.807cm" svg:y="1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x^j_{i\nu}§svg§600§TRUE§</svg:desc>
          <draw:g>
            <draw:path draw:style-name="gr4" draw:text-style-name="P4" draw:layer="layout" svg:width="0.139cm" svg:height="0.126cm" svg:x="3.249cm" svg:y="12.179cm" svg:viewBox="0 0 140 127" svg:d="M85 39c2-7 8-33 28-33 2 0 8 0 14 4-7 1-13 8-13 15 0 5 2 10 10 10 7 0 16-5 16-17 0-14-17-18-27-18-16 0-25 15-29 22-7-19-22-22-31-22-28 0-44 36-44 43 0 3 2 3 3 3 2 0 3-1 4-3 10-29 28-37 37-37 5 0 16 3 16 19 0 9-5 28-16 67-4 17-14 29-27 29-1 0-8 0-13-4 7-1 13-8 13-15 0-8-6-10-11-10-8 0-15 7-15 17 0 12 14 18 26 18 19 0 29-20 30-22 3 11 13 22 30 22 29 0 45-36 45-43 0-3-3-3-3-3-3 0-4 1-4 3-9 30-28 37-38 37s-15-9-15-19c0-6 2-12 5-25 3-12 6-25 9-38z">
              <text:p/>
            </draw:path>
            <draw:path draw:style-name="gr4" draw:text-style-name="P4" draw:layer="layout" svg:width="0.085cm" svg:height="0.169cm" svg:x="3.4cm" svg:y="12.039cm" svg:viewBox="0 0 86 170" svg:d="M86 7c0-3-2-7-8-7-5 0-10 6-10 10s2 8 8 8c5 0 10-5 10-11zM45 140c-4 13-14 24-25 24-3 0-6 0-7-1 5-3 6-7 6-10 0-5-4-7-8-7-5 0-11 5-11 11 0 7 8 13 20 13s34-7 41-31c5-24 11-47 17-70 1-3 1-4 1-8 0-10-9-18-21-18-21 0-34 28-34 30 0 3 2 3 3 3 2 0 2-1 4-3 5-12 15-24 26-24 5 0 8 3 8 9 0 3-1 5-1 7-7 25-13 50-19 75z">
              <text:p/>
            </draw:path>
            <draw:path draw:style-name="gr4" draw:text-style-name="P4" draw:layer="layout" svg:width="0.058cm" svg:height="0.131cm" svg:x="3.41cm" svg:y="12.251cm" svg:viewBox="0 0 59 132" svg:d="M54 7c0-3-2-7-8-7-5 0-11 5-11 10 0 4 3 8 8 8 6 0 11-5 11-11zM14 107c0 2-1 5-1 8 0 10 8 17 18 17 20 0 28-27 28-31 0-2-2-1-2-2-4 0-4 2-4 3-5 16-14 24-21 24-4 0-5-2-5-6 0-5 1-9 3-13 2-6 4-10 6-16 2-5 9-22 9-25 1-1 2-4 2-6 0-9-8-17-18-17-20 0-29 27-29 30s2 3 3 3c3 0 3-1 4-3 5-17 14-24 21-24 3 0 5 1 5 7 0 4-1 7-7 19-4 11-8 21-12 32z">
              <text:p/>
            </draw:path>
            <draw:path draw:style-name="gr4" draw:text-style-name="P4" draw:layer="layout" svg:width="0.099cm" svg:height="0.086cm" svg:x="3.495cm" svg:y="12.294cm" svg:viewBox="0 0 100 87" svg:d="M34 6c1 0 1-2 1-3-1-1 0-3-3-3-4 1-11 2-13 2-4 0-7 0-11 0-3 0-6 0-6 5 0 3 4 3 6 3 10 0 10 0 10 3 0 1-2 5-3 7-3 13-6 27-9 40-5 19-6 23-6 24 0 3 2 3 3 3s2 0 3 0c18-3 43-12 64-31 26-23 30-49 30-50 0-3-2-6-6-6-7 0-9 6-10 11-8 28-35 58-67 68 6-24 11-48 17-73z">
              <text:p/>
            </draw:path>
          </draw:g>
        </draw:g>
        <draw:g>
          <svg:title>TexMaths</svg:title>
          <svg:desc>8§display§x^j_{i\nu+\nu-1}§svg§600§TRUE§</svg:desc>
          <draw:g>
            <draw:path draw:style-name="gr4" draw:text-style-name="P4" draw:layer="layout" svg:width="0.139cm" svg:height="0.126cm" svg:x="8.049cm" svg:y="12.18cm" svg:viewBox="0 0 140 127" svg:d="M86 39c1-7 8-33 28-33 1 0 7 0 13 4-7 1-13 8-13 15 0 5 3 10 11 10 6 0 15-5 15-17 0-14-17-18-26-18-16 0-26 15-30 22-6-19-22-22-30-22-29 0-45 37-45 43 0 3 2 3 3 3 2 0 3 0 4-3 10-29 28-37 38-37 4 0 15 3 15 19 0 9-5 28-15 67-5 17-15 29-28 29-1 0-8 0-13-4 7-1 13-7 13-15s-6-9-11-9c-8 0-15 7-15 16 0 12 14 18 26 18 19 0 29-19 30-22 3 11 14 22 30 22 29 0 45-36 45-43 0-2-2-2-3-2-3 0-3 0-4 2-9 30-28 37-37 37-11 0-16-9-16-19 0-5 2-12 5-24 3-13 6-26 10-39z">
              <text:p/>
            </draw:path>
            <draw:path draw:style-name="gr4" draw:text-style-name="P4" draw:layer="layout" svg:width="0.085cm" svg:height="0.169cm" svg:x="8.202cm" svg:y="12.039cm" svg:viewBox="0 0 86 170" svg:d="M86 7c0-3-3-7-8-7s-11 6-11 11c0 3 3 7 8 7s11-5 11-11zM44 140c-3 13-14 25-25 25-3 0-5-1-7-2 5-2 6-6 6-10s-3-7-7-7c-6 0-11 6-11 11 0 8 7 13 19 13s35-7 41-31c6-23 12-47 18-70 0-3 0-4 0-7 0-11-8-19-20-19-22 0-35 28-35 31 0 2 2 1 3 2 3 0 3 0 4-3 5-11 16-24 27-24 5 0 7 4 7 9 0 3-1 6-1 7-6 25-13 50-19 75z">
              <text:p/>
            </draw:path>
            <draw:path draw:style-name="gr4" draw:text-style-name="P4" draw:layer="layout" svg:width="0.059cm" svg:height="0.131cm" svg:x="8.21cm" svg:y="12.252cm" svg:viewBox="0 0 60 132" svg:d="M54 8c0-3-2-8-8-8-4 0-10 6-10 11 0 3 2 7 7 7 7 0 11-5 11-10zM14 107c0 3-1 5-1 9 0 9 8 16 18 16 20 0 29-27 29-30 0-2-2-1-3-2-3 0-3 1-4 3-5 16-13 24-21 24-4 0-5-3-5-7 0-5 2-8 3-13 2-5 4-10 7-15 1-5 9-23 9-26 0-1 1-4 1-5 0-10-8-17-18-17-20 0-29 26-29 30 0 3 2 2 3 3 3 0 3-2 4-3 5-18 14-24 21-24 3 0 5 1 5 6s-1 8-6 20c-4 10-8 21-13 31z">
              <text:p/>
            </draw:path>
            <draw:path draw:style-name="gr4" draw:text-style-name="P4" draw:layer="layout" svg:width="0.1cm" svg:height="0.085cm" svg:x="8.295cm" svg:y="12.296cm" svg:viewBox="0 0 101 86" svg:d="M35 6c0-1 0-3 0-4-1 0 0-2-3-2-4 0-11 1-13 1-3 0-7 1-10 1s-6 0-6 4c0 3 3 3 5 3 10 0 10 1 10 3 0 1-1 5-2 8-3 13-7 26-10 39-5 20-6 24-6 25 0 2 3 2 4 2s2 0 3 0c17-2 43-12 63-30 27-24 21-33 31-50 0-4-3-6-7-6-7 0-8 6-10 11-7 27-34 58-67 67 6-24 12-48 18-72z">
              <text:p/>
            </draw:path>
            <draw:path draw:style-name="gr4" draw:text-style-name="P4" draw:layer="layout" svg:width="0.144cm" svg:height="0.144cm" svg:x="8.42cm" svg:y="12.26cm" svg:viewBox="0 0 145 145" svg:d="M78 78c20 0 39 0 59 0 4 0 8 0 8-5s-4-5-8-5c-20 0-39 0-59 0 0-20 0-41 0-61 0-2 0-7-5-7s-5 5-5 7c0 20 0 41 0 61-20 0-40 0-60 0-3 0-8 0-8 4 0 6 5 6 8 6 20 0 40 0 60 0 0 19 0 39 0 59 0 3 0 8 5 8s5-5 5-8c0-20 0-40 0-59z">
              <text:p/>
            </draw:path>
            <draw:path draw:style-name="gr4" draw:text-style-name="P4" draw:layer="layout" svg:width="0.1cm" svg:height="0.085cm" svg:x="8.593cm" svg:y="12.296cm" svg:viewBox="0 0 101 86" svg:d="M35 6c0-1 0-3 0-4-1 0 0-2-3-2-4 0-11 1-13 1-3 0-7 1-11 1-3 0-5 0-5 4 0 3 3 3 5 3 10 0 10 1 10 3 0 1-2 5-2 8-3 13-7 26-10 39-5 20-6 24-6 25 0 2 3 2 4 2s2 0 2 0c18-2 44-12 64-30 27-24 21-33 31-50 0-4-3-6-7-6-7 0-8 6-10 11-8 27-34 58-67 67 6-24 12-48 18-72z">
              <text:p/>
            </draw:path>
            <draw:path draw:style-name="gr4" draw:text-style-name="P4" draw:layer="layout" svg:width="0.132cm" svg:height="0.009cm" svg:x="8.726cm" svg:y="12.328cm" svg:viewBox="0 0 133 10" svg:d="M125 10c3 0 8 0 8-5s-5-5-8-5c-39 0-78 0-117 0-3 0-8 0-8 4 0 6 4 6 8 6 39 0 78 0 117 0z">
              <text:p/>
            </draw:path>
            <draw:path draw:style-name="gr4" draw:text-style-name="P4" draw:layer="layout" svg:width="0.071cm" svg:height="0.129cm" svg:x="8.901cm" svg:y="12.252cm" svg:viewBox="0 0 72 130" svg:d="M45 6c0-6 0-6-6-6-13 12-30 13-39 13 0 2 0 5 0 7 5 0 18 0 29-6 0 34 0 67 0 100 0 7 0 9-19 9-3 0-6 0-8 0 0 2 0 5 0 7 4 0 28-1 35-1 6 0 31 1 35 1 0-2 0-5 0-7-2 0-5 0-7 0-20 0-20-2-20-9 0-36 0-72 0-108z">
              <text:p/>
            </draw:path>
          </draw:g>
        </draw:g>
        <draw:line draw:style-name="gr19" draw:text-style-name="P2" draw:layer="layout" svg:x1="3.101cm" svg:y1="13.701cm" svg:x2="3.101cm" svg:y2="14.401cm">
          <text:p/>
        </draw:line>
        <draw:custom-shape draw:style-name="gr82" draw:text-style-name="P17" draw:layer="layout" svg:width="0.2cm" svg:height="0.2cm" svg:x="2.703cm" svg:y="14.303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901cm" svg:y1="14.401cm" svg:x2="3.001cm" svg:y2="14.401cm">
          <text:p/>
        </draw:line>
        <draw:g>
          <svg:title>TexMaths</svg:title>
          <svg:desc>8§display§\hat{\bm{c}}_{i\nu}§svg§600§TRUE§</svg:desc>
          <draw:g>
            <draw:path draw:style-name="gr4" draw:text-style-name="P4" draw:layer="layout" svg:width="0.074cm" svg:height="0.042cm" svg:x="3.292cm" svg:y="14.285cm" svg:viewBox="0 0 75 43" svg:d="M38 0c-13 13-25 26-38 38 2 2 4 4 6 5 10-9 21-19 32-29 10 10 21 20 32 29 2-1 3-3 5-5-12-12-25-25-37-38z">
              <text:p/>
            </draw:path>
            <draw:path draw:style-name="gr4" draw:text-style-name="P4" draw:layer="layout" svg:width="0.129cm" svg:height="0.128cm" svg:x="3.253cm" svg:y="14.357cm" svg:viewBox="0 0 130 129" svg:d="M108 15c-15 5-15 19-15 19 0 4 2 13 14 13 11 0 20-9 20-21 0-15-14-26-39-26-57 0-88 43-88 80 0 25 16 49 59 49 7 0 27-1 44-8 16-6 27-17 27-20s-5-8-7-8-2 1-4 4c-15 15-38 21-59 21-18 0-28-9-28-25 0-11 7-44 16-59 11-19 28-24 40-24 4 0 13 0 20 5z">
              <text:p/>
            </draw:path>
            <draw:path draw:style-name="gr4" draw:text-style-name="P4" draw:layer="layout" svg:width="0.059cm" svg:height="0.131cm" svg:x="3.393cm" svg:y="14.395cm" svg:viewBox="0 0 60 132" svg:d="M54 7c0-3-2-7-7-7s-11 5-11 10c0 4 2 8 8 8s10-5 10-11zM14 107c0 2-1 5-1 8 0 10 8 17 18 17 20 0 29-27 29-31 0-2-3-2-3-2-3 0-3 2-4 3-5 16-13 24-21 24-4 0-5-2-5-6 0-5 2-9 3-13 2-6 4-10 7-16 1-5 9-22 9-25 1-1 1-4 1-6 0-9-8-17-18-17-19 0-29 27-29 30s3 3 4 3c2 0 2-1 3-3 5-17 14-24 21-24 3 0 5 1 5 7 0 4-1 7-6 19-4 11-8 21-13 32z">
              <text:p/>
            </draw:path>
            <draw:path draw:style-name="gr4" draw:text-style-name="P4" draw:layer="layout" svg:width="0.1cm" svg:height="0.086cm" svg:x="3.477cm" svg:y="14.438cm" svg:viewBox="0 0 101 87" svg:d="M35 6c0 0 0-2 0-3-1-1 0-3-3-3-4 1-11 2-13 2-3 0-7 0-11 0-2 0-5 0-5 4s3 4 5 4c10 0 10 0 10 3 0 1-1 5-2 7-3 13-7 27-10 40-5 19-6 23-6 24 0 3 3 3 4 3s2 0 2 0c18-3 43-12 64-31 27-23 31-49 31-50 0-3-3-6-7-6-7 0-9 6-10 11-8 28-34 58-67 68 6-24 12-48 18-73z">
              <text:p/>
            </draw:path>
          </draw:g>
        </draw:g>
        <draw:line draw:style-name="gr19" draw:text-style-name="P2" draw:layer="layout" svg:x1="3.101cm" svg:y1="14.501cm" svg:x2="3.101cm" svg:y2="14.601cm">
          <text:p/>
        </draw:line>
        <draw:custom-shape draw:style-name="gr117" draw:text-style-name="P19" draw:layer="layout" svg:width="2cm" svg:height="1.596cm" svg:x="2.101cm" svg:y="13.0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2.701cm" svg:y1="12.801cm" svg:x2="2.701cm" svg:y2="13.001cm">
          <text:p/>
        </draw:line>
        <draw:line draw:style-name="gr19" draw:text-style-name="P2" draw:layer="layout" svg:x1="3.501cm" svg:y1="12.801cm" svg:x2="3.501cm" svg:y2="13.001cm">
          <text:p/>
        </draw:line>
        <draw:line draw:style-name="gr19" draw:text-style-name="P2" draw:layer="layout" svg:x1="3.503cm" svg:y1="13.002cm" svg:x2="3.503cm" svg:y2="13.301cm">
          <text:p/>
        </draw:line>
        <draw:line draw:style-name="gr19" draw:text-style-name="P2" draw:layer="layout" svg:x1="3.103cm" svg:y1="13.002cm" svg:x2="3.101cm" svg:y2="13.701cm">
          <text:p/>
        </draw:line>
        <draw:line draw:style-name="gr19" draw:text-style-name="P2" draw:layer="layout" svg:x1="2.703cm" svg:y1="13.002cm" svg:x2="2.703cm" svg:y2="14.101cm">
          <text:p/>
        </draw:line>
        <draw:line draw:style-name="gr19" draw:text-style-name="P2" draw:layer="layout" svg:x1="3.502cm" svg:y1="13.301cm" svg:x2="3.102cm" svg:y2="13.701cm">
          <text:p/>
        </draw:line>
        <draw:line draw:style-name="gr19" draw:text-style-name="P2" draw:layer="layout" svg:x1="3.102cm" svg:y1="13.701cm" svg:x2="2.702cm" svg:y2="14.101cm">
          <text:p/>
        </draw:line>
        <draw:custom-shape draw:style-name="gr95" draw:text-style-name="P16" draw:layer="layout" svg:width="0.2cm" svg:height="0.2cm" svg:x="3.008cm" svg:y="1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7.901cm" svg:y1="13.701cm" svg:x2="7.901cm" svg:y2="14.401cm">
          <text:p/>
        </draw:line>
        <draw:custom-shape draw:style-name="gr82" draw:text-style-name="P17" draw:layer="layout" svg:width="0.2cm" svg:height="0.2cm" svg:x="7.503cm" svg:y="14.303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7.701cm" svg:y1="14.401cm" svg:x2="7.801cm" svg:y2="14.401cm">
          <text:p/>
        </draw:line>
        <draw:g>
          <svg:title>TexMaths</svg:title>
          <svg:desc>8§display§\hat{\bm{c}}_{i\nu \!+\! \nu \!-\! 1}§svg§600§TRUE§</svg:desc>
          <draw:g>
            <draw:path draw:style-name="gr4" draw:text-style-name="P4" draw:layer="layout" svg:width="0.073cm" svg:height="0.042cm" svg:x="8.106cm" svg:y="14.287cm" svg:viewBox="0 0 74 43" svg:d="M38 0c-13 13-25 26-38 38 2 2 3 3 5 5 11-10 22-19 33-29 10 10 21 19 32 29 1-2 3-3 4-5-12-12-24-25-36-38z">
              <text:p/>
            </draw:path>
            <draw:path draw:style-name="gr4" draw:text-style-name="P4" draw:layer="layout" svg:width="0.13cm" svg:height="0.127cm" svg:x="8.066cm" svg:y="14.359cm" svg:viewBox="0 0 131 128" svg:d="M108 16c-14 4-10 12-15 18 0 5 3 13 14 13 12 0 20-10 20-21 0-15-14-26-39-26-56 0-88 44-88 80 0 25 16 48 60 48 7 0 26 0 43-6s28-18 28-22c0-2-5-7-7-7s-2 1-4 3c-15 16-38 22-60 22-18 0-27-9-27-26 0-9 7-43 15-58 11-19 29-24 41-24 3 0 12 0 19 6z">
              <text:p/>
            </draw:path>
            <draw:path draw:style-name="gr4" draw:text-style-name="P4" draw:layer="layout" svg:width="0.058cm" svg:height="0.131cm" svg:x="8.207cm" svg:y="14.397cm" svg:viewBox="0 0 59 132" svg:d="M54 8c0-3-2-8-8-8-4 0-11 6-11 11 0 3 3 7 8 7 6 0 11-5 11-10zM14 107c0 2-1 5-1 8 0 9 8 17 18 17 20 0 28-28 28-30s-1-2-2-2c-3 0-3 0-4 3-5 15-14 23-21 23-4 0-5-2-5-6 0-5 1-8 3-13s4-11 6-15c2-5 10-23 10-26 0-1 1-4 1-5 0-10-8-17-18-17-20 0-29 26-29 29s2 3 3 3c3 0 3-1 4-3 5-17 14-24 21-24 3 0 5 1 5 7 0 5-1 7-7 20-4 10-8 20-12 31z">
              <text:p/>
            </draw:path>
            <draw:path draw:style-name="gr4" draw:text-style-name="P4" draw:layer="layout" svg:width="0.1cm" svg:height="0.085cm" svg:x="8.291cm" svg:y="14.441cm" svg:viewBox="0 0 101 86" svg:d="M34 6c1-1 1-3 1-4-1 0 0-2-3-2-4 0-11 1-13 1-4 0-7 1-11 1-3 0-6 0-6 4 0 3 4 3 6 3 10 0 10 1 10 3 0 1-2 5-3 7-3 13-6 27-9 40-5 20-6 23-6 24 0 3 2 3 3 3s2 0 3 0c18-3 43-12 64-30 27-24 21-33 31-50 0-4-3-6-7-6-7 0-8 6-10 10-8 28-34 59-67 68 6-24 12-48 17-72z">
              <text:p/>
            </draw:path>
            <draw:path draw:style-name="gr4" draw:text-style-name="P4" draw:layer="layout" svg:width="0.144cm" svg:height="0.143cm" svg:x="8.378cm" svg:y="14.406cm" svg:viewBox="0 0 145 144" svg:d="M78 77c20 0 40 0 60 0 2 0 7 0 7-4 0-6-4-6-7-6-20 0-40 0-60 0 0-20 0-40 0-60 0-2 0-7-5-7s-5 5-5 7c0 20 0 40 0 60-20 0-41 0-61 0-2 0-7 0-7 5s5 5 7 5c20 0 41 0 61 0 0 20 0 40 0 60 0 3 0 7 5 7s5-4 5-7c0-20 0-40 0-60z">
              <text:p/>
            </draw:path>
            <draw:path draw:style-name="gr4" draw:text-style-name="P4" draw:layer="layout" svg:width="0.1cm" svg:height="0.085cm" svg:x="8.513cm" svg:y="14.441cm" svg:viewBox="0 0 101 86" svg:d="M34 6c1-1 1-3 1-4-1 0 0-2-3-2-4 0-11 1-13 1-4 0-7 1-11 1-3 0-6 0-6 4 0 3 4 3 6 3 10 0 10 1 10 3 0 1-2 5-3 7-3 13-6 27-9 40-5 20-6 23-6 24 0 3 2 3 3 3s2 0 3 0c18-3 43-12 64-30 27-24 21-33 31-50 0-4-3-6-7-6-7 0-8 6-10 10-8 28-34 59-67 68 6-24 12-48 17-72z">
              <text:p/>
            </draw:path>
            <draw:path draw:style-name="gr4" draw:text-style-name="P4" draw:layer="layout" svg:width="0.133cm" svg:height="0.009cm" svg:x="8.607cm" svg:y="14.473cm" svg:viewBox="0 0 134 10" svg:d="M126 10c3 0 8 0 8-4 0-6-5-6-8-6-40 0-79 0-118 0-3 0-8 0-8 5s5 5 8 5c39 0 78 0 118 0z">
              <text:p/>
            </draw:path>
            <draw:path draw:style-name="gr4" draw:text-style-name="P4" draw:layer="layout" svg:width="0.071cm" svg:height="0.129cm" svg:x="8.744cm" svg:y="14.397cm" svg:viewBox="0 0 72 130" svg:d="M45 6c0-6-1-6-7-6-12 12-30 13-38 13 0 2 0 4 0 6 5 0 18 0 29-5 0 34 0 67 0 100 0 6 0 9-20 9-3 0-5 0-7 0 0 2 0 5 0 7 3 0 28-1 35-1 5 0 30 1 35 1 0-2 0-5 0-7-3 0-5 0-8 0-19 0-19-3-19-9 0-36 0-72 0-108z">
              <text:p/>
            </draw:path>
          </draw:g>
        </draw:g>
        <draw:line draw:style-name="gr19" draw:text-style-name="P2" draw:layer="layout" svg:x1="7.901cm" svg:y1="14.501cm" svg:x2="7.901cm" svg:y2="14.601cm">
          <text:p/>
        </draw:line>
        <draw:custom-shape draw:style-name="gr117" draw:text-style-name="P19" draw:layer="layout" svg:width="2cm" svg:height="1.596cm" svg:x="6.901cm" svg:y="13.0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7.501cm" svg:y1="12.801cm" svg:x2="7.501cm" svg:y2="13.001cm">
          <text:p/>
        </draw:line>
        <draw:line draw:style-name="gr19" draw:text-style-name="P2" draw:layer="layout" svg:x1="8.301cm" svg:y1="12.801cm" svg:x2="8.301cm" svg:y2="13.001cm">
          <text:p/>
        </draw:line>
        <draw:line draw:style-name="gr19" draw:text-style-name="P2" draw:layer="layout" svg:x1="8.303cm" svg:y1="13.002cm" svg:x2="8.303cm" svg:y2="13.301cm">
          <text:p/>
        </draw:line>
        <draw:line draw:style-name="gr19" draw:text-style-name="P2" draw:layer="layout" svg:x1="7.903cm" svg:y1="13.002cm" svg:x2="7.901cm" svg:y2="13.701cm">
          <text:p/>
        </draw:line>
        <draw:line draw:style-name="gr19" draw:text-style-name="P2" draw:layer="layout" svg:x1="7.503cm" svg:y1="13.002cm" svg:x2="7.503cm" svg:y2="14.101cm">
          <text:p/>
        </draw:line>
        <draw:line draw:style-name="gr19" draw:text-style-name="P2" draw:layer="layout" svg:x1="8.302cm" svg:y1="13.301cm" svg:x2="7.902cm" svg:y2="13.701cm">
          <text:p/>
        </draw:line>
        <draw:line draw:style-name="gr19" draw:text-style-name="P2" draw:layer="layout" svg:x1="7.902cm" svg:y1="13.701cm" svg:x2="7.502cm" svg:y2="14.101cm">
          <text:p/>
        </draw:line>
        <draw:custom-shape draw:style-name="gr95" draw:text-style-name="P16" draw:layer="layout" svg:width="0.2cm" svg:height="0.2cm" svg:x="7.808cm" svg:y="1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5.808cm" svg:y="1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22" draw:layer="layout" svg:width="0.2cm" svg:height="0.2cm" svg:x="6.202cm" svg:y="13.60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b_{i\nu+t}§svg§600§TRUE§</svg:desc>
          <draw:g>
            <draw:path draw:style-name="gr4" draw:text-style-name="P4" draw:layer="layout" svg:width="0.102cm" svg:height="0.196cm" svg:x="5.653cm" svg:y="13.786cm" svg:viewBox="0 0 103 197" svg:d="M53 3c-1-1 0-3-3-3-6 0-27 2-34 3-2 0-6 0-6 6 0 3 3 3 8 3 13 0 13 2 13 5 0 1-2 11-4 16-7 31-15 62-22 92-4 14-5 18-5 28 0 27 15 44 36 44 33 0 67-42 67-81 0-26-14-46-38-46-12 0-23 9-32 17 7-28 14-56 20-84zM27 108c2-5 2-6 5-9 14-19 26-22 33-22 10 0 18 8 18 26 0 17-10 48-14 59-10 19-23 29-33 29s-19-8-19-28c0-6 0-11 5-28 1-9 3-18 5-27z">
              <text:p/>
            </draw:path>
            <draw:path draw:style-name="gr4" draw:text-style-name="P4" draw:layer="layout" svg:width="0.058cm" svg:height="0.13cm" svg:x="5.77cm" svg:y="13.892cm" svg:viewBox="0 0 59 131" svg:d="M54 8c0-3-2-8-8-8-5 0-11 6-11 11 0 3 3 7 8 7 6 0 11-5 11-10zM14 107c0 2-2 5-2 9 0 8 8 15 19 15 19 0 28-26 28-29 0-2-2-2-3-2-3 0-3 0-4 3-4 16-13 24-21 24-4 0-5-3-5-7 0-5 2-8 4-13s4-11 6-15c2-5 9-23 10-26 0-1 1-4 1-5 0-10-8-17-19-17-19 0-28 26-28 29 0 4 2 4 3 4 3 0 3-2 3-4 6-17 14-24 21-24 3 0 6 2 6 7s-2 8-7 20c-4 10-8 20-12 31z">
              <text:p/>
            </draw:path>
            <draw:path draw:style-name="gr4" draw:text-style-name="P4" draw:layer="layout" svg:width="0.1cm" svg:height="0.085cm" svg:x="5.853cm" svg:y="13.936cm" svg:viewBox="0 0 101 86" svg:d="M35 6c0-1 0-3 0-4-1 0 0-2-2-2-1 0-12 1-13 1-4 0-8 1-11 1s-6 0-6 4c0 3 3 3 5 3 10 0 10 1 10 3 0 1-1 5-2 8-3 13-6 26-10 39-5 20-6 24-6 25 0 2 3 2 4 2s2 0 3 0c18-2 42-12 63-30 27-24 20-33 31-50 0-4-3-6-7-6-6 0-8 6-9 11-8 27-35 58-68 67 6-24 12-48 18-72z">
              <text:p/>
            </draw:path>
            <draw:path draw:style-name="gr4" draw:text-style-name="P4" draw:layer="layout" svg:width="0.143cm" svg:height="0.143cm" svg:x="5.979cm" svg:y="13.901cm" svg:viewBox="0 0 144 144" svg:d="M77 77c20 0 40 0 60 0 2 0 7 0 7-4 0-5-4-5-7-5-20 0-40 0-60 0 0-20 0-41 0-61 0-2 0-7-5-7s-5 5-5 7c0 20 0 41 0 61-20 0-40 0-60 0-3 0-7 0-7 4 0 5 4 5 7 5 20 0 40 0 60 0 0 20 0 40 0 60 0 2 0 7 5 7s5-5 5-7c0-20 0-40 0-60z">
              <text:p/>
            </draw:path>
            <draw:path draw:style-name="gr4" draw:text-style-name="P4" draw:layer="layout" svg:width="0.065cm" svg:height="0.123cm" svg:x="6.145cm" svg:y="13.9cm" svg:viewBox="0 0 66 124" svg:d="M40 45c7 0 13 0 20 0 4 0 6 0 6-4s-2-4-5-4c-7 0-13 0-19 0 2-9 4-19 7-28 0-1 0-3 0-3 0-4-2-6-6-6-5 0-8 3-9 8s1-5-8 29c-6 0-13 0-20 0-4 0-6 0-6 5 0 3 2 3 6 3 6 0 12 0 19 0-4 15-8 30-12 46-1 5-3 12-3 14 0 12 10 19 21 19 22 0 34-28 34-30s-2-2-3-2c-2 0-3 0-5 3-4 13-15 24-25 24-5 0-7-3-7-10 0-2 1-6 1-8 4-19 9-38 14-56z">
              <text:p/>
            </draw:path>
          </draw:g>
        </draw:g>
        <draw:line draw:style-name="gr19" draw:text-style-name="P2" draw:layer="layout" svg:x1="3.1cm" svg:y1="13.701cm" svg:x2="3.9cm" svg:y2="13.701cm">
          <text:p/>
        </draw:line>
        <draw:custom-shape draw:style-name="gr95" draw:text-style-name="P16" draw:layer="layout" svg:width="0.2cm" svg:height="0.2cm" svg:x="3.408cm" svg:y="13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22" draw:layer="layout" svg:width="0.2cm" svg:height="0.2cm" svg:x="3.802cm" svg:y="13.60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b_{i\nu}§svg§600§TRUE§</svg:desc>
          <draw:g>
            <draw:path draw:style-name="gr4" draw:text-style-name="P4" draw:layer="layout" svg:width="0.102cm" svg:height="0.196cm" svg:x="3.253cm" svg:y="13.787cm" svg:viewBox="0 0 103 197" svg:d="M54 3c-1-1 0-3-4-3-6 0-27 2-34 3-2 0-5 0-5 6 0 3 3 3 7 3 13 0 14 2 14 5 0 1-3 11-4 17-8 30-15 61-23 91-3 14-5 18-5 28 0 27 15 44 36 44 33 0 67-42 67-82 0-25-14-44-37-44-12 0-24 8-32 17 6-29 13-57 20-85zM28 109c2-6 2-7 4-10 14-18 26-23 34-23 10 0 17 9 17 27 0 16-9 48-14 59-9 19-23 29-33 29s-19-8-19-29c0-4 0-10 5-27 2-9 4-17 6-26z">
              <text:p/>
            </draw:path>
            <draw:path draw:style-name="gr4" draw:text-style-name="P4" draw:layer="layout" svg:width="0.058cm" svg:height="0.13cm" svg:x="3.37cm" svg:y="13.894cm" svg:viewBox="0 0 59 131" svg:d="M54 7c0-3-2-7-8-7-5 0-11 5-11 10 0 4 3 8 8 8 6 0 11-6 11-11zM14 107c0 2-1 4-1 8 0 8 7 16 18 16 19 0 28-27 28-30 0-2-2-2-3-2-2 0-2 1-3 3-5 16-14 24-21 24-4 0-5-3-5-7s1-8 3-12c2-6 4-11 6-16s9-23 10-25c0-2 1-5 1-6 0-10-8-17-19-17-19 0-28 26-28 30 0 3 2 3 3 3 3 0 3-1 3-4 6-16 15-23 22-23 3 0 5 1 5 6s-2 8-7 20c-4 10-8 21-12 32z">
              <text:p/>
            </draw:path>
            <draw:path draw:style-name="gr4" draw:text-style-name="P4" draw:layer="layout" svg:width="0.1cm" svg:height="0.085cm" svg:x="3.454cm" svg:y="13.937cm" svg:viewBox="0 0 101 86" svg:d="M34 6c1-1 1-2 1-4-1 0 0-2-3-2-4 0-11 1-13 1-4 1-7 1-11 1-3 0-6 0-6 4s4 4 6 4c9 0 9 0 9 2s-1 6-2 8c-3 13-6 26-9 39-5 20-6 24-6 25 0 2 2 2 3 2s2 0 3 0c18-2 43-12 64-30 27-24 20-33 31-50 0-4-4-6-8-6-6 0-7 6-9 11-8 28-34 57-68 68 6-25 12-49 18-73z">
              <text:p/>
            </draw:path>
          </draw:g>
        </draw:g>
        <draw:custom-shape draw:style-name="gr89" draw:text-style-name="P20" draw:layer="layout" svg:width="0.2cm" svg:height="0.2cm" svg:x="3.005cm" svg:y="13.6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7.9cm" svg:y1="13.701cm" svg:x2="8.7cm" svg:y2="13.701cm">
          <text:p/>
        </draw:line>
        <draw:custom-shape draw:style-name="gr95" draw:text-style-name="P16" draw:layer="layout" svg:width="0.2cm" svg:height="0.2cm" svg:x="8.208cm" svg:y="13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22" draw:layer="layout" svg:width="0.2cm" svg:height="0.2cm" svg:x="8.602cm" svg:y="13.60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b_{i\nu\!+\! \nu \!-\! 1}§svg§600§TRUE§</svg:desc>
          <draw:g>
            <draw:path draw:style-name="gr4" draw:text-style-name="P4" draw:layer="layout" svg:width="0.102cm" svg:height="0.196cm" svg:x="8.054cm" svg:y="13.788cm" svg:viewBox="0 0 103 197" svg:d="M54 3c-2-1 0-3-4-3-6 0-27 2-34 3-2 0-6 0-6 6 0 3 3 3 8 3 13 0 13 2 13 5 0 1-2 11-4 16-7 31-15 62-22 92-4 14-5 18-5 28 0 27 15 44 36 44 33 0 67-42 67-81 0-26-14-46-37-46-13 0-24 9-33 17 7-28 14-56 21-84zM27 108c3-5 3-6 5-9 14-19 26-22 34-22 9 0 17 8 17 26 0 17-9 48-14 59-10 19-23 29-33 29s-19-8-19-28c0-6 0-11 5-28 1-9 3-18 5-27z">
              <text:p/>
            </draw:path>
            <draw:path draw:style-name="gr4" draw:text-style-name="P4" draw:layer="layout" svg:width="0.058cm" svg:height="0.13cm" svg:x="8.171cm" svg:y="13.894cm" svg:viewBox="0 0 59 131" svg:d="M54 8c0-3-2-8-8-8-5 0-11 6-11 11 0 3 3 7 8 7 6 0 11-5 11-10zM14 107c0 2-2 5-2 9 0 8 8 15 19 15 19 0 28-26 28-29 0-2-2-2-3-2-2 0-2 0-3 3-5 16-14 24-22 24-3 0-5-3-5-7 0-5 2-8 4-13s4-11 6-15c2-5 9-23 10-26 0-1 1-4 1-5 0-10-8-17-19-17-19 0-28 26-28 29 0 4 2 4 3 4 3 0 3-2 3-4 6-17 14-24 22-24 3 0 5 2 5 7s-2 8-7 20c-4 10-8 20-12 31z">
              <text:p/>
            </draw:path>
            <draw:path draw:style-name="gr4" draw:text-style-name="P4" draw:layer="layout" svg:width="0.101cm" svg:height="0.085cm" svg:x="8.255cm" svg:y="13.938cm" svg:viewBox="0 0 102 86" svg:d="M35 6c0-1 1-3 1-4-1 0 0-2-3-2-1 0-12 1-13 1-4 0-7 1-11 1-3 0-6 0-6 4 0 3 3 3 5 3 10 0 10 1 10 3 0 1-1 5-2 8-3 13-6 26-10 39-4 20-6 24-6 25 0 2 3 2 4 2s2 0 3 0c18-2 43-12 63-30 28-24 21-33 32-50 0-4-4-6-8-6-6 0-8 6-9 11-8 27-35 58-68 67 6-24 12-48 18-72z">
              <text:p/>
            </draw:path>
            <draw:path draw:style-name="gr4" draw:text-style-name="P4" draw:layer="layout" svg:width="0.144cm" svg:height="0.143cm" svg:x="8.342cm" svg:y="13.903cm" svg:viewBox="0 0 145 144" svg:d="M77 77c20 0 40 0 60 0 3 0 8 0 8-4 0-5-5-5-8-5-20 0-40 0-60 0 0-20 0-41 0-61 0-2 0-7-5-7s-5 5-5 7c0 20 0 41 0 61-20 0-40 0-60 0-2 0-7 0-7 4 0 5 4 5 7 5 20 0 40 0 60 0 0 20 0 40 0 60 0 2 0 7 5 7s5-5 5-7c0-20 0-40 0-60z">
              <text:p/>
            </draw:path>
            <draw:path draw:style-name="gr4" draw:text-style-name="P4" draw:layer="layout" svg:width="0.1cm" svg:height="0.085cm" svg:x="8.476cm" svg:y="13.938cm" svg:viewBox="0 0 101 86" svg:d="M35 6c0-1 0-3 0-4-1 0 0-2-3-2-4 0-11 1-13 1-3 0-7 1-10 1s-6 0-6 4c0 3 3 3 5 3 10 0 10 1 10 3 0 1-1 5-2 8-3 13-7 26-10 39-5 20-6 24-6 25 0 2 3 2 4 2s2 0 3 0c18-2 43-12 63-30 27-24 21-33 31-50 0-4-3-6-7-6-7 0-8 6-9 11-8 27-35 58-68 67 6-24 12-48 18-72z">
              <text:p/>
            </draw:path>
            <draw:path draw:style-name="gr4" draw:text-style-name="P4" draw:layer="layout" svg:width="0.132cm" svg:height="0.009cm" svg:x="8.57cm" svg:y="13.97cm" svg:viewBox="0 0 133 10" svg:d="M125 10c3 0 8 0 8-5s-5-5-8-5c-39 0-78 0-117 0-3 0-8 0-8 4 0 6 5 6 8 6 39 0 78 0 117 0z">
              <text:p/>
            </draw:path>
            <draw:path draw:style-name="gr4" draw:text-style-name="P4" draw:layer="layout" svg:width="0.07cm" svg:height="0.129cm" svg:x="8.708cm" svg:y="13.894cm" svg:viewBox="0 0 71 130" svg:d="M44 6c0-6 0-6-6-6-12 12-30 13-38 13 0 2 0 5 0 7 4 0 18 0 28-6 0 34 0 67 0 100 0 6 0 9-19 9-3 0-6 0-8 0 0 2 0 5 0 7 4 0 28-1 35-1 6 0 31 1 35 1 0-2 0-5 0-7-2 0-5 0-7 0-20 0-20-3-20-9 0-36 0-72 0-108z">
              <text:p/>
            </draw:path>
          </draw:g>
        </draw:g>
        <draw:custom-shape draw:style-name="gr89" draw:text-style-name="P20" draw:layer="layout" svg:width="0.2cm" svg:height="0.2cm" svg:x="7.805cm" svg:y="13.604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2" draw:layer="layout" svg:width="0.2cm" svg:height="0.2cm" svg:x="9.403cm" svg:y="13.404cm">
          <text:p/>
          <draw:enhanced-geometry svg:viewBox="0 0 21600 21600" draw:type="rectangle" draw:enhanced-path="M 0 0 L 21600 0 21600 21600 0 21600 0 0 Z N"/>
        </draw:custom-shape>
        <draw:frame draw:style-name="gr118" draw:text-style-name="P7" draw:layer="layout" svg:width="1.78cm" svg:height="0.395cm" svg:x="9.702cm" svg:y="13.304cm">
          <draw:text-box>
            <text:p><text:span text:style-name="T3">:from dec-1</text:span></text:p>
          </draw:text-box>
        </draw:frame>
        <draw:g>
          <svg:title>TexMaths</svg:title>
          <svg:desc>8§latex§\begin{align*}
&amp;
p
\left( 
\bm{y}^0, \dots, \bm{y}^{r-1}, 
\bm{x}^0, \dots, \bm{x}^{r-1}, 
\bm{d}^0, \dots, \bm{d}^{r-1},  
\bm{b}, 
\hat{\bm{c}}
\right) \\
%&amp; =
%p
%\left( 
%\bm{y}^0, \dots, \bm{y}^{r-1}  
%\middle|
%\bm{x}^0, \dots, \bm{x}^{r-1}, 
%\bm{d}^0, \dots, \bm{d}^{r-1}
%\right) 
%p
%\left(
%\bm{x}^0, \dots, \bm{x}^{r-1} 
%\right)
%p
%\left(
%\bm{d}^0, \dots, \bm{d}^{r-1}
%\right)
%p
%\left(
%\bm{b}
%\right)
%p\left( \hat{\bm{c}} \right) \\
&amp; = 
p\left( \bm{b} \right)
p\left( \hat{\bm{c}} \right)
\prod_{j=0}^{r-1}
p
\left( 
\bm{y}^j 
\middle|
\bm{x}^j, \bm{d}^j
\right)
p\left( \bm{x}^j \middle| \bm{b}, \hat{\bm{c}} \right)
p\left( \bm{d}^j \right) \\
&amp; =
\left(
\prod_{t=0}^{\nu-1}
p\left( b_t \right)
p\left( \hat{\bm{c}}_t \right)
\right) 
\prod_{j=0}^{r-1}
\left(
p(d^j_0)
\prod_{t=0}^{\nu-1}
p
\left( 
[\bm{y}^j]_{ t + d^j_t }^{ t + d^j_{t+1} } 
\middle|
x_t, d^j_t, d^j_{t+1}, 
\right)
p\left( d^j_{t+1} \middle| d^j_{t} \right)
p\left( x^j_t \middle| b_t, \hat{\bm{c}}_t \right)
\right)
\end{align*} §svg§600§TRUE§</svg:desc>
          <draw:g>
            <draw:path draw:style-name="gr4" draw:text-style-name="P4" draw:layer="layout" svg:width="0.146cm" svg:height="0.178cm" svg:x="1.324cm" svg:y="15.543cm" svg:viewBox="0 0 147 179" svg:d="M22 158c-3 10-3 12-16 12-3 0-6 0-6 6 0 2 2 3 4 3 7 0 15-1 23-1 10 0 19 1 28 1 2 0 5 0 5-5 0-4-2-4-6-4-15 0-15-2-15-4 0-4 12-49 15-56 3 8 11 17 25 17 33 0 68-41 68-81 0-28-16-46-37-46-15 0-28 10-37 22-3-16-15-22-26-22-13 0-18 11-21 16-4 10-8 26-8 27 0 3 3 3 4 3 2 0 2 0 4-6 5-20 11-34 20-34 5 0 9 3 9 13 0 7-1 10-1 15-11 41-22 83-32 124zM71 37c3-8 10-15 15-20 10-9 18-11 23-11 11 0 17 10 17 27s-8 49-14 60c-9 19-22 29-33 29-19 0-22-24-22-26 0-1 0-1 1-4 4-18 9-37 13-55z">
              <text:p/>
            </draw:path>
            <draw:path draw:style-name="gr4" draw:text-style-name="P4" draw:layer="layout" svg:width="0.073cm" svg:height="0.336cm" svg:x="1.564cm" svg:y="15.429cm" svg:viewBox="0 0 74 337" svg:d="M74 334c0-1-1-1-1-2-14-15-32-37-44-83-7-25-9-55-9-80 0-75 18-126 51-163 3-2 3-3 3-4 0-2-3-2-4-2-4 0-19 17-23 21-29 34-47 85-47 147 0 40 7 97 44 144 3 3 21 25 26 25 1 0 4 0 4-3z">
              <text:p/>
            </draw:path>
            <draw:path draw:style-name="gr4" draw:text-style-name="P4" draw:layer="layout" svg:width="0.153cm" svg:height="0.183cm" svg:x="1.659cm" svg:y="15.541cm" svg:viewBox="0 0 154 184" svg:d="M154 21c0-5 0-6 0-7 0-6-4-12-12-12-15 0-19 13-20 21-3 10-5 19-8 29-3 14-8 35-12 46-1 7-10 14-11 14-2 2-9 7-19 7-16 0-17-14-17-21 0-16 9-39 17-59 3-7 4-9 4-14 0-16-17-25-32-25-30 0-44 38-44 44 0 4 4 4 7 4s5 0 7-4c8-31 24-34 28-34 2 0 5 0 5 6s-3 14-5 18c-11 28-16 44-16 59 0 32 28 36 44 36 7 0 16-1 27-8-7 34-29 53-48 53-4 0-11-1-17-4 9-4 13-12 13-20 0-9-8-12-14-12-10 0-20 9-20 21 0 15 15 25 38 25 32 0 69-22 78-57s18-71 27-106z">
              <text:p/>
            </draw:path>
            <draw:path draw:style-name="gr4" draw:text-style-name="P4" draw:layer="layout" svg:width="0.09cm" svg:height="0.133cm" svg:x="1.837cm" svg:y="15.421cm" svg:viewBox="0 0 91 134" svg:d="M91 68c0-22-2-37-11-51-6-9-18-17-34-17-46 0-46 54-46 68s0 66 46 66c45 0 45-52 45-66zM46 130c-9 0-21-6-25-22-3-12-3-28-3-42 0-15 0-30 3-40 4-16 17-20 25-20 11 0 20 6 24 17s4 25 4 43c0 14 0 28-3 41-4 18-17 23-25 23z">
              <text:p/>
            </draw:path>
            <draw:path draw:style-name="gr4" draw:text-style-name="P4" draw:layer="layout" svg:width="0.032cm" svg:height="0.083cm" svg:x="1.977cm" svg:y="15.638cm" svg:viewBox="0 0 33 84" svg:d="M33 30c0-19-7-30-18-30-9 0-15 7-15 15 0 7 6 15 15 15 3 0 7-1 10-4 1 0 1 0 1 0 1 1 1 0 1 4 0 20-10 37-19 47-3 3-3 3-3 5 0 1 1 2 2 2 3 0 26-22 26-54z">
              <text:p/>
            </draw:path>
            <draw:path draw:style-name="gr4" draw:text-style-name="P4" draw:layer="layout" svg:width="0.029cm" svg:height="0.029cm" svg:x="2.102cm" svg:y="15.638cm" svg:viewBox="0 0 30 30" svg:d="M30 15c0-8-7-15-15-15s-15 7-15 15 7 15 15 15 15-7 15-15z">
              <text:p/>
            </draw:path>
            <draw:path draw:style-name="gr4" draw:text-style-name="P4" draw:layer="layout" svg:width="0.029cm" svg:height="0.029cm" svg:x="2.227cm" svg:y="15.638cm" svg:viewBox="0 0 30 30" svg:d="M30 15c0-8-8-15-16-15s-14 7-14 15 6 15 14 15 16-7 16-15z">
              <text:p/>
            </draw:path>
            <draw:path draw:style-name="gr4" draw:text-style-name="P4" draw:layer="layout" svg:width="0.029cm" svg:height="0.029cm" svg:x="2.352cm" svg:y="15.638cm" svg:viewBox="0 0 30 30" svg:d="M30 15c0-8-7-15-16-15-8 0-14 7-14 15s6 15 14 15c9 0 16-7 16-15z">
              <text:p/>
            </draw:path>
            <draw:path draw:style-name="gr4" draw:text-style-name="P4" draw:layer="layout" svg:width="0.032cm" svg:height="0.083cm" svg:x="2.477cm" svg:y="15.638cm" svg:viewBox="0 0 33 84" svg:d="M33 30c0-19-7-30-18-30-9 0-15 7-15 15 0 7 6 15 15 15 3 0 7-1 10-4 1 0 1 0 1 0 0 1 0 0 0 4 0 20-9 37-18 47-3 3-3 3-3 5 0 1 1 2 2 2 3 0 26-22 26-54z">
              <text:p/>
            </draw:path>
            <draw:path draw:style-name="gr4" draw:text-style-name="P4" draw:layer="layout" svg:width="0.154cm" svg:height="0.183cm" svg:x="2.586cm" svg:y="15.541cm" svg:viewBox="0 0 155 184" svg:d="M154 21c1-5 1-6 1-7 0-6-5-12-13-12-15 0-18 13-20 21-3 10-5 19-8 29-3 14-8 35-12 46-1 7-9 14-11 14-2 2-9 7-18 7-17 0-18-14-18-21 0-16 9-39 17-59 3-7 4-9 4-14 0-16-17-25-32-25-30 0-44 38-44 44 0 4 5 4 7 4 3 0 5 0 7-4 8-31 24-34 28-34 2 0 5 0 5 6s-3 14-5 18c-11 28-16 44-16 59 0 32 28 36 44 36 8 0 16-1 27-8-7 34-29 53-48 53-4 0-11-1-17-4 9-4 13-12 13-20 0-9-8-12-14-12-10 0-20 9-20 21 0 15 15 25 38 25 32 0 69-22 78-57s18-71 27-106z">
              <text:p/>
            </draw:path>
            <draw:path draw:style-name="gr4" draw:text-style-name="P4" draw:layer="layout" svg:width="0.09cm" svg:height="0.088cm" svg:x="2.763cm" svg:y="15.465cm" svg:viewBox="0 0 91 89" svg:d="M37 47c1-1 5-19 5-20s6-11 12-16c3-1 8-5 16-5 3 0 8 0 12 2-7 2-9 7-9 11s3 7 8 7c4 0 10-4 10-12 0-10-10-14-21-14-9 0-19 4-27 14-4-12-16-14-21-14-7 0-12 5-15 10-5 8-7 19-7 20 0 3 2 3 3 3 3 0 3-1 5-6 2-12 6-21 14-21 5 0 7 4 7 9 0 4-2 11-3 16-2 5-4 14-5 19-2 8-4 16-7 24 0 3-1 8-1 8 0 5 3 7 6 7s7-2 9-6c0-1 2-9 4-15 2-7 3-14 5-21z">
              <text:p/>
            </draw:path>
            <draw:path draw:style-name="gr4" draw:text-style-name="P4" draw:layer="layout" svg:width="0.132cm" svg:height="0.009cm" svg:x="2.886cm" svg:y="15.498cm" svg:viewBox="0 0 133 10" svg:d="M126 10c2 0 7 0 7-5s-4-5-7-5c-40 0-79 0-118 0-3 0-8 0-8 5s5 5 8 5c39 0 78 0 118 0z">
              <text:p/>
            </draw:path>
            <draw:path draw:style-name="gr4" draw:text-style-name="P4" draw:layer="layout" svg:width="0.071cm" svg:height="0.13cm" svg:x="3.062cm" svg:y="15.421cm" svg:viewBox="0 0 72 131" svg:d="M45 6c0-6-1-6-7-6-12 13-30 13-38 13 0 2 0 5 0 7 5 0 18 0 29-6 0 34 0 67 0 100 0 7 0 10-20 10-3 0-5 0-7 0 0 2 0 5 0 7 3-1 27-1 34-1 6 0 31 0 36 1 0-2 0-5 0-7-3 0-5 0-8 0-19 0-19-3-19-10 0-36 0-72 0-108z">
              <text:p/>
            </draw:path>
            <draw:path draw:style-name="gr4" draw:text-style-name="P4" draw:layer="layout" svg:width="0.032cm" svg:height="0.083cm" svg:x="3.19cm" svg:y="15.638cm" svg:viewBox="0 0 33 84" svg:d="M33 30c0-19-7-30-18-30-9 0-15 7-15 15 0 7 6 15 15 15 3 0 7-1 10-4 1 0 1 0 1 0 0 1 0 0 0 4 0 20-9 37-18 47-3 3-3 3-3 5 0 1 1 2 2 2 3 0 26-22 26-54z">
              <text:p/>
            </draw:path>
            <draw:path draw:style-name="gr4" draw:text-style-name="P4" draw:layer="layout" svg:width="0.158cm" svg:height="0.128cm" svg:x="3.301cm" svg:y="15.541cm" svg:viewBox="0 0 159 129" svg:d="M140 14c-10 3-15 12-15 20 0 6 5 12 14 12 10 0 20-8 20-21 0-15-14-25-32-25-16 0-26 12-29 17-8-12-24-17-40-17-35 0-54 34-54 44 0 4 4 4 6 4 4 0 6 0 7-4 9-26 29-34 40-34s16 5 16 14c0 6-4 21-7 31-3 13-6 26-9 39-4 16-15 25-24 25-2 0-8 0-14-5 11-2 15-12 15-19 0-6-4-13-13-13-11 0-21 8-21 22 0 15 15 25 32 25 16 0 26-12 30-17 8 12 23 17 40 17 35 0 54-35 54-43 0-4-5-4-7-4-3 0-5 0-7 3-8 25-28 34-40 34-10 0-15-5-15-14 0-6 3-21 6-31 2-8 9-34 10-39 4-17 14-25 23-25 2 0 8 0 14 4z">
              <text:p/>
            </draw:path>
            <draw:path draw:style-name="gr4" draw:text-style-name="P4" draw:layer="layout" svg:width="0.091cm" svg:height="0.133cm" svg:x="3.486cm" svg:y="15.421cm" svg:viewBox="0 0 92 134" svg:d="M92 68c0-22-3-37-12-51-6-9-18-17-34-17-46 0-46 54-46 68s0 66 46 66 46-52 46-66zM46 130c-9 0-21-6-25-22-3-12-3-28-3-42 0-15 0-30 3-40 5-16 17-20 25-20 11 0 21 6 24 17 4 11 4 25 4 43 0 14 0 28-3 41-4 18-17 23-25 23z">
              <text:p/>
            </draw:path>
            <draw:path draw:style-name="gr4" draw:text-style-name="P4" draw:layer="layout" svg:width="0.033cm" svg:height="0.083cm" svg:x="3.626cm" svg:y="15.638cm" svg:viewBox="0 0 34 84" svg:d="M34 30c0-19-8-30-19-30-9 0-15 7-15 15 0 7 6 15 15 15 3 0 7-1 10-4 1 0 1 0 1 0 1 0 1 0 1 4 0 20-9 37-19 47-3 3-3 3-3 5 0 1 1 2 3 2s26-22 26-54z">
              <text:p/>
            </draw:path>
            <draw:path draw:style-name="gr4" draw:text-style-name="P4" draw:layer="layout" svg:width="0.029cm" svg:height="0.029cm" svg:x="3.752cm" svg:y="15.638cm" svg:viewBox="0 0 30 30" svg:d="M30 15c0-8-8-15-16-15s-14 7-14 15 6 15 14 15 16-7 16-15z">
              <text:p/>
            </draw:path>
            <draw:path draw:style-name="gr4" draw:text-style-name="P4" draw:layer="layout" svg:width="0.029cm" svg:height="0.029cm" svg:x="3.877cm" svg:y="15.638cm" svg:viewBox="0 0 30 30" svg:d="M30 15c0-8-7-15-16-15-8 0-14 7-14 15s6 15 14 15c9 0 16-7 16-15z">
              <text:p/>
            </draw:path>
            <draw:path draw:style-name="gr4" draw:text-style-name="P4" draw:layer="layout" svg:width="0.029cm" svg:height="0.029cm" svg:x="4.001cm" svg:y="15.638cm" svg:viewBox="0 0 30 30" svg:d="M30 15c0-8-6-15-15-15-8 0-15 7-15 15s7 15 15 15c9 0 15-7 15-15z">
              <text:p/>
            </draw:path>
            <draw:path draw:style-name="gr4" draw:text-style-name="P4" draw:layer="layout" svg:width="0.032cm" svg:height="0.083cm" svg:x="4.126cm" svg:y="15.638cm" svg:viewBox="0 0 33 84" svg:d="M33 30c0-19-7-30-18-30-9 0-15 7-15 15 0 7 6 15 15 15 3 0 7-1 10-4 1 0 1 0 1 0 1 1 1 0 1 4 0 20-10 37-19 47-3 3-3 3-3 5 0 1 1 2 2 2 3 0 26-22 26-54z">
              <text:p/>
            </draw:path>
            <draw:path draw:style-name="gr4" draw:text-style-name="P4" draw:layer="layout" svg:width="0.157cm" svg:height="0.128cm" svg:x="4.238cm" svg:y="15.541cm" svg:viewBox="0 0 158 129" svg:d="M140 14c-10 3-15 12-15 20 0 6 5 12 13 12 10 0 20-8 20-21 0-15-14-25-32-25-16 0-26 12-29 17-7-12-23-17-39-17-36 0-55 34-55 44 0 4 4 4 7 4 4 0 5 0 7-4 8-26 28-34 40-34 10 0 15 5 15 14 0 6-4 21-6 31-4 13-7 26-10 39-4 16-14 25-24 25-1 0-8 0-14-5 11-2 16-12 16-19 0-6-5-13-14-13-10 0-20 8-20 22 0 15 14 25 32 25 16 0 26-12 30-17 7 12 23 17 39 17 35 0 54-35 54-43 0-4-4-4-7-4s-5 0-6 3c-8 25-28 34-40 34-11 0-16-5-16-14 0-6 4-21 7-31 1-8 8-34 9-39 4-17 14-25 24-25 1 0 8 0 14 4z">
              <text:p/>
            </draw:path>
            <draw:path draw:style-name="gr4" draw:text-style-name="P4" draw:layer="layout" svg:width="0.091cm" svg:height="0.088cm" svg:x="4.421cm" svg:y="15.465cm" svg:viewBox="0 0 92 89" svg:d="M38 47c0-1 4-19 4-20 1-1 7-11 13-16 2-1 7-5 15-5 3 0 8 0 12 2-7 2-9 7-9 11s3 7 8 7 11-4 11-12c0-10-11-14-21-14s-19 4-28 14c-3-12-15-14-20-14-7 0-13 5-16 10-4 8-7 19-7 20 0 3 3 3 4 3 2 0 2-1 4-6 3-12 6-21 14-21 5 0 7 4 7 9 0 4-2 11-3 16-2 5-4 14-4 19-3 8-5 16-7 24-1 3-2 8-2 8 0 5 4 7 7 7 2 0 6-2 8-6 1-1 2-9 4-15 2-7 4-14 6-21z">
              <text:p/>
            </draw:path>
            <draw:path draw:style-name="gr4" draw:text-style-name="P4" draw:layer="layout" svg:width="0.133cm" svg:height="0.009cm" svg:x="4.544cm" svg:y="15.498cm" svg:viewBox="0 0 134 10" svg:d="M126 10c3 0 8 0 8-5s-5-5-8-5c-40 0-79 0-118 0-3 0-8 0-8 5s5 5 8 5c39 0 78 0 118 0z">
              <text:p/>
            </draw:path>
            <draw:path draw:style-name="gr4" draw:text-style-name="P4" draw:layer="layout" svg:width="0.071cm" svg:height="0.13cm" svg:x="4.72cm" svg:y="15.421cm" svg:viewBox="0 0 72 131" svg:d="M45 6c0-6-1-6-6-6-13 13-31 13-39 13 0 2 0 5 0 7 5 0 18 0 29-6 0 34 0 67 0 100 0 7 0 10-20 10-3 0-5 0-7 0 0 2 0 5 0 7 3-1 28-1 35-1 5 0 30 0 35 1 0-2 0-5 0-7-2 0-5 0-7 0-20 0-20-3-20-10 0-36 0-72 0-108z">
              <text:p/>
            </draw:path>
            <draw:path draw:style-name="gr4" draw:text-style-name="P4" draw:layer="layout" svg:width="0.032cm" svg:height="0.083cm" svg:x="4.849cm" svg:y="15.638cm" svg:viewBox="0 0 33 84" svg:d="M33 30c0-19-7-30-18-30-9 0-15 7-15 15 0 7 6 15 15 15 3 0 7-1 10-4 1 0 1 0 1 0 1 1 1 0 1 4 0 20-10 37-19 47-3 3-3 3-3 5 0 1 1 2 3 2s25-22 25-54z">
              <text:p/>
            </draw:path>
            <draw:path draw:style-name="gr4" draw:text-style-name="P4" draw:layer="layout" svg:width="0.157cm" svg:height="0.196cm" svg:x="4.962cm" svg:y="15.473cm" svg:viewBox="0 0 158 197" svg:d="M156 10c2-4 1-4 2-5 0-3-4-5-7-5-1 0-1 0-2 0-12 1-24 1-36 2-4 0-9 0-9 8 0 5 5 5 7 5 3 0 8 0 12 1-5 21-10 41-15 62-5-4-14-10-29-10-49 0-79 44-79 82 0 36 26 47 50 47 20 0 34-11 39-15 10 15 29 15 32 15 10 0 18-6 25-16 6-11 10-27 10-27 0-4-4-4-7-4s-5-1-6 0c0 1 0 2-1 9-6 23-13 28-20 28-3 0-6-1-6-10 0-5 0-8 2-12 12-52 25-104 38-155zM86 169c-8 9-22 18-36 18-16 0-18-15-18-21 0-15 10-49 14-60 8-21 23-28 34-28 17 0 23 13 23 16 0 2 0 3-1 4-5 24-11 47-16 71z">
              <text:p/>
            </draw:path>
            <draw:path draw:style-name="gr4" draw:text-style-name="P4" draw:layer="layout" svg:width="0.091cm" svg:height="0.133cm" svg:x="5.131cm" svg:y="15.421cm" svg:viewBox="0 0 92 134" svg:d="M92 68c0-22-3-37-12-51-6-9-18-17-34-17-46 0-46 54-46 68s0 66 46 66 46-52 46-66zM46 130c-9 0-21-6-25-22-3-12-3-28-3-42 0-15 0-30 3-40 5-16 17-20 25-20 11 0 21 6 24 17 4 11 4 25 4 43 0 14 0 28-3 41-4 18-17 23-25 23z">
              <text:p/>
            </draw:path>
            <draw:path draw:style-name="gr4" draw:text-style-name="P4" draw:layer="layout" svg:width="0.032cm" svg:height="0.083cm" svg:x="5.272cm" svg:y="15.638cm" svg:viewBox="0 0 33 84" svg:d="M33 30c0-19-7-30-19-30-8 0-14 7-14 15 0 7 6 15 14 15 4 0 8-1 10-4 1 0 1 0 2 0v4c0 20-9 37-19 47-3 3-3 3-3 5 0 1 2 2 3 2 3 0 26-22 26-54z">
              <text:p/>
            </draw:path>
            <draw:path draw:style-name="gr4" draw:text-style-name="P4" draw:layer="layout" svg:width="0.029cm" svg:height="0.029cm" svg:x="5.397cm" svg:y="15.638cm" svg:viewBox="0 0 30 30" svg:d="M30 15c0-8-7-15-16-15-8 0-14 7-14 15s6 15 14 15c9 0 16-7 16-15z">
              <text:p/>
            </draw:path>
            <draw:path draw:style-name="gr4" draw:text-style-name="P4" draw:layer="layout" svg:width="0.029cm" svg:height="0.029cm" svg:x="5.521cm" svg:y="15.638cm" svg:viewBox="0 0 30 30" svg:d="M30 15c0-8-6-15-15-15-8 0-15 7-15 15s7 15 15 15c9 0 15-7 15-15z">
              <text:p/>
            </draw:path>
            <draw:path draw:style-name="gr4" draw:text-style-name="P4" draw:layer="layout" svg:width="0.029cm" svg:height="0.029cm" svg:x="5.646cm" svg:y="15.638cm" svg:viewBox="0 0 30 30" svg:d="M30 15c0-8-7-15-15-15s-15 7-15 15 7 15 15 15 15-7 15-15z">
              <text:p/>
            </draw:path>
            <draw:path draw:style-name="gr4" draw:text-style-name="P4" draw:layer="layout" svg:width="0.032cm" svg:height="0.083cm" svg:x="5.771cm" svg:y="15.638cm" svg:viewBox="0 0 33 84" svg:d="M33 30c0-19-7-30-18-30-9 0-15 7-15 15 0 7 6 15 15 15 3 0 7-1 10-4 1 0 1 0 1 0 1 1 1 0 1 4 0 20-10 37-19 47-3 3-3 3-3 5 0 1 1 2 2 2 3 0 26-22 26-54z">
              <text:p/>
            </draw:path>
            <draw:path draw:style-name="gr4" draw:text-style-name="P4" draw:layer="layout" svg:width="0.156cm" svg:height="0.196cm" svg:x="5.885cm" svg:y="15.473cm" svg:viewBox="0 0 157 197" svg:d="M156 10c1-4 1-4 1-5 0-3-3-5-6-5-1 0-1 0-2 0-12 1-24 1-36 2-4 0-9 0-9 8 0 5 5 5 7 5 3 0 8 0 12 1-5 21-10 41-15 62-5-4-14-10-29-10-49 0-79 44-79 82 0 36 26 47 50 47 19 0 34-11 38-15 11 15 30 15 33 15 10 0 18-6 24-16 7-11 11-27 11-27 0-4-5-4-7-4-3 0-4 0-6 0 0 1 0 2-2 9-6 23-12 28-19 28-3 0-7-1-7-10 0-5 1-8 3-12 12-52 25-104 38-155zM86 169c-8 9-22 18-36 18-16 0-18-15-18-21 0-15 10-49 14-60 8-21 22-28 34-28 17 0 23 13 23 16 0 2 0 3-1 4-5 24-11 47-16 71z">
              <text:p/>
            </draw:path>
            <draw:path draw:style-name="gr4" draw:text-style-name="P4" draw:layer="layout" svg:width="0.09cm" svg:height="0.088cm" svg:x="6.053cm" svg:y="15.465cm" svg:viewBox="0 0 91 89" svg:d="M37 47c1-1 5-19 5-20s6-11 12-16c3-1 8-5 16-5 3 0 8 0 12 2-7 2-9 7-9 11s3 7 8 7c4 0 10-4 10-12 0-10-10-14-21-14-9 0-18 4-27 14-4-12-16-14-21-14-7 0-12 5-15 10-4 8-7 19-7 20 0 3 2 2 3 3 3 0 3-1 5-6 2-12 6-21 14-21 5 0 7 4 7 9 0 4-2 11-3 16-2 5-4 14-5 19-2 8-4 16-6 24-1 3-2 8-2 8 0 5 3 7 6 7s7-2 9-6c0-1 2-9 4-15 2-7 3-14 5-21z">
              <text:p/>
            </draw:path>
            <draw:path draw:style-name="gr4" draw:text-style-name="P4" draw:layer="layout" svg:width="0.132cm" svg:height="0.009cm" svg:x="6.175cm" svg:y="15.498cm" svg:viewBox="0 0 133 10" svg:d="M126 10c3 0 7 0 7-5s-4-5-7-5c-40 0-79 0-118 0-3 0-8 0-8 5s5 5 8 5c39 0 78 0 118 0z">
              <text:p/>
            </draw:path>
            <draw:path draw:style-name="gr4" draw:text-style-name="P4" draw:layer="layout" svg:width="0.071cm" svg:height="0.13cm" svg:x="6.351cm" svg:y="15.421cm" svg:viewBox="0 0 72 131" svg:d="M45 6c0-6-1-6-7-6-12 13-30 13-38 13 0 2 0 5 0 7 5 0 18 0 29-6 0 34 0 67 0 100 0 7 0 10-20 10-3 0-5 0-7 0 0 2 0 5 0 7 3-1 27-1 35-1 5 0 30 0 35 1 0-2 0-5 0-7-3 0-5 0-8 0-19 0-19-3-19-10 0-36 0-72 0-108z">
              <text:p/>
            </draw:path>
            <draw:path draw:style-name="gr4" draw:text-style-name="P4" draw:layer="layout" svg:width="0.032cm" svg:height="0.083cm" svg:x="6.48cm" svg:y="15.638cm" svg:viewBox="0 0 33 84" svg:d="M33 30c0-19-7-30-18-30-9 0-15 7-15 15 0 7 6 15 15 15 3 0 7-1 10-4 1 0 1 0 1 0 0 1 0 0 0 4 0 20-9 37-18 47-3 3-3 3-3 5 0 1 1 2 2 2 3 0 26-22 26-54z">
              <text:p/>
            </draw:path>
            <draw:path draw:style-name="gr4" draw:text-style-name="P4" draw:layer="layout" svg:width="0.127cm" svg:height="0.196cm" svg:x="6.595cm" svg:y="15.473cm" svg:viewBox="0 0 128 197" svg:d="M65 10c1-4 0-4 1-5 0-3-4-5-7-5-1 0-1 0-1 0-12 1-24 1-36 2-4 0-10 0-10 8 0 5 6 5 8 5s8 0 11 1c-1 10-5 22-8 32-6 26-13 52-19 78-4 16-4 19-4 25 0 36 27 46 48 46 51 0 80-46 80-83 0-34-26-46-50-46-12 0-24 5-30 9 6-23 11-45 17-67zM49 187c-11 0-21-6-21-23 0-10 3-20 5-29 3-10 8-29 9-38 2-5 18-19 36-19 16 0 18 15 18 21 0 15-10 50-14 60-9 23-25 28-33 28z">
              <text:p/>
            </draw:path>
            <draw:path draw:style-name="gr4" draw:text-style-name="P4" draw:layer="layout" svg:width="0.032cm" svg:height="0.083cm" svg:x="6.751cm" svg:y="15.638cm" svg:viewBox="0 0 33 84" svg:d="M33 30c0-19-7-30-18-30-9 0-15 7-15 15 0 7 6 15 15 15 3 0 7-1 10-4 1 0 1 0 1 0 1 1 1 0 1 4 0 20-10 37-19 47-3 3-3 3-3 5 0 1 1 2 2 2 3 0 26-22 26-54z">
              <text:p/>
            </draw:path>
            <draw:path draw:style-name="gr4" draw:text-style-name="P4" draw:layer="layout" svg:width="0.074cm" svg:height="0.042cm" svg:x="6.904cm" svg:y="15.469cm" svg:viewBox="0 0 75 43" svg:d="M38 0c-13 13-25 26-38 38 2 2 3 4 5 5 11-9 22-19 33-29 10 10 21 20 32 29 1-1 3-3 5-5-12-12-25-25-37-38z">
              <text:p/>
            </draw:path>
            <draw:path draw:style-name="gr4" draw:text-style-name="P4" draw:layer="layout" svg:width="0.13cm" svg:height="0.128cm" svg:x="6.864cm" svg:y="15.541cm" svg:viewBox="0 0 131 129" svg:d="M109 15c-15 5-10 13-15 19 0 5 2 14 13 14 12 0 21-10 21-22 0-15-15-26-40-26-56 0-88 44-88 81 0 25 16 48 60 48 7 0 26 0 43-7 17-6 28-18 28-21s-5-7-7-7-2 0-4 3c-15 16-38 22-59 22-19 0-28-9-28-26 0-10 7-44 16-59 11-19 28-24 40-24 3 0 13 0 20 5z">
              <text:p/>
            </draw:path>
            <draw:path draw:style-name="gr4" draw:text-style-name="P4" draw:layer="layout" svg:width="0.073cm" svg:height="0.336cm" svg:x="7.008cm" svg:y="15.429cm" svg:viewBox="0 0 74 337" svg:d="M74 169c0-40-8-97-44-144-3-3-21-25-27-25-1 0-3 1-3 2 0 2 1 3 2 4 13 14 32 37 43 82 6 26 9 54 9 80 0 29-3 57-10 85-10 39-27 61-42 77-2 3-2 3-2 4 0 2 2 3 3 3 5 0 20-17 23-21 29-35 48-85 48-147z">
              <text:p/>
            </draw:path>
            <draw:path draw:style-name="gr4" draw:text-style-name="P4" draw:layer="layout" svg:width="0.185cm" svg:height="0.065cm" svg:x="1.427cm" svg:y="16.284cm" svg:viewBox="0 0 186 66" svg:d="M178 11c4 0 8 0 8-5 0-6-4-6-8-6-57 0-113 0-169 0-4 0-9 0-9 6 0 5 5 5 10 5 56 0 112 0 168 0zM178 66c4 0 8 0 8-5 0-6-4-6-8-6-56 0-112 0-168 0-5 0-10 0-10 6 0 5 5 5 9 5 56 0 112 0 169 0z">
              <text:p/>
            </draw:path>
            <draw:path draw:style-name="gr4" draw:text-style-name="P4" draw:layer="layout" svg:width="0.145cm" svg:height="0.178cm" svg:x="1.699cm" svg:y="16.263cm" svg:viewBox="0 0 146 179" svg:d="M22 158c-3 10-4 12-16 12-3 0-6 0-6 5 0 3 2 4 3 4 8 0 16-1 24-1 9 0 19 1 28 1 1 0 5 0 5-6 0-3-3-3-6-3-15 0-15-2-15-4 0-4 12-49 14-56 4 8 12 17 26 17 32 0 67-41 67-82 0-27-16-45-36-45-15 0-28 10-38 21-2-15-14-21-25-21-13 0-18 11-21 16-4 10-8 26-8 27 0 3 2 3 3 3 3 0 3 0 5-6 4-20 10-34 20-34 5 0 9 3 9 13 0 7-1 10-2 15-11 41-21 83-31 124zM71 37c2-8 10-16 15-20 9-9 17-11 22-11 12 0 18 10 18 27s-9 49-14 59c-10 20-23 29-34 29-18 0-22-23-22-25 0-1 0-1 1-4 5-18 9-37 14-55z">
              <text:p/>
            </draw:path>
            <draw:path draw:style-name="gr4" draw:text-style-name="P4" draw:layer="layout" svg:width="0.065cm" svg:height="0.28cm" svg:x="1.924cm" svg:y="16.177cm" svg:viewBox="0 0 66 281" svg:d="M66 278c0-1 0-1-5-6-35-35-44-89-44-131 0-50 10-99 45-134 4-3 4-4 4-5s-2-2-4-2-28 19-44 54c-15 32-18 63-18 87 0 21 3 55 18 87 18 34 42 53 44 53s4-1 4-3z">
              <text:p/>
            </draw:path>
            <draw:path draw:style-name="gr4" draw:text-style-name="P4" draw:layer="layout" svg:width="0.127cm" svg:height="0.196cm" svg:x="2.02cm" svg:y="16.193cm" svg:viewBox="0 0 128 197" svg:d="M65 10c1-4 0-4 1-5 0-4-4-5-6-5s-2 0-2 0c-12 1-24 1-36 2-4 0-10 0-10 8 0 5 6 5 8 5s8 0 11 1c-1 9-5 22-7 32-7 26-13 52-20 78-4 16-4 19-4 25 0 36 27 46 48 46 51 0 80-46 80-83 0-35-26-46-50-46-12 0-24 5-30 9 6-23 11-45 17-67zM49 187c-11 0-20-6-20-24 0-9 2-19 4-28 3-10 8-29 9-38 2-5 18-19 36-19 16 0 18 15 18 21 0 15-10 49-14 60-9 23-25 28-33 28z">
              <text:p/>
            </draw:path>
            <draw:path draw:style-name="gr4" draw:text-style-name="P4" draw:layer="layout" svg:width="0.065cm" svg:height="0.28cm" svg:x="2.168cm" svg:y="16.177cm" svg:viewBox="0 0 66 281" svg:d="M66 141c0-23-4-56-19-88-17-35-41-53-44-53-1 0-3 1-3 2s0 2 6 7c27 28 43 73 43 132 0 48-11 96-45 132-4 4-4 4-4 5 0 2 2 3 3 3 3 0 28-20 45-55 14-31 18-62 18-85z">
              <text:p/>
            </draw:path>
            <draw:path draw:style-name="gr4" draw:text-style-name="P4" draw:layer="layout" svg:width="0.146cm" svg:height="0.178cm" svg:x="2.299cm" svg:y="16.263cm" svg:viewBox="0 0 147 179" svg:d="M22 158c-3 10-3 12-16 12-3 0-6 0-6 5 0 3 2 4 4 4 7 0 15-1 23-1 10 0 19 1 28 1 2 0 5 0 5-6 0-3-2-3-6-3-15 0-15-2-15-4 0-4 12-49 15-56 3 8 11 17 25 17 33 0 68-41 68-82 0-27-16-45-37-45-15 0-28 10-37 21-3-15-15-21-26-21-13 0-18 11-21 16-4 10-8 26-8 27 0 3 2 2 3 3 3 0 3 0 5-6 4-20 10-34 20-34 5 0 9 3 9 13 0 7-1 10-1 15-11 41-22 83-32 124zM71 37c2-8 10-16 15-20 10-9 18-11 23-11 11 0 17 10 17 27s-8 49-14 59c-10 20-22 29-33 29-19 0-22-23-22-25 0-1 0-1 1-4 4-18 9-37 13-55z">
              <text:p/>
            </draw:path>
            <draw:path draw:style-name="gr4" draw:text-style-name="P4" draw:layer="layout" svg:width="0.064cm" svg:height="0.28cm" svg:x="2.525cm" svg:y="16.177cm" svg:viewBox="0 0 65 281" svg:d="M65 278c0-1 0-1-5-6-35-35-44-89-44-131 0-50 10-99 46-134 3-3 3-4 3-5s-1-2-3-2c-3 0-28 19-44 54-15 32-18 63-18 87 0 21 2 55 18 87 17 34 41 53 44 53 2 0 3-1 3-3z">
              <text:p/>
            </draw:path>
            <draw:path draw:style-name="gr4" draw:text-style-name="P4" draw:layer="layout" svg:width="0.074cm" svg:height="0.042cm" svg:x="2.658cm" svg:y="16.189cm" svg:viewBox="0 0 75 43" svg:d="M38 0c-13 13-25 25-38 38 2 1 3 3 5 5 11-9 22-19 33-29 11 10 21 20 32 29 2-2 4-4 5-5-12-13-25-25-37-38z">
              <text:p/>
            </draw:path>
            <draw:path draw:style-name="gr4" draw:text-style-name="P4" draw:layer="layout" svg:width="0.129cm" svg:height="0.128cm" svg:x="2.619cm" svg:y="16.261cm" svg:viewBox="0 0 130 129" svg:d="M108 15c-15 5-15 19-15 19 0 4 2 13 13 13 12 0 21-9 21-21 0-15-14-26-39-26-57 0-88 43-88 80 0 26 15 49 59 49 7 0 27 0 44-7 16-6 27-18 27-21s-4-7-7-7c-1 0-2 0-4 3-15 16-37 22-59 22-18 0-28-9-28-26 0-10 7-44 16-59 11-19 28-24 40-24 4 0 13 0 20 5z">
              <text:p/>
            </draw:path>
            <draw:path draw:style-name="gr4" draw:text-style-name="P4" draw:layer="layout" svg:width="0.064cm" svg:height="0.28cm" svg:x="2.766cm" svg:y="16.177cm" svg:viewBox="0 0 65 281" svg:d="M65 141c0-23-3-56-19-88-16-35-40-53-44-53-1 0-2 1-2 2s0 2 6 7c27 28 43 73 43 132 0 48-11 96-46 132-3 4-3 4-3 5 0 2 1 3 2 3 4 0 29-20 45-55 15-31 18-62 18-85z">
              <text:p/>
            </draw:path>
            <draw:path draw:style-name="gr4" draw:text-style-name="P4" draw:layer="layout" svg:width="0.09cm" svg:height="0.088cm" svg:x="2.916cm" svg:y="15.95cm" svg:viewBox="0 0 91 89" svg:d="M37 47c0-1 5-19 5-20s6-12 12-16c3-1 8-5 16-5 2 0 7 0 11 2-7 2-9 7-9 11s4 7 8 7 11-4 11-12c0-10-10-14-21-14-10 0-19 4-28 14-3-12-15-14-20-14-7 0-12 4-15 10-5 8-7 19-7 20 0 3 2 3 3 3 3 0 3-1 4-7 3-12 7-20 15-20 5 0 6 4 6 9 0 3-2 11-3 16-1 6-3 14-4 18-2 8-4 17-7 25 0 3-1 8-1 8 0 4 3 7 6 7s7-3 9-6c0-1 2-10 3-15 2-7 4-14 6-21z">
              <text:p/>
            </draw:path>
            <draw:path draw:style-name="gr4" draw:text-style-name="P4" draw:layer="layout" svg:width="0.132cm" svg:height="0.009cm" svg:x="3.038cm" svg:y="15.982cm" svg:viewBox="0 0 133 10" svg:d="M125 10c3 0 8 0 8-5s-5-5-8-5c-39 0-78 0-117 0-3 0-8 0-8 4 0 6 4 6 8 6 39 0 78 0 117 0z">
              <text:p/>
            </draw:path>
            <draw:path draw:style-name="gr4" draw:text-style-name="P4" draw:layer="layout" svg:width="0.07cm" svg:height="0.129cm" svg:x="3.214cm" svg:y="15.906cm" svg:viewBox="0 0 71 130" svg:d="M44 6c0-6 0-6-6-6-12 12-30 13-38 13 0 2 0 4 0 6 5 0 18 0 28-5 0 34 0 67 0 100 0 7 0 9-19 9-3 0-6 0-8 0 0 3 0 5 0 7 4 0 28 0 35 0 6 0 31 0 35 0 0-2 0-4 0-7-2 0-5 0-7 0-20 0-20-2-20-9 0-36 0-72 0-108z">
              <text:p/>
            </draw:path>
            <draw:path draw:style-name="gr4" draw:text-style-name="P4" draw:layer="layout" svg:width="0.327cm" svg:height="0.392cm" svg:x="2.942cm" svg:y="16.121cm" svg:viewBox="0 0 328 393" svg:d="M328 393c0-5 0-11 0-16-38 0-46-12-46-30 0-100 0-201 0-301 0-19 8-31 46-31 0-5 0-10 0-15-109 0-219 0-328 0 0 5 0 10 0 15 38 0 46 13 46 31 0 100 0 201 0 301 0 18-8 30-46 30 0 5 0 11 0 16 45 0 90 0 135 0 0-5 0-11 0-16-37 0-45-12-45-30 0-111 0-221 0-332 49 0 99 0 148 0 0 111 0 221 0 332 0 18-8 30-45 30 0 5 0 11 0 16 45 0 90 0 135 0z">
              <text:p/>
            </draw:path>
            <draw:path draw:style-name="gr4" draw:text-style-name="P4" draw:layer="layout" svg:width="0.085cm" svg:height="0.169cm" svg:x="2.911cm" svg:y="16.588cm" svg:viewBox="0 0 86 170" svg:d="M86 7c0-3-2-7-8-7-5 0-11 6-11 10s3 8 8 8c6 0 11-5 11-11zM45 140c-4 14-15 25-26 25-2 0-5 0-7-1 5-2 6-7 6-10 0-5-3-8-7-8-6 0-11 6-11 12 0 8 7 12 19 12s35-7 41-31c6-23 12-47 18-70 0-3 1-4 1-7 0-11-9-19-21-19-22 0-35 28-35 31 0 2 3 2 4 2 2 0 3-1 3-3 6-11 16-24 28-24 4 0 6 3 6 9 0 3 0 5-1 7-6 25-12 50-18 75z">
              <text:p/>
            </draw:path>
            <draw:path draw:style-name="gr4" draw:text-style-name="P4" draw:layer="layout" svg:width="0.144cm" svg:height="0.052cm" svg:x="3.03cm" svg:y="16.643cm" svg:viewBox="0 0 145 53" svg:d="M137 10c3 0 8 0 8-5s-5-5-8-5c-43 0-87 0-130 0-3 0-7 0-7 5s4 5 7 5c43 0 87 0 130 0zM137 53c3 0 8 0 8-5s-5-5-8-5c-43 0-87 0-130 0-3 0-7 0-7 5s4 5 7 5c43 0 87 0 130 0z">
              <text:p/>
            </draw:path>
            <draw:path draw:style-name="gr4" draw:text-style-name="P4" draw:layer="layout" svg:width="0.09cm" svg:height="0.133cm" svg:x="3.198cm" svg:y="16.588cm" svg:viewBox="0 0 91 134" svg:d="M91 67c0-21-2-37-12-50-5-10-17-17-33-17-46 0-46 53-46 67s0 67 46 67c45 0 45-52 45-67zM46 129c-9 0-21-6-25-22-3-11-3-28-3-42 0-15 0-29 3-40 4-15 17-20 25-20 10 0 20 7 24 18 3 11 4 25 4 42 0 14 0 29-4 41-4 18-16 23-24 23z">
              <text:p/>
            </draw:path>
            <draw:path draw:style-name="gr4" draw:text-style-name="P4" draw:layer="layout" svg:width="0.146cm" svg:height="0.178cm" svg:x="3.342cm" svg:y="16.263cm" svg:viewBox="0 0 147 179" svg:d="M22 158c-3 10-3 12-16 12-3 0-6 0-6 5 0 3 2 4 4 4 7 0 15-1 23-1 10 0 19 1 28 1 2 0 5 0 5-6 0-3-2-3-6-3-15 0-15-2-15-4 0-4 12-49 15-56 3 8 11 17 25 17 33 0 68-41 68-82 0-27-16-45-37-45-15 0-28 10-37 21-3-15-15-21-26-21-13 0-18 11-21 16-4 10-8 26-8 27 0 3 3 3 4 3 2 0 2 0 4-6 5-20 11-34 20-34 5 0 9 3 9 13 0 7-1 10-1 15-11 41-22 83-32 124zM71 37c3-8 10-16 15-20 10-9 18-11 23-11 11 0 17 10 17 27s-8 49-14 59c-10 20-22 29-33 29-19 0-22-23-22-25 0-1 0-1 1-4 4-18 9-37 13-55z">
              <text:p/>
            </draw:path>
            <draw:path draw:style-name="gr4" draw:text-style-name="P4" draw:layer="layout" svg:width="0.073cm" svg:height="0.336cm" svg:x="3.582cm" svg:y="16.149cm" svg:viewBox="0 0 74 337" svg:d="M74 333c0 0-1-1-1-2-14-14-33-36-44-82-7-26-10-55-10-80 0-75 19-127 52-163 3-2 3-3 3-4 0-2-3-2-4-2-4 0-19 17-23 21-29 34-47 85-47 147 0 40 7 97 44 144 3 3 21 25 26 25 1 0 4 0 4-4z">
              <text:p/>
            </draw:path>
            <draw:path draw:style-name="gr4" draw:text-style-name="P4" draw:layer="layout" svg:width="0.153cm" svg:height="0.182cm" svg:x="3.677cm" svg:y="16.261cm" svg:viewBox="0 0 154 183" svg:d="M154 21c0-5 0-6 0-7 0-6-4-12-12-12-15 0-19 13-20 20-3 10-5 20-8 30-3 14-8 35-12 46-1 7-10 13-11 14-3 2-9 7-19 7-16 0-17-14-17-21 0-17 9-39 17-59 3-7 4-9 4-14 0-16-17-25-32-25-30 0-44 38-44 43 0 4 4 4 7 4s5 0 7-3c8-31 24-34 28-34 2 0 5 0 5 6s-3 14-5 18c-11 28-16 44-16 58 0 33 28 37 44 37 7 0 16-1 27-8-7 34-29 53-48 53-4 0-11-1-17-4 9-4 13-12 13-20 0-9-8-12-14-12-10 0-20 8-20 21 0 15 15 24 38 24 32 0 69-21 78-56s18-71 27-106z">
              <text:p/>
            </draw:path>
            <draw:path draw:style-name="gr4" draw:text-style-name="P4" draw:layer="layout" svg:width="0.085cm" svg:height="0.169cm" svg:x="3.845cm" svg:y="16.141cm" svg:viewBox="0 0 86 170" svg:d="M86 8c0-4-2-8-7-8-6 0-11 6-11 11 0 3 2 7 8 7 5 0 10-4 10-10zM45 140c-3 14-14 26-26 26-2 0-5-1-6-2 5-2 6-7 6-10 0-4-4-8-8-8-5 0-11 6-11 12 0 8 8 12 20 12s34-6 41-30c6-24 12-47 17-70 1-3 1-4 1-8 0-11-9-18-21-18-21 0-34 27-34 30s2 3 3 3c3 0 3-1 4-4 5-11 15-23 27-23 4 0 7 3 7 9 0 2-1 5-1 6-6 25-13 50-19 75z">
              <text:p/>
            </draw:path>
            <draw:path draw:style-name="gr4" draw:text-style-name="P4" draw:layer="layout" svg:width="0.012cm" svg:height="0.18cm" svg:x="4.004cm" svg:y="16.142cm" svg:viewBox="0 0 13 181" svg:d="M0 170c0 5 0 11 6 11 7 0 7-6 7-11 0-53 0-106 0-160 0-4 0-10-7-10-6 0-6 6-6 10 0 54 0 107 0 160z">
              <text:p/>
            </draw:path>
            <draw:path draw:style-name="gr4" draw:text-style-name="P4" draw:layer="layout" svg:width="0.012cm" svg:height="0.18cm" svg:x="4.004cm" svg:y="16.311cm" svg:viewBox="0 0 13 181" svg:d="M0 170c0 4 0 11 6 11 7 0 7-6 7-11 0-53 0-106 0-160 0-4 0-10-7-10-6 0-6 6-6 10 0 54 0 107 0 160z">
              <text:p/>
            </draw:path>
            <draw:path draw:style-name="gr4" draw:text-style-name="P4" draw:layer="layout" svg:width="0.158cm" svg:height="0.128cm" svg:x="4.068cm" svg:y="16.261cm" svg:viewBox="0 0 159 129" svg:d="M140 14c-10 3-15 12-15 20 0 5 5 12 14 12 10 0 20-8 20-22s-15-24-32-24c-16 0-26 12-30 17-7-12-23-17-39-17-36 0-54 34-54 43 0 4 4 4 6 4 4 0 6 0 7-3 8-26 29-34 40-34 10 0 16 5 16 14 0 5-4 21-7 30-3 13-6 26-9 40-5 16-15 25-24 25-2 0-8 0-14-5 10-2 15-12 15-19 0-6-4-13-14-13s-20 8-20 22c0 15 15 25 32 25 16 0 26-12 30-17 7 11 23 17 39 17 35 0 54-35 54-44 0-4-4-4-6-4-3 0-6 0-7 4-8 25-28 34-40 34-11 0-16-5-16-14 0-6 4-21 7-31 1-8 8-34 9-39 4-17 15-25 24-25 2 0 8 0 14 4z">
              <text:p/>
            </draw:path>
            <draw:path draw:style-name="gr4" draw:text-style-name="P4" draw:layer="layout" svg:width="0.085cm" svg:height="0.169cm" svg:x="4.242cm" svg:y="16.141cm" svg:viewBox="0 0 86 170" svg:d="M86 8c0-4-2-8-8-8-5 0-10 6-10 11 0 3 2 7 7 7 6 0 11-4 11-10zM45 140c-3 14-14 26-26 26-2 0-5-1-7-2 6-2 7-7 7-10 0-4-4-8-8-8-5 0-11 6-11 12 0 8 8 12 20 12s34-6 41-30c6-24 12-47 17-70 1-3 1-4 1-8 0-11-9-18-21-18-22 0-34 27-34 30s2 3 3 3c3 0 3-1 4-4 5-11 15-23 27-23 4 0 6 3 6 9 0 2 0 5 0 6-6 25-13 50-19 75z">
              <text:p/>
            </draw:path>
            <draw:path draw:style-name="gr4" draw:text-style-name="P4" draw:layer="layout" svg:width="0.033cm" svg:height="0.083cm" svg:x="4.385cm" svg:y="16.357cm" svg:viewBox="0 0 34 84" svg:d="M34 30c0-19-8-30-19-30-9 0-15 7-15 15 0 7 6 15 15 15 3 0 7-1 10-4 1 0 1 0 1 0 1 0 1 0 1 4 0 20-9 37-19 47-3 3-3 3-3 4 0 2 1 3 3 3s26-22 26-54z">
              <text:p/>
            </draw:path>
            <draw:path draw:style-name="gr4" draw:text-style-name="P4" draw:layer="layout" svg:width="0.157cm" svg:height="0.196cm" svg:x="4.498cm" svg:y="16.193cm" svg:viewBox="0 0 158 197" svg:d="M156 10c2-4 1-4 2-5 0-4-4-5-7-5-1 0-1 0-1 0-13 1-25 1-37 2-4 0-9 0-9 8 0 5 5 5 7 5 3 0 8 0 12 1-5 21-10 41-15 62-4-4-14-10-29-10-49 0-79 44-79 82 0 35 26 47 50 47 20 0 34-11 39-15 10 15 29 15 32 15 10 0 18-6 25-16 6-11 10-27 10-28 0-4-4-4-6-4-4 0-5 0-7 1 0 1 0 2-1 8-6 23-12 29-20 29-3 0-6-1-6-10 0-5 0-9 2-13 12-52 25-103 38-154zM86 169c-8 9-22 18-35 18-17 0-19-15-19-21 0-15 10-50 14-60 8-21 23-28 34-28 17 0 23 13 23 16 0 1 0 2 0 4-6 23-12 47-17 71z">
              <text:p/>
            </draw:path>
            <draw:path draw:style-name="gr4" draw:text-style-name="P4" draw:layer="layout" svg:width="0.085cm" svg:height="0.169cm" svg:x="4.657cm" svg:y="16.141cm" svg:viewBox="0 0 86 170" svg:d="M86 8c0-4-2-8-8-8-5 0-11 6-11 11 0 3 3 7 8 7 6 0 11-4 11-10zM45 140c-4 14-15 26-26 26-2 0-5-1-7-2 5-2 6-7 6-10 0-4-3-8-7-8-6 0-11 6-11 12 0 8 7 12 19 12s35-6 41-30 12-47 18-70c0-3 1-4 1-8 0-11-9-18-21-18-22 0-35 27-35 30s2 2 3 3c3 0 4-1 4-4 5-11 16-23 28-23 4 0 6 3 6 9 0 2-1 5-1 6-6 25-12 50-18 75z">
              <text:p/>
            </draw:path>
            <draw:path draw:style-name="gr4" draw:text-style-name="P4" draw:layer="layout" svg:width="0.073cm" svg:height="0.336cm" svg:x="4.788cm" svg:y="16.149cm" svg:viewBox="0 0 74 337" svg:d="M74 169c0-40-8-97-44-144-3-4-21-25-27-25-1 0-3 0-3 2s1 3 2 4c13 14 32 36 43 81 7 26 9 55 9 81 0 29-2 57-10 85-10 39-27 61-42 77-2 3-1 2-2 3 0 3 2 4 3 4 5 0 20-17 23-21 29-35 48-85 48-147z">
              <text:p/>
            </draw:path>
            <draw:path draw:style-name="gr4" draw:text-style-name="P4" draw:layer="layout" svg:width="0.146cm" svg:height="0.178cm" svg:x="4.942cm" svg:y="16.263cm" svg:viewBox="0 0 147 179" svg:d="M22 158c-3 10-3 12-16 12-3 0-6 0-6 5 0 3 2 4 4 4 7 0 15-1 23-1 10 0 19 1 28 1 2 0 5 0 5-6 0-3-2-3-6-3-15 0-15-2-15-4 0-4 12-49 15-56 3 8 11 17 25 17 33 0 68-41 68-82 0-27-16-45-37-45-15 0-28 10-37 21-3-15-15-21-26-21-13 0-18 11-21 16-4 10-8 26-8 27 0 3 3 3 4 3 2 0 2 0 4-6 5-20 11-34 20-34 5 0 9 3 9 13 0 7-1 10-1 15-11 41-22 83-32 124zM71 37c3-8 10-16 15-20 10-9 18-11 23-11 11 0 17 10 17 27s-8 49-14 59c-10 20-22 29-33 29-19 0-22-23-22-25 0-1 0-1 1-4 4-18 9-37 13-55z">
              <text:p/>
            </draw:path>
            <draw:path draw:style-name="gr4" draw:text-style-name="P4" draw:layer="layout" svg:width="0.073cm" svg:height="0.336cm" svg:x="5.182cm" svg:y="16.149cm" svg:viewBox="0 0 74 337" svg:d="M74 333c0 0-1-1-1-2-14-14-33-36-44-82-7-26-10-55-10-80 0-75 19-127 52-163 3-2 3-3 3-4 0-2-3-2-4-2-4 0-19 17-23 21-29 34-47 85-47 147 0 40 7 97 44 144 3 3 21 25 26 25 1 0 4 0 4-4z">
              <text:p/>
            </draw:path>
            <draw:path draw:style-name="gr4" draw:text-style-name="P4" draw:layer="layout" svg:width="0.158cm" svg:height="0.128cm" svg:x="5.279cm" svg:y="16.261cm" svg:viewBox="0 0 159 129" svg:d="M140 14c-10 3-15 12-15 20 0 5 5 12 14 12 10 0 20-8 20-22s-14-24-32-24c-16 0-26 12-30 17-7-12-23-17-39-17-35 0-54 34-54 43 0 4 4 4 6 4 4 0 6 0 7-3 9-26 29-34 40-34s16 5 16 14c0 5-4 21-7 30-3 13-6 26-9 40-4 16-15 25-24 25-2 0-8 0-14-5 11-2 15-12 15-19 0-6-4-13-13-13-11 0-21 8-21 22 0 15 15 25 32 25 16 0 26-12 30-17 8 11 23 17 39 17 36 0 55-35 55-44 0-4-5-4-7-4-3 0-6 0-7 4-8 25-28 34-40 34-10 0-16-5-16-14 0-6 4-21 7-31 2-8 9-34 10-39 4-17 14-25 23-25 2 0 8 0 14 4z">
              <text:p/>
            </draw:path>
            <draw:path draw:style-name="gr4" draw:text-style-name="P4" draw:layer="layout" svg:width="0.085cm" svg:height="0.169cm" svg:x="5.454cm" svg:y="16.141cm" svg:viewBox="0 0 86 170" svg:d="M86 8c0-4-3-8-8-8s-11 6-11 11c0 3 3 7 8 7s11-4 11-10zM44 140c-3 14-14 26-25 26-3 0-5-1-7-2 5-2 6-7 6-10 0-4-4-8-7-8-6 0-11 6-11 12 0 8 7 12 19 12s35-6 41-30 12-47 18-70c0-3 0-4 0-8 0-11-8-18-20-18-22 0-35 27-35 30s3 3 3 3c3 0 3-1 4-4 5-11 16-23 27-23 5 0 7 3 7 9 0 2-1 5-1 6-6 25-13 50-19 75z">
              <text:p/>
            </draw:path>
            <draw:path draw:style-name="gr4" draw:text-style-name="P4" draw:layer="layout" svg:width="0.011cm" svg:height="0.18cm" svg:x="5.613cm" svg:y="16.142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11cm" svg:height="0.18cm" svg:x="5.613cm" svg:y="16.311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127cm" svg:height="0.196cm" svg:x="5.681cm" svg:y="16.193cm" svg:viewBox="0 0 128 197" svg:d="M64 10c2-4 1-4 2-5 0-4-4-5-7-5-1 0-1 0-1 0-13 1-25 1-37 2-4 0-9 0-9 8 0 5 6 5 7 5 3 0 8 0 12 1-2 9-5 22-8 32-6 26-13 52-19 78-4 16-4 19-4 25 0 36 26 46 48 46 50 0 80-46 80-83 0-35-26-46-50-46-13 0-24 5-30 9 5-23 11-45 16-67zM48 187c-10 0-20-6-20-24 0-9 3-19 5-28 3-10 8-29 9-38 2-5 18-19 35-19s19 15 19 21c0 15-10 49-14 60-10 23-25 28-34 28z">
              <text:p/>
            </draw:path>
            <draw:path draw:style-name="gr4" draw:text-style-name="P4" draw:layer="layout" svg:width="0.032cm" svg:height="0.083cm" svg:x="5.837cm" svg:y="16.357cm" svg:viewBox="0 0 33 84" svg:d="M33 30c0-19-7-30-18-30-9 0-15 7-15 15 0 7 6 15 15 15 3 0 7-1 10-4 1 0 1 0 1 0 0 1 0 0 0 4 0 20-10 37-19 47-3 3-2 3-2 4 0 2 1 3 2 3 3 0 26-22 26-54z">
              <text:p/>
            </draw:path>
            <draw:path draw:style-name="gr4" draw:text-style-name="P4" draw:layer="layout" svg:width="0.073cm" svg:height="0.042cm" svg:x="5.99cm" svg:y="16.189cm" svg:viewBox="0 0 74 43" svg:d="M38 0c-13 13-25 25-38 38 2 1 3 3 5 5 11-9 22-19 33-29 10 10 21 20 32 29 1-2 3-4 4-5-12-13-24-25-36-38z">
              <text:p/>
            </draw:path>
            <draw:path draw:style-name="gr4" draw:text-style-name="P4" draw:layer="layout" svg:width="0.13cm" svg:height="0.128cm" svg:x="5.95cm" svg:y="16.261cm" svg:viewBox="0 0 131 129" svg:d="M108 15c-14 5-15 19-15 19 0 4 3 13 14 13 12 0 20-9 20-21 0-15-14-26-39-26-57 0-88 43-88 80 0 26 16 49 60 49 7 0 26 0 43-7 16-6 28-18 28-21s-5-7-7-7-2 0-5 3c-15 16-37 22-59 22-18 0-27-9-27-26 0-10 7-44 15-59 11-19 29-24 40-24 4 0 13 0 20 5z">
              <text:p/>
            </draw:path>
            <draw:path draw:style-name="gr4" draw:text-style-name="P4" draw:layer="layout" svg:width="0.073cm" svg:height="0.336cm" svg:x="6.094cm" svg:y="16.149cm" svg:viewBox="0 0 74 337" svg:d="M74 169c0-40-8-97-44-144-4-4-22-25-27-25-1 0-3 0-3 2s1 3 2 4c13 14 32 36 43 81 6 26 9 55 9 81 0 29-3 57-10 85-10 39-27 61-42 77-2 3-1 2-2 3 0 3 2 4 3 4 4 0 20-17 23-21 29-35 48-85 48-147z">
              <text:p/>
            </draw:path>
            <draw:path draw:style-name="gr4" draw:text-style-name="P4" draw:layer="layout" svg:width="0.145cm" svg:height="0.178cm" svg:x="6.249cm" svg:y="16.263cm" svg:viewBox="0 0 146 179" svg:d="M22 158c-3 10-4 12-16 12-3 0-6 0-6 5 0 3 2 4 3 4 8 0 16-1 24-1 9 0 19 1 28 1 1 0 5 0 5-6 0-3-3-3-6-3-15 0-15-2-15-4 0-4 12-49 14-56 4 8 12 17 26 17 32 0 67-41 67-82 0-27-16-45-37-45-14 0-27 10-37 21-2-15-14-21-25-21-13 0-18 11-21 16-5 10-8 26-8 27 0 3 2 3 3 3 3 0 3 0 5-6 4-20 10-34 20-34 5 0 9 3 9 13 0 7-1 10-2 15-11 41-21 83-31 124zM71 37c2-8 10-16 15-20 9-9 17-11 22-11 11 0 18 10 18 27s-9 49-14 59c-10 20-23 29-34 29-18 0-22-23-22-25 0-1 0-1 1-4 5-18 9-37 14-55z">
              <text:p/>
            </draw:path>
            <draw:path draw:style-name="gr4" draw:text-style-name="P4" draw:layer="layout" svg:width="0.073cm" svg:height="0.336cm" svg:x="6.489cm" svg:y="16.149cm" svg:viewBox="0 0 74 337" svg:d="M74 333c0 0-1-1-2-2-13-14-32-36-44-82-6-26-9-55-9-80 0-75 18-127 51-163 4-2 4-3 4-4 0-2-3-2-4-2-4 0-20 17-23 21-29 34-47 85-47 147 0 40 7 97 44 144 2 3 21 25 26 25 1 0 4 0 4-4z">
              <text:p/>
            </draw:path>
            <draw:path draw:style-name="gr4" draw:text-style-name="P4" draw:layer="layout" svg:width="0.157cm" svg:height="0.196cm" svg:x="6.587cm" svg:y="16.193cm" svg:viewBox="0 0 158 197" svg:d="M156 10c2-4 1-4 2-5 0-4-4-5-7-5-1 0-1 0-1 0-13 1-25 1-37 2-4 0-9 0-9 8 0 5 5 5 7 5 3 0 8 0 12 1-5 21-10 41-15 62-4-4-14-10-29-10-49 0-79 44-79 82 0 35 26 47 50 47 20 0 34-11 39-15 10 15 29 15 32 15 10 0 18-6 25-16 6-11 10-27 10-28 0-4-4-4-6-4-4 0-5 0-6 1s-1 2-2 8c-6 23-12 29-20 29-3 0-6-1-6-10 0-5 0-9 2-13 12-52 25-103 38-154zM86 169c-8 9-22 18-35 18-17 0-19-15-19-21 0-15 10-50 14-60 8-21 23-28 34-28 17 0 23 13 23 16 0 1 0 2 0 4-6 23-12 47-17 71z">
              <text:p/>
            </draw:path>
            <draw:path draw:style-name="gr4" draw:text-style-name="P4" draw:layer="layout" svg:width="0.085cm" svg:height="0.169cm" svg:x="6.746cm" svg:y="16.141cm" svg:viewBox="0 0 86 170" svg:d="M86 8c0-4-2-8-8-8-5 0-11 6-11 11 0 3 3 7 8 7 6 0 11-4 11-10zM45 140c-4 14-15 26-26 26-2 0-5-1-7-2 5-2 6-7 6-10 0-4-3-8-7-8-6 0-11 6-11 12 0 8 7 12 19 12s35-6 41-30 12-47 18-70c0-3 1-4 1-8 0-11-9-18-21-18-22 0-35 27-35 30s2 2 3 3c3 0 4-1 4-4 6-11 16-23 28-23 4 0 6 3 6 9 0 2-1 5-1 6-6 25-12 50-18 75z">
              <text:p/>
            </draw:path>
            <draw:path draw:style-name="gr4" draw:text-style-name="P4" draw:layer="layout" svg:width="0.073cm" svg:height="0.336cm" svg:x="6.876cm" svg:y="16.149cm" svg:viewBox="0 0 74 337" svg:d="M74 169c0-40-8-97-44-144-3-4-21-25-26-25-2 0-4 0-4 2s1 3 2 4c13 14 32 36 44 81 6 26 8 55 8 81 0 29-2 57-10 85-10 39-27 61-42 77-2 3-1 2-2 3 0 3 2 4 4 4 4 0 19-17 22-21 29-35 48-85 48-147z">
              <text:p/>
            </draw:path>
            <draw:path draw:style-name="gr4" draw:text-style-name="P4" draw:layer="layout" svg:width="0.185cm" svg:height="0.065cm" svg:x="1.427cm" svg:y="17.3cm" svg:viewBox="0 0 186 66" svg:d="M178 11c4 0 8 0 8-5 0-6-4-6-8-6-57 0-113 0-169 0-4 0-9 0-9 6 0 5 5 5 10 5 56 0 112 0 168 0zM178 66c4 0 8 0 8-6s-4-6-8-6c-56 0-112 0-168 0-5 0-10 0-10 6s5 6 9 6c56 0 112 0 169 0z">
              <text:p/>
            </draw:path>
            <draw:path draw:style-name="gr4" draw:text-style-name="P4" draw:layer="layout" svg:width="0.145cm" svg:height="0.842cm" svg:x="1.774cm" svg:y="16.911cm" svg:viewBox="0 0 146 843" svg:d="M146 840c0-1 0-1-1-4-27-32-50-68-67-107-36-86-51-187-51-308 0-119 14-224 55-316 17-36 38-69 64-99 0-1 0-2 0-3 0-3-2-3-6-3s-5 0-5 1c-1 0-17 17-40 48-49 69-73 152-86 235-7 45-9 92-9 137 0 105 13 213 58 309 20 42 47 81 75 110 2 3 2 3 7 3s6 0 6-3z">
              <text:p/>
            </draw:path>
            <draw:path draw:style-name="gr4" draw:text-style-name="P4" draw:layer="layout" svg:width="0.101cm" svg:height="0.086cm" svg:x="1.945cm" svg:y="16.965cm" svg:viewBox="0 0 102 87" svg:d="M35 6c0 0 0-2 0-3-1-1 0-3-2-3-1 0-12 2-13 2-4 0-8 0-11 0s-6 0-6 5c0 3 3 3 5 3 10 0 10 1 10 3 0 1-1 5-2 7-3 13-6 27-10 40-5 20-6 24-6 25 0 2 3 2 4 2s2 0 3 0c18-2 43-12 63-30 28-24 32-50 32-51 0-3-4-6-8-6-6 0-8 6-9 11-8 28-35 59-68 68 6-24 12-48 18-73z">
              <text:p/>
            </draw:path>
            <draw:path draw:style-name="gr4" draw:text-style-name="P4" draw:layer="layout" svg:width="0.132cm" svg:height="0.009cm" svg:x="2.078cm" svg:y="16.998cm" svg:viewBox="0 0 133 10" svg:d="M126 10c3 0 7 0 7-5s-4-5-7-5c-40 0-79 0-118 0-3 0-8 0-8 5s5 5 8 5c39 0 78 0 118 0z">
              <text:p/>
            </draw:path>
            <draw:path draw:style-name="gr4" draw:text-style-name="P4" draw:layer="layout" svg:width="0.071cm" svg:height="0.129cm" svg:x="2.254cm" svg:y="16.922cm" svg:viewBox="0 0 72 130" svg:d="M45 6c0-6-1-6-7-6-12 12-30 12-38 12 0 2 0 5 0 7 5 0 18 0 29-5 0 33 0 67 0 100 0 7 0 9-20 9-3 0-5 0-7 0 0 3 0 5 0 7 3 0 27 0 35 0 5 0 30 0 35 0 0-2 0-4 0-7-3 0-5 0-8 0-19 0-19-2-19-9 0-36 0-72 0-108z">
              <text:p/>
            </draw:path>
            <draw:path draw:style-name="gr4" draw:text-style-name="P4" draw:layer="layout" svg:width="0.326cm" svg:height="0.392cm" svg:x="1.974cm" svg:y="17.136cm" svg:viewBox="0 0 327 393" svg:d="M327 393c0-5 0-10 0-15-37 0-45-13-45-30 0-101 0-201 0-302 0-18 8-31 45-31 0-5 0-10 0-15-109 0-218 0-327 0 0 5 0 10 0 15 38 0 46 13 46 31 0 101 0 201 0 302 0 17-9 30-46 30 0 5 0 10 0 15 45 0 90 0 135 0 0-5 0-10 0-15-37 0-46-13-46-30 0-111 0-222 0-333 50 0 100 0 149 0 0 111 0 222 0 333 0 17-8 30-46 30 0 5 0 10 0 15 45 0 90 0 135 0z">
              <text:p/>
            </draw:path>
            <draw:path draw:style-name="gr4" draw:text-style-name="P4" draw:layer="layout" svg:width="0.065cm" svg:height="0.124cm" svg:x="1.961cm" svg:y="17.609cm" svg:viewBox="0 0 66 125" svg:d="M40 45c7 0 13 0 20 0 4 0 6 0 6-4 0-3-2-3-5-3-6 0-12 0-19 0 3-10 5-20 8-29 0-1 0-2 0-3 0-4-3-6-7-6-5 0-8 3-9 8s1-4-8 30c-6 0-13 0-20 0-4 0-6 0-6 4 0 3 2 3 6 3 6 0 12 0 19 0-4 15-8 31-12 46-1 5-3 12-3 15 0 12 10 19 21 19 22 0 35-28 35-31 0-2-3-2-4-2-2 0-2 0-4 4-5 12-16 23-26 23-4 0-7-2-7-9 0-3 1-7 1-8 5-19 9-38 14-57z">
              <text:p/>
            </draw:path>
            <draw:path draw:style-name="gr4" draw:text-style-name="P4" draw:layer="layout" svg:width="0.144cm" svg:height="0.052cm" svg:x="2.051cm" svg:y="17.656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4" draw:text-style-name="P4" draw:layer="layout" svg:width="0.091cm" svg:height="0.133cm" svg:x="2.22cm" svg:y="17.601cm" svg:viewBox="0 0 92 134" svg:d="M92 68c0-22-3-38-12-51-6-9-18-17-34-17-46 0-46 54-46 68s0 66 46 66 46-52 46-66zM46 129c-9 0-21-5-25-21-3-12-3-28-3-42 0-15 0-30 4-40 4-16 16-20 24-20 11 0 21 6 24 17 4 11 4 25 4 43 0 14 0 28-3 41-4 18-17 22-25 22z">
              <text:p/>
            </draw:path>
            <draw:path draw:style-name="gr4" draw:text-style-name="P4" draw:layer="layout" svg:width="0.145cm" svg:height="0.177cm" svg:x="2.382cm" svg:y="17.279cm" svg:viewBox="0 0 146 178" svg:d="M22 158c-3 10-4 12-16 12-4 0-6 0-6 5 0 3 1 3 3 3 8 0 16 0 24 0 9 0 19 0 27 0 2 0 6 0 6-5 0-3-3-3-7-3-14 0-14-2-14-4 0-4 12-50 14-57 4 9 11 18 25 18 33 0 68-41 68-82 0-27-16-45-37-45-14 0-27 10-37 21-2-15-14-21-25-21-13 0-18 11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4" draw:text-style-name="P4" draw:layer="layout" svg:width="0.065cm" svg:height="0.28cm" svg:x="2.607cm" svg:y="17.193cm" svg:viewBox="0 0 66 281" svg:d="M66 277l-5-5c-35-36-45-89-45-132 0-49 11-98 46-133 4-3 4-4 4-5s-2-2-4-2-28 18-44 54c-15 32-18 63-18 86 0 22 3 56 18 88 17 34 42 53 44 53s4-1 4-4z">
              <text:p/>
            </draw:path>
            <draw:path draw:style-name="gr4" draw:text-style-name="P4" draw:layer="layout" svg:width="0.103cm" svg:height="0.197cm" svg:x="2.702cm" svg:y="17.208cm" svg:viewBox="0 0 104 198" svg:d="M54 3c-1-1 0-3-4-3-6 0-26 2-34 3-2 0-5 0-5 6 0 3 3 3 7 3 13 0 14 2 14 5 0 1-2 11-4 17-8 31-15 61-23 92-3 14-5 19-5 28 0 27 15 44 36 44 34 0 68-41 68-82 0-26-15-45-38-45-12 0-24 8-32 17 7-28 13-57 20-85zM28 110c2-7 2-7 4-10 14-18 26-22 34-22 10 0 17 8 17 26 0 16-9 49-13 59-10 19-23 29-34 29-10 0-18-7-18-28 0-6 0-11 4-29 2-8 4-17 6-25z">
              <text:p/>
            </draw:path>
            <draw:path draw:style-name="gr4" draw:text-style-name="P4" draw:layer="layout" svg:width="0.065cm" svg:height="0.124cm" svg:x="2.818cm" svg:y="17.322cm" svg:viewBox="0 0 66 125" svg:d="M40 46c7 0 13 0 20 0 4 0 6 0 6-5 0-3-2-3-5-3-7 0-13 0-19 0 2-9 5-19 8-29 0-1 0-2 0-3 0-3-3-6-7-6-5 0-8 3-9 9-1 5 1-5-8 29-6 0-13 0-20 0-4 0-6 0-6 4s2 4 6 4c6 0 12 0 19 0-4 15-8 30-12 46-1 5-3 12-3 14 0 12 10 19 21 19 22 0 35-27 35-30s-3-3-4-3c-2 0-2 1-4 4-5 13-16 23-26 23-5 0-7-2-7-9 0-2 1-6 1-8 5-19 9-38 14-56z">
              <text:p/>
            </draw:path>
            <draw:path draw:style-name="gr4" draw:text-style-name="P4" draw:layer="layout" svg:width="0.065cm" svg:height="0.28cm" svg:x="2.924cm" svg:y="17.193cm" svg:viewBox="0 0 66 281" svg:d="M66 140c0-22-4-56-19-87-17-35-41-53-44-53-1 0-3 1-3 2s0 2 6 7c28 28 44 73 44 131 0 48-11 97-46 133-4 4-4 4-4 4 0 3 2 4 3 4 3 0 28-20 45-56 14-30 18-61 18-85z">
              <text:p/>
            </draw:path>
            <draw:path draw:style-name="gr4" draw:text-style-name="P4" draw:layer="layout" svg:width="0.146cm" svg:height="0.177cm" svg:x="3.055cm" svg:y="17.279cm" svg:viewBox="0 0 147 178" svg:d="M22 158c-2 10-3 12-15 12-4 0-7 0-7 5 0 3 2 3 4 3 8 0 16 0 24 0 9 0 18 0 27 0 2 0 6 0 6-5 0-3-3-3-7-3-14 0-14-2-14-4 0-4 11-50 14-57 3 9 11 18 25 18 33 0 68-41 68-82 0-27-16-45-37-45-14 0-28 10-37 21-3-15-15-21-26-21-13 0-17 11-21 16-4 10-8 26-8 27 0 3 3 3 4 3 2 0 3 0 4-7 5-20 11-33 20-33 5 0 9 2 9 13 0 7-1 10-1 15-11 41-21 83-32 124zM71 36c3-7 10-15 15-19 10-9 18-11 23-11 11 0 18 10 18 27 0 16-9 49-14 59-10 20-23 29-34 29-18 0-22-23-22-25 0-1 0-1 1-5 4-18 9-37 13-55z">
              <text:p/>
            </draw:path>
            <draw:path draw:style-name="gr4" draw:text-style-name="P4" draw:layer="layout" svg:width="0.064cm" svg:height="0.28cm" svg:x="3.281cm" svg:y="17.193cm" svg:viewBox="0 0 65 281" svg:d="M65 277l-5-5c-34-36-44-89-44-132 0-49 11-98 46-133 3-3 3-4 3-5s-1-2-3-2c-3 0-28 18-44 54-15 32-18 63-18 86 0 22 3 56 18 88 17 34 41 53 44 53 2 0 3-1 3-4z">
              <text:p/>
            </draw:path>
            <draw:path draw:style-name="gr4" draw:text-style-name="P4" draw:layer="layout" svg:width="0.074cm" svg:height="0.043cm" svg:x="3.414cm" svg:y="17.204cm" svg:viewBox="0 0 75 44" svg:d="M38 0c-13 13-25 26-38 38 2 2 4 4 6 6 10-10 21-19 32-29 11 10 21 19 32 29 2-2 4-4 5-6-12-12-25-25-37-38z">
              <text:p/>
            </draw:path>
            <draw:path draw:style-name="gr4" draw:text-style-name="P4" draw:layer="layout" svg:width="0.129cm" svg:height="0.129cm" svg:x="3.375cm" svg:y="17.276cm" svg:viewBox="0 0 130 130" svg:d="M108 16c-14 5-15 18-15 19 0 4 2 13 14 13s20-10 20-22c0-15-14-26-39-26-57 0-88 44-88 81 0 25 16 49 59 49 8 0 27 0 44-8 16-6 27-17 27-20s-4-8-6-8-2 1-5 4c-15 16-37 21-59 21-18 0-28-9-28-25 0-11 7-45 16-60 11-19 29-24 40-24 4 0 13 0 20 6z">
              <text:p/>
            </draw:path>
            <draw:path draw:style-name="gr4" draw:text-style-name="P4" draw:layer="layout" svg:width="0.065cm" svg:height="0.124cm" svg:x="3.515cm" svg:y="17.322cm" svg:viewBox="0 0 66 125" svg:d="M40 46c7 0 13 0 20 0 3 0 6 0 6-5 0-3-3-3-6-3-6 0-12 0-18 0 2-9 4-19 7-29 0-1 1-2 1-3 0-3-4-6-8-6s-7 3-8 9c-2 5 0-5-8 29-7 0-14 0-20 0-4 0-6 0-6 4s2 4 6 4c6 0 12 0 18 0-4 15-7 30-11 46-2 5-3 12-3 14 0 12 9 19 20 19 23 0 35-27 35-30s-3-3-3-3c-3 0-3 1-4 4-6 13-16 23-27 23-4 0-6-2-6-9 0-2 0-6 1-8 4-19 9-38 14-56z">
              <text:p/>
            </draw:path>
            <draw:path draw:style-name="gr4" draw:text-style-name="P4" draw:layer="layout" svg:width="0.064cm" svg:height="0.28cm" svg:x="3.621cm" svg:y="17.193cm" svg:viewBox="0 0 65 281" svg:d="M65 140c0-22-3-56-19-87-16-35-40-53-44-53-1 0-2 1-2 2s0 2 6 7c27 28 43 73 43 131 0 48-11 97-45 133-4 4-4 4-4 4 0 3 1 4 2 4 4 0 29-20 45-56 15-30 18-61 18-85z">
              <text:p/>
            </draw:path>
            <draw:path draw:style-name="gr4" draw:text-style-name="P4" draw:layer="layout" svg:width="0.145cm" svg:height="0.842cm" svg:x="3.725cm" svg:y="16.911cm" svg:viewBox="0 0 146 843" svg:d="M146 421c0-104-13-212-58-307-20-44-46-82-74-112-3-1-4-2-8-2s-6 0-6 3c0 1 1 3 2 3 26 33 48 69 65 108 37 86 52 187 52 307s-14 225-56 317c-16 36-37 69-62 99 0 1-1 2-1 3 0 3 2 3 6 3s4 0 5-1c13-16 18-17 39-48 50-69 75-152 87-235 7-46 9-91 9-138z">
              <text:p/>
            </draw:path>
            <draw:path draw:style-name="gr4" draw:text-style-name="P4" draw:layer="layout" svg:width="0.09cm" svg:height="0.088cm" svg:x="3.993cm" svg:y="16.965cm" svg:viewBox="0 0 91 89" svg:d="M37 47c0-1 5-18 5-20 0-1 6-11 12-16 3-1 8-5 16-5 2 0 8 0 12 3-7 1-9 7-9 10 0 5 3 7 8 7 4 0 10-3 10-12s-10-14-21-14c-10 0-19 5-27 14-4-12-16-14-21-14-7 0-12 5-15 10-5 8-7 20-7 20 0 3 2 3 3 3 3 0 3 0 5-6 2-12 6-21 14-21 5 0 7 4 7 9 0 4-2 12-3 17-2 5-4 14-5 18-2 8-4 16-7 24 0 4-1 8-1 9 0 4 3 6 6 6s7-2 9-6c0-1 2-9 4-14 2-7 3-15 5-22z">
              <text:p/>
            </draw:path>
            <draw:path draw:style-name="gr4" draw:text-style-name="P4" draw:layer="layout" svg:width="0.132cm" svg:height="0.009cm" svg:x="4.116cm" svg:y="16.998cm" svg:viewBox="0 0 133 10" svg:d="M125 10c3 0 8 0 8-5s-4-5-8-5c-39 0-78 0-117 0-3 0-8 0-8 5s5 5 8 5c39 0 78 0 117 0z">
              <text:p/>
            </draw:path>
            <draw:path draw:style-name="gr4" draw:text-style-name="P4" draw:layer="layout" svg:width="0.07cm" svg:height="0.129cm" svg:x="4.292cm" svg:y="16.922cm" svg:viewBox="0 0 71 130" svg:d="M44 6c0-6 0-6-6-6-12 12-30 12-38 12 0 2 0 5 0 7 5 0 18 0 29-5 0 33 0 67 0 100 0 7 0 9-20 9-3 0-5 0-7 0 0 3 0 5 0 7 3 0 27 0 34 0 6 0 31 0 35 0 0-2 0-4 0-7-2 0-5 0-7 0-20 0-20-2-20-9 0-36 0-72 0-108z">
              <text:p/>
            </draw:path>
            <draw:path draw:style-name="gr4" draw:text-style-name="P4" draw:layer="layout" svg:width="0.327cm" svg:height="0.392cm" svg:x="4.019cm" svg:y="17.136cm" svg:viewBox="0 0 328 393" svg:d="M328 393c0-5 0-10 0-15-38 0-46-13-46-30 0-101 0-201 0-302 0-18 8-31 46-31 0-5 0-10 0-15-109 0-219 0-328 0 0 5 0 10 0 15 38 0 46 13 46 31 0 101 0 201 0 302 0 17-8 30-46 30 0 5 0 10 0 15 45 0 90 0 135 0 0-5 0-10 0-15-37 0-45-13-45-30 0-111 0-222 0-333 49 0 99 0 148 0 0 111 0 222 0 333 0 17-8 30-45 30 0 5 0 10 0 15 45 0 90 0 135 0z">
              <text:p/>
            </draw:path>
            <draw:path draw:style-name="gr4" draw:text-style-name="P4" draw:layer="layout" svg:width="0.085cm" svg:height="0.169cm" svg:x="3.989cm" svg:y="17.605cm" svg:viewBox="0 0 86 170" svg:d="M86 7c0-3-2-7-8-7-5 0-11 5-11 10 0 4 3 8 8 8 6 0 11-5 11-11zM45 140c-3 14-14 25-26 25-2 0-5-1-7-2 6-2 7-6 7-9 0-5-4-8-8-8-6 0-11 5-11 12 0 8 8 12 19 12 12 0 35-7 42-31 6-23 12-47 17-70 0-3 1-4 1-7 0-11-9-19-21-19-22 0-34 27-34 31 0 2 2 2 3 2 3 0 3-1 4-3 5-12 15-24 27-24 4 0 6 3 6 9 0 3 0 5 0 6-6 25-13 51-19 76z">
              <text:p/>
            </draw:path>
            <draw:path draw:style-name="gr4" draw:text-style-name="P4" draw:layer="layout" svg:width="0.144cm" svg:height="0.052cm" svg:x="4.107cm" svg:y="17.659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4" draw:text-style-name="P4" draw:layer="layout" svg:width="0.09cm" svg:height="0.134cm" svg:x="4.276cm" svg:y="17.604cm" svg:viewBox="0 0 91 135" svg:d="M91 68c0-22-2-37-11-51-6-9-18-17-34-17-46 0-46 54-46 68s0 67 46 67c45 0 45-53 45-67zM46 130c-9 0-21-6-25-22-3-12-3-28-3-42 0-15 0-30 3-40 4-16 17-20 25-20 10 0 20 6 24 18 4 10 4 25 4 42 0 14 0 28-3 41-4 18-17 23-25 23z">
              <text:p/>
            </draw:path>
            <draw:path draw:style-name="gr4" draw:text-style-name="P4" draw:layer="layout" svg:width="0.145cm" svg:height="0.842cm" svg:x="4.496cm" svg:y="16.911cm" svg:viewBox="0 0 146 843" svg:d="M146 840c0-1 0-1-1-4-27-32-50-68-67-107-36-86-51-187-51-308 0-119 14-224 55-316 16-36 38-69 63-99 1-1 1-2 1-3 0-3-2-3-6-3s-5 0-6 1c-13 16-17 17-39 48-49 69-73 152-86 235-7 45-9 92-9 137 0 105 13 213 58 309 20 42 47 81 75 110 2 3 2 3 7 3 4 0 6 0 6-3z">
              <text:p/>
            </draw:path>
            <draw:path draw:style-name="gr4" draw:text-style-name="P4" draw:layer="layout" svg:width="0.145cm" svg:height="0.177cm" svg:x="4.643cm" svg:y="17.279cm" svg:viewBox="0 0 146 178" svg:d="M22 158c-3 10-4 12-16 12-3 0-6 0-6 5 0 3 1 3 3 3 8 0 16 0 24 0 9 0 19 0 28 0 1 0 5 0 5-5 0-3-3-3-7-3-14 0-14-2-14-4 0-4 12-50 14-57 4 9 12 18 25 18 33 0 68-41 68-82 0-27-16-45-37-45-14 0-27 10-37 21-2-15-14-21-25-21-13 0-18 11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4" draw:text-style-name="P4" draw:layer="layout" svg:width="0.064cm" svg:height="0.28cm" svg:x="4.821cm" svg:y="17.193cm" svg:viewBox="0 0 65 281" svg:d="M65 277l-5-5c-35-36-44-89-44-132 0-49 10-98 46-133 3-3 3-4 3-5s-1-2-3-2c-3 0-28 18-44 54-15 32-18 63-18 86 0 22 2 56 18 88 17 34 41 53 44 53 2 0 3-1 3-4z">
              <text:p/>
            </draw:path>
            <draw:path draw:style-name="gr4" draw:text-style-name="P4" draw:layer="layout" svg:width="0.133cm" svg:height="0.197cm" svg:x="4.913cm" svg:y="17.208cm" svg:viewBox="0 0 134 198" svg:d="M134 3c-1-1 0-3-4-3s-30 2-35 3c-2 0-4 2-4 6 0 3 3 3 7 3 13 0 14 2 14 5 0 2-1 4-1 5-5 23-11 45-17 67-5-11-13-18-26-18-33 0-68 41-68 83 0 26 16 44 38 44 5 0 20-1 36-20 3 11 12 20 26 20 10 0 16-6 21-15 5-10 8-27 8-28 0-3-3-3-3-3-3 0-4 2-4 6-5 18-10 34-21 34-8 0-9-7-9-13s1-9 2-13c13-55 27-109 40-163zM76 162c-2 5-2 5-6 10-12 16-24 20-32 20-14 0-18-15-18-26 0-14 10-49 16-62 9-16 21-26 33-26 17 0 21 22 21 24s0 4 0 4c-5 19-9 37-14 56z">
              <text:p/>
            </draw:path>
            <draw:path draw:style-name="gr4" draw:text-style-name="P4" draw:layer="layout" svg:width="0.085cm" svg:height="0.169cm" svg:x="5.049cm" svg:y="17.138cm" svg:viewBox="0 0 86 170" svg:d="M86 8c0-4-2-8-8-8-5 0-10 6-10 11 0 3 2 7 8 7 5 0 10-4 10-10zM45 140c-3 14-14 26-26 26-2 0-5-1-6-2 5-2 6-7 6-10 0-4-4-8-8-8-5 0-11 6-11 12 0 8 8 12 20 12s34-6 41-30c6-24 12-47 17-70 1-3 1-4 1-8 0-11-9-18-21-18-21 0-34 27-34 30s2 3 3 3c3 0 3-1 4-4 5-11 15-23 27-23 4 0 7 3 7 9 0 2-1 5-1 6-6 25-13 50-19 75z">
              <text:p/>
            </draw:path>
            <draw:path draw:style-name="gr4" draw:text-style-name="P4" draw:layer="layout" svg:width="0.09cm" svg:height="0.134cm" svg:x="5.059cm" svg:y="17.347cm" svg:viewBox="0 0 91 135" svg:d="M91 68c0-22-2-37-11-50-6-10-18-18-34-18-46 0-46 54-46 68s0 67 46 67c45 0 45-53 45-67zM46 130c-9 0-21-6-25-22-3-12-3-28-3-42 0-15 0-30 3-40 4-16 17-20 25-20 10 0 20 6 24 18 4 10 4 25 4 42 0 14 0 29-3 41-4 18-17 23-25 23z">
              <text:p/>
            </draw:path>
            <draw:path draw:style-name="gr4" draw:text-style-name="P4" draw:layer="layout" svg:width="0.065cm" svg:height="0.28cm" svg:x="5.191cm" svg:y="17.193cm" svg:viewBox="0 0 66 281" svg:d="M66 140c0-22-4-56-20-87-16-35-40-53-43-53-2 0-3 1-3 2s0 2 6 7c27 28 43 73 43 131 0 48-11 97-45 133-4 4-4 4-4 4 0 3 1 4 3 4 3 0 28-20 44-56 15-30 19-61 19-85z">
              <text:p/>
            </draw:path>
            <draw:path draw:style-name="gr4" draw:text-style-name="P4" draw:layer="layout" svg:width="0.101cm" svg:height="0.086cm" svg:x="5.345cm" svg:y="16.965cm" svg:viewBox="0 0 102 87" svg:d="M35 6c0 0 0-2 0-3-1-1 0-3-2-3-1 0-12 2-13 2-4 0-8 0-11 0s-6 0-6 5c0 3 3 3 5 3 10 0 10 1 10 3 0 1-1 5-2 7-3 13-6 27-10 40-5 20-6 24-6 25 0 2 3 2 4 2s2 0 3 0c18-2 43-12 63-30 28-24 32-50 32-51 0-3-4-6-8-6-6 0-8 6-9 11-8 28-35 59-68 68 6-24 12-48 18-73z">
              <text:p/>
            </draw:path>
            <draw:path draw:style-name="gr4" draw:text-style-name="P4" draw:layer="layout" svg:width="0.132cm" svg:height="0.009cm" svg:x="5.478cm" svg:y="16.998cm" svg:viewBox="0 0 133 10" svg:d="M126 10c2 0 7 0 7-5s-4-5-7-5c-40 0-79 0-118 0-3 0-8 0-8 5s5 5 8 5c39 0 78 0 118 0z">
              <text:p/>
            </draw:path>
            <draw:path draw:style-name="gr4" draw:text-style-name="P4" draw:layer="layout" svg:width="0.071cm" svg:height="0.129cm" svg:x="5.654cm" svg:y="16.922cm" svg:viewBox="0 0 72 130" svg:d="M45 6c0-6-1-6-7-6-12 12-30 12-38 12 0 2 0 5 0 7 5 0 18 0 29-5 0 33 0 67 0 100 0 7 0 9-20 9-3 0-5 0-7 0 0 3 0 5 0 7 3 0 27 0 34 0 6 0 31 0 36 0 0-2 0-4 0-7-3 0-5 0-8 0-19 0-19-2-19-9 0-36 0-72 0-108z">
              <text:p/>
            </draw:path>
            <draw:path draw:style-name="gr4" draw:text-style-name="P4" draw:layer="layout" svg:width="0.326cm" svg:height="0.392cm" svg:x="5.374cm" svg:y="17.136cm" svg:viewBox="0 0 327 393" svg:d="M327 393c0-5 0-10 0-15-37 0-45-13-45-30 0-101 0-201 0-302 0-18 8-31 45-31 0-5 0-10 0-15-109 0-218 0-327 0 0 5 0 10 0 15 38 0 46 13 46 31 0 101 0 201 0 302 0 17-9 30-46 30 0 5 0 10 0 15 45 0 90 0 135 0 0-5 0-10 0-15-37 0-46-13-46-30 0-111 0-222 0-333 50 0 100 0 149 0 0 111 0 222 0 333 0 17-8 30-46 30 0 5 0 10 0 15 45 0 90 0 135 0z">
              <text:p/>
            </draw:path>
            <draw:path draw:style-name="gr4" draw:text-style-name="P4" draw:layer="layout" svg:width="0.065cm" svg:height="0.124cm" svg:x="5.361cm" svg:y="17.609cm" svg:viewBox="0 0 66 125" svg:d="M40 45c7 0 13 0 20 0 4 0 6 0 6-4 0-3-2-3-5-3-7 0-13 0-19 0 2-10 5-20 8-29 0-1 0-2 0-3 0-4-3-6-7-6-5 0-8 3-9 8s1-4-8 30c-6 0-13 0-20 0-4 0-6 0-6 4 0 3 2 3 6 3 6 0 12 0 19 0-4 15-8 31-12 46-1 5-3 12-3 15 0 12 10 19 21 19 22 0 35-28 35-31 0-2-3-2-4-2-2 0-2 0-4 4-5 12-16 23-26 23-4 0-7-2-7-9 0-3 1-7 1-8 5-19 9-38 14-57z">
              <text:p/>
            </draw:path>
            <draw:path draw:style-name="gr4" draw:text-style-name="P4" draw:layer="layout" svg:width="0.144cm" svg:height="0.052cm" svg:x="5.452cm" svg:y="17.656cm" svg:viewBox="0 0 145 53" svg:d="M138 10c3 0 7 0 7-5s-5-5-7-5c-44 0-87 0-131 0-2 0-7 0-7 5s5 5 7 5c44 0 87 0 131 0zM138 53c2 0 7 0 7-5s-4-5-7-5c-44 0-87 0-131 0-2 0-7 0-7 5s5 5 7 5c44 0 87 0 131 0z">
              <text:p/>
            </draw:path>
            <draw:path draw:style-name="gr4" draw:text-style-name="P4" draw:layer="layout" svg:width="0.091cm" svg:height="0.133cm" svg:x="5.621cm" svg:y="17.601cm" svg:viewBox="0 0 92 134" svg:d="M92 68c0-22-3-38-12-51-6-9-18-17-34-17-46 0-46 54-46 68s0 66 46 66 46-52 46-66zM46 129c-9 0-21-5-25-21-3-12-3-28-3-42 0-15 0-30 4-40 4-16 16-20 24-20 11 0 21 6 24 17 4 11 4 25 4 43 0 14 0 28-3 41-4 18-17 22-25 22z">
              <text:p/>
            </draw:path>
            <draw:path draw:style-name="gr4" draw:text-style-name="P4" draw:layer="layout" svg:width="0.145cm" svg:height="0.177cm" svg:x="5.783cm" svg:y="17.279cm" svg:viewBox="0 0 146 178" svg:d="M22 158c-3 10-4 12-16 12-4 0-6 0-6 5 0 3 1 3 3 3 8 0 16 0 24 0 9 0 19 0 27 0 2 0 6 0 6-5 0-3-3-3-7-3-14 0-14-2-14-4 0-4 12-50 14-57 4 9 11 18 25 18 33 0 68-41 68-82 0-27-16-45-37-45-14 0-27 10-37 21-2-15-14-21-25-21-13 0-18 11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4" draw:text-style-name="P4" draw:layer="layout" svg:width="0.137cm" svg:height="0.672cm" svg:x="6.038cm" svg:y="16.996cm" svg:viewBox="0 0 138 673" svg:d="M138 671c0-1 0-2 0-3-11-10-30-29-48-60-46-71-67-163-67-271 0-76 11-173 57-257 22-40 46-63 58-75 0-1 0-2 0-3 0-2-1-2-5-2s-5 0-9 4c-94 86-124 214-124 333 0 110 26 221 97 305 5 6 17 18 28 28 3 3 4 3 8 3s5 0 5-2z">
              <text:p/>
            </draw:path>
            <draw:path draw:style-name="gr4" draw:text-style-name="P4" draw:layer="layout" svg:width="0.038cm" svg:height="0.28cm" svg:x="6.22cm" svg:y="17.193cm" svg:viewBox="0 0 39 281" svg:d="M39 281c0-4 0-8 0-12-9 0-18 0-28 0 0-86 0-172 0-258 10 0 19 0 28 0 0-4 0-7 0-11-13 0-26 0-39 0 0 94 0 187 0 281 13 0 26 0 39 0z">
              <text:p/>
            </draw:path>
            <draw:path draw:style-name="gr4" draw:text-style-name="P4" draw:layer="layout" svg:width="0.153cm" svg:height="0.183cm" svg:x="6.274cm" svg:y="17.276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4" draw:text-style-name="P4" draw:layer="layout" svg:width="0.085cm" svg:height="0.169cm" svg:x="6.441cm" svg:y="17.157cm" svg:viewBox="0 0 86 170" svg:d="M86 7c0-3-2-7-8-7-5 0-11 6-11 11 0 3 3 7 8 7 6 0 11-5 11-11zM45 140c-3 14-14 25-26 25-2 0-5 0-7-1 6-2 7-7 7-10 0-5-4-8-8-8-6 0-11 6-11 12 0 8 8 12 19 12 12 0 35-7 41-31 6-23 12-47 18-70 0-2 1-4 1-7 0-11-9-18-21-18-22 0-35 27-35 30 0 2 3 2 4 2 3 0 3 0 4-3 5-11 15-24 27-24 4 0 6 4 6 10 0 2 0 5-1 6-6 25-12 50-18 75z">
              <text:p/>
            </draw:path>
            <draw:path draw:style-name="gr4" draw:text-style-name="P4" draw:layer="layout" svg:width="0.037cm" svg:height="0.28cm" svg:x="6.566cm" svg:y="17.193cm" svg:viewBox="0 0 38 281" svg:d="M38 0c-12 0-25 0-38 0 0 4 0 7 0 11 9 0 18 0 27 0 0 86 0 172 0 258-9 0-18 0-27 0 0 4 0 8 0 12 13 0 26 0 38 0 0-94 0-187 0-281z">
              <text:p/>
            </draw:path>
            <draw:path draw:style-name="gr4" draw:text-style-name="P4" draw:layer="layout" svg:width="0.065cm" svg:height="0.124cm" svg:x="6.646cm" svg:y="17.096cm" svg:viewBox="0 0 66 125" svg:d="M40 45c7 0 13 0 20 0 4 0 6 0 6-4 0-3-2-3-5-3-7 0-13 0-19 0 2-9 5-19 8-29 0-1 0-2 0-3 0-4-3-6-7-6-5 0-8 3-9 9-1 5 1-5-8 29-6 0-13 0-20 0-4 0-6 0-6 4 0 3 2 3 6 3 6 0 12 0 19 0-4 16-8 31-12 47-1 5-3 12-3 14 0 12 10 19 21 19 22 0 35-28 35-31 0-2-3-1-4-2-2 0-2 1-4 4-5 12-16 23-26 23-5 0-7-2-7-9 0-2 1-6 1-8 4-19 9-38 14-57z">
              <text:p/>
            </draw:path>
            <draw:path draw:style-name="gr4" draw:text-style-name="P4" draw:layer="layout" svg:width="0.144cm" svg:height="0.145cm" svg:x="6.737cm" svg:y="17.097cm" svg:viewBox="0 0 145 146" svg:d="M78 78c20 0 40 0 60 0 2 0 7 0 7-5s-5-5-7-5c-20 0-40 0-60 0 0-20 0-40 0-60 0-3 0-8-5-8s-5 5-5 8c0 20 0 40 0 60-20 0-41 0-61 0-2 0-7 0-7 5s5 5 7 5c20 0 41 0 61 0 0 20 0 40 0 60 0 3 0 8 5 8s5-5 5-8c0-20 0-40 0-60z">
              <text:p/>
            </draw:path>
            <draw:path draw:style-name="gr4" draw:text-style-name="P4" draw:layer="layout" svg:width="0.1cm" svg:height="0.137cm" svg:x="6.908cm" svg:y="17.083cm" svg:viewBox="0 0 101 138" svg:d="M100 6c0-1 1-3 1-4 0 0-1-2-3-2-4 0-20 2-25 2-2 0-5 0-5 4s3 4 6 4c8 0 8 0 8 2s0 2 0 5c-4 15-8 30-12 45-4-7-10-12-20-12-24 0-50 28-50 56 0 19 13 32 30 32 10 0 20-6 28-13 3 12 15 13 20 13 7 0 12-4 15-10 5-8 7-19 7-20 0-2-2-2-3-2-3 0-3 0-4 6-3 10-7 21-15 21-5 0-6-4-6-10 0-4 0-5 1-8 9-36 18-73 27-109zM58 112c-1 6-5 10-10 13-2 1-10 8-18 8s-14-5-14-19c0-11 6-32 10-40 9-16 19-19 24-19 14 0 18 15 18 17 0 1-1 2-1 3-3 12-6 25-9 37z">
              <text:p/>
            </draw:path>
            <draw:path draw:style-name="gr4" draw:text-style-name="P4" draw:layer="layout" svg:width="0.065cm" svg:height="0.121cm" svg:x="7.017cm" svg:y="17.031cm" svg:viewBox="0 0 66 122" svg:d="M66 6c0-4-2-6-5-6-5 0-9 4-9 8 0 3 2 6 6 6 5 0 8-4 8-8zM36 100c-2 10-11 18-20 18-2 0-4-1-5-1 3-3 4-6 4-7 0-3-1-7-6-7s-9 5-9 10 6 9 16 9 28-4 32-22c4-17 9-34 13-50 1-2 1-3 1-5 0-8-8-14-17-14-18 0-28 19-28 22 0 2 2 2 3 2 2 0 2-1 3-2 7-14 16-17 21-17 6 0 6 5 6 7 0 3 0 3 0 4-5 18-9 35-14 53z">
              <text:p/>
            </draw:path>
            <draw:path draw:style-name="gr4" draw:text-style-name="P4" draw:layer="layout" svg:width="0.053cm" svg:height="0.089cm" svg:x="7.024cm" svg:y="17.195cm" svg:viewBox="0 0 54 90" svg:d="M32 34c6 0 11 0 17 0 2 0 3 0 4-1 0-1 1-3 1-3 0-3-3-3-5-3-5 0-10 0-15 0 1-4 2-7 3-11s2-10 2-11c0-3-1-5-5-5-3 0-6 2-7 6-1 2 1-5-5 21-6 0-12 0-17 0-3 0-5 0-5 4 0 3 2 3 4 3 5 0 11 0 16 0-3 11-6 21-9 32 0 4-1 8-1 10 0 8 7 14 17 14 17 0 27-20 27-22s-2-2-3-2c-2 0-2 0-3 2-5 10-13 17-21 17-4 0-5-3-5-8 0-2 0-3 0-3 4-14 7-27 10-40z">
              <text:p/>
            </draw:path>
            <draw:path draw:style-name="gr4" draw:text-style-name="P4" draw:layer="layout" svg:width="0.116cm" svg:height="0.116cm" svg:x="7.105cm" svg:y="17.19cm" svg:viewBox="0 0 117 117" svg:d="M62 62c17 0 33 0 49 0 3 0 6 0 6-4s-3-4-6-4c-16 0-32 0-49 0 0-16 0-32 0-48 0-3 0-6-4-6s-4 3-4 6c0 16 0 32 0 48-16 0-32 0-48 0-2 0-6 0-6 4s4 4 6 4c16 0 32 0 48 0 0 17 0 33 0 49 0 2 0 6 4 6s4-4 4-6c0-16 0-32 0-49z">
              <text:p/>
            </draw:path>
            <draw:path draw:style-name="gr4" draw:text-style-name="P4" draw:layer="layout" svg:width="0.057cm" svg:height="0.093cm" svg:x="7.256cm" svg:y="17.19cm" svg:viewBox="0 0 58 94" svg:d="M35 4c0-4 0-4-5-4-9 9-25 9-28 9 0 0-1 0-2 0 0 2 0 4 0 6 1 0 2 0 2 0 4 0 12-1 20-4 0 24 0 47 0 71 0 4 0 5-14 5-2 0-5 0-7 0 0 2 0 4 0 7 8-1 19-1 28-1 8 0 21 0 29 1 0-3 0-5 0-7-3 0-5 0-8 0-15 0-15-1-15-5 0-26 0-52 0-78z">
              <text:p/>
            </draw:path>
            <draw:path draw:style-name="gr4" draw:text-style-name="P4" draw:layer="layout" svg:width="0.065cm" svg:height="0.124cm" svg:x="6.646cm" svg:y="17.418cm" svg:viewBox="0 0 66 125" svg:d="M40 45c7 0 13 0 20 0 4 0 6 0 6-4 0-3-2-3-5-3-7 0-13 0-19 0 2-10 5-20 8-29 0-1 0-3 0-3 0-4-3-6-7-6-5 0-8 3-9 8s1-5-8 30c-6 0-13 0-20 0-4 0-6 0-6 4 0 3 2 3 6 3 6 0 12 0 19 0-4 15-8 31-12 46-1 5-3 12-3 15 0 12 10 19 21 19 22 0 35-28 35-31 0-2-3-1-4-2-2 0-2 0-4 4-5 12-16 23-26 23-5 0-7-2-7-9 0-3 1-7 1-8 4-19 9-38 14-57z">
              <text:p/>
            </draw:path>
            <draw:path draw:style-name="gr4" draw:text-style-name="P4" draw:layer="layout" svg:width="0.144cm" svg:height="0.144cm" svg:x="6.737cm" svg:y="17.418cm" svg:viewBox="0 0 145 145" svg:d="M78 78c20 0 40 0 60 0 2 0 7 0 7-5s-5-5-7-5c-20 0-40 0-60 0 0-20 0-41 0-61 0-2 0-7-5-7s-5 5-5 7c0 20 0 41 0 61-20 0-41 0-61 0-2 0-7 0-7 5s5 5 7 5c20 0 41 0 61 0 0 20 0 40 0 60 0 2 0 7 5 7s5-4 5-7c0-20 0-40 0-60z">
              <text:p/>
            </draw:path>
            <draw:path draw:style-name="gr4" draw:text-style-name="P4" draw:layer="layout" svg:width="0.1cm" svg:height="0.137cm" svg:x="6.908cm" svg:y="17.404cm" svg:viewBox="0 0 101 138" svg:d="M100 6c0-1 1-3 1-4 0 0-1-2-3-2-4 0-20 2-25 2-2 0-5 0-5 4 0 3 3 3 6 3 8 0 8 1 8 3s0 2 0 4c-4 15-8 30-12 45-4-7-10-11-20-11-24 0-50 27-50 56 0 19 13 32 30 32 10 0 20-6 28-14 3 12 15 14 20 14 7 0 12-4 15-10 5-8 7-19 7-20 0-2-2-2-3-2-3 0-3 0-4 5-3 10-7 22-15 22-5 0-6-5-6-10 0-4 0-5 1-8 9-36 18-73 27-109zM58 111c-1 6-5 10-10 14-2 1-10 8-18 8s-14-6-14-19c0-11 6-32 10-40 9-16 19-19 24-19 14 0 18 15 18 17 0 1-1 2-1 3-3 12-6 24-9 36z">
              <text:p/>
            </draw:path>
            <draw:path draw:style-name="gr4" draw:text-style-name="P4" draw:layer="layout" svg:width="0.065cm" svg:height="0.121cm" svg:x="7.017cm" svg:y="17.351cm" svg:viewBox="0 0 66 122" svg:d="M66 6c0-3-2-6-5-6-5 0-9 4-9 9 0 3 2 5 6 5 5 0 8-4 8-8zM36 100c-2 11-11 18-20 18-2 0-4 0-5 0 3-3 4-6 4-8 0-3-1-6-6-6s-9 4-9 9c0 6 6 9 16 9s28-4 32-22c4-17 9-33 13-50 1-1 1-3 1-4 0-8-8-14-17-14-18 0-28 18-28 22 0 1 2 1 3 1 2 0 2 0 3-1 7-14 16-17 21-17 6 0 6 5 6 7s0 2 0 4c-5 17-9 35-14 52z">
              <text:p/>
            </draw:path>
            <draw:path draw:style-name="gr4" draw:text-style-name="P4" draw:layer="layout" svg:width="0.053cm" svg:height="0.089cm" svg:x="7.024cm" svg:y="17.509cm" svg:viewBox="0 0 54 90" svg:d="M32 34c6 0 11 0 17 0 2 0 3 0 4 0 0-1 1-3 1-4 0-2-3-2-5-2-5 0-10 0-15 0 1-4 2-8 3-12s2-10 2-10c0-3-1-6-5-6-3 0-6 2-7 6-1 2 1-4-5 22-6 0-12 0-17 0-3 0-5 0-5 4 0 2 2 2 4 2 5 0 11 0 16 0-3 11-6 22-9 33 0 3-1 7-1 9 0 8 7 14 17 14 17 0 27-19 27-22 0-2-2-2-3-2-2 0-2 0-3 3-5 9-13 16-21 16-4 0-5-3-5-7 0-3 0-3 0-4 4-13 7-27 10-40z">
              <text:p/>
            </draw:path>
            <draw:path draw:style-name="gr4" draw:text-style-name="P4" draw:layer="layout" svg:width="0.011cm" svg:height="0.18cm" svg:x="7.4cm" svg:y="16.99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8cm" svg:x="7.4cm" svg:y="17.159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79cm" svg:x="7.4cm" svg:y="17.327cm" svg:viewBox="0 0 12 180" svg:d="M0 170c0 4 0 10 6 10s6-6 6-10c0-54 0-107 0-160 0-4 0-10-6-10s-6 6-6 10c0 53 0 106 0 160z">
              <text:p/>
            </draw:path>
            <draw:path draw:style-name="gr4" draw:text-style-name="P4" draw:layer="layout" svg:width="0.011cm" svg:height="0.179cm" svg:x="7.4cm" svg:y="17.496cm" svg:viewBox="0 0 12 180" svg:d="M0 170c0 4 0 10 6 10s6-6 6-10c0-54 0-107 0-160 0-4 0-10-6-10s-6 6-6 10c0 53 0 106 0 160z">
              <text:p/>
            </draw:path>
            <draw:path draw:style-name="gr4" draw:text-style-name="P4" draw:layer="layout" svg:width="0.139cm" svg:height="0.126cm" svg:x="7.462cm" svg:y="17.279cm" svg:viewBox="0 0 140 127" svg:d="M86 39c1-7 8-33 28-33 0 0 8 0 13 4-8 1-13 8-13 15 0 5 3 9 11 9 5 0 15-4 15-16 0-14-17-18-26-18-16 0-27 14-30 22-7-20-22-22-30-22-30 0-46 36-46 43 0 3 3 3 4 3 2 0 3 0 3-3 10-30 28-37 38-37 5 0 15 3 15 19 0 9-5 28-15 67-4 17-15 29-27 29-1 0-8 0-14-3 7-2 14-8 14-16s-7-10-11-10c-9 0-15 8-15 17 0 13 14 18 26 18 19 0 28-20 30-21 3 10 13 21 30 21 29 0 45-36 45-43 0-3-2-3-4-3s-2 1-3 3c-10 30-29 37-38 37-11 0-15-9-15-19 0-6 2-12 5-24 3-13 6-26 10-39z">
              <text:p/>
            </draw:path>
            <draw:path draw:style-name="gr4" draw:text-style-name="P4" draw:layer="layout" svg:width="0.065cm" svg:height="0.124cm" svg:x="7.623cm" svg:y="17.322cm" svg:viewBox="0 0 66 125" svg:d="M40 46c7 0 13 0 20 0 4 0 6 0 6-5 0-3-2-3-6-3-6 0-12 0-18 0 2-9 4-19 7-29 0-1 1-2 1-3 0-3-4-6-8-6s-7 3-8 9c-2 5 0-5-8 29-7 0-13 0-20 0-4 0-6 0-6 4s2 4 6 4c6 0 12 0 18 0-4 15-7 30-11 46-2 5-3 12-3 14 0 12 9 19 20 19 23 0 35-27 35-30s-3-3-3-3c-3 0-3 1-4 4-6 13-16 23-27 23-4 0-6-2-6-9 0-2 1-6 1-8 4-19 9-38 14-56z">
              <text:p/>
            </draw:path>
            <draw:path draw:style-name="gr4" draw:text-style-name="P4" draw:layer="layout" svg:width="0.032cm" svg:height="0.083cm" svg:x="7.737cm" svg:y="17.374cm" svg:viewBox="0 0 33 84" svg:d="M33 30c0-19-7-30-18-30-9 0-15 7-15 14 0 8 6 16 15 16 3 0 7-1 10-4 1 0 1-1 1-1 1 1 1 1 1 5 0 20-10 37-19 46-3 3-3 4-3 5s1 3 2 3c3 0 26-22 26-54z">
              <text:p/>
            </draw:path>
            <draw:path draw:style-name="gr4" draw:text-style-name="P4" draw:layer="layout" svg:width="0.133cm" svg:height="0.197cm" svg:x="7.849cm" svg:y="17.208cm" svg:viewBox="0 0 134 198" svg:d="M134 3c-1-1 0-3-4-3s-31 2-36 3c-2 0-4 2-4 6 0 3 4 3 8 3 13 0 13 2 13 5 0 2 0 4-1 5-5 23-11 45-16 67-5-11-13-18-26-18-33 0-68 41-68 83 0 26 16 44 38 44 5 0 20-1 36-20 2 11 12 20 26 20 10 0 16-6 21-15 5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4" draw:text-style-name="P4" draw:layer="layout" svg:width="0.085cm" svg:height="0.169cm" svg:x="7.984cm" svg:y="17.138cm" svg:viewBox="0 0 86 170" svg:d="M86 8c0-4-2-8-8-8-5 0-11 6-11 11 0 3 3 7 8 7 6 0 11-4 11-10zM45 140c-3 14-14 26-26 26-2 0-5-1-7-2 6-2 7-7 7-10 0-4-4-8-8-8-6 0-11 6-11 12 0 8 8 12 19 12 12 0 35-6 42-30 6-24 12-47 17-70 0-3 1-4 1-8 0-11-9-18-21-18-22 0-34 27-34 30s2 3 3 3c3 0 3-1 4-4 5-11 15-23 27-23 4 0 6 3 6 9 0 2 0 5 0 6-6 25-13 50-19 75z">
              <text:p/>
            </draw:path>
            <draw:path draw:style-name="gr4" draw:text-style-name="P4" draw:layer="layout" svg:width="0.066cm" svg:height="0.124cm" svg:x="7.992cm" svg:y="17.35cm" svg:viewBox="0 0 67 125" svg:d="M41 45c6 0 13 0 20 0 3 0 6 0 6-4 0-3-3-3-6-3-6 0-12 0-19 0 3-9 5-19 8-29 0-1 0-2 0-3 0-4-3-6-7-6-5 0-8 3-9 8-1 6 1-4-8 30-6 0-13 0-20 0-3 0-6 0-6 4 0 3 2 3 6 3 7 0 13 0 19 0-4 15-8 31-11 46-2 6-4 12-4 15 0 12 10 19 21 19 23 0 35-28 35-31 0-2-3-2-4-2-2 0-2 1-4 4-5 12-15 23-26 23-4 0-7-2-7-9 0-2 1-7 1-8 5-19 10-38 15-57z">
              <text:p/>
            </draw:path>
            <draw:path draw:style-name="gr4" draw:text-style-name="P4" draw:layer="layout" svg:width="0.032cm" svg:height="0.083cm" svg:x="8.127cm" svg:y="17.374cm" svg:viewBox="0 0 33 84" svg:d="M33 30c0-19-7-30-18-30-9 0-15 7-15 14 0 8 6 16 15 16 3 0 7-1 10-4 1 0 1-1 1-1 1 1 1 1 1 5 0 20-10 37-19 46-3 3-3 4-3 5s1 3 3 3 25-22 25-54z">
              <text:p/>
            </draw:path>
            <draw:path draw:style-name="gr4" draw:text-style-name="P4" draw:layer="layout" svg:width="0.133cm" svg:height="0.197cm" svg:x="8.239cm" svg:y="17.208cm" svg:viewBox="0 0 134 198" svg:d="M134 3c-1-1 0-3-4-3s-31 2-36 3c-1 0-3 2-3 6 0 3 3 3 7 3 13 0 14 2 14 5 0 2-1 4-1 5-6 23-12 45-17 67-5-11-13-18-26-18-33 0-68 41-68 83 0 26 16 44 38 44 5 0 20-1 36-20 3 11 12 20 26 20 10 0 16-6 21-15 5-10 8-27 8-28 0-3-3-3-3-3-3 0-4 2-4 6-5 18-10 34-21 34-8 0-9-7-9-13s1-9 2-13c13-55 27-109 40-163zM76 162c-2 5-2 5-6 10-12 16-24 20-32 20-14 0-18-15-18-26 0-14 10-49 16-62 9-16 21-26 32-26 18 0 22 22 22 24s0 4 0 4c-5 19-9 37-14 56z">
              <text:p/>
            </draw:path>
            <draw:path draw:style-name="gr4" draw:text-style-name="P4" draw:layer="layout" svg:width="0.085cm" svg:height="0.169cm" svg:x="8.374cm" svg:y="17.138cm" svg:viewBox="0 0 86 170" svg:d="M86 8c0-4-2-8-8-8-5 0-10 6-10 11 0 3 2 7 7 7 6 0 11-4 11-10zM45 140c-3 14-14 26-26 26-2 0-5-1-6-2 5-2 6-7 6-10 0-4-4-8-8-8-5 0-11 6-11 12 0 8 8 12 20 12s34-6 41-30c6-24 12-47 17-70 1-3 1-4 1-8 0-11-9-18-21-18-21 0-34 27-34 30s2 3 3 3c3 0 3-1 4-4 5-11 15-23 27-23 4 0 6 3 6 9 0 2 0 5 0 6-6 25-13 50-19 75z">
              <text:p/>
            </draw:path>
            <draw:path draw:style-name="gr4" draw:text-style-name="P4" draw:layer="layout" svg:width="0.065cm" svg:height="0.124cm" svg:x="8.383cm" svg:y="17.355cm" svg:viewBox="0 0 66 125" svg:d="M40 46c7 0 13 0 20 0 4 0 6 0 6-5 0-3-2-3-6-3-6 0-12 0-18 0 2-9 4-19 7-29 0-1 1-2 1-3 0-3-4-6-8-6s-7 3-8 9c-2 5 0-5-8 29-7 0-13 0-20 0-4 0-6 0-6 4s2 4 6 4c6 0 12 0 18 0-4 15-7 30-11 46-2 5-3 12-3 14 0 12 9 19 20 19 23 0 35-27 35-30s-3-3-3-3c-3 0-3 1-4 4-6 13-16 23-27 23-4 0-6-2-6-9 0-2 1-6 1-8 4-19 9-38 14-56z">
              <text:p/>
            </draw:path>
            <draw:path draw:style-name="gr4" draw:text-style-name="P4" draw:layer="layout" svg:width="0.144cm" svg:height="0.144cm" svg:x="8.473cm" svg:y="17.357cm" svg:viewBox="0 0 145 145" svg:d="M77 77c20 0 40 0 61 0 2 0 7 0 7-5s-5-5-7-5c-21 0-41 0-61 0 0-20 0-40 0-60 0-3 0-7-5-7s-5 4-5 7c0 20 0 40 0 60-20 0-40 0-60 0-2 0-7 0-7 5s4 5 7 5c20 0 40 0 60 0 0 20 0 40 0 61 0 2 0 7 5 7s5-5 5-7c0-21 0-41 0-61z">
              <text:p/>
            </draw:path>
            <draw:path draw:style-name="gr4" draw:text-style-name="P4" draw:layer="layout" svg:width="0.071cm" svg:height="0.13cm" svg:x="8.653cm" svg:y="17.347cm" svg:viewBox="0 0 72 131" svg:d="M45 6c0-5-1-6-7-6-12 13-30 13-38 13 0 2 0 5 0 7 5 0 18 0 29-6 0 34 0 68 0 101 0 7 0 9-20 9-3 0-5 0-7 0 0 2 0 5 0 7 3 0 27-1 34-1 6 0 31 1 36 1 0-2 0-5 0-7-3 0-5 0-8 0-19 0-19-2-19-9 0-36 0-73 0-109z">
              <text:p/>
            </draw:path>
            <draw:path draw:style-name="gr4" draw:text-style-name="P4" draw:layer="layout" svg:width="0.032cm" svg:height="0.083cm" svg:x="8.782cm" svg:y="17.374cm" svg:viewBox="0 0 33 84" svg:d="M33 30c0-19-7-30-18-30-9 0-15 7-15 14 0 8 6 16 15 16 3 0 7-1 10-4 1 0 1-1 1-1 0 1 0 1 0 5 0 20-9 37-18 46-3 3-3 4-3 5s1 3 2 3c3 0 26-22 26-54z">
              <text:p/>
            </draw:path>
            <draw:path draw:style-name="gr4" draw:text-style-name="P4" draw:layer="layout" svg:width="0.137cm" svg:height="0.672cm" svg:x="8.892cm" svg:y="16.996cm" svg:viewBox="0 0 138 673" svg:d="M138 337c0-111-24-222-96-306-6-6-16-17-28-28-4-3-4-3-8-3s-6 0-6 2 2 3 2 4c10 9 28 28 48 59 44 72 65 164 65 272 0 75-10 172-57 256-21 40-45 63-56 75-1 1-2 2-2 3 0 2 2 2 6 2s4 0 9-4c94-85 123-214 123-332z">
              <text:p/>
            </draw:path>
            <draw:path draw:style-name="gr4" draw:text-style-name="P4" draw:layer="layout" svg:width="0.145cm" svg:height="0.177cm" svg:x="9.128cm" svg:y="17.279cm" svg:viewBox="0 0 146 178" svg:d="M22 158c-3 10-3 12-16 12-3 0-6 0-6 5 0 3 2 3 4 3 7 0 15 0 23 0 10 0 19 0 28 0 2 0 5 0 5-5 0-3-2-3-6-3-15 0-15-2-15-4 0-4 12-50 14-57 4 9 12 18 26 18 33 0 67-41 67-82 0-27-16-45-36-45-15 0-28 10-37 21-3-15-15-21-26-21-13 0-18 11-21 16-4 10-8 26-8 27 0 3 2 2 3 3 3 0 3 0 5-7 4-20 10-33 20-33 5 0 9 2 9 13 0 7-1 10-2 15-11 41-21 83-31 124zM71 36c2-7 10-15 15-19 10-9 18-11 23-11 11 0 17 10 17 27 0 16-8 49-14 59-10 20-23 29-34 29-18 0-21-23-21-25 0-1 0-1 1-5 4-18 9-37 13-55z">
              <text:p/>
            </draw:path>
            <draw:path draw:style-name="gr4" draw:text-style-name="P4" draw:layer="layout" svg:width="0.105cm" svg:height="0.504cm" svg:x="9.376cm" svg:y="17.08cm" svg:viewBox="0 0 106 505" svg:d="M94 502c0 1 3 2 4 3 2 0 4 0 6 0 1 0 2 0 2-2s0-2 0-3c-11-10-26-26-43-56-30-55-41-123-41-191 0-125 35-198 84-248 0-1 0-1 0-2 0-3-1-3-4-3-4 0-4 0-8 2-26 24-56 63-76 122-12 37-18 82-18 129 0 66 12 141 56 207 8 11 12 15 18 22 3 4 7 8 9 11 4 3 8 6 11 9z">
              <text:p/>
            </draw:path>
            <draw:path draw:style-name="gr4" draw:text-style-name="P4" draw:layer="layout" svg:width="0.133cm" svg:height="0.197cm" svg:x="9.504cm" svg:y="17.208cm" svg:viewBox="0 0 134 198" svg:d="M134 3c-2-1 0-3-4-3s-31 2-36 3c-2 0-4 2-4 6 0 3 3 3 7 3 13 0 14 2 14 5 0 2 0 4-1 5-5 23-11 45-16 67-6-11-14-18-27-18-33 0-67 41-67 83 0 26 15 44 37 44 5 0 20-1 37-20 2 11 12 20 25 20 10 0 16-6 21-15 5-10 9-27 9-28 0-3-3-3-4-3-3 0-3 2-4 6-5 18-10 34-21 34-8 0-9-7-9-13s1-9 2-13c13-55 27-109 41-163zM75 162c-1 5-1 5-5 10-13 16-24 20-32 20-15 0-18-15-18-26 0-14 9-49 15-62 9-16 22-26 33-26 18 0 22 22 22 24s0 4-1 4c-5 19-9 37-14 56z">
              <text:p/>
            </draw:path>
            <draw:path draw:style-name="gr4" draw:text-style-name="P4" draw:layer="layout" svg:width="0.085cm" svg:height="0.169cm" svg:x="9.639cm" svg:y="17.138cm" svg:viewBox="0 0 86 170" svg:d="M86 8c0-4-2-8-7-8-6 0-11 6-11 11 0 3 2 7 8 7 5 0 10-4 10-10zM45 140c-3 14-14 26-25 26-3 0-6-1-7-2 5-2 6-7 6-10 0-4-4-8-8-8-5 0-11 6-11 12 0 8 8 12 20 12s34-6 41-30c6-24 12-47 17-70 1-3 1-4 1-8 0-11-9-18-21-18-21 0-34 27-34 30s2 3 3 3c3 0 3-1 4-4 5-11 15-23 27-23 4 0 7 3 7 9 0 2-1 5-1 6-6 25-13 50-19 75z">
              <text:p/>
            </draw:path>
            <draw:path draw:style-name="gr4" draw:text-style-name="P4" draw:layer="layout" svg:width="0.065cm" svg:height="0.124cm" svg:x="9.648cm" svg:y="17.355cm" svg:viewBox="0 0 66 125" svg:d="M40 46c7 0 13 0 20 0 4 0 6 0 6-5 0-3-2-3-5-3-7 0-13 0-19 0 2-9 4-19 7-29 1-1 1-2 1-3 0-3-3-6-7-6-5 0-8 3-9 9-2 5 1-5-8 29-6 0-13 0-20 0-4 0-6 0-6 4s2 4 6 4c6 0 12 0 19 0-4 15-8 30-12 46-1 5-3 12-3 14 0 12 10 19 21 19 22 0 34-27 34-30s-2-2-3-3c-2 0-3 1-4 4-6 13-16 23-27 23-4 0-6-2-6-9 0-2 1-6 1-8 4-19 9-38 14-56z">
              <text:p/>
            </draw:path>
            <draw:path draw:style-name="gr4" draw:text-style-name="P4" draw:layer="layout" svg:width="0.144cm" svg:height="0.144cm" svg:x="9.738cm" svg:y="17.357cm" svg:viewBox="0 0 145 145" svg:d="M78 77c20 0 40 0 60 0 2 0 7 0 7-5s-5-5-7-5c-20 0-40 0-60 0 0-20 0-40 0-60 0-3 0-7-5-7-6 0-6 4-6 7 0 20 0 40 0 60-20 0-40 0-60 0-2 0-7 0-7 5s4 5 7 5c20 0 40 0 60 0 0 20 0 40 0 61 0 2 0 7 5 7 6 0 6-5 6-7 0-21 0-41 0-61z">
              <text:p/>
            </draw:path>
            <draw:path draw:style-name="gr4" draw:text-style-name="P4" draw:layer="layout" svg:width="0.071cm" svg:height="0.13cm" svg:x="9.918cm" svg:y="17.347cm" svg:viewBox="0 0 72 131" svg:d="M45 6c0-5-1-6-7-6-12 13-30 13-38 13 0 2 0 5 0 7 5 0 18 0 29-6 0 34 0 68 0 101 0 7 0 9-20 9-3 0-5 0-7 0 0 2 0 5 0 7 3 0 28-1 35-1 5 0 30 1 35 1 0-2 0-5 0-7-3 0-5 0-8 0-19 0-19-2-19-9 0-36 0-73 0-109z">
              <text:p/>
            </draw:path>
            <draw:path draw:style-name="gr4" draw:text-style-name="P4" draw:layer="layout" svg:width="0.011cm" svg:height="0.179cm" svg:x="10.064cm" svg:y="17.075cm" svg:viewBox="0 0 12 180" svg:d="M0 170c0 4 0 10 6 10s6-6 6-10c0-54 0-107 0-160 0-4 0-10-6-10s-6 6-6 10c0 53 0 106 0 160z">
              <text:p/>
            </draw:path>
            <draw:path draw:style-name="gr4" draw:text-style-name="P4" draw:layer="layout" svg:width="0.011cm" svg:height="0.18cm" svg:x="10.064cm" svg:y="17.242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11cm" svg:height="0.18cm" svg:x="10.064cm" svg:y="17.411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133cm" svg:height="0.197cm" svg:x="10.128cm" svg:y="17.208cm" svg:viewBox="0 0 134 198" svg:d="M134 3c-1-1 0-3-4-3s-31 2-36 3c-2 0-4 2-4 6 0 3 4 3 8 3 13 0 13 2 13 5 0 2 0 4-1 5-5 23-11 45-16 67-5-11-13-18-26-18-33 0-68 41-68 83 0 26 16 44 38 44 5 0 20-1 36-20 2 11 12 20 26 20 10 0 16-6 21-15 5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4" draw:text-style-name="P4" draw:layer="layout" svg:width="0.085cm" svg:height="0.169cm" svg:x="10.263cm" svg:y="17.138cm" svg:viewBox="0 0 86 170" svg:d="M86 8c0-4-2-8-8-8-5 0-11 6-11 11 0 3 3 7 8 7 6 0 11-4 11-10zM45 140c-3 14-14 26-26 26-2 0-5-1-7-2 6-2 7-7 7-10 0-4-4-8-8-8-6 0-11 6-11 12 0 8 8 12 19 12 12 0 35-6 42-30 6-24 12-47 17-70 0-3 1-4 1-8 0-11-9-18-21-18-22 0-34 27-34 30s2 3 3 3c3 0 3-1 4-4 5-11 15-23 27-23 4 0 6 3 6 9 0 2 0 5 0 6-6 25-13 50-19 75z">
              <text:p/>
            </draw:path>
            <draw:path draw:style-name="gr4" draw:text-style-name="P4" draw:layer="layout" svg:width="0.066cm" svg:height="0.124cm" svg:x="10.271cm" svg:y="17.35cm" svg:viewBox="0 0 67 125" svg:d="M41 45c6 0 13 0 20 0 3 0 6 0 6-4 0-3-3-3-6-3-6 0-12 0-19 0 3-9 5-19 8-29 0-1 0-2 0-3 0-4-3-6-7-6-5 0-8 3-9 8-1 6 1-4-8 30-6 0-13 0-20 0-3 0-6 0-6 4 0 3 2 3 6 3 7 0 13 0 19 0-4 15-8 31-11 46-2 6-4 12-4 15 0 12 10 19 21 19 23 0 35-28 35-31 0-2-3-2-4-2-2 0-2 1-4 4-5 12-15 23-26 23-4 0-7-2-7-9 0-2 1-7 1-8 5-19 10-38 15-57z">
              <text:p/>
            </draw:path>
            <draw:path draw:style-name="gr4" draw:text-style-name="P4" draw:layer="layout" svg:width="0.105cm" svg:height="0.504cm" svg:x="10.392cm" svg:y="17.08cm" svg:viewBox="0 0 106 505" svg:d="M106 253c0-81-18-167-73-230-4-5-15-15-22-21-1-2-2-2-6-2-3 0-5 0-5 3 0 1 1 2 2 3 9 9 24 25 42 56 30 54 42 124 42 191 0 121-35 196-85 248-1 0-1 1-1 2 0 2 2 2 5 2 4 0 5 0 7-2 26-23 57-62 76-121 13-39 18-85 18-129z">
              <text:p/>
            </draw:path>
            <draw:path draw:style-name="gr4" draw:text-style-name="P4" draw:layer="layout" svg:width="0.146cm" svg:height="0.177cm" svg:x="10.587cm" svg:y="17.279cm" svg:viewBox="0 0 147 178" svg:d="M22 158c-2 10-3 12-16 12-3 0-6 0-6 5 0 3 2 3 4 3 7 0 16 0 23 0 10 0 19 0 28 0 2 0 6 0 6-5 0-3-3-3-7-3-14 0-14-2-14-4 0-4 11-50 14-57 3 9 11 18 25 18 33 0 68-41 68-82 0-27-16-45-37-45-15 0-28 10-37 21-3-15-15-21-26-21-13 0-17 11-21 16-4 10-8 26-8 27 0 3 3 3 4 3 2 0 3 0 4-7 5-20 11-33 20-33 5 0 9 2 9 13 0 7-1 10-1 15-11 41-22 83-32 124zM71 36c3-7 10-15 15-19 10-9 18-11 23-11 11 0 17 10 17 27 0 16-8 49-13 59-10 20-23 29-34 29-18 0-22-23-22-25 0-1 0-1 1-5 4-18 9-37 13-55z">
              <text:p/>
            </draw:path>
            <draw:path draw:style-name="gr4" draw:text-style-name="P4" draw:layer="layout" svg:width="0.106cm" svg:height="0.504cm" svg:x="10.835cm" svg:y="17.08cm" svg:viewBox="0 0 107 505" svg:d="M94 502c1 1 3 2 4 3 2 0 4 0 6 0 1 0 3 0 3-2s-1-2-1-3c-10-10-25-26-43-56-30-55-41-123-41-191 0-125 35-198 84-248 1-1 1-1 1-2 0-3-2-3-5-3-4 0-4 0-7 2-27 24-57 63-77 122-12 37-18 82-18 129 0 66 12 141 57 207 7 11 12 15 17 22 4 4 7 8 9 11 4 3 8 6 11 9z">
              <text:p/>
            </draw:path>
            <draw:path draw:style-name="gr4" draw:text-style-name="P4" draw:layer="layout" svg:width="0.139cm" svg:height="0.126cm" svg:x="10.96cm" svg:y="17.279cm" svg:viewBox="0 0 140 127" svg:d="M86 39c1-7 8-33 28-33 1 0 8 0 14 4-8 1-14 8-14 15 0 5 4 9 11 9 6 0 15-4 15-16 0-14-17-18-26-18-16 0-26 14-30 22-6-20-22-22-30-22-29 0-45 36-45 43 0 3 2 3 3 3 2 0 3 0 4-3 10-30 28-37 38-37 5 0 15 3 15 19 0 9-5 28-15 67-5 17-15 29-28 29-1 0-8 0-13-3 7-2 13-8 13-16s-6-10-11-10c-8 0-15 8-15 17 0 13 14 18 26 18 19 0 29-20 30-21 3 10 14 21 30 21 29 0 45-36 45-43 0-3-2-3-3-3-2 0-3 1-4 3-9 30-28 37-37 37-11 0-16-9-16-19 0-6 2-12 5-24 3-13 6-26 10-39z">
              <text:p/>
            </draw:path>
            <draw:path draw:style-name="gr4" draw:text-style-name="P4" draw:layer="layout" svg:width="0.085cm" svg:height="0.169cm" svg:x="11.113cm" svg:y="17.138cm" svg:viewBox="0 0 86 170" svg:d="M86 8c0-4-2-8-8-8-5 0-11 6-11 11 0 3 3 7 8 7 6 0 11-4 11-10zM45 140c-4 14-15 26-26 26-2 0-5-1-7-2 5-2 6-7 6-10 0-4-3-8-7-8-6 0-11 6-11 12 0 8 7 12 19 12s35-6 41-30 12-47 18-70c0-3 1-4 1-8 0-11-9-18-21-18-22 0-35 27-35 30s2 2 3 3c3 0 4-1 4-4 5-11 16-23 28-23 4 0 6 3 6 9 0 2-1 5-1 6-6 25-12 50-18 75z">
              <text:p/>
            </draw:path>
            <draw:path draw:style-name="gr4" draw:text-style-name="P4" draw:layer="layout" svg:width="0.065cm" svg:height="0.124cm" svg:x="11.121cm" svg:y="17.35cm" svg:viewBox="0 0 66 125" svg:d="M40 45c7 0 13 0 20 0 4 0 6 0 6-4 0-3-2-3-5-3-7 0-13 0-19 0 2-9 5-19 8-29 0-1 0-2 0-3 0-4-3-6-7-6-5 0-8 3-9 8-1 6 1-4-8 30-6 0-13 0-20 0-4 0-6 0-6 4 0 3 2 3 6 3 6 0 12 0 19 0-4 15-8 31-12 46-1 6-3 12-3 15 0 12 10 19 21 19 22 0 35-28 35-31 0-2-3-2-4-2-2 0-2 1-4 4-5 12-16 23-26 23-5 0-7-2-7-9 0-2 1-7 1-8 5-19 9-38 14-57z">
              <text:p/>
            </draw:path>
            <draw:path draw:style-name="gr4" draw:text-style-name="P4" draw:layer="layout" svg:width="0.011cm" svg:height="0.179cm" svg:x="11.272cm" svg:y="17.075cm" svg:viewBox="0 0 12 180" svg:d="M0 170c0 4 0 10 6 10s6-6 6-10c0-54 0-107 0-160 0-4 0-10-6-10s-6 6-6 10c0 53 0 106 0 160z">
              <text:p/>
            </draw:path>
            <draw:path draw:style-name="gr4" draw:text-style-name="P4" draw:layer="layout" svg:width="0.011cm" svg:height="0.18cm" svg:x="11.272cm" svg:y="17.242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11cm" svg:height="0.18cm" svg:x="11.272cm" svg:y="17.411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103cm" svg:height="0.197cm" svg:x="11.338cm" svg:y="17.208cm" svg:viewBox="0 0 104 198" svg:d="M54 3c-1-1 0-3-4-3-6 0-26 2-34 3-2 0-5 0-5 6 0 3 3 3 7 3 13 0 14 2 14 5 0 1-2 11-4 17-8 31-15 61-23 92-3 14-5 19-5 28 0 27 15 44 36 44 34 0 68-41 68-82 0-26-15-45-38-45-12 0-24 8-32 17 7-28 13-57 20-85zM28 110c2-7 2-7 4-10 14-18 26-22 34-22 10 0 17 8 17 26 0 16-9 49-13 59-10 19-23 29-34 29-10 0-18-7-18-28 0-6 0-11 4-29 2-8 4-17 6-25z">
              <text:p/>
            </draw:path>
            <draw:path draw:style-name="gr4" draw:text-style-name="P4" draw:layer="layout" svg:width="0.065cm" svg:height="0.124cm" svg:x="11.454cm" svg:y="17.322cm" svg:viewBox="0 0 66 125" svg:d="M40 46c7 0 13 0 20 0 4 0 6 0 6-5 0-3-2-3-5-3-7 0-13 0-19 0 2-9 5-19 8-29 0-1 0-2 0-3 0-3-3-6-7-6-5 0-8 3-9 9-1 5 1-5-8 29-6 0-13 0-20 0-4 0-6 0-6 4s2 4 6 4c6 0 12 0 19 0-4 15-8 30-12 46-1 5-3 12-3 14 0 12 10 19 21 19 22 0 35-27 35-30s-3-3-4-3c-2 0-2 1-4 4-5 13-16 23-26 23-4 0-7-2-7-9 0-2 1-6 1-8 5-19 9-38 14-56z">
              <text:p/>
            </draw:path>
            <draw:path draw:style-name="gr4" draw:text-style-name="P4" draw:layer="layout" svg:width="0.032cm" svg:height="0.083cm" svg:x="11.569cm" svg:y="17.374cm" svg:viewBox="0 0 33 84" svg:d="M33 30c0-19-7-30-19-30-8 0-14 7-14 14 0 8 6 16 14 16 4 0 8-1 11-4 1 0 0-1 1-1 0 0 0 1 0 5 0 20-9 37-19 46-3 3-3 4-3 5s2 3 3 3c3 0 26-22 26-54z">
              <text:p/>
            </draw:path>
            <draw:path draw:style-name="gr4" draw:text-style-name="P4" draw:layer="layout" svg:width="0.074cm" svg:height="0.043cm" svg:x="11.722cm" svg:y="17.204cm" svg:viewBox="0 0 75 44" svg:d="M38 0c-13 13-25 26-38 38 2 2 4 4 6 6 10-10 21-19 32-29 11 10 21 19 32 29 2-2 4-4 5-6-12-12-25-25-37-38z">
              <text:p/>
            </draw:path>
            <draw:path draw:style-name="gr4" draw:text-style-name="P4" draw:layer="layout" svg:width="0.129cm" svg:height="0.129cm" svg:x="11.683cm" svg:y="17.276cm" svg:viewBox="0 0 130 130" svg:d="M108 16c-14 5-15 18-15 19 0 4 2 13 14 13s20-10 20-22c0-15-14-26-39-26-57 0-88 44-88 81 0 25 16 49 59 49 7 0 27 0 44-8 16-6 27-17 27-20s-4-8-7-8c-1 0-1 1-4 4-15 16-37 21-59 21-18 0-28-9-28-25 0-11 7-45 16-60 11-19 28-24 40-24 4 0 13 0 20 6z">
              <text:p/>
            </draw:path>
            <draw:path draw:style-name="gr4" draw:text-style-name="P4" draw:layer="layout" svg:width="0.066cm" svg:height="0.124cm" svg:x="11.822cm" svg:y="17.322cm" svg:viewBox="0 0 67 125" svg:d="M41 46c6 0 13 0 20 0 3 0 6 0 6-5 0-3-3-3-6-3-6 0-12 0-19 0 3-9 5-19 8-29 0-1 0-2 0-3 0-3-3-6-7-6-5 0-8 3-9 9-1 5 1-5-8 29-6 0-13 0-20 0-3 0-6 0-6 4s2 4 6 4c7 0 13 0 19 0-4 15-8 30-11 46-2 5-4 12-4 14 0 12 10 19 21 19 23 0 35-27 35-30s-3-3-4-3c-2 0-2 1-4 4-5 13-15 23-26 23-4 0-7-2-7-9 0-2 1-6 1-8 5-19 10-38 15-56z">
              <text:p/>
            </draw:path>
            <draw:path draw:style-name="gr4" draw:text-style-name="P4" draw:layer="layout" svg:width="0.106cm" svg:height="0.504cm" svg:x="11.923cm" svg:y="17.08cm" svg:viewBox="0 0 107 505" svg:d="M107 253c0-81-19-167-74-230-4-5-15-15-21-21-2-2-2-2-6-2-3 0-6 0-6 3 0 1 2 2 2 3 10 9 25 25 42 56 30 54 42 124 42 191 0 121-34 196-84 248-1 0-2 1-2 2 0 2 3 2 6 2 4 0 4 0 7-2 26-23 57-62 76-121 12-39 18-85 18-129z">
              <text:p/>
            </draw:path>
            <draw:path draw:style-name="gr4" draw:text-style-name="P4" draw:layer="layout" svg:width="0.145cm" svg:height="0.842cm" svg:x="12.091cm" svg:y="16.911cm" svg:viewBox="0 0 146 843" svg:d="M146 421c0-104-13-212-58-307-20-44-46-82-74-112-3-1-4-2-8-2s-6 0-6 3c0 1 1 3 2 3 27 33 49 69 65 108 37 86 52 187 52 307s-14 225-56 317c-16 36-37 69-62 99 0 1-1 2-1 3 0 3 2 3 6 3s4 0 5-1c14-16 18-17 40-48 49-69 74-152 87-235 6-46 8-91 8-138z">
              <text:p/>
            </draw:path>
          </draw:g>
        </draw:g>
        <draw:line draw:style-name="gr92" draw:text-style-name="P2" draw:layer="layout" svg:x1="5.8cm" svg:y1="17.693cm" svg:x2="10.5cm" svg:y2="17.693cm">
          <text:p/>
        </draw:line>
        <draw:custom-shape draw:style-name="gr84" draw:text-style-name="P18" draw:layer="layout" svg:width="0.2cm" svg:height="0.2cm" svg:x="7.802cm" svg:y="17.695cm">
          <text:p/>
          <draw:enhanced-geometry svg:viewBox="0 0 21600 21600" draw:type="rectangle" draw:enhanced-path="M 0 0 L 21600 0 21600 21600 0 21600 0 0 Z N"/>
        </draw:custom-shape>
        <draw:line draw:style-name="gr94" draw:text-style-name="P2" draw:layer="layout" svg:x1="10.694cm" svg:y1="17.693cm" svg:x2="11.9cm" svg:y2="17.693cm">
          <text:p/>
        </draw:line>
        <draw:custom-shape draw:style-name="gr89" draw:text-style-name="P20" draw:layer="layout" svg:width="0.2cm" svg:height="0.2cm" svg:x="11.196cm" svg:y="17.695cm">
          <text:p/>
          <draw:enhanced-geometry svg:viewBox="0 0 21600 21600" draw:type="rectangle" draw:enhanced-path="M 0 0 L 21600 0 21600 21600 0 21600 0 0 Z N"/>
        </draw:custom-shape>
        <draw:line draw:style-name="gr119" draw:text-style-name="P2" draw:layer="layout" svg:x1="3.894cm" svg:y1="17.793cm" svg:x2="4.5cm" svg:y2="17.793cm">
          <text:p/>
        </draw:line>
      </draw:page>
      <draw:page draw:name="page3" draw:style-name="dp1" draw:master-page-name="Default">
        <draw:custom-shape draw:style-name="gr1" draw:text-style-name="P1" draw:layer="layout" svg:width="0.3cm" svg:height="0.4cm" svg:x="2.3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4cm" svg:x="4.3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4cm" svg:x="5.1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0.4cm" svg:x="7.1cm" svg:y="14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001cm" svg:y1="5.1cm" svg:x2="2cm" svg:y2="5.7cm">
          <text:p/>
        </draw:line>
        <draw:line draw:style-name="gr2" draw:text-style-name="P2" draw:layer="layout" svg:x1="2.202cm" svg:y1="5.1cm" svg:x2="2.201cm" svg:y2="5.7cm">
          <text:p/>
        </draw:line>
        <draw:line draw:style-name="gr2" draw:text-style-name="P2" draw:layer="layout" svg:x1="2.403cm" svg:y1="5.1cm" svg:x2="2.402cm" svg:y2="5.7cm">
          <text:p/>
        </draw:line>
        <draw:line draw:style-name="gr2" draw:text-style-name="P2" draw:layer="layout" svg:x1="2.804cm" svg:y1="5.1cm" svg:x2="2.803cm" svg:y2="5.7cm">
          <text:p/>
        </draw:line>
        <draw:line draw:style-name="gr2" draw:text-style-name="P2" draw:layer="layout" svg:x1="3.005cm" svg:y1="5.1cm" svg:x2="3.004cm" svg:y2="5.7cm">
          <text:p/>
        </draw:line>
        <draw:line draw:style-name="gr2" draw:text-style-name="P2" draw:layer="layout" svg:x1="3.206cm" svg:y1="5.1cm" svg:x2="3.205cm" svg:y2="5.7cm">
          <text:p/>
        </draw:line>
        <draw:line draw:style-name="gr2" draw:text-style-name="P2" draw:layer="layout" svg:x1="4.407cm" svg:y1="5.1cm" svg:x2="4.406cm" svg:y2="5.7cm">
          <text:p/>
        </draw:line>
        <draw:line draw:style-name="gr2" draw:text-style-name="P2" draw:layer="layout" svg:x1="4.608cm" svg:y1="5.1cm" svg:x2="4.607cm" svg:y2="5.7cm">
          <text:p/>
        </draw:line>
        <draw:line draw:style-name="gr2" draw:text-style-name="P2" draw:layer="layout" svg:x1="4.809cm" svg:y1="5.1cm" svg:x2="4.808cm" svg:y2="5.7cm">
          <text:p/>
        </draw:line>
        <draw:line draw:style-name="gr19" draw:text-style-name="P2" draw:layer="layout" svg:x1="13.9cm" svg:y1="15.8cm" svg:x2="13.9cm" svg:y2="16cm">
          <text:p/>
        </draw:line>
        <draw:custom-shape draw:style-name="gr120" draw:text-style-name="P16" draw:layer="layout" svg:width="7.9cm" svg:height="1.6cm" svg:x="10.202cm" svg:y="12.6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16" draw:layer="layout" svg:width="7.9cm" svg:height="1.6cm" svg:x="10cm" svg:y="12.8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3cm" svg:height="0.4cm" svg:x="2.3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4.7cm" svg:y="4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3.1cm" svg:y="4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52cm" svg:height="0.395cm" svg:x="10.402cm" svg:y="7.004cm">
          <draw:text-box>
            <text:p><text:span text:style-name="T1">Composite symbol sets</text:span></text:p>
          </draw:text-box>
        </draw:frame>
        <draw:g>
          <svg:title>TexMaths</svg:title>
          <svg:desc>10§display§\Phi_0 
\subseteq
\left\{
(\sigma_0, \sigma_1, \sigma_2, \sigma_3)
\in
\mathbb{Z}_{k+1}^4
\,\middle|\,
\sigma_0 \!+\! \sigma_1 \!=\! \textcolor{red}{k}, 
\sigma_2 \!=\! \sigma_3 \!=\! \textcolor{red}{0}
\right\}§svg§600§TRUE§</svg:desc>
          <draw:g>
            <draw:path draw:style-name="gr4" draw:text-style-name="P4" draw:layer="layout" svg:width="0.213cm" svg:height="0.238cm" svg:x="10.63cm" svg:y="7.5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4" draw:text-style-name="P4" draw:layer="layout" svg:width="0.113cm" svg:height="0.167cm" svg:x="10.877cm" svg:y="7.6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4" draw:text-style-name="P4" draw:layer="layout" svg:width="0.213cm" svg:height="0.27cm" svg:x="11.149cm" svg:y="7.5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4" draw:text-style-name="P4" draw:layer="layout" svg:width="0.124cm" svg:height="0.419cm" svg:x="11.53cm" svg:y="7.4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4" draw:text-style-name="P4" draw:layer="layout" svg:width="0.081cm" svg:height="0.349cm" svg:x="11.73cm" svg:y="7.5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4" draw:text-style-name="P4" draw:layer="layout" svg:width="0.184cm" svg:height="0.154cm" svg:x="11.846cm" svg:y="7.6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4" draw:text-style-name="P4" draw:layer="layout" svg:width="0.113cm" svg:height="0.167cm" svg:x="12.046cm" svg:y="7.6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4" draw:text-style-name="P4" draw:layer="layout" svg:width="0.04cm" svg:height="0.104cm" svg:x="12.221cm" svg:y="7.7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4" draw:text-style-name="P4" draw:layer="layout" svg:width="0.185cm" svg:height="0.154cm" svg:x="12.36cm" svg:y="7.6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4" draw:text-style-name="P4" draw:layer="layout" svg:width="0.089cm" svg:height="0.162cm" svg:x="12.574cm" svg:y="7.6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4" draw:text-style-name="P4" draw:layer="layout" svg:width="0.041cm" svg:height="0.104cm" svg:x="12.735cm" svg:y="7.7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4" draw:text-style-name="P4" draw:layer="layout" svg:width="0.185cm" svg:height="0.154cm" svg:x="12.875cm" svg:y="7.6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4" draw:text-style-name="P4" draw:layer="layout" svg:width="0.107cm" svg:height="0.162cm" svg:x="13.078cm" svg:y="7.6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4" draw:text-style-name="P4" draw:layer="layout" svg:width="0.04cm" svg:height="0.104cm" svg:x="13.25cm" svg:y="7.7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4" draw:text-style-name="P4" draw:layer="layout" svg:width="0.185cm" svg:height="0.154cm" svg:x="13.389cm" svg:y="7.6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4" draw:text-style-name="P4" draw:layer="layout" svg:width="0.112cm" svg:height="0.167cm" svg:x="13.59cm" svg:y="7.6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4" draw:text-style-name="P4" draw:layer="layout" svg:width="0.081cm" svg:height="0.349cm" svg:x="13.754cm" svg:y="7.5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4" draw:text-style-name="P4" draw:layer="layout" svg:width="0.175cm" svg:height="0.203cm" svg:x="13.998cm" svg:y="7.5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4" draw:text-style-name="P4" draw:layer="layout" svg:width="0.213cm" svg:height="0.239cm" svg:x="14.31cm" svg:y="7.5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4" draw:text-style-name="P4" draw:layer="layout" svg:width="0.12cm" svg:height="0.165cm" svg:x="14.544cm" svg:y="7.4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4" draw:text-style-name="P4" draw:layer="layout" svg:width="0.12cm" svg:height="0.172cm" svg:x="14.553cm" svg:y="7.6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4" draw:text-style-name="P4" draw:layer="layout" svg:width="0.18cm" svg:height="0.18cm" svg:x="14.707cm" svg:y="7.7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4" draw:text-style-name="P4" draw:layer="layout" svg:width="0.088cm" svg:height="0.162cm" svg:x="14.932cm" svg:y="7.7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4" draw:text-style-name="P4" draw:layer="layout" svg:width="0.014cm" svg:height="0.224cm" svg:x="15.172cm" svg:y="7.476cm" svg:viewBox="0 0 15 225" svg:d="M0 212c0 6 0 13 7 13 8 0 8-7 8-13 0-67 0-133 0-199 0-6 0-13-7-13-8 0-8 7-8 13 0 66 0 132 0 199z">
              <text:p/>
            </draw:path>
            <draw:path draw:style-name="gr4" draw:text-style-name="P4" draw:layer="layout" svg:width="0.014cm" svg:height="0.224cm" svg:x="15.172cm" svg:y="7.687cm" svg:viewBox="0 0 15 225" svg:d="M0 212c0 5 0 13 7 13 8 0 8-7 8-13 0-67 0-133 0-199 0-6 0-13-7-13-8 0-8 7-8 13 0 66 0 132 0 199z">
              <text:p/>
            </draw:path>
            <draw:path draw:style-name="gr4" draw:text-style-name="P4" draw:layer="layout" svg:width="0.185cm" svg:height="0.154cm" svg:x="15.31cm" svg:y="7.6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4" draw:text-style-name="P4" draw:layer="layout" svg:width="0.114cm" svg:height="0.167cm" svg:x="15.51cm" svg:y="7.6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4" draw:text-style-name="P4" draw:layer="layout" svg:width="0.233cm" svg:height="0.233cm" svg:x="15.694cm" svg:y="7.5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4" draw:text-style-name="P4" draw:layer="layout" svg:width="0.185cm" svg:height="0.154cm" svg:x="15.981cm" svg:y="7.6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4" draw:text-style-name="P4" draw:layer="layout" svg:width="0.089cm" svg:height="0.162cm" svg:x="16.195cm" svg:y="7.6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4" draw:text-style-name="P4" draw:layer="layout" svg:width="0.232cm" svg:height="0.081cm" svg:x="16.38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58cm" svg:height="0.245cm" svg:x="16.697cm" svg:y="7.5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4" draw:text-style-name="P4" draw:layer="layout" svg:width="0.04cm" svg:height="0.104cm" svg:x="16.902cm" svg:y="7.7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4" draw:text-style-name="P4" draw:layer="layout" svg:width="0.185cm" svg:height="0.154cm" svg:x="17.041cm" svg:y="7.6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4" draw:text-style-name="P4" draw:layer="layout" svg:width="0.108cm" svg:height="0.162cm" svg:x="17.244cm" svg:y="7.6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4" draw:text-style-name="P4" draw:layer="layout" svg:width="0.232cm" svg:height="0.081cm" svg:x="17.44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185cm" svg:height="0.154cm" svg:x="17.751cm" svg:y="7.6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4" draw:text-style-name="P4" draw:layer="layout" svg:width="0.112cm" svg:height="0.167cm" svg:x="17.952cm" svg:y="7.6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4" draw:text-style-name="P4" draw:layer="layout" svg:width="0.232cm" svg:height="0.081cm" svg:x="18.15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47cm" svg:height="0.239cm" svg:x="18.461cm" svg:y="7.5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4" draw:text-style-name="P4" draw:layer="layout" svg:width="0.124cm" svg:height="0.419cm" svg:x="18.663cm" svg:y="7.4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Phi_1
\subseteq
\left\{
(\sigma_0, \sigma_1, \sigma_2, \sigma_3)
\in
\mathbb{Z}_{k+1}^4
\,\middle|\,
\sigma_0 \!=\! \sigma_1 \!=\! \textcolor{red}{0}, 
\sigma_2 \!+\! \sigma_3 \!=\! \textcolor{red}{k}
\right\}§svg§600§TRUE§</svg:desc>
          <draw:g>
            <draw:path draw:style-name="gr4" draw:text-style-name="P4" draw:layer="layout" svg:width="0.213cm" svg:height="0.238cm" svg:x="10.63cm" svg:y="8.0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4" draw:text-style-name="P4" draw:layer="layout" svg:width="0.089cm" svg:height="0.162cm" svg:x="10.891cm" svg:y="8.1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4" draw:text-style-name="P4" draw:layer="layout" svg:width="0.213cm" svg:height="0.27cm" svg:x="11.149cm" svg:y="8.0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4" draw:text-style-name="P4" draw:layer="layout" svg:width="0.124cm" svg:height="0.419cm" svg:x="11.53cm" svg:y="7.9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4" draw:text-style-name="P4" draw:layer="layout" svg:width="0.081cm" svg:height="0.349cm" svg:x="11.73cm" svg:y="8.0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4" draw:text-style-name="P4" draw:layer="layout" svg:width="0.184cm" svg:height="0.154cm" svg:x="11.846cm" svg:y="8.1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4" draw:text-style-name="P4" draw:layer="layout" svg:width="0.113cm" svg:height="0.167cm" svg:x="12.046cm" svg:y="8.1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4" draw:text-style-name="P4" draw:layer="layout" svg:width="0.04cm" svg:height="0.104cm" svg:x="12.221cm" svg:y="8.2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4" draw:text-style-name="P4" draw:layer="layout" svg:width="0.185cm" svg:height="0.154cm" svg:x="12.36cm" svg:y="8.1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4" draw:text-style-name="P4" draw:layer="layout" svg:width="0.089cm" svg:height="0.162cm" svg:x="12.574cm" svg:y="8.1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4" draw:text-style-name="P4" draw:layer="layout" svg:width="0.041cm" svg:height="0.104cm" svg:x="12.735cm" svg:y="8.2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4" draw:text-style-name="P4" draw:layer="layout" svg:width="0.185cm" svg:height="0.154cm" svg:x="12.875cm" svg:y="8.1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4" draw:text-style-name="P4" draw:layer="layout" svg:width="0.107cm" svg:height="0.162cm" svg:x="13.078cm" svg:y="8.1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4" draw:text-style-name="P4" draw:layer="layout" svg:width="0.04cm" svg:height="0.104cm" svg:x="13.25cm" svg:y="8.2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4" draw:text-style-name="P4" draw:layer="layout" svg:width="0.185cm" svg:height="0.154cm" svg:x="13.389cm" svg:y="8.1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4" draw:text-style-name="P4" draw:layer="layout" svg:width="0.112cm" svg:height="0.167cm" svg:x="13.59cm" svg:y="8.1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4" draw:text-style-name="P4" draw:layer="layout" svg:width="0.081cm" svg:height="0.349cm" svg:x="13.754cm" svg:y="8.0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4" draw:text-style-name="P4" draw:layer="layout" svg:width="0.175cm" svg:height="0.203cm" svg:x="13.998cm" svg:y="8.0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4" draw:text-style-name="P4" draw:layer="layout" svg:width="0.213cm" svg:height="0.239cm" svg:x="14.31cm" svg:y="8.0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4" draw:text-style-name="P4" draw:layer="layout" svg:width="0.12cm" svg:height="0.165cm" svg:x="14.544cm" svg:y="7.9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4" draw:text-style-name="P4" draw:layer="layout" svg:width="0.12cm" svg:height="0.172cm" svg:x="14.553cm" svg:y="8.1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4" draw:text-style-name="P4" draw:layer="layout" svg:width="0.18cm" svg:height="0.18cm" svg:x="14.707cm" svg:y="8.2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4" draw:text-style-name="P4" draw:layer="layout" svg:width="0.088cm" svg:height="0.162cm" svg:x="14.932cm" svg:y="8.2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4" draw:text-style-name="P4" draw:layer="layout" svg:width="0.014cm" svg:height="0.224cm" svg:x="15.172cm" svg:y="7.977cm" svg:viewBox="0 0 15 225" svg:d="M0 212c0 6 0 13 7 13 8 0 8-7 8-13 0-67 0-133 0-199 0-6 0-13-7-13-8 0-8 7-8 13 0 66 0 132 0 199z">
              <text:p/>
            </draw:path>
            <draw:path draw:style-name="gr4" draw:text-style-name="P4" draw:layer="layout" svg:width="0.014cm" svg:height="0.224cm" svg:x="15.172cm" svg:y="8.188cm" svg:viewBox="0 0 15 225" svg:d="M0 212c0 5 0 13 7 13 8 0 8-7 8-13 0-67 0-133 0-199 0-6 0-13-7-13-8 0-8 7-8 13 0 66 0 132 0 199z">
              <text:p/>
            </draw:path>
            <draw:path draw:style-name="gr4" draw:text-style-name="P4" draw:layer="layout" svg:width="0.185cm" svg:height="0.154cm" svg:x="15.31cm" svg:y="8.1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4" draw:text-style-name="P4" draw:layer="layout" svg:width="0.114cm" svg:height="0.167cm" svg:x="15.51cm" svg:y="8.1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4" draw:text-style-name="P4" draw:layer="layout" svg:width="0.233cm" svg:height="0.081cm" svg:x="15.714cm" svg:y="8.1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85cm" svg:height="0.154cm" svg:x="16.02cm" svg:y="8.1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4" draw:text-style-name="P4" draw:layer="layout" svg:width="0.089cm" svg:height="0.162cm" svg:x="16.234cm" svg:y="8.1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4" draw:text-style-name="P4" draw:layer="layout" svg:width="0.232cm" svg:height="0.081cm" svg:x="16.424cm" svg:y="8.1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5" draw:text-style-name="P5" draw:layer="layout" svg:width="0.147cm" svg:height="0.239cm" svg:x="16.73cm" svg:y="8.049cm" svg:viewBox="0 0 148 240" svg:d="M148 121c0-28-2-56-14-82-16-33-45-39-60-39-21 0-46 9-61 42-11 24-13 51-13 79 0 27 2 58 16 85 15 28 41 34 58 34 19 0 46-7 61-39 11-25 13-52 13-80zM74 233c-14 0-34-8-41-42-4-21-4-53-4-74 0-22 0-45 3-64 7-42 33-45 42-45 12 0 35 6 41 41 4 19 4 46 4 68 0 26 0 50-4 73-5 33-25 43-41 43z">
              <text:p/>
            </draw:path>
            <draw:path draw:style-name="gr4" draw:text-style-name="P4" draw:layer="layout" svg:width="0.04cm" svg:height="0.104cm" svg:x="16.922cm" svg:y="8.2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4" draw:text-style-name="P4" draw:layer="layout" svg:width="0.185cm" svg:height="0.154cm" svg:x="17.062cm" svg:y="8.1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4" draw:text-style-name="P4" draw:layer="layout" svg:width="0.107cm" svg:height="0.162cm" svg:x="17.265cm" svg:y="8.1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4" draw:text-style-name="P4" draw:layer="layout" svg:width="0.233cm" svg:height="0.233cm" svg:x="17.446cm" svg:y="8.0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4" draw:text-style-name="P4" draw:layer="layout" svg:width="0.185cm" svg:height="0.154cm" svg:x="17.732cm" svg:y="8.1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4" draw:text-style-name="P4" draw:layer="layout" svg:width="0.112cm" svg:height="0.167cm" svg:x="17.933cm" svg:y="8.1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4" draw:text-style-name="P4" draw:layer="layout" svg:width="0.233cm" svg:height="0.081cm" svg:x="18.136cm" svg:y="8.1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58cm" svg:height="0.245cm" svg:x="18.448cm" svg:y="8.0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4" draw:text-style-name="P4" draw:layer="layout" svg:width="0.124cm" svg:height="0.419cm" svg:x="18.663cm" svg:y="7.9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| \Phi_0 | \!=\! 
| \Phi_1 | \!=\!
2^{k_{\rm b}}
\!\leq\!
k \!+\! 1§svg§600§TRUE§</svg:desc>
          <draw:g>
            <draw:path draw:style-name="gr4" draw:text-style-name="P4" draw:layer="layout" svg:width="0.013cm" svg:height="0.349cm" svg:x="11.109cm" svg:y="8.57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13cm" svg:height="0.237cm" svg:x="11.184cm" svg:y="8.5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4" draw:text-style-name="P4" draw:layer="layout" svg:width="0.113cm" svg:height="0.167cm" svg:x="11.431cm" svg:y="8.7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4" draw:text-style-name="P4" draw:layer="layout" svg:width="0.013cm" svg:height="0.349cm" svg:x="11.618cm" svg:y="8.57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32cm" svg:height="0.081cm" svg:x="11.733cm" svg:y="8.7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4" draw:text-style-name="P4" draw:layer="layout" svg:width="0.013cm" svg:height="0.349cm" svg:x="12.067cm" svg:y="8.57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13cm" svg:height="0.237cm" svg:x="12.142cm" svg:y="8.5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4" draw:text-style-name="P4" draw:layer="layout" svg:width="0.089cm" svg:height="0.162cm" svg:x="12.403cm" svg:y="8.7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4" draw:text-style-name="P4" draw:layer="layout" svg:width="0.013cm" svg:height="0.349cm" svg:x="12.576cm" svg:y="8.57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33cm" svg:height="0.081cm" svg:x="12.69cm" svg:y="8.7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4" draw:text-style-name="P4" draw:layer="layout" svg:width="0.139cm" svg:height="0.231cm" svg:x="13cm" svg:y="8.6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4" draw:text-style-name="P4" draw:layer="layout" svg:width="0.12cm" svg:height="0.172cm" svg:x="13.176cm" svg:y="8.5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4" draw:text-style-name="P4" draw:layer="layout" svg:width="0.104cm" svg:height="0.123cm" svg:x="13.321cm" svg:y="8.6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4" draw:text-style-name="P4" draw:layer="layout" svg:width="0.214cm" svg:height="0.269cm" svg:x="13.542cm" svg:y="8.6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4" draw:text-style-name="P4" draw:layer="layout" svg:width="0.158cm" svg:height="0.245cm" svg:x="13.845cm" svg:y="8.5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4" draw:text-style-name="P4" draw:layer="layout" svg:width="0.232cm" svg:height="0.231cm" svg:x="14.059cm" svg:y="8.6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4" draw:text-style-name="P4" draw:layer="layout" svg:width="0.115cm" svg:height="0.231cm" svg:x="14.363cm" svg:y="8.6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6" draw:text-style-name="P3" draw:layer="layout" svg:width="4.65cm" svg:height="0.395cm" svg:x="1.202cm" svg:y="7.005cm">
          <draw:text-box>
            <text:p><text:span text:style-name="T1">Binary constraint vector set</text:span></text:p>
          </draw:text-box>
        </draw:frame>
        <draw:g>
          <svg:title>TexMaths</svg:title>
          <svg:desc>10§display§\mathcal{B} \!\subset\! \mathbb{B}^{\nu}
\quad
(
|\mathcal{B}| \!=\! 2^{k_{\rm a}}
)§svg§600§TRUE§</svg:desc>
          <draw:g>
            <draw:path draw:style-name="gr4" draw:text-style-name="P4" draw:layer="layout" svg:width="0.222cm" svg:height="0.253cm" svg:x="1.461cm" svg:y="7.506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4" draw:text-style-name="P4" draw:layer="layout" svg:width="0.214cm" svg:height="0.201cm" svg:x="1.76cm" svg:y="7.564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4" draw:text-style-name="P4" draw:layer="layout" svg:width="0.214cm" svg:height="0.238cm" svg:x="2.046cm" svg:y="7.513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4" draw:text-style-name="P4" draw:layer="layout" svg:width="0.126cm" svg:height="0.107cm" svg:x="2.295cm" svg:y="7.5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4" draw:text-style-name="P4" draw:layer="layout" svg:width="0.081cm" svg:height="0.349cm" svg:x="2.838cm" svg:y="7.49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4" draw:text-style-name="P4" draw:layer="layout" svg:width="0.013cm" svg:height="0.349cm" svg:x="2.981cm" svg:y="7.49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22cm" svg:height="0.253cm" svg:x="3.047cm" svg:y="7.506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4" draw:text-style-name="P4" draw:layer="layout" svg:width="0.013cm" svg:height="0.349cm" svg:x="3.32cm" svg:y="7.49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33cm" svg:height="0.081cm" svg:x="3.434cm" svg:y="7.6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4cm" svg:height="0.231cm" svg:x="3.744cm" svg:y="7.52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4" draw:text-style-name="P4" draw:layer="layout" svg:width="0.12cm" svg:height="0.172cm" svg:x="3.921cm" svg:y="7.438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4" draw:text-style-name="P4" draw:layer="layout" svg:width="0.098cm" svg:height="0.079cm" svg:x="4.066cm" svg:y="7.565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4" draw:text-style-name="P4" draw:layer="layout" svg:width="0.08cm" svg:height="0.349cm" svg:x="4.227cm" svg:y="7.49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7" draw:text-style-name="P3" draw:layer="layout" svg:width="2.622cm" svg:height="0.395cm" svg:x="10.403cm" svg:y="9.006cm">
          <draw:text-box>
            <text:p><text:span text:style-name="T1">Inner codebook</text:span></text:p>
          </draw:text-box>
        </draw:frame>
        <draw:g>
          <svg:title>TexMaths</svg:title>
          <svg:desc>10§display§\mathcal{C}
=
\left\{
(c_0, \dots, c_{\nu-1})
\,\middle|\,
c_j \!\in\! \Phi_{b_j}, 
(b_0, \dots, b_{\nu-1}) \!\in\! \mathcal{B}
\right\}§svg§600§TRUE§</svg:desc>
          <draw:g>
            <draw:path draw:style-name="gr4" draw:text-style-name="P4" draw:layer="layout" svg:width="0.182cm" svg:height="0.254cm" svg:x="10.654cm" svg:y="9.528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4" draw:text-style-name="P4" draw:layer="layout" svg:width="0.232cm" svg:height="0.081cm" svg:x="10.973cm" svg:y="9.64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124cm" svg:height="0.419cm" svg:x="11.364cm" svg:y="9.477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4" draw:text-style-name="P4" draw:layer="layout" svg:width="0.08cm" svg:height="0.35cm" svg:x="11.564cm" svg:y="9.512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4" draw:text-style-name="P4" draw:layer="layout" svg:width="0.136cm" svg:height="0.158cm" svg:x="11.68cm" svg:y="9.621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4" draw:text-style-name="P4" draw:layer="layout" svg:width="0.113cm" svg:height="0.167cm" svg:x="11.83cm" svg:y="9.665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4" draw:text-style-name="P4" draw:layer="layout" svg:width="0.04cm" svg:height="0.104cm" svg:x="12.005cm" svg:y="9.738cm" svg:viewBox="0 0 41 105" svg:d="M41 36c0-23-8-36-22-36-12 0-19 8-19 18s7 19 19 19c4 0 9-2 12-5 1-1 1-1 2-1 0 2 1 0 1 5 0 26-13 47-24 59-4 4-4 5-4 6 0 2 2 4 4 4 3 0 31-28 31-69z">
              <text:p/>
            </draw:path>
            <draw:path draw:style-name="gr4" draw:text-style-name="P4" draw:layer="layout" svg:width="0.036cm" svg:height="0.036cm" svg:x="12.162cm" svg:y="9.738cm" svg:viewBox="0 0 37 37" svg:d="M37 18c0-10-9-18-19-18s-18 8-18 18 8 19 18 19 19-9 19-19z">
              <text:p/>
            </draw:path>
            <draw:path draw:style-name="gr4" draw:text-style-name="P4" draw:layer="layout" svg:width="0.036cm" svg:height="0.036cm" svg:x="12.318cm" svg:y="9.738cm" svg:viewBox="0 0 37 37" svg:d="M37 18c0-10-9-18-19-18-11 0-18 8-18 18s7 19 18 19c10 0 19-9 19-19z">
              <text:p/>
            </draw:path>
            <draw:path draw:style-name="gr4" draw:text-style-name="P4" draw:layer="layout" svg:width="0.036cm" svg:height="0.036cm" svg:x="12.474cm" svg:y="9.738cm" svg:viewBox="0 0 37 37" svg:d="M37 18c0-10-8-18-18-18-11 0-19 8-19 18s8 19 19 19c10 0 18-9 18-19z">
              <text:p/>
            </draw:path>
            <draw:path draw:style-name="gr4" draw:text-style-name="P4" draw:layer="layout" svg:width="0.04cm" svg:height="0.104cm" svg:x="12.63cm" svg:y="9.738cm" svg:viewBox="0 0 41 105" svg:d="M41 36c0-23-9-36-22-36-12 0-19 8-19 18s7 19 19 19c4 0 8-2 12-5 1-1 1-1 2-1 0 2 0 0 0 5 0 26-12 47-23 59-4 4-4 5-4 6 0 2 1 4 3 4 4 0 32-28 32-69z">
              <text:p/>
            </draw:path>
            <draw:path draw:style-name="gr4" draw:text-style-name="P4" draw:layer="layout" svg:width="0.136cm" svg:height="0.158cm" svg:x="12.77cm" svg:y="9.621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4" draw:text-style-name="P4" draw:layer="layout" svg:width="0.125cm" svg:height="0.107cm" svg:x="12.926cm" svg:y="9.719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4" draw:text-style-name="P4" draw:layer="layout" svg:width="0.165cm" svg:height="0.011cm" svg:x="13.092cm" svg:y="9.76cm" svg:viewBox="0 0 166 12" svg:d="M156 12c4 0 10 0 10-6s-5-6-10-6c-49 0-97 0-146 0-4 0-10 0-10 6s6 6 10 6c49 0 97 0 146 0z">
              <text:p/>
            </draw:path>
            <draw:path draw:style-name="gr4" draw:text-style-name="P4" draw:layer="layout" svg:width="0.088cm" svg:height="0.162cm" svg:x="13.312cm" svg:y="9.665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4" draw:text-style-name="P4" draw:layer="layout" svg:width="0.08cm" svg:height="0.35cm" svg:x="13.463cm" svg:y="9.5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4" draw:text-style-name="P4" draw:layer="layout" svg:width="0.014cm" svg:height="0.223cm" svg:x="13.689cm" svg:y="9.47cm" svg:viewBox="0 0 15 224" svg:d="M0 212c0 6 0 12 7 12 8 0 8-6 8-12 0-67 0-133 0-199 0-6 0-13-7-13-8 0-8 7-8 13 0 66 0 132 0 199z">
              <text:p/>
            </draw:path>
            <draw:path draw:style-name="gr4" draw:text-style-name="P4" draw:layer="layout" svg:width="0.014cm" svg:height="0.223cm" svg:x="13.689cm" svg:y="9.681cm" svg:viewBox="0 0 15 224" svg:d="M0 212c0 6 0 12 7 12 8 0 8-6 8-12 0-67 0-133 0-199 0-6 0-13-7-13-8 0-8 7-8 13 0 66 0 132 0 199z">
              <text:p/>
            </draw:path>
            <draw:path draw:style-name="gr4" draw:text-style-name="P4" draw:layer="layout" svg:width="0.136cm" svg:height="0.158cm" svg:x="13.828cm" svg:y="9.621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4" draw:text-style-name="P4" draw:layer="layout" svg:width="0.107cm" svg:height="0.213cm" svg:x="13.966cm" svg:y="9.665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4" draw:text-style-name="P4" draw:layer="layout" svg:width="0.175cm" svg:height="0.203cm" svg:x="14.182cm" svg:y="9.586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4" draw:text-style-name="P4" draw:layer="layout" svg:width="0.213cm" svg:height="0.238cm" svg:x="14.445cm" svg:y="9.536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4" draw:text-style-name="P4" draw:layer="layout" svg:width="0.099cm" svg:height="0.172cm" svg:x="14.695cm" svg:y="9.658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4" draw:text-style-name="P4" draw:layer="layout" svg:width="0.082cm" svg:height="0.153cm" svg:x="14.809cm" svg:y="9.745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4" draw:text-style-name="P4" draw:layer="layout" svg:width="0.041cm" svg:height="0.104cm" svg:x="14.981cm" svg:y="9.738cm" svg:viewBox="0 0 42 105" svg:d="M42 36c0-23-9-36-23-36-12 0-19 8-19 18s7 19 19 19c4 0 9-2 12-5 1-1 1-1 2-1 0 2 1 0 1 5 0 26-12 47-24 59-4 4-4 5-4 6 0 2 2 4 4 4 3 0 32-28 32-69z">
              <text:p/>
            </draw:path>
            <draw:path draw:style-name="gr4" draw:text-style-name="P4" draw:layer="layout" svg:width="0.081cm" svg:height="0.35cm" svg:x="15.142cm" svg:y="9.512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4" draw:text-style-name="P4" draw:layer="layout" svg:width="0.128cm" svg:height="0.246cm" svg:x="15.261cm" svg:y="9.532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4" draw:text-style-name="P4" draw:layer="layout" svg:width="0.113cm" svg:height="0.167cm" svg:x="15.408cm" svg:y="9.66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4" draw:text-style-name="P4" draw:layer="layout" svg:width="0.04cm" svg:height="0.104cm" svg:x="15.583cm" svg:y="9.738cm" svg:viewBox="0 0 41 105" svg:d="M41 36c0-23-9-36-23-36-11 0-18 8-18 18s7 19 18 19c5 0 9-2 13-5 1-1 1-1 1-1 1 0 1 0 1 5 0 26-12 47-24 59-4 4-4 5-4 6 0 2 2 4 4 4 4 0 32-28 32-69z">
              <text:p/>
            </draw:path>
            <draw:path draw:style-name="gr4" draw:text-style-name="P4" draw:layer="layout" svg:width="0.036cm" svg:height="0.036cm" svg:x="15.739cm" svg:y="9.738cm" svg:viewBox="0 0 37 37" svg:d="M37 18c0-10-8-18-18-18-11 0-19 8-19 18s8 19 19 19c10 0 18-9 18-19z">
              <text:p/>
            </draw:path>
            <draw:path draw:style-name="gr4" draw:text-style-name="P4" draw:layer="layout" svg:width="0.036cm" svg:height="0.036cm" svg:x="15.895cm" svg:y="9.738cm" svg:viewBox="0 0 37 37" svg:d="M37 18c0-10-8-18-18-18s-19 8-19 18 9 19 19 19 18-9 18-19z">
              <text:p/>
            </draw:path>
            <draw:path draw:style-name="gr4" draw:text-style-name="P4" draw:layer="layout" svg:width="0.036cm" svg:height="0.036cm" svg:x="16.051cm" svg:y="9.738cm" svg:viewBox="0 0 37 37" svg:d="M37 18c0-10-8-18-18-18s-19 8-19 18 9 19 19 19 18-9 18-19z">
              <text:p/>
            </draw:path>
            <draw:path draw:style-name="gr4" draw:text-style-name="P4" draw:layer="layout" svg:width="0.041cm" svg:height="0.104cm" svg:x="16.207cm" svg:y="9.738cm" svg:viewBox="0 0 42 105" svg:d="M42 36c0-23-9-36-23-36-12 0-19 8-19 18s7 19 19 19c4 0 9-2 12-5 1-1 1-1 2-1 0 2 1 0 1 5 0 26-13 47-24 59-4 4-4 5-4 6 0 2 2 4 4 4 3 0 32-28 32-69z">
              <text:p/>
            </draw:path>
            <draw:path draw:style-name="gr4" draw:text-style-name="P4" draw:layer="layout" svg:width="0.128cm" svg:height="0.246cm" svg:x="16.35cm" svg:y="9.532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4" draw:text-style-name="P4" draw:layer="layout" svg:width="0.126cm" svg:height="0.107cm" svg:x="16.502cm" svg:y="9.719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4" draw:text-style-name="P4" draw:layer="layout" svg:width="0.165cm" svg:height="0.011cm" svg:x="16.668cm" svg:y="9.76cm" svg:viewBox="0 0 166 12" svg:d="M156 12c4 0 10 0 10-6s-5-6-10-6c-49 0-97 0-146 0-4 0-10 0-10 6s6 6 10 6c49 0 97 0 146 0z">
              <text:p/>
            </draw:path>
            <draw:path draw:style-name="gr4" draw:text-style-name="P4" draw:layer="layout" svg:width="0.088cm" svg:height="0.162cm" svg:x="16.888cm" svg:y="9.66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4" draw:text-style-name="P4" draw:layer="layout" svg:width="0.08cm" svg:height="0.35cm" svg:x="17.039cm" svg:y="9.5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4" draw:text-style-name="P4" draw:layer="layout" svg:width="0.174cm" svg:height="0.203cm" svg:x="17.224cm" svg:y="9.586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4" draw:text-style-name="P4" draw:layer="layout" svg:width="0.222cm" svg:height="0.253cm" svg:x="17.478cm" svg:y="9.528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4" draw:text-style-name="P4" draw:layer="layout" svg:width="0.124cm" svg:height="0.419cm" svg:x="17.749cm" svg:y="9.477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8" draw:text-style-name="P6" draw:layer="layout" svg:width="0.345cm" svg:height="0.319cm" svg:x="18.902cm" svg:y="7.502cm">
          <draw:text-box>
            <text:p><text:span text:style-name="T2">AT</text:span></text:p>
          </draw:text-box>
        </draw:frame>
        <draw:frame draw:style-name="gr9" draw:text-style-name="P6" draw:layer="layout" svg:width="0.425cm" svg:height="0.319cm" svg:x="18.903cm" svg:y="8.003cm">
          <draw:text-box>
            <text:p><text:span text:style-name="T2">GC</text:span></text:p>
          </draw:text-box>
        </draw:frame>
        <draw:frame draw:style-name="gr10" draw:text-style-name="P7" draw:layer="layout" svg:width="1.987cm" svg:height="0.395cm" svg:x="13.203cm" svg:y="1.606cm">
          <draw:text-box>
            <text:p><text:span text:style-name="T3">Code length:</text:span></text:p>
          </draw:text-box>
        </draw:frame>
        <draw:g>
          <svg:title>TexMaths</svg:title>
          <svg:desc>10§display§\nu§svg§600§TRUE§</svg:desc>
          <draw:g>
            <draw:path draw:style-name="gr4" draw:text-style-name="P4" draw:layer="layout" svg:width="0.163cm" svg:height="0.152cm" svg:x="15.411cm" svg:y="1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1" draw:text-style-name="P7" draw:layer="layout" svg:width="2.212cm" svg:height="0.395cm" svg:x="16.604cm" svg:y="1.607cm">
          <draw:text-box>
            <text:p><text:span text:style-name="T3">symbol (even)</text:span></text:p>
          </draw:text-box>
        </draw:frame>
        <draw:frame draw:style-name="gr12" draw:text-style-name="P3" draw:layer="layout" svg:width="1.606cm" svg:height="0.395cm" svg:x="1.204cm" svg:y="12.007cm">
          <draw:text-box>
            <text:p><text:span text:style-name="T1">Encoding</text:span></text:p>
          </draw:text-box>
        </draw:frame>
        <draw:frame draw:style-name="gr12" draw:text-style-name="P24" draw:layer="layout" svg:width="1.606cm" svg:height="0.395cm" svg:x="9.605cm" svg:y="12.008cm">
          <draw:text-box>
            <text:p><text:span text:style-name="T12">Decoding</text:span></text:p>
          </draw:text-box>
        </draw:frame>
        <draw:custom-shape draw:style-name="gr121" draw:text-style-name="P26" draw:layer="layout" svg:width="1.4cm" svg:height="0.8cm" svg:x="1.6cm" svg:y="1.8cm">
          <text:p text:style-name="P25"><text:span text:style-name="T3">outer</text:span></text:p>
          <text:p text:style-name="P25"><text:span text:style-name="T3">en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4cm" svg:height="0.5cm" svg:x="5.2cm" svg:y="1.7cm">
          <text:p text:style-name="P25"><text:span text:style-name="T3">inner-A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.3cm" svg:y1="2.2cm" svg:x2="1.6cm" svg:y2="2.2cm">
          <text:p/>
        </draw:line>
        <draw:g>
          <svg:title>TexMaths</svg:title>
          <svg:desc>10§display§\bm{c}_i \!\in\! \mathbb{B}^{k_{\rm a}}§svg§600§TRUE§</svg:desc>
          <draw:g>
            <draw:path draw:style-name="gr4" draw:text-style-name="P4" draw:layer="layout" svg:width="0.162cm" svg:height="0.16cm" svg:x="3.139cm" svg:y="1.72cm" svg:viewBox="0 0 163 161" svg:d="M135 19c-18 6-19 23-19 24 0 5 4 16 18 16 15 0 25-12 25-27 0-18-18-32-49-32-70 0-110 54-110 100 0 32 20 61 75 61 9 0 33-1 54-9 20-8 34-22 34-26 0-3-5-9-8-9-2 0-3 1-6 3-19 20-46 28-74 28-23 0-34-12-34-33 0-12 9-54 19-73 14-24 36-30 50-30 5 0 16 1 25 7z">
              <text:p/>
            </draw:path>
            <draw:path draw:style-name="gr4" draw:text-style-name="P4" draw:layer="layout" svg:width="0.073cm" svg:height="0.164cm" svg:x="3.315cm" svg:y="1.767cm" svg:viewBox="0 0 74 165" svg:d="M68 9c0-4-3-9-10-9s-14 6-14 13c0 5 4 10 10 10 7 0 14-7 14-14zM18 134c-1 3-2 6-2 10 0 12 9 21 23 21 25 0 35-34 35-38 0-3-3-3-4-3-3 0-3 2-4 4-6 20-17 30-26 30-5 0-6-3-6-9 0-5 1-10 3-15 3-7 6-14 8-20 3-6 11-28 12-31 1-2 2-5 2-8 0-11-10-21-24-21-24 0-35 34-35 38 0 3 3 3 4 3 3 0 4-1 4-4 7-21 18-30 27-30 4 0 6 2 6 9 0 5-2 9-8 24-5 13-10 26-15 40z">
              <text:p/>
            </draw:path>
            <draw:path draw:style-name="gr4" draw:text-style-name="P4" draw:layer="layout" svg:width="0.175cm" svg:height="0.201cm" svg:x="3.488cm" svg:y="1.689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4" draw:text-style-name="P4" draw:layer="layout" svg:width="0.214cm" svg:height="0.238cm" svg:x="3.734cm" svg:y="1.638cm" svg:viewBox="0 0 215 239" svg:d="M46 32c0-5 0-13-3-20 13 0 26 0 39 0-5 6-5 13-5 18 0 60 0 120 0 179 0 5 0 12 5 18-13 0-26 0-39 0 3-7 3-15 3-20 0-58 0-117 0-175zM142 105c11-11 14-29 14-44 0-24-7-39-15-47 24 2 49 11 49 46 0 22-25 40-48 45zM89 31c0-7 0-11 5-15 2 0 7-4 15-4 16 0 35 13 35 49 0 39-20 48-55 49 0-27 0-53 0-79zM163 111c20-10 39-27 39-51 0-49-40-60-83-60-36 0-71 0-107 0-6 0-12 0-12 6s6 6 12 6c21 0 22 4 22 21 0 58 0 116 0 173 0 18-1 21-23 21-4 0-11 0-11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4" draw:text-style-name="P4" draw:layer="layout" svg:width="0.12cm" svg:height="0.172cm" svg:x="3.984cm" svg:y="1.563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2-4-3-4 0-4 1-5 6-3 10-10 28-22 28-6 0-8-6-8-13 0-4 0-5 1-11 0-1 1-5 1-8 0-21-29-25-39-25 7-5 16-13 20-17 12-11 25-23 38-23 3 0 7 1 9 3-11 2-13 10-13 14 0 5 4 9 10 9s14-5 14-16c0-8-6-17-19-17-14 0-27 10-40 22-10 10-18 17-28 21 8-33 16-65 24-97z">
              <text:p/>
            </draw:path>
            <draw:path draw:style-name="gr4" draw:text-style-name="P4" draw:layer="layout" svg:width="0.098cm" svg:height="0.079cm" svg:x="4.129cm" svg:y="1.69cm" svg:viewBox="0 0 99 80" svg:d="M77 26c0-17-17-26-39-26-11 0-31 0-31 15 0 7 5 10 9 10 5 0 9-4 9-10 0-4-2-6-4-7 6-2 15-2 17-2 14 0 24 8 24 20 0 2 0 3 0 5-17 1-27 1-40 6-12 4-22 12-22 23 0 16 20 20 34 20s24-5 30-14c1 6 5 13 14 13 1 0 21 0 21-16 0-3 0-7 0-10-3 0-5 0-8 0 0 3 0 6 0 9 0 2 0 10-7 10s-7-8-7-10c0-12 0-24 0-36zM62 53c0 20-21 21-26 21-10 0-20-5-20-14 0-6 4-22 46-24 0 6 0 11 0 17z">
              <text:p/>
            </draw:path>
          </draw:g>
        </draw:g>
        <draw:g>
          <svg:title>TexMaths</svg:title>
          <svg:desc>10§display§\bm{C}_i \!\in\! \mathbb{B}^{k_{\rm b} \times \nu} §svg§600§TRUE§</svg:desc>
          <draw:g>
            <draw:path draw:style-name="gr4" draw:text-style-name="P4" draw:layer="layout" svg:width="0.28cm" svg:height="0.25cm" svg:x="3.143cm" svg:y="2.157cm" svg:viewBox="0 0 281 251" svg:d="M280 10c1-2 1-3 1-5 0-5-5-5-9-5-11 8-21 17-32 25-16-18-40-25-64-25-114 0-176 85-176 157 0 65 53 94 115 94 29 0 59-9 86-29 34-24 40-56 40-58 0-5-5-5-8-5-7 0-7 1-9 7-14 43-60 68-100 68-21 0-40-5-55-16-19-14-20-37-20-46 0-11 6-76 40-117 19-22 53-39 92-39 43 0 61 32 61 63 0 4-1 9-1 12 0 6 4 6 9 6 8 0 8-1 10-8 7-26 13-53 20-79z">
              <text:p/>
            </draw:path>
            <draw:path draw:style-name="gr4" draw:text-style-name="P4" draw:layer="layout" svg:width="0.074cm" svg:height="0.164cm" svg:x="3.422cm" svg:y="2.292cm" svg:viewBox="0 0 75 165" svg:d="M69 9c0-4-3-9-10-9s-14 6-14 13c0 5 3 10 10 10s14-7 14-14zM18 134c-1 3-2 6-2 10 0 12 10 21 24 21 24 0 35-34 35-38 0-3-3-3-4-3-3 0-4 2-5 4-5 20-16 30-26 30-5 0-6-3-6-9 0-5 2-10 4-15 3-7 5-14 8-20 2-6 11-28 12-31 1-2 1-5 1-8 0-11-9-21-23-21-24 0-36 34-36 38 0 3 4 3 5 3 3 0 3-1 4-4 6-21 17-30 26-30 4 0 6 2 6 9 0 5-1 9-7 24-5 13-11 26-16 40z">
              <text:p/>
            </draw:path>
            <draw:path draw:style-name="gr4" draw:text-style-name="P4" draw:layer="layout" svg:width="0.175cm" svg:height="0.201cm" svg:x="3.596cm" svg:y="2.214cm" svg:viewBox="0 0 176 202" svg:d="M163 108c6 0 13 0 13-7s-7-7-13-7c-50 0-99 0-149 0 5-47 45-80 95-80 18 0 36 0 54 0 6 0 13 0 13-7s-7-7-13-7c-18 0-37 0-55 0-60 0-108 45-108 101s48 101 108 101c18 0 37 0 55 0 6 0 13 0 13-6 0-7-7-7-13-7-18 0-36 0-54 0-50 0-90-34-95-81 50 0 99 0 149 0z">
              <text:p/>
            </draw:path>
            <draw:path draw:style-name="gr4" draw:text-style-name="P4" draw:layer="layout" svg:width="0.214cm" svg:height="0.238cm" svg:x="3.843cm" svg:y="2.163cm" svg:viewBox="0 0 215 239" svg:d="M46 32c0-5 0-13-3-20 13 0 25 0 38 0-4 6-4 13-4 18 0 60 0 120 0 179 0 5 0 12 4 18-13 0-25 0-38 0 3-7 3-15 3-20 0-58 0-117 0-175zM142 105c11-11 14-29 14-44 0-24-8-39-16-47 25 2 50 11 50 46 0 22-25 40-48 45zM89 31c0-7 0-11 5-15 1 0 7-4 15-4 16 0 35 13 35 49 0 39-20 48-55 49 0-27 0-53 0-79zM163 111c20-10 39-27 39-51 0-49-41-60-83-60-36 0-71 0-107 0-6 0-12 0-12 6s6 6 12 6c21 0 22 4 22 21 0 58 0 116 0 173 0 18-1 21-24 21-3 0-10 0-10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4" draw:text-style-name="P4" draw:layer="layout" svg:width="0.12cm" svg:height="0.172cm" svg:x="4.092cm" svg:y="2.088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3-4-3-4 0-4 1-5 6-3 10-10 28-22 28-6 0-8-6-8-13 0-4 0-5 1-11 0-1 1-5 1-8 0-21-29-25-40-25 8-5 17-13 21-17 12-11 25-23 39-23 2 0 6 1 8 3-11 2-13 10-13 14 0 5 4 9 10 9s14-5 14-16c0-8-6-17-19-17-14 0-27 10-40 22-10 10-18 17-28 21 8-33 16-65 24-97z">
              <text:p/>
            </draw:path>
            <draw:path draw:style-name="gr4" draw:text-style-name="P4" draw:layer="layout" svg:width="0.105cm" svg:height="0.122cm" svg:x="4.236cm" svg:y="2.174cm" svg:viewBox="0 0 106 123" svg:d="M29 0c-10 1-19 1-29 2 0 3 0 5 0 8 13 0 15 1 15 9 0 34 0 68 0 102 2 0 5 0 7 0 1-2 3-4 4-7 0-1 1-2 2-3 7 8 18 12 29 12 27 0 49-17 49-39 0-21-20-40-47-40-9 0-20 3-30 10 0-18 0-36 0-54zM30 63c6-9 18-13 28-13 21 0 30 15 30 34 0 10-2 19-9 25-6 5-14 9-23 9-12 0-21-7-26-15 0-14 0-27 0-40z">
              <text:p/>
            </draw:path>
            <draw:path draw:style-name="gr4" draw:text-style-name="P4" draw:layer="layout" svg:width="0.13cm" svg:height="0.13cm" svg:x="4.416cm" svg:y="2.131cm" svg:viewBox="0 0 131 131" svg:d="M128 12c3-2 3-4 3-6 0-3-3-6-5-6-3 0-4 1-7 4-18 18-35 35-53 53-18-18-37-35-55-53-2-3-3-4-5-4-4 0-6 3-6 6s0 3 3 6c18 18 36 36 54 54-18 17-36 35-54 53-3 4-3 5-3 6 0 4 2 6 6 6 2 0 3 0 5-3 18-18 37-36 55-54 19 18 37 37 56 56 1 1 2 1 4 1s5-2 5-6c0-2 0-2-1-3 0-1-48-48-56-56 18-18 36-36 54-54z">
              <text:p/>
            </draw:path>
            <draw:path draw:style-name="gr4" draw:text-style-name="P4" draw:layer="layout" svg:width="0.126cm" svg:height="0.107cm" svg:x="4.609cm" svg:y="2.15cm" svg:viewBox="0 0 127 108" svg:d="M44 7c0-1 1-2 1-3s0-4-4-4c-1 0-15 1-16 1-5 1-9 1-14 2-4 0-7 0-7 5 0 4 4 4 6 4 12 0 12 1 12 3s-1 7-2 10c-4 16-8 33-12 49-6 25-8 30-8 31 0 3 4 3 5 3s3 0 4 0c22-3 53-15 79-38 34-30 39-61 39-62 0-4-4-8-9-8-8 0-10 7-12 14-10 35-43 72-85 84 8-31 15-61 23-91z">
              <text:p/>
            </draw:path>
          </draw:g>
        </draw:g>
        <draw:line draw:style-name="gr15" draw:text-style-name="P2" draw:layer="layout" svg:x1="3cm" svg:y1="2cm" svg:x2="5.2cm" svg:y2="2cm">
          <text:p/>
        </draw:line>
        <draw:line draw:style-name="gr15" draw:text-style-name="P2" draw:layer="layout" svg:x1="3cm" svg:y1="2.5cm" svg:x2="5.8cm" svg:y2="2.5cm">
          <text:p/>
        </draw:line>
        <draw:g>
          <svg:title>TexMaths</svg:title>
          <svg:desc>10§display§\bm{s}_i \!\in\! \Phi^{\nu}§svg§600§TRUE§</svg:desc>
          <draw:g>
            <draw:path draw:style-name="gr4" draw:text-style-name="P4" draw:layer="layout" svg:width="0.146cm" svg:height="0.16cm" svg:x="7.246cm" svg:y="2.63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4" draw:text-style-name="P4" draw:layer="layout" svg:width="0.074cm" svg:height="0.164cm" svg:x="7.424cm" svg:y="2.678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4" draw:text-style-name="P4" draw:layer="layout" svg:width="0.174cm" svg:height="0.201cm" svg:x="7.598cm" svg:y="2.599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4" draw:text-style-name="P4" draw:layer="layout" svg:width="0.212cm" svg:height="0.237cm" svg:x="7.861cm" svg:y="2.549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4" draw:text-style-name="P4" draw:layer="layout" svg:width="0.126cm" svg:height="0.107cm" svg:x="8.112cm" svg:y="2.535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122" draw:text-style-name="P26" draw:layer="layout" svg:width="1.6cm" svg:height="0.6cm" svg:x="8.7cm" svg:y="1.8cm">
          <text:p text:style-name="P25"><text:span text:style-name="T3">synthesis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0.3cm" svg:y1="2.1cm" svg:x2="12cm" svg:y2="2.1cm">
          <text:p/>
        </draw:line>
        <draw:g>
          <svg:title>TexMaths</svg:title>
          <svg:desc>10§display§\bm{x}^j \!\in\! \Sigma^{N}§svg§600§TRUE§</svg:desc>
          <draw:g>
            <draw:path draw:style-name="gr4" draw:text-style-name="P4" draw:layer="layout" svg:width="0.198cm" svg:height="0.161cm" svg:x="10.471cm" svg:y="1.895cm" svg:viewBox="0 0 199 162" svg:d="M175 18c-13 4-19 16-19 24s6 16 18 16 25-10 25-27c0-19-19-31-40-31-20 0-33 15-38 22-8-15-28-22-48-22-44 0-68 43-68 55 0 5 5 5 8 5 4 0 7 0 8-5 10-32 36-42 50-42 13 0 20 6 20 17 0 7-5 26-8 39-4 16-8 32-12 48-5 21-18 32-30 32-2 0-10 0-17-5 13-4 19-16 19-25 0-7-6-16-18-16s-25 11-25 28c0 18 19 31 40 31 20 0 33-16 38-22 9 15 28 22 48 22 44 0 68-44 68-55 0-5-5-5-8-5-4 0-7 0-8 4-10 32-36 43-50 43-13 0-20-6-20-18 0-7 5-26 8-39 3-9 11-42 12-47 6-21 18-32 30-32 2 0 10 0 17 5z">
              <text:p/>
            </draw:path>
            <draw:path draw:style-name="gr4" draw:text-style-name="P4" draw:layer="layout" svg:width="0.107cm" svg:height="0.211cm" svg:x="10.689cm" svg:y="1.746cm" svg:viewBox="0 0 108 212" svg:d="M108 9c0-4-3-9-10-9s-13 7-13 14c0 4 3 9 9 9 7 0 14-6 14-14zM56 175c-4 16-17 30-32 30-3 0-6 0-9-1 7-3 9-9 9-13 0-6-5-9-10-9-7 0-14 7-14 15 0 9 10 15 25 15 14 0 43-9 51-38 7-30 15-59 22-88 1-2 1-5 1-8 0-14-11-23-26-23-28 0-43 34-43 37s3 3 4 3c3 0 3 0 5-4 6-14 19-29 33-29 6 0 8 4 8 12 0 2 0 6 0 7-8 31-16 62-24 94z">
              <text:p/>
            </draw:path>
            <draw:path draw:style-name="gr4" draw:text-style-name="P4" draw:layer="layout" svg:width="0.175cm" svg:height="0.202cm" svg:x="10.905cm" svg:y="1.864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4" draw:text-style-name="P4" draw:layer="layout" svg:width="0.213cm" svg:height="0.238cm" svg:x="11.168cm" svg:y="1.814cm" svg:viewBox="0 0 214 239" svg:d="M111 125c3-3 2-4 3-5 0-2-1-4-2-5-24-35-48-69-72-104 27 0 54 0 81 0 59 0 77 13 84 68 3 0 6 0 9 0-4-26-7-53-10-79-65 0-130 0-195 0-8 0-9 0-9 8 29 42 58 84 87 127-28 31-55 63-83 94-4 4-4 5-4 6 0 4 4 4 9 4 65 0 130 0 195 0 3-27 6-55 10-82-3 0-6 0-9 0-6 58-30 67-85 67-32 0-65 0-97 0 29-33 59-66 88-99z">
              <text:p/>
            </draw:path>
            <draw:path draw:style-name="gr4" draw:text-style-name="P4" draw:layer="layout" svg:width="0.218cm" svg:height="0.167cm" svg:x="11.419cm" svg:y="1.741cm" svg:viewBox="0 0 219 168" svg:d="M188 27c2-9 6-17 26-18 1 0 5 0 5-5 0-2-1-4-4-4-8 0-17 1-25 1-6 0-21-1-27-1-1 0-4 0-4 6 0 3 3 3 5 3 12 0 16 4 16 10 0 2-1 3-1 6-9 35-18 71-27 107-21-43-41-85-62-128-2-4-3-4-9-4-11 0-23 0-34 0-4 0-7 0-7 6 0 3 3 3 8 3s10 0 15 1c-11 44-21 88-32 132-3 9-7 16-26 17-2 0-5 0-5 5 0 3 2 4 3 4 9 0 18-1 26-1 6 0 20 1 26 1 3 0 5-1 5-5s-3-4-6-4c-15 0-15-7-15-10 0-1 0-2 1-6 10-42 21-84 31-126 24 49 48 98 72 147 2 4 3 4 5 4 4 0 4-1 6-5 11-46 23-91 34-136z">
              <text:p/>
            </draw:path>
          </draw:g>
        </draw:g>
        <draw:g>
          <svg:title>TexMaths</svg:title>
          <svg:desc>10§display§i \!\in\! [n]§svg§600§TRUE§</svg:desc>
          <draw:g>
            <draw:path draw:style-name="gr4" draw:text-style-name="P4" draw:layer="layout" svg:width="0.092cm" svg:height="0.233cm" svg:x="3.851cm" svg:y="2.607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4" draw:text-style-name="P4" draw:layer="layout" svg:width="0.174cm" svg:height="0.201cm" svg:x="4.03cm" svg:y="2.649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4" draw:text-style-name="P4" draw:layer="layout" svg:width="0.047cm" svg:height="0.348cm" svg:x="4.314cm" svg:y="2.576cm" svg:viewBox="0 0 48 349" svg:d="M48 349c0-5 0-9 0-14-11 0-23 0-34 0 0-107 0-214 0-321 11 0 23 0 34 0 0-5 0-9 0-14-16 0-32 0-48 0 0 116 0 233 0 349 16 0 32 0 48 0z">
              <text:p/>
            </draw:path>
            <draw:path draw:style-name="gr4" draw:text-style-name="P4" draw:layer="layout" svg:width="0.189cm" svg:height="0.157cm" svg:x="4.381cm" svg:y="2.684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4" draw:text-style-name="P4" draw:layer="layout" svg:width="0.047cm" svg:height="0.348cm" svg:x="4.589cm" svg:y="2.576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123" draw:text-style-name="P26" draw:layer="layout" svg:width="2cm" svg:height="0.8cm" draw:transform="rotate (-1.5707963267949) translate (12.8cm 1.8cm)">
          <text:p text:style-name="P25"><text:span text:style-name="T3">IDS</text:span></text:p>
          <text:p text:style-name="P25"><text:span text:style-name="T3">channe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display§N \!=\! \nu n§svg§600§TRUE§</svg:desc>
          <draw:g>
            <draw:path draw:style-name="gr4" draw:text-style-name="P4" draw:layer="layout" svg:width="0.295cm" svg:height="0.237cm" svg:x="15.411cm" svg:y="2.0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4" draw:text-style-name="P4" draw:layer="layout" svg:width="0.233cm" svg:height="0.081cm" svg:x="15.776cm" svg:y="2.1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65cm" svg:height="0.153cm" svg:x="16.086cm" svg:y="2.1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4" draw:text-style-name="P4" draw:layer="layout" svg:width="0.189cm" svg:height="0.157cm" svg:x="16.274cm" svg:y="2.1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15" draw:text-style-name="P2" draw:layer="layout" svg:x1="12cm" svg:y1="3.5cm" svg:x2="11.8cm" svg:y2="3.5cm">
          <text:p/>
        </draw:line>
        <draw:g>
          <svg:title>TexMaths</svg:title>
          <svg:desc>10§display§\bm{y}^j \!\in\! \Sigma^{N_j}§svg§600§TRUE§</svg:desc>
          <draw:g>
            <draw:path draw:style-name="gr4" draw:text-style-name="P4" draw:layer="layout" svg:width="0.192cm" svg:height="0.227cm" svg:x="8.473cm" svg:y="3.223cm" svg:viewBox="0 0 193 228" svg:d="M191 26c2-6 2-7 2-8 0-8-5-15-16-15-19 0-23 16-25 26-3 12-6 24-9 36-5 17-11 44-15 58-2 8-13 16-14 17-4 2-12 8-24 8-20 0-21-17-21-25 0-22 11-49 21-74 3-9 4-12 4-18 0-20-20-31-39-31-37 0-55 47-55 54 0 5 5 5 8 5 5 0 7 0 9-4 11-39 30-43 36-43 2 0 6 0 6 8s-4 17-6 23c-14 35-21 55-21 72 0 40 35 46 55 46 9 0 21-1 34-10-10 42-36 64-60 64-5 0-15 0-22-5 12-4 17-14 17-22 0-13-10-16-17-16-13 0-25 11-25 26 0 17 18 30 47 30 40 0 87-27 97-69 11-45 22-89 33-133z">
              <text:p/>
            </draw:path>
            <draw:path draw:style-name="gr4" draw:text-style-name="P4" draw:layer="layout" svg:width="0.107cm" svg:height="0.211cm" svg:x="8.682cm" svg:y="3.074cm" svg:viewBox="0 0 108 212" svg:d="M108 9c0-4-3-9-10-9s-14 7-14 13c0 4 3 10 10 10s14-7 14-14zM56 175c-4 16-17 30-32 30-3 0-6-1-9-2 7-3 9-9 9-11 0-6-5-9-10-9-8 0-14 6-14 13 0 9 9 16 24 16 14 0 44-9 52-38 7-30 15-59 22-88 0-3 1-5 1-9 0-13-12-23-26-23-28 0-43 34-43 38 0 3 3 3 4 3 3 0 3-1 5-4 6-15 19-30 33-30 6 0 8 4 8 12 0 3 0 6 0 8-8 31-16 62-24 94z">
              <text:p/>
            </draw:path>
            <draw:path draw:style-name="gr4" draw:text-style-name="P4" draw:layer="layout" svg:width="0.175cm" svg:height="0.201cm" svg:x="8.898cm" svg:y="3.192cm" svg:viewBox="0 0 176 202" svg:d="M164 109c6 0 12 0 12-7s-6-7-12-7c-50 0-99 0-149 0 4-47 44-81 94-81 18 0 37 0 55 0 6 0 12 0 12-7s-6-7-12-7c-19 0-37 0-56 0-60 0-108 46-108 102s48 100 108 100c19 0 37 0 56 0 6 0 12 0 12-7 0-6-6-6-12-6-18 0-37 0-55 0-50 0-90-33-94-80 50 0 99 0 149 0z">
              <text:p/>
            </draw:path>
            <draw:path draw:style-name="gr4" draw:text-style-name="P4" draw:layer="layout" svg:width="0.213cm" svg:height="0.237cm" svg:x="9.161cm" svg:y="3.142cm" svg:viewBox="0 0 214 238" svg:d="M111 125c3-4 3-5 3-6s-1-3-2-5c-24-35-48-69-72-103 27 0 54 0 81 0 59 0 77 12 84 68 3 0 6 0 9 0-4-26-7-53-10-79-65 0-130 0-195 0-8 0-9 0-9 8 29 42 58 84 87 127-28 31-55 63-83 94-4 4-4 4-4 5 0 4 4 4 9 4 65 0 130 0 195 0 3-27 6-54 10-81-3 0-6 0-9 0-6 57-30 66-85 66-32 0-65 0-97 0 29-32 59-65 88-98z">
              <text:p/>
            </draw:path>
            <draw:path draw:style-name="gr4" draw:text-style-name="P4" draw:layer="layout" svg:width="0.218cm" svg:height="0.167cm" svg:x="9.412cm" svg:y="3.069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8 48 97 72 146 2 4 3 5 6 5 4 0 4-1 5-6 11-45 23-90 34-135z">
              <text:p/>
            </draw:path>
            <draw:path draw:style-name="gr4" draw:text-style-name="P4" draw:layer="layout" svg:width="0.082cm" svg:height="0.151cm" svg:x="9.624cm" svg:y="3.155cm" svg:viewBox="0 0 83 152" svg:d="M83 7c0-4-3-7-8-7s-11 5-11 10c0 4 4 8 8 8 6 0 11-6 11-11zM45 124c-4 14-15 23-25 23-3 0-5-1-7-1 4-3 6-7 6-10s-2-7-8-7-11 6-11 11c0 8 8 12 20 12s35-6 40-27 11-42 16-63c0-2 1-3 1-6 0-10-10-17-22-17-21 0-34 24-34 27s3 3 4 3c2 0 3-1 3-3 8-17 20-21 26-21 7 0 8 6 8 9s0 4-1 5c-5 21-11 43-16 65z">
              <text:p/>
            </draw:path>
          </draw:g>
        </draw:g>
        <draw:custom-shape draw:style-name="gr124" draw:text-style-name="P27" draw:layer="layout" svg:width="2cm" svg:height="0.8cm" svg:x="5.2cm" svg:y="3cm">
          <text:p text:style-name="P25"><text:span text:style-name="T3">SPA(?)</text:span></text:p>
          <draw:enhanced-geometry svg:viewBox="0 0 21600 21600" draw:type="rectangle" draw:enhanced-path="M 0 0 L 21600 0 21600 21600 0 21600 0 0 Z N"/>
        </draw:custom-shape>
        <draw:custom-shape draw:style-name="gr121" draw:text-style-name="P26" draw:layer="layout" svg:width="1.4cm" svg:height="0.8cm" svg:x="1.6cm" svg:y="3cm">
          <text:p text:style-name="P25"><text:span text:style-name="T3">outer</text:span></text:p>
          <text:p text:style-name="P25"><text:span text:style-name="T3">decode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5.2cm" svg:y1="3.2cm" svg:x2="3.001cm" svg:y2="3.2cm">
          <text:p/>
        </draw:line>
        <draw:line draw:style-name="gr15" draw:text-style-name="P2" draw:layer="layout" svg:x1="1.6cm" svg:y1="3.4cm" svg:x2="1.3cm" svg:y2="3.4cm">
          <text:p/>
        </draw:line>
        <draw:g>
          <svg:title>TexMaths</svg:title>
          <svg:desc>9§display§\bm{c}_0§svg§600§TRUE§</svg:desc>
          <draw:g>
            <draw:path draw:style-name="gr4" draw:text-style-name="P4" draw:layer="layout" svg:width="0.146cm" svg:height="0.144cm" svg:x="1.931cm" svg:y="4.739cm" svg:viewBox="0 0 147 145" svg:d="M122 18c-18 5-12 14-18 21 0 5 3 14 16 14s23-11 23-24c0-16-17-29-44-29-64 0-99 49-99 90 0 29 18 55 67 55 8 0 29-1 48-8s32-20 32-23-6-8-8-8-3 0-5 2c-17 18-42 26-66 26-21 0-32-11-32-29 0-12 8-50 18-66 13-22 32-27 45-27 4 0 14 0 23 6z">
              <text:p/>
            </draw:path>
            <draw:path draw:style-name="gr4" draw:text-style-name="P4" draw:layer="layout" svg:width="0.102cm" svg:height="0.15cm" svg:x="2.089cm" svg:y="4.782cm" svg:viewBox="0 0 103 151" svg:d="M103 76c0-25-3-42-13-57-7-10-21-19-39-19-51 0-51 60-51 76s0 75 51 75c52 0 52-59 52-75zM51 144c-10 0-23-5-28-23-2-14-2-32-2-48s0-32 2-45c5-17 19-22 28-22 12 0 24 8 28 20 3 12 4 28 4 47 0 16 0 33-3 47-4 20-20 24-29 24z">
              <text:p/>
            </draw:path>
          </draw:g>
        </draw:g>
        <draw:custom-shape draw:style-name="gr18" draw:text-style-name="P2" draw:layer="layout" svg:width="3.2cm" svg:height="0.4cm" svg:x="1.8cm" svg:y="4.6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6cm" svg:y1="4.6cm" svg:x2="2.6cm" svg:y2="5cm">
          <text:p/>
        </draw:line>
        <draw:g>
          <svg:title>TexMaths</svg:title>
          <svg:desc>9§display§\bm{c}_{n-1}§svg§600§TRUE§</svg:desc>
          <draw:g>
            <draw:path draw:style-name="gr4" draw:text-style-name="P4" draw:layer="layout" svg:width="0.146cm" svg:height="0.143cm" svg:x="4.232cm" svg:y="4.741cm" svg:viewBox="0 0 147 144" svg:d="M121 18c-16 4-11 14-17 21 0 5 3 14 16 14s23-11 23-23c0-17-16-30-44-30-64 0-99 49-99 90 0 28 18 54 67 54 9 0 30 0 49-8 18-7 31-19 31-23 0-3-5-8-9-8-1 0-1 1-4 4-17 17-42 24-67 24-20 0-31-10-31-29 0-11 8-49 18-65 13-22 31-27 45-27 4 0 14 0 22 6z">
              <text:p/>
            </draw:path>
            <draw:path draw:style-name="gr4" draw:text-style-name="P4" draw:layer="layout" svg:width="0.134cm" svg:height="0.098cm" svg:x="4.39cm" svg:y="4.833cm" svg:viewBox="0 0 135 99" svg:d="M16 82c-1 3-2 9-2 9 0 6 4 8 8 8 3 0 6-3 8-5 1-2 3-9 4-14 1-4 4-14 5-20 1-4 2-9 3-14 3-9 4-11 10-20s16-21 33-21c13 0 13 12 13 17 0 12-9 36-13 46-2 6-3 8-3 12 0 11 10 19 20 19 23 0 33-31 33-34s-3-2-4-3c-3 0-3 2-4 4-6 17-15 26-24 26-4 0-5-2-5-7s1-8 5-18c2-7 12-30 12-43 0-20-17-24-29-24-19 0-31 11-37 20-2-16-15-20-24-20-10 0-14 6-18 12-4 8-7 20-7 21 0 3 3 3 4 3 2 0 2-1 4-6 4-14 8-25 16-25 6 0 7 6 7 11s-2 13-3 19-4 14-5 20c-2 9-4 18-7 27z">
              <text:p/>
            </draw:path>
            <draw:path draw:style-name="gr4" draw:text-style-name="P4" draw:layer="layout" svg:width="0.148cm" svg:height="0.01cm" svg:x="4.559cm" svg:y="4.869cm" svg:viewBox="0 0 149 11" svg:d="M140 11c4 0 9 0 9-6 0-5-5-5-9-5-44 0-87 0-131 0-4 0-9 0-9 5 0 6 5 6 9 6 44 0 87 0 131 0z">
              <text:p/>
            </draw:path>
            <draw:path draw:style-name="gr4" draw:text-style-name="P4" draw:layer="layout" svg:width="0.079cm" svg:height="0.145cm" svg:x="4.757cm" svg:y="4.784cm" svg:viewBox="0 0 80 146" svg:d="M49 6c0-6 0-6-6-6-14 13-34 14-43 14 0 3 0 5 0 8 4 0 20 0 31-6 0 37 0 74 0 111 0 8 0 11-21 11-3 0-6 0-9 0 0 3 0 5 0 8 4-1 31-1 39-1s36 0 40 1c0-3 0-5 0-8-3 0-5 0-8 0-23 0-23-3-23-11 0-40 0-80 0-121z">
              <text:p/>
            </draw:path>
          </draw:g>
        </draw:g>
        <draw:line draw:style-name="gr19" draw:text-style-name="P2" draw:layer="layout" svg:x1="4.201cm" svg:y1="4.601cm" svg:x2="4.2cm" svg:y2="5cm">
          <text:p/>
        </draw:line>
        <draw:g>
          <svg:title>TexMaths</svg:title>
          <svg:desc>9§display§\bm{c}_1§svg§600§TRUE§</svg:desc>
          <draw:g>
            <draw:path draw:style-name="gr4" draw:text-style-name="P4" draw:layer="layout" svg:width="0.145cm" svg:height="0.143cm" svg:x="2.733cm" svg:y="4.74cm" svg:viewBox="0 0 146 144" svg:d="M121 18c-17 4-11 14-17 21 0 5 3 15 16 15s23-12 23-24c0-17-17-30-44-30-64 0-99 49-99 90 0 28 18 54 66 54 8 0 31 0 50-7 18-7 30-21 30-24s-5-8-8-8c-2 0-3 1-4 3-17 18-43 25-67 25-20 0-31-10-31-29 0-11 8-49 18-65 12-22 31-27 45-27 4 0 14 0 22 6z">
              <text:p/>
            </draw:path>
            <draw:path draw:style-name="gr4" draw:text-style-name="P4" draw:layer="layout" svg:width="0.079cm" svg:height="0.145cm" svg:x="2.904cm" svg:y="4.783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line draw:style-name="gr19" draw:text-style-name="P2" draw:layer="layout" svg:x1="3.401cm" svg:y1="4.6cm" svg:x2="3.4cm" svg:y2="5cm">
          <text:p/>
        </draw:line>
        <draw:line draw:style-name="gr20" draw:text-style-name="P2" draw:layer="layout" svg:x1="1.8cm" svg:y1="4.5cm" svg:x2="2.3cm" svg:y2="4.5cm">
          <text:p/>
        </draw:line>
        <draw:g>
          <svg:title>TexMaths</svg:title>
          <svg:desc>10§display§k_{\rm a}§svg§600§TRUE§</svg:desc>
          <draw:g>
            <draw:path draw:style-name="gr4" draw:text-style-name="P4" draw:layer="layout" svg:width="0.157cm" svg:height="0.245cm" svg:x="1.9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4" draw:text-style-name="P4" draw:layer="layout" svg:width="0.121cm" svg:height="0.111cm" svg:x="2.0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0" draw:text-style-name="P2" draw:layer="layout" svg:x1="1.8cm" svg:y1="5.8cm" svg:x2="2.6cm" svg:y2="5.8cm">
          <text:p/>
        </draw:line>
        <draw:g>
          <svg:title>TexMaths</svg:title>
          <svg:desc>8§display§\nu §svg§600§TRUE§</svg:desc>
          <draw:g>
            <draw:path draw:style-name="gr4" draw:text-style-name="P4" draw:layer="layout" svg:width="0.13cm" svg:height="0.121cm" svg:x="2.108cm" svg:y="5.86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custom-shape draw:style-name="gr18" draw:text-style-name="P2" draw:layer="layout" svg:width="3.2cm" svg:height="0.4cm" svg:x="5.3cm" svg:y="5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3.578cm" svg:y="4.84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3.734cm" svg:y="4.84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3.889cm" svg:y="4.843cm" svg:viewBox="0 0 37 36" svg:d="M37 19c0-11-9-19-19-19s-18 8-18 19c0 10 8 17 18 17s19-7 19-1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3.578cm" svg:y="5.44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3.734cm" svg:y="5.44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3.889cm" svg:y="5.443cm" svg:viewBox="0 0 37 36" svg:d="M37 19c0-11-9-19-19-19s-18 8-18 19c0 10 8 17 18 17s19-7 19-17z">
              <text:p/>
            </draw:path>
          </draw:g>
        </draw:g>
        <draw:line draw:style-name="gr19" draw:text-style-name="P2" draw:layer="layout" svg:x1="6.1cm" svg:y1="5.2cm" svg:x2="6.1cm" svg:y2="5.6cm">
          <text:p/>
        </draw:line>
        <draw:line draw:style-name="gr19" draw:text-style-name="P2" draw:layer="layout" svg:x1="6.9cm" svg:y1="5.2cm" svg:x2="6.9cm" svg:y2="5.6cm">
          <text:p/>
        </draw:line>
        <draw:line draw:style-name="gr19" draw:text-style-name="P2" draw:layer="layout" svg:x1="7.7cm" svg:y1="5.2cm" svg:x2="7.7cm" svg:y2="5.6cm">
          <text:p/>
        </draw:lin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7.178cm" svg:y="5.44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7.334cm" svg:y="5.44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7.489cm" svg:y="5.443cm" svg:viewBox="0 0 37 36" svg:d="M37 19c0-11-9-19-19-19s-18 8-18 19c0 10 8 17 18 17s19-7 19-17z">
              <text:p/>
            </draw:path>
          </draw:g>
        </draw:g>
        <draw:g>
          <svg:title>TexMaths</svg:title>
          <svg:desc>9§display§\bm{s}_0§svg§600§TRUE§</svg:desc>
          <draw:g>
            <draw:path draw:style-name="gr4" draw:text-style-name="P4" draw:layer="layout" svg:width="0.131cm" svg:height="0.144cm" svg:x="5.52cm" svg:y="5.3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4" draw:text-style-name="P4" draw:layer="layout" svg:width="0.102cm" svg:height="0.15cm" svg:x="5.681cm" svg:y="5.4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>
          <svg:title>TexMaths</svg:title>
          <svg:desc>9§display§\bm{s}_1§svg§600§TRUE§</svg:desc>
          <draw:g>
            <draw:path draw:style-name="gr4" draw:text-style-name="P4" draw:layer="layout" svg:width="0.131cm" svg:height="0.143cm" svg:x="6.321cm" svg:y="5.3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4" draw:text-style-name="P4" draw:layer="layout" svg:width="0.079cm" svg:height="0.145cm" svg:x="6.494cm" svg:y="5.4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>
          <svg:title>TexMaths</svg:title>
          <svg:desc>9§display§\bm{s}_{n-1}§svg§600§TRUE§</svg:desc>
          <draw:g>
            <draw:path draw:style-name="gr4" draw:text-style-name="P4" draw:layer="layout" svg:width="0.131cm" svg:height="0.143cm" svg:x="7.823cm" svg:y="5.3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4" draw:text-style-name="P4" draw:layer="layout" svg:width="0.134cm" svg:height="0.098cm" svg:x="7.983cm" svg:y="5.4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4" draw:text-style-name="P4" draw:layer="layout" svg:width="0.148cm" svg:height="0.01cm" svg:x="8.152cm" svg:y="5.495cm" svg:viewBox="0 0 149 11" svg:d="M140 11c4 0 9 0 9-6 0-5-4-5-9-5-43 0-87 0-131 0-4 0-9 0-9 5 0 6 5 6 9 6 44 0 88 0 131 0z">
              <text:p/>
            </draw:path>
            <draw:path draw:style-name="gr4" draw:text-style-name="P4" draw:layer="layout" svg:width="0.079cm" svg:height="0.145cm" svg:x="8.35cm" svg:y="5.4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0" draw:text-style-name="P2" draw:layer="layout" svg:x1="5.3cm" svg:y1="4.5cm" svg:x2="6.1cm" svg:y2="4.5cm">
          <text:p/>
        </draw:line>
        <draw:g>
          <svg:title>TexMaths</svg:title>
          <svg:desc>10§display§\nu§svg§600§TRUE§</svg:desc>
          <draw:g>
            <draw:path draw:style-name="gr4" draw:text-style-name="P4" draw:layer="layout" svg:width="0.163cm" svg:height="0.152cm" svg:x="5.6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0" draw:text-style-name="P2" draw:layer="layout" svg:x1="5.3cm" svg:y1="5.7cm" svg:x2="8.5cm" svg:y2="5.7cm">
          <text:p/>
        </draw:line>
        <draw:g>
          <svg:title>TexMaths</svg:title>
          <svg:desc>10§display§N \!=\! \nu n§svg§600§TRUE§</svg:desc>
          <draw:g>
            <draw:path draw:style-name="gr4" draw:text-style-name="P4" draw:layer="layout" svg:width="0.295cm" svg:height="0.237cm" svg:x="6.412cm" svg:y="5.7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4" draw:text-style-name="P4" draw:layer="layout" svg:width="0.233cm" svg:height="0.081cm" svg:x="6.777cm" svg:y="5.8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65cm" svg:height="0.153cm" svg:x="7.087cm" svg:y="5.8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4" draw:text-style-name="P4" draw:layer="layout" svg:width="0.189cm" svg:height="0.157cm" svg:x="7.275cm" svg:y="5.8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21" draw:text-style-name="P2" draw:layer="layout" svg:width="3.2cm" svg:height="1.2cm" svg:x="9.5cm" svg:y="4.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\bm{x}^0_0§svg§600§TRUE§</svg:desc>
          <draw:g>
            <draw:path draw:style-name="gr4" draw:text-style-name="P4" draw:layer="layout" svg:width="0.177cm" svg:height="0.143cm" svg:x="9.571cm" svg:y="4.766cm" svg:viewBox="0 0 178 144" svg:d="M156 16c-10 4-17 14-17 22 0 7 6 14 16 14 11 0 23-9 23-24 0-17-16-28-36-28-18 0-30 13-33 20-8-14-26-20-44-20-40 0-61 39-61 49 0 5 5 5 8 5s6 0 7-5c9-28 31-37 45-37 11 0 17 5 17 15 0 6-5 23-7 35-4 14-8 29-11 43-5 19-15 29-26 29-2 0-9 0-15-6 10-2 17-13 17-21 0-7-6-15-17-15-10 0-22 9-22 25 0 17 17 27 36 27 18 0 30-13 33-18 8 13 26 18 44 18 40 0 61-38 61-48 0-4-5-4-8-4s-5 0-7 3c-9 29-31 39-45 39-12 0-17-7-17-16 0-7 4-24 7-35 2-9 9-38 11-43 4-18 15-28 27-28 1 0 8 0 14 4z">
              <text:p/>
            </draw:path>
            <draw:path draw:style-name="gr4" draw:text-style-name="P4" draw:layer="layout" svg:width="0.101cm" svg:height="0.15cm" svg:x="9.778cm" svg:y="4.632cm" svg:viewBox="0 0 102 151" svg:d="M102 76c0-24-2-42-12-57-7-10-21-19-39-19-51 0-51 61-51 76 0 16 0 75 51 75s51-59 51-75zM51 144c-10 0-23-6-28-24-2-12-2-30-2-47 0-16 0-33 2-45 5-17 19-22 28-22 12 0 24 7 28 20 3 12 4 28 4 47 0 17 0 33-3 46-5 20-20 25-29 25z">
              <text:p/>
            </draw:path>
            <draw:path draw:style-name="gr4" draw:text-style-name="P4" draw:layer="layout" svg:width="0.101cm" svg:height="0.15cm" svg:x="9.778cm" svg:y="4.839cm" svg:viewBox="0 0 102 151" svg:d="M102 76c0-24-2-41-12-57-7-10-21-19-39-19-51 0-51 60-51 76s0 75 51 75 51-59 51-75zM51 144c-10 0-23-5-28-24-2-12-2-30-2-46 0-17 0-34 2-45 5-18 19-23 28-23 12 0 24 7 28 20 3 13 4 28 4 48 0 16 0 32-3 45-5 21-20 25-29 25z">
              <text:p/>
            </draw:path>
          </draw:g>
        </draw:g>
        <draw:g>
          <svg:title>TexMaths</svg:title>
          <svg:desc>9§display§\bm{x}^{r-1}_0§svg§600§TRUE§</svg:desc>
          <draw:g>
            <draw:path draw:style-name="gr4" draw:text-style-name="P4" draw:layer="layout" svg:width="0.178cm" svg:height="0.144cm" svg:x="9.571cm" svg:y="5.548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5-17-15-10 0-22 9-22 26 0 16 17 27 36 27 18 0 30-14 34-19 7 13 25 19 43 19 40 0 61-39 61-49 0-4-4-4-7-4-4 0-6 0-8 3-9 29-31 39-44 39s-18-6-18-16c0-7 5-24 7-35 2-8 9-38 11-43 5-18 16-28 27-28 2 0 9 0 15 4z">
              <text:p/>
            </draw:path>
            <draw:path draw:style-name="gr4" draw:text-style-name="P4" draw:layer="layout" svg:width="0.102cm" svg:height="0.098cm" svg:x="9.777cm" svg:y="5.459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7c1 0 3-10 5-16 2-8 4-16 6-24z">
              <text:p/>
            </draw:path>
            <draw:path draw:style-name="gr4" draw:text-style-name="P4" draw:layer="layout" svg:width="0.148cm" svg:height="0.01cm" svg:x="9.914cm" svg:y="5.495cm" svg:viewBox="0 0 149 11" svg:d="M140 11c4 0 9 0 9-5 0-6-5-6-9-6-44 0-87 0-131 0-4 0-9 0-9 5 0 6 5 6 9 6 44 0 87 0 131 0z">
              <text:p/>
            </draw:path>
            <draw:path draw:style-name="gr4" draw:text-style-name="P4" draw:layer="layout" svg:width="0.079cm" svg:height="0.145cm" svg:x="10.112cm" svg:y="5.41cm" svg:viewBox="0 0 80 146" svg:d="M49 6c0-6 0-6-6-6-14 13-34 14-43 14 0 3 0 6 0 8 5 0 20 0 31-6 0 38 0 75 0 112 0 8 0 10-21 10-3 0-6 0-9 0 0 3 0 6 0 8 4 0 31-1 39-1s35 1 40 1c0-2 0-5 0-8-3 0-5 0-8 0-23 0-23-2-23-10 0-40 0-81 0-122z">
              <text:p/>
            </draw:path>
            <draw:path draw:style-name="gr4" draw:text-style-name="P4" draw:layer="layout" svg:width="0.101cm" svg:height="0.15cm" svg:x="9.779cm" svg:y="5.628cm" svg:viewBox="0 0 102 151" svg:d="M102 76c0-24-3-41-13-57-7-10-21-19-38-19-51 0-51 60-51 76s0 75 51 75 51-59 51-75zM51 145c-11 0-24-6-29-25-2-12-2-30-2-46 0-17 0-34 3-45 5-18 19-23 28-23 12 0 24 7 27 20 4 13 4 28 4 48 0 16 0 32-3 45-4 21-20 26-28 26z">
              <text:p/>
            </draw:path>
          </draw:g>
        </draw:g>
        <draw:line draw:style-name="gr2" draw:text-style-name="P2" draw:layer="layout" svg:x1="10.3cm" svg:y1="4.6cm" svg:x2="10.3cm" svg:y2="5.8cm">
          <text:p/>
        </draw:line>
        <draw:line draw:style-name="gr2" draw:text-style-name="P2" draw:layer="layout" svg:x1="11.9cm" svg:y1="4.6cm" svg:x2="11.9cm" svg:y2="5.8cm">
          <text:p/>
        </draw:line>
        <draw:g>
          <svg:title>TexMaths</svg:title>
          <svg:desc>8§display§\vdots§svg§600§TRUE§</svg:desc>
          <draw:g>
            <draw:path draw:style-name="gr4" draw:text-style-name="P4" draw:layer="layout" svg:width="0.027cm" svg:height="0.029cm" svg:x="10.738cm" svg:y="5.072cm" svg:viewBox="0 0 28 30" svg:d="M28 15c0-9-6-15-14-15s-14 7-14 15c0 9 6 15 14 15s14-7 14-15z">
              <text:p/>
            </draw:path>
            <draw:path draw:style-name="gr4" draw:text-style-name="P4" draw:layer="layout" svg:width="0.027cm" svg:height="0.029cm" svg:x="10.738cm" svg:y="5.184cm" svg:viewBox="0 0 28 30" svg:d="M28 15c0-9-6-15-14-15s-14 7-14 15c0 9 6 15 14 15s14-7 14-15z">
              <text:p/>
            </draw:path>
            <draw:path draw:style-name="gr4" draw:text-style-name="P4" draw:layer="layout" svg:width="0.027cm" svg:height="0.029cm" svg:x="10.738cm" svg:y="5.295cm" svg:viewBox="0 0 28 30" svg:d="M28 14c0-8-6-14-14-14s-14 6-14 14c0 9 6 16 14 16s14-7 14-16z">
              <text:p/>
            </draw:path>
          </draw:g>
        </draw:g>
        <draw:line draw:style-name="gr20" draw:text-style-name="P2" draw:layer="layout" svg:x1="9.5cm" svg:y1="4.5cm" svg:x2="12.7cm" svg:y2="4.5cm">
          <text:p/>
        </draw:line>
        <draw:g>
          <svg:title>TexMaths</svg:title>
          <svg:desc>10§display§N§svg§600§TRUE§</svg:desc>
          <draw:g>
            <draw:path draw:style-name="gr4" draw:text-style-name="P4" draw:layer="layout" svg:width="0.293cm" svg:height="0.237cm" svg:x="10.9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22" draw:text-style-name="P2" draw:layer="layout" svg:width="3.8cm" svg:height="2cm" svg:x="1.3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3.4cm" svg:height="1.999cm" svg:x="5.2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4.1cm" svg:height="1.998cm" svg:x="8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j \!\in\! [r]§svg§600§TRUE§</svg:desc>
          <draw:g>
            <draw:path draw:style-name="gr4" draw:text-style-name="P4" draw:layer="layout" svg:width="0.143cm" svg:height="0.301cm" svg:x="10.913cm" svg:y="2.307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4" draw:text-style-name="P4" draw:layer="layout" svg:width="0.175cm" svg:height="0.201cm" svg:x="11.15cm" svg:y="2.349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4" draw:text-style-name="P4" draw:layer="layout" svg:width="0.047cm" svg:height="0.348cm" svg:x="11.435cm" svg:y="2.276cm" svg:viewBox="0 0 48 349" svg:d="M48 349c0-5 0-9 0-14-11 0-23 0-34 0 0-107 0-214 0-321 11 0 23 0 34 0 0-5 0-9 0-14-16 0-32 0-48 0 0 116 0 233 0 349 16 0 32 0 48 0z">
              <text:p/>
            </draw:path>
            <draw:path draw:style-name="gr4" draw:text-style-name="P4" draw:layer="layout" svg:width="0.142cm" svg:height="0.157cm" svg:x="11.501cm" svg:y="2.384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4" draw:text-style-name="P4" draw:layer="layout" svg:width="0.047cm" svg:height="0.348cm" svg:x="11.667cm" svg:y="2.276cm" svg:viewBox="0 0 48 349" svg:d="M48 0c-16 0-32 0-48 0 0 5 0 9 0 14 11 0 23 0 34 0 0 107 0 214 0 321-11 0-23 0-34 0 0 5 0 9 0 14 16 0 32 0 48 0 0-116 0-233 0-349z">
              <text:p/>
            </draw:path>
          </draw:g>
        </draw:g>
        <draw:g>
          <svg:title>TexMaths</svg:title>
          <svg:desc>10§display§f_{\rm a}: \mathbb{B}^{k_{\rm a}} \to \mathcal{B}§svg§600§TRUE§</svg:desc>
          <draw:g>
            <draw:path draw:style-name="gr4" draw:text-style-name="P4" draw:layer="layout" svg:width="0.174cm" svg:height="0.317cm" svg:x="12.188cm" svg:y="10.109cm" svg:viewBox="0 0 175 318" svg:d="M110 107c10 0 21 0 31 0 7 0 10 0 10-7 0-4-3-4-9-4-10 0-20 0-30 0 3-14 5-27 8-40 1-7 6-32 8-36 3-7 9-12 17-12 1 0 10 0 17 6-16 1-19 14-19 19 0 8 6 12 13 12 9 0 19-8 19-21 0-16-16-24-30-24-12 0-34 6-45 41-2 7-3 11-11 55-8 0-17 0-25 0-6 0-10 0-10 7 0 4 3 4 10 4 8 0 15 0 23 0-9 46-18 91-27 137-6 34-12 66-30 66-2 0-10 0-17-6 16-1 19-14 19-19 0-8-6-12-13-12-9 0-19 7-19 21 0 16 15 24 30 24 19 0 33-21 40-34 11-22 19-65 19-67 7-36 14-73 21-110z">
              <text:p/>
            </draw:path>
            <draw:path draw:style-name="gr4" draw:text-style-name="P4" draw:layer="layout" svg:width="0.122cm" svg:height="0.111cm" svg:x="12.355cm" svg:y="10.298cm" svg:viewBox="0 0 123 112" svg:d="M96 44c0-13 0-22-11-31-10-9-22-13-37-13-23 0-39 9-39 24 0 8 5 12 11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4" draw:text-style-name="P4" draw:layer="layout" svg:width="0.036cm" svg:height="0.15cm" svg:x="12.627cm" svg:y="10.205cm" svg:viewBox="0 0 37 151" svg:d="M37 19c0-11-9-19-19-19-11 0-18 8-18 19 0 10 7 18 18 18 10 0 19-8 19-18zM37 133c0-11-9-19-19-19-11 0-18 8-18 19 0 10 7 18 18 18 10 0 19-8 19-18z">
              <text:p/>
            </draw:path>
            <draw:path draw:style-name="gr4" draw:text-style-name="P4" draw:layer="layout" svg:width="0.214cm" svg:height="0.238cm" svg:x="12.795cm" svg:y="10.116cm" svg:viewBox="0 0 215 239" svg:d="M46 32c0-5 0-13-3-20 13 0 25 0 38 0-5 6-5 13-5 18 0 60 0 120 0 179 0 5 0 12 5 18-13 0-25 0-38 0 3-6 3-15 3-20 0-58 0-117 0-175zM141 105c12-11 15-29 15-44 0-24-8-39-16-47 24 2 49 11 49 46 0 22-24 41-48 45zM89 31c0-7 0-11 5-15 1 0 6-4 15-4 15 0 35 12 35 49 0 40-20 48-55 49 0-27 0-53 0-79zM163 111c19-10 39-27 39-51 0-49-41-60-84-60-35 0-71 0-106 0-7 0-12 0-12 6s6 6 11 6c22 0 23 4 23 21 0 58 0 116 0 174 0 17-2 20-24 20-4 0-10 0-10 6s5 6 12 6c35 0 69 0 104 0 43 0 99-17 99-64 0-37-27-57-52-64zM89 208c0-28 0-57 0-86 28 0 40 0 51 8 13 11 14 33 14 45 0 13-1 52-45 52-20 0-20-12-20-19zM151 223c13-15 16-33 16-48 0-25-6-43-20-54 33 5 56 23 56 54 0 25-22 41-52 48z">
              <text:p/>
            </draw:path>
            <draw:path draw:style-name="gr4" draw:text-style-name="P4" draw:layer="layout" svg:width="0.12cm" svg:height="0.172cm" svg:x="13.044cm" svg:y="10.041cm" svg:viewBox="0 0 121 173" svg:d="M59 7c0-1 1-3 1-4s-1-3-4-3c-5 0-25 2-32 2-2 1-5 1-5 6 0 4 3 4 6 4 12 0 12 1 12 3s0 3-1 6c-11 46-23 92-34 139-2 4-2 4-2 5 0 4 3 8 9 8s10-5 11-11c1 0 11-44 12-47 18 2 32 7 32 20 0 1 0 2-1 5-1 4-1 5-1 8 0 17 14 25 26 25 24 0 21-26 31-38 0-3-3-3-4-3-3 0-3 1-4 6-3 10-10 28-22 28-7 0-9-6-9-13 0-4 0-5 2-11 0-1 1-5 1-7 0-22-30-26-40-27 7-4 16-12 21-16 12-11 24-23 38-23 3 0 6 1 8 3-10 2-13 10-13 14 0 5 5 9 10 9 7 0 14-5 14-16 0-8-6-17-19-17-14 0-26 10-39 22-10 10-18 17-28 21 8-33 16-65 24-98z">
              <text:p/>
            </draw:path>
            <draw:path draw:style-name="gr4" draw:text-style-name="P4" draw:layer="layout" svg:width="0.098cm" svg:height="0.079cm" svg:x="13.189cm" svg:y="10.168cm" svg:viewBox="0 0 99 80" svg:d="M77 26c0-16-18-26-39-26-11 0-31 0-31 15 0 7 4 10 9 10s9-4 9-10c0-4-2-6-4-7 6-2 14-2 16-2 15 0 24 8 24 21 0 1 0 3 0 4-17 1-26 1-40 6-11 4-21 12-21 23 0 16 20 20 34 20s24-5 30-14c0 6 4 13 13 13 2 0 22 0 22-16 0-3 0-7 0-10-3 0-5 0-8 0 0 3 0 6 0 9 0 2 0 10-7 10s-7-8-7-10c0-12 0-24 0-36zM61 54c0 19-21 21-25 21-10 0-20-6-20-15 0-6 4-22 45-24 0 6 0 12 0 18z">
              <text:p/>
            </draw:path>
            <draw:path draw:style-name="gr4" draw:text-style-name="P4" draw:layer="layout" svg:width="0.311cm" svg:height="0.182cm" svg:x="13.446cm" svg:y="10.177cm" svg:viewBox="0 0 312 183" svg:d="M273 98c-19 15-28 30-31 34-16 24-19 46-19 47 0 4 4 4 7 4 6 0 7-1 8-7 8-34 29-64 69-80 4-1 5-3 5-5 0-3-2-3-3-3-15-6-58-24-71-83-1-4-2-5-8-5-3 0-7 0-7 4 0 1 3 23 18 46 7 11 17 23 32 34-87 0-174 0-261 0-6 0-12 0-12 7s6 7 12 7c87 0 174 0 261 0z">
              <text:p/>
            </draw:path>
            <draw:path draw:style-name="gr4" draw:text-style-name="P4" draw:layer="layout" svg:width="0.222cm" svg:height="0.253cm" svg:x="13.886cm" svg:y="10.109cm" svg:viewBox="0 0 223 254" svg:d="M88 9c0-4 0-5 0-6 0-2 0-3-3-3-4 0-15 5-22 9-16 8-29 14-29 21 0 2 2 2 4 2 4 0 13-5 20-8-5 34-13 79-19 109-13 60-20 80-37 114-2 3-1 3-2 4 0 3 2 2 3 3 6 0 21-6 26-16 5-8 18-34 29-74 8-30 21-76 46-112 16-23 31-33 53-33 19 0 36 12 36 31 0 31-33 42-70 54-4 1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</draw:g>
        </draw:g>
        <draw:g>
          <svg:title>TexMaths</svg:title>
          <svg:desc>10§display§f_i: \mathbb{B}^{k_{\rm b}} \to \Phi_i
\ 
(i \!\in\! \mathbb{B})§svg§600§TRUE§</svg:desc>
          <draw:g>
            <draw:path draw:style-name="gr4" draw:text-style-name="P4" draw:layer="layout" svg:width="0.174cm" svg:height="0.317cm" svg:x="12.188cm" svg:y="10.508cm" svg:viewBox="0 0 175 318" svg:d="M110 107c10 0 21 0 31 0 7 0 10 0 10-7 0-4-3-4-9-4-10 0-20 0-30 0 3-14 5-27 8-40 1-7 6-32 8-36 3-7 9-12 17-12 1 0 10 0 17 6-15 1-19 14-19 19 0 8 6 12 13 12 9 0 19-8 19-21 0-16-16-24-30-24-12 0-34 6-45 41-2 7-3 11-11 55-8 0-17 0-25 0-6 0-10 0-10 7 0 4 3 4 10 4 8 0 15 0 23 0-9 46-18 92-27 138-6 34-12 65-30 65-2 0-10 0-17-6 16-1 19-14 19-19 0-8-6-12-13-12-9 0-19 8-19 21 0 16 15 24 30 24 19 0 33-20 40-34 11-22 19-64 19-67 7-36 14-73 21-110z">
              <text:p/>
            </draw:path>
            <draw:path draw:style-name="gr4" draw:text-style-name="P4" draw:layer="layout" svg:width="0.073cm" svg:height="0.164cm" svg:x="12.353cm" svg:y="10.644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4" draw:text-style-name="P4" draw:layer="layout" svg:width="0.036cm" svg:height="0.15cm" svg:x="12.586cm" svg:y="10.604cm" svg:viewBox="0 0 37 151" svg:d="M37 19c0-10-8-19-18-19s-19 9-19 19 9 18 19 18 18-8 18-18zM37 133c0-10-8-19-18-19s-19 9-19 19 9 18 19 18 18-8 18-18z">
              <text:p/>
            </draw:path>
            <draw:path draw:style-name="gr4" draw:text-style-name="P4" draw:layer="layout" svg:width="0.214cm" svg:height="0.238cm" svg:x="12.754cm" svg:y="10.515cm" svg:viewBox="0 0 215 239" svg:d="M46 32c0-5 0-13-3-20 13 0 26 0 39 0-5 6-5 13-5 18 0 60 0 120 0 179 0 5 0 12 5 18-13 0-26 0-39 0 3-6 3-15 3-20 0-58 0-117 0-175zM142 106c12-12 14-30 14-45 0-24-7-39-15-47 24 2 49 11 49 46 0 22-25 41-48 46zM89 31c0-7 0-11 5-15 2 0 7-4 15-4 16 0 35 13 35 49 0 40-20 48-55 49 0-27 0-53 0-79zM163 112c20-11 39-28 39-52 0-49-40-60-83-60-36 0-71 0-107 0-6 0-12 0-12 6s6 6 12 6c21 0 22 4 22 21 0 58 0 116 0 174 0 17-1 20-23 20-4 0-11 0-11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4" draw:text-style-name="P4" draw:layer="layout" svg:width="0.12cm" svg:height="0.172cm" svg:x="13.004cm" svg:y="10.44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4" draw:text-style-name="P4" draw:layer="layout" svg:width="0.105cm" svg:height="0.123cm" svg:x="13.148cm" svg:y="10.526cm" svg:viewBox="0 0 106 124" svg:d="M30 0c-10 1-20 1-30 2 0 3 0 5 0 8 13 0 15 1 15 9 0 34 0 68 0 103 2 0 5 0 7 0 2-3 3-5 4-7 1-1 1-3 2-4 8 8 18 13 29 13 27 0 49-18 49-40 0-21-20-40-46-40-10 0-21 3-30 10 0-18 0-36 0-54zM30 63c6-9 18-13 28-13 21 0 30 15 30 34 0 10-2 19-9 25-6 6-14 9-23 9-12 0-21-7-26-15 0-14 0-27 0-40z">
              <text:p/>
            </draw:path>
            <draw:path draw:style-name="gr4" draw:text-style-name="P4" draw:layer="layout" svg:width="0.311cm" svg:height="0.182cm" svg:x="13.419cm" svg:y="10.576cm" svg:viewBox="0 0 312 183" svg:d="M273 99c-19 14-28 29-31 33-16 24-13 31-19 47 0 4 4 4 7 4 6 0 6-1 8-7 8-34 29-64 68-80 5-1 6-2 6-4 0-3-2-4-3-4-16-6-58-24-71-83-2-4-2-5-8-5-3 0-7 0-7 4 0 1 3 23 18 47 7 10 17 22 32 34-87 0-174 0-261 0-6 0-12 0-12 7s6 7 12 7c87 0 174 0 261 0z">
              <text:p/>
            </draw:path>
            <draw:path draw:style-name="gr4" draw:text-style-name="P4" draw:layer="layout" svg:width="0.213cm" svg:height="0.237cm" svg:x="13.867cm" svg:y="10.516cm" svg:viewBox="0 0 214 238" svg:d="M120 192c55-4 94-37 94-72 0-37-40-69-94-73 0-7 0-13 0-20 0-12 0-16 34-16 4 0 7 0 11 0 0-4 0-7 0-11-12 1-45 1-59 1s-47 0-60-1c0 4 0 7 0 11 4 0 8 0 12 0 33 0 33 4 33 16 0 7 0 13 0 20-53 5-91 38-91 72 0 36 39 68 91 73 0 6 0 13 0 19 0 12 0 16-33 16-4 0-8 0-12 0 0 4 0 8 0 11 13-1 45-1 60-1 14 0 47 0 59 1 0-3 0-7 0-11-4 0-7 0-11 0-34 0-34-4-34-16 0-6 0-13 0-19zM91 184c-50-7-56-43-56-64 0-19 4-58 56-65 0 43 0 86 0 129zM120 55c49 5 59 38 59 64 0 21-5 59-59 65 0-43 0-86 0-129z">
              <text:p/>
            </draw:path>
            <draw:path draw:style-name="gr4" draw:text-style-name="P4" draw:layer="layout" svg:width="0.073cm" svg:height="0.164cm" svg:x="14.113cm" svg:y="10.644cm" svg:viewBox="0 0 74 165" svg:d="M68 9c0-4-3-9-10-9s-14 6-14 14c0 4 3 9 10 9s14-7 14-14zM18 134c-1 3-3 6-3 10 0 12 10 21 24 21 24 0 35-34 35-37s-3-3-4-3c-3 0-3 1-4 4-6 19-17 29-27 29-4 0-6-3-6-8 0-6 2-10 4-16 3-6 5-13 8-19 2-6 11-29 12-32 1-2 2-5 2-8 0-11-10-20-24-20-24 0-35 33-35 37 0 3 3 3 4 3 3 0 3-1 4-4 7-21 17-30 27-30 3 0 6 2 6 9 0 6-2 9-8 25-5 13-10 26-15 39z">
              <text:p/>
            </draw:path>
            <draw:path draw:style-name="gr4" draw:text-style-name="P4" draw:layer="layout" svg:width="0.08cm" svg:height="0.349cm" svg:x="14.37cm" svg:y="10.492cm" svg:viewBox="0 0 81 350" svg:d="M81 346c0-1 0-1-5-7-44-44-56-111-56-163 0-61 14-123 57-166 4-5 4-5 4-6 0-3-1-4-3-4-4 0-35 24-56 69-18 38-22 77-22 107 0 26 4 68 23 108 21 43 51 66 55 66 2 0 3-1 3-4z">
              <text:p/>
            </draw:path>
            <draw:path draw:style-name="gr4" draw:text-style-name="P4" draw:layer="layout" svg:width="0.092cm" svg:height="0.234cm" svg:x="14.482cm" svg:y="10.523cm" svg:viewBox="0 0 93 235" svg:d="M90 13c0-7-5-13-13-13-10 0-19 10-19 19 0 7 5 13 13 13s19-8 19-19zM63 145c4-10 4-11 8-20 2-7 4-12 4-19 0-16-11-29-29-29-33 0-46 51-46 54 0 4 3 2 4 4 4 0 4-1 6-7 9-33 23-43 35-43 3 0 9 0 9 11 0 8-2 15-4 18-3 10-18 50-24 65-4 9-8 21-8 27 0 17 12 29 29 29 33 0 46-50 46-53s-3-3-4-3c-4 0-4 1-6 6-6 21-18 42-36 42-6 0-8-3-8-11 0-9 2-14 10-34 5-13 9-25 14-37z">
              <text:p/>
            </draw:path>
            <draw:path draw:style-name="gr4" draw:text-style-name="P4" draw:layer="layout" svg:width="0.175cm" svg:height="0.201cm" svg:x="14.661cm" svg:y="10.566cm" svg:viewBox="0 0 176 202" svg:d="M163 109c6 0 13 0 13-7s-7-7-13-7c-50 0-99 0-149 0 5-47 45-81 95-81 18 0 36 0 54 0 6 0 13 0 13-7s-7-7-13-7c-18 0-37 0-55 0-60 0-108 45-108 102 0 56 48 100 108 100 18 0 37 0 55 0 6 0 13 0 13-6 0-7-7-7-13-7-18 0-36 0-54 0-50 0-90-33-95-80 50 0 99 0 149 0z">
              <text:p/>
            </draw:path>
            <draw:path draw:style-name="gr4" draw:text-style-name="P4" draw:layer="layout" svg:width="0.214cm" svg:height="0.238cm" svg:x="14.908cm" svg:y="10.515cm" svg:viewBox="0 0 215 239" svg:d="M46 32c0-5 0-13-3-20 13 0 26 0 39 0-5 6-5 13-5 18 0 60 0 120 0 179 0 5 0 12 5 18-13 0-26 0-39 0 3-6 3-15 3-20 0-58 0-117 0-175zM142 106c12-12 14-30 14-45 0-24-7-39-15-47 24 2 49 11 49 46 0 22-25 41-48 46zM89 31c0-7 0-11 5-15 2 0 7-4 15-4 16 0 35 13 35 49 0 40-20 48-55 49 0-27 0-53 0-79zM163 112c20-11 39-28 39-52 0-49-40-60-83-60-36 0-71 0-107 0-6 0-12 0-12 6s6 6 12 6c21 0 22 4 22 21 0 58 0 116 0 174 0 17-1 20-23 20-4 0-11 0-11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4" draw:text-style-name="P4" draw:layer="layout" svg:width="0.081cm" svg:height="0.349cm" svg:x="15.159cm" svg:y="10.492cm" svg:viewBox="0 0 82 350" svg:d="M82 176c0-28-4-70-23-110-21-43-51-66-55-66-2 0-4 2-4 4 0 1 0 1 7 8 35 34 55 90 55 164 0 59-13 120-57 165-5 4-5 4-5 5 0 3 2 4 4 4 4 0 35-24 56-68 18-39 22-78 22-106z">
              <text:p/>
            </draw:path>
          </draw:g>
        </draw:g>
        <draw:frame draw:style-name="gr25" draw:text-style-name="P7" draw:layer="layout" svg:width="1.522cm" svg:height="0.395cm" svg:x="15.605cm" svg:y="10.408cm">
          <draw:text-box>
            <text:p><text:span text:style-name="T3">(bijection)</text:span></text:p>
          </draw:text-box>
        </draw:frame>
        <draw:g>
          <svg:title>TexMaths</svg:title>
          <svg:desc>10§display§s_{i,t} \!=\!
f_{b_{i,t}}( \bm{C}_{i,t}^{\intercal} ) 
§svg§600§TRUE§</svg:desc>
          <draw:g>
            <draw:path draw:style-name="gr4" draw:text-style-name="P4" draw:layer="layout" svg:width="0.128cm" svg:height="0.158cm" svg:x="1.784cm" svg:y="19.76cm" svg:viewBox="0 0 129 159" svg:d="M119 24c-10 1-17 8-17 16 0 5 3 10 11 10 7 0 16-6 16-19 0-16-15-31-41-31-47 0-60 36-60 52 0 27 26 32 37 34 18 4 36 8 36 27 0 9-8 39-50 39-5 0-32 0-40-19 13 2 22-9 22-18s-6-13-13-13c-9 0-20 8-20 23 0 20 20 34 50 34 57 0 71-42 71-58 0-12-7-21-11-25-9-10-20-12-35-15-13-3-27-5-27-21 0-10 9-32 40-32 8 0 26 3 31 16z">
              <text:p/>
            </draw:path>
            <draw:path draw:style-name="gr4" draw:text-style-name="P4" draw:layer="layout" svg:width="0.074cm" svg:height="0.165cm" svg:x="1.942cm" svg:y="19.805cm" svg:viewBox="0 0 75 166" svg:d="M68 10c0-4-3-10-10-10-6 0-13 7-13 14 0 4 3 9 10 9s13-7 13-13zM18 134c-1 4-2 7-2 11 0 11 10 21 23 21 25 0 36-34 36-38 0-3-3-2-4-3-4 0-4 1-5 4-6 20-16 30-26 30-5 0-6-3-6-9 0-5 2-10 4-16s5-13 8-19c2-6 11-28 12-31 0-3 1-6 1-8 0-12-10-21-23-21-25 0-36 33-36 37s3 2 4 4c4 0 4-2 5-4 6-21 17-30 26-30 4 0 6 2 6 8s-1 10-7 25c-5 13-11 26-16 39z">
              <text:p/>
            </draw:path>
            <draw:path draw:style-name="gr4" draw:text-style-name="P4" draw:layer="layout" svg:width="0.03cm" svg:height="0.075cm" svg:x="2.058cm" svg:y="19.939cm" svg:viewBox="0 0 31 76" svg:d="M24 24c0 14-3 30-19 45-1 1-2 2-2 3 0 2 2 4 3 4 4 0 25-20 25-49 0-15-6-27-17-27-9 0-14 6-14 14s5 14 14 14c6 0 7-3 10-4z">
              <text:p/>
            </draw:path>
            <draw:path draw:style-name="gr4" draw:text-style-name="P4" draw:layer="layout" svg:width="0.082cm" svg:height="0.155cm" svg:x="2.124cm" svg:y="19.815cm" svg:viewBox="0 0 83 156" svg:d="M50 56c8 0 17 0 25 0 5 0 8 0 8-5 0-4-3-4-8-4-8 0-15 0-23 0 3-12 6-24 9-36 0-1 1-2 1-3 0-5-3-8-8-8-7 0-10 4-12 10s2-5-9 37c-8 0-17 0-25 0-5 0-8 0-8 6 0 3 3 3 7 3 8 0 15 0 23 0-5 19-9 38-14 58-1 6-4 15-4 18 0 15 13 24 27 24 27 0 42-35 42-38s-3-3-4-3c-2 0-3 0-5 5-7 15-19 29-33 29-5 0-8-3-8-12 0-3 1-8 1-10 6-24 12-48 18-71z">
              <text:p/>
            </draw:path>
            <draw:path draw:style-name="gr4" draw:text-style-name="P4" draw:layer="layout" svg:width="0.232cm" svg:height="0.081cm" svg:x="2.296cm" svg:y="19.78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174cm" svg:height="0.318cm" svg:x="2.607cm" svg:y="19.668cm" svg:viewBox="0 0 175 319" svg:d="M110 107c10 0 20 0 30 0 8 0 11 0 11-7 0-4-3-4-9-4-10 0-20 0-30 0 3-14 5-27 8-40 1-7 6-32 8-36 3-7 9-12 17-12 1 0 10 0 17 6-16 2-19 14-19 19 0 8 6 12 13 12 9 0 19-7 19-21 0-16-16-24-30-24-12 0-34 7-45 41-2 8-3 11-11 55-8 0-17 0-25 0-6 0-10 0-10 7 0 4 3 4 10 4 8 0 15 0 23 0-9 46-18 92-27 138-6 34-12 66-30 66-2 0-10 0-17-7 16-1 19-13 19-18 0-9-6-13-13-13-9 0-19 8-19 21 0 16 15 25 30 25 19 0 33-21 40-35 11-22 19-63 19-66 7-37 14-74 21-111z">
              <text:p/>
            </draw:path>
            <draw:path draw:style-name="gr4" draw:text-style-name="P4" draw:layer="layout" svg:width="0.098cm" svg:height="0.172cm" svg:x="2.777cm" svg:y="19.798cm" svg:viewBox="0 0 99 173" svg:d="M48 7c1 0 1-3 1-4s-1-3-4-3c-5 0-25 2-31 2-2 0-6 1-6 6 0 3 4 3 7 3 12 0 12 2 12 4s-3 12-4 17c-2 8-4 15-6 23s-16 62-16 65c-1 6-1 9-1 12 0 25 15 41 36 41 30 0 63-34 63-70 0-29-20-41-37-41-13 0-23 7-31 13 6-23 11-45 17-68zM36 166c-12 0-19-11-19-25 0-9 2-18 9-45 2-5 2-6 6-11 10-11 21-16 30-16s17 7 17 24c0 10-5 35-12 49-6 12-18 24-31 24z">
              <text:p/>
            </draw:path>
            <draw:path draw:style-name="gr4" draw:text-style-name="P4" draw:layer="layout" svg:width="0.061cm" svg:height="0.118cm" svg:x="2.9cm" svg:y="19.885cm" svg:viewBox="0 0 62 119" svg:d="M53 8c0-4-3-8-7-8-5 0-11 5-11 11 0 5 4 7 8 7 5 0 10-5 10-10zM62 92c0-2-3-2-4-2-3 0-3 0-4 4-3 9-11 19-20 19-4 0-5-3-5-6 0-4 1-6 2-9 2-4 3-7 4-10 1-1 7-18 10-24 1-4 2-6 2-9 0-8-8-15-19-15-18 0-28 22-28 27 0 2 3 2 4 2 3 0 3 0 4-3 3-13 12-20 19-20 4 0 6 2 6 6 0 1 0 3-1 7-2 3-9 22-12 28-1 3-1 3-4 9-1 2-2 5-2 8 0 9 9 15 19 15 19 0 29-23 29-27z">
              <text:p/>
            </draw:path>
            <draw:path draw:style-name="gr4" draw:text-style-name="P4" draw:layer="layout" svg:width="0.023cm" svg:height="0.054cm" svg:x="3.006cm" svg:y="19.981cm" svg:viewBox="0 0 24 55" svg:d="M18 19c0 17-9 26-14 30-2 2-2 2-2 3s2 3 3 3c2 0 19-13 19-35 0-12-5-20-13-20-7 0-11 5-11 11 0 5 4 10 11 10 2 0 5 0 7-2z">
              <text:p/>
            </draw:path>
            <draw:path draw:style-name="gr4" draw:text-style-name="P4" draw:layer="layout" svg:width="0.067cm" svg:height="0.111cm" svg:x="3.072cm" svg:y="19.892cm" svg:viewBox="0 0 68 112" svg:d="M40 43c7 0 14 0 21 0 4 0 4-1 5-1 1-1 1-3 1-4 0-3-3-3-6-3-6 0-13 0-19 0 1-5 3-10 4-15 1-4 3-12 3-13 0-3-2-7-6-7-3 0-8 2-9 7-1 3 1-5-7 28-7 0-14 0-21 0-4 0-6 0-6 5 0 3 2 3 5 3 7 0 13 0 20 0-3 14-7 27-10 41-1 4-3 9-3 11 0 10 10 17 22 17 21 0 34-23 34-27 0-2-3-2-4-2-2 0-3 0-4 3-5 12-16 20-25 20-6 0-8-4-8-9 0-3 0-3 1-5 4-17 8-33 12-49z">
              <text:p/>
            </draw:path>
            <draw:path draw:style-name="gr4" draw:text-style-name="P4" draw:layer="layout" svg:width="0.08cm" svg:height="0.349cm" svg:x="3.226cm" svg:y="19.652cm" svg:viewBox="0 0 81 350" svg:d="M81 347c0-1 0-2-5-8-44-44-56-110-56-163 0-61 14-122 57-166 4-4 4-5 4-6 0-3-1-4-3-4-4 0-35 24-56 69-18 38-22 77-22 107 0 27 4 69 23 108 21 43 51 66 55 66 2 0 3-1 3-3z">
              <text:p/>
            </draw:path>
            <draw:path draw:style-name="gr4" draw:text-style-name="P4" draw:layer="layout" svg:width="0.28cm" svg:height="0.251cm" svg:x="3.347cm" svg:y="19.669cm" svg:viewBox="0 0 281 252" svg:d="M280 10c0-1 1-3 1-5 0-5-5-5-9-5-11 8-21 17-32 25-16-18-40-25-65-25-113 0-175 86-175 158 0 65 53 94 115 94 29 0 59-10 86-29 34-24 40-57 40-59 0-4-5-4-8-4-7 0-7 0-9 6-14 45-60 69-100 69-21 0-40-5-55-15-19-14-20-38-20-48s6-76 40-116c19-23 53-40 92-40 43 0 61 33 61 64 0 3-1 8-1 12 0 5 4 5 9 5 8 0 8 0 10-8 7-26 13-53 20-79z">
              <text:p/>
            </draw:path>
            <draw:path draw:style-name="gr4" draw:text-style-name="P4" draw:layer="layout" svg:width="0.12cm" svg:height="0.157cm" svg:x="3.658cm" svg:y="19.642cm" svg:viewBox="0 0 121 158" svg:d="M73 24c11 0 22 0 33 0 3 0 15 0 15-12s-12-12-15-12c-30 0-60 0-90 0-4 0-16 0-16 12s13 12 16 12c11 0 22 0 33 0 0 40 0 79 0 119 0 4 0 15 12 15s12-12 12-15c0-40 0-79 0-119z">
              <text:p/>
            </draw:path>
            <draw:path draw:style-name="gr4" draw:text-style-name="P4" draw:layer="layout" svg:width="0.074cm" svg:height="0.164cm" svg:x="3.626cm" svg:y="19.851cm" svg:viewBox="0 0 75 165" svg:d="M68 9c0-4-3-9-9-9-7 0-14 6-14 13 0 4 3 9 10 9s13-6 13-13zM18 134c-1 3-2 6-2 10 0 12 10 21 23 21 25 0 36-34 36-38 0-3-3-3-4-3-4 0-4 2-5 4-5 20-16 30-26 30-5 0-6-3-6-9 0-5 2-10 4-15 2-7 5-14 8-20 2-6 11-28 12-31s1-6 1-8c0-12-9-21-23-21-24 0-36 33-36 38 0 3 4 3 5 3 3 0 3-1 4-4 6-21 17-30 26-30 4 0 6 2 6 9 0 5-1 9-7 24-5 13-11 26-16 40z">
              <text:p/>
            </draw:path>
            <draw:path draw:style-name="gr4" draw:text-style-name="P4" draw:layer="layout" svg:width="0.03cm" svg:height="0.075cm" svg:x="3.742cm" svg:y="19.984cm" svg:viewBox="0 0 31 76" svg:d="M24 24c0 14-2 30-19 45-1 1-2 2-2 3 0 2 2 4 4 4 3 0 24-20 24-49 0-15-6-27-17-27-8 0-14 7-14 14 0 8 5 14 14 14 6 0 7-3 10-4z">
              <text:p/>
            </draw:path>
            <draw:path draw:style-name="gr4" draw:text-style-name="P4" draw:layer="layout" svg:width="0.082cm" svg:height="0.155cm" svg:x="3.808cm" svg:y="19.859cm" svg:viewBox="0 0 83 156" svg:d="M50 56c8 0 17 0 25 0 5 0 8 0 8-5 0-3-3-3-7-3-8 0-16 0-24 0 3-12 6-25 9-37 1-1 1-2 1-3 0-5-3-8-8-8-6 0-10 4-12 10-2 7 2-5-9 38-8 0-17 0-25 0-5 0-8 0-8 5 0 3 3 3 7 3 8 0 16 0 24 0-5 19-10 38-15 58-1 6-4 15-4 19 0 14 13 23 27 23 27 0 43-35 43-38s-3-2-4-3c-3 0-4 1-6 5-6 15-19 29-32 29-6 0-9-3-9-12 0-3 1-8 1-10 6-24 12-48 18-71z">
              <text:p/>
            </draw:path>
            <draw:path draw:style-name="gr4" draw:text-style-name="P4" draw:layer="layout" svg:width="0.081cm" svg:height="0.349cm" svg:x="3.941cm" svg:y="19.652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g>
          <svg:title>TexMaths</svg:title>
          <svg:desc>10§display§\Phi \!=\!
\Phi_0 \!\cup\! \Phi_1§svg§600§TRUE§</svg:desc>
          <draw:g>
            <draw:path draw:style-name="gr4" draw:text-style-name="P4" draw:layer="layout" svg:width="0.213cm" svg:height="0.237cm" svg:x="15.247cm" svg:y="8.5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4" draw:text-style-name="P4" draw:layer="layout" svg:width="0.232cm" svg:height="0.081cm" svg:x="15.54cm" svg:y="8.7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213cm" svg:height="0.237cm" svg:x="15.852cm" svg:y="8.5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4" draw:text-style-name="P4" draw:layer="layout" svg:width="0.113cm" svg:height="0.166cm" svg:x="16.098cm" svg:y="8.7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4" draw:text-style-name="P4" draw:layer="layout" svg:width="0.194cm" svg:height="0.215cm" svg:x="16.282cm" svg:y="8.6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4" draw:text-style-name="P4" draw:layer="layout" svg:width="0.213cm" svg:height="0.237cm" svg:x="16.536cm" svg:y="8.5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4" draw:text-style-name="P4" draw:layer="layout" svg:width="0.089cm" svg:height="0.161cm" svg:x="16.796cm" svg:y="8.7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14" draw:text-style-name="P27" draw:layer="layout" svg:width="1.4cm" svg:height="0.5cm" svg:x="5.8cm" svg:y="2.3cm">
          <text:p text:style-name="P25"><text:span text:style-name="T3">inner-B</text:span></text:p>
          <draw:enhanced-geometry svg:viewBox="0 0 21600 21600" draw:type="rectangle" draw:enhanced-path="M 0 0 L 21600 0 21600 21600 0 21600 0 0 Z N"/>
        </draw:custom-shape>
        <draw:polyline draw:style-name="gr26" draw:text-style-name="P2" draw:layer="layout" svg:width="1.499cm" svg:height="0.399cm" svg:x="7.2cm" svg:y="2.1cm" svg:viewBox="0 0 1500 400" draw:points="0,400 1000,400 1000,0 1500,0">
          <text:p/>
        </draw:polyline>
        <draw:polyline draw:style-name="gr26" draw:text-style-name="P2" draw:layer="layout" svg:width="0.299cm" svg:height="0.299cm" svg:x="6.6cm" svg:y="2cm" svg:viewBox="0 0 300 300" draw:points="0,0 300,0 300,300">
          <text:p/>
        </draw:polyline>
        <draw:g>
          <svg:title>TexMaths</svg:title>
          <svg:desc>10§display§\bm{b}_i 
\!\in\! 
\tilde{\mathcal{B}} 
\!\subset\!
\mathbb{B}^\nu§svg§600§TRUE§</svg:desc>
          <draw:g>
            <draw:path draw:style-name="gr4" draw:text-style-name="P4" draw:layer="layout" svg:width="0.158cm" svg:height="0.244cm" svg:x="6.654cm" svg:y="1.671cm" svg:viewBox="0 0 159 245" svg:d="M80 12c2-5 1-4 2-6 0-5-4-6-8-6-1 0-1 0-2 0-15 1-31 1-46 2-5 0-11 1-11 11 0 6 7 6 9 6 4 0 10 0 15 1-3 11-6 27-10 40-8 32-16 64-24 97-5 19-5 24-5 32 0 43 33 56 60 56 63 0 99-56 99-103 0-43-32-58-61-58-17 0-31 7-38 12 7-28 13-56 20-84zM60 232c-13 0-25-7-25-29 0-11 4-23 6-34 4-13 10-38 12-48 2-6 22-24 43-24 22 0 24 19 24 27 0 18-12 61-18 74-12 28-31 34-42 34z">
              <text:p/>
            </draw:path>
            <draw:path draw:style-name="gr4" draw:text-style-name="P4" draw:layer="layout" svg:width="0.074cm" svg:height="0.164cm" svg:x="6.83cm" svg:y="1.803cm" svg:viewBox="0 0 75 165" svg:d="M68 9c0-4-3-9-9-9-7 0-14 6-14 13 0 4 3 10 10 10s13-7 13-14zM18 134c-1 3-2 6-2 10 0 12 10 21 23 21 25 0 36-34 36-38 0-3-3-3-4-3-4 0-4 2-5 4-6 20-16 30-26 30-5 0-6-3-6-8 0-6 2-11 4-16 2-7 5-13 8-20 2-6 11-28 12-31 1-2 1-5 1-8 0-11-10-21-23-21-24 0-36 34-36 38 0 3 3 2 4 3 4 0 4-1 5-4 6-21 17-30 26-30 4 0 6 2 6 9 0 5-1 9-7 24-5 13-11 26-16 40z">
              <text:p/>
            </draw:path>
            <draw:path draw:style-name="gr4" draw:text-style-name="P4" draw:layer="layout" svg:width="0.174cm" svg:height="0.201cm" svg:x="7.004cm" svg:y="1.725cm" svg:viewBox="0 0 175 202" svg:d="M163 108c6 0 12 0 12-7s-6-7-12-7c-50 0-99 0-149 0 4-47 45-80 94-80 18 0 37 0 55 0 6 0 12 0 12-7s-6-7-12-7c-18 0-37 0-55 0-60 0-108 45-108 101s48 101 108 101c18 0 37 0 55 0 6 0 12 0 12-7 0-6-6-6-12-6-18 0-37 0-55 0-49 0-90-34-94-81 50 0 99 0 149 0z">
              <text:p/>
            </draw:path>
            <draw:path draw:style-name="gr4" draw:text-style-name="P4" draw:layer="layout" svg:width="0.116cm" svg:height="0.032cm" svg:x="7.359cm" svg:y="1.591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4" draw:text-style-name="P4" draw:layer="layout" svg:width="0.222cm" svg:height="0.254cm" svg:x="7.258cm" svg:y="1.666cm" svg:viewBox="0 0 223 255" svg:d="M88 10c1-4 1-5 1-6 0-2-1-3-4-3-4 0-14 5-21 8-17 9-30 15-30 21 0 3 3 3 4 3 4 0 13-5 20-8-4 34-13 79-19 109-13 59-20 80-37 114-2 3-1 3-2 4 0 3 3 3 4 3 6 0 20-7 26-16 4-9 18-34 28-74 8-30 21-76 46-112 17-23 31-33 53-33 19 0 37 12 37 30 0 31-34 43-70 55-5 1-29 10-29 18 0 3 3 3 4 3s9-2 17-2c35 0 64 22 64 55 0 42-37 56-69 56-27 0-40-14-45-19-1-2-2-3-4-3-8 0-26 11-26 17 0 2 14 25 51 25 50 0 123-35 123-91 0-29-20-51-56-58 28-12 69-37 69-70 0-21-16-36-42-36-12 0-57 3-100 56 2-15 5-31 7-46z">
              <text:p/>
            </draw:path>
            <draw:path draw:style-name="gr4" draw:text-style-name="P4" draw:layer="layout" svg:width="0.214cm" svg:height="0.201cm" svg:x="7.556cm" svg:y="1.725cm" svg:viewBox="0 0 215 202" svg:d="M203 14c6 0 12 0 12-7s-6-7-12-7c-32 0-63 0-95 0-60 0-108 45-108 101s48 101 108 101c32 0 63 0 95 0 6 0 12 0 12-7 0-6-6-6-12-6-31 0-63 0-94 0-55 0-95-41-95-88s40-87 95-87c31 0 63 0 94 0z">
              <text:p/>
            </draw:path>
            <draw:path draw:style-name="gr4" draw:text-style-name="P4" draw:layer="layout" svg:width="0.214cm" svg:height="0.238cm" svg:x="7.843cm" svg:y="1.674cm" svg:viewBox="0 0 215 239" svg:d="M46 32c0-5 0-14-3-20 13 0 25 0 38 0-5 6-5 13-5 18 0 60 0 120 0 179 0 5 0 12 5 18-13 0-25 0-38 0 3-7 3-15 3-20 0-58 0-117 0-175zM141 105c12-11 15-29 15-44 0-24-8-39-16-48 24 3 49 12 49 47 0 22-25 40-48 45zM89 31c0-7 0-11 4-15 2-1 7-4 16-4 15 0 34 12 34 49 0 39-20 48-54 48 0-26 0-52 0-78zM162 111c20-10 39-27 39-51 0-49-40-60-83-60-35 0-71 0-106 0-7 0-12 0-12 6s6 6 11 6c21 0 22 3 22 20 0 58 0 116 0 174 0 18-1 21-23 21-4 0-10 0-10 6s5 6 12 6c35 0 69 0 104 0 43 0 99-17 99-65 0-36-27-56-53-63zM89 208c0-28 0-57 0-86 28 0 40 0 50 8 14 10 15 33 15 44 0 14-1 53-45 53-20 0-20-13-20-19zM151 222c13-14 16-33 16-48 0-24-6-42-20-54 33 6 55 24 55 54 0 26-21 41-51 48z">
              <text:p/>
            </draw:path>
            <draw:path draw:style-name="gr4" draw:text-style-name="P4" draw:layer="layout" svg:width="0.125cm" svg:height="0.107cm" svg:x="8.092cm" svg:y="1.661cm" svg:viewBox="0 0 126 108" svg:d="M43 7c1-1 1-2 1-4-1-1 0-3-4-3-5 0-14 1-16 1-5 1-9 1-14 1-4 1-7 1-7 6 0 3 4 3 7 3 12 0 12 2 12 4s-2 6-3 10c-4 16-8 33-12 49-6 25-7 30-7 31 0 3 3 3 4 3s3 0 4 0c22-3 53-15 80-38 33-30 25-41 38-62 0-5-3-8-8-8-9 0-11 7-13 14-10 34-43 72-84 84 7-31 15-61 22-91z">
              <text:p/>
            </draw:path>
          </draw:g>
        </draw:g>
        <draw:custom-shape draw:style-name="gr27" draw:text-style-name="P2" draw:layer="layout" svg:width="3.2cm" svg:height="0.6cm" svg:x="1.8cm" svg:y="5.1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601cm" svg:y1="5.1cm" svg:x2="2.6cm" svg:y2="5.7cm">
          <text:p/>
        </draw:line>
        <draw:line draw:style-name="gr19" draw:text-style-name="P2" draw:layer="layout" svg:x1="4.202cm" svg:y1="5.101cm" svg:x2="4.2cm" svg:y2="5.7cm">
          <text:p/>
        </draw:line>
        <draw:line draw:style-name="gr19" draw:text-style-name="P2" draw:layer="layout" svg:x1="3.402cm" svg:y1="5.1cm" svg:x2="3.4cm" svg:y2="5.7cm">
          <text:p/>
        </draw:line>
        <draw:custom-shape draw:style-name="gr18" draw:text-style-name="P2" draw:layer="layout" svg:width="3.2cm" svg:height="0.4cm" svg:x="5.3cm" svg:y="4.6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6.1cm" svg:y1="4.6cm" svg:x2="6.1cm" svg:y2="5cm">
          <text:p/>
        </draw:line>
        <draw:line draw:style-name="gr19" draw:text-style-name="P2" draw:layer="layout" svg:x1="6.9cm" svg:y1="4.6cm" svg:x2="6.9cm" svg:y2="5cm">
          <text:p/>
        </draw:line>
        <draw:line draw:style-name="gr19" draw:text-style-name="P2" draw:layer="layout" svg:x1="7.7cm" svg:y1="4.6cm" svg:x2="7.7cm" svg:y2="5cm">
          <text:p/>
        </draw:lin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7.178cm" svg:y="4.84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7.334cm" svg:y="4.84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7.489cm" svg:y="4.843cm" svg:viewBox="0 0 37 36" svg:d="M37 19c0-11-9-19-19-19s-18 8-18 19c0 10 8 17 18 17s19-7 19-17z">
              <text:p/>
            </draw:path>
          </draw:g>
        </draw:g>
        <draw:g>
          <svg:title>TexMaths</svg:title>
          <svg:desc>9§display§\bm{b}_0§svg§600§TRUE§</svg:desc>
          <draw:g>
            <draw:path draw:style-name="gr4" draw:text-style-name="P4" draw:layer="layout" svg:width="0.142cm" svg:height="0.22cm" svg:x="5.521cm" svg:y="4.691cm" svg:viewBox="0 0 143 221" svg:d="M72 11c2-5 2-5 2-6 0-3-4-5-8-5-1 0-1 0-1 0-14 1-28 1-42 2-4 1-10 1-10 10 0 5 7 5 9 5 3 0 8 0 13 1-3 11-5 24-9 36-7 29-14 58-22 87-4 18-4 21-4 29 0 40 30 51 54 51 56 0 89-51 89-93 0-38-29-52-55-52-15 0-28 7-34 10 6-25 12-50 18-75zM54 210c-12 0-23-7-23-26 0-11 4-23 6-32 3-12 8-34 11-43 1-6 19-21 38-21 20 0 22 16 22 23 0 16-11 56-17 68-10 26-28 31-37 31z">
              <text:p/>
            </draw:path>
            <draw:path draw:style-name="gr4" draw:text-style-name="P4" draw:layer="layout" svg:width="0.101cm" svg:height="0.15cm" svg:x="5.68cm" svg:y="4.81cm" svg:viewBox="0 0 102 151" svg:d="M102 76c0-24-2-42-12-57-7-10-21-19-39-19-51 0-51 61-51 76 0 16 0 75 51 75s51-60 51-75zM51 144c-10 0-23-6-28-24-3-12-3-30-3-46 0-17 0-34 3-46 5-17 19-22 28-22 12 0 23 7 27 20s5 28 5 48c0 16 0 32-4 45-4 21-19 25-28 25z">
              <text:p/>
            </draw:path>
          </draw:g>
        </draw:g>
        <draw:g>
          <svg:title>TexMaths</svg:title>
          <svg:desc>9§display§\bm{b}_1§svg§600§TRUE§</svg:desc>
          <draw:g>
            <draw:path draw:style-name="gr4" draw:text-style-name="P4" draw:layer="layout" svg:width="0.142cm" svg:height="0.22cm" svg:x="6.322cm" svg:y="4.692cm" svg:viewBox="0 0 143 221" svg:d="M72 11c2-5 2-5 2-6 0-3-4-5-8-5-1 0-1 0-2 0-14 1-27 1-41 2-4 1-10 1-10 10 0 5 7 5 9 5 3 0 8 0 13 1-3 11-5 24-9 36-7 29-14 58-22 87-4 18-4 22-4 29 0 40 30 51 54 51 56 0 89-51 89-92 0-39-29-53-55-53-15 0-28 7-34 10 6-25 12-50 18-75zM54 210c-12 0-23-7-23-27 0-10 4-21 6-31 2-12 8-33 11-43 1-6 19-22 38-22 20 0 21 17 21 24 0 17-11 56-16 68-10 26-28 31-37 31z">
              <text:p/>
            </draw:path>
            <draw:path draw:style-name="gr4" draw:text-style-name="P4" draw:layer="layout" svg:width="0.079cm" svg:height="0.145cm" svg:x="6.493cm" svg:y="4.812cm" svg:viewBox="0 0 80 146" svg:d="M49 6c0-6 0-6-6-6-14 13-34 14-43 14 0 3 0 6 0 8 5 0 20 0 31-6 0 38 0 75 0 113 0 7 0 9-21 9-3 0-6 0-8 0 0 3 0 6 0 8 3 0 30 0 38 0s35 0 40 0c0-2 0-5 0-8-3 0-6 0-8 0-23 0-23-2-23-9 0-41 0-82 0-123z">
              <text:p/>
            </draw:path>
          </draw:g>
        </draw:g>
        <draw:g>
          <svg:title>TexMaths</svg:title>
          <svg:desc>9§display§\bm{b}_{n-1}§svg§600§TRUE§</svg:desc>
          <draw:g>
            <draw:path draw:style-name="gr4" draw:text-style-name="P4" draw:layer="layout" svg:width="0.143cm" svg:height="0.22cm" svg:x="7.823cm" svg:y="4.693cm" svg:viewBox="0 0 144 221" svg:d="M73 11c1-4 0-3 1-5 0-4-4-6-7-6-1 0-1 0-2 1-14 0-27 1-41 2-4 0-11 0-11 9 0 6 7 6 9 6 3 0 9 0 13 0-3 11-5 24-9 37-7 28-14 57-22 86-4 18-4 21-4 28 0 41 31 52 54 52 57 0 90-52 90-93 0-38-30-52-56-52-15 0-28 6-34 10 6-25 13-50 19-75zM55 210c-13 0-24-6-24-26 0-10 4-22 6-32 3-12 9-34 11-43 1-5 19-21 38-21 20 0 22 17 22 23 0 17-11 56-16 67-11 26-28 32-37 32z">
              <text:p/>
            </draw:path>
            <draw:path draw:style-name="gr4" draw:text-style-name="P4" draw:layer="layout" svg:width="0.134cm" svg:height="0.099cm" svg:x="7.981cm" svg:y="4.862cm" svg:viewBox="0 0 135 100" svg:d="M17 83c-1 3-3 8-3 9 0 5 5 8 8 8 4 0 8-4 9-6 0-2 2-9 4-13 1-5 4-15 5-20 0-5 2-10 3-14 3-9 3-11 10-21 5-8 16-20 32-20 14 0 14 11 14 16 0 13-10 37-14 46-1 6-2 8-2 13 0 11 9 19 20 19 23 0 32-31 32-35 0-2-3-2-4-2-2 0-2 1-3 3-6 18-15 27-24 27-4 0-5-3-5-8 0-4 1-8 4-18 3-6 12-29 12-42 0-21-17-25-29-25-18 0-30 12-37 20-1-16-14-20-23-20-10 0-15 7-18 12-4 8-8 20-8 22 0 3 2 2 4 3 3 0 3-1 5-7 4-13 7-24 16-24 6 0 7 5 7 11 0 5-1 12-3 18s-4 15-5 20c-2 9-5 19-7 28z">
              <text:p/>
            </draw:path>
            <draw:path draw:style-name="gr4" draw:text-style-name="P4" draw:layer="layout" svg:width="0.148cm" svg:height="0.01cm" svg:x="8.151cm" svg:y="4.898cm" svg:viewBox="0 0 149 11" svg:d="M140 11c4 0 9 0 9-6 0-5-5-5-9-5-43 0-87 0-131 0-4 0-9 0-9 5 0 6 4 6 9 6 44 0 88 0 131 0z">
              <text:p/>
            </draw:path>
            <draw:path draw:style-name="gr4" draw:text-style-name="P4" draw:layer="layout" svg:width="0.08cm" svg:height="0.145cm" svg:x="8.348cm" svg:y="4.812cm" svg:viewBox="0 0 81 146" svg:d="M50 6c0-5-1-6-6-6-14 14-35 14-44 14 0 3 0 6 0 8 5 0 20 0 32-6 0 37 0 75 0 112 0 7 0 10-22 10-3 0-6 0-8 0 0 3 0 5 0 8 4 0 31-1 39-1 7 0 35 1 40 1 0-3 0-5 0-8-3 0-6 0-9 0-22 0-22-3-22-10 0-40 0-81 0-122z">
              <text:p/>
            </draw:path>
          </draw:g>
        </draw:g>
        <draw:line draw:style-name="gr28" draw:text-style-name="P2" draw:layer="layout" svg:x1="5cm" svg:y1="4.8cm" svg:x2="5.3cm" svg:y2="4.8cm">
          <text:p/>
        </draw:line>
        <draw:line draw:style-name="gr28" draw:text-style-name="P2" draw:layer="layout" svg:x1="5cm" svg:y1="5.4cm" svg:x2="5.3cm" svg:y2="5.4cm">
          <text:p/>
        </draw:line>
        <draw:line draw:style-name="gr28" draw:text-style-name="P2" draw:layer="layout" svg:x1="5.7cm" svg:y1="5cm" svg:x2="5.7cm" svg:y2="5.2cm">
          <text:p/>
        </draw:line>
        <draw:line draw:style-name="gr28" draw:text-style-name="P2" draw:layer="layout" svg:x1="6.5cm" svg:y1="5cm" svg:x2="6.5cm" svg:y2="5.2cm">
          <text:p/>
        </draw:line>
        <draw:line draw:style-name="gr28" draw:text-style-name="P2" draw:layer="layout" svg:x1="8.1cm" svg:y1="5cm" svg:x2="8.1cm" svg:y2="5.2cm">
          <text:p/>
        </draw:line>
        <draw:line draw:style-name="gr19" draw:text-style-name="P2" draw:layer="layout" svg:x1="9.5cm" svg:y1="5cm" svg:x2="12.7cm" svg:y2="5cm">
          <text:p/>
        </draw:line>
        <draw:line draw:style-name="gr19" draw:text-style-name="P2" draw:layer="layout" svg:x1="9.5cm" svg:y1="5.4cm" svg:x2="12.7cm" svg:y2="5.4cm">
          <text:p/>
        </draw:line>
        <draw:polyline draw:style-name="gr28" draw:text-style-name="P2" draw:layer="layout" svg:width="0.999cm" svg:height="0.199cm" svg:x="8.5cm" svg:y="5.2cm" svg:viewBox="0 0 1000 200" draw:points="0,200 100,200 100,0 1000,0">
          <text:p/>
        </draw:polyline>
        <draw:g>
          <svg:title>TexMaths</svg:title>
          <svg:desc>10§display§\bm{b}
\!=\! 
(\bm{b}_0, \dots, \bm{b}_{n-1})
\!\in\!
\tilde{\mathcal{B}}^n§svg§600§TRUE§</svg:desc>
          <draw:g>
            <draw:path draw:style-name="gr4" draw:text-style-name="P4" draw:layer="layout" svg:width="0.159cm" svg:height="0.244cm" svg:x="3.983cm" svg:y="13.977cm" svg:viewBox="0 0 160 245" svg:d="M80 13c2-5 1-4 2-6 0-5-4-7-8-7-1 0-2 0-2 1-15 1-31 1-46 2-5 0-11 1-11 10 0 7 7 7 9 7 4 0 10 0 15 0-3 12-6 27-10 41-8 32-16 64-24 96-5 20-5 24-5 32 0 44 33 56 60 56 63 0 100-56 100-102 0-43-33-58-62-58-17 0-31 7-38 11 7-28 13-55 20-83zM60 233c-13 0-25-8-25-28 0-12 4-25 6-35 4-14 10-38 12-48 2-6 22-24 43-24 22 0 24 19 24 26 0 19-12 62-18 75-12 28-31 34-42 34z">
              <text:p/>
            </draw:path>
            <draw:path draw:style-name="gr4" draw:text-style-name="P4" draw:layer="layout" svg:width="0.233cm" svg:height="0.081cm" svg:x="4.206cm" svg:y="14.09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08cm" svg:height="0.348cm" svg:x="4.534cm" svg:y="13.958cm" svg:viewBox="0 0 81 349" svg:d="M81 345c0-1 0-1-6-7-44-44-55-111-55-163 0-61 14-122 57-166 4-4 4-5 4-6 0-2-1-3-3-3-4 0-35 24-56 68-18 39-22 77-22 107 0 27 4 69 23 108 21 43 51 66 55 66 2 0 3-1 3-4z">
              <text:p/>
            </draw:path>
            <draw:path draw:style-name="gr4" draw:text-style-name="P4" draw:layer="layout" svg:width="0.158cm" svg:height="0.244cm" svg:x="4.654cm" svg:y="13.977cm" svg:viewBox="0 0 159 245" svg:d="M80 13c2-5 1-4 2-6 0-5-4-7-8-7-1 0-2 0-2 1-15 1-31 1-46 2-5 0-11 1-11 10 0 7 7 7 9 7 4 0 10 0 15 0-3 12-6 27-10 41-8 32-16 64-24 96-5 20-5 24-5 32 0 44 33 56 60 56 63 0 99-56 99-102 0-43-32-58-61-58-17 0-31 7-38 11 7-28 13-55 20-83zM60 233c-13 0-25-8-25-28 0-12 4-25 6-35 4-14 10-38 12-48 2-6 22-24 43-24 22 0 24 19 24 26 0 19-12 62-18 75-12 28-31 34-42 34z">
              <text:p/>
            </draw:path>
            <draw:path draw:style-name="gr4" draw:text-style-name="P4" draw:layer="layout" svg:width="0.114cm" svg:height="0.167cm" svg:x="4.831cm" svg:y="14.109cm" svg:viewBox="0 0 115 168" svg:d="M115 85c0-27-4-47-15-64-8-11-23-21-43-21-57 0-57 67-57 85 0 17 0 83 57 83s58-66 58-83zM57 161c-11 0-26-7-31-27-3-14-3-34-3-52s0-37 4-50c5-20 20-25 30-25 14 0 27 8 31 22s4 31 4 53c0 18 0 36-3 51-5 23-22 28-32 28z">
              <text:p/>
            </draw:path>
            <draw:path draw:style-name="gr4" draw:text-style-name="P4" draw:layer="layout" svg:width="0.041cm" svg:height="0.104cm" svg:x="5.006cm" svg:y="14.182cm" svg:viewBox="0 0 42 105" svg:d="M42 37c0-23-9-37-23-37-12 0-19 9-19 19 0 9 7 18 19 18 4 0 9-1 12-4 1-1 1-1 2-1 0 2 1 0 1 5 0 26-12 47-24 59-4 3-4 4-4 5 0 3 2 4 4 4 3 0 32-27 32-68z">
              <text:p/>
            </draw:path>
            <draw:path draw:style-name="gr4" draw:text-style-name="P4" draw:layer="layout" svg:width="0.036cm" svg:height="0.036cm" svg:x="5.163cm" svg:y="14.182cm" svg:viewBox="0 0 37 37" svg:d="M37 19c0-10-9-19-19-19s-18 9-18 19 8 18 18 18 19-8 19-18z">
              <text:p/>
            </draw:path>
            <draw:path draw:style-name="gr4" draw:text-style-name="P4" draw:layer="layout" svg:width="0.036cm" svg:height="0.036cm" svg:x="5.319cm" svg:y="14.182cm" svg:viewBox="0 0 37 37" svg:d="M37 19c0-10-9-19-19-19-11 0-18 9-18 19s7 18 18 18c10 0 19-8 19-18z">
              <text:p/>
            </draw:path>
            <draw:path draw:style-name="gr4" draw:text-style-name="P4" draw:layer="layout" svg:width="0.036cm" svg:height="0.036cm" svg:x="5.475cm" svg:y="14.182cm" svg:viewBox="0 0 37 37" svg:d="M37 19c0-10-8-19-18-19-11 0-19 9-19 19s8 18 19 18c10 0 18-8 18-18z">
              <text:p/>
            </draw:path>
            <draw:path draw:style-name="gr4" draw:text-style-name="P4" draw:layer="layout" svg:width="0.04cm" svg:height="0.104cm" svg:x="5.631cm" svg:y="14.182cm" svg:viewBox="0 0 41 105" svg:d="M41 37c0-23-9-37-22-37-12 0-19 9-19 19 0 9 7 18 19 18 4 0 8-1 12-4 1-1 1-1 2-1 0 2 0 0 0 5 0 26-11 47-23 59-4 3-4 4-4 5 0 3 1 4 3 4 4 0 32-27 32-68z">
              <text:p/>
            </draw:path>
            <draw:path draw:style-name="gr4" draw:text-style-name="P4" draw:layer="layout" svg:width="0.159cm" svg:height="0.244cm" svg:x="5.774cm" svg:y="13.977cm" svg:viewBox="0 0 160 245" svg:d="M81 13c1-5 1-4 1-6 0-5-4-7-8-7-1 0-1 0-2 1-15 1-30 1-45 2-5 0-12 1-12 10 0 7 7 7 9 7 4 0 11 0 15 0-3 12-6 27-10 41-8 32-16 64-24 96-5 20-5 24-5 32 0 44 34 56 60 56 64 0 100-56 100-102 0-43-33-58-62-58-17 0-31 7-38 11 7-28 14-55 21-83zM61 233c-14 0-26-8-26-28 0-12 4-25 6-35 4-14 10-38 12-48 2-6 22-24 44-24 21 0 23 19 23 26 0 19-12 62-18 75-11 28-31 34-41 34z">
              <text:p/>
            </draw:path>
            <draw:path draw:style-name="gr4" draw:text-style-name="P4" draw:layer="layout" svg:width="0.149cm" svg:height="0.109cm" svg:x="5.951cm" svg:y="14.164cm" svg:viewBox="0 0 150 110" svg:d="M18 93c-1 3-2 9-2 10 0 5 4 7 8 7s7-3 9-5 4-10 5-15 4-16 5-22c2-6 3-11 4-17 3-10 4-12 11-22s18-22 37-22c14 0 14 12 14 17 0 15-10 42-14 52-3 7-4 9-4 13 0 13 11 21 23 21 25 0 36-33 36-37 0-3-3-3-4-3-4 0-4 1-5 4-5 20-16 30-26 30-5 0-6-4-6-9 0-6 1-9 6-20 3-7 13-33 13-47 0-24-19-28-32-28-21 0-35 12-42 22-2-17-16-22-26-22-11 0-16 7-20 13-5 9-8 23-8 24 0 4 3 4 4 4 3 0 3-1 5-8 4-14 8-26 18-26 6 0 8 5 8 12 0 4-3 13-4 20-2 7-4 17-5 22-3 10-5 21-8 32z">
              <text:p/>
            </draw:path>
            <draw:path draw:style-name="gr4" draw:text-style-name="P4" draw:layer="layout" svg:width="0.165cm" svg:height="0.011cm" svg:x="6.139cm" svg:y="14.205cm" svg:viewBox="0 0 166 12" svg:d="M157 12c4 0 9 0 9-6s-5-6-9-6c-49 0-98 0-147 0-4 0-10 0-10 5 0 7 6 7 10 7 49 0 98 0 147 0z">
              <text:p/>
            </draw:path>
            <draw:path draw:style-name="gr4" draw:text-style-name="P4" draw:layer="layout" svg:width="0.089cm" svg:height="0.162cm" svg:x="6.359cm" svg:y="14.109cm" svg:viewBox="0 0 90 163" svg:d="M56 7c0-7-1-7-8-7-16 16-38 16-48 16 0 3 0 6 0 9 6 0 22 0 36-7 0 42 0 83 0 125 0 8 0 11-25 11-3 0-6 0-9 0 0 3 0 6 0 9 4 0 34-1 44-1 7 0 38 1 44 1 0-3 0-6 0-9-3 0-7 0-10 0-24 0-24-3-24-11 0-46 0-91 0-136z">
              <text:p/>
            </draw:path>
            <draw:path draw:style-name="gr4" draw:text-style-name="P4" draw:layer="layout" svg:width="0.08cm" svg:height="0.348cm" svg:x="6.51cm" svg:y="13.958cm" svg:viewBox="0 0 81 349" svg:d="M81 175c0-27-4-70-23-109-21-43-51-66-55-66-2 0-3 1-3 3 0 1 0 2 7 8 34 35 54 91 54 164 0 59-13 120-57 165-4 4-4 4-4 5 0 3 1 4 3 4 4 0 35-24 56-68 18-39 22-77 22-106z">
              <text:p/>
            </draw:path>
            <draw:path draw:style-name="gr4" draw:text-style-name="P4" draw:layer="layout" svg:width="0.174cm" svg:height="0.202cm" svg:x="6.695cm" svg:y="14.031cm" svg:viewBox="0 0 175 203" svg:d="M163 109c6 0 12 0 12-7s-6-7-12-7c-50 0-99 0-149 0 4-47 45-81 94-81 18 0 37 0 55 0 6 0 12 0 12-7s-6-7-12-7c-18 0-37 0-55 0-61 0-108 46-108 102s47 101 108 101c18 0 37 0 55 0 6 0 12 0 12-7s-6-7-12-7c-18 0-37 0-55 0-49 0-90-33-94-80 50 0 99 0 149 0z">
              <text:p/>
            </draw:path>
            <draw:path draw:style-name="gr4" draw:text-style-name="P4" draw:layer="layout" svg:width="0.116cm" svg:height="0.032cm" svg:x="7.05cm" svg:y="13.898cm" svg:viewBox="0 0 117 33" svg:d="M117 5c-2-2-4-3-6-5-10 6-13 17-29 17-8 0-17-5-23-9-9-6-16-8-21-8-14 0-20 8-38 27 2 2 3 4 5 6 0-1 14-17 29-17 8 0 17 5 23 9 9 5 16 8 22 8 13 0 20-8 38-28z">
              <text:p/>
            </draw:path>
            <draw:path draw:style-name="gr4" draw:text-style-name="P4" draw:layer="layout" svg:width="0.222cm" svg:height="0.253cm" svg:x="6.949cm" svg:y="13.973cm" svg:viewBox="0 0 223 254" svg:d="M88 10c1-4 1-5 1-6 0-2-1-3-4-3-4 0-14 5-21 8-17 8-30 15-30 21 0 2 2 2 4 2 4 0 13-4 20-8-4 35-13 80-19 110-13 59-20 80-37 114-2 3-2 3-2 4 0 2 3 2 4 2 5 0 20-6 26-16 4-8 18-33 28-73 8-30 21-76 46-112 16-23 31-34 53-34 19 0 37 13 37 31 0 31-34 42-70 55-5 1-29 9-29 18 0 2 3 3 4 3s9-2 17-2c35 0 64 21 64 54 0 43-37 57-69 57-27 0-40-15-45-20-1-1-2-2-5-2-7 0-25 11-25 17 0 1 13 24 51 24 50 0 123-35 123-90 0-30-20-52-56-58 28-12 69-37 69-70 0-21-16-36-42-36-12 0-57 3-100 56 2-15 5-31 7-46z">
              <text:p/>
            </draw:path>
            <draw:path draw:style-name="gr4" draw:text-style-name="P4" draw:layer="layout" svg:width="0.149cm" svg:height="0.109cm" svg:x="7.192cm" svg:y="13.968cm" svg:viewBox="0 0 150 110" svg:d="M18 92c-1 4-1 6-2 10 0 6 4 8 8 8 5 0 8-3 10-5s3-10 4-15 4-16 6-22c1-6 2-11 4-17 2-10 3-12 10-22s18-22 37-22c14 0 14 12 14 17 0 14-10 42-14 52-3 7-4 9-4 13 0 13 11 21 24 21 24 0 35-34 35-37s-3-3-4-3c-3 0-4 1-5 4-5 19-16 29-26 29-5 0-6-3-6-8 0-6 1-9 6-20 3-8 13-34 13-47 0-24-19-28-32-28-21 0-34 12-42 22-1-17-16-22-26-22-11 0-16 7-19 13-6 9-9 23-9 24 0 3 3 3 4 3 3 0 4 0 5-7 4-14 9-26 18-26 7 0 8 5 8 12 0 4-3 13-4 20-2 7-4 17-5 22-3 10-5 20-8 31z">
              <text:p/>
            </draw:path>
          </draw:g>
        </draw:g>
        <draw:g>
          <svg:title>TexMaths</svg:title>
          <svg:desc>10§display§\bm{b}_i
\!=\!
(b_{i,0}, \dots, b_{i,\nu-1})
\!\in\!
\tilde{\mathcal{B}}§svg§600§TRUE§</svg:desc>
          <draw:g>
            <draw:path draw:style-name="gr4" draw:text-style-name="P4" draw:layer="layout" svg:width="0.159cm" svg:height="0.245cm" svg:x="4.567cm" svg:y="20.136cm" svg:viewBox="0 0 160 246" svg:d="M81 12c1-5 1-4 1-6 0-5-4-6-8-6-1 0-1 0-2 0-15 1-30 1-45 2-5 0-12 1-12 11 0 6 7 6 9 6 4 0 11 0 15 1-3 12-6 27-10 40-8 32-16 65-24 97-5 19-5 24-5 32 0 44 34 57 60 57 64 0 100-57 100-104 0-43-33-58-62-58-17 0-31 7-38 12 7-28 14-56 21-84zM61 233c-14 0-26-7-26-29 0-11 4-24 6-35 4-13 10-38 12-48 2-6 22-24 43-24 22 0 24 19 24 27 0 18-12 61-18 75-11 28-31 34-41 34z">
              <text:p/>
            </draw:path>
            <draw:path draw:style-name="gr4" draw:text-style-name="P4" draw:layer="layout" svg:width="0.073cm" svg:height="0.164cm" svg:x="4.744cm" svg:y="20.269cm" svg:viewBox="0 0 74 165" svg:d="M68 9c0-4-3-9-10-9s-14 6-14 13c0 4 3 10 10 10s14-7 14-14zM17 134c-1 3-2 6-2 10 0 12 10 21 24 21 24 0 35-34 35-38 0-3-3-3-4-3-3 0-4 2-5 4-5 20-16 30-26 30-5 0-6-3-6-9 0-5 2-10 4-15 3-7 5-13 8-20 2-6 11-28 12-31 1-2 2-5 2-8 0-11-10-21-24-21-24 0-35 34-35 38 0 3 3 3 4 3 3 0 3-1 4-4 7-21 17-30 26-30 4 0 7 2 7 9 0 5-2 9-8 24-5 13-11 27-16 40z">
              <text:p/>
            </draw:path>
            <draw:path draw:style-name="gr4" draw:text-style-name="P4" draw:layer="layout" svg:width="0.232cm" svg:height="0.081cm" svg:x="4.908cm" svg:y="20.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081cm" svg:height="0.35cm" svg:x="5.235cm" svg:y="20.116cm" svg:viewBox="0 0 82 351" svg:d="M82 347c0-1 0-2-6-8-44-44-56-110-56-164 0-61 14-122 57-165 5-5 5-5 5-6 0-3-2-4-4-4-3 0-35 24-56 68-18 39-22 78-22 107 0 28 4 70 23 110 21 43 52 66 55 66 2 0 4-2 4-4z">
              <text:p/>
            </draw:path>
            <draw:path draw:style-name="gr4" draw:text-style-name="P4" draw:layer="layout" svg:width="0.129cm" svg:height="0.246cm" svg:x="5.353cm" svg:y="20.136cm" svg:viewBox="0 0 130 247" svg:d="M68 4c0-1 0-4-5-4-8 0-33 2-43 3-2 1-6 1-6 7 0 4 3 4 8 4 17 0 18 3 18 6s-3 15-5 22c-10 38-19 76-29 114-4 18-6 23-6 36 0 33 19 55 45 55 42 0 85-52 85-103 0-32-19-56-47-56-16 0-31 10-41 21 9-35 17-70 26-105zM35 136c2-8 2-8 5-12 17-23 33-28 42-28 13 0 22 10 22 33 0 20-11 61-17 74-12 23-28 36-42 36-12 0-23-9-23-35 0-7 0-14 5-36 3-11 5-21 8-32z">
              <text:p/>
            </draw:path>
            <draw:path draw:style-name="gr4" draw:text-style-name="P4" draw:layer="layout" svg:width="0.074cm" svg:height="0.164cm" svg:x="5.499cm" svg:y="20.269cm" svg:viewBox="0 0 75 165" svg:d="M68 9c0-4-3-9-9-9-7 0-14 6-14 13 0 4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7-16 40z">
              <text:p/>
            </draw:path>
            <draw:path draw:style-name="gr4" draw:text-style-name="P4" draw:layer="layout" svg:width="0.03cm" svg:height="0.075cm" svg:x="5.615cm" svg:y="20.403cm" svg:viewBox="0 0 31 76" svg:d="M24 25c0 13-2 29-19 44-1 1-2 2-2 3 0 2 2 4 4 4 3 0 24-20 24-49 0-15-6-27-17-27-8 0-14 7-14 14 0 8 5 14 14 14 6 0 7-2 10-3z">
              <text:p/>
            </draw:path>
            <draw:path draw:style-name="gr4" draw:text-style-name="P4" draw:layer="layout" svg:width="0.114cm" svg:height="0.166cm" svg:x="5.683cm" svg:y="20.269cm" svg:viewBox="0 0 115 167" svg:d="M115 84c0-27-4-46-15-63-8-12-23-21-43-21-57 0-57 67-57 84 0 18 0 83 57 83 58 0 58-65 58-83zM57 160c-11 0-26-6-31-26-3-15-3-35-3-53s0-37 3-50c6-19 21-25 31-25 14 0 27 9 31 23 4 13 4 31 4 52 0 18 0 36-3 52-5 22-22 27-32 27z">
              <text:p/>
            </draw:path>
            <draw:path draw:style-name="gr4" draw:text-style-name="P4" draw:layer="layout" svg:width="0.041cm" svg:height="0.104cm" svg:x="5.858cm" svg:y="20.342cm" svg:viewBox="0 0 42 105" svg:d="M42 37c0-24-9-37-23-37-12 0-19 9-19 18 0 10 7 19 19 19 4 0 9-2 12-5 1 0 1-1 2-1 0 2 1 1 1 6 0 25-12 47-24 58-4 4-4 5-4 6 0 2 2 4 4 4 3 0 32-27 32-68z">
              <text:p/>
            </draw:path>
            <draw:path draw:style-name="gr4" draw:text-style-name="P4" draw:layer="layout" svg:width="0.036cm" svg:height="0.036cm" svg:x="6.015cm" svg:y="20.342cm" svg:viewBox="0 0 37 37" svg:d="M37 18c0-10-9-18-19-18s-18 8-18 18 8 19 18 19 19-9 19-19z">
              <text:p/>
            </draw:path>
            <draw:path draw:style-name="gr4" draw:text-style-name="P4" draw:layer="layout" svg:width="0.036cm" svg:height="0.036cm" svg:x="6.171cm" svg:y="20.342cm" svg:viewBox="0 0 37 37" svg:d="M37 18c0-10-8-18-19-18-10 0-18 8-18 18s8 19 18 19c11 0 19-9 19-19z">
              <text:p/>
            </draw:path>
            <draw:path draw:style-name="gr4" draw:text-style-name="P4" draw:layer="layout" svg:width="0.036cm" svg:height="0.036cm" svg:x="6.327cm" svg:y="20.342cm" svg:viewBox="0 0 37 37" svg:d="M37 18c0-10-7-18-18-18-10 0-19 8-19 18s9 19 19 19c11 0 18-9 18-19z">
              <text:p/>
            </draw:path>
            <draw:path draw:style-name="gr4" draw:text-style-name="P4" draw:layer="layout" svg:width="0.04cm" svg:height="0.104cm" svg:x="6.483cm" svg:y="20.342cm" svg:viewBox="0 0 41 105" svg:d="M41 37c0-24-9-37-22-37-12 0-19 9-19 18 0 10 7 19 19 19 4 0 8-2 12-5 1 0 1-1 2-1 0 2 0 1 0 6 0 25-12 47-23 58-4 4-4 5-4 6 0 2 1 4 3 4 4 0 32-27 32-68z">
              <text:p/>
            </draw:path>
            <draw:path draw:style-name="gr4" draw:text-style-name="P4" draw:layer="layout" svg:width="0.128cm" svg:height="0.246cm" svg:x="6.626cm" svg:y="20.136cm" svg:viewBox="0 0 129 247" svg:d="M67 4c0-1 0-4-5-4-8 0-33 2-42 3-3 1-7 1-7 7 0 4 3 4 8 4 17 0 18 3 18 6s-3 15-5 22c-10 38-19 76-29 114-4 18-5 23-5 36 0 33 18 55 44 55 42 0 85-52 85-103 0-32-19-56-47-56-16 0-30 10-41 21 9-35 17-70 26-105zM34 136c2-8 2-8 5-12 17-23 33-28 42-28 13 0 23 10 23 33 0 20-12 61-18 74-12 23-28 36-42 36-12 0-23-9-23-35 0-7 0-14 5-36 3-11 5-21 8-32z">
              <text:p/>
            </draw:path>
            <draw:path draw:style-name="gr4" draw:text-style-name="P4" draw:layer="layout" svg:width="0.074cm" svg:height="0.164cm" svg:x="6.771cm" svg:y="20.269cm" svg:viewBox="0 0 75 165" svg:d="M68 9c0-4-2-9-9-9s-14 6-14 13c0 4 3 10 10 10s13-7 13-14zM18 134c-1 3-2 6-2 10 0 12 10 21 23 21 25 0 36-34 36-38 0-3-3-3-4-3-3 0-4 2-5 4-5 20-16 30-26 30-5 0-6-3-6-9 0-5 2-10 4-15 2-7 5-13 8-20 2-6 11-28 12-31 1-2 1-5 1-8 0-11-9-21-23-21-24 0-36 34-36 38 0 3 4 3 5 3 3 0 3-1 4-4 6-21 17-30 26-30 4 0 6 2 6 9 0 5-1 9-7 24-5 13-11 27-16 40z">
              <text:p/>
            </draw:path>
            <draw:path draw:style-name="gr4" draw:text-style-name="P4" draw:layer="layout" svg:width="0.03cm" svg:height="0.075cm" svg:x="6.887cm" svg:y="20.403cm" svg:viewBox="0 0 31 76" svg:d="M24 25c0 13-2 29-19 44-1 1-2 2-2 3 0 2 2 4 4 4 3 0 24-20 24-49 0-15-6-27-17-27-8 0-14 7-14 14 0 8 5 14 14 14 6 0 7-2 10-3z">
              <text:p/>
            </draw:path>
            <draw:path draw:style-name="gr4" draw:text-style-name="P4" draw:layer="layout" svg:width="0.125cm" svg:height="0.107cm" svg:x="6.961cm" svg:y="20.323cm" svg:viewBox="0 0 126 108" svg:d="M43 7c1-1 1-2 1-3s0-4-4-4c-5 0-14 1-16 1-5 1-9 1-14 2-4 0-7 0-7 5 0 4 4 4 7 4 12 0 12 1 12 3s-2 7-3 10c-4 17-8 33-12 50-6 24-7 29-7 30 0 3 3 3 4 3s3 0 4 0c22-3 53-15 80-38 33-29 38-61 38-62 0-4-3-8-8-8-9 0-11 7-13 14-10 35-43 72-84 85 7-31 15-61 22-92z">
              <text:p/>
            </draw:path>
            <draw:path draw:style-name="gr4" draw:text-style-name="P4" draw:layer="layout" svg:width="0.166cm" svg:height="0.011cm" svg:x="7.126cm" svg:y="20.364cm" svg:viewBox="0 0 167 12" svg:d="M157 12c4 0 10 0 10-6s-6-6-10-6c-49 0-98 0-147 0-4 0-10 0-10 6s6 6 10 6c49 0 98 0 147 0z">
              <text:p/>
            </draw:path>
            <draw:path draw:style-name="gr4" draw:text-style-name="P4" draw:layer="layout" svg:width="0.089cm" svg:height="0.161cm" svg:x="7.346cm" svg:y="20.269cm" svg:viewBox="0 0 90 162" svg:d="M56 6c0-6-1-6-7-6-16 15-39 15-49 15 0 3 0 6 0 9 6 0 22 0 36-7 0 42 0 83 0 125 0 8 0 12-25 12-3 0-6 0-9 0 0 3 0 5 0 8 4 0 35-1 44-1 7 0 38 1 44 1 0-3 0-5 0-8-3 0-6 0-9 0-25 0-25-4-25-12 0-45 0-91 0-136z">
              <text:p/>
            </draw:path>
            <draw:path draw:style-name="gr4" draw:text-style-name="P4" draw:layer="layout" svg:width="0.081cm" svg:height="0.35cm" svg:x="7.497cm" svg:y="20.116cm" svg:viewBox="0 0 82 351" svg:d="M82 175c0-27-4-69-23-109-22-43-52-66-55-66-2 0-4 1-4 4 0 1 0 1 7 8 34 34 54 90 54 163 0 60-13 122-56 166-5 4-5 5-5 6 0 2 2 4 4 4 3 0 35-24 56-69 17-38 22-77 22-107z">
              <text:p/>
            </draw:path>
            <draw:path draw:style-name="gr4" draw:text-style-name="P4" draw:layer="layout" svg:width="0.175cm" svg:height="0.202cm" svg:x="7.682cm" svg:y="20.19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4" draw:text-style-name="P4" draw:layer="layout" svg:width="0.116cm" svg:height="0.032cm" svg:x="8.037cm" svg:y="20.056cm" svg:viewBox="0 0 117 33" svg:d="M117 5c-2-2-4-3-6-5 0 1-13 17-28 17-9 0-17-5-23-9-10-5-16-8-22-8-13 0-20 8-38 28 2 2 4 3 6 5 0-1 13-17 28-17 8 0 17 5 23 9 10 5 16 8 22 8 13 0 20-8 38-28z">
              <text:p/>
            </draw:path>
            <draw:path draw:style-name="gr4" draw:text-style-name="P4" draw:layer="layout" svg:width="0.222cm" svg:height="0.255cm" svg:x="7.937cm" svg:y="20.131cm" svg:viewBox="0 0 223 256" svg:d="M87 10c1-4 1-5 1-6 0-2-1-3-4-3-4 0-14 5-21 9-16 8-30 14-30 21 0 2 3 2 4 2 4 0 14-5 20-8-4 34-12 79-19 109-13 60-19 81-37 115-1 3-1 3-1 4 0 3 2 3 3 3 6 0 21-7 26-17 5-8 18-33 29-74 7-30 21-76 46-112 16-23 31-33 53-33 19 0 36 12 36 31 0 30-33 42-70 54-4 1-28 10-28 18 0 3 2 3 3 3s10-1 17-1c35 0 64 21 64 54 0 43-37 57-69 57-27 0-40-14-45-19-1-2-1-3-4-3-8 0-26 11-26 17 0 1 14 25 52 25 49 0 122-35 122-92 0-29-20-51-55-58 28-12 69-37 69-70 0-20-17-36-43-36-12 0-57 4-100 56 2-15 5-31 7-46z">
              <text:p/>
            </draw:path>
          </draw:g>
        </draw:g>
        <draw:g>
          <svg:title>TexMaths</svg:title>
          <svg:desc>10§display§\tilde{\mathcal{B}} \!=\!
\mathcal{B} \cup \{ (01)^{\frac{\nu}{2}}, (10)^{\frac{\nu}{2}} \}§svg§600§TRUE§</svg:desc>
          <draw:g>
            <draw:path draw:style-name="gr4" draw:text-style-name="P4" draw:layer="layout" svg:width="0.116cm" svg:height="0.032cm" svg:x="1.546cm" svg:y="10.904cm" svg:viewBox="0 0 117 33" svg:d="M117 5c-2-2-3-3-5-5-10 6-14 17-29 17-8 0-17-5-23-9-9-6-16-8-22-8-13 0-20 8-38 27 2 2 4 4 6 6 0-1 13-17 29-17 8 0 17 5 23 9 9 5 15 8 21 8 14 0 20-8 38-28z">
              <text:p/>
            </draw:path>
            <draw:path draw:style-name="gr4" draw:text-style-name="P4" draw:layer="layout" svg:width="0.222cm" svg:height="0.253cm" svg:x="1.446cm" svg:y="10.979cm" svg:viewBox="0 0 223 254" svg:d="M88 10c1-4 1-5 1-6 0-2-1-3-4-3-4 0-15 5-22 8-16 8-29 15-29 21 0 2 2 2 4 2 4 0 13-4 20-8-5 35-13 80-19 110-13 59-20 80-37 114-2 3-2 3-2 4 0 2 3 2 4 2 5 0 20-6 26-16 4-8 17-33 28-73 8-30 21-76 46-112 16-23 31-34 53-34 19 0 36 13 36 31 0 31-33 42-70 55-4 1-28 9-28 18 0 2 2 3 3 3 2 0 10-2 17-2 36 0 65 21 65 54 0 43-38 57-70 57-27 0-40-15-44-20-2-1-2-2-5-2-8 0-26 11-26 17 0 1 14 24 52 24 50 0 122-35 122-90 0-30-19-52-55-58 28-12 69-37 69-70 0-21-17-36-43-36-12 0-57 3-99 56 2-15 5-31 7-46z">
              <text:p/>
            </draw:path>
            <draw:path draw:style-name="gr4" draw:text-style-name="P4" draw:layer="layout" svg:width="0.232cm" svg:height="0.081cm" svg:x="1.736cm" svg:y="11.0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222cm" svg:height="0.253cm" svg:x="2.039cm" svg:y="10.979cm" svg:viewBox="0 0 223 254" svg:d="M88 10c0-4 0-5 0-6 0-2 0-3-4-3-3 0-14 5-21 8-16 8-29 15-29 21 0 2 2 2 3 2 5 0 14-4 20-8-4 35-12 80-19 110-13 59-19 80-36 114-2 3-2 3-2 4 0 2 2 2 3 2 6 0 21-6 26-16 5-8 18-33 29-73 8-30 21-76 46-112 16-23 31-34 53-34 19 0 36 13 36 31 0 31-33 42-70 55-4 1-28 9-28 18 0 2 2 3 3 3 2 0 10-2 17-2 36 0 64 21 64 54 0 43-37 57-69 57-27 0-40-15-44-20-2-1-2-2-5-2-8 0-26 11-26 17 0 1 14 24 52 24 49 0 122-35 122-90 0-30-19-52-55-58 28-12 69-37 69-70 0-21-17-36-43-36-12 0-57 3-99 56 2-15 5-31 7-46z">
              <text:p/>
            </draw:path>
            <draw:path draw:style-name="gr4" draw:text-style-name="P4" draw:layer="layout" svg:width="0.194cm" svg:height="0.215cm" svg:x="2.367cm" svg:y="11.017cm" svg:viewBox="0 0 195 216" svg:d="M195 13c0-7 0-13-7-13s-7 6-7 13c0 42 0 84 0 126 0 53-57 64-83 64-16 0-38-3-57-15-27-17-27-39-27-49 0-42 0-84 0-126 0-7 0-13-7-13s-7 6-7 13c0 43 0 85 0 128 0 53 54 75 98 75 45 0 97-23 97-75 0-43 0-85 0-128z">
              <text:p/>
            </draw:path>
            <draw:path draw:style-name="gr4" draw:text-style-name="P4" draw:layer="layout" svg:width="0.124cm" svg:height="0.348cm" svg:x="2.685cm" svg:y="10.964cm" svg:viewBox="0 0 125 349" svg:d="M75 46c0-14 9-36 47-38 2-1 3-2 3-4 0-4-3-4-7-4-35 0-67 18-67 44s0 52 0 79c0 14 0 25-14 37-12 10-26 11-33 11-2 0-4 2-4 4 0 3 3 3 6 4 23 1 40 14 44 30 1 4 1 4 1 17 0 23 0 46 0 69 0 15 0 26 17 40 14 10 37 14 50 14 4 0 7 0 7-4 0-3-2-3-5-4-23-1-40-12-44-30-1-3-1-4-1-17 0-24 0-48 0-73 0-16-4-21-15-32-8-8-17-11-27-14 29-8 42-24 42-45 0-28 0-56 0-84z">
              <text:p/>
            </draw:path>
            <draw:path draw:style-name="gr4" draw:text-style-name="P4" draw:layer="layout" svg:width="0.08cm" svg:height="0.348cm" svg:x="2.871cm" svg:y="10.964cm" svg:viewBox="0 0 81 349" svg:d="M81 345c0-1 0-1-6-7-44-44-55-111-55-163 0-61 13-122 57-166 4-4 4-5 4-6 0-2-1-3-3-3-4 0-36 24-56 68-18 39-22 77-22 107 0 27 3 69 23 108 21 43 51 66 55 66 2 0 3-1 3-4z">
              <text:p/>
            </draw:path>
            <draw:path draw:style-name="gr4" draw:text-style-name="P4" draw:layer="layout" svg:width="0.147cm" svg:height="0.239cm" svg:x="2.986cm" svg:y="10.993cm" svg:viewBox="0 0 148 240" svg:d="M148 121c0-28-2-56-14-82-16-33-45-39-60-39-21 0-46 9-61 42-11 24-13 51-13 79 0 27 2 58 16 84 15 28 41 35 58 35 19 0 46-7 61-39 11-25 13-52 13-80zM74 232c-14 0-35-8-41-41-4-21-4-53-4-74 0-22 0-45 3-64 7-42 33-45 42-45 12 0 35 6 41 41 4 20 4 46 4 68 0 26 0 50-4 73-5 32-25 42-41 42z">
              <text:p/>
            </draw:path>
            <draw:path draw:style-name="gr4" draw:text-style-name="P4" draw:layer="layout" svg:width="0.115cm" svg:height="0.231cm" svg:x="3.178cm" svg:y="10.993cm" svg:viewBox="0 0 116 232" svg:d="M72 9c0-8 0-9-8-9-21 23-52 23-64 23 0 3 0 7 0 10 7 0 28 0 46-9 0 60 0 121 0 181 0 12-1 17-32 17-4 0-8 0-12 0 0 4 0 7 0 10 13-1 43-1 57-1s45 0 57 1c0-3 0-6 0-10-4 0-7 0-11 0-32 0-33-4-33-17 0-65 0-131 0-196z">
              <text:p/>
            </draw:path>
            <draw:path draw:style-name="gr4" draw:text-style-name="P4" draw:layer="layout" svg:width="0.08cm" svg:height="0.348cm" svg:x="3.343cm" svg:y="10.964cm" svg:viewBox="0 0 81 349" svg:d="M81 175c0-27-4-70-23-109-21-43-51-66-55-66-2 0-3 1-3 3 0 1 0 2 6 8 35 35 55 91 55 164 0 59-13 120-57 165-4 4-4 4-4 5 0 3 1 4 3 4 4 0 35-24 56-68 18-39 22-77 22-106z">
              <text:p/>
            </draw:path>
            <draw:path draw:style-name="gr4" draw:text-style-name="P4" draw:layer="layout" svg:width="0.098cm" svg:height="0.077cm" svg:x="3.523cm" svg:y="10.91cm" svg:viewBox="0 0 99 78" svg:d="M32 7c1-2 1-3 1-4 0-3-3-3-6-2-7 0-14 1-21 1-3 0-4 0-4 1-1 1-2 3-2 4 0 3 3 3 6 3 6 0 7 1 9 1 0 3 0 4-1 7-4 17-9 33-13 50 0 2-1 6-1 7 0 2 2 3 4 3 1 0 2 0 3 0 13-2 37-8 60-25 26-19 32-44 32-47 0-2-2-6-7-6-3 0-7 3-8 7-2 8-7 24-26 41-10 9-25 17-42 22 5-21 11-42 16-63z">
              <text:p/>
            </draw:path>
            <draw:path draw:style-name="gr4" draw:text-style-name="P4" draw:layer="layout" svg:width="0.136cm" svg:height="0.011cm" svg:x="3.502cm" svg:y="11.015cm" svg:viewBox="0 0 137 12" svg:d="M0 0c46 0 91 0 137 0 0 4 0 8 0 12-46 0-91 0-137 0 0-4 0-8 0-12z">
              <text:p/>
            </draw:path>
            <draw:path draw:style-name="gr4" draw:text-style-name="P4" draw:layer="layout" svg:width="0.086cm" svg:height="0.115cm" svg:x="3.527cm" svg:y="11.05cm" svg:viewBox="0 0 87 116" svg:d="M87 82c-2 0-5 0-7 0-1 4-3 15-5 16s-17 1-19 1c-12 0-23 0-35 0 12-8 25-18 35-25 16-11 31-21 31-40 0-22-21-34-46-34-24 0-41 13-41 30 0 10 7 11 10 11 4 0 10-3 10-10s-4-10-10-11c5-7 15-13 27-13 17 0 31 10 31 28 0 14-10 26-23 37-14 12-29 24-43 36-2 2-2 2-2 3s0 3 0 5c27 0 54 0 81 0 2-12 4-23 6-34z">
              <text:p/>
            </draw:path>
            <draw:path draw:style-name="gr4" draw:text-style-name="P4" draw:layer="layout" svg:width="0.04cm" svg:height="0.104cm" svg:x="3.729cm" svg:y="11.188cm" svg:viewBox="0 0 41 105" svg:d="M41 37c0-23-9-37-22-37-12 0-19 9-19 19 0 9 7 18 19 18 4 0 8-1 12-4 1-1 1-1 2-1 0 2 0 0 0 5 0 26-11 47-23 59-4 3-4 4-4 5 0 3 1 4 3 4 4 0 32-27 32-68z">
              <text:p/>
            </draw:path>
            <draw:path draw:style-name="gr4" draw:text-style-name="P4" draw:layer="layout" svg:width="0.08cm" svg:height="0.348cm" svg:x="3.89cm" svg:y="10.964cm" svg:viewBox="0 0 81 349" svg:d="M81 345c0-1 0-1-6-7-44-44-55-111-55-163 0-61 13-122 57-166 4-4 4-5 4-6 0-2-1-3-3-3-4 0-35 24-56 68-18 39-22 77-22 107 0 27 4 69 23 108 21 43 51 66 55 66 2 0 3-1 3-4z">
              <text:p/>
            </draw:path>
            <draw:path draw:style-name="gr4" draw:text-style-name="P4" draw:layer="layout" svg:width="0.115cm" svg:height="0.231cm" svg:x="4.023cm" svg:y="10.993cm" svg:viewBox="0 0 116 232" svg:d="M72 9c0-8 0-9-8-9-22 23-53 23-64 23 0 3 0 7 0 10 7 0 28 0 46-9 0 60 0 121 0 181 0 12-1 17-33 17-4 0-7 0-11 0 0 4 0 7 0 10 12-1 43-1 57-1s45 0 57 1c0-3 0-6 0-10-4 0-7 0-11 0-32 0-33-4-33-17 0-65 0-131 0-196z">
              <text:p/>
            </draw:path>
            <draw:path draw:style-name="gr4" draw:text-style-name="P4" draw:layer="layout" svg:width="0.147cm" svg:height="0.239cm" svg:x="4.181cm" svg:y="10.993cm" svg:viewBox="0 0 148 240" svg:d="M148 121c0-28-2-56-14-82-16-33-45-39-60-39-21 0-47 9-61 42-11 24-13 51-13 79 0 27 1 58 16 84 15 28 41 35 58 35 19 0 45-7 61-39 11-25 13-52 13-80zM74 232c-14 0-35-8-41-41-4-21-4-53-4-74 0-22 0-45 3-64 7-42 33-45 42-45 11 0 35 6 41 41 4 20 4 46 4 68 0 26 0 50-4 73-5 32-25 42-41 42z">
              <text:p/>
            </draw:path>
            <draw:path draw:style-name="gr4" draw:text-style-name="P4" draw:layer="layout" svg:width="0.08cm" svg:height="0.348cm" svg:x="4.363cm" svg:y="10.964cm" svg:viewBox="0 0 81 349" svg:d="M81 175c0-27-3-70-23-109-21-43-51-66-55-66-2 0-3 1-3 3 0 1 0 2 7 8 34 35 54 91 54 164 0 59-13 120-56 165-5 4-5 4-5 5 0 3 1 4 3 4 4 0 36-24 56-68 18-39 22-77 22-106z">
              <text:p/>
            </draw:path>
            <draw:path draw:style-name="gr4" draw:text-style-name="P4" draw:layer="layout" svg:width="0.098cm" svg:height="0.077cm" svg:x="4.543cm" svg:y="10.91cm" svg:viewBox="0 0 99 78" svg:d="M32 7c1-2 1-3 1-4 0-3-3-3-5-2-7 0-15 1-22 1-3 0-3 0-4 1s-1 3-1 4c0 3 2 3 5 3 6 0 7 1 9 1 0 3 0 4-1 7-4 17-8 33-12 50-1 2-2 6-2 7 0 2 2 3 4 3 1 0 2 0 3 0 13-2 37-8 60-25 27-19 32-44 32-47 0-2-2-6-6-6s-8 3-9 7c-2 8-7 24-26 41-10 9-25 17-41 22 5-21 10-42 15-63z">
              <text:p/>
            </draw:path>
            <draw:path draw:style-name="gr4" draw:text-style-name="P4" draw:layer="layout" svg:width="0.136cm" svg:height="0.011cm" svg:x="4.522cm" svg:y="11.015cm" svg:viewBox="0 0 137 12" svg:d="M0 0c46 0 91 0 137 0 0 4 0 8 0 12-46 0-91 0-137 0 0-4 0-8 0-12z">
              <text:p/>
            </draw:path>
            <draw:path draw:style-name="gr4" draw:text-style-name="P4" draw:layer="layout" svg:width="0.086cm" svg:height="0.115cm" svg:x="4.547cm" svg:y="11.05cm" svg:viewBox="0 0 87 116" svg:d="M87 82c-2 0-5 0-7 0-1 4-2 15-5 16-2 1-16 1-19 1-12 0-23 0-35 0 12-8 25-18 36-25 15-11 30-21 30-40 0-22-21-34-46-34-24 0-41 13-41 30 0 10 7 11 10 11 5 0 10-3 10-10s-4-10-10-11c5-7 15-13 27-13 17 0 31 10 31 28 0 14-10 26-23 37-14 12-29 24-43 36-2 2-2 2-2 3s0 3 0 5c27 0 54 0 81 0 2-12 4-23 6-34z">
              <text:p/>
            </draw:path>
            <draw:path draw:style-name="gr4" draw:text-style-name="P4" draw:layer="layout" svg:width="0.124cm" svg:height="0.348cm" svg:x="4.744cm" svg:y="10.964cm" svg:viewBox="0 0 125 349" svg:d="M51 302c0 14-9 37-48 39-1 1-3 2-3 4 0 4 4 4 7 4 34 0 67-17 67-44 0-26 0-53 0-80 0-13 0-23 14-35 13-10 26-11 34-11 2-1 3-2 3-4 0-4-2-4-6-4-23-1-40-14-44-31-1-4-1-5-1-17 0-24 0-47 0-70 0-14 0-26-16-39-15-11-39-14-51-14-3 0-7 0-7 4 0 3 2 3 6 4 22 1 39 12 44 30 1 3 1 4 1 16 0 24 0 49 0 74 0 16 3 21 14 33 7 7 17 11 27 14-28 8-41 24-41 43 0 28 0 56 0 84z">
              <text:p/>
            </draw:path>
          </draw:g>
        </draw:g>
        <draw:frame draw:style-name="gr29" draw:text-style-name="P7" draw:layer="layout" svg:width="0.434cm" svg:height="0.395cm" svg:x="1.405cm" svg:y="19.109cm">
          <draw:text-box>
            <text:p><text:span text:style-name="T3">(2)</text:span></text:p>
          </draw:text-box>
        </draw:frame>
        <draw:g>
          <svg:title>TexMaths</svg:title>
          <svg:desc>10§display§\bm{s}_i
\!\in\!
\Phi^{\nu}
§svg§600§TRUE§</svg:desc>
          <draw:g>
            <draw:path draw:style-name="gr4" draw:text-style-name="P4" draw:layer="layout" svg:width="0.146cm" svg:height="0.16cm" svg:x="5.968cm" svg:y="13.511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4" draw:text-style-name="P4" draw:layer="layout" svg:width="0.074cm" svg:height="0.164cm" svg:x="6.146cm" svg:y="13.559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4" draw:text-style-name="P4" draw:layer="layout" svg:width="0.174cm" svg:height="0.201cm" svg:x="6.32cm" svg:y="13.48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4" draw:text-style-name="P4" draw:layer="layout" svg:width="0.212cm" svg:height="0.237cm" svg:x="6.583cm" svg:y="13.4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4" draw:text-style-name="P4" draw:layer="layout" svg:width="0.126cm" svg:height="0.107cm" svg:x="6.834cm" svg:y="13.416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frame draw:style-name="gr30" draw:text-style-name="P3" draw:layer="layout" svg:width="1.45cm" svg:height="0.395cm" svg:x="10.405cm" svg:y="10.008cm">
          <draw:text-box>
            <text:p><text:span text:style-name="T1">Mapping</text:span></text:p>
          </draw:text-box>
        </draw:frame>
        <draw:frame draw:style-name="gr31" draw:text-style-name="P7" draw:layer="layout" svg:width="0.857cm" svg:height="0.395cm" svg:x="1.406cm" svg:y="12.509cm">
          <draw:text-box>
            <text:p><text:span text:style-name="T3">input:</text:span></text:p>
          </draw:text-box>
        </draw:frame>
        <draw:g>
          <svg:title>TexMaths</svg:title>
          <svg:desc>10§display§\bm{c}~
\!=\!
(
\bm{c}_0,~
\dots, 
\bm{c}_{n-1}~
) §svg§600§TRUE§</svg:desc>
          <draw:g>
            <draw:path draw:style-name="gr4" draw:text-style-name="P4" draw:layer="layout" svg:width="0.162cm" svg:height="0.16cm" svg:x="2.691cm" svg:y="12.655cm" svg:viewBox="0 0 163 161" svg:d="M135 20c-18 5-19 23-19 24 0 5 3 16 18 16s25-13 25-27c0-19-18-33-49-33-71 0-110 55-110 101 0 31 20 60 74 60 10 0 34 0 55-8 20-8 34-23 34-27 0-3-5-9-8-9s-3 1-6 4c-19 20-46 28-74 28-23 0-35-12-35-33 0-12 10-55 20-73 14-24 36-30 50-30 5 0 16 0 25 7z">
              <text:p/>
            </draw:path>
            <draw:path draw:style-name="gr4" draw:text-style-name="P4" draw:layer="layout" svg:width="0.233cm" svg:height="0.081cm" svg:x="3.031cm" svg:y="12.68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081cm" svg:height="0.348cm" svg:x="3.358cm" svg:y="12.551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4" draw:text-style-name="P4" draw:layer="layout" svg:width="0.163cm" svg:height="0.16cm" svg:x="3.476cm" svg:y="12.655cm" svg:viewBox="0 0 164 161" svg:d="M136 20c-19 5-19 23-19 24 0 5 3 16 17 16 15 0 26-13 26-27 0-19-19-33-50-33-70 0-110 55-110 101 0 31 20 60 75 60 9 0 33 0 54-8s35-23 35-27c0-3-6-9-9-9-2 0-3 1-5 4-19 20-47 28-74 28-24 0-35-12-35-33 0-12 9-55 20-73 14-24 35-30 50-30 4 0 16 0 25 7z">
              <text:p/>
            </draw:path>
            <draw:path draw:style-name="gr4" draw:text-style-name="P4" draw:layer="layout" svg:width="0.114cm" svg:height="0.167cm" svg:x="3.653cm" svg:y="12.703cm" svg:viewBox="0 0 115 168" svg:d="M115 85c0-27-4-46-15-64-8-11-23-21-42-21-58 0-58 67-58 85 0 17 0 83 58 83 57 0 57-66 57-83zM58 161c-12 0-27-7-32-27-3-14-3-34-3-52s0-37 4-50c5-20 20-25 31-25 13 0 26 8 30 22s4 31 4 53c0 18 0 36-3 51-5 23-22 28-31 28z">
              <text:p/>
            </draw:path>
            <draw:path draw:style-name="gr4" draw:text-style-name="P4" draw:layer="layout" svg:width="0.041cm" svg:height="0.104cm" svg:x="3.828cm" svg:y="12.775cm" svg:viewBox="0 0 42 105" svg:d="M42 37c0-23-9-37-23-37-11 0-19 9-19 19 0 9 8 19 19 19 4 0 9-2 12-5 1-1 1-1 2-1s1 0 1 5c0 26-12 47-24 59-4 3-4 4-4 5 0 3 2 4 4 4 3 0 32-27 32-68z">
              <text:p/>
            </draw:path>
            <draw:path draw:style-name="gr4" draw:text-style-name="P4" draw:layer="layout" svg:width="0.036cm" svg:height="0.037cm" svg:x="4.102cm" svg:y="12.775cm" svg:viewBox="0 0 37 38" svg:d="M37 19c0-10-9-19-19-19-11 0-18 9-18 19s7 19 18 19c10 0 19-9 19-19z">
              <text:p/>
            </draw:path>
            <draw:path draw:style-name="gr4" draw:text-style-name="P4" draw:layer="layout" svg:width="0.036cm" svg:height="0.037cm" svg:x="4.257cm" svg:y="12.775cm" svg:viewBox="0 0 37 38" svg:d="M37 19c0-10-8-19-18-19-11 0-19 9-19 19s8 19 19 19c10 0 18-9 18-19z">
              <text:p/>
            </draw:path>
            <draw:path draw:style-name="gr4" draw:text-style-name="P4" draw:layer="layout" svg:width="0.036cm" svg:height="0.037cm" svg:x="4.413cm" svg:y="12.775cm" svg:viewBox="0 0 37 38" svg:d="M37 19c0-10-8-19-18-19-11 0-19 9-19 19s8 19 19 19c10 0 18-9 18-19z">
              <text:p/>
            </draw:path>
            <draw:path draw:style-name="gr4" draw:text-style-name="P4" draw:layer="layout" svg:width="0.04cm" svg:height="0.104cm" svg:x="4.569cm" svg:y="12.775cm" svg:viewBox="0 0 41 105" svg:d="M41 37c0-23-8-37-22-37-12 0-19 9-19 19 0 9 7 19 19 19 4 0 9-2 12-5 1-1 1-1 2-1 0 2 1 0 1 5 0 26-12 47-24 59-4 3-4 4-4 5 0 3 2 4 3 4 4 0 32-27 32-68z">
              <text:p/>
            </draw:path>
            <draw:path draw:style-name="gr4" draw:text-style-name="P4" draw:layer="layout" svg:width="0.163cm" svg:height="0.16cm" svg:x="4.711cm" svg:y="12.655cm" svg:viewBox="0 0 164 161" svg:d="M136 20c-19 5-19 23-19 24 0 5 3 16 17 16 15 0 25-13 25-27 0-19-18-33-49-33-70 0-110 55-110 101 0 31 20 60 75 60 9 0 33 0 54-8s35-23 35-27c0-3-6-9-9-9-2 0-3 1-5 4-19 20-47 28-75 28-23 0-34-12-34-33 0-12 9-55 19-73 14-24 36-30 51-30 4 0 15 0 25 7z">
              <text:p/>
            </draw:path>
            <draw:path draw:style-name="gr4" draw:text-style-name="P4" draw:layer="layout" svg:width="0.149cm" svg:height="0.109cm" svg:x="4.887cm" svg:y="12.757cm" svg:viewBox="0 0 150 110" svg:d="M18 93c0 3-2 9-2 10 0 5 4 7 8 7 5 0 9-3 10-5s3-10 4-15c2-5 4-16 6-22 1-6 3-11 4-17 3-10 3-12 10-22 7-9 19-22 37-22 14 0 15 12 15 17 0 15-11 42-15 52-2 7-3 9-3 13 0 13 10 21 23 21 24 0 35-33 35-37 0-3-3-3-4-3-3 0-3 1-4 4-6 20-17 30-26 30-6 0-7-4-7-9 0-6 2-9 6-20 3-7 13-33 13-47 0-24-19-28-32-28-20 0-34 12-41 22-2-17-17-22-27-22s-16 8-19 13c-6 9-9 23-9 24 0 4 3 4 4 4 4 0 4-1 6-8 3-14 8-26 18-26 6 0 8 5 8 12 0 4-3 13-4 20-2 6-4 17-6 22-3 10-5 21-8 32z">
              <text:p/>
            </draw:path>
            <draw:path draw:style-name="gr4" draw:text-style-name="P4" draw:layer="layout" svg:width="0.165cm" svg:height="0.011cm" svg:x="5.076cm" svg:y="12.798cm" svg:viewBox="0 0 166 12" svg:d="M156 12c4 0 10 0 10-6s-6-6-10-6c-49 0-97 0-146 0-4 0-10 0-10 6s5 6 10 6c49 0 97 0 146 0z">
              <text:p/>
            </draw:path>
            <draw:path draw:style-name="gr4" draw:text-style-name="P4" draw:layer="layout" svg:width="0.088cm" svg:height="0.162cm" svg:x="5.296cm" svg:y="12.703cm" svg:viewBox="0 0 89 163" svg:d="M55 7c0-6 0-7-7-7-16 16-38 16-48 16 0 3 0 6 0 9 5 0 22 0 35-7 0 41 0 83 0 125 0 8 0 11-24 11-3 0-7 0-10 0 0 3 0 6 0 9 5 0 35-1 44-1 8 0 39 1 44 1 0-3 0-6 0-9-3 0-6 0-9 0-25 0-25-3-25-11 0-46 0-91 0-136z">
              <text:p/>
            </draw:path>
            <draw:path draw:style-name="gr4" draw:text-style-name="P4" draw:layer="layout" svg:width="0.081cm" svg:height="0.348cm" svg:x="5.563cm" svg:y="12.5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\bm{c}_i~ \!\in\! \mathbb{B}^{k_{\rm a}}§svg§600§TRUE§</svg:desc>
          <draw:g>
            <draw:path draw:style-name="gr4" draw:text-style-name="P4" draw:layer="layout" svg:width="0.162cm" svg:height="0.16cm" svg:x="5.968cm" svg:y="12.648cm" svg:viewBox="0 0 163 161" svg:d="M135 19c-18 6-19 23-19 24 0 5 4 16 18 16 15 0 25-12 25-27 0-18-18-32-49-32-70 0-110 54-110 100 0 32 20 61 75 61 9 0 33-1 54-9 20-8 34-22 34-26 0-3-5-9-8-9-2 0-3 1-6 3-19 20-46 28-74 28-23 0-34-12-34-33 0-12 9-54 19-73 14-24 36-30 50-30 5 0 16 1 25 7z">
              <text:p/>
            </draw:path>
            <draw:path draw:style-name="gr4" draw:text-style-name="P4" draw:layer="layout" svg:width="0.073cm" svg:height="0.164cm" svg:x="6.144cm" svg:y="12.695cm" svg:viewBox="0 0 74 165" svg:d="M68 9c0-4-3-9-10-9s-14 6-14 13c0 5 4 10 10 10 7 0 14-7 14-14zM18 134c-1 3-2 6-2 10 0 12 9 21 23 21 25 0 35-34 35-38 0-3-3-3-4-3-3 0-3 2-4 4-6 20-17 30-26 30-5 0-6-3-6-9 0-5 1-10 3-15 3-7 6-14 8-20 3-6 11-28 12-31 1-2 2-5 2-8 0-11-10-21-24-21-24 0-35 34-35 38 0 3 3 3 4 3 3 0 4-1 4-4 7-21 18-30 27-30 4 0 6 2 6 9 0 5-2 9-8 24-5 13-10 26-15 40z">
              <text:p/>
            </draw:path>
            <draw:path draw:style-name="gr4" draw:text-style-name="P4" draw:layer="layout" svg:width="0.175cm" svg:height="0.201cm" svg:x="6.434cm" svg:y="12.617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4" draw:text-style-name="P4" draw:layer="layout" svg:width="0.214cm" svg:height="0.238cm" svg:x="6.68cm" svg:y="12.566cm" svg:viewBox="0 0 215 239" svg:d="M46 32c0-5 0-13-3-20 13 0 26 0 39 0-5 6-5 13-5 18 0 60 0 120 0 179 0 5 0 12 5 18-13 0-26 0-39 0 3-7 3-15 3-20 0-58 0-117 0-175zM142 105c11-11 14-29 14-44 0-24-7-39-15-47 24 2 49 11 49 46 0 22-25 40-48 45zM89 31c0-7 0-11 5-15 2 0 7-4 15-4 16 0 35 13 35 49 0 39-20 48-55 49 0-27 0-53 0-79zM163 111c20-10 39-27 39-51 0-49-40-60-83-60-36 0-71 0-107 0-6 0-12 0-12 6s6 6 12 6c21 0 22 4 22 21 0 58 0 116 0 173 0 18-1 21-23 21-4 0-11 0-11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4" draw:text-style-name="P4" draw:layer="layout" svg:width="0.12cm" svg:height="0.172cm" svg:x="6.93cm" svg:y="12.491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2-4-3-4 0-4 1-5 6-3 10-10 28-22 28-6 0-8-6-8-13 0-4 0-5 1-11 0-1 1-5 1-8 0-21-29-25-39-25 7-5 16-13 20-17 12-11 25-23 38-23 3 0 7 1 9 3-11 2-13 10-13 14 0 5 4 9 10 9s14-5 14-16c0-8-6-17-19-17-14 0-27 10-40 22-10 10-18 17-28 21 8-33 16-65 24-97z">
              <text:p/>
            </draw:path>
            <draw:path draw:style-name="gr4" draw:text-style-name="P4" draw:layer="layout" svg:width="0.098cm" svg:height="0.079cm" svg:x="7.075cm" svg:y="12.618cm" svg:viewBox="0 0 99 80" svg:d="M77 26c0-17-17-26-39-26-11 0-31 0-31 15 0 7 5 10 9 10 5 0 9-4 9-10 0-4-2-6-4-7 6-2 15-2 17-2 14 0 24 8 24 20 0 2 0 3 0 5-17 1-27 1-40 6-12 4-22 12-22 23 0 16 20 20 34 20s24-5 30-14c1 6 5 13 14 13 1 0 21 0 21-16 0-3 0-7 0-10-3 0-5 0-8 0 0 3 0 6 0 9 0 2 0 10-7 10s-7-8-7-10c0-12 0-24 0-36zM62 53c0 20-21 21-26 21-10 0-20-5-20-14 0-6 4-22 46-24 0 6 0 11 0 17z">
              <text:p/>
            </draw:path>
          </draw:g>
        </draw:g>
        <draw:g>
          <svg:title>TexMaths</svg:title>
          <svg:desc>10§display§\bm{C}
\!=\!
(
\bm{C}_0,
\dots, 
\bm{C}_{n-1}
) §svg§600§TRUE§</svg:desc>
          <draw:g>
            <draw:path draw:style-name="gr4" draw:text-style-name="P4" draw:layer="layout" svg:width="0.28cm" svg:height="0.25cm" svg:x="2.69cm" svg:y="12.966cm" svg:viewBox="0 0 281 251" svg:d="M280 11c0-2 1-4 1-6 0-5-5-5-9-5-11 9-21 17-32 26-17-18-40-26-65-26-113 0-175 86-175 158 0 65 53 93 115 93 29 0 59-9 86-28 34-25 40-57 40-58 0-5-5-5-8-5-7 0-7 0-9 6-14 44-60 69-100 69-21 0-40-5-55-16-19-14-20-38-20-47 0-10 5-75 40-116 19-22 53-39 92-39 43 0 61 32 61 63 0 4-1 9-1 12 0 5 4 5 9 5 8 0 8 0 10-7 7-27 13-53 20-79z">
              <text:p/>
            </draw:path>
            <draw:path draw:style-name="gr4" draw:text-style-name="P4" draw:layer="layout" svg:width="0.233cm" svg:height="0.081cm" svg:x="3.041cm" svg:y="13.08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081cm" svg:height="0.348cm" svg:x="3.368cm" svg:y="12.95cm" svg:viewBox="0 0 82 349" svg:d="M82 345c0-1 0-1-6-7-44-44-55-110-55-163 0-61 13-122 56-166 5-4 5-4 5-6s-2-3-4-3c-3 0-35 24-56 68-17 39-22 78-22 107 0 26 4 69 24 108 21 43 51 66 54 66 2 0 4-1 4-4z">
              <text:p/>
            </draw:path>
            <draw:path draw:style-name="gr4" draw:text-style-name="P4" draw:layer="layout" svg:width="0.28cm" svg:height="0.25cm" svg:x="3.49cm" svg:y="12.966cm" svg:viewBox="0 0 281 251" svg:d="M280 11c0-2 1-4 1-6 0-5-5-5-9-5-11 9-22 17-33 26-16-18-40-26-64-26-113 0-175 86-175 158 0 65 53 93 114 93 30 0 59-9 86-28 34-25 41-57 41-58 0-5-5-5-9-5-6 0-7 0-8 6-15 44-60 69-100 69-22 0-41-5-55-16-19-14-21-38-21-47 0-10 6-75 41-116 19-22 53-39 91-39 43 0 61 32 61 63 0 4-1 9-1 12 0 5 5 5 10 5 7 0 8 0 9-7 7-27 14-53 21-79z">
              <text:p/>
            </draw:path>
            <draw:path draw:style-name="gr4" draw:text-style-name="P4" draw:layer="layout" svg:width="0.113cm" svg:height="0.167cm" svg:x="3.77cm" svg:y="13.102cm" svg:viewBox="0 0 114 168" svg:d="M114 85c0-27-3-46-14-64-8-11-23-21-43-21-57 0-57 67-57 85 0 17 0 83 57 83s57-66 57-83zM57 161c-11 0-26-7-31-27-4-14-4-34-4-52s0-37 4-50c5-20 21-25 31-25 13 0 26 8 31 22 3 14 4 31 4 53 0 18 0 36-3 51-5 23-22 28-32 28z">
              <text:p/>
            </draw:path>
            <draw:path draw:style-name="gr4" draw:text-style-name="P4" draw:layer="layout" svg:width="0.04cm" svg:height="0.104cm" svg:x="3.945cm" svg:y="13.174cm" svg:viewBox="0 0 41 105" svg:d="M41 37c0-23-9-37-22-37-12 0-19 9-19 19 0 9 7 19 19 19 4 0 8-2 12-5 1-1 1-1 2-1 0 2 0 0 0 5 0 26-12 47-23 59-4 3-4 4-4 5 0 3 1 4 3 4 4 0 32-27 32-68z">
              <text:p/>
            </draw:path>
            <draw:path draw:style-name="gr4" draw:text-style-name="P4" draw:layer="layout" svg:width="0.036cm" svg:height="0.037cm" svg:x="4.101cm" svg:y="13.174cm" svg:viewBox="0 0 37 38" svg:d="M37 19c0-10-8-19-18-19s-19 9-19 19 9 19 19 19 18-9 18-19z">
              <text:p/>
            </draw:path>
            <draw:path draw:style-name="gr4" draw:text-style-name="P4" draw:layer="layout" svg:width="0.037cm" svg:height="0.037cm" svg:x="4.256cm" svg:y="13.174cm" svg:viewBox="0 0 38 38" svg:d="M38 19c0-10-9-19-19-19s-19 9-19 19 9 19 19 19 19-9 19-19z">
              <text:p/>
            </draw:path>
            <draw:path draw:style-name="gr4" draw:text-style-name="P4" draw:layer="layout" svg:width="0.037cm" svg:height="0.037cm" svg:x="4.412cm" svg:y="13.174cm" svg:viewBox="0 0 38 38" svg:d="M38 19c0-10-9-19-19-19s-19 9-19 19 9 19 19 19 19-9 19-19z">
              <text:p/>
            </draw:path>
            <draw:path draw:style-name="gr4" draw:text-style-name="P4" draw:layer="layout" svg:width="0.04cm" svg:height="0.104cm" svg:x="4.569cm" svg:y="13.174cm" svg:viewBox="0 0 41 105" svg:d="M41 37c0-23-9-37-23-37-11 0-18 9-18 19 0 9 7 19 18 19 4 0 9-2 13-5 1-1 1-1 1-1 1 0 1 0 1 5 0 26-12 47-24 59-4 3-4 4-4 5 0 3 2 4 4 4 4 0 32-27 32-68z">
              <text:p/>
            </draw:path>
            <draw:path draw:style-name="gr4" draw:text-style-name="P4" draw:layer="layout" svg:width="0.28cm" svg:height="0.25cm" svg:x="4.714cm" svg:y="12.966cm" svg:viewBox="0 0 281 251" svg:d="M280 11c0-2 1-4 1-6 0-5-5-5-9-5-11 9-22 17-33 26-16-18-40-26-64-26-113 0-175 86-175 158 0 65 53 93 114 93 30 0 60-9 87-28 34-25 40-57 40-58 0-5-5-5-8-5-7 0-7 0-9 6-14 44-60 69-100 69-22 0-40-5-55-16-19-14-20-38-20-47 0-10 5-75 40-116 19-22 53-39 92-39 43 0 61 32 61 63 0 4-1 9-1 12 0 5 4 5 9 5 8 0 8 0 10-7 7-27 13-53 20-79z">
              <text:p/>
            </draw:path>
            <draw:path draw:style-name="gr4" draw:text-style-name="P4" draw:layer="layout" svg:width="0.149cm" svg:height="0.109cm" svg:x="4.993cm" svg:y="13.156cm" svg:viewBox="0 0 150 110" svg:d="M19 93c-1 3-3 9-3 10 0 5 5 7 8 7 5 0 9-3 10-5s3-10 5-15c1-5 3-16 5-22 1-6 3-11 4-17 3-10 3-12 10-22 7-9 19-22 37-22 15 0 15 12 15 17 0 15-11 42-15 52-2 7-3 9-3 13 0 13 10 21 23 21 25 0 35-33 35-37 0-3-3-3-4-3-3 0-3 1-4 4-6 20-16 30-26 30-5 0-6-4-6-9 0-6 1-9 5-20 3-7 13-33 13-47 0-24-19-28-32-28-20 0-34 12-41 22-2-17-16-22-27-22-10 0-16 8-19 13-5 9-9 23-9 24 0 4 3 3 4 4 4 0 4-1 6-8 3-14 8-26 18-26 6 0 8 5 8 12 0 4-2 13-4 20-2 6-4 17-6 22-2 10-5 21-7 32z">
              <text:p/>
            </draw:path>
            <draw:path draw:style-name="gr4" draw:text-style-name="P4" draw:layer="layout" svg:width="0.165cm" svg:height="0.011cm" svg:x="5.182cm" svg:y="13.197cm" svg:viewBox="0 0 166 12" svg:d="M156 12c4 0 10 0 10-6s-6-6-10-6c-49 0-97 0-146 0-4 0-10 0-10 6s5 6 10 6c49 0 97 0 146 0z">
              <text:p/>
            </draw:path>
            <draw:path draw:style-name="gr4" draw:text-style-name="P4" draw:layer="layout" svg:width="0.088cm" svg:height="0.162cm" svg:x="5.402cm" svg:y="13.102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4" draw:text-style-name="P4" draw:layer="layout" svg:width="0.081cm" svg:height="0.348cm" svg:x="5.552cm" svg:y="12.9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\bm{C}_i 
\!\in\! 
\mathbb{B}^{k_{\rm b} \times \nu}§svg§600§TRUE§</svg:desc>
          <draw:g>
            <draw:path draw:style-name="gr4" draw:text-style-name="P4" draw:layer="layout" svg:width="0.28cm" svg:height="0.25cm" svg:x="5.968cm" svg:y="12.986cm" svg:viewBox="0 0 281 251" svg:d="M280 10c1-2 1-3 1-5 0-5-5-5-9-5-11 8-21 17-32 25-16-18-40-25-64-25-114 0-176 85-176 157 0 65 53 94 115 94 29 0 59-9 86-29 34-24 40-56 40-58 0-5-5-5-8-5-7 0-7 1-9 7-14 43-60 68-100 68-21 0-40-5-55-16-19-14-20-37-20-46 0-11 6-76 40-117 19-22 53-39 92-39 43 0 61 32 61 63 0 4-1 9-1 12 0 6 4 6 9 6 8 0 8-1 10-8 7-26 13-53 20-79z">
              <text:p/>
            </draw:path>
            <draw:path draw:style-name="gr4" draw:text-style-name="P4" draw:layer="layout" svg:width="0.074cm" svg:height="0.164cm" svg:x="6.247cm" svg:y="13.121cm" svg:viewBox="0 0 75 165" svg:d="M69 9c0-4-3-9-10-9s-14 6-14 13c0 5 3 10 10 10s14-7 14-14zM18 134c-1 3-2 6-2 10 0 12 10 21 24 21 24 0 35-34 35-38 0-3-3-3-4-3-3 0-4 2-5 4-5 20-16 30-26 30-5 0-6-3-6-9 0-5 2-10 4-15 3-7 5-14 8-20 2-6 11-28 12-31 1-2 1-5 1-8 0-11-9-21-23-21-24 0-36 34-36 38 0 3 4 3 5 3 3 0 3-1 4-4 6-21 17-30 26-30 4 0 6 2 6 9 0 5-1 9-7 24-5 13-11 26-16 40z">
              <text:p/>
            </draw:path>
            <draw:path draw:style-name="gr4" draw:text-style-name="P4" draw:layer="layout" svg:width="0.175cm" svg:height="0.201cm" svg:x="6.421cm" svg:y="13.043cm" svg:viewBox="0 0 176 202" svg:d="M163 108c6 0 13 0 13-7s-7-7-13-7c-50 0-99 0-149 0 5-47 45-80 95-80 18 0 36 0 54 0 6 0 13 0 13-7s-7-7-13-7c-18 0-37 0-55 0-60 0-108 45-108 101s48 101 108 101c18 0 37 0 55 0 6 0 13 0 13-6 0-7-7-7-13-7-18 0-36 0-54 0-50 0-90-34-95-81 50 0 99 0 149 0z">
              <text:p/>
            </draw:path>
            <draw:path draw:style-name="gr4" draw:text-style-name="P4" draw:layer="layout" svg:width="0.214cm" svg:height="0.238cm" svg:x="6.668cm" svg:y="12.992cm" svg:viewBox="0 0 215 239" svg:d="M46 32c0-5 0-13-3-20 13 0 25 0 38 0-4 6-4 13-4 18 0 60 0 120 0 179 0 5 0 12 4 18-13 0-25 0-38 0 3-7 3-15 3-20 0-58 0-117 0-175zM142 105c11-11 14-29 14-44 0-24-8-39-16-47 25 2 50 11 50 46 0 22-25 40-48 45zM89 31c0-7 0-11 5-15 1 0 7-4 15-4 16 0 35 13 35 49 0 39-20 48-55 49 0-27 0-53 0-79zM163 111c20-10 39-27 39-51 0-49-41-60-83-60-36 0-71 0-107 0-6 0-12 0-12 6s6 6 12 6c21 0 22 4 22 21 0 58 0 116 0 173 0 18-1 21-24 21-3 0-10 0-10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4" draw:text-style-name="P4" draw:layer="layout" svg:width="0.12cm" svg:height="0.172cm" svg:x="6.917cm" svg:y="12.917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3-4-3-4 0-4 1-5 6-3 10-10 28-22 28-6 0-8-6-8-13 0-4 0-5 1-11 0-1 1-5 1-8 0-21-29-25-40-25 8-5 17-13 21-17 12-11 25-23 39-23 2 0 6 1 8 3-11 2-13 10-13 14 0 5 4 9 10 9s14-5 14-16c0-8-6-17-19-17-14 0-27 10-40 22-10 10-18 17-28 21 8-33 16-65 24-97z">
              <text:p/>
            </draw:path>
            <draw:path draw:style-name="gr4" draw:text-style-name="P4" draw:layer="layout" svg:width="0.105cm" svg:height="0.122cm" svg:x="7.061cm" svg:y="13.003cm" svg:viewBox="0 0 106 123" svg:d="M29 0c-10 1-19 1-29 2 0 3 0 5 0 8 13 0 15 1 15 9 0 34 0 68 0 102 2 0 5 0 7 0 1-2 3-4 4-7 0-1 1-2 2-3 7 8 18 12 29 12 27 0 49-17 49-39 0-21-20-40-47-40-9 0-20 3-30 10 0-18 0-36 0-54zM30 63c6-9 18-13 28-13 21 0 30 15 30 34 0 10-2 19-9 25-6 5-14 9-23 9-12 0-21-7-26-15 0-14 0-27 0-40z">
              <text:p/>
            </draw:path>
            <draw:path draw:style-name="gr4" draw:text-style-name="P4" draw:layer="layout" svg:width="0.13cm" svg:height="0.13cm" svg:x="7.241cm" svg:y="12.96cm" svg:viewBox="0 0 131 131" svg:d="M128 12c3-2 3-4 3-6 0-3-3-6-5-6-3 0-4 1-7 4-18 18-35 35-53 53-18-18-37-35-55-53-2-3-3-4-5-4-4 0-6 3-6 6s0 3 3 6c18 18 36 36 54 54-18 17-36 35-54 53-3 4-3 5-3 6 0 4 2 6 6 6 2 0 3 0 5-3 18-18 37-36 55-54 19 18 37 37 56 56 1 1 2 1 4 1s5-2 5-6c0-2 0-2-1-3 0-1-48-48-56-56 18-18 36-36 54-54z">
              <text:p/>
            </draw:path>
            <draw:path draw:style-name="gr4" draw:text-style-name="P4" draw:layer="layout" svg:width="0.126cm" svg:height="0.107cm" svg:x="7.434cm" svg:y="12.979cm" svg:viewBox="0 0 127 108" svg:d="M44 7c0-1 1-2 1-3s0-4-4-4c-1 0-15 1-16 1-5 1-9 1-14 2-4 0-7 0-7 5 0 4 4 4 6 4 12 0 12 1 12 3s-1 7-2 10c-4 16-8 33-12 49-6 25-8 30-8 31 0 3 4 3 5 3s3 0 4 0c22-3 53-15 79-38 34-30 39-61 39-62 0-4-4-8-9-8-8 0-10 7-12 14-10 35-43 72-85 84 8-31 15-61 23-91z">
              <text:p/>
            </draw:path>
          </draw:g>
        </draw:g>
        <draw:frame draw:style-name="gr32" draw:text-style-name="P7" draw:layer="layout" svg:width="1.073cm" svg:height="0.395cm" svg:x="1.407cm" svg:y="13.31cm">
          <draw:text-box>
            <text:p><text:span text:style-name="T3">output:</text:span></text:p>
          </draw:text-box>
        </draw:frame>
        <draw:g>
          <svg:title>TexMaths</svg:title>
          <svg:desc>10§display§\bm{s}~ \!=\!
(\bm{s}_0,~ \dots, \bm{s}_{n-1}~)§svg§600§TRUE§</svg:desc>
          <draw:g>
            <draw:path draw:style-name="gr4" draw:text-style-name="P4" draw:layer="layout" svg:width="0.146cm" svg:height="0.16cm" svg:x="2.69cm" svg:y="13.508cm" svg:viewBox="0 0 147 161" svg:d="M126 20c-12 5-15 15-15 20 0 9 7 14 15 14s21-7 21-23c0-19-18-31-50-31-10 0-30 0-46 13-16 12-21 32-21 41 0 10 5 20 12 26 10 8 16 9 40 14 11 1 32 5 32 21 0 1 0 33-53 33-17 0-30-3-38-9 12-3 20-13 20-24 0-13-10-16-17-16-12 0-26 10-26 27 0 23 25 35 61 35 80 0 53-40 80-60 0-12-6-22-14-29-11-9-25-12-37-14-19-3-33-6-33-19 13-9 0-27 39-27 8 0 20 1 30 8z">
              <text:p/>
            </draw:path>
            <draw:path draw:style-name="gr4" draw:text-style-name="P4" draw:layer="layout" svg:width="0.232cm" svg:height="0.082cm" svg:x="3.033cm" svg:y="13.53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4" draw:text-style-name="P4" draw:layer="layout" svg:width="0.08cm" svg:height="0.349cm" svg:x="3.36cm" svg:y="13.403cm" svg:viewBox="0 0 81 350" svg:d="M81 346c0-1 0-1-5-7-44-45-56-111-56-163 0-62 14-123 57-166 4-5 4-5 4-6 0-3-1-4-3-4-4 0-35 24-56 69-18 38-22 77-22 107 0 26 4 68 23 108 21 43 51 66 55 66 2 0 3-1 3-4z">
              <text:p/>
            </draw:path>
            <draw:path draw:style-name="gr4" draw:text-style-name="P4" draw:layer="layout" svg:width="0.146cm" svg:height="0.16cm" svg:x="3.482cm" svg:y="13.508cm" svg:viewBox="0 0 147 161" svg:d="M125 20c-11 5-15 15-15 20 0 9 8 14 16 14s21-7 21-23c0-19-19-31-50-31-10 0-30 0-46 13-16 12-22 32-22 41 0 10 5 20 13 26 10 8 16 9 40 14 10 1 31 5 31 21 0 1 0 33-52 33-17 0-30-3-38-9 12-3 19-13 19-24 0-13-10-16-17-16-12 0-25 10-25 27 0 23 24 35 60 35 80 0 53-40 80-60 0-12-6-22-14-29-11-9-24-12-36-14-20-3-33-6-33-19 13-9 0-27 39-27 7 0 20 1 29 8z">
              <text:p/>
            </draw:path>
            <draw:path draw:style-name="gr4" draw:text-style-name="P4" draw:layer="layout" svg:width="0.113cm" svg:height="0.167cm" svg:x="3.661cm" svg:y="13.556cm" svg:viewBox="0 0 114 168" svg:d="M114 84c0-27-3-46-14-63-8-11-23-21-43-21-57 0-57 66-57 84 0 17 0 84 57 84s57-66 57-84zM57 161c-11 0-26-7-31-27-3-14-3-35-3-53s0-36 3-50c5-19 21-24 31-24 14 0 26 8 31 22 4 13 4 31 4 52 0 18 0 37-3 52-5 22-22 28-32 28z">
              <text:p/>
            </draw:path>
            <draw:path draw:style-name="gr4" draw:text-style-name="P4" draw:layer="layout" svg:width="0.04cm" svg:height="0.104cm" svg:x="3.836cm" svg:y="13.628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4" draw:layer="layout" svg:width="0.037cm" svg:height="0.036cm" svg:x="4.109cm" svg:y="13.628cm" svg:viewBox="0 0 38 37" svg:d="M38 19c0-11-9-19-19-19s-19 8-19 19c0 10 9 18 19 18s19-8 19-18z">
              <text:p/>
            </draw:path>
            <draw:path draw:style-name="gr4" draw:text-style-name="P4" draw:layer="layout" svg:width="0.036cm" svg:height="0.036cm" svg:x="4.265cm" svg:y="13.628cm" svg:viewBox="0 0 37 37" svg:d="M37 19c0-11-9-19-19-19s-18 8-18 19c0 10 8 18 18 18s19-8 19-18z">
              <text:p/>
            </draw:path>
            <draw:path draw:style-name="gr4" draw:text-style-name="P4" draw:layer="layout" svg:width="0.036cm" svg:height="0.036cm" svg:x="4.421cm" svg:y="13.628cm" svg:viewBox="0 0 37 37" svg:d="M37 19c0-11-9-19-19-19-11 0-18 8-18 19 0 10 7 18 18 18 10 0 19-8 19-18z">
              <text:p/>
            </draw:path>
            <draw:path draw:style-name="gr4" draw:text-style-name="P4" draw:layer="layout" svg:width="0.04cm" svg:height="0.104cm" svg:x="4.577cm" svg:y="13.628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4" draw:layer="layout" svg:width="0.146cm" svg:height="0.16cm" svg:x="4.723cm" svg:y="13.508cm" svg:viewBox="0 0 147 161" svg:d="M125 20c-11 5-15 15-15 20 0 9 8 14 16 14s21-7 21-23c0-19-19-31-50-31-10 0-30 0-46 13-16 12-22 32-22 41 0 10 5 20 13 26 10 8 16 9 40 14 10 1 31 5 31 21 0 1 0 33-52 33-17 0-30-3-38-9 12-3 19-13 19-24 0-13-10-16-17-16-12 0-25 10-25 27 0 23 24 35 60 35 80 0 53-40 80-60 0-12-6-22-14-29-11-9-24-12-36-14-20-3-33-6-33-19 13-9 0-27 39-27 7 0 20 1 29 8z">
              <text:p/>
            </draw:path>
            <draw:path draw:style-name="gr4" draw:text-style-name="P4" draw:layer="layout" svg:width="0.149cm" svg:height="0.109cm" svg:x="4.901cm" svg:y="13.61cm" svg:viewBox="0 0 150 110" svg:d="M18 92c-1 3-1 6-2 10 0 6 4 8 8 8 5 0 9-3 10-5s3-10 4-15c2-5 4-16 6-23 1-5 3-10 4-16 3-10 3-12 10-22s19-23 37-23c14 0 15 13 15 18 0 14-11 42-15 52-3 7-4 9-4 13 0 13 11 21 24 21 24 0 35-34 35-37 0-4-3-4-4-4-3 0-3 2-4 5-6 19-17 29-27 29-5 0-6-3-6-8 0-6 2-9 6-20 3-8 13-34 13-48 0-23-19-27-32-27-20 0-34 12-41 22-2-17-17-22-27-22s-16 7-19 13c-6 9-9 23-9 24 0 3 3 3 4 3 4 0 4 0 6-7 3-15 8-27 17-27 7 0 9 6 9 12 0 5-3 14-4 21-2 6-5 16-6 22-3 10-5 20-8 31z">
              <text:p/>
            </draw:path>
            <draw:path draw:style-name="gr4" draw:text-style-name="P4" draw:layer="layout" svg:width="0.165cm" svg:height="0.011cm" svg:x="5.09cm" svg:y="13.65cm" svg:viewBox="0 0 166 12" svg:d="M156 12c4 0 10 0 10-6s-6-6-10-6c-49 0-98 0-147 0-4 0-9 0-9 6s5 6 9 6c49 0 98 0 147 0z">
              <text:p/>
            </draw:path>
            <draw:path draw:style-name="gr4" draw:text-style-name="P4" draw:layer="layout" svg:width="0.089cm" svg:height="0.162cm" svg:x="5.309cm" svg:y="13.556cm" svg:viewBox="0 0 90 163" svg:d="M56 7c0-7-1-7-7-7-16 15-39 15-49 15 0 3 0 6 0 9 6 0 23 0 36-7 0 42 0 84 0 126 0 8 0 11-25 11-3 0-6 0-9 0 0 3 0 6 0 9 5-1 35-1 44-1 7 0 38 0 44 1 0-3 0-6 0-9-3 0-6 0-9 0-25 0-25-3-25-11 0-46 0-91 0-136z">
              <text:p/>
            </draw:path>
            <draw:path draw:style-name="gr4" draw:text-style-name="P4" draw:layer="layout" svg:width="0.081cm" svg:height="0.349cm" svg:x="5.577cm" svg:y="13.403cm" svg:viewBox="0 0 82 350" svg:d="M82 176c0-28-4-70-23-110-21-43-52-66-55-66-2 0-4 2-4 4 0 1 0 1 7 8 34 34 54 90 54 164 0 58-13 120-56 164-5 5-5 5-5 6 0 2 2 4 4 4 3 0 35-24 56-69 18-38 22-77 22-105z">
              <text:p/>
            </draw:path>
          </draw:g>
        </draw:g>
        <draw:g>
          <svg:title>TexMaths</svg:title>
          <svg:desc>10§display§( 
t \!\in\! [\nu]
)§svg§600§TRUE§</svg:desc>
          <draw:g>
            <draw:path draw:style-name="gr4" draw:text-style-name="P4" draw:layer="layout" svg:width="0.081cm" svg:height="0.349cm" svg:x="3.013cm" svg:y="20.15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4" draw:text-style-name="P4" draw:layer="layout" svg:width="0.107cm" svg:height="0.221cm" svg:x="3.123cm" svg:y="20.196cm" svg:viewBox="0 0 108 222" svg:d="M64 79c11 0 22 0 33 0 7 0 11 0 11-7 0-4-4-4-10-4-10 0-21 0-31 0 13-50 14-57 14-59 0-6-4-9-10-9-1 0-11 0-14 12-4 19-9 37-13 56-11 0-22 0-33 0-7 0-11 0-11 7 0 4 3 4 10 4 10 0 21 0 31 0-26 99-27 105-27 111 0 19 13 32 32 32 36 0 56-50 56-53s-3-3-4-3c-3 0-4 1-5 4-15 36-34 44-46 44-7 0-11-4-11-16 0-8 1-10 2-16 9-35 17-69 26-103z">
              <text:p/>
            </draw:path>
            <draw:path draw:style-name="gr4" draw:text-style-name="P4" draw:layer="layout" svg:width="0.174cm" svg:height="0.201cm" svg:x="3.31cm" svg:y="20.226cm" svg:viewBox="0 0 175 202" svg:d="M163 109c6 0 12-1 12-8 0-8-6-7-12-7-50 0-99 0-149 0 4-46 45-80 94-80 18 0 37 0 55 0 6 0 12 0 12-7s-6-7-12-7c-18 0-37 0-55 0-60 0-108 44-108 101 0 56 48 101 108 101 18 0 37 0 55 0 6 0 12 0 12-7 0-6-6-6-12-6-18 0-37 0-55 0-49 0-90-34-94-80 50 0 99 0 149 0z">
              <text:p/>
            </draw:path>
            <draw:path draw:style-name="gr4" draw:text-style-name="P4" draw:layer="layout" svg:width="0.047cm" svg:height="0.349cm" svg:x="3.594cm" svg:y="20.152cm" svg:viewBox="0 0 48 350" svg:d="M48 350c0-5 0-9 0-14-11 0-23 0-34 0 0-107 0-215 0-322 11 0 23 0 34 0 0-5 0-9 0-14-16 0-32 0-48 0 0 117 0 233 0 350 16 0 32 0 48 0z">
              <text:p/>
            </draw:path>
            <draw:path draw:style-name="gr4" draw:text-style-name="P4" draw:layer="layout" svg:width="0.164cm" svg:height="0.154cm" svg:x="3.669cm" svg:y="20.26cm" svg:viewBox="0 0 165 155" svg:d="M60 4c-2-1 0-4-5-4-8 0-33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4" draw:text-style-name="P4" draw:layer="layout" svg:width="0.047cm" svg:height="0.349cm" svg:x="3.854cm" svg:y="20.152cm" svg:viewBox="0 0 48 350" svg:d="M48 0c-16 0-32 0-48 0 0 5 0 9 0 14 11 0 23 0 34 0 0 107 0 215 0 322-11 0-23 0-34 0 0 5 0 9 0 14 16 0 32 0 48 0 0-117 0-233 0-350z">
              <text:p/>
            </draw:path>
            <draw:path draw:style-name="gr4" draw:text-style-name="P4" draw:layer="layout" svg:width="0.081cm" svg:height="0.349cm" svg:x="3.963cm" svg:y="20.15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3" draw:text-style-name="P7" draw:layer="layout" svg:width="2.009cm" svg:height="0.395cm" svg:x="13.204cm" svg:y="2.007cm">
          <draw:text-box>
            <text:p><text:span text:style-name="T3">Block length:</text:span></text:p>
          </draw:text-box>
        </draw:frame>
        <draw:frame draw:style-name="gr34" draw:text-style-name="P7" draw:layer="layout" svg:width="1.479cm" svg:height="0.395cm" svg:x="13.204cm" svg:y="1.207cm">
          <draw:text-box>
            <text:p><text:span text:style-name="T3">Alphabet:</text:span></text:p>
          </draw:text-box>
        </draw:frame>
        <draw:g>
          <svg:title>TexMaths</svg:title>
          <svg:desc>10§display§\Sigma \!=\! \{0,1,2,3\}
\!\leftrightarrow\!
\{ {\sf A}, {\sf T}, {\sf G}, {\sf C} \}§svg§600§TRUE§</svg:desc>
          <draw:g>
            <draw:path draw:style-name="gr4" draw:text-style-name="P4" draw:layer="layout" svg:width="0.213cm" svg:height="0.237cm" svg:x="15.412cm" svg:y="1.267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4" draw:text-style-name="P4" draw:layer="layout" svg:width="0.233cm" svg:height="0.082cm" svg:x="15.705cm" svg:y="1.37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4" draw:layer="layout" svg:width="0.124cm" svg:height="0.349cm" svg:x="16.023cm" svg:y="1.243cm" svg:viewBox="0 0 125 350" svg:d="M74 47c0-14 9-37 48-39 1 0 3-2 3-4 0-4-3-4-7-4-35 0-67 18-67 44s0 53 0 80c0 14 0 25-15 36-12 11-25 11-33 12-2 0-3 1-3 3 0 4 2 4 6 4 23 2 40 13 43 31 2 3 2 4 2 17 0 23 0 46 0 69 0 15 0 26 16 39 14 11 37 15 51 15 4 0 7 0 7-4s-2-4-6-4c-22-1-39-13-44-30-1-4-1-4-1-17 0-24 0-49 0-74 0-16-3-22-14-32-7-7-18-11-27-14 28-8 41-24 41-44 0-28 0-56 0-84z">
              <text:p/>
            </draw:path>
            <draw:path draw:style-name="gr4" draw:text-style-name="P4" draw:layer="layout" svg:width="0.147cm" svg:height="0.239cm" svg:x="16.187cm" svg:y="1.273cm" svg:viewBox="0 0 148 240" svg:d="M148 121c0-28-2-56-14-82-16-34-45-39-60-39-21 0-47 9-61 41-11 25-13 52-13 80 0 26 1 58 16 83 15 29 41 36 58 36 19 0 45-7 61-41 11-23 13-50 13-78zM74 232c-14 0-35-9-41-42-4-20-4-53-4-73 0-23 0-46 3-65 7-41 33-45 42-45 11 0 35 7 41 41 4 20 4 47 4 69 0 26 0 50-4 72-5 33-25 43-41 43z">
              <text:p/>
            </draw:path>
            <draw:path draw:style-name="gr4" draw:text-style-name="P4" draw:layer="layout" svg:width="0.04cm" svg:height="0.104cm" svg:x="16.379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4" draw:layer="layout" svg:width="0.115cm" svg:height="0.231cm" svg:x="16.536cm" svg:y="1.273cm" svg:viewBox="0 0 116 232" svg:d="M72 9c0-9 0-9-8-9-21 22-52 22-64 22 0 4 0 7 0 11 7 0 28 0 46-9 0 60 0 120 0 180 0 13-1 17-32 17-4 0-7 0-11 0 0 4 0 8 0 11 12-1 42-1 56-1s45 0 57 1c0-3 0-7 0-11-4 0-7 0-11 0-32 0-33-4-33-17 0-65 0-130 0-195z">
              <text:p/>
            </draw:path>
            <draw:path draw:style-name="gr4" draw:text-style-name="P4" draw:layer="layout" svg:width="0.04cm" svg:height="0.104cm" svg:x="16.711cm" svg:y="1.468cm" svg:viewBox="0 0 41 105" svg:d="M41 37c0-23-9-37-22-37-12 0-19 9-19 19 0 9 7 18 19 18 4 0 8-1 12-4 1-1 1-1 2-1 0 2 0 0 0 5 0 26-12 47-23 58-4 4-4 5-4 6 0 2 1 4 3 4 4 0 32-27 32-68z">
              <text:p/>
            </draw:path>
            <draw:path draw:style-name="gr4" draw:text-style-name="P4" draw:layer="layout" svg:width="0.139cm" svg:height="0.231cm" svg:x="16.855cm" svg:y="1.273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5 3-33 3-21 0-42 0-63 0z">
              <text:p/>
            </draw:path>
            <draw:path draw:style-name="gr4" draw:text-style-name="P4" draw:layer="layout" svg:width="0.04cm" svg:height="0.104cm" svg:x="17.043cm" svg:y="1.468cm" svg:viewBox="0 0 41 105" svg:d="M41 37c0-23-9-37-23-37-11 0-18 9-18 19 0 9 7 18 18 18 5 0 9-1 13-4 1-1 1-1 2-1 0 2 0 0 0 5 0 26-12 47-24 58-4 4-4 5-4 6 0 2 2 4 4 4 4 0 32-27 32-68z">
              <text:p/>
            </draw:path>
            <draw:path draw:style-name="gr4" draw:text-style-name="P4" draw:layer="layout" svg:width="0.144cm" svg:height="0.239cm" svg:x="17.184cm" svg:y="1.273cm" svg:viewBox="0 0 145 240" svg:d="M87 110c29-10 49-34 49-62 0-29-31-48-65-48-35 0-62 21-62 47 0 12 8 19 18 19 11 0 18-8 18-18 0-18-17-18-22-18 11-17 34-22 47-22 14 0 34 8 34 40 0 4-1 24-10 40-11 16-23 18-32 18-2 0-11 1-13 1-3 0-6 1-6 4 0 4 3 4 9 4 5 0 10 0 15 0 29 0 42 24 42 58 0 47-24 57-40 57-15 0-41-6-53-27 12 2 23-6 23-18 0-13-10-20-20-20-8 0-19 5-19 21 0 31 32 54 71 54 42 0 74-32 74-67 0-29-22-56-58-63z">
              <text:p/>
            </draw:path>
            <draw:path draw:style-name="gr4" draw:text-style-name="P4" draw:layer="layout" svg:width="0.123cm" svg:height="0.349cm" svg:x="17.37cm" svg:y="1.243cm" svg:viewBox="0 0 124 350" svg:d="M50 303c0 14-9 37-47 39-2 0-3 2-3 4 0 4 4 4 7 4 34 0 67-17 67-44 0-26 0-53 0-80 0-14 0-25 14-36 12-10 26-10 33-11 2 0 3-1 3-4s-2-3-5-3c-23-2-40-14-44-32-1-3-1-4-1-17 0-23 0-46 0-69 0-15 0-26-17-39-14-11-38-15-50-15-3 0-7 0-7 4s2 4 5 4c23 1 40 13 44 30 1 4 1 4 1 17 0 24 0 49 0 74 0 16 3 22 14 33 8 7 18 11 28 13-29 9-42 24-42 44 0 28 0 56 0 84z">
              <text:p/>
            </draw:path>
            <draw:path draw:style-name="gr4" draw:text-style-name="P4" draw:layer="layout" svg:width="0.311cm" svg:height="0.182cm" svg:x="17.578cm" svg:y="1.327cm" svg:viewBox="0 0 312 183" svg:d="M38 84c19-14 29-29 32-33 16-24 18-46 18-47 0-4-4-4-7-4-6 0-6 1-7 7-8 34-29 63-69 80-4 1-5 1-5 4 0 2 2 4 5 5 37 15 60 42 69 82 1 4 1 5 7 5 3 0 7 0 7-4 0-1-3-23-18-46-7-11-17-23-32-34 78 0 157 0 235 0-19 14-29 29-31 33-16 24-19 46-19 47 0 4 4 4 7 4 6 0 6-1 8-7 8-34 29-64 68-80 4-1 6-3 6-5 0-3-2-2-3-3-16-6-58-24-72-83-1-4-1-5-7-5-3 0-7 0-7 4 0 1 3 23 18 46 7 11 17 23 32 34-78 0-157 0-235 0z">
              <text:p/>
            </draw:path>
            <draw:path draw:style-name="gr4" draw:text-style-name="P4" draw:layer="layout" svg:width="0.124cm" svg:height="0.349cm" svg:x="17.974cm" svg:y="1.243cm" svg:viewBox="0 0 125 350" svg:d="M74 47c0-14 9-37 47-39 2 0 4-2 4-4 0-4-3-4-7-4-35 0-67 18-68 44 0 26 0 53 0 80 0 14 0 25-14 36-12 11-25 11-33 12-2 0-3 1-3 3 0 4 2 4 5 4 24 2 41 13 44 31 1 3 1 4 1 17 0 23 0 46 0 69 0 15 0 26 17 39 14 11 37 15 51 15 4 0 7 0 7-4s-3-4-6-4c-22-1-39-13-44-30-1-4-1-4-1-17 0-24 0-49 0-74 0-16-3-22-14-32-7-7-18-11-27-14 28-8 41-24 41-44 0-28 0-56 0-84z">
              <text:p/>
            </draw:path>
            <draw:path draw:style-name="gr4" draw:text-style-name="P4" draw:layer="layout" svg:width="0.213cm" svg:height="0.241cm" svg:x="18.134cm" svg:y="1.263cm" svg:viewBox="0 0 214 242" svg:d="M123 0c-10 0-21 0-31 0-31 81-61 162-92 242 9 0 17 0 26 0 9-23 18-47 27-70 34 0 68 0 102 0 9 23 18 47 27 70 11 0 21 0 32 0-30-80-61-161-91-242zM148 152c-29 0-58 0-87 0 7-21 15-42 22-63 8-21 19-51 21-64 1 5 4 14 12 37 11 30 21 60 32 90z">
              <text:p/>
            </draw:path>
            <draw:path draw:style-name="gr4" draw:text-style-name="P4" draw:layer="layout" svg:width="0.04cm" svg:height="0.104cm" svg:x="18.389cm" svg:y="1.468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4" draw:layer="layout" svg:width="0.213cm" svg:height="0.239cm" svg:x="18.527cm" svg:y="1.265cm" svg:viewBox="0 0 214 240" svg:d="M123 22c10 0 21 0 31 0 4 0 9 1 13 1 16 0 31 0 47 0 0-8 0-15 0-23-71 0-143 0-214 0 0 8 0 15 0 23 16 0 31 0 47 0 5 0 9-1 13-1 11 0 21 0 32 0 0 73 0 146 0 218 10 0 21 0 31 0 0-72 0-145 0-218z">
              <text:p/>
            </draw:path>
            <draw:path draw:style-name="gr4" draw:text-style-name="P4" draw:layer="layout" svg:width="0.04cm" svg:height="0.104cm" svg:x="18.784cm" svg:y="1.468cm" svg:viewBox="0 0 41 105" svg:d="M41 37c0-23-9-37-22-37-12 0-19 9-19 19 0 9 7 18 19 18 4 0 8-1 12-4 1-1 1-1 2-1 0 2 0 0 0 5 0 26-12 46-24 58-4 3-3 5-3 6 0 2 1 4 3 4 4 0 32-27 32-68z">
              <text:p/>
            </draw:path>
            <draw:path draw:style-name="gr4" draw:text-style-name="P4" draw:layer="layout" svg:width="0.187cm" svg:height="0.249cm" svg:x="18.933cm" svg:y="1.259cm" svg:viewBox="0 0 188 250" svg:d="M188 142c-25 0-49 0-74 0 0 7 0 14 0 22 15 0 31 0 46 0 0 19 0 37 0 56-14 5-31 8-46 8-46 0-82-46-82-103 0-55 35-103 81-103 29 0 49 9 67 24 2-10 3-19 5-29-20-12-48-17-71-17-68 0-114 61-114 125s47 125 114 125c26 0 50-7 74-17 0-30 0-61 0-91z">
              <text:p/>
            </draw:path>
            <draw:path draw:style-name="gr4" draw:text-style-name="P4" draw:layer="layout" svg:width="0.04cm" svg:height="0.104cm" svg:x="19.174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4" draw:layer="layout" svg:width="0.183cm" svg:height="0.249cm" svg:x="19.323cm" svg:y="1.259cm" svg:viewBox="0 0 184 250" svg:d="M182 206c-21 14-33 21-68 21-50 0-82-51-82-102 0-48 29-103 83-103 25 0 41 6 60 19 2-10 3-19 5-29-15-7-42-12-65-12-65 0-115 55-115 128 0 56 42 122 115 122 33 0 46-6 69-20-1-8-1-16-2-24z">
              <text:p/>
            </draw:path>
            <draw:path draw:style-name="gr4" draw:text-style-name="P4" draw:layer="layout" svg:width="0.124cm" svg:height="0.349cm" svg:x="19.55cm" svg:y="1.243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35" draw:text-style-name="P7" draw:layer="layout" svg:width="1.115cm" svg:height="0.395cm" svg:x="16.605cm" svg:y="2.008cm">
          <draw:text-box>
            <text:p><text:span text:style-name="T3">symbol</text:span></text:p>
          </draw:text-box>
        </draw:frame>
        <draw:g>
          <svg:title>TexMaths</svg:title>
          <svg:desc>10§display§n§svg§600§TRUE§</svg:desc>
          <draw:g>
            <draw:path draw:style-name="gr4" draw:text-style-name="P4" draw:layer="layout" svg:width="0.187cm" svg:height="0.156cm" svg:x="16.863cm" svg:y="2.463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36" draw:text-style-name="P7" draw:layer="layout" svg:width="4.328cm" svg:height="0.395cm" svg:x="15.506cm" svg:y="2.309cm">
          <draw:text-box>
            <text:p><text:span text:style-name="T3">(block = <text:s text:c="3"/>inner codewords)</text:span></text:p>
          </draw:text-box>
        </draw:frame>
        <draw:frame draw:style-name="gr125" draw:text-style-name="P7" draw:layer="layout" svg:width="1.899cm" svg:height="0.395cm" svg:x="5.106cm" svg:y="10.91cm">
          <draw:text-box>
            <text:p><text:span text:style-name="T3">(re-balance)</text:span></text:p>
          </draw:text-box>
        </draw:frame>
        <draw:line draw:style-name="gr37" draw:text-style-name="P2" draw:layer="layout" svg:x1="10.2cm" svg:y1="6.8cm" svg:x2="10.2cm" svg:y2="11.8cm">
          <text:p/>
        </draw:line>
        <draw:line draw:style-name="gr37" draw:text-style-name="P2" draw:layer="layout" svg:x1="1cm" svg:y1="6.8cm" svg:x2="20cm" svg:y2="6.8cm">
          <text:p/>
        </draw:line>
        <draw:line draw:style-name="gr37" draw:text-style-name="P2" draw:layer="layout" svg:x1="1cm" svg:y1="11.8cm" svg:x2="20cm" svg:y2="11.8cm">
          <text:p/>
        </draw:line>
        <draw:custom-shape draw:style-name="gr82" draw:text-style-name="P17" draw:layer="layout" svg:width="0.2cm" svg:height="0.2cm" svg:x="10.2cm" svg:y="13.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0.2cm" svg:height="0.2cm" svg:x="10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13.201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8" draw:layer="layout" svg:width="0.2cm" svg:height="0.2cm" svg:x="13.802cm" svg:y="13.30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0.2cm" svg:height="0.2cm" svg:x="14.402cm" svg:y="1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16.803cm" svg:y="1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7" draw:layer="layout" svg:width="0.2cm" svg:height="0.2cm" svg:x="17.403cm" svg:y="13.3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0.4cm" svg:y1="13.4cm" svg:x2="10.8cm" svg:y2="13.4cm">
          <text:p/>
        </draw:line>
        <draw:line draw:style-name="gr19" draw:text-style-name="P2" draw:layer="layout" svg:x1="13.4cm" svg:y1="13.4cm" svg:x2="13.8cm" svg:y2="13.4cm">
          <text:p/>
        </draw:line>
        <draw:line draw:style-name="gr19" draw:text-style-name="P2" draw:layer="layout" svg:x1="14cm" svg:y1="13.4cm" svg:x2="14.4cm" svg:y2="13.4cm">
          <text:p/>
        </draw:line>
        <draw:line draw:style-name="gr19" draw:text-style-name="P2" draw:layer="layout" svg:x1="17cm" svg:y1="13.4cm" svg:x2="17.4cm" svg:y2="13.4cm">
          <text:p/>
        </draw:line>
        <draw:line draw:style-name="gr19" draw:text-style-name="P2" draw:layer="layout" svg:x1="12.2cm" svg:y1="13.4cm" svg:x2="12.4cm" svg:y2="13.4cm">
          <text:p/>
        </draw:line>
        <draw:line draw:style-name="gr19" draw:text-style-name="P2" draw:layer="layout" svg:x1="13cm" svg:y1="13.4cm" svg:x2="13.2cm" svg:y2="13.4cm">
          <text:p/>
        </draw:line>
        <draw:line draw:style-name="gr19" draw:text-style-name="P2" draw:layer="layout" svg:x1="14.6cm" svg:y1="13.4cm" svg:x2="14.8cm" svg:y2="13.4cm">
          <text:p/>
        </draw:line>
        <draw:line draw:style-name="gr19" draw:text-style-name="P2" draw:layer="layout" svg:x1="15.4cm" svg:y1="13.4cm" svg:x2="15.6cm" svg:y2="13.4cm">
          <text:p/>
        </draw:line>
        <draw:line draw:style-name="gr2" draw:text-style-name="P2" draw:layer="layout" svg:x1="12.4cm" svg:y1="13.4cm" svg:x2="13cm" svg:y2="13.4cm">
          <text:p/>
        </draw:line>
        <draw:line draw:style-name="gr2" draw:text-style-name="P2" draw:layer="layout" svg:x1="14.8cm" svg:y1="13.4cm" svg:x2="15.4cm" svg:y2="13.4cm">
          <text:p/>
        </draw:line>
        <draw:custom-shape draw:style-name="gr84" draw:text-style-name="P18" draw:layer="layout" svg:width="0.2cm" svg:height="0.2cm" svg:x="11.402cm" svg:y="13.302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1cm" svg:y1="13.4cm" svg:x2="11.4cm" svg:y2="13.4cm">
          <text:p/>
        </draw:line>
        <draw:g>
          <svg:title>TexMaths</svg:title>
          <svg:desc>8§display§\tilde{d}^j_0§svg§600§TRUE§</svg:desc>
          <draw:g>
            <draw:path draw:style-name="gr4" draw:text-style-name="P4" draw:layer="layout" svg:width="0.092cm" svg:height="0.025cm" svg:x="10.885cm" svg:y="12.9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4" draw:text-style-name="P4" draw:layer="layout" svg:width="0.132cm" svg:height="0.196cm" svg:x="10.824cm" svg:y="13.0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4" draw:text-style-name="P4" draw:layer="layout" svg:width="0.085cm" svg:height="0.169cm" svg:x="10.958cm" svg:y="12.9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4" draw:text-style-name="P4" draw:layer="layout" svg:width="0.09cm" svg:height="0.133cm" svg:x="10.968cm" svg:y="13.1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19" draw:text-style-name="P2" draw:layer="layout" svg:x1="11.5cm" svg:y1="13.5cm" svg:x2="11.5cm" svg:y2="14cm">
          <text:p/>
        </draw:line>
        <draw:custom-shape draw:style-name="gr83" draw:text-style-name="P2" draw:layer="layout" svg:width="0.2cm" svg:height="0.2cm" svg:x="11.401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x}^j_0§svg§600§TRUE§</svg:desc>
          <draw:g>
            <draw:path draw:style-name="gr4" draw:text-style-name="P4" draw:layer="layout" svg:width="0.157cm" svg:height="0.127cm" svg:x="11.026cm" svg:y="14.02cm" svg:viewBox="0 0 158 128" svg:d="M139 14c-10 3-16 12-16 20 0 6 5 12 15 12 9 0 20-8 20-21 0-15-15-25-32-25-16 0-26 12-30 17-7-11-23-17-39-17-35 0-53 34-53 44 0 4 4 4 6 4 4 0 6 0 7-4 8-26 28-34 40-34 10 0 15 5 15 14 0 6-4 21-7 31-3 13-6 26-9 38-4 17-14 26-23 26-2 0-8 0-14-5 10-2 15-12 15-19 0-6-5-13-14-13-10 0-20 8-20 22 0 15 15 24 32 24 16 0 26-12 29-16 8 12 23 16 39 16 35 0 55-34 55-43 0-4-5-4-8-4s-4 0-6 4c-8 25-28 34-40 34-10 0-15-6-15-15 0-5 3-20 6-31 2-7 8-33 10-38 4-17 13-25 24-25 1 0 7 0 13 4z">
              <text:p/>
            </draw:path>
            <draw:path draw:style-name="gr4" draw:text-style-name="P4" draw:layer="layout" svg:width="0.085cm" svg:height="0.169cm" svg:x="11.199cm" svg:y="13.882cm" svg:viewBox="0 0 86 170" svg:d="M86 7c0-3-2-7-8-7s-10 6-10 11c0 3 2 7 7 7s11-5 11-11zM45 140c-4 13-14 24-25 24-3 0-6 0-7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4" draw:text-style-name="P4" draw:layer="layout" svg:width="0.09cm" svg:height="0.133cm" svg:x="11.209cm" svg:y="14.091cm" svg:viewBox="0 0 91 134" svg:d="M91 68c0-22-3-38-11-51-7-9-19-17-35-17-45 0-45 54-45 68s0 66 45 66c46 0 46-53 46-66zM45 128c-8 0-20-5-24-21-3-11-3-27-3-42 0-14 0-29 3-40 4-15 16-19 24-19 11 0 21 6 25 17 2 11 3 25 3 42 0 15 0 29-2 41-4 18-18 22-26 22z">
              <text:p/>
            </draw:path>
          </draw:g>
        </draw:g>
        <draw:custom-shape draw:style-name="gr83" draw:text-style-name="P2" draw:layer="layout" svg:width="0.2cm" svg:height="0.2cm" svg:x="15.604cm" svg:y="1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8" draw:layer="layout" svg:width="0.2cm" svg:height="0.2cm" svg:x="16.203cm" svg:y="13.3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5.801cm" svg:y1="13.401cm" svg:x2="16.201cm" svg:y2="13.401cm">
          <text:p/>
        </draw:line>
        <draw:line draw:style-name="gr19" draw:text-style-name="P2" draw:layer="layout" svg:x1="16.401cm" svg:y1="13.401cm" svg:x2="16.801cm" svg:y2="13.401cm">
          <text:p/>
        </draw:line>
        <draw:g>
          <svg:title>TexMaths</svg:title>
          <svg:desc>8§display§\tilde{d}^j_i§svg§600§TRUE§</svg:desc>
          <draw:g>
            <draw:path draw:style-name="gr4" draw:text-style-name="P4" draw:layer="layout" svg:width="0.092cm" svg:height="0.025cm" svg:x="13.288cm" svg:y="12.9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4" draw:text-style-name="P4" draw:layer="layout" svg:width="0.132cm" svg:height="0.196cm" svg:x="13.227cm" svg:y="13.0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4" draw:text-style-name="P4" draw:layer="layout" svg:width="0.085cm" svg:height="0.169cm" svg:x="13.361cm" svg:y="12.9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4" draw:text-style-name="P4" draw:layer="layout" svg:width="0.058cm" svg:height="0.131cm" svg:x="13.37cm" svg:y="13.1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>
          <svg:title>TexMaths</svg:title>
          <svg:desc>8§display§\tilde{d}^j_{i+1}§svg§600§TRUE§</svg:desc>
          <draw:g>
            <draw:path draw:style-name="gr4" draw:text-style-name="P4" draw:layer="layout" svg:width="0.092cm" svg:height="0.025cm" svg:x="14.39cm" svg:y="12.9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4" draw:text-style-name="P4" draw:layer="layout" svg:width="0.132cm" svg:height="0.196cm" svg:x="14.329cm" svg:y="13.0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4" draw:text-style-name="P4" draw:layer="layout" svg:width="0.085cm" svg:height="0.169cm" svg:x="14.463cm" svg:y="12.9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4" draw:text-style-name="P4" draw:layer="layout" svg:width="0.058cm" svg:height="0.131cm" svg:x="14.473cm" svg:y="13.1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4" draw:text-style-name="P4" draw:layer="layout" svg:width="0.143cm" svg:height="0.144cm" svg:x="14.556cm" svg:y="13.1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4" draw:text-style-name="P4" draw:layer="layout" svg:width="0.07cm" svg:height="0.129cm" svg:x="14.736cm" svg:y="13.1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\tilde{d}^j_{n-1}§svg§600§TRUE§</svg:desc>
          <draw:g>
            <draw:path draw:style-name="gr4" draw:text-style-name="P4" draw:layer="layout" svg:width="0.093cm" svg:height="0.025cm" svg:x="15.492cm" svg:y="12.9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4" draw:text-style-name="P4" draw:layer="layout" svg:width="0.133cm" svg:height="0.196cm" svg:x="15.43cm" svg:y="13.0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4" draw:text-style-name="P4" draw:layer="layout" svg:width="0.085cm" svg:height="0.169cm" svg:x="15.565cm" svg:y="12.9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4" draw:text-style-name="P4" draw:layer="layout" svg:width="0.119cm" svg:height="0.088cm" svg:x="15.574cm" svg:y="13.1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4" draw:text-style-name="P4" draw:layer="layout" svg:width="0.132cm" svg:height="0.009cm" svg:x="15.725cm" svg:y="13.223cm" svg:viewBox="0 0 133 10" svg:d="M125 10c3 0 8 0 8-5s-5-5-8-5c-39 0-78 0-117 0-3 0-8 0-8 5s4 5 8 5c39 0 78 0 117 0z">
              <text:p/>
            </draw:path>
            <draw:path draw:style-name="gr4" draw:text-style-name="P4" draw:layer="layout" svg:width="0.07cm" svg:height="0.129cm" svg:x="15.901cm" svg:y="13.1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>
          <svg:title>TexMaths</svg:title>
          <svg:desc>8§display§\tilde{d}^j_{n}§svg§600§TRUE§</svg:desc>
          <draw:g>
            <draw:path draw:style-name="gr4" draw:text-style-name="P4" draw:layer="layout" svg:width="0.092cm" svg:height="0.025cm" svg:x="16.792cm" svg:y="12.9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4" draw:text-style-name="P4" draw:layer="layout" svg:width="0.132cm" svg:height="0.196cm" svg:x="16.731cm" svg:y="13.0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4" draw:text-style-name="P4" draw:layer="layout" svg:width="0.085cm" svg:height="0.169cm" svg:x="16.865cm" svg:y="12.9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4" draw:text-style-name="P4" draw:layer="layout" svg:width="0.119cm" svg:height="0.088cm" svg:x="16.874cm" svg:y="13.1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line draw:style-name="gr2" draw:text-style-name="P2" draw:layer="layout" svg:x1="11.1cm" svg:y1="4.6cm" svg:x2="11.1cm" svg:y2="5.8cm">
          <text:p/>
        </draw:line>
        <draw:g>
          <svg:title>TexMaths</svg:title>
          <svg:desc>8§display§\vdots§svg§600§TRUE§</svg:desc>
          <draw:g>
            <draw:path draw:style-name="gr4" draw:text-style-name="P4" draw:layer="layout" svg:width="0.027cm" svg:height="0.029cm" svg:x="9.938cm" svg:y="5.073cm" svg:viewBox="0 0 28 30" svg:d="M28 15c0-9-6-15-14-15s-14 7-14 15c0 9 6 15 14 15s14-7 14-15z">
              <text:p/>
            </draw:path>
            <draw:path draw:style-name="gr4" draw:text-style-name="P4" draw:layer="layout" svg:width="0.027cm" svg:height="0.029cm" svg:x="9.938cm" svg:y="5.185cm" svg:viewBox="0 0 28 30" svg:d="M28 15c0-9-6-15-14-15s-14 7-14 15c0 9 6 15 14 15s14-7 14-15z">
              <text:p/>
            </draw:path>
            <draw:path draw:style-name="gr4" draw:text-style-name="P4" draw:layer="layout" svg:width="0.027cm" svg:height="0.029cm" svg:x="9.938cm" svg:y="5.296cm" svg:viewBox="0 0 28 30" svg:d="M28 14c0-8-6-14-14-14s-14 6-14 14c0 9 6 16 14 16s14-7 14-16z">
              <text:p/>
            </draw:path>
          </draw:g>
        </draw:g>
        <draw:g>
          <svg:title>TexMaths</svg:title>
          <svg:desc>8§display§\vdots§svg§600§TRUE§</svg:desc>
          <draw:g>
            <draw:path draw:style-name="gr4" draw:text-style-name="P4" draw:layer="layout" svg:width="0.027cm" svg:height="0.029cm" svg:x="12.338cm" svg:y="5.074cm" svg:viewBox="0 0 28 30" svg:d="M28 15c0-9-6-15-14-15s-14 7-14 15c0 9 6 15 14 15s14-7 14-15z">
              <text:p/>
            </draw:path>
            <draw:path draw:style-name="gr4" draw:text-style-name="P4" draw:layer="layout" svg:width="0.027cm" svg:height="0.029cm" svg:x="12.338cm" svg:y="5.186cm" svg:viewBox="0 0 28 30" svg:d="M28 15c0-9-6-15-14-15s-14 7-14 15c0 9 6 15 14 15s14-7 14-15z">
              <text:p/>
            </draw:path>
            <draw:path draw:style-name="gr4" draw:text-style-name="P4" draw:layer="layout" svg:width="0.027cm" svg:height="0.029cm" svg:x="12.338cm" svg:y="5.297cm" svg:viewBox="0 0 28 30" svg:d="M28 14c0-8-6-14-14-14s-14 6-14 14c0 9 6 16 14 16s14-7 14-16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11.278cm" svg:y="4.84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11.434cm" svg:y="4.84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11.589cm" svg:y="4.843cm" svg:viewBox="0 0 37 36" svg:d="M37 19c0-11-9-19-19-19s-18 8-18 19c0 10 8 17 18 17s19-7 19-1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11.278cm" svg:y="5.64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11.434cm" svg:y="5.64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11.589cm" svg:y="5.643cm" svg:viewBox="0 0 37 36" svg:d="M37 19c0-11-9-19-19-19s-18 8-18 19c0 10 8 17 18 17s19-7 19-17z">
              <text:p/>
            </draw:path>
          </draw:g>
        </draw:g>
        <draw:g>
          <svg:title>TexMaths</svg:title>
          <svg:desc>9§display§\bm{x}^0_1§svg§600§TRUE§</svg:desc>
          <draw:g>
            <draw:path draw:style-name="gr4" draw:text-style-name="P4" draw:layer="layout" svg:width="0.177cm" svg:height="0.144cm" svg:x="10.373cm" svg:y="4.768cm" svg:viewBox="0 0 178 145" svg:d="M156 16c-10 3-17 14-17 22 0 7 6 14 16 14 11 0 23-9 23-24 0-17-16-28-36-28-18 0-30 13-33 19-8-13-26-19-44-19-40 0-61 39-61 49 0 5 5 5 8 5s6 0 7-5c9-28 31-37 45-37 11 0 17 5 17 15 0 6-5 23-7 35-4 14-8 29-11 43-5 19-15 29-26 29-2 0-9 0-15-6 10-2 17-13 17-21 0-7-6-14-17-14-10 0-22 9-22 24 0 17 17 28 36 28 18 0 30-14 33-19 8 13 26 19 44 19 40 0 61-39 61-49 0-4-5-4-8-4s-5 0-7 3c-9 29-31 39-45 39-12 0-17-6-17-16 0-7 4-24 7-35 2-8 9-38 11-43 4-18 15-28 27-28 1 0 8 0 14 4z">
              <text:p/>
            </draw:path>
            <draw:path draw:style-name="gr4" draw:text-style-name="P4" draw:layer="layout" svg:width="0.101cm" svg:height="0.15cm" svg:x="10.58cm" svg:y="4.634cm" svg:viewBox="0 0 102 151" svg:d="M102 76c0-24-2-42-12-57-7-10-21-19-39-19-51 0-51 61-51 76 0 16 0 75 51 75s51-59 51-75zM51 145c-10 0-23-7-28-25-2-12-2-30-2-47 0-15 0-33 2-45 5-17 19-22 28-22 12 0 24 7 28 20 3 12 4 28 4 47 0 17 0 33-3 46-5 20-20 26-29 26z">
              <text:p/>
            </draw:path>
            <draw:path draw:style-name="gr4" draw:text-style-name="P4" draw:layer="layout" svg:width="0.079cm" svg:height="0.145cm" svg:x="10.592cm" svg:y="4.842cm" svg:viewBox="0 0 80 146" svg:d="M50 6c0-6-1-6-7-6-13 14-34 14-43 14 0 3 0 6 0 8 5 0 20 0 32-6 0 38 0 75 0 112 0 8 0 10-22 10-3 0-6 0-8 0 0 3 0 6 0 8 3 0 31 0 39 0 7 0 34 0 39 0 0-2 0-5 0-8-3 0-5 0-8 0-22 0-22-2-22-10 0-40 0-81 0-122z">
              <text:p/>
            </draw:path>
          </draw:g>
        </draw:g>
        <draw:g>
          <svg:title>TexMaths</svg:title>
          <svg:desc>9§display§\bm{x}^{r-1}_1§svg§600§TRUE§</svg:desc>
          <draw:g>
            <draw:path draw:style-name="gr4" draw:text-style-name="P4" draw:layer="layout" svg:width="0.178cm" svg:height="0.144cm" svg:x="10.373cm" svg:y="5.55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4-17-14-10 0-22 9-22 25s17 27 36 27c18 0 30-14 34-19 7 13 25 19 43 19 40 0 61-39 61-49 0-4-4-4-7-4-4 0-6 0-8 3-9 29-31 39-44 39s-18-6-18-16c0-7 5-24 7-35 2-8 9-38 11-43 5-18 16-28 27-28 2 0 9 0 15 4z">
              <text:p/>
            </draw:path>
            <draw:path draw:style-name="gr4" draw:text-style-name="P4" draw:layer="layout" svg:width="0.102cm" svg:height="0.098cm" svg:x="10.579cm" svg:y="5.461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6c1-1 3-11 5-17 2-8 4-16 6-24z">
              <text:p/>
            </draw:path>
            <draw:path draw:style-name="gr4" draw:text-style-name="P4" draw:layer="layout" svg:width="0.148cm" svg:height="0.01cm" svg:x="10.716cm" svg:y="5.497cm" svg:viewBox="0 0 149 11" svg:d="M140 11c4 0 9 0 9-6 0-5-5-5-9-5-44 0-87 0-131 0-4 0-9 0-9 5 0 6 5 6 9 6 44 0 87 0 131 0z">
              <text:p/>
            </draw:path>
            <draw:path draw:style-name="gr4" draw:text-style-name="P4" draw:layer="layout" svg:width="0.079cm" svg:height="0.146cm" svg:x="10.914cm" svg:y="5.412cm" svg:viewBox="0 0 80 147" svg:d="M49 6c0-6 0-6-6-6-14 13-34 14-43 14 0 3 0 6 0 8 5 0 20 0 31-6 0 38 0 75 0 113 0 7 0 9-21 9-3 0-6 0-9 0 0 3 0 6 0 9 4 0 31-1 39-1s35 1 40 1c0-3 0-6 0-9-3 0-5 0-8 0-23 0-23-2-23-9 0-41 0-82 0-123z">
              <text:p/>
            </draw:path>
            <draw:path draw:style-name="gr4" draw:text-style-name="P4" draw:layer="layout" svg:width="0.079cm" svg:height="0.146cm" svg:x="10.593cm" svg:y="5.63cm" svg:viewBox="0 0 80 147" svg:d="M49 6c0-6 0-6-6-6-14 14-34 14-43 14 0 3 0 6 0 8 4 0 20 0 31-6 0 38 0 75 0 113 0 7 0 9-21 9-3 0-6 0-9 0 0 3 0 6 0 9 4 0 31-1 39-1s35 1 40 1c0-3 0-6 0-9-3 0-5 0-8 0-23 0-23-2-23-9 0-41 0-82 0-123z">
              <text:p/>
            </draw:path>
          </draw:g>
        </draw:g>
        <draw:g>
          <svg:title>TexMaths</svg:title>
          <svg:desc>9§display§\bm{x}^0_{n-1}§svg§600§TRUE§</svg:desc>
          <draw:g>
            <draw:path draw:style-name="gr4" draw:text-style-name="P4" draw:layer="layout" svg:width="0.178cm" svg:height="0.144cm" svg:x="11.975cm" svg:y="4.769cm" svg:viewBox="0 0 179 145" svg:d="M157 16c-11 4-17 14-17 22 0 7 6 15 15 15 12 0 24-10 24-25 0-16-17-28-36-28-18 0-30 13-34 20-8-14-25-20-43-20-41 0-62 39-62 49 0 5 5 5 8 5s6 0 7-5c9-28 32-37 45-37 11 0 18 5 18 15 0 6-5 23-8 35-4 14-7 29-10 43-6 19-16 29-27 29-2 0-9 0-15-5 10-3 17-14 17-21 0-8-6-16-17-16-10 0-22 10-22 25 0 17 17 28 36 28 18 0 30-13 34-19 7 13 25 19 43 19 40 0 61-38 61-49 0-5-4-5-7-5-4 0-6 0-7 5-10 28-32 38-45 38s-18-6-18-17c0-6 4-22 7-34 2-9 9-38 11-43 4-18 16-28 27-28 2 0 9 0 15 4z">
              <text:p/>
            </draw:path>
            <draw:path draw:style-name="gr4" draw:text-style-name="P4" draw:layer="layout" svg:width="0.101cm" svg:height="0.15cm" svg:x="12.182cm" svg:y="4.635cm" svg:viewBox="0 0 102 151" svg:d="M102 76c0-24-2-42-13-57-6-10-21-19-38-19-51 0-51 61-51 76 0 16 0 75 51 75s51-60 51-75zM51 144c-11 0-24-6-28-24-3-12-3-30-3-46 0-17 0-34 3-46 5-17 19-22 28-22 12 0 24 7 27 20 4 12 4 28 4 48 0 16 0 32-3 45-4 21-19 25-28 25z">
              <text:p/>
            </draw:path>
            <draw:path draw:style-name="gr4" draw:text-style-name="P4" draw:layer="layout" svg:width="0.134cm" svg:height="0.099cm" svg:x="12.182cm" svg:y="4.891cm" svg:viewBox="0 0 135 100" svg:d="M16 83c-1 3-3 8-3 9 0 6 5 8 9 8 3 0 6-3 8-5 1-2 3-9 4-14 1-4 4-15 5-20s2-10 3-14c3-9 4-11 10-20s16-21 33-21c13 0 13 12 13 16 0 13-9 37-13 47-2 6-3 8-3 12 0 11 10 19 20 19 23 0 33-31 33-35 0-2-3-1-4-2-3 0-3 2-4 3-6 18-15 27-24 27-4 0-5-2-5-7s1-8 4-18c3-7 12-30 12-43 0-21-16-25-28-25-19 0-31 12-37 21-2-16-15-21-24-21-10 0-14 7-18 13-4 8-7 20-7 21 0 3 3 3 4 3 2 0 2-1 4-7 4-13 7-24 16-24 6 0 7 6 7 11s-1 13-3 19-4 14-5 20c-2 9-4 18-7 27z">
              <text:p/>
            </draw:path>
            <draw:path draw:style-name="gr4" draw:text-style-name="P4" draw:layer="layout" svg:width="0.148cm" svg:height="0.01cm" svg:x="12.35cm" svg:y="4.928cm" svg:viewBox="0 0 149 11" svg:d="M140 11c4 0 9 0 9-6 0-5-5-5-9-5-44 0-87 0-131 0-4 0-9 0-9 5 0 6 5 6 9 6 44 0 87 0 131 0z">
              <text:p/>
            </draw:path>
            <draw:path draw:style-name="gr4" draw:text-style-name="P4" draw:layer="layout" svg:width="0.079cm" svg:height="0.145cm" svg:x="12.548cm" svg:y="4.843cm" svg:viewBox="0 0 80 146" svg:d="M49 5c0-5 0-5-6-5-14 13-34 13-43 13 0 3 0 6 0 9 4 0 20 0 31-7 0 38 0 75 0 112 0 8 0 11-21 11-3 0-6 0-9 0 0 3 0 5 0 8 4-1 31-1 39-1s35 0 40 1c0-3 0-5 0-8-3 0-5 0-8 0-23 0-23-3-23-11 0-40 0-81 0-122z">
              <text:p/>
            </draw:path>
          </draw:g>
        </draw:g>
        <draw:g>
          <svg:title>TexMaths</svg:title>
          <svg:desc>9§display§\bm{x}^{r-1}_{n-1}§svg§600§TRUE§</svg:desc>
          <draw:g>
            <draw:path draw:style-name="gr4" draw:text-style-name="P4" draw:layer="layout" svg:width="0.178cm" svg:height="0.143cm" svg:x="11.975cm" svg:y="5.553cm" svg:viewBox="0 0 179 144" svg:d="M157 15c-11 4-17 15-17 23 0 6 6 14 15 14 12 0 24-9 24-25s-17-27-36-27c-18 0-30 13-34 19-8-14-25-19-43-19-40 0-62 39-62 48 0 5 5 5 8 5s6 0 7-4c9-28 32-38 45-38 11 0 18 5 18 16 0 5-5 23-7 34-4 14-8 29-11 43-6 20-16 29-27 29-2 0-9 0-15-5 11-3 17-14 17-21s-6-15-17-15c-10 0-22 9-22 25s17 27 36 27c18 0 30-13 34-19 7 13 25 19 43 19 40 0 61-38 61-49 0-4-4-4-7-4-4 0-6 0-7 4-9 29-32 38-45 38-12 0-18-6-18-15 0-8 5-24 7-35 2-9 9-38 11-44 4-18 16-28 27-28 2 0 9 0 15 4z">
              <text:p/>
            </draw:path>
            <draw:path draw:style-name="gr4" draw:text-style-name="P4" draw:layer="layout" svg:width="0.101cm" svg:height="0.098cm" svg:x="12.182cm" svg:y="5.463cm" svg:viewBox="0 0 102 99" svg:d="M41 53c0-2 6-22 6-22 1-2 7-13 14-18 2-2 8-7 17-7 3 0 8 0 13 3-7 2-10 8-10 13 0 4 3 8 9 8 5 0 12-5 12-14 0-12-12-16-23-16-12 0-22 4-31 15-4-13-17-15-23-15-8 0-13 5-17 11-5 9-8 21-8 22 0 4 3 4 4 4 2 0 2-1 4-7 4-14 8-24 16-24 6 0 7 5 7 11 0 4-2 12-3 18-2 6-4 15-5 20-2 9-4 19-7 28-1 3-2 9-2 9 0 5 4 7 8 7 3 0 7-2 9-7 0 0 3-10 4-16 2-7 4-15 6-23z">
              <text:p/>
            </draw:path>
            <draw:path draw:style-name="gr4" draw:text-style-name="P4" draw:layer="layout" svg:width="0.148cm" svg:height="0.01cm" svg:x="12.318cm" svg:y="5.5cm" svg:viewBox="0 0 149 11" svg:d="M141 11c3 0 8 0 8-6 0-5-4-5-8-5-44 0-88 0-132 0-4 0-9 0-9 4 0 7 5 7 9 7 44 0 88 0 132 0z">
              <text:p/>
            </draw:path>
            <draw:path draw:style-name="gr4" draw:text-style-name="P4" draw:layer="layout" svg:width="0.079cm" svg:height="0.145cm" svg:x="12.516cm" svg:y="5.414cm" svg:viewBox="0 0 80 146" svg:d="M49 6c0-6 0-6-6-6-14 14-34 14-43 14 0 3 0 6 0 8 5 0 20 0 31-6 0 38 0 75 0 112 0 8 0 10-21 10-3 0-6 0-8 0 0 3 0 6 0 8 3 0 30-1 38-1s35 1 40 1c0-2 0-5 0-8-3 0-5 0-8 0-23 0-23-2-23-10 0-40 0-81 0-122z">
              <text:p/>
            </draw:path>
            <draw:path draw:style-name="gr4" draw:text-style-name="P4" draw:layer="layout" svg:width="0.134cm" svg:height="0.099cm" svg:x="12.182cm" svg:y="5.681cm" svg:viewBox="0 0 135 100" svg:d="M16 83c-1 3-2 9-2 9 0 5 4 8 8 8 3 0 6-3 8-6 1-2 3-9 4-13s4-15 5-20c1-4 2-10 3-14 3-9 4-11 10-20s16-21 33-21c13 0 13 12 13 16 0 13-9 37-13 46-2 6-3 9-3 13 0 11 10 19 20 19 23 0 33-31 33-34s-3-2-4-3c-3 0-3 2-4 3-6 18-15 27-24 27-4 0-5-2-5-8 0-4 1-7 4-18 3-6 13-29 13-42 0-21-17-25-29-25-19 0-31 12-37 21-2-16-15-21-24-21-10 0-14 7-18 12-4 9-7 20-7 22 0 3 3 3 4 3 2 0 2-1 4-6 4-14 8-25 16-25 6 0 7 5 7 11 0 5-2 12-3 18-2 6-4 15-5 21-2 9-4 18-7 27z">
              <text:p/>
            </draw:path>
            <draw:path draw:style-name="gr4" draw:text-style-name="P4" draw:layer="layout" svg:width="0.148cm" svg:height="0.01cm" svg:x="12.35cm" svg:y="5.718cm" svg:viewBox="0 0 149 11" svg:d="M140 11c4 0 9 0 9-6 0-5-5-5-9-5-44 0-87 0-131 0-4 0-9 0-9 5 0 6 5 6 9 6 44 0 87 0 131 0z">
              <text:p/>
            </draw:path>
            <draw:path draw:style-name="gr4" draw:text-style-name="P4" draw:layer="layout" svg:width="0.08cm" svg:height="0.144cm" svg:x="12.547cm" svg:y="5.633cm" svg:viewBox="0 0 81 145" svg:d="M50 5c0-5-1-5-6-5-14 13-35 13-44 13 0 3 0 6 0 9 5 0 21 0 32-7 0 38 0 75 0 112 0 8 0 11-22 11-3 0-6 0-8 0 0 3 0 5 0 7 4 0 31-1 39-1 7 0 34 1 40 1 0-2 0-4 0-7-3 0-6 0-9 0-22 0-22-3-22-11 0-40 0-81 0-122z">
              <text:p/>
            </draw:path>
          </draw:g>
        </draw:g>
        <draw:custom-shape draw:style-name="gr83" draw:text-style-name="P2" draw:layer="layout" svg:width="0.2cm" svg:height="0.2cm" svg:x="12.001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1.601cm" svg:y1="13.401cm" svg:x2="12.001cm" svg:y2="13.401cm">
          <text:p/>
        </draw:line>
        <draw:g>
          <svg:title>TexMaths</svg:title>
          <svg:desc>8§display§\tilde{d}^j_1§svg§600§TRUE§</svg:desc>
          <draw:g>
            <draw:path draw:style-name="gr4" draw:text-style-name="P4" draw:layer="layout" svg:width="0.091cm" svg:height="0.025cm" svg:x="12.086cm" svg:y="12.9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4" draw:text-style-name="P4" draw:layer="layout" svg:width="0.132cm" svg:height="0.196cm" svg:x="12.025cm" svg:y="13.0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4" draw:text-style-name="P4" draw:layer="layout" svg:width="0.085cm" svg:height="0.169cm" svg:x="12.159cm" svg:y="12.9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4" draw:text-style-name="P4" draw:layer="layout" svg:width="0.07cm" svg:height="0.129cm" svg:x="12.18cm" svg:y="13.1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19" draw:text-style-name="P2" draw:layer="layout" svg:x1="13.901cm" svg:y1="13.501cm" svg:x2="13.901cm" svg:y2="14.001cm">
          <text:p/>
        </draw:line>
        <draw:custom-shape draw:style-name="gr83" draw:text-style-name="P2" draw:layer="layout" svg:width="0.2cm" svg:height="0.2cm" svg:x="13.8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6.302cm" svg:y1="13.502cm" svg:x2="16.302cm" svg:y2="14.002cm">
          <text:p/>
        </draw:line>
        <draw:custom-shape draw:style-name="gr83" draw:text-style-name="P2" draw:layer="layout" svg:width="0.2cm" svg:height="0.2cm" svg:x="16.203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x}^j_i§svg§600§TRUE§</svg:desc>
          <draw:g>
            <draw:path draw:style-name="gr4" draw:text-style-name="P4" draw:layer="layout" svg:width="0.157cm" svg:height="0.128cm" svg:x="13.428cm" svg:y="14.022cm" svg:viewBox="0 0 158 129" svg:d="M139 14c-10 3-15 12-15 20 0 5 4 12 14 12 9 0 20-8 20-22s-15-24-32-24c-16 0-26 12-30 17-7-12-23-17-39-17-35 0-53 34-53 43 0 4 4 4 6 4 4 0 6 0 7-3 8-26 28-34 40-34 10 0 15 4 15 14 0 5-4 21-7 30-3 13-6 26-9 39-4 17-14 25-23 25-2 0-8 0-14-4 10-3 15-13 15-19s-5-13-14-13c-10 0-20 8-20 22s15 25 32 25c16 0 26-12 29-18 8 12 23 18 39 18 35 0 55-35 55-44 0-4-5-4-8-4s-4 0-6 4c-8 25-28 33-40 33-10 0-15-5-15-13 0-7 3-21 6-32 2-7 8-33 10-38 4-17 14-25 24-25 1 0 7 0 13 4z">
              <text:p/>
            </draw:path>
            <draw:path draw:style-name="gr4" draw:text-style-name="P4" draw:layer="layout" svg:width="0.085cm" svg:height="0.169cm" svg:x="13.601cm" svg:y="13.884cm" svg:viewBox="0 0 86 170" svg:d="M86 7c0-3-2-7-8-7-5 0-11 6-11 10s2 8 8 8c5 0 11-5 11-11zM45 140c-4 13-14 24-26 24-2 0-5 0-6-1 5-3 6-7 6-10 0-5-4-7-8-7-5 0-11 5-11 11 0 7 8 13 20 13 11 0 34-7 41-31 5-24 11-47 17-70 0-3 1-4 1-8 0-10-10-18-21-18-21 0-34 28-34 30 0 3 2 3 3 3 2 0 2-1 4-3 5-12 15-24 26-24 5 0 7 3 7 9 0 3 0 5 0 7-7 25-13 50-19 75z">
              <text:p/>
            </draw:path>
            <draw:path draw:style-name="gr4" draw:text-style-name="P4" draw:layer="layout" svg:width="0.058cm" svg:height="0.131cm" svg:x="13.61cm" svg:y="14.096cm" svg:viewBox="0 0 59 132" svg:d="M54 7c0-3-2-7-8-7-5 0-11 5-11 10 0 4 2 8 8 8s11-5 11-11zM14 107c0 2-1 5-1 8 0 10 7 17 18 17 19 0 28-27 28-31 0-2-2-2-3-2-3 0-3 2-3 3-5 16-14 24-21 24-4 0-5-2-5-6 0-5 1-9 2-13 3-6 5-10 7-16 1-5 9-22 9-25 1-1 2-4 2-6 0-9-8-17-19-17-19 0-28 27-28 30s2 3 3 3c3 0 3-1 4-3 5-17 14-24 21-24 3 0 5 1 5 7 0 4-2 7-7 19-4 11-8 21-12 32z">
              <text:p/>
            </draw:path>
          </draw:g>
        </draw:g>
        <draw:g>
          <svg:title>TexMaths</svg:title>
          <svg:desc>8§display§\bm{x}^j_{n-1}§svg§600§TRUE§</svg:desc>
          <draw:g>
            <draw:path draw:style-name="gr4" draw:text-style-name="P4" draw:layer="layout" svg:width="0.158cm" svg:height="0.128cm" svg:x="15.504cm" svg:y="14.024cm" svg:viewBox="0 0 159 129" svg:d="M140 14c-11 3-15 12-15 20 0 5 4 12 13 12 11 0 21-8 21-21 0-15-15-25-32-25-16 0-26 12-30 17-7-12-23-17-39-17-36 0-54 34-54 43 0 4 4 4 6 4 4 0 6 0 7-3 8-26 29-34 40-34 10 0 16 5 16 14 0 5-4 21-7 30-3 13-6 26-9 39-5 17-15 25-24 25-2 0-8 0-14-4 10-2 15-12 15-19 0-6-4-13-14-13s-20 8-20 22c0 15 15 25 32 25 16 0 26-12 30-17 7 11 23 17 39 17 35 0 54-35 54-44 0-4-4-4-6-4-4 0-6 0-7 4-9 25-29 33-40 33s-16-5-16-13c0-7 4-21 7-32 1-7 8-33 9-38 4-17 15-25 24-25 2 0 8 0 14 4z">
              <text:p/>
            </draw:path>
            <draw:path draw:style-name="gr4" draw:text-style-name="P4" draw:layer="layout" svg:width="0.085cm" svg:height="0.169cm" svg:x="15.678cm" svg:y="13.886cm" svg:viewBox="0 0 86 170" svg:d="M86 7c0-3-2-7-8-7-5 0-11 6-11 10s3 8 8 8c6 0 11-5 11-11zM45 140c-3 13-14 25-26 25-2 0-5-1-7-2 6-2 7-6 7-10s-4-7-8-7c-6 0-11 5-11 11 0 8 8 13 19 13 12 0 35-7 41-31 6-23 12-47 18-70 0-3 1-4 1-7 0-11-9-19-21-19-22 0-35 28-35 30 0 3 3 3 4 3 3 0 3-1 4-3 5-12 15-24 27-24 4 0 6 4 6 9 0 3 0 5-1 7-6 25-12 50-18 75z">
              <text:p/>
            </draw:path>
            <draw:path draw:style-name="gr4" draw:text-style-name="P4" draw:layer="layout" svg:width="0.119cm" svg:height="0.088cm" svg:x="15.688cm" svg:y="14.138cm" svg:viewBox="0 0 120 89" svg:d="M14 74c0 3-2 7-2 8 0 5 4 7 7 7s6-2 7-4c2-2 4-8 4-13 1-3 4-13 4-18 2-4 3-8 4-12 2-8 3-10 8-18 6-8 15-18 30-18 11 0 11 10 11 13 0 12-8 34-11 42-2 6-3 8-3 11 0 10 9 17 18 17 20 0 29-28 29-31 0-2-2-1-3-2-4 0-4 1-4 3-5 16-13 24-21 24-4 0-5-2-5-6 0-5 1-8 4-16 3-7 10-27 10-39 0-18-14-22-24-22-17 0-28 10-34 18-1-13-13-18-21-18s-12 6-16 11c-4 7-6 19-6 19 0 3 2 3 3 3 3 0 3-1 4-6 3-12 7-21 15-21 4 0 6 4 6 9 0 4-2 12-3 17-2 5-3 13-4 18-2 8-4 16-7 24z">
              <text:p/>
            </draw:path>
            <draw:path draw:style-name="gr4" draw:text-style-name="P4" draw:layer="layout" svg:width="0.132cm" svg:height="0.009cm" svg:x="15.838cm" svg:y="14.171cm" svg:viewBox="0 0 133 10" svg:d="M125 10c3 0 8 0 8-5s-5-5-8-5c-39 0-78 0-117 0-3 0-8 0-8 5s5 5 8 5c39 0 78 0 117 0z">
              <text:p/>
            </draw:path>
            <draw:path draw:style-name="gr4" draw:text-style-name="P4" draw:layer="layout" svg:width="0.07cm" svg:height="0.129cm" svg:x="16.014cm" svg:y="14.095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>
          <svg:title>TexMaths</svg:title>
          <svg:desc>10§display§\tilde{d}^j_i 
\!=\!
d^j_{i\nu}§svg§600§TRUE§</svg:desc>
          <draw:g>
            <draw:path draw:style-name="gr4" draw:text-style-name="P4" draw:layer="layout" svg:width="0.116cm" svg:height="0.032cm" svg:x="18.532cm" svg:y="6.113cm" svg:viewBox="0 0 117 33" svg:d="M117 6c-2-2-4-4-6-6 0 1-13 17-28 17-8 0-17-5-23-8-10-6-16-9-22-9-13 0-20 8-38 28 2 2 4 3 6 5 10-6 13-17 29-17 8 0 16 5 22 9 10 6 16 8 22 8 14 0 20-8 38-27z">
              <text:p/>
            </draw:path>
            <draw:path draw:style-name="gr4" draw:text-style-name="P4" draw:layer="layout" svg:width="0.166cm" svg:height="0.246cm" svg:x="18.455cm" svg:y="6.197cm" svg:viewBox="0 0 167 247" svg:d="M167 4c0-1 0-4-4-4-6 0-39 3-45 4-3 0-5 2-5 6 0 5 3 5 8 5 17 0 18 2 18 5 0 2-1 5-1 7-7 28-14 55-21 83-6-12-17-22-32-22-41 0-85 52-85 103 0 33 19 56 47 56 7 0 24-2 45-27 3 15 15 27 32 27 13 0 21-8 26-20 6-12 11-33 11-34 0-4-3-4-4-4-4 0-4 2-5 7-6 22-13 43-27 43-9 0-11-9-11-16 0-8 1-11 3-17 17-67 33-135 50-202zM94 201c-2 7-2 7-7 13-15 19-30 25-40 25-17 0-22-19-22-33 0-17 11-60 19-77 11-20 27-33 41-33 23 0 28 29 28 31s-1 4-1 6c-6 23-12 45-18 68z">
              <text:p/>
            </draw:path>
            <draw:path draw:style-name="gr4" draw:text-style-name="P4" draw:layer="layout" svg:width="0.107cm" svg:height="0.212cm" svg:x="18.624cm" svg:y="6.109cm" svg:viewBox="0 0 108 213" svg:d="M108 9c0-4-4-9-10-9-7 0-14 7-14 13 0 4 3 10 10 10 6 0 14-7 14-14zM55 175c-4 17-17 31-31 31-3 0-6-1-9-2 6-3 8-9 8-12 0-6-4-9-9-9-8 0-14 6-14 14 0 9 9 16 24 16s44-9 51-39c7-29 15-59 22-88 1-3 1-5 1-9 0-13-11-23-26-23-27 0-43 35-43 38s3 2 4 3c3 0 4-1 5-4 6-14 19-30 33-30 7 0 9 4 9 12 0 3-1 6-1 8-8 31-16 63-24 94z">
              <text:p/>
            </draw:path>
            <draw:path draw:style-name="gr4" draw:text-style-name="P4" draw:layer="layout" svg:width="0.074cm" svg:height="0.164cm" svg:x="18.635cm" svg:y="6.375cm" svg:viewBox="0 0 75 165" svg:d="M68 9c0-4-3-9-10-9-6 0-13 6-13 13 0 5 3 10 10 10s13-7 13-14zM18 134c-1 3-2 6-2 10 0 12 10 21 23 21 25 0 36-34 36-38 0-3-3-3-4-3-4 0-4 2-5 4-6 20-16 30-26 30-5 0-6-3-6-8 0-6 2-11 4-16 2-7 5-13 8-20 2-6 11-28 12-31 0-2 1-5 1-8 0-11-10-21-23-21-24 0-36 34-36 38 0 3 3 2 4 3 4 0 4-1 5-4 6-21 17-30 26-30 4 0 6 2 6 9 0 5-1 9-7 24-5 13-11 27-16 40z">
              <text:p/>
            </draw:path>
            <draw:path draw:style-name="gr4" draw:text-style-name="P4" draw:layer="layout" svg:width="0.233cm" svg:height="0.081cm" svg:x="18.83cm" svg:y="6.31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66cm" svg:height="0.246cm" svg:x="19.137cm" svg:y="6.197cm" svg:viewBox="0 0 167 247" svg:d="M167 4c0-1 0-4-5-4s-38 3-44 4c-3 0-5 2-5 6 0 5 3 5 8 5 17 0 18 2 18 5 0 2-1 5-1 7-7 28-14 55-21 83-7-12-17-22-33-22-41 0-84 52-84 103 0 33 19 56 46 56 7 0 25-2 46-27 3 15 15 27 32 27 12 0 20-8 26-20s11-33 11-34c0-4-4-4-5-4-3 0-4 2-5 7-6 22-12 43-26 43-10 0-11-9-11-16 0-8 1-11 2-17 17-67 34-135 51-202zM94 201c-2 7-2 7-7 13-16 19-30 25-40 25-17 0-22-19-22-33 0-17 11-60 19-77 11-20 27-33 41-33 23 0 27 29 27 31s0 4-1 6c-6 23-11 45-17 68z">
              <text:p/>
            </draw:path>
            <draw:path draw:style-name="gr4" draw:text-style-name="P4" draw:layer="layout" svg:width="0.107cm" svg:height="0.212cm" svg:x="19.305cm" svg:y="6.109cm" svg:viewBox="0 0 108 213" svg:d="M108 9c0-4-3-9-10-9s-13 7-13 13c0 4 3 10 10 10 6 0 13-7 13-14zM56 175c-4 17-17 31-32 31-3 0-6-1-8-2 6-3 8-9 8-12 0-6-5-9-10-9-7 0-14 6-14 14 0 9 11 16 25 16 15 0 43-9 51-39 7-29 15-59 22-88 1-3 1-5 1-9 0-13-11-23-26-23-27 0-43 35-43 38s3 3 4 3c3 0 3-1 5-4 6-14 19-30 33-30 6 0 9 4 9 12 0 3-1 6-1 8-8 31-16 63-24 94z">
              <text:p/>
            </draw:path>
            <draw:path draw:style-name="gr4" draw:text-style-name="P4" draw:layer="layout" svg:width="0.073cm" svg:height="0.164cm" svg:x="19.317cm" svg:y="6.375cm" svg:viewBox="0 0 74 165" svg:d="M68 9c0-4-3-9-10-9-6 0-14 6-14 13 0 5 4 10 10 10 7 0 14-7 14-14zM18 134c-1 3-2 6-2 10 0 12 10 21 23 21 25 0 35-34 35-38 0-3-3-3-4-3-3 0-3 2-4 4-6 20-17 30-26 30-5 0-6-3-6-8 0-6 1-11 4-16 2-7 5-13 7-20 3-6 11-28 12-31 1-2 2-5 2-8 0-11-10-21-23-21-25 0-36 34-36 38 0 3 3 3 4 3 4 0 4-1 5-4 6-21 17-30 26-30 4 0 6 2 6 9 0 5-1 9-8 24-5 13-10 27-15 40z">
              <text:p/>
            </draw:path>
            <draw:path draw:style-name="gr4" draw:text-style-name="P4" draw:layer="layout" svg:width="0.125cm" svg:height="0.108cm" svg:x="19.423cm" svg:y="6.429cm" svg:viewBox="0 0 126 109" svg:d="M43 8c1-1 1-3 1-4-1-1 0-4-4-4-5 1-14 2-16 2-5 0-9 0-14 1-4 0-7 0-7 6 0 3 4 3 7 3 12 0 12 1 12 4 0 1-2 6-3 9-4 17-8 33-12 50-6 24-7 29-7 30 0 4 3 4 4 4s3 0 4 0c22-4 53-15 80-39 33-29 38-61 38-62 0-4-3-8-8-8-9 0-11 7-13 14-10 35-43 72-84 85 7-30 15-61 22-91z">
              <text:p/>
            </draw:path>
          </draw:g>
        </draw:g>
        <draw:g>
          <svg:title>TexMaths</svg:title>
          <svg:desc>10§display§j \!\in\! [r]§svg§600§TRUE§</svg:desc>
          <draw:g>
            <draw:path draw:style-name="gr4" draw:text-style-name="P4" draw:layer="layout" svg:width="0.143cm" svg:height="0.301cm" svg:x="18.168cm" svg:y="13.033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4" draw:text-style-name="P4" draw:layer="layout" svg:width="0.175cm" svg:height="0.201cm" svg:x="18.405cm" svg:y="13.075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4" draw:text-style-name="P4" draw:layer="layout" svg:width="0.047cm" svg:height="0.348cm" svg:x="18.69cm" svg:y="13.002cm" svg:viewBox="0 0 48 349" svg:d="M48 349c0-5 0-9 0-14-11 0-23 0-34 0 0-107 0-214 0-321 11 0 23 0 34 0 0-5 0-9 0-14-16 0-32 0-48 0 0 116 0 233 0 349 16 0 32 0 48 0z">
              <text:p/>
            </draw:path>
            <draw:path draw:style-name="gr4" draw:text-style-name="P4" draw:layer="layout" svg:width="0.142cm" svg:height="0.157cm" svg:x="18.756cm" svg:y="13.11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4" draw:text-style-name="P4" draw:layer="layout" svg:width="0.047cm" svg:height="0.348cm" svg:x="18.922cm" svg:y="13.002cm" svg:viewBox="0 0 48 349" svg:d="M48 0c-16 0-32 0-48 0 0 5 0 9 0 14 11 0 23 0 34 0 0 107 0 214 0 321-11 0-23 0-34 0 0 5 0 9 0 14 16 0 32 0 48 0 0-116 0-233 0-349z">
              <text:p/>
            </draw:path>
          </draw:g>
        </draw:g>
        <draw:line draw:style-name="gr19" draw:text-style-name="P2" draw:layer="layout" svg:x1="11.5cm" svg:y1="14.2cm" svg:x2="11.5cm" svg:y2="14.4cm">
          <text:p/>
        </draw:line>
        <draw:line draw:style-name="gr19" draw:text-style-name="P2" draw:layer="layout" svg:x1="13.9cm" svg:y1="14.2cm" svg:x2="13.9cm" svg:y2="14.4cm">
          <text:p/>
        </draw:line>
        <draw:line draw:style-name="gr19" draw:text-style-name="P2" draw:layer="layout" svg:x1="16.3cm" svg:y1="14.2cm" svg:x2="16.3cm" svg:y2="14.4cm">
          <text:p/>
        </draw:line>
        <draw:custom-shape draw:style-name="gr83" draw:text-style-name="P2" draw:layer="layout" svg:width="0.2cm" svg:height="0.2cm" svg:x="14.203cm" svg:y="15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3.8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13.4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x}^0_i§svg§600§TRUE§</svg:desc>
          <draw:g>
            <draw:path draw:style-name="gr4" draw:text-style-name="P4" draw:layer="layout" svg:width="0.157cm" svg:height="0.128cm" svg:x="14.456cm" svg:y="15.222cm" svg:viewBox="0 0 158 129" svg:d="M139 14c-10 4-16 13-16 20 0 6 5 13 15 13 9 0 20-9 20-22 0-15-15-25-32-25-16 0-26 12-30 18-7-12-23-18-39-18-35 0-53 34-53 44 0 4 4 4 6 4 4 0 6 0 7-4 8-26 28-34 40-34 10 0 15 5 15 14 0 6-4 21-7 31-3 13-6 26-9 38-4 17-14 26-23 26-2 0-8 0-14-4 10-3 15-13 15-19 0-7-5-14-14-14-10 0-20 9-20 23s15 24 32 24c16 0 26-12 29-17 8 12 23 17 39 17 35 0 55-34 55-44 0-4-5-4-8-4s-4 0-6 4c-8 25-28 34-40 34-10 0-15-5-15-14 0-6 3-20 6-31 2-8 8-34 10-38 4-17 13-26 24-26 1 0 7 0 13 4z">
              <text:p/>
            </draw:path>
            <draw:path draw:style-name="gr4" draw:text-style-name="P4" draw:layer="layout" svg:width="0.09cm" svg:height="0.133cm" svg:x="14.639cm" svg:y="15.103cm" svg:viewBox="0 0 91 134" svg:d="M91 68c0-22-3-38-11-51-7-9-19-17-35-17-45 0-45 54-45 68s0 66 45 66c46 0 46-53 46-66zM45 129c-8 0-20-6-24-22-3-11-3-27-3-42 0-14 0-29 3-40 4-15 16-19 24-19 11 0 21 6 25 17 2 11 3 25 3 42 0 15 0 29-2 41-4 19-18 23-26 23z">
              <text:p/>
            </draw:path>
            <draw:path draw:style-name="gr4" draw:text-style-name="P4" draw:layer="layout" svg:width="0.058cm" svg:height="0.131cm" svg:x="14.638cm" svg:y="15.288cm" svg:viewBox="0 0 59 132" svg:d="M54 7c0-3-2-7-8-7-5 0-11 5-11 10 0 4 3 8 8 8 6 0 11-5 11-11zM14 107c0 2-1 5-1 8 0 10 8 17 18 17 20 0 28-27 28-31 0-2-2-2-3-2-3 0-3 2-3 3-5 16-14 24-21 24-4 0-5-2-5-6 0-5 1-9 3-13 2-6 4-10 6-16 2-5 9-22 9-25 1-1 2-4 2-6 0-9-8-17-18-17-20 0-29 27-29 30s2 3 3 3c3 0 3-1 4-3 5-17 14-24 21-24 3 0 5 1 5 7 0 4-2 7-7 19-4 11-8 21-12 32z">
              <text:p/>
            </draw:path>
          </draw:g>
        </draw:g>
        <draw:g>
          <svg:title>TexMaths</svg:title>
          <svg:desc>8§display§\bm{x}^j_i§svg§600§TRUE§</svg:desc>
          <draw:g>
            <draw:path draw:style-name="gr4" draw:text-style-name="P4" draw:layer="layout" svg:width="0.157cm" svg:height="0.128cm" svg:x="13.607cm" svg:y="15.214cm" svg:viewBox="0 0 158 129" svg:d="M139 14c-10 3-15 12-15 20 0 5 4 12 14 12 9 0 20-8 20-22s-15-24-32-24c-16 0-26 12-30 17-7-12-23-17-39-17-35 0-53 34-53 43 0 4 4 4 6 4 4 0 6 0 7-3 8-26 28-34 40-34 10 0 15 4 15 14 0 5-4 21-7 30-3 13-6 26-9 39-4 17-14 25-23 25-2 0-8 0-14-4 10-3 15-13 15-19s-5-13-14-13c-10 0-20 8-20 22s15 25 32 25c16 0 26-12 29-18 8 12 23 18 39 18 35 0 55-35 55-44 0-4-5-4-8-4s-4 0-6 4c-8 25-28 33-40 33-10 0-15-5-15-13 0-7 3-21 6-32 2-7 8-33 10-38 4-17 14-25 24-25 1 0 7 0 13 4z">
              <text:p/>
            </draw:path>
            <draw:path draw:style-name="gr4" draw:text-style-name="P4" draw:layer="layout" svg:width="0.085cm" svg:height="0.169cm" svg:x="13.78cm" svg:y="15.076cm" svg:viewBox="0 0 86 170" svg:d="M86 7c0-3-2-7-8-7-5 0-11 6-11 10s2 8 8 8c5 0 11-5 11-11zM45 140c-4 13-14 24-26 24-2 0-5 0-6-1 5-3 6-7 6-10 0-5-4-7-8-7-5 0-11 5-11 11 0 7 8 13 20 13 11 0 34-7 41-31 5-24 11-47 17-70 0-3 1-4 1-8 0-10-10-18-21-18-21 0-34 28-34 30 0 3 2 3 3 3 2 0 2-1 4-3 5-12 15-24 26-24 5 0 7 3 7 9 0 3 0 5 0 7-7 25-13 50-19 75z">
              <text:p/>
            </draw:path>
            <draw:path draw:style-name="gr4" draw:text-style-name="P4" draw:layer="layout" svg:width="0.058cm" svg:height="0.131cm" svg:x="13.789cm" svg:y="15.288cm" svg:viewBox="0 0 59 132" svg:d="M54 7c0-3-2-7-8-7-5 0-11 5-11 10 0 4 2 8 8 8s11-5 11-11zM14 107c0 2-1 5-1 8 0 10 7 17 18 17 19 0 28-27 28-31 0-2-2-2-3-2-3 0-3 2-3 3-5 16-14 24-21 24-4 0-5-2-5-6 0-5 1-9 2-13 3-6 5-10 7-16 1-5 9-22 9-25 1-1 2-4 2-6 0-9-8-17-19-17-19 0-28 27-28 30s2 3 3 3c3 0 3-1 4-3 5-17 14-24 21-24 3 0 5 1 5 7 0 4-2 7-7 19-4 11-8 21-12 32z">
              <text:p/>
            </draw:path>
          </draw:g>
        </draw:g>
        <draw:g>
          <svg:title>TexMaths</svg:title>
          <svg:desc>8§display§\bm{x}^{r-1}_i§svg§600§TRUE§</svg:desc>
          <draw:g>
            <draw:path draw:style-name="gr4" draw:text-style-name="P4" draw:layer="layout" svg:width="0.158cm" svg:height="0.128cm" svg:x="12.934cm" svg:y="15.213cm" svg:viewBox="0 0 159 129" svg:d="M140 14c-11 4-15 13-15 20 0 6 4 13 13 13 11 0 21-9 21-22 0-15-15-25-32-25-16 0-26 12-30 18-8-12-23-18-39-18-36 0-54 35-54 44 0 4 4 4 6 4 4 0 6 0 7-4 8-25 28-34 40-34 10 0 15 5 15 15 0 5-3 21-6 30-3 13-6 26-9 38-5 18-15 26-24 26-2 0-8 0-14-4 10-3 15-13 15-19 0-7-4-14-14-14s-20 9-20 23 15 24 32 24c16 0 26-12 30-17 7 12 23 17 39 17 35 0 54-34 54-44 0-3-4-3-6-3-4 0-6 0-8 3-8 26-28 34-39 34s-16-5-16-14c0-6 4-20 7-31 1-8 8-33 9-38 4-17 15-26 24-26 2 0 8 0 14 4z">
              <text:p/>
            </draw:path>
            <draw:path draw:style-name="gr4" draw:text-style-name="P4" draw:layer="layout" svg:width="0.091cm" svg:height="0.087cm" svg:x="13.117cm" svg:y="15.134cm" svg:viewBox="0 0 92 88" svg:d="M38 46c0 0 4-18 4-19s7-12 12-17c3-1 8-4 16-4 3 0 7 0 11 2-6 2-8 7-8 11s3 7 8 7c4 0 11-4 11-12 0-10-11-14-21-14s-19 4-28 14c-4-12-15-14-20-14-7 0-13 4-16 10-4 8-7 19-7 20 0 2 3 2 4 2 2 0 2 0 4-6 3-12 6-20 14-20 5 0 7 4 7 9 0 3-2 11-3 16-2 6-4 14-4 18-3 8-5 16-7 25-1 3-2 8-2 8 0 4 4 6 7 6 2 0 6-2 8-6 1 0 2-9 4-14 2-7 4-14 6-22z">
              <text:p/>
            </draw:path>
            <draw:path draw:style-name="gr4" draw:text-style-name="P4" draw:layer="layout" svg:width="0.132cm" svg:height="0.009cm" svg:x="13.239cm" svg:y="15.166cm" svg:viewBox="0 0 133 10" svg:d="M125 10c3 0 8 0 8-4 0-6-5-6-8-6-39 0-78 0-117 0-3 0-8 0-8 5s5 5 8 5c39 0 78 0 117 0z">
              <text:p/>
            </draw:path>
            <draw:path draw:style-name="gr4" draw:text-style-name="P4" draw:layer="layout" svg:width="0.07cm" svg:height="0.129cm" svg:x="13.415cm" svg:y="15.09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  <draw:path draw:style-name="gr4" draw:text-style-name="P4" draw:layer="layout" svg:width="0.059cm" svg:height="0.131cm" svg:x="13.117cm" svg:y="15.288cm" svg:viewBox="0 0 60 132" svg:d="M54 7c0-3-2-7-7-7s-11 5-11 10c0 4 2 8 8 8s10-5 10-11zM14 107c0 2-1 5-1 8 0 10 8 17 18 17 20 0 29-27 29-31 0-2-2-2-3-2-3 0-3 2-4 3-4 16-13 24-21 24-4 0-5-2-5-6 0-5 2-9 3-13 2-6 4-10 7-16 1-5 9-22 9-25 1-1 1-4 1-6 0-9-8-17-18-17-19 0-29 27-29 31 0 2 3 2 4 2 2 0 2-1 3-3 5-17 14-24 21-24 3 0 5 1 5 7 0 4-1 7-6 19-4 11-8 21-13 32z">
              <text:p/>
            </draw:path>
          </draw:g>
        </draw:g>
        <draw:custom-shape draw:style-name="gr126" draw:text-style-name="P19" draw:layer="layout" svg:width="7.9cm" svg:height="1.6cm" svg:x="9.803cm" svg:y="13.1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14.3cm" svg:y1="15cm" svg:x2="14.3cm" svg:y2="15.2cm">
          <text:p/>
        </draw:line>
        <draw:line draw:style-name="gr19" draw:text-style-name="P2" draw:layer="layout" svg:x1="13.9cm" svg:y1="15cm" svg:x2="13.9cm" svg:y2="15.6cm">
          <text:p/>
        </draw:line>
        <draw:line draw:style-name="gr19" draw:text-style-name="P2" draw:layer="layout" svg:x1="13.5cm" svg:y1="15cm" svg:x2="13.5cm" svg:y2="16cm">
          <text:p/>
        </draw:line>
        <draw:custom-shape draw:style-name="gr83" draw:text-style-name="P2" draw:layer="layout" svg:width="0.2cm" svg:height="0.2cm" svg:x="14.306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13.3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4.3cm" svg:y1="15.4cm" svg:x2="13.9cm" svg:y2="16.1cm">
          <text:p/>
        </draw:line>
        <draw:line draw:style-name="gr19" draw:text-style-name="P2" draw:layer="layout" svg:x1="13.6cm" svg:y1="16.1cm" svg:x2="13.8cm" svg:y2="16.1cm">
          <text:p/>
        </draw:line>
        <draw:line draw:style-name="gr2" draw:text-style-name="P2" draw:layer="layout" svg:x1="13.752cm" svg:y1="15.874cm" svg:x2="13.652cm" svg:y2="15.974cm">
          <text:p/>
        </draw:line>
        <draw:line draw:style-name="gr19" draw:text-style-name="P2" draw:layer="layout" svg:x1="13.9cm" svg:y1="16.2cm" svg:x2="13.4cm" svg:y2="16.5cm">
          <text:p/>
        </draw:line>
        <draw:custom-shape draw:style-name="gr82" draw:text-style-name="P17" draw:layer="layout" svg:width="0.2cm" svg:height="0.2cm" svg:x="13.002cm" svg:y="16.50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7" draw:layer="layout" svg:width="0.2cm" svg:height="0.2cm" svg:x="14.602cm" svg:y="16.502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3.2cm" svg:y1="16.6cm" svg:x2="13.3cm" svg:y2="16.6cm">
          <text:p/>
        </draw:line>
        <draw:g>
          <svg:title>TexMaths</svg:title>
          <svg:desc>8§display§\bm{c}_i§svg§600§TRUE§</svg:desc>
          <draw:g>
            <draw:path draw:style-name="gr4" draw:text-style-name="P4" draw:layer="layout" svg:width="0.129cm" svg:height="0.128cm" svg:x="13.549cm" svg:y="16.535cm" svg:viewBox="0 0 130 129" svg:d="M108 16c-15 4-11 12-16 18 0 5 3 14 15 14 11 0 20-10 20-22 0-15-15-26-39-26-57 0-88 44-88 80 0 25 16 49 59 49 8 0 27-1 44-8 16-6 27-17 27-20s-4-8-7-8c-2 0-2 1-4 4-15 16-37 21-59 21-19 0-28-9-28-25 0-10 8-44 16-59 11-19 28-24 40-24 4 0 12 0 20 6z">
              <text:p/>
            </draw:path>
            <draw:path draw:style-name="gr4" draw:text-style-name="P4" draw:layer="layout" svg:width="0.059cm" svg:height="0.131cm" svg:x="13.688cm" svg:y="16.573cm" svg:viewBox="0 0 60 132" svg:d="M54 8c0-3-2-8-7-8-6 0-11 6-11 11 0 3 2 7 8 7 5 0 10-5 10-10zM14 107c0 2-1 5-1 8 0 10 8 17 18 17 20 0 29-27 29-31 0-2-3-2-3-2-4 0-4 2-4 3-4 16-13 24-21 24-4 0-5-2-5-7 0-4 2-8 3-12 2-6 4-10 7-16 1-5 8-22 9-25 1-1 1-4 1-6 0-9-7-16-18-16-19 0-29 26-29 29s3 3 4 3c2 0 2-1 3-3 5-17 14-24 21-24 3 0 5 1 5 7 0 5-1 7-6 19-4 11-8 21-13 32z">
              <text:p/>
            </draw:path>
          </draw:g>
        </draw:g>
        <draw:line draw:style-name="gr19" draw:text-style-name="P2" draw:layer="layout" svg:x1="13.4cm" svg:y1="16.7cm" svg:x2="13.4cm" svg:y2="16.8cm">
          <text:p/>
        </draw:line>
        <draw:line draw:style-name="gr19" draw:text-style-name="P2" draw:layer="layout" svg:x1="14.4cm" svg:y1="16.7cm" svg:x2="14.4cm" svg:y2="16.8cm">
          <text:p/>
        </draw:line>
        <draw:line draw:style-name="gr19" draw:text-style-name="P2" draw:layer="layout" svg:x1="14.5cm" svg:y1="16.6cm" svg:x2="14.6cm" svg:y2="16.6cm">
          <text:p/>
        </draw:line>
        <draw:line draw:style-name="gr19" draw:text-style-name="P2" draw:layer="layout" svg:x1="13.9cm" svg:y1="16.2cm" svg:x2="14.4cm" svg:y2="16.5cm">
          <text:p/>
        </draw:line>
        <draw:frame draw:style-name="gr86" draw:text-style-name="P7" draw:layer="layout" svg:width="1.661cm" svg:height="0.395cm" svg:x="13.106cm" svg:y="17.01cm">
          <draw:text-box>
            <text:p><text:span text:style-name="T3">outer code</text:span></text:p>
          </draw:text-box>
        </draw:frame>
        <draw:custom-shape draw:style-name="gr87" draw:text-style-name="P2" draw:layer="layout" svg:width="6.9cm" svg:height="0.4cm" svg:x="10.5cm" svg:y="17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9" draw:layer="layout" svg:width="2cm" svg:height="1.796cm" svg:x="12.9cm" svg:y="15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14.942cm" svg:y="16.01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15.098cm" svg:y="16.01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15.253cm" svg:y="16.013cm" svg:viewBox="0 0 37 36" svg:d="M37 19c0-11-9-19-19-19s-18 8-18 19c0 10 8 17 18 17s19-7 19-17z">
              <text:p/>
            </draw:path>
          </draw:g>
        </draw:g>
        <draw:g>
          <svg:title>TexMaths</svg:title>
          <svg:desc>8§display§0§svg§600§TRUE§</svg:desc>
          <draw:g>
            <draw:path draw:style-name="gr4" draw:text-style-name="P4" draw:layer="layout" svg:width="0.116cm" svg:height="0.191cm" svg:x="18.249cm" svg:y="14.0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>
          <svg:title>TexMaths</svg:title>
          <svg:desc>8§display§j§svg§600§TRUE§</svg:desc>
          <draw:g>
            <draw:path draw:style-name="gr4" draw:text-style-name="P4" draw:layer="layout" svg:width="0.113cm" svg:height="0.241cm" svg:x="18cm" svg:y="14.2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>
          <svg:title>TexMaths</svg:title>
          <svg:desc>8§display§r \!-\! 1§svg§600§TRUE§</svg:desc>
          <draw:g>
            <draw:path draw:style-name="gr4" draw:text-style-name="P4" draw:layer="layout" svg:width="0.113cm" svg:height="0.126cm" svg:x="17.812cm" svg:y="14.6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4" draw:text-style-name="P4" draw:layer="layout" svg:width="0.17cm" svg:height="0.01cm" svg:x="17.977cm" svg:y="14.675cm" svg:viewBox="0 0 171 11" svg:d="M161 11c5 0 10 0 10-5 0-6-5-6-10-6-50 0-101 0-151 0-5 0-10 0-10 6 0 5 5 5 10 5 50 0 101 0 151 0z">
              <text:p/>
            </draw:path>
            <draw:path draw:style-name="gr4" draw:text-style-name="P4" draw:layer="layout" svg:width="0.092cm" svg:height="0.185cm" svg:x="18.212cm" svg:y="14.5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19" draw:text-style-name="P2" draw:layer="layout" svg:x1="13.4cm" svg:y1="16.8cm" svg:x2="13.4cm" svg:y2="17cm">
          <text:p/>
        </draw:line>
        <draw:line draw:style-name="gr19" draw:text-style-name="P2" draw:layer="layout" svg:x1="14.4cm" svg:y1="16.8cm" svg:x2="14.4cm" svg:y2="17cm">
          <text:p/>
        </draw:line>
        <draw:line draw:style-name="gr19" draw:text-style-name="P2" draw:layer="layout" svg:x1="13.9cm" svg:y1="14.8cm" svg:x2="13.9cm" svg:y2="15cm">
          <text:p/>
        </draw:line>
        <draw:line draw:style-name="gr19" draw:text-style-name="P2" draw:layer="layout" svg:x1="13.5cm" svg:y1="14.8cm" svg:x2="13.5cm" svg:y2="15cm">
          <text:p/>
        </draw:line>
        <draw:line draw:style-name="gr19" draw:text-style-name="P2" draw:layer="layout" svg:x1="14.3cm" svg:y1="14.8cm" svg:x2="14.3cm" svg:y2="15cm">
          <text:p/>
        </draw:line>
        <draw:g>
          <svg:title>TexMaths</svg:title>
          <svg:desc>8§display§\bm{C}_i§svg§600§TRUE§</svg:desc>
          <draw:g>
            <draw:path draw:style-name="gr4" draw:text-style-name="P4" draw:layer="layout" svg:width="0.223cm" svg:height="0.201cm" svg:x="14.012cm" svg:y="16.489cm" svg:viewBox="0 0 224 202" svg:d="M223 9c1-2 1-3 1-5 0-4-4-4-7-4-8 7-17 13-26 20-13-14-32-20-51-20-90 0-140 69-140 126 0 53 42 76 91 76 24 0 48-7 69-23 27-20 32-46 32-47 0-4-3-4-7-4s-5 0-6 5c-12 35-48 55-80 55-17 0-32-4-44-12-15-12-16-31-16-39s4-60 32-92c15-18 42-31 74-31 33 0 48 25 48 50 0 3-1 7-1 9 0 4 4 4 8 4 5 0 6 0 7-5 5-21 11-42 16-63z">
              <text:p/>
            </draw:path>
            <draw:path draw:style-name="gr4" draw:text-style-name="P4" draw:layer="layout" svg:width="0.058cm" svg:height="0.131cm" svg:x="14.235cm" svg:y="16.598cm" svg:viewBox="0 0 59 132" svg:d="M54 7c0-3-2-7-8-7-5 0-11 5-11 10 0 4 3 8 8 8 6 0 11-5 11-11zM14 107c-1 2-2 5-2 8 0 9 8 17 19 17 19 0 28-27 28-31 0-2-2-2-3-2-3 0-3 2-4 3-4 16-13 24-21 24-4 0-5-2-5-7 0-4 2-8 4-12 1-6 4-11 6-16s9-22 10-25c0-2 0-5 0-6 0-10-7-17-18-17-19 0-28 26-28 30 0 3 2 3 3 3 3 0 3-1 3-3 5-17 14-24 21-24 3 0 5 1 5 7 0 4-1 7-6 19-4 11-8 21-12 32z">
              <text:p/>
            </draw:path>
          </draw:g>
        </draw:g>
        <draw:custom-shape draw:style-name="gr89" draw:text-style-name="P20" draw:layer="layout" svg:width="0.2cm" svg:height="0.2cm" svg:x="13.802cm" svg:y="16.002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2" draw:layer="layout" svg:width="0.4cm" svg:height="2cm" svg:x="13.7cm" svg:y="13.9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latex§\begin{align*}
&amp;
p
\left( 
\bm{y}^0, \dots, \bm{y}^{r-1}, 
\bm{x}^0, \dots, \bm{x}^{r-1}, 
\tilde{\bm{d}}^0, \dots, \tilde{\bm{d}}^{r-1},  
\bm{c}, \bm{C}
\right) \\
&amp; =
p
\left( 
\bm{y}^0, \dots, \bm{y}^{r-1}  
\middle|
\bm{x}^0, \dots, \bm{x}^{r-1}, 
\tilde{\bm{d}}^0, \dots, \tilde{\bm{d}}^{r-1}, 
\bm{c}, \bm{C}
\right) \times \\
&amp; \hspace*{15mm}
p
\left(
\tilde{\bm{d}}^0, \dots, \tilde{\bm{d}}^{r-1}
\right)
p
\left(
\bm{x}^0, \dots, \bm{x}^{r-1}
\middle|
\bm{c}, \bm{C}
\right)
p\left( \bm{c}, \bm{C} \right) \\
&amp; = 
p\left( \bm{c} \right)
p\left( \bm{C} \right)
\prod_{j=0}^{r-1}
p
\left( 
\bm{y}^j 
\middle|
\bm{x}^j, \tilde{\bm{d}}^j
\right)
p
\left(
\tilde{\bm{d}}^j
\right)
p
\left(
\bm{x}^j
\middle|
\bm{c}, 
\bm{C}
\right) \\
&amp; \simeq 
\left(
\prod_{i=0}^{n-1}
p\left( \bm{c}_i \right)
p\left( \bm{C}_i \right)
\right) \times \\
&amp; \hspace*{5mm}
\prod_{j=0}^{r-1}
\left(
p(\tilde{d}^j_0)
\prod_{i=0}^{n-1}
p
\left( 
[\bm{y}^j]_{ i\nu+\tilde{d}^j_i }^{ i\nu+\nu-1+\tilde{d}^j_{i+1} } 
\middle|
\bm{x}^j_i, \tilde{d}^j_i, \tilde{d}^j_{i+1}, 
\right)
p
\left(
\tilde{d}^j_{i+1}
\middle|
\tilde{d}^j_{i}
\right)
p
\left(
\bm{x}^j_i
\middle|
\bm{c}_i, 
\bm{C}_i
\right)
\right)
\end{align*} §svg§600§TRUE§</svg:desc>
          <draw:g>
            <draw:path draw:style-name="gr4" draw:text-style-name="P4" draw:layer="layout" svg:width="0.145cm" svg:height="0.177cm" svg:x="9.809cm" svg:y="17.909cm" svg:viewBox="0 0 146 178" svg:d="M22 158c-3 10-3 12-16 12-3 0-6 0-6 5 0 3 2 3 4 3 7 0 15 0 23 0 10 0 19 0 28 0 2 0 5 0 5-5 0-3-2-3-6-3-15 0-15-2-15-4 0-4 12-50 14-57 4 9 12 18 26 18 33 0 67-41 67-82 0-27-16-45-36-45-15 0-28 10-37 21-3-15-15-21-26-21-13 0-18 10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4" draw:text-style-name="P4" draw:layer="layout" svg:width="0.105cm" svg:height="0.505cm" svg:x="10.057cm" svg:y="17.71cm" svg:viewBox="0 0 106 506" svg:d="M94 502c0 1 3 4 4 4 2 0 4 0 6 0 1 0 2 0 2-3 0-1 0-1 0-3-11-10-26-26-43-56-30-54-41-123-41-191 0-125 35-198 84-248 0-1 0-1 0-2 0-3-1-3-4-3-4 0-5 0-8 2-26 24-56 62-76 122-12 37-18 82-18 129 0 66 12 141 56 207 8 11 12 15 18 22 3 4 7 8 9 11 4 3 8 6 11 9z">
              <text:p/>
            </draw:path>
            <draw:path draw:style-name="gr4" draw:text-style-name="P4" draw:layer="layout" svg:width="0.153cm" svg:height="0.183cm" svg:x="10.183cm" svg:y="17.906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4" draw:text-style-name="P4" draw:layer="layout" svg:width="0.09cm" svg:height="0.133cm" svg:x="10.361cm" svg:y="17.787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4" draw:text-style-name="P4" draw:layer="layout" svg:width="0.032cm" svg:height="0.083cm" svg:x="10.501cm" svg:y="18.004cm" svg:viewBox="0 0 33 84" svg:d="M33 30c0-19-7-30-19-30-8 0-14 7-14 14 0 8 6 16 14 16 4 0 8-1 11-4 1 0 1-1 1-1 0 1 0 1 0 5 0 20-9 37-19 46-3 3-3 4-3 5 0 2 2 3 3 3 3 0 26-22 26-54z">
              <text:p/>
            </draw:path>
            <draw:path draw:style-name="gr4" draw:text-style-name="P4" draw:layer="layout" svg:width="0.029cm" svg:height="0.029cm" svg:x="10.626cm" svg:y="18.004cm" svg:viewBox="0 0 30 30" svg:d="M30 14c0-8-6-14-15-14-8 0-15 6-15 14 0 9 7 16 15 16 9 0 15-7 15-16z">
              <text:p/>
            </draw:path>
            <draw:path draw:style-name="gr4" draw:text-style-name="P4" draw:layer="layout" svg:width="0.029cm" svg:height="0.029cm" svg:x="10.751cm" svg:y="18.004cm" svg:viewBox="0 0 30 30" svg:d="M30 14c0-8-7-14-15-14s-15 6-15 14c0 9 7 16 15 16s15-7 15-16z">
              <text:p/>
            </draw:path>
            <draw:path draw:style-name="gr4" draw:text-style-name="P4" draw:layer="layout" svg:width="0.029cm" svg:height="0.029cm" svg:x="10.875cm" svg:y="18.004cm" svg:viewBox="0 0 30 30" svg:d="M30 14c0-8-7-14-15-14s-15 6-15 14c0 9 7 16 15 16s15-7 15-16z">
              <text:p/>
            </draw:path>
            <draw:path draw:style-name="gr4" draw:text-style-name="P4" draw:layer="layout" svg:width="0.032cm" svg:height="0.083cm" svg:x="11.001cm" svg:y="18.004cm" svg:viewBox="0 0 33 84" svg:d="M33 30c0-19-7-30-19-30-8 0-14 7-14 14 0 8 6 16 14 16 4 0 8-1 11-4 1 0 0-1 1-1 0 0 0 1 0 5 0 20-9 37-19 46-3 3-3 4-3 5 0 2 2 3 3 3 3 0 26-22 26-54z">
              <text:p/>
            </draw:path>
            <draw:path draw:style-name="gr4" draw:text-style-name="P4" draw:layer="layout" svg:width="0.153cm" svg:height="0.183cm" svg:x="11.11cm" svg:y="17.906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7 44-17 59 0 32 29 37 45 37 7 0 16-1 27-9-8 35-29 53-48 53-4 0-12 0-18-4 9-4 14-12 14-19 0-10-8-13-14-13-10 0-20 9-20 22 0 14 15 24 38 24 32 0 69-22 77-57 9-35 18-70 27-105z">
              <text:p/>
            </draw:path>
            <draw:path draw:style-name="gr4" draw:text-style-name="P4" draw:layer="layout" svg:width="0.09cm" svg:height="0.087cm" svg:x="11.287cm" svg:y="17.831cm" svg:viewBox="0 0 91 88" svg:d="M37 46c0 0 5-18 5-20 0 0 6-11 12-16 2-1 8-5 16-5 2 0 7 1 11 3-7 2-9 7-9 10 0 5 4 8 8 8s11-4 11-12c0-10-11-14-21-14s-19 4-28 14c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4" draw:text-style-name="P4" draw:layer="layout" svg:width="0.132cm" svg:height="0.009cm" svg:x="11.41cm" svg:y="17.863cm" svg:viewBox="0 0 133 10" svg:d="M125 10c3 0 8 0 8-4 0-6-5-6-8-6-39 0-78 0-117 0-3 0-8 0-8 5s4 5 8 5c39 0 78 0 117 0z">
              <text:p/>
            </draw:path>
            <draw:path draw:style-name="gr4" draw:text-style-name="P4" draw:layer="layout" svg:width="0.07cm" svg:height="0.129cm" svg:x="11.586cm" svg:y="17.787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4" draw:text-style-name="P4" draw:layer="layout" svg:width="0.032cm" svg:height="0.083cm" svg:x="11.714cm" svg:y="18.004cm" svg:viewBox="0 0 33 84" svg:d="M33 30c0-19-7-30-19-30-8 0-14 7-14 14 0 8 6 16 14 16 4 0 8-1 11-4 1 0 0-1 1-1 0 0 0 1 0 5 0 20-9 37-19 46-3 3-3 4-3 5 0 2 2 3 3 3 3 0 26-22 26-54z">
              <text:p/>
            </draw:path>
            <draw:path draw:style-name="gr4" draw:text-style-name="P4" draw:layer="layout" svg:width="0.158cm" svg:height="0.129cm" svg:x="11.826cm" svg:y="17.906cm" svg:viewBox="0 0 159 130" svg:d="M140 14c-10 4-15 13-15 20 0 6 5 13 14 13 10 0 20-9 20-22 0-15-15-25-32-25-16 0-26 12-30 18-7-12-23-18-39-18-36 0-54 34-54 44 0 4 4 4 6 4 4 0 6 0 7-4 8-26 29-34 40-34 10 0 16 5 16 14 0 6-4 21-7 31-3 13-6 26-9 39-5 17-15 25-24 25-2 0-8 0-14-4 11-3 15-12 15-19 0-6-4-13-14-13s-20 8-20 22c0 15 15 25 32 25 16 0 26-12 30-18 7 12 23 18 39 18 35 0 54-35 54-44 0-4-4-4-6-4-3 0-6 0-7 4-8 25-28 33-40 33-10 0-16-5-16-13 0-7 4-21 7-32 1-7 8-33 9-38 5-17 15-26 24-26 2 0 8 0 14 4z">
              <text:p/>
            </draw:path>
            <draw:path draw:style-name="gr4" draw:text-style-name="P4" draw:layer="layout" svg:width="0.09cm" svg:height="0.133cm" svg:x="12.01cm" svg:y="17.787cm" svg:viewBox="0 0 91 134" svg:d="M91 68c0-22-2-38-11-51-6-9-18-17-34-17-46 0-46 54-46 68s0 66 46 66c45 0 45-52 45-66zM46 129c-9 0-21-6-25-22-3-11-3-27-3-42s0-29 3-40c4-15 17-19 25-19 10 0 20 6 24 17s4 25 4 42c0 15 0 29-3 41-4 19-17 23-25 23z">
              <text:p/>
            </draw:path>
            <draw:path draw:style-name="gr4" draw:text-style-name="P4" draw:layer="layout" svg:width="0.032cm" svg:height="0.083cm" svg:x="12.15cm" svg:y="18.004cm" svg:viewBox="0 0 33 84" svg:d="M33 30c0-19-7-30-18-30-9 0-15 7-15 14 0 8 6 16 15 16 3 0 7-1 10-4 1 0 1-1 1-1 0 1 0 1 0 5 0 20-9 37-18 46-3 3-3 4-3 5 0 2 1 3 2 3 3 0 26-22 26-54z">
              <text:p/>
            </draw:path>
            <draw:path draw:style-name="gr4" draw:text-style-name="P4" draw:layer="layout" svg:width="0.029cm" svg:height="0.029cm" svg:x="12.275cm" svg:y="18.004cm" svg:viewBox="0 0 30 30" svg:d="M30 14c0-8-7-14-15-14s-15 6-15 14c0 9 7 16 15 16s15-7 15-16z">
              <text:p/>
            </draw:path>
            <draw:path draw:style-name="gr4" draw:text-style-name="P4" draw:layer="layout" svg:width="0.029cm" svg:height="0.029cm" svg:x="12.4cm" svg:y="18.004cm" svg:viewBox="0 0 30 30" svg:d="M30 14c0-8-7-14-15-14s-15 6-15 14c0 9 7 16 15 16s15-7 15-16z">
              <text:p/>
            </draw:path>
            <draw:path draw:style-name="gr4" draw:text-style-name="P4" draw:layer="layout" svg:width="0.029cm" svg:height="0.029cm" svg:x="12.526cm" svg:y="18.004cm" svg:viewBox="0 0 30 30" svg:d="M30 14c0-8-8-14-16-14s-14 6-14 14c0 9 6 16 14 16s16-7 16-16z">
              <text:p/>
            </draw:path>
            <draw:path draw:style-name="gr4" draw:text-style-name="P4" draw:layer="layout" svg:width="0.032cm" svg:height="0.083cm" svg:x="12.65cm" svg:y="18.004cm" svg:viewBox="0 0 33 84" svg:d="M33 30c0-19-7-30-19-30-8 0-14 7-14 14 0 8 6 16 14 16 4 0 8-1 11-4 1 0 1-1 1-1 0 1 0 1 0 5 0 20-9 37-19 46-3 3-3 4-3 5 0 2 2 3 3 3 3 0 26-22 26-54z">
              <text:p/>
            </draw:path>
            <draw:path draw:style-name="gr4" draw:text-style-name="P4" draw:layer="layout" svg:width="0.158cm" svg:height="0.129cm" svg:x="12.762cm" svg:y="17.906cm" svg:viewBox="0 0 159 130" svg:d="M140 14c-10 4-15 13-15 20 0 6 5 13 14 13 10 0 20-9 20-22 0-15-15-25-32-25-16 0-26 12-30 18-7-12-23-18-39-18-35 0-54 34-54 44 0 4 4 4 6 4 4 0 6 0 7-4 8-26 29-34 40-34s16 5 16 14c0 6-4 21-7 31-3 13-6 26-9 39-4 17-15 25-24 25-2 0-8 0-14-4 11-3 15-12 15-19 0-6-4-13-14-13s-20 8-20 22c0 15 15 25 32 25 16 0 26-12 30-18 8 12 23 18 39 18 36 0 55-35 55-44 0-4-5-4-7-4-3 0-6 0-7 4-8 25-28 33-40 33-10 0-16-5-16-13 0-7 4-21 7-32 2-7 9-33 9-38 5-17 15-26 24-26 2 0 8 0 14 4z">
              <text:p/>
            </draw:path>
            <draw:path draw:style-name="gr4" draw:text-style-name="P4" draw:layer="layout" svg:width="0.09cm" svg:height="0.087cm" svg:x="12.946cm" svg:y="17.831cm" svg:viewBox="0 0 91 88" svg:d="M37 46c0 0 5-18 5-20 0 0 6-11 12-16 3-1 8-5 16-5 3 0 8 1 12 3-7 2-9 7-9 10 0 5 3 8 8 8 4 0 10-4 10-12 0-10-10-14-21-14-9 0-19 4-27 14-4-12-16-14-21-14-7 0-12 4-15 10-5 8-7 19-7 20 0 2 2 2 3 2 3 0 3 0 5-6 2-12 6-21 14-21 5 0 7 5 7 9s-2 12-3 17c-2 6-4 14-5 18-2 8-4 17-7 25 0 3-1 8-1 8 0 4 3 6 6 6s7-2 9-6c0 0 2-9 4-14 2-7 3-14 5-22z">
              <text:p/>
            </draw:path>
            <draw:path draw:style-name="gr4" draw:text-style-name="P4" draw:layer="layout" svg:width="0.132cm" svg:height="0.009cm" svg:x="13.068cm" svg:y="17.863cm" svg:viewBox="0 0 133 10" svg:d="M126 10c2 0 7 0 7-4 0-6-4-6-7-6-40 0-79 0-118 0-3 0-8 0-8 5s5 5 8 5c39 0 78 0 118 0z">
              <text:p/>
            </draw:path>
            <draw:path draw:style-name="gr4" draw:text-style-name="P4" draw:layer="layout" svg:width="0.071cm" svg:height="0.129cm" svg:x="13.244cm" svg:y="17.787cm" svg:viewBox="0 0 72 130" svg:d="M45 6c0-6-1-6-7-6-12 12-30 12-38 12 0 2 0 5 0 7 5 0 18 0 29-5 0 33 0 67 0 100 0 7 0 9-20 9-3 0-5 0-7 0 0 3 0 5 0 7 3 0 27 0 34 0 6 0 31 0 36 0 0-2 0-4 0-7-3 0-5 0-8 0-19 0-19-2-19-9 0-36 0-72 0-108z">
              <text:p/>
            </draw:path>
            <draw:path draw:style-name="gr4" draw:text-style-name="P4" draw:layer="layout" svg:width="0.032cm" svg:height="0.083cm" svg:x="13.373cm" svg:y="18.004cm" svg:viewBox="0 0 33 84" svg:d="M33 30c0-19-7-30-18-30-9 0-15 7-15 14 0 8 6 16 15 16 3 0 7-1 10-4 1 0 1-1 1-1 0 1 0 1 0 5 0 20-9 37-18 46-3 3-3 4-3 5 0 2 1 3 2 3 3 0 26-22 26-54z">
              <text:p/>
            </draw:path>
            <draw:path draw:style-name="gr4" draw:text-style-name="P4" draw:layer="layout" svg:width="0.093cm" svg:height="0.025cm" svg:x="13.566cm" svg:y="17.772cm" svg:viewBox="0 0 94 26" svg:d="M94 4c-2-1-4-3-5-4-8 5-11 14-23 14-7 0-13-5-18-8-8-4-13-6-18-6-11 0-16 6-30 22 1 1 3 2 4 4 8-5 11-14 23-14 7 0 14 5 19 7 8 5 12 7 17 7 11 0 16-6 31-22z">
              <text:p/>
            </draw:path>
            <draw:path draw:style-name="gr4" draw:text-style-name="P4" draw:layer="layout" svg:width="0.156cm" svg:height="0.197cm" svg:x="13.486cm" svg:y="17.838cm" svg:viewBox="0 0 157 198" svg:d="M156 10c1-4 1-3 1-4 0-4-3-6-6-6-1 0-1 0-2 1-12 0-24 1-36 1-4 0-10 0-10 8 0 6 6 6 8 6 3 0 8 0 11 0-5 21-10 42-15 62-4-4-13-10-28-10-49 0-79 45-79 83 0 35 26 47 49 47 20 0 35-12 39-16 11 16 30 16 33 16 10 0 18-6 24-16 7-12 11-27 11-28 0-4-5-4-7-4-3 0-4 0-6 1-1 1-1 1-2 8-6 23-12 28-19 28-4 0-7-1-7-10 0-4 1-8 2-12 13-52 26-103 39-155zM86 169c-9 9-22 18-36 18-17 0-18-15-18-21 0-15 9-49 14-60 8-20 22-28 34-28 16 0 23 13 23 16 0 2 0 3-1 4-5 24-11 47-16 71z">
              <text:p/>
            </draw:path>
            <draw:path draw:style-name="gr4" draw:text-style-name="P4" draw:layer="layout" svg:width="0.09cm" svg:height="0.133cm" svg:x="13.655cm" svg:y="17.787cm" svg:viewBox="0 0 91 134" svg:d="M91 68c0-22-2-38-11-51-6-9-18-17-34-17-46 0-46 54-46 68s0 66 46 66c45 0 45-52 45-66zM46 129c-9 0-21-6-25-22-3-11-3-27-3-42s0-29 3-40c4-15 17-19 25-19 10 0 20 6 24 17s4 25 4 42c0 15 0 29-3 41-4 19-17 23-25 23z">
              <text:p/>
            </draw:path>
            <draw:path draw:style-name="gr4" draw:text-style-name="P4" draw:layer="layout" svg:width="0.032cm" svg:height="0.083cm" svg:x="13.795cm" svg:y="18.004cm" svg:viewBox="0 0 33 84" svg:d="M33 30c0-19-7-30-18-30-9 0-15 7-15 14 0 8 6 16 15 16 3 0 7-1 10-4 1 0 1-1 1-1 1 1 1 1 1 5 0 20-10 37-19 46-3 3-3 4-3 5 0 2 1 3 2 3 3 0 26-22 26-54z">
              <text:p/>
            </draw:path>
            <draw:path draw:style-name="gr4" draw:text-style-name="P4" draw:layer="layout" svg:width="0.029cm" svg:height="0.029cm" svg:x="13.92cm" svg:y="18.004cm" svg:viewBox="0 0 30 30" svg:d="M30 14c0-8-7-14-15-14s-15 6-15 14c0 9 7 16 15 16s15-7 15-16z">
              <text:p/>
            </draw:path>
            <draw:path draw:style-name="gr4" draw:text-style-name="P4" draw:layer="layout" svg:width="0.029cm" svg:height="0.029cm" svg:x="14.045cm" svg:y="18.004cm" svg:viewBox="0 0 30 30" svg:d="M30 14c0-8-8-14-16-14s-14 6-14 14c0 9 6 16 14 16s16-7 16-16z">
              <text:p/>
            </draw:path>
            <draw:path draw:style-name="gr4" draw:text-style-name="P4" draw:layer="layout" svg:width="0.029cm" svg:height="0.029cm" svg:x="14.17cm" svg:y="18.004cm" svg:viewBox="0 0 30 30" svg:d="M30 14c0-8-7-14-16-14-8 0-14 6-14 14 0 9 6 16 14 16 9 0 16-7 16-16z">
              <text:p/>
            </draw:path>
            <draw:path draw:style-name="gr4" draw:text-style-name="P4" draw:layer="layout" svg:width="0.032cm" svg:height="0.083cm" svg:x="14.295cm" svg:y="18.004cm" svg:viewBox="0 0 33 84" svg:d="M33 30c0-19-7-30-18-30-9 0-15 7-15 14 0 8 6 16 15 16 3 0 7-1 10-4 1 0 1-1 1-1 0 1 0 1 0 5 0 20-10 37-19 46-3 3-2 4-2 5 0 2 1 3 2 3 3 0 26-22 26-54z">
              <text:p/>
            </draw:path>
            <draw:path draw:style-name="gr4" draw:text-style-name="P4" draw:layer="layout" svg:width="0.093cm" svg:height="0.025cm" svg:x="14.489cm" svg:y="17.772cm" svg:viewBox="0 0 94 26" svg:d="M94 4c-2-1-4-3-5-4-8 5-11 14-23 14-7 0-14-5-19-8-7-4-12-6-17-6-11 0-16 6-30 22 1 1 3 2 4 4 8-5 11-14 23-14 7 0 14 5 19 7 7 5 12 7 17 7 11 0 16-6 31-22z">
              <text:p/>
            </draw:path>
            <draw:path draw:style-name="gr4" draw:text-style-name="P4" draw:layer="layout" svg:width="0.156cm" svg:height="0.197cm" svg:x="14.409cm" svg:y="17.838cm" svg:viewBox="0 0 157 198" svg:d="M156 10c1-4 1-3 1-4 0-4-3-6-7-6l-1 1c-12 0-24 1-36 1-4 0-10 0-10 8 0 6 6 6 8 6 3 0 8 0 11 0-5 21-10 42-15 62-4-4-13-10-28-10-49 0-79 45-79 83 0 35 26 47 49 47 20 0 34-12 39-16 10 16 30 16 32 16 10 0 19-6 25-16 7-12 10-27 10-28 0-4-4-4-6-4-3 0-4 0-6 1-1 1-1 1-2 8-6 23-12 28-19 28-4 0-7-1-7-10 0-4 1-8 2-12 13-52 26-103 39-155zM86 169c-9 9-22 18-36 18-17 0-19-15-19-21 0-15 10-49 15-60 8-20 22-28 34-28 16 0 23 13 23 16 0 2 0 3-1 4-5 24-11 47-16 71z">
              <text:p/>
            </draw:path>
            <draw:path draw:style-name="gr4" draw:text-style-name="P4" draw:layer="layout" svg:width="0.09cm" svg:height="0.087cm" svg:x="14.577cm" svg:y="17.831cm" svg:viewBox="0 0 91 88" svg:d="M37 46c0 0 5-18 5-20 0 0 6-11 12-16 3-1 8-5 16-5 2 0 7 1 11 3-7 2-8 7-8 10 0 5 3 8 7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4" draw:text-style-name="P4" draw:layer="layout" svg:width="0.132cm" svg:height="0.009cm" svg:x="14.699cm" svg:y="17.863cm" svg:viewBox="0 0 133 10" svg:d="M125 10c3 0 8 0 8-4 0-6-5-6-8-6-39 0-78 0-117 0-3 0-8 0-8 5s4 5 8 5c39 0 78 0 117 0z">
              <text:p/>
            </draw:path>
            <draw:path draw:style-name="gr4" draw:text-style-name="P4" draw:layer="layout" svg:width="0.07cm" svg:height="0.129cm" svg:x="14.875cm" svg:y="17.787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4" draw:text-style-name="P4" draw:layer="layout" svg:width="0.032cm" svg:height="0.083cm" svg:x="15.004cm" svg:y="18.004cm" svg:viewBox="0 0 33 84" svg:d="M33 30c0-19-7-30-19-30-8 0-14 7-14 14 0 8 6 16 14 16 4 0 8-1 11-4 1 0 0-1 1-1 0 0 0 1 0 5 0 20-9 37-19 46-3 3-3 4-3 5 0 2 2 3 3 3 3 0 26-22 26-54z">
              <text:p/>
            </draw:path>
            <draw:path draw:style-name="gr4" draw:text-style-name="P4" draw:layer="layout" svg:width="0.129cm" svg:height="0.129cm" svg:x="15.117cm" svg:y="17.906cm" svg:viewBox="0 0 130 130" svg:d="M108 16c-14 5-15 18-15 19 0 4 2 13 14 13s20-10 20-22c0-15-14-26-39-26-57 0-88 44-88 81 0 25 16 49 59 49 8 0 27 0 44-8 16-6 27-17 27-20s-4-8-6-8-2 1-5 4c-15 16-37 21-59 21-18 0-28-9-28-25 0-11 7-45 16-60 11-19 28-24 40-24 4 0 13 0 20 6z">
              <text:p/>
            </draw:path>
            <draw:path draw:style-name="gr4" draw:text-style-name="P4" draw:layer="layout" svg:width="0.032cm" svg:height="0.083cm" svg:x="15.273cm" svg:y="18.004cm" svg:viewBox="0 0 33 84" svg:d="M33 30c0-19-7-30-18-30-9 0-15 7-15 14 0 8 6 16 15 16 3 0 7-1 10-4 1 0 1-1 1-1 1 1 1 1 1 5 0 20-10 37-19 46-3 3-3 4-3 5 0 2 1 3 3 3s25-22 25-54z">
              <text:p/>
            </draw:path>
            <draw:path draw:style-name="gr4" draw:text-style-name="P4" draw:layer="layout" svg:width="0.224cm" svg:height="0.201cm" svg:x="15.389cm" svg:y="17.836cm" svg:viewBox="0 0 225 202" svg:d="M224 9c0-2 1-3 1-5 0-4-4-4-7-4-9 7-18 13-27 20-13-14-32-20-51-20-90 0-140 69-140 126 0 54 42 76 91 76 24 0 48-7 69-23 27-20 33-45 33-47 0-4-4-4-7-4-5 0-5 1-7 6-12 35-48 56-80 56-17 0-33-4-44-14-15-11-16-30-16-38s4-60 32-93c15-19 43-31 74-31 34 0 48 25 48 50 0 3-1 7-1 10 0 4 4 4 8 4 6 0 6 0 8-6 5-21 11-42 16-63z">
              <text:p/>
            </draw:path>
            <draw:path draw:style-name="gr4" draw:text-style-name="P4" draw:layer="layout" svg:width="0.105cm" svg:height="0.505cm" svg:x="15.633cm" svg:y="17.71cm" svg:viewBox="0 0 106 506" svg:d="M106 253c0-81-18-167-74-230-4-5-14-16-21-21-1-2-2-2-6-2-3 0-5 0-5 3 0 1 1 2 2 3 9 9 24 25 41 56 31 54 42 124 42 191 0 121-34 197-84 248-1 1-1 1-1 2 0 3 2 3 5 3 4 0 5 0 7-3 26-22 57-61 76-121 12-39 18-84 18-129z">
              <text:p/>
            </draw:path>
            <draw:path draw:style-name="gr4" draw:text-style-name="P4" draw:layer="layout" svg:width="0.185cm" svg:height="0.065cm" svg:x="9.912cm" svg:y="18.548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4" draw:text-style-name="P4" draw:layer="layout" svg:width="0.145cm" svg:height="0.177cm" svg:x="10.184cm" svg:y="18.527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0 37c3-8 10-16 16-20 9-9 17-11 22-11 11 0 18 10 18 27 0 16-9 49-14 59-10 20-23 29-34 29-18 0-22-23-22-25 0-1 0-1 1-5 4-18 9-36 13-54z">
              <text:p/>
            </draw:path>
            <draw:path draw:style-name="gr4" draw:text-style-name="P4" draw:layer="layout" svg:width="0.106cm" svg:height="0.505cm" svg:x="10.431cm" svg:y="18.328cm" svg:viewBox="0 0 107 506" svg:d="M94 502c1 1 3 2 4 4 2 0 4 0 6 0 1 0 3 0 3-3 0-1-1-1-1-2-10-11-25-26-43-57-30-54-41-123-41-191 0-125 35-198 84-248 1-1 1-1 1-2 0-3-1-3-5-3s-4 0-7 2c-26 24-57 63-76 122-12 37-19 82-19 129 0 66 13 141 57 207 7 11 12 15 17 22 4 4 8 8 9 11 4 3 8 6 11 9z">
              <text:p/>
            </draw:path>
            <draw:path draw:style-name="gr4" draw:text-style-name="P4" draw:layer="layout" svg:width="0.154cm" svg:height="0.183cm" svg:x="10.558cm" svg:y="18.524cm" svg:viewBox="0 0 155 184" svg:d="M154 22c1-6 1-6 1-7 0-6-5-13-13-13-15 0-18 14-20 21-3 10-5 20-8 30-3 13-8 35-12 46 0 7-9 13-10 14-3 1-10 6-19 6-17 0-17-13-17-20 0-17 8-39 16-59 3-8 4-10 4-14 0-16-17-26-32-26-30 0-44 38-44 44 0 4 5 4 7 4 3 0 5 0 7-4 8-31 24-34 28-34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4" draw:text-style-name="P4" draw:layer="layout" svg:width="0.09cm" svg:height="0.133cm" svg:x="10.735cm" svg:y="18.405cm" svg:viewBox="0 0 91 134" svg:d="M91 68c0-22-2-38-11-51-6-9-18-17-34-17-46 0-46 54-46 68s0 66 46 66c45 0 45-52 45-66zM46 129c-9 0-21-6-25-22-3-11-3-27-3-42s0-29 3-40c5-15 17-19 25-19 11 0 20 6 24 17s4 25 4 42c0 15 0 29-3 41-4 19-17 23-25 23z">
              <text:p/>
            </draw:path>
            <draw:path draw:style-name="gr4" draw:text-style-name="P4" draw:layer="layout" svg:width="0.033cm" svg:height="0.083cm" svg:x="10.875cm" svg:y="18.622cm" svg:viewBox="0 0 34 84" svg:d="M34 30c0-19-8-30-19-30-9 0-15 7-15 15 0 7 6 15 15 15 3 0 7-1 10-4 1 0 1 0 1 0 1 1 1 0 1 4 0 20-9 37-19 46-3 3-3 4-3 5 0 2 1 3 3 3s26-22 26-54z">
              <text:p/>
            </draw:path>
            <draw:path draw:style-name="gr4" draw:text-style-name="P4" draw:layer="layout" svg:width="0.029cm" svg:height="0.029cm" svg:x="11.001cm" svg:y="18.622cm" svg:viewBox="0 0 30 30" svg:d="M30 15c0-9-8-15-16-15s-14 7-14 15c0 9 6 15 14 15s16-7 16-15z">
              <text:p/>
            </draw:path>
            <draw:path draw:style-name="gr4" draw:text-style-name="P4" draw:layer="layout" svg:width="0.029cm" svg:height="0.029cm" svg:x="11.126cm" svg:y="18.622cm" svg:viewBox="0 0 30 30" svg:d="M30 15c0-9-7-15-16-15-8 0-14 7-14 15 0 9 6 15 14 15 9 0 16-7 16-15z">
              <text:p/>
            </draw:path>
            <draw:path draw:style-name="gr4" draw:text-style-name="P4" draw:layer="layout" svg:width="0.029cm" svg:height="0.029cm" svg:x="11.25cm" svg:y="18.622cm" svg:viewBox="0 0 30 30" svg:d="M30 15c0-9-6-15-15-15-8 0-15 7-15 15 0 9 7 15 15 15 9 0 15-7 15-15z">
              <text:p/>
            </draw:path>
            <draw:path draw:style-name="gr4" draw:text-style-name="P4" draw:layer="layout" svg:width="0.032cm" svg:height="0.083cm" svg:x="11.375cm" svg:y="18.622cm" svg:viewBox="0 0 33 84" svg:d="M33 30c0-19-7-30-18-30-9 0-15 7-15 15 0 7 6 15 15 15 3 0 7-1 10-4 1 0 1 0 1 0 1 1 1 0 1 4 0 20-10 37-19 46-3 3-3 4-3 5 0 2 1 3 2 3 3 0 26-22 26-54z">
              <text:p/>
            </draw:path>
            <draw:path draw:style-name="gr4" draw:text-style-name="P4" draw:layer="layout" svg:width="0.154cm" svg:height="0.183cm" svg:x="11.485cm" svg:y="18.524cm" svg:viewBox="0 0 155 184" svg:d="M154 22c1-6 1-6 1-7 0-6-5-13-13-13-15 0-18 14-20 21-3 10-5 20-8 30-3 13-8 35-12 46 0 7-9 13-10 14-3 1-10 6-19 6-17 0-17-13-17-20 0-17 9-39 16-59 3-8 4-10 4-14 0-16-16-26-32-26-30 0-44 38-44 44 0 4 5 4 7 4 3 0 6 0 7-4 9-31 24-34 28-34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4" draw:text-style-name="P4" draw:layer="layout" svg:width="0.091cm" svg:height="0.088cm" svg:x="11.662cm" svg:y="18.449cm" svg:viewBox="0 0 92 89" svg:d="M37 46c1 0 5-18 5-19s6-12 12-17c3-1 8-5 16-5 3 0 8 1 12 3-7 2-9 7-9 10 0 5 3 8 8 8 4 0 11-4 11-12 0-10-11-14-21-14s-19 4-28 14c-4-12-16-14-21-14-7 0-12 4-15 10-4 8-7 19-7 20 0 2 2 1 3 2 3 0 3 0 5-6 2-12 6-21 14-21 5 0 7 5 7 10 0 3-2 11-3 16-2 6-4 14-4 18-3 8-5 17-7 25-1 3-2 8-2 8 0 4 4 7 7 7 2 0 6-3 8-7 1 0 2-9 4-14 2-7 3-14 5-22z">
              <text:p/>
            </draw:path>
            <draw:path draw:style-name="gr4" draw:text-style-name="P4" draw:layer="layout" svg:width="0.133cm" svg:height="0.009cm" svg:x="11.784cm" svg:y="18.481cm" svg:viewBox="0 0 134 10" svg:d="M126 10c3 0 8 0 8-4 0-6-5-6-8-6-40 0-79 0-118 0-3 0-8 0-8 5s5 5 8 5c39 0 78 0 118 0z">
              <text:p/>
            </draw:path>
            <draw:path draw:style-name="gr4" draw:text-style-name="P4" draw:layer="layout" svg:width="0.071cm" svg:height="0.129cm" svg:x="11.96cm" svg:y="18.405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4" draw:text-style-name="P4" draw:layer="layout" svg:width="0.011cm" svg:height="0.179cm" svg:x="12.106cm" svg:y="18.323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79cm" svg:x="12.106cm" svg:y="18.491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8cm" svg:x="12.106cm" svg:y="18.659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158cm" svg:height="0.129cm" svg:x="12.169cm" svg:y="18.524cm" svg:viewBox="0 0 159 130" svg:d="M141 14c-11 4-15 13-15 20 0 6 4 13 13 13 10 0 20-9 20-22 0-15-14-25-32-25-16 0-26 12-29 18-8-12-24-18-40-18-35 0-54 35-54 44 0 4 4 4 6 4 4 0 6 0 8-4 8-25 28-34 39-34s16 5 16 15c0 5-4 21-7 30-3 13-6 26-9 39-4 17-15 25-24 25-1 0-8 0-14-4 11-2 15-12 15-19 0-6-4-13-13-13-11 0-21 8-21 22 0 15 15 25 33 25 16 0 26-12 29-17 8 11 24 17 40 17 35 0 54-35 54-44 0-4-4-4-7-4s-5 0-7 4c-8 25-28 33-40 33-10 0-15-5-15-13 0-7 3-21 6-32 2-7 9-33 10-38 4-17 14-26 24-26 1 0 7 0 14 4z">
              <text:p/>
            </draw:path>
            <draw:path draw:style-name="gr4" draw:text-style-name="P4" draw:layer="layout" svg:width="0.09cm" svg:height="0.133cm" svg:x="12.354cm" svg:y="18.405cm" svg:viewBox="0 0 91 134" svg:d="M91 68c0-22-3-38-12-51-5-9-18-17-33-17-46 0-46 54-46 68s0 66 46 66c45 0 45-52 45-66zM46 129c-10 0-22-6-26-22-2-11-2-27-2-42s0-29 3-40c4-15 17-19 25-19 10 0 20 6 24 17 3 11 3 25 3 42 0 15 0 29-3 41-4 19-17 23-24 23z">
              <text:p/>
            </draw:path>
            <draw:path draw:style-name="gr4" draw:text-style-name="P4" draw:layer="layout" svg:width="0.032cm" svg:height="0.083cm" svg:x="12.494cm" svg:y="18.622cm" svg:viewBox="0 0 33 84" svg:d="M33 30c0-19-7-30-19-30-8 0-14 7-14 15 0 7 6 15 14 15 4 0 8-1 11-4 1 0 0 0 1 0v4c0 20-9 37-19 46-3 3-3 4-3 5 0 2 2 3 3 3 3 0 26-22 26-54z">
              <text:p/>
            </draw:path>
            <draw:path draw:style-name="gr4" draw:text-style-name="P4" draw:layer="layout" svg:width="0.029cm" svg:height="0.029cm" svg:x="12.619cm" svg:y="18.622cm" svg:viewBox="0 0 30 30" svg:d="M30 15c0-9-7-15-16-15-8 0-14 7-14 15 0 9 6 15 14 15 9 0 16-7 16-15z">
              <text:p/>
            </draw:path>
            <draw:path draw:style-name="gr4" draw:text-style-name="P4" draw:layer="layout" svg:width="0.029cm" svg:height="0.029cm" svg:x="12.744cm" svg:y="18.622cm" svg:viewBox="0 0 30 30" svg:d="M30 15c0-9-6-15-15-15-8 0-15 7-15 15 0 9 7 15 15 15 9 0 15-7 15-15z">
              <text:p/>
            </draw:path>
            <draw:path draw:style-name="gr4" draw:text-style-name="P4" draw:layer="layout" svg:width="0.029cm" svg:height="0.029cm" svg:x="12.869cm" svg:y="18.622cm" svg:viewBox="0 0 30 30" svg:d="M30 15c0-9-7-15-15-15s-15 7-15 15c0 9 7 15 15 15s15-7 15-15z">
              <text:p/>
            </draw:path>
            <draw:path draw:style-name="gr4" draw:text-style-name="P4" draw:layer="layout" svg:width="0.033cm" svg:height="0.083cm" svg:x="12.994cm" svg:y="18.622cm" svg:viewBox="0 0 34 84" svg:d="M34 30c0-19-8-30-19-30-9 0-15 7-15 15 0 7 6 15 15 15 3 0 7-1 10-4 1 0 1 0 1 0 1 1 1 0 1 4 0 20-10 37-19 46-3 3-3 4-3 5 0 2 1 3 3 3s26-22 26-54z">
              <text:p/>
            </draw:path>
            <draw:path draw:style-name="gr4" draw:text-style-name="P4" draw:layer="layout" svg:width="0.158cm" svg:height="0.129cm" svg:x="13.106cm" svg:y="18.524cm" svg:viewBox="0 0 159 130" svg:d="M140 14c-10 4-15 13-15 20 0 6 5 13 13 13 11 0 21-9 21-22 0-15-15-25-32-25-16 0-26 12-30 18-7-12-23-18-39-18-36 0-55 35-55 44 0 4 5 4 7 4 4 0 5 0 7-4 8-25 28-34 40-34 10 0 15 5 15 15 0 5-4 21-6 30-4 13-7 26-10 39-4 17-14 25-24 25-1 0-7 0-13-4 10-2 15-12 15-19 0-6-4-13-14-13s-20 8-20 22c0 15 14 25 32 25 16 0 26-12 30-17 7 11 23 17 39 17 35 0 54-35 54-44 0-4-4-4-6-4-4 0-6 0-7 4-8 25-28 33-40 33-11 0-16-5-16-13 0-7 4-21 7-32 1-7 8-33 9-38 4-17 15-26 24-26 2 0 8 0 14 4z">
              <text:p/>
            </draw:path>
            <draw:path draw:style-name="gr4" draw:text-style-name="P4" draw:layer="layout" svg:width="0.09cm" svg:height="0.088cm" svg:x="13.29cm" svg:y="18.449cm" svg:viewBox="0 0 91 89" svg:d="M37 46c0 0 5-18 5-19s6-12 12-17c2-1 8-5 16-5 2 0 7 1 11 3-7 2-9 7-9 10 0 5 3 8 8 8s11-4 11-12c0-10-11-14-21-14s-19 4-28 14c-3-12-15-14-20-14-7 0-12 4-15 10-5 8-7 19-7 20 0 2 2 2 3 2 3 0 3 0 4-6 3-12 7-21 15-21 4 0 6 5 6 10 0 3-2 11-3 16-1 6-3 14-4 18-2 8-4 17-7 25 0 3-1 8-1 8 0 4 3 7 6 7s7-3 8-7c1 0 3-9 4-14 2-7 4-14 6-22z">
              <text:p/>
            </draw:path>
            <draw:path draw:style-name="gr4" draw:text-style-name="P4" draw:layer="layout" svg:width="0.132cm" svg:height="0.009cm" svg:x="13.412cm" svg:y="18.481cm" svg:viewBox="0 0 133 10" svg:d="M125 10c3 0 8 0 8-4 0-6-5-6-8-6-39 0-79 0-118 0-3 0-7 0-7 5s4 5 7 5c39 0 79 0 118 0z">
              <text:p/>
            </draw:path>
            <draw:path draw:style-name="gr4" draw:text-style-name="P4" draw:layer="layout" svg:width="0.071cm" svg:height="0.129cm" svg:x="13.587cm" svg:y="18.405cm" svg:viewBox="0 0 72 130" svg:d="M45 6c0-6 0-6-6-6-13 12-30 12-39 12 0 2 0 5 0 7 5 0 18 0 29-5 0 33 0 67 0 100 0 7 0 9-19 9-3 0-6 0-8 0 0 3 0 5 0 7 4 0 28 0 35 0 6 0 31 0 35 0 0-2 0-4 0-7-2 0-5 0-7 0-20 0-20-2-20-9 0-36 0-72 0-108z">
              <text:p/>
            </draw:path>
            <draw:path draw:style-name="gr4" draw:text-style-name="P4" draw:layer="layout" svg:width="0.032cm" svg:height="0.083cm" svg:x="13.717cm" svg:y="18.622cm" svg:viewBox="0 0 33 84" svg:d="M33 30c0-19-7-30-19-30-8 0-14 7-14 15 0 7 6 15 14 15 4 0 8-1 10-4 2 0 1 0 2 0v4c0 20-9 37-19 46-3 3-3 4-3 5 0 2 2 3 3 3 3 0 26-22 26-54z">
              <text:p/>
            </draw:path>
            <draw:path draw:style-name="gr4" draw:text-style-name="P4" draw:layer="layout" svg:width="0.093cm" svg:height="0.025cm" svg:x="13.909cm" svg:y="18.39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4" draw:text-style-name="P4" draw:layer="layout" svg:width="0.157cm" svg:height="0.197cm" svg:x="13.829cm" svg:y="18.456cm" svg:viewBox="0 0 158 198" svg:d="M156 10c2-4 1-3 2-4 0-4-4-6-7-6-1 0-1 0-1 1-13 0-25 1-37 1-4 0-9 0-9 8 0 6 5 6 7 6 3 0 8 0 12 0-5 21-10 42-15 62-4-4-14-10-29-10-49 0-79 45-79 83 0 35 26 47 50 47 20 0 34-12 39-16 10 16 29 16 32 16 10 0 18-6 25-16 6-12 10-27 10-28 0-4-4-4-6-4-4 0-5 0-6 1s-1 1-2 8c-6 23-12 28-20 28-3 0-6-1-6-10 0-4 0-8 2-12 12-52 25-103 38-155zM86 169c-8 9-22 18-35 18-17 0-19-15-19-21 0-15 10-49 14-60 9-20 23-28 34-28 17 0 23 13 23 16 0 2 0 3 0 4-6 24-12 47-17 71z">
              <text:p/>
            </draw:path>
            <draw:path draw:style-name="gr4" draw:text-style-name="P4" draw:layer="layout" svg:width="0.09cm" svg:height="0.133cm" svg:x="13.999cm" svg:y="18.405cm" svg:viewBox="0 0 91 134" svg:d="M91 68c0-22-2-38-12-51-5-9-18-17-33-17-46 0-46 54-46 68s0 66 46 66c45 0 45-52 45-66zM46 129c-10 0-22-6-26-22-2-11-2-27-2-42s0-29 3-40c4-15 17-19 25-19 10 0 20 6 24 17 3 11 3 25 3 42 0 15 0 29-3 41-4 19-16 23-24 23z">
              <text:p/>
            </draw:path>
            <draw:path draw:style-name="gr4" draw:text-style-name="P4" draw:layer="layout" svg:width="0.032cm" svg:height="0.083cm" svg:x="14.139cm" svg:y="18.622cm" svg:viewBox="0 0 33 84" svg:d="M33 30c0-19-7-30-19-30-8 0-14 7-14 15 0 7 6 15 14 15 4 0 8-1 11-4 1 0 0 0 1 0v4c0 20-9 37-19 46-3 3-3 4-3 5 0 2 2 3 3 3 3 0 26-22 26-54z">
              <text:p/>
            </draw:path>
            <draw:path draw:style-name="gr4" draw:text-style-name="P4" draw:layer="layout" svg:width="0.029cm" svg:height="0.029cm" svg:x="14.264cm" svg:y="18.622cm" svg:viewBox="0 0 30 30" svg:d="M30 15c0-9-6-15-15-15-8 0-15 7-15 15 0 9 7 15 15 15 9 0 15-7 15-15z">
              <text:p/>
            </draw:path>
            <draw:path draw:style-name="gr4" draw:text-style-name="P4" draw:layer="layout" svg:width="0.029cm" svg:height="0.029cm" svg:x="14.389cm" svg:y="18.622cm" svg:viewBox="0 0 30 30" svg:d="M30 15c0-9-7-15-15-15s-15 7-15 15c0 9 7 15 15 15s15-7 15-15z">
              <text:p/>
            </draw:path>
            <draw:path draw:style-name="gr4" draw:text-style-name="P4" draw:layer="layout" svg:width="0.029cm" svg:height="0.029cm" svg:x="14.513cm" svg:y="18.622cm" svg:viewBox="0 0 30 30" svg:d="M30 15c0-9-7-15-15-15s-15 7-15 15c0 9 7 15 15 15s15-7 15-15z">
              <text:p/>
            </draw:path>
            <draw:path draw:style-name="gr4" draw:text-style-name="P4" draw:layer="layout" svg:width="0.033cm" svg:height="0.083cm" svg:x="14.638cm" svg:y="18.622cm" svg:viewBox="0 0 34 84" svg:d="M34 30c0-19-8-30-19-30-9 0-15 7-15 15 0 7 6 15 15 15 3 0 7-1 10-4 1 0 1 0 1 0 1 1 1 0 1 4 0 20-9 37-19 46-3 3-3 4-3 5 0 2 1 3 3 3s26-22 26-54z">
              <text:p/>
            </draw:path>
            <draw:path draw:style-name="gr4" draw:text-style-name="P4" draw:layer="layout" svg:width="0.093cm" svg:height="0.025cm" svg:x="14.832cm" svg:y="18.39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4" draw:text-style-name="P4" draw:layer="layout" svg:width="0.157cm" svg:height="0.197cm" svg:x="14.752cm" svg:y="18.456cm" svg:viewBox="0 0 158 198" svg:d="M156 10c2-4 1-3 2-4 0-4-4-6-7-6-1 0-1 0-2 1-12 0-24 1-36 1-4 0-9 0-9 8 0 6 5 6 7 6 3 0 8 0 12 0-5 21-10 42-15 62-4-4-14-10-29-10-49 0-79 45-79 83 0 35 26 47 50 47 20 0 34-12 39-16 10 16 29 16 32 16 10 0 18-6 25-16 6-12 10-27 10-28 0-4-4-4-7-4s-4 0-6 1c0 1 0 1-1 8-6 23-12 28-20 28-3 0-6-1-6-10 0-4 0-8 2-12 12-52 25-103 38-155zM86 169c-8 9-22 18-36 18-16 0-18-15-18-21 0-15 10-49 14-60 8-20 23-28 34-28 17 0 23 13 23 16 0 2 0 3 0 4-6 24-12 47-17 71z">
              <text:p/>
            </draw:path>
            <draw:path draw:style-name="gr4" draw:text-style-name="P4" draw:layer="layout" svg:width="0.091cm" svg:height="0.088cm" svg:x="14.92cm" svg:y="18.449cm" svg:viewBox="0 0 92 89" svg:d="M38 46c0 0 4-18 4-19s7-12 12-17c3-1 8-5 16-5 3 0 8 1 12 3-7 2-9 7-9 10 0 5 3 8 8 8s11-4 11-12c0-10-11-14-21-14s-19 4-28 14c-4-12-16-14-20-14-8 0-13 4-16 10-4 8-7 19-7 20 0 2 2 1 3 2 3 0 3 0 5-6 3-12 6-21 14-21 5 0 7 5 7 10 0 3-2 11-3 16-2 6-4 14-4 18-3 8-5 17-7 25-1 3-2 8-2 8 0 4 4 7 7 7 2 0 6-3 8-7 1 0 2-9 4-14 2-7 4-14 6-22z">
              <text:p/>
            </draw:path>
            <draw:path draw:style-name="gr4" draw:text-style-name="P4" draw:layer="layout" svg:width="0.133cm" svg:height="0.009cm" svg:x="15.042cm" svg:y="18.481cm" svg:viewBox="0 0 134 10" svg:d="M126 10c3 0 8 0 8-4 0-6-5-6-8-6-40 0-79 0-118 0-3 0-8 0-8 5s5 5 8 5c39 0 78 0 118 0z">
              <text:p/>
            </draw:path>
            <draw:path draw:style-name="gr4" draw:text-style-name="P4" draw:layer="layout" svg:width="0.071cm" svg:height="0.129cm" svg:x="15.218cm" svg:y="18.405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4" draw:text-style-name="P4" draw:layer="layout" svg:width="0.032cm" svg:height="0.083cm" svg:x="15.347cm" svg:y="18.622cm" svg:viewBox="0 0 33 84" svg:d="M33 30c0-19-7-30-18-30-9 0-15 7-15 15 0 7 6 15 15 15 3 0 7-1 10-4 1 0 1 0 1 0 1 1 1 0 1 4 0 20-10 37-19 46-3 3-3 4-3 5 0 2 1 3 2 3 3 0 26-22 26-54z">
              <text:p/>
            </draw:path>
            <draw:path draw:style-name="gr4" draw:text-style-name="P4" draw:layer="layout" svg:width="0.13cm" svg:height="0.129cm" svg:x="15.461cm" svg:y="18.524cm" svg:viewBox="0 0 131 130" svg:d="M109 16c-15 5-15 18-15 19 0 4 2 13 13 13 12 0 21-10 21-22 0-15-15-26-40-26-56 0-88 44-88 81 0 25 16 49 60 49 7 0 26 0 43-7s28-18 28-21-5-8-7-8-2 1-4 4c-15 16-38 21-59 21-19 0-28-9-28-25 0-11 7-45 16-60 11-19 28-24 40-24 3 0 13 0 20 6z">
              <text:p/>
            </draw:path>
            <draw:path draw:style-name="gr4" draw:text-style-name="P4" draw:layer="layout" svg:width="0.032cm" svg:height="0.083cm" svg:x="15.617cm" svg:y="18.622cm" svg:viewBox="0 0 33 84" svg:d="M33 30c0-19-7-30-18-30-9 0-15 7-15 15 0 7 6 15 15 15 3 0 7-1 10-4 1 0 1 0 1 0 0 1 0 0 0 4 0 20-9 37-19 46-2 3-2 4-2 5 0 2 1 3 2 3 3 0 26-22 26-54z">
              <text:p/>
            </draw:path>
            <draw:path draw:style-name="gr4" draw:text-style-name="P4" draw:layer="layout" svg:width="0.224cm" svg:height="0.201cm" svg:x="15.733cm" svg:y="18.454cm" svg:viewBox="0 0 225 202" svg:d="M224 9c1-2 1-3 1-5 0-4-4-4-7-4-8 7-17 13-26 20-13-14-32-20-51-20-91 0-141 69-141 126 0 54 42 76 92 76 23 0 47-7 69-23 27-20 32-45 32-47 0-4-4-4-7-4-4 0-5 1-7 6-11 35-48 56-80 56-17 0-32-4-44-14-15-11-16-30-16-38s5-60 32-93c15-18 43-31 74-31 34 0 49 25 49 50 0 3-1 7-1 10 0 4 4 4 7 4 6 0 7 0 8-6 5-21 11-42 16-63z">
              <text:p/>
            </draw:path>
            <draw:path draw:style-name="gr4" draw:text-style-name="P4" draw:layer="layout" svg:width="0.106cm" svg:height="0.505cm" svg:x="15.976cm" svg:y="18.328cm" svg:viewBox="0 0 107 506" svg:d="M107 253c0-81-19-167-74-230-4-5-15-15-21-21-2-2-3-2-6-2-4 0-6 0-6 3 0 1 2 2 2 3 9 9 24 25 42 56 30 54 42 124 42 191 0 121-34 197-84 248-1 1-2 1-2 2 0 3 2 3 6 3 3 0 4 0 6-3 27-22 57-61 77-121 12-39 18-84 18-129z">
              <text:p/>
            </draw:path>
            <draw:path draw:style-name="gr4" draw:text-style-name="P4" draw:layer="layout" svg:width="0.134cm" svg:height="0.134cm" svg:x="16.223cm" svg:y="18.514cm" svg:viewBox="0 0 135 135" svg:d="M68 59c-19-18-38-37-57-55-3-4-4-4-5-4-4 0-6 2-6 6 0 1 0 2 3 5 19 19 38 38 56 56-18 19-37 38-56 57-3 3-3 4-3 6 0 3 2 5 6 5 1 0 2-1 5-4 19-18 38-37 56-56 20 20 39 39 59 59 0 0 2 1 4 1 4 0 5-2 5-5 0-1 0-2-1-4 0 0-44-44-58-59 17-17 34-34 51-51 2-2 6-6 7-7s1-2 1-3c0-4-1-6-5-6-2 0-4 1-7 4-18 18-37 37-55 55z">
              <text:p/>
            </draw:path>
            <draw:path draw:style-name="gr4" draw:text-style-name="P4" draw:layer="layout" svg:width="0.145cm" svg:height="0.177cm" svg:x="11.009cm" svg:y="19.146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4" draw:text-style-name="P4" draw:layer="layout" svg:width="0.105cm" svg:height="0.505cm" svg:x="11.257cm" svg:y="18.947cm" svg:viewBox="0 0 106 506" svg:d="M94 502c0 1 3 4 4 4s3 0 5 0 3 0 3-3c0-1 0-1 0-2-11-11-26-26-43-57-30-54-42-123-42-191 0-125 36-198 85-248 0-1 0-1 0-2 0-3-1-3-4-3-4 0-5 0-8 2-26 24-56 63-76 122-12 37-18 82-18 129 0 66 12 141 56 207 8 11 12 15 18 22 3 4 7 8 9 11 4 3 8 6 11 9z">
              <text:p/>
            </draw:path>
            <draw:path draw:style-name="gr4" draw:text-style-name="P4" draw:layer="layout" svg:width="0.093cm" svg:height="0.025cm" svg:x="11.466cm" svg:y="19.008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4" draw:text-style-name="P4" draw:layer="layout" svg:width="0.157cm" svg:height="0.197cm" svg:x="11.386cm" svg:y="19.075cm" svg:viewBox="0 0 158 198" svg:d="M156 10c2-4 1-3 2-4 0-4-4-6-7-6-1 0-1 0-2 1-12 0-24 1-36 1-4 0-9 1-9 8 0 6 5 6 7 6 3 0 8 0 12 0-5 21-10 42-15 62-4-4-14-10-29-10-49 0-79 45-79 83 0 35 26 47 50 47 20 0 34-12 39-16 10 16 29 16 32 16 10 0 18-6 25-16 6-12 10-27 10-28 0-4-4-4-7-4s-4 0-6 1c0 1 0 1-1 8-6 23-12 28-20 28-3 0-6-1-6-10 0-4 0-8 2-12 12-52 25-103 38-155zM86 170c-8 8-22 17-36 17-16 0-18-15-18-21 0-15 10-49 14-60 8-20 23-28 34-28 17 0 23 14 23 16s0 3 0 4c-6 24-12 48-17 72z">
              <text:p/>
            </draw:path>
            <draw:path draw:style-name="gr4" draw:text-style-name="P4" draw:layer="layout" svg:width="0.091cm" svg:height="0.133cm" svg:x="11.555cm" svg:y="19.023cm" svg:viewBox="0 0 92 134" svg:d="M92 68c0-22-3-38-12-51-6-9-18-17-34-17-46 0-46 54-46 68s0 66 46 66 46-52 46-66zM46 129c-9 0-21-5-25-22-3-11-3-27-3-42 0-14 0-29 4-40 4-15 16-19 24-19 11 0 21 6 24 17 4 11 4 25 4 42 0 15 0 29-3 41-4 19-17 23-25 23z">
              <text:p/>
            </draw:path>
            <draw:path draw:style-name="gr4" draw:text-style-name="P4" draw:layer="layout" svg:width="0.032cm" svg:height="0.083cm" svg:x="11.696cm" svg:y="19.24cm" svg:viewBox="0 0 33 84" svg:d="M33 30c0-19-7-30-19-30-8 0-14 7-14 15 0 7 6 15 14 15 4 0 8-1 10-4 2 0 1 0 2 0v4c0 20-9 37-19 47-3 2-3 3-3 4 0 2 2 3 3 3 3 0 26-22 26-54z">
              <text:p/>
            </draw:path>
            <draw:path draw:style-name="gr4" draw:text-style-name="P4" draw:layer="layout" svg:width="0.029cm" svg:height="0.029cm" svg:x="11.821cm" svg:y="19.24cm" svg:viewBox="0 0 30 30" svg:d="M30 15c0-9-7-15-16-15-8 0-14 7-14 15 0 9 6 15 14 15 9 0 16-7 16-15z">
              <text:p/>
            </draw:path>
            <draw:path draw:style-name="gr4" draw:text-style-name="P4" draw:layer="layout" svg:width="0.029cm" svg:height="0.029cm" svg:x="11.946cm" svg:y="19.24cm" svg:viewBox="0 0 30 30" svg:d="M30 15c0-9-6-15-15-15-8 0-15 7-15 15 0 9 7 15 15 15 9 0 15-7 15-15z">
              <text:p/>
            </draw:path>
            <draw:path draw:style-name="gr4" draw:text-style-name="P4" draw:layer="layout" svg:width="0.029cm" svg:height="0.029cm" svg:x="12.07cm" svg:y="19.24cm" svg:viewBox="0 0 30 30" svg:d="M30 15c0-9-7-15-15-15s-15 7-15 15c0 9 7 15 15 15s15-7 15-15z">
              <text:p/>
            </draw:path>
            <draw:path draw:style-name="gr4" draw:text-style-name="P4" draw:layer="layout" svg:width="0.032cm" svg:height="0.083cm" svg:x="12.195cm" svg:y="19.24cm" svg:viewBox="0 0 33 84" svg:d="M33 30c0-19-7-30-18-30-9 0-15 7-15 15 0 7 6 15 15 15 3 0 7-1 10-4 1 0 1 0 1 0 1 1 1 0 1 4 0 20-10 38-19 47-3 3-3 3-3 4 0 2 1 3 2 3 3 0 26-22 26-54z">
              <text:p/>
            </draw:path>
            <draw:path draw:style-name="gr4" draw:text-style-name="P4" draw:layer="layout" svg:width="0.093cm" svg:height="0.025cm" svg:x="12.389cm" svg:y="19.008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4" draw:text-style-name="P4" draw:layer="layout" svg:width="0.157cm" svg:height="0.197cm" svg:x="12.309cm" svg:y="19.075cm" svg:viewBox="0 0 158 198" svg:d="M156 10c2-4 1-3 2-4 0-4-4-6-7-6-1 0-1 0-2 1-12 0-24 1-36 1-4 0-9 1-9 8 0 6 5 6 7 6 3 0 8 0 12 0-5 21-10 42-15 62-5-4-14-10-29-10-49 0-79 45-79 83 0 35 26 47 50 47 20 0 34-12 38-16 11 16 30 16 33 16 10 0 18-6 24-16 7-12 11-27 11-28 0-4-4-4-7-4s-5-1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4" draw:text-style-name="P4" draw:layer="layout" svg:width="0.091cm" svg:height="0.088cm" svg:x="12.477cm" svg:y="19.067cm" svg:viewBox="0 0 92 89" svg:d="M37 46c1 0 5-18 5-19s6-12 12-17c3-1 8-4 16-4 3 0 8 0 12 2-7 2-9 7-9 11s3 7 8 7c4 0 11-4 11-12 0-10-11-14-22-14-9 0-18 4-27 14-4-12-16-14-21-14-7 0-12 4-15 10-4 8-7 19-7 20 0 2 2 1 3 2 3 0 3 0 5-6 2-12 6-20 14-20 5 0 7 4 7 9 0 3-2 11-3 16-2 6-4 14-5 18-2 8-4 17-6 25-1 3-2 8-2 8 0 4 4 7 7 7 2 0 6-3 8-7 1 0 2-9 4-14 2-7 3-14 5-22z">
              <text:p/>
            </draw:path>
            <draw:path draw:style-name="gr4" draw:text-style-name="P4" draw:layer="layout" svg:width="0.133cm" svg:height="0.009cm" svg:x="12.599cm" svg:y="19.099cm" svg:viewBox="0 0 134 10" svg:d="M126 10c3 0 8 0 8-4 0-6-5-6-8-6-40 0-79 0-118 0-3 0-8 0-8 5s5 5 8 5c39 0 78 0 118 0z">
              <text:p/>
            </draw:path>
            <draw:path draw:style-name="gr4" draw:text-style-name="P4" draw:layer="layout" svg:width="0.071cm" svg:height="0.129cm" svg:x="12.775cm" svg:y="19.023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4" draw:text-style-name="P4" draw:layer="layout" svg:width="0.105cm" svg:height="0.505cm" svg:x="12.89cm" svg:y="18.947cm" svg:viewBox="0 0 106 506" svg:d="M106 253c0-81-18-167-74-230-4-5-14-15-21-21-1-2-2-2-6-2-3 0-5 0-5 3 0 1 1 2 2 3 9 9 24 25 41 56 31 54 42 124 42 191 0 122-34 197-84 248-1 1-1 1-1 2 0 3 2 3 5 3 4 0 5 0 7-3 26-22 57-61 76-121 12-38 18-84 18-129z">
              <text:p/>
            </draw:path>
            <draw:path draw:style-name="gr4" draw:text-style-name="P4" draw:layer="layout" svg:width="0.146cm" svg:height="0.177cm" svg:x="13.086cm" svg:y="19.146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20 10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4" draw:text-style-name="P4" draw:layer="layout" svg:width="0.073cm" svg:height="0.336cm" svg:x="13.326cm" svg:y="19.031cm" svg:viewBox="0 0 74 337" svg:d="M74 334c0-1-1-2-1-3-14-13-33-37-44-82-7-26-10-55-10-81 0-74 19-126 52-162 3-3 3-3 3-4 0-2-3-2-4-2-4 0-20 17-23 21-29 33-47 85-47 147 0 40 7 97 44 144 3 3 21 25 26 25 1 0 4 0 4-3z">
              <text:p/>
            </draw:path>
            <draw:path draw:style-name="gr4" draw:text-style-name="P4" draw:layer="layout" svg:width="0.158cm" svg:height="0.129cm" svg:x="13.422cm" svg:y="19.143cm" svg:viewBox="0 0 159 130" svg:d="M140 14c-10 4-15 13-15 20 0 6 5 13 14 13 10 0 20-8 20-22 0-15-14-25-32-25-16 0-26 12-30 18-7-12-23-18-39-18-35 0-54 35-54 44 0 4 4 4 6 4 4 0 6 0 7-3 8-26 29-35 40-35s16 5 16 15c0 5-4 21-7 30-3 13-6 26-9 39-4 17-15 25-24 25-2 0-8 0-14-4 11-2 15-12 15-19 0-6-4-13-13-13-11 0-21 8-21 22 0 15 15 25 32 25 16 0 26-12 30-17 8 11 23 17 39 17 36 0 55-35 55-44 0-4-5-4-7-4-3 0-6 0-7 4-8 25-28 33-40 33-10 0-16-5-16-13 0-7 4-21 7-32 2-7 9-33 9-38 5-17 15-26 24-26 2 0 8 0 14 4z">
              <text:p/>
            </draw:path>
            <draw:path draw:style-name="gr4" draw:text-style-name="P4" draw:layer="layout" svg:width="0.09cm" svg:height="0.133cm" svg:x="13.607cm" svg:y="19.023cm" svg:viewBox="0 0 91 134" svg:d="M91 68c0-22-2-38-11-51-6-9-18-17-34-17-46 0-46 54-46 68s0 66 46 66c45 0 45-52 45-66zM46 129c-9 0-21-5-25-22-3-11-3-27-3-42 0-14 0-29 3-40 5-15 17-19 25-19 11 0 20 6 24 17s4 25 4 42c0 15 0 29-3 41-4 19-17 23-25 23z">
              <text:p/>
            </draw:path>
            <draw:path draw:style-name="gr4" draw:text-style-name="P4" draw:layer="layout" svg:width="0.032cm" svg:height="0.083cm" svg:x="13.747cm" svg:y="19.24cm" svg:viewBox="0 0 33 84" svg:d="M33 30c0-19-7-30-18-30-9 0-15 7-15 15 0 7 6 15 15 15 3 0 7-1 10-4 1 0 1 0 1 0 1 1 1 0 1 4 0 20-10 38-19 47-3 3-3 3-3 4 0 2 1 3 2 3 3 0 26-22 26-54z">
              <text:p/>
            </draw:path>
            <draw:path draw:style-name="gr4" draw:text-style-name="P4" draw:layer="layout" svg:width="0.029cm" svg:height="0.029cm" svg:x="13.873cm" svg:y="19.24cm" svg:viewBox="0 0 30 30" svg:d="M30 15c0-9-8-15-16-15s-14 7-14 15c0 9 6 15 14 15s16-7 16-15z">
              <text:p/>
            </draw:path>
            <draw:path draw:style-name="gr4" draw:text-style-name="P4" draw:layer="layout" svg:width="0.029cm" svg:height="0.029cm" svg:x="13.997cm" svg:y="19.24cm" svg:viewBox="0 0 30 30" svg:d="M30 15c0-9-7-15-16-15-8 0-14 7-14 15 0 9 6 15 14 15 9 0 16-7 16-15z">
              <text:p/>
            </draw:path>
            <draw:path draw:style-name="gr4" draw:text-style-name="P4" draw:layer="layout" svg:width="0.029cm" svg:height="0.029cm" svg:x="14.122cm" svg:y="19.24cm" svg:viewBox="0 0 30 30" svg:d="M30 15c0-9-6-15-15-15-8 0-15 7-15 15 0 9 7 15 15 15 9 0 15-7 15-15z">
              <text:p/>
            </draw:path>
            <draw:path draw:style-name="gr4" draw:text-style-name="P4" draw:layer="layout" svg:width="0.032cm" svg:height="0.083cm" svg:x="14.247cm" svg:y="19.24cm" svg:viewBox="0 0 33 84" svg:d="M33 30c0-19-7-30-18-30-9 0-15 7-15 15 0 7 6 15 15 15 3 0 7-1 10-4 1 0 1 0 1 0 1 1 1 0 1 4 0 20-10 37-19 47-3 2-3 3-3 4 0 2 1 3 2 3 3 0 26-22 26-54z">
              <text:p/>
            </draw:path>
            <draw:path draw:style-name="gr4" draw:text-style-name="P4" draw:layer="layout" svg:width="0.158cm" svg:height="0.129cm" svg:x="14.358cm" svg:y="19.143cm" svg:viewBox="0 0 159 130" svg:d="M140 14c-10 4-15 13-15 20 0 6 5 13 14 13 10 0 20-8 20-22 0-15-14-25-32-25-16 0-26 12-29 18-8-12-24-18-40-18-35 0-54 35-54 44 0 4 4 4 6 4 4 0 6 0 8-3 8-26 28-35 39-35s16 5 16 15c0 5-4 21-7 30-3 13-6 26-9 39-4 17-15 25-24 25-2 0-8 0-14-4 11-2 15-12 15-19 0-6-4-13-13-13-11 0-21 8-21 22 0 15 15 25 33 25 16 0 26-12 29-17 8 11 24 17 40 17 35 0 54-35 54-44 0-4-4-4-7-4s-5 0-7 4c-8 25-28 33-40 33-10 0-15-5-15-13 0-7 3-21 6-32 2-7 9-33 10-38 4-17 14-26 24-26 1 0 7 0 13 4z">
              <text:p/>
            </draw:path>
            <draw:path draw:style-name="gr4" draw:text-style-name="P4" draw:layer="layout" svg:width="0.091cm" svg:height="0.088cm" svg:x="14.542cm" svg:y="19.067cm" svg:viewBox="0 0 92 89" svg:d="M38 46c0 0 4-18 4-19s7-12 12-17c3-1 8-4 16-4 3 0 8 0 12 2-7 2-9 7-9 11s3 7 8 7 11-4 11-12c0-10-11-14-21-14s-19 4-28 14c-4-12-16-14-20-14-8 0-13 4-16 10-4 8-7 19-7 20 0 2 2 1 3 2 3 0 3 0 5-6 3-12 6-20 14-20 5 0 7 4 7 9 0 3-2 11-3 16-2 6-4 14-4 18-3 8-5 17-7 25-1 3-2 8-2 8 0 4 4 7 7 7 2 0 6-3 8-7 1 0 2-9 4-14 2-7 4-14 6-22z">
              <text:p/>
            </draw:path>
            <draw:path draw:style-name="gr4" draw:text-style-name="P4" draw:layer="layout" svg:width="0.133cm" svg:height="0.009cm" svg:x="14.665cm" svg:y="19.099cm" svg:viewBox="0 0 134 10" svg:d="M126 10c3 0 8 0 8-4 0-6-5-6-8-6-40 0-79 0-118 0-3 0-8 0-8 5s5 5 8 5c39 0 78 0 118 0z">
              <text:p/>
            </draw:path>
            <draw:path draw:style-name="gr4" draw:text-style-name="P4" draw:layer="layout" svg:width="0.071cm" svg:height="0.129cm" svg:x="14.841cm" svg:y="19.023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4" draw:text-style-name="P4" draw:layer="layout" svg:width="0.011cm" svg:height="0.18cm" svg:x="14.986cm" svg:y="19.025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8cm" svg:x="14.986cm" svg:y="19.194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13cm" svg:height="0.129cm" svg:x="15.052cm" svg:y="19.143cm" svg:viewBox="0 0 131 130" svg:d="M109 16c-15 5-15 18-15 19 0 4 2 13 13 13 12 0 21-10 21-22 0-15-15-26-40-26-56 0-88 44-88 81 0 25 16 49 60 49 7 0 26 0 43-7 17-6 28-18 28-21s-5-8-7-8-2 1-4 4c-15 16-38 21-59 21-19 0-28-9-28-25 0-11 7-44 15-60 12-19 29-24 41-24 3 0 13 0 20 6z">
              <text:p/>
            </draw:path>
            <draw:path draw:style-name="gr4" draw:text-style-name="P4" draw:layer="layout" svg:width="0.032cm" svg:height="0.083cm" svg:x="15.208cm" svg:y="19.24cm" svg:viewBox="0 0 33 84" svg:d="M33 30c0-19-7-30-19-30-8 0-14 7-14 15 0 7 6 15 14 15 4 0 8-1 11-4 1 0 1 0 1 0 0 1 0 0 0 4 0 20-9 38-19 47-3 3-3 3-3 4 0 2 2 3 3 3 3 0 26-22 26-54z">
              <text:p/>
            </draw:path>
            <draw:path draw:style-name="gr4" draw:text-style-name="P4" draw:layer="layout" svg:width="0.224cm" svg:height="0.201cm" svg:x="15.324cm" svg:y="19.072cm" svg:viewBox="0 0 225 202" svg:d="M224 9c1-2 1-3 1-5 0-4-4-4-7-4-8 7-17 13-26 20-13-14-32-20-51-20-91 0-141 69-141 126 0 54 42 76 92 76 23 0 47-7 69-23 27-20 32-45 32-47 0-4-4-4-7-4-5 0-5 1-7 6-11 35-48 56-80 56-17 0-32-4-44-13-15-12-16-31-16-39s5-60 32-93c15-18 43-31 74-31 34 0 49 25 49 50 0 3-1 7-1 10 0 4 3 4 7 4 6 0 6 0 8-6 5-21 11-42 16-63z">
              <text:p/>
            </draw:path>
            <draw:path draw:style-name="gr4" draw:text-style-name="P4" draw:layer="layout" svg:width="0.073cm" svg:height="0.336cm" svg:x="15.57cm" svg:y="19.031cm" svg:viewBox="0 0 74 337" svg:d="M74 168c0-40-8-96-44-144-4-3-22-24-27-24-1 0-3 0-3 2 0 1 1 3 2 4 13 14 32 36 43 81 6 26 9 55 9 81 0 29-3 57-10 85-10 39-27 61-42 77-2 3-1 2-2 4 0 2 2 3 3 3 4 0 20-18 23-22 29-33 48-84 48-147z">
              <text:p/>
            </draw:path>
            <draw:path draw:style-name="gr4" draw:text-style-name="P4" draw:layer="layout" svg:width="0.145cm" svg:height="0.177cm" svg:x="15.725cm" svg:y="19.146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4" draw:text-style-name="P4" draw:layer="layout" svg:width="0.065cm" svg:height="0.28cm" svg:x="15.949cm" svg:y="19.059cm" svg:viewBox="0 0 66 281" svg:d="M66 278c0-1 0-1-5-6-35-35-44-89-44-132 0-49 10-98 45-133 4-3 4-4 4-5s-2-2-4-2-28 19-44 54c-14 32-18 63-18 86 0 22 3 56 18 88 18 34 42 53 44 53s4-1 4-3z">
              <text:p/>
            </draw:path>
            <draw:path draw:style-name="gr4" draw:text-style-name="P4" draw:layer="layout" svg:width="0.13cm" svg:height="0.129cm" svg:x="16.044cm" svg:y="19.143cm" svg:viewBox="0 0 131 130" svg:d="M109 16c-15 5-15 18-15 19 0 4 2 13 13 13 12 0 21-10 21-22 0-15-15-26-40-26-56 0-88 44-88 81 0 25 16 49 60 49 7 0 26 0 43-7 17-6 28-18 28-21s-5-8-7-8-2 1-4 4c-15 16-38 21-59 21-19 0-28-9-28-25 0-11 7-44 15-60 11-19 29-24 41-24 3 0 12 0 20 6z">
              <text:p/>
            </draw:path>
            <draw:path draw:style-name="gr4" draw:text-style-name="P4" draw:layer="layout" svg:width="0.032cm" svg:height="0.083cm" svg:x="16.2cm" svg:y="19.24cm" svg:viewBox="0 0 33 84" svg:d="M33 30c0-19-7-30-19-30-8 0-14 7-14 15 0 7 6 15 14 15 4 0 8-1 11-4 1 0 1 0 1 0 0 1 0 0 0 4 0 20-9 37-19 47-3 2-3 3-3 4 0 2 2 3 3 3 3 0 26-22 26-54z">
              <text:p/>
            </draw:path>
            <draw:path draw:style-name="gr4" draw:text-style-name="P4" draw:layer="layout" svg:width="0.224cm" svg:height="0.201cm" svg:x="16.316cm" svg:y="19.072cm" svg:viewBox="0 0 225 202" svg:d="M224 9c1-2 1-3 1-5 0-4-4-4-7-4-9 7-17 13-26 20-13-14-32-20-52-20-90 0-140 69-140 126 0 54 42 76 92 76 23 0 47-7 69-23 27-20 32-45 32-47 0-4-4-4-7-4-5 0-5 1-7 6-11 35-48 56-80 56-17 0-32-4-44-13-15-12-16-31-16-39s5-60 32-93c15-18 43-31 74-31 34 0 49 25 49 50 0 3-1 7-1 10 0 4 3 4 7 4 6 0 6 0 8-6 5-21 11-42 16-63z">
              <text:p/>
            </draw:path>
            <draw:path draw:style-name="gr4" draw:text-style-name="P4" draw:layer="layout" svg:width="0.065cm" svg:height="0.28cm" svg:x="16.565cm" svg:y="19.059cm" svg:viewBox="0 0 66 281" svg:d="M66 140c0-22-4-56-19-87-17-35-41-53-44-53-1 0-3 1-3 2s0 2 6 7c28 28 44 73 44 131 0 48-11 98-46 134-4 3-4 3-4 4 0 2 2 3 3 3 3 0 28-19 45-55 14-31 18-62 18-86z">
              <text:p/>
            </draw:path>
            <draw:path draw:style-name="gr4" draw:text-style-name="P4" draw:layer="layout" svg:width="0.185cm" svg:height="0.065cm" svg:x="9.912cm" svg:y="19.968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4" draw:text-style-name="P4" draw:layer="layout" svg:width="0.145cm" svg:height="0.177cm" svg:x="10.184cm" svg:y="19.947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4" draw:text-style-name="P4" draw:layer="layout" svg:width="0.065cm" svg:height="0.28cm" svg:x="10.409cm" svg:y="19.861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4" draw:text-style-name="P4" draw:layer="layout" svg:width="0.129cm" svg:height="0.129cm" svg:x="10.503cm" svg:y="19.944cm" svg:viewBox="0 0 130 130" svg:d="M108 16c-14 5-15 18-15 19 0 4 3 13 14 13 12 0 20-10 20-22 0-15-14-26-39-26-57 0-88 44-88 81 0 25 16 49 60 49 7 0 26 0 43-8 16-6 27-17 27-20s-4-8-6-8-2 1-5 3c-15 16-37 22-59 22-18 0-28-9-28-25 0-11 8-45 16-60 11-19 29-24 40-24 4 0 13 0 20 6z">
              <text:p/>
            </draw:path>
            <draw:path draw:style-name="gr4" draw:text-style-name="P4" draw:layer="layout" svg:width="0.065cm" svg:height="0.28cm" svg:x="10.651cm" svg:y="19.861cm" svg:viewBox="0 0 66 281" svg:d="M66 140c0-22-4-56-19-87-17-35-41-53-44-53-1 0-3 1-3 2s0 2 6 7c27 28 43 73 43 131 0 48-11 98-45 133-4 4-4 4-4 5 0 2 2 3 3 3 3 0 28-19 45-55 14-31 18-62 18-86z">
              <text:p/>
            </draw:path>
            <draw:path draw:style-name="gr4" draw:text-style-name="P4" draw:layer="layout" svg:width="0.146cm" svg:height="0.177cm" svg:x="10.782cm" svg:y="19.947cm" svg:viewBox="0 0 147 178" svg:d="M22 158c-2 10-3 12-16 12-3 0-6 0-6 5 0 3 2 3 4 3 7 0 16 0 23 0 10 0 19 0 28 0 2 0 6 0 6-5 0-3-3-3-7-3-14 0-14-2-14-4 0-4 11-50 14-57 3 9 11 18 25 18 33 0 68-41 68-82 0-27-16-45-37-45-15 0-28 10-37 21-3-15-15-21-26-21-13 0-17 10-21 16-4 10-8 26-8 27 0 3 3 3 4 3 2 0 3 0 4-7 5-20 11-33 20-33 5 0 9 2 9 13 0 7-1 10-1 15-11 41-22 83-32 124zM71 36c3-7 10-15 15-19 10-9 18-11 23-11 11 0 17 10 17 27 0 16-8 49-13 59-10 20-23 29-34 29-18 0-22-23-22-25 0-1 0-1 1-5 4-18 9-37 13-55z">
              <text:p/>
            </draw:path>
            <draw:path draw:style-name="gr4" draw:text-style-name="P4" draw:layer="layout" svg:width="0.064cm" svg:height="0.28cm" svg:x="11.007cm" svg:y="19.861cm" svg:viewBox="0 0 65 281" svg:d="M65 278c0-1 0-1-5-6-35-36-44-89-44-132 0-49 10-98 46-133 3-3 3-4 3-5s-1-2-3-2c-3 0-28 18-44 54-15 32-18 63-18 86 0 22 3 56 18 88 17 34 41 53 44 53 2 0 3-1 3-3z">
              <text:p/>
            </draw:path>
            <draw:path draw:style-name="gr4" draw:text-style-name="P4" draw:layer="layout" svg:width="0.224cm" svg:height="0.201cm" svg:x="11.104cm" svg:y="19.874cm" svg:viewBox="0 0 225 202" svg:d="M224 9c0-2 1-3 1-5 0-4-4-4-7-4-9 7-17 13-26 20-14-14-32-20-52-20-90 0-140 69-140 126 0 54 42 76 92 76 23 0 47-7 69-23 27-20 32-45 32-47 0-4-4-4-7-4-5 0-5 1-7 6-11 35-48 56-80 56-17 0-32-4-44-14-15-11-16-30-16-38s4-60 32-93c15-19 43-31 74-31 34 0 49 25 49 50 0 3-1 7-1 10 0 4 3 4 7 4 6 0 6 0 8-6 5-21 11-42 16-63z">
              <text:p/>
            </draw:path>
            <draw:path draw:style-name="gr4" draw:text-style-name="P4" draw:layer="layout" svg:width="0.065cm" svg:height="0.28cm" svg:x="11.354cm" svg:y="19.861cm" svg:viewBox="0 0 66 281" svg:d="M66 140c0-22-4-56-19-87-17-35-41-53-44-53-1 0-3 1-3 2s0 2 6 7c27 28 43 73 43 131 0 48-11 98-45 133-4 4-4 4-4 5 0 2 2 3 3 3 3 0 28-19 45-55 14-31 18-62 18-86z">
              <text:p/>
            </draw:path>
            <draw:path draw:style-name="gr4" draw:text-style-name="P4" draw:layer="layout" svg:width="0.09cm" svg:height="0.088cm" svg:x="11.503cm" svg:y="19.633cm" svg:viewBox="0 0 91 89" svg:d="M37 47c1-1 5-18 5-20 0-1 6-11 12-16 3-1 8-5 16-5 3 0 8 0 12 3-7 1-9 7-9 10 0 5 3 7 8 7 4 0 10-3 10-12s-10-14-21-14c-9 0-19 5-27 14-4-12-16-14-21-14-7 0-12 5-15 10-5 8-7 20-7 20 0 3 2 3 3 3 3 0 3-1 5-6 2-12 6-21 14-21 5 0 7 4 7 9 0 4-2 12-3 17-2 5-4 13-5 18-2 8-4 16-7 24 0 4-1 6-1 8 0 5 3 7 6 7s7-2 9-6c0-1 2-9 4-14 2-7 3-15 5-22z">
              <text:p/>
            </draw:path>
            <draw:path draw:style-name="gr4" draw:text-style-name="P4" draw:layer="layout" svg:width="0.132cm" svg:height="0.009cm" svg:x="11.626cm" svg:y="19.666cm" svg:viewBox="0 0 133 10" svg:d="M126 10c2 0 7 0 7-5s-4-5-7-5c-40 0-79 0-118 0-3 0-8 0-8 5s5 5 8 5c39 0 78 0 118 0z">
              <text:p/>
            </draw:path>
            <draw:path draw:style-name="gr4" draw:text-style-name="P4" draw:layer="layout" svg:width="0.071cm" svg:height="0.129cm" svg:x="11.802cm" svg:y="19.59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4" draw:text-style-name="P4" draw:layer="layout" svg:width="0.326cm" svg:height="0.393cm" svg:x="11.53cm" svg:y="19.804cm" svg:viewBox="0 0 327 394" svg:d="M327 394c0-6 0-11 0-16-37 0-46-12-46-30 0-101 0-201 0-302 0-18 9-31 46-31 0-5 0-10 0-15-109 0-218 0-327 0 0 5 0 10 0 15 37 0 46 13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4" draw:text-style-name="P4" draw:layer="layout" svg:width="0.085cm" svg:height="0.169cm" svg:x="11.498cm" svg:y="20.273cm" svg:viewBox="0 0 86 170" svg:d="M86 7c0-3-2-7-8-7-5 0-10 5-10 10 0 4 2 8 7 8 6 0 11-5 11-11zM45 140c-3 14-14 25-26 25-2 0-5-1-7-2 6-1 7-6 7-9 0-5-4-8-8-8-5 0-11 5-11 12 0 8 8 12 20 12s34-7 41-31c6-23 12-47 17-70 1-3 1-4 1-7 0-11-9-19-21-19-22 0-34 27-34 31 0 2 2 2 3 2 3 0 3-1 4-3 5-12 15-24 27-24 4 0 6 3 6 9 0 3 0 5 0 6-6 25-13 51-19 76z">
              <text:p/>
            </draw:path>
            <draw:path draw:style-name="gr4" draw:text-style-name="P4" draw:layer="layout" svg:width="0.144cm" svg:height="0.052cm" svg:x="11.617cm" svg:y="20.327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4" draw:text-style-name="P4" draw:layer="layout" svg:width="0.09cm" svg:height="0.134cm" svg:x="11.786cm" svg:y="20.272cm" svg:viewBox="0 0 91 135" svg:d="M91 68c0-22-2-37-11-51-6-9-18-17-34-17-46 0-46 54-46 68s0 67 46 67c45 0 45-53 45-67zM46 130c-9 0-21-6-25-22-3-12-3-28-3-42 0-15 0-30 3-40 4-16 17-20 25-20 11 0 20 6 24 18 4 10 4 25 4 42 0 14 0 28-3 41-4 18-17 23-25 23z">
              <text:p/>
            </draw:path>
            <draw:path draw:style-name="gr4" draw:text-style-name="P4" draw:layer="layout" svg:width="0.145cm" svg:height="0.177cm" svg:x="11.93cm" svg:y="19.947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4" draw:text-style-name="P4" draw:layer="layout" svg:width="0.106cm" svg:height="0.505cm" svg:x="12.178cm" svg:y="19.748cm" svg:viewBox="0 0 107 506" svg:d="M94 502c1 1 3 2 4 4 2 0 4 0 6 0 1 0 3 0 3-3 0-1-1-2-1-3-10-10-25-26-43-56-30-54-41-123-41-191 0-125 35-199 84-248 1-1 1-2 1-3 0-2-1-2-5-2s-4 0-7 2c-26 24-57 62-76 122-12 37-19 82-19 129 0 66 13 141 57 207 7 11 12 15 17 22 4 4 8 8 10 11 3 3 7 6 10 9z">
              <text:p/>
            </draw:path>
            <draw:path draw:style-name="gr4" draw:text-style-name="P4" draw:layer="layout" svg:width="0.154cm" svg:height="0.183cm" svg:x="12.304cm" svg:y="19.944cm" svg:viewBox="0 0 155 184" svg:d="M154 22c1-6 1-6 1-7 0-6-5-13-13-13-15 0-18 14-20 21-3 10-5 20-8 30-3 13-8 35-12 46 0 7-9 13-10 14-3 1-10 6-19 6-17 0-17-13-17-20 0-17 8-39 16-60 3-7 4-9 4-13 0-17-16-26-32-26-30 0-44 38-44 44 0 4 5 4 7 4 3 0 5 0 7-4 8-31 24-34 28-34 3 0 5 0 5 6s-3 14-5 18c-11 28-16 44-16 59 0 32 28 37 44 37 8 0 17-2 28-9-8 35-30 53-49 53-3 0-11 0-17-4 9-4 14-12 14-19 0-10-9-13-15-13-10 0-20 9-20 21 0 15 15 25 38 25 33 0 69-22 78-57s18-70 27-105z">
              <text:p/>
            </draw:path>
            <draw:path draw:style-name="gr4" draw:text-style-name="P4" draw:layer="layout" svg:width="0.085cm" svg:height="0.169cm" svg:x="12.472cm" svg:y="19.825cm" svg:viewBox="0 0 86 170" svg:d="M86 7c0-3-3-7-8-7s-11 6-11 10 3 8 8 8 11-5 11-11zM44 140c-3 14-14 25-25 25-3 0-5 0-7-1 5-2 6-7 6-10 0-5-3-8-7-8-6 0-11 6-11 12 0 8 7 12 19 12s35-7 41-31c6-23 12-47 18-70 0-2 0-4 0-7 0-11-8-18-20-18-22 0-35 27-35 30 0 2 2 1 3 2 3 0 3 0 4-3 5-11 16-24 27-24 5 0 7 4 7 9 0 3-1 6-1 7-6 25-13 50-19 75z">
              <text:p/>
            </draw:path>
            <draw:path draw:style-name="gr4" draw:text-style-name="P4" draw:layer="layout" svg:width="0.011cm" svg:height="0.179cm" svg:x="12.631cm" svg:y="19.742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8cm" svg:x="12.631cm" svg:y="19.91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11cm" svg:height="0.18cm" svg:x="12.631cm" svg:y="20.079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158cm" svg:height="0.129cm" svg:x="12.694cm" svg:y="19.944cm" svg:viewBox="0 0 159 130" svg:d="M140 14c-10 4-15 13-15 20 0 6 5 13 14 13 10 0 20-9 20-22 0-15-15-25-32-25-16 0-26 12-30 18-7-12-23-18-39-18-35 0-54 34-54 44 0 4 4 4 6 4 4 0 6 0 7-4 8-26 29-34 40-34 10 0 16 5 16 14 0 6-4 21-7 31-3 13-6 26-9 39-4 17-15 25-24 25-2 0-8 0-14-4 11-3 15-13 15-19s-4-13-14-13-20 8-20 22c0 15 15 25 32 25 16 0 26-12 30-18 8 12 23 18 39 18 36 0 54-35 54-44 0-4-4-4-6-4-3 0-6 0-7 4-8 25-28 33-40 33-10 0-16-5-16-13 0-7 4-21 7-32 2-7 9-34 9-38 5-17 15-26 24-26 2 0 8 0 14 4z">
              <text:p/>
            </draw:path>
            <draw:path draw:style-name="gr4" draw:text-style-name="P4" draw:layer="layout" svg:width="0.085cm" svg:height="0.169cm" svg:x="12.869cm" svg:y="19.825cm" svg:viewBox="0 0 86 170" svg:d="M86 7c0-3-2-7-7-7-6 0-11 6-11 10s2 8 8 8c5 0 10-5 10-11zM45 140c-3 14-14 25-25 25-3 0-6 0-7-1 5-2 6-7 6-10 0-5-4-8-8-8-5 0-11 6-11 12 0 8 8 12 20 12s34-7 41-31c6-23 12-47 17-70 1-2 1-4 1-7 0-11-9-18-21-18-21 0-34 27-34 30 0 2 2 2 3 2 3 0 3 0 4-3 5-11 15-24 27-24 4 0 7 4 7 9 0 3-1 6-1 7-6 25-13 50-19 75z">
              <text:p/>
            </draw:path>
            <draw:path draw:style-name="gr4" draw:text-style-name="P4" draw:layer="layout" svg:width="0.032cm" svg:height="0.083cm" svg:x="13.012cm" svg:y="20.042cm" svg:viewBox="0 0 33 84" svg:d="M33 30c0-19-7-30-19-30-8 0-14 7-14 14 0 8 6 16 14 16 4 0 8-1 11-4 1 0 0-1 1-1 0 0 0 1 0 5 0 20-9 37-19 46-3 3-3 4-3 5s2 3 3 3c3 0 26-22 26-54z">
              <text:p/>
            </draw:path>
            <draw:path draw:style-name="gr4" draw:text-style-name="P4" draw:layer="layout" svg:width="0.093cm" svg:height="0.025cm" svg:x="13.205cm" svg:y="19.81cm" svg:viewBox="0 0 94 26" svg:d="M94 4c-1-1-3-3-4-4-8 4-11 13-24 13-6 0-13-4-18-7-7-4-13-6-18-6-10 0-16 6-30 22 2 1 3 2 5 4 8-5 10-14 23-14 6 0 14 5 18 7 8 5 13 7 18 7 10 0 16-6 30-22z">
              <text:p/>
            </draw:path>
            <draw:path draw:style-name="gr4" draw:text-style-name="P4" draw:layer="layout" svg:width="0.157cm" svg:height="0.197cm" svg:x="13.125cm" svg:y="19.876cm" svg:viewBox="0 0 158 198" svg:d="M157 10c1-4 0-3 1-4 0-4-4-6-7-6-1 0-1 0-1 1-13 0-25 1-37 1-4 0-9 0-9 8 0 6 5 6 7 6 3 0 8 0 12 0-5 21-10 42-15 62-4-4-14-10-28-10-50 0-80 45-80 83 0 35 26 47 50 47 20 0 34-12 39-16 10 16 29 16 32 16 10 0 18-7 25-16 7-12 10-27 10-28 0-4-4-4-6-4-4 0-5 0-6 1s-1 1-2 8c-6 23-12 28-20 28-3 0-6-1-6-10 0-4 1-8 2-12 13-52 26-104 39-155zM86 169c-8 9-21 18-35 18-17 0-19-15-19-21 0-15 10-49 14-60 9-20 23-28 34-28 17 0 23 13 23 16 0 2 0 3 0 4-6 24-12 47-17 71z">
              <text:p/>
            </draw:path>
            <draw:path draw:style-name="gr4" draw:text-style-name="P4" draw:layer="layout" svg:width="0.085cm" svg:height="0.169cm" svg:x="13.284cm" svg:y="19.825cm" svg:viewBox="0 0 86 170" svg:d="M86 7c0-3-2-7-8-7-5 0-11 6-11 10s3 8 8 8c6 0 11-5 11-11zM45 140c-3 14-14 25-26 25-2 0-5 0-7-1 6-2 7-7 7-10 0-5-4-8-8-8-6 0-11 6-11 12 0 8 8 12 19 12 12 0 35-7 41-31 6-23 12-47 18-70 0-2 1-4 1-7 0-11-9-18-21-18-22 0-35 27-35 30 0 2 3 2 4 2 3 0 3 0 4-3 5-11 15-24 27-24 4 0 6 4 6 9 0 3 0 6-1 7-6 25-12 50-18 75z">
              <text:p/>
            </draw:path>
            <draw:path draw:style-name="gr4" draw:text-style-name="P4" draw:layer="layout" svg:width="0.105cm" svg:height="0.505cm" svg:x="13.413cm" svg:y="19.748cm" svg:viewBox="0 0 106 506" svg:d="M106 253c0-81-18-167-74-230-3-5-14-16-21-21-1-2-2-2-6-2-3 0-5 0-5 2s1 3 2 4c9 9 24 25 42 56 30 54 42 124 42 191 0 121-35 196-85 248-1 0-1 1-1 2 0 3 2 3 5 3 4 0 5 0 7-3 26-23 57-61 76-121 12-39 18-84 18-129z">
              <text:p/>
            </draw:path>
            <draw:path draw:style-name="gr4" draw:text-style-name="P4" draw:layer="layout" svg:width="0.146cm" svg:height="0.177cm" svg:x="13.608cm" svg:y="19.947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9 20-22 29-33 29-19 0-22-23-22-25 0-1 0-1 1-5 4-18 9-37 13-55z">
              <text:p/>
            </draw:path>
            <draw:path draw:style-name="gr4" draw:text-style-name="P4" draw:layer="layout" svg:width="0.106cm" svg:height="0.505cm" svg:x="13.856cm" svg:y="19.748cm" svg:viewBox="0 0 107 506" svg:d="M94 502c1 1 3 2 4 4 2 0 4 0 6 0 1 0 3 0 3-3 0-1-1-2-1-3-10-10-25-26-43-56-30-54-41-123-41-191 0-125 35-199 84-248 1-1 1-2 1-3 0-2-2-2-5-2-4 0-4 0-7 2-27 24-57 62-77 122-12 37-18 82-18 129 0 66 12 141 56 207 8 11 12 15 18 22 3 4 7 8 9 11 4 3 8 6 11 9z">
              <text:p/>
            </draw:path>
            <draw:path draw:style-name="gr4" draw:text-style-name="P4" draw:layer="layout" svg:width="0.093cm" svg:height="0.025cm" svg:x="14.066cm" svg:y="19.81cm" svg:viewBox="0 0 94 26" svg:d="M94 4c-2-1-4-3-5-4-8 4-11 13-23 13-7 0-14-4-19-7-7-4-13-6-17-6-11 0-16 6-30 22 1 1 3 2 4 4 8-5 11-14 23-14 7 0 14 5 19 7 7 5 12 7 17 7 11 0 16-6 31-22z">
              <text:p/>
            </draw:path>
            <draw:path draw:style-name="gr4" draw:text-style-name="P4" draw:layer="layout" svg:width="0.156cm" svg:height="0.197cm" svg:x="13.986cm" svg:y="19.876cm" svg:viewBox="0 0 157 198" svg:d="M156 10c1-4 1-3 1-4 0-4-3-6-7-6l-1 1c-12 0-24 1-36 1-4 0-10 0-10 8 0 6 6 6 7 6 4 0 9 0 12 0-5 21-10 42-15 62-4-4-13-10-28-10-49 0-79 45-79 83 0 35 26 47 49 47 20 0 34-12 39-16 10 16 29 16 32 16 10 0 19-7 25-16 7-12 10-27 10-28 0-4-4-4-6-4-3 0-4 0-6 1-1 1-1 1-2 8-6 23-12 28-19 28-4 0-7-1-7-10 0-4 1-8 2-12 13-52 26-104 39-155zM85 169c-8 9-21 18-35 18-17 0-19-15-19-21 0-15 10-49 15-60 8-20 22-28 33-28 17 0 24 13 24 16 0 2 0 3-1 4-5 24-11 47-17 71z">
              <text:p/>
            </draw:path>
            <draw:path draw:style-name="gr4" draw:text-style-name="P4" draw:layer="layout" svg:width="0.085cm" svg:height="0.169cm" svg:x="14.145cm" svg:y="19.825cm" svg:viewBox="0 0 86 170" svg:d="M86 7c0-3-2-7-8-7-5 0-11 6-11 10s3 8 8 8c6 0 11-5 11-11zM45 140c-3 14-14 25-26 25-2 0-5 0-7-1 6-2 7-7 7-10 0-5-4-8-8-8-6 0-11 6-11 12 0 8 8 12 19 12 12 0 35-7 42-31 6-23 12-47 17-70 0-2 1-4 1-7 0-11-9-18-21-18-22 0-34 27-34 30 0 2 2 2 3 2 3 0 3 0 4-3 5-11 15-24 27-24 4 0 6 4 6 9 0 3 0 6-1 7-6 25-12 50-18 75z">
              <text:p/>
            </draw:path>
            <draw:path draw:style-name="gr4" draw:text-style-name="P4" draw:layer="layout" svg:width="0.105cm" svg:height="0.505cm" svg:x="14.273cm" svg:y="19.748cm" svg:viewBox="0 0 106 506" svg:d="M106 253c0-81-18-167-73-230-4-5-15-16-22-21-1-2-2-2-6-2-3 0-5 0-5 2s1 3 2 4c9 9 24 25 42 56 30 54 42 124 42 191 0 121-35 196-85 248-1 0-1 1-1 2 0 3 2 3 5 3 4 0 5 0 7-3 26-23 57-61 76-121 13-39 18-84 18-129z">
              <text:p/>
            </draw:path>
            <draw:path draw:style-name="gr4" draw:text-style-name="P4" draw:layer="layout" svg:width="0.146cm" svg:height="0.177cm" svg:x="14.469cm" svg:y="19.947cm" svg:viewBox="0 0 147 178" svg:d="M22 158c-2 10-3 12-16 12-3 0-6 0-6 5 0 3 2 3 4 3 7 0 16 0 23 0 10 0 19 0 28 0 2 0 6 0 6-5 0-3-3-3-7-3-14 0-14-2-14-4 0-4 11-50 14-57 3 9 11 18 25 18 33 0 68-41 68-82 0-27-16-45-37-45-15 0-28 10-37 21-3-15-15-21-26-21-13 0-17 10-21 16-4 10-8 26-8 27 0 3 3 3 4 3 2 0 3 0 4-7 5-20 11-33 20-33 5 0 9 2 9 13 0 7-1 10-1 15-11 41-22 83-32 124zM71 36c3-7 10-15 15-19 10-9 18-11 23-11 11 0 17 10 17 27 0 16-8 49-13 59-10 20-23 29-34 29-18 0-22-23-22-25 0-1 0-1 1-5 4-18 9-37 13-55z">
              <text:p/>
            </draw:path>
            <draw:path draw:style-name="gr4" draw:text-style-name="P4" draw:layer="layout" svg:width="0.073cm" svg:height="0.337cm" svg:x="14.709cm" svg:y="19.832cm" svg:viewBox="0 0 74 338" svg:d="M74 334c0 0-1-1-1-2-13-14-32-37-44-82-7-26-9-55-9-81 0-74 18-126 51-163 3-2 3-2 3-3 0-3-3-3-4-3-4 0-19 17-23 22-29 33-47 84-47 147 0 40 7 96 44 144 3 3 22 25 26 25 1 0 4 0 4-4z">
              <text:p/>
            </draw:path>
            <draw:path draw:style-name="gr4" draw:text-style-name="P4" draw:layer="layout" svg:width="0.158cm" svg:height="0.129cm" svg:x="14.805cm" svg:y="19.944cm" svg:viewBox="0 0 159 130" svg:d="M140 14c-10 4-15 13-15 20 0 6 5 13 14 13 10 0 20-9 20-22 0-15-14-25-32-25-16 0-26 12-29 18-8-12-24-18-40-18-35 0-54 34-54 44 0 4 4 4 6 4 4 0 6 0 7-4 9-26 29-34 40-34s16 5 16 14c0 6-4 21-7 31-3 13-6 26-9 39-4 17-15 25-24 25-2 0-8 0-14-4 11-3 15-13 15-19s-4-13-13-13c-11 0-21 8-21 22 0 15 15 25 32 25 16 0 26-12 30-18 8 12 24 18 40 18 35 0 54-35 54-44 0-4-5-4-7-4-3 0-5 0-7 4-8 25-28 33-40 33-10 0-15-5-15-13 0-7 3-21 6-32 2-7 9-34 10-38 4-17 14-26 24-26 1 0 7 0 13 4z">
              <text:p/>
            </draw:path>
            <draw:path draw:style-name="gr4" draw:text-style-name="P4" draw:layer="layout" svg:width="0.085cm" svg:height="0.169cm" svg:x="14.981cm" svg:y="19.825cm" svg:viewBox="0 0 86 170" svg:d="M86 7c0-3-3-7-8-7s-11 6-11 10 3 8 8 8c6 0 11-5 11-11zM44 140c-3 14-14 25-25 25-2 0-5 0-7-1 5-2 6-7 6-10 0-5-3-8-7-8-6 0-11 6-11 12 0 8 7 12 19 12s35-7 41-31c6-23 12-47 18-70 0-2 1-4 1-7 0-11-9-18-21-18-22 0-35 27-35 30 0 2 2 1 3 2 3 0 4 0 4-3 5-11 16-24 27-24 5 0 7 4 7 9 0 3-1 6-1 7-6 25-13 50-19 75z">
              <text:p/>
            </draw:path>
            <draw:path draw:style-name="gr4" draw:text-style-name="P4" draw:layer="layout" svg:width="0.011cm" svg:height="0.18cm" svg:x="15.14cm" svg:y="19.826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79cm" svg:x="15.14cm" svg:y="19.995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129cm" svg:height="0.129cm" svg:x="15.205cm" svg:y="19.944cm" svg:viewBox="0 0 130 130" svg:d="M108 16c-14 5-15 18-15 19 0 4 3 13 14 13 12 0 20-10 20-22 0-15-14-26-39-26-57 0-88 44-88 81 0 25 16 49 60 49 7 0 26 0 43-8 16-6 27-17 27-20s-4-8-6-8-2 1-5 3c-15 16-37 22-59 22-18 0-28-9-28-25 0-11 8-45 16-60 11-19 29-24 40-24 4 0 13 0 20 6z">
              <text:p/>
            </draw:path>
            <draw:path draw:style-name="gr4" draw:text-style-name="P4" draw:layer="layout" svg:width="0.032cm" svg:height="0.083cm" svg:x="15.361cm" svg:y="20.042cm" svg:viewBox="0 0 33 84" svg:d="M33 30c0-19-7-30-19-30-8 0-14 7-14 14 0 8 6 16 14 16 4 0 8-1 10-4 2 0 1-1 2-1 0 0 0 1 0 5 0 20-9 37-19 46-3 3-3 4-3 5s2 3 3 3c3 0 26-22 26-54z">
              <text:p/>
            </draw:path>
            <draw:path draw:style-name="gr4" draw:text-style-name="P4" draw:layer="layout" svg:width="0.224cm" svg:height="0.201cm" svg:x="15.477cm" svg:y="19.874cm" svg:viewBox="0 0 225 202" svg:d="M224 9c0-2 1-3 1-5 0-4-4-4-7-4-9 7-17 13-26 20-14-14-33-20-52-20-90 0-140 69-140 126 0 54 42 76 91 76 24 0 48-7 69-23 28-20 33-45 33-47 0-4-4-4-7-4-5 0-5 1-7 6-11 35-48 56-80 56-17 0-33-4-44-14-15-11-16-30-16-38s4-60 32-93c15-19 43-31 74-31 34 0 49 25 49 50 0 3-1 7-1 10 0 4 3 4 7 4 6 0 6 0 8-6 5-21 11-42 16-63z">
              <text:p/>
            </draw:path>
            <draw:path draw:style-name="gr4" draw:text-style-name="P4" draw:layer="layout" svg:width="0.072cm" svg:height="0.337cm" svg:x="15.724cm" svg:y="19.832cm" svg:viewBox="0 0 73 338" svg:d="M73 169c0-40-7-96-44-144-3-3-21-25-26-25-1 0-3 1-3 3 0 1 0 2 2 3 13 15 31 37 43 82 6 26 9 54 9 81 0 28-3 57-10 85-11 39-27 61-42 77-2 3-2 3-2 3 0 3 2 4 3 4 4 0 19-18 23-22 28-34 47-84 47-147z">
              <text:p/>
            </draw:path>
            <draw:path draw:style-name="gr4" draw:text-style-name="P4" draw:layer="layout" svg:width="0.187cm" svg:height="0.119cm" svg:x="9.911cm" svg:y="20.957cm" svg:viewBox="0 0 188 120" svg:d="M188 9c0-6-2-9-4-9s-4 2-4 8c-2 23-21 37-39 37-17 0-31-11-45-22-15-12-30-23-49-23-28 0-47 25-47 51 0 9 3 6 4 9 3 0 4-6 4-6 2-28 24-38 39-38 17 0 31 10 45 21 15 12 30 23 49 23 27 0 47-25 47-51zM10 109c-4 0-10 0-10 5 0 6 6 6 10 6 56 0 112 0 168 0 4 0 10 0 10-6 0-5-6-5-10-5-56 0-112 0-168 0z">
              <text:p/>
            </draw:path>
            <draw:path draw:style-name="gr4" draw:text-style-name="P4" draw:layer="layout" svg:width="0.145cm" svg:height="0.842cm" svg:x="10.259cm" svg:y="20.596cm" svg:viewBox="0 0 146 843" svg:d="M146 840c0-1 0-1-1-3-27-33-50-69-67-108-36-86-51-187-51-307s14-225 55-317c16-36 38-69 63-99 1-1 1-2 1-3 0-3-2-3-6-3s-5 0-6 1c-13 16-17 17-39 48-49 69-73 152-86 235-7 46-9 92-9 138 0 104 13 212 58 308 20 43 47 81 75 111 2 2 2 2 7 2 4 0 6 0 6-3z">
              <text:p/>
            </draw:path>
            <draw:path draw:style-name="gr4" draw:text-style-name="P4" draw:layer="layout" svg:width="0.119cm" svg:height="0.088cm" svg:x="10.425cm" svg:y="20.65cm" svg:viewBox="0 0 120 89" svg:d="M14 74c0 4-1 6-1 8 0 5 3 7 6 7s7-3 8-4c1-2 3-8 3-12 1-4 4-13 4-19 2-4 3-8 4-12 2-8 3-10 8-18 6-8 15-18 30-18 11 0 11 10 11 13 0 12-8 35-11 43-2 5-3 7-3 10 0 10 9 17 18 17 20 0 29-27 29-30s-2-3-3-3c-3 0-3 2-4 4-4 15-13 23-21 23-4 0-5-2-5-6 0-5 1-7 5-16 2-7 10-27 10-39 0-18-15-22-25-22-17 0-27 10-34 18-1-13-13-18-21-18s-12 6-16 11c-4 7-6 19-6 19 0 3 2 3 3 3 3 0 3-1 4-6 3-12 7-21 15-21 5 0 6 4 6 9 0 4-2 12-3 17s-3 13-4 18c-2 8-4 16-7 24z">
              <text:p/>
            </draw:path>
            <draw:path draw:style-name="gr4" draw:text-style-name="P4" draw:layer="layout" svg:width="0.133cm" svg:height="0.009cm" svg:x="10.575cm" svg:y="20.682cm" svg:viewBox="0 0 134 10" svg:d="M126 10c3 0 8 0 8-5s-5-5-8-5c-40 0-79 0-118 0-3 0-8 0-8 5s5 5 8 5c39 0 78 0 118 0z">
              <text:p/>
            </draw:path>
            <draw:path draw:style-name="gr4" draw:text-style-name="P4" draw:layer="layout" svg:width="0.071cm" svg:height="0.129cm" svg:x="10.751cm" svg:y="20.606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4" draw:text-style-name="P4" draw:layer="layout" svg:width="0.326cm" svg:height="0.393cm" svg:x="10.465cm" svg:y="20.821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4" draw:text-style-name="P4" draw:layer="layout" svg:width="0.058cm" svg:height="0.131cm" svg:x="10.456cm" svg:y="21.289cm" svg:viewBox="0 0 59 132" svg:d="M54 7c0-3-2-7-8-7-5 0-11 5-11 10 0 4 3 8 8 8 6 0 11-5 11-11zM14 107c0 3-2 5-2 8 0 10 8 17 19 17 19 0 28-27 28-30s-2-3-3-3c-2 0-2 2-3 3-5 16-14 24-21 24-4 0-6-2-6-6 0-5 2-9 4-13 2-5 4-10 6-16 2-5 9-22 10-25 0-2 1-4 1-6 0-9-8-17-19-17-19 0-28 27-28 31 0 2 2 2 3 2 3 0 3-1 3-3 6-17 15-24 22-24 3 0 5 1 5 7 0 4-2 7-7 19-4 11-8 22-12 32z">
              <text:p/>
            </draw:path>
            <draw:path draw:style-name="gr4" draw:text-style-name="P4" draw:layer="layout" svg:width="0.144cm" svg:height="0.052cm" svg:x="10.54cm" svg:y="21.34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4" draw:text-style-name="P4" draw:layer="layout" svg:width="0.09cm" svg:height="0.134cm" svg:x="10.709cm" svg:y="21.289cm" svg:viewBox="0 0 91 135" svg:d="M91 68c0-22-2-37-11-51-6-9-18-17-34-17-46 0-46 54-46 68s0 67 46 67c45 0 45-53 45-67zM46 130c-9 0-21-6-25-22-3-12-3-28-3-42 0-15 0-30 3-40 4-16 17-20 25-20 10 0 20 6 24 18 4 10 4 25 4 42 0 14 0 28-3 41-4 18-17 23-25 23z">
              <text:p/>
            </draw:path>
            <draw:path draw:style-name="gr4" draw:text-style-name="P4" draw:layer="layout" svg:width="0.145cm" svg:height="0.177cm" svg:x="10.88cm" svg:y="20.964cm" svg:viewBox="0 0 146 178" svg:d="M22 158c-3 10-4 12-16 12-3 0-6 0-6 5 0 3 2 3 3 3 8 0 16 0 24 0 10 0 19 0 28 0 1 0 5 0 5-5 0-3-2-3-6-3-15 0-15-2-15-4 0-4 12-50 14-57 4 9 12 18 26 18 32 0 67-41 67-82 0-27-16-45-36-45-15 0-28 10-38 21-2-15-14-21-25-21-13 0-18 10-21 16-4 10-8 26-8 27 0 3 2 3 3 3 3 0 3 0 5-7 4-20 10-33 20-33 5 0 9 2 9 13 0 7-1 10-2 15-11 41-21 83-31 124zM71 36c2-7 10-15 15-19 9-9 18-11 22-11 12 0 18 10 18 27 0 16-9 49-14 59-10 20-23 29-34 29-18 0-22-23-22-25 0-1 0-1 2-5 4-18 9-37 13-55z">
              <text:p/>
            </draw:path>
            <draw:path draw:style-name="gr4" draw:text-style-name="P4" draw:layer="layout" svg:width="0.065cm" svg:height="0.28cm" svg:x="11.105cm" svg:y="20.877cm" svg:viewBox="0 0 66 281" svg:d="M66 278c0-1 0-1-5-6-35-36-44-89-44-132 0-49 10-98 45-133 4-3 4-4 4-5s-2-2-4-2-28 18-44 54c-15 32-18 63-18 86 0 22 3 56 18 88 18 34 42 53 44 53s4-1 4-3z">
              <text:p/>
            </draw:path>
            <draw:path draw:style-name="gr4" draw:text-style-name="P4" draw:layer="layout" svg:width="0.13cm" svg:height="0.129cm" svg:x="11.199cm" svg:y="20.961cm" svg:viewBox="0 0 131 130" svg:d="M109 16c-15 5-15 18-15 19 0 4 2 13 13 13 12 0 20-10 20-22 0-15-14-26-39-26-56 0-88 44-88 81 0 25 16 49 60 49 7 0 26 0 43-8 17-6 28-17 28-20s-5-8-7-8-2 1-4 3c-15 16-38 22-59 22-19 0-28-9-28-25 0-11 7-45 15-60 11-19 29-24 41-24 3 0 12 0 20 6z">
              <text:p/>
            </draw:path>
            <draw:path draw:style-name="gr4" draw:text-style-name="P4" draw:layer="layout" svg:width="0.059cm" svg:height="0.131cm" svg:x="11.34cm" svg:y="21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4" draw:text-style-name="P4" draw:layer="layout" svg:width="0.064cm" svg:height="0.28cm" svg:x="11.441cm" svg:y="20.877cm" svg:viewBox="0 0 65 281" svg:d="M65 140c0-22-3-56-19-87-16-35-40-53-44-53-1 0-2 1-2 2s0 2 5 7c28 28 44 73 44 131 0 48-11 98-46 133-3 4-3 4-3 5 0 2 1 3 2 3 4 0 28-19 45-55 15-31 18-62 18-86z">
              <text:p/>
            </draw:path>
            <draw:path draw:style-name="gr4" draw:text-style-name="P4" draw:layer="layout" svg:width="0.145cm" svg:height="0.177cm" svg:x="11.572cm" svg:y="20.964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4" draw:text-style-name="P4" draw:layer="layout" svg:width="0.065cm" svg:height="0.28cm" svg:x="11.797cm" svg:y="20.877cm" svg:viewBox="0 0 66 281" svg:d="M66 278c0-1 0-1-5-6-35-36-45-89-45-132 0-49 11-98 46-133 4-3 4-4 4-5s-2-2-4-2c-3 0-28 18-44 54-15 32-18 63-18 86 0 22 3 56 18 88 17 34 41 53 44 53 2 0 4-1 4-3z">
              <text:p/>
            </draw:path>
            <draw:path draw:style-name="gr4" draw:text-style-name="P4" draw:layer="layout" svg:width="0.224cm" svg:height="0.201cm" svg:x="11.894cm" svg:y="20.89cm" svg:viewBox="0 0 225 202" svg:d="M224 9c1-2 1-3 1-5 0-4-4-4-7-4-8 7-17 13-26 20-13-14-32-20-51-20-91 0-141 69-141 126 0 54 42 76 92 76 23 0 47-7 69-23 27-20 32-45 32-47 0-4-4-4-7-4-4 0-5 1-7 6-11 35-48 56-80 56-17 0-32-4-44-14-15-11-16-30-16-38s5-60 32-93c15-19 43-31 74-31 34 0 49 25 49 50 0 3-1 7-1 10 0 4 3 4 7 4 6 0 7 0 8-6 5-21 11-42 16-63z">
              <text:p/>
            </draw:path>
            <draw:path draw:style-name="gr4" draw:text-style-name="P4" draw:layer="layout" svg:width="0.058cm" svg:height="0.131cm" svg:x="12.118cm" svg:y="21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2-12 32z">
              <text:p/>
            </draw:path>
            <draw:path draw:style-name="gr4" draw:text-style-name="P4" draw:layer="layout" svg:width="0.065cm" svg:height="0.28cm" svg:x="12.218cm" svg:y="20.877cm" svg:viewBox="0 0 66 281" svg:d="M66 140c0-22-4-56-20-87-16-35-40-53-43-53-2 0-3 1-3 2s0 2 6 7c27 28 43 73 43 131 0 48-11 98-45 133-4 4-4 4-4 5 0 2 1 3 3 3 3 0 28-19 44-55 15-31 19-62 19-86z">
              <text:p/>
            </draw:path>
            <draw:path draw:style-name="gr4" draw:text-style-name="P4" draw:layer="layout" svg:width="0.145cm" svg:height="0.842cm" svg:x="12.321cm" svg:y="20.596cm" svg:viewBox="0 0 146 843" svg:d="M146 422c0-105-13-212-58-309-20-43-46-81-74-111-3-2-4-2-8-2s-6 0-6 3c0 1 1 3 2 3 26 33 49 69 65 108 37 86 52 187 52 308 0 120-14 224-56 316-16 36-37 69-62 99 0 1-1 2-1 3 0 3 2 3 6 3s4 0 5-1c14-16 18-17 40-48 49-69 74-152 86-235 7-45 9-92 9-137z">
              <text:p/>
            </draw:path>
            <draw:path draw:style-name="gr4" draw:text-style-name="P4" draw:layer="layout" svg:width="0.135cm" svg:height="0.134cm" svg:x="12.622cm" svg:y="20.95cm" svg:viewBox="0 0 136 135" svg:d="M68 59c-19-18-37-37-56-56-3-3-4-3-6-3-3 0-6 2-6 6 0 1 1 2 4 5 19 19 37 38 56 56-19 19-37 38-56 57-3 3-4 3-4 6s3 5 6 5c2 0 3-1 6-4 19-18 37-37 56-56 19 20 39 39 58 59 2 0 3 1 4 1 4 0 6-2 6-5 0-1 0-2-1-4-1 0-45-44-59-59 17-17 34-34 51-51 2-2 6-6 7-7 0-1 2-2 2-3 0-4-2-6-6-6-2 0-3 1-6 4-19 18-37 37-56 55z">
              <text:p/>
            </draw:path>
            <draw:path draw:style-name="gr4" draw:text-style-name="P4" draw:layer="layout" svg:width="0.091cm" svg:height="0.087cm" svg:x="10.274cm" svg:y="21.629cm" svg:viewBox="0 0 92 88" svg:d="M38 46c0 0 4-18 4-20 0 0 7-11 12-16 3-1 8-5 16-5 3 0 8 1 12 3-7 2-9 7-9 10 0 5 3 8 8 8s11-4 11-12c0-10-11-14-21-14s-19 4-28 14c-3-12-15-14-20-14-7 0-13 4-16 10-4 8-7 19-7 20 0 2 3 2 4 2 2 0 2 0 4-6 3-12 6-21 14-21 5 0 7 5 7 9s-2 12-3 17c-2 6-4 14-4 18-3 8-5 17-7 25-1 3-2 8-2 8 0 4 4 6 7 6 2 0 6-2 8-6 1 0 2-9 4-14 2-7 4-14 6-22z">
              <text:p/>
            </draw:path>
            <draw:path draw:style-name="gr4" draw:text-style-name="P4" draw:layer="layout" svg:width="0.133cm" svg:height="0.009cm" svg:x="10.396cm" svg:y="21.661cm" svg:viewBox="0 0 134 10" svg:d="M126 10c3 0 8 0 8-4 0-6-5-6-8-6-40 0-79 0-118 0-3 0-8 0-8 5s5 5 8 5c39 0 78 0 118 0z">
              <text:p/>
            </draw:path>
            <draw:path draw:style-name="gr4" draw:text-style-name="P4" draw:layer="layout" svg:width="0.071cm" svg:height="0.129cm" svg:x="10.572cm" svg:y="21.585cm" svg:viewBox="0 0 72 130" svg:d="M45 6c0-6-1-6-6-6-13 12-31 12-39 12 0 2 0 5 0 7 5 0 18 0 29-5 0 33 0 67 0 100 0 7 0 9-20 9-3 0-5 0-7 0 0 3 0 5 0 7 3 0 28 0 35 0 5 0 30 0 35 0 0-2 0-4 0-7-3 0-5 0-8 0-19 0-19-2-19-9 0-36 0-72 0-108z">
              <text:p/>
            </draw:path>
            <draw:path draw:style-name="gr4" draw:text-style-name="P4" draw:layer="layout" svg:width="0.326cm" svg:height="0.393cm" svg:x="10.3cm" svg:y="21.799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4" draw:text-style-name="P4" draw:layer="layout" svg:width="0.085cm" svg:height="0.169cm" svg:x="10.27cm" svg:y="22.268cm" svg:viewBox="0 0 86 170" svg:d="M86 7c0-3-3-7-8-7s-11 6-11 10 3 8 8 8 11-5 11-11zM44 140c-3 14-14 25-25 25-3 0-5 0-7-1 5-2 6-7 6-10 0-5-4-8-7-8-6 0-11 6-11 12 0 8 7 12 19 12s35-7 41-31c6-23 12-47 18-70 0-3 0-4 0-7 0-11-8-19-20-19-22 0-35 28-35 31 0 2 3 2 3 2 3 0 3-1 4-3 5-12 16-24 27-24 5 0 7 3 7 9 0 3-1 5-1 7-6 25-13 50-19 75z">
              <text:p/>
            </draw:path>
            <draw:path draw:style-name="gr4" draw:text-style-name="P4" draw:layer="layout" svg:width="0.144cm" svg:height="0.052cm" svg:x="10.387cm" svg:y="22.322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4" draw:text-style-name="P4" draw:layer="layout" svg:width="0.09cm" svg:height="0.134cm" svg:x="10.557cm" svg:y="22.267cm" svg:viewBox="0 0 91 135" svg:d="M91 68c0-22-3-37-12-50-5-10-18-18-33-18-46 0-46 54-46 68s0 67 46 67c45 0 45-53 45-67zM46 130c-10 0-22-6-26-22-2-11-2-28-2-42 0-15 0-29 3-40 4-16 17-20 25-20 10 0 20 7 24 18 3 10 3 25 3 42 0 14 0 29-3 41-4 18-17 23-24 23z">
              <text:p/>
            </draw:path>
            <draw:path draw:style-name="gr4" draw:text-style-name="P4" draw:layer="layout" svg:width="0.145cm" svg:height="0.842cm" svg:x="10.776cm" svg:y="21.574cm" svg:viewBox="0 0 146 843" svg:d="M146 841c0-1 0-2-1-4-27-32-50-68-67-108-36-86-51-187-51-307s14-225 55-317c17-36 38-69 64-99 0-1 0-2 0-3 0-3-2-3-6-3s-4 0-5 1c0 0-17 17-40 48-49 69-73 152-86 236-7 45-9 91-9 137 0 104 14 212 58 308 20 43 47 81 75 111 2 2 2 2 7 2s6 0 6-2z">
              <text:p/>
            </draw:path>
            <draw:path draw:style-name="gr4" draw:text-style-name="P4" draw:layer="layout" svg:width="0.146cm" svg:height="0.177cm" svg:x="10.923cm" svg:y="21.942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2 2 3 3 3 0 3 0 5-7 4-19 10-33 20-33 5 0 9 2 9 13 0 7-1 10-1 15-11 41-22 83-32 124zM71 37c2-8 10-16 15-20 10-9 18-11 23-11 11 0 17 10 17 27 0 16-8 49-14 59-10 20-22 29-33 29-19 0-22-23-22-25 0-1 0-1 1-5 4-18 9-36 13-54z">
              <text:p/>
            </draw:path>
            <draw:path draw:style-name="gr4" draw:text-style-name="P4" draw:layer="layout" svg:width="0.065cm" svg:height="0.28cm" svg:x="11.102cm" svg:y="21.856cm" svg:viewBox="0 0 66 281" svg:d="M66 278c0 0 0-1-5-6-35-35-45-89-45-132 0-49 11-98 46-133 4-3 4-4 4-5s-2-2-4-2c-3 0-28 19-44 54-15 32-18 63-18 86 0 22 3 56 18 88 17 34 41 53 44 53 2 0 4-1 4-3z">
              <text:p/>
            </draw:path>
            <draw:path draw:style-name="gr4" draw:text-style-name="P4" draw:layer="layout" svg:width="0.093cm" svg:height="0.025cm" svg:x="11.256cm" svg:y="21.805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4" draw:text-style-name="P4" draw:layer="layout" svg:width="0.133cm" svg:height="0.197cm" svg:x="11.194cm" svg:y="21.871cm" svg:viewBox="0 0 134 198" svg:d="M134 3c-1-1 0-3-4-3s-31 3-36 3c-2 1-4 2-4 6 0 3 3 3 8 3 12 0 13 2 13 5 0 2 0 4-1 5-5 23-11 45-16 67-5-11-14-18-26-18-34 0-68 42-68 83 0 26 15 44 38 44 5 0 19 0 36-20 2 12 12 20 25 20 11 0 17-6 21-15 5-10 9-27 9-28 0-3-3-3-3-3-4 0-4 2-4 6-5 18-11 34-22 34-7 0-9-7-9-13s1-9 3-13c13-55 26-109 40-163zM75 162c-1 5-1 5-5 10-12 16-24 20-32 20-14 0-18-15-18-26 0-14 9-48 15-62 9-16 22-26 33-26 18 0 22 22 22 24s0 4 0 5c-5 18-10 36-15 55z">
              <text:p/>
            </draw:path>
            <draw:path draw:style-name="gr4" draw:text-style-name="P4" draw:layer="layout" svg:width="0.085cm" svg:height="0.17cm" svg:x="11.33cm" svg:y="21.801cm" svg:viewBox="0 0 86 171" svg:d="M86 8c0-4-2-8-8-8-5 0-11 6-11 11 0 3 3 7 8 7 6 0 11-4 11-10zM45 140c-4 14-15 26-26 26-2 0-5-1-7-2 5-2 6-7 6-10 0-4-3-7-7-7-6 0-11 5-11 11 0 8 7 13 19 13s35-7 41-31c6-23 12-47 18-70 0-3 1-4 1-8 0-11-9-18-21-18-22 0-35 27-35 30s2 2 3 3c3 0 4-1 4-4 6-11 16-23 28-23 4 0 6 3 6 9 0 3-1 5-1 6-6 25-12 50-18 75z">
              <text:p/>
            </draw:path>
            <draw:path draw:style-name="gr4" draw:text-style-name="P4" draw:layer="layout" svg:width="0.09cm" svg:height="0.133cm" svg:x="11.34cm" svg:y="22.011cm" svg:viewBox="0 0 91 134" svg:d="M91 67c0-21-2-37-12-50-5-10-18-17-33-17-46 0-46 53-46 67s0 67 46 67c45 0 45-52 45-67zM46 129c-10 0-22-6-26-22-2-11-2-28-2-42 0-15 0-29 3-40 4-15 17-20 25-20 10 0 20 7 24 18 3 11 3 25 3 42 0 14 0 29-3 41-4 19-17 23-24 23z">
              <text:p/>
            </draw:path>
            <draw:path draw:style-name="gr4" draw:text-style-name="P4" draw:layer="layout" svg:width="0.065cm" svg:height="0.28cm" svg:x="11.471cm" svg:y="21.856cm" svg:viewBox="0 0 66 281" svg:d="M66 140c0-22-4-56-19-87-17-35-41-53-44-53-1 0-3 1-3 2s0 2 6 7c28 28 44 73 44 131 0 48-11 98-46 134-4 3-4 4-4 4 0 2 2 3 3 3 3 0 28-19 45-55 14-31 18-62 18-86z">
              <text:p/>
            </draw:path>
            <draw:path draw:style-name="gr4" draw:text-style-name="P4" draw:layer="layout" svg:width="0.12cm" svg:height="0.087cm" svg:x="11.621cm" svg:y="21.629cm" svg:viewBox="0 0 121 88" svg:d="M15 74c-1 3-2 8-2 8 0 4 4 6 7 6s6-2 7-4 3-8 4-12 3-13 4-18c1-4 3-8 3-13 3-8 3-10 9-18 5-8 15-18 29-18 12 0 12 10 12 14 0 11-9 34-12 42-2 5-2 7-2 10 0 11 8 17 18 17 20 0 29-26 29-30 0-2-2-1-3-2-4 0-4 1-4 3-5 15-13 24-21 24-4 0-5-3-5-7 0-5 1-7 4-16 2-6 10-27 10-38 0-19-15-22-25-22-16 0-27 10-33 18-2-14-13-18-21-18-9 0-13 6-16 10-4 8-7 19-7 20 0 2 2 1 3 2 3 0 3 0 5-6 3-12 6-21 14-21 5 0 7 5 7 9s-2 12-3 17c-2 6-4 14-4 18-3 8-5 17-7 25z">
              <text:p/>
            </draw:path>
            <draw:path draw:style-name="gr4" draw:text-style-name="P4" draw:layer="layout" svg:width="0.132cm" svg:height="0.009cm" svg:x="11.772cm" svg:y="21.661cm" svg:viewBox="0 0 133 10" svg:d="M125 10c3 0 8 0 8-4 0-6-4-6-8-6-39 0-78 0-117 0-3 0-8 0-8 5s5 5 8 5c39 0 78 0 117 0z">
              <text:p/>
            </draw:path>
            <draw:path draw:style-name="gr4" draw:text-style-name="P4" draw:layer="layout" svg:width="0.07cm" svg:height="0.129cm" svg:x="11.948cm" svg:y="21.585cm" svg:viewBox="0 0 71 130" svg:d="M44 6c0-6 0-6-6-6-12 12-30 12-38 12 0 2 0 5 0 7 5 0 18 0 29-5 0 33 0 67 0 100 0 7 0 9-20 9-3 0-5 0-7 0 0 3 0 5 0 7 3 0 27 0 34 0 6 0 31 0 35 0 0-2 0-4 0-7-2 0-5 0-7 0-20 0-20-2-20-9 0-36 0-72 0-108z">
              <text:p/>
            </draw:path>
            <draw:path draw:style-name="gr4" draw:text-style-name="P4" draw:layer="layout" svg:width="0.326cm" svg:height="0.393cm" svg:x="11.662cm" svg:y="21.799cm" svg:viewBox="0 0 327 394" svg:d="M327 394c0-6 0-11 0-16-37 0-46-12-46-30 0-101 0-201 0-302 0-18 9-31 46-31 0-5 0-10 0-15-109 0-218 0-327 0 0 5 0 10 0 15 37 0 46 14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4" draw:text-style-name="P4" draw:layer="layout" svg:width="0.059cm" svg:height="0.131cm" svg:x="11.652cm" svg:y="22.268cm" svg:viewBox="0 0 60 132" svg:d="M54 7c0-3-1-7-7-7-5 0-11 5-11 10 0 4 2 8 8 8s10-5 10-11zM14 107c0 3-1 5-1 8 0 10 8 17 18 17 20 0 29-27 29-30s-2-3-3-3c-3 0-3 2-4 4-4 15-13 23-21 23-4 0-5-2-5-6 0-5 2-9 3-13 2-5 4-10 7-16 1-5 9-22 9-25 1-1 1-4 1-6 0-9-7-17-18-17-19 0-29 27-29 31 0 2 3 2 4 2 2 0 2-1 3-3 5-17 14-24 21-24 3 0 5 1 5 7 0 5-1 7-6 19-4 11-8 22-13 32z">
              <text:p/>
            </draw:path>
            <draw:path draw:style-name="gr4" draw:text-style-name="P4" draw:layer="layout" svg:width="0.144cm" svg:height="0.052cm" svg:x="11.736cm" svg:y="22.322cm" svg:viewBox="0 0 145 53" svg:d="M138 10c3 0 7 0 7-5s-4-5-7-5c-44 0-87 0-130 0-3 0-8 0-8 5s5 5 8 5c43 0 86 0 130 0zM138 53c3 0 7 0 7-5s-4-5-7-5c-44 0-87 0-130 0-3 0-8 0-8 5s5 5 8 5c43 0 86 0 130 0z">
              <text:p/>
            </draw:path>
            <draw:path draw:style-name="gr4" draw:text-style-name="P4" draw:layer="layout" svg:width="0.09cm" svg:height="0.134cm" svg:x="11.906cm" svg:y="22.267cm" svg:viewBox="0 0 91 135" svg:d="M91 68c0-22-2-37-12-50-5-10-18-18-33-18-46 0-46 54-46 68s0 67 46 67c45 0 45-53 45-67zM46 130c-10 0-22-6-25-22-3-11-3-28-3-42 0-15 0-29 3-40 4-16 17-20 25-20 10 0 20 7 24 18 3 10 3 25 3 42 0 14 0 29-3 41-4 18-16 23-24 23z">
              <text:p/>
            </draw:path>
            <draw:path draw:style-name="gr4" draw:text-style-name="P4" draw:layer="layout" svg:width="0.146cm" svg:height="0.177cm" svg:x="12.076cm" svg:y="21.942cm" svg:viewBox="0 0 147 178" svg:d="M22 158c-2 10-3 12-15 12-4 0-7 0-7 5 0 3 2 3 4 3 8 0 16 0 24 0 9 0 18 0 27 0 2 0 6 0 6-5 0-3-3-3-7-3-14 0-14-2-14-4 0-4 11-50 14-56 3 8 11 17 25 17 33 0 68-41 68-82 0-27-16-45-37-45-14 0-28 10-37 21-3-15-15-21-26-21-13 0-17 11-21 16-4 10-8 26-8 27 0 3 3 3 4 3 2 0 3 0 4-7 5-19 11-33 20-33 5 0 9 2 9 13 0 7-1 10-1 15-11 41-21 83-32 124zM71 37c3-8 10-16 15-20 10-9 18-11 23-11 11 0 18 10 18 27 0 16-9 49-14 59-10 20-23 29-34 29-18 0-22-23-22-25 0-1 0-1 1-5 4-18 9-36 13-54z">
              <text:p/>
            </draw:path>
            <draw:path draw:style-name="gr4" draw:text-style-name="P4" draw:layer="layout" svg:width="0.137cm" svg:height="0.673cm" svg:x="12.332cm" svg:y="21.659cm" svg:viewBox="0 0 138 674" svg:d="M138 671c0-1 0-2 0-2-11-11-30-30-48-60-46-72-67-163-67-272 0-75 11-173 57-257 22-40 46-62 58-75 0-1 0-2 0-3 0-2-1-2-5-2s-5 0-9 4c-94 86-124 214-124 333 0 110 26 221 97 305 5 7 16 19 28 28 3 4 4 4 8 4s5 0 5-3z">
              <text:p/>
            </draw:path>
            <draw:path draw:style-name="gr4" draw:text-style-name="P4" draw:layer="layout" svg:width="0.037cm" svg:height="0.28cm" svg:x="12.514cm" svg:y="21.856cm" svg:viewBox="0 0 38 281" svg:d="M38 281c0-4 0-8 0-11-9 0-18 0-27 0 0-87 0-173 0-259 9 0 18 0 27 0 0-4 0-7 0-11-12 0-25 0-38 0 0 94 0 187 0 281 13 0 26 0 38 0z">
              <text:p/>
            </draw:path>
            <draw:path draw:style-name="gr4" draw:text-style-name="P4" draw:layer="layout" svg:width="0.153cm" svg:height="0.183cm" svg:x="12.568cm" svg:y="21.939cm" svg:viewBox="0 0 154 184" svg:d="M153 22c1-6 1-6 1-7 0-6-4-13-13-13-15 0-18 14-20 21-3 10-5 20-7 30-4 13-9 35-12 46-1 7-10 13-11 14-3 1-9 6-19 6-17 0-17-13-17-20 0-17 9-39 17-59 2-8 3-10 3-14 0-16-16-26-32-26-29 0-43 38-43 44 0 4 4 4 6 4 4 0 6 0 7-3 9-31 25-35 29-35 2 0 4 0 4 6 0 7-3 14-4 18-11 28-17 44-17 59 0 32 28 37 45 37 7 0 16-1 27-8-8 34-29 52-49 52-3 0-11 0-17-4 9-4 14-11 14-19 0-10-8-13-14-13-10 0-21 9-21 22 0 14 16 24 38 24 33 0 70-22 78-56 9-35 18-71 27-106z">
              <text:p/>
            </draw:path>
            <draw:path draw:style-name="gr4" draw:text-style-name="P4" draw:layer="layout" svg:width="0.085cm" svg:height="0.169cm" svg:x="12.735cm" svg:y="21.82cm" svg:viewBox="0 0 86 170" svg:d="M86 7c0-3-2-7-8-7-5 0-11 6-11 11 0 3 3 7 8 7 6 0 11-4 11-11zM45 140c-3 14-15 25-26 25-2 0-5 0-7-1 6-2 6-7 6-10 0-4-3-8-7-8-6 0-11 6-11 12 0 8 7 12 19 12s35-7 41-31c6-23 12-47 18-70 0-2 1-4 1-7 0-11-9-18-21-18-22 0-35 27-35 30s3 3 4 3c3 0 3-1 3-4 6-11 16-23 28-23 4 0 6 3 6 9 0 2 0 5-1 6-6 25-12 50-18 75z">
              <text:p/>
            </draw:path>
            <draw:path draw:style-name="gr4" draw:text-style-name="P4" draw:layer="layout" svg:width="0.037cm" svg:height="0.28cm" svg:x="12.86cm" svg:y="21.856cm" svg:viewBox="0 0 38 281" svg:d="M38 0c-12 0-25 0-38 0 0 4 0 7 0 11 9 0 18 0 27 0 0 86 0 172 0 259-9 0-18 0-27 0 0 3 0 7 0 11 13 0 26 0 38 0 0-94 0-187 0-281z">
              <text:p/>
            </draw:path>
            <draw:path draw:style-name="gr4" draw:text-style-name="P4" draw:layer="layout" svg:width="0.059cm" svg:height="0.131cm" svg:x="12.941cm" svg:y="21.752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4" draw:text-style-name="P4" draw:layer="layout" svg:width="0.1cm" svg:height="0.086cm" svg:x="13.026cm" svg:y="21.795cm" svg:viewBox="0 0 101 87" svg:d="M35 6c0-1 0-2 0-3s0-3-3-3c-4 0-11 1-13 1-3 1-7 1-10 1s-6 0-6 4 3 4 5 4c10 0 10 0 10 3 0 1-1 5-2 7-3 13-7 27-10 40-5 19-6 23-6 24 0 3 3 3 4 3s2 0 3 0c17-3 43-12 63-31 27-23 31-49 31-50 0-3-3-6-7-6-7 0-8 6-10 11-7 28-34 59-67 68 6-24 12-49 18-73z">
              <text:p/>
            </draw:path>
            <draw:path draw:style-name="gr4" draw:text-style-name="P4" draw:layer="layout" svg:width="0.144cm" svg:height="0.145cm" svg:x="13.151cm" svg:y="21.76cm" svg:viewBox="0 0 145 146" svg:d="M77 78c20 0 40 0 60 0 3 0 8 0 8-5s-5-5-8-5c-20 0-40 0-60 0 0-20 0-40 0-60 0-3 0-8-5-8s-5 5-5 8c0 20 0 40 0 60-20 0-40 0-60 0-3 0-7 0-7 5s4 5 7 5c20 0 40 0 60 0 0 20 0 40 0 60 0 3 0 8 5 8s5-5 5-8c0-20 0-40 0-60z">
              <text:p/>
            </draw:path>
            <draw:path draw:style-name="gr4" draw:text-style-name="P4" draw:layer="layout" svg:width="0.1cm" svg:height="0.086cm" svg:x="13.324cm" svg:y="21.795cm" svg:viewBox="0 0 101 87" svg:d="M35 6c0-1 0-2 0-3s0-3-3-3c-4 0-11 1-13 1-3 1-7 1-10 1s-6 0-6 4 3 4 5 4c10 0 10 0 10 3 0 1-1 5-2 7-3 13-7 27-10 40-5 19-6 23-6 24 0 3 3 3 4 3s2 0 3 0c17-3 43-12 63-31 28-23 31-49 31-50 0-3-3-6-7-6-7 0-8 6-9 11-8 28-35 59-68 68 6-24 12-49 18-73z">
              <text:p/>
            </draw:path>
            <draw:path draw:style-name="gr4" draw:text-style-name="P4" draw:layer="layout" svg:width="0.132cm" svg:height="0.009cm" svg:x="13.457cm" svg:y="21.828cm" svg:viewBox="0 0 133 10" svg:d="M125 10c3 0 8 0 8-5s-4-5-8-5c-39 0-78 0-117 0-3 0-8 0-8 5s5 5 8 5c39 0 78 0 117 0z">
              <text:p/>
            </draw:path>
            <draw:path draw:style-name="gr4" draw:text-style-name="P4" draw:layer="layout" svg:width="0.07cm" svg:height="0.13cm" svg:x="13.633cm" svg:y="21.751cm" svg:viewBox="0 0 71 131" svg:d="M44 6c0-5 0-6-6-6-12 13-30 13-38 13 0 2 0 5 0 7 5 0 18 0 28-6 0 34 0 68 0 101 0 7 0 9-19 9-3 0-5 0-7 0 0 2 0 5 0 7 3-1 27-1 34-1 6 0 31 0 35 1 0-2 0-5 0-7-2 0-5 0-7 0-20 0-20-2-20-9 0-36 0-73 0-109z">
              <text:p/>
            </draw:path>
            <draw:path draw:style-name="gr4" draw:text-style-name="P4" draw:layer="layout" svg:width="0.144cm" svg:height="0.145cm" svg:x="13.737cm" svg:y="21.76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4" draw:text-style-name="P4" draw:layer="layout" svg:width="0.071cm" svg:height="0.019cm" svg:x="13.954cm" svg:y="21.697cm" svg:viewBox="0 0 72 20" svg:d="M69 0c-7 6-12 10-18 10-5 0-10-4-12-4-7-4-11-6-16-6-8 0-11 3-23 16 1 1 3 3 4 4 6-6 11-9 17-9 5 0 11 3 13 3 7 4 11 6 15 6 8 0 11-3 23-16-1-1-2-3-3-4z">
              <text:p/>
            </draw:path>
            <draw:path draw:style-name="gr4" draw:text-style-name="P4" draw:layer="layout" svg:width="0.1cm" svg:height="0.137cm" svg:x="13.908cm" svg:y="21.745cm" svg:viewBox="0 0 101 138" svg:d="M100 6c1 0 1-3 1-4 0 0-1-2-3-2-4 0-20 2-25 2-2 0-5 0-5 4s3 4 6 4c9 0 9 0 9 2s-1 2-1 5c-3 15-7 30-11 45-5-7-11-12-21-12-24 0-50 28-50 56 0 19 13 32 30 32 10 0 20-5 28-13 4 12 15 13 20 13 7 0 12-4 16-10 4-7 6-18 6-19 0-3-2-3-3-3-3 0-3 0-4 6-3 10-7 21-15 21-4 0-6-4-6-10 0-3 0-5 1-8 9-36 18-73 27-109zM58 112c-1 6-5 10-10 13-2 1-10 8-18 8-7 0-14-5-14-19 0-11 6-32 10-40 9-16 19-19 24-19 14 0 18 15 18 18 0 1 0 1-1 2-3 12-6 25-9 37z">
              <text:p/>
            </draw:path>
            <draw:path draw:style-name="gr4" draw:text-style-name="P4" draw:layer="layout" svg:width="0.065cm" svg:height="0.121cm" svg:x="14.018cm" svg:y="21.693cm" svg:viewBox="0 0 66 122" svg:d="M66 6c0-4-2-6-6-6s-9 4-9 8c0 3 3 6 7 6s8-4 8-8zM35 100c-2 10-11 18-20 18-2 0-4-1-5-1 4-2 4-6 4-7 0-3-1-7-6-7-4 0-8 5-8 10s6 9 15 9 28-4 33-22c4-17 9-34 13-50 0-2 0-3 0-5 0-8-7-14-17-14-17 0-27 19-27 22 0 2 1 2 2 2 3 0 3-1 3-2 7-14 16-17 21-17 6 0 6 5 6 7 0 3 0 3 0 4-5 18-9 35-14 53z">
              <text:p/>
            </draw:path>
            <draw:path draw:style-name="gr4" draw:text-style-name="P4" draw:layer="layout" svg:width="0.049cm" svg:height="0.094cm" svg:x="14.025cm" svg:y="21.852cm" svg:viewBox="0 0 50 95" svg:d="M43 6c0-4-2-6-6-6s-9 3-9 8c0 4 3 6 6 6 5 0 9-4 9-8zM50 74c0-3-3-3-4-3-2 0-2 1-3 3-2 8-9 16-16 16-3 0-4-2-4-5s1-4 2-7 2-6 3-8c1-1 6-14 8-19 1-3 2-5 2-7 0-7-7-13-16-13-14 0-22 19-22 22 0 2 2 2 3 2 3 0 3-1 3-3 4-10 10-16 16-16 3 0 4 2 4 6 0 0 0 2 0 4-1 3-8 18-10 23-1 2-1 3-3 7 0 2-2 4-2 6 0 8 7 13 16 13 15 0 23-18 23-21z">
              <text:p/>
            </draw:path>
            <draw:path draw:style-name="gr4" draw:text-style-name="P4" draw:layer="layout" svg:width="0.116cm" svg:height="0.116cm" svg:x="14.101cm" svg:y="21.852cm" svg:viewBox="0 0 117 117" svg:d="M62 62c17 0 33 0 49 0 3 0 6 0 6-4s-3-4-6-4c-16 0-32 0-49 0 0-16 0-32 0-48 0-3 0-6-4-6s-4 3-4 6c0 16 0 32 0 48-16 0-32 0-48 0-2 0-6 0-6 4s4 4 6 4c16 0 32 0 48 0 0 17 0 33 0 49 0 3 0 6 4 6s4-3 4-6c0-16 0-32 0-49z">
              <text:p/>
            </draw:path>
            <draw:path draw:style-name="gr4" draw:text-style-name="P4" draw:layer="layout" svg:width="0.057cm" svg:height="0.093cm" svg:x="14.253cm" svg:y="21.852cm" svg:viewBox="0 0 58 94" svg:d="M35 4c0-4 0-4-5-4-9 9-25 9-28 9 0 0-1 0-2 0 0 2 0 4 0 6 1 0 2 0 2 0 4 0 12-1 20-4 0 24 0 47 0 71 0 4 0 5-14 5-2 0-5 0-7 0 0 2 0 4 0 7 7-1 19-1 28-1 8 0 21 0 29 1 0-3 0-5 0-7-3 0-5 0-8 0-15 0-15-1-15-5 0-26 0-52 0-78z">
              <text:p/>
            </draw:path>
            <draw:path draw:style-name="gr4" draw:text-style-name="P4" draw:layer="layout" svg:width="0.059cm" svg:height="0.132cm" svg:x="12.941cm" svg:y="22.072cm" svg:viewBox="0 0 60 133" svg:d="M54 8c0-3-2-8-8-8-4 0-10 6-10 11 0 3 2 7 7 7 7 0 11-5 11-10zM14 108c0 2-1 5-1 8 0 10 8 17 18 17 20 0 29-27 29-31 0-2-2-1-3-2-3 0-3 2-4 3-5 16-13 24-21 24-4 0-5-2-5-7 0-4 2-8 3-12 2-6 4-11 7-16 1-5 9-22 9-25 0-2 1-5 1-6 0-10-8-17-18-17-20 0-29 26-29 30 0 3 2 2 3 3 3 0 3-1 4-3 5-17 14-24 21-24 3 0 5 1 5 6s-1 8-6 20c-4 11-8 21-13 32z">
              <text:p/>
            </draw:path>
            <draw:path draw:style-name="gr4" draw:text-style-name="P4" draw:layer="layout" svg:width="0.1cm" svg:height="0.085cm" svg:x="13.026cm" svg:y="22.116cm" svg:viewBox="0 0 101 86" svg:d="M35 6c0-1 0-2 0-4-1 0 0-2-3-2-4 0-11 1-13 1-3 1-7 1-10 1s-6 0-6 4c0 3 3 3 5 3 10 0 10 1 10 3s-1 6-2 8c-3 13-7 26-10 39-5 20-6 24-6 25 0 2 3 2 4 2s2 0 3 0c17-2 43-12 63-30 27-24 21-33 31-50 0-4-3-6-7-6-7 0-8 6-10 11-7 28-34 58-67 68 6-24 12-49 18-73z">
              <text:p/>
            </draw:path>
            <draw:path draw:style-name="gr4" draw:text-style-name="P4" draw:layer="layout" svg:width="0.144cm" svg:height="0.144cm" svg:x="13.151cm" svg:y="22.081cm" svg:viewBox="0 0 145 145" svg:d="M77 78c20 0 40 0 60 0 3 0 8 0 8-5s-5-5-8-5c-20 0-40 0-60 0 0-20 0-41 0-61 0-2 0-7-5-7s-5 5-5 7c0 20 0 41 0 61-20 0-40 0-60 0-3 0-7 0-7 5s4 5 7 5c20 0 40 0 60 0 0 20 0 40 0 60 0 3 0 7 5 7s5-4 5-7c0-20 0-40 0-60z">
              <text:p/>
            </draw:path>
            <draw:path draw:style-name="gr4" draw:text-style-name="P4" draw:layer="layout" svg:width="0.072cm" svg:height="0.019cm" svg:x="13.368cm" svg:y="22.019cm" svg:viewBox="0 0 73 20" svg:d="M69 0c-6 6-12 9-17 9-6 0-11-3-13-4-7-3-11-5-16-5-8 0-10 3-23 16 1 1 3 3 4 4 6-6 11-10 17-10 5 0 11 4 13 4 7 4 11 6 15 6 8 0 11-3 24-16-2-1-3-3-4-4z">
              <text:p/>
            </draw:path>
            <draw:path draw:style-name="gr4" draw:text-style-name="P4" draw:layer="layout" svg:width="0.1cm" svg:height="0.137cm" svg:x="13.322cm" svg:y="22.067cm" svg:viewBox="0 0 101 138" svg:d="M100 6c1 0 1-3 1-4 0 0-1-2-3-2-4 0-20 2-25 2-2 0-4 0-4 4 0 3 2 3 5 3 9 0 9 1 9 3s-1 2-1 4c-3 15-7 30-11 45-4-7-11-11-20-11-25 0-51 28-51 56 0 19 13 32 30 32 10 0 20-6 28-13 4 11 15 13 20 13 7 0 12-4 16-10 4-8 6-19 6-20 0-2-2-2-2-2-4 0-4 0-5 6-3 9-6 21-15 21-4 0-6-4-6-10 0-4 1-5 1-8 9-36 18-73 27-109zM58 112c-1 6-5 9-9 13-3 1-11 8-19 8-7 0-14-5-14-19 0-11 6-32 10-40 9-16 20-19 25-19 14 0 17 15 17 17 0 1 0 2 0 3-3 12-6 25-10 37z">
              <text:p/>
            </draw:path>
            <draw:path draw:style-name="gr4" draw:text-style-name="P4" draw:layer="layout" svg:width="0.065cm" svg:height="0.122cm" svg:x="13.432cm" svg:y="22.014cm" svg:viewBox="0 0 66 123" svg:d="M66 6c0-3-2-6-6-6s-9 5-9 9c0 3 3 5 7 5s8-4 8-8zM36 100c-3 11-12 18-20 18-2 0-4 0-6 0 4-3 5-6 5-8 0-3-1-6-6-6s-9 5-9 9c0 6 6 10 16 10s27-5 32-22c4-17 9-34 13-51 0-1 1-3 1-4 0-8-8-14-18-14-17 0-27 19-27 22 0 2 1 1 2 2 3 0 3-1 3-2 7-14 16-17 21-17 6 0 7 5 7 7s0 2-1 4c-4 17-9 35-13 52z">
              <text:p/>
            </draw:path>
            <draw:path draw:style-name="gr4" draw:text-style-name="P4" draw:layer="layout" svg:width="0.049cm" svg:height="0.094cm" svg:x="13.439cm" svg:y="22.173cm" svg:viewBox="0 0 50 95" svg:d="M43 6c0-3-2-6-6-6s-9 4-9 9c0 4 3 5 6 5 5 0 9-4 9-8zM50 74c0-2-3-2-4-2-2 0-2 0-3 3-2 7-9 16-15 16-3 0-5-2-5-5 0-4 1-5 3-8 0-3 1-5 2-8 1 0 6-14 8-19 2-2 2-5 2-7 0-6-6-12-15-12-15 0-23 18-23 22 0 2 2 2 3 2 3 0 3-1 3-3 4-10 10-16 16-16 3 0 4 1 4 5 0 2 0 3 0 5-1 3-8 18-9 23-2 2-2 2-3 7-1 2-2 4-2 6 0 7 6 12 15 12 15 0 23-17 23-21z">
              <text:p/>
            </draw:path>
            <draw:path draw:style-name="gr4" draw:text-style-name="P4" draw:layer="layout" svg:width="0.011cm" svg:height="0.18cm" svg:x="14.397cm" svg:y="21.653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11cm" svg:height="0.18cm" svg:x="14.397cm" svg:y="21.821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8cm" svg:x="14.397cm" svg:y="21.99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79cm" svg:x="14.397cm" svg:y="22.159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158cm" svg:height="0.129cm" svg:x="14.461cm" svg:y="21.939cm" svg:viewBox="0 0 159 130" svg:d="M140 14c-10 4-15 13-15 20 0 6 5 13 13 13 11 0 21-8 21-22 0-15-15-25-32-25-16 0-26 13-30 18-7-12-23-18-39-18-36 0-55 35-55 44 0 4 5 4 7 4 4 0 5 0 7-3 8-26 28-35 40-35 10 0 15 5 15 15 0 5-4 21-6 30-4 13-7 26-10 39-4 17-14 25-24 25-1 0-7 0-13-4 10-2 15-12 15-19 0-6-4-13-14-13s-20 8-20 22c0 15 14 25 32 25 16 0 26-12 30-17 7 11 23 17 39 17 35 0 54-35 54-44 0-4-4-4-6-4-4 0-6 0-7 4-8 25-28 33-40 33-11 0-16-5-16-13 0-7 4-21 7-32 1-7 8-33 9-38 4-17 15-26 24-26 2 0 8 0 14 4z">
              <text:p/>
            </draw:path>
            <draw:path draw:style-name="gr4" draw:text-style-name="P4" draw:layer="layout" svg:width="0.085cm" svg:height="0.17cm" svg:x="14.635cm" svg:y="21.801cm" svg:viewBox="0 0 86 171" svg:d="M86 8c0-4-2-8-8-8-5 0-11 6-11 11 0 3 3 7 8 7 6 0 11-4 11-10zM45 140c-3 14-14 26-26 26-2 0-5-1-7-2 6-2 7-7 7-10 0-4-4-7-8-7-6 0-11 5-11 11 0 8 8 13 19 13 12 0 35-7 41-31 6-23 12-47 18-70 0-3 1-4 1-8 0-11-9-18-21-18-22 0-35 27-35 30s3 3 4 3c3 0 3-1 4-4 5-11 15-23 27-23 4 0 6 3 6 9 0 3 0 5-1 6-6 25-12 50-18 75z">
              <text:p/>
            </draw:path>
            <draw:path draw:style-name="gr4" draw:text-style-name="P4" draw:layer="layout" svg:width="0.058cm" svg:height="0.132cm" svg:x="14.645cm" svg:y="22.014cm" svg:viewBox="0 0 59 133" svg:d="M54 7c0-2-2-7-8-7-5 0-11 5-11 11 0 3 3 7 8 7 6 0 11-5 11-11zM14 107c-1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4" draw:text-style-name="P4" draw:layer="layout" svg:width="0.032cm" svg:height="0.083cm" svg:x="14.777cm" svg:y="22.036cm" svg:viewBox="0 0 33 84" svg:d="M33 30c0-19-7-30-18-30-9 0-15 7-15 15 0 7 6 15 15 15 3 0 7-1 10-4 1 0 1 0 1 0 1 1 1 0 1 4 0 20-10 37-19 47-3 2-3 3-3 4 0 2 1 3 2 3 3 0 26-22 26-54z">
              <text:p/>
            </draw:path>
            <draw:path draw:style-name="gr4" draw:text-style-name="P4" draw:layer="layout" svg:width="0.093cm" svg:height="0.025cm" svg:x="14.952cm" svg:y="21.805cm" svg:viewBox="0 0 94 26" svg:d="M94 4c-2-1-4-3-5-4-8 5-11 14-23 14-7 0-14-5-19-8-7-4-13-6-17-6-11 0-16 6-30 22 1 1 3 2 4 4 8-5 11-13 23-13 7 0 14 4 19 6 7 5 12 7 17 7 11 0 16-6 31-22z">
              <text:p/>
            </draw:path>
            <draw:path draw:style-name="gr4" draw:text-style-name="P4" draw:layer="layout" svg:width="0.133cm" svg:height="0.197cm" svg:x="14.889cm" svg:y="21.871cm" svg:viewBox="0 0 134 198" svg:d="M134 3c-1-1 0-3-4-3s-31 3-36 3c-1 1-4 2-4 6 0 3 4 3 8 3 13 0 13 2 13 5 0 2 0 4-1 5-5 23-11 45-16 67-5-11-13-18-26-18-33 0-68 42-68 83 0 26 16 44 38 44 5 0 20 0 36-20 3 12 12 20 26 20 10 0 16-6 21-15 5-10 8-27 8-28 0-3-3-3-3-3-4 0-4 2-4 6-5 18-10 34-22 34-7 0-8-7-8-13s1-9 2-13c13-55 27-109 40-163zM75 162c-1 5-1 5-5 10-12 16-24 20-32 20-14 0-18-15-18-26 0-14 9-48 16-62 8-16 21-26 32-26 18 0 22 22 22 24s0 4 0 5c-5 18-10 36-15 55z">
              <text:p/>
            </draw:path>
            <draw:path draw:style-name="gr4" draw:text-style-name="P4" draw:layer="layout" svg:width="0.085cm" svg:height="0.17cm" svg:x="15.025cm" svg:y="21.801cm" svg:viewBox="0 0 86 171" svg:d="M86 8c0-4-2-8-8-8-5 0-10 6-10 11 0 3 2 7 7 7 6 0 11-4 11-10zM45 140c-3 14-14 26-26 26-2 0-5-1-7-2 6-2 7-7 7-10 0-4-4-7-8-7-5 0-11 5-11 11 0 8 8 13 19 13 12 0 35-7 42-31 6-23 12-47 17-70 1-3 1-4 1-8 0-11-9-18-21-18-22 0-34 27-34 30s2 3 3 3c3 0 3-1 4-4 5-11 15-23 27-23 4 0 6 3 6 9 0 3 0 5 0 6-6 25-13 50-19 75z">
              <text:p/>
            </draw:path>
            <draw:path draw:style-name="gr4" draw:text-style-name="P4" draw:layer="layout" svg:width="0.058cm" svg:height="0.132cm" svg:x="15.034cm" svg:y="22.014cm" svg:viewBox="0 0 59 133" svg:d="M54 7c0-2-2-7-8-7-5 0-11 5-11 11 0 3 3 7 8 7 6 0 11-5 11-11zM14 107c0 3-2 6-2 9 0 9 8 17 19 17 19 0 28-27 28-31 0-2-2-2-3-2-2 0-2 1-3 3-5 16-14 24-21 24-4 0-6-2-6-7s2-8 4-13 4-10 6-15 9-23 10-26c0-1 1-4 1-5 0-10-8-17-19-17-19 0-28 26-28 30 0 3 2 3 3 3 3 0 3-2 3-3 6-18 15-24 22-24 3 0 5 1 5 6s-2 8-7 20c-4 10-8 21-12 31z">
              <text:p/>
            </draw:path>
            <draw:path draw:style-name="gr4" draw:text-style-name="P4" draw:layer="layout" svg:width="0.033cm" svg:height="0.083cm" svg:x="15.167cm" svg:y="22.036cm" svg:viewBox="0 0 34 84" svg:d="M34 30c0-19-8-30-19-30-9 0-15 7-15 15 0 7 6 15 15 15 3 0 7-1 10-4 1 0 1 0 1 0 1 1 1 0 1 4 0 20-9 38-19 47-3 3-3 3-3 4 0 2 1 3 3 3s26-22 26-54z">
              <text:p/>
            </draw:path>
            <draw:path draw:style-name="gr4" draw:text-style-name="P4" draw:layer="layout" svg:width="0.093cm" svg:height="0.025cm" svg:x="15.341cm" svg:y="21.805cm" svg:viewBox="0 0 94 26" svg:d="M94 4c-2-1-4-3-5-4-8 5-11 14-23 14-7 0-14-5-19-8-7-4-12-6-17-6-11 0-16 6-30 22 1 1 3 2 4 4 8-5 11-13 23-13 7 0 14 4 19 6 8 5 12 7 17 7 11 0 16-6 31-22z">
              <text:p/>
            </draw:path>
            <draw:path draw:style-name="gr4" draw:text-style-name="P4" draw:layer="layout" svg:width="0.133cm" svg:height="0.197cm" svg:x="15.279cm" svg:y="21.871cm" svg:viewBox="0 0 134 198" svg:d="M134 3c-1-1 0-3-4-3s-30 3-35 3c-2 1-4 2-4 6 0 3 3 3 7 3 13 0 14 2 14 5 0 2-1 4-1 5-6 23-12 45-17 67-5-11-13-18-26-18-33 0-68 42-68 83 0 26 16 44 38 44 5 0 20 0 36-20 3 12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4" draw:text-style-name="P4" draw:layer="layout" svg:width="0.085cm" svg:height="0.17cm" svg:x="15.414cm" svg:y="21.801cm" svg:viewBox="0 0 86 171" svg:d="M86 8c0-4-2-8-8-8-5 0-10 6-10 11 0 3 2 7 8 7 5 0 10-4 10-10zM45 140c-3 14-14 26-26 26-2 0-5-1-6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4" draw:text-style-name="P4" draw:layer="layout" svg:width="0.058cm" svg:height="0.132cm" svg:x="15.424cm" svg:y="22.014cm" svg:viewBox="0 0 59 133" svg:d="M54 7c0-2-2-7-8-7-4 0-11 5-11 11 0 3 3 7 8 7 6 0 11-5 11-11zM14 107c0 3-1 6-1 9 0 9 7 17 18 17 20 0 28-27 28-31 0-2-2-2-3-2-2 0-2 1-3 3-5 16-14 24-21 24-4 0-5-2-5-7s1-8 3-13 4-10 6-15 9-23 10-26c0-1 1-4 1-5 0-10-8-17-18-17-20 0-29 26-29 30 0 3 2 3 3 3 3 0 3-2 3-3 6-18 15-24 22-24 3 0 5 1 5 6s-2 8-7 20c-4 10-8 21-12 31z">
              <text:p/>
            </draw:path>
            <draw:path draw:style-name="gr4" draw:text-style-name="P4" draw:layer="layout" svg:width="0.144cm" svg:height="0.144cm" svg:x="15.508cm" svg:y="22.023cm" svg:viewBox="0 0 145 145" svg:d="M78 78c20 0 40 0 60 0 2 0 7 0 7-5s-5-5-7-5c-20 0-40 0-60 0 0-20 0-41 0-61 0-2 0-7-5-7s-5 5-5 7c0 20 0 41 0 61-20 0-41 0-61 0-2 0-7 0-7 4 0 6 5 6 7 6 20 0 41 0 61 0 0 20 0 40 0 60 0 2 0 7 4 7 6 0 6-4 6-7 0-20 0-40 0-60z">
              <text:p/>
            </draw:path>
            <draw:path draw:style-name="gr4" draw:text-style-name="P4" draw:layer="layout" svg:width="0.071cm" svg:height="0.129cm" svg:x="15.688cm" svg:y="22.014cm" svg:viewBox="0 0 72 130" svg:d="M45 6c0-6-1-6-6-6-13 12-31 13-39 13 0 2 0 4 0 6 5 0 18 0 29-5 0 34 0 67 0 100 0 7 0 9-20 9-3 0-5 0-7 0 0 3 0 5 0 7 3 0 28 0 35 0 5 0 30 0 35 0 0-2 0-4 0-7-2 0-5 0-7 0-20 0-20-2-20-9 0-36 0-72 0-108z">
              <text:p/>
            </draw:path>
            <draw:path draw:style-name="gr4" draw:text-style-name="P4" draw:layer="layout" svg:width="0.032cm" svg:height="0.083cm" svg:x="15.816cm" svg:y="22.036cm" svg:viewBox="0 0 33 84" svg:d="M33 30c0-19-7-30-18-30-9 0-15 7-15 15 0 7 6 15 15 15 3 0 7-1 10-4 1 0 1 0 1 0 1 1 1 0 1 4 0 20-10 37-19 47-3 2-3 3-3 4 0 2 1 3 3 3s25-22 25-54z">
              <text:p/>
            </draw:path>
            <draw:path draw:style-name="gr4" draw:text-style-name="P4" draw:layer="layout" svg:width="0.137cm" svg:height="0.673cm" svg:x="15.928cm" svg:y="21.659cm" svg:viewBox="0 0 138 674" svg:d="M138 337c0-111-25-222-96-306-6-6-17-17-28-28-4-3-4-3-8-3s-6 0-6 2 1 3 2 4c9 9 28 28 47 59 45 73 65 164 65 272 0 76-9 173-56 256-22 40-45 64-57 76-1 0-1 1-1 2 0 3 2 3 6 3s4 0 8-5c95-85 124-214 124-332z">
              <text:p/>
            </draw:path>
            <draw:path draw:style-name="gr4" draw:text-style-name="P4" draw:layer="layout" svg:width="0.146cm" svg:height="0.177cm" svg:x="16.162cm" svg:y="21.942cm" svg:viewBox="0 0 147 178" svg:d="M22 158c-2 10-3 12-16 12-3 0-6 0-6 5 0 3 2 3 4 3 7 0 16 0 23 0 10 0 19 0 28 0 2 0 6 0 6-5 0-3-3-3-7-3-14 0-14-2-14-4 0-4 11-50 14-56 3 8 11 17 25 17 33 0 68-41 68-82 0-27-16-45-37-45-14 0-28 10-37 21-3-15-15-21-26-21-13 0-17 11-21 16-4 10-8 26-8 27 0 3 3 3 4 3 2 0 3 0 4-7 5-19 11-33 20-33 5 0 9 2 9 13 0 7-1 10-1 15-11 41-22 83-32 124zM71 37c3-8 10-16 15-20 10-9 18-11 23-11 11 0 18 10 18 27 0 16-9 49-14 59-10 20-23 29-34 29-18 0-22-23-22-25 0-1 0-1 1-5 4-18 9-36 13-54z">
              <text:p/>
            </draw:path>
            <draw:path draw:style-name="gr4" draw:text-style-name="P4" draw:layer="layout" svg:width="0.106cm" svg:height="0.505cm" svg:x="16.41cm" svg:y="21.743cm" svg:viewBox="0 0 107 506" svg:d="M94 502c1 1 3 2 4 4 2 0 4 0 6 0 1 0 3 0 3-3 0-1-1-1-1-2-10-11-25-26-43-57-30-54-41-123-41-191 0-125 35-198 84-248 1-1 1-1 1-2 0-3-2-3-5-3-4 0-4 0-7 2-27 24-57 63-77 122-12 37-18 82-18 129 0 66 12 141 57 207 7 11 12 15 17 22 4 4 7 8 9 11 4 3 8 6 11 9z">
              <text:p/>
            </draw:path>
            <draw:path draw:style-name="gr4" draw:text-style-name="P4" draw:layer="layout" svg:width="0.093cm" svg:height="0.025cm" svg:x="16.6cm" svg:y="21.805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4" draw:text-style-name="P4" draw:layer="layout" svg:width="0.133cm" svg:height="0.197cm" svg:x="16.539cm" svg:y="21.871cm" svg:viewBox="0 0 134 198" svg:d="M134 3c-1-1 0-3-4-3s-31 3-36 3c-2 1-4 2-4 6 0 3 3 3 8 3 12 0 13 2 13 5 0 2 0 4-1 5-5 23-11 45-16 67-5-11-14-18-26-18-33 0-68 42-68 83 0 26 15 44 38 44 5 0 19 0 36-20 2 12 12 20 25 20 11 0 17-6 21-15 5-10 9-27 9-28 0-3-3-3-3-3-4 0-4 2-4 6-5 18-11 34-22 34-7 0-8-7-8-13s0-9 2-13c13-55 26-109 40-163zM75 162c-1 5-1 5-5 10-12 16-24 20-32 20-14 0-18-15-18-26 0-14 9-48 15-62 9-16 22-26 33-26 18 0 22 22 22 24s0 4 0 5c-5 18-10 36-15 55z">
              <text:p/>
            </draw:path>
            <draw:path draw:style-name="gr4" draw:text-style-name="P4" draw:layer="layout" svg:width="0.085cm" svg:height="0.17cm" svg:x="16.674cm" svg:y="21.801cm" svg:viewBox="0 0 86 171" svg:d="M86 8c0-4-2-8-8-8-5 0-11 6-11 11 0 3 3 7 8 7 6 0 11-4 11-10zM45 140c-4 14-15 26-26 26-2 0-5-1-7-2 5-2 6-7 6-10 0-4-3-7-7-7-6 0-11 5-11 11 0 8 7 13 19 13s35-7 41-31c6-23 12-47 18-70 0-3 1-4 1-8 0-11-9-18-21-18-22 0-35 27-35 30s3 3 4 3c2 0 3-1 3-4 6-11 16-23 28-23 4 0 6 3 6 9 0 3 0 5-1 6-6 25-12 50-18 75z">
              <text:p/>
            </draw:path>
            <draw:path draw:style-name="gr4" draw:text-style-name="P4" draw:layer="layout" svg:width="0.059cm" svg:height="0.132cm" svg:x="16.683cm" svg:y="22.014cm" svg:viewBox="0 0 60 133" svg:d="M55 7c0-2-2-7-8-7-5 0-11 5-11 11 0 3 2 7 8 7s11-5 11-11zM14 107c0 3-1 6-1 9 0 9 8 17 18 17 20 0 29-27 29-31 0-2-2-2-3-2-3 0-3 1-4 3-4 16-13 24-21 24-4 0-5-2-5-7s2-8 3-13c2-5 4-10 7-15 1-5 9-23 9-26 1-1 1-4 1-5 0-10-7-17-18-17-19 0-29 26-29 30 0 3 3 3 4 3 2 0 2-2 3-3 5-18 14-24 21-24 3 0 5 1 5 6s-1 8-6 20c-4 10-8 21-13 31z">
              <text:p/>
            </draw:path>
            <draw:path draw:style-name="gr4" draw:text-style-name="P4" draw:layer="layout" svg:width="0.145cm" svg:height="0.144cm" svg:x="16.767cm" svg:y="22.023cm" svg:viewBox="0 0 146 145" svg:d="M78 78c20 0 40 0 60 0 3 0 8 0 8-5s-5-5-8-5c-20 0-40 0-60 0 0-20 0-41 0-61 0-2 0-7-5-7s-5 5-5 7c0 20 0 41 0 61-20 0-40 0-60 0-3 0-8 0-8 4 0 6 5 6 8 6 20 0 40 0 60 0 0 20 0 40 0 60 0 2 0 7 5 7s5-4 5-7c0-20 0-40 0-60z">
              <text:p/>
            </draw:path>
            <draw:path draw:style-name="gr4" draw:text-style-name="P4" draw:layer="layout" svg:width="0.07cm" svg:height="0.129cm" svg:x="16.948cm" svg:y="22.014cm" svg:viewBox="0 0 71 130" svg:d="M44 6c0-6 0-6-6-6-12 12-30 13-38 13 0 2 0 4 0 6 5 0 18 0 28-5 0 34 0 67 0 100 0 7 0 9-19 9-3 0-5 0-7 0 0 3 0 5 0 7 3 0 27 0 34 0 6 0 31 0 35 0 0-2 0-4 0-7-2 0-5 0-7 0-20 0-20-2-20-9 0-36 0-72 0-108z">
              <text:p/>
            </draw:path>
            <draw:path draw:style-name="gr4" draw:text-style-name="P4" draw:layer="layout" svg:width="0.011cm" svg:height="0.179cm" svg:x="17.093cm" svg:y="21.737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79cm" svg:x="17.093cm" svg:y="21.906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8cm" svg:x="17.093cm" svg:y="22.074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93cm" svg:height="0.025cm" svg:x="17.219cm" svg:y="21.805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4" draw:text-style-name="P4" draw:layer="layout" svg:width="0.133cm" svg:height="0.197cm" svg:x="17.157cm" svg:y="21.871cm" svg:viewBox="0 0 134 198" svg:d="M134 3c-1-1 0-3-4-3s-31 3-36 3c-2 1-4 2-4 6 0 3 3 3 7 3 13 0 14 2 14 5 0 2 0 4-1 5-5 23-11 45-16 67-5-11-14-18-26-18-34 0-68 42-68 83 0 26 15 44 38 44 5 0 19 0 36-20 2 12 12 20 25 20 11 0 17-6 21-15 5-10 9-27 9-28 0-3-3-3-3-3-4 0-4 2-4 6-5 18-11 34-22 34-8 0-9-7-9-13s1-9 3-13c13-55 26-109 40-163zM75 162c-1 5-1 5-5 10-12 16-24 20-32 20-14 0-18-15-18-26 0-14 9-48 15-62 9-16 22-26 33-26 18 0 22 22 22 24s0 4 0 5c-5 18-10 36-15 55z">
              <text:p/>
            </draw:path>
            <draw:path draw:style-name="gr4" draw:text-style-name="P4" draw:layer="layout" svg:width="0.085cm" svg:height="0.17cm" svg:x="17.292cm" svg:y="21.801cm" svg:viewBox="0 0 86 171" svg:d="M86 8c0-4-3-8-8-8s-11 6-11 11c0 3 3 7 8 7 6 0 11-4 11-10zM45 140c-4 14-15 26-26 26-2 0-5-1-7-2 5-2 6-7 6-10 0-4-3-7-7-7-6 0-11 5-11 11 0 8 7 13 19 13s35-7 41-31c6-23 12-47 18-70 0-3 1-4 1-8 0-11-9-18-21-18-22 0-35 27-35 30s2 2 3 3c3 0 4-1 4-4 5-11 16-23 28-23 4 0 6 3 6 9 0 3-1 5-1 6-6 25-12 50-18 75z">
              <text:p/>
            </draw:path>
            <draw:path draw:style-name="gr4" draw:text-style-name="P4" draw:layer="layout" svg:width="0.059cm" svg:height="0.132cm" svg:x="17.301cm" svg:y="22.014cm" svg:viewBox="0 0 60 133" svg:d="M54 7c0-2-2-7-7-7s-11 5-11 11c0 3 2 7 8 7s10-5 10-11zM14 107c0 3-1 6-1 9 0 9 8 17 18 17 20 0 29-27 29-31 0-2-2-2-3-2-3 0-3 1-4 3-4 16-13 24-21 24-4 0-5-2-5-7s2-8 3-13c2-5 4-10 7-15 1-5 9-23 9-26 1-1 1-4 1-5 0-10-8-17-18-17-19 0-29 26-29 30 0 3 2 2 3 3 3 0 3-2 4-3 5-18 14-24 21-24 3 0 5 1 5 6s-1 8-6 20c-4 10-8 21-13 31z">
              <text:p/>
            </draw:path>
            <draw:path draw:style-name="gr4" draw:text-style-name="P4" draw:layer="layout" svg:width="0.106cm" svg:height="0.505cm" svg:x="17.42cm" svg:y="21.743cm" svg:viewBox="0 0 107 506" svg:d="M107 253c0-81-19-167-74-230-4-5-15-15-21-21-2-2-2-2-6-2-3 0-6 0-6 3 0 1 2 2 2 3 9 9 24 25 42 56 30 54 42 124 42 191 0 122-34 197-84 248-1 1-2 1-2 2 0 3 3 3 6 3 4 0 4 0 7-3 26-22 57-61 76-121 12-38 18-84 18-129z">
              <text:p/>
            </draw:path>
            <draw:path draw:style-name="gr4" draw:text-style-name="P4" draw:layer="layout" svg:width="0.145cm" svg:height="0.177cm" svg:x="17.616cm" svg:y="21.942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19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4" draw:text-style-name="P4" draw:layer="layout" svg:width="0.105cm" svg:height="0.505cm" svg:x="17.864cm" svg:y="21.743cm" svg:viewBox="0 0 106 506" svg:d="M94 502c0 1 3 4 4 4 2 0 4 0 6 0 1 0 2 0 2-3 0-1 0-1 0-2-11-11-26-26-43-57-30-54-41-123-41-191 0-125 35-198 84-248 0-1 0-1 0-2 0-3-1-3-4-3-4 0-5 0-8 2-26 24-56 63-76 122-12 37-18 82-18 129 0 66 12 141 56 207 8 11 12 15 18 22 3 4 7 8 9 11 4 3 8 6 11 9z">
              <text:p/>
            </draw:path>
            <draw:path draw:style-name="gr4" draw:text-style-name="P4" draw:layer="layout" svg:width="0.158cm" svg:height="0.129cm" svg:x="17.992cm" svg:y="21.939cm" svg:viewBox="0 0 159 130" svg:d="M140 14c-10 4-15 13-15 20 0 6 5 13 13 13 11 0 21-8 21-22 0-15-15-25-32-25-16 0-26 13-30 18-7-12-23-18-39-18-36 0-55 35-55 44 0 4 5 4 7 4 4 0 6 0 7-3 8-26 28-35 40-35 10 0 16 5 16 15 0 5-4 21-7 30-4 13-7 26-10 39-4 17-14 25-23 25-2 0-8 0-14-4 10-2 15-12 15-19 0-6-4-13-14-13s-20 8-20 22c0 15 14 25 32 25 16 0 26-12 30-17 7 11 23 17 39 17 35 0 54-35 54-44 0-4-4-4-6-4-3 0-6 0-7 4-8 25-28 33-40 33-11 0-16-5-16-13 0-7 4-21 7-32 1-7 8-33 9-38 4-17 15-26 24-26 2 0 8 0 14 4z">
              <text:p/>
            </draw:path>
            <draw:path draw:style-name="gr4" draw:text-style-name="P4" draw:layer="layout" svg:width="0.085cm" svg:height="0.17cm" svg:x="18.167cm" svg:y="21.801cm" svg:viewBox="0 0 86 171" svg:d="M86 8c0-4-2-8-8-8-5 0-11 6-11 11 0 3 3 7 8 7 6 0 11-4 11-10zM45 140c-3 14-14 26-26 26-2 0-5-1-7-2 6-2 7-7 7-10 0-4-4-7-8-7-5 0-11 5-11 11 0 8 8 13 19 13 12 0 35-7 42-31 6-23 12-47 17-70 1-3 1-4 1-8 0-11-9-18-21-18-22 0-34 27-34 30s2 3 3 3c3 0 3-1 4-4 5-11 15-23 27-23 4 0 6 3 6 9 0 3 0 5 0 6-6 25-13 50-19 75z">
              <text:p/>
            </draw:path>
            <draw:path draw:style-name="gr4" draw:text-style-name="P4" draw:layer="layout" svg:width="0.058cm" svg:height="0.132cm" svg:x="18.176cm" svg:y="22.014cm" svg:viewBox="0 0 59 133" svg:d="M54 7c0-2-2-7-8-7-5 0-11 5-11 11 0 3 3 7 8 7 6 0 11-5 11-11zM14 107c0 3-2 6-2 9 0 9 8 17 19 17 19 0 28-27 28-31 0-2-2-2-3-2-2 0-2 1-3 3-5 16-14 24-21 24-4 0-6-2-6-7s2-8 4-13 4-10 6-15 9-23 10-26c0-1 1-4 1-5 0-10-8-17-19-17-19 0-28 26-28 30 0 3 2 3 3 3 3 0 3-2 3-3 6-18 15-24 22-24 3 0 5 1 5 6s-2 8-7 20c-4 10-8 21-12 31z">
              <text:p/>
            </draw:path>
            <draw:path draw:style-name="gr4" draw:text-style-name="P4" draw:layer="layout" svg:width="0.011cm" svg:height="0.179cm" svg:x="18.326cm" svg:y="21.737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79cm" svg:x="18.326cm" svg:y="21.906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8cm" svg:x="18.326cm" svg:y="22.074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13cm" svg:height="0.129cm" svg:x="18.391cm" svg:y="21.939cm" svg:viewBox="0 0 131 130" svg:d="M109 16c-15 5-15 18-15 19 0 4 2 13 13 13 12 0 21-10 21-22 0-15-15-26-40-26-56 0-88 44-88 81 0 25 16 49 60 49 7 0 26 0 43-7 17-6 28-18 28-21s-5-8-7-8-2 1-4 4c-15 16-38 21-59 21-19 0-28-9-28-25 0-11 7-44 16-60 11-19 28-24 40-24 3 0 13 0 20 6z">
              <text:p/>
            </draw:path>
            <draw:path draw:style-name="gr4" draw:text-style-name="P4" draw:layer="layout" svg:width="0.059cm" svg:height="0.131cm" svg:x="18.532cm" svg:y="21.978cm" svg:viewBox="0 0 60 132" svg:d="M54 7c0-3-1-7-7-7-5 0-11 5-11 10 0 4 2 8 8 8s10-5 10-11zM14 107c0 3-1 5-1 8 0 10 8 17 18 17 20 0 29-27 29-30 0-2-2-2-3-2-3 0-3 1-4 3-4 15-13 24-21 24-4 0-5-3-5-7 0-5 2-8 3-13 2-5 4-10 7-16 1-4 9-22 9-25 1-1 1-4 1-6 0-9-7-17-18-17-19 0-29 27-29 31 0 2 3 2 4 2 2 0 2-1 3-3 5-17 14-24 21-24 3 0 5 1 5 7 0 5-1 7-6 20-4 10-8 21-13 31z">
              <text:p/>
            </draw:path>
            <draw:path draw:style-name="gr4" draw:text-style-name="P4" draw:layer="layout" svg:width="0.032cm" svg:height="0.083cm" svg:x="18.641cm" svg:y="22.036cm" svg:viewBox="0 0 33 84" svg:d="M33 30c0-19-7-30-18-30-9 0-15 7-15 15 0 7 6 15 15 15 3 0 7-1 10-4 1 0 1 0 1 0 0 1 0 0 0 4 0 20-9 37-19 47-2 2-2 3-2 4 0 2 1 3 2 3 3 0 26-22 26-54z">
              <text:p/>
            </draw:path>
            <draw:path draw:style-name="gr4" draw:text-style-name="P4" draw:layer="layout" svg:width="0.224cm" svg:height="0.201cm" svg:x="18.757cm" svg:y="21.868cm" svg:viewBox="0 0 225 202" svg:d="M224 9c1-2 1-3 1-5 0-4-3-4-7-4-8 7-17 14-26 21-13-15-32-21-51-21-91 0-141 69-141 126 0 54 42 76 92 76 23 0 47-7 69-23 27-20 32-45 32-47 0-4-4-4-7-4-4 0-5 1-6 6-12 35-49 56-81 56-17 0-32-4-43-13-15-12-17-31-17-39s5-60 33-93c15-18 42-31 73-31 34 0 49 25 49 50 0 3-1 7-1 10 0 4 4 4 8 4 5 0 6 0 7-6 5-21 11-42 16-63z">
              <text:p/>
            </draw:path>
            <draw:path draw:style-name="gr4" draw:text-style-name="P4" draw:layer="layout" svg:width="0.058cm" svg:height="0.131cm" svg:x="18.981cm" svg:y="21.978cm" svg:viewBox="0 0 59 132" svg:d="M54 7c0-3-2-7-8-7-5 0-11 5-11 10 0 4 3 8 8 8 6 0 11-5 11-11zM14 107c0 3-2 5-2 8 0 10 8 17 19 17 19 0 28-27 28-30 0-2-2-2-3-2-2 0-2 1-3 3-5 15-14 24-22 24-3 0-5-3-5-7 0-5 2-8 4-13s4-10 6-16c2-4 9-22 10-25 0-1 1-4 1-6 0-9-8-17-19-17-19 0-28 27-28 31 0 2 2 2 3 2 3 0 3-1 3-3 6-17 14-24 22-24 2 0 5 1 5 7 0 5-2 7-7 20-4 10-8 21-12 31z">
              <text:p/>
            </draw:path>
            <draw:path draw:style-name="gr4" draw:text-style-name="P4" draw:layer="layout" svg:width="0.105cm" svg:height="0.505cm" svg:x="19.075cm" svg:y="21.743cm" svg:viewBox="0 0 106 506" svg:d="M106 253c0-81-18-167-74-230-3-5-14-15-21-21-1-2-2-2-6-2-3 0-5 0-5 3 0 1 1 2 2 3 9 9 24 25 42 56 30 54 42 124 42 191 0 122-35 197-85 248-1 1-1 1-1 2 0 3 2 3 5 3 4 0 5 0 7-3 26-22 57-61 76-121 13-38 18-84 18-129z">
              <text:p/>
            </draw:path>
            <draw:path draw:style-name="gr4" draw:text-style-name="P4" draw:layer="layout" svg:width="0.145cm" svg:height="0.842cm" svg:x="19.243cm" svg:y="21.574cm" svg:viewBox="0 0 146 843" svg:d="M146 422c0-105-13-212-58-308-20-44-46-82-74-112-3-1-3-2-8-2-4 0-6 0-6 3 0 1 1 3 2 3 27 33 49 69 66 108 37 86 51 187 51 308 0 120-13 224-55 316-17 36-38 69-63 99 0 1-1 3-1 4 0 2 2 2 6 2s5 0 5-1c1 0 18-17 40-48 49-69 74-151 87-235 6-45 8-91 8-137z">
              <text:p/>
            </draw:path>
          </draw:g>
        </draw:g>
        <draw:line draw:style-name="gr15" draw:text-style-name="P2" draw:layer="layout" svg:x1="5.2cm" svg:y1="3.6cm" svg:x2="3.002cm" svg:y2="3.6cm">
          <text:p/>
        </draw:line>
        <draw:frame draw:style-name="gr128" draw:text-style-name="P7" draw:layer="layout" svg:width="0.896cm" svg:height="0.395cm" svg:x="4.201cm" svg:y="3.201cm">
          <draw:text-box>
            <text:p><text:span text:style-name="T3">APP?</text:span></text:p>
          </draw:text-box>
        </draw:frame>
        <draw:line draw:style-name="gr94" draw:text-style-name="P2" draw:layer="layout" svg:x1="17.7cm" svg:y1="22.4cm" svg:x2="19.1cm" svg:y2="22.4cm">
          <text:p/>
        </draw:line>
        <draw:line draw:style-name="gr92" draw:text-style-name="P2" draw:layer="layout" svg:x1="12.1cm" svg:y1="22.4cm" svg:x2="17.6cm" svg:y2="22.4cm">
          <text:p/>
        </draw:line>
        <draw:frame draw:style-name="gr38" draw:text-style-name="P7" draw:layer="layout" svg:width="3.169cm" svg:height="0.395cm" svg:x="13.205cm" svg:y="2.808cm">
          <draw:text-box>
            <text:p><text:span text:style-name="T3">Constraints (binary):</text:span></text:p>
          </draw:text-box>
        </draw:frame>
        <draw:frame draw:style-name="gr39" draw:text-style-name="P7" draw:layer="layout" svg:width="1.694cm" svg:height="0.395cm" svg:x="13.406cm" svg:y="3.209cm">
          <draw:text-box>
            <text:p><text:span text:style-name="T3">run length:</text:span></text:p>
          </draw:text-box>
        </draw:frame>
        <draw:g>
          <svg:title>TexMaths</svg:title>
          <svg:desc>10§display§\mbox{\sf RL-}\rho§svg§600§TRUE§</svg:desc>
          <draw:g>
            <draw:path draw:style-name="gr4" draw:text-style-name="P4" draw:layer="layout" svg:width="0.182cm" svg:height="0.242cm" svg:x="15.706cm" svg:y="3.294cm" svg:viewBox="0 0 183 243" svg:d="M113 129c36-11 60-35 60-64 0-35-38-65-88-65-28 0-57 0-85 0 0 81 0 162 0 243 10 0 20 0 30 0 0-37 0-74 0-111 19 0 37 0 56 0 22 37 44 74 66 111 10 0 21 0 31 0-23-38-47-76-70-114zM30 111c0-30 0-61 0-91 17 0 34 0 51 0 40 0 64 20 64 45s-23 46-64 46c-17 0-34 0-51 0z">
              <text:p/>
            </draw:path>
            <draw:path draw:style-name="gr4" draw:text-style-name="P4" draw:layer="layout" svg:width="0.141cm" svg:height="0.242cm" svg:x="15.932cm" svg:y="3.294cm" svg:viewBox="0 0 142 243" svg:d="M31 0c-10 0-21 0-31 0 0 81 0 162 0 243 47 0 95 0 142 0 0-8 0-15 0-23-31 0-62 1-94 1-6 0-11 0-17 0 0-74 0-147 0-221z">
              <text:p/>
            </draw:path>
            <draw:path draw:style-name="gr4" draw:text-style-name="P4" draw:layer="layout" svg:width="0.092cm" svg:height="0.02cm" svg:x="16.093cm" svg:y="3.449cm" svg:viewBox="0 0 93 21" svg:d="M0 0c31 0 62 0 93 0 0 7 0 14 0 21-31 0-62 0-93 0 0-7 0-14 0-21z">
              <text:p/>
            </draw:path>
            <draw:path draw:style-name="gr4" draw:text-style-name="P4" draw:layer="layout" svg:width="0.165cm" svg:height="0.23cm" svg:x="16.216cm" svg:y="3.382cm" svg:viewBox="0 0 166 231" svg:d="M1 216c-1 4-1 5-1 6 0 5 4 9 10 9 8 0 12-6 13-7 1-4 12-50 22-88 7 14 18 23 35 23 41 0 86-49 86-102 0-37-23-57-49-57-34 0-71 35-81 78-12 46-23 92-35 138zM79 151c-24 0-30-28-30-31 0-1 2-8 3-13 10-39 13-52 21-66 15-25 33-33 44-33 13 0 24 10 24 34 0 20-10 59-20 76-11 22-28 33-42 33z">
              <text:p/>
            </draw:path>
          </draw:g>
        </draw:g>
        <draw:frame draw:style-name="gr40" draw:text-style-name="P7" draw:layer="layout" svg:width="2.144cm" svg:height="0.395cm" svg:x="13.406cm" svg:y="3.61cm">
          <draw:text-box>
            <text:p><text:span text:style-name="T3">local balance:</text:span></text:p>
          </draw:text-box>
        </draw:frame>
        <draw:g>
          <svg:title>TexMaths</svg:title>
          <svg:desc>10§display§\mbox{\sf LB-}(\ell,\delta)§svg§600§TRUE§</svg:desc>
          <draw:g>
            <draw:path draw:style-name="gr4" draw:text-style-name="P4" draw:layer="layout" svg:width="0.141cm" svg:height="0.241cm" svg:x="15.706cm" svg:y="3.689cm" svg:viewBox="0 0 142 242" svg:d="M31 0c-10 0-21 0-31 0 0 81 0 162 0 242 47 0 95 0 142 0 0-7 0-15 0-23-31 0-62 1-93 1-6 0-12 0-18 0 0-73 0-147 0-220z">
              <text:p/>
            </draw:path>
            <draw:path draw:style-name="gr4" draw:text-style-name="P4" draw:layer="layout" svg:width="0.179cm" svg:height="0.241cm" svg:x="15.898cm" svg:y="3.689cm" svg:viewBox="0 0 180 242" svg:d="M0 0c0 81 0 162 0 242 31 0 61 0 92 0 51 0 88-31 88-65 0-30-31-55-68-61 32-8 58-29 58-55 0-32-37-61-87-61-28 0-55 0-83 0zM29 106c0-29 0-58 0-87 15 0 29 0 44 0 39 0 70 19 70 42 0 21-25 45-74 45-13 0-27 0-40 0zM29 223c0-32 0-64 0-96 17 0 34 0 51 0 37 0 71 22 71 50 0 25-31 46-69 46-18 0-35 0-53 0z">
              <text:p/>
            </draw:path>
            <draw:path draw:style-name="gr4" draw:text-style-name="P4" draw:layer="layout" svg:width="0.092cm" svg:height="0.019cm" svg:x="16.102cm" svg:y="3.844cm" svg:viewBox="0 0 93 20" svg:d="M93 20c0-7 0-13 0-20-31 0-62 0-93 0 0 7 0 13 0 20 31 0 62 0 93 0z">
              <text:p/>
            </draw:path>
            <draw:path draw:style-name="gr4" draw:text-style-name="P4" draw:layer="layout" svg:width="0.08cm" svg:height="0.349cm" svg:x="16.25cm" svg:y="3.669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4" draw:text-style-name="P4" draw:layer="layout" svg:width="0.135cm" svg:height="0.249cm" svg:x="16.354cm" svg:y="3.685cm" svg:viewBox="0 0 136 250" svg:d="M2 211c-1 1-2 3-2 4 0 2 2 5 4 5s3-2 13-11c3-3 10-9 13-12 3 27 13 53 39 53 14 0 26-8 34-13 5-3 21-17 21-21 0-1-1-4-4-4-1 0-1 0-5 3-22 22-35 28-45 28-16 0-22-19-22-46 0-2 1-17 2-19 1-1 1-2 8-9 28-28 78-87 78-142 0-6 0-27-21-27-29 0-55 58-58 66-17 38-28 79-28 121-9 8-18 16-27 24zM52 163c1-4 16-81 36-122 9-19 17-33 28-33 12 0 12 12 12 18 0 58-59 120-76 137z">
              <text:p/>
            </draw:path>
            <draw:path draw:style-name="gr4" draw:text-style-name="P4" draw:layer="layout" svg:width="0.04cm" svg:height="0.104cm" svg:x="16.527cm" svg:y="3.894cm" svg:viewBox="0 0 41 105" svg:d="M41 37c0-23-9-37-22-37-12 0-19 9-19 19 0 9 7 18 19 18 4 0 8-1 12-4 1-1 1-1 2-1 0 2 0 0 0 5 0 26-13 46-24 58-4 3-3 5-3 6 0 2 1 4 3 4 4 0 32-27 32-68z">
              <text:p/>
            </draw:path>
            <draw:path draw:style-name="gr4" draw:text-style-name="P4" draw:layer="layout" svg:width="0.143cm" svg:height="0.251cm" svg:x="16.668cm" svg:y="3.683cm" svg:viewBox="0 0 144 252" svg:d="M78 96c-44 10-78 56-78 97 0 34 22 59 55 59 41 0 70-55 70-102 0-32-14-50-26-65-12-16-33-42-33-58 0-7 7-16 19-16 11 0 18 5 25 10 7 4 14 8 20 8 8 0 14-8 14-14 0-7-6-8-19-11-18-4-23-4-28-4-28 0-40 15-40 36 0 19 10 39 21 60zM82 104c9 16 19 35 19 60 0 23-13 81-46 81-19 0-34-15-34-42 0-21 13-87 61-99z">
              <text:p/>
            </draw:path>
            <draw:path draw:style-name="gr4" draw:text-style-name="P4" draw:layer="layout" svg:width="0.081cm" svg:height="0.349cm" svg:x="16.842cm" svg:y="3.66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8§display§\[
\textstyle
\left|
w(\bm{b}_i^{i+\ell-1}) \!-\! \frac{\ell}{2}
\right|
\!\leq\!
\delta
\]§svg§600§TRUE§</svg:desc>
          <draw:g>
            <draw:path draw:style-name="gr4" draw:text-style-name="P4" draw:layer="layout" svg:width="0.011cm" svg:height="0.179cm" svg:x="17.203cm" svg:y="3.643cm" svg:viewBox="0 0 12 180" svg:d="M0 169c0 4 0 11 6 11s6-6 6-11c0-53 0-106 0-159 0-4 0-10-6-10s-6 6-6 10c0 53 0 106 0 159z">
              <text:p/>
            </draw:path>
            <draw:path draw:style-name="gr4" draw:text-style-name="P4" draw:layer="layout" svg:width="0.011cm" svg:height="0.179cm" svg:x="17.203cm" svg:y="3.811cm" svg:viewBox="0 0 12 180" svg:d="M0 169c0 4 0 11 6 11s6-6 6-11c0-53 0-106 0-159 0-4 0-10-6-10s-6 6-6 10c0 53 0 106 0 159z">
              <text:p/>
            </draw:path>
            <draw:path draw:style-name="gr4" draw:text-style-name="P4" draw:layer="layout" svg:width="0.185cm" svg:height="0.126cm" svg:x="17.265cm" svg:y="3.763cm" svg:viewBox="0 0 186 127" svg:d="M122 29c0-7 4-17 4-19 0-4-4-7-8-7s-9 3-11 8c-1 2-14 55-16 63s-2 13-2 18c0 3 0 4 0 6-7 14-15 23-26 23-22 0-22-21-22-26 0-9 1-20 14-54 3-8 5-12 5-18 0-13-10-23-23-23-27 0-37 41-37 43 0 3 2 3 3 3 3 0 3 0 4-5 8-27 19-35 29-35 2 0 7 0 7 9 0 7-3 15-5 20-12 33-16 46-16 56 0 26 19 36 40 36 5 0 18 0 29-20 7 18 27 20 35 20 21 0 34-18 41-34 10-23 19-60 19-74 0-15-8-19-12-19-8 0-15 7-15 14 0 3 2 4 4 7 3 3 11 10 11 24 0 9-8 37-16 51-7 15-17 25-31 25-13 0-21-9-21-25 0-7 3-16 4-20 4-16 8-32 12-47z">
              <text:p/>
            </draw:path>
            <draw:path draw:style-name="gr4" draw:text-style-name="P4" draw:layer="layout" svg:width="0.065cm" svg:height="0.279cm" svg:x="17.493cm" svg:y="3.677cm" svg:viewBox="0 0 66 280" svg:d="M66 277c0 0 0-1-5-6-35-35-44-88-44-131 0-49 10-98 45-133 4-3 4-3 4-5 0-1-2-2-4-2s-28 19-44 54c-15 32-18 63-18 86 0 22 3 56 18 88 17 34 42 52 44 52s4-1 4-3z">
              <text:p/>
            </draw:path>
            <draw:path draw:style-name="gr4" draw:text-style-name="P4" draw:layer="layout" svg:width="0.127cm" svg:height="0.196cm" svg:x="17.589cm" svg:y="3.693cm" svg:viewBox="0 0 128 197" svg:d="M65 10c1-4 0-4 1-5 0-4-4-5-7-5-1 0-1 0-1 0-12 1-24 1-36 2-4 0-10 0-10 8 0 5 6 5 8 5s8 0 11 1c-1 9-5 22-7 32-7 26-13 52-20 77-4 16-4 19-4 25 0 36 27 47 48 47 51 0 80-47 80-84 0-34-26-46-50-46-12 0-24 6-30 10 6-23 11-45 17-67zM49 186c-11 0-21-5-21-23 0-9 3-19 5-28 3-10 8-30 9-38 2-5 18-19 36-19 16 0 18 15 18 21 0 14-10 49-14 60-9 22-25 27-33 27z">
              <text:p/>
            </draw:path>
            <draw:path draw:style-name="gr4" draw:text-style-name="P4" draw:layer="layout" svg:width="0.058cm" svg:height="0.131cm" svg:x="17.73cm" svg:y="3.637cm" svg:viewBox="0 0 59 132" svg:d="M54 8c0-3-2-8-8-8-5 0-11 6-11 11 0 3 3 7 8 7 6 0 11-5 11-10zM14 107c0 2-2 5-2 8 0 10 8 17 19 17 19 0 28-27 28-30 0-2-2-2-3-2-2 0-2 1-3 3-5 15-14 23-22 23-3 0-5-2-5-6 0-5 2-8 4-13s4-10 6-15 9-23 10-26c0-1 1-4 1-5 0-10-8-17-19-17-19 0-28 26-28 30 0 2 2 2 3 2 3 0 3-1 3-2 6-18 14-24 22-24 2 0 5 1 5 6s-2 7-7 20c-4 10-8 21-12 31z">
              <text:p/>
            </draw:path>
            <draw:path draw:style-name="gr4" draw:text-style-name="P4" draw:layer="layout" svg:width="0.144cm" svg:height="0.144cm" svg:x="17.814cm" svg:y="3.646cm" svg:viewBox="0 0 145 145" svg:d="M77 77c20 0 40 0 61 0 2 0 7 0 7-4 0-6-5-6-7-6-21 0-41 0-61 0 0-20 0-40 0-60 0-2 0-7-5-7s-5 5-5 7c0 20 0 40 0 60-20 0-40 0-60 0-2 0-7 0-7 5s4 5 7 5c20 0 40 0 60 0 0 20 0 40 0 60 0 3 0 8 5 8s5-5 5-8c0-20 0-40 0-60z">
              <text:p/>
            </draw:path>
            <draw:path draw:style-name="gr4" draw:text-style-name="P4" draw:layer="layout" svg:width="0.081cm" svg:height="0.14cm" svg:x="17.977cm" svg:y="3.629cm" svg:viewBox="0 0 82 141" svg:d="M18 111c3 13 9 30 26 30 6 0 14-3 21-8 3-1 13-9 13-11 0-1-1-4-3-4-1 0-1 0-5 3-8 8-17 14-26 14-14 0-14-23-14-26 0-4 0-4 1-7 0-2 0-3 3-4 11-11 48-47 48-80 0-4 0-18-13-18-16 0-30 26-33 31-9 17-13 33-15 43-3 13-3 20-3 29-1 2-13 12-15 14-3 2-3 2-3 4 0 1 2 3 3 3 2 0 7-5 8-7 3-2 5-4 7-6zM33 89c4-20 19-83 36-83 4 0 6 3 6 10 0 2 0 20-17 44-9 14-20 25-25 29z">
              <text:p/>
            </draw:path>
            <draw:path draw:style-name="gr4" draw:text-style-name="P4" draw:layer="layout" svg:width="0.133cm" svg:height="0.009cm" svg:x="18.088cm" svg:y="3.713cm" svg:viewBox="0 0 134 10" svg:d="M126 10c3 0 8 0 8-4 0-6-5-6-8-6-40 0-79 0-118 0-3 0-8 0-8 5s5 5 8 5c39 0 78 0 118 0z">
              <text:p/>
            </draw:path>
            <draw:path draw:style-name="gr4" draw:text-style-name="P4" draw:layer="layout" svg:width="0.071cm" svg:height="0.129cm" svg:x="18.264cm" svg:y="3.637cm" svg:viewBox="0 0 72 130" svg:d="M45 6c0-6-1-6-7-6-12 12-30 13-38 13 0 2 0 5 0 7 5 0 18 0 29-6 0 34 0 67 0 100 0 7 0 9-20 9-3 0-5 0-7 0 0 2 0 5 0 7 3 0 28-1 35-1 5 0 30 1 35 1 0-2 0-5 0-7-3 0-5 0-8 0-19 0-19-2-19-9 0-36 0-72 0-108z">
              <text:p/>
            </draw:path>
            <draw:path draw:style-name="gr4" draw:text-style-name="P4" draw:layer="layout" svg:width="0.058cm" svg:height="0.131cm" svg:x="17.73cm" svg:y="3.835cm" svg:viewBox="0 0 59 132" svg:d="M54 7c0-3-2-7-8-7-5 0-11 5-11 10 0 4 3 8 8 8 6 0 11-5 11-11zM14 107c0 2-2 5-2 8 0 10 8 17 19 17 19 0 28-27 28-30s-2-3-3-3c-2 0-2 2-3 3-5 16-14 24-22 24-3 0-5-2-5-7 0-4 2-8 4-12 2-5 4-10 6-16 2-5 9-22 10-25 0-1 1-4 1-6 0-9-8-17-19-17-19 0-28 27-28 31 0 2 2 2 3 2 3 0 3-1 3-3 6-17 14-24 22-24 2 0 5 1 5 7 0 4-2 7-7 19-4 11-8 21-12 32z">
              <text:p/>
            </draw:path>
            <draw:path draw:style-name="gr4" draw:text-style-name="P4" draw:layer="layout" svg:width="0.065cm" svg:height="0.279cm" svg:x="18.384cm" svg:y="3.677cm" svg:viewBox="0 0 66 280" svg:d="M66 140c0-22-4-56-20-87-16-35-40-53-43-53-2 0-3 1-3 2 0 2 0 2 6 8 27 27 43 72 43 130 0 48-11 97-45 133-4 3-4 4-4 4 0 2 1 3 3 3 3 0 28-19 44-55 15-30 19-61 19-85z">
              <text:p/>
            </draw:path>
            <draw:path draw:style-name="gr4" draw:text-style-name="P4" draw:layer="layout" svg:width="0.171cm" svg:height="0.01cm" svg:x="18.516cm" svg:y="3.811cm" svg:viewBox="0 0 172 11" svg:d="M162 11c5 0 10 0 10-5 0-6-5-6-10-6-50 0-101 0-152 0-4 0-10 0-10 6 0 5 6 5 10 5 51 0 102 0 152 0z">
              <text:p/>
            </draw:path>
            <draw:path draw:style-name="gr4" draw:text-style-name="P4" draw:layer="layout" svg:width="0.081cm" svg:height="0.14cm" svg:x="18.775cm" svg:y="3.639cm" svg:viewBox="0 0 82 141" svg:d="M19 111c2 13 8 30 25 30 6 0 14-3 21-8 3-2 13-9 13-12 0 0-1-3-3-3-1 0-1 0-5 3-8 8-16 14-26 14-13 0-13-23-13-26 0-4 0-4 0-7 0-2 0-3 3-4 11-11 48-47 48-81 0-3 0-17-13-17-16 0-30 26-33 31-8 17-13 33-15 43-3 13-3 20-3 29-1 2-12 12-15 14s-3 2-3 4c0 0 2 3 3 3 2 0 7-5 8-7 3-2 6-4 8-6zM33 89c4-20 19-83 36-83 5 0 7 3 7 10 0 2 0 20-18 44-9 14-20 25-25 29z">
              <text:p/>
            </draw:path>
            <draw:path draw:style-name="gr4" draw:text-style-name="P4" draw:layer="layout" svg:width="0.111cm" svg:height="0.01cm" svg:x="18.761cm" svg:y="3.811cm" svg:viewBox="0 0 112 11" svg:d="M56 11c-19 0-37 0-56 0 0-4 0-7 0-11 37 0 75 0 112 0 0 4 0 7 0 11-19 0-37 0-56 0z">
              <text:p/>
            </draw:path>
            <draw:path draw:style-name="gr4" draw:text-style-name="P4" draw:layer="layout" svg:width="0.085cm" svg:height="0.129cm" svg:x="18.774cm" svg:y="3.854cm" svg:viewBox="0 0 86 130" svg:d="M86 94c-2 0-4 0-6 0-1 4-2 16-5 18-1 1-17 1-20 1-12 0-24 0-36 0 21-18 27-23 39-32 15-12 28-24 28-43 0-24-20-38-45-38s-41 17-41 35c0 10 8 11 10 11 5 0 11-4 11-11 0-3-2-10-12-10 6-14 20-18 29-18 20 0 30 15 30 31 0 17-13 31-19 38-16 15-32 31-47 46-2 2-2 3-2 8 27 0 54 0 81 0 2-12 4-24 5-36z">
              <text:p/>
            </draw:path>
            <draw:path draw:style-name="gr4" draw:text-style-name="P4" draw:layer="layout" svg:width="0.012cm" svg:height="0.179cm" svg:x="18.947cm" svg:y="3.643cm" svg:viewBox="0 0 13 180" svg:d="M0 169c0 4 0 11 6 11 7 0 7-6 7-11 0-53 0-106 0-159 0-4 0-10-7-10-6 0-6 6-6 10 0 53 0 106 0 159z">
              <text:p/>
            </draw:path>
            <draw:path draw:style-name="gr4" draw:text-style-name="P4" draw:layer="layout" svg:width="0.012cm" svg:height="0.179cm" svg:x="18.947cm" svg:y="3.811cm" svg:viewBox="0 0 13 180" svg:d="M0 169c0 4 0 11 6 11 7 0 7-6 7-11 0-53 0-106 0-159 0-4 0-10-7-10-6 0-6 6-6 10 0 53 0 106 0 159z">
              <text:p/>
            </draw:path>
            <draw:path draw:style-name="gr4" draw:text-style-name="P4" draw:layer="layout" svg:width="0.17cm" svg:height="0.216cm" svg:x="19.055cm" svg:y="3.709cm" svg:viewBox="0 0 171 217" svg:d="M166 12c4-2 5-3 5-6 0-4-1-6-5-6-1 0-4 1-5 2-52 24-104 48-155 72-5 3-6 5-6 8 0 2 2 4 6 5 51 24 103 49 155 73 4 2 4 2 5 2 3 0 5-2 5-5s-1-4-5-7c-49-23-99-46-148-68 50-24 99-47 148-70zM162 217c4 0 9 0 9-6s-5-6-9-6c-51 0-102 0-152 0-4 0-10 0-10 6s5 6 10 6c50 0 101 0 152 0z">
              <text:p/>
            </draw:path>
            <draw:path draw:style-name="gr4" draw:text-style-name="P4" draw:layer="layout" svg:width="0.114cm" svg:height="0.201cm" svg:x="19.294cm" svg:y="3.688cm" svg:viewBox="0 0 115 202" svg:d="M62 77c-35 8-62 44-62 78 0 27 18 47 44 47 33 0 57-44 57-82 0-26-12-40-22-53-9-12-26-33-26-45 0-7 5-13 15-13 9 0 14 3 20 7s11 7 16 7c7 0 11-6 11-11 0-6-5-7-14-10-15-2-19-2-23-2-23 0-32 12-32 29 0 15 8 30 16 48zM66 82c7 13 15 28 15 49 0 18-11 65-37 65-15 0-27-11-27-33 0-18 10-70 49-81z">
              <text:p/>
            </draw:path>
          </draw:g>
        </draw:g>
        <draw:frame draw:style-name="gr41" draw:text-style-name="P7" draw:layer="layout" svg:width="2.186cm" svg:height="0.395cm" svg:x="13.406cm" svg:y="4.011cm">
          <draw:text-box>
            <text:p><text:span text:style-name="T3">indicator func:</text:span></text:p>
          </draw:text-box>
        </draw:frame>
        <draw:g>
          <svg:title>TexMaths</svg:title>
          <svg:desc>10§display§\mathbbm{1}_{\rho,\ell,\delta}( \bm{b} )§svg§600§TRUE§</svg:desc>
          <draw:g>
            <draw:path draw:style-name="gr4" draw:text-style-name="P4" draw:layer="layout" svg:width="0.144cm" svg:height="0.23cm" svg:x="15.707cm" svg:y="4.077cm" svg:viewBox="0 0 145 231" svg:d="M86 4c-19 12-46 18-74 18-4 0-8 0-12 0 0 1 0 3 0 5s0 4 0 6c4 0 7 0 11 0 11 0 26-2 32-3 1-1 1-1 2-1 0 30 0 61 0 91 0 71 0 92-1 94-2 5-7 7-26 7-6 1-11 1-17 1 0 2 0 4 0 5s0 3 0 4c24 0 48 0 72 0s48 0 72 0c0-1 0-3 0-4s0-3 0-5c-6 0-11 0-17-1-18 0-24-2-26-7-1-2-1-26-1-107 0-57-1-70-1-105-1-3-7-2-14 2zM85 213c-4 5-17 6-22 1-1 0-2-1-3-2 0-31 0-62 0-93 0-30-1-61-1-92 3-1 5-2 8-3 4-2 10-4 14-6 2-1 3-2 5-3 0 33 1 66 1 98 0 89 0 99-2 100z">
              <text:p/>
            </draw:path>
            <draw:path draw:style-name="gr4" draw:text-style-name="P4" draw:layer="layout" svg:width="0.125cm" svg:height="0.16cm" svg:x="15.896cm" svg:y="4.253cm" svg:viewBox="0 0 126 161" svg:d="M1 148c-1 4-1 3-1 5 0 5 5 8 9 8 9 0 11-8 12-15 4-13 11-41 13-50 2 3 10 15 27 15 31 0 65-34 65-69 0-26-18-42-39-42-24 0-54 21-63 56-8 30-15 61-23 92zM61 104c-18 0-24-18-24-21 0-1 2-6 2-9 8-30 9-36 16-47 9-13 22-20 31-20 10 0 20 7 20 25 0 11-6 38-14 51-11 17-24 21-31 21z">
              <text:p/>
            </draw:path>
            <draw:path draw:style-name="gr4" draw:text-style-name="P4" draw:layer="layout" svg:width="0.03cm" svg:height="0.075cm" svg:x="16.057cm" svg:y="4.333cm" svg:viewBox="0 0 31 76" svg:d="M25 24c0 14-3 30-20 45-1 1-1 2-1 3 0 2 2 4 3 4 4 0 24-20 24-49 0-15-5-27-17-27-8 0-14 7-14 14 0 8 6 14 14 14 6 0 10-4 11-4z">
              <text:p/>
            </draw:path>
            <draw:path draw:style-name="gr4" draw:text-style-name="P4" draw:layer="layout" svg:width="0.101cm" svg:height="0.174cm" svg:x="16.119cm" svg:y="4.19cm" svg:viewBox="0 0 102 175" svg:d="M23 139c3 16 11 36 32 36 8 0 16-3 25-9 4-2 17-11 17-14 0-1-1-5-4-5-1 0-1 0-5 4-11 9-22 17-33 17-17 0-17-28-17-33 0-3 0-4 1-8 0-3 0-3 3-6 14-13 60-57 60-100 0-4 0-21-16-21-21 0-37 31-41 39-11 21-17 41-19 53-4 16-4 25-4 37-2 2-16 14-18 16-4 4-4 4-4 5 0 2 2 5 4 5s8-6 10-8c3-3 6-6 9-8zM41 111c4-25 24-104 44-104 6 0 9 4 9 12 0 3 0 25-21 55-13 18-26 31-32 37z">
              <text:p/>
            </draw:path>
            <draw:path draw:style-name="gr4" draw:text-style-name="P4" draw:layer="layout" svg:width="0.03cm" svg:height="0.075cm" svg:x="16.258cm" svg:y="4.333cm" svg:viewBox="0 0 31 76" svg:d="M24 24c0 14-2 30-19 45-1 1-1 2-1 3 0 2 1 4 3 4 3 0 24-20 24-49 0-15-6-27-17-27-8 0-14 7-14 14 0 8 6 14 14 14 6 0 7-3 10-4z">
              <text:p/>
            </draw:path>
            <draw:path draw:style-name="gr4" draw:text-style-name="P4" draw:layer="layout" svg:width="0.107cm" svg:height="0.177cm" svg:x="16.328cm" svg:y="4.187cm" svg:viewBox="0 0 108 178" svg:d="M57 69c-36 9-57 41-57 66 0 26 20 43 44 43 30 0 53-35 53-70 0-24-13-38-20-46-9-11-28-31-28-42 0-3 4-10 14-10 8 0 15 4 20 7 2 1 11 6 15 6 6 0 10-6 10-10 0-7-3-7-16-10-3 0-14-3-22-3-19 0-29 11-29 26 0 13 8 28 16 43zM62 75c6 11 15 26 15 43 0 20-12 53-32 53-14 0-27-8-27-29 0-16 9-58 44-67z">
              <text:p/>
            </draw:path>
            <draw:path draw:style-name="gr4" draw:text-style-name="P4" draw:layer="layout" svg:width="0.08cm" svg:height="0.348cm" svg:x="16.502cm" svg:y="4.047cm" svg:viewBox="0 0 81 349" svg:d="M81 346c0-1 0-2-6-8-44-44-55-110-55-163 0-61 13-122 57-165 4-5 4-5 4-6 0-3-1-4-3-4-4 0-35 24-56 68-18 39-22 78-22 107 0 27 4 69 23 109 21 43 51 65 55 65 2 0 3-1 3-3z">
              <text:p/>
            </draw:path>
            <draw:path draw:style-name="gr4" draw:text-style-name="P4" draw:layer="layout" svg:width="0.158cm" svg:height="0.244cm" svg:x="16.622cm" svg:y="4.067cm" svg:viewBox="0 0 159 245" svg:d="M80 12c2-5 1-4 2-6 0-4-4-6-8-6-2 0-2 0-3 0-15 1-30 1-45 2-5 1-11 1-11 11 0 6 7 6 9 6 4 0 10 0 15 1-3 12-7 27-10 40-8 32-16 64-24 97-5 19-5 23-5 32 0 43 33 56 59 56 64 0 100-56 100-103 0-43-32-57-61-57-17 0-31 6-39 11 7-28 14-56 21-84zM60 232c-14 0-25-7-25-29 0-10 3-23 6-34 3-13 9-38 12-48 2-6 22-24 43-24 22 0 23 19 23 27 0 18-11 61-17 74-12 28-32 34-42 34z">
              <text:p/>
            </draw:path>
            <draw:path draw:style-name="gr4" draw:text-style-name="P4" draw:layer="layout" svg:width="0.081cm" svg:height="0.348cm" svg:x="16.806cm" svg:y="4.047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>
          <svg:title>TexMaths</svg:title>
          <svg:desc>9§latex§\begin{align*}
&amp; \forall \bm{b} \in \mathcal{B}, w(\bm{b}) = \nu/2 \\[-1mm]
&amp; \forall \bm{b} \in \mathcal{B}, \forall i \in [\nu]_{\rm even}, \left| \tilde{w}(\bm{b}_i^{\nu-1}) \right| \!\leq\! 2\delta \\[-1mm]
&amp; \forall \bm{b} \in \mathcal{B}, \forall i \in [\nu]_{\rm odd~}, \left| \tilde{w}(\bm{b}_i^{\nu-1}) \right| \!\leq\! 2\delta \!-\! 1 \\[-1mm]
&amp; \forall \bm{b} \in \mathcal{B}, \lambda(\bm{b}) \leq \rho \\[-1mm]
&amp; \forall \bm{b} \in \mathcal{B}, \lambda(\bm{b},\nu-1) \leq \rho-1 \\[-1mm]
&amp; \bm{b} \in \mathcal{B} \to \overline{\bm{b}} \in \mathcal{B} \\[-1mm]
&amp; (01)^{\frac{\nu}{2}}, (10)^{\frac{\nu}{2}} \textcolor{red}{~\notin~} \mathcal{B}
\end{align*}§svg§600§TRUE§</svg:desc>
          <draw:g>
            <draw:path draw:style-name="gr4" draw:text-style-name="P4" draw:layer="layout" svg:width="0.174cm" svg:height="0.225cm" svg:x="1.713cm" svg:y="7.962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4" draw:text-style-name="P4" draw:layer="layout" svg:width="0.142cm" svg:height="0.22cm" svg:x="1.906cm" svg:y="7.962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4" draw:text-style-name="P4" draw:layer="layout" svg:width="0.157cm" svg:height="0.183cm" svg:x="2.167cm" svg:y="8.011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4" draw:text-style-name="P4" draw:layer="layout" svg:width="0.2cm" svg:height="0.229cm" svg:x="2.449cm" svg:y="7.957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4" draw:text-style-name="P4" draw:layer="layout" svg:width="0.036cm" svg:height="0.093cm" svg:x="2.685cm" svg:y="8.147cm" svg:viewBox="0 0 37 94" svg:d="M37 33c0-20-8-33-21-33-10 0-16 8-16 17 0 8 6 17 16 17 4 0 8-2 11-4 1-1 1-1 2-1s1 0 1 4c0 24-11 43-22 53-4 4-4 4-4 5 0 3 2 3 4 3 4 0 29-24 29-61z">
              <text:p/>
            </draw:path>
            <draw:path draw:style-name="gr4" draw:text-style-name="P4" draw:layer="layout" svg:width="0.208cm" svg:height="0.142cm" svg:x="2.807cm" svg:y="8.041cm" svg:viewBox="0 0 209 143" svg:d="M137 32c2-6 4-18 4-19 0-7-4-9-9-9-3 0-10 2-11 9-1 1-17 63-18 71-3 9-3 15-3 20 0 4 0 4 0 6-7 17-17 27-29 27-25 0-25-24-25-29 0-11 1-23 16-61 4-10 5-15 5-21 0-14-10-26-26-26-29 0-41 46-41 49s3 3 4 3c2 0 3-1 5-5 8-30 21-40 31-40 3 0 9 0 9 11 0 7-4 16-7 22-13 37-17 52-17 63 0 29 21 40 45 40 6 0 20 0 33-22 8 20 30 22 39 22 24 0 38-20 46-39 11-24 21-66 21-82 0-18-8-22-14-22-8 0-16 8-16 15 0 5 2 7 5 9 3 3 11 12 11 26 0 11-9 43-17 59s-20 28-35 28c-14 0-23-10-23-28 0-9 2-19 3-24 5-17 9-35 14-53z">
              <text:p/>
            </draw:path>
            <draw:path draw:style-name="gr4" draw:text-style-name="P4" draw:layer="layout" svg:width="0.073cm" svg:height="0.315cm" svg:x="3.064cm" svg:y="7.944cm" svg:viewBox="0 0 74 316" svg:d="M74 313c0-1 0-2-6-7-39-40-49-100-49-148 0-55 12-110 50-150 5-4 5-4 5-4 0-3-2-4-4-4-3 0-31 22-50 62-16 34-20 69-20 96 0 25 4 63 22 98 18 40 45 60 48 60 2 0 4-1 4-3z">
              <text:p/>
            </draw:path>
            <draw:path draw:style-name="gr4" draw:text-style-name="P4" draw:layer="layout" svg:width="0.143cm" svg:height="0.22cm" svg:x="3.172cm" svg:y="7.962cm" svg:viewBox="0 0 144 221" svg:d="M73 11c1-5 0-4 1-6 0-4-4-5-7-5-1 0-1 0-2 0-14 1-27 1-41 2-4 0-10 1-10 10 0 5 6 5 8 5 4 0 9 0 13 1-2 11-5 24-8 36-8 29-15 58-23 87-4 18-4 22-4 29 0 41 31 51 54 51 58 0 90-51 90-92 0-40-29-53-55-53-15 0-28 6-35 10 6-25 13-50 19-75zM55 211c-13 0-23-8-23-27 0-10 3-22 6-32 2-12 8-33 11-43 0-6 18-22 38-22s21 17 21 25c0 16-11 55-15 67-11 26-29 32-38 32z">
              <text:p/>
            </draw:path>
            <draw:path draw:style-name="gr4" draw:text-style-name="P4" draw:layer="layout" svg:width="0.073cm" svg:height="0.315cm" svg:x="3.338cm" svg:y="7.944cm" svg:viewBox="0 0 74 316" svg:d="M74 158c0-25-4-63-21-99-19-38-47-59-49-59s-4 1-4 4l6 7c31 30 49 81 49 147 0 54-12 110-51 150-4 3-4 4-4 5 0 2 2 3 4 3s31-22 50-61c16-35 20-71 20-97z">
              <text:p/>
            </draw:path>
            <draw:path draw:style-name="gr4" draw:text-style-name="P4" draw:layer="layout" svg:width="0.21cm" svg:height="0.073cm" svg:x="3.549cm" svg:y="8.065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4" draw:text-style-name="P4" draw:layer="layout" svg:width="0.148cm" svg:height="0.139cm" svg:x="3.882cm" svg:y="8.041cm" svg:viewBox="0 0 149 140" svg:d="M54 4c-1-2 0-4-4-4-7 0-30 3-38 4-3 0-7 0-7 6 0 3 3 3 8 3 15 0 16 2 16 6 0 2-4 17-7 25-6 26-12 52-18 78-1 5-3 9-4 14 0 3 4 4 5 4 2 0 3 0 5 0 21-4 57-16 89-46 41-39 50-82 50-85 0-5-4-9-10-9-1 0-9 2-11 11-21 72-69 107-105 119 11-42 21-84 31-126z">
              <text:p/>
            </draw:path>
            <draw:path draw:style-name="gr4" draw:text-style-name="P4" draw:layer="layout" svg:width="0.121cm" svg:height="0.315cm" svg:x="4.059cm" svg:y="7.944cm" svg:viewBox="0 0 122 316" svg:d="M121 12c1-4 1-4 1-6 0-3-2-6-6-6-2 0-4 1-5 3-37 100-73 201-109 301-2 5-1 4-2 6 0 3 3 6 6 6 4 0 5-2 7-7 36-99 72-198 108-297z">
              <text:p/>
            </draw:path>
            <draw:path draw:style-name="gr4" draw:text-style-name="P4" draw:layer="layout" svg:width="0.125cm" svg:height="0.21cm" svg:x="4.216cm" svg:y="7.971cm" svg:viewBox="0 0 126 211" svg:d="M24 185c11-10 22-21 34-32 49-43 68-60 68-92 0-36-29-61-68-61-35 0-58 29-58 57 0 18 15 18 16 18 6 0 17-4 17-17 0-9-6-17-17-17-3 0-3 0-4 0 7-20 24-32 43-32 29 0 42 26 42 52 0 25-16 51-33 69-20 23-40 46-60 69-4 3-4 3-4 12 39 0 78 0 117 0 3-19 6-38 9-56-3 0-5 0-8 0-2 10-4 23-7 29-2 1-23 1-30 1-19 0-38 0-57 0z">
              <text:p/>
            </draw:path>
            <draw:path draw:style-name="gr4" draw:text-style-name="P4" draw:layer="layout" svg:width="0.174cm" svg:height="0.225cm" svg:x="1.713cm" svg:y="8.39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4" draw:text-style-name="P4" draw:layer="layout" svg:width="0.142cm" svg:height="0.22cm" svg:x="1.906cm" svg:y="8.39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4" draw:text-style-name="P4" draw:layer="layout" svg:width="0.157cm" svg:height="0.183cm" svg:x="2.167cm" svg:y="8.439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4" draw:text-style-name="P4" draw:layer="layout" svg:width="0.2cm" svg:height="0.229cm" svg:x="2.449cm" svg:y="8.386cm" svg:viewBox="0 0 201 230" svg:d="M79 9c1-4 1-5 1-5 0-2-1-3-4-3s-12 4-18 8c-16 7-27 13-27 19 0 2 2 2 3 2 4 0 12-5 18-8-3 31-12 72-17 99-12 54-18 72-33 103-2 4-2 4-2 5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4" draw:text-style-name="P4" draw:layer="layout" svg:width="0.036cm" svg:height="0.093cm" svg:x="2.685cm" svg:y="8.576cm" svg:viewBox="0 0 37 94" svg:d="M37 33c0-20-8-33-21-33-10 0-16 8-16 17 0 8 6 16 16 16 4 0 8-1 11-3 1-1 1-1 2-1s1 0 1 4c0 24-11 43-22 53-4 4-4 4-4 5 0 3 2 3 4 3 4 0 29-24 29-61z">
              <text:p/>
            </draw:path>
            <draw:path draw:style-name="gr4" draw:text-style-name="P4" draw:layer="layout" svg:width="0.175cm" svg:height="0.225cm" svg:x="2.797cm" svg:y="8.39cm" svg:viewBox="0 0 176 226" svg:d="M175 12c1-4 1-5 1-6 0-3-2-6-6-6s-6 4-7 7c-9 23-18 46-26 69-32 0-64 0-97 0-8-23-17-46-26-69-1-4-3-7-7-7-3 0-7 3-7 6 1 2 0 1 3 6 26 69 52 138 78 207 2 4 4 7 7 7 5 0 6-4 7-6 27-70 53-139 80-208zM45 89c29 0 58 0 86 0-14 38-28 75-43 113-14-38-29-75-43-113z">
              <text:p/>
            </draw:path>
            <draw:path draw:style-name="gr4" draw:text-style-name="P4" draw:layer="layout" svg:width="0.083cm" svg:height="0.211cm" svg:x="2.983cm" svg:y="8.4cm" svg:viewBox="0 0 84 212" svg:d="M81 12c0-7-5-12-12-12-9 0-17 8-17 17 0 5 4 11 12 11 7 0 17-7 17-16zM57 130c3-9 3-9 7-18 2-6 3-10 3-17 0-14-9-26-26-26-29 0-41 46-41 49s3 3 4 3c3 0 3 0 5-6 8-30 21-39 31-39 3 0 9 0 9 10 0 7-2 14-4 17-3 9-16 45-22 58-3 9-7 19-7 25 0 16 11 26 26 26 30 0 42-46 42-48 0-3-3-3-5-3-3 0-3 1-4 5-6 20-17 40-33 40-5 0-7-4-7-11 0-8 2-12 9-31 4-11 8-22 13-34z">
              <text:p/>
            </draw:path>
            <draw:path draw:style-name="gr4" draw:text-style-name="P4" draw:layer="layout" svg:width="0.156cm" svg:height="0.183cm" svg:x="3.197cm" svg:y="8.439cm" svg:viewBox="0 0 157 184" svg:d="M147 98c5 0 10 0 10-6 0-7-5-7-10-7-45 0-90 0-134 0 3-43 40-72 84-72 17 0 33 0 50 0 5 0 10 0 10-7 0-6-5-6-10-6-17 0-34 0-51 0-54 0-96 41-96 92s42 92 96 92c17 0 34 0 51 0 5 0 10-1 10-8 0-6-5-6-10-6-17 0-33 0-50 0-44 0-81-30-84-72 44 0 89 0 134 0z">
              <text:p/>
            </draw:path>
            <draw:path draw:style-name="gr4" draw:text-style-name="P4" draw:layer="layout" svg:width="0.042cm" svg:height="0.315cm" svg:x="3.506cm" svg:y="8.372cm" svg:viewBox="0 0 43 316" svg:d="M43 316c0-4 0-9 0-13-10 0-20 0-30 0 0-97 0-194 0-290 10 0 20 0 30 0 0-5 0-9 0-13-14 0-29 0-43 0 0 105 0 211 0 316 14 0 29 0 43 0z">
              <text:p/>
            </draw:path>
            <draw:path draw:style-name="gr4" draw:text-style-name="P4" draw:layer="layout" svg:width="0.147cm" svg:height="0.138cm" svg:x="3.574cm" svg:y="8.469cm" svg:viewBox="0 0 148 139" svg:d="M54 4c-2-2 0-4-5-4-7 0-30 3-38 4-3 0-6 0-6 6 0 3 3 3 8 3 15 0 16 2 16 6 0 2-5 17-7 25-6 26-13 52-19 77-1 6-2 10-3 15 0 3 3 3 4 3 2 0 3 0 5 0 22-3 57-15 89-45 42-39 50-82 50-85 0-5-3-9-9-9-2 0-9 2-12 11-20 71-69 107-105 119 11-42 21-84 32-126z">
              <text:p/>
            </draw:path>
            <draw:path draw:style-name="gr4" draw:text-style-name="P4" draw:layer="layout" svg:width="0.042cm" svg:height="0.315cm" svg:x="3.74cm" svg:y="8.372cm" svg:viewBox="0 0 43 316" svg:d="M43 0c-14 0-29 0-43 0 0 4 0 8 0 13 10 0 20 0 31 0 0 96 0 193 0 290-11 0-21 0-31 0 0 4 0 9 0 13 14 0 29 0 43 0 0-105 0-211 0-316z">
              <text:p/>
            </draw:path>
            <draw:path draw:style-name="gr4" draw:text-style-name="P4" draw:layer="layout" svg:width="0.094cm" svg:height="0.101cm" svg:x="3.83cm" svg:y="8.558cm" svg:viewBox="0 0 95 102" svg:d="M89 49c5 0 6 0 6-5 0-20-10-44-44-44-29 0-51 23-51 50 0 29 24 52 54 52s41-25 41-29c0-1-1-4-4-4s-3 2-4 4c-7 18-23 21-31 21-11 0-21-4-27-13-8-10-9-23-9-32 23 0 46 0 69 0zM21 43c1-31 22-37 30-37 27 0 28 32 28 37-19 0-39 0-58 0z">
              <text:p/>
            </draw:path>
            <draw:path draw:style-name="gr4" draw:text-style-name="P4" draw:layer="layout" svg:width="0.118cm" svg:height="0.097cm" svg:x="3.94cm" svg:y="8.561cm" svg:viewBox="0 0 119 98" svg:d="M98 22c6-14 17-14 21-14 0-3 0-5 0-8-6 1-11 1-17 1s-14 0-20-1c0 3 0 5 0 8 9 0 6 5 9 8 0 2 0 4-2 6-8 19-16 37-24 55-10-20-19-40-28-60 0-1-1-3-1-4 0-5 7-5 11-5 0-3 0-5 0-8-9 0-16 1-25 1-7 0-16 0-22-1 0 3 0 5 0 8 13 0 15 0 18 8 12 26 23 51 35 77 1 2 3 5 6 5 5 0 6-3 7-4 10-24 21-48 32-72z">
              <text:p/>
            </draw:path>
            <draw:path draw:style-name="gr4" draw:text-style-name="P4" draw:layer="layout" svg:width="0.094cm" svg:height="0.101cm" svg:x="4.068cm" svg:y="8.558cm" svg:viewBox="0 0 95 102" svg:d="M89 49c5 0 6 0 6-5 0-20-10-44-44-44-29 0-51 23-51 50 0 29 24 52 54 52s41-25 41-29c0-1-1-4-4-4s-3 2-4 4c-7 18-23 21-31 21-11 0-21-4-27-13-8-10-8-23-8-32 22 0 45 0 68 0zM21 43c1-31 22-37 30-37 27 0 28 32 28 37-19 0-39 0-58 0z">
              <text:p/>
            </draw:path>
            <draw:path draw:style-name="gr4" draw:text-style-name="P4" draw:layer="layout" svg:width="0.118cm" svg:height="0.096cm" svg:x="4.184cm" svg:y="8.559cm" svg:viewBox="0 0 119 97" svg:d="M102 31c0-20-9-31-34-31-18 0-29 10-36 22 0-8 0-15 0-22-10 1-21 1-32 2 0 2 0 5 0 8 14 0 16 2 16 12 0 20 0 39 0 58 0 9-2 9-16 9 0 3 0 5 0 8 8 0 15-1 25-1 8 0 24 1 25 1 0-3 0-5 0-8-14 0-16 0-16-9 0-13 0-27 0-40 0-23 18-34 33-34 16 0 18 12 18 24 0 16 0 33 0 50 0 9-3 9-18 9 0 3 0 5 0 8 1 0 17-1 26-1 8 0 23 1 26 1 0-3 0-5 0-8-15 0-17 0-17-9 0-16 0-33 0-49z">
              <text:p/>
            </draw:path>
            <draw:path draw:style-name="gr4" draw:text-style-name="P4" draw:layer="layout" svg:width="0.037cm" svg:height="0.093cm" svg:x="4.354cm" svg:y="8.576cm" svg:viewBox="0 0 38 94" svg:d="M38 33c0-20-8-33-21-33-10 0-17 8-17 17 0 8 7 16 17 16 4 0 8-1 11-3 1-1 1-1 2-1s1 0 1 4c0 24-11 43-22 53-4 4-4 4-4 5 0 3 2 3 4 3 3 0 29-24 29-61z">
              <text:p/>
            </draw:path>
            <draw:path draw:style-name="gr4" draw:text-style-name="P4" draw:layer="layout" svg:width="0.013cm" svg:height="0.202cm" svg:x="4.513cm" svg:y="8.334cm" svg:viewBox="0 0 14 203" svg:d="M0 192c0 5 0 11 7 11s7-6 7-11c0-60 0-120 0-180 0-5 0-12-7-12s-7 6-7 12c0 60 0 120 0 180z">
              <text:p/>
            </draw:path>
            <draw:path draw:style-name="gr4" draw:text-style-name="P4" draw:layer="layout" svg:width="0.013cm" svg:height="0.202cm" svg:x="4.513cm" svg:y="8.523cm" svg:viewBox="0 0 14 203" svg:d="M0 192c0 4 0 11 7 11s7-6 7-11c0-60 0-120 0-180 0-5 0-12-7-12s-7 6-7 12c0 60 0 120 0 180z">
              <text:p/>
            </draw:path>
            <draw:path draw:style-name="gr4" draw:text-style-name="P4" draw:layer="layout" svg:width="0.104cm" svg:height="0.028cm" svg:x="4.665cm" svg:y="8.398cm" svg:viewBox="0 0 105 29" svg:d="M105 4c-2-1-3-3-5-4-9 5-12 15-26 15-7 0-16-5-21-8-8-5-13-7-19-7-12 0-18 6-34 24 1 2 3 3 4 5 9-5 13-15 27-15 7 0 15 5 20 8 8 5 15 7 20 7 12 0 18-7 34-25z">
              <text:p/>
            </draw:path>
            <draw:path draw:style-name="gr4" draw:text-style-name="P4" draw:layer="layout" svg:width="0.208cm" svg:height="0.142cm" svg:x="4.583cm" svg:y="8.469cm" svg:viewBox="0 0 209 143" svg:d="M137 32c2-6 4-18 4-20 0-6-4-8-9-8-3 0-10 2-11 9-1 1-17 62-18 71-2 9-3 14-3 20 0 4 0 4 0 6-7 17-16 27-29 27-25 0-25-24-25-29 0-11 2-23 16-62 4-9 5-14 5-20 0-14-10-26-26-26-29 0-41 46-41 49s3 3 4 3c3 0 3-1 5-6 8-29 21-39 31-39 3 0 9 0 9 10 0 8-4 17-6 23-14 37-18 52-18 63 0 29 21 40 45 40 6 0 20 0 33-22 8 20 30 22 39 22 24 0 38-20 46-39 11-24 21-66 21-82 0-18-8-22-14-22-8 0-16 8-16 15 0 5 3 7 5 8 4 4 11 12 11 27 0 11-9 43-17 59s-19 28-35 28c-14 0-23-10-23-28 0-9 2-19 3-24 5-17 9-35 14-53z">
              <text:p/>
            </draw:path>
            <draw:path draw:style-name="gr4" draw:text-style-name="P4" draw:layer="layout" svg:width="0.073cm" svg:height="0.315cm" svg:x="4.839cm" svg:y="8.372cm" svg:viewBox="0 0 74 316" svg:d="M74 313c0-1 0-2-6-7-39-40-49-100-49-148 0-55 12-110 50-150 5-4 5-4 5-5 0-2-1-3-4-3s-31 22-49 61c-17 35-21 70-21 97 0 25 4 63 22 98 18 39 45 60 48 60s4-1 4-3z">
              <text:p/>
            </draw:path>
            <draw:path draw:style-name="gr4" draw:text-style-name="P4" draw:layer="layout" svg:width="0.142cm" svg:height="0.22cm" svg:x="4.948cm" svg:y="8.39cm" svg:viewBox="0 0 143 221" svg:d="M72 11c1-5 1-4 1-6 0-4-3-5-6-5-2 0-2 0-3 0-14 1-27 1-41 2-4 0-10 1-10 10 0 5 6 5 9 5s9 0 13 1c-3 11-6 24-9 36-7 29-14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4" draw:text-style-name="P4" draw:layer="layout" svg:width="0.113cm" svg:height="0.096cm" svg:x="5.112cm" svg:y="8.377cm" svg:viewBox="0 0 114 97" svg:d="M40 6c0-1 0-2 0-3-1-1 0-3-3-3-1 0-14 1-15 1-4 0-8 1-12 1s-6 1-6 5c0 3 2 3 5 3 11 0 11 2 11 3s-1 6-2 9c-4 15-7 30-11 45-5 22-7 27-7 27 0 3 4 3 4 3 2 0 3 0 4 0 20-3 48-13 71-34 31-27 24-37 35-56 0-4-3-7-8-7-7 0-9 6-11 12-9 31-38 65-76 76 7-27 14-54 21-82z">
              <text:p/>
            </draw:path>
            <draw:path draw:style-name="gr4" draw:text-style-name="P4" draw:layer="layout" svg:width="0.148cm" svg:height="0.011cm" svg:x="5.261cm" svg:y="8.413cm" svg:viewBox="0 0 149 12" svg:d="M141 12c4 0 8 0 8-6s-4-6-8-6c-44 0-88 0-132 0-4 0-9 0-9 5 0 7 5 7 9 7 44 0 88 0 132 0z">
              <text:p/>
            </draw:path>
            <draw:path draw:style-name="gr4" draw:text-style-name="P4" draw:layer="layout" svg:width="0.08cm" svg:height="0.146cm" svg:x="5.459cm" svg:y="8.327cm" svg:viewBox="0 0 81 147" svg:d="M50 6c0-6-1-6-7-6-13 13-34 14-43 14 0 3 0 5 0 8 5 0 20 0 32-6 0 38 0 75 0 113 0 7 0 10-22 10-3 0-6 0-8 0 0 2 0 5 0 8 3 0 30-1 39-1 7 0 35 1 40 1 0-3 0-6 0-8-3 0-6 0-9 0-22 0-22-3-22-10 0-41 0-82 0-123z">
              <text:p/>
            </draw:path>
            <draw:path draw:style-name="gr4" draw:text-style-name="P4" draw:layer="layout" svg:width="0.066cm" svg:height="0.148cm" svg:x="5.107cm" svg:y="8.55cm" svg:viewBox="0 0 67 149" svg:d="M61 9c0-4-3-9-9-9-5 0-12 6-12 13 0 3 3 8 9 8s12-7 12-12zM16 121c-1 3-2 6-2 9 0 11 8 19 21 19 23 0 32-30 32-34 0-3-2-2-3-3-4 0-4 1-5 4-5 18-15 27-23 27-5 0-5-3-5-8s0-9 3-14c2-6 5-12 6-18 3-5 10-25 11-27 1-3 2-6 2-8 0-10-9-19-21-19-22 0-32 30-32 35 0 2 3 2 4 2 3 0 3-1 4-3 5-19 15-27 23-27 4 0 6 2 6 7s-1 9-7 22c-5 12-9 24-14 36z">
              <text:p/>
            </draw:path>
            <draw:path draw:style-name="gr4" draw:text-style-name="P4" draw:layer="layout" svg:width="0.072cm" svg:height="0.315cm" svg:x="5.595cm" svg:y="8.372cm" svg:viewBox="0 0 73 316" svg:d="M73 158c0-25-3-63-21-99-19-38-46-59-49-59-2 0-3 1-3 3 0 1 0 1 6 8 31 30 49 81 49 147 0 54-12 110-51 150-4 3-4 4-4 5 0 2 1 3 3 3 3 0 32-22 50-61 16-35 20-71 20-97z">
              <text:p/>
            </draw:path>
            <draw:path draw:style-name="gr4" draw:text-style-name="P4" draw:layer="layout" svg:width="0.012cm" svg:height="0.202cm" svg:x="5.746cm" svg:y="8.334cm" svg:viewBox="0 0 13 203" svg:d="M0 192c0 5 0 11 6 11 7 0 7-6 7-11 0-60 0-120 0-180 0-5 0-12-7-12-6 0-6 6-6 12 0 60 0 120 0 180z">
              <text:p/>
            </draw:path>
            <draw:path draw:style-name="gr4" draw:text-style-name="P4" draw:layer="layout" svg:width="0.012cm" svg:height="0.202cm" svg:x="5.746cm" svg:y="8.523cm" svg:viewBox="0 0 13 203" svg:d="M0 192c0 4 0 11 6 11 7 0 7-6 7-11 0-60 0-120 0-180 0-5 0-12-7-12-6 0-6 6-6 12 0 60 0 120 0 180z">
              <text:p/>
            </draw:path>
            <draw:path draw:style-name="gr4" draw:text-style-name="P4" draw:layer="layout" svg:width="0.192cm" svg:height="0.244cm" svg:x="5.867cm" svg:y="8.408cm" svg:viewBox="0 0 193 245" svg:d="M187 13c4-1 6-3 6-7 0-3-2-6-6-6-2 0-4 1-6 2-58 27-117 55-175 83-5 2-6 4-6 7 0 2 2 4 6 7 58 27 117 55 175 82 4 2 5 2 6 2 4 0 6-3 6-7 0-2-1-4-7-7-55-26-110-51-165-77 55-26 111-52 166-79zM182 245c5 0 11 0 11-7 0-6-7-6-11-6-57 0-114 0-170 0-6 0-12 0-12 6 0 7 5 7 11 7 57 0 114 0 171 0z">
              <text:p/>
            </draw:path>
            <draw:path draw:style-name="gr4" draw:text-style-name="P4" draw:layer="layout" svg:width="0.125cm" svg:height="0.21cm" svg:x="6.138cm" svg:y="8.398cm" svg:viewBox="0 0 126 211" svg:d="M24 186c11-11 22-21 34-32 49-43 68-60 68-92 0-36-29-62-68-62-35 0-58 30-58 58 0 18 15 18 16 18 6 0 17-5 17-18 0-8-6-16-17-16-3 0-3 0-4 0 8-20 24-32 43-32 29 0 42 26 42 52 0 25-16 50-33 69-20 23-40 45-60 68-4 3-4 4-4 12 39 0 78 0 117 0 3-19 6-37 9-55-3 0-5 0-8 0-2 10-4 23-7 28-2 2-23 2-30 2-19 0-38 0-57 0z">
              <text:p/>
            </draw:path>
            <draw:path draw:style-name="gr4" draw:text-style-name="P4" draw:layer="layout" svg:width="0.129cm" svg:height="0.228cm" svg:x="6.293cm" svg:y="8.385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4" draw:text-style-name="P4" draw:layer="layout" svg:width="0.174cm" svg:height="0.226cm" svg:x="1.713cm" svg:y="8.818cm" svg:viewBox="0 0 175 227" svg:d="M175 13c0-4 0-5 0-6 0-3-1-7-6-7-3 0-5 4-7 8-9 23-17 46-26 69-32 0-64 0-96 0-9-23-18-46-27-69-1-4-2-8-7-8-2 0-6 4-6 7 1 2 0 1 2 6 26 69 53 138 79 207 1 4 3 7 7 7 5 0 6-4 6-7 27-69 54-138 81-207zM45 90c28 0 57 0 85 0-14 37-28 75-42 112-14-37-29-75-43-112z">
              <text:p/>
            </draw:path>
            <draw:path draw:style-name="gr4" draw:text-style-name="P4" draw:layer="layout" svg:width="0.142cm" svg:height="0.221cm" svg:x="1.906cm" svg:y="8.818cm" svg:viewBox="0 0 143 222" svg:d="M72 12c1-5 1-4 1-6 0-4-3-6-6-6-2 0-2 0-3 1-14 0-27 1-41 2-4 0-10 1-10 9 0 6 6 6 9 6s9 0 13 1c-3 10-6 24-9 36-7 29-15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4" draw:text-style-name="P4" draw:layer="layout" svg:width="0.157cm" svg:height="0.182cm" svg:x="2.167cm" svg:y="8.867cm" svg:viewBox="0 0 158 183" svg:d="M147 98c5 0 11 1 11-6s-6-7-11-7c-45 0-90 0-134 0 4-43 40-72 85-72 16 0 32 0 49 0 5 0 11 0 11-7 0-6-6-6-11-6-17 0-33 0-50 0-54 0-97 41-97 92s43 91 97 91c17 0 33 0 50 0 5 0 11 0 11-7 0-6-6-6-11-6-17 0-33 0-49 0-45 0-81-30-85-72 44 0 89 0 134 0z">
              <text:p/>
            </draw:path>
            <draw:path draw:style-name="gr4" draw:text-style-name="P4" draw:layer="layout" svg:width="0.2cm" svg:height="0.229cm" svg:x="2.449cm" svg:y="8.814cm" svg:viewBox="0 0 201 230" svg:d="M79 9c1-4 1-5 1-5 0-2-1-3-4-3s-12 4-18 7c-16 7-27 14-27 19 0 3 2 3 3 3 4 0 12-5 18-8-3 31-12 72-17 99-12 54-18 72-33 103-2 4-2 4-2 5s3 1 4 1c4 0 18-5 23-14 4-7 16-31 25-68 7-27 19-68 42-100 15-21 27-30 47-30 17 0 34 11 34 28 0 27-31 38-63 48-5 1-27 9-27 18 0 1 3 1 4 1s8-1 15-1c32 0 58 19 58 49 0 40-33 52-62 52-24 0-36-13-41-18-1-2-1-2-4-2-6 0-23 10-23 16 0 1 13 21 46 21 45 0 111-31 111-82 0-27-18-46-50-53 25-10 62-33 62-63 0-19-15-32-38-32-11 0-51 3-90 50 2-13 4-27 6-41z">
              <text:p/>
            </draw:path>
            <draw:path draw:style-name="gr4" draw:text-style-name="P4" draw:layer="layout" svg:width="0.036cm" svg:height="0.093cm" svg:x="2.685cm" svg:y="9.004cm" svg:viewBox="0 0 37 94" svg:d="M37 33c0-20-8-33-21-33-10 0-16 8-16 17 0 8 6 16 16 16 4 0 8-1 11-3 1-1 1-1 2-1s1 0 1 4c0 24-11 43-22 53-4 4-4 4-4 5 0 3 2 3 4 3 4 0 29-24 29-61z">
              <text:p/>
            </draw:path>
            <draw:path draw:style-name="gr4" draw:text-style-name="P4" draw:layer="layout" svg:width="0.175cm" svg:height="0.226cm" svg:x="2.797cm" svg:y="8.818cm" svg:viewBox="0 0 176 227" svg:d="M175 13c1-4 1-5 1-6 0-3-2-7-6-7s-6 4-7 8c-9 23-18 46-26 69-32 0-64 0-97 0-8-23-17-46-26-69-1-4-3-8-7-8-3 0-7 4-7 7 1 2 0 1 3 6 26 69 52 138 78 207 2 4 4 7 7 7 5 0 6-4 7-7 27-69 53-138 80-207zM45 90c29 0 58 0 86 0-14 37-28 75-43 112-14-37-29-75-43-112z">
              <text:p/>
            </draw:path>
            <draw:path draw:style-name="gr4" draw:text-style-name="P4" draw:layer="layout" svg:width="0.083cm" svg:height="0.211cm" svg:x="2.983cm" svg:y="8.828cm" svg:viewBox="0 0 84 212" svg:d="M81 12c0-7-5-12-12-12-9 0-17 8-17 17 0 5 4 11 12 11 7 0 17-7 17-16zM57 130c3-9 3-9 7-18 2-7 3-10 3-17 0-14-9-26-26-26-29 0-41 46-41 49s3 3 4 3c3 0 3 0 5-6 8-30 21-39 31-39 3 0 9 0 9 10 0 7-2 14-4 17-3 8-16 45-22 58-3 8-7 19-7 25 0 16 11 26 26 26 30 0 42-46 42-48 0-3-3-3-5-3-3 0-3 1-4 5-6 20-17 39-33 39-5 0-7-3-7-10 0-8 2-12 9-31 4-11 8-22 13-34z">
              <text:p/>
            </draw:path>
            <draw:path draw:style-name="gr4" draw:text-style-name="P4" draw:layer="layout" svg:width="0.156cm" svg:height="0.182cm" svg:x="3.197cm" svg:y="8.867cm" svg:viewBox="0 0 157 183" svg:d="M147 98c5 0 10 1 10-6s-5-7-10-7c-45 0-90 0-134 0 3-43 40-72 84-72 17 0 33 0 50 0 5 0 10 0 10-7 0-6-5-6-10-6-17 0-34 0-51 0-54 0-96 41-96 92s42 91 96 91c17 0 34 0 51 0 5 0 10 0 10-7 0-6-5-6-10-6-17 0-33 0-50 0-44 0-81-30-84-72 44 0 89 0 134 0z">
              <text:p/>
            </draw:path>
            <draw:path draw:style-name="gr4" draw:text-style-name="P4" draw:layer="layout" svg:width="0.042cm" svg:height="0.315cm" svg:x="3.506cm" svg:y="8.801cm" svg:viewBox="0 0 43 316" svg:d="M43 316c0-4 0-9 0-13-10 0-20 0-30 0 0-97 0-194 0-290 10 0 20 0 30 0 0-5 0-9 0-13-14 0-29 0-43 0 0 105 0 211 0 316 14 0 29 0 43 0z">
              <text:p/>
            </draw:path>
            <draw:path draw:style-name="gr4" draw:text-style-name="P4" draw:layer="layout" svg:width="0.147cm" svg:height="0.138cm" svg:x="3.574cm" svg:y="8.898cm" svg:viewBox="0 0 148 139" svg:d="M54 4c-2-2 0-4-5-4-7 0-30 3-38 4-3 0-6 0-6 6 0 3 3 3 8 3 15 0 16 2 16 6 0 2-5 17-7 25-6 26-13 52-19 77-1 6-3 14-3 15 0 3 3 3 4 3 2 0 3 0 5 0 22-3 57-16 89-45 42-40 50-82 50-85 0-5-3-9-9-9-2 0-9 1-12 11-20 71-69 107-105 119 11-42 21-84 32-126z">
              <text:p/>
            </draw:path>
            <draw:path draw:style-name="gr4" draw:text-style-name="P4" draw:layer="layout" svg:width="0.042cm" svg:height="0.315cm" svg:x="3.74cm" svg:y="8.801cm" svg:viewBox="0 0 43 316" svg:d="M43 0c-14 0-29 0-43 0 0 4 0 8 0 13 10 0 20 0 31 0 0 96 0 193 0 290-11 0-21 0-31 0 0 4 0 9 0 13 14 0 29 0 43 0 0-105 0-211 0-316z">
              <text:p/>
            </draw:path>
            <draw:path draw:style-name="gr4" draw:text-style-name="P4" draw:layer="layout" svg:width="0.108cm" svg:height="0.101cm" svg:x="3.83cm" svg:y="8.986cm" svg:viewBox="0 0 109 102" svg:d="M109 52c0-28-24-52-55-52s-54 24-54 52c0 27 24 50 54 50s55-23 55-50zM54 94c-8 0-20-2-27-13-6-9-7-21-7-32 0-9 1-22 8-31 5-6 15-12 26-12 13 0 22 7 28 14 6 8 6 19 6 29 0 11 0 23-7 32-5 9-16 13-27 13z">
              <text:p/>
            </draw:path>
            <draw:path draw:style-name="gr4" draw:text-style-name="P4" draw:layer="layout" svg:width="0.118cm" svg:height="0.156cm" svg:x="3.964cm" svg:y="8.931cm" svg:viewBox="0 0 119 157" svg:d="M69 3c0 2 0 5 0 8 15 0 16 2 16 12 0 16 0 31 0 46-8-8-18-12-30-12-30 0-55 21-55 49s24 51 52 51c18 0 29-10 33-15 0 5 0 10 0 15 11-1 22-2 34-3 0-3 0-6 0-8-15 0-16-2-16-13 0-44 0-89 0-133-12 1-23 2-34 3zM85 130c-6 11-18 20-32 20-13 0-21-7-25-14-5-6-7-15-7-30 0-4 0-21 9-31s19-13 26-13c11 0 20 5 26 14 3 3 3 3 3 8 0 15 0 31 0 46z">
              <text:p/>
            </draw:path>
            <draw:path draw:style-name="gr4" draw:text-style-name="P4" draw:layer="layout" svg:width="0.117cm" svg:height="0.156cm" svg:x="4.104cm" svg:y="8.931cm" svg:viewBox="0 0 118 157" svg:d="M68 3c0 2 0 5 0 8 15 0 17 2 17 12 0 16 0 31 0 46-9-8-19-12-31-12-30 0-54 21-54 49s23 51 51 51c18 0 29-10 33-15 0 5 0 10 0 15 11-1 22-2 34-3 0-3 0-6 0-8-15 0-16-2-16-13 0-44 0-89 0-133-11 1-23 2-34 3zM84 130c-6 11-17 20-32 20-12 0-21-7-25-14-5-6-7-15-7-30 0-4 0-21 9-31s20-13 26-13c11 0 21 5 26 14 3 3 3 3 3 8 0 15 0 31 0 46z">
              <text:p/>
            </draw:path>
            <draw:path draw:style-name="gr4" draw:text-style-name="P4" draw:layer="layout" svg:width="0.036cm" svg:height="0.093cm" svg:x="4.382cm" svg:y="9.004cm" svg:viewBox="0 0 37 94" svg:d="M37 33c0-20-8-33-21-33-10 0-16 8-16 17 0 8 6 16 16 16 4 0 8-1 11-3 1-1 1-1 2-1s1 0 1 4c0 24-11 43-22 53-4 4-4 4-4 5 0 3 2 3 4 3 4 0 29-24 29-61z">
              <text:p/>
            </draw:path>
            <draw:path draw:style-name="gr4" draw:text-style-name="P4" draw:layer="layout" svg:width="0.013cm" svg:height="0.202cm" svg:x="4.54cm" svg:y="8.762cm" svg:viewBox="0 0 14 203" svg:d="M0 192c0 5 0 11 7 11s7-6 7-11c0-60 0-120 0-180 0-5 0-12-7-12s-7 6-7 12c0 60 0 120 0 180z">
              <text:p/>
            </draw:path>
            <draw:path draw:style-name="gr4" draw:text-style-name="P4" draw:layer="layout" svg:width="0.013cm" svg:height="0.202cm" svg:x="4.54cm" svg:y="8.952cm" svg:viewBox="0 0 14 203" svg:d="M0 192c0 4 0 11 7 11s7-6 7-11c0-60 0-120 0-180 0-5 0-12-7-12s-7 6-7 12c0 60 0 120 0 180z">
              <text:p/>
            </draw:path>
            <draw:path draw:style-name="gr4" draw:text-style-name="P4" draw:layer="layout" svg:width="0.104cm" svg:height="0.028cm" svg:x="4.692cm" svg:y="8.827cm" svg:viewBox="0 0 105 29" svg:d="M105 4c-2-1-3-3-5-4-9 5-12 14-26 14-7 0-16-4-21-7-8-5-13-7-19-7-12 0-18 6-34 24 1 2 3 3 4 5 9-5 13-16 27-16 7 0 15 6 20 9 9 5 15 7 20 7 12 0 18-7 34-25z">
              <text:p/>
            </draw:path>
            <draw:path draw:style-name="gr4" draw:text-style-name="P4" draw:layer="layout" svg:width="0.208cm" svg:height="0.142cm" svg:x="4.61cm" svg:y="8.898cm" svg:viewBox="0 0 209 143" svg:d="M137 32c2-7 4-19 4-20 0-6-4-8-9-8-3 0-9 2-11 9-1 1-17 62-18 70-2 10-3 15-3 21 0 4 0 4 0 6-7 17-16 26-29 26-25 0-25-24-25-28 0-11 2-23 16-62 4-9 5-14 5-20 0-14-10-26-26-26-29 0-41 46-41 49s3 3 4 3c3 0 3-1 5-6 8-29 21-39 31-39 3 0 9 0 9 10 0 8-4 17-6 23-14 36-18 52-18 63 0 29 21 40 45 40 6 0 20 0 33-22 9 20 30 22 39 22 24 0 38-20 46-39 11-24 21-66 21-82 0-18-8-22-14-22-8 0-16 8-16 15 0 4 3 7 5 8 4 4 11 12 11 27 0 11-9 43-17 59s-19 27-35 27c-14 0-23-9-23-27 0-9 2-19 3-24 5-17 9-35 14-53z">
              <text:p/>
            </draw:path>
            <draw:path draw:style-name="gr4" draw:text-style-name="P4" draw:layer="layout" svg:width="0.073cm" svg:height="0.315cm" svg:x="4.866cm" svg:y="8.801cm" svg:viewBox="0 0 74 316" svg:d="M74 313c0-1 0-2-6-7-39-40-49-100-49-148 0-55 12-110 50-150 5-4 5-4 5-5 0-2-1-3-4-3s-31 22-49 61c-17 35-21 70-21 97 0 25 4 62 22 98 18 39 45 60 48 60s4-1 4-3z">
              <text:p/>
            </draw:path>
            <draw:path draw:style-name="gr4" draw:text-style-name="P4" draw:layer="layout" svg:width="0.142cm" svg:height="0.221cm" svg:x="4.975cm" svg:y="8.818cm" svg:viewBox="0 0 143 222" svg:d="M72 12c1-5 1-4 1-6 0-4-3-6-6-6-2 0-2 0-3 1-14 0-27 1-41 2-4 0-10 1-10 9 0 6 6 6 9 6s9 0 13 1c-3 10-6 24-9 36-7 29-14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4" draw:text-style-name="P4" draw:layer="layout" svg:width="0.113cm" svg:height="0.096cm" svg:x="5.139cm" svg:y="8.805cm" svg:viewBox="0 0 114 97" svg:d="M40 6c0-1 0-2 0-3-1-1 0-3-3-3-1 0-14 1-15 1-4 0-8 1-12 1s-6 1-6 5c0 3 2 3 5 3 11 0 11 2 11 3s-1 6-2 9c-4 15-7 30-11 45-5 22-7 27-7 27 0 3 4 3 4 3 2 0 3 0 4 0 20-3 48-13 71-34 31-27 35-56 35-57 0-3-3-6-8-6-7 0-9 5-11 12-9 31-38 65-76 76 7-27 14-54 21-82z">
              <text:p/>
            </draw:path>
            <draw:path draw:style-name="gr4" draw:text-style-name="P4" draw:layer="layout" svg:width="0.149cm" svg:height="0.01cm" svg:x="5.288cm" svg:y="8.841cm" svg:viewBox="0 0 150 11" svg:d="M141 11c4 0 9 0 9-5 0-6-5-6-9-6-44 0-88 0-132 0-4 0-9 0-9 5 0 6 5 6 9 6 44 0 88 0 132 0z">
              <text:p/>
            </draw:path>
            <draw:path draw:style-name="gr4" draw:text-style-name="P4" draw:layer="layout" svg:width="0.08cm" svg:height="0.146cm" svg:x="5.486cm" svg:y="8.756cm" svg:viewBox="0 0 81 147" svg:d="M50 6c0-6-1-6-7-6-13 13-34 13-43 13 0 3 0 6 0 9 5 0 20 0 32-7 0 38 0 76 0 114 0 7 0 10-22 10-3 0-6 0-8 0 0 2 0 5 0 8 3 0 31-1 39-1 7 0 35 1 40 1 0-3 0-6 0-8-3 0-6 0-9 0-22 0-22-3-22-10 0-41 0-82 0-123z">
              <text:p/>
            </draw:path>
            <draw:path draw:style-name="gr4" draw:text-style-name="P4" draw:layer="layout" svg:width="0.066cm" svg:height="0.148cm" svg:x="5.134cm" svg:y="8.979cm" svg:viewBox="0 0 67 149" svg:d="M61 9c0-4-3-9-9-9-5 0-12 6-12 13 0 3 3 8 9 8s12-7 12-12zM16 121c-1 3-2 6-2 9 0 10 9 19 21 19 23 0 32-30 32-34 0-3-2-2-3-3-4 0-4 1-5 4-5 18-15 27-23 27-5 0-5-3-5-8s0-9 3-14c2-6 5-12 6-18 3-5 11-25 11-27 1-3 2-6 2-8 0-10-9-19-21-19-22 0-32 30-32 34 0 3 3 3 4 3 3 0 3-1 4-3 5-19 15-27 23-27 4 0 6 2 6 7s-1 9-7 22c-5 12-9 24-14 36z">
              <text:p/>
            </draw:path>
            <draw:path draw:style-name="gr4" draw:text-style-name="P4" draw:layer="layout" svg:width="0.073cm" svg:height="0.315cm" svg:x="5.622cm" svg:y="8.801cm" svg:viewBox="0 0 74 316" svg:d="M74 158c0-25-4-63-22-99-19-38-46-59-49-59-2 0-3 1-3 3 0 1 0 1 6 7 31 31 49 82 49 148 0 54-12 109-51 150-4 3-4 4-4 5 0 2 1 3 3 3 3 0 32-22 50-61 16-35 21-71 21-97z">
              <text:p/>
            </draw:path>
            <draw:path draw:style-name="gr4" draw:text-style-name="P4" draw:layer="layout" svg:width="0.012cm" svg:height="0.202cm" svg:x="5.773cm" svg:y="8.762cm" svg:viewBox="0 0 13 203" svg:d="M0 192c0 5 0 11 6 11 7 0 7-6 7-11 0-60 0-120 0-180 0-5 0-12-7-12-6 0-6 6-6 12 0 60 0 120 0 180z">
              <text:p/>
            </draw:path>
            <draw:path draw:style-name="gr4" draw:text-style-name="P4" draw:layer="layout" svg:width="0.012cm" svg:height="0.202cm" svg:x="5.773cm" svg:y="8.952cm" svg:viewBox="0 0 13 203" svg:d="M0 192c0 4 0 11 6 11 7 0 7-6 7-11 0-60 0-120 0-180 0-5 0-12-7-12-6 0-6 6-6 12 0 60 0 120 0 180z">
              <text:p/>
            </draw:path>
            <draw:path draw:style-name="gr4" draw:text-style-name="P4" draw:layer="layout" svg:width="0.192cm" svg:height="0.243cm" svg:x="5.894cm" svg:y="8.837cm" svg:viewBox="0 0 193 244" svg:d="M187 13c4-1 6-3 6-7 0-3-2-6-6-6-2 0-4 1-6 2-58 27-117 55-175 83-5 1-6 4-6 7 0 2 2 4 6 7 58 27 117 55 175 82 4 2 5 2 6 2 4 0 6-3 6-7 0-2-1-4-7-7-55-26-110-51-164-77 55-26 110-52 165-79zM182 244c5 0 11 0 11-6 0-7-7-7-11-7-57 0-114 0-170 0-6 0-12 0-12 7 0 6 5 6 11 6 57 0 114 0 171 0z">
              <text:p/>
            </draw:path>
            <draw:path draw:style-name="gr4" draw:text-style-name="P4" draw:layer="layout" svg:width="0.125cm" svg:height="0.21cm" svg:x="6.165cm" svg:y="8.827cm" svg:viewBox="0 0 126 211" svg:d="M24 186c11-11 22-21 34-32 49-43 68-60 68-93 0-36-29-61-68-61-35 0-58 30-58 58 0 18 15 18 16 18 6 0 17-5 17-18 0-8-6-16-17-16-3 0-3 0-4 0 8-20 25-32 43-32 29 0 42 26 42 51 0 26-16 51-33 70-20 23-40 45-60 68-4 3-4 4-4 12 39 0 78 0 117 0 3-19 6-37 9-55-3 0-5 0-8 0-2 10-4 23-7 28-2 2-23 2-30 2-19 0-38 0-57 0z">
              <text:p/>
            </draw:path>
            <draw:path draw:style-name="gr4" draw:text-style-name="P4" draw:layer="layout" svg:width="0.129cm" svg:height="0.228cm" svg:x="6.32cm" svg:y="8.813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4" draw:text-style-name="P4" draw:layer="layout" svg:width="0.192cm" svg:height="0.012cm" svg:x="6.503cm" svg:y="8.952cm" svg:viewBox="0 0 193 13" svg:d="M182 13c5 0 11 1 11-6s-6-7-11-7c-57 0-114 0-171 0-6 0-11 0-11 7s5 6 11 6c57 0 114 0 171 0z">
              <text:p/>
            </draw:path>
            <draw:path draw:style-name="gr4" draw:text-style-name="P4" draw:layer="layout" svg:width="0.103cm" svg:height="0.21cm" svg:x="6.769cm" svg:y="8.827cm" svg:viewBox="0 0 104 211" svg:d="M65 8c0-7 0-8-7-8-20 21-48 21-58 21 0 3 0 6 0 10 6 0 25 0 41-9 0 55 0 110 0 164 0 11-1 15-29 15-4 0-7 0-10 0 0 3 0 6 0 10 11-1 38-1 51-1s41 0 51 1c0-4 0-7 0-10-3 0-6 0-10 0-28 0-29-3-29-15 0-59 0-119 0-178z">
              <text:p/>
            </draw:path>
            <draw:path draw:style-name="gr4" draw:text-style-name="P4" draw:layer="layout" svg:width="0.174cm" svg:height="0.225cm" svg:x="1.713cm" svg:y="9.203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4" draw:text-style-name="P4" draw:layer="layout" svg:width="0.142cm" svg:height="0.22cm" svg:x="1.906cm" svg:y="9.203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4" draw:text-style-name="P4" draw:layer="layout" svg:width="0.157cm" svg:height="0.183cm" svg:x="2.167cm" svg:y="9.251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4" draw:text-style-name="P4" draw:layer="layout" svg:width="0.2cm" svg:height="0.229cm" svg:x="2.449cm" svg:y="9.198cm" svg:viewBox="0 0 201 230" svg:d="M79 9c1-4 1-5 1-5 0-2-1-3-4-3s-12 4-18 8c-16 7-27 13-27 19 0 2 2 2 3 2 4 0 12-5 18-8-3 31-12 72-17 99-12 54-18 72-33 104-2 3-2 3-2 4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4" draw:text-style-name="P4" draw:layer="layout" svg:width="0.036cm" svg:height="0.093cm" svg:x="2.685cm" svg:y="9.388cm" svg:viewBox="0 0 37 94" svg:d="M37 33c0-20-8-33-21-33-10 0-16 8-16 17 0 8 6 16 16 16 4 0 8-1 11-3 1-1 1-1 2-1s1 0 1 4c0 24-11 43-22 53-4 4-4 4-4 5 0 3 2 3 4 3 4 0 29-24 29-61z">
              <text:p/>
            </draw:path>
            <draw:path draw:style-name="gr4" draw:text-style-name="P4" draw:layer="layout" svg:width="0.156cm" svg:height="0.222cm" svg:x="2.814cm" svg:y="9.203cm" svg:viewBox="0 0 157 223" svg:d="M96 127c13 33 28 82 34 89 4 6 8 6 16 6 2 0 5 0 7 0 4 0 4-2 4-2 0-1-1-2-2-3-3-4-5-8-7-15-22-60-43-120-64-180-8-18-25-22-39-22-2 0-6 0-6 3 0 2 1 2 2 3 11 2 14 4 21 25 10 29 20 58 31 87-29 29-59 57-88 86-3 4-5 6-5 10 0 6 5 9 10 9s7-3 10-6c25-30 51-60 76-90z">
              <text:p/>
            </draw:path>
            <draw:path draw:style-name="gr4" draw:text-style-name="P4" draw:layer="layout" svg:width="0.073cm" svg:height="0.315cm" svg:x="3.013cm" svg:y="9.185cm" svg:viewBox="0 0 74 316" svg:d="M74 313c0-1 0-2-6-7-39-40-49-100-49-148 0-55 12-110 50-150 5-4 5-4 5-5 0-2-2-3-4-3-3 0-31 22-50 61-16 35-20 70-20 97 0 25 4 63 21 98 19 39 46 60 49 60 2 0 4-1 4-3z">
              <text:p/>
            </draw:path>
            <draw:path draw:style-name="gr4" draw:text-style-name="P4" draw:layer="layout" svg:width="0.143cm" svg:height="0.22cm" svg:x="3.121cm" svg:y="9.203cm" svg:viewBox="0 0 144 221" svg:d="M73 11c1-5 0-4 1-6 0-4-4-5-7-5-1 0-1 0-2 0-14 1-27 1-41 2-4 0-10 1-10 10 0 5 6 5 8 5 4 0 9 0 13 1-2 11-5 24-8 36-8 29-15 58-23 87-4 18-4 22-4 29 0 41 31 51 54 51 58 0 90-51 90-92 0-40-29-53-56-53-14 0-27 6-34 10 6-25 13-50 19-75zM55 211c-13 0-23-8-23-27 0-10 3-22 6-32 2-12 8-33 10-43 1-6 19-22 39-22 19 0 21 17 21 25 0 16-11 54-15 67-11 26-29 32-38 32z">
              <text:p/>
            </draw:path>
            <draw:path draw:style-name="gr4" draw:text-style-name="P4" draw:layer="layout" svg:width="0.073cm" svg:height="0.315cm" svg:x="3.288cm" svg:y="9.185cm" svg:viewBox="0 0 74 316" svg:d="M74 158c0-25-4-63-21-99-20-38-47-59-49-59s-4 1-4 3c0 1 0 1 6 8 31 30 49 81 49 147 0 54-12 110-51 150-4 3-4 4-4 5 0 2 2 3 4 3s31-22 50-61c16-35 20-71 20-97z">
              <text:p/>
            </draw:path>
            <draw:path draw:style-name="gr4" draw:text-style-name="P4" draw:layer="layout" svg:width="0.192cm" svg:height="0.244cm" svg:x="3.507cm" svg:y="9.221cm" svg:viewBox="0 0 193 245" svg:d="M187 13c4-1 6-3 6-7 0-3-2-6-7-6-1 0-4 1-5 2-58 27-117 55-175 83-5 2-6 4-6 7 0 2 2 4 6 7 58 27 117 55 175 82 4 2 4 2 5 2 4 0 7-3 7-7 0-2-1-4-7-7-55-26-110-51-165-77 55-26 111-52 166-79zM182 245c5 0 11 0 11-7 0-6-7-6-11-6-57 0-114 0-171 0-5 0-11 0-11 6 0 7 5 7 11 7 57 0 114 0 171 0z">
              <text:p/>
            </draw:path>
            <draw:path draw:style-name="gr4" draw:text-style-name="P4" draw:layer="layout" svg:width="0.148cm" svg:height="0.207cm" svg:x="3.824cm" svg:y="9.282cm" svg:viewBox="0 0 149 208" svg:d="M1 194c-1 4-1 5-1 6 0 4 4 8 9 8 6 0 10-6 11-6 2-3 11-45 20-80 7 13 17 21 31 21 37 0 78-44 78-92 0-33-20-51-44-51-30 0-64 31-74 70-10 42-20 83-30 124zM71 137c-22 0-27-26-27-29 0-1 2-7 3-12 8-35 11-47 19-59 13-23 28-30 38-30 12 0 23 9 23 31 0 18-10 53-18 68-11 20-26 31-38 31z">
              <text:p/>
            </draw:path>
            <draw:path draw:style-name="gr4" draw:text-style-name="P4" draw:layer="layout" svg:width="0.174cm" svg:height="0.225cm" svg:x="1.713cm" svg:y="9.587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4" draw:text-style-name="P4" draw:layer="layout" svg:width="0.142cm" svg:height="0.22cm" svg:x="1.906cm" svg:y="9.587cm" svg:viewBox="0 0 143 221" svg:d="M72 11c1-5 1-4 1-6 0-4-3-5-6-5-2 0-2 0-3 0-14 1-27 1-41 2-4 1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4" draw:text-style-name="P4" draw:layer="layout" svg:width="0.157cm" svg:height="0.183cm" svg:x="2.167cm" svg:y="9.635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4" draw:text-style-name="P4" draw:layer="layout" svg:width="0.2cm" svg:height="0.229cm" svg:x="2.449cm" svg:y="9.582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4" draw:text-style-name="P4" draw:layer="layout" svg:width="0.036cm" svg:height="0.093cm" svg:x="2.685cm" svg:y="9.772cm" svg:viewBox="0 0 37 94" svg:d="M37 33c0-20-8-33-21-33-10 0-16 8-16 17 0 8 6 17 16 17 4 0 8-2 11-4 1-1 1-1 2-1s1 0 1 4c0 24-11 43-22 53-4 4-4 4-4 6s2 2 4 2c4 0 29-24 29-61z">
              <text:p/>
            </draw:path>
            <draw:path draw:style-name="gr4" draw:text-style-name="P4" draw:layer="layout" svg:width="0.156cm" svg:height="0.222cm" svg:x="2.814cm" svg:y="9.587cm" svg:viewBox="0 0 157 223" svg:d="M96 127c13 33 28 82 34 89 4 6 8 6 16 6 2 0 5 0 7 0 4 0 4-2 4-2 0-1-1-2-2-3-3-4-5-8-7-15-22-60-43-120-64-180-8-18-25-22-39-22-2 0-6 0-6 4 0 1 1 1 2 2 11 2 14 4 21 25 10 29 20 58 31 87-29 29-59 57-88 86-3 4-5 6-5 10 0 6 5 9 10 9s7-3 10-6c25-30 51-60 76-90z">
              <text:p/>
            </draw:path>
            <draw:path draw:style-name="gr4" draw:text-style-name="P4" draw:layer="layout" svg:width="0.073cm" svg:height="0.315cm" svg:x="3.013cm" svg:y="9.569cm" svg:viewBox="0 0 74 316" svg:d="M74 313c0-1 0-2-6-7-39-40-49-100-49-148 0-55 12-110 50-150 5-4 5-4 5-4 0-3-2-4-4-4-3 0-31 22-50 62-16 34-20 69-20 96 0 25 4 63 21 98 19 40 46 60 49 60 2 0 4-1 4-3z">
              <text:p/>
            </draw:path>
            <draw:path draw:style-name="gr4" draw:text-style-name="P4" draw:layer="layout" svg:width="0.143cm" svg:height="0.22cm" svg:x="3.121cm" svg:y="9.587cm" svg:viewBox="0 0 144 221" svg:d="M73 11c1-5 0-4 1-6 0-4-4-5-7-5-1 0-1 0-2 0-14 1-27 1-41 2-4 1-10 1-10 10 0 5 6 5 8 5 4 0 9 0 13 1-2 11-5 24-8 36-8 29-15 58-23 87-4 18-4 22-4 29 0 41 31 51 54 51 58 0 90-51 90-92 0-40-29-53-56-53-14 0-27 6-34 10 6-25 13-50 19-75zM55 211c-13 0-23-8-23-27 0-10 3-22 6-32 2-12 8-33 10-43 1-6 19-22 39-22 19 0 21 17 21 25 0 16-11 55-15 67-11 26-29 32-38 32z">
              <text:p/>
            </draw:path>
            <draw:path draw:style-name="gr4" draw:text-style-name="P4" draw:layer="layout" svg:width="0.037cm" svg:height="0.093cm" svg:x="3.297cm" svg:y="9.772cm" svg:viewBox="0 0 38 94" svg:d="M38 33c0-20-8-33-21-33-11 0-17 8-17 17 0 8 6 17 17 17 4 0 8-2 11-4 1-1 1-1 2-1 0 1 1 0 1 4 0 24-12 43-22 53-3 4-4 4-4 6s2 2 4 2c3 0 29-24 29-61z">
              <text:p/>
            </draw:path>
            <draw:path draw:style-name="gr4" draw:text-style-name="P4" draw:layer="layout" svg:width="0.148cm" svg:height="0.139cm" svg:x="3.427cm" svg:y="9.666cm" svg:viewBox="0 0 149 140" svg:d="M54 4c-1-2 0-4-4-4-8 0-30 3-38 4-3 0-7 0-7 6 0 3 3 3 8 3 15 0 16 2 16 6 0 2-4 17-7 25-6 26-12 52-18 78-2 5-3 9-4 14 0 3 4 4 5 4 2 0 3 0 5 0 21-4 56-16 89-46 41-39 50-82 50-85 0-5-4-9-10-9-1 0-9 2-11 11-21 72-69 107-105 119 11-42 21-84 31-126z">
              <text:p/>
            </draw:path>
            <draw:path draw:style-name="gr4" draw:text-style-name="P4" draw:layer="layout" svg:width="0.192cm" svg:height="0.012cm" svg:x="3.684cm" svg:y="9.721cm" svg:viewBox="0 0 193 13" svg:d="M182 13c5 0 11 0 11-7 0-6-6-6-11-6-57 0-114 0-171 0-6 0-11 0-11 6 0 7 5 7 11 7 57 0 114 0 171 0z">
              <text:p/>
            </draw:path>
            <draw:path draw:style-name="gr4" draw:text-style-name="P4" draw:layer="layout" svg:width="0.103cm" svg:height="0.21cm" svg:x="4.001cm" svg:y="9.596cm" svg:viewBox="0 0 104 211" svg:d="M65 8c0-8 0-8-7-8-20 20-48 20-58 20 0 3 0 6 0 10 6 0 25 0 41-8 0 54 0 109 0 163 0 11-1 16-29 16-4 0-7 0-10 0 0 3 0 6 0 10 11-2 38-2 51-2s41 0 51 2c0-4 0-7 0-10-3 0-6 0-10 0-28 0-29-4-29-16 0-59 0-118 0-177z">
              <text:p/>
            </draw:path>
            <draw:path draw:style-name="gr4" draw:text-style-name="P4" draw:layer="layout" svg:width="0.072cm" svg:height="0.315cm" svg:x="4.15cm" svg:y="9.569cm" svg:viewBox="0 0 73 316" svg:d="M73 158c0-25-4-63-21-99-19-38-46-59-49-59-2 0-3 1-3 4l5 7c32 30 50 81 50 147 0 54-12 110-51 150-4 3-4 4-4 5 0 2 1 3 3 3 3 0 31-21 50-61 16-35 20-71 20-97z">
              <text:p/>
            </draw:path>
            <draw:path draw:style-name="gr4" draw:text-style-name="P4" draw:layer="layout" svg:width="0.192cm" svg:height="0.244cm" svg:x="4.369cm" svg:y="9.605cm" svg:viewBox="0 0 193 245" svg:d="M187 13c4-1 6-3 6-7 0-3-2-6-6-6-2 0-4 1-6 2-58 27-117 55-175 83-5 2-6 4-6 7 0 2 2 5 6 7 58 27 117 55 175 82 4 3 5 3 6 3 4 0 6-4 6-8 0-2-1-4-7-7-55-26-110-51-164-77 55-26 110-52 165-79zM182 245c5 0 11 0 11-7 0-6-7-6-11-6-57 0-114 0-170 0-6 0-12 0-12 6 0 7 5 7 11 7 57 0 114 0 171 0z">
              <text:p/>
            </draw:path>
            <draw:path draw:style-name="gr4" draw:text-style-name="P4" draw:layer="layout" svg:width="0.148cm" svg:height="0.207cm" svg:x="4.685cm" svg:y="9.666cm" svg:viewBox="0 0 149 208" svg:d="M1 194c-1 5-1 5-1 6 0 4 4 8 9 8 7 0 11-6 11-6 2-3 11-45 20-80 7 13 17 21 32 21 37 0 77-44 77-91 0-34-20-52-44-52-30 0-64 31-73 70-10 42-21 83-31 124zM71 137c-22 0-27-25-27-29 0-1 2-7 3-12 9-35 11-47 19-59 13-23 29-30 39-30 12 0 22 9 22 31 0 18-9 53-18 68-10 20-25 31-38 31z">
              <text:p/>
            </draw:path>
            <draw:path draw:style-name="gr4" draw:text-style-name="P4" draw:layer="layout" svg:width="0.192cm" svg:height="0.012cm" svg:x="4.936cm" svg:y="9.721cm" svg:viewBox="0 0 193 13" svg:d="M182 13c5 0 11 0 11-7 0-6-6-6-11-6-57 0-114 0-171 0-6 0-11 0-11 6 0 7 5 7 11 7 57 0 114 0 171 0z">
              <text:p/>
            </draw:path>
            <draw:path draw:style-name="gr4" draw:text-style-name="P4" draw:layer="layout" svg:width="0.103cm" svg:height="0.21cm" svg:x="5.254cm" svg:y="9.596cm" svg:viewBox="0 0 104 211" svg:d="M65 8c0-8 0-8-7-8-20 20-47 20-58 20 0 3 0 6 0 10 6 0 25 0 41-8 0 54 0 109 0 163 0 11-1 16-28 16-4 0-8 0-11 0 0 3 0 6 0 10 11-2 38-2 51-2s41 0 51 2c0-4 0-7 0-10-3 0-6 0-10 0-28 0-29-4-29-16 0-59 0-118 0-177z">
              <text:p/>
            </draw:path>
            <draw:path draw:style-name="gr4" draw:text-style-name="P4" draw:layer="layout" svg:width="0.143cm" svg:height="0.221cm" svg:x="1.729cm" svg:y="10.02cm" svg:viewBox="0 0 144 222" svg:d="M73 11c1-5 1-5 1-6 0-3-4-5-7-5-1 0-1 0-2 0-14 1-27 2-41 3-4 0-11 0-11 9 0 5 7 5 9 5 3 0 9 0 13 1-3 11-5 24-9 36-7 29-14 58-22 87-4 18-4 22-4 29 0 41 31 52 54 52 58 0 90-52 90-93 0-39-30-53-56-53-15 0-28 7-34 10 6-25 13-50 19-75zM55 211c-13 0-24-7-24-27 0-9 4-21 6-31 3-13 9-34 11-43 1-6 19-22 39-22 19 0 21 17 21 24 0 17-11 55-15 68-11 25-29 31-38 31z">
              <text:p/>
            </draw:path>
            <draw:path draw:style-name="gr4" draw:text-style-name="P4" draw:layer="layout" svg:width="0.157cm" svg:height="0.183cm" svg:x="1.992cm" svg:y="10.068cm" svg:viewBox="0 0 158 184" svg:d="M147 98c5 0 11 0 11-6 0-7-6-7-11-7-45 0-90 0-134 0 3-42 40-72 84-72 17 0 33 0 50 0 5 0 11 0 11-7 0-6-6-6-11-6-17 0-33 0-50 0-54 0-97 41-97 92 0 50 43 92 97 92 17 0 33 0 50 0 5 0 11 0 11-7 0-6-6-6-11-6-17 0-33 0-50 0-44 0-81-31-84-73 44 0 89 0 134 0z">
              <text:p/>
            </draw:path>
            <draw:path draw:style-name="gr4" draw:text-style-name="P4" draw:layer="layout" svg:width="0.2cm" svg:height="0.229cm" svg:x="2.274cm" svg:y="10.016cm" svg:viewBox="0 0 201 230" svg:d="M79 8c1-4 1-4 1-4 0-3-1-4-4-4s-13 4-19 8c-15 7-26 14-26 19 0 2 1 2 3 2 4 0 12-5 18-7-3 31-12 71-17 99-12 53-18 72-33 103-2 3-1 2-2 4 0 2 3 2 4 2 4 0 18-6 23-15 4-7 16-30 25-67 7-27 19-68 42-100 14-21 27-31 47-31 17 0 33 11 33 28 0 28-30 38-63 49-4 1-26 9-26 17 0 1 2 2 3 2 2 0 9-1 15-1 33 0 59 18 59 49 0 39-34 51-63 51-24 0-36-12-40-17-1-2-1-2-4-2-6 0-23 9-23 15 0 1 12 22 46 22 45 0 111-31 111-82 0-27-18-47-50-53 25-10 62-34 62-64 0-18-16-31-39-31-11 0-51 3-89 50 2-14 4-28 6-42z">
              <text:p/>
            </draw:path>
            <draw:path draw:style-name="gr4" draw:text-style-name="P4" draw:layer="layout" svg:width="0.28cm" svg:height="0.165cm" svg:x="2.587cm" svg:y="10.077cm" svg:viewBox="0 0 281 166" svg:d="M247 89c-18 14-27 26-29 31-15 21-16 41-16 42 0 4 3 4 6 4 5 0 5-1 6-7 7-31 26-57 62-72 4-2 5-2 5-4s-2-3-3-4c-13-5-52-21-64-74-1-4-1-5-6-5-3 0-6 0-6 4 5 14 2 20 15 42 6 10 16 21 30 30-79 0-157 0-235 0-7 0-12 0-12 7 0 6 5 6 12 6 78 0 156 0 235 0z">
              <text:p/>
            </draw:path>
            <draw:path draw:style-name="gr4" draw:text-style-name="P4" draw:layer="layout" svg:width="0.164cm" svg:height="0.012cm" svg:x="2.974cm" svg:y="9.969cm" svg:viewBox="0 0 165 13" svg:d="M0 0c55 0 110 0 165 0 0 4 0 8 0 13-55 0-110 0-165 0 0-5 0-9 0-13z">
              <text:p/>
            </draw:path>
            <draw:path draw:style-name="gr4" draw:text-style-name="P4" draw:layer="layout" svg:width="0.143cm" svg:height="0.221cm" svg:x="2.99cm" svg:y="10.02cm" svg:viewBox="0 0 144 222" svg:d="M72 11c2-5 2-5 2-6 0-3-4-5-7-5-1 0-2 0-2 0-14 1-28 2-42 3-4 0-10 0-10 9 0 5 7 5 9 5 3 0 9 0 13 1-3 11-5 24-9 36-7 29-14 58-22 87-4 18-4 22-4 29 0 41 30 52 54 52 57 0 90-52 90-93 0-39-30-53-56-53-15 0-28 7-34 10 6-25 12-50 18-75zM54 211c-12 0-23-7-23-27 0-9 4-21 6-31 3-13 9-34 11-43 1-6 19-22 38-22 20 0 22 17 22 24 0 17-11 55-16 68-11 25-28 31-38 31z">
              <text:p/>
            </draw:path>
            <draw:path draw:style-name="gr4" draw:text-style-name="P4" draw:layer="layout" svg:width="0.156cm" svg:height="0.183cm" svg:x="3.253cm" svg:y="10.068cm" svg:viewBox="0 0 157 184" svg:d="M147 98c5 0 10 0 10-6 0-7-5-7-10-7-45 0-90 0-134 0 3-42 40-72 84-72 17 0 33 0 50 0 5 0 10 0 10-7 0-6-5-6-10-6-17 0-34 0-51 0-54 0-96 41-96 92 0 50 42 92 96 92 17 0 34 0 51 0 5 0 10 0 10-7 0-6-5-6-10-6-17 0-33 0-50 0-44 0-81-31-84-73 44 0 89 0 134 0z">
              <text:p/>
            </draw:path>
            <draw:path draw:style-name="gr4" draw:text-style-name="P4" draw:layer="layout" svg:width="0.2cm" svg:height="0.229cm" svg:x="3.534cm" svg:y="10.016cm" svg:viewBox="0 0 201 230" svg:d="M79 8c0-4 0-4 0-4 0-3 0-4-3-4s-13 4-19 8c-15 7-26 14-26 19 0 2 1 2 2 2 5 0 13-5 18-7-3 31-11 71-17 99-12 53-17 72-32 103-2 3-1 2-2 4 0 2 2 1 3 2 5 0 19-6 23-15 5-7 16-30 26-67 7-27 19-68 42-100 14-21 27-31 47-31 17 0 33 11 33 28 0 28-30 38-63 49-4 1-26 9-26 17 0 1 2 2 3 2 2 0 9-1 15-1 33 0 58 18 58 49 0 39-33 51-62 51-24 0-36-12-40-17-1-2-1-2-4-2-7 0-24 9-24 15 0 1 13 22 47 22 45 0 110-31 110-82 0-27-17-47-49-53 25-10 62-34 62-64 0-18-16-31-39-31-11 0-51 3-89 50 2-14 4-28 6-42z">
              <text:p/>
            </draw:path>
            <draw:path draw:style-name="gr4" draw:text-style-name="P4" draw:layer="layout" svg:width="0.072cm" svg:height="0.315cm" svg:x="1.744cm" svg:y="10.436cm" svg:viewBox="0 0 73 316" svg:d="M73 312c0-1 0-1-6-6-39-41-49-100-49-149 0-54 13-109 51-149 4-4 4-4 4-5 0-2-1-3-3-3-3 0-31 22-50 61-16 35-20 70-20 96s4 63 21 99c19 39 46 60 49 60 2 0 3-1 3-4z">
              <text:p/>
            </draw:path>
            <draw:path draw:style-name="gr4" draw:text-style-name="P4" draw:layer="layout" svg:width="0.132cm" svg:height="0.217cm" svg:x="1.848cm" svg:y="10.462cm" svg:viewBox="0 0 133 218" svg:d="M133 110c0-25-1-52-12-75-15-30-41-35-54-35-19 0-42 8-55 38-10 21-12 47-12 72 0 23 2 52 14 75 14 26 37 33 53 33 17 0 41-7 54-37 11-22 12-47 12-71zM67 211c-13 0-31-9-37-38-3-19-3-49-3-68 0-20 0-40 2-57 6-38 29-41 38-41 10 0 31 6 37 37 3 18 3 41 3 61 0 25 0 46-4 66-4 31-22 40-36 40z">
              <text:p/>
            </draw:path>
            <draw:path draw:style-name="gr4" draw:text-style-name="P4" draw:layer="layout" svg:width="0.103cm" svg:height="0.21cm" svg:x="2.023cm" svg:y="10.462cm" svg:viewBox="0 0 104 211" svg:d="M65 8c0-7 0-8-7-8-20 21-48 21-58 21 0 3 0 6 0 10 6 0 24 0 41-9 0 54 0 109 0 163 0 12-1 16-29 16-4 0-7 0-10 0 0 3 0 6 0 10 11-1 38-1 51-1s40 0 51 1c0-4 0-7 0-10-3 0-7 0-10 0-28 0-29-4-29-16 0-59 0-118 0-177z">
              <text:p/>
            </draw:path>
            <draw:path draw:style-name="gr4" draw:text-style-name="P4" draw:layer="layout" svg:width="0.073cm" svg:height="0.315cm" svg:x="2.17cm" svg:y="10.436cm" svg:viewBox="0 0 74 316" svg:d="M74 157c0-24-4-63-22-98-19-39-46-59-48-59s-4 1-4 3c0 1 0 1 6 7 31 31 49 82 49 147 0 54-12 110-51 151-4 3-4 3-4 4 0 3 2 4 4 4s31-22 50-62c15-34 20-70 20-97z">
              <text:p/>
            </draw:path>
            <draw:path draw:style-name="gr4" draw:text-style-name="P4" draw:layer="layout" svg:width="0.088cm" svg:height="0.069cm" svg:x="2.332cm" svg:y="10.388cm" svg:viewBox="0 0 89 70" svg:d="M30 6c0-2 0-2 0-3 0-3-2-3-5-3-6 1-13 1-20 2-2 0-2 0-3 1s-1 2-1 3c0 3 3 3 4 3 6 0 8 0 8 1 0 3 0 3 0 6-4 15-8 30-11 45-1 2-2 6-2 6 0 2 2 3 4 3 0 0 1 0 2 0 12-2 34-7 54-22 25-18 29-40 29-43 0-2-2-5-5-5-4 0-8 2-8 6-2 7-7 22-24 37-9 7-22 15-37 20 5-19 10-38 15-57z">
              <text:p/>
            </draw:path>
            <draw:path draw:style-name="gr4" draw:text-style-name="P4" draw:layer="layout" svg:width="0.122cm" svg:height="0.01cm" svg:x="2.313cm" svg:y="10.482cm" svg:viewBox="0 0 123 11" svg:d="M0 0c41 0 82 0 123 0 0 4 0 7 0 11-41 0-82 0-123 0 0-4 0-7 0-11z">
              <text:p/>
            </draw:path>
            <draw:path draw:style-name="gr4" draw:text-style-name="P4" draw:layer="layout" svg:width="0.077cm" svg:height="0.104cm" svg:x="2.336cm" svg:y="10.514cm" svg:viewBox="0 0 78 105" svg:d="M78 75c-2 0-4 0-6 0-1 2-2 12-5 14 0 1-14 1-17 1-10 0-20 0-30 0 10-8 21-17 31-23 15-10 27-19 27-36 0-20-19-31-41-31s-37 12-37 28c0 8 7 9 9 9 4 0 9-3 9-9s-4-9-9-9c4-7 14-13 24-13 16 0 29 10 29 25 0 14-10 24-22 34-12 11-25 22-38 33-2 1-2 1-2 2 0 2 0 3 0 5 25 0 49 0 74 0 1-10 3-20 4-30z">
              <text:p/>
            </draw:path>
            <draw:path draw:style-name="gr4" draw:text-style-name="P4" draw:layer="layout" svg:width="0.037cm" svg:height="0.093cm" svg:x="2.518cm" svg:y="10.64cm" svg:viewBox="0 0 38 94" svg:d="M38 33c0-20-8-33-21-33-11 0-17 8-17 17 0 8 6 16 17 16 4 0 8-1 11-3 1-1 1-1 2-1 0 1 1 0 1 4 0 24-12 43-22 52-4 4-4 5-4 6 0 3 2 3 4 3 3 0 29-24 29-61z">
              <text:p/>
            </draw:path>
            <draw:path draw:style-name="gr4" draw:text-style-name="P4" draw:layer="layout" svg:width="0.073cm" svg:height="0.315cm" svg:x="2.662cm" svg:y="10.436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4" draw:text-style-name="P4" draw:layer="layout" svg:width="0.103cm" svg:height="0.21cm" svg:x="2.782cm" svg:y="10.462cm" svg:viewBox="0 0 104 211" svg:d="M65 8c0-7 0-8-7-8-20 21-47 21-58 21 0 3 0 6 0 10 6 0 25 0 41-9 0 54 0 109 0 163 0 12-1 16-28 16-4 0-8 0-11 0 0 3 0 6 0 10 11-1 38-1 51-1s41 0 51 1c0-4 0-7 0-10-3 0-6 0-10 0-28 0-29-4-29-16 0-59 0-118 0-177z">
              <text:p/>
            </draw:path>
            <draw:path draw:style-name="gr4" draw:text-style-name="P4" draw:layer="layout" svg:width="0.132cm" svg:height="0.217cm" svg:x="2.924cm" svg:y="10.462cm" svg:viewBox="0 0 133 218" svg:d="M133 110c0-25-1-52-12-75-15-30-41-35-54-35-18 0-42 8-55 38-10 21-12 47-12 72 0 23 2 52 14 75 14 26 37 33 53 33 17 0 41-7 54-37 11-22 12-47 12-71zM67 211c-12 0-31-9-37-38-3-19-3-49-3-68 0-20 0-40 2-57 6-38 29-41 38-41 10 0 31 6 37 37 3 18 3 41 3 61 0 25 0 46-4 66-4 31-22 40-36 40z">
              <text:p/>
            </draw:path>
            <draw:path draw:style-name="gr4" draw:text-style-name="P4" draw:layer="layout" svg:width="0.073cm" svg:height="0.315cm" svg:x="3.088cm" svg:y="10.436cm" svg:viewBox="0 0 74 316" svg:d="M74 157c0-24-4-63-21-98-19-39-46-59-49-59-2 0-4 1-4 3 0 1 0 1 6 7 32 31 50 82 50 147 0 54-12 110-52 151-4 3-4 3-4 4 0 3 2 4 4 4 3 0 31-22 50-62 16-34 20-70 20-97z">
              <text:p/>
            </draw:path>
            <draw:path draw:style-name="gr4" draw:text-style-name="P4" draw:layer="layout" svg:width="0.088cm" svg:height="0.069cm" svg:x="3.251cm" svg:y="10.388cm" svg:viewBox="0 0 89 70" svg:d="M29 6c1-2 1-2 1-3 0-3-3-3-6-3-6 1-12 1-19 2-2 0-3 0-4 1 0 1-1 2-1 3 0 3 3 3 4 3 7 0 8 0 9 1 0 3 0 3 0 6-4 15-8 30-12 45 0 2-1 6-1 6 0 2 1 3 3 3 1 0 1 0 2 0 12-2 34-7 55-22 24-18 29-40 29-43 0-2-3-5-6-5s-7 2-7 6c-3 7-7 22-25 37-8 7-21 15-37 20 5-19 10-38 15-57z">
              <text:p/>
            </draw:path>
            <draw:path draw:style-name="gr4" draw:text-style-name="P4" draw:layer="layout" svg:width="0.123cm" svg:height="0.01cm" svg:x="3.231cm" svg:y="10.482cm" svg:viewBox="0 0 124 11" svg:d="M0 0c41 0 83 0 124 0 0 4 0 7 0 11-41 0-83 0-124 0 0-4 0-7 0-11z">
              <text:p/>
            </draw:path>
            <draw:path draw:style-name="gr4" draw:text-style-name="P4" draw:layer="layout" svg:width="0.078cm" svg:height="0.104cm" svg:x="3.254cm" svg:y="10.514cm" svg:viewBox="0 0 79 105" svg:d="M79 75c-2 0-5 0-7 0 0 2-2 12-5 14 0 1-14 1-17 1-10 0-20 0-30 0 11-8 22-17 31-23 15-10 28-19 28-36 0-20-19-31-42-31-21 0-37 12-37 28 0 8 7 9 9 9 4 0 10-3 10-9s-5-9-9-9c4-7 13-13 24-13 15 0 28 10 28 25 0 14-9 24-22 34-12 11-25 22-38 33-1 1-2 1-2 2 0 2 0 3 0 5 25 0 49 0 74 0 2-10 3-20 5-30z">
              <text:p/>
            </draw:path>
            <draw:path draw:style-name="gr5" draw:text-style-name="P5" draw:layer="layout" svg:width="0.122cm" svg:height="0.315cm" svg:x="3.567cm" svg:y="10.436cm" svg:viewBox="0 0 123 316" svg:d="M121 12c2-5 2-4 2-6 0-3-2-6-6-6-3 0-5 1-5 3-37 100-74 201-110 301-2 4-1 4-2 6 0 3 3 6 6 6 5 0 6-2 7-7 36-99 72-198 108-297z">
              <text:p/>
            </draw:path>
            <draw:path draw:style-name="gr5" draw:text-style-name="P5" draw:layer="layout" svg:width="0.157cm" svg:height="0.183cm" svg:x="3.541cm" svg:y="10.502cm" svg:viewBox="0 0 158 184" svg:d="M147 98c5 0 11 0 11-6 0-7-6-7-11-7-45 0-90 0-134 0 4-42 40-72 84-72 17 0 33 0 50 0 5 0 11 0 11-7 0-6-6-6-11-6-17 0-33 0-50 0-54 0-97 41-97 92s43 92 97 92c17 0 33 0 50 0 5 0 11 0 11-7 0-6-6-6-11-6-17 0-33 0-50 0-44 0-80-31-84-73 44 0 89 0 134 0z">
              <text:p/>
            </draw:path>
            <draw:path draw:style-name="gr4" draw:text-style-name="P4" draw:layer="layout" svg:width="0.2cm" svg:height="0.229cm" svg:x="3.84cm" svg:y="10.45cm" svg:viewBox="0 0 201 230" svg:d="M79 9c0-4 0-5 0-5 0-3 0-4-3-4s-13 5-19 8c-15 7-27 14-27 19 0 2 2 2 3 2 4 0 13-5 18-7-3 31-11 72-17 99-12 54-17 72-33 103-1 3-1 2-1 4s2 2 3 2c5 0 19-5 23-14 5-7 16-31 26-68 6-27 19-68 42-100 14-21 27-31 47-31 17 0 33 12 33 28 0 28-30 38-63 49-4 1-26 9-26 17 0 2 2 2 3 2s9-1 15-1c32 0 58 19 58 49 0 40-33 52-62 52-24 0-36-13-41-18 0-2 0-2-3-2-7 0-24 9-24 16 0 1 13 21 47 21 44 0 110-31 110-82 0-27-18-46-49-53 25-10 62-33 62-63 0-19-16-32-39-32-11 0-51 3-89 50 2-13 4-27 6-41z">
              <text:p/>
            </draw:path>
          </draw:g>
        </draw:g>
        <draw:frame draw:style-name="gr42" draw:text-style-name="P6" draw:layer="layout" svg:width="1.987cm" svg:height="0.319cm" svg:x="7.103cm" svg:y="7.88cm">
          <draw:text-box>
            <text:p><text:span text:style-name="T2">(LB: inside CW)</text:span></text:p>
          </draw:text-box>
        </draw:frame>
        <draw:frame draw:style-name="gr43" draw:text-style-name="P6" draw:layer="layout" svg:width="2.423cm" svg:height="0.319cm" svg:x="7.103cm" svg:y="8.329cm">
          <draw:text-box>
            <text:p><text:span text:style-name="T2">(LB: CW boundary)</text:span></text:p>
          </draw:text-box>
        </draw:frame>
        <draw:frame draw:style-name="gr43" draw:text-style-name="P6" draw:layer="layout" svg:width="2.423cm" svg:height="0.319cm" svg:x="7.103cm" svg:y="8.752cm">
          <draw:text-box>
            <text:p><text:span text:style-name="T2">(LB: CW boundary)</text:span></text:p>
          </draw:text-box>
        </draw:frame>
        <draw:frame draw:style-name="gr44" draw:text-style-name="P6" draw:layer="layout" svg:width="2cm" svg:height="0.319cm" svg:x="7.103cm" svg:y="9.153cm">
          <draw:text-box>
            <text:p><text:span text:style-name="T2">(RL: inside CW)</text:span></text:p>
          </draw:text-box>
        </draw:frame>
        <draw:frame draw:style-name="gr45" draw:text-style-name="P6" draw:layer="layout" svg:width="2.436cm" svg:height="0.319cm" svg:x="7.104cm" svg:y="9.58cm">
          <draw:text-box>
            <text:p><text:span text:style-name="T2">(RL: CW boundary)</text:span></text:p>
          </draw:text-box>
        </draw:frame>
        <draw:frame draw:style-name="gr46" draw:text-style-name="P6" draw:layer="layout" svg:width="2.127cm" svg:height="0.327cm" svg:x="7.105cm" svg:y="10.373cm">
          <draw:text-box>
            <text:p><text:span text:style-name="T2">(erasure symbol)</text:span></text:p>
          </draw:text-box>
        </draw:frame>
        <draw:line draw:style-name="gr37" draw:text-style-name="P2" draw:layer="layout" svg:x1="13cm" svg:y1="1cm" svg:x2="13cm" svg:y2="6.8cm">
          <text:p/>
        </draw:line>
        <draw:frame draw:style-name="gr25" draw:text-style-name="P7" draw:layer="layout" svg:width="1.522cm" svg:height="0.395cm" svg:x="15.605cm" svg:y="10.009cm">
          <draw:text-box>
            <text:p><text:span text:style-name="T3">(bijection)</text:span></text:p>
          </draw:text-box>
        </draw:frame>
        <draw:frame draw:style-name="gr29" draw:text-style-name="P7" draw:layer="layout" svg:width="0.434cm" svg:height="0.395cm" svg:x="1.405cm" svg:y="13.909cm">
          <draw:text-box>
            <text:p><text:span text:style-name="T3">(1)</text:span></text:p>
          </draw:text-box>
        </draw:frame>
        <draw:frame draw:style-name="gr47" draw:text-style-name="P7" draw:layer="layout" svg:width="1.932cm" svg:height="0.395cm" svg:x="2.005cm" svg:y="13.91cm">
          <draw:text-box>
            <text:p><text:span text:style-name="T3">encode <text:s text:c="3"/>to</text:span></text:p>
          </draw:text-box>
        </draw:frame>
        <draw:g>
          <svg:title>TexMaths</svg:title>
          <svg:desc>10§display§\bm{c}§svg§600§TRUE§</svg:desc>
          <draw:g>
            <draw:path draw:style-name="gr4" draw:text-style-name="P4" draw:layer="layout" svg:width="0.16cm" svg:height="0.159cm" svg:x="3.273cm" svg:y="14.049cm" svg:viewBox="0 0 161 160" svg:d="M133 20c-18 5-12 15-19 23 0 6 3 17 18 17 14 0 25-13 25-27 0-19-18-33-49-33-69 0-108 55-108 99 0 32 20 61 74 61 8 0 32 0 53-8 20-8 34-23 34-27 0-3-6-9-9-9-2 0-2 1-5 4-19 20-46 27-72 27-23 0-35-11-35-32 0-12 9-54 20-72 14-24 34-30 48-30 5 0 16 0 25 7z">
              <text:p/>
            </draw:path>
          </draw:g>
        </draw:g>
        <draw:custom-shape draw:style-name="gr48" draw:text-style-name="P11" draw:layer="layout" svg:width="5.6cm" svg:height="0.4cm" svg:x="1.786cm" svg:y="14.386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586cm" svg:y1="14.386cm" svg:x2="2.586cm" svg:y2="14.786cm">
          <text:p/>
        </draw:line>
        <draw:line draw:style-name="gr19" draw:text-style-name="P2" draw:layer="layout" svg:x1="4.586cm" svg:y1="14.386cm" svg:x2="4.586cm" svg:y2="14.786cm">
          <text:p/>
        </draw:line>
        <draw:line draw:style-name="gr19" draw:text-style-name="P2" draw:layer="layout" svg:x1="5.386cm" svg:y1="14.386cm" svg:x2="5.386cm" svg:y2="14.786cm">
          <text:p/>
        </draw:line>
        <draw:line draw:style-name="gr19" draw:text-style-name="P2" draw:layer="layout" svg:x1="6.586cm" svg:y1="14.386cm" svg:x2="6.586cm" svg:y2="14.786cm">
          <text:p/>
        </draw:line>
        <draw:g>
          <svg:title>TexMaths</svg:title>
          <svg:desc>10§display§\bm{c}_0§svg§600§TRUE§</svg:desc>
          <draw:g>
            <draw:path draw:style-name="gr4" draw:text-style-name="P4" draw:layer="layout" svg:width="0.162cm" svg:height="0.16cm" svg:x="1.968cm" svg:y="14.512cm" svg:viewBox="0 0 163 161" svg:d="M135 20c-19 5-13 15-19 23 0 6 3 16 17 16 15 0 26-12 26-27 0-18-19-32-49-32-71 0-110 54-110 100 0 32 20 61 74 61 9 0 33-1 54-9s35-22 35-26c0-3-6-9-9-9-2 0-3 1-5 3-19 20-47 28-74 28-23 0-35-12-35-32 0-13 9-55 20-73 14-24 35-30 50-30 4 0 16 0 25 7z">
              <text:p/>
            </draw:path>
            <draw:path draw:style-name="gr4" draw:text-style-name="P4" draw:layer="layout" svg:width="0.113cm" svg:height="0.166cm" svg:x="2.144cm" svg:y="14.56cm" svg:viewBox="0 0 114 167" svg:d="M114 84c0-27-3-46-14-63-8-11-23-21-43-21-57 0-57 67-57 84 0 18 0 83 57 83s57-65 57-83zM57 160c-11 0-26-6-31-26-3-15-3-35-3-53s0-36 3-50c5-19 21-24 31-24 13 0 26 8 31 22 3 13 4 31 4 52 0 18 0 36-3 52-5 22-22 27-32 2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5.796cm" svg:y="14.59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5.952cm" svg:y="14.59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6.107cm" svg:y="14.59cm" svg:viewBox="0 0 37 36" svg:d="M37 19c0-11-9-19-19-19s-18 8-18 19c0 10 8 17 18 17s19-7 19-17z">
              <text:p/>
            </draw:path>
          </draw:g>
        </draw:g>
        <draw:line draw:style-name="gr19" draw:text-style-name="P2" draw:layer="layout" svg:x1="3.786cm" svg:y1="14.386cm" svg:x2="3.786cm" svg:y2="14.786cm">
          <text:p/>
        </draw:lin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2.997cm" svg:y="14.59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3.153cm" svg:y="14.59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3.308cm" svg:y="14.59cm" svg:viewBox="0 0 37 36" svg:d="M37 19c0-11-9-19-19-19s-18 8-18 19c0 10 8 17 18 17s19-7 19-17z">
              <text:p/>
            </draw:path>
          </draw:g>
        </draw:g>
        <draw:custom-shape draw:style-name="gr48" draw:text-style-name="P11" draw:layer="layout" svg:width="5.6cm" svg:height="0.4cm" svg:x="1.786cm" svg:y="16.286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586cm" svg:y1="16.286cm" svg:x2="2.586cm" svg:y2="16.686cm">
          <text:p/>
        </draw:line>
        <draw:line draw:style-name="gr19" draw:text-style-name="P2" draw:layer="layout" svg:x1="4.586cm" svg:y1="16.286cm" svg:x2="4.586cm" svg:y2="16.686cm">
          <text:p/>
        </draw:line>
        <draw:line draw:style-name="gr19" draw:text-style-name="P2" draw:layer="layout" svg:x1="5.386cm" svg:y1="16.286cm" svg:x2="5.386cm" svg:y2="16.686cm">
          <text:p/>
        </draw:line>
        <draw:line draw:style-name="gr19" draw:text-style-name="P2" draw:layer="layout" svg:x1="6.586cm" svg:y1="16.286cm" svg:x2="6.586cm" svg:y2="16.686cm">
          <text:p/>
        </draw:line>
        <draw:g>
          <svg:title>TexMaths</svg:title>
          <svg:desc>10§display§\bm{b}_0§svg§600§TRUE§</svg:desc>
          <draw:g>
            <draw:path draw:style-name="gr4" draw:text-style-name="P4" draw:layer="layout" svg:width="0.157cm" svg:height="0.244cm" svg:x="1.969cm" svg:y="16.364cm" svg:viewBox="0 0 158 245" svg:d="M80 12c2-5 2-5 2-6 0-4-4-6-8-6-1 0-2 0-2 0-16 1-31 1-46 2-5 1-11 1-11 11 0 6 7 6 9 6 4 0 10 0 15 1-3 12-6 27-10 40-8 32-16 64-24 96-5 20-5 24-5 32 0 45 33 57 60 57 63 0 98-57 98-102 0-43-31-58-60-58-17 0-31 7-38 11 6-28 13-56 20-84zM60 233c-13 0-25-8-25-29 0-12 4-25 6-36 4-13 9-36 12-47 2-6 22-23 43-23 22 0 24 18 24 26 0 18-12 61-18 74-12 29-32 35-42 35z">
              <text:p/>
            </draw:path>
            <draw:path draw:style-name="gr4" draw:text-style-name="P4" draw:layer="layout" svg:width="0.113cm" svg:height="0.166cm" svg:x="2.145cm" svg:y="16.497cm" svg:viewBox="0 0 114 167" svg:d="M114 85c0-27-3-47-14-64-8-11-23-21-43-21-57 0-57 67-57 85 0 17 0 82 57 82s57-65 57-82zM57 160c-11 0-26-7-31-26-4-14-4-34-4-52s0-37 4-51c5-19 21-24 31-24 13 0 26 8 30 22s5 31 5 53c0 18 0 36-4 51-4 22-21 27-31 27z">
              <text:p/>
            </draw:path>
          </draw:g>
        </draw:g>
        <draw:g>
          <svg:title>TexMaths</svg:title>
          <svg:desc>10§display§\bm{b}_{i-1}§svg§600§TRUE§</svg:desc>
          <draw:g>
            <draw:path draw:style-name="gr4" draw:text-style-name="P4" draw:layer="layout" svg:width="0.159cm" svg:height="0.245cm" svg:x="3.909cm" svg:y="16.363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4" draw:text-style-name="P4" draw:layer="layout" svg:width="0.074cm" svg:height="0.163cm" svg:x="4.085cm" svg:y="16.497cm" svg:viewBox="0 0 75 164" svg:d="M68 9c0-4-3-9-9-9-7 0-14 6-14 13 0 4 3 9 10 9s13-7 13-13zM18 134c-1 3-2 6-2 10 0 11 10 20 23 20 25 0 36-33 36-37 0-3-3-3-4-3-4 0-4 1-5 4-5 20-16 30-26 30-5 0-6-3-6-9 0-5 2-10 4-15 2-7 5-14 8-20 2-6 11-28 12-31s1-6 1-8c0-12-9-21-23-21-24 0-36 33-36 38 0 3 4 3 5 3 3 0 3-1 4-4 6-21 17-30 26-30 4 0 6 2 6 8s-1 10-7 25c-5 13-11 26-16 40z">
              <text:p/>
            </draw:path>
            <draw:path draw:style-name="gr4" draw:text-style-name="P4" draw:layer="layout" svg:width="0.165cm" svg:height="0.011cm" svg:x="4.2cm" svg:y="16.591cm" svg:viewBox="0 0 166 12" svg:d="M156 12c4 0 10 0 10-6s-6-6-10-6c-49 0-97 0-146 0-4 0-10 0-10 6s5 6 10 6c49 0 97 0 146 0z">
              <text:p/>
            </draw:path>
            <draw:path draw:style-name="gr4" draw:text-style-name="P4" draw:layer="layout" svg:width="0.089cm" svg:height="0.162cm" svg:x="4.418cm" svg:y="16.496cm" svg:viewBox="0 0 90 163" svg:d="M56 7c0-6-1-7-7-7-16 16-39 16-49 16 0 3 0 6 0 9 6 0 22 0 36-7 0 41 0 83 0 125 0 8 0 11-25 11-3 0-6 0-9 0 0 3 0 6 0 9 4 0 35-1 44-1 7 0 38 1 44 1 0-3 0-6 0-9-3 0-7 0-10 0-24 0-24-3-24-11 0-46 0-91 0-136z">
              <text:p/>
            </draw:path>
          </draw:g>
        </draw:g>
        <draw:g>
          <svg:title>TexMaths</svg:title>
          <svg:desc>10§display§\bm{b}_i§svg§600§TRUE§</svg:desc>
          <draw:g>
            <draw:path draw:style-name="gr4" draw:text-style-name="P4" draw:layer="layout" svg:width="0.157cm" svg:height="0.245cm" svg:x="4.871cm" svg:y="16.365cm" svg:viewBox="0 0 158 246" svg:d="M80 12c2-4 1-3 2-5 0-5-4-7-8-7-1 0-2 0-2 1-16 1-31 1-46 2-4 0-11 0-11 10 0 7 7 7 9 7 4 0 10 0 15 0-3 12-6 27-10 41-8 32-16 64-24 96-5 19-5 23-5 31 0 45 33 58 60 58 63 0 98-58 98-103 0-43-31-58-60-58-17 0-31 7-38 11 6-28 13-56 20-84zM60 233c-13 0-25-7-25-29 0-11 4-24 6-35 4-13 10-37 12-47 2-6 22-24 43-24 22 0 23 19 23 26 0 19-11 61-17 74-12 29-32 35-42 35z">
              <text:p/>
            </draw:path>
            <draw:path draw:style-name="gr4" draw:text-style-name="P4" draw:layer="layout" svg:width="0.073cm" svg:height="0.163cm" svg:x="5.046cm" svg:y="16.499cm" svg:viewBox="0 0 74 164" svg:d="M67 9c0-4-2-9-9-9s-14 6-14 13c0 4 3 9 10 9s13-7 13-13zM18 134c-1 3-3 6-3 10 0 11 10 20 24 20 24 0 35-33 35-37 0-3-3-3-4-3-4 0-4 1-5 4-5 20-16 30-26 30-5 0-6-3-6-9 0-5 2-10 4-15 3-7 5-14 8-20 2-6 11-28 12-31s1-6 1-8c0-12-9-21-23-21-24 0-35 33-35 38 0 3 3 3 4 3 3 0 3-1 4-4 7-21 17-30 26-30 4 0 7 2 7 8s-2 10-8 25c-5 13-10 26-15 40z">
              <text:p/>
            </draw:path>
          </draw:g>
        </draw:g>
        <draw:g>
          <svg:title>TexMaths</svg:title>
          <svg:desc>10§display§\bm{b}_{n-1}§svg§600§TRUE§</svg:desc>
          <draw:g>
            <draw:path draw:style-name="gr4" draw:text-style-name="P4" draw:layer="layout" svg:width="0.159cm" svg:height="0.245cm" svg:x="6.66cm" svg:y="16.366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4" draw:text-style-name="P4" draw:layer="layout" svg:width="0.149cm" svg:height="0.11cm" svg:x="6.836cm" svg:y="16.553cm" svg:viewBox="0 0 150 111" svg:d="M19 93c-1 3-3 9-3 10 0 5 5 8 9 8s8-4 9-6c1-3 3-10 5-15 1-5 4-16 5-22 1-5 3-11 4-16 3-10 3-12 11-23 6-9 18-22 36-22 15 0 15 12 15 17 0 15-11 42-15 52-2 7-3 9-3 14 0 13 10 21 23 21 25 0 35-34 35-38 0-3-3-3-4-3-3 0-3 1-4 4-6 20-16 30-26 30-5 0-6-4-6-9s1-9 5-20c3-7 13-33 13-47 0-24-19-28-32-28-20 0-34 13-41 22-2-17-16-22-26-22-11 0-17 8-20 13-5 9-9 23-9 25 0 3 3 2 4 3 4 0 4-1 6-8 4-14 8-26 18-26 6 0 8 5 8 12 0 5-2 13-4 20-2 6-4 17-5 22-3 10-5 21-8 32z">
              <text:p/>
            </draw:path>
            <draw:path draw:style-name="gr4" draw:text-style-name="P4" draw:layer="layout" svg:width="0.165cm" svg:height="0.011cm" svg:x="7.024cm" svg:y="16.594cm" svg:viewBox="0 0 166 12" svg:d="M156 12c4 0 10 0 10-6s-6-6-10-6c-49 0-97 0-146 0-4 0-10 0-10 6s5 6 10 6c49 0 97 0 146 0z">
              <text:p/>
            </draw:path>
            <draw:path draw:style-name="gr4" draw:text-style-name="P4" draw:layer="layout" svg:width="0.089cm" svg:height="0.162cm" svg:x="7.243cm" svg:y="16.499cm" svg:viewBox="0 0 90 163" svg:d="M56 7c0-6-1-7-7-7-16 16-39 16-49 16 0 3 0 6 0 9 6 0 22 0 36-7 0 41 0 83 0 125 0 8 0 11-25 11-3 0-6 0-9 0 0 3 0 6 0 9 5 0 35-1 44-1 7 0 38 1 44 1 0-3 0-6 0-9-3 0-7 0-10 0-24 0-24-3-24-11 0-46 0-91 0-136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5.796cm" svg:y="16.49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5.952cm" svg:y="16.49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6.107cm" svg:y="16.49cm" svg:viewBox="0 0 37 36" svg:d="M37 19c0-11-9-19-19-19s-18 8-18 19c0 10 8 17 18 17s19-7 19-17z">
              <text:p/>
            </draw:path>
          </draw:g>
        </draw:g>
        <draw:line draw:style-name="gr19" draw:text-style-name="P2" draw:layer="layout" svg:x1="3.786cm" svg:y1="16.286cm" svg:x2="3.786cm" svg:y2="16.686cm">
          <text:p/>
        </draw:lin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2.997cm" svg:y="16.49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3.153cm" svg:y="16.49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3.308cm" svg:y="16.49cm" svg:viewBox="0 0 37 36" svg:d="M37 19c0-11-9-19-19-19s-18 8-18 19c0 10 8 17 18 17s19-7 19-17z">
              <text:p/>
            </draw:path>
          </draw:g>
        </draw:g>
        <draw:custom-shape draw:style-name="gr49" draw:text-style-name="P11" draw:layer="layout" svg:width="0.8cm" svg:height="0.4cm" svg:x="4.586cm" svg:y="15.086cm">
          <text:p/>
          <draw:enhanced-geometry svg:viewBox="0 0 21600 21600" draw:type="rectangle" draw:enhanced-path="M 0 0 L 21600 0 21600 21600 0 21600 0 0 Z N"/>
        </draw:custom-shape>
        <draw:line draw:style-name="gr50" draw:text-style-name="P2" draw:layer="layout" svg:x1="5cm" svg:y1="14.8cm" svg:x2="5cm" svg:y2="15.1cm">
          <text:p/>
        </draw:line>
        <draw:g>
          <svg:title>TexMaths</svg:title>
          <svg:desc>10§display§\bm{b}'_i§svg§600§TRUE§</svg:desc>
          <draw:g>
            <draw:path draw:style-name="gr4" draw:text-style-name="P4" draw:layer="layout" svg:width="0.157cm" svg:height="0.244cm" svg:x="4.873cm" svg:y="15.133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4" draw:text-style-name="P4" draw:layer="layout" svg:width="0.06cm" svg:height="0.126cm" svg:x="5.048cm" svg:y="15.094cm" svg:viewBox="0 0 61 127" svg:d="M59 21c2-4 2-6 2-8 0-7-6-13-14-13-9 0-12 8-13 12-11 35-22 70-33 106 0 1-1 3-1 4 0 3 8 5 10 5 1 0 1 0 3-4 15-34 30-68 46-102z">
              <text:p/>
            </draw:path>
            <draw:path draw:style-name="gr4" draw:text-style-name="P4" draw:layer="layout" svg:width="0.073cm" svg:height="0.164cm" svg:x="5.048cm" svg:y="15.299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g>
          <svg:title>TexMaths</svg:title>
          <svg:desc>10§display§f_{\rm a}§svg§600§TRUE§</svg:desc>
          <draw:g>
            <draw:path draw:style-name="gr4" draw:text-style-name="P4" draw:layer="layout" svg:width="0.173cm" svg:height="0.317cm" svg:x="4.194cm" svg:y="14.908cm" svg:viewBox="0 0 174 318" svg:d="M110 107c10 0 20 0 30 0 6 0 10 0 10-7 0-4-4-4-9-4-10 0-20 0-29 0 2-14 5-27 8-40 1-7 6-32 8-36 3-7 9-12 16-12 1 0 10 0 17 6-16 1-18 14-18 19 0 8 5 12 12 12 9 0 19-7 19-21 0-16-16-24-30-24-11 0-34 6-44 41-2 7-3 11-12 55-8 0-16 0-24 0-7 0-10 0-10 7 0 4 3 4 9 4 8 0 16 0 24 0-9 46-18 91-27 137-6 34-12 66-30 66-2 0-10 0-17-6 16-1 19-14 19-19 0-8-6-12-13-12-9 0-19 7-19 21 0 16 15 24 30 24 19 0 33-21 39-34 12-22 20-65 20-67 7-37 14-73 21-110z">
              <text:p/>
            </draw:path>
            <draw:path draw:style-name="gr4" draw:text-style-name="P4" draw:layer="layout" svg:width="0.121cm" svg:height="0.111cm" svg:x="4.36cm" svg:y="15.097cm" svg:viewBox="0 0 122 112" svg:d="M95 44c0-13 0-22-11-31-10-9-22-13-36-13-23 0-40 9-40 24 0 8 6 12 12 12 7 0 11-5 11-11 0-5-2-10-8-12 9-6 23-6 24-6 14 0 29 9 29 30 0 2 0 5 0 7-13 1-30 2-47 8-23 8-29 22-29 33 0 21 25 27 42 27 20 0 32-11 37-20 1 10 7 19 19 19 8-8 24 0 24-23 0-5 0-10 0-14-3 0-6 0-8 0 0 4 0 8 0 13 0 3 0 15-9 15-10 0-10-12-10-15 0-15 0-29 0-43zM76 75c0 24-21 30-32 30-12 0-24-8-24-20 0-14 12-32 56-34 0 8 0 16 0 24z">
              <text:p/>
            </draw:path>
          </draw:g>
        </draw:g>
        <draw:g>
          <svg:title>TexMaths</svg:title>
          <svg:desc>10§display§\mathbbm{1}_{\rho, \ell, \delta}§svg§600§TRUE§</svg:desc>
          <draw:g>
            <draw:path draw:style-name="gr4" draw:text-style-name="P4" draw:layer="layout" svg:width="0.144cm" svg:height="0.231cm" svg:x="4.621cm" svg:y="15.72cm" svg:viewBox="0 0 145 232" svg:d="M86 4c-19 12-46 18-74 18-4 0-8 0-12 0 0 2 0 4 0 6 0 1 0 3 0 5 4 0 7 0 11 0 11 0 26-1 32-3 1 0 1 0 2 0 0 30 0 60 0 90 0 72 0 93-1 95-2 5-7 6-26 7-6 0-11 0-17 0 0 2 0 3 0 5s0 3 0 5c24 0 48 0 72 0s48 0 72 0c0-2 0-3 0-5s0-3 0-5c-6 0-12 0-17 0-18-1-24-2-26-7-1-2-1-26-1-108 0-56-1-104-1-105-1-3-7-2-14 2zM85 214c-4 5-17 5-22 1-1-1-2-1-3-2 0-31-1-62-1-93s0-62 0-93c3-1 5-2 8-3 4-1 10-4 14-6 2-1 3-2 5-3 0 33 1 66 1 98 0 90 0 99-2 101z">
              <text:p/>
            </draw:path>
            <draw:path draw:style-name="gr4" draw:text-style-name="P4" draw:layer="layout" svg:width="0.125cm" svg:height="0.16cm" svg:x="4.81cm" svg:y="15.897cm" svg:viewBox="0 0 126 161" svg:d="M1 148c-1 3-1 3-1 5 0 5 5 8 9 8 8 0 10-8 12-15 4-13 10-41 13-51 2 4 10 16 27 16 31 0 65-34 65-70 0-26-18-41-39-41-24 0-54 21-63 56-8 30-15 61-23 92zM61 104c-19 0-24-18-24-22 1-3 2-5 2-8 8-31 9-36 16-47 9-13 21-20 31-20s20 7 20 25c0 11-7 38-14 50-11 18-24 22-31 22z">
              <text:p/>
            </draw:path>
            <draw:path draw:style-name="gr4" draw:text-style-name="P4" draw:layer="layout" svg:width="0.03cm" svg:height="0.075cm" svg:x="4.971cm" svg:y="15.977cm" svg:viewBox="0 0 31 76" svg:d="M24 24c0 14-2 30-19 45-1 1-2 2-2 3 0 2 2 4 4 4 3 0 24-20 24-49 0-15-6-27-17-27-8 0-14 6-14 14s6 14 14 14c6 0 7-3 10-4z">
              <text:p/>
            </draw:path>
            <draw:path draw:style-name="gr4" draw:text-style-name="P4" draw:layer="layout" svg:width="0.102cm" svg:height="0.175cm" svg:x="5.031cm" svg:y="15.833cm" svg:viewBox="0 0 103 176" svg:d="M24 140c2 16 11 36 31 36 8 0 17-3 26-9 4-2 17-11 17-14 0-2-2-5-4-5-1 0-2 0-5 4-11 9-22 17-33 17-17 0-17-28-17-33 0-3 0-4 0-8 1-3 1-3 4-6 13-13 60-58 60-100 0-4 0-22-17-22-20 0-36 32-40 39-11 21-17 41-20 54-3 16-3 25-3 37-2 1-16 14-18 16-4 3-5 4-5 5 0 2 3 5 5 5 1 0 8-7 10-8 3-3 6-6 9-8zM42 112c4-25 24-105 44-105 6 0 9 4 9 13 0 3 0 25-21 55-13 18-26 31-32 37z">
              <text:p/>
            </draw:path>
            <draw:path draw:style-name="gr4" draw:text-style-name="P4" draw:layer="layout" svg:width="0.03cm" svg:height="0.075cm" svg:x="5.171cm" svg:y="15.977cm" svg:viewBox="0 0 31 76" svg:d="M24 24c0 14-2 30-19 45-1 1-2 2-2 3 0 2 2 4 4 4 3 0 24-20 24-49 0-15-6-27-17-27-8 0-14 6-14 14s5 14 14 14c6 0 7-3 10-4z">
              <text:p/>
            </draw:path>
            <draw:path draw:style-name="gr4" draw:text-style-name="P4" draw:layer="layout" svg:width="0.107cm" svg:height="0.177cm" svg:x="5.242cm" svg:y="15.831cm" svg:viewBox="0 0 108 178" svg:d="M57 68c-37 10-57 41-57 67s19 43 44 43c29 0 53-35 53-71 0-23-13-37-21-46-9-10-27-30-27-41 0-4 3-11 13-11 8 0 15 4 21 7 2 1 11 6 14 6 6 0 11-5 11-10 0-6-3-6-17-9-3-1-14-3-22-3-18 0-28 11-28 26 0 13 7 28 16 42zM61 75c7 11 16 25 16 43 0 20-12 53-33 53-13 0-27-9-27-29 0-16 10-59 44-67z">
              <text:p/>
            </draw:path>
          </draw:g>
        </draw:g>
        <draw:custom-shape draw:style-name="gr51" draw:text-style-name="P2" draw:layer="layout" svg:width="1.2cm" svg:height="0.4cm" svg:x="4.386cm" svg:y="15.686cm">
          <text:p/>
          <draw:enhanced-geometry svg:viewBox="0 0 21600 21600" draw:path-stretchpoint-x="10800" draw:path-stretchpoint-y="10800" draw:text-areas="?f3 ?f4 ?f5 ?f6" draw:type="round-rectangle" draw:modifiers="9534.16458852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text-style-name="P2" draw:layer="layout" svg:x1="4.986cm" svg:y1="15.486cm" svg:x2="4.986cm" svg:y2="15.686cm">
          <text:p/>
        </draw:line>
        <draw:line draw:style-name="gr50" draw:text-style-name="P2" draw:layer="layout" svg:x1="4.986cm" svg:y1="16.086cm" svg:x2="4.986cm" svg:y2="16.286cm">
          <text:p/>
        </draw:line>
        <draw:polyline draw:style-name="gr19" draw:text-style-name="P2" draw:layer="layout" svg:width="0.099cm" svg:height="1.199cm" draw:transform="rotate (1.5707963267949) translate (3.386cm 16.286cm)" svg:viewBox="0 0 100 1200" draw:points="0,1200 100,1200 100,0 0,0">
          <text:p/>
        </draw:polyline>
        <draw:polyline draw:style-name="gr50" draw:text-style-name="P2" draw:layer="layout" svg:width="0.299cm" svg:height="0.399cm" draw:transform="rotate (1.5707963267949) translate (3.986cm 16.186cm)" svg:viewBox="0 0 300 400" draw:points="0,0 300,0 300,400">
          <text:p/>
        </draw:polyline>
        <draw:g>
          <svg:title>TexMaths</svg:title>
          <svg:desc>10§display§\ell \!-\! 1§svg§600§TRUE§</svg:desc>
          <draw:g>
            <draw:path draw:style-name="gr4" draw:text-style-name="P4" draw:layer="layout" svg:width="0.135cm" svg:height="0.249cm" svg:x="3.637cm" svg:y="16.841cm" svg:viewBox="0 0 136 250" svg:d="M2 211c-1 1-2 2-2 4 0 1 2 4 4 4s3-1 13-11c3-2 10-9 13-12 3 28 13 54 39 54 14 0 26-8 34-13 5-4 21-18 21-21 0-1-1-4-4-4-1 0-1 0-5 3-22 22-35 27-45 27-16 0-22-18-22-45 0-2 1-18 2-20 1-1 1-2 8-9 28-28 78-86 78-141 0-6 0-27-21-27-29 0-55 58-58 66-17 38-28 78-28 120-9 9-18 17-27 25zM52 162c1-4 16-80 36-121 9-19 16-33 28-33s12 12 12 18c0 58-59 119-76 136z">
              <text:p/>
            </draw:path>
            <draw:path draw:style-name="gr4" draw:text-style-name="P4" draw:layer="layout" svg:width="0.214cm" svg:height="0.013cm" svg:x="3.828cm" svg:y="16.992cm" svg:viewBox="0 0 215 14" svg:d="M202 14c6 0 13 0 13-7s-7-7-13-7c-63 0-126 0-189 0-6 0-13 0-13 7s7 7 13 7c63 0 126 0 189 0z">
              <text:p/>
            </draw:path>
            <draw:path draw:style-name="gr4" draw:text-style-name="P4" draw:layer="layout" svg:width="0.115cm" svg:height="0.231cm" svg:x="4.122cm" svg:y="16.855cm" svg:viewBox="0 0 116 232" svg:d="M72 9c0-9 0-9-8-9-22 22-53 22-64 22 0 4 0 7 0 11 7 0 28 0 46-9 0 60 0 120 0 180 0 13-1 17-33 17-4 0-7 0-11 0 0 4 0 8 0 11 12-1 43-1 57-1s44 0 57 1c0-3 0-7 0-11-4 0-8 0-11 0-32 0-33-4-33-17 0-65 0-130 0-195z">
              <text:p/>
            </draw:path>
          </draw:g>
        </draw:g>
        <draw:g>
          <svg:title>TexMaths</svg:title>
          <svg:desc>10§display§\tilde{\bm{b}}§svg§600§TRUE§</svg:desc>
          <draw:g>
            <draw:path draw:style-name="gr4" draw:text-style-name="P4" draw:layer="layout" svg:width="0.115cm" svg:height="0.032cm" svg:x="3.786cm" svg:y="15.592cm" svg:viewBox="0 0 116 33" svg:d="M116 5c-2-2-3-3-5-5-10 6-14 17-29 17-8 0-17-5-23-9-9-6-16-8-22-8-13 0-20 8-37 27 2 2 3 4 5 6 0-1 13-17 29-17 8 0 17 5 23 9 9 5 15 8 21 8 14 0 20-8 38-28z">
              <text:p/>
            </draw:path>
            <draw:path draw:style-name="gr4" draw:text-style-name="P4" draw:layer="layout" svg:width="0.158cm" svg:height="0.245cm" svg:x="3.771cm" svg:y="15.675cm" svg:viewBox="0 0 159 246" svg:d="M80 13c2-5 1-4 2-6 0-5-4-7-8-7-2 0-2 0-3 1-15 1-30 1-45 2-5 0-11 0-11 10 0 7 7 7 9 7 4 0 10 0 15 0-3 12-6 27-10 40-8 32-16 65-24 97-5 20-5 24-5 32 0 45 33 57 60 57 63 0 99-57 99-103 0-43-32-58-61-58-17 0-31 7-38 11 7-28 13-55 20-83zM60 233c-13 0-25-7-25-29 0-11 4-24 6-35 3-13 9-37 12-48 2-6 22-23 43-23 22 0 23 18 23 26 0 18-11 61-17 75-12 28-32 34-42 34z">
              <text:p/>
            </draw:path>
          </draw:g>
        </draw:g>
        <draw:line draw:style-name="gr20" draw:text-style-name="P2" draw:layer="layout" svg:x1="3.386cm" svg:y1="16.786cm" svg:x2="4.586cm" svg:y2="16.786cm">
          <text:p/>
        </draw:line>
        <draw:line draw:style-name="gr20" draw:text-style-name="P2" draw:layer="layout" svg:x1="1.786cm" svg:y1="16.786cm" svg:x2="2.586cm" svg:y2="16.786cm">
          <text:p/>
        </draw:line>
        <draw:g>
          <svg:title>TexMaths</svg:title>
          <svg:desc>10§display§\nu§svg§600§TRUE§</svg:desc>
          <draw:g>
            <draw:path draw:style-name="gr4" draw:text-style-name="P4" draw:layer="layout" svg:width="0.163cm" svg:height="0.152cm" svg:x="2.129cm" svg:y="16.883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>
          <svg:title>TexMaths</svg:title>
          <svg:desc>10§display§\in\! \mathcal{B}§svg§600§TRUE§</svg:desc>
          <draw:g>
            <draw:path draw:style-name="gr4" draw:text-style-name="P4" draw:layer="layout" svg:width="0.174cm" svg:height="0.202cm" svg:x="5.492cm" svg:y="15.215cm" svg:viewBox="0 0 175 203" svg:d="M163 109c6 0 12 0 12-7s-6-7-12-7c-50 0-99 0-148 0 4-47 44-81 94-81 18 0 36 0 54 0 6 0 12 0 12-7s-6-7-12-7c-19 0-37 0-55 0-60 0-108 46-108 102 0 55 48 101 108 101 18 0 36 0 55 0 6 0 12 0 12-7s-6-7-12-7c-18 0-36 0-54 0-50 0-90-34-94-80 49 0 98 0 148 0z">
              <text:p/>
            </draw:path>
            <draw:path draw:style-name="gr4" draw:text-style-name="P4" draw:layer="layout" svg:width="0.222cm" svg:height="0.253cm" svg:x="5.745cm" svg:y="15.157cm" svg:viewBox="0 0 223 254" svg:d="M88 10c1-4 1-5 1-6 0-2-1-3-4-3-4 0-15 5-22 8-16 8-29 15-29 21 0 2 2 2 4 2 4 0 13-4 20-8-4 35-13 80-19 110-13 58-20 80-37 114-2 3-1 3-2 4 0 2 3 2 4 2 5 0 20-6 26-16 4-8 18-33 28-74 8-29 21-75 46-111 16-23 31-34 53-34 19 0 36 13 36 31 0 31-33 42-70 55-4 1-28 10-28 18 0 2 2 3 3 3 2 0 10-2 17-2 36 0 64 20 64 54 0 43-37 57-69 57-27 0-40-15-44-19-2-2-2-3-5-3-7 0-25 11-25 17 0 1 13 24 51 24 50 0 122-35 122-91 0-28-19-51-55-57 28-12 69-37 69-70 0-21-17-36-43-36-12 0-57 3-99 56 2-15 4-31 7-46z">
              <text:p/>
            </draw:path>
          </draw:g>
        </draw:g>
        <draw:g>
          <svg:title>TexMaths</svg:title>
          <svg:desc>10§display§\bm{c}_{i-1}§svg§600§TRUE§</svg:desc>
          <draw:g>
            <draw:path draw:style-name="gr4" draw:text-style-name="P4" draw:layer="layout" svg:width="0.162cm" svg:height="0.159cm" svg:x="3.869cm" svg:y="14.513cm" svg:viewBox="0 0 163 160" svg:d="M135 20c-18 5-13 15-19 23 0 6 3 17 18 17s25-13 25-27c0-19-18-33-49-33-71 0-110 55-110 100 0 31 20 60 75 60 9 0 33-1 54-9 20-8 34-22 34-26 0-3-5-8-8-8s-3 1-6 3c-19 20-46 27-74 27-23 0-34-11-34-31 0-12 9-55 19-73 14-24 36-30 50-30 5 0 16 0 25 7z">
              <text:p/>
            </draw:path>
            <draw:path draw:style-name="gr4" draw:text-style-name="P4" draw:layer="layout" svg:width="0.073cm" svg:height="0.163cm" svg:x="4.045cm" svg:y="14.561cm" svg:viewBox="0 0 74 164" svg:d="M68 10c0-4-3-10-10-10s-14 7-14 14c0 4 3 9 10 9s14-7 14-13zM18 133c-1 3-3 6-3 10 0 12 10 21 24 21 24 0 35-34 35-38 0-3-3-3-4-3-3 0-4 2-4 4-6 20-17 30-27 30-4 0-6-3-6-9 0-5 2-10 4-15 3-7 5-13 8-19 2-6 11-28 12-31 1-2 2-5 2-8 0-11-10-20-24-20-24 0-35 33-35 37 0 3 3 3 4 3 3 0 4-1 4-4 7-21 17-30 27-30 4 0 6 2 6 9 0 6-2 9-8 24-5 13-10 26-15 39z">
              <text:p/>
            </draw:path>
            <draw:path draw:style-name="gr4" draw:text-style-name="P4" draw:layer="layout" svg:width="0.165cm" svg:height="0.011cm" svg:x="4.159cm" svg:y="14.655cm" svg:viewBox="0 0 166 12" svg:d="M156 12c4 0 10 0 10-6s-6-6-10-6c-49 0-97 0-146 0-4 0-10 0-10 6s6 6 10 6c49 0 97 0 146 0z">
              <text:p/>
            </draw:path>
            <draw:path draw:style-name="gr4" draw:text-style-name="P4" draw:layer="layout" svg:width="0.089cm" svg:height="0.16cm" svg:x="4.377cm" svg:y="14.561cm" svg:viewBox="0 0 90 161" svg:d="M56 7c0-7-1-7-7-7-16 15-39 16-49 16 0 3 0 6 0 9 6 0 23 0 36-7 0 41 0 82 0 123 0 8 0 12-25 12-3 0-6 0-9 0 0 3 0 6 0 8 5 0 35-1 44-1 7 0 38 1 44 1 0-2 0-5 0-8-3 0-7 0-10 0-24 0-24-4-24-12 0-44 0-89 0-134z">
              <text:p/>
            </draw:path>
          </draw:g>
        </draw:g>
        <draw:g>
          <svg:title>TexMaths</svg:title>
          <svg:desc>10§display§\bm{c}_i§svg§600§TRUE§</svg:desc>
          <draw:g>
            <draw:path draw:style-name="gr4" draw:text-style-name="P4" draw:layer="layout" svg:width="0.161cm" svg:height="0.159cm" svg:x="4.771cm" svg:y="14.513cm" svg:viewBox="0 0 162 160" svg:d="M135 20c-18 5-13 15-19 23 0 6 3 17 18 17 13 0 24-13 24-27 0-19-18-33-48-33-71 0-110 55-110 100 0 31 20 60 74 60 10 0 34-1 55-9 19-8 33-22 33-26 0-3-5-8-9-8-2 0-2 1-5 3-18 20-45 27-73 27-23 0-35-11-35-31 0-12 10-55 20-73 14-24 35-30 50-30 5 0 16 0 25 7z">
              <text:p/>
            </draw:path>
            <draw:path draw:style-name="gr4" draw:text-style-name="P4" draw:layer="layout" svg:width="0.074cm" svg:height="0.163cm" svg:x="4.945cm" svg:y="14.561cm" svg:viewBox="0 0 75 164" svg:d="M68 10c0-4-3-10-9-10-7 0-14 7-14 14 0 4 3 9 10 9s13-7 13-13zM18 133c-1 3-2 6-2 10 0 12 10 21 23 21 25 0 36-34 36-38 0-3-3-3-4-3-4 0-4 2-5 4-5 20-16 30-26 30-5 0-6-3-6-9 0-5 2-10 4-15 2-7 5-13 8-19 2-6 11-28 12-31 1-2 1-5 1-8 0-11-9-20-23-20-24 0-36 33-36 37 0 3 4 3 5 3 3 0 3-1 4-4 6-21 17-30 26-30 4 0 6 2 6 9 0 6-1 9-7 24-5 13-11 26-16 39z">
              <text:p/>
            </draw:path>
          </draw:g>
        </draw:g>
        <draw:g>
          <svg:title>TexMaths</svg:title>
          <svg:desc>10§display§\bm{c}_{n-1}§svg§600§TRUE§</svg:desc>
          <draw:g>
            <draw:path draw:style-name="gr4" draw:text-style-name="P4" draw:layer="layout" svg:width="0.162cm" svg:height="0.159cm" svg:x="6.673cm" svg:y="14.516cm" svg:viewBox="0 0 163 160" svg:d="M135 20c-18 5-13 15-19 23 0 6 3 16 18 16 14 0 25-12 25-26 0-19-18-33-49-33-71 0-110 55-110 100 0 31 20 60 74 60 10 0 34 0 55-9 20-8 34-22 34-26 0-3-5-9-9-9-2 0-2 1-5 4-19 20-47 27-74 27-23 0-35-11-35-32 0-11 9-54 20-72 14-24 35-30 50-30 5 0 16 0 25 7z">
              <text:p/>
            </draw:path>
            <draw:path draw:style-name="gr4" draw:text-style-name="P4" draw:layer="layout" svg:width="0.149cm" svg:height="0.108cm" svg:x="6.849cm" svg:y="14.619cm" svg:viewBox="0 0 150 109" svg:d="M18 92c-1 3-2 9-2 10 0 5 4 7 8 7s7-2 9-4c1-3 4-10 5-16 1-4 4-15 5-22 2-5 3-10 4-16 3-10 4-12 11-22s18-23 37-23c14 0 14 13 14 18 0 14-10 41-14 52-3 7-4 9-4 13 0 13 11 20 23 20 25 0 36-33 36-36 0-4-3-3-4-4-4 0-4 2-5 5-6 19-16 29-26 29-5 0-6-3-6-8 0-6 1-9 6-20 2-8 13-34 13-48 0-23-19-27-32-27-21 0-35 12-42 22-2-17-16-22-26-22-11 0-16 7-20 13-5 9-8 23-8 24 0 3 3 3 4 3 3 0 3-1 5-7 4-15 9-27 18-27 6 0 8 6 8 12 0 5-3 14-4 21-2 6-4 16-5 22-3 10-5 20-8 31z">
              <text:p/>
            </draw:path>
            <draw:path draw:style-name="gr4" draw:text-style-name="P4" draw:layer="layout" svg:width="0.165cm" svg:height="0.011cm" svg:x="7.036cm" svg:y="14.658cm" svg:viewBox="0 0 166 12" svg:d="M156 12c4 0 10 0 10-6s-6-6-10-6c-49 0-97 0-146 0-4 0-10 0-10 6s6 6 10 6c49 0 97 0 146 0z">
              <text:p/>
            </draw:path>
            <draw:path draw:style-name="gr4" draw:text-style-name="P4" draw:layer="layout" svg:width="0.088cm" svg:height="0.161cm" svg:x="7.256cm" svg:y="14.564cm" svg:viewBox="0 0 89 162" svg:d="M55 7c0-7 0-7-7-7-16 15-38 16-48 16 0 3 0 5 0 8 5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19" draw:text-style-name="P2" draw:layer="layout" svg:x1="4.5cm" svg:y1="15cm" svg:x2="5cm" svg:y2="14.9cm">
          <text:p/>
        </draw:line>
        <draw:g>
          <svg:title>TexMaths</svg:title>
          <svg:desc>9§display§\bm{b}_i =
\begin{cases}
\bm{b}'_i &amp; 
  (\mathbbm{1}_{\rho,\ell,\delta}(\tilde{\bm{b}},\bm{b}'_i) \!=\! 1) \\
\overline{\bm{b}}'_i &amp; 
  (\mathbbm{1}_{\rho,\ell,\delta}(\tilde{\bm{b}},\overline{\bm{b}}'_i) \!=\! 1) \\
(\overline{b}b)^\frac{\nu}{2} &amp; 
  (\mathbbm{1}_{\rho,\ell,\delta}(\tilde{\bm{b}}, (\overline{b}b)^\frac{\nu}{2} ) \!=\! 1) \\
(b\overline{b})^\frac{\nu}{2} &amp; 
  (\mbox{otherwise})
\end{cases}§svg§600§TRUE§</svg:desc>
          <draw:g>
            <draw:path draw:style-name="gr4" draw:text-style-name="P4" draw:layer="layout" svg:width="0.143cm" svg:height="0.221cm" svg:x="1.773cm" svg:y="17.943cm" svg:viewBox="0 0 144 222" svg:d="M73 11c1-4 1-5 1-6 0-3-4-5-7-5-1 0-1 0-2 0-14 1-27 2-41 3-4 0-11 0-11 9 0 5 7 5 9 5 3 0 9 0 13 1-3 11-5 24-9 37-7 29-14 58-22 87-4 17-4 21-4 28 0 41 31 52 54 52 58 0 90-52 90-93 0-39-30-53-56-53-15 0-28 7-34 10 6-25 13-50 19-75zM55 211c-13 0-24-7-24-27 0-9 4-21 6-31 3-13 9-34 11-43 1-6 19-22 39-22 19 0 21 17 21 24 0 17-11 55-16 68-10 25-28 31-37 31z">
              <text:p/>
            </draw:path>
            <draw:path draw:style-name="gr4" draw:text-style-name="P4" draw:layer="layout" svg:width="0.066cm" svg:height="0.147cm" svg:x="1.932cm" svg:y="18.064cm" svg:viewBox="0 0 67 148" svg:d="M61 8c0-4-3-8-9-8s-12 5-12 12c0 3 2 8 9 8 6 0 12-6 12-12zM15 121c-1 2-2 5-2 9 0 10 9 18 22 18 22 0 32-30 32-34 0-2-3-2-4-2-3 0-4 1-5 3-4 18-14 27-23 27-4 0-5-3-5-7 0-5 1-10 3-14 3-7 5-12 7-18s10-26 11-28c1-3 2-5 2-8 0-9-9-18-22-18-21 0-31 30-31 34 0 2 3 2 4 2 2 0 2 0 3-3 6-19 15-27 24-27 3 0 6 2 6 8 0 4-2 8-7 22-5 12-10 24-15 36z">
              <text:p/>
            </draw:path>
            <draw:path draw:style-name="gr4" draw:text-style-name="P4" draw:layer="layout" svg:width="0.21cm" svg:height="0.073cm" svg:x="2.132cm" svg:y="18.047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4" draw:text-style-name="P4" draw:layer="layout" svg:width="0.105cm" svg:height="0.286cm" svg:x="2.569cm" svg:y="17.231cm" svg:viewBox="0 0 106 287" svg:d="M39 143c0-26 6-86 63-126 3-4 4-4 4-10 0-7-1-7-8-7-2 0-4 0-5 0-69 37-93 96-93 143 0 45 0 91 0 136 0 8 1 8 9 8 7 0 14 0 21 0 8 0 9 0 9-8 0-45 0-91 0-136z">
              <text:p/>
            </draw:path>
            <draw:path draw:style-name="gr4" draw:text-style-name="P4" draw:layer="layout" svg:width="0.038cm" svg:height="0.101cm" svg:x="2.569cm" svg:y="17.511cm" svg:viewBox="0 0 39 102" svg:d="M39 9c0-8-1-9-9-9-7 0-14 0-21 0-8 0-9 1-9 9 0 28 0 56 0 84 0 8 1 9 9 9 7 0 14 0 21 0 8 0 9-1 9-9 0-28 0-56 0-84z">
              <text:p/>
            </draw:path>
            <draw:path draw:style-name="gr4" draw:text-style-name="P4" draw:layer="layout" svg:width="0.038cm" svg:height="0.1cm" svg:x="2.569cm" svg:y="17.607cm" svg:viewBox="0 0 39 101" svg:d="M39 8c0-8-1-8-9-8-7 0-14 0-21 0-8 0-9 0-9 8 0 28 0 56 0 85 0 8 1 8 9 8 7 0 14 0 21 0 8 0 9 0 9-8 0-29 0-57 0-85z">
              <text:p/>
            </draw:path>
            <draw:path draw:style-name="gr4" draw:text-style-name="P4" draw:layer="layout" svg:width="0.038cm" svg:height="0.1cm" svg:x="2.569cm" svg:y="17.701cm" svg:viewBox="0 0 39 101" svg:d="M39 9c0-9-1-9-9-9-7 0-14 0-21 0-8 0-9 0-9 9 0 28 0 56 0 84 0 8 1 8 9 8 7 0 14 0 21 0 8 0 9 0 9-8 0-28 0-56 0-84z">
              <text:p/>
            </draw:path>
            <draw:path draw:style-name="gr4" draw:text-style-name="P4" draw:layer="layout" svg:width="0.105cm" svg:height="0.575cm" svg:x="2.502cm" svg:y="17.796cm" svg:viewBox="0 0 106 576" svg:d="M67 567c0 8 1 9 9 9 7 0 14 0 21 0 8 0 9-1 9-9 0-45 0-89 0-133 0-38-16-103-87-146 71-43 87-108 87-146 0-44 0-89 0-133 0-8-1-9-9-9-7 0-14 0-21 0-8 0-9 1-9 9 0 45 0 89 0 134 0 26-5 92-63 136-3 3-4 3-4 9 0 5 1 6 4 9 9 6 30 23 45 55 12 25 18 53 18 82 0 44 0 88 0 133z">
              <text:p/>
            </draw:path>
            <draw:path draw:style-name="gr4" draw:text-style-name="P4" draw:layer="layout" svg:width="0.038cm" svg:height="0.1cm" svg:x="2.569cm" svg:y="18.365cm" svg:viewBox="0 0 39 101" svg:d="M39 8c0-8-1-8-9-8-7 0-14 0-21 0-8 0-9 0-9 8 0 28 0 56 0 85 0 8 1 8 9 8 7 0 14 0 21 0 8 0 9 0 9-8 0-29 0-57 0-85z">
              <text:p/>
            </draw:path>
            <draw:path draw:style-name="gr4" draw:text-style-name="P4" draw:layer="layout" svg:width="0.038cm" svg:height="0.101cm" svg:x="2.569cm" svg:y="18.46cm" svg:viewBox="0 0 39 102" svg:d="M39 9c0-9-1-9-9-9-7 0-14 0-21 0-8 0-9 0-9 9 0 28 0 56 0 84 0 8 1 9 9 9 7 0 14 0 21 0 8 0 9-1 9-9 0-28 0-56 0-84z">
              <text:p/>
            </draw:path>
            <draw:path draw:style-name="gr4" draw:text-style-name="P4" draw:layer="layout" svg:width="0.038cm" svg:height="0.1cm" svg:x="2.569cm" svg:y="18.555cm" svg:viewBox="0 0 39 101" svg:d="M39 8c0-8-1-8-9-8-7 0-14 0-21 0-8 0-9 0-9 8 0 28 0 56 0 84 0 9 1 9 9 9 7 0 14 0 21 0 8 0 9 0 9-9 0-28 0-56 0-84z">
              <text:p/>
            </draw:path>
            <draw:path draw:style-name="gr4" draw:text-style-name="P4" draw:layer="layout" svg:width="0.105cm" svg:height="0.286cm" svg:x="2.569cm" svg:y="18.65cm" svg:viewBox="0 0 106 287" svg:d="M98 287c7 0 8 0 8-7s-1-7-2-7c-10-8-32-24-47-53-12-24-18-48-18-76 0-45 0-91 0-136 0-8-1-8-9-8-7 0-14 0-21 0-8 0-9 0-9 8 0 45 0 91 0 136 0 47 24 107 93 143 1 0 3 0 5 0z">
              <text:p/>
            </draw:path>
            <draw:path draw:style-name="gr4" draw:text-style-name="P4" draw:layer="layout" svg:width="0.143cm" svg:height="0.22cm" svg:x="2.746cm" svg:y="17.269cm" svg:viewBox="0 0 144 221" svg:d="M73 11c1-5 0-4 1-6 0-3-4-5-7-5-1 0-2 0-2 0-14 1-28 1-42 2-4 1-10 1-10 10 0 5 7 5 9 5 3 0 9 0 13 1-3 11-5 24-9 36-7 29-14 58-22 87-4 18-4 22-4 29 0 41 30 51 54 51 57 0 90-51 90-92 0-39-30-53-56-53-15 0-28 6-34 10 6-25 13-50 19-75zM54 211c-12 0-23-8-23-27 0-10 4-22 6-32 3-12 9-33 11-43 1-6 19-22 38-22 20 0 22 17 22 25 0 16-11 55-16 67-11 26-28 32-38 32z">
              <text:p/>
            </draw:path>
            <draw:path draw:style-name="gr4" draw:text-style-name="P4" draw:layer="layout" svg:width="0.054cm" svg:height="0.113cm" svg:x="2.905cm" svg:y="17.25cm" svg:viewBox="0 0 55 114" svg:d="M53 19c2-4 2-6 2-7 0-7-6-12-13-12-9 0-11 6-12 10-10 32-20 64-29 96 0 1-1 3-1 4 0 2 6 4 8 4s2 0 4-3c13-31 27-62 41-92z">
              <text:p/>
            </draw:path>
            <draw:path draw:style-name="gr4" draw:text-style-name="P4" draw:layer="layout" svg:width="0.066cm" svg:height="0.147cm" svg:x="2.904cm" svg:y="17.423cm" svg:viewBox="0 0 67 148" svg:d="M61 8c0-4-2-8-8-8s-13 5-13 13c0 3 3 8 9 8 7 0 12-7 12-13zM16 121c-1 2-2 5-2 9 0 10 9 18 21 18 23 0 32-29 32-33 0-3-2-3-3-3-4 0-4 1-5 4-4 18-14 27-23 27-5 0-5-4-5-8 0-5 1-9 3-14 2-6 5-12 7-18 2-5 10-26 11-28s1-5 1-8c0-9-8-18-21-18-21 0-32 30-32 34 0 2 4 2 4 2 3 0 3 0 4-3 5-19 15-27 23-27 4 0 6 2 6 8 0 5-1 8-6 22-5 12-10 24-15 36z">
              <text:p/>
            </draw:path>
            <draw:path draw:style-name="gr4" draw:text-style-name="P4" draw:layer="layout" svg:width="0.073cm" svg:height="0.315cm" svg:x="3.809cm" svg:y="17.2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4" draw:text-style-name="P4" draw:layer="layout" svg:width="0.129cm" svg:height="0.208cm" svg:x="3.932cm" svg:y="17.278cm" svg:viewBox="0 0 130 209" svg:d="M77 3c-17 11-41 17-67 17-3 0-7 0-10 0 0 1 0 3 0 4 0 2 0 4 0 5 3 0 7 0 10 0 10 0 23 0 29-2 0-1 1-1 1-1 0 27 0 55 0 83 0 64 0 83 0 85-3 5-8 5-24 6-5 0-10 0-15 0 0 2 0 3 0 5 0 1 0 3 0 4 21 0 43 0 65 0 21 0 43 0 64 0 0-1 0-3 0-4 0-2 0-3 0-5-5 0-10 0-15 0-16-1-21-1-23-6-1-2-2-23-2-97 0-51 0-64 0-95-1-3-6-2-13 1zM76 193c-3 5-15 5-20 1-1-1-1-1-2-2 0-28-1-56-1-84s0-56 0-84c2-1 5-2 7-3 4-1 9-3 12-5 2-1 4-2 5-3 0 30 0 60 0 89 1 81 0 89-1 91z">
              <text:p/>
            </draw:path>
            <draw:path draw:style-name="gr4" draw:text-style-name="P4" draw:layer="layout" svg:width="0.112cm" svg:height="0.144cm" svg:x="4.102cm" svg:y="17.438cm" svg:viewBox="0 0 113 145" svg:d="M1 133c-1 4-1 3-1 5 0 4 4 7 8 7 7 0 9-6 11-14 3-11 9-37 12-46 1 4 9 15 24 15 28 0 58-31 58-63 0-24-16-37-35-37-21 0-48 19-56 50-7 28-14 56-21 83zM55 94c-17 0-22-17-22-20 1-3 2-5 2-7 7-28 8-33 14-43 9-11 19-18 28-18s18 7 18 23c0 10-5 34-12 45-10 16-22 20-28 20z">
              <text:p/>
            </draw:path>
            <draw:path draw:style-name="gr4" draw:text-style-name="P4" draw:layer="layout" svg:width="0.027cm" svg:height="0.067cm" svg:x="4.247cm" svg:y="17.51cm" svg:viewBox="0 0 28 68" svg:d="M22 22c0 12-2 27-18 40 0 1 0 2 0 3 0 2 1 3 2 3 4 0 22-18 22-44 0-13-5-24-15-24-8 0-13 5-13 13 0 7 5 12 13 12 5 0 9-3 9-3z">
              <text:p/>
            </draw:path>
            <draw:path draw:style-name="gr4" draw:text-style-name="P4" draw:layer="layout" svg:width="0.091cm" svg:height="0.157cm" svg:x="4.303cm" svg:y="17.379cm" svg:viewBox="0 0 92 158" svg:d="M21 126c2 14 10 32 28 32 8 0 16-2 23-8 4-2 15-10 15-12s-1-5-2-5c-2 0-2 0-6 4-9 8-20 15-30 15-15 0-15-25-15-30 0-2 0-3 1-7 0-3 0-3 3-5 12-12 54-52 54-90 0-4 0-20-15-20-19 0-33 29-37 35-9 19-14 37-17 49-3 14-3 22-3 33-2 1-15 13-16 14-4 3-4 4-4 5 0 2 2 4 4 4 1 0 7-6 9-7 2-2 5-5 8-7zM37 101c4-24 21-95 40-95 5 0 8 4 8 12 0 3 0 22-19 49-11 17-24 28-29 34z">
              <text:p/>
            </draw:path>
            <draw:path draw:style-name="gr4" draw:text-style-name="P4" draw:layer="layout" svg:width="0.028cm" svg:height="0.067cm" svg:x="4.428cm" svg:y="17.51cm" svg:viewBox="0 0 29 68" svg:d="M22 22c0 12-2 27-18 40 0 1 0 2 0 3 0 2 1 3 2 3 4 0 23-18 23-44 0-13-6-24-16-24-8 0-13 5-13 13 0 7 5 12 13 12 5 0 9-3 9-3z">
              <text:p/>
            </draw:path>
            <draw:path draw:style-name="gr4" draw:text-style-name="P4" draw:layer="layout" svg:width="0.097cm" svg:height="0.159cm" svg:x="4.492cm" svg:y="17.377cm" svg:viewBox="0 0 98 160" svg:d="M52 61c-33 9-52 37-52 60 0 24 18 39 40 39 27 0 47-31 47-64 0-20-11-33-18-41-8-9-25-27-25-38 0-3 4-9 13-9 7 0 13 4 19 6 1 1 9 6 12 6 6 0 10-5 10-9 0-6-4-7-15-8-3-1-13-3-20-3-16 0-26 10-26 23 0 12 7 26 15 38zM56 67c6 10 14 23 14 39 0 18-11 48-30 48-12 0-24-8-24-26 0-15 9-53 40-61z">
              <text:p/>
            </draw:path>
            <draw:path draw:style-name="gr4" draw:text-style-name="P4" draw:layer="layout" svg:width="0.073cm" svg:height="0.315cm" svg:x="4.649cm" svg:y="17.2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4" draw:text-style-name="P4" draw:layer="layout" svg:width="0.104cm" svg:height="0.029cm" svg:x="4.77cm" svg:y="17.193cm" svg:viewBox="0 0 105 30" svg:d="M105 4c-2-1-3-3-5-4 0 1-12 15-26 15-7 0-15-4-20-8-9-4-14-7-20-7-12 0-18 7-34 25 1 2 3 3 4 5 9-5 13-16 27-16 7 0 15 5 20 8 9 5 15 8 20 8 12 0 18-8 34-26z">
              <text:p/>
            </draw:path>
            <draw:path draw:style-name="gr4" draw:text-style-name="P4" draw:layer="layout" svg:width="0.143cm" svg:height="0.22cm" svg:x="4.757cm" svg:y="17.269cm" svg:viewBox="0 0 144 221" svg:d="M73 11c1-5 0-4 1-6 0-3-4-5-7-5-1 0-1 0-2 0-14 1-27 1-41 2-4 1-11 1-11 10 0 5 7 5 9 5 3 0 9 0 13 1-2 11-5 24-9 36-7 29-14 58-22 87-4 18-4 22-4 29 0 41 31 51 54 51 58 0 90-51 90-92 0-39-29-53-56-53-15 0-28 6-34 10 6-25 13-50 19-75zM55 211c-13 0-24-8-24-27 0-10 4-22 6-32 3-12 9-33 11-43 1-6 19-22 39-22 19 0 21 17 21 25 0 16-11 55-15 67-11 26-29 32-38 32z">
              <text:p/>
            </draw:path>
            <draw:path draw:style-name="gr4" draw:text-style-name="P4" draw:layer="layout" svg:width="0.036cm" svg:height="0.093cm" svg:x="4.932cm" svg:y="17.454cm" svg:viewBox="0 0 37 94" svg:d="M37 33c0-20-7-33-20-33-11 0-17 8-17 17 0 8 6 17 17 17 4 0 8-2 11-4 1-1 1-1 2-1 0 1 1 0 1 4 0 24-12 43-22 53-3 4-4 4-4 6s2 2 3 2c4 0 29-24 29-61z">
              <text:p/>
            </draw:path>
            <draw:path draw:style-name="gr4" draw:text-style-name="P4" draw:layer="layout" svg:width="0.143cm" svg:height="0.22cm" svg:x="5.062cm" svg:y="17.269cm" svg:viewBox="0 0 144 221" svg:d="M73 11c1-5 0-4 1-6 0-3-3-5-7-5-1 0-1 0-2 0-14 1-27 1-41 2-4 1-10 1-10 10 0 5 6 5 8 5 4 0 9 0 13 1-2 11-5 24-8 36-8 29-15 58-23 87-4 18-4 22-4 29 0 41 31 51 54 51 58 0 90-51 90-92 0-39-29-53-55-53-15 0-28 6-35 10 6-25 13-50 19-75zM55 211c-13 0-23-8-23-27 0-10 3-22 6-32 2-12 8-33 11-43 0-6 18-22 38-22s21 17 21 25c0 16-11 55-15 67-11 26-29 32-38 32z">
              <text:p/>
            </draw:path>
            <draw:path draw:style-name="gr4" draw:text-style-name="P4" draw:layer="layout" svg:width="0.055cm" svg:height="0.113cm" svg:x="5.221cm" svg:y="17.25cm" svg:viewBox="0 0 56 114" svg:d="M54 19c2-4 2-6 2-7 0-7-7-12-14-12-8 0-11 6-11 10-10 32-20 64-30 96 0 1-1 3-1 4 0 2 7 4 9 4 1 0 2 0 3-3 14-31 28-62 42-92z">
              <text:p/>
            </draw:path>
            <draw:path draw:style-name="gr4" draw:text-style-name="P4" draw:layer="layout" svg:width="0.066cm" svg:height="0.147cm" svg:x="5.221cm" svg:y="17.423cm" svg:viewBox="0 0 67 148" svg:d="M61 8c0-4-3-8-9-8s-12 5-12 13c0 3 3 8 9 8s12-7 12-13zM16 121c-1 2-2 5-2 9 0 10 8 18 21 18 22 0 32-29 32-33 0-3-3-3-4-3-3 0-3 1-4 4-5 18-15 27-23 27-5 0-6-4-6-8 0-5 1-9 3-14 3-6 6-12 7-18 3-5 10-26 11-28s2-5 2-8c0-9-9-18-22-18-21 0-31 30-31 34 0 2 3 2 4 2 2 0 3 0 3-3 6-19 16-27 24-27 4 0 6 2 6 8 0 5-2 8-7 22-5 12-9 24-14 36z">
              <text:p/>
            </draw:path>
            <draw:path draw:style-name="gr4" draw:text-style-name="P4" draw:layer="layout" svg:width="0.073cm" svg:height="0.315cm" svg:x="5.333cm" svg:y="17.251cm" svg:viewBox="0 0 74 316" svg:d="M74 158c0-25-4-63-21-99-20-38-47-59-49-59s-4 2-4 4l6 7c31 30 49 81 49 147 0 54-12 110-51 150-4 3-4 4-4 5 0 2 2 3 4 3s31-21 50-61c16-35 20-71 20-97z">
              <text:p/>
            </draw:path>
            <draw:path draw:style-name="gr4" draw:text-style-name="P4" draw:layer="layout" svg:width="0.209cm" svg:height="0.073cm" svg:x="5.492cm" svg:y="17.372cm" svg:viewBox="0 0 210 74" svg:d="M199 13c5 0 11 0 11-7 0-6-6-6-10-6-64 0-127 0-190 0-5 0-10 0-10 6 0 7 5 7 11 7 62 0 125 0 188 0zM200 74c4 0 10 0 10-7 0-6-6-6-11-6-63 0-126 0-188 0-6 0-11 0-11 6 0 7 5 7 10 7 63 0 126 0 190 0z">
              <text:p/>
            </draw:path>
            <draw:path draw:style-name="gr4" draw:text-style-name="P4" draw:layer="layout" svg:width="0.102cm" svg:height="0.21cm" svg:x="5.783cm" svg:y="17.278cm" svg:viewBox="0 0 103 211" svg:d="M65 8c0-8 0-8-8-8-19 20-47 20-57 20 0 3 0 6 0 10 6 0 24 0 41-8 0 54 0 109 0 163 0 11-1 16-29 16-4 0-7 0-10 0 0 3 0 6 0 10 11-1 38-1 51-1s40 0 50 1c0-4 0-7 0-10-3 0-6 0-9 0-28 0-29-4-29-16 0-59 0-118 0-177z">
              <text:p/>
            </draw:path>
            <draw:path draw:style-name="gr4" draw:text-style-name="P4" draw:layer="layout" svg:width="0.072cm" svg:height="0.315cm" svg:x="5.931cm" svg:y="17.251cm" svg:viewBox="0 0 73 316" svg:d="M73 158c0-25-3-63-21-99-19-38-46-59-49-59-2 0-3 2-3 4l6 7c31 30 49 81 49 147 0 54-12 110-51 150-4 3-4 4-4 5 0 2 1 3 3 3 3 0 32-21 50-61 16-35 20-71 20-97z">
              <text:p/>
            </draw:path>
            <draw:path draw:style-name="gr4" draw:text-style-name="P4" draw:layer="layout" svg:width="0.164cm" svg:height="0.012cm" svg:x="2.729cm" svg:y="17.682cm" svg:viewBox="0 0 165 13" svg:d="M82 13c-27 0-55 0-82 0 0-5 0-9 0-13 55 0 110 0 165 0 0 4 0 8 0 13-28 0-56 0-83 0z">
              <text:p/>
            </draw:path>
            <draw:path draw:style-name="gr4" draw:text-style-name="P4" draw:layer="layout" svg:width="0.143cm" svg:height="0.221cm" svg:x="2.746cm" svg:y="17.732cm" svg:viewBox="0 0 144 222" svg:d="M73 12c1-5 0-4 1-6 0-4-4-6-7-6-1 0-2 0-2 1-14 0-28 1-42 2-4 0-10 1-10 9 0 6 7 6 9 6 3 0 9 0 13 1-3 10-5 24-9 36-7 29-14 58-22 87-4 18-4 22-4 29 0 40 30 51 54 51 57 0 90-51 90-93 0-39-30-52-56-52-15 0-28 6-34 10 6-25 13-50 19-75zM54 211c-12 0-23-7-23-27 0-9 4-21 6-31 3-12 9-33 11-43 1-6 19-22 38-22 20 0 22 17 22 24 0 17-11 55-16 68-11 25-28 31-38 31z">
              <text:p/>
            </draw:path>
            <draw:path draw:style-name="gr4" draw:text-style-name="P4" draw:layer="layout" svg:width="0.054cm" svg:height="0.114cm" svg:x="2.905cm" svg:y="17.623cm" svg:viewBox="0 0 55 115" svg:d="M53 20c2-4 2-6 2-7 0-8-6-13-13-13-9 0-11 7-12 11-10 32-20 64-29 96 0 1-1 2-1 3 0 2 6 5 8 5s2-1 4-3c13-31 27-62 41-92z">
              <text:p/>
            </draw:path>
            <draw:path draw:style-name="gr4" draw:text-style-name="P4" draw:layer="layout" svg:width="0.066cm" svg:height="0.148cm" svg:x="2.904cm" svg:y="17.883cm" svg:viewBox="0 0 67 149" svg:d="M61 8c0-3-2-8-8-8s-13 5-13 13c0 3 3 8 9 8 7 0 12-7 12-13zM16 121c-1 3-2 6-2 9 0 10 9 19 21 19 23 0 32-30 32-34 0-3-2-3-3-3-4 0-4 1-5 4-4 18-14 27-23 27-5 0-5-3-5-8s1-9 3-14c2-6 5-12 7-18 2-5 10-26 11-28s1-5 1-7c0-10-8-19-21-19-21 0-32 30-32 34 0 3 4 3 4 3 3 0 3-1 4-3 5-20 15-27 23-27 4 0 6 2 6 7s-1 9-6 22c-5 12-10 24-15 36z">
              <text:p/>
            </draw:path>
            <draw:path draw:style-name="gr4" draw:text-style-name="P4" draw:layer="layout" svg:width="0.073cm" svg:height="0.315cm" svg:x="3.809cm" svg:y="17.7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4" draw:text-style-name="P4" draw:layer="layout" svg:width="0.129cm" svg:height="0.209cm" svg:x="3.932cm" svg:y="17.742cm" svg:viewBox="0 0 130 210" svg:d="M77 4c-17 10-41 16-67 16-3 0-7 0-10 0 0 2 0 3 0 5 0 1 0 3 0 4 3 0 7 0 10 0 10 0 23-1 29-2 0 0 1 0 1-1 0 28 0 55 0 83 0 64 0 83 0 85-3 5-8 6-24 7-5 0-10 0-15 0 0 1 0 3 0 4 0 2 0 3 0 5 21 0 43 0 65 0 21 0 43 0 64 0 0-2 0-3 0-5 0-1 0-3 0-4-5 0-10 0-15 0-16-1-21-2-23-7-1-2-2-24-2-97 0-52 0-95 0-96-1-2-6-2-13 3zM76 194c-3 3-15 4-20 1-1-1-1-2-2-2 0-28-1-57-1-85s0-56 0-84c2-1 5-2 7-2 4-2 9-5 12-6 2 0 4-1 5-2 0 29 0 59 0 89 1 81 0 89-1 91z">
              <text:p/>
            </draw:path>
            <draw:path draw:style-name="gr4" draw:text-style-name="P4" draw:layer="layout" svg:width="0.112cm" svg:height="0.144cm" svg:x="4.102cm" svg:y="17.902cm" svg:viewBox="0 0 113 145" svg:d="M1 133c-1 3-1 4-1 5 0 4 4 7 8 7 7 0 9-7 11-15 3-10 9-36 12-45 1 4 9 14 24 14 28 0 58-30 58-62 0-24-16-37-35-37-21 0-48 19-56 49-7 28-14 56-21 84zM55 94c-17 0-22-18-22-20 1-3 2-6 2-8 7-27 8-33 14-42 9-11 19-19 28-19s18 8 18 23c0 11-5 35-12 46-10 16-22 20-28 20z">
              <text:p/>
            </draw:path>
            <draw:path draw:style-name="gr4" draw:text-style-name="P4" draw:layer="layout" svg:width="0.027cm" svg:height="0.066cm" svg:x="4.247cm" svg:y="17.974cm" svg:viewBox="0 0 28 67" svg:d="M22 22c0 12-2 26-18 40 0 1 0 2 0 3 0 2 1 2 2 2 4 0 22-17 22-43 0-14-5-24-15-24-8 0-13 5-13 13 0 7 5 12 13 12 5 0 9-3 9-3z">
              <text:p/>
            </draw:path>
            <draw:path draw:style-name="gr4" draw:text-style-name="P4" draw:layer="layout" svg:width="0.091cm" svg:height="0.157cm" svg:x="4.303cm" svg:y="17.843cm" svg:viewBox="0 0 92 158" svg:d="M21 125c2 14 10 33 28 33 8 0 16-2 23-8 4-2 15-10 15-12s-1-5-2-5c-2 0-2 0-6 4-9 8-20 15-30 15-15 0-15-26-15-30 0-3 0-3 1-8 0-2 0-2 3-4 12-12 54-52 54-91 0-3 0-19-15-19-19 0-33 29-37 35-9 19-14 37-17 48-3 15-3 22-3 33-2 2-15 14-16 15-4 3-4 3-4 5s2 3 4 3c1 0 7-5 9-7s5-5 8-7zM37 100c4-23 21-94 40-94 5 0 8 4 8 12 0 2 0 22-19 49-11 16-24 28-29 33z">
              <text:p/>
            </draw:path>
            <draw:path draw:style-name="gr4" draw:text-style-name="P4" draw:layer="layout" svg:width="0.028cm" svg:height="0.066cm" svg:x="4.428cm" svg:y="17.974cm" svg:viewBox="0 0 29 67" svg:d="M22 22c0 12-2 26-18 40 0 1 0 2 0 3 0 2 1 2 2 2 4 0 23-17 23-43 0-14-6-24-16-24-8 0-13 5-13 13 0 7 5 12 13 12 5 0 9-3 9-3z">
              <text:p/>
            </draw:path>
            <draw:path draw:style-name="gr4" draw:text-style-name="P4" draw:layer="layout" svg:width="0.097cm" svg:height="0.16cm" svg:x="4.492cm" svg:y="17.841cm" svg:viewBox="0 0 98 161" svg:d="M52 62c-33 8-52 37-52 60 0 24 18 39 40 39 27 0 47-31 47-64 0-21-11-34-18-41-8-9-25-28-25-38 0-3 4-9 13-9 7 0 13 4 19 6 1 1 9 6 12 6 6 0 10-5 10-9 0-6-4-7-15-9-3 0-13-3-20-3-16 0-26 10-26 23 0 12 7 26 15 39zM56 68c6 10 14 23 14 39 0 18-11 48-30 48-12 0-24-8-24-26 0-15 9-53 40-61z">
              <text:p/>
            </draw:path>
            <draw:path draw:style-name="gr4" draw:text-style-name="P4" draw:layer="layout" svg:width="0.073cm" svg:height="0.315cm" svg:x="4.649cm" svg:y="17.7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4" draw:text-style-name="P4" draw:layer="layout" svg:width="0.104cm" svg:height="0.029cm" svg:x="4.77cm" svg:y="17.657cm" svg:viewBox="0 0 105 30" svg:d="M105 4c-2-1-3-3-5-4-9 5-12 15-26 15-7 0-15-4-20-8-9-5-14-7-20-7-12 0-18 7-34 24 1 2 3 4 4 6 0-1 13-16 27-16 7 0 15 5 20 8 9 5 15 8 20 8 12 0 18-8 34-26z">
              <text:p/>
            </draw:path>
            <draw:path draw:style-name="gr4" draw:text-style-name="P4" draw:layer="layout" svg:width="0.143cm" svg:height="0.221cm" svg:x="4.757cm" svg:y="17.732cm" svg:viewBox="0 0 144 222" svg:d="M73 12c1-5 0-4 1-6 0-4-4-6-7-6-1 0-1 0-2 1-14 0-27 1-41 2-4 0-11 1-11 9 0 6 7 6 9 6 3 0 9 0 13 1-2 10-5 24-9 36-7 29-14 58-22 87-4 18-4 22-4 29 0 40 31 51 54 51 58 0 90-51 90-93 0-39-29-52-56-52-15 0-28 6-34 10 6-25 13-50 19-75zM55 211c-13 0-24-7-24-27 0-9 4-21 6-31 3-12 9-33 11-43 1-6 19-22 39-22 19 0 21 17 21 24 0 17-11 55-15 68-11 25-29 31-38 31z">
              <text:p/>
            </draw:path>
            <draw:path draw:style-name="gr4" draw:text-style-name="P4" draw:layer="layout" svg:width="0.036cm" svg:height="0.093cm" svg:x="4.932cm" svg:y="17.918cm" svg:viewBox="0 0 37 94" svg:d="M37 33c0-20-7-33-20-33-11 0-17 8-17 17 0 8 6 16 17 16 4 0 8-1 11-3 1-1 1-1 2-1 0 1 1 0 1 4 0 24-12 43-22 53-3 4-4 4-4 5 0 3 2 3 3 3 4 0 29-24 29-61z">
              <text:p/>
            </draw:path>
            <draw:path draw:style-name="gr4" draw:text-style-name="P4" draw:layer="layout" svg:width="0.164cm" svg:height="0.012cm" svg:x="5.045cm" svg:y="17.682cm" svg:viewBox="0 0 165 13" svg:d="M83 13c-28 0-55 0-83 0 0-5 0-9 0-13 55 0 110 0 165 0 0 4 0 8 0 13-28 0-55 0-82 0z">
              <text:p/>
            </draw:path>
            <draw:path draw:style-name="gr4" draw:text-style-name="P4" draw:layer="layout" svg:width="0.143cm" svg:height="0.221cm" svg:x="5.062cm" svg:y="17.732cm" svg:viewBox="0 0 144 222" svg:d="M73 12c1-5 0-4 1-6 0-4-3-6-7-6-1 0-1 0-2 1-14 0-27 1-41 2-4 0-10 1-10 9 0 6 6 6 8 6 4 0 9 0 13 1-2 10-5 24-8 36-8 29-15 58-23 87-4 18-4 22-4 29 0 40 31 51 54 51 58 0 90-51 90-93 0-39-29-52-55-52-15 0-28 6-35 10 6-25 13-50 19-75zM55 211c-13 0-23-7-23-27 0-9 3-21 6-31 2-12 8-33 11-43 0-6 18-22 38-22s21 17 21 24c0 17-11 55-15 68-11 25-29 31-38 31z">
              <text:p/>
            </draw:path>
            <draw:path draw:style-name="gr4" draw:text-style-name="P4" draw:layer="layout" svg:width="0.055cm" svg:height="0.114cm" svg:x="5.221cm" svg:y="17.623cm" svg:viewBox="0 0 56 115" svg:d="M54 20c2-4 2-6 2-7 0-8-7-13-14-13-8 0-11 7-11 11-10 32-20 64-30 96 0 1-1 2-1 3 0 2 7 5 9 5 1 0 2-1 3-3 14-31 28-62 42-92z">
              <text:p/>
            </draw:path>
            <draw:path draw:style-name="gr4" draw:text-style-name="P4" draw:layer="layout" svg:width="0.066cm" svg:height="0.148cm" svg:x="5.221cm" svg:y="17.883cm" svg:viewBox="0 0 67 149" svg:d="M61 8c0-3-3-8-9-8s-12 5-12 13c0 3 3 8 9 8s12-7 12-13zM16 121c-1 3-2 6-2 9 0 10 8 19 21 19 22 0 32-30 32-34 0-3-3-3-4-3-3 0-3 1-4 4-5 18-15 27-23 27-5 0-6-3-6-8s1-9 3-14c3-6 6-12 7-18 3-5 10-26 11-28s2-5 2-7c0-10-9-19-22-19-21 0-31 30-31 34 0 3 3 3 4 3 2 0 3-1 3-3 6-20 16-27 24-27 4 0 6 2 6 7s-2 9-7 22c-5 12-9 24-14 36z">
              <text:p/>
            </draw:path>
            <draw:path draw:style-name="gr4" draw:text-style-name="P4" draw:layer="layout" svg:width="0.073cm" svg:height="0.315cm" svg:x="5.333cm" svg:y="17.715cm" svg:viewBox="0 0 74 316" svg:d="M74 157c0-24-4-62-21-98-20-38-47-59-49-59s-4 1-4 3c0 1 0 1 6 7 31 31 49 82 49 147 0 55-12 110-51 151-4 3-4 4-4 5 0 2 2 3 4 3s31-22 50-61c16-35 20-71 20-98z">
              <text:p/>
            </draw:path>
            <draw:path draw:style-name="gr4" draw:text-style-name="P4" draw:layer="layout" svg:width="0.209cm" svg:height="0.074cm" svg:x="5.492cm" svg:y="17.835cm" svg:viewBox="0 0 210 75" svg:d="M199 13c5 0 11 0 11-7 0-6-6-6-10-6-64 0-127 0-190 0-5 0-10 0-10 6 0 7 5 7 11 7 62 0 125 0 188 0zM200 75c4 0 10 0 10-7 0-6-6-6-11-6-63 0-126 0-188 0-6 0-11 0-11 6 0 7 5 7 10 7 63 0 126 0 190 0z">
              <text:p/>
            </draw:path>
            <draw:path draw:style-name="gr4" draw:text-style-name="P4" draw:layer="layout" svg:width="0.102cm" svg:height="0.21cm" svg:x="5.783cm" svg:y="17.741cm" svg:viewBox="0 0 103 211" svg:d="M65 8c0-7 0-8-8-8-19 21-47 21-57 21 0 3 0 6 0 10 6 0 24 0 41-9 0 55 0 110 0 164 0 11-1 15-29 15-4 0-7 0-10 0 0 3 0 6 0 10 11-1 38-1 51-1s40 0 50 1c0-4 0-7 0-10-3 0-6 0-9 0-28 0-29-3-29-15 0-59 0-119 0-178z">
              <text:p/>
            </draw:path>
            <draw:path draw:style-name="gr4" draw:text-style-name="P4" draw:layer="layout" svg:width="0.072cm" svg:height="0.315cm" svg:x="5.931cm" svg:y="17.715cm" svg:viewBox="0 0 73 316" svg:d="M73 157c0-24-3-62-21-98-19-38-46-59-49-59-2 0-3 1-3 3 0 1 0 1 6 7 31 31 49 82 49 147 0 55-12 110-51 151-4 3-4 4-4 5 0 2 1 3 3 3 3 0 32-22 50-61 16-35 20-71 20-98z">
              <text:p/>
            </draw:path>
            <draw:path draw:style-name="gr4" draw:text-style-name="P4" draw:layer="layout" svg:width="0.072cm" svg:height="0.315cm" svg:x="2.761cm" svg:y="18.17cm" svg:viewBox="0 0 73 316" svg:d="M73 312c0-1 0-1-6-6-39-41-49-100-49-149 0-54 12-109 51-149 4-4 4-4 4-5 0-2-1-3-3-3-3 0-32 22-50 61-16 35-20 70-20 96s3 63 21 99c19 39 46 60 49 60 2 0 3-1 3-4z">
              <text:p/>
            </draw:path>
            <draw:path draw:style-name="gr4" draw:text-style-name="P4" draw:layer="layout" svg:width="0.135cm" svg:height="0.012cm" svg:x="2.852cm" svg:y="18.137cm" svg:viewBox="0 0 136 13" svg:d="M68 13c-22 0-45 0-68 0 0-5 0-9 0-13 45 0 91 0 136 0 0 4 0 8 0 13-23 0-45 0-68 0z">
              <text:p/>
            </draw:path>
            <draw:path draw:style-name="gr4" draw:text-style-name="P4" draw:layer="layout" svg:width="0.115cm" svg:height="0.222cm" svg:x="2.867cm" svg:y="18.187cm" svg:viewBox="0 0 116 223" svg:d="M60 4c-1-2 0-4-3-4-8 0-31 3-39 4-3 0-6 0-6 6 0 3 2 3 8 3 15 0 15 3 15 6s-3 12-4 20c-9 34-17 68-26 102-4 16-5 22-5 33 0 29 17 49 40 49 37 0 76-47 76-93 0-28-16-50-41-50-16 0-28 9-38 19 8-32 15-64 23-95zM31 123c1-7 1-7 5-11 15-20 30-25 38-25 11 0 20 9 20 30 0 18-11 55-17 67-10 21-25 32-37 32-10 0-21-8-21-32 0-6 0-12 5-32 2-10 4-19 7-29z">
              <text:p/>
            </draw:path>
            <draw:path draw:style-name="gr4" draw:text-style-name="P4" draw:layer="layout" svg:width="0.115cm" svg:height="0.222cm" svg:x="3.003cm" svg:y="18.187cm" svg:viewBox="0 0 116 223" svg:d="M60 4c-1-2 0-4-3-4-8 0-31 3-39 4-3 0-6 0-6 6 0 3 2 3 8 3 14 0 15 3 15 6s-3 12-4 20c-9 34-18 68-27 102-3 16-4 22-4 33 0 29 16 49 40 49 37 0 76-47 76-93 0-28-17-50-42-50-15 0-27 9-37 19 8-32 15-64 23-95zM31 123c1-7 1-7 4-11 16-20 30-25 39-25 11 0 20 9 20 30 0 18-11 55-17 67-10 21-25 32-37 32-11 0-21-8-21-32 0-6 0-12 4-32 3-10 5-19 8-29z">
              <text:p/>
            </draw:path>
            <draw:path draw:style-name="gr4" draw:text-style-name="P4" draw:layer="layout" svg:width="0.073cm" svg:height="0.315cm" svg:x="3.142cm" svg:y="18.17cm" svg:viewBox="0 0 74 316" svg:d="M74 157c0-24-4-63-22-98-19-39-46-59-48-59-3 0-4 1-4 3 0 1 0 1 6 7 31 31 49 82 49 147 0 54-12 110-51 150-4 4-4 4-4 5 0 3 1 4 4 4 2 0 31-22 49-62 16-34 21-70 21-97z">
              <text:p/>
            </draw:path>
            <draw:path draw:style-name="gr4" draw:text-style-name="P4" draw:layer="layout" svg:width="0.088cm" svg:height="0.068cm" svg:x="3.303cm" svg:y="18.138cm" svg:viewBox="0 0 89 69" svg:d="M29 5c1-1 0-1 1-2 0-3-3-3-5-3-6 0-13 1-20 1-2 1-2 1-3 1-1 1-1 2-1 3 0 3 2 3 4 3 6 0 7 1 8 2 0 2 0 3 0 5-4 16-8 31-11 46-1 2-1 4-2 6 0 2 2 2 4 2 0 0 1 0 2 0 12-2 34-6 54-21 25-18 29-41 29-43s-2-5-5-5c-4 0-8 2-8 5-2 8-7 22-24 37-9 8-22 16-37 20 5-19 9-38 14-57z">
              <text:p/>
            </draw:path>
            <draw:path draw:style-name="gr4" draw:text-style-name="P4" draw:layer="layout" svg:width="0.122cm" svg:height="0.01cm" svg:x="3.285cm" svg:y="18.231cm" svg:viewBox="0 0 123 11" svg:d="M62 11c-21 0-41 0-62 0 0-4 0-7 0-11 41 0 82 0 123 0 0 4 0 7 0 11-20 0-41 0-61 0z">
              <text:p/>
            </draw:path>
            <draw:path draw:style-name="gr4" draw:text-style-name="P4" draw:layer="layout" svg:width="0.077cm" svg:height="0.104cm" svg:x="3.307cm" svg:y="18.263cm" svg:viewBox="0 0 78 105" svg:d="M78 75c-2 0-4 0-6 0-1 3-2 13-5 14-1 1-14 1-17 1-10 0-20 0-30 0 10-7 21-16 31-23 15-9 27-18 27-36 0-19-19-31-41-31s-37 13-37 28c0 8 7 10 9 10 4 0 9-3 9-9 0-7-4-9-9-10 4-7 13-12 24-12 16 0 28 9 28 24 0 14-9 24-21 35-12 10-25 21-38 32-2 2-2 2-2 3s0 3 0 4c24 0 49 0 73 0 2-10 3-20 5-30z">
              <text:p/>
            </draw:path>
            <draw:path draw:style-name="gr4" draw:text-style-name="P4" draw:layer="layout" svg:width="0.073cm" svg:height="0.315cm" svg:x="3.809cm" svg:y="18.1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4" draw:text-style-name="P4" draw:layer="layout" svg:width="0.129cm" svg:height="0.209cm" svg:x="3.932cm" svg:y="18.196cm" svg:viewBox="0 0 130 210" svg:d="M77 4c-17 10-41 16-67 16-3 0-7 0-10 0 0 2 0 3 0 5 0 1 0 3 0 4 3 0 7 0 10 0 10 0 23 0 29-1 0-1 1-1 1-1 0 27 0 55 0 82 0 64 0 83 0 85-3 5-8 6-24 7-5 0-10 0-15 0 0 2 0 3 0 5 0 1 0 3 0 4 21 0 43 0 65 0 21 0 43 0 64 0 0-1 0-3 0-4 0-2 0-3 0-5-5 0-10 0-15 0-16-1-21-2-23-7-1-2-2-23-2-96 0-52 0-96 0-96-1-3-6-2-13 2zM76 194c-3 4-15 5-20 1-1-1-1-2-2-3 0-28-1-56-1-83 0-29 0-57 0-85 2-1 5-2 7-3 4-1 9-3 12-5 2-1 4-1 5-2 0 30 0 59 0 89 1 81 0 89-1 91z">
              <text:p/>
            </draw:path>
            <draw:path draw:style-name="gr4" draw:text-style-name="P4" draw:layer="layout" svg:width="0.112cm" svg:height="0.144cm" svg:x="4.102cm" svg:y="18.356cm" svg:viewBox="0 0 113 145" svg:d="M1 133c-1 4-1 5-1 6 0 4 4 6 8 6 7 0 9-6 11-14 3-11 9-37 12-45 1 4 9 14 24 14 28 0 58-30 58-62 0-24-16-38-35-38-21 0-48 20-56 50-7 28-14 56-21 83zM55 94c-17 0-22-17-22-19 1-3 2-6 2-8 7-27 8-33 14-43 9-11 19-18 28-18s18 7 18 23c0 10-5 35-12 46-10 15-22 19-28 19z">
              <text:p/>
            </draw:path>
            <draw:path draw:style-name="gr4" draw:text-style-name="P4" draw:layer="layout" svg:width="0.027cm" svg:height="0.066cm" svg:x="4.247cm" svg:y="18.429cm" svg:viewBox="0 0 28 67" svg:d="M22 22c0 11-2 26-18 40 0 1 0 2 0 3 0 2 1 2 2 2 4 0 22-17 22-44 0-13-5-23-15-23-8 0-13 5-13 13 0 6 5 12 13 12 5 0 9-3 9-3z">
              <text:p/>
            </draw:path>
            <draw:path draw:style-name="gr4" draw:text-style-name="P4" draw:layer="layout" svg:width="0.091cm" svg:height="0.157cm" svg:x="4.303cm" svg:y="18.299cm" svg:viewBox="0 0 92 158" svg:d="M21 125c2 14 10 33 28 33 8 0 16-2 23-8 4-2 15-11 15-13 0-1-1-4-2-4-2 0-2 0-6 3-9 9-20 16-30 16-15 0-15-26-15-31 0-2 0-2 1-7 0-2 0-2 3-5 12-11 54-51 54-90 0-4 0-19-15-19-19 0-33 28-37 35-9 19-14 37-17 48-3 15-3 22-3 33-2 2-15 14-16 15-4 3-4 3-4 5 0 1 2 3 4 3 1 0 7-5 9-7s5-5 8-7zM37 100c4-23 21-94 40-94 5 0 8 4 8 11 0 3 0 23-19 50-11 16-24 27-29 33z">
              <text:p/>
            </draw:path>
            <draw:path draw:style-name="gr4" draw:text-style-name="P4" draw:layer="layout" svg:width="0.028cm" svg:height="0.066cm" svg:x="4.428cm" svg:y="18.429cm" svg:viewBox="0 0 29 67" svg:d="M22 22c0 11-2 26-18 40 0 1 0 2 0 3 0 2 1 2 2 2 4 0 23-17 23-44 0-13-6-23-16-23-8 0-13 5-13 13 0 6 5 12 13 12 5 0 9-3 9-3z">
              <text:p/>
            </draw:path>
            <draw:path draw:style-name="gr4" draw:text-style-name="P4" draw:layer="layout" svg:width="0.097cm" svg:height="0.16cm" svg:x="4.492cm" svg:y="18.296cm" svg:viewBox="0 0 98 161" svg:d="M52 62c-33 8-52 37-52 60 0 24 18 39 40 39 27 0 47-31 47-64 0-21-11-34-18-41-8-10-25-28-25-38 0-3 4-9 13-9 7 0 13 4 19 5 1 2 9 7 12 7 6 0 10-6 10-9 0-7-4-7-15-9-3 0-13-3-20-3-16 0-26 10-26 23 0 12 7 26 15 39zM56 67c6 11 14 24 14 40 0 18-11 48-30 48-12 0-24-8-24-26 0-16 9-53 40-62z">
              <text:p/>
            </draw:path>
            <draw:path draw:style-name="gr4" draw:text-style-name="P4" draw:layer="layout" svg:width="0.073cm" svg:height="0.315cm" svg:x="4.649cm" svg:y="18.1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4" draw:text-style-name="P4" draw:layer="layout" svg:width="0.104cm" svg:height="0.028cm" svg:x="4.77cm" svg:y="18.112cm" svg:viewBox="0 0 105 29" svg:d="M105 4c-2-1-3-3-5-4-9 5-12 15-26 15-7 0-15-5-20-8-9-5-14-7-20-7-12 0-18 6-34 24 1 2 3 3 4 5 9-5 13-15 27-15 7 0 15 5 20 8 9 5 15 7 20 7 12 0 18-7 34-25z">
              <text:p/>
            </draw:path>
            <draw:path draw:style-name="gr4" draw:text-style-name="P4" draw:layer="layout" svg:width="0.143cm" svg:height="0.221cm" svg:x="4.757cm" svg:y="18.187cm" svg:viewBox="0 0 144 222" svg:d="M73 12c1-5 0-4 1-6 0-4-4-6-7-6-1 0-1 0-2 1-14 0-27 1-41 2-4 0-11 0-11 9 0 6 7 6 9 6 3 0 9 0 13 0-2 11-5 24-9 37-7 29-14 58-22 87-4 17-4 22-4 29 0 40 31 51 54 51 58 0 90-51 90-93 0-39-29-53-56-53-15 0-28 7-34 11 6-25 13-50 19-75zM55 211c-13 0-24-7-24-27 0-9 4-21 6-31 3-12 9-34 11-43 1-6 19-22 39-22 19 0 21 17 21 24 0 17-11 55-15 68-11 25-29 31-38 31z">
              <text:p/>
            </draw:path>
            <draw:path draw:style-name="gr4" draw:text-style-name="P4" draw:layer="layout" svg:width="0.036cm" svg:height="0.093cm" svg:x="4.932cm" svg:y="18.373cm" svg:viewBox="0 0 37 94" svg:d="M37 33c0-20-7-33-20-33-11 0-17 8-17 17 0 8 6 16 17 16 4 0 8-1 11-3 1-1 1-1 2-1 0 1 1 0 1 4 0 24-12 43-22 52-4 4-4 5-4 6 0 3 2 3 3 3 4 0 29-24 29-61z">
              <text:p/>
            </draw:path>
            <draw:path draw:style-name="gr4" draw:text-style-name="P4" draw:layer="layout" svg:width="0.073cm" svg:height="0.315cm" svg:x="5.077cm" svg:y="18.17cm" svg:viewBox="0 0 74 316" svg:d="M74 312c0-1 0-1-6-6-39-41-50-100-50-149 0-54 13-109 51-149 5-4 5-4 5-5 0-2-2-3-4-3-3 0-31 22-50 61-16 35-20 70-20 96s4 63 21 99c19 39 46 60 49 60 2 0 4-1 4-4z">
              <text:p/>
            </draw:path>
            <draw:path draw:style-name="gr4" draw:text-style-name="P4" draw:layer="layout" svg:width="0.135cm" svg:height="0.012cm" svg:x="5.169cm" svg:y="18.137cm" svg:viewBox="0 0 136 13" svg:d="M67 13c-22 0-45 0-67 0 0-5 0-9 0-13 45 0 91 0 136 0 0 4 0 8 0 13-23 0-46 0-69 0z">
              <text:p/>
            </draw:path>
            <draw:path draw:style-name="gr4" draw:text-style-name="P4" draw:layer="layout" svg:width="0.116cm" svg:height="0.222cm" svg:x="5.183cm" svg:y="18.187cm" svg:viewBox="0 0 117 223" svg:d="M61 4c-1-2 0-4-4-4-8 0-30 3-39 4-2 0-5 0-5 6 0 3 2 3 7 3 15 0 16 3 16 6s-3 12-5 20c-8 34-17 68-26 102-3 16-5 22-5 33 0 29 17 49 40 49 37 0 77-47 77-93 0-28-17-50-42-50-15 0-28 9-37 19 8-32 15-64 23-95zM31 123c2-7 2-7 5-11 15-20 30-25 38-25 11 0 20 9 20 30 0 18-10 55-17 67-10 21-24 32-37 32-10 0-21-8-21-32 0-6 0-12 5-32 3-10 5-19 7-29z">
              <text:p/>
            </draw:path>
            <draw:path draw:style-name="gr4" draw:text-style-name="P4" draw:layer="layout" svg:width="0.115cm" svg:height="0.222cm" svg:x="5.319cm" svg:y="18.187cm" svg:viewBox="0 0 116 223" svg:d="M61 4c-1-2 0-4-4-4-8 0-31 3-39 4-3 0-5 0-5 6 0 3 2 3 7 3 15 0 16 3 16 6s-4 12-5 20c-8 34-17 68-26 102-3 16-5 22-5 33 0 29 17 49 40 49 37 0 76-47 76-93 0-28-16-50-41-50-15 0-28 9-37 19 8-32 15-64 23-95zM31 123c2-7 2-7 5-11 15-20 30-25 38-25 11 0 20 9 20 30 0 18-10 55-17 67-10 21-24 32-37 32-10 0-21-8-21-32 0-6 0-12 5-32 3-10 5-19 7-29z">
              <text:p/>
            </draw:path>
            <draw:path draw:style-name="gr4" draw:text-style-name="P4" draw:layer="layout" svg:width="0.073cm" svg:height="0.315cm" svg:x="5.457cm" svg:y="18.17cm" svg:viewBox="0 0 74 316" svg:d="M74 157c0-24-4-63-21-98-19-39-46-59-49-59-2 0-4 1-4 3 0 1 0 1 6 7 32 31 50 82 50 147 0 54-12 110-52 150-4 4-4 4-4 5 0 3 2 4 4 4 3 0 31-22 50-62 16-34 20-70 20-97z">
              <text:p/>
            </draw:path>
            <draw:path draw:style-name="gr4" draw:text-style-name="P4" draw:layer="layout" svg:width="0.088cm" svg:height="0.068cm" svg:x="5.62cm" svg:y="18.138cm" svg:viewBox="0 0 89 69" svg:d="M29 5c1-1 0-1 1-2 0-3-3-3-6-3-6 0-12 1-19 1-2 1-3 1-4 1 0 1-1 2-1 3 0 3 3 3 4 3 6 0 8 1 9 2 0 2 0 3 0 5-4 16-8 31-12 46 0 2-1 4-1 6s1 2 3 2c1 0 1 0 2 0 12-2 34-6 54-21 25-18 30-41 30-43s-3-5-6-5-7 2-7 5c-3 8-8 22-25 37-8 8-21 16-37 20 5-19 10-38 15-57z">
              <text:p/>
            </draw:path>
            <draw:path draw:style-name="gr4" draw:text-style-name="P4" draw:layer="layout" svg:width="0.123cm" svg:height="0.01cm" svg:x="5.601cm" svg:y="18.231cm" svg:viewBox="0 0 124 11" svg:d="M62 11c-21 0-41 0-62 0 0-4 0-7 0-11 41 0 83 0 124 0 0 4 0 7 0 11-21 0-41 0-62 0z">
              <text:p/>
            </draw:path>
            <draw:path draw:style-name="gr4" draw:text-style-name="P4" draw:layer="layout" svg:width="0.078cm" svg:height="0.104cm" svg:x="5.623cm" svg:y="18.263cm" svg:viewBox="0 0 79 105" svg:d="M79 75c-2 0-5 0-7 0 0 3-2 13-5 14 0 1-14 1-17 1-10 0-20 0-30 0 11-7 22-16 31-23 15-9 28-18 28-36 0-19-20-31-42-31-21 0-37 13-37 28 0 8 7 10 9 10 4 0 10-3 10-9 0-7-5-9-9-10 4-7 13-12 24-12 15 0 28 9 28 24 0 14-9 24-22 35-12 10-25 21-38 32-1 2-2 2-2 3s0 3 0 4c25 0 49 0 74 0 2-10 3-20 5-30z">
              <text:p/>
            </draw:path>
            <draw:path draw:style-name="gr4" draw:text-style-name="P4" draw:layer="layout" svg:width="0.072cm" svg:height="0.315cm" svg:x="5.797cm" svg:y="18.17cm" svg:viewBox="0 0 73 316" svg:d="M73 157c0-24-4-63-21-98-19-39-46-59-49-59-2 0-3 1-3 3 0 1 0 1 5 7 32 31 50 82 50 147 0 54-12 110-51 150-4 4-4 4-4 5 0 3 1 4 3 4 3 0 31-22 50-62 16-34 20-70 20-97z">
              <text:p/>
            </draw:path>
            <draw:path draw:style-name="gr4" draw:text-style-name="P4" draw:layer="layout" svg:width="0.21cm" svg:height="0.073cm" svg:x="5.954cm" svg:y="18.291cm" svg:viewBox="0 0 211 74" svg:d="M200 13c4 0 11 0 11-7 0-6-7-6-11-6-64 0-127 0-190 0-4 0-10 0-10 6 0 7 6 7 11 7 63 0 126 0 189 0zM200 74c4 0 11 0 11-7 0-6-7-6-11-6-63 0-126 0-189 0-5 0-11 0-11 6 0 7 6 7 10 7 63 0 126 0 190 0z">
              <text:p/>
            </draw:path>
            <draw:path draw:style-name="gr4" draw:text-style-name="P4" draw:layer="layout" svg:width="0.103cm" svg:height="0.21cm" svg:x="6.246cm" svg:y="18.196cm" svg:viewBox="0 0 104 211" svg:d="M65 8c0-7 0-8-7-8-20 21-48 21-58 21 0 3 0 6 0 10 6 0 25 0 41-9 0 54 0 109 0 163 0 12-1 16-29 16-4 0-7 0-10 0 0 3 0 6 0 10 11-1 38-1 51-1s40 0 51 1c0-4 0-7 0-10-3 0-6 0-10 0-28 0-29-4-29-16 0-59 0-118 0-177z">
              <text:p/>
            </draw:path>
            <draw:path draw:style-name="gr4" draw:text-style-name="P4" draw:layer="layout" svg:width="0.073cm" svg:height="0.315cm" svg:x="6.393cm" svg:y="18.17cm" svg:viewBox="0 0 74 316" svg:d="M74 157c0-24-4-63-21-98-19-39-47-59-49-59s-4 1-4 3c0 1 0 1 6 7 31 31 49 82 49 147 0 54-12 110-51 150-4 4-4 4-4 5 0 3 2 4 4 4s31-22 50-62c16-34 20-70 20-97z">
              <text:p/>
            </draw:path>
            <draw:path draw:style-name="gr4" draw:text-style-name="P4" draw:layer="layout" svg:width="0.072cm" svg:height="0.315cm" svg:x="2.761cm" svg:y="18.625cm" svg:viewBox="0 0 73 316" svg:d="M73 312c0-1 0-1-6-6-39-41-49-100-49-149 0-54 12-109 51-149 4-4 4-4 4-5 0-2-1-3-3-3-3 0-32 21-50 61-16 35-20 70-20 96s3 63 21 99c19 39 46 60 49 60 2 0 3-1 3-4z">
              <text:p/>
            </draw:path>
            <draw:path draw:style-name="gr4" draw:text-style-name="P4" draw:layer="layout" svg:width="0.115cm" svg:height="0.222cm" svg:x="2.867cm" svg:y="18.642cm" svg:viewBox="0 0 116 223" svg:d="M60 4c-1-2 0-4-3-4-8 0-31 3-39 4-3 0-6 0-6 6 0 3 2 3 8 3 15 0 15 2 15 6 0 2-3 12-4 20-9 34-17 68-26 102-4 16-5 21-5 33 0 29 17 49 40 49 37 0 76-48 76-93 0-28-16-50-41-50-16 0-28 9-38 19 8-32 15-64 23-95zM31 123c1-7 1-8 5-11 15-20 30-26 38-26 11 0 20 10 20 30 0 19-11 56-17 68-10 20-25 32-37 32-10 0-21-8-21-32 0-6 0-12 5-32 2-10 4-19 7-29z">
              <text:p/>
            </draw:path>
            <draw:path draw:style-name="gr4" draw:text-style-name="P4" draw:layer="layout" svg:width="0.135cm" svg:height="0.012cm" svg:x="2.988cm" svg:y="18.592cm" svg:viewBox="0 0 136 13" svg:d="M68 13c-22 0-45 0-68 0 0-5 0-9 0-13 45 0 91 0 136 0 0 4 0 8 0 13-23 0-45 0-68 0z">
              <text:p/>
            </draw:path>
            <draw:path draw:style-name="gr4" draw:text-style-name="P4" draw:layer="layout" svg:width="0.115cm" svg:height="0.222cm" svg:x="3.003cm" svg:y="18.642cm" svg:viewBox="0 0 116 223" svg:d="M60 4c-1-2 0-4-3-4-8 0-31 3-39 4-3 0-6 0-6 6 0 3 2 3 8 3 14 0 15 2 15 6 0 2-3 12-4 20-9 34-18 68-27 102-3 16-4 21-4 33 0 29 16 49 40 49 37 0 76-48 76-93 0-28-17-50-42-50-15 0-27 9-37 19 8-32 15-64 23-95zM31 123c1-7 1-8 4-11 16-20 30-26 39-26 11 0 20 10 20 30 0 19-11 56-17 68-10 20-25 32-37 32-11 0-21-8-21-32 0-6 0-12 4-32 3-10 5-19 8-29z">
              <text:p/>
            </draw:path>
            <draw:path draw:style-name="gr4" draw:text-style-name="P4" draw:layer="layout" svg:width="0.073cm" svg:height="0.315cm" svg:x="3.142cm" svg:y="18.625cm" svg:viewBox="0 0 74 316" svg:d="M74 157c0-24-4-63-22-98-19-39-46-59-48-59-3 0-4 1-4 3 0 1 0 1 6 7 31 31 49 82 49 147 0 54-12 110-51 150-4 4-4 4-4 5 0 2 1 4 4 4 2 0 31-22 49-62 16-34 21-70 21-97z">
              <text:p/>
            </draw:path>
            <draw:path draw:style-name="gr4" draw:text-style-name="P4" draw:layer="layout" svg:width="0.088cm" svg:height="0.069cm" svg:x="3.303cm" svg:y="18.592cm" svg:viewBox="0 0 89 70" svg:d="M29 6c1-2 1-2 1-3 0-3-3-3-5-2-6 0-13 0-20 1-2 0-2 1-3 1-1 1-1 2-1 3 0 3 2 3 4 3 6 0 7 1 8 2 0 2 0 2 0 5-4 15-8 31-11 46-1 2-1 4-2 5 0 2 2 3 4 3 0 0 1 0 2 0 12-2 34-7 54-22 25-17 29-40 29-42s-2-6-5-6c-4 0-8 3-8 6-2 7-7 22-24 37-9 8-22 16-37 20 5-19 9-38 14-57z">
              <text:p/>
            </draw:path>
            <draw:path draw:style-name="gr4" draw:text-style-name="P4" draw:layer="layout" svg:width="0.122cm" svg:height="0.01cm" svg:x="3.285cm" svg:y="18.686cm" svg:viewBox="0 0 123 11" svg:d="M62 11c-21 0-41 0-62 0 0-4 0-7 0-11 41 0 82 0 123 0 0 4 0 7 0 11-20 0-41 0-61 0z">
              <text:p/>
            </draw:path>
            <draw:path draw:style-name="gr4" draw:text-style-name="P4" draw:layer="layout" svg:width="0.077cm" svg:height="0.104cm" svg:x="3.307cm" svg:y="18.718cm" svg:viewBox="0 0 78 105" svg:d="M78 75c-2 0-4 0-6 0-1 3-2 12-5 14-1 1-14 1-17 1-10 0-20 0-30 0 10-7 21-16 31-23 15-9 27-18 27-36 0-19-19-31-41-31s-37 13-37 28c0 8 7 10 9 10 4 0 9-3 9-10 0-6-4-8-9-9 4-7 13-12 24-12 16 0 28 9 28 24 0 14-9 24-21 35-12 10-25 21-38 32-2 2-2 2-2 3s0 3 0 4c24 0 49 0 73 0 2-10 3-20 5-30z">
              <text:p/>
            </draw:path>
            <draw:path draw:style-name="gr4" draw:text-style-name="P4" draw:layer="layout" svg:width="0.073cm" svg:height="0.315cm" svg:x="3.809cm" svg:y="18.625cm" svg:viewBox="0 0 74 316" svg:d="M74 312c0-1 0-1-6-6-39-41-49-100-49-149 0-54 12-109 50-149 5-4 5-4 5-5 0-2-2-3-4-3-3 0-31 21-50 61-16 35-20 70-20 96s4 63 21 99c19 39 46 60 49 60 2 0 4-1 4-4z">
              <text:p/>
            </draw:path>
            <draw:path draw:style-name="gr4" draw:text-style-name="P4" draw:layer="layout" svg:width="0.139cm" svg:height="0.144cm" svg:x="3.91cm" svg:y="18.721cm" svg:viewBox="0 0 140 145" svg:d="M140 74c0-41-32-74-70-74-39 0-70 34-70 74s32 71 70 71 70-32 70-71zM70 137c-13 0-28-7-36-21s-8-33-8-45c0-13 0-30 8-43 8-15 24-22 36-22 14 0 27 7 35 21 8 13 8 32 8 44s0 29-6 42c-7 15-21 24-37 24z">
              <text:p/>
            </draw:path>
            <draw:path draw:style-name="gr4" draw:text-style-name="P4" draw:layer="layout" svg:width="0.098cm" svg:height="0.197cm" svg:x="4.065cm" svg:y="18.668cm" svg:viewBox="0 0 99 198" svg:d="M49 67c15 0 30 0 45 0 0-3 0-6 0-9-15 0-30 0-45 0 0-19 0-39 0-58-2 0-5 0-8 0-1 26-10 59-41 61 0 2 0 4 0 6 9 0 18 0 27 0 0 30 0 59 0 88 0 39 30 43 41 43 23 0 31-23 31-43 0-6 0-12 0-18-2 0-5 0-7 0 0 6 0 12 0 18 0 23-10 35-22 35-21 0-21-29-21-34 0-30 0-59 0-89z">
              <text:p/>
            </draw:path>
            <draw:path draw:style-name="gr4" draw:text-style-name="P4" draw:layer="layout" svg:width="0.157cm" svg:height="0.219cm" svg:x="4.192cm" svg:y="18.642cm" svg:viewBox="0 0 158 220" svg:d="M24 195c0 15-3 15-24 15 0 3 0 6 0 10 11 0 27-1 35-1 9 0 25 1 36 1 0-4 0-7 0-10-22 0-25 0-25-15 0-19 0-38 0-57 0-34 22-52 43-52 20 0 23 17 23 35 0 25 0 50 0 74 0 15-3 15-25 15 0 3 0 6 0 10 12 0 28-1 36-1s25 1 35 1c0-4 0-7 0-10-16 0-24 0-24-9 0-21 0-41 0-62 0-27 0-36-10-47-4-6-14-12-33-12-26 0-41 19-46 31 0-37 0-74 0-111-15 1-30 2-45 4 0 3 0 6 0 9 22 0 24 2 24 18 0 55 0 110 0 164z">
              <text:p/>
            </draw:path>
            <draw:path draw:style-name="gr4" draw:text-style-name="P4" draw:layer="layout" svg:width="0.121cm" svg:height="0.144cm" svg:x="4.366cm" svg:y="18.721cm" svg:viewBox="0 0 122 145" svg:d="M27 61c2-47 29-55 40-55 32 0 35 43 35 55-25 0-50 0-75 0zM27 68c29 0 59 0 88 0 6 0 7 0 7-7 0-30-17-61-55-61-37 0-67 32-67 72 0 42 33 73 70 73 39 0 52-35 52-42 0-2-1-3-3-3-3 0-4 2-5 4-11 33-39 33-42 33-16 0-29-9-36-21-9-15-9-37-9-48z">
              <text:p/>
            </draw:path>
            <draw:path draw:style-name="gr4" draw:text-style-name="P4" draw:layer="layout" svg:width="0.105cm" svg:height="0.138cm" svg:x="4.507cm" svg:y="18.722cm" svg:viewBox="0 0 106 139" svg:d="M43 34c0-11 0-23 0-34-14 1-29 2-43 4 0 3 0 6 0 9 22 0 24 2 24 18 0 28 0 56 0 84 0 15-3 15-24 15 0 3 0 6 0 9 12 0 27 0 36 0 13 0 27 0 40 0 0-3 0-6 0-9-3 0-5 0-7 0-23 0-24-4-24-15 0-16 0-33 0-49 0-31 13-60 38-60 2 0 2 0 3 1-1 0-8 4-8 12 0 9 7 14 15 14 5 0 13-4 13-14s-10-19-23-19c-24 0-35 21-40 34z">
              <text:p/>
            </draw:path>
            <draw:path draw:style-name="gr4" draw:text-style-name="P4" draw:layer="layout" svg:width="0.215cm" svg:height="0.138cm" svg:x="4.628cm" svg:y="18.726cm" svg:viewBox="0 0 216 139" svg:d="M190 30c5-17 15-20 26-21 0-3 0-6 0-9-6 0-15 1-23 1-9 0-23-1-29-1 0 3 0 6 0 9 11 1 18 6 18 15 0 2 0 3-1 7-10 27-19 54-29 81-10-29-21-58-31-88-1-4-2-4-2-6 0-9 12-9 19-9 0-3 0-6 0-9-9 0-26 1-34 1-9 0-18-1-28-1 0 3 0 6 0 9 12 0 18 1 20 5 2 2 6 11 7 17-9 26-18 51-27 77-9-28-19-56-29-85-2-3-2-4-2-5 0-9 13-9 19-9 0-3 0-6 0-9-10 0-27 1-35 1-1 0-18-1-29-1 0 3 0 6 0 9 15 0 20 2 23 12 14 37 27 74 40 111 2 5 2 7 6 7s6-1 7-6c10-30 21-60 32-90 11 30 22 60 32 90 1 4 3 6 7 6s4-2 6-6c12-34 25-69 37-103z">
              <text:p/>
            </draw:path>
            <draw:path draw:style-name="gr4" draw:text-style-name="P4" draw:layer="layout" svg:width="0.066cm" svg:height="0.21cm" svg:x="4.861cm" svg:y="18.65cm" svg:viewBox="0 0 67 211" svg:d="M45 72c-15 1-29 2-44 4 0 3 0 6 0 9 21 0 23 2 23 18 0 28 0 56 0 84 0 15-3 15-24 15 0 3 0 6 0 9 10 0 27 0 34 0 12 0 23 0 33 0 0-3 0-6 0-9-20 0-22-2-22-14 0-39 0-77 0-116zM47 17c0-11-8-17-17-17-10 0-17 8-17 17 0 8 7 16 17 16 9 0 17-6 17-16z">
              <text:p/>
            </draw:path>
            <draw:path draw:style-name="gr4" draw:text-style-name="P4" draw:layer="layout" svg:width="0.102cm" svg:height="0.144cm" svg:x="4.948cm" svg:y="18.721cm" svg:viewBox="0 0 103 145" svg:d="M56 80c7 1 32 6 32 29 0 16-11 29-35 29-27 0-38-18-44-45-1-4-2-6-5-6-4 0-4 3-4 8 0 14 0 28 0 42 0 5 0 8 4 8 1 0 1-1 8-6 1-1 1-2 6-8 14 13 28 14 35 14 36 0 50-22 50-44 0-17-9-26-12-30-11-11-24-13-37-15-17-4-39-8-39-26 0-11 8-25 36-25 34 0 36 29 37 39 0 3 3 3 4 3 4 0 4-2 4-8 0-11 0-21 0-32 0-5 0-7-3-7-2 0-3 0-7 4-1 0-4 3-5 4-13-8-25-8-30-8-38 0-51 21-51 39 0 10 5 19 14 27 10 8 19 10 42 14z">
              <text:p/>
            </draw:path>
            <draw:path draw:style-name="gr4" draw:text-style-name="P4" draw:layer="layout" svg:width="0.121cm" svg:height="0.144cm" svg:x="5.071cm" svg:y="18.721cm" svg:viewBox="0 0 122 145" svg:d="M27 61c2-47 28-55 39-55 33 0 36 43 36 55-25 0-50 0-75 0zM26 68c29 0 59 0 88 0 7 0 8 0 8-7 0-30-17-61-56-61-36 0-66 32-66 72 0 42 33 73 70 73 38 0 52-35 52-42 0-2-2-3-3-3-4 0-4 2-5 4-11 33-39 33-42 33-16 0-29-9-36-21-10-15-10-37-10-48z">
              <text:p/>
            </draw:path>
            <draw:path draw:style-name="gr4" draw:text-style-name="P4" draw:layer="layout" svg:width="0.072cm" svg:height="0.315cm" svg:x="5.222cm" svg:y="18.625cm" svg:viewBox="0 0 73 316" svg:d="M73 157c0-24-4-63-21-98-19-39-46-59-49-59-2 0-3 1-3 3 0 1 0 1 5 7 32 31 50 82 50 147 0 54-12 110-51 150-4 4-4 4-4 5 0 2 1 4 3 4 3 0 31-22 50-62 16-34 20-70 20-97z">
              <text:p/>
            </draw:path>
          </draw:g>
        </draw:g>
        <draw:frame draw:style-name="gr52" draw:text-style-name="P7" draw:layer="layout" svg:width="1.153cm" svg:height="0.395cm" svg:x="2.005cm" svg:y="19.11cm">
          <draw:text-box>
            <text:p><text:span text:style-name="T3">encode</text:span></text:p>
          </draw:text-box>
        </draw:frame>
        <draw:g>
          <svg:title>TexMaths</svg:title>
          <svg:desc>10§display§(\bm{C}_i, \bm{b}_i)§svg§600§TRUE§</svg:desc>
          <draw:g>
            <draw:path draw:style-name="gr4" draw:text-style-name="P4" draw:layer="layout" svg:width="0.081cm" svg:height="0.349cm" svg:x="3.275cm" svg:y="19.158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4" draw:text-style-name="P4" draw:layer="layout" svg:width="0.28cm" svg:height="0.25cm" svg:x="3.396cm" svg:y="19.175cm" svg:viewBox="0 0 281 251" svg:d="M280 10c0-2 1-3 1-5 0-5-5-5-9-5-11 8-22 17-32 25-16-18-40-25-65-25-113 0-175 86-175 157 0 66 53 94 115 94 29 0 59-9 86-29 34-25 40-56 40-58 0-5-5-5-8-5-7 0-7 1-9 7-14 43-60 69-100 69-21 0-40-5-55-16-19-15-20-38-20-47 0-10 6-76 40-117 19-22 53-39 92-39 43 0 61 32 61 63 0 4-1 9-1 13 0 5 4 5 9 5 8 0 8-1 10-8 6-26 13-53 20-79z">
              <text:p/>
            </draw:path>
            <draw:path draw:style-name="gr4" draw:text-style-name="P4" draw:layer="layout" svg:width="0.074cm" svg:height="0.164cm" svg:x="3.675cm" svg:y="19.311cm" svg:viewBox="0 0 75 165" svg:d="M68 9c0-4-3-9-9-9-7 0-14 6-14 14 0 4 3 9 10 9s13-7 13-14zM18 134c-1 3-2 6-2 10 0 12 10 21 23 21 25 0 36-34 36-37 0-4-3-4-4-4-4 0-4 2-5 5-5 19-16 29-26 29-5 0-6-3-6-8 0-6 2-11 4-16 2-7 5-13 8-20 2-5 11-28 12-31 1-2 1-5 1-8 0-11-10-20-23-20-24 0-36 33-36 37 0 3 3 2 4 3 4 0 4-1 5-4 6-21 17-30 26-30 4 0 6 2 6 9 0 6-1 9-7 25-5 13-11 26-16 39z">
              <text:p/>
            </draw:path>
            <draw:path draw:style-name="gr4" draw:text-style-name="P4" draw:layer="layout" svg:width="0.04cm" svg:height="0.104cm" svg:x="3.81cm" svg:y="19.383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4" draw:layer="layout" svg:width="0.158cm" svg:height="0.244cm" svg:x="3.954cm" svg:y="19.178cm" svg:viewBox="0 0 159 245" svg:d="M80 12c2-5 1-4 2-6 0-4-4-6-8-6-1 0-1 0-2 0-15 1-31 1-46 2-5 1-11 1-11 11 0 6 7 6 9 6 4 0 10 0 15 1-3 12-6 27-10 40-8 32-16 64-24 97-5 20-5 24-5 32 0 44 33 56 60 56 63 0 99-57 99-102 0-44-32-58-61-58-17 0-31 6-38 11 7-28 13-56 20-84zM60 232c-13 0-25-7-25-29 0-11 4-23 6-34 3-13 9-37 12-48 2-6 22-24 43-24 22 0 24 19 24 27 0 18-12 61-18 74-12 28-32 34-42 34z">
              <text:p/>
            </draw:path>
            <draw:path draw:style-name="gr4" draw:text-style-name="P4" draw:layer="layout" svg:width="0.073cm" svg:height="0.164cm" svg:x="4.13cm" svg:y="19.311cm" svg:viewBox="0 0 74 165" svg:d="M68 9c0-4-3-9-10-9-6 0-14 6-14 14 0 4 4 9 10 9 7 0 14-7 14-14zM18 134c-1 3-2 6-2 10 0 12 10 21 23 21 25 0 35-34 35-37 0-4-2-3-3-4-4 0-4 2-5 5-6 19-17 29-26 29-5 0-6-3-6-8 0-6 1-11 4-16 2-7 5-13 7-20 3-5 12-28 13-31 0-2 1-5 1-8 0-11-10-20-23-20-25 0-36 33-36 37 0 3 3 3 4 3 4 0 4-1 5-4 6-21 17-30 26-30 4 0 6 2 6 9 0 6-1 9-8 25-5 13-10 26-15 39z">
              <text:p/>
            </draw:path>
            <draw:path draw:style-name="gr4" draw:text-style-name="P4" draw:layer="layout" svg:width="0.081cm" svg:height="0.349cm" svg:x="4.255cm" svg:y="19.15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53" draw:text-style-name="P7" draw:layer="layout" svg:width="0.294cm" svg:height="0.395cm" svg:x="4.506cm" svg:y="19.111cm">
          <draw:text-box>
            <text:p><text:span text:style-name="T3">to</text:span></text:p>
          </draw:text-box>
        </draw:frame>
        <draw:g>
          <svg:title>TexMaths</svg:title>
          <svg:desc>10§display§\bm{s}_i§svg§600§TRUE§</svg:desc>
          <draw:g>
            <draw:path draw:style-name="gr4" draw:text-style-name="P4" draw:layer="layout" svg:width="0.145cm" svg:height="0.159cm" svg:x="4.924cm" svg:y="19.247cm" svg:viewBox="0 0 146 160" svg:d="M125 20c-11 5-15 15-15 20 0 9 8 15 15 15 8 0 21-7 21-24 0-19-19-31-49-31-10 0-30 1-46 13s-22 32-22 41c0 10 5 20 13 26 10 8 16 9 40 14 10 1 31 5 31 20 0 1 0 33-52 33-17 0-30-3-38-9 12-3 19-13 19-24 0-12-10-15-17-15-12 0-25 9-25 26 0 23 25 35 60 35 79 0 53-40 79-59 0-12-6-22-13-29-11-9-24-11-36-14-20-3-33-6-33-18 0-1 0-27 39-27 7 0 20 0 29 7z">
              <text:p/>
            </draw:path>
            <draw:path draw:style-name="gr4" draw:text-style-name="P4" draw:layer="layout" svg:width="0.073cm" svg:height="0.163cm" svg:x="5.101cm" svg:y="19.295cm" svg:viewBox="0 0 74 164" svg:d="M68 10c0-4-3-10-10-10s-14 7-14 14c0 4 3 9 10 9s14-7 14-13zM18 133c-1 3-3 6-3 10 0 12 10 21 24 21 24 0 35-34 35-37 0-4-3-4-4-4-3 0-4 2-5 5-5 19-16 29-26 29-4 0-6-3-6-8 0-6 2-11 4-16 3-7 5-13 8-20 2-6 11-27 12-30 1-2 2-5 2-8 0-11-10-20-24-20-24 0-35 33-35 37 0 3 3 3 4 3 3 0 4-1 4-4 7-21 17-30 27-30 3 0 6 2 6 9 0 6-2 9-8 24-5 13-10 26-15 39z">
              <text:p/>
            </draw:path>
          </draw:g>
        </draw:g>
        <draw:g>
          <svg:title>TexMaths</svg:title>
          <svg:desc>10§display§\bm{s}_i
\!=\!
(s_{i,0}, \dots, s_{i,\nu-1})
\!\in\!
\Phi^{\nu}
§svg§600§TRUE§</svg:desc>
          <draw:g>
            <draw:path draw:style-name="gr4" draw:text-style-name="P4" draw:layer="layout" svg:width="0.146cm" svg:height="0.16cm" svg:x="4.567cm" svg:y="19.768cm" svg:viewBox="0 0 147 161" svg:d="M126 20c-12 4-15 15-15 20 0 9 7 14 15 14s21-7 21-24c0-18-18-30-50-30-10 0-30 0-46 13-16 11-21 32-21 41 0 10 5 20 12 26 10 8 16 9 40 13 11 2 32 6 32 22 0 1 0 33-53 33-17 0-30-3-38-9 12-3 20-14 20-24 0-13-10-16-17-16-12 0-26 10-26 27 0 23 25 35 61 35 80 0 80-60 80-61 0-11-6-21-14-28-11-9-25-12-37-14-19-3-33-6-33-19 0-1 0-27 39-27 8 0 20 1 30 8z">
              <text:p/>
            </draw:path>
            <draw:path draw:style-name="gr4" draw:text-style-name="P4" draw:layer="layout" svg:width="0.074cm" svg:height="0.164cm" svg:x="4.745cm" svg:y="19.816cm" svg:viewBox="0 0 75 165" svg:d="M69 9c0-4-3-9-10-9s-14 6-14 13c0 5 3 10 10 10s14-7 14-14zM18 134c-1 3-2 6-2 10 0 12 10 21 24 21 24 0 35-34 35-38 0-3-3-3-4-3-3 0-4 2-5 4-5 20-16 30-26 30-5 0-6-3-6-9 0-5 2-10 4-15 2-7 5-13 8-20 2-6 11-28 12-31 1-2 1-5 1-8 0-11-9-21-23-21-24 0-36 34-36 38 0 3 4 3 5 3 3 0 3-1 4-4 6-21 17-30 26-30 4 0 6 2 6 9 0 5-1 9-7 24-5 13-11 26-16 40z">
              <text:p/>
            </draw:path>
            <draw:path draw:style-name="gr4" draw:text-style-name="P4" draw:layer="layout" svg:width="0.232cm" svg:height="0.081cm" svg:x="4.91cm" svg:y="19.797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4" draw:text-style-name="P4" draw:layer="layout" svg:width="0.08cm" svg:height="0.349cm" svg:x="5.237cm" svg:y="19.663cm" svg:viewBox="0 0 81 350" svg:d="M81 346c0-1 0-2-6-8-43-44-55-110-55-163 0-61 14-122 57-165 4-5 4-5 4-6 0-3-1-4-3-4-4 0-35 24-56 69-18 38-22 77-22 106 0 27 4 69 23 109 21 43 51 66 55 66 2 0 3-2 3-4z">
              <text:p/>
            </draw:path>
            <draw:path draw:style-name="gr4" draw:text-style-name="P4" draw:layer="layout" svg:width="0.128cm" svg:height="0.158cm" svg:x="5.357cm" svg:y="19.771cm" svg:viewBox="0 0 129 159" svg:d="M119 24c-10 0-17 8-17 16 0 5 3 10 11 10s16-6 16-20c0-16-15-30-41-30-47 0-60 36-60 51 0 28 26 33 36 35 19 3 37 7 37 27 0 9-8 38-50 38-5 0-32 0-40-18 13 1 22-9 22-19 0-8-6-12-13-12-9 0-20 7-20 23 0 20 20 34 50 34 57 0 71-43 71-58 0-13-7-22-11-26-9-10-20-12-35-15-13-2-27-5-27-21 0-10 9-31 40-31 8 0 26 2 31 16z">
              <text:p/>
            </draw:path>
            <draw:path draw:style-name="gr4" draw:text-style-name="P4" draw:layer="layout" svg:width="0.074cm" svg:height="0.164cm" svg:x="5.515cm" svg:y="19.816cm" svg:viewBox="0 0 75 165" svg:d="M68 9c0-4-3-9-10-9-6 0-13 6-13 13 0 5 3 10 9 10 8 0 14-7 14-14zM18 134c-1 3-2 6-2 10 0 12 10 21 23 21 25 0 36-34 36-38 0-3-3-2-4-3-4 0-4 2-5 4-6 20-17 30-26 30-5 0-6-3-6-9 0-5 1-10 4-15 2-7 5-13 8-20 2-6 11-28 12-31 0-2 1-5 1-8 0-11-10-21-23-21-25 0-36 34-36 38 0 3 3 3 4 3 4 0 4-1 5-4 6-21 17-30 26-30 4 0 6 2 6 9 0 5-1 9-8 24-5 13-10 26-15 40z">
              <text:p/>
            </draw:path>
            <draw:path draw:style-name="gr4" draw:text-style-name="P4" draw:layer="layout" svg:width="0.031cm" svg:height="0.075cm" svg:x="5.63cm" svg:y="19.949cm" svg:viewBox="0 0 32 76" svg:d="M25 25c0 13-3 29-19 44-1 1-2 2-2 3 0 2 2 4 3 4 4 0 25-20 25-49 0-15-6-27-18-27-8 0-14 7-14 14 0 8 6 14 15 14 6 0 7-2 10-3z">
              <text:p/>
            </draw:path>
            <draw:path draw:style-name="gr4" draw:text-style-name="P4" draw:layer="layout" svg:width="0.113cm" svg:height="0.166cm" svg:x="5.699cm" svg:y="19.816cm" svg:viewBox="0 0 114 167" svg:d="M114 84c0-27-3-46-14-63-8-12-23-21-43-21-57 0-57 66-57 84 0 17 0 83 57 83s57-65 57-83zM57 161c-11 0-26-7-31-27-3-15-3-35-3-53s0-36 3-50c5-19 21-24 31-24 13 0 26 8 31 22 4 13 4 31 4 52 0 18 0 36-3 52-5 22-22 28-32 28z">
              <text:p/>
            </draw:path>
            <draw:path draw:style-name="gr4" draw:text-style-name="P4" draw:layer="layout" svg:width="0.04cm" svg:height="0.104cm" svg:x="5.874cm" svg:y="19.888cm" svg:viewBox="0 0 41 105" svg:d="M41 37c0-24-9-37-22-37-12 0-19 9-19 18 0 10 7 19 19 19 4 0 9-1 12-5 1 0 1-1 2-1 0 2 1 1 1 6 0 26-13 47-24 58-4 4-4 5-4 6 0 2 2 4 3 4 4 0 32-27 32-68z">
              <text:p/>
            </draw:path>
            <draw:path draw:style-name="gr4" draw:text-style-name="P4" draw:layer="layout" svg:width="0.037cm" svg:height="0.036cm" svg:x="6.03cm" svg:y="19.888cm" svg:viewBox="0 0 38 37" svg:d="M38 18c0-10-9-18-19-18s-19 7-19 18c0 10 9 19 19 19s19-8 19-19z">
              <text:p/>
            </draw:path>
            <draw:path draw:style-name="gr4" draw:text-style-name="P4" draw:layer="layout" svg:width="0.037cm" svg:height="0.036cm" svg:x="6.186cm" svg:y="19.888cm" svg:viewBox="0 0 38 37" svg:d="M38 18c0-10-9-18-19-18s-19 7-19 18c0 10 9 19 19 19s19-8 19-19z">
              <text:p/>
            </draw:path>
            <draw:path draw:style-name="gr4" draw:text-style-name="P4" draw:layer="layout" svg:width="0.036cm" svg:height="0.036cm" svg:x="6.343cm" svg:y="19.888cm" svg:viewBox="0 0 37 37" svg:d="M37 18c0-10-9-18-19-18s-18 7-18 18c0 10 8 19 18 19s19-8 19-19z">
              <text:p/>
            </draw:path>
            <draw:path draw:style-name="gr4" draw:text-style-name="P4" draw:layer="layout" svg:width="0.04cm" svg:height="0.104cm" svg:x="6.498cm" svg:y="19.888cm" svg:viewBox="0 0 41 105" svg:d="M41 37c0-24-9-37-23-37-11 0-18 9-18 18 0 10 7 19 18 19 5 0 9-1 13-5 1 0 1-1 1-1 1 0 1 1 1 6 0 26-12 47-24 58-4 4-4 5-4 6 0 2 2 4 4 4 4 0 32-27 32-68z">
              <text:p/>
            </draw:path>
            <draw:path draw:style-name="gr4" draw:text-style-name="P4" draw:layer="layout" svg:width="0.128cm" svg:height="0.158cm" svg:x="6.642cm" svg:y="19.771cm" svg:viewBox="0 0 129 159" svg:d="M119 24c-10 0-17 8-17 16 0 5 3 10 11 10s16-6 16-20c0-16-15-30-42-30-46 0-59 36-59 51 0 28 26 33 36 35 19 3 37 7 37 27 0 9-8 38-50 38-5 0-32 0-40-18 13 1 22-9 22-19 0-8-6-12-13-12-9 0-20 7-20 23 0 20 20 34 50 34 57 0 71-43 71-58 0-13-7-22-11-26-10-10-20-12-35-15-13-2-27-5-27-21 0-10 9-31 39-31 9 0 27 2 32 16z">
              <text:p/>
            </draw:path>
            <draw:path draw:style-name="gr4" draw:text-style-name="P4" draw:layer="layout" svg:width="0.073cm" svg:height="0.164cm" svg:x="6.8cm" svg:y="19.816cm" svg:viewBox="0 0 74 165" svg:d="M68 9c0-4-3-9-10-9-6 0-14 6-14 13 0 5 4 10 10 10 7 0 14-7 14-14zM18 134c-1 3-2 6-2 10 0 12 10 21 23 21 25 0 35-34 35-38 0-3-2-2-3-3-4 0-4 2-5 4-6 20-17 30-26 30-5 0-6-3-6-9 0-5 1-10 4-15 2-7 5-13 7-20 3-6 12-28 13-31 0-2 1-5 1-8 0-11-10-21-23-21-25 0-36 34-36 38 0 3 3 3 4 3 4 0 4-1 5-4 6-21 17-30 26-30 4 0 6 2 6 9 0 5-1 9-8 24-5 13-10 26-15 40z">
              <text:p/>
            </draw:path>
            <draw:path draw:style-name="gr4" draw:text-style-name="P4" draw:layer="layout" svg:width="0.031cm" svg:height="0.075cm" svg:x="6.915cm" svg:y="19.949cm" svg:viewBox="0 0 32 76" svg:d="M25 25c0 13-3 29-19 44-1 1-2 2-2 3 0 2 2 4 3 4 4 0 25-20 25-49 0-15-6-27-18-27-8 0-14 7-14 14 0 8 6 14 15 14 6 0 9-3 10-3z">
              <text:p/>
            </draw:path>
            <draw:path draw:style-name="gr4" draw:text-style-name="P4" draw:layer="layout" svg:width="0.126cm" svg:height="0.107cm" svg:x="6.989cm" svg:y="19.869cm" svg:viewBox="0 0 127 108" svg:d="M44 7c0-1 0-2 0-3-1-1 0-4-3-4-1 0-15 2-16 2-5 0-10 0-14 1-4 0-7 0-7 5 0 4 3 4 6 4 12 0 12 1 12 4 0 1-1 6-2 9-4 17-8 33-12 50-7 24-8 29-8 30 0 3 4 3 5 3s3 0 4 0c22-3 53-14 79-38 34-29 39-61 39-62 0-4-4-8-9-8-8 0-10 7-12 14-10 35-43 72-85 85 8-31 15-61 23-92z">
              <text:p/>
            </draw:path>
            <draw:path draw:style-name="gr4" draw:text-style-name="P4" draw:layer="layout" svg:width="0.165cm" svg:height="0.011cm" svg:x="7.155cm" svg:y="19.91cm" svg:viewBox="0 0 166 12" svg:d="M156 12c4 0 10 0 10-6s-5-6-10-6c-49 0-97 0-146 0-4 0-10 0-10 6s6 6 10 6c49 0 97 0 146 0z">
              <text:p/>
            </draw:path>
            <draw:path draw:style-name="gr4" draw:text-style-name="P4" draw:layer="layout" svg:width="0.088cm" svg:height="0.161cm" svg:x="7.375cm" svg:y="19.816cm" svg:viewBox="0 0 89 162" svg:d="M55 7c0-7 0-7-7-7-16 15-38 15-48 15 0 3 0 6 0 9 6 0 22 0 36-7 0 42 0 83 0 125 0 8 0 12-25 12-3 0-6 0-9 0 0 2 0 5 0 8 4 0 34 0 43 0 8 0 39 0 44 0 0-3 0-6 0-8-3 0-6 0-9 0-25 0-25-4-25-12 0-45 0-90 0-135z">
              <text:p/>
            </draw:path>
            <draw:path draw:style-name="gr4" draw:text-style-name="P4" draw:layer="layout" svg:width="0.08cm" svg:height="0.349cm" svg:x="7.526cm" svg:y="19.663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4" draw:text-style-name="P4" draw:layer="layout" svg:width="0.174cm" svg:height="0.201cm" svg:x="7.711cm" svg:y="19.737cm" svg:viewBox="0 0 175 202" svg:d="M163 108c6 0 12 0 12-7s-6-7-12-7c-50 0-99 0-149 0 4-47 45-80 94-80 18 0 37 0 55 0 6 0 12 0 12-7s-6-7-12-7c-19 0-37 0-56 0-60 0-107 45-107 101s47 101 107 101c19 0 37 0 56 0 6 0 12 0 12-7 0-6-6-6-12-6-18 0-37 0-55 0-49 0-90-34-94-81 50 0 99 0 149 0z">
              <text:p/>
            </draw:path>
            <draw:path draw:style-name="gr4" draw:text-style-name="P4" draw:layer="layout" svg:width="0.213cm" svg:height="0.237cm" svg:x="7.974cm" svg:y="19.687cm" svg:viewBox="0 0 214 238" svg:d="M121 192c54-5 93-37 93-73s-40-68-93-72c0-7 0-13 0-20 0-12 0-16 33-16 4 0 8 0 12 0 0-4 0-7 0-11-13 1-46 1-60 1-15 0-47 0-59-1 0 4 0 7 0 11 4 0 7 0 11 0 34 0 34 4 34 16 0 7 0 13 0 20-54 5-92 37-92 72 0 36 39 67 92 73 0 6 0 12 0 18 0 12 0 17-34 17-4 0-7 0-11 0 0 4 0 8 0 11 12-1 45-1 59-1s47 0 60 1c0-3 0-7 0-11-4 0-8 0-12 0-33 0-33-4-33-17 0-6 0-12 0-18zM92 184c-50-7-57-43-57-65 0-18 4-57 57-64 0 43 0 86 0 129zM121 55c48 5 58 37 58 64 0 21-5 59-58 65 0-43 0-86 0-129z">
              <text:p/>
            </draw:path>
            <draw:path draw:style-name="gr4" draw:text-style-name="P4" draw:layer="layout" svg:width="0.126cm" svg:height="0.107cm" svg:x="8.226cm" svg:y="19.673cm" svg:viewBox="0 0 127 108" svg:d="M44 7c0-1 1-2 1-3s0-4-4-4c-1 0-15 1-16 1-5 1-9 1-14 2-4 0-7 0-7 5 0 4 3 4 6 4 12 0 12 1 12 3s-1 7-2 10c-4 16-8 33-12 49-6 25-8 30-8 31 0 3 4 3 5 3s3 0 4 0c22-3 53-15 79-38 34-30 26-41 39-62 0-4-4-8-9-8-8 0-10 7-12 14-10 35-43 72-85 84 8-31 15-61 23-91z">
              <text:p/>
            </draw:path>
          </draw:g>
        </draw:g>
        <draw:g>
          <svg:title>TexMaths</svg:title>
          <svg:desc>10§display§\bm{C}_{i,t}:§svg§600§TRUE§</svg:desc>
          <draw:g>
            <draw:path draw:style-name="gr4" draw:text-style-name="P4" draw:layer="layout" svg:width="0.28cm" svg:height="0.251cm" svg:x="4.572cm" svg:y="20.615cm" svg:viewBox="0 0 281 252" svg:d="M280 11c0-2 1-4 1-6 0-5-5-5-9-5-11 8-22 17-32 25-17-17-40-25-65-25-113 0-175 86-175 158 0 65 53 94 115 94 29 0 59-9 86-29 34-25 40-57 40-58 0-5-5-5-8-5-7 0-7 1-9 6-14 44-60 69-100 69-21 0-40-5-55-16-19-14-20-37-20-47s6-75 40-116c19-22 53-39 92-39 43 0 61 32 61 63 0 4-1 9-1 12 0 5 4 5 9 5 8 0 8 0 10-7 6-27 13-53 20-79z">
              <text:p/>
            </draw:path>
            <draw:path draw:style-name="gr4" draw:text-style-name="P4" draw:layer="layout" svg:width="0.074cm" svg:height="0.164cm" svg:x="4.851cm" svg:y="20.752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4 0-36 34-36 38 0 3 3 2 4 3 4 0 4-1 5-4 6-21 17-30 26-30 4 0 6 2 6 9 0 5-1 9-7 24-5 13-11 26-16 40z">
              <text:p/>
            </draw:path>
            <draw:path draw:style-name="gr4" draw:text-style-name="P4" draw:layer="layout" svg:width="0.031cm" svg:height="0.075cm" svg:x="4.965cm" svg:y="20.885cm" svg:viewBox="0 0 32 76" svg:d="M25 24c0 14-3 30-19 45-1 1-2 2-2 3 0 2 2 4 3 4 4 0 25-20 25-49 0-15-6-27-18-27-8 0-14 7-14 14 0 8 6 14 15 14 6 0 7-3 10-4z">
              <text:p/>
            </draw:path>
            <draw:path draw:style-name="gr4" draw:text-style-name="P4" draw:layer="layout" svg:width="0.082cm" svg:height="0.155cm" svg:x="5.032cm" svg:y="20.761cm" svg:viewBox="0 0 83 156" svg:d="M50 56c8 0 17 0 25 0 4 0 8 0 8-5 0-3-4-3-8-3-8 0-15 0-23 0 3-12 6-25 9-37 0-1 1-2 1-3 0-5-4-8-9-8-6 0-9 4-11 11-2 6 1-6-9 37-8 0-17 0-25 0-5 0-8 0-8 5 0 3 3 3 7 3 8 0 15 0 23 0-5 19-9 38-14 58-2 7-4 15-4 19 0 14 12 23 26 23 28 0 43-35 43-38s-3-3-4-3c-3 0-3 1-5 5-7 15-19 29-33 29-5 0-8-3-8-12 0-2 1-8 1-10 6-24 12-48 18-71z">
              <text:p/>
            </draw:path>
            <draw:path draw:style-name="gr4" draw:text-style-name="P4" draw:layer="layout" svg:width="0.036cm" svg:height="0.15cm" svg:x="5.273cm" svg:y="20.711cm" svg:viewBox="0 0 37 151" svg:d="M37 18c0-10-9-18-19-18s-18 8-18 18 8 19 18 19 19-9 19-19zM37 132c0-10-9-18-19-18s-18 8-18 18 8 19 18 19 19-9 19-19z">
              <text:p/>
            </draw:path>
          </draw:g>
        </draw:g>
        <draw:line draw:style-name="gr37" draw:text-style-name="P2" draw:layer="layout" svg:x1="9.4cm" svg:y1="11.8cm" svg:x2="9.4cm" svg:y2="26.6cm">
          <text:p/>
        </draw:line>
        <draw:frame draw:style-name="gr54" draw:text-style-name="P6" draw:layer="layout" svg:width="1.522cm" svg:height="0.319cm" svg:x="7.106cm" svg:y="9.974cm">
          <draw:text-box>
            <text:p><text:span text:style-name="T2">(re-balance)</text:span></text:p>
          </draw:text-box>
        </draw:frame>
        <draw:frame draw:style-name="gr55" draw:text-style-name="P7" draw:layer="layout" svg:width="0.612cm" svg:height="0.395cm" svg:x="1.404cm" svg:y="21.307cm">
          <draw:text-box>
            <text:p><text:span text:style-name="T3">(ex)</text:span></text:p>
          </draw:text-box>
        </draw:frame>
        <draw:g>
          <svg:title>TexMaths</svg:title>
          <svg:desc>10§display§\nu \!=\! 6,
| \mathcal{B} | \!=\! 16,  
k \!=\! 7, 
k_{\rm a} \!=\! 4, 
k_{\rm b} \!=\! 3§svg§600§TRUE§</svg:desc>
          <draw:g>
            <draw:path draw:style-name="gr4" draw:text-style-name="P4" draw:layer="layout" svg:width="0.165cm" svg:height="0.154cm" svg:x="2.125cm" svg:y="21.501cm" svg:viewBox="0 0 166 155" svg:d="M60 4c-1-1 0-4-4-4-8 0-34 3-43 4-3 0-7 0-7 7 0 4 3 4 9 4 16 0 17 2 17 6 0 2-4 19-6 28-7 28-15 57-22 86-1 5-4 15-4 16 0 4 4 4 6 4s3 0 5 0c24-4 63-18 99-51 46-44 56-91 56-94 0-6-5-10-10-10-3 0-11 2-14 12-23 79-76 119-116 132 11-47 23-93 34-140z">
              <text:p/>
            </draw:path>
            <draw:path draw:style-name="gr4" draw:text-style-name="P4" draw:layer="layout" svg:width="0.233cm" svg:height="0.082cm" svg:x="2.361cm" svg:y="21.5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4" draw:layer="layout" svg:width="0.144cm" svg:height="0.239cm" svg:x="2.669cm" svg:y="21.423cm" svg:viewBox="0 0 145 240" svg:d="M31 118c0-3 0-6 0-8 0-89 44-102 62-102 8 0 23 3 31 14-6 0-20 0-20 16 0 11 9 16 17 16 5 0 16-3 16-16 0-22-16-38-45-38-45 0-92 45-92 122 0 93 40 118 73 118 39 0 72-33 72-78s-31-79-70-79c-24 0-37 18-44 35zM73 230c-22 0-33-21-35-26-6-16-6-44-6-50 0-27 11-62 43-62 5 0 22 0 33 21 6 13 6 31 6 48s0 34-6 46c-11 21-27 23-35 23z">
              <text:p/>
            </draw:path>
            <draw:path draw:style-name="gr4" draw:text-style-name="P4" draw:layer="layout" svg:width="0.04cm" svg:height="0.104cm" svg:x="2.86cm" svg:y="21.618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4" draw:layer="layout" svg:width="0.013cm" svg:height="0.349cm" svg:x="3.028cm" svg:y="21.393cm" svg:viewBox="0 0 14 350" svg:d="M14 13c0-6 0-13-7-13s-7 7-7 13c0 108 0 216 0 324 0 6 0 13 7 13s7-7 7-13c0-108 0-216 0-324z">
              <text:p/>
            </draw:path>
            <draw:path draw:style-name="gr4" draw:text-style-name="P4" draw:layer="layout" svg:width="0.222cm" svg:height="0.253cm" svg:x="3.094cm" svg:y="21.409cm" svg:viewBox="0 0 223 254" svg:d="M88 9c0-4 0-4 0-6s0-3-3-3c-4 0-15 5-22 9-16 8-29 14-29 21 0 2 2 2 3 2 5 0 14-5 20-8-4 34-12 79-18 109-13 59-20 80-37 114-2 3-1 3-2 4 0 3 2 2 3 3 6 0 21-6 26-16 5-8 18-34 29-74 8-30 21-76 46-112 16-23 31-33 53-33 19 0 36 12 36 31 0 31-33 42-70 54-4 2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  <draw:path draw:style-name="gr4" draw:text-style-name="P4" draw:layer="layout" svg:width="0.013cm" svg:height="0.349cm" svg:x="3.367cm" svg:y="21.393cm" svg:viewBox="0 0 14 350" svg:d="M14 13c0-6 0-13-7-13s-7 7-7 13c0 108 0 216 0 324 0 6 0 13 7 13s7-7 7-13c0-108 0-216 0-324z">
              <text:p/>
            </draw:path>
            <draw:path draw:style-name="gr4" draw:text-style-name="P4" draw:layer="layout" svg:width="0.233cm" svg:height="0.082cm" svg:x="3.481cm" svg:y="21.5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4" draw:layer="layout" svg:width="0.115cm" svg:height="0.231cm" svg:x="3.805cm" svg:y="21.423cm" svg:viewBox="0 0 116 232" svg:d="M72 9c0-9 0-9-8-9-22 22-53 22-64 22 0 4 0 7 0 11 7 0 28 0 46-9 0 60 0 120 0 180 0 13-1 17-33 17-4 0-7 0-11 0 0 4 0 8 0 11 12-1 43-1 57-1s45 0 57 1c0-3 0-7 0-11-4 0-7 0-11 0-32 0-33-4-33-17 0-65 0-130 0-195z">
              <text:p/>
            </draw:path>
            <draw:path draw:style-name="gr4" draw:text-style-name="P4" draw:layer="layout" svg:width="0.145cm" svg:height="0.239cm" svg:x="3.964cm" svg:y="21.423cm" svg:viewBox="0 0 146 240" svg:d="M32 118c0-3 0-6 0-8 0-89 43-102 61-102 9 0 23 3 31 14-5 0-19 0-19 16 0 11 8 16 16 16 6 0 16-3 16-16 0-22-15-38-44-38-45 0-93 45-93 122 0 93 41 118 74 118 39 0 72-33 72-78s-31-79-70-79c-24 0-37 18-44 35zM74 230c-23 0-33-21-35-26-6-16-6-44-6-50 0-27 11-62 42-62 6 0 22 0 33 21 6 13 6 31 6 48s0 34-6 46c-10 21-26 23-34 23z">
              <text:p/>
            </draw:path>
            <draw:path draw:style-name="gr4" draw:text-style-name="P4" draw:layer="layout" svg:width="0.04cm" svg:height="0.104cm" svg:x="4.155cm" svg:y="21.618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4" draw:layer="layout" svg:width="0.158cm" svg:height="0.245cm" svg:x="4.301cm" svg:y="21.413cm" svg:viewBox="0 0 159 246" svg:d="M81 4c0-1 0-4-4-4-9 0-34 3-43 3-3 1-7 1-7 7 0 5 3 5 8 5 17 0 18 2 18 6 0 2-1 5-1 7-17 67-34 134-51 200-1 5-1 6-1 8 0 8 7 10 10 10 4 0 10-3 12-7 1-4 17-67 19-76 12 1 41 7 41 29 0 2 0 4-1 7-1 4-1 8-1 12 0 21 14 35 32 35 11 0 20-6 28-19 9-15 12-34 12-35 0-3-3-3-4-3-3 0-4 1-5 6-7 25-15 43-30 43-7 0-12-4-12-16 0-6 2-14 3-20 2-6 2-7 2-11 0-21-22-32-52-36 11-6 22-17 30-25 17-19 33-34 50-34 2 0 2 0 3 0 5 1 5 1 8 3 0 0 0 1 1 1-17 2-20 15-20 19 0 6 4 13 13 13 10 0 20-8 20-22 0-10-8-22-24-22-10 0-26 3-51 31-12 13-26 27-39 33 12-50 24-99 36-148z">
              <text:p/>
            </draw:path>
            <draw:path draw:style-name="gr4" draw:text-style-name="P4" draw:layer="layout" svg:width="0.233cm" svg:height="0.082cm" svg:x="4.534cm" svg:y="21.5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4" draw:layer="layout" svg:width="0.15cm" svg:height="0.243cm" svg:x="4.845cm" svg:y="21.419cm" svg:viewBox="0 0 151 244" svg:d="M148 24c3-5 3-5 3-13-28 0-57 0-85 0-43 0-44-4-45-11-3 0-6 0-9 0-4 24-8 48-12 72 3 0 6 0 9 0 1-5 4-27 9-32 2-2 30-2 34-2 24 0 49 0 73 0-4 6-32 44-39 56-32 47-44 95-44 131 0 3 0 19 17 19 16 0 16-16 16-19 0-6 0-12 0-18 0-19 1-38 4-57 1-8 6-38 21-60 16-22 32-44 48-66z">
              <text:p/>
            </draw:path>
            <draw:path draw:style-name="gr4" draw:text-style-name="P4" draw:layer="layout" svg:width="0.041cm" svg:height="0.104cm" svg:x="5.031cm" svg:y="21.618cm" svg:viewBox="0 0 42 105" svg:d="M42 37c0-23-9-37-23-37-11 0-19 9-19 19 0 9 8 18 19 18 4 0 9-1 12-4 1-1 1-1 2-1s1 0 1 5c0 26-12 47-24 58-4 4-4 5-4 6 0 2 2 4 4 4 3 0 32-27 32-68z">
              <text:p/>
            </draw:path>
            <draw:path draw:style-name="gr4" draw:text-style-name="P4" draw:layer="layout" svg:width="0.158cm" svg:height="0.245cm" svg:x="5.177cm" svg:y="21.413cm" svg:viewBox="0 0 159 246" svg:d="M81 4c0-1 0-4-4-4-8 0-34 3-43 3-3 1-7 1-7 7 0 5 3 5 9 5 16 0 17 2 17 6 0 2-1 5-1 7-17 67-34 134-51 200-1 5-1 6-1 8 0 8 7 10 10 10 5 0 10-3 12-7s17-67 20-76c12 1 40 7 40 29 0 2 0 4-1 7 0 4-1 8-1 12 0 21 14 35 32 35 11 0 20-6 28-19 9-15 13-34 13-35 0-3-4-3-5-3-3 0-3 1-5 6-7 25-15 43-30 43-7 0-11-4-11-16 0-6 1-14 2-20 2-6 2-7 2-11 0-21-22-32-52-36 11-6 22-17 30-25 17-19 33-34 50-34 2 0 2 0 3 0 5 1 5 1 8 3 1 0 1 0 1 1-17 2-20 15-20 19 0 6 4 13 14 13 9 0 19-8 19-22 0-10-8-22-24-22-10 0-26 3-51 31-12 13-26 27-39 33 12-50 24-99 36-148z">
              <text:p/>
            </draw:path>
            <draw:path draw:style-name="gr4" draw:text-style-name="P4" draw:layer="layout" svg:width="0.122cm" svg:height="0.111cm" svg:x="5.354cm" svg:y="21.598cm" svg:viewBox="0 0 123 112" svg:d="M96 44c0-13 0-22-11-31-10-9-22-13-37-13-23 0-40 9-40 24 0 8 6 12 12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4" draw:text-style-name="P4" draw:layer="layout" svg:width="0.232cm" svg:height="0.082cm" svg:x="5.557cm" svg:y="21.52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4" draw:text-style-name="P4" draw:layer="layout" svg:width="0.155cm" svg:height="0.235cm" svg:x="5.859cm" svg:y="21.419cm" svg:viewBox="0 0 156 236" svg:d="M94 179c0 10 0 20 0 30 0 12-1 16-27 16-2 0-5 0-7 0 0 4 0 8 0 11 14-1 32-1 47-1s33 0 48 1c0-3 0-7 0-11-3 0-5 0-8 0-26 0-26-4-26-16 0-10 0-20 0-30 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4" draw:text-style-name="P4" draw:layer="layout" svg:width="0.04cm" svg:height="0.104cm" svg:x="6.055cm" svg:y="21.618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4" draw:layer="layout" svg:width="0.158cm" svg:height="0.245cm" svg:x="6.201cm" svg:y="21.413cm" svg:viewBox="0 0 159 246" svg:d="M81 4c0-1 0-4-5-4-8 0-33 3-42 3-3 1-7 1-7 7 0 5 3 5 8 5 17 0 18 2 18 6 0 2-1 5-1 7-17 67-34 134-51 200-1 5-1 6-1 8 0 8 7 10 10 10 4 0 10-3 12-7 1-4 17-67 19-76 12 1 41 7 41 29 0 2 0 4-1 7-1 4-1 8-1 12 0 21 14 35 32 35 10 0 20-6 28-19 8-15 12-34 12-35 0-3-3-3-4-3-3 0-4 1-5 6-7 25-15 43-30 43-7 0-12-4-12-16 0-6 2-14 3-20 2-6 2-7 2-11 0-21-23-32-52-36 11-6 22-17 30-25 17-19 33-34 50-34 2 0 2 0 3 0 4 1 5 1 8 3 0 0 0 1 1 1-17 2-20 15-20 19 0 6 4 13 13 13s20-8 20-22c0-10-8-22-24-22-10 0-26 3-52 31-11 13-25 27-39 33 12-50 25-99 37-148z">
              <text:p/>
            </draw:path>
            <draw:path draw:style-name="gr4" draw:text-style-name="P4" draw:layer="layout" svg:width="0.131cm" svg:height="0.172cm" svg:x="6.376cm" svg:y="21.538cm" svg:viewBox="0 0 132 173" svg:d="M37 0c-12 1-25 2-37 3 0 3 0 6 0 9 17 0 19 2 19 14 0 48 0 96 0 145 3 0 5 0 8 0 3-5 6-10 9-15 9 12 22 17 35 17 33 0 61-24 61-55 0-30-26-55-58-55-15 0-28 5-37 14 0-26 0-51 0-77zM38 89c7-12 20-20 35-20 14 0 24 8 28 16 5 7 8 16 8 32 0 6 0 25-10 36s-22 13-29 13c-19 0-29-15-32-20 0-19 0-38 0-57z">
              <text:p/>
            </draw:path>
            <draw:path draw:style-name="gr4" draw:text-style-name="P4" draw:layer="layout" svg:width="0.232cm" svg:height="0.082cm" svg:x="6.596cm" svg:y="21.52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4" draw:text-style-name="P4" draw:layer="layout" svg:width="0.145cm" svg:height="0.239cm" svg:x="6.903cm" svg:y="21.423cm" svg:viewBox="0 0 146 240" svg:d="M87 110c29-10 49-34 49-62 0-29-31-48-64-48-36 0-63 21-63 47 0 12 8 19 18 19 11 0 18-8 18-18 0-18-16-18-21-18 10-17 34-22 46-22 15 0 34 8 34 40 0 4-1 24-10 40-10 16-22 18-31 18-3 0-11 1-14 1s-5 1-5 4c0 4 2 4 8 4 5 0 11 0 16 0 29 0 42 24 42 58 0 47-25 57-40 57s-42-6-54-27c12 2 23-6 23-18 0-13-9-20-19-20-9 0-20 5-20 21 0 31 33 54 71 54 43 0 75-32 75-67 0-29-22-56-59-63z">
              <text:p/>
            </draw:path>
          </draw:g>
        </draw:g>
        <draw:frame draw:style-name="gr56" draw:text-style-name="P13" draw:layer="layout" svg:width="1.357cm" svg:height="2.377cm" svg:x="1.903cm" svg:y="21.904cm">
          <draw:text-box>
            <text:p text:style-name="P12"><text:span text:style-name="T5">0:001011</text:span></text:p>
            <text:p text:style-name="P12"><text:span text:style-name="T5">1:001101</text:span></text:p>
            <text:p text:style-name="P12"><text:span text:style-name="T5">2:001110</text:span></text:p>
            <text:p text:style-name="P12"><text:span text:style-name="T5">3:010011</text:span></text:p>
            <text:p text:style-name="P12"><text:span text:style-name="T6">-:010101</text:span></text:p>
            <text:p text:style-name="P12"><text:span text:style-name="T5">4:010110</text:span></text:p>
            <text:p text:style-name="P12"><text:span text:style-name="T5">5:011001</text:span></text:p>
            <text:p text:style-name="P12"><text:span text:style-name="T5">6:011010</text:span></text:p>
            <text:p text:style-name="P12"><text:span text:style-name="T7">7:011100</text:span></text:p>
          </draw:text-box>
        </draw:frame>
        <draw:g>
          <svg:title>TexMaths</svg:title>
          <svg:desc>10§display§\mathcal{B}\! :§svg§600§TRUE§</svg:desc>
          <draw:g>
            <draw:path draw:style-name="gr4" draw:text-style-name="P4" draw:layer="layout" svg:width="0.221cm" svg:height="0.253cm" svg:x="1.506cm" svg:y="21.918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4" draw:text-style-name="P4" draw:layer="layout" svg:width="0.036cm" svg:height="0.149cm" svg:x="1.805cm" svg:y="22.014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56" draw:text-style-name="P13" draw:layer="layout" svg:width="1.357cm" svg:height="2.377cm" svg:x="3.503cm" svg:y="21.905cm">
          <draw:text-box>
            <text:p text:style-name="P12"><text:span text:style-name="T5">8:110100</text:span></text:p>
            <text:p text:style-name="P12"><text:span text:style-name="T5">9:110010</text:span></text:p>
            <text:p text:style-name="P12"><text:span text:style-name="T5">A:110001</text:span></text:p>
            <text:p text:style-name="P12"><text:span text:style-name="T5">B:101100</text:span></text:p>
            <text:p text:style-name="P12"><text:span text:style-name="T6">-:101010</text:span></text:p>
            <text:p text:style-name="P12"><text:span text:style-name="T5">C:101001</text:span></text:p>
            <text:p text:style-name="P12"><text:span text:style-name="T5">D:100110</text:span></text:p>
            <text:p text:style-name="P12"><text:span text:style-name="T5">E:100101</text:span></text:p>
            <text:p text:style-name="P12"><text:span text:style-name="T7">F:100011</text:span></text:p>
          </draw:text-box>
        </draw:frame>
        <draw:g>
          <svg:title>TexMaths</svg:title>
          <svg:desc>10§display§\Phi_0\! :§svg§600§TRUE§</svg:desc>
          <draw:g>
            <draw:path draw:style-name="gr4" draw:text-style-name="P4" draw:layer="layout" svg:width="0.213cm" svg:height="0.237cm" svg:x="5.07cm" svg:y="21.894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4" draw:text-style-name="P4" draw:layer="layout" svg:width="0.113cm" svg:height="0.166cm" svg:x="5.317cm" svg:y="22.023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4" draw:text-style-name="P4" draw:layer="layout" svg:width="0.036cm" svg:height="0.15cm" svg:x="5.53cm" svg:y="21.982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57" draw:text-style-name="P13" draw:layer="layout" svg:width="1.018cm" svg:height="2.113cm" svg:x="5.605cm" svg:y="21.907cm">
          <draw:text-box>
            <text:p text:style-name="P12"><text:span text:style-name="T5">0:0700</text:span></text:p>
            <text:p text:style-name="P12"><text:span text:style-name="T5">1:1600</text:span></text:p>
            <text:p text:style-name="P12"><text:span text:style-name="T5">2:2500</text:span></text:p>
            <text:p text:style-name="P12"><text:span text:style-name="T5">3:3400</text:span></text:p>
            <text:p text:style-name="P12"><text:span text:style-name="T5">4:4300</text:span></text:p>
            <text:p text:style-name="P12"><text:span text:style-name="T5">5:5200</text:span></text:p>
            <text:p text:style-name="P12"><text:span text:style-name="T5">6:6100</text:span></text:p>
            <text:p text:style-name="P12"><text:span text:style-name="T5">7:7000</text:span></text:p>
          </draw:text-box>
        </draw:frame>
        <draw:g>
          <svg:title>TexMaths</svg:title>
          <svg:desc>10§display§\Phi_1\! :§svg§600§TRUE§</svg:desc>
          <draw:g>
            <draw:path draw:style-name="gr4" draw:text-style-name="P4" draw:layer="layout" svg:width="0.213cm" svg:height="0.237cm" svg:x="6.772cm" svg:y="21.897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4" draw:text-style-name="P4" draw:layer="layout" svg:width="0.088cm" svg:height="0.161cm" svg:x="7.032cm" svg:y="22.026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4" draw:text-style-name="P4" draw:layer="layout" svg:width="0.036cm" svg:height="0.15cm" svg:x="7.232cm" svg:y="21.98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57" draw:text-style-name="P13" draw:layer="layout" svg:width="1.018cm" svg:height="2.113cm" svg:x="7.406cm" svg:y="21.908cm">
          <draw:text-box>
            <text:p text:style-name="P12"><text:span text:style-name="T5">0:0007</text:span></text:p>
            <text:p text:style-name="P12"><text:span text:style-name="T5">1:0016</text:span></text:p>
            <text:p text:style-name="P12"><text:span text:style-name="T5">2:0025</text:span></text:p>
            <text:p text:style-name="P12"><text:span text:style-name="T5">3:0034</text:span></text:p>
            <text:p text:style-name="P12"><text:span text:style-name="T5">4:0043</text:span></text:p>
            <text:p text:style-name="P12"><text:span text:style-name="T5">5:0052</text:span></text:p>
            <text:p text:style-name="P12"><text:span text:style-name="T5">6:0061</text:span></text:p>
            <text:p text:style-name="P12"><text:span text:style-name="T5">7:0070</text:span></text:p>
          </draw:text-box>
        </draw:frame>
        <draw:frame draw:style-name="gr58" draw:text-style-name="P6" draw:layer="layout" svg:width="1.954cm" svg:height="0.319cm" svg:x="6.104cm" svg:y="24.008cm">
          <draw:text-box>
            <text:p><text:span text:style-name="T2">(Lee distance?)</text:span></text:p>
          </draw:text-box>
        </draw:frame>
        <draw:g>
          <svg:title>TexMaths</svg:title>
          <svg:desc>8§display§\bm{c}_i:§svg§600§TRUE§</svg:desc>
          <draw:g>
            <draw:path draw:style-name="gr4" draw:text-style-name="P4" draw:layer="layout" svg:width="0.129cm" svg:height="0.128cm" svg:x="1.529cm" svg:y="24.574cm" svg:viewBox="0 0 130 129" svg:d="M108 16c-15 4-10 12-15 18 0 5 2 14 14 14s20-10 20-22c0-15-14-26-39-26-57 0-88 44-88 80 0 25 16 49 60 49 7 0 26-1 43-8 16-6 27-17 27-20s-4-8-6-8c-3 0-3 1-5 4-15 16-37 21-59 21-18 0-27-9-27-25 0-10 7-44 15-59 11-19 29-24 40-24 4 0 13 0 20 6z">
              <text:p/>
            </draw:path>
            <draw:path draw:style-name="gr4" draw:text-style-name="P4" draw:layer="layout" svg:width="0.058cm" svg:height="0.131cm" svg:x="1.669cm" svg:y="24.612cm" svg:viewBox="0 0 59 132" svg:d="M54 8c0-3-2-8-8-8-5 0-11 6-11 11 0 3 3 7 8 7 6 0 11-5 11-10zM14 107c0 2-2 5-2 8 0 10 8 17 19 17 19 0 28-27 28-31 0-2-2-2-3-2-3 0-3 2-3 3-5 16-14 24-21 24-4 0-6-2-6-7 0-4 2-8 4-12 2-6 4-10 6-16 2-5 9-22 10-25 0-1 1-4 1-6 0-9-8-16-19-16-19 0-28 26-28 29s2 3 3 3c3 0 3-1 3-3 6-17 15-24 22-24 3 0 5 1 5 7 0 5-2 7-7 19-4 11-8 21-12 32z">
              <text:p/>
            </draw:path>
            <draw:path draw:style-name="gr4" draw:text-style-name="P4" draw:layer="layout" svg:width="0.029cm" svg:height="0.12cm" svg:x="1.855cm" svg:y="24.58cm" svg:viewBox="0 0 30 121" svg:d="M30 15c0-8-8-15-16-15s-14 7-14 15 6 15 14 15 16-7 16-15zM30 106c0-9-8-15-16-15s-14 7-14 15c0 9 6 15 14 15s16-7 16-15z">
              <text:p/>
            </draw:path>
          </draw:g>
        </draw:g>
        <draw:frame draw:style-name="gr59" draw:text-style-name="P14" draw:layer="layout" svg:width="2.373cm" svg:height="0.331cm" svg:x="2.204cm" svg:y="24.509cm">
          <draw:text-box>
            <text:p><text:span text:style-name="T5">0110(6)=</text:span><text:span text:style-name="T8">011010</text:span></text:p>
          </draw:text-box>
        </draw:frame>
        <draw:g>
          <svg:title>TexMaths</svg:title>
          <svg:desc>8§display§\bm{C}_i^{\intercal}:§svg§600§TRUE§</svg:desc>
          <draw:g>
            <draw:path draw:style-name="gr4" draw:text-style-name="P4" draw:layer="layout" svg:width="0.224cm" svg:height="0.2cm" svg:x="1.532cm" svg:y="24.871cm" svg:viewBox="0 0 225 201" svg:d="M224 8c0-2 1-2 1-4 0-4-4-4-8-4-8 7-17 13-26 20-13-14-32-20-51-20-90 0-140 68-140 125 0 53 42 76 91 76 24 0 48-7 69-23 27-20 33-45 33-47 0-4-4-4-7-4-5 0-5 1-7 6-12 35-48 55-80 55-17 0-33-4-44-13-15-11-16-30-16-38s4-60 32-93c15-18 43-31 74-31 33 0 48 25 48 50 0 3-1 7-1 10 0 4 4 4 8 4 6 0 6 0 8-6 5-21 10-42 16-63z">
              <text:p/>
            </draw:path>
            <draw:path draw:style-name="gr4" draw:text-style-name="P4" draw:layer="layout" svg:width="0.095cm" svg:height="0.125cm" svg:x="1.781cm" svg:y="24.849cm" svg:viewBox="0 0 96 126" svg:d="M58 19c8 0 17 0 26 0 3 0 12 0 12-9 0-10-10-10-12-10-24 0-48 0-72 0-2 0-12 0-12 10 0 9 10 9 12 9 9 0 18 0 26 0 0 32 0 64 0 95 0 3 0 12 10 12s10-9 10-12c0-31 0-63 0-95z">
              <text:p/>
            </draw:path>
            <draw:path draw:style-name="gr4" draw:text-style-name="P4" draw:layer="layout" svg:width="0.058cm" svg:height="0.131cm" svg:x="1.755cm" svg:y="25.015cm" svg:viewBox="0 0 59 132" svg:d="M54 7c0-3-2-7-8-7-5 0-11 5-11 10 0 4 3 8 8 8 6 0 11-5 11-11zM14 107c0 2-1 5-1 8 0 10 7 17 18 17 19 0 28-27 28-31 0-2-2-2-3-2-2 0-2 2-3 3-5 16-14 24-21 24-4 0-5-2-5-6 0-5 1-9 3-13 2-6 4-10 6-16 2-5 9-22 10-25 0-1 1-4 1-6 0-9-8-17-19-17-19 0-28 27-28 31 0 2 2 2 3 2 3 0 3-1 3-3 6-17 15-24 22-24 3 0 5 1 5 7 0 5-2 7-7 19-4 11-8 21-12 32z">
              <text:p/>
            </draw:path>
            <draw:path draw:style-name="gr4" draw:text-style-name="P4" draw:layer="layout" svg:width="0.029cm" svg:height="0.12cm" svg:x="2.008cm" svg:y="24.946cm" svg:viewBox="0 0 30 121" svg:d="M30 15c0-9-7-15-16-15-8 0-14 7-14 15 0 9 6 15 14 15 9 0 16-7 16-15zM30 105c0-8-7-14-16-14-8 0-14 6-14 14 0 9 6 16 14 16 9 0 16-7 16-16z">
              <text:p/>
            </draw:path>
          </draw:g>
        </draw:g>
        <draw:frame draw:style-name="gr60" draw:text-style-name="P13" draw:layer="layout" svg:width="1.018cm" svg:height="1.589cm" svg:x="2.206cm" svg:y="24.913cm">
          <draw:text-box>
            <text:p text:style-name="P12"><text:span text:style-name="T5">011(3)</text:span></text:p>
            <text:p text:style-name="P12"><text:span text:style-name="T5">100(4)</text:span></text:p>
            <text:p text:style-name="P12"><text:span text:style-name="T5">010(2)</text:span></text:p>
            <text:p text:style-name="P12"><text:span text:style-name="T5">011(3)</text:span></text:p>
            <text:p text:style-name="P12"><text:span text:style-name="T5">110(6)</text:span></text:p>
            <text:p text:style-name="P12"><text:span text:style-name="T5">100(4)</text:span></text:p>
          </draw:text-box>
        </draw:frame>
        <draw:line draw:style-name="gr19" draw:text-style-name="P2" draw:layer="layout" svg:x1="1.6cm" svg:y1="24.402cm" svg:x2="8.5cm" svg:y2="24.402cm">
          <text:p/>
        </draw:line>
        <draw:g>
          <svg:title>TexMaths</svg:title>
          <svg:desc>8§display§\bm{s}_i:§svg§600§TRUE§</svg:desc>
          <draw:g>
            <draw:path draw:style-name="gr4" draw:text-style-name="P4" draw:layer="layout" svg:width="0.116cm" svg:height="0.128cm" svg:x="5.032cm" svg:y="24.902cm" svg:viewBox="0 0 117 129" svg:d="M100 16c-9 4-11 12-11 16 0 7 5 12 12 12 6 0 16-6 16-19 0-15-15-25-39-25-8 0-24 1-37 10-13 10-17 26-17 33 0 8 4 16 10 21 8 6 12 7 32 11 8 1 24 4 24 17 0 1 0 26-41 26-14 0-24-2-31-7 10-2 16-10 16-19 0-11-8-13-14-13-9 0-20 8-20 22 0 18 20 28 48 28 64 0 43-32 64-48 0-10-5-18-11-24-8-7-19-8-29-11-15-2-26-4-26-14 0-1 0-22 31-22 5 0 16 0 23 6z">
              <text:p/>
            </draw:path>
            <draw:path draw:style-name="gr4" draw:text-style-name="P4" draw:layer="layout" svg:width="0.058cm" svg:height="0.131cm" svg:x="5.174cm" svg:y="24.94cm" svg:viewBox="0 0 59 132" svg:d="M54 8c0-3-2-8-8-8-5 0-11 6-11 11 0 3 3 7 8 7 6 0 11-5 11-10zM14 107c0 2-1 5-1 8 0 10 7 17 18 17 20 0 28-27 28-31 0-2-2-2-3-2-2 0-2 2-3 3-5 16-14 24-21 24-4 0-5-2-5-7 0-4 1-8 3-12 2-6 4-10 6-16 2-5 9-22 10-25 0-1 1-4 1-6 0-9-8-16-18-16-20 0-29 26-29 29s2 3 3 3c3 0 3-1 4-3 5-17 14-24 21-24 3 0 5 1 5 7 0 5-2 7-7 19-4 11-8 21-12 32z">
              <text:p/>
            </draw:path>
            <draw:path draw:style-name="gr4" draw:text-style-name="P4" draw:layer="layout" svg:width="0.029cm" svg:height="0.12cm" svg:x="5.36cm" svg:y="24.908cm" svg:viewBox="0 0 30 121" svg:d="M30 15c0-8-8-15-16-15s-14 7-14 15 6 15 14 15 16-7 16-15zM30 106c0-9-8-15-16-15s-14 7-14 15c0 9 6 15 14 15s16-7 16-15z">
              <text:p/>
            </draw:path>
          </draw:g>
        </draw:g>
        <draw:frame draw:style-name="gr61" draw:text-style-name="P13" draw:layer="layout" svg:width="1.695cm" svg:height="1.589cm" svg:x="5.506cm" svg:y="24.912cm">
          <draw:text-box>
            <text:p text:style-name="P12"><text:span text:style-name="T5">(</text:span><text:span text:style-name="T8">0</text:span><text:span text:style-name="T5">,3)=</text:span><text:span text:style-name="T9">34</text:span><text:span text:style-name="T5">00</text:span></text:p>
            <text:p text:style-name="P12"><text:span text:style-name="T5">(</text:span><text:span text:style-name="T8">1</text:span><text:span text:style-name="T5">,4)=00</text:span><text:span text:style-name="T9">43</text:span></text:p>
            <text:p text:style-name="P12"><text:span text:style-name="T5">(</text:span><text:span text:style-name="T8">1</text:span><text:span text:style-name="T5">,2)=00</text:span><text:span text:style-name="T9">25</text:span></text:p>
            <text:p text:style-name="P12"><text:span text:style-name="T5">(</text:span><text:span text:style-name="T8">0</text:span><text:span text:style-name="T5">,3)=</text:span><text:span text:style-name="T9">34</text:span><text:span text:style-name="T5">00</text:span></text:p>
            <text:p text:style-name="P12"><text:span text:style-name="T5">(</text:span><text:span text:style-name="T8">1</text:span><text:span text:style-name="T5">,6)=00</text:span><text:span text:style-name="T9">61</text:span></text:p>
            <text:p text:style-name="P12"><text:span text:style-name="T5">(</text:span><text:span text:style-name="T8">0</text:span><text:span text:style-name="T5">,4)=</text:span><text:span text:style-name="T9">43</text:span><text:span text:style-name="T5">00</text:span></text:p>
          </draw:text-box>
        </draw:frame>
        <draw:polyline draw:style-name="gr62" draw:text-style-name="P2" draw:layer="layout" svg:width="1.099cm" svg:height="0.199cm" svg:x="4.6cm" svg:y="24.7cm" svg:viewBox="0 0 1100 200" draw:points="0,0 1100,0 1100,200">
          <text:p/>
        </draw:polyline>
        <draw:line draw:style-name="gr63" draw:text-style-name="P2" draw:layer="layout" svg:x1="1cm" svg:y1="21.2cm" svg:x2="9.4cm" svg:y2="21.2cm">
          <text:p/>
        </draw:line>
        <draw:g>
          <svg:title>TexMaths</svg:title>
          <svg:desc>10§display§f_{\rm d}(x) \!=\!
\mathbbm{1}[ x \!\in\! \{2,3\} ]§svg§600§TRUE§</svg:desc>
          <draw:g>
            <draw:path draw:style-name="gr4" draw:text-style-name="P4" draw:layer="layout" svg:width="0.175cm" svg:height="0.317cm" svg:x="14.45cm" svg:y="10.887cm" svg:viewBox="0 0 176 318" svg:d="M111 107c10 0 20 0 30 0 7 0 10 0 10-7 0-4-3-4-9-4-10 0-19 0-29 0 2-14 5-27 7-40 1-7 6-32 8-36 4-7 10-12 17-12 1 0 11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4" draw:text-style-name="P4" draw:layer="layout" svg:width="0.13cm" svg:height="0.172cm" svg:x="14.615cm" svg:y="11.016cm" svg:viewBox="0 0 131 173" svg:d="M76 3c0 3 0 6 0 9 17 0 19 2 19 14 0 17 0 33 0 50-10-8-21-13-35-13-33 0-60 24-60 55s26 55 57 55c20 0 32-11 37-15 0 5 0 10 0 15 12-1 25-2 37-2 0-3 0-6 0-9-16 0-18-2-18-14 0-50 0-99 0-148-12 1-25 2-37 3zM94 145c-7 12-19 21-35 21-14 0-24-8-29-15s-8-17-8-33c0-5 0-24 10-35s22-14 29-14c12 0 23 6 30 15 3 4 3 4 3 8 0 17 0 35 0 53z">
              <text:p/>
            </draw:path>
            <draw:path draw:style-name="gr4" draw:text-style-name="P4" draw:layer="layout" svg:width="0.081cm" svg:height="0.349cm" svg:x="14.811cm" svg:y="10.87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4" draw:text-style-name="P4" draw:layer="layout" svg:width="0.174cm" svg:height="0.158cm" svg:x="14.923cm" svg:y="10.97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4" draw:text-style-name="P4" draw:layer="layout" svg:width="0.08cm" svg:height="0.349cm" svg:x="15.134cm" svg:y="10.871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4" draw:text-style-name="P4" draw:layer="layout" svg:width="0.233cm" svg:height="0.082cm" svg:x="15.309cm" svg:y="11.00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4" draw:layer="layout" svg:width="0.144cm" svg:height="0.231cm" svg:x="15.636cm" svg:y="10.901cm" svg:viewBox="0 0 145 232" svg:d="M86 4c-18 12-45 18-74 18-4 0-8 0-12 0 0 1 0 3 0 5s0 4 0 6c4 0 8 0 12 0 10 0 25-1 32-3 1-1 1-1 2-1 0 30 0 61 0 91 0 71-1 92-1 94-3 6-8 7-27 8-5 0-11 0-16 0 0 2 0 3 0 5s0 3 0 5c24 0 48 0 72 0s47 0 71 0c0-2 0-3 0-5s0-3 0-5c-6 0-11 0-17 0-18-1-23-2-26-8-1-2-1-26-1-107 0-57 0-105-1-105-1-3-6-2-14 2zM85 214c-4 4-16 5-22 1-1 0-2-1-3-2 0-31 0-62 0-94 0-30 0-61 0-92 2-1 5-2 7-3 4-2 11-4 14-6 2-1 4-2 6-3 0 33 0 66 0 98 0 90 0 99-2 101z">
              <text:p/>
            </draw:path>
            <draw:path draw:style-name="gr4" draw:text-style-name="P4" draw:layer="layout" svg:width="0.047cm" svg:height="0.349cm" svg:x="15.855cm" svg:y="10.871cm" svg:viewBox="0 0 48 350" svg:d="M48 350c0-5 0-9 0-14-11 0-23 0-34 0 0-107 0-215 0-322 11 0 23 0 34 0 0-5 0-9 0-14-16 0-32 0-48 0 0 117 0 233 0 350 16 0 32 0 48 0z">
              <text:p/>
            </draw:path>
            <draw:path draw:style-name="gr4" draw:text-style-name="P4" draw:layer="layout" svg:width="0.174cm" svg:height="0.158cm" svg:x="15.92cm" svg:y="10.979cm" svg:viewBox="0 0 175 159" svg:d="M107 49c3-9 11-41 35-41 2 0 10 0 18 4-10 2-17 11-17 19 0 6 4 13 13 13 8 0 19-7 19-21 0-18-21-23-32-23-21 0-33 19-37 27-9-23-28-27-38-27-37 0-57 45-57 54 0 4 3 3 4 4 3 0 4-1 5-4 12-37 35-46 47-46 7 0 19 3 19 23 0 11-6 35-19 84-6 22-18 36-33 36-2 0-11 0-18-4 9-2 17-9 17-19s-8-12-13-12c-11 0-20 9-20 20 0 16 18 23 33 23 23 0 36-25 37-27 4 13 17 27 38 27 36 0 56-45 56-54 0-3-3-3-4-3-3 0-4 1-4 3-12 38-36 46-47 46-14 0-20-11-20-23 0-8 3-15 6-31 4-16 8-32 12-48z">
              <text:p/>
            </draw:path>
            <draw:path draw:style-name="gr4" draw:text-style-name="P4" draw:layer="layout" svg:width="0.175cm" svg:height="0.201cm" svg:x="16.179cm" svg:y="10.945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4" draw:text-style-name="P4" draw:layer="layout" svg:width="0.124cm" svg:height="0.349cm" svg:x="16.448cm" svg:y="10.871cm" svg:viewBox="0 0 125 350" svg:d="M75 47c0-14 9-37 47-39 2 0 3-2 3-4 0-4-3-4-7-4-35 0-67 18-67 44s0 53 0 80c0 14 0 25-14 36-12 11-26 11-33 12-2 0-4 1-4 3 0 4 3 4 6 4 23 2 40 13 44 31 1 3 1 4 1 17 0 23 0 46 0 69 0 15 0 26 17 39 14 11 37 15 50 15 4 0 7 0 7-4s-2-4-5-4c-23-1-40-13-44-30-1-4-1-4-1-17 0-24 0-49 0-74 0-16-3-22-14-32-8-7-18-11-28-14 29-8 42-24 42-44 0-28 0-56 0-84z">
              <text:p/>
            </draw:path>
            <draw:path draw:style-name="gr4" draw:text-style-name="P4" draw:layer="layout" svg:width="0.14cm" svg:height="0.231cm" svg:x="16.616cm" svg:y="10.901cm" svg:viewBox="0 0 141 232" svg:d="M27 205c13-12 25-23 38-35 54-48 76-67 76-102 0-40-32-68-75-68-40 0-66 32-66 63 0 20 18 20 19 20 6 0 18-4 18-19 0-9-6-18-18-18-3 0-4 0-5 0 8-23 27-35 47-35 32 0 48 28 48 57 0 28-18 55-37 77-23 25-45 49-68 74-4 4-4 5-4 13 44 0 87 0 131 0 3-20 7-40 10-60-3 0-6 0-9 0-2 11-4 25-8 30-2 3-26 3-33 3-21 0-43 0-64 0z">
              <text:p/>
            </draw:path>
            <draw:path draw:style-name="gr4" draw:text-style-name="P4" draw:layer="layout" svg:width="0.04cm" svg:height="0.104cm" svg:x="16.805cm" svg:y="11.096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4" draw:layer="layout" svg:width="0.145cm" svg:height="0.239cm" svg:x="16.945cm" svg:y="10.901cm" svg:viewBox="0 0 146 240" svg:d="M87 110c29-10 50-34 50-62 0-29-31-48-65-48-35 0-62 21-62 47 0 12 8 19 18 19 11 0 18-8 18-18 0-18-17-18-22-18 11-17 34-22 47-22 14 0 33 8 33 40 0 4 0 24-9 40-11 16-23 18-32 18-3 0-11 1-13 1-3 0-6 1-6 4 0 4 3 4 9 4 5 0 10 0 15 0 29 0 42 24 42 58 0 47-24 57-40 57-15 0-41-6-53-27 12 2 23-6 23-18 0-13-10-20-20-20-8 0-20 5-20 21 0 31 33 54 71 54 43 0 75-32 75-67 0-29-22-56-59-63z">
              <text:p/>
            </draw:path>
            <draw:path draw:style-name="gr4" draw:text-style-name="P4" draw:layer="layout" svg:width="0.123cm" svg:height="0.349cm" svg:x="17.132cm" svg:y="10.871cm" svg:viewBox="0 0 124 350" svg:d="M50 303c0 14-9 37-47 39-2 0-3 2-3 4 0 4 3 4 7 4 34 0 66-17 67-44 0-26 0-53 0-80 0-14 0-25 14-36 12-10 25-10 33-11 2 0 3-1 3-4s-2-3-5-3c-24-2-40-14-44-32-1-3-1-4-1-17 0-23 0-46 0-69 0-15 0-26-17-39-14-11-38-15-50-15-4 0-7 0-7 4s2 4 5 4c22 1 40 13 44 30 1 4 1 4 1 17 0 24 0 49 0 74 0 16 3 22 14 33 8 7 18 11 28 13-29 9-42 24-42 44 0 28 0 56 0 84z">
              <text:p/>
            </draw:path>
            <draw:path draw:style-name="gr4" draw:text-style-name="P4" draw:layer="layout" svg:width="0.047cm" svg:height="0.349cm" svg:x="17.29cm" svg:y="10.871cm" svg:viewBox="0 0 48 350" svg:d="M48 0c-16 0-32 0-48 0 0 5 0 9 0 14 11 0 23 0 34 0 0 107 0 215 0 322-11 0-23 0-34 0 0 5 0 9 0 14 16 0 32 0 48 0 0-117 0-233 0-350z">
              <text:p/>
            </draw:path>
          </draw:g>
        </draw:g>
        <draw:g>
          <svg:title>TexMaths</svg:title>
          <svg:desc>8§display§\prod_{j=0}^{r-1}
p
\left(
\bm{x}^j_i 
\middle| 
\bm{c}_i, \bm{C}_i
\right)
=
\prod_{j=0}^{r-1}
p
\left(
\bm{b}^j_i 
\middle| 
\bm{c}_i 
\right)
p
\left(
\bm{x}^j_i
\middle|
\bm{b}^j_i, \bm{C}_i
\right)
=
\prod_{j=0}^{r-1}
p
\left(
\bm{b}^j_i 
\middle| 
\bm{c}_i 
\right)
\prod_{t=0}^{\nu-1}
p
\left(
x^j_{i,t}
\middle|
b^j_{i,t}, \bm{C}_{i,t}
\right)§svg§600§TRUE§</svg:desc>
          <draw:g>
            <draw:path draw:style-name="gr4" draw:text-style-name="P4" draw:layer="layout" svg:width="0.09cm" svg:height="0.088cm" svg:x="9.837cm" svg:y="22.813cm" svg:viewBox="0 0 91 89" svg:d="M37 47c0-1 5-19 5-20s6-11 12-16c3-1 8-5 16-5 2 0 8 0 11 2-6 2-8 7-8 11s3 7 7 7 11-4 11-12c0-10-10-14-21-14-10 0-19 4-28 14-3-12-15-14-20-14-7 0-12 4-15 10-5 8-7 19-7 20 0 3 2 3 3 3 3 0 3-1 4-7 3-12 7-20 15-20 5 0 7 4 7 9 0 3-2 11-3 16-2 5-4 14-5 18-2 8-4 17-7 25 0 3-1 8-1 8 0 4 3 7 6 7s7-2 9-6c0-1 2-10 3-15 2-7 4-14 6-21z">
              <text:p/>
            </draw:path>
            <draw:path draw:style-name="gr4" draw:text-style-name="P4" draw:layer="layout" svg:width="0.132cm" svg:height="0.009cm" svg:x="9.959cm" svg:y="22.846cm" svg:viewBox="0 0 133 10" svg:d="M125 10c3 0 8 0 8-5s-4-5-8-5c-39 0-78 0-117 0-3 0-8 0-8 5s5 5 8 5c39 0 78 0 117 0z">
              <text:p/>
            </draw:path>
            <draw:path draw:style-name="gr4" draw:text-style-name="P4" draw:layer="layout" svg:width="0.07cm" svg:height="0.129cm" svg:x="10.135cm" svg:y="22.769cm" svg:viewBox="0 0 71 130" svg:d="M44 6c0-6 0-6-6-6-12 12-30 13-38 13 0 2 0 5 0 7 5 0 18 0 28-6 0 34 0 67 0 100 0 7 0 9-19 9-3 0-6 0-8 0 0 3 0 5 0 7 4 0 28 0 35 0 6 0 31 0 35 0 0-2 0-4 0-7-2 0-5 0-7 0-20 0-20-2-20-9 0-36 0-72 0-108z">
              <text:p/>
            </draw:path>
            <draw:path draw:style-name="gr4" draw:text-style-name="P4" draw:layer="layout" svg:width="0.327cm" svg:height="0.392cm" svg:x="9.862cm" svg:y="22.984cm" svg:viewBox="0 0 328 393" svg:d="M328 393c0-6 0-11 0-16-38 0-46-12-46-30 0-101 0-201 0-301 0-19 8-31 46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4" draw:text-style-name="P4" draw:layer="layout" svg:width="0.085cm" svg:height="0.169cm" svg:x="9.832cm" svg:y="23.452cm" svg:viewBox="0 0 86 170" svg:d="M86 7c0-3-2-7-8-7-5 0-11 6-11 10s3 8 8 8c6 0 11-5 11-11zM45 140c-3 13-14 25-26 25-2 0-5 0-7-1 6-3 7-7 7-11s-4-7-8-7c-6 0-11 6-11 12 0 7 8 12 19 12 12 0 35-7 42-31 6-23 12-47 17-70 0-3 1-4 1-7 0-11-9-19-21-19-22 0-34 28-34 31 0 2 2 2 3 2 3 0 3-1 4-3 5-11 15-24 27-24 4 0 6 3 6 9 0 3 0 5-1 7-6 25-12 50-18 75z">
              <text:p/>
            </draw:path>
            <draw:path draw:style-name="gr4" draw:text-style-name="P4" draw:layer="layout" svg:width="0.144cm" svg:height="0.052cm" svg:x="9.95cm" svg:y="23.506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4" draw:text-style-name="P4" draw:layer="layout" svg:width="0.09cm" svg:height="0.133cm" svg:x="10.119cm" svg:y="23.452cm" svg:viewBox="0 0 91 134" svg:d="M91 67c0-21-2-37-11-50-6-10-18-17-34-17-46 0-46 53-46 67s0 67 46 67c45 0 45-52 45-67zM46 129c-9 0-21-6-25-22-3-11-3-28-3-42 0-15 0-29 3-40 4-15 17-20 25-20 10 0 20 7 24 18s4 25 4 42c0 14 0 29-3 41-4 18-17 23-25 23z">
              <text:p/>
            </draw:path>
            <draw:path draw:style-name="gr4" draw:text-style-name="P4" draw:layer="layout" svg:width="0.146cm" svg:height="0.178cm" svg:x="10.263cm" svg:y="23.126cm" svg:viewBox="0 0 147 179" svg:d="M22 158c-2 10-3 12-16 12-3 0-6 0-6 5 0 2 2 4 4 4 7 0 16-2 23-2 10 0 19 2 28 2 2 0 6 0 6-6 0-3-3-3-7-3-14 0-14-2-14-5s11-48 14-55c3 8 11 17 25 17 33 0 68-41 68-82 0-27-16-45-37-45-15 0-28 10-37 21-3-15-15-21-26-21-13 0-17 11-21 16-4 10-8 26-8 27 0 3 3 3 4 3 2 0 3 0 4-6 5-20 11-34 20-34 5 0 9 3 9 13 0 7-1 10-1 15-11 41-22 83-32 124zM71 37c3-8 10-16 15-20 10-9 18-11 23-11 11 0 18 10 18 27s-9 49-14 59c-10 20-23 30-34 30-18 0-22-24-22-26 0-1 0-1 1-4 4-18 9-37 13-55z">
              <text:p/>
            </draw:path>
            <draw:path draw:style-name="gr4" draw:text-style-name="P4" draw:layer="layout" svg:width="0.106cm" svg:height="0.504cm" svg:x="10.511cm" svg:y="22.927cm" svg:viewBox="0 0 107 505" svg:d="M94 502c1 1 3 2 4 3 2 0 4 0 6 0 1 0 3 0 3-2s-1-2-1-3c-10-10-25-25-43-56-30-54-41-123-41-191 0-124 35-198 84-247 1-1 1-2 1-3 0-3-2-3-5-3-4 0-4 0-7 2-27 24-57 63-77 122-12 37-18 82-18 129 0 66 12 142 57 207 7 11 17 22 17 23 4 3 7 7 9 9 4 4 8 7 11 10z">
              <text:p/>
            </draw:path>
            <draw:path draw:style-name="gr4" draw:text-style-name="P4" draw:layer="layout" svg:width="0.158cm" svg:height="0.128cm" svg:x="10.639cm" svg:y="23.124cm" svg:viewBox="0 0 159 129" svg:d="M140 14c-10 3-15 12-15 20 0 5 5 12 14 12 10 0 20-8 20-21 0-15-15-25-32-25-16 0-26 12-30 17-7-12-23-17-39-17-35 0-54 34-54 43 0 4 4 4 6 4 4 0 6 0 7-3 8-26 29-34 40-34s16 5 16 14c0 5-4 21-7 30-3 13-6 26-9 40-4 16-15 25-24 25-2 0-8 0-14-5 11-2 15-12 15-19 0-6-4-13-13-13-11 0-21 8-21 22 0 15 15 25 32 25 16 0 26-12 30-17 8 12 23 17 39 17 36 0 55-35 55-44 0-4-5-4-7-4-3 0-6 0-7 4-8 25-28 34-40 34-10 0-16-5-16-14 0-6 4-21 7-31 2-8 9-34 9-39 5-17 15-25 24-25 2 0 8 0 14 4z">
              <text:p/>
            </draw:path>
            <draw:path draw:style-name="gr4" draw:text-style-name="P4" draw:layer="layout" svg:width="0.085cm" svg:height="0.169cm" svg:x="10.814cm" svg:y="22.986cm" svg:viewBox="0 0 86 170" svg:d="M86 7c0-3-2-7-7-7-6 0-11 5-11 10 0 4 2 8 8 8 5 0 10-5 10-11zM45 140c-3 13-14 25-25 25-3 0-6-1-7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4" draw:text-style-name="P4" draw:layer="layout" svg:width="0.059cm" svg:height="0.132cm" svg:x="10.823cm" svg:y="23.198cm" svg:viewBox="0 0 60 133" svg:d="M54 8c0-3-2-8-8-8-4 0-10 6-10 11 0 3 2 7 7 7 7 0 11-5 11-10zM14 108c0 2-1 5-1 8 0 9 8 17 18 17 20 0 29-27 29-31 0-2-2-1-3-2-3 0-3 1-4 3-5 16-14 24-21 24-4 0-5-2-5-7 0-4 1-8 3-12 2-6 4-11 7-16 1-5 9-22 9-25 0-2 1-5 1-6 0-10-8-17-18-17-20 0-29 26-29 30 0 3 2 3 3 3 3 0 3-2 4-3 5-17 14-24 21-24 3 0 5 1 5 6s-1 8-7 20c-4 11-8 21-12 32z">
              <text:p/>
            </draw:path>
            <draw:path draw:style-name="gr4" draw:text-style-name="P4" draw:layer="layout" svg:width="0.012cm" svg:height="0.18cm" svg:x="10.973cm" svg:y="22.922cm" svg:viewBox="0 0 13 181" svg:d="M0 170c0 4 0 11 6 11 7 0 7-6 7-11 0-53 0-106 0-160 0-4 0-10-7-10-6 0-6 6-6 10 0 54 0 107 0 160z">
              <text:p/>
            </draw:path>
            <draw:path draw:style-name="gr4" draw:text-style-name="P4" draw:layer="layout" svg:width="0.012cm" svg:height="0.179cm" svg:x="10.973cm" svg:y="23.09cm" svg:viewBox="0 0 13 180" svg:d="M0 169c0 5 0 11 6 11 7 0 7-6 7-11 0-53 0-106 0-159 0-4 0-10-7-10-6 0-6 6-6 10 0 53 0 106 0 159z">
              <text:p/>
            </draw:path>
            <draw:path draw:style-name="gr4" draw:text-style-name="P4" draw:layer="layout" svg:width="0.012cm" svg:height="0.179cm" svg:x="10.973cm" svg:y="23.259cm" svg:viewBox="0 0 13 180" svg:d="M0 169c0 5 0 11 6 11 7 0 7-6 7-11 0-53 0-106 0-159 0-4 0-10-7-10-6 0-6 6-6 10 0 53 0 106 0 159z">
              <text:p/>
            </draw:path>
            <draw:path draw:style-name="gr4" draw:text-style-name="P4" draw:layer="layout" svg:width="0.129cm" svg:height="0.128cm" svg:x="11.039cm" svg:y="23.124cm" svg:viewBox="0 0 130 129" svg:d="M108 15c-14 5-15 19-15 19 0 4 2 13 14 13 11 0 20-9 20-21 0-15-14-26-39-26-57 0-88 43-88 80 0 26 16 49 59 49 7 0 27 0 44-7 16-6 27-18 27-21s-4-7-7-7c-1 0-1 0-4 3-15 16-37 22-59 22-18 0-28-9-28-26 0-10 7-44 16-59 11-19 28-24 40-24 4 0 13 0 20 5z">
              <text:p/>
            </draw:path>
            <draw:path draw:style-name="gr4" draw:text-style-name="P4" draw:layer="layout" svg:width="0.058cm" svg:height="0.132cm" svg:x="11.18cm" svg:y="23.162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4-24 22-24 3 0 5 0 5 6 0 5-2 7-7 20-4 10-8 21-12 31z">
              <text:p/>
            </draw:path>
            <draw:path draw:style-name="gr4" draw:text-style-name="P4" draw:layer="layout" svg:width="0.032cm" svg:height="0.083cm" svg:x="11.288cm" svg:y="23.221cm" svg:viewBox="0 0 33 84" svg:d="M33 30c0-19-7-30-18-30-9 0-15 7-15 15 0 7 6 15 15 15 3 0 7-1 10-4 1 0 1 0 1 0 1 1 1 0 1 4 0 20-10 37-19 47-3 3-3 3-3 4 0 2 1 3 2 3 3 0 26-22 26-54z">
              <text:p/>
            </draw:path>
            <draw:path draw:style-name="gr4" draw:text-style-name="P4" draw:layer="layout" svg:width="0.224cm" svg:height="0.201cm" svg:x="11.405cm" svg:y="23.053cm" svg:viewBox="0 0 225 202" svg:d="M224 9c0-2 1-3 1-5 0-4-4-4-7-4-9 7-18 14-27 21-13-15-32-21-51-21-90 0-140 69-140 127 0 53 42 75 91 75 24 0 48-7 69-22 27-21 33-46 33-48 0-4-4-4-7-4-5 0-5 1-7 6-12 35-48 55-80 55-17 0-33-4-44-12-15-12-17-32-17-39 0-8 5-60 33-93 15-18 43-31 74-31 33 0 48 25 48 50 0 3-1 7-1 10 0 4 4 4 8 4 6 0 6 0 8-6 5-21 11-42 16-63z">
              <text:p/>
            </draw:path>
            <draw:path draw:style-name="gr4" draw:text-style-name="P4" draw:layer="layout" svg:width="0.058cm" svg:height="0.132cm" svg:x="11.628cm" svg:y="23.162cm" svg:viewBox="0 0 59 133" svg:d="M54 7c0-3-2-7-8-7-4 0-11 5-11 11 0 3 3 7 8 7 6 0 11-5 11-11zM14 107c0 3-1 5-1 9 0 9 8 17 18 17 20 0 28-27 28-31 0-2-1-1-2-2-3 0-3 1-4 3-5 16-14 24-21 24-4 0-5-3-5-7 0-5 1-8 3-13s4-10 6-15 10-23 10-26c0-1 1-4 1-5 0-10-8-17-18-17-20 0-29 26-29 30 0 2 2 2 3 2 3 0 3-1 4-2 5-18 14-24 21-24 3 0 5 0 5 6 0 5-1 7-7 20-4 10-8 21-12 31z">
              <text:p/>
            </draw:path>
            <draw:path draw:style-name="gr4" draw:text-style-name="P4" draw:layer="layout" svg:width="0.106cm" svg:height="0.504cm" svg:x="11.722cm" svg:y="22.927cm" svg:viewBox="0 0 107 505" svg:d="M107 253c0-81-19-167-74-230-4-4-15-15-22-21-1-2-2-2-5-2-4 0-6 0-6 3 0 1 1 3 2 3 9 10 24 25 42 56 30 54 42 123 42 191 0 122-34 196-85 247 0 1-1 2-1 3 0 2 2 2 6 2 3 0 4 0 6-1 27-24 57-63 76-122 13-38 19-84 19-129z">
              <text:p/>
            </draw:path>
            <draw:path draw:style-name="gr4" draw:text-style-name="P4" draw:layer="layout" svg:width="0.185cm" svg:height="0.065cm" svg:x="11.974cm" svg:y="23.147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4" draw:text-style-name="P4" draw:layer="layout" svg:width="0.091cm" svg:height="0.088cm" svg:x="12.264cm" svg:y="22.813cm" svg:viewBox="0 0 92 89" svg:d="M38 47c0-1 4-19 4-20s7-11 12-16c3-1 8-5 16-5 3 0 8 0 12 2-7 2-9 7-9 11s3 7 8 7 11-4 11-12c0-10-11-14-21-14s-19 4-28 14c-3-12-15-14-20-14-7 0-13 4-16 10-4 8-7 19-7 20 0 3 3 3 4 3 2 0 2-1 4-7 3-12 6-20 14-20 5 0 7 4 7 9 0 3-2 11-3 16-2 5-4 14-4 18-3 8-5 17-7 25-1 3-2 8-2 8 0 4 4 7 7 7 2 0 6-2 8-6 1-1 2-10 4-15 2-7 4-14 6-21z">
              <text:p/>
            </draw:path>
            <draw:path draw:style-name="gr4" draw:text-style-name="P4" draw:layer="layout" svg:width="0.133cm" svg:height="0.009cm" svg:x="12.386cm" svg:y="22.846cm" svg:viewBox="0 0 134 10" svg:d="M126 10c3 0 8 0 8-5s-5-5-8-5c-40 0-79 0-118 0-3 0-8 0-8 5s5 5 8 5c39 0 78 0 118 0z">
              <text:p/>
            </draw:path>
            <draw:path draw:style-name="gr4" draw:text-style-name="P4" draw:layer="layout" svg:width="0.071cm" svg:height="0.129cm" svg:x="12.562cm" svg:y="22.769cm" svg:viewBox="0 0 72 130" svg:d="M45 6c0-6-1-6-6-6-13 12-31 13-39 13 0 2 0 5 0 7 5 0 18 0 29-6 0 34 0 67 0 100 0 7 0 9-20 9-3 0-5 0-7 0 0 3 0 5 0 7 3 0 28 0 35 0 5 0 30 0 35 0 0-2 0-4 0-7-3 0-5 0-8 0-19 0-19-2-19-9 0-36 0-72 0-108z">
              <text:p/>
            </draw:path>
            <draw:path draw:style-name="gr4" draw:text-style-name="P4" draw:layer="layout" svg:width="0.326cm" svg:height="0.392cm" svg:x="12.29cm" svg:y="22.984cm" svg:viewBox="0 0 327 393" svg:d="M327 393c0-6 0-11 0-16-37 0-45-12-45-30 0-101 0-201 0-301 0-19 8-31 45-31 0-5 0-10 0-15-109 0-218 0-327 0 0 5 0 10 0 15 38 0 46 13 46 31 0 100 0 200 0 301 0 18-9 30-46 30 0 5 0 10 0 16 45 0 90 0 135 0 0-6 0-11 0-16-37 0-46-12-46-30 0-111 0-221 0-332 50 0 100 0 149 0 0 111 0 221 0 332 0 18-8 30-46 30 0 5 0 10 0 16 45 0 90 0 135 0z">
              <text:p/>
            </draw:path>
            <draw:path draw:style-name="gr4" draw:text-style-name="P4" draw:layer="layout" svg:width="0.085cm" svg:height="0.169cm" svg:x="12.26cm" svg:y="23.452cm" svg:viewBox="0 0 86 170" svg:d="M86 7c0-3-3-7-8-7s-11 6-11 10 3 8 8 8 11-5 11-11zM44 140c-3 13-14 25-25 25-3 0-5 0-7-1 5-3 6-7 6-11s-4-7-7-7c-6 0-11 6-11 12 0 7 7 12 19 12s35-7 41-31c6-23 12-47 18-70 0-3 0-4 0-7 0-11-8-19-20-19-22 0-35 28-35 31 0 2 3 2 3 2 3 0 3-1 4-3 5-11 16-24 27-24 5 0 7 3 7 9 0 3-1 5-1 7-6 25-13 50-19 75z">
              <text:p/>
            </draw:path>
            <draw:path draw:style-name="gr4" draw:text-style-name="P4" draw:layer="layout" svg:width="0.144cm" svg:height="0.052cm" svg:x="12.377cm" svg:y="23.506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4" draw:text-style-name="P4" draw:layer="layout" svg:width="0.09cm" svg:height="0.133cm" svg:x="12.547cm" svg:y="23.452cm" svg:viewBox="0 0 91 134" svg:d="M91 67c0-21-3-37-12-50-5-10-18-17-33-17-46 0-46 53-46 67s0 67 46 67c45 0 45-52 45-67zM46 129c-10 0-22-6-26-22-2-11-2-28-2-42 0-15 0-29 3-40 4-15 17-20 25-20 10 0 20 7 24 18 3 11 3 25 3 42 0 14 0 29-3 41-4 18-17 23-24 23z">
              <text:p/>
            </draw:path>
            <draw:path draw:style-name="gr4" draw:text-style-name="P4" draw:layer="layout" svg:width="0.145cm" svg:height="0.178cm" svg:x="12.691cm" svg:y="23.126cm" svg:viewBox="0 0 146 179" svg:d="M22 158c-3 10-4 12-16 12-3 0-6 0-6 5 0 2 2 4 3 4 8 0 16-2 24-2 10 0 19 2 28 2 2 0 5 0 5-6 0-3-2-3-6-3-15 0-15-2-15-5s12-48 14-55c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4" draw:text-style-name="P4" draw:layer="layout" svg:width="0.105cm" svg:height="0.504cm" svg:x="12.939cm" svg:y="22.927cm" svg:viewBox="0 0 106 505" svg:d="M94 502c0 1 3 3 4 3s3 0 5 0c1 0 3 0 3-2s0-2 0-3c-11-10-26-25-44-56-29-54-41-123-41-191 0-124 36-198 85-247 0-1 0-2 0-3 0-3-1-3-4-3-4 0-5 0-8 2-26 24-56 63-76 122-12 37-18 82-18 129 0 66 12 142 56 207 8 11 18 22 18 23 3 3 7 7 9 9 4 4 7 7 11 10z">
              <text:p/>
            </draw:path>
            <draw:path draw:style-name="gr4" draw:text-style-name="P4" draw:layer="layout" svg:width="0.126cm" svg:height="0.196cm" svg:x="13.071cm" svg:y="23.056cm" svg:viewBox="0 0 127 197" svg:d="M64 10c2-4 1-4 2-5 0-4-4-5-7-5-1 0-1 0-2 0-12 1-24 1-36 2-4 0-9 0-9 8 0 5 5 5 7 5 3 0 8 0 12 1-2 10-5 22-8 32-6 26-13 52-19 78-4 16-4 19-4 25 0 36 26 46 47 46 51 0 80-46 80-83 0-35-25-46-49-46-13 0-24 5-31 9 6-23 11-45 17-67zM48 187c-11 0-20-6-20-24 0-9 2-19 5-28 2-10 7-29 9-38 1-5 18-19 35-19s18 15 18 21c0 15-9 49-13 60-10 23-26 28-34 28z">
              <text:p/>
            </draw:path>
            <draw:path draw:style-name="gr4" draw:text-style-name="P4" draw:layer="layout" svg:width="0.085cm" svg:height="0.169cm" svg:x="13.202cm" svg:y="22.986cm" svg:viewBox="0 0 86 170" svg:d="M86 7c0-3-2-7-7-7-6 0-11 5-11 10 0 4 2 8 8 8 5 0 10-5 10-11zM45 140c-3 13-14 25-25 25-3 0-6-1-7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4" draw:text-style-name="P4" draw:layer="layout" svg:width="0.059cm" svg:height="0.132cm" svg:x="13.212cm" svg:y="23.198cm" svg:viewBox="0 0 60 133" svg:d="M54 8c0-3-2-8-8-8-4 0-11 6-11 11 0 3 3 7 8 7 6 0 11-5 11-10zM14 108c0 2-1 5-1 8 0 9 8 17 18 17 20 0 29-27 29-31 0-2-2-1-3-2-3 0-3 1-4 3-5 16-14 24-21 24-4 0-5-2-5-7 0-4 1-8 3-12 2-6 4-11 6-16s10-22 10-25c0-2 1-5 1-6 0-10-8-17-18-17-20 0-29 26-29 30 0 3 2 3 3 3 3 0 3-2 4-3 5-17 14-24 21-24 3 0 5 1 5 6s-1 8-7 20c-4 11-8 21-12 32z">
              <text:p/>
            </draw:path>
            <draw:path draw:style-name="gr4" draw:text-style-name="P4" draw:layer="layout" svg:width="0.012cm" svg:height="0.18cm" svg:x="13.361cm" svg:y="22.922cm" svg:viewBox="0 0 13 181" svg:d="M0 170c0 4 0 11 6 11 7 0 7-6 7-11 0-53 0-106 0-160 0-4 0-10-7-10-6 0-6 6-6 10 0 54 0 107 0 160z">
              <text:p/>
            </draw:path>
            <draw:path draw:style-name="gr4" draw:text-style-name="P4" draw:layer="layout" svg:width="0.012cm" svg:height="0.179cm" svg:x="13.361cm" svg:y="23.09cm" svg:viewBox="0 0 13 180" svg:d="M0 169c0 5 0 11 6 11 7 0 7-6 7-11 0-53 0-106 0-159 0-4 0-10-7-10-6 0-6 6-6 10 0 53 0 106 0 159z">
              <text:p/>
            </draw:path>
            <draw:path draw:style-name="gr4" draw:text-style-name="P4" draw:layer="layout" svg:width="0.012cm" svg:height="0.179cm" svg:x="13.361cm" svg:y="23.259cm" svg:viewBox="0 0 13 180" svg:d="M0 169c0 5 0 11 6 11 7 0 7-6 7-11 0-53 0-106 0-159 0-4 0-10-7-10-6 0-6 6-6 10 0 53 0 106 0 159z">
              <text:p/>
            </draw:path>
            <draw:path draw:style-name="gr4" draw:text-style-name="P4" draw:layer="layout" svg:width="0.129cm" svg:height="0.128cm" svg:x="13.428cm" svg:y="23.124cm" svg:viewBox="0 0 130 129" svg:d="M108 15c-15 5-15 19-15 19 0 4 2 13 14 13 11 0 20-9 20-21 0-15-14-26-39-26-57 0-88 43-88 80 0 26 15 49 59 49 7 0 27 0 44-7 16-6 27-18 27-21s-4-7-7-7c-1 0-1 0-4 3-15 16-37 22-59 22-18 0-28-9-28-26 0-10 7-44 16-59 11-19 28-24 40-24 4 0 13 0 20 5z">
              <text:p/>
            </draw:path>
            <draw:path draw:style-name="gr4" draw:text-style-name="P4" draw:layer="layout" svg:width="0.058cm" svg:height="0.132cm" svg:x="13.569cm" svg:y="23.162cm" svg:viewBox="0 0 59 133" svg:d="M54 7c0-3-2-7-8-7-5 0-11 5-11 11 0 3 3 7 8 7 6 0 11-5 11-11zM14 107c0 3-2 5-2 9 0 9 8 17 19 17 19 0 28-27 28-31 0-2-2-2-3-2-2 0-2 1-3 3-5 16-14 24-22 24-3 0-5-3-5-7 0-5 2-8 4-13s4-10 6-15 9-23 10-26c0-1 1-4 1-5 0-10-8-17-19-17-19 0-28 26-28 30 0 2 2 2 3 2 3 0 3-1 3-2 6-18 14-24 22-24 2 0 5 0 5 6 0 5-2 7-7 20-4 10-8 21-12 31z">
              <text:p/>
            </draw:path>
            <draw:path draw:style-name="gr4" draw:text-style-name="P4" draw:layer="layout" svg:width="0.105cm" svg:height="0.504cm" svg:x="13.663cm" svg:y="22.927cm" svg:viewBox="0 0 106 505" svg:d="M106 253c0-81-18-167-74-230-3-4-14-15-21-21-1-2-2-2-6-2-3 0-5 0-5 3 0 1 1 3 2 3 9 10 24 25 42 56 30 54 42 123 42 191 0 122-35 196-85 247-1 1-1 2-1 3 0 2 2 2 5 2 4 0 5 0 7-1 26-24 57-63 76-122 13-38 18-84 18-129z">
              <text:p/>
            </draw:path>
            <draw:path draw:style-name="gr4" draw:text-style-name="P4" draw:layer="layout" svg:width="0.146cm" svg:height="0.178cm" svg:x="13.858cm" svg:y="23.126cm" svg:viewBox="0 0 147 179" svg:d="M22 158c-3 10-3 12-16 12-3 0-6 0-6 5 0 2 2 4 4 4 7 0 15-2 23-2 10 0 19 2 28 2 2 0 5 0 5-6 0-3-2-3-6-3-15 0-15-2-15-5s12-48 15-55c3 8 11 17 25 17 33 0 68-41 68-82 0-27-16-45-37-45-15 0-28 10-37 21-3-15-15-21-26-21-13 0-18 11-21 16-4 10-8 26-8 27 0 3 3 3 4 3 2 0 2 0 4-6 5-20 11-34 20-34 5 0 9 3 9 13 0 7-1 10-1 15-11 41-22 83-32 124zM71 37c3-8 10-16 15-20 10-9 18-11 23-11 11 0 17 10 17 27s-8 49-14 59c-9 20-22 30-33 30-19 0-22-24-22-26 0-1 0-1 1-4 4-18 9-37 13-55z">
              <text:p/>
            </draw:path>
            <draw:path draw:style-name="gr4" draw:text-style-name="P4" draw:layer="layout" svg:width="0.106cm" svg:height="0.504cm" svg:x="14.106cm" svg:y="22.927cm" svg:viewBox="0 0 107 505" svg:d="M94 502c1 1 3 2 4 3 2 0 4 0 6 0 1 0 3 0 3-2s-1-2-1-3c-10-10-25-25-43-56-30-54-41-123-41-191 0-124 35-198 84-247 1-1 1-2 1-3 0-3-2-3-5-3-4 0-4 0-7 2-27 24-57 63-77 122-12 37-18 82-18 129 0 66 12 142 56 207 8 11 18 22 18 23 3 3 7 7 9 9 4 4 8 7 11 10z">
              <text:p/>
            </draw:path>
            <draw:path draw:style-name="gr4" draw:text-style-name="P4" draw:layer="layout" svg:width="0.158cm" svg:height="0.128cm" svg:x="14.234cm" svg:y="23.124cm" svg:viewBox="0 0 159 129" svg:d="M140 14c-10 3-15 12-15 20 0 5 5 12 14 12 10 0 20-8 20-21 0-15-15-25-32-25-16 0-26 12-30 17-7-12-23-17-39-17-35 0-54 34-54 43 0 4 4 4 6 4 4 0 6 0 7-3 8-26 29-34 40-34 10 0 16 5 16 14 0 5-4 21-7 30-3 13-6 26-9 40-5 16-15 25-24 25-2 0-8 0-14-5 11-2 15-12 15-19 0-6-4-13-14-13s-20 8-20 22c0 15 15 25 32 25 16 0 26-12 30-17 8 12 23 17 39 17 36 0 54-35 54-44 0-4-4-4-6-4-3 0-6 0-7 4-8 25-28 34-40 34-10 0-16-5-16-14 0-6 4-21 7-31 2-8 9-34 9-39 5-17 15-25 24-25 2 0 8 0 14 4z">
              <text:p/>
            </draw:path>
            <draw:path draw:style-name="gr4" draw:text-style-name="P4" draw:layer="layout" svg:width="0.085cm" svg:height="0.169cm" svg:x="14.408cm" svg:y="22.986cm" svg:viewBox="0 0 86 170" svg:d="M86 7c0-3-2-7-8-7-5 0-10 5-10 10 0 4 2 8 8 8 5 0 10-5 10-11zM45 140c-3 13-14 25-26 25-2 0-5-1-6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4" draw:text-style-name="P4" draw:layer="layout" svg:width="0.058cm" svg:height="0.132cm" svg:x="14.418cm" svg:y="23.198cm" svg:viewBox="0 0 59 133" svg:d="M54 8c0-3-2-8-8-8-4 0-11 6-11 11 0 3 3 7 8 7 6 0 11-5 11-10zM14 108c0 2-1 5-1 8 0 9 7 17 18 17 20 0 28-27 28-31 0-2-1-1-2-2-3 0-3 1-4 3-5 16-14 24-21 24-4 0-5-2-5-7 0-4 1-8 3-12 2-6 4-11 6-16s9-22 10-25c0-2 1-5 1-6 0-10-8-17-18-17-20 0-29 26-29 30 0 3 2 3 3 3 3 0 3-2 4-3 5-17 14-24 21-24 3 0 5 1 5 6s-1 8-7 20c-4 11-8 21-12 32z">
              <text:p/>
            </draw:path>
            <draw:path draw:style-name="gr4" draw:text-style-name="P4" draw:layer="layout" svg:width="0.011cm" svg:height="0.18cm" svg:x="14.568cm" svg:y="22.922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79cm" svg:x="14.568cm" svg:y="23.09cm" svg:viewBox="0 0 12 180" svg:d="M0 169c0 5 0 11 6 11s6-6 6-11c0-53 0-106 0-159 0-4 0-10-6-10s-6 6-6 10c0 53 0 106 0 159z">
              <text:p/>
            </draw:path>
            <draw:path draw:style-name="gr4" draw:text-style-name="P4" draw:layer="layout" svg:width="0.011cm" svg:height="0.179cm" svg:x="14.568cm" svg:y="23.259cm" svg:viewBox="0 0 12 180" svg:d="M0 169c0 5 0 11 6 11s6-6 6-11c0-53 0-106 0-159 0-4 0-10-6-10s-6 6-6 10c0 53 0 106 0 159z">
              <text:p/>
            </draw:path>
            <draw:path draw:style-name="gr4" draw:text-style-name="P4" draw:layer="layout" svg:width="0.126cm" svg:height="0.196cm" svg:x="14.636cm" svg:y="23.056cm" svg:viewBox="0 0 127 197" svg:d="M64 10c2-4 1-4 2-5 0-4-4-5-7-5-1 0-1 0-1 0-13 1-25 1-37 2-4 0-9 0-9 8 0 5 6 5 7 5 3 0 8 0 12 1-2 10-5 22-8 32-6 26-13 52-19 78-4 16-4 19-4 25 0 36 26 46 48 46 50 0 79-46 79-83 0-35-25-46-49-46-13 0-24 5-30 9 5-23 11-45 16-67zM48 187c-10 0-20-6-20-24 0-9 2-19 5-28 2-10 7-29 9-38 2-5 18-19 35-19s19 15 19 21c0 15-10 49-14 60-10 23-26 28-34 28z">
              <text:p/>
            </draw:path>
            <draw:path draw:style-name="gr4" draw:text-style-name="P4" draw:layer="layout" svg:width="0.085cm" svg:height="0.169cm" svg:x="14.768cm" svg:y="22.986cm" svg:viewBox="0 0 86 170" svg:d="M86 7c0-3-3-7-8-7s-11 5-11 10c0 4 3 8 8 8s11-5 11-11zM44 140c-3 13-14 25-25 25-3 0-5-1-7-2 5-2 6-6 6-10s-3-7-7-7c-6 0-11 5-11 11 0 8 7 13 19 13s35-7 41-31c6-23 12-47 18-70 0-3 0-4 0-7 0-11-8-19-20-19-22 0-35 27-35 31 0 2 2 1 3 2 3 0 3-1 4-3 5-12 16-24 27-24 5 0 7 3 7 9 0 3-1 5-1 6-6 25-13 51-19 76z">
              <text:p/>
            </draw:path>
            <draw:path draw:style-name="gr4" draw:text-style-name="P4" draw:layer="layout" svg:width="0.059cm" svg:height="0.132cm" svg:x="14.776cm" svg:y="23.198cm" svg:viewBox="0 0 60 133" svg:d="M54 8c0-3-2-8-8-8-4 0-10 6-10 11 0 3 2 7 8 7s10-5 10-10zM14 108c0 2-1 5-1 8 0 9 8 17 18 17 20 0 29-27 29-31 0-2-2-1-3-2-3 0-3 1-4 3-5 16-13 24-21 24-4 0-5-2-5-7 0-4 2-8 3-12 2-6 4-11 7-16 1-5 9-22 9-25 0-2 1-5 1-6 0-10-8-17-18-17-20 0-29 26-29 30 0 3 2 2 3 3 3 0 3-2 4-3 5-17 14-24 21-24 3 0 5 1 5 6s-1 8-6 20c-4 11-8 21-13 32z">
              <text:p/>
            </draw:path>
            <draw:path draw:style-name="gr4" draw:text-style-name="P4" draw:layer="layout" svg:width="0.032cm" svg:height="0.083cm" svg:x="14.91cm" svg:y="23.221cm" svg:viewBox="0 0 33 84" svg:d="M33 30c0-19-7-30-18-30-9 0-15 7-15 15 0 7 6 15 15 15 3 0 7-1 10-4 1 0 1 0 1 0 0 1 0 0 0 4 0 20-9 37-19 47-3 3-3 3-3 4 0 2 2 3 3 3 3 0 26-22 26-54z">
              <text:p/>
            </draw:path>
            <draw:path draw:style-name="gr4" draw:text-style-name="P4" draw:layer="layout" svg:width="0.224cm" svg:height="0.201cm" svg:x="15.026cm" svg:y="23.053cm" svg:viewBox="0 0 225 202" svg:d="M224 9c1-2 1-3 1-5 0-4-4-4-7-4-8 7-17 14-26 21-13-15-32-21-51-21-91 0-141 69-141 127 0 53 42 75 92 75 23 0 47-7 69-22 27-21 32-46 32-48 0-4-4-4-7-4-5 0-5 1-7 6-11 35-48 55-80 55-17 0-32-4-44-12-15-12-16-32-16-39 0-8 5-60 32-93 15-18 43-31 74-31 34 0 49 25 49 50 0 3-1 7-1 10 0 4 3 4 7 4 6 0 6 0 8-6 5-21 11-42 16-63z">
              <text:p/>
            </draw:path>
            <draw:path draw:style-name="gr4" draw:text-style-name="P4" draw:layer="layout" svg:width="0.059cm" svg:height="0.132cm" svg:x="15.249cm" svg:y="23.162cm" svg:viewBox="0 0 60 133" svg:d="M55 7c0-3-2-7-8-7-5 0-11 5-11 11 0 3 2 7 8 7s11-5 11-11zM14 107c0 3-1 5-1 9 0 9 8 17 19 17 19 0 28-27 28-31 0-2-2-2-3-2-3 0-3 1-4 3-4 16-13 24-21 24-4 0-5-3-5-7 0-5 2-8 3-13 3-5 4-10 7-15 1-5 9-23 9-26 1-1 2-4 2-5 0-10-8-17-19-17-19 0-29 26-29 30 0 2 3 2 4 2 2 0 2-1 3-2 5-18 14-24 21-24 3 0 6 0 6 6 0 5-2 7-7 20-4 10-8 21-13 31z">
              <text:p/>
            </draw:path>
            <draw:path draw:style-name="gr4" draw:text-style-name="P4" draw:layer="layout" svg:width="0.105cm" svg:height="0.504cm" svg:x="15.344cm" svg:y="22.927cm" svg:viewBox="0 0 106 505" svg:d="M106 253c0-81-18-167-74-230-4-4-14-15-21-21-1-2-2-2-6-2-3 0-5 0-5 3 0 1 1 3 2 3 9 10 24 25 41 56 31 54 42 123 42 191 0 122-34 196-84 247-1 1-1 2-1 3 0 2 2 2 5 2 4 0 5 0 7-1 26-24 57-63 76-122 12-38 18-84 18-129z">
              <text:p/>
            </draw:path>
            <draw:path draw:style-name="gr4" draw:text-style-name="P4" draw:layer="layout" svg:width="0.186cm" svg:height="0.065cm" svg:x="15.596cm" svg:y="23.147cm" svg:viewBox="0 0 187 66" svg:d="M178 12c4 0 9 0 9-6s-5-6-9-6c-56 0-112 0-168 0-4 0-10 0-10 6s6 6 10 6c56 0 112 0 168 0zM178 66c4 0 9 0 9-5 0-6-5-6-9-6-56 0-112 0-168 0-4 0-10 0-10 6 0 5 6 5 10 5 56 0 112 0 168 0z">
              <text:p/>
            </draw:path>
            <draw:path draw:style-name="gr4" draw:text-style-name="P4" draw:layer="layout" svg:width="0.09cm" svg:height="0.088cm" svg:x="15.886cm" svg:y="22.813cm" svg:viewBox="0 0 91 89" svg:d="M37 47c0-1 5-19 5-20s6-11 12-16c3-1 8-5 16-5 2 0 8 0 12 2-7 2-9 7-9 11s3 7 8 7c4 0 10-4 10-12 0-10-10-14-21-14-10 0-19 4-27 14-4-12-16-14-21-14-7 0-12 4-15 10-5 8-7 19-7 20 0 3 2 3 3 3 3 0 3-1 5-7 2-12 6-20 14-20 5 0 7 4 7 9 0 3-2 11-3 16-2 5-4 14-5 18-2 8-4 17-7 25 0 3-1 8-1 8 0 4 3 7 6 7s7-2 9-6c0-1 2-10 4-15 2-7 3-14 5-21z">
              <text:p/>
            </draw:path>
            <draw:path draw:style-name="gr4" draw:text-style-name="P4" draw:layer="layout" svg:width="0.132cm" svg:height="0.009cm" svg:x="16.008cm" svg:y="22.846cm" svg:viewBox="0 0 133 10" svg:d="M125 10c3 0 8 0 8-5s-4-5-8-5c-39 0-78 0-117 0-3 0-8 0-8 5s5 5 8 5c39 0 78 0 117 0z">
              <text:p/>
            </draw:path>
            <draw:path draw:style-name="gr4" draw:text-style-name="P4" draw:layer="layout" svg:width="0.07cm" svg:height="0.129cm" svg:x="16.184cm" svg:y="22.769cm" svg:viewBox="0 0 71 130" svg:d="M44 6c0-6 0-6-6-6-12 12-30 13-38 13 0 2 0 5 0 7 5 0 18 0 29-6 0 34 0 67 0 100 0 7 0 9-20 9-3 0-5 0-7 0 0 3 0 5 0 7 3 0 27 0 34 0 6 0 31 0 35 0 0-2 0-4 0-7-2 0-5 0-7 0-20 0-20-2-20-9 0-36 0-72 0-108z">
              <text:p/>
            </draw:path>
            <draw:path draw:style-name="gr4" draw:text-style-name="P4" draw:layer="layout" svg:width="0.327cm" svg:height="0.392cm" svg:x="15.912cm" svg:y="22.984cm" svg:viewBox="0 0 328 393" svg:d="M328 393c0-6 0-11 0-16-38 0-46-12-46-30 0-101 0-201 0-301 0-19 8-31 46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4" draw:text-style-name="P4" draw:layer="layout" svg:width="0.085cm" svg:height="0.169cm" svg:x="15.881cm" svg:y="23.452cm" svg:viewBox="0 0 86 170" svg:d="M86 7c0-3-2-7-8-7-5 0-11 6-11 10s3 8 8 8c6 0 11-5 11-11zM45 140c-3 13-14 25-26 25-2 0-5 0-7-1 6-3 7-7 7-11s-4-7-8-7c-6 0-11 6-11 12 0 7 8 12 19 12 12 0 35-7 42-31 6-23 12-47 17-70 0-3 1-4 1-7 0-11-9-19-21-19-22 0-34 28-34 31 0 2 2 2 3 2 3 0 3-1 4-3 5-11 15-24 27-24 4 0 6 3 6 9 0 3 0 5 0 7-6 25-13 50-19 75z">
              <text:p/>
            </draw:path>
            <draw:path draw:style-name="gr4" draw:text-style-name="P4" draw:layer="layout" svg:width="0.144cm" svg:height="0.052cm" svg:x="16cm" svg:y="23.506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4" draw:text-style-name="P4" draw:layer="layout" svg:width="0.09cm" svg:height="0.133cm" svg:x="16.168cm" svg:y="23.452cm" svg:viewBox="0 0 91 134" svg:d="M91 67c0-21-2-37-11-50-6-10-18-17-34-17-46 0-46 53-46 67s0 67 46 67c45 0 45-52 45-67zM46 129c-9 0-21-6-25-22-3-11-3-28-3-42 0-15 0-29 3-40 4-15 17-20 25-20 10 0 20 7 24 18s4 25 4 42c0 14 0 29-3 41-4 18-17 23-25 23z">
              <text:p/>
            </draw:path>
            <draw:path draw:style-name="gr4" draw:text-style-name="P4" draw:layer="layout" svg:width="0.146cm" svg:height="0.178cm" svg:x="16.312cm" svg:y="23.126cm" svg:viewBox="0 0 147 179" svg:d="M22 158c-2 10-3 12-15 12-4 0-7 0-7 5 0 2 2 4 4 4 8 0 16-2 24-2 9 0 18 2 27 2 2 0 6 0 6-6 0-3-3-3-7-3-14 0-14-2-14-5s11-48 14-55c3 8 11 17 25 17 33 0 68-41 68-82 0-27-16-45-37-45-14 0-28 10-37 21-3-15-15-21-26-21-13 0-17 11-21 16-4 10-8 26-8 27 0 3 3 3 4 3 2 0 3 0 4-6 5-20 11-34 20-34 5 0 9 3 9 13 0 7-1 10-1 15-11 41-21 83-32 124zM71 37c3-8 10-16 15-20 10-9 18-11 23-11 11 0 18 10 18 27s-9 49-14 59c-10 20-23 30-34 30-18 0-22-24-22-26 0-1 0-1 1-4 4-18 9-37 13-55z">
              <text:p/>
            </draw:path>
            <draw:path draw:style-name="gr4" draw:text-style-name="P4" draw:layer="layout" svg:width="0.106cm" svg:height="0.504cm" svg:x="16.56cm" svg:y="22.927cm" svg:viewBox="0 0 107 505" svg:d="M94 502c1 1 3 2 4 3 2 0 4 0 6 0 1 0 3 0 3-2s-1-2-1-3c-10-10-25-25-43-56-30-54-41-123-41-191 0-124 35-198 84-247 1-1 1-2 1-3 0-3-2-3-5-3-4 0-4 0-7 2-27 24-57 63-76 122-13 37-19 82-19 129 0 66 12 142 57 207 7 11 17 22 17 23 4 3 8 7 9 9 4 4 8 7 11 10z">
              <text:p/>
            </draw:path>
            <draw:path draw:style-name="gr4" draw:text-style-name="P4" draw:layer="layout" svg:width="0.127cm" svg:height="0.196cm" svg:x="16.692cm" svg:y="23.056cm" svg:viewBox="0 0 128 197" svg:d="M65 10c1-4 0-4 1-5 0-4-4-5-7-5-1 0-1 0-1 0-12 1-24 1-36 2-4 0-10 0-10 8 0 5 6 5 7 5 3 0 9 0 12 1-2 10-5 22-8 32-6 26-13 52-19 78-4 16-4 19-4 25 0 36 27 46 48 46 51 0 80-46 80-83 0-35-26-46-50-46-13 0-24 5-30 9 6-23 11-45 17-67zM49 187c-11 0-21-6-21-24 0-9 3-19 5-28 3-10 8-29 9-38 2-5 18-19 36-19 16 0 18 15 18 21 0 15-10 49-14 60-9 23-25 28-33 28z">
              <text:p/>
            </draw:path>
            <draw:path draw:style-name="gr4" draw:text-style-name="P4" draw:layer="layout" svg:width="0.085cm" svg:height="0.169cm" svg:x="16.824cm" svg:y="22.986cm" svg:viewBox="0 0 86 170" svg:d="M86 7c0-3-2-7-8-7-5 0-11 5-11 10 0 4 3 8 8 8 6 0 11-5 11-11zM45 140c-3 13-14 25-26 25-2 0-5-1-7-2 6-2 7-6 7-10s-4-7-8-7c-6 0-11 5-11 11 0 8 8 13 19 13 12 0 35-7 41-31 6-23 12-47 18-70 0-3 1-4 1-7 0-11-9-19-21-19-22 0-35 27-35 31 0 2 3 2 4 2 3 0 3-1 4-3 5-12 15-24 27-24 4 0 6 3 6 9 0 3 0 5-1 6-6 25-12 51-18 76z">
              <text:p/>
            </draw:path>
            <draw:path draw:style-name="gr4" draw:text-style-name="P4" draw:layer="layout" svg:width="0.058cm" svg:height="0.132cm" svg:x="16.834cm" svg:y="23.198cm" svg:viewBox="0 0 59 133" svg:d="M54 8c0-3-2-8-8-8-5 0-11 6-11 11 0 3 3 7 8 7 6 0 11-5 11-10zM14 108c0 2-2 5-2 8 0 9 8 17 19 17 19 0 28-27 28-31 0-2-2-2-3-2-2 0-3 1-4 3-4 16-13 24-21 24-4 0-5-2-5-7 0-4 2-8 4-12 2-6 4-11 6-16s9-22 10-25c0-2 1-5 1-6 0-10-8-17-19-17-19 0-28 26-28 30 0 3 2 3 3 3 3 0 3-2 3-3 6-17 14-24 21-24 3 0 6 1 6 6s-2 8-7 20c-4 11-8 21-12 32z">
              <text:p/>
            </draw:path>
            <draw:path draw:style-name="gr4" draw:text-style-name="P4" draw:layer="layout" svg:width="0.011cm" svg:height="0.18cm" svg:x="16.983cm" svg:y="22.922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79cm" svg:x="16.983cm" svg:y="23.09cm" svg:viewBox="0 0 12 180" svg:d="M0 169c0 5 0 11 6 11s6-6 6-11c0-53 0-106 0-159 0-4 0-10-6-10s-6 6-6 10c0 53 0 106 0 159z">
              <text:p/>
            </draw:path>
            <draw:path draw:style-name="gr4" draw:text-style-name="P4" draw:layer="layout" svg:width="0.011cm" svg:height="0.179cm" svg:x="16.983cm" svg:y="23.259cm" svg:viewBox="0 0 12 180" svg:d="M0 169c0 5 0 11 6 11s6-6 6-11c0-53 0-106 0-159 0-4 0-10-6-10s-6 6-6 10c0 53 0 106 0 159z">
              <text:p/>
            </draw:path>
            <draw:path draw:style-name="gr4" draw:text-style-name="P4" draw:layer="layout" svg:width="0.13cm" svg:height="0.128cm" svg:x="17.049cm" svg:y="23.124cm" svg:viewBox="0 0 131 129" svg:d="M109 15c-15 5-15 19-15 19 0 4 2 13 13 13 12 0 21-9 21-21 0-15-15-26-40-26-56 0-88 43-88 80 0 26 16 49 60 49 7 0 26 0 43-7 17-6 28-18 28-21s-5-7-7-7-2 0-4 3c-15 16-38 22-59 22-19 0-28-9-28-26 0-10 7-44 15-59 11-19 29-24 41-24 3 0 13 0 20 5z">
              <text:p/>
            </draw:path>
            <draw:path draw:style-name="gr4" draw:text-style-name="P4" draw:layer="layout" svg:width="0.059cm" svg:height="0.132cm" svg:x="17.19cm" svg:y="23.162cm" svg:viewBox="0 0 60 133" svg:d="M54 7c0-3-2-7-8-7-4 0-10 5-10 11 0 3 2 7 8 7s10-5 10-11zM14 107c0 3-1 5-1 9 0 9 8 17 18 17 20 0 29-27 29-31 0-2-2-2-3-2-3 0-3 1-4 3-5 16-13 24-21 24-4 0-5-3-5-7 0-5 2-8 3-13 2-5 4-10 7-15 1-5 9-23 9-26 0-1 1-4 1-5 0-10-8-17-18-17-20 0-29 26-29 30 0 2 2 1 3 2 3 0 3-1 4-2 5-18 14-24 21-24 3 0 5 0 5 6 0 5-1 7-6 20-4 10-8 21-13 31z">
              <text:p/>
            </draw:path>
            <draw:path draw:style-name="gr4" draw:text-style-name="P4" draw:layer="layout" svg:width="0.106cm" svg:height="0.504cm" svg:x="17.284cm" svg:y="22.927cm" svg:viewBox="0 0 107 505" svg:d="M107 253c0-81-19-167-74-230-4-4-15-15-21-21-2-2-2-2-6-2s-6 0-6 3c0 1 1 2 2 3 9 10 24 25 42 56 30 54 42 123 42 191 0 122-34 196-84 247-1 1-2 2-2 3 0 2 2 2 6 2s4 0 6-1c27-24 57-63 77-122 12-38 18-84 18-129z">
              <text:p/>
            </draw:path>
            <draw:path draw:style-name="gr4" draw:text-style-name="P4" draw:layer="layout" svg:width="0.1cm" svg:height="0.085cm" svg:x="17.503cm" svg:y="22.813cm" svg:viewBox="0 0 101 86" svg:d="M35 6c0-1 0-2 0-4-1 0 0-2-3-2-4 0-11 1-13 1-3 1-7 1-10 1s-6 0-6 4c0 3 3 3 5 3 10 0 10 1 10 3s-1 5-2 8c-3 13-7 26-10 39-5 20-6 24-6 25 0 2 3 2 4 2s2 0 3 0c18-2 43-12 63-30 28-24 21-33 31-50 0-4-3-6-7-6-7 0-8 6-9 11-8 28-35 58-68 67 6-24 12-48 18-72z">
              <text:p/>
            </draw:path>
            <draw:path draw:style-name="gr4" draw:text-style-name="P4" draw:layer="layout" svg:width="0.132cm" svg:height="0.009cm" svg:x="17.636cm" svg:y="22.846cm" svg:viewBox="0 0 133 10" svg:d="M125 10c3 0 8 0 8-5s-4-5-8-5c-39 0-78 0-117 0-3 0-8 0-8 5s5 5 8 5c39 0 78 0 117 0z">
              <text:p/>
            </draw:path>
            <draw:path draw:style-name="gr4" draw:text-style-name="P4" draw:layer="layout" svg:width="0.07cm" svg:height="0.129cm" svg:x="17.812cm" svg:y="22.769cm" svg:viewBox="0 0 71 130" svg:d="M44 6c0-6 0-6-6-6-12 12-30 13-38 13 0 2 0 5 0 7 5 0 18 0 28-6 0 34 0 67 0 100 0 7 0 9-19 9-3 0-5 0-7 0 0 3 0 5 0 7 3 0 27 0 34 0 6 0 31 0 35 0 0-2 0-4 0-7-2 0-5 0-7 0-20 0-20-2-20-9 0-36 0-72 0-108z">
              <text:p/>
            </draw:path>
            <draw:path draw:style-name="gr4" draw:text-style-name="P4" draw:layer="layout" svg:width="0.326cm" svg:height="0.392cm" svg:x="17.532cm" svg:y="22.984cm" svg:viewBox="0 0 327 393" svg:d="M327 393c0-6 0-11 0-16-37 0-46-12-46-30 0-101 0-201 0-301 0-19 9-31 46-31 0-5 0-10 0-15-109 0-218 0-327 0 0 5 0 10 0 15 37 0 46 13 46 31 0 100 0 200 0 301 0 18-9 30-46 30 0 5 0 10 0 16 45 0 90 0 135 0 0-6 0-11 0-16-37 0-46-12-46-30 0-111 0-221 0-332 50 0 100 0 149 0 0 111 0 221 0 332 0 18-9 30-46 30 0 5 0 10 0 16 45 0 90 0 135 0z">
              <text:p/>
            </draw:path>
            <draw:path draw:style-name="gr4" draw:text-style-name="P4" draw:layer="layout" svg:width="0.065cm" svg:height="0.124cm" svg:x="17.519cm" svg:y="23.456cm" svg:viewBox="0 0 66 125" svg:d="M40 45c7 0 13 0 20 0 4 0 6 0 6-4 0-3-2-3-5-3-7 0-13 0-19 0 2-9 4-19 7-29 1-1 1-2 1-3 0-4-3-6-7-6-5 0-8 3-9 8-2 6 1-4-8 30-6 0-13 0-20 0-4 0-6 0-6 4 0 3 2 3 6 3 6 0 12 0 19 0-4 15-8 31-12 46-1 6-3 12-3 15 0 12 10 19 21 19 22 0 35-28 35-31 0-2-3-1-4-2-2 0-3 1-4 4-5 12-16 23-26 23-5 0-7-2-7-9 0-2 1-7 1-8 4-19 9-38 14-57z">
              <text:p/>
            </draw:path>
            <draw:path draw:style-name="gr4" draw:text-style-name="P4" draw:layer="layout" svg:width="0.144cm" svg:height="0.052cm" svg:x="17.61cm" svg:y="23.503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4" draw:text-style-name="P4" draw:layer="layout" svg:width="0.09cm" svg:height="0.134cm" svg:x="17.779cm" svg:y="23.448cm" svg:viewBox="0 0 91 135" svg:d="M91 68c0-22-2-37-11-51-6-9-18-17-34-17-46 0-46 54-46 68s0 67 46 67c45 0 45-53 45-67zM46 130c-9 0-21-6-25-22-3-12-3-28-3-42 0-15 0-30 3-40 4-16 17-20 25-20 11 0 20 6 24 18 4 10 4 25 4 42 0 14 0 28-3 41-4 18-17 23-25 23z">
              <text:p/>
            </draw:path>
            <draw:path draw:style-name="gr4" draw:text-style-name="P4" draw:layer="layout" svg:width="0.146cm" svg:height="0.178cm" svg:x="17.94cm" svg:y="23.126cm" svg:viewBox="0 0 147 179" svg:d="M22 158c-2 10-3 12-16 12-3 0-6 0-6 5 0 2 2 4 4 4 7 0 16-2 23-2 10 0 19 2 28 2 2 0 6 0 6-6 0-3-3-3-7-3-14 0-14-2-14-5s11-48 14-55c3 8 11 17 25 17 33 0 68-41 68-82 0-27-16-45-37-45-14 0-28 10-37 21-3-15-15-21-26-21-13 0-17 11-21 16-4 10-8 26-8 27 0 3 3 3 4 3 2 0 3 0 4-6 5-20 11-34 20-34 5 0 9 3 9 13 0 7-1 10-1 15-11 41-22 83-32 124zM71 37c3-8 10-16 15-20 10-9 18-11 23-11 11 0 18 10 18 27s-9 49-14 59c-10 20-23 30-34 30-18 0-22-24-22-26 0-1 0-1 1-4 4-18 9-37 13-55z">
              <text:p/>
            </draw:path>
            <draw:path draw:style-name="gr4" draw:text-style-name="P4" draw:layer="layout" svg:width="0.106cm" svg:height="0.504cm" svg:x="18.188cm" svg:y="22.927cm" svg:viewBox="0 0 107 505" svg:d="M94 502c1 1 3 2 4 3 2 0 4 0 6 0 1 0 3 0 3-2s-1-2-1-3c-10-10-25-25-43-56-30-54-41-123-41-191 0-124 35-198 84-247 1-1 1-2 1-3 0-3-2-3-5-3-4 0-4 0-7 2-27 24-57 63-77 122-12 37-18 82-18 129 0 66 12 142 57 207 7 11 17 22 17 23 4 3 7 7 9 9 4 4 8 7 11 10z">
              <text:p/>
            </draw:path>
            <draw:path draw:style-name="gr4" draw:text-style-name="P4" draw:layer="layout" svg:width="0.139cm" svg:height="0.126cm" svg:x="18.314cm" svg:y="23.126cm" svg:viewBox="0 0 140 127" svg:d="M86 39c1-7 8-33 28-33 1 0 8 0 14 4-8 1-14 8-14 15 0 5 4 10 11 10 6 0 15-5 15-17 0-14-17-18-26-18-16 0-26 15-30 22-6-19-22-22-30-22-29 0-45 36-45 43 0 3 2 3 3 3 2 0 3 0 4-3 10-29 28-37 38-37 5 0 15 3 15 19 0 9-5 28-15 67-5 18-15 30-28 30-1 0-8 0-13-4 7-2 13-8 13-16s-6-9-11-9c-8 0-15 7-15 16 0 13 14 18 26 18 19 0 29-19 30-21 3 11 14 21 30 21 29 0 45-36 45-43 0-2-2-2-3-2-2 0-3 0-4 2-9 30-28 38-37 38-11 0-16-10-16-20 0-5 2-12 5-24 3-13 6-26 10-39z">
              <text:p/>
            </draw:path>
            <draw:path draw:style-name="gr4" draw:text-style-name="P4" draw:layer="layout" svg:width="0.085cm" svg:height="0.169cm" svg:x="18.467cm" svg:y="22.986cm" svg:viewBox="0 0 86 170" svg:d="M86 7c0-3-2-7-8-7-5 0-11 5-11 10 0 4 3 8 8 8 6 0 11-5 11-11zM45 140c-4 13-15 25-26 25-2 0-5-1-7-2 5-2 6-6 6-10s-3-7-7-7c-6 0-11 5-11 11 0 8 7 13 19 13s35-7 41-31c6-23 12-47 18-70 0-3 1-4 1-7 0-11-9-19-21-19-22 0-35 27-35 31 0 2 2 1 3 2 3 0 4-1 4-3 5-12 16-24 28-24 4 0 6 3 6 9 0 3-1 5-1 6-6 25-12 51-18 76z">
              <text:p/>
            </draw:path>
            <draw:path draw:style-name="gr4" draw:text-style-name="P4" draw:layer="layout" svg:width="0.059cm" svg:height="0.132cm" svg:x="18.475cm" svg:y="23.198cm" svg:viewBox="0 0 60 133" svg:d="M54 8c0-3-2-8-7-8s-11 6-11 11c0 3 2 7 8 7s10-5 10-10zM14 108c0 2-1 5-1 8 0 9 8 17 18 17 20 0 29-27 29-31 0-2-2-2-3-2-3 0-3 1-4 3-4 16-13 24-21 24-4 0-5-2-5-7 0-4 2-8 3-12 2-6 4-11 7-16 1-5 9-22 9-25 1-2 1-5 1-6 0-10-8-17-18-17-19 0-29 26-29 30 0 3 2 2 3 3 3 0 3-2 4-3 5-17 14-24 21-24 3 0 5 1 5 6s-1 8-6 20c-4 11-8 21-13 32z">
              <text:p/>
            </draw:path>
            <draw:path draw:style-name="gr4" draw:text-style-name="P4" draw:layer="layout" svg:width="0.024cm" svg:height="0.06cm" svg:x="18.568cm" svg:y="23.306cm" svg:viewBox="0 0 25 61" svg:d="M19 19c0 11-1 24-15 36-1 1-2 2-2 3s2 3 4 3 19-16 19-39c0-12-5-22-14-22-6 0-11 5-11 11 0 7 4 11 11 11 5 0 6-2 8-3z">
              <text:p/>
            </draw:path>
            <draw:path draw:style-name="gr4" draw:text-style-name="P4" draw:layer="layout" svg:width="0.065cm" svg:height="0.124cm" svg:x="18.621cm" svg:y="23.206cm" svg:viewBox="0 0 66 125" svg:d="M40 45c7 0 13 0 20 0 4 0 6 0 6-4 0-3-2-3-5-3-7 0-13 0-19 0 2-10 4-20 7-29 1-1 1-3 1-3 0-4-3-6-7-6-5 0-8 3-9 8s1-4-8 30c-6 0-13 0-20 0-4 0-6 0-6 4 0 3 2 3 6 3 6 0 12 0 19 0-4 15-8 31-12 46-1 5-3 12-3 15 0 12 10 19 21 19 22 0 35-28 35-31 0-2-3-1-4-2-2 0-3 0-4 4-5 12-16 23-26 23-5 0-7-2-7-9 0-3 1-7 1-8 4-19 9-38 14-57z">
              <text:p/>
            </draw:path>
            <draw:path draw:style-name="gr4" draw:text-style-name="P4" draw:layer="layout" svg:width="0.011cm" svg:height="0.18cm" svg:x="18.752cm" svg:y="22.922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79cm" svg:x="18.752cm" svg:y="23.09cm" svg:viewBox="0 0 12 180" svg:d="M0 169c0 5 0 11 6 11s6-6 6-11c0-53 0-106 0-159 0-4 0-10-6-10s-6 6-6 10c0 53 0 106 0 159z">
              <text:p/>
            </draw:path>
            <draw:path draw:style-name="gr4" draw:text-style-name="P4" draw:layer="layout" svg:width="0.011cm" svg:height="0.179cm" svg:x="18.752cm" svg:y="23.259cm" svg:viewBox="0 0 12 180" svg:d="M0 169c0 5 0 11 6 11s6-6 6-11c0-53 0-106 0-159 0-4 0-10-6-10s-6 6-6 10c0 53 0 106 0 159z">
              <text:p/>
            </draw:path>
            <draw:path draw:style-name="gr4" draw:text-style-name="P4" draw:layer="layout" svg:width="0.102cm" svg:height="0.196cm" svg:x="18.818cm" svg:y="23.056cm" svg:viewBox="0 0 103 197" svg:d="M54 2c-1 0 0-2-4-2-6 0-27 2-34 2-2 0-6 1-6 6 0 3 4 3 8 3 13 0 13 3 13 5s-2 12-4 18c-7 30-15 61-22 92-4 13-5 18-5 27 0 27 15 44 36 44 33 0 67-41 67-82 0-25-14-45-37-45-13 0-24 8-33 17 7-28 14-56 21-85zM27 109c3-6 3-7 5-10 14-18 26-22 34-22 10 0 17 8 17 26 0 17-9 49-14 59-10 19-23 30-33 30s-19-8-19-29c0-6 0-10 5-28 1-9 3-17 5-26z">
              <text:p/>
            </draw:path>
            <draw:path draw:style-name="gr4" draw:text-style-name="P4" draw:layer="layout" svg:width="0.085cm" svg:height="0.169cm" svg:x="18.926cm" svg:y="22.986cm" svg:viewBox="0 0 86 170" svg:d="M86 7c0-3-2-7-8-7-5 0-10 5-10 10 0 4 2 8 8 8 5 0 10-5 10-11zM45 140c-3 13-14 25-26 25-2 0-5-1-6-2 5-2 6-6 6-10s-4-7-8-7c-5 0-11 5-11 11 0 8 8 13 20 13s34-7 41-31c6-23 12-47 17-70 1-3 1-4 1-7 0-11-9-19-21-19-21 0-34 27-34 31 0 2 2 2 3 2 3 0 3-1 4-3 5-12 15-24 27-24 4 0 6 3 6 9 0 3 0 5 0 6-6 25-13 51-19 76z">
              <text:p/>
            </draw:path>
            <draw:path draw:style-name="gr4" draw:text-style-name="P4" draw:layer="layout" svg:width="0.058cm" svg:height="0.132cm" svg:x="18.935cm" svg:y="23.198cm" svg:viewBox="0 0 59 133" svg:d="M54 8c0-3-2-8-8-8-4 0-11 6-11 11 0 3 3 7 8 7 6 0 11-5 11-10zM14 108c0 2-1 5-1 8 0 9 7 17 18 17 20 0 28-27 28-31 0-2-2-2-3-2-2 0-2 1-3 3-5 16-14 24-21 24-4 0-5-2-5-7 0-4 1-8 3-12 2-6 4-11 6-16s9-22 10-25c0-2 1-5 1-6 0-10-8-17-18-17-20 0-29 26-29 30 0 3 2 3 3 3 3 0 3-2 3-3 6-17 15-24 22-24 3 0 5 1 5 6s-2 8-7 20c-4 11-8 21-12 32z">
              <text:p/>
            </draw:path>
            <draw:path draw:style-name="gr4" draw:text-style-name="P4" draw:layer="layout" svg:width="0.025cm" svg:height="0.06cm" svg:x="19.027cm" svg:y="23.306cm" svg:viewBox="0 0 26 61" svg:d="M20 19c0 11-2 24-16 36-1 1-1 2-1 3s2 3 3 3c3 0 20-16 20-39 0-12-5-22-15-22-6 0-11 5-11 11 0 7 5 11 12 11 4 0 7-3 8-3z">
              <text:p/>
            </draw:path>
            <draw:path draw:style-name="gr4" draw:text-style-name="P4" draw:layer="layout" svg:width="0.065cm" svg:height="0.124cm" svg:x="19.081cm" svg:y="23.206cm" svg:viewBox="0 0 66 125" svg:d="M40 45c7 0 13 0 20 0 3 0 6 0 6-4 0-3-3-3-6-3-6 0-12 0-18 0 2-10 4-20 7-29 0-1 1-3 1-3 0-4-4-6-8-6s-7 3-8 8c-2 5 0-4-8 30-7 0-14 0-20 0-4 0-6 0-6 4 0 3 2 3 6 3 6 0 12 0 18 0-4 15-7 31-11 46-2 5-3 12-3 15 0 12 9 19 20 19 23 0 35-28 35-31 0-2-3-2-3-2-3 0-3 0-4 4-6 12-16 23-27 23-4 0-6-2-6-9 0-3 0-7 1-8 4-19 9-38 14-57z">
              <text:p/>
            </draw:path>
            <draw:path draw:style-name="gr4" draw:text-style-name="P4" draw:layer="layout" svg:width="0.032cm" svg:height="0.083cm" svg:x="19.195cm" svg:y="23.221cm" svg:viewBox="0 0 33 84" svg:d="M33 30c0-19-7-30-18-30-9 0-15 7-15 15 0 7 6 15 15 15 3 0 7-1 10-4 1 0 1 0 1 0 1 1 1 0 1 4 0 20-10 37-19 47-3 3-3 3-3 4 0 2 1 3 2 3 3 0 26-22 26-54z">
              <text:p/>
            </draw:path>
            <draw:path draw:style-name="gr4" draw:text-style-name="P4" draw:layer="layout" svg:width="0.225cm" svg:height="0.201cm" svg:x="19.311cm" svg:y="23.053cm" svg:viewBox="0 0 226 202" svg:d="M225 9c0-2 1-3 1-5 0-4-4-4-8-4-8 7-17 14-26 21-13-15-32-21-51-21-91 0-141 69-141 127 0 53 42 75 92 75 24 0 47-7 69-22 27-21 33-46 33-48 0-4-4-4-8-4s-5 1-6 6c-12 35-48 55-81 55-17 0-32-4-43-12-15-12-17-32-17-39 0-8 5-60 33-93 15-18 42-31 73-31 34 0 49 25 49 50 0 3-1 7-1 10 0 4 4 4 8 4 5 0 6 0 7-6 6-21 11-42 17-63z">
              <text:p/>
            </draw:path>
            <draw:path draw:style-name="gr4" draw:text-style-name="P4" draw:layer="layout" svg:width="0.058cm" svg:height="0.132cm" svg:x="19.535cm" svg:y="23.162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5-24 22-24 3 0 5 0 5 6 0 5-2 7-7 20-4 10-8 21-12 31z">
              <text:p/>
            </draw:path>
            <draw:path draw:style-name="gr4" draw:text-style-name="P4" draw:layer="layout" svg:width="0.024cm" svg:height="0.06cm" svg:x="19.627cm" svg:y="23.27cm" svg:viewBox="0 0 25 61" svg:d="M20 19c0 11-2 23-16 36-1 1-1 2-1 3s2 3 3 3c3 0 19-16 19-39 0-13-4-22-14-22-6 0-11 5-11 11 0 7 5 11 11 11 5 0 8-3 9-3z">
              <text:p/>
            </draw:path>
            <draw:path draw:style-name="gr4" draw:text-style-name="P4" draw:layer="layout" svg:width="0.066cm" svg:height="0.125cm" svg:x="19.68cm" svg:y="23.17cm" svg:viewBox="0 0 67 126" svg:d="M41 46c6 0 13 0 20 0 3 0 6 0 6-4s-3-4-6-4c-6 0-12 0-19 0 3-9 5-19 8-28 0-2 0-3 0-4 0-3-3-6-7-6-5 0-8 4-9 9s1-5-8 29c-6 0-13 0-20 0-3 0-6 0-6 4s2 4 6 4c7 0 13 0 19 0-4 15-8 30-11 46-2 5-4 12-4 14 0 12 10 20 21 20 23 0 35-28 35-31 0-2-3-2-4-2-2 0-2 0-4 3-5 13-15 24-26 24-4 0-7-3-7-10 0-2 1-6 1-8 5-19 10-38 15-56z">
              <text:p/>
            </draw:path>
            <draw:path draw:style-name="gr4" draw:text-style-name="P4" draw:layer="layout" svg:width="0.106cm" svg:height="0.504cm" svg:x="19.781cm" svg:y="22.927cm" svg:viewBox="0 0 107 505" svg:d="M107 253c0-81-19-167-74-230-4-4-15-15-21-21-2-2-2-2-6-2-3 0-6 0-6 3 0 1 2 3 2 3 10 10 24 25 42 56 30 54 42 123 42 191 0 122-34 196-84 247-1 1-2 2-2 3 0 2 3 2 6 2 4 0 4 0 7-1 26-24 57-63 76-122 12-38 18-84 18-129z">
              <text:p/>
            </draw:path>
          </draw:g>
        </draw:g>
        <draw:g>
          <svg:title>TexMaths</svg:title>
          <svg:desc>8§display§\bm{b}^j_i \!=\! 
\left( 
f_{\rm d}(x^j_{i,0}), \dots, f_{\rm d}(x^j_{i,\nu-1}) 
\right)§svg§600§TRUE§</svg:desc>
          <draw:g>
            <draw:path draw:style-name="gr4" draw:text-style-name="P4" draw:layer="layout" svg:width="0.127cm" svg:height="0.196cm" svg:x="9.836cm" svg:y="24.219cm" svg:viewBox="0 0 128 197" svg:d="M65 10c1-4 0-3 1-4 0-4-4-6-7-6-1 0-1 0-1 1-12 0-24 1-36 1-4 0-10 0-10 8 0 6 6 6 7 6 3 0 9 0 12 0-2 10-5 22-8 33-6 26-13 51-19 77-4 15-4 19-4 26 0 35 27 45 48 45 51 0 80-45 80-83 0-34-26-46-50-46-13 0-24 6-30 9 6-22 11-45 17-67zM49 187c-11 0-21-6-21-23 0-9 3-19 5-28 3-11 8-31 9-39 2-4 18-19 35-19s19 15 19 22c0 14-10 49-14 60-9 22-25 27-33 27z">
              <text:p/>
            </draw:path>
            <draw:path draw:style-name="gr4" draw:text-style-name="P4" draw:layer="layout" svg:width="0.085cm" svg:height="0.169cm" svg:x="9.968cm" svg:y="24.149cm" svg:viewBox="0 0 86 170" svg:d="M86 8c0-4-2-8-8-8-5 0-11 6-11 11 0 3 3 7 8 7 6 0 11-4 11-10zM45 140c-3 13-14 25-26 25-2 0-5 0-7-1 6-3 7-7 7-11s-4-7-8-7c-6 0-11 6-11 12 0 7 8 12 19 12 12 0 35-6 41-30s12-47 18-70c0-3 1-4 1-8 0-11-9-18-21-18-22 0-35 27-35 30s3 3 4 3c3 0 3-1 4-4 5-11 15-23 27-23 4 0 6 3 6 9 0 2 0 5-1 6-6 25-12 50-18 75z">
              <text:p/>
            </draw:path>
            <draw:path draw:style-name="gr4" draw:text-style-name="P4" draw:layer="layout" svg:width="0.058cm" svg:height="0.131cm" svg:x="9.978cm" svg:y="24.362cm" svg:viewBox="0 0 59 132" svg:d="M54 7c0-3-2-7-8-7-5 0-11 5-11 10 0 4 3 8 8 8 6 0 11-5 11-11zM14 107c-1 2-2 5-2 8 0 10 8 17 19 17 19 0 28-27 28-30s-2-3-3-3c-2 0-3 2-4 4-4 15-13 23-21 23-4 0-5-2-5-6 0-5 2-9 4-13 2-6 4-10 6-16 2-5 9-22 10-25 0-1 1-4 1-6 0-9-8-17-19-17-19 0-28 27-28 31 0 2 2 2 3 2 3 0 3-1 3-3 6-17 14-24 21-24 3 0 6 1 6 7 0 5-2 7-7 19-4 11-8 21-12 32z">
              <text:p/>
            </draw:path>
            <draw:path draw:style-name="gr4" draw:text-style-name="P4" draw:layer="layout" svg:width="0.185cm" svg:height="0.065cm" svg:x="10.134cm" svg:y="24.311cm" svg:viewBox="0 0 186 66" svg:d="M177 11c5 0 9 0 9-5 0-6-4-6-8-6-57 0-113 0-169 0-4 0-9 0-9 6 0 5 5 5 10 5 55 0 111 0 167 0zM178 66c4 0 8 0 8-6s-4-6-9-6c-56 0-112 0-167 0-5 0-10 0-10 6s5 6 9 6c56 0 112 0 169 0z">
              <text:p/>
            </draw:path>
            <draw:path draw:style-name="gr4" draw:text-style-name="P4" draw:layer="layout" svg:width="0.105cm" svg:height="0.504cm" svg:x="10.418cm" svg:y="24.091cm" svg:viewBox="0 0 106 505" svg:d="M94 502c0 0 3 3 4 3s3 0 5 0c1 0 3-1 3-3 0-1 0-2 0-3-11-10-26-25-44-55-30-55-41-124-41-191 0-125 36-198 85-247 0-2 0-2 0-3 0-3-1-3-5-3-3 0-4 0-7 2-26 24-56 63-76 122-12 37-18 82-18 129 0 66 12 141 56 206 7 11 12 15 18 23 3 3 7 8 9 9 4 4 7 7 11 11z">
              <text:p/>
            </draw:path>
            <draw:path draw:style-name="gr4" draw:text-style-name="P4" draw:layer="layout" svg:width="0.139cm" svg:height="0.255cm" svg:x="10.55cm" svg:y="24.216cm" svg:viewBox="0 0 140 256" svg:d="M88 86c8 0 16 0 24 0 6 0 9 0 9-6 0-2-3-2-8-2-8 0-16 0-23 0 2-11 4-22 6-32 1-7 5-27 6-30 3-6 8-10 14-10 1 0 8 0 14 5-13 2-16 11-16 15 0 8 5 11 11 11 7 0 15-7 15-17 0-13-13-20-24-20-10 0-27 6-36 34-2 5-2 8-10 44-6 0-12 0-19 0-5 0-8 0-8 4s3 4 7 4c7 0 13 0 20 0-8 37-15 74-22 111-5 27-10 52-24 52-2 0-8 0-14-4 13-1 16-12 16-16 0-6-5-9-11-9-7 0-15 5-15 17s12 19 24 19c15 0 26-17 31-27 10-18 16-52 16-54 6-30 11-59 17-89z">
              <text:p/>
            </draw:path>
            <draw:path draw:style-name="gr4" draw:text-style-name="P4" draw:layer="layout" svg:width="0.104cm" svg:height="0.137cm" svg:x="10.682cm" svg:y="24.32cm" svg:viewBox="0 0 105 138" svg:d="M61 2c0 3 0 5 0 8 13 0 14 0 14 10 0 14 0 27 0 41-7-7-17-11-27-11-26 0-48 20-48 44s21 44 46 44c16 0 25-9 28-12 0 4 0 8 0 12 11 0 21-1 31-1 0-3 0-5 0-8-13 0-15-1-15-11 0-39 0-79 0-118-9 1-19 2-29 2zM74 116c-4 9-15 17-28 17-10 0-18-7-22-12-4-6-6-14-6-27 0-5 0-19 8-28s17-11 23-11c9 0 17 5 23 11 2 4 2 4 2 8 0 14 0 28 0 42z">
              <text:p/>
            </draw:path>
            <draw:path draw:style-name="gr4" draw:text-style-name="P4" draw:layer="layout" svg:width="0.064cm" svg:height="0.279cm" svg:x="10.839cm" svg:y="24.204cm" svg:viewBox="0 0 65 280" svg:d="M65 277c0-1 0-1-5-6-35-35-44-88-44-131 0-49 11-98 46-133 3-3 3-4 3-5s-1-2-3-2c-3 0-28 19-44 54-15 32-18 63-18 86 0 22 3 56 18 88 17 34 41 52 44 52 2 0 3 0 3-3z">
              <text:p/>
            </draw:path>
            <draw:path draw:style-name="gr4" draw:text-style-name="P4" draw:layer="layout" svg:width="0.139cm" svg:height="0.126cm" svg:x="10.929cm" svg:y="24.29cm" svg:viewBox="0 0 140 127" svg:d="M86 39c1-7 8-33 28-33 1 0 8 0 13 4-7 1-13 8-13 15 0 5 3 9 11 9 6 0 15-4 15-16 0-14-17-18-26-18-16 0-27 14-30 21-7-19-22-21-30-21-29 0-45 36-45 43 0 3 2 3 3 3 2 0 3 0 3-4 10-29 29-36 39-36 4 0 15 3 15 19 0 9-5 27-15 67-5 17-15 29-28 29-1 0-8 0-13-4 6-1 13-8 13-15 0-8-7-10-11-10-8 0-15 7-15 17 0 12 14 18 26 18 19 0 29-20 30-22 3 11 14 22 30 22 29 0 45-36 45-43 0-3-2-3-3-3-2 0-3 1-4 3-9 30-28 37-38 37s-15-9-15-19c0-6 2-13 5-24 3-13 6-26 10-39z">
              <text:p/>
            </draw:path>
            <draw:path draw:style-name="gr4" draw:text-style-name="P4" draw:layer="layout" svg:width="0.085cm" svg:height="0.169cm" svg:x="11.081cm" svg:y="24.149cm" svg:viewBox="0 0 86 170" svg:d="M86 8c0-4-2-8-7-8-6 0-11 6-11 11 0 3 2 7 8 7 5 0 10-4 10-10zM45 140c-3 13-14 25-25 25-3 0-6 0-7-1 5-3 6-7 6-11s-4-7-8-7c-5 0-11 6-11 12 0 7 8 12 20 12s34-6 41-30c6-24 12-47 17-70 1-3 1-4 1-8 0-11-9-18-21-18-21 0-34 27-34 30s2 3 3 3c3 0 3-1 4-4 5-11 15-23 27-23 4 0 7 3 7 9 0 2-1 5-1 6-6 25-13 50-19 75z">
              <text:p/>
            </draw:path>
            <draw:path draw:style-name="gr4" draw:text-style-name="P4" draw:layer="layout" svg:width="0.059cm" svg:height="0.131cm" svg:x="11.09cm" svg:y="24.362cm" svg:viewBox="0 0 60 132" svg:d="M54 7c0-3-2-7-8-7-4 0-10 5-10 10 0 4 2 8 7 8 6 0 11-5 11-11zM14 107c0 2-1 5-1 8 0 10 8 17 18 17 20 0 29-27 29-30s-2-2-3-3c-3 0-3 2-4 4-5 15-14 23-21 23-4 0-5-2-5-6 0-5 1-9 3-13 2-6 4-10 7-16 1-5 9-22 9-25 0-1 1-4 1-6 0-9-8-17-18-17-20 0-29 27-29 31 0 2 2 2 3 2 3 0 3-1 4-3 5-17 14-24 21-24 3 0 5 1 5 7 0 5-1 7-7 19-4 11-8 21-12 32z">
              <text:p/>
            </draw:path>
            <draw:path draw:style-name="gr4" draw:text-style-name="P4" draw:layer="layout" svg:width="0.025cm" svg:height="0.059cm" svg:x="11.182cm" svg:y="24.47cm" svg:viewBox="0 0 26 60" svg:d="M20 19c0 11-2 23-15 36-1 1-2 2-2 3s2 2 3 2c3 0 20-15 20-39 0-12-5-21-15-21-6 0-11 5-11 11s5 11 12 11c5 0 5-2 8-3z">
              <text:p/>
            </draw:path>
            <draw:path draw:style-name="gr4" draw:text-style-name="P4" draw:layer="layout" svg:width="0.09cm" svg:height="0.133cm" svg:x="11.237cm" svg:y="24.362cm" svg:viewBox="0 0 91 134" svg:d="M91 67c0-21-2-37-11-50-6-10-18-17-34-17-46 0-46 53-46 67s0 67 46 67c45 0 45-52 45-67zM46 129c-9 0-21-6-25-22-3-11-3-28-3-42 0-15 0-29 3-40 4-15 17-19 25-19 10 0 20 6 24 17s4 25 4 42c0 14 0 29-3 41-4 18-17 23-25 23z">
              <text:p/>
            </draw:path>
            <draw:path draw:style-name="gr4" draw:text-style-name="P4" draw:layer="layout" svg:width="0.064cm" svg:height="0.279cm" svg:x="11.369cm" svg:y="24.204cm" svg:viewBox="0 0 65 280" svg:d="M65 140c0-22-3-56-19-87-16-35-40-53-44-53-1 0-2 1-2 2s0 2 6 7c27 28 43 73 43 131 0 48-11 97-45 132-4 4-4 4-4 5 0 2 1 3 2 3 4 0 29-19 45-55 15-30 18-61 18-85z">
              <text:p/>
            </draw:path>
            <draw:path draw:style-name="gr4" draw:text-style-name="P4" draw:layer="layout" svg:width="0.032cm" svg:height="0.083cm" svg:x="11.487cm" svg:y="24.384cm" svg:viewBox="0 0 33 84" svg:d="M33 30c0-20-7-30-19-30-8 0-14 7-14 14 0 8 6 16 14 16 4 0 8-1 11-4 1 0 0-1 1-1 0 0 0 1 0 5 0 20-9 37-19 46-3 3-3 4-3 5s2 3 3 3c3 0 26-22 26-54z">
              <text:p/>
            </draw:path>
            <draw:path draw:style-name="gr4" draw:text-style-name="P4" draw:layer="layout" svg:width="0.029cm" svg:height="0.029cm" svg:x="11.612cm" svg:y="24.384cm" svg:viewBox="0 0 30 30" svg:d="M30 14c0-8-6-14-15-14-8 0-15 6-15 14 0 9 7 16 15 16 9 0 15-7 15-16z">
              <text:p/>
            </draw:path>
            <draw:path draw:style-name="gr4" draw:text-style-name="P4" draw:layer="layout" svg:width="0.029cm" svg:height="0.029cm" svg:x="11.736cm" svg:y="24.384cm" svg:viewBox="0 0 30 30" svg:d="M30 14c0-8-7-14-15-14s-15 6-15 14c0 9 7 16 15 16s15-7 15-16z">
              <text:p/>
            </draw:path>
            <draw:path draw:style-name="gr4" draw:text-style-name="P4" draw:layer="layout" svg:width="0.029cm" svg:height="0.029cm" svg:x="11.861cm" svg:y="24.384cm" svg:viewBox="0 0 30 30" svg:d="M30 14c0-8-7-14-15-14s-15 6-15 14c0 9 7 16 15 16s15-7 15-16z">
              <text:p/>
            </draw:path>
            <draw:path draw:style-name="gr4" draw:text-style-name="P4" draw:layer="layout" svg:width="0.033cm" svg:height="0.083cm" svg:x="11.986cm" svg:y="24.384cm" svg:viewBox="0 0 34 84" svg:d="M34 30c0-20-8-30-19-30-9 0-15 7-15 14 0 8 6 16 15 16 3 0 7-1 10-4 1 0 1-1 1-1 1 1 1 1 1 5 0 20-10 37-19 46-3 3-3 4-3 5s1 3 3 3 26-22 26-54z">
              <text:p/>
            </draw:path>
            <draw:path draw:style-name="gr4" draw:text-style-name="P4" draw:layer="layout" svg:width="0.139cm" svg:height="0.255cm" svg:x="12.102cm" svg:y="24.216cm" svg:viewBox="0 0 140 256" svg:d="M88 86c8 0 17 0 25 0 5 0 8 0 8-6 0-2-3-2-7-2-8 0-16 0-24 0 2-11 4-22 6-32 1-7 5-27 6-30 3-6 8-10 14-10 1 0 8 0 14 5-12 2-16 11-16 15 0 8 5 11 11 11 7 0 15-7 15-17 0-13-13-20-24-20-10 0-27 6-36 34-2 5-2 8-9 44-6 0-13 0-20 0-5 0-8 0-8 4s3 4 8 4c6 0 12 0 19 0-8 37-15 74-22 111-5 27-10 52-24 52-2 0-8 0-14-4 13-1 16-12 16-16 0-6-5-9-11-9-7 0-15 5-15 17s12 19 24 19c15 0 26-17 32-27 9-18 15-52 15-54 6-30 11-59 17-89z">
              <text:p/>
            </draw:path>
            <draw:path draw:style-name="gr4" draw:text-style-name="P4" draw:layer="layout" svg:width="0.104cm" svg:height="0.137cm" svg:x="12.234cm" svg:y="24.32cm" svg:viewBox="0 0 105 138" svg:d="M61 2c0 3 0 5 0 8 13 0 14 0 14 10 0 14 0 27 0 41-7-7-16-11-27-11-26 0-48 20-48 44s21 44 46 44c16 0 25-9 28-12 0 4 0 8 0 12 11 0 21-1 31-1 0-3 0-5 0-8-13 0-15-1-15-11 0-39 0-79 0-118-9 1-19 2-29 2zM74 116c-4 9-15 17-28 17-10 0-18-7-22-12-4-6-6-14-6-27 0-5 0-19 8-28s17-11 23-11c9 0 18 5 23 11 2 4 2 4 2 8 0 14 0 28 0 42z">
              <text:p/>
            </draw:path>
            <draw:path draw:style-name="gr4" draw:text-style-name="P4" draw:layer="layout" svg:width="0.064cm" svg:height="0.279cm" svg:x="12.391cm" svg:y="24.204cm" svg:viewBox="0 0 65 280" svg:d="M65 277c0-1 0-1-5-6-34-35-44-88-44-131 0-49 11-98 46-133 3-3 3-4 3-5s-1-2-3-2c-3 0-28 19-44 54-15 32-18 63-18 86 0 22 3 56 18 88 17 34 41 52 44 52 2 0 3 0 3-3z">
              <text:p/>
            </draw:path>
            <draw:path draw:style-name="gr4" draw:text-style-name="P4" draw:layer="layout" svg:width="0.139cm" svg:height="0.126cm" svg:x="12.48cm" svg:y="24.29cm" svg:viewBox="0 0 140 127" svg:d="M86 39c1-7 8-33 28-33 1 0 8 0 14 4-8 1-14 8-14 15 0 5 4 9 11 9 6 0 15-4 15-16 0-14-17-18-26-18-16 0-26 14-30 21-6-19-22-21-30-21-29 0-45 36-45 43 0 3 2 3 3 3 2 0 3 0 4-4 10-29 28-36 38-36 4 0 15 3 15 19 0 9-5 27-15 67-5 17-15 29-28 29-1 0-8 0-13-4 7-1 13-8 13-15 0-8-6-10-11-10-8 0-15 7-15 17 0 12 14 18 26 18 19 0 29-20 30-22 3 11 14 22 30 22 29 0 45-36 45-43 0-3-2-3-3-3-2 0-3 1-4 3-9 30-28 37-37 37-11 0-16-9-16-19 0-6 2-13 5-24 3-13 6-26 10-39z">
              <text:p/>
            </draw:path>
            <draw:path draw:style-name="gr4" draw:text-style-name="P4" draw:layer="layout" svg:width="0.085cm" svg:height="0.169cm" svg:x="12.633cm" svg:y="24.149cm" svg:viewBox="0 0 86 170" svg:d="M86 8c0-4-3-8-8-8s-11 6-11 11c0 3 3 7 8 7s11-4 11-10zM44 140c-3 13-14 25-25 25-2 0-5 0-7-1 5-3 6-7 6-11s-3-7-7-7c-6 0-11 6-11 12 0 7 7 12 19 12s35-6 41-30 12-47 18-70c0-3 0-4 0-8 0-11-8-18-20-18-22 0-35 27-35 30s2 2 3 3c3 0 4-1 4-4 5-11 16-23 27-23 5 0 7 3 7 9 0 2-1 5-1 6-6 25-13 50-19 75z">
              <text:p/>
            </draw:path>
            <draw:path draw:style-name="gr4" draw:text-style-name="P4" draw:layer="layout" svg:width="0.059cm" svg:height="0.131cm" svg:x="12.642cm" svg:y="24.362cm" svg:viewBox="0 0 60 132" svg:d="M54 7c0-3-2-7-8-7-4 0-10 5-10 10 0 4 2 8 8 8s10-5 10-11zM14 107c0 2-1 5-1 8 0 10 8 17 18 17 20 0 29-27 29-30s-2-3-3-3c-3 0-3 2-4 4-5 15-13 23-21 23-4 0-5-2-5-6 0-5 2-9 3-13 2-6 4-10 7-16 1-5 9-22 9-25 0-1 1-4 1-6 0-9-8-17-18-17-20 0-29 27-29 31 0 2 2 1 3 2 3 0 3-1 4-3 5-17 14-24 21-24 3 0 5 1 5 7 0 5-1 7-6 19-4 11-8 21-13 32z">
              <text:p/>
            </draw:path>
            <draw:path draw:style-name="gr4" draw:text-style-name="P4" draw:layer="layout" svg:width="0.024cm" svg:height="0.059cm" svg:x="12.735cm" svg:y="24.47cm" svg:viewBox="0 0 25 60" svg:d="M19 19c0 11-2 23-15 36-1 1-2 2-2 3s2 2 3 2c3 0 20-15 20-39 0-12-5-21-14-21-7 0-11 5-11 11s4 11 11 11c5 0 6-2 8-3z">
              <text:p/>
            </draw:path>
            <draw:path draw:style-name="gr4" draw:text-style-name="P4" draw:layer="layout" svg:width="0.101cm" svg:height="0.086cm" svg:x="12.793cm" svg:y="24.405cm" svg:viewBox="0 0 102 87" svg:d="M35 6c0 0 1-2 1-3-1-1 0-3-3-3-4 1-11 2-13 2-4 0-7 0-11 0-3 0-6 0-6 5 0 3 3 3 6 3 9 0 9 0 9 3 0 1-1 5-2 7-3 13-6 27-10 40-4 19-6 23-6 24 0 3 3 3 4 3s2 0 3 0c18-3 43-12 63-31 28-23 32-49 32-50 0-3-4-6-8-6-6 0-8 6-9 11-8 28-35 59-68 68 6-24 12-48 18-73z">
              <text:p/>
            </draw:path>
            <draw:path draw:style-name="gr4" draw:text-style-name="P4" draw:layer="layout" svg:width="0.133cm" svg:height="0.009cm" svg:x="12.926cm" svg:y="24.438cm" svg:viewBox="0 0 134 10" svg:d="M126 10c3 0 8 0 8-5s-5-5-8-5c-40 0-79 0-118 0-3 0-8 0-8 5s5 5 8 5c39 0 78 0 118 0z">
              <text:p/>
            </draw:path>
            <draw:path draw:style-name="gr4" draw:text-style-name="P4" draw:layer="layout" svg:width="0.071cm" svg:height="0.129cm" svg:x="13.102cm" svg:y="24.362cm" svg:viewBox="0 0 72 130" svg:d="M45 6c0-6-1-6-7-6-12 12-30 12-38 12 0 2 0 5 0 7 5 0 18 0 29-5 0 33 0 67 0 100 0 7 0 9-20 9-3 0-5 0-7 0 0 2 0 5 0 7 3 0 28-1 35-1 5 0 30 1 35 1 0-2 0-5 0-7-3 0-5 0-8 0-19 0-19-2-19-9 0-36 0-72 0-108z">
              <text:p/>
            </draw:path>
            <draw:path draw:style-name="gr4" draw:text-style-name="P4" draw:layer="layout" svg:width="0.065cm" svg:height="0.279cm" svg:x="13.223cm" svg:y="24.204cm" svg:viewBox="0 0 66 280" svg:d="M66 140c0-22-4-56-20-87-16-35-40-53-43-53-2 0-3 1-3 2s0 2 6 7c27 28 43 73 43 131 0 48-11 97-45 132-4 4-4 4-4 5 0 2 1 3 3 3 3 0 28-19 44-55 15-30 19-61 19-85z">
              <text:p/>
            </draw:path>
            <draw:path draw:style-name="gr4" draw:text-style-name="P4" draw:layer="layout" svg:width="0.106cm" svg:height="0.504cm" svg:x="13.326cm" svg:y="24.091cm" svg:viewBox="0 0 107 505" svg:d="M107 253c0-81-19-167-74-230-4-5-15-15-21-21-2-2-3-2-6-2-4 0-6 0-6 3 0 1 1 2 2 3 9 10 24 25 42 56 30 54 42 123 42 191 0 121-34 195-84 246-1 1-2 2-2 3 0 3 2 3 6 3 3 0 4 0 6-2 27-24 57-63 77-122 12-38 18-84 18-128z">
              <text:p/>
            </draw:path>
          </draw:g>
        </draw:g>
        <draw:frame draw:style-name="gr93" draw:text-style-name="P6" draw:layer="layout" svg:width="0.633cm" svg:height="0.319cm" svg:x="12.894cm" svg:y="23.61cm">
          <draw:text-box>
            <text:p><text:span text:style-name="T2">(sim)</text:span></text:p>
          </draw:text-box>
        </draw:frame>
        <draw:custom-shape draw:style-name="gr89" draw:text-style-name="P20" draw:layer="layout" svg:width="0.2cm" svg:height="0.2cm" svg:x="18.302cm" svg:y="22.40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8" draw:layer="layout" svg:width="0.2cm" svg:height="0.2cm" svg:x="14.802cm" svg:y="22.402cm">
          <text:p/>
          <draw:enhanced-geometry svg:viewBox="0 0 21600 21600" draw:type="rectangle" draw:enhanced-path="M 0 0 L 21600 0 21600 21600 0 21600 0 0 Z N"/>
        </draw:custom-shape>
        <draw:line draw:style-name="gr129" draw:text-style-name="P2" draw:layer="layout" svg:x1="12.7cm" svg:y1="23.624cm" svg:x2="13.8cm" svg:y2="23.624cm">
          <text:p/>
        </draw:line>
        <draw:line draw:style-name="gr94" draw:text-style-name="P2" draw:layer="layout" svg:x1="9.8cm" svg:y1="23.7cm" svg:x2="11.8cm" svg:y2="23.7cm">
          <text:p/>
        </draw:line>
        <draw:custom-shape draw:style-name="gr89" draw:text-style-name="P20" draw:layer="layout" svg:width="0.2cm" svg:height="0.2cm" svg:x="10.702cm" svg:y="23.702cm">
          <text:p/>
          <draw:enhanced-geometry svg:viewBox="0 0 21600 21600" draw:type="rectangle" draw:enhanced-path="M 0 0 L 21600 0 21600 21600 0 21600 0 0 Z N"/>
        </draw:custom-shape>
        <draw:frame draw:style-name="gr64" draw:text-style-name="P7" draw:layer="layout" svg:width="2.148cm" svg:height="0.395cm" svg:x="1.304cm" svg:y="28.708cm">
          <draw:text-box>
            <text:p><text:span text:style-name="T3">non-uniform k</text:span></text:p>
          </draw:text-box>
        </draw:frame>
        <draw:g>
          <svg:title>TexMaths</svg:title>
          <svg:desc>8§display§p
\left(
x^j_{i,t} 
\,\middle|\, 
b^j_{i,t}, \bm{C}_{i,t}
\right)
\!=\!
\sigma_{x^j_{i,t}} / k
\quad
\left(
x^j_{i,t} \!\in\! \Sigma,
b^j_{i,t} \!\in\! \mathbb{B},
\bm{C}_{i,t}^\intercal \!\in\! \mathbb{B}^{k_{\rm b}}
\right)§svg§600§TRUE§</svg:desc>
          <draw:g>
            <draw:path draw:style-name="gr4" draw:text-style-name="P4" draw:layer="layout" svg:width="0.145cm" svg:height="0.177cm" svg:x="9.814cm" svg:y="24.84cm" svg:viewBox="0 0 146 178" svg:d="M22 157c-3 10-3 12-16 12-3 0-6 0-6 6 0 2 2 3 4 3 7 0 15-1 23-1 10 0 19 1 28 1 2 0 5 0 5-5 0-4-2-4-6-4-15 0-15-2-15-4 0-4 12-49 14-56 4 8 12 18 26 18 33 0 67-42 67-82 0-27-16-45-36-45-15 0-28 10-37 21-3-15-15-21-26-21-13 0-18 10-21 16-4 10-8 26-8 27 0 3 2 2 3 3 3 0 3 0 5-7 4-20 10-33 20-33 5 0 9 2 9 13 0 7-1 9-2 14-11 41-21 83-31 124zM71 36c2-7 10-15 15-19 9-9 18-11 23-11 11 0 17 10 17 26s-8 49-14 60c-10 19-23 29-34 29-18 0-21-24-21-25s0-2 1-5c4-18 9-37 13-55z">
              <text:p/>
            </draw:path>
            <draw:path draw:style-name="gr4" draw:text-style-name="P4" draw:layer="layout" svg:width="0.105cm" svg:height="0.503cm" svg:x="10.062cm" svg:y="24.642cm" svg:viewBox="0 0 106 504" svg:d="M94 501c0 1 3 3 4 3 2 0 4 0 6 0 1 0 2 0 2-2s0-2 0-3c-11-10-26-25-43-56-30-54-41-123-41-191 0-124 35-197 84-246 0-1 0-2 0-3 0-3-1-3-4-3-4 0-5 0-8 2-26 24-56 63-76 122-12 37-18 81-18 128 0 67 12 142 56 206 8 12 18 23 18 24 3 3 7 7 9 9 4 3 8 7 11 10z">
              <text:p/>
            </draw:path>
            <draw:path draw:style-name="gr4" draw:text-style-name="P4" draw:layer="layout" svg:width="0.139cm" svg:height="0.126cm" svg:x="10.188cm" svg:y="24.84cm" svg:viewBox="0 0 140 127" svg:d="M86 39c1-7 8-33 28-33 0 0 8 0 13 4-8 1-13 8-13 15 0 4 3 9 11 9 5 0 15-4 15-16 0-14-17-18-26-18-16 0-27 14-30 21-7-19-22-21-30-21-29 0-45 36-45 43 0 3 2 3 3 3 2 0 3-1 3-4 10-29 29-36 38-36 5 0 15 3 15 19 0 9-5 27-15 66-4 18-14 30-27 30-1 0-8 0-13-4 6-1 13-8 13-16 0-7-7-9-11-9-9 0-15 7-15 16 0 13 14 19 26 19 19 0 29-20 30-22 3 11 13 22 30 22 29 0 45-37 45-43 0-3-2-3-3-3-3 0-3 0-4 3-10 29-28 37-38 37s-15-9-15-19c0-6 2-13 5-25s6-25 10-38z">
              <text:p/>
            </draw:path>
            <draw:path draw:style-name="gr4" draw:text-style-name="P4" draw:layer="layout" svg:width="0.085cm" svg:height="0.169cm" svg:x="10.34cm" svg:y="24.699cm" svg:viewBox="0 0 86 170" svg:d="M86 8c0-3-2-8-8-8-5 0-10 6-10 11 0 3 2 7 8 7 5 0 10-4 10-10zM45 140c-3 13-14 25-26 25-2 0-5 0-6-1 5-3 6-7 6-11s-4-7-8-7c-5 0-11 6-11 12 0 7 8 12 20 12s34-7 41-31c6-23 12-46 17-70 1-2 1-4 1-7 0-11-9-18-21-18-21 0-34 27-34 29 0 4 2 4 3 4 3 0 3-1 4-4 5-11 15-23 27-23 4 0 7 3 7 9 0 2-1 5-1 6-6 25-13 50-19 75z">
              <text:p/>
            </draw:path>
            <draw:path draw:style-name="gr4" draw:text-style-name="P4" draw:layer="layout" svg:width="0.058cm" svg:height="0.131cm" svg:x="10.349cm" svg:y="24.912cm" svg:viewBox="0 0 59 132" svg:d="M54 7c0-3-2-7-8-7-4 0-11 5-11 10 0 4 3 8 8 8 6 0 11-5 11-11zM14 107c0 2-1 5-1 8 0 10 7 17 18 17 20 0 28-27 28-31 0-2-1-1-2-2-3 0-3 2-4 3-5 16-14 24-21 24-4 0-5-2-5-7 0-4 1-8 3-12 2-6 4-11 6-16s9-22 10-25c0-2 1-4 1-6 0-10-8-17-18-17-20 0-29 27-29 30s2 3 3 3c3 0 3-1 4-3 5-17 14-24 21-24 3 0 5 1 5 7 0 4-1 7-7 19-4 11-8 21-12 32z">
              <text:p/>
            </draw:path>
            <draw:path draw:style-name="gr4" draw:text-style-name="P4" draw:layer="layout" svg:width="0.025cm" svg:height="0.06cm" svg:x="10.441cm" svg:y="25.019cm" svg:viewBox="0 0 26 61" svg:d="M20 20c0 10-2 23-16 35-1 1-1 2-1 3s2 3 3 3c3 0 20-16 20-39 0-12-5-22-15-22-6 0-11 6-11 11 0 7 5 11 12 11 4 0 7-2 8-2z">
              <text:p/>
            </draw:path>
            <draw:path draw:style-name="gr4" draw:text-style-name="P4" draw:layer="layout" svg:width="0.065cm" svg:height="0.124cm" svg:x="10.495cm" svg:y="24.92cm" svg:viewBox="0 0 66 125" svg:d="M40 45c7 0 13 0 20 0 4 0 6 0 6-4 0-3-2-3-6-3-6 0-12 0-18 0 2-10 4-19 7-29 0-1 1-2 1-3 0-4-4-6-8-6s-7 3-8 9c-2 5 0-5-8 29-7 0-13 0-20 0-4 0-6 0-6 4 0 3 2 3 6 3 6 0 12 0 18 0-4 15-7 31-11 46-2 6-3 12-3 15 0 11 9 19 20 19 23 0 35-28 35-31s-3-2-3-2c-3 0-3 1-4 4-6 12-16 23-27 23-4 0-6-2-6-10 0-1 1-6 1-8 4-18 9-37 14-56z">
              <text:p/>
            </draw:path>
            <draw:path draw:style-name="gr4" draw:text-style-name="P4" draw:layer="layout" svg:width="0.012cm" svg:height="0.179cm" svg:x="10.672cm" svg:y="24.636cm" svg:viewBox="0 0 13 180" svg:d="M0 169c0 5 0 11 6 11 7 0 7-6 7-11 0-53 0-106 0-159 0-4 0-10-7-10-6 0-6 6-6 10 0 53 0 106 0 159z">
              <text:p/>
            </draw:path>
            <draw:path draw:style-name="gr4" draw:text-style-name="P4" draw:layer="layout" svg:width="0.012cm" svg:height="0.18cm" svg:x="10.672cm" svg:y="24.804cm" svg:viewBox="0 0 13 181" svg:d="M0 170c0 4 0 11 6 11 7 0 7-6 7-11 0-53 0-106 0-160 0-4 0-10-7-10-6 0-6 6-6 10 0 54 0 107 0 160z">
              <text:p/>
            </draw:path>
            <draw:path draw:style-name="gr4" draw:text-style-name="P4" draw:layer="layout" svg:width="0.012cm" svg:height="0.179cm" svg:x="10.672cm" svg:y="24.972cm" svg:viewBox="0 0 13 180" svg:d="M0 169c0 5 0 11 6 11 7 0 7-6 7-11 0-53 0-106 0-159 0-4 0-10-7-10-6 0-6 6-6 10 0 53 0 106 0 159z">
              <text:p/>
            </draw:path>
            <draw:path draw:style-name="gr4" draw:text-style-name="P4" draw:layer="layout" svg:width="0.102cm" svg:height="0.197cm" svg:x="10.786cm" svg:y="24.769cm" svg:viewBox="0 0 103 198" svg:d="M54 3c-1-1 0-3-4-3-6 0-27 2-34 3-2 0-6 0-6 6 0 3 3 3 8 3 12 0 13 2 13 5 0 1-2 11-4 17-8 31-15 61-23 91-3 15-4 19-4 28 0 28 14 45 35 45 34 0 68-42 68-82 0-26-15-45-37-45-13 0-24 8-33 17 7-28 14-57 21-85zM27 109c2-6 2-7 4-10 15-18 27-22 35-22 9 0 17 8 17 26 0 17-9 49-14 60-10 18-23 29-34 29-9 0-18-8-18-29 0-5 0-10 4-28 2-9 4-17 6-26z">
              <text:p/>
            </draw:path>
            <draw:path draw:style-name="gr4" draw:text-style-name="P4" draw:layer="layout" svg:width="0.085cm" svg:height="0.169cm" svg:x="10.893cm" svg:y="24.699cm" svg:viewBox="0 0 86 170" svg:d="M86 8c0-3-2-8-8-8-5 0-11 6-11 11 0 3 3 7 8 7 6 0 11-4 11-10zM45 140c-3 13-14 25-26 25-2 0-5 0-7-1 6-3 7-7 7-11s-4-7-8-7c-6 0-11 6-11 12 0 7 8 12 19 12 12 0 35-7 42-31 6-23 12-46 17-70 0-2 1-4 1-7 0-11-9-18-21-18-22 0-34 27-34 29 0 4 2 4 3 4 3 0 3-1 4-4 5-11 15-23 27-23 4 0 6 3 6 9 0 2 0 5 0 6-6 25-13 50-19 75z">
              <text:p/>
            </draw:path>
            <draw:path draw:style-name="gr4" draw:text-style-name="P4" draw:layer="layout" svg:width="0.058cm" svg:height="0.131cm" svg:x="10.903cm" svg:y="24.912cm" svg:viewBox="0 0 59 132" svg:d="M54 7c0-3-2-7-8-7-5 0-11 5-11 10 0 4 3 8 8 8 6 0 11-5 11-11zM14 107c0 2-2 5-2 8 0 10 8 17 19 17 19 0 28-27 28-31 0-2-2-2-3-2-2 0-2 2-3 3-5 16-14 24-22 24-3 0-5-2-5-7 0-4 2-8 4-12 2-6 4-11 6-16s9-22 10-25c0-2 1-4 1-6 0-10-8-17-19-17-19 0-28 27-28 30s2 3 3 3c3 0 3-1 3-3 6-17 14-24 22-24 2 0 5 1 5 7 0 4-2 7-7 19-4 11-8 21-12 32z">
              <text:p/>
            </draw:path>
            <draw:path draw:style-name="gr4" draw:text-style-name="P4" draw:layer="layout" svg:width="0.024cm" svg:height="0.06cm" svg:x="10.995cm" svg:y="25.019cm" svg:viewBox="0 0 25 61" svg:d="M19 20c0 10-1 23-15 35-1 1-2 2-2 3s2 3 4 3 19-16 19-39c0-12-5-22-14-22-6 0-11 6-11 11 0 7 5 11 11 11 5 0 6-1 8-2z">
              <text:p/>
            </draw:path>
            <draw:path draw:style-name="gr4" draw:text-style-name="P4" draw:layer="layout" svg:width="0.065cm" svg:height="0.124cm" svg:x="11.048cm" svg:y="24.92cm" svg:viewBox="0 0 66 125" svg:d="M40 45c7 0 14 0 21 0 3 0 5 0 5-4 0-3-2-3-5-3-6 0-12 0-19 0 3-10 5-19 8-29 0-1 0-2 0-3 0-4-3-6-7-6-5 0-8 3-9 9-1 5 1-5-8 29-6 0-13 0-20 0-4 0-6 0-6 4 0 3 2 3 6 3 7 0 13 0 19 0-4 15-8 31-11 46-2 6-4 12-4 15 0 11 10 19 21 19 22 0 35-28 35-31s-3-2-4-2c-2 0-2 1-4 4-5 12-16 23-26 23-4 0-7-2-7-10 0-1 1-6 1-8 5-18 9-37 14-56z">
              <text:p/>
            </draw:path>
            <draw:path draw:style-name="gr4" draw:text-style-name="P4" draw:layer="layout" svg:width="0.032cm" svg:height="0.082cm" svg:x="11.163cm" svg:y="24.935cm" svg:viewBox="0 0 33 83" svg:d="M33 29c0-19-7-29-18-29-9 0-15 6-15 14s6 16 15 16c3 0 7-2 10-4 1-1 1-1 1-1 0 1 0 0 0 4 0 21-10 37-19 47-3 3-2 3-2 5 0 1 1 2 2 2 3 0 26-21 26-54z">
              <text:p/>
            </draw:path>
            <draw:path draw:style-name="gr4" draw:text-style-name="P4" draw:layer="layout" svg:width="0.224cm" svg:height="0.201cm" svg:x="11.279cm" svg:y="24.767cm" svg:viewBox="0 0 225 202" svg:d="M224 9c1-2 1-3 1-5 0-4-4-4-7-4-8 7-17 13-26 20-13-14-32-20-51-20-91 0-141 69-141 126 0 53 42 76 92 76 23 0 47-7 69-23 27-20 32-46 32-47 0-4-4-4-7-4-5 0-5 0-7 5-11 36-48 56-80 56-17 0-32-4-44-13-15-11-16-31-16-39s5-60 32-92c15-19 43-31 74-31 34 0 49 25 49 50 0 3-1 7-1 9 0 4 3 4 7 4 6 0 6 0 8-5 5-21 11-42 16-63z">
              <text:p/>
            </draw:path>
            <draw:path draw:style-name="gr4" draw:text-style-name="P4" draw:layer="layout" svg:width="0.059cm" svg:height="0.131cm" svg:x="11.502cm" svg:y="24.876cm" svg:viewBox="0 0 60 132" svg:d="M55 7c0-3-2-7-8-7-5 0-11 5-11 10 0 4 2 8 8 8s11-6 11-11zM14 107c0 2-1 5-1 8 0 9 8 17 19 17 19 0 28-27 28-31 0-2-2-2-3-2-3 0-3 1-4 3-4 16-13 24-21 24-4 0-5-2-5-7 0-4 2-8 3-12 3-6 4-11 7-16 1-5 9-22 9-25 1-2 2-4 2-6 0-10-8-17-19-17-19 0-29 26-29 30 0 3 3 3 4 3 2 0 2-1 3-3 6-17 14-24 21-24 3 0 6 1 6 6s-2 8-7 20c-4 11-8 21-13 32z">
              <text:p/>
            </draw:path>
            <draw:path draw:style-name="gr4" draw:text-style-name="P4" draw:layer="layout" svg:width="0.024cm" svg:height="0.06cm" svg:x="11.595cm" svg:y="24.983cm" svg:viewBox="0 0 25 61" svg:d="M19 19c0 11-1 24-15 36-1 1-2 2-2 3s2 3 4 3 19-16 19-39c0-12-5-22-14-22-6 0-11 5-11 11 0 7 5 11 11 11 5 0 6-2 8-3z">
              <text:p/>
            </draw:path>
            <draw:path draw:style-name="gr4" draw:text-style-name="P4" draw:layer="layout" svg:width="0.065cm" svg:height="0.124cm" svg:x="11.647cm" svg:y="24.884cm" svg:viewBox="0 0 66 125" svg:d="M40 45c7 0 13 0 20 0 4 0 6 0 6-4 0-3-2-3-5-3-6 0-12 0-19 0 3-10 5-20 8-29 0-1 0-2 0-3 0-4-3-6-7-6-5 0-8 3-9 8-1 6 1-4-8 30-6 0-13 0-20 0-4 0-6 0-6 4 0 3 2 3 6 3 7 0 13 0 19 0-4 15-8 31-12 46-1 5-3 12-3 14 0 12 10 20 21 20 22 0 35-28 35-31 0-2-3-2-4-2-2 0-2 0-4 4-5 12-16 23-26 23-4 0-7-2-7-10 0-2 1-6 1-8 5-18 9-37 14-56z">
              <text:p/>
            </draw:path>
            <draw:path draw:style-name="gr4" draw:text-style-name="P4" draw:layer="layout" svg:width="0.106cm" svg:height="0.503cm" svg:x="11.748cm" svg:y="24.642cm" svg:viewBox="0 0 107 504" svg:d="M107 252c0-80-19-166-74-229-4-4-15-15-21-21-2-2-3-2-6-2-4 0-6 0-6 3 0 1 1 2 2 3 9 10 24 25 42 56 30 54 42 123 42 190 0 122-34 196-84 247-1 1-2 2-2 3 0 2 2 2 6 2 3 0 4 0 6-2 27-23 57-62 77-121 12-38 18-84 18-129z">
              <text:p/>
            </draw:path>
            <draw:path draw:style-name="gr4" draw:text-style-name="P4" draw:layer="layout" svg:width="0.186cm" svg:height="0.064cm" svg:x="11.953cm" svg:y="24.861cm" svg:viewBox="0 0 187 65" svg:d="M178 11c4 0 9 0 9-5 0-6-5-6-9-6-56 0-112 0-168 0-4 0-10 0-10 6 0 5 6 5 10 5 56 0 112 0 168 0zM178 65c4 0 9 0 9-5 0-6-5-6-9-6-56 0-112 0-168 0-4 0-10 0-10 6 0 5 6 5 10 5 56 0 112 0 168 0z">
              <text:p/>
            </draw:path>
            <draw:path draw:style-name="gr4" draw:text-style-name="P4" draw:layer="layout" svg:width="0.148cm" svg:height="0.123cm" svg:x="12.198cm" svg:y="24.844cm" svg:viewBox="0 0 149 124" svg:d="M135 16c3 0 14 0 14-10 0-6-6-6-11-6-22 0-43 0-64 0-43 0-74 46-74 79 0 25 17 45 42 45 33 0 71-35 71-78 0-4 0-18-9-30 10 0 21 0 31 0zM42 117c-13 0-24-10-24-30 0-9 3-31 13-48 11-19 28-23 38-23 24 0 26 18 26 27 0 13-5 36-15 50-11 17-26 24-38 24z">
              <text:p/>
            </draw:path>
            <draw:path draw:style-name="gr4" draw:text-style-name="P4" draw:layer="layout" svg:width="0.105cm" svg:height="0.088cm" svg:x="12.357cm" svg:y="24.969cm" svg:viewBox="0 0 106 89" svg:d="M40 65c-2 8-9 18-18 18-1 0-7 0-12-2 9-4 9-10 9-12 0-4-3-7-8-7s-11 5-11 12c0 10 11 15 21 15 9 0 17-6 22-15 5 11 15 15 23 15 23 0 35-25 35-31 0-2-3-2-3-2-3 0-3 1-4 3-4 14-16 24-27 24-8 0-12-6-12-13 0-5 5-23 11-44 4-16 12-20 19-20 3 0 6 0 10 2-6 2-9 8-9 11 0 4 4 7 8 7 5 0 12-4 12-12 0-11-13-14-21-14-10 0-18 6-22 14-4-8-13-14-24-14-21 0-34 24-34 30 0 3 2 2 3 3 2 0 3-1 4-3 5-16 18-24 27-24 7 0 11 3 11 12 0 4-2 14-4 21-2 9-4 18-6 26z">
              <text:p/>
            </draw:path>
            <draw:path draw:style-name="gr4" draw:text-style-name="P4" draw:layer="layout" svg:width="0.065cm" svg:height="0.121cm" svg:x="12.481cm" svg:y="24.868cm" svg:viewBox="0 0 66 122" svg:d="M66 6c0-4-2-6-6-6-5 0-9 4-9 8s3 6 7 6 8-4 8-8zM35 100c-2 10-11 17-20 17-2 0-4 0-5 0 4-3 4-6 4-8s-1-6-6-6-8 5-8 10 6 9 15 9c10 0 28-5 33-22 4-17 8-34 12-50 1-2 1-3 1-5 0-8-7-14-17-14-18 0-28 19-28 22 0 2 2 2 3 2 3 0 3-1 3-2 7-14 16-17 21-17 6 0 6 6 6 7 0 3 0 3 0 4-5 18-9 35-14 53z">
              <text:p/>
            </draw:path>
            <draw:path draw:style-name="gr4" draw:text-style-name="P4" draw:layer="layout" svg:width="0.049cm" svg:height="0.094cm" svg:x="12.488cm" svg:y="25.026cm" svg:viewBox="0 0 50 95" svg:d="M43 6c0-3-3-6-6-6-4 0-9 4-9 9 0 4 3 6 6 6 4 0 9-5 9-9zM50 73c0-1-3-1-4-1-2 0-2 0-3 3-2 7-9 15-16 15-3 0-4-1-4-5 0-3 1-4 2-7s2-5 3-8c1-1 6-14 8-19 1-2 2-5 2-7 0-6-7-12-16-12-14 0-22 18-22 22 0 2 2 2 3 2 3 0 3-1 3-3 4-10 10-16 16-16 3 0 4 1 4 5 0 2 0 3 0 5-1 3-8 18-10 22-1 3-1 3-3 8-1 1-2 4-2 6 0 7 7 12 16 12 15 0 23-18 23-22z">
              <text:p/>
            </draw:path>
            <draw:path draw:style-name="gr4" draw:text-style-name="P4" draw:layer="layout" svg:width="0.018cm" svg:height="0.043cm" svg:x="12.574cm" svg:y="25.102cm" svg:viewBox="0 0 19 44" svg:d="M14 15c0 14-7 21-11 24-1 2-1 2-1 3 0 0 1 2 2 2 2 0 15-10 15-28 0-10-4-16-10-16s-9 4-9 9c0 4 3 8 9 8 2 0 4 0 5-2z">
              <text:p/>
            </draw:path>
            <draw:path draw:style-name="gr4" draw:text-style-name="P4" draw:layer="layout" svg:width="0.053cm" svg:height="0.088cm" svg:x="12.627cm" svg:y="25.032cm" svg:viewBox="0 0 54 89" svg:d="M32 34c6 0 11 0 17 0 3 0 3 0 4-1s1-3 1-3c0-3-2-3-4-3-6 0-11 0-16 0 1-4 2-8 3-12 1-3 2-9 2-10 0-3-1-5-5-5-2 0-5 2-7 5-1 2 1-4-5 22-6 0-12 0-17 0-3 0-5 0-5 4 0 3 2 3 5 3 5 0 10 0 15 0-3 10-5 21-8 32-1 3-2 7-2 9 0 8 8 14 17 14 17 0 27-19 27-22 0-2-1-1-2-2-2 0-2 0-3 3-5 9-14 16-21 16-5 0-6-3-6-7 0-3 0-3 0-4 4-13 7-26 10-39z">
              <text:p/>
            </draw:path>
            <draw:path draw:style-name="gr4" draw:text-style-name="P4" draw:layer="layout" svg:width="0.109cm" svg:height="0.279cm" svg:x="12.738cm" svg:y="24.754cm" svg:viewBox="0 0 110 280" svg:d="M108 10c2-4 1-3 2-4 0-4-4-6-7-6-1 0-3 1-4 2-32 89-65 178-97 267-2 4-1 3-2 5 0 3 2 6 6 6 3 0 4-2 6-7 32-87 64-175 96-263z">
              <text:p/>
            </draw:path>
            <draw:path draw:style-name="gr4" draw:text-style-name="P4" draw:layer="layout" svg:width="0.126cm" svg:height="0.197cm" svg:x="12.879cm" svg:y="24.769cm" svg:viewBox="0 0 127 198" svg:d="M65 3c-2-1 0-3-4-3-7 0-27 2-34 3-2 0-5 0-5 6 0 3 2 3 6 3 14 0 14 2 14 5 0 2 0 4 0 5-14 54-28 108-41 162-1 4-1 5-1 6 0 6 6 8 8 8 3 0 8-3 10-6 0-3 13-55 15-62 9 1 33 6 33 24 0 3 0 3-1 7-1 3-1 6-1 9 0 17 11 28 26 28 8 0 16-5 22-15 7-12 6-19 10-28 0-3-3-3-4-3-2 0-3 1-4 5-5 20-12 35-24 35-5 0-9-3-9-14 0-5 1-11 2-15 2-5 2-6 2-9 0-18-19-26-42-29 9-5 18-15 24-21 14-15 27-27 40-27 2 0 3 0 3 0 3 0 4 0 6 3l1 1c-14 0-16 12-16 15 0 4 3 9 10 9 8 0 16-6 16-16 0-9-6-18-19-18-8 0-21 2-42 25-8 10-20 21-31 25 10-39 20-78 30-118z">
              <text:p/>
            </draw:path>
            <draw:path draw:style-name="gr4" draw:text-style-name="P4" draw:layer="layout" svg:width="0.106cm" svg:height="0.503cm" svg:x="13.396cm" svg:y="24.642cm" svg:viewBox="0 0 107 504" svg:d="M94 501c1 1 3 2 4 3 2 0 4 0 6 0 1 0 3 0 3-2s-1-2-1-3c-10-10-25-25-43-56-30-54-41-123-41-191 0-124 35-197 84-246 1-1 1-2 1-3 0-3-1-3-5-3s-4 0-7 2c-27 24-57 63-76 122-12 37-19 81-19 128 0 67 13 142 57 206 7 12 17 23 17 24 4 3 8 7 9 9 4 3 8 7 11 10z">
              <text:p/>
            </draw:path>
            <draw:path draw:style-name="gr4" draw:text-style-name="P4" draw:layer="layout" svg:width="0.139cm" svg:height="0.126cm" svg:x="13.522cm" svg:y="24.84cm" svg:viewBox="0 0 140 127" svg:d="M86 39c2-7 8-33 28-33 1 0 8 0 14 4-8 1-14 8-14 15 0 4 4 9 11 9 6 0 15-4 15-16 0-14-16-18-26-18-16 0-26 14-29 21-7-19-23-21-31-21-29 0-45 36-45 43 0 3 2 2 3 3 2 0 3-1 4-4 10-29 28-36 38-36 5 0 15 3 15 19 0 9-5 27-15 66-5 18-15 30-27 30-1 0-9 0-14-4 7-1 13-8 13-16 0-7-6-9-10-9-9 0-16 7-16 16 0 13 14 19 26 19 19 0 29-20 30-22 3 11 14 22 30 22 29 0 45-37 45-43 0-3-2-3-3-3-2 0-3 0-3 3-10 29-29 37-38 37-11 0-15-9-15-19 0-6 2-13 4-25 3-12 6-25 10-38z">
              <text:p/>
            </draw:path>
            <draw:path draw:style-name="gr4" draw:text-style-name="P4" draw:layer="layout" svg:width="0.085cm" svg:height="0.169cm" svg:x="13.675cm" svg:y="24.699cm" svg:viewBox="0 0 86 170" svg:d="M86 8c0-3-2-8-8-8-5 0-11 6-11 11 0 3 3 7 8 7 6 0 11-4 11-10zM45 140c-3 13-14 25-26 25-2 0-5 0-7-1 6-3 7-7 7-11s-4-7-8-7c-6 0-11 6-11 12 0 7 7 12 19 12s35-7 41-31c6-23 12-46 18-70 0-2 1-4 1-7 0-11-9-18-21-18-22 0-35 27-35 29 0 4 3 4 4 4 3 0 3-1 4-4 5-11 15-23 27-23 4 0 6 3 6 9 0 2 0 5-1 6-6 25-12 50-18 75z">
              <text:p/>
            </draw:path>
            <draw:path draw:style-name="gr4" draw:text-style-name="P4" draw:layer="layout" svg:width="0.059cm" svg:height="0.131cm" svg:x="13.683cm" svg:y="24.912cm" svg:viewBox="0 0 60 132" svg:d="M55 7c0-3-2-7-8-7-5 0-11 5-11 10 0 4 2 8 8 8s11-5 11-11zM14 107c0 2-1 5-1 8 0 10 8 17 19 17 19 0 28-27 28-31 0-2-2-2-3-2-3 0-3 2-4 3-4 16-13 24-21 24-4 0-5-2-5-7 0-4 2-8 3-12 3-6 4-11 7-16 1-5 9-22 9-25 1-2 2-4 2-6 0-10-8-17-19-17-19 0-29 27-29 30s3 3 4 3c2 0 2-1 3-3 5-17 14-24 21-24 3 0 6 1 6 7 0 4-2 7-7 19-4 11-8 21-13 32z">
              <text:p/>
            </draw:path>
            <draw:path draw:style-name="gr4" draw:text-style-name="P4" draw:layer="layout" svg:width="0.024cm" svg:height="0.06cm" svg:x="13.776cm" svg:y="25.019cm" svg:viewBox="0 0 25 61" svg:d="M19 20c0 10-1 23-15 35-1 1-2 2-2 3s2 3 4 3 19-16 19-39c0-12-5-22-14-22-6 0-11 6-11 11 0 7 5 11 11 11 5 0 6-1 8-2z">
              <text:p/>
            </draw:path>
            <draw:path draw:style-name="gr4" draw:text-style-name="P4" draw:layer="layout" svg:width="0.065cm" svg:height="0.124cm" svg:x="13.829cm" svg:y="24.92cm" svg:viewBox="0 0 66 125" svg:d="M40 45c7 0 13 0 20 0 4 0 6 0 6-4 0-3-2-3-5-3-6 0-12 0-19 0 3-10 5-19 8-29 0-1 0-2 0-3 0-4-3-6-7-6-5 0-8 3-9 9-1 5 1-5-8 29-6 0-13 0-20 0-4 0-6 0-6 4 0 3 2 3 6 3 7 0 13 0 19 0-4 15-8 31-12 46-1 6-3 12-3 15 0 11 10 19 21 19 22 0 35-28 35-31s-3-2-4-2c-2 0-2 1-4 4-5 12-16 23-26 23-4 0-7-2-7-10 0-1 1-6 1-8 5-18 9-37 14-56z">
              <text:p/>
            </draw:path>
            <draw:path draw:style-name="gr4" draw:text-style-name="P4" draw:layer="layout" svg:width="0.139cm" svg:height="0.162cm" svg:x="13.975cm" svg:y="24.813cm" svg:viewBox="0 0 140 163" svg:d="M130 87c5 0 10 0 10-6 0-5-5-5-10-5-39 0-79 0-119 0 3-38 36-65 75-65 15 0 30 0 44 0 5 0 10 0 10-5 0-6-5-6-10-6-14 0-29 0-44 0-48 0-86 37-86 81 0 45 38 82 86 82 15 0 30 0 44 0 5 0 10 0 10-6 0-5-5-5-10-5-14 0-29 0-44 0-39 0-72-27-75-65 40 0 80 0 119 0z">
              <text:p/>
            </draw:path>
            <draw:path draw:style-name="gr4" draw:text-style-name="P4" draw:layer="layout" svg:width="0.17cm" svg:height="0.191cm" svg:x="14.186cm" svg:y="24.773cm" svg:viewBox="0 0 171 192" svg:d="M89 100c2-3 1-3 2-4 0-2-1-3-2-4-19-28-39-56-58-83 22 0 43 0 65 0 48 0 62 10 68 54 2 0 5 0 7 0-2-21-5-42-8-63-52 0-104 0-156 0-7 0-7 0-7 6 23 34 46 68 70 102-23 25-45 50-68 76-2 3-2 4-2 5 0 3 2 3 7 3 52 0 104 0 156 0 3-22 6-44 8-67-2 0-5 0-7 0-6 47-24 55-69 55-26 0-52 0-77 0 23-27 47-54 71-80z">
              <text:p/>
            </draw:path>
            <draw:path draw:style-name="gr4" draw:text-style-name="P4" draw:layer="layout" svg:width="0.032cm" svg:height="0.082cm" svg:x="14.397cm" svg:y="24.935cm" svg:viewBox="0 0 33 83" svg:d="M33 29c0-19-7-29-18-29-9 0-15 6-15 14s6 16 15 16c3 0 7-2 10-4 1-1 1-1 1-1 0 1 0 0 0 4 0 21-10 37-19 47-3 3-2 3-2 5 0 1 1 2 2 2 3 0 26-21 26-54z">
              <text:p/>
            </draw:path>
            <draw:path draw:style-name="gr4" draw:text-style-name="P4" draw:layer="layout" svg:width="0.103cm" svg:height="0.197cm" svg:x="14.511cm" svg:y="24.769cm" svg:viewBox="0 0 104 198" svg:d="M54 3c-1-1 0-3-4-3-6 0-26 2-34 3-2 0-5 0-5 6 0 3 3 3 7 3 13 0 14 2 14 5 0 1-2 11-4 17-8 31-15 61-23 91-3 15-5 19-5 28 0 28 15 45 36 45 33 0 68-42 68-82 0-26-15-45-38-45-12 0-24 8-32 17 7-28 13-57 20-85zM28 109c2-6 2-7 4-10 14-18 26-22 34-22 10 0 17 8 17 26 0 17-9 49-14 60-9 18-22 29-33 29-10 0-19-8-19-29 0-5 0-10 5-28 2-9 4-17 6-26z">
              <text:p/>
            </draw:path>
            <draw:path draw:style-name="gr4" draw:text-style-name="P4" draw:layer="layout" svg:width="0.085cm" svg:height="0.169cm" svg:x="14.619cm" svg:y="24.699cm" svg:viewBox="0 0 86 170" svg:d="M86 8c0-3-3-8-8-8s-11 6-11 11c0 3 3 7 8 7 6 0 11-4 11-10zM45 140c-4 13-15 25-26 25-2 0-5 0-7-1 5-3 6-7 6-11s-3-7-7-7c-6 0-11 6-11 12 0 7 7 12 19 12s35-7 41-31c6-23 12-46 18-70 0-2 1-4 1-7 0-11-9-18-21-18-22 0-35 27-35 29 0 4 2 3 3 4 3 0 4-1 4-4 5-11 16-23 28-23 4 0 6 3 6 9 0 2-1 5-1 6-6 25-12 50-18 75z">
              <text:p/>
            </draw:path>
            <draw:path draw:style-name="gr4" draw:text-style-name="P4" draw:layer="layout" svg:width="0.059cm" svg:height="0.131cm" svg:x="14.627cm" svg:y="24.912cm" svg:viewBox="0 0 60 132" svg:d="M54 7c0-3-2-7-7-7s-11 5-11 10c0 4 2 8 8 8s10-5 10-11zM14 107c0 2-1 5-1 8 0 10 8 17 18 17 20 0 29-27 29-31 0-2-2-2-3-2-3 0-3 2-4 3-4 16-13 24-21 24-4 0-5-2-5-7 0-4 2-8 3-12 2-6 4-11 7-16 1-5 9-22 9-25 1-2 1-4 1-6 0-10-8-17-18-17-19 0-29 27-29 30s2 2 3 3c3 0 3-1 4-3 5-17 14-24 21-24 3 0 5 1 5 7 0 4-1 7-6 19-4 11-8 21-13 32z">
              <text:p/>
            </draw:path>
            <draw:path draw:style-name="gr4" draw:text-style-name="P4" draw:layer="layout" svg:width="0.024cm" svg:height="0.06cm" svg:x="14.72cm" svg:y="25.019cm" svg:viewBox="0 0 25 61" svg:d="M19 20c0 10-1 23-15 35-1 1-2 2-2 3s2 3 4 3 19-16 19-39c0-12-5-22-14-22-6 0-11 6-11 11 0 7 4 11 11 11 5 0 6-1 8-2z">
              <text:p/>
            </draw:path>
            <draw:path draw:style-name="gr4" draw:text-style-name="P4" draw:layer="layout" svg:width="0.065cm" svg:height="0.124cm" svg:x="14.773cm" svg:y="24.92cm" svg:viewBox="0 0 66 125" svg:d="M40 45c7 0 13 0 20 0 4 0 6 0 6-4 0-3-2-3-5-3-7 0-13 0-19 0 2-10 4-19 7-29 1-1 1-2 1-3 0-4-3-6-7-6-5 0-8 3-9 9-2 5 1-5-8 29-6 0-13 0-20 0-4 0-6 0-6 4 0 3 2 3 6 3 6 0 12 0 19 0-4 15-8 31-12 46-1 6-3 12-3 15 0 11 10 19 21 19 22 0 35-28 35-31s-3-1-4-2c-2 0-3 1-4 4-5 12-16 23-26 23-5 0-7-2-7-10 0-1 1-6 1-8 4-18 9-37 14-56z">
              <text:p/>
            </draw:path>
            <draw:path draw:style-name="gr4" draw:text-style-name="P4" draw:layer="layout" svg:width="0.139cm" svg:height="0.162cm" svg:x="14.919cm" svg:y="24.813cm" svg:viewBox="0 0 140 163" svg:d="M130 87c5 0 10 0 10-6 0-5-5-5-10-5-39 0-79 0-119 0 3-38 36-65 75-65 15 0 30 0 44 0 5 0 10 0 10-5 0-6-5-6-10-6-15 0-29 0-44 0-48 0-86 37-86 81 0 45 38 82 86 82 15 0 29 0 44 0 5 0 10 0 10-6 0-5-5-5-10-5-14 0-29 0-44 0-39 0-72-27-75-65 40 0 80 0 119 0z">
              <text:p/>
            </draw:path>
            <draw:path draw:style-name="gr4" draw:text-style-name="P4" draw:layer="layout" svg:width="0.171cm" svg:height="0.192cm" svg:x="15.116cm" svg:y="24.772cm" svg:viewBox="0 0 172 193" svg:d="M37 26c0-4 0-11-3-16 11 0 21 0 31 0-4 4-4 10-4 15 0 48 0 96 0 144 0 4 0 9 4 13-10 0-20 0-31 0 3-5 3-12 3-15 0-47 0-94 0-141zM113 85c9-9 12-23 12-35 0-20-7-32-13-39 19 3 39 10 39 37 0 18-19 33-38 37zM71 26c0-6 0-9 4-12 1-1 5-4 12-4 12 0 28 10 28 40 0 31-16 38-44 38 0-21 0-42 0-62zM130 89c16-8 32-22 32-41 0-38-33-48-68-48-28 0-56 0-84 0-6 0-10 0-10 6 0 4 5 4 9 4 17 0 18 3 18 16 0 47 0 94 0 140 0 15-1 16-19 16-3 0-8 0-8 5 0 6 4 6 10 6 27 0 55 0 83 0 34 0 79-14 79-53 0-29-22-45-42-51zM71 167c0-23 0-46 0-70 23 0 32 0 41 8 10 8 11 26 11 35 0 11-1 42-36 42-16 0-16-9-16-15zM121 179c10-12 13-26 13-39 0-19-5-34-16-43 26 4 44 19 44 43 0 21-16 33-41 39z">
              <text:p/>
            </draw:path>
            <draw:path draw:style-name="gr4" draw:text-style-name="P4" draw:layer="layout" svg:width="0.032cm" svg:height="0.082cm" svg:x="15.325cm" svg:y="24.935cm" svg:viewBox="0 0 33 83" svg:d="M33 29c0-19-7-29-18-29-9 0-15 6-15 14s6 16 15 16c3 0 7-2 10-4 1-1 1-1 1-1 1 1 1 0 1 4 0 21-10 37-19 47-3 3-3 3-3 5 0 1 1 2 2 2 3 0 26-21 26-54z">
              <text:p/>
            </draw:path>
            <draw:path draw:style-name="gr4" draw:text-style-name="P4" draw:layer="layout" svg:width="0.225cm" svg:height="0.201cm" svg:x="15.441cm" svg:y="24.767cm" svg:viewBox="0 0 226 202" svg:d="M225 9c0-2 1-3 1-5 0-4-4-4-8-4-8 7-17 13-26 20-13-14-32-20-51-20-91 0-141 69-141 126 0 53 43 76 92 76 24 0 47-7 69-23 27-20 33-46 33-47 0-4-4-4-8-4s-5 0-6 5c-12 36-48 56-80 56-18 0-33-4-44-13-15-11-17-31-17-39s5-60 33-92c15-19 42-31 73-31 34 0 49 25 49 50 0 3-1 7-1 9 0 4 4 4 8 4 5 0 6 0 8-5 5-21 10-42 16-63z">
              <text:p/>
            </draw:path>
            <draw:path draw:style-name="gr4" draw:text-style-name="P4" draw:layer="layout" svg:width="0.095cm" svg:height="0.126cm" svg:x="15.69cm" svg:y="24.745cm" svg:viewBox="0 0 96 127" svg:d="M58 19c8 0 17 0 26 0 3 0 12 0 12-9 0-10-10-10-12-10-24 0-48 0-72 0-2 0-12 0-12 10 0 9 10 9 12 9 9 0 18 0 26 0 0 32 0 64 0 95 0 3 0 13 10 13s10-10 10-13c0-31 0-63 0-95z">
              <text:p/>
            </draw:path>
            <draw:path draw:style-name="gr4" draw:text-style-name="P4" draw:layer="layout" svg:width="0.058cm" svg:height="0.131cm" svg:x="15.665cm" svg:y="24.912cm" svg:viewBox="0 0 59 132" svg:d="M54 7c0-3-2-7-8-7-5 0-11 5-11 10 0 4 3 8 8 8 6 0 11-5 11-11zM14 107c0 2-1 5-1 8 0 10 7 17 18 17 19 0 28-27 28-31 0-2-2-2-3-2-2 0-2 2-3 3-5 16-14 24-21 24-4 0-6-2-6-7 0-4 2-8 4-12 2-6 4-11 6-16s9-22 10-25c0-2 1-4 1-6 0-10-8-17-19-17-19 0-28 27-28 30s2 3 3 3c3 0 3-1 3-3 6-17 15-24 22-24 3 0 5 1 5 7 0 4-2 7-7 19-4 11-8 21-12 32z">
              <text:p/>
            </draw:path>
            <draw:path draw:style-name="gr4" draw:text-style-name="P4" draw:layer="layout" svg:width="0.024cm" svg:height="0.06cm" svg:x="15.757cm" svg:y="25.019cm" svg:viewBox="0 0 25 61" svg:d="M20 20c0 10-2 23-16 35-1 1-1 2-1 3s2 3 3 3c3 0 19-16 19-39 0-12-4-22-14-22-6 0-11 6-11 11 0 7 5 11 11 11 5 0 8-2 9-2z">
              <text:p/>
            </draw:path>
            <draw:path draw:style-name="gr4" draw:text-style-name="P4" draw:layer="layout" svg:width="0.066cm" svg:height="0.124cm" svg:x="15.81cm" svg:y="24.92cm" svg:viewBox="0 0 67 125" svg:d="M41 45c6 0 13 0 20 0 3 0 6 0 6-4 0-3-3-3-6-3-6 0-12 0-19 0 3-10 5-19 8-29 0-1 0-2 0-3 0-4-3-6-7-6-5 0-8 3-9 9-1 5 1-5-8 29-6 0-13 0-20 0-3 0-6 0-6 4 0 3 2 3 6 3 7 0 13 0 19 0-4 15-8 31-11 46-2 6-4 12-4 15 0 11 10 19 21 19 23 0 35-28 35-31s-3-2-4-2c-2 0-2 1-4 4-5 12-15 23-26 23-4 0-7-2-7-10 0-1 1-6 1-8 5-18 10-37 15-56z">
              <text:p/>
            </draw:path>
            <draw:path draw:style-name="gr4" draw:text-style-name="P4" draw:layer="layout" svg:width="0.14cm" svg:height="0.162cm" svg:x="15.955cm" svg:y="24.813cm" svg:viewBox="0 0 141 163" svg:d="M130 87c5 0 11 0 11-6 0-5-6-5-11-5-39 0-79 0-119 0 4-38 36-65 76-65 15 0 29 0 43 0 5 0 11 0 11-5 0-6-6-6-11-6-14 0-29 0-44 0-48 0-86 37-86 81 0 45 38 82 86 82 15 0 30 0 44 0 5 0 11 0 11-6 0-5-6-5-11-5-14 0-28 0-43 0-40 0-72-27-76-65 40 0 80 0 119 0z">
              <text:p/>
            </draw:path>
            <draw:path draw:style-name="gr4" draw:text-style-name="P4" draw:layer="layout" svg:width="0.171cm" svg:height="0.192cm" svg:x="16.153cm" svg:y="24.772cm" svg:viewBox="0 0 172 193" svg:d="M37 26c0-4 0-11-3-16 11 0 21 0 32 0-4 4-4 10-4 15 0 48 0 96 0 144 0 4 0 9 4 13-11 0-21 0-32 0 3-5 3-12 3-15 0-47 0-94 0-141zM114 85c9-9 11-23 11-35 0-20-6-32-12-39 19 3 39 10 39 37 0 18-20 33-38 37zM71 26c0-6 0-9 4-12 2-1 6-4 12-4 13 0 28 10 28 40 0 31-16 38-44 38 0-21 0-42 0-62zM130 89c16-8 32-22 32-41 0-38-32-48-67-48-28 0-57 0-85 0-5 0-10 0-10 6 0 4 5 4 10 4 16 0 17 3 17 16 0 47 0 94 0 140 0 15-1 16-18 16-3 0-9 0-9 5 0 6 5 6 10 6 28 0 56 0 84 0 34 0 78-14 78-53 0-29-21-45-42-51zM71 167c0-23 0-46 0-70 23 0 32 0 41 8 11 8 12 26 12 35 0 11-1 42-36 42-17 0-17-9-17-15zM122 179c10-12 12-26 12-39 0-19-4-34-16-43 26 4 44 19 44 43 0 21-16 33-40 39z">
              <text:p/>
            </draw:path>
            <draw:path draw:style-name="gr4" draw:text-style-name="P4" draw:layer="layout" svg:width="0.096cm" svg:height="0.136cm" svg:x="16.353cm" svg:y="24.713cm" svg:viewBox="0 0 97 137" svg:d="M46 6c1-1 1-3 1-4 0 0-1-2-2-2-4 0-21 1-26 2-1 0-4 0-4 4 0 3 3 3 5 3 10 0 10 1 10 3 0 1-1 2-1 4-10 37-19 74-28 111-1 3-1 3-1 4 0 3 2 6 6 6 6 0 8-4 10-8 0 0 9-35 10-38 13 2 24 6 24 17 0 1 0 1 0 3 0 3 0 4 0 6 0 14 11 20 20 20 20 0 17-19 25-29 0-3-2-3-3-3-2 0-3 1-4 4-2 9-7 23-18 23-4 0-6-5-6-10 0-3 0-4 1-9 1 0 1-4 1-6 0-18-24-20-32-21 6-3 13-10 16-13 11-9 20-19 32-19 2 0 4 1 6 4-9 0-10 7-10 10 0 5 3 8 8 8s11-5 11-13c0-6-5-13-15-13-12 0-22 8-32 16-8 8-15 15-23 18 7-26 13-52 19-78z">
              <text:p/>
            </draw:path>
            <draw:path draw:style-name="gr4" draw:text-style-name="P4" draw:layer="layout" svg:width="0.084cm" svg:height="0.098cm" svg:x="16.468cm" svg:y="24.781cm" svg:viewBox="0 0 85 99" svg:d="M24 0c-8 1-16 1-24 2 0 2 0 4 0 6 10 0 12 1 12 8 0 27 0 54 0 81 2 0 4 0 6 0 1-1 2-4 3-5s1-2 1-3c7 7 15 10 24 10 21 0 39-14 39-32 0-17-16-31-37-31-8 0-17 2-24 7 0-14 0-29 0-43zM24 51c5-7 14-11 23-11 16 0 23 13 23 27 0 8-1 15-7 21-4 4-11 6-18 6-9 0-17-5-21-11 0-11 0-21 0-32z">
              <text:p/>
            </draw:path>
            <draw:path draw:style-name="gr4" draw:text-style-name="P4" draw:layer="layout" svg:width="0.106cm" svg:height="0.503cm" svg:x="16.601cm" svg:y="24.642cm" svg:viewBox="0 0 107 504" svg:d="M107 252c0-80-19-166-74-229-4-4-15-15-21-21-2-2-2-2-6-2-3 0-6 0-6 3 0 1 2 3 2 3 10 10 24 25 42 56 30 54 42 123 42 190 0 122-34 196-84 247-1 1-2 2-2 3 0 2 3 2 6 2 4 0 4 0 7-2 26-23 57-62 76-121 12-38 18-84 18-129z">
              <text:p/>
            </draw:path>
          </draw:g>
        </draw:g>
        <draw:g>
          <svg:title>TexMaths</svg:title>
          <svg:desc>8§display§(\sigma_0, \sigma_1, \sigma_2, \sigma_3 )
\!=\!
f_{b^j_{i,t}}\!
\left( 
\bm{C}_{i,t}^\intercal 
\right) §svg§600§TRUE§</svg:desc>
          <draw:g>
            <draw:path draw:style-name="gr4" draw:text-style-name="P4" draw:layer="layout" svg:width="0.065cm" svg:height="0.279cm" svg:x="10.373cm" svg:y="25.296cm" svg:viewBox="0 0 66 280" svg:d="M66 277c0-1 0-1-5-5-35-36-44-89-44-131 0-49 10-98 45-133 4-3 4-4 4-5 0-2-2-3-4-3s-28 19-44 55c-15 30-18 62-18 86 0 21 3 55 18 87 17 34 42 52 44 52s4 0 4-3z">
              <text:p/>
            </draw:path>
            <draw:path draw:style-name="gr4" draw:text-style-name="P4" draw:layer="layout" svg:width="0.148cm" svg:height="0.123cm" svg:x="10.465cm" svg:y="25.385cm" svg:viewBox="0 0 149 124" svg:d="M135 16c4 0 14 0 14-10 0-6-6-6-11-6-21 0-43 0-64 0-43 0-74 46-74 80 0 24 17 44 42 44 34 0 71-34 71-77 0-5 0-18-9-31 10 0 21 0 31 0zM42 117c-13 0-24-9-24-30 0-8 3-31 13-47 11-20 29-24 39-24 23 0 25 19 25 27 0 14-5 37-15 51-11 16-26 23-38 23z">
              <text:p/>
            </draw:path>
            <draw:path draw:style-name="gr4" draw:text-style-name="P4" draw:layer="layout" svg:width="0.09cm" svg:height="0.133cm" svg:x="10.626cm" svg:y="25.418cm" svg:viewBox="0 0 91 134" svg:d="M91 67c0-21-2-37-12-50-5-9-18-17-33-17-46 0-46 53-46 67s0 67 46 67c45 0 45-53 45-67zM46 129c-10 0-22-6-26-22-2-11-2-28-2-42 0-15 0-29 3-40 4-15 17-19 25-19 10 0 20 6 24 17 3 11 3 25 3 42 0 14 0 29-3 41-4 18-16 23-24 23z">
              <text:p/>
            </draw:path>
            <draw:path draw:style-name="gr4" draw:text-style-name="P4" draw:layer="layout" svg:width="0.032cm" svg:height="0.083cm" svg:x="10.766cm" svg:y="25.477cm" svg:viewBox="0 0 33 84" svg:d="M33 30c0-19-7-30-19-30-8 0-14 7-14 15 0 7 6 15 14 15 4 0 8-1 11-4 1 0 0 0 1 0v4c0 20-9 37-19 46-3 3-3 4-3 5s2 3 3 3c3 0 26-22 26-54z">
              <text:p/>
            </draw:path>
            <draw:path draw:style-name="gr4" draw:text-style-name="P4" draw:layer="layout" svg:width="0.148cm" svg:height="0.123cm" svg:x="10.877cm" svg:y="25.385cm" svg:viewBox="0 0 149 124" svg:d="M135 16c3 0 14 0 14-10 0-6-7-6-11-6-22 0-43 0-64 0-43 0-74 46-74 80 0 24 17 44 42 44 33 0 71-34 71-77 0-5 0-18-9-31 10 0 21 0 31 0zM42 117c-13 0-24-9-24-30 0-8 3-31 12-47 12-20 29-24 39-24 24 0 25 19 25 27 0 14-5 37-15 51-10 16-25 23-37 23z">
              <text:p/>
            </draw:path>
            <draw:path draw:style-name="gr4" draw:text-style-name="P4" draw:layer="layout" svg:width="0.071cm" svg:height="0.129cm" svg:x="11.048cm" svg:y="25.418cm" svg:viewBox="0 0 72 130" svg:d="M45 6c0-6-1-6-7-6-12 12-30 13-38 13 0 2 0 4 0 6 5 0 18 0 29-5 0 33 0 67 0 100 0 7 0 9-20 9-3 0-5 0-7 0 0 2 0 5 0 7 3 0 28-1 35-1 5 0 30 1 35 1 0-2 0-5 0-7-3 0-5 0-8 0-19 0-19-2-19-9 0-36 0-72 0-108z">
              <text:p/>
            </draw:path>
            <draw:path draw:style-name="gr4" draw:text-style-name="P4" draw:layer="layout" svg:width="0.032cm" svg:height="0.083cm" svg:x="11.177cm" svg:y="25.477cm" svg:viewBox="0 0 33 84" svg:d="M33 30c0-19-7-30-18-30-9 0-15 7-15 15 0 7 6 15 15 15 3 0 7-1 10-4 1 0 1 0 1 0 1 1 1 0 1 4 0 20-10 37-19 46-3 3-3 4-3 5s1 3 2 3c3 0 26-22 26-54z">
              <text:p/>
            </draw:path>
            <draw:path draw:style-name="gr4" draw:text-style-name="P4" draw:layer="layout" svg:width="0.148cm" svg:height="0.123cm" svg:x="11.288cm" svg:y="25.385cm" svg:viewBox="0 0 149 124" svg:d="M135 16c4 0 14 0 14-10 0-6-6-6-11-6-21 0-42 0-64 0-43 0-74 46-74 80 0 24 17 44 42 44 34 0 71-34 71-77 0-5 0-18-9-31 10 0 21 0 31 0zM43 117c-14 0-25-9-25-30 0-8 3-31 13-47 12-20 29-24 39-24 23 0 25 19 25 27 0 14-5 37-15 51-11 16-26 23-37 23z">
              <text:p/>
            </draw:path>
            <draw:path draw:style-name="gr4" draw:text-style-name="P4" draw:layer="layout" svg:width="0.086cm" svg:height="0.129cm" svg:x="11.45cm" svg:y="25.418cm" svg:viewBox="0 0 87 130" svg:d="M87 94c-2 0-4 0-6 0-1 4-3 16-6 18-1 1-17 1-19 1-12 0-24 0-36 0 21-18 27-24 39-32 15-12 28-24 28-43 0-24-21-38-45-38-25 0-42 17-42 35 0 10 9 11 10 11 5 0 11-4 11-11 0-3-1-10-11-10 6-14 19-18 28-18 20 0 30 15 30 31 0 17-12 31-18 38-16 15-32 31-48 46-2 2-2 3-2 8 27 0 54 0 82 0 1-12 3-24 5-36z">
              <text:p/>
            </draw:path>
            <draw:path draw:style-name="gr4" draw:text-style-name="P4" draw:layer="layout" svg:width="0.032cm" svg:height="0.083cm" svg:x="11.589cm" svg:y="25.477cm" svg:viewBox="0 0 33 84" svg:d="M33 30c0-19-7-30-19-30-8 0-14 7-14 15 0 7 6 15 14 15 4 0 8-1 11-4 1 0 0 0 1 0v4c0 20-9 37-19 46-3 3-3 4-3 5s2 3 3 3c3 0 26-22 26-54z">
              <text:p/>
            </draw:path>
            <draw:path draw:style-name="gr4" draw:text-style-name="P4" draw:layer="layout" svg:width="0.148cm" svg:height="0.123cm" svg:x="11.7cm" svg:y="25.385cm" svg:viewBox="0 0 149 124" svg:d="M135 16c3 0 14 0 14-10 0-6-6-6-11-6-22 0-43 0-64 0-43 0-74 46-74 80 0 24 17 44 42 44 33 0 71-34 71-77 0-5 0-18-9-31 10 0 21 0 31 0zM42 117c-13 0-24-9-24-30 0-8 3-31 12-47 12-20 29-24 39-24 24 0 25 19 25 27 0 14-5 37-15 51-10 16-25 23-37 23z">
              <text:p/>
            </draw:path>
            <draw:path draw:style-name="gr4" draw:text-style-name="P4" draw:layer="layout" svg:width="0.089cm" svg:height="0.133cm" svg:x="11.861cm" svg:y="25.418cm" svg:viewBox="0 0 90 134" svg:d="M43 65c15 0 27 10 27 31 0 25-15 32-26 32-8 0-26-3-34-14 9-1 12-7 12-11 0-6-5-11-12-11-4 0-10 4-10 12 0 18 20 30 44 30 27 0 46-18 46-38 0-15-12-30-34-35 21-7 28-22 28-34 0-16-17-27-39-27s-39 10-39 26c0 7 4 11 10 11s10-5 10-11c0-5-4-9-10-10 7-8 21-10 28-10 9 0 21 4 21 21 0 8-3 17-7 23-8 8-12 8-23 8-5 1-5 1-6 1-1 1-2 1-2 3 0 3 2 3 5 3 4 0 7 0 11 0z">
              <text:p/>
            </draw:path>
            <draw:path draw:style-name="gr4" draw:text-style-name="P4" draw:layer="layout" svg:width="0.065cm" svg:height="0.279cm" svg:x="11.992cm" svg:y="25.296cm" svg:viewBox="0 0 66 280" svg:d="M66 141c0-23-4-56-20-88-16-35-40-53-43-53-2 0-3 2-3 3s0 2 6 7c27 28 43 71 43 131 0 47-11 96-45 131-4 4-4 4-4 5 0 2 1 3 3 3 3 0 28-19 44-55 15-30 19-61 19-84z">
              <text:p/>
            </draw:path>
            <draw:path draw:style-name="gr4" draw:text-style-name="P4" draw:layer="layout" svg:width="0.186cm" svg:height="0.065cm" svg:x="12.132cm" svg:y="25.404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4" draw:text-style-name="P4" draw:layer="layout" svg:width="0.139cm" svg:height="0.254cm" svg:x="12.382cm" svg:y="25.309cm" svg:viewBox="0 0 140 255" svg:d="M88 85c8 0 16 0 24 0 6 0 9 0 9-5 0-3-3-3-8-3-8 0-16 0-23 0 1-11 3-22 5-32 2-6 6-26 7-29 3-6 8-10 13-10 2 0 9 0 15 5-13 1-16 11-16 15 0 7 5 10 11 10 7 0 15-6 15-17 0-13-13-19-25-19-9 0-27 5-35 33-2 5-2 9-10 44-6 0-12 0-19 0-5 0-9 0-9 5 0 3 4 3 8 3 7 0 13 0 19 0-7 37-14 74-21 111-5 27-10 52-24 52-2 0-9 0-14-4 13-1 16-12 16-16 0-6-5-9-11-9-7 0-15 6-15 17 0 12 12 19 24 19 15 0 26-17 31-27 9-18 16-51 16-54 6-29 11-59 17-89z">
              <text:p/>
            </draw:path>
            <draw:path draw:style-name="gr4" draw:text-style-name="P4" draw:layer="layout" svg:width="0.079cm" svg:height="0.136cm" svg:x="12.517cm" svg:y="25.462cm" svg:viewBox="0 0 80 137" svg:d="M39 6c0-1 1-3 1-4 0 0-1-2-3-2-4 0-20 2-25 2-2 0-5 0-5 4 0 3 3 3 6 3 9 0 9 1 9 3 0 1-2 9-4 14-1 6-2 12-4 18-1 6-12 49-12 52-2 5-2 7-2 9 0 20 13 32 29 32 25 0 51-26 51-55 0-23-16-32-30-32-10 0-19 5-24 10 4-18 9-36 13-54zM30 132c-10 0-16-8-16-20 0-7 2-14 8-36 0-3 0-4 4-8 8-9 16-14 24-14s14 7 14 20c0 7-4 27-10 39-4 10-15 19-24 19z">
              <text:p/>
            </draw:path>
            <draw:path draw:style-name="gr4" draw:text-style-name="P4" draw:layer="layout" svg:width="0.065cm" svg:height="0.121cm" svg:x="12.608cm" svg:y="25.409cm" svg:viewBox="0 0 66 122" svg:d="M66 6c0-3-2-6-6-6s-8 5-8 9c0 3 2 5 6 5s8-4 8-8zM36 100c-2 10-12 17-20 17-2 0-4 0-6 0 4-2 5-6 5-8s-1-5-6-5-9 4-9 9c0 6 6 9 16 9s28-5 32-22 9-33 13-50c0-1 1-3 1-4 0-8-8-14-18-14-17 0-27 18-27 22 0 1 2 1 3 1 2 0 2 0 3-1 7-14 16-17 21-17 6 0 6 5 6 7s0 2-1 4c-4 17-9 35-13 52z">
              <text:p/>
            </draw:path>
            <draw:path draw:style-name="gr4" draw:text-style-name="P4" draw:layer="layout" svg:width="0.048cm" svg:height="0.094cm" svg:x="12.616cm" svg:y="25.568cm" svg:viewBox="0 0 49 95" svg:d="M42 6c0-4-2-6-6-6-3 0-8 4-8 8s3 6 6 6c4 0 8-4 8-8zM49 74c0-3-2-2-3-3-2 0-2 1-3 3-2 8-9 16-16 16-3 0-4-2-4-5 0-4 0-4 2-8 1-2 2-5 3-7 0-1 6-14 8-19 1-3 2-5 2-7 0-7-7-13-16-13-15 0-22 19-22 22 0 2 2 2 2 2 3 0 3-1 4-3 3-10 10-16 16-16 3 0 4 2 4 6 0 0 0 2-1 4-1 3-7 18-9 23-1 2-1 2-3 7-1 2-2 4-2 6 0 7 7 13 15 13 16 0 23-18 23-21z">
              <text:p/>
            </draw:path>
            <draw:path draw:style-name="gr4" draw:text-style-name="P4" draw:layer="layout" svg:width="0.018cm" svg:height="0.044cm" svg:x="12.702cm" svg:y="25.644cm" svg:viewBox="0 0 19 45" svg:d="M14 15c0 14-7 22-11 25-1 1-1 1-1 2s0 3 2 3 15-11 15-29c0-10-5-16-10-16-6 0-9 5-9 9 0 5 3 9 9 9 1 0 4-1 5-3z">
              <text:p/>
            </draw:path>
            <draw:path draw:style-name="gr4" draw:text-style-name="P4" draw:layer="layout" svg:width="0.053cm" svg:height="0.088cm" svg:x="12.754cm" svg:y="25.574cm" svg:viewBox="0 0 54 89" svg:d="M32 34c6 0 11 0 17 0 2 0 2-1 3-1 1-1 2-3 2-3 0-3-3-3-5-3-5 0-10 0-15 0 1-4 2-7 3-11s2-10 2-11c0-3-1-5-5-5-3 0-6 2-7 6-1 2 1-5-5 21-6 0-12 0-17 0-3 0-5 0-5 4 0 3 2 3 4 3 5 0 11 0 16 0-3 10-6 21-9 32-1 4-1 8-1 10 0 8 7 13 17 13 17 0 27-19 27-21s-2-2-3-2c-2 0-2 0-3 2-5 10-13 17-21 17-4 0-5-4-5-8 0-2 0-3 0-3 4-14 7-27 10-40z">
              <text:p/>
            </draw:path>
            <draw:path draw:style-name="gr4" draw:text-style-name="P4" draw:layer="layout" svg:width="0.073cm" svg:height="0.335cm" svg:x="12.892cm" svg:y="25.268cm" svg:viewBox="0 0 74 336" svg:d="M74 333c0-1-1-1-1-2-13-14-32-37-44-83-7-25-9-54-9-79 0-75 18-126 51-163 3-2 2-2 3-3 0-3-3-3-4-3-4 0-19 17-23 21-29 34-47 84-47 147 0 40 7 96 44 144 3 3 22 24 26 24 1 0 4 0 4-3z">
              <text:p/>
            </draw:path>
            <draw:path draw:style-name="gr4" draw:text-style-name="P4" draw:layer="layout" svg:width="0.224cm" svg:height="0.2cm" svg:x="12.993cm" svg:y="25.31cm" svg:viewBox="0 0 225 201" svg:d="M224 8c1-2 1-2 1-4 0-4-3-4-7-4-8 7-17 13-26 20-13-14-32-20-51-20-91 0-141 69-141 125 0 54 42 76 92 76 23 0 47-7 69-23 27-20 32-45 32-47 0-4-4-4-7-4-4 0-5 1-6 6-12 35-49 56-81 56-17 0-32-4-43-13-15-12-17-31-17-39s5-60 33-93c15-18 42-31 73-31 34 0 49 25 49 50 0 3-1 7-1 11 0 3 4 3 8 3 5 0 6 0 7-6 5-21 11-42 16-63z">
              <text:p/>
            </draw:path>
            <draw:path draw:style-name="gr4" draw:text-style-name="P4" draw:layer="layout" svg:width="0.095cm" svg:height="0.125cm" svg:x="13.243cm" svg:y="25.288cm" svg:viewBox="0 0 96 126" svg:d="M58 19c8 0 17 0 26 0 2 0 12 0 12-9 0-10-10-10-12-10-24 0-48 0-72 0-2 0-12 0-12 10 0 9 10 9 12 9 9 0 18 0 26 0 0 32 0 64 0 95 0 3 0 12 10 12s10-9 10-12c0-31 0-63 0-95z">
              <text:p/>
            </draw:path>
            <draw:path draw:style-name="gr4" draw:text-style-name="P4" draw:layer="layout" svg:width="0.058cm" svg:height="0.131cm" svg:x="13.217cm" svg:y="25.454cm" svg:viewBox="0 0 59 132" svg:d="M54 8c0-3-2-8-8-8-5 0-11 6-11 11 0 3 3 7 8 7 6 0 11-5 11-10zM14 107c0 2-2 5-2 8 0 10 8 17 19 17 19 0 28-27 28-30 0-2-2-2-3-2-2 0-2 1-3 3-5 15-14 23-22 23-3 0-5-2-5-6 0-5 2-8 4-13s4-10 6-15 9-23 10-26c0-1 1-4 1-5 0-10-8-17-19-17-19 0-28 26-28 30 0 2 2 2 3 2 3 0 3-1 3-3 6-17 14-23 22-23 2 0 5 0 5 6 0 5-2 7-7 20-4 10-8 21-12 31z">
              <text:p/>
            </draw:path>
            <draw:path draw:style-name="gr4" draw:text-style-name="P4" draw:layer="layout" svg:width="0.024cm" svg:height="0.059cm" svg:x="13.309cm" svg:y="25.562cm" svg:viewBox="0 0 25 60" svg:d="M19 19c0 11-1 23-15 36-1 1-2 2-2 3s2 2 4 2 19-15 19-39c0-12-5-21-14-21-6 0-11 5-11 11s5 11 11 11c5 0 6-2 8-3z">
              <text:p/>
            </draw:path>
            <draw:path draw:style-name="gr4" draw:text-style-name="P4" draw:layer="layout" svg:width="0.065cm" svg:height="0.123cm" svg:x="13.362cm" svg:y="25.462cm" svg:viewBox="0 0 66 124" svg:d="M40 45c7 0 14 0 21 0 3 0 5 0 5-4 0-3-2-3-5-3-6 0-12 0-19 0 3-10 5-20 8-29 0-1 0-3 0-3 0-4-3-6-7-6-5 0-8 3-9 8s1-5-8 30c-6 0-13 0-20 0-4 0-6 0-6 4 0 3 2 3 6 3 7 0 13 0 19 0-4 15-8 31-12 46-1 5-3 12-3 14 0 12 10 19 21 19 22 0 35-27 35-30 0-2-3-2-4-2-2 0-2 0-4 3-5 13-16 23-26 23-4 0-7-2-7-9 0-2 1-6 1-8 5-19 9-38 14-56z">
              <text:p/>
            </draw:path>
            <draw:path draw:style-name="gr4" draw:text-style-name="P4" draw:layer="layout" svg:width="0.073cm" svg:height="0.335cm" svg:x="13.465cm" svg:y="25.268cm" svg:viewBox="0 0 74 336" svg:d="M74 169c0-40-8-97-44-144-4-3-21-25-27-25-1 0-3 1-3 3 0 1 1 2 2 3 13 14 32 37 43 82 6 25 9 54 9 80 0 29-3 57-10 84-10 40-27 62-42 77-2 3-2 3-2 4 0 3 2 3 3 3 5 0 20-17 23-21 29-34 48-84 48-146z">
              <text:p/>
            </draw:path>
          </draw:g>
        </draw:g>
        <draw:g>
          <svg:title>TexMaths</svg:title>
          <svg:desc>10§display§f_{\rm d}: \Sigma \to \mathbb{B}§svg§600§TRUE§</svg:desc>
          <draw:g>
            <draw:path draw:style-name="gr4" draw:text-style-name="P4" draw:layer="layout" svg:width="0.174cm" svg:height="0.317cm" svg:x="12.189cm" svg:y="10.906cm" svg:viewBox="0 0 175 318" svg:d="M110 107c10 0 21 0 31 0 7 0 10 0 10-7 0-4-3-4-9-4-10 0-20 0-30 0 3-14 5-27 8-40 1-7 6-32 8-36 3-7 9-12 17-12 1 0 10 0 17 6-16 1-19 14-19 19 0 8 6 12 13 12 9 0 19-7 19-21 0-16-16-24-30-24-12 0-34 6-45 41-2 7-3 11-11 55-8 0-17 0-25 0-6 0-10 0-10 7 0 4 3 4 10 4 8 0 15 0 23 0-9 46-18 91-27 137-6 34-12 66-30 66-2 0-10 0-17-6 16-1 19-14 19-19 0-8-6-12-13-12-9 0-19 7-19 21 0 16 15 24 30 24 19 0 33-21 40-34 11-22 19-65 19-67 7-37 14-73 21-110z">
              <text:p/>
            </draw:path>
            <draw:path draw:style-name="gr4" draw:text-style-name="P4" draw:layer="layout" svg:width="0.13cm" svg:height="0.171cm" svg:x="12.354cm" svg:y="11.035cm" svg:viewBox="0 0 131 172" svg:d="M76 3c0 3 0 6 0 9 16 0 18 2 18 14 0 17 0 33 0 50-9-8-21-13-34-13-33 0-60 24-60 55s26 54 57 54c20 0 32-11 36-14 0 4 0 9 0 14 13 0 25-1 38-2 0-3 0-6 0-9-16 0-18-1-18-13 0-50 0-99 0-148-12 1-25 2-37 3zM93 145c-6 11-19 20-35 20-13 0-23-7-28-14s-8-17-8-33c0-5 0-24 10-35s22-14 29-14c12 0 23 6 29 15 3 4 3 4 3 8 0 17 0 35 0 53z">
              <text:p/>
            </draw:path>
            <draw:path draw:style-name="gr4" draw:text-style-name="P4" draw:layer="layout" svg:width="0.036cm" svg:height="0.15cm" svg:x="12.643cm" svg:y="11.002cm" svg:viewBox="0 0 37 151" svg:d="M37 19c0-11-9-19-19-19-11 0-18 8-18 19 0 10 7 18 18 18 10 0 19-8 19-18zM37 133c0-11-9-19-19-19-11 0-18 8-18 19 0 10 7 18 18 18 10 0 19-8 19-18z">
              <text:p/>
            </draw:path>
            <draw:path draw:style-name="gr4" draw:text-style-name="P4" draw:layer="layout" svg:width="0.213cm" svg:height="0.237cm" svg:x="12.827cm" svg:y="10.914cm" svg:viewBox="0 0 214 238" svg:d="M111 125c4-4 4-5 4-6 0-2-2-3-3-5-24-35-48-69-72-103 27 0 54 0 81 0 60 0 77 12 85 68 3 0 5 0 8 0-3-26-6-53-9-79-65 0-130 0-195 0-9 0-10 0-10 8 29 42 59 84 88 127-28 31-56 63-84 94-3 4-3 4-3 5 0 4 3 4 9 4 65 0 130 0 195 0 3-27 6-55 9-82-3 0-5 0-8 0-7 58-31 67-86 67-32 0-65 0-97 0 29-33 59-65 88-98z">
              <text:p/>
            </draw:path>
            <draw:path draw:style-name="gr4" draw:text-style-name="P4" draw:layer="layout" svg:width="0.311cm" svg:height="0.181cm" svg:x="13.177cm" svg:y="10.974cm" svg:viewBox="0 0 312 182" svg:d="M274 99c-19 14-29 29-32 33-15 24-18 45-18 46 0 4 4 4 7 4 6 0 6-1 8-7 8-33 28-63 68-79 4-1 5-2 5-4 0-3-2-4-3-4-15-6-57-24-71-83-1-4-1-5-7-5-3 0-7 0-7 4 0 1 3 23 18 46 7 11 17 23 32 34-87 0-174 0-261 0-6 0-13 0-13 8 0 7 7 7 13 7 87 0 174 0 261 0z">
              <text:p/>
            </draw:path>
            <draw:path draw:style-name="gr4" draw:text-style-name="P4" draw:layer="layout" svg:width="0.214cm" svg:height="0.238cm" svg:x="13.61cm" svg:y="10.913cm" svg:viewBox="0 0 215 239" svg:d="M46 32c0-5 0-13-3-20 13 0 25 0 38 0-4 6-4 13-4 18 0 60 0 120 0 179 0 5 0 12 4 18-13 0-25 0-38 0 3-6 3-15 3-20 0-58 0-117 0-175zM142 106c11-12 14-30 14-45 0-24-8-39-16-47 24 2 49 11 49 46 0 22-24 41-47 46zM89 31c0-7 0-11 5-15 1 0 6-4 15-4 15 0 35 13 35 49 0 40-20 48-55 49 0-27 0-53 0-79zM163 111c19-10 39-27 39-51 0-49-41-60-84-60-35 0-71 0-106 0-6 0-12 0-12 6s6 6 12 6c21 0 22 4 22 21 0 58 0 116 0 174 0 17-2 20-24 20-4 0-10 0-10 6s6 6 12 6c35 0 69 0 104 0 44 0 99-17 99-65 0-36-27-56-52-63zM89 208c0-29 0-57 0-86 28 0 40 0 51 8 14 11 15 32 15 44 0 13-1 53-45 53-21 0-21-12-21-19zM151 223c13-15 16-34 16-49 0-24-5-42-19-53 32 5 55 23 55 53 0 26-21 42-52 49z">
              <text:p/>
            </draw:path>
          </draw:g>
        </draw:g>
        <draw:custom-shape draw:style-name="gr130" draw:text-style-name="P26" draw:layer="layout" svg:width="2cm" svg:height="0.6cm" svg:x="9.8cm" svg:y="3.2cm">
          <text:p text:style-name="P25"><text:span text:style-name="T3">sequencing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9.8cm" svg:y1="3.5cm" svg:x2="7.2cm" svg:y2="3.5cm">
          <text:p/>
        </draw:line>
        <draw:g>
          <svg:title>TexMaths</svg:title>
          <svg:desc>8§display§k_{\rm b}§svg§600§TRUE§</svg:desc>
          <draw:g>
            <draw:path draw:style-name="gr4" draw:text-style-name="P4" draw:layer="layout" svg:width="0.126cm" svg:height="0.196cm" svg:x="1.408cm" svg:y="5.211cm" svg:viewBox="0 0 127 197" svg:d="M65 3c-1-1 0-3-4-3-6 0-27 2-34 3-2 0-5 0-5 6 0 3 2 3 7 3 12 0 13 2 13 5 0 2 0 3-1 5-13 54-27 107-40 161-1 4-1 5-1 6 0 7 6 8 8 8 4 0 8-2 10-5 1-4 14-55 15-62 10 1 32 5 32 24 0 2 0 3 0 6-1 3-1 6-1 9 0 17 11 28 25 28 8 0 16-5 23-15 6-12 9-27 9-28 0-3-2-3-3-3-2 0-3 2-4 6-6 20-12 34-24 34-5 0-9-3-9-13 0-5 1-11 2-16 2-5 2-5 2-9 0-18-18-26-42-29 9-5 18-14 24-20 14-15 26-27 40-27 1 0 1 0 2 0 3 0 4 0 7 2 0 1 0 1 0 2-13 0-16 11-16 14 0 5 4 10 11 10s16-6 16-17c0-8-7-18-19-18-8 0-21 3-41 25-10 10-21 22-31 26 9-39 19-78 29-118z">
              <text:p/>
            </draw:path>
            <draw:path draw:style-name="gr4" draw:text-style-name="P4" draw:layer="layout" svg:width="0.103cm" svg:height="0.137cm" svg:x="1.548cm" svg:y="5.311cm" svg:viewBox="0 0 104 138" svg:d="M30 0c-10 1-20 2-30 2 0 3 0 5 0 8 14 0 14 1 14 11 0 38 0 77 0 116 3 0 5 0 8 0 2-4 4-8 6-12 8 9 18 13 29 13 25 0 47-19 47-44 0-24-19-44-45-44-12 0-22 4-29 11 0-20 0-41 0-61zM30 70c6-9 16-15 27-15 12 0 20 6 24 13 4 5 6 13 6 25 0 5 0 20-8 29s-18 11-23 11c-16 0-24-12-26-16 0-16 0-31 0-47z">
              <text:p/>
            </draw:path>
          </draw:g>
        </draw:g>
        <draw:line draw:style-name="gr20" draw:text-style-name="P2" draw:layer="layout" svg:x1="1.7cm" svg:y1="5.1cm" svg:x2="1.7cm" svg:y2="5.6cm">
          <text:p/>
        </draw:line>
        <draw:line draw:style-name="gr2" draw:text-style-name="P2" draw:layer="layout" svg:x1="1.8cm" svg:y1="5.3cm" svg:x2="5cm" svg:y2="5.3cm">
          <text:p/>
        </draw:line>
        <draw:line draw:style-name="gr2" draw:text-style-name="P2" draw:layer="layout" svg:x1="1.8cm" svg:y1="5.5cm" svg:x2="5cm" svg:y2="5.5cm">
          <text:p/>
        </draw:line>
        <draw:g>
          <svg:title>TexMaths</svg:title>
          <svg:desc>9§display§\bm{C}_0§svg§600§TRUE§</svg:desc>
          <draw:g>
            <draw:path draw:style-name="gr4" draw:text-style-name="P4" draw:layer="layout" svg:width="0.252cm" svg:height="0.225cm" svg:x="1.932cm" svg:y="5.315cm" svg:viewBox="0 0 253 226" svg:d="M252 10c0-2 1-4 1-6 0-4-5-4-9-4-9 7-19 15-29 22-15-15-36-22-58-22-101 0-157 77-157 142 0 59 48 84 102 84 27 0 54-8 78-25 30-23 37-52 37-54 0-3-5-3-8-3-6 0-6 0-8 5-13 41-54 63-90 63-18 0-36-5-49-14-17-14-18-35-18-43 0-9 5-69 36-105 17-20 48-35 83-35 37 0 54 29 54 57 0 3-1 7-1 11s4 4 9 4c6 0 7 0 9-7 6-23 12-47 18-70z">
              <text:p/>
            </draw:path>
            <draw:path draw:style-name="gr4" draw:text-style-name="P4" draw:layer="layout" svg:width="0.101cm" svg:height="0.15cm" svg:x="2.184cm" svg:y="5.437cm" svg:viewBox="0 0 102 151" svg:d="M102 76c0-24-2-42-13-57-6-10-20-19-38-19-51 0-51 61-51 76 0 16 0 75 51 75s51-59 51-75zM51 145c-10 0-23-7-28-25-3-12-3-30-3-46 0-17 0-34 3-45 5-18 19-23 28-23 12 0 24 7 27 20 4 13 4 28 4 48 0 16 0 32-3 45-4 21-19 26-28 26z">
              <text:p/>
            </draw:path>
          </draw:g>
        </draw:g>
        <draw:g>
          <svg:title>TexMaths</svg:title>
          <svg:desc>9§display§\bm{C}_{n-1}§svg§600§TRUE§</svg:desc>
          <draw:g>
            <draw:path draw:style-name="gr4" draw:text-style-name="P4" draw:layer="layout" svg:width="0.251cm" svg:height="0.225cm" svg:x="4.235cm" svg:y="5.317cm" svg:viewBox="0 0 252 226" svg:d="M252 10c0-2 0-4 0-6 0-4-4-4-8-4-9 7-19 15-28 22-16-16-37-22-59-22-101 0-157 77-157 142 0 59 48 84 102 84 27 0 54-8 79-26 30-22 35-51 35-53 0-4-4-4-7-4-6 0-6 1-8 6-12 39-54 63-90 63-18 0-36-5-49-16-17-12-18-34-18-42 0-9 5-68 36-104 17-20 48-36 83-36 38 0 54 30 54 57 0 3-1 8-1 12s4 4 9 4c7 0 7 0 9-7 6-23 12-47 18-70z">
              <text:p/>
            </draw:path>
            <draw:path draw:style-name="gr4" draw:text-style-name="P4" draw:layer="layout" svg:width="0.134cm" svg:height="0.098cm" svg:x="4.486cm" svg:y="5.488cm" svg:viewBox="0 0 135 99" svg:d="M17 83c-1 2-3 8-3 8 0 6 5 8 8 8 4 0 8-3 9-5 0-2 2-9 4-14 1-4 3-15 5-20 0-4 2-9 3-14 3-9 3-11 9-20s17-21 33-21c14 0 14 12 14 17 0 12-10 36-14 46-1 6-2 8-2 12 0 11 9 19 20 19 23 0 32-31 32-34s-3-3-4-3c-3 0-3 2-3 3-6 18-15 27-24 27-4 0-5-2-5-7s1-8 4-18c3-7 12-30 12-43 0-20-17-24-29-24-18 0-30 11-37 20-1-16-14-20-24-20-9 0-14 6-17 12-4 8-8 20-8 21 0 3 2 2 4 3 3 0 3-1 5-6 3-14 7-25 16-25 6 0 7 6 7 11s-1 13-3 19-4 14-6 20c-2 9-4 18-6 28z">
              <text:p/>
            </draw:path>
            <draw:path draw:style-name="gr4" draw:text-style-name="P4" draw:layer="layout" svg:width="0.148cm" svg:height="0.01cm" svg:x="4.655cm" svg:y="5.524cm" svg:viewBox="0 0 149 11" svg:d="M140 11c4 0 9 0 9-6 0-5-5-5-9-5-44 0-87 0-131 0-4 0-9 0-9 5 0 6 4 6 9 6 44 0 87 0 131 0z">
              <text:p/>
            </draw:path>
            <draw:path draw:style-name="gr4" draw:text-style-name="P4" draw:layer="layout" svg:width="0.079cm" svg:height="0.145cm" svg:x="4.853cm" svg:y="5.439cm" svg:viewBox="0 0 80 146" svg:d="M49 6c0-6 0-6-6-6-14 13-34 14-43 14 0 3 0 5 0 8 4 0 20 0 31-6 0 37 0 74 0 111 0 8 0 11-21 11-3 0-6 0-9 0 0 3 0 6 0 8 4-1 31-1 39-1s35 0 40 1c0-2 0-5 0-8-3 0-5 0-8 0-23 0-23-3-23-11 0-40 0-80 0-121z">
              <text:p/>
            </draw:path>
          </draw:g>
        </draw:g>
        <draw:g>
          <svg:title>TexMaths</svg:title>
          <svg:desc>9§display§\bm{C}_1§svg§600§TRUE§</svg:desc>
          <draw:g>
            <draw:path draw:style-name="gr4" draw:text-style-name="P4" draw:layer="layout" svg:width="0.252cm" svg:height="0.225cm" svg:x="2.735cm" svg:y="5.315cm" svg:viewBox="0 0 253 226" svg:d="M252 10c0-2 1-4 1-6 0-4-5-4-9-4-9 7-19 15-28 22-16-15-36-22-59-22-101 0-157 77-157 142 0 59 48 84 103 84 26 0 53-8 78-25 30-23 36-52 36-54 0-4-5-4-8-4-6 0-6 0-8 6-12 40-54 63-90 63-18 0-36-5-49-15-17-13-18-34-18-43s5-68 36-104c17-20 48-35 83-35 38 0 54 29 54 57 0 3 0 7 0 10 0 5 3 5 8 5 7 0 7 0 9-7 6-24 12-47 18-70z">
              <text:p/>
            </draw:path>
            <draw:path draw:style-name="gr4" draw:text-style-name="P4" draw:layer="layout" svg:width="0.08cm" svg:height="0.145cm" svg:x="2.999cm" svg:y="5.437cm" svg:viewBox="0 0 81 146" svg:d="M50 6c0-6-1-6-6-6-14 14-35 14-44 14 0 3 0 6 0 8 5 0 20 0 32-6 0 37 0 75 0 112 0 7 0 10-22 10-3 0-6 0-8 0 0 3 0 5 0 8 4 0 31-1 39-1 7 0 34 1 40 1 0-3 0-5 0-8-3 0-6 0-9 0-22 0-22-3-22-10 0-40 0-81 0-122z">
              <text:p/>
            </draw:path>
          </draw:g>
        </draw:g>
        <draw:line draw:style-name="gr20" draw:text-style-name="P2" draw:layer="layout" svg:x1="1.8cm" svg:y1="14.877cm" svg:x2="2.3cm" svg:y2="14.877cm">
          <text:p/>
        </draw:line>
        <draw:g>
          <svg:title>TexMaths</svg:title>
          <svg:desc>10§display§k_{\rm a}§svg§600§TRUE§</svg:desc>
          <draw:g>
            <draw:path draw:style-name="gr4" draw:text-style-name="P4" draw:layer="layout" svg:width="0.157cm" svg:height="0.245cm" svg:x="1.904cm" svg:y="14.912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4" draw:text-style-name="P4" draw:layer="layout" svg:width="0.121cm" svg:height="0.111cm" svg:x="2.08cm" svg:y="15.097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g>
          <svg:title>TexMaths</svg:title>
          <svg:desc>10§display§t§svg§600§TRUE§</svg:desc>
          <draw:g>
            <draw:path draw:style-name="gr4" draw:text-style-name="P4" draw:layer="layout" svg:width="0.105cm" svg:height="0.221cm" svg:x="5.416cm" svg:y="20.668cm" svg:viewBox="0 0 106 222" svg:d="M64 79c10 0 21 0 31 0 7 0 11 0 11-7 0-4-4-4-10-4-10 0-20 0-29 0 11-49 13-56 13-58 0-6-4-10-10-10-1 0-10 1-13 13-5 18-10 36-14 55-11 0-21 0-32 0-7 0-11 0-11 7 0 4 3 4 10 4 10 0 20 0 30 0-25 98-26 104-26 111 0 19 13 32 32 32 35 0 54-51 54-54s-2-3-4-3c-3 0-3 1-5 4-15 37-32 45-44 45-8 0-11-4-11-16 0-8 1-11 2-17 8-34 17-68 26-102z">
              <text:p/>
            </draw:path>
          </draw:g>
        </draw:g>
        <draw:frame draw:style-name="gr66" draw:text-style-name="P7" draw:layer="layout" svg:width="1.911cm" svg:height="0.395cm" svg:x="5.606cm" svg:y="20.56cm">
          <draw:text-box>
            <text:p><text:span text:style-name="T3">th column of</text:span></text:p>
          </draw:text-box>
        </draw:frame>
        <draw:g>
          <svg:title>TexMaths</svg:title>
          <svg:desc>10§display§\bm{C}_{i}§svg§600§TRUE§</svg:desc>
          <draw:g>
            <draw:path draw:style-name="gr4" draw:text-style-name="P4" draw:layer="layout" svg:width="0.278cm" svg:height="0.251cm" svg:x="7.673cm" svg:y="20.617cm" svg:viewBox="0 0 279 252" svg:d="M278 11c1-2 1-4 1-6 0-5-5-5-8-5-11 8-22 17-33 25-16-17-40-25-63-25-113 0-175 86-175 158 0 65 53 94 114 94 30 0 60-9 85-29 34-25 40-58 40-59 0-4-4-4-8-4-6 0-7 0-8 5-15 45-59 70-99 70-22 0-40-5-55-16-19-14-20-38-20-48 0-9 5-74 40-115 19-22 53-39 92-39 41 0 59 32 59 63 0 4-1 9-1 12 0 5 5 5 10 5 7 0 8 0 9-7 7-27 14-53 20-79z">
              <text:p/>
            </draw:path>
            <draw:path draw:style-name="gr4" draw:text-style-name="P4" draw:layer="layout" svg:width="0.073cm" svg:height="0.163cm" svg:x="7.951cm" svg:y="20.754cm" svg:viewBox="0 0 74 164" svg:d="M67 9c0-4-2-9-9-9s-14 6-14 13c0 4 3 9 10 9s13-6 13-13zM17 134c-1 3-2 6-2 10 0 11 10 20 24 20 24 0 35-33 35-37 0-3-3-3-4-3-4 0-4 2-5 4-5 20-16 30-26 30-5 0-6-3-6-9 0-5 2-10 4-15 2-7 5-14 8-20 2-6 11-28 12-31s1-6 1-8c0-12-9-21-23-21-24 0-35 33-35 38 0 3 3 3 4 3 3 0 3-1 4-4 6-21 17-30 26-30 4 0 6 2 6 9 0 5-1 9-7 24-5 13-11 26-16 40z">
              <text:p/>
            </draw:path>
          </draw:g>
        </draw:g>
        <draw:g>
          <svg:title>TexMaths</svg:title>
          <svg:desc>10§display§( i \!\in\! [n] )§svg§600§TRUE§</svg:desc>
          <draw:g>
            <draw:path draw:style-name="gr4" draw:text-style-name="P4" draw:layer="layout" svg:width="0.081cm" svg:height="0.349cm" svg:x="5.348cm" svg:y="19.175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4" draw:text-style-name="P4" draw:layer="layout" svg:width="0.092cm" svg:height="0.234cm" svg:x="5.46cm" svg:y="19.206cm" svg:viewBox="0 0 93 235" svg:d="M90 13c0-7-5-13-13-13-10 0-19 10-19 19 0 7 5 13 13 13s19-8 19-19zM63 145c4-10 4-11 8-20 3-7 4-12 4-19 0-16-11-29-28-29-33 0-47 51-47 54 0 4 3 2 4 4 4 0 4-1 6-7 10-33 24-43 36-43 2 0 8 0 8 11 0 7-2 15-4 18-2 9-18 50-24 65-3 9-8 20-8 27 0 17 12 29 29 29 33 0 46-50 46-53s-3-3-4-3c-4 0-4 1-6 6-6 21-17 42-35 42-6 0-9-3-9-11 0-9 2-14 10-34 5-13 9-25 14-37z">
              <text:p/>
            </draw:path>
            <draw:path draw:style-name="gr4" draw:text-style-name="P4" draw:layer="layout" svg:width="0.175cm" svg:height="0.201cm" svg:x="5.639cm" svg:y="19.249cm" svg:viewBox="0 0 176 202" svg:d="M164 109c6 0 12-1 12-8 0-8-6-7-12-7-50 0-99 0-149 0 4-46 44-80 94-80 18 0 37 0 55 0 6 0 12 0 12-7s-6-7-12-7c-19 0-37 0-56 0-60 0-108 44-108 101 0 56 48 101 108 101 19 0 37 0 56 0 6 0 12 0 12-7 0-6-6-6-12-6-18 0-37 0-55 0-50 0-90-34-94-80 50 0 99 0 149 0z">
              <text:p/>
            </draw:path>
            <draw:path draw:style-name="gr4" draw:text-style-name="P4" draw:layer="layout" svg:width="0.047cm" svg:height="0.349cm" svg:x="5.924cm" svg:y="19.175cm" svg:viewBox="0 0 48 350" svg:d="M48 350c0-5 0-9 0-14-11 0-23 0-34 0 0-107 0-215 0-322 11 0 23 0 34 0 0-5 0-9 0-14-16 0-32 0-48 0 0 117 0 233 0 350 16 0 32 0 48 0z">
              <text:p/>
            </draw:path>
            <draw:path draw:style-name="gr4" draw:text-style-name="P4" draw:layer="layout" svg:width="0.189cm" svg:height="0.158cm" svg:x="5.99cm" svg:y="19.283cm" svg:viewBox="0 0 190 159" svg:d="M21 134c-1 6-3 14-3 16 0 6 5 9 10 9 4 0 10-3 13-10 0-1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1z">
              <text:p/>
            </draw:path>
            <draw:path draw:style-name="gr4" draw:text-style-name="P4" draw:layer="layout" svg:width="0.048cm" svg:height="0.349cm" svg:x="6.198cm" svg:y="19.175cm" svg:viewBox="0 0 49 350" svg:d="M49 0c-16 0-33 0-49 0 0 5 0 9 0 14 11 0 23 0 34 0 0 107 0 215 0 322-11 0-23 0-34 0 0 5 0 9 0 14 16 0 33 0 49 0 0-117 0-233 0-350z">
              <text:p/>
            </draw:path>
            <draw:path draw:style-name="gr4" draw:text-style-name="P4" draw:layer="layout" svg:width="0.081cm" svg:height="0.349cm" svg:x="6.308cm" svg:y="19.175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2" draw:text-style-name="P2" draw:layer="layout" svg:x1="14.152cm" svg:y1="15.474cm" svg:x2="14.052cm" svg:y2="15.574cm">
          <text:p/>
        </draw:lin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12.534cm" svg:y="16.01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12.69cm" svg:y="16.01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12.845cm" svg:y="16.013cm" svg:viewBox="0 0 37 36" svg:d="M37 19c0-11-9-19-19-19s-18 8-18 19c0 10 8 17 18 17s19-7 19-17z">
              <text:p/>
            </draw:path>
          </draw:g>
        </draw:g>
        <draw:frame draw:style-name="gr38" draw:text-style-name="P7" draw:layer="layout" svg:width="3.169cm" svg:height="0.395cm" svg:x="13.206cm" svg:y="4.409cm">
          <draw:text-box>
            <text:p><text:span text:style-name="T3">IDS channel:</text:span></text:p>
          </draw:text-box>
        </draw:frame>
        <draw:frame draw:style-name="gr67" draw:text-style-name="P7" draw:layer="layout" svg:width="1.645cm" svg:height="0.395cm" svg:x="13.406cm" svg:y="4.812cm">
          <draw:text-box>
            <text:p><text:span text:style-name="T3">error prob:</text:span></text:p>
          </draw:text-box>
        </draw:frame>
        <draw:g>
          <svg:title>TexMaths</svg:title>
          <svg:desc>10§display§p_{\rm i}, 
p_{\rm d}, 
p_{\rm s}§svg§600§TRUE§</svg:desc>
          <draw:g>
            <draw:path draw:style-name="gr4" draw:text-style-name="P4" draw:layer="layout" svg:width="0.182cm" svg:height="0.221cm" svg:x="15.358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4" draw:text-style-name="P4" draw:layer="layout" svg:width="0.052cm" svg:height="0.164cm" svg:x="15.56cm" svg:y="4.969cm" svg:viewBox="0 0 53 165" svg:d="M38 14c0-7-6-14-15-14-7 0-14 6-14 14 0 9 8 14 14 14 8 0 15-6 15-14zM0 60c0 3 0 6 0 9 16 0 18 1 18 13 0 21 0 42 0 63 0 11-2 11-18 11 0 3 0 6 0 9 9 0 17-1 27-1 9 0 18 0 26 1 0-3 0-6 0-9-14 0-16 0-16-11 0-29 0-59 0-88-12 1-25 2-37 3z">
              <text:p/>
            </draw:path>
            <draw:path draw:style-name="gr4" draw:text-style-name="P4" draw:layer="layout" svg:width="0.04cm" svg:height="0.104cm" svg:x="15.673cm" svg:y="5.044cm" svg:viewBox="0 0 41 105" svg:d="M41 37c0-24-9-37-22-37-12 0-19 9-19 18 0 10 7 19 19 19 4 0 9-1 12-5 1 0 1-1 2-1 0 2 0 1 0 6 0 26-12 47-23 58-4 4-4 5-4 6 0 2 2 4 3 4 4 0 32-27 32-68z">
              <text:p/>
            </draw:path>
            <draw:path draw:style-name="gr4" draw:text-style-name="P4" draw:layer="layout" svg:width="0.182cm" svg:height="0.221cm" svg:x="15.788cm" svg:y="4.927cm" svg:viewBox="0 0 183 222" svg:d="M27 197c-3 12-4 14-19 14-4 0-8 0-8 7 0 3 2 4 4 4 10 0 20-1 30-1 11 0 23 1 35 1 1 0 6 0 6-7 0-4-4-4-9-4-17 0-17-2-17-5 0-5 15-62 17-71 5 11 15 23 32 23 41 0 85-50 85-102 0-33-20-56-47-56-17 0-34 13-46 26-3-19-18-26-31-26-16 0-23 14-26 20-7 12-11 33-11 34 0 4 3 4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4" draw:text-style-name="P4" draw:layer="layout" svg:width="0.13cm" svg:height="0.171cm" svg:x="15.986cm" svg:y="4.964cm" svg:viewBox="0 0 131 172" svg:d="M76 3c0 3 0 6 0 9 17 0 19 1 19 14 0 16 0 33 0 50-10-9-21-14-35-14-33 0-60 25-60 55s26 55 57 55c20 0 32-11 37-15 0 5 0 10 0 15 12 0 25-1 37-2 0-3 0-6 0-9-16 0-18-2-18-14 0-49 0-98 0-147-12 1-25 2-37 3zM94 144c-7 11-19 21-35 21-14 0-24-8-29-15s-8-17-8-33c0-5 0-23 10-35 10-11 22-13 29-13 12 0 23 6 30 14 3 4 3 5 3 9 0 17 0 35 0 52z">
              <text:p/>
            </draw:path>
            <draw:path draw:style-name="gr4" draw:text-style-name="P4" draw:layer="layout" svg:width="0.041cm" svg:height="0.104cm" svg:x="16.177cm" svg:y="5.044cm" svg:viewBox="0 0 42 105" svg:d="M42 37c0-24-9-37-23-37-12 0-19 9-19 18 0 10 7 19 19 19 4 0 9-1 12-5 1 0 1-1 2-1 0 2 1 1 1 6 0 26-12 46-24 58-4 3-4 5-4 6 0 2 2 4 4 4 3 0 32-27 32-68z">
              <text:p/>
            </draw:path>
            <draw:path draw:style-name="gr4" draw:text-style-name="P4" draw:layer="layout" svg:width="0.182cm" svg:height="0.221cm" svg:x="16.292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4" draw:text-style-name="P4" draw:layer="layout" svg:width="0.088cm" svg:height="0.111cm" svg:x="16.491cm" svg:y="5.025cm" svg:viewBox="0 0 89 112" svg:d="M82 6c0-4 0-6-3-6-2 0-2 0-5 3-1 0-3 3-5 4-7-5-16-7-25-7-36 0-44 19-44 31 0 8 3 14 9 19 10 8 19 10 34 12 13 2 32 6 32 22 0 10-7 21-30 21-24 0-32-15-36-32-1-3-1-4-5-4s-4 2-4 6c0 10 0 20 0 31 0 4 0 6 3 6s7-5 12-11c11 10 24 11 30 11 32 0 44-17 44-35 0-9-4-16-11-22-9-9-20-11-29-12-19-4-35-7-35-20 0-7 6-17 30-17 28 0 29 20 30 27 0 3 3 3 4 3 4 0 4-2 4-7 0-8 0-15 0-23z">
              <text:p/>
            </draw:path>
          </draw:g>
        </draw:g>
        <draw:frame draw:style-name="gr68" draw:text-style-name="P7" draw:layer="layout" svg:width="1.742cm" svg:height="0.395cm" svg:x="13.407cm" svg:y="5.213cm">
          <draw:text-box>
            <text:p><text:span text:style-name="T3">drift vector:</text:span></text:p>
          </draw:text-box>
        </draw:frame>
        <draw:g>
          <svg:title>TexMaths</svg:title>
          <svg:desc>10§display§\bm{d}^j \!=\! (d^j_0, \dots, d^j_N)§svg§600§TRUE§</svg:desc>
          <draw:g>
            <draw:path draw:style-name="gr4" draw:text-style-name="P4" draw:layer="layout" svg:width="0.195cm" svg:height="0.244cm" svg:x="13.858cm" svg:y="5.703cm" svg:viewBox="0 0 196 245" svg:d="M195 12c1-5 1-4 1-6 0-4-4-6-7-6-2 0-2 0-3 0-15 1-30 1-45 2-5 1-11 1-11 11 0 6 6 6 9 6 4 0 10 0 15 1-6 26-13 51-19 77-6-5-17-12-36-12-61 0-99 55-99 103 0 42 32 57 61 57 25 0 44-14 49-19 14 19 37 19 41 19 13 0 23-8 30-20 9-13 14-32 14-34 0-5-6-5-9-5-4 0-5 0-7 2-1 1-1 1-3 10-7 27-15 34-24 34-3 0-8-1-8-13 0-4 1-9 2-14 16-65 33-129 49-193zM107 210c-10 11-27 22-44 22-22 0-23-18-23-25 0-19 12-62 17-75 11-26 28-35 43-35 20 0 29 17 29 21 0 1-1 2-1 4-7 29-14 58-21 88z">
              <text:p/>
            </draw:path>
            <draw:path draw:style-name="gr4" draw:text-style-name="P4" draw:layer="layout" svg:width="0.107cm" svg:height="0.211cm" svg:x="14.056cm" svg:y="5.639cm" svg:viewBox="0 0 108 212" svg:d="M108 9c0-4-3-9-10-9s-13 7-13 13c0 4 3 10 10 10 6 0 13-7 13-14zM56 174c-4 17-17 32-32 32-3 0-6-1-8-2 6-3 8-9 8-12 0-6-5-10-10-10-7 0-14 7-14 15 0 9 10 15 25 15 14 0 43-8 51-38 7-30 15-59 22-88 1-3 1-5 1-9 0-13-11-23-26-23-27 0-43 34-43 38 0 3 3 3 4 3 3 0 3-1 5-5 6-14 19-29 33-29 6 0 9 4 9 12 0 3-1 6-1 7-8 31-16 62-24 94z">
              <text:p/>
            </draw:path>
            <draw:path draw:style-name="gr4" draw:text-style-name="P4" draw:layer="layout" svg:width="0.233cm" svg:height="0.081cm" svg:x="14.263cm" svg:y="5.81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081cm" svg:height="0.349cm" svg:x="14.59cm" svg:y="5.683cm" svg:viewBox="0 0 82 350" svg:d="M82 346c0-1 0-2-6-8-44-44-55-110-55-163 0-61 13-122 56-165 5-5 5-5 5-6 0-3-2-4-4-4-3 0-35 24-55 69-18 38-23 77-23 106 0 28 4 69 24 109 21 43 51 66 54 66 2 0 4-1 4-4z">
              <text:p/>
            </draw:path>
            <draw:path draw:style-name="gr4" draw:text-style-name="P4" draw:layer="layout" svg:width="0.166cm" svg:height="0.245cm" svg:x="14.706cm" svg:y="5.703cm" svg:viewBox="0 0 167 246" svg:d="M167 4c0-1 0-4-4-4-5 0-39 3-45 4-2 0-5 2-5 6 0 5 4 5 9 5 17 0 17 2 17 6 0 2-1 5-1 7-7 28-14 55-21 83-6-13-16-23-32-23-41 0-85 52-85 103 0 32 20 55 47 55 7 0 25-2 46-26 2 14 15 26 32 26 12 0 20-8 26-19 6-12 10-33 10-34 0-4-3-4-4-4-4 0-4 2-5 7-6 21-12 42-27 42-9 0-10-9-10-16s1-10 2-16c17-68 33-135 50-202zM94 201c-1 7-1 7-7 13-15 19-29 24-39 24-18 0-23-19-23-32 0-17 11-60 20-77 10-20 26-33 40-33 23 0 28 29 28 31s-1 4-1 6c-6 22-12 45-18 68z">
              <text:p/>
            </draw:path>
            <draw:path draw:style-name="gr4" draw:text-style-name="P4" draw:layer="layout" svg:width="0.107cm" svg:height="0.212cm" svg:x="14.875cm" svg:y="5.6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4" draw:text-style-name="P4" draw:layer="layout" svg:width="0.113cm" svg:height="0.166cm" svg:x="14.888cm" svg:y="5.876cm" svg:viewBox="0 0 114 167" svg:d="M114 84c0-27-3-46-15-63-7-12-22-21-42-21-57 0-57 66-57 84 0 17 0 83 57 83s57-65 57-83zM57 160c-11 0-26-6-31-26-4-15-4-35-4-53s0-37 4-50c5-19 21-25 31-25 13 0 26 9 30 23 4 13 5 31 5 52 0 18 0 36-4 52-5 22-21 27-31 27z">
              <text:p/>
            </draw:path>
            <draw:path draw:style-name="gr4" draw:text-style-name="P4" draw:layer="layout" svg:width="0.04cm" svg:height="0.104cm" svg:x="15.063cm" svg:y="5.908cm" svg:viewBox="0 0 41 105" svg:d="M41 37c0-23-9-37-23-37-11 0-18 9-18 18 0 10 7 19 18 19 5 0 9-1 13-5 1 0 1-1 2-1 0 2 0 1 0 6 0 26-12 47-24 58-4 4-4 5-4 6 0 2 2 4 4 4 4 0 32-27 32-68z">
              <text:p/>
            </draw:path>
            <draw:path draw:style-name="gr4" draw:text-style-name="P4" draw:layer="layout" svg:width="0.036cm" svg:height="0.036cm" svg:x="15.218cm" svg:y="5.908cm" svg:viewBox="0 0 37 37" svg:d="M37 18c0-10-8-18-18-18-11 0-19 7-19 18 0 10 8 19 19 19 10 0 18-8 18-19z">
              <text:p/>
            </draw:path>
            <draw:path draw:style-name="gr4" draw:text-style-name="P4" draw:layer="layout" svg:width="0.036cm" svg:height="0.036cm" svg:x="15.374cm" svg:y="5.908cm" svg:viewBox="0 0 37 37" svg:d="M37 18c0-10-8-18-18-18s-19 7-19 18c0 10 9 19 19 19s18-8 18-19z">
              <text:p/>
            </draw:path>
            <draw:path draw:style-name="gr4" draw:text-style-name="P4" draw:layer="layout" svg:width="0.036cm" svg:height="0.036cm" svg:x="15.53cm" svg:y="5.908cm" svg:viewBox="0 0 37 37" svg:d="M37 18c0-10-8-18-18-18s-19 7-19 18c0 10 9 19 19 19s18-8 18-19z">
              <text:p/>
            </draw:path>
            <draw:path draw:style-name="gr4" draw:text-style-name="P4" draw:layer="layout" svg:width="0.04cm" svg:height="0.104cm" svg:x="15.686cm" svg:y="5.908cm" svg:viewBox="0 0 41 105" svg:d="M41 37c0-23-8-37-22-37-12 0-19 9-19 18 0 10 7 19 19 19 4 0 9-1 12-5 1 0 1-1 2-1 0 2 1 1 1 6 0 26-13 47-24 58-4 4-4 5-4 6 0 2 2 4 3 4 4 0 32-27 32-68z">
              <text:p/>
            </draw:path>
            <draw:path draw:style-name="gr4" draw:text-style-name="P4" draw:layer="layout" svg:width="0.166cm" svg:height="0.245cm" svg:x="15.826cm" svg:y="5.703cm" svg:viewBox="0 0 167 246" svg:d="M167 4c0-1 0-4-4-4-5 0-39 3-45 4-3 0-5 2-5 6 0 5 4 5 9 5 17 0 17 2 17 6 0 2-1 5-1 7-7 28-14 55-21 83-6-13-16-23-32-23-41 0-85 52-85 103 0 32 20 55 47 55 7 0 25-2 46-26 2 14 15 26 32 26 12 0 20-8 26-19 6-12 10-33 10-34 0-4-3-4-4-4-4 0-4 2-5 7-6 21-12 42-27 42-9 0-10-9-10-16s0-10 2-16c17-68 33-135 50-202zM94 201c-1 7-1 7-7 13-15 19-29 24-39 24-18 0-23-19-23-32 0-17 11-60 20-77 10-20 26-33 40-33 23 0 28 29 28 31s-1 4-1 6c-6 22-12 45-18 68z">
              <text:p/>
            </draw:path>
            <draw:path draw:style-name="gr4" draw:text-style-name="P4" draw:layer="layout" svg:width="0.107cm" svg:height="0.212cm" svg:x="15.995cm" svg:y="5.6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4" draw:text-style-name="P4" draw:layer="layout" svg:width="0.218cm" svg:height="0.167cm" svg:x="16.012cm" svg:y="5.88cm" svg:viewBox="0 0 219 168" svg:d="M188 27c3-9 7-17 26-18 1 0 5 0 5-5 0-2-1-4-4-4-8 0-17 1-25 1-6 0-20-1-26-1-1 0-5 0-5 6 0 3 3 3 5 3 12 1 16 4 16 10 0 2 0 4-1 6-9 36-18 71-27 107-21-43-41-85-62-127-2-5-3-5-9-5-11 0-22 0-33 0-5 0-8 0-8 6 0 3 3 3 8 3s11 1 16 2c-11 44-22 87-33 131-2 9-7 16-26 17-2 0-5 0-5 5 0 3 2 4 4 4 8 0 17-1 25-1 6 0 20 1 26 1 3 0 5-1 5-5s-3-4-5-4c-16 0-16-7-16-10 0-1 0-2 1-6 11-42 21-84 32-126 24 49 47 98 71 147 2 4 3 4 6 4 4 0 4-1 5-5 11-46 23-91 34-136z">
              <text:p/>
            </draw:path>
            <draw:path draw:style-name="gr4" draw:text-style-name="P4" draw:layer="layout" svg:width="0.08cm" svg:height="0.349cm" svg:x="16.282cm" svg:y="5.683cm" svg:viewBox="0 0 81 350" svg:d="M81 175c0-27-4-69-23-109-21-43-51-66-55-66-2 0-3 2-3 4 0 1 0 1 6 8 35 34 55 90 55 163 0 59-13 121-57 165-4 4-4 5-4 6 0 2 1 4 3 4 4 0 35-24 56-69 18-38 22-76 22-106z">
              <text:p/>
            </draw:path>
          </draw:g>
        </draw:g>
        <draw:frame draw:style-name="gr69" draw:text-style-name="P7" draw:layer="layout" svg:width="2.169cm" svg:height="0.395cm" svg:x="16.507cm" svg:y="5.614cm">
          <draw:text-box>
            <text:p><text:span text:style-name="T3">(symbol level)</text:span></text:p>
          </draw:text-box>
        </draw:frame>
        <draw:g>
          <svg:title>TexMaths</svg:title>
          <svg:desc>10§display§\tilde{\bm{d}}^j \!=\! (\tilde{d}^j_0, \dots, \tilde{d}^j_n)§svg§600§TRUE§</svg:desc>
          <draw:g>
            <draw:path draw:style-name="gr4" draw:text-style-name="P4" draw:layer="layout" svg:width="0.116cm" svg:height="0.031cm" svg:x="13.961cm" svg:y="6.123cm" svg:viewBox="0 0 117 32" svg:d="M117 5c-2-2-3-3-5-5-10 6-14 17-29 17-8 0-17-6-23-9-10-6-16-8-22-8-13 0-20 7-38 27 2 2 4 3 6 5 10-6 13-17 29-17 8 0 17 6 22 9 10 6 16 8 22 8 14 0 20-7 38-27z">
              <text:p/>
            </draw:path>
            <draw:path draw:style-name="gr4" draw:text-style-name="P4" draw:layer="layout" svg:width="0.196cm" svg:height="0.244cm" svg:x="13.861cm" svg:y="6.206cm" svg:viewBox="0 0 197 245" svg:d="M195 12c2-5 2-5 2-6 0-4-4-6-8-6-1 0-2 0-3 0-15 1-30 2-45 3-5 0-11 0-11 10 0 6 6 6 9 6 4 0 10 0 15 1-6 26-13 52-19 78-5-5-17-13-36-13-61 0-99 55-99 103 0 42 33 57 62 57 25 0 43-13 49-18 13 18 36 18 40 18 13 0 23-7 31-19 8-14 13-33 13-34 0-5-5-5-9-5-3 0-5 0-7 1 0 1 0 2-2 11-7 28-15 34-24 34-4 0-8-2-8-12 0-6 0-11 2-15 16-65 32-130 48-194zM107 211c-10 12-27 22-44 22-21 0-23-18-23-26 0-18 12-61 18-75 10-26 28-34 42-34 21 0 29 16 29 20 0 1-1 3-1 5-7 29-14 58-21 88z">
              <text:p/>
            </draw:path>
            <draw:path draw:style-name="gr4" draw:text-style-name="P4" draw:layer="layout" svg:width="0.107cm" svg:height="0.212cm" svg:x="14.06cm" svg:y="6.142cm" svg:viewBox="0 0 108 213" svg:d="M108 9c0-4-4-9-10-9-7 0-14 7-14 13 0 4 3 10 10 10 6 0 14-7 14-14zM55 175c-4 17-17 31-31 31-3 0-6-1-9-2 6-3 8-8 8-12 0-6-4-9-9-9-8 0-14 6-14 14 0 10 9 16 24 16s44-9 51-39 15-59 22-88c1-3 2-5 2-9 0-13-12-23-27-23-27 0-43 35-43 38s3 2 4 3c3 0 4-1 5-4 6-15 19-30 33-30 7 0 9 4 9 12 0 3-1 6-1 8-8 31-16 62-24 94z">
              <text:p/>
            </draw:path>
            <draw:path draw:style-name="gr4" draw:text-style-name="P4" draw:layer="layout" svg:width="0.233cm" svg:height="0.081cm" svg:x="14.266cm" svg:y="6.32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08cm" svg:height="0.349cm" svg:x="14.594cm" svg:y="6.186cm" svg:viewBox="0 0 81 350" svg:d="M81 347c0-2 0-2-6-8-44-44-55-111-55-163 0-61 14-122 57-166 4-4 4-5 4-6 0-3-1-4-3-4-4 0-35 24-56 69-18 38-22 77-22 107 0 27 4 69 23 108 21 43 51 66 55 66 2 0 3-1 3-3z">
              <text:p/>
            </draw:path>
            <draw:path draw:style-name="gr4" draw:text-style-name="P4" draw:layer="layout" svg:width="0.116cm" svg:height="0.031cm" svg:x="14.787cm" svg:y="6.123cm" svg:viewBox="0 0 117 32" svg:d="M117 5c-2-2-4-3-6-5-9 6-13 17-28 17-8 0-17-6-23-9-10-6-16-8-22-8-13 0-20 7-38 27 2 2 4 3 6 5 9-6 13-17 28-17 9 0 17 6 23 9 10 6 16 8 22 8 13 0 20-7 38-27z">
              <text:p/>
            </draw:path>
            <draw:path draw:style-name="gr4" draw:text-style-name="P4" draw:layer="layout" svg:width="0.166cm" svg:height="0.245cm" svg:x="14.71cm" svg:y="6.206cm" svg:viewBox="0 0 167 246" svg:d="M167 4c-2-1 0-4-5-4s-38 3-44 4c-3 0-5 2-5 7 0 4 3 4 8 4 17 0 18 2 18 6 0 2-1 5-1 7-7 28-14 55-21 83-7-13-17-23-33-23-41 0-84 52-84 103 0 33 19 55 47 55 7 0 24-1 45-25 3 14 15 25 32 25 12 0 21-8 26-18 6-13 11-34 11-35 0-3-3-3-5-3-3 0-3 1-4 6-6 23-13 43-27 43-10 0-11-10-11-16 0-8 1-10 2-16 17-68 34-135 51-203zM94 202c-2 6-2 7-7 13-16 18-30 24-40 24-17 0-22-19-22-32 0-18 11-61 19-77 11-21 27-34 41-34 23 0 28 29 28 31s-1 4-1 6c-6 23-12 46-18 69z">
              <text:p/>
            </draw:path>
            <draw:path draw:style-name="gr4" draw:text-style-name="P4" draw:layer="layout" svg:width="0.107cm" svg:height="0.212cm" svg:x="14.879cm" svg:y="6.118cm" svg:viewBox="0 0 108 213" svg:d="M108 10c0-5-4-10-10-10-7 0-14 7-14 14 0 4 3 9 10 9 6 0 14-6 14-13zM55 175c-4 17-17 31-31 31-3 0-6 0-9-1 6-3 8-9 8-13 0-6-4-9-9-9-8 0-14 7-14 15 0 9 9 15 24 15s44-9 51-39 15-59 22-88c1-2 1-5 1-8 0-14-11-23-26-23-27 0-43 34-43 37s3 2 4 3c3 0 4 0 5-4 6-14 19-29 33-29 7 0 9 4 9 12 0 2-1 6-1 7-8 31-16 62-24 94z">
              <text:p/>
            </draw:path>
            <draw:path draw:style-name="gr4" draw:text-style-name="P4" draw:layer="layout" svg:width="0.114cm" svg:height="0.167cm" svg:x="14.891cm" svg:y="6.379cm" svg:viewBox="0 0 115 168" svg:d="M115 85c0-27-4-47-15-64-8-11-23-21-43-21-57 0-57 67-57 85 0 17 0 83 57 83s58-66 58-83zM57 161c-11 0-26-7-31-27-3-14-3-34-3-53 0-18 0-36 3-50 6-19 21-24 31-24 14 0 27 8 31 22 4 13 4 31 4 52 0 19 0 37-3 52-5 23-22 28-32 28z">
              <text:p/>
            </draw:path>
            <draw:path draw:style-name="gr4" draw:text-style-name="P4" draw:layer="layout" svg:width="0.041cm" svg:height="0.104cm" svg:x="15.066cm" svg:y="6.411cm" svg:viewBox="0 0 42 105" svg:d="M42 37c0-23-9-37-23-37-12 0-19 9-19 19 0 9 7 18 19 18 4 0 9-1 12-4 1-1 1-1 2-1 0 2 1 0 1 5 0 26-12 47-24 59-4 3-4 4-4 5 0 3 2 4 4 4 3 0 32-27 32-68z">
              <text:p/>
            </draw:path>
            <draw:path draw:style-name="gr4" draw:text-style-name="P4" draw:layer="layout" svg:width="0.036cm" svg:height="0.036cm" svg:x="15.222cm" svg:y="6.411cm" svg:viewBox="0 0 37 37" svg:d="M37 19c0-10-9-19-19-19s-18 9-18 19 8 18 18 18 19-8 19-18z">
              <text:p/>
            </draw:path>
            <draw:path draw:style-name="gr4" draw:text-style-name="P4" draw:layer="layout" svg:width="0.036cm" svg:height="0.036cm" svg:x="15.378cm" svg:y="6.411cm" svg:viewBox="0 0 37 37" svg:d="M37 19c0-10-9-19-19-19-11 0-18 9-18 19s7 18 18 18c10 0 19-8 19-18z">
              <text:p/>
            </draw:path>
            <draw:path draw:style-name="gr4" draw:text-style-name="P4" draw:layer="layout" svg:width="0.036cm" svg:height="0.036cm" svg:x="15.534cm" svg:y="6.411cm" svg:viewBox="0 0 37 37" svg:d="M37 19c0-10-8-19-18-19-11 0-19 9-19 19s8 18 19 18c10 0 18-8 18-18z">
              <text:p/>
            </draw:path>
            <draw:path draw:style-name="gr4" draw:text-style-name="P4" draw:layer="layout" svg:width="0.04cm" svg:height="0.104cm" svg:x="15.69cm" svg:y="6.411cm" svg:viewBox="0 0 41 105" svg:d="M41 37c0-23-9-37-22-37-12 0-19 9-19 19 0 9 7 18 19 18 4 0 9-1 12-4 1-1 1-1 2-1 0 2 1 0 1 5 0 26-12 47-24 59-4 3-4 4-4 5 0 3 2 4 3 4 4 0 32-27 32-68z">
              <text:p/>
            </draw:path>
            <draw:path draw:style-name="gr4" draw:text-style-name="P4" draw:layer="layout" svg:width="0.116cm" svg:height="0.031cm" svg:x="15.907cm" svg:y="6.123cm" svg:viewBox="0 0 117 32" svg:d="M117 5c-2-2-3-3-5-5-10 6-14 17-29 17-8 0-17-6-23-9-9-6-16-8-22-8-13 0-20 7-38 27 2 2 4 3 6 5 10-6 13-17 29-17 8 0 17 6 23 9 9 6 15 8 21 8 14 0 20-7 38-27z">
              <text:p/>
            </draw:path>
            <draw:path draw:style-name="gr4" draw:text-style-name="P4" draw:layer="layout" svg:width="0.166cm" svg:height="0.245cm" svg:x="15.83cm" svg:y="6.206cm" svg:viewBox="0 0 167 246" svg:d="M167 4c-1-1 0-4-4-4-5 0-39 3-45 4-3 0-5 2-5 7 0 4 3 4 9 4 17 0 17 2 17 6 0 2-1 5-1 7-7 28-14 55-21 83-6-13-16-23-32-23-41 0-85 52-85 103 0 33 19 55 47 55 7 0 24-1 46-25 2 14 15 25 32 25 12 0 20-8 26-18 5-13 10-34 10-35 0-3-3-3-4-3-4 0-4 1-5 6-6 23-12 43-27 43-9 0-10-10-10-16 0-8 0-10 2-16 17-68 33-135 50-203zM94 202c-1 6-1 7-7 13-15 18-30 24-39 24-18 0-23-19-23-32 0-18 11-61 19-77 11-21 27-34 41-34 23 0 28 29 28 31s-1 4-1 6c-6 23-12 46-18 69z">
              <text:p/>
            </draw:path>
            <draw:path draw:style-name="gr4" draw:text-style-name="P4" draw:layer="layout" svg:width="0.107cm" svg:height="0.212cm" svg:x="15.999cm" svg:y="6.142cm" svg:viewBox="0 0 108 213" svg:d="M108 9c0-4-3-9-10-9s-14 7-14 13c0 4 3 10 10 10s14-7 14-14zM56 175c-4 17-17 31-32 31-3 0-6-1-9-2 7-3 9-8 9-12 0-6-5-9-10-9-8 0-14 6-14 14 0 10 9 16 24 16 14 0 44-9 51-39 8-30 15-59 23-88 0-3 1-5 1-9 0-13-12-23-26-23-28 0-44 35-44 38s4 3 5 3c3 0 3-1 5-4 6-15 19-30 33-30 6 0 8 4 8 12 0 3 0 6-1 8-8 31-15 62-23 94z">
              <text:p/>
            </draw:path>
            <draw:path draw:style-name="gr4" draw:text-style-name="P4" draw:layer="layout" svg:width="0.149cm" svg:height="0.11cm" svg:x="16.011cm" svg:y="6.427cm" svg:viewBox="0 0 150 111" svg:d="M18 93c-1 3-2 9-2 10 0 5 4 8 8 8s7-4 9-6 4-10 5-15 4-16 5-22c2-6 3-11 4-17 3-10 4-12 11-22s18-22 37-22c14 0 14 12 14 17 0 15-10 42-14 52-3 7-4 9-4 13 0 13 11 22 23 22 25 0 36-34 36-38 0-3-3-3-4-3-4 0-4 1-5 4-5 20-16 30-26 30-5 0-6-4-6-9 0-6 1-9 6-20 3-7 13-33 13-47 0-24-19-28-32-28-21 0-34 12-42 22-2-17-16-22-26-22-11 0-16 7-20 13-5 9-8 23-8 24 0 4 3 4 4 4 3 0 3-1 5-8 4-14 8-26 18-26 6 0 8 5 8 12 0 4-3 13-4 20-2 7-4 17-5 22-3 11-5 21-8 32z">
              <text:p/>
            </draw:path>
            <draw:path draw:style-name="gr4" draw:text-style-name="P4" draw:layer="layout" svg:width="0.081cm" svg:height="0.349cm" svg:x="16.21cm" svg:y="6.186cm" svg:viewBox="0 0 82 350" svg:d="M82 176c0-28-4-70-23-110-21-43-52-66-55-66-2 0-4 2-4 4 0 1 0 2 7 8 34 35 54 90 54 164 0 59-13 120-56 165-5 4-5 4-5 6s2 3 4 3c3 0 35-24 56-68 18-39 22-77 22-106z">
              <text:p/>
            </draw:path>
          </draw:g>
        </draw:g>
        <draw:frame draw:style-name="gr70" draw:text-style-name="P7" draw:layer="layout" svg:width="1.818cm" svg:height="0.395cm" svg:x="16.507cm" svg:y="6.115cm">
          <draw:text-box>
            <text:p><text:span text:style-name="T3">(word level)</text:span></text:p>
          </draw:text-box>
        </draw:frame>
        <draw:g>
          <svg:title>TexMaths</svg:title>
          <svg:desc>9§display§\bm{x}^0§svg§600§TRUE§</svg:desc>
          <draw:g>
            <draw:path draw:style-name="gr4" draw:text-style-name="P4" draw:layer="layout" svg:width="0.178cm" svg:height="0.144cm" svg:x="9.071cm" svg:y="4.767cm" svg:viewBox="0 0 179 145" svg:d="M157 16c-11 4-17 15-17 23 0 6 6 14 16 14 11 0 23-9 23-25s-17-28-36-28c-18 0-30 14-34 20-8-14-25-20-43-20-40 0-62 39-62 49 0 5 5 5 8 5s6 0 7-4c9-28 32-38 45-38 11 0 18 5 18 16 0 5-5 23-7 34-4 14-8 29-11 43-6 20-16 29-27 29-2 0-9 0-15-5 11-3 17-14 17-21s-6-15-17-15c-10 0-22 9-22 25 0 17 17 27 36 27 18 0 30-13 34-19 8 13 25 19 43 19 40 0 61-38 61-49 0-4-4-4-7-4s-6 0-7 4c-9 29-32 38-45 38-12 0-18-6-18-16 0-7 5-23 7-35 2-8 10-37 11-43 5-18 16-28 27-28 2 0 9 0 15 4z">
              <text:p/>
            </draw:path>
            <draw:path draw:style-name="gr4" draw:text-style-name="P4" draw:layer="layout" svg:width="0.101cm" svg:height="0.15cm" svg:x="9.279cm" svg:y="4.633cm" svg:viewBox="0 0 102 151" svg:d="M102 76c0-24-2-42-13-57-6-10-21-19-38-19-51 0-51 60-51 76s0 75 51 75 51-59 51-75zM51 144c-10 0-23-5-28-24-3-12-3-30-3-46 0-17 0-34 3-45 5-18 19-23 28-23 12 0 24 7 27 20 4 13 4 28 4 48 0 16 0 32-3 45-4 21-19 25-28 25z">
              <text:p/>
            </draw:path>
          </draw:g>
        </draw:g>
        <draw:g>
          <svg:title>TexMaths</svg:title>
          <svg:desc>9§display§\bm{x}^{r-1}§svg§600§TRUE§</svg:desc>
          <draw:g>
            <draw:path draw:style-name="gr4" draw:text-style-name="P4" draw:layer="layout" svg:width="0.178cm" svg:height="0.143cm" svg:x="8.773cm" svg:y="5.545cm" svg:viewBox="0 0 179 144" svg:d="M157 16c-11 3-17 14-17 22 0 7 6 14 15 14 12 0 24-9 24-24 0-17-17-28-36-28-18 0-30 13-34 19-8-13-25-19-43-19-41 0-62 39-62 49 0 4 5 4 8 4s6 0 7-4c9-28 31-37 45-37 11 0 17 5 17 15 0 6-4 23-7 35-4 14-7 29-10 43-6 19-16 28-27 28-2 0-9 0-15-5 10-2 17-13 17-21 0-7-6-15-17-15-10 0-22 9-22 25 0 17 17 27 36 27 18 0 30-13 34-18 7 12 25 18 43 18 40 0 61-38 61-49 0-4-4-4-7-4-4 0-6 0-8 4-9 29-31 38-44 38s-18-6-18-16c0-6 5-23 7-34 2-9 9-38 11-44 5-18 16-27 27-27 2 0 9 0 15 4z">
              <text:p/>
            </draw:path>
            <draw:path draw:style-name="gr4" draw:text-style-name="P4" draw:layer="layout" svg:width="0.102cm" svg:height="0.098cm" svg:x="8.979cm" svg:y="5.46cm" svg:viewBox="0 0 103 99" svg:d="M42 52c0-1 5-21 6-22 0-2 7-13 13-18 3-2 9-7 18-7 3 0 8 1 13 4-8 2-10 8-10 12 0 5 4 8 9 8s12-4 12-13c0-12-12-16-23-16-12 0-22 4-31 15-5-13-18-15-23-15-8 0-14 4-18 11-4 9-8 21-8 22 0 3 4 3 4 3 3 0 3 0 5-6 4-14 7-25 16-25 6 0 7 6 7 12 0 4-1 12-3 18s-4 14-5 20c-2 9-5 18-7 28-1 2-2 5-3 8 0 6 5 8 8 8s8-2 9-7c1-1 3-10 5-16 2-8 4-16 6-24z">
              <text:p/>
            </draw:path>
            <draw:path draw:style-name="gr4" draw:text-style-name="P4" draw:layer="layout" svg:width="0.148cm" svg:height="0.01cm" svg:x="9.116cm" svg:y="5.496cm" svg:viewBox="0 0 149 11" svg:d="M140 11c4 0 9 0 9-6 0-5-5-5-9-5-44 0-87 0-131 0-4 0-9 0-9 5 0 6 5 6 9 6 44 0 87 0 131 0z">
              <text:p/>
            </draw:path>
            <draw:path draw:style-name="gr4" draw:text-style-name="P4" draw:layer="layout" svg:width="0.079cm" svg:height="0.145cm" svg:x="9.314cm" svg:y="5.411cm" svg:viewBox="0 0 80 146" svg:d="M49 6c0-6 0-6-6-6-14 13-34 14-43 14 0 3 0 6 0 8 5 0 20 0 31-6 0 38 0 75 0 112 0 7 0 10-21 10-3 0-6 0-9 0 0 3 0 5 0 8 4-1 31-1 39-1s35 0 40 1c0-3 0-5 0-8-3 0-5 0-8 0-23 0-23-3-23-10 0-40 0-81 0-122z">
              <text:p/>
            </draw:path>
          </draw:g>
        </draw:g>
        <draw:g>
          <svg:title>TexMaths</svg:title>
          <svg:desc>10§display§b\!:§svg§600§TRUE§</svg:desc>
          <draw:g>
            <draw:path draw:style-name="gr4" draw:text-style-name="P4" draw:layer="layout" svg:width="0.127cm" svg:height="0.245cm" svg:x="5.663cm" svg:y="15.686cm" svg:viewBox="0 0 128 246" svg:d="M67 4c-2-1 0-4-4-4-8 0-34 3-43 4-3 0-7 0-7 7 0 4 3 4 9 4 17 0 17 2 17 6 0 2-3 14-5 21-9 38-19 76-28 114-5 17-6 23-6 35 0 33 19 55 44 55 42 0 84-52 84-103 0-31-18-55-46-55-16 0-30 10-41 21 8-35 17-70 26-105zM34 135c2-7 2-8 6-11 17-23 32-28 42-28 12 0 22 11 22 32s-12 61-18 74c-12 24-28 36-42 36-11 0-23-9-23-35 0-7 0-13 6-35 2-11 5-22 7-33z">
              <text:p/>
            </draw:path>
            <draw:path draw:style-name="gr4" draw:text-style-name="P4" draw:layer="layout" svg:width="0.036cm" svg:height="0.149cm" svg:x="5.865cm" svg:y="15.778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71" draw:text-style-name="P7" draw:layer="layout" svg:width="1.327cm" svg:height="0.395cm" svg:x="6.005cm" svg:y="15.61cm">
          <draw:text-box>
            <text:p><text:span text:style-name="T3">1st bit of</text:span></text:p>
          </draw:text-box>
        </draw:frame>
        <draw:g>
          <svg:title>TexMaths</svg:title>
          <svg:desc>10§display§\bm{b}'_i§svg§600§TRUE§</svg:desc>
          <draw:g>
            <draw:path draw:style-name="gr4" draw:text-style-name="P4" draw:layer="layout" svg:width="0.157cm" svg:height="0.244cm" svg:x="7.46cm" svg:y="15.685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4" draw:text-style-name="P4" draw:layer="layout" svg:width="0.06cm" svg:height="0.126cm" svg:x="7.635cm" svg:y="15.646cm" svg:viewBox="0 0 61 127" svg:d="M59 21c2-4 2-6 2-8 0-7-6-13-14-13-9 0-12 8-13 12-11 35-22 70-33 106 0 1-1 3-1 4 0 3 8 5 10 5 1 0 1 0 3-4 15-34 30-68 46-102z">
              <text:p/>
            </draw:path>
            <draw:path draw:style-name="gr4" draw:text-style-name="P4" draw:layer="layout" svg:width="0.073cm" svg:height="0.164cm" svg:x="7.635cm" svg:y="15.851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frame draw:style-name="gr72" draw:text-style-name="P6" draw:layer="layout" svg:width="1.585cm" svg:height="0.319cm" svg:x="6.909cm" svg:y="17.237cm">
          <draw:text-box>
            <text:p><text:span text:style-name="T2">(unchanged)</text:span></text:p>
          </draw:text-box>
        </draw:frame>
        <draw:frame draw:style-name="gr73" draw:text-style-name="P6" draw:layer="layout" svg:width="0.883cm" svg:height="0.319cm" svg:x="6.91cm" svg:y="17.686cm">
          <draw:text-box>
            <text:p><text:span text:style-name="T2">(invert)</text:span></text:p>
          </draw:text-box>
        </draw:frame>
        <draw:frame draw:style-name="gr74" draw:text-style-name="P6" draw:layer="layout" svg:width="1.429cm" svg:height="0.319cm" svg:x="6.911cm" svg:y="18.139cm">
          <draw:text-box>
            <text:p><text:span text:style-name="T2">(rebalance)</text:span></text:p>
          </draw:text-box>
        </draw:frame>
        <draw:frame draw:style-name="gr74" draw:text-style-name="P6" draw:layer="layout" svg:width="1.429cm" svg:height="0.319cm" svg:x="6.911cm" svg:y="18.588cm">
          <draw:text-box>
            <text:p><text:span text:style-name="T2">(rebalance)</text:span></text:p>
          </draw:text-box>
        </draw:frame>
        <draw:line draw:style-name="gr19" draw:text-style-name="P2" draw:layer="layout" svg:x1="11.501cm" svg:y1="15.801cm" svg:x2="11.501cm" svg:y2="16.001cm">
          <text:p/>
        </draw:line>
        <draw:custom-shape draw:style-name="gr83" draw:text-style-name="P2" draw:layer="layout" svg:width="0.2cm" svg:height="0.2cm" svg:x="11.804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1.4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11.0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x}^0_0§svg§600§TRUE§</svg:desc>
          <draw:g>
            <draw:path draw:style-name="gr4" draw:text-style-name="P4" draw:layer="layout" svg:width="0.157cm" svg:height="0.127cm" svg:x="12.058cm" svg:y="15.223cm" svg:viewBox="0 0 158 128" svg:d="M139 14c-10 4-16 12-16 19s5 13 15 13c9 0 20-8 20-21 0-15-15-25-32-25-16 0-26 12-30 18-7-12-23-18-39-18-35 0-53 34-53 44 0 4 4 4 6 4 4 0 6 0 7-4 8-26 28-34 40-34 10 0 15 5 15 14 0 5-4 21-7 31-3 13-6 25-9 38-4 17-14 26-23 26-2 0-8 0-14-5 10-2 15-12 15-19 0-6-5-13-14-13-10 0-20 8-20 22 0 15 15 24 32 24 16 0 26-12 29-16 8 12 23 16 39 16 35 0 55-34 55-43 0-4-5-4-8-4s-4 0-6 3c-8 26-28 35-40 35-10 0-15-6-15-15 0-5 3-20 6-31 2-7 8-33 10-37 4-17 13-26 24-26 1 0 7 0 13 4z">
              <text:p/>
            </draw:path>
            <draw:path draw:style-name="gr4" draw:text-style-name="P4" draw:layer="layout" svg:width="0.09cm" svg:height="0.133cm" svg:x="12.241cm" svg:y="15.104cm" svg:viewBox="0 0 91 134" svg:d="M91 68c0-22-3-38-11-51-7-9-19-17-35-17-45 0-45 54-45 68s0 66 45 66c46 0 46-53 46-66zM45 128c-8 0-20-5-24-21-3-11-3-27-3-42 0-14 0-29 3-40 4-15 16-19 24-19 11 0 21 6 25 17 2 10 3 25 3 42 0 15 0 29-2 41-4 18-18 22-26 22z">
              <text:p/>
            </draw:path>
            <draw:path draw:style-name="gr4" draw:text-style-name="P4" draw:layer="layout" svg:width="0.09cm" svg:height="0.133cm" svg:x="12.241cm" svg:y="15.288cm" svg:viewBox="0 0 91 134" svg:d="M91 68c0-22-3-37-11-51-7-9-19-17-35-17-45 0-45 53-45 68 0 14 0 66 45 66 46 0 46-52 46-66zM45 128c-8 0-20-4-24-21-3-11-3-27-3-42 0-14 0-29 3-39 4-16 16-20 24-20 11 0 21 6 25 17 2 11 3 25 3 42 0 15 0 29-2 41-4 18-18 22-26 22z">
              <text:p/>
            </draw:path>
          </draw:g>
        </draw:g>
        <draw:g>
          <svg:title>TexMaths</svg:title>
          <svg:desc>8§display§\bm{x}^j_0§svg§600§TRUE§</svg:desc>
          <draw:g>
            <draw:path draw:style-name="gr4" draw:text-style-name="P4" draw:layer="layout" svg:width="0.157cm" svg:height="0.127cm" svg:x="11.209cm" svg:y="15.216cm" svg:viewBox="0 0 158 128" svg:d="M139 14c-10 3-16 12-16 20 0 6 5 12 15 12 9 0 20-8 20-21 0-15-15-25-32-25-16 0-26 12-30 17-7-11-23-17-39-17-35 0-53 34-53 44 0 4 4 4 6 4 4 0 6 0 7-4 8-26 28-34 40-34 10 0 15 5 15 14 0 6-4 21-7 31-3 13-6 26-9 38-4 17-14 26-23 26-2 0-8 0-14-5 10-2 15-12 15-19 0-6-5-13-14-13-10 0-20 8-20 22 0 15 15 24 32 24 16 0 26-12 29-16 8 12 23 16 39 16 35 0 55-34 55-43 0-4-5-4-8-4s-4 0-6 4c-8 25-28 34-40 34-10 0-15-6-15-15 0-5 3-20 6-31 2-7 8-33 10-38 4-17 13-25 24-25 1 0 7 0 13 4z">
              <text:p/>
            </draw:path>
            <draw:path draw:style-name="gr4" draw:text-style-name="P4" draw:layer="layout" svg:width="0.085cm" svg:height="0.169cm" svg:x="11.382cm" svg:y="15.078cm" svg:viewBox="0 0 86 170" svg:d="M86 7c0-3-2-7-8-7s-10 6-10 11c0 3 2 7 7 7s11-5 11-11zM45 140c-4 13-14 24-25 24-3 0-6 0-7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4" draw:text-style-name="P4" draw:layer="layout" svg:width="0.09cm" svg:height="0.133cm" svg:x="11.392cm" svg:y="15.287cm" svg:viewBox="0 0 91 134" svg:d="M91 68c0-22-3-38-11-51-7-9-19-17-35-17-45 0-45 54-45 68s0 66 45 66c46 0 46-53 46-66zM45 128c-8 0-20-5-24-21-3-11-3-27-3-42 0-14 0-29 3-40 4-15 16-19 24-19 11 0 21 6 25 17 2 11 3 25 3 42 0 15 0 29-2 41-4 18-18 22-26 22z">
              <text:p/>
            </draw:path>
          </draw:g>
        </draw:g>
        <draw:g>
          <svg:title>TexMaths</svg:title>
          <svg:desc>8§display§\bm{x}^{r-1}_0§svg§600§TRUE§</svg:desc>
          <draw:g>
            <draw:path draw:style-name="gr4" draw:text-style-name="P4" draw:layer="layout" svg:width="0.158cm" svg:height="0.127cm" svg:x="10.536cm" svg:y="15.215cm" svg:viewBox="0 0 159 128" svg:d="M140 14c-11 4-15 13-15 20 0 6 4 12 13 12 11 0 21-8 21-21 0-15-15-25-32-25-16 0-26 12-30 18-8-12-23-18-39-18-36 0-54 34-54 44 0 4 4 4 6 4 4 0 6 0 7-4 8-26 28-34 40-34 10 0 15 5 15 14 0 6-3 21-6 31-3 13-6 26-9 38-5 17-15 26-24 26-2 0-8 0-14-4 10-3 15-13 15-20 0-6-4-13-14-13s-20 8-20 23c0 14 15 23 32 23 16 0 26-11 30-16 7 12 23 16 39 16 35 0 54-34 54-43 0-4-4-4-6-4-4 0-6 0-8 4-8 25-28 34-39 34s-16-5-16-14c0-6 4-21 7-32 1-7 8-33 9-37 4-17 15-26 24-26 2 0 8 0 14 4z">
              <text:p/>
            </draw:path>
            <draw:path draw:style-name="gr4" draw:text-style-name="P4" draw:layer="layout" svg:width="0.091cm" svg:height="0.087cm" svg:x="10.719cm" svg:y="15.136cm" svg:viewBox="0 0 92 88" svg:d="M38 46c0-1 4-18 4-19s7-12 12-17c3-1 8-4 16-4 3 0 7 0 11 2-6 2-8 7-8 10 0 5 3 8 8 8 4 0 11-4 11-12 0-10-11-14-21-14s-19 4-28 14c-4-12-15-14-20-14-7 0-13 4-16 10-4 8-7 19-7 20 0 2 3 2 4 2 2 0 2 0 4-6 3-12 6-20 14-20 5 0 7 4 7 9 0 3-2 11-3 16-2 6-4 14-4 18-3 8-5 16-7 24-1 4-1 6-2 8 0 5 4 7 7 7 2 0 6-2 8-6 1-1 2-9 4-14 2-7 4-15 6-22z">
              <text:p/>
            </draw:path>
            <draw:path draw:style-name="gr4" draw:text-style-name="P4" draw:layer="layout" svg:width="0.132cm" svg:height="0.009cm" svg:x="10.841cm" svg:y="15.168cm" svg:viewBox="0 0 133 10" svg:d="M125 10c3 0 8 0 8-4 0-6-5-6-8-6-39 0-78 0-117 0-3 0-8 0-8 5s5 5 8 5c39 0 78 0 117 0z">
              <text:p/>
            </draw:path>
            <draw:path draw:style-name="gr4" draw:text-style-name="P4" draw:layer="layout" svg:width="0.07cm" svg:height="0.129cm" svg:x="11.017cm" svg:y="15.092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  <draw:path draw:style-name="gr4" draw:text-style-name="P4" draw:layer="layout" svg:width="0.09cm" svg:height="0.133cm" svg:x="10.721cm" svg:y="15.286cm" svg:viewBox="0 0 91 134" svg:d="M91 68c0-22-3-37-12-51-6-9-18-17-33-17-46 0-46 53-46 68 0 14 0 66 46 66 45 0 45-52 45-66zM46 128c-10 0-22-4-26-21-2-11-2-27-2-42 0-14 0-29 3-39 4-16 17-20 25-20 10 0 20 6 23 17 4 11 4 25 4 42 0 15 0 29-3 41-4 18-17 22-24 22z">
              <text:p/>
            </draw:path>
          </draw:g>
        </draw:g>
        <draw:line draw:style-name="gr19" draw:text-style-name="P2" draw:layer="layout" svg:x1="11.901cm" svg:y1="15.001cm" svg:x2="11.901cm" svg:y2="15.201cm">
          <text:p/>
        </draw:line>
        <draw:line draw:style-name="gr19" draw:text-style-name="P2" draw:layer="layout" svg:x1="11.501cm" svg:y1="15.001cm" svg:x2="11.501cm" svg:y2="15.601cm">
          <text:p/>
        </draw:line>
        <draw:line draw:style-name="gr19" draw:text-style-name="P2" draw:layer="layout" svg:x1="11.101cm" svg:y1="15.001cm" svg:x2="11.101cm" svg:y2="16.001cm">
          <text:p/>
        </draw:line>
        <draw:custom-shape draw:style-name="gr83" draw:text-style-name="P2" draw:layer="layout" svg:width="0.2cm" svg:height="0.2cm" svg:x="11.9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10.908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1.901cm" svg:y1="15.401cm" svg:x2="11.501cm" svg:y2="16.101cm">
          <text:p/>
        </draw:line>
        <draw:line draw:style-name="gr19" draw:text-style-name="P2" draw:layer="layout" svg:x1="11.201cm" svg:y1="16.101cm" svg:x2="11.401cm" svg:y2="16.101cm">
          <text:p/>
        </draw:line>
        <draw:line draw:style-name="gr2" draw:text-style-name="P2" draw:layer="layout" svg:x1="11.353cm" svg:y1="15.875cm" svg:x2="11.253cm" svg:y2="15.975cm">
          <text:p/>
        </draw:line>
        <draw:line draw:style-name="gr19" draw:text-style-name="P2" draw:layer="layout" svg:x1="11.501cm" svg:y1="16.201cm" svg:x2="11.001cm" svg:y2="16.501cm">
          <text:p/>
        </draw:line>
        <draw:custom-shape draw:style-name="gr82" draw:text-style-name="P17" draw:layer="layout" svg:width="0.2cm" svg:height="0.2cm" svg:x="10.603cm" svg:y="16.50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7" draw:layer="layout" svg:width="0.2cm" svg:height="0.2cm" svg:x="12.203cm" svg:y="16.503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0.801cm" svg:y1="16.601cm" svg:x2="10.901cm" svg:y2="16.601cm">
          <text:p/>
        </draw:line>
        <draw:g>
          <svg:title>TexMaths</svg:title>
          <svg:desc>8§display§\bm{c}_0§svg§600§TRUE§</svg:desc>
          <draw:g>
            <draw:path draw:style-name="gr4" draw:text-style-name="P4" draw:layer="layout" svg:width="0.129cm" svg:height="0.128cm" svg:x="11.15cm" svg:y="16.536cm" svg:viewBox="0 0 130 129" svg:d="M108 16c-15 4-10 12-15 18 0 5 2 13 13 13 12 0 21-9 21-21 0-15-15-26-39-26-57 0-88 43-88 80 0 26 16 49 59 49 7 0 27-1 43-7 17-7 28-18 28-21s-4-7-7-7c-1 0-2 0-4 2-15 16-37 22-59 22-18 0-28-9-28-25 0-11 7-44 16-59 11-19 28-24 40-24 3 0 13 0 20 6z">
              <text:p/>
            </draw:path>
            <draw:path draw:style-name="gr4" draw:text-style-name="P4" draw:layer="layout" svg:width="0.09cm" svg:height="0.133cm" svg:x="11.291cm" svg:y="16.574cm" svg:viewBox="0 0 91 134" svg:d="M91 67c0-21-2-37-11-50-6-9-18-17-34-17-46 0-46 53-46 67s0 67 46 67c45 0 45-52 45-67zM46 128c-9 0-21-5-25-21-3-12-3-28-3-42 0-15 0-29 3-40 4-15 17-19 25-19 10 0 20 6 24 17 3 11 4 25 4 42 0 14 0 29-3 41-4 18-17 22-25 22z">
              <text:p/>
            </draw:path>
          </draw:g>
        </draw:g>
        <draw:line draw:style-name="gr19" draw:text-style-name="P2" draw:layer="layout" svg:x1="11.001cm" svg:y1="16.701cm" svg:x2="11.001cm" svg:y2="16.801cm">
          <text:p/>
        </draw:line>
        <draw:line draw:style-name="gr19" draw:text-style-name="P2" draw:layer="layout" svg:x1="12.001cm" svg:y1="16.701cm" svg:x2="12.001cm" svg:y2="16.801cm">
          <text:p/>
        </draw:line>
        <draw:line draw:style-name="gr19" draw:text-style-name="P2" draw:layer="layout" svg:x1="12.101cm" svg:y1="16.601cm" svg:x2="12.201cm" svg:y2="16.601cm">
          <text:p/>
        </draw:line>
        <draw:line draw:style-name="gr19" draw:text-style-name="P2" draw:layer="layout" svg:x1="11.501cm" svg:y1="16.201cm" svg:x2="12.001cm" svg:y2="16.501cm">
          <text:p/>
        </draw:line>
        <draw:custom-shape draw:style-name="gr88" draw:text-style-name="P19" draw:layer="layout" svg:width="2cm" svg:height="1.796cm" svg:x="10.501cm" svg:y="15.0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11.001cm" svg:y1="16.801cm" svg:x2="11.001cm" svg:y2="17.001cm">
          <text:p/>
        </draw:line>
        <draw:line draw:style-name="gr19" draw:text-style-name="P2" draw:layer="layout" svg:x1="12.001cm" svg:y1="16.801cm" svg:x2="12.001cm" svg:y2="17.001cm">
          <text:p/>
        </draw:line>
        <draw:line draw:style-name="gr19" draw:text-style-name="P2" draw:layer="layout" svg:x1="11.501cm" svg:y1="14.801cm" svg:x2="11.501cm" svg:y2="15.001cm">
          <text:p/>
        </draw:line>
        <draw:line draw:style-name="gr19" draw:text-style-name="P2" draw:layer="layout" svg:x1="11.101cm" svg:y1="14.801cm" svg:x2="11.101cm" svg:y2="15.001cm">
          <text:p/>
        </draw:line>
        <draw:line draw:style-name="gr19" draw:text-style-name="P2" draw:layer="layout" svg:x1="11.901cm" svg:y1="14.801cm" svg:x2="11.901cm" svg:y2="15.001cm">
          <text:p/>
        </draw:line>
        <draw:g>
          <svg:title>TexMaths</svg:title>
          <svg:desc>8§display§\bm{C}_0§svg§600§TRUE§</svg:desc>
          <draw:g>
            <draw:path draw:style-name="gr4" draw:text-style-name="P4" draw:layer="layout" svg:width="0.223cm" svg:height="0.2cm" svg:x="11.587cm" svg:y="16.49cm" svg:viewBox="0 0 224 201" svg:d="M223 9c0-2 1-3 1-5 0-4-4-4-7-4-9 7-18 13-26 20-13-14-32-20-52-20-90 0-139 68-139 126 0 52 42 75 91 75 24 0 48-8 68-23 28-20 33-46 33-47 0-4-4-4-6-4-6 0-6 0-7 5-12 36-48 56-80 56-17 0-32-4-44-13-15-12-16-30-16-38s5-61 32-92c15-19 42-31 73-31 34 0 48 25 48 50 0 3-1 6-1 9 0 4 4 4 8 4 6 0 7 0 8-6 6-21 11-42 16-62z">
              <text:p/>
            </draw:path>
            <draw:path draw:style-name="gr4" draw:text-style-name="P4" draw:layer="layout" svg:width="0.09cm" svg:height="0.133cm" svg:x="11.81cm" svg:y="16.598cm" svg:viewBox="0 0 91 134" svg:d="M91 68c0-22-3-38-12-51-6-9-18-17-34-17-45 0-45 54-45 68s0 66 45 66c46 0 46-53 46-66zM45 128c-8 0-20-5-24-21-3-11-3-27-3-42 0-14 0-29 3-40 4-15 16-19 24-19 11 0 21 6 24 17 4 11 4 25 4 42 0 15 0 29-3 41-4 18-17 22-25 22z">
              <text:p/>
            </draw:path>
          </draw:g>
        </draw:g>
        <draw:custom-shape draw:style-name="gr89" draw:text-style-name="P20" draw:layer="layout" svg:width="0.2cm" svg:height="0.2cm" svg:x="11.403cm" svg:y="16.0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753cm" svg:y1="15.475cm" svg:x2="11.653cm" svg:y2="15.575cm">
          <text:p/>
        </draw:line>
        <draw:line draw:style-name="gr19" draw:text-style-name="P2" draw:layer="layout" svg:x1="16.301cm" svg:y1="15.8cm" svg:x2="16.301cm" svg:y2="16cm">
          <text:p/>
        </draw:line>
        <draw:custom-shape draw:style-name="gr83" draw:text-style-name="P2" draw:layer="layout" svg:width="0.2cm" svg:height="0.2cm" svg:x="16.604cm" svg:y="15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6.205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15.806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x}^0_{n\!-\!1}§svg§600§TRUE§</svg:desc>
          <draw:g>
            <draw:path draw:style-name="gr4" draw:text-style-name="P4" draw:layer="layout" svg:width="0.158cm" svg:height="0.128cm" svg:x="16.845cm" svg:y="15.223cm" svg:viewBox="0 0 159 129" svg:d="M140 14c-11 4-15 13-15 20 0 6 4 13 13 13 11 0 21-9 21-22 0-15-15-25-32-25-16 0-26 12-30 18-8-12-23-18-39-18-36 0-54 34-54 44 0 4 4 4 6 4 4 0 6 0 7-4 8-26 28-34 40-34 10 0 16 5 16 14 0 6-4 21-8 31-2 13-5 26-8 38-5 17-15 26-24 26-2 0-8 0-14-4 10-3 15-13 15-19 0-7-4-14-14-14s-20 9-20 23 15 24 32 24c16 0 26-12 30-17 7 12 23 17 39 17 35 0 54-34 54-44 0-4-4-4-6-4-4 0-6 0-7 4-9 25-29 34-40 34s-16-5-16-14c0-6 4-20 7-31 1-8 8-34 9-38 4-17 15-26 24-26 2 0 8 0 14 4z">
              <text:p/>
            </draw:path>
            <draw:path draw:style-name="gr4" draw:text-style-name="P4" draw:layer="layout" svg:width="0.09cm" svg:height="0.133cm" svg:x="17.03cm" svg:y="15.104cm" svg:viewBox="0 0 91 134" svg:d="M91 68c0-22-3-38-12-51-6-9-18-17-33-17-46 0-46 54-46 68s0 66 46 66c45 0 45-53 45-66zM46 129c-10 0-22-6-26-22-2-11-2-27-2-42 0-14 0-29 3-40 4-15 17-19 25-19 10 0 20 6 23 17 4 11 4 25 4 42 0 15 0 29-3 41-4 19-17 23-24 23z">
              <text:p/>
            </draw:path>
            <draw:path draw:style-name="gr4" draw:text-style-name="P4" draw:layer="layout" svg:width="0.12cm" svg:height="0.088cm" svg:x="17.028cm" svg:y="15.332cm" svg:viewBox="0 0 121 89" svg:d="M15 74c-1 3-2 7-2 8 0 5 4 7 7 7s6-2 7-4 3-8 4-13c1-3 3-13 4-18 2-4 3-8 3-12 3-8 4-10 9-18 6-8 15-18 30-18 11 0 11 10 11 13 0 12-9 34-11 42-3 6-4 8-4 11 0 10 9 17 19 17 20 0 29-28 29-31 0-2-3-1-4-2-3 0-3 1-4 3-4 16-12 24-20 24-4 0-5-2-5-6 0-5 1-8 4-16 2-7 10-27 10-39 0-19-14-22-25-22-16 0-27 10-33 18-2-13-13-18-21-18-9 0-13 6-16 11-4 7-7 19-7 19 0 3 3 3 4 3 2 0 2-1 4-6 3-12 6-21 14-21 5 0 7 4 7 9 0 4-2 12-3 17-2 5-4 13-4 18-3 8-5 16-7 24z">
              <text:p/>
            </draw:path>
            <draw:path draw:style-name="gr4" draw:text-style-name="P4" draw:layer="layout" svg:width="0.132cm" svg:height="0.009cm" svg:x="17.141cm" svg:y="15.365cm" svg:viewBox="0 0 133 10" svg:d="M125 10c3 0 8 0 8-5s-5-5-8-5c-39 0-78 0-117 0-3 0-8 0-8 5s5 5 8 5c39 0 78 0 117 0z">
              <text:p/>
            </draw:path>
            <draw:path draw:style-name="gr4" draw:text-style-name="P4" draw:layer="layout" svg:width="0.07cm" svg:height="0.129cm" svg:x="17.278cm" svg:y="15.289cm" svg:viewBox="0 0 71 130" svg:d="M44 5c0-5 0-5-6-5-12 12-30 12-38 12 0 2 0 5 0 7 4 0 18 0 28-5 0 33 0 66 0 99 0 8 0 10-19 10-3 0-6 0-8 0 0 2 0 5 0 7 4-1 28-1 35-1 6 0 31 0 35 1 0-2 0-5 0-7-2 0-5 0-7 0-20 0-20-2-20-10 0-36 0-72 0-108z">
              <text:p/>
            </draw:path>
          </draw:g>
        </draw:g>
        <draw:g>
          <svg:title>TexMaths</svg:title>
          <svg:desc>8§display§\bm{x}^j_{n\!-\!1}§svg§600§TRUE§</svg:desc>
          <draw:g>
            <draw:path draw:style-name="gr4" draw:text-style-name="P4" draw:layer="layout" svg:width="0.158cm" svg:height="0.128cm" svg:x="16.01cm" svg:y="15.216cm" svg:viewBox="0 0 159 129" svg:d="M140 14c-11 3-15 12-15 20 0 5 4 12 13 12 11 0 21-8 21-21 0-15-15-25-32-25-16 0-26 12-30 17-8-12-23-17-39-17-36 0-54 34-54 43 0 4 4 4 6 4 4 0 6 0 7-3 8-26 28-34 40-34 10 0 16 5 16 14 0 5-4 21-8 30-2 13-5 26-8 39-5 17-15 25-24 25-2 0-8 0-14-4 10-2 15-12 15-19 0-6-4-13-14-13s-20 8-20 22c0 15 15 25 32 25 16 0 26-12 30-17 7 11 23 17 39 17 35 0 54-35 54-44 0-4-4-4-6-4-4 0-6 0-7 4-9 25-29 33-40 33s-16-5-16-13c0-7 4-21 7-32 1-7 8-33 9-38 4-17 15-25 24-25 2 0 8 0 14 4z">
              <text:p/>
            </draw:path>
            <draw:path draw:style-name="gr4" draw:text-style-name="P4" draw:layer="layout" svg:width="0.085cm" svg:height="0.169cm" svg:x="16.184cm" svg:y="15.078cm" svg:viewBox="0 0 86 170" svg:d="M86 7c0-3-2-7-8-7-5 0-11 6-11 10s2 8 8 8 11-5 11-11zM45 140c-4 13-15 25-26 25-2 0-5-1-7-2 6-2 6-6 6-10s-3-7-7-7c-6 0-11 5-11 11 0 8 7 13 19 13s35-7 41-31c6-23 12-47 17-70 1-3 2-4 2-7 0-11-10-19-21-19-22 0-35 28-35 30 0 3 3 3 4 3 3 0 3-1 3-3 6-12 16-24 28-24 4 0 6 4 6 9 0 3-1 5-1 7-6 25-12 50-18 75z">
              <text:p/>
            </draw:path>
            <draw:path draw:style-name="gr4" draw:text-style-name="P4" draw:layer="layout" svg:width="0.12cm" svg:height="0.088cm" svg:x="16.193cm" svg:y="15.33cm" svg:viewBox="0 0 121 89" svg:d="M15 74c-1 3-2 7-2 8 0 5 4 7 7 7s6-2 7-4 3-8 4-13c1-3 3-13 4-18 2-4 3-8 3-12 3-8 4-10 9-18 6-8 15-18 30-18 11 0 11 10 11 13 0 12-9 34-11 42-3 6-4 8-4 11 0 10 9 17 19 17 20 0 29-28 29-31 0-2-3-1-4-2-3 0-3 1-4 3-4 16-12 24-20 24-4 0-5-2-5-6 0-5 1-8 4-16 2-7 10-27 10-39 0-18-14-22-25-22-16 0-27 10-33 18-2-13-13-18-21-18-9 0-13 6-16 11-4 7-7 19-7 19 0 3 3 3 4 3 2 0 2-1 4-6 3-12 6-21 14-21 5 0 7 4 7 9 0 4-2 12-3 17-2 5-4 13-4 18-3 8-5 16-7 24z">
              <text:p/>
            </draw:path>
            <draw:path draw:style-name="gr4" draw:text-style-name="P4" draw:layer="layout" svg:width="0.132cm" svg:height="0.009cm" svg:x="16.306cm" svg:y="15.363cm" svg:viewBox="0 0 133 10" svg:d="M125 10c3 0 8 0 8-5s-5-5-8-5c-39 0-78 0-117 0-3 0-8 0-8 5s5 5 8 5c39 0 78 0 117 0z">
              <text:p/>
            </draw:path>
            <draw:path draw:style-name="gr4" draw:text-style-name="P4" draw:layer="layout" svg:width="0.07cm" svg:height="0.129cm" svg:x="16.443cm" svg:y="15.28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>
          <svg:title>TexMaths</svg:title>
          <svg:desc>8§display§\bm{x}^{r-1}_{n \!-\! 1}§svg§600§TRUE§</svg:desc>
          <draw:g>
            <draw:path draw:style-name="gr4" draw:text-style-name="P4" draw:layer="layout" svg:width="0.158cm" svg:height="0.127cm" svg:x="15.337cm" svg:y="15.215cm" svg:viewBox="0 0 159 128" svg:d="M140 14c-11 3-15 12-15 19 0 6 4 13 13 13 11 0 21-8 21-22s-15-24-32-24c-16 0-26 12-30 17-8-12-23-17-39-17-36 0-54 34-54 43 0 4 4 4 6 4 4 0 6 0 7-3 8-26 28-34 40-34 10 0 15 4 15 14 0 5-3 21-6 30-3 13-6 26-9 38-5 18-15 26-24 26-2 0-8 0-14-4 10-3 15-12 15-19s-4-13-14-13-20 8-20 22c0 15 15 24 32 24 16 0 26-12 30-17 7 12 23 17 39 17 35 0 54-34 54-44 0-3-4-3-6-3-4 0-6 0-8 3-8 26-28 34-39 34s-16-5-16-14c0-6 4-20 7-31 1-7 8-33 9-38 4-17 15-25 24-25 2 0 8 0 14 4z">
              <text:p/>
            </draw:path>
            <draw:path draw:style-name="gr4" draw:text-style-name="P4" draw:layer="layout" svg:width="0.091cm" svg:height="0.087cm" svg:x="15.52cm" svg:y="15.135cm" svg:viewBox="0 0 92 88" svg:d="M38 46c0-1 4-18 4-19s7-12 12-17c3 0 8-4 16-4 3 0 7 0 11 2-6 2-8 7-8 11s3 7 8 7c4 0 11-4 11-12 0-10-11-14-21-14s-19 4-28 14c-4-12-15-14-20-14-7 0-13 4-16 10-4 8-7 19-7 19 0 3 3 3 4 3 2 0 2 0 4-6 3-12 6-20 14-20 5 0 7 4 7 9 0 3-2 11-3 16-2 6-4 14-4 18-3 8-5 17-7 25-1 3-2 7-2 8 0 4 4 6 7 6 2 0 6-2 8-6 1-1 2-9 4-14 2-7 4-15 6-22z">
              <text:p/>
            </draw:path>
            <draw:path draw:style-name="gr4" draw:text-style-name="P4" draw:layer="layout" svg:width="0.132cm" svg:height="0.009cm" svg:x="15.642cm" svg:y="15.167cm" svg:viewBox="0 0 133 10" svg:d="M125 10c3 0 8 0 8-4 0-6-5-6-8-6-39 0-78 0-117 0-3 0-8 0-8 5s5 5 8 5c39 0 78 0 117 0z">
              <text:p/>
            </draw:path>
            <draw:path draw:style-name="gr4" draw:text-style-name="P4" draw:layer="layout" svg:width="0.07cm" svg:height="0.129cm" svg:x="15.818cm" svg:y="15.091cm" svg:viewBox="0 0 71 130" svg:d="M44 6c0-6 0-6-6-6-12 12-30 13-38 13 0 2 0 5 0 7 5 0 18 0 28-6 0 34 0 67 0 100 0 6 0 9-19 9-3 0-6 0-8 0 0 2 0 5 0 7 4 0 28-1 35-1 6 0 31 1 35 1 0-2 0-5 0-7-2 0-5 0-7 0-20 0-20-3-20-9 0-36 0-72 0-108z">
              <text:p/>
            </draw:path>
            <draw:path draw:style-name="gr4" draw:text-style-name="P4" draw:layer="layout" svg:width="0.119cm" svg:height="0.087cm" svg:x="15.52cm" svg:y="15.329cm" svg:viewBox="0 0 120 88" svg:d="M15 74c-1 3-2 7-2 8 0 5 4 6 7 6s6-2 7-4 3-7 4-12c1-3 3-13 4-18 2-4 3-9 3-13 3-8 3-9 9-17 5-8 15-18 29-18 12 0 12 10 12 13 0 12-9 34-12 42-2 6-3 8-3 11 0 10 9 16 19 16 20 0 28-27 28-30 0-2-3-2-3-2-3 0-3 1-4 3-4 16-12 24-20 24-4 0-5-2-5-6 0-5 1-8 4-16 2-7 10-28 10-39 0-19-15-22-25-22-16 0-27 10-33 18-2-13-13-18-21-18-9 0-13 6-16 11-4 7-7 18-7 19 0 3 3 3 4 3 2 0 2-1 4-6 3-12 6-21 14-21 5 0 7 4 7 9 0 4-2 12-3 17-2 5-4 13-4 17-3 9-5 17-7 25z">
              <text:p/>
            </draw:path>
            <draw:path draw:style-name="gr4" draw:text-style-name="P4" draw:layer="layout" svg:width="0.132cm" svg:height="0.009cm" svg:x="15.633cm" svg:y="15.361cm" svg:viewBox="0 0 133 10" svg:d="M125 10c3 0 8 0 8-5s-5-5-8-5c-39 0-78 0-117 0-3 0-8 0-8 5s4 5 8 5c39 0 78 0 117 0z">
              <text:p/>
            </draw:path>
            <draw:path draw:style-name="gr4" draw:text-style-name="P4" draw:layer="layout" svg:width="0.071cm" svg:height="0.129cm" svg:x="15.769cm" svg:y="15.285cm" svg:viewBox="0 0 72 130" svg:d="M45 5c0-5-1-5-6-5-13 12-31 12-39 12 0 2 0 5 0 7 5 0 18 0 29-5 0 33 0 66 0 99 0 7 0 10-20 10-3 0-5 0-7 0 0 2 0 5 0 7 4-1 28-1 35-1 5 0 30 0 35 1 0-2 0-5 0-7-3 0-5 0-8 0-19 0-19-3-19-10 0-36 0-72 0-108z">
              <text:p/>
            </draw:path>
          </draw:g>
        </draw:g>
        <draw:line draw:style-name="gr19" draw:text-style-name="P2" draw:layer="layout" svg:x1="16.701cm" svg:y1="15cm" svg:x2="16.701cm" svg:y2="15.2cm">
          <text:p/>
        </draw:line>
        <draw:line draw:style-name="gr19" draw:text-style-name="P2" draw:layer="layout" svg:x1="16.301cm" svg:y1="15cm" svg:x2="16.301cm" svg:y2="15.6cm">
          <text:p/>
        </draw:line>
        <draw:line draw:style-name="gr19" draw:text-style-name="P2" draw:layer="layout" svg:x1="15.901cm" svg:y1="15cm" svg:x2="15.901cm" svg:y2="16cm">
          <text:p/>
        </draw:line>
        <draw:custom-shape draw:style-name="gr83" draw:text-style-name="P2" draw:layer="layout" svg:width="0.2cm" svg:height="0.2cm" svg:x="16.707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15.708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6.701cm" svg:y1="15.4cm" svg:x2="16.301cm" svg:y2="16.1cm">
          <text:p/>
        </draw:line>
        <draw:line draw:style-name="gr19" draw:text-style-name="P2" draw:layer="layout" svg:x1="16.001cm" svg:y1="16.1cm" svg:x2="16.201cm" svg:y2="16.1cm">
          <text:p/>
        </draw:line>
        <draw:line draw:style-name="gr2" draw:text-style-name="P2" draw:layer="layout" svg:x1="16.153cm" svg:y1="15.874cm" svg:x2="16.053cm" svg:y2="15.974cm">
          <text:p/>
        </draw:line>
        <draw:line draw:style-name="gr19" draw:text-style-name="P2" draw:layer="layout" svg:x1="16.301cm" svg:y1="16.2cm" svg:x2="15.801cm" svg:y2="16.5cm">
          <text:p/>
        </draw:line>
        <draw:custom-shape draw:style-name="gr82" draw:text-style-name="P17" draw:layer="layout" svg:width="0.2cm" svg:height="0.2cm" svg:x="15.403cm" svg:y="16.50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7" draw:layer="layout" svg:width="0.2cm" svg:height="0.2cm" svg:x="17.003cm" svg:y="16.502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5.601cm" svg:y1="16.6cm" svg:x2="15.701cm" svg:y2="16.6cm">
          <text:p/>
        </draw:line>
        <draw:g>
          <svg:title>TexMaths</svg:title>
          <svg:desc>8§display§\bm{c}_{n\!-\!1}§svg§600§TRUE§</svg:desc>
          <draw:g>
            <draw:path draw:style-name="gr4" draw:text-style-name="P4" draw:layer="layout" svg:width="0.129cm" svg:height="0.128cm" svg:x="15.951cm" svg:y="16.536cm" svg:viewBox="0 0 130 129" svg:d="M108 16c-15 4-10 12-15 18 0 5 2 13 14 13 11 0 20-9 20-21 0-15-14-26-39-26-57 0-88 44-88 80 0 25 16 49 59 49 7 0 27 0 44-8 16-6 27-17 27-20s-4-8-7-8c-2 0-2 1-4 4-15 16-38 21-59 21-18 0-28-9-28-25 0-10 7-44 16-59 11-19 28-24 40-24 4 0 13 0 20 6z">
              <text:p/>
            </draw:path>
            <draw:path draw:style-name="gr4" draw:text-style-name="P4" draw:layer="layout" svg:width="0.119cm" svg:height="0.087cm" svg:x="16.092cm" svg:y="16.618cm" svg:viewBox="0 0 120 88" svg:d="M14 73c0 3-2 8-2 8 0 5 4 7 7 7s6-2 7-4c2-2 4-8 4-13 1-3 4-12 4-18 2-4 3-8 4-12 2-8 3-10 8-18 6-8 15-18 30-18 11 0 11 10 11 14 0 11-9 33-11 42-2 5-3 7-3 10 0 10 8 17 18 17 20 0 29-27 29-30s-2-2-3-3c-4 0-4 2-4 4-5 15-13 23-21 23-4 0-5-2-5-6 0-5 1-7 4-16 2-7 10-27 10-38 0-19-14-22-24-22-17 0-28 10-34 18-1-14-13-18-21-18s-12 6-16 10c-4 8-6 19-6 20 0 2 2 2 3 2 3 0 3-1 4-6 3-12 7-21 15-21 4 0 6 5 6 9s-2 12-3 17c-2 5-3 13-4 18-2 8-4 16-7 24z">
              <text:p/>
            </draw:path>
            <draw:path draw:style-name="gr4" draw:text-style-name="P4" draw:layer="layout" svg:width="0.132cm" svg:height="0.009cm" svg:x="16.203cm" svg:y="16.65cm" svg:viewBox="0 0 133 10" svg:d="M125 10c3 0 8 0 8-5s-5-5-8-5c-39 0-78 0-117 0-3 0-8 0-8 5s5 5 8 5c39 0 78 0 117 0z">
              <text:p/>
            </draw:path>
            <draw:path draw:style-name="gr4" draw:text-style-name="P4" draw:layer="layout" svg:width="0.07cm" svg:height="0.129cm" svg:x="16.341cm" svg:y="16.574cm" svg:viewBox="0 0 71 130" svg:d="M44 6c0-6 0-6-6-6-12 12-30 13-38 13 0 2 0 4 0 6 5 0 18 0 28-5 0 33 0 66 0 99 0 8 0 10-19 10-3 0-6 0-8 0 0 2 0 5 0 7 4-1 28-1 35-1 6 0 31 0 35 1 0-2 0-5 0-7-2 0-5 0-7 0-20 0-20-2-20-10 0-36 0-71 0-107z">
              <text:p/>
            </draw:path>
          </draw:g>
        </draw:g>
        <draw:line draw:style-name="gr19" draw:text-style-name="P2" draw:layer="layout" svg:x1="15.801cm" svg:y1="16.7cm" svg:x2="15.801cm" svg:y2="16.8cm">
          <text:p/>
        </draw:line>
        <draw:line draw:style-name="gr19" draw:text-style-name="P2" draw:layer="layout" svg:x1="16.801cm" svg:y1="16.7cm" svg:x2="16.801cm" svg:y2="16.8cm">
          <text:p/>
        </draw:line>
        <draw:line draw:style-name="gr19" draw:text-style-name="P2" draw:layer="layout" svg:x1="16.901cm" svg:y1="16.6cm" svg:x2="17.001cm" svg:y2="16.6cm">
          <text:p/>
        </draw:line>
        <draw:line draw:style-name="gr19" draw:text-style-name="P2" draw:layer="layout" svg:x1="16.301cm" svg:y1="16.2cm" svg:x2="16.801cm" svg:y2="16.5cm">
          <text:p/>
        </draw:line>
        <draw:custom-shape draw:style-name="gr90" draw:text-style-name="P19" draw:layer="layout" svg:width="2.099cm" svg:height="1.796cm" svg:x="15.301cm" svg:y="15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15.801cm" svg:y1="16.8cm" svg:x2="15.801cm" svg:y2="17cm">
          <text:p/>
        </draw:line>
        <draw:line draw:style-name="gr19" draw:text-style-name="P2" draw:layer="layout" svg:x1="16.801cm" svg:y1="16.8cm" svg:x2="16.801cm" svg:y2="17cm">
          <text:p/>
        </draw:line>
        <draw:line draw:style-name="gr19" draw:text-style-name="P2" draw:layer="layout" svg:x1="16.301cm" svg:y1="14.8cm" svg:x2="16.301cm" svg:y2="15cm">
          <text:p/>
        </draw:line>
        <draw:line draw:style-name="gr19" draw:text-style-name="P2" draw:layer="layout" svg:x1="15.901cm" svg:y1="14.8cm" svg:x2="15.901cm" svg:y2="15cm">
          <text:p/>
        </draw:line>
        <draw:line draw:style-name="gr19" draw:text-style-name="P2" draw:layer="layout" svg:x1="16.701cm" svg:y1="14.8cm" svg:x2="16.701cm" svg:y2="15cm">
          <text:p/>
        </draw:line>
        <draw:g>
          <svg:title>TexMaths</svg:title>
          <svg:desc>8§display§\bm{C}_{n\!-\!1}§svg§600§TRUE§</svg:desc>
          <draw:g>
            <draw:path draw:style-name="gr4" draw:text-style-name="P4" draw:layer="layout" svg:width="0.223cm" svg:height="0.201cm" svg:x="16.748cm" svg:y="16.238cm" svg:viewBox="0 0 224 202" svg:d="M224 9c0-2 0-3 0-5 0-4-4-4-7-4-8 7-17 13-25 20-14-14-32-20-52-20-90 0-140 69-140 126 0 53 42 76 92 76 23 0 47-7 69-23 27-20 32-46 32-47 0-4-4-4-7-4-5 0-5 0-7 5-11 35-48 55-80 55-17 0-32-4-44-12-15-12-16-31-16-39s5-60 32-92c15-18 42-31 74-31 34 0 48 25 48 50 0 3 0 7 0 9 0 4 3 4 7 4 6 0 6 0 8-5 5-21 10-42 16-63z">
              <text:p/>
            </draw:path>
            <draw:path draw:style-name="gr4" draw:text-style-name="P4" draw:layer="layout" svg:width="0.119cm" svg:height="0.088cm" svg:x="16.971cm" svg:y="16.39cm" svg:viewBox="0 0 120 89" svg:d="M15 74c-1 3-2 7-2 8 0 4 4 7 6 7 4 0 7-3 8-5s3-8 3-12c2-3 4-13 5-18 1-4 3-9 3-12 3-8 3-10 8-18 6-8 16-18 30-18 11 0 12 9 12 13 0 12-9 34-12 42-2 5-3 8-3 11 0 10 8 17 19 17 19 0 28-28 28-31 0-2-3-2-3-2-3 0-3 1-4 3-4 16-13 24-20 24-5 0-6-3-6-7s2-7 5-16c2-6 10-26 10-38 0-19-15-22-25-22-16 0-27 10-33 18-2-14-14-18-22-18s-12 6-15 10c-4 8-7 19-7 20 0 3 2 2 3 3 3 0 3-1 5-7 2-11 6-20 14-20 5 0 7 4 7 9 0 4-2 11-3 16-2 5-4 14-5 18-2 8-4 17-6 25z">
              <text:p/>
            </draw:path>
            <draw:path draw:style-name="gr4" draw:text-style-name="P4" draw:layer="layout" svg:width="0.132cm" svg:height="0.009cm" svg:x="17.084cm" svg:y="16.423cm" svg:viewBox="0 0 133 10" svg:d="M125 10c3 0 8 0 8-5s-5-5-8-5c-39 0-78 0-117 0-3 0-8 0-8 5s4 5 8 5c39 0 78 0 117 0z">
              <text:p/>
            </draw:path>
            <draw:path draw:style-name="gr4" draw:text-style-name="P4" draw:layer="layout" svg:width="0.071cm" svg:height="0.129cm" svg:x="17.22cm" svg:y="16.347cm" svg:viewBox="0 0 72 130" svg:d="M45 6c0-5-1-6-6-6-13 13-31 13-39 13 0 2 0 5 0 7 5 0 18 0 29-6 0 34 0 67 0 100 0 7 0 10-20 10-3 0-5 0-7 0 0 2 0 4 0 6 4 0 28-1 35-1 5 0 30 1 35 1 0-2 0-4 0-6-3 0-5 0-8 0-19 0-19-3-19-10 0-36 0-72 0-108z">
              <text:p/>
            </draw:path>
          </draw:g>
        </draw:g>
        <draw:custom-shape draw:style-name="gr89" draw:text-style-name="P20" draw:layer="layout" svg:width="0.2cm" svg:height="0.2cm" svg:x="16.203cm" svg:y="16.00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553cm" svg:y1="15.474cm" svg:x2="16.453cm" svg:y2="15.574cm">
          <text:p/>
        </draw:line>
        <draw:custom-shape draw:style-name="gr127" draw:text-style-name="P2" draw:layer="layout" svg:width="0.4cm" svg:height="2cm" svg:x="11.301cm" svg:y="13.901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" draw:layer="layout" svg:width="0.4cm" svg:height="2cm" svg:x="16.102cm" svg:y="13.902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\mathbb{B} \!=\! \{0,1\}, 
[n] \!=\! \{ 0, 1, \dots, n\!-\!1 \}§svg§600§TRUE§</svg:desc>
          <draw:g>
            <draw:path draw:style-name="gr4" draw:text-style-name="P4" draw:layer="layout" svg:width="0.214cm" svg:height="0.238cm" svg:x="1.368cm" svg:y="6.205cm" svg:viewBox="0 0 215 239" svg:d="M46 32c0-5 0-13-3-20 13 0 25 0 38 0-4 6-4 13-4 18 0 60 0 120 0 179 0 5 0 12 4 18-13 0-25 0-38 0 3-6 3-15 3-20 0-58 0-117 0-175zM142 106c11-12 14-30 14-45 0-24-7-39-16-47 25 2 50 11 50 46 0 22-25 41-48 46zM89 31c0-7 0-11 5-15 1 0 7-4 15-4 16 0 35 13 35 49 0 40-20 48-55 49 0-27 0-53 0-79zM163 111c20-10 39-27 39-51 0-49-40-60-83-60-36 0-71 0-107 0-6 0-12 0-12 6s6 6 12 6c21 0 22 4 22 21 0 58 0 116 0 174 0 17-1 20-24 20-3 0-10 0-10 6s6 6 12 6c35 0 70 0 105 0 43 0 98-17 98-64 0-37-26-57-52-64zM89 208c0-28 0-57 0-86 28 0 40 0 51 8 14 11 15 33 15 45 0 13-1 52-45 52-21 0-21-12-21-19zM152 223c13-15 15-34 15-48 0-25-5-43-19-54 32 5 55 23 55 54 0 25-21 41-51 48z">
              <text:p/>
            </draw:path>
            <draw:path draw:style-name="gr4" draw:text-style-name="P4" draw:layer="layout" svg:width="0.233cm" svg:height="0.082cm" svg:x="1.658cm" svg:y="6.31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4" draw:layer="layout" svg:width="0.124cm" svg:height="0.349cm" svg:x="1.976cm" svg:y="6.182cm" svg:viewBox="0 0 125 350" svg:d="M74 47c0-14 9-37 48-39 1 0 3-2 3-4 0-4-3-4-7-4-35 0-67 18-67 44s0 53 0 80c0 14 0 25-14 36-13 11-26 11-34 12-2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4" draw:text-style-name="P4" draw:layer="layout" svg:width="0.147cm" svg:height="0.239cm" svg:x="2.14cm" svg:y="6.212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4" draw:text-style-name="P4" draw:layer="layout" svg:width="0.04cm" svg:height="0.104cm" svg:x="2.332cm" svg:y="6.407cm" svg:viewBox="0 0 41 105" svg:d="M41 37c0-23-8-37-22-37-12 0-19 9-19 19 0 9 7 18 19 18 4 0 9-1 12-4 1-1 1-1 2-1 0 2 1 0 1 5 0 26-13 47-24 58-4 4-4 5-4 6 0 2 2 4 4 4 3 0 31-27 31-68z">
              <text:p/>
            </draw:path>
            <draw:path draw:style-name="gr4" draw:text-style-name="P4" draw:layer="layout" svg:width="0.115cm" svg:height="0.231cm" svg:x="2.49cm" svg:y="6.212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4" draw:text-style-name="P4" draw:layer="layout" svg:width="0.124cm" svg:height="0.349cm" svg:x="2.659cm" svg:y="6.182cm" svg:viewBox="0 0 125 350" svg:d="M51 303c0 14-9 37-47 39-2 0-4 2-4 4 0 4 4 4 7 4 34 0 67-17 68-44 0-26 0-53 0-80 0-14 0-25 14-36 12-10 25-10 33-11 2 0 3-1 3-4s-2-3-6-3c-23-2-40-14-43-32-1-3-1-4-1-17 0-23 0-46 0-69 0-15 0-26-17-39-14-11-39-15-51-15-3 0-7 0-7 4s2 4 6 4c22 1 39 13 44 30 1 4 1 4 1 17 0 24 0 49 0 74 0 16 3 22 14 33 7 7 18 11 27 13-28 9-41 24-41 44 0 28 0 56 0 84z">
              <text:p/>
            </draw:path>
            <draw:path draw:style-name="gr4" draw:text-style-name="P4" draw:layer="layout" svg:width="0.04cm" svg:height="0.104cm" svg:x="2.84cm" svg:y="6.407cm" svg:viewBox="0 0 41 105" svg:d="M41 37c0-23-9-37-22-37-12 0-19 9-19 19 0 9 7 18 19 18 4 0 8-1 12-4 1-1 1-1 2-1 0 2 0 0 0 5 0 26-12 46-24 58-4 3-3 5-3 6 0 2 1 4 3 4 4 0 32-27 32-68z">
              <text:p/>
            </draw:path>
            <draw:path draw:style-name="gr4" draw:text-style-name="P4" draw:layer="layout" svg:width="0.048cm" svg:height="0.349cm" svg:x="3.007cm" svg:y="6.182cm" svg:viewBox="0 0 49 350" svg:d="M49 350c0-5 0-9 0-14-12 0-23 0-35 0 0-107 0-215 0-322 12 0 23 0 35 0 0-5 0-9 0-14-16 0-33 0-49 0 0 117 0 233 0 350 16 0 33 0 49 0z">
              <text:p/>
            </draw:path>
            <draw:path draw:style-name="gr4" draw:text-style-name="P4" draw:layer="layout" svg:width="0.189cm" svg:height="0.158cm" svg:x="3.074cm" svg:y="6.29cm" svg:viewBox="0 0 190 159" svg:d="M20 134c-1 6-3 14-3 16 0 6 5 9 11 9 4 0 10-3 13-10 0-1 4-17 6-26 3-11 5-21 8-31 2-8 4-16 6-24 1-6 4-16 4-17 6-11 24-43 58-43 16 0 19 13 19 24 0 22-18 67-23 82-3 8-4 12-4 16 0 17 13 29 29 29 33 0 46-51 46-54s-3-3-4-3c-4 0-4 1-5 6-7 24-19 43-36 43-6 0-9-3-9-11 0-9 4-17 7-25 6-19 21-57 21-77 0-24-15-38-40-38-32 0-49 23-55 31-2-20-16-31-32-31-17 0-23 14-27 20-5 12-10 33-10 34 0 4 3 4 4 4 3 0 4-1 6-8 6-25 13-42 26-42 7 0 10 4 10 16 0 7-1 11-5 29-7 27-14 54-21 81z">
              <text:p/>
            </draw:path>
            <draw:path draw:style-name="gr4" draw:text-style-name="P4" draw:layer="layout" svg:width="0.047cm" svg:height="0.349cm" svg:x="3.282cm" svg:y="6.182cm" svg:viewBox="0 0 48 350" svg:d="M48 0c-16 0-32 0-48 0 0 5 0 9 0 14 11 0 23 0 34 0 0 107 0 215 0 322-11 0-23 0-34 0 0 5 0 9 0 14 16 0 32 0 48 0 0-117 0-233 0-350z">
              <text:p/>
            </draw:path>
            <draw:path draw:style-name="gr4" draw:text-style-name="P4" draw:layer="layout" svg:width="0.233cm" svg:height="0.082cm" svg:x="3.431cm" svg:y="6.316cm" svg:viewBox="0 0 234 83" svg:d="M222 15c5 0 12-1 12-8s-7-7-12-7c-70 0-141 0-211 0-5 0-11 0-11 7s6 8 12 8c70 0 140 0 210 0zM222 83c5 0 12 0 12-7 0-8-7-8-12-8-70 0-140 0-210 0-6 0-12 0-12 8 0 7 6 7 11 7 70 0 141 0 211 0z">
              <text:p/>
            </draw:path>
            <draw:path draw:style-name="gr4" draw:text-style-name="P4" draw:layer="layout" svg:width="0.124cm" svg:height="0.349cm" svg:x="3.748cm" svg:y="6.182cm" svg:viewBox="0 0 125 350" svg:d="M74 47c0-14 9-37 47-39 2 0 4-2 4-4 0-4-3-4-7-4-35 0-67 18-68 44 0 26 0 53 0 80 0 14 0 25-14 36-12 11-25 11-33 12-2 0-3 1-3 3 0 4 2 4 5 4 24 2 40 13 44 31 1 3 1 4 1 17 0 23 0 46 0 69 0 15 0 26 17 39 14 11 37 15 51 15 4 0 7 0 7-4s-3-4-6-4c-22-1-39-13-44-30-1-4-1-4-1-17 0-24 0-49 0-74 0-16-3-22-14-32-7-7-18-11-28-14 29-8 42-24 42-44 0-28 0-56 0-84z">
              <text:p/>
            </draw:path>
            <draw:path draw:style-name="gr4" draw:text-style-name="P4" draw:layer="layout" svg:width="0.147cm" svg:height="0.239cm" svg:x="3.912cm" svg:y="6.212cm" svg:viewBox="0 0 148 240" svg:d="M148 121c0-28-2-56-14-82-16-34-45-39-60-39-21 0-47 9-61 41-11 25-13 52-13 80 0 26 1 58 16 83 15 29 40 36 58 36 19 0 45-7 61-41 11-23 13-50 13-78zM74 232c-14 0-35-9-41-42-4-20-4-53-4-73 0-23 0-46 3-65 7-41 33-45 42-45 11 0 35 7 41 41 4 20 4 47 4 69 0 26 0 50-4 72-5 33-25 43-41 43z">
              <text:p/>
            </draw:path>
            <draw:path draw:style-name="gr4" draw:text-style-name="P4" draw:layer="layout" svg:width="0.04cm" svg:height="0.104cm" svg:x="4.104cm" svg:y="6.407cm" svg:viewBox="0 0 41 105" svg:d="M41 37c0-23-9-37-22-37-12 0-19 9-19 19 0 9 7 18 19 18 4 0 9-1 12-4 1-1 1-1 2-1 0 2 1 0 1 5 0 26-13 47-24 58-4 4-4 5-4 6 0 2 2 4 3 4 4 0 32-27 32-68z">
              <text:p/>
            </draw:path>
            <draw:path draw:style-name="gr4" draw:text-style-name="P4" draw:layer="layout" svg:width="0.115cm" svg:height="0.231cm" svg:x="4.261cm" svg:y="6.212cm" svg:viewBox="0 0 116 232" svg:d="M72 9c0-9 0-9-8-9-21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4" draw:text-style-name="P4" draw:layer="layout" svg:width="0.04cm" svg:height="0.104cm" svg:x="4.436cm" svg:y="6.407cm" svg:viewBox="0 0 41 105" svg:d="M41 37c0-23-9-37-22-37-12 0-19 9-19 19 0 9 7 18 19 18 4 0 8-1 12-4 1-1 1-1 2-1 0 2 0 0 0 5 0 26-12 47-23 58-4 4-4 5-4 6 0 2 1 4 3 4 4 0 32-27 32-68z">
              <text:p/>
            </draw:path>
            <draw:path draw:style-name="gr4" draw:text-style-name="P4" draw:layer="layout" svg:width="0.036cm" svg:height="0.036cm" svg:x="4.592cm" svg:y="6.407cm" svg:viewBox="0 0 37 37" svg:d="M37 19c0-11-8-19-18-19s-19 8-19 19c0 10 9 18 19 18s18-8 18-18z">
              <text:p/>
            </draw:path>
            <draw:path draw:style-name="gr4" draw:text-style-name="P4" draw:layer="layout" svg:width="0.037cm" svg:height="0.036cm" svg:x="4.748cm" svg:y="6.407cm" svg:viewBox="0 0 38 37" svg:d="M38 19c0-11-9-19-19-19s-19 8-19 19c0 10 9 18 19 18s19-8 19-18z">
              <text:p/>
            </draw:path>
            <draw:path draw:style-name="gr4" draw:text-style-name="P4" draw:layer="layout" svg:width="0.036cm" svg:height="0.036cm" svg:x="4.905cm" svg:y="6.407cm" svg:viewBox="0 0 37 37" svg:d="M37 19c0-11-9-19-19-19s-18 8-18 19c0 10 8 18 18 18s19-8 19-18z">
              <text:p/>
            </draw:path>
            <draw:path draw:style-name="gr4" draw:text-style-name="P4" draw:layer="layout" svg:width="0.04cm" svg:height="0.104cm" svg:x="5.061cm" svg:y="6.407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4" draw:layer="layout" svg:width="0.189cm" svg:height="0.158cm" svg:x="5.197cm" svg:y="6.29cm" svg:viewBox="0 0 190 159" svg:d="M21 134c-1 6-4 14-4 16 0 6 5 9 11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7 20c-5 12-10 33-10 34 0 4 3 4 4 4 4 0 4-1 6-8 6-25 13-42 26-42 7 0 11 4 11 16 0 7-1 11-6 29-7 27-13 54-20 81z">
              <text:p/>
            </draw:path>
            <draw:path draw:style-name="gr4" draw:text-style-name="P4" draw:layer="layout" svg:width="0.214cm" svg:height="0.014cm" svg:x="5.446cm" svg:y="6.35cm" svg:viewBox="0 0 215 15" svg:d="M203 15c6 0 12-1 12-8s-6-7-12-7c-63 0-127 0-190 0-6 0-13 0-13 7s7 8 13 8c63 0 127 0 190 0z">
              <text:p/>
            </draw:path>
            <draw:path draw:style-name="gr4" draw:text-style-name="P4" draw:layer="layout" svg:width="0.115cm" svg:height="0.231cm" svg:x="5.741cm" svg:y="6.212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4" draw:text-style-name="P4" draw:layer="layout" svg:width="0.124cm" svg:height="0.349cm" svg:x="5.911cm" svg:y="6.182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1 14 33 7 6 17 11 27 13-29 9-41 24-41 44 0 28 0 56 0 84z">
              <text:p/>
            </draw:path>
          </draw:g>
        </draw:g>
        <draw:frame draw:style-name="gr75" draw:text-style-name="P15" draw:layer="layout" svg:width="1.403cm" svg:height="0.319cm" svg:x="6.104cm" svg:y="7.081cm">
          <draw:text-box>
            <text:p><text:span text:style-name="T10">[SITA2024]</text:span></text:p>
          </draw:text-box>
        </draw:frame>
        <draw:frame draw:style-name="gr131" draw:text-style-name="P6" draw:layer="layout" svg:width="2.098cm" svg:height="0.319cm" svg:x="17.795cm" svg:y="23.811cm">
          <draw:text-box>
            <text:p><text:span text:style-name="T2">[approximation?]</text:span></text:p>
          </draw:text-box>
        </draw:frame>
      </draw:page>
      <draw:page draw:name="page4" draw:style-name="dp1" draw:master-page-name="Default">
        <draw:line draw:style-name="gr19" draw:text-style-name="P2" draw:layer="layout" svg:x1="9.3cm" svg:y1="4.4cm" svg:x2="11.1cm" svg:y2="4.4cm">
          <text:p/>
        </draw:line>
        <draw:line draw:style-name="gr19" draw:text-style-name="P2" draw:layer="layout" svg:x1="9.7cm" svg:y1="4cm" svg:x2="11.5cm" svg:y2="4cm">
          <text:p/>
        </draw:line>
        <draw:line draw:style-name="gr19" draw:text-style-name="P2" draw:layer="layout" svg:x1="10.2cm" svg:y1="4.602cm" svg:x2="9.602cm" svg:y2="5.2cm">
          <text:p/>
        </draw:line>
        <draw:line draw:style-name="gr19" draw:text-style-name="P2" draw:layer="layout" svg:x1="13.8cm" svg:y1="8.6cm" svg:x2="13.2cm" svg:y2="8.9cm">
          <text:p/>
        </draw:line>
        <draw:line draw:style-name="gr19" draw:text-style-name="P2" draw:layer="layout" svg:x1="13.8cm" svg:y1="8cm" svg:x2="13.8cm" svg:y2="8.6cm">
          <text:p/>
        </draw:line>
        <draw:frame draw:style-name="gr78" draw:text-style-name="P7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79" draw:text-style-name="P6" draw:layer="layout" svg:width="0.159cm" svg:height="0.319cm" svg:x="19.201cm" svg:y="0.502cm">
          <draw:text-box>
            <text:p><text:span text:style-name="T2">8</text:span></text:p>
          </draw:text-box>
        </draw:frame>
        <draw:custom-shape draw:style-name="gr80" draw:text-style-name="P16" draw:layer="layout" svg:width="7.9cm" svg:height="0.998cm" svg:x="1.802cm" svg:y="1.8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6" draw:layer="layout" svg:width="7.9cm" svg:height="1cm" svg:x="1.6cm" svg:y="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7" draw:layer="layout" svg:width="0.2cm" svg:height="0.2cm" svg:x="1.8cm" svg:y="2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0.2cm" svg:height="0.2cm" svg:x="2.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4.8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8" draw:layer="layout" svg:width="0.2cm" svg:height="0.2cm" svg:x="5.402cm" svg:y="2.50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0.2cm" svg:height="0.2cm" svg:x="6.00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8.40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7" draw:layer="layout" svg:width="0.2cm" svg:height="0.2cm" svg:x="9.003cm" svg:y="2.5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cm" svg:y1="2.6cm" svg:x2="2.4cm" svg:y2="2.6cm">
          <text:p/>
        </draw:line>
        <draw:line draw:style-name="gr19" draw:text-style-name="P2" draw:layer="layout" svg:x1="5cm" svg:y1="2.6cm" svg:x2="5.4cm" svg:y2="2.6cm">
          <text:p/>
        </draw:line>
        <draw:line draw:style-name="gr19" draw:text-style-name="P2" draw:layer="layout" svg:x1="5.6cm" svg:y1="2.6cm" svg:x2="6cm" svg:y2="2.6cm">
          <text:p/>
        </draw:line>
        <draw:line draw:style-name="gr19" draw:text-style-name="P2" draw:layer="layout" svg:x1="8.6cm" svg:y1="2.6cm" svg:x2="9cm" svg:y2="2.6cm">
          <text:p/>
        </draw:line>
        <draw:line draw:style-name="gr19" draw:text-style-name="P2" draw:layer="layout" svg:x1="3.8cm" svg:y1="2.6cm" svg:x2="4cm" svg:y2="2.6cm">
          <text:p/>
        </draw:line>
        <draw:line draw:style-name="gr19" draw:text-style-name="P2" draw:layer="layout" svg:x1="4.6cm" svg:y1="2.6cm" svg:x2="4.8cm" svg:y2="2.6cm">
          <text:p/>
        </draw:line>
        <draw:line draw:style-name="gr19" draw:text-style-name="P2" draw:layer="layout" svg:x1="6.2cm" svg:y1="2.6cm" svg:x2="6.4cm" svg:y2="2.6cm">
          <text:p/>
        </draw:line>
        <draw:line draw:style-name="gr19" draw:text-style-name="P2" draw:layer="layout" svg:x1="7cm" svg:y1="2.6cm" svg:x2="7.2cm" svg:y2="2.6cm">
          <text:p/>
        </draw:line>
        <draw:line draw:style-name="gr2" draw:text-style-name="P2" draw:layer="layout" svg:x1="4cm" svg:y1="2.6cm" svg:x2="4.6cm" svg:y2="2.6cm">
          <text:p/>
        </draw:line>
        <draw:line draw:style-name="gr2" draw:text-style-name="P2" draw:layer="layout" svg:x1="6.4cm" svg:y1="2.6cm" svg:x2="7cm" svg:y2="2.6cm">
          <text:p/>
        </draw:line>
        <draw:custom-shape draw:style-name="gr84" draw:text-style-name="P18" draw:layer="layout" svg:width="0.2cm" svg:height="0.2cm" svg:x="3.002cm" svg:y="2.502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6cm" svg:y1="2.6cm" svg:x2="3cm" svg:y2="2.6cm">
          <text:p/>
        </draw:line>
        <draw:g>
          <svg:title>TexMaths</svg:title>
          <svg:desc>8§display§\tilde{d}^j_0§svg§600§TRUE§</svg:desc>
          <draw:g>
            <draw:path draw:style-name="gr4" draw:text-style-name="P4" draw:layer="layout" svg:width="0.092cm" svg:height="0.025cm" svg:x="2.485cm" svg:y="2.1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4" draw:text-style-name="P4" draw:layer="layout" svg:width="0.132cm" svg:height="0.196cm" svg:x="2.424cm" svg:y="2.2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4" draw:text-style-name="P4" draw:layer="layout" svg:width="0.085cm" svg:height="0.169cm" svg:x="2.558cm" svg:y="2.1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4" draw:text-style-name="P4" draw:layer="layout" svg:width="0.09cm" svg:height="0.133cm" svg:x="2.568cm" svg:y="2.3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19" draw:text-style-name="P2" draw:layer="layout" svg:x1="3.1cm" svg:y1="2.7cm" svg:x2="3.1cm" svg:y2="3cm">
          <text:p/>
        </draw:line>
        <draw:custom-shape draw:style-name="gr83" draw:text-style-name="P2" draw:layer="layout" svg:width="0.2cm" svg:height="0.2cm" svg:x="7.20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8" draw:layer="layout" svg:width="0.2cm" svg:height="0.2cm" svg:x="7.803cm" svg:y="2.5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7.401cm" svg:y1="2.601cm" svg:x2="7.801cm" svg:y2="2.601cm">
          <text:p/>
        </draw:line>
        <draw:line draw:style-name="gr19" draw:text-style-name="P2" draw:layer="layout" svg:x1="8.001cm" svg:y1="2.601cm" svg:x2="8.401cm" svg:y2="2.601cm">
          <text:p/>
        </draw:line>
        <draw:g>
          <svg:title>TexMaths</svg:title>
          <svg:desc>8§display§\tilde{d}^j_i§svg§600§TRUE§</svg:desc>
          <draw:g>
            <draw:path draw:style-name="gr4" draw:text-style-name="P4" draw:layer="layout" svg:width="0.092cm" svg:height="0.025cm" svg:x="4.888cm" svg:y="2.1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4" draw:text-style-name="P4" draw:layer="layout" svg:width="0.132cm" svg:height="0.196cm" svg:x="4.827cm" svg:y="2.2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4" draw:text-style-name="P4" draw:layer="layout" svg:width="0.085cm" svg:height="0.169cm" svg:x="4.961cm" svg:y="2.1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4" draw:text-style-name="P4" draw:layer="layout" svg:width="0.058cm" svg:height="0.131cm" svg:x="4.97cm" svg:y="2.3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>
          <svg:title>TexMaths</svg:title>
          <svg:desc>8§display§\tilde{d}^j_{i+1}§svg§600§TRUE§</svg:desc>
          <draw:g>
            <draw:path draw:style-name="gr4" draw:text-style-name="P4" draw:layer="layout" svg:width="0.092cm" svg:height="0.025cm" svg:x="5.99cm" svg:y="2.1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4" draw:text-style-name="P4" draw:layer="layout" svg:width="0.132cm" svg:height="0.196cm" svg:x="5.929cm" svg:y="2.2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4" draw:text-style-name="P4" draw:layer="layout" svg:width="0.085cm" svg:height="0.169cm" svg:x="6.063cm" svg:y="2.1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4" draw:text-style-name="P4" draw:layer="layout" svg:width="0.058cm" svg:height="0.131cm" svg:x="6.073cm" svg:y="2.3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4" draw:text-style-name="P4" draw:layer="layout" svg:width="0.143cm" svg:height="0.144cm" svg:x="6.156cm" svg:y="2.3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4" draw:text-style-name="P4" draw:layer="layout" svg:width="0.07cm" svg:height="0.129cm" svg:x="6.336cm" svg:y="2.3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\tilde{d}^j_{n-1}§svg§600§TRUE§</svg:desc>
          <draw:g>
            <draw:path draw:style-name="gr4" draw:text-style-name="P4" draw:layer="layout" svg:width="0.093cm" svg:height="0.025cm" svg:x="7.092cm" svg:y="2.1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4" draw:text-style-name="P4" draw:layer="layout" svg:width="0.133cm" svg:height="0.196cm" svg:x="7.03cm" svg:y="2.2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4" draw:text-style-name="P4" draw:layer="layout" svg:width="0.085cm" svg:height="0.169cm" svg:x="7.165cm" svg:y="2.1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4" draw:text-style-name="P4" draw:layer="layout" svg:width="0.119cm" svg:height="0.088cm" svg:x="7.174cm" svg:y="2.3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4" draw:text-style-name="P4" draw:layer="layout" svg:width="0.132cm" svg:height="0.009cm" svg:x="7.325cm" svg:y="2.423cm" svg:viewBox="0 0 133 10" svg:d="M125 10c3 0 8 0 8-5s-5-5-8-5c-39 0-78 0-117 0-3 0-8 0-8 5s4 5 8 5c39 0 78 0 117 0z">
              <text:p/>
            </draw:path>
            <draw:path draw:style-name="gr4" draw:text-style-name="P4" draw:layer="layout" svg:width="0.07cm" svg:height="0.129cm" svg:x="7.501cm" svg:y="2.3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>
          <svg:title>TexMaths</svg:title>
          <svg:desc>8§display§\tilde{d}^j_{n}§svg§600§TRUE§</svg:desc>
          <draw:g>
            <draw:path draw:style-name="gr4" draw:text-style-name="P4" draw:layer="layout" svg:width="0.092cm" svg:height="0.025cm" svg:x="8.392cm" svg:y="2.1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4" draw:text-style-name="P4" draw:layer="layout" svg:width="0.132cm" svg:height="0.196cm" svg:x="8.331cm" svg:y="2.2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4" draw:text-style-name="P4" draw:layer="layout" svg:width="0.085cm" svg:height="0.169cm" svg:x="8.465cm" svg:y="2.1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4" draw:text-style-name="P4" draw:layer="layout" svg:width="0.119cm" svg:height="0.088cm" svg:x="8.474cm" svg:y="2.3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custom-shape draw:style-name="gr83" draw:text-style-name="P2" draw:layer="layout" svg:width="0.2cm" svg:height="0.2cm" svg:x="3.6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3.201cm" svg:y1="2.601cm" svg:x2="3.601cm" svg:y2="2.601cm">
          <text:p/>
        </draw:line>
        <draw:g>
          <svg:title>TexMaths</svg:title>
          <svg:desc>8§display§\tilde{d}^j_1§svg§600§TRUE§</svg:desc>
          <draw:g>
            <draw:path draw:style-name="gr4" draw:text-style-name="P4" draw:layer="layout" svg:width="0.091cm" svg:height="0.025cm" svg:x="3.686cm" svg:y="2.1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4" draw:text-style-name="P4" draw:layer="layout" svg:width="0.132cm" svg:height="0.196cm" svg:x="3.625cm" svg:y="2.2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4" draw:text-style-name="P4" draw:layer="layout" svg:width="0.085cm" svg:height="0.169cm" svg:x="3.759cm" svg:y="2.1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4" draw:text-style-name="P4" draw:layer="layout" svg:width="0.07cm" svg:height="0.129cm" svg:x="3.78cm" svg:y="2.3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19" draw:text-style-name="P2" draw:layer="layout" svg:x1="5.501cm" svg:y1="2.701cm" svg:x2="5.5cm" svg:y2="3cm">
          <text:p/>
        </draw:line>
        <draw:line draw:style-name="gr19" draw:text-style-name="P2" draw:layer="layout" svg:x1="7.902cm" svg:y1="2.702cm" svg:x2="7.9cm" svg:y2="3cm">
          <text:p/>
        </draw:line>
        <draw:g>
          <svg:title>TexMaths</svg:title>
          <svg:desc>8§display§j \!\in\! [r]§svg§600§TRUE§</svg:desc>
          <draw:g>
            <draw:path draw:style-name="gr4" draw:text-style-name="P4" draw:layer="layout" svg:width="0.114cm" svg:height="0.241cm" svg:x="10.261cm" svg:y="2.128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4" draw:text-style-name="P4" draw:layer="layout" svg:width="0.14cm" svg:height="0.161cm" svg:x="10.45cm" svg:y="2.161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4" draw:text-style-name="P4" draw:layer="layout" svg:width="0.037cm" svg:height="0.278cm" svg:x="10.679cm" svg:y="2.103cm" svg:viewBox="0 0 38 279" svg:d="M38 279c0-4 0-7 0-11-9 0-18 0-27 0 0-86 0-171 0-257 9 0 18 0 27 0 0-4 0-7 0-11-12 0-25 0-38 0 0 93 0 186 0 279 13 0 26 0 38 0z">
              <text:p/>
            </draw:path>
            <draw:path draw:style-name="gr4" draw:text-style-name="P4" draw:layer="layout" svg:width="0.113cm" svg:height="0.125cm" svg:x="10.732cm" svg:y="2.189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4" draw:text-style-name="P4" draw:layer="layout" svg:width="0.037cm" svg:height="0.278cm" svg:x="10.865cm" svg:y="2.103cm" svg:viewBox="0 0 38 279" svg:d="M38 0c-12 0-25 0-38 0 0 4 0 7 0 11 9 0 18 0 27 0 0 86 0 171 0 257-9 0-18 0-27 0 0 4 0 7 0 11 13 0 26 0 38 0 0-93 0-186 0-279z">
              <text:p/>
            </draw:path>
          </draw:g>
        </draw:g>
        <draw:custom-shape draw:style-name="gr85" draw:text-style-name="P19" draw:layer="layout" svg:width="7.9cm" svg:height="0.997cm" svg:x="1.403cm" svg:y="2.3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2" draw:layer="layout" svg:width="0.2cm" svg:height="0.2cm" svg:x="5.906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4.907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5.5cm" svg:y1="4.8cm" svg:x2="5cm" svg:y2="5.1cm">
          <text:p/>
        </draw:line>
        <draw:custom-shape draw:style-name="gr82" draw:text-style-name="P17" draw:layer="layout" svg:width="0.2cm" svg:height="0.2cm" svg:x="4.602cm" svg:y="5.102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8" draw:layer="layout" svg:width="0.2cm" svg:height="0.2cm" svg:x="6.202cm" svg:y="5.102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4.8cm" svg:y1="5.2cm" svg:x2="4.9cm" svg:y2="5.2cm">
          <text:p/>
        </draw:line>
        <draw:g>
          <svg:title>TexMaths</svg:title>
          <svg:desc>8§display§\bm{c}_i§svg§600§TRUE§</svg:desc>
          <draw:g>
            <draw:path draw:style-name="gr4" draw:text-style-name="P4" draw:layer="layout" svg:width="0.129cm" svg:height="0.128cm" svg:x="5.149cm" svg:y="5.135cm" svg:viewBox="0 0 130 129" svg:d="M108 16c-15 4-11 12-16 18 0 5 3 14 15 14 11 0 20-10 20-22 0-15-15-26-39-26-57 0-88 44-88 80 0 25 16 49 59 49 8 0 27-1 44-8 16-6 27-17 27-20s-4-8-7-8c-2 0-2 1-4 4-15 16-37 21-59 21-19 0-28-9-28-25 0-10 8-44 16-59 11-19 28-24 40-24 4 0 12 0 20 6z">
              <text:p/>
            </draw:path>
            <draw:path draw:style-name="gr4" draw:text-style-name="P4" draw:layer="layout" svg:width="0.059cm" svg:height="0.131cm" svg:x="5.288cm" svg:y="5.173cm" svg:viewBox="0 0 60 132" svg:d="M54 8c0-3-2-8-7-8-6 0-11 6-11 11 0 3 2 7 8 7 5 0 10-5 10-10zM14 107c0 2-1 5-1 8 0 10 8 17 18 17 20 0 29-27 29-31 0-2-3-2-3-2-4 0-4 2-4 3-4 16-13 24-21 24-4 0-5-2-5-7 0-4 2-8 3-12 2-6 4-10 7-16 1-5 8-22 9-25 1-1 1-4 1-6 0-9-7-16-18-16-19 0-29 26-29 29s3 3 4 3c2 0 2-1 3-3 5-17 14-24 21-24 3 0 5 1 5 7 0 5-1 7-6 19-4 11-8 21-13 32z">
              <text:p/>
            </draw:path>
          </draw:g>
        </draw:g>
        <draw:line draw:style-name="gr19" draw:text-style-name="P2" draw:layer="layout" svg:x1="5cm" svg:y1="5.3cm" svg:x2="5cm" svg:y2="5.4cm">
          <text:p/>
        </draw:line>
        <draw:line draw:style-name="gr134" draw:text-style-name="P2" draw:layer="layout" svg:x1="6cm" svg:y1="5.3cm" svg:x2="6cm" svg:y2="5.4cm">
          <text:p/>
        </draw:line>
        <draw:line draw:style-name="gr134" draw:text-style-name="P2" draw:layer="layout" svg:x1="6.1cm" svg:y1="5.2cm" svg:x2="6.2cm" svg:y2="5.2cm">
          <text:p/>
        </draw:line>
        <draw:line draw:style-name="gr134" draw:text-style-name="P2" draw:layer="layout" svg:x1="5.5cm" svg:y1="4.8cm" svg:x2="6cm" svg:y2="5.1cm">
          <text:p/>
        </draw:line>
        <draw:frame draw:style-name="gr86" draw:text-style-name="P7" draw:layer="layout" svg:width="1.661cm" svg:height="0.395cm" svg:x="4.706cm" svg:y="5.61cm">
          <draw:text-box>
            <text:p><text:span text:style-name="T3">outer code</text:span></text:p>
          </draw:text-box>
        </draw:frame>
        <draw:custom-shape draw:style-name="gr87" draw:text-style-name="P2" draw:layer="layout" svg:width="6.9cm" svg:height="0.4cm" svg:x="2.1cm" svg:y="5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9" draw:layer="layout" svg:width="2cm" svg:height="1.796cm" svg:x="4.5cm" svg:y="3.6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6.542cm" svg:y="4.61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6.698cm" svg:y="4.61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6.853cm" svg:y="4.613cm" svg:viewBox="0 0 37 36" svg:d="M37 19c0-11-9-19-19-19s-18 8-18 19c0 10 8 17 18 17s19-7 19-17z">
              <text:p/>
            </draw:path>
          </draw:g>
        </draw:g>
        <draw:g>
          <svg:title>TexMaths</svg:title>
          <svg:desc>8§display§0§svg§600§TRUE§</svg:desc>
          <draw:g>
            <draw:path draw:style-name="gr4" draw:text-style-name="P4" draw:layer="layout" svg:width="0.116cm" svg:height="0.191cm" svg:x="9.849cm" svg:y="2.6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>
          <svg:title>TexMaths</svg:title>
          <svg:desc>8§display§j§svg§600§TRUE§</svg:desc>
          <draw:g>
            <draw:path draw:style-name="gr4" draw:text-style-name="P4" draw:layer="layout" svg:width="0.113cm" svg:height="0.241cm" svg:x="9.6cm" svg:y="2.8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>
          <svg:title>TexMaths</svg:title>
          <svg:desc>8§display§r \!-\! 1§svg§600§TRUE§</svg:desc>
          <draw:g>
            <draw:path draw:style-name="gr4" draw:text-style-name="P4" draw:layer="layout" svg:width="0.113cm" svg:height="0.126cm" svg:x="9.412cm" svg:y="3.2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4" draw:text-style-name="P4" draw:layer="layout" svg:width="0.17cm" svg:height="0.01cm" svg:x="9.577cm" svg:y="3.275cm" svg:viewBox="0 0 171 11" svg:d="M161 11c5 0 10 0 10-5 0-6-5-6-10-6-50 0-101 0-151 0-5 0-10 0-10 6 0 5 5 5 10 5 50 0 101 0 151 0z">
              <text:p/>
            </draw:path>
            <draw:path draw:style-name="gr4" draw:text-style-name="P4" draw:layer="layout" svg:width="0.092cm" svg:height="0.185cm" svg:x="9.812cm" svg:y="3.1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19" draw:text-style-name="P2" draw:layer="layout" svg:x1="5cm" svg:y1="5.4cm" svg:x2="5cm" svg:y2="5.6cm">
          <text:p/>
        </draw:line>
        <draw:line draw:style-name="gr134" draw:text-style-name="P2" draw:layer="layout" svg:x1="6cm" svg:y1="5.4cm" svg:x2="6cm" svg:y2="5.6cm">
          <text:p/>
        </draw:line>
        <draw:line draw:style-name="gr19" draw:text-style-name="P2" draw:layer="layout" svg:x1="5.5cm" svg:y1="3cm" svg:x2="5.5cm" svg:y2="3.6cm">
          <text:p/>
        </draw:line>
        <draw:line draw:style-name="gr19" draw:text-style-name="P2" draw:layer="layout" svg:x1="5.1cm" svg:y1="3.4cm" svg:x2="5.1cm" svg:y2="3.6cm">
          <text:p/>
        </draw:line>
        <draw:line draw:style-name="gr19" draw:text-style-name="P2" draw:layer="layout" svg:x1="5.9cm" svg:y1="3.4cm" svg:x2="5.9cm" svg:y2="3.6cm">
          <text:p/>
        </draw:line>
        <draw:g>
          <svg:title>TexMaths</svg:title>
          <svg:desc>8§display§\bm{C}_i§svg§600§TRUE§</svg:desc>
          <draw:g>
            <draw:path draw:style-name="gr4" draw:text-style-name="P4" draw:layer="layout" svg:width="0.223cm" svg:height="0.201cm" svg:x="5.612cm" svg:y="5.089cm" svg:viewBox="0 0 224 202" svg:d="M223 9c1-2 1-3 1-5 0-4-4-4-7-4-8 7-17 13-26 20-13-14-32-20-51-20-90 0-140 69-140 126 0 53 42 76 91 76 24 0 48-7 69-23 27-20 32-46 32-47 0-4-3-4-7-4s-5 0-6 5c-12 35-48 55-80 55-17 0-32-4-44-12-15-12-16-31-16-39s4-60 32-92c15-18 42-31 74-31 33 0 48 25 48 50 0 3-1 7-1 9 0 4 4 4 8 4 5 0 6 0 7-5 5-21 11-42 16-63z">
              <text:p/>
            </draw:path>
            <draw:path draw:style-name="gr4" draw:text-style-name="P4" draw:layer="layout" svg:width="0.058cm" svg:height="0.131cm" svg:x="5.835cm" svg:y="5.198cm" svg:viewBox="0 0 59 132" svg:d="M54 7c0-3-2-7-8-7-5 0-11 5-11 10 0 4 3 8 8 8 6 0 11-5 11-11zM14 107c-1 2-2 5-2 8 0 9 8 17 19 17 19 0 28-27 28-31 0-2-2-2-3-2-3 0-3 2-4 3-4 16-13 24-21 24-4 0-5-2-5-7 0-4 2-8 4-12 1-6 4-11 6-16s9-22 10-25c0-2 0-5 0-6 0-10-7-17-18-17-19 0-28 26-28 30 0 3 2 3 3 3 3 0 3-1 3-3 5-17 14-24 21-24 3 0 5 1 5 7 0 4-1 7-6 19-4 11-8 21-12 32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4.134cm" svg:y="4.61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4.29cm" svg:y="4.61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4.445cm" svg:y="4.613cm" svg:viewBox="0 0 37 36" svg:d="M37 19c0-11-9-19-19-19s-18 8-18 19c0 10 8 17 18 17s19-7 19-17z">
              <text:p/>
            </draw:path>
          </draw:g>
        </draw:g>
        <draw:line draw:style-name="gr19" draw:text-style-name="P2" draw:layer="layout" svg:x1="3.101cm" svg:y1="4.401cm" svg:x2="3.101cm" svg:y2="4.601cm">
          <text:p/>
        </draw:line>
        <draw:g>
          <svg:title>TexMaths</svg:title>
          <svg:desc>8§display§\bm{b}_0§svg§600§TRUE§</svg:desc>
          <draw:g>
            <draw:path draw:style-name="gr4" draw:text-style-name="P4" draw:layer="layout" svg:width="0.126cm" svg:height="0.195cm" svg:x="3.243cm" svg:y="4.236cm" svg:viewBox="0 0 127 196" svg:d="M64 10c1-4 1-4 1-5 0-3-3-5-6-5-1 0-1 0-2 0-12 1-24 1-36 2-4 0-9 0-9 8 0 5 6 5 7 5 3 0 8 0 12 1-2 10-5 21-8 32-6 26-13 51-19 77-4 16-4 19-4 26 0 36 26 45 48 45 50 0 79-45 79-82 0-34-26-46-49-46-13 0-25 5-30 9 5-23 10-45 16-67zM48 187c-11 0-20-7-20-24 0-9 3-19 5-28 3-11 7-30 9-39 2-4 18-18 35-18s19 14 19 21c0 14-10 49-15 60-9 23-25 28-33 28z">
              <text:p/>
            </draw:path>
            <draw:path draw:style-name="gr4" draw:text-style-name="P4" draw:layer="layout" svg:width="0.09cm" svg:height="0.133cm" svg:x="3.384cm" svg:y="4.342cm" svg:viewBox="0 0 91 134" svg:d="M91 68c0-22-3-38-11-51-7-9-19-17-35-17-45 0-45 54-45 68s0 66 45 66c46 0 46-53 46-66zM45 128c-8 0-20-5-24-21-3-11-3-27-3-42 0-14 0-29 3-40 4-15 16-19 24-19 11 0 21 6 24 17 4 11 4 25 4 42 0 15 0 29-3 41-3 18-17 22-25 22z">
              <text:p/>
            </draw:path>
          </draw:g>
        </draw:g>
        <draw:line draw:style-name="gr19" draw:text-style-name="P2" draw:layer="layout" svg:x1="3.501cm" svg:y1="3.601cm" svg:x2="3.501cm" svg:y2="3.9cm">
          <text:p/>
        </draw:line>
        <draw:line draw:style-name="gr19" draw:text-style-name="P2" draw:layer="layout" svg:x1="3.101cm" svg:y1="3.601cm" svg:x2="3.101cm" svg:y2="4.201cm">
          <text:p/>
        </draw:line>
        <draw:line draw:style-name="gr19" draw:text-style-name="P2" draw:layer="layout" svg:x1="2.701cm" svg:y1="3.601cm" svg:x2="2.701cm" svg:y2="4.7cm">
          <text:p/>
        </draw:line>
        <draw:custom-shape draw:style-name="gr132" draw:text-style-name="P2" draw:layer="layout" svg:width="0.2cm" svg:height="0.2cm" svg:x="3.507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2.508cm" svg:y="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3.5cm" svg:y1="3.9cm" svg:x2="3.1cm" svg:y2="4.3cm">
          <text:p/>
        </draw:line>
        <draw:line draw:style-name="gr2" draw:text-style-name="P2" draw:layer="layout" svg:x1="2.953cm" svg:y1="4.175cm" svg:x2="2.853cm" svg:y2="4.275cm">
          <text:p/>
        </draw:line>
        <draw:line draw:style-name="gr19" draw:text-style-name="P2" draw:layer="layout" svg:x1="3.101cm" svg:y1="4.801cm" svg:x2="2.601cm" svg:y2="5.101cm">
          <text:p/>
        </draw:line>
        <draw:custom-shape draw:style-name="gr82" draw:text-style-name="P17" draw:layer="layout" svg:width="0.2cm" svg:height="0.2cm" svg:x="2.203cm" svg:y="5.103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8" draw:layer="layout" svg:width="0.2cm" svg:height="0.2cm" svg:x="3.803cm" svg:y="5.103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401cm" svg:y1="5.201cm" svg:x2="2.501cm" svg:y2="5.201cm">
          <text:p/>
        </draw:line>
        <draw:g>
          <svg:title>TexMaths</svg:title>
          <svg:desc>8§display§\bm{c}_0§svg§600§TRUE§</svg:desc>
          <draw:g>
            <draw:path draw:style-name="gr4" draw:text-style-name="P4" draw:layer="layout" svg:width="0.129cm" svg:height="0.128cm" svg:x="2.75cm" svg:y="5.136cm" svg:viewBox="0 0 130 129" svg:d="M108 16c-15 4-10 12-15 18 0 5 2 13 13 13 12 0 21-9 21-21 0-15-15-26-39-26-57 0-88 43-88 80 0 26 16 49 59 49 7 0 27-1 43-7 17-7 28-18 28-21s-4-7-7-7c-1 0-2 0-4 2-15 16-37 22-59 22-18 0-28-9-28-25 0-11 7-44 16-59 11-19 28-24 40-24 3 0 13 0 20 6z">
              <text:p/>
            </draw:path>
            <draw:path draw:style-name="gr4" draw:text-style-name="P4" draw:layer="layout" svg:width="0.09cm" svg:height="0.133cm" svg:x="2.891cm" svg:y="5.174cm" svg:viewBox="0 0 91 134" svg:d="M91 67c0-21-2-37-11-50-6-9-18-17-34-17-46 0-46 53-46 67s0 67 46 67c45 0 45-52 45-67zM46 128c-9 0-21-5-25-21-3-12-3-28-3-42 0-15 0-29 3-40 4-15 17-19 25-19 10 0 20 6 24 17 3 11 4 25 4 42 0 14 0 29-3 41-4 18-17 22-25 22z">
              <text:p/>
            </draw:path>
          </draw:g>
        </draw:g>
        <draw:line draw:style-name="gr19" draw:text-style-name="P2" draw:layer="layout" svg:x1="2.601cm" svg:y1="5.301cm" svg:x2="2.601cm" svg:y2="5.401cm">
          <text:p/>
        </draw:line>
        <draw:line draw:style-name="gr134" draw:text-style-name="P2" draw:layer="layout" svg:x1="3.601cm" svg:y1="5.301cm" svg:x2="3.601cm" svg:y2="5.401cm">
          <text:p/>
        </draw:line>
        <draw:line draw:style-name="gr134" draw:text-style-name="P2" draw:layer="layout" svg:x1="3.701cm" svg:y1="5.201cm" svg:x2="3.801cm" svg:y2="5.201cm">
          <text:p/>
        </draw:line>
        <draw:line draw:style-name="gr134" draw:text-style-name="P2" draw:layer="layout" svg:x1="3.101cm" svg:y1="4.801cm" svg:x2="3.601cm" svg:y2="5.101cm">
          <text:p/>
        </draw:line>
        <draw:custom-shape draw:style-name="gr88" draw:text-style-name="P19" draw:layer="layout" svg:width="2cm" svg:height="1.796cm" svg:x="2.101cm" svg:y="3.6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2.601cm" svg:y1="5.401cm" svg:x2="2.601cm" svg:y2="5.601cm">
          <text:p/>
        </draw:line>
        <draw:line draw:style-name="gr134" draw:text-style-name="P2" draw:layer="layout" svg:x1="3.601cm" svg:y1="5.401cm" svg:x2="3.601cm" svg:y2="5.601cm">
          <text:p/>
        </draw:line>
        <draw:line draw:style-name="gr19" draw:text-style-name="P2" draw:layer="layout" svg:x1="3.101cm" svg:y1="3cm" svg:x2="3.101cm" svg:y2="3.601cm">
          <text:p/>
        </draw:line>
        <draw:line draw:style-name="gr19" draw:text-style-name="P2" draw:layer="layout" svg:x1="2.701cm" svg:y1="3.401cm" svg:x2="2.701cm" svg:y2="3.601cm">
          <text:p/>
        </draw:line>
        <draw:line draw:style-name="gr19" draw:text-style-name="P2" draw:layer="layout" svg:x1="3.501cm" svg:y1="3.401cm" svg:x2="3.501cm" svg:y2="3.601cm">
          <text:p/>
        </draw:line>
        <draw:g>
          <svg:title>TexMaths</svg:title>
          <svg:desc>8§display§\bm{C}_0§svg§600§TRUE§</svg:desc>
          <draw:g>
            <draw:path draw:style-name="gr4" draw:text-style-name="P4" draw:layer="layout" svg:width="0.223cm" svg:height="0.2cm" svg:x="3.187cm" svg:y="5.09cm" svg:viewBox="0 0 224 201" svg:d="M223 9c0-2 1-3 1-5 0-4-4-4-7-4-9 7-18 13-26 20-13-14-32-20-52-20-90 0-139 68-139 126 0 52 42 75 91 75 24 0 48-8 68-23 28-20 33-46 33-47 0-4-4-4-6-4-6 0-6 0-7 5-12 36-48 56-80 56-17 0-32-4-44-13-15-12-16-30-16-38s5-61 32-92c15-19 42-31 73-31 34 0 48 25 48 50 0 3-1 6-1 9 0 4 4 4 8 4 6 0 7 0 8-6 6-21 11-42 16-62z">
              <text:p/>
            </draw:path>
            <draw:path draw:style-name="gr4" draw:text-style-name="P4" draw:layer="layout" svg:width="0.09cm" svg:height="0.133cm" svg:x="3.41cm" svg:y="5.198cm" svg:viewBox="0 0 91 134" svg:d="M91 68c0-22-3-38-12-51-6-9-18-17-34-17-45 0-45 54-45 68s0 66 45 66c46 0 46-53 46-66zM45 128c-8 0-20-5-24-21-3-11-3-27-3-42 0-14 0-29 3-40 4-15 16-19 24-19 11 0 21 6 24 17 4 11 4 25 4 42 0 15 0 29-3 41-4 18-17 22-25 22z">
              <text:p/>
            </draw:path>
          </draw:g>
        </draw:g>
        <draw:custom-shape draw:style-name="gr89" draw:text-style-name="P20" draw:layer="layout" svg:width="0.2cm" svg:height="0.2cm" svg:x="3.003cm" svg:y="4.6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53cm" svg:y1="3.775cm" svg:x2="3.253cm" svg:y2="3.875cm">
          <text:p/>
        </draw:line>
        <draw:custom-shape draw:style-name="gr132" draw:text-style-name="P2" draw:layer="layout" svg:width="0.2cm" svg:height="0.2cm" svg:x="8.307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7.308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7.901cm" svg:y1="4.8cm" svg:x2="7.401cm" svg:y2="5.1cm">
          <text:p/>
        </draw:line>
        <draw:custom-shape draw:style-name="gr82" draw:text-style-name="P17" draw:layer="layout" svg:width="0.2cm" svg:height="0.2cm" svg:x="7.003cm" svg:y="5.102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8" draw:layer="layout" svg:width="0.2cm" svg:height="0.2cm" svg:x="8.603cm" svg:y="5.102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7.201cm" svg:y1="5.2cm" svg:x2="7.301cm" svg:y2="5.2cm">
          <text:p/>
        </draw:line>
        <draw:g>
          <svg:title>TexMaths</svg:title>
          <svg:desc>8§display§\bm{c}_{n\!-\!1}§svg§600§TRUE§</svg:desc>
          <draw:g>
            <draw:path draw:style-name="gr4" draw:text-style-name="P4" draw:layer="layout" svg:width="0.129cm" svg:height="0.128cm" svg:x="7.551cm" svg:y="5.136cm" svg:viewBox="0 0 130 129" svg:d="M108 16c-15 4-10 12-15 18 0 5 2 13 14 13 11 0 20-9 20-21 0-15-14-26-39-26-57 0-88 44-88 80 0 25 16 49 59 49 7 0 27 0 44-8 16-6 27-17 27-20s-4-8-7-8c-2 0-2 1-4 4-15 16-38 21-59 21-18 0-28-9-28-25 0-10 7-44 16-59 11-19 28-24 40-24 4 0 13 0 20 6z">
              <text:p/>
            </draw:path>
            <draw:path draw:style-name="gr4" draw:text-style-name="P4" draw:layer="layout" svg:width="0.119cm" svg:height="0.087cm" svg:x="7.692cm" svg:y="5.218cm" svg:viewBox="0 0 120 88" svg:d="M14 73c0 3-2 8-2 8 0 5 4 7 7 7s6-2 7-4c2-2 4-8 4-13 1-3 4-12 4-18 2-4 3-8 4-12 2-8 3-10 8-18 6-8 15-18 30-18 11 0 11 10 11 14 0 11-9 33-11 42-2 5-3 7-3 10 0 10 8 17 18 17 20 0 29-27 29-30s-2-2-3-3c-4 0-4 2-4 4-5 15-13 23-21 23-4 0-5-2-5-6 0-5 1-7 4-16 2-7 10-27 10-38 0-19-14-22-24-22-17 0-28 10-34 18-1-14-13-18-21-18s-12 6-16 10c-4 8-6 19-6 20 0 2 2 2 3 2 3 0 3-1 4-6 3-12 7-21 15-21 4 0 6 5 6 9s-2 12-3 17c-2 5-3 13-4 18-2 8-4 16-7 24z">
              <text:p/>
            </draw:path>
            <draw:path draw:style-name="gr4" draw:text-style-name="P4" draw:layer="layout" svg:width="0.132cm" svg:height="0.009cm" svg:x="7.803cm" svg:y="5.25cm" svg:viewBox="0 0 133 10" svg:d="M125 10c3 0 8 0 8-5s-5-5-8-5c-39 0-78 0-117 0-3 0-8 0-8 5s5 5 8 5c39 0 78 0 117 0z">
              <text:p/>
            </draw:path>
            <draw:path draw:style-name="gr4" draw:text-style-name="P4" draw:layer="layout" svg:width="0.07cm" svg:height="0.129cm" svg:x="7.941cm" svg:y="5.174cm" svg:viewBox="0 0 71 130" svg:d="M44 6c0-6 0-6-6-6-12 12-30 13-38 13 0 2 0 4 0 6 5 0 18 0 28-5 0 33 0 66 0 99 0 8 0 10-19 10-3 0-6 0-8 0 0 2 0 5 0 7 4-1 28-1 35-1 6 0 31 0 35 1 0-2 0-5 0-7-2 0-5 0-7 0-20 0-20-2-20-10 0-36 0-71 0-107z">
              <text:p/>
            </draw:path>
          </draw:g>
        </draw:g>
        <draw:line draw:style-name="gr19" draw:text-style-name="P2" draw:layer="layout" svg:x1="7.401cm" svg:y1="5.3cm" svg:x2="7.401cm" svg:y2="5.4cm">
          <text:p/>
        </draw:line>
        <draw:line draw:style-name="gr134" draw:text-style-name="P2" draw:layer="layout" svg:x1="8.401cm" svg:y1="5.3cm" svg:x2="8.401cm" svg:y2="5.4cm">
          <text:p/>
        </draw:line>
        <draw:line draw:style-name="gr134" draw:text-style-name="P2" draw:layer="layout" svg:x1="8.501cm" svg:y1="5.2cm" svg:x2="8.601cm" svg:y2="5.2cm">
          <text:p/>
        </draw:line>
        <draw:line draw:style-name="gr134" draw:text-style-name="P2" draw:layer="layout" svg:x1="7.901cm" svg:y1="4.8cm" svg:x2="8.401cm" svg:y2="5.1cm">
          <text:p/>
        </draw:line>
        <draw:custom-shape draw:style-name="gr90" draw:text-style-name="P19" draw:layer="layout" svg:width="2.099cm" svg:height="1.796cm" svg:x="6.901cm" svg:y="3.6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7.401cm" svg:y1="5.4cm" svg:x2="7.401cm" svg:y2="5.6cm">
          <text:p/>
        </draw:line>
        <draw:line draw:style-name="gr134" draw:text-style-name="P2" draw:layer="layout" svg:x1="8.401cm" svg:y1="5.4cm" svg:x2="8.401cm" svg:y2="5.6cm">
          <text:p/>
        </draw:line>
        <draw:line draw:style-name="gr19" draw:text-style-name="P2" draw:layer="layout" svg:x1="7.901cm" svg:y1="3cm" svg:x2="7.901cm" svg:y2="3.6cm">
          <text:p/>
        </draw:line>
        <draw:line draw:style-name="gr19" draw:text-style-name="P2" draw:layer="layout" svg:x1="7.501cm" svg:y1="3.4cm" svg:x2="7.501cm" svg:y2="3.6cm">
          <text:p/>
        </draw:line>
        <draw:line draw:style-name="gr19" draw:text-style-name="P2" draw:layer="layout" svg:x1="8.301cm" svg:y1="3.4cm" svg:x2="8.301cm" svg:y2="3.6cm">
          <text:p/>
        </draw:line>
        <draw:g>
          <svg:title>TexMaths</svg:title>
          <svg:desc>8§display§\bm{C}_{n\!-\!1}§svg§600§TRUE§</svg:desc>
          <draw:g>
            <draw:path draw:style-name="gr4" draw:text-style-name="P4" draw:layer="layout" svg:width="0.223cm" svg:height="0.201cm" svg:x="8.348cm" svg:y="4.838cm" svg:viewBox="0 0 224 202" svg:d="M224 9c0-2 0-3 0-5 0-4-4-4-7-4-8 7-17 13-25 20-14-14-32-20-52-20-90 0-140 69-140 126 0 53 42 76 92 76 23 0 47-7 69-23 27-20 32-46 32-47 0-4-4-4-7-4-5 0-5 0-7 5-11 35-48 55-80 55-17 0-32-4-44-12-15-12-16-31-16-39s5-60 32-92c15-18 42-31 74-31 34 0 48 25 48 50 0 3 0 7 0 9 0 4 3 4 7 4 6 0 6 0 8-5 5-21 10-42 16-63z">
              <text:p/>
            </draw:path>
            <draw:path draw:style-name="gr4" draw:text-style-name="P4" draw:layer="layout" svg:width="0.119cm" svg:height="0.088cm" svg:x="8.571cm" svg:y="4.99cm" svg:viewBox="0 0 120 89" svg:d="M15 74c-1 3-2 7-2 8 0 4 4 7 6 7 4 0 7-3 8-5s3-8 3-12c2-3 4-13 5-18 1-4 3-9 3-12 3-8 3-10 8-18 6-8 16-18 30-18 11 0 12 9 12 13 0 12-9 34-12 42-2 5-3 8-3 11 0 10 8 17 19 17 19 0 28-28 28-31 0-2-3-2-3-2-3 0-3 1-4 3-4 16-13 24-20 24-5 0-6-3-6-7s2-7 5-16c2-6 10-26 10-38 0-19-15-22-25-22-16 0-27 10-33 18-2-14-14-18-22-18s-12 6-15 10c-4 8-7 19-7 20 0 3 2 2 3 3 3 0 3-1 5-7 2-11 6-20 14-20 5 0 7 4 7 9 0 4-2 11-3 16-2 5-4 14-5 18-2 8-4 17-6 25z">
              <text:p/>
            </draw:path>
            <draw:path draw:style-name="gr4" draw:text-style-name="P4" draw:layer="layout" svg:width="0.132cm" svg:height="0.009cm" svg:x="8.684cm" svg:y="5.023cm" svg:viewBox="0 0 133 10" svg:d="M125 10c3 0 8 0 8-5s-5-5-8-5c-39 0-78 0-117 0-3 0-8 0-8 5s4 5 8 5c39 0 78 0 117 0z">
              <text:p/>
            </draw:path>
            <draw:path draw:style-name="gr4" draw:text-style-name="P4" draw:layer="layout" svg:width="0.071cm" svg:height="0.129cm" svg:x="8.82cm" svg:y="4.947cm" svg:viewBox="0 0 72 130" svg:d="M45 6c0-5-1-6-6-6-13 13-31 13-39 13 0 2 0 5 0 7 5 0 18 0 29-6 0 34 0 67 0 100 0 7 0 10-20 10-3 0-5 0-7 0 0 2 0 4 0 6 4 0 28-1 35-1 5 0 30 1 35 1 0-2 0-4 0-6-3 0-5 0-8 0-19 0-19-3-19-10 0-36 0-72 0-108z">
              <text:p/>
            </draw:path>
          </draw:g>
        </draw:g>
        <draw:frame draw:style-name="gr135" draw:text-style-name="P3" draw:layer="layout" svg:width="3.384cm" svg:height="0.395cm" svg:x="1.209cm" svg:y="1.206cm">
          <draw:text-box>
            <text:p><text:span text:style-name="T1">Decoding (separate)</text:span></text:p>
          </draw:text-box>
        </draw:frame>
        <draw:g>
          <svg:title>TexMaths</svg:title>
          <svg:desc>8§latex§\begin{align*}
&amp;
p
\left( 
\bm{y}^0, \dots, \bm{y}^{r-1}, 
\tilde{\bm{d}}^0, \dots, \tilde{\bm{d}}^{r-1},  
\bm{b}, 
\bm{c}
\right) \\
&amp; =
p
\left( 
\bm{y}^0, \dots, \bm{y}^{r-1}  
\middle|
\tilde{\bm{d}}^0, \dots, \tilde{\bm{d}}^{r-1}, 
\bm{b}, 
\bm{c}
\right) 
p
\left(
\tilde{\bm{d}}^0, \dots, \tilde{\bm{d}}^{r-1}
\right)
p
\left(
\bm{b}
\middle|
\bm{c}
\right)
p\left( \bm{c} \right) \\
&amp; = 
p
\left(
\bm{b}
\middle|
\bm{c} 
\right)
p\left( \bm{c} \right)
\prod_{j=0}^{r-1}
p
\left( 
\bm{y}^j 
\middle|
\bm{b}^j, \tilde{\bm{d}}^j
\right)
p
\left(
\tilde{\bm{d}}^j
\right) \\
&amp; \simeq 
\left(
\prod_{i=0}^{n-1}
p
\left(
\bm{b}_i
\middle|
\bm{c}_i 
\right)
p\left( \bm{c}_i \right)
\right) 
\prod_{j=0}^{r-1}
\left(
p(\tilde{d}^j_0)
\prod_{i=0}^{n-1}
p
\left( 
[\bm{y}^j]_{ i\nu+\tilde{d}^j_i }^{ i\nu+\nu-1+\tilde{d}^j_{i+1} } 
\middle|
\bm{b}_i, \tilde{d}^j_i, \tilde{d}^j_{i+1}, 
\right)
p
\left(
\tilde{d}^j_{i+1}
\middle|
\tilde{d}^j_{i}
\right) 
\right) \\
&amp; \propto 
\left(
\prod_{i=0}^{n-1}
p
\left(
\bm{b}_i
\middle|
\bm{c}_i 
\right)
p\left( \bm{c}_i \right)
\right) 
\prod_{j=0}^{r-1}
\left(
p(\tilde{d}^j_0)
\prod_{i=0}^{n-1}
p
\left( 
[\tilde{\bm{y}}^j]_{ i\nu+\tilde{d}^j_i }^{ i\nu+\nu-1+\tilde{d}^j_{i+1} } 
\middle|
\bm{b}_i, \tilde{d}^j_i, \tilde{d}^j_{i+1}, 
\right)
p
\left(
\tilde{d}^j_{i+1}
\middle|
\tilde{d}^j_{i}
\right)
\right)
\end{align*} §svg§600§TRUE§</svg:desc>
          <draw:g>
            <draw:path draw:style-name="gr4" draw:text-style-name="P4" draw:layer="layout" svg:width="0.145cm" svg:height="0.177cm" svg:x="1.319cm" svg:y="6.511cm" svg:viewBox="0 0 146 178" svg:d="M22 158c-3 10-3 12-16 12-3 0-6 0-6 5 0 3 2 3 4 3 7 0 15 0 23 0 10 0 19 0 28 0 2 0 5 0 5-5 0-3-2-3-6-3-15 0-15-2-15-4 0-4 12-50 14-57 4 9 12 18 26 18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4" draw:text-style-name="P4" draw:layer="layout" svg:width="0.105cm" svg:height="0.505cm" svg:x="1.567cm" svg:y="6.312cm" svg:viewBox="0 0 106 506" svg:d="M94 502c0 1 3 4 4 4 2 0 4 0 6 0 1 0 2 0 2-3 0-1 0-1 0-3-11-10-26-25-43-56-30-54-41-123-41-191 0-125 35-198 84-248 0-1 0-1 0-2 0-3-1-3-4-3-4 0-5 0-8 2-26 24-56 62-76 122-12 37-18 82-18 129 0 66 12 141 56 207 8 11 12 15 18 22 3 4 7 8 9 11 4 3 8 6 11 9z">
              <text:p/>
            </draw:path>
            <draw:path draw:style-name="gr4" draw:text-style-name="P4" draw:layer="layout" svg:width="0.153cm" svg:height="0.183cm" svg:x="1.693cm" svg:y="6.508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4" draw:text-style-name="P4" draw:layer="layout" svg:width="0.09cm" svg:height="0.133cm" svg:x="1.871cm" svg:y="6.389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4" draw:text-style-name="P4" draw:layer="layout" svg:width="0.032cm" svg:height="0.083cm" svg:x="2.011cm" svg:y="6.606cm" svg:viewBox="0 0 33 84" svg:d="M33 30c0-19-7-30-18-30-9 0-15 7-15 14 0 8 6 16 15 16 3 0 7-1 10-4 1 0 1-1 1-1 0 1 0 1 0 5 0 20-9 37-19 46-2 3-2 4-2 5 0 2 1 3 2 3 3 0 26-22 26-54z">
              <text:p/>
            </draw:path>
            <draw:path draw:style-name="gr4" draw:text-style-name="P4" draw:layer="layout" svg:width="0.029cm" svg:height="0.029cm" svg:x="2.136cm" svg:y="6.606cm" svg:viewBox="0 0 30 30" svg:d="M30 14c0-8-7-14-15-14s-15 6-15 14c0 9 7 16 15 16s15-7 15-16z">
              <text:p/>
            </draw:path>
            <draw:path draw:style-name="gr4" draw:text-style-name="P4" draw:layer="layout" svg:width="0.029cm" svg:height="0.029cm" svg:x="2.26cm" svg:y="6.606cm" svg:viewBox="0 0 30 30" svg:d="M30 14c0-8-7-14-15-14s-15 6-15 14c0 9 7 16 15 16s15-7 15-16z">
              <text:p/>
            </draw:path>
            <draw:path draw:style-name="gr4" draw:text-style-name="P4" draw:layer="layout" svg:width="0.029cm" svg:height="0.029cm" svg:x="2.385cm" svg:y="6.606cm" svg:viewBox="0 0 30 30" svg:d="M30 14c0-8-7-14-15-14s-15 6-15 14c0 9 7 16 15 16s15-7 15-16z">
              <text:p/>
            </draw:path>
            <draw:path draw:style-name="gr4" draw:text-style-name="P4" draw:layer="layout" svg:width="0.032cm" svg:height="0.083cm" svg:x="2.511cm" svg:y="6.606cm" svg:viewBox="0 0 33 84" svg:d="M33 30c0-19-7-30-19-30-8 0-14 7-14 14 0 8 6 16 14 16 4 0 8-1 11-4 1 0 0-1 1-1 0 0 0 1 0 5 0 20-9 37-19 46-3 3-3 4-3 5 0 2 2 3 3 3 3 0 26-22 26-54z">
              <text:p/>
            </draw:path>
            <draw:path draw:style-name="gr4" draw:text-style-name="P4" draw:layer="layout" svg:width="0.153cm" svg:height="0.183cm" svg:x="2.62cm" svg:y="6.508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9-4 14-12 14-19 0-10-8-13-14-13-10 0-20 9-20 22 0 14 15 24 38 24 32 0 69-22 77-57 9-35 18-70 27-105z">
              <text:p/>
            </draw:path>
            <draw:path draw:style-name="gr4" draw:text-style-name="P4" draw:layer="layout" svg:width="0.09cm" svg:height="0.087cm" svg:x="2.797cm" svg:y="6.433cm" svg:viewBox="0 0 91 88" svg:d="M37 46c0 0 5-18 5-20 0 0 6-11 12-16 3-1 8-5 16-5 2 0 7 1 11 3-7 2-9 7-9 10 0 5 4 8 8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4" draw:text-style-name="P4" draw:layer="layout" svg:width="0.132cm" svg:height="0.009cm" svg:x="2.92cm" svg:y="6.465cm" svg:viewBox="0 0 133 10" svg:d="M125 10c3 0 8 0 8-4 0-6-5-6-8-6-39 0-78 0-117 0-3 0-8 0-8 5s4 5 8 5c39 0 78 0 117 0z">
              <text:p/>
            </draw:path>
            <draw:path draw:style-name="gr4" draw:text-style-name="P4" draw:layer="layout" svg:width="0.07cm" svg:height="0.129cm" svg:x="3.096cm" svg:y="6.389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4" draw:text-style-name="P4" draw:layer="layout" svg:width="0.032cm" svg:height="0.083cm" svg:x="3.224cm" svg:y="6.606cm" svg:viewBox="0 0 33 84" svg:d="M33 30c0-19-7-30-19-30-8 0-14 7-14 14 0 8 6 16 14 16 4 0 8-1 11-4 1 0 0-1 1-1 0 0 0 1 0 5 0 20-9 37-19 46-3 3-3 4-3 5 0 2 2 3 3 3 3 0 26-22 26-54z">
              <text:p/>
            </draw:path>
            <draw:path draw:style-name="gr4" draw:text-style-name="P4" draw:layer="layout" svg:width="0.093cm" svg:height="0.025cm" svg:x="3.417cm" svg:y="6.374cm" svg:viewBox="0 0 94 26" svg:d="M94 4c-1-1-3-3-4-4-8 5-11 14-24 14-6 0-13-5-18-8-7-4-13-6-18-6-10 0-16 6-30 22 2 1 3 2 5 4 8-5 10-14 23-14 6 0 14 5 18 7 8 5 13 7 18 7 10 0 16-6 30-22z">
              <text:p/>
            </draw:path>
            <draw:path draw:style-name="gr4" draw:text-style-name="P4" draw:layer="layout" svg:width="0.157cm" svg:height="0.197cm" svg:x="3.337cm" svg:y="6.44cm" svg:viewBox="0 0 158 198" svg:d="M157 10c1-4 0-3 1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3-52 26-103 39-155zM86 169c-8 9-21 18-35 18-17 0-19-15-19-21 0-15 10-49 14-60 9-20 23-28 34-28 17 0 23 13 23 16 0 2 0 3 0 4-6 24-12 47-17 71z">
              <text:p/>
            </draw:path>
            <draw:path draw:style-name="gr4" draw:text-style-name="P4" draw:layer="layout" svg:width="0.09cm" svg:height="0.133cm" svg:x="3.507cm" svg:y="6.389cm" svg:viewBox="0 0 91 134" svg:d="M91 68c0-22-2-38-12-51-5-9-18-17-33-17-46 0-46 54-46 68s0 66 46 66c45 0 45-52 45-66zM46 129c-10 0-22-6-25-22-3-11-3-27-3-42s0-29 3-40c4-15 17-19 25-19 10 0 20 6 24 17 3 11 4 25 4 42 0 15 0 29-4 41-4 19-16 23-24 23z">
              <text:p/>
            </draw:path>
            <draw:path draw:style-name="gr4" draw:text-style-name="P4" draw:layer="layout" svg:width="0.032cm" svg:height="0.083cm" svg:x="3.647cm" svg:y="6.606cm" svg:viewBox="0 0 33 84" svg:d="M33 30c0-19-7-30-19-30-8 0-14 7-14 14 0 8 6 16 14 16 4 0 8-1 11-4 1 0 1-1 1-1 0 1 0 1 0 5 0 20-9 37-19 46-3 3-3 4-3 5 0 2 2 3 3 3 3 0 26-22 26-54z">
              <text:p/>
            </draw:path>
            <draw:path draw:style-name="gr4" draw:text-style-name="P4" draw:layer="layout" svg:width="0.029cm" svg:height="0.029cm" svg:x="3.772cm" svg:y="6.606cm" svg:viewBox="0 0 30 30" svg:d="M30 14c0-8-6-14-15-14-8 0-15 6-15 14 0 9 7 16 15 16 9 0 15-7 15-16z">
              <text:p/>
            </draw:path>
            <draw:path draw:style-name="gr4" draw:text-style-name="P4" draw:layer="layout" svg:width="0.029cm" svg:height="0.029cm" svg:x="3.896cm" svg:y="6.606cm" svg:viewBox="0 0 30 30" svg:d="M30 14c0-8-7-14-15-14s-15 6-15 14c0 9 7 16 15 16s15-7 15-16z">
              <text:p/>
            </draw:path>
            <draw:path draw:style-name="gr4" draw:text-style-name="P4" draw:layer="layout" svg:width="0.029cm" svg:height="0.029cm" svg:x="4.021cm" svg:y="6.606cm" svg:viewBox="0 0 30 30" svg:d="M30 14c0-8-7-14-15-14s-15 6-15 14c0 9 7 16 15 16s15-7 15-16z">
              <text:p/>
            </draw:path>
            <draw:path draw:style-name="gr4" draw:text-style-name="P4" draw:layer="layout" svg:width="0.032cm" svg:height="0.083cm" svg:x="4.147cm" svg:y="6.606cm" svg:viewBox="0 0 33 84" svg:d="M33 30c0-19-7-30-19-30-8 0-14 7-14 14 0 8 6 16 14 16 4 0 8-1 11-4 1 0 0-1 1-1 0 0 0 1 0 5 0 20-9 37-19 46-3 3-3 4-3 5 0 2 2 3 3 3 3 0 26-22 26-54z">
              <text:p/>
            </draw:path>
            <draw:path draw:style-name="gr4" draw:text-style-name="P4" draw:layer="layout" svg:width="0.093cm" svg:height="0.025cm" svg:x="4.339cm" svg:y="6.374cm" svg:viewBox="0 0 94 26" svg:d="M94 4c-2-1-3-3-4-4-8 5-12 14-24 14-6 0-13-5-18-8-7-4-13-6-18-6-10 0-16 6-30 22 2 1 3 2 5 4 8-5 10-14 23-14 6 0 14 5 18 7 8 5 13 7 17 7 11 0 17-6 31-22z">
              <text:p/>
            </draw:path>
            <draw:path draw:style-name="gr4" draw:text-style-name="P4" draw:layer="layout" svg:width="0.157cm" svg:height="0.197cm" svg:x="4.259cm" svg:y="6.44cm" svg:viewBox="0 0 158 198" svg:d="M156 10c2-4 1-3 2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2-52 25-103 38-155zM86 169c-8 9-21 18-35 18-17 0-19-15-19-21 0-15 10-49 14-60 9-20 23-28 34-28 17 0 23 13 23 16 0 2 0 3 0 4-6 24-12 47-17 71z">
              <text:p/>
            </draw:path>
            <draw:path draw:style-name="gr4" draw:text-style-name="P4" draw:layer="layout" svg:width="0.091cm" svg:height="0.087cm" svg:x="4.427cm" svg:y="6.433cm" svg:viewBox="0 0 92 88" svg:d="M38 46c0 0 4-18 4-20 1 0 7-11 13-16 2-1 7-5 16-5 2 0 7 1 11 3-7 2-9 7-9 10 0 5 3 8 8 8s11-4 11-12c0-10-11-14-21-14s-19 4-28 14c-3-12-15-14-20-14-7 0-13 4-15 10-5 8-8 19-8 20 0 2 3 2 4 2 2 0 2 0 4-6 3-12 6-21 14-21 5 0 7 5 7 9s-2 12-3 17c-2 6-4 14-4 18-3 8-5 17-7 25-1 3-2 8-2 8 0 4 4 6 7 6 2 0 6-2 8-6 1 0 3-9 4-14 2-7 4-14 6-22z">
              <text:p/>
            </draw:path>
            <draw:path draw:style-name="gr4" draw:text-style-name="P4" draw:layer="layout" svg:width="0.133cm" svg:height="0.009cm" svg:x="4.55cm" svg:y="6.465cm" svg:viewBox="0 0 134 10" svg:d="M126 10c3 0 8 0 8-4 0-6-5-6-8-6-40 0-79 0-118 0-3 0-8 0-8 5s5 5 8 5c39 0 78 0 118 0z">
              <text:p/>
            </draw:path>
            <draw:path draw:style-name="gr4" draw:text-style-name="P4" draw:layer="layout" svg:width="0.071cm" svg:height="0.129cm" svg:x="4.726cm" svg:y="6.389cm" svg:viewBox="0 0 72 130" svg:d="M45 6c0-6 0-6-6-6-13 12-31 12-39 12 0 2 0 5 0 7 5 0 18 0 29-5 0 33 0 67 0 100 0 7 0 9-20 9-3 0-5 0-7 0 0 3 0 5 0 7 4 0 28 0 35 0 6 0 31 0 35 0 0-2 0-4 0-7-2 0-5 0-7 0-20 0-20-2-20-9 0-36 0-72 0-108z">
              <text:p/>
            </draw:path>
            <draw:path draw:style-name="gr4" draw:text-style-name="P4" draw:layer="layout" svg:width="0.033cm" svg:height="0.083cm" svg:x="4.855cm" svg:y="6.606cm" svg:viewBox="0 0 34 84" svg:d="M34 30c0-19-8-30-19-30-9 0-15 7-15 14 0 8 6 16 15 16 3 0 7-1 10-4 1 0 1-1 1-1 1 0 1 1 1 5 0 20-9 37-19 46-3 3-3 4-3 5 0 2 1 3 3 3s26-22 26-54z">
              <text:p/>
            </draw:path>
            <draw:path draw:style-name="gr4" draw:text-style-name="P4" draw:layer="layout" svg:width="0.126cm" svg:height="0.197cm" svg:x="4.971cm" svg:y="6.44cm" svg:viewBox="0 0 127 198" svg:d="M64 10c2-4 1-3 2-4 0-4-4-6-7-6-1 0-1 0-2 1-12 0-24 1-36 1-4 0-9 0-9 8 0 6 6 6 7 6 3 0 8 0 12 0-2 10-5 22-8 33-6 26-13 52-19 77-4 16-4 20-4 26 0 36 26 46 47 46 51 0 80-46 80-84 0-34-25-46-49-46-13 0-24 6-31 10 6-23 11-45 17-68zM48 187c-11 0-20-5-20-23 0-9 2-19 5-28 2-10 7-30 9-38 2-5 18-20 35-20s19 16 19 22c0 14-10 49-14 60-10 22-26 27-34 27z">
              <text:p/>
            </draw:path>
            <draw:path draw:style-name="gr4" draw:text-style-name="P4" draw:layer="layout" svg:width="0.032cm" svg:height="0.083cm" svg:x="5.127cm" svg:y="6.606cm" svg:viewBox="0 0 33 84" svg:d="M33 30c0-19-7-30-19-30-8 0-14 7-14 14 0 8 6 16 14 16 4 0 8-1 11-4 1 0 0-1 1-1 0 0 0 1 0 5 0 20-9 37-19 46-3 3-3 4-3 5 0 2 2 3 3 3 3 0 26-22 26-54z">
              <text:p/>
            </draw:path>
            <draw:path draw:style-name="gr4" draw:text-style-name="P4" draw:layer="layout" svg:width="0.129cm" svg:height="0.129cm" svg:x="5.24cm" svg:y="6.508cm" svg:viewBox="0 0 130 130" svg:d="M108 16c-14 5-15 18-15 19 0 4 2 13 14 13s20-10 20-22c0-15-14-26-39-26-57 0-88 44-88 81 0 25 16 49 59 49 7 0 27 0 44-8 16-6 27-17 27-20s-4-8-7-8c-1 0-1 1-4 4-15 16-37 21-59 21-18 0-28-9-28-25 0-11 7-45 16-60 11-19 28-24 40-24 4 0 13 0 20 6z">
              <text:p/>
            </draw:path>
            <draw:path draw:style-name="gr4" draw:text-style-name="P4" draw:layer="layout" svg:width="0.105cm" svg:height="0.505cm" svg:x="5.382cm" svg:y="6.312cm" svg:viewBox="0 0 106 506" svg:d="M106 253c0-81-18-167-73-230-4-5-15-16-22-21-1-2-2-2-6-2-3 0-5 0-5 3 0 1 1 2 2 3 9 9 24 25 42 56 30 54 42 124 42 191 0 121-35 197-85 248-1 1-1 1-1 2 0 3 2 3 5 3 4 0 5 0 7-3 26-22 57-61 76-121 13-39 18-84 18-129z">
              <text:p/>
            </draw:path>
            <draw:path draw:style-name="gr4" draw:text-style-name="P4" draw:layer="layout" svg:width="0.185cm" svg:height="0.065cm" svg:x="1.422cm" svg:y="7.15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4" draw:text-style-name="P4" draw:layer="layout" svg:width="0.145cm" svg:height="0.177cm" svg:x="1.694cm" svg:y="7.129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4" draw:text-style-name="P4" draw:layer="layout" svg:width="0.106cm" svg:height="0.505cm" svg:x="1.941cm" svg:y="6.93cm" svg:viewBox="0 0 107 506" svg:d="M94 502c1 1 3 2 4 4 2 0 4 0 6 0 1 0 3 0 3-3 0-1-1-1-1-2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4" draw:text-style-name="P4" draw:layer="layout" svg:width="0.154cm" svg:height="0.183cm" svg:x="2.068cm" svg:y="7.126cm" svg:viewBox="0 0 155 184" svg:d="M154 22c1-6 1-6 1-7 0-6-5-13-13-13-15 0-18 14-20 21-3 10-5 20-8 30-3 13-8 35-12 46 0 7-9 13-10 14-3 1-10 6-19 6-17 0-17-13-17-20 0-17 8-39 16-59 3-8 4-10 4-14 0-16-16-26-32-26-30 0-44 38-44 44 0 4 5 4 7 4 3 0 5 0 7-3 8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4" draw:text-style-name="P4" draw:layer="layout" svg:width="0.091cm" svg:height="0.133cm" svg:x="2.245cm" svg:y="7.007cm" svg:viewBox="0 0 92 134" svg:d="M92 68c0-22-3-38-12-51-6-9-18-17-34-17-46 0-46 54-46 68s0 66 46 66 46-52 46-66zM46 129c-9 0-21-5-25-22-3-11-3-27-3-42s0-29 3-40c5-15 17-19 25-19 11 0 21 6 24 17 4 11 4 25 4 42 0 15 0 29-3 41-4 19-17 23-25 23z">
              <text:p/>
            </draw:path>
            <draw:path draw:style-name="gr4" draw:text-style-name="P4" draw:layer="layout" svg:width="0.033cm" svg:height="0.083cm" svg:x="2.385cm" svg:y="7.224cm" svg:viewBox="0 0 34 84" svg:d="M34 30c0-19-8-30-19-30-9 0-15 7-15 15 0 7 6 15 15 15 3 0 7-1 10-4 1 0 1 0 1 0 1 0 1 0 1 4 0 20-9 37-19 47-3 2-3 3-3 4 0 2 1 3 3 3s26-22 26-54z">
              <text:p/>
            </draw:path>
            <draw:path draw:style-name="gr4" draw:text-style-name="P4" draw:layer="layout" svg:width="0.029cm" svg:height="0.029cm" svg:x="2.511cm" svg:y="7.224cm" svg:viewBox="0 0 30 30" svg:d="M30 15c0-9-8-15-16-15s-14 7-14 15c0 9 6 15 14 15s16-7 16-15z">
              <text:p/>
            </draw:path>
            <draw:path draw:style-name="gr4" draw:text-style-name="P4" draw:layer="layout" svg:width="0.029cm" svg:height="0.029cm" svg:x="2.636cm" svg:y="7.224cm" svg:viewBox="0 0 30 30" svg:d="M30 15c0-9-7-15-16-15-8 0-14 7-14 15 0 9 6 15 14 15 9 0 16-7 16-15z">
              <text:p/>
            </draw:path>
            <draw:path draw:style-name="gr4" draw:text-style-name="P4" draw:layer="layout" svg:width="0.029cm" svg:height="0.029cm" svg:x="2.76cm" svg:y="7.224cm" svg:viewBox="0 0 30 30" svg:d="M30 15c0-9-6-15-15-15-8 0-15 7-15 15 0 9 7 15 15 15 9 0 15-7 15-15z">
              <text:p/>
            </draw:path>
            <draw:path draw:style-name="gr4" draw:text-style-name="P4" draw:layer="layout" svg:width="0.032cm" svg:height="0.083cm" svg:x="2.885cm" svg:y="7.224cm" svg:viewBox="0 0 33 84" svg:d="M33 30c0-19-7-30-18-30-9 0-15 7-15 15 0 7 6 15 15 15 3 0 7-1 10-4 1 0 1 0 1 0 1 1 1 0 1 4 0 20-10 37-19 47-3 2-3 3-3 4 0 2 1 3 2 3 3 0 26-22 26-54z">
              <text:p/>
            </draw:path>
            <draw:path draw:style-name="gr4" draw:text-style-name="P4" draw:layer="layout" svg:width="0.154cm" svg:height="0.183cm" svg:x="2.995cm" svg:y="7.126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s-3 14-5 18c-11 28-16 44-16 59 0 32 28 37 44 37 8 0 17-1 28-9-8 35-29 53-49 53-3 0-11 0-17-4 9-4 14-11 14-19 0-10-8-13-15-13-10 0-20 9-20 22 0 14 15 24 38 24 33 0 69-22 78-56 9-35 18-71 27-106z">
              <text:p/>
            </draw:path>
            <draw:path draw:style-name="gr4" draw:text-style-name="P4" draw:layer="layout" svg:width="0.091cm" svg:height="0.088cm" svg:x="3.172cm" svg:y="7.051cm" svg:viewBox="0 0 92 89" svg:d="M38 46c0 0 4-18 4-19s7-12 12-17c3-1 8-4 16-4 3 0 8 0 12 2-7 2-9 7-9 10 0 5 3 8 8 8s11-4 11-12c0-10-11-14-21-14s-19 4-28 14c-4-12-16-14-20-14-8 0-13 4-16 10-4 8-7 19-7 20 0 2 2 1 3 2 3 0 3 0 5-6 3-12 6-20 14-20 5 0 7 4 7 9 0 3-2 11-3 16-2 6-4 14-4 18-3 8-5 17-7 25-1 3-2 8-2 8 0 4 4 7 7 7 2 0 6-3 8-7 1 0 2-9 4-14 2-7 4-14 6-22z">
              <text:p/>
            </draw:path>
            <draw:path draw:style-name="gr4" draw:text-style-name="P4" draw:layer="layout" svg:width="0.133cm" svg:height="0.009cm" svg:x="3.294cm" svg:y="7.083cm" svg:viewBox="0 0 134 10" svg:d="M126 10c3 0 8 0 8-4 0-6-5-6-8-6-40 0-79 0-118 0-3 0-8 0-8 5s5 5 8 5c39 0 78 0 118 0z">
              <text:p/>
            </draw:path>
            <draw:path draw:style-name="gr4" draw:text-style-name="P4" draw:layer="layout" svg:width="0.071cm" svg:height="0.129cm" svg:x="3.47cm" svg:y="7.007cm" svg:viewBox="0 0 72 130" svg:d="M45 6c0-6-1-6-7-6-12 12-30 13-38 13 0 2 0 4 0 6 5 0 18 0 29-5 0 33 0 67 0 100 0 7 0 9-20 9-3 0-5 0-7 0 0 3 0 5 0 7 3 0 28 0 35 0 5 0 30 0 35 0 0-2 0-4 0-7-3 0-5 0-8 0-19 0-19-2-19-9 0-36 0-72 0-108z">
              <text:p/>
            </draw:path>
            <draw:path draw:style-name="gr4" draw:text-style-name="P4" draw:layer="layout" svg:width="0.011cm" svg:height="0.179cm" svg:x="3.616cm" svg:y="6.925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79cm" svg:x="3.616cm" svg:y="7.093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8cm" svg:x="3.616cm" svg:y="7.261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93cm" svg:height="0.025cm" svg:x="3.761cm" svg:y="6.992cm" svg:viewBox="0 0 94 26" svg:d="M94 4c-2-1-4-3-5-4-8 5-11 14-23 14-6 0-13-5-18-8-8-4-13-6-18-6-10 0-16 6-30 22 2 1 3 2 5 4 7-5 10-13 22-13 7 0 14 4 19 6 8 5 12 7 17 7 11 0 16-6 31-22z">
              <text:p/>
            </draw:path>
            <draw:path draw:style-name="gr4" draw:text-style-name="P4" draw:layer="layout" svg:width="0.156cm" svg:height="0.197cm" svg:x="3.681cm" svg:y="7.058cm" svg:viewBox="0 0 157 198" svg:d="M156 10c1-4 1-3 1-4 0-4-3-6-6-6-1 0-1 0-2 1-12 0-24 1-36 1-4 0-9 0-9 8 0 6 5 6 7 6 3 0 8 0 12 0-5 21-10 42-15 62-5-4-14-10-29-10-49 0-79 45-79 83 0 35 26 47 50 47 19 0 34-12 38-16 11 16 30 16 33 16 10 0 18-6 24-16 7-12 11-27 11-28 0-4-5-4-7-4-3 0-4 0-6 1 0 1 0 1-2 8-6 23-12 28-19 28-3 0-7-1-7-10 0-4 1-8 3-12 12-52 25-103 38-155zM86 170c-8 8-22 17-36 17-17 0-18-15-18-21 0-15 10-49 14-60 8-20 22-28 34-28 17 0 23 14 23 16s0 3-1 4c-5 24-11 48-16 72z">
              <text:p/>
            </draw:path>
            <draw:path draw:style-name="gr4" draw:text-style-name="P4" draw:layer="layout" svg:width="0.09cm" svg:height="0.133cm" svg:x="3.85cm" svg:y="7.007cm" svg:viewBox="0 0 91 134" svg:d="M91 68c0-22-2-38-11-51-6-9-18-17-34-17-46 0-46 54-46 68s0 66 46 66c45 0 45-52 45-66zM46 129c-9 0-21-5-25-22-3-11-3-27-3-42s0-29 3-40c5-15 17-19 25-19 11 0 20 6 24 17s4 25 4 42c0 15 0 29-3 41-4 19-17 23-25 23z">
              <text:p/>
            </draw:path>
            <draw:path draw:style-name="gr4" draw:text-style-name="P4" draw:layer="layout" svg:width="0.032cm" svg:height="0.083cm" svg:x="3.99cm" svg:y="7.224cm" svg:viewBox="0 0 33 84" svg:d="M33 30c0-19-7-30-18-30-9 0-15 7-15 15 0 7 6 15 15 15 3 0 7-1 10-4 1 0 1 0 1 0 1 1 1 0 1 4 0 20-10 37-19 47-3 2-3 3-3 4 0 2 1 3 3 3s25-22 25-54z">
              <text:p/>
            </draw:path>
            <draw:path draw:style-name="gr4" draw:text-style-name="P4" draw:layer="layout" svg:width="0.029cm" svg:height="0.029cm" svg:x="4.115cm" svg:y="7.224cm" svg:viewBox="0 0 30 30" svg:d="M30 15c0-9-8-15-16-15s-14 7-14 15c0 9 6 15 14 15s16-7 16-15z">
              <text:p/>
            </draw:path>
            <draw:path draw:style-name="gr4" draw:text-style-name="P4" draw:layer="layout" svg:width="0.029cm" svg:height="0.029cm" svg:x="4.24cm" svg:y="7.224cm" svg:viewBox="0 0 30 30" svg:d="M30 15c0-9-7-15-16-15-8 0-14 7-14 15 0 9 6 15 14 15 9 0 16-7 16-15z">
              <text:p/>
            </draw:path>
            <draw:path draw:style-name="gr4" draw:text-style-name="P4" draw:layer="layout" svg:width="0.029cm" svg:height="0.029cm" svg:x="4.365cm" svg:y="7.224cm" svg:viewBox="0 0 30 30" svg:d="M30 15c0-9-6-15-15-15-8 0-15 7-15 15 0 9 7 15 15 15 9 0 15-7 15-15z">
              <text:p/>
            </draw:path>
            <draw:path draw:style-name="gr4" draw:text-style-name="P4" draw:layer="layout" svg:width="0.032cm" svg:height="0.083cm" svg:x="4.49cm" svg:y="7.224cm" svg:viewBox="0 0 33 84" svg:d="M33 30c0-19-7-30-18-30-9 0-15 7-15 15 0 7 6 15 15 15 3 0 7-1 10-4 1 0 1 0 1 0 1 1 1 0 1 4 0 20-10 37-19 47-3 2-3 3-3 4 0 2 1 3 2 3 3 0 26-22 26-54z">
              <text:p/>
            </draw:path>
            <draw:path draw:style-name="gr4" draw:text-style-name="P4" draw:layer="layout" svg:width="0.093cm" svg:height="0.025cm" svg:x="4.683cm" svg:y="6.992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4" draw:text-style-name="P4" draw:layer="layout" svg:width="0.156cm" svg:height="0.197cm" svg:x="4.603cm" svg:y="7.058cm" svg:viewBox="0 0 157 198" svg:d="M156 10c1-4 1-3 1-4 0-4-3-6-6-6-1 0-1 0-2 1-12 0-24 1-36 1-4 0-9 0-9 8 0 6 5 6 7 6 3 0 8 0 12 0-5 21-10 42-15 62-5-4-14-10-29-10-49 0-79 45-79 83 0 35 26 47 49 47 20 0 35-12 39-16 11 16 30 16 33 16 10 0 18-6 24-16 7-12 11-27 11-28 0-4-5-4-7-4-3 0-4 0-6 1-1 1-1 1-2 8-6 23-12 28-19 28-3 0-7-1-7-10 0-4 1-8 2-12 13-52 26-103 39-155zM86 170c-8 8-22 17-36 17-17 0-18-15-18-21 0-15 10-49 14-60 8-20 22-28 34-28 16 0 23 14 23 16s0 3-1 4c-5 24-11 48-16 72z">
              <text:p/>
            </draw:path>
            <draw:path draw:style-name="gr4" draw:text-style-name="P4" draw:layer="layout" svg:width="0.09cm" svg:height="0.088cm" svg:x="4.771cm" svg:y="7.051cm" svg:viewBox="0 0 91 89" svg:d="M37 46c0 0 5-18 5-19s6-12 12-17c3-1 8-4 16-4 3 0 8 0 12 2-7 2-9 7-9 10 0 5 3 8 8 8 4 0 10-4 10-12 0-10-10-14-21-14-10 0-19 4-27 14-4-12-16-14-21-14-7 0-12 4-15 10-5 8-7 19-7 20 0 2 2 2 3 2 3 0 3 0 5-6 2-12 6-20 14-20 5 0 7 4 7 9 0 3-2 11-3 16-2 6-4 14-5 18-2 8-4 17-7 25 0 3-1 8-1 8 0 4 3 7 6 7s7-3 9-7c0 0 2-9 4-14 2-7 3-14 5-22z">
              <text:p/>
            </draw:path>
            <draw:path draw:style-name="gr4" draw:text-style-name="P4" draw:layer="layout" svg:width="0.132cm" svg:height="0.009cm" svg:x="4.894cm" svg:y="7.083cm" svg:viewBox="0 0 133 10" svg:d="M125 10c3 0 8 0 8-4 0-6-4-6-8-6-39 0-78 0-117 0-3 0-8 0-8 5s5 5 8 5c39 0 78 0 117 0z">
              <text:p/>
            </draw:path>
            <draw:path draw:style-name="gr4" draw:text-style-name="P4" draw:layer="layout" svg:width="0.07cm" svg:height="0.129cm" svg:x="5.07cm" svg:y="7.007cm" svg:viewBox="0 0 71 130" svg:d="M45 6c0-6-1-6-7-6-12 12-30 13-38 13 0 2 0 4 0 6 5 0 18 0 29-5 0 33 0 67 0 100 0 7 0 9-20 9-3 0-5 0-7 0 0 3 0 5 0 7 3 0 27 0 34 0 6 0 31 0 35 0 0-2 0-4 0-7-2 0-5 0-7 0-19 0-19-2-19-9 0-36 0-72 0-108z">
              <text:p/>
            </draw:path>
            <draw:path draw:style-name="gr4" draw:text-style-name="P4" draw:layer="layout" svg:width="0.032cm" svg:height="0.083cm" svg:x="5.199cm" svg:y="7.224cm" svg:viewBox="0 0 33 84" svg:d="M33 30c0-19-7-30-18-30-9 0-15 7-15 15 0 7 6 15 15 15 3 0 7-1 10-4 1 0 1 0 1 0 0 1 0 0 0 4 0 20-9 37-19 47-2 2-2 3-2 4 0 2 1 3 2 3 3 0 26-22 26-54z">
              <text:p/>
            </draw:path>
            <draw:path draw:style-name="gr4" draw:text-style-name="P4" draw:layer="layout" svg:width="0.127cm" svg:height="0.197cm" svg:x="5.314cm" svg:y="7.058cm" svg:viewBox="0 0 128 198" svg:d="M65 10c1-4 0-3 1-4 0-4-4-6-7-6-1 0-1 0-1 1-12 0-24 1-36 1-4 0-10 0-10 8 0 6 6 6 8 6s8 0 11 0c-2 10-5 22-8 33-6 26-13 52-19 77-4 16-4 20-4 26 0 36 27 46 48 46 51 0 80-46 80-84 0-34-26-46-50-46-13 0-24 6-30 10 6-23 11-45 17-68zM49 187c-11 0-21-5-21-23 0-9 3-19 5-28 3-10 8-30 9-38 2-5 18-20 36-20 16 0 18 16 18 22 0 14-10 49-14 60-9 22-25 27-33 27z">
              <text:p/>
            </draw:path>
            <draw:path draw:style-name="gr4" draw:text-style-name="P4" draw:layer="layout" svg:width="0.032cm" svg:height="0.083cm" svg:x="5.47cm" svg:y="7.224cm" svg:viewBox="0 0 33 84" svg:d="M33 30c0-19-7-30-18-30-9 0-15 7-15 15 0 7 6 15 15 15 3 0 7-1 10-4 1 0 1 0 1 0 1 1 1 0 1 4 0 20-10 37-19 47-3 2-3 3-3 4 0 2 1 3 2 3 3 0 26-22 26-54z">
              <text:p/>
            </draw:path>
            <draw:path draw:style-name="gr4" draw:text-style-name="P4" draw:layer="layout" svg:width="0.13cm" svg:height="0.129cm" svg:x="5.583cm" svg:y="7.126cm" svg:viewBox="0 0 131 130" svg:d="M109 16c-15 5-15 18-15 19 0 4 2 13 13 13 12 0 21-10 21-22 0-15-15-26-40-26-56 0-88 44-88 81 0 25 16 49 60 49 7 0 26 0 43-7 17-6 28-18 28-21s-5-8-7-8-2 1-4 4c-15 16-38 21-59 21-19 0-28-9-28-25 0-11 7-44 15-60 12-19 29-24 41-24 3 0 13 0 20 6z">
              <text:p/>
            </draw:path>
            <draw:path draw:style-name="gr4" draw:text-style-name="P4" draw:layer="layout" svg:width="0.106cm" svg:height="0.505cm" svg:x="5.725cm" svg:y="6.93cm" svg:viewBox="0 0 107 506" svg:d="M107 253c0-81-19-167-74-230-4-5-15-15-21-21-2-2-2-2-6-2s-6 0-6 3c0 1 2 2 2 3 9 9 24 25 42 56 30 54 42 124 42 191 0 122-34 197-84 248-1 1-2 1-2 2 0 3 2 3 6 3s4 0 6-3c27-22 57-61 77-121 12-38 18-84 18-129z">
              <text:p/>
            </draw:path>
            <draw:path draw:style-name="gr4" draw:text-style-name="P4" draw:layer="layout" svg:width="0.145cm" svg:height="0.177cm" svg:x="5.921cm" svg:y="7.129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4" draw:text-style-name="P4" draw:layer="layout" svg:width="0.105cm" svg:height="0.505cm" svg:x="6.169cm" svg:y="6.93cm" svg:viewBox="0 0 106 506" svg:d="M94 502c0 1 3 4 4 4s3 0 5 0 3 0 3-3c0-1 0-1 0-2-11-11-26-26-44-57-29-54-41-123-41-191 0-125 36-198 85-248 0-1 0-1 0-2 0-3-1-3-4-3-4 0-5 0-8 2-26 24-56 63-76 122-12 37-18 82-18 129 0 66 12 141 56 207 8 11 12 15 18 22 3 4 7 8 9 11 4 3 8 6 11 9z">
              <text:p/>
            </draw:path>
            <draw:path draw:style-name="gr4" draw:text-style-name="P4" draw:layer="layout" svg:width="0.093cm" svg:height="0.025cm" svg:x="6.378cm" svg:y="6.992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4" draw:text-style-name="P4" draw:layer="layout" svg:width="0.157cm" svg:height="0.197cm" svg:x="6.298cm" svg:y="7.058cm" svg:viewBox="0 0 158 198" svg:d="M156 10c2-4 1-3 2-4 0-4-4-6-7-6-1 0-1 0-2 1-12 0-24 1-36 1-4 0-9 0-9 8 0 6 5 6 7 6 3 0 8 0 12 0-5 21-10 42-15 62-4-4-14-10-29-10-49 0-79 45-79 83 0 35 26 47 50 47 20 0 34-12 39-16 10 16 29 16 32 16 10 0 18-6 25-16 6-12 10-27 10-28 0-4-4-4-7-4s-5-1-6 1c0 1 0 1-1 8-6 23-12 28-20 28-3 0-6-1-6-10 0-4 0-8 2-12 12-52 25-103 38-155zM86 170c-8 8-22 17-36 17-16 0-18-15-18-21 0-15 10-49 14-60 8-20 23-28 34-28 17 0 23 14 23 16s0 3-1 4c-5 24-11 48-16 72z">
              <text:p/>
            </draw:path>
            <draw:path draw:style-name="gr4" draw:text-style-name="P4" draw:layer="layout" svg:width="0.091cm" svg:height="0.133cm" svg:x="6.467cm" svg:y="7.007cm" svg:viewBox="0 0 92 134" svg:d="M92 68c0-22-3-38-12-51-6-9-18-17-34-17-46 0-46 54-46 68s0 66 46 66 46-52 46-66zM46 129c-9 0-21-5-25-22-3-11-3-27-3-42s0-29 4-40c4-15 16-19 24-19 11 0 21 6 24 17 4 11 4 25 4 42 0 15 0 29-3 41-4 19-17 23-25 23z">
              <text:p/>
            </draw:path>
            <draw:path draw:style-name="gr4" draw:text-style-name="P4" draw:layer="layout" svg:width="0.032cm" svg:height="0.083cm" svg:x="6.608cm" svg:y="7.224cm" svg:viewBox="0 0 33 84" svg:d="M33 30c0-19-7-30-19-30-8 0-14 7-14 15 0 7 6 15 14 15 4 0 8-1 10-4 2 0 1 0 2 0v4c0 20-9 37-19 47-3 2-3 3-3 4 0 2 2 3 3 3 3 0 26-22 26-54z">
              <text:p/>
            </draw:path>
            <draw:path draw:style-name="gr4" draw:text-style-name="P4" draw:layer="layout" svg:width="0.029cm" svg:height="0.029cm" svg:x="6.733cm" svg:y="7.224cm" svg:viewBox="0 0 30 30" svg:d="M30 15c0-9-7-15-16-15-8 0-14 7-14 15 0 9 6 15 14 15 9 0 16-7 16-15z">
              <text:p/>
            </draw:path>
            <draw:path draw:style-name="gr4" draw:text-style-name="P4" draw:layer="layout" svg:width="0.029cm" svg:height="0.029cm" svg:x="6.858cm" svg:y="7.224cm" svg:viewBox="0 0 30 30" svg:d="M30 15c0-9-6-15-15-15-8 0-15 7-15 15 0 9 7 15 15 15 9 0 15-7 15-15z">
              <text:p/>
            </draw:path>
            <draw:path draw:style-name="gr4" draw:text-style-name="P4" draw:layer="layout" svg:width="0.029cm" svg:height="0.029cm" svg:x="6.982cm" svg:y="7.224cm" svg:viewBox="0 0 30 30" svg:d="M30 15c0-9-7-15-15-15s-15 7-15 15c0 9 7 15 15 15s15-7 15-15z">
              <text:p/>
            </draw:path>
            <draw:path draw:style-name="gr4" draw:text-style-name="P4" draw:layer="layout" svg:width="0.032cm" svg:height="0.083cm" svg:x="7.107cm" svg:y="7.224cm" svg:viewBox="0 0 33 84" svg:d="M33 30c0-19-7-30-18-30-9 0-15 7-15 15 0 7 6 15 15 15 3 0 7-1 10-4 1 0 1 0 1 0 1 1 1 0 1 4 0 20-10 37-19 47-3 2-3 3-3 4 0 2 1 3 2 3 3 0 26-22 26-54z">
              <text:p/>
            </draw:path>
            <draw:path draw:style-name="gr4" draw:text-style-name="P4" draw:layer="layout" svg:width="0.093cm" svg:height="0.025cm" svg:x="7.301cm" svg:y="6.992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4" draw:text-style-name="P4" draw:layer="layout" svg:width="0.157cm" svg:height="0.197cm" svg:x="7.221cm" svg:y="7.058cm" svg:viewBox="0 0 158 198" svg:d="M156 10c2-4 1-3 2-4 0-4-4-6-7-6-1 0-1 0-2 1-12 0-24 1-36 1-4 0-9 0-9 8 0 6 5 6 7 6 3 0 8 0 12 0-5 21-10 42-15 62-5-4-14-10-29-10-49 0-79 45-79 83 0 35 26 47 50 47 20 0 34-12 38-16 11 16 30 16 33 16 10 0 18-6 24-16 7-12 11-27 11-28 0-4-4-4-7-4s-4 0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4" draw:text-style-name="P4" draw:layer="layout" svg:width="0.091cm" svg:height="0.088cm" svg:x="7.389cm" svg:y="7.051cm" svg:viewBox="0 0 92 89" svg:d="M37 46c1 0 5-18 5-19s6-12 12-17c3-1 8-4 16-4 3 0 8 0 12 2-7 2-9 7-9 10 0 5 3 8 8 8 4 0 11-4 11-12 0-10-11-14-22-14-9 0-18 4-27 14-4-12-16-14-21-14-7 0-12 4-15 10-4 8-7 19-7 20 0 2 2 1 3 2 3 0 3 0 5-6 2-12 6-20 14-20 5 0 7 4 7 9 0 3-2 11-3 16-2 6-4 14-5 18-2 8-4 17-6 25-1 3-2 8-2 8 0 4 4 7 7 7 2 0 6-3 8-7 1 0 2-9 4-14 2-7 3-14 5-22z">
              <text:p/>
            </draw:path>
            <draw:path draw:style-name="gr4" draw:text-style-name="P4" draw:layer="layout" svg:width="0.133cm" svg:height="0.009cm" svg:x="7.511cm" svg:y="7.083cm" svg:viewBox="0 0 134 10" svg:d="M126 10c3 0 8 0 8-4 0-6-5-6-8-6-40 0-79 0-118 0-3 0-8 0-8 5s5 5 8 5c39 0 78 0 118 0z">
              <text:p/>
            </draw:path>
            <draw:path draw:style-name="gr4" draw:text-style-name="P4" draw:layer="layout" svg:width="0.071cm" svg:height="0.129cm" svg:x="7.687cm" svg:y="7.007cm" svg:viewBox="0 0 72 130" svg:d="M45 6c0-6-1-6-7-6-12 12-30 13-38 13 0 2 0 4 0 6 5 0 18 0 29-5 0 33 0 67 0 100 0 7 0 9-20 9-3 0-5 0-7 0 0 3 0 5 0 7 3 0 28 0 35 0 5 0 30 0 35 0 0-2 0-4 0-7-3 0-5 0-8 0-19 0-19-2-19-9 0-36 0-72 0-108z">
              <text:p/>
            </draw:path>
            <draw:path draw:style-name="gr4" draw:text-style-name="P4" draw:layer="layout" svg:width="0.105cm" svg:height="0.505cm" svg:x="7.802cm" svg:y="6.93cm" svg:viewBox="0 0 106 506" svg:d="M106 253c0-81-18-167-74-230-4-5-14-15-21-21-1-2-2-2-6-2-3 0-5 0-5 3 0 1 1 2 2 3 9 9 24 25 41 56 31 54 42 124 42 191 0 122-34 197-84 248-1 1-1 1-1 2 0 3 2 3 5 3 4 0 5 0 7-3 26-22 57-61 76-121 12-38 18-84 18-129z">
              <text:p/>
            </draw:path>
            <draw:path draw:style-name="gr4" draw:text-style-name="P4" draw:layer="layout" svg:width="0.146cm" svg:height="0.177cm" svg:x="7.997cm" svg:y="7.129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20 11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4" draw:text-style-name="P4" draw:layer="layout" svg:width="0.064cm" svg:height="0.28cm" svg:x="8.223cm" svg:y="7.043cm" svg:viewBox="0 0 65 281" svg:d="M65 278c0-1 0-1-5-6-35-35-44-89-44-132 0-49 10-98 46-133 3-3 3-4 3-5s-1-2-3-2c-3 0-28 19-44 54-15 32-18 63-18 86 0 22 2 56 18 88 17 34 41 53 44 53 2 0 3-1 3-3z">
              <text:p/>
            </draw:path>
            <draw:path draw:style-name="gr4" draw:text-style-name="P4" draw:layer="layout" svg:width="0.126cm" svg:height="0.197cm" svg:x="8.319cm" svg:y="7.058cm" svg:viewBox="0 0 127 198" svg:d="M64 10c2-4 1-3 2-4 0-4-4-6-7-6-1 0-1 0-2 1-12 0-24 1-36 1-4 0-9 0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4" draw:text-style-name="P4" draw:layer="layout" svg:width="0.01cm" svg:height="0.28cm" svg:x="8.484cm" svg:y="7.043cm" svg:viewBox="0 0 11 281" svg:d="M11 10c0-5 0-10-5-10-6 0-6 5-6 10 0 87 0 173 0 260 0 6 0 11 6 11 5 0 5-5 5-11 0-87 0-173 0-260z">
              <text:p/>
            </draw:path>
            <draw:path draw:style-name="gr4" draw:text-style-name="P4" draw:layer="layout" svg:width="0.13cm" svg:height="0.129cm" svg:x="8.541cm" svg:y="7.126cm" svg:viewBox="0 0 131 130" svg:d="M109 16c-15 5-15 18-15 19 0 4 2 13 13 13 12 0 21-10 21-22 0-15-15-26-40-26-56 0-88 44-88 81 0 25 16 49 60 49 7 0 26 0 43-7 17-6 28-18 28-21s-5-8-7-8-2 1-4 4c-15 16-38 21-59 21-19 0-28-9-28-25 0-11 7-44 15-60 11-19 29-24 41-24 3 0 13 0 20 6z">
              <text:p/>
            </draw:path>
            <draw:path draw:style-name="gr4" draw:text-style-name="P4" draw:layer="layout" svg:width="0.064cm" svg:height="0.28cm" svg:x="8.689cm" svg:y="7.043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4" draw:text-style-name="P4" draw:layer="layout" svg:width="0.145cm" svg:height="0.177cm" svg:x="8.821cm" svg:y="7.129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4" draw:text-style-name="P4" draw:layer="layout" svg:width="0.065cm" svg:height="0.28cm" svg:x="9.045cm" svg:y="7.043cm" svg:viewBox="0 0 66 281" svg:d="M66 278c0-1 0-1-5-6-35-35-45-89-45-132 0-49 11-98 46-133 4-3 4-4 4-5s-2-2-4-2-28 19-44 54c-15 32-18 63-18 86 0 22 3 56 18 88 17 34 42 53 44 53s4-1 4-3z">
              <text:p/>
            </draw:path>
            <draw:path draw:style-name="gr4" draw:text-style-name="P4" draw:layer="layout" svg:width="0.13cm" svg:height="0.129cm" svg:x="9.14cm" svg:y="7.126cm" svg:viewBox="0 0 131 130" svg:d="M108 16c-14 5-15 18-15 19 0 4 3 13 14 13 12 0 20-10 20-22 0-15-14-26-39-26-57 0-88 44-88 81 0 25 16 49 60 49 7 0 26 0 43-7 16-6 28-18 28-21s-5-8-7-8-2 1-5 4c-15 16-37 21-59 21-18 0-27-9-27-25 0-11 7-44 15-60 11-19 29-24 40-24 4 0 13 0 20 6z">
              <text:p/>
            </draw:path>
            <draw:path draw:style-name="gr4" draw:text-style-name="P4" draw:layer="layout" svg:width="0.065cm" svg:height="0.28cm" svg:x="9.287cm" svg:y="7.043cm" svg:viewBox="0 0 66 281" svg:d="M66 140c0-22-4-56-19-87-17-35-41-53-44-53-1 0-3 1-3 2s0 2 6 7c28 28 44 73 44 131 0 48-11 98-46 134-4 3-4 3-4 4 0 2 2 3 3 3 3 0 28-19 45-55 14-31 18-62 18-86z">
              <text:p/>
            </draw:path>
            <draw:path draw:style-name="gr4" draw:text-style-name="P4" draw:layer="layout" svg:width="0.185cm" svg:height="0.065cm" svg:x="1.422cm" svg:y="7.952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4" draw:text-style-name="P4" draw:layer="layout" svg:width="0.145cm" svg:height="0.177cm" svg:x="1.694cm" svg:y="7.931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4" draw:text-style-name="P4" draw:layer="layout" svg:width="0.065cm" svg:height="0.28cm" svg:x="1.919cm" svg:y="7.845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4" draw:text-style-name="P4" draw:layer="layout" svg:width="0.127cm" svg:height="0.197cm" svg:x="2.015cm" svg:y="7.86cm" svg:viewBox="0 0 128 198" svg:d="M65 10c1-4 0-3 1-4 0-4-4-6-7-6-1 0-1 0-1 1-12 0-24 1-36 1-4 0-10 0-10 8 0 6 6 6 7 6 3 0 9 0 12 0-2 10-5 22-8 33-6 26-13 52-19 77-4 16-4 20-4 26 0 36 27 46 48 46 51 0 80-46 80-84 0-34-26-46-50-46-13 0-24 6-30 10 6-23 11-45 17-68zM49 187c-11 0-21-5-21-23 0-9 3-19 5-28 3-10 8-30 9-38 2-5 18-20 35-20s19 16 19 22c0 14-10 49-14 60-10 22-25 27-33 27z">
              <text:p/>
            </draw:path>
            <draw:path draw:style-name="gr4" draw:text-style-name="P4" draw:layer="layout" svg:width="0.01cm" svg:height="0.28cm" svg:x="2.181cm" svg:y="7.845cm" svg:viewBox="0 0 11 281" svg:d="M11 10c0-5 0-10-5-10-6 0-6 5-6 10 0 87 0 173 0 260 0 6 0 11 6 11 5 0 5-5 5-11 0-87 0-173 0-260z">
              <text:p/>
            </draw:path>
            <draw:path draw:style-name="gr4" draw:text-style-name="P4" draw:layer="layout" svg:width="0.129cm" svg:height="0.129cm" svg:x="2.238cm" svg:y="7.928cm" svg:viewBox="0 0 130 130" svg:d="M108 16c-15 5-15 18-15 19 0 4 2 13 14 13 11 0 20-10 20-22 0-15-14-26-39-26-57 0-88 44-88 81 0 25 15 49 59 49 7 0 27 0 44-8 16-6 27-17 27-20s-4-8-7-8c-1 0-1 1-4 4-15 16-37 21-59 21-18 0-28-9-28-25 0-11 7-45 16-60 11-19 28-24 40-24 4 0 13 0 20 6z">
              <text:p/>
            </draw:path>
            <draw:path draw:style-name="gr4" draw:text-style-name="P4" draw:layer="layout" svg:width="0.065cm" svg:height="0.28cm" svg:x="2.385cm" svg:y="7.845cm" svg:viewBox="0 0 66 281" svg:d="M66 140c0-22-4-56-20-87-16-35-40-53-43-53-2 0-3 1-3 2s0 2 6 7c27 28 43 73 43 131 0 48-11 98-45 133-4 4-4 4-4 5 0 2 1 3 3 3 3 0 28-19 44-55 15-31 19-62 19-86z">
              <text:p/>
            </draw:path>
            <draw:path draw:style-name="gr4" draw:text-style-name="P4" draw:layer="layout" svg:width="0.145cm" svg:height="0.177cm" svg:x="2.516cm" svg:y="7.931cm" svg:viewBox="0 0 146 178" svg:d="M22 158c-3 10-3 12-16 12-3 0-6 0-6 5 0 3 2 3 4 3 7 0 15 0 23 0 10 0 19 0 28 0 2 0 5 0 5-5 0-3-2-3-6-3-15 0-15-2-15-4 0-4 12-50 14-57 4 9 12 18 26 18 33 0 67-41 67-82 0-27-16-45-36-45-15 0-28 10-37 21-3-15-15-21-26-21-13 0-18 10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4" draw:text-style-name="P4" draw:layer="layout" svg:width="0.065cm" svg:height="0.28cm" svg:x="2.741cm" svg:y="7.845cm" svg:viewBox="0 0 66 281" svg:d="M66 278c0-1 0-1-5-6-35-36-44-89-44-132 0-49 10-98 45-133 4-3 4-4 4-5s-1-2-4-2c-2 0-28 18-44 54-14 32-18 63-18 86 0 22 3 56 19 88 17 34 41 53 43 53 3 0 4-1 4-3z">
              <text:p/>
            </draw:path>
            <draw:path draw:style-name="gr4" draw:text-style-name="P4" draw:layer="layout" svg:width="0.13cm" svg:height="0.129cm" svg:x="2.836cm" svg:y="7.928cm" svg:viewBox="0 0 131 130" svg:d="M109 16c-15 5-15 18-15 19 0 4 2 13 13 13 12 0 21-10 21-22 0-15-15-26-40-26-56 0-88 44-88 81 0 25 16 49 60 49 7 0 26 0 43-8 17-6 28-17 28-20s-5-8-7-8-2 1-4 4c-15 16-38 21-59 21-19 0-28-9-28-25 0-11 7-45 16-60 11-19 28-24 40-24 3 0 13 0 20 6z">
              <text:p/>
            </draw:path>
            <draw:path draw:style-name="gr4" draw:text-style-name="P4" draw:layer="layout" svg:width="0.064cm" svg:height="0.28cm" svg:x="2.984cm" svg:y="7.845cm" svg:viewBox="0 0 65 281" svg:d="M65 140c0-22-3-56-19-87-16-35-40-53-44-53-1 0-2 1-2 2s0 2 5 7c28 28 44 73 44 131 0 48-11 98-46 133-3 4-3 4-3 5 0 2 1 3 2 3 4 0 28-19 45-55 15-31 18-62 18-86z">
              <text:p/>
            </draw:path>
            <draw:path draw:style-name="gr4" draw:text-style-name="P4" draw:layer="layout" svg:width="0.09cm" svg:height="0.088cm" svg:x="3.133cm" svg:y="7.617cm" svg:viewBox="0 0 91 89" svg:d="M37 47c0-1 5-18 5-20 0-1 6-11 12-16 2-1 8-5 16-5 2 0 7 0 11 3-7 1-9 7-9 10 0 5 4 7 8 7s11-3 11-12-11-14-21-14-19 5-28 14c-3-12-15-14-20-14-7 0-12 5-15 10-5 8-7 20-7 20 0 3 2 3 3 3 3 0 3-1 4-6 3-12 7-21 15-21 5 0 6 4 6 9 0 4-2 12-3 17s-3 13-4 18c-2 8-4 16-7 24 0 4-1 6-1 8 0 5 3 7 6 7s7-2 8-6c1-1 3-9 4-14 2-7 4-15 6-22z">
              <text:p/>
            </draw:path>
            <draw:path draw:style-name="gr4" draw:text-style-name="P4" draw:layer="layout" svg:width="0.132cm" svg:height="0.009cm" svg:x="3.256cm" svg:y="7.649cm" svg:viewBox="0 0 133 10" svg:d="M125 10c3 0 8 0 8-5s-5-5-8-5c-39 0-79 0-118 0-2 0-7 0-7 5s4 5 7 5c39 0 79 0 118 0z">
              <text:p/>
            </draw:path>
            <draw:path draw:style-name="gr4" draw:text-style-name="P4" draw:layer="layout" svg:width="0.07cm" svg:height="0.129cm" svg:x="3.432cm" svg:y="7.573cm" svg:viewBox="0 0 71 130" svg:d="M44 5c0-5 0-5-6-5-12 12-30 12-38 12 0 2 0 5 0 7 4 0 18 0 28-5 0 33 0 67 0 100 0 7 0 9-19 9-3 0-6 0-8 0 0 3 0 5 0 7 4 0 28 0 35 0 6 0 31 0 35 0 0-2 0-4 0-7-2 0-5 0-7 0-20 0-20-2-20-9 0-36 0-73 0-109z">
              <text:p/>
            </draw:path>
            <draw:path draw:style-name="gr4" draw:text-style-name="P4" draw:layer="layout" svg:width="0.326cm" svg:height="0.393cm" svg:x="3.159cm" svg:y="7.788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4" draw:text-style-name="P4" draw:layer="layout" svg:width="0.085cm" svg:height="0.169cm" svg:x="3.128cm" svg:y="8.256cm" svg:viewBox="0 0 86 170" svg:d="M86 7c0-3-2-7-8-7-5 0-11 6-11 10s3 8 8 8c6 0 11-5 11-11zM45 140c-4 14-15 25-26 25-2 0-5 0-7-1 5-2 6-7 6-10 0-5-3-8-7-8-6 0-11 6-11 12 0 8 7 12 19 12s35-7 41-31c6-23 12-47 18-70 0-3 1-4 1-7 0-11-9-19-21-19-22 0-35 27-35 31 0 2 2 1 3 2 3 0 4-1 4-3 5-12 16-24 28-24 4 0 6 3 6 9 0 3-1 5-1 7-6 25-12 50-18 75z">
              <text:p/>
            </draw:path>
            <draw:path draw:style-name="gr4" draw:text-style-name="P4" draw:layer="layout" svg:width="0.145cm" svg:height="0.052cm" svg:x="3.246cm" svg:y="8.311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4" draw:text-style-name="P4" draw:layer="layout" svg:width="0.09cm" svg:height="0.134cm" svg:x="3.416cm" svg:y="8.256cm" svg:viewBox="0 0 91 135" svg:d="M91 68c0-22-2-37-12-50-5-10-17-18-33-18-46 0-46 54-46 68s0 67 46 67c45 0 45-53 45-67zM46 130c-9 0-21-6-25-22-3-12-3-28-3-42 0-15 0-30 3-40 4-16 17-20 25-20 10 0 20 6 24 18 3 10 4 25 4 42 0 14 0 28-4 41-4 18-16 23-24 23z">
              <text:p/>
            </draw:path>
            <draw:path draw:style-name="gr4" draw:text-style-name="P4" draw:layer="layout" svg:width="0.146cm" svg:height="0.177cm" svg:x="3.56cm" svg:y="7.931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2 2 3 3 3 0 3 0 5-7 4-20 10-33 20-33 5 0 9 2 9 13 0 7-1 10-1 15-11 41-22 83-32 124zM71 36c2-7 10-15 15-19 10-9 18-11 23-11 11 0 17 10 17 27 0 16-8 49-14 59-10 20-22 29-33 29-19 0-22-23-22-25 0-1 0-1 1-5 4-18 9-37 13-55z">
              <text:p/>
            </draw:path>
            <draw:path draw:style-name="gr4" draw:text-style-name="P4" draw:layer="layout" svg:width="0.106cm" svg:height="0.505cm" svg:x="3.808cm" svg:y="7.732cm" svg:viewBox="0 0 107 506" svg:d="M94 502c0 1 3 2 4 4 2 0 4 0 6 0 1 0 3 0 3-3 0-1-1-1-1-3-10-10-25-25-43-56-30-54-41-123-41-191 0-125 35-198 84-248 1-1 1-2 1-3 0-2-2-2-5-2-4 0-4 0-8 2-26 24-56 62-76 122-12 37-18 82-18 129 0 66 12 141 56 207 8 11 12 15 18 22 3 4 7 8 9 11 4 3 8 6 11 9z">
              <text:p/>
            </draw:path>
            <draw:path draw:style-name="gr4" draw:text-style-name="P4" draw:layer="layout" svg:width="0.153cm" svg:height="0.183cm" svg:x="3.934cm" svg:y="7.928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10-4 14-12 14-19 0-10-8-13-14-13-10 0-20 9-20 22 0 14 15 24 38 24 32 0 69-22 77-57 9-35 18-70 27-105z">
              <text:p/>
            </draw:path>
            <draw:path draw:style-name="gr4" draw:text-style-name="P4" draw:layer="layout" svg:width="0.085cm" svg:height="0.169cm" svg:x="4.101cm" svg:y="7.809cm" svg:viewBox="0 0 86 170" svg:d="M86 7c0-3-2-7-8-7-5 0-11 6-11 10s3 8 8 8c6 0 11-5 11-11zM45 140c-3 14-14 25-26 25-2 0-5 0-7-1 6-2 7-7 7-10 0-5-4-8-8-8-5 0-11 6-11 12 0 8 8 12 19 12 12 0 35-7 42-31 6-23 12-47 17-70 1-2 1-4 1-7 0-11-9-18-21-18-22 0-34 27-34 30 0 2 2 2 3 2 3 0 3 0 4-3 5-11 15-24 27-24 4 0 6 4 6 9 0 3 0 6 0 7-6 25-13 50-19 75z">
              <text:p/>
            </draw:path>
            <draw:path draw:style-name="gr4" draw:text-style-name="P4" draw:layer="layout" svg:width="0.011cm" svg:height="0.179cm" svg:x="4.26cm" svg:y="7.726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8cm" svg:x="4.26cm" svg:y="7.894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11cm" svg:height="0.18cm" svg:x="4.26cm" svg:y="8.063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126cm" svg:height="0.197cm" svg:x="4.328cm" svg:y="7.86cm" svg:viewBox="0 0 127 198" svg:d="M64 10c2-4 1-3 2-4 0-4-4-6-7-6-1 0-1 0-2 1-12 0-24 1-36 1-4 0-9 0-9 8 0 6 5 6 7 6 3 0 8 0 12 0-2 10-5 22-8 33-6 26-13 52-19 77-4 16-4 20-4 26 0 36 26 46 47 46 51 0 80-46 80-84 0-34-25-46-49-46-13 0-24 6-31 10 6-23 11-45 17-68zM48 187c-11 0-20-5-20-23 0-9 2-19 5-28 2-10 7-30 9-38 1-5 17-20 35-20 17 0 18 16 18 22 0 14-9 49-13 60-10 22-26 27-34 27z">
              <text:p/>
            </draw:path>
            <draw:path draw:style-name="gr4" draw:text-style-name="P4" draw:layer="layout" svg:width="0.085cm" svg:height="0.169cm" svg:x="4.459cm" svg:y="7.809cm" svg:viewBox="0 0 86 170" svg:d="M86 7c0-3-2-7-7-7-6 0-11 6-11 10s2 8 8 8c5 0 10-5 10-11zM45 140c-3 14-14 25-26 25-2 0-5 0-6-1 5-2 6-7 6-10 0-5-4-8-8-8-5 0-11 6-11 12 0 8 8 12 20 12s34-7 41-31c6-23 12-47 17-70 1-2 1-4 1-7 0-11-9-18-21-18-21 0-34 27-34 30 0 2 2 2 3 2 3 0 3 0 4-3 5-11 15-24 27-24 4 0 7 4 7 9 0 3-1 6-1 7-6 25-13 50-19 75z">
              <text:p/>
            </draw:path>
            <draw:path draw:style-name="gr4" draw:text-style-name="P4" draw:layer="layout" svg:width="0.032cm" svg:height="0.083cm" svg:x="4.603cm" svg:y="8.025cm" svg:viewBox="0 0 33 84" svg:d="M33 30c0-19-7-30-19-30-8 0-14 7-14 14 0 8 6 16 14 16 4 0 8-1 11-4 1 0 0-1 1-1 0 0 0 1 0 5 0 20-9 37-19 46-3 3-3 4-3 5 0 2 2 3 3 3 3 0 26-22 26-54z">
              <text:p/>
            </draw:path>
            <draw:path draw:style-name="gr4" draw:text-style-name="P4" draw:layer="layout" svg:width="0.093cm" svg:height="0.025cm" svg:x="4.795cm" svg:y="7.793cm" svg:viewBox="0 0 94 26" svg:d="M94 4c-1-1-3-3-4-4-8 5-11 14-24 14-6 0-13-5-18-8-7-4-13-6-18-6-10 0-16 6-30 22 2 1 3 2 5 4 8-5 10-14 23-14 6 0 14 5 18 7 8 5 13 7 18 7 10 0 16-6 30-22z">
              <text:p/>
            </draw:path>
            <draw:path draw:style-name="gr4" draw:text-style-name="P4" draw:layer="layout" svg:width="0.157cm" svg:height="0.197cm" svg:x="4.715cm" svg:y="7.86cm" svg:viewBox="0 0 158 198" svg:d="M157 10c1-4 0-3 1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3-52 26-103 39-155zM86 169c-8 9-21 18-35 18-17 0-19-15-19-21 0-15 10-49 14-60 9-20 23-28 34-28 17 0 23 13 23 16 0 2 0 3 0 4-6 24-12 47-17 71z">
              <text:p/>
            </draw:path>
            <draw:path draw:style-name="gr4" draw:text-style-name="P4" draw:layer="layout" svg:width="0.085cm" svg:height="0.169cm" svg:x="4.875cm" svg:y="7.809cm" svg:viewBox="0 0 86 170" svg:d="M86 7c0-3-2-7-8-7-5 0-11 6-11 10s3 8 8 8c6 0 11-5 11-11zM45 140c-3 14-14 25-26 25-2 0-5 0-7-1 6-2 7-7 7-10 0-5-4-8-8-8-6 0-11 6-11 12 0 8 8 12 19 12 12 0 35-7 41-31 6-23 12-47 18-70 0-2 1-4 1-7 0-11-9-18-21-18-22 0-35 27-35 30 0 2 3 2 4 2 3 0 3 0 4-3 5-11 15-24 27-24 4 0 6 4 6 9 0 3 0 6-1 7-6 25-12 50-18 75z">
              <text:p/>
            </draw:path>
            <draw:path draw:style-name="gr4" draw:text-style-name="P4" draw:layer="layout" svg:width="0.105cm" svg:height="0.505cm" svg:x="5.003cm" svg:y="7.732cm" svg:viewBox="0 0 106 506" svg:d="M106 253c0-81-18-167-74-230-3-5-14-16-21-21-1-2-2-2-6-2-3 0-5 0-5 2s1 3 2 4c9 9 24 25 42 56 30 54 42 124 42 191 0 121-35 197-85 248-1 1-1 1-1 2 0 3 2 3 5 3 4 0 5 0 7-3 26-22 57-61 76-121 13-39 18-84 18-129z">
              <text:p/>
            </draw:path>
            <draw:path draw:style-name="gr4" draw:text-style-name="P4" draw:layer="layout" svg:width="0.146cm" svg:height="0.177cm" svg:x="5.199cm" svg:y="7.931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9 20-22 29-33 29-19 0-22-23-22-25 0-1 0-1 1-5 4-18 9-37 13-55z">
              <text:p/>
            </draw:path>
            <draw:path draw:style-name="gr4" draw:text-style-name="P4" draw:layer="layout" svg:width="0.106cm" svg:height="0.505cm" svg:x="5.447cm" svg:y="7.732cm" svg:viewBox="0 0 107 506" svg:d="M94 502c1 1 3 2 4 4 2 0 4 0 6 0 1 0 3 0 3-3 0-1-1-1-1-3-10-10-25-25-43-56-30-54-41-123-41-191 0-125 35-198 84-248 1-1 1-2 1-3 0-2-2-2-5-2-4 0-4 0-7 2-27 24-57 62-77 122-12 37-18 82-18 129 0 66 12 141 56 207 8 11 12 15 18 22 3 4 7 8 9 11 4 3 8 6 11 9z">
              <text:p/>
            </draw:path>
            <draw:path draw:style-name="gr4" draw:text-style-name="P4" draw:layer="layout" svg:width="0.093cm" svg:height="0.025cm" svg:x="5.657cm" svg:y="7.793cm" svg:viewBox="0 0 94 26" svg:d="M94 4c-2-1-4-3-5-4-8 5-11 14-23 14-7 0-14-5-19-8-7-4-12-6-17-6-11 0-16 6-30 22 1 1 3 2 4 4 8-5 11-14 23-14 7 0 14 5 19 7 7 5 12 7 17 7 11 0 16-6 31-22z">
              <text:p/>
            </draw:path>
            <draw:path draw:style-name="gr4" draw:text-style-name="P4" draw:layer="layout" svg:width="0.156cm" svg:height="0.197cm" svg:x="5.577cm" svg:y="7.86cm" svg:viewBox="0 0 157 198" svg:d="M156 10c1-4 1-3 1-4 0-4-3-6-7-6l-1 1c-12 0-24 1-36 1-4 0-10 0-10 8 0 6 6 6 7 6 4 0 9 0 12 0-5 21-10 42-15 62-4-4-13-10-28-10-49 0-79 45-79 83 0 35 26 47 49 47 20 0 34-12 39-16 10 16 29 16 32 16 10 0 19-6 25-16 7-12 10-27 10-28 0-4-4-4-6-4-3 0-4 0-6 1-1 1-1 1-2 8-6 23-12 28-19 28-4 0-7-1-7-10 0-4 1-8 2-12 13-52 26-103 39-155zM85 169c-8 9-21 18-35 18-17 0-19-15-19-21 0-15 10-49 15-60 8-20 22-28 33-28 17 0 24 13 24 16 0 2 0 3-1 4-5 24-11 47-17 71z">
              <text:p/>
            </draw:path>
            <draw:path draw:style-name="gr4" draw:text-style-name="P4" draw:layer="layout" svg:width="0.085cm" svg:height="0.169cm" svg:x="5.735cm" svg:y="7.809cm" svg:viewBox="0 0 86 170" svg:d="M86 7c0-3-2-7-8-7-5 0-11 6-11 10s3 8 8 8c6 0 11-5 11-11zM45 140c-3 14-14 25-26 25-2 0-5 0-7-1 6-2 7-7 7-10 0-5-4-8-8-8-6 0-11 6-11 12 0 8 8 12 19 12 12 0 35-7 42-31 6-23 12-47 17-70 0-2 1-4 1-7 0-11-9-18-21-18-22 0-34 27-34 30 0 2 2 2 3 2 3 0 3 0 4-3 5-11 15-24 27-24 4 0 6 4 6 9 0 3 0 6 0 7-6 25-13 50-19 75z">
              <text:p/>
            </draw:path>
            <draw:path draw:style-name="gr4" draw:text-style-name="P4" draw:layer="layout" svg:width="0.105cm" svg:height="0.505cm" svg:x="5.864cm" svg:y="7.732cm" svg:viewBox="0 0 106 506" svg:d="M106 253c0-81-18-167-73-230-4-5-15-16-22-21-1-2-2-2-6-2-3 0-5 0-5 2s1 3 2 4c9 9 24 25 42 56 30 54 42 124 42 191 0 121-35 197-85 248-1 1-1 1-1 2 0 3 2 3 5 3 4 0 5 0 7-3 26-22 57-61 76-121 13-39 18-84 18-129z">
              <text:p/>
            </draw:path>
            <draw:path draw:style-name="gr4" draw:text-style-name="P4" draw:layer="layout" svg:width="0.187cm" svg:height="0.12cm" svg:x="1.421cm" svg:y="8.941cm" svg:viewBox="0 0 188 121" svg:d="M188 9c0-6-2-9-4-9s-4 2-4 8c-2 23-21 37-39 37-17 0-31-11-45-22-15-11-30-23-49-23-28 0-47 25-47 51 0 9 3 6 4 9 3 0 4-6 4-6 2-28 24-38 39-38 17 0 31 10 45 21 15 12 30 23 49 23 27 0 47-25 47-51zM10 109c-4 0-10-1-10 5s6 7 10 7c56 0 112 0 168 0 4 0 10-1 10-7s-6-5-10-5c-56 0-112 0-168 0z">
              <text:p/>
            </draw:path>
            <draw:path draw:style-name="gr4" draw:text-style-name="P4" draw:layer="layout" svg:width="0.145cm" svg:height="0.842cm" svg:x="1.769cm" svg:y="8.58cm" svg:viewBox="0 0 146 843" svg:d="M146 841c0-2 0-2-1-4-27-32-50-68-67-108-36-86-51-187-51-307s14-225 55-317c16-36 38-69 63-99 1-1 1-2 1-3 0-3-2-3-6-3s-5 0-6 1c-13 16-17 17-39 48-49 69-73 152-86 235-7 46-9 92-9 138 0 104 13 212 58 308 20 43 47 81 75 111 2 2 2 2 7 2 4 0 6 0 6-2z">
              <text:p/>
            </draw:path>
            <draw:path draw:style-name="gr4" draw:text-style-name="P4" draw:layer="layout" svg:width="0.119cm" svg:height="0.088cm" svg:x="1.935cm" svg:y="8.633cm" svg:viewBox="0 0 120 89" svg:d="M14 74c0 4-1 6-1 8 0 5 3 7 6 7s7-3 8-4c1-2 3-8 3-12 1-4 4-13 4-18 2-5 3-9 4-13 2-8 3-10 8-18 6-8 15-18 30-18 11 0 11 10 11 14 0 11-8 34-11 42-2 5-3 7-3 10 0 10 9 17 19 17 19 0 28-27 28-30 0-2-2-2-3-2-3 0-3 1-4 3-4 15-13 23-21 23-4 0-5-2-5-6 0-5 1-7 5-16 2-7 10-27 10-39 0-18-15-22-25-22-17 0-27 10-34 18-1-13-13-18-21-18s-12 6-16 11c-4 7-6 19-6 19 0 3 2 3 3 3 3 0 3 0 4-6 3-12 7-21 15-21 5 0 6 4 6 9 0 4-2 12-3 17s-3 14-4 18c-2 8-4 16-7 24z">
              <text:p/>
            </draw:path>
            <draw:path draw:style-name="gr4" draw:text-style-name="P4" draw:layer="layout" svg:width="0.133cm" svg:height="0.009cm" svg:x="2.085cm" svg:y="8.666cm" svg:viewBox="0 0 134 10" svg:d="M126 10c3 0 8 0 8-5s-5-5-8-5c-40 0-79 0-118 0-3 0-8 0-8 5s5 5 8 5c39 0 78 0 118 0z">
              <text:p/>
            </draw:path>
            <draw:path draw:style-name="gr4" draw:text-style-name="P4" draw:layer="layout" svg:width="0.071cm" svg:height="0.129cm" svg:x="2.261cm" svg:y="8.59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4" draw:text-style-name="P4" draw:layer="layout" svg:width="0.326cm" svg:height="0.393cm" svg:x="1.975cm" svg:y="8.804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4" draw:text-style-name="P4" draw:layer="layout" svg:width="0.058cm" svg:height="0.131cm" svg:x="1.966cm" svg:y="9.273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4" draw:text-style-name="P4" draw:layer="layout" svg:width="0.144cm" svg:height="0.052cm" svg:x="2.05cm" svg:y="9.327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4" draw:text-style-name="P4" draw:layer="layout" svg:width="0.09cm" svg:height="0.134cm" svg:x="2.219cm" svg:y="9.272cm" svg:viewBox="0 0 91 135" svg:d="M91 68c0-22-2-37-11-50-6-10-18-18-34-18-46 0-46 54-46 68s0 67 46 67c45 0 45-53 45-67zM46 130c-9 0-21-6-25-22-3-12-3-28-3-42 0-15 0-30 3-40 4-16 17-20 25-20 10 0 20 6 24 18 4 10 4 25 4 42 0 14 0 29-3 41-4 18-17 23-25 23z">
              <text:p/>
            </draw:path>
            <draw:path draw:style-name="gr4" draw:text-style-name="P4" draw:layer="layout" svg:width="0.145cm" svg:height="0.177cm" svg:x="2.39cm" svg:y="8.947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4" draw:text-style-name="P4" draw:layer="layout" svg:width="0.065cm" svg:height="0.28cm" svg:x="2.615cm" svg:y="8.861cm" svg:viewBox="0 0 66 281" svg:d="M66 278c0-1 0-1-5-6-35-36-44-89-44-132 0-49 10-98 45-133 4-3 4-4 4-5s-2-2-4-2-28 19-44 54c-14 32-18 63-18 86 0 22 3 56 18 88 18 34 42 53 44 53s4-1 4-3z">
              <text:p/>
            </draw:path>
            <draw:path draw:style-name="gr4" draw:text-style-name="P4" draw:layer="layout" svg:width="0.127cm" svg:height="0.197cm" svg:x="2.711cm" svg:y="8.876cm" svg:viewBox="0 0 128 198" svg:d="M65 10c1-4 0-3 1-4 0-4-4-6-6-6s-2 0-2 1c-12 0-24 1-36 1-4 0-9 0-9 8 0 6 5 6 7 6 3 0 8 0 11 0-1 10-5 22-7 33-7 26-13 52-20 77-4 16-4 20-4 26 0 36 27 46 48 46 51 0 80-46 80-84 0-34-26-46-50-46-12 0-24 6-30 10 6-23 11-45 17-68zM49 187c-11 0-20-5-20-23 0-9 2-19 5-28 2-10 7-30 9-38 1-5 17-20 35-20 17 0 18 16 18 22 0 14-10 49-14 60-9 22-25 27-33 27z">
              <text:p/>
            </draw:path>
            <draw:path draw:style-name="gr4" draw:text-style-name="P4" draw:layer="layout" svg:width="0.058cm" svg:height="0.131cm" svg:x="2.852cm" svg:y="8.983cm" svg:viewBox="0 0 59 132" svg:d="M54 7c0-3-2-7-8-7-5 0-11 5-11 10 0 4 3 8 8 8 6 0 11-5 11-11zM14 107c0 3-1 5-1 8 0 10 7 17 18 17 19 0 28-27 28-30s-2-3-3-3c-2 0-2 2-3 4-5 15-14 23-21 23-4 0-6-2-6-6 0-5 2-9 4-13 2-5 4-10 6-16 2-4 9-22 10-25 0-1 1-4 1-6 0-9-8-17-19-17-19 0-28 27-28 31 0 2 2 2 3 2 3 0 3-1 3-3 6-17 15-24 22-24 3 0 5 1 5 7 0 5-2 7-7 19-4 11-8 22-12 32z">
              <text:p/>
            </draw:path>
            <draw:path draw:style-name="gr4" draw:text-style-name="P4" draw:layer="layout" svg:width="0.01cm" svg:height="0.28cm" svg:x="2.97cm" svg:y="8.861cm" svg:viewBox="0 0 11 281" svg:d="M11 10c0-5 0-10-5-10-6 0-6 5-6 10 0 87 0 173 0 260 0 6 0 11 6 11 5 0 5-5 5-11 0-87 0-173 0-260z">
              <text:p/>
            </draw:path>
            <draw:path draw:style-name="gr4" draw:text-style-name="P4" draw:layer="layout" svg:width="0.129cm" svg:height="0.129cm" svg:x="3.028cm" svg:y="8.944cm" svg:viewBox="0 0 130 130" svg:d="M108 16c-14 5-15 18-15 19 0 4 2 13 14 13s20-10 20-22c0-15-14-26-39-26-57 0-88 44-88 81 0 25 16 49 60 49 7 0 26 0 43-7 16-7 27-18 27-21s-4-8-6-8-2 1-5 4c-15 16-37 21-59 21-18 0-28-9-28-25 0-11 8-45 16-60 11-19 29-24 40-24 4 0 13 0 20 6z">
              <text:p/>
            </draw:path>
            <draw:path draw:style-name="gr4" draw:text-style-name="P4" draw:layer="layout" svg:width="0.058cm" svg:height="0.131cm" svg:x="3.168cm" svg:y="8.983cm" svg:viewBox="0 0 59 132" svg:d="M54 7c0-3-2-7-8-7-4 0-11 5-11 10 0 4 3 8 8 8 6 0 11-5 11-11zM14 107c0 3-1 5-1 8 0 10 7 17 18 17 20 0 28-27 28-30s-2-3-3-3c-2 0-2 2-3 4-5 15-14 23-21 23-4 0-5-2-5-6 0-5 1-9 3-13 2-5 4-10 6-16 2-4 9-22 10-25 0-1 1-4 1-6 0-9-8-17-18-17-20 0-29 27-29 31 0 2 2 2 3 2 3 0 3-1 3-3 6-17 15-24 22-24 3 0 5 1 5 7 0 5-2 7-7 19-4 11-8 22-12 32z">
              <text:p/>
            </draw:path>
            <draw:path draw:style-name="gr4" draw:text-style-name="P4" draw:layer="layout" svg:width="0.065cm" svg:height="0.28cm" svg:x="3.268cm" svg:y="8.861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4" draw:text-style-name="P4" draw:layer="layout" svg:width="0.146cm" svg:height="0.177cm" svg:x="3.4cm" svg:y="8.947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3 0 4-7 5-20 11-33 20-33 5 0 9 2 9 13 0 7-1 10-1 15-11 41-22 83-32 124zM71 37c3-8 10-16 15-20 10-9 18-11 23-11 11 0 17 10 17 27 0 16-8 49-13 59-10 20-23 29-34 29-19 0-22-23-22-25 0-1 0-1 1-5 4-18 9-36 13-54z">
              <text:p/>
            </draw:path>
            <draw:path draw:style-name="gr4" draw:text-style-name="P4" draw:layer="layout" svg:width="0.064cm" svg:height="0.28cm" svg:x="3.625cm" svg:y="8.861cm" svg:viewBox="0 0 65 281" svg:d="M65 278c0-1 0-1-5-6-35-36-44-89-44-132 0-49 10-98 46-133 3-3 3-4 3-5s-1-2-3-2c-3 0-28 19-44 54-15 32-18 63-18 86 0 22 3 56 18 88 17 34 41 53 44 53 2 0 3-1 3-3z">
              <text:p/>
            </draw:path>
            <draw:path draw:style-name="gr4" draw:text-style-name="P4" draw:layer="layout" svg:width="0.129cm" svg:height="0.129cm" svg:x="3.72cm" svg:y="8.944cm" svg:viewBox="0 0 130 130" svg:d="M108 16c-15 5-15 18-15 19 0 4 2 13 14 13 11 0 20-10 20-22 0-15-14-26-39-26-57 0-88 44-88 81 0 25 15 49 59 49 7 0 27 0 44-7 16-7 27-18 27-21s-4-8-7-8c-1 0-1 1-4 4-15 16-37 21-59 21-18 0-28-9-28-25 0-11 7-45 16-60 11-19 28-24 40-24 4 0 13 0 20 6z">
              <text:p/>
            </draw:path>
            <draw:path draw:style-name="gr4" draw:text-style-name="P4" draw:layer="layout" svg:width="0.058cm" svg:height="0.131cm" svg:x="3.86cm" svg:y="8.983cm" svg:viewBox="0 0 59 132" svg:d="M54 7c0-3-2-7-8-7-5 0-11 5-11 10 0 4 3 8 8 8 6 0 11-5 11-11zM14 107c0 3-2 5-2 8 0 10 8 17 19 17 19 0 28-27 28-30s-2-3-3-3c-2 0-2 2-3 4-5 15-14 23-22 23-3 0-5-2-5-6 0-5 2-9 4-13 2-5 4-10 6-16 2-4 9-22 10-25 0-1 1-4 1-6 0-9-8-17-19-17-19 0-28 27-28 31 0 2 2 2 3 2 3 0 3-1 3-3 6-17 14-24 22-24 2 0 5 1 5 7 0 5-2 7-7 19-4 11-8 22-12 32z">
              <text:p/>
            </draw:path>
            <draw:path draw:style-name="gr4" draw:text-style-name="P4" draw:layer="layout" svg:width="0.065cm" svg:height="0.28cm" svg:x="3.96cm" svg:y="8.861cm" svg:viewBox="0 0 66 281" svg:d="M66 140c0-22-4-56-20-87-16-35-40-53-43-53-2 0-3 1-3 2s0 2 6 7c27 28 43 73 43 131 0 48-11 98-45 134-4 3-4 3-4 4 0 2 1 3 3 3 3 0 28-19 44-55 15-31 19-62 19-86z">
              <text:p/>
            </draw:path>
            <draw:path draw:style-name="gr4" draw:text-style-name="P4" draw:layer="layout" svg:width="0.145cm" svg:height="0.842cm" svg:x="4.063cm" svg:y="8.58cm" svg:viewBox="0 0 146 843" svg:d="M146 422c0-105-13-212-58-309-20-43-46-81-74-111-3-1-4-2-8-2s-6 0-6 3c0 1 1 3 2 3 27 33 49 69 65 108 37 86 52 187 52 308 0 119-14 224-56 316-16 36-37 69-62 99 0 1-1 2-1 4s2 2 6 2 4 0 5-1c14-16 18-17 40-48 49-69 74-151 87-235 6-45 8-91 8-137z">
              <text:p/>
            </draw:path>
            <draw:path draw:style-name="gr4" draw:text-style-name="P4" draw:layer="layout" svg:width="0.09cm" svg:height="0.088cm" svg:x="4.332cm" svg:y="8.633cm" svg:viewBox="0 0 91 89" svg:d="M37 47c1-1 5-18 5-20 0-1 6-11 12-16 3-1 8-5 16-5 3 0 8 0 12 3-7 1-9 7-9 10 0 5 3 7 8 7 4 0 10-3 10-12s-10-14-21-14c-9 0-18 5-27 14-4-12-16-14-21-14-7 0-12 5-15 10-4 8-7 20-7 20 0 3 2 2 3 3 3 0 3 0 5-6 2-12 6-21 14-21 5 0 7 4 7 9 0 4-2 12-3 17-2 5-4 14-5 18-2 8-4 16-6 24-1 4-1 6-2 8 0 5 3 7 6 7s7-2 9-6c0-1 2-9 4-14 2-7 3-15 5-22z">
              <text:p/>
            </draw:path>
            <draw:path draw:style-name="gr4" draw:text-style-name="P4" draw:layer="layout" svg:width="0.132cm" svg:height="0.009cm" svg:x="4.455cm" svg:y="8.666cm" svg:viewBox="0 0 133 10" svg:d="M126 10c3 0 7 0 7-5s-4-5-7-5c-40 0-79 0-118 0-3 0-8 0-8 5s5 5 8 5c39 0 78 0 118 0z">
              <text:p/>
            </draw:path>
            <draw:path draw:style-name="gr4" draw:text-style-name="P4" draw:layer="layout" svg:width="0.071cm" svg:height="0.129cm" svg:x="4.631cm" svg:y="8.59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4" draw:text-style-name="P4" draw:layer="layout" svg:width="0.326cm" svg:height="0.393cm" svg:x="4.359cm" svg:y="8.804cm" svg:viewBox="0 0 327 394" svg:d="M327 394c0-6 0-11 0-16-37 0-46-12-46-30 0-101 0-201 0-302 0-18 9-31 46-31 0-5 0-10 0-15-109 0-218 0-327 0 0 5 0 10 0 15 37 0 46 13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4" draw:text-style-name="P4" draw:layer="layout" svg:width="0.085cm" svg:height="0.169cm" svg:x="4.327cm" svg:y="9.273cm" svg:viewBox="0 0 86 170" svg:d="M86 7c0-3-2-7-8-7-5 0-10 6-10 10s2 8 7 8c6 0 11-5 11-11zM45 140c-3 14-14 25-26 25-2 0-5 0-7-1 6-2 7-7 7-10 0-5-4-8-8-8-5 0-11 6-11 12 0 8 8 12 20 12s34-7 41-31c6-23 12-47 17-70 1-3 1-4 1-7 0-11-9-19-21-19-21 0-34 27-34 31 0 2 2 2 3 2 3 0 3-1 4-3 5-12 15-24 27-24 4 0 6 3 6 9 0 3 0 5 0 7-6 25-13 50-19 75z">
              <text:p/>
            </draw:path>
            <draw:path draw:style-name="gr4" draw:text-style-name="P4" draw:layer="layout" svg:width="0.144cm" svg:height="0.052cm" svg:x="4.446cm" svg:y="9.327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4" draw:text-style-name="P4" draw:layer="layout" svg:width="0.09cm" svg:height="0.134cm" svg:x="4.615cm" svg:y="9.272cm" svg:viewBox="0 0 91 135" svg:d="M91 68c0-22-2-37-11-50-6-10-18-18-34-18-46 0-46 54-46 68s0 67 46 67c45 0 45-53 45-67zM46 130c-9 0-21-6-25-22-3-12-3-28-3-42 0-15 0-30 3-40 5-16 17-20 25-20 11 0 20 6 24 18 4 10 4 25 4 42 0 14 0 29-3 41-4 18-17 23-25 23z">
              <text:p/>
            </draw:path>
            <draw:path draw:style-name="gr4" draw:text-style-name="P4" draw:layer="layout" svg:width="0.145cm" svg:height="0.842cm" svg:x="4.835cm" svg:y="8.58cm" svg:viewBox="0 0 146 843" svg:d="M146 841c0-2 0-2-1-4-27-32-50-68-67-108-36-86-51-187-51-307s14-225 55-317c17-36 38-69 64-99 0-1 0-2 0-3 0-3-2-3-6-3s-5 0-5 1c-1 0-18 17-40 48-49 69-73 152-86 235-7 46-9 92-9 138 0 104 13 212 58 308 20 43 47 81 75 111 2 2 2 2 7 2 4 0 6 0 6-2z">
              <text:p/>
            </draw:path>
            <draw:path draw:style-name="gr4" draw:text-style-name="P4" draw:layer="layout" svg:width="0.145cm" svg:height="0.177cm" svg:x="4.982cm" svg:y="8.947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4" draw:text-style-name="P4" draw:layer="layout" svg:width="0.064cm" svg:height="0.28cm" svg:x="5.16cm" svg:y="8.861cm" svg:viewBox="0 0 65 281" svg:d="M65 278c0-1 0-1-5-6-35-36-44-89-44-132 0-49 10-98 46-133 3-3 3-4 3-5s-1-2-3-2c-3 0-28 19-44 54-15 32-18 63-18 86 0 22 3 56 18 88 17 34 41 53 44 53 2 0 3-1 3-3z">
              <text:p/>
            </draw:path>
            <draw:path draw:style-name="gr4" draw:text-style-name="P4" draw:layer="layout" svg:width="0.093cm" svg:height="0.025cm" svg:x="5.315cm" svg:y="8.81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4" draw:text-style-name="P4" draw:layer="layout" svg:width="0.133cm" svg:height="0.197cm" svg:x="5.253cm" svg:y="8.876cm" svg:viewBox="0 0 134 198" svg:d="M134 3c-2-1 0-3-4-3s-31 2-36 3c-2 1-4 2-4 6 0 3 3 3 7 3 13 0 14 2 14 5 0 2 0 4-1 5-5 23-11 45-16 67-6-11-14-18-27-18-33 0-67 41-67 83 0 26 15 44 37 44 5 0 20 0 37-20 2 11 12 20 25 20 10 0 16-6 21-15 5-10 9-27 9-28 0-3-3-3-4-3-3 0-3 2-4 6-4 18-10 34-21 34-8 0-9-7-9-13s1-9 2-13c13-55 27-109 41-163zM75 162c-1 5-1 5-5 10-13 16-24 20-32 20-14 0-18-15-18-26 0-14 9-49 15-62 9-16 22-26 33-26 18 0 22 22 22 24s0 4-1 4c-5 19-9 37-14 56z">
              <text:p/>
            </draw:path>
            <draw:path draw:style-name="gr4" draw:text-style-name="P4" draw:layer="layout" svg:width="0.085cm" svg:height="0.169cm" svg:x="5.388cm" svg:y="8.806cm" svg:viewBox="0 0 86 170" svg:d="M86 8c0-4-3-8-8-8s-11 6-11 11c0 3 3 7 8 7s11-4 11-10zM44 140c-3 14-14 26-25 26-3 0-5-1-7-2 5-2 6-7 6-10 0-4-4-8-7-8-6 0-11 6-11 12 0 8 7 12 19 12s35-6 41-30c6-23 12-47 18-70 0-3 0-4 0-8 0-11-8-18-20-18-22 0-35 27-35 30s3 3 3 3c3 0 3-1 4-4 5-11 16-23 27-23 5 0 7 3 7 9 0 2-1 5-1 6-6 25-13 50-19 75z">
              <text:p/>
            </draw:path>
            <draw:path draw:style-name="gr4" draw:text-style-name="P4" draw:layer="layout" svg:width="0.09cm" svg:height="0.133cm" svg:x="5.398cm" svg:y="9.016cm" svg:viewBox="0 0 91 134" svg:d="M91 67c0-21-2-37-11-50-6-10-18-17-34-17-46 0-46 53-46 67s0 67 46 67c45 0 45-52 45-67zM46 129c-9 0-21-6-25-22-3-11-3-28-3-42 0-15 0-29 3-40 5-15 17-20 25-20 11 0 20 7 24 18s4 25 4 42c0 14 0 29-3 41-4 18-17 23-25 23z">
              <text:p/>
            </draw:path>
            <draw:path draw:style-name="gr4" draw:text-style-name="P4" draw:layer="layout" svg:width="0.065cm" svg:height="0.28cm" svg:x="5.53cm" svg:y="8.861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4" draw:text-style-name="P4" draw:layer="layout" svg:width="0.119cm" svg:height="0.088cm" svg:x="5.679cm" svg:y="8.633cm" svg:viewBox="0 0 120 89" svg:d="M14 74c0 4-1 6-1 8 0 5 3 7 6 7 4 0 7-3 8-4 1-2 3-8 3-12 2-4 4-13 5-18s3-9 3-13c3-8 3-10 8-18 6-8 16-18 30-18 11 0 12 10 12 14 0 11-9 34-12 42-2 5-2 7-2 10 0 10 8 17 18 17 19 0 28-27 28-30 0-2-2-2-3-2-3 0-3 1-3 3-5 15-14 23-21 23-5 0-6-2-6-6 0-5 2-7 5-16 2-7 10-27 10-39 0-18-15-22-25-22-16 0-27 10-33 18-2-13-14-18-22-18s-12 6-15 11c-5 7-7 19-7 19 0 3 2 3 3 3 3 0 3 0 5-6 2-12 6-21 14-21 5 0 7 4 7 9 0 4-2 12-3 17-2 5-4 14-5 18-2 8-4 16-7 24z">
              <text:p/>
            </draw:path>
            <draw:path draw:style-name="gr4" draw:text-style-name="P4" draw:layer="layout" svg:width="0.132cm" svg:height="0.009cm" svg:x="5.83cm" svg:y="8.666cm" svg:viewBox="0 0 133 10" svg:d="M125 10c3 0 8 0 8-5s-5-5-8-5c-39 0-78 0-117 0-3 0-8 0-8 5s4 5 8 5c39 0 78 0 117 0z">
              <text:p/>
            </draw:path>
            <draw:path draw:style-name="gr4" draw:text-style-name="P4" draw:layer="layout" svg:width="0.07cm" svg:height="0.129cm" svg:x="6.006cm" svg:y="8.59cm" svg:viewBox="0 0 71 130" svg:d="M44 5c0-5 0-5-6-5-12 12-30 12-38 12 0 2 0 5 0 7 5 0 18 0 28-5 0 33 0 67 0 100 0 7 0 9-19 9-3 0-6 0-8 0 0 3 0 5 0 7 4 0 28 0 35 0 6 0 31 0 35 0 0-2 0-4 0-7-2 0-5 0-7 0-20 0-20-2-20-9 0-36 0-73 0-109z">
              <text:p/>
            </draw:path>
            <draw:path draw:style-name="gr4" draw:text-style-name="P4" draw:layer="layout" svg:width="0.327cm" svg:height="0.393cm" svg:x="5.719cm" svg:y="8.804cm" svg:viewBox="0 0 328 394" svg:d="M328 394c0-6 0-11 0-16-38 0-46-12-46-30 0-101 0-201 0-302 0-18 8-31 46-31 0-5 0-10 0-15-109 0-219 0-328 0 0 5 0 10 0 15 38 0 46 13 46 31 0 101 0 201 0 302 0 18-8 30-46 30 0 5 0 10 0 16 45 0 90 0 135 0 0-6 0-11 0-16-37 0-45-12-45-30 0-111 0-222 0-333 49 0 99 0 148 0 0 111 0 222 0 333 0 18-8 30-45 30 0 5 0 10 0 16 45 0 90 0 135 0z">
              <text:p/>
            </draw:path>
            <draw:path draw:style-name="gr4" draw:text-style-name="P4" draw:layer="layout" svg:width="0.059cm" svg:height="0.131cm" svg:x="5.71cm" svg:y="9.273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4" draw:text-style-name="P4" draw:layer="layout" svg:width="0.144cm" svg:height="0.052cm" svg:x="5.794cm" svg:y="9.327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4" draw:text-style-name="P4" draw:layer="layout" svg:width="0.09cm" svg:height="0.134cm" svg:x="5.964cm" svg:y="9.272cm" svg:viewBox="0 0 91 135" svg:d="M91 68c0-22-3-37-12-50-5-10-18-18-33-18-46 0-46 54-46 68s0 67 46 67c45 0 45-53 45-67zM46 130c-10 0-22-6-26-22-2-12-2-28-2-42 0-15 0-30 3-40 4-16 16-20 25-20 10 0 20 6 24 18 3 10 3 25 3 42 0 14 0 29-3 41-4 18-17 23-24 23z">
              <text:p/>
            </draw:path>
            <draw:path draw:style-name="gr4" draw:text-style-name="P4" draw:layer="layout" svg:width="0.146cm" svg:height="0.177cm" svg:x="6.134cm" svg:y="8.947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5-20 11-33 20-33 5 0 9 2 9 13 0 7-1 10-1 15-11 41-22 83-32 124zM71 37c3-8 10-16 15-20 10-9 18-11 23-11 11 0 17 10 17 27 0 16-8 49-14 59-9 20-22 29-33 29-19 0-22-23-22-25 0-1 0-1 1-5 4-18 9-36 13-54z">
              <text:p/>
            </draw:path>
            <draw:path draw:style-name="gr4" draw:text-style-name="P4" draw:layer="layout" svg:width="0.137cm" svg:height="0.673cm" svg:x="6.39cm" svg:y="8.664cm" svg:viewBox="0 0 138 674" svg:d="M138 671c0-1 0-2-1-2-11-11-29-30-48-60-45-72-66-163-66-272 0-75 11-173 57-257 22-40 45-63 58-75 0-1 0-2 0-3 0-2-2-2-6-2s-4 0-8 4c-94 86-124 214-124 333 0 110 26 221 97 305 5 7 16 19 28 28 3 4 3 4 7 4s6 0 6-3z">
              <text:p/>
            </draw:path>
            <draw:path draw:style-name="gr4" draw:text-style-name="P4" draw:layer="layout" svg:width="0.037cm" svg:height="0.28cm" svg:x="6.572cm" svg:y="8.861cm" svg:viewBox="0 0 38 281" svg:d="M38 281c0-4 0-8 0-11-9 0-18 0-27 0 0-87 0-173 0-259 9 0 18 0 27 0 0-4 0-7 0-11-12 0-25 0-38 0 0 94 0 187 0 281 13 0 26 0 38 0z">
              <text:p/>
            </draw:path>
            <draw:path draw:style-name="gr4" draw:text-style-name="P4" draw:layer="layout" svg:width="0.154cm" svg:height="0.183cm" svg:x="6.626cm" svg:y="8.944cm" svg:viewBox="0 0 155 184" svg:d="M154 22c1-6 1-6 1-7 0-6-5-13-13-13-15 0-18 14-20 21-3 10-5 20-8 30-3 13-8 35-12 46 0 7-9 13-10 14-3 1-10 6-19 6-17 0-17-13-17-20 0-17 9-39 16-59 3-8 4-10 4-14 0-16-16-26-32-26-30 0-44 38-44 44 0 4 5 4 7 4 3 0 6 0 7-4 9-31 24-34 28-34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4" draw:text-style-name="P4" draw:layer="layout" svg:width="0.085cm" svg:height="0.169cm" svg:x="6.794cm" svg:y="8.825cm" svg:viewBox="0 0 86 170" svg:d="M86 7c0-3-3-7-8-7s-11 6-11 11c0 3 3 7 8 7 6 0 11-5 11-11zM45 140c-4 14-15 25-26 25-2 0-5 0-7-1 5-2 6-7 6-10 0-5-3-8-7-8-6 0-11 6-11 12 0 8 7 12 19 12s35-7 41-31c6-23 12-47 18-70 0-2 1-4 1-7 0-11-9-18-21-18-22 0-35 27-35 30 0 2 2 1 3 2 3 0 4 0 4-3 5-11 16-24 27-24 5 0 7 4 7 10 0 2-1 5-1 6-6 25-12 50-18 75z">
              <text:p/>
            </draw:path>
            <draw:path draw:style-name="gr4" draw:text-style-name="P4" draw:layer="layout" svg:width="0.038cm" svg:height="0.28cm" svg:x="6.918cm" svg:y="8.861cm" svg:viewBox="0 0 39 281" svg:d="M39 0c-13 0-26 0-39 0 0 4 0 7 0 11 9 0 19 0 28 0 0 86 0 172 0 259-9 0-19 0-28 0 0 3 0 7 0 11 13 0 26 0 39 0 0-94 0-187 0-281z">
              <text:p/>
            </draw:path>
            <draw:path draw:style-name="gr4" draw:text-style-name="P4" draw:layer="layout" svg:width="0.058cm" svg:height="0.131cm" svg:x="6.999cm" svg:y="8.757cm" svg:viewBox="0 0 59 132" svg:d="M54 7c0-3-2-7-8-7-4 0-11 5-11 10 0 4 3 8 8 8 6 0 11-5 11-11zM14 107c0 3-1 5-1 8 0 10 8 17 18 17 20 0 28-27 28-30s-1-2-2-3c-3 0-3 2-4 3-5 16-14 24-21 24-4 0-5-2-5-6 0-5 1-9 3-13 2-5 4-10 6-16 2-5 10-22 10-25 0-2 1-4 1-6 0-9-8-17-18-17-20 0-29 27-29 31 0 2 2 2 3 2 3 0 3-1 4-3 5-17 14-24 21-24 3 0 5 1 5 7 0 4-1 7-7 19-4 11-8 22-12 32z">
              <text:p/>
            </draw:path>
            <draw:path draw:style-name="gr4" draw:text-style-name="P4" draw:layer="layout" svg:width="0.1cm" svg:height="0.086cm" svg:x="7.084cm" svg:y="8.8cm" svg:viewBox="0 0 101 87" svg:d="M35 6c0-1 0-2 0-3s0-3-3-3c-4 0-11 1-13 1-4 1-7 1-11 1-3 0-6 0-6 4s4 4 6 4c10 0 10 0 10 2s-2 6-3 8c-3 13-6 27-9 40-5 19-6 23-6 24 0 3 2 3 3 3s2 0 3 0c18-3 44-12 64-31 27-23 31-49 31-50 0-3-3-6-7-6-7 0-8 6-10 11-8 28-34 58-67 68 6-24 12-49 18-73z">
              <text:p/>
            </draw:path>
            <draw:path draw:style-name="gr4" draw:text-style-name="P4" draw:layer="layout" svg:width="0.144cm" svg:height="0.145cm" svg:x="7.209cm" svg:y="8.765cm" svg:viewBox="0 0 145 146" svg:d="M78 78c20 0 40 0 60 0 2 0 7 0 7-5s-4-5-7-5c-20 0-40 0-60 0 0-20 0-41 0-61 0-2 0-7-5-7s-5 5-5 7c0 20 0 41 0 61-20 0-41 0-61 0-2 0-7 0-7 5s5 5 7 5c20 0 41 0 61 0 0 20 0 40 0 60 0 3 0 8 5 8s5-5 5-8c0-20 0-40 0-60z">
              <text:p/>
            </draw:path>
            <draw:path draw:style-name="gr4" draw:text-style-name="P4" draw:layer="layout" svg:width="0.1cm" svg:height="0.086cm" svg:x="7.382cm" svg:y="8.8cm" svg:viewBox="0 0 101 87" svg:d="M35 6c0-1 0-2 0-3s0-3-3-3c-4 0-11 1-13 1-4 1-7 1-11 1-3 0-6 0-6 4s4 4 6 4c10 0 10 0 10 2s-2 6-3 8c-3 13-6 27-9 40-5 19-6 23-6 24 0 3 2 3 3 3s2 0 3 0c18-3 44-12 64-31 27-23 31-49 31-50 0-3-3-6-7-6-7 0-8 6-10 11-7 28-34 58-67 68 6-24 12-49 18-73z">
              <text:p/>
            </draw:path>
            <draw:path draw:style-name="gr4" draw:text-style-name="P4" draw:layer="layout" svg:width="0.132cm" svg:height="0.009cm" svg:x="7.515cm" svg:y="8.833cm" svg:viewBox="0 0 133 10" svg:d="M125 10c3 0 8 0 8-5s-5-5-8-5c-39 0-78 0-117 0-3 0-8 0-8 5s4 5 8 5c39 0 78 0 117 0z">
              <text:p/>
            </draw:path>
            <draw:path draw:style-name="gr4" draw:text-style-name="P4" draw:layer="layout" svg:width="0.07cm" svg:height="0.13cm" svg:x="7.691cm" svg:y="8.756cm" svg:viewBox="0 0 71 131" svg:d="M44 6c0-5 0-6-6-6-12 13-30 13-38 13 0 2 0 5 0 7 5 0 18 0 28-6 0 34 0 67 0 100 0 8 0 10-19 10-3 0-6 0-8 0 0 2 0 5 0 7 4-1 28-1 35-1 6 0 31 0 35 1 0-2 0-5 0-7-2 0-5 0-7 0-20 0-20-2-20-10 0-36 0-72 0-108z">
              <text:p/>
            </draw:path>
            <draw:path draw:style-name="gr4" draw:text-style-name="P4" draw:layer="layout" svg:width="0.144cm" svg:height="0.145cm" svg:x="7.795cm" svg:y="8.765cm" svg:viewBox="0 0 145 146" svg:d="M78 78c20 0 40 0 60 0 2 0 7 0 7-5s-4-5-7-5c-20 0-40 0-60 0 0-20 0-41 0-61 0-2 0-7-5-7s-5 5-5 7c0 20 0 41 0 61-20 0-41 0-61 0-2 0-7 0-7 5s5 5 7 5c20 0 41 0 61 0 0 20 0 40 0 60 0 3 0 8 5 8s5-5 5-8c0-20 0-40 0-60z">
              <text:p/>
            </draw:path>
            <draw:path draw:style-name="gr4" draw:text-style-name="P4" draw:layer="layout" svg:width="0.071cm" svg:height="0.019cm" svg:x="8.013cm" svg:y="8.703cm" svg:viewBox="0 0 72 20" svg:d="M68 0c-6 6-11 9-17 9-5 0-11-3-13-3-6-4-11-6-15-6-8 0-11 3-23 16 1 1 3 3 4 4 6-6 11-10 17-10 5 0 11 4 13 4 6 4 11 6 15 6 8 0 11-3 23-16-1-1-3-3-4-4z">
              <text:p/>
            </draw:path>
            <draw:path draw:style-name="gr4" draw:text-style-name="P4" draw:layer="layout" svg:width="0.1cm" svg:height="0.137cm" svg:x="7.966cm" svg:y="8.751cm" svg:viewBox="0 0 101 138" svg:d="M100 6c0-1 1-3 1-4 0 0-1-2-3-2-4 0-20 2-25 2-2 0-5 0-5 4 0 3 3 3 6 3 8 0 8 1 8 3s0 2 0 5c-4 15-8 30-12 45-4-7-10-12-20-12-24 0-50 28-50 56 0 19 13 32 30 32 10 0 20-6 28-13 3 12 15 13 20 13 7 0 12-4 15-10 5-8 7-19 7-20 0-2-2-2-3-2-3 0-3 0-4 6-3 10-7 21-15 21-5 0-6-4-6-10 0-4 0-5 1-8 9-36 18-73 27-109zM58 112c-1 6-5 10-10 13-2 1-10 8-18 8s-14-5-14-19c0-11 6-32 10-40 9-16 19-19 24-19 14 0 18 15 18 17 0 1 0 2-1 3-3 12-6 25-9 37z">
              <text:p/>
            </draw:path>
            <draw:path draw:style-name="gr4" draw:text-style-name="P4" draw:layer="layout" svg:width="0.066cm" svg:height="0.121cm" svg:x="8.076cm" svg:y="8.699cm" svg:viewBox="0 0 67 122" svg:d="M67 6c0-4-2-6-6-6-5 0-9 4-9 8 0 3 2 6 6 6 5 0 9-4 9-8zM36 100c-2 10-11 18-20 18-2 0-4-1-5-1 3-3 4-6 4-7 0-3-1-7-6-7s-9 5-9 10 6 9 16 9 28-4 33-22c4-17 8-34 12-50 1-2 1-3 1-5 0-8-8-14-17-14-18 0-28 19-28 22 0 2 2 2 3 2 2 0 2-1 3-2 7-14 16-17 21-17 6 0 6 5 6 7 0 3 0 3 0 4-5 18-9 35-14 53z">
              <text:p/>
            </draw:path>
            <draw:path draw:style-name="gr4" draw:text-style-name="P4" draw:layer="layout" svg:width="0.049cm" svg:height="0.094cm" svg:x="8.084cm" svg:y="8.858cm" svg:viewBox="0 0 50 95" svg:d="M43 6c0-4-3-6-6-6-4 0-9 3-9 8 0 4 3 6 6 6 4 0 9-4 9-8zM50 74c0-3-3-3-4-3-2 0-2 1-3 3-2 8-9 16-16 16-3 0-4-2-4-5s1-5 2-7c1-3 2-6 3-8 1-1 6-14 8-20 1-2 2-4 2-6 0-7-7-13-16-13-14 0-22 19-22 22 0 2 2 2 3 2 3 0 3-1 3-3 4-10 10-16 16-16 3 0 4 2 4 6 0 0 0 2 0 4-1 3-8 18-10 23-1 2-1 2-3 7-1 2-2 4-2 6 0 8 7 13 15 13 16 0 24-18 24-21z">
              <text:p/>
            </draw:path>
            <draw:path draw:style-name="gr4" draw:text-style-name="P4" draw:layer="layout" svg:width="0.116cm" svg:height="0.116cm" svg:x="8.16cm" svg:y="8.858cm" svg:viewBox="0 0 117 117" svg:d="M62 62c17 0 33 0 49 0 2 0 6 0 6-4s-4-4-6-4c-16 0-32 0-49 0 0-16 0-32 0-48 0-3 0-6-4-6s-4 3-4 6c0 16 0 32 0 48-16 0-32 0-48 0-3 0-6 0-6 4s3 4 6 4c16 0 32 0 48 0 0 17 0 33 0 49 0 2 0 6 4 6s4-4 4-6c0-16 0-32 0-49z">
              <text:p/>
            </draw:path>
            <draw:path draw:style-name="gr4" draw:text-style-name="P4" draw:layer="layout" svg:width="0.057cm" svg:height="0.093cm" svg:x="8.31cm" svg:y="8.858cm" svg:viewBox="0 0 58 94" svg:d="M36 4c0-4 0-4-5-4-10 9-25 9-29 9 0 0-1 0-2 0 0 2 0 4 0 6 1 0 2 0 2 0 4 0 13-1 21-4 0 24 0 47 0 71 0 4 0 5-15 5-2 0-4 0-6 0 0 2 0 4 0 7 7-1 20-1 28-1s20 0 28 1c0-3 0-5 0-7-2 0-4 0-7 0-15 0-15-1-15-5 0-26 0-52 0-78z">
              <text:p/>
            </draw:path>
            <draw:path draw:style-name="gr4" draw:text-style-name="P4" draw:layer="layout" svg:width="0.058cm" svg:height="0.132cm" svg:x="6.999cm" svg:y="9.078cm" svg:viewBox="0 0 59 133" svg:d="M54 8c0-3-2-8-8-8-4 0-11 6-11 11 0 3 3 7 8 7 6 0 11-5 11-10zM14 108c0 2-1 5-1 8 0 9 8 17 18 17 20 0 28-27 28-31 0-2-1-1-2-2-3 0-3 1-4 3-5 16-14 24-21 24-4 0-5-2-5-7 0-4 1-8 3-12 2-6 4-11 6-16s10-22 10-25c0-2 1-5 1-6 0-10-8-17-18-17-20 0-29 26-29 30 0 3 2 3 3 3 3 0 3-2 4-3 5-17 14-24 21-24 3 0 5 1 5 6s-1 8-7 20c-4 11-8 21-12 32z">
              <text:p/>
            </draw:path>
            <draw:path draw:style-name="gr4" draw:text-style-name="P4" draw:layer="layout" svg:width="0.1cm" svg:height="0.085cm" svg:x="7.084cm" svg:y="9.122cm" svg:viewBox="0 0 101 86" svg:d="M35 6c0-1 0-2 0-4-1 0 0-2-3-2-4 0-11 1-13 1-4 1-7 1-11 1-3 0-6 0-6 4 0 3 4 3 6 3 10 0 10 1 10 3s-2 5-3 8c-3 13-6 26-9 39-5 20-6 24-6 25 0 2 2 2 3 2s2 0 3 0c18-2 44-12 64-30 27-24 21-33 31-50 0-4-3-6-7-6-7 0-8 6-10 11-8 28-34 58-67 67 6-24 12-48 18-72z">
              <text:p/>
            </draw:path>
            <draw:path draw:style-name="gr4" draw:text-style-name="P4" draw:layer="layout" svg:width="0.144cm" svg:height="0.144cm" svg:x="7.209cm" svg:y="9.087cm" svg:viewBox="0 0 145 145" svg:d="M78 78c20 0 40 0 60 0 2 0 7 0 7-5s-4-5-7-5c-20 0-40 0-60 0 0-20 0-41 0-61 0-2 0-7-5-7s-5 5-5 7c0 20 0 41 0 61-20 0-41 0-61 0-2 0-7 0-7 5s5 5 7 5c20 0 41 0 61 0 0 20 0 40 0 60 0 2 0 7 5 7s5-4 5-7c0-20 0-40 0-60z">
              <text:p/>
            </draw:path>
            <draw:path draw:style-name="gr4" draw:text-style-name="P4" draw:layer="layout" svg:width="0.071cm" svg:height="0.018cm" svg:x="7.426cm" svg:y="9.024cm" svg:viewBox="0 0 72 19" svg:d="M69 0c-7 6-12 9-18 9-5 0-10-3-12-4-7-3-11-5-16-5-8 0-11 3-23 16 1 1 3 2 4 3 6-5 11-9 17-9 5 0 11 4 13 4 7 4 11 5 15 5 8 0 11-2 23-15-1-1-2-3-3-4z">
              <text:p/>
            </draw:path>
            <draw:path draw:style-name="gr4" draw:text-style-name="P4" draw:layer="layout" svg:width="0.1cm" svg:height="0.137cm" svg:x="7.38cm" svg:y="9.072cm" svg:viewBox="0 0 101 138" svg:d="M100 6c1 0 1-3 1-4 0 0-1-2-3-2-4 0-20 2-25 2-2 0-5 0-5 4 0 3 3 3 6 3 9 0 9 1 9 3s-1 2-1 4c-3 15-7 30-11 45-5-7-11-11-21-11-24 0-50 28-50 56 0 19 13 32 30 32 10 0 20-6 28-13 4 11 15 13 20 13 7 0 12-4 16-10 4-8 6-19 6-20 0-2-2-2-3-2-3 0-3 0-4 6-3 9-7 21-15 21-4 0-6-5-6-10 0-4 0-5 1-8 9-36 18-73 27-109zM58 112c-1 5-5 9-10 13-2 1-10 8-18 8-7 0-14-5-14-19 0-11 6-32 10-40 9-16 19-19 24-19 15 0 18 15 18 17 0 1 0 2-1 3-3 12-6 25-9 37z">
              <text:p/>
            </draw:path>
            <draw:path draw:style-name="gr4" draw:text-style-name="P4" draw:layer="layout" svg:width="0.065cm" svg:height="0.121cm" svg:x="7.49cm" svg:y="9.019cm" svg:viewBox="0 0 66 122" svg:d="M66 6c0-3-2-6-6-6s-9 5-9 9c0 3 3 5 7 5s8-4 8-8zM35 100c-2 11-11 18-20 18-2 0-4 0-5 0 4-3 4-6 4-8 0-3-1-6-5-6-5 0-9 5-9 9 0 6 7 9 16 9s27-4 32-21c4-17 9-34 13-51 0-1 0-3 0-4 0-8-7-14-17-14-17 0-27 18-27 22 0 1 1 1 2 1 3 0 3 0 3-1 7-14 16-17 21-17 6 0 7 5 7 7s-1 2-1 4c-5 17-9 35-14 52z">
              <text:p/>
            </draw:path>
            <draw:path draw:style-name="gr4" draw:text-style-name="P4" draw:layer="layout" svg:width="0.049cm" svg:height="0.094cm" svg:x="7.497cm" svg:y="9.179cm" svg:viewBox="0 0 50 95" svg:d="M43 6c0-3-2-6-6-6s-9 4-9 9c0 4 3 5 6 5 5 0 9-4 9-8zM50 74c0-2-3-2-4-2-2 0-2 0-3 3-2 7-9 15-16 15-3 0-4-1-4-4 0-4 1-5 2-8s2-5 3-8c1 0 6-14 8-19 2-2 2-5 2-7 0-6-7-12-16-12-14 0-22 18-22 22 0 2 2 2 3 2 3 0 3-1 3-3 4-10 10-16 16-16 3 0 4 1 4 5 0 0 0 2 0 5-1 3-8 18-10 23-1 2-1 2-3 7 0 2-1 4-1 6 0 7 6 12 15 12 15 0 23-17 23-21z">
              <text:p/>
            </draw:path>
            <draw:path draw:style-name="gr4" draw:text-style-name="P4" draw:layer="layout" svg:width="0.011cm" svg:height="0.18cm" svg:x="8.455cm" svg:y="8.658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8cm" svg:x="8.455cm" svg:y="8.827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8cm" svg:x="8.455cm" svg:y="8.995cm" svg:viewBox="0 0 12 181" svg:d="M0 170c0 4 0 11 6 11s6-7 6-11c0-53 0-106 0-160 0-4 0-10-6-10s-6 6-6 10c0 54 0 107 0 160z">
              <text:p/>
            </draw:path>
            <draw:path draw:style-name="gr4" draw:text-style-name="P4" draw:layer="layout" svg:width="0.011cm" svg:height="0.179cm" svg:x="8.455cm" svg:y="9.164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127cm" svg:height="0.197cm" svg:x="8.522cm" svg:y="8.876cm" svg:viewBox="0 0 128 198" svg:d="M65 10c1-4 0-3 1-4 0-4-4-6-6-6s-2 0-2 1c-12 0-24 1-36 1-4 0-9 0-9 8 0 6 5 6 7 6 3 0 8 0 11 0-1 10-5 22-7 33-7 26-13 52-20 77-4 16-4 20-4 26 0 36 27 46 48 46 51 0 80-46 80-84 0-34-26-46-49-46-13 0-25 6-31 10 6-23 11-45 17-68zM49 187c-11 0-20-5-20-23 0-9 2-19 5-28 2-10 7-30 9-38 1-5 17-20 35-20 17 0 18 16 18 22 0 14-10 49-14 60-9 22-25 27-33 27z">
              <text:p/>
            </draw:path>
            <draw:path draw:style-name="gr4" draw:text-style-name="P4" draw:layer="layout" svg:width="0.058cm" svg:height="0.131cm" svg:x="8.664cm" svg:y="8.983cm" svg:viewBox="0 0 59 132" svg:d="M54 7c0-3-2-7-8-7-5 0-11 5-11 10 0 4 3 8 8 8 6 0 11-5 11-11zM14 107c0 3-1 5-1 8 0 10 7 17 18 17 20 0 28-27 28-30s-2-3-3-3c-2 0-2 2-3 4-5 15-14 23-21 23-4 0-6-2-6-6 0-5 2-9 4-13 2-5 4-10 6-16 2-4 9-22 10-25 0-1 1-4 1-6 0-9-8-17-19-17-19 0-28 27-28 31 0 2 2 2 3 2 3 0 3-1 3-3 6-17 15-24 22-24 3 0 5 1 5 7 0 5-2 7-7 19-4 11-8 22-12 32z">
              <text:p/>
            </draw:path>
            <draw:path draw:style-name="gr4" draw:text-style-name="P4" draw:layer="layout" svg:width="0.033cm" svg:height="0.083cm" svg:x="8.772cm" svg:y="9.042cm" svg:viewBox="0 0 34 84" svg:d="M34 30c0-19-8-30-19-30-9 0-15 7-15 15 0 7 6 15 15 15 3 0 7-1 10-4 1 0 1 0 1 0 1 1 1 0 1 4 0 20-9 37-19 46-3 3-3 4-3 5 0 2 1 3 3 3s26-22 26-54z">
              <text:p/>
            </draw:path>
            <draw:path draw:style-name="gr4" draw:text-style-name="P4" draw:layer="layout" svg:width="0.093cm" svg:height="0.025cm" svg:x="8.946cm" svg:y="8.81cm" svg:viewBox="0 0 94 26" svg:d="M94 4c-2-1-4-3-5-4-8 5-11 14-23 14-7 0-14-5-18-8-8-4-13-6-18-6-11 0-16 6-30 22 1 1 3 2 4 4 8-5 11-13 23-13 7 0 14 4 19 6 8 5 12 7 17 7 11 0 16-6 31-22z">
              <text:p/>
            </draw:path>
            <draw:path draw:style-name="gr4" draw:text-style-name="P4" draw:layer="layout" svg:width="0.133cm" svg:height="0.197cm" svg:x="8.884cm" svg:y="8.876cm" svg:viewBox="0 0 134 198" svg:d="M134 3c-1-1 0-3-4-3s-30 2-35 3c-2 1-4 2-4 6 0 3 3 3 7 3 13 0 14 2 14 5 0 2-1 4-1 5-5 23-11 45-17 67-5-11-13-18-26-18-33 0-68 41-68 83 0 26 16 44 38 44 5 0 20 0 36-20 3 11 12 20 26 20 10 0 16-6 21-15 5-10 8-27 8-28 0-3-3-3-3-3-3 0-4 2-4 6-5 18-10 34-21 34-8 0-9-7-9-13s1-9 2-13c13-55 27-109 40-163zM76 162c-2 5-2 5-6 10-12 16-24 20-32 20-14 0-18-15-18-26 0-14 10-49 16-62 9-16 21-26 33-26 17 0 21 22 21 24s0 4 0 4c-5 19-9 37-14 56z">
              <text:p/>
            </draw:path>
            <draw:path draw:style-name="gr4" draw:text-style-name="P4" draw:layer="layout" svg:width="0.085cm" svg:height="0.169cm" svg:x="9.019cm" svg:y="8.806cm" svg:viewBox="0 0 86 170" svg:d="M86 8c0-4-2-8-7-8-6 0-11 6-11 11 0 3 2 7 8 7 5 0 10-4 10-10zM45 140c-3 14-14 26-26 26-2 0-5-1-6-2 5-2 6-7 6-10 0-4-4-8-8-8-5 0-11 6-11 12 0 8 8 12 20 12s34-6 41-30c6-23 12-47 17-70 1-3 1-4 1-8 0-11-9-18-21-18-21 0-34 27-34 30s2 3 3 3c3 0 3-1 4-4 5-11 15-23 27-23 4 0 7 3 7 9 0 2-1 5-1 6-6 25-13 50-19 75z">
              <text:p/>
            </draw:path>
            <draw:path draw:style-name="gr4" draw:text-style-name="P4" draw:layer="layout" svg:width="0.058cm" svg:height="0.132cm" svg:x="9.029cm" svg:y="9.019cm" svg:viewBox="0 0 59 133" svg:d="M54 7c0-3-2-7-8-7-4 0-11 5-11 11 0 3 3 7 8 7 6 0 11-5 11-11zM14 107c0 3-1 5-1 9 0 9 7 17 18 17 20 0 28-27 28-31 0-2-1-1-2-2-3 0-3 1-4 3-5 16-14 24-21 24-4 0-5-3-5-7 0-5 1-8 3-13s4-10 6-15 9-23 10-26c0-1 1-4 1-5 0-10-8-17-18-17-20 0-29 26-29 30 0 2 2 2 3 2 3 0 3-1 4-2 5-18 14-24 21-24 3 0 5 0 5 6 0 5-1 7-7 20-4 10-8 21-12 31z">
              <text:p/>
            </draw:path>
            <draw:path draw:style-name="gr4" draw:text-style-name="P4" draw:layer="layout" svg:width="0.032cm" svg:height="0.083cm" svg:x="9.162cm" svg:y="9.042cm" svg:viewBox="0 0 33 84" svg:d="M33 30c0-19-7-30-19-30-8 0-14 7-14 15 0 7 6 15 14 15 4 0 8-1 11-4 1 0 0 0 1 0v4c0 20-9 37-19 46-3 3-3 4-3 5 0 2 2 3 3 3 3 0 26-22 26-54z">
              <text:p/>
            </draw:path>
            <draw:path draw:style-name="gr4" draw:text-style-name="P4" draw:layer="layout" svg:width="0.093cm" svg:height="0.025cm" svg:x="9.336cm" svg:y="8.81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4" draw:text-style-name="P4" draw:layer="layout" svg:width="0.133cm" svg:height="0.197cm" svg:x="9.274cm" svg:y="8.876cm" svg:viewBox="0 0 134 198" svg:d="M134 3c-2-1 0-3-4-3s-31 2-36 3c-2 1-4 2-4 6 0 3 3 3 7 3 13 0 14 2 14 5 0 2 0 4-1 5-5 23-11 45-16 67-6-11-14-18-27-18-33 0-67 41-67 83 0 26 15 44 37 44 5 0 20 0 37-20 2 11 12 20 25 20 10 0 16-6 21-15 5-10 9-27 9-28 0-3-3-3-4-3-3 0-3 2-3 6-5 18-11 34-22 34-8 0-9-7-9-13s1-9 2-13c13-55 27-109 41-163zM75 162c-1 5-1 5-5 10-13 16-24 20-32 20-14 0-18-15-18-26 0-14 9-49 15-62 9-16 22-26 33-26 18 0 22 22 22 24s0 4-1 4c-5 19-9 37-14 56z">
              <text:p/>
            </draw:path>
            <draw:path draw:style-name="gr4" draw:text-style-name="P4" draw:layer="layout" svg:width="0.085cm" svg:height="0.169cm" svg:x="9.409cm" svg:y="8.806cm" svg:viewBox="0 0 86 170" svg:d="M86 8c0-4-3-8-8-8s-11 6-11 11c0 3 3 7 8 7s11-4 11-10zM44 140c-3 14-14 26-25 26-3 0-5-1-7-2 5-2 6-7 6-10 0-4-4-8-7-8-6 0-11 6-11 12 0 8 7 12 19 12s35-6 41-30c6-23 12-47 18-70 0-3 0-4 0-8 0-11-8-18-20-18-22 0-35 27-35 30s2 2 3 3c3 0 3-1 4-4 5-11 16-23 27-23 5 0 7 3 7 9 0 2-1 5-1 6-6 25-13 50-19 75z">
              <text:p/>
            </draw:path>
            <draw:path draw:style-name="gr4" draw:text-style-name="P4" draw:layer="layout" svg:width="0.059cm" svg:height="0.132cm" svg:x="9.418cm" svg:y="9.019cm" svg:viewBox="0 0 60 133" svg:d="M54 7c0-3-2-7-8-7-4 0-10 5-10 11 0 3 2 7 7 7 7 0 11-5 11-11zM14 107c0 3-1 5-1 9 0 9 8 17 18 17 20 0 29-27 29-31 0-2-2-1-3-2-3 0-3 1-4 3-5 16-13 24-21 24-4 0-5-3-5-7 0-5 2-8 3-13 2-5 4-10 7-15 1-5 9-23 9-26 0-1 1-4 1-5 0-10-8-17-18-17-20 0-29 26-29 30 0 2 2 1 3 2 3 0 3-1 4-2 5-18 14-24 21-24 3 0 5 0 5 6 0 5-1 7-6 20-4 10-8 21-13 31z">
              <text:p/>
            </draw:path>
            <draw:path draw:style-name="gr4" draw:text-style-name="P4" draw:layer="layout" svg:width="0.144cm" svg:height="0.144cm" svg:x="9.502cm" svg:y="9.028cm" svg:viewBox="0 0 145 145" svg:d="M78 78c20 0 40 0 60 0 2 0 7 0 7-5 0-6-4-6-7-6-20 0-40 0-60 0 0-20 0-40 0-60 0-2 0-7-5-7s-5 5-5 7c0 20 0 40 0 60-20 0-41 0-61 0-2 0-7 0-7 5 0 6 5 6 7 6 20 0 41 0 61 0 0 20 0 40 0 60 0 2 0 7 5 7s5-5 5-7c0-20 0-40 0-60z">
              <text:p/>
            </draw:path>
            <draw:path draw:style-name="gr4" draw:text-style-name="P4" draw:layer="layout" svg:width="0.07cm" svg:height="0.129cm" svg:x="9.683cm" svg:y="9.019cm" svg:viewBox="0 0 71 130" svg:d="M44 6c0-6 0-6-6-6-12 12-30 13-38 13 0 2 0 4 0 6 4 0 18 0 28-5 0 33 0 67 0 100 0 7 0 9-19 9-3 0-6 0-8 0 0 3 0 5 0 7 4 0 28 0 35 0 6 0 31 0 35 0 0-2 0-4 0-7-2 0-5 0-7 0-20 0-20-2-20-9 0-36 0-72 0-108z">
              <text:p/>
            </draw:path>
            <draw:path draw:style-name="gr4" draw:text-style-name="P4" draw:layer="layout" svg:width="0.032cm" svg:height="0.083cm" svg:x="9.812cm" svg:y="9.042cm" svg:viewBox="0 0 33 84" svg:d="M33 30c0-19-7-30-19-30-8 0-14 7-14 15 0 7 6 15 14 15 4 0 8-1 11-4 1 0 0 0 1 0v4c0 20-9 37-19 46-3 3-3 4-3 5 0 2 2 3 3 3 3 0 26-22 26-54z">
              <text:p/>
            </draw:path>
            <draw:path draw:style-name="gr4" draw:text-style-name="P4" draw:layer="layout" svg:width="0.137cm" svg:height="0.673cm" svg:x="9.922cm" svg:y="8.664cm" svg:viewBox="0 0 138 674" svg:d="M138 337c0-111-25-222-96-306-6-6-16-18-28-28-4-3-4-3-8-3s-6 0-6 2 1 3 2 4c9 9 28 28 47 59 45 72 66 164 66 272 0 75-10 173-57 256-22 40-45 64-57 76 0 0-1 1-1 2 0 3 2 3 6 3s4 0 8-5c95-85 124-214 124-332z">
              <text:p/>
            </draw:path>
            <draw:path draw:style-name="gr4" draw:text-style-name="P4" draw:layer="layout" svg:width="0.145cm" svg:height="0.177cm" svg:x="10.157cm" svg:y="8.947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4" draw:text-style-name="P4" draw:layer="layout" svg:width="0.105cm" svg:height="0.505cm" svg:x="10.405cm" svg:y="8.748cm" svg:viewBox="0 0 106 506" svg:d="M94 502c0 1 2 2 3 4 2 0 4 0 6 0 1 0 3 0 3-3 0-1 0-1 0-2-11-11-26-26-44-57-30-54-41-123-41-191 0-125 36-198 85-248 0-1 0-1 0-2 0-3-1-3-5-3-3 0-4 0-7 2-26 24-56 63-76 122-12 37-18 82-18 129 0 66 12 141 56 207 7 11 12 15 18 22 3 4 7 8 9 11 4 3 7 6 11 9z">
              <text:p/>
            </draw:path>
            <draw:path draw:style-name="gr4" draw:text-style-name="P4" draw:layer="layout" svg:width="0.093cm" svg:height="0.025cm" svg:x="10.595cm" svg:y="8.81cm" svg:viewBox="0 0 94 26" svg:d="M94 4c-1-1-3-3-4-4-8 5-11 14-24 14-6 0-13-5-18-8-7-4-13-6-18-6-10 0-16 6-30 22 2 1 3 2 5 4 8-5 10-13 23-13 6 0 14 4 18 6 8 5 13 7 18 7 10 0 16-6 30-22z">
              <text:p/>
            </draw:path>
            <draw:path draw:style-name="gr4" draw:text-style-name="P4" draw:layer="layout" svg:width="0.133cm" svg:height="0.197cm" svg:x="10.533cm" svg:y="8.876cm" svg:viewBox="0 0 134 198" svg:d="M134 3c-1-1 0-3-4-3s-31 2-36 3c-2 1-4 2-4 6 0 3 4 3 8 3 13 0 13 2 13 5 0 2 0 4-1 5-5 23-11 45-16 67-5-11-13-18-26-18-33 0-68 41-68 83 0 26 16 44 38 44 5 0 20 0 36-20 2 11 12 20 26 20 10 0 16-6 21-15 5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4" draw:text-style-name="P4" draw:layer="layout" svg:width="0.085cm" svg:height="0.169cm" svg:x="10.668cm" svg:y="8.806cm" svg:viewBox="0 0 86 170" svg:d="M86 8c0-4-2-8-8-8-5 0-11 6-11 11 0 3 3 7 8 7 6 0 11-4 11-10zM45 140c-3 14-14 26-26 26-2 0-5-1-7-2 6-2 7-7 7-10 0-4-4-8-8-8-6 0-11 6-11 12 0 8 8 12 19 12 12 0 35-6 42-30 6-23 12-47 17-70 0-3 1-4 1-8 0-11-9-18-21-18-22 0-34 27-34 30s2 3 3 3c3 0 3-1 4-4 5-11 15-23 27-23 4 0 6 3 6 9 0 2 0 5 0 6-6 25-13 50-19 75z">
              <text:p/>
            </draw:path>
            <draw:path draw:style-name="gr4" draw:text-style-name="P4" draw:layer="layout" svg:width="0.058cm" svg:height="0.132cm" svg:x="10.678cm" svg:y="9.019cm" svg:viewBox="0 0 59 133" svg:d="M54 7c0-3-2-7-8-7-5 0-11 5-11 11 0 3 3 7 8 7 6 0 11-5 11-11zM14 107c0 3-2 5-2 9 0 9 8 17 19 17 19 0 28-27 28-31 0-2-2-2-3-2-2 0-2 1-3 3-5 16-14 24-22 24-3 0-5-3-5-7 0-5 2-8 4-13s4-10 6-15 9-23 10-26c0-1 1-4 1-5 0-10-8-17-19-17-19 0-28 26-28 30 0 2 2 2 3 2 3 0 3-1 3-2 6-18 14-24 22-24 2 0 5 0 5 6 0 5-2 7-7 20-4 10-8 21-12 31z">
              <text:p/>
            </draw:path>
            <draw:path draw:style-name="gr4" draw:text-style-name="P4" draw:layer="layout" svg:width="0.144cm" svg:height="0.144cm" svg:x="10.762cm" svg:y="9.028cm" svg:viewBox="0 0 145 145" svg:d="M77 78c20 0 40 0 61 0 2 0 7 0 7-5 0-6-5-6-7-6-21 0-41 0-61 0 0-20 0-40 0-60 0-2 0-7-5-7s-5 5-5 7c0 20 0 40 0 60-20 0-40 0-60 0-2 0-7 0-7 5 0 6 4 6 7 6 20 0 40 0 60 0 0 20 0 40 0 60 0 2 0 7 5 7s5-5 5-7c0-20 0-40 0-60z">
              <text:p/>
            </draw:path>
            <draw:path draw:style-name="gr4" draw:text-style-name="P4" draw:layer="layout" svg:width="0.071cm" svg:height="0.129cm" svg:x="10.942cm" svg:y="9.019cm" svg:viewBox="0 0 72 130" svg:d="M45 6c0-6-1-6-7-6-12 12-30 13-38 13 0 2 0 4 0 6 5 0 18 0 29-5 0 33 0 67 0 100 0 7 0 9-20 9-3 0-5 0-7 0 0 3 0 5 0 7 3 0 27 0 35 0 5 0 30 0 35 0 0-2 0-4 0-7-3 0-5 0-8 0-19 0-19-2-19-9 0-36 0-72 0-108z">
              <text:p/>
            </draw:path>
            <draw:path draw:style-name="gr4" draw:text-style-name="P4" draw:layer="layout" svg:width="0.011cm" svg:height="0.179cm" svg:x="11.087cm" svg:y="8.743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79cm" svg:x="11.087cm" svg:y="8.911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8cm" svg:x="11.087cm" svg:y="9.079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93cm" svg:height="0.025cm" svg:x="11.213cm" svg:y="8.81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4" draw:text-style-name="P4" draw:layer="layout" svg:width="0.133cm" svg:height="0.197cm" svg:x="11.151cm" svg:y="8.876cm" svg:viewBox="0 0 134 198" svg:d="M134 3c-1-1 0-3-4-3s-31 2-36 3c-2 1-4 2-4 6 0 3 3 3 8 3 13 0 13 2 13 5 0 2 0 4-1 5-5 23-11 45-16 67-5-11-13-18-26-18-33 0-68 41-68 83 0 26 15 44 38 44 5 0 19 0 36-20 2 11 12 20 26 20 10 0 16-6 21-15 5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4" draw:text-style-name="P4" draw:layer="layout" svg:width="0.085cm" svg:height="0.169cm" svg:x="11.287cm" svg:y="8.806cm" svg:viewBox="0 0 86 170" svg:d="M86 8c0-4-2-8-8-8-5 0-11 6-11 11 0 3 3 7 8 7 6 0 11-4 11-10zM45 140c-3 14-14 26-26 26-2 0-5-1-7-2 6-2 7-7 7-10 0-4-4-8-8-8-6 0-11 6-11 12 0 8 8 12 19 12 12 0 35-6 42-30 6-23 12-47 17-70 0-3 1-4 1-8 0-11-9-18-21-18-22 0-35 27-35 30s3 3 4 3c3 0 3-1 4-4 5-11 15-23 27-23 4 0 6 3 6 9 0 2 0 5-1 6-6 25-12 50-18 75z">
              <text:p/>
            </draw:path>
            <draw:path draw:style-name="gr4" draw:text-style-name="P4" draw:layer="layout" svg:width="0.058cm" svg:height="0.132cm" svg:x="11.296cm" svg:y="9.019cm" svg:viewBox="0 0 59 133" svg:d="M54 7c0-3-2-7-8-7-5 0-11 5-11 11 0 3 3 7 8 7 6 0 11-5 11-11zM14 107c0 3-2 5-2 9 0 9 8 17 19 17 19 0 28-27 28-31 0-2-2-2-3-2-2 0-3 1-4 3-4 16-13 24-21 24-4 0-5-3-5-7 0-5 2-8 4-13s4-10 6-15 9-23 10-26c0-1 1-4 1-5 0-10-8-17-19-17-19 0-28 26-28 30 0 2 2 2 3 2 3 0 3-1 3-2 6-18 14-24 21-24 3 0 6 0 6 6 0 5-2 7-7 20-4 10-8 21-12 31z">
              <text:p/>
            </draw:path>
            <draw:path draw:style-name="gr4" draw:text-style-name="P4" draw:layer="layout" svg:width="0.105cm" svg:height="0.505cm" svg:x="11.415cm" svg:y="8.748cm" svg:viewBox="0 0 106 506" svg:d="M106 253c0-81-18-167-74-230-3-5-14-15-21-21-1-2-2-2-6-2-3 0-5 0-5 3 0 1 1 2 2 3 9 9 24 25 42 56 30 54 42 124 42 191 0 121-35 197-85 248-1 1-1 1-1 2 0 3 2 3 5 3 4 0 5 0 7-3 26-22 57-61 76-121 13-39 18-84 18-129z">
              <text:p/>
            </draw:path>
            <draw:path draw:style-name="gr4" draw:text-style-name="P4" draw:layer="layout" svg:width="0.145cm" svg:height="0.842cm" svg:x="11.583cm" svg:y="8.58cm" svg:viewBox="0 0 146 843" svg:d="M146 422c0-105-13-212-58-309-20-43-46-81-74-111-3-1-3-2-8-2-4 0-6 0-6 3 0 1 1 3 2 3 27 33 49 69 66 108 37 86 51 187 51 308 0 119-13 224-55 316-17 36-38 69-63 99 0 1-1 2-1 4s2 2 6 2 5 0 5-1c1 0 18-17 40-48 49-69 74-151 87-235 6-45 8-91 8-137z">
              <text:p/>
            </draw:path>
            <draw:path draw:style-name="gr4" draw:text-style-name="P4" draw:layer="layout" svg:width="0.186cm" svg:height="0.126cm" svg:x="1.422cm" svg:y="9.964cm" svg:viewBox="0 0 187 127" svg:d="M187 115c-1 0-5 1-6 1-23 0-38-22-47-37-3-5-11-16-14-21 7-15 26-50 59-50 3 0 5 0 8 1 0-7-1-7-1-8-2-1-6-1-8-1-36 0-57 34-64 48-11-17-15-23-25-32-18-14-33-16-40-16-31 0-49 31-49 64 0 31 17 63 48 63 36 0 57-34 63-48 11 17 15 23 26 32 17 15 33 16 40 16 3 0 7-1 10-1 0-3 0-7 0-11zM105 69c-7 15-26 50-59 50-28 0-40-29-40-55 0-28 16-53 39-53 22 0 37 23 46 37 3 5 11 16 14 21z">
              <text:p/>
            </draw:path>
            <draw:path draw:style-name="gr4" draw:text-style-name="P4" draw:layer="layout" svg:width="0.145cm" svg:height="0.842cm" svg:x="1.769cm" svg:y="9.596cm" svg:viewBox="0 0 146 843" svg:d="M146 841c0-1 0-2-1-4-27-32-50-68-67-108-36-86-51-187-51-307s14-225 55-317c16-36 38-69 63-99 1-1 1-2 1-3 0-3-2-3-6-3s-5 0-6 1c-13 16-17 17-39 48-49 69-73 152-86 236-7 45-9 91-9 137 0 104 13 212 58 308 20 43 47 81 75 111 2 2 2 2 7 2 4 0 6 0 6-2z">
              <text:p/>
            </draw:path>
            <draw:path draw:style-name="gr4" draw:text-style-name="P4" draw:layer="layout" svg:width="0.119cm" svg:height="0.088cm" svg:x="1.935cm" svg:y="9.65cm" svg:viewBox="0 0 120 89" svg:d="M14 74c0 4-1 8-1 9 0 4 3 6 6 6s7-3 8-4c1-2 3-8 3-12 1-4 4-13 4-18 2-5 3-9 4-13 2-8 3-10 8-18 6-8 15-18 30-18 11 0 11 10 11 14 0 11-8 34-11 42-2 5-3 7-3 10 0 10 9 17 19 17 19 0 28-27 28-30 0-2-2-2-3-2-3 0-3 1-4 3-4 15-13 24-21 24-4 0-5-3-5-7 0-5 1-7 5-16 2-7 10-27 10-38 0-19-15-23-25-23-17 0-27 10-34 18-1-13-13-18-21-18s-12 6-16 11c-4 7-6 19-6 19 0 3 2 3 3 3 3 0 3 0 4-6 3-12 7-21 15-21 5 0 6 4 6 9 0 4-2 12-3 17s-3 14-4 18c-2 8-4 16-7 24z">
              <text:p/>
            </draw:path>
            <draw:path draw:style-name="gr4" draw:text-style-name="P4" draw:layer="layout" svg:width="0.133cm" svg:height="0.009cm" svg:x="2.085cm" svg:y="9.683cm" svg:viewBox="0 0 134 10" svg:d="M126 10c3 0 8 0 8-5s-5-5-8-5c-40 0-79 0-118 0-3 0-8 0-8 5s5 5 8 5c39 0 78 0 118 0z">
              <text:p/>
            </draw:path>
            <draw:path draw:style-name="gr4" draw:text-style-name="P4" draw:layer="layout" svg:width="0.071cm" svg:height="0.129cm" svg:x="2.261cm" svg:y="9.607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4" draw:text-style-name="P4" draw:layer="layout" svg:width="0.326cm" svg:height="0.393cm" svg:x="1.975cm" svg:y="9.821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4" draw:text-style-name="P4" draw:layer="layout" svg:width="0.058cm" svg:height="0.131cm" svg:x="1.966cm" svg:y="10.29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4" draw:text-style-name="P4" draw:layer="layout" svg:width="0.144cm" svg:height="0.052cm" svg:x="2.05cm" svg:y="10.34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4" draw:text-style-name="P4" draw:layer="layout" svg:width="0.09cm" svg:height="0.134cm" svg:x="2.219cm" svg:y="10.289cm" svg:viewBox="0 0 91 135" svg:d="M91 68c0-22-2-37-11-50-6-10-18-18-34-18-46 0-46 54-46 68s0 67 46 67c45 0 45-53 45-67zM46 130c-9 0-21-6-25-22-3-11-3-28-3-42 0-15 0-29 3-40 4-16 17-20 25-20 10 0 20 6 24 18 4 10 4 25 4 42 0 14 0 29-3 41-4 18-17 23-25 23z">
              <text:p/>
            </draw:path>
            <draw:path draw:style-name="gr4" draw:text-style-name="P4" draw:layer="layout" svg:width="0.145cm" svg:height="0.177cm" svg:x="2.39cm" svg:y="9.964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4" draw:text-style-name="P4" draw:layer="layout" svg:width="0.065cm" svg:height="0.28cm" svg:x="2.615cm" svg:y="9.878cm" svg:viewBox="0 0 66 281" svg:d="M66 278c0-1 0-1-5-6-35-35-44-89-44-132 0-49 10-98 45-133 4-3 4-4 4-5s-2-2-4-2-28 19-44 54c-14 32-18 63-18 86 0 22 3 56 18 88 18 34 42 53 44 53s4-1 4-3z">
              <text:p/>
            </draw:path>
            <draw:path draw:style-name="gr4" draw:text-style-name="P4" draw:layer="layout" svg:width="0.127cm" svg:height="0.197cm" svg:x="2.711cm" svg:y="9.893cm" svg:viewBox="0 0 128 198" svg:d="M65 10c1-4 0-3 1-4 0-4-4-6-6-6s-2 0-2 1c-12 0-24 1-36 1-4 0-9 1-9 8 0 6 5 6 7 6 3 0 8 0 11 0-1 10-5 22-7 33-7 26-13 52-20 77-4 16-4 20-4 26 0 36 27 46 48 46 51 0 80-46 80-84 0-34-26-46-50-46-12 0-24 6-30 10 6-23 11-45 17-68zM49 187c-11 0-20-5-20-23 0-9 2-19 5-28 2-10 7-30 9-38 1-5 17-20 35-20 17 0 18 16 18 22 0 14-10 49-14 60-9 22-25 27-33 27z">
              <text:p/>
            </draw:path>
            <draw:path draw:style-name="gr4" draw:text-style-name="P4" draw:layer="layout" svg:width="0.058cm" svg:height="0.131cm" svg:x="2.852cm" svg:y="10cm" svg:viewBox="0 0 59 132" svg:d="M54 7c0-3-2-7-8-7-5 0-11 5-11 10 0 4 3 8 8 8 6 0 11-5 11-11zM14 107c0 3-1 5-1 8 0 10 7 17 18 17 19 0 28-27 28-30 0-2-2-2-3-2-2 0-2 1-3 3-5 15-14 23-21 23-4 0-6-2-6-6 0-5 2-8 4-13s4-10 6-16c2-4 9-22 10-25 0-1 1-4 1-6 0-9-8-17-19-17-19 0-28 27-28 31 0 2 2 2 3 2 3 0 3-1 3-3 6-17 15-24 22-24 3 0 5 1 5 7 0 5-2 7-7 20-4 10-8 21-12 31z">
              <text:p/>
            </draw:path>
            <draw:path draw:style-name="gr4" draw:text-style-name="P4" draw:layer="layout" svg:width="0.01cm" svg:height="0.28cm" svg:x="2.97cm" svg:y="9.878cm" svg:viewBox="0 0 11 281" svg:d="M11 10c0-5 0-10-5-10-6 0-6 5-6 10 0 87 0 173 0 260 0 6 0 11 6 11 5 0 5-5 5-11 0-87 0-173 0-260z">
              <text:p/>
            </draw:path>
            <draw:path draw:style-name="gr4" draw:text-style-name="P4" draw:layer="layout" svg:width="0.129cm" svg:height="0.129cm" svg:x="3.028cm" svg:y="9.961cm" svg:viewBox="0 0 130 130" svg:d="M108 16c-14 5-15 18-15 19 0 4 2 13 14 13s20-10 20-22c0-15-14-26-39-26-57 0-88 44-88 81 0 25 16 49 60 49 7 0 26 0 43-7 16-6 27-18 27-21s-4-8-6-8-2 1-5 4c-15 16-37 21-59 21-18 0-28-9-28-25 0-11 8-44 16-60 11-19 29-24 40-24 4 0 13 0 20 6z">
              <text:p/>
            </draw:path>
            <draw:path draw:style-name="gr4" draw:text-style-name="P4" draw:layer="layout" svg:width="0.058cm" svg:height="0.131cm" svg:x="3.168cm" svg:y="10cm" svg:viewBox="0 0 59 132" svg:d="M54 7c0-3-2-7-8-7-4 0-11 5-11 10 0 4 3 8 8 8 6 0 11-5 11-11zM14 107c0 3-1 5-1 8 0 10 7 17 18 17 20 0 28-27 28-30 0-2-2-2-3-2-2 0-2 1-3 3-5 15-14 23-21 23-4 0-5-2-5-6 0-5 1-8 3-13s4-10 6-16c2-4 9-22 10-25 0-1 1-4 1-6 0-9-8-17-18-17-20 0-29 27-29 31 0 2 2 2 3 2 3 0 3-1 3-3 6-17 15-24 22-24 3 0 5 1 5 7 0 5-2 7-7 20-4 10-8 21-12 31z">
              <text:p/>
            </draw:path>
            <draw:path draw:style-name="gr4" draw:text-style-name="P4" draw:layer="layout" svg:width="0.065cm" svg:height="0.28cm" svg:x="3.268cm" svg:y="9.878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4" draw:text-style-name="P4" draw:layer="layout" svg:width="0.146cm" svg:height="0.177cm" svg:x="3.4cm" svg:y="9.964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3 0 4-7 5-20 11-33 20-33 5 0 9 2 9 13 0 7-1 10-1 15-11 41-22 83-32 124zM71 37c3-8 10-16 15-20 10-9 18-11 23-11 11 0 17 10 17 27 0 16-8 49-13 59-10 20-23 29-34 29-19 0-22-23-22-25 0-1 0-1 1-5 4-18 9-36 13-54z">
              <text:p/>
            </draw:path>
            <draw:path draw:style-name="gr4" draw:text-style-name="P4" draw:layer="layout" svg:width="0.064cm" svg:height="0.28cm" svg:x="3.625cm" svg:y="9.878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4" draw:text-style-name="P4" draw:layer="layout" svg:width="0.129cm" svg:height="0.129cm" svg:x="3.72cm" svg:y="9.961cm" svg:viewBox="0 0 130 130" svg:d="M108 16c-15 5-15 18-15 19 0 4 2 13 14 13 11 0 20-10 20-22 0-15-14-26-39-26-57 0-88 44-88 81 0 25 15 49 59 49 7 0 27 0 44-7 16-6 27-18 27-21s-4-8-7-8c-1 0-1 1-4 4-15 16-37 21-59 21-18 0-28-9-28-25 0-11 7-44 16-60 11-19 28-24 40-24 4 0 13 0 20 6z">
              <text:p/>
            </draw:path>
            <draw:path draw:style-name="gr4" draw:text-style-name="P4" draw:layer="layout" svg:width="0.058cm" svg:height="0.131cm" svg:x="3.86cm" svg:y="10cm" svg:viewBox="0 0 59 132" svg:d="M54 7c0-3-2-7-8-7-5 0-11 5-11 10 0 4 3 8 8 8 6 0 11-5 11-11zM14 107c0 3-2 5-2 8 0 10 8 17 19 17 19 0 28-27 28-30 0-2-2-2-3-2-2 0-2 1-3 3-5 15-14 23-22 23-3 0-5-2-5-6 0-5 2-8 4-13s4-10 6-16c2-4 9-22 10-25 0-1 1-4 1-6 0-9-8-17-19-17-19 0-28 27-28 31 0 2 2 2 3 2 3 0 3-1 3-3 6-17 14-24 22-24 2 0 5 1 5 7 0 5-2 7-7 20-4 10-8 21-12 31z">
              <text:p/>
            </draw:path>
            <draw:path draw:style-name="gr4" draw:text-style-name="P4" draw:layer="layout" svg:width="0.065cm" svg:height="0.28cm" svg:x="3.96cm" svg:y="9.878cm" svg:viewBox="0 0 66 281" svg:d="M66 140c0-22-4-56-20-87-16-35-40-53-43-53-2 0-3 1-3 2s0 2 6 7c27 28 43 73 43 131 0 48-11 98-45 134-4 3-4 3-4 4 0 2 1 3 3 3 3 0 28-19 44-55 15-31 19-62 19-86z">
              <text:p/>
            </draw:path>
            <draw:path draw:style-name="gr4" draw:text-style-name="P4" draw:layer="layout" svg:width="0.145cm" svg:height="0.842cm" svg:x="4.063cm" svg:y="9.596cm" svg:viewBox="0 0 146 843" svg:d="M146 422c0-105-13-212-58-308-20-44-46-82-74-112-3-1-4-2-8-2s-6 0-6 3c0 1 1 3 2 3 27 33 49 69 65 108 37 86 52 187 52 308 0 119-14 224-56 316-16 36-37 69-62 99 0 1-1 3-1 4 0 2 2 2 6 2s4 0 5-1c14-16 18-17 40-48 49-69 74-151 87-235 6-45 8-91 8-137z">
              <text:p/>
            </draw:path>
            <draw:path draw:style-name="gr4" draw:text-style-name="P4" draw:layer="layout" svg:width="0.09cm" svg:height="0.088cm" svg:x="4.332cm" svg:y="9.65cm" svg:viewBox="0 0 91 89" svg:d="M37 47c1-1 5-18 5-20 0-1 6-11 12-16 3-1 8-5 16-5 3 0 8 0 12 3-7 1-9 7-9 10 0 5 3 7 8 7 4 0 10-3 10-12s-10-14-21-14c-9 0-18 5-27 14-4-12-16-14-21-14-7 0-12 5-15 10-4 8-7 20-7 20 0 3 2 2 3 3 3 0 3 0 5-6 2-12 6-21 14-21 5 0 7 4 7 9 0 4-2 12-3 17-2 5-4 14-5 18-2 8-4 16-6 24-1 4-2 8-2 9 0 4 3 6 6 6s7-2 9-6c0-1 2-9 4-14 2-7 3-15 5-22z">
              <text:p/>
            </draw:path>
            <draw:path draw:style-name="gr4" draw:text-style-name="P4" draw:layer="layout" svg:width="0.132cm" svg:height="0.009cm" svg:x="4.455cm" svg:y="9.683cm" svg:viewBox="0 0 133 10" svg:d="M126 10c3 0 7 0 7-5s-4-5-7-5c-40 0-79 0-118 0-3 0-8 0-8 5s5 5 8 5c39 0 78 0 118 0z">
              <text:p/>
            </draw:path>
            <draw:path draw:style-name="gr4" draw:text-style-name="P4" draw:layer="layout" svg:width="0.071cm" svg:height="0.129cm" svg:x="4.631cm" svg:y="9.607cm" svg:viewBox="0 0 72 130" svg:d="M45 6c0-6-1-6-7-6-12 12-30 12-38 12 0 2 0 5 0 7 5 0 18 0 29-5 0 33 0 67 0 100 0 7 0 9-20 9-3 0-5 0-7 0 0 3 0 5 0 7 3 0 27 0 35 0 5 0 30 0 35 0 0-2 0-4 0-7-3 0-5 0-8 0-19 0-19-2-19-9 0-36 0-72 0-108z">
              <text:p/>
            </draw:path>
            <draw:path draw:style-name="gr4" draw:text-style-name="P4" draw:layer="layout" svg:width="0.326cm" svg:height="0.393cm" svg:x="4.359cm" svg:y="9.821cm" svg:viewBox="0 0 327 394" svg:d="M327 394c0-6 0-11 0-16-37 0-46-12-46-30 0-101 0-201 0-302 0-18 9-31 46-31 0-5 0-10 0-15-109 0-218 0-327 0 0 5 0 10 0 15 37 0 46 14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4" draw:text-style-name="P4" draw:layer="layout" svg:width="0.085cm" svg:height="0.169cm" svg:x="4.327cm" svg:y="10.29cm" svg:viewBox="0 0 86 170" svg:d="M86 7c0-3-2-7-8-7-5 0-10 6-10 10s2 8 7 8c6 0 11-5 11-11zM45 140c-3 14-14 25-26 25-2 0-5 0-7-1 6-2 7-7 7-10 0-5-4-8-8-8-5 0-11 6-11 12 0 8 8 12 20 12s34-7 41-31c6-23 12-47 17-70 1-3 1-4 1-7 0-11-9-19-21-19-21 0-34 28-34 31 0 2 2 2 3 2 3 0 3-1 4-3 5-12 15-24 27-24 4 0 6 3 6 9 0 3 0 5 0 7-6 25-13 50-19 75z">
              <text:p/>
            </draw:path>
            <draw:path draw:style-name="gr4" draw:text-style-name="P4" draw:layer="layout" svg:width="0.144cm" svg:height="0.052cm" svg:x="4.446cm" svg:y="10.344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4" draw:text-style-name="P4" draw:layer="layout" svg:width="0.09cm" svg:height="0.134cm" svg:x="4.615cm" svg:y="10.289cm" svg:viewBox="0 0 91 135" svg:d="M91 68c0-22-2-37-11-50-6-10-18-18-34-18-46 0-46 54-46 68s0 67 46 67c45 0 45-53 45-67zM46 130c-9 0-21-6-25-22-3-11-3-28-3-42 0-15 0-29 3-40 5-16 17-20 25-20 11 0 20 6 24 18 4 10 4 25 4 42 0 14 0 29-3 41-4 18-17 23-25 23z">
              <text:p/>
            </draw:path>
            <draw:path draw:style-name="gr4" draw:text-style-name="P4" draw:layer="layout" svg:width="0.145cm" svg:height="0.842cm" svg:x="4.835cm" svg:y="9.596cm" svg:viewBox="0 0 146 843" svg:d="M146 841c0-1 0-2-1-4-27-32-50-68-67-108-36-86-51-187-51-307s14-225 55-317c17-36 38-69 64-99 0-1 0-2 0-3 0-3-2-3-6-3s-4 0-5 1c0 0-18 17-40 48-49 69-73 152-86 236-7 45-9 91-9 137 0 104 13 212 58 308 20 43 47 81 75 111 2 2 2 2 7 2 4 0 6 0 6-2z">
              <text:p/>
            </draw:path>
            <draw:path draw:style-name="gr4" draw:text-style-name="P4" draw:layer="layout" svg:width="0.145cm" svg:height="0.177cm" svg:x="4.982cm" svg:y="9.964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4" draw:text-style-name="P4" draw:layer="layout" svg:width="0.064cm" svg:height="0.28cm" svg:x="5.16cm" svg:y="9.878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4" draw:text-style-name="P4" draw:layer="layout" svg:width="0.093cm" svg:height="0.025cm" svg:x="5.315cm" svg:y="9.827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4" draw:text-style-name="P4" draw:layer="layout" svg:width="0.133cm" svg:height="0.197cm" svg:x="5.253cm" svg:y="9.893cm" svg:viewBox="0 0 134 198" svg:d="M134 3c-2-1 0-3-4-3s-31 3-36 3c-2 1-4 2-4 6 0 3 3 3 7 3 13 0 14 2 14 5 0 2 0 4-1 5-5 23-11 45-16 67-6-11-14-18-27-18-33 0-67 42-67 83 0 26 15 44 37 44 5 0 20 0 37-20 2 11 12 20 25 20 10 0 16-6 21-15 5-10 9-27 9-28 0-3-3-3-4-3-3 0-3 2-4 6-4 18-10 34-21 34-8 0-9-7-9-13s1-9 2-13c13-55 27-109 41-163zM75 162c-1 5-1 5-5 10-13 16-24 20-32 20-14 0-18-15-18-26 0-14 9-48 15-62 9-16 22-26 33-26 18 0 22 22 22 24s0 4-1 5c-5 18-9 36-14 55z">
              <text:p/>
            </draw:path>
            <draw:path draw:style-name="gr4" draw:text-style-name="P4" draw:layer="layout" svg:width="0.085cm" svg:height="0.17cm" svg:x="5.388cm" svg:y="9.823cm" svg:viewBox="0 0 86 171" svg:d="M86 8c0-4-3-8-8-8s-11 6-11 11c0 3 3 7 8 7s11-4 11-10zM44 140c-3 14-14 26-25 26-3 0-5-1-7-2 5-2 6-7 6-10 0-4-4-7-7-7-6 0-11 5-11 11 0 8 7 13 19 13s35-7 41-31c6-23 12-47 18-70 0-3 0-4 0-8 0-11-8-18-20-18-22 0-35 27-35 30s3 3 3 3c3 0 3-1 4-4 5-11 16-23 27-23 5 0 7 3 7 9 0 3-1 5-1 6-6 25-13 50-19 75z">
              <text:p/>
            </draw:path>
            <draw:path draw:style-name="gr4" draw:text-style-name="P4" draw:layer="layout" svg:width="0.09cm" svg:height="0.133cm" svg:x="5.398cm" svg:y="10.033cm" svg:viewBox="0 0 91 134" svg:d="M91 67c0-21-2-37-11-50-6-10-18-17-34-17-46 0-46 53-46 67s0 67 46 67c45 0 45-52 45-67zM46 129c-9 0-21-6-25-22-3-11-3-28-3-42 0-15 0-29 3-40 5-15 17-20 25-20 11 0 20 7 24 18s4 25 4 42c0 14 0 29-3 41-4 19-17 23-25 23z">
              <text:p/>
            </draw:path>
            <draw:path draw:style-name="gr4" draw:text-style-name="P4" draw:layer="layout" svg:width="0.065cm" svg:height="0.28cm" svg:x="5.53cm" svg:y="9.878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4" draw:text-style-name="P4" draw:layer="layout" svg:width="0.119cm" svg:height="0.088cm" svg:x="5.679cm" svg:y="9.65cm" svg:viewBox="0 0 120 89" svg:d="M14 74c0 4-1 8-1 9 0 4 3 6 6 6 4 0 7-3 8-4 1-2 3-8 3-12 2-4 4-13 5-18s3-9 3-13c3-8 3-10 8-18 6-8 16-18 30-18 11 0 12 10 12 14 0 11-9 34-12 42-2 5-2 7-2 10 0 10 8 17 18 17 19 0 28-27 28-30 0-2-2-2-3-2-3 0-3 1-3 3-5 15-14 24-21 24-5 0-6-3-6-7 0-5 2-7 5-16 2-7 10-27 10-38 0-19-15-23-25-23-16 0-27 10-33 18-2-13-14-18-22-18s-12 6-15 11c-5 7-7 19-7 19 0 3 2 3 3 3 3 0 3 0 5-6 2-12 6-21 14-21 5 0 7 4 7 9 0 4-2 12-3 17-2 5-4 14-5 18-2 8-4 16-7 24z">
              <text:p/>
            </draw:path>
            <draw:path draw:style-name="gr4" draw:text-style-name="P4" draw:layer="layout" svg:width="0.132cm" svg:height="0.009cm" svg:x="5.83cm" svg:y="9.683cm" svg:viewBox="0 0 133 10" svg:d="M125 10c3 0 8 0 8-5s-5-5-8-5c-39 0-78 0-117 0-3 0-8 0-8 5s4 5 8 5c39 0 78 0 117 0z">
              <text:p/>
            </draw:path>
            <draw:path draw:style-name="gr4" draw:text-style-name="P4" draw:layer="layout" svg:width="0.07cm" svg:height="0.129cm" svg:x="6.006cm" svg:y="9.607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4" draw:text-style-name="P4" draw:layer="layout" svg:width="0.327cm" svg:height="0.393cm" svg:x="5.719cm" svg:y="9.821cm" svg:viewBox="0 0 328 394" svg:d="M328 394c0-6 0-11 0-16-38 0-46-12-46-30 0-101 0-201 0-302 0-18 8-31 46-31 0-5 0-10 0-15-109 0-219 0-328 0 0 5 0 10 0 15 38 0 46 14 46 31 0 101 0 201 0 302 0 18-8 30-46 30 0 5 0 10 0 16 45 0 90 0 135 0 0-6 0-11 0-16-37 0-45-12-45-30 0-111 0-222 0-333 49 0 99 0 148 0 0 111 0 222 0 333 0 18-8 30-45 30 0 5 0 10 0 16 45 0 90 0 135 0z">
              <text:p/>
            </draw:path>
            <draw:path draw:style-name="gr4" draw:text-style-name="P4" draw:layer="layout" svg:width="0.059cm" svg:height="0.131cm" svg:x="5.71cm" svg:y="10.29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4" draw:text-style-name="P4" draw:layer="layout" svg:width="0.144cm" svg:height="0.052cm" svg:x="5.794cm" svg:y="10.344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4" draw:text-style-name="P4" draw:layer="layout" svg:width="0.09cm" svg:height="0.134cm" svg:x="5.964cm" svg:y="10.289cm" svg:viewBox="0 0 91 135" svg:d="M91 68c0-22-3-37-12-50-5-10-18-18-33-18-46 0-46 54-46 68s0 67 46 67c45 0 45-53 45-67zM46 130c-10 0-22-6-26-22-2-11-2-28-2-42 0-15 0-29 3-40 4-16 16-20 25-20 10 0 20 6 24 18 3 10 3 25 3 42 0 14 0 29-3 41-4 18-17 23-24 23z">
              <text:p/>
            </draw:path>
            <draw:path draw:style-name="gr4" draw:text-style-name="P4" draw:layer="layout" svg:width="0.146cm" svg:height="0.177cm" svg:x="6.134cm" svg:y="9.964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5-20 11-33 20-33 5 0 9 2 9 13 0 7-1 10-1 15-11 41-22 83-32 124zM71 37c3-8 10-16 15-20 10-9 18-11 23-11 11 0 17 10 17 27 0 16-8 49-14 59-9 20-22 29-33 29-19 0-22-23-22-25 0-1 0-1 1-5 4-18 9-36 13-54z">
              <text:p/>
            </draw:path>
            <draw:path draw:style-name="gr4" draw:text-style-name="P4" draw:layer="layout" svg:width="0.137cm" svg:height="0.673cm" svg:x="6.39cm" svg:y="9.681cm" svg:viewBox="0 0 138 674" svg:d="M138 671c0-1 0-2-1-2-11-11-29-30-48-60-45-72-66-163-66-272 0-75 11-173 57-257 22-40 45-63 58-75 0-1 0-2 0-3 0-2-2-2-6-2s-4 0-8 4c-94 86-124 214-124 333 0 110 26 221 97 305 5 7 16 19 28 28 3 4 3 4 7 4s6 0 6-3z">
              <text:p/>
            </draw:path>
            <draw:path draw:style-name="gr4" draw:text-style-name="P4" draw:layer="layout" svg:width="0.037cm" svg:height="0.28cm" svg:x="6.572cm" svg:y="9.878cm" svg:viewBox="0 0 38 281" svg:d="M38 281c0-4 0-8 0-11-9 0-18 0-27 0 0-87 0-173 0-259 9 0 18 0 27 0 0-4 0-7 0-11-12 0-25 0-38 0 0 94 0 187 0 281 13 0 26 0 38 0z">
              <text:p/>
            </draw:path>
            <draw:path draw:style-name="gr4" draw:text-style-name="P4" draw:layer="layout" svg:width="0.093cm" svg:height="0.025cm" svg:x="6.676cm" svg:y="9.897cm" svg:viewBox="0 0 94 26" svg:d="M94 4c-2-1-3-3-4-4-8 4-12 13-24 13-6 0-13-4-18-7-8-4-13-6-18-6-10 0-16 6-30 22 2 1 3 2 5 4 8-5 10-14 23-14 6 0 14 5 18 7 8 5 12 7 17 7 11 0 16-6 31-22z">
              <text:p/>
            </draw:path>
            <draw:path draw:style-name="gr4" draw:text-style-name="P4" draw:layer="layout" svg:width="0.154cm" svg:height="0.183cm" svg:x="6.626cm" svg:y="9.961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4" draw:text-style-name="P4" draw:layer="layout" svg:width="0.085cm" svg:height="0.169cm" svg:x="6.794cm" svg:y="9.842cm" svg:viewBox="0 0 86 170" svg:d="M86 7c0-3-3-7-8-7s-11 6-11 11c0 3 3 7 8 7 6 0 11-4 11-11zM45 140c-4 14-15 25-26 25-2 0-5 0-7-1 5-2 6-7 6-10 0-5-3-8-7-8-6 0-11 6-11 12 0 8 7 12 19 12s35-7 41-31c6-23 12-47 18-70 0-2 1-4 1-7 0-11-9-18-21-18-22 0-35 27-35 30 0 2 2 1 3 2 3 0 4 0 4-3 5-11 16-23 27-23 5 0 7 3 7 9 0 2-1 5-1 6-6 25-12 50-18 75z">
              <text:p/>
            </draw:path>
            <draw:path draw:style-name="gr4" draw:text-style-name="P4" draw:layer="layout" svg:width="0.038cm" svg:height="0.28cm" svg:x="6.918cm" svg:y="9.878cm" svg:viewBox="0 0 39 281" svg:d="M39 0c-13 0-26 0-39 0 0 4 0 7 0 11 9 0 19 0 28 0 0 86 0 172 0 259-9 0-19 0-28 0 0 3 0 7 0 11 13 0 26 0 39 0 0-94 0-187 0-281z">
              <text:p/>
            </draw:path>
            <draw:path draw:style-name="gr4" draw:text-style-name="P4" draw:layer="layout" svg:width="0.058cm" svg:height="0.131cm" svg:x="6.999cm" svg:y="9.774cm" svg:viewBox="0 0 59 132" svg:d="M54 7c0-3-2-7-8-7-4 0-11 5-11 10 0 4 3 8 8 8 6 0 11-5 11-11zM14 107c0 3-1 5-1 8 0 10 8 17 18 17 20 0 28-27 28-30s-1-2-2-3c-3 0-3 2-4 4-5 15-14 23-21 23-4 0-5-2-5-6 0-5 1-9 3-13 2-5 4-10 6-16 2-5 10-22 10-25 0-1 1-4 1-6 0-9-8-17-18-17-20 0-29 27-29 31 0 2 2 2 3 2 3 0 3-1 4-3 5-17 14-24 21-24 3 0 5 1 5 7 0 4-1 7-7 19-4 11-8 22-12 32z">
              <text:p/>
            </draw:path>
            <draw:path draw:style-name="gr4" draw:text-style-name="P4" draw:layer="layout" svg:width="0.1cm" svg:height="0.086cm" svg:x="7.084cm" svg:y="9.817cm" svg:viewBox="0 0 101 87" svg:d="M35 6c0-1 0-2 0-3s0-3-3-3c-4 0-11 1-13 1-4 1-7 1-11 1-3 0-6 0-6 4s4 4 6 4c10 0 10 0 10 2s-2 6-3 8c-3 13-6 27-9 40-5 19-6 23-6 24 0 3 2 3 3 3s2 0 3 0c18-3 44-12 64-31 27-23 31-49 31-50 0-3-3-6-7-6-7 0-8 6-10 11-8 28-34 59-67 68 6-24 12-49 18-73z">
              <text:p/>
            </draw:path>
            <draw:path draw:style-name="gr4" draw:text-style-name="P4" draw:layer="layout" svg:width="0.144cm" svg:height="0.145cm" svg:x="7.209cm" svg:y="9.782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4" draw:text-style-name="P4" draw:layer="layout" svg:width="0.1cm" svg:height="0.086cm" svg:x="7.382cm" svg:y="9.817cm" svg:viewBox="0 0 101 87" svg:d="M35 6c0-1 0-2 0-3s0-3-3-3c-4 0-11 1-13 1-4 1-7 1-11 1-3 0-6 0-6 4s4 4 6 4c10 0 10 0 10 2s-2 6-3 8c-3 13-6 27-9 40-5 19-6 23-6 24 0 3 2 3 3 3s2 0 3 0c18-3 44-12 64-31 27-23 31-49 31-50 0-3-3-6-7-6-7 0-8 6-10 11-7 28-34 59-67 68 6-24 12-49 18-73z">
              <text:p/>
            </draw:path>
            <draw:path draw:style-name="gr4" draw:text-style-name="P4" draw:layer="layout" svg:width="0.132cm" svg:height="0.009cm" svg:x="7.515cm" svg:y="9.85cm" svg:viewBox="0 0 133 10" svg:d="M125 10c3 0 8 0 8-5s-5-5-8-5c-39 0-78 0-117 0-3 0-8 0-8 5s4 5 8 5c39 0 78 0 117 0z">
              <text:p/>
            </draw:path>
            <draw:path draw:style-name="gr4" draw:text-style-name="P4" draw:layer="layout" svg:width="0.07cm" svg:height="0.13cm" svg:x="7.691cm" svg:y="9.773cm" svg:viewBox="0 0 71 131" svg:d="M44 6c0-5 0-6-6-6-12 13-30 13-38 13 0 2 0 5 0 7 5 0 18 0 28-6 0 34 0 68 0 101 0 7 0 9-19 9-3 0-6 0-8 0 0 2 0 5 0 7 4-1 28-1 35-1 6 0 31 0 35 1 0-2 0-5 0-7-2 0-5 0-7 0-20 0-20-2-20-9 0-36 0-73 0-109z">
              <text:p/>
            </draw:path>
            <draw:path draw:style-name="gr4" draw:text-style-name="P4" draw:layer="layout" svg:width="0.144cm" svg:height="0.145cm" svg:x="7.795cm" svg:y="9.782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4" draw:text-style-name="P4" draw:layer="layout" svg:width="0.071cm" svg:height="0.019cm" svg:x="8.013cm" svg:y="9.719cm" svg:viewBox="0 0 72 20" svg:d="M68 0c-6 6-11 10-17 10-5 0-11-4-13-4-6-4-11-6-15-6-8 0-11 3-23 16 1 1 3 3 4 4 6-6 11-9 17-9 5 0 11 3 13 3 6 4 11 6 15 6 8 0 11-3 23-16-1-1-3-3-4-4z">
              <text:p/>
            </draw:path>
            <draw:path draw:style-name="gr4" draw:text-style-name="P4" draw:layer="layout" svg:width="0.1cm" svg:height="0.137cm" svg:x="7.966cm" svg:y="9.767cm" svg:viewBox="0 0 101 138" svg:d="M100 6c0-1 1-3 1-4 0 0-1-2-3-2-4 0-20 2-25 2-2 0-5 0-5 4s3 4 6 4c8 0 8 0 8 2s0 2 0 5c-4 15-8 30-12 45-4-7-10-12-20-12-24 0-50 28-50 56 0 19 13 32 30 32 10 0 20-5 28-13 3 12 15 13 20 13 7 0 12-4 15-10 5-7 7-18 7-19 0-3-2-3-3-3-3 0-3 0-4 6-3 10-7 21-15 21-5 0-6-4-6-10 0-3 0-5 1-8 9-36 18-73 27-109zM58 112c-1 6-5 10-10 13-2 1-10 8-18 8s-14-5-14-19c0-11 6-32 10-40 9-16 19-19 24-19 14 0 18 15 18 18 0 1 0 1-1 2-3 12-6 25-9 37z">
              <text:p/>
            </draw:path>
            <draw:path draw:style-name="gr4" draw:text-style-name="P4" draw:layer="layout" svg:width="0.066cm" svg:height="0.121cm" svg:x="8.076cm" svg:y="9.715cm" svg:viewBox="0 0 67 122" svg:d="M67 6c0-4-2-6-6-6-5 0-9 4-9 8 0 3 2 6 6 6 5 0 9-4 9-8zM36 100c-2 10-11 18-20 18-2 0-4-1-5-1 3-2 4-6 4-7 0-3-1-7-6-7s-9 5-9 10 6 9 16 9 28-4 33-22c4-17 8-34 12-50 1-2 1-3 1-5 0-8-8-14-17-14-18 0-28 19-28 22 0 2 2 2 3 2 2 0 2-1 3-2 7-14 16-17 21-17 6 0 6 5 6 7 0 3 0 3 0 4-5 18-9 35-14 53z">
              <text:p/>
            </draw:path>
            <draw:path draw:style-name="gr4" draw:text-style-name="P4" draw:layer="layout" svg:width="0.049cm" svg:height="0.094cm" svg:x="8.084cm" svg:y="9.875cm" svg:viewBox="0 0 50 95" svg:d="M43 6c0-4-3-6-6-6-4 0-9 3-9 8 0 4 3 6 6 6 4 0 9-4 9-8zM50 74c0-3-3-3-4-3-2 0-2 1-3 3-2 8-9 16-16 16-3 0-4-2-4-5s1-4 2-7 2-6 3-8c1-1 6-14 8-20 1-2 2-4 2-6 0-7-7-13-16-13-14 0-22 19-22 22 0 2 2 2 3 2 3 0 3-1 3-3 4-10 10-16 16-16 3 0 4 2 4 6 0 0 0 2 0 4-1 3-8 18-10 23-1 2-1 2-3 7-1 2-2 4-2 6 0 8 7 13 15 13 16 0 24-18 24-21z">
              <text:p/>
            </draw:path>
            <draw:path draw:style-name="gr4" draw:text-style-name="P4" draw:layer="layout" svg:width="0.116cm" svg:height="0.116cm" svg:x="8.16cm" svg:y="9.875cm" svg:viewBox="0 0 117 117" svg:d="M62 62c17 0 33 0 49 0 2 0 6 0 6-4s-4-4-6-4c-16 0-32 0-49 0 0-16 0-32 0-48 0-3 0-6-4-6s-4 3-4 6c0 16 0 32 0 48-16 0-32 0-48 0-3 0-6 0-6 4s3 4 6 4c16 0 32 0 48 0 0 17 0 33 0 49 0 2 0 6 4 6s4-4 4-6c0-16 0-32 0-49z">
              <text:p/>
            </draw:path>
            <draw:path draw:style-name="gr4" draw:text-style-name="P4" draw:layer="layout" svg:width="0.057cm" svg:height="0.093cm" svg:x="8.31cm" svg:y="9.875cm" svg:viewBox="0 0 58 94" svg:d="M36 4c0-4 0-4-5-4-10 9-25 9-29 9 0 0-1 0-2 0 0 2 0 4 0 6 1 0 2 0 2 0 4 0 13-1 21-4 0 24 0 47 0 71 0 4 0 5-15 5-2 0-4 0-6 0 0 2 0 4 0 7 7-1 20-1 28-1s20 0 28 1c0-3 0-5 0-7-2 0-4 0-7 0-15 0-15-1-15-5 0-26 0-52 0-78z">
              <text:p/>
            </draw:path>
            <draw:path draw:style-name="gr4" draw:text-style-name="P4" draw:layer="layout" svg:width="0.058cm" svg:height="0.132cm" svg:x="6.999cm" svg:y="10.094cm" svg:viewBox="0 0 59 133" svg:d="M54 8c0-3-2-8-8-8-4 0-11 6-11 11 0 3 3 7 8 7 6 0 11-5 11-10zM14 108c0 2-1 5-1 8 0 9 8 17 18 17 20 0 28-27 28-31 0-2-1-1-2-2-3 0-3 1-4 3-5 16-14 24-21 24-4 0-5-2-5-7 0-4 1-8 3-12 2-6 4-11 6-16s10-22 10-25c0-2 1-5 1-6 0-10-8-17-18-17-20 0-29 26-29 30 0 3 2 3 3 3 3 0 3-1 4-3 5-17 14-24 21-24 3 0 5 1 5 6s-1 8-7 20c-4 11-8 21-12 32z">
              <text:p/>
            </draw:path>
            <draw:path draw:style-name="gr4" draw:text-style-name="P4" draw:layer="layout" svg:width="0.1cm" svg:height="0.085cm" svg:x="7.084cm" svg:y="10.138cm" svg:viewBox="0 0 101 86" svg:d="M35 6c0-1 0-2 0-4-1 0 0-2-3-2-4 0-11 1-13 1-4 1-7 1-11 1-3 0-6 0-6 4 0 3 4 3 6 3 10 0 10 1 10 3s-2 6-3 8c-3 13-6 26-9 39-5 20-6 24-6 25 0 2 2 2 3 2s2 0 3 0c18-2 44-12 64-30 27-24 21-33 31-50 0-4-3-6-7-6-7 0-8 6-10 11-8 28-34 58-67 68 6-24 12-49 18-73z">
              <text:p/>
            </draw:path>
            <draw:path draw:style-name="gr4" draw:text-style-name="P4" draw:layer="layout" svg:width="0.144cm" svg:height="0.144cm" svg:x="7.209cm" svg:y="10.103cm" svg:viewBox="0 0 145 145" svg:d="M78 78c20 0 40 0 60 0 2 0 7 0 7-5s-4-5-7-5c-20 0-40 0-60 0 0-20 0-41 0-61 0-2 0-7-5-7s-5 5-5 7c0 20 0 41 0 61-20 0-41 0-61 0-2 0-7 0-7 5s5 5 7 5c20 0 41 0 61 0 0 20 0 40 0 60 0 3 0 7 5 7s5-4 5-7c0-20 0-40 0-60z">
              <text:p/>
            </draw:path>
            <draw:path draw:style-name="gr4" draw:text-style-name="P4" draw:layer="layout" svg:width="0.071cm" svg:height="0.019cm" svg:x="7.426cm" svg:y="10.041cm" svg:viewBox="0 0 72 20" svg:d="M69 0c-7 6-12 9-18 9-5 0-10-3-12-4-7-3-11-5-16-5-8 0-11 3-23 16 1 1 3 3 4 4 6-6 11-10 17-10 5 0 11 4 13 4 7 4 11 6 15 6 8 0 11-3 23-16-1-1-2-3-3-4z">
              <text:p/>
            </draw:path>
            <draw:path draw:style-name="gr4" draw:text-style-name="P4" draw:layer="layout" svg:width="0.1cm" svg:height="0.137cm" svg:x="7.38cm" svg:y="10.089cm" svg:viewBox="0 0 101 138" svg:d="M100 6c1 0 1-3 1-4 0 0-1-2-3-2-4 0-20 2-25 2-2 0-5 0-5 4 0 3 3 3 6 3 9 0 9 1 9 3s-1 2-1 4c-3 15-7 30-11 45-5-7-11-11-21-11-24 0-50 28-50 56 0 19 13 32 30 32 10 0 20-6 28-13 4 11 15 13 20 13 7 0 12-4 16-10 4-8 6-19 6-20 0-2-2-2-3-2-3 0-3 0-4 6-3 9-7 21-15 21-4 0-6-4-6-10 0-4 0-5 1-8 9-36 18-73 27-109zM58 112c-1 6-5 9-10 13-2 1-10 8-18 8-7 0-14-5-14-19 0-11 6-32 10-40 9-16 19-19 24-19 15 0 18 15 18 17 0 1 0 2-1 3-3 12-6 25-9 37z">
              <text:p/>
            </draw:path>
            <draw:path draw:style-name="gr4" draw:text-style-name="P4" draw:layer="layout" svg:width="0.065cm" svg:height="0.122cm" svg:x="7.49cm" svg:y="10.036cm" svg:viewBox="0 0 66 123" svg:d="M66 6c0-3-2-6-6-6s-9 5-9 9c0 3 3 5 7 5s8-4 8-8zM35 100c-2 11-11 18-20 18-2 0-4 0-5 0 4-3 4-6 4-8 0-3-1-6-5-6-5 0-9 5-9 9 0 6 7 10 16 10s27-5 32-22c4-17 9-34 13-51 0-1 0-3 0-4 0-8-7-14-17-14-17 0-27 19-27 22 0 2 1 2 2 2 3 0 3-1 3-2 7-14 16-17 21-17 6 0 7 5 7 7s-1 2-1 4c-5 17-9 35-14 52z">
              <text:p/>
            </draw:path>
            <draw:path draw:style-name="gr4" draw:text-style-name="P4" draw:layer="layout" svg:width="0.049cm" svg:height="0.094cm" svg:x="7.497cm" svg:y="10.195cm" svg:viewBox="0 0 50 95" svg:d="M43 6c0-3-2-6-6-6s-9 4-9 9c0 4 3 5 6 5 5 0 9-4 9-8zM50 74c0-2-3-2-4-2-2 0-2 0-3 3-2 7-9 16-16 16-3 0-4-2-4-5 0-4 1-5 2-8s2-5 3-8c1 0 6-14 8-19 2-2 2-5 2-7 0-6-7-12-16-12-14 0-22 18-22 22 0 2 2 2 3 2 3 0 3-1 3-3 4-10 10-16 16-16 3 0 4 1 4 5 0 2 0 3 0 5-1 3-8 18-10 23-1 2-1 2-3 7 0 2-1 4-1 6 0 7 6 12 15 12 15 0 23-17 23-21z">
              <text:p/>
            </draw:path>
            <draw:path draw:style-name="gr4" draw:text-style-name="P4" draw:layer="layout" svg:width="0.011cm" svg:height="0.18cm" svg:x="8.455cm" svg:y="9.675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11cm" svg:height="0.18cm" svg:x="8.455cm" svg:y="9.843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8cm" svg:x="8.455cm" svg:y="10.012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79cm" svg:x="8.455cm" svg:y="10.181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127cm" svg:height="0.197cm" svg:x="8.522cm" svg:y="9.893cm" svg:viewBox="0 0 128 198" svg:d="M65 10c1-4 0-3 1-4 0-4-4-6-6-6s-2 0-2 1c-12 0-24 1-36 1-4 0-9 1-9 8 0 6 5 6 7 6 3 0 8 0 11 0-1 10-5 22-7 33-7 26-13 52-20 77-4 16-4 20-4 26 0 36 27 46 48 46 51 0 80-46 80-84 0-34-26-46-49-46-13 0-25 6-31 10 6-23 11-45 17-68zM49 187c-11 0-20-5-20-23 0-9 2-19 5-28 2-10 7-30 9-38 1-5 17-20 35-20 17 0 18 16 18 22 0 14-10 49-14 60-9 22-25 27-33 27z">
              <text:p/>
            </draw:path>
            <draw:path draw:style-name="gr4" draw:text-style-name="P4" draw:layer="layout" svg:width="0.058cm" svg:height="0.131cm" svg:x="8.664cm" svg:y="10cm" svg:viewBox="0 0 59 132" svg:d="M54 7c0-3-2-7-8-7-5 0-11 5-11 10 0 4 3 8 8 8 6 0 11-5 11-11zM14 107c0 3-1 5-1 8 0 10 7 17 18 17 20 0 28-27 28-30 0-2-2-2-3-2-2 0-2 1-3 3-5 15-14 23-21 23-4 0-6-2-6-6 0-5 2-8 4-13s4-10 6-16c2-4 9-22 10-25 0-1 1-4 1-6 0-9-8-17-19-17-19 0-28 27-28 31 0 2 2 2 3 2 3 0 3-1 3-3 6-17 15-24 22-24 3 0 5 1 5 7 0 5-2 7-7 20-4 10-8 21-12 31z">
              <text:p/>
            </draw:path>
            <draw:path draw:style-name="gr4" draw:text-style-name="P4" draw:layer="layout" svg:width="0.033cm" svg:height="0.083cm" svg:x="8.772cm" svg:y="10.058cm" svg:viewBox="0 0 34 84" svg:d="M34 30c0-19-8-30-19-30-9 0-15 7-15 15 0 7 6 15 15 15 3 0 7-1 10-4 1 0 1 0 1 0 1 1 1 0 1 4 0 20-9 37-19 47-3 2-3 3-3 4 0 2 1 3 3 3s26-22 26-54z">
              <text:p/>
            </draw:path>
            <draw:path draw:style-name="gr4" draw:text-style-name="P4" draw:layer="layout" svg:width="0.093cm" svg:height="0.025cm" svg:x="8.946cm" svg:y="9.827cm" svg:viewBox="0 0 94 26" svg:d="M94 4c-2-1-4-3-5-4-8 5-11 14-23 14-7 0-14-5-18-8-8-4-13-6-18-6-11 0-16 6-30 22 1 1 3 2 4 4 8-5 11-13 23-13 7 0 14 4 19 6 8 5 12 7 17 7 11 0 16-6 31-22z">
              <text:p/>
            </draw:path>
            <draw:path draw:style-name="gr4" draw:text-style-name="P4" draw:layer="layout" svg:width="0.133cm" svg:height="0.197cm" svg:x="8.884cm" svg:y="9.893cm" svg:viewBox="0 0 134 198" svg:d="M134 3c-1-1 0-3-4-3s-30 3-35 3c-2 1-4 2-4 6 0 3 3 3 7 3 13 0 14 2 14 5 0 2-1 4-1 5-5 23-11 45-17 67-5-11-13-18-26-18-33 0-68 42-68 83 0 26 16 44 38 44 5 0 20 0 36-20 3 11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4" draw:text-style-name="P4" draw:layer="layout" svg:width="0.085cm" svg:height="0.17cm" svg:x="9.019cm" svg:y="9.823cm" svg:viewBox="0 0 86 171" svg:d="M86 8c0-4-2-8-7-8-6 0-11 6-11 11 0 3 2 7 8 7 5 0 10-4 10-10zM45 140c-3 14-14 26-26 26-2 0-5-1-6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4" draw:text-style-name="P4" draw:layer="layout" svg:width="0.058cm" svg:height="0.132cm" svg:x="9.029cm" svg:y="10.036cm" svg:viewBox="0 0 59 133" svg:d="M54 7c0-3-2-7-8-7-4 0-11 5-11 11 0 3 3 7 8 7 6 0 11-5 11-11zM14 107c0 3-1 6-1 9 0 9 7 17 18 17 20 0 28-27 28-31 0-2-1-1-2-2-3 0-3 1-4 3-5 16-14 24-21 24-4 0-5-2-5-7s1-8 3-13 4-10 6-15 9-23 10-26c0-1 1-4 1-5 0-10-8-17-18-17-20 0-29 26-29 30 0 3 2 3 3 3 3 0 3-2 4-3 5-18 14-24 21-24 3 0 5 1 5 6s-1 8-7 20c-4 10-8 21-12 31z">
              <text:p/>
            </draw:path>
            <draw:path draw:style-name="gr4" draw:text-style-name="P4" draw:layer="layout" svg:width="0.032cm" svg:height="0.083cm" svg:x="9.162cm" svg:y="10.058cm" svg:viewBox="0 0 33 84" svg:d="M33 30c0-19-7-30-19-30-8 0-14 7-14 15 0 7 6 15 14 15 4 0 8-1 11-4 1 0 0 0 1 0v4c0 20-9 37-19 47-3 2-3 3-3 4 0 2 2 3 3 3 3 0 26-22 26-54z">
              <text:p/>
            </draw:path>
            <draw:path draw:style-name="gr4" draw:text-style-name="P4" draw:layer="layout" svg:width="0.093cm" svg:height="0.025cm" svg:x="9.336cm" svg:y="9.827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4" draw:text-style-name="P4" draw:layer="layout" svg:width="0.133cm" svg:height="0.197cm" svg:x="9.274cm" svg:y="9.893cm" svg:viewBox="0 0 134 198" svg:d="M134 3c-2-1 0-3-4-3s-31 3-36 3c-2 1-4 2-4 6 0 3 3 3 7 3 13 0 14 2 14 5 0 2 0 4-1 5-5 23-11 45-16 67-6-11-14-18-27-18-33 0-67 42-67 83 0 26 15 44 37 44 5 0 20 0 37-20 2 11 12 20 25 20 10 0 16-6 21-15 5-10 9-27 9-28 0-3-3-3-4-3-3 0-3 2-3 6-5 18-11 34-22 34-8 0-9-7-9-13s1-9 2-13c13-55 27-109 41-163zM75 162c-1 5-1 5-5 10-13 16-24 20-32 20-14 0-18-15-18-26 0-14 9-48 15-62 9-16 22-26 33-26 18 0 22 22 22 24s0 4-1 5c-5 18-9 36-14 55z">
              <text:p/>
            </draw:path>
            <draw:path draw:style-name="gr4" draw:text-style-name="P4" draw:layer="layout" svg:width="0.085cm" svg:height="0.17cm" svg:x="9.409cm" svg:y="9.823cm" svg:viewBox="0 0 86 171" svg:d="M86 8c0-4-3-8-8-8s-11 6-11 11c0 3 3 7 8 7s11-4 11-10zM44 140c-3 14-14 26-25 26-3 0-5-1-7-2 5-2 6-7 6-10 0-4-4-7-7-7-6 0-11 5-11 11 0 8 7 13 19 13s35-7 41-31c6-23 12-47 18-70 0-3 0-4 0-8 0-11-8-18-20-18-22 0-35 27-35 30s2 2 3 3c3 0 3-1 4-4 5-11 16-23 27-23 5 0 7 3 7 9 0 3-1 5-1 6-6 25-13 50-19 75z">
              <text:p/>
            </draw:path>
            <draw:path draw:style-name="gr4" draw:text-style-name="P4" draw:layer="layout" svg:width="0.059cm" svg:height="0.132cm" svg:x="9.418cm" svg:y="10.036cm" svg:viewBox="0 0 60 133" svg:d="M54 7c0-3-2-7-8-7-4 0-10 5-10 11 0 3 2 7 7 7 7 0 11-5 11-11zM14 107c0 3-1 6-1 9 0 9 8 17 18 17 20 0 29-27 29-31 0-2-2-1-3-2-3 0-3 1-4 3-5 16-13 24-21 24-4 0-5-2-5-7s2-8 3-13c2-5 4-10 7-15 1-5 9-23 9-26 0-1 1-4 1-5 0-10-8-17-18-17-20 0-29 26-29 30 0 3 2 2 3 3 3 0 3-2 4-3 5-18 14-24 21-24 3 0 5 1 5 6s-1 8-6 20c-4 10-8 21-13 31z">
              <text:p/>
            </draw:path>
            <draw:path draw:style-name="gr4" draw:text-style-name="P4" draw:layer="layout" svg:width="0.144cm" svg:height="0.144cm" svg:x="9.502cm" svg:y="10.045cm" svg:viewBox="0 0 145 145" svg:d="M78 78c20 0 40 0 60 0 2 0 7 0 7-5s-4-5-7-5c-20 0-40 0-60 0 0-20 0-41 0-61 0-2 0-7-5-7s-5 5-5 7c0 20 0 41 0 61-20 0-41 0-61 0-2 0-7 0-7 4 0 6 5 6 7 6 20 0 41 0 61 0 0 20 0 40 0 60 0 2 0 7 5 7s5-4 5-7c0-20 0-40 0-60z">
              <text:p/>
            </draw:path>
            <draw:path draw:style-name="gr4" draw:text-style-name="P4" draw:layer="layout" svg:width="0.07cm" svg:height="0.129cm" svg:x="9.683cm" svg:y="10.036cm" svg:viewBox="0 0 71 130" svg:d="M44 6c0-6 0-6-6-6-12 12-30 13-38 13 0 2 0 4 0 6 4 0 18 0 28-5 0 34 0 67 0 100 0 7 0 9-19 9-3 0-6 0-8 0 0 3 0 5 0 7 4 0 28 0 35 0 6 0 31 0 35 0 0-2 0-4 0-7-2 0-5 0-7 0-20 0-20-2-20-9 0-36 0-72 0-108z">
              <text:p/>
            </draw:path>
            <draw:path draw:style-name="gr4" draw:text-style-name="P4" draw:layer="layout" svg:width="0.032cm" svg:height="0.083cm" svg:x="9.812cm" svg:y="10.058cm" svg:viewBox="0 0 33 84" svg:d="M33 30c0-19-7-30-19-30-8 0-14 7-14 15 0 7 6 15 14 15 4 0 8-1 11-4 1 0 0 0 1 0v4c0 20-9 37-19 47-3 2-3 3-3 4 0 2 2 3 3 3 3 0 26-22 26-54z">
              <text:p/>
            </draw:path>
            <draw:path draw:style-name="gr4" draw:text-style-name="P4" draw:layer="layout" svg:width="0.137cm" svg:height="0.673cm" svg:x="9.922cm" svg:y="9.681cm" svg:viewBox="0 0 138 674" svg:d="M138 337c0-111-25-222-96-306-6-6-16-17-28-28-4-3-4-3-8-3s-6 0-6 2 1 3 2 4c9 9 28 28 47 59 45 73 66 164 66 272 0 76-10 173-57 256-22 40-45 64-57 76 0 0-1 1-1 2 0 3 2 3 6 3s4 0 8-5c95-85 124-214 124-332z">
              <text:p/>
            </draw:path>
            <draw:path draw:style-name="gr4" draw:text-style-name="P4" draw:layer="layout" svg:width="0.145cm" svg:height="0.177cm" svg:x="10.157cm" svg:y="9.964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4" draw:text-style-name="P4" draw:layer="layout" svg:width="0.105cm" svg:height="0.505cm" svg:x="10.405cm" svg:y="9.765cm" svg:viewBox="0 0 106 506" svg:d="M94 502c0 1 2 2 3 4 2 0 4 0 6 0 1 0 3 0 3-3 0-1 0-1 0-2-11-11-26-26-44-57-30-54-41-123-41-191 0-125 36-198 85-248 0-1 0-1 0-2 0-3-1-3-5-3-3 0-4 0-7 2-26 24-56 63-76 122-12 37-18 82-18 129 0 66 12 141 56 207 7 11 12 15 18 22 3 4 7 8 9 11 4 3 7 6 11 9z">
              <text:p/>
            </draw:path>
            <draw:path draw:style-name="gr4" draw:text-style-name="P4" draw:layer="layout" svg:width="0.093cm" svg:height="0.025cm" svg:x="10.595cm" svg:y="9.827cm" svg:viewBox="0 0 94 26" svg:d="M94 4c-1-1-3-3-4-4-8 5-11 14-24 14-6 0-13-5-18-8-7-4-13-6-18-6-10 0-16 6-30 22 2 1 3 2 5 4 8-5 10-13 23-13 6 0 14 4 18 6 8 5 13 7 18 7 10 0 16-6 30-22z">
              <text:p/>
            </draw:path>
            <draw:path draw:style-name="gr4" draw:text-style-name="P4" draw:layer="layout" svg:width="0.133cm" svg:height="0.197cm" svg:x="10.533cm" svg:y="9.893cm" svg:viewBox="0 0 134 198" svg:d="M134 3c-1-1 0-3-4-3s-31 3-36 3c-2 1-4 2-4 6 0 3 4 3 8 3 13 0 13 2 13 5 0 2 0 4-1 5-5 23-11 45-16 67-5-11-13-18-26-18-33 0-68 42-68 83 0 26 16 44 38 44 5 0 20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4" draw:text-style-name="P4" draw:layer="layout" svg:width="0.085cm" svg:height="0.17cm" svg:x="10.668cm" svg:y="9.823cm" svg:viewBox="0 0 86 171" svg:d="M86 8c0-4-2-8-8-8-5 0-11 6-11 11 0 3 3 7 8 7 6 0 11-4 11-10zM45 140c-3 14-14 26-26 26-2 0-5-1-7-2 6-2 7-7 7-10 0-4-4-7-8-7-6 0-11 5-11 11 0 8 8 13 19 13 12 0 35-7 42-31 6-23 12-47 17-70 0-3 1-4 1-8 0-11-9-18-21-18-22 0-34 27-34 30s2 3 3 3c3 0 3-1 4-4 5-11 15-23 27-23 4 0 6 3 6 9 0 3 0 5 0 6-6 25-13 50-19 75z">
              <text:p/>
            </draw:path>
            <draw:path draw:style-name="gr4" draw:text-style-name="P4" draw:layer="layout" svg:width="0.058cm" svg:height="0.132cm" svg:x="10.678cm" svg:y="10.036cm" svg:viewBox="0 0 59 133" svg:d="M54 7c0-3-2-7-8-7-5 0-11 5-11 11 0 3 3 7 8 7 6 0 11-5 11-11zM14 107c0 3-2 6-2 9 0 9 8 17 19 17 19 0 28-27 28-31 0-2-2-2-3-2-2 0-2 1-3 3-5 16-14 24-22 24-3 0-5-2-5-7s2-8 4-13 4-10 6-15 9-23 10-26c0-1 1-4 1-5 0-10-8-17-19-17-19 0-28 26-28 30 0 3 2 3 3 3 3 0 3-2 3-3 6-18 14-24 22-24 2 0 5 1 5 6s-2 8-7 20c-4 10-8 21-12 31z">
              <text:p/>
            </draw:path>
            <draw:path draw:style-name="gr4" draw:text-style-name="P4" draw:layer="layout" svg:width="0.144cm" svg:height="0.144cm" svg:x="10.762cm" svg:y="10.045cm" svg:viewBox="0 0 145 145" svg:d="M77 78c20 0 40 0 61 0 2 0 7 0 7-5s-5-5-7-5c-21 0-41 0-61 0 0-20 0-41 0-61 0-2 0-7-5-7s-5 5-5 7c0 20 0 41 0 61-20 0-40 0-60 0-2 0-7 0-7 4 0 6 4 6 7 6 20 0 40 0 60 0 0 20 0 40 0 60 0 2 0 7 5 7s5-4 5-7c0-20 0-40 0-60z">
              <text:p/>
            </draw:path>
            <draw:path draw:style-name="gr4" draw:text-style-name="P4" draw:layer="layout" svg:width="0.071cm" svg:height="0.129cm" svg:x="10.942cm" svg:y="10.036cm" svg:viewBox="0 0 72 130" svg:d="M45 6c0-6-1-6-7-6-12 12-30 13-38 13 0 2 0 4 0 6 5 0 18 0 29-5 0 34 0 67 0 100 0 7 0 9-20 9-3 0-5 0-7 0 0 3 0 5 0 7 3 0 27 0 35 0 5 0 30 0 35 0 0-2 0-4 0-7-3 0-5 0-8 0-19 0-19-2-19-9 0-36 0-72 0-108z">
              <text:p/>
            </draw:path>
            <draw:path draw:style-name="gr4" draw:text-style-name="P4" draw:layer="layout" svg:width="0.011cm" svg:height="0.179cm" svg:x="11.087cm" svg:y="9.759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79cm" svg:x="11.087cm" svg:y="9.928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8cm" svg:x="11.087cm" svg:y="10.096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93cm" svg:height="0.025cm" svg:x="11.213cm" svg:y="9.827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4" draw:text-style-name="P4" draw:layer="layout" svg:width="0.133cm" svg:height="0.197cm" svg:x="11.151cm" svg:y="9.893cm" svg:viewBox="0 0 134 198" svg:d="M134 3c-1-1 0-3-4-3s-31 3-36 3c-2 1-4 2-4 6 0 3 3 3 8 3 13 0 13 2 13 5 0 2 0 4-1 5-5 23-11 45-16 67-5-11-13-18-26-18-33 0-68 42-68 83 0 26 15 44 38 44 5 0 19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4" draw:text-style-name="P4" draw:layer="layout" svg:width="0.085cm" svg:height="0.17cm" svg:x="11.287cm" svg:y="9.823cm" svg:viewBox="0 0 86 171" svg:d="M86 8c0-4-2-8-8-8-5 0-11 6-11 11 0 3 3 7 8 7 6 0 11-4 11-10zM45 140c-3 14-14 26-26 26-2 0-5-1-7-2 6-2 7-7 7-10 0-4-4-7-8-7-6 0-11 5-11 11 0 8 8 13 19 13 12 0 35-7 42-31 6-23 12-47 17-70 0-3 1-4 1-8 0-11-9-18-21-18-22 0-35 27-35 30s3 3 4 3c3 0 3-1 4-4 5-11 15-23 27-23 4 0 6 3 6 9 0 3 0 5-1 6-6 25-12 50-18 75z">
              <text:p/>
            </draw:path>
            <draw:path draw:style-name="gr4" draw:text-style-name="P4" draw:layer="layout" svg:width="0.058cm" svg:height="0.132cm" svg:x="11.296cm" svg:y="10.036cm" svg:viewBox="0 0 59 133" svg:d="M54 7c0-3-2-7-8-7-5 0-11 5-11 11 0 3 3 7 8 7 6 0 11-5 11-11zM14 107c0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4" draw:text-style-name="P4" draw:layer="layout" svg:width="0.105cm" svg:height="0.505cm" svg:x="11.415cm" svg:y="9.765cm" svg:viewBox="0 0 106 506" svg:d="M106 253c0-81-18-167-74-230-3-5-14-15-21-21-1-2-2-2-6-2-3 0-5 0-5 3 0 1 1 2 2 3 9 9 24 25 42 56 30 54 42 124 42 191 0 122-35 197-85 248-1 1-1 1-1 2 0 3 2 3 5 3 4 0 5 0 7-3 26-22 57-61 76-121 13-38 18-84 18-129z">
              <text:p/>
            </draw:path>
            <draw:path draw:style-name="gr4" draw:text-style-name="P4" draw:layer="layout" svg:width="0.145cm" svg:height="0.842cm" svg:x="11.583cm" svg:y="9.596cm" svg:viewBox="0 0 146 843" svg:d="M146 422c0-105-13-212-58-308-20-44-46-82-74-112-3-1-3-2-8-2-4 0-6 0-6 3 0 1 1 3 2 3 27 33 49 69 66 108 37 86 51 187 51 308 0 119-13 224-55 316-17 36-38 69-63 99 0 1-1 3-1 4 0 2 2 2 6 2s5 0 5-1c1 0 18-17 40-48 49-69 74-151 87-235 6-45 8-91 8-137z">
              <text:p/>
            </draw:path>
          </draw:g>
        </draw:g>
        <draw:line draw:style-name="gr92" draw:text-style-name="P2" draw:layer="layout" svg:x1="6.2cm" svg:y1="10.4cm" svg:x2="11.5cm" svg:y2="10.4cm">
          <text:p/>
        </draw:line>
        <draw:custom-shape draw:style-name="gr84" draw:text-style-name="P18" draw:layer="layout" svg:width="0.2cm" svg:height="0.2cm" svg:x="8.202cm" svg:y="10.402cm">
          <text:p/>
          <draw:enhanced-geometry svg:viewBox="0 0 21600 21600" draw:type="rectangle" draw:enhanced-path="M 0 0 L 21600 0 21600 21600 0 21600 0 0 Z N"/>
        </draw:custom-shape>
        <draw:frame draw:style-name="gr93" draw:text-style-name="P6" draw:layer="layout" svg:width="0.633cm" svg:height="0.319cm" svg:x="2.987cm" svg:y="10.41cm">
          <draw:text-box>
            <text:p><text:span text:style-name="T2">(sim)</text:span></text:p>
          </draw:text-box>
        </draw:frame>
        <draw:line draw:style-name="gr94" draw:text-style-name="P2" draw:layer="layout" svg:x1="2.393cm" svg:y1="10.4cm" svg:x2="3.3cm" svg:y2="10.4cm">
          <text:p/>
        </draw:line>
        <draw:custom-shape draw:style-name="gr89" draw:text-style-name="P20" draw:layer="layout" svg:width="0.2cm" svg:height="0.2cm" svg:x="2.695cm" svg:y="10.40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\left(
\tilde{\bm{y}}^j 
\!=\! 
f_{\rm d}( \bm{y}^j )
\!\in\!
\mathbb{B}^{N_j}
\right)§svg§600§TRUE§</svg:desc>
          <draw:g>
            <draw:path draw:style-name="gr4" draw:text-style-name="P4" draw:layer="layout" svg:width="0.073cm" svg:height="0.335cm" svg:x="9.395cm" svg:y="10.708cm" svg:viewBox="0 0 74 336" svg:d="M74 333c0-1-1-2-2-3-13-13-32-36-44-81-6-26-9-55-9-81 0-73 18-125 52-162 3-2 3-2 3-3 0-3-3-3-4-3-4 0-20 17-23 22-29 33-47 83-47 146 0 39 7 96 44 143 2 3 21 25 26 25 1 0 4 0 4-3z">
              <text:p/>
            </draw:path>
            <draw:path draw:style-name="gr4" draw:text-style-name="P4" draw:layer="layout" svg:width="0.093cm" svg:height="0.025cm" svg:x="9.541cm" svg:y="10.755cm" svg:viewBox="0 0 94 26" svg:d="M94 5c-2-2-4-3-5-5 0 1-11 14-23 14-7 0-14-4-19-8-7-4-12-6-17-6-11 0-16 6-30 22 1 2 3 3 4 4 8-4 11-13 23-13 7 0 14 4 19 7 7 5 12 6 17 6 11 0 16-6 31-21z">
              <text:p/>
            </draw:path>
            <draw:path draw:style-name="gr4" draw:text-style-name="P4" draw:layer="layout" svg:width="0.153cm" svg:height="0.182cm" svg:x="9.49cm" svg:y="10.82cm" svg:viewBox="0 0 154 183" svg:d="M153 21c1-5 1-6 1-7 0-5-4-12-12-12-16 0-19 13-20 21-3 10-5 19-8 29-4 13-8 35-12 46-1 6-10 14-11 14-3 2-9 7-19 7-17 0-17-15-17-21 0-17 9-39 17-59 2-7 3-9 3-13 0-17-16-26-31-26-30 0-44 38-44 44 0 4 4 4 6 4 4 0 6 0 7-4 9-31 25-34 29-34 2 0 5 0 5 6s-3 14-5 18c-11 28-17 44-17 59 0 31 29 35 45 35 7 0 16 0 27-8-8 35-29 53-48 53-4 0-12-1-18-4 9-4 14-11 14-19 0-10-8-13-14-13-10 0-20 9-20 22 0 14 15 24 38 24 32 0 69-22 77-56 9-36 18-71 27-106z">
              <text:p/>
            </draw:path>
            <draw:path draw:style-name="gr4" draw:text-style-name="P4" draw:layer="layout" svg:width="0.085cm" svg:height="0.169cm" svg:x="9.657cm" svg:y="10.701cm" svg:viewBox="0 0 86 170" svg:d="M86 7c0-3-2-7-8-7-5 0-11 6-11 10s3 8 8 8c6 0 11-5 11-11zM45 140c-3 13-14 24-26 24-2 0-5 0-7-1 6-2 7-7 7-10 0-5-4-7-8-7-6 0-11 5-11 11 0 8 8 13 19 13 12 0 35-7 42-31 6-24 11-47 17-70 0-3 1-4 1-7 0-11-9-19-21-19-22 0-34 28-34 30 0 3 2 3 3 3 3 0 3-1 4-3 5-12 15-24 27-24 4 0 6 3 6 9 0 3 0 5-1 7-6 25-12 50-18 75z">
              <text:p/>
            </draw:path>
            <draw:path draw:style-name="gr4" draw:text-style-name="P4" draw:layer="layout" svg:width="0.185cm" svg:height="0.064cm" svg:x="9.823cm" svg:y="10.844cm" svg:viewBox="0 0 186 65" svg:d="M177 11c5 0 9 0 9-5 0-6-4-6-8-6-57 0-113 0-169 0-4 0-9 0-9 6 0 5 5 5 10 5 55 0 111 0 167 0zM178 65c4 0 8 0 8-5 0-6-4-6-9-6-56 0-112 0-167 0-5 0-10 0-10 6 0 5 5 5 9 5 56 0 112 0 169 0z">
              <text:p/>
            </draw:path>
            <draw:path draw:style-name="gr4" draw:text-style-name="P4" draw:layer="layout" svg:width="0.139cm" svg:height="0.253cm" svg:x="10.071cm" svg:y="10.749cm" svg:viewBox="0 0 140 254" svg:d="M88 85c8 0 16 0 25 0 5 0 8 0 8-5 0-3-3-3-7-3-8 0-16 0-24 0 2-11 4-22 6-32 1-6 5-26 6-29 3-6 8-10 14-10 1 0 8 0 14 5-12 2-16 11-16 15 0 7 5 11 11 11 7 0 15-7 15-18 0-13-13-19-24-19-10 0-27 6-36 33-2 6-2 8-9 44-7 0-13 0-20 0-5 0-8 0-8 5 0 3 3 3 8 3 6 0 12 0 19 0-8 37-15 74-22 111-5 27-10 53-24 53-1 0-8 0-14-6 13 0 16-10 16-14 0-7-5-10-11-10-7 0-15 6-15 16 0 13 13 19 24 19 15 0 26-15 32-27 9-17 15-51 15-53 6-30 11-59 17-89z">
              <text:p/>
            </draw:path>
            <draw:path draw:style-name="gr4" draw:text-style-name="P4" draw:layer="layout" svg:width="0.104cm" svg:height="0.137cm" svg:x="10.203cm" svg:y="10.853cm" svg:viewBox="0 0 105 138" svg:d="M61 2c0 2 0 4 0 7 13 0 14 1 14 11 0 14 0 27 0 41-7-8-16-12-27-12-26 0-48 20-48 44 0 25 21 45 46 45 16 0 25-9 28-13 0 4 0 9 0 13 10-1 21-2 31-2 0-3 0-5 0-8-13 0-15 0-15-10 0-39 0-79 0-118-10 1-19 1-29 2zM74 115c-4 9-14 17-27 17-11 0-19-6-23-12s-6-14-6-26c0-5 0-19 8-29 8-8 17-10 23-10 9 0 18 4 24 11 1 3 1 3 1 7 0 14 0 28 0 42z">
              <text:p/>
            </draw:path>
            <draw:path draw:style-name="gr4" draw:text-style-name="P4" draw:layer="layout" svg:width="0.064cm" svg:height="0.279cm" svg:x="10.36cm" svg:y="10.736cm" svg:viewBox="0 0 65 280" svg:d="M65 278c0-1 0-2-4-7-35-35-45-88-45-131 0-48 11-97 46-132 3-3 3-4 3-5s-1-3-3-3c-3 0-28 19-44 55-15 30-18 61-18 85 0 22 3 56 18 87 17 35 41 53 44 53 2 0 3-1 3-2z">
              <text:p/>
            </draw:path>
            <draw:path draw:style-name="gr4" draw:text-style-name="P4" draw:layer="layout" svg:width="0.153cm" svg:height="0.182cm" svg:x="10.45cm" svg:y="10.82cm" svg:viewBox="0 0 154 183" svg:d="M154 21c0-5 0-6 0-7 0-5-4-12-12-12-15 0-19 13-20 21-3 10-5 19-8 29-3 13-8 35-12 46-1 6-10 14-11 14-3 2-9 7-19 7-16 0-17-15-17-21 0-17 9-39 17-59 3-7 4-9 4-13 0-17-17-26-32-26-30 0-44 38-44 44 0 4 4 4 7 4s5 0 7-4c8-31 24-34 28-34 2 0 5 0 5 6s-3 14-5 18c-11 28-16 44-16 59 0 31 28 35 44 35 7 0 16 0 27-8-8 35-29 53-48 53-4 0-12-1-18-4 10-4 14-11 14-19 0-10-8-13-14-13-10 0-20 9-20 22 0 14 15 24 38 24 32 0 69-22 78-56 9-36 18-71 27-106z">
              <text:p/>
            </draw:path>
            <draw:path draw:style-name="gr4" draw:text-style-name="P4" draw:layer="layout" svg:width="0.085cm" svg:height="0.169cm" svg:x="10.618cm" svg:y="10.701cm" svg:viewBox="0 0 86 170" svg:d="M86 7c0-3-2-7-8-7-5 0-10 6-10 10s2 8 7 8c6 0 11-5 11-11zM45 140c-3 13-14 24-26 24-2 0-5 0-7-1 6-2 7-7 7-10 0-5-4-7-8-7-5 0-11 5-11 11 0 8 8 13 20 13s34-7 41-31c6-24 11-47 17-70 1-3 1-4 1-7 0-11-9-19-21-19-22 0-34 28-34 30 0 3 2 3 3 3 3 0 3-1 4-3 5-12 15-24 27-24 4 0 6 3 6 9 0 3 0 5 0 7-6 25-13 50-19 75z">
              <text:p/>
            </draw:path>
            <draw:path draw:style-name="gr4" draw:text-style-name="P4" draw:layer="layout" svg:width="0.065cm" svg:height="0.279cm" svg:x="10.752cm" svg:y="10.736cm" svg:viewBox="0 0 66 280" svg:d="M66 140c0-21-4-55-19-87-17-35-41-53-44-53-1 0-3 2-3 3s0 2 6 7c27 27 43 72 43 130 0 48-11 98-45 133-4 3-4 4-4 5s2 2 3 2c3 0 28-19 45-54 14-31 18-62 18-86z">
              <text:p/>
            </draw:path>
            <draw:path draw:style-name="gr4" draw:text-style-name="P4" draw:layer="layout" svg:width="0.14cm" svg:height="0.162cm" svg:x="10.9cm" svg:y="10.795cm" svg:viewBox="0 0 141 163" svg:d="M130 87c5 0 11 0 11-6 0-5-6-5-11-5-39 0-79 0-118 0 3-38 35-65 75-65 15 0 29 0 43 0 5 0 11 0 11-5 0-6-6-6-11-6-14 0-29 0-44 0-48 0-86 37-86 81 0 45 38 82 86 82 15 0 30 0 44 0 5 0 11 0 11-6 0-5-6-5-11-5-14 0-28 0-43 0-40 0-72-28-75-65 39 0 79 0 118 0z">
              <text:p/>
            </draw:path>
            <draw:path draw:style-name="gr4" draw:text-style-name="P4" draw:layer="layout" svg:width="0.171cm" svg:height="0.191cm" svg:x="11.097cm" svg:y="10.754cm" svg:viewBox="0 0 172 192" svg:d="M37 26c0-4 0-11-3-16 11 0 21 0 32 0-4 4-4 10-4 14 0 48 0 96 0 144 0 4 0 10 4 14-11 0-21 0-32 0 3-5 3-12 3-15 0-47 0-94 0-141zM114 85c9-9 11-24 11-36 0-19-6-31-12-38 19 3 39 10 39 37 0 18-20 33-38 37zM71 25c0-6 0-8 4-11 2-1 6-4 12-4 13 0 28 10 28 39 0 32-16 38-44 39 0-21 0-42 0-63zM130 89c16-8 32-22 32-41 0-39-32-48-67-48-28 0-57 0-85 0-5 0-10 0-10 6 0 4 5 4 10 4 16 0 17 3 17 16 0 47 0 93 0 140 0 13-1 16-18 16-3 0-9 0-9 5s5 5 10 5c28 0 56 0 84 0 34 0 78-13 78-52 0-30-21-45-42-51zM71 167c0-23 0-47 0-70 23 0 32 0 41 7 11 8 12 27 12 36 0 11-1 42-36 42-17 0-17-10-17-15zM122 179c10-12 12-27 12-39 0-20-4-34-16-43 26 4 44 18 44 43 0 21-16 33-40 39z">
              <text:p/>
            </draw:path>
            <draw:path draw:style-name="gr4" draw:text-style-name="P4" draw:layer="layout" svg:width="0.175cm" svg:height="0.133cm" svg:x="11.296cm" svg:y="10.697cm" svg:viewBox="0 0 176 134" svg:d="M151 22c2-8 5-15 21-15 1 0 4 0 4-5 0 0-2-2-3-2-7 0-14 1-21 1-5 0-16-1-21-1-1 0-4 0-4 4 0 3 3 3 5 3 9 0 12 3 12 8 0 2 0 3-1 5-7 28-14 57-21 85-16-34-33-68-50-102-2-3-2-3-6-3-9 0-19 0-28 0-4 0-6 0-6 4 0 3 2 3 6 3 5 0 9 0 13 1-9 35-17 70-26 104-2 8-5 14-20 15-2 0-5 0-5 4 0 2 2 3 3 3 7 0 14-1 21-1 5 0 16 1 21 1 1 0 4-2 4-4 0-3-3-3-5-3-12-1-12-6-12-8 0-1 0-3 1-6 8-33 16-66 25-99 19 39 38 78 57 117 2 2 3 3 4 3 3 0 3-1 4-4 9-36 19-72 28-108z">
              <text:p/>
            </draw:path>
            <draw:path draw:style-name="gr4" draw:text-style-name="P4" draw:layer="layout" svg:width="0.065cm" svg:height="0.121cm" svg:x="11.466cm" svg:y="10.766cm" svg:viewBox="0 0 66 122" svg:d="M66 6c0-4-2-6-6-6-5 0-9 4-9 8s3 6 7 6 8-4 8-8zM35 100c-2 10-11 17-20 17-2 0-4-1-5-1 4-2 4-5 4-7s-1-6-6-6-8 5-8 9c0 6 6 10 15 10 10 0 28-5 33-22 4-17 8-34 12-51 1-1 1-2 1-4 0-8-7-14-17-14-18 0-28 19-28 22 0 2 2 2 3 2 3 0 3-1 3-2 7-14 16-17 21-17 6 0 6 5 6 8 0 1 0 2 0 3-5 18-9 35-14 53z">
              <text:p/>
            </draw:path>
            <draw:path draw:style-name="gr4" draw:text-style-name="P4" draw:layer="layout" svg:width="0.073cm" svg:height="0.335cm" svg:x="11.591cm" svg:y="10.708cm" svg:viewBox="0 0 74 336" svg:d="M74 168c0-40-8-95-44-143-3-3-21-25-26-25-2 0-4 1-4 3 0 1 1 2 2 3 13 15 32 37 44 82 6 25 8 54 8 80 0 28-2 57-10 84-10 39-27 61-42 77-2 3-1 3-2 4 0 2 2 3 4 3 4 0 19-17 22-21 29-34 48-84 48-147z">
              <text:p/>
            </draw:path>
          </draw:g>
        </draw:g>
        <draw:g>
          <svg:title>TexMaths</svg:title>
          <svg:desc>8§display§\tilde{d}^j_i 
\!\in\!
\mathcal{D}§svg§600§TRUE§</svg:desc>
          <draw:g>
            <draw:path draw:style-name="gr4" draw:text-style-name="P4" draw:layer="layout" svg:width="0.093cm" svg:height="0.025cm" svg:x="10.323cm" svg:y="2.493cm" svg:viewBox="0 0 94 26" svg:d="M94 5c-2-2-3-3-4-5 0 1-12 14-24 14-6 0-13-4-18-7-8-5-13-7-18-7-10 0-16 6-30 22 2 2 3 3 5 4 8-4 10-13 23-13 6 0 14 4 18 7 8 5 12 6 17 6 11 0 16-6 31-21z">
              <text:p/>
            </draw:path>
            <draw:path draw:style-name="gr4" draw:text-style-name="P4" draw:layer="layout" svg:width="0.133cm" svg:height="0.196cm" svg:x="10.261cm" svg:y="2.56cm" svg:viewBox="0 0 134 197" svg:d="M134 3c0-1 0-3-4-3s-31 2-36 3c-2 0-4 2-4 5 0 4 3 4 8 4 12 0 13 2 13 4s0 4-1 6c-5 22-11 44-16 66-5-10-14-18-26-18-33 0-68 42-68 82 0 27 15 45 38 45 5 0 19-1 36-21 2 12 12 21 25 21 11 0 17-6 21-16 5-9 9-26 9-27 0-3-3-3-3-3-4 0-4 1-4 5-5 18-11 35-22 35-7 0-8-7-8-13s0-9 2-14c13-53 26-107 40-161zM75 160c-1 6-1 6-5 11-12 15-24 20-32 20-14 0-18-15-18-27 0-13 9-47 15-61 9-16 22-26 33-26 18 0 22 23 22 24 0 2 0 4 0 5-5 18-10 36-15 54z">
              <text:p/>
            </draw:path>
            <draw:path draw:style-name="gr4" draw:text-style-name="P4" draw:layer="layout" svg:width="0.085cm" svg:height="0.169cm" svg:x="10.396cm" svg:y="2.49cm" svg:viewBox="0 0 86 170" svg:d="M86 7c0-3-3-7-8-7s-11 6-11 10 3 8 8 8c6 0 11-5 11-11zM45 140c-4 13-15 24-26 24-2 0-5 0-7-1 5-3 6-7 6-10 0-5-3-7-7-7-6 0-11 5-11 11 0 7 7 13 19 13s35-7 41-31 12-47 18-70c0-3 1-4 1-8 0-10-9-18-21-18-22 0-35 28-35 30 0 3 2 2 3 3 3 0 4-1 4-3 6-12 16-24 28-24 4 0 6 3 6 9 0 3-1 5-1 7-6 25-12 50-18 75z">
              <text:p/>
            </draw:path>
            <draw:path draw:style-name="gr4" draw:text-style-name="P4" draw:layer="layout" svg:width="0.059cm" svg:height="0.131cm" svg:x="10.405cm" svg:y="2.702cm" svg:viewBox="0 0 60 132" svg:d="M54 7c0-3-2-7-7-7s-11 5-11 10c0 4 2 8 8 8s10-5 10-11zM14 107c0 2-1 5-1 8 0 10 8 17 18 17 20 0 29-27 29-31 0-2-2-2-3-2-3 0-3 2-4 3-4 16-13 24-21 24-4 0-5-2-5-6 0-5 2-9 3-13 2-6 4-10 7-16 1-5 9-22 9-25 1-1 1-4 1-6 0-9-8-17-18-17-19 0-29 27-29 30s2 2 3 3c3 0 3-1 4-3 5-17 14-24 21-24 3 0 5 1 5 7 0 4-1 7-6 19-4 11-8 21-13 32z">
              <text:p/>
            </draw:path>
            <draw:path draw:style-name="gr4" draw:text-style-name="P4" draw:layer="layout" svg:width="0.14cm" svg:height="0.161cm" svg:x="10.569cm" svg:y="2.603cm" svg:viewBox="0 0 141 162" svg:d="M130 86c5 0 11 0 11-5 0-6-6-6-11-6-39 0-79 0-119 0 4-37 36-64 75-64 15 0 30 0 44 0 5 0 11 0 11-5 0-6-6-6-11-6-14 0-29 0-44 0-48 0-86 36-86 81 0 44 38 81 86 81 15 0 30 0 44 0 5 0 11 0 11-6 0-5-6-5-11-5-14 0-29 0-44 0-39 0-71-27-75-65 40 0 80 0 119 0z">
              <text:p/>
            </draw:path>
            <draw:path draw:style-name="gr4" draw:text-style-name="P4" draw:layer="layout" svg:width="0.208cm" svg:height="0.19cm" svg:x="10.77cm" svg:y="2.563cm" svg:viewBox="0 0 209 191" svg:d="M52 191c65 0 157-50 157-126 0-25-12-41-25-50-24-15-50-15-77-15-24 0-41 0-64 10-37 16-43 39-43 42 0 1 2 2 3 2 4 0 11-4 13-5 6-4 7-6 9-11 4-12 12-21 47-23-5 58-19 112-38 161-11 4-18 10-18 12 0 3 1 3 6 3 10 0 20 0 30 0zM53 176c32-79 38-127 42-161 19 0 90 0 90 62 0 55-49 99-117 99-5 0-10 0-15 0z">
              <text:p/>
            </draw:path>
          </draw:g>
        </draw:g>
        <draw:g>
          <svg:title>TexMaths</svg:title>
          <svg:desc>8§display§i 
\!\in\! 
[n\!+\!1]§svg§600§TRUE§</svg:desc>
          <draw:g>
            <draw:path draw:style-name="gr4" draw:text-style-name="P4" draw:layer="layout" svg:width="0.073cm" svg:height="0.186cm" svg:x="10.261cm" svg:y="1.83cm" svg:viewBox="0 0 74 187" svg:d="M72 10c0-5-4-10-10-10-8 0-16 7-16 15 0 5 4 10 11 10 6 0 15-7 15-15zM50 115c4-8 4-9 7-16 1-6 3-10 3-15 0-12-9-23-23-23-27 0-37 41-37 43 0 3 2 2 3 3 3 0 3-1 5-5 7-26 18-35 28-35 2 0 7 0 7 10 0 5-1 11-3 14-2 7-14 40-19 52-3 7-7 16-7 22 0 13 10 22 24 22 26 0 36-40 36-43 0-2-2-2-3-2-3 0-3 1-5 5-4 17-14 35-28 35-5 0-7-3-7-10s2-11 8-28c4-10 8-19 11-29z">
              <text:p/>
            </draw:path>
            <draw:path draw:style-name="gr4" draw:text-style-name="P4" draw:layer="layout" svg:width="0.14cm" svg:height="0.161cm" svg:x="10.404cm" svg:y="1.863cm" svg:viewBox="0 0 141 162" svg:d="M130 87c5 0 11 0 11-6 0-5-6-5-11-5-39 0-79 0-119 0 4-38 36-64 76-64 15 0 29 0 43 0 5 0 11 0 11-6s-6-6-11-6c-14 0-29 0-44 0-48 0-86 37-86 81 0 45 38 81 86 81 15 0 30 0 44 0 5 0 11 0 11-6 0-5-6-5-11-5-14 0-28 0-43 0-40 0-72-27-76-64 40 0 80 0 119 0z">
              <text:p/>
            </draw:path>
            <draw:path draw:style-name="gr4" draw:text-style-name="P4" draw:layer="layout" svg:width="0.038cm" svg:height="0.278cm" svg:x="10.632cm" svg:y="1.805cm" svg:viewBox="0 0 39 279" svg:d="M39 279c0-4 0-7 0-11-9 0-18 0-28 0 0-86 0-171 0-257 10 0 19 0 28 0 0-4 0-7 0-11-13 0-26 0-39 0 0 93 0 186 0 279 13 0 26 0 39 0z">
              <text:p/>
            </draw:path>
            <draw:path draw:style-name="gr4" draw:text-style-name="P4" draw:layer="layout" svg:width="0.151cm" svg:height="0.125cm" svg:x="10.685cm" svg:y="1.891cm" svg:viewBox="0 0 152 126" svg:d="M16 107c-1 4-2 10-2 12 0 5 4 7 8 7s8-2 10-7c1-1 4-15 6-21 2-8 4-17 6-25 2-7 3-12 5-19 1-5 3-13 3-14 5-9 19-34 46-34 12 0 15 10 15 20 0 17-14 52-18 65-2 6-3 9-3 13 0 12 10 22 23 22 26 0 37-41 37-43s-3-2-3-2c-4 0-4 0-4 4-6 19-16 35-29 35-5 0-7-3-7-9 0-7 3-14 5-20 5-14 17-46 17-62 0-18-12-29-32-29-25 0-39 18-44 24-1-15-12-24-25-24-14 0-19 10-22 16-4 10-8 25-8 27s2 2 3 2c3 0 3 0 5-6 5-20 10-33 21-33 5 0 8 4 8 13 0 6-1 9-4 23-6 22-11 43-17 65z">
              <text:p/>
            </draw:path>
            <draw:path draw:style-name="gr4" draw:text-style-name="P4" draw:layer="layout" svg:width="0.185cm" svg:height="0.186cm" svg:x="10.877cm" svg:y="1.851cm" svg:viewBox="0 0 186 187" svg:d="M99 99c26 0 52 0 78 0 4 0 9 0 9-6 0-5-5-5-9-5-26 0-52 0-78 0 0-26 0-52 0-78 0-4 0-10-6-10s-6 6-6 10c0 26 0 52 0 78-26 0-52 0-78 0-4 0-9 0-9 5 0 6 5 6 9 6 26 0 52 0 78 0 0 26 0 52 0 78 0 4 0 10 6 10s6-6 6-10c0-26 0-52 0-78z">
              <text:p/>
            </draw:path>
            <draw:path draw:style-name="gr4" draw:text-style-name="P4" draw:layer="layout" svg:width="0.092cm" svg:height="0.186cm" svg:x="11.12cm" svg:y="1.828cm" svg:viewBox="0 0 93 187" svg:d="M58 7c0-6 0-7-7-7-17 18-42 18-51 18 0 3 0 6 0 9 6 0 22 0 37-7 0 48 0 96 0 144 0 10-1 14-27 14-3 0-5 0-8 0 0 3 0 6 0 9 9-2 34-2 45-2s35 0 46 2c0-3 0-6 0-9-3 0-7 0-10 0-25 0-25-3-25-14 0-52 0-104 0-157z">
              <text:p/>
            </draw:path>
            <draw:path draw:style-name="gr4" draw:text-style-name="P4" draw:layer="layout" svg:width="0.037cm" svg:height="0.278cm" svg:x="11.242cm" svg:y="1.805cm" svg:viewBox="0 0 38 279" svg:d="M38 0c-12 0-25 0-38 0 0 4 0 7 0 11 9 0 18 0 27 0 0 86 0 171 0 257-9 0-18 0-27 0 0 4 0 7 0 11 13 0 26 0 38 0 0-93 0-186 0-279z">
              <text:p/>
            </draw:path>
          </draw:g>
        </draw:g>
        <draw:g>
          <svg:title>TexMaths</svg:title>
          <svg:desc>8§display§\bm{b}_{i}
\!\in\!
\mathcal{B}§svg§600§TRUE§</svg:desc>
          <draw:g>
            <draw:path draw:style-name="gr4" draw:text-style-name="P4" draw:layer="layout" svg:width="0.126cm" svg:height="0.195cm" svg:x="10.262cm" svg:y="2.894cm" svg:viewBox="0 0 127 196" svg:d="M64 10c2-4 2-4 2-5 0-3-4-5-7-5-1 0-1 0-1 1-13 0-25 1-37 1-4 0-9 0-9 8 0 5 6 5 7 5 3 0 8 0 12 1-2 10-5 22-8 32-6 26-13 51-19 77-4 16-4 19-4 26 0 36 26 45 48 45 50 0 79-45 79-82 0-34-25-46-49-46-13 0-24 5-30 9 5-23 11-45 16-67zM48 186c-10 0-20-6-20-23 0-9 3-19 5-28 3-11 8-30 9-38 2-5 18-20 35-20s19 16 19 22c0 14-10 49-14 60-10 22-25 27-34 27z">
              <text:p/>
            </draw:path>
            <draw:path draw:style-name="gr4" draw:text-style-name="P4" draw:layer="layout" svg:width="0.059cm" svg:height="0.131cm" svg:x="10.403cm" svg:y="3cm" svg:viewBox="0 0 60 132" svg:d="M54 7c0-2-2-7-8-7-4 0-10 6-10 11 0 3 2 7 7 7 7 0 11-5 11-11zM14 107c0 2-1 5-1 8 0 9 8 17 18 17 20 0 29-27 29-30s-2-2-3-3c-3 0-3 2-4 4-5 15-13 23-21 23-4 0-5-2-5-6 0-5 2-9 3-13 2-6 4-10 7-16 1-5 9-22 9-25 0-1 1-4 1-6 0-9-8-16-18-16-20 0-29 26-29 29s2 2 3 3c3 0 3-1 4-3 5-17 14-24 21-24 3 0 5 1 5 7 0 5-1 7-6 19-4 11-8 21-13 32z">
              <text:p/>
            </draw:path>
            <draw:path draw:style-name="gr4" draw:text-style-name="P4" draw:layer="layout" svg:width="0.139cm" svg:height="0.161cm" svg:x="10.542cm" svg:y="2.937cm" svg:viewBox="0 0 140 162" svg:d="M130 87c5 0 10 0 10-6 0-5-5-5-10-5-39 0-79 0-119 0 3-38 36-65 75-65 15 0 30 0 44 0 5 0 10 0 10-5 0-6-5-6-10-6-15 0-30 0-44 0-48 0-86 37-86 81 0 45 38 81 86 81 14 0 29 0 44 0 5 0 10 0 10-6 0-5-5-5-10-5-14 0-29 0-44 0-39 0-72-27-75-64 40 0 80 0 119 0z">
              <text:p/>
            </draw:path>
            <draw:path draw:style-name="gr4" draw:text-style-name="P4" draw:layer="layout" svg:width="0.177cm" svg:height="0.202cm" svg:x="10.745cm" svg:y="2.891cm" svg:viewBox="0 0 178 203" svg:d="M70 7c1-2 1-3 1-4 0-2-1-3-3-3-3 0-12 5-18 7-12 7-23 12-23 17 0 2 2 2 3 2 4 0 11-4 16-7-4 27-10 63-15 87-10 48-16 65-29 92-2 2-1 2-2 3 0 2 2 2 3 2 4 0 16-5 21-12 3-7 14-27 22-60 7-24 17-60 37-90 13-17 25-26 42-26 16 0 29 10 29 25 0 25-26 33-56 43-3 2-22 8-22 15 0 2 2 2 2 2 2 0 8-1 14-1 29 0 51 17 51 43 0 35-30 46-55 46-22 0-32-12-35-16-2-1-2-2-4-2-7 0-20 9-20 14 0 1 10 19 41 19 40 0 97-27 97-73 0-23-15-41-44-46 22-10 55-30 55-56 0-16-13-28-34-28-10 0-46 2-79 45 2-13 3-25 5-38z">
              <text:p/>
            </draw:path>
          </draw:g>
        </draw:g>
        <draw:g>
          <svg:title>TexMaths</svg:title>
          <svg:desc>8§display§\bm{c}_{i}
\!\in\!
\mathbb{B}^{k_{\rm a}}§svg§600§TRUE§</svg:desc>
          <draw:g>
            <draw:path draw:style-name="gr4" draw:text-style-name="P4" draw:layer="layout" svg:width="0.129cm" svg:height="0.127cm" svg:x="10.261cm" svg:y="3.317cm" svg:viewBox="0 0 130 128" svg:d="M108 15c-15 5-15 18-15 19 0 4 3 13 14 13 12 0 20-10 20-21 0-15-14-26-39-26-56 0-88 43-88 80 0 25 16 48 60 48 7 0 26 0 43-7 16-6 27-17 27-21 0-2-4-7-6-7s-3 1-5 3c-15 16-37 22-59 22-18 0-27-10-27-26 0-10 7-43 15-59 11-19 29-23 40-23 4 0 13 0 20 5z">
              <text:p/>
            </draw:path>
            <draw:path draw:style-name="gr4" draw:text-style-name="P4" draw:layer="layout" svg:width="0.058cm" svg:height="0.131cm" svg:x="10.402cm" svg:y="3.355cm" svg:viewBox="0 0 59 132" svg:d="M54 7c0-3-2-7-8-7-5 0-11 5-11 10 0 4 3 8 8 8 6 0 11-5 11-11zM14 107c0 2-1 5-1 8 0 9 7 17 18 17 20 0 28-28 28-31 0-2-2-2-3-2-2 0-2 1-3 3-5 16-14 24-21 24-4 0-5-2-5-7 0-4 1-8 3-12 2-6 4-11 6-16s9-22 10-25c0-1 1-4 1-6 0-9-8-17-19-17-19 0-28 27-28 30s2 3 3 3c3 0 3-1 3-3 6-17 15-24 22-24 3 0 5 1 5 7 0 4-2 7-7 19-4 11-8 21-12 32z">
              <text:p/>
            </draw:path>
            <draw:path draw:style-name="gr4" draw:text-style-name="P4" draw:layer="layout" svg:width="0.14cm" svg:height="0.161cm" svg:x="10.54cm" svg:y="3.292cm" svg:viewBox="0 0 141 162" svg:d="M131 86c5 0 10 0 10-5 0-6-5-6-10-6-40 0-79 0-119 0 3-38 35-64 75-64 15 0 29 0 44 0 5 0 10 0 10-5 0-6-5-6-10-6-15 0-30 0-45 0-48 0-86 36-86 81 0 44 38 81 86 81 15 0 30 0 45 0 5 0 10 0 10-6 0-5-5-5-10-5-15 0-29 0-44 0-40 0-72-27-75-65 40 0 79 0 119 0z">
              <text:p/>
            </draw:path>
            <draw:path draw:style-name="gr4" draw:text-style-name="P4" draw:layer="layout" svg:width="0.171cm" svg:height="0.19cm" svg:x="10.737cm" svg:y="3.252cm" svg:viewBox="0 0 172 191" svg:d="M37 26c0-4 0-11-3-16 11 0 21 0 32 0-4 4-4 10-4 14 0 48 0 96 0 143 0 4 0 10 4 15-11 0-21 0-32 0 3-6 3-12 3-16 0-47 0-94 0-140zM113 84c9-9 12-23 12-35 0-19-6-31-12-38 19 2 39 9 39 37 0 17-20 32-39 36zM71 25c0-6 0-9 4-12 2 0 6-3 12-3 13 0 28 10 28 39 0 31-16 38-44 39 0-21 0-42 0-63zM130 89c16-8 31-22 31-41 0-39-32-48-66-48-28 0-57 0-85 0-5 0-10 0-10 5s5 5 10 5c16 0 17 3 17 16 0 47 0 93 0 139 0 14-1 17-18 17-3 0-9 0-9 5 0 4 5 4 10 4 28 0 56 0 83 0 35 0 79-13 79-52 0-29-21-45-42-50zM71 167c0-23 0-47 0-70 22 0 32 0 41 7 11 8 12 26 12 35 0 11-1 43-36 43-17 0-17-11-17-15zM121 178c11-11 12-26 12-39 0-19-4-34-15-43 26 4 44 19 44 43 0 21-17 33-41 39z">
              <text:p/>
            </draw:path>
            <draw:path draw:style-name="gr4" draw:text-style-name="P4" draw:layer="layout" svg:width="0.096cm" svg:height="0.137cm" svg:x="10.937cm" svg:y="3.192cm" svg:viewBox="0 0 97 138" svg:d="M46 6c0 0 1-2 1-3s-1-3-3-3c-4 0-20 2-25 2-1 0-5 0-5 4s4 4 6 4c10 0 10 0 10 2s-1 3-1 5c-10 36-19 73-28 110-1 4-1 4-1 5 0 3 2 6 6 6 6 0 8-4 9-9 1-1 9-35 10-37 14 1 25 5 25 16 0 0 0 1 0 4-1 3-1 4-1 5 0 15 12 21 21 21 19 0 17-20 25-30 0-3-2-2-3-3-3 0-3 1-4 5-2 8-8 22-18 22-4 0-6-4-6-10 0-3 0-4 1-9 0-1 1-4 1-6 0-17-24-20-32-20 6-4 13-10 16-14 10-8 20-18 31-18 2 0 5 1 7 2-9 2-10 8-10 12s3 7 8 7c4 0 11-4 11-13 0-6-5-14-15-14-12 0-22 8-32 18-8 8-15 14-23 17 7-26 13-52 19-78z">
              <text:p/>
            </draw:path>
            <draw:path draw:style-name="gr4" draw:text-style-name="P4" draw:layer="layout" svg:width="0.078cm" svg:height="0.063cm" svg:x="11.053cm" svg:y="3.293cm" svg:viewBox="0 0 79 64" svg:d="M62 21c0-14-14-21-32-21-8 0-24 0-24 12 0 6 4 8 7 8 4 0 7-3 7-8 0-3-2-5-3-6 5-1 12-1 13-1 12 0 20 6 20 16 0 1 0 2 0 4-14 1-22 1-32 5-10 3-18 9-18 18 0 13 16 16 27 16s19-4 24-11c1 4 4 10 11 10 1 0 17 0 17-13 0-2 0-5 0-8-2 0-4 0-6 0 0 3 0 5 0 7s0 8-6 8c-5 0-5-6-5-8 0-9 0-19 0-28zM50 42c0 16-17 17-21 17-8 0-16-4-16-11 0-5 3-18 37-19 0 4 0 9 0 13z">
              <text:p/>
            </draw:path>
          </draw:g>
        </draw:g>
        <draw:line draw:style-name="gr19" draw:text-style-name="P2" draw:layer="layout" svg:x1="3.1cm" svg:y1="4.3cm" svg:x2="2.7cm" svg:y2="4.7cm">
          <text:p/>
        </draw:line>
        <draw:custom-shape draw:style-name="gr95" draw:text-style-name="P16" draw:layer="layout" svg:width="0.2cm" svg:height="0.2cm" svg:x="3.005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5.502cm" svg:y1="4.401cm" svg:x2="5.502cm" svg:y2="4.601cm">
          <text:p/>
        </draw:line>
        <draw:g>
          <svg:title>TexMaths</svg:title>
          <svg:desc>8§display§\bm{b}_i§svg§600§TRUE§</svg:desc>
          <draw:g>
            <draw:path draw:style-name="gr4" draw:text-style-name="P4" draw:layer="layout" svg:width="0.126cm" svg:height="0.196cm" svg:x="5.645cm" svg:y="4.236cm" svg:viewBox="0 0 127 197" svg:d="M64 10c1-4 1-3 1-4 0-4-3-6-6-6-1 0-2 0-2 1-12 0-24 1-36 1-3 0-9 0-9 8 0 6 6 6 7 6 3 0 8 0 12 0-2 9-5 21-8 33-6 25-13 51-19 76-4 16-4 19-4 25 0 36 26 47 48 47 50 0 79-47 79-83 0-34-26-46-49-46-13 0-25 5-30 8 5-22 10-44 16-66zM48 186c-11 0-20-5-20-23 0-9 3-19 5-28 3-11 8-30 9-38 2-5 18-19 34-19 18 0 19 15 19 21 0 15-9 49-14 59-9 24-25 28-33 28z">
              <text:p/>
            </draw:path>
            <draw:path draw:style-name="gr4" draw:text-style-name="P4" draw:layer="layout" svg:width="0.058cm" svg:height="0.13cm" svg:x="5.785cm" svg:y="4.343cm" svg:viewBox="0 0 59 131" svg:d="M53 7c0-3-1-7-7-7-5 0-11 5-11 10 0 4 2 8 8 8s10-6 10-11zM14 107c0 2-2 4-2 8 0 8 8 16 19 16 19 0 28-27 28-30 0-2-2-2-3-2-3 0-3 1-4 3-4 16-13 24-21 24-4 0-5-3-5-7s2-8 3-12c3-6 4-11 7-16 1-5 9-23 9-25 1-2 1-5 1-6 0-10-7-17-18-17-19 0-28 26-28 30 0 3 2 3 3 3 3 0 3-1 3-4 6-16 14-23 21-23 3 0 6 1 6 6s-2 8-7 20c-4 10-8 21-12 32z">
              <text:p/>
            </draw:path>
          </draw:g>
        </draw:g>
        <draw:line draw:style-name="gr19" draw:text-style-name="P2" draw:layer="layout" svg:x1="5.902cm" svg:y1="3.601cm" svg:x2="5.902cm" svg:y2="3.9cm">
          <text:p/>
        </draw:line>
        <draw:line draw:style-name="gr19" draw:text-style-name="P2" draw:layer="layout" svg:x1="5.502cm" svg:y1="3.601cm" svg:x2="5.502cm" svg:y2="4.201cm">
          <text:p/>
        </draw:line>
        <draw:line draw:style-name="gr19" draw:text-style-name="P2" draw:layer="layout" svg:x1="5.102cm" svg:y1="3.601cm" svg:x2="5.102cm" svg:y2="4.7cm">
          <text:p/>
        </draw:line>
        <draw:line draw:style-name="gr19" draw:text-style-name="P2" draw:layer="layout" svg:x1="5.901cm" svg:y1="3.9cm" svg:x2="5.501cm" svg:y2="4.3cm">
          <text:p/>
        </draw:line>
        <draw:line draw:style-name="gr2" draw:text-style-name="P2" draw:layer="layout" svg:x1="5.354cm" svg:y1="4.175cm" svg:x2="5.254cm" svg:y2="4.275cm">
          <text:p/>
        </draw:line>
        <draw:custom-shape draw:style-name="gr89" draw:text-style-name="P20" draw:layer="layout" svg:width="0.2cm" svg:height="0.2cm" svg:x="5.404cm" svg:y="4.6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54cm" svg:y1="3.775cm" svg:x2="5.654cm" svg:y2="3.875cm">
          <text:p/>
        </draw:line>
        <draw:line draw:style-name="gr19" draw:text-style-name="P2" draw:layer="layout" svg:x1="5.501cm" svg:y1="4.3cm" svg:x2="5.101cm" svg:y2="4.7cm">
          <text:p/>
        </draw:line>
        <draw:custom-shape draw:style-name="gr95" draw:text-style-name="P16" draw:layer="layout" svg:width="0.2cm" svg:height="0.2cm" svg:x="5.406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7.903cm" svg:y1="4.401cm" svg:x2="7.903cm" svg:y2="4.601cm">
          <text:p/>
        </draw:line>
        <draw:g>
          <svg:title>TexMaths</svg:title>
          <svg:desc>8§display§\bm{b}_{n-1}§svg§600§TRUE§</svg:desc>
          <draw:g>
            <draw:path draw:style-name="gr4" draw:text-style-name="P4" draw:layer="layout" svg:width="0.127cm" svg:height="0.196cm" svg:x="8.045cm" svg:y="4.236cm" svg:viewBox="0 0 128 197" svg:d="M65 10c0-4 0-3 0-4 0-4-3-6-6-6-1 0-1 0-2 1-11 0-23 1-35 1-4 0-10 0-10 8 0 6 6 6 7 6 3 0 9 0 12 0-2 9-5 21-8 33-6 25-13 51-19 76-4 16-4 19-4 25 0 36 27 47 48 47 50 0 80-47 80-83 0-34-27-46-50-46-13 0-25 5-30 8 5-22 11-44 17-66zM49 186c-11 0-21-5-21-23 0-9 3-19 5-28 3-11 8-30 9-38 2-5 18-19 35-19s19 15 19 21c0 15-10 49-15 59-9 24-24 28-32 28z">
              <text:p/>
            </draw:path>
            <draw:path draw:style-name="gr4" draw:text-style-name="P4" draw:layer="layout" svg:width="0.119cm" svg:height="0.087cm" svg:x="8.185cm" svg:y="4.386cm" svg:viewBox="0 0 120 88" svg:d="M15 74c-1 2-2 7-2 8 0 4 4 6 7 6s6-2 7-4 3-8 4-12 3-13 4-18c1-4 3-9 3-13 3-8 3-9 9-18 5-7 14-17 29-17 12 0 12 9 12 13 0 12-9 34-12 42-2 5-3 7-3 11 0 10 8 16 19 16 20 0 28-27 28-30 0-2-3-2-3-2-3 0-3 1-4 3-4 16-12 24-20 24-4 0-5-3-5-7s1-8 4-16c2-6 10-27 10-38 0-19-15-22-25-22-16 0-28 10-33 18-2-14-13-18-21-18-9 0-13 6-16 10-4 8-7 19-7 20 0 3 2 2 3 3 3 0 3-1 5-7 3-11 6-20 14-20 5 0 7 4 7 9 0 4-2 11-3 16-2 5-4 14-4 18-3 8-5 17-7 25z">
              <text:p/>
            </draw:path>
            <draw:path draw:style-name="gr4" draw:text-style-name="P4" draw:layer="layout" svg:width="0.132cm" svg:height="0.009cm" svg:x="8.336cm" svg:y="4.418cm" svg:viewBox="0 0 133 10" svg:d="M125 10c3 0 8 0 8-5s-5-5-8-5c-39 0-78 0-117 0-3 0-8 0-8 5s4 5 8 5c39 0 78 0 117 0z">
              <text:p/>
            </draw:path>
            <draw:path draw:style-name="gr4" draw:text-style-name="P4" draw:layer="layout" svg:width="0.071cm" svg:height="0.129cm" svg:x="8.511cm" svg:y="4.342cm" svg:viewBox="0 0 72 130" svg:d="M45 6c0-5-1-6-6-6-13 13-31 13-39 13 0 2 0 5 0 7 5 0 18 0 29-6 0 34 0 67 0 100 0 6 0 9-20 9-3 0-5 0-7 0 0 2 0 4 0 7 4 0 28-1 35-1 5 0 30 1 35 1 0-3 0-5 0-7-3 0-5 0-8 0-19 0-19-3-19-9 0-36 0-72 0-108z">
              <text:p/>
            </draw:path>
          </draw:g>
        </draw:g>
        <draw:line draw:style-name="gr19" draw:text-style-name="P2" draw:layer="layout" svg:x1="8.303cm" svg:y1="3.601cm" svg:x2="8.303cm" svg:y2="3.9cm">
          <text:p/>
        </draw:line>
        <draw:line draw:style-name="gr19" draw:text-style-name="P2" draw:layer="layout" svg:x1="7.903cm" svg:y1="3.601cm" svg:x2="7.903cm" svg:y2="4.201cm">
          <text:p/>
        </draw:line>
        <draw:line draw:style-name="gr19" draw:text-style-name="P2" draw:layer="layout" svg:x1="7.503cm" svg:y1="3.601cm" svg:x2="7.503cm" svg:y2="4.7cm">
          <text:p/>
        </draw:line>
        <draw:line draw:style-name="gr19" draw:text-style-name="P2" draw:layer="layout" svg:x1="8.302cm" svg:y1="3.9cm" svg:x2="7.902cm" svg:y2="4.3cm">
          <text:p/>
        </draw:line>
        <draw:line draw:style-name="gr2" draw:text-style-name="P2" draw:layer="layout" svg:x1="7.755cm" svg:y1="4.175cm" svg:x2="7.655cm" svg:y2="4.275cm">
          <text:p/>
        </draw:line>
        <draw:custom-shape draw:style-name="gr89" draw:text-style-name="P20" draw:layer="layout" svg:width="0.2cm" svg:height="0.2cm" svg:x="7.805cm" svg:y="4.6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155cm" svg:y1="3.775cm" svg:x2="8.055cm" svg:y2="3.875cm">
          <text:p/>
        </draw:line>
        <draw:line draw:style-name="gr19" draw:text-style-name="P2" draw:layer="layout" svg:x1="7.902cm" svg:y1="4.3cm" svg:x2="7.502cm" svg:y2="4.7cm">
          <text:p/>
        </draw:line>
        <draw:custom-shape draw:style-name="gr95" draw:text-style-name="P16" draw:layer="layout" svg:width="0.2cm" svg:height="0.2cm" svg:x="7.807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" draw:layer="layout" svg:width="2cm" svg:height="1.6cm" svg:x="13cm" svg:y="2.6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4.6cm" svg:y1="2.6cm" svg:x2="14.6cm" svg:y2="4.2cm">
          <text:p/>
        </draw:line>
        <draw:line draw:style-name="gr2" draw:text-style-name="P2" draw:layer="layout" svg:x1="13cm" svg:y1="2.8cm" svg:x2="15cm" svg:y2="2.8cm">
          <text:p/>
        </draw:line>
        <draw:line draw:style-name="gr2" draw:text-style-name="P2" draw:layer="layout" svg:x1="13cm" svg:y1="3cm" svg:x2="15cm" svg:y2="3cm">
          <text:p/>
        </draw:line>
        <draw:line draw:style-name="gr2" draw:text-style-name="P2" draw:layer="layout" svg:x1="13cm" svg:y1="3.2cm" svg:x2="15cm" svg:y2="3.2cm">
          <text:p/>
        </draw:line>
        <draw:line draw:style-name="gr2" draw:text-style-name="P2" draw:layer="layout" svg:x1="13cm" svg:y1="3.4cm" svg:x2="15cm" svg:y2="3.4cm">
          <text:p/>
        </draw:line>
        <draw:line draw:style-name="gr2" draw:text-style-name="P2" draw:layer="layout" svg:x1="13cm" svg:y1="3.6cm" svg:x2="15cm" svg:y2="3.6cm">
          <text:p/>
        </draw:line>
        <draw:line draw:style-name="gr2" draw:text-style-name="P2" draw:layer="layout" svg:x1="13cm" svg:y1="3.8cm" svg:x2="15cm" svg:y2="3.8cm">
          <text:p/>
        </draw:line>
        <draw:line draw:style-name="gr2" draw:text-style-name="P2" draw:layer="layout" svg:x1="13cm" svg:y1="4cm" svg:x2="15cm" svg:y2="4cm">
          <text:p/>
        </draw:line>
        <draw:line draw:style-name="gr2" draw:text-style-name="P2" draw:layer="layout" svg:x1="13.2cm" svg:y1="2.6cm" svg:x2="13.2cm" svg:y2="4.2cm">
          <text:p/>
        </draw:line>
        <draw:line draw:style-name="gr2" draw:text-style-name="P2" draw:layer="layout" svg:x1="13.4cm" svg:y1="2.6cm" svg:x2="13.4cm" svg:y2="4.2cm">
          <text:p/>
        </draw:line>
        <draw:line draw:style-name="gr2" draw:text-style-name="P2" draw:layer="layout" svg:x1="13.6cm" svg:y1="2.6cm" svg:x2="13.6cm" svg:y2="4.2cm">
          <text:p/>
        </draw:line>
        <draw:line draw:style-name="gr2" draw:text-style-name="P2" draw:layer="layout" svg:x1="13.8cm" svg:y1="2.6cm" svg:x2="13.8cm" svg:y2="4.2cm">
          <text:p/>
        </draw:line>
        <draw:line draw:style-name="gr2" draw:text-style-name="P2" draw:layer="layout" svg:x1="14cm" svg:y1="2.6cm" svg:x2="14cm" svg:y2="4.2cm">
          <text:p/>
        </draw:line>
        <draw:line draw:style-name="gr2" draw:text-style-name="P2" draw:layer="layout" svg:x1="14.2cm" svg:y1="2.6cm" svg:x2="14.2cm" svg:y2="4.2cm">
          <text:p/>
        </draw:line>
        <draw:line draw:style-name="gr2" draw:text-style-name="P2" draw:layer="layout" svg:x1="14.4cm" svg:y1="2.6cm" svg:x2="14.4cm" svg:y2="4.2cm">
          <text:p/>
        </draw:line>
        <draw:line draw:style-name="gr2" draw:text-style-name="P2" draw:layer="layout" svg:x1="14.8cm" svg:y1="2.6cm" svg:x2="14.8cm" svg:y2="4.2cm">
          <text:p/>
        </draw:line>
        <draw:line draw:style-name="gr20" draw:text-style-name="P2" draw:layer="layout" svg:x1="13cm" svg:y1="4.3cm" svg:x2="14.6cm" svg:y2="4.3cm">
          <text:p/>
        </draw:line>
        <draw:line draw:style-name="gr20" draw:text-style-name="P2" draw:layer="layout" svg:x1="14.6cm" svg:y1="4.5cm" svg:x2="15cm" svg:y2="4.5cm">
          <text:p/>
        </draw:line>
        <draw:line draw:style-name="gr20" draw:text-style-name="P2" draw:layer="layout" svg:x1="15.1cm" svg:y1="2.6cm" svg:x2="15.1cm" svg:y2="4.2cm">
          <text:p/>
        </draw:line>
        <draw:g>
          <svg:title>TexMaths</svg:title>
          <svg:desc>8§display§\nu§svg§600§TRUE§</svg:desc>
          <draw:g>
            <draw:path draw:style-name="gr4" draw:text-style-name="P4" draw:layer="layout" svg:width="0.13cm" svg:height="0.121cm" svg:x="13.755cm" svg:y="4.35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g>
          <svg:title>TexMaths</svg:title>
          <svg:desc>8§display§\nu§svg§600§TRUE§</svg:desc>
          <draw:g>
            <draw:path draw:style-name="gr4" draw:text-style-name="P4" draw:layer="layout" svg:width="0.13cm" svg:height="0.121cm" svg:x="15.156cm" svg:y="3.355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line draw:style-name="gr20" draw:text-style-name="P2" draw:layer="layout" svg:x1="14.2cm" svg:y1="4.5cm" svg:x2="14.6cm" svg:y2="4.5cm">
          <text:p/>
        </draw:line>
        <draw:g>
          <svg:title>TexMaths</svg:title>
          <svg:desc>8§display§d_\delta§svg§600§TRUE§</svg:desc>
          <draw:g>
            <draw:path draw:style-name="gr4" draw:text-style-name="P4" draw:layer="layout" svg:width="0.132cm" svg:height="0.196cm" svg:x="14.257cm" svg:y="4.558cm" svg:viewBox="0 0 133 197" svg:d="M133 3c-1-1 0-3-4-3s-31 2-35 3c-2 0-4 2-4 6 0 3 2 3 6 3 14 0 15 2 15 5-1 2-1 3-2 5-5 22-11 44-17 66-4-10-12-18-25-18-33 0-67 41-67 82 0 26 15 45 37 45 6 0 20-1 36-21 3 12 12 21 26 21 9 0 16-7 21-16 4-10 8-27 8-27 0-3-3-3-4-3-2 0-3 1-4 5-4 18-9 35-20 35-8 0-9-8-9-13 0-7 1-8 1-13 14-54 28-108 41-162zM75 161c-2 5-2 5-6 10-12 15-24 20-32 20-13 0-17-16-17-26 0-15 9-49 15-62 9-16 22-27 33-27 17 0 21 23 21 25s0 3-1 5c-4 18-9 36-13 55z">
              <text:p/>
            </draw:path>
            <draw:path draw:style-name="gr4" draw:text-style-name="P4" draw:layer="layout" svg:width="0.085cm" svg:height="0.141cm" svg:x="14.403cm" svg:y="4.654cm" svg:viewBox="0 0 86 142" svg:d="M45 54c-28 8-45 33-45 53 0 21 16 35 35 35 24 0 42-28 42-57 0-19-10-30-16-36-8-8-22-24-22-34 0-2 2-8 10-8s13 3 17 6c2 1 9 5 12 5 5 0 8-4 8-8 0-5-2-6-13-8-2 0-12-2-17-2-15 0-23 9-23 21 0 10 6 22 12 33zM49 60c5 8 12 20 12 34 0 16-9 42-25 42-11 0-22-7-22-23 0-13 8-47 35-53z">
              <text:p/>
            </draw:path>
          </draw:g>
        </draw:g>
        <draw:custom-shape draw:style-name="gr97" draw:text-style-name="P18" draw:layer="layout" svg:width="0.1cm" svg:height="0.1cm" svg:x="12.967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1" draw:layer="layout" svg:width="0.1cm" svg:height="0.1cm" svg:x="14.146cm" svg:y="4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1" draw:layer="layout" svg:width="0.1cm" svg:height="0.1cm" svg:x="14.347cm" svg:y="4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1" draw:layer="layout" svg:width="0.1cm" svg:height="0.1cm" svg:x="14.548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1" draw:layer="layout" svg:width="0.1cm" svg:height="0.1cm" svg:x="14.749cm" svg:y="4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1" draw:layer="layout" svg:width="0.1cm" svg:height="0.1cm" svg:x="14.95cm" svg:y="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b}§svg§600§TRUE§</svg:desc>
          <draw:g>
            <draw:path draw:style-name="gr4" draw:text-style-name="P4" draw:layer="layout" svg:width="0.125cm" svg:height="0.195cm" svg:x="12.657cm" svg:y="3.255cm" svg:viewBox="0 0 126 196" svg:d="M63 10c2-4 2-4 2-5 0-3-3-5-6-5-2 0-2 0-3 0-12 1-24 1-35 2-4 0-9 0-9 8 0 5 5 5 7 5 3 0 8 0 12 1-2 9-5 21-8 32-6 26-13 51-19 77-4 16-4 19-4 26 0 35 26 45 48 45 49 0 78-45 78-82 0-34-25-46-48-46-14 0-25 5-30 8 5-22 10-44 15-66zM48 186c-11 0-20-6-20-23 0-9 3-20 4-28 3-11 8-30 10-39 2-4 17-19 34-19 18 0 18 15 18 22 0 14-8 48-13 60-10 22-26 27-33 27z">
              <text:p/>
            </draw:path>
          </draw:g>
        </draw:g>
        <draw:polyline draw:style-name="gr19" draw:text-style-name="P2" draw:layer="layout" svg:width="1.201cm" svg:height="1.201cm" draw:transform="rotate (-2.35619449019235) translate (13.7cm 3.39999999999992cm)" svg:viewBox="0 0 1202 1202" draw:points="0,1131 71,1202 1202,71 1131,0">
          <text:p/>
        </draw:polyline>
        <draw:polyline draw:style-name="gr19" draw:text-style-name="P2" draw:layer="layout" svg:width="0.099cm" svg:height="1.599cm" draw:transform="rotate (1.5707963267949) translate (13cm 2.5cm)" svg:viewBox="0 0 100 1600" draw:points="0,0 100,0 100,1600 0,1600">
          <text:p/>
        </draw:polyline>
        <draw:g>
          <svg:title>TexMaths</svg:title>
          <svg:desc>8§display§\tilde{\bm{y}}§svg§600§TRUE§</svg:desc>
          <draw:g>
            <draw:path draw:style-name="gr4" draw:text-style-name="P4" draw:layer="layout" svg:width="0.092cm" svg:height="0.025cm" svg:x="13.797cm" svg:y="2.1cm" svg:viewBox="0 0 93 26" svg:d="M93 4c-1-1-3-3-5-4-7 5-10 14-23 14-6 0-12-4-17-8-8-4-13-6-18-6-10 0-16 6-30 22 2 1 3 3 5 4 0-1 10-13 23-13 6 0 13 4 17 7 8 4 13 6 18 6 10 0 16-6 30-22z">
              <text:p/>
            </draw:path>
            <draw:path draw:style-name="gr4" draw:text-style-name="P4" draw:layer="layout" svg:width="0.152cm" svg:height="0.181cm" svg:x="13.748cm" svg:y="2.165cm" svg:viewBox="0 0 153 182" svg:d="M151 21c2-5 2-6 2-7 0-6-5-12-13-12-15 0-18 13-20 20-2 10-4 20-7 30-3 13-9 35-12 46-1 6-9 13-11 14s-10 6-18 6c-17 0-17-14-17-20 0-18 9-39 16-59 3-7 4-10 4-14 0-16-16-25-32-25-29 0-43 37-43 43 0 4 4 4 6 4 4 0 6 0 7-3 9-31 24-34 28-34 3 0 5 0 5 6s-3 13-5 17c-10 28-16 44-16 59 0 32 28 36 44 36 8 0 17-1 27-8-8 35-29 52-48 52-3 0-11 0-17-4 9-3 14-11 14-18 0-11-8-13-14-13-10 0-20 9-20 21 0 14 15 24 37 24 32 0 69-21 77-55 9-36 18-71 26-106z">
              <text:p/>
            </draw:path>
          </draw:g>
        </draw:g>
        <draw:g>
          <svg:title>TexMaths</svg:title>
          <svg:desc>8§display§p(y|b) 
\!=\!
\begin{cases}
\textcolor{red}{\frac{2}{3}} p_{\rm s}      &amp; (y \!\neq\! b) \\
1 - \textcolor{red}{\frac{2}{3}} p_{\rm s} &amp; (y \!=\! b) 
\end{cases}§svg§600§TRUE§</svg:desc>
          <draw:g>
            <draw:path draw:style-name="gr4" draw:text-style-name="P4" draw:layer="layout" svg:width="0.145cm" svg:height="0.178cm" svg:x="15.576cm" svg:y="2.531cm" svg:viewBox="0 0 146 179" svg:d="M22 158c-3 10-3 12-16 12-3 0-6 0-6 5 0 3 2 4 4 4 7 0 15-1 23-1 10 0 19 1 28 1 2 0 5 0 5-5 0-4-2-4-6-4-15 0-15-2-15-4 0-4 12-49 14-56 4 8 12 17 26 17 33 0 67-41 67-82 0-27-16-45-36-45-15 0-28 10-37 22-3-16-15-22-26-22-13 0-18 11-21 16-4 10-8 26-8 27 0 3 2 2 3 3 3 0 3 0 5-6 4-20 10-34 20-34 5 0 9 3 9 13 0 7-1 10-2 15-11 41-21 83-31 124zM71 37c2-8 10-15 15-20 9-9 18-11 23-11 11 0 17 10 17 27s-8 49-14 59c-10 20-23 30-34 30-18 0-21-24-21-26 0-1 0-1 1-4 4-18 9-37 13-55z">
              <text:p/>
            </draw:path>
            <draw:path draw:style-name="gr4" draw:text-style-name="P4" draw:layer="layout" svg:width="0.064cm" svg:height="0.28cm" svg:x="15.754cm" svg:y="2.445cm" svg:viewBox="0 0 65 281" svg:d="M65 278c0-1 0-1-5-6-35-35-44-89-44-131 0-49 11-99 46-133 3-4 3-4 3-5 0-2-1-3-3-3-3 0-28 19-44 55-15 31-18 62-18 86 0 21 3 56 18 87 17 34 41 53 44 53 2 0 3-1 3-3z">
              <text:p/>
            </draw:path>
            <draw:path draw:style-name="gr4" draw:text-style-name="P4" draw:layer="layout" svg:width="0.129cm" svg:height="0.181cm" svg:x="15.844cm" svg:y="2.531cm" svg:viewBox="0 0 130 182" svg:d="M128 18c2-4 2-5 2-7 0-5-4-8-8-8s-8 2-11 7c0 0-2 9-4 14-1 8-3 15-5 23-4 17-8 34-12 51-2 4-14 24-32 24-15 0-18-13-18-24 0-12 5-30 14-55 5-11 6-14 6-20 0-13-9-23-23-23-27 0-37 41-37 43 0 3 2 3 3 3 3 0 3 0 5-4 7-27 18-36 28-36 2 0 7 0 7 9 0 7-3 15-5 20-11 30-16 46-16 59 0 25 18 33 35 33 10 0 20-5 28-12-4 15-7 28-19 43-7 10-17 18-30 18-4 0-17-1-22-12 4 0 8 0 12-3 3-3 6-7 6-12 0-9-8-10-10-10-7 0-16 5-16 19 0 13 12 24 30 24 29 0 58-26 66-57 8-36 17-72 26-107z">
              <text:p/>
            </draw:path>
            <draw:path draw:style-name="gr4" draw:text-style-name="P4" draw:layer="layout" svg:width="0.01cm" svg:height="0.28cm" svg:x="16.017cm" svg:y="2.445cm" svg:viewBox="0 0 11 281" svg:d="M11 10c0-5 0-10-5-10-6 0-6 5-6 10 0 87 0 174 0 261 0 5 0 10 6 10 5 0 5-5 5-10 0-87 0-174 0-261z">
              <text:p/>
            </draw:path>
            <draw:path draw:style-name="gr4" draw:text-style-name="P4" draw:layer="layout" svg:width="0.102cm" svg:height="0.197cm" svg:x="16.075cm" svg:y="2.461cm" svg:viewBox="0 0 103 198" svg:d="M54 3c0-1 0-3-4-3-6 0-27 2-34 2-2 1-6 1-6 6 0 4 3 4 7 4 13 0 14 2 14 5 0 1-2 11-4 17-8 30-15 61-23 92-3 13-4 18-4 28 0 27 14 44 35 44 34 0 68-42 68-83 0-25-15-45-37-45-13 0-24 8-33 17 7-28 14-56 21-84zM27 109c2-6 2-7 4-10 15-18 27-22 35-22 9 0 17 9 17 26s-9 49-14 59c-10 20-23 30-34 30-9 0-18-8-18-29 0-5 0-10 4-28 2-9 4-17 6-26z">
              <text:p/>
            </draw:path>
            <draw:path draw:style-name="gr4" draw:text-style-name="P4" draw:layer="layout" svg:width="0.065cm" svg:height="0.28cm" svg:x="16.198cm" svg:y="2.445cm" svg:viewBox="0 0 66 281" svg:d="M66 141c0-23-4-56-20-88-16-35-40-53-43-53-2 0-3 2-3 3s0 1 6 7c27 27 43 72 43 131 0 48-11 97-45 132-4 4-4 4-4 5 0 2 1 3 3 3 3 0 28-20 44-55 15-31 19-62 19-85z">
              <text:p/>
            </draw:path>
            <draw:path draw:style-name="gr4" draw:text-style-name="P4" draw:layer="layout" svg:width="0.186cm" svg:height="0.065cm" svg:x="16.338cm" svg:y="2.553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4" draw:text-style-name="P4" draw:layer="layout" svg:width="0.144cm" svg:height="0.841cm" svg:x="16.613cm" svg:y="2.164cm" svg:viewBox="0 0 145 842" svg:d="M86 525c0-32-21-79-70-104 30-16 66-49 70-101 0-1 0-2 0-3 0-64 0-129 0-194 0-23 0-28 2-38 6-23 19-51 54-71 3-2 3-3 3-8 0-6 0-6-7-6-4 0-5 0-12 5-64 35-68 88-68 97 0 67 0 133 0 199 0 21 0 44-14 69-13 23-28 35-40 43-4 3-4 3-4 8s0 5 2 7c24 15 50 41 56 86 0 7 0 7 0 11 0 71 0 143 0 215 0 23 15 70 69 98 7 4 7 4 11 4 7 0 7 0 7-6 0-5 0-6-1-6-13-8-50-30-57-79-1-7-1-8-1-11 0-72 0-144 0-215z">
              <text:p/>
            </draw:path>
            <draw:path draw:style-name="gr5" draw:text-style-name="P5" draw:layer="layout" svg:width="0.085cm" svg:height="0.129cm" svg:x="16.845cm" svg:y="2.223cm" svg:viewBox="0 0 86 130" svg:d="M86 94c-2 0-4 0-6 0-1 4-2 16-5 18-1 2-17 2-20 2-12 0-24 0-36 0 21-19 28-24 39-33 15-12 28-24 28-43 0-24-20-38-45-38s-41 17-41 35c0 10 8 11 10 11 5 0 11-4 11-11 0-3-2-10-12-10 6-14 20-19 29-19 20 0 30 16 30 32 0 17-13 31-19 38-16 15-32 31-47 46-2 2-2 3-2 8 27 0 54 0 81 0 2-12 4-24 5-36z">
              <text:p/>
            </draw:path>
            <draw:path draw:style-name="gr5" draw:text-style-name="P5" draw:layer="layout" svg:width="0.111cm" svg:height="0.01cm" svg:x="16.832cm" svg:y="2.388cm" svg:viewBox="0 0 112 11" svg:d="M0 0c37 0 75 0 112 0 0 4 0 7 0 11-37 0-75 0-112 0 0-4 0-7 0-11z">
              <text:p/>
            </draw:path>
            <draw:path draw:style-name="gr5" draw:text-style-name="P5" draw:layer="layout" svg:width="0.089cm" svg:height="0.133cm" svg:x="16.844cm" svg:y="2.43cm" svg:viewBox="0 0 90 134" svg:d="M42 65c16 0 27 10 27 32 0 24-14 31-26 31-7 0-25-2-33-14 9 0 12-7 12-11 0-6-5-10-12-10-5 0-10 3-10 11 0 18 20 30 44 30 27 0 46-18 46-37 0-16-12-31-34-35 21-8 28-23 28-35 0-16-18-27-40-27s-38 10-38 26c0 7 4 11 10 11s10-5 10-11c0-5-4-9-10-9 7-9 21-11 28-11 9 0 21 4 21 21 0 8-3 17-8 23-7 8-12 8-22 9-5 0-5 0-6 0-1 1-2 1-2 3 0 3 2 3 5 3s7 0 10 0z">
              <text:p/>
            </draw:path>
            <draw:path draw:style-name="gr4" draw:text-style-name="P4" draw:layer="layout" svg:width="0.146cm" svg:height="0.177cm" svg:x="16.969cm" svg:y="2.34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10 20-22 29-33 29-19 0-22-23-22-25 0-1 0-2 1-5 4-18 9-37 13-55z">
              <text:p/>
            </draw:path>
            <draw:path draw:style-name="gr4" draw:text-style-name="P4" draw:layer="layout" svg:width="0.07cm" svg:height="0.089cm" svg:x="17.128cm" svg:y="2.418cm" svg:viewBox="0 0 71 90" svg:d="M66 5c0-3 0-5-3-5-1 0-1 0-4 2-1 1-2 2-3 4-6-4-14-6-21-6-28 0-35 14-35 25 0 6 3 11 8 15 7 6 14 8 27 10 10 1 26 4 26 17 0 8-5 17-24 17s-27-12-30-26c-1-2-1-3-3-3-4 0-4 2-4 6 0 8 0 16 0 24 0 3 0 5 3 5 2 0 6-4 10-8 8 8 19 8 24 8 25 0 34-14 34-28 0-8-3-13-8-18-8-7-17-9-23-10-16-3-29-5-29-16 0-5 6-13 24-13 23 0 24 16 24 21 0 3 3 3 3 3 4 0 4-2 4-6 0-6 0-12 0-18z">
              <text:p/>
            </draw:path>
            <draw:path draw:style-name="gr4" draw:text-style-name="P4" draw:layer="layout" svg:width="0.064cm" svg:height="0.28cm" svg:x="18.016cm" svg:y="2.254cm" svg:viewBox="0 0 65 281" svg:d="M65 277l-5-5c-35-36-44-89-44-132 0-49 10-98 45-133 4-3 4-4 4-5s-1-2-3-2c-3 0-28 19-44 54-15 32-18 63-18 86 0 22 2 56 18 88 17 34 41 53 44 53 2 0 3-1 3-4z">
              <text:p/>
            </draw:path>
            <draw:path draw:style-name="gr4" draw:text-style-name="P4" draw:layer="layout" svg:width="0.129cm" svg:height="0.181cm" svg:x="18.106cm" svg:y="2.34cm" svg:viewBox="0 0 130 182" svg:d="M128 17c2-4 2-4 2-7 0-4-4-7-9-7-3 0-7 2-10 6-1 1-2 10-4 15-1 7-4 15-5 22-5 17-9 34-13 51-1 5-13 24-31 24-15 0-18-12-18-23 0-12 5-30 14-55 4-12 6-14 6-20 0-13-9-23-23-23-27 0-37 41-37 43 0 3 2 3 3 3 3 0 3 0 4-5 8-27 19-35 29-35 2 0 7 0 7 9 0 7-3 15-5 19-11 31-16 47-16 60 0 24 17 33 34 33 11 0 21-5 29-13-4 15-7 29-19 44-7 9-18 17-31 17-4 0-17-1-21-11 4 0 8 0 12-4 3-2 6-6 6-11 0-9-8-10-10-10-7 0-16 4-16 18s12 25 29 25c29 0 59-26 66-58 9-36 18-71 27-107z">
              <text:p/>
            </draw:path>
            <draw:path draw:style-name="gr4" draw:text-style-name="P4" draw:layer="layout" svg:width="0.139cm" svg:height="0.26cm" svg:x="18.315cm" svg:y="2.263cm" svg:viewBox="0 0 140 261" svg:d="M138 10c2-4 2-4 2-4 0-3-2-6-6-6-3 0-4 2-5 6-42 81-84 163-127 244-2 4-2 5-2 6 0 2 2 5 6 5 3 0 4-1 6-5 42-82 84-164 126-246z">
              <text:p/>
            </draw:path>
            <draw:path draw:style-name="gr4" draw:text-style-name="P4" draw:layer="layout" svg:width="0.186cm" svg:height="0.065cm" svg:x="18.292cm" svg:y="2.361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4" draw:text-style-name="P4" draw:layer="layout" svg:width="0.102cm" svg:height="0.197cm" svg:x="18.539cm" svg:y="2.269cm" svg:viewBox="0 0 103 198" svg:d="M54 3c-1-1 0-3-4-3-6 0-27 2-34 3-2 0-5 1-5 6 0 3 3 3 7 3 13 0 14 2 14 5 0 1-3 11-4 17-8 31-15 61-23 92-3 14-5 18-5 28 0 27 15 44 36 44 33 0 67-41 67-82 0-26-14-45-37-45-12 0-24 8-32 17 7-28 13-57 20-85zM28 110c2-7 2-8 4-10 14-18 26-22 34-22 10 0 17 8 17 26 0 16-9 49-14 59-9 19-23 29-33 29s-19-7-19-28c0-6 0-11 5-29 2-8 4-17 6-25z">
              <text:p/>
            </draw:path>
            <draw:path draw:style-name="gr4" draw:text-style-name="P4" draw:layer="layout" svg:width="0.065cm" svg:height="0.28cm" svg:x="18.662cm" svg:y="2.254cm" svg:viewBox="0 0 66 281" svg:d="M66 140c0-22-4-56-19-87-17-35-41-53-44-53-1 0-3 1-3 2s0 2 6 7c28 28 44 73 44 131 0 48-11 97-46 133-4 4-4 4-4 4 0 2 2 4 3 4 3 0 28-20 45-56 14-30 18-61 18-85z">
              <text:p/>
            </draw:path>
            <draw:path draw:style-name="gr4" draw:text-style-name="P4" draw:layer="layout" svg:width="0.092cm" svg:height="0.186cm" svg:x="16.824cm" svg:y="2.681cm" svg:viewBox="0 0 93 187" svg:d="M58 7c0-7 0-7-7-7-17 18-41 18-51 18 0 3 0 5 0 8 6 0 22 0 37-7 0 49 0 97 0 146 0 10-1 13-26 13-3 0-6 0-9 0 0 3 0 6 0 9 10-1 34-1 45-1s36 0 46 1c0-3 0-6 0-9-3 0-6 0-9 0-26 0-26-3-26-13 0-53 0-105 0-158z">
              <text:p/>
            </draw:path>
            <draw:path draw:style-name="gr4" draw:text-style-name="P4" draw:layer="layout" svg:width="0.171cm" svg:height="0.01cm" svg:x="17.025cm" svg:y="2.793cm" svg:viewBox="0 0 172 11" svg:d="M162 11c4 0 10 0 10-5 0-6-6-6-10-6-51 0-102 0-152 0-5 0-10 0-10 6 0 5 5 5 10 5 50 0 101 0 152 0z">
              <text:p/>
            </draw:path>
            <draw:path draw:style-name="gr5" draw:text-style-name="P5" draw:layer="layout" svg:width="0.086cm" svg:height="0.129cm" svg:x="17.329cm" svg:y="2.627cm" svg:viewBox="0 0 87 130" svg:d="M87 95c-2 0-5 0-7 0 0 4-2 16-5 18-1 1-17 1-19 1-12 0-25 0-37 0 21-18 28-24 39-33 16-11 29-24 29-43 0-24-21-38-46-38-24 0-41 18-41 35 0 11 8 11 10 11 5 0 11-3 11-10 0-4-2-10-12-10 6-15 20-19 29-19 20 0 30 15 30 31 0 17-12 31-18 38-16 16-32 31-48 47-2 2-2 2-2 7 27 0 54 0 81 0 2-11 4-23 6-35z">
              <text:p/>
            </draw:path>
            <draw:path draw:style-name="gr5" draw:text-style-name="P5" draw:layer="layout" svg:width="0.111cm" svg:height="0.01cm" svg:x="17.316cm" svg:y="2.793cm" svg:viewBox="0 0 112 11" svg:d="M0 0c37 0 75 0 112 0 0 4 0 7 0 11-37 0-75 0-112 0 0-4 0-7 0-11z">
              <text:p/>
            </draw:path>
            <draw:path draw:style-name="gr5" draw:text-style-name="P5" draw:layer="layout" svg:width="0.089cm" svg:height="0.134cm" svg:x="17.328cm" svg:y="2.834cm" svg:viewBox="0 0 90 135" svg:d="M43 66c15 0 27 10 27 31 0 25-15 32-26 32-8 0-26-3-34-14 9-1 12-7 12-11 0-6-5-11-12-11-4 0-10 3-10 12 0 18 20 30 44 30 27 0 46-18 46-38 0-15-12-31-34-35 21-8 28-23 28-35 0-15-17-27-39-27s-39 11-39 26c0 8 4 11 10 11s10-4 10-10c0-5-4-9-10-10 7-9 21-11 28-11 9 0 21 4 21 21 0 9-3 18-7 24-8 7-12 7-23 8-5 1-5 1-6 1-1 1-2 0-2 2 0 4 2 4 5 4 4 0 7 0 11 0z">
              <text:p/>
            </draw:path>
            <draw:path draw:style-name="gr4" draw:text-style-name="P4" draw:layer="layout" svg:width="0.146cm" svg:height="0.178cm" svg:x="17.453cm" svg:y="2.744cm" svg:viewBox="0 0 147 179" svg:d="M22 158c-2 10-3 12-16 12-3 0-6 0-6 6 0 2 2 3 4 3 7 0 16-1 23-1 10 0 19 1 28 1 2 0 6 0 6-5 0-4-3-4-7-4-14 0-14-2-14-4 0-4 11-49 14-56 3 8 11 17 25 17 33 0 68-41 68-81 0-27-16-46-37-46-14 0-28 10-37 22-3-16-15-22-26-22-13 0-17 11-21 16-4 10-8 26-8 27 0 3 3 3 4 3 2 0 3 0 4-6 5-20 11-34 20-34 5 0 9 3 9 13 0 7-1 10-1 15-11 41-22 83-32 124zM71 37c3-7 10-15 15-20 10-8 18-11 23-11 11 0 18 10 18 27s-9 49-14 60c-10 19-23 29-34 29-18 0-22-24-22-26 0-1 0-1 1-4 4-18 9-37 13-55z">
              <text:p/>
            </draw:path>
            <draw:path draw:style-name="gr4" draw:text-style-name="P4" draw:layer="layout" svg:width="0.07cm" svg:height="0.089cm" svg:x="17.613cm" svg:y="2.823cm" svg:viewBox="0 0 71 90" svg:d="M66 5c0-3 0-5-4-5l-4 2c-1 1-2 2-3 3-6-4-13-5-21-5-28 0-34 14-34 24 0 6 2 12 7 16 7 6 15 7 27 10 10 1 26 4 26 17 0 8-5 17-24 17s-26-13-30-26c0-3 0-4-3-4s-3 2-3 6c0 8 0 16 0 24 0 4 0 6 2 6s6-4 10-9c9 8 19 9 24 9 26 0 35-14 35-28 0-8-4-14-9-19-7-6-16-8-23-9-16-3-29-5-29-16 0-6 6-13 24-13 24 0 24 15 24 21 1 2 3 1 4 2 4 0 4-1 4-5 0-6 0-12 0-18z">
              <text:p/>
            </draw:path>
            <draw:path draw:style-name="gr4" draw:text-style-name="P4" draw:layer="layout" svg:width="0.064cm" svg:height="0.28cm" svg:x="18.016cm" svg:y="2.657cm" svg:viewBox="0 0 65 281" svg:d="M65 278c0-1 0-1-5-6-35-35-44-88-44-131 0-49 10-98 45-133 4-3 4-4 4-5 0-2-1-3-3-3-3 0-28 19-44 55-15 31-18 62-18 86 0 21 2 56 18 87 17 35 41 53 44 53 2 0 3-1 3-3z">
              <text:p/>
            </draw:path>
            <draw:path draw:style-name="gr4" draw:text-style-name="P4" draw:layer="layout" svg:width="0.129cm" svg:height="0.181cm" svg:x="18.106cm" svg:y="2.744cm" svg:viewBox="0 0 130 182" svg:d="M128 18c2-4 2-5 2-7 0-5-4-8-9-8-3 0-7 2-10 7-1 0-2 9-4 15-1 7-4 14-5 22-5 17-9 34-13 51-1 4-13 24-31 24-15 0-18-13-18-24 0-12 5-30 14-55 4-11 6-14 6-20 0-13-9-23-23-23-27 0-37 41-37 43 0 3 2 3 3 3 3 0 3 0 4-4 8-27 19-36 29-36 2 0 7 0 7 9 0 7-3 15-5 20-11 30-16 46-16 59 0 25 17 33 34 33 11 0 21-5 29-12-4 15-7 28-19 43-7 10-18 18-31 18-4 0-17-1-21-12 4 0 8 0 12-3 3-3 6-7 6-11 0-9-8-11-10-11-7 0-16 5-16 19s12 24 29 24c29 0 59-25 66-57 9-36 18-72 27-107z">
              <text:p/>
            </draw:path>
            <draw:path draw:style-name="gr4" draw:text-style-name="P4" draw:layer="layout" svg:width="0.186cm" svg:height="0.065cm" svg:x="18.292cm" svg:y="2.765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4" draw:text-style-name="P4" draw:layer="layout" svg:width="0.102cm" svg:height="0.197cm" svg:x="18.539cm" svg:y="2.673cm" svg:viewBox="0 0 103 198" svg:d="M54 3c0-1 0-3-4-3-6 0-27 2-34 2-2 1-5 1-5 6 0 4 3 4 7 4 13 0 14 2 14 5 0 1-3 11-4 17-8 30-15 61-23 92-3 13-5 18-5 28 0 27 15 44 36 44 33 0 67-42 67-82 0-26-14-46-37-46-12 0-24 9-32 17 7-28 13-56 20-84zM28 110c2-7 2-8 4-11 14-18 26-22 34-22 10 0 17 9 17 26s-9 49-14 60c-9 19-23 29-33 29s-19-8-19-29c0-5 0-10 5-28 2-8 4-17 6-25z">
              <text:p/>
            </draw:path>
            <draw:path draw:style-name="gr4" draw:text-style-name="P4" draw:layer="layout" svg:width="0.065cm" svg:height="0.28cm" svg:x="18.662cm" svg:y="2.657cm" svg:viewBox="0 0 66 281" svg:d="M66 141c0-23-4-56-19-88-17-35-41-53-44-53-1 0-3 2-3 3s0 2 6 7c28 28 44 72 44 131 0 48-11 97-46 132-4 4-4 4-4 5 0 2 2 3 3 3 3 0 28-19 45-55 14-31 18-62 18-85z">
              <text:p/>
            </draw:path>
          </draw:g>
        </draw:g>
        <draw:line draw:style-name="gr19" draw:text-style-name="P2" draw:layer="layout" svg:x1="15.8cm" svg:y1="3.4cm" svg:x2="17cm" svg:y2="3.4cm">
          <text:p/>
        </draw:line>
        <draw:line draw:style-name="gr19" draw:text-style-name="P2" draw:layer="layout" svg:x1="15.8cm" svg:y1="3.8cm" svg:x2="17cm" svg:y2="3.8cm">
          <text:p/>
        </draw:line>
        <draw:line draw:style-name="gr19" draw:text-style-name="P2" draw:layer="layout" svg:x1="16cm" svg:y1="3.4cm" svg:x2="16cm" svg:y2="3.8cm">
          <text:p/>
        </draw:line>
        <draw:line draw:style-name="gr19" draw:text-style-name="P2" draw:layer="layout" svg:x1="16.4cm" svg:y1="3.4cm" svg:x2="16.4cm" svg:y2="3.8cm">
          <text:p/>
        </draw:line>
        <draw:line draw:style-name="gr19" draw:text-style-name="P2" draw:layer="layout" svg:x1="16.8cm" svg:y1="3.4cm" svg:x2="16.8cm" svg:y2="3.8cm">
          <text:p/>
        </draw:line>
        <draw:g>
          <svg:title>TexMaths</svg:title>
          <svg:desc>8§display§b_s§svg§600§TRUE§</svg:desc>
          <draw:g>
            <draw:path draw:style-name="gr4" draw:text-style-name="P4" draw:layer="layout" svg:width="0.102cm" svg:height="0.196cm" svg:x="15.657cm" svg:y="3.456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4" draw:text-style-name="P4" draw:layer="layout" svg:width="0.077cm" svg:height="0.087cm" svg:x="15.777cm" svg:y="3.606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>
          <svg:title>TexMaths</svg:title>
          <svg:desc>8§display§y_t§svg§600§TRUE§</svg:desc>
          <draw:g>
            <draw:path draw:style-name="gr4" draw:text-style-name="P4" draw:layer="layout" svg:width="0.129cm" svg:height="0.18cm" svg:x="16.079cm" svg:y="3.156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4" draw:text-style-name="P4" draw:layer="layout" svg:width="0.065cm" svg:height="0.123cm" svg:x="16.217cm" svg:y="3.199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>
          <svg:title>TexMaths</svg:title>
          <svg:desc>8§display§y_{t+1}§svg§600§TRUE§</svg:desc>
          <draw:g>
            <draw:path draw:style-name="gr4" draw:text-style-name="P4" draw:layer="layout" svg:width="0.128cm" svg:height="0.179cm" svg:x="16.379cm" svg:y="3.157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4" draw:text-style-name="P4" draw:layer="layout" svg:width="0.065cm" svg:height="0.123cm" svg:x="16.516cm" svg:y="3.2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4" draw:text-style-name="P4" draw:layer="layout" svg:width="0.143cm" svg:height="0.142cm" svg:x="16.606cm" svg:y="3.202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4" draw:text-style-name="P4" draw:layer="layout" svg:width="0.07cm" svg:height="0.129cm" svg:x="16.786cm" svg:y="3.192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2" draw:text-style-name="P2" draw:layer="layout" svg:x1="16cm" svg:y1="3.4cm" svg:x2="16.8cm" svg:y2="3.8cm">
          <text:p/>
        </draw:line>
        <draw:g>
          <svg:title>TexMaths</svg:title>
          <svg:desc>8§display§p_{\rm i}
p\left( y_t \middle| b_s \right)
p\left( y_{t+1} \middle| b_s \right)§svg§600§TRUE§</svg:desc>
          <draw:g>
            <draw:path draw:style-name="gr4" draw:text-style-name="P4" draw:layer="layout" svg:width="0.145cm" svg:height="0.177cm" svg:x="17.223cm" svg:y="3.596cm" svg:viewBox="0 0 146 178" svg:d="M22 158c-3 9-3 12-16 12-3 0-6 0-6 4 0 3 2 4 4 4 7 0 15-1 23-1 10 0 19 1 28 1 2 0 5 0 5-6 0-2-2-2-6-2-15 0-15-3-15-5 0-3 12-49 14-56 4 8 12 17 26 17 33 0 67-40 67-81 0-27-16-45-36-45-15 0-28 10-37 21-3-15-15-21-26-21-13 0-18 10-21 16-4 10-8 26-8 27 0 3 2 2 3 3 3 0 3 0 5-7 4-20 10-33 20-33 5 0 9 2 9 13 0 7-1 9-2 14-11 41-21 83-31 125zM71 36c2-7 10-15 15-19 9-9 18-11 23-11 11 0 17 10 17 26s-8 49-14 60c-10 19-23 29-34 29-18 0-21-23-21-26 0-1 0-1 1-4 4-18 9-37 13-55z">
              <text:p/>
            </draw:path>
            <draw:path draw:style-name="gr4" draw:text-style-name="P4" draw:layer="layout" svg:width="0.041cm" svg:height="0.131cm" svg:x="17.385cm" svg:y="3.63cm" svg:viewBox="0 0 42 132" svg:d="M30 11c0-5-4-11-11-11-6 0-11 5-11 11 0 7 6 11 11 11 7 0 11-4 11-11zM1 48c0 2 0 4 0 6 12 0 13 2 13 12 0 17 0 34 0 51 0 8-1 8-14 8 0 2 0 5 0 7 7 0 14-1 22-1 7 0 14 0 20 1 0-2 0-5 0-7-11 0-12 0-12-8 0-24 0-48 0-71-10 0-20 1-29 2z">
              <text:p/>
            </draw:path>
            <draw:path draw:style-name="gr4" draw:text-style-name="P4" draw:layer="layout" svg:width="0.145cm" svg:height="0.177cm" svg:x="17.442cm" svg:y="3.596cm" svg:viewBox="0 0 146 178" svg:d="M22 158c-3 9-4 12-16 12-3 0-6 0-6 4 0 3 2 4 3 4 8 0 16-1 24-1 10 0 19 1 28 1 2 0 5 0 5-6 0-2-2-2-6-2-15 0-15-3-15-5 0-3 12-49 14-56 4 8 12 17 26 17 32 0 67-40 67-81 0-27-16-45-36-45-15 0-28 10-37 21-3-15-15-21-26-21-13 0-18 10-21 16-4 10-8 26-8 27 0 3 2 2 3 3 3 0 3 0 5-7 4-20 10-33 20-33 5 0 9 2 9 13 0 7-1 9-2 14-11 41-21 83-31 125zM71 36c2-7 10-15 15-19 9-9 18-11 23-11 11 0 17 10 17 26s-9 49-14 60c-10 19-23 29-34 29-18 0-21-23-21-26 0-1 0-1 1-4 4-18 9-37 13-55z">
              <text:p/>
            </draw:path>
            <draw:path draw:style-name="gr4" draw:text-style-name="P4" draw:layer="layout" svg:width="0.065cm" svg:height="0.279cm" svg:x="17.667cm" svg:y="3.51cm" svg:viewBox="0 0 66 280" svg:d="M66 277c0-1 0-1-5-6-35-35-44-88-44-131 0-49 10-98 45-133 4-3 4-3 4-5 0-1-2-2-4-2s-28 19-44 54c-14 32-18 63-18 86 0 22 3 56 19 87 17 35 41 53 43 53s4-1 4-3z">
              <text:p/>
            </draw:path>
            <draw:path draw:style-name="gr4" draw:text-style-name="P4" draw:layer="layout" svg:width="0.129cm" svg:height="0.18cm" svg:x="17.757cm" svg:y="3.596cm" svg:viewBox="0 0 130 181" svg:d="M129 17c1-4 1-4 1-7 0-4-4-7-8-7-3 0-8 2-10 6-1 1-3 10-4 15-2 7-4 14-6 22-4 17-8 34-12 51-1 4-13 24-32 24-15 0-17-13-17-23 0-13 5-30 14-55 4-12 6-15 6-21 0-12-10-22-23-22-28 0-38 41-38 43 0 3 3 3 4 3 2 0 2-1 4-5 8-27 19-35 29-35 2 0 6 0 6 9 0 7-2 15-4 19-12 30-17 46-17 60 0 24 18 32 35 32 11 0 21-4 28-12-3 15-7 28-18 43-7 9-18 18-31 18-4 0-17-1-22-12 5 0 8 0 12-3s6-6 6-12c0-9-7-10-10-10-7 0-16 5-16 19 0 13 12 24 30 24 29 0 58-26 66-57 9-36 18-71 27-107z">
              <text:p/>
            </draw:path>
            <draw:path draw:style-name="gr4" draw:text-style-name="P4" draw:layer="layout" svg:width="0.065cm" svg:height="0.123cm" svg:x="17.895cm" svg:y="3.64cm" svg:viewBox="0 0 66 124" svg:d="M40 45c7 0 13 0 20 0 4 0 6 0 6-4 0-3-2-3-5-3-7 0-13 0-19 0 2-10 4-20 7-29 1-1 1-2 1-3 0-4-3-6-7-6-5 0-8 3-9 8-2 6 1-4-8 30-6 0-13 0-20 0-4 0-6 0-6 4 0 3 2 3 6 3 6 0 12 0 19 0-4 15-8 31-12 46-1 5-3 12-3 15 0 12 10 18 21 18 22 0 34-27 34-30 0-2-2-1-3-2-2 0-3 0-4 3-6 13-16 24-27 24-4 0-6-3-6-9 0-3 1-7 1-8 4-19 9-38 14-57z">
              <text:p/>
            </draw:path>
            <draw:path draw:style-name="gr4" draw:text-style-name="P4" draw:layer="layout" svg:width="0.01cm" svg:height="0.279cm" svg:x="18.019cm" svg:y="3.51cm" svg:viewBox="0 0 11 280" svg:d="M11 10c0-5 0-10-5-10-6 0-6 5-6 10 0 87 0 173 0 260 0 5 0 10 6 10 5 0 5-5 5-10 0-87 0-173 0-260z">
              <text:p/>
            </draw:path>
            <draw:path draw:style-name="gr4" draw:text-style-name="P4" draw:layer="layout" svg:width="0.103cm" svg:height="0.196cm" svg:x="18.077cm" svg:y="3.526cm" svg:viewBox="0 0 104 197" svg:d="M54 2c-1 0 0-2-4-2-6 0-27 2-34 2-2 0-5 1-5 6 0 3 3 3 7 3 13 0 14 3 14 5s-2 12-4 18c-8 30-15 60-23 91-3 14-5 18-5 28 0 27 15 44 36 44 33 0 68-42 68-82 0-25-15-45-38-45-12 0-24 8-32 17 7-28 13-56 20-85zM28 109c2-7 2-7 4-11 14-17 26-22 34-22 10 0 17 9 17 26s-9 49-14 60c-9 19-22 29-33 29-10 0-19-8-19-29 0-4 0-10 5-28 2-8 4-17 6-25z">
              <text:p/>
            </draw:path>
            <draw:path draw:style-name="gr4" draw:text-style-name="P4" draw:layer="layout" svg:width="0.077cm" svg:height="0.087cm" svg:x="18.198cm" svg:y="3.676cm" svg:viewBox="0 0 78 88" svg:d="M71 13c-5 1-9 5-9 9s4 6 7 6c2 0 9-1 9-11 0-13-13-17-26-17-30 0-36 22-36 29s4 12 7 14c5 4 9 4 23 7 4 0 16 3 16 13 0 3-2 11-10 15-8 5-18 5-20 5-8 0-19-2-24-9 7 0 11-5 11-11 0-5-4-7-8-7-5 0-11 5-11 14 0 11 13 18 32 18 36 0 42-24 42-32 0-18-20-22-27-23-1 0-6-1-7-2-8-1-11-5-11-9s3-10 8-13 12-3 15-3c4 0 14 0 19 7z">
              <text:p/>
            </draw:path>
            <draw:path draw:style-name="gr4" draw:text-style-name="P4" draw:layer="layout" svg:width="0.064cm" svg:height="0.279cm" svg:x="18.321cm" svg:y="3.51cm" svg:viewBox="0 0 65 280" svg:d="M65 140c0-22-3-56-19-87-16-35-40-53-44-53-1 0-2 1-2 2 0 2 0 2 6 8 27 27 43 72 43 130 0 48-11 97-46 133-3 3-3 3-3 4 0 2 1 3 2 3 4 0 28-19 45-54 15-32 18-63 18-86z">
              <text:p/>
            </draw:path>
            <draw:path draw:style-name="gr4" draw:text-style-name="P4" draw:layer="layout" svg:width="0.145cm" svg:height="0.177cm" svg:x="18.452cm" svg:y="3.596cm" svg:viewBox="0 0 146 178" svg:d="M22 158c-3 9-4 12-16 12-3 0-6 0-6 4 0 3 2 4 3 4 8 0 16-1 24-1 9 0 19 1 28 1 1 0 5 0 5-6 0-2-3-2-6-2-15 0-15-3-15-5 0-3 12-49 14-56 4 8 12 17 26 17 32 0 67-40 67-81 0-27-16-45-37-45-14 0-27 10-37 21-2-15-14-21-25-21-13 0-18 10-21 16-5 10-8 26-8 27 0 3 2 3 3 3 3 0 3 0 5-7 4-20 10-33 20-33 5 0 9 2 9 13 0 7-1 9-2 14-11 41-21 83-31 125zM71 36c2-7 10-15 15-19 9-9 17-11 22-11 11 0 18 10 18 26s-9 49-14 60c-10 19-23 29-34 29-18 0-22-23-22-26 0-1 0-1 1-4 5-18 9-37 14-55z">
              <text:p/>
            </draw:path>
            <draw:path draw:style-name="gr4" draw:text-style-name="P4" draw:layer="layout" svg:width="0.065cm" svg:height="0.279cm" svg:x="18.677cm" svg:y="3.51cm" svg:viewBox="0 0 66 280" svg:d="M66 277c0-1 0-1-5-6-35-35-44-88-44-131 0-49 10-98 45-133 4-3 4-3 4-5 0-1-2-2-4-2s-28 19-44 54c-15 32-18 63-18 86 0 22 3 56 18 87 17 35 42 53 44 53s4-1 4-3z">
              <text:p/>
            </draw:path>
            <draw:path draw:style-name="gr4" draw:text-style-name="P4" draw:layer="layout" svg:width="0.129cm" svg:height="0.18cm" svg:x="18.766cm" svg:y="3.596cm" svg:viewBox="0 0 130 181" svg:d="M129 17c1-4 1-4 1-7 0-4-4-7-8-7-3 0-8 2-10 6-1 1-3 10-4 15-2 7-4 14-6 22-4 17-8 34-12 51-1 4-14 24-32 24-15 0-18-13-18-23 0-13 5-30 14-55 5-12 6-15 6-21 0-12-9-22-22-22-28 0-38 41-38 43 0 3 2 2 3 3 3 0 3-1 5-5 8-27 19-35 29-35 1 0 6 0 6 9 0 7-2 15-5 19-11 30-16 46-16 60 0 24 18 32 35 32 11 0 21-4 28-12-3 15-7 28-18 43-8 9-18 18-31 18-4 0-17-1-22-12 5 0 8 0 12-3s6-6 6-12c0-9-7-10-10-10-7 0-16 5-16 19 0 13 12 24 30 24 29 0 58-26 66-57 9-36 18-71 27-107z">
              <text:p/>
            </draw:path>
            <draw:path draw:style-name="gr4" draw:text-style-name="P4" draw:layer="layout" svg:width="0.065cm" svg:height="0.123cm" svg:x="18.905cm" svg:y="3.64cm" svg:viewBox="0 0 66 124" svg:d="M40 45c7 0 13 0 20 0 4 0 6 0 6-4 0-3-2-3-6-3-6 0-12 0-18 0 2-10 4-20 7-29 0-1 1-2 1-3 0-4-4-6-7-6-5 0-8 3-9 8-2 6 0-4-8 30-6 0-13 0-20 0-4 0-6 0-6 4 0 3 2 3 6 3 6 0 12 0 18 0-4 15-7 31-11 46-2 5-3 12-3 15 0 12 9 18 21 18 22 0 34-27 34-30 0-2-3-2-3-2-3 0-3 0-4 3-6 13-16 24-27 24-4 0-6-3-6-9 0-3 1-7 1-8 4-19 9-38 14-57z">
              <text:p/>
            </draw:path>
            <draw:path draw:style-name="gr4" draw:text-style-name="P4" draw:layer="layout" svg:width="0.144cm" svg:height="0.144cm" svg:x="18.995cm" svg:y="3.64cm" svg:viewBox="0 0 145 145" svg:d="M77 78c20 0 40 0 61 0 2 0 7 0 7-5s-5-5-7-5c-21 0-41 0-61 0 0-20 0-41 0-61 0-2 0-7-5-7s-5 5-5 7c0 20 0 41 0 61-20 0-40 0-60 0-2 0-7 0-7 5s4 5 7 5c20 0 40 0 60 0 0 20 0 40 0 60 0 2 0 7 5 7s5-5 5-7c0-20 0-40 0-60z">
              <text:p/>
            </draw:path>
            <draw:path draw:style-name="gr4" draw:text-style-name="P4" draw:layer="layout" svg:width="0.071cm" svg:height="0.129cm" svg:x="19.175cm" svg:y="3.632cm" svg:viewBox="0 0 72 130" svg:d="M45 6c0-5-1-6-7-6-12 13-30 13-38 13 0 2 0 5 0 7 5 0 18 0 29-6 0 34 0 67 0 100 0 7 0 9-20 9-3 0-5 0-7 0 0 3 0 5 0 7 3 0 27 0 35 0 5 0 30 0 35 0 0-2 0-4 0-7-3 0-5 0-8 0-19 0-19-2-19-9 0-36 0-72 0-108z">
              <text:p/>
            </draw:path>
            <draw:path draw:style-name="gr4" draw:text-style-name="P4" draw:layer="layout" svg:width="0.01cm" svg:height="0.279cm" svg:x="19.314cm" svg:y="3.51cm" svg:viewBox="0 0 11 280" svg:d="M11 10c0-5 0-10-5-10-6 0-6 5-6 10 0 87 0 173 0 260 0 5 0 10 6 10 5 0 5-5 5-10 0-87 0-173 0-260z">
              <text:p/>
            </draw:path>
            <draw:path draw:style-name="gr4" draw:text-style-name="P4" draw:layer="layout" svg:width="0.102cm" svg:height="0.196cm" svg:x="19.371cm" svg:y="3.526cm" svg:viewBox="0 0 103 197" svg:d="M54 2c-1 0 0-2-4-2-6 0-27 2-34 2-2 0-6 1-6 6 0 3 3 3 8 3 13 0 13 3 13 5s-2 12-4 18c-7 30-15 60-22 91-4 14-5 18-5 28 0 27 15 44 36 44 33 0 67-42 67-82 0-25-14-45-37-45-13 0-24 8-33 17 7-28 14-56 21-85zM27 109c3-7 3-7 5-11 14-17 26-22 34-22 9 0 17 9 17 26s-9 49-14 60c-10 19-23 29-33 29s-19-8-19-29c0-4 0-10 5-28 1-8 3-17 5-25z">
              <text:p/>
            </draw:path>
            <draw:path draw:style-name="gr4" draw:text-style-name="P4" draw:layer="layout" svg:width="0.077cm" svg:height="0.087cm" svg:x="19.493cm" svg:y="3.676cm" svg:viewBox="0 0 78 88" svg:d="M70 13c-4 1-8 5-8 9s4 6 7 6c2 0 9-1 9-11 0-13-14-17-26-17-30 0-36 22-36 29s4 12 6 14c6 4 9 4 23 7 4 0 17 3 17 13 0 3-3 11-11 15-7 5-17 5-19 5-8 0-19-2-24-9 6 0 11-5 11-11 0-5-4-7-8-7-5 0-11 5-11 14 0 11 12 18 31 18 37 0 43-24 43-32 0-18-20-22-27-23-1 0-6-1-8-2-7-1-10-5-10-9s3-10 7-13c6-3 13-3 16-3 4 0 14 0 18 7z">
              <text:p/>
            </draw:path>
            <draw:path draw:style-name="gr4" draw:text-style-name="P4" draw:layer="layout" svg:width="0.065cm" svg:height="0.279cm" svg:x="19.614cm" svg:y="3.51cm" svg:viewBox="0 0 66 280" svg:d="M66 140c0-22-4-56-19-87-17-35-41-53-44-53-1 0-3 1-3 2 0 2 0 2 6 8 28 27 44 72 44 130 0 48-11 97-46 133-4 3-4 3-4 4 0 2 2 3 3 3 3 0 28-19 45-54 14-32 18-63 18-86z">
              <text:p/>
            </draw:path>
          </draw:g>
        </draw:g>
        <draw:line draw:style-name="gr19" draw:text-style-name="P2" draw:layer="layout" svg:x1="15.801cm" svg:y1="5.005cm" svg:x2="17.001cm" svg:y2="5.005cm">
          <text:p/>
        </draw:line>
        <draw:line draw:style-name="gr19" draw:text-style-name="P2" draw:layer="layout" svg:x1="15.801cm" svg:y1="5.405cm" svg:x2="17.001cm" svg:y2="5.405cm">
          <text:p/>
        </draw:line>
        <draw:line draw:style-name="gr19" draw:text-style-name="P2" draw:layer="layout" svg:x1="16.001cm" svg:y1="5.005cm" svg:x2="16.001cm" svg:y2="5.405cm">
          <text:p/>
        </draw:line>
        <draw:line draw:style-name="gr19" draw:text-style-name="P2" draw:layer="layout" svg:x1="16.401cm" svg:y1="5.005cm" svg:x2="16.401cm" svg:y2="5.405cm">
          <text:p/>
        </draw:line>
        <draw:line draw:style-name="gr19" draw:text-style-name="P2" draw:layer="layout" svg:x1="16.801cm" svg:y1="5.005cm" svg:x2="16.801cm" svg:y2="5.405cm">
          <text:p/>
        </draw:line>
        <draw:g>
          <svg:title>TexMaths</svg:title>
          <svg:desc>8§display§b_s§svg§600§TRUE§</svg:desc>
          <draw:g>
            <draw:path draw:style-name="gr4" draw:text-style-name="P4" draw:layer="layout" svg:width="0.102cm" svg:height="0.196cm" svg:x="15.658cm" svg:y="5.061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4" draw:text-style-name="P4" draw:layer="layout" svg:width="0.077cm" svg:height="0.087cm" svg:x="15.778cm" svg:y="5.211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>
          <svg:title>TexMaths</svg:title>
          <svg:desc>8§display§y_t§svg§600§TRUE§</svg:desc>
          <draw:g>
            <draw:path draw:style-name="gr4" draw:text-style-name="P4" draw:layer="layout" svg:width="0.129cm" svg:height="0.18cm" svg:x="16.08cm" svg:y="4.761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4" draw:text-style-name="P4" draw:layer="layout" svg:width="0.065cm" svg:height="0.123cm" svg:x="16.218cm" svg:y="4.804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>
          <svg:title>TexMaths</svg:title>
          <svg:desc>8§display§y_{t+1}§svg§600§TRUE§</svg:desc>
          <draw:g>
            <draw:path draw:style-name="gr4" draw:text-style-name="P4" draw:layer="layout" svg:width="0.128cm" svg:height="0.179cm" svg:x="16.38cm" svg:y="4.762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4" draw:text-style-name="P4" draw:layer="layout" svg:width="0.065cm" svg:height="0.123cm" svg:x="16.517cm" svg:y="4.805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4" draw:text-style-name="P4" draw:layer="layout" svg:width="0.143cm" svg:height="0.142cm" svg:x="16.607cm" svg:y="4.807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4" draw:text-style-name="P4" draw:layer="layout" svg:width="0.07cm" svg:height="0.129cm" svg:x="16.787cm" svg:y="4.797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2" draw:text-style-name="P2" draw:layer="layout" svg:x1="16cm" svg:y1="5cm" svg:x2="16cm" svg:y2="5.4cm">
          <text:p/>
        </draw:line>
        <draw:line draw:style-name="gr19" draw:text-style-name="P2" draw:layer="layout" svg:x1="15.801cm" svg:y1="4.207cm" svg:x2="17.001cm" svg:y2="4.207cm">
          <text:p/>
        </draw:line>
        <draw:line draw:style-name="gr19" draw:text-style-name="P2" draw:layer="layout" svg:x1="15.801cm" svg:y1="4.607cm" svg:x2="17.001cm" svg:y2="4.607cm">
          <text:p/>
        </draw:line>
        <draw:line draw:style-name="gr19" draw:text-style-name="P2" draw:layer="layout" svg:x1="16.001cm" svg:y1="4.207cm" svg:x2="16.001cm" svg:y2="4.607cm">
          <text:p/>
        </draw:line>
        <draw:line draw:style-name="gr19" draw:text-style-name="P2" draw:layer="layout" svg:x1="16.401cm" svg:y1="4.207cm" svg:x2="16.401cm" svg:y2="4.607cm">
          <text:p/>
        </draw:line>
        <draw:line draw:style-name="gr19" draw:text-style-name="P2" draw:layer="layout" svg:x1="16.801cm" svg:y1="4.207cm" svg:x2="16.801cm" svg:y2="4.607cm">
          <text:p/>
        </draw:line>
        <draw:g>
          <svg:title>TexMaths</svg:title>
          <svg:desc>8§display§b_s§svg§600§TRUE§</svg:desc>
          <draw:g>
            <draw:path draw:style-name="gr4" draw:text-style-name="P4" draw:layer="layout" svg:width="0.102cm" svg:height="0.196cm" svg:x="15.658cm" svg:y="4.263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4" draw:text-style-name="P4" draw:layer="layout" svg:width="0.077cm" svg:height="0.087cm" svg:x="15.778cm" svg:y="4.413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>
          <svg:title>TexMaths</svg:title>
          <svg:desc>8§display§y_t§svg§600§TRUE§</svg:desc>
          <draw:g>
            <draw:path draw:style-name="gr4" draw:text-style-name="P4" draw:layer="layout" svg:width="0.129cm" svg:height="0.18cm" svg:x="16.08cm" svg:y="3.963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4" draw:text-style-name="P4" draw:layer="layout" svg:width="0.065cm" svg:height="0.123cm" svg:x="16.218cm" svg:y="4.006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>
          <svg:title>TexMaths</svg:title>
          <svg:desc>8§display§y_{t+1}§svg§600§TRUE§</svg:desc>
          <draw:g>
            <draw:path draw:style-name="gr4" draw:text-style-name="P4" draw:layer="layout" svg:width="0.128cm" svg:height="0.179cm" svg:x="16.38cm" svg:y="3.964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4" draw:text-style-name="P4" draw:layer="layout" svg:width="0.065cm" svg:height="0.123cm" svg:x="16.517cm" svg:y="4.007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4" draw:text-style-name="P4" draw:layer="layout" svg:width="0.143cm" svg:height="0.142cm" svg:x="16.607cm" svg:y="4.009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4" draw:text-style-name="P4" draw:layer="layout" svg:width="0.07cm" svg:height="0.129cm" svg:x="16.787cm" svg:y="3.999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2" draw:text-style-name="P2" draw:layer="layout" svg:x1="16.001cm" svg:y1="4.207cm" svg:x2="16.4cm" svg:y2="4.6cm">
          <text:p/>
        </draw:line>
        <draw:g>
          <svg:title>TexMaths</svg:title>
          <svg:desc>8§display§p_{\rm t}
p\left( y_t \middle| b_s \right)§svg§600§TRUE§</svg:desc>
          <draw:g>
            <draw:path draw:style-name="gr4" draw:text-style-name="P4" draw:layer="layout" svg:width="0.145cm" svg:height="0.176cm" svg:x="17.225cm" svg:y="4.397cm" svg:viewBox="0 0 146 177" svg:d="M22 157c-3 10-3 12-16 12-3 0-6 0-6 5 0 2 2 3 4 3 7 0 15-1 23-1 10 0 19 1 28 1 2 0 5 0 5-6 0-2-2-2-6-2-15 0-15-2-15-5s12-48 14-56c4 8 12 18 26 18 32 0 67-41 67-81 0-27-16-45-36-45-15 0-28 10-37 21-3-15-15-21-26-21-13 0-18 10-21 16-4 10-8 26-8 27 0 2 2 2 3 2 3 0 3 0 5-6 4-20 10-33 20-33 5 0 9 2 9 13 0 7-1 9-2 14-11 41-21 83-31 124zM71 36c2-7 10-15 15-19 9-9 18-11 23-11 11 0 17 10 17 26s-9 49-14 60c-10 19-23 28-34 28-18 0-21-23-21-24s0-2 1-5c4-18 9-37 13-55z">
              <text:p/>
            </draw:path>
            <draw:path draw:style-name="gr4" draw:text-style-name="P4" draw:layer="layout" svg:width="0.067cm" svg:height="0.121cm" svg:x="17.381cm" svg:y="4.442cm" svg:viewBox="0 0 68 122" svg:d="M34 43c10 0 20 0 31 0 0-2 0-5 0-7-11 0-21 0-31 0 0-12 0-24 0-36-3 0-5 0-7 0 0 18-8 37-27 37 0 2 0 4 0 6 6 0 12 0 18 0 0 18 0 35 0 53 0 22 17 26 28 26 13 0 22-11 22-26 0-4 0-7 0-11-2 0-4 0-6 0 0 4 0 7 0 11 0 13-7 20-15 20-13 0-13-16-13-20 0-17 0-35 0-53z">
              <text:p/>
            </draw:path>
            <draw:path draw:style-name="gr4" draw:text-style-name="P4" draw:layer="layout" svg:width="0.145cm" svg:height="0.176cm" svg:x="17.468cm" svg:y="4.397cm" svg:viewBox="0 0 146 177" svg:d="M22 157c-3 10-3 12-16 12-3 0-6 0-6 5 0 2 2 3 4 3 7 0 15-1 23-1 10 0 19 1 28 1 2 0 5 0 5-6 0-2-2-2-6-2-15 0-15-2-15-5s12-48 14-56c4 8 12 18 26 18 32 0 67-41 67-81 0-27-16-45-36-45-15 0-28 10-37 21-3-15-15-21-26-21-13 0-18 10-21 16-4 10-8 26-8 27 0 2 2 2 3 2 3 0 3 0 5-6 4-20 10-33 20-33 5 0 9 2 9 13 0 7-1 9-2 14-11 41-21 83-31 124zM71 36c2-7 10-15 15-19 9-9 18-11 23-11 11 0 17 10 17 26s-8 49-14 60c-10 19-23 28-34 28-18 0-21-23-21-24s0-2 1-5c4-18 9-37 13-55z">
              <text:p/>
            </draw:path>
            <draw:path draw:style-name="gr4" draw:text-style-name="P4" draw:layer="layout" svg:width="0.065cm" svg:height="0.278cm" svg:x="17.693cm" svg:y="4.311cm" svg:viewBox="0 0 66 279" svg:d="M66 276c0-1 0-1-5-6-35-35-44-87-44-130 0-49 10-98 45-133 4-3 4-3 4-5 0-1-2-2-4-2s-28 19-44 54c-14 31-18 62-18 86 0 21 3 55 19 86 17 35 41 53 43 53s4-1 4-3z">
              <text:p/>
            </draw:path>
            <draw:path draw:style-name="gr4" draw:text-style-name="P4" draw:layer="layout" svg:width="0.129cm" svg:height="0.179cm" svg:x="17.782cm" svg:y="4.397cm" svg:viewBox="0 0 130 180" svg:d="M129 17c1-4 1-4 1-7 0-4-4-7-8-7-3 0-8 2-10 6-1 1-3 10-4 15-2 7-4 14-6 22-4 17-8 34-12 50-1 4-13 24-32 24-15 0-17-12-17-23 0-13 5-29 13-54 5-12 7-15 7-21 0-12-10-22-23-22-28 0-38 41-38 43s3 2 4 2c2 0 2 0 4-4 8-27 19-35 29-35 1 0 6 0 6 9 0 7-2 14-5 19-11 30-16 46-16 59 0 25 18 33 35 33 11 0 21-5 28-12-3 14-7 28-18 42-8 10-18 19-31 19-4 0-17-2-22-12 5 0 8 0 12-4 4-3 6-6 6-12 0-8-7-9-10-9-7 0-16 5-16 18 0 14 12 24 30 24 29 0 58-25 66-56 9-36 18-72 27-107z">
              <text:p/>
            </draw:path>
            <draw:path draw:style-name="gr4" draw:text-style-name="P4" draw:layer="layout" svg:width="0.065cm" svg:height="0.123cm" svg:x="17.921cm" svg:y="4.44cm" svg:viewBox="0 0 66 124" svg:d="M40 45c7 0 13 0 20 0 4 0 6 0 6-4s-2-4-6-4c-6 0-12 0-18 0 2-9 4-19 7-28 0-1 1-2 1-3 0-4-4-6-7-6-5 0-8 3-9 8-2 6 0-4-8 29-6 0-13 0-20 0-4 0-6 0-6 5 0 3 2 3 6 3 6 0 12 0 18 0-4 15-7 30-11 46-2 5-3 12-3 14 0 12 10 19 21 19 22 0 34-28 34-30s-3-2-3-2c-3 0-3 0-4 3-6 13-16 24-27 24-4 0-6-3-6-10 0-2 1-6 1-8 4-19 9-37 14-56z">
              <text:p/>
            </draw:path>
            <draw:path draw:style-name="gr4" draw:text-style-name="P4" draw:layer="layout" svg:width="0.01cm" svg:height="0.278cm" svg:x="18.045cm" svg:y="4.311cm" svg:viewBox="0 0 11 279" svg:d="M11 10c0-5 0-10-5-10-6 0-6 5-6 10 0 86 0 173 0 259 0 5 0 10 6 10 5 0 5-5 5-10 0-86 0-173 0-259z">
              <text:p/>
            </draw:path>
            <draw:path draw:style-name="gr4" draw:text-style-name="P4" draw:layer="layout" svg:width="0.102cm" svg:height="0.195cm" svg:x="18.102cm" svg:y="4.327cm" svg:viewBox="0 0 103 196" svg:d="M54 2c-1 0 0-2-4-2-6 0-27 2-34 2-2 0-6 1-6 6 0 3 4 3 8 3 13 0 13 3 13 5s-2 12-3 17c-8 31-15 61-23 91-3 15-5 19-5 28 0 27 15 44 36 44 33 0 67-41 67-81 0-26-14-45-37-45-12 0-24 8-32 17 7-28 13-56 20-85zM28 108c2-6 2-7 4-10 14-17 26-22 34-22 10 0 17 8 17 26 0 17-9 49-14 60-9 18-23 29-33 29s-19-8-19-29c0-5 0-11 5-28 2-9 4-17 6-26z">
              <text:p/>
            </draw:path>
            <draw:path draw:style-name="gr4" draw:text-style-name="P4" draw:layer="layout" svg:width="0.077cm" svg:height="0.087cm" svg:x="18.224cm" svg:y="4.476cm" svg:viewBox="0 0 78 88" svg:d="M70 13c-4 1-8 5-8 9s4 6 7 6c2 0 9-1 9-11 0-13-14-17-26-17-30 0-36 22-36 29s4 12 7 14c5 4 8 4 22 6 5 1 17 4 17 14 0 3-2 10-11 15-7 5-17 5-19 5-8 0-19-2-24-9 6-1 11-5 11-11 0-5-4-7-8-7-5 0-11 5-11 13 0 12 13 19 31 19 37 0 43-24 43-32 0-19-20-22-27-23-1 0-6-1-8-2-7-1-10-5-10-9s3-10 8-13 12-3 15-3c4 0 14 0 18 7z">
              <text:p/>
            </draw:path>
            <draw:path draw:style-name="gr4" draw:text-style-name="P4" draw:layer="layout" svg:width="0.064cm" svg:height="0.278cm" svg:x="18.346cm" svg:y="4.311cm" svg:viewBox="0 0 65 279" svg:d="M65 140c0-22-3-56-19-87-16-35-40-53-44-53-1 0-2 1-2 2 0 2 0 2 5 8 28 27 44 71 44 130 0 47-11 96-46 132-3 3-3 3-3 4 0 2 1 3 2 3 4 0 28-19 45-54 15-31 18-62 18-85z">
              <text:p/>
            </draw:path>
          </draw:g>
        </draw:g>
        <draw:g>
          <svg:title>TexMaths</svg:title>
          <svg:desc>8§display§p_{\rm d}§svg§600§TRUE§</svg:desc>
          <draw:g>
            <draw:path draw:style-name="gr4" draw:text-style-name="P4" draw:layer="layout" svg:width="0.145cm" svg:height="0.177cm" svg:x="17.227cm" svg:y="5.213cm" svg:viewBox="0 0 146 178" svg:d="M22 158c-3 10-4 11-16 11-3 0-6 0-6 6 0 2 2 3 4 3 7 0 15-1 23-1 10 0 18 1 28 1 1 0 5 0 5-6 0-3-3-3-7-3-14 0-14-1-14-4 0-4 12-49 14-56 4 8 12 18 25 18 33 0 68-41 68-82 0-27-16-45-38-45-13 0-27 10-36 21-3-15-15-21-25-21-13 0-18 11-21 16-4 10-8 26-8 27 0 3 2 2 3 3 3 0 3-1 5-7 4-19 10-33 20-33 5 0 9 3 9 13 0 7-1 10-2 15-11 41-21 83-31 124zM71 37c2-8 9-16 14-20 10-9 18-11 23-11 11 0 18 10 18 27 0 16-10 48-14 59-10 20-24 29-34 29-18 0-22-24-22-25s0-1 1-5c4-18 9-36 14-54z">
              <text:p/>
            </draw:path>
            <draw:path draw:style-name="gr4" draw:text-style-name="P4" draw:layer="layout" svg:width="0.103cm" svg:height="0.137cm" svg:x="17.386cm" svg:y="5.243cm" svg:viewBox="0 0 104 138" svg:d="M61 2c0 3 0 5 0 8 12 0 14 0 14 11 0 13 0 26 0 40-7-8-17-12-27-12-26 0-48 20-48 45 0 24 21 44 45 44 16 0 26-9 29-12 0 4 0 8 0 12 10 0 20-1 30-2 0-2 0-4 0-7-12 0-14-1-14-11 0-39 0-79 0-118-10 1-20 2-29 2zM74 116c-5 9-15 17-28 17-10 0-18-7-22-12-4-6-6-14-6-27 0-5 0-19 8-29 7-8 17-10 23-10 9 0 17 5 23 11 2 3 2 4 2 7 0 15 0 29 0 43z">
              <text:p/>
            </draw:path>
          </draw:g>
        </draw:g>
        <draw:g>
          <svg:title>TexMaths</svg:title>
          <svg:desc>8§display§\left(
p_{\rm t}
\!=\!
1 \!-\! p_{\rm i} \!-\! p_{\rm d}
\right)§svg§600§TRUE§</svg:desc>
          <draw:g>
            <draw:path draw:style-name="gr4" draw:text-style-name="P4" draw:layer="layout" svg:width="0.065cm" svg:height="0.279cm" svg:x="13.327cm" svg:y="4.913cm" svg:viewBox="0 0 66 280" svg:d="M66 277c0-1 0-1-5-6-35-36-44-88-44-131 0-49 10-98 45-132 4-4 4-4 4-5 0-2-2-3-4-3s-28 19-44 55c-15 30-18 61-18 85 0 22 3 55 18 87 17 35 42 53 44 53s4-1 4-3z">
              <text:p/>
            </draw:path>
            <draw:path draw:style-name="gr4" draw:text-style-name="P4" draw:layer="layout" svg:width="0.145cm" svg:height="0.177cm" svg:x="13.4cm" svg:y="4.999cm" svg:viewBox="0 0 146 178" svg:d="M22 158c-3 10-4 11-16 11-3 0-6 0-6 6 0 2 2 3 3 3 8 0 16-1 24-1 10 0 19 1 28 1 1 0 5 0 5-6 0-3-2-3-6-3-15 0-15-1-15-4 0-4 12-49 14-56 4 8 12 18 26 18 32 0 67-41 67-82 0-27-16-45-36-45-15 0-28 10-38 21-2-15-14-21-25-21-13 0-18 11-21 16-4 10-8 26-8 27 0 3 2 3 3 3 3 0 3-1 5-6 4-20 10-34 20-34 5 0 9 3 9 13 0 7-1 10-2 15-11 41-21 82-31 124zM71 37c2-8 10-16 15-20 9-9 17-11 22-11 12 0 18 10 18 27 0 16-9 48-14 59-10 20-23 28-34 28-18 0-22-23-22-24s0-1 2-5c4-18 9-36 13-54z">
              <text:p/>
            </draw:path>
            <draw:path draw:style-name="gr4" draw:text-style-name="P4" draw:layer="layout" svg:width="0.067cm" svg:height="0.121cm" svg:x="13.556cm" svg:y="5.045cm" svg:viewBox="0 0 68 122" svg:d="M34 43c10 0 20 0 31 0 0-2 0-5 0-7-11 0-21 0-31 0 0-12 0-24 0-36-3 0-5 0-7 0 0 18-8 37-27 38 0 1 0 3 0 5 6 0 12 0 18 0 0 18 0 35 0 53 0 22 17 26 28 26 13 0 22-11 22-26 0-4 0-8 0-11-2 0-4 0-6 0 0 3 0 7 0 11 0 13-7 20-15 20-13 0-13-16-13-20 0-18 0-35 0-53z">
              <text:p/>
            </draw:path>
            <draw:path draw:style-name="gr4" draw:text-style-name="P4" draw:layer="layout" svg:width="0.186cm" svg:height="0.065cm" svg:x="13.699cm" svg:y="5.02cm" svg:viewBox="0 0 187 66" svg:d="M178 12c4 0 9 0 9-6s-5-6-9-6c-56 0-112 0-168 0-4 0-10 0-10 6s6 6 10 6c56 0 112 0 168 0zM178 66c4 0 9 1 9-5s-5-7-9-7c-56 0-112 0-168 0-4 0-10 1-10 7s6 5 10 5c56 0 112 0 168 0z">
              <text:p/>
            </draw:path>
            <draw:path draw:style-name="gr4" draw:text-style-name="P4" draw:layer="layout" svg:width="0.092cm" svg:height="0.185cm" svg:x="13.958cm" svg:y="4.937cm" svg:viewBox="0 0 93 186" svg:d="M58 7c0-7 0-7-7-7-17 18-42 18-51 18 0 2 0 5 0 8 6 0 22 0 37-7 0 48 0 96 0 145 0 10-1 13-27 13-3 0-5 0-8 0 0 3 0 6 0 9 9-1 34-1 45-1s35 0 46 1c0-3 0-6 0-9-3 0-6 0-9 0-26 0-26-3-26-13 0-53 0-105 0-157z">
              <text:p/>
            </draw:path>
            <draw:path draw:style-name="gr4" draw:text-style-name="P4" draw:layer="layout" svg:width="0.171cm" svg:height="0.011cm" svg:x="14.112cm" svg:y="5.047cm" svg:viewBox="0 0 172 12" svg:d="M162 12c4 0 10 0 10-6s-6-6-10-6c-51 0-102 0-152 0-5 0-10 0-10 6s5 6 10 6c50 0 101 0 152 0z">
              <text:p/>
            </draw:path>
            <draw:path draw:style-name="gr4" draw:text-style-name="P4" draw:layer="layout" svg:width="0.146cm" svg:height="0.177cm" svg:x="14.314cm" svg:y="4.999cm" svg:viewBox="0 0 147 178" svg:d="M22 158c-2 10-3 11-16 11-3 0-6 0-6 6 0 2 2 3 4 3 7 0 16-1 23-1 10 0 19 1 28 1 2 0 5 0 5-6 0-3-2-3-6-3-15 0-15-1-15-4 0-4 12-49 15-56 3 8 11 18 25 18 33 0 68-41 68-82 0-27-16-45-37-45-15 0-28 10-37 21-3-15-15-21-26-21-13 0-18 11-21 16-4 10-8 26-8 27 0 3 3 3 4 3 2 0 3-1 4-6 5-20 11-34 20-34 5 0 9 3 9 13 0 7-1 10-1 15-11 41-22 82-32 124zM71 37c3-8 10-16 15-20 10-9 18-11 23-11 11 0 17 10 17 27 0 16-8 48-14 59-9 20-22 28-33 28-19 0-22-23-22-24s0-1 1-5c4-18 9-36 13-54z">
              <text:p/>
            </draw:path>
            <draw:path draw:style-name="gr4" draw:text-style-name="P4" draw:layer="layout" svg:width="0.042cm" svg:height="0.131cm" svg:x="14.476cm" svg:y="5.033cm" svg:viewBox="0 0 43 132" svg:d="M30 11c0-5-4-11-11-11-5 0-11 5-11 11 0 7 6 12 11 12 7 0 11-5 11-12zM1 48c0 2 0 5 0 7 12 0 14 2 14 11 0 17 0 34 0 50 0 9-2 9-15 9 0 3 0 5 0 7 1 0 14 0 22 0 7 0 14 0 21 0 0-2 0-4 0-7-12 0-13 0-13-8 0-23 0-47 0-71-10 1-20 1-29 2z">
              <text:p/>
            </draw:path>
            <draw:path draw:style-name="gr4" draw:text-style-name="P4" draw:layer="layout" svg:width="0.171cm" svg:height="0.011cm" svg:x="14.581cm" svg:y="5.047cm" svg:viewBox="0 0 172 12" svg:d="M162 12c4 0 10 0 10-6s-6-6-10-6c-51 0-102 0-152 0-5 0-10 0-10 6s5 6 10 6c50 0 101 0 152 0z">
              <text:p/>
            </draw:path>
            <draw:path draw:style-name="gr4" draw:text-style-name="P4" draw:layer="layout" svg:width="0.146cm" svg:height="0.177cm" svg:x="14.783cm" svg:y="4.999cm" svg:viewBox="0 0 147 178" svg:d="M22 158c-2 10-3 11-15 11-4 0-7 0-7 6 0 2 2 3 4 3 8 0 16-1 24-1 9 0 18 1 27 1 2 0 6 0 6-6 0-3-3-3-7-3-14 0-14-1-14-4 0-4 11-49 14-56 3 8 11 18 25 18 33 0 68-41 68-82 0-27-16-45-37-45-14 0-28 10-37 21-3-15-15-21-25-21-14 0-18 11-21 16-5 10-9 26-9 27 0 3 3 3 4 3 2 0 3-1 4-6 5-20 11-34 20-34 5 0 9 3 9 13 0 7-1 10-1 15-11 41-21 82-32 124zM71 37c3-8 10-16 15-20 10-9 18-11 23-11 11 0 18 10 18 27 0 16-9 48-14 59-10 20-23 28-34 28-18 0-22-23-22-24s0-1 1-5c4-18 9-36 13-54z">
              <text:p/>
            </draw:path>
            <draw:path draw:style-name="gr4" draw:text-style-name="P4" draw:layer="layout" svg:width="0.104cm" svg:height="0.137cm" svg:x="14.943cm" svg:y="5.029cm" svg:viewBox="0 0 105 138" svg:d="M61 2c0 3 0 5 0 8 13 0 14 1 14 11 0 13 0 26 0 40-7-7-16-11-27-11-26 0-48 19-48 44s21 44 46 44c16 0 25-9 29-12 0 4 0 8 0 12 10 0 20-1 30-2 0-2 0-4 0-7-13 0-15-1-15-11 0-39 0-79 0-118-9 1-19 2-29 2zM75 116c-5 9-15 16-28 16-11 0-19-6-23-12-4-5-6-13-6-26 0-4 0-19 8-28s17-11 23-11c9 0 18 5 24 12 2 3 2 3 2 6 0 15 0 29 0 43z">
              <text:p/>
            </draw:path>
            <draw:path draw:style-name="gr4" draw:text-style-name="P4" draw:layer="layout" svg:width="0.065cm" svg:height="0.279cm" svg:x="15.087cm" svg:y="4.913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frame draw:style-name="gr99" draw:text-style-name="P7" draw:layer="layout" svg:width="0.667cm" svg:height="0.395cm" svg:x="12.501cm" svg:y="1.602cm">
          <draw:text-box>
            <text:p><text:span text:style-name="T3">LUT</text:span></text:p>
          </draw:text-box>
        </draw:frame>
        <draw:custom-shape draw:style-name="gr84" draw:text-style-name="P18" draw:layer="layout" svg:width="0.2cm" svg:height="0.2cm" svg:x="13.203cm" svg:y="1.7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d_\delta§svg§600§TRUE§</svg:desc>
          <draw:g>
            <draw:path draw:style-name="gr4" draw:text-style-name="P4" draw:layer="layout" svg:width="0.132cm" svg:height="0.196cm" svg:x="14.658cm" svg:y="4.559cm" svg:viewBox="0 0 133 197" svg:d="M133 3c-1-1 0-3-4-3s-31 2-35 3c-2 0-4 2-4 6 0 3 2 3 6 3 14 0 15 2 15 5-1 2-1 3-2 5-5 22-11 44-17 66-4-10-12-18-25-18-33 0-67 41-67 82 0 26 15 45 37 45 6 0 20-1 36-21 3 12 12 21 26 21 9 0 16-7 21-16 4-10 8-27 8-27 0-3-3-3-4-3-2 0-3 1-4 5-4 18-9 35-20 35-8 0-9-8-9-13 0-7 1-8 1-13 14-54 28-108 41-162zM75 161c-2 5-2 5-6 10-12 15-24 20-32 20-13 0-17-16-17-26 0-15 9-49 15-62 9-16 22-27 33-27 17 0 21 23 21 25s0 3-1 5c-4 18-9 36-13 55z">
              <text:p/>
            </draw:path>
            <draw:path draw:style-name="gr4" draw:text-style-name="P4" draw:layer="layout" svg:width="0.085cm" svg:height="0.141cm" svg:x="14.804cm" svg:y="4.655cm" svg:viewBox="0 0 86 142" svg:d="M45 54c-28 8-45 33-45 53 0 21 16 35 35 35 24 0 42-28 42-57 0-19-10-30-16-36-8-8-22-24-22-34 0-2 2-8 10-8s13 3 17 6c2 1 9 5 12 5 5 0 8-4 8-8 0-5-2-6-13-8-2 0-12-2-17-2-15 0-23 9-23 21 0 10 6 22 12 33zM49 60c5 8 12 20 12 34 0 16-9 42-25 42-11 0-22-7-22-23 0-13 8-47 35-53z">
              <text:p/>
            </draw:path>
          </draw:g>
        </draw:g>
        <draw:frame draw:style-name="gr100" draw:text-style-name="P7" draw:layer="layout" svg:width="1.733cm" svg:height="0.395cm" svg:x="12.502cm" svg:y="6.003cm">
          <draw:text-box>
            <text:p><text:span text:style-name="T3">Scheduling</text:span></text:p>
          </draw:text-box>
        </draw:frame>
        <draw:frame draw:style-name="gr101" draw:text-style-name="P7" draw:layer="layout" svg:width="1.564cm" svg:height="0.395cm" svg:x="12.603cm" svg:y="6.404cm">
          <draw:text-box>
            <text:p><text:span text:style-name="T3">1. forward</text:span></text:p>
          </draw:text-box>
        </draw:frame>
        <draw:frame draw:style-name="gr102" draw:text-style-name="P7" draw:layer="layout" svg:width="1.937cm" svg:height="0.395cm" svg:x="12.603cm" svg:y="9.205cm">
          <draw:text-box>
            <text:p><text:span text:style-name="T3">2. backward</text:span></text:p>
          </draw:text-box>
        </draw:frame>
        <draw:custom-shape draw:style-name="gr84" draw:text-style-name="P18" draw:layer="layout" svg:width="0.2cm" svg:height="0.2cm" svg:x="13.703cm" svg:y="6.90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3.705cm" svg:y="8.50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3.108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4.309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3.11cm" svg:y="8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3.3cm" svg:y1="7cm" svg:x2="13.7cm" svg:y2="7cm">
          <text:p/>
        </draw:line>
        <draw:line draw:style-name="gr19" draw:text-style-name="P2" draw:layer="layout" svg:x1="13.9cm" svg:y1="7cm" svg:x2="14.3cm" svg:y2="7cm">
          <text:p/>
        </draw:line>
        <draw:line draw:style-name="gr19" draw:text-style-name="P2" draw:layer="layout" svg:x1="13.8cm" svg:y1="7.1cm" svg:x2="13.8cm" svg:y2="7.9cm">
          <text:p/>
        </draw:line>
        <draw:line draw:style-name="gr19" draw:text-style-name="P2" draw:layer="layout" svg:x1="13.4cm" svg:y1="8.1cm" svg:x2="13.4cm" svg:y2="8.4cm">
          <text:p/>
        </draw:line>
        <draw:line draw:style-name="gr19" draw:text-style-name="P2" draw:layer="layout" svg:x1="14.2cm" svg:y1="7.6cm" svg:x2="13.4cm" svg:y2="8.4cm">
          <text:p/>
        </draw:line>
        <draw:custom-shape draw:style-name="gr95" draw:text-style-name="P16" draw:layer="layout" svg:width="0.2cm" svg:height="0.2cm" svg:x="13.70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655cm" svg:y1="7.875cm" svg:x2="13.555cm" svg:y2="7.975cm">
          <text:p/>
        </draw:line>
        <draw:line draw:style-name="gr19" draw:text-style-name="P2" draw:layer="layout" svg:x1="14.2cm" svg:y1="7.4cm" svg:x2="14.2cm" svg:y2="7.6cm">
          <text:p/>
        </draw:line>
        <draw:line draw:style-name="gr2" draw:text-style-name="P2" draw:layer="layout" svg:x1="14.055cm" svg:y1="7.575cm" svg:x2="13.955cm" svg:y2="7.675cm">
          <text:p/>
        </draw:line>
        <draw:line draw:style-name="gr19" draw:text-style-name="P2" draw:layer="layout" svg:x1="15.801cm" svg:y1="8.601cm" svg:x2="15.201cm" svg:y2="8.901cm">
          <text:p/>
        </draw:line>
        <draw:line draw:style-name="gr19" draw:text-style-name="P2" draw:layer="layout" svg:x1="15.801cm" svg:y1="8.001cm" svg:x2="15.801cm" svg:y2="8.601cm">
          <text:p/>
        </draw:line>
        <draw:custom-shape draw:style-name="gr84" draw:text-style-name="P18" draw:layer="layout" svg:width="0.2cm" svg:height="0.2cm" svg:x="15.704cm" svg:y="6.90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5.706cm" svg:y="8.50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5.109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6.31cm" svg:y="6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5.111cm" svg:y="8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5.301cm" svg:y1="7.001cm" svg:x2="15.701cm" svg:y2="7.001cm">
          <text:p/>
        </draw:line>
        <draw:line draw:style-name="gr19" draw:text-style-name="P2" draw:layer="layout" svg:x1="15.901cm" svg:y1="7.001cm" svg:x2="16.301cm" svg:y2="7.001cm">
          <text:p/>
        </draw:line>
        <draw:line draw:style-name="gr19" draw:text-style-name="P2" draw:layer="layout" svg:x1="15.801cm" svg:y1="7.101cm" svg:x2="15.801cm" svg:y2="7.901cm">
          <text:p/>
        </draw:line>
        <draw:line draw:style-name="gr19" draw:text-style-name="P2" draw:layer="layout" svg:x1="15.4cm" svg:y1="8.1cm" svg:x2="15.401cm" svg:y2="8.401cm">
          <text:p/>
        </draw:line>
        <draw:line draw:style-name="gr19" draw:text-style-name="P2" draw:layer="layout" svg:x1="16.201cm" svg:y1="7.601cm" svg:x2="15.401cm" svg:y2="8.401cm">
          <text:p/>
        </draw:line>
        <draw:custom-shape draw:style-name="gr95" draw:text-style-name="P16" draw:layer="layout" svg:width="0.2cm" svg:height="0.2cm" svg:x="15.71cm" svg:y="7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656cm" svg:y1="7.876cm" svg:x2="15.556cm" svg:y2="7.976cm">
          <text:p/>
        </draw:line>
        <draw:line draw:style-name="gr19" draw:text-style-name="P2" draw:layer="layout" svg:x1="16.2cm" svg:y1="7.4cm" svg:x2="16.201cm" svg:y2="7.601cm">
          <text:p/>
        </draw:line>
        <draw:line draw:style-name="gr2" draw:text-style-name="P2" draw:layer="layout" svg:x1="16.056cm" svg:y1="7.576cm" svg:x2="15.956cm" svg:y2="7.676cm">
          <text:p/>
        </draw:line>
        <draw:line draw:style-name="gr19" draw:text-style-name="P2" draw:layer="layout" svg:x1="17.802cm" svg:y1="8.602cm" svg:x2="17.202cm" svg:y2="8.902cm">
          <text:p/>
        </draw:line>
        <draw:line draw:style-name="gr19" draw:text-style-name="P2" draw:layer="layout" svg:x1="17.802cm" svg:y1="8.002cm" svg:x2="17.802cm" svg:y2="8.602cm">
          <text:p/>
        </draw:line>
        <draw:custom-shape draw:style-name="gr84" draw:text-style-name="P18" draw:layer="layout" svg:width="0.2cm" svg:height="0.2cm" svg:x="17.705cm" svg:y="6.90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7.707cm" svg:y="8.50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7.11cm" svg:y="6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8.311cm" svg:y="6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7.112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7.302cm" svg:y1="7.002cm" svg:x2="17.702cm" svg:y2="7.002cm">
          <text:p/>
        </draw:line>
        <draw:line draw:style-name="gr19" draw:text-style-name="P2" draw:layer="layout" svg:x1="17.902cm" svg:y1="7.002cm" svg:x2="18.302cm" svg:y2="7.002cm">
          <text:p/>
        </draw:line>
        <draw:line draw:style-name="gr19" draw:text-style-name="P2" draw:layer="layout" svg:x1="17.802cm" svg:y1="7.102cm" svg:x2="17.802cm" svg:y2="7.902cm">
          <text:p/>
        </draw:line>
        <draw:line draw:style-name="gr19" draw:text-style-name="P2" draw:layer="layout" svg:x1="17.4cm" svg:y1="8.1cm" svg:x2="17.402cm" svg:y2="8.402cm">
          <text:p/>
        </draw:line>
        <draw:line draw:style-name="gr19" draw:text-style-name="P2" draw:layer="layout" svg:x1="18.202cm" svg:y1="7.602cm" svg:x2="17.402cm" svg:y2="8.402cm">
          <text:p/>
        </draw:line>
        <draw:custom-shape draw:style-name="gr95" draw:text-style-name="P16" draw:layer="layout" svg:width="0.2cm" svg:height="0.2cm" svg:x="17.711cm" svg:y="7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657cm" svg:y1="7.877cm" svg:x2="17.557cm" svg:y2="7.977cm">
          <text:p/>
        </draw:line>
        <draw:line draw:style-name="gr19" draw:text-style-name="P2" draw:layer="layout" svg:x1="18.2cm" svg:y1="7.4cm" svg:x2="18.202cm" svg:y2="7.602cm">
          <text:p/>
        </draw:line>
        <draw:line draw:style-name="gr2" draw:text-style-name="P2" draw:layer="layout" svg:x1="18.057cm" svg:y1="7.577cm" svg:x2="17.957cm" svg:y2="7.677cm">
          <text:p/>
        </draw:line>
        <draw:line draw:style-name="gr19" draw:text-style-name="P2" draw:layer="layout" svg:x1="13.801cm" svg:y1="11.401cm" svg:x2="13.201cm" svg:y2="11.701cm">
          <text:p/>
        </draw:line>
        <draw:line draw:style-name="gr19" draw:text-style-name="P2" draw:layer="layout" svg:x1="13.801cm" svg:y1="10.801cm" svg:x2="13.801cm" svg:y2="11.401cm">
          <text:p/>
        </draw:line>
        <draw:custom-shape draw:style-name="gr84" draw:text-style-name="P18" draw:layer="layout" svg:width="0.2cm" svg:height="0.2cm" svg:x="13.704cm" svg:y="9.70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3.706cm" svg:y="11.30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3.109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4.31cm" svg:y="9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3.111cm" svg:y="1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3.301cm" svg:y1="9.801cm" svg:x2="13.701cm" svg:y2="9.801cm">
          <text:p/>
        </draw:line>
        <draw:line draw:style-name="gr19" draw:text-style-name="P2" draw:layer="layout" svg:x1="13.901cm" svg:y1="9.801cm" svg:x2="14.301cm" svg:y2="9.801cm">
          <text:p/>
        </draw:line>
        <draw:line draw:style-name="gr19" draw:text-style-name="P2" draw:layer="layout" svg:x1="13.801cm" svg:y1="9.901cm" svg:x2="13.801cm" svg:y2="10.701cm">
          <text:p/>
        </draw:line>
        <draw:line draw:style-name="gr19" draw:text-style-name="P2" draw:layer="layout" svg:x1="13.401cm" svg:y1="10.901cm" svg:x2="13.401cm" svg:y2="11.201cm">
          <text:p/>
        </draw:line>
        <draw:line draw:style-name="gr19" draw:text-style-name="P2" draw:layer="layout" svg:x1="14.201cm" svg:y1="10.401cm" svg:x2="13.401cm" svg:y2="11.201cm">
          <text:p/>
        </draw:line>
        <draw:custom-shape draw:style-name="gr95" draw:text-style-name="P16" draw:layer="layout" svg:width="0.2cm" svg:height="0.2cm" svg:x="13.71cm" svg:y="10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656cm" svg:y1="10.676cm" svg:x2="13.556cm" svg:y2="10.776cm">
          <text:p/>
        </draw:line>
        <draw:line draw:style-name="gr19" draw:text-style-name="P2" draw:layer="layout" svg:x1="14.201cm" svg:y1="10.201cm" svg:x2="14.201cm" svg:y2="10.401cm">
          <text:p/>
        </draw:line>
        <draw:line draw:style-name="gr2" draw:text-style-name="P2" draw:layer="layout" svg:x1="14.056cm" svg:y1="10.376cm" svg:x2="13.956cm" svg:y2="10.476cm">
          <text:p/>
        </draw:line>
        <draw:frame draw:style-name="gr103" draw:text-style-name="P6" draw:layer="layout" svg:width="0.459cm" svg:height="0.319cm" svg:x="14.25cm" svg:y="7.029cm">
          <draw:text-box>
            <text:p><text:span text:style-name="T2">unif</text:span></text:p>
          </draw:text-box>
        </draw:frame>
        <draw:line draw:style-name="gr104" draw:text-style-name="P2" draw:layer="layout" svg:x1="13.4cm" svg:y1="7.1cm" svg:x2="13.7cm" svg:y2="7.1cm">
          <text:p/>
        </draw:line>
        <draw:line draw:style-name="gr105" draw:text-style-name="P2" draw:layer="layout" svg:x1="14.2cm" svg:y1="7.1cm" svg:x2="13.9cm" svg:y2="7.1cm">
          <text:p/>
        </draw:line>
        <draw:line draw:style-name="gr106" draw:text-style-name="P2" draw:layer="layout" svg:x1="13.9cm" svg:y1="7.3cm" svg:x2="13.9cm" svg:y2="7.6cm">
          <text:p/>
        </draw:line>
        <draw:line draw:style-name="gr104" draw:text-style-name="P2" draw:layer="layout" svg:x1="15.9cm" svg:y1="8.4cm" svg:x2="15.9cm" svg:y2="8.1cm">
          <text:p/>
        </draw:line>
        <draw:line draw:style-name="gr104" draw:text-style-name="P2" draw:layer="layout" svg:x1="16.2cm" svg:y1="7.7cm" svg:x2="16cm" svg:y2="7.9cm">
          <text:p/>
        </draw:line>
        <draw:line draw:style-name="gr104" draw:text-style-name="P2" draw:layer="layout" svg:x1="15.4cm" svg:y1="8.5cm" svg:x2="15.7cm" svg:y2="8.2cm">
          <text:p/>
        </draw:line>
        <draw:line draw:style-name="gr106" draw:text-style-name="P2" draw:layer="layout" svg:x1="15.7cm" svg:y1="7.805cm" svg:x2="15.7cm" svg:y2="7.505cm">
          <text:p/>
        </draw:line>
        <draw:line draw:style-name="gr104" draw:text-style-name="P2" draw:layer="layout" svg:x1="17.395cm" svg:y1="7.1cm" svg:x2="17.695cm" svg:y2="7.1cm">
          <text:p/>
        </draw:line>
        <draw:line draw:style-name="gr106" draw:text-style-name="P2" draw:layer="layout" svg:x1="17.99cm" svg:y1="7.1cm" svg:x2="18.29cm" svg:y2="7.1cm">
          <text:p/>
        </draw:line>
        <draw:line draw:style-name="gr104" draw:text-style-name="P2" draw:layer="layout" svg:x1="17.7cm" svg:y1="7.61cm" svg:x2="17.7cm" svg:y2="7.31cm">
          <text:p/>
        </draw:line>
        <draw:line draw:style-name="gr105" draw:text-style-name="P2" draw:layer="layout" svg:x1="13.4cm" svg:y1="9.909cm" svg:x2="13.7cm" svg:y2="9.909cm">
          <text:p/>
        </draw:line>
        <draw:line draw:style-name="gr104" draw:text-style-name="P2" draw:layer="layout" svg:x1="14.2cm" svg:y1="9.909cm" svg:x2="13.9cm" svg:y2="9.909cm">
          <text:p/>
        </draw:line>
        <draw:line draw:style-name="gr106" draw:text-style-name="P2" draw:layer="layout" svg:x1="13.9cm" svg:y1="10.109cm" svg:x2="13.9cm" svg:y2="10.409cm">
          <text:p/>
        </draw:line>
        <draw:line draw:style-name="gr19" draw:text-style-name="P2" draw:layer="layout" svg:x1="15.802cm" svg:y1="11.403cm" svg:x2="15.202cm" svg:y2="11.703cm">
          <text:p/>
        </draw:line>
        <draw:line draw:style-name="gr19" draw:text-style-name="P2" draw:layer="layout" svg:x1="15.802cm" svg:y1="10.803cm" svg:x2="15.802cm" svg:y2="11.403cm">
          <text:p/>
        </draw:line>
        <draw:custom-shape draw:style-name="gr84" draw:text-style-name="P18" draw:layer="layout" svg:width="0.2cm" svg:height="0.2cm" svg:x="15.705cm" svg:y="9.70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5.707cm" svg:y="11.30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5.11cm" svg:y="9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6.311cm" svg:y="9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5.112cm" svg:y="11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5.302cm" svg:y1="9.803cm" svg:x2="15.702cm" svg:y2="9.803cm">
          <text:p/>
        </draw:line>
        <draw:line draw:style-name="gr19" draw:text-style-name="P2" draw:layer="layout" svg:x1="15.902cm" svg:y1="9.803cm" svg:x2="16.302cm" svg:y2="9.803cm">
          <text:p/>
        </draw:line>
        <draw:line draw:style-name="gr19" draw:text-style-name="P2" draw:layer="layout" svg:x1="15.802cm" svg:y1="9.903cm" svg:x2="15.802cm" svg:y2="10.703cm">
          <text:p/>
        </draw:line>
        <draw:line draw:style-name="gr19" draw:text-style-name="P2" draw:layer="layout" svg:x1="15.401cm" svg:y1="10.902cm" svg:x2="15.402cm" svg:y2="11.203cm">
          <text:p/>
        </draw:line>
        <draw:line draw:style-name="gr19" draw:text-style-name="P2" draw:layer="layout" svg:x1="16.202cm" svg:y1="10.403cm" svg:x2="15.402cm" svg:y2="11.203cm">
          <text:p/>
        </draw:line>
        <draw:custom-shape draw:style-name="gr95" draw:text-style-name="P16" draw:layer="layout" svg:width="0.2cm" svg:height="0.2cm" svg:x="15.711cm" svg:y="10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657cm" svg:y1="10.678cm" svg:x2="15.557cm" svg:y2="10.778cm">
          <text:p/>
        </draw:line>
        <draw:line draw:style-name="gr19" draw:text-style-name="P2" draw:layer="layout" svg:x1="16.201cm" svg:y1="10.202cm" svg:x2="16.202cm" svg:y2="10.403cm">
          <text:p/>
        </draw:line>
        <draw:line draw:style-name="gr2" draw:text-style-name="P2" draw:layer="layout" svg:x1="16.057cm" svg:y1="10.378cm" svg:x2="15.957cm" svg:y2="10.478cm">
          <text:p/>
        </draw:line>
        <draw:line draw:style-name="gr19" draw:text-style-name="P2" draw:layer="layout" svg:x1="17.803cm" svg:y1="11.404cm" svg:x2="17.203cm" svg:y2="11.704cm">
          <text:p/>
        </draw:line>
        <draw:line draw:style-name="gr19" draw:text-style-name="P2" draw:layer="layout" svg:x1="17.803cm" svg:y1="10.804cm" svg:x2="17.803cm" svg:y2="11.404cm">
          <text:p/>
        </draw:line>
        <draw:custom-shape draw:style-name="gr84" draw:text-style-name="P18" draw:layer="layout" svg:width="0.2cm" svg:height="0.2cm" svg:x="17.706cm" svg:y="9.70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7.708cm" svg:y="11.307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7.111cm" svg:y="9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8.312cm" svg:y="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7.113cm" svg:y="11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7.303cm" svg:y1="9.804cm" svg:x2="17.703cm" svg:y2="9.804cm">
          <text:p/>
        </draw:line>
        <draw:line draw:style-name="gr19" draw:text-style-name="P2" draw:layer="layout" svg:x1="17.903cm" svg:y1="9.804cm" svg:x2="18.303cm" svg:y2="9.804cm">
          <text:p/>
        </draw:line>
        <draw:line draw:style-name="gr19" draw:text-style-name="P2" draw:layer="layout" svg:x1="17.803cm" svg:y1="9.904cm" svg:x2="17.803cm" svg:y2="10.704cm">
          <text:p/>
        </draw:line>
        <draw:line draw:style-name="gr19" draw:text-style-name="P2" draw:layer="layout" svg:x1="17.401cm" svg:y1="10.902cm" svg:x2="17.403cm" svg:y2="11.204cm">
          <text:p/>
        </draw:line>
        <draw:line draw:style-name="gr19" draw:text-style-name="P2" draw:layer="layout" svg:x1="18.203cm" svg:y1="10.404cm" svg:x2="17.403cm" svg:y2="11.204cm">
          <text:p/>
        </draw:line>
        <draw:custom-shape draw:style-name="gr95" draw:text-style-name="P16" draw:layer="layout" svg:width="0.2cm" svg:height="0.2cm" svg:x="17.712cm" svg:y="10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658cm" svg:y1="10.679cm" svg:x2="17.558cm" svg:y2="10.779cm">
          <text:p/>
        </draw:line>
        <draw:line draw:style-name="gr19" draw:text-style-name="P2" draw:layer="layout" svg:x1="18.201cm" svg:y1="10.202cm" svg:x2="18.203cm" svg:y2="10.404cm">
          <text:p/>
        </draw:line>
        <draw:line draw:style-name="gr2" draw:text-style-name="P2" draw:layer="layout" svg:x1="18.058cm" svg:y1="10.379cm" svg:x2="17.958cm" svg:y2="10.479cm">
          <text:p/>
        </draw:line>
        <draw:line draw:style-name="gr104" draw:text-style-name="P2" draw:layer="layout" svg:x1="15.901cm" svg:y1="11.202cm" svg:x2="15.901cm" svg:y2="10.902cm">
          <text:p/>
        </draw:line>
        <draw:line draw:style-name="gr104" draw:text-style-name="P2" draw:layer="layout" svg:x1="16.201cm" svg:y1="10.502cm" svg:x2="16.001cm" svg:y2="10.702cm">
          <text:p/>
        </draw:line>
        <draw:line draw:style-name="gr104" draw:text-style-name="P2" draw:layer="layout" svg:x1="15.401cm" svg:y1="11.302cm" svg:x2="15.701cm" svg:y2="11.002cm">
          <text:p/>
        </draw:line>
        <draw:line draw:style-name="gr106" draw:text-style-name="P2" draw:layer="layout" svg:x1="15.701cm" svg:y1="10.607cm" svg:x2="15.701cm" svg:y2="10.307cm">
          <text:p/>
        </draw:line>
        <draw:line draw:style-name="gr104" draw:text-style-name="P2" draw:layer="layout" svg:x1="18.196cm" svg:y1="9.902cm" svg:x2="17.896cm" svg:y2="9.902cm">
          <text:p/>
        </draw:line>
        <draw:line draw:style-name="gr106" draw:text-style-name="P2" draw:layer="layout" svg:x1="17.591cm" svg:y1="9.902cm" svg:x2="17.291cm" svg:y2="9.902cm">
          <text:p/>
        </draw:line>
        <draw:line draw:style-name="gr104" draw:text-style-name="P2" draw:layer="layout" svg:x1="17.701cm" svg:y1="10.412cm" svg:x2="17.701cm" svg:y2="10.112cm">
          <text:p/>
        </draw:line>
        <draw:polyline draw:style-name="gr107" draw:text-style-name="P2" draw:layer="layout" svg:width="2.403cm" svg:height="0.282cm" draw:transform="rotate (-0.785398163397449) translate (13.2cm 2.4cm)" svg:viewBox="0 0 2404 283" draw:points="0,283 566,283 990,141 1273,141 1556,141 1980,0 2263,0 2404,141">
          <text:p/>
        </draw:polyline>
        <draw:line draw:style-name="gr19" draw:text-style-name="P2" draw:layer="layout" svg:x1="9.604cm" svg:y1="4.4cm" svg:x2="9.6cm" svg:y2="5.2cm">
          <text:p/>
        </draw:line>
        <draw:custom-shape draw:style-name="gr84" draw:text-style-name="P18" draw:layer="layout" svg:width="0.2cm" svg:height="0.2cm" svg:x="9.503cm" svg:y="4.3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0.006cm" svg:y1="4.902cm" svg:x2="10cm" svg:y2="5.3cm">
          <text:p/>
        </draw:line>
        <draw:custom-shape draw:style-name="gr89" draw:text-style-name="P20" draw:layer="layout" svg:width="0.2cm" svg:height="0.2cm" svg:x="9.908cm" svg:y="5.30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9.91cm" svg:y="4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0.006cm" svg:y1="4cm" svg:x2="10.006cm" svg:y2="4.702cm">
          <text:p/>
        </draw:line>
        <draw:custom-shape draw:style-name="gr84" draw:text-style-name="P18" draw:layer="layout" svg:width="0.2cm" svg:height="0.2cm" svg:x="9.905cm" svg:y="3.905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1.4cm" svg:y1="4.605cm" svg:x2="10.804cm" svg:y2="5.201cm">
          <text:p/>
        </draw:line>
        <draw:line draw:style-name="gr19" draw:text-style-name="P2" draw:layer="layout" svg:x1="10.806cm" svg:y1="4.401cm" svg:x2="10.8cm" svg:y2="5.2cm">
          <text:p/>
        </draw:line>
        <draw:custom-shape draw:style-name="gr84" draw:text-style-name="P18" draw:layer="layout" svg:width="0.2cm" svg:height="0.2cm" svg:x="10.705cm" svg:y="4.305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1.208cm" svg:y1="4.903cm" svg:x2="11.202cm" svg:y2="5.301cm">
          <text:p/>
        </draw:line>
        <draw:custom-shape draw:style-name="gr89" draw:text-style-name="P20" draw:layer="layout" svg:width="0.2cm" svg:height="0.2cm" svg:x="11.11cm" svg:y="5.30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1.112cm" svg:y="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1.208cm" svg:y1="4.001cm" svg:x2="11.208cm" svg:y2="4.703cm">
          <text:p/>
        </draw:line>
        <draw:custom-shape draw:style-name="gr84" draw:text-style-name="P18" draw:layer="layout" svg:width="0.2cm" svg:height="0.2cm" svg:x="11.107cm" svg:y="3.90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0.114cm" svg:y="4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0.515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8" draw:text-style-name="P7" draw:layer="layout" svg:width="0.806cm" svg:height="0.395cm" svg:x="10.202cm" svg:y="5.503cm">
          <draw:text-box>
            <text:p><text:span text:style-name="T3">cycle</text:span></text:p>
          </draw:text-box>
        </draw:frame>
        <draw:frame draw:style-name="gr103" draw:text-style-name="P6" draw:layer="layout" svg:width="0.459cm" svg:height="0.319cm" svg:x="13.024cm" svg:y="9.908cm">
          <draw:text-box>
            <text:p><text:span text:style-name="T2">unif</text:span></text:p>
          </draw:text-box>
        </draw:frame>
        <draw:custom-shape draw:style-name="gr109" draw:text-style-name="P22" draw:layer="layout" svg:width="0.2cm" svg:height="0.2cm" svg:x="14.3cm" svg:y="7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3.9cm" svg:y1="8cm" svg:x2="14.3cm" svg:y2="8cm">
          <text:p/>
        </draw:line>
        <draw:custom-shape draw:style-name="gr109" draw:text-style-name="P22" draw:layer="layout" svg:width="0.2cm" svg:height="0.2cm" svg:x="16.3cm" svg:y="7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5.9cm" svg:y1="8cm" svg:x2="16.3cm" svg:y2="8cm">
          <text:p/>
        </draw:line>
        <draw:custom-shape draw:style-name="gr109" draw:text-style-name="P22" draw:layer="layout" svg:width="0.2cm" svg:height="0.2cm" svg:x="18.3cm" svg:y="7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7.9cm" svg:y1="8cm" svg:x2="18.3cm" svg:y2="8cm">
          <text:p/>
        </draw:line>
        <draw:custom-shape draw:style-name="gr109" draw:text-style-name="P22" draw:layer="layout" svg:width="0.2cm" svg:height="0.2cm" svg:x="18.3cm" svg:y="10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7.9cm" svg:y1="10.8cm" svg:x2="18.3cm" svg:y2="10.8cm">
          <text:p/>
        </draw:line>
        <draw:custom-shape draw:style-name="gr109" draw:text-style-name="P22" draw:layer="layout" svg:width="0.2cm" svg:height="0.2cm" svg:x="16.3cm" svg:y="10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5.9cm" svg:y1="10.8cm" svg:x2="16.3cm" svg:y2="10.8cm">
          <text:p/>
        </draw:line>
        <draw:custom-shape draw:style-name="gr109" draw:text-style-name="P22" draw:layer="layout" svg:width="0.2cm" svg:height="0.2cm" svg:x="14.3cm" svg:y="10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3.9cm" svg:y1="10.8cm" svg:x2="14.3cm" svg:y2="10.8cm">
          <text:p/>
        </draw:line>
        <draw:line draw:style-name="gr104" draw:text-style-name="P2" draw:layer="layout" svg:x1="16.305cm" svg:y1="8.109cm" svg:x2="16.005cm" svg:y2="8.109cm">
          <text:p/>
        </draw:line>
        <draw:line draw:style-name="gr104" draw:text-style-name="P2" draw:layer="layout" svg:x1="16.31cm" svg:y1="10.909cm" svg:x2="16.01cm" svg:y2="10.909cm">
          <text:p/>
        </draw:line>
        <draw:frame draw:style-name="gr110" draw:text-style-name="P7" draw:layer="layout" svg:width="1.175cm" svg:height="0.395cm" svg:x="12.604cm" svg:y="12.006cm">
          <draw:text-box>
            <text:p><text:span text:style-name="T3">3. store</text:span></text:p>
          </draw:text-box>
        </draw:frame>
        <draw:line draw:style-name="gr19" draw:text-style-name="P2" draw:layer="layout" svg:x1="13.798cm" svg:y1="14.202cm" svg:x2="13.198cm" svg:y2="14.502cm">
          <text:p/>
        </draw:line>
        <draw:line draw:style-name="gr19" draw:text-style-name="P2" draw:layer="layout" svg:x1="13.798cm" svg:y1="13.602cm" svg:x2="13.798cm" svg:y2="14.202cm">
          <text:p/>
        </draw:line>
        <draw:custom-shape draw:style-name="gr84" draw:text-style-name="P18" draw:layer="layout" svg:width="0.2cm" svg:height="0.2cm" svg:x="13.701cm" svg:y="12.50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3.703cm" svg:y="14.10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3.106cm" svg:y="12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4.307cm" svg:y="12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3.108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3.298cm" svg:y1="12.602cm" svg:x2="13.698cm" svg:y2="12.602cm">
          <text:p/>
        </draw:line>
        <draw:line draw:style-name="gr19" draw:text-style-name="P2" draw:layer="layout" svg:x1="13.898cm" svg:y1="12.602cm" svg:x2="14.298cm" svg:y2="12.602cm">
          <text:p/>
        </draw:line>
        <draw:line draw:style-name="gr19" draw:text-style-name="P2" draw:layer="layout" svg:x1="13.798cm" svg:y1="12.702cm" svg:x2="13.798cm" svg:y2="13.502cm">
          <text:p/>
        </draw:line>
        <draw:line draw:style-name="gr19" draw:text-style-name="P2" draw:layer="layout" svg:x1="13.398cm" svg:y1="13.702cm" svg:x2="13.398cm" svg:y2="14.002cm">
          <text:p/>
        </draw:line>
        <draw:line draw:style-name="gr19" draw:text-style-name="P2" draw:layer="layout" svg:x1="14.198cm" svg:y1="13.202cm" svg:x2="13.398cm" svg:y2="14.002cm">
          <text:p/>
        </draw:line>
        <draw:custom-shape draw:style-name="gr95" draw:text-style-name="P16" draw:layer="layout" svg:width="0.2cm" svg:height="0.2cm" svg:x="13.707cm" svg:y="13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653cm" svg:y1="13.477cm" svg:x2="13.553cm" svg:y2="13.577cm">
          <text:p/>
        </draw:line>
        <draw:line draw:style-name="gr19" draw:text-style-name="P2" draw:layer="layout" svg:x1="14.198cm" svg:y1="13.002cm" svg:x2="14.198cm" svg:y2="13.202cm">
          <text:p/>
        </draw:line>
        <draw:line draw:style-name="gr2" draw:text-style-name="P2" draw:layer="layout" svg:x1="14.053cm" svg:y1="13.177cm" svg:x2="13.953cm" svg:y2="13.277cm">
          <text:p/>
        </draw:line>
        <draw:line draw:style-name="gr104" draw:text-style-name="P2" draw:layer="layout" svg:x1="13.397cm" svg:y1="12.71cm" svg:x2="13.697cm" svg:y2="12.71cm">
          <text:p/>
        </draw:line>
        <draw:line draw:style-name="gr104" draw:text-style-name="P2" draw:layer="layout" svg:x1="14.197cm" svg:y1="12.71cm" svg:x2="13.897cm" svg:y2="12.71cm">
          <text:p/>
        </draw:line>
        <draw:line draw:style-name="gr106" draw:text-style-name="P2" draw:layer="layout" svg:x1="13.897cm" svg:y1="12.91cm" svg:x2="13.897cm" svg:y2="13.21cm">
          <text:p/>
        </draw:line>
        <draw:custom-shape draw:style-name="gr109" draw:text-style-name="P22" draw:layer="layout" svg:width="0.2cm" svg:height="0.2cm" svg:x="14.297cm" svg:y="13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3.897cm" svg:y1="13.601cm" svg:x2="14.297cm" svg:y2="13.601cm">
          <text:p/>
        </draw:line>
        <draw:line draw:style-name="gr19" draw:text-style-name="P2" draw:layer="layout" svg:x1="15.803cm" svg:y1="14.204cm" svg:x2="15.203cm" svg:y2="14.504cm">
          <text:p/>
        </draw:line>
        <draw:line draw:style-name="gr19" draw:text-style-name="P2" draw:layer="layout" svg:x1="15.803cm" svg:y1="13.604cm" svg:x2="15.803cm" svg:y2="14.204cm">
          <text:p/>
        </draw:line>
        <draw:custom-shape draw:style-name="gr84" draw:text-style-name="P18" draw:layer="layout" svg:width="0.2cm" svg:height="0.2cm" svg:x="15.706cm" svg:y="12.50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5.708cm" svg:y="14.107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5.111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6.312cm" svg:y="1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5.113cm" svg:y="1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5.303cm" svg:y1="12.604cm" svg:x2="15.703cm" svg:y2="12.604cm">
          <text:p/>
        </draw:line>
        <draw:line draw:style-name="gr19" draw:text-style-name="P2" draw:layer="layout" svg:x1="15.903cm" svg:y1="12.604cm" svg:x2="16.303cm" svg:y2="12.604cm">
          <text:p/>
        </draw:line>
        <draw:line draw:style-name="gr19" draw:text-style-name="P2" draw:layer="layout" svg:x1="15.803cm" svg:y1="12.704cm" svg:x2="15.803cm" svg:y2="13.504cm">
          <text:p/>
        </draw:line>
        <draw:line draw:style-name="gr19" draw:text-style-name="P2" draw:layer="layout" svg:x1="15.402cm" svg:y1="13.703cm" svg:x2="15.403cm" svg:y2="14.004cm">
          <text:p/>
        </draw:line>
        <draw:line draw:style-name="gr19" draw:text-style-name="P2" draw:layer="layout" svg:x1="16.203cm" svg:y1="13.204cm" svg:x2="15.403cm" svg:y2="14.004cm">
          <text:p/>
        </draw:line>
        <draw:custom-shape draw:style-name="gr95" draw:text-style-name="P16" draw:layer="layout" svg:width="0.2cm" svg:height="0.2cm" svg:x="15.712cm" svg:y="1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658cm" svg:y1="13.479cm" svg:x2="15.558cm" svg:y2="13.579cm">
          <text:p/>
        </draw:line>
        <draw:line draw:style-name="gr19" draw:text-style-name="P2" draw:layer="layout" svg:x1="16.202cm" svg:y1="13.003cm" svg:x2="16.203cm" svg:y2="13.204cm">
          <text:p/>
        </draw:line>
        <draw:line draw:style-name="gr2" draw:text-style-name="P2" draw:layer="layout" svg:x1="16.058cm" svg:y1="13.179cm" svg:x2="15.958cm" svg:y2="13.279cm">
          <text:p/>
        </draw:line>
        <draw:line draw:style-name="gr104" draw:text-style-name="P2" draw:layer="layout" svg:x1="16.202cm" svg:y1="13.303cm" svg:x2="16.002cm" svg:y2="13.503cm">
          <text:p/>
        </draw:line>
        <draw:line draw:style-name="gr104" draw:text-style-name="P2" draw:layer="layout" svg:x1="15.402cm" svg:y1="14.103cm" svg:x2="15.702cm" svg:y2="13.803cm">
          <text:p/>
        </draw:line>
        <draw:line draw:style-name="gr104" draw:text-style-name="P2" draw:layer="layout" svg:x1="15.702cm" svg:y1="13.108cm" svg:x2="15.702cm" svg:y2="13.408cm">
          <text:p/>
        </draw:line>
        <draw:custom-shape draw:style-name="gr109" draw:text-style-name="P22" draw:layer="layout" svg:width="0.2cm" svg:height="0.2cm" svg:x="16.301cm" svg:y="13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5.901cm" svg:y1="13.601cm" svg:x2="16.301cm" svg:y2="13.601cm">
          <text:p/>
        </draw:line>
        <draw:line draw:style-name="gr106" draw:text-style-name="P2" draw:layer="layout" svg:x1="16.011cm" svg:y1="13.71cm" svg:x2="16.311cm" svg:y2="13.71cm">
          <text:p/>
        </draw:line>
        <draw:line draw:style-name="gr37" draw:text-style-name="P2" draw:layer="layout" svg:x1="12.2cm" svg:y1="1cm" svg:x2="12.2cm" svg:y2="15cm">
          <text:p/>
        </draw:line>
        <draw:line draw:style-name="gr37" draw:text-style-name="P2" draw:layer="layout" svg:x1="12.2cm" svg:y1="5.8cm" svg:x2="20cm" svg:y2="5.8cm">
          <text:p/>
        </draw:line>
        <draw:frame draw:style-name="gr111" draw:text-style-name="P23" draw:layer="layout" svg:width="2.161cm" svg:height="1.969cm" svg:x="9.802cm" svg:y="11.403cm">
          <draw:text-box>
            <text:p><text:span text:style-name="T11">PF[Nseq][Ns+1][D]</text:span></text:p>
            <text:p><text:span text:style-name="T11">PB[Nseq][Ns+1][D]</text:span></text:p>
            <text:p><text:span text:style-name="T11">PD[Nseq][Ns][Q]</text:span></text:p>
            <text:p><text:span text:style-name="T11">PU[Nseq][Ns][Q]</text:span></text:p>
            <text:p><text:span text:style-name="T11">PI[Ns][Q]</text:span></text:p>
            <text:p><text:span text:style-name="T11">PO[Ns][Q]</text:span></text:p>
            <text:p><text:span text:style-name="T11">PM[Ns][Q]</text:span></text:p>
            <text:p><text:span text:style-name="T11">PU0[Ns][Q]</text:span></text:p>
          </draw:text-box>
        </draw:frame>
        <draw:frame draw:style-name="gr112" draw:text-style-name="P7" draw:layer="layout" svg:width="1.365cm" svg:height="0.395cm" svg:x="17.004cm" svg:y="12.007cm">
          <draw:text-box>
            <text:p><text:span text:style-name="T3">4. output</text:span></text:p>
          </draw:text-box>
        </draw:frame>
        <draw:line draw:style-name="gr19" draw:text-style-name="P2" draw:layer="layout" svg:x1="17.804cm" svg:y1="14.205cm" svg:x2="17.204cm" svg:y2="14.505cm">
          <text:p/>
        </draw:line>
        <draw:line draw:style-name="gr19" draw:text-style-name="P2" draw:layer="layout" svg:x1="17.804cm" svg:y1="13.605cm" svg:x2="17.804cm" svg:y2="14.205cm">
          <text:p/>
        </draw:line>
        <draw:custom-shape draw:style-name="gr84" draw:text-style-name="P18" draw:layer="layout" svg:width="0.2cm" svg:height="0.2cm" svg:x="17.707cm" svg:y="12.50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0" draw:layer="layout" svg:width="0.2cm" svg:height="0.2cm" svg:x="17.709cm" svg:y="14.10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6" draw:layer="layout" svg:width="0.2cm" svg:height="0.2cm" svg:x="17.112cm" svg:y="1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8.313cm" svg:y="12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17.114cm" svg:y="14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7.304cm" svg:y1="12.605cm" svg:x2="17.704cm" svg:y2="12.605cm">
          <text:p/>
        </draw:line>
        <draw:line draw:style-name="gr19" draw:text-style-name="P2" draw:layer="layout" svg:x1="17.904cm" svg:y1="12.605cm" svg:x2="18.304cm" svg:y2="12.605cm">
          <text:p/>
        </draw:line>
        <draw:line draw:style-name="gr19" draw:text-style-name="P2" draw:layer="layout" svg:x1="17.804cm" svg:y1="12.705cm" svg:x2="17.804cm" svg:y2="13.505cm">
          <text:p/>
        </draw:line>
        <draw:line draw:style-name="gr19" draw:text-style-name="P2" draw:layer="layout" svg:x1="17.402cm" svg:y1="13.703cm" svg:x2="17.404cm" svg:y2="14.005cm">
          <text:p/>
        </draw:line>
        <draw:line draw:style-name="gr19" draw:text-style-name="P2" draw:layer="layout" svg:x1="18.204cm" svg:y1="13.205cm" svg:x2="17.404cm" svg:y2="14.005cm">
          <text:p/>
        </draw:line>
        <draw:custom-shape draw:style-name="gr95" draw:text-style-name="P16" draw:layer="layout" svg:width="0.2cm" svg:height="0.2cm" svg:x="17.713cm" svg:y="1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659cm" svg:y1="13.48cm" svg:x2="17.559cm" svg:y2="13.58cm">
          <text:p/>
        </draw:line>
        <draw:line draw:style-name="gr19" draw:text-style-name="P2" draw:layer="layout" svg:x1="18.202cm" svg:y1="13.003cm" svg:x2="18.204cm" svg:y2="13.205cm">
          <text:p/>
        </draw:line>
        <draw:line draw:style-name="gr2" draw:text-style-name="P2" draw:layer="layout" svg:x1="18.059cm" svg:y1="13.18cm" svg:x2="17.959cm" svg:y2="13.28cm">
          <text:p/>
        </draw:line>
        <draw:line draw:style-name="gr106" draw:text-style-name="P2" draw:layer="layout" svg:x1="17.764cm" svg:y1="14.352cm" svg:x2="17.364cm" svg:y2="14.552cm">
          <text:p/>
        </draw:line>
        <draw:line draw:style-name="gr104" draw:text-style-name="P2" draw:layer="layout" svg:x1="17.702cm" svg:y1="13.213cm" svg:x2="17.702cm" svg:y2="13.513cm">
          <text:p/>
        </draw:line>
        <draw:custom-shape draw:style-name="gr109" draw:text-style-name="P22" draw:layer="layout" svg:width="0.2cm" svg:height="0.2cm" svg:x="18.301cm" svg:y="13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7.901cm" svg:y1="13.601cm" svg:x2="18.301cm" svg:y2="13.601cm">
          <text:p/>
        </draw:line>
        <draw:line draw:style-name="gr104" draw:text-style-name="P2" draw:layer="layout" svg:x1="18.202cm" svg:y1="13.303cm" svg:x2="18.002cm" svg:y2="13.503cm">
          <text:p/>
        </draw:line>
        <draw:line draw:style-name="gr104" draw:text-style-name="P2" draw:layer="layout" svg:x1="17.402cm" svg:y1="14.103cm" svg:x2="17.702cm" svg:y2="13.803cm">
          <text:p/>
        </draw:line>
      </draw:page>
      <draw:page draw:name="page5" draw:style-name="dp1" draw:master-page-name="Default">
        <draw:custom-shape draw:style-name="gr136" draw:text-style-name="P29" draw:layer="layout" svg:width="1.2cm" svg:height="0.4cm" svg:x="1.8cm" svg:y="2.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30" draw:layer="layout" svg:width="1.2cm" svg:height="0.4cm" svg:x="3cm" svg:y="2.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1" draw:layer="layout" svg:width="1.2cm" svg:height="0.4cm" svg:x="5.8cm" svg:y="2.2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32" draw:layer="layout" svg:width="1.2cm" svg:height="0.4cm" svg:x="7cm" svg:y="2.2cm">
          <text:p/>
          <draw:enhanced-geometry svg:viewBox="0 0 21600 21600" draw:type="rectangle" draw:enhanced-path="M 0 0 L 21600 0 21600 21600 0 21600 0 0 Z N"/>
        </draw:custom-shape>
        <draw:frame draw:style-name="gr78" draw:text-style-name="P7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79" draw:text-style-name="P6" draw:layer="layout" svg:width="0.159cm" svg:height="0.319cm" svg:x="19.201cm" svg:y="0.502cm">
          <draw:text-box>
            <text:p><text:span text:style-name="T2">8</text:span></text:p>
          </draw:text-box>
        </draw:frame>
        <draw:frame draw:style-name="gr140" draw:text-style-name="P3" draw:layer="layout" svg:width="5.573cm" svg:height="0.395cm" svg:x="1.209cm" svg:y="1.207cm">
          <draw:text-box>
            <text:p><text:span text:style-name="T1">Encoding channel matrix (binary)</text:span></text:p>
          </draw:text-box>
        </draw:frame>
        <draw:line draw:style-name="gr141" draw:text-style-name="P2" draw:layer="layout" svg:x1="1.6cm" svg:y1="2.2cm" svg:x2="8.4cm" svg:y2="2.2cm">
          <text:p/>
        </draw:line>
        <draw:line draw:style-name="gr141" draw:text-style-name="P2" draw:layer="layout" svg:x1="1.6cm" svg:y1="2.6cm" svg:x2="8.4cm" svg:y2="2.6cm">
          <text:p/>
        </draw:line>
        <draw:line draw:style-name="gr19" draw:text-style-name="P2" draw:layer="layout" svg:x1="8.2cm" svg:y1="2.2cm" svg:x2="8.2cm" svg:y2="2.6cm">
          <text:p/>
        </draw:line>
        <draw:line draw:style-name="gr19" draw:text-style-name="P2" draw:layer="layout" svg:x1="7cm" svg:y1="2.2cm" svg:x2="7cm" svg:y2="2.6cm">
          <text:p/>
        </draw:line>
        <draw:g>
          <svg:title>TexMaths</svg:title>
          <svg:desc>10§display§\bm{x}_0§svg§600§TRUE§</svg:desc>
          <draw:g>
            <draw:path draw:style-name="gr4" draw:text-style-name="P4" draw:layer="layout" svg:width="0.196cm" svg:height="0.159cm" svg:x="7.405cm" svg:y="2.321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4" draw:text-style-name="P4" draw:layer="layout" svg:width="0.113cm" svg:height="0.165cm" svg:x="7.634cm" svg:y="2.369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line draw:style-name="gr19" draw:text-style-name="P2" draw:layer="layout" svg:x1="5.8cm" svg:y1="2.2cm" svg:x2="5.8cm" svg:y2="2.6cm">
          <text:p/>
        </draw:line>
        <draw:line draw:style-name="gr19" draw:text-style-name="P2" draw:layer="layout" svg:x1="4.2cm" svg:y1="2.2cm" svg:x2="4.2cm" svg:y2="2.6cm">
          <text:p/>
        </draw:line>
        <draw:line draw:style-name="gr19" draw:text-style-name="P2" draw:layer="layout" svg:x1="3cm" svg:y1="2.2cm" svg:x2="3cm" svg:y2="2.6cm">
          <text:p/>
        </draw:line>
        <draw:line draw:style-name="gr19" draw:text-style-name="P2" draw:layer="layout" svg:x1="1.8cm" svg:y1="2.2cm" svg:x2="1.8cm" svg:y2="2.6cm">
          <text:p/>
        </draw:lin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4.806cm" svg:y="2.407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4.962cm" svg:y="2.407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5.117cm" svg:y="2.407cm" svg:viewBox="0 0 37 36" svg:d="M37 19c0-11-9-19-19-19s-18 8-18 19c0 10 8 17 18 17s19-7 19-17z">
              <text:p/>
            </draw:path>
          </draw:g>
        </draw:g>
        <draw:g>
          <svg:title>TexMaths</svg:title>
          <svg:desc>10§display§\bm{x}_{\rm a}§svg§600§TRUE§</svg:desc>
          <draw:g>
            <draw:path draw:style-name="gr4" draw:text-style-name="P4" draw:layer="layout" svg:width="0.197cm" svg:height="0.159cm" svg:x="6.207cm" svg:y="2.323cm" svg:viewBox="0 0 198 160" svg:d="M175 18c-13 3-19 15-19 24 0 8 6 16 17 16 12 0 25-10 25-27 0-19-19-31-39-31s-33 15-38 21c-9-14-28-21-48-21-45 0-68 43-68 55 0 4 5 4 8 4 4 0 7 0 8-4 10-32 35-42 50-42 13 0 20 6 20 17 0 7-5 26-9 39-4 15-8 31-11 46-6 22-18 32-30 32-2 0-10 0-17-5 12-3 19-15 19-24 0-8-6-15-18-15s-25 9-25 26c0 19 19 31 40 31 20 0 33-15 38-21 8 14 28 21 48 21 44 0 67-43 67-54 0-5-5-5-8-5-5 0-7 0-8 5-10 31-35 41-49 41s-20-6-20-17c0-8 5-25 8-38 2-9 10-42 12-48 5-21 18-31 30-31 2 0 10 0 17 5z">
              <text:p/>
            </draw:path>
            <draw:path draw:style-name="gr4" draw:text-style-name="P4" draw:layer="layout" svg:width="0.122cm" svg:height="0.11cm" svg:x="6.437cm" svg:y="2.424cm" svg:viewBox="0 0 123 111" svg:d="M96 44c0-13 0-22-11-31-10-9-22-13-36-13-24 0-40 9-40 24 0 8 5 12 12 12 6 0 11-5 11-11 0-5-2-10-8-12 9-6 23-6 24-6 14 0 29 9 29 30 0 2 0 4 0 7-13 1-30 2-48 8-22 8-29 22-29 33 0 21 26 26 43 26 20 0 32-10 37-20 1 10 7 19 19 19 8-7 24 0 24-22 0-5 0-10 0-14-3 0-6 0-8 0 0 4 0 8 0 13 0 3 0 14-9 14-10 0-10-11-10-14 0-15 0-29 0-43zM77 75c0 24-21 30-32 30-12 0-24-8-24-20 0-14 12-32 56-34 0 8 0 16 0 24z">
              <text:p/>
            </draw:path>
          </draw:g>
        </draw:g>
        <draw:g>
          <svg:title>TexMaths</svg:title>
          <svg:desc>10§display§\bm{x}_{\rm b}§svg§600§TRUE§</svg:desc>
          <draw:g>
            <draw:path draw:style-name="gr4" draw:text-style-name="P4" draw:layer="layout" svg:width="0.196cm" svg:height="0.159cm" svg:x="3.407cm" svg:y="2.323cm" svg:viewBox="0 0 197 160" svg:d="M175 18c-13 3-19 15-19 24 0 8 6 16 17 16s24-10 24-27c0-19-17-31-39-31-20 0-33 15-37 21-9-14-28-21-48-21-45 0-68 43-68 55 0 4 5 4 8 4 4 0 7 0 8-4 10-32 35-42 50-42 13 0 19 6 19 17 0 7-4 26-8 39-4 15-8 31-12 46-5 22-17 32-29 32-2 0-10 0-17-5 12-3 19-15 19-24 0-8-6-15-18-15s-25 9-25 26c0 19 19 31 40 31 20 0 33-15 37-21 9 14 29 21 49 21 44 0 67-43 67-54 0-5-5-5-9-5s-5 0-7 5c-10 31-35 41-49 41s-20-6-20-17c0-8 5-25 8-38 2-9 10-42 12-48 5-21 17-31 30-31 1 0 10 0 17 5z">
              <text:p/>
            </draw:path>
            <draw:path draw:style-name="gr4" draw:text-style-name="P4" draw:layer="layout" svg:width="0.13cm" svg:height="0.17cm" svg:x="3.636cm" svg:y="2.364cm" svg:viewBox="0 0 131 171" svg:d="M37 0c-12 1-25 1-37 2 0 3 0 6 0 9 16 0 18 2 18 14 0 48 0 96 0 144 3 0 5 0 8 0 3-5 6-10 9-15 9 12 23 17 36 17 32 0 60-24 60-55 0-29-25-54-57-54-15 0-29 5-37 14 0-26 0-51 0-76zM38 88c6-12 20-20 34-20s24 8 29 16c5 7 8 16 8 31 0 6 0 24-10 36-10 11-22 13-29 13-20 0-30-15-32-20 0-19 0-37 0-56z">
              <text:p/>
            </draw:path>
          </draw:g>
        </draw:g>
        <draw:g>
          <svg:title>TexMaths</svg:title>
          <svg:desc>10§display§\bm{x}_{\rm c}§svg§600§TRUE§</svg:desc>
          <draw:g>
            <draw:path draw:style-name="gr4" draw:text-style-name="P4" draw:layer="layout" svg:width="0.196cm" svg:height="0.159cm" svg:x="2.208cm" svg:y="2.324cm" svg:viewBox="0 0 197 160" svg:d="M173 18c-11 3-18 15-18 24 0 8 6 16 17 16 12 0 25-10 25-27 0-19-18-31-39-31-20 0-33 15-37 21-9-14-29-21-49-21-44 0-67 43-67 55 0 4 5 4 8 4 4 0 7 0 8-4 10-32 35-42 50-42 13 0 19 6 19 17 0 7-5 26-8 39-4 15-8 31-12 46-5 22-18 32-29 32-2 0-10 0-17-5 12-3 19-15 19-24 0-8-6-15-18-15s-25 9-25 26c0 19 19 31 40 31 20 0 33-15 37-21 9 14 29 21 49 21 43 0 67-43 67-54 0-5-6-5-9-5-4 0-7 0-8 5-10 31-34 41-49 41-13 0-19-6-19-17 0-8 4-25 7-38 3-9 11-42 13-48 5-21 17-31 29-31 2 0 9 0 16 5z">
              <text:p/>
            </draw:path>
            <draw:path draw:style-name="gr4" draw:text-style-name="P4" draw:layer="layout" svg:width="0.102cm" svg:height="0.11cm" svg:x="2.436cm" svg:y="2.425cm" svg:viewBox="0 0 103 111" svg:d="M84 12c-5 2-7 6-7 11 0 6 4 11 11 11s12-4 12-12c0-22-34-22-41-22-37 0-59 29-59 57 0 31 26 54 58 54 36 0 45-28 45-31s-3-3-4-3c-3 0-4 1-5 4-5 16-18 23-33 23-17 0-39-12-39-48 0-31 15-48 38-48 3 0 15 0 24 4z">
              <text:p/>
            </draw:path>
          </draw:g>
        </draw:g>
        <draw:line draw:style-name="gr20" draw:text-style-name="P2" draw:layer="layout" svg:x1="7cm" svg:y1="2.1cm" svg:x2="8.2cm" svg:y2="2.1cm">
          <text:p/>
        </draw:line>
        <draw:g>
          <svg:title>TexMaths</svg:title>
          <svg:desc>10§display§\nu§svg§600§TRUE§</svg:desc>
          <draw:g>
            <draw:path draw:style-name="gr4" draw:text-style-name="P4" draw:layer="layout" svg:width="0.163cm" svg:height="0.152cm" svg:x="7.499cm" svg:y="1.901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0" draw:text-style-name="P2" draw:layer="layout" svg:x1="3.4cm" svg:y1="2.8cm" svg:x2="8.201cm" svg:y2="2.8cm">
          <text:p/>
        </draw:line>
        <draw:line draw:style-name="gr20" draw:text-style-name="P2" draw:layer="layout" svg:x1="3.201cm" svg:y1="3cm" svg:x2="8.002cm" svg:y2="3cm">
          <text:p/>
        </draw:line>
        <draw:line draw:style-name="gr20" draw:text-style-name="P2" draw:layer="layout" svg:x1="2.6cm" svg:y1="3.6cm" svg:x2="7.401cm" svg:y2="3.6cm">
          <text:p/>
        </draw:line>
        <draw:line draw:style-name="gr20" draw:text-style-name="P2" draw:layer="layout" svg:x1="2.401cm" svg:y1="3.8cm" svg:x2="7.202cm" svg:y2="3.8cm">
          <text:p/>
        </draw:line>
        <draw:g>
          <svg:title>TexMaths</svg:title>
          <svg:desc>10§display§\ell§svg§600§TRUE§</svg:desc>
          <draw:g>
            <draw:path draw:style-name="gr4" draw:text-style-name="P4" draw:layer="layout" svg:width="0.133cm" svg:height="0.249cm" svg:x="4.913cm" svg:y="3.9cm" svg:viewBox="0 0 134 250" svg:d="M2 211c-1 1-2 2-2 4 0 1 2 4 4 4s3-1 13-11c3-2 10-9 12-12 4 28 14 54 39 54 13 0 25-8 33-13 5-4 21-18 21-21 0-1-1-4-4-4-1 0-2 0-5 3-22 22-34 27-44 27-16 0-21-18-21-45 0-2 1-18 2-20 0-1 0-2 7-9 27-28 77-86 77-141 0-6 0-27-21-27-29 0-53 58-57 66-17 38-27 78-27 120-9 9-18 17-27 25zM51 162c1-4 16-80 35-121 9-19 17-33 28-33 12 0 12 12 12 18 0 58-58 119-75 136z">
              <text:p/>
            </draw:path>
          </draw:g>
        </draw:g>
        <draw:line draw:style-name="gr2" draw:text-style-name="P2" draw:layer="layout" svg:x1="7.8cm" svg:y1="3.2cm" svg:x2="7.6cm" svg:y2="3.4cm">
          <text:p/>
        </draw:line>
        <draw:line draw:style-name="gr2" draw:text-style-name="P2" draw:layer="layout" svg:x1="3cm" svg:y1="3.2cm" svg:x2="2.8cm" svg:y2="3.4cm">
          <text:p/>
        </draw:line>
        <draw:line draw:style-name="gr20" draw:text-style-name="P2" draw:layer="layout" svg:x1="4.2cm" svg:y1="2.1cm" svg:x2="5.8cm" svg:y2="2.1cm">
          <text:p/>
        </draw:line>
        <draw:g>
          <svg:title>TexMaths</svg:title>
          <svg:desc>10§display§s\nu§svg§600§TRUE§</svg:desc>
          <draw:g>
            <draw:path draw:style-name="gr4" draw:text-style-name="P4" draw:layer="layout" svg:width="0.128cm" svg:height="0.156cm" svg:x="4.901cm" svg:y="1.903cm" svg:viewBox="0 0 129 157" svg:d="M119 24c-10 0-17 8-17 15 0 5 3 11 11 11s16-6 16-20c0-16-15-30-42-30-46 0-59 36-59 51 0 27 26 31 36 33 18 4 37 8 37 27 0 9-8 38-50 38-5 0-32 0-40-18 13 2 22-9 22-19 0-8-6-12-13-12-9 0-20 7-20 23 0 20 20 34 50 34 57 0 71-42 71-58 0-12-7-20-11-24-10-10-20-12-35-15-13-3-27-5-27-21 0-10 8-31 39-31 9 0 27 2 32 16z">
              <text:p/>
            </draw:path>
            <draw:path draw:style-name="gr4" draw:text-style-name="P4" draw:layer="layout" svg:width="0.164cm" svg:height="0.152cm" svg:x="5.066cm" svg:y="1.903cm" svg:viewBox="0 0 165 153" svg:d="M60 4c0-1 0-4-5-4-8 0-33 3-43 3-2 1-6 1-6 7 0 5 3 5 8 5 17 0 18 2 18 6 0 2-5 18-7 28-7 28-14 56-21 84-2 6-4 15-4 16 0 4 3 4 5 4s3 0 5 0c25-4 63-18 99-51 47-42 56-89 56-93 0-6-4-9-10-9-3 0-11 1-14 12-22 78-76 117-116 130 12-46 23-92 35-138z">
              <text:p/>
            </draw:path>
          </draw:g>
        </draw:g>
        <draw:g>
          <svg:title>TexMaths</svg:title>
          <svg:desc>10§display§\ell \!=\! \nu§svg§600§TRUE§</svg:desc>
          <draw:g>
            <draw:path draw:style-name="gr4" draw:text-style-name="P4" draw:layer="layout" svg:width="0.135cm" svg:height="0.25cm" svg:x="2.042cm" svg:y="4.499cm" svg:viewBox="0 0 136 251" svg:d="M2 212c-1 1-2 2-2 4 0 1 2 4 4 4s3-1 13-11c3-2 10-9 13-12 3 28 13 54 39 54 14 0 26-8 34-13 5-4 21-18 21-21 0-1-1-4-4-4-1 0-1 0-5 3-22 22-35 27-45 27-16 0-22-18-22-45 0-2 1-18 2-20 1-1 1-2 8-9 28-28 78-87 78-142 0-6 0-27-21-27-29 0-55 58-58 66-17 38-28 79-28 121-9 8-18 17-27 25zM52 163c1-4 16-81 36-122 9-19 17-33 28-33 12 0 12 12 12 18 0 58-59 120-76 137z">
              <text:p/>
            </draw:path>
            <draw:path draw:style-name="gr4" draw:text-style-name="P4" draw:layer="layout" svg:width="0.233cm" svg:height="0.081cm" svg:x="2.243cm" svg:y="4.61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65cm" svg:height="0.154cm" svg:x="2.554cm" svg:y="4.591cm" svg:viewBox="0 0 166 155" svg:d="M60 4c-1-1 0-4-4-4-8 0-34 3-43 4-3 0-7 0-7 7 0 4 4 4 9 4 17 0 17 2 17 6 0 2-4 19-6 28-7 29-15 57-22 86-1 5-3 10-4 15 0 4 4 5 6 5s3 0 5 0c25-5 63-18 99-52 46-43 56-90 56-93 0-6-4-10-10-10-3 0-11 2-14 12-23 79-76 118-116 131 11-46 23-93 34-139z">
              <text:p/>
            </draw:path>
          </draw:g>
        </draw:g>
        <draw:frame draw:style-name="gr29" draw:text-style-name="P7" draw:layer="layout" svg:width="0.434cm" svg:height="0.395cm" svg:x="1.401cm" svg:y="4.402cm">
          <draw:text-box>
            <text:p><text:span text:style-name="T3">(1)</text:span></text:p>
          </draw:text-box>
        </draw:frame>
      </draw:page>
      <draw:page draw:name="page6" draw:style-name="dp1" draw:master-page-name="Default">
        <draw:frame draw:style-name="gr78" draw:text-style-name="P7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79" draw:text-style-name="P6" draw:layer="layout" svg:width="0.159cm" svg:height="0.319cm" svg:x="19.201cm" svg:y="0.502cm">
          <draw:text-box>
            <text:p><text:span text:style-name="T2">8</text:span></text:p>
          </draw:text-box>
        </draw:frame>
      </draw:page>
      <draw:page draw:name="page7" draw:style-name="dp1" draw:master-page-name="Default">
        <draw:custom-shape draw:style-name="gr1" draw:text-style-name="P1" draw:layer="layout" svg:width="0.3cm" svg:height="0.4cm" svg:x="3.1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5.5cm" svg:y="4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01cm" svg:height="0.4cm" svg:x="3.9cm" svg:y="4.6cm">
          <text:p/>
          <draw:enhanced-geometry svg:viewBox="0 0 21600 21600" draw:type="rectangle" draw:enhanced-path="M 0 0 L 21600 0 21600 21600 0 21600 0 0 Z N"/>
        </draw:custom-shape>
        <draw:frame draw:style-name="gr78" draw:text-style-name="P7" draw:layer="layout" svg:width="0.391cm" svg:height="0.395cm" svg:x="19.5cm" svg:y="0.5cm">
          <draw:text-box>
            <text:p><text:span text:style-name="T3">10</text:span></text:p>
          </draw:text-box>
        </draw:frame>
        <draw:frame draw:style-name="gr79" draw:text-style-name="P6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142" draw:text-style-name="P33" draw:layer="layout" svg:width="1.907cm" svg:height="0.823cm" svg:x="18.102cm" svg:y="1.002cm">
          <draw:text-box>
            <text:p><text:span text:style-name="T13">(A,T,G,C)</text:span></text:p>
            <text:p><text:span text:style-name="T13">(0,1,2,3)</text:span></text:p>
          </draw:text-box>
        </draw:frame>
        <draw:frame draw:style-name="gr143" draw:text-style-name="P7" draw:layer="layout" svg:width="3.554cm" svg:height="0.395cm" svg:x="1.402cm" svg:y="7.404cm">
          <draw:text-box>
            <text:p><text:span text:style-name="T3">Composite symbol set:</text:span></text:p>
          </draw:text-box>
        </draw:frame>
        <draw:g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4" draw:text-style-name="P4" draw:layer="layout" svg:width="0.213cm" svg:height="0.238cm" svg:x="1.63cm" svg:y="7.9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4" draw:text-style-name="P4" draw:layer="layout" svg:width="0.113cm" svg:height="0.167cm" svg:x="1.877cm" svg:y="8.0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4" draw:text-style-name="P4" draw:layer="layout" svg:width="0.213cm" svg:height="0.27cm" svg:x="2.149cm" svg:y="7.9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4" draw:text-style-name="P4" draw:layer="layout" svg:width="0.124cm" svg:height="0.419cm" svg:x="2.53cm" svg:y="7.8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4" draw:text-style-name="P4" draw:layer="layout" svg:width="0.081cm" svg:height="0.349cm" svg:x="2.73cm" svg:y="7.9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4" draw:text-style-name="P4" draw:layer="layout" svg:width="0.184cm" svg:height="0.154cm" svg:x="2.846cm" svg:y="8.0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4" draw:text-style-name="P4" draw:layer="layout" svg:width="0.113cm" svg:height="0.167cm" svg:x="3.046cm" svg:y="8.0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4" draw:text-style-name="P4" draw:layer="layout" svg:width="0.04cm" svg:height="0.104cm" svg:x="3.221cm" svg:y="8.1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4" draw:text-style-name="P4" draw:layer="layout" svg:width="0.185cm" svg:height="0.154cm" svg:x="3.36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4" draw:text-style-name="P4" draw:layer="layout" svg:width="0.089cm" svg:height="0.162cm" svg:x="3.574cm" svg:y="8.0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4" draw:text-style-name="P4" draw:layer="layout" svg:width="0.041cm" svg:height="0.104cm" svg:x="3.735cm" svg:y="8.1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4" draw:text-style-name="P4" draw:layer="layout" svg:width="0.185cm" svg:height="0.154cm" svg:x="3.875cm" svg:y="8.0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4" draw:text-style-name="P4" draw:layer="layout" svg:width="0.107cm" svg:height="0.162cm" svg:x="4.078cm" svg:y="8.0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4" draw:text-style-name="P4" draw:layer="layout" svg:width="0.04cm" svg:height="0.104cm" svg:x="4.25cm" svg:y="8.1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4" draw:text-style-name="P4" draw:layer="layout" svg:width="0.185cm" svg:height="0.154cm" svg:x="4.389cm" svg:y="8.0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4" draw:text-style-name="P4" draw:layer="layout" svg:width="0.112cm" svg:height="0.167cm" svg:x="4.59cm" svg:y="8.0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4" draw:text-style-name="P4" draw:layer="layout" svg:width="0.081cm" svg:height="0.349cm" svg:x="4.754cm" svg:y="7.9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4" draw:text-style-name="P4" draw:layer="layout" svg:width="0.175cm" svg:height="0.203cm" svg:x="4.998cm" svg:y="7.9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4" draw:text-style-name="P4" draw:layer="layout" svg:width="0.213cm" svg:height="0.239cm" svg:x="5.31cm" svg:y="7.9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4" draw:text-style-name="P4" draw:layer="layout" svg:width="0.12cm" svg:height="0.165cm" svg:x="5.544cm" svg:y="7.8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4" draw:text-style-name="P4" draw:layer="layout" svg:width="0.12cm" svg:height="0.172cm" svg:x="5.553cm" svg:y="8.0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4" draw:text-style-name="P4" draw:layer="layout" svg:width="0.18cm" svg:height="0.18cm" svg:x="5.707cm" svg:y="8.1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4" draw:text-style-name="P4" draw:layer="layout" svg:width="0.088cm" svg:height="0.162cm" svg:x="5.932cm" svg:y="8.1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4" draw:text-style-name="P4" draw:layer="layout" svg:width="0.014cm" svg:height="0.224cm" svg:x="6.172cm" svg:y="7.876cm" svg:viewBox="0 0 15 225" svg:d="M0 212c0 6 0 13 7 13 8 0 8-7 8-13 0-67 0-133 0-199 0-6 0-13-7-13-8 0-8 7-8 13 0 66 0 132 0 199z">
              <text:p/>
            </draw:path>
            <draw:path draw:style-name="gr4" draw:text-style-name="P4" draw:layer="layout" svg:width="0.014cm" svg:height="0.224cm" svg:x="6.172cm" svg:y="8.087cm" svg:viewBox="0 0 15 225" svg:d="M0 212c0 5 0 13 7 13 8 0 8-7 8-13 0-67 0-133 0-199 0-6 0-13-7-13-8 0-8 7-8 13 0 66 0 132 0 199z">
              <text:p/>
            </draw:path>
            <draw:path draw:style-name="gr4" draw:text-style-name="P4" draw:layer="layout" svg:width="0.185cm" svg:height="0.154cm" svg:x="6.31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4" draw:text-style-name="P4" draw:layer="layout" svg:width="0.114cm" svg:height="0.167cm" svg:x="6.51cm" svg:y="8.0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4" draw:text-style-name="P4" draw:layer="layout" svg:width="0.233cm" svg:height="0.233cm" svg:x="6.694cm" svg:y="7.9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4" draw:text-style-name="P4" draw:layer="layout" svg:width="0.185cm" svg:height="0.154cm" svg:x="6.98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4" draw:text-style-name="P4" draw:layer="layout" svg:width="0.089cm" svg:height="0.162cm" svg:x="7.195cm" svg:y="8.0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4" draw:text-style-name="P4" draw:layer="layout" svg:width="0.232cm" svg:height="0.081cm" svg:x="7.38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158cm" svg:height="0.245cm" svg:x="7.697cm" svg:y="7.9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4" draw:text-style-name="P4" draw:layer="layout" svg:width="0.04cm" svg:height="0.104cm" svg:x="7.902cm" svg:y="8.1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4" draw:text-style-name="P4" draw:layer="layout" svg:width="0.185cm" svg:height="0.154cm" svg:x="8.04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4" draw:text-style-name="P4" draw:layer="layout" svg:width="0.108cm" svg:height="0.162cm" svg:x="8.244cm" svg:y="8.0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4" draw:text-style-name="P4" draw:layer="layout" svg:width="0.232cm" svg:height="0.081cm" svg:x="8.44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185cm" svg:height="0.154cm" svg:x="8.751cm" svg:y="8.0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4" draw:text-style-name="P4" draw:layer="layout" svg:width="0.112cm" svg:height="0.167cm" svg:x="8.952cm" svg:y="8.0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4" draw:text-style-name="P4" draw:layer="layout" svg:width="0.232cm" svg:height="0.081cm" svg:x="9.15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147cm" svg:height="0.239cm" svg:x="9.461cm" svg:y="7.9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4" draw:text-style-name="P4" draw:layer="layout" svg:width="0.124cm" svg:height="0.419cm" svg:x="9.663cm" svg:y="7.8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4" draw:text-style-name="P4" draw:layer="layout" svg:width="0.213cm" svg:height="0.238cm" svg:x="1.63cm" svg:y="8.4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4" draw:text-style-name="P4" draw:layer="layout" svg:width="0.089cm" svg:height="0.162cm" svg:x="1.891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4" draw:text-style-name="P4" draw:layer="layout" svg:width="0.213cm" svg:height="0.27cm" svg:x="2.149cm" svg:y="8.4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4" draw:text-style-name="P4" draw:layer="layout" svg:width="0.124cm" svg:height="0.419cm" svg:x="2.53cm" svg:y="8.3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4" draw:text-style-name="P4" draw:layer="layout" svg:width="0.081cm" svg:height="0.349cm" svg:x="2.73cm" svg:y="8.4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4" draw:text-style-name="P4" draw:layer="layout" svg:width="0.184cm" svg:height="0.154cm" svg:x="2.846cm" svg:y="8.5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4" draw:text-style-name="P4" draw:layer="layout" svg:width="0.113cm" svg:height="0.167cm" svg:x="3.046cm" svg:y="8.5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4" draw:text-style-name="P4" draw:layer="layout" svg:width="0.04cm" svg:height="0.104cm" svg:x="3.221cm" svg:y="8.6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4" draw:text-style-name="P4" draw:layer="layout" svg:width="0.185cm" svg:height="0.154cm" svg:x="3.36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4" draw:text-style-name="P4" draw:layer="layout" svg:width="0.089cm" svg:height="0.162cm" svg:x="3.574cm" svg:y="8.5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4" draw:text-style-name="P4" draw:layer="layout" svg:width="0.041cm" svg:height="0.104cm" svg:x="3.735cm" svg:y="8.6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4" draw:text-style-name="P4" draw:layer="layout" svg:width="0.185cm" svg:height="0.154cm" svg:x="3.875cm" svg:y="8.5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4" draw:text-style-name="P4" draw:layer="layout" svg:width="0.107cm" svg:height="0.162cm" svg:x="4.078cm" svg:y="8.5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4" draw:text-style-name="P4" draw:layer="layout" svg:width="0.04cm" svg:height="0.104cm" svg:x="4.25cm" svg:y="8.6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4" draw:text-style-name="P4" draw:layer="layout" svg:width="0.185cm" svg:height="0.154cm" svg:x="4.389cm" svg:y="8.5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4" draw:text-style-name="P4" draw:layer="layout" svg:width="0.112cm" svg:height="0.167cm" svg:x="4.59cm" svg:y="8.5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4" draw:text-style-name="P4" draw:layer="layout" svg:width="0.081cm" svg:height="0.349cm" svg:x="4.754cm" svg:y="8.4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4" draw:text-style-name="P4" draw:layer="layout" svg:width="0.175cm" svg:height="0.203cm" svg:x="4.998cm" svg:y="8.4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4" draw:text-style-name="P4" draw:layer="layout" svg:width="0.213cm" svg:height="0.239cm" svg:x="5.31cm" svg:y="8.4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4" draw:text-style-name="P4" draw:layer="layout" svg:width="0.12cm" svg:height="0.165cm" svg:x="5.544cm" svg:y="8.3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4" draw:text-style-name="P4" draw:layer="layout" svg:width="0.12cm" svg:height="0.172cm" svg:x="5.553cm" svg:y="8.5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4" draw:text-style-name="P4" draw:layer="layout" svg:width="0.18cm" svg:height="0.18cm" svg:x="5.707cm" svg:y="8.6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4" draw:text-style-name="P4" draw:layer="layout" svg:width="0.088cm" svg:height="0.162cm" svg:x="5.932cm" svg:y="8.6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4" draw:text-style-name="P4" draw:layer="layout" svg:width="0.014cm" svg:height="0.224cm" svg:x="6.172cm" svg:y="8.377cm" svg:viewBox="0 0 15 225" svg:d="M0 212c0 6 0 13 7 13 8 0 8-7 8-13 0-67 0-133 0-199 0-6 0-13-7-13-8 0-8 7-8 13 0 66 0 132 0 199z">
              <text:p/>
            </draw:path>
            <draw:path draw:style-name="gr4" draw:text-style-name="P4" draw:layer="layout" svg:width="0.014cm" svg:height="0.224cm" svg:x="6.172cm" svg:y="8.588cm" svg:viewBox="0 0 15 225" svg:d="M0 212c0 5 0 13 7 13 8 0 8-7 8-13 0-67 0-133 0-199 0-6 0-13-7-13-8 0-8 7-8 13 0 66 0 132 0 199z">
              <text:p/>
            </draw:path>
            <draw:path draw:style-name="gr4" draw:text-style-name="P4" draw:layer="layout" svg:width="0.185cm" svg:height="0.154cm" svg:x="6.31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4" draw:text-style-name="P4" draw:layer="layout" svg:width="0.114cm" svg:height="0.167cm" svg:x="6.51cm" svg:y="8.5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4" draw:text-style-name="P4" draw:layer="layout" svg:width="0.233cm" svg:height="0.081cm" svg:x="6.714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85cm" svg:height="0.154cm" svg:x="7.02cm" svg:y="8.5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4" draw:text-style-name="P4" draw:layer="layout" svg:width="0.089cm" svg:height="0.162cm" svg:x="7.234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4" draw:text-style-name="P4" draw:layer="layout" svg:width="0.232cm" svg:height="0.081cm" svg:x="7.424cm" svg:y="8.5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4" draw:text-style-name="P4" draw:layer="layout" svg:width="0.147cm" svg:height="0.239cm" svg:x="7.73cm" svg:y="8.4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4" draw:text-style-name="P4" draw:layer="layout" svg:width="0.04cm" svg:height="0.104cm" svg:x="7.922cm" svg:y="8.6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4" draw:text-style-name="P4" draw:layer="layout" svg:width="0.185cm" svg:height="0.154cm" svg:x="8.062cm" svg:y="8.5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4" draw:text-style-name="P4" draw:layer="layout" svg:width="0.107cm" svg:height="0.162cm" svg:x="8.265cm" svg:y="8.5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4" draw:text-style-name="P4" draw:layer="layout" svg:width="0.233cm" svg:height="0.233cm" svg:x="8.446cm" svg:y="8.4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4" draw:text-style-name="P4" draw:layer="layout" svg:width="0.185cm" svg:height="0.154cm" svg:x="8.732cm" svg:y="8.5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4" draw:text-style-name="P4" draw:layer="layout" svg:width="0.112cm" svg:height="0.167cm" svg:x="8.933cm" svg:y="8.5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4" draw:text-style-name="P4" draw:layer="layout" svg:width="0.233cm" svg:height="0.081cm" svg:x="9.136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58cm" svg:height="0.245cm" svg:x="9.448cm" svg:y="8.4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4" draw:text-style-name="P4" draw:layer="layout" svg:width="0.124cm" svg:height="0.419cm" svg:x="9.663cm" svg:y="8.3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| \Phi_0 | \!=\! 
| \Phi_1 | \!=\!
2^{k_{\rm b}}
\!\leq\!
k \!+\! 1§svg§600§TRUE§</svg:desc>
          <draw:g>
            <draw:path draw:style-name="gr4" draw:text-style-name="P4" draw:layer="layout" svg:width="0.013cm" svg:height="0.349cm" svg:x="2.109cm" svg:y="8.97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13cm" svg:height="0.237cm" svg:x="2.184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4" draw:text-style-name="P4" draw:layer="layout" svg:width="0.113cm" svg:height="0.167cm" svg:x="2.431cm" svg:y="9.1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4" draw:text-style-name="P4" draw:layer="layout" svg:width="0.013cm" svg:height="0.349cm" svg:x="2.618cm" svg:y="8.97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32cm" svg:height="0.081cm" svg:x="2.733cm" svg:y="9.1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4" draw:text-style-name="P4" draw:layer="layout" svg:width="0.013cm" svg:height="0.349cm" svg:x="3.067cm" svg:y="8.97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13cm" svg:height="0.237cm" svg:x="3.142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4" draw:text-style-name="P4" draw:layer="layout" svg:width="0.089cm" svg:height="0.162cm" svg:x="3.403cm" svg:y="9.1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4" draw:text-style-name="P4" draw:layer="layout" svg:width="0.013cm" svg:height="0.349cm" svg:x="3.576cm" svg:y="8.97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33cm" svg:height="0.081cm" svg:x="3.69cm" svg:y="9.1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4" draw:text-style-name="P4" draw:layer="layout" svg:width="0.139cm" svg:height="0.231cm" svg:x="4cm" svg:y="9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4" draw:text-style-name="P4" draw:layer="layout" svg:width="0.12cm" svg:height="0.172cm" svg:x="4.176cm" svg:y="8.9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4" draw:text-style-name="P4" draw:layer="layout" svg:width="0.104cm" svg:height="0.123cm" svg:x="4.321cm" svg:y="9.0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4" draw:text-style-name="P4" draw:layer="layout" svg:width="0.214cm" svg:height="0.269cm" svg:x="4.542cm" svg:y="9.0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4" draw:text-style-name="P4" draw:layer="layout" svg:width="0.158cm" svg:height="0.245cm" svg:x="4.845cm" svg:y="8.9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4" draw:text-style-name="P4" draw:layer="layout" svg:width="0.232cm" svg:height="0.231cm" svg:x="5.059cm" svg:y="9.0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4" draw:text-style-name="P4" draw:layer="layout" svg:width="0.115cm" svg:height="0.231cm" svg:x="5.363cm" svg:y="9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144" draw:text-style-name="P7" draw:layer="layout" svg:width="4.341cm" svg:height="0.395cm" svg:x="1.402cm" svg:y="7.005cm">
          <draw:text-box>
            <text:p><text:span text:style-name="T3">Binary constraint vector set:</text:span></text:p>
          </draw:text-box>
        </draw:frame>
        <draw:g>
          <svg:title>TexMaths</svg:title>
          <svg:desc>10§display§\mathcal{B} \!\subset\! \mathbb{B}^{\nu}
\quad
(|\mathcal{B}| \!\geq\! 2^{k_{\rm a}})§svg§600§TRUE§</svg:desc>
          <draw:g>
            <draw:path draw:style-name="gr4" draw:text-style-name="P4" draw:layer="layout" svg:width="0.222cm" svg:height="0.253cm" svg:x="5.956cm" svg:y="7.103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4" draw:text-style-name="P4" draw:layer="layout" svg:width="0.214cm" svg:height="0.201cm" svg:x="6.255cm" svg:y="7.161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4" draw:text-style-name="P4" draw:layer="layout" svg:width="0.214cm" svg:height="0.238cm" svg:x="6.541cm" svg:y="7.11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4" draw:text-style-name="P4" draw:layer="layout" svg:width="0.126cm" svg:height="0.107cm" svg:x="6.79cm" svg:y="7.097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4" draw:text-style-name="P4" draw:layer="layout" svg:width="0.081cm" svg:height="0.349cm" svg:x="7.333cm" svg:y="7.087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4" draw:text-style-name="P4" draw:layer="layout" svg:width="0.013cm" svg:height="0.349cm" svg:x="7.476cm" svg:y="7.087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22cm" svg:height="0.253cm" svg:x="7.542cm" svg:y="7.103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4" draw:text-style-name="P4" draw:layer="layout" svg:width="0.013cm" svg:height="0.349cm" svg:x="7.815cm" svg:y="7.087cm" svg:viewBox="0 0 14 350" svg:d="M14 13c0-7 0-13-7-13s-7 6-7 13c0 108 0 216 0 324 0 7 0 13 7 13s7-6 7-13c0-108 0-216 0-324z">
              <text:p/>
            </draw:path>
            <draw:path draw:style-name="gr4" draw:text-style-name="P4" draw:layer="layout" svg:width="0.213cm" svg:height="0.269cm" svg:x="7.939cm" svg:y="7.127cm" svg:viewBox="0 0 214 270" svg:d="M207 110c5-2 7-5 7-8 0-4-1-6-7-8-64-30-129-61-193-91-5-3-5-2-7-3-4 0-7 3-7 7s3 6 6 8c62 29 123 58 185 87-61 28-123 57-184 86-7 3-7 6-7 8 0 4 3 6 7 6 1 0 2 0 6-1 65-31 129-61 194-91zM202 270c6 0 12 0 12-7s-7-7-12-7c-63 0-127 0-190 0-5 0-12 0-12 7s6 7 12 7c63 0 127 0 190 0z">
              <text:p/>
            </draw:path>
            <draw:path draw:style-name="gr4" draw:text-style-name="P4" draw:layer="layout" svg:width="0.14cm" svg:height="0.231cm" svg:x="8.239cm" svg:y="7.117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4" draw:text-style-name="P4" draw:layer="layout" svg:width="0.12cm" svg:height="0.172cm" svg:x="8.416cm" svg:y="7.035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4" draw:text-style-name="P4" draw:layer="layout" svg:width="0.098cm" svg:height="0.079cm" svg:x="8.561cm" svg:y="7.162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4" draw:text-style-name="P4" draw:layer="layout" svg:width="0.08cm" svg:height="0.349cm" svg:x="8.722cm" svg:y="7.087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145" draw:text-style-name="P7" draw:layer="layout" svg:width="2.521cm" svg:height="0.395cm" svg:x="1.403cm" svg:y="9.406cm">
          <draw:text-box>
            <text:p><text:span text:style-name="T3">Inner codebook:</text:span></text:p>
          </draw:text-box>
        </draw:frame>
        <draw:g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4" draw:text-style-name="P4" draw:layer="layout" svg:width="0.182cm" svg:height="0.254cm" svg:x="1.692cm" svg:y="9.9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4" draw:text-style-name="P4" draw:layer="layout" svg:width="0.214cm" svg:height="0.27cm" svg:x="2.02cm" svg:y="9.9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4" draw:text-style-name="P4" draw:layer="layout" svg:width="0.124cm" svg:height="0.419cm" svg:x="2.402cm" svg:y="9.8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4" draw:text-style-name="P4" draw:layer="layout" svg:width="0.08cm" svg:height="0.35cm" svg:x="2.602cm" svg:y="9.9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4" draw:text-style-name="P4" draw:layer="layout" svg:width="0.136cm" svg:height="0.158cm" svg:x="2.718cm" svg:y="10.0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4" draw:text-style-name="P4" draw:layer="layout" svg:width="0.113cm" svg:height="0.167cm" svg:x="2.868cm" svg:y="10.0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4" draw:text-style-name="P4" draw:layer="layout" svg:width="0.04cm" svg:height="0.104cm" svg:x="3.043cm" svg:y="10.137cm" svg:viewBox="0 0 41 105" svg:d="M41 36c0-23-8-36-22-36-12 0-19 8-19 18s7 19 19 19c4 0 9-2 12-5 1-1 1-1 2-1 0 2 1 0 1 5 0 26-13 47-24 59-4 4-4 5-4 6 0 2 2 4 4 4 3 0 31-28 31-69z">
              <text:p/>
            </draw:path>
            <draw:path draw:style-name="gr4" draw:text-style-name="P4" draw:layer="layout" svg:width="0.036cm" svg:height="0.036cm" svg:x="3.2cm" svg:y="10.137cm" svg:viewBox="0 0 37 37" svg:d="M37 18c0-10-9-18-19-18s-18 8-18 18 8 19 18 19 19-9 19-19z">
              <text:p/>
            </draw:path>
            <draw:path draw:style-name="gr4" draw:text-style-name="P4" draw:layer="layout" svg:width="0.036cm" svg:height="0.036cm" svg:x="3.356cm" svg:y="10.137cm" svg:viewBox="0 0 37 37" svg:d="M37 18c0-10-9-18-19-18-11 0-18 8-18 18s7 19 18 19c10 0 19-9 19-19z">
              <text:p/>
            </draw:path>
            <draw:path draw:style-name="gr4" draw:text-style-name="P4" draw:layer="layout" svg:width="0.036cm" svg:height="0.036cm" svg:x="3.512cm" svg:y="10.137cm" svg:viewBox="0 0 37 37" svg:d="M37 18c0-10-8-18-18-18-11 0-19 8-19 18s8 19 19 19c10 0 18-9 18-19z">
              <text:p/>
            </draw:path>
            <draw:path draw:style-name="gr4" draw:text-style-name="P4" draw:layer="layout" svg:width="0.04cm" svg:height="0.104cm" svg:x="3.668cm" svg:y="10.137cm" svg:viewBox="0 0 41 105" svg:d="M41 36c0-23-9-36-22-36-12 0-19 8-19 18s7 19 19 19c4 0 8-2 12-5 1-1 1-1 2-1 0 2 0 0 0 5 0 26-12 47-23 59-4 4-4 5-4 6 0 2 1 4 3 4 4 0 32-28 32-69z">
              <text:p/>
            </draw:path>
            <draw:path draw:style-name="gr4" draw:text-style-name="P4" draw:layer="layout" svg:width="0.136cm" svg:height="0.158cm" svg:x="3.808cm" svg:y="10.0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4" draw:text-style-name="P4" draw:layer="layout" svg:width="0.125cm" svg:height="0.107cm" svg:x="3.964cm" svg:y="10.1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4" draw:text-style-name="P4" draw:layer="layout" svg:width="0.165cm" svg:height="0.011cm" svg:x="4.13cm" svg:y="10.159cm" svg:viewBox="0 0 166 12" svg:d="M156 12c4 0 10 0 10-6s-5-6-10-6c-49 0-97 0-146 0-4 0-10 0-10 6s6 6 10 6c49 0 97 0 146 0z">
              <text:p/>
            </draw:path>
            <draw:path draw:style-name="gr4" draw:text-style-name="P4" draw:layer="layout" svg:width="0.088cm" svg:height="0.162cm" svg:x="4.35cm" svg:y="10.0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4" draw:text-style-name="P4" draw:layer="layout" svg:width="0.08cm" svg:height="0.35cm" svg:x="4.501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4" draw:text-style-name="P4" draw:layer="layout" svg:width="0.014cm" svg:height="0.223cm" svg:x="4.727cm" svg:y="9.869cm" svg:viewBox="0 0 15 224" svg:d="M0 212c0 6 0 12 7 12 8 0 8-6 8-12 0-67 0-133 0-199 0-6 0-13-7-13-8 0-8 7-8 13 0 66 0 132 0 199z">
              <text:p/>
            </draw:path>
            <draw:path draw:style-name="gr4" draw:text-style-name="P4" draw:layer="layout" svg:width="0.014cm" svg:height="0.223cm" svg:x="4.727cm" svg:y="10.08cm" svg:viewBox="0 0 15 224" svg:d="M0 212c0 6 0 12 7 12 8 0 8-6 8-12 0-67 0-133 0-199 0-6 0-13-7-13-8 0-8 7-8 13 0 66 0 132 0 199z">
              <text:p/>
            </draw:path>
            <draw:path draw:style-name="gr4" draw:text-style-name="P4" draw:layer="layout" svg:width="0.136cm" svg:height="0.158cm" svg:x="4.866cm" svg:y="10.0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4" draw:text-style-name="P4" draw:layer="layout" svg:width="0.107cm" svg:height="0.213cm" svg:x="5.004cm" svg:y="10.0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4" draw:text-style-name="P4" draw:layer="layout" svg:width="0.175cm" svg:height="0.203cm" svg:x="5.22cm" svg:y="9.9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4" draw:text-style-name="P4" draw:layer="layout" svg:width="0.213cm" svg:height="0.238cm" svg:x="5.483cm" svg:y="9.9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4" draw:text-style-name="P4" draw:layer="layout" svg:width="0.099cm" svg:height="0.172cm" svg:x="5.733cm" svg:y="10.0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4" draw:text-style-name="P4" draw:layer="layout" svg:width="0.082cm" svg:height="0.153cm" svg:x="5.847cm" svg:y="10.1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4" draw:text-style-name="P4" draw:layer="layout" svg:width="0.041cm" svg:height="0.104cm" svg:x="6.019cm" svg:y="10.137cm" svg:viewBox="0 0 42 105" svg:d="M42 36c0-23-9-36-23-36-12 0-19 8-19 18s7 19 19 19c4 0 9-2 12-5 1-1 1-1 2-1 0 2 1 0 1 5 0 26-12 47-24 59-4 4-4 5-4 6 0 2 2 4 4 4 3 0 32-28 32-69z">
              <text:p/>
            </draw:path>
            <draw:path draw:style-name="gr4" draw:text-style-name="P4" draw:layer="layout" svg:width="0.081cm" svg:height="0.35cm" svg:x="6.18cm" svg:y="9.9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4" draw:text-style-name="P4" draw:layer="layout" svg:width="0.128cm" svg:height="0.246cm" svg:x="6.299cm" svg:y="9.9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4" draw:text-style-name="P4" draw:layer="layout" svg:width="0.113cm" svg:height="0.167cm" svg:x="6.446cm" svg:y="10.0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4" draw:text-style-name="P4" draw:layer="layout" svg:width="0.04cm" svg:height="0.104cm" svg:x="6.621cm" svg:y="10.137cm" svg:viewBox="0 0 41 105" svg:d="M41 36c0-23-9-36-23-36-11 0-18 8-18 18s7 19 18 19c5 0 9-2 13-5 1-1 1-1 1-1 1 0 1 0 1 5 0 26-12 47-24 59-4 4-4 5-4 6 0 2 2 4 4 4 4 0 32-28 32-69z">
              <text:p/>
            </draw:path>
            <draw:path draw:style-name="gr4" draw:text-style-name="P4" draw:layer="layout" svg:width="0.036cm" svg:height="0.036cm" svg:x="6.777cm" svg:y="10.137cm" svg:viewBox="0 0 37 37" svg:d="M37 18c0-10-8-18-18-18-11 0-19 8-19 18s8 19 19 19c10 0 18-9 18-19z">
              <text:p/>
            </draw:path>
            <draw:path draw:style-name="gr4" draw:text-style-name="P4" draw:layer="layout" svg:width="0.036cm" svg:height="0.036cm" svg:x="6.933cm" svg:y="10.137cm" svg:viewBox="0 0 37 37" svg:d="M37 18c0-10-8-18-18-18s-19 8-19 18 9 19 19 19 18-9 18-19z">
              <text:p/>
            </draw:path>
            <draw:path draw:style-name="gr4" draw:text-style-name="P4" draw:layer="layout" svg:width="0.036cm" svg:height="0.036cm" svg:x="7.089cm" svg:y="10.137cm" svg:viewBox="0 0 37 37" svg:d="M37 18c0-10-8-18-18-18s-19 8-19 18 9 19 19 19 18-9 18-19z">
              <text:p/>
            </draw:path>
            <draw:path draw:style-name="gr4" draw:text-style-name="P4" draw:layer="layout" svg:width="0.041cm" svg:height="0.104cm" svg:x="7.245cm" svg:y="10.137cm" svg:viewBox="0 0 42 105" svg:d="M42 36c0-23-9-36-23-36-12 0-19 8-19 18s7 19 19 19c4 0 9-2 12-5 1-1 1-1 2-1 0 2 1 0 1 5 0 26-13 47-24 59-4 4-4 5-4 6 0 2 2 4 4 4 3 0 32-28 32-69z">
              <text:p/>
            </draw:path>
            <draw:path draw:style-name="gr4" draw:text-style-name="P4" draw:layer="layout" svg:width="0.128cm" svg:height="0.246cm" svg:x="7.388cm" svg:y="9.9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4" draw:text-style-name="P4" draw:layer="layout" svg:width="0.126cm" svg:height="0.107cm" svg:x="7.54cm" svg:y="10.1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4" draw:text-style-name="P4" draw:layer="layout" svg:width="0.165cm" svg:height="0.011cm" svg:x="7.706cm" svg:y="10.159cm" svg:viewBox="0 0 166 12" svg:d="M156 12c4 0 10 0 10-6s-5-6-10-6c-49 0-97 0-146 0-4 0-10 0-10 6s6 6 10 6c49 0 97 0 146 0z">
              <text:p/>
            </draw:path>
            <draw:path draw:style-name="gr4" draw:text-style-name="P4" draw:layer="layout" svg:width="0.088cm" svg:height="0.162cm" svg:x="7.926cm" svg:y="10.0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4" draw:text-style-name="P4" draw:layer="layout" svg:width="0.08cm" svg:height="0.35cm" svg:x="8.077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4" draw:text-style-name="P4" draw:layer="layout" svg:width="0.174cm" svg:height="0.203cm" svg:x="8.262cm" svg:y="9.9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4" draw:text-style-name="P4" draw:layer="layout" svg:width="0.222cm" svg:height="0.253cm" svg:x="8.516cm" svg:y="9.9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4" draw:text-style-name="P4" draw:layer="layout" svg:width="0.124cm" svg:height="0.419cm" svg:x="8.787cm" svg:y="9.8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8" draw:text-style-name="P6" draw:layer="layout" svg:width="0.345cm" svg:height="0.319cm" svg:x="9.902cm" svg:y="7.902cm">
          <draw:text-box>
            <text:p><text:span text:style-name="T2">AT</text:span></text:p>
          </draw:text-box>
        </draw:frame>
        <draw:frame draw:style-name="gr9" draw:text-style-name="P6" draw:layer="layout" svg:width="0.425cm" svg:height="0.319cm" svg:x="9.903cm" svg:y="8.403cm">
          <draw:text-box>
            <text:p><text:span text:style-name="T2">GC</text:span></text:p>
          </draw:text-box>
        </draw:frame>
        <draw:frame draw:style-name="gr10" draw:text-style-name="P7" draw:layer="layout" svg:width="1.987cm" svg:height="0.395cm" svg:x="1.403cm" svg:y="6.606cm">
          <draw:text-box>
            <text:p><text:span text:style-name="T3">Code length:</text:span></text:p>
          </draw:text-box>
        </draw:frame>
        <draw:g>
          <svg:title>TexMaths</svg:title>
          <svg:desc>10§display§\nu§svg§600§TRUE§</svg:desc>
          <draw:g>
            <draw:path draw:style-name="gr4" draw:text-style-name="P4" draw:layer="layout" svg:width="0.163cm" svg:height="0.152cm" svg:x="3.619cm" svg:y="6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46" draw:text-style-name="P7" draw:layer="layout" svg:width="1.001cm" svg:height="0.395cm" svg:x="4.004cm" svg:y="6.607cm">
          <draw:text-box>
            <text:p><text:span text:style-name="T3">(even)</text:span></text:p>
          </draw:text-box>
        </draw:frame>
        <draw:frame draw:style-name="gr101" draw:text-style-name="P7" draw:layer="layout" svg:width="1.564cm" svg:height="0.395cm" svg:x="11.002cm" svg:y="6.605cm">
          <draw:text-box>
            <text:p><text:span text:style-name="T3">(example)</text:span></text:p>
          </draw:text-box>
        </draw:frame>
        <draw:g>
          <svg:title>TexMaths</svg:title>
          <svg:desc>10§display§\nu \!=\! 6,
| \mathcal{B} | \!=\! 16,  
k \!=\! 7, 
k_{\rm a} \!=\! 4, 
k_{\rm b} \!=\! 3,§svg§600§TRUE§</svg:desc>
          <draw:g>
            <draw:path draw:style-name="gr4" draw:text-style-name="P4" draw:layer="layout" svg:width="0.164cm" svg:height="0.154cm" svg:x="12.723cm" svg:y="6.799cm" svg:viewBox="0 0 165 155" svg:d="M60 4c0-1 0-4-4-4-9 0-34 3-43 3-3 1-7 1-7 7 0 5 3 5 8 5 17 0 18 2 18 5s-4 19-7 29c-7 28-14 57-21 86-2 5-3 10-4 15 0 4 4 5 6 5s3 0 5 0c24-5 62-18 99-52 46-43 55-91 55-94 0-6-4-9-10-9-3 0-11 1-13 11-23 80-76 119-116 132 11-47 23-93 34-139z">
              <text:p/>
            </draw:path>
            <draw:path draw:style-name="gr4" draw:text-style-name="P4" draw:layer="layout" svg:width="0.233cm" svg:height="0.081cm" svg:x="12.959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45cm" svg:height="0.239cm" svg:x="13.266cm" svg:y="6.72cm" svg:viewBox="0 0 146 240" svg:d="M32 119c0-3 0-6 0-9 0-88 44-101 62-101 8 0 23 2 30 14-5 0-19 0-19 16 0 11 9 16 16 16 6 0 16-3 16-17 0-21-15-38-44-38-45 0-93 46-93 123 0 92 41 117 74 117 39 0 72-33 72-78 0-44-31-78-70-78-24 0-37 18-44 35zM74 230c-22 0-33-21-35-26-6-16-6-43-6-50 0-27 11-62 43-62 5 0 21 0 32 22 7 13 7 31 7 48 0 16 0 33-6 46-11 21-27 22-35 22z">
              <text:p/>
            </draw:path>
            <draw:path draw:style-name="gr4" draw:text-style-name="P4" draw:layer="layout" svg:width="0.04cm" svg:height="0.104cm" svg:x="13.458cm" svg:y="6.915cm" svg:viewBox="0 0 41 105" svg:d="M41 37c0-23-9-37-23-37-11 0-18 9-18 19 0 9 7 19 18 19 4 0 9-2 12-5 2-1 1-1 2-1s1 0 1 5c0 26-12 47-24 59-4 3-4 4-4 5 0 3 2 4 4 4 4 0 32-27 32-68z">
              <text:p/>
            </draw:path>
            <draw:path draw:style-name="gr4" draw:text-style-name="P4" draw:layer="layout" svg:width="0.013cm" svg:height="0.348cm" svg:x="13.625cm" svg:y="6.691cm" svg:viewBox="0 0 14 349" svg:d="M14 13c0-7 0-13-7-13s-7 6-7 13c0 108 0 215 0 323 0 7 0 13 7 13s7-6 7-13c0-108 0-215 0-323z">
              <text:p/>
            </draw:path>
            <draw:path draw:style-name="gr4" draw:text-style-name="P4" draw:layer="layout" svg:width="0.222cm" svg:height="0.253cm" svg:x="13.692cm" svg:y="6.706cm" svg:viewBox="0 0 223 254" svg:d="M87 10c1-4 1-5 1-6 0-2-1-3-4-3-4 0-14 4-21 8-16 8-30 15-30 21 0 3 3 3 4 3 4 0 14-5 20-8-4 34-12 79-19 109-13 58-19 80-37 114-1 3-1 3-1 4 0 2 2 2 3 2 6 0 21-6 26-16 5-8 18-34 29-73 7-30 21-76 46-112 16-23 31-33 53-33 19 0 36 12 36 30 0 31-33 42-70 55-4 1-28 9-28 18 0 2 2 3 3 3s10-2 17-2c35 0 64 21 64 54 0 43-37 57-69 57-27 0-40-15-45-20-1-1-1-2-4-2-8 0-26 11-26 17 0 1 14 24 52 24 49 0 122-35 122-90 0-30-20-52-55-58 28-12 69-37 69-70 0-21-17-36-43-36-12 0-57 4-100 56 2-15 5-31 7-46z">
              <text:p/>
            </draw:path>
            <draw:path draw:style-name="gr4" draw:text-style-name="P4" draw:layer="layout" svg:width="0.013cm" svg:height="0.348cm" svg:x="13.964cm" svg:y="6.691cm" svg:viewBox="0 0 14 349" svg:d="M14 13c0-7 0-13-7-13s-7 6-7 13c0 108 0 215 0 323 0 7 0 13 7 13s7-6 7-13c0-108 0-215 0-323z">
              <text:p/>
            </draw:path>
            <draw:path draw:style-name="gr4" draw:text-style-name="P4" draw:layer="layout" svg:width="0.233cm" svg:height="0.081cm" svg:x="14.079cm" svg:y="6.82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4" draw:text-style-name="P4" draw:layer="layout" svg:width="0.115cm" svg:height="0.232cm" svg:x="14.403cm" svg:y="6.72cm" svg:viewBox="0 0 116 233" svg:d="M72 9c0-8 0-9-8-9-22 23-53 23-64 23 0 4 0 7 0 11 7 0 28 0 46-9 0 60 0 120 0 180 0 12-1 17-33 17-4 0-7 0-11 0 0 4 0 8 0 11 12-2 43-2 57-2s44 0 57 2c0-3 0-7 0-11-4 0-7 0-11 0-32 0-33-4-33-17 0-65 0-131 0-196z">
              <text:p/>
            </draw:path>
            <draw:path draw:style-name="gr4" draw:text-style-name="P4" draw:layer="layout" svg:width="0.145cm" svg:height="0.239cm" svg:x="14.562cm" svg:y="6.72cm" svg:viewBox="0 0 146 240" svg:d="M32 119c0-3 0-6 0-9 0-88 43-101 61-101 9 0 23 2 31 14-5 0-19 0-19 16 0 11 8 16 16 16 5 0 16-3 16-17 0-21-15-38-45-38-45 0-92 46-92 123 0 92 41 117 73 117 39 0 73-33 73-78 0-44-31-78-70-78-24 0-37 18-44 35zM73 230c-22 0-32-21-34-26-7-16-7-43-7-50 0-27 12-62 43-62 6 0 22 0 33 22 6 13 6 31 6 48 0 16 0 33-6 46-10 21-27 22-35 22z">
              <text:p/>
            </draw:path>
            <draw:path draw:style-name="gr4" draw:text-style-name="P4" draw:layer="layout" svg:width="0.04cm" svg:height="0.104cm" svg:x="14.753cm" svg:y="6.915cm" svg:viewBox="0 0 41 105" svg:d="M41 37c0-23-9-37-22-37-12 0-19 9-19 19 0 9 7 19 19 19 4 0 9-2 12-5 1-1 1-1 2-1 0 2 0 0 0 5 0 26-11 47-23 59-4 3-4 4-4 5 0 3 1 4 3 4 4 0 32-27 32-68z">
              <text:p/>
            </draw:path>
            <draw:path draw:style-name="gr4" draw:text-style-name="P4" draw:layer="layout" svg:width="0.159cm" svg:height="0.244cm" svg:x="14.898cm" svg:y="6.711cm" svg:viewBox="0 0 160 245" svg:d="M82 3c-2-1 0-3-5-3-8 0-33 2-43 3-2 0-6 1-6 7 0 4 3 4 8 4 17 0 18 3 18 6 0 2-1 5-1 7-17 67-34 134-51 201-2 5-2 5-2 8 0 8 7 9 11 9s9-3 12-7c1-3 17-67 19-76 12 1 41 7 41 29 0 3 0 4-1 7-1 5-2 9-2 13 0 20 15 34 33 34 10 0 20-5 28-18 8-16 12-35 12-36 0-3-3-3-4-3-4 0-4 1-5 6-7 26-15 44-30 44-7 0-12-4-12-17 0-6 2-14 3-19 1-6 1-8 1-11 0-22-22-32-52-36 11-6 23-17 31-26 17-18 33-34 50-34 2 0 2 0 3 1 4 1 5 1 7 3 1 0 1 0 2 1-17 1-20 15-20 19 0 6 4 12 13 12s20-8 20-21c0-11-9-22-24-22-10 0-26 3-52 31-12 13-25 27-39 32 12-50 25-99 37-148z">
              <text:p/>
            </draw:path>
            <draw:path draw:style-name="gr4" draw:text-style-name="P4" draw:layer="layout" svg:width="0.232cm" svg:height="0.081cm" svg:x="15.132cm" svg:y="6.8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15cm" svg:height="0.242cm" svg:x="15.443cm" svg:y="6.717cm" svg:viewBox="0 0 151 243" svg:d="M148 23c3-4 3-5 3-12-29 0-57 0-86 0-42 0-43-4-45-11-3 0-5 0-8 0-4 24-8 48-12 72 3 0 6 0 9 0 1-6 4-28 9-32 2-2 29-2 34-2 24 0 49 0 73 0-4 6-32 44-40 55-31 48-43 95-43 131 0 3-1 19 16 19 16 0 17-16 17-19 0-6 0-12 0-18 0-19 1-37 3-56 2-8 7-38 22-60 16-23 32-45 48-67z">
              <text:p/>
            </draw:path>
            <draw:path draw:style-name="gr4" draw:text-style-name="P4" draw:layer="layout" svg:width="0.04cm" svg:height="0.104cm" svg:x="15.629cm" svg:y="6.9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4" draw:text-style-name="P4" draw:layer="layout" svg:width="0.158cm" svg:height="0.244cm" svg:x="15.775cm" svg:y="6.711cm" svg:viewBox="0 0 159 245" svg:d="M81 3c-2-1 0-3-5-3-8 0-33 2-42 3-3 0-7 1-7 7 0 4 3 4 8 4 17 0 18 3 18 6 0 2-1 5-1 7-17 67-34 134-51 201-1 5-1 5-1 8 0 8 7 9 10 9 4 0 10-3 12-7 1-3 17-67 19-76 12 1 41 7 41 29 0 3 0 4-1 7-1 5-1 9-1 13 0 20 14 34 32 34 11 0 20-5 28-18 9-16 12-35 12-36 0-3-3-3-4-3-3 0-4 1-5 6-7 26-15 44-30 44-7 0-12-4-12-17 0-6 2-14 3-19 2-6 2-8 2-11 0-22-22-32-52-36 11-6 22-17 30-26 17-18 33-34 50-34 2 0 3 0 3 1 4 1 5 1 8 3l1 1c-17 1-20 15-20 19 0 6 4 12 13 12 10 0 20-8 20-21 0-11-8-22-24-22-10 0-26 3-51 31-12 13-26 27-39 32 12-50 24-99 36-148z">
              <text:p/>
            </draw:path>
            <draw:path draw:style-name="gr4" draw:text-style-name="P4" draw:layer="layout" svg:width="0.121cm" svg:height="0.11cm" svg:x="15.952cm" svg:y="6.89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4" draw:text-style-name="P4" draw:layer="layout" svg:width="0.233cm" svg:height="0.081cm" svg:x="16.154cm" svg:y="6.82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4" draw:text-style-name="P4" draw:layer="layout" svg:width="0.155cm" svg:height="0.235cm" svg:x="16.457cm" svg:y="6.717cm" svg:viewBox="0 0 156 236" svg:d="M93 178c0 10 0 20 0 30 0 13 0 17-26 17-3 0-5 0-8 0 0 4 0 8 0 11 15-2 33-2 48-2s33 0 48 2c0-3 0-7 0-11-3 0-5 0-8 0-26 0-27-4-27-17 0-10 0-20 0-30 12 0 24 0 36 0 0-3 0-7 0-10-12 0-24 0-36 0 0-53 0-106 0-159 0-7 0-9-5-9-3 0-4 0-7 4-36 54-72 109-108 164 0 3 0 7 0 10 31 0 62 0 93 0zM96 168c-29 0-57 0-86 0 29-44 57-88 86-131 0 43 0 87 0 131z">
              <text:p/>
            </draw:path>
            <draw:path draw:style-name="gr4" draw:text-style-name="P4" draw:layer="layout" svg:width="0.04cm" svg:height="0.104cm" svg:x="16.653cm" svg:y="6.915cm" svg:viewBox="0 0 41 105" svg:d="M41 37c0-23-9-37-22-37-12 0-19 9-19 19 0 9 7 19 19 19 4 0 8-2 12-5 1-1 1-1 2-1 0 2 0 0 0 5 0 26-11 47-23 59-4 3-4 4-4 5 0 3 1 4 3 4 4 0 32-27 32-68z">
              <text:p/>
            </draw:path>
            <draw:path draw:style-name="gr4" draw:text-style-name="P4" draw:layer="layout" svg:width="0.158cm" svg:height="0.244cm" svg:x="16.798cm" svg:y="6.711cm" svg:viewBox="0 0 159 245" svg:d="M82 3c-2-1 0-3-5-3-8 0-33 2-43 3-2 0-6 1-6 7 0 4 3 4 8 4 17 0 18 3 18 6 0 2-1 5-1 7-17 67-34 134-51 201-2 5-2 5-2 8 0 8 7 9 10 9 5 0 10-3 12-7 2-3 18-67 20-76 12 1 41 7 41 29 0 3 0 4-1 7-1 5-2 9-2 13 0 20 14 34 33 34 10 0 20-5 27-18 9-16 13-35 13-36 0-3-3-3-4-3-4 0-4 1-5 6-7 26-15 44-31 44-6 0-11-4-11-17 0-6 2-14 3-19 1-6 1-8 1-11 0-22-22-32-52-36 11-6 23-17 31-26 16-18 33-34 50-34 2 0 2 0 3 1 4 1 5 1 7 3 1 0 1 0 2 1-17 1-20 15-20 19 0 6 4 12 13 12s19-8 19-21c0-11-8-22-23-22-10 0-26 3-52 31-12 13-25 27-39 32 12-50 25-99 37-148z">
              <text:p/>
            </draw:path>
            <draw:path draw:style-name="gr4" draw:text-style-name="P4" draw:layer="layout" svg:width="0.131cm" svg:height="0.171cm" svg:x="16.974cm" svg:y="6.83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4" draw:text-style-name="P4" draw:layer="layout" svg:width="0.233cm" svg:height="0.081cm" svg:x="17.193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45cm" svg:height="0.239cm" svg:x="17.501cm" svg:y="6.72cm" svg:viewBox="0 0 146 240" svg:d="M87 110c29-9 49-34 49-61 0-29-31-49-65-49-35 0-62 21-62 48 0 12 8 18 18 18 11 0 18-7 18-18 0-17-16-17-22-17 11-17 34-22 47-22 14 0 34 8 34 39 0 5-1 25-10 40-11 17-23 18-31 18-3 1-12 1-14 1-3 1-5 1-5 5s2 4 8 4c5 0 11 0 16 0 28 0 41 23 41 58 0 46-24 56-39 56s-42-6-54-26c12 2 23-6 23-19 0-12-9-19-20-19-8 0-19 5-19 19 0 32 32 55 71 55 43 0 75-32 75-66 0-29-23-56-59-64z">
              <text:p/>
            </draw:path>
            <draw:path draw:style-name="gr4" draw:text-style-name="P4" draw:layer="layout" svg:width="0.04cm" svg:height="0.104cm" svg:x="17.692cm" svg:y="6.915cm" svg:viewBox="0 0 41 105" svg:d="M41 37c0-23-9-37-22-37-12 0-19 9-19 19 0 9 7 19 19 19 4 0 8-2 12-5 1-1 1-1 2-1 0 2 0 0 0 5 0 26-12 47-24 59-3 3-3 4-3 5 0 3 1 4 3 4 4 0 32-27 32-68z">
              <text:p/>
            </draw:path>
          </draw:g>
        </draw:g>
        <draw:frame draw:style-name="gr147" draw:text-style-name="P14" draw:layer="layout" svg:width="1.357cm" svg:height="2.971cm" svg:x="11.601cm" svg:y="7.102cm">
          <draw:text-box>
            <text:p><text:span text:style-name="T5">0:001011</text:span></text:p>
            <text:p><text:span text:style-name="T5">1:001101</text:span></text:p>
            <text:p><text:span text:style-name="T5">2:001110</text:span></text:p>
            <text:p><text:span text:style-name="T5">3:010011</text:span></text:p>
            <text:p><text:span text:style-name="T9">-:010101</text:span></text:p>
            <text:p><text:span text:style-name="T5">4:010110</text:span></text:p>
            <text:p><text:span text:style-name="T5">5:011001</text:span></text:p>
            <text:p><text:span text:style-name="T5">6:011010</text:span></text:p>
            <text:p><text:span text:style-name="T7">7:011100</text:span></text:p>
          </draw:text-box>
        </draw:frame>
        <draw:g>
          <svg:title>TexMaths</svg:title>
          <svg:desc>10§display§\mathcal{B}\! :§svg§600§TRUE§</svg:desc>
          <draw:g>
            <draw:path draw:style-name="gr4" draw:text-style-name="P4" draw:layer="layout" svg:width="0.221cm" svg:height="0.253cm" svg:x="11.104cm" svg:y="7.116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4" draw:text-style-name="P4" draw:layer="layout" svg:width="0.036cm" svg:height="0.149cm" svg:x="11.403cm" svg:y="7.212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147" draw:text-style-name="P14" draw:layer="layout" svg:width="1.357cm" svg:height="2.971cm" svg:x="13.201cm" svg:y="7.103cm">
          <draw:text-box>
            <text:p><text:span text:style-name="T5">8:110100</text:span></text:p>
            <text:p><text:span text:style-name="T5">9:110010</text:span></text:p>
            <text:p><text:span text:style-name="T5">A:110001</text:span></text:p>
            <text:p><text:span text:style-name="T5">B:101100</text:span></text:p>
            <text:p><text:span text:style-name="T9">-:101010</text:span></text:p>
            <text:p><text:span text:style-name="T5">C:101001</text:span></text:p>
            <text:p><text:span text:style-name="T5">D:100110</text:span></text:p>
            <text:p><text:span text:style-name="T5">E:100101</text:span></text:p>
            <text:p><text:span text:style-name="T7">F:100011</text:span></text:p>
          </draw:text-box>
        </draw:frame>
        <draw:g>
          <svg:title>TexMaths</svg:title>
          <svg:desc>10§display§\Phi_0\! :§svg§600§TRUE§</svg:desc>
          <draw:g>
            <draw:path draw:style-name="gr4" draw:text-style-name="P4" draw:layer="layout" svg:width="0.213cm" svg:height="0.237cm" svg:x="14.907cm" svg:y="7.118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4" draw:text-style-name="P4" draw:layer="layout" svg:width="0.113cm" svg:height="0.166cm" svg:x="15.154cm" svg:y="7.247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4" draw:text-style-name="P4" draw:layer="layout" svg:width="0.036cm" svg:height="0.15cm" svg:x="15.367cm" svg:y="7.2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48" draw:text-style-name="P14" draw:layer="layout" svg:width="1.018cm" svg:height="2.641cm" svg:x="15.503cm" svg:y="7.105cm">
          <draw:text-box>
            <text:p><text:span text:style-name="T5">0:0700</text:span></text:p>
            <text:p><text:span text:style-name="T5">1:1600</text:span></text:p>
            <text:p><text:span text:style-name="T5">2:2500</text:span></text:p>
            <text:p><text:span text:style-name="T5">3:3400</text:span></text:p>
            <text:p><text:span text:style-name="T5">4:4300</text:span></text:p>
            <text:p><text:span text:style-name="T5">5:5200</text:span></text:p>
            <text:p><text:span text:style-name="T5">6:6100</text:span></text:p>
            <text:p><text:span text:style-name="T5">7:7000</text:span></text:p>
          </draw:text-box>
        </draw:frame>
        <draw:g>
          <svg:title>TexMaths</svg:title>
          <svg:desc>10§display§\Phi_1\! :§svg§600§TRUE§</svg:desc>
          <draw:g>
            <draw:path draw:style-name="gr4" draw:text-style-name="P4" draw:layer="layout" svg:width="0.213cm" svg:height="0.237cm" svg:x="16.709cm" svg:y="7.121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4" draw:text-style-name="P4" draw:layer="layout" svg:width="0.088cm" svg:height="0.161cm" svg:x="16.969cm" svg:y="7.25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4" draw:text-style-name="P4" draw:layer="layout" svg:width="0.036cm" svg:height="0.15cm" svg:x="17.169cm" svg:y="7.209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48" draw:text-style-name="P14" draw:layer="layout" svg:width="1.018cm" svg:height="2.641cm" svg:x="17.304cm" svg:y="7.106cm">
          <draw:text-box>
            <text:p><text:span text:style-name="T5">0:0007</text:span></text:p>
            <text:p><text:span text:style-name="T5">1:0016</text:span></text:p>
            <text:p><text:span text:style-name="T5">2:0025</text:span></text:p>
            <text:p><text:span text:style-name="T5">3:0034</text:span></text:p>
            <text:p><text:span text:style-name="T5">4:0043</text:span></text:p>
            <text:p><text:span text:style-name="T5">5:0052</text:span></text:p>
            <text:p><text:span text:style-name="T5">6:0061</text:span></text:p>
            <text:p><text:span text:style-name="T5">7:0070</text:span></text:p>
          </draw:text-box>
        </draw:frame>
        <draw:frame draw:style-name="gr149" draw:text-style-name="P7" draw:layer="layout" svg:width="1.289cm" svg:height="0.395cm" svg:x="1.404cm" svg:y="10.507cm">
          <draw:text-box>
            <text:p><text:span text:style-name="T3">Encode:</text:span></text:p>
          </draw:text-box>
        </draw:frame>
        <draw:frame draw:style-name="gr150" draw:text-style-name="P7" draw:layer="layout" svg:width="1.31cm" svg:height="0.395cm" svg:x="1.405cm" svg:y="16.408cm">
          <draw:text-box>
            <text:p><text:span text:style-name="T3">Decode:</text:span></text:p>
          </draw:text-box>
        </draw:frame>
        <draw:frame draw:style-name="gr151" draw:text-style-name="P7" draw:layer="layout" svg:width="1.424cm" svg:height="0.395cm" svg:x="16.502cm" svg:y="9.806cm">
          <draw:text-box>
            <text:p><text:span text:style-name="T3">Lee dist?</text:span></text:p>
          </draw:text-box>
        </draw:frame>
        <draw:custom-shape draw:style-name="gr152" draw:text-style-name="P34" draw:layer="layout" svg:width="1.6cm" svg:height="0.8cm" svg:x="2.2cm" svg:y="1.8cm">
          <text:p text:style-name="P25"><text:span text:style-name="T3">outer</text:span></text:p>
          <text:p text:style-name="P25"><text:span text:style-name="T3">encode</text:span></text:p>
          <draw:enhanced-geometry svg:viewBox="0 0 21600 21600" draw:type="rectangle" draw:enhanced-path="M 0 0 L 21600 0 21600 21600 0 21600 0 0 Z N"/>
        </draw:custom-shape>
        <draw:custom-shape draw:style-name="gr153" draw:text-style-name="P34" draw:layer="layout" svg:width="1.4cm" svg:height="0.4cm" svg:x="5.4cm" svg:y="1.8cm">
          <text:p text:style-name="P25"><text:span text:style-name="T3">inner-A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.8cm" svg:y1="2.2cm" svg:x2="2.2cm" svg:y2="2.2cm">
          <text:p/>
        </draw:line>
        <draw:g>
          <svg:title>TexMaths</svg:title>
          <svg:desc>10§display§\bm{c}^{\rm a}_i \!\in\! \mathbb{B}^{k_{\rm a}}§svg§600§TRUE§</svg:desc>
          <draw:g>
            <draw:path draw:style-name="gr4" draw:text-style-name="P4" draw:layer="layout" svg:width="0.162cm" svg:height="0.16cm" svg:x="3.838cm" svg:y="1.7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4" draw:text-style-name="P4" draw:layer="layout" svg:width="0.121cm" svg:height="0.111cm" svg:x="4.016cm" svg:y="1.6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4" draw:text-style-name="P4" draw:layer="layout" svg:width="0.073cm" svg:height="0.164cm" svg:x="4.014cm" svg:y="1.8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4" draw:text-style-name="P4" draw:layer="layout" svg:width="0.174cm" svg:height="0.201cm" svg:x="4.228cm" svg:y="1.6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4" draw:text-style-name="P4" draw:layer="layout" svg:width="0.214cm" svg:height="0.238cm" svg:x="4.474cm" svg:y="1.6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4" draw:text-style-name="P4" draw:layer="layout" svg:width="0.12cm" svg:height="0.172cm" svg:x="4.723cm" svg:y="1.5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4" draw:text-style-name="P4" draw:layer="layout" svg:width="0.098cm" svg:height="0.079cm" svg:x="4.868cm" svg:y="1.6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>
          <svg:title>TexMaths</svg:title>
          <svg:desc>10§display§\bm{c}^{\rm b}_i \!\in\! \mathbb{B}^{k_{\rm b} \nu} §svg§600§TRUE§</svg:desc>
          <draw:g>
            <draw:path draw:style-name="gr4" draw:text-style-name="P4" draw:layer="layout" svg:width="0.162cm" svg:height="0.16cm" svg:x="3.842cm" svg:y="2.692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4" draw:text-style-name="P4" draw:layer="layout" svg:width="0.131cm" svg:height="0.172cm" svg:x="4.018cm" svg:y="2.535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4" draw:text-style-name="P4" draw:layer="layout" svg:width="0.073cm" svg:height="0.165cm" svg:x="4.018cm" svg:y="2.773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4" draw:text-style-name="P4" draw:layer="layout" svg:width="0.175cm" svg:height="0.203cm" svg:x="4.247cm" svg:y="2.661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4" draw:text-style-name="P4" draw:layer="layout" svg:width="0.214cm" svg:height="0.239cm" svg:x="4.494cm" svg:y="2.61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4" draw:text-style-name="P4" draw:layer="layout" svg:width="0.12cm" svg:height="0.172cm" svg:x="4.742cm" svg:y="2.535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4" draw:text-style-name="P4" draw:layer="layout" svg:width="0.104cm" svg:height="0.123cm" svg:x="4.887cm" svg:y="2.621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4" draw:text-style-name="P4" draw:layer="layout" svg:width="0.126cm" svg:height="0.108cm" svg:x="5.04cm" svg:y="2.597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15" draw:text-style-name="P2" draw:layer="layout" svg:x1="3.8cm" svg:y1="2cm" svg:x2="5.4cm" svg:y2="2cm">
          <text:p/>
        </draw:line>
        <draw:line draw:style-name="gr15" draw:text-style-name="P2" draw:layer="layout" svg:x1="3.8cm" svg:y1="2.5cm" svg:x2="6cm" svg:y2="2.5cm">
          <text:p/>
        </draw:line>
        <draw:g>
          <svg:title>TexMaths</svg:title>
          <svg:desc>10§display§\bm{s}_i \!\in\! \Phi^{\nu}§svg§600§TRUE§</svg:desc>
          <draw:g>
            <draw:path draw:style-name="gr4" draw:text-style-name="P4" draw:layer="layout" svg:width="0.146cm" svg:height="0.16cm" svg:x="7.646cm" svg:y="2.3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4" draw:text-style-name="P4" draw:layer="layout" svg:width="0.074cm" svg:height="0.164cm" svg:x="7.824cm" svg:y="2.3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4" draw:text-style-name="P4" draw:layer="layout" svg:width="0.174cm" svg:height="0.201cm" svg:x="7.998cm" svg:y="2.3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4" draw:text-style-name="P4" draw:layer="layout" svg:width="0.212cm" svg:height="0.237cm" svg:x="8.261cm" svg:y="2.2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4" draw:text-style-name="P4" draw:layer="layout" svg:width="0.126cm" svg:height="0.107cm" svg:x="8.512cm" svg:y="2.2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152" draw:text-style-name="P34" draw:layer="layout" svg:width="1.6cm" svg:height="0.8cm" svg:x="9cm" svg:y="1.8cm">
          <text:p text:style-name="P25"><text:span text:style-name="T3">synthesis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0.6cm" svg:y1="2.2cm" svg:x2="12.2cm" svg:y2="2.2cm">
          <text:p/>
        </draw:line>
        <draw:g>
          <svg:title>TexMaths</svg:title>
          <svg:desc>10§display§\bm{x}_j \!\in\! \Sigma^{N}§svg§600§TRUE§</svg:desc>
          <draw:g>
            <draw:path draw:style-name="gr4" draw:text-style-name="P4" draw:layer="layout" svg:width="0.198cm" svg:height="0.16cm" svg:x="10.77cm" svg:y="1.921cm" svg:viewBox="0 0 199 161" svg:d="M175 18c-13 3-19 15-19 24 0 8 6 16 18 16s25-10 25-27c0-19-19-31-40-31-20 0-33 15-38 21-9-14-28-21-48-21-45 0-68 43-68 55 0 4 5 4 8 4 4 0 7 0 8-4 10-32 36-42 50-42 13 0 20 6 20 17 0 7-5 26-8 39-4 16-8 32-12 48-6 21-18 32-30 32-2 0-10 0-17-6 13-3 19-15 19-24 0-8-6-16-18-16s-25 10-25 27c0 19 19 31 40 31 20 0 33-15 38-21 8 14 28 21 48 21 44 0 68-43 68-55 0-4-5-4-8-4-4 0-7 0-8 4-10 32-36 43-50 43s-20-7-20-18c0-7 5-26 8-39 2-9 10-42 12-48 5-21 18-31 30-31 2 0 10 0 17 5z">
              <text:p/>
            </draw:path>
            <draw:path draw:style-name="gr4" draw:text-style-name="P4" draw:layer="layout" svg:width="0.107cm" svg:height="0.211cm" svg:x="10.988cm" svg:y="1.969cm" svg:viewBox="0 0 108 212" svg:d="M108 10c0-5-3-10-10-10s-14 7-14 14c0 4 3 9 10 9s14-6 14-13zM56 175c-4 17-17 31-32 31-3 0-6 0-9-1 7-3 9-9 9-13 0-6-5-9-10-9-7 0-14 7-14 15 0 9 9 14 24 14 14 0 44-8 52-38 7-30 15-59 22-88 0-2 1-5 1-8 0-14-12-23-26-23-28 0-43 34-43 37s3 3 4 3c3 0 3 0 5-4 6-14 19-29 33-29 6 0 8 4 8 12 0 2 0 6 0 7-8 31-16 62-24 94z">
              <text:p/>
            </draw:path>
            <draw:path draw:style-name="gr4" draw:text-style-name="P4" draw:layer="layout" svg:width="0.175cm" svg:height="0.202cm" svg:x="11.204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4" draw:text-style-name="P4" draw:layer="layout" svg:width="0.213cm" svg:height="0.237cm" svg:x="11.467cm" svg:y="1.84cm" svg:viewBox="0 0 214 238" svg:d="M111 125c3-3 3-5 3-6s-1-3-2-4c-24-35-48-69-72-104 27 0 54 0 81 0 59 0 77 12 84 68 3 0 6 0 9 0-4-26-7-53-10-79-65 0-130 0-195 0-8 0-9 0-9 8 29 42 58 84 87 127-28 31-55 63-83 94-4 4-4 4-4 5 0 4 4 4 9 4 65 0 130 0 195 0 3-27 6-54 10-81-3 0-6 0-9 0-6 57-30 67-85 67-32 0-65 0-97 0 29-33 59-66 88-99z">
              <text:p/>
            </draw:path>
            <draw:path draw:style-name="gr4" draw:text-style-name="P4" draw:layer="layout" svg:width="0.218cm" svg:height="0.167cm" svg:x="11.718cm" svg:y="1.767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9 48 97 72 146 2 4 3 5 6 5 4 0 4-1 5-6 11-45 23-90 34-135z">
              <text:p/>
            </draw:path>
          </draw:g>
        </draw:g>
        <draw:g>
          <svg:title>TexMaths</svg:title>
          <svg:desc>10§display§i \!\in\! [n]§svg§600§TRUE§</svg:desc>
          <draw:g>
            <draw:path draw:style-name="gr4" draw:text-style-name="P4" draw:layer="layout" svg:width="0.092cm" svg:height="0.233cm" svg:x="13.212cm" svg:y="1.8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4" draw:text-style-name="P4" draw:layer="layout" svg:width="0.174cm" svg:height="0.201cm" svg:x="13.391cm" svg:y="1.9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4" draw:text-style-name="P4" draw:layer="layout" svg:width="0.047cm" svg:height="0.348cm" svg:x="13.675cm" svg:y="1.828cm" svg:viewBox="0 0 48 349" svg:d="M48 349c0-5 0-9 0-14-11 0-23 0-34 0 0-107 0-214 0-321 11 0 23 0 34 0 0-5 0-9 0-14-16 0-32 0-48 0 0 116 0 233 0 349 16 0 32 0 48 0z">
              <text:p/>
            </draw:path>
            <draw:path draw:style-name="gr4" draw:text-style-name="P4" draw:layer="layout" svg:width="0.189cm" svg:height="0.157cm" svg:x="13.742cm" svg:y="1.9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4" draw:text-style-name="P4" draw:layer="layout" svg:width="0.047cm" svg:height="0.348cm" svg:x="13.95cm" svg:y="1.8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154" draw:text-style-name="P34" draw:layer="layout" svg:width="2cm" svg:height="0.8cm" draw:transform="rotate (-1.5707963267949) translate (13cm 1.8cm)">
          <text:p text:style-name="P25"><text:span text:style-name="T3">IDS</text:span></text:p>
          <text:p text:style-name="P25"><text:span text:style-name="T3">channe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display§N \!=\! \nu n§svg§600§TRUE§</svg:desc>
          <draw:g>
            <draw:path draw:style-name="gr4" draw:text-style-name="P4" draw:layer="layout" svg:width="0.295cm" svg:height="0.237cm" svg:x="13.211cm" svg:y="2.6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4" draw:text-style-name="P4" draw:layer="layout" svg:width="0.233cm" svg:height="0.081cm" svg:x="13.576cm" svg:y="2.7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65cm" svg:height="0.153cm" svg:x="13.886cm" svg:y="2.7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4" draw:text-style-name="P4" draw:layer="layout" svg:width="0.189cm" svg:height="0.157cm" svg:x="14.074cm" svg:y="2.7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15" draw:text-style-name="P2" draw:layer="layout" svg:x1="12.2cm" svg:y1="3.4cm" svg:x2="10.6cm" svg:y2="3.4cm">
          <text:p/>
        </draw:line>
        <draw:g>
          <svg:title>TexMaths</svg:title>
          <svg:desc>10§display§\bm{y}_j \!\in\! \Sigma^{N_j}§svg§600§TRUE§</svg:desc>
          <draw:g>
            <draw:path draw:style-name="gr4" draw:text-style-name="P4" draw:layer="layout" svg:width="0.192cm" svg:height="0.228cm" svg:x="10.772cm" svg:y="3.122cm" svg:viewBox="0 0 193 229" svg:d="M192 27c1-7 1-7 1-8 0-8-5-16-16-16-18 0-23 17-25 26-3 12-6 25-9 37-4 16-11 44-15 58-2 8-13 16-14 17-4 2-12 8-24 8-20 0-21-17-21-25 0-22 11-49 21-75 4-9 5-11 5-17 0-20-21-32-40-32-37 0-55 48-55 55 0 5 5 5 9 5s6 0 8-5c11-39 31-42 36-42 2 0 6 0 6 7 0 8-4 18-6 23-14 35-21 55-21 73 0 40 35 46 56 46 8 0 20-2 33-11-9 43-36 66-60 66-5 0-14 0-21-5 11-4 16-14 16-23 0-13-10-16-17-16-13 0-25 11-25 26 0 18 19 30 47 30 40 0 87-26 98-70s22-88 33-132z">
              <text:p/>
            </draw:path>
            <draw:path draw:style-name="gr4" draw:text-style-name="P4" draw:layer="layout" svg:width="0.107cm" svg:height="0.212cm" svg:x="10.968cm" svg:y="3.171cm" svg:viewBox="0 0 108 213" svg:d="M108 9c0-4-3-9-10-9s-13 7-13 13c0 4 2 10 9 10s14-7 14-14zM56 175c-4 17-17 31-32 31-3 0-6-1-9-2 7-3 9-8 9-12 0-6-5-9-10-9-7 0-14 6-14 14 0 10 10 16 25 16 14 0 43-9 51-39 7-30 15-59 22-88 1-3 1-5 1-9 0-13-12-23-26-23-28 0-43 34-43 38 0 3 3 3 4 3 3 0 3-1 5-4 6-15 19-30 33-30 6 0 8 4 8 12 0 3 0 6 0 8-8 31-16 62-24 94z">
              <text:p/>
            </draw:path>
            <draw:path draw:style-name="gr4" draw:text-style-name="P4" draw:layer="layout" svg:width="0.175cm" svg:height="0.203cm" svg:x="11.184cm" svg:y="3.091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4" draw:text-style-name="P4" draw:layer="layout" svg:width="0.213cm" svg:height="0.238cm" svg:x="11.447cm" svg:y="3.041cm" svg:viewBox="0 0 214 239" svg:d="M111 126c3-4 3-5 3-6 0-2-1-4-2-5-24-35-48-69-72-104 27 0 54 0 81 0 59 0 77 13 84 68 3 0 6 0 9 0-4-26-7-53-10-79-65 0-130 0-195 0-8 0-9 0-9 8 29 42 58 84 87 127-28 32-55 64-83 95-4 3-4 4-4 5 0 4 4 4 9 4 65 0 130 0 195 0 3-27 6-55 10-82-3 0-6 0-9 0-6 59-30 67-85 67-32 0-65 0-97 0 29-32 59-65 88-98z">
              <text:p/>
            </draw:path>
            <draw:path draw:style-name="gr4" draw:text-style-name="P4" draw:layer="layout" svg:width="0.218cm" svg:height="0.167cm" svg:x="11.698cm" svg:y="2.968cm" svg:viewBox="0 0 219 168" svg:d="M188 27c2-9 6-17 26-18 1 0 5 0 5-5 0-2-1-4-4-4-8 0-17 1-25 1-6 0-21-1-26-1-2 0-5 0-5 6 0 3 3 3 5 3 12 0 16 4 16 10 0 2-1 3-1 6-9 36-18 71-27 107-21-43-41-85-62-128-2-4-3-4-9-4-11 0-23 0-34 0-4 0-7 0-7 6 0 3 3 3 8 3s10 0 15 1c-11 44-21 88-32 132-3 9-7 16-26 17-2 0-5 0-5 5 0 3 2 4 3 4 9 0 18-1 26-1 6 0 20 1 26 1 3 0 5-1 5-5s-3-4-6-4c-15 0-15-7-15-10 0-1 0-2 1-6 10-42 21-84 31-126 24 49 48 98 72 147 2 4 3 4 6 4s3-1 5-5c11-46 23-91 34-136z">
              <text:p/>
            </draw:path>
            <draw:path draw:style-name="gr4" draw:text-style-name="P4" draw:layer="layout" svg:width="0.082cm" svg:height="0.152cm" svg:x="11.91cm" svg:y="3.054cm" svg:viewBox="0 0 83 153" svg:d="M83 8c0-4-3-8-8-8s-11 5-11 11c0 4 4 7 8 7 6 0 11-5 11-10zM45 125c-4 13-15 22-26 22-3 0-5 0-6-1 4-2 6-7 6-9 0-3-3-7-8-7-6 0-11 5-11 11 0 8 8 12 20 12s34-6 40-28c5-21 11-42 16-63 0-1 0-3 0-5 0-10-9-17-21-17-21 0-34 23-34 27 0 2 2 2 3 2 3 0 3 0 4-2 8-17 20-21 26-21 7 0 8 6 8 9 0 2-1 3-1 4-5 22-11 44-16 66z">
              <text:p/>
            </draw:path>
          </draw:g>
        </draw:g>
        <draw:custom-shape draw:style-name="gr152" draw:text-style-name="P34" draw:layer="layout" svg:width="1.6cm" svg:height="0.8cm" svg:x="9cm" svg:y="3cm">
          <text:p text:style-name="P25"><text:span text:style-name="T3">alignment</text:span></text:p>
          <text:p text:style-name="P25"><text:span text:style-name="T3">(?)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9cm" svg:y1="3.3cm" svg:x2="7.4cm" svg:y2="3.3cm">
          <text:p/>
        </draw:line>
        <draw:line draw:style-name="gr15" draw:text-style-name="P2" draw:layer="layout" svg:x1="7.4cm" svg:y1="3.5cm" svg:x2="9cm" svg:y2="3.5cm">
          <text:p/>
        </draw:line>
        <draw:custom-shape draw:style-name="gr154" draw:text-style-name="P34" draw:layer="layout" svg:width="2cm" svg:height="0.8cm" svg:x="5.4cm" svg:y="3cm">
          <text:p text:style-name="P25"><text:span text:style-name="T3">LLR calc</text:span></text:p>
          <text:p text:style-name="P25"><text:span text:style-name="T3">(?)</text:span></text:p>
          <draw:enhanced-geometry svg:viewBox="0 0 21600 21600" draw:type="rectangle" draw:enhanced-path="M 0 0 L 21600 0 21600 21600 0 21600 0 0 Z N"/>
        </draw:custom-shape>
        <draw:custom-shape draw:style-name="gr152" draw:text-style-name="P34" draw:layer="layout" svg:width="1.6cm" svg:height="0.8cm" svg:x="2.2cm" svg:y="3cm">
          <text:p text:style-name="P25"><text:span text:style-name="T3">outer</text:span></text:p>
          <text:p text:style-name="P25"><text:span text:style-name="T3">decode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5.401cm" svg:y1="3.4cm" svg:x2="3.801cm" svg:y2="3.4cm">
          <text:p/>
        </draw:line>
        <draw:line draw:style-name="gr15" draw:text-style-name="P2" draw:layer="layout" svg:x1="2.2cm" svg:y1="3.4cm" svg:x2="1.8cm" svg:y2="3.4cm">
          <text:p/>
        </draw:line>
        <draw:g>
          <svg:title>TexMaths</svg:title>
          <svg:desc>9§display§\bm{c}^{\rm a}_0§svg§600§TRUE§</svg:desc>
          <draw:g>
            <draw:path draw:style-name="gr4" draw:text-style-name="P4" draw:layer="layout" svg:width="0.145cm" svg:height="0.144cm" svg:x="2.7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4" draw:text-style-name="P4" draw:layer="layout" svg:width="0.109cm" svg:height="0.1cm" svg:x="2.8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4" draw:text-style-name="P4" draw:layer="layout" svg:width="0.101cm" svg:height="0.15cm" svg:x="2.8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155" draw:text-style-name="P2" draw:layer="layout" svg:width="3.2cm" svg:height="0.8cm" svg:x="2.6cm" svg:y="4.6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6cm" svg:y1="5cm" svg:x2="5.8cm" svg:y2="5cm">
          <text:p/>
        </draw:line>
        <draw:g>
          <svg:title>TexMaths</svg:title>
          <svg:desc>9§display§\bm{c}^{\rm b}_0§svg§600§TRUE§</svg:desc>
          <draw:g>
            <draw:path draw:style-name="gr4" draw:text-style-name="P4" draw:layer="layout" svg:width="0.145cm" svg:height="0.143cm" svg:x="2.732cm" svg:y="5.1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4" draw:text-style-name="P4" draw:layer="layout" svg:width="0.116cm" svg:height="0.154cm" svg:x="2.89cm" svg:y="5.0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4" draw:text-style-name="P4" draw:layer="layout" svg:width="0.1cm" svg:height="0.15cm" svg:x="2.891cm" svg:y="5.2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19" draw:text-style-name="P2" draw:layer="layout" svg:x1="3.4cm" svg:y1="4.6cm" svg:x2="3.4cm" svg:y2="5.4cm">
          <text:p/>
        </draw:line>
        <draw:g>
          <svg:title>TexMaths</svg:title>
          <svg:desc>9§display§\bm{c}^{\rm a}_{n-1}§svg§600§TRUE§</svg:desc>
          <draw:g>
            <draw:path draw:style-name="gr4" draw:text-style-name="P4" draw:layer="layout" svg:width="0.146cm" svg:height="0.144cm" svg:x="5.0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4" draw:text-style-name="P4" draw:layer="layout" svg:width="0.11cm" svg:height="0.1cm" svg:x="5.1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4" draw:text-style-name="P4" draw:layer="layout" svg:width="0.134cm" svg:height="0.099cm" svg:x="5.1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4" draw:text-style-name="P4" draw:layer="layout" svg:width="0.148cm" svg:height="0.01cm" svg:x="5.359cm" svg:y="4.886cm" svg:viewBox="0 0 149 11" svg:d="M140 11c4 0 9 0 9-6 0-5-5-5-9-5-44 0-88 0-132 0-4 0-8 0-8 5 0 6 4 6 8 6 44 0 88 0 132 0z">
              <text:p/>
            </draw:path>
            <draw:path draw:style-name="gr4" draw:text-style-name="P4" draw:layer="layout" svg:width="0.08cm" svg:height="0.145cm" svg:x="5.5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>
          <svg:title>TexMaths</svg:title>
          <svg:desc>9§display§\bm{c}^{\rm b}_{n-1}§svg§600§TRUE§</svg:desc>
          <draw:g>
            <draw:path draw:style-name="gr4" draw:text-style-name="P4" draw:layer="layout" svg:width="0.146cm" svg:height="0.144cm" svg:x="5.034cm" svg:y="5.1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4" draw:text-style-name="P4" draw:layer="layout" svg:width="0.117cm" svg:height="0.154cm" svg:x="5.192cm" svg:y="5.0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4" draw:text-style-name="P4" draw:layer="layout" svg:width="0.134cm" svg:height="0.099cm" svg:x="5.192cm" svg:y="5.2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4" draw:text-style-name="P4" draw:layer="layout" svg:width="0.148cm" svg:height="0.01cm" svg:x="5.361cm" svg:y="5.316cm" svg:viewBox="0 0 149 11" svg:d="M140 11c4 0 9 0 9-6 0-5-5-5-9-5-44 0-87 0-131 0-4 0-9 0-9 5 0 6 5 6 9 6 44 0 87 0 131 0z">
              <text:p/>
            </draw:path>
            <draw:path draw:style-name="gr4" draw:text-style-name="P4" draw:layer="layout" svg:width="0.079cm" svg:height="0.145cm" svg:x="5.559cm" svg:y="5.2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19" draw:text-style-name="P2" draw:layer="layout" svg:x1="5.001cm" svg:y1="4.601cm" svg:x2="5.001cm" svg:y2="5.401cm">
          <text:p/>
        </draw:line>
        <draw:g>
          <svg:title>TexMaths</svg:title>
          <svg:desc>9§display§\bm{c}^{\rm a}_1§svg§600§TRUE§</svg:desc>
          <draw:g>
            <draw:path draw:style-name="gr4" draw:text-style-name="P4" draw:layer="layout" svg:width="0.145cm" svg:height="0.143cm" svg:x="3.5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4" draw:text-style-name="P4" draw:layer="layout" svg:width="0.109cm" svg:height="0.1cm" svg:x="3.6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4" draw:text-style-name="P4" draw:layer="layout" svg:width="0.079cm" svg:height="0.145cm" svg:x="3.7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>
          <svg:title>TexMaths</svg:title>
          <svg:desc>9§display§\bm{c}^{\rm b}_1§svg§600§TRUE§</svg:desc>
          <draw:g>
            <draw:path draw:style-name="gr4" draw:text-style-name="P4" draw:layer="layout" svg:width="0.145cm" svg:height="0.144cm" svg:x="3.534cm" svg:y="5.1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4" draw:text-style-name="P4" draw:layer="layout" svg:width="0.116cm" svg:height="0.154cm" svg:x="3.692cm" svg:y="5.0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4" draw:text-style-name="P4" draw:layer="layout" svg:width="0.079cm" svg:height="0.145cm" svg:x="3.705cm" svg:y="5.2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19" draw:text-style-name="P2" draw:layer="layout" svg:x1="4.201cm" svg:y1="4.6cm" svg:x2="4.201cm" svg:y2="5.4cm">
          <text:p/>
        </draw:line>
        <draw:line draw:style-name="gr20" draw:text-style-name="P2" draw:layer="layout" svg:x1="2.6cm" svg:y1="4.5cm" svg:x2="3.1cm" svg:y2="4.5cm">
          <text:p/>
        </draw:line>
        <draw:g>
          <svg:title>TexMaths</svg:title>
          <svg:desc>10§display§k_{\rm a}§svg§600§TRUE§</svg:desc>
          <draw:g>
            <draw:path draw:style-name="gr4" draw:text-style-name="P4" draw:layer="layout" svg:width="0.157cm" svg:height="0.245cm" svg:x="2.7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4" draw:text-style-name="P4" draw:layer="layout" svg:width="0.121cm" svg:height="0.111cm" svg:x="2.8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20" draw:text-style-name="P2" draw:layer="layout" svg:x1="2.6cm" svg:y1="5.5cm" svg:x2="3.4cm" svg:y2="5.5cm">
          <text:p/>
        </draw:line>
        <draw:g>
          <svg:title>TexMaths</svg:title>
          <svg:desc>10§display§k_{\rm b} \nu §svg§600§TRUE§</svg:desc>
          <draw:g>
            <draw:path draw:style-name="gr4" draw:text-style-name="P4" draw:layer="layout" svg:width="0.158cm" svg:height="0.246cm" svg:x="2.707cm" svg:y="5.5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4" draw:text-style-name="P4" draw:layer="layout" svg:width="0.13cm" svg:height="0.171cm" svg:x="2.883cm" svg:y="5.6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4" draw:text-style-name="P4" draw:layer="layout" svg:width="0.164cm" svg:height="0.154cm" svg:x="3.061cm" svg:y="5.6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18" draw:text-style-name="P2" draw:layer="layout" svg:width="3.2cm" svg:height="0.4cm" svg:x="6.2cm" svg:y="4.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4.378cm" svg:y="4.84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4.534cm" svg:y="4.84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4.689cm" svg:y="4.843cm" svg:viewBox="0 0 37 36" svg:d="M37 19c0-11-9-19-19-19s-18 8-18 19c0 10 8 17 18 17s19-7 19-1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4.378cm" svg:y="5.24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4.534cm" svg:y="5.24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4.689cm" svg:y="5.243cm" svg:viewBox="0 0 37 36" svg:d="M37 19c0-11-9-19-19-19s-18 8-18 19c0 10 8 17 18 17s19-7 19-17z">
              <text:p/>
            </draw:path>
          </draw:g>
        </draw:g>
        <draw:line draw:style-name="gr19" draw:text-style-name="P2" draw:layer="layout" svg:x1="7cm" svg:y1="4.6cm" svg:x2="7cm" svg:y2="5cm">
          <text:p/>
        </draw:line>
        <draw:line draw:style-name="gr19" draw:text-style-name="P2" draw:layer="layout" svg:x1="7.8cm" svg:y1="4.6cm" svg:x2="7.8cm" svg:y2="5cm">
          <text:p/>
        </draw:line>
        <draw:line draw:style-name="gr19" draw:text-style-name="P2" draw:layer="layout" svg:x1="8.6cm" svg:y1="4.6cm" svg:x2="8.6cm" svg:y2="5cm">
          <text:p/>
        </draw:lin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8.078cm" svg:y="4.84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8.234cm" svg:y="4.84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8.389cm" svg:y="4.843cm" svg:viewBox="0 0 37 36" svg:d="M37 19c0-11-9-19-19-19s-18 8-18 19c0 10 8 17 18 17s19-7 19-17z">
              <text:p/>
            </draw:path>
          </draw:g>
        </draw:g>
        <draw:g>
          <svg:title>TexMaths</svg:title>
          <svg:desc>9§display§\bm{s}_0§svg§600§TRUE§</svg:desc>
          <draw:g>
            <draw:path draw:style-name="gr4" draw:text-style-name="P4" draw:layer="layout" svg:width="0.131cm" svg:height="0.144cm" svg:x="6.42cm" svg:y="4.7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4" draw:text-style-name="P4" draw:layer="layout" svg:width="0.102cm" svg:height="0.15cm" svg:x="6.581cm" svg:y="4.8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>
          <svg:title>TexMaths</svg:title>
          <svg:desc>9§display§\bm{s}_1§svg§600§TRUE§</svg:desc>
          <draw:g>
            <draw:path draw:style-name="gr4" draw:text-style-name="P4" draw:layer="layout" svg:width="0.131cm" svg:height="0.143cm" svg:x="7.221cm" svg:y="4.7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4" draw:text-style-name="P4" draw:layer="layout" svg:width="0.079cm" svg:height="0.145cm" svg:x="7.394cm" svg:y="4.8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>
          <svg:title>TexMaths</svg:title>
          <svg:desc>9§display§\bm{s}_{n-1}§svg§600§TRUE§</svg:desc>
          <draw:g>
            <draw:path draw:style-name="gr4" draw:text-style-name="P4" draw:layer="layout" svg:width="0.131cm" svg:height="0.143cm" svg:x="8.723cm" svg:y="4.7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4" draw:text-style-name="P4" draw:layer="layout" svg:width="0.134cm" svg:height="0.098cm" svg:x="8.883cm" svg:y="4.8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4" draw:text-style-name="P4" draw:layer="layout" svg:width="0.148cm" svg:height="0.01cm" svg:x="9.052cm" svg:y="4.895cm" svg:viewBox="0 0 149 11" svg:d="M140 11c4 0 9 0 9-6 0-5-4-5-9-5-43 0-87 0-131 0-4 0-9 0-9 5 0 6 5 6 9 6 44 0 88 0 131 0z">
              <text:p/>
            </draw:path>
            <draw:path draw:style-name="gr4" draw:text-style-name="P4" draw:layer="layout" svg:width="0.079cm" svg:height="0.145cm" svg:x="9.25cm" svg:y="4.8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20" draw:text-style-name="P2" draw:layer="layout" svg:x1="6.2cm" svg:y1="4.5cm" svg:x2="7cm" svg:y2="4.5cm">
          <text:p/>
        </draw:line>
        <draw:g>
          <svg:title>TexMaths</svg:title>
          <svg:desc>10§display§\nu§svg§600§TRUE§</svg:desc>
          <draw:g>
            <draw:path draw:style-name="gr4" draw:text-style-name="P4" draw:layer="layout" svg:width="0.163cm" svg:height="0.152cm" svg:x="6.5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20" draw:text-style-name="P2" draw:layer="layout" svg:x1="6.2cm" svg:y1="5.1cm" svg:x2="9.4cm" svg:y2="5.1cm">
          <text:p/>
        </draw:line>
        <draw:g>
          <svg:title>TexMaths</svg:title>
          <svg:desc>10§display§N \!=\! \nu n§svg§600§TRUE§</svg:desc>
          <draw:g>
            <draw:path draw:style-name="gr4" draw:text-style-name="P4" draw:layer="layout" svg:width="0.295cm" svg:height="0.237cm" svg:x="7.412cm" svg:y="5.1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4" draw:text-style-name="P4" draw:layer="layout" svg:width="0.233cm" svg:height="0.081cm" svg:x="7.777cm" svg:y="5.2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4" draw:layer="layout" svg:width="0.165cm" svg:height="0.153cm" svg:x="8.087cm" svg:y="5.2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4" draw:text-style-name="P4" draw:layer="layout" svg:width="0.189cm" svg:height="0.157cm" svg:x="8.275cm" svg:y="5.2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18" draw:text-style-name="P2" draw:layer="layout" svg:width="3.2cm" svg:height="0.4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2cm" svg:height="0.4cm" svg:x="9.8cm" svg:y="5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bm{x}_0§svg§600§TRUE§</svg:desc>
          <draw:g>
            <draw:path draw:style-name="gr4" draw:text-style-name="P4" draw:layer="layout" svg:width="0.196cm" svg:height="0.159cm" svg:x="11.07cm" svg:y="4.755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4" draw:text-style-name="P4" draw:layer="layout" svg:width="0.113cm" svg:height="0.165cm" svg:x="11.299cm" svg:y="4.803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g>
          <svg:title>TexMaths</svg:title>
          <svg:desc>10§display§\bm{x}_{r-1}§svg§600§TRUE§</svg:desc>
          <draw:g>
            <draw:path draw:style-name="gr4" draw:text-style-name="P4" draw:layer="layout" svg:width="0.198cm" svg:height="0.159cm" svg:x="11.07cm" svg:y="5.557cm" svg:viewBox="0 0 199 160" svg:d="M175 18c-13 3-19 15-19 24 0 8 6 16 17 16 13 0 26-10 26-27 0-19-19-31-40-31-20 0-33 15-38 21-9-14-28-21-48-21-45 0-68 43-68 55 0 4 5 4 8 4 4 0 7 0 8-4 10-32 35-42 50-42 13 0 19 6 19 17 0 7-4 26-8 39-4 15-7 31-11 46-6 22-18 32-30 32-2 0-10 0-17-5 12-3 19-15 19-24 0-8-6-15-18-15s-25 9-25 26c0 19 19 31 40 31 20 0 33-15 38-21 8 14 28 21 48 21 44 0 68-43 68-54 0-5-5-5-8-5-5 0-7 0-9 5-10 31-35 41-49 41s-20-6-20-17c0-8 5-25 8-38 2-9 10-42 12-48 5-21 18-31 30-31 2 0 10 0 17 5z">
              <text:p/>
            </draw:path>
            <draw:path draw:style-name="gr4" draw:text-style-name="P4" draw:layer="layout" svg:width="0.114cm" svg:height="0.108cm" svg:x="11.299cm" svg:y="5.66cm" svg:viewBox="0 0 115 109" svg:d="M47 58c0-1 5-23 6-25 0-2 8-14 15-20 3-2 10-7 20-7 3 0 9 1 14 4-8 2-11 9-11 13 0 6 4 9 10 9 5 0 14-4 14-15 0-12-14-17-26-17-13 0-24 5-35 17-5-15-19-17-25-17-9 0-16 5-20 12-5 10-9 24-9 25 0 3 4 3 5 3 3 0 3-1 5-7 4-15 8-27 18-27 6 0 8 6 8 12 0 5-2 14-4 21-2 6-4 16-5 22-3 10-5 20-8 31-1 3-3 9-3 10 0 5 5 7 9 7 3 0 8-2 10-6 1-2 3-12 5-18 2-9 5-18 7-27z">
              <text:p/>
            </draw:path>
            <draw:path draw:style-name="gr4" draw:text-style-name="P4" draw:layer="layout" svg:width="0.165cm" svg:height="0.011cm" svg:x="11.451cm" svg:y="5.699cm" svg:viewBox="0 0 166 12" svg:d="M156 12c4 0 10 0 10-6s-6-6-10-6c-49 0-97 0-146 0-4 0-10 0-10 6s6 6 10 6c49 0 97 0 146 0z">
              <text:p/>
            </draw:path>
            <draw:path draw:style-name="gr4" draw:text-style-name="P4" draw:layer="layout" svg:width="0.088cm" svg:height="0.161cm" svg:x="11.671cm" svg:y="5.605cm" svg:viewBox="0 0 89 162" svg:d="M55 7c0-7 0-7-7-7-16 15-38 16-48 16 0 3 0 5 0 8 6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2" draw:text-style-name="P2" draw:layer="layout" svg:x1="10.6cm" svg:y1="4.6cm" svg:x2="10.6cm" svg:y2="5cm">
          <text:p/>
        </draw:line>
        <draw:line draw:style-name="gr2" draw:text-style-name="P2" draw:layer="layout" svg:x1="12.2cm" svg:y1="4.6cm" svg:x2="12.2cm" svg:y2="5cm">
          <text:p/>
        </draw:line>
        <draw:line draw:style-name="gr2" draw:text-style-name="P2" draw:layer="layout" svg:x1="10.6cm" svg:y1="5.4cm" svg:x2="10.6cm" svg:y2="5.8cm">
          <text:p/>
        </draw:line>
        <draw:line draw:style-name="gr2" draw:text-style-name="P2" draw:layer="layout" svg:x1="12.2cm" svg:y1="5.4cm" svg:x2="12.2cm" svg:y2="5.8cm">
          <text:p/>
        </draw:line>
        <draw:g>
          <svg:title>TexMaths</svg:title>
          <svg:desc>8§display§\vdots§svg§600§TRUE§</svg:desc>
          <draw:g>
            <draw:path draw:style-name="gr4" draw:text-style-name="P4" draw:layer="layout" svg:width="0.027cm" svg:height="0.029cm" svg:x="11.138cm" svg:y="5.072cm" svg:viewBox="0 0 28 30" svg:d="M28 15c0-9-6-15-14-15s-14 7-14 15c0 9 6 15 14 15s14-7 14-15z">
              <text:p/>
            </draw:path>
            <draw:path draw:style-name="gr4" draw:text-style-name="P4" draw:layer="layout" svg:width="0.027cm" svg:height="0.029cm" svg:x="11.138cm" svg:y="5.184cm" svg:viewBox="0 0 28 30" svg:d="M28 15c0-9-6-15-14-15s-14 7-14 15c0 9 6 15 14 15s14-7 14-15z">
              <text:p/>
            </draw:path>
            <draw:path draw:style-name="gr4" draw:text-style-name="P4" draw:layer="layout" svg:width="0.027cm" svg:height="0.029cm" svg:x="11.138cm" svg:y="5.295cm" svg:viewBox="0 0 28 30" svg:d="M28 14c0-8-6-14-14-14s-14 6-14 14c0 9 6 16 14 16s14-7 14-16z">
              <text:p/>
            </draw:path>
          </draw:g>
        </draw:g>
        <draw:line draw:style-name="gr20" draw:text-style-name="P2" draw:layer="layout" svg:x1="9.8cm" svg:y1="4.5cm" svg:x2="13cm" svg:y2="4.5cm">
          <text:p/>
        </draw:line>
        <draw:g>
          <svg:title>TexMaths</svg:title>
          <svg:desc>10§display§N§svg§600§TRUE§</svg:desc>
          <draw:g>
            <draw:path draw:style-name="gr4" draw:text-style-name="P4" draw:layer="layout" svg:width="0.293cm" svg:height="0.237cm" svg:x="11.2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156" draw:text-style-name="P2" draw:layer="layout" svg:width="3.4cm" svg:height="1.8cm" svg:x="2.5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" draw:layer="layout" svg:width="3.4cm" svg:height="1.8cm" svg:x="6.1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" draw:layer="layout" svg:width="3.4cm" svg:height="1.8cm" svg:x="9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7" draw:text-style-name="P2" draw:layer="layout" svg:x1="5.2cm" svg:y1="2cm" svg:x2="5.2cm" svg:y2="4.1cm">
          <text:p/>
        </draw:line>
        <draw:line draw:style-name="gr157" draw:text-style-name="P2" draw:layer="layout" svg:x1="8.8cm" svg:y1="2.2cm" svg:x2="8.801cm" svg:y2="4.1cm">
          <text:p/>
        </draw:line>
        <draw:line draw:style-name="gr157" draw:text-style-name="P2" draw:layer="layout" svg:x1="12.001cm" svg:y1="2.2cm" svg:x2="12.002cm" svg:y2="4.1cm">
          <text:p/>
        </draw:line>
        <draw:g>
          <svg:title>TexMaths</svg:title>
          <svg:desc>10§display§j \!\in\! [r]§svg§600§TRUE§</svg:desc>
          <draw:g>
            <draw:path draw:style-name="gr4" draw:text-style-name="P4" draw:layer="layout" svg:width="0.143cm" svg:height="0.301cm" svg:x="13.213cm" svg:y="2.259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4" draw:text-style-name="P4" draw:layer="layout" svg:width="0.175cm" svg:height="0.201cm" svg:x="13.45cm" svg:y="2.301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4" draw:text-style-name="P4" draw:layer="layout" svg:width="0.047cm" svg:height="0.348cm" svg:x="13.735cm" svg:y="2.228cm" svg:viewBox="0 0 48 349" svg:d="M48 349c0-5 0-9 0-14-11 0-23 0-34 0 0-107 0-214 0-321 11 0 23 0 34 0 0-5 0-9 0-14-16 0-32 0-48 0 0 116 0 233 0 349 16 0 32 0 48 0z">
              <text:p/>
            </draw:path>
            <draw:path draw:style-name="gr4" draw:text-style-name="P4" draw:layer="layout" svg:width="0.142cm" svg:height="0.157cm" svg:x="13.801cm" svg:y="2.336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4" draw:text-style-name="P4" draw:layer="layout" svg:width="0.047cm" svg:height="0.348cm" svg:x="13.967cm" svg:y="2.228cm" svg:viewBox="0 0 48 349" svg:d="M48 0c-16 0-32 0-48 0 0 5 0 9 0 14 11 0 23 0 34 0 0 107 0 214 0 321-11 0-23 0-34 0 0 5 0 9 0 14 16 0 32 0 48 0 0-116 0-233 0-349z">
              <text:p/>
            </draw:path>
          </draw:g>
        </draw:g>
        <draw:g>
          <svg:title>TexMaths</svg:title>
          <svg:desc>10§display§f_{\rm e}^{\rm a}: \mathbb{B}^{k_{\rm a}} \to \mathcal{B}§svg§600§TRUE§</svg:desc>
          <draw:g>
            <draw:path draw:style-name="gr4" draw:text-style-name="P4" draw:layer="layout" svg:width="0.174cm" svg:height="0.318cm" svg:x="1.687cm" svg:y="11.007cm" svg:viewBox="0 0 175 319" svg:d="M111 107c10 0 20 0 30 0 7 0 10 0 10-7 0-4-3-4-9-4-10 0-19 0-29 0 2-14 5-27 7-40 1-7 6-32 8-36 4-7 10-12 17-12 1 0 10 0 17 6-15 2-19 14-19 19 0 8 7 12 13 12 9 0 19-7 19-21 0-16-16-24-30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4" draw:text-style-name="P4" draw:layer="layout" svg:width="0.122cm" svg:height="0.111cm" svg:x="1.892cm" svg:y="11cm" svg:viewBox="0 0 123 112" svg:d="M96 44c0-13 0-22-11-32-10-8-22-12-37-12-23 0-39 9-39 24 0 8 5 12 11 12 7 0 12-5 12-12 0-4-2-9-9-11 9-6 23-6 25-6 14 0 29 9 29 30 0 2 0 5 0 7-14 1-30 2-48 8-22 8-29 22-29 33 0 21 25 27 43 27 20 0 31-11 36-20 1 10 8 19 19 19 1 0 25 0 25-23 0-5 0-10 0-14-3 0-6 0-9 0 0 4 0 8 0 13 0 3 0 15-9 15s-9-12-9-15c0-15 0-29 0-43zM77 75c0 24-21 30-32 30-13 0-24-8-24-20 0-14 11-33 56-34 0 8 0 16 0 24z">
              <text:p/>
            </draw:path>
            <draw:path draw:style-name="gr4" draw:text-style-name="P4" draw:layer="layout" svg:width="0.105cm" svg:height="0.111cm" svg:x="1.85cm" svg:y="11.231cm" svg:viewBox="0 0 106 112" svg:d="M99 53c5 0 7 0 7-5 0-22-12-48-49-48-32 0-57 25-57 56s27 56 60 56 46-27 46-32c0-1-1-4-5-4-3 0-3 2-4 4-8 20-26 24-35 24-12 0-23-5-30-15-9-11-9-26-9-36 25 0 51 0 76 0zM23 47c2-35 25-40 34-40 30 0 31 34 31 40-22 0-43 0-65 0z">
              <text:p/>
            </draw:path>
            <draw:path draw:style-name="gr4" draw:text-style-name="P4" draw:layer="layout" svg:width="0.036cm" svg:height="0.151cm" svg:x="2.164cm" svg:y="11.103cm" svg:viewBox="0 0 37 152" svg:d="M37 19c0-10-9-19-19-19-11 0-18 9-18 19s7 19 18 19c10 0 19-9 19-19zM37 133c0-10-9-19-19-19-11 0-18 9-18 19s7 19 18 19c10 0 19-9 19-19z">
              <text:p/>
            </draw:path>
            <draw:path draw:style-name="gr4" draw:text-style-name="P4" draw:layer="layout" svg:width="0.214cm" svg:height="0.239cm" svg:x="2.332cm" svg:y="11.014cm" svg:viewBox="0 0 215 240" svg:d="M46 32c0-4 0-13-3-20 13 0 25 0 38 0-5 6-5 13-5 18 0 60 0 120 0 180 0 6 0 12 5 17-13 0-25 0-38 0 3-6 3-14 3-18 0-59 0-118 0-177zM141 106c12-11 15-29 15-44 0-25-8-40-16-48 24 3 49 11 49 46 0 23-24 41-48 46zM89 31c0-7 0-10 5-14 1-1 6-5 15-5 15 0 34 13 34 50 0 39-20 47-54 48 0-27 0-53 0-79zM162 112c20-10 39-28 39-52 0-49-40-60-83-60-35 0-71 0-106 0-7 0-12 0-12 7 0 5 6 5 11 5 21 0 23 4 23 21 0 58 0 116 0 175 0 16-2 19-24 19-4 0-10 0-10 6 0 7 5 7 12 7 35 0 69 0 104 0 43 0 99-17 99-65 0-37-27-56-53-63zM89 209c0-29 0-58 0-87 28 0 40 0 51 8 13 11 14 34 14 45 0 14-1 52-45 52-20 0-20-11-20-18zM151 223c13-14 16-32 16-48 0-24-6-43-20-54 33 5 55 23 55 54 0 27-21 41-51 48z">
              <text:p/>
            </draw:path>
            <draw:path draw:style-name="gr4" draw:text-style-name="P4" draw:layer="layout" svg:width="0.12cm" svg:height="0.172cm" svg:x="2.581cm" svg:y="10.939cm" svg:viewBox="0 0 121 173" svg:d="M59 8c0-1 1-3 1-4 0-2-1-4-4-4-5 0-25 2-32 3-2 0-5 0-5 5 0 4 3 4 6 4 12 0 12 1 12 3s0 4-1 6c-11 46-23 92-34 139-2 4-1 3-2 5 0 4 3 8 9 8s9-5 11-10c0-1 11-44 12-48 17 2 31 8 31 20 0 2 0 3 0 5-1 4-1 5-1 8 0 17 14 25 26 25 24 0 21-25 31-37 0-4-3-4-4-4-3 0-3 2-5 6-3 11-9 28-21 28-7 0-9-6-9-13 0-4 0-4 2-11 0-3 1-4 1-7 0-22-30-25-40-26 7-5 16-13 20-16 13-12 25-24 39-24 3 0 6 1 8 3-10 2-13 11-13 14 0 6 5 9 10 9 7 0 14-5 14-15 0-9-6-18-19-18-14 0-26 10-39 22-10 10-18 17-29 22 8-33 17-65 25-98z">
              <text:p/>
            </draw:path>
            <draw:path draw:style-name="gr4" draw:text-style-name="P4" draw:layer="layout" svg:width="0.097cm" svg:height="0.08cm" svg:x="2.726cm" svg:y="11.066cm" svg:viewBox="0 0 98 81" svg:d="M77 27c0-17-18-27-40-27-10 0-31 1-31 16 0 6 5 9 10 9 4 0 9-3 9-9 0-4-2-7-4-8 6-2 14-2 16-2 15 0 24 8 24 21 0 1 0 3 0 4-17 1-26 2-40 7-11 4-21 11-21 22 0 17 20 21 34 21s24-6 29-15c1 6 5 14 14 14 1 0 21 0 21-17 0-3 0-7 0-10-2 0-5 0-7 0 0 3 0 7 0 10 0 1 0 9-7 9s-7-8-7-9c0-12 0-24 0-36zM61 54c0 19-21 21-25 21-10 0-20-6-20-15 0-5 3-22 45-23 0 6 0 11 0 17z">
              <text:p/>
            </draw:path>
            <draw:path draw:style-name="gr4" draw:text-style-name="P4" draw:layer="layout" svg:width="0.311cm" svg:height="0.182cm" svg:x="2.983cm" svg:y="11.075cm" svg:viewBox="0 0 312 183" svg:d="M273 99c-19 15-28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4" draw:text-style-name="P4" draw:layer="layout" svg:width="0.222cm" svg:height="0.253cm" svg:x="3.423cm" svg:y="11.007cm" svg:viewBox="0 0 223 254" svg:d="M88 9c0-4 0-4 0-5 0-3 0-4-4-4-3 0-14 5-21 9-16 8-30 15-30 21 0 2 3 2 4 2 5 0 14-5 20-8-4 34-12 79-19 110-13 59-19 81-37 114-1 3-1 3-1 4 0 2 2 2 3 2 6 0 21-6 26-16 5-8 18-33 29-73 7-30 21-76 46-113 16-22 31-33 53-33 19 0 36 12 36 31 0 31-33 42-70 54-4 2-28 10-28 19 0 2 2 2 3 2s10-1 17-1c35 0 64 21 64 54 0 43-37 57-69 57-27 0-40-15-45-19-1-1-1-2-4-2-8 0-26 10-26 16 0 1 14 24 52 24 49 0 122-35 122-90 0-30-20-52-55-59 28-11 69-37 69-70 0-20-17-35-43-35-12 0-57 3-99 56 2-16 5-31 7-47z">
              <text:p/>
            </draw:path>
          </draw:g>
        </draw:g>
        <draw:g>
          <svg:title>TexMaths</svg:title>
          <svg:desc>10§display§f_{\rm e}^i: \mathbb{B}^{k_{\rm b}} \to \Phi_i
\ 
(i \!\in\! \mathbb{B})§svg§600§TRUE§</svg:desc>
          <draw:g>
            <draw:path draw:style-name="gr4" draw:text-style-name="P4" draw:layer="layout" svg:width="0.175cm" svg:height="0.318cm" svg:x="1.687cm" svg:y="11.507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4" draw:text-style-name="P4" draw:layer="layout" svg:width="0.074cm" svg:height="0.164cm" svg:x="1.89cm" svg:y="11.447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4" draw:text-style-name="P4" draw:layer="layout" svg:width="0.105cm" svg:height="0.111cm" svg:x="1.85cm" svg:y="11.731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4" draw:text-style-name="P4" draw:layer="layout" svg:width="0.036cm" svg:height="0.151cm" svg:x="2.123cm" svg:y="11.603cm" svg:viewBox="0 0 37 152" svg:d="M37 19c0-10-8-19-18-19s-19 9-19 19 9 19 19 19 18-9 18-19zM37 133c0-10-8-19-18-19s-19 9-19 19 9 19 19 19 18-9 18-19z">
              <text:p/>
            </draw:path>
            <draw:path draw:style-name="gr4" draw:text-style-name="P4" draw:layer="layout" svg:width="0.214cm" svg:height="0.239cm" svg:x="2.291cm" svg:y="11.51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4" draw:text-style-name="P4" draw:layer="layout" svg:width="0.12cm" svg:height="0.172cm" svg:x="2.541cm" svg:y="11.439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4" draw:text-style-name="P4" draw:layer="layout" svg:width="0.105cm" svg:height="0.123cm" svg:x="2.685cm" svg:y="11.525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4" draw:text-style-name="P4" draw:layer="layout" svg:width="0.311cm" svg:height="0.182cm" svg:x="2.956cm" svg:y="11.575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4" draw:text-style-name="P4" draw:layer="layout" svg:width="0.213cm" svg:height="0.238cm" svg:x="3.404cm" svg:y="11.515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4" draw:text-style-name="P4" draw:layer="layout" svg:width="0.073cm" svg:height="0.165cm" svg:x="3.65cm" svg:y="11.643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4" draw:text-style-name="P4" draw:layer="layout" svg:width="0.08cm" svg:height="0.349cm" svg:x="3.907cm" svg:y="11.491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4" draw:text-style-name="P4" draw:layer="layout" svg:width="0.092cm" svg:height="0.233cm" svg:x="4.019cm" svg:y="11.523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4" draw:text-style-name="P4" draw:layer="layout" svg:width="0.175cm" svg:height="0.203cm" svg:x="4.198cm" svg:y="11.56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4" draw:text-style-name="P4" draw:layer="layout" svg:width="0.214cm" svg:height="0.239cm" svg:x="4.445cm" svg:y="11.51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4" draw:text-style-name="P4" draw:layer="layout" svg:width="0.081cm" svg:height="0.349cm" svg:x="4.696cm" svg:y="11.491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frame draw:style-name="gr25" draw:text-style-name="P7" draw:layer="layout" svg:width="1.522cm" svg:height="0.395cm" svg:x="5.105cm" svg:y="11.408cm">
          <draw:text-box>
            <text:p><text:span text:style-name="T3">(bijection)</text:span></text:p>
          </draw:text-box>
        </draw:frame>
        <draw:g>
          <svg:title>TexMaths</svg:title>
          <svg:desc>10§display§f_{\rm e}( \bm{c}^{\rm a}_i, \bm{c}^{\rm b}_i )
\!=\!
\bm{s}_i
\!=\!
(s_{i,0}, \dots, s_{i,\nu-1}): 
\mathbb{B}^{k_{\rm a}}
\!\times\!
\mathbb{B}^{k_{\rm b} \nu }
\to 
\Phi^{\nu}
§svg§600§TRUE§</svg:desc>
          <draw:g>
            <draw:path draw:style-name="gr4" draw:text-style-name="P4" draw:layer="layout" svg:width="0.175cm" svg:height="0.318cm" svg:x="1.688cm" svg:y="12.008cm" svg:viewBox="0 0 176 319" svg:d="M111 107c10 0 20 0 30 0 7 0 10 0 10-7 0-4-3-4-9-4-10 0-19 0-29 0 2-14 5-27 7-40 1-7 6-32 8-36 4-7 10-12 17-12 1 0 11 0 17 6-15 2-19 14-19 19 0 8 7 12 13 12 9 0 20-7 20-21 0-16-17-24-31-24-12 0-34 7-45 41-2 8-3 11-11 55-8 0-16 0-24 0-7 0-11 0-11 7 0 4 3 4 10 4 8 0 15 0 23 0-9 46-17 92-26 138-7 34-13 66-31 66-1 0-10 0-17-6 16-1 20-14 20-19 0-8-7-13-13-13-10 0-20 8-20 21 0 16 16 25 30 25 19 0 33-21 40-34 11-23 19-64 19-66 7-38 15-75 22-112z">
              <text:p/>
            </draw:path>
            <draw:path draw:style-name="gr4" draw:text-style-name="P4" draw:layer="layout" svg:width="0.105cm" svg:height="0.111cm" svg:x="1.851cm" svg:y="12.198cm" svg:viewBox="0 0 106 112" svg:d="M99 53c5 0 7 0 7-5 0-22-12-48-49-48-32 0-57 25-57 56s28 56 60 56c33 0 46-27 46-32 0-1-1-4-4-4-4 0-4 2-5 4-7 20-26 24-35 24-12 0-23-5-30-15-9-11-9-26-9-36 25 0 51 0 76 0zM23 47c3-35 25-40 34-40 30 0 31 34 32 40-22 0-44 0-66 0z">
              <text:p/>
            </draw:path>
            <draw:path draw:style-name="gr4" draw:text-style-name="P4" draw:layer="layout" svg:width="0.081cm" svg:height="0.349cm" svg:x="2.019cm" svg:y="11.992cm" svg:viewBox="0 0 82 350" svg:d="M82 347c0-1 0-2-6-8-44-44-56-110-56-163 0-61 14-122 57-166 5-4 5-5 5-6 0-3-2-4-4-4-4 0-35 24-56 69-18 38-22 77-22 107 0 27 4 69 23 108 21 44 51 66 55 66 2 0 4-1 4-3z">
              <text:p/>
            </draw:path>
            <draw:path draw:style-name="gr4" draw:text-style-name="P4" draw:layer="layout" svg:width="0.162cm" svg:height="0.161cm" svg:x="2.137cm" svg:y="12.097cm" svg:viewBox="0 0 163 162" svg:d="M135 20c-18 5-19 23-19 24 0 5 4 16 18 16 15 0 25-13 25-27 0-19-18-33-49-33-71 0-110 55-110 101 0 31 20 61 75 61 9 0 33-1 54-9 20-8 34-22 34-27 0-2-5-9-8-9-2 0-3 1-6 4-19 20-46 28-74 28-23 0-35-12-35-33 0-12 10-55 20-73 14-24 36-30 50-30 5 0 16 0 25 7z">
              <text:p/>
            </draw:path>
            <draw:path draw:style-name="gr4" draw:text-style-name="P4" draw:layer="layout" svg:width="0.122cm" svg:height="0.111cm" svg:x="2.315cm" svg:y="12.001cm" svg:viewBox="0 0 123 112" svg:d="M96 44c0-13 0-22-11-32-10-8-22-12-37-12-23 0-40 9-40 24 0 8 6 12 12 12 7 0 12-5 12-12 0-4-2-9-9-11 9-6 23-6 25-6 14 0 29 9 29 30 0 2 0 5 0 7-14 1-30 2-48 8-22 8-29 22-29 33 0 21 25 27 43 27 20 0 31-11 36-20 1 10 8 19 19 19 1 0 25 0 25-23 0-5 0-10 0-14-3 0-6 0-9 0 0 4 0 8 0 13 0 3 0 15-9 15s-9-12-9-15c0-14 0-29 0-43zM77 75c0 24-21 30-32 30-13 0-25-8-25-20 0-14 12-33 57-34 0 8 0 16 0 24z">
              <text:p/>
            </draw:path>
            <draw:path draw:style-name="gr4" draw:text-style-name="P4" draw:layer="layout" svg:width="0.073cm" svg:height="0.164cm" svg:x="2.313cm" svg:y="12.179cm" svg:viewBox="0 0 74 165" svg:d="M68 9c0-4-3-9-10-9-6 0-14 6-14 13 0 4 4 9 10 9 7 0 14-6 14-13zM18 134c-1 3-2 6-2 10 0 12 9 21 23 21 25 0 35-34 35-38 0-3-3-3-4-3-3 0-3 2-4 4-6 20-17 30-26 30-5 0-6-3-6-9 0-5 1-10 3-15 3-7 6-14 8-20 3-6 11-28 12-31s2-6 2-8c0-12-10-21-23-21-25 0-36 34-36 38 0 3 3 3 4 3 3 0 4-1 4-4 7-21 18-30 27-30 4 0 6 2 6 9 0 5-2 9-8 24-5 13-10 26-15 40z">
              <text:p/>
            </draw:path>
            <draw:path draw:style-name="gr4" draw:text-style-name="P4" draw:layer="layout" svg:width="0.04cm" svg:height="0.104cm" svg:x="2.489cm" svg:y="12.217cm" svg:viewBox="0 0 41 105" svg:d="M41 37c0-23-9-37-22-37-12 0-19 9-19 19s7 19 19 19c4 0 9-2 12-5 1-1 1-1 2-1 0 2 1 0 1 5 0 26-13 47-24 59-4 4-4 5-4 6 0 2 2 3 3 3 4 0 32-27 32-68z">
              <text:p/>
            </draw:path>
            <draw:path draw:style-name="gr4" draw:text-style-name="P4" draw:layer="layout" svg:width="0.163cm" svg:height="0.161cm" svg:x="2.631cm" svg:y="12.097cm" svg:viewBox="0 0 164 162" svg:d="M136 20c-19 5-19 23-19 24 0 5 3 16 17 16 15 0 25-13 25-27 0-19-18-33-49-33-70 0-110 55-110 101 0 31 20 61 75 61 9 0 33-1 54-9s35-22 35-27c0-2-6-9-9-9-2 0-3 1-5 4-19 20-47 28-75 28-23 0-34-12-34-33 0-12 9-55 19-73 14-24 36-30 51-30 4 0 15 0 25 7z">
              <text:p/>
            </draw:path>
            <draw:path draw:style-name="gr4" draw:text-style-name="P4" draw:layer="layout" svg:width="0.13cm" svg:height="0.172cm" svg:x="2.808cm" svg:y="11.94cm" svg:viewBox="0 0 131 173" svg:d="M37 0c-12 1-25 2-37 3 0 3 0 6 0 9 16 0 18 2 18 14 0 48 0 96 0 145 3 0 5 0 8 0 3-5 6-10 9-15 9 12 23 17 36 17 32 0 60-24 60-55 0-30-25-56-57-56-15 0-29 6-37 15 0-26 0-51 0-77zM37 88c7-11 21-19 35-19s24 8 29 16c5 7 8 16 8 32 0 6 0 25-10 36s-22 13-29 13c-20 0-30-15-33-20 0-20 0-39 0-58z">
              <text:p/>
            </draw:path>
            <draw:path draw:style-name="gr4" draw:text-style-name="P4" draw:layer="layout" svg:width="0.074cm" svg:height="0.164cm" svg:x="2.807cm" svg:y="12.179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5 0-36 34-36 38 0 3 3 2 4 3 4 0 4-1 5-4 6-21 17-30 26-30 4 0 6 2 6 9 0 5-1 9-7 24-5 13-11 26-16 40z">
              <text:p/>
            </draw:path>
            <draw:path draw:style-name="gr4" draw:text-style-name="P4" draw:layer="layout" svg:width="0.081cm" svg:height="0.349cm" svg:x="2.988cm" svg:y="11.992cm" svg:viewBox="0 0 82 350" svg:d="M82 176c0-27-4-70-23-110-21-43-52-66-55-66-2 0-4 2-4 4 0 1 0 2 7 8 34 35 55 91 55 164 0 59-13 121-57 165-5 4-5 5-5 6 0 2 2 3 4 3 3 0 35-23 56-68 18-39 22-77 22-106z">
              <text:p/>
            </draw:path>
            <draw:path draw:style-name="gr4" draw:text-style-name="P4" draw:layer="layout" svg:width="0.232cm" svg:height="0.081cm" svg:x="3.164cm" svg:y="12.12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147cm" svg:height="0.161cm" svg:x="3.476cm" svg:y="12.097cm" svg:viewBox="0 0 148 162" svg:d="M126 20c-12 5-15 15-15 20 0 10 8 15 15 15 9 0 22-7 22-24 0-19-19-31-51-31-10 0-29 1-46 13-15 12-21 32-21 41 0 11 5 20 13 27 9 7 15 9 39 13 11 2 32 6 32 22 0 1 0 33-52 33-18 0-31-4-38-9 12-4 19-14 19-24 0-13-10-17-17-17-12 0-26 10-26 28 0 23 25 35 61 35 80 0 53-41 80-61 0-12-6-21-14-28-11-10-24-12-37-14-19-4-33-6-33-19 0-1 0-27 40-27 7 0 19 0 29 7z">
              <text:p/>
            </draw:path>
            <draw:path draw:style-name="gr4" draw:text-style-name="P4" draw:layer="layout" svg:width="0.073cm" svg:height="0.165cm" svg:x="3.655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4" draw:text-style-name="P4" draw:layer="layout" svg:width="0.233cm" svg:height="0.081cm" svg:x="3.819cm" svg:y="12.127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4" draw:text-style-name="P4" draw:layer="layout" svg:width="0.081cm" svg:height="0.349cm" svg:x="4.146cm" svg:y="11.992cm" svg:viewBox="0 0 82 350" svg:d="M82 347c0-1 0-2-6-8-44-44-55-110-55-163 0-61 13-122 56-166 5-4 5-5 5-6 0-3-2-4-4-4-3 0-35 24-56 69-17 38-22 77-22 107 0 27 4 69 24 108 21 44 51 66 54 66 2 0 4-1 4-3z">
              <text:p/>
            </draw:path>
            <draw:path draw:style-name="gr4" draw:text-style-name="P4" draw:layer="layout" svg:width="0.128cm" svg:height="0.158cm" svg:x="4.267cm" svg:y="12.101cm" svg:viewBox="0 0 129 159" svg:d="M119 23c-10 1-17 8-17 16 0 5 3 10 11 10 7 0 16-6 16-19 0-16-15-30-42-30-46 0-59 35-59 51 0 27 26 32 36 35 18 3 36 7 36 26 0 9-8 39-50 39-5 0-32 0-40-19 13 2 22-9 22-18 0-8-5-13-13-13-9 0-19 8-19 24 0 20 20 34 50 34 57 0 70-43 70-59 0-12-6-21-10-25-10-10-20-12-36-15-12-3-26-5-26-21 0-10 8-32 39-32 9 0 26 3 32 16z">
              <text:p/>
            </draw:path>
            <draw:path draw:style-name="gr4" draw:text-style-name="P4" draw:layer="layout" svg:width="0.073cm" svg:height="0.165cm" svg:x="4.425cm" svg:y="12.145cm" svg:viewBox="0 0 74 166" svg:d="M68 10c0-4-3-10-10-10s-14 7-14 14c0 4 3 9 10 9s14-7 14-13zM17 135c-1 3-2 6-2 10 0 11 10 21 24 21 24 0 35-34 35-38 0-3-3-3-4-3-3 0-4 1-5 4-5 20-16 30-26 30-5 0-6-3-6-9 0-5 2-10 4-15 3-7 5-14 8-20 2-6 11-28 12-31s2-6 2-8c0-12-10-21-24-21-24 0-35 33-35 38 0 3 3 3 4 3 3 0 3-1 4-4 7-21 17-30 26-30 4 0 7 2 7 8s-2 10-8 25c-5 13-11 26-16 40z">
              <text:p/>
            </draw:path>
            <draw:path draw:style-name="gr4" draw:text-style-name="P4" draw:layer="layout" svg:width="0.03cm" svg:height="0.075cm" svg:x="4.54cm" svg:y="12.279cm" svg:viewBox="0 0 31 76" svg:d="M24 24c0 14-2 30-19 45-1 1-2 2-2 3 0 2 2 4 4 4 3 0 24-20 24-49 0-15-6-27-17-27-8 0-14 6-14 14s6 14 14 14c6 0 7-3 10-4z">
              <text:p/>
            </draw:path>
            <draw:path draw:style-name="gr4" draw:text-style-name="P4" draw:layer="layout" svg:width="0.113cm" svg:height="0.167cm" svg:x="4.609cm" svg:y="12.14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4" draw:text-style-name="P4" draw:layer="layout" svg:width="0.04cm" svg:height="0.104cm" svg:x="4.784cm" svg:y="12.217cm" svg:viewBox="0 0 41 105" svg:d="M41 37c0-23-9-37-23-37-11 0-18 9-18 19s7 19 18 19c5 0 9-2 13-5 1-1 1-1 1-1 1 0 1 0 1 5 0 26-12 47-24 59-4 4-4 5-4 6 0 2 2 3 4 3 4 0 32-27 32-68z">
              <text:p/>
            </draw:path>
            <draw:path draw:style-name="gr4" draw:text-style-name="P4" draw:layer="layout" svg:width="0.036cm" svg:height="0.037cm" svg:x="4.94cm" svg:y="12.217cm" svg:viewBox="0 0 37 38" svg:d="M37 19c0-10-8-19-18-19-11 0-19 9-19 19s8 19 19 19c10 0 18-9 18-19z">
              <text:p/>
            </draw:path>
            <draw:path draw:style-name="gr4" draw:text-style-name="P4" draw:layer="layout" svg:width="0.036cm" svg:height="0.037cm" svg:x="5.096cm" svg:y="12.217cm" svg:viewBox="0 0 37 38" svg:d="M37 19c0-10-8-19-18-19s-19 9-19 19 9 19 19 19 18-9 18-19z">
              <text:p/>
            </draw:path>
            <draw:path draw:style-name="gr4" draw:text-style-name="P4" draw:layer="layout" svg:width="0.037cm" svg:height="0.037cm" svg:x="5.252cm" svg:y="12.217cm" svg:viewBox="0 0 38 38" svg:d="M38 19c0-10-9-19-19-19s-19 9-19 19 9 19 19 19 19-9 19-19z">
              <text:p/>
            </draw:path>
            <draw:path draw:style-name="gr4" draw:text-style-name="P4" draw:layer="layout" svg:width="0.041cm" svg:height="0.104cm" svg:x="5.408cm" svg:y="12.217cm" svg:viewBox="0 0 42 105" svg:d="M42 37c0-23-9-37-23-37-11 0-19 9-19 19s8 19 19 19c4 0 9-2 12-5 1-1 1-1 2-1s1 0 1 5c0 26-12 47-24 59-4 4-4 5-4 6 0 2 2 3 4 3 3 0 32-27 32-68z">
              <text:p/>
            </draw:path>
            <draw:path draw:style-name="gr4" draw:text-style-name="P4" draw:layer="layout" svg:width="0.128cm" svg:height="0.158cm" svg:x="5.552cm" svg:y="12.101cm" svg:viewBox="0 0 129 159" svg:d="M119 23c-10 1-17 8-17 16 0 5 3 10 11 10s16-6 16-19c0-16-15-30-42-30-46 0-59 35-59 51 0 27 26 32 36 35 18 3 37 7 37 26 0 9-8 39-51 39-5 0-32 0-40-19 14 2 22-9 22-18 0-8-5-13-13-13-9 0-19 8-19 24 0 20 20 34 50 34 57 0 71-43 71-59 0-12-7-21-11-25-10-10-20-12-35-15-13-3-27-5-27-21 0-10 8-32 39-32 9 0 27 3 32 16z">
              <text:p/>
            </draw:path>
            <draw:path draw:style-name="gr4" draw:text-style-name="P4" draw:layer="layout" svg:width="0.073cm" svg:height="0.165cm" svg:x="5.71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4" draw:text-style-name="P4" draw:layer="layout" svg:width="0.03cm" svg:height="0.075cm" svg:x="5.825cm" svg:y="12.279cm" svg:viewBox="0 0 31 76" svg:d="M25 24c0 14-3 30-20 45-1 1-1 2-1 3 0 2 2 4 3 4 4 0 24-20 24-49 0-15-5-27-17-27-8 0-14 6-14 14s6 14 14 14c6 0 10-4 11-4z">
              <text:p/>
            </draw:path>
            <draw:path draw:style-name="gr4" draw:text-style-name="P4" draw:layer="layout" svg:width="0.125cm" svg:height="0.107cm" svg:x="5.899cm" svg:y="12.199cm" svg:viewBox="0 0 126 108" svg:d="M44 7c0-1 0-2 0-4-1-1 0-3-4-3-5 0-14 1-16 1-4 1-9 1-13 1-4 1-7 1-7 6 0 4 3 4 6 4 12 0 12 1 12 3s-1 7-2 10c-4 16-9 33-13 49-6 25-7 30-7 31 0 3 4 3 5 3s3 0 4 0c22-3 53-15 79-38 34-30 25-41 38-62 0-5-3-8-8-8-8 0-10 7-12 14-10 35-43 72-85 85 8-31 15-61 23-92z">
              <text:p/>
            </draw:path>
            <draw:path draw:style-name="gr4" draw:text-style-name="P4" draw:layer="layout" svg:width="0.165cm" svg:height="0.011cm" svg:x="6.065cm" svg:y="12.24cm" svg:viewBox="0 0 166 12" svg:d="M156 12c4 0 10 0 10-6s-5-6-10-6c-49 0-97 0-146 0-4 0-10 0-10 6s6 6 10 6c49 0 97 0 146 0z">
              <text:p/>
            </draw:path>
            <draw:path draw:style-name="gr4" draw:text-style-name="P4" draw:layer="layout" svg:width="0.088cm" svg:height="0.162cm" svg:x="6.285cm" svg:y="12.14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4" draw:text-style-name="P4" draw:layer="layout" svg:width="0.08cm" svg:height="0.349cm" svg:x="6.436cm" svg:y="11.992cm" svg:viewBox="0 0 81 350" svg:d="M81 176c0-27-4-70-23-110-21-43-51-66-55-66-2 0-3 2-3 4 0 1 0 2 6 8 35 35 55 91 55 164 0 59-13 121-57 165-4 4-4 5-4 6 0 2 1 3 3 3 4 0 35-23 56-68 18-39 22-77 22-106z">
              <text:p/>
            </draw:path>
            <draw:path draw:style-name="gr4" draw:text-style-name="P4" draw:layer="layout" svg:width="0.036cm" svg:height="0.151cm" svg:x="6.68cm" svg:y="12.104cm" svg:viewBox="0 0 37 152" svg:d="M37 19c0-10-8-19-18-19s-19 9-19 19 9 19 19 19 18-9 18-19zM37 133c0-10-8-19-18-19s-19 9-19 19 9 19 19 19 18-9 18-19z">
              <text:p/>
            </draw:path>
            <draw:path draw:style-name="gr4" draw:text-style-name="P4" draw:layer="layout" svg:width="0.214cm" svg:height="0.239cm" svg:x="6.848cm" svg:y="12.015cm" svg:viewBox="0 0 215 240" svg:d="M46 32c0-4 0-13-3-19 13 0 26 0 39 0-5 5-5 12-5 17 0 60 0 120 0 181 0 5 0 11 5 16-13 0-26 0-39 0 3-6 3-14 3-18 0-59 0-118 0-177zM142 106c12-11 14-29 14-44 0-25-7-40-15-48 24 3 49 12 49 46 0 23-25 41-48 46zM89 31c0-7 0-10 5-14 2-1 7-4 15-4 16 0 35 12 35 49 0 39-20 47-55 48 0-27 0-53 0-79zM163 112c20-10 39-28 39-52 0-49-40-60-83-60-36 0-71 0-107 0-6 0-12 0-12 7 0 6 6 6 12 6 21 0 22 3 22 20 0 58 0 116 0 175 0 17-1 19-23 19-4 0-11 0-11 6 0 7 6 7 12 7 35 0 70 0 105 0 43 0 98-17 98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4" draw:text-style-name="P4" draw:layer="layout" svg:width="0.12cm" svg:height="0.172cm" svg:x="7.098cm" svg:y="11.94cm" svg:viewBox="0 0 121 173" svg:d="M58 8c1-1 1-3 1-4 0-2-1-4-3-4-5 0-26 2-32 3-2 0-5 0-5 5 0 4 3 4 6 4 12 0 12 1 12 3s-1 4-1 6c-12 46-23 92-35 139-1 4-1 3-1 5 0 4 3 8 8 8 7 0 10-5 12-10 0-1 11-44 12-48 17 2 31 8 31 20 0 2 0 3 0 5-1 4-1 5-1 8 0 17 14 25 26 25 24 0 21-25 31-37 0-4-3-4-4-4-3 0-4 2-5 6-3 11-9 28-22 28-6 0-8-6-8-12 0-5 0-5 1-12 1 0 2-4 2-7 0-22-30-25-40-26 7-5 16-13 20-16 13-12 25-24 39-24 3 0 6 1 8 3-11 2-13 11-13 14 0 6 4 9 10 9 7 0 14-5 14-15 0-9-6-18-19-18-14 0-27 10-39 22-11 10-19 17-29 22 8-33 16-65 24-98z">
              <text:p/>
            </draw:path>
            <draw:path draw:style-name="gr4" draw:text-style-name="P4" draw:layer="layout" svg:width="0.098cm" svg:height="0.08cm" svg:x="7.243cm" svg:y="12.067cm" svg:viewBox="0 0 99 81" svg:d="M78 27c0-17-18-27-40-27-10 0-31 1-31 16 0 6 5 9 9 9 5 0 10-3 10-9 0-4-3-7-4-8 6-2 14-2 16-2 15 0 24 8 24 21 0 1 0 3 0 4-17 1-26 2-40 7-12 4-22 11-22 22 0 17 21 21 35 21 13 0 24-6 29-15 1 7 5 14 14 14 1 0 21 0 21-17 0-3 0-7 0-10-2 0-5 0-7 0 0 3 0 7 0 10 0 1 0 9-7 9s-7-8-7-9c0-12 0-24 0-36zM62 54c0 19-21 21-25 21-11 0-21-5-21-15 0-5 4-22 46-23 0 6 0 11 0 17z">
              <text:p/>
            </draw:path>
            <draw:path draw:style-name="gr4" draw:text-style-name="P4" draw:layer="layout" svg:width="0.169cm" svg:height="0.169cm" svg:x="7.455cm" svg:y="12.083cm" svg:viewBox="0 0 170 170" svg:d="M85 75c-23-23-47-47-70-70-5-4-5-5-8-5-4 0-7 3-7 7 0 3 0 4 4 7 24 24 47 47 71 71-24 23-47 47-71 71-4 3-4 4-4 7s3 7 7 7c3 0 3-1 8-5 23-24 46-47 69-70 24 24 49 48 73 72 1 1 3 3 6 3 4 0 7-4 7-7 0-1 0-3-2-4 0-1-56-56-73-74 21-21 43-43 64-64 2-2 7-7 9-9 0-1 2-2 2-5 0-4-3-7-7-7-3 0-5 2-9 6-23 23-46 46-69 69z">
              <text:p/>
            </draw:path>
            <draw:path draw:style-name="gr4" draw:text-style-name="P4" draw:layer="layout" svg:width="0.214cm" svg:height="0.239cm" svg:x="7.699cm" svg:y="12.015cm" svg:viewBox="0 0 215 240" svg:d="M46 32c0-4 0-13-3-19 13 0 25 0 38 0-4 5-4 12-4 17 0 60 0 120 0 181 0 5 0 11 4 16-13 0-25 0-38 0 3-6 3-14 3-18 0-59 0-118 0-177zM142 106c11-11 14-29 14-44 0-25-8-40-16-48 25 3 50 12 50 46 0 23-25 41-48 46zM89 31c0-7 0-10 5-14 1-1 7-4 15-4 16 0 35 12 35 49 0 39-20 47-55 48 0-27 0-53 0-79zM163 112c20-10 39-28 39-52 0-49-41-60-83-60-36 0-71 0-107 0-6 0-12 0-12 7 0 6 6 6 12 6 21 0 22 3 22 20 0 58 0 116 0 175 0 17-2 19-24 19-4 0-10 0-10 6 0 7 6 7 12 7 35 0 69 0 104 0 44 0 99-17 99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4" draw:text-style-name="P4" draw:layer="layout" svg:width="0.12cm" svg:height="0.172cm" svg:x="7.949cm" svg:y="11.94cm" svg:viewBox="0 0 121 173" svg:d="M58 8c1-1 1-3 1-4 0-2-1-4-4-4-5 0-25 2-31 3-2 0-6 0-6 5 0 4 4 4 7 4 12 0 12 1 12 3s-1 4-1 6c-12 46-23 92-35 139-1 4-1 3-1 5 0 4 3 8 8 8 7 0 10-5 11-10 1-1 11-44 12-48 18 2 32 8 32 20 0 2 0 3-1 5-1 4-1 5-1 8 0 17 15 25 27 25 23 0 21-25 31-37 0-4-3-4-4-4-4 0-4 2-5 6-3 11-10 28-22 28-6 0-8-6-8-12 0-5 0-5 1-12 0-3 1-4 1-7 0-22-29-25-39-26 7-5 16-13 20-16 12-12 25-24 39-24 3 0 6 1 8 3-11 2-13 11-13 14 0 6 4 9 10 9s14-5 14-15c0-9-6-18-19-18-14 0-27 10-40 22-10 10-18 17-28 22 8-33 16-65 24-98z">
              <text:p/>
            </draw:path>
            <draw:path draw:style-name="gr4" draw:text-style-name="P4" draw:layer="layout" svg:width="0.105cm" svg:height="0.123cm" svg:x="8.093cm" svg:y="12.026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4" draw:text-style-name="P4" draw:layer="layout" svg:width="0.125cm" svg:height="0.108cm" svg:x="8.247cm" svg:y="12.002cm" svg:viewBox="0 0 126 109" svg:d="M44 8c0-1 0-3 0-4-1-1 0-4-4-4-5 1-14 2-16 2-4 0-9 0-13 1-4 0-7 0-7 5 0 4 3 4 6 4 12 0 12 1 12 4 0 1-1 6-2 9-4 17-9 33-13 50-6 24-7 29-7 30 0 4 4 4 5 4s3 0 4 0c21-4 53-15 79-39 34-29 38-61 38-62 0-4-3-8-8-8-9 0-10 7-12 14-10 35-43 73-85 85 8-30 15-61 23-91z">
              <text:p/>
            </draw:path>
            <draw:path draw:style-name="gr4" draw:text-style-name="P4" draw:layer="layout" svg:width="0.311cm" svg:height="0.183cm" svg:x="8.521cm" svg:y="12.076cm" svg:viewBox="0 0 312 184" svg:d="M274 99c-20 15-29 29-32 34-16 24-13 30-19 46 0 5 5 5 7 5 6 0 7-1 8-7 8-35 29-64 69-80 4-2 5-3 5-5 0-3-2-4-3-4-15-6-58-23-71-82-1-5-2-6-8-6-2 0-7 0-7 5 6 15 4 22 18 46 7 10 17 23 33 34-87 0-175 0-262 0-6 0-12 0-12 7s6 7 12 7c87 0 175 0 262 0z">
              <text:p/>
            </draw:path>
            <draw:path draw:style-name="gr4" draw:text-style-name="P4" draw:layer="layout" svg:width="0.213cm" svg:height="0.238cm" svg:x="8.97cm" svg:y="12.016cm" svg:viewBox="0 0 214 239" svg:d="M121 192c54-4 93-37 93-72 0-37-40-68-93-73 0-6 0-13 0-19 0-12 0-17 33-17 4 0 8 0 12 0 0-4 0-7 0-11-13 1-46 1-60 1-15 0-47 0-59-1 0 4 0 7 0 11 4 0 7 0 11 0 34 0 34 4 34 17 0 6 0 13 0 19-54 6-92 38-92 73 0 36 39 67 92 72 0 6 0 13 0 20 0 11 0 16-34 16-4 0-7 0-11 0 0 4 0 8 0 11 12-1 45-1 59-1s47 0 60 1c0-3 0-7 0-11-4 0-8 0-12 0-33 0-33-5-33-16 0-7 0-14 0-20zM92 184c-50-6-57-42-57-64 0-18 4-58 57-65 0 43 0 86 0 129zM121 55c48 6 58 38 58 65 0 21-5 58-58 65 0-44 0-87 0-130z">
              <text:p/>
            </draw:path>
            <draw:path draw:style-name="gr4" draw:text-style-name="P4" draw:layer="layout" svg:width="0.126cm" svg:height="0.108cm" svg:x="9.222cm" svg:y="12.002cm" svg:viewBox="0 0 127 109" svg:d="M44 8c0-1 1-3 1-4-1-1 0-4-4-4-1 0-15 2-16 2-5 0-9 0-14 1-4 0-7 0-7 5 0 4 3 4 6 4 12 0 12 1 12 4 0 1-1 6-2 9-4 17-8 33-12 50-6 24-8 29-8 30 0 4 4 4 5 4s3 0 4 0c22-4 53-15 79-39 34-29 39-61 39-62 0-4-4-8-9-8-8 0-10 7-12 14-10 35-43 73-85 85 8-30 15-61 23-91z">
              <text:p/>
            </draw:path>
          </draw:g>
        </draw:g>
        <draw:g>
          <svg:title>TexMaths</svg:title>
          <svg:desc>10§display§s_{i,j} \!=\!
f_{\rm e}^{b_i}(\bm{c}^{\rm b}_{i,j}) 
§svg§600§TRUE§</svg:desc>
          <draw:g>
            <draw:path draw:style-name="gr4" draw:text-style-name="P4" draw:layer="layout" svg:width="0.128cm" svg:height="0.158cm" svg:x="2.048cm" svg:y="12.599cm" svg:viewBox="0 0 129 159" svg:d="M119 24c-10 0-17 8-17 16 0 5 3 10 11 10s16-6 16-20c0-15-15-30-42-30-46 0-59 36-59 51 0 28 26 33 36 35 19 4 37 7 37 27 0 9-8 38-50 38-5 0-32 0-40-18 13 2 22-9 22-19 0-8-6-12-13-12-9 0-20 7-20 23 0 20 20 34 50 34 57 0 71-42 71-58 0-13-7-22-11-26-10-10-20-11-35-14-13-3-27-6-27-22 0-10 9-31 39-31 9 0 27 2 32 16z">
              <text:p/>
            </draw:path>
            <draw:path draw:style-name="gr4" draw:text-style-name="P4" draw:layer="layout" svg:width="0.073cm" svg:height="0.164cm" svg:x="2.206cm" svg:y="12.644cm" svg:viewBox="0 0 74 165" svg:d="M68 9c0-4-3-9-10-9-6 0-14 6-14 14 0 4 4 9 10 9 7 0 14-7 14-14zM18 134c-1 3-2 6-2 10 0 12 10 21 23 21 25 0 35-34 35-37s-2-2-3-3c-4 0-4 1-5 4-6 19-17 29-26 29-5 0-6-3-6-8 0-6 1-11 4-16 2-7 5-13 7-20 3-5 12-28 12-31 1-2 2-5 2-8 0-11-10-20-23-20-25 0-36 33-36 37 0 3 3 3 4 3 4 0 4-1 5-4 6-21 17-30 26-30 4 0 6 2 6 9 0 6-1 9-8 25-5 13-10 26-15 39z">
              <text:p/>
            </draw:path>
            <draw:path draw:style-name="gr4" draw:text-style-name="P4" draw:layer="layout" svg:width="0.031cm" svg:height="0.074cm" svg:x="2.321cm" svg:y="12.778cm" svg:viewBox="0 0 32 75" svg:d="M25 24c0 13-3 29-20 45 0 1-1 2-1 3s2 3 3 3c4 0 25-19 25-49 0-15-6-26-18-26-8 0-14 6-14 14 0 7 6 14 15 14 5 0 9-4 10-4z">
              <text:p/>
            </draw:path>
            <draw:path draw:style-name="gr4" draw:text-style-name="P4" draw:layer="layout" svg:width="0.107cm" svg:height="0.212cm" svg:x="2.377cm" svg:y="12.644cm" svg:viewBox="0 0 108 213" svg:d="M108 9c0-4-3-9-10-9s-13 7-13 14c0 3 3 9 9 9 7 0 14-7 14-14zM56 175c-4 17-17 31-32 31-3 0-6 0-9-1 7-3 9-9 9-13 0-6-5-9-10-9-7 0-14 7-14 14 0 10 10 16 25 16 14 0 43-9 51-39 7-30 15-59 22-88 1-2 1-5 1-8 0-14-11-23-26-23-28 0-43 34-43 37s3 3 4 3c3 0 3 0 5-4 6-14 19-30 33-30 6 0 8 5 8 12 0 3 0 7 0 8-8 31-16 62-24 94z">
              <text:p/>
            </draw:path>
            <draw:path draw:style-name="gr4" draw:text-style-name="P4" draw:layer="layout" svg:width="0.233cm" svg:height="0.082cm" svg:x="2.584cm" svg:y="12.625cm" svg:viewBox="0 0 234 83" svg:d="M222 15c5 0 12-1 12-8s-7-7-12-7c-70 0-140 0-210 0-5 0-12 0-12 7s7 8 12 8c70 0 140 0 210 0zM222 83c5 0 12 0 12-7s-7-7-12-7c-70 0-140 0-210 0-5 0-12 0-12 7s7 7 12 7c70 0 140 0 210 0z">
              <text:p/>
            </draw:path>
            <draw:path draw:style-name="gr4" draw:text-style-name="P4" draw:layer="layout" svg:width="0.174cm" svg:height="0.317cm" svg:x="2.895cm" svg:y="12.507cm" svg:viewBox="0 0 175 318" svg:d="M110 107c10 0 21 0 31 0 7 0 10 0 10-7 0-4-3-4-9-4-10 0-19 0-29 0 2-14 5-27 7-40 1-7 6-32 8-36 4-7 9-12 17-12 1 0 10 0 17 6-15 1-19 14-19 19 0 8 6 12 13 12 9 0 19-8 19-21 0-16-16-24-30-24-12 0-34 6-45 41-2 7-3 11-11 55-8 0-17 0-25 0-6 0-10 0-10 7 0 4 3 4 10 4 8 0 15 0 23 0-9 46-17 92-26 137-7 34-13 66-31 66-1 0-10 0-17-6 16-1 19-14 19-19 0-8-6-12-13-12-9 0-19 8-19 21 0 16 16 24 30 24 19 0 33-21 40-34 11-22 19-63 19-66 7-37 14-74 21-111z">
              <text:p/>
            </draw:path>
            <draw:path draw:style-name="gr4" draw:text-style-name="P4" draw:layer="layout" svg:width="0.098cm" svg:height="0.172cm" svg:x="3.102cm" svg:y="12.439cm" svg:viewBox="0 0 99 173" svg:d="M48 7c0-1 1-3 1-4s-1-3-4-3c-5 0-25 2-31 2-2 1-6 1-6 6 0 4 4 4 7 4 12 0 12 1 12 3s-3 12-4 17c-2 8-4 15-6 23s-16 62-16 65c-1 6-1 9-1 12 0 25 15 41 36 41 30 0 63-34 63-70 0-29-20-41-37-41-13 0-23 7-31 14 6-23 11-46 17-69zM36 166c-12 0-19-11-19-25 0-9 2-18 9-45 2-5 2-5 6-11 10-11 21-16 29-16 10 0 18 7 18 24 0 10-5 35-12 49-6 12-19 24-31 24z">
              <text:p/>
            </draw:path>
            <draw:path draw:style-name="gr4" draw:text-style-name="P4" draw:layer="layout" svg:width="0.061cm" svg:height="0.118cm" svg:x="3.225cm" svg:y="12.527cm" svg:viewBox="0 0 62 119" svg:d="M53 8c0-4-3-8-7-8-5 0-11 5-11 11 0 5 4 8 8 8 5 0 10-6 10-11zM62 92c0-2-3-2-4-2-3 0-3 0-4 4-3 9-11 19-20 19-4 0-5-2-5-6s1-6 2-9c1-4 3-7 4-10 0-1 7-18 10-24 1-3 2-6 2-9 0-8-8-15-19-15-18 0-28 22-28 27 0 3 3 3 4 3 2 0 3-1 4-4 3-12 12-20 19-20 4 0 6 2 6 7 0 2 0 3-1 6-2 3-10 22-12 28-1 3-1 3-4 9-1 3-2 5-2 8 0 9 9 15 19 15 19 0 29-22 29-27z">
              <text:p/>
            </draw:path>
            <draw:path draw:style-name="gr4" draw:text-style-name="P4" draw:layer="layout" svg:width="0.105cm" svg:height="0.111cm" svg:x="3.058cm" svg:y="12.73cm" svg:viewBox="0 0 106 112" svg:d="M99 54c5 0 7 0 7-5 0-22-12-49-49-49-32 0-57 26-57 56 0 31 27 56 60 56s46-26 46-32c0-1-1-3-5-3-3 0-3 1-4 4-8 20-26 24-35 24-12 0-23-6-30-15-9-12-10-26-10-36 26 0 51 0 77 0zM23 48c2-35 25-41 34-41 30 0 31 34 31 41-22 0-43 0-65 0z">
              <text:p/>
            </draw:path>
            <draw:path draw:style-name="gr4" draw:text-style-name="P4" draw:layer="layout" svg:width="0.081cm" svg:height="0.349cm" svg:x="3.372cm" svg:y="12.491cm" svg:viewBox="0 0 82 350" svg:d="M82 346c0-1 0-1-6-7-44-45-55-111-55-163 0-62 13-123 56-166 5-5 5-5 5-6 0-3-1-4-4-4s-35 24-55 69c-18 38-23 77-23 107 0 27 4 68 24 108 21 43 51 66 54 66s4-1 4-4z">
              <text:p/>
            </draw:path>
            <draw:path draw:style-name="gr4" draw:text-style-name="P4" draw:layer="layout" svg:width="0.163cm" svg:height="0.16cm" svg:x="3.49cm" svg:y="12.596cm" svg:viewBox="0 0 164 161" svg:d="M136 19c-19 6-19 23-19 24 0 5 3 16 17 16 15 0 26-12 26-27 0-18-19-32-50-32-70 0-110 54-110 100 0 32 20 61 75 61 9 0 33 0 54-8s35-23 35-27c0-3-6-9-9-9-2 0-3 1-5 4-19 20-47 27-74 27-24 0-35-11-35-32 0-13 9-55 20-74 14-23 35-30 50-30 4 0 16 1 25 7z">
              <text:p/>
            </draw:path>
            <draw:path draw:style-name="gr4" draw:text-style-name="P4" draw:layer="layout" svg:width="0.13cm" svg:height="0.172cm" svg:x="3.667cm" svg:y="12.439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5-32-21 0-19 0-38 0-57z">
              <text:p/>
            </draw:path>
            <draw:path draw:style-name="gr4" draw:text-style-name="P4" draw:layer="layout" svg:width="0.074cm" svg:height="0.164cm" svg:x="3.666cm" svg:y="12.677cm" svg:viewBox="0 0 75 165" svg:d="M68 9c0-3-3-9-10-9-6 0-13 7-13 14 0 4 3 9 10 9s13-7 13-14zM18 134c-1 3-2 6-2 11 0 11 10 20 23 20 25 0 36-34 36-37s-3-3-4-3c-4 0-4 1-5 4-6 19-16 29-26 29-5 0-6-3-6-8 0-6 2-10 4-16s5-13 8-19c2-6 11-29 12-32 0-2 1-5 1-7 0-12-10-21-23-21-24 0-36 33-36 37 0 3 3 2 4 3 4 0 4-1 5-4 6-21 17-29 26-29 4 0 6 1 6 8 0 6-1 9-7 25-5 13-11 26-16 39z">
              <text:p/>
            </draw:path>
            <draw:path draw:style-name="gr4" draw:text-style-name="P4" draw:layer="layout" svg:width="0.03cm" svg:height="0.074cm" svg:x="3.782cm" svg:y="12.812cm" svg:viewBox="0 0 31 75" svg:d="M24 24c0 13-3 29-19 45-1 1-2 2-2 3 0 2 2 3 3 3 4 0 25-19 25-49 0-15-6-26-17-26-9 0-14 6-14 14s5 14 14 14c6 0 7-3 10-4z">
              <text:p/>
            </draw:path>
            <draw:path draw:style-name="gr4" draw:text-style-name="P4" draw:layer="layout" svg:width="0.107cm" svg:height="0.212cm" svg:x="3.837cm" svg:y="12.677cm" svg:viewBox="0 0 108 213" svg:d="M108 9c0-4-3-9-9-9-8 0-14 7-14 14 0 4 3 9 10 9 6 0 13-6 13-14zM56 175c-4 17-17 31-31 31-4 0-7 0-9-1 6-3 8-9 8-13 0-6-5-9-10-9-7 0-14 7-14 15 0 9 10 15 25 15s43-9 51-39c7-30 15-59 22-88 1-2 1-5 1-8 0-14-11-23-26-23-27 0-43 34-43 37s3 3 4 3c3 0 3 0 5-4 6-14 19-29 33-29 6 0 9 4 9 12 0 2-1 6-1 7-8 31-16 62-24 94z">
              <text:p/>
            </draw:path>
            <draw:path draw:style-name="gr4" draw:text-style-name="P4" draw:layer="layout" svg:width="0.08cm" svg:height="0.349cm" svg:x="4.006cm" svg:y="12.491cm" svg:viewBox="0 0 81 350" svg:d="M81 176c0-28-4-70-23-110-21-43-51-66-55-66-2 0-3 2-3 4 0 1 0 1 6 8 35 34 55 90 55 164 0 58-13 120-57 164-4 5-4 5-4 6 0 2 1 4 3 4 4 0 35-24 56-69 18-38 22-76 22-105z">
              <text:p/>
            </draw:path>
          </draw:g>
        </draw:g>
        <draw:g>
          <svg:title>TexMaths</svg:title>
          <svg:desc>10§display§(b_0, \dots, b_{\nu-1})
\!=\! 
f_{\rm e}^{\rm a}(\bm{c}^{\rm a}_i) 
§svg§600§TRUE§</svg:desc>
          <draw:g>
            <draw:path draw:style-name="gr4" draw:text-style-name="P4" draw:layer="layout" svg:width="0.081cm" svg:height="0.348cm" svg:x="4.804cm" svg:y="12.472cm" svg:viewBox="0 0 82 349" svg:d="M82 346c0-1 0-2-6-8-44-44-55-110-55-163 0-61 13-122 56-165 5-5 5-5 5-6 0-3-2-4-4-4-3 0-35 24-56 68-18 39-22 78-22 107 0 27 4 69 23 109 21 43 52 65 55 65 2 0 4-1 4-3z">
              <text:p/>
            </draw:path>
            <draw:path draw:style-name="gr4" draw:text-style-name="P4" draw:layer="layout" svg:width="0.128cm" svg:height="0.245cm" svg:x="4.923cm" svg:y="12.492cm" svg:viewBox="0 0 129 246" svg:d="M67 4c0-1 0-4-5-4-8 0-33 3-42 3-3 1-7 1-7 7 0 4 3 4 8 4 17 0 18 3 18 6s-3 15-5 22c-10 38-19 76-29 114-4 18-5 23-5 35 0 33 18 55 44 55 42 0 85-53 85-102 0-32-19-56-47-56-16 0-30 10-41 21 9-35 17-70 26-105zM34 136c2-8 2-8 5-12 17-23 33-28 42-28 13 0 23 10 23 33 0 20-12 60-18 73-12 23-28 36-42 36-12 0-23-10-23-35 0-7 0-14 5-35 3-11 5-22 8-32z">
              <text:p/>
            </draw:path>
            <draw:path draw:style-name="gr4" draw:text-style-name="P4" draw:layer="layout" svg:width="0.113cm" svg:height="0.166cm" svg:x="5.07cm" svg:y="12.625cm" svg:viewBox="0 0 114 167" svg:d="M114 84c0-27-3-46-15-63-7-12-23-21-42-21-57 0-57 66-57 84s0 83 57 83 57-65 57-83zM57 160c-12 0-27-6-32-26-3-15-3-35-3-53s0-37 4-50c5-19 21-25 31-25 13 0 26 9 30 23 4 13 4 31 4 52 0 18 0 36-3 52-5 22-21 27-31 27z">
              <text:p/>
            </draw:path>
            <draw:path draw:style-name="gr4" draw:text-style-name="P4" draw:layer="layout" svg:width="0.04cm" svg:height="0.103cm" svg:x="5.245cm" svg:y="12.697cm" svg:viewBox="0 0 41 104" svg:d="M41 36c0-23-9-36-23-36-11 0-18 8-18 18s7 19 18 19c4 0 9-2 13-5 1 0 1-1 1-1 1 0 1 1 1 5 0 26-12 47-24 59-4 4-4 4-4 6s2 3 4 3c4 0 32-27 32-68z">
              <text:p/>
            </draw:path>
            <draw:path draw:style-name="gr4" draw:text-style-name="P4" draw:layer="layout" svg:width="0.036cm" svg:height="0.036cm" svg:x="5.401cm" svg:y="12.697cm" svg:viewBox="0 0 37 37" svg:d="M37 18c0-10-9-18-19-18-11 0-18 8-18 18s7 19 18 19c10 0 19-9 19-19z">
              <text:p/>
            </draw:path>
            <draw:path draw:style-name="gr4" draw:text-style-name="P4" draw:layer="layout" svg:width="0.036cm" svg:height="0.036cm" svg:x="5.557cm" svg:y="12.697cm" svg:viewBox="0 0 37 37" svg:d="M37 18c0-10-8-18-18-18-11 0-19 8-19 18s8 19 19 19c10 0 18-9 18-19z">
              <text:p/>
            </draw:path>
            <draw:path draw:style-name="gr4" draw:text-style-name="P4" draw:layer="layout" svg:width="0.036cm" svg:height="0.036cm" svg:x="5.713cm" svg:y="12.697cm" svg:viewBox="0 0 37 37" svg:d="M37 18c0-10-8-18-18-18-11 0-19 8-19 18s8 19 19 19c10 0 18-9 18-19z">
              <text:p/>
            </draw:path>
            <draw:path draw:style-name="gr4" draw:text-style-name="P4" draw:layer="layout" svg:width="0.04cm" svg:height="0.103cm" svg:x="5.869cm" svg:y="12.697cm" svg:viewBox="0 0 41 104" svg:d="M41 36c0-23-8-36-22-36-12 0-19 8-19 18s7 19 19 19c4 0 9-2 12-5 1 0 1-1 2-1 0 2 1 1 1 5 0 26-13 47-24 59-4 4-4 4-4 6s2 3 3 3c4 0 32-27 32-68z">
              <text:p/>
            </draw:path>
            <draw:path draw:style-name="gr4" draw:text-style-name="P4" draw:layer="layout" svg:width="0.128cm" svg:height="0.245cm" svg:x="6.012cm" svg:y="12.492cm" svg:viewBox="0 0 129 246" svg:d="M67 4c0-1 0-4-4-4-9 0-34 3-43 3-3 1-7 1-7 7 0 4 3 4 8 4 17 0 18 3 18 6s-3 15-5 22c-10 38-19 76-29 114-4 18-5 23-5 35 0 33 18 55 44 55 42 0 85-53 85-102 0-32-19-56-47-56-16 0-30 10-41 21 9-35 17-70 26-105zM34 136c2-8 2-8 5-12 18-23 33-28 42-28 13 0 23 10 23 33 0 20-12 60-18 73-12 23-28 36-42 36-12 0-23-10-23-35 0-7 0-14 5-35 3-11 5-22 8-32z">
              <text:p/>
            </draw:path>
            <draw:path draw:style-name="gr4" draw:text-style-name="P4" draw:layer="layout" svg:width="0.125cm" svg:height="0.107cm" svg:x="6.164cm" svg:y="12.678cm" svg:viewBox="0 0 126 108" svg:d="M44 7c0-1 0-2 0-3s0-4-4-4c-5 0-14 1-16 1-4 1-9 1-14 2-4 0-6 0-6 5 0 4 3 4 6 4 12 0 12 1 12 3s-1 7-2 10c-4 17-9 33-13 50-6 24-7 29-7 30 0 3 4 3 5 3s2 0 3 0c22-3 54-15 80-38 33-30 38-61 38-62 0-4-3-8-8-8-9 0-10 7-13 14-9 35-42 72-84 85 8-31 15-61 23-92z">
              <text:p/>
            </draw:path>
            <draw:path draw:style-name="gr4" draw:text-style-name="P4" draw:layer="layout" svg:width="0.165cm" svg:height="0.011cm" svg:x="6.33cm" svg:y="12.719cm" svg:viewBox="0 0 166 12" svg:d="M156 12c4 0 10 0 10-6s-6-6-10-6c-49 0-97 0-146 0-4 0-10 0-10 6s5 6 10 6c49 0 97 0 146 0z">
              <text:p/>
            </draw:path>
            <draw:path draw:style-name="gr4" draw:text-style-name="P4" draw:layer="layout" svg:width="0.088cm" svg:height="0.161cm" svg:x="6.549cm" svg:y="12.625cm" svg:viewBox="0 0 89 162" svg:d="M55 6c0-6 0-6-7-6-16 15-38 15-48 15 0 3 0 6 0 9 5 0 22 0 35-7 0 42 0 83 0 125 0 8 0 12-24 12-3 0-7 0-10 0 0 2 0 5 0 8 5 0 35-1 44-1 8 0 39 1 44 1 0-3 0-6 0-8-3 0-6 0-9 0-25 0-25-4-25-12 0-46 0-91 0-136z">
              <text:p/>
            </draw:path>
            <draw:path draw:style-name="gr4" draw:text-style-name="P4" draw:layer="layout" svg:width="0.081cm" svg:height="0.348cm" svg:x="6.69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  <draw:path draw:style-name="gr4" draw:text-style-name="P4" draw:layer="layout" svg:width="0.232cm" svg:height="0.081cm" svg:x="6.875cm" svg:y="12.6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174cm" svg:height="0.317cm" svg:x="7.186cm" svg:y="12.488cm" svg:viewBox="0 0 175 318" svg:d="M110 107c10 0 20 0 30 0 7 0 11 0 11-7 0-4-4-4-10-4-10 0-19 0-29 0 3-14 5-27 8-40 1-7 6-32 8-36 3-7 9-12 17-12 1 0 10 0 17 6-16 1-19 14-19 19 0 8 6 12 13 12 9 0 19-8 19-21 0-16-16-24-30-24-12 0-34 6-45 41-2 7-3 11-12 55-8 0-16 0-24 0-7 0-10 0-10 7 0 4 3 4 9 4 8 0 16 0 24 0-9 46-18 91-27 137-6 34-12 66-30 66-2 0-10 0-17-6 16-1 19-14 19-19 0-8-6-13-13-13-9 0-19 8-19 21 0 16 15 25 30 25 19 0 33-21 39-34 12-22 20-65 20-67 7-36 14-73 21-110z">
              <text:p/>
            </draw:path>
            <draw:path draw:style-name="gr4" draw:text-style-name="P4" draw:layer="layout" svg:width="0.121cm" svg:height="0.111cm" svg:x="7.391cm" svg:y="12.481cm" svg:viewBox="0 0 122 112" svg:d="M96 44c0-13 0-23-12-32-10-8-21-12-36-12-23 0-40 9-40 24 0 8 6 12 12 12 7 0 12-5 12-12 0-4-2-9-9-11 9-6 23-6 25-6 13 0 28 9 28 29 0 3 0 5 0 8-13 1-29 1-47 8-23 8-29 21-29 32 0 22 25 28 43 28 19 0 31-11 36-21 1 10 8 19 19 19 8-8 24 0 24-23 0-5 0-9 0-13-3 0-5 0-8 0 0 4 0 8 0 13 0 2 0 14-9 14s-9-11-9-15c0-14 0-28 0-42zM76 75c0 23-20 30-31 30-13 0-25-9-25-21 0-13 12-32 56-34 0 8 0 16 0 25z">
              <text:p/>
            </draw:path>
            <draw:path draw:style-name="gr4" draw:text-style-name="P4" draw:layer="layout" svg:width="0.104cm" svg:height="0.111cm" svg:x="7.349cm" svg:y="12.711cm" svg:viewBox="0 0 105 112" svg:d="M98 53c6 0 7 0 7-5 0-21-12-48-48-48-33 0-57 26-57 56 0 31 27 56 60 56s45-27 45-32c0-1 0-3-4-3-3 0-4 1-4 3-8 20-27 24-35 24-12 0-23-5-30-14-10-12-10-27-10-37 25 0 51 0 76 0zM22 47c3-34 25-40 35-40 30 0 31 34 31 40-22 0-44 0-66 0z">
              <text:p/>
            </draw:path>
            <draw:path draw:style-name="gr4" draw:text-style-name="P4" draw:layer="layout" svg:width="0.081cm" svg:height="0.348cm" svg:x="7.569cm" svg:y="12.472cm" svg:viewBox="0 0 82 349" svg:d="M82 346c0-1 0-2-6-8-44-44-55-110-55-163 0-61 13-122 56-165 5-5 5-5 5-6 0-3-1-4-4-4s-35 24-55 68c-18 39-23 78-23 107 0 27 4 69 24 109 21 43 51 65 54 65s4-1 4-3z">
              <text:p/>
            </draw:path>
            <draw:path draw:style-name="gr4" draw:text-style-name="P4" draw:layer="layout" svg:width="0.163cm" svg:height="0.16cm" svg:x="7.687cm" svg:y="12.577cm" svg:viewBox="0 0 164 161" svg:d="M136 19c-19 6-19 23-19 24 0 5 3 16 17 16 15 0 26-13 26-27 0-18-19-32-50-32-70 0-110 54-110 100 0 32 20 61 75 61 9 0 33-1 54-9s35-22 35-26c0-3-6-10-9-10-2 0-3 2-5 4-19 20-47 28-74 28-24 0-35-12-35-33 0-12 9-55 20-73 14-24 35-30 50-30 4 0 16 0 25 7z">
              <text:p/>
            </draw:path>
            <draw:path draw:style-name="gr4" draw:text-style-name="P4" draw:layer="layout" svg:width="0.122cm" svg:height="0.111cm" svg:x="7.865cm" svg:y="12.481cm" svg:viewBox="0 0 123 112" svg:d="M96 44c0-13 0-23-11-32-10-8-22-12-36-12-24 0-40 9-40 24 0 8 5 12 12 12 6 0 11-5 11-12 0-4-2-9-8-11 8-6 23-6 24-6 14 0 29 9 29 29 0 3 0 5 0 8-14 1-30 1-48 8-22 8-29 21-29 32 0 22 26 28 43 28 20 0 31-11 37-21 1 10 7 19 19 19 8-8 24 0 24-23 0-5 0-9 0-13-3 0-5 0-8 0 0 4 0 8 0 13 0 2-1 14-10 14-10 0-9-11-9-15 0-14 0-28 0-42zM77 75c0 23-21 30-32 30-12 0-24-9-24-21 0-13 12-32 56-34 0 8 0 16 0 25z">
              <text:p/>
            </draw:path>
            <draw:path draw:style-name="gr4" draw:text-style-name="P4" draw:layer="layout" svg:width="0.074cm" svg:height="0.164cm" svg:x="7.863cm" svg:y="12.658cm" svg:viewBox="0 0 75 165" svg:d="M68 9c0-4-3-9-10-9-6 0-13 6-13 13 0 5 3 10 10 10s13-7 13-14zM18 134c-1 3-2 6-2 10 0 12 10 21 23 21 25 0 36-34 36-38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4" draw:text-style-name="P4" draw:layer="layout" svg:width="0.081cm" svg:height="0.348cm" svg:x="8.02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>
          <svg:title>TexMaths</svg:title>
          <svg:desc>10§display§\bm{c}^{\rm b}_{i,j}
\!=\!
[ \bm{c}^{\rm b}_i ]_{j\nu}^{j\nu+\nu-1}§svg§600§TRUE§</svg:desc>
          <draw:g>
            <draw:path draw:style-name="gr4" draw:text-style-name="P4" draw:layer="layout" svg:width="0.162cm" svg:height="0.16cm" svg:x="4.804cm" svg:y="13.08cm" svg:viewBox="0 0 163 161" svg:d="M135 20c-18 5-13 15-19 23 0 6 3 16 18 16s25-12 25-27c0-18-18-32-49-32-71 0-110 55-110 100 0 32 20 61 74 61 10 0 34 0 55-8 20-8 34-23 34-27 0-3-5-9-8-9s-3 1-6 4c-19 20-46 27-74 27-23 0-35-11-35-32 0-12 10-55 20-73 14-24 36-30 50-30 5 0 16 0 25 7z">
              <text:p/>
            </draw:path>
            <draw:path draw:style-name="gr4" draw:text-style-name="P4" draw:layer="layout" svg:width="0.131cm" svg:height="0.172cm" svg:x="4.98cm" svg:y="12.923cm" svg:viewBox="0 0 132 173" svg:d="M37 0c-12 1-25 2-37 3 0 3 0 6 0 9 17 0 19 2 19 14 0 48 0 96 0 145 3 0 5 0 8 0 3-5 6-10 9-15 9 12 23 17 36 17 32 0 60-24 60-55 0-30-26-56-58-56-14 0-28 6-37 15 0-26 0-51 0-77zM38 88c7-11 20-19 35-19 14 0 24 8 29 15 4 8 7 17 7 33 0 6 0 24-10 36-9 11-22 13-29 13-19 0-29-15-32-20 0-20 0-39 0-58z">
              <text:p/>
            </draw:path>
            <draw:path draw:style-name="gr4" draw:text-style-name="P4" draw:layer="layout" svg:width="0.073cm" svg:height="0.164cm" svg:x="4.98cm" svg:y="13.161cm" svg:viewBox="0 0 74 165" svg:d="M68 10c0-4-3-10-10-10s-14 7-14 14c0 4 3 9 10 9s14-7 14-13zM18 134c-1 3-3 6-3 11 0 11 10 20 24 20 24 0 35-33 35-37 0-3-3-3-4-3-3 0-3 1-4 4-6 19-17 29-26 29-5 0-7-3-7-8 0-6 2-10 4-16 3-6 6-13 8-19s11-29 12-32c1-2 2-5 2-7 0-12-10-21-24-21-24 0-35 33-35 37 0 3 3 3 4 3 3 0 4-1 4-3 7-22 18-30 27-30 4 0 6 2 6 8s-2 10-8 25c-5 13-10 26-15 39z">
              <text:p/>
            </draw:path>
            <draw:path draw:style-name="gr4" draw:text-style-name="P4" draw:layer="layout" svg:width="0.03cm" svg:height="0.074cm" svg:x="5.095cm" svg:y="13.296cm" svg:viewBox="0 0 31 75" svg:d="M24 24c0 13-2 29-19 45-1 1-1 2-1 3 0 2 2 3 3 3 3 0 24-19 24-49 0-15-6-26-17-26-8 0-14 6-14 14s6 14 14 14c6 0 7-3 10-4z">
              <text:p/>
            </draw:path>
            <draw:path draw:style-name="gr4" draw:text-style-name="P4" draw:layer="layout" svg:width="0.107cm" svg:height="0.212cm" svg:x="5.151cm" svg:y="13.161cm" svg:viewBox="0 0 108 213" svg:d="M108 10c0-5-3-10-10-10s-14 7-14 14c0 4 3 9 10 9s14-6 14-13zM56 175c-4 17-17 31-32 31-3 0-6 0-9-1 7-3 9-9 9-13 0-6-5-9-10-9-8 0-14 7-14 14 0 10 9 16 24 16 14 0 44-9 52-39 7-30 15-59 22-88 0-2 1-5 1-8 0-14-12-23-26-23-28 0-43 34-43 37s3 3 4 3c3 0 3 0 5-4 6-14 19-29 33-29 6 0 8 4 8 12 0 2 0 6-1 7-8 31-15 62-23 94z">
              <text:p/>
            </draw:path>
            <draw:path draw:style-name="gr4" draw:text-style-name="P4" draw:layer="layout" svg:width="0.232cm" svg:height="0.081cm" svg:x="5.358cm" svg:y="13.1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047cm" svg:height="0.349cm" svg:x="5.692cm" svg:y="12.975cm" svg:viewBox="0 0 48 350" svg:d="M48 350c0-4 0-9 0-14-11 0-23 0-34 0 0-107 0-215 0-322 11 0 23 0 34 0 0-5 0-9 0-14-16 0-32 0-48 0 0 117 0 234 0 350 16 0 32 0 48 0z">
              <text:p/>
            </draw:path>
            <draw:path draw:style-name="gr4" draw:text-style-name="P4" draw:layer="layout" svg:width="0.162cm" svg:height="0.16cm" svg:x="5.764cm" svg:y="13.08cm" svg:viewBox="0 0 163 161" svg:d="M135 20c-18 5-13 15-19 23 0 6 4 16 18 16 15 0 25-12 25-27 0-18-18-32-49-32-71 0-110 55-110 100 0 32 20 61 75 61 9 0 33 0 54-8 20-8 34-23 34-27 0-3-5-9-8-9-2 0-3 1-6 4-19 20-46 27-74 27-23 0-35-11-35-32 0-12 10-55 20-73 14-24 36-30 50-30 5 0 16 0 25 7z">
              <text:p/>
            </draw:path>
            <draw:path draw:style-name="gr4" draw:text-style-name="P4" draw:layer="layout" svg:width="0.131cm" svg:height="0.172cm" svg:x="5.94cm" svg:y="12.923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4" draw:text-style-name="P4" draw:layer="layout" svg:width="0.073cm" svg:height="0.164cm" svg:x="5.94cm" svg:y="13.161cm" svg:viewBox="0 0 74 165" svg:d="M68 10c0-4-3-10-10-10s-14 7-14 14c0 4 4 9 10 9 7 0 14-7 14-13zM18 134c-1 3-2 6-2 11 0 11 9 20 23 20 25 0 35-33 35-37 0-3-3-3-4-3-3 0-3 1-4 4-6 19-17 29-26 29-5 0-6-3-6-8 0-6 1-10 3-16 3-6 6-13 8-19 3-6 11-29 12-32 1-2 2-5 2-7 0-12-10-21-24-21-24 0-35 33-35 37 0 3 3 3 4 3 3 0 4-1 4-3 7-22 18-30 27-30 4 0 6 2 6 8s-2 10-8 25c-5 13-10 26-15 39z">
              <text:p/>
            </draw:path>
            <draw:path draw:style-name="gr4" draw:text-style-name="P4" draw:layer="layout" svg:width="0.047cm" svg:height="0.349cm" svg:x="6.108cm" svg:y="12.975cm" svg:viewBox="0 0 48 350" svg:d="M48 0c-16 0-32 0-48 0 0 5 0 9 0 14 11 0 23 0 34 0 0 107 0 215 0 322-11 0-23 0-34 0 0 5 0 10 0 14 16 0 32 0 48 0 0-116 0-233 0-350z">
              <text:p/>
            </draw:path>
            <draw:path draw:style-name="gr4" draw:text-style-name="P4" draw:layer="layout" svg:width="0.107cm" svg:height="0.212cm" svg:x="6.198cm" svg:y="12.907cm" svg:viewBox="0 0 108 213" svg:d="M108 10c0-5-4-10-10-10-7 0-14 7-14 14 0 4 3 9 10 9 6 0 14-6 14-13zM55 175c-4 17-17 31-31 31-4 0-6 0-9-1 6-3 8-9 8-13 0-6-4-9-9-9-8 0-14 7-14 14 0 10 9 16 24 16s43-9 51-39c7-30 15-59 22-88 1-2 1-5 1-8 0-14-11-23-26-23-27 0-43 34-43 37s3 2 4 3c3 0 3 0 5-4 6-14 19-29 33-29 7 0 9 4 9 12 0 2-1 6-1 7-8 31-16 62-24 94z">
              <text:p/>
            </draw:path>
            <draw:path draw:style-name="gr4" draw:text-style-name="P4" draw:layer="layout" svg:width="0.125cm" svg:height="0.107cm" svg:x="6.346cm" svg:y="12.962cm" svg:viewBox="0 0 126 108" svg:d="M44 7c0-1 0-3 0-4-1-1 0-3-4-3-5 0-14 1-16 1-4 0-9 1-13 1s-7 1-7 6c0 3 3 3 6 3 12 0 12 2 12 4 0 1-1 6-2 9-4 17-9 33-13 50-6 25-7 29-7 30 0 4 4 4 5 4s3 0 4 0c21-4 53-15 79-38 33-30 25-41 38-62 0-5-3-8-8-8-9 0-10 7-13 13-9 35-42 73-84 85 8-30 15-61 23-91z">
              <text:p/>
            </draw:path>
            <draw:path draw:style-name="gr4" draw:text-style-name="P4" draw:layer="layout" svg:width="0.18cm" svg:height="0.18cm" svg:x="6.502cm" svg:y="12.918cm" svg:viewBox="0 0 181 181" svg:d="M97 96c25 0 50 0 75 0 4 0 9 0 9-5 0-7-5-7-9-7-25 0-50 0-75 0 0-25 0-50 0-75 0-3 0-9-6-9s-6 6-6 9c0 25 0 50 0 75-25 0-50 0-75 0-4 0-10 0-10 6s6 6 10 6c25 0 50 0 75 0 0 25 0 50 0 76 0 3 0 9 6 9s6-6 6-9c0-26 0-51 0-76z">
              <text:p/>
            </draw:path>
            <draw:path draw:style-name="gr4" draw:text-style-name="P4" draw:layer="layout" svg:width="0.125cm" svg:height="0.107cm" svg:x="6.719cm" svg:y="12.962cm" svg:viewBox="0 0 126 108" svg:d="M44 7c0-1 0-3 0-4-1-1 0-3-4-3-5 0-14 1-16 1-4 0-9 1-14 1-4 0-6 1-6 6 0 3 3 3 6 3 12 0 12 2 12 4 0 1-1 6-2 9-4 17-9 33-13 50-6 25-7 29-7 30 0 4 4 4 5 4s2 0 3 0c22-4 54-15 80-38 33-30 25-41 38-62 0-5-3-8-8-8-9 0-10 7-13 13-9 35-42 73-84 85 8-30 15-61 23-91z">
              <text:p/>
            </draw:path>
            <draw:path draw:style-name="gr4" draw:text-style-name="P4" draw:layer="layout" svg:width="0.165cm" svg:height="0.011cm" svg:x="6.885cm" svg:y="13.002cm" svg:viewBox="0 0 166 12" svg:d="M156 12c4 0 10 0 10-5 0-7-6-7-10-7-49 0-97 0-146 0-4 0-10 0-10 6s5 6 10 6c49 0 97 0 146 0z">
              <text:p/>
            </draw:path>
            <draw:path draw:style-name="gr4" draw:text-style-name="P4" draw:layer="layout" svg:width="0.089cm" svg:height="0.162cm" svg:x="7.104cm" svg:y="12.907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4" draw:text-style-name="P4" draw:layer="layout" svg:width="0.107cm" svg:height="0.212cm" svg:x="6.198cm" svg:y="13.172cm" svg:viewBox="0 0 108 213" svg:d="M108 10c0-5-4-10-10-10-7 0-14 7-14 14 0 4 3 9 10 9 6 0 14-6 14-13zM55 175c-4 17-17 31-31 31-4 0-6 0-9-1 6-3 8-9 8-13 0-6-4-9-9-9-8 0-14 7-14 15 0 9 9 15 24 15s43-9 51-39c7-30 15-59 22-88 1-2 1-4 1-8 0-14-11-23-26-23-27 0-43 34-43 37 0 4 3 2 4 4 3 0 3-1 5-5 6-14 19-29 33-29 7 0 9 4 9 12 0 2-1 6-1 7-8 31-16 62-24 94z">
              <text:p/>
            </draw:path>
            <draw:path draw:style-name="gr4" draw:text-style-name="P4" draw:layer="layout" svg:width="0.125cm" svg:height="0.107cm" svg:x="6.346cm" svg:y="13.227cm" svg:viewBox="0 0 126 108" svg:d="M44 7c0-1 0-3 0-4-1-1 0-3-4-3-5 0-14 1-16 1-4 0-9 1-13 1s-7 1-7 6c0 3 3 3 6 3 12 0 12 2 12 4 0 1-1 6-2 10-4 16-9 33-13 49-6 25-7 30-7 31 0 3 4 3 5 3s3 0 4 0c21-3 53-15 79-38 33-30 25-41 38-62 0-5-3-8-8-8-9 0-10 7-13 14-9 34-42 72-84 84 8-30 15-61 23-91z">
              <text:p/>
            </draw:path>
          </draw:g>
        </draw:g>
        <draw:g>
          <svg:title>TexMaths</svg:title>
          <svg:desc>10§display§\Phi \!=\!
\Phi_0 \!\cup\! \Phi_1§svg§600§TRUE§</svg:desc>
          <draw:g>
            <draw:path draw:style-name="gr4" draw:text-style-name="P4" draw:layer="layout" svg:width="0.213cm" svg:height="0.237cm" svg:x="6.247cm" svg:y="8.9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4" draw:text-style-name="P4" draw:layer="layout" svg:width="0.232cm" svg:height="0.081cm" svg:x="6.54cm" svg:y="9.1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4" draw:layer="layout" svg:width="0.213cm" svg:height="0.237cm" svg:x="6.852cm" svg:y="8.9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4" draw:text-style-name="P4" draw:layer="layout" svg:width="0.113cm" svg:height="0.166cm" svg:x="7.098cm" svg:y="9.1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4" draw:text-style-name="P4" draw:layer="layout" svg:width="0.194cm" svg:height="0.215cm" svg:x="7.282cm" svg:y="9.0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4" draw:text-style-name="P4" draw:layer="layout" svg:width="0.213cm" svg:height="0.237cm" svg:x="7.536cm" svg:y="8.9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4" draw:text-style-name="P4" draw:layer="layout" svg:width="0.089cm" svg:height="0.161cm" svg:x="7.796cm" svg:y="9.1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153" draw:text-style-name="P34" draw:layer="layout" svg:width="1.4cm" svg:height="0.4cm" svg:x="6cm" svg:y="2.3cm">
          <text:p text:style-name="P25"><text:span text:style-name="T3">inner-B</text:span></text:p>
          <draw:enhanced-geometry svg:viewBox="0 0 21600 21600" draw:type="rectangle" draw:enhanced-path="M 0 0 L 21600 0 21600 21600 0 21600 0 0 Z N"/>
        </draw:custom-shape>
        <draw:polyline draw:style-name="gr26" draw:text-style-name="P2" draw:layer="layout" svg:width="1.599cm" svg:height="0.299cm" svg:x="7.4cm" svg:y="2.2cm" svg:viewBox="0 0 1600 300" draw:points="0,300 200,300 200,0 1600,0">
          <text:p/>
        </draw:polyline>
        <draw:polyline draw:style-name="gr26" draw:text-style-name="P2" draw:layer="layout" svg:width="0.299cm" svg:height="0.299cm" svg:x="6.8cm" svg:y="2cm" svg:viewBox="0 0 300 300" draw:points="0,0 300,0 300,300">
          <text:p/>
        </draw:polyline>
        <draw:g>
          <svg:title>TexMaths</svg:title>
          <svg:desc>10§display§\bm{b}_i \!\in\! \mathcal{B}§svg§600§TRUE§</svg:desc>
          <draw:g>
            <draw:path draw:style-name="gr4" draw:text-style-name="P4" draw:layer="layout" svg:width="0.158cm" svg:height="0.244cm" svg:x="6.852cm" svg:y="1.671cm" svg:viewBox="0 0 159 245" svg:d="M80 12c2-4 2-5 2-6 0-4-4-6-8-6-1 0-2 0-2 1-15 1-31 1-46 2-5 0-11 0-11 10 0 6 7 6 9 6 4 0 10 0 15 1-3 12-6 27-10 40-8 32-16 64-24 96-5 20-5 24-5 32 0 45 33 57 60 57 63 0 99-57 99-102 0-43-32-58-61-58-17 0-31 7-38 11 7-28 13-56 20-84zM60 232c-13 0-25-7-25-29 0-11 4-24 6-35 4-13 10-36 12-47 2-6 22-24 43-24 22 0 24 19 24 27 0 18-12 60-18 74-12 28-31 34-42 34z">
              <text:p/>
            </draw:path>
            <draw:path draw:style-name="gr4" draw:text-style-name="P4" draw:layer="layout" svg:width="0.074cm" svg:height="0.163cm" svg:x="7.028cm" svg:y="1.804cm" svg:viewBox="0 0 75 164" svg:d="M68 9c0-3-3-9-10-9-6 0-13 7-13 14 0 4 3 9 9 9 8 0 14-7 14-14zM18 134c-1 3-2 6-2 10 0 11 10 20 23 20 25 0 36-33 36-36 0-4-3-3-4-4-4 0-4 2-5 5-6 19-16 28-26 28-5 0-6-3-6-7 0-6 2-11 4-16 2-7 5-13 8-20 2-6 11-28 12-31 0-2 1-5 1-8 0-11-10-20-23-20-25 0-36 33-36 37 0 3 3 2 4 3 4 0 4-1 5-4 6-21 17-30 26-30 4 0 6 2 6 9 0 6-1 9-7 24-5 13-11 26-16 40z">
              <text:p/>
            </draw:path>
            <draw:path draw:style-name="gr4" draw:text-style-name="P4" draw:layer="layout" svg:width="0.174cm" svg:height="0.201cm" svg:x="7.202cm" svg:y="1.725cm" svg:viewBox="0 0 175 202" svg:d="M163 109c6 0 12 0 12-7s-6-7-12-7c-50 0-99 0-149 0 4-47 45-81 94-81 18 0 36 0 55 0 6 0 12 0 12-7s-6-7-12-7c-19 0-37 0-56 0-60 0-107 46-107 102 0 55 47 100 107 100 19 0 37 0 56 0 6 0 12 0 12-7s-6-7-12-7c-19 0-37 0-55 0-49 0-90-34-94-79 50 0 99 0 149 0z">
              <text:p/>
            </draw:path>
            <draw:path draw:style-name="gr4" draw:text-style-name="P4" draw:layer="layout" svg:width="0.222cm" svg:height="0.253cm" svg:x="7.455cm" svg:y="1.667cm" svg:viewBox="0 0 223 254" svg:d="M88 9c1-3 1-4 1-5 0-3-1-4-4-4-4 0-15 6-22 9-16 8-29 15-29 21 0 2 2 2 4 2 4 0 13-5 20-8-5 34-13 79-19 109-13 59-20 80-37 114-2 3-1 3-2 4 0 3 3 3 4 3 5 0 20-7 26-16 4-8 17-34 28-75 8-29 21-74 46-111 16-22 31-33 53-33 19 0 36 12 36 31 0 31-33 42-70 54-4 2-28 10-28 19 0 2 2 2 3 2 2 0 10-1 17-1 36 0 64 21 64 53 0 44-37 58-69 58-27 0-40-15-44-20-2-2-2-3-5-3-8 0-25 11-25 18 0 1 13 24 51 24 50 0 122-35 122-92 0-28-19-50-55-57 28-12 69-37 69-70 0-20-17-35-43-35-12 0-57 3-99 56 2-16 5-31 7-47z">
              <text:p/>
            </draw:path>
          </draw:g>
        </draw:g>
        <draw:frame draw:style-name="gr158" draw:text-style-name="P7" draw:layer="layout" svg:width="1.285cm" svg:height="0.395cm" svg:x="5.105cm" svg:y="10.909cm">
          <draw:text-box>
            <text:p><text:span text:style-name="T3">(lossy)</text:span></text:p>
          </draw:text-box>
        </draw:frame>
      </draw:page>
      <draw:page draw:name="page8" draw:style-name="dp1" draw:master-page-name="Default">
        <draw:frame draw:style-name="gr78" draw:text-style-name="P7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79" draw:text-style-name="P6" draw:layer="layout" svg:width="0.159cm" svg:height="0.319cm" svg:x="19.201cm" svg:y="0.502cm">
          <draw:text-box>
            <text:p><text:span text:style-name="T2">8</text:span></text:p>
          </draw:text-box>
        </draw:frame>
        <draw:line draw:style-name="gr19" draw:text-style-name="P2" draw:layer="layout" svg:x1="5.5cm" svg:y1="5cm" svg:x2="5.5cm" svg:y2="5.2cm">
          <text:p/>
        </draw:line>
        <draw:custom-shape draw:style-name="gr120" draw:text-style-name="P16" draw:layer="layout" svg:width="7.9cm" svg:height="1.6cm" svg:x="1.802cm" svg:y="1.8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16" draw:layer="layout" svg:width="7.9cm" svg:height="1.6cm" svg:x="1.6cm" svg:y="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7" draw:layer="layout" svg:width="0.2cm" svg:height="0.2cm" svg:x="1.8cm" svg:y="2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0.2cm" svg:height="0.2cm" svg:x="2.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4.8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8" draw:layer="layout" svg:width="0.2cm" svg:height="0.2cm" svg:x="5.402cm" svg:y="2.50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0.2cm" svg:height="0.2cm" svg:x="6.00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8.40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7" draw:layer="layout" svg:width="0.2cm" svg:height="0.2cm" svg:x="9.003cm" svg:y="2.5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cm" svg:y1="2.6cm" svg:x2="2.4cm" svg:y2="2.6cm">
          <text:p/>
        </draw:line>
        <draw:line draw:style-name="gr19" draw:text-style-name="P2" draw:layer="layout" svg:x1="5cm" svg:y1="2.6cm" svg:x2="5.4cm" svg:y2="2.6cm">
          <text:p/>
        </draw:line>
        <draw:line draw:style-name="gr19" draw:text-style-name="P2" draw:layer="layout" svg:x1="5.6cm" svg:y1="2.6cm" svg:x2="6cm" svg:y2="2.6cm">
          <text:p/>
        </draw:line>
        <draw:line draw:style-name="gr19" draw:text-style-name="P2" draw:layer="layout" svg:x1="8.6cm" svg:y1="2.6cm" svg:x2="9cm" svg:y2="2.6cm">
          <text:p/>
        </draw:line>
        <draw:line draw:style-name="gr19" draw:text-style-name="P2" draw:layer="layout" svg:x1="3.8cm" svg:y1="2.6cm" svg:x2="4cm" svg:y2="2.6cm">
          <text:p/>
        </draw:line>
        <draw:line draw:style-name="gr19" draw:text-style-name="P2" draw:layer="layout" svg:x1="4.6cm" svg:y1="2.6cm" svg:x2="4.8cm" svg:y2="2.6cm">
          <text:p/>
        </draw:line>
        <draw:line draw:style-name="gr19" draw:text-style-name="P2" draw:layer="layout" svg:x1="6.2cm" svg:y1="2.6cm" svg:x2="6.4cm" svg:y2="2.6cm">
          <text:p/>
        </draw:line>
        <draw:line draw:style-name="gr19" draw:text-style-name="P2" draw:layer="layout" svg:x1="7cm" svg:y1="2.6cm" svg:x2="7.2cm" svg:y2="2.6cm">
          <text:p/>
        </draw:line>
        <draw:line draw:style-name="gr2" draw:text-style-name="P2" draw:layer="layout" svg:x1="4cm" svg:y1="2.6cm" svg:x2="4.6cm" svg:y2="2.6cm">
          <text:p/>
        </draw:line>
        <draw:line draw:style-name="gr2" draw:text-style-name="P2" draw:layer="layout" svg:x1="6.4cm" svg:y1="2.6cm" svg:x2="7cm" svg:y2="2.6cm">
          <text:p/>
        </draw:line>
        <draw:custom-shape draw:style-name="gr84" draw:text-style-name="P18" draw:layer="layout" svg:width="0.2cm" svg:height="0.2cm" svg:x="3.002cm" svg:y="2.502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6cm" svg:y1="2.6cm" svg:x2="3cm" svg:y2="2.6cm">
          <text:p/>
        </draw:line>
        <draw:g>
          <svg:title>TexMaths</svg:title>
          <svg:desc>8§display§\tilde{d}^j_0§svg§600§TRUE§</svg:desc>
          <draw:g>
            <draw:path draw:style-name="gr4" draw:text-style-name="P4" draw:layer="layout" svg:width="0.092cm" svg:height="0.025cm" svg:x="2.485cm" svg:y="2.1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4" draw:text-style-name="P4" draw:layer="layout" svg:width="0.132cm" svg:height="0.196cm" svg:x="2.424cm" svg:y="2.2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4" draw:text-style-name="P4" draw:layer="layout" svg:width="0.085cm" svg:height="0.169cm" svg:x="2.558cm" svg:y="2.1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4" draw:text-style-name="P4" draw:layer="layout" svg:width="0.09cm" svg:height="0.133cm" svg:x="2.568cm" svg:y="2.3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19" draw:text-style-name="P2" draw:layer="layout" svg:x1="3.1cm" svg:y1="2.7cm" svg:x2="3.1cm" svg:y2="3.2cm">
          <text:p/>
        </draw:line>
        <draw:custom-shape draw:style-name="gr83" draw:text-style-name="P2" draw:layer="layout" svg:width="0.2cm" svg:height="0.2cm" svg:x="3.0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b}^j_0§svg§600§TRUE§</svg:desc>
          <draw:g>
            <draw:path draw:style-name="gr4" draw:text-style-name="P4" draw:layer="layout" svg:width="0.126cm" svg:height="0.195cm" svg:x="2.626cm" svg:y="3.153cm" svg:viewBox="0 0 127 196" svg:d="M64 10c1-4 1-4 1-5 0-3-3-5-6-5-1 0-1 0-2 0-12 1-24 2-36 2-3 0-9 0-9 8 0 5 6 5 7 5 3 0 8 0 12 1-2 10-5 21-8 32-6 26-13 51-19 77-4 16-4 19-4 26 0 36 26 45 48 45 50 0 79-45 79-82 0-34-26-46-49-46-13 0-25 5-30 9 5-23 10-45 16-67zM48 187c-11 0-20-7-20-24 0-9 3-19 5-28 3-11 8-30 9-38 2-5 18-19 35-19s19 15 19 21c0 14-10 49-15 60-9 23-24 28-33 28z">
              <text:p/>
            </draw:path>
            <draw:path draw:style-name="gr4" draw:text-style-name="P4" draw:layer="layout" svg:width="0.085cm" svg:height="0.169cm" svg:x="2.757cm" svg:y="3.083cm" svg:viewBox="0 0 86 170" svg:d="M86 8c0-4-2-8-8-8-5 0-11 6-11 11 0 3 2 7 8 7s11-4 11-10zM45 140c-4 13-14 24-26 24-2 0-5 0-6 0 5-3 6-8 6-11 0-5-4-7-8-7-5 0-11 6-11 12 0 7 8 12 20 12s34-7 41-31c5-24 11-47 17-70 0-2 1-4 1-7 0-11-10-18-21-18-22 0-34 27-34 29 0 3 2 3 3 3 3 0 3 0 4-3 5-12 15-24 26-24 5 0 7 4 7 10 0 2 0 5 0 6-7 25-13 50-19 75z">
              <text:p/>
            </draw:path>
            <draw:path draw:style-name="gr4" draw:text-style-name="P4" draw:layer="layout" svg:width="0.09cm" svg:height="0.133cm" svg:x="2.767cm" svg:y="3.292cm" svg:viewBox="0 0 91 134" svg:d="M91 68c0-22-2-38-12-51-6-9-18-17-34-17-45 0-45 54-45 68s0 66 45 66c46 0 46-53 46-66zM45 128c-8 0-20-5-24-21-3-11-3-27-3-42s0-29 3-40c4-15 16-19 24-19 11 0 21 6 24 17 4 11 4 25 4 42 0 15 0 29-3 41-4 18-17 22-25 22z">
              <text:p/>
            </draw:path>
          </draw:g>
        </draw:g>
        <draw:custom-shape draw:style-name="gr83" draw:text-style-name="P2" draw:layer="layout" svg:width="0.2cm" svg:height="0.2cm" svg:x="7.20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8" draw:layer="layout" svg:width="0.2cm" svg:height="0.2cm" svg:x="7.803cm" svg:y="2.5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7.401cm" svg:y1="2.601cm" svg:x2="7.801cm" svg:y2="2.601cm">
          <text:p/>
        </draw:line>
        <draw:line draw:style-name="gr19" draw:text-style-name="P2" draw:layer="layout" svg:x1="8.001cm" svg:y1="2.601cm" svg:x2="8.401cm" svg:y2="2.601cm">
          <text:p/>
        </draw:line>
        <draw:g>
          <svg:title>TexMaths</svg:title>
          <svg:desc>8§display§\tilde{d}^j_i§svg§600§TRUE§</svg:desc>
          <draw:g>
            <draw:path draw:style-name="gr4" draw:text-style-name="P4" draw:layer="layout" svg:width="0.092cm" svg:height="0.025cm" svg:x="4.888cm" svg:y="2.1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4" draw:text-style-name="P4" draw:layer="layout" svg:width="0.132cm" svg:height="0.196cm" svg:x="4.827cm" svg:y="2.2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4" draw:text-style-name="P4" draw:layer="layout" svg:width="0.085cm" svg:height="0.169cm" svg:x="4.961cm" svg:y="2.1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4" draw:text-style-name="P4" draw:layer="layout" svg:width="0.058cm" svg:height="0.131cm" svg:x="4.97cm" svg:y="2.3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>
          <svg:title>TexMaths</svg:title>
          <svg:desc>8§display§\tilde{d}^j_{i+1}§svg§600§TRUE§</svg:desc>
          <draw:g>
            <draw:path draw:style-name="gr4" draw:text-style-name="P4" draw:layer="layout" svg:width="0.092cm" svg:height="0.025cm" svg:x="5.99cm" svg:y="2.1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4" draw:text-style-name="P4" draw:layer="layout" svg:width="0.132cm" svg:height="0.196cm" svg:x="5.929cm" svg:y="2.2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4" draw:text-style-name="P4" draw:layer="layout" svg:width="0.085cm" svg:height="0.169cm" svg:x="6.063cm" svg:y="2.1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4" draw:text-style-name="P4" draw:layer="layout" svg:width="0.058cm" svg:height="0.131cm" svg:x="6.073cm" svg:y="2.3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4" draw:text-style-name="P4" draw:layer="layout" svg:width="0.143cm" svg:height="0.144cm" svg:x="6.156cm" svg:y="2.3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4" draw:text-style-name="P4" draw:layer="layout" svg:width="0.07cm" svg:height="0.129cm" svg:x="6.336cm" svg:y="2.3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\tilde{d}^j_{n-1}§svg§600§TRUE§</svg:desc>
          <draw:g>
            <draw:path draw:style-name="gr4" draw:text-style-name="P4" draw:layer="layout" svg:width="0.093cm" svg:height="0.025cm" svg:x="7.092cm" svg:y="2.1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4" draw:text-style-name="P4" draw:layer="layout" svg:width="0.133cm" svg:height="0.196cm" svg:x="7.03cm" svg:y="2.2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4" draw:text-style-name="P4" draw:layer="layout" svg:width="0.085cm" svg:height="0.169cm" svg:x="7.165cm" svg:y="2.1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4" draw:text-style-name="P4" draw:layer="layout" svg:width="0.119cm" svg:height="0.088cm" svg:x="7.174cm" svg:y="2.3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4" draw:text-style-name="P4" draw:layer="layout" svg:width="0.132cm" svg:height="0.009cm" svg:x="7.325cm" svg:y="2.423cm" svg:viewBox="0 0 133 10" svg:d="M125 10c3 0 8 0 8-5s-5-5-8-5c-39 0-78 0-117 0-3 0-8 0-8 5s4 5 8 5c39 0 78 0 117 0z">
              <text:p/>
            </draw:path>
            <draw:path draw:style-name="gr4" draw:text-style-name="P4" draw:layer="layout" svg:width="0.07cm" svg:height="0.129cm" svg:x="7.501cm" svg:y="2.3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>
          <svg:title>TexMaths</svg:title>
          <svg:desc>8§display§\tilde{d}^j_{n}§svg§600§TRUE§</svg:desc>
          <draw:g>
            <draw:path draw:style-name="gr4" draw:text-style-name="P4" draw:layer="layout" svg:width="0.092cm" svg:height="0.025cm" svg:x="8.392cm" svg:y="2.1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4" draw:text-style-name="P4" draw:layer="layout" svg:width="0.132cm" svg:height="0.196cm" svg:x="8.331cm" svg:y="2.2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4" draw:text-style-name="P4" draw:layer="layout" svg:width="0.085cm" svg:height="0.169cm" svg:x="8.465cm" svg:y="2.1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4" draw:text-style-name="P4" draw:layer="layout" svg:width="0.119cm" svg:height="0.088cm" svg:x="8.474cm" svg:y="2.3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custom-shape draw:style-name="gr83" draw:text-style-name="P2" draw:layer="layout" svg:width="0.2cm" svg:height="0.2cm" svg:x="3.6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3.201cm" svg:y1="2.601cm" svg:x2="3.601cm" svg:y2="2.601cm">
          <text:p/>
        </draw:line>
        <draw:g>
          <svg:title>TexMaths</svg:title>
          <svg:desc>8§display§\tilde{d}^j_1§svg§600§TRUE§</svg:desc>
          <draw:g>
            <draw:path draw:style-name="gr4" draw:text-style-name="P4" draw:layer="layout" svg:width="0.091cm" svg:height="0.025cm" svg:x="3.686cm" svg:y="2.1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4" draw:text-style-name="P4" draw:layer="layout" svg:width="0.132cm" svg:height="0.196cm" svg:x="3.625cm" svg:y="2.2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4" draw:text-style-name="P4" draw:layer="layout" svg:width="0.085cm" svg:height="0.169cm" svg:x="3.759cm" svg:y="2.1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4" draw:text-style-name="P4" draw:layer="layout" svg:width="0.07cm" svg:height="0.129cm" svg:x="3.78cm" svg:y="2.3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19" draw:text-style-name="P2" draw:layer="layout" svg:x1="5.501cm" svg:y1="2.701cm" svg:x2="5.501cm" svg:y2="3.201cm">
          <text:p/>
        </draw:line>
        <draw:custom-shape draw:style-name="gr83" draw:text-style-name="P2" draw:layer="layout" svg:width="0.2cm" svg:height="0.2cm" svg:x="5.402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7.902cm" svg:y1="2.702cm" svg:x2="7.902cm" svg:y2="3.202cm">
          <text:p/>
        </draw:line>
        <draw:custom-shape draw:style-name="gr83" draw:text-style-name="P2" draw:layer="layout" svg:width="0.2cm" svg:height="0.2cm" svg:x="7.803cm" svg:y="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b}^j_i§svg§600§TRUE§</svg:desc>
          <draw:g>
            <draw:path draw:style-name="gr4" draw:text-style-name="P4" draw:layer="layout" svg:width="0.126cm" svg:height="0.195cm" svg:x="5.029cm" svg:y="3.155cm" svg:viewBox="0 0 127 196" svg:d="M64 10c1-4 1-4 1-5 0-3-3-5-6-5-1 0-2 0-2 0-12 1-24 1-36 2-4 0-9 0-9 8 0 5 6 5 7 5 3 0 8 0 12 1-2 10-5 22-8 32-6 26-13 52-19 77-4 15-4 19-4 26 0 35 26 45 48 45 50 0 79-45 79-83 0-34-26-45-49-45-13 0-25 5-30 9 5-23 11-45 16-67zM48 186c-11 0-20-6-20-23 0-9 3-19 5-28 3-10 7-30 9-38 2-5 18-20 35-20s19 16 19 22c0 14-10 49-15 60-9 22-25 27-33 27z">
              <text:p/>
            </draw:path>
            <draw:path draw:style-name="gr4" draw:text-style-name="P4" draw:layer="layout" svg:width="0.085cm" svg:height="0.169cm" svg:x="5.16cm" svg:y="3.085cm" svg:viewBox="0 0 86 170" svg:d="M86 7c0-3-2-7-8-7-5 0-11 6-11 10s2 8 8 8 11-5 11-11zM45 140c-4 13-14 24-26 24-2 0-5 0-6-1 5-3 6-7 6-10 0-5-4-7-8-7-5 0-11 5-11 11 0 7 8 13 20 13s34-7 41-31c5-24 11-47 17-70 0-3 1-4 1-8 0-10-10-18-21-18-22 0-34 28-34 30 0 3 2 3 3 3 3 0 3-1 4-3 5-12 15-24 26-24 5 0 7 3 7 9 0 3 0 5 0 7-7 25-13 50-19 75z">
              <text:p/>
            </draw:path>
            <draw:path draw:style-name="gr4" draw:text-style-name="P4" draw:layer="layout" svg:width="0.058cm" svg:height="0.131cm" svg:x="5.169cm" svg:y="3.297cm" svg:viewBox="0 0 59 132" svg:d="M54 7c0-3-2-7-8-7-5 0-11 5-11 10 0 4 2 8 8 8s11-5 11-11zM14 107c0 2-1 5-1 8 0 10 7 17 18 17 19 0 28-27 28-31 0-2-2-2-3-2-3 0-3 2-3 3-5 16-14 24-21 24-4 0-6-2-6-6 0-5 2-9 4-13 2-6 4-10 6-16 1-5 9-22 9-25 1-1 2-4 2-6 0-9-8-17-19-17-19 0-28 27-28 30s2 3 3 3c3 0 3-1 3-3 6-17 15-24 22-24 3 0 5 1 5 7 0 4-2 7-7 19-4 11-8 21-12 32z">
              <text:p/>
            </draw:path>
          </draw:g>
        </draw:g>
        <draw:g>
          <svg:title>TexMaths</svg:title>
          <svg:desc>8§display§\bm{b}^j_{n-1}§svg§600§TRUE§</svg:desc>
          <draw:g>
            <draw:path draw:style-name="gr4" draw:text-style-name="P4" draw:layer="layout" svg:width="0.127cm" svg:height="0.196cm" svg:x="7.104cm" svg:y="3.156cm" svg:viewBox="0 0 128 197" svg:d="M65 10c0-4 0-4 0-5 0-3-3-5-6-5-1 0-1 0-2 1-11 0-23 1-35 1-4 0-10 0-10 8 0 5 6 5 7 5 3 0 9 0 12 1-2 10-5 22-8 33-6 25-13 51-19 76-4 16-4 20-4 26 0 36 27 46 48 46 50 0 80-46 80-83 0-34-27-46-50-46-13 0-25 6-30 9 5-23 11-45 17-67zM49 187c-11 0-21-6-21-23 0-9 3-19 5-28 3-11 8-31 9-39 2-4 18-19 35-19s19 16 19 21c0 15-10 50-15 61-9 22-24 27-32 27z">
              <text:p/>
            </draw:path>
            <draw:path draw:style-name="gr4" draw:text-style-name="P4" draw:layer="layout" svg:width="0.085cm" svg:height="0.169cm" svg:x="7.236cm" svg:y="3.086cm" svg:viewBox="0 0 86 170" svg:d="M86 8c0-4-3-8-8-8s-11 6-11 11c0 3 2 7 8 7 5 0 11-4 11-10zM45 140c-4 13-15 25-26 25-2 0-5 0-7-1 5-3 6-7 6-11s-3-7-7-7c-6 0-11 6-11 12 0 7 7 12 19 12s35-7 41-31c6-23 12-47 17-70 1-2 2-3 2-7 0-11-10-18-22-18-21 0-34 27-34 30s2 2 3 3c3 0 4-1 4-4 5-11 16-23 27-23 5 0 7 3 7 9 0 2-1 5-1 6-6 25-12 50-18 75z">
              <text:p/>
            </draw:path>
            <draw:path draw:style-name="gr4" draw:text-style-name="P4" draw:layer="layout" svg:width="0.119cm" svg:height="0.088cm" svg:x="7.244cm" svg:y="3.339cm" svg:viewBox="0 0 120 89" svg:d="M15 74c-1 3-2 8-2 8 0 4 4 7 7 7s6-3 7-5 3-8 4-12 3-13 4-18c1-4 3-8 3-12 3-8 3-10 9-19 5-7 14-17 29-17 12 0 12 9 12 13 0 12-9 34-12 42-2 5-3 7-3 11 0 10 8 17 19 17 20 0 28-27 28-31 0-2-3-2-3-2-3 0-3 1-4 3-4 16-12 24-20 24-4 0-5-3-5-7s1-7 4-16c2-6 10-26 10-38 0-19-15-22-25-22-16 0-28 10-33 18-2-14-13-18-21-18-9 0-13 6-16 10-4 8-7 19-7 20 0 3 2 2 3 3 3 0 3-1 5-7 3-11 6-20 14-20 5 0 7 4 7 9 0 4-2 11-3 16-2 5-4 14-4 18-3 8-5 17-7 25z">
              <text:p/>
            </draw:path>
            <draw:path draw:style-name="gr4" draw:text-style-name="P4" draw:layer="layout" svg:width="0.132cm" svg:height="0.009cm" svg:x="7.395cm" svg:y="3.372cm" svg:viewBox="0 0 133 10" svg:d="M125 10c3 0 8 0 8-5s-5-5-8-5c-39 0-78 0-117 0-3 0-8 0-8 5s4 5 8 5c39 0 78 0 117 0z">
              <text:p/>
            </draw:path>
            <draw:path draw:style-name="gr4" draw:text-style-name="P4" draw:layer="layout" svg:width="0.071cm" svg:height="0.129cm" svg:x="7.57cm" svg:y="3.295cm" svg:viewBox="0 0 72 130" svg:d="M45 6c0-6-1-6-6-6-13 13-31 13-39 13 0 2 0 5 0 7 5 0 18 0 29-6 0 34 0 67 0 100 0 7 0 9-20 9-3 0-5 0-7 0 0 2 0 5 0 7 4 0 28-1 35-1 5 0 30 1 35 1 0-2 0-5 0-7-3 0-5 0-8 0-19 0-19-2-19-9 0-36 0-72 0-108z">
              <text:p/>
            </draw:path>
          </draw:g>
        </draw:g>
        <draw:g>
          <svg:title>TexMaths</svg:title>
          <svg:desc>8§display§j \!\in\! [r]§svg§600§TRUE§</svg:desc>
          <draw:g>
            <draw:path draw:style-name="gr4" draw:text-style-name="P4" draw:layer="layout" svg:width="0.114cm" svg:height="0.241cm" svg:x="9.361cm" svg:y="4.728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4" draw:text-style-name="P4" draw:layer="layout" svg:width="0.14cm" svg:height="0.161cm" svg:x="9.55cm" svg:y="4.761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4" draw:text-style-name="P4" draw:layer="layout" svg:width="0.037cm" svg:height="0.278cm" svg:x="9.779cm" svg:y="4.703cm" svg:viewBox="0 0 38 279" svg:d="M38 279c0-4 0-7 0-11-9 0-18 0-27 0 0-86 0-171 0-257 9 0 18 0 27 0 0-4 0-7 0-11-12 0-25 0-38 0 0 93 0 186 0 279 13 0 26 0 38 0z">
              <text:p/>
            </draw:path>
            <draw:path draw:style-name="gr4" draw:text-style-name="P4" draw:layer="layout" svg:width="0.113cm" svg:height="0.125cm" svg:x="9.832cm" svg:y="4.789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4" draw:text-style-name="P4" draw:layer="layout" svg:width="0.037cm" svg:height="0.278cm" svg:x="9.965cm" svg:y="4.703cm" svg:viewBox="0 0 38 279" svg:d="M38 0c-12 0-25 0-38 0 0 4 0 7 0 11 9 0 18 0 27 0 0 86 0 171 0 257-9 0-18 0-27 0 0 4 0 7 0 11 13 0 26 0 38 0 0-93 0-186 0-279z">
              <text:p/>
            </draw:path>
          </draw:g>
        </draw:g>
        <draw:line draw:style-name="gr19" draw:text-style-name="P2" draw:layer="layout" svg:x1="3.1cm" svg:y1="3.4cm" svg:x2="3.1cm" svg:y2="3.6cm">
          <text:p/>
        </draw:line>
        <draw:line draw:style-name="gr19" draw:text-style-name="P2" draw:layer="layout" svg:x1="5.5cm" svg:y1="3.4cm" svg:x2="5.5cm" svg:y2="3.6cm">
          <text:p/>
        </draw:line>
        <draw:line draw:style-name="gr19" draw:text-style-name="P2" draw:layer="layout" svg:x1="7.9cm" svg:y1="3.4cm" svg:x2="7.9cm" svg:y2="3.6cm">
          <text:p/>
        </draw:line>
        <draw:custom-shape draw:style-name="gr83" draw:text-style-name="P2" draw:layer="layout" svg:width="0.2cm" svg:height="0.2cm" svg:x="5.803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5.404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5.005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b}^0_i§svg§600§TRUE§</svg:desc>
          <draw:g>
            <draw:path draw:style-name="gr4" draw:text-style-name="P4" draw:layer="layout" svg:width="0.126cm" svg:height="0.196cm" svg:x="6.057cm" svg:y="4.355cm" svg:viewBox="0 0 127 197" svg:d="M64 10c1-4 1-3 1-4 0-4-3-6-6-6-1 0-2 0-2 1-12 0-24 1-36 1-4 0-9 1-9 8 0 6 6 6 7 6 3 0 8 0 12 0-2 10-5 22-8 33-6 26-13 51-19 77-4 15-4 19-4 25 0 36 26 46 48 46 50 0 79-46 79-83 0-34-26-46-49-46-13 0-25 5-30 9 5-22 10-44 16-67zM48 187c-11 0-20-6-20-23 0-9 3-19 5-28 3-11 7-31 9-39 2-4 18-19 35-19s19 15 19 22c0 14-10 49-15 60-9 22-25 27-33 27z">
              <text:p/>
            </draw:path>
            <draw:path draw:style-name="gr4" draw:text-style-name="P4" draw:layer="layout" svg:width="0.09cm" svg:height="0.133cm" svg:x="6.198cm" svg:y="4.304cm" svg:viewBox="0 0 91 134" svg:d="M91 68c0-22-3-38-11-51-7-9-19-17-35-17-45 0-45 54-45 68s0 66 45 66c46 0 46-53 46-66zM45 129c-8 0-20-6-24-22-3-11-3-27-3-42 0-14 0-29 3-40 4-15 16-19 24-19 11 0 21 6 24 17 4 11 4 25 4 42 0 15 0 29-3 41-3 19-17 23-25 23z">
              <text:p/>
            </draw:path>
            <draw:path draw:style-name="gr4" draw:text-style-name="P4" draw:layer="layout" svg:width="0.058cm" svg:height="0.131cm" svg:x="6.197cm" svg:y="4.489cm" svg:viewBox="0 0 59 132" svg:d="M54 7c0-3-2-7-8-7-5 0-11 5-11 10 0 4 3 8 8 8 6 0 11-5 11-11zM14 107c0 2-1 5-1 8 0 10 7 17 18 17 19 0 28-27 28-31 0-2-2-2-3-2-3 0-3 2-3 3-5 16-14 24-21 24-4 0-5-2-5-6 0-5 1-9 2-13 3-6 5-10 7-16 2-5 9-22 9-25 1-1 2-4 2-6 0-9-8-17-19-17-19 0-28 27-28 30s2 3 3 3c3 0 3-1 3-3 6-17 15-24 22-24 3 0 5 1 5 7 0 4-2 7-7 19-4 11-8 21-12 32z">
              <text:p/>
            </draw:path>
          </draw:g>
        </draw:g>
        <draw:g>
          <svg:title>TexMaths</svg:title>
          <svg:desc>8§display§\bm{b}^j_i§svg§600§TRUE§</svg:desc>
          <draw:g>
            <draw:path draw:style-name="gr4" draw:text-style-name="P4" draw:layer="layout" svg:width="0.126cm" svg:height="0.195cm" svg:x="5.208cm" svg:y="4.347cm" svg:viewBox="0 0 127 196" svg:d="M64 10c1-4 1-4 1-5 0-3-3-5-6-5-1 0-2 0-2 0-12 1-24 1-36 2-4 0-9 0-9 8 0 5 6 5 7 5 3 0 8 0 12 1-2 10-5 22-8 32-6 26-13 52-19 77-4 15-4 19-4 26 0 35 26 45 48 45 50 0 79-45 79-83 0-34-26-45-49-45-13 0-25 5-30 9 5-23 11-45 16-67zM48 186c-11 0-20-6-20-23 0-9 3-19 5-28 3-10 7-30 9-38 2-5 18-20 35-20s19 16 19 22c0 14-10 49-15 60-9 22-25 27-33 27z">
              <text:p/>
            </draw:path>
            <draw:path draw:style-name="gr4" draw:text-style-name="P4" draw:layer="layout" svg:width="0.085cm" svg:height="0.169cm" svg:x="5.339cm" svg:y="4.277cm" svg:viewBox="0 0 86 170" svg:d="M86 7c0-3-2-7-8-7-5 0-11 6-11 10s2 8 8 8 11-5 11-11zM45 140c-4 13-14 24-26 24-2 0-5 0-6-1 5-3 6-7 6-10 0-5-4-7-8-7-5 0-11 5-11 11 0 7 8 13 20 13s34-7 41-31c5-24 11-47 17-70 0-3 1-4 1-8 0-10-10-18-21-18-22 0-34 28-34 30 0 3 2 3 3 3 3 0 3-1 4-3 5-12 15-24 26-24 5 0 7 3 7 9 0 3 0 5 0 7-7 25-13 50-19 75z">
              <text:p/>
            </draw:path>
            <draw:path draw:style-name="gr4" draw:text-style-name="P4" draw:layer="layout" svg:width="0.058cm" svg:height="0.131cm" svg:x="5.348cm" svg:y="4.489cm" svg:viewBox="0 0 59 132" svg:d="M54 7c0-3-2-7-8-7-5 0-11 5-11 10 0 4 2 8 8 8s11-5 11-11zM14 107c0 2-1 5-1 8 0 10 7 17 18 17 19 0 28-27 28-31 0-2-2-2-3-2-3 0-3 2-3 3-5 16-14 24-21 24-4 0-6-2-6-6 0-5 2-9 4-13 2-6 4-10 6-16 1-5 9-22 9-25 1-1 2-4 2-6 0-9-8-17-19-17-19 0-28 27-28 30s2 3 3 3c3 0 3-1 3-3 6-17 15-24 22-24 3 0 5 1 5 7 0 4-2 7-7 19-4 11-8 21-12 32z">
              <text:p/>
            </draw:path>
          </draw:g>
        </draw:g>
        <draw:g>
          <svg:title>TexMaths</svg:title>
          <svg:desc>8§display§\bm{b}^{r-1}_i§svg§600§TRUE§</svg:desc>
          <draw:g>
            <draw:path draw:style-name="gr4" draw:text-style-name="P4" draw:layer="layout" svg:width="0.126cm" svg:height="0.196cm" svg:x="4.534cm" svg:y="4.347cm" svg:viewBox="0 0 127 197" svg:d="M64 10c2-4 1-4 2-5 0-4-4-5-7-5-1 0-1 0-1 0-13 1-25 1-37 2-4 0-9 0-9 8 0 5 6 5 7 5 3 0 8 0 12 1-2 9-5 22-8 32-6 26-13 52-19 77-4 16-4 19-4 26 0 35 26 46 48 46 50 0 79-46 79-84 0-34-25-46-49-46-13 0-24 6-30 10 5-23 11-45 16-67zM48 186c-10 0-20-5-20-23 0-9 3-19 5-28 3-10 8-30 9-38 2-5 18-19 35-19s19 15 19 21c0 14-10 49-14 60-10 22-25 27-34 27z">
              <text:p/>
            </draw:path>
            <draw:path draw:style-name="gr4" draw:text-style-name="P4" draw:layer="layout" svg:width="0.09cm" svg:height="0.087cm" svg:x="4.675cm" svg:y="4.335cm" svg:viewBox="0 0 91 88" svg:d="M37 46c1 0 5-18 5-19s6-12 12-17c3-1 8-4 16-4 3 0 8 0 12 2-7 2-9 7-9 11s3 7 8 7c4 0 10-4 10-12 0-10-10-14-21-14-9 0-19 4-27 14-4-12-16-14-21-14-7 0-12 4-15 10-4 8-7 19-7 20 0 2 2 1 3 2 3 0 3 0 5-6 2-12 6-20 14-20 5 0 7 4 7 9 0 3-2 11-3 16-2 6-4 14-5 18-2 8-4 16-6 25-1 3-2 8-2 8 0 4 3 6 6 6s7-2 9-6c0 0 2-9 4-14 2-7 3-14 5-22z">
              <text:p/>
            </draw:path>
            <draw:path draw:style-name="gr4" draw:text-style-name="P4" draw:layer="layout" svg:width="0.132cm" svg:height="0.009cm" svg:x="4.797cm" svg:y="4.367cm" svg:viewBox="0 0 133 10" svg:d="M125 10c3 0 8 0 8-4 0-6-5-6-8-6-39 0-78 0-117 0-3 0-8 0-8 5s5 5 8 5c39 0 78 0 117 0z">
              <text:p/>
            </draw:path>
            <draw:path draw:style-name="gr4" draw:text-style-name="P4" draw:layer="layout" svg:width="0.07cm" svg:height="0.129cm" svg:x="4.973cm" svg:y="4.291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  <draw:path draw:style-name="gr4" draw:text-style-name="P4" draw:layer="layout" svg:width="0.059cm" svg:height="0.131cm" svg:x="4.675cm" svg:y="4.489cm" svg:viewBox="0 0 60 132" svg:d="M54 7c0-3-2-7-8-7-4 0-10 5-10 10 0 4 2 8 7 8 7 0 11-5 11-11zM14 107c0 2-1 5-1 8 0 10 8 17 18 17 20 0 29-27 29-31 0-2-2-1-3-2-3 0-3 2-4 3-5 16-14 24-21 24-4 0-5-2-5-6 0-5 1-9 3-13 2-6 4-10 7-16 1-5 9-22 9-25 0-1 1-4 1-6 0-9-8-17-18-17-20 0-29 27-29 31 0 2 2 1 3 2 3 0 3-1 4-3 5-17 14-24 21-24 3 0 5 1 5 7 0 4-1 7-6 19-4 11-8 21-13 32z">
              <text:p/>
            </draw:path>
          </draw:g>
        </draw:g>
        <draw:custom-shape draw:style-name="gr126" draw:text-style-name="P19" draw:layer="layout" svg:width="7.9cm" svg:height="1.6cm" svg:x="1.403cm" svg:y="2.3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5.9cm" svg:y1="4.2cm" svg:x2="5.9cm" svg:y2="4.4cm">
          <text:p/>
        </draw:line>
        <draw:line draw:style-name="gr19" draw:text-style-name="P2" draw:layer="layout" svg:x1="5.5cm" svg:y1="4.2cm" svg:x2="5.5cm" svg:y2="4.8cm">
          <text:p/>
        </draw:line>
        <draw:line draw:style-name="gr19" draw:text-style-name="P2" draw:layer="layout" svg:x1="5.1cm" svg:y1="4.2cm" svg:x2="5.1cm" svg:y2="5.2cm">
          <text:p/>
        </draw:line>
        <draw:custom-shape draw:style-name="gr132" draw:text-style-name="P2" draw:layer="layout" svg:width="0.2cm" svg:height="0.2cm" svg:x="5.906cm" svg:y="5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4.907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5.9cm" svg:y1="4.6cm" svg:x2="5.5cm" svg:y2="5.3cm">
          <text:p/>
        </draw:line>
        <draw:line draw:style-name="gr19" draw:text-style-name="P2" draw:layer="layout" svg:x1="5.2cm" svg:y1="5.3cm" svg:x2="5.4cm" svg:y2="5.3cm">
          <text:p/>
        </draw:line>
        <draw:line draw:style-name="gr2" draw:text-style-name="P2" draw:layer="layout" svg:x1="5.352cm" svg:y1="5.074cm" svg:x2="5.252cm" svg:y2="5.174cm">
          <text:p/>
        </draw:line>
        <draw:line draw:style-name="gr19" draw:text-style-name="P2" draw:layer="layout" svg:x1="5.5cm" svg:y1="5.4cm" svg:x2="5cm" svg:y2="5.7cm">
          <text:p/>
        </draw:line>
        <draw:custom-shape draw:style-name="gr82" draw:text-style-name="P17" draw:layer="layout" svg:width="0.2cm" svg:height="0.2cm" svg:x="4.602cm" svg:y="5.702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8" draw:layer="layout" svg:width="0.2cm" svg:height="0.2cm" svg:x="6.202cm" svg:y="5.702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4.8cm" svg:y1="5.8cm" svg:x2="4.9cm" svg:y2="5.8cm">
          <text:p/>
        </draw:line>
        <draw:g>
          <svg:title>TexMaths</svg:title>
          <svg:desc>8§display§\bm{c}_i§svg§600§TRUE§</svg:desc>
          <draw:g>
            <draw:path draw:style-name="gr4" draw:text-style-name="P4" draw:layer="layout" svg:width="0.129cm" svg:height="0.128cm" svg:x="5.149cm" svg:y="5.735cm" svg:viewBox="0 0 130 129" svg:d="M108 16c-15 4-11 12-16 18 0 5 3 14 15 14 11 0 20-10 20-22 0-15-15-26-39-26-57 0-88 44-88 80 0 25 16 49 59 49 8 0 27-1 44-8 16-6 27-17 27-20s-4-8-7-8c-2 0-2 1-4 4-15 16-37 21-59 21-19 0-28-9-28-25 0-10 8-44 16-59 11-19 28-24 40-24 4 0 12 0 20 6z">
              <text:p/>
            </draw:path>
            <draw:path draw:style-name="gr4" draw:text-style-name="P4" draw:layer="layout" svg:width="0.059cm" svg:height="0.131cm" svg:x="5.288cm" svg:y="5.773cm" svg:viewBox="0 0 60 132" svg:d="M54 8c0-3-2-8-7-8-6 0-11 6-11 11 0 3 2 7 8 7 5 0 10-5 10-10zM14 107c0 2-1 5-1 8 0 10 8 17 18 17 20 0 29-27 29-31 0-2-3-2-3-2-4 0-4 2-4 3-4 16-13 24-21 24-4 0-5-2-5-7 0-4 2-8 3-12 2-6 4-10 7-16 1-5 8-22 9-25 1-1 1-4 1-6 0-9-7-16-18-16-19 0-29 26-29 29s3 3 4 3c2 0 2-1 3-3 5-17 14-24 21-24 3 0 5 1 5 7 0 5-1 7-6 19-4 11-8 21-13 32z">
              <text:p/>
            </draw:path>
          </draw:g>
        </draw:g>
        <draw:line draw:style-name="gr19" draw:text-style-name="P2" draw:layer="layout" svg:x1="5cm" svg:y1="5.9cm" svg:x2="5cm" svg:y2="6cm">
          <text:p/>
        </draw:line>
        <draw:line draw:style-name="gr134" draw:text-style-name="P2" draw:layer="layout" svg:x1="6cm" svg:y1="5.9cm" svg:x2="6cm" svg:y2="6cm">
          <text:p/>
        </draw:line>
        <draw:line draw:style-name="gr134" draw:text-style-name="P2" draw:layer="layout" svg:x1="6.1cm" svg:y1="5.8cm" svg:x2="6.2cm" svg:y2="5.8cm">
          <text:p/>
        </draw:line>
        <draw:line draw:style-name="gr134" draw:text-style-name="P2" draw:layer="layout" svg:x1="5.5cm" svg:y1="5.4cm" svg:x2="6cm" svg:y2="5.7cm">
          <text:p/>
        </draw:line>
        <draw:frame draw:style-name="gr86" draw:text-style-name="P7" draw:layer="layout" svg:width="1.661cm" svg:height="0.395cm" svg:x="4.706cm" svg:y="6.21cm">
          <draw:text-box>
            <text:p><text:span text:style-name="T3">outer code</text:span></text:p>
          </draw:text-box>
        </draw:frame>
        <draw:custom-shape draw:style-name="gr87" draw:text-style-name="P2" draw:layer="layout" svg:width="6.9cm" svg:height="0.4cm" svg:x="2.1cm" svg:y="6.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9" draw:layer="layout" svg:width="2cm" svg:height="1.796cm" svg:x="4.5cm" svg:y="4.2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6.542cm" svg:y="5.21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6.698cm" svg:y="5.21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6.853cm" svg:y="5.213cm" svg:viewBox="0 0 37 36" svg:d="M37 19c0-11-9-19-19-19s-18 8-18 19c0 10 8 17 18 17s19-7 19-17z">
              <text:p/>
            </draw:path>
          </draw:g>
        </draw:g>
        <draw:g>
          <svg:title>TexMaths</svg:title>
          <svg:desc>8§display§0§svg§600§TRUE§</svg:desc>
          <draw:g>
            <draw:path draw:style-name="gr4" draw:text-style-name="P4" draw:layer="layout" svg:width="0.116cm" svg:height="0.191cm" svg:x="9.849cm" svg:y="3.2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>
          <svg:title>TexMaths</svg:title>
          <svg:desc>8§display§j§svg§600§TRUE§</svg:desc>
          <draw:g>
            <draw:path draw:style-name="gr4" draw:text-style-name="P4" draw:layer="layout" svg:width="0.113cm" svg:height="0.241cm" svg:x="9.6cm" svg:y="3.4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>
          <svg:title>TexMaths</svg:title>
          <svg:desc>8§display§r \!-\! 1§svg§600§TRUE§</svg:desc>
          <draw:g>
            <draw:path draw:style-name="gr4" draw:text-style-name="P4" draw:layer="layout" svg:width="0.113cm" svg:height="0.126cm" svg:x="9.412cm" svg:y="3.8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4" draw:text-style-name="P4" draw:layer="layout" svg:width="0.17cm" svg:height="0.01cm" svg:x="9.577cm" svg:y="3.875cm" svg:viewBox="0 0 171 11" svg:d="M161 11c5 0 10 0 10-5 0-6-5-6-10-6-50 0-101 0-151 0-5 0-10 0-10 6 0 5 5 5 10 5 50 0 101 0 151 0z">
              <text:p/>
            </draw:path>
            <draw:path draw:style-name="gr4" draw:text-style-name="P4" draw:layer="layout" svg:width="0.092cm" svg:height="0.185cm" svg:x="9.812cm" svg:y="3.7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19" draw:text-style-name="P2" draw:layer="layout" svg:x1="5cm" svg:y1="6cm" svg:x2="5cm" svg:y2="6.2cm">
          <text:p/>
        </draw:line>
        <draw:line draw:style-name="gr134" draw:text-style-name="P2" draw:layer="layout" svg:x1="6cm" svg:y1="6cm" svg:x2="6cm" svg:y2="6.2cm">
          <text:p/>
        </draw:line>
        <draw:line draw:style-name="gr19" draw:text-style-name="P2" draw:layer="layout" svg:x1="5.5cm" svg:y1="4cm" svg:x2="5.5cm" svg:y2="4.2cm">
          <text:p/>
        </draw:line>
        <draw:line draw:style-name="gr19" draw:text-style-name="P2" draw:layer="layout" svg:x1="5.1cm" svg:y1="4cm" svg:x2="5.1cm" svg:y2="4.2cm">
          <text:p/>
        </draw:line>
        <draw:line draw:style-name="gr19" draw:text-style-name="P2" draw:layer="layout" svg:x1="5.9cm" svg:y1="4cm" svg:x2="5.9cm" svg:y2="4.2cm">
          <text:p/>
        </draw:line>
        <draw:g>
          <svg:title>TexMaths</svg:title>
          <svg:desc>8§display§\bm{C}_i§svg§600§TRUE§</svg:desc>
          <draw:g>
            <draw:path draw:style-name="gr4" draw:text-style-name="P4" draw:layer="layout" svg:width="0.223cm" svg:height="0.201cm" svg:x="5.612cm" svg:y="5.689cm" svg:viewBox="0 0 224 202" svg:d="M223 9c1-2 1-3 1-5 0-4-4-4-7-4-8 7-17 13-26 20-13-14-32-20-51-20-90 0-140 69-140 126 0 53 42 76 91 76 24 0 48-7 69-23 27-20 32-46 32-47 0-4-3-4-7-4s-5 0-6 5c-12 35-48 55-80 55-17 0-32-4-44-12-15-12-16-31-16-39s4-60 32-92c15-18 42-31 74-31 33 0 48 25 48 50 0 3-1 7-1 9 0 4 4 4 8 4 5 0 6 0 7-5 5-21 11-42 16-63z">
              <text:p/>
            </draw:path>
            <draw:path draw:style-name="gr4" draw:text-style-name="P4" draw:layer="layout" svg:width="0.058cm" svg:height="0.131cm" svg:x="5.835cm" svg:y="5.798cm" svg:viewBox="0 0 59 132" svg:d="M54 7c0-3-2-7-8-7-5 0-11 5-11 10 0 4 3 8 8 8 6 0 11-5 11-11zM14 107c-1 2-2 5-2 8 0 9 8 17 19 17 19 0 28-27 28-31 0-2-2-2-3-2-3 0-3 2-4 3-4 16-13 24-21 24-4 0-5-2-5-7 0-4 2-8 4-12 1-6 4-11 6-16s9-22 10-25c0-2 0-5 0-6 0-10-7-17-18-17-19 0-28 26-28 30 0 3 2 3 3 3 3 0 3-1 3-3 5-17 14-24 21-24 3 0 5 1 5 7 0 4-1 7-6 19-4 11-8 21-12 32z">
              <text:p/>
            </draw:path>
          </draw:g>
        </draw:g>
        <draw:custom-shape draw:style-name="gr89" draw:text-style-name="P20" draw:layer="layout" svg:width="0.2cm" svg:height="0.2cm" svg:x="5.402cm" svg:y="5.202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2" draw:layer="layout" svg:width="0.4cm" svg:height="2cm" svg:x="5.3cm" svg:y="3.1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.752cm" svg:y1="4.674cm" svg:x2="5.652cm" svg:y2="4.774cm">
          <text:p/>
        </draw:line>
        <draw:g>
          <svg:title>TexMaths</svg:title>
          <svg:desc>10§display§\dots§svg§600§TRUE§</svg:desc>
          <draw:g>
            <draw:path draw:style-name="gr4" draw:text-style-name="P4" draw:layer="layout" svg:width="0.036cm" svg:height="0.035cm" svg:x="4.134cm" svg:y="5.213cm" svg:viewBox="0 0 37 36" svg:d="M37 19c0-11-8-19-18-19s-19 8-19 19c0 10 9 17 19 17s18-7 18-17z">
              <text:p/>
            </draw:path>
            <draw:path draw:style-name="gr4" draw:text-style-name="P4" draw:layer="layout" svg:width="0.036cm" svg:height="0.035cm" svg:x="4.29cm" svg:y="5.213cm" svg:viewBox="0 0 37 36" svg:d="M37 19c0-11-8-19-18-19-11 0-19 8-19 19 0 10 8 17 19 17 10 0 18-7 18-17z">
              <text:p/>
            </draw:path>
            <draw:path draw:style-name="gr4" draw:text-style-name="P4" draw:layer="layout" svg:width="0.036cm" svg:height="0.035cm" svg:x="4.445cm" svg:y="5.213cm" svg:viewBox="0 0 37 36" svg:d="M37 19c0-11-9-19-19-19s-18 8-18 19c0 10 8 17 18 17s19-7 19-17z">
              <text:p/>
            </draw:path>
          </draw:g>
        </draw:g>
        <draw:line draw:style-name="gr19" draw:text-style-name="P2" draw:layer="layout" svg:x1="3.101cm" svg:y1="5.001cm" svg:x2="3.101cm" svg:y2="5.201cm">
          <text:p/>
        </draw:line>
        <draw:custom-shape draw:style-name="gr83" draw:text-style-name="P2" draw:layer="layout" svg:width="0.2cm" svg:height="0.2cm" svg:x="3.404cm" svg:y="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3.005cm" svg:y="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2.606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b}^0_0§svg§600§TRUE§</svg:desc>
          <draw:g>
            <draw:path draw:style-name="gr4" draw:text-style-name="P4" draw:layer="layout" svg:width="0.126cm" svg:height="0.195cm" svg:x="3.658cm" svg:y="4.356cm" svg:viewBox="0 0 127 196" svg:d="M64 10c1-4 1-3 1-4 0-4-3-6-6-6-1 0-2 0-2 1-12 0-24 1-36 1-4 0-9 1-9 8 0 6 6 6 7 6 3 0 8 0 12 0-2 10-5 21-8 33-6 25-13 51-19 76-4 16-4 19-4 26 0 35 26 45 48 45 50 0 79-45 79-82 0-34-26-46-49-46-13 0-25 5-30 9 5-23 10-45 16-67zM48 186c-11 0-20-6-20-23 0-9 3-20 5-28 3-11 7-30 9-38 2-5 18-19 35-19s19 15 19 21c0 15-10 49-15 60-9 23-25 27-33 27z">
              <text:p/>
            </draw:path>
            <draw:path draw:style-name="gr4" draw:text-style-name="P4" draw:layer="layout" svg:width="0.09cm" svg:height="0.133cm" svg:x="3.799cm" svg:y="4.305cm" svg:viewBox="0 0 91 134" svg:d="M91 68c0-22-3-38-11-51-7-9-19-17-35-17-45 0-45 54-45 68s0 66 45 66c46 0 46-53 46-66zM45 128c-8 0-20-5-24-21-3-11-3-27-3-42 0-14 0-29 3-40 4-15 16-19 24-19 11 0 21 6 24 17 4 10 4 25 4 42 0 15 0 29-3 41-3 18-17 22-25 22z">
              <text:p/>
            </draw:path>
            <draw:path draw:style-name="gr4" draw:text-style-name="P4" draw:layer="layout" svg:width="0.09cm" svg:height="0.133cm" svg:x="3.799cm" svg:y="4.489cm" svg:viewBox="0 0 91 134" svg:d="M91 68c0-22-3-37-11-51-7-9-19-17-35-17-45 0-45 53-45 68 0 14 0 66 45 66 46 0 46-52 46-66zM45 128c-8 0-20-4-24-21-3-11-3-27-3-42 0-14 0-29 3-39 4-16 16-20 24-20 11 0 21 6 24 17 4 11 4 25 4 42 0 15 0 29-3 41-3 18-17 22-25 22z">
              <text:p/>
            </draw:path>
          </draw:g>
        </draw:g>
        <draw:g>
          <svg:title>TexMaths</svg:title>
          <svg:desc>8§display§\bm{b}^j_0§svg§600§TRUE§</svg:desc>
          <draw:g>
            <draw:path draw:style-name="gr4" draw:text-style-name="P4" draw:layer="layout" svg:width="0.126cm" svg:height="0.195cm" svg:x="2.809cm" svg:y="4.349cm" svg:viewBox="0 0 127 196" svg:d="M64 10c1-4 1-4 1-5 0-3-3-5-6-5-1 0-1 0-2 0-12 1-24 2-36 2-3 0-9 0-9 8 0 5 6 5 7 5 3 0 8 0 12 1-2 10-5 21-8 32-6 26-13 51-19 77-4 16-4 19-4 26 0 36 26 45 48 45 50 0 79-45 79-82 0-34-26-46-49-46-13 0-25 5-30 9 5-23 10-45 16-67zM48 187c-11 0-20-7-20-24 0-9 3-19 5-28 3-11 8-30 9-38 2-5 18-19 35-19s19 15 19 21c0 14-10 49-15 60-9 23-24 28-33 28z">
              <text:p/>
            </draw:path>
            <draw:path draw:style-name="gr4" draw:text-style-name="P4" draw:layer="layout" svg:width="0.085cm" svg:height="0.169cm" svg:x="2.94cm" svg:y="4.279cm" svg:viewBox="0 0 86 170" svg:d="M86 8c0-4-2-8-8-8-5 0-11 6-11 11 0 3 2 7 8 7s11-4 11-10zM45 140c-4 13-14 24-26 24-2 0-5 0-6 0 5-3 6-8 6-11 0-5-4-7-8-7-5 0-11 6-11 12 0 7 8 12 20 12s34-7 41-31c5-24 11-47 17-70 0-2 1-4 1-7 0-11-10-18-21-18-22 0-34 27-34 29 0 3 2 3 3 3 3 0 3 0 4-3 5-12 15-24 26-24 5 0 7 4 7 10 0 2 0 5 0 6-7 25-13 50-19 75z">
              <text:p/>
            </draw:path>
            <draw:path draw:style-name="gr4" draw:text-style-name="P4" draw:layer="layout" svg:width="0.09cm" svg:height="0.133cm" svg:x="2.95cm" svg:y="4.488cm" svg:viewBox="0 0 91 134" svg:d="M91 68c0-22-2-38-12-51-6-9-18-17-34-17-45 0-45 54-45 68s0 66 45 66c46 0 46-53 46-66zM45 128c-8 0-20-5-24-21-3-11-3-27-3-42s0-29 3-40c4-15 16-19 24-19 11 0 21 6 24 17 4 11 4 25 4 42 0 15 0 29-3 41-4 18-17 22-25 22z">
              <text:p/>
            </draw:path>
          </draw:g>
        </draw:g>
        <draw:g>
          <svg:title>TexMaths</svg:title>
          <svg:desc>8§display§\bm{b}^{r-1}_0§svg§600§TRUE§</svg:desc>
          <draw:g>
            <draw:path draw:style-name="gr4" draw:text-style-name="P4" draw:layer="layout" svg:width="0.126cm" svg:height="0.195cm" svg:x="2.137cm" svg:y="4.349cm" svg:viewBox="0 0 127 196" svg:d="M64 10c2-4 1-4 2-5 0-4-4-5-7-5-1 0-1 0-1 0-13 1-25 1-37 2-4 0-9 0-9 8 0 5 6 5 7 5 3 0 8 0 12 1-2 9-5 22-8 32-6 26-13 51-19 77-4 15-4 19-4 25 0 36 26 46 48 46 50 0 79-46 79-83 0-34-25-46-49-46-13 0-24 6-30 10 5-23 11-45 16-67zM48 186c-10 0-20-6-20-23 0-9 3-19 5-28 3-11 8-30 9-38 2-5 18-20 35-20s19 16 19 22c0 14-10 49-14 60-10 22-25 27-34 27z">
              <text:p/>
            </draw:path>
            <draw:path draw:style-name="gr4" draw:text-style-name="P4" draw:layer="layout" svg:width="0.09cm" svg:height="0.087cm" svg:x="2.278cm" svg:y="4.337cm" svg:viewBox="0 0 91 88" svg:d="M37 46c1-1 5-18 5-19s6-12 12-17c3-1 8-4 16-4 3 0 8 0 12 2-7 2-9 7-9 10 0 5 3 8 8 8 4 0 10-4 10-12 0-10-10-14-21-14-9 0-19 4-27 14-4-12-16-14-21-14-7 0-12 4-15 10-4 8-7 19-7 20 0 2 2 1 3 2 3 0 3 0 5-6 2-12 6-20 14-20 5 0 7 4 7 9 0 3-2 11-3 16-2 6-4 14-5 18-2 8-4 16-6 24-1 4-1 6-2 8 0 5 3 7 6 7s7-2 9-6c0-1 2-9 4-14 2-7 3-15 5-22z">
              <text:p/>
            </draw:path>
            <draw:path draw:style-name="gr4" draw:text-style-name="P4" draw:layer="layout" svg:width="0.132cm" svg:height="0.009cm" svg:x="2.4cm" svg:y="4.369cm" svg:viewBox="0 0 133 10" svg:d="M125 10c3 0 8 0 8-4 0-6-5-6-8-6-39 0-78 0-117 0-3 0-8 0-8 5s5 5 8 5c39 0 78 0 117 0z">
              <text:p/>
            </draw:path>
            <draw:path draw:style-name="gr4" draw:text-style-name="P4" draw:layer="layout" svg:width="0.07cm" svg:height="0.129cm" svg:x="2.576cm" svg:y="4.293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  <draw:path draw:style-name="gr4" draw:text-style-name="P4" draw:layer="layout" svg:width="0.09cm" svg:height="0.133cm" svg:x="2.278cm" svg:y="4.487cm" svg:viewBox="0 0 91 134" svg:d="M91 68c0-22-2-37-11-51-6-9-18-17-34-17-46 0-46 53-46 68 0 14 0 66 46 66 45 0 45-52 45-66zM46 128c-9 0-21-4-25-21-3-11-3-27-3-42 0-14 0-29 3-39 5-16 17-20 25-20 11 0 20 6 24 17s4 25 4 42c0 15 0 29-3 41-4 18-17 22-25 22z">
              <text:p/>
            </draw:path>
          </draw:g>
        </draw:g>
        <draw:line draw:style-name="gr19" draw:text-style-name="P2" draw:layer="layout" svg:x1="3.501cm" svg:y1="4.201cm" svg:x2="3.501cm" svg:y2="4.401cm">
          <text:p/>
        </draw:line>
        <draw:line draw:style-name="gr19" draw:text-style-name="P2" draw:layer="layout" svg:x1="3.101cm" svg:y1="4.201cm" svg:x2="3.101cm" svg:y2="4.801cm">
          <text:p/>
        </draw:line>
        <draw:line draw:style-name="gr19" draw:text-style-name="P2" draw:layer="layout" svg:x1="2.701cm" svg:y1="4.201cm" svg:x2="2.701cm" svg:y2="5.201cm">
          <text:p/>
        </draw:line>
        <draw:custom-shape draw:style-name="gr132" draw:text-style-name="P2" draw:layer="layout" svg:width="0.2cm" svg:height="0.2cm" svg:x="3.507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2.508cm" svg:y="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3.501cm" svg:y1="4.601cm" svg:x2="3.101cm" svg:y2="5.301cm">
          <text:p/>
        </draw:line>
        <draw:line draw:style-name="gr19" draw:text-style-name="P2" draw:layer="layout" svg:x1="2.801cm" svg:y1="5.301cm" svg:x2="3.001cm" svg:y2="5.301cm">
          <text:p/>
        </draw:line>
        <draw:line draw:style-name="gr2" draw:text-style-name="P2" draw:layer="layout" svg:x1="2.953cm" svg:y1="5.075cm" svg:x2="2.853cm" svg:y2="5.175cm">
          <text:p/>
        </draw:line>
        <draw:line draw:style-name="gr19" draw:text-style-name="P2" draw:layer="layout" svg:x1="3.101cm" svg:y1="5.401cm" svg:x2="2.601cm" svg:y2="5.701cm">
          <text:p/>
        </draw:line>
        <draw:custom-shape draw:style-name="gr82" draw:text-style-name="P17" draw:layer="layout" svg:width="0.2cm" svg:height="0.2cm" svg:x="2.203cm" svg:y="5.703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8" draw:layer="layout" svg:width="0.2cm" svg:height="0.2cm" svg:x="3.803cm" svg:y="5.703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401cm" svg:y1="5.801cm" svg:x2="2.501cm" svg:y2="5.801cm">
          <text:p/>
        </draw:line>
        <draw:g>
          <svg:title>TexMaths</svg:title>
          <svg:desc>8§display§\bm{c}_0§svg§600§TRUE§</svg:desc>
          <draw:g>
            <draw:path draw:style-name="gr4" draw:text-style-name="P4" draw:layer="layout" svg:width="0.129cm" svg:height="0.128cm" svg:x="2.75cm" svg:y="5.736cm" svg:viewBox="0 0 130 129" svg:d="M108 16c-15 4-10 12-15 18 0 5 2 13 13 13 12 0 21-9 21-21 0-15-15-26-39-26-57 0-88 43-88 80 0 26 16 49 59 49 7 0 27-1 43-7 17-7 28-18 28-21s-4-7-7-7c-1 0-2 0-4 2-15 16-37 22-59 22-18 0-28-9-28-25 0-11 7-44 16-59 11-19 28-24 40-24 3 0 13 0 20 6z">
              <text:p/>
            </draw:path>
            <draw:path draw:style-name="gr4" draw:text-style-name="P4" draw:layer="layout" svg:width="0.09cm" svg:height="0.133cm" svg:x="2.891cm" svg:y="5.774cm" svg:viewBox="0 0 91 134" svg:d="M91 67c0-21-2-37-11-50-6-9-18-17-34-17-46 0-46 53-46 67s0 67 46 67c45 0 45-52 45-67zM46 128c-9 0-21-5-25-21-3-12-3-28-3-42 0-15 0-29 3-40 4-15 17-19 25-19 10 0 20 6 24 17 3 11 4 25 4 42 0 14 0 29-3 41-4 18-17 22-25 22z">
              <text:p/>
            </draw:path>
          </draw:g>
        </draw:g>
        <draw:line draw:style-name="gr19" draw:text-style-name="P2" draw:layer="layout" svg:x1="2.601cm" svg:y1="5.901cm" svg:x2="2.601cm" svg:y2="6.001cm">
          <text:p/>
        </draw:line>
        <draw:line draw:style-name="gr134" draw:text-style-name="P2" draw:layer="layout" svg:x1="3.601cm" svg:y1="5.901cm" svg:x2="3.601cm" svg:y2="6.001cm">
          <text:p/>
        </draw:line>
        <draw:line draw:style-name="gr134" draw:text-style-name="P2" draw:layer="layout" svg:x1="3.701cm" svg:y1="5.801cm" svg:x2="3.801cm" svg:y2="5.801cm">
          <text:p/>
        </draw:line>
        <draw:line draw:style-name="gr134" draw:text-style-name="P2" draw:layer="layout" svg:x1="3.101cm" svg:y1="5.401cm" svg:x2="3.601cm" svg:y2="5.701cm">
          <text:p/>
        </draw:line>
        <draw:custom-shape draw:style-name="gr88" draw:text-style-name="P19" draw:layer="layout" svg:width="2cm" svg:height="1.796cm" svg:x="2.101cm" svg:y="4.2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2.601cm" svg:y1="6.001cm" svg:x2="2.601cm" svg:y2="6.201cm">
          <text:p/>
        </draw:line>
        <draw:line draw:style-name="gr134" draw:text-style-name="P2" draw:layer="layout" svg:x1="3.601cm" svg:y1="6.001cm" svg:x2="3.601cm" svg:y2="6.201cm">
          <text:p/>
        </draw:line>
        <draw:line draw:style-name="gr19" draw:text-style-name="P2" draw:layer="layout" svg:x1="3.101cm" svg:y1="4.001cm" svg:x2="3.101cm" svg:y2="4.201cm">
          <text:p/>
        </draw:line>
        <draw:line draw:style-name="gr19" draw:text-style-name="P2" draw:layer="layout" svg:x1="2.701cm" svg:y1="4.001cm" svg:x2="2.701cm" svg:y2="4.201cm">
          <text:p/>
        </draw:line>
        <draw:line draw:style-name="gr19" draw:text-style-name="P2" draw:layer="layout" svg:x1="3.501cm" svg:y1="4.001cm" svg:x2="3.501cm" svg:y2="4.201cm">
          <text:p/>
        </draw:line>
        <draw:g>
          <svg:title>TexMaths</svg:title>
          <svg:desc>8§display§\bm{C}_0§svg§600§TRUE§</svg:desc>
          <draw:g>
            <draw:path draw:style-name="gr4" draw:text-style-name="P4" draw:layer="layout" svg:width="0.223cm" svg:height="0.2cm" svg:x="3.187cm" svg:y="5.69cm" svg:viewBox="0 0 224 201" svg:d="M223 9c0-2 1-3 1-5 0-4-4-4-7-4-9 7-18 13-26 20-13-14-32-20-52-20-90 0-139 68-139 126 0 52 42 75 91 75 24 0 48-8 68-23 28-20 33-46 33-47 0-4-4-4-6-4-6 0-6 0-7 5-12 36-48 56-80 56-17 0-32-4-44-13-15-12-16-30-16-38s5-61 32-92c15-19 42-31 73-31 34 0 48 25 48 50 0 3-1 6-1 9 0 4 4 4 8 4 6 0 7 0 8-6 6-21 11-42 16-62z">
              <text:p/>
            </draw:path>
            <draw:path draw:style-name="gr4" draw:text-style-name="P4" draw:layer="layout" svg:width="0.09cm" svg:height="0.133cm" svg:x="3.41cm" svg:y="5.798cm" svg:viewBox="0 0 91 134" svg:d="M91 68c0-22-3-38-12-51-6-9-18-17-34-17-45 0-45 54-45 68s0 66 45 66c46 0 46-53 46-66zM45 128c-8 0-20-5-24-21-3-11-3-27-3-42 0-14 0-29 3-40 4-15 16-19 24-19 11 0 21 6 24 17 4 11 4 25 4 42 0 15 0 29-3 41-4 18-17 22-25 22z">
              <text:p/>
            </draw:path>
          </draw:g>
        </draw:g>
        <draw:custom-shape draw:style-name="gr89" draw:text-style-name="P20" draw:layer="layout" svg:width="0.2cm" svg:height="0.2cm" svg:x="3.003cm" svg:y="5.2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53cm" svg:y1="4.675cm" svg:x2="3.253cm" svg:y2="4.775cm">
          <text:p/>
        </draw:line>
        <draw:line draw:style-name="gr19" draw:text-style-name="P2" draw:layer="layout" svg:x1="7.901cm" svg:y1="5cm" svg:x2="7.901cm" svg:y2="5.2cm">
          <text:p/>
        </draw:line>
        <draw:custom-shape draw:style-name="gr83" draw:text-style-name="P2" draw:layer="layout" svg:width="0.2cm" svg:height="0.2cm" svg:x="8.204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6" draw:layer="layout" svg:width="0.2cm" svg:height="0.2cm" svg:x="7.805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7.406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b}^0_{n\!-\!1}§svg§600§TRUE§</svg:desc>
          <draw:g>
            <draw:path draw:style-name="gr4" draw:text-style-name="P4" draw:layer="layout" svg:width="0.126cm" svg:height="0.196cm" svg:x="8.446cm" svg:y="4.356cm" svg:viewBox="0 0 127 197" svg:d="M64 10c2-4 1-3 2-4 0-4-4-6-7-6-1 0-1 0-1 1-13 0-25 1-37 1-4 0-9 1-9 8 0 6 6 6 7 6 3 0 8 0 12 0-2 10-5 22-8 33-6 26-13 51-19 77-4 15-4 19-4 25 0 36 26 46 48 46 50 0 79-46 79-83 0-34-25-46-49-46-13 0-24 5-30 9 5-22 11-44 16-67zM48 187c-10 0-20-6-20-23 0-9 3-19 5-28 3-11 8-31 9-39 2-4 18-19 35-19s19 15 19 22c0 14-10 49-14 60-10 22-25 27-34 27z">
              <text:p/>
            </draw:path>
            <draw:path draw:style-name="gr4" draw:text-style-name="P4" draw:layer="layout" svg:width="0.09cm" svg:height="0.133cm" svg:x="8.587cm" svg:y="4.305cm" svg:viewBox="0 0 91 134" svg:d="M91 68c0-22-2-38-11-51-6-9-18-17-34-17-46 0-46 54-46 68s0 66 46 66c45 0 45-53 45-66zM46 129c-9 0-21-6-25-22-3-11-3-27-3-42 0-14 0-29 3-40 5-15 17-19 25-19 11 0 20 6 24 17s4 25 4 42c0 15 0 29-3 41-4 19-17 23-25 23z">
              <text:p/>
            </draw:path>
            <draw:path draw:style-name="gr4" draw:text-style-name="P4" draw:layer="layout" svg:width="0.119cm" svg:height="0.088cm" svg:x="8.587cm" svg:y="4.533cm" svg:viewBox="0 0 120 89" svg:d="M15 74c-1 3-2 7-2 8 0 5 4 7 7 7s6-2 7-4 3-8 4-13c1-3 3-13 4-18 1-4 3-8 3-12 3-8 3-10 8-18 6-8 16-18 30-18 12 0 12 10 12 13 0 12-9 34-12 42-2 6-2 8-2 11 0 10 8 17 18 17 20 0 28-28 28-31 0-2-3-2-3-2-3 0-3 1-3 3-5 16-13 24-21 24-4 0-5-2-5-6 0-5 1-8 4-16 2-7 10-27 10-39 0-19-15-22-25-22-16 0-27 10-33 18-2-13-13-18-22-18-8 0-12 6-15 11-4 7-7 19-7 19 0 3 2 2 3 3 3 0 3-1 5-6 2-12 6-21 14-21 5 0 7 4 7 9 0 4-2 12-3 17-2 5-4 13-5 18-2 8-4 16-6 24z">
              <text:p/>
            </draw:path>
            <draw:path draw:style-name="gr4" draw:text-style-name="P4" draw:layer="layout" svg:width="0.132cm" svg:height="0.009cm" svg:x="8.699cm" svg:y="4.566cm" svg:viewBox="0 0 133 10" svg:d="M125 10c3 0 8 0 8-5s-5-5-8-5c-39 0-78 0-117 0-3 0-8 0-8 5s4 5 8 5c39 0 78 0 117 0z">
              <text:p/>
            </draw:path>
            <draw:path draw:style-name="gr4" draw:text-style-name="P4" draw:layer="layout" svg:width="0.07cm" svg:height="0.129cm" svg:x="8.837cm" svg:y="4.49cm" svg:viewBox="0 0 71 130" svg:d="M44 5c0-5 0-5-6-5-12 12-30 12-38 12 0 2 0 5 0 7 4 0 18 0 28-5 0 33 0 66 0 99 0 8 0 10-19 10-3 0-6 0-8 0 0 2 0 5 0 7 4-1 28-1 35-1 6 0 31 0 35 1 0-2 0-5 0-7-2 0-5 0-7 0-20 0-20-2-20-10 0-36 0-72 0-108z">
              <text:p/>
            </draw:path>
          </draw:g>
        </draw:g>
        <draw:g>
          <svg:title>TexMaths</svg:title>
          <svg:desc>8§display§\bm{b}^j_{n\!-\!1}§svg§600§TRUE§</svg:desc>
          <draw:g>
            <draw:path draw:style-name="gr4" draw:text-style-name="P4" draw:layer="layout" svg:width="0.127cm" svg:height="0.196cm" svg:x="7.61cm" svg:y="4.348cm" svg:viewBox="0 0 128 197" svg:d="M65 10c1-4 1-4 1-5 0-3-4-5-7-5-1 0-1 0-1 1-12 0-24 1-36 1-4 0-10 0-10 8 0 5 6 5 7 5 3 0 9 0 12 1-2 10-5 22-8 33-6 25-13 51-19 76-4 16-4 20-4 26 0 36 27 46 48 46 50 0 80-46 80-83 0-34-26-46-50-46-13 0-24 6-30 9 6-23 11-45 17-67zM49 187c-11 0-21-6-21-23 0-9 3-19 5-28 3-11 8-31 9-39 2-4 18-19 35-19s19 16 19 21c0 15-10 50-14 61-10 22-25 27-33 27z">
              <text:p/>
            </draw:path>
            <draw:path draw:style-name="gr4" draw:text-style-name="P4" draw:layer="layout" svg:width="0.085cm" svg:height="0.169cm" svg:x="7.742cm" svg:y="4.278cm" svg:viewBox="0 0 86 170" svg:d="M86 8c0-4-3-8-8-8s-11 6-11 11c0 3 3 7 8 7s11-4 11-10zM44 140c-3 13-14 25-25 25-2 0-5 0-7-1 5-3 6-7 6-11s-3-7-7-7c-6 0-11 6-11 12 0 7 7 12 19 12s35-7 41-31c6-23 12-47 18-70 0-2 0-3 0-7 0-11-8-18-20-18-22 0-35 27-35 30s2 2 3 3c3 0 4-1 4-4 5-11 16-23 27-23 5 0 7 3 7 9 0 2-1 5-1 6-6 25-13 50-19 75z">
              <text:p/>
            </draw:path>
            <draw:path draw:style-name="gr4" draw:text-style-name="P4" draw:layer="layout" svg:width="0.119cm" svg:height="0.088cm" svg:x="7.751cm" svg:y="4.531cm" svg:viewBox="0 0 120 89" svg:d="M15 74c-1 3-2 8-2 8 0 4 4 7 7 7s6-3 7-5 3-8 4-12 3-13 4-18c1-4 3-8 3-12 3-8 3-10 8-19 6-7 16-17 30-17 12 0 12 9 12 13 0 12-9 34-12 42-2 5-2 7-2 11 0 10 8 17 18 17 20 0 28-27 28-31 0-2-2-2-3-2-3 0-3 1-3 3-5 16-13 24-21 24-4 0-5-3-5-7s1-7 4-16c2-6 10-26 10-38 0-19-15-22-25-22-16 0-27 10-33 18-2-14-13-18-22-18-8 0-12 6-15 10-4 8-7 19-7 20 0 3 2 2 3 3 3 0 3-1 5-7 3-11 6-20 14-20 5 0 7 4 7 9 0 4-2 11-3 16-2 5-4 14-4 18-3 8-5 17-7 25z">
              <text:p/>
            </draw:path>
            <draw:path draw:style-name="gr4" draw:text-style-name="P4" draw:layer="layout" svg:width="0.132cm" svg:height="0.009cm" svg:x="7.863cm" svg:y="4.564cm" svg:viewBox="0 0 133 10" svg:d="M125 10c3 0 8 0 8-5s-5-5-8-5c-39 0-78 0-117 0-3 0-8 0-8 5s4 5 8 5c39 0 78 0 117 0z">
              <text:p/>
            </draw:path>
            <draw:path draw:style-name="gr4" draw:text-style-name="P4" draw:layer="layout" svg:width="0.071cm" svg:height="0.129cm" svg:x="8cm" svg:y="4.487cm" svg:viewBox="0 0 72 130" svg:d="M45 6c0-6-1-6-6-6-13 13-31 13-39 13 0 2 0 5 0 7 5 0 18 0 29-6 0 34 0 67 0 100 0 7 0 9-20 9-3 0-5 0-7 0 0 2 0 5 0 7 4 0 28-1 35-1 5 0 30 1 35 1 0-2 0-5 0-7-3 0-5 0-8 0-19 0-19-2-19-9 0-36 0-72 0-108z">
              <text:p/>
            </draw:path>
          </draw:g>
        </draw:g>
        <draw:g>
          <svg:title>TexMaths</svg:title>
          <svg:desc>8§display§\bm{b}^{r-1}_{n \!-\! 1}§svg§600§TRUE§</svg:desc>
          <draw:g>
            <draw:path draw:style-name="gr4" draw:text-style-name="P4" draw:layer="layout" svg:width="0.126cm" svg:height="0.195cm" svg:x="6.937cm" svg:y="4.347cm" svg:viewBox="0 0 127 196" svg:d="M65 10c1-4 0-4 1-5 0-3-4-5-7-5-1 0-1 0-1 0-12 1-24 1-36 2-4 0-10 0-10 8 0 5 6 5 7 5 3 0 9 0 12 1-2 10-5 21-8 32-6 26-13 51-19 77-4 15-4 19-4 26 0 35 27 45 48 45 50 0 79-45 79-83 0-34-25-45-49-45-13 0-24 5-30 9 6-23 11-45 17-67zM49 186c-11 0-21-6-21-23 0-9 3-20 5-28 3-11 8-30 9-39 2-4 18-19 35-19s19 15 19 22c0 14-10 48-14 60-10 22-25 27-33 27z">
              <text:p/>
            </draw:path>
            <draw:path draw:style-name="gr4" draw:text-style-name="P4" draw:layer="layout" svg:width="0.09cm" svg:height="0.087cm" svg:x="7.078cm" svg:y="4.335cm" svg:viewBox="0 0 91 88" svg:d="M37 47c1-2 5-19 5-20s6-11 12-16c3-1 8-5 16-5 3 0 8 0 12 2-7 2-9 7-9 11s3 7 8 7c4 0 10-4 10-12 0-10-10-14-21-14-9 0-18 4-27 14-4-12-16-14-21-14-7 0-12 5-15 10-4 8-7 19-7 19 0 4 2 3 3 4 3 0 3-1 5-7 2-12 6-20 14-20 5 0 7 4 7 9 0 3-2 11-3 16-2 5-4 14-5 18-2 8-4 17-6 25-1 3-2 7-2 8 0 4 4 6 6 6 3 0 7-2 9-6 1-1 2-9 4-14 2-7 3-14 5-21z">
              <text:p/>
            </draw:path>
            <draw:path draw:style-name="gr4" draw:text-style-name="P4" draw:layer="layout" svg:width="0.132cm" svg:height="0.009cm" svg:x="7.2cm" svg:y="4.368cm" svg:viewBox="0 0 133 10" svg:d="M125 10c3 0 8 0 8-5s-5-5-8-5c-39 0-78 0-117 0-3 0-8 0-8 4 0 6 5 6 8 6 39 0 78 0 117 0z">
              <text:p/>
            </draw:path>
            <draw:path draw:style-name="gr4" draw:text-style-name="P4" draw:layer="layout" svg:width="0.071cm" svg:height="0.129cm" svg:x="7.375cm" svg:y="4.291cm" svg:viewBox="0 0 72 130" svg:d="M45 6c0-6-1-6-6-6-13 13-31 13-39 13 0 2 0 5 0 7 5 0 18 0 29-6 0 34 0 67 0 100 0 6 0 9-20 9-3 0-5 0-7 0 0 2 0 5 0 7 4 0 28-1 35-1 5 0 30 1 35 1 0-2 0-5 0-7-3 0-5 0-8 0-19 0-19-3-19-9 0-36 0-72 0-108z">
              <text:p/>
            </draw:path>
            <draw:path draw:style-name="gr4" draw:text-style-name="P4" draw:layer="layout" svg:width="0.119cm" svg:height="0.087cm" svg:x="7.078cm" svg:y="4.529cm" svg:viewBox="0 0 120 88" svg:d="M15 74c-1 3-2 7-2 8 0 4 4 6 6 6 4 0 7-2 8-4s3-8 3-12c2-3 4-13 5-18 1-4 3-9 3-13 3-8 3-9 8-17 6-8 16-18 30-18 11 0 12 10 12 13 0 12-9 34-12 42-2 5-2 8-2 11 0 10 8 16 18 16 19 0 28-27 28-30 0-2-2-2-3-2-3 0-3 1-3 3-5 16-14 24-21 24-5 0-6-2-6-7 0-4 2-7 5-16 2-6 10-27 10-38 0-19-15-22-25-22-16 0-27 10-33 18-2-13-14-18-22-18s-12 6-15 10c-4 8-7 19-7 20 0 3 2 2 3 3 3 0 3-1 5-6 2-12 6-21 14-21 5 0 7 4 7 9 0 4-2 11-3 16-2 5-4 14-5 18-2 9-4 17-6 25z">
              <text:p/>
            </draw:path>
            <draw:path draw:style-name="gr4" draw:text-style-name="P4" draw:layer="layout" svg:width="0.132cm" svg:height="0.009cm" svg:x="7.19cm" svg:y="4.561cm" svg:viewBox="0 0 133 10" svg:d="M125 10c3 0 8 0 8-5s-5-5-8-5c-39 0-79 0-118 0-2 0-7 0-7 5s4 5 7 5c39 0 79 0 118 0z">
              <text:p/>
            </draw:path>
            <draw:path draw:style-name="gr4" draw:text-style-name="P4" draw:layer="layout" svg:width="0.071cm" svg:height="0.128cm" svg:x="7.327cm" svg:y="4.485cm" svg:viewBox="0 0 72 129" svg:d="M45 5c0-5-1-5-7-5-12 12-30 12-38 12 0 2 0 5 0 7 5 0 18 0 29-5 0 33 0 66 0 99 0 7 0 10-20 10-3 0-5 0-7 0 0 2 0 4 0 6 3 0 28-1 35-1 5 0 30 1 35 1 0-2 0-4 0-6-3 0-5 0-8 0-19 0-19-3-19-10 0-36 0-72 0-108z">
              <text:p/>
            </draw:path>
          </draw:g>
        </draw:g>
        <draw:line draw:style-name="gr19" draw:text-style-name="P2" draw:layer="layout" svg:x1="8.301cm" svg:y1="4.2cm" svg:x2="8.301cm" svg:y2="4.4cm">
          <text:p/>
        </draw:line>
        <draw:line draw:style-name="gr19" draw:text-style-name="P2" draw:layer="layout" svg:x1="7.901cm" svg:y1="4.2cm" svg:x2="7.901cm" svg:y2="4.8cm">
          <text:p/>
        </draw:line>
        <draw:line draw:style-name="gr19" draw:text-style-name="P2" draw:layer="layout" svg:x1="7.501cm" svg:y1="4.2cm" svg:x2="7.501cm" svg:y2="5.2cm">
          <text:p/>
        </draw:line>
        <draw:custom-shape draw:style-name="gr132" draw:text-style-name="P2" draw:layer="layout" svg:width="0.2cm" svg:height="0.2cm" svg:x="8.307cm" svg:y="5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" draw:layer="layout" svg:width="0.2cm" svg:height="0.2cm" svg:x="7.308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8.301cm" svg:y1="4.6cm" svg:x2="7.901cm" svg:y2="5.3cm">
          <text:p/>
        </draw:line>
        <draw:line draw:style-name="gr19" draw:text-style-name="P2" draw:layer="layout" svg:x1="7.601cm" svg:y1="5.3cm" svg:x2="7.801cm" svg:y2="5.3cm">
          <text:p/>
        </draw:line>
        <draw:line draw:style-name="gr2" draw:text-style-name="P2" draw:layer="layout" svg:x1="7.753cm" svg:y1="5.074cm" svg:x2="7.653cm" svg:y2="5.174cm">
          <text:p/>
        </draw:line>
        <draw:line draw:style-name="gr19" draw:text-style-name="P2" draw:layer="layout" svg:x1="7.901cm" svg:y1="5.4cm" svg:x2="7.401cm" svg:y2="5.7cm">
          <text:p/>
        </draw:line>
        <draw:custom-shape draw:style-name="gr82" draw:text-style-name="P17" draw:layer="layout" svg:width="0.2cm" svg:height="0.2cm" svg:x="7.003cm" svg:y="5.702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8" draw:layer="layout" svg:width="0.2cm" svg:height="0.2cm" svg:x="8.603cm" svg:y="5.702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7.201cm" svg:y1="5.8cm" svg:x2="7.301cm" svg:y2="5.8cm">
          <text:p/>
        </draw:line>
        <draw:g>
          <svg:title>TexMaths</svg:title>
          <svg:desc>8§display§\bm{c}_{n\!-\!1}§svg§600§TRUE§</svg:desc>
          <draw:g>
            <draw:path draw:style-name="gr4" draw:text-style-name="P4" draw:layer="layout" svg:width="0.129cm" svg:height="0.128cm" svg:x="7.551cm" svg:y="5.736cm" svg:viewBox="0 0 130 129" svg:d="M108 16c-15 4-10 12-15 18 0 5 2 13 14 13 11 0 20-9 20-21 0-15-14-26-39-26-57 0-88 44-88 80 0 25 16 49 59 49 7 0 27 0 44-8 16-6 27-17 27-20s-4-8-7-8c-2 0-2 1-4 4-15 16-38 21-59 21-18 0-28-9-28-25 0-10 7-44 16-59 11-19 28-24 40-24 4 0 13 0 20 6z">
              <text:p/>
            </draw:path>
            <draw:path draw:style-name="gr4" draw:text-style-name="P4" draw:layer="layout" svg:width="0.119cm" svg:height="0.087cm" svg:x="7.692cm" svg:y="5.818cm" svg:viewBox="0 0 120 88" svg:d="M14 73c0 3-2 8-2 8 0 5 4 7 7 7s6-2 7-4c2-2 4-8 4-13 1-3 4-12 4-18 2-4 3-8 4-12 2-8 3-10 8-18 6-8 15-18 30-18 11 0 11 10 11 14 0 11-9 33-11 42-2 5-3 7-3 10 0 10 8 17 18 17 20 0 29-27 29-30s-2-2-3-3c-4 0-4 2-4 4-5 15-13 23-21 23-4 0-5-2-5-6 0-5 1-7 4-16 2-7 10-27 10-38 0-19-14-22-24-22-17 0-28 10-34 18-1-14-13-18-21-18s-12 6-16 10c-4 8-6 19-6 20 0 2 2 2 3 2 3 0 3-1 4-6 3-12 7-21 15-21 4 0 6 5 6 9s-2 12-3 17c-2 5-3 13-4 18-2 8-4 16-7 24z">
              <text:p/>
            </draw:path>
            <draw:path draw:style-name="gr4" draw:text-style-name="P4" draw:layer="layout" svg:width="0.132cm" svg:height="0.009cm" svg:x="7.803cm" svg:y="5.85cm" svg:viewBox="0 0 133 10" svg:d="M125 10c3 0 8 0 8-5s-5-5-8-5c-39 0-78 0-117 0-3 0-8 0-8 5s5 5 8 5c39 0 78 0 117 0z">
              <text:p/>
            </draw:path>
            <draw:path draw:style-name="gr4" draw:text-style-name="P4" draw:layer="layout" svg:width="0.07cm" svg:height="0.129cm" svg:x="7.941cm" svg:y="5.774cm" svg:viewBox="0 0 71 130" svg:d="M44 6c0-6 0-6-6-6-12 12-30 13-38 13 0 2 0 4 0 6 5 0 18 0 28-5 0 33 0 66 0 99 0 8 0 10-19 10-3 0-6 0-8 0 0 2 0 5 0 7 4-1 28-1 35-1 6 0 31 0 35 1 0-2 0-5 0-7-2 0-5 0-7 0-20 0-20-2-20-10 0-36 0-71 0-107z">
              <text:p/>
            </draw:path>
          </draw:g>
        </draw:g>
        <draw:line draw:style-name="gr19" draw:text-style-name="P2" draw:layer="layout" svg:x1="7.401cm" svg:y1="5.9cm" svg:x2="7.401cm" svg:y2="6cm">
          <text:p/>
        </draw:line>
        <draw:line draw:style-name="gr134" draw:text-style-name="P2" draw:layer="layout" svg:x1="8.401cm" svg:y1="5.9cm" svg:x2="8.401cm" svg:y2="6cm">
          <text:p/>
        </draw:line>
        <draw:line draw:style-name="gr134" draw:text-style-name="P2" draw:layer="layout" svg:x1="8.501cm" svg:y1="5.8cm" svg:x2="8.601cm" svg:y2="5.8cm">
          <text:p/>
        </draw:line>
        <draw:line draw:style-name="gr134" draw:text-style-name="P2" draw:layer="layout" svg:x1="7.901cm" svg:y1="5.4cm" svg:x2="8.401cm" svg:y2="5.7cm">
          <text:p/>
        </draw:line>
        <draw:custom-shape draw:style-name="gr90" draw:text-style-name="P19" draw:layer="layout" svg:width="2.099cm" svg:height="1.796cm" svg:x="6.901cm" svg:y="4.2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7.401cm" svg:y1="6cm" svg:x2="7.401cm" svg:y2="6.2cm">
          <text:p/>
        </draw:line>
        <draw:line draw:style-name="gr134" draw:text-style-name="P2" draw:layer="layout" svg:x1="8.401cm" svg:y1="6cm" svg:x2="8.401cm" svg:y2="6.2cm">
          <text:p/>
        </draw:line>
        <draw:line draw:style-name="gr19" draw:text-style-name="P2" draw:layer="layout" svg:x1="7.901cm" svg:y1="4cm" svg:x2="7.901cm" svg:y2="4.2cm">
          <text:p/>
        </draw:line>
        <draw:line draw:style-name="gr19" draw:text-style-name="P2" draw:layer="layout" svg:x1="7.501cm" svg:y1="4cm" svg:x2="7.501cm" svg:y2="4.2cm">
          <text:p/>
        </draw:line>
        <draw:line draw:style-name="gr19" draw:text-style-name="P2" draw:layer="layout" svg:x1="8.301cm" svg:y1="4cm" svg:x2="8.301cm" svg:y2="4.2cm">
          <text:p/>
        </draw:line>
        <draw:g>
          <svg:title>TexMaths</svg:title>
          <svg:desc>8§display§\bm{C}_{n\!-\!1}§svg§600§TRUE§</svg:desc>
          <draw:g>
            <draw:path draw:style-name="gr4" draw:text-style-name="P4" draw:layer="layout" svg:width="0.223cm" svg:height="0.201cm" svg:x="8.348cm" svg:y="5.438cm" svg:viewBox="0 0 224 202" svg:d="M224 9c0-2 0-3 0-5 0-4-4-4-7-4-8 7-17 13-25 20-14-14-32-20-52-20-90 0-140 69-140 126 0 53 42 76 92 76 23 0 47-7 69-23 27-20 32-46 32-47 0-4-4-4-7-4-5 0-5 0-7 5-11 35-48 55-80 55-17 0-32-4-44-12-15-12-16-31-16-39s5-60 32-92c15-18 42-31 74-31 34 0 48 25 48 50 0 3 0 7 0 9 0 4 3 4 7 4 6 0 6 0 8-5 5-21 10-42 16-63z">
              <text:p/>
            </draw:path>
            <draw:path draw:style-name="gr4" draw:text-style-name="P4" draw:layer="layout" svg:width="0.119cm" svg:height="0.088cm" svg:x="8.571cm" svg:y="5.59cm" svg:viewBox="0 0 120 89" svg:d="M15 74c-1 3-2 7-2 8 0 4 4 7 6 7 4 0 7-3 8-5s3-8 3-12c2-3 4-13 5-18 1-4 3-9 3-12 3-8 3-10 8-18 6-8 16-18 30-18 11 0 12 9 12 13 0 12-9 34-12 42-2 5-3 8-3 11 0 10 8 17 19 17 19 0 28-28 28-31 0-2-3-2-3-2-3 0-3 1-4 3-4 16-13 24-20 24-5 0-6-3-6-7s2-7 5-16c2-6 10-26 10-38 0-19-15-22-25-22-16 0-27 10-33 18-2-14-14-18-22-18s-12 6-15 10c-4 8-7 19-7 20 0 3 2 2 3 3 3 0 3-1 5-7 2-11 6-20 14-20 5 0 7 4 7 9 0 4-2 11-3 16-2 5-4 14-5 18-2 8-4 17-6 25z">
              <text:p/>
            </draw:path>
            <draw:path draw:style-name="gr4" draw:text-style-name="P4" draw:layer="layout" svg:width="0.132cm" svg:height="0.009cm" svg:x="8.684cm" svg:y="5.623cm" svg:viewBox="0 0 133 10" svg:d="M125 10c3 0 8 0 8-5s-5-5-8-5c-39 0-78 0-117 0-3 0-8 0-8 5s4 5 8 5c39 0 78 0 117 0z">
              <text:p/>
            </draw:path>
            <draw:path draw:style-name="gr4" draw:text-style-name="P4" draw:layer="layout" svg:width="0.071cm" svg:height="0.129cm" svg:x="8.82cm" svg:y="5.547cm" svg:viewBox="0 0 72 130" svg:d="M45 6c0-5-1-6-6-6-13 13-31 13-39 13 0 2 0 5 0 7 5 0 18 0 29-6 0 34 0 67 0 100 0 7 0 10-20 10-3 0-5 0-7 0 0 2 0 4 0 6 4 0 28-1 35-1 5 0 30 1 35 1 0-2 0-4 0-6-3 0-5 0-8 0-19 0-19-3-19-10 0-36 0-72 0-108z">
              <text:p/>
            </draw:path>
          </draw:g>
        </draw:g>
        <draw:custom-shape draw:style-name="gr89" draw:text-style-name="P20" draw:layer="layout" svg:width="0.2cm" svg:height="0.2cm" svg:x="7.803cm" svg:y="5.20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153cm" svg:y1="4.674cm" svg:x2="8.053cm" svg:y2="4.774cm">
          <text:p/>
        </draw:line>
        <draw:custom-shape draw:style-name="gr127" draw:text-style-name="P2" draw:layer="layout" svg:width="0.4cm" svg:height="2cm" svg:x="2.901cm" svg:y="3.101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" draw:layer="layout" svg:width="0.4cm" svg:height="2cm" svg:x="7.702cm" svg:y="3.102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5" draw:text-style-name="P3" draw:layer="layout" svg:width="3.384cm" svg:height="0.395cm" svg:x="1.209cm" svg:y="1.206cm">
          <draw:text-box>
            <text:p><text:span text:style-name="T1">Decoding (separate)</text:span></text:p>
          </draw:text-box>
        </draw:frame>
        <draw:g>
          <svg:title>TexMaths</svg:title>
          <svg:desc>8§latex§\begin{align*}
&amp;
p
\left( 
\bm{y}^0, \dots, \bm{y}^{r-1}, 
\bm{b}^0, \dots, \bm{b}^{r-1}, 
\tilde{\bm{d}}^0, \dots, \tilde{\bm{d}}^{r-1},  
\bm{c}
\right) \\
&amp; =
p
\left( 
\bm{y}^0, \dots, \bm{y}^{r-1}  
\middle|
\bm{b}^0, \dots, \bm{b}^{r-1}, 
\tilde{\bm{d}}^0, \dots, \tilde{\bm{d}}^{r-1}, 
\bm{c}
\right) 
p
\left(
\tilde{\bm{d}}^0, \dots, \tilde{\bm{d}}^{r-1}
\right)
p
\left(
\bm{b}^0, \dots, \bm{b}^{r-1}
\middle|
\bm{c}
\right)
p\left( \bm{c} \right) \\
&amp; = 
p\left( \bm{c} \right)
\prod_{j=0}^{r-1}
p
\left( 
\bm{y}^j 
\middle|
\bm{b}^j, \tilde{\bm{d}}^j
\right)
p
\left(
\tilde{\bm{d}}^j
\right)
p
\left(
\bm{b}^j
\middle|
\bm{c} 
\right) \\
&amp; \simeq 
\left(
\prod_{i=0}^{n-1}
p\left( \bm{c}_i \right)
\right) 
\prod_{j=0}^{r-1}
\left(
p(\tilde{d}^j_0)
\prod_{i=0}^{n-1}
p
\left( 
[\bm{y}^j]_{ i\nu+\tilde{d}^j_i }^{ i\nu+\nu-1+\tilde{d}^j_{i+1} } 
\middle|
\bm{b}^j_i, \tilde{d}^j_i, \tilde{d}^j_{i+1}, 
\right)
p
\left(
\tilde{d}^j_{i+1}
\middle|
\tilde{d}^j_{i}
\right)
p
\left(
\bm{b}^j_i
\middle|
\bm{c}_i 
\right)
\right) \\
&amp; \propto 
\left(
\prod_{i=0}^{n-1}
p\left( \bm{c}_i \right)
\right) 
\prod_{j=0}^{r-1}
\left(
p(\tilde{d}^j_0)
\prod_{i=0}^{n-1}
p
\left( 
[\tilde{\bm{y}}^j]_{ i\nu+\tilde{d}^j_i }^{ i\nu+\nu-1+\tilde{d}^j_{i+1} } 
\middle|
\bm{b}^j_i, \tilde{d}^j_i, \tilde{d}^j_{i+1}, 
\right)
p
\left(
\tilde{d}^j_{i+1}
\middle|
\tilde{d}^j_{i}
\right)
p
\left(
\bm{b}^j_i
\middle|
\bm{c}_i 
\right)
\right)
\end{align*} §svg§600§TRUE§</svg:desc>
          <draw:g>
            <draw:path draw:style-name="gr4" draw:text-style-name="P4" draw:layer="layout" svg:width="0.145cm" svg:height="0.177cm" svg:x="1.315cm" svg:y="7.111cm" svg:viewBox="0 0 146 178" svg:d="M22 158c-3 10-3 12-16 12-3 0-6 0-6 5 0 3 2 3 4 3 7 0 15 0 23 0 10 0 19 0 28 0 2 0 5 0 5-5 0-3-2-3-6-3-15 0-15-2-15-4 0-4 12-50 14-57 4 9 12 18 26 18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4" draw:text-style-name="P4" draw:layer="layout" svg:width="0.105cm" svg:height="0.505cm" svg:x="1.563cm" svg:y="6.912cm" svg:viewBox="0 0 106 506" svg:d="M94 502c0 1 3 4 4 4 2 0 4 0 6 0 1 0 2 0 2-3 0-1 0-1 0-3-11-10-26-25-43-56-30-54-41-123-41-191 0-125 35-198 84-248 0-1 0-1 0-2 0-3-1-3-4-3-4 0-5 0-8 2-26 24-56 62-76 122-12 37-18 82-18 129 0 66 12 141 56 207 8 11 12 15 18 22 3 4 7 8 9 11 4 3 8 6 11 9z">
              <text:p/>
            </draw:path>
            <draw:path draw:style-name="gr4" draw:text-style-name="P4" draw:layer="layout" svg:width="0.153cm" svg:height="0.183cm" svg:x="1.689cm" svg:y="7.108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4" draw:text-style-name="P4" draw:layer="layout" svg:width="0.09cm" svg:height="0.133cm" svg:x="1.867cm" svg:y="6.989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4" draw:text-style-name="P4" draw:layer="layout" svg:width="0.032cm" svg:height="0.083cm" svg:x="2.007cm" svg:y="7.206cm" svg:viewBox="0 0 33 84" svg:d="M33 30c0-19-7-30-19-30-8 0-14 7-14 14 0 8 6 16 14 16 4 0 8-1 11-4 1 0 1-1 1-1 0 1 0 1 0 5 0 20-9 37-19 46-3 3-3 4-3 5 0 2 2 3 3 3 3 0 26-22 26-54z">
              <text:p/>
            </draw:path>
            <draw:path draw:style-name="gr4" draw:text-style-name="P4" draw:layer="layout" svg:width="0.029cm" svg:height="0.029cm" svg:x="2.132cm" svg:y="7.206cm" svg:viewBox="0 0 30 30" svg:d="M30 14c0-8-6-14-15-14-8 0-15 6-15 14 0 9 7 16 15 16 9 0 15-7 15-16z">
              <text:p/>
            </draw:path>
            <draw:path draw:style-name="gr4" draw:text-style-name="P4" draw:layer="layout" svg:width="0.029cm" svg:height="0.029cm" svg:x="2.257cm" svg:y="7.206cm" svg:viewBox="0 0 30 30" svg:d="M30 14c0-8-7-14-15-14s-15 6-15 14c0 9 7 16 15 16s15-7 15-16z">
              <text:p/>
            </draw:path>
            <draw:path draw:style-name="gr4" draw:text-style-name="P4" draw:layer="layout" svg:width="0.029cm" svg:height="0.029cm" svg:x="2.381cm" svg:y="7.206cm" svg:viewBox="0 0 30 30" svg:d="M30 14c0-8-7-14-15-14s-15 6-15 14c0 9 7 16 15 16s15-7 15-16z">
              <text:p/>
            </draw:path>
            <draw:path draw:style-name="gr4" draw:text-style-name="P4" draw:layer="layout" svg:width="0.032cm" svg:height="0.083cm" svg:x="2.507cm" svg:y="7.206cm" svg:viewBox="0 0 33 84" svg:d="M33 30c0-19-7-30-19-30-8 0-14 7-14 14 0 8 6 16 14 16 4 0 8-1 11-4 1 0 0-1 1-1 0 0 0 1 0 5 0 20-9 37-19 46-3 3-3 4-3 5 0 2 2 3 3 3 3 0 26-22 26-54z">
              <text:p/>
            </draw:path>
            <draw:path draw:style-name="gr4" draw:text-style-name="P4" draw:layer="layout" svg:width="0.153cm" svg:height="0.183cm" svg:x="2.616cm" svg:y="7.108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7 44-17 59 0 32 29 37 45 37 7 0 16-1 27-9-8 35-29 53-48 53-4 0-12 0-18-4 9-4 14-12 14-19 0-10-8-13-14-13-10 0-20 9-20 22 0 14 15 24 38 24 32 0 69-22 77-57 9-35 18-70 27-105z">
              <text:p/>
            </draw:path>
            <draw:path draw:style-name="gr4" draw:text-style-name="P4" draw:layer="layout" svg:width="0.09cm" svg:height="0.087cm" svg:x="2.793cm" svg:y="7.033cm" svg:viewBox="0 0 91 88" svg:d="M37 46c0 0 5-18 5-20 0 0 6-11 12-16 2-1 8-5 16-5 2 0 7 1 11 3-7 2-9 7-9 10 0 5 4 8 8 8s11-4 11-12c0-10-11-14-21-14s-19 4-28 14c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4" draw:text-style-name="P4" draw:layer="layout" svg:width="0.132cm" svg:height="0.009cm" svg:x="2.916cm" svg:y="7.065cm" svg:viewBox="0 0 133 10" svg:d="M125 10c3 0 8 0 8-4 0-6-5-6-8-6-39 0-78 0-117 0-3 0-8 0-8 5s4 5 8 5c39 0 78 0 117 0z">
              <text:p/>
            </draw:path>
            <draw:path draw:style-name="gr4" draw:text-style-name="P4" draw:layer="layout" svg:width="0.07cm" svg:height="0.129cm" svg:x="3.092cm" svg:y="6.989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4" draw:text-style-name="P4" draw:layer="layout" svg:width="0.032cm" svg:height="0.083cm" svg:x="3.22cm" svg:y="7.206cm" svg:viewBox="0 0 33 84" svg:d="M33 30c0-19-7-30-19-30-8 0-14 7-14 14 0 8 6 16 14 16 4 0 8-1 11-4 1 0 0-1 1-1 0 0 0 1 0 5 0 20-9 37-19 46-3 3-3 4-3 5 0 2 2 3 3 3 3 0 26-22 26-54z">
              <text:p/>
            </draw:path>
            <draw:path draw:style-name="gr4" draw:text-style-name="P4" draw:layer="layout" svg:width="0.126cm" svg:height="0.197cm" svg:x="3.336cm" svg:y="7.04cm" svg:viewBox="0 0 127 198" svg:d="M64 10c2-4 1-3 2-4 0-4-4-6-7-6-1 0-1 0-1 1-13 0-25 1-37 1-4 0-9 0-9 8 0 6 6 6 7 6 3 0 8 0 12 0-2 10-5 22-8 33-6 26-13 52-19 77-4 16-4 20-4 26 0 36 26 46 48 46 50 0 79-46 79-84 0-34-25-46-49-46-13 0-24 6-30 10 5-23 11-45 16-68zM48 187c-10 0-20-5-20-23 0-9 3-19 5-28 3-10 7-30 9-38 2-5 18-20 35-20s19 16 19 22c0 14-10 49-14 60-10 22-25 27-34 27z">
              <text:p/>
            </draw:path>
            <draw:path draw:style-name="gr4" draw:text-style-name="P4" draw:layer="layout" svg:width="0.091cm" svg:height="0.133cm" svg:x="3.477cm" svg:y="6.989cm" svg:viewBox="0 0 92 134" svg:d="M92 68c0-22-3-38-12-51-6-9-18-17-34-17-46 0-46 54-46 68s0 66 46 66 46-52 46-66zM46 129c-9 0-21-6-25-22-3-11-3-27-3-42s0-29 4-40c4-15 16-19 24-19 11 0 21 6 24 17 4 11 4 25 4 42 0 15 0 29-3 41-4 19-17 23-25 23z">
              <text:p/>
            </draw:path>
            <draw:path draw:style-name="gr4" draw:text-style-name="P4" draw:layer="layout" svg:width="0.032cm" svg:height="0.083cm" svg:x="3.618cm" svg:y="7.206cm" svg:viewBox="0 0 33 84" svg:d="M33 30c0-19-7-30-19-30-8 0-14 7-14 14 0 8 6 16 14 16 4 0 8-1 10-4 1 0 1-1 2-1 0 0 0 1 0 5 0 20-9 37-19 46-3 3-3 4-3 5 0 2 2 3 3 3 3 0 26-22 26-54z">
              <text:p/>
            </draw:path>
            <draw:path draw:style-name="gr4" draw:text-style-name="P4" draw:layer="layout" svg:width="0.029cm" svg:height="0.029cm" svg:x="3.743cm" svg:y="7.206cm" svg:viewBox="0 0 30 30" svg:d="M30 14c0-8-7-14-16-14-8 0-14 6-14 14 0 9 6 16 14 16 9 0 16-7 16-16z">
              <text:p/>
            </draw:path>
            <draw:path draw:style-name="gr4" draw:text-style-name="P4" draw:layer="layout" svg:width="0.029cm" svg:height="0.029cm" svg:x="3.868cm" svg:y="7.206cm" svg:viewBox="0 0 30 30" svg:d="M30 14c0-8-6-14-15-14-8 0-15 6-15 14 0 9 7 16 15 16 9 0 15-7 15-16z">
              <text:p/>
            </draw:path>
            <draw:path draw:style-name="gr4" draw:text-style-name="P4" draw:layer="layout" svg:width="0.029cm" svg:height="0.029cm" svg:x="3.992cm" svg:y="7.206cm" svg:viewBox="0 0 30 30" svg:d="M30 14c0-8-7-14-15-14s-15 6-15 14c0 9 7 16 15 16s15-7 15-16z">
              <text:p/>
            </draw:path>
            <draw:path draw:style-name="gr4" draw:text-style-name="P4" draw:layer="layout" svg:width="0.032cm" svg:height="0.083cm" svg:x="4.117cm" svg:y="7.206cm" svg:viewBox="0 0 33 84" svg:d="M33 30c0-19-7-30-18-30-9 0-15 7-15 14 0 8 6 16 15 16 3 0 7-1 10-4 1 0 1-1 1-1 1 1 1 1 1 5 0 20-10 37-19 46-3 3-3 4-3 5 0 2 1 3 2 3 3 0 26-22 26-54z">
              <text:p/>
            </draw:path>
            <draw:path draw:style-name="gr4" draw:text-style-name="P4" draw:layer="layout" svg:width="0.126cm" svg:height="0.197cm" svg:x="4.233cm" svg:y="7.04cm" svg:viewBox="0 0 127 198" svg:d="M64 10c1-4 1-3 1-4 0-4-3-6-6-6-1 0-1 0-2 1-12 0-24 1-36 1-4 0-9 0-9 8 0 6 5 6 7 6 3 0 8 0 12 0-2 10-5 22-8 33-6 26-13 52-20 77-3 16-3 20-3 26 0 36 26 46 47 46 51 0 80-46 80-84 0-34-25-46-49-46-13 0-24 6-31 10 6-23 11-45 17-68zM48 187c-11 0-20-5-20-23 0-9 2-19 5-28 2-10 7-30 9-38 1-5 17-20 35-20 17 0 18 16 18 22 0 14-9 49-13 60-10 22-26 27-34 27z">
              <text:p/>
            </draw:path>
            <draw:path draw:style-name="gr4" draw:text-style-name="P4" draw:layer="layout" svg:width="0.09cm" svg:height="0.087cm" svg:x="4.374cm" svg:y="7.033cm" svg:viewBox="0 0 91 88" svg:d="M37 46c0 0 5-18 5-20 0 0 6-11 12-16 3-1 8-5 16-5 2 0 8 1 11 3-6 2-8 7-8 10 0 5 3 8 7 8s11-4 11-12c0-10-10-14-21-14-10 0-19 4-28 14-3-12-15-14-20-14-7 0-12 4-15 10-5 8-7 19-7 20 0 2 2 2 3 2 3 0 3 0 4-6 3-12 7-21 15-21 5 0 7 5 7 9s-2 12-3 17c-2 6-4 14-5 18-2 8-4 17-7 25 0 3-1 8-1 8 0 4 3 6 6 6s7-2 9-6c0 0 2-9 3-14 2-7 4-14 6-22z">
              <text:p/>
            </draw:path>
            <draw:path draw:style-name="gr4" draw:text-style-name="P4" draw:layer="layout" svg:width="0.132cm" svg:height="0.009cm" svg:x="4.496cm" svg:y="7.065cm" svg:viewBox="0 0 133 10" svg:d="M125 10c3 0 8 0 8-4 0-6-4-6-8-6-39 0-78 0-117 0-3 0-8 0-8 5s5 5 8 5c39 0 78 0 117 0z">
              <text:p/>
            </draw:path>
            <draw:path draw:style-name="gr4" draw:text-style-name="P4" draw:layer="layout" svg:width="0.07cm" svg:height="0.129cm" svg:x="4.672cm" svg:y="6.989cm" svg:viewBox="0 0 71 130" svg:d="M44 6c0-6 0-6-6-6-12 12-30 12-38 12 0 2 0 5 0 7 5 0 18 0 28-5 0 33 0 67 0 100 0 7 0 9-19 9-3 0-5 0-7 0 0 3 0 5 0 7 3 0 27 0 34 0 6 0 31 0 35 0 0-2 0-4 0-7-2 0-5 0-7 0-20 0-20-2-20-9 0-36 0-72 0-108z">
              <text:p/>
            </draw:path>
            <draw:path draw:style-name="gr4" draw:text-style-name="P4" draw:layer="layout" svg:width="0.032cm" svg:height="0.083cm" svg:x="4.801cm" svg:y="7.206cm" svg:viewBox="0 0 33 84" svg:d="M33 30c0-19-7-30-19-30-8 0-14 7-14 14 0 8 6 16 14 16 4 0 8-1 11-4 1 0 1-1 1-1 0 1 0 1 0 5 0 20-9 37-19 46-3 3-3 4-3 5 0 2 2 3 3 3 3 0 26-22 26-54z">
              <text:p/>
            </draw:path>
            <draw:path draw:style-name="gr4" draw:text-style-name="P4" draw:layer="layout" svg:width="0.093cm" svg:height="0.025cm" svg:x="4.995cm" svg:y="6.974cm" svg:viewBox="0 0 94 26" svg:d="M94 4c-2-1-4-3-5-4-8 5-11 14-23 14-7 0-14-5-19-8-7-4-12-6-17-6-11 0-16 6-30 22 1 1 3 2 4 4 8-5 11-14 23-14 7 0 14 5 19 7 7 5 12 7 17 7 11 0 16-6 31-22z">
              <text:p/>
            </draw:path>
            <draw:path draw:style-name="gr4" draw:text-style-name="P4" draw:layer="layout" svg:width="0.156cm" svg:height="0.197cm" svg:x="4.915cm" svg:y="7.04cm" svg:viewBox="0 0 157 198" svg:d="M156 10c1-4 1-3 1-4 0-4-3-6-7-6l-1 1c-12 0-24 1-36 1-4 0-10 0-10 8 0 6 6 6 7 6 4 0 9 0 12 0-5 21-10 42-15 62-4-4-13-10-28-10-49 0-79 45-79 83 0 35 26 47 49 47 20 0 34-12 39-16 10 16 30 16 32 16 10 0 19-6 25-16 7-12 10-27 10-28 0-4-4-4-6-4-3 0-4 0-6 1-1 1-1 1-2 8-6 23-12 28-19 28-4 0-7-1-7-10 0-4 1-8 2-12 13-52 26-103 39-155zM85 169c-8 9-21 18-35 18-17 0-19-15-19-21 0-15 10-49 15-60 8-20 22-28 33-28 17 0 24 13 24 16 0 2 0 3-1 4-5 24-11 47-17 71z">
              <text:p/>
            </draw:path>
            <draw:path draw:style-name="gr4" draw:text-style-name="P4" draw:layer="layout" svg:width="0.09cm" svg:height="0.133cm" svg:x="5.083cm" svg:y="6.989cm" svg:viewBox="0 0 91 134" svg:d="M91 68c0-22-2-38-11-51-6-9-18-17-34-17-46 0-46 54-46 68s0 66 46 66c45 0 45-52 45-66zM46 129c-9 0-21-6-25-22-3-11-3-27-3-42s0-29 3-40c4-15 17-19 25-19 10 0 20 6 24 17 3 11 4 25 4 42 0 15 0 29-4 41-3 19-16 23-24 23z">
              <text:p/>
            </draw:path>
            <draw:path draw:style-name="gr4" draw:text-style-name="P4" draw:layer="layout" svg:width="0.032cm" svg:height="0.083cm" svg:x="5.223cm" svg:y="7.206cm" svg:viewBox="0 0 33 84" svg:d="M33 30c0-19-7-30-18-30-9 0-15 7-15 14 0 8 6 16 15 16 3 0 7-1 10-4 1 0 1-1 1-1 0 1 0 1 0 5 0 20-9 37-19 46-2 3-2 4-2 5 0 2 1 3 2 3 3 0 26-22 26-54z">
              <text:p/>
            </draw:path>
            <draw:path draw:style-name="gr4" draw:text-style-name="P4" draw:layer="layout" svg:width="0.029cm" svg:height="0.029cm" svg:x="5.348cm" svg:y="7.206cm" svg:viewBox="0 0 30 30" svg:d="M30 14c0-8-7-14-15-14s-15 6-15 14c0 9 7 16 15 16s15-7 15-16z">
              <text:p/>
            </draw:path>
            <draw:path draw:style-name="gr4" draw:text-style-name="P4" draw:layer="layout" svg:width="0.029cm" svg:height="0.029cm" svg:x="5.473cm" svg:y="7.206cm" svg:viewBox="0 0 30 30" svg:d="M30 14c0-8-7-14-15-14s-15 6-15 14c0 9 7 16 15 16s15-7 15-16z">
              <text:p/>
            </draw:path>
            <draw:path draw:style-name="gr4" draw:text-style-name="P4" draw:layer="layout" svg:width="0.029cm" svg:height="0.029cm" svg:x="5.599cm" svg:y="7.206cm" svg:viewBox="0 0 30 30" svg:d="M30 14c0-8-8-14-16-14s-14 6-14 14c0 9 6 16 14 16s16-7 16-16z">
              <text:p/>
            </draw:path>
            <draw:path draw:style-name="gr4" draw:text-style-name="P4" draw:layer="layout" svg:width="0.032cm" svg:height="0.083cm" svg:x="5.723cm" svg:y="7.206cm" svg:viewBox="0 0 33 84" svg:d="M33 30c0-19-7-30-19-30-8 0-14 7-14 14 0 8 6 16 14 16 4 0 8-1 11-4 1 0 0-1 1-1 0 0 0 1 0 5 0 20-9 37-19 46-3 3-3 4-3 5 0 2 2 3 3 3 3 0 26-22 26-54z">
              <text:p/>
            </draw:path>
            <draw:path draw:style-name="gr4" draw:text-style-name="P4" draw:layer="layout" svg:width="0.093cm" svg:height="0.025cm" svg:x="5.917cm" svg:y="6.974cm" svg:viewBox="0 0 94 26" svg:d="M94 4c-2-1-4-3-5-4-8 5-11 14-23 14-7 0-14-5-19-8-7-4-13-6-17-6-11 0-16 6-30 22 1 1 3 2 4 4 8-5 11-14 23-14 7 0 14 5 19 7 7 5 12 7 17 7 11 0 16-6 31-22z">
              <text:p/>
            </draw:path>
            <draw:path draw:style-name="gr4" draw:text-style-name="P4" draw:layer="layout" svg:width="0.156cm" svg:height="0.197cm" svg:x="5.837cm" svg:y="7.04cm" svg:viewBox="0 0 157 198" svg:d="M156 10c1-4 1-3 1-4 0-4-3-6-7-6l-1 1c-12 0-25 1-37 1-3 0-9 0-9 8 0 6 6 6 7 6 4 0 9 0 12 0-5 21-10 42-15 62-4-4-13-10-28-10-49 0-79 45-79 83 0 35 26 47 49 47 20 0 34-12 39-16 10 16 29 16 32 16 10 0 19-6 25-16 7-12 10-27 10-28 0-4-4-4-6-4-3 0-4 0-6 1-1 1-1 1-2 8-6 23-12 28-19 28-4 0-7-1-7-10 0-4 1-8 2-12 13-52 26-103 39-155zM85 169c-8 9-21 18-35 18-17 0-19-15-19-21 0-15 10-49 15-60 8-20 22-28 33-28 17 0 24 13 24 16 0 2 0 3-1 4-5 24-11 47-17 71z">
              <text:p/>
            </draw:path>
            <draw:path draw:style-name="gr4" draw:text-style-name="P4" draw:layer="layout" svg:width="0.09cm" svg:height="0.087cm" svg:x="6.005cm" svg:y="7.033cm" svg:viewBox="0 0 91 88" svg:d="M37 46c0 0 5-18 5-20 0 0 6-11 12-16 2-1 8-5 16-5 2 0 7 1 11 3-7 2-9 7-9 10 0 5 4 8 8 8s11-4 11-12c0-10-11-14-21-14s-19 4-28 14c-3-12-15-14-20-14-7 0-12 4-15 10-5 8-7 19-7 20 0 2 2 2 3 2 3 0 3 0 4-6 3-12 7-21 15-21 5 0 6 5 6 9s-2 12-3 17c-1 6-3 14-4 18-2 8-4 17-7 25 0 3-1 8-1 8 0 4 3 6 6 6s7-2 8-6c1 0 3-9 4-14 2-7 4-14 6-22z">
              <text:p/>
            </draw:path>
            <draw:path draw:style-name="gr4" draw:text-style-name="P4" draw:layer="layout" svg:width="0.132cm" svg:height="0.009cm" svg:x="6.127cm" svg:y="7.065cm" svg:viewBox="0 0 133 10" svg:d="M125 10c3 0 8 0 8-4 0-6-5-6-8-6-39 0-79 0-118 0-2 0-7 0-7 5s4 5 7 5c39 0 79 0 118 0z">
              <text:p/>
            </draw:path>
            <draw:path draw:style-name="gr4" draw:text-style-name="P4" draw:layer="layout" svg:width="0.07cm" svg:height="0.129cm" svg:x="6.303cm" svg:y="6.989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4" draw:text-style-name="P4" draw:layer="layout" svg:width="0.032cm" svg:height="0.083cm" svg:x="6.432cm" svg:y="7.206cm" svg:viewBox="0 0 33 84" svg:d="M33 30c0-19-7-30-19-30-8 0-14 7-14 14 0 8 6 16 14 16 4 0 8-1 11-4 1 0 0-1 1-1 0 0 0 1 0 5 0 20-9 37-19 46-3 3-3 4-3 5 0 2 2 3 3 3 3 0 26-22 26-54z">
              <text:p/>
            </draw:path>
            <draw:path draw:style-name="gr4" draw:text-style-name="P4" draw:layer="layout" svg:width="0.129cm" svg:height="0.129cm" svg:x="6.546cm" svg:y="7.108cm" svg:viewBox="0 0 130 130" svg:d="M108 16c-15 5-15 18-15 19 0 4 2 13 14 13 11 0 20-10 20-22 0-15-14-26-39-26-57 0-88 44-88 81 0 25 15 49 59 49 7 0 27 0 44-8 16-6 27-17 27-20s-4-8-7-8c-1 0-1 1-4 4-15 16-37 21-59 21-18 0-28-9-28-25 0-11 7-45 16-60 11-19 28-24 40-24 4 0 13 0 20 6z">
              <text:p/>
            </draw:path>
            <draw:path draw:style-name="gr4" draw:text-style-name="P4" draw:layer="layout" svg:width="0.105cm" svg:height="0.505cm" svg:x="6.687cm" svg:y="6.912cm" svg:viewBox="0 0 106 506" svg:d="M106 253c0-81-18-167-74-230-4-5-14-16-21-21-1-2-2-2-6-2-3 0-5 0-5 3 0 1 1 2 2 3 9 9 24 25 41 56 31 54 42 124 42 191 0 121-34 197-84 248-1 1-1 1-1 2 0 3 2 3 5 3 4 0 5 0 7-3 26-22 57-61 76-121 12-39 18-84 18-129z">
              <text:p/>
            </draw:path>
            <draw:path draw:style-name="gr4" draw:text-style-name="P4" draw:layer="layout" svg:width="0.185cm" svg:height="0.065cm" svg:x="1.418cm" svg:y="7.75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4" draw:text-style-name="P4" draw:layer="layout" svg:width="0.145cm" svg:height="0.177cm" svg:x="1.69cm" svg:y="7.729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0 37c3-8 10-16 16-20 9-9 17-11 22-11 11 0 18 10 18 27 0 16-9 49-14 59-10 20-23 29-34 29-18 0-22-23-22-25 0-1 0-1 1-5 4-18 9-36 13-54z">
              <text:p/>
            </draw:path>
            <draw:path draw:style-name="gr4" draw:text-style-name="P4" draw:layer="layout" svg:width="0.106cm" svg:height="0.505cm" svg:x="1.937cm" svg:y="7.53cm" svg:viewBox="0 0 107 506" svg:d="M94 502c1 1 3 2 4 4 2 0 4 0 6 0 1 0 3 0 3-3 0-1-1-1-1-2-10-11-25-26-43-57-30-54-41-123-41-191 0-125 35-198 84-248 1-1 1-1 1-2 0-3-1-3-5-3s-4 0-7 2c-26 24-57 63-76 122-12 37-19 82-19 129 0 66 13 141 57 207 7 11 12 15 17 22 4 4 8 8 9 11 4 3 8 6 11 9z">
              <text:p/>
            </draw:path>
            <draw:path draw:style-name="gr4" draw:text-style-name="P4" draw:layer="layout" svg:width="0.154cm" svg:height="0.183cm" svg:x="2.064cm" svg:y="7.726cm" svg:viewBox="0 0 155 184" svg:d="M154 22c1-6 1-6 1-7 0-6-5-13-13-13-15 0-18 14-20 21-3 10-5 20-8 30-3 13-8 35-12 46 0 7-9 13-10 14-3 1-10 6-19 6-17 0-17-13-17-20 0-17 8-39 16-59 3-8 4-10 4-14 0-16-17-26-32-26-30 0-44 38-44 44 0 4 5 4 7 4 3 0 5 0 7-3 8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4" draw:text-style-name="P4" draw:layer="layout" svg:width="0.09cm" svg:height="0.133cm" svg:x="2.241cm" svg:y="7.607cm" svg:viewBox="0 0 91 134" svg:d="M91 68c0-22-2-38-11-51-6-9-18-17-34-17-46 0-46 54-46 68s0 66 46 66c45 0 45-52 45-66zM46 129c-9 0-21-5-25-22-3-11-3-27-3-42s0-29 3-40c5-15 17-19 25-19 11 0 20 6 24 17s4 25 4 42c0 15 0 29-3 41-4 19-17 23-25 23z">
              <text:p/>
            </draw:path>
            <draw:path draw:style-name="gr4" draw:text-style-name="P4" draw:layer="layout" svg:width="0.033cm" svg:height="0.083cm" svg:x="2.381cm" svg:y="7.824cm" svg:viewBox="0 0 34 84" svg:d="M34 30c0-19-8-30-19-30-9 0-15 7-15 15 0 7 6 15 15 15 3 0 7-1 10-4 1 0 1 0 1 0 1 1 1 0 1 4 0 20-9 37-19 47-3 2-3 3-3 4 0 2 1 3 3 3s26-22 26-54z">
              <text:p/>
            </draw:path>
            <draw:path draw:style-name="gr4" draw:text-style-name="P4" draw:layer="layout" svg:width="0.029cm" svg:height="0.029cm" svg:x="2.507cm" svg:y="7.824cm" svg:viewBox="0 0 30 30" svg:d="M30 15c0-9-8-15-16-15s-14 7-14 15c0 9 6 15 14 15s16-7 16-15z">
              <text:p/>
            </draw:path>
            <draw:path draw:style-name="gr4" draw:text-style-name="P4" draw:layer="layout" svg:width="0.029cm" svg:height="0.029cm" svg:x="2.632cm" svg:y="7.824cm" svg:viewBox="0 0 30 30" svg:d="M30 15c0-9-7-15-16-15-8 0-14 7-14 15 0 9 6 15 14 15 9 0 16-7 16-15z">
              <text:p/>
            </draw:path>
            <draw:path draw:style-name="gr4" draw:text-style-name="P4" draw:layer="layout" svg:width="0.029cm" svg:height="0.029cm" svg:x="2.756cm" svg:y="7.824cm" svg:viewBox="0 0 30 30" svg:d="M30 15c0-9-6-15-15-15-8 0-15 7-15 15 0 9 7 15 15 15 9 0 15-7 15-15z">
              <text:p/>
            </draw:path>
            <draw:path draw:style-name="gr4" draw:text-style-name="P4" draw:layer="layout" svg:width="0.032cm" svg:height="0.083cm" svg:x="2.881cm" svg:y="7.824cm" svg:viewBox="0 0 33 84" svg:d="M33 30c0-19-7-30-18-30-9 0-15 7-15 15 0 7 6 15 15 15 3 0 7-1 10-4 1 0 1 0 1 0 1 1 1 0 1 4 0 20-10 37-19 47-3 2-3 3-3 4 0 2 1 3 2 3 3 0 26-22 26-54z">
              <text:p/>
            </draw:path>
            <draw:path draw:style-name="gr4" draw:text-style-name="P4" draw:layer="layout" svg:width="0.154cm" svg:height="0.183cm" svg:x="2.991cm" svg:y="7.726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4" draw:text-style-name="P4" draw:layer="layout" svg:width="0.091cm" svg:height="0.088cm" svg:x="3.168cm" svg:y="7.651cm" svg:viewBox="0 0 92 89" svg:d="M37 46c1 0 5-18 5-19s6-12 12-17c3-1 8-4 16-4 3 0 8 0 12 2-7 2-9 7-9 10 0 5 3 8 8 8 4 0 11-4 11-12 0-10-11-14-21-14s-19 4-28 14c-4-12-16-14-21-14-7 0-12 4-15 10-4 8-7 19-7 20 0 2 2 1 3 2 3 0 3 0 5-6 2-12 6-20 14-20 5 0 7 4 7 9 0 3-2 11-3 16-2 6-4 14-4 18-3 8-5 17-7 25-1 3-2 8-2 8 0 4 4 7 7 7 2 0 6-3 8-7 1 0 2-9 4-14 2-7 3-14 5-22z">
              <text:p/>
            </draw:path>
            <draw:path draw:style-name="gr4" draw:text-style-name="P4" draw:layer="layout" svg:width="0.133cm" svg:height="0.009cm" svg:x="3.29cm" svg:y="7.683cm" svg:viewBox="0 0 134 10" svg:d="M126 10c3 0 8 0 8-4 0-6-5-6-8-6-40 0-79 0-118 0-3 0-8 0-8 5s5 5 8 5c39 0 78 0 118 0z">
              <text:p/>
            </draw:path>
            <draw:path draw:style-name="gr4" draw:text-style-name="P4" draw:layer="layout" svg:width="0.071cm" svg:height="0.129cm" svg:x="3.466cm" svg:y="7.607cm" svg:viewBox="0 0 72 130" svg:d="M45 6c0-6-1-6-7-6-12 12-30 13-38 13 0 2 0 4 0 6 5 0 18 0 29-5 0 33 0 67 0 100 0 7 0 9-20 9-3 0-5 0-7 0 0 3 0 5 0 7 3 0 28 0 35 0 5 0 30 0 35 0 0-2 0-4 0-7-3 0-5 0-8 0-19 0-19-2-19-9 0-36 0-72 0-108z">
              <text:p/>
            </draw:path>
            <draw:path draw:style-name="gr4" draw:text-style-name="P4" draw:layer="layout" svg:width="0.011cm" svg:height="0.179cm" svg:x="3.612cm" svg:y="7.525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79cm" svg:x="3.612cm" svg:y="7.693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8cm" svg:x="3.612cm" svg:y="7.861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127cm" svg:height="0.197cm" svg:x="3.679cm" svg:y="7.658cm" svg:viewBox="0 0 128 198" svg:d="M65 10c1-4 0-3 1-4 0-4-4-6-6-6s-2 0-2 1c-12 0-24 1-36 1-4 0-9 0-9 8 0 6 5 6 7 6 3 0 8 0 11 0-1 10-5 22-7 33-7 26-13 52-20 77-4 16-4 20-4 26 0 36 27 46 48 46 51 0 80-46 80-84 0-34-26-46-50-46-12 0-24 6-30 10 6-23 11-45 17-68zM49 187c-11 0-20-5-20-23 0-9 2-19 5-28 2-10 7-30 8-38 2-5 18-20 36-20 16 0 18 16 18 22 0 14-10 49-14 60-9 22-25 27-33 27z">
              <text:p/>
            </draw:path>
            <draw:path draw:style-name="gr4" draw:text-style-name="P4" draw:layer="layout" svg:width="0.09cm" svg:height="0.133cm" svg:x="3.821cm" svg:y="7.607cm" svg:viewBox="0 0 91 134" svg:d="M91 68c0-22-2-38-11-51-6-9-18-17-34-17-46 0-46 54-46 68s0 66 46 66c45 0 45-52 45-66zM46 129c-9 0-21-5-25-22-3-11-3-27-3-42s0-29 3-40c4-15 17-19 25-19 10 0 20 6 24 17 3 11 4 25 4 42 0 15 0 29-3 41-4 19-17 23-25 23z">
              <text:p/>
            </draw:path>
            <draw:path draw:style-name="gr4" draw:text-style-name="P4" draw:layer="layout" svg:width="0.032cm" svg:height="0.083cm" svg:x="3.961cm" svg:y="7.824cm" svg:viewBox="0 0 33 84" svg:d="M33 30c0-19-7-30-18-30-9 0-15 7-15 15 0 7 6 15 15 15 3 0 7-1 10-4 1 0 1 0 1 0 0 1 0 0 0 4 0 20-9 37-18 47-3 2-3 3-3 4 0 2 1 3 2 3 3 0 26-22 26-54z">
              <text:p/>
            </draw:path>
            <draw:path draw:style-name="gr4" draw:text-style-name="P4" draw:layer="layout" svg:width="0.029cm" svg:height="0.029cm" svg:x="4.086cm" svg:y="7.824cm" svg:viewBox="0 0 30 30" svg:d="M30 15c0-9-7-15-15-15s-15 7-15 15c0 9 7 15 15 15s15-7 15-15z">
              <text:p/>
            </draw:path>
            <draw:path draw:style-name="gr4" draw:text-style-name="P4" draw:layer="layout" svg:width="0.029cm" svg:height="0.029cm" svg:x="4.211cm" svg:y="7.824cm" svg:viewBox="0 0 30 30" svg:d="M30 15c0-9-7-15-15-15s-15 7-15 15c0 9 7 15 15 15s15-7 15-15z">
              <text:p/>
            </draw:path>
            <draw:path draw:style-name="gr4" draw:text-style-name="P4" draw:layer="layout" svg:width="0.029cm" svg:height="0.029cm" svg:x="4.336cm" svg:y="7.824cm" svg:viewBox="0 0 30 30" svg:d="M30 15c0-9-8-15-16-15s-14 7-14 15c0 9 6 15 14 15s16-7 16-15z">
              <text:p/>
            </draw:path>
            <draw:path draw:style-name="gr4" draw:text-style-name="P4" draw:layer="layout" svg:width="0.032cm" svg:height="0.083cm" svg:x="4.461cm" svg:y="7.824cm" svg:viewBox="0 0 33 84" svg:d="M33 30c0-19-7-30-19-30-8 0-14 7-14 15 0 7 6 15 14 15 4 0 8-1 11-4 1 0 0 0 1 0v4c0 20-9 37-19 47-3 2-3 3-3 4 0 2 2 3 3 3 3 0 26-22 26-54z">
              <text:p/>
            </draw:path>
            <draw:path draw:style-name="gr4" draw:text-style-name="P4" draw:layer="layout" svg:width="0.127cm" svg:height="0.197cm" svg:x="4.576cm" svg:y="7.658cm" svg:viewBox="0 0 128 198" svg:d="M65 10c1-4 0-3 1-4 0-4-4-6-7-6-1 0-1 0-1 1-13 0-25 1-37 1-4 0-9 0-9 8 0 6 6 6 7 6 3 0 8 0 12 0-2 10-5 22-8 33-6 26-13 52-19 77-4 16-4 20-4 26 0 36 26 46 48 46 50 0 80-46 80-84 0-34-26-46-50-46-13 0-24 6-30 10 6-23 11-45 17-68zM48 187c-10 0-20-5-20-23 0-9 3-19 5-28 3-10 8-30 9-38 2-5 18-20 35-20s19 16 19 22c0 14-10 49-14 60-10 22-25 27-34 27z">
              <text:p/>
            </draw:path>
            <draw:path draw:style-name="gr4" draw:text-style-name="P4" draw:layer="layout" svg:width="0.091cm" svg:height="0.088cm" svg:x="4.717cm" svg:y="7.651cm" svg:viewBox="0 0 92 89" svg:d="M38 46c0 0 4-18 4-19 1-1 7-12 13-17 2-1 7-4 15-4 3 0 8 0 12 2-7 2-9 7-9 10 0 5 3 8 8 8s11-4 11-12c0-10-11-14-21-14s-19 4-28 14c-3-12-15-14-20-14-7 0-13 4-16 10-4 8-7 19-7 20 0 2 3 2 4 2 2 0 2 0 4-6 3-12 6-20 14-20 5 0 7 4 7 9 0 3-2 11-3 16-2 6-4 14-4 18-3 8-5 17-7 25-1 3-2 8-2 8 0 4 4 7 7 7 2 0 6-3 8-7 1 0 3-9 4-14 2-7 4-14 6-22z">
              <text:p/>
            </draw:path>
            <draw:path draw:style-name="gr4" draw:text-style-name="P4" draw:layer="layout" svg:width="0.133cm" svg:height="0.009cm" svg:x="4.839cm" svg:y="7.683cm" svg:viewBox="0 0 134 10" svg:d="M126 10c3 0 8 0 8-4 0-6-5-6-8-6-40 0-79 0-118 0-3 0-8 0-8 5s5 5 8 5c39 0 78 0 118 0z">
              <text:p/>
            </draw:path>
            <draw:path draw:style-name="gr4" draw:text-style-name="P4" draw:layer="layout" svg:width="0.071cm" svg:height="0.129cm" svg:x="5.015cm" svg:y="7.607cm" svg:viewBox="0 0 72 130" svg:d="M45 6c0-6-1-6-6-6-13 12-31 13-39 13 0 2 0 4 0 6 5 0 18 0 29-5 0 33 0 67 0 100 0 7 0 9-20 9-3 0-5 0-7 0 0 3 0 5 0 7 3 0 28 0 35 0 5 0 30 0 35 0 0-2 0-4 0-7-2 0-5 0-7 0-20 0-20-2-20-9 0-36 0-72 0-108z">
              <text:p/>
            </draw:path>
            <draw:path draw:style-name="gr4" draw:text-style-name="P4" draw:layer="layout" svg:width="0.033cm" svg:height="0.083cm" svg:x="5.144cm" svg:y="7.824cm" svg:viewBox="0 0 34 84" svg:d="M34 30c0-19-8-30-19-30-9 0-15 7-15 15 0 7 6 15 15 15 3 0 7-1 10-4 1 0 1 0 1 0 1 1 1 0 1 4 0 20-10 37-19 47-3 2-3 3-3 4 0 2 1 3 3 3s26-22 26-54z">
              <text:p/>
            </draw:path>
            <draw:path draw:style-name="gr4" draw:text-style-name="P4" draw:layer="layout" svg:width="0.093cm" svg:height="0.025cm" svg:x="5.338cm" svg:y="7.592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4" draw:text-style-name="P4" draw:layer="layout" svg:width="0.157cm" svg:height="0.197cm" svg:x="5.258cm" svg:y="7.658cm" svg:viewBox="0 0 158 198" svg:d="M156 10c2-4 1-3 2-4 0-4-4-6-7-6-1 0-1 0-2 1-12 0-24 1-36 1-4 0-9 0-9 8 0 6 5 6 7 6 3 0 8 0 12 0-5 21-10 42-15 62-4-4-14-10-29-10-49 0-79 45-79 83 0 35 26 47 50 47 20 0 34-12 39-16 10 16 29 16 32 16 10 0 18-6 25-16 6-12 10-27 10-28 0-4-4-4-7-4s-5-1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4" draw:text-style-name="P4" draw:layer="layout" svg:width="0.091cm" svg:height="0.133cm" svg:x="5.427cm" svg:y="7.607cm" svg:viewBox="0 0 92 134" svg:d="M92 68c0-22-3-38-12-51-6-9-18-17-34-17-46 0-46 54-46 68s0 66 46 66 46-52 46-66zM46 129c-9 0-21-5-25-22-3-11-3-27-3-42s0-29 4-40c4-15 16-19 24-19 11 0 21 6 24 17 4 11 4 25 4 42 0 15 0 29-3 41-4 19-17 23-25 23z">
              <text:p/>
            </draw:path>
            <draw:path draw:style-name="gr4" draw:text-style-name="P4" draw:layer="layout" svg:width="0.032cm" svg:height="0.083cm" svg:x="5.567cm" svg:y="7.824cm" svg:viewBox="0 0 33 84" svg:d="M33 30c0-19-7-30-19-30-8 0-14 7-14 15 0 7 6 15 14 15 4 0 8-1 10-4 2 0 1 0 2 0v4c0 20-9 37-19 47-3 2-3 3-3 4 0 2 2 3 3 3 3 0 26-22 26-54z">
              <text:p/>
            </draw:path>
            <draw:path draw:style-name="gr4" draw:text-style-name="P4" draw:layer="layout" svg:width="0.029cm" svg:height="0.029cm" svg:x="5.692cm" svg:y="7.824cm" svg:viewBox="0 0 30 30" svg:d="M30 15c0-9-7-15-16-15-8 0-14 7-14 15 0 9 6 15 14 15 9 0 16-7 16-15z">
              <text:p/>
            </draw:path>
            <draw:path draw:style-name="gr4" draw:text-style-name="P4" draw:layer="layout" svg:width="0.029cm" svg:height="0.029cm" svg:x="5.817cm" svg:y="7.824cm" svg:viewBox="0 0 30 30" svg:d="M30 15c0-9-6-15-15-15-8 0-15 7-15 15 0 9 7 15 15 15 9 0 15-7 15-15z">
              <text:p/>
            </draw:path>
            <draw:path draw:style-name="gr4" draw:text-style-name="P4" draw:layer="layout" svg:width="0.029cm" svg:height="0.029cm" svg:x="5.942cm" svg:y="7.824cm" svg:viewBox="0 0 30 30" svg:d="M30 15c0-9-7-15-15-15s-15 7-15 15c0 9 7 15 15 15s15-7 15-15z">
              <text:p/>
            </draw:path>
            <draw:path draw:style-name="gr4" draw:text-style-name="P4" draw:layer="layout" svg:width="0.032cm" svg:height="0.083cm" svg:x="6.067cm" svg:y="7.824cm" svg:viewBox="0 0 33 84" svg:d="M33 30c0-19-7-30-18-30-9 0-15 7-15 15 0 7 6 15 15 15 3 0 7-1 10-4 1 0 1 0 1 0 1 1 1 0 1 4 0 20-10 37-19 47-3 2-3 3-3 4 0 2 1 3 2 3 3 0 26-22 26-54z">
              <text:p/>
            </draw:path>
            <draw:path draw:style-name="gr4" draw:text-style-name="P4" draw:layer="layout" svg:width="0.093cm" svg:height="0.025cm" svg:x="6.26cm" svg:y="7.592cm" svg:viewBox="0 0 94 26" svg:d="M94 4c-2-1-4-3-5-4-8 5-11 14-23 14-6 0-13-5-18-8-8-4-13-6-18-6-10 0-16 6-30 22 2 1 3 2 5 4 8-5 10-13 23-13 6 0 13 4 18 6 8 5 12 7 17 7 11 0 16-6 31-22z">
              <text:p/>
            </draw:path>
            <draw:path draw:style-name="gr4" draw:text-style-name="P4" draw:layer="layout" svg:width="0.157cm" svg:height="0.197cm" svg:x="6.18cm" svg:y="7.658cm" svg:viewBox="0 0 158 198" svg:d="M156 10c2-4 1-3 2-4 0-4-4-6-7-6-1 0-1 0-2 1-12 0-24 1-36 1-4 0-9 0-9 8 0 6 5 6 7 6 3 0 8 0 12 0-5 21-10 42-15 62-5-4-14-10-29-10-49 0-79 45-79 83 0 35 26 47 50 47 20 0 34-12 38-16 11 16 30 16 33 16 10 0 18-6 24-16 7-12 11-27 11-28 0-4-5-4-7-4-3 0-4 0-6 1 0 1 0 1-2 8-6 23-12 28-19 28-3 0-6-1-6-10 0-4 0-8 2-12 12-52 25-103 38-155zM86 170c-8 8-22 17-36 17-16 0-18-15-18-21 0-15 10-49 14-60 8-20 22-28 34-28 17 0 23 14 23 16s0 3-1 4c-5 24-11 48-16 72z">
              <text:p/>
            </draw:path>
            <draw:path draw:style-name="gr4" draw:text-style-name="P4" draw:layer="layout" svg:width="0.09cm" svg:height="0.088cm" svg:x="6.348cm" svg:y="7.651cm" svg:viewBox="0 0 91 89" svg:d="M37 46c1 0 5-18 5-19s6-12 12-17c3-1 8-4 16-4 3 0 8 0 12 2-7 2-9 7-9 10 0 5 3 8 8 8 4 0 10-4 10-12 0-10-10-14-21-14-9 0-18 4-27 14-4-12-16-14-21-14-7 0-12 4-15 10-4 8-7 19-7 20 0 2 2 1 3 2 3 0 3 0 5-6 2-12 6-20 14-20 5 0 7 4 7 9 0 3-2 11-3 16-2 6-4 14-5 18-2 8-4 17-6 25-1 3-2 8-2 8 0 4 4 7 6 7 3 0 7-3 9-7 1 0 2-9 4-14 2-7 3-14 5-22z">
              <text:p/>
            </draw:path>
            <draw:path draw:style-name="gr4" draw:text-style-name="P4" draw:layer="layout" svg:width="0.132cm" svg:height="0.009cm" svg:x="6.471cm" svg:y="7.683cm" svg:viewBox="0 0 133 10" svg:d="M126 10c3 0 7 0 7-4 0-6-4-6-7-6-40 0-79 0-118 0-3 0-8 0-8 5s5 5 8 5c39 0 78 0 118 0z">
              <text:p/>
            </draw:path>
            <draw:path draw:style-name="gr4" draw:text-style-name="P4" draw:layer="layout" svg:width="0.071cm" svg:height="0.129cm" svg:x="6.647cm" svg:y="7.607cm" svg:viewBox="0 0 72 130" svg:d="M45 6c0-6-1-6-7-6-12 12-30 13-38 13 0 2 0 4 0 6 5 0 18 0 29-5 0 33 0 67 0 100 0 7 0 9-20 9-3 0-5 0-7 0 0 3 0 5 0 7 3 0 27 0 35 0 5 0 30 0 35 0 0-2 0-4 0-7-3 0-5 0-8 0-19 0-19-2-19-9 0-36 0-72 0-108z">
              <text:p/>
            </draw:path>
            <draw:path draw:style-name="gr4" draw:text-style-name="P4" draw:layer="layout" svg:width="0.032cm" svg:height="0.083cm" svg:x="6.775cm" svg:y="7.824cm" svg:viewBox="0 0 33 84" svg:d="M33 30c0-19-7-30-18-30-9 0-15 7-15 15 0 7 6 15 15 15 3 0 7-1 10-4 1 0 1 0 1 0 0 1 0 0 0 4 0 20-9 37-18 47-3 2-3 3-3 4 0 2 1 3 2 3 3 0 26-22 26-54z">
              <text:p/>
            </draw:path>
            <draw:path draw:style-name="gr4" draw:text-style-name="P4" draw:layer="layout" svg:width="0.13cm" svg:height="0.129cm" svg:x="6.889cm" svg:y="7.726cm" svg:viewBox="0 0 131 130" svg:d="M109 16c-15 5-15 18-15 19 0 4 2 13 13 13 12 0 20-10 20-22 0-15-14-26-39-26-56 0-88 44-88 81 0 25 16 49 60 49 7 0 26 0 43-7 17-6 28-18 28-21s-5-8-7-8-2 1-4 4c-15 16-38 21-60 21-18 0-27-9-27-25 0-11 7-44 15-60 11-19 29-24 41-24 3 0 12 0 20 6z">
              <text:p/>
            </draw:path>
            <draw:path draw:style-name="gr4" draw:text-style-name="P4" draw:layer="layout" svg:width="0.106cm" svg:height="0.505cm" svg:x="7.03cm" svg:y="7.53cm" svg:viewBox="0 0 107 506" svg:d="M107 253c0-81-19-167-74-230-4-5-15-15-21-21-2-2-3-2-6-2-4 0-6 0-6 3 0 1 2 2 2 3 9 9 24 25 42 56 30 54 42 124 42 191 0 122-34 197-84 248-1 1-2 1-2 2 0 3 2 3 6 3 3 0 4 0 6-3 27-22 57-61 77-121 12-38 18-84 18-129z">
              <text:p/>
            </draw:path>
            <draw:path draw:style-name="gr4" draw:text-style-name="P4" draw:layer="layout" svg:width="0.145cm" svg:height="0.177cm" svg:x="7.226cm" svg:y="7.729cm" svg:viewBox="0 0 146 178" svg:d="M22 158c-3 10-4 12-16 12-3 0-6 0-6 5 0 3 1 3 3 3 8 0 16 0 24 0 9 0 19 0 28 0 1 0 5 0 5-5 0-3-3-3-7-3-14 0-14-2-14-4 0-4 12-50 14-56 4 8 12 17 25 17 33 0 68-41 68-82 0-27-16-45-37-45-14 0-27 10-37 21-2-15-14-21-25-21-13 0-18 11-21 16-5 10-8 26-8 27 0 3 2 3 3 3 3 0 3 0 5-7 4-20 10-33 20-33 5 0 9 2 9 13 0 7-1 10-2 15-11 41-21 83-31 124zM71 37c2-8 10-16 15-20 9-9 17-11 22-11 11 0 18 10 18 27 0 16-9 49-14 59-10 20-23 29-34 29-18 0-22-23-22-25 0-1 0-1 1-5 5-18 9-36 14-54z">
              <text:p/>
            </draw:path>
            <draw:path draw:style-name="gr4" draw:text-style-name="P4" draw:layer="layout" svg:width="0.105cm" svg:height="0.505cm" svg:x="7.474cm" svg:y="7.53cm" svg:viewBox="0 0 106 506" svg:d="M94 502c0 1 3 4 4 4s3 0 5 0c1 0 3 0 3-3 0-1 0-1 0-2-11-11-26-26-44-57-30-54-41-123-41-191 0-125 36-198 85-248 0-1 0-1 0-2 0-3-1-3-5-3-3 0-4 0-7 2-26 24-56 63-76 122-12 37-18 82-18 129 0 66 12 141 56 207 7 11 12 15 18 22 3 4 7 8 9 11 4 3 7 6 11 9z">
              <text:p/>
            </draw:path>
            <draw:path draw:style-name="gr4" draw:text-style-name="P4" draw:layer="layout" svg:width="0.093cm" svg:height="0.025cm" svg:x="7.684cm" svg:y="7.592cm" svg:viewBox="0 0 94 26" svg:d="M94 4c-2-1-4-3-5-4-8 5-11 14-23 14-6 0-13-5-18-8-8-4-13-6-18-6-10 0-16 6-30 22 2 1 3 2 5 4 7-5 10-13 22-13 7 0 14 4 19 6 8 5 12 7 17 7 11 0 16-6 31-22z">
              <text:p/>
            </draw:path>
            <draw:path draw:style-name="gr4" draw:text-style-name="P4" draw:layer="layout" svg:width="0.157cm" svg:height="0.197cm" svg:x="7.604cm" svg:y="7.658cm" svg:viewBox="0 0 158 198" svg:d="M156 10c2-4 1-3 2-4 0-4-4-6-7-6-1 0-1 0-2 1-12 0-24 1-36 1-4 0-9 0-9 8 0 6 5 6 7 6 3 0 8 0 12 0-5 21-10 42-15 62-5-4-14-10-29-10-49 0-79 45-79 83 0 35 26 47 50 47 20 0 34-12 38-16 11 16 30 16 33 16 10 0 18-6 24-16 7-12 11-27 11-28 0-4-5-4-7-4-3 0-4 0-6 1 0 1 0 1-2 8-6 23-12 28-19 28-3 0-7-1-7-10 0-4 1-8 3-12 12-52 25-103 38-155zM86 170c-8 8-22 17-36 17-16 0-18-15-18-21 0-15 10-49 14-60 8-20 22-28 34-28 17 0 23 14 23 16s0 3-1 4c-5 24-11 48-16 72z">
              <text:p/>
            </draw:path>
            <draw:path draw:style-name="gr4" draw:text-style-name="P4" draw:layer="layout" svg:width="0.09cm" svg:height="0.133cm" svg:x="7.773cm" svg:y="7.607cm" svg:viewBox="0 0 91 134" svg:d="M91 68c0-22-2-38-11-51-6-9-18-17-34-17-46 0-46 54-46 68s0 66 46 66c45 0 45-52 45-66zM46 129c-9 0-21-5-25-22-3-11-3-27-3-42s0-29 3-40c5-15 17-19 25-19 11 0 20 6 24 17s4 25 4 42c0 15 0 29-3 41-4 19-17 23-25 23z">
              <text:p/>
            </draw:path>
            <draw:path draw:style-name="gr4" draw:text-style-name="P4" draw:layer="layout" svg:width="0.033cm" svg:height="0.083cm" svg:x="7.913cm" svg:y="7.824cm" svg:viewBox="0 0 34 84" svg:d="M34 30c0-19-8-30-19-30-9 0-15 7-15 15 0 7 6 15 15 15 3 0 7-1 10-4 1 0 1 0 1 0 1 1 1 0 1 4 0 20-10 37-19 47-3 2-3 3-3 4 0 2 1 3 3 3s26-22 26-54z">
              <text:p/>
            </draw:path>
            <draw:path draw:style-name="gr4" draw:text-style-name="P4" draw:layer="layout" svg:width="0.029cm" svg:height="0.029cm" svg:x="8.038cm" svg:y="7.824cm" svg:viewBox="0 0 30 30" svg:d="M30 15c0-9-8-15-16-15s-14 7-14 15c0 9 6 15 14 15s16-7 16-15z">
              <text:p/>
            </draw:path>
            <draw:path draw:style-name="gr4" draw:text-style-name="P4" draw:layer="layout" svg:width="0.029cm" svg:height="0.029cm" svg:x="8.163cm" svg:y="7.824cm" svg:viewBox="0 0 30 30" svg:d="M30 15c0-9-7-15-16-15-8 0-14 7-14 15 0 9 6 15 14 15 9 0 16-7 16-15z">
              <text:p/>
            </draw:path>
            <draw:path draw:style-name="gr4" draw:text-style-name="P4" draw:layer="layout" svg:width="0.029cm" svg:height="0.029cm" svg:x="8.288cm" svg:y="7.824cm" svg:viewBox="0 0 30 30" svg:d="M30 15c0-9-6-15-15-15-8 0-15 7-15 15 0 9 7 15 15 15 9 0 15-7 15-15z">
              <text:p/>
            </draw:path>
            <draw:path draw:style-name="gr4" draw:text-style-name="P4" draw:layer="layout" svg:width="0.032cm" svg:height="0.083cm" svg:x="8.413cm" svg:y="7.824cm" svg:viewBox="0 0 33 84" svg:d="M33 30c0-19-7-30-18-30-9 0-15 7-15 15 0 7 6 15 15 15 3 0 7-1 10-4 1 0 1 0 1 0 1 1 1 0 1 4 0 20-10 37-19 47-3 2-3 3-3 4 0 2 1 3 2 3 3 0 26-22 26-54z">
              <text:p/>
            </draw:path>
            <draw:path draw:style-name="gr4" draw:text-style-name="P4" draw:layer="layout" svg:width="0.093cm" svg:height="0.025cm" svg:x="8.606cm" svg:y="7.592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4" draw:text-style-name="P4" draw:layer="layout" svg:width="0.156cm" svg:height="0.197cm" svg:x="8.526cm" svg:y="7.658cm" svg:viewBox="0 0 157 198" svg:d="M156 10c1-4 1-3 1-4 0-4-3-6-6-6-1 0-1 0-2 1-12 0-24 1-36 1-4 0-9 0-9 8 0 6 5 6 7 6 3 0 8 0 12 0-5 21-10 42-15 62-5-4-14-10-29-10-49 0-79 45-79 83 0 35 26 47 49 47 20 0 35-12 39-16 11 16 30 16 33 16 10 0 18-6 24-16 7-12 11-27 11-28 0-4-5-4-7-4-3 0-4 0-6 1-1 1-1 1-2 8-6 23-12 28-19 28-3 0-7-1-7-10 0-4 1-8 2-12 13-52 26-103 39-155zM86 170c-8 8-22 17-36 17-17 0-18-15-18-21 0-15 10-49 14-60 8-20 22-28 34-28 16 0 23 14 23 16s0 3-1 4c-5 24-11 48-16 72z">
              <text:p/>
            </draw:path>
            <draw:path draw:style-name="gr4" draw:text-style-name="P4" draw:layer="layout" svg:width="0.09cm" svg:height="0.088cm" svg:x="8.694cm" svg:y="7.651cm" svg:viewBox="0 0 91 89" svg:d="M37 46c0 0 5-18 5-19s6-12 12-17c3-1 8-4 16-4 2 0 8 0 12 2-7 2-9 7-9 10 0 5 3 8 8 8 4 0 10-4 10-12 0-10-10-14-21-14-10 0-19 4-27 14-4-12-16-14-21-14-7 0-12 4-15 10-5 8-7 19-7 20 0 2 2 2 3 2 3 0 3 0 5-6 2-12 6-20 14-20 5 0 7 4 7 9 0 3-2 11-3 16-2 6-4 14-5 18-2 8-4 17-7 25 0 3-1 8-1 8 0 4 3 7 6 7s7-3 9-7c0 0 2-9 4-14 2-7 3-14 5-22z">
              <text:p/>
            </draw:path>
            <draw:path draw:style-name="gr4" draw:text-style-name="P4" draw:layer="layout" svg:width="0.132cm" svg:height="0.009cm" svg:x="8.817cm" svg:y="7.683cm" svg:viewBox="0 0 133 10" svg:d="M125 10c3 0 8 0 8-4 0-6-4-6-8-6-39 0-78 0-117 0-3 0-8 0-8 5s5 5 8 5c39 0 78 0 117 0z">
              <text:p/>
            </draw:path>
            <draw:path draw:style-name="gr4" draw:text-style-name="P4" draw:layer="layout" svg:width="0.07cm" svg:height="0.129cm" svg:x="8.993cm" svg:y="7.607cm" svg:viewBox="0 0 71 130" svg:d="M45 6c0-6-1-6-7-6-12 12-30 13-38 13 0 2 0 4 0 6 5 0 18 0 29-5 0 33 0 67 0 100 0 7 0 9-20 9-3 0-5 0-7 0 0 3 0 5 0 7 3 0 27 0 34 0 6 0 31 0 35 0 0-2 0-4 0-7-2 0-5 0-7 0-19 0-19-2-19-9 0-36 0-72 0-108z">
              <text:p/>
            </draw:path>
            <draw:path draw:style-name="gr4" draw:text-style-name="P4" draw:layer="layout" svg:width="0.106cm" svg:height="0.505cm" svg:x="9.107cm" svg:y="7.53cm" svg:viewBox="0 0 107 506" svg:d="M107 253c0-81-19-167-74-230-4-5-15-15-21-21-2-2-2-2-6-2-3 0-6 0-6 3 0 1 2 2 2 3 9 9 24 25 42 56 30 54 42 124 42 191 0 122-34 197-84 248-1 1-2 1-2 2 0 3 3 3 6 3 4 0 4 0 7-3 26-22 57-61 76-121 12-38 18-84 18-129z">
              <text:p/>
            </draw:path>
            <draw:path draw:style-name="gr4" draw:text-style-name="P4" draw:layer="layout" svg:width="0.145cm" svg:height="0.177cm" svg:x="9.303cm" svg:y="7.729cm" svg:viewBox="0 0 146 178" svg:d="M22 158c-3 10-3 12-16 12-3 0-6 0-6 5 0 3 2 3 4 3 7 0 15 0 23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4" draw:text-style-name="P4" draw:layer="layout" svg:width="0.073cm" svg:height="0.336cm" svg:x="9.543cm" svg:y="7.615cm" svg:viewBox="0 0 74 337" svg:d="M74 334c0-1-1-2-2-3-13-13-32-37-43-82-7-26-10-55-10-81 0-74 18-126 52-162 3-3 3-3 3-4 0-2-3-2-4-2-4 0-20 17-23 21-29 33-47 85-47 147 0 40 7 97 44 144 2 3 21 25 26 25 1 0 4 0 4-3z">
              <text:p/>
            </draw:path>
            <draw:path draw:style-name="gr4" draw:text-style-name="P4" draw:layer="layout" svg:width="0.127cm" svg:height="0.197cm" svg:x="9.644cm" svg:y="7.658cm" svg:viewBox="0 0 128 198" svg:d="M64 10c2-4 1-3 2-4 0-4-4-6-7-6-1 0-1 0-1 1-13 0-25 1-37 1-4 0-9 0-9 8 0 6 6 6 7 6 3 0 8 0 12 0-2 10-5 22-8 33-6 26-13 52-19 77-4 16-4 20-4 26 0 36 26 46 48 46 50 0 80-46 80-84 0-34-26-46-50-46-13 0-24 6-30 10 5-23 11-45 16-68zM48 187c-10 0-20-5-20-23 0-9 3-19 5-28 3-10 8-30 9-38 2-5 18-20 35-20s19 16 19 22c0 14-10 49-14 60-10 22-25 27-34 27z">
              <text:p/>
            </draw:path>
            <draw:path draw:style-name="gr4" draw:text-style-name="P4" draw:layer="layout" svg:width="0.09cm" svg:height="0.133cm" svg:x="9.786cm" svg:y="7.607cm" svg:viewBox="0 0 91 134" svg:d="M91 68c0-22-3-38-12-51-5-9-18-17-33-17-46 0-46 54-46 68s0 66 46 66c45 0 45-52 45-66zM46 129c-10 0-22-5-26-22-2-11-2-27-2-42s0-29 3-40c4-15 16-19 25-19 10 0 20 6 24 17 3 11 3 25 3 42 0 15 0 29-3 41-4 19-17 23-24 23z">
              <text:p/>
            </draw:path>
            <draw:path draw:style-name="gr4" draw:text-style-name="P4" draw:layer="layout" svg:width="0.032cm" svg:height="0.083cm" svg:x="9.926cm" svg:y="7.824cm" svg:viewBox="0 0 33 84" svg:d="M33 30c0-19-7-30-19-30-8 0-14 7-14 15 0 7 6 15 14 15 4 0 8-1 11-4 1 0 0 0 1 0v4c0 20-9 37-19 47-3 2-3 3-3 4 0 2 2 3 3 3 3 0 26-22 26-54z">
              <text:p/>
            </draw:path>
            <draw:path draw:style-name="gr4" draw:text-style-name="P4" draw:layer="layout" svg:width="0.029cm" svg:height="0.029cm" svg:x="10.051cm" svg:y="7.824cm" svg:viewBox="0 0 30 30" svg:d="M30 15c0-9-7-15-16-15-8 0-14 7-14 15 0 9 6 15 14 15 9 0 16-7 16-15z">
              <text:p/>
            </draw:path>
            <draw:path draw:style-name="gr4" draw:text-style-name="P4" draw:layer="layout" svg:width="0.029cm" svg:height="0.029cm" svg:x="10.176cm" svg:y="7.824cm" svg:viewBox="0 0 30 30" svg:d="M30 15c0-9-6-15-15-15-8 0-15 7-15 15 0 9 7 15 15 15 9 0 15-7 15-15z">
              <text:p/>
            </draw:path>
            <draw:path draw:style-name="gr4" draw:text-style-name="P4" draw:layer="layout" svg:width="0.029cm" svg:height="0.029cm" svg:x="10.301cm" svg:y="7.824cm" svg:viewBox="0 0 30 30" svg:d="M30 15c0-9-7-15-15-15s-15 7-15 15c0 9 7 15 15 15s15-7 15-15z">
              <text:p/>
            </draw:path>
            <draw:path draw:style-name="gr4" draw:text-style-name="P4" draw:layer="layout" svg:width="0.032cm" svg:height="0.083cm" svg:x="10.425cm" svg:y="7.824cm" svg:viewBox="0 0 33 84" svg:d="M33 30c0-19-7-30-18-30-9 0-15 7-15 15 0 7 6 15 15 15 3 0 7-1 10-4 1 0 1 0 1 0 1 1 1 0 1 4 0 20-10 37-19 47-3 2-3 3-3 4 0 2 1 3 2 3 3 0 26-22 26-54z">
              <text:p/>
            </draw:path>
            <draw:path draw:style-name="gr4" draw:text-style-name="P4" draw:layer="layout" svg:width="0.126cm" svg:height="0.197cm" svg:x="10.541cm" svg:y="7.658cm" svg:viewBox="0 0 127 198" svg:d="M64 10c1-4 1-3 1-4 0-4-3-6-6-6-1 0-1 0-2 1-12 0-24 1-36 1-4 0-9 0-9 8 0 6 5 6 7 6 3 0 8 0 12 0-2 10-5 22-8 33-6 26-13 52-19 77-4 16-4 20-4 26 0 36 26 46 47 46 51 0 80-46 80-84 0-34-25-46-49-46-13 0-24 6-31 10 6-23 11-45 17-68zM48 187c-11 0-20-5-20-23 0-9 2-19 5-28 2-10 7-30 9-38 1-5 17-20 35-20 17 0 18 16 18 22 0 14-9 49-13 60-10 22-26 27-34 27z">
              <text:p/>
            </draw:path>
            <draw:path draw:style-name="gr4" draw:text-style-name="P4" draw:layer="layout" svg:width="0.09cm" svg:height="0.088cm" svg:x="10.682cm" svg:y="7.651cm" svg:viewBox="0 0 91 89" svg:d="M37 46c0 0 5-18 5-19s6-12 12-17c3-1 8-4 16-4 2 0 8 0 12 2-7 2-9 7-9 10 0 5 3 8 8 8 4 0 10-4 10-12 0-10-10-14-21-14-10 0-19 4-27 14-4-12-16-14-21-14-7 0-12 4-15 10-5 8-7 19-7 20 0 2 2 2 3 2 3 0 3 0 5-6 2-12 6-20 14-20 5 0 7 4 7 9 0 3-2 11-3 16-2 6-4 14-5 18-2 8-4 17-7 25 0 3-1 8-1 8 0 4 3 7 6 7s7-3 9-7c0 0 2-9 4-14 2-7 3-14 5-22z">
              <text:p/>
            </draw:path>
            <draw:path draw:style-name="gr4" draw:text-style-name="P4" draw:layer="layout" svg:width="0.132cm" svg:height="0.009cm" svg:x="10.805cm" svg:y="7.683cm" svg:viewBox="0 0 133 10" svg:d="M125 10c3 0 8 0 8-4 0-6-4-6-8-6-39 0-78 0-117 0-3 0-8 0-8 5s5 5 8 5c39 0 78 0 117 0z">
              <text:p/>
            </draw:path>
            <draw:path draw:style-name="gr4" draw:text-style-name="P4" draw:layer="layout" svg:width="0.07cm" svg:height="0.129cm" svg:x="10.98cm" svg:y="7.607cm" svg:viewBox="0 0 71 130" svg:d="M44 6c0-6 0-6-6-6-12 12-30 13-38 13 0 2 0 4 0 6 5 0 18 0 29-5 0 33 0 67 0 100 0 7 0 9-20 9-3 0-5 0-7 0 0 3 0 5 0 7 3 0 27 0 34 0 6 0 31 0 35 0 0-2 0-4 0-7-2 0-5 0-7 0-20 0-20-2-20-9 0-36 0-72 0-108z">
              <text:p/>
            </draw:path>
            <draw:path draw:style-name="gr4" draw:text-style-name="P4" draw:layer="layout" svg:width="0.011cm" svg:height="0.18cm" svg:x="11.126cm" svg:y="7.609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8cm" svg:x="11.126cm" svg:y="7.777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129cm" svg:height="0.129cm" svg:x="11.192cm" svg:y="7.726cm" svg:viewBox="0 0 130 130" svg:d="M108 16c-14 5-15 18-15 19 0 4 3 13 14 13 12 0 20-10 20-22 0-15-14-26-39-26-57 0-88 44-88 81 0 25 16 49 60 49 7 0 26 0 43-7 16-6 27-18 27-21s-4-8-6-8-2 1-5 4c-15 16-37 21-59 21-18 0-28-9-28-25 0-11 8-44 16-60 11-19 29-24 40-24 4 0 13 0 20 6z">
              <text:p/>
            </draw:path>
            <draw:path draw:style-name="gr4" draw:text-style-name="P4" draw:layer="layout" svg:width="0.072cm" svg:height="0.336cm" svg:x="11.336cm" svg:y="7.615cm" svg:viewBox="0 0 73 337" svg:d="M73 168c0-40-7-96-43-144-4-3-22-24-27-24-1 0-3 0-3 2 0 1 0 2 2 4 13 14 32 36 43 81 6 26 9 55 9 81 0 28-3 57-10 85-10 39-27 61-42 77-2 3-1 2-2 4 0 2 2 3 3 3 4 0 20-18 23-22 29-33 47-84 47-147z">
              <text:p/>
            </draw:path>
            <draw:path draw:style-name="gr4" draw:text-style-name="P4" draw:layer="layout" svg:width="0.145cm" svg:height="0.177cm" svg:x="11.49cm" svg:y="7.729cm" svg:viewBox="0 0 146 178" svg:d="M22 158c-3 10-4 12-16 12-3 0-6 0-6 5 0 3 1 3 3 3 8 0 16 0 24 0 9 0 19 0 28 0 1 0 5 0 5-5 0-3-3-3-7-3-14 0-14-2-14-4 0-4 12-50 14-56 4 8 12 17 25 17 33 0 68-41 68-82 0-27-16-45-37-45-14 0-27 10-37 21-2-15-14-21-25-21-13 0-18 11-21 16-5 10-8 26-8 27 0 3 2 3 3 3 3 0 3 0 5-7 4-20 10-33 20-33 5 0 9 2 9 13 0 7-1 10-2 15-11 41-21 83-31 124zM71 37c2-8 10-16 15-20 9-9 17-11 22-11 11 0 18 10 18 27 0 16-9 49-14 59-10 20-23 29-34 29-18 0-22-23-22-25 0-1 0-1 1-5 5-18 9-36 14-54z">
              <text:p/>
            </draw:path>
            <draw:path draw:style-name="gr4" draw:text-style-name="P4" draw:layer="layout" svg:width="0.065cm" svg:height="0.28cm" svg:x="11.715cm" svg:y="7.643cm" svg:viewBox="0 0 66 281" svg:d="M66 278c0-1 0-1-5-6-35-35-44-89-44-132 0-49 10-98 45-133 4-3 4-4 4-5s-2-2-4-2-28 19-44 54c-15 32-18 63-18 86 0 22 3 56 18 88 17 34 42 53 44 53s4-1 4-3z">
              <text:p/>
            </draw:path>
            <draw:path draw:style-name="gr4" draw:text-style-name="P4" draw:layer="layout" svg:width="0.13cm" svg:height="0.129cm" svg:x="11.809cm" svg:y="7.726cm" svg:viewBox="0 0 131 130" svg:d="M108 16c-14 5-15 18-15 19 0 4 3 13 14 13 12 0 20-10 20-22 0-15-14-26-39-26-56 0-88 44-88 81 0 25 16 49 60 49 7 0 26 0 43-7 17-6 28-18 28-21s-5-8-7-8-2 1-4 4c-15 16-38 21-60 21-18 0-27-9-27-25 0-11 7-44 15-60 11-19 29-24 41-24 3 0 12 0 19 6z">
              <text:p/>
            </draw:path>
            <draw:path draw:style-name="gr4" draw:text-style-name="P4" draw:layer="layout" svg:width="0.065cm" svg:height="0.28cm" svg:x="11.956cm" svg:y="7.643cm" svg:viewBox="0 0 66 281" svg:d="M66 140c0-22-4-56-19-87-17-35-41-53-44-53-1 0-3 1-3 2s0 2 6 7c28 28 44 73 44 131 0 48-11 98-46 134-4 3-4 3-4 4 0 2 2 3 3 3 3 0 28-19 45-55 14-31 18-62 18-86z">
              <text:p/>
            </draw:path>
            <draw:path draw:style-name="gr4" draw:text-style-name="P4" draw:layer="layout" svg:width="0.185cm" svg:height="0.065cm" svg:x="1.418cm" svg:y="8.552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4" draw:text-style-name="P4" draw:layer="layout" svg:width="0.145cm" svg:height="0.177cm" svg:x="1.69cm" svg:y="8.531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4" draw:text-style-name="P4" draw:layer="layout" svg:width="0.065cm" svg:height="0.28cm" svg:x="1.915cm" svg:y="8.445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4" draw:text-style-name="P4" draw:layer="layout" svg:width="0.129cm" svg:height="0.129cm" svg:x="2.009cm" svg:y="8.528cm" svg:viewBox="0 0 130 130" svg:d="M108 16c-14 5-15 18-15 19 0 4 3 13 14 13 12 0 20-10 20-22 0-15-14-26-39-26-57 0-88 44-88 81 0 25 16 49 60 49 7 0 26 0 43-8 16-6 27-17 27-20s-4-8-6-8-2 1-5 4c-15 16-37 21-59 21-18 0-28-9-28-25 0-11 8-45 16-60 11-19 29-24 40-24 4 0 13 0 20 6z">
              <text:p/>
            </draw:path>
            <draw:path draw:style-name="gr4" draw:text-style-name="P4" draw:layer="layout" svg:width="0.065cm" svg:height="0.28cm" svg:x="2.157cm" svg:y="8.445cm" svg:viewBox="0 0 66 281" svg:d="M66 140c0-22-4-56-19-87-17-35-41-53-44-53-1 0-3 1-3 2s0 2 6 7c27 28 43 73 43 131 0 48-11 98-45 133-4 4-4 4-4 5 0 2 2 3 3 3 3 0 28-19 45-55 14-31 18-62 18-86z">
              <text:p/>
            </draw:path>
            <draw:path draw:style-name="gr4" draw:text-style-name="P4" draw:layer="layout" svg:width="0.091cm" svg:height="0.088cm" svg:x="2.306cm" svg:y="8.217cm" svg:viewBox="0 0 92 89" svg:d="M37 47c1-1 5-18 5-20 0-1 6-11 12-16 3-1 8-5 16-5 3 0 8 0 12 3-7 1-9 7-9 10 0 5 3 7 8 7 4 0 11-3 11-12s-11-14-22-14c-9 0-18 5-27 14-4-12-16-14-21-14-7 0-12 5-15 10-4 8-7 20-7 20 0 3 2 2 3 3 3 0 3-1 5-6 2-12 6-21 14-21 5 0 7 4 7 9 0 4-2 12-3 17-2 5-4 13-5 18-2 8-4 16-6 24-1 4-1 6-2 8 0 5 4 7 6 7 3 0 7-2 9-6 1-1 2-9 4-14 2-7 3-15 5-22z">
              <text:p/>
            </draw:path>
            <draw:path draw:style-name="gr4" draw:text-style-name="P4" draw:layer="layout" svg:width="0.132cm" svg:height="0.009cm" svg:x="2.428cm" svg:y="8.249cm" svg:viewBox="0 0 133 10" svg:d="M126 10c3 0 7 0 7-5s-4-5-7-5c-40 0-79 0-118 0-3 0-8 0-8 5s5 5 8 5c39 0 78 0 118 0z">
              <text:p/>
            </draw:path>
            <draw:path draw:style-name="gr4" draw:text-style-name="P4" draw:layer="layout" svg:width="0.071cm" svg:height="0.129cm" svg:x="2.604cm" svg:y="8.173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4" draw:text-style-name="P4" draw:layer="layout" svg:width="0.326cm" svg:height="0.393cm" svg:x="2.333cm" svg:y="8.388cm" svg:viewBox="0 0 327 394" svg:d="M327 394c0-6 0-11 0-16-37 0-46-12-46-30 0-101 0-201 0-302 0-18 9-31 46-31 0-5 0-10 0-15-109 0-218 0-327 0 0 5 0 10 0 15 37 0 46 13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4" draw:text-style-name="P4" draw:layer="layout" svg:width="0.085cm" svg:height="0.169cm" svg:x="2.301cm" svg:y="8.856cm" svg:viewBox="0 0 86 170" svg:d="M86 7c0-3-2-7-8-7-5 0-10 6-10 10s2 8 7 8c6 0 11-5 11-11zM45 140c-3 14-14 25-26 25-2 0-5 0-6-1 5-2 6-7 6-10 0-5-4-8-8-8-5 0-11 6-11 12 0 8 8 12 20 12s34-7 41-31c6-23 12-47 17-70 1-3 1-4 1-7 0-11-9-19-21-19-21 0-34 27-34 31 0 2 2 2 3 2 3 0 3-1 4-3 5-12 15-24 27-24 4 0 6 3 6 9 0 3 0 5 0 7-6 25-13 50-19 75z">
              <text:p/>
            </draw:path>
            <draw:path draw:style-name="gr4" draw:text-style-name="P4" draw:layer="layout" svg:width="0.144cm" svg:height="0.052cm" svg:x="2.42cm" svg:y="8.911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4" draw:text-style-name="P4" draw:layer="layout" svg:width="0.09cm" svg:height="0.134cm" svg:x="2.588cm" svg:y="8.856cm" svg:viewBox="0 0 91 135" svg:d="M91 68c0-22-2-37-11-50-6-10-18-18-34-18-46 0-46 54-46 68s0 67 46 67c45 0 45-53 45-67zM46 130c-9 0-21-6-25-22-3-12-3-28-3-42 0-15 0-30 3-40 5-16 17-20 25-20 11 0 20 6 24 18 4 10 4 25 4 42 0 14 0 28-3 41-4 18-17 23-25 23z">
              <text:p/>
            </draw:path>
            <draw:path draw:style-name="gr4" draw:text-style-name="P4" draw:layer="layout" svg:width="0.145cm" svg:height="0.177cm" svg:x="2.733cm" svg:y="8.531cm" svg:viewBox="0 0 146 178" svg:d="M22 158c-3 10-4 12-16 12-3 0-6 0-6 5 0 3 1 3 3 3 8 0 16 0 24 0 9 0 19 0 28 0 1 0 5 0 5-5 0-3-3-3-7-3-14 0-14-2-14-4 0-4 12-50 14-57 4 9 11 18 25 18 33 0 68-41 68-82 0-27-16-45-37-45-14 0-27 10-37 21-2-15-14-21-25-21-13 0-18 10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4" draw:text-style-name="P4" draw:layer="layout" svg:width="0.105cm" svg:height="0.505cm" svg:x="2.981cm" svg:y="8.332cm" svg:viewBox="0 0 106 506" svg:d="M94 502c0 1 2 2 3 4 2 0 4 0 6 0 1 0 3 0 3-3 0-1 0-1 0-3-11-10-26-25-44-56-30-54-41-123-41-191 0-125 36-198 85-248 0-1 0-2 0-3 0-2-1-2-5-2-3 0-4 0-7 2-26 24-56 62-76 122-12 37-18 82-18 129 0 66 12 141 56 207 7 11 12 15 18 22 3 4 7 8 9 11 4 3 7 6 11 9z">
              <text:p/>
            </draw:path>
            <draw:path draw:style-name="gr4" draw:text-style-name="P4" draw:layer="layout" svg:width="0.154cm" svg:height="0.183cm" svg:x="3.107cm" svg:y="8.528cm" svg:viewBox="0 0 155 184" svg:d="M154 22c1-6 1-6 1-7 0-6-5-13-13-13-15 0-18 14-20 21-3 10-5 20-8 30-3 13-8 35-12 46 0 7-9 13-10 14-3 1-10 6-19 6-17 0-17-13-17-20 0-17 9-39 16-60 3-7 4-9 4-13 0-16-16-26-32-26-30 0-44 38-44 44 0 4 5 4 7 4 3 0 6 0 7-4 9-31 24-34 28-34 3 0 5 0 5 6s-3 14-5 18c-11 28-16 44-16 59 0 32 28 37 44 37 8 0 17-1 28-9-8 35-30 53-49 53-3 0-11 0-17-4 9-4 14-12 14-19 0-10-9-13-15-13-10 0-20 9-20 22 0 14 15 24 38 24 33 0 69-22 78-57s18-70 27-105z">
              <text:p/>
            </draw:path>
            <draw:path draw:style-name="gr4" draw:text-style-name="P4" draw:layer="layout" svg:width="0.085cm" svg:height="0.169cm" svg:x="3.275cm" svg:y="8.409cm" svg:viewBox="0 0 86 170" svg:d="M86 7c0-3-3-7-8-7s-11 6-11 10 3 8 8 8 11-5 11-11zM44 140c-3 14-14 25-25 25-2 0-5 0-7-1 5-2 6-7 6-10 0-5-3-8-7-8-6 0-11 6-11 12 0 8 7 12 19 12s35-7 41-31c6-23 12-47 18-70 0-2 1-4 1-7 0-11-9-18-21-18-22 0-35 27-35 30 0 2 2 1 3 2 3 0 4 0 4-3 5-11 16-24 27-24 5 0 7 4 7 9 0 3-1 6-1 7-6 25-13 50-19 75z">
              <text:p/>
            </draw:path>
            <draw:path draw:style-name="gr4" draw:text-style-name="P4" draw:layer="layout" svg:width="0.011cm" svg:height="0.179cm" svg:x="3.434cm" svg:y="8.326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8cm" svg:x="3.434cm" svg:y="8.494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11cm" svg:height="0.18cm" svg:x="3.434cm" svg:y="8.663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127cm" svg:height="0.197cm" svg:x="3.501cm" svg:y="8.46cm" svg:viewBox="0 0 128 198" svg:d="M65 10c1-4 0-3 1-4 0-4-4-6-7-6-1 0-1 0-1 1-13 0-25 1-37 1-3 0-9 0-9 8 0 6 6 6 7 6 3 0 9 0 12 0-2 10-5 22-8 33-6 26-13 52-19 77-4 16-4 20-4 26 0 36 27 46 48 46 50 0 80-46 80-84 0-34-26-46-50-46-13 0-24 6-30 10 6-23 11-45 17-68zM49 187c-11 0-21-5-21-23 0-9 3-19 5-28 3-10 8-30 9-38 2-5 18-20 35-20s19 16 19 22c0 14-10 49-14 60-10 22-25 27-33 27z">
              <text:p/>
            </draw:path>
            <draw:path draw:style-name="gr4" draw:text-style-name="P4" draw:layer="layout" svg:width="0.085cm" svg:height="0.169cm" svg:x="3.633cm" svg:y="8.409cm" svg:viewBox="0 0 86 170" svg:d="M86 7c0-3-2-7-8-7-5 0-11 6-11 10s3 8 8 8c6 0 11-5 11-11zM45 140c-3 14-14 25-26 25-2 0-5 0-7-1 6-2 7-7 7-10 0-5-4-8-8-8-6 0-11 6-11 12 0 8 7 12 19 12s35-7 41-31c6-23 12-47 18-70 0-2 1-4 1-7 0-11-9-18-21-18-22 0-35 27-35 30 0 2 3 2 4 2 3 0 3 0 4-3 5-11 15-24 27-24 4 0 6 4 6 9 0 3 0 6-1 7-6 25-12 50-18 75z">
              <text:p/>
            </draw:path>
            <draw:path draw:style-name="gr4" draw:text-style-name="P4" draw:layer="layout" svg:width="0.032cm" svg:height="0.083cm" svg:x="3.776cm" svg:y="8.625cm" svg:viewBox="0 0 33 84" svg:d="M33 30c0-19-7-30-18-30-9 0-15 7-15 14 0 8 6 16 15 16 3 0 7-1 10-4 1 0 1-1 1-1 1 1 1 1 1 5 0 20-10 37-19 46-3 3-3 4-3 5 0 2 1 3 2 3 3 0 26-22 26-54z">
              <text:p/>
            </draw:path>
            <draw:path draw:style-name="gr4" draw:text-style-name="P4" draw:layer="layout" svg:width="0.093cm" svg:height="0.025cm" svg:x="3.969cm" svg:y="8.393cm" svg:viewBox="0 0 94 26" svg:d="M94 4c-2-1-4-3-5-4-8 5-11 14-23 14-7 0-13-5-18-8-8-4-13-6-18-6-10 0-16 6-30 22 2 1 3 2 5 4 7-5 10-14 22-14 7 0 14 5 19 7 8 5 12 7 17 7 11 0 16-6 31-22z">
              <text:p/>
            </draw:path>
            <draw:path draw:style-name="gr4" draw:text-style-name="P4" draw:layer="layout" svg:width="0.156cm" svg:height="0.197cm" svg:x="3.889cm" svg:y="8.46cm" svg:viewBox="0 0 157 198" svg:d="M156 10c1-4 1-3 1-4 0-4-3-6-6-6-1 0-1 0-2 1-12 0-24 1-36 1-4 0-9 0-9 8 0 6 5 6 7 6 3 0 8 0 12 0-5 21-10 42-15 62-5-4-14-10-29-10-49 0-79 45-79 83 0 35 26 47 49 47 20 0 35-12 39-16 11 16 30 16 33 16 10 0 18-6 24-16 7-12 11-27 11-28 0-4-5-4-7-4-3 0-5-1-6 1 0 1 0 1-2 8-6 23-12 28-19 28-3 0-7-1-7-10 0-4 1-8 3-12 12-52 25-103 38-155zM86 169c-8 9-22 18-36 18-17 0-18-15-18-21 0-15 10-49 14-60 8-20 22-28 34-28 17 0 23 13 23 16 0 2 0 3-1 4-5 24-11 47-16 71z">
              <text:p/>
            </draw:path>
            <draw:path draw:style-name="gr4" draw:text-style-name="P4" draw:layer="layout" svg:width="0.085cm" svg:height="0.169cm" svg:x="4.048cm" svg:y="8.409cm" svg:viewBox="0 0 86 170" svg:d="M86 7c0-3-2-7-7-7-6 0-11 6-11 10s2 8 8 8c5 0 10-5 10-11zM45 140c-3 14-14 25-25 25-3 0-6 0-7-1 5-2 6-7 6-10 0-5-4-8-8-8-5 0-11 6-11 12 0 8 8 12 20 12s34-7 41-31c6-23 12-47 17-70 1-2 1-4 1-7 0-11-9-18-21-18-21 0-34 27-34 30 0 2 2 2 3 2 3 0 3 0 4-3 5-11 15-24 27-24 4 0 7 4 7 9 0 3-1 6-1 7-6 25-13 50-19 75z">
              <text:p/>
            </draw:path>
            <draw:path draw:style-name="gr4" draw:text-style-name="P4" draw:layer="layout" svg:width="0.106cm" svg:height="0.505cm" svg:x="4.176cm" svg:y="8.332cm" svg:viewBox="0 0 107 506" svg:d="M107 253c0-81-19-167-74-230-4-5-15-16-21-21-2-2-3-2-6-2-4 0-6 0-6 2s2 3 2 4c9 9 24 25 42 56 30 54 42 124 42 191 0 121-34 197-84 248-1 1-2 1-2 2 0 3 2 3 6 3 3 0 4 0 6-3 27-22 57-61 77-121 12-39 18-84 18-129z">
              <text:p/>
            </draw:path>
            <draw:path draw:style-name="gr4" draw:text-style-name="P4" draw:layer="layout" svg:width="0.145cm" svg:height="0.177cm" svg:x="4.372cm" svg:y="8.531cm" svg:viewBox="0 0 146 178" svg:d="M22 158c-3 10-4 12-16 12-3 0-6 0-6 5 0 3 1 3 3 3 8 0 16 0 24 0 9 0 19 0 28 0 1 0 5 0 5-5 0-3-3-3-6-3-15 0-15-2-15-4 0-4 12-50 14-57 4 9 12 18 25 18 33 0 68-41 68-82 0-27-16-45-37-45-14 0-27 10-37 21-2-15-14-21-25-21-13 0-18 10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4" draw:text-style-name="P4" draw:layer="layout" svg:width="0.105cm" svg:height="0.505cm" svg:x="4.62cm" svg:y="8.332cm" svg:viewBox="0 0 106 506" svg:d="M94 502c0 1 3 4 4 4s3 0 5 0c1 0 3 0 3-3 0-1 0-1 0-3-11-10-26-25-44-56-30-54-41-123-41-191 0-125 36-198 85-248 0-1 0-2 0-3 0-2-1-2-5-2-3 0-4 0-7 2-26 24-56 62-76 122-12 37-18 82-18 129 0 66 12 141 56 207 7 11 12 15 18 22 3 4 7 8 9 11 4 3 7 6 11 9z">
              <text:p/>
            </draw:path>
            <draw:path draw:style-name="gr4" draw:text-style-name="P4" draw:layer="layout" svg:width="0.093cm" svg:height="0.025cm" svg:x="4.83cm" svg:y="8.393cm" svg:viewBox="0 0 94 26" svg:d="M94 4c-2-1-4-3-5-4-8 5-11 14-23 14-6 0-13-5-18-8-8-4-13-6-18-6-10 0-16 6-30 22 2 1 3 2 5 4 7-5 10-14 22-14 7 0 14 5 19 7 8 5 12 7 17 7 11 0 16-6 31-22z">
              <text:p/>
            </draw:path>
            <draw:path draw:style-name="gr4" draw:text-style-name="P4" draw:layer="layout" svg:width="0.157cm" svg:height="0.197cm" svg:x="4.75cm" svg:y="8.46cm" svg:viewBox="0 0 158 198" svg:d="M156 10c2-4 1-3 2-4 0-4-4-6-7-6-1 0-1 0-2 1-12 0-24 1-36 1-4 0-9 0-9 8 0 6 5 6 7 6 3 0 8 0 12 0-5 21-10 42-15 62-5-4-14-10-29-10-49 0-79 45-79 83 0 35 26 47 50 47 20 0 34-12 38-16 11 16 30 16 33 16 10 0 18-6 24-16 7-12 11-27 11-28 0-4-5-4-7-4-3 0-5-1-6 1 0 1 0 1-2 8-6 23-12 28-19 28-3 0-7-1-7-10 0-4 1-8 3-12 12-52 25-103 38-155zM86 169c-8 9-22 18-36 18-16 0-18-15-18-21 0-15 10-49 14-60 8-20 22-28 34-28 17 0 23 13 23 16 0 2 0 3-1 4-5 24-11 47-16 71z">
              <text:p/>
            </draw:path>
            <draw:path draw:style-name="gr4" draw:text-style-name="P4" draw:layer="layout" svg:width="0.085cm" svg:height="0.169cm" svg:x="4.909cm" svg:y="8.409cm" svg:viewBox="0 0 86 170" svg:d="M86 7c0-3-3-7-8-7s-11 6-11 10 3 8 8 8 11-5 11-11zM44 140c-3 14-14 25-25 25-3 0-5 0-7-1 5-2 6-7 6-10 0-5-4-8-7-8-6 0-11 6-11 12 0 8 7 12 19 12s35-7 41-31c6-23 12-47 18-70 0-2 0-4 0-7 0-11-8-18-20-18-22 0-35 27-35 30 0 2 3 2 3 2 3 0 3 0 4-3 5-11 16-24 27-24 5 0 7 4 7 9 0 3-1 6-1 7-6 25-13 50-19 75z">
              <text:p/>
            </draw:path>
            <draw:path draw:style-name="gr4" draw:text-style-name="P4" draw:layer="layout" svg:width="0.106cm" svg:height="0.505cm" svg:x="5.037cm" svg:y="8.332cm" svg:viewBox="0 0 107 506" svg:d="M107 253c0-81-19-167-74-230-4-5-15-16-21-21-2-2-3-2-6-2-4 0-6 0-6 2s2 3 2 4c9 9 24 25 42 56 30 54 42 124 42 191 0 121-34 197-84 248-1 1-2 1-2 2 0 3 2 3 6 3 3 0 4 0 6-3 27-22 57-61 77-121 12-39 18-84 18-129z">
              <text:p/>
            </draw:path>
            <draw:path draw:style-name="gr4" draw:text-style-name="P4" draw:layer="layout" svg:width="0.145cm" svg:height="0.177cm" svg:x="5.233cm" svg:y="8.531cm" svg:viewBox="0 0 146 178" svg:d="M22 158c-3 10-4 12-16 12-3 0-6 0-6 5 0 3 2 3 3 3 8 0 16 0 24 0 9 0 19 0 28 0 1 0 5 0 5-5 0-3-2-3-6-3-15 0-15-2-15-4 0-4 12-50 14-57 4 9 12 18 26 18 32 0 67-41 67-82 0-27-16-45-36-45-15 0-28 10-38 21-2-15-14-21-25-21-13 0-18 10-21 16-4 10-8 26-8 27 0 3 2 3 3 3 3 0 3 0 5-7 4-20 10-33 20-33 5 0 9 2 9 13 0 7-1 10-2 15-11 41-21 83-31 124zM71 36c2-7 10-15 15-19 9-9 17-11 22-11 12 0 18 10 18 27 0 16-9 49-14 59-10 20-23 29-34 29-18 0-22-23-22-25 0-1 0-1 2-5 4-18 9-37 13-55z">
              <text:p/>
            </draw:path>
            <draw:path draw:style-name="gr4" draw:text-style-name="P4" draw:layer="layout" svg:width="0.073cm" svg:height="0.337cm" svg:x="5.473cm" svg:y="8.416cm" svg:viewBox="0 0 74 338" svg:d="M74 334c0 0-1-1-2-2-13-14-32-37-44-82-6-26-9-55-9-81 0-74 18-126 51-163 4-2 4-2 4-3 0-3-3-3-4-3-4 0-20 17-23 22-29 33-47 84-47 147 0 40 7 96 44 144 2 3 21 25 26 25 1 0 4 0 4-4z">
              <text:p/>
            </draw:path>
            <draw:path draw:style-name="gr4" draw:text-style-name="P4" draw:layer="layout" svg:width="0.126cm" svg:height="0.197cm" svg:x="5.574cm" svg:y="8.46cm" svg:viewBox="0 0 127 198" svg:d="M64 10c2-4 1-3 2-4 0-4-4-6-7-6-1 0-1 0-2 1-12 0-24 1-36 1-4 0-9 0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4" draw:text-style-name="P4" draw:layer="layout" svg:width="0.085cm" svg:height="0.169cm" svg:x="5.706cm" svg:y="8.409cm" svg:viewBox="0 0 86 170" svg:d="M86 7c0-3-3-7-8-7s-11 6-11 10 3 8 8 8 11-5 11-11zM44 140c-3 14-14 25-25 25-3 0-5 0-7-1 5-2 6-7 6-10 0-5-4-8-7-8-6 0-11 6-11 12 0 8 7 12 19 12s35-7 41-31c6-23 12-47 18-70 0-2 0-4 0-7 0-11-8-18-20-18-22 0-35 27-35 30 0 2 2 1 3 2 3 0 3 0 4-3 5-11 16-24 27-24 5 0 7 4 7 9 0 3-1 6-1 7-6 25-13 50-19 75z">
              <text:p/>
            </draw:path>
            <draw:path draw:style-name="gr4" draw:text-style-name="P4" draw:layer="layout" svg:width="0.011cm" svg:height="0.18cm" svg:x="5.865cm" svg:y="8.41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79cm" svg:x="5.865cm" svg:y="8.579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129cm" svg:height="0.129cm" svg:x="5.931cm" svg:y="8.528cm" svg:viewBox="0 0 130 130" svg:d="M108 16c-14 5-15 18-15 19 0 4 2 13 14 13s20-10 20-22c0-15-14-26-39-26-57 0-88 44-88 81 0 25 16 49 59 49 8 0 27 0 44-8 16-6 27-17 27-20s-4-8-6-8-2 1-5 4c-15 16-37 21-59 21-18 0-28-9-28-25 0-11 7-45 16-60 11-19 29-24 40-24 4 0 13 0 20 6z">
              <text:p/>
            </draw:path>
            <draw:path draw:style-name="gr4" draw:text-style-name="P4" draw:layer="layout" svg:width="0.072cm" svg:height="0.337cm" svg:x="6.075cm" svg:y="8.416cm" svg:viewBox="0 0 73 338" svg:d="M73 169c0-40-7-96-43-144-4-3-22-25-27-25-1 0-3 1-3 3 0 1 0 2 2 3 13 15 31 37 43 82 6 26 9 54 9 81 0 28-3 57-10 85-11 39-27 61-42 77-2 3-1 2-2 3 0 3 2 4 3 4 4 0 19-18 23-22 29-34 47-84 47-147z">
              <text:p/>
            </draw:path>
            <draw:path draw:style-name="gr4" draw:text-style-name="P4" draw:layer="layout" svg:width="0.187cm" svg:height="0.12cm" svg:x="1.417cm" svg:y="9.541cm" svg:viewBox="0 0 188 121" svg:d="M188 9c0-6-2-9-4-9s-4 2-4 8c-2 23-21 37-39 37-17 0-31-11-45-22-15-11-30-23-49-23-28 0-47 25-47 51 0 9 3 6 4 9 3 0 4-6 4-6 2-28 24-38 39-38 17 0 31 10 45 21 15 12 30 23 49 23 27 0 47-25 47-51zM10 109c-4 0-10-1-10 5s6 7 10 7c56 0 112 0 168 0 4 0 10-1 10-7s-6-5-10-5c-56 0-112 0-168 0z">
              <text:p/>
            </draw:path>
            <draw:path draw:style-name="gr4" draw:text-style-name="P4" draw:layer="layout" svg:width="0.145cm" svg:height="0.842cm" svg:x="1.765cm" svg:y="9.18cm" svg:viewBox="0 0 146 843" svg:d="M146 841c0-2 0-2-1-4-27-32-50-68-67-108-36-86-51-187-51-307s14-225 55-317c16-36 38-69 63-99 1-1 1-2 1-3 0-3-2-3-6-3s-5 0-6 1c-13 16-17 17-39 48-49 69-73 152-86 235-7 46-9 92-9 138 0 104 13 212 58 308 20 43 47 81 75 111 2 2 2 2 7 2 4 0 6 0 6-2z">
              <text:p/>
            </draw:path>
            <draw:path draw:style-name="gr4" draw:text-style-name="P4" draw:layer="layout" svg:width="0.119cm" svg:height="0.088cm" svg:x="1.931cm" svg:y="9.233cm" svg:viewBox="0 0 120 89" svg:d="M14 74c0 4-1 6-1 8 0 5 3 7 6 7s7-3 8-4c1-2 3-8 3-12 1-4 4-13 4-18 2-5 3-9 4-13 2-8 3-10 8-18 6-8 15-18 30-18 11 0 11 10 11 14 0 11-8 34-11 42-2 5-3 7-3 10 0 10 9 17 18 17 20 0 29-27 29-30 0-2-2-2-3-2-3 0-3 1-4 3-4 15-13 23-21 23-4 0-5-2-5-6 0-5 1-7 5-16 2-7 10-27 10-39 0-18-15-22-25-22-17 0-27 10-34 18-1-13-13-18-21-18s-12 6-16 11c-4 7-6 19-6 19 0 3 2 3 3 3 3 0 3 0 4-6 3-12 7-21 15-21 5 0 6 4 6 9 0 4-2 12-3 17s-3 14-4 18c-2 8-4 16-7 24z">
              <text:p/>
            </draw:path>
            <draw:path draw:style-name="gr4" draw:text-style-name="P4" draw:layer="layout" svg:width="0.133cm" svg:height="0.009cm" svg:x="2.081cm" svg:y="9.266cm" svg:viewBox="0 0 134 10" svg:d="M126 10c3 0 8 0 8-5s-5-5-8-5c-40 0-79 0-118 0-3 0-8 0-8 5s5 5 8 5c39 0 78 0 118 0z">
              <text:p/>
            </draw:path>
            <draw:path draw:style-name="gr4" draw:text-style-name="P4" draw:layer="layout" svg:width="0.071cm" svg:height="0.129cm" svg:x="2.257cm" svg:y="9.19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4" draw:text-style-name="P4" draw:layer="layout" svg:width="0.326cm" svg:height="0.393cm" svg:x="1.971cm" svg:y="9.404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4" draw:text-style-name="P4" draw:layer="layout" svg:width="0.058cm" svg:height="0.131cm" svg:x="1.962cm" svg:y="9.873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4" draw:text-style-name="P4" draw:layer="layout" svg:width="0.144cm" svg:height="0.052cm" svg:x="2.046cm" svg:y="9.927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4" draw:text-style-name="P4" draw:layer="layout" svg:width="0.09cm" svg:height="0.134cm" svg:x="2.215cm" svg:y="9.872cm" svg:viewBox="0 0 91 135" svg:d="M91 68c0-22-2-37-11-50-6-10-18-18-34-18-46 0-46 54-46 68s0 67 46 67c45 0 45-53 45-67zM46 130c-9 0-21-6-25-22-3-12-3-28-3-42 0-15 0-30 3-40 4-16 17-20 25-20 10 0 20 6 24 18 4 10 4 25 4 42 0 14 0 29-3 41-4 18-17 23-25 23z">
              <text:p/>
            </draw:path>
            <draw:path draw:style-name="gr4" draw:text-style-name="P4" draw:layer="layout" svg:width="0.145cm" svg:height="0.177cm" svg:x="2.386cm" svg:y="9.547cm" svg:viewBox="0 0 146 178" svg:d="M22 158c-3 10-4 12-16 12-3 0-6 0-6 5 0 3 2 3 3 3 8 0 16 0 24 0 10 0 19 0 28 0 1 0 5 0 5-5 0-3-2-3-6-3-15 0-15-2-15-4 0-4 12-50 14-56 4 8 12 17 26 17 32 0 67-41 67-82 0-27-16-45-36-45-15 0-28 10-38 21-2-15-14-21-25-21-13 0-18 11-21 16-4 10-8 26-8 27 0 3 2 3 3 3 3 0 3 0 5-7 4-20 10-33 20-33 5 0 9 2 9 13 0 7-1 10-2 15-11 41-21 83-31 124zM71 37c2-8 10-16 15-20 9-9 18-11 22-11 12 0 18 10 18 27 0 16-9 49-14 59-10 20-23 29-34 29-18 0-22-23-22-25 0-1 0-1 2-5 4-18 9-36 13-54z">
              <text:p/>
            </draw:path>
            <draw:path draw:style-name="gr4" draw:text-style-name="P4" draw:layer="layout" svg:width="0.065cm" svg:height="0.28cm" svg:x="2.611cm" svg:y="9.461cm" svg:viewBox="0 0 66 281" svg:d="M66 278c0-1 0-1-5-6-35-36-44-89-44-132 0-49 10-98 45-133 4-3 4-4 4-5s-2-2-4-2-28 19-44 54c-15 32-18 63-18 86 0 22 3 56 18 88 18 34 42 53 44 53s4-1 4-3z">
              <text:p/>
            </draw:path>
            <draw:path draw:style-name="gr4" draw:text-style-name="P4" draw:layer="layout" svg:width="0.13cm" svg:height="0.129cm" svg:x="2.705cm" svg:y="9.544cm" svg:viewBox="0 0 131 130" svg:d="M109 16c-15 5-15 18-15 19 0 4 2 13 13 13 12 0 20-10 20-22 0-15-14-26-39-26-56 0-88 44-88 81 0 25 16 49 60 49 7 0 26 0 43-7s28-18 28-21-5-8-7-8-2 1-4 4c-15 16-38 21-60 21-18 0-27-9-27-25 0-11 7-45 15-60 11-19 29-24 41-24 3 0 12 0 20 6z">
              <text:p/>
            </draw:path>
            <draw:path draw:style-name="gr4" draw:text-style-name="P4" draw:layer="layout" svg:width="0.059cm" svg:height="0.131cm" svg:x="2.846cm" svg:y="9.583cm" svg:viewBox="0 0 60 132" svg:d="M54 7c0-3-2-7-8-7-4 0-10 5-10 10 0 4 2 8 7 8 7 0 11-5 11-11zM14 107c0 3-1 5-1 8 0 10 8 17 18 17 20 0 29-27 29-30s-2-2-3-3c-3 0-3 2-4 4-5 15-13 23-21 23-4 0-5-2-5-6 0-5 2-9 3-13 2-5 4-10 7-16 1-4 9-22 9-25 0-1 1-4 1-6 0-9-8-17-18-17-20 0-29 27-29 31 0 2 2 1 3 2 3 0 3-1 4-3 5-17 14-24 21-24 3 0 5 1 5 7 0 5-1 7-6 19-4 11-8 22-13 32z">
              <text:p/>
            </draw:path>
            <draw:path draw:style-name="gr4" draw:text-style-name="P4" draw:layer="layout" svg:width="0.064cm" svg:height="0.28cm" svg:x="2.947cm" svg:y="9.461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4" draw:text-style-name="P4" draw:layer="layout" svg:width="0.145cm" svg:height="0.842cm" svg:x="3.049cm" svg:y="9.18cm" svg:viewBox="0 0 146 843" svg:d="M146 422c0-105-12-212-57-309-20-43-47-81-75-111-3-1-3-2-8-2-4 0-6 0-6 3 0 1 2 3 2 3 27 33 49 69 66 108 37 86 51 187 51 308 0 119-13 224-55 316-16 36-38 69-62 99-1 1-2 2-2 4s2 2 6 2 5 0 6-1c13-16 18-17 39-48 49-69 74-151 87-235 6-45 8-91 8-137z">
              <text:p/>
            </draw:path>
            <draw:path draw:style-name="gr4" draw:text-style-name="P4" draw:layer="layout" svg:width="0.09cm" svg:height="0.088cm" svg:x="3.319cm" svg:y="9.233cm" svg:viewBox="0 0 91 89" svg:d="M37 47c0-1 5-18 5-20 0-1 6-11 12-16 2-1 8-5 16-5 2 0 7 0 11 3-7 1-9 7-9 10 0 5 4 7 8 7s11-3 11-12-11-14-21-14-19 5-28 14c-3-12-15-14-20-14-7 0-12 5-15 10-5 8-7 20-7 20 0 3 2 3 3 3 3 0 3 0 4-6 3-12 7-21 15-21 5 0 6 4 6 9 0 4-2 12-3 17s-3 14-4 18c-2 8-4 16-7 24 0 4-1 6-1 8 0 5 3 7 6 7s7-2 9-6c0-1 2-9 3-14 2-7 4-15 6-22z">
              <text:p/>
            </draw:path>
            <draw:path draw:style-name="gr4" draw:text-style-name="P4" draw:layer="layout" svg:width="0.132cm" svg:height="0.009cm" svg:x="3.441cm" svg:y="9.266cm" svg:viewBox="0 0 133 10" svg:d="M125 10c3 0 8 0 8-5s-5-5-8-5c-39 0-79 0-118 0-2 0-7 0-7 5s4 5 7 5c39 0 79 0 118 0z">
              <text:p/>
            </draw:path>
            <draw:path draw:style-name="gr4" draw:text-style-name="P4" draw:layer="layout" svg:width="0.07cm" svg:height="0.129cm" svg:x="3.617cm" svg:y="9.19cm" svg:viewBox="0 0 71 130" svg:d="M44 5c0-5 0-5-6-5-12 12-30 12-38 12 0 2 0 5 0 7 4 0 18 0 28-5 0 33 0 67 0 100 0 7 0 9-19 9-3 0-6 0-8 0 0 3 0 5 0 7 4 0 28 0 35 0 6 0 31 0 35 0 0-2 0-4 0-7-2 0-5 0-7 0-20 0-20-2-20-9 0-36 0-73 0-109z">
              <text:p/>
            </draw:path>
            <draw:path draw:style-name="gr4" draw:text-style-name="P4" draw:layer="layout" svg:width="0.326cm" svg:height="0.393cm" svg:x="3.344cm" svg:y="9.404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4" draw:text-style-name="P4" draw:layer="layout" svg:width="0.085cm" svg:height="0.169cm" svg:x="3.314cm" svg:y="9.873cm" svg:viewBox="0 0 86 170" svg:d="M86 7c0-3-2-7-8-7-5 0-11 6-11 10s3 8 8 8c6 0 11-5 11-11zM45 140c-4 14-15 25-26 25-2 0-5 0-7-1 5-2 6-7 6-10 0-5-3-8-7-8-6 0-11 6-11 12 0 8 7 12 19 12s35-7 41-31c6-23 12-47 18-70 0-3 1-4 1-7 0-11-9-19-21-19-22 0-35 27-35 31 0 2 2 1 3 2 3 0 4-1 4-3 6-12 16-24 28-24 4 0 6 3 6 9 0 3-1 5-1 7-6 25-12 50-18 75z">
              <text:p/>
            </draw:path>
            <draw:path draw:style-name="gr4" draw:text-style-name="P4" draw:layer="layout" svg:width="0.145cm" svg:height="0.052cm" svg:x="3.432cm" svg:y="9.927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4" draw:text-style-name="P4" draw:layer="layout" svg:width="0.09cm" svg:height="0.134cm" svg:x="3.601cm" svg:y="9.872cm" svg:viewBox="0 0 91 135" svg:d="M91 68c0-22-2-37-12-50-5-10-17-18-33-18-46 0-46 54-46 68s0 67 46 67c45 0 45-53 45-67zM46 130c-9 0-21-6-25-22-3-12-3-28-3-42 0-15 0-30 3-40 4-16 17-20 25-20 10 0 20 6 24 18 3 10 4 25 4 42 0 14 0 29-4 41-4 18-16 23-24 23z">
              <text:p/>
            </draw:path>
            <draw:path draw:style-name="gr4" draw:text-style-name="P4" draw:layer="layout" svg:width="0.145cm" svg:height="0.842cm" svg:x="3.82cm" svg:y="9.18cm" svg:viewBox="0 0 146 843" svg:d="M146 841c0-2 0-2-1-4-27-32-50-68-66-108-37-86-52-187-52-307s15-225 56-317c16-36 38-69 63-99 0-1 0-2 0-3 0-3-1-3-5-3-5 0-5 0-6 1-13 16-17 17-40 48-49 69-73 152-85 235-8 46-10 92-10 138 0 104 14 212 58 308 20 43 47 81 75 111 2 2 3 2 8 2 4 0 5 0 5-2z">
              <text:p/>
            </draw:path>
            <draw:path draw:style-name="gr4" draw:text-style-name="P4" draw:layer="layout" svg:width="0.146cm" svg:height="0.177cm" svg:x="3.968cm" svg:y="9.547cm" svg:viewBox="0 0 147 178" svg:d="M22 158c-2 10-3 12-16 12-3 0-6 0-6 5 0 3 2 3 4 3 7 0 16 0 23 0 10 0 19 0 28 0 2 0 6 0 6-5 0-3-3-3-7-3-14 0-14-2-14-4 0-4 11-50 14-56 3 8 11 17 25 17 33 0 68-41 68-82 0-27-16-45-37-45-15 0-28 10-37 21-3-15-15-21-26-21-13 0-17 11-21 16-4 10-8 26-8 27 0 3 3 3 4 3 2 0 3 0 4-7 5-20 11-33 20-33 5 0 9 2 9 13 0 7-1 10-1 15-11 41-22 83-32 124zM71 37c3-8 10-16 15-20 10-9 18-11 23-11 11 0 17 10 17 27 0 16-8 49-13 59-10 20-23 29-34 29-18 0-22-23-22-25 0-1 0-1 1-5 4-18 9-36 13-54z">
              <text:p/>
            </draw:path>
            <draw:path draw:style-name="gr4" draw:text-style-name="P4" draw:layer="layout" svg:width="0.065cm" svg:height="0.28cm" svg:x="4.146cm" svg:y="9.461cm" svg:viewBox="0 0 66 281" svg:d="M66 278c0-1 0-1-5-6-35-36-44-89-44-132 0-49 10-98 45-133 4-3 4-4 4-5s-2-2-4-2-28 19-44 54c-15 32-18 63-18 86 0 22 3 56 18 88 17 34 42 53 44 53s4-1 4-3z">
              <text:p/>
            </draw:path>
            <draw:path draw:style-name="gr4" draw:text-style-name="P4" draw:layer="layout" svg:width="0.093cm" svg:height="0.025cm" svg:x="4.3cm" svg:y="9.41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4" draw:text-style-name="P4" draw:layer="layout" svg:width="0.133cm" svg:height="0.197cm" svg:x="4.239cm" svg:y="9.476cm" svg:viewBox="0 0 134 198" svg:d="M134 3c-1-1 0-3-4-3s-31 2-36 3c-2 1-4 2-4 6 0 3 3 3 8 3 13 0 13 2 13 5 0 2 0 4-1 5-5 23-11 45-16 67-5-11-13-18-26-18-33 0-68 41-68 83 0 26 15 44 38 44 5 0 19 0 36-20 2 11 12 20 26 20 10 0 16-6 21-15 5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4" draw:text-style-name="P4" draw:layer="layout" svg:width="0.085cm" svg:height="0.169cm" svg:x="4.374cm" svg:y="9.406cm" svg:viewBox="0 0 86 170" svg:d="M86 8c0-4-2-8-8-8-5 0-11 6-11 11 0 3 3 7 8 7 6 0 11-4 11-10zM45 140c-3 14-14 26-26 26-2 0-5-1-7-2 6-2 7-7 7-10 0-4-4-8-8-8-6 0-11 6-11 12 0 8 8 12 19 12 12 0 35-6 42-30 6-23 12-47 17-70 0-3 1-4 1-8 0-11-9-18-21-18-22 0-34 27-34 30s2 3 3 3c3 0 3-1 4-4 5-11 15-23 27-23 4 0 6 3 6 9 0 2 0 5-1 6-6 25-12 50-18 75z">
              <text:p/>
            </draw:path>
            <draw:path draw:style-name="gr4" draw:text-style-name="P4" draw:layer="layout" svg:width="0.09cm" svg:height="0.133cm" svg:x="4.384cm" svg:y="9.616cm" svg:viewBox="0 0 91 134" svg:d="M91 67c0-21-2-37-12-50-5-10-17-17-33-17-46 0-46 53-46 67s0 67 46 67c45 0 45-52 45-67zM46 129c-9 0-21-6-25-22-3-11-3-28-3-42 0-15 0-29 3-40 4-15 17-20 25-20 10 0 20 7 24 18 3 11 4 25 4 42 0 14 0 29-4 41-4 18-16 23-24 23z">
              <text:p/>
            </draw:path>
            <draw:path draw:style-name="gr4" draw:text-style-name="P4" draw:layer="layout" svg:width="0.064cm" svg:height="0.28cm" svg:x="4.516cm" svg:y="9.461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4" draw:text-style-name="P4" draw:layer="layout" svg:width="0.12cm" svg:height="0.088cm" svg:x="4.665cm" svg:y="9.233cm" svg:viewBox="0 0 121 89" svg:d="M15 74c-1 4-1 6-2 8 0 5 4 7 7 7s6-3 7-4c1-2 3-8 4-12s3-13 4-18c2-5 3-9 3-13 3-8 4-10 9-18 6-8 15-18 30-18 11 0 11 10 11 14 0 11-8 34-11 42-3 5-3 7-3 10 0 10 8 17 18 17 20 0 29-27 29-30 0-2-3-2-3-2-4 0-4 1-4 3-5 15-13 23-21 23-4 0-5-2-5-6 0-5 1-7 5-16 2-7 10-27 10-39 0-18-15-22-25-22-17 0-28 10-34 18-2-13-13-18-21-18-9 0-13 6-16 11-4 7-7 19-7 19 0 3 3 3 4 3 2 0 2 0 4-6 3-12 6-21 14-21 5 0 7 4 7 9 0 4-2 12-3 17-2 5-4 14-4 18-3 8-5 16-7 24z">
              <text:p/>
            </draw:path>
            <draw:path draw:style-name="gr4" draw:text-style-name="P4" draw:layer="layout" svg:width="0.132cm" svg:height="0.009cm" svg:x="4.816cm" svg:y="9.266cm" svg:viewBox="0 0 133 10" svg:d="M126 10c3 0 7 0 7-5s-4-5-7-5c-40 0-79 0-118 0-3 0-8 0-8 5s5 5 8 5c39 0 78 0 118 0z">
              <text:p/>
            </draw:path>
            <draw:path draw:style-name="gr4" draw:text-style-name="P4" draw:layer="layout" svg:width="0.071cm" svg:height="0.129cm" svg:x="4.992cm" svg:y="9.19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4" draw:text-style-name="P4" draw:layer="layout" svg:width="0.326cm" svg:height="0.393cm" svg:x="4.706cm" svg:y="9.404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4" draw:text-style-name="P4" draw:layer="layout" svg:width="0.058cm" svg:height="0.131cm" svg:x="4.697cm" svg:y="9.873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2-12 32z">
              <text:p/>
            </draw:path>
            <draw:path draw:style-name="gr4" draw:text-style-name="P4" draw:layer="layout" svg:width="0.144cm" svg:height="0.052cm" svg:x="4.781cm" svg:y="9.927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4" draw:text-style-name="P4" draw:layer="layout" svg:width="0.09cm" svg:height="0.134cm" svg:x="4.95cm" svg:y="9.872cm" svg:viewBox="0 0 91 135" svg:d="M91 68c0-22-2-37-11-50-6-10-18-18-34-18-46 0-46 54-46 68s0 67 46 67c45 0 45-53 45-67zM46 130c-9 0-21-6-25-22-3-12-3-28-3-42 0-15 0-30 3-40 4-16 17-20 25-20 10 0 20 6 24 18 3 10 4 25 4 42 0 14 0 29-3 41-4 18-17 23-25 23z">
              <text:p/>
            </draw:path>
            <draw:path draw:style-name="gr4" draw:text-style-name="P4" draw:layer="layout" svg:width="0.145cm" svg:height="0.177cm" svg:x="5.121cm" svg:y="9.547cm" svg:viewBox="0 0 146 178" svg:d="M22 158c-3 10-4 12-16 12-3 0-6 0-6 5 0 3 1 3 3 3 8 0 16 0 24 0 9 0 19 0 28 0 1 0 5 0 5-5 0-3-3-3-7-3-14 0-14-2-14-4 0-4 12-50 14-56 4 8 12 17 25 17 33 0 68-41 68-82 0-27-16-45-37-45-14 0-27 10-37 21-2-15-14-21-25-21-13 0-18 11-21 16-5 10-8 26-8 27 0 3 2 3 3 3 3 0 3 0 5-7 4-20 10-33 20-33 5 0 9 2 9 13 0 7-1 10-2 15-11 41-21 83-31 124zM71 37c2-8 10-16 15-20 9-9 17-11 22-11 11 0 18 10 18 27 0 16-9 49-14 59-10 20-23 29-34 29-18 0-22-23-22-25 0-1 0-1 1-5 5-18 9-36 14-54z">
              <text:p/>
            </draw:path>
            <draw:path draw:style-name="gr4" draw:text-style-name="P4" draw:layer="layout" svg:width="0.137cm" svg:height="0.673cm" svg:x="5.376cm" svg:y="9.264cm" svg:viewBox="0 0 138 674" svg:d="M138 671c0-1 0-2 0-2-11-11-30-30-48-60-46-72-66-163-66-272 0-75 10-173 56-257 22-40 46-63 58-75 0-1 0-2 0-3 0-2-1-2-5-2s-5 0-9 4c-94 86-124 214-124 333 0 110 26 221 97 305 5 7 17 19 28 28 3 4 4 4 8 4s5 0 5-3z">
              <text:p/>
            </draw:path>
            <draw:path draw:style-name="gr4" draw:text-style-name="P4" draw:layer="layout" svg:width="0.038cm" svg:height="0.28cm" svg:x="5.558cm" svg:y="9.461cm" svg:viewBox="0 0 39 281" svg:d="M39 281c0-4 0-8 0-11-9 0-18 0-27 0 0-87 0-173 0-259 9 0 18 0 27 0 0-4 0-7 0-11-13 0-26 0-39 0 0 94 0 187 0 281 13 0 26 0 39 0z">
              <text:p/>
            </draw:path>
            <draw:path draw:style-name="gr4" draw:text-style-name="P4" draw:layer="layout" svg:width="0.153cm" svg:height="0.183cm" svg:x="5.612cm" svg:y="9.544cm" svg:viewBox="0 0 154 184" svg:d="M153 22c1-6 1-6 1-7 0-6-4-13-12-13-16 0-19 14-20 21-3 10-5 20-8 30-4 13-8 35-12 46-1 7-10 13-11 14-3 1-9 6-19 6-17 0-17-13-17-20 0-17 9-39 17-59 2-8 3-10 3-14 0-16-16-26-31-26-30 0-44 38-44 44 0 4 4 4 6 4 4 0 6 0 7-4 9-31 25-34 29-34 2 0 5 0 5 6s-3 14-5 18c-11 28-17 44-17 59 0 32 29 37 45 37 7 0 16-1 27-9-8 35-29 53-48 53-4 0-12 0-18-4 9-4 14-11 14-19 0-10-8-13-14-13-10 0-20 9-20 22 0 14 15 24 38 24 32 0 69-22 77-56 9-35 18-71 27-106z">
              <text:p/>
            </draw:path>
            <draw:path draw:style-name="gr4" draw:text-style-name="P4" draw:layer="layout" svg:width="0.085cm" svg:height="0.169cm" svg:x="5.779cm" svg:y="9.425cm" svg:viewBox="0 0 86 170" svg:d="M86 7c0-3-2-7-8-7-5 0-11 6-11 11 0 3 3 7 8 7 6 0 11-5 11-11zM45 140c-3 14-14 25-26 25-2 0-5 0-7-1 6-2 7-7 7-10 0-5-4-8-8-8-6 0-11 6-11 12 0 8 8 12 19 12 12 0 35-7 42-31 6-23 12-47 17-70 0-2 1-4 1-7 0-11-9-18-21-18-22 0-34 27-34 30 0 2 2 2 3 2 3 0 3 0 4-3 5-11 15-24 27-24 4 0 6 4 6 10 0 2 0 5 0 6-6 25-13 50-19 75z">
              <text:p/>
            </draw:path>
            <draw:path draw:style-name="gr4" draw:text-style-name="P4" draw:layer="layout" svg:width="0.037cm" svg:height="0.28cm" svg:x="5.904cm" svg:y="9.461cm" svg:viewBox="0 0 38 281" svg:d="M38 0c-12 0-25 0-38 0 0 4 0 7 0 11 9 0 18 0 27 0 0 86 0 172 0 259-9 0-18 0-27 0 0 3 0 7 0 11 13 0 26 0 38 0 0-94 0-187 0-281z">
              <text:p/>
            </draw:path>
            <draw:path draw:style-name="gr4" draw:text-style-name="P4" draw:layer="layout" svg:width="0.059cm" svg:height="0.131cm" svg:x="5.985cm" svg:y="9.357cm" svg:viewBox="0 0 60 132" svg:d="M54 7c0-3-1-7-7-7-5 0-11 5-11 10 0 4 2 8 8 8s10-5 10-11zM14 107c0 3-1 5-1 8 0 10 8 17 18 17 20 0 29-27 29-30s-2-3-3-3c-3 0-3 2-4 3-4 16-13 24-21 24-4 0-5-2-5-6 0-5 2-9 3-13 2-5 4-10 7-16 1-5 9-22 9-25 1-2 1-4 1-6 0-9-7-17-18-17-19 0-29 27-29 31 0 2 3 2 4 2 2 0 2-1 3-3 5-17 14-24 21-24 3 0 5 1 5 7 0 4-1 7-6 19-4 11-8 22-13 32z">
              <text:p/>
            </draw:path>
            <draw:path draw:style-name="gr4" draw:text-style-name="P4" draw:layer="layout" svg:width="0.101cm" svg:height="0.086cm" svg:x="6.07cm" svg:y="9.4cm" svg:viewBox="0 0 102 87" svg:d="M35 6c0-1 0-2 0-3s0-3-2-3c-1 0-12 1-13 1-4 1-8 1-11 1s-6 0-6 4 3 4 5 4c10 0 10 0 10 2s-1 6-2 8c-3 13-6 27-10 40-5 19-6 23-6 24 0 3 3 3 4 3s2 0 3 0c18-3 43-12 63-31 28-23 32-49 32-50 0-3-4-6-8-6-6 0-8 6-9 11-8 28-35 58-68 68 6-24 12-49 18-73z">
              <text:p/>
            </draw:path>
            <draw:path draw:style-name="gr4" draw:text-style-name="P4" draw:layer="layout" svg:width="0.144cm" svg:height="0.145cm" svg:x="6.195cm" svg:y="9.365cm" svg:viewBox="0 0 145 146" svg:d="M77 78c20 0 40 0 61 0 2 0 7 0 7-5s-5-5-7-5c-21 0-41 0-61 0 0-20 0-41 0-61 0-2 0-7-5-7s-5 5-5 7c0 20 0 41 0 61-20 0-40 0-60 0-2 0-7 0-7 5s4 5 7 5c20 0 40 0 60 0 0 20 0 40 0 60 0 3 0 8 5 8s5-5 5-8c0-20 0-40 0-60z">
              <text:p/>
            </draw:path>
            <draw:path draw:style-name="gr4" draw:text-style-name="P4" draw:layer="layout" svg:width="0.101cm" svg:height="0.086cm" svg:x="6.368cm" svg:y="9.4cm" svg:viewBox="0 0 102 87" svg:d="M35 6c0-1 0-2 0-3s0-3-2-3c-1 0-12 1-13 1-4 1-8 1-11 1s-6 0-6 4 3 4 5 4c10 0 10 0 10 2s-1 6-2 8c-3 13-6 27-10 40-5 19-6 23-6 24 0 3 3 3 4 3s2 0 3 0c18-3 43-12 63-31 28-23 32-49 32-50 0-3-4-6-8-6-6 0-8 6-9 11-8 28-35 58-68 68 6-24 12-49 18-73z">
              <text:p/>
            </draw:path>
            <draw:path draw:style-name="gr4" draw:text-style-name="P4" draw:layer="layout" svg:width="0.132cm" svg:height="0.009cm" svg:x="6.501cm" svg:y="9.433cm" svg:viewBox="0 0 133 10" svg:d="M126 10c3 0 7 0 7-5s-4-5-7-5c-40 0-79 0-118 0-3 0-8 0-8 5s5 5 8 5c39 0 78 0 118 0z">
              <text:p/>
            </draw:path>
            <draw:path draw:style-name="gr4" draw:text-style-name="P4" draw:layer="layout" svg:width="0.071cm" svg:height="0.13cm" svg:x="6.677cm" svg:y="9.356cm" svg:viewBox="0 0 72 131" svg:d="M45 6c0-5-1-6-7-6-12 13-30 13-38 13 0 2 0 5 0 7 5 0 18 0 29-6 0 34 0 67 0 100 0 8 0 10-20 10-3 0-5 0-7 0 0 2 0 5 0 7 3-1 27-1 35-1 5 0 30 0 35 1 0-2 0-5 0-7-3 0-5 0-8 0-19 0-19-2-19-10 0-36 0-72 0-108z">
              <text:p/>
            </draw:path>
            <draw:path draw:style-name="gr4" draw:text-style-name="P4" draw:layer="layout" svg:width="0.145cm" svg:height="0.145cm" svg:x="6.781cm" svg:y="9.365cm" svg:viewBox="0 0 146 146" svg:d="M78 78c20 0 40 0 60 0 3 0 8 0 8-5s-5-5-8-5c-20 0-40 0-60 0 0-20 0-41 0-61 0-2 0-7-5-7s-5 5-5 7c0 20 0 41 0 61-20 0-40 0-60 0-3 0-8 0-8 5s5 5 8 5c20 0 40 0 60 0 0 20 0 40 0 60 0 3 0 8 5 8s5-5 5-8c0-20 0-40 0-60z">
              <text:p/>
            </draw:path>
            <draw:path draw:style-name="gr4" draw:text-style-name="P4" draw:layer="layout" svg:width="0.072cm" svg:height="0.019cm" svg:x="6.998cm" svg:y="9.303cm" svg:viewBox="0 0 73 20" svg:d="M69 0c-6 6-12 9-17 9-6 0-11-3-13-3-7-4-11-6-16-6-8 0-10 3-23 16 1 1 3 3 4 4 6-6 11-10 17-10 5 0 11 4 13 4 7 4 11 6 15 6 8 0 11-3 24-16-2-1-3-3-4-4z">
              <text:p/>
            </draw:path>
            <draw:path draw:style-name="gr4" draw:text-style-name="P4" draw:layer="layout" svg:width="0.1cm" svg:height="0.137cm" svg:x="6.952cm" svg:y="9.351cm" svg:viewBox="0 0 101 138" svg:d="M100 6c1 0 1-3 1-4 0 0-1-2-3-2-4 0-20 2-25 2-2 0-4 0-4 4 0 3 2 3 5 3 9 0 9 1 9 3s-1 2-1 5c-3 15-7 30-11 45-4-7-11-12-21-12-24 0-50 28-50 56 0 19 13 32 30 32 10 0 20-6 28-13 4 12 15 13 20 13 7 0 12-4 16-10 4-8 6-19 6-20 0-2-2-2-2-2-4 0-4 0-5 6-3 10-6 21-15 21-4 0-6-4-6-10 0-4 1-5 1-8 9-36 18-73 27-109zM58 112c-1 6-5 10-9 13-3 1-11 8-19 8-7 0-14-5-14-19 0-11 6-32 10-40 9-16 20-19 24-19 15 0 18 15 18 17 0 1 0 2 0 3-3 12-6 25-10 37z">
              <text:p/>
            </draw:path>
            <draw:path draw:style-name="gr4" draw:text-style-name="P4" draw:layer="layout" svg:width="0.065cm" svg:height="0.121cm" svg:x="7.062cm" svg:y="9.299cm" svg:viewBox="0 0 66 122" svg:d="M66 6c0-4-2-6-6-6s-9 4-9 8c0 3 3 6 7 6s8-4 8-8zM36 100c-3 10-12 18-21 18-1 0-3-1-5-1 4-3 5-6 5-7 0-3-1-7-6-7s-9 5-9 10 6 9 16 9 27-4 32-22c4-17 9-34 13-50 0-2 1-3 1-5 0-8-8-14-18-14-17 0-27 19-27 22 0 2 1 1 2 2 3 0 3-1 3-2 7-14 16-17 21-17 6 0 7 5 7 7 0 3-1 3-1 4-4 18-9 35-13 53z">
              <text:p/>
            </draw:path>
            <draw:path draw:style-name="gr4" draw:text-style-name="P4" draw:layer="layout" svg:width="0.049cm" svg:height="0.094cm" svg:x="7.07cm" svg:y="9.458cm" svg:viewBox="0 0 50 95" svg:d="M43 6c0-4-2-6-6-6s-9 3-9 8c0 4 3 6 6 6 5 0 9-4 9-8zM50 74c0-3-3-3-4-3-2 0-2 1-3 3-2 8-9 16-15 16-3 0-5-2-5-5s1-5 3-7c0-3 1-6 2-8 1-1 6-14 8-20 2-2 2-4 2-6 0-7-6-13-15-13-15 0-23 19-23 22 0 2 2 2 3 2 3 0 3-1 3-3 4-10 10-16 16-16 3 0 4 2 4 6 0 0 0 2 0 4-1 3-8 18-9 23-2 2-2 2-3 7-1 2-2 4-2 6 0 8 6 13 15 13 15 0 23-18 23-21z">
              <text:p/>
            </draw:path>
            <draw:path draw:style-name="gr4" draw:text-style-name="P4" draw:layer="layout" svg:width="0.116cm" svg:height="0.116cm" svg:x="7.146cm" svg:y="9.458cm" svg:viewBox="0 0 117 117" svg:d="M62 62c17 0 33 0 49 0 3 0 6 0 6-4s-3-4-6-4c-16 0-32 0-49 0 0-16 0-32 0-48 0-3 0-6-4-6s-4 3-4 6c0 16 0 32 0 48-16 0-32 0-48 0-2 0-6 0-6 4s4 4 6 4c16 0 32 0 48 0 0 17 0 33 0 49 0 2 0 6 4 6s4-4 4-6c0-16 0-32 0-49z">
              <text:p/>
            </draw:path>
            <draw:path draw:style-name="gr4" draw:text-style-name="P4" draw:layer="layout" svg:width="0.057cm" svg:height="0.093cm" svg:x="7.297cm" svg:y="9.458cm" svg:viewBox="0 0 58 94" svg:d="M36 4c0-4-1-4-6-4-9 9-25 9-28 9 0 0-1 0-2 0 0 2 0 4 0 6 1 0 2 0 2 0 4 0 12-1 20-4 0 24 0 47 0 71 0 4 0 5-14 5-2 0-5 0-7 0 0 2 0 4 0 7 8-1 20-1 29-1 8 0 20 0 28 1 0-3 0-5 0-7-3 0-5 0-8 0-14 0-14-1-14-5 0-26 0-52 0-78z">
              <text:p/>
            </draw:path>
            <draw:path draw:style-name="gr4" draw:text-style-name="P4" draw:layer="layout" svg:width="0.059cm" svg:height="0.132cm" svg:x="5.985cm" svg:y="9.678cm" svg:viewBox="0 0 60 133" svg:d="M54 8c0-3-1-8-7-8-5 0-11 6-11 11 0 3 2 7 8 7s10-5 10-10zM14 108c0 2-1 5-1 8 0 9 8 17 18 17 20 0 29-27 29-31 0-2-2-2-3-2-3 0-3 1-4 3-4 16-13 24-21 24-4 0-5-2-5-7 0-4 2-8 3-12 2-6 4-11 7-16 1-5 9-22 9-25 1-2 1-5 1-6 0-10-7-17-18-17-19 0-29 26-29 30 0 3 3 3 4 3 2 0 2-2 3-3 5-17 14-24 21-24 3 0 5 1 5 6s-1 8-6 20c-4 11-8 21-13 32z">
              <text:p/>
            </draw:path>
            <draw:path draw:style-name="gr4" draw:text-style-name="P4" draw:layer="layout" svg:width="0.101cm" svg:height="0.085cm" svg:x="6.07cm" svg:y="9.722cm" svg:viewBox="0 0 102 86" svg:d="M35 6c0-1 0-2 0-4-1 0 0-2-2-2-1 0-12 1-13 1-4 1-8 1-11 1s-6 0-6 4c0 3 3 3 5 3 10 0 10 1 10 3s-1 5-2 8c-3 13-6 26-10 39-5 20-6 24-6 25 0 2 3 2 4 2s2 0 3 0c18-2 43-12 63-30 28-24 21-33 32-50 0-4-4-6-8-6-6 0-8 6-9 11-8 28-35 58-68 67 6-24 12-48 18-72z">
              <text:p/>
            </draw:path>
            <draw:path draw:style-name="gr4" draw:text-style-name="P4" draw:layer="layout" svg:width="0.144cm" svg:height="0.144cm" svg:x="6.195cm" svg:y="9.687cm" svg:viewBox="0 0 145 145" svg:d="M77 78c20 0 40 0 61 0 2 0 7 0 7-5s-5-5-7-5c-21 0-41 0-61 0 0-20 0-41 0-61 0-2 0-7-5-7s-5 5-5 7c0 20 0 41 0 61-20 0-40 0-60 0-2 0-7 0-7 5s4 5 7 5c20 0 40 0 60 0 0 20 0 40 0 60 0 2 0 7 5 7s5-4 5-7c0-20 0-40 0-60z">
              <text:p/>
            </draw:path>
            <draw:path draw:style-name="gr4" draw:text-style-name="P4" draw:layer="layout" svg:width="0.072cm" svg:height="0.018cm" svg:x="6.412cm" svg:y="9.624cm" svg:viewBox="0 0 73 19" svg:d="M69 0c-6 6-11 9-17 9s-11-3-13-4c-7-3-11-5-15-5-8 0-11 3-24 16 1 1 3 2 4 3 6-5 12-9 17-9s11 4 13 4c7 4 11 5 16 5 8 0 10-2 23-15-2-1-3-3-4-4z">
              <text:p/>
            </draw:path>
            <draw:path draw:style-name="gr4" draw:text-style-name="P4" draw:layer="layout" svg:width="0.101cm" svg:height="0.137cm" svg:x="6.366cm" svg:y="9.672cm" svg:viewBox="0 0 102 138" svg:d="M101 6c0-1 0-3 1-4 0 0-1-2-4-2-4 0-20 2-25 2-2 0-4 0-4 4 0 3 2 3 5 3 9 0 9 1 9 3s0 2-1 4c-3 15-7 30-11 45-4-7-10-11-20-11-25 0-51 28-51 56 0 19 13 32 30 32 11 0 20-6 28-13 4 11 15 13 20 13 8 0 12-4 16-10 4-8 7-19 7-20 0-2-3-2-3-2-4 0-4 0-5 6-3 9-6 21-15 21-4 0-6-5-6-10 0-4 1-5 2-8 9-36 18-73 27-109zM58 112c0 5-5 9-9 13-2 1-10 8-19 8-7 0-14-5-14-19 0-11 6-32 10-40 9-16 20-19 25-19 14 0 18 15 18 17 0 1-1 2-1 3-3 12-6 25-10 37z">
              <text:p/>
            </draw:path>
            <draw:path draw:style-name="gr4" draw:text-style-name="P4" draw:layer="layout" svg:width="0.065cm" svg:height="0.121cm" svg:x="6.476cm" svg:y="9.619cm" svg:viewBox="0 0 66 122" svg:d="M66 6c0-3-2-6-6-6s-8 5-8 9c0 3 2 5 6 5s8-4 8-8zM36 100c-2 11-12 18-20 18-2 0-4 0-6 0 4-3 5-6 5-8 0-3-1-6-6-6s-9 5-9 9c0 6 6 9 16 9s28-4 32-21 9-34 13-51c0-1 1-3 1-4 0-8-8-14-18-14-17 0-27 18-27 22 0 1 2 1 3 1 2 0 2 0 3-1 7-14 16-17 21-17 6 0 6 5 6 7s0 2-1 4c-4 17-9 35-13 52z">
              <text:p/>
            </draw:path>
            <draw:path draw:style-name="gr4" draw:text-style-name="P4" draw:layer="layout" svg:width="0.048cm" svg:height="0.094cm" svg:x="6.484cm" svg:y="9.779cm" svg:viewBox="0 0 49 95" svg:d="M42 6c0-3-2-6-6-6s-8 4-8 9c0 4 3 5 6 5 4 0 8-4 8-8zM49 74c0-2-2-1-3-2-2 0-2 0-4 3-2 7-8 15-15 15-3 0-4-1-4-4 0-4 0-5 2-8 1-3 2-5 3-8 0 0 6-14 8-19 1-2 2-5 2-7 0-6-7-12-16-12-15 0-22 18-22 22 0 2 2 2 2 2 3 0 3-1 4-3 3-10 10-16 16-16 2 0 4 1 4 5 0 0 0 2-1 5s-7 18-9 23c-1 2-1 2-3 7-1 2-2 4-2 6 0 7 7 12 15 12 16 0 23-17 23-21z">
              <text:p/>
            </draw:path>
            <draw:path draw:style-name="gr4" draw:text-style-name="P4" draw:layer="layout" svg:width="0.011cm" svg:height="0.18cm" svg:x="7.441cm" svg:y="9.258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8cm" svg:x="7.441cm" svg:y="9.427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8cm" svg:x="7.441cm" svg:y="9.595cm" svg:viewBox="0 0 12 181" svg:d="M0 170c0 4 0 11 6 11s6-7 6-11c0-53 0-106 0-160 0-4 0-10-6-10s-6 6-6 10c0 54 0 107 0 160z">
              <text:p/>
            </draw:path>
            <draw:path draw:style-name="gr4" draw:text-style-name="P4" draw:layer="layout" svg:width="0.011cm" svg:height="0.179cm" svg:x="7.441cm" svg:y="9.764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126cm" svg:height="0.197cm" svg:x="7.509cm" svg:y="9.476cm" svg:viewBox="0 0 127 198" svg:d="M64 10c2-4 1-3 2-4 0-4-4-6-7-6-1 0-1 0-1 1-13 0-25 1-37 1-4 0-9 0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4" draw:text-style-name="P4" draw:layer="layout" svg:width="0.085cm" svg:height="0.169cm" svg:x="7.641cm" svg:y="9.406cm" svg:viewBox="0 0 86 170" svg:d="M86 8c0-4-3-8-8-8s-11 6-11 11c0 3 3 7 8 7s11-4 11-10zM44 140c-3 14-14 26-25 26-3 0-5-1-7-2 5-2 6-7 6-10 0-4-3-8-7-8-6 0-11 6-11 12 0 8 7 12 19 12s35-6 41-30c6-23 12-47 18-70 0-3 0-4 0-8 0-11-8-18-20-18-22 0-35 27-35 30s2 2 3 3c3 0 3-1 4-4 5-11 16-23 27-23 5 0 7 3 7 9 0 2-1 5-1 6-6 25-13 50-19 75z">
              <text:p/>
            </draw:path>
            <draw:path draw:style-name="gr4" draw:text-style-name="P4" draw:layer="layout" svg:width="0.059cm" svg:height="0.132cm" svg:x="7.65cm" svg:y="9.619cm" svg:viewBox="0 0 60 133" svg:d="M54 7c0-3-2-7-8-7-4 0-10 5-10 11 0 3 2 7 8 7s10-5 10-11zM14 107c0 3-1 5-1 9 0 9 8 17 18 17 20 0 29-27 29-31 0-2-2-1-3-2-3 0-3 1-4 3-5 16-13 24-21 24-4 0-5-3-5-7 0-5 2-8 3-13 2-5 4-10 7-15 1-5 9-23 9-26 0-1 1-4 1-5 0-10-8-17-18-17-20 0-29 26-29 30 0 2 2 1 3 2 3 0 3-1 4-2 5-18 14-24 21-24 3 0 5 0 5 6 0 5-1 7-6 20-4 10-8 21-13 31z">
              <text:p/>
            </draw:path>
            <draw:path draw:style-name="gr4" draw:text-style-name="P4" draw:layer="layout" svg:width="0.032cm" svg:height="0.083cm" svg:x="7.783cm" svg:y="9.642cm" svg:viewBox="0 0 33 84" svg:d="M33 30c0-19-7-30-18-30-9 0-15 7-15 15 0 7 6 15 15 15 3 0 7-1 10-4 1 0 1 0 1 0 0 1 0 0 0 4 0 20-9 37-19 46-2 3-2 4-2 5 0 2 1 3 2 3 3 0 26-22 26-54z">
              <text:p/>
            </draw:path>
            <draw:path draw:style-name="gr4" draw:text-style-name="P4" draw:layer="layout" svg:width="0.093cm" svg:height="0.025cm" svg:x="7.957cm" svg:y="9.41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4" draw:text-style-name="P4" draw:layer="layout" svg:width="0.133cm" svg:height="0.197cm" svg:x="7.895cm" svg:y="9.476cm" svg:viewBox="0 0 134 198" svg:d="M134 3c-1-1 0-3-4-3s-31 2-36 3c-2 1-4 2-4 6 0 3 3 3 8 3 12 0 13 2 13 5 0 2 0 4-1 5-5 23-11 45-16 67-5-11-14-18-26-18-34 0-68 41-68 83 0 26 15 44 38 44 5 0 19 0 36-20 2 11 12 20 25 20 11 0 17-6 21-15 5-10 9-27 9-28 0-3-3-3-3-3-4 0-4 2-4 6-5 18-11 34-22 34-7 0-9-7-9-13s1-9 3-13c13-55 26-109 40-163zM75 162c-1 5-1 5-5 10-12 16-24 20-32 20-14 0-18-15-18-26 0-14 9-49 15-62 9-16 22-26 33-26 18 0 22 22 22 24s0 4 0 4c-5 19-10 37-15 56z">
              <text:p/>
            </draw:path>
            <draw:path draw:style-name="gr4" draw:text-style-name="P4" draw:layer="layout" svg:width="0.085cm" svg:height="0.169cm" svg:x="8.03cm" svg:y="9.406cm" svg:viewBox="0 0 86 170" svg:d="M86 8c0-4-2-8-8-8-5 0-11 6-11 11 0 3 3 7 8 7 6 0 11-4 11-10zM45 140c-4 14-15 26-26 26-2 0-5-1-7-2 5-2 6-7 6-10 0-4-3-8-7-8-6 0-11 6-11 12 0 8 7 12 19 12s35-6 41-30c6-23 12-47 18-70 0-3 1-4 1-8 0-11-9-18-21-18-22 0-35 27-35 30s2 2 3 3c3 0 4-1 4-4 6-11 16-23 28-23 4 0 6 3 6 9 0 2-1 5-1 6-6 25-12 50-18 75z">
              <text:p/>
            </draw:path>
            <draw:path draw:style-name="gr4" draw:text-style-name="P4" draw:layer="layout" svg:width="0.059cm" svg:height="0.132cm" svg:x="8.039cm" svg:y="9.619cm" svg:viewBox="0 0 60 133" svg:d="M54 7c0-3-1-7-7-7-5 0-11 5-11 11 0 3 2 7 8 7s10-5 10-11zM14 107c0 3-1 5-1 9 0 9 8 17 18 17 20 0 29-27 29-31 0-2-2-2-3-2-3 0-3 1-4 3-4 16-13 24-21 24-4 0-5-3-5-7 0-5 2-8 3-13 2-5 4-10 7-15 1-5 9-23 9-26 1-1 1-4 1-5 0-10-7-17-18-17-19 0-29 26-29 30 0 2 3 2 4 2 2 0 2-1 3-2 5-18 14-24 21-24 3 0 5 0 5 6 0 5-1 7-6 20-4 10-8 21-13 31z">
              <text:p/>
            </draw:path>
            <draw:path draw:style-name="gr4" draw:text-style-name="P4" draw:layer="layout" svg:width="0.032cm" svg:height="0.083cm" svg:x="8.173cm" svg:y="9.642cm" svg:viewBox="0 0 33 84" svg:d="M33 30c0-19-7-30-18-30-9 0-15 7-15 15 0 7 6 15 15 15 3 0 7-1 10-4 1 0 1 0 1 0 0 1 0 0 0 4 0 20-9 37-18 46-3 3-3 4-3 5 0 2 1 3 2 3 3 0 26-22 26-54z">
              <text:p/>
            </draw:path>
            <draw:path draw:style-name="gr4" draw:text-style-name="P4" draw:layer="layout" svg:width="0.093cm" svg:height="0.025cm" svg:x="8.346cm" svg:y="9.41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4" draw:text-style-name="P4" draw:layer="layout" svg:width="0.133cm" svg:height="0.197cm" svg:x="8.285cm" svg:y="9.476cm" svg:viewBox="0 0 134 198" svg:d="M134 3c-1-1 0-3-4-3s-31 2-36 3c-2 1-4 2-4 6 0 3 3 3 8 3 13 0 13 2 13 5 0 2 0 4-1 5-5 23-11 45-16 67-5-11-13-18-26-18-33 0-68 41-68 83 0 26 15 44 38 44 5 0 19 0 36-20 2 11 12 20 26 20 10 0 16-6 21-15 4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4" draw:text-style-name="P4" draw:layer="layout" svg:width="0.085cm" svg:height="0.169cm" svg:x="8.42cm" svg:y="9.406cm" svg:viewBox="0 0 86 170" svg:d="M86 8c0-4-2-8-8-8-5 0-11 6-11 11 0 3 3 7 8 7 6 0 11-4 11-10zM45 140c-3 14-14 26-26 26-2 0-5-1-7-2 6-2 7-7 7-10 0-4-4-8-8-8-6 0-11 6-11 12 0 8 8 12 19 12 12 0 35-6 41-30 6-23 12-47 18-70 0-3 1-4 1-8 0-11-9-18-21-18-22 0-35 27-35 30s3 3 4 3c3 0 3-1 4-4 5-11 15-23 27-23 4 0 6 3 6 9 0 2 0 5-1 6-6 25-12 50-18 75z">
              <text:p/>
            </draw:path>
            <draw:path draw:style-name="gr4" draw:text-style-name="P4" draw:layer="layout" svg:width="0.058cm" svg:height="0.132cm" svg:x="8.43cm" svg:y="9.619cm" svg:viewBox="0 0 59 133" svg:d="M54 7c0-3-2-7-8-7-5 0-11 5-11 11 0 3 3 7 8 7 6 0 11-5 11-11zM14 107c-1 3-2 5-2 9 0 9 8 17 19 17 19 0 28-27 28-31 0-2-2-2-3-2-2 0-3 1-4 3-4 16-13 24-21 24-4 0-5-3-5-7 0-5 2-8 4-13s4-10 6-15 9-23 10-26c0-1 1-4 1-5 0-10-8-17-19-17-19 0-28 26-28 30 0 2 2 2 3 2 3 0 3-1 3-2 6-18 14-24 21-24 3 0 6 0 6 6 0 5-2 7-7 20-4 10-8 21-12 31z">
              <text:p/>
            </draw:path>
            <draw:path draw:style-name="gr4" draw:text-style-name="P4" draw:layer="layout" svg:width="0.144cm" svg:height="0.144cm" svg:x="8.514cm" svg:y="9.628cm" svg:viewBox="0 0 145 145" svg:d="M77 78c20 0 40 0 61 0 2 0 7 0 7-5 0-6-5-6-7-6-21 0-41 0-61 0 0-20 0-40 0-60 0-2 0-7-5-7s-5 5-5 7c0 20 0 40 0 60-20 0-40 0-60 0-2 0-7 0-7 5 0 6 4 6 7 6 20 0 40 0 60 0 0 20 0 40 0 60 0 2 0 7 5 7s5-5 5-7c0-20 0-40 0-60z">
              <text:p/>
            </draw:path>
            <draw:path draw:style-name="gr4" draw:text-style-name="P4" draw:layer="layout" svg:width="0.07cm" svg:height="0.129cm" svg:x="8.694cm" svg:y="9.619cm" svg:viewBox="0 0 71 130" svg:d="M45 6c0-6-1-6-7-6-12 12-30 13-38 13 0 2 0 4 0 6 5 0 18 0 29-5 0 33 0 67 0 100 0 7 0 9-20 9-3 0-5 0-7 0 0 3 0 5 0 7 3 0 27 0 34 0 6 0 31 0 35 0 0-2 0-4 0-7-2 0-5 0-7 0-19 0-19-2-19-9 0-36 0-72 0-108z">
              <text:p/>
            </draw:path>
            <draw:path draw:style-name="gr4" draw:text-style-name="P4" draw:layer="layout" svg:width="0.032cm" svg:height="0.083cm" svg:x="8.822cm" svg:y="9.642cm" svg:viewBox="0 0 33 84" svg:d="M33 30c0-19-7-30-18-30-9 0-15 7-15 15 0 7 6 15 15 15 3 0 7-1 10-4 1 0 1 0 1 0 0 1 0 0 0 4 0 20-9 37-19 46-2 3-2 4-2 5 0 2 1 3 2 3 3 0 26-22 26-54z">
              <text:p/>
            </draw:path>
            <draw:path draw:style-name="gr4" draw:text-style-name="P4" draw:layer="layout" svg:width="0.137cm" svg:height="0.673cm" svg:x="8.933cm" svg:y="9.264cm" svg:viewBox="0 0 138 674" svg:d="M138 337c0-111-24-222-96-306-6-6-16-18-28-28-4-3-4-3-8-3s-6 0-6 2 2 3 2 4c10 9 28 28 48 59 44 72 65 164 65 272 0 75-10 173-57 256-21 40-45 64-56 76-1 0-2 1-2 2 0 3 2 3 6 3s4 0 9-5c94-85 123-214 123-332z">
              <text:p/>
            </draw:path>
            <draw:path draw:style-name="gr4" draw:text-style-name="P4" draw:layer="layout" svg:width="0.145cm" svg:height="0.177cm" svg:x="9.168cm" svg:y="9.547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4" draw:text-style-name="P4" draw:layer="layout" svg:width="0.105cm" svg:height="0.505cm" svg:x="9.416cm" svg:y="9.348cm" svg:viewBox="0 0 106 506" svg:d="M94 502c0 1 3 4 4 4 2 0 4 0 6 0 1 0 2 0 2-3 0-1 0-1 0-2-11-11-26-26-43-57-30-54-41-123-41-191 0-125 35-198 84-248 0-1 0-1 0-2 0-3-1-3-4-3-4 0-5 0-8 2-26 24-56 63-76 122-12 37-18 82-18 129 0 66 12 141 56 207 8 11 12 15 18 22 3 4 7 8 9 11 4 3 8 6 11 9z">
              <text:p/>
            </draw:path>
            <draw:path draw:style-name="gr4" draw:text-style-name="P4" draw:layer="layout" svg:width="0.093cm" svg:height="0.025cm" svg:x="9.606cm" svg:y="9.41cm" svg:viewBox="0 0 94 26" svg:d="M94 4c-2-1-4-3-5-4-8 5-11 14-23 14-7 0-13-5-18-8-8-4-13-6-18-6-11 0-16 6-30 22 1 1 3 2 4 4 8-5 11-13 23-13 7 0 14 4 19 6 8 5 12 7 17 7 11 0 16-6 31-22z">
              <text:p/>
            </draw:path>
            <draw:path draw:style-name="gr4" draw:text-style-name="P4" draw:layer="layout" svg:width="0.133cm" svg:height="0.197cm" svg:x="9.545cm" svg:y="9.476cm" svg:viewBox="0 0 134 198" svg:d="M134 3c-2-1 0-3-4-3s-31 2-36 3c-2 1-4 2-4 6 0 3 3 3 7 3 13 0 14 2 14 5 0 2 0 4-1 5-5 23-11 45-16 67-6-11-14-18-27-18-33 0-67 41-67 83 0 26 15 44 37 44 5 0 20 0 37-20 2 11 12 20 25 20 10 0 16-6 21-15 5-10 9-27 9-28 0-3-3-3-4-3-3 0-3 2-4 6-5 18-10 34-21 34-8 0-9-7-9-13s1-9 2-13c13-55 27-109 41-163zM75 162c-1 5-1 5-5 10-13 16-24 20-32 20-15 0-18-15-18-26 0-14 9-49 15-62 9-16 22-26 33-26 18 0 22 22 22 24s0 4-1 4c-5 19-9 37-14 56z">
              <text:p/>
            </draw:path>
            <draw:path draw:style-name="gr4" draw:text-style-name="P4" draw:layer="layout" svg:width="0.085cm" svg:height="0.169cm" svg:x="9.679cm" svg:y="9.406cm" svg:viewBox="0 0 86 170" svg:d="M86 8c0-4-2-8-7-8-6 0-11 6-11 11 0 3 2 7 8 7 5 0 10-4 10-10zM45 140c-3 14-14 26-25 26-3 0-6-1-7-2 5-2 6-7 6-10 0-4-4-8-8-8-5 0-11 6-11 12 0 8 8 12 20 12s34-6 41-30c6-23 12-47 17-70 1-3 1-4 1-8 0-11-9-18-21-18-21 0-34 27-34 30s2 3 3 3c3 0 3-1 4-4 5-11 15-23 27-23 4 0 7 3 7 9 0 2-1 5-1 6-6 25-13 50-19 75z">
              <text:p/>
            </draw:path>
            <draw:path draw:style-name="gr4" draw:text-style-name="P4" draw:layer="layout" svg:width="0.059cm" svg:height="0.132cm" svg:x="9.689cm" svg:y="9.619cm" svg:viewBox="0 0 60 133" svg:d="M54 7c0-3-2-7-8-7-4 0-10 5-10 11 0 3 2 7 7 7 6 0 11-5 11-11zM14 107c0 3-1 5-1 9 0 9 8 17 18 17 20 0 29-27 29-31 0-2-2-1-3-2-3 0-3 1-4 3-5 16-14 24-21 24-4 0-5-3-5-7 0-5 1-8 3-13s4-10 7-15c1-5 9-23 9-26 0-1 1-4 1-5 0-10-8-17-18-17-20 0-29 26-29 30 0 2 2 2 3 2 3 0 3-1 4-2 5-18 14-24 21-24 3 0 5 0 5 6 0 5-1 7-7 20-4 10-8 21-12 31z">
              <text:p/>
            </draw:path>
            <draw:path draw:style-name="gr4" draw:text-style-name="P4" draw:layer="layout" svg:width="0.144cm" svg:height="0.144cm" svg:x="9.773cm" svg:y="9.628cm" svg:viewBox="0 0 145 145" svg:d="M78 78c20 0 40 0 60 0 2 0 7 0 7-5 0-6-5-6-7-6-20 0-40 0-60 0 0-20 0-40 0-60 0-2 0-7-5-7s-5 5-5 7c0 20 0 40 0 60-20 0-41 0-61 0-2 0-7 0-7 5 0 6 5 6 7 6 20 0 41 0 61 0 0 20 0 40 0 60 0 2 0 7 5 7s5-5 5-7c0-20 0-40 0-60z">
              <text:p/>
            </draw:path>
            <draw:path draw:style-name="gr4" draw:text-style-name="P4" draw:layer="layout" svg:width="0.071cm" svg:height="0.129cm" svg:x="9.953cm" svg:y="9.619cm" svg:viewBox="0 0 72 130" svg:d="M45 6c0-6 0-6-6-6-13 12-30 13-39 13 0 2 0 4 0 6 5 0 18 0 29-5 0 33 0 67 0 100 0 7 0 9-20 9-3 0-5 0-7 0 0 3 0 5 0 7 4 0 28 0 35 0 6 0 31 0 35 0 0-2 0-4 0-7-2 0-5 0-7 0-20 0-20-2-20-9 0-36 0-72 0-108z">
              <text:p/>
            </draw:path>
            <draw:path draw:style-name="gr4" draw:text-style-name="P4" draw:layer="layout" svg:width="0.011cm" svg:height="0.179cm" svg:x="10.098cm" svg:y="9.343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79cm" svg:x="10.098cm" svg:y="9.511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8cm" svg:x="10.098cm" svg:y="9.679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93cm" svg:height="0.025cm" svg:x="10.225cm" svg:y="9.41cm" svg:viewBox="0 0 94 26" svg:d="M94 4c-2-1-4-3-5-4-8 5-11 14-23 14-7 0-14-5-19-8-7-4-12-6-17-6-11 0-16 6-30 22 1 1 3 2 4 4 8-5 11-13 23-13 7 0 14 4 19 6 8 5 12 7 17 7 11 0 16-6 31-22z">
              <text:p/>
            </draw:path>
            <draw:path draw:style-name="gr4" draw:text-style-name="P4" draw:layer="layout" svg:width="0.133cm" svg:height="0.197cm" svg:x="10.162cm" svg:y="9.476cm" svg:viewBox="0 0 134 198" svg:d="M134 3c-1-1 0-3-4-3s-30 2-35 3c-2 1-4 2-4 6 0 3 3 3 7 3 13 0 14 2 14 5 0 2-1 4-1 5-6 23-12 45-17 67-5-11-13-18-26-18-33 0-68 41-68 83 0 26 16 44 38 44 5 0 20 0 36-20 3 11 12 20 26 20 10 0 16-6 21-15 5-10 8-27 8-28 0-3-3-3-3-3-3 0-4 2-4 6-5 18-10 34-21 34-8 0-9-7-9-13s1-9 2-13c13-55 27-109 40-163zM76 162c-2 5-2 5-6 10-12 16-24 20-32 20-14 0-18-15-18-26 0-14 10-49 16-62 9-16 21-26 33-26 17 0 21 22 21 24s0 4 0 4c-5 19-9 37-14 56z">
              <text:p/>
            </draw:path>
            <draw:path draw:style-name="gr4" draw:text-style-name="P4" draw:layer="layout" svg:width="0.085cm" svg:height="0.169cm" svg:x="10.297cm" svg:y="9.406cm" svg:viewBox="0 0 86 170" svg:d="M86 8c0-4-2-8-8-8-5 0-10 6-10 11 0 3 2 7 8 7 5 0 10-4 10-10zM45 140c-3 14-14 26-26 26-2 0-5-1-6-2 5-2 6-7 6-10 0-4-4-8-8-8-5 0-11 6-11 12 0 8 8 12 20 12s34-6 41-30c6-23 12-47 17-70 1-3 1-4 1-8 0-11-9-18-21-18-21 0-34 27-34 30s2 3 3 3c3 0 3-1 4-4 5-11 15-23 27-23 4 0 7 3 7 9 0 2-1 5-1 6-6 25-13 50-19 75z">
              <text:p/>
            </draw:path>
            <draw:path draw:style-name="gr4" draw:text-style-name="P4" draw:layer="layout" svg:width="0.058cm" svg:height="0.132cm" svg:x="10.307cm" svg:y="9.619cm" svg:viewBox="0 0 59 133" svg:d="M54 7c0-3-2-7-8-7-4 0-11 5-11 11 0 3 3 7 8 7 6 0 11-5 11-11zM14 107c0 3-1 5-1 9 0 9 7 17 18 17 20 0 28-27 28-31 0-2-2-2-3-2-2 0-2 1-3 3-5 16-14 24-21 24-4 0-5-3-5-7 0-5 1-8 3-13s4-10 6-15 9-23 10-26c0-1 1-4 1-5 0-10-8-17-18-17-20 0-29 26-29 30 0 2 2 2 3 2 3 0 3-1 3-2 6-18 15-24 22-24 3 0 5 0 5 6 0 5-2 7-7 20-4 10-8 21-12 31z">
              <text:p/>
            </draw:path>
            <draw:path draw:style-name="gr4" draw:text-style-name="P4" draw:layer="layout" svg:width="0.106cm" svg:height="0.505cm" svg:x="10.426cm" svg:y="9.348cm" svg:viewBox="0 0 107 506" svg:d="M107 253c0-81-19-167-74-230-4-5-15-15-22-21-1-2-2-2-5-2-4 0-6 0-6 3 0 1 1 2 2 3 9 9 24 25 42 56 30 54 42 124 42 191 0 121-34 197-85 248 0 1-1 1-1 2 0 3 2 3 6 3 3 0 4 0 6-3 27-22 57-61 76-121 13-39 19-84 19-129z">
              <text:p/>
            </draw:path>
            <draw:path draw:style-name="gr4" draw:text-style-name="P4" draw:layer="layout" svg:width="0.145cm" svg:height="0.177cm" svg:x="10.622cm" svg:y="9.547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4" draw:text-style-name="P4" draw:layer="layout" svg:width="0.106cm" svg:height="0.505cm" svg:x="10.869cm" svg:y="9.348cm" svg:viewBox="0 0 107 506" svg:d="M94 502c1 1 3 2 4 4 2 0 4 0 6 0 1 0 3 0 3-3 0-1-1-1-1-2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4" draw:text-style-name="P4" draw:layer="layout" svg:width="0.127cm" svg:height="0.197cm" svg:x="11.001cm" svg:y="9.476cm" svg:viewBox="0 0 128 198" svg:d="M65 10c1-4 0-3 1-4 0-4-4-6-6-6s-2 0-2 1c-12 0-24 1-36 1-4 0-9 0-9 8 0 6 5 6 7 6 3 0 8 0 11 0-1 10-5 22-7 33-7 26-13 52-20 77-4 16-4 20-4 26 0 36 27 46 48 46 51 0 80-46 80-84 0-34-26-46-50-46-12 0-24 6-30 10 6-23 11-45 17-68zM49 187c-11 0-20-5-20-23 0-9 2-19 5-28 2-10 7-30 8-38 2-5 18-20 36-20 16 0 18 16 18 22 0 14-10 49-14 60-9 22-25 27-33 27z">
              <text:p/>
            </draw:path>
            <draw:path draw:style-name="gr4" draw:text-style-name="P4" draw:layer="layout" svg:width="0.085cm" svg:height="0.169cm" svg:x="11.133cm" svg:y="9.406cm" svg:viewBox="0 0 86 170" svg:d="M86 8c0-4-2-8-8-8-5 0-10 6-10 11 0 3 2 7 7 7 6 0 11-4 11-10zM45 140c-3 14-14 26-26 26-2 0-5-1-7-2 6-2 7-7 7-10 0-4-4-8-8-8-5 0-11 6-11 12 0 8 8 12 20 12s34-6 41-30c6-23 12-47 17-70 1-3 1-4 1-8 0-11-9-18-21-18-22 0-34 27-34 30s2 3 3 3c3 0 3-1 4-4 5-11 15-23 27-23 4 0 6 3 6 9 0 2 0 5 0 6-6 25-13 50-19 75z">
              <text:p/>
            </draw:path>
            <draw:path draw:style-name="gr4" draw:text-style-name="P4" draw:layer="layout" svg:width="0.058cm" svg:height="0.132cm" svg:x="11.143cm" svg:y="9.619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5-24 22-24 3 0 5 0 5 6 0 5-2 7-7 20-4 10-8 21-12 31z">
              <text:p/>
            </draw:path>
            <draw:path draw:style-name="gr4" draw:text-style-name="P4" draw:layer="layout" svg:width="0.011cm" svg:height="0.179cm" svg:x="11.292cm" svg:y="9.343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79cm" svg:x="11.292cm" svg:y="9.511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8cm" svg:x="11.292cm" svg:y="9.679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129cm" svg:height="0.129cm" svg:x="11.359cm" svg:y="9.544cm" svg:viewBox="0 0 130 130" svg:d="M108 16c-15 5-15 18-15 19 0 4 2 13 13 13 12 0 21-10 21-22 0-15-15-26-39-26-57 0-88 44-88 81 0 25 15 49 59 49 7 0 27 0 44-7 16-7 27-18 27-21s-4-8-7-8c-1 0-2 1-4 4-15 16-37 21-59 21-18 0-28-9-28-25 0-11 7-45 16-60 11-19 28-24 40-24 3 0 13 0 20 6z">
              <text:p/>
            </draw:path>
            <draw:path draw:style-name="gr4" draw:text-style-name="P4" draw:layer="layout" svg:width="0.059cm" svg:height="0.131cm" svg:x="11.499cm" svg:y="9.583cm" svg:viewBox="0 0 60 132" svg:d="M55 7c0-3-2-7-8-7-5 0-11 5-11 10 0 4 2 8 8 8s11-5 11-11zM14 107c0 3-1 5-1 8 0 10 8 17 18 17 20 0 29-27 29-30s-2-3-3-3c-3 0-3 2-4 4-4 15-13 23-21 23-4 0-5-2-5-6 0-5 2-9 3-13 2-5 4-10 7-16 1-4 9-22 9-25 1-1 1-4 1-6 0-9-7-17-18-17-19 0-29 27-29 31 0 2 3 2 4 2 2 0 2-1 3-3 5-17 14-24 21-24 3 0 5 1 5 7 0 5-1 7-6 19-4 11-8 22-13 32z">
              <text:p/>
            </draw:path>
            <draw:path draw:style-name="gr4" draw:text-style-name="P4" draw:layer="layout" svg:width="0.106cm" svg:height="0.505cm" svg:x="11.593cm" svg:y="9.348cm" svg:viewBox="0 0 107 506" svg:d="M107 253c0-81-19-167-74-230-4-5-15-15-21-21-2-2-2-2-6-2-3 0-6 0-6 3 0 1 2 2 2 3 10 9 25 25 42 56 30 54 42 124 42 191 0 121-34 197-84 248-1 1-2 1-2 2 0 3 3 3 6 3 4 0 4 0 7-3 26-22 57-61 76-121 12-39 18-84 18-129z">
              <text:p/>
            </draw:path>
            <draw:path draw:style-name="gr4" draw:text-style-name="P4" draw:layer="layout" svg:width="0.145cm" svg:height="0.842cm" svg:x="11.761cm" svg:y="9.18cm" svg:viewBox="0 0 146 843" svg:d="M146 422c0-105-13-212-58-309-20-43-46-81-74-111-3-1-4-2-8-2s-6 0-6 3c0 1 1 3 2 3 26 33 49 69 65 108 37 86 52 187 52 308 0 119-14 224-56 316-16 36-37 69-62 99 0 1-1 2-1 4s2 2 6 2 4 0 5-1c14-16 18-17 40-48 49-69 74-151 87-235 6-45 8-91 8-137z">
              <text:p/>
            </draw:path>
            <draw:path draw:style-name="gr4" draw:text-style-name="P4" draw:layer="layout" svg:width="0.186cm" svg:height="0.126cm" svg:x="1.418cm" svg:y="10.564cm" svg:viewBox="0 0 187 127" svg:d="M187 115c-1 0-5 1-6 1-23 0-38-22-47-37-3-5-11-16-14-21 7-15 26-50 59-50 3 0 5 0 8 1 0-7-1-7-1-8-2-1-6-1-8-1-36 0-57 34-64 48-11-17-15-23-25-32-18-14-33-16-40-16-31 0-49 31-49 64 0 31 17 63 48 63 36 0 57-34 63-48 11 17 15 23 26 32 17 15 33 16 40 16 3 0 7-1 10-1 0-3 0-7 0-11zM105 69c-7 15-26 50-59 50-28 0-40-29-40-55 0-28 16-53 39-53 22 0 37 23 46 37 3 5 11 16 14 21z">
              <text:p/>
            </draw:path>
            <draw:path draw:style-name="gr4" draw:text-style-name="P4" draw:layer="layout" svg:width="0.145cm" svg:height="0.842cm" svg:x="1.765cm" svg:y="10.196cm" svg:viewBox="0 0 146 843" svg:d="M146 841c0-1 0-2-1-4-27-32-50-68-67-108-36-86-51-187-51-307s14-225 55-317c16-36 38-69 63-99 1-1 1-2 1-3 0-3-2-3-6-3s-5 0-6 1c-13 16-17 17-39 48-49 69-73 152-86 236-7 45-9 91-9 137 0 104 13 212 58 308 20 43 47 81 75 111 2 2 2 2 7 2 4 0 6 0 6-2z">
              <text:p/>
            </draw:path>
            <draw:path draw:style-name="gr4" draw:text-style-name="P4" draw:layer="layout" svg:width="0.119cm" svg:height="0.088cm" svg:x="1.931cm" svg:y="10.25cm" svg:viewBox="0 0 120 89" svg:d="M14 74c0 4-1 8-1 9 0 4 3 6 6 6s7-3 8-4c1-2 3-8 3-12 1-4 4-13 4-18 2-5 3-9 4-13 2-8 3-10 8-18 6-8 15-18 30-18 11 0 11 10 11 14 0 11-8 34-11 42-2 5-3 7-3 10 0 10 9 17 18 17 20 0 29-27 29-30 0-2-2-2-3-2-3 0-3 1-4 3-4 15-13 24-21 24-4 0-5-3-5-7 0-5 1-7 5-16 2-7 10-27 10-38 0-19-15-23-25-23-17 0-27 10-34 18-1-13-13-18-21-18s-12 6-16 11c-4 7-6 19-6 19 0 3 2 3 3 3 3 0 3 0 4-6 3-12 7-21 15-21 5 0 6 4 6 9 0 4-2 12-3 17s-3 14-4 18c-2 8-4 16-7 24z">
              <text:p/>
            </draw:path>
            <draw:path draw:style-name="gr4" draw:text-style-name="P4" draw:layer="layout" svg:width="0.133cm" svg:height="0.009cm" svg:x="2.081cm" svg:y="10.283cm" svg:viewBox="0 0 134 10" svg:d="M126 10c3 0 8 0 8-5s-5-5-8-5c-40 0-79 0-118 0-3 0-8 0-8 5s5 5 8 5c39 0 78 0 118 0z">
              <text:p/>
            </draw:path>
            <draw:path draw:style-name="gr4" draw:text-style-name="P4" draw:layer="layout" svg:width="0.071cm" svg:height="0.129cm" svg:x="2.257cm" svg:y="10.207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4" draw:text-style-name="P4" draw:layer="layout" svg:width="0.326cm" svg:height="0.393cm" svg:x="1.971cm" svg:y="10.421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4" draw:text-style-name="P4" draw:layer="layout" svg:width="0.058cm" svg:height="0.131cm" svg:x="1.962cm" svg:y="10.89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4" draw:text-style-name="P4" draw:layer="layout" svg:width="0.144cm" svg:height="0.052cm" svg:x="2.046cm" svg:y="10.94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4" draw:text-style-name="P4" draw:layer="layout" svg:width="0.09cm" svg:height="0.134cm" svg:x="2.215cm" svg:y="10.889cm" svg:viewBox="0 0 91 135" svg:d="M91 68c0-22-2-37-11-50-6-10-18-18-34-18-46 0-46 54-46 68s0 67 46 67c45 0 45-53 45-67zM46 130c-9 0-21-6-25-22-3-11-3-28-3-42 0-15 0-29 3-40 4-16 17-20 25-20 10 0 20 6 24 18 4 10 4 25 4 42 0 14 0 29-3 41-4 18-17 23-25 23z">
              <text:p/>
            </draw:path>
            <draw:path draw:style-name="gr4" draw:text-style-name="P4" draw:layer="layout" svg:width="0.145cm" svg:height="0.177cm" svg:x="2.386cm" svg:y="10.564cm" svg:viewBox="0 0 146 178" svg:d="M22 158c-3 10-4 12-16 12-3 0-6 0-6 5 0 3 2 3 3 3 8 0 16 0 24 0 10 0 19 0 28 0 1 0 5 0 5-5 0-3-2-3-6-3-15 0-15-2-15-4 0-4 12-50 14-56 4 8 12 17 26 17 32 0 67-41 67-82 0-27-16-45-36-45-15 0-28 10-38 21-2-15-14-21-25-21-13 0-18 11-21 16-4 10-8 26-8 27 0 3 2 3 3 3 3 0 3 0 5-7 4-20 10-33 20-33 5 0 9 2 9 13 0 7-1 10-2 15-11 41-21 83-31 124zM71 37c2-8 10-16 15-20 9-9 18-11 22-11 12 0 18 10 18 27 0 16-9 49-14 59-10 20-23 29-34 29-18 0-22-23-22-25 0-1 0-1 2-5 4-18 9-36 13-54z">
              <text:p/>
            </draw:path>
            <draw:path draw:style-name="gr4" draw:text-style-name="P4" draw:layer="layout" svg:width="0.065cm" svg:height="0.28cm" svg:x="2.611cm" svg:y="10.478cm" svg:viewBox="0 0 66 281" svg:d="M66 278c0-1 0-1-5-6-35-35-44-89-44-132 0-49 10-98 45-133 4-3 4-4 4-5s-2-2-4-2-28 19-44 54c-15 32-18 63-18 86 0 22 3 56 18 88 18 34 42 53 44 53s4-1 4-3z">
              <text:p/>
            </draw:path>
            <draw:path draw:style-name="gr4" draw:text-style-name="P4" draw:layer="layout" svg:width="0.13cm" svg:height="0.129cm" svg:x="2.705cm" svg:y="10.561cm" svg:viewBox="0 0 131 130" svg:d="M109 16c-15 5-15 18-15 19 0 4 2 13 13 13 12 0 20-10 20-22 0-15-14-26-39-26-56 0-88 44-88 81 0 25 16 49 60 49 7 0 26 0 43-7 17-6 28-18 28-21s-5-8-7-8-2 1-4 4c-15 16-38 21-60 21-18 0-27-9-27-25 0-11 7-44 15-60 11-19 29-24 41-24 3 0 12 0 20 6z">
              <text:p/>
            </draw:path>
            <draw:path draw:style-name="gr4" draw:text-style-name="P4" draw:layer="layout" svg:width="0.059cm" svg:height="0.131cm" svg:x="2.846cm" svg:y="10.6cm" svg:viewBox="0 0 60 132" svg:d="M54 7c0-3-2-7-8-7-4 0-10 5-10 10 0 4 2 8 7 8 7 0 11-5 11-11zM14 107c0 3-1 5-1 8 0 10 8 17 18 17 20 0 29-27 29-30 0-2-2-1-3-2-3 0-3 1-4 3-5 15-13 23-21 23-4 0-5-2-5-6 0-5 2-8 3-13 2-5 4-10 7-16 1-4 9-22 9-25 0-1 1-4 1-6 0-9-8-17-18-17-20 0-29 27-29 31 0 2 2 1 3 2 3 0 3-1 4-3 5-17 14-24 21-24 3 0 5 1 5 7 0 5-1 7-6 20-4 10-8 21-13 31z">
              <text:p/>
            </draw:path>
            <draw:path draw:style-name="gr4" draw:text-style-name="P4" draw:layer="layout" svg:width="0.064cm" svg:height="0.28cm" svg:x="2.947cm" svg:y="10.478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4" draw:text-style-name="P4" draw:layer="layout" svg:width="0.145cm" svg:height="0.842cm" svg:x="3.049cm" svg:y="10.196cm" svg:viewBox="0 0 146 843" svg:d="M146 422c0-105-12-212-57-308-20-44-47-82-75-112-3-1-3-2-8-2-4 0-6 0-6 3 0 1 2 3 2 3 27 33 49 69 66 108 37 86 51 187 51 308 0 119-13 224-55 316-16 36-38 69-62 99-1 1-2 3-2 4 0 2 2 2 6 2s5 0 6-1c13-16 18-17 39-48 49-69 74-151 87-235 6-45 8-91 8-137z">
              <text:p/>
            </draw:path>
            <draw:path draw:style-name="gr4" draw:text-style-name="P4" draw:layer="layout" svg:width="0.09cm" svg:height="0.088cm" svg:x="3.319cm" svg:y="10.25cm" svg:viewBox="0 0 91 89" svg:d="M37 47c0-1 5-18 5-20 0-1 6-11 12-16 2-1 8-5 16-5 2 0 7 0 11 3-7 1-9 7-9 10 0 5 4 7 8 7s11-3 11-12-11-14-21-14-19 5-28 14c-3-12-15-14-20-14-7 0-12 5-15 10-5 8-7 20-7 20 0 3 2 3 3 3 3 0 3 0 4-6 3-12 7-21 15-21 5 0 6 4 6 9 0 4-2 12-3 17s-3 14-4 18c-2 8-4 16-7 24 0 4-1 8-1 9 0 4 3 6 6 6s7-2 9-6c0-1 2-9 3-14 2-7 4-15 6-22z">
              <text:p/>
            </draw:path>
            <draw:path draw:style-name="gr4" draw:text-style-name="P4" draw:layer="layout" svg:width="0.132cm" svg:height="0.009cm" svg:x="3.441cm" svg:y="10.283cm" svg:viewBox="0 0 133 10" svg:d="M125 10c3 0 8 0 8-5s-5-5-8-5c-39 0-79 0-118 0-2 0-7 0-7 5s4 5 7 5c39 0 79 0 118 0z">
              <text:p/>
            </draw:path>
            <draw:path draw:style-name="gr4" draw:text-style-name="P4" draw:layer="layout" svg:width="0.07cm" svg:height="0.129cm" svg:x="3.617cm" svg:y="10.207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4" draw:text-style-name="P4" draw:layer="layout" svg:width="0.326cm" svg:height="0.393cm" svg:x="3.344cm" svg:y="10.421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4" draw:text-style-name="P4" draw:layer="layout" svg:width="0.085cm" svg:height="0.169cm" svg:x="3.314cm" svg:y="10.89cm" svg:viewBox="0 0 86 170" svg:d="M86 7c0-3-2-7-8-7-5 0-11 6-11 10s3 8 8 8c6 0 11-5 11-11zM45 140c-4 14-15 25-26 25-2 0-5 0-7-1 5-2 6-7 6-10 0-5-3-8-7-8-6 0-11 6-11 12 0 8 7 12 19 12s35-7 41-31c6-23 12-47 18-70 0-3 1-4 1-7 0-11-9-19-21-19-22 0-35 28-35 31 0 2 2 1 3 2 3 0 4-1 4-3 6-12 16-24 28-24 4 0 6 3 6 9 0 3-1 5-1 7-6 25-12 50-18 75z">
              <text:p/>
            </draw:path>
            <draw:path draw:style-name="gr4" draw:text-style-name="P4" draw:layer="layout" svg:width="0.145cm" svg:height="0.052cm" svg:x="3.432cm" svg:y="10.944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4" draw:text-style-name="P4" draw:layer="layout" svg:width="0.09cm" svg:height="0.134cm" svg:x="3.601cm" svg:y="10.889cm" svg:viewBox="0 0 91 135" svg:d="M91 68c0-22-2-37-12-50-5-10-17-18-33-18-46 0-46 54-46 68s0 67 46 67c45 0 45-53 45-67zM46 130c-9 0-21-6-25-22-3-11-3-28-3-42 0-15 0-29 3-40 4-16 17-20 25-20 10 0 20 6 24 18 3 10 4 25 4 42 0 14 0 29-4 41-4 18-16 23-24 23z">
              <text:p/>
            </draw:path>
            <draw:path draw:style-name="gr4" draw:text-style-name="P4" draw:layer="layout" svg:width="0.145cm" svg:height="0.842cm" svg:x="3.82cm" svg:y="10.196cm" svg:viewBox="0 0 146 843" svg:d="M146 841c0-1 0-2-1-4-27-32-50-68-66-108-37-86-52-187-52-307s15-225 56-317c16-36 38-69 63-99 0-1 0-2 0-3 0-3-1-3-5-3-5 0-5 0-6 1-13 16-17 17-40 48-49 69-73 152-85 236-8 45-10 91-10 137 0 104 14 212 58 308 20 43 47 81 75 111 2 2 3 2 8 2 4 0 5 0 5-2z">
              <text:p/>
            </draw:path>
            <draw:path draw:style-name="gr4" draw:text-style-name="P4" draw:layer="layout" svg:width="0.146cm" svg:height="0.177cm" svg:x="3.968cm" svg:y="10.564cm" svg:viewBox="0 0 147 178" svg:d="M22 158c-2 10-3 12-16 12-3 0-6 0-6 5 0 3 2 3 4 3 7 0 16 0 23 0 10 0 19 0 28 0 2 0 6 0 6-5 0-3-3-3-7-3-14 0-14-2-14-4 0-4 11-50 14-56 3 8 11 17 25 17 33 0 68-41 68-82 0-27-16-45-37-45-15 0-28 10-37 21-3-15-15-21-26-21-13 0-17 11-21 16-4 10-8 26-8 27 0 3 3 3 4 3 2 0 3 0 4-7 5-20 11-33 20-33 5 0 9 2 9 13 0 7-1 10-1 15-11 41-22 83-32 124zM71 37c3-8 10-16 15-20 10-9 18-11 23-11 11 0 17 10 17 27 0 16-8 49-13 59-10 20-23 29-34 29-18 0-22-23-22-25 0-1 0-1 1-5 4-18 9-36 13-54z">
              <text:p/>
            </draw:path>
            <draw:path draw:style-name="gr4" draw:text-style-name="P4" draw:layer="layout" svg:width="0.065cm" svg:height="0.28cm" svg:x="4.146cm" svg:y="10.478cm" svg:viewBox="0 0 66 281" svg:d="M66 278c0-1 0-1-5-6-35-35-44-89-44-132 0-49 10-98 45-133 4-3 4-4 4-5s-2-2-4-2-28 19-44 54c-15 32-18 63-18 86 0 22 3 56 18 88 17 34 42 53 44 53s4-1 4-3z">
              <text:p/>
            </draw:path>
            <draw:path draw:style-name="gr4" draw:text-style-name="P4" draw:layer="layout" svg:width="0.093cm" svg:height="0.025cm" svg:x="4.3cm" svg:y="10.427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4" draw:text-style-name="P4" draw:layer="layout" svg:width="0.133cm" svg:height="0.197cm" svg:x="4.239cm" svg:y="10.493cm" svg:viewBox="0 0 134 198" svg:d="M134 3c-1-1 0-3-4-3s-31 3-36 3c-2 1-4 2-4 6 0 3 3 3 8 3 13 0 13 2 13 5 0 2 0 4-1 5-5 23-11 45-16 67-5-11-13-18-26-18-33 0-68 42-68 83 0 26 15 44 38 44 5 0 19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4" draw:text-style-name="P4" draw:layer="layout" svg:width="0.085cm" svg:height="0.17cm" svg:x="4.374cm" svg:y="10.423cm" svg:viewBox="0 0 86 171" svg:d="M86 8c0-4-2-8-8-8-5 0-11 6-11 11 0 3 3 7 8 7 6 0 11-4 11-10zM45 140c-3 14-14 26-26 26-2 0-5-1-7-2 6-2 7-7 7-10 0-4-4-7-8-7-6 0-11 5-11 11 0 8 8 13 19 13 12 0 35-7 42-31 6-23 12-47 17-70 0-3 1-4 1-8 0-11-9-18-21-18-22 0-34 27-34 30s2 3 3 3c3 0 3-1 4-4 5-11 15-23 27-23 4 0 6 3 6 9 0 3 0 5-1 6-6 25-12 50-18 75z">
              <text:p/>
            </draw:path>
            <draw:path draw:style-name="gr4" draw:text-style-name="P4" draw:layer="layout" svg:width="0.09cm" svg:height="0.133cm" svg:x="4.384cm" svg:y="10.633cm" svg:viewBox="0 0 91 134" svg:d="M91 67c0-21-2-37-12-50-5-10-17-17-33-17-46 0-46 53-46 67s0 67 46 67c45 0 45-52 45-67zM46 129c-9 0-21-6-25-22-3-11-3-28-3-42 0-15 0-29 3-40 4-15 17-20 25-20 10 0 20 7 24 18 3 11 4 25 4 42 0 14 0 29-4 41-4 19-16 23-24 23z">
              <text:p/>
            </draw:path>
            <draw:path draw:style-name="gr4" draw:text-style-name="P4" draw:layer="layout" svg:width="0.064cm" svg:height="0.28cm" svg:x="4.516cm" svg:y="10.478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4" draw:text-style-name="P4" draw:layer="layout" svg:width="0.12cm" svg:height="0.088cm" svg:x="4.665cm" svg:y="10.25cm" svg:viewBox="0 0 121 89" svg:d="M15 74c-1 4-2 8-2 9 0 4 4 6 7 6s6-3 7-4c1-2 3-8 4-12s3-13 4-18c2-5 3-9 3-13 3-8 4-10 9-18 6-8 15-18 30-18 11 0 11 10 11 14 0 11-8 34-11 42-3 5-3 7-3 10 0 10 8 17 18 17 20 0 29-27 29-30 0-2-3-2-3-2-4 0-4 1-4 3-5 15-13 24-21 24-4 0-5-3-5-7 0-5 1-7 5-16 2-7 10-27 10-38 0-19-15-23-25-23-17 0-28 10-34 18-2-13-13-18-21-18-9 0-13 6-16 11-4 7-7 19-7 19 0 3 3 3 4 3 2 0 2 0 4-6 3-12 6-21 14-21 5 0 7 4 7 9 0 4-2 12-3 17-2 5-4 14-4 18-3 8-5 16-7 24z">
              <text:p/>
            </draw:path>
            <draw:path draw:style-name="gr4" draw:text-style-name="P4" draw:layer="layout" svg:width="0.132cm" svg:height="0.009cm" svg:x="4.816cm" svg:y="10.283cm" svg:viewBox="0 0 133 10" svg:d="M126 10c3 0 7 0 7-5s-4-5-7-5c-40 0-79 0-118 0-3 0-8 0-8 5s5 5 8 5c39 0 78 0 118 0z">
              <text:p/>
            </draw:path>
            <draw:path draw:style-name="gr4" draw:text-style-name="P4" draw:layer="layout" svg:width="0.071cm" svg:height="0.129cm" svg:x="4.992cm" svg:y="10.207cm" svg:viewBox="0 0 72 130" svg:d="M45 6c0-6-1-6-7-6-12 12-30 12-38 12 0 2 0 5 0 7 5 0 18 0 29-5 0 33 0 67 0 100 0 7 0 9-20 9-3 0-5 0-7 0 0 3 0 5 0 7 3 0 27 0 35 0 5 0 30 0 35 0 0-2 0-4 0-7-3 0-5 0-8 0-19 0-19-2-19-9 0-36 0-72 0-108z">
              <text:p/>
            </draw:path>
            <draw:path draw:style-name="gr4" draw:text-style-name="P4" draw:layer="layout" svg:width="0.326cm" svg:height="0.393cm" svg:x="4.706cm" svg:y="10.421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4" draw:text-style-name="P4" draw:layer="layout" svg:width="0.058cm" svg:height="0.131cm" svg:x="4.697cm" svg:y="10.89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2-12 32z">
              <text:p/>
            </draw:path>
            <draw:path draw:style-name="gr4" draw:text-style-name="P4" draw:layer="layout" svg:width="0.144cm" svg:height="0.052cm" svg:x="4.781cm" svg:y="10.944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4" draw:text-style-name="P4" draw:layer="layout" svg:width="0.09cm" svg:height="0.134cm" svg:x="4.95cm" svg:y="10.889cm" svg:viewBox="0 0 91 135" svg:d="M91 68c0-22-2-37-11-50-6-10-18-18-34-18-46 0-46 54-46 68s0 67 46 67c45 0 45-53 45-67zM46 130c-9 0-21-6-25-22-3-11-3-28-3-42 0-15 0-29 3-40 4-16 17-20 25-20 10 0 20 6 24 18 3 10 4 25 4 42 0 14 0 29-3 41-4 18-17 23-25 23z">
              <text:p/>
            </draw:path>
            <draw:path draw:style-name="gr4" draw:text-style-name="P4" draw:layer="layout" svg:width="0.145cm" svg:height="0.177cm" svg:x="5.121cm" svg:y="10.564cm" svg:viewBox="0 0 146 178" svg:d="M22 158c-3 10-4 12-16 12-3 0-6 0-6 5 0 3 1 3 3 3 8 0 16 0 24 0 9 0 19 0 28 0 1 0 5 0 5-5 0-3-3-3-7-3-14 0-14-2-14-4 0-4 12-50 14-56 4 8 12 17 25 17 33 0 68-41 68-82 0-27-16-45-37-45-14 0-27 10-37 21-2-15-14-21-25-21-13 0-18 11-21 16-5 10-8 26-8 27 0 3 2 3 3 3 3 0 3 0 5-7 4-20 10-33 20-33 5 0 9 2 9 13 0 7-1 10-2 15-11 41-21 83-31 124zM71 37c2-8 10-16 15-20 9-9 17-11 22-11 11 0 18 10 18 27 0 16-9 49-14 59-10 20-23 29-34 29-18 0-22-23-22-25 0-1 0-1 1-5 5-18 9-36 14-54z">
              <text:p/>
            </draw:path>
            <draw:path draw:style-name="gr4" draw:text-style-name="P4" draw:layer="layout" svg:width="0.137cm" svg:height="0.673cm" svg:x="5.376cm" svg:y="10.281cm" svg:viewBox="0 0 138 674" svg:d="M138 671c0-1 0-2 0-2-11-11-30-30-48-60-46-72-66-163-66-272 0-75 10-173 56-257 22-40 46-63 58-75 0-1 0-2 0-3 0-2-1-2-5-2s-5 0-9 4c-94 86-124 214-124 333 0 110 26 221 97 305 5 7 17 19 28 28 3 4 4 4 8 4s5 0 5-3z">
              <text:p/>
            </draw:path>
            <draw:path draw:style-name="gr4" draw:text-style-name="P4" draw:layer="layout" svg:width="0.038cm" svg:height="0.28cm" svg:x="5.558cm" svg:y="10.478cm" svg:viewBox="0 0 39 281" svg:d="M39 281c0-4 0-8 0-11-9 0-18 0-27 0 0-87 0-173 0-259 9 0 18 0 27 0 0-4 0-7 0-11-13 0-26 0-39 0 0 94 0 187 0 281 13 0 26 0 39 0z">
              <text:p/>
            </draw:path>
            <draw:path draw:style-name="gr4" draw:text-style-name="P4" draw:layer="layout" svg:width="0.093cm" svg:height="0.025cm" svg:x="5.663cm" svg:y="10.497cm" svg:viewBox="0 0 94 26" svg:d="M94 4c-2-1-4-3-5-4-8 4-11 13-23 13-7 0-14-4-19-7-7-4-12-6-17-6-11 0-16 6-30 22 1 1 3 2 4 4 8-5 11-14 23-14 7 0 14 5 19 7 7 5 12 7 17 7 11 0 16-6 31-22z">
              <text:p/>
            </draw:path>
            <draw:path draw:style-name="gr4" draw:text-style-name="P4" draw:layer="layout" svg:width="0.153cm" svg:height="0.183cm" svg:x="5.612cm" svg:y="10.561cm" svg:viewBox="0 0 154 184" svg:d="M153 22c1-6 1-6 1-7 0-6-4-13-12-13-16 0-19 14-20 21-3 10-5 20-8 30-4 13-8 35-12 46-1 7-10 13-11 14-3 1-9 6-19 6-17 0-17-13-17-20 0-17 9-39 17-59 2-8 3-10 3-14 0-16-16-26-31-26-30 0-44 38-44 44 0 4 4 4 6 4 4 0 6 0 7-3 9-31 25-35 29-35 2 0 5 0 5 6s-3 14-5 18c-11 28-17 44-17 59 0 32 29 37 45 37 7 0 16-1 27-9-8 35-29 53-48 53-4 0-12 0-18-4 9-4 14-11 14-19 0-10-8-13-14-13-10 0-20 9-20 22 0 14 15 24 38 24 32 0 69-22 77-56 9-35 18-71 27-106z">
              <text:p/>
            </draw:path>
            <draw:path draw:style-name="gr4" draw:text-style-name="P4" draw:layer="layout" svg:width="0.085cm" svg:height="0.169cm" svg:x="5.779cm" svg:y="10.442cm" svg:viewBox="0 0 86 170" svg:d="M86 7c0-3-2-7-8-7-5 0-11 6-11 11 0 3 3 7 8 7 6 0 11-4 11-11zM45 140c-3 14-14 25-26 25-2 0-5 0-7-1 6-2 7-7 7-10 0-5-4-8-8-8-6 0-11 6-11 12 0 8 8 12 19 12 12 0 35-7 42-31 6-23 12-47 17-70 0-2 1-4 1-7 0-11-9-18-21-18-22 0-34 27-34 30 0 2 2 2 3 2 3 0 3 0 4-3 5-11 15-23 27-23 4 0 6 3 6 9 0 2 0 5 0 6-6 25-13 50-19 75z">
              <text:p/>
            </draw:path>
            <draw:path draw:style-name="gr4" draw:text-style-name="P4" draw:layer="layout" svg:width="0.037cm" svg:height="0.28cm" svg:x="5.904cm" svg:y="10.478cm" svg:viewBox="0 0 38 281" svg:d="M38 0c-12 0-25 0-38 0 0 4 0 7 0 11 9 0 18 0 27 0 0 86 0 172 0 259-9 0-18 0-27 0 0 3 0 7 0 11 13 0 26 0 38 0 0-94 0-187 0-281z">
              <text:p/>
            </draw:path>
            <draw:path draw:style-name="gr4" draw:text-style-name="P4" draw:layer="layout" svg:width="0.059cm" svg:height="0.131cm" svg:x="5.985cm" svg:y="10.374cm" svg:viewBox="0 0 60 132" svg:d="M54 7c0-3-1-7-7-7-5 0-11 5-11 10 0 4 2 8 8 8s10-5 10-11zM14 107c0 3-1 5-1 8 0 10 8 17 18 17 20 0 29-27 29-30s-2-3-3-3c-3 0-3 2-4 4-4 15-13 23-21 23-4 0-5-2-5-6 0-5 2-9 3-13 2-5 4-10 7-16 1-5 9-22 9-25 1-1 1-4 1-6 0-9-7-17-18-17-19 0-29 27-29 31 0 2 3 2 4 2 2 0 2-1 3-3 5-17 14-24 21-24 3 0 5 1 5 7 0 4-1 7-6 19-4 11-8 22-13 32z">
              <text:p/>
            </draw:path>
            <draw:path draw:style-name="gr4" draw:text-style-name="P4" draw:layer="layout" svg:width="0.101cm" svg:height="0.086cm" svg:x="6.07cm" svg:y="10.417cm" svg:viewBox="0 0 102 87" svg:d="M35 6c0-1 0-2 0-3s0-3-2-3c-1 0-12 1-13 1-4 1-8 1-11 1s-6 0-6 4 3 4 5 4c10 0 10 0 10 2s-1 6-2 8c-3 13-6 27-10 40-5 19-6 23-6 24 0 3 3 3 4 3s2 0 3 0c18-3 43-12 63-31 28-23 32-49 32-50 0-3-4-6-8-6-6 0-8 6-9 11-8 28-35 59-68 68 6-24 12-49 18-73z">
              <text:p/>
            </draw:path>
            <draw:path draw:style-name="gr4" draw:text-style-name="P4" draw:layer="layout" svg:width="0.144cm" svg:height="0.145cm" svg:x="6.195cm" svg:y="10.382cm" svg:viewBox="0 0 145 146" svg:d="M77 78c20 0 40 0 61 0 2 0 7 0 7-5s-5-5-7-5c-21 0-41 0-61 0 0-20 0-40 0-60 0-3 0-8-5-8s-5 5-5 8c0 20 0 40 0 60-20 0-40 0-60 0-2 0-7 0-7 5s4 5 7 5c20 0 40 0 60 0 0 20 0 40 0 60 0 3 0 8 5 8s5-5 5-8c0-20 0-40 0-60z">
              <text:p/>
            </draw:path>
            <draw:path draw:style-name="gr4" draw:text-style-name="P4" draw:layer="layout" svg:width="0.101cm" svg:height="0.086cm" svg:x="6.368cm" svg:y="10.417cm" svg:viewBox="0 0 102 87" svg:d="M35 6c0-1 0-2 0-3s0-3-2-3c-1 0-12 1-13 1-4 1-8 1-11 1s-6 0-6 4 3 4 5 4c10 0 10 0 10 2s-1 6-2 8c-3 13-6 27-10 40-5 19-6 23-6 24 0 3 3 3 4 3s2 0 3 0c18-3 43-12 63-31 28-23 32-49 32-50 0-3-4-6-8-6-6 0-8 6-9 11-8 28-35 59-68 68 6-24 12-49 18-73z">
              <text:p/>
            </draw:path>
            <draw:path draw:style-name="gr4" draw:text-style-name="P4" draw:layer="layout" svg:width="0.132cm" svg:height="0.009cm" svg:x="6.501cm" svg:y="10.45cm" svg:viewBox="0 0 133 10" svg:d="M126 10c3 0 7 0 7-5s-4-5-7-5c-40 0-79 0-118 0-3 0-8 0-8 5s5 5 8 5c39 0 78 0 118 0z">
              <text:p/>
            </draw:path>
            <draw:path draw:style-name="gr4" draw:text-style-name="P4" draw:layer="layout" svg:width="0.071cm" svg:height="0.13cm" svg:x="6.677cm" svg:y="10.373cm" svg:viewBox="0 0 72 131" svg:d="M45 6c0-5-1-6-7-6-12 13-30 13-38 13 0 2 0 5 0 7 5 0 18 0 29-6 0 34 0 68 0 101 0 7 0 9-20 9-3 0-5 0-7 0 0 2 0 5 0 7 3-1 27-1 35-1 5 0 30 0 35 1 0-2 0-5 0-7-3 0-5 0-8 0-19 0-19-2-19-9 0-36 0-73 0-109z">
              <text:p/>
            </draw:path>
            <draw:path draw:style-name="gr4" draw:text-style-name="P4" draw:layer="layout" svg:width="0.145cm" svg:height="0.145cm" svg:x="6.781cm" svg:y="10.382cm" svg:viewBox="0 0 146 146" svg:d="M78 78c20 0 40 0 60 0 3 0 8 0 8-5s-5-5-8-5c-20 0-40 0-60 0 0-20 0-40 0-60 0-3 0-8-5-8s-5 5-5 8c0 20 0 40 0 60-20 0-40 0-60 0-3 0-8 0-8 5s5 5 8 5c20 0 40 0 60 0 0 20 0 40 0 60 0 3 0 8 5 8s5-5 5-8c0-20 0-40 0-60z">
              <text:p/>
            </draw:path>
            <draw:path draw:style-name="gr4" draw:text-style-name="P4" draw:layer="layout" svg:width="0.072cm" svg:height="0.019cm" svg:x="6.998cm" svg:y="10.319cm" svg:viewBox="0 0 73 20" svg:d="M69 0c-6 6-12 10-17 10-6 0-11-4-13-4-7-4-11-6-16-6-8 0-10 3-23 16 1 1 3 3 4 4 6-6 11-9 17-9 5 0 11 3 13 3 7 4 11 6 15 6 8 0 11-3 24-16-2-1-3-3-4-4z">
              <text:p/>
            </draw:path>
            <draw:path draw:style-name="gr4" draw:text-style-name="P4" draw:layer="layout" svg:width="0.1cm" svg:height="0.137cm" svg:x="6.952cm" svg:y="10.367cm" svg:viewBox="0 0 101 138" svg:d="M100 6c1 0 1-3 1-4 0 0-1-2-3-2-4 0-20 2-25 2-2 0-4 0-4 4s2 4 5 4c9 0 9 0 9 2s-1 2-1 5c-3 15-7 30-11 45-4-7-11-12-21-12-24 0-50 28-50 56 0 19 13 32 30 32 10 0 20-5 28-13 4 12 15 13 20 13 7 0 12-4 16-10 4-7 6-18 6-19 0-3-2-2-2-3-4 0-4 0-5 6-3 10-6 21-15 21-4 0-6-4-6-10 0-3 1-5 1-8 9-36 18-73 27-109zM58 112c-1 6-5 10-9 13-3 1-11 8-19 8-7 0-14-5-14-19 0-11 6-32 10-40 9-16 20-19 24-19 15 0 18 15 18 18 0 1 0 1 0 2-3 12-6 25-10 37z">
              <text:p/>
            </draw:path>
            <draw:path draw:style-name="gr4" draw:text-style-name="P4" draw:layer="layout" svg:width="0.065cm" svg:height="0.121cm" svg:x="7.062cm" svg:y="10.315cm" svg:viewBox="0 0 66 122" svg:d="M66 6c0-4-2-6-6-6s-9 4-9 8c0 3 3 6 7 6s8-4 8-8zM36 100c-3 10-12 18-21 18-1 0-3-1-5-1 4-2 5-6 5-7 0-3-1-7-6-7s-9 5-9 10 6 9 16 9 27-4 32-22c4-17 9-34 13-50 0-2 1-3 1-5 0-8-8-14-18-14-17 0-27 19-27 22 0 2 1 1 2 2 3 0 3-1 3-2 7-14 16-17 21-17 6 0 7 5 7 7 0 3-1 3-1 4-4 18-9 35-13 53z">
              <text:p/>
            </draw:path>
            <draw:path draw:style-name="gr4" draw:text-style-name="P4" draw:layer="layout" svg:width="0.049cm" svg:height="0.094cm" svg:x="7.07cm" svg:y="10.475cm" svg:viewBox="0 0 50 95" svg:d="M43 6c0-4-2-6-6-6s-9 3-9 8c0 4 3 6 6 6 5 0 9-4 9-8zM50 74c0-3-3-3-4-3-2 0-2 1-3 3-2 8-9 16-15 16-3 0-5-2-5-5s1-4 3-7c0-3 1-6 2-8 1-1 6-14 8-20 2-2 2-4 2-6 0-7-6-13-15-13-15 0-23 19-23 22 0 2 2 2 3 2 3 0 3-1 3-3 4-10 10-16 16-16 3 0 4 2 4 6 0 0 0 2 0 4-1 3-8 18-9 23-2 2-2 2-3 7-1 2-2 4-2 6 0 8 6 13 15 13 15 0 23-18 23-21z">
              <text:p/>
            </draw:path>
            <draw:path draw:style-name="gr4" draw:text-style-name="P4" draw:layer="layout" svg:width="0.116cm" svg:height="0.116cm" svg:x="7.146cm" svg:y="10.475cm" svg:viewBox="0 0 117 117" svg:d="M62 62c17 0 33 0 49 0 3 0 6 0 6-4s-3-4-6-4c-16 0-32 0-49 0 0-16 0-32 0-48 0-3 0-6-4-6s-4 3-4 6c0 16 0 32 0 48-16 0-32 0-48 0-2 0-6 0-6 4s4 4 6 4c16 0 32 0 48 0 0 17 0 33 0 49 0 2 0 6 4 6s4-4 4-6c0-16 0-32 0-49z">
              <text:p/>
            </draw:path>
            <draw:path draw:style-name="gr4" draw:text-style-name="P4" draw:layer="layout" svg:width="0.057cm" svg:height="0.093cm" svg:x="7.297cm" svg:y="10.475cm" svg:viewBox="0 0 58 94" svg:d="M36 4c0-4-1-4-6-4-9 9-25 9-28 9 0 0-1 0-2 0 0 2 0 4 0 6 1 0 2 0 2 0 4 0 12-1 20-4 0 24 0 47 0 71 0 4 0 5-14 5-2 0-5 0-7 0 0 2 0 4 0 7 8-1 20-1 29-1 8 0 20 0 28 1 0-3 0-5 0-7-3 0-5 0-8 0-14 0-14-1-14-5 0-26 0-52 0-78z">
              <text:p/>
            </draw:path>
            <draw:path draw:style-name="gr4" draw:text-style-name="P4" draw:layer="layout" svg:width="0.059cm" svg:height="0.132cm" svg:x="5.985cm" svg:y="10.694cm" svg:viewBox="0 0 60 133" svg:d="M54 8c0-3-1-8-7-8-5 0-11 6-11 11 0 3 2 7 8 7s10-5 10-10zM14 108c0 2-1 5-1 8 0 9 8 17 18 17 20 0 29-27 29-31 0-2-2-2-3-2-3 0-3 1-4 3-4 16-13 24-21 24-4 0-5-2-5-7 0-4 2-8 3-12 2-6 4-11 7-16 1-5 9-22 9-25 1-2 1-5 1-6 0-10-7-17-18-17-19 0-29 26-29 30 0 3 3 3 4 3 2 0 2-1 3-3 5-17 14-24 21-24 3 0 5 1 5 6s-1 8-6 20c-4 11-8 21-13 32z">
              <text:p/>
            </draw:path>
            <draw:path draw:style-name="gr4" draw:text-style-name="P4" draw:layer="layout" svg:width="0.101cm" svg:height="0.085cm" svg:x="6.07cm" svg:y="10.738cm" svg:viewBox="0 0 102 86" svg:d="M35 6c0-1 0-2 0-4-1 0 0-2-2-2-1 0-12 1-13 1-4 1-8 1-11 1s-6 0-6 4c0 3 3 3 5 3 10 0 10 1 10 3s-1 6-2 8c-3 13-6 26-10 39-5 20-6 24-6 25 0 2 3 2 4 2s2 0 3 0c18-2 43-12 63-30 28-24 21-33 32-50 0-4-4-6-8-6-6 0-8 6-9 11-8 28-35 58-68 68 6-24 12-49 18-73z">
              <text:p/>
            </draw:path>
            <draw:path draw:style-name="gr4" draw:text-style-name="P4" draw:layer="layout" svg:width="0.144cm" svg:height="0.144cm" svg:x="6.195cm" svg:y="10.703cm" svg:viewBox="0 0 145 145" svg:d="M77 78c20 0 40 0 61 0 2 0 7 0 7-5s-5-5-7-5c-21 0-41 0-61 0 0-20 0-41 0-61 0-2 0-7-5-7s-5 5-5 7c0 20 0 41 0 61-20 0-40 0-60 0-2 0-7 0-7 5s4 5 7 5c20 0 40 0 60 0 0 20 0 40 0 60 0 3 0 7 5 7s5-4 5-7c0-20 0-40 0-60z">
              <text:p/>
            </draw:path>
            <draw:path draw:style-name="gr4" draw:text-style-name="P4" draw:layer="layout" svg:width="0.072cm" svg:height="0.019cm" svg:x="6.412cm" svg:y="10.641cm" svg:viewBox="0 0 73 20" svg:d="M69 0c-6 6-11 9-17 9s-11-3-13-4c-7-3-11-5-15-5-8 0-11 3-24 16 1 1 3 3 4 4 6-6 12-10 17-10s11 4 13 4c7 4 11 6 16 6 8 0 10-3 23-16-2-1-3-3-4-4z">
              <text:p/>
            </draw:path>
            <draw:path draw:style-name="gr4" draw:text-style-name="P4" draw:layer="layout" svg:width="0.101cm" svg:height="0.137cm" svg:x="6.366cm" svg:y="10.689cm" svg:viewBox="0 0 102 138" svg:d="M101 6c0-1 0-3 1-4 0 0-1-2-4-2-4 0-20 2-25 2-2 0-4 0-4 4 0 3 2 3 5 3 9 0 9 1 9 3s0 2-1 4c-3 15-7 30-11 45-4-7-10-11-20-11-25 0-51 28-51 56 0 19 13 32 30 32 11 0 20-6 28-13 4 11 15 13 20 13 8 0 12-4 16-10 4-8 7-19 7-20 0-2-3-2-3-2-4 0-4 0-5 6-3 9-6 21-15 21-4 0-6-4-6-10 0-4 1-5 2-8 9-36 18-73 27-109zM58 112c0 6-5 9-9 13-2 1-10 8-19 8-7 0-14-5-14-19 0-11 6-32 10-40 9-16 20-19 25-19 14 0 18 15 18 17 0 1-1 2-1 3-3 12-6 25-10 37z">
              <text:p/>
            </draw:path>
            <draw:path draw:style-name="gr4" draw:text-style-name="P4" draw:layer="layout" svg:width="0.065cm" svg:height="0.122cm" svg:x="6.476cm" svg:y="10.636cm" svg:viewBox="0 0 66 123" svg:d="M66 6c0-3-2-6-6-6s-8 5-8 9c0 3 2 5 6 5s8-4 8-8zM36 100c-2 11-12 18-20 18-2 0-4 0-6 0 4-3 5-6 5-8 0-3-1-6-6-6s-9 5-9 9c0 6 6 10 16 10s28-5 32-22 9-34 13-51c0-1 1-3 1-4 0-8-8-14-18-14-17 0-27 19-27 22 0 2 2 2 3 2 2 0 2-1 3-2 7-14 16-17 21-17 6 0 6 5 6 7s0 2-1 4c-4 17-9 35-13 52z">
              <text:p/>
            </draw:path>
            <draw:path draw:style-name="gr4" draw:text-style-name="P4" draw:layer="layout" svg:width="0.048cm" svg:height="0.094cm" svg:x="6.484cm" svg:y="10.795cm" svg:viewBox="0 0 49 95" svg:d="M42 6c0-3-2-6-6-6s-8 4-8 9c0 4 3 5 6 5 4 0 8-4 8-8zM49 74c0-2-2-1-3-2-2 0-2 0-4 3-2 7-8 16-15 16-3 0-4-2-4-5 0-4 0-5 2-8 1-3 2-5 3-8 0 0 6-14 8-19 1-2 2-5 2-7 0-6-7-12-16-12-15 0-22 18-22 22 0 2 2 2 2 2 3 0 3-1 4-3 3-10 10-16 16-16 2 0 4 1 4 5-1 2 0 3-1 5-1 3-7 18-9 23-1 2-1 2-3 7-1 2-2 4-2 6 0 7 7 12 15 12 16 0 23-17 23-21z">
              <text:p/>
            </draw:path>
            <draw:path draw:style-name="gr4" draw:text-style-name="P4" draw:layer="layout" svg:width="0.011cm" svg:height="0.18cm" svg:x="7.441cm" svg:y="10.275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11cm" svg:height="0.18cm" svg:x="7.441cm" svg:y="10.443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8cm" svg:x="7.441cm" svg:y="10.612cm" svg:viewBox="0 0 12 181" svg:d="M0 170c0 4 0 11 6 11s6-6 6-11c0-53 0-106 0-160 0-4 0-10-6-10s-6 6-6 10c0 54 0 107 0 160z">
              <text:p/>
            </draw:path>
            <draw:path draw:style-name="gr4" draw:text-style-name="P4" draw:layer="layout" svg:width="0.011cm" svg:height="0.179cm" svg:x="7.441cm" svg:y="10.781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126cm" svg:height="0.197cm" svg:x="7.509cm" svg:y="10.493cm" svg:viewBox="0 0 127 198" svg:d="M64 10c2-4 1-3 2-4 0-4-4-6-7-6-1 0-1 0-1 1-13 0-25 1-37 1-4 0-9 1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4" draw:text-style-name="P4" draw:layer="layout" svg:width="0.085cm" svg:height="0.17cm" svg:x="7.641cm" svg:y="10.423cm" svg:viewBox="0 0 86 171" svg:d="M86 8c0-4-3-8-8-8s-11 6-11 11c0 3 3 7 8 7s11-4 11-10zM44 140c-3 14-14 26-25 26-3 0-5-1-7-2 5-2 6-7 6-10 0-4-3-7-7-7-6 0-11 5-11 11 0 8 7 13 19 13s35-7 41-31c6-23 12-47 18-70 0-3 0-4 0-8 0-11-8-18-20-18-22 0-35 27-35 30s2 2 3 3c3 0 3-1 4-4 5-11 16-23 27-23 5 0 7 3 7 9 0 3-1 5-1 6-6 25-13 50-19 75z">
              <text:p/>
            </draw:path>
            <draw:path draw:style-name="gr4" draw:text-style-name="P4" draw:layer="layout" svg:width="0.059cm" svg:height="0.132cm" svg:x="7.65cm" svg:y="10.636cm" svg:viewBox="0 0 60 133" svg:d="M54 7c0-3-2-7-8-7-4 0-10 5-10 11 0 3 2 7 8 7s10-5 10-11zM14 107c0 3-1 6-1 9 0 9 8 17 18 17 20 0 29-27 29-31 0-2-2-1-3-2-3 0-3 1-4 3-5 16-13 24-21 24-4 0-5-2-5-7s2-8 3-13c2-5 4-10 7-15 1-5 9-23 9-26 0-1 1-4 1-5 0-10-8-17-18-17-20 0-29 26-29 30 0 3 2 2 3 3 3 0 3-2 4-3 5-18 14-24 21-24 3 0 5 1 5 6s-1 8-6 20c-4 10-8 21-13 31z">
              <text:p/>
            </draw:path>
            <draw:path draw:style-name="gr4" draw:text-style-name="P4" draw:layer="layout" svg:width="0.032cm" svg:height="0.083cm" svg:x="7.783cm" svg:y="10.658cm" svg:viewBox="0 0 33 84" svg:d="M33 30c0-19-7-30-18-30-9 0-15 7-15 15 0 7 6 15 15 15 3 0 7-1 10-4 1 0 1 0 1 0 0 1 0 0 0 4 0 20-9 37-19 47-2 2-2 3-2 4 0 2 1 3 2 3 3 0 26-22 26-54z">
              <text:p/>
            </draw:path>
            <draw:path draw:style-name="gr4" draw:text-style-name="P4" draw:layer="layout" svg:width="0.093cm" svg:height="0.025cm" svg:x="7.957cm" svg:y="10.427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4" draw:text-style-name="P4" draw:layer="layout" svg:width="0.133cm" svg:height="0.197cm" svg:x="7.895cm" svg:y="10.493cm" svg:viewBox="0 0 134 198" svg:d="M134 3c-1-1 0-3-4-3s-31 3-36 3c-2 1-4 2-4 6 0 3 3 3 8 3 12 0 13 2 13 5 0 2 0 4-1 5-5 23-11 45-16 67-5-11-14-18-26-18-34 0-68 42-68 83 0 26 15 44 38 44 5 0 19 0 36-20 2 11 12 20 25 20 11 0 17-6 21-15 5-10 9-27 9-28 0-3-3-3-3-3-4 0-4 2-4 6-5 18-11 34-22 34-7 0-9-7-9-13s1-9 3-13c13-55 26-109 40-163zM75 162c-1 5-1 5-5 10-12 16-24 20-32 20-14 0-18-15-18-26 0-14 9-48 15-62 9-16 22-26 33-26 18 0 22 22 22 24s0 4 0 5c-5 18-10 36-15 55z">
              <text:p/>
            </draw:path>
            <draw:path draw:style-name="gr4" draw:text-style-name="P4" draw:layer="layout" svg:width="0.085cm" svg:height="0.17cm" svg:x="8.03cm" svg:y="10.423cm" svg:viewBox="0 0 86 171" svg:d="M86 8c0-4-2-8-8-8-5 0-11 6-11 11 0 3 3 7 8 7 6 0 11-4 11-10zM45 140c-4 14-15 26-26 26-2 0-5-1-7-2 5-2 6-7 6-10 0-4-3-7-7-7-6 0-11 5-11 11 0 8 7 13 19 13s35-7 41-31c6-23 12-47 18-70 0-3 1-4 1-8 0-11-9-18-21-18-22 0-35 27-35 30s2 2 3 3c3 0 4-1 4-4 6-11 16-23 28-23 4 0 6 3 6 9 0 3-1 5-1 6-6 25-12 50-18 75z">
              <text:p/>
            </draw:path>
            <draw:path draw:style-name="gr4" draw:text-style-name="P4" draw:layer="layout" svg:width="0.059cm" svg:height="0.132cm" svg:x="8.039cm" svg:y="10.636cm" svg:viewBox="0 0 60 133" svg:d="M54 7c0-3-1-7-7-7-5 0-11 5-11 11 0 3 2 7 8 7s10-5 10-11zM14 107c0 3-1 6-1 9 0 9 8 17 18 17 20 0 29-27 29-31 0-2-2-2-3-2-3 0-3 1-4 3-4 16-13 24-21 24-4 0-5-2-5-7s2-8 3-13c2-5 4-10 7-15 1-5 9-23 9-26 1-1 1-4 1-5 0-10-7-17-18-17-19 0-29 26-29 30 0 3 3 3 4 3 2 0 2-2 3-3 5-18 14-24 21-24 3 0 5 1 5 6s-1 8-6 20c-4 10-8 21-13 31z">
              <text:p/>
            </draw:path>
            <draw:path draw:style-name="gr4" draw:text-style-name="P4" draw:layer="layout" svg:width="0.032cm" svg:height="0.083cm" svg:x="8.173cm" svg:y="10.658cm" svg:viewBox="0 0 33 84" svg:d="M33 30c0-19-7-30-18-30-9 0-15 7-15 15 0 7 6 15 15 15 3 0 7-1 10-4 1 0 1 0 1 0 0 1 0 0 0 4 0 20-9 37-18 47-3 2-3 3-3 4 0 2 1 3 2 3 3 0 26-22 26-54z">
              <text:p/>
            </draw:path>
            <draw:path draw:style-name="gr4" draw:text-style-name="P4" draw:layer="layout" svg:width="0.093cm" svg:height="0.025cm" svg:x="8.346cm" svg:y="10.427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4" draw:text-style-name="P4" draw:layer="layout" svg:width="0.133cm" svg:height="0.197cm" svg:x="8.285cm" svg:y="10.493cm" svg:viewBox="0 0 134 198" svg:d="M134 3c-1-1 0-3-4-3s-31 3-36 3c-2 1-4 2-4 6 0 3 3 3 8 3 13 0 13 2 13 5 0 2 0 4-1 5-5 23-11 45-16 67-5-11-13-18-26-18-33 0-68 42-68 83 0 26 15 44 38 44 5 0 19 0 36-20 2 11 12 20 26 20 10 0 16-6 21-15 4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4" draw:text-style-name="P4" draw:layer="layout" svg:width="0.085cm" svg:height="0.17cm" svg:x="8.42cm" svg:y="10.423cm" svg:viewBox="0 0 86 171" svg:d="M86 8c0-4-2-8-8-8-5 0-11 6-11 11 0 3 3 7 8 7 6 0 11-4 11-10zM45 140c-3 14-14 26-26 26-2 0-5-1-7-2 6-2 7-7 7-10 0-4-4-7-8-7-6 0-11 5-11 11 0 8 8 13 19 13 12 0 35-7 41-31 6-23 12-47 18-70 0-3 1-4 1-8 0-11-9-18-21-18-22 0-35 27-35 30s3 3 4 3c3 0 3-1 4-4 5-11 15-23 27-23 4 0 6 3 6 9 0 3 0 5-1 6-6 25-12 50-18 75z">
              <text:p/>
            </draw:path>
            <draw:path draw:style-name="gr4" draw:text-style-name="P4" draw:layer="layout" svg:width="0.058cm" svg:height="0.132cm" svg:x="8.43cm" svg:y="10.636cm" svg:viewBox="0 0 59 133" svg:d="M54 7c0-3-2-7-8-7-5 0-11 5-11 11 0 3 3 7 8 7 6 0 11-5 11-11zM14 107c-1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4" draw:text-style-name="P4" draw:layer="layout" svg:width="0.144cm" svg:height="0.144cm" svg:x="8.514cm" svg:y="10.645cm" svg:viewBox="0 0 145 145" svg:d="M77 78c20 0 40 0 61 0 2 0 7 0 7-5s-5-5-7-5c-21 0-41 0-61 0 0-20 0-41 0-61 0-2 0-7-5-7s-5 5-5 7c0 20 0 41 0 61-20 0-40 0-60 0-2 0-7 0-7 4 0 6 4 6 7 6 20 0 40 0 60 0 0 20 0 40 0 60 0 2 0 7 5 7s5-4 5-7c0-20 0-40 0-60z">
              <text:p/>
            </draw:path>
            <draw:path draw:style-name="gr4" draw:text-style-name="P4" draw:layer="layout" svg:width="0.07cm" svg:height="0.129cm" svg:x="8.694cm" svg:y="10.636cm" svg:viewBox="0 0 71 130" svg:d="M45 6c0-6-1-6-7-6-12 12-30 13-38 13 0 2 0 4 0 6 5 0 18 0 29-5 0 34 0 67 0 100 0 7 0 9-20 9-3 0-5 0-7 0 0 3 0 5 0 7 3 0 27 0 34 0 6 0 31 0 35 0 0-2 0-4 0-7-2 0-5 0-7 0-19 0-19-2-19-9 0-36 0-72 0-108z">
              <text:p/>
            </draw:path>
            <draw:path draw:style-name="gr4" draw:text-style-name="P4" draw:layer="layout" svg:width="0.032cm" svg:height="0.083cm" svg:x="8.822cm" svg:y="10.658cm" svg:viewBox="0 0 33 84" svg:d="M33 30c0-19-7-30-18-30-9 0-15 7-15 15 0 7 6 15 15 15 3 0 7-1 10-4 1 0 1 0 1 0 0 1 0 0 0 4 0 20-9 37-19 47-2 2-2 3-2 4 0 2 1 3 2 3 3 0 26-22 26-54z">
              <text:p/>
            </draw:path>
            <draw:path draw:style-name="gr4" draw:text-style-name="P4" draw:layer="layout" svg:width="0.137cm" svg:height="0.673cm" svg:x="8.933cm" svg:y="10.281cm" svg:viewBox="0 0 138 674" svg:d="M138 337c0-111-24-222-96-306-6-6-16-17-28-28-4-3-4-3-8-3s-6 0-6 2 2 3 2 4c10 9 28 28 48 59 44 73 65 164 65 272 0 76-10 173-57 256-21 40-45 64-56 76-1 0-2 1-2 2 0 3 2 3 6 3s4 0 9-5c94-85 123-214 123-332z">
              <text:p/>
            </draw:path>
            <draw:path draw:style-name="gr4" draw:text-style-name="P4" draw:layer="layout" svg:width="0.145cm" svg:height="0.177cm" svg:x="9.168cm" svg:y="10.564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4" draw:text-style-name="P4" draw:layer="layout" svg:width="0.105cm" svg:height="0.505cm" svg:x="9.416cm" svg:y="10.365cm" svg:viewBox="0 0 106 506" svg:d="M94 502c0 1 3 4 4 4 2 0 4 0 6 0 1 0 2 0 2-3 0-1 0-1 0-2-11-11-26-26-43-57-30-54-41-123-41-191 0-125 35-198 84-248 0-1 0-1 0-2 0-3-1-3-4-3-4 0-5 0-8 2-26 24-56 63-76 122-12 37-18 82-18 129 0 66 12 141 56 207 8 11 12 15 18 22 3 4 7 8 9 11 4 3 8 6 11 9z">
              <text:p/>
            </draw:path>
            <draw:path draw:style-name="gr4" draw:text-style-name="P4" draw:layer="layout" svg:width="0.093cm" svg:height="0.025cm" svg:x="9.606cm" svg:y="10.427cm" svg:viewBox="0 0 94 26" svg:d="M94 4c-2-1-4-3-5-4-8 5-11 14-23 14-7 0-13-5-18-8-8-4-13-6-18-6-11 0-16 6-30 22 1 1 3 2 4 4 8-5 11-13 23-13 7 0 14 4 19 6 8 5 12 7 17 7 11 0 16-6 31-22z">
              <text:p/>
            </draw:path>
            <draw:path draw:style-name="gr4" draw:text-style-name="P4" draw:layer="layout" svg:width="0.133cm" svg:height="0.197cm" svg:x="9.545cm" svg:y="10.493cm" svg:viewBox="0 0 134 198" svg:d="M134 3c-2-1 0-3-4-3s-31 3-36 3c-2 1-4 2-4 6 0 3 3 3 7 3 13 0 14 2 14 5 0 2 0 4-1 5-5 23-11 45-16 67-6-11-14-18-27-18-33 0-67 42-67 83 0 26 15 44 37 44 5 0 20 0 37-20 2 11 12 20 25 20 10 0 16-6 21-15 5-10 9-27 9-28 0-3-3-3-4-3-3 0-3 2-4 6-5 18-10 34-21 34-8 0-9-7-9-13s1-9 2-13c13-55 27-109 41-163zM75 162c-1 5-1 5-5 10-13 16-24 20-32 20-15 0-18-15-18-26 0-14 9-48 15-62 9-16 22-26 33-26 18 0 22 22 22 24s0 4-1 5c-5 18-9 36-14 55z">
              <text:p/>
            </draw:path>
            <draw:path draw:style-name="gr4" draw:text-style-name="P4" draw:layer="layout" svg:width="0.085cm" svg:height="0.17cm" svg:x="9.679cm" svg:y="10.423cm" svg:viewBox="0 0 86 171" svg:d="M86 8c0-4-2-8-7-8-6 0-11 6-11 11 0 3 2 7 8 7 5 0 10-4 10-10zM45 140c-3 14-14 26-25 26-3 0-6-1-7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4" draw:text-style-name="P4" draw:layer="layout" svg:width="0.059cm" svg:height="0.132cm" svg:x="9.689cm" svg:y="10.636cm" svg:viewBox="0 0 60 133" svg:d="M54 7c0-3-2-7-8-7-4 0-10 5-10 11 0 3 2 7 7 7 6 0 11-5 11-11zM14 107c0 3-1 6-1 9 0 9 8 17 18 17 20 0 29-27 29-31 0-2-2-1-3-2-3 0-3 1-4 3-5 16-14 24-21 24-4 0-5-2-5-7s1-8 3-13 4-10 7-15c1-5 9-23 9-26 0-1 1-4 1-5 0-10-8-17-18-17-20 0-29 26-29 30 0 3 2 3 3 3 3 0 3-2 4-3 5-18 14-24 21-24 3 0 5 1 5 6s-1 8-7 20c-4 10-8 21-12 31z">
              <text:p/>
            </draw:path>
            <draw:path draw:style-name="gr4" draw:text-style-name="P4" draw:layer="layout" svg:width="0.144cm" svg:height="0.144cm" svg:x="9.773cm" svg:y="10.645cm" svg:viewBox="0 0 145 145" svg:d="M78 78c20 0 40 0 60 0 2 0 7 0 7-5s-5-5-7-5c-20 0-40 0-60 0 0-20 0-41 0-61 0-2 0-7-5-7s-5 5-5 7c0 20 0 41 0 61-20 0-41 0-61 0-2 0-7 0-7 4 0 6 5 6 7 6 20 0 41 0 61 0 0 20 0 40 0 60 0 2 0 7 5 7s5-4 5-7c0-20 0-40 0-60z">
              <text:p/>
            </draw:path>
            <draw:path draw:style-name="gr4" draw:text-style-name="P4" draw:layer="layout" svg:width="0.071cm" svg:height="0.129cm" svg:x="9.953cm" svg:y="10.636cm" svg:viewBox="0 0 72 130" svg:d="M45 6c0-6 0-6-6-6-13 12-30 13-39 13 0 2 0 4 0 6 5 0 18 0 29-5 0 34 0 67 0 100 0 7 0 9-20 9-3 0-5 0-7 0 0 3 0 5 0 7 4 0 28 0 35 0 6 0 31 0 35 0 0-2 0-4 0-7-2 0-5 0-7 0-20 0-20-2-20-9 0-36 0-72 0-108z">
              <text:p/>
            </draw:path>
            <draw:path draw:style-name="gr4" draw:text-style-name="P4" draw:layer="layout" svg:width="0.011cm" svg:height="0.179cm" svg:x="10.098cm" svg:y="10.359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79cm" svg:x="10.098cm" svg:y="10.528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8cm" svg:x="10.098cm" svg:y="10.696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093cm" svg:height="0.025cm" svg:x="10.225cm" svg:y="10.427cm" svg:viewBox="0 0 94 26" svg:d="M94 4c-2-1-4-3-5-4-8 5-11 14-23 14-7 0-14-5-19-8-7-4-12-6-17-6-11 0-16 6-30 22 1 1 3 2 4 4 8-5 11-13 23-13 7 0 14 4 19 6 8 5 12 7 17 7 11 0 16-6 31-22z">
              <text:p/>
            </draw:path>
            <draw:path draw:style-name="gr4" draw:text-style-name="P4" draw:layer="layout" svg:width="0.133cm" svg:height="0.197cm" svg:x="10.162cm" svg:y="10.493cm" svg:viewBox="0 0 134 198" svg:d="M134 3c-1-1 0-3-4-3s-30 3-35 3c-2 1-4 2-4 6 0 3 3 3 7 3 13 0 14 2 14 5 0 2-1 4-1 5-6 23-12 45-17 67-5-11-13-18-26-18-33 0-68 42-68 83 0 26 16 44 38 44 5 0 20 0 36-20 3 11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4" draw:text-style-name="P4" draw:layer="layout" svg:width="0.085cm" svg:height="0.17cm" svg:x="10.297cm" svg:y="10.423cm" svg:viewBox="0 0 86 171" svg:d="M86 8c0-4-2-8-8-8-5 0-10 6-10 11 0 3 2 7 8 7 5 0 10-4 10-10zM45 140c-3 14-14 26-26 26-2 0-5-1-6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4" draw:text-style-name="P4" draw:layer="layout" svg:width="0.058cm" svg:height="0.132cm" svg:x="10.307cm" svg:y="10.636cm" svg:viewBox="0 0 59 133" svg:d="M54 7c0-3-2-7-8-7-4 0-11 5-11 11 0 3 3 7 8 7 6 0 11-5 11-11zM14 107c0 3-1 6-1 9 0 9 7 17 18 17 20 0 28-27 28-31 0-2-2-2-3-2-2 0-2 1-3 3-5 16-14 24-21 24-4 0-5-2-5-7s1-8 3-13 4-10 6-15 9-23 10-26c0-1 1-4 1-5 0-10-8-17-18-17-20 0-29 26-29 30 0 3 2 3 3 3 3 0 3-2 3-3 6-18 15-24 22-24 3 0 5 1 5 6s-2 8-7 20c-4 10-8 21-12 31z">
              <text:p/>
            </draw:path>
            <draw:path draw:style-name="gr4" draw:text-style-name="P4" draw:layer="layout" svg:width="0.106cm" svg:height="0.505cm" svg:x="10.426cm" svg:y="10.365cm" svg:viewBox="0 0 107 506" svg:d="M107 253c0-81-19-167-74-230-4-5-15-15-22-21-1-2-2-2-5-2-4 0-6 0-6 3 0 1 1 2 2 3 9 9 24 25 42 56 30 54 42 124 42 191 0 122-34 197-85 248 0 1-1 1-1 2 0 3 2 3 6 3 3 0 4 0 6-3 27-22 57-61 76-121 13-38 19-84 19-129z">
              <text:p/>
            </draw:path>
            <draw:path draw:style-name="gr4" draw:text-style-name="P4" draw:layer="layout" svg:width="0.145cm" svg:height="0.177cm" svg:x="10.622cm" svg:y="10.564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4" draw:text-style-name="P4" draw:layer="layout" svg:width="0.106cm" svg:height="0.505cm" svg:x="10.869cm" svg:y="10.365cm" svg:viewBox="0 0 107 506" svg:d="M94 502c1 1 3 2 4 4 2 0 4 0 6 0 1 0 3 0 3-3 0-1-1-1-1-2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4" draw:text-style-name="P4" draw:layer="layout" svg:width="0.127cm" svg:height="0.197cm" svg:x="11.001cm" svg:y="10.493cm" svg:viewBox="0 0 128 198" svg:d="M65 10c1-4 0-3 1-4 0-4-4-6-6-6s-2 0-2 1c-12 0-24 1-36 1-4 0-9 1-9 8 0 6 5 6 7 6 3 0 8 0 11 0-1 10-5 22-7 33-7 26-13 52-20 77-4 16-4 20-4 26 0 36 27 46 48 46 51 0 80-46 80-84 0-34-26-46-50-46-12 0-24 6-30 10 6-23 11-45 17-68zM49 187c-11 0-20-5-20-23 0-9 2-19 5-28 2-10 7-30 8-38 2-5 18-20 36-20 16 0 18 16 18 22 0 14-10 49-14 60-9 22-25 27-33 27z">
              <text:p/>
            </draw:path>
            <draw:path draw:style-name="gr4" draw:text-style-name="P4" draw:layer="layout" svg:width="0.085cm" svg:height="0.17cm" svg:x="11.133cm" svg:y="10.423cm" svg:viewBox="0 0 86 171" svg:d="M86 8c0-4-2-8-8-8-5 0-10 6-10 11 0 3 2 7 7 7 6 0 11-4 11-10zM45 140c-3 14-14 26-26 26-2 0-5-1-7-2 6-2 7-7 7-10 0-4-4-7-8-7-5 0-11 5-11 11 0 8 8 13 20 13s34-7 41-31c6-23 12-47 17-70 1-3 1-4 1-8 0-11-9-18-21-18-22 0-34 27-34 30s2 3 3 3c3 0 3-1 4-4 5-11 15-23 27-23 4 0 6 3 6 9 0 3 0 5 0 6-6 25-13 50-19 75z">
              <text:p/>
            </draw:path>
            <draw:path draw:style-name="gr4" draw:text-style-name="P4" draw:layer="layout" svg:width="0.058cm" svg:height="0.132cm" svg:x="11.143cm" svg:y="10.636cm" svg:viewBox="0 0 59 133" svg:d="M54 7c0-3-2-7-8-7-5 0-11 5-11 11 0 3 3 7 8 7 6 0 11-5 11-11zM14 107c0 3-2 6-2 9 0 9 8 17 19 17 19 0 28-27 28-31 0-2-2-2-3-2-2 0-2 1-3 3-5 16-14 24-21 24-4 0-6-2-6-7s2-8 4-13 4-10 6-15 9-23 10-26c0-1 1-4 1-5 0-10-8-17-19-17-19 0-28 26-28 30 0 3 2 3 3 3 3 0 3-2 3-3 6-18 15-24 22-24 3 0 5 1 5 6s-2 8-7 20c-4 10-8 21-12 31z">
              <text:p/>
            </draw:path>
            <draw:path draw:style-name="gr4" draw:text-style-name="P4" draw:layer="layout" svg:width="0.011cm" svg:height="0.179cm" svg:x="11.292cm" svg:y="10.359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79cm" svg:x="11.292cm" svg:y="10.528cm" svg:viewBox="0 0 12 180" svg:d="M0 170c0 4 0 10 6 10s6-6 6-10c0-53 0-107 0-160 0-4 0-10-6-10s-6 6-6 10c0 53 0 107 0 160z">
              <text:p/>
            </draw:path>
            <draw:path draw:style-name="gr4" draw:text-style-name="P4" draw:layer="layout" svg:width="0.011cm" svg:height="0.18cm" svg:x="11.292cm" svg:y="10.696cm" svg:viewBox="0 0 12 181" svg:d="M0 170c0 5 0 11 6 11s6-6 6-11c0-53 0-106 0-160 0-4 0-10-6-10s-6 6-6 10c0 54 0 107 0 160z">
              <text:p/>
            </draw:path>
            <draw:path draw:style-name="gr4" draw:text-style-name="P4" draw:layer="layout" svg:width="0.129cm" svg:height="0.129cm" svg:x="11.359cm" svg:y="10.561cm" svg:viewBox="0 0 130 130" svg:d="M108 16c-15 5-15 18-15 19 0 4 2 13 13 13 12 0 21-10 21-22 0-15-15-26-39-26-57 0-88 44-88 81 0 25 15 49 59 49 7 0 27 0 44-7 16-6 27-18 27-21s-4-8-7-8c-1 0-2 1-4 4-15 16-37 21-59 21-18 0-28-9-28-25 0-11 7-44 16-60 11-19 28-24 40-24 3 0 13 0 20 6z">
              <text:p/>
            </draw:path>
            <draw:path draw:style-name="gr4" draw:text-style-name="P4" draw:layer="layout" svg:width="0.059cm" svg:height="0.131cm" svg:x="11.499cm" svg:y="10.6cm" svg:viewBox="0 0 60 132" svg:d="M55 7c0-3-2-7-8-7-5 0-11 5-11 10 0 4 2 8 8 8s11-5 11-11zM14 107c0 3-1 5-1 8 0 10 8 17 18 17 20 0 29-27 29-30 0-2-2-2-3-2-3 0-3 1-4 3-4 15-13 23-21 23-4 0-5-2-5-6 0-5 2-8 3-13 2-5 4-10 7-16 1-4 9-22 9-25 1-1 1-4 1-6 0-9-7-17-18-17-19 0-29 27-29 31 0 2 3 2 4 2 2 0 2-1 3-3 5-17 14-24 21-24 3 0 5 1 5 7 0 5-1 7-6 20-4 10-8 21-13 31z">
              <text:p/>
            </draw:path>
            <draw:path draw:style-name="gr4" draw:text-style-name="P4" draw:layer="layout" svg:width="0.106cm" svg:height="0.505cm" svg:x="11.593cm" svg:y="10.365cm" svg:viewBox="0 0 107 506" svg:d="M107 253c0-81-19-167-74-230-4-5-15-15-21-21-2-2-2-2-6-2-3 0-6 0-6 3 0 1 2 2 2 3 10 9 25 25 42 56 30 54 42 124 42 191 0 122-34 197-84 248-1 1-2 1-2 2 0 3 3 3 6 3 4 0 4 0 7-3 26-22 57-61 76-121 12-38 18-84 18-129z">
              <text:p/>
            </draw:path>
            <draw:path draw:style-name="gr4" draw:text-style-name="P4" draw:layer="layout" svg:width="0.145cm" svg:height="0.842cm" svg:x="11.761cm" svg:y="10.196cm" svg:viewBox="0 0 146 843" svg:d="M146 422c0-105-13-212-58-308-20-44-46-82-74-112-3-1-4-2-8-2s-6 0-6 3c0 1 1 3 2 3 26 33 49 69 65 108 37 86 52 187 52 308 0 119-14 224-56 316-16 36-37 69-62 99 0 1-1 3-1 4 0 2 2 2 6 2s4 0 5-1c14-16 18-17 40-48 49-69 74-151 87-235 6-45 8-91 8-137z">
              <text:p/>
            </draw:path>
          </draw:g>
        </draw:g>
        <draw:line draw:style-name="gr94" draw:text-style-name="P2" draw:layer="layout" svg:x1="10.7cm" svg:y1="11cm" svg:x2="11.7cm" svg:y2="11cm">
          <text:p/>
        </draw:line>
        <draw:line draw:style-name="gr92" draw:text-style-name="P2" draw:layer="layout" svg:x1="5.2cm" svg:y1="11cm" svg:x2="10.5cm" svg:y2="11cm">
          <text:p/>
        </draw:line>
        <draw:custom-shape draw:style-name="gr84" draw:text-style-name="P18" draw:layer="layout" svg:width="0.2cm" svg:height="0.2cm" svg:x="7.202cm" svg:y="11.00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\prod_{j=0}^{r-1}
p
\left(
\bm{b}^j_i 
\middle| 
\bm{c}_i
\right)§svg§600§TRUE§</svg:desc>
          <draw:g>
            <draw:path draw:style-name="gr4" draw:text-style-name="P4" draw:layer="layout" svg:width="0.09cm" svg:height="0.088cm" svg:x="1.431cm" svg:y="11.414cm" svg:viewBox="0 0 91 89" svg:d="M37 47c0-1 5-19 5-20s6-11 12-16c3-1 8-5 16-5 2 0 7 0 11 2-6 2-8 7-8 11s3 7 7 7 11-4 11-12c0-10-10-14-21-14-10 0-19 4-28 14-3-12-15-14-20-14-7 0-12 4-15 10-5 8-7 19-7 20 0 3 2 3 3 3 3 0 3-1 4-7 3-12 7-20 15-20 5 0 6 4 6 9 0 3-1 11-2 16-2 5-4 14-5 18-2 8-4 17-7 25 0 3-1 8-1 8 0 4 3 7 6 7s7-2 9-6c0-1 2-10 3-15 2-7 4-14 6-21z">
              <text:p/>
            </draw:path>
            <draw:path draw:style-name="gr4" draw:text-style-name="P4" draw:layer="layout" svg:width="0.132cm" svg:height="0.009cm" svg:x="1.553cm" svg:y="11.447cm" svg:viewBox="0 0 133 10" svg:d="M125 10c3 0 8 0 8-5s-5-5-8-5c-39 0-78 0-117 0-3 0-8 0-8 5s4 5 8 5c39 0 78 0 117 0z">
              <text:p/>
            </draw:path>
            <draw:path draw:style-name="gr4" draw:text-style-name="P4" draw:layer="layout" svg:width="0.07cm" svg:height="0.129cm" svg:x="1.729cm" svg:y="11.37cm" svg:viewBox="0 0 71 130" svg:d="M44 6c0-6 0-6-6-6-12 12-30 13-38 13 0 2 0 5 0 7 5 0 18 0 28-6 0 34 0 67 0 100 0 7 0 9-19 9-3 0-6 0-8 0 0 3 0 5 0 7 4 0 28 0 35 0 6 0 31 0 35 0 0-2 0-4 0-7-2 0-5 0-7 0-20 0-20-2-20-9 0-36 0-72 0-108z">
              <text:p/>
            </draw:path>
            <draw:path draw:style-name="gr4" draw:text-style-name="P4" draw:layer="layout" svg:width="0.327cm" svg:height="0.392cm" svg:x="1.456cm" svg:y="11.585cm" svg:viewBox="0 0 328 393" svg:d="M328 393c0-6 0-11 0-16-38 0-47-12-47-30 0-101 0-201 0-301 0-19 9-31 47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4" draw:text-style-name="P4" draw:layer="layout" svg:width="0.085cm" svg:height="0.169cm" svg:x="1.426cm" svg:y="12.053cm" svg:viewBox="0 0 86 170" svg:d="M86 7c0-3-2-7-8-7-5 0-11 6-11 10s3 8 8 8c6 0 11-5 11-11zM45 140c-3 13-14 25-26 25-2 0-5 0-7-1 6-3 7-7 7-11s-4-7-8-7c-6 0-11 6-11 12 0 7 8 12 19 12 12 0 35-7 41-31 6-23 12-47 18-70 0-3 1-4 1-7 0-11-9-19-21-19-22 0-34 28-34 31 0 2 2 2 3 2 3 0 3-1 4-3 5-11 15-24 27-24 4 0 6 3 6 9 0 3 0 5-1 7-6 25-12 50-18 75z">
              <text:p/>
            </draw:path>
            <draw:path draw:style-name="gr4" draw:text-style-name="P4" draw:layer="layout" svg:width="0.144cm" svg:height="0.052cm" svg:x="1.544cm" svg:y="12.107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4" draw:text-style-name="P4" draw:layer="layout" svg:width="0.09cm" svg:height="0.133cm" svg:x="1.713cm" svg:y="12.053cm" svg:viewBox="0 0 91 134" svg:d="M91 67c0-21-2-37-12-50-5-10-17-17-33-17-46 0-46 53-46 67s0 67 46 67c45 0 45-52 45-67zM46 129c-9 0-21-6-25-22-3-11-3-28-3-42 0-15 0-29 3-40 4-15 17-20 25-20 10 0 20 7 24 18 3 11 4 25 4 42 0 14 0 29-4 41-4 18-16 23-24 23z">
              <text:p/>
            </draw:path>
            <draw:path draw:style-name="gr4" draw:text-style-name="P4" draw:layer="layout" svg:width="0.146cm" svg:height="0.178cm" svg:x="1.857cm" svg:y="11.727cm" svg:viewBox="0 0 147 179" svg:d="M22 158c-3 10-3 12-16 12-3 0-6 0-6 5 0 2 2 4 4 4 7 0 15-2 23-2 10 0 19 2 28 2 2 0 5 0 5-6 0-3-2-3-6-3-15 0-15-2-15-5s12-48 15-55c3 8 11 17 25 17 33 0 68-41 68-82 0-27-16-45-37-45-15 0-28 10-37 21-3-15-15-21-26-21-13 0-18 11-21 16-4 10-8 26-8 27 0 3 3 3 4 3 2 0 2 0 4-6 4-20 10-34 20-34 5 0 9 3 9 13 0 7-1 10-1 15-11 41-22 83-32 124zM71 37c2-8 10-16 15-20 10-9 18-11 23-11 11 0 17 10 17 27s-8 49-14 59c-10 20-22 30-33 30-19 0-22-24-22-26 0-1 0-1 1-4 4-18 9-37 13-55z">
              <text:p/>
            </draw:path>
            <draw:path draw:style-name="gr4" draw:text-style-name="P4" draw:layer="layout" svg:width="0.105cm" svg:height="0.504cm" svg:x="2.105cm" svg:y="11.528cm" svg:viewBox="0 0 106 505" svg:d="M94 502c0 1 3 3 4 3 2 0 4 0 6 0 1 0 2 0 2-2s0-2 0-3c-11-10-26-25-43-56-30-54-41-123-41-191 0-124 35-198 84-247 0-1 0-2 0-3 0-3-1-3-4-3-4 0-5 0-8 2-26 24-56 63-76 122-12 37-18 82-18 129 0 66 12 142 56 207 8 11 18 22 18 23 3 3 7 7 9 9 4 4 8 7 11 10z">
              <text:p/>
            </draw:path>
            <draw:path draw:style-name="gr4" draw:text-style-name="P4" draw:layer="layout" svg:width="0.126cm" svg:height="0.196cm" svg:x="2.237cm" svg:y="11.657cm" svg:viewBox="0 0 127 197" svg:d="M64 10c2-4 1-4 2-5 0-4-4-5-7-5-1 0-1 0-2 0-12 1-24 1-36 2-4 0-9 0-9 8 0 5 6 5 7 5 3 0 8 0 12 1-2 10-5 22-8 32-6 26-13 52-19 78-4 16-4 19-4 25 0 36 26 46 47 46 51 0 80-46 80-83 0-35-25-46-49-46-13 0-24 5-31 9 6-23 11-45 17-67zM48 187c-11 0-20-6-20-24 0-9 2-19 5-28 2-10 7-29 9-38 2-5 18-19 35-19s19 15 19 21c0 15-10 49-14 60-10 23-26 28-34 28z">
              <text:p/>
            </draw:path>
            <draw:path draw:style-name="gr4" draw:text-style-name="P4" draw:layer="layout" svg:width="0.085cm" svg:height="0.169cm" svg:x="2.368cm" svg:y="11.587cm" svg:viewBox="0 0 86 170" svg:d="M86 7c0-3-2-7-7-7-6 0-11 5-11 10 0 4 2 8 8 8 5 0 10-5 10-11zM45 140c-3 13-14 25-25 25-3 0-6-1-7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4" draw:text-style-name="P4" draw:layer="layout" svg:width="0.059cm" svg:height="0.132cm" svg:x="2.378cm" svg:y="11.799cm" svg:viewBox="0 0 60 133" svg:d="M54 8c0-3-2-8-8-8-4 0-10 6-10 11 0 3 2 7 7 7 6 0 11-5 11-10zM14 108c0 2-1 5-1 8 0 9 8 17 18 17 20 0 29-27 29-31 0-2-2-1-3-2-3 0-3 1-4 3-5 16-14 24-21 24-4 0-5-2-5-7 0-4 1-8 3-12 2-6 4-11 6-16s10-22 10-25c0-2 1-5 1-6 0-10-8-17-18-17-20 0-29 26-29 30 0 3 2 3 3 3 3 0 3-2 4-3 5-17 14-24 21-24 3 0 5 1 5 6s-1 8-7 20c-4 11-8 21-12 32z">
              <text:p/>
            </draw:path>
            <draw:path draw:style-name="gr4" draw:text-style-name="P4" draw:layer="layout" svg:width="0.012cm" svg:height="0.18cm" svg:x="2.527cm" svg:y="11.523cm" svg:viewBox="0 0 13 181" svg:d="M0 170c0 4 0 11 6 11 7 0 7-6 7-11 0-53 0-106 0-160 0-4 0-10-7-10-6 0-6 6-6 10 0 54 0 107 0 160z">
              <text:p/>
            </draw:path>
            <draw:path draw:style-name="gr4" draw:text-style-name="P4" draw:layer="layout" svg:width="0.012cm" svg:height="0.179cm" svg:x="2.527cm" svg:y="11.691cm" svg:viewBox="0 0 13 180" svg:d="M0 169c0 5 0 11 6 11 7 0 7-6 7-11 0-53 0-106 0-159 0-4 0-10-7-10-6 0-6 6-6 10 0 53 0 106 0 159z">
              <text:p/>
            </draw:path>
            <draw:path draw:style-name="gr4" draw:text-style-name="P4" draw:layer="layout" svg:width="0.012cm" svg:height="0.179cm" svg:x="2.527cm" svg:y="11.86cm" svg:viewBox="0 0 13 180" svg:d="M0 169c0 5 0 11 6 11 7 0 7-6 7-11 0-53 0-106 0-159 0-4 0-10-7-10-6 0-6 6-6 10 0 53 0 106 0 159z">
              <text:p/>
            </draw:path>
            <draw:path draw:style-name="gr4" draw:text-style-name="P4" draw:layer="layout" svg:width="0.129cm" svg:height="0.128cm" svg:x="2.594cm" svg:y="11.725cm" svg:viewBox="0 0 130 129" svg:d="M108 15c-15 5-15 19-15 19 0 4 2 13 14 13 11 0 20-9 20-21 0-15-14-26-39-26-57 0-88 43-88 80 0 26 15 49 59 49 7 0 27 0 44-7 16-6 27-18 27-21s-4-7-7-7c-1 0-2 0-4 3-15 16-37 22-59 22-18 0-28-9-28-26 0-10 7-44 16-59 11-19 28-24 40-24 4 0 13 0 20 5z">
              <text:p/>
            </draw:path>
            <draw:path draw:style-name="gr4" draw:text-style-name="P4" draw:layer="layout" svg:width="0.059cm" svg:height="0.132cm" svg:x="2.733cm" svg:y="11.763cm" svg:viewBox="0 0 60 133" svg:d="M55 7c0-3-2-7-8-7-5 0-11 5-11 11 0 3 2 7 8 7s11-5 11-11zM14 107c0 3-1 5-1 9 0 9 8 17 19 17 19 0 28-27 28-31 0-2-2-2-3-2-3 0-3 1-4 3-4 16-13 24-21 24-4 0-5-3-5-7 0-5 2-8 3-13 3-5 4-10 7-15 1-5 9-23 9-26 1-1 1-4 1-5 0-10-7-17-18-17-19 0-29 26-29 30 0 2 3 2 4 2 2 0 2-1 3-2 5-18 14-24 21-24 3 0 6 0 6 6 0 5-2 7-7 20-4 10-8 21-13 31z">
              <text:p/>
            </draw:path>
            <draw:path draw:style-name="gr4" draw:text-style-name="P4" draw:layer="layout" svg:width="0.105cm" svg:height="0.504cm" svg:x="2.829cm" svg:y="11.528cm" svg:viewBox="0 0 106 505" svg:d="M106 253c0-81-19-167-74-230-4-4-14-15-21-21-2-2-2-2-6-2-3 0-5 0-5 3 0 1 1 3 2 3 9 10 24 25 41 56 31 54 42 123 42 191 0 122-34 196-84 247-1 1-1 2-1 3 0 2 2 2 5 2 4 0 4 0 7-1 26-24 57-63 76-122 12-38 18-84 18-129z">
              <text:p/>
            </draw:path>
          </draw:g>
        </draw:g>
        <draw:frame draw:style-name="gr93" draw:text-style-name="P6" draw:layer="layout" svg:width="0.633cm" svg:height="0.319cm" svg:x="3.187cm" svg:y="11.61cm">
          <draw:text-box>
            <text:p><text:span text:style-name="T2">:sim</text:span></text:p>
          </draw:text-box>
        </draw:frame>
        <draw:line draw:style-name="gr94" draw:text-style-name="P2" draw:layer="layout" svg:x1="1.393cm" svg:y1="12.3cm" svg:x2="3cm" svg:y2="12.3cm">
          <text:p/>
        </draw:line>
        <draw:custom-shape draw:style-name="gr89" draw:text-style-name="P20" draw:layer="layout" svg:width="0.2cm" svg:height="0.2cm" svg:x="1.995cm" svg:y="12.302cm">
          <text:p/>
          <draw:enhanced-geometry svg:viewBox="0 0 21600 21600" draw:type="rectangle" draw:enhanced-path="M 0 0 L 21600 0 21600 21600 0 21600 0 0 Z N"/>
        </draw:custom-shape>
        <draw:frame draw:style-name="gr159" draw:text-style-name="P7" draw:layer="layout" svg:width="2.593cm" svg:height="0.395cm" svg:x="13.088cm" svg:y="1.411cm">
          <draw:text-box>
            <text:p><text:span text:style-name="T3">[approximation?]</text:span></text:p>
          </draw:text-box>
        </draw:frame>
        <draw:g>
          <svg:title>TexMaths</svg:title>
          <svg:desc>8§display§\tilde{\bm{y}}^j 
\!=\! 
f_{\rm d}( \bm{y}^j )
\!\in\!
\mathbb{B}^{N_j}§svg§600§TRUE§</svg:desc>
          <draw:g>
            <draw:path draw:style-name="gr4" draw:text-style-name="P4" draw:layer="layout" svg:width="0.093cm" svg:height="0.025cm" svg:x="4.444cm" svg:y="11.654cm" svg:viewBox="0 0 94 26" svg:d="M94 5c-2-2-4-3-5-5 0 1-11 14-23 14-7 0-14-4-19-8-7-4-12-6-17-6-11 0-16 6-30 22 1 2 3 3 4 4 8-4 11-13 23-13 7 0 14 4 19 7 8 4 12 6 17 6 11 0 16-6 31-21z">
              <text:p/>
            </draw:path>
            <draw:path draw:style-name="gr4" draw:text-style-name="P4" draw:layer="layout" svg:width="0.153cm" svg:height="0.182cm" svg:x="4.394cm" svg:y="11.719cm" svg:viewBox="0 0 154 183" svg:d="M154 21c0-5 0-6 0-7 0-6-4-12-12-12-16 0-19 13-20 21-3 10-5 19-8 29-4 13-8 35-12 46-1 6-10 13-11 14-3 2-9 7-19 7-16 0-17-15-17-21 0-17 9-39 17-59 2-7 4-9 4-14 0-16-17-25-32-25-30 0-44 38-44 44 0 3 4 3 6 3 4 0 6 0 8-3 8-31 24-34 28-34 2 0 5 0 5 6s-3 14-5 18c-11 28-16 44-16 59 0 31 28 35 44 35 7 0 16 0 27-8-8 35-29 53-48 53-4 0-12-1-18-4 10-4 14-11 14-19 0-10-8-13-14-13-10 0-20 9-20 22 0 14 15 24 38 24 32 0 69-22 77-56 9-36 18-71 28-106z">
              <text:p/>
            </draw:path>
            <draw:path draw:style-name="gr4" draw:text-style-name="P4" draw:layer="layout" svg:width="0.085cm" svg:height="0.169cm" svg:x="4.561cm" svg:y="11.6cm" svg:viewBox="0 0 86 170" svg:d="M86 7c0-3-2-7-8-7-5 0-10 6-10 10s2 8 7 8c6 0 11-5 11-11zM45 140c-3 13-14 24-26 24-2 0-5-1-7-1 6-3 7-7 7-10 0-5-4-7-8-7-5 0-11 5-11 11 0 8 8 13 20 13s34-7 41-31c6-24 11-47 17-70 1-3 1-4 1-8 0-10-9-18-21-18-22 0-34 27-34 30s2 3 3 3c3 0 3-1 4-3 5-12 15-24 27-24 4 0 6 3 6 9 0 3 0 5 0 7-6 25-13 50-19 75z">
              <text:p/>
            </draw:path>
            <draw:path draw:style-name="gr4" draw:text-style-name="P4" draw:layer="layout" svg:width="0.186cm" svg:height="0.064cm" svg:x="4.727cm" svg:y="11.743cm" svg:viewBox="0 0 187 65" svg:d="M177 11c4 0 10 0 10-5 0-6-6-6-10-6-55 0-111 0-167 0-4 0-10 0-10 6 0 5 6 5 10 5 56 0 112 0 167 0zM177 65c4 0 10 0 10-5 0-6-6-6-10-6-55 0-111 0-167 0-4 0-10 0-10 6 0 5 6 5 10 5 56 0 112 0 167 0z">
              <text:p/>
            </draw:path>
            <draw:path draw:style-name="gr4" draw:text-style-name="P4" draw:layer="layout" svg:width="0.14cm" svg:height="0.253cm" svg:x="4.975cm" svg:y="11.648cm" svg:viewBox="0 0 141 254" svg:d="M89 85c8 0 16 0 24 0 5 0 8 0 8-5 0-3-3-3-7-3-8 0-16 0-24 0 2-11 4-22 6-32 1-6 5-26 7-29 3-6 7-10 13-10 1 0 9 0 14 5-12 2-16 11-16 15 0 7 6 10 11 10 7 0 16-6 16-17 0-13-14-19-25-19-10 0-27 6-36 33-2 6-2 8-9 44-6 0-13 0-19 0s-9 0-9 5c0 3 3 3 8 3 6 0 12 0 19 0-7 37-14 74-21 111-6 27-11 53-25 53-1 0-8 0-14-6 13-1 16-10 16-15 0-6-5-9-10-9-8 0-16 6-16 16 0 13 13 19 24 19 15 0 27-16 32-27 9-17 15-51 16-53 6-30 11-59 17-89z">
              <text:p/>
            </draw:path>
            <draw:path draw:style-name="gr4" draw:text-style-name="P4" draw:layer="layout" svg:width="0.105cm" svg:height="0.136cm" svg:x="5.107cm" svg:y="11.752cm" svg:viewBox="0 0 106 137" svg:d="M61 2c0 2 0 4 0 7 13 0 15 1 15 11 0 13 0 27 0 41-7-8-17-12-28-12-26 0-48 20-48 44 0 25 21 44 46 44 16 0 26-8 29-12 0 4 0 8 0 12 10 0 20-1 31-1 0-3 0-5 0-8-14 0-16-1-16-11 0-39 0-78 0-117-10 1-19 1-29 2zM75 115c-5 9-15 17-28 17-11 0-19-7-23-12-4-6-6-14-6-27 0-4 0-19 8-28 8-8 17-10 23-10 9 0 18 4 24 11 2 3 2 3 2 7 0 14 0 28 0 42z">
              <text:p/>
            </draw:path>
            <draw:path draw:style-name="gr4" draw:text-style-name="P4" draw:layer="layout" svg:width="0.065cm" svg:height="0.279cm" svg:x="5.264cm" svg:y="11.635cm" svg:viewBox="0 0 66 280" svg:d="M66 277c0-1 0-1-5-6-35-35-44-88-44-131 0-48 10-97 45-132 4-3 4-4 4-5 0-2-2-3-4-3s-28 19-44 55c-15 30-18 61-18 85 0 22 3 55 18 87 17 35 42 53 44 53s4-1 4-3z">
              <text:p/>
            </draw:path>
            <draw:path draw:style-name="gr4" draw:text-style-name="P4" draw:layer="layout" svg:width="0.154cm" svg:height="0.182cm" svg:x="5.354cm" svg:y="11.719cm" svg:viewBox="0 0 155 183" svg:d="M154 21c1-5 1-6 1-7 0-6-5-12-13-12-15 0-18 13-20 21-3 10-5 19-8 29-3 13-8 35-12 46-1 6-9 13-10 14-3 2-10 7-19 7-17 0-17-15-17-21 0-17 8-39 16-59 3-7 4-9 4-14 0-16-17-25-32-25-30 0-44 38-44 44 0 3 5 3 7 3 3 0 5 0 7-3 8-31 24-34 28-34 2 0 5 0 5 6s-3 14-5 18c-11 28-16 44-16 59 0 31 28 35 44 35 8 0 17 0 28-8-8 35-30 53-49 53-3 0-11-1-17-4 9-4 14-11 14-19 0-10-9-13-15-13-10 0-20 9-20 22 0 14 15 24 38 24 33 0 69-22 78-56 9-36 18-71 27-106z">
              <text:p/>
            </draw:path>
            <draw:path draw:style-name="gr4" draw:text-style-name="P4" draw:layer="layout" svg:width="0.085cm" svg:height="0.169cm" svg:x="5.522cm" svg:y="11.6cm" svg:viewBox="0 0 86 170" svg:d="M86 7c0-3-3-7-8-7s-11 6-11 10 3 8 8 8 11-5 11-11zM44 140c-3 13-14 24-25 24-3 0-5-1-7-1 5-3 6-7 6-10 0-5-4-7-7-7-6 0-11 5-11 11 0 8 7 13 19 13s35-7 41-31 12-47 18-70c0-3 0-4 0-8 0-10-8-18-20-18-22 0-35 27-35 30s3 3 3 3c3 0 3-1 4-3 5-12 16-24 27-24 5 0 7 3 7 9 0 3-1 5-1 7-6 25-13 50-19 75z">
              <text:p/>
            </draw:path>
            <draw:path draw:style-name="gr4" draw:text-style-name="P4" draw:layer="layout" svg:width="0.064cm" svg:height="0.279cm" svg:x="5.656cm" svg:y="11.635cm" svg:viewBox="0 0 65 280" svg:d="M65 140c0-22-3-55-19-87-16-35-40-53-44-53-1 0-2 2-2 3s0 2 5 7c28 27 44 71 44 130 0 48-11 97-46 133-3 3-3 3-3 4 0 2 1 3 2 3 4 0 28-19 45-54 15-31 18-63 18-86z">
              <text:p/>
            </draw:path>
            <draw:path draw:style-name="gr4" draw:text-style-name="P4" draw:layer="layout" svg:width="0.14cm" svg:height="0.161cm" svg:x="5.804cm" svg:y="11.694cm" svg:viewBox="0 0 141 162" svg:d="M131 87c5 0 10 0 10-6 0-5-5-5-10-5-40 0-79 0-119 0 3-38 35-65 75-65 15 0 29 0 44 0 5 0 10 0 10-5 0-6-5-6-10-6-15 0-30 0-45 0-48 0-86 37-86 81 0 45 38 81 86 81 15 0 30 0 45 0 5 0 10 0 10-6 0-5-5-5-10-5-15 0-29 0-44 0-40 0-72-27-75-64 40 0 79 0 119 0z">
              <text:p/>
            </draw:path>
            <draw:path draw:style-name="gr4" draw:text-style-name="P4" draw:layer="layout" svg:width="0.171cm" svg:height="0.19cm" svg:x="6.002cm" svg:y="11.653cm" svg:viewBox="0 0 172 191" svg:d="M37 26c0-4 0-11-3-16 11 0 21 0 31 0-4 4-4 10-4 14 0 48 0 96 0 143 0 4 0 10 4 15-10 0-20 0-31 0 3-5 3-12 3-16 0-47 0-94 0-140zM113 85c9-9 12-24 12-36 0-19-7-31-13-38 19 3 39 9 39 37 0 18-19 33-38 37zM71 25c0-6 0-8 4-11 1-1 5-4 12-4 12 0 27 10 27 39 0 32-16 38-43 39 0-21 0-42 0-63zM130 89c16-8 31-22 31-41 0-39-32-48-67-48-28 0-56 0-84 0-6 0-10 0-10 6 0 4 5 4 9 4 17 0 17 3 17 16 0 47 0 93 0 140 0 13 0 16-18 16-3 0-8 0-8 5 0 4 4 4 10 4 27 0 55 0 83 0 34 0 79-12 79-51 0-30-22-45-42-51zM71 167c0-23 0-47 0-70 23 0 32 0 41 7 10 8 11 27 11 36 0 10-1 42-36 42-16 0-16-10-16-15zM121 179c10-12 13-27 13-39 0-20-5-35-16-44 26 4 44 19 44 44 0 20-17 33-41 39z">
              <text:p/>
            </draw:path>
            <draw:path draw:style-name="gr4" draw:text-style-name="P4" draw:layer="layout" svg:width="0.174cm" svg:height="0.133cm" svg:x="6.2cm" svg:y="11.596cm" svg:viewBox="0 0 175 134" svg:d="M150 22c2-8 5-15 21-15 1 0 4 0 4-5 0 0-1-2-3-2-6 0-14 1-20 1-5 0-16-1-21-1-1 0-4 0-4 4 0 3 3 3 4 3 10 0 13 3 13 8 0 2 0 3-1 5-7 28-14 57-21 85-17-34-34-68-50-102-2-3-2-3-7-3-9 0-18 0-27 0-4 0-6 0-6 4 0 3 2 3 6 3s8 0 13 1c-9 35-17 70-26 104-3 8-6 14-21 15-2 0-4 0-4 4 0 2 2 3 2 3 8 0 15-1 21-1 5 0 16 1 21 1 2 0 4-2 4-5 0-2-2-2-5-2-12-1-12-6-12-9 0-1 0-2 1-5 8-33 17-66 25-99 19 38 38 77 57 116 2 3 3 4 5 4 3 0 3-1 4-5 9-36 18-72 27-107z">
              <text:p/>
            </draw:path>
            <draw:path draw:style-name="gr4" draw:text-style-name="P4" draw:layer="layout" svg:width="0.065cm" svg:height="0.121cm" svg:x="6.37cm" svg:y="11.665cm" svg:viewBox="0 0 66 122" svg:d="M66 6c0-4-2-6-6-6s-9 4-9 8c0 3 3 6 7 6s8-4 8-8zM36 100c-3 10-12 17-20 17-2 0-4-1-6-1 4-2 5-5 5-8 0-2-1-5-6-5s-9 5-9 9c0 6 6 10 16 10s28-6 32-22c4-17 9-34 13-51 0-1 1-2 1-4 0-8-8-14-18-14-17 0-27 19-27 22 0 2 1 1 2 2 3 0 3-1 3-2 7-14 16-17 21-17 6 0 7 5 7 7s0 3-1 4c-4 18-9 35-13 53z">
              <text:p/>
            </draw:path>
          </draw:g>
        </draw:g>
        <draw:line draw:style-name="gr94" draw:text-style-name="P2" draw:layer="layout" svg:x1="3.2cm" svg:y1="11.1cm" svg:x2="3.8cm" svg:y2="11.1cm">
          <text:p/>
        </draw:line>
        <draw:line draw:style-name="gr160" draw:text-style-name="P2" draw:layer="layout" svg:x1="3.5cm" svg:y1="11.1cm" svg:x2="3.5cm" svg:y2="11.3cm">
          <text:p/>
        </draw:line>
        <draw:line draw:style-name="gr160" draw:text-style-name="P2" draw:layer="layout" svg:x1="11.2cm" svg:y1="11cm" svg:x2="11.2cm" svg:y2="11.3cm">
          <text:p/>
        </draw:line>
        <draw:line draw:style-name="gr160" draw:text-style-name="P2" draw:layer="layout" svg:x1="3.5cm" svg:y1="11.3cm" svg:x2="11.2cm" svg:y2="11.3cm">
          <text:p/>
        </draw:line>
        <draw:g>
          <svg:title>TexMaths</svg:title>
          <svg:desc>8§display§\tilde{d}^j_i 
\!\in\!
\mathcal{D}§svg§600§TRUE§</svg:desc>
          <draw:g>
            <draw:path draw:style-name="gr4" draw:text-style-name="P4" draw:layer="layout" svg:width="0.093cm" svg:height="0.025cm" svg:x="9.423cm" svg:y="5.093cm" svg:viewBox="0 0 94 26" svg:d="M94 5c-2-2-3-3-4-5 0 1-12 14-24 14-6 0-13-4-18-7-8-5-13-7-18-7-10 0-16 6-30 22 2 2 3 3 5 4 8-4 10-13 23-13 6 0 14 4 18 7 8 5 12 6 17 6 11 0 16-6 31-21z">
              <text:p/>
            </draw:path>
            <draw:path draw:style-name="gr4" draw:text-style-name="P4" draw:layer="layout" svg:width="0.133cm" svg:height="0.196cm" svg:x="9.361cm" svg:y="5.16cm" svg:viewBox="0 0 134 197" svg:d="M134 3c0-1 0-3-4-3s-31 2-36 3c-2 0-4 2-4 5 0 4 3 4 8 4 12 0 13 2 13 4s0 4-1 6c-5 22-11 44-16 66-5-10-14-18-26-18-33 0-68 42-68 82 0 27 15 45 38 45 5 0 19-1 36-21 2 12 12 21 25 21 11 0 17-6 21-16 5-9 9-26 9-27 0-3-3-3-3-3-4 0-4 1-4 5-5 18-11 35-22 35-7 0-8-7-8-13s0-9 2-14c13-53 26-107 40-161zM75 160c-1 6-1 6-5 11-12 15-24 20-32 20-14 0-18-15-18-27 0-13 9-47 15-61 9-16 22-26 33-26 18 0 22 23 22 24 0 2 0 4 0 5-5 18-10 36-15 54z">
              <text:p/>
            </draw:path>
            <draw:path draw:style-name="gr4" draw:text-style-name="P4" draw:layer="layout" svg:width="0.085cm" svg:height="0.169cm" svg:x="9.496cm" svg:y="5.09cm" svg:viewBox="0 0 86 170" svg:d="M86 7c0-3-3-7-8-7s-11 6-11 10 3 8 8 8c6 0 11-5 11-11zM45 140c-4 13-15 24-26 24-2 0-5 0-7-1 5-3 6-7 6-10 0-5-3-7-7-7-6 0-11 5-11 11 0 7 7 13 19 13s35-7 41-31 12-47 18-70c0-3 1-4 1-8 0-10-9-18-21-18-22 0-35 28-35 30 0 3 2 2 3 3 3 0 4-1 4-3 6-12 16-24 28-24 4 0 6 3 6 9 0 3-1 5-1 7-6 25-12 50-18 75z">
              <text:p/>
            </draw:path>
            <draw:path draw:style-name="gr4" draw:text-style-name="P4" draw:layer="layout" svg:width="0.059cm" svg:height="0.131cm" svg:x="9.505cm" svg:y="5.302cm" svg:viewBox="0 0 60 132" svg:d="M54 7c0-3-2-7-7-7s-11 5-11 10c0 4 2 8 8 8s10-5 10-11zM14 107c0 2-1 5-1 8 0 10 8 17 18 17 20 0 29-27 29-31 0-2-2-2-3-2-3 0-3 2-4 3-4 16-13 24-21 24-4 0-5-2-5-6 0-5 2-9 3-13 2-6 4-10 7-16 1-5 9-22 9-25 1-1 1-4 1-6 0-9-8-17-18-17-19 0-29 27-29 30s2 2 3 3c3 0 3-1 4-3 5-17 14-24 21-24 3 0 5 1 5 7 0 4-1 7-6 19-4 11-8 21-13 32z">
              <text:p/>
            </draw:path>
            <draw:path draw:style-name="gr4" draw:text-style-name="P4" draw:layer="layout" svg:width="0.14cm" svg:height="0.161cm" svg:x="9.669cm" svg:y="5.203cm" svg:viewBox="0 0 141 162" svg:d="M130 86c5 0 11 0 11-5 0-6-6-6-11-6-39 0-79 0-119 0 4-37 36-64 75-64 15 0 30 0 44 0 5 0 11 0 11-5 0-6-6-6-11-6-14 0-29 0-44 0-48 0-86 36-86 81 0 44 38 81 86 81 15 0 30 0 44 0 5 0 11 0 11-6 0-5-6-5-11-5-14 0-29 0-44 0-39 0-71-27-75-65 40 0 80 0 119 0z">
              <text:p/>
            </draw:path>
            <draw:path draw:style-name="gr4" draw:text-style-name="P4" draw:layer="layout" svg:width="0.208cm" svg:height="0.19cm" svg:x="9.87cm" svg:y="5.163cm" svg:viewBox="0 0 209 191" svg:d="M52 191c65 0 157-50 157-126 0-25-12-41-25-50-24-15-50-15-77-15-24 0-41 0-64 10-37 16-43 39-43 42 0 1 2 2 3 2 4 0 11-4 13-5 6-4 7-6 9-11 4-12 12-21 47-23-5 58-19 112-38 161-11 4-18 10-18 12 0 3 1 3 6 3 10 0 20 0 30 0zM53 176c32-79 38-127 42-161 19 0 90 0 90 62 0 55-49 99-117 99-5 0-10 0-15 0z">
              <text:p/>
            </draw:path>
          </draw:g>
        </draw:g>
        <draw:g>
          <svg:title>TexMaths</svg:title>
          <svg:desc>8§display§i 
\!\in\! 
[n\!+\!1]§svg§600§TRUE§</svg:desc>
          <draw:g>
            <draw:path draw:style-name="gr4" draw:text-style-name="P4" draw:layer="layout" svg:width="0.073cm" svg:height="0.186cm" svg:x="9.361cm" svg:y="4.43cm" svg:viewBox="0 0 74 187" svg:d="M72 10c0-5-4-10-10-10-8 0-16 7-16 15 0 5 4 10 11 10 6 0 15-7 15-15zM50 115c4-8 4-9 7-16 1-6 3-10 3-15 0-12-9-23-23-23-27 0-37 41-37 43 0 3 2 2 3 3 3 0 3-1 5-5 7-26 18-35 28-35 2 0 7 0 7 10 0 5-1 11-3 14-2 7-14 40-19 52-3 7-7 16-7 22 0 13 10 22 24 22 26 0 36-40 36-43 0-2-2-2-3-2-3 0-3 1-5 5-4 17-14 35-28 35-5 0-7-3-7-10s2-11 8-28c4-10 8-19 11-29z">
              <text:p/>
            </draw:path>
            <draw:path draw:style-name="gr4" draw:text-style-name="P4" draw:layer="layout" svg:width="0.14cm" svg:height="0.161cm" svg:x="9.504cm" svg:y="4.463cm" svg:viewBox="0 0 141 162" svg:d="M130 87c5 0 11 0 11-6 0-5-6-5-11-5-39 0-79 0-119 0 4-38 36-64 76-64 15 0 29 0 43 0 5 0 11 0 11-6s-6-6-11-6c-14 0-29 0-44 0-48 0-86 37-86 81 0 45 38 81 86 81 15 0 30 0 44 0 5 0 11 0 11-6 0-5-6-5-11-5-14 0-28 0-43 0-40 0-72-27-76-64 40 0 80 0 119 0z">
              <text:p/>
            </draw:path>
            <draw:path draw:style-name="gr4" draw:text-style-name="P4" draw:layer="layout" svg:width="0.038cm" svg:height="0.278cm" svg:x="9.732cm" svg:y="4.405cm" svg:viewBox="0 0 39 279" svg:d="M39 279c0-4 0-7 0-11-9 0-18 0-28 0 0-86 0-171 0-257 10 0 19 0 28 0 0-4 0-7 0-11-13 0-26 0-39 0 0 93 0 186 0 279 13 0 26 0 39 0z">
              <text:p/>
            </draw:path>
            <draw:path draw:style-name="gr4" draw:text-style-name="P4" draw:layer="layout" svg:width="0.151cm" svg:height="0.125cm" svg:x="9.785cm" svg:y="4.491cm" svg:viewBox="0 0 152 126" svg:d="M16 107c-1 4-2 10-2 12 0 5 4 7 8 7s8-2 10-7c1-1 4-15 6-21 2-8 4-17 6-25 2-7 3-12 5-19 1-5 3-13 3-14 5-9 19-34 46-34 12 0 15 10 15 20 0 17-14 52-18 65-2 6-3 9-3 13 0 12 10 22 23 22 26 0 37-41 37-43s-3-2-3-2c-4 0-4 0-4 4-6 19-16 35-29 35-5 0-7-3-7-9 0-7 3-14 5-20 5-14 17-46 17-62 0-18-12-29-32-29-25 0-39 18-44 24-1-15-12-24-25-24-14 0-19 10-22 16-4 10-8 25-8 27s2 2 3 2c3 0 3 0 5-6 5-20 10-33 21-33 5 0 8 4 8 13 0 6-1 9-4 23-6 22-11 43-17 65z">
              <text:p/>
            </draw:path>
            <draw:path draw:style-name="gr4" draw:text-style-name="P4" draw:layer="layout" svg:width="0.185cm" svg:height="0.186cm" svg:x="9.977cm" svg:y="4.451cm" svg:viewBox="0 0 186 187" svg:d="M99 99c26 0 52 0 78 0 4 0 9 0 9-6 0-5-5-5-9-5-26 0-52 0-78 0 0-26 0-52 0-78 0-4 0-10-6-10s-6 6-6 10c0 26 0 52 0 78-26 0-52 0-78 0-4 0-9 0-9 5 0 6 5 6 9 6 26 0 52 0 78 0 0 26 0 52 0 78 0 4 0 10 6 10s6-6 6-10c0-26 0-52 0-78z">
              <text:p/>
            </draw:path>
            <draw:path draw:style-name="gr4" draw:text-style-name="P4" draw:layer="layout" svg:width="0.092cm" svg:height="0.186cm" svg:x="10.22cm" svg:y="4.428cm" svg:viewBox="0 0 93 187" svg:d="M58 7c0-6 0-7-7-7-17 18-42 18-51 18 0 3 0 6 0 9 6 0 22 0 37-7 0 48 0 96 0 144 0 10-1 14-27 14-3 0-5 0-8 0 0 3 0 6 0 9 9-2 34-2 45-2s35 0 46 2c0-3 0-6 0-9-3 0-7 0-10 0-25 0-25-3-25-14 0-52 0-104 0-157z">
              <text:p/>
            </draw:path>
            <draw:path draw:style-name="gr4" draw:text-style-name="P4" draw:layer="layout" svg:width="0.037cm" svg:height="0.278cm" svg:x="10.342cm" svg:y="4.405cm" svg:viewBox="0 0 38 279" svg:d="M38 0c-12 0-25 0-38 0 0 4 0 7 0 11 9 0 18 0 27 0 0 86 0 171 0 257-9 0-18 0-27 0 0 4 0 7 0 11 13 0 26 0 38 0 0-93 0-186 0-279z">
              <text:p/>
            </draw:path>
          </draw:g>
        </draw:g>
        <draw:g>
          <svg:title>TexMaths</svg:title>
          <svg:desc>8§display§\bm{b}^j_{i}
\!\in\!
\mathcal{B}§svg§600§TRUE§</svg:desc>
          <draw:g>
            <draw:path draw:style-name="gr4" draw:text-style-name="P4" draw:layer="layout" svg:width="0.126cm" svg:height="0.195cm" svg:x="9.361cm" svg:y="5.56cm" svg:viewBox="0 0 127 196" svg:d="M64 10c2-4 1-4 2-5 0-3-4-5-7-5-1 0-1 0-1 0-13 1-25 1-37 2-4 0-9 0-9 8 0 5 6 5 7 5 3 0 8 0 12 1-2 10-5 22-8 32-6 26-13 52-19 77-4 15-4 19-4 26 0 35 26 45 48 45 50 0 79-45 79-83 0-34-25-45-49-45-13 0-24 5-30 9 5-23 11-45 16-67zM48 186c-10 0-20-6-20-23 0-9 3-19 5-28 3-10 8-30 9-38 2-5 18-20 35-20s19 16 19 22c0 14-10 49-14 60-10 22-25 27-34 27z">
              <text:p/>
            </draw:path>
            <draw:path draw:style-name="gr4" draw:text-style-name="P4" draw:layer="layout" svg:width="0.085cm" svg:height="0.169cm" svg:x="9.493cm" svg:y="5.49cm" svg:viewBox="0 0 86 170" svg:d="M86 7c0-3-3-7-8-7s-11 6-11 10 3 8 8 8 11-5 11-11zM44 140c-3 13-14 24-25 24-3 0-5 0-7-1 5-3 6-7 6-10 0-5-3-7-7-7-6 0-11 5-11 11 0 7 7 13 19 13s35-7 41-31 12-47 18-70c0-3 0-4 0-8 0-10-8-18-20-18-22 0-35 28-35 30 0 3 2 2 3 3 3 0 3-1 4-3 5-12 16-24 27-24 5 0 7 3 7 9 0 3-1 5-1 7-6 25-13 50-19 75z">
              <text:p/>
            </draw:path>
            <draw:path draw:style-name="gr4" draw:text-style-name="P4" draw:layer="layout" svg:width="0.059cm" svg:height="0.131cm" svg:x="9.502cm" svg:y="5.702cm" svg:viewBox="0 0 60 132" svg:d="M54 7c0-3-2-7-8-7-4 0-10 5-10 10 0 4 2 8 7 8 7 0 11-5 11-11zM14 107c0 2-1 5-1 8 0 10 8 17 18 17 20 0 29-27 29-31 0-2-2-1-3-2-3 0-3 2-4 3-5 16-13 24-21 24-4 0-5-2-5-6 0-5 2-9 3-13 2-6 4-10 7-16 1-5 9-22 9-25 0-1 1-4 1-6 0-9-8-17-18-17-20 0-29 27-29 30s2 2 3 3c3 0 3-1 4-3 5-17 14-24 21-24 3 0 5 1 5 7 0 4-1 7-6 19-4 11-8 21-13 32z">
              <text:p/>
            </draw:path>
            <draw:path draw:style-name="gr4" draw:text-style-name="P4" draw:layer="layout" svg:width="0.139cm" svg:height="0.161cm" svg:x="9.666cm" svg:y="5.603cm" svg:viewBox="0 0 140 162" svg:d="M130 86c5 0 10 0 10-5 0-6-5-6-10-6-39 0-79 0-119 0 3-37 36-64 75-64 15 0 30 0 44 0 5 0 10 0 10-5 0-6-5-6-10-6-15 0-30 0-44 0-48 0-86 36-86 81 0 44 38 81 86 81 14 0 29 0 44 0 5 0 10 0 10-6 0-5-5-5-10-5-14 0-29 0-44 0-39 0-72-27-75-65 40 0 80 0 119 0z">
              <text:p/>
            </draw:path>
            <draw:path draw:style-name="gr4" draw:text-style-name="P4" draw:layer="layout" svg:width="0.177cm" svg:height="0.203cm" svg:x="9.869cm" svg:y="5.557cm" svg:viewBox="0 0 178 204" svg:d="M70 7c1-3 1-3 1-5 0-1-1-2-3-2-3 0-12 4-18 7-12 7-23 11-23 17 0 2 2 2 3 2 4 0 11-4 16-7-4 27-10 63-15 87-10 48-16 65-29 92-2 2-1 2-2 3 0 3 2 3 3 3 4 0 16-6 21-14 3-6 14-26 22-59 7-24 17-61 37-89 13-19 25-27 43-27 15 0 28 10 28 25 0 25-26 33-56 43-3 1-22 8-22 15 0 2 2 2 2 2 2 0 8-1 14-1 29 0 51 17 51 43 0 34-29 46-55 46-22 0-32-12-35-16-2-1-2-2-4-2-7 0-20 9-20 14 0 0 10 20 41 20 40 0 97-28 97-74 0-23-15-41-44-46 23-10 55-30 55-56 0-16-13-28-34-28-10 0-46 2-79 44 2-12 3-25 5-37z">
              <text:p/>
            </draw:path>
          </draw:g>
        </draw:g>
        <draw:g>
          <svg:title>TexMaths</svg:title>
          <svg:desc>8§display§\bm{c}_{i}
\!\in\!
\mathbb{B}^{k_{\rm a}}§svg§600§TRUE§</svg:desc>
          <draw:g>
            <draw:path draw:style-name="gr4" draw:text-style-name="P4" draw:layer="layout" svg:width="0.129cm" svg:height="0.127cm" svg:x="9.361cm" svg:y="6.017cm" svg:viewBox="0 0 130 128" svg:d="M108 15c-15 5-15 18-15 19 0 4 3 13 14 13 12 0 20-10 20-21 0-15-14-26-39-26-56 0-88 43-88 80 0 25 16 48 60 48 7 0 26 0 43-7 16-6 27-17 27-21 0-2-4-7-6-7s-3 1-5 3c-15 16-37 22-59 22-18 0-27-10-27-26 0-10 7-43 15-59 11-19 29-23 40-23 4 0 13 0 20 5z">
              <text:p/>
            </draw:path>
            <draw:path draw:style-name="gr4" draw:text-style-name="P4" draw:layer="layout" svg:width="0.058cm" svg:height="0.131cm" svg:x="9.502cm" svg:y="6.055cm" svg:viewBox="0 0 59 132" svg:d="M54 7c0-3-2-7-8-7-5 0-11 5-11 10 0 4 3 8 8 8 6 0 11-5 11-11zM14 107c0 2-1 5-1 8 0 9 7 17 18 17 20 0 28-28 28-31 0-2-2-2-3-2-2 0-2 1-3 3-5 16-14 24-21 24-4 0-5-2-5-7 0-4 1-8 3-12 2-6 4-11 6-16s9-22 10-25c0-1 1-4 1-6 0-9-8-17-19-17-19 0-28 27-28 30s2 3 3 3c3 0 3-1 3-3 6-17 15-24 22-24 3 0 5 1 5 7 0 4-2 7-7 19-4 11-8 21-12 32z">
              <text:p/>
            </draw:path>
            <draw:path draw:style-name="gr4" draw:text-style-name="P4" draw:layer="layout" svg:width="0.14cm" svg:height="0.161cm" svg:x="9.64cm" svg:y="5.992cm" svg:viewBox="0 0 141 162" svg:d="M131 86c5 0 10 0 10-5 0-6-5-6-10-6-40 0-79 0-119 0 3-38 35-64 75-64 15 0 29 0 44 0 5 0 10 0 10-5 0-6-5-6-10-6-15 0-30 0-45 0-48 0-86 36-86 81 0 44 38 81 86 81 15 0 30 0 45 0 5 0 10 0 10-6 0-5-5-5-10-5-15 0-29 0-44 0-40 0-72-27-75-65 40 0 79 0 119 0z">
              <text:p/>
            </draw:path>
            <draw:path draw:style-name="gr4" draw:text-style-name="P4" draw:layer="layout" svg:width="0.171cm" svg:height="0.19cm" svg:x="9.837cm" svg:y="5.952cm" svg:viewBox="0 0 172 191" svg:d="M37 26c0-4 0-11-3-16 11 0 21 0 32 0-4 4-4 10-4 14 0 48 0 96 0 143 0 4 0 10 4 15-11 0-21 0-32 0 3-6 3-12 3-16 0-47 0-94 0-140zM113 84c9-9 12-23 12-35 0-19-6-31-12-38 19 2 39 9 39 37 0 17-20 32-39 36zM71 25c0-6 0-9 4-12 2 0 6-3 12-3 13 0 28 10 28 39 0 31-16 38-44 39 0-21 0-42 0-63zM130 89c16-8 31-22 31-41 0-39-32-48-66-48-28 0-57 0-85 0-5 0-10 0-10 5s5 5 10 5c16 0 17 3 17 16 0 47 0 93 0 139 0 14-1 17-18 17-3 0-9 0-9 5 0 4 5 4 10 4 28 0 56 0 83 0 35 0 79-13 79-52 0-29-21-45-42-50zM71 167c0-23 0-47 0-70 22 0 32 0 41 7 11 8 12 26 12 35 0 11-1 43-36 43-17 0-17-11-17-15zM121 178c11-11 12-26 12-39 0-19-4-34-15-43 26 4 44 19 44 43 0 21-17 33-41 39z">
              <text:p/>
            </draw:path>
            <draw:path draw:style-name="gr4" draw:text-style-name="P4" draw:layer="layout" svg:width="0.096cm" svg:height="0.137cm" svg:x="10.037cm" svg:y="5.892cm" svg:viewBox="0 0 97 138" svg:d="M46 6c0 0 1-2 1-3s-1-3-3-3c-4 0-20 2-25 2-1 0-5 0-5 4s4 4 6 4c10 0 10 0 10 2s-1 3-1 5c-10 36-19 73-28 110-1 4-1 4-1 5 0 3 2 6 6 6 6 0 8-4 9-9 1-1 9-35 10-37 14 1 25 5 25 16 0 0 0 1 0 4-1 3-1 4-1 5 0 15 12 21 21 21 19 0 17-20 25-30 0-3-2-2-3-3-3 0-3 1-4 5-2 8-8 22-18 22-4 0-6-4-6-10 0-3 0-4 1-9 0-1 1-4 1-6 0-17-24-20-32-20 6-4 13-10 16-14 10-8 20-18 31-18 2 0 5 1 7 2-9 2-10 8-10 12s3 7 8 7c4 0 11-4 11-13 0-6-5-14-15-14-12 0-22 8-32 18-8 8-15 14-23 17 7-26 13-52 19-78z">
              <text:p/>
            </draw:path>
            <draw:path draw:style-name="gr4" draw:text-style-name="P4" draw:layer="layout" svg:width="0.078cm" svg:height="0.063cm" svg:x="10.153cm" svg:y="5.993cm" svg:viewBox="0 0 79 64" svg:d="M62 21c0-14-14-21-32-21-8 0-24 0-24 12 0 6 4 8 7 8 4 0 7-3 7-8 0-3-2-5-3-6 5-1 12-1 13-1 12 0 20 6 20 16 0 1 0 2 0 4-14 1-22 1-32 5-10 3-18 9-18 18 0 13 16 16 27 16s19-4 24-11c1 4 4 10 11 10 1 0 17 0 17-13 0-2 0-5 0-8-2 0-4 0-6 0 0 3 0 5 0 7s0 8-6 8c-5 0-5-6-5-8 0-9 0-19 0-28zM50 42c0 16-17 17-21 17-8 0-16-4-16-11 0-5 3-18 37-19 0 4 0 9 0 13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836 110" svg:d="M0 0h278 278 280v36 36 38h-278-278-280v-36-36z"/>
    <draw:marker draw:name="Arrowheads_20_4" draw:display-name="Arrowheads 4" svg:viewBox="0 0 20 13" svg:d="M0 13l10-13 10 13z"/>
    <draw:marker draw:name="Arrowheads_20_5" draw:display-name="Arrowheads 5" svg:viewBox="0 0 20 13" svg:d="M0 13l10-13 10 13z"/>
    <draw:marker draw:name="Arrowheads_20_6" draw:display-name="Arrowheads 6" svg:viewBox="0 0 20 13" svg:d="M0 13l10-13 10 13z"/>
    <draw:marker draw:name="Arrowheads_20_7" draw:display-name="Arrowheads 7" svg:viewBox="0 0 20 13" svg:d="M0 13l10-13 10 13z"/>
    <draw:marker draw:name="Arrowheads_20_8" draw:display-name="Arrowheads 8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11-24T08:05:38.554427782</meta:creation-date>
    <dc:date>2025-01-13T10:16:54.692988437</dc:date>
    <meta:editing-duration>P2DT21H13S</meta:editing-duration>
    <meta:editing-cycles>271</meta:editing-cycles>
    <meta:generator>LibreOffice/7.2.6.2$MacOSX_AARCH64 LibreOffice_project/b0ec3a565991f7569a5a7f5d24fed7f52653d754</meta:generator>
    <meta:document-statistic meta:object-count="7571"/>
  </office:meta>
</office:document-meta>
</file>